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120202096DE.jpg" manifest:media-type="image/jpeg"/>
  <manifest:file-entry manifest:full-path="Pictures/100000000000011E00000037D92AF1D8.jpg" manifest:media-type="image/jpeg"/>
  <manifest:file-entry manifest:full-path="Pictures/100000000000127900000151F55D059D.jpg" manifest:media-type="image/jpeg"/>
  <manifest:file-entry manifest:full-path="Pictures/1000000000001275000001D24B13F352.jpg" manifest:media-type="image/jpeg"/>
  <manifest:file-entry manifest:full-path="Pictures/1000000000001279000002B9078AE111.jpg" manifest:media-type="image/jpeg"/>
  <manifest:file-entry manifest:full-path="Pictures/1000000000000166000000374A931DC6.jpg" manifest:media-type="image/jpeg"/>
  <manifest:file-entry manifest:full-path="Pictures/10000000000012750000020FA3654A0B.jpg" manifest:media-type="image/jpeg"/>
  <manifest:file-entry manifest:full-path="Pictures/1000000000001279000004214E750E9E.jpg" manifest:media-type="image/jpeg"/>
  <manifest:file-entry manifest:full-path="Pictures/1000000000001279000003340F1AA310.jpg" manifest:media-type="image/jpeg"/>
  <manifest:file-entry manifest:full-path="Pictures/100000000000127900000334CCC382BF.jpg" manifest:media-type="image/jpeg"/>
  <manifest:file-entry manifest:full-path="Pictures/10000000000012790000015667BE344A.jpg" manifest:media-type="image/jpeg"/>
  <manifest:file-entry manifest:full-path="Pictures/1000000000001279000000DBB9F0957C.jpg" manifest:media-type="image/jpeg"/>
  <manifest:file-entry manifest:full-path="Pictures/100000000000127900000426EAD4FF3D.jpg" manifest:media-type="image/jpeg"/>
  <manifest:file-entry manifest:full-path="Pictures/1000000000001275000001D826DBD979.jpg" manifest:media-type="image/jpeg"/>
  <manifest:file-entry manifest:full-path="Pictures/1000000000001275000002868BB32C5B.jpg" manifest:media-type="image/jpeg"/>
  <manifest:file-entry manifest:full-path="Pictures/1000000000001279000004205E967BB8.jpg" manifest:media-type="image/jpeg"/>
  <manifest:file-entry manifest:full-path="Pictures/100000000000127900000427BB5BA13D.jpg" manifest:media-type="image/jpeg"/>
  <manifest:file-entry manifest:full-path="Pictures/100000000000127900000426EA5A6B69.jpg" manifest:media-type="image/jpeg"/>
  <manifest:file-entry manifest:full-path="Pictures/1000000000001275000003AB89DDF898.jpg" manifest:media-type="image/jpeg"/>
  <manifest:file-entry manifest:full-path="Pictures/10000000000012750000011B3D6B2AEE.jpg" manifest:media-type="image/jpeg"/>
  <manifest:file-entry manifest:full-path="Pictures/100000000000127900000426D2D833F8.jpg" manifest:media-type="image/jpeg"/>
  <manifest:file-entry manifest:full-path="Pictures/1000000000001279000004271E2ED46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2e6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212529" loext:decorative="false"/>
    </style:style>
    <style:style style:name="gr4" style:family="graphic" style:parent-style-name="standard">
      <style:graphic-properties draw:stroke="none" draw:fill="solid" draw:fill-color="#0d6efd" loext:decorative="false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4758ab" loext:decorative="false"/>
    </style:style>
    <style:style style:name="gr7" style:family="graphic" style:parent-style-name="standard">
      <style:graphic-properties draw:stroke="none" draw:fill="solid" draw:fill-color="#003b4f" loext:decorative="false"/>
    </style:style>
    <style:style style:name="gr8" style:family="graphic" style:parent-style-name="standard">
      <style:graphic-properties draw:stroke="none" draw:fill="solid" draw:fill-color="#657422" loext:decorative="false"/>
    </style:style>
    <style:style style:name="gr9" style:family="graphic" style:parent-style-name="standard">
      <style:graphic-properties draw:stroke="none" draw:fill="solid" draw:fill-color="#20794d" loext:decorative="false"/>
    </style:style>
    <style:style style:name="gr10" style:family="graphic" style:parent-style-name="standard">
      <style:graphic-properties draw:stroke="none" draw:fill="solid" draw:fill-color="#5e5e5e" loext:decorative="false"/>
    </style:style>
    <style:style style:name="gr11" style:family="graphic" style:parent-style-name="standard">
      <style:graphic-properties draw:stroke="none" draw:fill="solid" draw:fill-color="#8f5902" loext:decorative="false"/>
    </style:style>
    <style:style style:name="gr12" style:family="graphic" style:parent-style-name="standard">
      <style:graphic-properties draw:stroke="solid" svg:stroke-width="0.029cm" svg:stroke-color="#212529" draw:stroke-linejoin="miter" svg:stroke-linecap="butt" draw:fill="non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draw:stroke="none" draw:fill="solid" draw:fill-color="#ad0000" loext:decorative="false"/>
    </style:style>
    <style:style style:name="P1" style:family="paragraph">
      <loext:graphic-properties draw:fill="solid" draw:fill-color="#dee2e6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12529"/>
    </style:style>
    <style:style style:name="P4" style:family="paragraph">
      <loext:graphic-properties draw:fill="solid" draw:fill-color="#0d6efd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4758ab"/>
    </style:style>
    <style:style style:name="P7" style:family="paragraph">
      <loext:graphic-properties draw:fill="solid" draw:fill-color="#003b4f"/>
    </style:style>
    <style:style style:name="P8" style:family="paragraph">
      <loext:graphic-properties draw:fill="solid" draw:fill-color="#657422"/>
    </style:style>
    <style:style style:name="P9" style:family="paragraph">
      <loext:graphic-properties draw:fill="solid" draw:fill-color="#20794d"/>
    </style:style>
    <style:style style:name="P10" style:family="paragraph">
      <loext:graphic-properties draw:fill="solid" draw:fill-color="#5e5e5e"/>
    </style:style>
    <style:style style:name="P11" style:family="paragraph">
      <loext:graphic-properties draw:fill="solid" draw:fill-color="#8f5902"/>
    </style:style>
    <style:style style:name="P12" style:family="paragraph">
      <loext:graphic-properties draw:fill="solid" draw:fill-color="#ad0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028cm" svg:height="0.03cm" svg:x="3.996cm" svg:y="6.485cm" svg:viewBox="0 0 20029 31" draw:points="0,0 20029,0 20029,31 0,31">
          <text:p/>
        </draw:polygon>
        <draw:frame draw:style-name="gr2" draw:text-style-name="P2" draw:layer="layout" svg:width="20.044cm" svg:height="1.426cm" svg:x="3.996cm" svg:y="6.93cm">
          <draw:image xlink:href="Pictures/100000000000127900000151F55D059D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3cm" svg:x="3.996cm" svg:y="10.066cm" svg:viewBox="0 0 20029 31" draw:points="0,0 20029,0 20029,31 0,31">
          <text:p/>
        </draw:polygon>
        <draw:frame draw:style-name="gr2" draw:text-style-name="P2" draw:layer="layout" svg:width="20.044cm" svg:height="2.954cm" svg:x="3.996cm" svg:y="10.507cm">
          <draw:image xlink:href="Pictures/1000000000001279000002B9078AE111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3cm" svg:x="3.996cm" svg:y="18.194cm" svg:viewBox="0 0 20029 31" draw:points="0,0 20029,0 20029,31 0,31">
          <text:p/>
        </draw:polygon>
        <draw:frame draw:style-name="gr2" draw:text-style-name="P2" draw:layer="layout" svg:width="20.027cm" svg:height="1.976cm" svg:x="3.996cm" svg:y="18.639cm">
          <draw:image xlink:href="Pictures/1000000000001275000001D24B13F352.jpg" xlink:type="simple" xlink:show="embed" xlink:actuate="onLoad" draw:mime-type="image/jpeg">
            <text:p/>
          </draw:image>
        </draw:frame>
        <draw:polygon draw:style-name="gr3" draw:text-style-name="P3" draw:layer="layout" svg:width="0.191cm" svg:height="0.271cm" svg:x="3.987cm" svg:y="4.177cm" svg:viewBox="0 0 192 272" draw:points="192,30 111,30 111,272 80,272 80,30 0,30 0,0 192,0">
          <text:p/>
        </draw:polygon>
        <draw:path draw:style-name="gr3" draw:text-style-name="P3" draw:layer="layout" svg:width="0.161cm" svg:height="0.288cm" svg:x="4.216cm" svg:y="4.16cm" svg:viewBox="0 0 162 289" svg:d="M162 289h-30v-110c0-43-17-64-46-64-13 0-26 9-40 17-8 13-16 30-16 47v110h-30v-289h30v128h4c12-26 35-38 65-38 42 0 63 25 63 80z">
          <text:p/>
        </draw:path>
        <draw:path draw:style-name="gr3" draw:text-style-name="P3" draw:layer="layout" svg:width="0.038cm" svg:height="0.284cm" svg:x="4.432cm" svg:y="4.164cm" svg:viewBox="0 0 39 285" svg:d="M21 42c-8 0-12-4-17-8-4-4-4-9-4-13 0-8 0-13 4-17 5-4 9-4 17-4 4 0 9 0 14 4 4 4 4 9 4 17 0 4 0 9-4 13-5 4-10 8-14 8zM35 285h-31v-196h31z">
          <text:p/>
        </draw:path>
        <draw:path draw:style-name="gr3" draw:text-style-name="P3" draw:layer="layout" svg:width="0.131cm" svg:height="0.203cm" svg:x="4.517cm" svg:y="4.249cm" svg:viewBox="0 0 132 204" svg:d="M0 191v-33c18 12 39 21 60 21 26 0 38-9 38-30 0-4 0-8-4-13 0-4-4-4-8-8-5-5-9-5-13-9-4 0-13-5-17-5-8-4-17-8-25-13-5-4-9-4-13-12-9-5-9-9-13-13 0-4-5-13-5-21 0-9 5-17 9-21 5-9 9-13 17-22 5-4 13-4 22-8 12-4 21-4 29-4 17 0 30 4 47 8v34c-17-13-34-17-51-17-4 0-13 0-17 4-4 0-8 0-13 5 0 4-4 4-4 8-4 4-4 9-4 13s0 8 4 12c0 5 4 5 4 9 5 4 9 4 17 8 4 0 9 5 17 5 9 4 13 8 21 12 9 0 13 5 17 9 5 4 9 13 13 18 0 4 4 13 4 21 0 9-4 17-8 26-4 4-9 12-17 16-4 5-13 9-26 9-8 4-17 4-25 4-21 0-38-4-56-13z">
          <text:p/>
        </draw:path>
        <draw:path draw:style-name="gr3" draw:text-style-name="P3" draw:layer="layout" svg:width="0.178cm" svg:height="0.288cm" svg:x="4.801cm" svg:y="4.249cm" svg:viewBox="0 0 179 289" svg:d="M34 169h-4v120h-30v-285h30v34h4c12-26 34-38 64-38 26 0 47 8 60 25 17 17 21 42 21 72s-9 60-21 77c-17 21-38 29-69 29-26 0-43-8-55-34zM30 93v25c0 17 8 30 16 43 13 13 26 17 39 17 22 0 35-9 47-21 9-17 17-35 17-60 0-21-4-38-17-51-8-12-21-21-39-21-21 0-34 9-47 21-8 13-16 26-16 47z">
          <text:p/>
        </draw:path>
        <draw:path draw:style-name="gr3" draw:text-style-name="P3" draw:layer="layout" svg:width="0.102cm" svg:height="0.199cm" svg:x="5.03cm" svg:y="4.249cm" svg:viewBox="0 0 103 200" svg:d="M103 39c-5-4-13-10-26-10-14 0-22 10-35 23-8 12-13 29-13 50v98h-29v-196h29v43c5-18 13-26 22-35 8-8 22-12 30-12 9 0 17 4 22 4z">
          <text:p/>
        </draw:path>
        <draw:path draw:style-name="gr3" draw:text-style-name="P3" draw:layer="layout" svg:width="0.191cm" svg:height="0.203cm" svg:x="5.153cm" svg:y="4.249cm" svg:viewBox="0 0 192 204" svg:d="M94 204c-31 0-52-8-69-25-17-21-25-43-25-73 0-34 8-60 25-77 17-21 43-29 73-29s51 8 68 25c17 21 26 42 26 76 0 31-9 57-26 74-21 21-42 29-72 29zM94 25c-17 0-35 9-48 21-8 13-17 34-17 55 0 27 9 44 17 57 13 12 31 21 48 21 21 0 38-9 46-21 13-13 17-30 17-57 0-25-4-42-17-55-8-12-25-21-46-21z">
          <text:p/>
        </draw:path>
        <draw:path draw:style-name="gr3" draw:text-style-name="P3" draw:layer="layout" svg:width="0.178cm" svg:height="0.292cm" svg:x="5.377cm" svg:y="4.249cm" svg:viewBox="0 0 179 293" svg:d="M179 182c0 72-34 111-101 111-22 0-44-8-65-18v-29c26 12 48 16 65 16 50 0 72-25 72-76v-21c-17 25-39 38-68 38-21 0-43-8-60-25-13-17-22-43-22-68 0-34 9-59 26-81 17-21 39-29 64-29 26 0 47 12 60 34v-30h29zM150 110v-26c0-17-5-29-17-42-9-8-22-17-38-17-17 0-34 9-44 21-12 17-17 34-17 60 0 21 5 38 13 51 14 12 26 21 43 21s34-9 43-17c12-13 17-30 17-51z">
          <text:p/>
        </draw:path>
        <draw:path draw:style-name="gr3" draw:text-style-name="P3" draw:layer="layout" svg:width="0.102cm" svg:height="0.199cm" svg:x="5.619cm" svg:y="4.249cm" svg:viewBox="0 0 103 200" svg:d="M103 39c-5-4-13-10-23-10-12 0-25 10-33 23-9 12-13 29-13 50v98h-34v-196h34v43c4-18 13-26 21-35 8-8 17-12 30-12 9 0 13 4 18 4z">
          <text:p/>
        </draw:path>
        <draw:path draw:style-name="gr3" draw:text-style-name="P3" draw:layer="layout" svg:width="0.152cm" svg:height="0.203cm" svg:x="5.742cm" svg:y="4.249cm" svg:viewBox="0 0 153 204" svg:d="M153 200h-29v-30c-18 21-35 34-65 34-17 0-34-4-42-17-13-8-17-21-17-38 0-39 21-60 64-65l60-8c0-34-13-51-44-51-21 0-42 9-63 26v-34c21-9 42-17 68-17 47 0 68 25 68 72zM124 101l-48 5c-17 4-25 8-34 13-8 4-12 13-12 26s4 17 12 25c5 5 17 9 26 9 17 0 29-4 38-17 14-9 18-26 18-43z">
          <text:p/>
        </draw:path>
        <draw:path draw:style-name="gr3" draw:text-style-name="P3" draw:layer="layout" svg:width="0.275cm" svg:height="0.199cm" svg:x="5.954cm" svg:y="4.249cm" svg:viewBox="0 0 276 200" svg:d="M276 200h-29v-110c0-22-4-38-14-47-4-14-17-18-34-18-13 0-21 10-34 22-8 9-13 26-13 43v110h-29v-115c0-38-17-60-47-60-13 0-25 10-34 18-8 13-12 30-12 47v110h-30v-196h30v31c17-23 33-35 63-35 13 0 25 4 34 12 8 5 17 17 21 31 13-31 34-43 64-43 43 0 64 25 64 81z">
          <text:p/>
        </draw:path>
        <draw:path draw:style-name="gr3" draw:text-style-name="P3" draw:layer="layout" svg:width="0.102cm" svg:height="0.199cm" svg:x="6.394cm" svg:y="4.249cm" svg:viewBox="0 0 103 200" svg:d="M103 39c-4-4-13-10-25-10-13 0-21 10-34 23-9 12-13 29-13 50v98h-31v-196h31v43c4-18 13-26 21-35 9-8 21-12 30-12 8 0 17 4 21 4z">
          <text:p/>
        </draw:path>
        <draw:path draw:style-name="gr3" draw:text-style-name="P3" draw:layer="layout" svg:width="0.169cm" svg:height="0.203cm" svg:x="6.518cm" svg:y="4.249cm" svg:viewBox="0 0 170 204" svg:d="M170 110h-141c0 22 9 39 17 52 13 13 30 17 47 17 21 0 42-9 59-21v29c-17 13-38 17-68 17-25 0-46-8-63-25-13-17-21-43-21-78 0-29 8-55 25-72 17-21 38-29 64-29 25 0 42 8 59 25 14 17 22 38 22 68zM135 84c0-21-4-33-12-42-9-13-22-17-34-17-17 0-30 9-39 17-12 9-17 25-21 42z">
          <text:p/>
        </draw:path>
        <draw:path draw:style-name="gr3" draw:text-style-name="P3" draw:layer="layout" svg:width="0.152cm" svg:height="0.203cm" svg:x="6.717cm" svg:y="4.249cm" svg:viewBox="0 0 153 204" svg:d="M153 200h-29v-30c-13 21-34 34-60 34-22 0-35-4-47-17-9-8-17-21-17-38 0-39 21-60 64-65l60-8c0-34-13-51-38-51-26 0-48 9-65 26v-34c17-9 39-17 65-17 46 0 67 25 67 72zM124 101l-47 5c-13 4-25 8-35 13-4 4-8 13-8 26s4 17 8 25c10 5 18 9 31 9s25-4 38-17c9-9 13-26 13-43z">
          <text:p/>
        </draw:path>
        <draw:path draw:style-name="gr3" draw:text-style-name="P3" draw:layer="layout" svg:width="0.178cm" svg:height="0.292cm" svg:x="6.916cm" svg:y="4.16cm" svg:viewBox="0 0 179 293" svg:d="M179 289h-30v-34c-17 25-39 38-69 38-25 0-42-8-59-25-13-17-21-43-21-72 0-30 8-55 25-77 17-21 38-29 64-29 27 0 48 12 60 34v-124h30zM149 200v-26c0-17-4-29-17-42-8-8-22-17-39-17s-34 9-42 21c-13 13-17 34-17 60 0 21 4 38 13 51 12 12 25 21 42 21s35-9 43-21c13-9 17-26 17-47z">
          <text:p/>
        </draw:path>
        <draw:path draw:style-name="gr3" draw:text-style-name="P3" draw:layer="layout" svg:width="0.131cm" svg:height="0.203cm" svg:x="7.145cm" svg:y="4.249cm" svg:viewBox="0 0 132 204" svg:d="M0 191v-33c17 12 38 21 59 21 26 0 38-9 38-30 0-4 0-8 0-13-4-4-8-4-12-8-4-5-9-5-13-9-4 0-13-5-17-5-9-4-17-8-21-13-9-4-13-4-17-12-4-5-9-9-13-13 0-4 0-13 0-21 0-9 0-17 4-21 5-9 9-13 17-22 9-4 17-4 26-8 8-4 17-4 25-4 17 0 34 4 47 8v34c-17-13-30-17-51-17-4 0-9 0-17 4-4 0-9 0-9 5-4 4-8 4-8 8-4 4-4 9-4 13s0 8 4 12c0 5 4 5 8 9 0 4 5 4 13 8 4 0 9 5 17 5 9 4 17 8 21 12 9 0 13 5 17 9 5 4 9 13 14 18 4 4 4 13 4 21 0 9-4 17-9 26-4 4-9 12-17 16-4 5-13 9-21 9-13 4-22 4-30 4-21 0-38-4-55-13z">
          <text:p/>
        </draw:path>
        <draw:path draw:style-name="gr3" draw:text-style-name="P3" draw:layer="layout" svg:width="0.178cm" svg:height="0.292cm" svg:x="7.416cm" svg:y="4.16cm" svg:viewBox="0 0 179 293" svg:d="M179 289h-31v-34c-16 25-38 38-68 38-25 0-42-8-59-25-12-17-21-43-21-72 0-30 9-55 25-77 17-21 39-29 64-29 26 0 47 12 59 34v-124h31zM148 200v-26c0-17-4-29-16-42-9-8-22-17-39-17s-34 9-42 21c-13 13-17 34-17 60 0 21 4 38 13 51 12 12 25 21 42 21s34-9 43-21c12-9 16-26 16-47z">
          <text:p/>
        </draw:path>
        <draw:path draw:style-name="gr3" draw:text-style-name="P3" draw:layer="layout" svg:width="0.153cm" svg:height="0.203cm" svg:x="7.645cm" svg:y="4.249cm" svg:viewBox="0 0 154 204" svg:d="M154 200h-30v-30h-4c-13 21-30 34-60 34-17 0-34-4-43-17-13-8-17-21-17-38 0-39 21-60 65-65l59-8c0-34-13-51-42-51-22 0-43 9-65 26v-34c22-9 43-17 69-17 46 0 68 25 68 72zM124 101l-47 5c-17 4-25 8-34 13-8 4-13 13-13 26s5 17 13 25c5 5 13 9 26 9 17 0 30-4 38-17 8-9 17-26 17-43z">
          <text:p/>
        </draw:path>
        <draw:path draw:style-name="gr3" draw:text-style-name="P3" draw:layer="layout" svg:width="0.115cm" svg:height="0.254cm" svg:x="7.831cm" svg:y="4.198cm" svg:viewBox="0 0 116 255" svg:d="M116 251c-8 0-17 4-31 4-34 0-50-18-50-56v-119h-35v-25h35v-47l33-8v55h48v25h-48v111c0 12 0 25 5 29 4 5 12 9 22 9 8 0 17-4 21-9z">
          <text:p/>
        </draw:path>
        <draw:path draw:style-name="gr3" draw:text-style-name="P3" draw:layer="layout" svg:width="0.157cm" svg:height="0.203cm" svg:x="7.971cm" svg:y="4.249cm" svg:viewBox="0 0 158 204" svg:d="M158 200h-34v-30c-12 21-33 34-59 34-22 0-35-4-48-17-8-8-17-21-17-38 0-39 22-60 69-65l55-8c0-34-12-51-38-51s-48 9-64 26v-34c16-9 43-17 69-17 42 0 67 25 67 72zM124 101l-46 5c-13 4-27 8-31 13-9 4-13 13-13 26s4 17 9 25c8 5 17 9 30 9s26-4 39-17c8-9 12-26 12-43z">
          <text:p/>
        </draw:path>
        <draw:path draw:style-name="gr3" draw:text-style-name="P3" draw:layer="layout" svg:width="0.152cm" svg:height="0.203cm" svg:x="8.277cm" svg:y="4.249cm" svg:viewBox="0 0 153 204" svg:d="M153 200h-30v-30c-12 21-33 34-59 34-21 0-34-4-46-17-14-8-18-21-18-38 0-39 22-60 64-65l59-8c0-34-12-51-38-51-25 0-46 9-63 26v-34c17-9 38-17 63-17 47 0 68 25 68 72zM123 101l-46 5c-13 4-25 8-34 13-4 4-8 13-8 26s0 17 8 25c9 5 17 9 25 9 17 0 30-4 39-17 12-9 16-26 16-43z">
          <text:p/>
        </draw:path>
        <draw:path draw:style-name="gr3" draw:text-style-name="P3" draw:layer="layout" svg:width="0.161cm" svg:height="0.199cm" svg:x="8.489cm" svg:y="4.249cm" svg:viewBox="0 0 162 200" svg:d="M162 200h-30v-110c0-43-17-65-47-65-12 0-26 10-39 18-8 13-12 30-12 47v110h-34v-196h34v35c12-27 33-39 64-39 21 0 38 8 47 21 12 14 17 35 17 60z">
          <text:p/>
        </draw:path>
        <draw:path draw:style-name="gr3" draw:text-style-name="P3" draw:layer="layout" svg:width="0.178cm" svg:height="0.292cm" svg:x="8.696cm" svg:y="4.16cm" svg:viewBox="0 0 179 293" svg:d="M179 289h-29v-34c-17 25-39 38-68 38-27 0-44-8-60-25-13-17-22-43-22-72 0-30 9-55 26-77 12-21 38-29 64-29s47 12 60 34v-124h29zM150 200v-26c0-17-5-29-17-42-9-8-22-17-39-17-21 0-34 9-47 21-9 13-17 34-17 60 0 21 8 38 17 51 13 12 26 21 43 21s30-9 43-21c12-9 17-26 17-47z">
          <text:p/>
        </draw:path>
        <draw:path draw:style-name="gr3" draw:text-style-name="P3" draw:layer="layout" svg:width="0.102cm" svg:height="0.199cm" svg:x="9.044cm" svg:y="4.249cm" svg:viewBox="0 0 103 200" svg:d="M103 39c-5-4-14-10-27-10-12 0-21 10-30 23-12 12-17 29-17 50v98h-29v-196h29v43h5c4-18 8-26 17-35 13-8 21-12 34-12 8 0 13 4 18 4z">
          <text:p/>
        </draw:path>
        <draw:path draw:style-name="gr3" draw:text-style-name="P3" draw:layer="layout" svg:width="0.161cm" svg:height="0.199cm" svg:x="9.175cm" svg:y="4.253cm" svg:viewBox="0 0 162 200" svg:d="M162 196h-29v-30h-5c-12 21-29 34-60 34-47 0-68-25-68-81v-119h30v111c0 43 17 64 46 64 18 0 31-4 40-17 12-13 17-26 17-43v-115h29z">
          <text:p/>
        </draw:path>
        <draw:path draw:style-name="gr3" draw:text-style-name="P3" draw:layer="layout" svg:width="0.161cm" svg:height="0.199cm" svg:x="9.4cm" svg:y="4.249cm" svg:viewBox="0 0 162 200" svg:d="M162 200h-30v-110c0-43-17-65-46-65-17 0-30 10-39 18-12 13-16 30-16 47v110h-31v-196h31v35c16-27 38-39 63-39 21 0 38 8 51 21 9 14 17 35 17 60z">
          <text:p/>
        </draw:path>
        <draw:path draw:style-name="gr3" draw:text-style-name="P3" draw:layer="layout" svg:width="0.127cm" svg:height="0.203cm" svg:x="9.608cm" svg:y="4.249cm" svg:viewBox="0 0 128 204" svg:d="M0 191v-33c17 12 33 21 55 21 29 0 42-9 42-30 0-4-4-8-4-13-5-4-5-4-9-8-4-5-8-5-17-9-4 0-8-5-17-5-8-4-17-8-21-13-8-4-12-4-17-12-4-5-8-9-8-13-4-4-4-13-4-21 0-9 0-17 4-21 4-9 13-13 17-22 8-4 17-4 25-8 9-4 17-4 30-4 12 0 29 4 43 8v34c-14-13-31-17-47-17-9 0-13 0-17 4-5 0-9 0-13 5-4 4-4 4-9 8 0 4-4 9-4 13s4 8 4 12c5 5 5 5 9 9s8 4 13 8c4 0 12 5 17 5 8 4 16 8 25 12 4 0 14 5 18 9s9 13 9 18c4 4 4 13 4 21 0 9 0 17-4 26-5 4-13 12-19 16-8 5-17 9-25 9-8 4-17 4-30 4-21 0-38-4-50-13z">
          <text:p/>
        </draw:path>
        <draw:path draw:style-name="gr3" draw:text-style-name="P3" draw:layer="layout" svg:width="0.152cm" svg:height="0.203cm" svg:x="9.875cm" svg:y="4.249cm" svg:viewBox="0 0 153 204" svg:d="M153 200h-29v-30c-13 21-34 34-61 34-21 0-34-4-47-17-8-8-16-21-16-38 0-39 21-60 63-65l61-8c0-34-13-51-39-51s-47 9-64 26v-34c17-9 38-17 64-17 47 0 68 25 68 72zM124 101l-48 5c-13 4-26 8-34 13-4 4-9 13-9 26s5 17 9 25c8 5 17 9 30 9s26-4 39-17c8-9 13-26 13-43z">
          <text:p/>
        </draw:path>
        <draw:path draw:style-name="gr3" draw:text-style-name="P3" draw:layer="layout" svg:width="0.115cm" svg:height="0.254cm" svg:x="10.171cm" svg:y="4.198cm" svg:viewBox="0 0 116 255" svg:d="M116 251c-9 0-17 4-30 4-34 0-51-18-51-56v-119h-35v-25h35v-47l30-8v55h51v25h-51v111c0 12 4 25 8 29 5 5 9 9 22 9 8 0 12-4 21-9z">
          <text:p/>
        </draw:path>
        <draw:path draw:style-name="gr3" draw:text-style-name="P3" draw:layer="layout" svg:width="0.272cm" svg:height="0.195cm" svg:x="10.298cm" svg:y="4.253cm" svg:viewBox="0 0 273 196" svg:d="M273 0l-60 196h-29l-43-141c0-4 0-8 0-17h-4c0 4 0 9 0 17l-47 141h-30l-60-196h34l39 149c4 5 4 9 4 17 0-8 4-12 4-17l47-149h26l42 149c0 5 0 9 0 17h5c0-4 0-12 4-17l38-149z">
          <text:p/>
        </draw:path>
        <draw:path draw:style-name="gr3" draw:text-style-name="P3" draw:layer="layout" svg:width="0.195cm" svg:height="0.203cm" svg:x="10.591cm" svg:y="4.249cm" svg:viewBox="0 0 196 204" svg:d="M97 204c-29 0-50-8-67-25-17-21-30-43-30-73 0-34 13-60 30-77 17-21 42-29 72-29 29 0 50 8 67 25 19 21 27 42 27 76 0 31-8 57-31 74-17 21-38 29-68 29zM97 25c-17 0-33 9-46 21-13 13-17 34-17 55 0 27 4 44 17 57 13 12 29 21 46 21 22 0 39-9 47-21 13-13 17-30 17-57 0-25-4-42-17-55-8-12-25-21-47-21z">
          <text:p/>
        </draw:path>
        <draw:polygon draw:style-name="gr3" draw:text-style-name="P3" draw:layer="layout" svg:width="0.106cm" svg:height="0.025cm" svg:x="10.828cm" svg:y="4.326cm" svg:viewBox="0 0 107 26" draw:points="0,0 107,0 107,26 0,26">
          <text:p/>
        </draw:polygon>
        <draw:path draw:style-name="gr3" draw:text-style-name="P3" draw:layer="layout" svg:width="0.131cm" svg:height="0.203cm" svg:x="10.977cm" svg:y="4.249cm" svg:viewBox="0 0 132 204" svg:d="M0 191v-33c16 12 38 21 59 21 25 0 39-9 39-30 0-4 0-8-4-13 0-4-6-4-10-8-4-5-8-5-12-9-5 0-13-5-17-5-9-4-17-8-26-13-4-4-8-4-13-12-8-5-8-9-12-13 0-4-4-13-4-21 0-9 4-17 8-21 4-9 8-13 17-22 4-4 13-4 21-8 13-4 21-4 30-4 18 0 30 4 47 8v34c-17-13-35-17-51-17-5 0-13 0-17 4-5 0-9 0-13 5 0 4-4 4-4 8-5 4-5 9-5 13s0 8 5 12c0 5 4 5 4 9 4 4 8 4 17 8 4 0 8 5 17 5 8 4 12 8 22 12 8 0 13 5 17 9s8 13 13 18c0 4 4 13 4 21 0 9-4 17-9 26-4 4-8 12-17 16-4 5-12 9-26 9-8 4-17 4-25 4-22 0-39-4-55-13z">
          <text:p/>
        </draw:path>
        <draw:path draw:style-name="gr3" draw:text-style-name="P3" draw:layer="layout" svg:width="0.157cm" svg:height="0.203cm" svg:x="11.138cm" svg:y="4.249cm" svg:viewBox="0 0 158 204" svg:d="M158 200h-34v-30c-13 21-34 34-60 34-21 0-34-4-46-17-10-8-18-21-18-38 0-39 22-60 69-65l55-8c0-34-13-51-38-51-26 0-47 9-64 26v-34c17-9 42-17 64-17 46 0 72 25 72 72zM124 101l-47 5c-13 4-26 8-30 13-8 4-12 13-12 26s4 17 8 25c8 5 17 9 30 9s25-4 38-17c8-9 13-26 13-43z">
          <text:p/>
        </draw:path>
        <draw:path draw:style-name="gr3" draw:text-style-name="P3" draw:layer="layout" svg:width="0.275cm" svg:height="0.199cm" svg:x="11.35cm" svg:y="4.249cm" svg:viewBox="0 0 276 200" svg:d="M276 200h-30v-110c0-22-4-38-8-47-9-14-17-18-34-18-13 0-25 10-34 22-8 9-13 26-13 43v110h-33v-115c0-38-13-60-43-60-12 0-26 10-35 18-8 13-13 30-13 47v110h-33v-196h33v31c13-23 36-35 61-35 13 0 25 4 34 12 13 5 17 17 21 31 17-31 38-43 64-43 42 0 63 25 63 81z">
          <text:p/>
        </draw:path>
        <draw:path draw:style-name="gr3" draw:text-style-name="P3" draw:layer="layout" svg:width="0.182cm" svg:height="0.288cm" svg:x="11.685cm" svg:y="4.249cm" svg:viewBox="0 0 183 289" svg:d="M33 169v120h-33v-285h33v34c13-26 40-38 69-38 26 0 43 8 60 25 12 17 21 42 21 72s-9 60-26 77c-16 21-38 29-63 29-26 0-48-8-61-34zM33 93v25c0 17 5 30 13 43 14 13 27 17 43 17 17 0 34-9 43-21 13-17 17-35 17-60 0-21-4-38-17-51-9-12-21-21-38-21s-34 9-44 21c-12 13-17 26-17 47z">
          <text:p/>
        </draw:path>
        <draw:polygon draw:style-name="gr3" draw:text-style-name="P3" draw:layer="layout" svg:width="0.034cm" svg:height="0.289cm" svg:x="11.912cm" svg:y="4.161cm" svg:viewBox="0 0 35 290" draw:points="0,0 35,0 35,290 0,290">
          <text:p/>
        </draw:polygon>
        <draw:path draw:style-name="gr3" draw:text-style-name="P3" draw:layer="layout" svg:width="0.169cm" svg:height="0.203cm" svg:x="11.994cm" svg:y="4.249cm" svg:viewBox="0 0 170 204" svg:d="M170 110h-136c0 22 4 39 17 52s25 17 47 17 43-9 60-21v29c-17 13-38 17-69 17-25 0-47-8-64-25s-25-43-25-78c0-29 8-55 25-72 17-21 39-29 64-29 26 0 48 8 60 25 17 17 21 38 21 68zM141 84c0-21-4-33-13-42-8-13-21-17-39-17-13 0-25 9-38 17-9 9-13 25-17 42z">
          <text:p/>
        </draw:path>
        <draw:path draw:style-name="gr3" draw:text-style-name="P3" draw:layer="layout" svg:width="0.114cm" svg:height="0.254cm" svg:x="12.295cm" svg:y="4.198cm" svg:viewBox="0 0 115 255" svg:d="M115 251c-8 0-17 4-29 4-35 0-52-18-52-56v-119h-34v-25h34v-47l29-8v55h52v25h-52v111c0 12 5 25 9 29 5 5 9 9 22 9 9 0 13-4 21-9z">
          <text:p/>
        </draw:path>
        <draw:polygon draw:style-name="gr3" draw:text-style-name="P3" draw:layer="layout" svg:width="0.11cm" svg:height="0.025cm" svg:x="12.441cm" svg:y="4.326cm" svg:viewBox="0 0 111 26" draw:points="0,0 111,0 111,26 0,26">
          <text:p/>
        </draw:polygon>
        <draw:path draw:style-name="gr3" draw:text-style-name="P3" draw:layer="layout" svg:width="0.11cm" svg:height="0.254cm" svg:x="12.583cm" svg:y="4.198cm" svg:viewBox="0 0 111 255" svg:d="M111 251c-4 0-17 4-25 4-34 0-55-18-55-56v-119h-31v-25h31v-47l34-8v55h46v25h-46v111c0 12 0 25 4 29 4 5 13 9 25 9 5 0 13-4 17-9z">
          <text:p/>
        </draw:path>
        <draw:path draw:style-name="gr3" draw:text-style-name="P3" draw:layer="layout" svg:width="0.17cm" svg:height="0.203cm" svg:x="12.723cm" svg:y="4.249cm" svg:viewBox="0 0 171 204" svg:d="M171 110h-137c0 22 5 39 18 52 8 13 25 17 46 17 22 0 39-9 60-21v29c-17 13-43 17-68 17-30 0-51-8-65-25-16-17-25-43-25-78 0-29 9-55 25-72 18-21 40-29 65-29s47 8 59 25c13 17 22 38 22 68zM137 84c0-21-5-33-13-42-9-13-17-17-34-17-13 0-25 9-38 17-9 9-18 25-18 42z">
          <text:p/>
        </draw:path>
        <draw:path draw:style-name="gr3" draw:text-style-name="P3" draw:layer="layout" svg:width="0.131cm" svg:height="0.203cm" svg:x="12.927cm" svg:y="4.249cm" svg:viewBox="0 0 132 204" svg:d="M0 191v-33c16 12 38 21 59 21 25 0 38-9 38-30 0-4 0-8-4-13 0-4-5-4-9-8-4-5-8-5-13-9-4 0-12-5-16-5-9-4-17-8-26-13-4-4-8-4-13-12-8-5-8-9-12-13 0-4-4-13-4-21 0-9 4-17 8-21 4-9 8-13 17-22 4-4 13-4 21-8 13-4 21-4 30-4 17 0 29 4 47 8v34c-18-13-35-17-52-17-4 0-12 0-16 4-5 0-9 0-13 5 0 4-4 4-4 8-5 4-5 9-5 13s0 8 5 12c0 5 4 5 4 9 4 4 8 4 17 8 4 0 8 5 17 5 8 4 12 8 21 12 8 0 14 5 18 9s8 13 13 18c0 4 4 13 4 21 0 9-4 17-9 26-4 4-8 12-18 16-4 5-12 9-25 9-9 4-17 4-25 4-22 0-39-4-55-13z">
          <text:p/>
        </draw:path>
        <draw:path draw:style-name="gr3" draw:text-style-name="P3" draw:layer="layout" svg:width="0.114cm" svg:height="0.254cm" svg:x="13.079cm" svg:y="4.198cm" svg:viewBox="0 0 115 255" svg:d="M115 251c-8 0-16 4-30 4-34 0-51-18-51-56v-119h-34v-25h34v-47l34-8v55h47v25h-47v111c0 12 0 25 4 29 4 5 13 9 22 9s17-4 21-9z">
          <text:p/>
        </draw:path>
        <draw:path draw:style-name="gr3" draw:text-style-name="P3" draw:layer="layout" svg:width="0.043cm" svg:height="0.042cm" svg:x="13.227cm" svg:y="4.41cm" svg:viewBox="0 0 44 43" svg:d="M22 43c-9 0-13-4-17-4-5-4-5-13-5-17 0-5 0-14 5-18 4-4 8-4 17-4 5 0 9 0 13 4s9 13 9 18c0 4-5 13-9 17-4 0-8 4-13 4z">
          <text:p/>
        </draw:path>
        <draw:path draw:style-name="gr3" draw:text-style-name="P3" draw:layer="layout" svg:width="0.203cm" svg:height="0.28cm" svg:x="13.414cm" svg:y="4.172cm" svg:viewBox="0 0 204 281" svg:d="M204 264c-21 13-46 17-76 17-38 0-73-13-94-38s-34-55-34-99c0-42 13-76 38-105 25-26 61-39 99-39 29 0 50 5 67 9v34c-21-9-42-13-67-13-30 0-56 9-78 30-17 21-25 46-25 84 0 31 8 61 25 78 17 21 44 30 73 30 26 0 51-5 72-17z">
          <text:p/>
        </draw:path>
        <draw:path draw:style-name="gr3" draw:text-style-name="P3" draw:layer="layout" svg:width="0.195cm" svg:height="0.203cm" svg:x="13.651cm" svg:y="4.249cm" svg:viewBox="0 0 196 204" svg:d="M99 204c-30 0-51-8-68-25-18-21-31-43-31-73 0-34 13-60 31-77 17-21 42-29 72-29s51 8 68 25c17 21 25 42 25 76 0 31-8 57-29 74-17 21-39 29-68 29zM99 25c-17 0-34 9-47 21-12 13-17 34-17 55 0 27 5 44 17 57 13 12 30 21 47 21 21 0 38-9 46-21 13-13 17-30 17-57 0-25-4-42-17-55-8-12-25-21-46-21z">
          <text:p/>
        </draw:path>
        <draw:path draw:style-name="gr3" draw:text-style-name="P3" draw:layer="layout" svg:width="0.161cm" svg:height="0.199cm" svg:x="13.893cm" svg:y="4.249cm" svg:viewBox="0 0 162 200" svg:d="M162 200h-30v-110c0-43-17-65-47-65-13 0-26 10-38 18-9 13-13 30-13 47v110h-34v-196h34v35c13-27 34-39 63-39 23 0 40 8 48 21 13 14 17 35 17 60z">
          <text:p/>
        </draw:path>
        <draw:path draw:style-name="gr3" draw:text-style-name="P3" draw:layer="layout" svg:width="0.132cm" svg:height="0.203cm" svg:x="14.1cm" svg:y="4.249cm" svg:viewBox="0 0 133 204" svg:d="M0 191v-33c17 12 39 21 56 21 29 0 42-9 42-30 0-4 0-8-4-13 0-4-4-4-9-8-4-5-8-5-12-9-5 0-13-5-17-5-9-4-17-8-26-13-4-4-8-4-17-12-4-5-4-9-8-13 0-4-5-13-5-21 0-9 5-17 9-21 4-9 8-13 17-22 4-4 13-4 21-8 13-4 21-4 30-4 17 0 30 4 48 8v34c-18-13-35-17-52-17-5 0-13 0-17 4-4 0-9 0-13 5 0 4-4 4-4 8-4 4-4 9-4 13s0 8 4 12c0 5 4 5 4 9 4 4 9 4 13 8 8 0 12 5 21 5 8 4 13 8 21 12 9 0 13 5 18 9 4 4 9 13 13 18 0 4 4 13 4 21 0 9-4 17-8 26-5 4-9 12-18 16-5 5-13 9-26 9-8 4-17 4-25 4-21 0-39-4-56-13z">
          <text:p/>
        </draw:path>
        <draw:path draw:style-name="gr3" draw:text-style-name="P3" draw:layer="layout" svg:width="0.161cm" svg:height="0.199cm" svg:x="14.274cm" svg:y="4.253cm" svg:viewBox="0 0 162 200" svg:d="M162 196h-30v-30c-13 21-34 34-59 34-47 0-73-25-73-81v-119h30v111c0 43 17 64 51 64 13 0 25-4 34-17 13-13 17-26 17-43v-115h30z">
          <text:p/>
        </draw:path>
        <draw:polygon draw:style-name="gr3" draw:text-style-name="P3" draw:layer="layout" svg:width="0.034cm" svg:height="0.289cm" svg:x="14.499cm" svg:y="4.161cm" svg:viewBox="0 0 35 290" draw:points="0,0 35,0 35,290 0,290">
          <text:p/>
        </draw:polygon>
        <draw:path draw:style-name="gr3" draw:text-style-name="P3" draw:layer="layout" svg:width="0.11cm" svg:height="0.254cm" svg:x="14.571cm" svg:y="4.198cm" svg:viewBox="0 0 111 255" svg:d="M111 251c-4 0-17 4-25 4-34 0-51-18-51-56v-119h-35v-25h35v-47l30-8v55h46v25h-46v111c0 12 0 25 4 29 4 5 13 9 25 9 5 0 13-4 17-9z">
          <text:p/>
        </draw:path>
        <draw:path draw:style-name="gr3" draw:text-style-name="P3" draw:layer="layout" svg:width="0.115cm" svg:height="0.254cm" svg:x="14.808cm" svg:y="4.198cm" svg:viewBox="0 0 116 255" svg:d="M116 251c-9 0-17 4-30 4-35 0-52-18-52-56v-119h-34v-25h34v-47l30-8v55h52v25h-52v111c0 12 4 25 9 29 5 5 9 9 22 9 8 0 12-4 21-9z">
          <text:p/>
        </draw:path>
        <draw:path draw:style-name="gr3" draw:text-style-name="P3" draw:layer="layout" svg:width="0.161cm" svg:height="0.288cm" svg:x="14.961cm" svg:y="4.16cm" svg:viewBox="0 0 162 289" svg:d="M162 289h-31v-110c0-43-12-64-46-64-13 0-26 9-38 17-9 13-13 30-13 47v110h-34v-289h34v128c13-26 34-38 64-38 42 0 64 25 64 80z">
          <text:p/>
        </draw:path>
        <draw:path draw:style-name="gr3" draw:text-style-name="P3" draw:layer="layout" svg:width="0.169cm" svg:height="0.203cm" svg:x="15.169cm" svg:y="4.249cm" svg:viewBox="0 0 170 204" svg:d="M170 110h-136c0 22 4 39 17 52 8 13 25 17 46 17s44-9 60-21v29c-16 13-39 17-68 17-30 0-51-8-64-25-17-17-25-43-25-78 0-29 8-55 25-72 17-21 38-29 64-29 25 0 47 8 60 25s21 38 21 68zM141 84c-5-21-9-33-18-42-9-13-17-17-34-17-13 0-26 9-38 17-9 9-17 25-17 42z">
          <text:p/>
        </draw:path>
        <draw:polygon draw:style-name="gr4" draw:text-style-name="P4" draw:layer="layout" svg:width="2.561cm" svg:height="0.03cm" svg:x="15.46cm" svg:y="4.525cm" svg:viewBox="0 0 2562 31" draw:points="0,0 2562,0 2562,31 0,31">
          <text:p/>
        </draw:polygon>
        <draw:path draw:style-name="gr4" draw:text-style-name="P4" draw:layer="layout" svg:width="0.178cm" svg:height="0.292cm" svg:x="15.478cm" svg:y="4.16cm" svg:viewBox="0 0 179 293" svg:d="M179 289h-29v-34c-17 25-39 38-69 38-26 0-43-8-60-25-12-17-21-43-21-72 0-30 9-55 26-77 16-21 38-29 63-29 27 0 48 12 61 34v-124h29zM150 200v-26c0-17-5-29-17-42-9-8-22-17-40-17-17 0-34 9-46 21-9 13-13 34-13 60 0 21 4 38 13 51 12 12 25 21 42 21 18 0 35-9 44-21 12-9 17-26 17-47z">
          <text:p/>
        </draw:path>
        <draw:path draw:style-name="gr4" draw:text-style-name="P4" draw:layer="layout" svg:width="0.153cm" svg:height="0.203cm" svg:x="15.707cm" svg:y="4.249cm" svg:viewBox="0 0 154 204" svg:d="M154 200h-30v-30h-4c-13 21-30 34-59 34-17 0-34-4-44-17-12-8-17-21-17-38 0-39 21-60 65-65l59-8c0-34-13-51-42-51-21 0-43 9-65 26v-34c22-9 44-17 69-17 47 0 68 25 68 72zM124 101l-47 5c-16 4-25 8-33 13-9 4-13 13-13 26s4 17 13 25c4 5 12 9 25 9 17 0 30-4 38-17 9-9 17-26 17-43z">
          <text:p/>
        </draw:path>
        <draw:path draw:style-name="gr4" draw:text-style-name="P4" draw:layer="layout" svg:width="0.114cm" svg:height="0.254cm" svg:x="15.894cm" svg:y="4.198cm" svg:viewBox="0 0 115 255" svg:d="M115 251c-8 0-17 4-30 4-33 0-50-18-50-56v-119h-35v-25h35v-47l34-8v55h46v25h-46v111c0 12 0 25 4 29 4 5 12 9 21 9 8 0 17-4 21-9z">
          <text:p/>
        </draw:path>
        <draw:path draw:style-name="gr4" draw:text-style-name="P4" draw:layer="layout" svg:width="0.156cm" svg:height="0.203cm" svg:x="16.034cm" svg:y="4.249cm" svg:viewBox="0 0 157 204" svg:d="M157 200h-34v-30c-13 21-35 34-60 34-21 0-34-4-47-17-8-8-16-21-16-38 0-39 25-60 67-65l56-8c0-34-13-51-39-51-25 0-46 9-63 26v-34c17-9 42-17 67-17 44 0 69 25 69 72zM123 101l-47 5c-13 4-26 8-30 13-8 4-13 13-13 26s5 17 9 25c8 5 17 9 29 9 13 0 26-4 39-17 9-9 13-26 13-43z">
          <text:p/>
        </draw:path>
        <draw:path draw:style-name="gr4" draw:text-style-name="P4" draw:layer="layout" svg:width="0.182cm" svg:height="0.292cm" svg:x="16.339cm" svg:y="4.16cm" svg:viewBox="0 0 183 293" svg:d="M183 289h-34v-34c-13 25-35 38-69 38-21 0-42-8-55-25-17-17-25-43-25-72 0-30 8-55 25-77 17-21 38-29 64-29 29 0 47 12 60 34v-124h34zM149 200v-26c0-17-4-29-13-42-13-8-26-17-43-17s-34 9-43 21c-12 13-17 34-17 60 0 21 5 38 17 51 9 12 22 21 43 21 17 0 30-9 43-21 9-9 13-26 13-47z">
          <text:p/>
        </draw:path>
        <draw:path draw:style-name="gr4" draw:text-style-name="P4" draw:layer="layout" svg:width="0.038cm" svg:height="0.284cm" svg:x="16.58cm" svg:y="4.164cm" svg:viewBox="0 0 39 285" svg:d="M18 42c-4 0-8-4-14-8-4-4-4-9-4-13 0-8 0-13 4-17 6-4 10-4 14-4 9 0 13 0 17 4s4 9 4 17c0 4 0 9-4 13s-8 8-17 8zM35 285h-31v-196h31z">
          <text:p/>
        </draw:path>
        <draw:path draw:style-name="gr4" draw:text-style-name="P4" draw:layer="layout" svg:width="0.144cm" svg:height="0.203cm" svg:x="16.665cm" svg:y="4.249cm" svg:viewBox="0 0 145 204" svg:d="M145 191c-18 9-35 13-56 13-25 0-47-8-64-25-16-21-25-43-25-73s9-55 25-77c17-21 43-29 72-29 17 0 34 4 48 8v34c-14-13-31-17-48-17-21 0-33 9-46 21-13 17-21 34-21 60 0 22 8 39 17 52 12 12 29 21 50 21 17 0 30-4 48-17z">
          <text:p/>
        </draw:path>
        <draw:path draw:style-name="gr4" draw:text-style-name="P4" draw:layer="layout" svg:width="0.111cm" svg:height="0.254cm" svg:x="16.834cm" svg:y="4.198cm" svg:viewBox="0 0 112 255" svg:d="M112 251c-4 0-17 4-30 4-35 0-52-18-52-56v-119h-30v-25h30v-47l35-8v55h47v25h-47v111c0 12 0 25 4 29 5 5 13 9 26 9 4 0 13-4 17-9z">
          <text:p/>
        </draw:path>
        <draw:path draw:style-name="gr4" draw:text-style-name="P4" draw:layer="layout" svg:width="0.042cm" svg:height="0.284cm" svg:x="16.983cm" svg:y="4.164cm" svg:viewBox="0 0 43 285" svg:d="M22 42c-4 0-13-4-13-8-5-4-9-9-9-13 0-8 4-13 9-17 0-4 9-4 13-4s8 0 13 4c4 4 8 9 8 17 0 4-4 9-8 13-5 4-9 8-13 8zM35 285h-31v-196h31z">
          <text:p/>
        </draw:path>
        <draw:path draw:style-name="gr4" draw:text-style-name="P4" draw:layer="layout" svg:width="0.19cm" svg:height="0.203cm" svg:x="17.068cm" svg:y="4.249cm" svg:viewBox="0 0 191 204" svg:d="M93 204c-25 0-51-8-68-25-17-21-25-43-25-73 0-34 8-60 25-77 21-21 43-29 76-29 27 0 52 8 69 25 13 21 21 42 21 76 0 31-8 57-25 74-17 21-43 29-73 29zM97 25c-21 0-34 9-46 21-13 13-17 34-17 55 0 27 4 44 17 57 12 12 25 21 46 21s35-9 48-21c8-13 17-30 17-57 0-25-9-42-17-55-13-12-27-21-48-21z">
          <text:p/>
        </draw:path>
        <draw:path draw:style-name="gr4" draw:text-style-name="P4" draw:layer="layout" svg:width="0.161cm" svg:height="0.199cm" svg:x="17.309cm" svg:y="4.249cm" svg:viewBox="0 0 162 200" svg:d="M162 200h-30v-110c0-43-17-65-47-65-17 0-30 10-38 18-13 13-17 30-17 47v110h-30v-196h30v35c17-27 38-39 63-39 22 0 39 8 52 21 8 14 17 35 17 60z">
          <text:p/>
        </draw:path>
        <draw:path draw:style-name="gr4" draw:text-style-name="P4" draw:layer="layout" svg:width="0.152cm" svg:height="0.203cm" svg:x="17.513cm" svg:y="4.249cm" svg:viewBox="0 0 153 204" svg:d="M153 200h-29v-30c-13 21-34 34-60 34-22 0-35-4-48-17-8-8-16-21-16-38 0-39 21-60 64-65l60-8c0-34-13-51-39-51-25 0-47 9-64 26v-34c17-9 39-17 64-17 47 0 68 25 68 72zM124 101l-47 5c-13 4-26 8-35 13-4 4-9 13-9 26s5 17 9 25c9 5 18 9 31 9 12 0 25-4 38-17 8-9 13-26 13-43z">
          <text:p/>
        </draw:path>
        <draw:path draw:style-name="gr4" draw:text-style-name="P4" draw:layer="layout" svg:width="0.101cm" svg:height="0.199cm" svg:x="17.725cm" svg:y="4.249cm" svg:viewBox="0 0 102 200" svg:d="M102 39c-4-4-12-10-21-10-17 0-25 10-34 23-8 12-12 29-12 50v98h-35v-196h35v43c4-18 8-26 21-35 8-8 17-12 29-12 9 0 13 4 17 4z">
          <text:p/>
        </draw:path>
        <draw:path draw:style-name="gr4" draw:text-style-name="P4" draw:layer="layout" svg:width="0.182cm" svg:height="0.288cm" svg:x="17.835cm" svg:y="4.253cm" svg:viewBox="0 0 183 289" svg:d="M183 0l-89 226c-18 42-39 63-69 63-8 0-17-4-21-4v-30c8 4 13 4 17 4 17 0 30-8 38-25l13-39-72-195h34l51 148c0 5 0 9 4 17 0-4 5-8 5-12l55-153z">
          <text:p/>
        </draw:path>
        <draw:path draw:style-name="gr3" draw:text-style-name="P3" draw:layer="layout" svg:width="0.114cm" svg:height="0.293cm" svg:x="18.136cm" svg:y="4.155cm" svg:viewBox="0 0 115 294" svg:d="M115 34c-4-4-13-8-17-8-25 0-34 17-34 42v31h47v25h-47v170h-30v-170h-34v-25h34v-31c0-21 4-38 18-51 8-8 25-17 42-17 8 0 17 0 21 5z">
          <text:p/>
        </draw:path>
        <draw:path draw:style-name="gr3" draw:text-style-name="P3" draw:layer="layout" svg:width="0.191cm" svg:height="0.203cm" svg:x="18.263cm" svg:y="4.249cm" svg:viewBox="0 0 192 204" svg:d="M99 204c-31 0-57-8-74-25-17-21-25-43-25-73 0-34 8-60 30-77 17-21 43-29 73-29 25 0 51 8 67 25 13 21 22 42 22 76 0 31-9 57-26 74-17 21-38 29-67 29zM99 25c-22 0-35 9-48 21-13 13-17 34-17 55 0 27 4 44 17 57 13 12 26 21 48 21 21 0 38-9 46-21 13-13 17-30 17-57 0-25-4-42-17-55-8-12-25-21-46-21z">
          <text:p/>
        </draw:path>
        <draw:path draw:style-name="gr3" draw:text-style-name="P3" draw:layer="layout" svg:width="0.102cm" svg:height="0.199cm" svg:x="18.504cm" svg:y="4.249cm" svg:viewBox="0 0 103 200" svg:d="M103 39c-4-4-12-10-25-10s-21 10-30 23c-12 12-17 29-17 50v98h-31v-196h31v43h5c4-18 8-26 17-35 8-8 21-12 33-12 5 0 13 4 17 4z">
          <text:p/>
        </draw:path>
        <draw:path draw:style-name="gr3" draw:text-style-name="P3" draw:layer="layout" svg:width="0.042cm" svg:height="0.284cm" svg:x="18.742cm" svg:y="4.164cm" svg:viewBox="0 0 43 285" svg:d="M22 42c-4 0-13-4-18-8 0-4-4-9-4-13 0-8 4-13 4-17 5-4 14-4 18-4s9 0 13 4 8 9 8 17c0 4-4 9-8 13s-9 8-13 8zM35 285h-31v-196h31z">
          <text:p/>
        </draw:path>
        <draw:path draw:style-name="gr3" draw:text-style-name="P3" draw:layer="layout" svg:width="0.161cm" svg:height="0.199cm" svg:x="18.84cm" svg:y="4.249cm" svg:viewBox="0 0 162 200" svg:d="M162 200h-30v-110c0-43-18-65-48-65-12 0-25 10-38 18-8 13-12 30-12 47v110h-34v-196h34v35c12-27 33-39 63-39 21 0 39 8 48 21 12 14 17 35 17 60z">
          <text:p/>
        </draw:path>
        <draw:path draw:style-name="gr3" draw:text-style-name="P3" draw:layer="layout" svg:width="0.118cm" svg:height="0.293cm" svg:x="19.039cm" svg:y="4.155cm" svg:viewBox="0 0 119 294" svg:d="M119 34c-8-4-12-8-21-8-21 0-34 17-34 42v31h47v25h-47v170h-29v-170h-35v-25h35v-31c0-21 4-38 16-51 13-8 26-17 43-17 13 0 17 0 25 5z">
          <text:p/>
        </draw:path>
        <draw:path draw:style-name="gr3" draw:text-style-name="P3" draw:layer="layout" svg:width="0.191cm" svg:height="0.203cm" svg:x="19.17cm" svg:y="4.249cm" svg:viewBox="0 0 192 204" svg:d="M93 204c-29 0-51-8-67-25-17-21-26-43-26-73 0-34 9-60 26-77 16-21 42-29 72-29s51 8 68 25c17 21 26 42 26 76 0 31-9 57-26 74-21 21-42 29-73 29zM93 25c-17 0-34 9-46 21-9 13-17 34-17 55 0 27 8 44 17 57 12 12 29 21 46 21 21 0 39-9 48-21 13-13 17-30 17-57 0-25-4-42-17-55-9-12-27-21-48-21z">
          <text:p/>
        </draw:path>
        <draw:path draw:style-name="gr3" draw:text-style-name="P3" draw:layer="layout" svg:width="0.102cm" svg:height="0.199cm" svg:x="19.407cm" svg:y="4.249cm" svg:viewBox="0 0 103 200" svg:d="M103 39c-4-4-13-10-21-10-13 0-25 10-34 23-8 12-14 29-14 50v98h-34v-196h34v43c6-18 14-26 23-35 8-8 16-12 29-12 9 0 13 4 17 4z">
          <text:p/>
        </draw:path>
        <draw:path draw:style-name="gr3" draw:text-style-name="P3" draw:layer="layout" svg:width="0.276cm" svg:height="0.199cm" svg:x="19.543cm" svg:y="4.249cm" svg:viewBox="0 0 277 200" svg:d="M277 200h-30v-110c0-22-4-38-8-47-9-14-18-18-35-18-12 0-25 10-33 22-9 9-13 26-13 43v110h-34v-115c0-38-14-60-43-60-13 0-26 10-34 18-9 13-13 30-13 47v110h-34v-196h34v31c13-23 34-35 59-35 13 0 26 4 35 12 13 5 17 17 21 31 13-31 38-43 64-43 42 0 64 25 64 81z">
          <text:p/>
        </draw:path>
        <draw:path draw:style-name="gr3" draw:text-style-name="P3" draw:layer="layout" svg:width="0.153cm" svg:height="0.203cm" svg:x="19.865cm" svg:y="4.249cm" svg:viewBox="0 0 154 204" svg:d="M154 200h-30v-30c-18 21-35 34-65 34-16 0-33-4-42-17-13-8-17-21-17-38 0-39 21-60 64-65l60-8c0-34-14-51-43-51-22 0-43 9-64 26v-34c21-9 42-17 68-17 48 0 69 25 69 72zM124 101l-48 5c-17 4-25 8-33 13-9 4-13 13-13 26s4 17 13 25c4 5 12 9 25 9 17 0 30-4 38-17 13-9 18-26 18-43z">
          <text:p/>
        </draw:path>
        <draw:path draw:style-name="gr3" draw:text-style-name="P3" draw:layer="layout" svg:width="0.115cm" svg:height="0.254cm" svg:x="20.051cm" svg:y="4.198cm" svg:viewBox="0 0 116 255" svg:d="M116 251c-8 0-17 4-30 4-34 0-51-18-51-56v-119h-35v-25h35v-47l33-8v55h48v25h-48v111c0 12 0 25 6 29 4 5 12 9 21 9 8 0 17-4 21-9z">
          <text:p/>
        </draw:path>
        <draw:path draw:style-name="gr3" draw:text-style-name="P3" draw:layer="layout" svg:width="0.043cm" svg:height="0.284cm" svg:x="20.204cm" svg:y="4.164cm" svg:viewBox="0 0 44 285" svg:d="M23 42c-10 0-14-4-18-8-5-4-5-9-5-13 0-8 0-13 5-17 4-4 8-4 18-4 4 0 8 0 12 4 5 4 9 9 9 17 0 4-4 9-9 13-4 4-8 8-12 8zM35 285h-30v-196h30z">
          <text:p/>
        </draw:path>
        <draw:path draw:style-name="gr3" draw:text-style-name="P3" draw:layer="layout" svg:width="0.191cm" svg:height="0.203cm" svg:x="20.289cm" svg:y="4.249cm" svg:viewBox="0 0 192 204" svg:d="M93 204c-25 0-51-8-68-25-16-21-25-43-25-73 0-34 9-60 25-77 22-21 43-29 72-29 30 0 53 8 69 25 17 21 26 42 26 76 0 31-9 57-26 74-16 21-43 29-73 29zM97 25c-21 0-38 9-46 21-13 13-17 34-17 55 0 27 4 44 17 57 8 12 25 21 46 21 22 0 35-9 48-21 9-13 17-30 17-57 0-25-8-42-17-55-13-12-26-21-48-21z">
          <text:p/>
        </draw:path>
        <draw:path draw:style-name="gr3" draw:text-style-name="P3" draw:layer="layout" svg:width="0.161cm" svg:height="0.199cm" svg:x="20.531cm" svg:y="4.249cm" svg:viewBox="0 0 162 200" svg:d="M162 200h-35v-110c0-43-13-65-42-65-18 0-30 10-39 18-12 13-17 30-17 47v110h-29v-196h29v35c17-27 38-39 64-39 21 0 38 8 51 21 8 14 18 35 18 60z">
          <text:p/>
        </draw:path>
        <draw:path draw:style-name="gr3" draw:text-style-name="P3" draw:layer="layout" svg:width="0.157cm" svg:height="0.203cm" svg:x="20.84cm" svg:y="4.249cm" svg:viewBox="0 0 158 204" svg:d="M158 200h-35v-30c-13 21-34 34-59 34-21 0-34-4-47-17-8-8-17-21-17-38 0-39 21-60 64-65l59-8c0-34-13-51-38-51-26 0-47 9-64 26v-34c17-9 43-17 64-17 46 0 73 25 73 72zM123 101l-47 5c-12 4-25 8-33 13-5 4-9 13-9 26s4 17 9 25c8 5 16 9 29 9s26-4 38-17c9-9 13-26 13-43z">
          <text:p/>
        </draw:path>
        <draw:path draw:style-name="gr3" draw:text-style-name="P3" draw:layer="layout" svg:width="0.182cm" svg:height="0.292cm" svg:x="21.052cm" svg:y="4.16cm" svg:viewBox="0 0 183 293" svg:d="M34 259v30h-34v-289h34v128c13-26 38-38 68-38 25 0 42 8 60 25 13 17 21 42 21 72s-8 60-25 77c-18 21-39 29-65 29-25 0-46-8-59-34zM34 183v25c0 17 4 30 13 43 12 13 25 17 42 17s34-9 42-21c13-17 17-35 17-60 0-21-4-38-17-51-8-12-21-21-38-21s-34 9-42 21c-13 13-17 26-17 47z">
          <text:p/>
        </draw:path>
        <draw:path draw:style-name="gr3" draw:text-style-name="P3" draw:layer="layout" svg:width="0.191cm" svg:height="0.203cm" svg:x="21.268cm" svg:y="4.249cm" svg:viewBox="0 0 192 204" svg:d="M93 204c-25 0-50-8-67-25-17-21-26-43-26-73 0-34 9-60 26-77 21-21 42-29 72-29s56 8 68 25c18 21 26 42 26 76 0 31-8 57-26 74-17 21-42 29-73 29zM98 25c-22 0-38 9-47 21-13 13-17 34-17 55 0 27 4 44 17 57 13 12 25 21 47 21s35-9 47-21c9-13 17-30 17-57 0-25-8-42-17-55-12-12-25-21-47-21z">
          <text:p/>
        </draw:path>
        <draw:path draw:style-name="gr3" draw:text-style-name="P3" draw:layer="layout" svg:width="0.161cm" svg:height="0.199cm" svg:x="21.506cm" svg:y="4.253cm" svg:viewBox="0 0 162 200" svg:d="M162 196h-31v-30h-4c-13 21-30 34-60 34-46 0-67-25-67-81v-119h29v111c0 43 17 64 47 64 17 0 29-4 38-17 8-13 17-26 17-43v-115h31z">
          <text:p/>
        </draw:path>
        <draw:path draw:style-name="gr3" draw:text-style-name="P3" draw:layer="layout" svg:width="0.114cm" svg:height="0.254cm" svg:x="21.705cm" svg:y="4.198cm" svg:viewBox="0 0 115 255" svg:d="M115 251c-8 0-17 4-29 4-34 0-51-18-51-56v-119h-35v-25h35v-47l29-8v55h51v25h-51v111c0 12 5 25 9 29 4 5 13 9 21 9s17-4 21-9z">
          <text:p/>
        </draw:path>
        <draw:path draw:style-name="gr3" draw:text-style-name="P3" draw:layer="layout" svg:width="0.114cm" svg:height="0.254cm" svg:x="21.942cm" svg:y="4.198cm" svg:viewBox="0 0 115 255" svg:d="M115 251c-8 0-16 4-29 4-34 0-51-18-51-56v-119h-35v-25h35v-47l34-8v55h46v25h-46v111c0 12 0 25 4 29 4 5 13 9 21 9 9 0 17-4 21-9z">
          <text:p/>
        </draw:path>
        <draw:path draw:style-name="gr3" draw:text-style-name="P3" draw:layer="layout" svg:width="0.161cm" svg:height="0.288cm" svg:x="22.099cm" svg:y="4.16cm" svg:viewBox="0 0 162 289" svg:d="M162 289h-30v-110c0-43-17-64-46-64-17 0-31 9-39 17-9 13-17 30-17 47v110h-30v-289h30v128c17-26 39-38 68-38 43 0 64 25 64 80z">
          <text:p/>
        </draw:path>
        <draw:path draw:style-name="gr3" draw:text-style-name="P3" draw:layer="layout" svg:width="0.169cm" svg:height="0.203cm" svg:x="22.307cm" svg:y="4.249cm" svg:viewBox="0 0 170 204" svg:d="M170 110h-141c0 22 9 39 17 52 13 13 30 17 48 17 21 0 42-9 59-21v29c-17 13-38 17-63 17-31 0-52-8-69-25-13-17-21-43-21-78 0-29 8-55 25-72 17-21 38-29 65-29 25 0 42 8 59 25 13 17 21 38 21 68zM136 84c0-21-4-33-12-42-9-13-22-17-34-17-18 0-31 9-39 17-13 9-17 25-22 42z">
          <text:p/>
        </draw:path>
        <draw:path draw:style-name="gr3" draw:text-style-name="P3" draw:layer="layout" svg:width="0.178cm" svg:height="0.292cm" svg:x="22.616cm" svg:y="4.16cm" svg:viewBox="0 0 179 293" svg:d="M179 289h-29v-34h-5c-12 25-34 38-63 38-27 0-48-8-61-25-17-17-21-43-21-72 0-30 9-55 21-77 17-21 38-29 69-29 26 0 47 12 55 34h5v-124h29zM150 200v-26c0-17-9-29-17-42-9-8-26-17-39-17-22 0-35 9-47 21-9 13-17 34-17 60 0 21 4 38 17 51 8 12 25 21 43 21 17 0 30-9 43-21 8-9 17-26 17-47z">
          <text:p/>
        </draw:path>
        <draw:path draw:style-name="gr3" draw:text-style-name="P3" draw:layer="layout" svg:width="0.157cm" svg:height="0.203cm" svg:x="22.841cm" svg:y="4.249cm" svg:viewBox="0 0 158 204" svg:d="M158 200h-34v-30c-13 21-34 34-60 34-21 0-34-4-46-17-10-8-18-21-18-38 0-39 22-60 69-65l55-8c0-34-13-51-38-51-26 0-47 9-64 26v-34c17-9 42-17 64-17 46 0 72 25 72 72zM124 101l-47 5c-13 4-25 8-30 13-8 4-12 13-12 26s4 17 8 25c9 5 17 9 30 9s25-4 38-17c9-9 13-26 13-43z">
          <text:p/>
        </draw:path>
        <draw:path draw:style-name="gr3" draw:text-style-name="P3" draw:layer="layout" svg:width="0.114cm" svg:height="0.254cm" svg:x="23.032cm" svg:y="4.198cm" svg:viewBox="0 0 115 255" svg:d="M115 251c-8 0-17 4-30 4-34 0-51-18-51-56v-119h-34v-25h34v-47l30-8v55h51v25h-51v111c0 12 4 25 9 29 4 5 8 9 21 9 8 0 13-4 21-9z">
          <text:p/>
        </draw:path>
        <draw:path draw:style-name="gr3" draw:text-style-name="P3" draw:layer="layout" svg:width="0.153cm" svg:height="0.203cm" svg:x="23.171cm" svg:y="4.249cm" svg:viewBox="0 0 154 204" svg:d="M154 200h-30v-30c-12 21-34 34-59 34-21 0-34-4-47-17-13-8-18-21-18-38 0-39 23-60 65-65l59-8c0-34-12-51-42-51-21 0-42 9-59 26v-34c17-9 38-17 63-17 47 0 68 25 68 72zM124 101l-46 5c-17 4-26 8-34 13-9 4-9 13-9 26s0 17 9 25c8 5 17 9 25 9 17 0 30-4 38-17 13-9 17-26 17-43z">
          <text:p/>
        </draw:path>
        <draw:path draw:style-name="gr3" draw:text-style-name="P3" draw:layer="layout" svg:width="0.043cm" svg:height="0.284cm" svg:x="4.008cm" svg:y="4.749cm" svg:viewBox="0 0 44 285" svg:d="M22 38c-4 0-12 0-17-4 0-5-5-9-5-17 0-5 5-9 5-13 5-4 9-4 17-4 5 0 9 0 13 4s9 8 9 13c0 8-5 12-9 17-4 4-8 4-13 4zM35 285h-30v-196h30z">
          <text:p/>
        </draw:path>
        <draw:path draw:style-name="gr3" draw:text-style-name="P3" draw:layer="layout" svg:width="0.11cm" svg:height="0.255cm" svg:x="4.085cm" svg:y="4.778cm" svg:viewBox="0 0 111 256" svg:d="M111 252c-5 4-17 4-26 4-34 0-51-17-51-55v-116h-34v-25h34v-47l30-13v60h47v25h-47v111c0 13 0 22 9 26 4 9 8 9 21 9 8 0 12 0 17-5z">
          <text:p/>
        </draw:path>
        <draw:path draw:style-name="gr3" draw:text-style-name="P3" draw:layer="layout" svg:width="0.127cm" svg:height="0.203cm" svg:x="4.229cm" svg:y="4.834cm" svg:viewBox="0 0 128 204" svg:d="M0 191v-33c12 12 34 17 56 17 25 0 38-9 38-26 0-4 0-10 0-14-4-4-8-8-13-8-4-5-8-9-12-9-5-4-13-4-18-8-8-4-17-4-21-9-9-4-13-8-18-12-4-5-8-9-12-17 0-5 0-9 0-17 0-9 0-17 4-26 4-8 8-12 17-17 9-4 18-8 26-12 9 0 17 0 26 0 17 0 34 0 46 8v30c-17-9-29-13-50-13-5 0-9 0-18 0-4 4-8 4-8 9-4 0-9 4-9 8-4 0-4 4-4 9 0 4 0 8 4 12 0 4 5 9 9 9 4 4 8 8 13 8 4 4 8 4 17 9 8 0 17 4 21 8 8 4 13 9 17 13s8 8 13 12c4 9 4 13 4 23 0 13-4 17-9 25-4 9-8 13-17 17-4 4-12 9-21 13-12 0-21 4-30 4-21 0-39-4-51-13z">
          <text:p/>
        </draw:path>
        <draw:path draw:style-name="gr3" draw:text-style-name="P3" draw:layer="layout" svg:width="0.169cm" svg:height="0.203cm" svg:x="4.39cm" svg:y="4.834cm" svg:viewBox="0 0 170 204" svg:d="M170 106h-136c0 25 4 39 17 52 8 12 25 17 47 17s38-5 60-22v30c-17 13-43 21-68 21-31 0-52-13-65-29-17-17-25-44-25-74 0-29 8-55 25-76 17-17 38-25 65-25 25 0 46 8 59 21 13 17 21 42 21 72zM136 80c0-17-4-29-12-42-9-9-17-13-34-13-14 0-27 4-39 17-9 9-17 21-17 38z">
          <text:p/>
        </draw:path>
        <draw:polygon draw:style-name="gr3" draw:text-style-name="P3" draw:layer="layout" svg:width="0.034cm" svg:height="0.288cm" svg:x="4.605cm" svg:y="4.745cm" svg:viewBox="0 0 35 289" draw:points="0,0 35,0 35,289 0,289">
          <text:p/>
        </draw:polygon>
        <draw:path draw:style-name="gr3" draw:text-style-name="P3" draw:layer="layout" svg:width="0.119cm" svg:height="0.293cm" svg:x="4.678cm" svg:y="4.74cm" svg:viewBox="0 0 120 294" svg:d="M120 30c-9-4-13-4-23-4-21 0-33 12-33 42v31h47v25h-47v170h-30v-170h-34v-25h34v-35c0-21 4-34 17-47 13-12 25-17 46-17 10 0 18 0 23 0z">
          <text:p/>
        </draw:path>
        <draw:path draw:style-name="gr3" draw:text-style-name="P3" draw:layer="layout" svg:width="0.042cm" svg:height="0.042cm" svg:x="4.814cm" svg:y="4.991cm" svg:viewBox="0 0 43 43" svg:d="M21 43c-9 0-13 0-17-4-4-5-4-9-4-18 0-4 0-9 4-13s8-8 17-8c4 0 8 4 12 8 6 4 10 9 10 13 0 9-4 13-10 18-4 4-8 4-12 4z">
          <text:p/>
        </draw:path>
        <draw:polygon draw:style-name="gr3" draw:text-style-name="P3" draw:layer="layout" svg:width="0.245cm" svg:height="0.436cm" svg:x="4.034cm" svg:y="5.707cm" svg:viewBox="0 0 246 437" draw:points="246,437 0,437 0,0 77,0 77,378 246,378">
          <text:p/>
        </draw:polygon>
        <draw:path draw:style-name="gr3" draw:text-style-name="P3" draw:layer="layout" svg:width="0.085cm" svg:height="0.457cm" svg:x="4.326cm" svg:y="5.686cm" svg:viewBox="0 0 86 458" svg:d="M43 81c-13 0-22-4-30-13-9-8-13-17-13-29 0-9 4-22 13-31 8-4 17-8 30-8 12 0 21 4 29 8 9 9 14 22 14 31 0 12-5 21-14 29-8 9-17 13-29 13zM76 458h-67v-313h67z">
          <text:p/>
        </draw:path>
        <draw:path draw:style-name="gr3" draw:text-style-name="P3" draw:layer="layout" svg:width="0.305cm" svg:height="0.471cm" svg:x="4.496cm" svg:y="5.681cm" svg:viewBox="0 0 306 472" svg:d="M72 417v46h-72v-463h72v205c25-43 59-65 106-65 42 0 73 17 94 43 21 30 34 68 34 115 0 51-13 93-38 127-26 30-60 47-103 47-42 0-72-17-93-55zM72 294v38c0 26 8 42 21 59s34 22 55 22c25 0 47-9 64-30 12-21 22-47 22-85 0-30-10-55-22-72-13-17-34-25-56-25-25 0-46 8-63 25-13 17-21 42-21 68z">
          <text:p/>
        </draw:path>
        <draw:path draw:style-name="gr3" draw:text-style-name="P3" draw:layer="layout" svg:width="0.182cm" svg:height="0.317cm" svg:x="4.873cm" svg:y="5.826cm" svg:viewBox="0 0 183 318" svg:d="M183 73c-8-5-21-9-38-9-22 0-39 9-52 26-12 21-21 46-21 80v148h-72v-314h72v64c9-21 17-39 34-51 13-13 31-17 48-17 12 0 21 0 29 4z">
          <text:p/>
        </draw:path>
        <draw:path draw:style-name="gr3" draw:text-style-name="P3" draw:layer="layout" svg:width="0.263cm" svg:height="0.331cm" svg:x="5.081cm" svg:y="5.821cm" svg:viewBox="0 0 264 332" svg:d="M264 323h-68v-51c-22 39-55 60-94 60-33 0-55-9-72-26-22-16-30-39-30-68 0-60 34-94 102-102l94-13c0-46-22-68-64-68-34 0-68 13-98 39v-64c30-17 68-30 115-30 76 0 115 43 115 119zM196 170l-64 8c-21 4-38 9-47 13-8 9-16 21-16 38 0 13 4 26 16 34 9 9 22 13 39 13 21 0 38-9 50-21 17-17 22-34 22-60z">
          <text:p/>
        </draw:path>
        <draw:path draw:style-name="gr3" draw:text-style-name="P3" draw:layer="layout" svg:width="0.183cm" svg:height="0.317cm" svg:x="5.432cm" svg:y="5.826cm" svg:viewBox="0 0 184 318" svg:d="M184 73c-9-5-21-9-38-9-22 0-40 9-57 26-12 21-21 46-21 80v148h-68v-314h68v64h4c5-21 17-39 30-51 17-13 31-17 52-17 13 0 21 0 30 4z">
          <text:p/>
        </draw:path>
        <draw:path draw:style-name="gr3" draw:text-style-name="P3" draw:layer="layout" svg:width="0.085cm" svg:height="0.457cm" svg:x="5.657cm" svg:y="5.686cm" svg:viewBox="0 0 86 458" svg:d="M43 81c-12 0-21-4-29-13-10-8-14-17-14-29 0-9 4-22 14-31 8-4 17-8 29-8 13 0 22 4 30 8 9 9 13 22 13 31 0 12-4 21-13 29-8 9-17 13-30 13zM77 458h-68v-313h68z">
          <text:p/>
        </draw:path>
        <draw:path draw:style-name="gr3" draw:text-style-name="P3" draw:layer="layout" svg:width="0.288cm" svg:height="0.331cm" svg:x="5.806cm" svg:y="5.821cm" svg:viewBox="0 0 289 332" svg:d="M289 187h-218c0 25 13 51 31 63 17 17 38 26 68 26 34 0 64-9 93-30v56c-29 21-67 30-114 30s-82-17-107-42c-30-31-42-69-42-125 0-46 16-84 46-118 25-30 65-47 107-47 43 0 76 17 98 43 25 29 38 67 38 114zM217 136c0-26-5-47-17-59-13-17-26-22-47-22s-38 9-56 22c-13 17-21 33-26 59z">
          <text:p/>
        </draw:path>
        <draw:path draw:style-name="gr3" draw:text-style-name="P3" draw:layer="layout" svg:width="0.221cm" svg:height="0.331cm" svg:x="6.14cm" svg:y="5.821cm" svg:viewBox="0 0 222 332" svg:d="M0 315v-69c26 21 56 30 89 30 44 0 65-13 65-38 0-5-4-13-9-17 0-4-8-9-12-13-10-4-14-8-22-8-9-5-17-9-30-13-13-5-25-9-34-17-13-5-21-13-26-17-8-9-12-17-17-26-4-8-4-21-4-33 0-13 4-26 9-39 8-12 17-21 30-29 12-9 25-13 42-17s30-9 46-9c31 0 57 5 78 17v60c-21-13-47-22-72-22-14 0-18 0-27 5-8 0-12 4-21 4-4 4-8 8-8 13-5 4-5 8-5 17 0 4 0 12 5 16 0 5 4 9 12 13 5 0 9 4 17 9 9 4 17 4 31 8 13 4 25 13 34 17 13 4 21 13 29 21 9 4 13 13 17 26 5 8 5 21 5 34 0 12-5 29-9 38-8 14-17 22-29 30-13 9-26 13-43 17-18 5-35 9-52 9-33 0-63-9-89-17z">
          <text:p/>
        </draw:path>
        <draw:path draw:style-name="gr3" draw:text-style-name="P3" draw:layer="layout" svg:width="0.339cm" svg:height="0.441cm" svg:x="4.034cm" svg:y="9.28cm" svg:viewBox="0 0 340 442" svg:d="M340 442h-85l-69-119c-8-8-13-21-21-25-4-9-13-17-17-21-4-5-13-9-21-9-9-4-13-4-26-4h-29v178h-72v-442h144c21 0 42 5 59 9 18 4 31 12 43 21 18 13 26 25 35 38 4 17 8 34 8 51s0 29-4 42c-9 13-13 27-21 35-9 13-18 21-30 30-13 4-26 13-44 13v4c9 4 18 8 23 13 4 8 12 12 16 16 5 9 13 13 17 22 5 4 9 12 18 25zM72 60v145h63c9 0 21-4 30-4 8-5 17-9 25-18 5-5 13-13 18-22 5-13 5-21 5-34 0-21-10-38-23-51-12-8-29-16-55-16z">
          <text:p/>
        </draw:path>
        <draw:path draw:style-name="gr3" draw:text-style-name="P3" draw:layer="layout" svg:width="0.284cm" svg:height="0.326cm" svg:x="4.381cm" svg:y="9.399cm" svg:viewBox="0 0 285 327" svg:d="M285 182h-212c0 30 9 52 26 69s42 26 72 26c29 0 63-13 89-30v55c-26 17-64 25-110 25-47 0-85-12-111-42-25-26-39-69-39-120 0-46 14-89 44-119 29-29 63-46 106-46 42 0 76 13 101 42 21 26 34 64 34 115zM217 136c0-26-8-47-17-60-12-17-29-21-50-21s-39 4-51 21c-13 13-26 34-26 60z">
          <text:p/>
        </draw:path>
        <draw:path draw:style-name="gr3" draw:text-style-name="P3" draw:layer="layout" svg:width="0.267cm" svg:height="0.326cm" svg:x="4.708cm" svg:y="9.399cm" svg:viewBox="0 0 268 327" svg:d="M268 323h-74v-51c-21 38-50 55-93 55-34 0-55-4-72-21s-29-42-29-68c0-60 34-94 106-102l88-17c0-43-21-64-63-64-34 0-68 13-97 38v-64c29-16 67-29 114-29 77 0 120 38 120 119zM194 165l-63 13c-21 0-34 4-47 13-8 8-17 21-17 39 0 12 9 25 17 34 9 8 22 13 39 13 21 0 38-9 50-26 17-13 21-35 21-56z">
          <text:p/>
        </draw:path>
        <draw:path draw:style-name="gr3" draw:text-style-name="P3" draw:layer="layout" svg:width="0.306cm" svg:height="0.47cm" svg:x="5.038cm" svg:y="9.255cm" svg:viewBox="0 0 307 471" svg:d="M307 467h-74v-55c-21 42-59 59-106 59-38 0-68-12-93-38-21-30-34-69-34-115 0-55 13-93 38-128 26-29 60-46 102-46 43 0 72 17 93 51v-195h74zM233 322v-42c0-22-4-39-21-55-13-18-29-22-55-22-25 0-46 9-59 30-17 17-26 47-26 80 0 30 9 55 22 78 17 17 33 25 59 25 25 0 46-8 59-25 17-18 21-44 21-69z">
          <text:p/>
        </draw:path>
        <draw:path draw:style-name="gr3" draw:text-style-name="P3" draw:layer="layout" svg:width="0.305cm" svg:height="0.47cm" svg:x="5.589cm" svg:y="9.255cm" svg:viewBox="0 0 306 471" svg:d="M306 467h-72v-55c-25 42-59 59-106 59-38 0-72-12-94-38-21-30-34-69-34-115 0-55 13-93 38-128 27-29 61-46 103-46 43 0 72 17 93 51v-195h72zM234 322v-42c0-22-8-39-21-55-12-18-34-22-55-22-25 0-47 9-64 30-12 17-21 47-21 80 0 30 9 55 21 78 13 17 34 25 60 25 25 0 42-8 59-25 13-18 21-44 21-69z">
          <text:p/>
        </draw:path>
        <draw:path draw:style-name="gr3" draw:text-style-name="P3" draw:layer="layout" svg:width="0.263cm" svg:height="0.326cm" svg:x="5.962cm" svg:y="9.399cm" svg:viewBox="0 0 264 327" svg:d="M264 323h-68v-51c-22 38-56 55-98 55-30 0-55-4-72-21s-26-42-26-68c0-60 34-94 102-102l94-17c0-43-22-64-64-64-38 0-72 13-102 38v-64c34-16 72-29 114-29 82 0 120 38 120 119zM196 165l-69 13c-17 0-33 4-42 13-13 8-17 21-17 39 0 12 4 25 13 34 13 8 25 13 38 13 21 0 42-9 55-26 13-13 22-35 22-56z">
          <text:p/>
        </draw:path>
        <draw:path draw:style-name="gr3" draw:text-style-name="P3" draw:layer="layout" svg:width="0.195cm" svg:height="0.411cm" svg:x="6.28cm" svg:y="9.314cm" svg:viewBox="0 0 196 412" svg:d="M196 404c-13 8-29 8-55 8-59 0-89-25-89-86v-178h-52v-55h52v-72l72-21v93h72v55h-72v157c0 17 0 30 9 38 8 10 17 14 34 14 12 0 21-4 29-8z">
          <text:p/>
        </draw:path>
        <draw:path draw:style-name="gr3" draw:text-style-name="P3" draw:layer="layout" svg:width="0.267cm" svg:height="0.326cm" svg:x="6.513cm" svg:y="9.399cm" svg:viewBox="0 0 268 327" svg:d="M268 323h-72v-51c-21 38-55 55-93 55-34 0-55-4-72-21-21-17-31-42-31-68 0-60 35-94 103-102l93-17c0-43-21-64-63-64-34 0-68 13-98 38v-64c30-16 68-29 115-29 76 0 118 38 118 119zM196 165l-63 13c-21 0-38 4-47 13-8 8-17 21-17 39 0 12 9 25 17 34 9 8 21 13 38 13 21 0 38-9 51-26 17-13 21-35 21-56z">
          <text:p/>
        </draw:path>
        <draw:path draw:style-name="gr5" draw:text-style-name="P5" draw:layer="layout" svg:width="0.148cm" svg:height="0.22cm" svg:x="4.106cm" svg:y="14.032cm" svg:viewBox="0 0 149 221" svg:d="M149 221h-34l-35-73c0-4-4-8-8-12 0-5-4-5-9-9 0 0-4-4-8-4s-9 0-13 0h-13v98h-29v-221h59c13 0 21 4 34 4 8 4 13 9 22 13 4 4 9 13 13 17 0 8 4 17 4 25 0 4 0 13-4 17 0 9-4 13-9 17-4 4-9 9-13 13-9 4-13 8-21 8 4 4 8 4 12 13 4 4 9 13 18 21zM97 59c0-8 0-17-8-25-9-4-17-9-30-9h-30v72h26c4 0 13 0 17 0 4-4 13-4 17-8 0-4 4-9 8-13 0-4 0-8 0-17z">
          <text:p/>
        </draw:path>
        <draw:path draw:style-name="gr5" draw:text-style-name="P5" draw:layer="layout" svg:width="0.157cm" svg:height="0.173cm" svg:x="4.279cm" svg:y="14.079cm" svg:viewBox="0 0 158 174" svg:d="M158 90c0 12 0 21-4 34-4 8-8 21-17 25-8 8-17 17-25 21-9 4-21 4-34 4s-21 0-30-4c-12-4-17-8-25-17-9-8-14-17-18-25 0-13-5-26-5-38 0-13 5-26 5-34 4-13 14-22 18-30 8-10 17-14 25-18 9-4 21-8 34-8s21 4 34 8c8 4 17 8 21 18 9 4 13 13 17 25 4 9 4 21 4 39zM129 90c0-13 0-22-5-30 0-4-4-13-8-17s-9-9-17-13c-4 0-13-4-17-4-8 0-17 4-25 4-5 4-9 9-13 17-4 4-8 13-8 17-5 8-5 17-5 26 0 8 0 17 5 25 0 9 4 17 8 21s8 9 17 13c4 0 13 0 21 0 9 0 13 0 21-4 4-5 9-9 13-13s8-13 8-21c5-4 5-13 5-21z">
          <text:p/>
        </draw:path>
        <draw:polygon draw:style-name="gr5" draw:text-style-name="P5" draw:layer="layout" svg:width="0.174cm" svg:height="0.169cm" svg:x="4.457cm" svg:y="14.083cm" svg:viewBox="0 0 175 170" draw:points="175,0 154,170 115,170 94,98 90,81 81,98 60,170 26,170 0,0 30,0 43,115 47,141 52,120 77,43 98,43 123,115 133,141 137,115 150,0">
          <text:p/>
        </draw:polygon>
        <draw:path draw:style-name="gr5" draw:text-style-name="P5" draw:layer="layout" svg:width="0.128cm" svg:height="0.173cm" svg:x="4.669cm" svg:y="14.079cm" svg:viewBox="0 0 129 174" svg:d="M129 128c0 4 0 8-5 12 0 9-4 13-4 13-4 4-8 9-13 13-4 0-12 4-17 4s-9 4-13 4c-9 0-13 0-17 0-13 0-21 0-34 0-9 0-17-4-26-4v-30c9 5 17 9 30 9 9 0 17 0 26 0 17 0 25 0 34-4 5-5 9-9 9-17 0 0 0-4 0-9-4 0-4-4-9-4 0-4-5-4-13-8-4 0-13-5-21-9-9 0-17-4-21-4-9-4-13-9-18-13-4-4-8-9-12-13 0-4-5-12-5-17 0-4 5-12 5-17 4-4 8-8 12-18 5-4 13-8 22-8 8-4 17-8 34-8 4 0 12 4 22 4 8 0 17 0 25 4v26c-13-4-21-4-30-4-5-4-13-4-22-4-4 0-12 0-17 4-4 0-8 0-12 4l-4 5c-5 4-5 8-5 8 0 4 0 9 5 9 0 4 4 4 4 8 4 0 8 4 12 4 9 4 13 9 26 9 8 4 18 8 22 8 8 5 13 9 17 13s8 9 8 13c5 4 5 8 5 17z">
          <text:p/>
        </draw:path>
        <draw:path draw:style-name="gr5" draw:text-style-name="P5" draw:layer="layout" svg:width="0.051cm" svg:height="0.173cm" svg:x="4.894cm" svg:y="14.079cm" svg:viewBox="0 0 52 174" svg:d="M26 0c5 0 5 4 9 4s9 4 9 4c4 4 4 4 4 8 4 6 4 10 4 14 0 0 0 4-4 9 0 4 0 4-4 8 0 0-5 4-9 4s-4 5-9 5-9-5-9-5c-4 0-9-4-9-4-4-4-4-4-8-8 0-5 0-9 0-9 0-4 0-8 0-14 4-4 4-4 8-8 0 0 5-4 9-4 0 0 4-4 9-4zM26 124c5 0 5 0 9 4 4 0 9 0 9 4 4 4 4 4 4 8 4 5 4 5 4 9s0 8-4 13c0 0 0 4-4 4 0 4-5 4-9 8-4 0-4 0-9 0s-9 0-9 0c-4-4-9-4-9-8-4 0-4-4-8-4 0-5 0-9 0-13s0-4 0-9c4-4 4-4 8-8 0-4 5-4 9-4 0-4 4-4 9-4z">
          <text:p/>
        </draw:path>
        <draw:polygon draw:style-name="gr5" draw:text-style-name="P5" draw:layer="layout" svg:width="0.144cm" svg:height="0.22cm" svg:x="5.221cm" svg:y="14.032cm" svg:viewBox="0 0 145 221" draw:points="145,221 8,221 8,192 64,192 64,34 12,59 0,38 72,0 98,0 98,192 145,192">
          <text:p/>
        </draw:polygon>
        <draw:polygon draw:style-name="gr5" draw:text-style-name="P5" draw:layer="layout" svg:width="0.144cm" svg:height="0.22cm" svg:x="5.407cm" svg:y="14.032cm" svg:viewBox="0 0 145 221" draw:points="145,30 55,221 21,221 114,30 0,30 0,0 145,0">
          <text:p/>
        </draw:polygon>
        <draw:path draw:style-name="gr5" draw:text-style-name="P5" draw:layer="layout" svg:width="0.148cm" svg:height="0.225cm" svg:x="4.093cm" svg:y="14.532cm" svg:viewBox="0 0 149 226" svg:d="M149 213c-17 8-35 13-51 13-34 0-56-9-72-30-17-17-26-42-26-81 0-17 4-34 9-47 4-13 8-25 17-34 8-13 21-17 29-26 13-4 26-8 43-8 8 0 21 4 30 4s17 4 21 9v30c-4-5-12-9-21-13-9 0-18 0-30 0-9 0-17 0-26 4-8 4-17 9-21 17-9 9-13 17-13 25-4 13-8 22-8 39 0 26 8 47 21 64 8 13 25 21 47 21 12 0 21-4 30-4 9-4 17-4 21-8z">
          <text:p/>
        </draw:path>
        <draw:path draw:style-name="gr5" draw:text-style-name="P5" draw:layer="layout" svg:width="0.157cm" svg:height="0.174cm" svg:x="4.279cm" svg:y="14.583cm" svg:viewBox="0 0 158 175" svg:d="M158 86c0 12 0 25-4 38-4 8-8 17-17 25-8 9-17 13-25 17-9 4-21 9-34 9s-21 0-30-5c-12-4-17-12-25-17-9-8-14-16-18-29 0-9-5-21-5-34s5-25 5-38c4-9 14-18 18-27 8-8 17-12 25-16 9-5 21-9 34-9s21 4 34 9c8 0 17 8 21 12 9 9 13 18 17 31 4 8 4 21 4 34zM129 90c0-13 0-21-5-30 0-8-4-12-8-17-4-9-9-9-17-13-4-5-13-5-17-5-8 0-17 0-25 5-5 4-9 9-13 13-4 9-8 13-8 22-5 8-5 17-5 25s0 17 5 25c0 9 4 13 8 22 4 4 8 8 17 8 4 4 13 4 21 4 9 0 13 0 21-4 4-4 9-8 13-13 4-8 8-12 8-21 5-8 5-13 5-21z">
          <text:p/>
        </draw:path>
        <draw:polygon draw:style-name="gr5" draw:text-style-name="P5" draw:layer="layout" svg:width="0.135cm" svg:height="0.233cm" svg:x="4.479cm" svg:y="14.519cm" svg:viewBox="0 0 136 234" draw:points="56,26 8,26 8,0 86,0 86,213 136,213 136,234 0,234 0,213 56,213">
          <text:p/>
        </draw:polygon>
        <draw:path draw:style-name="gr5" draw:text-style-name="P5" draw:layer="layout" svg:width="0.136cm" svg:height="0.17cm" svg:x="4.665cm" svg:y="14.587cm" svg:viewBox="0 0 137 171" svg:d="M137 166h-31v-25c-4 4-8 8-12 13-5 4-9 8-13 8-4 4-9 4-13 9-4 0-13 0-17 0-17 0-30-5-38-17-9-9-13-26-13-43v-111h30v107c0 26 9 38 30 38 0 0 4 0 8 0s9-4 13-8c0 0 4-4 8-9 5-4 13-8 17-17v-111h31z">
          <text:p/>
        </draw:path>
        <draw:path draw:style-name="gr5" draw:text-style-name="P5" draw:layer="layout" svg:width="0.157cm" svg:height="0.169cm" svg:x="4.839cm" svg:y="14.583cm" svg:viewBox="0 0 158 170" svg:d="M132 170v-118c0-4 0-9 0-13 0-5 0-5 0-9-4 0-4-5-4-5h-4c-4 0-4 0-8 0 0 5-5 5-5 9-4 5-4 9-8 14 0 4-4 8-9 17v105h-26v-114c0-8 0-13 0-17 0-5-5-5-5-9 0 0 0-5-4-5h-4-4c0 5-4 5-4 9-5 0-9 5-9 9-4 9-8 13-8 22v105h-30v-166h25v30c5-4 5-9 9-13 0-4 4-8 8-12 0-5 5-5 9-5 4-4 8-4 12-4 9 0 14 4 19 9 4 8 8 16 8 30 4-9 4-14 9-18 0-4 4-8 8-12 0 0 4-5 9-5 4-4 8-4 12-4 21 0 30 17 30 52v118z">
          <text:p/>
        </draw:path>
        <draw:path draw:style-name="gr5" draw:text-style-name="P5" draw:layer="layout" svg:width="0.136cm" svg:height="0.169cm" svg:x="5.038cm" svg:y="14.583cm" svg:viewBox="0 0 137 170" svg:d="M0 4h27l4 26c4-5 8-9 13-13 4-4 8-8 12-8 4-5 9-5 13-5 4-4 8-4 13-4 21 0 34 4 42 17 9 8 13 26 13 48v105h-30v-105c0-13-4-22-8-31-4-4-13-9-22-9-4 0-8 0-8 0-4 5-9 5-13 9-4 0-8 5-12 9-5 5-9 13-13 17v110h-31z">
          <text:p/>
        </draw:path>
        <draw:path draw:style-name="gr5" draw:text-style-name="P5" draw:layer="layout" svg:width="0.127cm" svg:height="0.174cm" svg:x="5.229cm" svg:y="14.583cm" svg:viewBox="0 0 128 175" svg:d="M128 128c0 4 0 9 0 13-4 4-4 8-8 12-4 5-9 9-13 9-4 4-9 4-13 8-8 0-13 0-17 5-4 0-13 0-17 0-12 0-22 0-30 0-13-5-22-5-30-9v-25c8 4 21 4 30 8 8 0 22 0 30 0 13 0 21 0 30-4 8-4 8-8 8-17 0-4 0-4 0-8l-4-5c-4-4-8-4-13-8-8-4-17-4-25-9-8 0-13-4-22-8-4 0-13-4-17-8-4-5-9-9-9-13-4-4-4-13-4-21 0-5 0-9 0-14 4-9 9-13 13-17s13-8 21-13c10 0 22-4 35-4 4 0 13 0 21 0 9 4 17 4 26 4v26c-9 0-17 0-26-5-8 0-17 0-21 0-9 0-13 0-21 0-4 5-9 5-9 5-5 4-9 4-9 9 0 4 0 4 0 9 0 4 0 4 0 8 0 0 4 4 9 9 0 0 5 4 13 4 4 4 13 4 21 8 9 5 17 5 26 9 4 4 13 8 17 12 4 0 4 5 8 13 0 4 0 9 0 17z">
          <text:p/>
        </draw:path>
        <draw:path draw:style-name="gr5" draw:text-style-name="P5" draw:layer="layout" svg:width="0.05cm" svg:height="0.174cm" svg:x="5.454cm" svg:y="14.583cm" svg:viewBox="0 0 51 175" svg:d="M26 0c4 0 8 0 8 4 5 0 9 0 9 5 4 4 4 4 8 8 0 4 0 4 0 8 0 5 0 9 0 14-4 0-4 4-8 4 0 5-4 5-9 9 0 0-4 0-8 0s-4 0-9 0c-5-4-9-4-9-9-4 0-4-4-4-4-4-5-4-9-4-14 0-4 0-4 4-8 0-4 0-4 4-8 0-5 4-5 9-5 5-4 5-4 9-4zM26 124c4 0 8 0 8 0 5 4 9 4 9 8 4 0 4 5 8 9 0 0 0 4 0 8s0 9 0 9c-4 4-4 8-8 8 0 4-4 4-9 4 0 5-4 5-8 5s-4 0-9-5c-5 0-9 0-9-4-4 0-4-4-4-8-4 0-4-5-4-9s0-8 4-8c0-4 0-9 4-9 0-4 4-4 9-8 5 0 5 0 9 0z">
          <text:p/>
        </draw:path>
        <draw:path draw:style-name="gr5" draw:text-style-name="P5" draw:layer="layout" svg:width="0.135cm" svg:height="0.225cm" svg:x="5.789cm" svg:y="14.532cm" svg:viewBox="0 0 136 226" svg:d="M136 158c0 8-4 17-8 25-5 9-9 17-17 21-9 9-17 13-31 17-8 5-25 5-38 5-9 0-17 0-25 0-5 0-13-5-17-5v-25c4 0 12 4 21 4 8 0 12 0 21 0 13 0 21 0 30-4 8 0 13-4 17-8 5 0 9-9 13-13 0-4 4-9 4-17 0-4-4-13-4-17-4-5-8-9-13-9-4-5-9-5-17-9-9 0-13 0-22 0h-25v-25h25c5 0 13 0 17-5 5 0 9-4 13-4 5-4 9-8 9-13 5-4 5-8 5-16 0-13-5-22-9-26-9-4-18-9-35-9-4 0-12 0-21 5-8 0-17 4-25 4v-26c4 0 8 0 13 0 4-4 8-4 12-4s9 0 13 0c4-4 8-4 13-4 8 0 21 4 30 4 9 4 17 9 21 13 5 4 13 8 13 17 4 4 4 13 4 21 0 13 0 21-8 30-4 8-17 17-26 21 5 0 13 4 17 4 5 5 9 9 13 13s9 9 13 13c0 9 4 13 4 22z">
          <text:p/>
        </draw:path>
        <draw:path draw:style-name="gr5" draw:text-style-name="P5" draw:layer="layout" svg:width="0.149cm" svg:height="0.283cm" svg:x="4.097cm" svg:y="15.037cm" svg:viewBox="0 0 150 284" svg:d="M81 0h21l-4 29c8 0 12 4 17 4 9 0 13 0 18 5v25c-5-4-14-4-18-4-9-4-13-4-17-4l-13 73c8 4 17 4 25 8 5 5 14 9 18 13 9 4 13 8 17 17 0 4 5 13 5 21 0 9-5 17-9 25 0 9-8 13-13 17-9 5-18 9-26 13-9 4-21 4-30 4l-8 38h-21l4-38c-9 0-17 0-25-4-9 0-17 0-22-4v-26c5 5 13 5 22 5 8 4 16 4 29 4l9-72c-9-4-13-8-22-13-8 0-12-4-16-8-9-5-13-13-17-17 0-5-5-14-5-23 0-8 5-12 5-21 4-8 8-12 12-17 9-4 17-12 26-12 8-5 21-9 34-9zM72 55c-12 0-25 4-29 8-9 9-13 13-13 21 0 9 4 13 8 22 9 5 13 9 26 13zM72 221c17 0 26-4 34-9 9-4 9-12 9-25 0 0 0-4 0-8 0-5-5-5-9-9 0-4-4-4-8-8-5 0-9-5-17-5z">
          <text:p/>
        </draw:path>
        <draw:path draw:style-name="gr5" draw:text-style-name="P5" draw:layer="layout" svg:width="0.136cm" svg:height="0.174cm" svg:x="4.474cm" svg:y="15.113cm" svg:viewBox="0 0 137 175" svg:d="M112 170v-21c-9 9-17 17-30 21-8 0-17 5-25 5-14 0-22 0-27-5-8 0-13-4-17-8s-8-9-8-17c-5-4-5-13-5-17 0-17 5-30 17-42 13-9 35-13 57-13h33v-13c0-13 0-17-8-25-4-5-17-9-30-9-8 0-17 0-26 4-8 0-21 5-30 9v-27c4-4 9-4 13-4s9-4 13-4c8 0 13 0 18-4 4 0 12 0 17 0 8 0 17 0 25 4s17 4 21 8c4 5 13 14 13 18 4 9 4 17 4 26v114zM107 94h-33c-9 0-13 4-22 4-5 0-9 5-13 5 0 4-4 8-4 12-5 0-5 5-5 13 0 0 0 4 0 8 5 0 5 5 9 9 0 0 4 0 8 4 0 0 5 0 14 0 4 0 13 0 21-4 9-4 17-13 25-21z">
          <text:p/>
        </draw:path>
        <draw:path draw:style-name="gr5" draw:text-style-name="P5" draw:layer="layout" svg:width="0.162cm" svg:height="0.241cm" svg:x="4.652cm" svg:y="15.113cm" svg:viewBox="0 0 163 242" svg:d="M133 25c4 4 8 9 8 17 0 4 5 9 5 17 0 9-5 17-5 21-4 9-8 13-17 22-4 4-12 8-21 8-4 4-13 4-26 4-4 0-13 0-17 0-8-4-13-4-17-8 0 4-4 8-4 13 0 0-5 4-5 8s5 8 9 8c4 5 9 5 17 5l43 4c9 0 17 0 21 0 9 4 13 4 22 8 4 5 8 9 8 13 4 9 4 13 4 21 0 6 0 14-4 22 0 5-8 13-13 17-8 5-17 9-25 13-13 0-22 4-39 4-13 0-25-4-34-4-9-4-17-4-21-8-9-5-13-9-17-13 0-9-5-13-5-17 0-8 5-18 9-22 4-9 8-13 17-21-4 0-4 0-9-5l-4-4c0-4-4-8-4-8 0-5 0-5 0-9 0-8 0-12 4-21 4-4 9-8 13-17-4 0-4-4-4-4-5-4-5-9-5-9-4-4-4-8-4-8 0-4 0-8 0-13 0-8 0-17 4-25 5-5 9-13 13-17 4-5 13-9 22-13 8 0 16-4 25-4 4 0 8 0 13 0 4 4 9 4 9 4h64v21zM34 196c0 8 5 12 13 17 5 4 17 4 34 4 9 0 18 0 22 0 9-4 13-4 17-9 4-4 4-4 9-8 0-4 0-8 0-14 0-4 0-8-9-12-4-5-12-5-26-5l-42-4c-5 4-9 4-9 9-4 0-4 4-4 8-5 0-5 4-5 4 0 6 0 6 0 10zM43 59c0 5 0 9 0 13 4 4 4 8 9 13 4 4 8 4 12 8 4 0 9 0 13 0 8 0 13 0 17 0 5-4 9-8 14-8 0-5 4-9 4-13 4-4 4-8 4-13 0-4 0-13-4-17 0-4-4-8-9-8 0-5-4-9-9-9-4 0-13-4-17-4s-9 4-13 4c-4 4-8 4-12 9-5 4-5 8-9 12 0 5 0 9 0 13z">
          <text:p/>
        </draw:path>
        <draw:path draw:style-name="gr5" draw:text-style-name="P5" draw:layer="layout" svg:width="0.149cm" svg:height="0.174cm" svg:x="4.843cm" svg:y="15.113cm" svg:viewBox="0 0 150 175" svg:d="M150 81c0 0 0 5 0 9s0 4 0 8h-116c0 17 4 30 13 38 8 9 21 13 42 13 5 0 9 0 13 0s9 0 14 0c4 0 8-4 12-4 5 0 9 0 13 0v21c-8 4-17 4-25 4-10 5-22 5-31 5-17 0-30 0-38-5-9-4-17-12-26-17-8-8-12-17-12-29-5-9-9-21-9-34s4-25 9-34c0-13 8-21 12-30 9-9 13-14 26-18 8-4 17-8 30-8 12 0 21 4 34 8 9 0 13 9 22 13 4 9 8 18 12 26 5 9 5 22 5 34zM120 77c0-8 0-17 0-21-4-9-4-13-9-17s-9-9-17-9c-5-4-9-4-17-4-9 0-13 0-18 4-4 0-8 5-12 9s-9 8-9 17c-4 4-4 13-4 21z">
          <text:p/>
        </draw:path>
        <draw:polygon draw:style-name="gr5" draw:text-style-name="P5" draw:layer="layout" svg:width="0.127cm" svg:height="0.187cm" svg:x="6.157cm" svg:y="15.1cm" svg:viewBox="0 0 128 188" draw:points="128,171 111,188 0,94 111,0 128,17 40,94">
          <text:p/>
        </draw:polygon>
        <draw:path draw:style-name="gr5" draw:text-style-name="P5" draw:layer="layout" svg:width="0.127cm" svg:height="0.174cm" svg:x="6.348cm" svg:y="15.113cm" svg:viewBox="0 0 128 175" svg:d="M128 166c-4 0-13 4-21 4-8 5-17 5-25 5-27 0-48-9-61-22-17-17-21-38-21-63 0-13 0-25 4-34 4-13 9-21 17-30 9-9 17-14 26-18 12-4 26-8 39-8 8 0 13 4 21 4s17 4 21 4v31c-4-4-13-9-21-9-8-4-13-4-21-4-9 0-17 4-22 4-9 5-13 9-17 13-9 4-9 13-13 22-4 4-4 12-4 25 0 17 4 34 13 42 12 13 26 17 43 17 8 0 17 0 21-4 8 0 17-4 21-9z">
          <text:p/>
        </draw:path>
        <draw:path draw:style-name="gr5" draw:text-style-name="P5" draw:layer="layout" svg:width="0.132cm" svg:height="0.233cm" svg:x="6.534cm" svg:y="15.049cm" svg:viewBox="0 0 133 234" svg:d="M133 234h-25v-106c0-13-5-22-9-30-4-5-13-9-22-9-4 0-9 0-9 0-4 4-8 4-12 9-5 0-9 4-13 8s-9 13-13 17v111h-30v-234h30v68l-4 25c8-4 13-8 17-12 4-5 8-9 13-9 4-4 8-4 12-4 5-4 9-4 13-4 18 0 31 4 39 17 9 8 13 25 13 47z">
          <text:p/>
        </draw:path>
        <draw:path draw:style-name="gr5" draw:text-style-name="P5" draw:layer="layout" svg:width="0.136cm" svg:height="0.169cm" svg:x="6.729cm" svg:y="15.113cm" svg:viewBox="0 0 137 170" svg:d="M0 4h26v31c8-13 21-23 29-27 9-4 18-8 30-8 18 0 31 8 39 18 9 12 13 29 13 51h-29c0-17 0-26-9-34-4-5-8-9-18-9-4 0-8 0-13 4-4 0-8 0-13 5-4 4-8 8-12 12-4 5-9 9-17 18v105h-26z">
          <text:p/>
        </draw:path>
        <draw:polygon draw:style-name="gr5" draw:text-style-name="P5" draw:layer="layout" svg:width="0.131cm" svg:height="0.187cm" svg:x="6.916cm" svg:y="15.1cm" svg:viewBox="0 0 132 188" draw:points="0,17 17,0 132,94 17,188 0,171 89,94">
          <text:p/>
        </draw:polygon>
        <draw:path draw:style-name="gr5" draw:text-style-name="P5" draw:layer="layout" svg:width="0.101cm" svg:height="0.076cm" svg:x="7.298cm" svg:y="15.049cm" svg:viewBox="0 0 102 77" svg:d="M39 0l-5 77h-30l-4-77zM102 0l-4 77h-30l-4-77z">
          <text:p/>
        </draw:path>
        <draw:polygon draw:style-name="gr5" draw:text-style-name="P5" draw:layer="layout" svg:width="0.122cm" svg:height="0.216cm" svg:x="7.476cm" svg:y="15.066cm" svg:viewBox="0 0 123 217" draw:points="123,217 0,217 0,0 123,0 123,26 30,26 30,93 119,93 119,119 30,119 30,192 123,192">
          <text:p/>
        </draw:polygon>
        <draw:polygon draw:style-name="gr5" draw:text-style-name="P5" draw:layer="layout" svg:width="0.131cm" svg:height="0.233cm" svg:x="7.658cm" svg:y="15.049cm" svg:viewBox="0 0 132 234" draw:points="56,26 4,26 4,0 86,0 86,212 132,212 132,234 0,234 0,212 56,212">
          <text:p/>
        </draw:polygon>
        <draw:path draw:style-name="gr5" draw:text-style-name="P5" draw:layer="layout" svg:width="0.145cm" svg:height="0.239cm" svg:x="7.831cm" svg:y="15.049cm" svg:viewBox="0 0 146 240" svg:d="M0 154c0-13 5-25 9-34 4-13 10-21 18-30 4-8 13-13 25-17 9-4 22-8 34-8 5 0 9 4 13 4 9 0 13 0 17 0v-69h30v234h-26v-29c-8 12-17 21-29 25-9 4-17 10-30 10-9 0-17-6-25-6-9-4-13-12-17-17-6-8-10-17-14-29 0-9-5-21-5-34zM31 154c0 21 5 34 13 46 4 9 13 13 21 13 9 0 17-4 26-8 8-9 17-17 25-30v-76c-4-5-8-5-17-5-4-4-8-4-17-4-13 0-25 4-34 17-12 9-17 26-17 47z">
          <text:p/>
        </draw:path>
        <draw:path draw:style-name="gr5" draw:text-style-name="P5" draw:layer="layout" svg:width="0.149cm" svg:height="0.174cm" svg:x="8.022cm" svg:y="15.113cm" svg:viewBox="0 0 150 175" svg:d="M150 81c0 0 0 5 0 9s0 4 0 8h-120c0 17 4 30 13 38 13 9 26 13 43 13 4 0 9 0 17 0 4 0 9 0 13 0s8-4 12-4c5 0 9 0 13 0v21c-8 4-17 4-29 4-9 5-17 5-30 5s-26 0-39-5c-9-4-17-12-26-17-4-8-8-17-13-29-4-9-4-21-4-34s0-25 4-34c5-13 9-21 17-30 5-9 13-14 22-18s22-8 35-8c8 0 21 4 29 8 9 0 17 9 21 13 9 9 13 18 17 26 0 9 5 22 5 34zM120 77c0-8 0-17-4-21 0-9-4-13-9-17-4-4-8-9-12-9-5-4-13-4-22-4-4 0-8 0-17 4-4 0-8 5-13 9-4 4-4 8-9 17-4 4-4 13-4 21z">
          <text:p/>
        </draw:path>
        <draw:path draw:style-name="gr5" draw:text-style-name="P5" draw:layer="layout" svg:width="0.14cm" svg:height="0.169cm" svg:x="8.221cm" svg:y="15.113cm" svg:viewBox="0 0 141 170" svg:d="M0 4h26l4 31c9-13 17-23 31-27 8-4 17-8 25-8 17 0 34 8 43 18 8 12 12 29 12 51h-29c0-17-4-26-9-34-4-5-8-9-21-9 0 0-4 0-8 4-5 0-9 0-13 5-4 4-9 8-14 12-4 5-13 9-17 18v105h-30z">
          <text:p/>
        </draw:path>
        <draw:polygon draw:style-name="gr5" draw:text-style-name="P5" draw:layer="layout" svg:width="0.136cm" svg:height="0.233cm" svg:x="8.403cm" svg:y="15.049cm" svg:viewBox="0 0 137 234" draw:points="57,26 9,26 9,0 86,0 86,212 137,212 137,234 0,234 0,212 57,212">
          <text:p/>
        </draw:polygon>
        <draw:path draw:style-name="gr5" draw:text-style-name="P5" draw:layer="layout" svg:width="0.166cm" svg:height="0.237cm" svg:x="8.573cm" svg:y="15.117cm" svg:viewBox="0 0 167 238" svg:d="M167 0l-60 148c-4 17-8 31-18 40-4 12-12 21-21 29-4 4-13 13-21 13-13 4-21 8-30 8-4 0-8 0-8-4-4 0-4 0-9 0v-25c0 0 5 0 9 0 0 0 4 4 8 4s9-4 13-4 13-5 13-9c4-4 8-8 12-12 5-5 9-13 13-23l-68-165h34l43 110 8 26 9-26 39-110z">
          <text:p/>
        </draw:path>
        <draw:path draw:style-name="gr5" draw:text-style-name="P5" draw:layer="layout" svg:width="0.102cm" svg:height="0.076cm" svg:x="8.794cm" svg:y="15.049cm" svg:viewBox="0 0 103 77" svg:d="M34 0l-5 77h-25l-4-77zM103 0l-5 77h-30l-4-77z">
          <text:p/>
        </draw:path>
        <draw:path draw:style-name="gr5" draw:text-style-name="P5" draw:layer="layout" svg:width="0.08cm" svg:height="0.11cm" svg:x="8.976cm" svg:y="15.232cm" svg:viewBox="0 0 81 111" svg:d="M0 85c4 0 13 0 17 0s9-4 14-4c4-4 8-8 12-8 0-5 0-9 0-13s0-9 0-13c-4-4-4-4-4-8-4 0-4-5-8-9 0 0 0-4 0-8 0-5 0-5 0-9s4-4 4-8c0 0 4-5 8-5 0 0 5 0 9 0s8 0 13 0c0 5 4 5 8 9s4 8 4 13c4 4 4 8 4 17 0 8 0 17-4 25-4 9-8 17-17 25-4 5-12 9-25 13-9 4-22 9-35 9z">
          <text:p/>
        </draw:path>
        <draw:path draw:style-name="gr5" draw:text-style-name="P5" draw:layer="layout" svg:width="0.102cm" svg:height="0.076cm" svg:x="9.353cm" svg:y="15.049cm" svg:viewBox="0 0 103 77" svg:d="M38 0l-4 77h-29l-5-77zM103 0l-4 77h-31l-4-77z">
          <text:p/>
        </draw:path>
        <draw:polygon draw:style-name="gr5" draw:text-style-name="P5" draw:layer="layout" svg:width="0.123cm" svg:height="0.216cm" svg:x="9.531cm" svg:y="15.066cm" svg:viewBox="0 0 124 217" draw:points="124,217 0,217 0,0 124,0 124,26 30,26 30,93 120,93 120,119 30,119 30,192 124,192">
          <text:p/>
        </draw:polygon>
        <draw:polygon draw:style-name="gr5" draw:text-style-name="P5" draw:layer="layout" svg:width="0.131cm" svg:height="0.233cm" svg:x="9.714cm" svg:y="15.049cm" svg:viewBox="0 0 132 234" draw:points="56,26 4,26 4,0 85,0 85,212 132,212 132,234 0,234 0,212 56,212">
          <text:p/>
        </draw:polygon>
        <draw:path draw:style-name="gr5" draw:text-style-name="P5" draw:layer="layout" svg:width="0.144cm" svg:height="0.239cm" svg:x="9.887cm" svg:y="15.049cm" svg:viewBox="0 0 145 240" svg:d="M0 154c0-13 4-25 9-34 4-13 8-21 17-30 4-8 12-13 25-17 9-4 21-8 34-8 4 0 9 4 13 4 8 0 13 0 17 0v-69h30v234h-26l-4-29c-4 12-13 21-26 25-8 4-17 10-29 10-9 0-17-6-26-6-8-4-13-12-17-17-4-8-8-17-13-29 0-9-4-21-4-34zM30 154c0 21 4 34 13 46 4 9 13 13 21 13s17-4 25-8c9-9 17-17 26-30v-76c-4-5-9-5-17-5-4-4-9-4-17-4-13 0-25 4-34 17-13 9-17 26-17 47z">
          <text:p/>
        </draw:path>
        <draw:path draw:style-name="gr5" draw:text-style-name="P5" draw:layer="layout" svg:width="0.148cm" svg:height="0.174cm" svg:x="10.078cm" svg:y="15.113cm" svg:viewBox="0 0 149 175" svg:d="M149 81c0 0 0 5 0 9s0 4 0 8h-119c0 17 4 30 13 38 12 9 26 13 43 13 4 0 8 0 17 0 4 0 8 0 13 0 4 0 8-4 12-4 5 0 9 0 13 0v21c-8 4-17 4-30 4-8 5-17 5-29 5-13 0-27 0-39-5-9-4-18-12-26-17-4-8-9-17-13-29-4-9-4-21-4-34s0-25 4-34c4-13 9-21 17-30 4-9 13-14 22-18 8-4 22-8 34-8 9 0 22 4 30 8 9 0 17 9 21 13 9 9 13 18 17 26 0 9 4 22 4 34zM120 77c0-8 0-17-4-21 0-9-5-13-9-17s-8-9-13-9c-4-4-12-4-21-4-4 0-8 0-18 4-4 0-8 5-12 9-5 4-5 8-9 17-4 4-4 13-4 21z">
          <text:p/>
        </draw:path>
        <draw:path draw:style-name="gr5" draw:text-style-name="P5" draw:layer="layout" svg:width="0.14cm" svg:height="0.169cm" svg:x="10.277cm" svg:y="15.113cm" svg:viewBox="0 0 141 170" svg:d="M0 4h26l4 31c8-13 17-23 30-27 8-4 17-8 26-8 17 0 34 8 43 18 8 12 12 29 12 51h-29c0-17-5-26-9-34-4-5-13-9-21-9-5 0-5 0-10 4-4 0-8 0-12 5-5 4-9 8-13 12-4 5-13 9-17 18v105h-30z">
          <text:p/>
        </draw:path>
        <draw:polygon draw:style-name="gr5" draw:text-style-name="P5" draw:layer="layout" svg:width="0.136cm" svg:height="0.233cm" svg:x="10.459cm" svg:y="15.049cm" svg:viewBox="0 0 137 234" draw:points="57,26 10,26 10,0 86,0 86,212 137,212 137,234 0,234 0,212 57,212">
          <text:p/>
        </draw:polygon>
        <draw:path draw:style-name="gr5" draw:text-style-name="P5" draw:layer="layout" svg:width="0.165cm" svg:height="0.237cm" svg:x="10.629cm" svg:y="15.117cm" svg:viewBox="0 0 166 238" svg:d="M166 0l-59 148c-4 17-8 31-17 40-4 12-13 21-21 29-4 4-13 13-26 13-8 4-16 8-30 8 0 0-4 0-4-4-5 0-5 0-9 0v-25c0 0 4 0 9 0 0 0 4 4 9 4 4 0 9-4 13-4s8-5 12-9c5-4 9-8 13-12 4-5 9-13 13-23l-69-165h35l42 110 9 26 8-26 38-110z">
          <text:p/>
        </draw:path>
        <draw:path draw:style-name="gr5" draw:text-style-name="P5" draw:layer="layout" svg:width="0.101cm" svg:height="0.076cm" svg:x="10.85cm" svg:y="15.049cm" svg:viewBox="0 0 102 77" svg:d="M34 0l-4 77h-26l-4-77zM102 0l-4 77h-30l-4-77z">
          <text:p/>
        </draw:path>
        <draw:path draw:style-name="gr5" draw:text-style-name="P5" draw:layer="layout" svg:width="0.08cm" svg:height="0.11cm" svg:x="11.032cm" svg:y="15.232cm" svg:viewBox="0 0 81 111" svg:d="M0 85c4 0 13 0 17 0s8-4 12-4c5-4 9-8 13-8 0-5 0-9 0-13s0-9 0-13c-4-4-4-4-4-8-4 0-4-5-9-9 0 0 0-4 0-8 0-5 0-5 0-9s5-4 5-8c0 0 4-5 8-5 0 0 4 0 10 0 4 0 8 0 12 0 0 5 5 5 9 9 0 4 4 8 4 13 4 4 4 8 4 17 0 8 0 17-4 25-4 9-8 17-17 25-4 5-14 9-26 13-9 4-21 9-34 9z">
          <text:p/>
        </draw:path>
        <draw:path draw:style-name="gr5" draw:text-style-name="P5" draw:layer="layout" svg:width="0.102cm" svg:height="0.076cm" svg:x="11.409cm" svg:y="15.049cm" svg:viewBox="0 0 103 77" svg:d="M38 0l-4 77h-30l-4-77zM103 0l-5 77h-29l-4-77z">
          <text:p/>
        </draw:path>
        <draw:polygon draw:style-name="gr5" draw:text-style-name="P5" draw:layer="layout" svg:width="0.123cm" svg:height="0.216cm" svg:x="11.587cm" svg:y="15.066cm" svg:viewBox="0 0 124 217" draw:points="124,217 0,217 0,0 124,0 124,26 30,26 30,93 120,93 120,119 30,119 30,192 124,192">
          <text:p/>
        </draw:polygon>
        <draw:polygon draw:style-name="gr5" draw:text-style-name="P5" draw:layer="layout" svg:width="0.132cm" svg:height="0.233cm" svg:x="11.769cm" svg:y="15.049cm" svg:viewBox="0 0 133 234" draw:points="56,26 5,26 5,0 85,0 85,212 133,212 133,234 0,234 0,212 56,212">
          <text:p/>
        </draw:polygon>
        <draw:path draw:style-name="gr5" draw:text-style-name="P5" draw:layer="layout" svg:width="0.144cm" svg:height="0.239cm" svg:x="11.943cm" svg:y="15.049cm" svg:viewBox="0 0 145 240" svg:d="M0 154c0-13 4-25 9-34 4-13 8-21 16-30 5-8 13-13 26-17 8-4 21-8 35-8 4 0 8 4 13 4 8 0 12 0 17 0v-69h29v234h-25l-4-29c-5 12-17 21-26 25-10 4-18 10-31 10-8 0-17-6-25-6-9-4-13-12-17-17-4-8-8-17-13-29 0-9-4-21-4-34zM30 154c0 21 4 34 8 46 9 9 17 13 26 13 8 0 16-4 26-8 9-9 17-17 26-30v-76c-5-5-9-5-17-5-5-4-9-4-19-4-16 0-25 4-38 17-8 9-12 26-12 47z">
          <text:p/>
        </draw:path>
        <draw:path draw:style-name="gr5" draw:text-style-name="P5" draw:layer="layout" svg:width="0.148cm" svg:height="0.174cm" svg:x="12.134cm" svg:y="15.113cm" svg:viewBox="0 0 149 175" svg:d="M149 81c0 0 0 5 0 9s0 4 0 8h-120c0 17 5 30 13 38 13 9 26 13 43 13 5 0 9 0 13 0 9 0 13 0 17 0 5 0 9-4 13-4s9 0 13 0v21c-9 4-17 4-30 4-9 5-17 5-30 5s-26 0-39-5c-8-4-17-12-25-17-4-8-9-17-13-29-4-9-4-21-4-34s0-25 4-34c4-13 9-21 13-30 8-9 17-14 25-18 9-4 21-8 35-8 8 0 21 4 30 8 8 0 17 9 21 13 9 9 13 18 17 26 0 9 4 22 4 34zM120 77c0-8 0-17-5-21 0-9-4-13-8-17-5-4-9-9-13-9-4-4-13-4-22-4-4 0-9 0-17 4-4 0-9 5-13 9s-4 8-8 17c-5 4-5 13-5 21z">
          <text:p/>
        </draw:path>
        <draw:path draw:style-name="gr5" draw:text-style-name="P5" draw:layer="layout" svg:width="0.138cm" svg:height="0.169cm" svg:x="12.333cm" svg:y="15.113cm" svg:viewBox="0 0 139 170" svg:d="M0 4h25l5 31c8-13 17-23 25-27 14-4 22-8 31-8 17 0 30 8 42 18 9 12 13 29 9 51h-26c0-17-4-26-8-34-5-5-13-9-22-9-4 0-4 0-8 4-4 0-9 0-14 5-4 4-8 8-12 12-5 5-13 9-17 18v105h-30z">
          <text:p/>
        </draw:path>
        <draw:polygon draw:style-name="gr5" draw:text-style-name="P5" draw:layer="layout" svg:width="0.136cm" svg:height="0.233cm" svg:x="12.515cm" svg:y="15.049cm" svg:viewBox="0 0 137 234" draw:points="55,26 9,26 9,0 85,0 85,212 137,212 137,234 0,234 0,212 55,212">
          <text:p/>
        </draw:polygon>
        <draw:path draw:style-name="gr5" draw:text-style-name="P5" draw:layer="layout" svg:width="0.165cm" svg:height="0.237cm" svg:x="12.685cm" svg:y="15.117cm" svg:viewBox="0 0 166 238" svg:d="M166 0l-59 148c-6 17-10 31-18 40-5 12-13 21-22 29-4 4-12 13-21 13-12 4-21 8-29 8-5 0-9 0-9-4-4 0-4 0-8 0v-25c0 0 4 0 8 0 0 0 4 4 9 4 4 0 8-4 12-4 5 0 13-5 13-9 4-4 8-8 13-12 4-5 8-13 12-23l-67-165h34l42 110 8 26 9-26 39-110z">
          <text:p/>
        </draw:path>
        <draw:path draw:style-name="gr5" draw:text-style-name="P5" draw:layer="layout" svg:width="0.102cm" svg:height="0.076cm" svg:x="12.905cm" svg:y="15.049cm" svg:viewBox="0 0 103 77" svg:d="M34 0l-4 77h-25l-5-77zM103 0l-9 77h-26l-4-77z">
          <text:p/>
        </draw:path>
        <draw:path draw:style-name="gr5" draw:text-style-name="P5" draw:layer="layout" svg:width="0.08cm" svg:height="0.11cm" svg:x="13.088cm" svg:y="15.232cm" svg:viewBox="0 0 81 111" svg:d="M0 85c4 0 12 0 17 0 4 0 8-4 12-4 5-4 9-8 9-8 4-5 4-9 4-13s0-9 0-13c-4-4-4-4-8-8 0 0 0-5-5-9 0 0 0-4 0-8 0-5 0-5 0-9s0-4 5-8c0 0 4-5 8-5 0 0 4 0 8 0 5 0 9 0 13 0 0 5 4 5 10 9 0 4 4 8 4 13 4 4 4 8 4 17 0 8 0 17-4 25-4 9-10 17-18 25-4 5-13 9-25 13-9 4-22 9-34 9z">
          <text:p/>
        </draw:path>
        <draw:path draw:style-name="gr5" draw:text-style-name="P5" draw:layer="layout" svg:width="0.102cm" svg:height="0.076cm" svg:x="13.465cm" svg:y="15.049cm" svg:viewBox="0 0 103 77" svg:d="M39 0l-4 77h-31l-4-77zM103 0l-5 77h-29l-5-77z">
          <text:p/>
        </draw:path>
        <draw:polygon draw:style-name="gr5" draw:text-style-name="P5" draw:layer="layout" svg:width="0.123cm" svg:height="0.216cm" svg:x="13.643cm" svg:y="15.066cm" svg:viewBox="0 0 124 217" draw:points="124,217 0,217 0,0 124,0 124,26 30,26 30,93 120,93 120,119 30,119 30,192 124,192">
          <text:p/>
        </draw:polygon>
        <draw:polygon draw:style-name="gr5" draw:text-style-name="P5" draw:layer="layout" svg:width="0.136cm" svg:height="0.233cm" svg:x="13.825cm" svg:y="15.049cm" svg:viewBox="0 0 137 234" draw:points="56,26 8,26 8,0 86,0 86,212 137,212 137,234 0,234 0,212 56,212">
          <text:p/>
        </draw:polygon>
        <draw:path draw:style-name="gr5" draw:text-style-name="P5" draw:layer="layout" svg:width="0.144cm" svg:height="0.239cm" svg:x="13.999cm" svg:y="15.049cm" svg:viewBox="0 0 145 240" svg:d="M0 154c0-13 4-25 8-34 5-13 9-21 17-30 5-8 13-13 27-17 8-4 21-8 34-8 4 0 8 4 12 4 9 0 13 0 17 0v-69h30v234h-26l-4-29c-8 12-17 21-25 25-9 4-17 10-30 10-8 0-17-6-26-6-9-4-13-12-17-17-4-8-9-17-13-29 0-9-4-21-4-34zM30 154c0 21 4 34 8 46 9 9 18 13 26 13 9 0 17-4 26-8 8-9 17-17 25-30v-76c-4-5-8-5-17-5-4-4-12-4-17-4-17 0-25 4-38 17-9 9-13 26-13 47z">
          <text:p/>
        </draw:path>
        <draw:path draw:style-name="gr5" draw:text-style-name="P5" draw:layer="layout" svg:width="0.148cm" svg:height="0.174cm" svg:x="14.19cm" svg:y="15.113cm" svg:viewBox="0 0 149 175" svg:d="M149 81c0 0 0 5 0 9s0 4 0 8h-120c0 17 4 30 13 38 13 9 25 13 42 13 5 0 10 0 14 0 8 0 13 0 17 0s8-4 13-4c4 0 8 0 13 0v21c-9 4-18 4-30 4-9 5-17 5-31 5-13 0-25 0-38-5-9-4-17-12-25-17-5-8-9-17-13-29-4-9-4-21-4-34s0-25 4-34c4-13 8-21 13-30 8-9 16-14 25-18 8-4 21-8 34-8 8 0 22 4 30 8 9 0 17 9 22 13 8 9 13 18 17 26 0 9 4 22 4 34zM119 77c0-8-4-17-4-21 0-9-4-13-9-17-4-4-8-9-12-9-5-4-14-4-22-4-5 0-13 0-17 4-5 0-9 5-13 9s-9 8-9 17c-4 4-4 13-4 21z">
          <text:p/>
        </draw:path>
        <draw:path draw:style-name="gr5" draw:text-style-name="P5" draw:layer="layout" svg:width="0.137cm" svg:height="0.169cm" svg:x="14.389cm" svg:y="15.113cm" svg:viewBox="0 0 138 170" svg:d="M0 4h25l4 31c9-13 17-23 26-27 14-4 22-8 31-8 16 0 29 8 42 18 8 12 13 29 8 51h-25c0-17-4-26-9-34-4-5-12-9-21-9-4 0-8 0-8 4-4 0-10 0-14 5-4 4-8 8-13 12-8 5-12 9-17 18v105h-29z">
          <text:p/>
        </draw:path>
        <draw:polygon draw:style-name="gr5" draw:text-style-name="P5" draw:layer="layout" svg:width="0.136cm" svg:height="0.233cm" svg:x="14.571cm" svg:y="15.049cm" svg:viewBox="0 0 137 234" draw:points="55,26 8,26 8,0 86,0 86,212 137,212 137,234 0,234 0,212 55,212">
          <text:p/>
        </draw:polygon>
        <draw:path draw:style-name="gr5" draw:text-style-name="P5" draw:layer="layout" svg:width="0.166cm" svg:height="0.237cm" svg:x="14.74cm" svg:y="15.117cm" svg:viewBox="0 0 167 238" svg:d="M167 0l-59 148c-5 17-13 31-17 40-5 12-13 21-22 29-8 4-12 13-25 13-8 4-18 8-31 8 0 0-4 0-4-4-4 0-9 0-9 0v-25c0 0 5 0 9 0 0 0 4 4 9 4 4 0 8-4 13-4s9-5 13-9 9-8 13-12c4-5 8-13 12-23l-69-165h36l42 110 8 26 9-26 38-110z">
          <text:p/>
        </draw:path>
        <draw:path draw:style-name="gr5" draw:text-style-name="P5" draw:layer="layout" svg:width="0.102cm" svg:height="0.076cm" svg:x="14.961cm" svg:y="15.049cm" svg:viewBox="0 0 103 77" svg:d="M34 0l-4 77h-26l-4-77zM103 0l-9 77h-25l-4-77z">
          <text:p/>
        </draw:path>
        <draw:path draw:style-name="gr5" draw:text-style-name="P5" draw:layer="layout" svg:width="0.081cm" svg:height="0.11cm" svg:x="15.143cm" svg:y="15.232cm" svg:viewBox="0 0 82 111" svg:d="M0 85c4 0 13 0 18 0 4 0 9-4 13-4 4-4 8-8 13-8 0-5 0-9 0-13s0-9 0-13c-5-4-5-4-5-8-4 0-4-5-8-9 0 0 0-4 0-8 0-5 0-5 0-9s4-4 4-8c0 0 4-5 9-5 0 0 4 0 8 0s8 0 13 0c0 5 4 5 8 9s4 8 4 13c5 4 5 8 5 17 0 8 0 17-5 25-4 9-8 17-17 25-4 5-12 9-25 13-8 4-22 9-35 9z">
          <text:p/>
        </draw:path>
        <draw:path draw:style-name="gr5" draw:text-style-name="P5" draw:layer="layout" svg:width="0.102cm" svg:height="0.076cm" svg:x="15.52cm" svg:y="15.049cm" svg:viewBox="0 0 103 77" svg:d="M39 0l-9 77h-25l-5-77zM103 0l-4 77h-31l-4-77z">
          <text:p/>
        </draw:path>
        <draw:polygon draw:style-name="gr5" draw:text-style-name="P5" draw:layer="layout" svg:width="0.123cm" svg:height="0.216cm" svg:x="15.699cm" svg:y="15.066cm" svg:viewBox="0 0 124 217" draw:points="124,217 0,217 0,0 124,0 124,26 29,26 29,93 119,93 119,119 29,119 29,192 124,192">
          <text:p/>
        </draw:polygon>
        <draw:polygon draw:style-name="gr5" draw:text-style-name="P5" draw:layer="layout" svg:width="0.135cm" svg:height="0.233cm" svg:x="15.881cm" svg:y="15.049cm" svg:viewBox="0 0 136 234" draw:points="55,26 8,26 8,0 85,0 85,212 136,212 136,234 0,234 0,212 55,212">
          <text:p/>
        </draw:polygon>
        <draw:path draw:style-name="gr5" draw:text-style-name="P5" draw:layer="layout" svg:width="0.144cm" svg:height="0.239cm" svg:x="16.055cm" svg:y="15.049cm" svg:viewBox="0 0 145 240" svg:d="M0 154c0-13 4-25 8-34 4-13 9-21 17-30 4-8 14-13 26-17 9-4 22-8 34-8 5 0 9 4 13 4s13 0 17 0v-69h30v234h-26l-4-29c-8 12-17 21-25 25-9 4-17 10-30 10-9 0-17-6-25-6-10-4-14-12-18-17-5-8-9-17-13-29 0-9-4-21-4-34zM29 154c0 21 6 34 10 46 8 9 17 13 25 13 9 0 17-4 26-8 8-9 17-17 25-30v-76c-4-5-13-5-17-5-4-4-13-4-17-4-17 0-30 4-38 17-8 9-14 26-14 47z">
          <text:p/>
        </draw:path>
        <draw:path draw:style-name="gr5" draw:text-style-name="P5" draw:layer="layout" svg:width="0.149cm" svg:height="0.174cm" svg:x="16.245cm" svg:y="15.113cm" svg:viewBox="0 0 150 175" svg:d="M150 81c0 0 0 5 0 9s0 4-5 8h-115c0 17 4 30 13 38 8 9 25 13 42 13 4 0 9 0 13 0 8 0 14 0 18 0s8-4 12-4c5 0 9 0 13 0v21c-8 4-17 4-29 4-10 5-23 5-31 5-13 0-26 0-38-5-9-4-17-12-26-17-4-8-8-17-12-29-5-9-5-21-5-34s0-25 5-34c4-13 8-21 12-30 9-9 17-14 26-18 8-4 21-8 34-8 8 0 21 4 29 8 10 0 18 9 22 13 9 9 13 18 17 26 0 9 5 22 5 34zM120 77c0-8-4-17-4-21 0-9-4-13-10-17-4-4-8-9-12-9-5-4-13-4-22-4-4 0-12 0-17 4-4 0-8 5-12 9s-9 8-9 17c-4 4-4 13-4 21z">
          <text:p/>
        </draw:path>
        <draw:path draw:style-name="gr5" draw:text-style-name="P5" draw:layer="layout" svg:width="0.137cm" svg:height="0.169cm" svg:x="16.445cm" svg:y="15.113cm" svg:viewBox="0 0 138 170" svg:d="M0 4h25l4 31c9-13 17-23 26-27 13-4 22-8 30-8 17 0 30 8 43 18 8 12 12 29 8 51h-25c0-17-4-26-9-34-4-5-12-9-21-9-4 0-8 0-8 4-5 0-10 0-14 5-4 4-9 8-13 12-8 5-12 9-17 18v105h-29z">
          <text:p/>
        </draw:path>
        <draw:polygon draw:style-name="gr5" draw:text-style-name="P5" draw:layer="layout" svg:width="0.135cm" svg:height="0.233cm" svg:x="16.627cm" svg:y="15.049cm" svg:viewBox="0 0 136 234" draw:points="56,26 4,26 4,0 86,0 86,212 136,212 136,234 0,234 0,212 56,212">
          <text:p/>
        </draw:polygon>
        <draw:path draw:style-name="gr5" draw:text-style-name="P5" draw:layer="layout" svg:width="0.166cm" svg:height="0.237cm" svg:x="16.796cm" svg:y="15.117cm" svg:viewBox="0 0 167 238" svg:d="M167 0l-61 148c-4 17-12 31-17 40-4 12-12 21-21 29-8 4-17 13-25 13-9 4-17 8-30 8 0 0-4 0-4-4-4 0-9 0-9 0v-25c0 0 5 0 9 0 0 0 4 4 8 4s9-4 13-4 8-5 13-9c4-4 8-8 13-12 4-5 8-13 12-23l-68-165h34l43 110 8 26 9-26 39-110z">
          <text:p/>
        </draw:path>
        <draw:path draw:style-name="gr5" draw:text-style-name="P5" draw:layer="layout" svg:width="0.097cm" svg:height="0.076cm" svg:x="17.017cm" svg:y="15.049cm" svg:viewBox="0 0 98 77" svg:d="M35 0l-5 77h-26l-4-77zM98 0l-4 77h-25l-5-77z">
          <text:p/>
        </draw:path>
        <draw:path draw:style-name="gr5" draw:text-style-name="P5" draw:layer="layout" svg:width="0.081cm" svg:height="0.11cm" svg:x="17.199cm" svg:y="15.232cm" svg:viewBox="0 0 82 111" svg:d="M0 85c4 0 13 0 17 0s8-4 13-4c4-4 8-8 8-8 5-5 5-9 5-13s0-9 0-13c-5-4-5-4-9-8 0 0 0-5-4-9 0 0 0-4 0-8 0-5 0-5 0-9s0-4 4-8l4-5c5 0 10 0 14 0s8 0 8 0c5 5 9 5 13 9 0 4 4 8 4 13 5 4 5 8 5 17 0 8-5 17-5 25-4 9-8 17-17 25-4 5-12 9-26 13-9 4-21 9-34 9z">
          <text:p/>
        </draw:path>
        <draw:path draw:style-name="gr5" draw:text-style-name="P5" draw:layer="layout" svg:width="0.102cm" svg:height="0.076cm" svg:x="17.576cm" svg:y="15.049cm" svg:viewBox="0 0 103 77" svg:d="M38 0l-8 77h-25l-5-77zM103 0l-4 77h-30l-4-77z">
          <text:p/>
        </draw:path>
        <draw:polygon draw:style-name="gr5" draw:text-style-name="P5" draw:layer="layout" svg:width="0.123cm" svg:height="0.216cm" svg:x="17.754cm" svg:y="15.066cm" svg:viewBox="0 0 124 217" draw:points="124,217 0,217 0,0 124,0 124,26 30,26 30,93 119,93 119,119 30,119 30,192 124,192">
          <text:p/>
        </draw:polygon>
        <draw:polygon draw:style-name="gr5" draw:text-style-name="P5" draw:layer="layout" svg:width="0.131cm" svg:height="0.233cm" svg:x="17.937cm" svg:y="15.049cm" svg:viewBox="0 0 132 234" draw:points="55,26 4,26 4,0 81,0 81,212 132,212 132,234 0,234 0,212 55,212">
          <text:p/>
        </draw:polygon>
        <draw:path draw:style-name="gr5" draw:text-style-name="P5" draw:layer="layout" svg:width="0.144cm" svg:height="0.239cm" svg:x="18.11cm" svg:y="15.049cm" svg:viewBox="0 0 145 240" svg:d="M0 154c0-13 5-25 9-34 4-13 8-21 17-30 4-8 13-13 25-17 9-4 21-8 34-8 4 0 9 4 13 4s13 0 17 0v-69h30v234h-26l-4-29c-9 12-17 21-26 25-8 4-17 10-29 10-9 0-17-6-26-6-8-4-12-12-17-17-4-8-8-17-12-29 0-9-5-21-5-34zM30 154c0 21 4 34 9 46 8 9 17 13 25 13s17-4 25-8c9-9 17-17 26-30v-76c-4-5-13-5-17-5-4-4-13-4-17-4-17 0-30 4-38 17-9 9-13 26-13 47z">
          <text:p/>
        </draw:path>
        <draw:path draw:style-name="gr5" draw:text-style-name="P5" draw:layer="layout" svg:width="0.148cm" svg:height="0.174cm" svg:x="18.301cm" svg:y="15.113cm" svg:viewBox="0 0 149 175" svg:d="M149 81c0 0 0 5 0 9s-4 4-4 8h-115c0 17 4 30 13 38 8 9 25 13 42 13 4 0 8 0 13 0 4 0 12 0 17 0 4 0 8-4 13-4 4 0 9 0 9 0v21c-5 4-14 4-27 4-8 5-21 5-29 5-13 0-26 0-38-5-9-4-17-12-26-17-4-8-8-17-13-29-4-9-4-21-4-34s0-25 4-34c5-13 9-21 13-30 9-9 17-14 26-18 8-4 21-8 33-8 9 0 22 4 30 8 9 0 17 9 22 13 9 9 13 18 13 26 4 9 8 22 8 34zM115 77c4-8 0-17 0-21 0-9-5-13-9-17s-8-9-13-9c-8-4-12-4-21-4-4 0-12 0-17 4-4 0-8 5-12 9-5 4-9 8-9 17-4 4-4 13-4 21z">
          <text:p/>
        </draw:path>
        <draw:path draw:style-name="gr5" draw:text-style-name="P5" draw:layer="layout" svg:width="0.138cm" svg:height="0.169cm" svg:x="18.5cm" svg:y="15.113cm" svg:viewBox="0 0 139 170" svg:d="M0 4h26l4 31c8-13 17-23 25-27 14-4 22-8 31-8 17 0 30 8 42 18 9 12 13 29 9 51h-26c0-17-4-26-8-34-4-5-13-9-21-9-5 0-9 0-9 4-4 0-8 0-14 5-4 4-8 8-12 12-9 5-13 9-17 18v105h-30z">
          <text:p/>
        </draw:path>
        <draw:path draw:style-name="gr5" draw:text-style-name="P5" draw:layer="layout" svg:width="0.165cm" svg:height="0.039cm" svg:x="18.666cm" svg:y="15.248cm" svg:viewBox="0 0 166 40" svg:d="M38 18c0 5 0 5 0 9-5 4-5 4-5 8-4 0-4 0-8 5 0 0-4 0-8 0 0 0-5 0-9 0 0-5-4-5-4-5 0-4-4-4-4-8 0 0 0-4 0-9 0 0 0-4 0-8l4-5c0-5 4-5 4-5 4 0 9 0 9 0 4 0 8 0 8 0 4 0 4 0 8 5 0 0 0 5 5 5 0 4 0 8 0 8zM102 18c0 5 0 5 0 9-4 4-4 4-4 8-4 0-4 0-8 5 0 0-4 0-9 0 0 0-4 0-8 0 0-5-4-5-4-5 0-4-5-4-5-8 0 0 0-4 0-9 0 0 0-4 0-8l5-5c0-5 4-5 4-5 4 0 8 0 8 0 5 0 9 0 9 0 4 0 4 0 8 5 0 0 0 5 4 5 0 4 0 8 0 8zM166 18c0 5 0 5 0 9-4 4-4 4-4 8-5 0-5 0-9 5 0 0-4 0-8 0h-4c-5-5-9-5-9-5 0-4-4-4-4-8 0 0 0-4 0-9 0 0 0-4 0-8l4-5c0-5 4-5 9-5h4c4 0 8 0 8 0 4 0 4 0 9 5 0 0 0 5 4 5 0 4 0 8 0 8z">
          <text:p/>
        </draw:path>
        <draw:path draw:style-name="gr5" draw:text-style-name="P5" draw:layer="layout" svg:width="0.149cm" svg:height="0.288cm" svg:x="4.097cm" svg:y="15.537cm" svg:viewBox="0 0 150 289" svg:d="M81 0h21l-4 33c8 0 12 0 17 5 9 0 13 0 18 0v25c-5 0-14 0-18-4-9 0-13 0-17 0l-13 72c8 0 17 4 25 9 5 4 14 8 18 12 9 5 13 10 17 18 0 4 5 13 5 21 0 9-5 17-9 26 0 4-8 12-13 17-9 4-18 8-26 12-9 0-21 5-30 5l-8 38h-21l4-38c-9 0-17 0-25-5-9 0-17 0-22-4v-25c5 0 13 4 22 4 8 4 16 4 29 4l9-77c-9 0-13-4-22-8-8-5-12-9-16-13-9-4-13-9-17-13 0-8-5-13-5-21s5-17 5-21c4-9 8-13 12-17 9-9 17-13 26-17 8 0 21-5 34-5zM72 59c-12 0-25 4-29 9-9 4-13 12-13 21 0 8 4 12 8 17 9 4 13 8 26 12zM72 225c17 0 26-4 34-8 9-9 9-17 9-26 0-4 0-8 0-8 0-4-5-9-9-9 0-4-4-4-8-8-5-4-9-4-17-9z">
          <text:p/>
        </draw:path>
        <draw:path draw:style-name="gr5" draw:text-style-name="P5" draw:layer="layout" svg:width="0.161cm" svg:height="0.238cm" svg:x="4.466cm" svg:y="15.549cm" svg:viewBox="0 0 162 239" svg:d="M162 30c-17-4-30-4-38-4-31 0-43 13-43 42v26h77v25h-77v120h-30v-120h-51v-25h51v-26c0-47 25-68 73-68 8 0 25 5 38 5z">
          <text:p/>
        </draw:path>
        <draw:path draw:style-name="gr5" draw:text-style-name="P5" draw:layer="layout" svg:width="0.144cm" svg:height="0.233cm" svg:x="4.665cm" svg:y="15.554cm" svg:viewBox="0 0 145 234" svg:d="M145 148c0 13-4 25-8 35-4 13-9 21-17 29-4 9-13 13-25 17-9 5-22 5-34 5-9 0-17 0-30 0-9-5-22-5-31-9v-225h31v63 30c4-9 17-17 25-21 9-4 17-9 30-9 9 0 17 0 25 5 9 4 13 12 17 16 5 9 9 17 13 30 0 9 4 21 4 34zM116 148c0-8-5-17-5-25 0-5-4-13-4-17-4-5-8-9-12-13-5-4-9-4-13-4s-9 0-13 0c-4 4-8 4-13 8-4 0-8 4-12 9-4 4-9 12-13 17v81c4 4 9 4 17 4 4 4 13 4 17 4s13 0 17-4c8 0 13-4 17-8s8-13 12-21c0-10 5-18 5-31z">
          <text:p/>
        </draw:path>
        <draw:path draw:style-name="gr5" draw:text-style-name="P5" draw:layer="layout" svg:width="0.127cm" svg:height="0.174cm" svg:x="4.856cm" svg:y="15.617cm" svg:viewBox="0 0 128 175" svg:d="M128 124c0 9 0 13 0 17-4 4-8 8-8 13-5 4-9 4-13 8s-8 4-17 9c-4 0-8 0-13 0-8 4-12 4-17 4-13 0-21 0-30-4-13 0-22 0-30-5v-25c8 4 21 4 30 4 9 4 17 4 30 4s22 0 30-4c4-4 9-12 9-17 0-4 0-8 0-8 0-4-5-4-9-9 0 0-4-4-13-4-4-4-12-4-21-8-9-5-17-5-21-9-10-4-14-4-18-8s-9-9-13-17c0-4-4-9-4-17 0-4 4-10 4-14 4-8 9-13 13-17s13-8 22-12c8-5 17-5 34-5 4 0 13 0 21 0 9 0 17 5 26 5v25c-9 0-21-4-26-4-8 0-17 0-21 0-8 0-17 0-21 0-5 0-9 4-13 4 0 4-4 4-4 8 0 0-5 6-5 10 0 0 5 4 5 8l4 5c4 4 8 4 13 8 8 0 17 4 25 9 9 0 17 4 26 8 4 4 8 4 12 8 5 5 9 9 13 13 0 4 0 13 0 17z">
          <text:p/>
        </draw:path>
        <draw:polygon draw:style-name="gr5" draw:text-style-name="P5" draw:layer="layout" svg:width="0.178cm" svg:height="0.165cm" svg:x="5.017cm" svg:y="15.622cm" svg:viewBox="0 0 179 166" draw:points="179,0 154,166 120,166 94,97 90,80 86,97 60,166 25,166 0,0 30,0 42,110 47,135 55,114 77,38 98,38 124,114 133,135 137,114 149,0">
          <text:p/>
        </draw:polygon>
        <draw:path draw:style-name="gr5" draw:text-style-name="P5" draw:layer="layout" svg:width="0.139cm" svg:height="0.174cm" svg:x="5.221cm" svg:y="15.617cm" svg:viewBox="0 0 140 175" svg:d="M114 171l-4-22c-9 9-17 13-26 17-8 5-21 9-29 9-9 0-17-4-26-4-4-5-13-9-17-13s-8-9-8-13c-4-4-4-12-4-17 0-17 8-34 21-42 12-8 29-13 55-13h34v-17c0-8-5-18-9-22-8-8-17-8-30-8-8 0-21 0-29 4-9 0-17 4-30 8v-29c4 0 9 0 13 0 4-4 13-4 17-4s8-5 13-5c8 0 12 0 16 0 13 0 22 0 30 5 9 0 13 4 22 8 4 4 9 13 13 17 0 8 4 18 4 26v115zM110 94h-39c-8 0-12 0-16 5-5 0-9 0-13 4s-9 4-9 8c0 5-4 9-4 13s4 9 4 9c0 4 0 8 5 8 0 4 4 4 8 8 4 0 9 0 13 0 8 0 12 0 21-4 8-4 21-12 30-21z">
          <text:p/>
        </draw:path>
        <draw:path draw:style-name="gr5" draw:text-style-name="P5" draw:layer="layout" svg:width="0.166cm" svg:height="0.233cm" svg:x="5.394cm" svg:y="15.622cm" svg:viewBox="0 0 167 234" svg:d="M167 0l-57 149c-4 12-12 30-17 38-8 13-12 21-21 25-8 9-17 13-25 17-9 5-17 5-30 5-4 0-4 0-8 0 0 0-4 0-9 0v-26c5 0 9 0 9 0 4 0 8 0 8 0 9 0 13 0 17 0 4-4 9-4 13-8s8-9 13-13c4-8 8-13 8-21l-63-166h29l43 111 8 25 13-25 39-111z">
          <text:p/>
        </draw:path>
        <draw:polygon draw:style-name="gr5" draw:text-style-name="P5" draw:layer="layout" svg:width="0.127cm" svg:height="0.186cm" svg:x="6.157cm" svg:y="15.605cm" svg:viewBox="0 0 128 187" draw:points="128,166 111,187 0,93 111,0 128,17 40,93">
          <text:p/>
        </draw:polygon>
        <draw:path draw:style-name="gr5" draw:text-style-name="P5" draw:layer="layout" svg:width="0.14cm" svg:height="0.237cm" svg:x="6.339cm" svg:y="15.554cm" svg:viewBox="0 0 141 238" svg:d="M0 152c0-12 0-25 5-38 4-8 8-21 17-25 8-9 17-13 25-17 9-4 21-9 34-9 4 0 13 0 17 0 4 5 9 5 13 5v-68h30v234h-26v-31c-8 9-17 18-25 26-13 5-22 9-34 9-9 0-17-4-26-9-4-4-13-8-17-17-4-4-8-13-8-26-5-8-5-21-5-34zM30 152c0 17 0 34 9 43 4 13 13 17 25 17 9 0 13-4 21-9 9-8 17-17 26-30v-80c-4 0-9 0-13-4-8 0-13 0-17 0-17 0-29 4-38 12-9 13-13 30-13 51z">
          <text:p/>
        </draw:path>
        <draw:path draw:style-name="gr5" draw:text-style-name="P5" draw:layer="layout" svg:width="0.14cm" svg:height="0.233cm" svg:x="6.534cm" svg:y="15.554cm" svg:viewBox="0 0 141 234" svg:d="M141 148c0 13 0 25-4 35-4 13-8 21-17 29-4 9-12 13-25 17-9 5-21 5-35 5-9 0-17 0-30 0-8-5-21-5-30-9v-225h30v63l-4 30c8-9 17-17 30-21 8-4 18-9 30-9 9 0 17 0 26 5 4 4 12 12 17 16 4 9 8 17 12 30 0 9 0 21 0 34zM116 148c0-8-4-17-4-25 0-5-4-13-4-17-5-5-9-9-13-13s-9-4-17-4c0 0-4 0-10 0-4 4-8 4-12 8-5 0-9 4-13 9-4 4-9 12-13 17v81c4 4 9 4 17 4 4 4 9 4 17 4 4 0 14 0 18-4 9 0 13-4 17-8s9-13 13-21c0-10 4-18 4-31z">
          <text:p/>
        </draw:path>
        <draw:polygon draw:style-name="gr5" draw:text-style-name="P5" draw:layer="layout" svg:width="0.136cm" svg:height="0.233cm" svg:x="6.721cm" svg:y="15.554cm" svg:viewBox="0 0 137 234" draw:points="55,21 8,21 8,0 85,0 85,208 137,208 137,234 0,234 0,208 55,208">
          <text:p/>
        </draw:polygon>
        <draw:polygon draw:style-name="gr5" draw:text-style-name="P5" draw:layer="layout" svg:width="0.131cm" svg:height="0.186cm" svg:x="6.916cm" svg:y="15.605cm" svg:viewBox="0 0 132 187" draw:points="0,17 17,0 132,93 17,187 0,166 89,93">
          <text:p/>
        </draw:polygon>
        <draw:polygon draw:style-name="gr5" draw:text-style-name="P5" draw:layer="layout" svg:width="0.144cm" svg:height="0.217cm" svg:x="7.276cm" svg:y="15.57cm" svg:viewBox="0 0 145 218" draw:points="145,218 9,218 9,192 64,192 64,30 13,60 0,35 72,0 99,0 99,192 145,192">
          <text:p/>
        </draw:polygon>
        <draw:path draw:style-name="gr5" draw:text-style-name="P5" draw:layer="layout" svg:width="0.148cm" svg:height="0.221cm" svg:x="7.459cm" svg:y="15.566cm" svg:viewBox="0 0 149 222" svg:d="M149 102c0 21 0 38-9 51-4 18-12 31-21 39-8 13-21 17-38 21-13 4-30 9-51 9h-18v-26h22c13 0 26 0 39-4 8-4 17-8 25-13 4-4 13-12 13-22 4-8 8-17 8-25v-9c-4 5-13 9-21 9-13 4-21 4-30 4-12 0-21 0-29-4-9-4-17-9-21-13-6-4-10-13-14-21-4-9-4-17-4-26 0-8 0-16 4-29 4-9 8-13 18-21 4-5 12-13 21-18 13 0 21-4 34-4 8 0 17 4 29 4 9 5 17 13 22 18 8 8 12 21 17 34 4 12 4 25 4 46zM73 26c-5 0-9 0-17 0-5 4-9 8-13 13-4 0-9 8-9 12-4 5-4 13-4 21 0 5 0 13 4 17 0 5 5 9 5 13 4 4 8 9 17 9 4 4 8 4 17 4 4 0 8 0 12 0 5-4 9-4 13-4 4-5 8-5 13-5 4-4 4-4 8-8 0-13 0-26-4-34 0-8-4-17-9-25-4-5-8-9-12-9-4-4-13-4-21-4z">
          <text:p/>
        </draw:path>
        <draw:path draw:style-name="gr5" draw:text-style-name="P5" draw:layer="layout" svg:width="0.081cm" svg:height="0.11cm" svg:x="7.666cm" svg:y="15.732cm" svg:viewBox="0 0 82 111" svg:d="M0 90c9 0 13 0 17 0 9-4 13-4 17-9 4 0 4-4 9-8 0-4 4-4 4-13 0-4 0-10-4-10 0-4-5-8-5-8-4-4-4-4-4-9-4-4-4-4-4-12v-4c4-5 4-5 4-9 4 0 4-4 9-4 4 0 4-4 8-4 5 0 10 4 14 4s8 4 8 8c5 0 5 5 9 13 0 4 0 8 0 17 0 8 0 18-4 27-5 8-9 17-13 21-9 8-18 12-27 17-12 4-21 4-38 4z">
          <text:p/>
        </draw:path>
        <draw:path draw:style-name="gr5" draw:text-style-name="P5" draw:layer="layout" svg:width="0.135cm" svg:height="0.225cm" svg:x="8.031cm" svg:y="15.566cm" svg:viewBox="0 0 136 226" svg:d="M136 154c0 13-4 21-8 30 0 8-9 12-17 21-8 4-17 12-30 12-8 5-25 9-38 9-8 0-17 0-25 0-5-4-13-4-18-4v-26c5 0 13 0 22 4 9 0 17 0 21 0 13 0 21 0 30-4 8 0 13-4 17-8 8-4 8-9 13-13 0-4 4-13 4-17 0-8-4-13-4-17-5-4-9-8-13-8-4-4-9-9-17-9-9 0-13-4-21-4h-26v-21h26c4 0 12 0 17-4 4 0 8-5 12-9 5 0 9-4 9-8 4-5 4-13 4-17 0-13-4-21-8-26-9-4-17-8-34-8-5 0-13 0-21 4-9 0-18 0-26 4v-25c4 0 8 0 13-5 4 0 8 0 13 0 4-5 8-5 12-5s9 0 13 0c13 0 21 0 30 5 8 5 17 5 21 13 8 5 12 9 12 17 5 5 5 13 5 22 0 12 0 21-9 29-4 9-12 17-25 21 4 0 13 5 17 5 4 4 8 8 12 12 5 5 9 9 13 13 0 4 4 13 4 17z">
          <text:p/>
        </draw:path>
        <draw:path draw:style-name="gr5" draw:text-style-name="P5" draw:layer="layout" svg:width="0.157cm" svg:height="0.225cm" svg:x="8.204cm" svg:y="15.566cm" svg:viewBox="0 0 158 226" svg:d="M158 112c0 17 0 33-4 46s-8 26-18 34c-4 13-12 21-25 25-9 5-21 9-34 9s-21-4-30-9c-13-4-21-8-25-21-9-8-13-17-17-34-5-12-5-29-5-50 0-13 0-30 5-43 4-17 8-25 17-38 4-8 12-17 25-21 9-5 21-10 34-10s21 5 30 10c13 4 17 8 25 17 10 13 14 21 18 38 4 13 4 30 4 47zM128 116c0-4 0-9 0-13s0-8 0-13l-94 72c5 5 5 9 9 13 0 4 4 9 8 13 5 4 9 8 13 8 4 4 9 4 13 4 8 0 17-4 21-4 9-4 13-12 17-17 4-8 9-17 9-29 4-9 4-21 4-34zM30 112c0 4 0 8 0 12 0 0 0 5 0 9l94-68c-5-4-5-13-9-17s-4-8-8-13c-5 0-9-4-13-4-4-4-9-4-17-4-4 0-13 0-17 4-9 4-13 9-17 17-4 9-9 17-9 25-4 13-4 26-4 39z">
          <text:p/>
        </draw:path>
        <draw:path draw:style-name="gr5" draw:text-style-name="P5" draw:layer="layout" svg:width="0.081cm" svg:height="0.11cm" svg:x="8.416cm" svg:y="15.732cm" svg:viewBox="0 0 82 111" svg:d="M0 90c5 0 9 0 17 0 5-4 10-4 14-9 4 0 9-4 9-8 4-4 4-4 4-13 0-4 0-10 0-10-4-4-4-8-9-8 0-4-4-4-4-9 0-4-4-4-4-12l4-4c0-5 0-5 4-9l5-4c4 0 8-4 12-4 5 0 9 4 9 4 4 0 8 4 13 8 0 0 4 5 4 13 4 4 4 8 4 17 0 8-4 18-4 27-4 8-9 17-17 21-9 8-17 12-26 17-8 4-22 4-35 4z">
          <text:p/>
        </draw:path>
        <draw:path draw:style-name="gr5" draw:text-style-name="P5" draw:layer="layout" svg:width="0.144cm" svg:height="0.221cm" svg:x="8.773cm" svg:y="15.566cm" svg:viewBox="0 0 145 222" svg:d="M145 222h-145v-26l59-56c8-8 17-17 21-25 5-4 9-13 14-17 4-4 4-13 8-17 0-4 0-9 0-13 0-8 0-12 0-17-4-4-4-8-8-12-5-5-9-9-14-9-4-4-8-4-17-4-8 0-17 4-25 8-5 5-13 9-22 13l-12-17c8-8 17-17 25-21 13-5 26-9 38-9 9 0 18 0 27 4 8 5 17 9 21 13 4 5 13 13 13 22 4 8 4 17 4 25s0 17 0 21c-4 9-8 17-13 21-4 9-8 17-17 26-4 4-13 12-22 21l-42 43h107z">
          <text:p/>
        </draw:path>
        <draw:path draw:style-name="gr5" draw:text-style-name="P5" draw:layer="layout" svg:width="0.157cm" svg:height="0.225cm" svg:x="8.951cm" svg:y="15.566cm" svg:viewBox="0 0 158 226" svg:d="M158 112c0 17 0 33-5 46-4 13-8 26-13 34-8 13-17 21-25 25-13 5-21 9-38 9-9 0-21-4-30-9-8-4-17-8-25-21-5-8-14-17-18-34 0-12-4-29-4-50 0-13 4-30 4-43 4-17 8-25 18-38 8-8 12-17 25-21 9-5 21-10 34-10s21 5 34 10c8 4 17 8 21 17 9 13 13 21 17 38 5 13 5 30 5 47zM128 116c0-4 0-9 0-13s0-8 0-13l-89 72c0 5 0 9 4 13s4 9 8 13c5 4 9 8 13 8 4 4 9 4 17 4 9 0 13-4 21-4 4-4 9-12 13-17 4-8 8-17 13-29 0-9 0-21 0-34zM30 112c0 4 0 8 0 12 0 0 0 5 0 9l93-68c0-4-4-13-8-17 0-4-4-8-9-13-4 0-8-4-12-4-4-4-9-4-13-4-8 0-17 0-21 4s-13 9-17 17c-4 9-9 17-9 25-4 13-4 26-4 39z">
          <text:p/>
        </draw:path>
        <draw:path draw:style-name="gr5" draw:text-style-name="P5" draw:layer="layout" svg:width="0.08cm" svg:height="0.11cm" svg:x="9.163cm" svg:y="15.732cm" svg:viewBox="0 0 81 111" svg:d="M0 90c4 0 12 0 16 0 5-4 9-4 13-9 4 0 9-4 13-8 0-4 0-4 0-13 0-4 0-10 0-10 0-4-4-8-4-8-5-4-5-4-9-9 0-4 0-4 0-12v-4c0-5 4-5 4-9 5 0 5-4 9-4 0 0 4-4 8-4 5 0 9 4 13 4s4 4 9 8c4 0 4 5 4 13 5 4 5 8 5 17 0 8 0 18-5 27-4 8-9 17-17 21-4 8-13 12-26 17-8 4-21 4-33 4z">
          <text:p/>
        </draw:path>
        <draw:polygon draw:style-name="gr5" draw:text-style-name="P5" draw:layer="layout" svg:width="0.144cm" svg:height="0.217cm" svg:x="9.519cm" svg:y="15.57cm" svg:viewBox="0 0 145 218" draw:points="145,218 8,218 8,192 63,192 63,30 12,60 0,35 72,0 97,0 97,192 145,192">
          <text:p/>
        </draw:polygon>
        <draw:path draw:style-name="gr5" draw:text-style-name="P5" draw:layer="layout" svg:width="0.148cm" svg:height="0.221cm" svg:x="9.701cm" svg:y="15.566cm" svg:viewBox="0 0 149 222" svg:d="M149 102c0 21 0 38-9 51-5 18-9 31-21 39-9 13-22 17-39 21-12 4-29 9-50 9h-18v-26h22c13 0 25 0 38-4 8-4 17-8 25-13 5-4 13-12 13-22 4-8 9-17 9-25v-9c-5 5-13 9-22 9-12 4-21 4-29 4-13 0-21 0-30-4-8-4-17-9-21-13-5-4-9-13-13-21-4-9-4-17-4-26 0-8 0-16 4-29 4-9 8-13 17-21 4-5 13-13 26-18 8 0 16-4 29-4 9 0 21 4 30 4 8 5 17 13 21 18 8 8 13 21 18 34 4 12 4 25 4 46zM72 26c-4 0-9 0-17 0-4 4-8 8-13 13-4 0-8 8-8 12-4 5-4 13-4 21 0 5 0 13 4 17 0 5 4 9 8 13 0 4 5 9 13 9 4 4 8 4 17 4 4 0 8 0 13 0 4-4 8-4 12-4 5-5 9-5 13-5 4-4 9-4 9-8 0-13 0-26 0-34-5-8-9-17-13-25-4-5-9-9-13-9-4-4-13-4-21-4z">
          <text:p/>
        </draw:path>
        <draw:path draw:style-name="gr5" draw:text-style-name="P5" draw:layer="layout" svg:width="0.076cm" svg:height="0.11cm" svg:x="9.913cm" svg:y="15.732cm" svg:viewBox="0 0 77 111" svg:d="M0 90c4 0 9 0 13 0 9-4 13-4 18-9 4 0 4-4 8-8s4-4 4-13c0-4 0-10-4-10 0-4-4-8-4-8 0-4-4-4-4-9-5-4-5-4-5-12v-4c5-5 5-5 5-9 4 0 4-4 8-4s8-4 8-4c5 0 9 4 13 4s9 4 9 8c4 0 4 5 8 13 0 4 0 8 0 17 0 8 0 18-4 27-4 8-9 17-13 21-8 8-17 12-25 17-13 4-22 4-35 4z">
          <text:p/>
        </draw:path>
        <draw:path draw:style-name="gr5" draw:text-style-name="P5" draw:layer="layout" svg:width="0.144cm" svg:height="0.221cm" svg:x="10.269cm" svg:y="15.566cm" svg:viewBox="0 0 145 222" svg:d="M145 222h-145v-26l56-56c13-8 17-17 25-25 5-4 9-13 13-17s4-13 4-17c5-4 5-9 5-13 0-8 0-12-5-17 0-4-4-8-4-12-4-5-8-9-13-9-4-4-12-4-17-4-8 0-17 4-25 8-9 5-14 9-22 13l-17-17c8-8 17-17 30-21 9-5 22-9 39-9 8 0 17 0 25 4 9 5 13 9 21 13 5 5 9 13 13 22 4 8 4 17 4 25s0 17-4 21c0 9-4 17-8 21-5 9-9 17-17 26-9 4-17 12-26 21l-38 43h106z">
          <text:p/>
        </draw:path>
        <draw:path draw:style-name="gr5" draw:text-style-name="P5" draw:layer="layout" svg:width="0.153cm" svg:height="0.221cm" svg:x="10.447cm" svg:y="15.566cm" svg:viewBox="0 0 154 222" svg:d="M154 102c0 21-5 38-9 51-4 18-13 31-21 39-14 13-27 17-39 21-17 4-34 9-51 9h-21v-26h21c17 0 25 0 38-4 8-4 17-8 25-13 9-4 13-12 17-22 6-8 6-17 6-25l4-9c-10 5-18 9-27 9-8 4-21 4-29 4-13 0-22 0-30-4-9-4-13-9-21-13-4-4-9-13-13-21 0-9-4-17-4-26 0-8 4-16 8-29 5-9 9-13 13-21 8-5 17-13 25-18 9 0 17-4 30-4s21 4 30 4c8 5 18 13 26 18 5 8 9 21 13 34 4 12 9 25 9 46zM76 26c-8 0-13 0-17 0-8 4-13 8-17 13 0 0-4 8-8 12 0 5 0 13 0 21 0 5 0 13 0 17 0 5 4 9 8 13s9 9 13 9c4 4 13 4 17 4s8 0 13 0c4-4 8-4 12-4 4-5 9-5 13-5 4-4 10-4 14-8 0-13-4-26-4-34-6-8-6-17-10-25-4-5-9-9-17-9-4-4-13-4-17-4z">
          <text:p/>
        </draw:path>
        <draw:path draw:style-name="gr5" draw:text-style-name="P5" draw:layer="layout" svg:width="0.08cm" svg:height="0.11cm" svg:x="10.659cm" svg:y="15.732cm" svg:viewBox="0 0 81 111" svg:d="M0 90c4 0 8 0 17 0 4-4 9-4 13-9 5 0 9-4 9-8 4-4 4-4 4-13 0-4 0-10 0-10-4-4-4-8-8-8 0-4-5-4-5-9 0-4 0-4 0-12v-4c0-5 0-5 5-9l4-4c4 0 8-4 13-4 4 0 8 4 8 4 4 0 9 4 13 8 0 0 4 5 4 13 4 4 4 8 4 17 0 8-4 18-4 27-4 8-8 17-17 21-8 8-17 12-25 17-9 4-23 4-35 4z">
          <text:p/>
        </draw:path>
        <draw:path draw:style-name="gr5" draw:text-style-name="P5" draw:layer="layout" svg:width="0.144cm" svg:height="0.221cm" svg:x="11.015cm" svg:y="15.566cm" svg:viewBox="0 0 145 222" svg:d="M145 222h-145v-26l59-56c10-8 18-17 22-25 5-4 9-13 13-17s4-13 8-17c0-4 0-9 0-13 0-8 0-12 0-17-4-4-4-8-8-12-4-5-8-9-13-9-4-4-8-4-18-4-8 0-17 4-25 8-4 5-13 9-21 13l-13-17c9-8 17-17 26-21 12-5 25-9 39-9 8 0 17 0 25 4 8 5 17 9 21 13 9 5 13 13 13 22 4 8 4 17 4 25s0 17 0 21c-4 9-8 17-13 21-4 9-8 17-17 26-4 4-12 12-21 21l-43 43h107z">
          <text:p/>
        </draw:path>
        <draw:path draw:style-name="gr5" draw:text-style-name="P5" draw:layer="layout" svg:width="0.131cm" svg:height="0.221cm" svg:x="11.21cm" svg:y="15.57cm" svg:viewBox="0 0 132 222" svg:d="M132 149c0 8-4 18-8 31-6 8-10 12-18 21-9 4-17 12-30 12-13 5-21 9-34 9-4 0-8 0-12 0-5 0-9 0-9-4-4 0-8 0-13 0-4 0-8 0-8 0v-26c4 0 13 0 21 4 4 0 13 0 21 0 9 0 17 0 26-4 4 0 12-4 17-8 4-4 8-9 12-13 0-8 4-14 4-22 0-13-4-21-16-30-9-4-22-8-43-8h-38v-111h114v26h-88v59h21c8 0 17 0 29 5 9 0 17 4 26 8 8 4 12 13 18 21 4 5 8 17 8 30z">
          <text:p/>
        </draw:path>
        <draw:path draw:style-name="gr5" draw:text-style-name="P5" draw:layer="layout" svg:width="0.08cm" svg:height="0.11cm" svg:x="11.405cm" svg:y="15.732cm" svg:viewBox="0 0 81 111" svg:d="M0 90c8 0 13 0 17 0 4-4 8-4 13-9 4 0 8-4 12-8 0-4 4-4 4-13 0-4-4-10-4-10 0-4-4-8-4-8-4-4-4-4-8-9 0-4 0-4 0-12v-4c0-5 4-5 4-9 4 0 4-4 8-4 0 0 4-4 9-4 4 0 8 4 12 4 5 0 5 4 9 8 5 0 5 5 9 13 0 4 0 8 0 17 0 8 0 18-4 27-5 8-9 17-18 21-4 8-13 12-25 17-9 4-21 4-34 4z">
          <text:p/>
        </draw:path>
        <draw:path draw:style-name="gr5" draw:text-style-name="P5" draw:layer="layout" svg:width="0.144cm" svg:height="0.221cm" svg:x="11.765cm" svg:y="15.566cm" svg:viewBox="0 0 145 222" svg:d="M145 222h-145v-26l55-56c9-8 17-17 21-25 9-4 13-13 17-17 0-4 5-13 5-17s0-9 0-13c0-8 0-12 0-17 0-4-5-8-9-12 0-5-4-9-8-9-9-4-13-4-17-4-13 0-22 4-26 8-8 5-17 9-21 13l-17-17c8-8 17-17 30-21 8-5 21-9 34-9 12 0 21 0 29 4 9 5 13 9 23 13 4 5 8 13 12 22 0 8 4 17 4 25s0 17-4 21c-4 9-4 17-8 21-4 9-14 17-18 26-9 4-17 12-26 21l-38 43h107z">
          <text:p/>
        </draw:path>
        <draw:polygon draw:style-name="gr5" draw:text-style-name="P5" draw:layer="layout" svg:width="0.143cm" svg:height="0.217cm" svg:x="11.948cm" svg:y="15.57cm" svg:viewBox="0 0 144 218" draw:points="144,218 8,218 8,192 63,192 63,30 12,60 0,35 72,0 97,0 97,192 144,192">
          <text:p/>
        </draw:polygon>
        <draw:path draw:style-name="gr5" draw:text-style-name="P5" draw:layer="layout" svg:width="0.076cm" svg:height="0.11cm" svg:x="12.155cm" svg:y="15.732cm" svg:viewBox="0 0 77 111" svg:d="M0 90c4 0 8 0 13 0 8-4 13-4 17-9 4 0 4-4 8-8 6-4 6-4 6-13 0-4 0-10-6-10 0-4-4-8-4-8 0-4-4-4-4-9-4-4-4-4-4-12v-4c4-5 4-5 4-9 4 0 4-4 8-4 6 0 10-4 10-4 4 0 8 4 13 4 4 0 8 4 8 8 4 0 4 5 8 13 0 4 0 8 0 17 0 8 0 18-4 27-4 8-8 17-12 21-9 8-17 12-27 17-13 4-21 4-34 4z">
          <text:p/>
        </draw:path>
        <draw:path draw:style-name="gr5" draw:text-style-name="P5" draw:layer="layout" svg:width="0.144cm" svg:height="0.221cm" svg:x="12.511cm" svg:y="15.566cm" svg:viewBox="0 0 145 222" svg:d="M145 222h-145v-26l55-56c13-8 17-17 26-25 4-4 9-13 13-17s4-13 4-17c5-4 5-9 5-13 0-8 0-12-5-17 0-4-4-8-4-12-4-5-9-9-13-9-5-4-13-4-17-4-9 0-17 4-26 8-8 5-12 9-21 13l-17-17c9-8 21-17 30-21 12-5 21-9 38-9 8 0 17 0 26 4 9 5 13 9 21 13 5 5 9 13 13 22 4 8 4 17 4 25s0 17-4 21c0 9-4 17-8 21-5 9-9 17-17 26-9 4-18 12-27 21l-38 43h107z">
          <text:p/>
        </draw:path>
        <draw:path draw:style-name="gr5" draw:text-style-name="P5" draw:layer="layout" svg:width="0.173cm" svg:height="0.217cm" svg:x="12.681cm" svg:y="15.57cm" svg:viewBox="0 0 174 218" svg:d="M174 171h-38v47h-29v-47h-107v-25l94-146h42v146h38zM107 26l-78 120h78z">
          <text:p/>
        </draw:path>
        <draw:path draw:style-name="gr5" draw:text-style-name="P5" draw:layer="layout" svg:width="0.081cm" svg:height="0.11cm" svg:x="12.901cm" svg:y="15.732cm" svg:viewBox="0 0 82 111" svg:d="M0 90c4 0 13 0 17 0 5-4 10-4 14-9 4 0 8-4 8-8 4-4 4-4 4-13 0-4 0-10 0-10-4-4-4-8-8-8 0-4 0-4-4-9 0-4 0-4 0-12v-4c0-5 0-5 4-9l4-4c4 0 9-4 13-4s8 4 8 4c5 0 9 4 13 8 0 0 4 5 4 13 5 4 5 8 5 17 0 8-5 18-5 27-4 8-8 17-17 21-8 8-12 12-25 17-8 4-22 4-35 4z">
          <text:p/>
        </draw:path>
        <draw:path draw:style-name="gr5" draw:text-style-name="P5" draw:layer="layout" svg:width="0.132cm" svg:height="0.221cm" svg:x="13.265cm" svg:y="15.57cm" svg:viewBox="0 0 133 222" svg:d="M133 149c0 8-4 18-9 31-4 8-8 12-16 21-9 4-17 12-30 12-13 5-21 9-34 9-4 0-8 0-14 0-4 0-8 0-13-4 0 0-4 0-8 0s-9 0-9 0v-26c5 0 13 0 22 4 4 0 14 0 22 0 9 0 17 0 25-4 5 0 13-4 17-8 5-4 9-9 13-13 0-8 4-14 4-22 0-13-8-21-17-30-8-4-21-8-42-8h-39v-111h115v26h-90v59h23c8 0 16 0 29 5 9 0 17 4 26 8 8 4 12 13 16 21 5 5 9 17 9 30z">
          <text:p/>
        </draw:path>
        <draw:path draw:style-name="gr5" draw:text-style-name="P5" draw:layer="layout" svg:width="0.157cm" svg:height="0.225cm" svg:x="13.435cm" svg:y="15.566cm" svg:viewBox="0 0 158 226" svg:d="M158 112c0 17 0 33-4 46 0 13-9 26-13 34-8 13-17 21-25 25-13 5-22 9-38 9-9 0-23-4-31-9-9-4-17-8-26-21-4-8-12-17-12-34-5-12-9-29-9-50 0-13 4-30 4-43 5-17 9-25 17-38 9-8 17-17 26-21 8-5 22-10 35-10 12 0 25 5 34 10 8 4 17 8 25 17 4 13 8 21 13 38 4 13 4 30 4 47zM133 116c0-4 0-9-5-13 0-4 0-8 0-13l-90 72c0 5 4 9 4 13 5 4 5 9 9 13s10 8 14 8c4 4 13 4 17 4 8 0 12-4 21-4 4-4 8-12 13-17 4-8 8-17 12-29 0-9 5-21 5-34zM30 112c0 4 0 8 0 12 0 0 0 5 0 9l94-68c0-4-4-13-4-17-4-4-9-8-13-13 0 0-4-4-13-4-4-4-8-4-12-4-9 0-13 0-21 4-6 4-14 9-19 17-4 9-4 17-8 25-4 13-4 26-4 39z">
          <text:p/>
        </draw:path>
        <draw:path draw:style-name="gr5" draw:text-style-name="P5" draw:layer="layout" svg:width="0.08cm" svg:height="0.11cm" svg:x="13.647cm" svg:y="15.732cm" svg:viewBox="0 0 81 111" svg:d="M0 90c8 0 13 0 17 0 4-4 8-4 13-9 4 0 8-4 12-8 0-4 5-4 5-13 0-4-5-10-5-10 0-4-4-8-4-8-4-4-4-4-8-9 0-4 0-4 0-12v-4c0-5 4-5 4-9 4 0 4-4 8-4 0 0 5-4 9-4s8 4 12 4c5 0 5 4 9 8 5 0 5 5 9 13 0 4 0 8 0 17 0 8 0 18-4 27-5 8-9 17-18 21-4 8-12 12-25 17-9 4-21 4-34 4z">
          <text:p/>
        </draw:path>
        <draw:path draw:style-name="gr5" draw:text-style-name="P5" draw:layer="layout" svg:width="0.145cm" svg:height="0.221cm" svg:x="14.007cm" svg:y="15.566cm" svg:viewBox="0 0 146 222" svg:d="M146 222h-146v-26l56-56c9-8 17-17 22-25 8-4 12-13 16-17 0-4 5-13 5-17s0-9 0-13c0-8 0-12 0-17 0-4-5-8-9-12 0-5-4-9-8-9-4-4-13-4-17-4-13 0-21 4-26 8-9 5-17 9-22 13l-17-17c9-8 17-17 30-21 9-5 22-9 39-9 9 0 17 0 25 4 9 5 13 9 22 13 4 5 8 13 13 22 0 8 4 17 4 25s0 17-4 21c0 9-5 17-9 21-4 9-13 17-17 26-9 4-17 12-25 21l-39 43h107z">
          <text:p/>
        </draw:path>
        <draw:path draw:style-name="gr5" draw:text-style-name="P5" draw:layer="layout" svg:width="0.132cm" svg:height="0.221cm" svg:x="14.198cm" svg:y="15.57cm" svg:viewBox="0 0 133 222" svg:d="M133 149c0 8 0 18-5 31-4 8-13 12-21 21-9 4-17 12-30 12-8 5-21 9-34 9-4 0-8 0-8 0-4 0-9 0-13-4-4 0-9 0-13 0 0 0-5 0-9 0v-26c9 0 13 0 22 4 9 0 17 0 26 0 8 0 12 0 21-4 8 0 13-4 17-8 8-4 8-9 12-13 5-8 5-14 5-22 0-13-5-21-13-30-13-4-25-8-42-8h-44v-111h120v26h-93v59h21c8 0 21 0 30 5 8 0 21 4 25 8 8 4 17 13 21 21 5 5 5 17 5 30z">
          <text:p/>
        </draw:path>
        <draw:path draw:style-name="gr5" draw:text-style-name="P5" draw:layer="layout" svg:width="0.077cm" svg:height="0.11cm" svg:x="14.397cm" svg:y="15.732cm" svg:viewBox="0 0 78 111" svg:d="M0 90c6 0 10 0 14 0 8-4 13-4 17-9 4 0 4-4 9-8 4-4 4-4 4-13 0-4 0-10-4-10 0-4-5-8-5-8 0-4-4-4-4-9-4-4-4-4-4-12v-4c4-5 4-5 4-9 4 0 4-4 9-4 4 0 8-4 8-4 4 0 9 4 13 4s8 4 8 8c5 0 5 5 9 13 0 4 0 8 0 17 0 8 0 18-4 27-5 8-9 17-13 21-9 8-17 12-26 17-13 4-21 4-35 4z">
          <text:p/>
        </draw:path>
        <draw:path draw:style-name="gr5" draw:text-style-name="P5" draw:layer="layout" svg:width="0.144cm" svg:height="0.221cm" svg:x="14.753cm" svg:y="15.566cm" svg:viewBox="0 0 145 222" svg:d="M145 222h-145v-26l56-56c13-8 17-17 26-25 4-4 8-13 13-17 4-4 4-13 4-17 4-4 4-9 4-13 0-8 0-12-4-17 0-4-4-8-4-12-5-5-9-9-13-9-4-4-9-4-17-4-9 0-18 4-26 8-9 5-13 9-22 13l-17-17c9-8 22-17 30-21 13-5 26-9 39-9 9 0 17 0 26 4 8 5 17 9 21 13 4 5 8 13 12 22 5 8 5 17 5 25s0 17-5 21c0 9-4 17-8 21-4 9-8 17-17 26-8 4-13 12-25 21l-39 43h106z">
          <text:p/>
        </draw:path>
        <draw:polygon draw:style-name="gr5" draw:text-style-name="P5" draw:layer="layout" svg:width="0.144cm" svg:height="0.217cm" svg:x="14.94cm" svg:y="15.57cm" svg:viewBox="0 0 145 218" draw:points="145,218 4,218 4,192 63,192 63,30 8,60 0,35 68,0 93,0 93,192 145,192">
          <text:p/>
        </draw:polygon>
        <draw:path draw:style-name="gr5" draw:text-style-name="P5" draw:layer="layout" svg:width="0.081cm" svg:height="0.11cm" svg:x="15.143cm" svg:y="15.732cm" svg:viewBox="0 0 82 111" svg:d="M0 90c4 0 13 0 18 0 4-4 9-4 13-9 4 0 8-4 13-8 0-4 0-4 0-13 0-4 0-10 0-10 0-4-5-8-5-8-4-4-4-4-8-9 0-4 0-4 0-12v-4c0-5 4-5 4-9 4 0 4-4 9-4 0 0 4-4 8-4s8 4 13 4c4 0 4 4 8 8 4 0 4 5 4 13 5 4 5 8 5 17 0 8 0 18-5 27-4 8-8 17-17 21-4 8-12 12-25 17-8 4-22 4-35 4z">
          <text:p/>
        </draw:path>
        <draw:polygon draw:style-name="gr5" draw:text-style-name="P5" draw:layer="layout" svg:width="0.145cm" svg:height="0.217cm" svg:x="15.499cm" svg:y="15.57cm" svg:viewBox="0 0 146 218" draw:points="146,218 9,218 9,192 64,192 64,30 13,60 0,35 68,0 94,0 94,192 146,192">
          <text:p/>
        </draw:polygon>
        <draw:polygon draw:style-name="gr5" draw:text-style-name="P5" draw:layer="layout" svg:width="0.148cm" svg:height="0.217cm" svg:x="15.682cm" svg:y="15.57cm" svg:viewBox="0 0 149 218" draw:points="149,26 59,218 25,218 119,26 0,26 0,0 149,0">
          <text:p/>
        </draw:polygon>
        <draw:path draw:style-name="gr5" draw:text-style-name="P5" draw:layer="layout" svg:width="0.081cm" svg:height="0.11cm" svg:x="15.889cm" svg:y="15.732cm" svg:viewBox="0 0 82 111" svg:d="M0 90c9 0 13 0 17 0 4-4 13-4 13-9 4 0 8-4 13-8 0-4 4-4 4-13 0-4-4-10-4-10 0-4-5-8-5-8-4-4-4-4-4-9-4-4-4-4-4-12v-4c0-5 4-5 4-9 4 0 4-4 9-4 4 0 4-4 8-4s9 4 13 4 4 4 9 8c5 0 5 5 9 13 0 4 0 8 0 17 0 8 0 18-4 27-5 8-10 17-18 21-5 8-13 12-22 17-12 4-25 4-38 4z">
          <text:p/>
        </draw:path>
        <draw:polygon draw:style-name="gr5" draw:text-style-name="P5" draw:layer="layout" svg:width="0.144cm" svg:height="0.217cm" svg:x="16.245cm" svg:y="15.57cm" svg:viewBox="0 0 145 218" draw:points="145,218 9,218 9,192 64,192 64,30 13,60 0,35 72,0 98,0 98,192 145,192">
          <text:p/>
        </draw:polygon>
        <draw:path draw:style-name="gr5" draw:text-style-name="P5" draw:layer="layout" svg:width="0.133cm" svg:height="0.221cm" svg:x="16.44cm" svg:y="15.57cm" svg:viewBox="0 0 134 222" svg:d="M134 149c0 8 0 18-6 31-4 8-12 12-21 21-8 4-17 12-29 12-9 5-22 9-34 9-4 0-9 0-9 0-4 0-8 0-12-4-5 0-9 0-13 0 0 0-4 0-10 0v-26c10 0 14 0 23 4 8 0 17 0 25 0s17 0 21-4c9 0 13-4 17-8 9-4 13-9 13-13 4-8 4-14 4-22 0-13-4-21-13-30-12-4-25-8-42-8h-42v-111h118v26h-89v59h17c9 0 21 0 30 5 8 0 21 4 25 8 9 4 17 13 21 21 6 5 6 17 6 30z">
          <text:p/>
        </draw:path>
        <draw:path draw:style-name="gr5" draw:text-style-name="P5" draw:layer="layout" svg:width="0.08cm" svg:height="0.11cm" svg:x="16.64cm" svg:y="15.732cm" svg:viewBox="0 0 81 111" svg:d="M0 90c4 0 8 0 17 0 4-4 8-4 12-9 5 0 9-4 9-8 5-4 5-4 5-13 0-4 0-10-5-10 0-4 0-8-4-8 0-4-5-4-5-9 0-4-4-4-4-12 0 0 0-4 4-4 0-5 0-5 5-9l4-4c5 0 9-4 13-4 0 0 5 4 9 4s8 4 8 8c5 0 9 5 9 13 0 4 4 8 4 17 0 8-4 18-8 27 0 8-9 17-13 21-9 8-17 12-26 17-9 4-22 4-34 4z">
          <text:p/>
        </draw:path>
        <draw:polygon draw:style-name="gr5" draw:text-style-name="P5" draw:layer="layout" svg:width="0.144cm" svg:height="0.217cm" svg:x="16.996cm" svg:y="15.57cm" svg:viewBox="0 0 145 218" draw:points="145,218 4,218 4,192 63,192 63,30 8,60 0,35 69,0 94,0 94,192 145,192">
          <text:p/>
        </draw:polygon>
        <draw:path draw:style-name="gr5" draw:text-style-name="P5" draw:layer="layout" svg:width="0.174cm" svg:height="0.217cm" svg:x="17.165cm" svg:y="15.57cm" svg:viewBox="0 0 175 218" svg:d="M175 171h-38v47h-30v-47h-107v-25l95-146h42v146h38zM107 26l-77 120h77z">
          <text:p/>
        </draw:path>
        <draw:path draw:style-name="gr5" draw:text-style-name="P5" draw:layer="layout" svg:width="0.08cm" svg:height="0.11cm" svg:x="17.386cm" svg:y="15.732cm" svg:viewBox="0 0 81 111" svg:d="M0 90c4 0 12 0 17 0 5-4 9-4 13-9 4 0 9-4 9-8 4-4 4-4 4-13 0-4 0-10 0-10-4-4-4-8-9-8 0-4 0-4-4-9 0-4 0-4 0-12v-4c0-5 0-5 4-9 0 0 5-4 9-4 0 0 4-4 8-4 5 0 9 4 13 4 0 0 4 4 9 8 0 0 4 5 4 13 4 4 4 8 4 17 0 8 0 18-4 27-4 8-9 17-17 21-4 8-13 12-26 17-8 4-22 4-34 4z">
          <text:p/>
        </draw:path>
        <draw:polygon draw:style-name="gr5" draw:text-style-name="P5" draw:layer="layout" svg:width="0.145cm" svg:height="0.217cm" svg:x="17.741cm" svg:y="15.57cm" svg:viewBox="0 0 146 218" draw:points="146,218 9,218 9,192 65,192 65,30 13,60 0,35 69,0 95,0 95,192 146,192">
          <text:p/>
        </draw:polygon>
        <draw:path draw:style-name="gr5" draw:text-style-name="P5" draw:layer="layout" svg:width="0.17cm" svg:height="0.217cm" svg:x="17.915cm" svg:y="15.57cm" svg:viewBox="0 0 171 218" svg:d="M171 171h-38v47h-30v-47h-103v-25l90-146h43v146h38zM103 26l-77 120h77z">
          <text:p/>
        </draw:path>
        <draw:path draw:style-name="gr5" draw:text-style-name="P5" draw:layer="layout" svg:width="0.08cm" svg:height="0.11cm" svg:x="18.132cm" svg:y="15.732cm" svg:viewBox="0 0 81 111" svg:d="M0 90c8 0 12 0 17 0 4-4 12-4 17-9 0 0 4-4 8-8 0-4 4-4 4-13 0-4 0-10-4-10 0-4-4-8-4-8-4-4-4-4-4-9-5-4-5-4-5-12v-4c5-5 5-5 5-9 4 0 4-4 8-4s4-4 8-4c5 0 9 4 13 4s10 4 10 8c4 0 4 5 8 13 0 4 0 8 0 17 0 8 0 18-4 27-4 8-10 17-14 21-8 8-17 12-25 17-13 4-26 4-38 4z">
          <text:p/>
        </draw:path>
        <draw:path draw:style-name="gr5" draw:text-style-name="P5" draw:layer="layout" svg:width="0.144cm" svg:height="0.221cm" svg:x="18.492cm" svg:y="15.566cm" svg:viewBox="0 0 145 222" svg:d="M145 222h-145v-26l56-56c9-8 17-17 21-25 9-4 13-13 17-17 0-4 4-13 4-17s5-9 5-13c0-8-5-12-5-17 0-4-4-8-8-12 0-5-4-9-9-9-4-4-12-4-16-4-9 0-17 4-26 8-8 5-17 9-21 13l-18-17c8-8 18-17 31-21 8-5 21-9 38-9 8 0 17 0 25 4 9 5 13 9 21 13 5 5 9 13 13 22 4 8 4 17 4 25s0 17-4 21c0 9-4 17-8 21-5 9-13 17-17 26-9 4-17 12-26 21l-38 43h106z">
          <text:p/>
        </draw:path>
        <draw:path draw:style-name="gr5" draw:text-style-name="P5" draw:layer="layout" svg:width="0.165cm" svg:height="0.042cm" svg:x="18.666cm" svg:y="15.749cm" svg:viewBox="0 0 166 43" svg:d="M38 21c0 5 0 5 0 9-5 0-5 4-5 4-4 5-4 5-8 5 0 4-4 4-8 4 0 0-5 0-9-4 0 0-4 0-4-5l-4-4c0-4 0-4 0-9s0-5 0-9l4-4c0-4 4-4 4-4 4-4 9-4 9-4 4 0 8 0 8 4 4 0 4 0 8 4 0 0 0 4 5 4 0 4 0 4 0 9zM102 21c0 5 0 5 0 9-4 0-4 4-4 4-4 5-4 5-8 5 0 4-4 4-9 4 0 0-4 0-8-4 0 0-4 0-4-5l-5-4c0-4 0-4 0-9s0-5 0-9l5-4c0-4 4-4 4-4 4-4 8-4 8-4 5 0 9 0 9 4 4 0 4 0 8 4 0 0 0 4 4 4 0 4 0 4 0 9zM166 21c0 5 0 5 0 9-4 0-4 4-4 4-5 5-5 5-9 5 0 4-4 4-8 4 0 0-4 0-4-4-5 0-9 0-9-5l-4-4c0-4 0-4 0-9s0-5 0-9l4-4c0-4 4-4 9-4 0-4 4-4 4-4 4 0 8 0 8 4 4 0 4 0 9 4 0 0 0 4 4 4 0 4 0 4 0 9z">
          <text:p/>
        </draw:path>
        <draw:path draw:style-name="gr5" draw:text-style-name="P5" draw:layer="layout" svg:width="0.149cm" svg:height="0.288cm" svg:x="4.097cm" svg:y="16.041cm" svg:viewBox="0 0 150 289" svg:d="M81 0h21l-4 34c8 0 12 0 17 0 9 4 13 4 18 4v26c-5 0-14-5-18-5-9 0-13 0-17 0l-13 68c8 4 17 9 25 13 5 0 14 4 18 8 9 5 13 13 17 18 0 8 5 16 5 25 0 8-5 17-9 21 0 9-8 17-13 22-9 5-18 9-26 9-9 4-21 8-30 8l-8 38h-21l4-38c-9 0-17-4-25-4-9 0-17-4-22-4v-31c5 4 13 9 22 9 8 0 16 4 29 4l9-77c-9-4-13-4-22-8-8-4-12-9-16-13-9-4-13-8-17-17 0-4-5-12-5-21 0-4 5-13 5-17 4-8 8-13 12-21 9-4 17-8 26-13 8-4 21-4 34-4zM72 59c-12 0-25 5-29 9-9 4-13 13-13 21 0 4 4 13 8 17 9 4 13 8 26 13zM72 225c17-4 26-4 34-13 9-4 9-13 9-21 0-4 0-9 0-13 0 0-5-4-9-8 0 0-4-4-8-4-5-5-9-5-17-9z">
          <text:p/>
        </draw:path>
        <draw:path draw:style-name="gr5" draw:text-style-name="P5" draw:layer="layout" svg:width="0.127cm" svg:height="0.169cm" svg:x="4.483cm" svg:y="16.122cm" svg:viewBox="0 0 128 170" svg:d="M128 124c0 4 0 12-4 17 0 4-4 8-9 12 0 5-4 5-8 9-4 0-13 4-17 4-4 4-8 4-17 4-4 0-8 0-13 0-12 0-21 0-33 0-10 0-19-4-27-4v-25c8 0 17 4 31 4 8 4 17 4 25 4 17 0 26-4 34-8 4-5 8-9 8-13s0-9 0-9c-4-4-4-4-8-8 0 0-4-4-13-9-4 0-12-4-21-4-8-4-17-8-21-8-8-4-14-9-18-13-4 0-9-9-13-13 0-4-4-8-4-17 0-4 4-8 4-17 4-4 4-8 13-13 4-5 14-9 22-13 9-4 17-4 30-4 8 0 17 0 25 0 4 0 13 0 21 4v26c-8-4-17-4-25-4s-13-4-21-4c-4 0-13 4-17 4s-9 0-13 4l-4 4c-4 5-4 9-4 9 0 4 0 8 4 8 0 5 0 5 4 9s9 4 13 8c8 0 13 5 25 5 9 4 17 8 21 13 9 0 13 4 17 8 5 4 9 8 9 13 4 4 4 12 4 17z">
          <text:p/>
        </draw:path>
        <draw:path draw:style-name="gr5" draw:text-style-name="P5" draw:layer="layout" svg:width="0.136cm" svg:height="0.237cm" svg:x="4.665cm" svg:y="16.054cm" svg:viewBox="0 0 137 238" svg:d="M55 93h-46v-25h76v145h52v25h-137v-25h55zM68 0c4 0 4 0 9 0 4 4 4 4 8 8 0 0 0 5 4 5 0 4 0 8 0 8 0 4 0 9 0 9-4 4-4 8-4 8-4 4-4 4-8 4-5 4-5 4-9 4s-8 0-8-4c-5 0-9 0-9-4-4 0-4-4-4-8 0 0-4-5-4-9 0 0 4-4 4-8 0 0 0-5 4-5 0-4 4-4 9-8 0 0 4 0 8 0z">
          <text:p/>
        </draw:path>
        <draw:path draw:style-name="gr5" draw:text-style-name="P5" draw:layer="layout" svg:width="0.14cm" svg:height="0.237cm" svg:x="4.843cm" svg:y="16.054cm" svg:viewBox="0 0 141 238" svg:d="M0 157c0-13 4-26 4-39 5-12 13-21 17-29 9-4 17-13 26-17 12-4 21-4 34-4 8 0 14 0 18 0s8 4 17 4v-72h25v238h-25v-34c-9 13-17 22-27 26-8 8-21 8-30 8-12 0-16 0-25-4-8-4-13-8-17-17-8-8-8-17-13-25-4-9-4-23-4-35zM30 153c0 21 4 39 8 47 9 9 17 17 26 17 8 0 17-4 25-13 6-4 14-17 27-30v-77c-9 0-13-4-17-4s-14 0-18 0c-17 0-30 4-38 13-9 12-13 25-13 47z">
          <text:p/>
        </draw:path>
        <draw:path draw:style-name="gr5" draw:text-style-name="P5" draw:layer="layout" svg:width="0.148cm" svg:height="0.169cm" svg:x="5.03cm" svg:y="16.122cm" svg:viewBox="0 0 149 170" svg:d="M149 77c0 4 0 9 0 9 0 4 0 8 0 8h-115c0 17 4 30 12 42 9 9 21 13 44 13 4 0 8 0 13 0 4 0 8-4 12-4 9 0 13 0 17 0s4-4 9-4v25c-9 0-17 4-26 4-8 0-21 0-30 0-18 0-30 0-39-4-8-4-17-8-25-17-4-8-13-17-13-25-4-13-8-26-8-38 0-13 4-22 8-35 0-8 9-17 13-25 8-9 17-18 25-22 9-4 21-4 31-4 13 0 26 0 34 4 9 4 17 8 21 18 4 4 13 12 13 21 4 13 4 21 4 34zM120 73c0-9 0-13 0-22-5-4-5-8-9-12-4-9-8-9-13-13-8-4-13-4-21-4-5 0-14 0-18 4s-8 4-13 8c-4 9-8 13-8 17-4 9-4 13-4 22z">
          <text:p/>
        </draw:path>
        <draw:path draw:style-name="gr5" draw:text-style-name="P5" draw:layer="layout" svg:width="0.127cm" svg:height="0.169cm" svg:x="5.229cm" svg:y="16.122cm" svg:viewBox="0 0 128 170" svg:d="M128 124c0 4 0 12 0 17-4 4-4 8-8 12-4 5-9 5-13 9-4 0-9 4-13 4-8 4-13 4-17 4s-13 0-17 0c-12 0-22 0-30 0-13 0-22-4-30-4v-25c8 0 21 4 30 4 8 4 22 4 30 4 13 0 21-4 30-8 8-5 8-9 8-13s0-9 0-9c0-4-4-4-4-8-4 0-8-4-13-9-8 0-17-4-25-4-8-4-13-8-22-8-4-4-13-9-17-13-4 0-9-9-9-13-4-4-4-8-4-17 0-4 0-8 0-17 4-4 9-8 13-13s13-9 21-13c10-4 22-4 35-4 4 0 13 0 21 0 9 0 17 0 26 4v26c-9-4-17-4-26-4-8 0-17-4-21-4-9 0-13 4-21 4-4 0-9 0-9 4-5 0-9 4-9 4 0 5 0 9 0 9 0 4 0 8 0 8 0 5 4 5 9 9 0 4 5 4 13 8 4 0 13 5 21 5 9 4 17 8 26 13 4 0 13 4 17 8s4 8 8 13c0 4 0 12 0 17z">
          <text:p/>
        </draw:path>
        <draw:polygon draw:style-name="gr5" draw:text-style-name="P5" draw:layer="layout" svg:width="0.174cm" svg:height="0.169cm" svg:x="5.394cm" svg:y="16.122cm" svg:viewBox="0 0 175 170" draw:points="175,0 150,170 116,170 90,98 86,81 82,102 55,170 22,170 0,0 26,0 38,115 43,141 51,119 78,43 94,43 124,119 128,141 133,115 145,0">
          <text:p/>
        </draw:polygon>
        <draw:path draw:style-name="gr5" draw:text-style-name="P5" draw:layer="layout" svg:width="0.139cm" svg:height="0.169cm" svg:x="5.594cm" svg:y="16.122cm" svg:viewBox="0 0 140 170" svg:d="M115 170v-25c-13 13-21 17-30 21-8 4-21 4-29 4-9 0-17 0-27 0-4-4-12-8-17-12-4-5-4-9-8-13 0-9-4-13-4-21 0-17 8-30 21-38 12-9 30-13 56-13h34v-17c0-9-5-17-9-22-8-8-17-8-29-8-9 0-17 0-30 0-10 4-18 4-26 8v-26c4 0 4 0 12-4 4 0 10 0 14 0 4-4 8-4 17-4 4 0 8 0 13 0 12 0 21 0 29 4 9 0 13 4 21 8 5 5 9 10 13 18 0 9 4 13 4 26v114zM111 94h-38c-5 0-13 0-17 0-5 4-9 4-13 8-4 0-4 5-10 9 0 4 0 8 0 13 0 4 0 4 0 8s6 4 6 9c4 4 4 4 8 4 4 4 9 4 13 4 8 0 17-4 25-8 9-5 17-9 26-17z">
          <text:p/>
        </draw:path>
        <draw:path draw:style-name="gr5" draw:text-style-name="P5" draw:layer="layout" svg:width="0.161cm" svg:height="0.237cm" svg:x="5.772cm" svg:y="16.122cm" svg:viewBox="0 0 162 238" svg:d="M162 0l-56 153c-4 13-12 26-16 38-9 9-13 22-23 26-8 8-17 12-25 17-8 4-17 4-30 4 0 0-4 0-8 0h-4v-25h4c4 0 8 0 13 0 4 0 8 0 12-5 5 0 9 0 13-4s8-8 13-17c4-4 8-8 12-17l-67-170h34l43 110 8 31 9-31 38-110z">
          <text:p/>
        </draw:path>
        <draw:polygon draw:style-name="gr5" draw:text-style-name="P5" draw:layer="layout" svg:width="0.127cm" svg:height="0.186cm" svg:x="6.157cm" svg:y="16.105cm" svg:viewBox="0 0 128 187" draw:points="128,169 111,187 0,93 111,0 128,21 40,93">
          <text:p/>
        </draw:polygon>
        <draw:path draw:style-name="gr5" draw:text-style-name="P5" draw:layer="layout" svg:width="0.14cm" svg:height="0.237cm" svg:x="6.339cm" svg:y="16.054cm" svg:viewBox="0 0 141 238" svg:d="M0 157c0-13 0-26 5-39 4-12 8-21 17-29 8-4 17-13 25-17 9-4 21-4 34-4 4 0 13 0 17 0s9 4 13 4v-72h30v238h-26v-34c-8 13-17 22-25 26-13 8-22 8-34 8-9 0-17 0-26-4-4-4-13-8-17-17-4-8-8-17-8-25-5-9-5-23-5-35zM30 153c0 21 0 39 9 47 4 9 13 17 25 17 9 0 13-4 21-13 9-4 17-17 26-30v-77c-4 0-9-4-13-4-8 0-13 0-17 0-17 0-29 4-38 13-9 12-13 25-13 47z">
          <text:p/>
        </draw:path>
        <draw:path draw:style-name="gr5" draw:text-style-name="P5" draw:layer="layout" svg:width="0.14cm" svg:height="0.237cm" svg:x="6.534cm" svg:y="16.054cm" svg:viewBox="0 0 141 238" svg:d="M141 148c0 17 0 30-4 39-4 13-8 22-17 30-4 4-12 13-25 17-9 4-21 4-35 4-9 0-17 0-30 0-8-4-21-8-30-12v-226h30v68l-4 29c8-12 17-21 30-25 8-4 18-4 30-4 9 0 17 0 26 4 4 4 12 8 17 17 4 8 8 17 12 25 0 13 0 21 0 34zM116 153c0-9-4-18-4-26 0-9-4-13-4-17-5-9-9-13-13-13-4-4-9-4-17-4 0 0-4 0-10 0-4 0-8 4-12 4-5 4-9 9-13 13s-9 8-13 17v82c4 4 9 4 17 4 4 4 9 4 17 4 4 0 14-4 18-4 9-4 13-4 17-13 4-4 9-8 13-17 0-9 4-18 4-30z">
          <text:p/>
        </draw:path>
        <draw:polygon draw:style-name="gr5" draw:text-style-name="P5" draw:layer="layout" svg:width="0.136cm" svg:height="0.237cm" svg:x="6.721cm" svg:y="16.054cm" svg:viewBox="0 0 137 238" draw:points="55,25 8,25 8,0 85,0 85,213 137,213 137,238 0,238 0,213 55,213">
          <text:p/>
        </draw:polygon>
        <draw:polygon draw:style-name="gr5" draw:text-style-name="P5" draw:layer="layout" svg:width="0.131cm" svg:height="0.186cm" svg:x="6.916cm" svg:y="16.105cm" svg:viewBox="0 0 132 187" draw:points="0,21 17,0 132,93 17,187 0,169 89,93">
          <text:p/>
        </draw:polygon>
        <draw:polygon draw:style-name="gr5" draw:text-style-name="P5" draw:layer="layout" svg:width="0.144cm" svg:height="0.216cm" svg:x="7.276cm" svg:y="16.075cm" svg:viewBox="0 0 145 217" draw:points="145,217 9,217 9,192 64,192 64,31 13,60 0,35 72,0 99,0 99,192 145,192">
          <text:p/>
        </draw:polygon>
        <draw:path draw:style-name="gr5" draw:text-style-name="P5" draw:layer="layout" svg:width="0.169cm" svg:height="0.216cm" svg:x="7.45cm" svg:y="16.075cm" svg:viewBox="0 0 170 217" svg:d="M170 166h-38v51h-29v-51h-103v-25l94-141h38v141h38zM103 26l-73 115h73z">
          <text:p/>
        </draw:path>
        <draw:path draw:style-name="gr5" draw:text-style-name="P5" draw:layer="layout" svg:width="0.081cm" svg:height="0.11cm" svg:x="7.666cm" svg:y="16.236cm" svg:viewBox="0 0 82 111" svg:d="M0 89c9 0 13 0 17-4 9 0 13 0 17-4 4 0 4-5 9-9 0-4 4-8 4-13 0-4 0-8-4-8 0-4-5-8-5-8-4-5-4-9-4-9-4-4-4-8-4-13 0 0 0-4 0-8 4 0 4-4 4-4 4-5 4-5 9-5 4-4 4-4 8-4 5 0 10 0 14 4 4 0 8 5 8 5 5 4 5 8 9 12 0 9 0 13 0 22 0 8 0 16-4 25-5 8-9 17-13 21-9 9-18 14-27 18-12 4-21 4-38 4z">
          <text:p/>
        </draw:path>
        <draw:path draw:style-name="gr5" draw:text-style-name="P5" draw:layer="layout" svg:width="0.17cm" svg:height="0.216cm" svg:x="8.009cm" svg:y="16.075cm" svg:viewBox="0 0 171 217" svg:d="M171 166h-34v51h-29v-51h-108v-25l95-141h42v141h34zM108 26l-77 115h77z">
          <text:p/>
        </draw:path>
        <draw:polygon draw:style-name="gr5" draw:text-style-name="P5" draw:layer="layout" svg:width="0.144cm" svg:height="0.216cm" svg:x="8.209cm" svg:y="16.075cm" svg:viewBox="0 0 145 217" draw:points="145,217 8,217 8,192 64,192 64,31 13,60 0,35 73,0 98,0 98,192 145,192">
          <text:p/>
        </draw:polygon>
        <draw:path draw:style-name="gr5" draw:text-style-name="P5" draw:layer="layout" svg:width="0.081cm" svg:height="0.11cm" svg:x="8.416cm" svg:y="16.236cm" svg:viewBox="0 0 82 111" svg:d="M0 89c5 0 9 0 17-4 5 0 10 0 14-4 4 0 9-5 9-9 4-4 4-8 4-13 0-4 0-8 0-8-4-4-4-8-9-8 0-5-4-9-4-9 0-4-4-8-4-13 0 0 4-4 4-8 0 0 0-4 4-4 0-5 5-5 5-5 4-4 8-4 12-4 5 0 9 0 9 4 4 0 8 5 13 5 0 4 4 8 4 12 4 9 4 13 4 22 0 8-4 16-4 25-4 8-9 17-17 21-9 9-17 14-26 18-8 4-22 4-35 4z">
          <text:p/>
        </draw:path>
        <draw:polygon draw:style-name="gr5" draw:text-style-name="P5" draw:layer="layout" svg:width="0.144cm" svg:height="0.22cm" svg:x="8.773cm" svg:y="16.071cm" svg:viewBox="0 0 145 221" draw:points="145,221 8,221 8,192 63,192 63,34 8,63 0,38 67,0 94,0 94,192 145,192">
          <text:p/>
        </draw:polygon>
        <draw:path draw:style-name="gr5" draw:text-style-name="P5" draw:layer="layout" svg:width="0.148cm" svg:height="0.22cm" svg:x="8.955cm" svg:y="16.071cm" svg:viewBox="0 0 149 221" svg:d="M149 166c0 9 0 17-5 26-4 4-9 12-17 17-4 4-13 8-21 12-13 0-21 0-34 0-9 0-21 0-30 0-8-4-17-8-21-12-8-5-13-13-13-17-4-9-8-13-8-22 0-12 4-25 13-33 8-13 16-22 33-26-12-9-25-18-29-27-9-8-9-21-9-29 0-9 0-17 5-21 0-9 4-13 12-17 4-4 13-9 21-13 9-4 17-4 30-4s21 0 30 4c8 0 17 4 21 9 4 4 8 8 13 16 4 5 4 13 4 22 0 12-4 21-9 29-8 13-17 17-29 27 4 4 8 8 17 8 4 4 8 9 12 17 5 5 9 9 9 13 5 8 5 13 5 21zM114 51c0-9-4-17-8-22-9-4-17-4-30-4s-21 0-30 4c-8 5-8 13-8 22 0 4 0 8 0 12 0 5 4 9 8 13 5 0 9 4 13 8 4 0 13 5 17 9 13-4 25-13 30-17 4-8 8-17 8-25zM118 166c0-4 0-4-4-8 0-5-4-9-4-13-4-4-9-8-17-13-4-4-13-8-21-13-9 5-13 9-17 13-4 5-9 9-13 13s-4 4-8 8c0 5 0 9 0 13 0 9 0 13 4 13 0 4 4 8 8 13 5 0 9 4 13 4s9 4 17 4c4 0 9-4 17-4 4 0 8-4 13-4 4-5 8-5 8-9 4-4 4-8 4-17z">
          <text:p/>
        </draw:path>
        <draw:path draw:style-name="gr5" draw:text-style-name="P5" draw:layer="layout" svg:width="0.08cm" svg:height="0.11cm" svg:x="9.163cm" svg:y="16.236cm" svg:viewBox="0 0 81 111" svg:d="M0 89c4 0 12 0 16-4 5 0 9 0 13-4 4 0 9-5 13-9 0-4 0-8 0-13 0-4 0-8 0-8 0-4-4-8-4-8-5-5-5-9-9-9 0-4 0-8 0-13 0 0 0-4 0-8l4-4c5-5 5-5 9-5 0-4 4-4 8-4 5 0 9 0 13 4 4 0 4 5 9 5 4 4 4 8 4 12 5 9 5 13 5 22 0 8 0 16-5 25-4 8-9 17-17 21-4 9-13 14-26 18-8 4-21 4-33 4z">
          <text:p/>
        </draw:path>
        <draw:polygon draw:style-name="gr5" draw:text-style-name="P5" draw:layer="layout" svg:width="0.144cm" svg:height="0.216cm" svg:x="9.519cm" svg:y="16.075cm" svg:viewBox="0 0 145 217" draw:points="145,217 8,217 8,192 63,192 63,31 12,60 0,35 72,0 97,0 97,192 145,192">
          <text:p/>
        </draw:polygon>
        <draw:polygon draw:style-name="gr5" draw:text-style-name="P5" draw:layer="layout" svg:width="0.144cm" svg:height="0.216cm" svg:x="9.705cm" svg:y="16.075cm" svg:viewBox="0 0 145 217" draw:points="145,217 9,217 9,192 64,192 64,31 13,60 0,35 72,0 99,0 99,192 145,192">
          <text:p/>
        </draw:polygon>
        <draw:path draw:style-name="gr5" draw:text-style-name="P5" draw:layer="layout" svg:width="0.076cm" svg:height="0.11cm" svg:x="9.913cm" svg:y="16.236cm" svg:viewBox="0 0 77 111" svg:d="M0 89c4 0 9 0 13-4 9 0 13 0 18-4 4 0 4-5 8-9s4-8 4-13c0-4 0-8-4-8 0-4-4-8-4-8 0-5-4-9-4-9-5-4-5-8-5-13 0 0 0-4 0-8 5 0 5-4 5-4 4-5 4-5 8-5 4-4 8-4 8-4 5 0 9 0 13 4 4 0 9 5 9 5 4 4 4 8 8 12 0 9 0 13 0 22 0 8 0 16-4 25-4 8-9 17-13 21-8 9-17 14-25 18-13 4-22 4-35 4z">
          <text:p/>
        </draw:path>
        <draw:polygon draw:style-name="gr5" draw:text-style-name="P5" draw:layer="layout" svg:width="0.144cm" svg:height="0.216cm" svg:x="10.265cm" svg:y="16.075cm" svg:viewBox="0 0 145 217" draw:points="145,217 8,217 8,192 63,192 63,31 13,60 0,35 72,0 97,0 97,192 145,192">
          <text:p/>
        </draw:polygon>
        <draw:path draw:style-name="gr5" draw:text-style-name="P5" draw:layer="layout" svg:width="0.153cm" svg:height="0.216cm" svg:x="10.451cm" svg:y="16.075cm" svg:viewBox="0 0 154 217" svg:d="M154 149c0 9-4 17-9 26-4 8-8 17-12 25-9 5-17 9-27 13-9 4-21 4-30 4-12 0-25 0-34-4-8-4-17-8-21-17-8-8-12-17-17-30 0-12-4-25-4-42 0-13 0-21 4-34 0-9 5-21 5-30 4-8 8-17 16-25 5-4 13-13 17-18 9-8 22-13 30-13 13-4 25-4 38-4h27v26h-27c-13 0-25 0-34 5-8 0-17 4-25 12-4 5-9 13-13 22-4 4-4 16-8 25v4c8-4 17-4 25-8 9 0 17-5 30-5 12 0 21 5 31 5 8 4 12 8 21 17 4 4 8 8 13 17 0 8 4 17 4 29zM120 149c0-8 0-12 0-16-4-9-4-13-10-13-4-5-8-9-13-13-4 0-12 0-16 0-5 0-9 0-13 0s-9 0-13 4c-4 0-8 0-13 4-4 0-8 5-12 5 0 17 4 25 4 38 0 8 4 17 8 21 5 4 9 9 17 13 5 4 9 4 17 4 9 0 13 0 17-4 9 0 13-4 17-9 0-4 6-8 10-12 0-9 0-13 0-22z">
          <text:p/>
        </draw:path>
        <draw:path draw:style-name="gr5" draw:text-style-name="P5" draw:layer="layout" svg:width="0.08cm" svg:height="0.11cm" svg:x="10.659cm" svg:y="16.236cm" svg:viewBox="0 0 81 111" svg:d="M0 89c4 0 8 0 17-4 4 0 9 0 13-4 5 0 9-5 9-9 4-4 4-8 4-13 0-4 0-8 0-8-4-4-4-8-8-8 0-5-5-9-5-9 0-4 0-8 0-13 0 0 0-4 0-8 0 0 0-4 5-4 0-5 4-5 4-5 4-4 8-4 13-4 4 0 8 0 8 4 4 0 9 5 13 5 0 4 4 8 4 12 4 9 4 13 4 22 0 8-4 16-4 25-4 8-8 17-17 21-8 9-17 14-25 18-9 4-23 4-35 4z">
          <text:p/>
        </draw:path>
        <draw:path draw:style-name="gr5" draw:text-style-name="P5" draw:layer="layout" svg:width="0.144cm" svg:height="0.22cm" svg:x="11.015cm" svg:y="16.071cm" svg:viewBox="0 0 145 221" svg:d="M145 221h-145v-25l59-59c10-9 18-18 22-22 5-8 9-13 13-18 4-8 4-13 8-17 0-4 0-8 0-17 0-4 0-8 0-12-4-5-4-9-8-13s-8-9-13-9c-4-4-8-4-18-4-8 0-17 0-25 4-4 5-13 13-21 17l-13-17c9-8 17-16 26-21 12-8 25-8 39-8 8 0 17 0 25 4s17 9 21 13c9 4 13 12 13 21 4 4 4 13 4 25 0 9 0 17 0 21-4 9-8 18-13 23-4 8-8 17-17 21-4 9-12 17-21 25l-43 39h107z">
          <text:p/>
        </draw:path>
        <draw:path draw:style-name="gr5" draw:text-style-name="P5" draw:layer="layout" svg:width="0.174cm" svg:height="0.216cm" svg:x="11.184cm" svg:y="16.075cm" svg:viewBox="0 0 175 217" svg:d="M175 166h-39v51h-30v-51h-106v-25l94-141h42v141h39zM106 26l-76 115h76z">
          <text:p/>
        </draw:path>
        <draw:path draw:style-name="gr5" draw:text-style-name="P5" draw:layer="layout" svg:width="0.08cm" svg:height="0.11cm" svg:x="11.405cm" svg:y="16.236cm" svg:viewBox="0 0 81 111" svg:d="M0 89c8 0 13 0 17-4 4 0 8 0 13-4 4 0 8-5 12-9 0-4 4-8 4-13 0-4-4-8-4-8 0-4-4-8-4-8-4-5-4-9-8-9 0-4 0-8 0-13 0 0 0-4 0-8l4-4c4-5 4-5 8-5 0-4 4-4 9-4 4 0 8 0 12 4 5 0 5 5 9 5 5 4 5 8 9 12 0 9 0 13 0 22 0 8 0 16-4 25-5 8-9 17-18 21-4 9-13 14-25 18-9 4-21 4-34 4z">
          <text:p/>
        </draw:path>
        <draw:polygon draw:style-name="gr5" draw:text-style-name="P5" draw:layer="layout" svg:width="0.144cm" svg:height="0.216cm" svg:x="11.761cm" svg:y="16.075cm" svg:viewBox="0 0 145 217" draw:points="145,217 8,217 8,192 65,192 65,31 13,60 0,35 73,0 98,0 98,192 145,192">
          <text:p/>
        </draw:polygon>
        <draw:path draw:style-name="gr5" draw:text-style-name="P5" draw:layer="layout" svg:width="0.149cm" svg:height="0.22cm" svg:x="11.947cm" svg:y="16.071cm" svg:viewBox="0 0 150 221" svg:d="M150 166c0 9-5 17-9 26-4 4-8 12-12 17-9 4-18 8-27 12-8 0-21 0-30 0-12 0-21 0-34 0-8-4-12-8-21-12-4-5-8-13-12-17-5-9-5-13-5-22 0-12 5-25 9-33 8-13 21-22 38-26-17-9-26-18-34-27-4-8-8-21-8-29 0-9 0-17 4-21 4-9 8-13 12-17 5-4 13-9 22-13 8-4 21-4 29-4 13 0 22 0 30 4 9 0 18 4 22 9 9 4 13 8 13 16 4 5 4 13 4 22 0 12 0 21-8 29-9 13-17 17-31 27 4 4 14 8 18 8 4 4 13 9 17 17 4 5 4 9 8 13 0 8 5 13 5 21zM116 51c0-9-5-17-14-22-8-4-17-4-30-4-12 0-21 0-29 4-5 5-9 13-9 22 0 4 0 8 0 12 4 5 4 9 9 13 4 0 8 4 12 8 9 0 13 5 21 9 13-4 22-13 26-17 9-8 14-17 14-25zM116 166c0-4 0-4 0-8-5-5-5-9-10-13-4-4-8-8-12-13-9-4-13-8-22-13-8 5-17 9-21 13-4 5-8 9-13 13-4 4-4 4-4 8-4 5-4 9-4 13 0 9 0 13 4 13 0 4 4 8 9 13 4 0 8 4 12 4 5 0 13 4 17 4 9 0 13-4 17-4 5 0 9-4 13-4 4-5 9-5 9-9 5-4 5-8 5-17z">
          <text:p/>
        </draw:path>
        <draw:path draw:style-name="gr5" draw:text-style-name="P5" draw:layer="layout" svg:width="0.076cm" svg:height="0.11cm" svg:x="12.155cm" svg:y="16.236cm" svg:viewBox="0 0 77 111" svg:d="M0 89c4 0 8 0 13-4 8 0 13 0 17-4 4 0 4-5 8-9 6-4 6-8 6-13 0-4 0-8-6-8 0-4-4-8-4-8 0-5-4-9-4-9-4-4-4-8-4-13 0 0 0-4 0-8 4 0 4-4 4-4 4-5 4-5 8-5 6-4 10-4 10-4 4 0 8 0 13 4 4 0 8 5 8 5 4 4 4 8 8 12 0 9 0 13 0 22 0 8 0 16-4 25-4 8-8 17-12 21-9 9-17 14-27 18-13 4-21 4-34 4z">
          <text:p/>
        </draw:path>
        <draw:path draw:style-name="gr5" draw:text-style-name="P5" draw:layer="layout" svg:width="0.144cm" svg:height="0.22cm" svg:x="12.511cm" svg:y="16.071cm" svg:viewBox="0 0 145 221" svg:d="M145 221h-145v-25l55-59c13-9 17-18 26-22 4-8 9-13 13-18 4-8 4-13 4-17 5-4 5-8 5-17 0-4 0-8-5-12 0-5-4-9-4-13-4-4-9-9-13-9-5-4-13-4-17-4-9 0-17 0-26 4-8 5-12 13-21 17l-17-17c9-8 21-16 30-21 12-8 21-8 38-8 8 0 17 0 26 4s13 9 21 13c5 4 9 12 13 21 4 4 4 13 4 25 0 9 0 17-4 21 0 9-4 18-8 23-5 8-9 17-17 21-9 9-18 17-27 25l-38 39h107z">
          <text:p/>
        </draw:path>
        <draw:polygon draw:style-name="gr5" draw:text-style-name="P5" draw:layer="layout" svg:width="0.145cm" svg:height="0.216cm" svg:x="12.697cm" svg:y="16.075cm" svg:viewBox="0 0 146 217" draw:points="146,217 9,217 9,192 65,192 65,31 13,60 0,35 69,0 95,0 95,192 146,192">
          <text:p/>
        </draw:polygon>
        <draw:path draw:style-name="gr5" draw:text-style-name="P5" draw:layer="layout" svg:width="0.081cm" svg:height="0.11cm" svg:x="12.901cm" svg:y="16.236cm" svg:viewBox="0 0 82 111" svg:d="M0 89c4 0 13 0 17-4 5 0 10 0 14-4 4 0 8-5 8-9 4-4 4-8 4-13 0-4 0-8 0-8-4-4-4-8-8-8 0-5 0-9-4-9 0-4 0-8 0-13 0 0 0-4 0-8 0 0 0-4 4-4 0-5 4-5 4-5 4-4 9-4 13-4s8 0 8 4c5 0 9 5 13 5 0 4 4 8 4 12 5 9 5 13 5 22 0 8-5 16-5 25-4 8-8 17-17 21-8 9-12 14-25 18-8 4-22 4-35 4z">
          <text:p/>
        </draw:path>
        <draw:path draw:style-name="gr5" draw:text-style-name="P5" draw:layer="layout" svg:width="0.136cm" svg:height="0.22cm" svg:x="13.261cm" svg:y="16.071cm" svg:viewBox="0 0 137 221" svg:d="M137 153c0 9 0 22-4 30-5 4-9 13-17 21-9 5-17 9-30 13s-25 4-42 4c-10 0-18 0-23 0-8 0-12 0-21 0v-25c9 0 17 0 21 0 9 0 19 4 27 4 9 0 21-4 25-4 9-4 17-4 22-9 4-4 8-8 8-12 4-5 4-13 4-17 0-9 0-13-4-17 0-4-4-9-8-13-9 0-13-4-22-4-4-5-12-5-21-5h-26v-22h26c9 0 13-4 21-4 5 0 9-4 13-9 4-4 4-4 9-12 0-4 4-9 4-13 0-13-4-21-13-25-8-9-17-9-29-9-9 0-17 0-27 0-4 4-13 4-21 9v-26c0 0 4-4 8-4s9 0 13-4c4 0 10 0 14 0s8 0 13 0c12 0 21 0 29 4 9 0 17 4 26 9 4 4 8 12 12 16 0 9 4 17 4 26 0 8-4 21-8 29-8 9-17 13-30 23 9 0 13 0 17 4 9 4 13 4 17 8 4 5 9 9 9 18 4 4 4 12 4 16z">
          <text:p/>
        </draw:path>
        <draw:polygon draw:style-name="gr5" draw:text-style-name="P5" draw:layer="layout" svg:width="0.149cm" svg:height="0.216cm" svg:x="13.439cm" svg:y="16.075cm" svg:viewBox="0 0 150 217" draw:points="150,26 60,217 26,217 120,26 0,26 0,0 150,0">
          <text:p/>
        </draw:polygon>
        <draw:path draw:style-name="gr5" draw:text-style-name="P5" draw:layer="layout" svg:width="0.08cm" svg:height="0.11cm" svg:x="13.647cm" svg:y="16.236cm" svg:viewBox="0 0 81 111" svg:d="M0 89c8 0 13 0 17-4 4 0 8 0 13-4 4 0 8-5 12-9 0-4 5-8 5-13 0-4-5-8-5-8 0-4-4-8-4-8-4-5-4-9-8-9 0-4 0-8 0-13 0 0 0-4 0-8l4-4c4-5 4-5 8-5 0-4 5-4 9-4s8 0 12 4c5 0 5 5 9 5 5 4 5 8 9 12 0 9 0 13 0 22 0 8 0 16-4 25-5 8-9 17-18 21-4 9-12 14-25 18-9 4-21 4-34 4z">
          <text:p/>
        </draw:path>
        <draw:polygon draw:style-name="gr5" draw:text-style-name="P5" draw:layer="layout" svg:width="0.144cm" svg:height="0.216cm" svg:x="14.003cm" svg:y="16.075cm" svg:viewBox="0 0 145 217" draw:points="145,217 9,217 9,192 64,192 64,31 13,60 0,35 72,0 99,0 99,192 145,192">
          <text:p/>
        </draw:polygon>
        <draw:polygon draw:style-name="gr5" draw:text-style-name="P5" draw:layer="layout" svg:width="0.144cm" svg:height="0.216cm" svg:x="14.19cm" svg:y="16.075cm" svg:viewBox="0 0 145 217" draw:points="145,26 55,217 21,217 114,26 0,26 0,0 145,0">
          <text:p/>
        </draw:polygon>
        <draw:path draw:style-name="gr5" draw:text-style-name="P5" draw:layer="layout" svg:width="0.077cm" svg:height="0.11cm" svg:x="14.397cm" svg:y="16.236cm" svg:viewBox="0 0 78 111" svg:d="M0 89c6 0 10 0 14-4 8 0 13 0 17-4 4 0 4-5 9-9 4-4 4-8 4-13 0-4 0-8-4-8 0-4-5-8-5-8 0-5-4-9-4-9-4-4-4-8-4-13 0 0 0-4 0-8 4 0 4-4 4-4 4-5 4-5 9-5 4-4 8-4 8-4 4 0 9 0 13 4 4 0 8 5 8 5 5 4 5 8 9 12 0 9 0 13 0 22 0 8 0 16-4 25-5 8-9 17-13 21-9 9-17 14-26 18-13 4-21 4-35 4z">
          <text:p/>
        </draw:path>
        <draw:polygon draw:style-name="gr5" draw:text-style-name="P5" draw:layer="layout" svg:width="0.14cm" svg:height="0.22cm" svg:x="14.753cm" svg:y="16.071cm" svg:viewBox="0 0 141 221" draw:points="141,221 5,221 5,192 65,192 65,34 9,63 0,38 69,0 95,0 95,192 141,192">
          <text:p/>
        </draw:polygon>
        <draw:path draw:style-name="gr5" draw:text-style-name="P5" draw:layer="layout" svg:width="0.157cm" svg:height="0.22cm" svg:x="14.931cm" svg:y="16.071cm" svg:viewBox="0 0 158 221" svg:d="M158 111c0 17 0 34-4 47-4 12-9 25-17 34-4 12-14 17-22 25-13 4-26 4-38 4-13 0-21 0-30-4-13-4-17-13-26-21-8-9-12-21-17-34-4-13-4-30-4-51 0-18 0-31 4-48 5-12 9-25 17-34 5-8 13-16 26-21 9-4 21-8 34-8s21 0 30 4c13 4 22 13 26 21 8 9 13 21 17 34 4 17 4 34 4 52zM129 111c0 0 0-4 0-9s0-9 0-13l-95 69c5 8 5 12 9 17 0 4 4 8 8 12 5 5 9 5 13 9 4 0 8 4 17 4 4 0 13-4 17-8 8-5 13-9 17-17 4-5 9-13 9-26 5-8 5-21 5-38zM30 111c0 4 0 8 0 8 0 5 0 9 0 13l94-69c-5-8-5-12-9-17 0-4-4-8-9-12-4-5-8-5-12-9-5 0-9 0-13 0-9 0-17 0-21 4-9 5-13 9-17 17-4 9-9 17-9 26-4 12-4 25-4 39z">
          <text:p/>
        </draw:path>
        <draw:path draw:style-name="gr5" draw:text-style-name="P5" draw:layer="layout" svg:width="0.081cm" svg:height="0.11cm" svg:x="15.143cm" svg:y="16.236cm" svg:viewBox="0 0 82 111" svg:d="M0 89c4 0 13 0 18-4 4 0 9 0 13-4 4 0 8-5 13-9 0-4 0-8 0-13 0-4 0-8 0-8 0-4-5-8-5-8-4-5-4-9-8-9 0-4 0-8 0-13 0 0 0-4 0-8l4-4c4-5 4-5 9-5 0-4 4-4 8-4s8 0 13 4c4 0 4 5 8 5 4 4 4 8 4 12 5 9 5 13 5 22 0 8 0 16-5 25-4 8-8 17-17 21-4 9-12 14-25 18-8 4-22 4-35 4z">
          <text:p/>
        </draw:path>
        <draw:polygon draw:style-name="gr5" draw:text-style-name="P5" draw:layer="layout" svg:width="0.145cm" svg:height="0.216cm" svg:x="15.499cm" svg:y="16.075cm" svg:viewBox="0 0 146 217" draw:points="146,217 9,217 9,192 64,192 64,31 13,60 0,35 68,0 94,0 94,192 146,192">
          <text:p/>
        </draw:polygon>
        <draw:path draw:style-name="gr5" draw:text-style-name="P5" draw:layer="layout" svg:width="0.148cm" svg:height="0.216cm" svg:x="15.686cm" svg:y="16.075cm" svg:viewBox="0 0 149 217" svg:d="M149 149c0 9 0 17-4 26-4 8-8 17-17 25-4 5-13 9-26 13-8 4-16 4-30 4-13 0-21 0-30-4-13-4-17-8-25-17-4-8-9-17-13-30-4-12-4-25-4-42 0-13 0-21 0-34 4-9 4-21 8-30 5-8 9-17 13-25 4-4 13-13 21-18 9-8 17-13 30-13 9-4 22-4 39-4h21v26h-21c-17 0-25 0-34 5-14 0-22 4-26 12-9 5-13 13-17 22 0 4-5 16-5 25v4c5-4 13-4 22-8 12 0 21-5 30-5 13 0 21 5 30 5 9 4 17 8 21 17 5 4 9 8 13 17 4 8 4 17 4 29zM120 149c0-8 0-12-5-16 0-9-4-13-4-13-4-5-9-9-17-13-4 0-8 0-17 0-5 0-9 0-14 0-4 0-8 0-12 4-5 0-9 0-13 4-4 0-4 5-9 5 0 17 0 25 0 38 5 8 9 17 13 21 0 4 9 9 13 13s13 4 22 4c4 0 13 0 17-4 4 0 8-4 13-9 4-4 8-8 8-12 5-9 5-13 5-22z">
          <text:p/>
        </draw:path>
        <draw:path draw:style-name="gr5" draw:text-style-name="P5" draw:layer="layout" svg:width="0.081cm" svg:height="0.11cm" svg:x="15.889cm" svg:y="16.236cm" svg:viewBox="0 0 82 111" svg:d="M0 89c9 0 13 0 17-4 4 0 13 0 13-4 4 0 8-5 13-9 0-4 4-8 4-13 0-4-4-8-4-8 0-4-5-8-5-8-4-5-4-9-4-9-4-4-4-8-4-13 0 0 0-4 0-8l4-4c4-5 4-5 9-5 4-4 4-4 8-4s9 0 13 4c4 0 4 5 9 5 5 4 5 8 9 12 0 9 0 13 0 22 0 8 0 16-4 25-5 8-10 17-18 21-5 9-13 14-22 18-12 4-25 4-38 4z">
          <text:p/>
        </draw:path>
        <draw:path draw:style-name="gr5" draw:text-style-name="P5" draw:layer="layout" svg:width="0.144cm" svg:height="0.22cm" svg:x="16.25cm" svg:y="16.071cm" svg:viewBox="0 0 145 221" svg:d="M145 221h-145v-25l55-59c8-9 17-18 21-22 8-8 13-13 17-18 0-8 4-13 4-17s4-8 4-17c0-4-4-8-4-12 0-5-4-9-8-13 0-4-5-9-9-9-4-4-13-4-17-4-8 0-17 0-25 4-9 5-17 13-21 17l-17-17c8-8 17-16 29-21 9-8 21-8 38-8 9 0 17 0 26 4 8 4 13 9 21 13 4 4 8 12 14 21 4 4 4 13 4 25 0 9 0 17-4 21 0 9-6 18-10 23-4 8-12 17-17 21-8 9-17 17-25 25l-38 39h107z">
          <text:p/>
        </draw:path>
        <draw:path draw:style-name="gr5" draw:text-style-name="P5" draw:layer="layout" svg:width="0.144cm" svg:height="0.22cm" svg:x="16.436cm" svg:y="16.071cm" svg:viewBox="0 0 145 221" svg:d="M145 221h-145v-25l55-59c9-9 17-18 27-22 4-8 8-13 12-18 0-8 5-13 5-17s4-8 4-17c0-4-4-8-4-12 0-5-5-9-5-13-4-4-8-9-12-9-6-4-14-4-18-4-9 0-17 0-26 4-8 5-17 13-21 17l-17-17c9-8 17-16 30-21 8-8 21-8 38-8 8 0 18 0 26 4 9 4 13 9 22 13 4 4 8 12 12 21 4 4 4 13 4 25 0 9 0 17-4 21 0 9-4 18-8 23-4 8-13 17-17 21-9 9-17 17-27 25l-38 39h107z">
          <text:p/>
        </draw:path>
        <draw:path draw:style-name="gr5" draw:text-style-name="P5" draw:layer="layout" svg:width="0.08cm" svg:height="0.11cm" svg:x="16.64cm" svg:y="16.236cm" svg:viewBox="0 0 81 111" svg:d="M0 89c4 0 8 0 17-4 4 0 8 0 12-4 5 0 9-5 9-9 5-4 5-8 5-13 0-4 0-8-5-8 0-4 0-8-4-8 0-5-5-9-5-9 0-4-4-8-4-13 0 0 0-4 4-8 0 0 0-4 5-4 0-5 4-5 4-5 5-4 9-4 13-4 0 0 5 0 9 4 4 0 8 5 8 5 5 4 9 8 9 12 0 9 4 13 4 22 0 8-4 16-8 25 0 8-9 17-13 21-9 9-17 14-26 18s-22 4-34 4z">
          <text:p/>
        </draw:path>
        <draw:polygon draw:style-name="gr5" draw:text-style-name="P5" draw:layer="layout" svg:width="0.144cm" svg:height="0.216cm" svg:x="16.996cm" svg:y="16.075cm" svg:viewBox="0 0 145 217" draw:points="145,217 4,217 4,192 63,192 63,31 8,60 0,35 69,0 94,0 94,192 145,192">
          <text:p/>
        </draw:polygon>
        <draw:path draw:style-name="gr5" draw:text-style-name="P5" draw:layer="layout" svg:width="0.144cm" svg:height="0.22cm" svg:x="17.182cm" svg:y="16.071cm" svg:viewBox="0 0 145 221" svg:d="M145 221h-145v-25l60-59c9-9 13-18 22-22 4-8 8-13 12-18 5-8 5-13 9-17 0-4 0-8 0-17 0-4 0-8-4-12 0-5 0-9-5-13-4-4-8-9-12-9-5-4-9-4-17-4-9 0-17 0-26 4-8 5-14 13-22 17l-13-17c5-8 17-16 27-21 12-8 25-8 38-8 8 0 17 0 25 4 9 4 17 9 22 13 4 4 8 12 12 21 5 4 5 13 5 25 0 9 0 17 0 21-5 9-9 18-13 23-4 8-9 17-17 21-4 9-13 17-26 25l-38 39h106z">
          <text:p/>
        </draw:path>
        <draw:path draw:style-name="gr5" draw:text-style-name="P5" draw:layer="layout" svg:width="0.08cm" svg:height="0.11cm" svg:x="17.386cm" svg:y="16.236cm" svg:viewBox="0 0 81 111" svg:d="M0 89c4 0 12 0 17-4 5 0 9 0 13-4 4 0 9-5 9-9 4-4 4-8 4-13 0-4 0-8 0-8-4-4-4-8-9-8 0-5 0-9-4-9 0-4 0-8 0-13 0 0 0-4 0-8 0 0 0-4 4-4 0-5 5-5 9-5 0-4 4-4 8-4 5 0 9 0 13 4 0 0 4 5 9 5 0 4 4 8 4 12 4 9 4 13 4 22 0 8 0 16-4 25-4 8-9 17-17 21-4 9-13 14-26 18-8 4-22 4-34 4z">
          <text:p/>
        </draw:path>
        <draw:polygon draw:style-name="gr5" draw:text-style-name="P5" draw:layer="layout" svg:width="0.145cm" svg:height="0.216cm" svg:x="17.741cm" svg:y="16.075cm" svg:viewBox="0 0 146 217" draw:points="146,217 9,217 9,192 65,192 65,31 13,60 0,35 69,0 95,0 95,192 146,192">
          <text:p/>
        </draw:polygon>
        <draw:path draw:style-name="gr5" draw:text-style-name="P5" draw:layer="layout" svg:width="0.17cm" svg:height="0.216cm" svg:x="17.915cm" svg:y="16.075cm" svg:viewBox="0 0 171 217" svg:d="M171 166h-38v51h-30v-51h-103v-25l90-141h43v141h38zM103 26l-77 115h77z">
          <text:p/>
        </draw:path>
        <draw:path draw:style-name="gr5" draw:text-style-name="P5" draw:layer="layout" svg:width="0.08cm" svg:height="0.11cm" svg:x="18.132cm" svg:y="16.236cm" svg:viewBox="0 0 81 111" svg:d="M0 89c8 0 12 0 17-4 4 0 12 0 17-4 0 0 4-5 8-9 0-4 4-8 4-13 0-4 0-8-4-8 0-4-4-8-4-8-4-5-4-9-4-9-5-4-5-8-5-13 0 0 0-4 0-8 5 0 5-4 5-4 4-5 4-5 8-5 4-4 4-4 8-4 5 0 9 0 13 4 4 0 10 5 10 5 4 4 4 8 8 12 0 9 0 13 0 22 0 8 0 16-4 25-4 8-10 17-14 21-8 9-17 14-25 18-13 4-26 4-38 4z">
          <text:p/>
        </draw:path>
        <draw:polygon draw:style-name="gr5" draw:text-style-name="P5" draw:layer="layout" svg:width="0.144cm" svg:height="0.216cm" svg:x="18.488cm" svg:y="16.075cm" svg:viewBox="0 0 145 217" draw:points="145,217 8,217 8,192 64,192 64,31 12,60 0,35 73,0 98,0 98,192 145,192">
          <text:p/>
        </draw:polygon>
        <draw:path draw:style-name="gr5" draw:text-style-name="P5" draw:layer="layout" svg:width="0.165cm" svg:height="0.038cm" svg:x="18.666cm" svg:y="16.253cm" svg:viewBox="0 0 166 39" svg:d="M38 21c0 0 0 5 0 10-5 0-5 4-5 4-4 0-4 4-8 4 0 0-4 0-8 0 0 0-5 0-9 0 0 0-4 0-4-4l-4-4c0-5 0-10 0-10 0-4 0-4 0-8s4-4 4-9c0 0 4 0 4-4 4 0 9 0 9 0 4 0 8 0 8 0 4 4 4 4 8 4 0 5 0 5 5 9 0 0 0 4 0 8zM102 21c0 0 0 5 0 10-4 0-4 4-4 4-4 0-4 4-8 4 0 0-4 0-9 0 0 0-4 0-8 0 0 0-4 0-4-4l-5-4c0-5 0-10 0-10 0-4 0-4 0-8s5-4 5-9c0 0 4 0 4-4 4 0 8 0 8 0 5 0 9 0 9 0 4 4 4 4 8 4 0 5 0 5 4 9 0 0 0 4 0 8zM166 21c0 0 0 5 0 10-4 0-4 4-4 4-5 0-5 4-9 4 0 0-4 0-8 0h-4c-5 0-9 0-9-4l-4-4c0-5 0-10 0-10 0-4 0-4 0-8s4-4 4-9c0 0 4 0 9-4h4c4 0 8 0 8 0 4 4 4 4 9 4 0 5 0 5 4 9 0 0 0 4 0 8z">
          <text:p/>
        </draw:path>
        <draw:path draw:style-name="gr3" draw:text-style-name="P3" draw:layer="layout" svg:width="0.296cm" svg:height="0.441cm" svg:x="4.034cm" svg:y="17.44cm" svg:viewBox="0 0 297 442" svg:d="M0 442v-442h140c42 0 76 13 101 30 27 17 40 42 40 72 0 25-9 46-22 63-18 22-35 34-60 43 29 4 55 12 73 34 17 17 25 42 25 72 0 38-12 68-43 94-30 21-68 34-110 34zM72 59v128h51c25 0 42-9 59-22 13-8 21-25 21-51 0-34-25-55-76-55zM72 242v140h63c26 0 47-5 64-18 13-12 21-29 21-55 0-42-30-67-93-67z">
          <text:p/>
        </draw:path>
        <draw:path draw:style-name="gr3" draw:text-style-name="P3" draw:layer="layout" svg:width="0.323cm" svg:height="0.326cm" svg:x="4.385cm" svg:y="17.559cm" svg:viewBox="0 0 324 327" svg:d="M157 327c-46 0-85-13-114-42-30-30-43-68-43-116 0-55 13-93 47-123 30-29 68-46 119-46s89 17 114 42c31 30 44 72 44 123 0 48-17 90-48 120-30 29-68 42-119 42zM162 59c-26 0-47 9-64 26-17 21-26 46-26 80s9 60 26 81c17 17 38 26 64 26 29 0 50-9 63-26 17-21 26-47 26-81s-9-59-26-80c-13-17-34-26-63-26z">
          <text:p/>
        </draw:path>
        <draw:path draw:style-name="gr3" draw:text-style-name="P3" draw:layer="layout" svg:width="0.301cm" svg:height="0.314cm" svg:x="4.729cm" svg:y="17.567cm" svg:viewBox="0 0 302 315" svg:d="M302 0l-103 158 103 157h-82l-55-98c-4-4-8-12-13-21h-4c0 0-4 9-13 21l-55 98h-80l106-153-102-162h85l51 102c4 8 8 18 12 22l74-124z">
          <text:p/>
        </draw:path>
        <draw:path draw:style-name="gr3" draw:text-style-name="P3" draw:layer="layout" svg:width="0.305cm" svg:height="0.466cm" svg:x="5.081cm" svg:y="17.559cm" svg:viewBox="0 0 306 467" svg:d="M72 275v192h-72v-459h72v55c25-42 63-63 110-63 38 0 68 12 90 42 25 30 34 68 34 114 0 51-13 94-38 124-23 33-61 46-103 46-38 0-68-17-93-51zM72 152v38c0 22 8 43 21 60 17 12 34 21 55 21 25 0 47-9 63-30 13-21 22-51 22-85 0-29-5-55-22-71-12-17-29-26-55-26-25 0-46 9-59 26-17 16-25 38-25 67z">
          <text:p/>
        </draw:path>
        <draw:polygon draw:style-name="gr3" draw:text-style-name="P3" draw:layer="layout" svg:width="0.072cm" svg:height="0.466cm" svg:x="5.456cm" svg:y="17.415cm" svg:viewBox="0 0 73 467" draw:points="0,0 73,0 73,467 0,467">
          <text:p/>
        </draw:polygon>
        <draw:path draw:style-name="gr3" draw:text-style-name="P3" draw:layer="layout" svg:width="0.322cm" svg:height="0.326cm" svg:x="5.602cm" svg:y="17.559cm" svg:viewBox="0 0 323 327" svg:d="M162 327c-51 0-89-13-119-42-25-30-43-68-43-116 0-55 18-93 48-123 29-29 67-46 123-46 46 0 84 17 110 42 29 30 42 72 42 123 0 48-13 90-42 120-30 29-72 42-119 42zM166 59c-29 0-51 9-68 26-17 21-25 46-25 80s8 60 25 81c17 17 39 26 68 26 26 0 47-9 64-26 13-21 21-47 21-81s-8-59-21-80c-17-17-38-26-64-26z">
          <text:p/>
        </draw:path>
        <draw:path draw:style-name="gr3" draw:text-style-name="P3" draw:layer="layout" svg:width="0.199cm" svg:height="0.411cm" svg:x="5.962cm" svg:y="17.474cm" svg:viewBox="0 0 200 412" svg:d="M200 403c-12 9-29 9-55 9-59 0-90-26-90-86v-178h-55v-55h55v-72l69-21v93h76v55h-76v157c0 17 4 30 13 38 4 9 17 13 34 13 12 0 21-4 29-9z">
          <text:p/>
        </draw:path>
        <draw:path draw:style-name="gr3" draw:text-style-name="P3" draw:layer="layout" svg:width="0.323cm" svg:height="0.326cm" svg:x="6.373cm" svg:y="17.559cm" svg:viewBox="0 0 324 327" svg:d="M161 327c-50 0-88-13-114-42-29-30-47-68-47-116 0-55 18-93 47-123 30-29 72-46 123-46 47 0 86 17 115 42 26 30 39 72 39 123 0 48-13 90-43 120-29 29-69 42-120 42zM166 59c-30 0-51 9-68 26-17 21-25 46-25 80s8 60 25 81c17 17 38 26 68 26 25 0 46-9 64-26 13-21 22-47 22-81s-9-59-22-80c-18-17-39-26-64-26z">
          <text:p/>
        </draw:path>
        <draw:path draw:style-name="gr3" draw:text-style-name="P3" draw:layer="layout" svg:width="0.212cm" svg:height="0.471cm" svg:x="6.725cm" svg:y="17.41cm" svg:viewBox="0 0 213 472" svg:d="M213 64c-13-4-21-9-34-9-34 0-52 22-52 60v42h73v55h-73v260h-72v-260h-55v-55h55v-51c0-34 9-59 34-76 22-21 48-30 82-30 17 0 29 0 42 5z">
          <text:p/>
        </draw:path>
        <draw:path draw:style-name="gr3" draw:text-style-name="P3" draw:layer="layout" svg:width="0.208cm" svg:height="0.471cm" svg:x="7.115cm" svg:y="17.41cm" svg:viewBox="0 0 209 472" svg:d="M209 64c-9-4-21-9-34-9-34 0-51 22-51 60v42h72v55h-72v260h-72v-260h-52v-55h52v-51c0-34 13-59 34-76 21-21 51-30 81-30 17 0 33 0 42 5z">
          <text:p/>
        </draw:path>
        <draw:path draw:style-name="gr3" draw:text-style-name="P3" draw:layer="layout" svg:width="0.306cm" svg:height="0.47cm" svg:x="7.369cm" svg:y="17.415cm" svg:viewBox="0 0 307 471" svg:d="M73 420v47h-73v-467h73v207c25-42 60-63 107-63 38 0 71 12 93 42 21 31 34 69 34 115 0 51-13 94-38 124-26 33-60 46-102 46-43 0-73-17-94-51zM68 297v38c0 22 9 43 26 60 14 12 30 21 56 21 25 0 46-9 59-30 17-21 26-51 26-85 0-29-9-55-22-71-17-17-33-27-59-27-25 0-42 10-60 27-17 16-26 38-26 67z">
          <text:p/>
        </draw:path>
        <draw:path draw:style-name="gr3" draw:text-style-name="P3" draw:layer="layout" svg:width="0.224cm" svg:height="0.326cm" svg:x="7.726cm" svg:y="17.559cm" svg:viewBox="0 0 225 327" svg:d="M0 310v-64c26 22 56 30 89 30 43 0 64-13 64-38 0-9 0-13-4-17s-8-8-17-14c-4-4-13-8-21-12-9 0-17-5-30-9s-21-13-34-17c-8-4-17-13-25-21-4-4-13-13-13-21-4-13-9-21-9-34s5-30 13-38c5-13 17-22 30-30 8-8 25-13 38-17 17-4 34-8 47-8 29 0 55 4 80 12v64c-21-17-46-21-76-21-8 0-17 0-26 0-8 4-12 4-17 8-4 5-8 9-12 13s-4 9-4 13c0 8 0 12 4 17 4 8 8 8 12 12 5 5 13 9 22 13 8 0 17 4 25 9 13 4 26 12 38 16 9 5 17 13 26 17 8 9 13 17 17 26 4 14 8 22 8 35 0 17-4 29-12 42-9 13-17 21-30 30-13 8-26 13-42 17-17 4-35 4-52 4-33 0-63-4-89-17z">
          <text:p/>
        </draw:path>
        <draw:path draw:style-name="gr3" draw:text-style-name="P3" draw:layer="layout" svg:width="0.462cm" svg:height="0.314cm" svg:x="7.976cm" svg:y="17.567cm" svg:viewBox="0 0 463 315" svg:d="M463 0l-94 315h-76l-55-213c0-9-4-17-4-30 0 9-5 17-9 30l-59 213h-72l-94-315h72l60 226c0 8 0 17 4 25 0-8 5-17 5-25l63-226h68l55 226c4 8 4 17 4 29h5c0-8 0-17 4-29l55-226z">
          <text:p/>
        </draw:path>
        <draw:path draw:style-name="gr3" draw:text-style-name="P3" draw:layer="layout" svg:width="0.263cm" svg:height="0.326cm" svg:x="8.467cm" svg:y="17.559cm" svg:viewBox="0 0 264 327" svg:d="M264 323h-68v-51h-4c-21 38-51 55-93 55-30 0-56-4-73-21s-26-43-26-68c0-60 34-94 103-103l93-17c0-42-21-63-63-63-38 0-72 13-103 38v-64c35-17 73-29 115-29 77 0 119 38 119 118zM196 165l-68 13c-21 0-33 4-46 12-9 9-13 23-13 39 0 13 4 26 13 34 8 9 21 13 38 13 21 0 38-8 55-25 13-13 21-34 21-56z">
          <text:p/>
        </draw:path>
        <draw:path draw:style-name="gr3" draw:text-style-name="P3" draw:layer="layout" svg:width="0.313cm" svg:height="0.458cm" svg:x="8.773cm" svg:y="17.567cm" svg:viewBox="0 0 314 459" svg:d="M314 0l-140 366c-30 63-73 93-124 93-17 0-29 0-38 0v-59c9 4 21 4 30 4 25 0 46-13 59-38l22-51-123-315h76l77 230c0 0 0 8 4 21 5-4 5-13 9-21l76-230z">
          <text:p/>
        </draw:path>
        <draw:path draw:style-name="gr3" draw:text-style-name="P3" draw:layer="layout" svg:width="0.305cm" svg:height="0.47cm" svg:x="9.307cm" svg:y="17.415cm" svg:viewBox="0 0 306 471" svg:d="M72 420v47h-72v-467h72v207c25-42 59-63 106-63 38 0 72 12 93 42 21 31 35 69 35 115 0 51-14 94-39 124-26 33-60 46-102 46s-72-17-93-51zM67 297v38c0 22 9 43 26 60 13 12 30 21 55 21s46-9 59-30c17-21 26-51 26-85 0-29-9-55-21-71-18-17-34-27-60-27-25 0-46 10-59 27-17 16-26 38-26 67z">
          <text:p/>
        </draw:path>
        <draw:path draw:style-name="gr3" draw:text-style-name="P3" draw:layer="layout" svg:width="0.318cm" svg:height="0.458cm" svg:x="9.637cm" svg:y="17.567cm" svg:viewBox="0 0 319 459" svg:d="M319 0l-144 366c-30 63-68 93-124 93-13 0-25 0-38 0v-59c13 4 25 4 34 4 26 0 48-13 60-38l21-51-128-315h82l72 230c4 0 4 8 8 21 0-4 5-13 5-21l80-230z">
          <text:p/>
        </draw:path>
        <draw:path draw:style-name="gr3" draw:text-style-name="P3" draw:layer="layout" svg:width="0.263cm" svg:height="0.326cm" svg:x="10.15cm" svg:y="17.559cm" svg:viewBox="0 0 264 327" svg:d="M264 323h-69v-51c-25 38-55 55-97 55-30 0-55-4-72-21s-26-43-26-68c0-60 34-94 102-103l93-17c0-42-21-63-64-63-38 0-71 13-101 38v-64c34-17 72-29 114-29 82 0 120 38 120 118zM195 165l-68 13c-17 0-34 4-42 12-13 9-17 23-17 39 0 13 4 26 13 34 8 9 21 13 38 13 21 0 42-8 55-25 13-13 21-34 21-56z">
          <text:p/>
        </draw:path>
        <draw:path draw:style-name="gr3" draw:text-style-name="P3" draw:layer="layout" svg:width="0.301cm" svg:height="0.466cm" svg:x="10.481cm" svg:y="17.559cm" svg:viewBox="0 0 302 467" svg:d="M302 296c0 116-55 171-171 171-42 0-76-4-110-17v-69c38 22 68 31 98 31 76 0 115-35 115-111v-34h-4c-22 42-56 59-103 59-38 0-72-13-93-38-26-30-34-68-34-115 0-50 8-93 34-127 25-29 59-46 106-46 38 0 73 17 90 50h4v-42h68zM234 178v-43c0-21-9-38-21-55-18-17-35-21-56-21-26 0-47 9-64 30-17 17-21 46-21 80 0 30 4 55 21 76 13 17 34 26 55 26 26 0 47-9 60-26 17-17 26-42 26-67z">
          <text:p/>
        </draw:path>
        <draw:path draw:style-name="gr3" draw:text-style-name="P3" draw:layer="layout" svg:width="0.284cm" svg:height="0.326cm" svg:x="10.858cm" svg:y="17.559cm" svg:viewBox="0 0 285 327" svg:d="M285 182h-212c0 31 8 52 25 69s39 25 68 25c34 0 68-13 93-30v56c-29 17-63 25-114 25-42 0-80-13-106-42-26-26-39-68-39-120 0-47 13-89 43-119 30-29 64-46 106-46 43 0 77 12 102 42 21 26 34 64 34 114zM217 135c0-25-8-46-21-59-8-17-25-21-47-21-21 0-38 4-51 21-17 13-25 34-25 59z">
          <text:p/>
        </draw:path>
        <draw:path draw:style-name="gr3" draw:text-style-name="P3" draw:layer="layout" svg:width="0.487cm" svg:height="0.525cm" svg:x="3.987cm" svg:y="1.591cm" svg:viewBox="0 0 488 526" svg:d="M488 526h-93l-46-131h-209l-42 131h-98l196-526h97zM323 323l-72-213c0-4-4-17-4-30h-4c0 13-5 26-5 30l-72 213z">
          <text:p/>
        </draw:path>
        <draw:path draw:style-name="gr3" draw:text-style-name="P3" draw:layer="layout" svg:width="0.335cm" svg:height="0.381cm" svg:x="4.538cm" svg:y="1.735cm" svg:viewBox="0 0 336 382" svg:d="M336 382h-86v-212c0-68-25-102-76-102-26 0-47 8-64 25-17 21-25 47-25 77v212h-85v-373h85v59h4c25-47 68-68 119-68 42 0 72 13 93 38 22 26 35 64 35 115z">
          <text:p/>
        </draw:path>
        <draw:path draw:style-name="gr3" draw:text-style-name="P3" draw:layer="layout" svg:width="0.314cm" svg:height="0.39cm" svg:x="4.949cm" svg:y="1.735cm" svg:viewBox="0 0 315 391" svg:d="M315 382h-85v-59c-26 47-65 68-115 68-34 0-64-9-85-30s-30-46-30-80c0-68 38-110 119-123l115-17c0-51-26-76-77-76-47 0-85 12-123 42v-72c38-26 85-35 136-35 98 0 145 48 145 141zM234 200l-81 9c-26 4-43 8-55 17-13 8-17 25-17 46 0 17 4 30 17 38 8 13 25 17 42 17 25 0 51-8 68-29 14-17 26-38 26-68z">
          <text:p/>
        </draw:path>
        <draw:polygon draw:style-name="gr3" draw:text-style-name="P3" draw:layer="layout" svg:width="0.089cm" svg:height="0.554cm" svg:x="5.363cm" svg:y="1.562cm" svg:viewBox="0 0 90 555" draw:points="0,0 90,0 90,555 0,555">
          <text:p/>
        </draw:polygon>
        <draw:path draw:style-name="gr3" draw:text-style-name="P3" draw:layer="layout" svg:width="0.377cm" svg:height="0.55cm" svg:x="5.509cm" svg:y="1.744cm" svg:viewBox="0 0 378 551" svg:d="M378 0l-171 433c-38 76-84 118-148 118-17 0-34-4-47-8v-68c17 5 26 5 39 5 29 0 55-13 72-47l25-60-148-373h93l89 272c0 4 4 13 4 25h4c0-4 5-12 5-25l93-272z">
          <text:p/>
        </draw:path>
        <draw:path draw:style-name="gr3" draw:text-style-name="P3" draw:layer="layout" svg:width="0.267cm" svg:height="0.39cm" svg:x="5.916cm" svg:y="1.735cm" svg:viewBox="0 0 268 391" svg:d="M0 370v-76c33 21 68 33 107 33 50 0 76-12 76-42 0-8 0-17-4-25-5-5-13-9-22-13-4-4-12-9-25-13-8-4-21-8-34-12-13-9-30-13-43-22-9-4-22-13-30-21-8-9-13-21-17-30-4-12-8-25-8-38 0-17 4-34 12-46 9-17 21-26 39-38 12-9 29-18 47-23 17-4 38-4 55-4 38 0 68 4 93 13v77c-25-17-55-30-89-30-12 0-21 5-29 5-9 4-17 4-21 8-9 4-13 9-13 17-5 4-9 9-9 17s4 13 9 21c0 4 4 9 13 13 8 4 17 8 25 13 9 4 21 8 30 12 17 4 34 13 46 21 13 5 21 13 30 22 8 8 17 17 21 29 5 13 9 26 9 43s-4 34-13 46c-9 17-21 26-34 38-17 9-34 13-51 17-21 9-42 9-63 9-39 0-78-9-107-21z">
          <text:p/>
        </draw:path>
        <draw:path draw:style-name="gr3" draw:text-style-name="P3" draw:layer="layout" svg:width="0.101cm" svg:height="0.55cm" svg:x="6.255cm" svg:y="1.566cm" svg:viewBox="0 0 102 551" svg:d="M51 97c-13 0-26-4-34-13-13-8-17-21-17-34 0-12 4-25 17-33 8-9 21-17 34-17s26 8 39 17c8 8 12 21 12 33 0 13-4 26-12 34-13 9-26 13-39 13zM94 551h-86v-373h86z">
          <text:p/>
        </draw:path>
        <draw:path draw:style-name="gr3" draw:text-style-name="P3" draw:layer="layout" svg:width="0.267cm" svg:height="0.39cm" svg:x="6.433cm" svg:y="1.735cm" svg:viewBox="0 0 268 391" svg:d="M0 370v-76c34 21 68 33 107 33 51 0 76-12 76-42 0-8 0-17-4-25-4-5-13-9-17-13-9-4-17-9-30-13-8-4-21-8-34-12-12-9-26-13-39-22-13-4-25-13-34-21-8-9-12-21-17-30-4-12-4-25-4-38 0-17 4-34 13-46 8-17 17-26 34-38 12-9 29-18 47-23 21-4 38-4 60-4 34 0 63 4 93 13v77c-30-17-59-30-93-30-9 0-22 5-30 5-9 4-13 4-21 8-5 4-9 9-13 17-4 4-8 9-8 17s4 13 8 21c0 4 8 9 13 13 8 4 17 8 25 13 9 4 21 8 34 12s30 13 43 21c12 5 21 13 33 22 9 8 13 17 17 29 9 13 9 26 9 43s-4 34-13 46c-8 17-21 26-34 38-17 9-34 13-51 17-21 9-38 9-59 9-43 0-77-9-111-21z">
          <text:p/>
        </draw:path>
        <draw:path draw:style-name="gr3" draw:text-style-name="P3" draw:layer="layout" svg:width="0.385cm" svg:height="0.39cm" svg:x="6.963cm" svg:y="1.735cm" svg:viewBox="0 0 386 391" svg:d="M191 391c-60 0-107-17-140-51-35-38-51-80-51-140 0-63 16-110 55-148 34-34 80-52 145-52 59 0 102 18 136 52 33 34 50 80 50 144 0 59-21 106-55 140-34 38-80 55-140 55zM196 69c-34 0-61 8-82 34-17 21-30 55-30 93 0 42 13 72 30 93 21 26 48 34 82 34 29 0 55-8 76-34 17-21 25-51 25-93s-8-72-25-93c-21-26-47-34-76-34z">
          <text:p/>
        </draw:path>
        <draw:path draw:style-name="gr3" draw:text-style-name="P3" draw:layer="layout" svg:width="0.251cm" svg:height="0.563cm" svg:x="7.386cm" svg:y="1.553cm" svg:viewBox="0 0 252 564" svg:d="M252 80c-14-8-27-12-44-12-38 0-59 25-59 72v51h84v63h-84v310h-85v-310h-64v-63h64v-64c0-38 13-68 38-93 26-21 60-34 98-34 21 0 38 4 52 8z">
          <text:p/>
        </draw:path>
        <draw:path draw:style-name="gr3" draw:text-style-name="P3" draw:layer="layout" svg:width="0.364cm" svg:height="0.555cm" svg:x="7.887cm" svg:y="1.735cm" svg:viewBox="0 0 365 556" svg:d="M84 327v229h-84v-547h84v63c30-46 72-72 128-72 46 0 84 17 111 47 29 34 42 80 42 135 0 65-17 116-47 154-30 34-72 55-123 55-47 0-85-21-111-64zM84 178v48c0 29 9 51 26 68 17 21 38 29 64 29 33 0 59-13 76-34 17-25 25-59 25-107 0-34-8-63-25-84-17-22-38-30-68-30s-55 8-72 30c-17 21-26 50-26 80z">
          <text:p/>
        </draw:path>
        <draw:path draw:style-name="gr3" draw:text-style-name="P3" draw:layer="layout" svg:width="0.385cm" svg:height="0.39cm" svg:x="8.311cm" svg:y="1.735cm" svg:viewBox="0 0 386 391" svg:d="M190 391c-55 0-102-17-135-51-38-38-55-80-55-140 0-63 21-110 55-148 38-34 84-52 144-52 59 0 106 18 140 52 30 34 47 80 47 144 0 59-17 106-52 140-38 38-84 55-144 55zM195 69c-34 0-60 8-77 34-21 21-30 55-30 93 0 42 9 72 30 93 17 26 43 34 77 34 33 0 59-8 76-34 21-21 29-51 29-93s-8-72-29-93c-17-26-43-34-76-34z">
          <text:p/>
        </draw:path>
        <draw:path draw:style-name="gr3" draw:text-style-name="P3" draw:layer="layout" svg:width="0.267cm" svg:height="0.39cm" svg:x="8.76cm" svg:y="1.735cm" svg:viewBox="0 0 268 391" svg:d="M0 370v-76c29 21 68 33 106 33 52 0 77-12 77-42 0-8-4-17-8-25-5-5-9-9-17-13-10-4-18-9-27-13-13-4-21-8-34-12-17-9-29-13-42-22-13-4-21-13-30-21-8-9-17-21-17-30-4-12-8-25-8-38 0-17 4-34 13-46 8-17 21-26 33-38 17-9 30-18 51-23 17-4 34-4 57-4 33 0 67 4 93 13v77c-26-17-55-30-89-30-14 0-22 5-31 5-9 4-17 4-21 8-9 4-13 9-17 17-4 4-4 9-4 17s0 13 4 21c4 4 8 9 17 13 4 4 12 8 21 13 13 4 21 8 35 12 17 4 30 13 42 21 13 5 26 13 34 22 9 8 17 17 21 29 5 13 9 26 9 43s-4 34-13 46c-13 17-21 26-38 38-13 9-30 13-51 17-18 9-39 9-60 9-43 0-77-9-106-21z">
          <text:p/>
        </draw:path>
        <draw:path draw:style-name="gr3" draw:text-style-name="P3" draw:layer="layout" svg:width="0.237cm" svg:height="0.492cm" svg:x="9.065cm" svg:y="1.633cm" svg:viewBox="0 0 238 493" svg:d="M238 480c-17 9-38 13-63 13-72 0-110-34-110-106v-212h-65v-63h65v-91l84-21v112h89v63h-89v191c0 21 5 38 13 46 9 9 21 13 38 13s30-4 38-13z">
          <text:p/>
        </draw:path>
        <draw:path draw:style-name="gr3" draw:text-style-name="P3" draw:layer="layout" svg:width="0.331cm" svg:height="0.381cm" svg:x="9.37cm" svg:y="1.744cm" svg:viewBox="0 0 332 382" svg:d="M332 373h-85v-60c-25 48-63 69-115 69-88 0-132-52-132-162v-220h86v212c0 67 25 101 76 101 26 0 47-8 64-25 13-21 21-43 21-76v-212h85z">
          <text:p/>
        </draw:path>
        <draw:path draw:style-name="gr3" draw:text-style-name="P3" draw:layer="layout" svg:width="0.216cm" svg:height="0.381cm" svg:x="9.811cm" svg:y="1.735cm" svg:viewBox="0 0 217 382" svg:d="M217 89c-8-8-21-13-42-13-26 0-47 13-64 34s-25 55-25 94v178h-86v-373h86v76h4c8-26 21-47 38-64 17-12 34-21 55-21 17 0 30 4 34 9z">
          <text:p/>
        </draw:path>
        <draw:path draw:style-name="gr3" draw:text-style-name="P3" draw:layer="layout" svg:width="0.314cm" svg:height="0.39cm" svg:x="10.061cm" svg:y="1.735cm" svg:viewBox="0 0 315 391" svg:d="M315 382h-81v-59c-25 47-63 68-114 68-39 0-69-9-90-30s-30-46-30-80c0-68 42-110 124-123l110-17c0-51-25-76-76-76-42 0-86 12-120 42v-72c38-26 86-35 137-35 93 0 140 48 140 141zM234 200l-80 9c-21 4-44 8-52 17-13 8-21 25-21 46 0 17 4 30 17 38 12 13 26 17 47 17 26 0 47-8 64-29 17-17 25-38 25-68z">
          <text:p/>
        </draw:path>
        <draw:polygon draw:style-name="gr3" draw:text-style-name="P3" draw:layer="layout" svg:width="0.089cm" svg:height="0.554cm" svg:x="10.477cm" svg:y="1.562cm" svg:viewBox="0 0 90 555" draw:points="0,0 90,0 90,555 0,555">
          <text:p/>
        </draw:polygon>
        <draw:path draw:style-name="gr3" draw:text-style-name="P3" draw:layer="layout" svg:width="0.263cm" svg:height="0.39cm" svg:x="10.858cm" svg:y="1.735cm" svg:viewBox="0 0 264 391" svg:d="M0 370v-76c31 21 64 33 103 33 51 0 76-12 76-42 0-8 0-17-4-25-4-5-13-9-17-13-9-4-17-9-30-13-8-4-21-8-34-12-13-9-25-13-38-22-13-4-25-13-34-21-4-9-14-21-18-30-4-12-4-25-4-38 0-17 4-34 13-46 9-17 18-26 35-38 12-9 29-18 46-23 21-4 38-4 60-4 34 0 63 4 93 13v77c-30-17-59-30-93-30-9 0-22 5-30 5-9 4-13 4-21 8-5 4-9 9-13 17-4 4-4 9-4 17s0 13 4 21c0 4 8 9 13 13 8 4 17 8 25 13 9 4 21 8 34 12s30 13 42 21c13 5 22 13 34 22 9 8 13 17 17 29 9 13 9 26 9 43s-5 34-13 46c-8 17-21 26-34 38-17 9-34 13-51 17-21 9-38 9-59 9-43 0-76-9-107-21z">
          <text:p/>
        </draw:path>
        <draw:path draw:style-name="gr3" draw:text-style-name="P3" draw:layer="layout" svg:width="0.551cm" svg:height="0.372cm" svg:x="11.155cm" svg:y="1.744cm" svg:viewBox="0 0 552 373" svg:d="M552 0l-111 373h-89l-67-255c-4-8-4-21-4-34h-5c0 9 0 21-4 34l-76 255h-86l-110-373h89l68 267c0 8 0 21 5 33 0-8 4-21 8-33l72-267h81l68 271c4 8 4 17 4 29h4c0-8 0-16 4-29l68-271z">
          <text:p/>
        </draw:path>
        <draw:path draw:style-name="gr3" draw:text-style-name="P3" draw:layer="layout" svg:width="0.313cm" svg:height="0.39cm" svg:x="11.74cm" svg:y="1.735cm" svg:viewBox="0 0 314 391" svg:d="M314 382h-81v-59c-26 47-64 68-115 68-38 0-68-9-89-30-17-21-29-46-29-80 0-68 42-110 123-123l110-17c0-51-26-76-77-76-42 0-84 12-118 42v-72c38-26 85-35 135-35 94 0 141 48 141 141zM233 200l-77 9c-25 4-46 8-55 17-12 8-21 25-21 46 0 17 9 30 17 38 13 13 26 17 47 17 25 0 46-8 63-29 17-17 26-38 26-68z">
          <text:p/>
        </draw:path>
        <draw:path draw:style-name="gr3" draw:text-style-name="P3" draw:layer="layout" svg:width="0.377cm" svg:height="0.55cm" svg:x="12.104cm" svg:y="1.744cm" svg:viewBox="0 0 378 551" svg:d="M378 0l-169 433c-34 76-86 118-150 118-16 0-29-4-42-8v-68c13 5 26 5 38 5 30 0 55-13 68-47l27-60-150-373h93l90 272c0 4 5 13 9 25 4-4 4-12 8-25l94-272z">
          <text:p/>
        </draw:path>
        <draw:path draw:style-name="gr3" draw:text-style-name="P3" draw:layer="layout" svg:width="0.364cm" svg:height="0.564cm" svg:x="12.719cm" svg:y="1.561cm" svg:viewBox="0 0 365 565" svg:d="M365 556h-85v-63c-29 46-71 72-128 72-46 0-84-17-110-51-29-34-42-76-42-136 0-64 17-111 46-149 30-38 72-55 123-55 52 0 86 17 111 59v-233h85zM280 386v-51c0-25-8-47-25-68-17-17-38-25-69-25-29 0-55 8-72 34-17 25-30 55-30 97 0 39 9 69 30 90 17 26 38 34 68 34 31 0 56-8 73-29 17-22 25-51 25-82z">
          <text:p/>
        </draw:path>
        <draw:path draw:style-name="gr3" draw:text-style-name="P3" draw:layer="layout" svg:width="0.318cm" svg:height="0.39cm" svg:x="13.164cm" svg:y="1.735cm" svg:viewBox="0 0 319 391" svg:d="M319 382h-86v-59c-25 47-64 68-115 68-38 0-63-9-84-30s-34-46-34-80c0-68 42-110 123-123l110-17c0-51-25-76-76-76-43 0-85 12-119 42v-72c38-26 85-35 136-35 97 0 145 48 145 141zM233 200l-76 9c-26 4-43 8-56 17-12 8-16 25-16 46 0 17 4 30 16 38 9 13 26 17 43 17 25 0 47-8 64-29 16-17 25-38 25-68z">
          <text:p/>
        </draw:path>
        <draw:path draw:style-name="gr3" draw:text-style-name="P3" draw:layer="layout" svg:width="0.233cm" svg:height="0.492cm" svg:x="13.545cm" svg:y="1.633cm" svg:viewBox="0 0 234 493" svg:d="M234 480c-12 9-38 13-63 13-72 0-111-34-111-106v-212h-60v-63h60v-91l85-21v112h89v63h-89v191c0 21 5 38 13 46 9 9 21 13 43 13 12 0 25-4 33-13z">
          <text:p/>
        </draw:path>
        <draw:path draw:style-name="gr3" draw:text-style-name="P3" draw:layer="layout" svg:width="0.314cm" svg:height="0.39cm" svg:x="13.825cm" svg:y="1.735cm" svg:viewBox="0 0 315 391" svg:d="M315 382h-81v-59c-25 47-63 68-114 68-40 0-69-9-86-30-21-21-34-46-34-80 0-68 42-110 124-123l110-17c0-51-25-76-76-76-42 0-86 12-120 42v-72c38-26 86-35 137-35 93 0 140 48 140 141zM234 200l-76 9c-25 4-42 8-56 17-13 8-22 25-22 46 0 17 9 30 18 38 13 13 30 17 47 17 26 0 47-8 64-29 17-17 25-38 25-68z">
          <text:p/>
        </draw:path>
        <draw:path draw:style-name="gr3" draw:text-style-name="P3" draw:layer="layout" svg:width="0.152cm" svg:height="0.25cm" svg:x="4cm" svg:y="3.193cm" svg:viewBox="0 0 153 251" svg:d="M0 239v-34c4 4 8 8 17 8 4 4 8 9 18 9 4 0 12 4 17 4 4 0 12 0 16 0 18 0 30 0 39-9 8-4 13-16 13-29 0-4 0-10-5-18 0-4-4-9-8-13-9-4-13-9-21-13-5 0-13-4-22-8-8-4-17-9-25-13-4-4-14-13-18-17-9-4-13-13-13-17-4-8-4-17-4-25 0-9 0-21 4-30 4-8 13-13 22-17 9-8 17-12 26-12 12-5 21-5 34-5 21 0 38 0 51 9v29c-13-8-34-12-55-12-9 0-13 0-18 0-8 4-12 4-16 8-9 4-13 4-13 13-4 4-4 8-4 17 0 4 0 8 0 12 4 5 8 9 12 13 5 4 9 9 17 13 4 4 13 8 22 13 8 4 17 8 25 12 9 5 17 9 21 17 4 4 9 13 13 17 4 9 8 17 8 27 0 13-4 21-8 29-4 9-13 17-21 22-9 4-17 8-26 12-12 0-21 0-34 0-4 0-8 0-12 0-9 0-13 0-22 0-5-4-9-4-13-4-9-4-13-4-17-8z">
          <text:p/>
        </draw:path>
        <draw:path draw:style-name="gr3" draw:text-style-name="P3" draw:layer="layout" svg:width="0.102cm" svg:height="0.229cm" svg:x="4.165cm" svg:y="3.214cm" svg:viewBox="0 0 103 230" svg:d="M103 226c-9 4-17 4-30 4-30 0-42-17-42-50v-103h-31v-26h31v-42l25-9v51h47v26h-47v98c0 13 4 21 9 26 4 4 8 8 17 8 8 0 12-4 21-8z">
          <text:p/>
        </draw:path>
        <draw:path draw:style-name="gr3" draw:text-style-name="P3" draw:layer="layout" svg:width="0.153cm" svg:height="0.182cm" svg:x="4.292cm" svg:y="3.261cm" svg:viewBox="0 0 154 183" svg:d="M154 102h-128c4 18 8 35 18 43 12 13 25 17 42 17 21 0 38-8 55-21v30c-17 8-38 12-63 12-22 0-44-4-56-21-17-17-22-38-22-69 0-25 5-51 22-68 16-17 34-25 60-25 21 0 38 8 51 25 12 13 21 34 21 60zM124 76c0-17-4-29-13-38-8-8-17-13-29-13-17 0-26 5-34 13-14 9-18 21-18 38z">
          <text:p/>
        </draw:path>
        <draw:path draw:style-name="gr3" draw:text-style-name="P3" draw:layer="layout" svg:width="0.166cm" svg:height="0.178cm" svg:x="4.457cm" svg:y="3.265cm" svg:viewBox="0 0 167 179" svg:d="M167 0l-68 179h-31l-68-179h34l43 129c5 8 5 16 9 25 0-9 0-17 5-25l46-129z">
          <text:p/>
        </draw:path>
        <draw:path draw:style-name="gr3" draw:text-style-name="P3" draw:layer="layout" svg:width="0.152cm" svg:height="0.182cm" svg:x="4.64cm" svg:y="3.261cm" svg:viewBox="0 0 153 183" svg:d="M153 102h-124c0 18 5 35 17 43 9 13 22 17 43 17 17 0 34-8 51-21v30c-13 8-34 12-60 12-25 0-42-4-59-21-13-17-21-38-21-69 0-25 8-51 25-68 13-17 34-25 55-25 26 0 43 8 55 25 13 13 18 34 18 60zM123 76c0-17 0-29-9-38-8-8-21-13-34-13-12 0-25 5-34 13-8 9-12 21-17 38z">
          <text:p/>
        </draw:path>
        <draw:path draw:style-name="gr3" draw:text-style-name="P3" draw:layer="layout" svg:width="0.148cm" svg:height="0.25cm" svg:x="4.924cm" svg:y="3.193cm" svg:viewBox="0 0 149 251" svg:d="M0 239v-34c4 4 8 8 13 8 8 4 12 9 17 9 9 0 13 4 22 4 4 0 8 0 17 0 17 0 29 0 38-9 8-4 12-16 12-29 0-4 0-10-4-18-4-4-8-9-12-13-5-4-13-9-17-13-9 0-17-4-26-8-8-4-13-9-21-13-9-4-14-13-22-17-4-4-9-13-13-17-4-8-4-17-4-25 0-9 4-21 8-30 5-8 9-13 17-17 10-8 18-12 31-12 8-5 21-5 30-5 25 0 42 0 55 9v29c-17-8-34-12-60-12-4 0-8 0-17 0-4 4-12 4-17 8-4 4-8 4-12 13 0 4-5 8-5 17 0 4 0 8 5 12 4 5 4 9 8 13 9 4 13 9 17 13 9 4 17 8 26 13 8 4 17 8 25 12 4 5 13 9 17 17 8 4 13 13 17 17 4 9 4 17 4 27 0 13-4 21-8 29-5 9-9 17-17 22-9 4-17 8-30 12-8 0-21 0-34 0 0 0-8 0-13 0-4 0-12 0-17 0-5-4-13-4-17-4-5-4-9-4-13-8z">
          <text:p/>
        </draw:path>
        <draw:path draw:style-name="gr3" draw:text-style-name="P3" draw:layer="layout" svg:width="0.035cm" svg:height="0.258cm" svg:x="5.114cm" svg:y="3.185cm" svg:viewBox="0 0 36 259" svg:d="M19 38c-5 0-9-4-13-4-6-5-6-9-6-13 0-8 0-13 6-17 4 0 8-4 13-4 4 0 8 4 12 4 5 4 5 9 5 17 0 4 0 8-5 13-4 0-8 4-12 4zM31 259h-25v-178h25z">
          <text:p/>
        </draw:path>
        <draw:path draw:style-name="gr3" draw:text-style-name="P3" draw:layer="layout" svg:width="0.245cm" svg:height="0.182cm" svg:x="5.204cm" svg:y="3.261cm" svg:viewBox="0 0 246 183" svg:d="M246 183h-25v-103c0-21-4-33-8-42-9-8-17-13-34-13-9 0-22 5-30 17-8 9-13 22-13 38v103h-25v-107c0-34-13-51-43-51-13 0-22 5-30 13-9 13-13 26-13 42v103h-25v-179h25v30c13-21 34-34 56-34 13 0 25 4 34 13 8 4 13 12 17 25 13-25 34-38 59-38 38 0 55 25 55 72z">
          <text:p/>
        </draw:path>
        <draw:path draw:style-name="gr3" draw:text-style-name="P3" draw:layer="layout" svg:width="0.169cm" svg:height="0.182cm" svg:x="5.492cm" svg:y="3.261cm" svg:viewBox="0 0 170 183" svg:d="M86 183c-26 0-47-4-64-21-13-17-22-38-22-69 0-29 9-51 26-68 13-17 34-25 64-25 25 0 46 8 59 25 17 17 21 39 21 68 0 27-4 52-21 69-17 13-38 21-63 21zM86 25c-17 0-30 5-43 17-8 13-13 30-13 51 0 23 5 40 13 52 13 9 26 17 43 17 21 0 34-4 42-17 13-12 17-29 17-52 0-21-4-38-17-51-8-12-21-17-42-17z">
          <text:p/>
        </draw:path>
        <draw:path draw:style-name="gr3" draw:text-style-name="P3" draw:layer="layout" svg:width="0.144cm" svg:height="0.182cm" svg:x="5.708cm" svg:y="3.261cm" svg:viewBox="0 0 145 183" svg:d="M145 183h-26v-103c0-38-17-55-43-55-12 0-25 5-34 17-8 9-12 22-12 38v103h-30v-179h30v30c12-21 29-34 55-34 21 0 34 8 47 21 9 13 13 30 13 51z">
          <text:p/>
        </draw:path>
        <draw:path draw:style-name="gr3" draw:text-style-name="P3" draw:layer="layout" svg:width="0.14cm" svg:height="0.182cm" svg:x="5.988cm" svg:y="3.261cm" svg:viewBox="0 0 141 183" svg:d="M141 183h-30v-29c-13 21-30 29-56 29-17 0-30-4-38-12-13-9-17-22-17-34 0-35 21-57 60-61l51-8c0-30-13-43-34-43-22 0-43 9-60 22v-30c17-9 38-17 60-17 42 0 64 21 64 68zM111 93l-42 5c-14 0-23 4-31 9-4 4-9 13-9 26 0 8 5 16 9 21 8 4 17 8 26 8 13 0 26-4 34-17 9-8 13-21 13-34z">
          <text:p/>
        </draw:path>
        <draw:path draw:style-name="gr3" draw:text-style-name="P3" draw:layer="layout" svg:width="0.148cm" svg:height="0.182cm" svg:x="6.179cm" svg:y="3.261cm" svg:viewBox="0 0 149 183" svg:d="M149 183h-30v-103c0-38-14-55-43-55-13 0-26 5-34 17-9 9-13 22-13 38v103h-29v-179h29v30c13-21 34-34 59-34 17 0 35 8 44 21 8 13 17 30 17 51z">
          <text:p/>
        </draw:path>
        <draw:path draw:style-name="gr3" draw:text-style-name="P3" draw:layer="layout" svg:width="0.161cm" svg:height="0.262cm" svg:x="6.365cm" svg:y="3.181cm" svg:viewBox="0 0 162 263" svg:d="M162 263h-26v-34h-5c-12 26-29 34-59 34-21 0-38-4-51-21s-21-38-21-63c0-30 8-51 21-73 17-18 34-26 60-26 25 0 42 8 50 31h5v-111h26zM136 183v-26c0-17-5-25-17-38-9-8-22-13-34-13-17 0-30 5-43 17-8 13-12 30-12 56 0 17 4 34 12 46 9 13 22 17 39 17 16 0 29-4 38-17 8-12 17-25 17-42z">
          <text:p/>
        </draw:path>
        <draw:polygon draw:style-name="gr3" draw:text-style-name="P3" draw:layer="layout" svg:width="0.127cm" svg:height="0.245cm" svg:x="6.683cm" svg:y="3.198cm" svg:viewBox="0 0 128 246" draw:points="128,246 0,246 0,0 30,0 30,217 128,217">
          <text:p/>
        </draw:polygon>
        <draw:path draw:style-name="gr3" draw:text-style-name="P3" draw:layer="layout" svg:width="0.153cm" svg:height="0.182cm" svg:x="6.831cm" svg:y="3.261cm" svg:viewBox="0 0 154 183" svg:d="M154 102h-124c0 18 4 35 17 43 8 13 21 17 39 17 21 0 38-8 55-21v30c-13 8-34 12-60 12s-43-4-60-21c-12-17-21-38-21-69 0-25 9-51 26-68 12-17 34-25 55-25 26 0 43 8 56 25 12 13 17 34 17 60zM124 76c0-17-4-29-8-38-9-8-22-13-35-13s-26 5-34 13c-9 9-13 21-17 38z">
          <text:p/>
        </draw:path>
        <draw:path draw:style-name="gr3" draw:text-style-name="P3" draw:layer="layout" svg:width="0.093cm" svg:height="0.178cm" svg:x="7.026cm" svg:y="3.265cm" svg:viewBox="0 0 94 179" svg:d="M94 31c-4-5-13-5-22-5-12 0-25 5-29 18-9 8-13 25-13 42v93h-30v-179h30v39c4-13 8-22 17-30 8-9 17-9 30-9 4 0 13 0 17 0z">
          <text:p/>
        </draw:path>
        <draw:path draw:style-name="gr3" draw:text-style-name="P3" draw:layer="layout" svg:width="0.174cm" svg:height="0.182cm" svg:x="7.136cm" svg:y="3.261cm" svg:viewBox="0 0 175 183" svg:d="M86 183c-25 0-48-4-64-21-13-17-22-38-22-69 0-29 9-51 26-68 12-17 39-25 65-25 25 0 46 8 59 25 17 17 25 39 25 68 0 27-8 52-25 69-17 13-38 21-64 21zM91 25c-22 0-35 5-48 17-9 13-13 30-13 51 0 23 4 40 18 52 8 9 21 17 43 17 16 0 29-4 38-17 12-12 17-29 17-52 0-21-5-38-17-51-9-12-22-17-38-17z">
          <text:p/>
        </draw:path>
        <draw:path draw:style-name="gr3" draw:text-style-name="P3" draw:layer="layout" svg:width="0.166cm" svg:height="0.259cm" svg:x="7.327cm" svg:y="3.265cm" svg:viewBox="0 0 167 260" svg:d="M167 0l-81 204c-13 39-34 56-59 56-9 0-14 0-23-4v-26c9 4 14 4 18 4 17 0 26-8 34-26l13-34-69-174h31l46 136c5 0 5 4 5 13h4c0-5 0-9 0-13l51-136z">
          <text:p/>
        </draw:path>
        <draw:path draw:style-name="gr3" draw:text-style-name="P3" draw:layer="layout" svg:width="0.318cm" svg:height="0.245cm" svg:x="7.594cm" svg:y="3.198cm" svg:viewBox="0 0 319 246" svg:d="M319 0l-68 246h-34l-52-183c-4-8-4-13-4-25 0 8-4 17-4 25l-51 183h-34l-72-246h34l51 187c0 9 4 17 4 25 0-8 4-12 4-25l56-187h25l56 187c0 9 0 17 4 25 0-8 0-12 4-25l51-187z">
          <text:p/>
        </draw:path>
        <draw:path draw:style-name="gr3" draw:text-style-name="P3" draw:layer="layout" svg:width="0.144cm" svg:height="0.262cm" svg:x="7.946cm" svg:y="3.181cm" svg:viewBox="0 0 145 263" svg:d="M145 263h-29v-102c0-38-13-55-39-55-13 0-25 5-35 17-12 9-17 22-17 38v102h-25v-263h25v115h5c12-22 30-35 56-35 38 0 59 26 59 73z">
          <text:p/>
        </draw:path>
        <draw:path draw:style-name="gr3" draw:text-style-name="P3" draw:layer="layout" svg:width="0.152cm" svg:height="0.182cm" svg:x="8.133cm" svg:y="3.261cm" svg:viewBox="0 0 153 183" svg:d="M153 102h-128c4 18 9 35 17 43 13 13 26 17 42 17 22 0 39-8 55-21v30c-16 8-38 12-63 12-21 0-42-4-55-21-17-17-21-38-21-69 0-25 4-51 21-68s34-25 59-25c21 0 38 8 51 25 13 13 22 34 22 60zM123 76c0-17-5-29-13-38-9-8-17-13-30-13-17 0-25 5-34 13-12 9-17 21-17 38z">
          <text:p/>
        </draw:path>
        <draw:path draw:style-name="gr3" draw:text-style-name="P3" draw:layer="layout" svg:width="0.152cm" svg:height="0.182cm" svg:x="8.315cm" svg:y="3.261cm" svg:viewBox="0 0 153 183" svg:d="M153 102h-124c0 18 5 35 13 43 13 13 26 17 42 17 22 0 40-8 57-21v30c-17 8-40 12-61 12-25 0-46-4-59-21-17-17-21-38-21-69 0-25 8-51 21-68 17-17 34-25 59-25 21 0 38 8 52 25 13 13 21 34 21 60zM124 76c0-17-6-29-14-38-9-8-17-13-30-13-12 0-25 5-34 13-8 9-17 21-17 38z">
          <text:p/>
        </draw:path>
        <draw:polygon draw:style-name="gr3" draw:text-style-name="P3" draw:layer="layout" svg:width="0.029cm" svg:height="0.266cm" svg:x="8.509cm" svg:y="3.179cm" svg:viewBox="0 0 30 267" draw:points="0,0 30,0 30,267 0,267">
          <text:p/>
        </draw:polygon>
        <draw:path draw:style-name="gr3" draw:text-style-name="P3" draw:layer="layout" svg:width="0.152cm" svg:height="0.182cm" svg:x="8.582cm" svg:y="3.261cm" svg:viewBox="0 0 153 183" svg:d="M153 102h-123c0 18 5 35 13 43 13 13 26 17 42 17 22 0 39-8 56-21v30c-17 8-34 12-60 12-25 0-46-4-59-21s-22-38-22-69c0-25 9-51 22-68 17-17 38-25 59-25 22 0 39 8 51 25 13 13 21 34 21 60zM124 76c0-17-4-29-13-38-4-8-17-13-30-13-12 0-25 5-34 13-8 9-17 21-17 38z">
          <text:p/>
        </draw:path>
        <draw:path draw:style-name="gr3" draw:text-style-name="P3" draw:layer="layout" svg:width="0.089cm" svg:height="0.178cm" svg:x="8.777cm" svg:y="3.265cm" svg:viewBox="0 0 90 179" svg:d="M90 31c-5-5-9-5-21-5-10 0-23 5-31 18-9 8-13 25-13 42v93h-25v-179h25v39h4c5-13 9-22 17-30 9-9 17-9 27-9 8 0 12 0 17 0z">
          <text:p/>
        </draw:path>
        <draw:path draw:style-name="gr3" draw:text-style-name="P3" draw:layer="layout" svg:width="0.228cm" svg:height="0.25cm" svg:x="14.207cm" svg:y="3.193cm" svg:viewBox="0 0 229 251" svg:d="M115 251c-34 0-64-8-86-34-21-21-29-51-29-90 0-38 8-67 29-93 22-21 52-34 90-34 34 0 60 9 81 34 21 21 29 51 29 89s-8 73-29 94c-21 26-51 34-85 34zM115 26c-26 0-47 8-64 25-13 21-22 47-22 76 0 30 9 57 22 74 17 16 38 25 64 25s47-9 64-25c12-17 21-44 21-74 0-34-9-59-21-76-17-17-34-25-64-25z">
          <text:p/>
        </draw:path>
        <draw:path draw:style-name="gr3" draw:text-style-name="P3" draw:layer="layout" svg:width="0.132cm" svg:height="0.182cm" svg:x="14.469cm" svg:y="3.261cm" svg:viewBox="0 0 133 183" svg:d="M133 175c-13 8-30 8-47 8-25 0-47-4-64-21-12-17-22-38-22-64 0-30 10-51 27-73 17-17 38-25 63-25 17 0 30 4 43 8v30c-13-8-26-13-43-13-16 0-29 5-42 17-13 13-17 30-17 51 0 23 4 40 17 52 8 9 26 17 42 17 13 0 30-4 43-17z">
          <text:p/>
        </draw:path>
        <draw:path draw:style-name="gr3" draw:text-style-name="P3" draw:layer="layout" svg:width="0.102cm" svg:height="0.229cm" svg:x="14.622cm" svg:y="3.214cm" svg:viewBox="0 0 103 230" svg:d="M103 226c-5 4-17 4-26 4-30 0-47-17-47-50v-103h-30v-26h30v-42l29-9v51h44v26h-44v98c0 13 0 21 4 26 5 4 14 8 23 8 4 0 12-4 17-8z">
          <text:p/>
        </draw:path>
        <draw:path draw:style-name="gr3" draw:text-style-name="P3" draw:layer="layout" svg:width="0.174cm" svg:height="0.182cm" svg:x="14.749cm" svg:y="3.261cm" svg:viewBox="0 0 175 183" svg:d="M86 183c-26 0-48-4-60-21-17-17-26-38-26-69 0-29 9-51 26-68 18-17 39-25 64-25 26 0 47 8 59 25 17 17 26 39 26 68 0 27-9 52-26 69-17 13-38 21-63 21zM90 25c-21 0-34 5-42 17-14 13-18 30-18 51 0 23 4 40 18 52 8 9 21 17 42 17 17 0 30-4 38-17 13-12 17-29 17-52 0-21-4-38-17-51-8-12-21-17-38-17z">
          <text:p/>
        </draw:path>
        <draw:path draw:style-name="gr3" draw:text-style-name="P3" draw:layer="layout" svg:width="0.161cm" svg:height="0.262cm" svg:x="14.965cm" svg:y="3.181cm" svg:viewBox="0 0 162 263" svg:d="M30 238v25h-30v-263h30v119c13-26 34-39 59-39 21 0 43 8 55 26 14 17 18 34 18 64s-9 51-22 68-34 25-59 25c-21 0-38-8-51-25zM30 166v25c0 13 4 26 13 34 8 13 21 17 38 17 13 0 29-8 38-21 8-13 13-30 13-51s-5-38-13-47c-9-12-21-17-34-17-17 0-30 5-42 17-9 13-13 26-13 43z">
          <text:p/>
        </draw:path>
        <draw:path draw:style-name="gr3" draw:text-style-name="P3" draw:layer="layout" svg:width="0.153cm" svg:height="0.182cm" svg:x="15.16cm" svg:y="3.261cm" svg:viewBox="0 0 154 183" svg:d="M154 102h-124c0 18 4 35 12 43 13 13 26 17 43 17 21 0 39-8 56-21v30c-17 8-35 12-60 12-26 0-47-4-60-21-12-17-21-38-21-69 0-25 9-51 21-68 17-17 38-25 60-25 21 0 39 8 52 25 12 13 21 34 21 60zM124 76c0-17-4-29-14-38-4-8-17-13-29-13-13 0-26 5-34 13-9 9-17 21-17 38z">
          <text:p/>
        </draw:path>
        <draw:path draw:style-name="gr3" draw:text-style-name="P3" draw:layer="layout" svg:width="0.09cm" svg:height="0.178cm" svg:x="15.355cm" svg:y="3.265cm" svg:viewBox="0 0 91 179" svg:d="M91 31c-5-5-9-5-22-5-8 0-21 5-30 18-8 8-12 25-12 42v93h-27v-179h27v39h4c4-13 8-22 17-30 8-9 17-9 25-9 9 0 13 0 18 0z">
          <text:p/>
        </draw:path>
        <draw:path draw:style-name="gr3" draw:text-style-name="P3" draw:layer="layout" svg:width="0.156cm" svg:height="0.255cm" svg:x="15.559cm" svg:y="3.193cm" svg:viewBox="0 0 157 256" svg:d="M157 110c0 22-4 43-8 60s-8 34-17 46c-8 13-22 23-35 27-12 8-25 13-42 13-13 0-30-5-43-13v-27c17 9 30 13 47 13 9 0 21-4 30-8 8-5 12-9 21-17 4-9 8-21 14-34 4-13 4-26 4-43-10 21-31 30-56 30-9 0-21 0-30-4-8-5-13-9-21-17-4-9-13-13-17-26 0-8-4-17-4-29 0-13 4-21 8-34 4-9 9-17 13-26 8-8 17-12 25-16 13-5 22-5 34-5 13 0 21 0 34 9 10 4 18 8 22 21 9 8 13 21 17 34 0 12 4 29 4 46zM128 85c0-9-4-17-4-25-6-9-6-13-10-22-8-4-13-8-17-12-8 0-12-5-21-5-4 0-13 5-17 5-8 4-13 8-17 12-4 5-8 9-8 17-5 9-5 13-5 21 0 9 0 17 5 26 0 4 4 13 8 17s9 8 17 8c4 5 13 5 21 5 5 0 13 0 17-5 4 0 13-4 17-8s4-9 10-13c0-8 4-13 4-21z">
          <text:p/>
        </draw:path>
        <draw:polygon draw:style-name="gr3" draw:text-style-name="P3" draw:layer="layout" svg:width="0.05cm" svg:height="0.086cm" svg:x="15.737cm" svg:y="3.401cm" svg:viewBox="0 0 51 87" draw:points="51,0 21,87 0,87 21,0">
          <text:p/>
        </draw:polygon>
        <draw:path draw:style-name="gr3" draw:text-style-name="P3" draw:layer="layout" svg:width="0.149cm" svg:height="0.25cm" svg:x="15.923cm" svg:y="3.193cm" svg:viewBox="0 0 150 251" svg:d="M115 68c0-8-4-13-4-21-5-4-9-9-13-13s-9-8-13-8-13-5-17-5-13 5-17 5-8 4-17 4c-4 4-8 8-13 13-4 0-8 4-12 8v-30c8-4 17-12 25-16 13-5 21-5 38-5 9 0 17 0 26 5 8 0 17 4 21 12 8 4 13 13 18 21 4 9 4 17 4 26 0 12 0 21-4 29 0 5-5 13-10 22-4 4-8 12-16 17-9 8-13 12-26 21-9 8-21 17-26 21-8 4-12 14-21 18-4 4-4 9-8 13 0 8 0 12 0 21h120v25h-150v-12c0-13 0-22 4-30 0-8 5-17 9-21 4-10 13-18 21-22 9-9 21-18 30-26 12-8 17-13 25-17 5-8 9-13 13-17 4-8 9-13 9-21 0-4 4-13 4-17z">
          <text:p/>
        </draw:path>
        <draw:path draw:style-name="gr3" draw:text-style-name="P3" draw:layer="layout" svg:width="0.162cm" svg:height="0.255cm" svg:x="16.105cm" svg:y="3.193cm" svg:viewBox="0 0 163 256" svg:d="M163 123c0 21 0 38-5 55-4 17-8 30-17 43-8 8-16 18-25 26-13 4-21 9-34 9-14 0-26-5-35-9-8-8-17-18-25-26-5-9-13-21-13-38-4-17-9-35-9-51 0-22 5-43 9-60 0-12 8-29 13-38 8-13 17-21 25-25 13-9 25-9 39-9 51 0 77 43 77 123zM133 127c0-67-17-106-51-106-35 0-52 39-52 106 0 68 17 102 52 102 34 0 51-34 51-102z">
          <text:p/>
        </draw:path>
        <draw:path draw:style-name="gr3" draw:text-style-name="P3" draw:layer="layout" svg:width="0.149cm" svg:height="0.25cm" svg:x="16.3cm" svg:y="3.193cm" svg:viewBox="0 0 150 251" svg:d="M112 68c0-8 0-13 0-21-5-4-9-9-13-13s-9-8-13-8-13-5-17-5-12 5-18 5c-4 0-8 4-17 4-4 4-8 8-12 13-5 0-9 4-13 8v-30c8-4 17-12 25-16 13-5 23-5 39-5 9 0 17 0 26 5 8 0 17 4 21 12 9 4 13 13 17 21 4 9 4 17 4 26 0 12 0 21-4 29 0 5-4 13-8 22-4 4-9 12-17 17-9 8-13 12-26 21-8 8-21 17-25 21-10 4-18 14-22 18-5 4-5 9-9 13 0 8 0 12 0 21h120v25h-150v-12c0-13 0-22 5-30 0-8 4-17 8-21 4-10 13-18 21-22 9-9 23-18 31-26 13-8 17-13 25-17 5-8 9-13 13-17 4-8 9-13 9-21 0-4 0-13 0-17z">
          <text:p/>
        </draw:path>
        <draw:path draw:style-name="gr3" draw:text-style-name="P3" draw:layer="layout" svg:width="0.174cm" svg:height="0.245cm" svg:x="16.47cm" svg:y="3.198cm" svg:viewBox="0 0 175 246" svg:d="M145 0v162h30v25h-30v59h-25v-59h-120v-25c13-13 21-26 34-39 13-12 22-26 31-43 12-13 21-25 29-42 9-13 17-26 21-38zM34 162h86v-120c-9 13-17 25-26 38-8 13-17 21-21 35-8 8-13 17-22 25-4 4-13 13-17 22z">
          <text:p/>
        </draw:path>
        <draw:frame draw:style-name="gr2" draw:text-style-name="P2" draw:layer="layout" svg:width="1.21cm" svg:height="0.232cm" svg:x="3.984cm" svg:y="2.684cm">
          <draw:image xlink:href="Pictures/100000000000011E00000037D92AF1D8.jpg" xlink:type="simple" xlink:show="embed" xlink:actuate="onLoad" draw:mime-type="image/jpeg">
            <text:p/>
          </draw:image>
        </draw:frame>
        <draw:frame draw:style-name="gr2" draw:text-style-name="P2" draw:layer="layout" svg:width="1.515cm" svg:height="0.232cm" svg:x="14.216cm" svg:y="2.684cm">
          <draw:image xlink:href="Pictures/1000000000000166000000374A931DC6.jpg" xlink:type="simple" xlink:show="embed" xlink:actuate="onLoad" draw:mime-type="image/jpeg">
            <text:p/>
          </draw:image>
        </draw:frame>
        <draw:polygon draw:style-name="gr6" draw:text-style-name="P6" draw:layer="layout" svg:width="0.136cm" svg:height="0.238cm" svg:x="4.267cm" svg:y="7.258cm" svg:viewBox="0 0 137 239" draw:points="55,26 8,26 8,0 85,0 85,213 137,213 137,239 0,239 0,213 55,213">
          <text:p/>
        </draw:polygon>
        <draw:path draw:style-name="gr6" draw:text-style-name="P6" draw:layer="layout" svg:width="0.132cm" svg:height="0.238cm" svg:x="4.457cm" svg:y="7.258cm" svg:viewBox="0 0 133 239" svg:d="M56 93h-51v-25h77v145h51v26h-133v-26h56zM65 0c4 0 4 0 9 0 4 5 4 5 8 9l4 4c0 4 0 9 0 9 0 4 0 8 0 8 0 4-4 8-4 8-4 5-4 5-8 5-5 4-5 4-9 4-5 0-9 0-9-4-4 0-4 0-9-5 0 0-4-4-4-8 0 0 0-4 0-8 0 0 0-5 0-9l4-4c5-4 5-4 9-9 0 0 4 0 9 0z">
          <text:p/>
        </draw:path>
        <draw:path draw:style-name="gr6" draw:text-style-name="P6" draw:layer="layout" svg:width="0.144cm" svg:height="0.238cm" svg:x="4.64cm" svg:y="7.258cm" svg:viewBox="0 0 145 239" svg:d="M145 149c0 16-4 29-9 38 0 13-8 22-12 31-9 4-17 12-26 16-12 5-21 5-33 5-13 0-22 0-36 0-8-5-17-9-29-13v-226h29v68 30c9-13 18-21 27-26 9-4 21-4 30-4 8 0 17 0 25 4 9 5 13 9 17 17 4 9 8 17 13 26 0 12 4 21 4 34zM115 153c0-9 0-17-4-26 0-8 0-12-4-17-4-8-9-12-13-12-4-5-8-5-13-5-4 0-8 0-12 0s-9 5-13 5c-4 4-9 8-13 12-5 5-9 9-14 17v82c5 4 14 4 18 4 5 5 13 5 18 5 8 0 12-5 21-5 4-4 8-4 12-13 5-5 9-9 13-17 0-9 4-18 4-30z">
          <text:p/>
        </draw:path>
        <draw:path draw:style-name="gr6" draw:text-style-name="P6" draw:layer="layout" svg:width="0.135cm" svg:height="0.17cm" svg:x="4.835cm" svg:y="7.326cm" svg:viewBox="0 0 136 171" svg:d="M0 0h25v35c13-14 21-22 30-26 8-9 21-9 30-9 18 0 30 4 39 17 8 8 12 26 12 48h-29c0-13 0-22-4-30-5-10-14-10-23-10-4 0-8 0-13 0-4 0-8 6-12 10-4 0-9 4-13 8-4 9-8 13-13 17v111h-29z">
          <text:p/>
        </draw:path>
        <draw:path draw:style-name="gr6" draw:text-style-name="P6" draw:layer="layout" svg:width="0.14cm" svg:height="0.17cm" svg:x="5.009cm" svg:y="7.326cm" svg:viewBox="0 0 141 171" svg:d="M115 171l-4-26c-9 13-17 17-26 21-8 5-22 5-30 5-9 0-17 0-26 0-4-5-12-9-17-13-4-4-4-8-8-13 0-8-4-12-4-21 0-17 8-30 21-38 12-9 29-13 56-13h34v-17c0-8-5-17-9-21-8-10-17-10-29-10-10 0-23 0-31 0-9 6-17 6-25 10v-26c0 0 4 0 8-5 8 0 13 0 17 0 4-4 8-4 17-4 4 0 9 0 14 0 12 0 21 0 29 4 9 0 13 5 22 9 4 4 8 8 12 18 0 8 5 12 5 25v115zM111 94h-38c-5 0-14 0-18 0-5 4-9 4-13 9-4 0-9 4-9 8 0 5 0 9 0 13s0 4 0 9c0 4 0 4 5 8 4 4 4 4 8 4 4 5 9 5 13 5 9 0 14-5 22-9s21-8 30-17z">
          <text:p/>
        </draw:path>
        <draw:path draw:style-name="gr6" draw:text-style-name="P6" draw:layer="layout" svg:width="0.137cm" svg:height="0.17cm" svg:x="5.208cm" svg:y="7.326cm" svg:viewBox="0 0 138 171" svg:d="M0 0h25v35c13-14 21-22 30-26 14-9 22-9 30-9 17 0 30 4 39 17 13 8 17 26 13 48h-30c4-13 0-22-5-30-4-10-12-10-21-10-4 0-8 0-12 0 0 0-6 6-10 10-4 0-8 4-17 8-4 9-8 13-13 17v111h-29z">
          <text:p/>
        </draw:path>
        <draw:path draw:style-name="gr6" draw:text-style-name="P6" draw:layer="layout" svg:width="0.165cm" svg:height="0.237cm" svg:x="5.373cm" svg:y="7.326cm" svg:viewBox="0 0 166 238" svg:d="M166 0l-60 154c-4 12-13 25-17 38-8 8-13 21-21 25-9 9-17 13-25 17-9 4-17 4-30 4 0 0-4 0-9 0h-4v-25h4c5 0 9 0 13 0s9 0 13-4c4 0 8 0 13-4 4-5 8-9 12-17 4-5 9-9 13-17l-68-171h34l42 110 9 31 8-31 38-110z">
          <text:p/>
        </draw:path>
        <draw:path draw:style-name="gr7" draw:text-style-name="P7" draw:layer="layout" svg:width="0.093cm" svg:height="0.317cm" svg:x="5.598cm" svg:y="7.246cm" svg:viewBox="0 0 94 318" svg:d="M77 318c-52-46-77-97-77-157 0-13 4-26 4-39 4-12 9-29 13-42 8-13 18-25 26-38 9-13 21-25 34-42l17 17c-42 42-64 93-64 144 0 25 5 52 17 73 13 25 26 46 47 67z">
          <text:p/>
        </draw:path>
        <draw:path draw:style-name="gr7" draw:text-style-name="P7" draw:layer="layout" svg:width="0.14cm" svg:height="0.238cm" svg:x="5.763cm" svg:y="7.258cm" svg:viewBox="0 0 141 239" svg:d="M141 149c0 16 0 29-4 38-5 13-9 22-17 31-5 4-13 12-26 16-8 5-21 5-34 5-8 0-21 0-29 0-9-5-21-9-31-13v-226h31v68l-4 30c8-13 17-21 29-26 9-4 17-4 30-4 8 0 17 0 25 4 4 5 13 9 17 17 4 9 9 17 13 26 0 12 0 21 0 34zM111 153c0-9 0-17 0-26 0-8-4-12-4-17-4-8-8-12-13-12-4-5-8-5-17-5 0 0-4 0-8 0s-9 5-13 5c-4 4-8 8-12 12-5 5-9 9-13 17v82c4 4 8 4 17 4 4 5 8 5 17 5 4 0 12-5 17-5 8-4 12-4 17-13 4-5 8-9 8-17 4-9 4-18 4-30z">
          <text:p/>
        </draw:path>
        <draw:path draw:style-name="gr7" draw:text-style-name="P7" draw:layer="layout" svg:width="0.14cm" svg:height="0.17cm" svg:x="5.954cm" svg:y="7.326cm" svg:viewBox="0 0 141 171" svg:d="M0 0h30v35c8-14 21-22 29-26 9-9 17-9 30-9 18 0 30 4 39 17 8 8 13 26 13 48h-30c0-13-4-22-8-30-5-10-9-10-18-10-5 0-9 0-13 0s-9 6-13 10c-4 0-8 4-12 8-5 9-9 13-17 17v111h-30z">
          <text:p/>
        </draw:path>
        <draw:path draw:style-name="gr7" draw:text-style-name="P7" draw:layer="layout" svg:width="0.157cm" svg:height="0.17cm" svg:x="6.123cm" svg:y="7.326cm" svg:viewBox="0 0 158 171" svg:d="M158 86c0 12 0 25-4 34-4 13-9 21-17 30-4 8-13 12-25 16-9 5-22 5-34 5-9 0-21 0-30-5-10-4-18-8-27-16-4-5-12-17-12-26-4-13-9-21-9-38 0-13 5-26 9-34 0-13 8-21 12-31 9-4 17-12 27-17 13-4 21-4 34-4s21 0 34 4c8 5 17 9 21 17 8 10 13 18 17 27 4 12 4 25 4 38zM129 86c0-9 0-17-5-26 0-8-4-17-8-21s-9-8-13-14c-8 0-13 0-21 0s-17 0-21 6c-9 4-13 8-17 12-6 5-10 13-10 22-4 4-4 12-4 21 0 12 4 21 4 25 4 9 4 17 10 22 4 4 13 8 17 12 4 0 13 5 21 5s17-5 21-5c4-4 13-8 17-17 0-4 4-12 9-17 0-8 0-17 0-25z">
          <text:p/>
        </draw:path>
        <draw:path draw:style-name="gr7" draw:text-style-name="P7" draw:layer="layout" svg:width="0.157cm" svg:height="0.17cm" svg:x="6.31cm" svg:y="7.326cm" svg:viewBox="0 0 158 171" svg:d="M158 86c0 12 0 25-5 34-4 13-8 21-16 30-5 8-13 12-26 16-8 5-21 5-34 5-8 0-21 0-30-5-8-4-17-8-25-16-4-5-13-17-13-26-5-13-9-21-9-38 0-13 4-26 9-34 5-13 9-21 13-31 8-4 17-12 25-17 13-4 22-4 35-4 12 0 25 0 33 4 9 5 17 9 22 17 8 10 12 18 16 27 5 12 5 25 5 38zM128 86c0-9 0-17 0-26-4-8-8-17-13-21-4-4-8-8-12-14-9 0-13 0-21 0-9 0-18 0-22 6-8 4-13 8-17 12-4 5-8 13-8 22 0 4-5 12-5 21 0 12 5 21 5 25 4 9 4 17 8 22 4 4 13 8 17 12 4 0 13 5 22 5 8 0 16-5 21-5 8-4 12-8 17-17 4-4 4-12 8-17 0-8 0-17 0-25z">
          <text:p/>
        </draw:path>
        <draw:path draw:style-name="gr7" draw:text-style-name="P7" draw:layer="layout" svg:width="0.157cm" svg:height="0.17cm" svg:x="6.496cm" svg:y="7.326cm" svg:viewBox="0 0 158 171" svg:d="M132 171v-119c0-9 0-13 0-13 0-4 0-8 0-8-4-6-4-6-4-6l-5-4c-4 0-4 4-8 4l-4 6c-5 4-5 8-9 12 0 5-4 13-8 17v111h-26v-119c0-4 0-9 0-13s-4-8-4-8c0-6 0-6-4-6 0 0 0-4-5-4l-4 4-4 6c-4 4-4 8-9 12-4 5-4 13-8 17v111h-30v-171h26v35c4-10 4-14 8-18s4-8 9-8c4-5 4-9 8-9s9 0 13 0c8 0 13 0 17 9 8 4 8 12 8 26 5-4 5-10 9-14s4-8 8-12c5-5 5-5 9-9 4 0 8 0 13 0 22 0 30 17 30 48v123z">
          <text:p/>
        </draw:path>
        <draw:path draw:style-name="gr7" draw:text-style-name="P7" draw:layer="layout" svg:width="0.093cm" svg:height="0.317cm" svg:x="6.713cm" svg:y="7.246cm" svg:viewBox="0 0 94 318" svg:d="M16 0c52 50 78 101 78 161 0 8 0 21-4 34 0 13-5 30-9 43-9 13-17 25-25 38-9 17-22 30-40 42l-16-17c21-21 39-42 51-67 9-21 13-48 13-73 0-51-21-98-64-140z">
          <text:p/>
        </draw:path>
        <draw:polygon draw:style-name="gr6" draw:text-style-name="P6" draw:layer="layout" svg:width="0.136cm" svg:height="0.237cm" svg:x="4.267cm" svg:y="7.763cm" svg:viewBox="0 0 137 238" draw:points="55,25 8,25 8,0 85,0 85,213 137,213 137,238 0,238 0,213 55,213">
          <text:p/>
        </draw:polygon>
        <draw:path draw:style-name="gr6" draw:text-style-name="P6" draw:layer="layout" svg:width="0.132cm" svg:height="0.237cm" svg:x="4.457cm" svg:y="7.763cm" svg:viewBox="0 0 133 238" svg:d="M56 93h-51v-26h77v146h51v25h-133v-25h56zM65 0c4 0 4 0 9 0 4 0 4 4 8 4 0 4 4 4 4 8 0 5 0 5 0 9s0 4 0 8c0 5-4 5-4 9-4 0-4 4-8 4-5 0-5 0-9 0-5 0-9 0-9 0-4 0-4-4-9-4 0-4-4-4-4-9 0-4 0-4 0-8s0-4 0-9c0-4 4-4 4-8 5 0 5-4 9-4 0 0 4 0 9 0z">
          <text:p/>
        </draw:path>
        <draw:path draw:style-name="gr6" draw:text-style-name="P6" draw:layer="layout" svg:width="0.144cm" svg:height="0.237cm" svg:x="4.64cm" svg:y="7.763cm" svg:viewBox="0 0 145 238" svg:d="M145 148c0 13-4 25-9 39 0 9-8 21-12 26-9 8-17 17-26 21-12 0-21 4-33 4-13 0-22 0-36-4-8 0-17-4-29-9v-225h29v63 34c9-12 18-21 27-25 9-5 21-9 30-9 8 0 17 4 25 9 9 4 13 8 17 17 4 8 8 17 13 25 0 9 4 21 4 34zM115 148c0-8 0-17-4-21 0-9 0-13-4-21-4-4-9-9-13-13-4 0-8-4-13-4-4 0-8 4-12 4s-9 4-13 4c-4 5-9 9-13 13-5 4-9 8-14 17v81c5 0 14 5 18 5 5 0 13 0 18 0 8 0 12 0 21 0 4-5 8-9 12-13 5-4 9-9 13-17 0-10 4-22 4-35z">
          <text:p/>
        </draw:path>
        <draw:path draw:style-name="gr6" draw:text-style-name="P6" draw:layer="layout" svg:width="0.135cm" svg:height="0.174cm" svg:x="4.835cm" svg:y="7.826cm" svg:viewBox="0 0 136 175" svg:d="M0 4h25v30c13-8 21-17 30-25 8-5 21-9 30-9 18 0 30 9 39 17 8 13 12 31 12 52h-29c0-13 0-26-4-30-5-9-14-13-23-13-4 0-8 4-13 4-4 0-8 4-12 4-4 5-9 9-13 14-4 4-8 13-13 17v110h-29z">
          <text:p/>
        </draw:path>
        <draw:path draw:style-name="gr6" draw:text-style-name="P6" draw:layer="layout" svg:width="0.14cm" svg:height="0.174cm" svg:x="5.009cm" svg:y="7.826cm" svg:viewBox="0 0 141 175" svg:d="M115 175l-4-25c-9 8-17 17-26 21-8 4-22 4-30 4-9 0-17 0-26-4-4 0-12-4-17-9-4-4-4-8-8-17 0-4-4-8-4-17 0-17 8-29 21-38 12-8 29-17 56-17h34v-12c0-9-5-18-9-27-8-4-17-8-29-8-10 0-23 4-31 4-9 4-17 4-25 9v-26c0 0 4-4 8-4 8 0 13 0 17-5 4 0 8 0 17 0 4 0 9-4 14-4 12 0 21 4 29 4 9 5 13 9 22 13 4 5 8 9 12 17 0 5 5 14 5 22v119zM111 99h-38c-5 0-14 0-18 0-5 0-9 4-13 8-4 0-9 4-9 9 0 4 0 8 0 12 0 5 0 5 0 9s0 4 5 8c4 0 4 5 8 5s9 4 13 4c9 0 14-4 22-9 8-4 21-8 30-17z">
          <text:p/>
        </draw:path>
        <draw:path draw:style-name="gr6" draw:text-style-name="P6" draw:layer="layout" svg:width="0.137cm" svg:height="0.174cm" svg:x="5.208cm" svg:y="7.826cm" svg:viewBox="0 0 138 175" svg:d="M0 4h25v30c13-8 21-17 30-25 14-5 22-9 30-9 17 0 30 9 39 17 13 13 17 31 13 52h-30c4-13 0-26-5-30-4-9-12-13-21-13-4 0-8 4-12 4 0 0-6 4-10 4-4 5-8 9-17 14-4 4-8 13-13 17v110h-29z">
          <text:p/>
        </draw:path>
        <draw:path draw:style-name="gr6" draw:text-style-name="P6" draw:layer="layout" svg:width="0.165cm" svg:height="0.238cm" svg:x="5.373cm" svg:y="7.83cm" svg:viewBox="0 0 166 239" svg:d="M166 0l-60 150c-4 17-13 29-17 42-8 9-13 17-21 26-9 8-17 13-25 17-9 0-17 4-30 4 0 0-4 0-9 0h-4v-30c0 4 4 4 4 4 5 0 9 0 13 0s9 0 13-4c4 0 8-4 13-8 4 0 8-5 12-13 4-4 9-13 13-17l-68-171h34l42 112 9 25 8-25 38-112z">
          <text:p/>
        </draw:path>
        <draw:path draw:style-name="gr7" draw:text-style-name="P7" draw:layer="layout" svg:width="0.093cm" svg:height="0.318cm" svg:x="5.598cm" svg:y="7.75cm" svg:viewBox="0 0 94 319" svg:d="M77 319c-52-47-77-102-77-157 0-13 4-25 4-38 4-17 9-30 13-43 8-12 18-25 26-38 9-18 21-30 34-43l17 17c-42 43-64 90-64 141 0 29 5 51 17 76 13 25 26 47 47 68z">
          <text:p/>
        </draw:path>
        <draw:path draw:style-name="gr7" draw:text-style-name="P7" draw:layer="layout" svg:width="0.148cm" svg:height="0.22cm" svg:x="5.746cm" svg:y="7.78cm" svg:viewBox="0 0 149 221" svg:d="M149 217c-4 0-12 4-17 4-8 0-16 0-21 0-22 0-39-4-47-13-13-12-17-25-17-46v-85h-47v-26h47v-47l29-4v51h73v26h-73v85c0 12 5 21 9 25 8 9 18 9 31 9 4 0 8 0 16 0 5 0 13 0 17-5z">
          <text:p/>
        </draw:path>
        <draw:path draw:style-name="gr7" draw:text-style-name="P7" draw:layer="layout" svg:width="0.136cm" svg:height="0.237cm" svg:x="5.949cm" svg:y="7.763cm" svg:viewBox="0 0 137 238" svg:d="M56 93h-47v-26h77v146h51v25h-137v-25h56zM69 0c0 0 5 0 9 0l4 4c4 4 4 4 9 8 0 5 0 5 0 9s0 4 0 8c-5 5-5 5-9 9l-4 4c-4 0-9 0-9 0-4 0-8 0-8 0-5 0-9-4-9-4-5-4-5-4-5-9-4-4-4-4-4-8s0-4 4-9c0-4 0-4 5-8 0 0 4-4 9-4 0 0 4 0 8 0z">
          <text:p/>
        </draw:path>
        <draw:path draw:style-name="gr7" draw:text-style-name="P7" draw:layer="layout" svg:width="0.139cm" svg:height="0.237cm" svg:x="6.128cm" svg:y="7.763cm" svg:viewBox="0 0 140 238" svg:d="M0 157c0-17 0-30 4-39 4-12 12-21 17-29 8-9 17-13 25-17 14-5 23-5 35-5 4 0 13 0 17 0s9 0 13 5v-72h29v238h-25v-34c-8 13-17 21-25 26-9 8-21 8-30 8-14 0-22 0-27-4-8-4-12-9-21-17-4-9-8-17-8-26-4-12-4-22-4-34zM29 152c0 21 4 39 9 48 4 8 13 13 26 13 9 0 17 0 21-9 9-4 17-17 26-31v-76c-4-4-9-4-13-4-8-4-13-4-17-4-17 0-30 8-39 17-9 8-13 25-13 46z">
          <text:p/>
        </draw:path>
        <draw:path draw:style-name="gr7" draw:text-style-name="P7" draw:layer="layout" svg:width="0.165cm" svg:height="0.238cm" svg:x="6.306cm" svg:y="7.83cm" svg:viewBox="0 0 166 239" svg:d="M166 0l-55 150c-9 17-13 29-21 42-4 9-13 17-17 26-9 8-17 13-27 17-8 0-21 4-29 4-5 0-9 0-9 0-4 0-4 0-8 0v-30c4 4 4 4 8 4s4 0 9 0c4 0 12 0 16-4 5 0 9-4 13-8 5 0 10-5 10-13 4-4 8-13 12-17l-68-171h33l44 112 9 25 8-25 42-112z">
          <text:p/>
        </draw:path>
        <draw:polygon draw:style-name="gr7" draw:text-style-name="P7" draw:layer="layout" svg:width="0.165cm" svg:height="0.17cm" svg:x="6.492cm" svg:y="7.83cm" svg:viewBox="0 0 166 171" draw:points="0,0 35,0 77,112 86,141 94,112 137,0 166,0 103,171 69,171">
          <text:p/>
        </draw:polygon>
        <draw:path draw:style-name="gr7" draw:text-style-name="P7" draw:layer="layout" svg:width="0.145cm" svg:height="0.174cm" svg:x="6.691cm" svg:y="7.826cm" svg:viewBox="0 0 146 175" svg:d="M146 82c0 4 0 8 0 8 0 5 0 5 0 9h-115c0 17 4 29 13 38 8 8 25 17 42 17 4 0 8-4 13-4 4 0 8 0 17 0 4 0 8 0 13-5 4 0 4 0 8 0v22c-8 4-17 4-25 8-9 0-22 0-30 0-17 0-26 0-38-4-9-4-17-9-26-17-4-9-12-17-12-30-6-8-6-21-6-34 0-12 0-21 6-34 4-8 8-22 12-26 9-8 17-17 26-21 8-5 21-9 29-9 13 0 26 4 34 9 9 4 17 8 22 13 4 8 12 17 12 26 5 8 5 21 5 34zM116 78c0-9 0-17 0-22-4-4-4-13-9-17-4-5-8-9-13-9-8-4-12-4-21-4-4 0-12 0-17 4-4 0-8 4-12 9-5 4-9 13-9 17-4 5-4 13-4 22z">
          <text:p/>
        </draw:path>
        <draw:path draw:style-name="gr7" draw:text-style-name="P7" draw:layer="layout" svg:width="0.135cm" svg:height="0.174cm" svg:x="6.891cm" svg:y="7.826cm" svg:viewBox="0 0 136 175" svg:d="M0 4h25v30c13-8 21-17 30-25 9-5 22-9 31-9 16 0 29 9 38 17 8 13 12 31 12 52h-29c0-13 0-26-5-30-4-9-12-13-21-13-4 0-8 4-13 4-4 0-9 4-13 4-5 5-9 9-13 14-4 4-9 13-13 17v110h-29z">
          <text:p/>
        </draw:path>
        <draw:path draw:style-name="gr7" draw:text-style-name="P7" draw:layer="layout" svg:width="0.131cm" svg:height="0.174cm" svg:x="7.073cm" svg:y="7.826cm" svg:viewBox="0 0 132 175" svg:d="M132 128c0 5-4 9-4 13-4 9-4 13-9 13-4 4-8 8-12 13-5 0-9 4-13 4-8 0-13 4-17 4s-14 0-18 0c-8 0-21 0-29 0-9 0-22-4-30-4v-30c13 4 21 9 30 9 8 0 21 0 29 0 14 0 27 0 31-5 8-4 8-8 8-17 0 0 0-4 0-8l-4-4c-4-5-8-5-13-9-8 0-12-4-26-8-9 0-13-4-21-4-4-5-13-9-17-13s-9-9-9-13c-4-4-4-13-4-17s0-13 4-18c0-4 5-8 9-17 4-4 13-8 21-8 8-5 21-9 35-9 4 0 13 4 21 4s17 0 25 5v25c-8-4-17-4-25-4-8-4-17-4-21-4-10 0-14 0-18 4-9 0-13 0-13 4-4 0-4 5-8 5 0 4 0 9 0 9 0 4 0 8 0 8 0 5 4 5 8 9 0 0 4 4 13 4 4 4 14 9 22 9 9 4 17 8 25 8 5 4 13 9 17 13 5 4 5 8 9 12 0 5 4 9 4 17z">
          <text:p/>
        </draw:path>
        <draw:path draw:style-name="gr7" draw:text-style-name="P7" draw:layer="layout" svg:width="0.148cm" svg:height="0.174cm" svg:x="7.251cm" svg:y="7.826cm" svg:viewBox="0 0 149 175" svg:d="M149 82c0 4 0 8 0 8 0 5 0 5 0 9h-119c0 17 4 29 12 38 13 8 26 17 44 17 4 0 8-4 12-4 9 0 13 0 17 0s9 0 13-5c4 0 8 0 13 0v22c-9 4-17 4-30 8-8 0-17 0-30 0s-26 0-39-4c-8-4-17-9-25-17-4-9-9-17-13-30-4-8-4-21-4-34 0-12 0-21 4-34 4-8 9-22 13-26 8-8 17-17 25-21 9-5 21-9 35-9 9 0 21 4 30 9 8 4 17 8 21 13 8 8 13 17 17 26 0 8 4 21 4 34zM119 78c0-9 0-17-4-22 0-4-4-13-8-17-4-5-9-9-13-9-4-4-13-4-22-4-4 0-9 0-17 4-4 0-8 4-13 9-4 4-4 13-8 17-4 5-4 13-4 22z">
          <text:p/>
        </draw:path>
        <draw:path draw:style-name="gr7" draw:text-style-name="P7" draw:layer="layout" svg:width="0.093cm" svg:height="0.318cm" svg:x="7.463cm" svg:y="7.75cm" svg:viewBox="0 0 94 319" svg:d="M17 0c52 48 77 103 77 158 0 13-4 25-4 38-4 13-9 25-13 38-8 17-13 30-25 42-9 13-21 30-39 43l-13-17c21-21 35-43 47-68 9-21 17-47 17-72 0-55-21-102-64-145z">
          <text:p/>
        </draw:path>
        <draw:path draw:style-name="gr7" draw:text-style-name="P7" draw:layer="layout" svg:width="0.127cm" svg:height="0.173cm" svg:x="4.271cm" svg:y="10.9cm" svg:viewBox="0 0 128 174" svg:d="M128 128c0 4 0 8-4 12 0 9-4 13-4 13-5 4-10 8-14 13-4 0-13 4-17 4s-8 4-13 4c-8 0-12 0-17 0-12 0-21 0-33 0-9 0-18-4-26-4v-30c8 4 17 9 30 9 8 0 17 0 29 0 13 0 22 0 30-5 4-4 9-8 9-16 0 0 0-5 0-9-5 0-5-4-9-4 0-4-4-4-13-9-4 0-12-4-21-8-8 0-17-4-21-4-8-5-13-10-17-14s-9-8-13-13c0-4-4-12-4-17 0-4 4-12 4-17 4-4 9-8 13-17 4-4 13-8 21-8 9-4 17-8 34-8 4 0 13 4 21 4 9 0 17 0 27 4v25c-14-4-22-4-31-4-4-4-13-4-21-4-4 0-13 0-17 4-4 0-8 0-13 4l-4 5c0 4-4 8-4 8 0 4 0 9 4 9 0 4 4 4 4 8 5 0 9 4 13 4 8 5 13 9 25 9 9 4 17 8 22 8 8 5 12 10 17 14s9 8 13 13c0 4 0 8 0 17z">
          <text:p/>
        </draw:path>
        <draw:polygon draw:style-name="gr7" draw:text-style-name="P7" draw:layer="layout" svg:width="0.178cm" svg:height="0.169cm" svg:x="4.432cm" svg:y="10.904cm" svg:viewBox="0 0 179 170" draw:points="179,0 154,170 120,170 93,97 89,80 81,97 59,170 25,170 0,0 30,0 42,114 47,139 55,118 77,42 98,42 124,114 133,139 137,114 149,0">
          <text:p/>
        </draw:polygon>
        <draw:path draw:style-name="gr7" draw:text-style-name="P7" draw:layer="layout" svg:width="0.139cm" svg:height="0.173cm" svg:x="4.636cm" svg:y="10.9cm" svg:viewBox="0 0 140 174" svg:d="M111 174v-25c-9 8-17 17-26 21-8 4-21 4-29 4-9 0-17 0-26-4-8 0-14-4-18-9-4-4-8-8-8-17-4-4-4-8-4-16 0-17 8-30 22-39 8-9 29-17 55-17h34v-13c0-9-4-17-13-26-4-4-13-8-25-8-13 0-22 4-30 4-9 4-17 4-31 9v-26c4 0 10-4 14-4s8 0 17-4c4 0 8 0 13 0 8 0 13-4 17-4 12 0 21 4 29 4 9 4 13 8 17 12 9 5 13 9 17 17 0 5 4 13 4 22v119zM111 98h-38c-9 0-13 0-17 0-9 0-13 4-13 8-4 0-9 5-9 9s-4 8-4 13c0 4 0 4 4 8 0 4 0 4 5 8 0 0 4 5 8 5s9 4 13 4 13-4 21-9c9-4 17-8 30-16z">
          <text:p/>
        </draw:path>
        <draw:path draw:style-name="gr7" draw:text-style-name="P7" draw:layer="layout" svg:width="0.166cm" svg:height="0.237cm" svg:x="4.809cm" svg:y="10.904cm" svg:viewBox="0 0 167 238" svg:d="M167 0l-55 149c-9 17-13 30-18 42-8 9-16 17-21 26-8 8-18 13-26 17-9 0-17 4-30 4-4 0-4 0-8 0 0 0-4 0-9 0v-30c5 5 9 5 9 5 4 0 8 0 8 0 9 0 13 0 17-5 4 0 9-4 13-8 4 0 8-4 14-13 4-4 4-13 8-17l-64-170h29l44 110 8 26 13-26 38-110z">
          <text:p/>
        </draw:path>
        <draw:polygon draw:style-name="gr7" draw:text-style-name="P7" draw:layer="layout" svg:width="0.127cm" svg:height="0.186cm" svg:x="5.199cm" svg:y="10.887cm" svg:viewBox="0 0 128 187" draw:points="128,169 111,187 0,93 111,0 128,21 38,93">
          <text:p/>
        </draw:polygon>
        <draw:polygon draw:style-name="gr7" draw:text-style-name="P7" draw:layer="layout" svg:width="0.102cm" svg:height="0.03cm" svg:x="5.401cm" svg:y="10.968cm" svg:viewBox="0 0 103 31" draw:points="0,0 103,0 103,31 0,31">
          <text:p/>
        </draw:polygon>
        <draw:path draw:style-name="gr6" draw:text-style-name="P6" draw:layer="layout" svg:width="0.14cm" svg:height="0.173cm" svg:x="5.767cm" svg:y="10.9cm" svg:viewBox="0 0 141 174" svg:d="M0 4h31v29c9-8 17-17 30-25 8-4 17-8 29-8 17 0 30 8 38 16 9 13 13 30 13 51h-30c0-12-4-25-8-29-4-9-8-13-17-13-4 0-8 4-13 4-4 0-8 4-12 4-5 5-9 9-13 13s-8 13-17 17v111h-31z">
          <text:p/>
        </draw:path>
        <draw:path draw:style-name="gr6" draw:text-style-name="P6" draw:layer="layout" svg:width="0.148cm" svg:height="0.173cm" svg:x="5.941cm" svg:y="10.9cm" svg:viewBox="0 0 149 174" svg:d="M149 80c0 4 0 9 0 9 0 5 0 5 0 9h-119c0 17 8 30 17 38s22 17 39 17c8 0 13-4 17-4s8 0 13 0c4 0 8 0 12-5 4 0 9 0 13 0v22c-9 4-17 4-25 8-13 0-22 0-34 0-13 0-26 0-35-4-13-4-21-9-26-17-8-9-13-17-17-30 0-8-4-21-4-34s4-22 4-34c4-9 9-22 17-26 5-8 13-17 26-21 9-4 18-8 30-8 13 0 22 4 30 8 13 4 17 8 25 13 5 8 9 17 13 25 4 9 4 21 4 34zM120 76c0-9 0-17 0-21-4-5-9-13-9-17-4-5-8-9-17-9-4-4-8-4-17-4-8 0-12 0-16 4-5 0-14 4-14 9-4 4-9 12-13 17 0 4 0 12-4 21z">
          <text:p/>
        </draw:path>
        <draw:path draw:style-name="gr6" draw:text-style-name="P6" draw:layer="layout" svg:width="0.135cm" svg:height="0.173cm" svg:x="6.132cm" svg:y="10.9cm" svg:viewBox="0 0 136 174" svg:d="M111 174v-25c-8 8-17 17-25 21-13 4-21 4-30 4-13 0-17 0-26-4-8 0-12-4-17-9-5-4-9-8-9-17-4-4-4-8-4-16 0-17 4-30 18-39 12-9 34-17 55-17h38v-13c0-9-4-17-13-26-4-4-12-8-29-8-9 0-17 4-26 4-8 4-17 4-30 9v-26c5 0 9-4 13-4s9 0 13-4c9 0 13 0 17 0s13-4 17-4c8 0 21 4 25 4 9 4 17 8 22 12 8 5 12 9 12 17 4 5 4 13 4 22v119zM111 98h-38c-8 0-13 0-17 0-8 0-13 4-17 8 0 0-4 5-4 9-5 4-5 8-5 13 0 4 0 4 5 8 0 4 0 4 4 8 0 0 4 5 9 5 4 0 8 4 12 4 5 0 13-4 21-9 9-4 17-8 30-16z">
          <text:p/>
        </draw:path>
        <draw:path draw:style-name="gr6" draw:text-style-name="P6" draw:layer="layout" svg:width="0.14cm" svg:height="0.237cm" svg:x="6.314cm" svg:y="10.836cm" svg:viewBox="0 0 141 238" svg:d="M0 157c0-17 4-30 4-38 5-13 14-22 18-30 9-9 17-13 26-17 12-4 21-4 34-4 8 0 12 0 17 0 4 0 8 0 17 4v-72h25v238h-25v-34c-9 13-17 21-26 26-8 8-21 8-30 8-8 0-17 0-25-4-9-4-13-9-17-17-9-9-9-17-14-25-4-14-4-23-4-35zM31 152c0 22 4 40 8 48 9 8 17 13 26 13 8 0 17 0 25-9 4-4 17-17 26-30v-77c-5-4-13-4-17-4-5-4-13-4-17-4-17 0-30 8-39 17-8 8-12 25-12 46z">
          <text:p/>
        </draw:path>
        <draw:polygon draw:style-name="gr6" draw:text-style-name="P6" draw:layer="layout" svg:width="0.19cm" svg:height="0.026cm" svg:x="6.481cm" svg:y="11.116cm" svg:viewBox="0 0 191 27" draw:points="0,0 191,0 191,27 0,27">
          <text:p/>
        </draw:polygon>
        <draw:path draw:style-name="gr6" draw:text-style-name="P6" draw:layer="layout" svg:width="0.152cm" svg:height="0.22cm" svg:x="6.679cm" svg:y="10.853cm" svg:viewBox="0 0 153 221" svg:d="M153 217c-8 0-12 4-21 4-4 0-13 0-21 0-21 0-35-4-48-13-8-12-17-25-17-46v-85h-46v-25h46v-48l30-4v52h77v25h-77v85c0 13 4 21 14 25 4 9 12 9 25 9 4 0 13 0 17 0 9 0 13 0 21-5z">
          <text:p/>
        </draw:path>
        <draw:path draw:style-name="gr6" draw:text-style-name="P6" draw:layer="layout" svg:width="0.132cm" svg:height="0.173cm" svg:x="6.886cm" svg:y="10.9cm" svg:viewBox="0 0 133 174" svg:d="M133 128c0 4-4 8-4 12-5 9-5 13-10 13-4 4-9 8-13 13-4 0-8 4-13 4-8 0-12 4-16 4-5 0-13 0-17 0-13 0-22 0-30 0s-21-4-30-4v-30c13 4 22 9 30 9s21 0 30 0c12 0 25 0 29-5 9-4 9-8 9-16 0 0 0-5 0-9l-5-4c-4-4-8-4-12-9-9 0-17-4-26-8-8 0-12-4-21-4-4-5-12-10-17-14-4-4-8-8-8-13-4-4-4-12-4-17 0-4 0-12 4-17 0-4 4-8 8-17 5-4 13-8 21-8 9-4 22-8 34-8 5 0 13 4 21 4 9 0 17 0 26 4v25c-9-4-17-4-26-4-8-4-16-4-21-4-8 0-12 0-17 4-8 0-12 0-12 4-5 0-5 5-9 5 0 4 0 8 0 8 0 4 0 9 0 9 0 4 4 4 9 8 0 0 4 4 12 4 5 5 13 9 22 9 8 4 16 8 25 8 4 5 13 10 17 14 5 4 5 8 10 13 0 4 4 8 4 17z">
          <text:p/>
        </draw:path>
        <draw:polygon draw:style-name="gr6" draw:text-style-name="P6" draw:layer="layout" svg:width="0.161cm" svg:height="0.169cm" svg:x="7.056cm" svg:y="10.904cm" svg:viewBox="0 0 162 170" draw:points="0,0 34,0 72,110 80,139 89,110 132,0 162,0 97,170 63,170">
          <text:p/>
        </draw:polygon>
        <draw:path draw:style-name="gr7" draw:text-style-name="P7" draw:layer="layout" svg:width="0.093cm" svg:height="0.318cm" svg:x="7.281cm" svg:y="10.823cm" svg:viewBox="0 0 94 319" svg:d="M77 319c-51-47-77-102-77-157 0-12 0-26 4-39 4-17 8-30 13-42 9-13 13-26 26-39 8-17 21-29 34-42l17 17c-43 42-64 89-64 141 0 30 4 51 17 76 9 26 26 47 47 68z">
          <text:p/>
        </draw:path>
        <draw:path draw:style-name="gr8" draw:text-style-name="P8" draw:layer="layout" svg:width="0.161cm" svg:height="0.237cm" svg:x="4.627cm" svg:y="11.336cm" svg:viewBox="0 0 162 238" svg:d="M162 30c-13 0-29-4-38-4-26 0-39 12-39 42v29h73v22h-73v119h-30v-119h-55v-22h55v-29c0-42 22-68 69-68 13 0 25 4 38 4z">
          <text:p/>
        </draw:path>
        <draw:path draw:style-name="gr8" draw:text-style-name="P8" draw:layer="layout" svg:width="0.131cm" svg:height="0.237cm" svg:x="4.831cm" svg:y="11.336cm" svg:viewBox="0 0 132 238" svg:d="M55 97h-51v-25h81v145h47v21h-132v-21h55zM63 0c4 0 8 4 8 4 5 0 5 5 9 5 0 4 5 4 5 8 0 0 0 4 0 9 0 4 0 4 0 8s-5 4-5 8c-4 0-4 0-9 5 0 0-4 0-8 0s-4 0-8 0c-5-5-5-5-9-5 0-4-4-4-4-8s0-4 0-8c0-5 0-9 0-9 0-4 4-4 4-8 4 0 4-5 9-5 4 0 4-4 8-4z">
          <text:p/>
        </draw:path>
        <draw:polygon draw:style-name="gr8" draw:text-style-name="P8" draw:layer="layout" svg:width="0.136cm" svg:height="0.233cm" svg:x="5.017cm" svg:y="11.34cm" svg:viewBox="0 0 137 234" draw:points="56,26 8,26 8,0 86,0 86,213 137,213 137,234 0,234 0,213 56,213">
          <text:p/>
        </draw:polygon>
        <draw:path draw:style-name="gr8" draw:text-style-name="P8" draw:layer="layout" svg:width="0.149cm" svg:height="0.174cm" svg:x="5.195cm" svg:y="11.404cm" svg:viewBox="0 0 150 175" svg:d="M150 80c0 0 0 5 0 9s0 4 0 8h-120c0 18 4 31 12 40 13 8 27 12 44 12 4 0 8 0 12 0 9 0 13 0 17 0 5 0 9-4 13-4s9 0 13 0v21c-9 4-17 4-30 4-8 5-17 5-29 5-13 0-27 0-40-5-8-4-16-12-25-16-4-9-8-17-13-30-4-9-4-22-4-35s0-26 4-34c5-13 9-21 13-30 9-8 17-12 25-17 9-4 23-8 35-8 9 0 21 4 30 8 8 0 17 9 21 13 9 8 13 17 17 25 0 9 5 22 5 34zM120 76c0-8 0-17-5-21 0-9-4-13-8-17s-9-9-13-9c-4-4-12-4-21-4-4 0-13 0-18 4-4 0-8 5-13 9-4 4-8 8-8 17-4 4-4 13-4 21z">
          <text:p/>
        </draw:path>
        <draw:path draw:style-name="gr8" draw:text-style-name="P8" draw:layer="layout" svg:width="0.144cm" svg:height="0.085cm" svg:x="5.382cm" svg:y="11.442cm" svg:viewBox="0 0 145 86" svg:d="M145 26h-145v-26h145zM145 86h-145v-26h145z">
          <text:p/>
        </draw:path>
        <draw:path draw:style-name="gr9" draw:text-style-name="P9" draw:layer="layout" svg:width="0.098cm" svg:height="0.077cm" svg:x="5.593cm" svg:y="11.34cm" svg:viewBox="0 0 99 78" svg:d="M34 0l-4 78h-25l-5-78zM99 0l-4 78h-27l-4-78z">
          <text:p/>
        </draw:path>
        <draw:path draw:style-name="gr9" draw:text-style-name="P9" draw:layer="layout" svg:width="0.055cm" svg:height="0.055cm" svg:x="5.801cm" svg:y="11.523cm" svg:viewBox="0 0 56 56" svg:d="M27 0c4 0 8 0 12 0 5 4 5 4 9 8 0 0 4 4 4 9 4 4 4 8 4 8 0 4 0 8-4 13 0 4-4 4-4 8-4 4-4 4-9 4-4 6-8 6-12 6-5 0-5 0-9-6-4 0-8 0-8-4-4-4-4-4-10-8 0-5 0-9 0-13 0 0 0-4 0-8 6-5 6-9 10-9 0-4 4-4 8-8 4 0 4 0 9 0z">
          <text:p/>
        </draw:path>
        <draw:path draw:style-name="gr9" draw:text-style-name="P9" draw:layer="layout" svg:width="0.055cm" svg:height="0.055cm" svg:x="5.988cm" svg:y="11.523cm" svg:viewBox="0 0 56 56" svg:d="M25 0c4 0 9 0 14 0 4 4 4 4 8 8 5 0 5 4 5 9 4 4 4 8 4 8 0 4 0 8-4 13 0 4 0 4-5 8-4 4-4 4-8 4-5 6-10 6-14 6s-4 0-8-6c-4 0-9 0-9-4-4-4-4-4-8-8 0-5 0-9 0-13 0 0 0-4 0-8 4-5 4-9 8-9 0-4 5-4 9-8 4 0 4 0 8 0z">
          <text:p/>
        </draw:path>
        <draw:polygon draw:style-name="gr9" draw:text-style-name="P9" draw:layer="layout" svg:width="0.144cm" svg:height="0.272cm" svg:x="6.128cm" svg:y="11.34cm" svg:viewBox="0 0 145 273" draw:points="145,0 29,273 0,273 114,0">
          <text:p/>
        </draw:polygon>
        <draw:path draw:style-name="gr9" draw:text-style-name="P9" draw:layer="layout" svg:width="0.14cm" svg:height="0.238cm" svg:x="6.314cm" svg:y="11.34cm" svg:viewBox="0 0 141 239" svg:d="M0 153c0-13 4-26 4-34 5-13 14-21 18-30 9-8 17-12 26-17 12-4 21-8 34-8 8 0 12 4 17 4 4 0 8 0 17 0v-68h25v234h-25v-29c-9 13-17 21-26 25-8 4-21 9-30 9-12 0-21-5-25-5-9-4-13-12-21-16-5-9-5-17-10-30-4-9-4-22-4-35zM31 153c0 22 4 35 8 48 9 8 13 12 26 12 8 0 17-4 25-8 4-9 13-17 26-30v-77c-9-5-13-5-17-5-5-4-13-4-17-4-17 0-30 4-39 17-8 9-12 26-12 47z">
          <text:p/>
        </draw:path>
        <draw:path draw:style-name="gr9" draw:text-style-name="P9" draw:layer="layout" svg:width="0.14cm" svg:height="0.174cm" svg:x="6.505cm" svg:y="11.404cm" svg:viewBox="0 0 141 175" svg:d="M111 170v-21c-8 9-18 17-26 21-9 0-22 5-30 5-9 0-17 0-26-5-8 0-12-4-16-8-5-4-9-8-9-17-4-4-4-13-4-17 0-17 8-31 17-43 12-9 34-13 59-13h35v-13c0-13-4-17-14-25-4-5-12-9-25-9s-21 0-30 4c-8 0-17 5-29 9v-25c4-5 8-5 12-5s9-4 17-4c4 0 9 0 13-4 8 0 13 0 17 0 13 0 21 0 31 4 4 4 12 4 17 9 8 4 12 12 12 16 5 9 9 17 9 26v115zM111 93h-39c-9 0-13 4-17 4-9 0-13 5-13 5-4 5-8 9-8 13-5 0-5 5-5 13 0 0 0 4 5 9 0 0 0 4 4 8 0 0 4 0 8 4 5 0 9 0 13 0s13 0 21-4c9-4 17-13 31-21z">
          <text:p/>
        </draw:path>
        <draw:path draw:style-name="gr9" draw:text-style-name="P9" draw:layer="layout" svg:width="0.152cm" svg:height="0.225cm" svg:x="6.679cm" svg:y="11.353cm" svg:viewBox="0 0 153 226" svg:d="M153 221c-8 0-12 0-21 5-8 0-13 0-21 0-21 0-35-5-48-17-8-9-17-21-17-44v-85h-46v-25h46v-46l30-9v55h77v25h-77v85c0 9 4 23 14 27 4 4 12 8 25 8 4 0 13 0 17 0 9 0 13-4 21-4z">
          <text:p/>
        </draw:path>
        <draw:path draw:style-name="gr9" draw:text-style-name="P9" draw:layer="layout" svg:width="0.14cm" svg:height="0.174cm" svg:x="6.878cm" svg:y="11.404cm" svg:viewBox="0 0 141 175" svg:d="M115 170l-4-21c-9 9-17 17-25 21-9 0-22 5-30 5-9 0-17 0-25-5-5 0-13-4-17-8-5-4-9-8-9-17 0-4-5-13-5-17 0-17 9-31 22-43 13-9 30-13 55-13h34v-13c0-13-4-17-9-25-8-5-16-9-29-9-9 0-21 0-30 4-8 0-17 5-25 9v-25c0-5 4-5 8-5 5 0 13-4 17-4s9 0 13-4c8 0 13 0 17 0 13 0 21 0 29 4 9 4 13 4 22 9 4 4 8 12 13 16 0 9 4 17 4 26v115zM111 93h-38c-9 0-13 4-17 4s-9 5-13 5c-4 5-8 9-8 13 0 0-4 5-4 13 0 0 4 4 4 9 0 0 0 4 4 8 0 0 4 0 8 4 5 0 9 0 13 0 9 0 13 0 21-4 9-4 21-13 30-21z">
          <text:p/>
        </draw:path>
        <draw:polygon draw:style-name="gr9" draw:text-style-name="P9" draw:layer="layout" svg:width="0.14cm" svg:height="0.272cm" svg:x="7.064cm" svg:y="11.34cm" svg:viewBox="0 0 141 273" draw:points="141,0 26,273 0,273 116,0">
          <text:p/>
        </draw:polygon>
        <draw:path draw:style-name="gr9" draw:text-style-name="P9" draw:layer="layout" svg:width="0.14cm" svg:height="0.237cm" svg:x="7.259cm" svg:y="11.404cm" svg:viewBox="0 0 141 238" svg:d="M141 85c0 13 0 26-4 39s-13 21-17 30c-9 4-17 12-30 12-8 4-17 9-29 9-5 0-13 0-17 0-4-5-10-5-18-5v68h-26v-234h26v30c8-13 18-21 26-26 9-4 21-8 30-8 13 0 21 4 25 8 9 5 13 9 21 17 5 4 9 13 9 26 4 8 4 21 4 34zM111 85c0-9 0-17 0-22-4-8-4-17-8-21 0-4-4-8-8-13-5 0-9-4-17-4-5 0-9 0-13 4 0 0-4 0-9 5-4 4-8 4-12 12-4 5-10 9-18 13v86c8 0 14 0 18 4 8 0 12 0 17 0 17 0 29-4 38-17 8-8 12-25 12-47z">
          <text:p/>
        </draw:path>
        <draw:path draw:style-name="gr9" draw:text-style-name="P9" draw:layer="layout" svg:width="0.157cm" svg:height="0.174cm" svg:x="7.433cm" svg:y="11.404cm" svg:viewBox="0 0 158 175" svg:d="M158 85c0 12-4 26-4 39-5 8-13 17-17 25-10 9-18 13-27 17-8 4-21 9-34 9-12 0-21 0-33-5-9-4-17-12-22-16-8-9-12-17-17-30-4-9-4-22-4-35s0-26 4-38c5-9 9-17 17-26 9-8 17-12 26-17 8-4 21-8 34-8 12 0 21 4 29 8 13 0 17 9 27 13 8 8 12 17 17 30 0 8 4 21 4 34zM127 89c0-13 0-21-4-30 0-8-4-13-8-17-5-8-9-8-17-13-5-4-13-4-22-4-8 0-12 0-21 4-4 5-8 9-12 13-5 9-9 13-9 21-4 9-4 17-4 26 0 8 0 18 4 26 0 9 4 13 9 22 4 4 8 8 17 8 4 4 12 4 16 4 9 0 17 0 26-4 4-4 8-8 13-13 4-8 8-12 8-21 4-9 4-14 4-22z">
          <text:p/>
        </draw:path>
        <draw:path draw:style-name="gr9" draw:text-style-name="P9" draw:layer="layout" svg:width="0.128cm" svg:height="0.174cm" svg:x="7.637cm" svg:y="11.404cm" svg:viewBox="0 0 129 175" svg:d="M129 128c0 4 0 9-5 13 0 4-4 8-8 12-4 5-8 9-13 9-4 4-8 4-12 8-5 0-14 0-18 5-5 0-9 0-17 0-9 0-21 0-30 0-9-5-18-5-26-9v-25c8 4 17 4 26 8 13 0 21 0 30 0 12 0 25 0 30-4 9-4 13-8 13-17 0-4 0-4-4-8 0 0 0-5-4-5-5-4-10-4-14-8-4-5-13-5-26-10-4 0-12-4-21-8-4 0-8-4-13-9-9-4-9-8-13-12-4-5-4-13-4-22 0-4 0-8 4-12 0-9 4-13 8-17 10-4 14-9 23-13 8 0 21-4 33-4 9 0 13 0 23 0 8 4 17 4 25 4v25c-8 0-17 0-25-4-10 0-14 0-23 0-8 0-12 0-17 0-4 4-8 4-12 4-4 5-4 5-9 9 0 4 0 4 0 8 0 5 0 5 0 9 5 0 5 4 9 8 4 0 8 5 12 5 5 4 13 4 22 8 13 4 22 4 26 9 9 4 13 8 17 12 4 0 8 5 8 14 5 4 5 9 5 17z">
          <text:p/>
        </draw:path>
        <draw:path draw:style-name="gr9" draw:text-style-name="P9" draw:layer="layout" svg:width="0.148cm" svg:height="0.225cm" svg:x="7.802cm" svg:y="11.353cm" svg:viewBox="0 0 149 226" svg:d="M149 221c-4 0-12 0-17 5-8 0-18 0-22 0-21 0-38-5-46-17-13-9-17-21-17-44v-85h-47v-25h47v-46l29-9v55h73v25h-73v85c0 9 4 23 9 27 8 4 17 8 29 8 6 0 10 0 18 0 5 0 13-4 17-4z">
          <text:p/>
        </draw:path>
        <draw:path draw:style-name="gr9" draw:text-style-name="P9" draw:layer="layout" svg:width="0.132cm" svg:height="0.17cm" svg:x="8.005cm" svg:y="11.408cm" svg:viewBox="0 0 133 171" svg:d="M133 165h-26v-25c-4 4-8 9-12 13-5 4-9 8-13 8-4 4-9 4-17 10-4 0-8 0-14 0-17 0-30-6-38-18-9-9-13-26-13-43v-110h30v106c0 26 8 38 27 38 4 0 8 0 12 0s9-4 9-8c4 0 8-4 12-9 5-4 9-8 17-17v-110h26z">
          <text:p/>
        </draw:path>
        <draw:path draw:style-name="gr9" draw:text-style-name="P9" draw:layer="layout" svg:width="0.136cm" svg:height="0.169cm" svg:x="8.2cm" svg:y="11.404cm" svg:viewBox="0 0 137 170" svg:d="M0 5h26v30c8-13 21-21 29-26 9-4 17-9 30-9 17 0 31 9 39 18 9 12 13 29 13 51h-30c0-17 0-26-9-34-4-5-9-9-17-9-4 0-9 0-13 4-4 0-8 0-13 5-4 4-8 8-12 12-5 5-9 9-17 18v105h-26z">
          <text:p/>
        </draw:path>
        <draw:path draw:style-name="gr9" draw:text-style-name="P9" draw:layer="layout" svg:width="0.136cm" svg:height="0.174cm" svg:x="8.374cm" svg:y="11.404cm" svg:viewBox="0 0 137 175" svg:d="M111 170v-21c-8 9-17 17-25 21-13 0-21 5-31 5-13 0-17 0-25-5-9 0-13-4-17-8s-9-8-9-17c-4-4-4-13-4-17 0-17 4-31 17-43 13-9 34-13 56-13h38v-13c0-13-4-17-12-25-5-5-13-9-30-9-10 0-18 0-27 4-8 0-17 5-29 9v-25c4-5 8-5 12-5 5 0 9-4 13-4 9 0 13 0 17-4 4 0 14 0 18 0 9 0 21 0 26 4 8 4 17 4 21 9 8 4 13 12 13 16 4 9 4 17 4 26v115zM111 93h-38c-8 0-14 4-22 4-4 0-9 5-13 5 0 5-4 9-4 13-4 0-4 5-4 13 0 0 0 4 4 9 0 0 0 4 4 8 0 0 4 0 9 4 4 0 8 0 12 0 6 0 14 0 23-4 8-4 17-13 29-21z">
          <text:p/>
        </draw:path>
        <draw:polygon draw:style-name="gr9" draw:text-style-name="P9" draw:layer="layout" svg:width="0.131cm" svg:height="0.233cm" svg:x="8.569cm" svg:y="11.34cm" svg:viewBox="0 0 132 234" draw:points="56,26 4,26 4,0 82,0 82,213 132,213 132,234 0,234 0,213 56,213">
          <text:p/>
        </draw:polygon>
        <draw:polygon draw:style-name="gr9" draw:text-style-name="P9" draw:layer="layout" svg:width="0.101cm" svg:height="0.029cm" svg:x="8.767cm" svg:y="11.468cm" svg:viewBox="0 0 102 30" draw:points="0,0 102,0 102,30 0,30">
          <text:p/>
        </draw:polygon>
        <draw:path draw:style-name="gr9" draw:text-style-name="P9" draw:layer="layout" svg:width="0.127cm" svg:height="0.174cm" svg:x="8.942cm" svg:y="11.404cm" svg:viewBox="0 0 128 175" svg:d="M128 128c0 4 0 9 0 13-4 4-4 8-8 12-5 5-9 9-13 9-4 4-9 4-13 8-8 0-13 0-17 5-4 0-13 0-17 0-13 0-21 0-29 0-13-5-23-5-31-9v-25c8 4 22 4 31 8 8 0 21 0 29 0 13 0 21 0 30-4 8-4 8-8 8-17 0-4 0-4 0-8l-4-5c-4-4-8-4-13-8-8-4-17-4-25-10-9 0-13-4-21-8-4 0-13-4-17-8-4-5-10-9-10-13-4-4-4-13-4-21 0-5 0-9 0-13 4-9 10-13 14-17s13-8 21-13c8 0 21-4 34-4 4 0 13 0 21 0 9 4 17 4 26 4v26c-9 0-17 0-26-5-8 0-17 0-21 0-9 0-13 0-21 0-5 5-9 5-9 5-4 4-8 4-8 8s0 4 0 9c0 4 0 4 0 8 0 0 4 4 8 9 0 0 4 4 13 4 4 4 13 4 21 8 9 5 17 5 26 9 4 4 12 8 17 12 4 0 4 6 8 14 0 4 0 9 0 17z">
          <text:p/>
        </draw:path>
        <draw:polygon draw:style-name="gr9" draw:text-style-name="P9" draw:layer="layout" svg:width="0.173cm" svg:height="0.165cm" svg:x="9.108cm" svg:y="11.408cm" svg:viewBox="0 0 174 166" draw:points="174,0 149,166 114,166 88,98 84,82 80,98 55,166 21,166 0,0 25,0 42,116 42,141 50,116 76,42 97,42 122,116 127,137 131,116 143,0">
          <text:p/>
        </draw:polygon>
        <draw:path draw:style-name="gr9" draw:text-style-name="P9" draw:layer="layout" svg:width="0.139cm" svg:height="0.174cm" svg:x="9.307cm" svg:y="11.404cm" svg:viewBox="0 0 140 175" svg:d="M115 170v-21c-13 9-21 17-30 21-8 0-18 5-30 5-9 0-17 0-26-5-4 0-12-4-17-8-4-4-4-8-8-17 0-4-4-13-4-17 0-17 8-31 21-43 13-9 30-13 56-13h34v-13c0-13-4-17-9-25-8-5-17-9-30-9-9 0-17 0-30 4-8 0-17 5-25 9v-25c4-5 8-5 12-5 5 0 9-4 13-4s9 0 17-4c4 0 8 0 13 0 13 0 22 0 30 4 9 4 13 4 22 9 4 4 8 12 12 16 0 9 4 17 4 26v115zM111 93h-39c-5 0-13 4-17 4s-9 5-13 5c-4 5-4 9-8 13 0 0 0 5 0 13 0 0 0 4 0 9 0 0 4 4 4 8 4 0 4 0 8 4 5 0 9 0 13 0 8 0 18 0 26-4 9-4 17-13 26-21z">
          <text:p/>
        </draw:path>
        <draw:path draw:style-name="gr9" draw:text-style-name="P9" draw:layer="layout" svg:width="0.165cm" svg:height="0.237cm" svg:x="9.485cm" svg:y="11.408cm" svg:viewBox="0 0 166 238" svg:d="M166 0l-59 150c-5 16-13 29-17 38-9 12-13 21-21 29-9 4-17 13-26 13-8 4-17 8-30 8 0 0-4 0-8-4h-5v-25h5c4 0 8 4 12 4 5 0 9-4 13-4 5 0 9-4 13-9 4-4 9-8 13-12 4-5 8-13 13-22l-69-166h35l42 111 8 26 9-26 38-111z">
          <text:p/>
        </draw:path>
        <draw:path draw:style-name="gr9" draw:text-style-name="P9" draw:layer="layout" svg:width="0.055cm" svg:height="0.055cm" svg:x="9.726cm" svg:y="11.523cm" svg:viewBox="0 0 56 56" svg:d="M26 0c4 0 8 0 13 0 0 4 5 4 9 8 0 0 4 4 4 9 0 4 4 8 4 8 0 4-4 8-4 13 0 4-4 4-4 8-4 4-9 4-9 4-5 6-9 6-13 6s-9 0-9-6c-4 0-8 0-8-4-4-4-9-4-9-8 0-5 0-9 0-13 0 0 0-4 0-8 0-5 5-9 9-9 0-4 4-4 8-8 0 0 5 0 9 0z">
          <text:p/>
        </draw:path>
        <draw:path draw:style-name="gr9" draw:text-style-name="P9" draw:layer="layout" svg:width="0.148cm" svg:height="0.225cm" svg:x="9.858cm" svg:y="11.353cm" svg:viewBox="0 0 149 226" svg:d="M149 221c-4 0-13 0-18 5-8 0-17 0-21 0-21 0-38-5-47-17-13-9-17-21-17-44v-85h-46v-25h46v-46l30-9v55h73v25h-73v85c0 9 0 23 9 27 4 4 16 8 29 8 4 0 9 0 17 0 5 0 14-4 18-4z">
          <text:p/>
        </draw:path>
        <draw:polygon draw:style-name="gr9" draw:text-style-name="P9" draw:layer="layout" svg:width="0.166cm" svg:height="0.165cm" svg:x="10.044cm" svg:y="11.408cm" svg:viewBox="0 0 167 166" draw:points="167,166 128,166 85,103 38,166 0,166 68,86 4,0 42,0 85,65 128,0 167,0 102,86">
          <text:p/>
        </draw:polygon>
        <draw:path draw:style-name="gr9" draw:text-style-name="P9" draw:layer="layout" svg:width="0.152cm" svg:height="0.225cm" svg:x="10.231cm" svg:y="11.353cm" svg:viewBox="0 0 153 226" svg:d="M153 221c-8 0-17 0-21 5-8 0-17 0-21 0-21 0-38-5-47-17-13-9-17-21-17-44v-85h-47v-25h47v-46l30-9v55h76v25h-76v85c0 9 4 23 8 27 9 4 17 8 30 8 4 0 9 0 17 0 4 0 13-4 21-4z">
          <text:p/>
        </draw:path>
        <draw:path draw:style-name="gr9" draw:text-style-name="P9" draw:layer="layout" svg:width="0.102cm" svg:height="0.077cm" svg:x="10.451cm" svg:y="11.34cm" svg:viewBox="0 0 103 78" svg:d="M35 0l-4 78h-26l-5-78zM103 0l-4 78h-30l-4-78z">
          <text:p/>
        </draw:path>
        <draw:path draw:style-name="gr7" draw:text-style-name="P7" draw:layer="layout" svg:width="0.081cm" svg:height="0.11cm" svg:x="10.633cm" svg:y="11.523cm" svg:viewBox="0 0 82 111" svg:d="M0 85c9 0 13 0 17 0 5 0 9-5 13-5 4-4 8-8 13-8 0-5 5-9 5-13s-5-9-5-13-5-4-5-8c-4 0-4-4-8-9 0 0 0-4 0-8s0-4 0-9c0-4 4-4 4-8 4 0 4-4 9-4 0 0 5 0 9 0s9 0 13 0c4 4 4 4 8 8 5 4 5 9 9 13 0 4 0 8 0 17 0 8 0 17-4 25-5 9-9 17-17 27-5 4-13 8-27 12-8 4-21 9-34 9z">
          <text:p/>
        </draw:path>
        <draw:path draw:style-name="gr8" draw:text-style-name="P8" draw:layer="layout" svg:width="0.131cm" svg:height="0.174cm" svg:x="4.64cm" svg:y="11.908cm" svg:viewBox="0 0 132 175" svg:d="M132 166c-8 0-17 5-25 5-9 0-13 4-21 4-30 0-47-9-64-25-14-13-22-35-22-61 0-12 4-25 8-38 5-8 10-17 18-25 4-9 13-13 26-17 8-5 21-9 34-9 8 0 17 0 25 4 4 0 13 0 21 5v25c-8 0-17-4-21-4-8-4-17-4-25-4-9 0-13 0-21 4-5 4-13 8-18 13-4 4-8 12-12 17 0 8-5 17-5 29 0 17 5 35 17 44 9 12 22 17 39 17 8 0 17 0 25-5 4 0 13-4 21-8z">
          <text:p/>
        </draw:path>
        <draw:path draw:style-name="gr8" draw:text-style-name="P8" draw:layer="layout" svg:width="0.157cm" svg:height="0.174cm" svg:x="4.818cm" svg:y="11.908cm" svg:viewBox="0 0 158 175" svg:d="M158 85c0 13-5 25-9 35-4 13-8 21-12 30-9 8-17 12-26 16-13 5-22 9-35 9s-25-4-34-9c-8 0-17-8-25-12-4-9-9-17-13-30-4-9-4-22-4-35 0-12 0-25 4-38 4-8 9-17 17-25 4-9 13-13 25-22 9-4 22-4 30-4 13 0 27 0 35 4 9 5 17 9 26 18 4 8 8 16 12 25 4 13 9 25 9 38zM128 85c0-8-4-17-4-25-4-9-9-13-13-22-4-4-8-8-13-8-9-4-14-4-22-4s-17 0-21 4c-9 4-13 8-17 13-4 4-4 12-9 21 0 8 0 13 0 21 0 13 0 21 0 30 5 9 9 13 13 18 4 8 9 8 13 12 8 5 13 5 21 5s17 0 22-5c9-4 13-8 17-12 5-9 5-13 9-23 0-8 4-16 4-25z">
          <text:p/>
        </draw:path>
        <draw:polygon draw:style-name="gr8" draw:text-style-name="P8" draw:layer="layout" svg:width="0.132cm" svg:height="0.233cm" svg:x="5.017cm" svg:y="11.845cm" svg:viewBox="0 0 133 234" draw:points="56,21 4,21 4,0 86,0 86,208 133,208 133,234 0,234 0,208 56,208">
          <text:p/>
        </draw:polygon>
        <draw:polygon draw:style-name="gr8" draw:text-style-name="P8" draw:layer="layout" svg:width="0.19cm" svg:height="0.025cm" svg:x="5.173cm" svg:y="12.12cm" svg:viewBox="0 0 191 26" draw:points="0,0 191,0 191,26 0,26">
          <text:p/>
        </draw:polygon>
        <draw:path draw:style-name="gr8" draw:text-style-name="P8" draw:layer="layout" svg:width="0.148cm" svg:height="0.225cm" svg:x="5.373cm" svg:y="11.857cm" svg:viewBox="0 0 149 226" svg:d="M149 217c-4 5-12 5-21 5-4 0-13 4-21 4-17 0-34-9-47-17-8-8-12-21-12-42v-90h-48v-22h48v-46l29-9v55h72v22h-72v85c0 13 0 22 9 30 4 4 17 9 25 9 9 0 13 0 21-5 5 0 13 0 17 0z">
          <text:p/>
        </draw:path>
        <draw:path draw:style-name="gr8" draw:text-style-name="P8" draw:layer="layout" svg:width="0.165cm" svg:height="0.234cm" svg:x="5.56cm" svg:y="11.912cm" svg:viewBox="0 0 166 235" svg:d="M166 0l-60 150c-5 12-13 29-17 38-9 13-13 21-22 26-8 8-16 12-25 16-8 5-17 5-30 5 0 0-4 0-8 0h-4v-26c0 0 4 0 8 0 0 0 4 0 9 0 4 0 8 0 12 0 5-4 9-4 13-8 4-5 9-9 13-13 4-9 8-13 12-21l-67-167h34l42 112 8 25 9-25 38-112z">
          <text:p/>
        </draw:path>
        <draw:path draw:style-name="gr8" draw:text-style-name="P8" draw:layer="layout" svg:width="0.14cm" svg:height="0.238cm" svg:x="5.763cm" svg:y="11.908cm" svg:viewBox="0 0 141 239" svg:d="M141 86c0 13 0 25-4 38-5 9-9 21-17 26-9 8-17 12-26 16-12 5-21 5-34 5-4 0-8 0-16 0-5 0-9 0-13 0v68h-31v-235h27v26c8-8 17-17 25-21 13-5 21-9 34-9 8 0 17 0 25 4 4 5 13 13 17 18 4 8 9 16 9 29 4 9 4 22 4 35zM111 86c0-8 0-17 0-26 0-5-4-13-8-17 0-5-4-9-9-13-4-4-8-4-17-4-4 0-4 0-8 0-4 4-9 4-13 8-4 0-8 4-12 9-5 4-9 12-13 17v81c4 4 8 4 13 4 8 5 12 5 21 5 12 0 25-5 34-17 8-9 12-26 12-47z">
          <text:p/>
        </draw:path>
        <draw:path draw:style-name="gr8" draw:text-style-name="P8" draw:layer="layout" svg:width="0.148cm" svg:height="0.174cm" svg:x="5.941cm" svg:y="11.908cm" svg:viewBox="0 0 149 175" svg:d="M149 77c0 4 0 8 0 12 0 0 0 5 0 9h-119c0 17 4 30 17 39 9 8 22 13 39 13 4 0 13 0 17 0s8 0 13 0c4-5 8-5 12-5s9 0 13-4v25c-9 0-17 5-25 5-13 4-22 4-34 4-13 0-26-4-35-9-13-4-21-8-26-16-8-5-13-13-17-26 0-14-4-22-4-39 0-8 4-21 4-30 4-12 9-21 17-29 5-9 13-13 22-17 13-5 22-9 34-9 13 0 22 0 30 4 9 5 17 9 25 18 5 8 9 12 13 25 4 8 4 17 4 30zM120 72c0-4 0-12-4-21 0-4-5-8-9-13 0-4-4-8-13-12-4 0-12-4-17-4-8 0-12 4-16 4-10 4-14 8-18 12 0 5-5 9-9 13 0 9-4 17-4 21z">
          <text:p/>
        </draw:path>
        <draw:path draw:style-name="gr8" draw:text-style-name="P8" draw:layer="layout" svg:width="0.127cm" svg:height="0.174cm" svg:x="6.14cm" svg:y="11.908cm" svg:viewBox="0 0 128 175" svg:d="M128 124c0 9 0 13-4 17 0 4-4 9-8 13 0 4-4 4-9 8-4 4-12 4-17 9-4 0-8 0-17 0-4 4-8 4-12 4-13 0-21 0-34-4-10 0-18 0-27-5v-25c9 4 17 4 31 4 9 5 17 5 26 5 16 0 25 0 33-5 5-4 9-12 9-17 0-4 0-8 0-8-4-5-4-5-9-10 0 0-4-4-12-4-5-4-13-4-21-8-9-4-17-4-22-9-8-4-13-4-18-8-4-4-8-9-13-17 0-4-4-9-4-17 0-4 4-9 4-13 5-8 5-12 13-17 5-4 14-8 23-13 8-4 17-4 29-4 9 0 17 0 26 0 4 0 12 4 21 4v26c-9 0-17-4-26-4-8 0-12 0-21 0-4 0-12 0-17 0-4 0-8 4-12 4 0 4-5 4-5 8-4 0-4 5-4 9 0 0 0 4 4 8 0 0 0 5 5 5 4 4 8 4 12 8 9 0 13 4 26 9 8 0 17 4 21 8 8 4 13 4 17 9 4 4 8 8 8 12 4 4 4 14 4 18z">
          <text:p/>
        </draw:path>
        <draw:path draw:style-name="gr8" draw:text-style-name="P8" draw:layer="layout" svg:width="0.144cm" svg:height="0.081cm" svg:x="6.318cm" svg:y="11.946cm" svg:viewBox="0 0 145 82" svg:d="M145 27h-145v-27h145zM145 82h-145v-21h145z">
          <text:p/>
        </draw:path>
        <draw:path draw:style-name="gr9" draw:text-style-name="P9" draw:layer="layout" svg:width="0.098cm" svg:height="0.076cm" svg:x="6.53cm" svg:y="11.845cm" svg:viewBox="0 0 99 77" svg:d="M35 0l-4 77h-27l-4-77zM99 0l-5 77h-25l-4-77z">
          <text:p/>
        </draw:path>
        <draw:path draw:style-name="gr9" draw:text-style-name="P9" draw:layer="layout" svg:width="0.131cm" svg:height="0.174cm" svg:x="6.696cm" svg:y="11.908cm" svg:viewBox="0 0 132 175" svg:d="M132 166c-8 0-17 5-25 5-9 0-13 4-21 4-30 0-48-9-65-25-13-13-21-35-21-61 0-12 4-25 8-38 4-8 9-17 17-25 4-9 13-13 25-17 10-5 23-9 36-9 8 0 16 0 25 4 4 0 13 0 21 5v25c-8 0-17-4-21-4-9-4-17-4-25-4-9 0-13 0-22 4-4 4-14 8-18 13-4 4-8 12-13 17 0 8-4 17-4 29 0 17 4 35 17 44 10 12 23 17 40 17 8 0 16 0 25-5 4 0 13-4 21-8z">
          <text:p/>
        </draw:path>
        <draw:path draw:style-name="gr9" draw:text-style-name="P9" draw:layer="layout" svg:width="0.136cm" svg:height="0.17cm" svg:x="6.882cm" svg:y="11.908cm" svg:viewBox="0 0 137 171" svg:d="M0 4h26l4 27c4-4 8-8 12-13 5-4 9-8 13-14 4 0 9 0 13-4 5 0 9 0 18 0 17 0 29 4 38 18 9 9 13 26 13 43v110h-30v-106c0-13 0-21-9-30-4-4-8-8-21-8-4 0-4 0-9 0-4 0-9 4-13 8-4 0-4 4-13 9 0 4-8 8-12 17v110h-30z">
          <text:p/>
        </draw:path>
        <draw:path draw:style-name="gr9" draw:text-style-name="P9" draw:layer="layout" svg:width="0.135cm" svg:height="0.17cm" svg:x="7.069cm" svg:y="11.908cm" svg:viewBox="0 0 136 171" svg:d="M0 4h26l4 27c5-4 9-8 13-13 4-4 8-8 13-14 4 0 8 0 12-4 5 0 13 0 17 0 17 0 30 4 38 18 9 9 13 26 13 43v110h-30v-106c0-13 0-21-8-30-4-4-8-8-21-8-4 0-4 0-9 0-4 0-8 4-12 8 0 0-5 4-9 9-4 4-12 8-17 17v110h-30z">
          <text:p/>
        </draw:path>
        <draw:path draw:style-name="gr9" draw:text-style-name="P9" draw:layer="layout" svg:width="0.098cm" svg:height="0.076cm" svg:x="7.276cm" svg:y="11.845cm" svg:viewBox="0 0 99 77" svg:d="M34 0l-4 77h-26l-4-77zM99 0l-5 77h-25l-4-77z">
          <text:p/>
        </draw:path>
        <draw:path draw:style-name="gr7" draw:text-style-name="P7" draw:layer="layout" svg:width="0.093cm" svg:height="0.314cm" svg:x="7.463cm" svg:y="11.832cm" svg:viewBox="0 0 94 315" svg:d="M17 0c52 46 77 98 77 157 0 13-4 25-4 38-4 13-9 26-13 39s-13 25-25 42c-9 13-21 26-35 39l-17-17c21-22 35-43 47-64 9-26 17-52 17-77 0-51-21-98-64-140z">
          <text:p/>
        </draw:path>
        <draw:path draw:style-name="gr6" draw:text-style-name="P6" draw:layer="layout" svg:width="0.135cm" svg:height="0.169cm" svg:x="4.267cm" svg:y="12.413cm" svg:viewBox="0 0 136 170" svg:d="M0 0h25v30c9-8 13-12 17-17 5-5 9-5 13-9 4 0 8-4 13-4 4 0 8 0 12 0 17 0 30 4 44 13 8 13 12 26 12 47v110h-30v-106c0-13-4-25-9-29-4-9-12-9-21-9-4 0-8 0-8 0-5 0-9 4-13 4-4 5-8 9-13 13-4 4-8 8-12 17v110h-30z">
          <text:p/>
        </draw:path>
        <draw:path draw:style-name="gr6" draw:text-style-name="P6" draw:layer="layout" svg:width="0.136cm" svg:height="0.169cm" svg:x="4.449cm" svg:y="12.413cm" svg:viewBox="0 0 137 170" svg:d="M111 170v-25c-8 13-17 17-25 21-14 4-22 4-31 4-8 0-17 0-25 0-9-4-13-8-17-12-5-5-9-9-9-13-4-9-4-13-4-21 0-17 8-30 17-39 13-8 34-12 55-12h39v-17c0-9-4-17-12-21-5-9-13-9-27-9-12 0-21 0-30 0-8 4-17 4-29 9v-27c4 0 8 0 12-4 5 0 9 0 17 0 5-4 9-4 13-4 9 0 13 0 17 0 10 0 22 0 31 4 4 0 13 4 17 9 8 5 12 9 12 17 5 9 5 13 5 26v114zM111 94h-39c-8 0-12 0-17 0-8 4-13 4-13 8-4 0-8 5-8 9-4 4-4 8-4 13 0 4 0 4 4 8 0 4 0 4 4 9 0 4 4 4 9 4 4 4 8 4 13 4 4 0 12-4 22-8 8-5 17-9 29-17z">
          <text:p/>
        </draw:path>
        <draw:path draw:style-name="gr6" draw:text-style-name="P6" draw:layer="layout" svg:width="0.157cm" svg:height="0.169cm" svg:x="4.627cm" svg:y="12.413cm" svg:viewBox="0 0 158 170" svg:d="M133 170v-119c0-8 0-12 0-12 0-4 0-9 0-9-6-4-6-4-6-4l-4-4c-4 0-4 4-8 4l-5 4c-4 5-4 9-8 13 0 4-4 13-9 17v110h-25v-119c0-4 0-8 0-12s-4-9-4-9c0-4 0-4 0-4-5 0-5-4-9-4l-4 4-4 4c-5 5-5 9-9 13s-4 13-8 17v110h-30v-170h25v35c5-9 5-13 9-17 4-5 4-10 8-10 5-4 5-8 9-8s8 0 13 0c8 0 13 0 17 8 8 5 8 14 8 27 4-5 4-9 9-13 4-4 4-9 8-14 4-4 4-4 9-8 4 0 8 0 12 0 22 0 31 18 31 47v123z">
          <text:p/>
        </draw:path>
        <draw:path draw:style-name="gr6" draw:text-style-name="P6" draw:layer="layout" svg:width="0.144cm" svg:height="0.169cm" svg:x="4.822cm" svg:y="12.413cm" svg:viewBox="0 0 145 170" svg:d="M145 77c0 4 0 8 0 8 0 5 0 9 0 9h-114c0 17 4 30 12 42 9 9 26 13 43 13 4 0 8 0 13 0 4 0 12-4 17-4 4 0 8 0 12 0 5 0 9-4 9-4v25c-4 0-17 4-26 4-8 0-21 0-30 0-16 0-25 0-38-4-8-4-17-8-25-17-4-8-13-17-13-25-5-13-5-26-5-39 0-12 0-21 5-34 5-8 9-16 13-25 8-8 17-18 25-22 9-4 22-4 30-4 13 0 26 0 34 4 9 4 17 9 21 18 9 4 13 13 13 21 4 13 4 21 4 34zM116 73c0-9 0-13 0-22-5-4-5-8-9-12-4-9-8-9-13-13-8-4-13-4-21-4-4 0-13 0-17 4s-8 4-13 9c-4 8-8 12-8 16-4 9-4 13-4 22z">
          <text:p/>
        </draw:path>
        <draw:path draw:style-name="gr6" draw:text-style-name="P6" draw:layer="layout" svg:width="0.127cm" svg:height="0.169cm" svg:x="5.017cm" svg:y="12.413cm" svg:viewBox="0 0 128 170" svg:d="M128 124c0 4 0 12 0 17-5 4-5 8-9 12-4 5-9 5-13 9-4 0-9 4-13 4-8 4-13 4-17 4s-12 0-17 0c-12 0-21 0-29 0-9 0-21-4-30-4v-25c13 0 21 4 30 4 8 4 21 4 29 4 13 0 26-4 30-8 8-5 8-9 8-13s0-9 0-9c0-4-4-4-4-8-4 0-8-4-13-9-8 0-16-4-25-4-8-4-13-8-21-8-4-5-13-9-17-13-4 0-8-9-8-13-5-4-5-8-5-17 0-4 0-8 5-17 0-4 4-8 8-12 4-5 13-10 21-14 9-4 21-4 34-4 4 0 13 0 21 0 9 0 17 0 26 4v26c-9-4-17-4-26-4-8 0-17-4-21-4-8 0-13 4-17 4-8 0-13 0-13 4-4 0-8 5-8 5 0 4 0 8 0 8 0 4 0 8 0 8 0 5 4 5 8 9 0 4 5 4 13 8 4 0 13 5 21 5 9 4 17 8 26 12 4 0 13 5 17 9s4 8 9 13c0 4 0 12 0 17z">
          <text:p/>
        </draw:path>
        <draw:path draw:style-name="gr7" draw:text-style-name="P7" draw:layer="layout" svg:width="0.093cm" svg:height="0.318cm" svg:x="5.225cm" svg:y="12.332cm" svg:viewBox="0 0 94 319" svg:d="M77 319c-52-47-77-97-77-158 0-13 0-25 4-38s8-30 13-42c4-13 12-26 26-38 9-13 21-26 34-43l17 17c-42 43-65 93-65 144 0 26 6 52 18 73 9 26 26 47 47 68z">
          <text:p/>
        </draw:path>
        <draw:path draw:style-name="gr7" draw:text-style-name="P7" draw:layer="layout" svg:width="0.131cm" svg:height="0.169cm" svg:x="5.39cm" svg:y="12.413cm" svg:viewBox="0 0 132 170" svg:d="M132 124c0 4 0 12-4 17 0 4-4 8-8 12-5 5-9 5-13 9-4 0-9 4-13 4-4 4-12 4-17 4-4 0-8 0-17 0-8 0-22 0-30 0-9 0-17-4-30-4v-25c13 0 21 4 30 4 12 4 22 4 30 4 13 0 26-4 30-8 8-5 13-9 13-13s0-9-5-9c0-4 0-4-4-8-4 0-8-4-12-9-5 0-13-4-26-4-4-4-14-8-22-8-4-5-8-9-13-13-8 0-8-9-12-13-5-4-5-8-5-17 0-4 0-8 5-17 0-4 4-8 8-12 9-5 13-10 21-14 10-4 22-4 35-4 9 0 13 0 21 0 9 0 17 0 26 4v26c-9-4-17-4-26-4-8 0-17-4-21-4-8 0-13 4-17 4s-8 0-14 4c-4 0-4 5-8 5 0 4 0 8 0 8 0 4 0 8 0 8 4 5 4 5 8 9 6 4 10 4 14 8 4 0 13 5 21 5 13 4 17 8 26 12 8 0 12 5 17 9 4 4 8 8 8 13 4 4 4 12 4 17z">
          <text:p/>
        </draw:path>
        <draw:polygon draw:style-name="gr7" draw:text-style-name="P7" draw:layer="layout" svg:width="0.174cm" svg:height="0.169cm" svg:x="5.555cm" svg:y="12.413cm" svg:viewBox="0 0 175 170" draw:points="175,0 150,170 116,170 90,98 86,81 82,102 60,170 26,170 0,0 30,0 43,115 47,141 51,119 78,43 99,43 124,119 133,141 133,115 145,0">
          <text:p/>
        </draw:polygon>
        <draw:path draw:style-name="gr7" draw:text-style-name="P7" draw:layer="layout" svg:width="0.135cm" svg:height="0.169cm" svg:x="5.759cm" svg:y="12.413cm" svg:viewBox="0 0 136 170" svg:d="M110 170v-25c-8 13-17 17-30 21-8 4-17 4-29 4-9 0-17 0-21 0-9-4-13-8-17-12-5-5-9-9-13-13 0-9 0-13 0-21 0-17 4-30 17-39 13-8 30-12 55-12h34v-17c0-9 0-17-9-21-4-9-17-9-29-9-9 0-17 0-26 0-8 4-21 4-29 9v-27c4 0 8 0 12-4 5 0 9 0 13 0 4-4 13-4 17-4s8 0 17 0c8 0 17 0 25 4 9 0 18 4 22 9 5 5 9 9 13 17 4 9 4 13 4 26v114zM106 94h-34c-9 0-17 0-21 0-4 4-9 4-13 8-4 0-4 5-4 9-4 4-4 8-4 13 0 4 0 4 0 8 4 4 4 4 4 9 4 4 8 4 8 4 5 4 9 4 17 4 4 0 13-4 21-8 9-5 17-9 26-17z">
          <text:p/>
        </draw:path>
        <draw:path draw:style-name="gr7" draw:text-style-name="P7" draw:layer="layout" svg:width="0.165cm" svg:height="0.237cm" svg:x="5.933cm" svg:y="12.413cm" svg:viewBox="0 0 166 238" svg:d="M166 0l-59 153c-5 13-9 26-18 38-5 9-13 22-21 26-5 8-13 13-22 17-8 4-21 4-30 4-4 0-8 0-8 0-4 0-4 0-8 0v-25c0 0 4 0 8 0 0 0 4 0 8 0 5 0 9 0 13-5 9 0 13 0 17-4 0-4 5-8 9-17 4-4 8-8 13-17l-68-170h34l42 111 8 30 10-30 38-111z">
          <text:p/>
        </draw:path>
        <draw:path draw:style-name="gr7" draw:text-style-name="P7" draw:layer="layout" svg:width="0.093cm" svg:height="0.318cm" svg:x="6.153cm" svg:y="12.332cm" svg:viewBox="0 0 94 319" svg:d="M17 0c52 51 77 102 77 161 0 9 0 21-4 35 0 13-4 30-13 43-4 12-12 25-21 38-12 17-26 29-39 42l-17-17c21-21 39-42 48-68 12-21 17-47 17-73 0-51-21-97-65-140z">
          <text:p/>
        </draw:path>
        <draw:polygon draw:style-name="gr7" draw:text-style-name="P7" draw:layer="layout" svg:width="0.131cm" svg:height="0.186cm" svg:x="6.505cm" svg:y="12.396cm" svg:viewBox="0 0 132 187" draw:points="132,170 115,187 0,93 115,0 132,21 42,93">
          <text:p/>
        </draw:polygon>
        <draw:polygon draw:style-name="gr7" draw:text-style-name="P7" draw:layer="layout" svg:width="0.101cm" svg:height="0.03cm" svg:x="6.714cm" svg:y="12.475cm" svg:viewBox="0 0 102 31" draw:points="0,0 102,0 102,31 0,31">
          <text:p/>
        </draw:polygon>
        <draw:path draw:style-name="gr6" draw:text-style-name="P6" draw:layer="layout" svg:width="0.148cm" svg:height="0.22cm" svg:x="7.056cm" svg:y="12.362cm" svg:viewBox="0 0 149 221" svg:d="M149 217c-4 4-13 4-21 4-4 0-14 0-22 0-21 0-34-4-47-12-8-9-12-26-12-43v-89h-47v-26h47v-43l29-8v51h73v26h-73v85c0 13 0 21 9 25 4 9 17 13 25 13s14-4 22-4c4 0 13 0 17-4z">
          <text:p/>
        </draw:path>
        <draw:path draw:style-name="gr6" draw:text-style-name="P6" draw:layer="layout" svg:width="0.156cm" svg:height="0.169cm" svg:x="7.247cm" svg:y="12.413cm" svg:viewBox="0 0 157 170" svg:d="M157 85c0 13-4 26-4 34-4 13-13 22-17 30-8 9-17 13-25 17-9 4-21 4-34 4s-21 0-34-4c-8-4-17-8-21-17-9-4-13-17-18-25-4-13-4-22-4-39 0-12 0-25 4-34 5-12 9-21 18-29 8-4 17-14 25-18 9-4 21-4 34-4s21 0 30 4c12 4 17 9 25 18 9 8 13 17 17 25 0 13 4 26 4 38zM128 85c0-8 0-17-5-25 0-9-4-17-8-21s-8-9-17-13c-4 0-13 0-21 0-9 0-13 0-21 4-4 5-9 9-13 13s-8 13-8 21c-5 4-5 13-5 21 0 13 0 22 5 26 0 8 4 17 8 21s9 9 17 13c4 0 13 4 17 4 8 0 17-4 25-4 5-4 9-9 13-17 4-4 8-13 8-17 5-9 5-17 5-26z">
          <text:p/>
        </draw:path>
        <draw:polygon draw:style-name="gr6" draw:text-style-name="P6" draw:layer="layout" svg:width="0.135cm" svg:height="0.237cm" svg:x="7.446cm" svg:y="12.345cm" svg:viewBox="0 0 136 238" draw:points="56,25 4,25 4,0 86,0 86,213 136,213 136,238 0,238 0,213 56,213">
          <text:p/>
        </draw:polygon>
        <draw:path draw:style-name="gr6" draw:text-style-name="P6" draw:layer="layout" svg:width="0.157cm" svg:height="0.169cm" svg:x="7.619cm" svg:y="12.413cm" svg:viewBox="0 0 158 170" svg:d="M158 85c0 13 0 26-4 34-4 13-8 22-17 30-8 9-17 13-25 17-10 4-22 4-35 4s-21 0-30-4c-12-4-17-8-25-17-9-4-13-17-17-25 0-13-5-22-5-39 0-12 5-25 5-34 4-12 13-21 17-29 8-4 17-14 25-18 9-4 21-4 34-4s21 0 35 4c9 4 17 9 21 18 9 8 13 17 17 25 4 13 4 26 4 38zM129 85c0-8 0-17-4-25 0-9-5-17-9-21s-8-9-18-13c-4 0-13 0-17 0-8 0-17 0-25 4-4 5-9 9-13 13s-8 13-8 21c-5 4-5 13-5 21 0 13 0 22 5 26 0 8 4 17 8 21s9 9 17 13c4 0 13 4 21 4 9 0 13-4 21-4 6-4 10-9 14-17 4-4 9-13 9-17 4-9 4-17 4-26z">
          <text:p/>
        </draw:path>
        <draw:polygon draw:style-name="gr6" draw:text-style-name="P6" draw:layer="layout" svg:width="0.173cm" svg:height="0.169cm" svg:x="7.798cm" svg:y="12.413cm" svg:viewBox="0 0 174 170" draw:points="174,0 153,170 115,170 94,98 90,81 81,102 59,170 25,170 0,0 29,0 42,115 46,141 51,119 77,43 98,43 124,119 132,141 136,115 149,0">
          <text:p/>
        </draw:polygon>
        <draw:path draw:style-name="gr6" draw:text-style-name="P6" draw:layer="layout" svg:width="0.148cm" svg:height="0.169cm" svg:x="7.997cm" svg:y="12.413cm" svg:viewBox="0 0 149 170" svg:d="M149 77c0 4 0 8 0 8 0 5 0 9 0 9h-120c0 17 9 30 17 42 9 9 22 13 44 13 4 0 8 0 13 0 4 0 8-4 12-4 5 0 9 0 13 0s9-4 13-4v25c-9 0-17 4-26 4-12 0-21 0-29 0-18 0-31 0-40-4-12-4-21-8-25-17-9-8-13-17-17-25 0-13-4-26-4-39 0-12 4-21 4-34 4-8 8-16 17-25 8-8 13-18 25-22 9-4 18-4 31-4s21 0 30 4c13 4 17 9 25 18 5 4 9 13 13 21 4 13 4 21 4 34zM120 73c0-9 0-13 0-22-5-4-5-8-9-12-4-9-8-9-17-13-4-4-8-4-17-4s-13 0-18 4c-4 4-13 4-13 9-4 8-8 12-12 16 0 9 0 13-5 22z">
          <text:p/>
        </draw:path>
        <draw:path draw:style-name="gr6" draw:text-style-name="P6" draw:layer="layout" svg:width="0.136cm" svg:height="0.169cm" svg:x="8.2cm" svg:y="12.413cm" svg:viewBox="0 0 137 170" svg:d="M0 0h26v35c8-13 21-22 29-27 9-8 17-8 30-8 17 0 31 4 39 18 9 8 13 25 13 46h-30c0-13 0-21-5-29-4-9-13-9-21-9-4 0-9 0-13 0s-8 4-13 9c-4 0-8 4-12 8-5 8-9 13-13 17v110h-30z">
          <text:p/>
        </draw:path>
        <draw:path draw:style-name="gr7" draw:text-style-name="P7" draw:layer="layout" svg:width="0.093cm" svg:height="0.318cm" svg:x="8.404cm" svg:y="12.332cm" svg:viewBox="0 0 94 319" svg:d="M77 319c-51-47-77-97-77-158 0-13 0-25 4-38 0-13 4-30 14-42 4-13 12-26 21-38 13-13 25-26 38-43l17 17c-42 43-64 93-64 144 0 26 5 52 17 73 9 26 26 47 47 68z">
          <text:p/>
        </draw:path>
        <draw:path draw:style-name="gr6" draw:text-style-name="P6" draw:layer="layout" svg:width="0.136cm" svg:height="0.169cm" svg:x="8.565cm" svg:y="12.413cm" svg:viewBox="0 0 137 170" svg:d="M0 0h26l4 30c5-8 9-12 13-17s9-5 13-9c4 0 8-4 13-4 4 0 12 0 17 0 16 0 29 4 38 13 8 13 13 26 13 47v110h-30v-106c0-13 0-25-9-29-4-9-8-9-21-9-4 0-4 0-8 0-5 0-9 4-13 4 0 5-4 9-9 13-4 4-12 8-17 17v110h-30z">
          <text:p/>
        </draw:path>
        <draw:path draw:style-name="gr6" draw:text-style-name="P6" draw:layer="layout" svg:width="0.14cm" svg:height="0.169cm" svg:x="8.747cm" svg:y="12.413cm" svg:viewBox="0 0 141 170" svg:d="M115 170v-25c-12 13-21 17-29 21-10 4-18 4-31 4-8 0-17 0-25 0-4-4-13-8-17-12-4-5-4-9-9-13 0-9-4-13-4-21 0-17 9-30 21-39 13-8 30-12 55-12h35v-17c0-9-4-17-8-21-9-9-17-9-31-9-8 0-17 0-30 0-8 4-16 4-25 9v-27c4 0 9 0 13-4 4 0 8 0 12 0 5-4 9-4 17-4 5 0 9 0 13 0 14 0 22 0 31 4 8 0 12 4 21 9 4 5 8 9 13 17 0 9 4 13 4 26v114zM111 94h-39c-4 0-13 0-17 0-4 4-8 4-13 8-4 0-4 5-8 9 0 4 0 8 0 13 0 4 0 4 0 8s4 4 4 9c4 4 4 4 9 4 4 4 8 4 12 4 9 0 17-4 27-8 8-5 17-9 25-17z">
          <text:p/>
        </draw:path>
        <draw:path draw:style-name="gr6" draw:text-style-name="P6" draw:layer="layout" svg:width="0.157cm" svg:height="0.169cm" svg:x="8.929cm" svg:y="12.413cm" svg:viewBox="0 0 158 170" svg:d="M133 170v-119c0-8 0-12-5-12 0-4 0-9 0-9 0-4 0-4-4-4 0 0 0-4-4-4l-4 4c-4 0-4 4-9 4 0 5-4 9-4 13-4 4-8 13-13 17v110h-25v-119c0-4 0-8 0-12s0-9 0-9c-4-4-4-4-4-4l-5-4c-4 0-4 4-8 4 0 0 0 4-4 4 0 5-5 9-10 13 0 4-4 13-8 17v110h-26v-170h22v35c4-9 8-13 8-17 4-5 9-10 9-10 5-4 9-8 9-8 4 0 8 0 13 0 8 0 17 0 21 8 4 5 4 14 4 27 4-5 9-9 9-13 4-4 8-9 8-14 4-4 9-4 13-8 0 0 4 0 8 0 21 0 34 18 34 47v123z">
          <text:p/>
        </draw:path>
        <draw:path draw:style-name="gr6" draw:text-style-name="P6" draw:layer="layout" svg:width="0.148cm" svg:height="0.169cm" svg:x="9.12cm" svg:y="12.413cm" svg:viewBox="0 0 149 170" svg:d="M149 77c0 4 0 8 0 8 0 5 0 9 0 9h-119c0 17 4 30 13 42 12 9 25 13 42 13 4 0 8 0 17 0 4 0 8-4 13-4 4 0 8 0 12 0 5 0 10-4 14-4v25c-9 0-18 4-31 4-8 0-17 0-29 0-13 0-26 0-38-4-9-4-17-8-22-17-8-8-12-17-17-25-4-13-4-26-4-39 0-12 0-21 4-34 5-8 9-16 17-25 5-8 13-18 22-22 8-4 21-4 33-4 13 0 22 0 30 4 9 4 17 9 21 18 10 4 14 13 18 21 0 13 4 21 4 34zM119 73c0-9 0-13-4-22 0-4-5-8-9-12-4-9-8-9-13-13-4-4-12-4-21-4-4 0-8 0-17 4-4 4-8 4-12 9-5 8-5 12-9 16 0 9-4 13-4 22z">
          <text:p/>
        </draw:path>
        <draw:path draw:style-name="gr6" draw:text-style-name="P6" draw:layer="layout" svg:width="0.128cm" svg:height="0.169cm" svg:x="9.319cm" svg:y="12.413cm" svg:viewBox="0 0 129 170" svg:d="M129 124c0 4 0 12-4 17 0 4-4 8-8 12-4 5-9 5-13 9-5 0-9 4-14 4-4 4-8 4-17 4-4 0-8 0-17 0-8 0-22 0-30 0-9 0-17-4-26-4v-25c9 0 17 4 26 4 14 4 22 4 30 4 13 0 26-4 30-8 9-5 13-9 13-13s0-9-4-9c0-4 0-4-5-8-4 0-8-4-12-9-5 0-13-4-26-4-4-4-12-8-18-8-8-5-12-9-17-13-4 0-8-9-12-13-5-4-5-8-5-17 0-4 0-8 5-17 0-4 4-8 8-12 9-5 13-10 21-14 14-4 22-4 35-4 9 0 17 0 21 0 9 0 18 0 27 4v26c-9-4-18-4-27-4-8 0-12-4-21-4-4 0-13 4-17 4s-8 0-12 4c-6 0-6 5-6 5-4 4-4 8-4 8 0 4 0 8 0 8 4 5 4 5 10 9 4 4 8 4 12 8 4 0 13 5 21 5 13 4 22 8 26 12 9 0 14 5 18 9s8 8 8 13c4 4 4 12 4 17z">
          <text:p/>
        </draw:path>
        <draw:path draw:style-name="gr7" draw:text-style-name="P7" draw:layer="layout" svg:width="0.097cm" svg:height="0.318cm" svg:x="9.523cm" svg:y="12.332cm" svg:viewBox="0 0 98 319" svg:d="M77 319c-52-47-77-97-77-158 0-13 4-25 4-38 4-13 9-30 13-42 8-13 18-26 26-38 9-13 21-26 38-43l17 17c-46 43-68 93-68 144 0 26 9 52 17 73 13 26 30 47 51 68z">
          <text:p/>
        </draw:path>
        <draw:path draw:style-name="gr7" draw:text-style-name="P7" draw:layer="layout" svg:width="0.128cm" svg:height="0.169cm" svg:x="9.692cm" svg:y="12.413cm" svg:viewBox="0 0 129 170" svg:d="M129 124c0 4 0 12-5 17 0 4-4 8-8 12 0 5-4 5-9 9-4 0-12 4-17 4-4 4-8 4-17 4-4 0-8 0-12 0-13 0-21 0-34 0-10 0-18-4-27-4v-25c9 0 17 4 31 4 9 4 17 4 26 4 16 0 25-4 33-8 5-5 9-9 9-13s0-9 0-9c-4-4-4-4-9-8 0 0-4-4-12-9-5 0-13-4-21-4-9-4-17-8-22-8-8-5-14-9-18-13-4 0-8-9-13-13 0-4-4-8-4-17 0-4 4-8 4-17 5-4 5-8 13-12 4-5 14-10 23-14 8-4 17-4 33-4 5 0 13 0 22 0 8 0 12 0 25 4v26c-13-4-21-4-30-4-4 0-12-4-21-4-4 0-12 4-17 4-4 0-8 0-12 4l-5 5c-4 4-4 8-4 8 0 4 0 8 4 8 0 5 5 5 5 9 4 4 8 4 12 8 9 0 13 5 26 5 8 4 17 8 21 12 8 0 13 5 17 9s8 8 8 13c5 4 5 12 5 17z">
          <text:p/>
        </draw:path>
        <draw:polygon draw:style-name="gr7" draw:text-style-name="P7" draw:layer="layout" svg:width="0.174cm" svg:height="0.169cm" svg:x="9.853cm" svg:y="12.413cm" svg:viewBox="0 0 175 170" draw:points="175,0 154,170 116,170 94,98 90,81 81,102 60,170 26,170 0,0 30,0 43,115 47,141 51,119 77,43 99,43 124,119 133,141 137,115 150,0">
          <text:p/>
        </draw:polygon>
        <draw:path draw:style-name="gr7" draw:text-style-name="P7" draw:layer="layout" svg:width="0.14cm" svg:height="0.169cm" svg:x="10.057cm" svg:y="12.413cm" svg:viewBox="0 0 141 170" svg:d="M111 170v-25c-8 13-17 17-25 21-9 4-22 4-30 4-9 0-17 0-26 0-8-4-13-8-17-12-5-5-9-9-9-13-4-9-4-13-4-21 0-17 8-30 17-39 13-8 35-12 60-12h34v-17c0-9-4-17-13-21-4-9-12-9-25-9s-21 0-30 0c-8 4-17 4-30 9v-27c4 0 9 0 13-4 4 0 9 0 17 0 4-4 9-4 13-4 8 0 13 0 17 0 13 0 21 0 30 4 4 0 12 4 17 9 8 5 12 9 12 17 5 9 9 13 9 26v114zM111 94h-38c-9 0-13 0-17 0-9 4-13 4-13 8-4 0-8 5-8 9-5 4-5 8-5 13 0 4 0 4 5 8 0 4 0 4 4 9 0 4 4 4 8 4 5 4 9 4 13 4s13-4 21-8c9-5 17-9 30-17z">
          <text:p/>
        </draw:path>
        <draw:path draw:style-name="gr7" draw:text-style-name="P7" draw:layer="layout" svg:width="0.165cm" svg:height="0.237cm" svg:x="10.231cm" svg:y="12.413cm" svg:viewBox="0 0 166 238" svg:d="M166 0l-55 153c-9 13-13 26-17 38-9 9-18 22-22 26-9 8-17 13-26 17-8 4-17 4-29 4-5 0-5 0-9 0 0 0-4 0-8 0v-25c4 0 4 0 8 0s9 0 9 0c8 0 12 0 17-5 4 0 8 0 12-4s9-8 13-17c4-4 4-8 8-17l-63-170h30l42 111 9 30 13-30 38-111z">
          <text:p/>
        </draw:path>
        <draw:path draw:style-name="gr7" draw:text-style-name="P7" draw:layer="layout" svg:width="0.093cm" svg:height="0.318cm" svg:x="10.451cm" svg:y="12.332cm" svg:viewBox="0 0 94 319" svg:d="M18 0c51 51 76 102 76 161 0 9 0 21-4 35 0 13-4 30-8 43-9 12-17 25-26 38-8 17-21 29-38 42l-18-17c22-21 39-42 52-68 8-21 13-47 13-73 0-51-22-97-65-140z">
          <text:p/>
        </draw:path>
        <draw:path draw:style-name="gr7" draw:text-style-name="P7" draw:layer="layout" svg:width="0.093cm" svg:height="0.318cm" svg:x="10.638cm" svg:y="12.332cm" svg:viewBox="0 0 94 319" svg:d="M18 0c50 51 76 102 76 161 0 9 0 21-4 35 0 13-4 30-9 43-8 12-17 25-25 38-9 17-22 29-38 42l-18-17c22-21 39-42 51-68 9-21 13-47 13-73 0-51-21-97-64-140z">
          <text:p/>
        </draw:path>
        <draw:path draw:style-name="gr6" draw:text-style-name="P6" draw:layer="layout" svg:width="0.161cm" svg:height="0.237cm" svg:x="4.254cm" svg:y="12.943cm" svg:viewBox="0 0 162 238" svg:d="M132 25c5 4 9 9 9 13s4 12 4 17c0 8-4 17-4 25-4 4-9 13-17 17-4 4-13 8-21 13-4 0-13 4-26 4-4 0-12 0-16-4-9 0-13 0-17-5 0 5-5 5-5 9s-4 4-4 8c0 5 4 9 9 13 4 0 8 4 17 4h42c8 0 17 0 21 5 8 0 17 4 21 8s9 9 9 13c4 4 4 12 4 17 0 8 0 17-4 21 0 10-9 14-13 18-9 4-17 9-25 13-13 4-22 4-39 4-12 0-25 0-33-4-9 0-18-4-22-9-8-4-14-8-18-12 0-6-4-10-4-18 0-9 4-18 8-22 6-4 10-12 18-17-4 0-4-4-8-4 0-4-4-4-4-8 0 0-6-5-6-9v-4c0-9 0-17 6-21 4-9 8-13 12-17 0-4-4-4-4-9-4 0-4-4-4-8-4 0-4-4-4-9 0-4 0-8 0-12 0-9 0-13 4-21 4-9 8-13 13-17 4-9 13-13 21-13 9-4 17-4 25-4 5 0 9 0 13 0s9 0 9 0h63v25zM35 190c0 9 4 17 13 17 4 6 17 10 34 10 8 0 17 0 21-4 8 0 13-6 17-6 4-4 4-8 8-12 0 0 0-5 0-9 0-9 0-13-8-17-4 0-13-4-26-4h-42c-4 0-8 4-8 4-5 4-5 4-5 8-4 5-4 5-4 9zM44 55c0 8 0 12 0 17 4 4 4 8 8 8 4 4 9 9 13 9s8 4 12 4c9 0 13-4 17-4 5 0 9-5 13-9 0-4 4-8 4-13 5-4 5-8 5-12 0-5 0-9-5-13 0-4-4-8-8-13 0-4-4-4-9-8-4 0-8 0-17 0-4 0-8 0-12 4-4 0-9 4-13 4-4 5-4 9-8 13 0 4 0 8 0 13z">
          <text:p/>
        </draw:path>
        <draw:polygon draw:style-name="gr6" draw:text-style-name="P6" draw:layer="layout" svg:width="0.132cm" svg:height="0.237cm" svg:x="4.457cm" svg:y="12.875cm" svg:viewBox="0 0 133 238" draw:points="56,25 5,25 5,0 82,0 82,213 133,213 133,238 0,238 0,213 56,213">
          <text:p/>
        </draw:polygon>
        <draw:path draw:style-name="gr6" draw:text-style-name="P6" draw:layer="layout" svg:width="0.131cm" svg:height="0.237cm" svg:x="4.644cm" svg:y="12.875cm" svg:viewBox="0 0 132 238" svg:d="M56 94h-52v-25h78v144h50v25h-132v-25h56zM65 0c4 0 4 0 8 0 4 4 4 4 9 8l4 4c0 5 0 9 0 9 0 4 0 8 0 8 0 5-4 9-4 9-5 5-5 5-9 5-4 4-4 4-8 4s-4 0-9-4c-4 0-4 0-8-5 0 0-5-4-5-9 0 0 0-4 0-8 0 0 0-4 0-9l5-4c4-4 4-4 8-8 5 0 5 0 9 0z">
          <text:p/>
        </draw:path>
        <draw:path draw:style-name="gr6" draw:text-style-name="P6" draw:layer="layout" svg:width="0.157cm" svg:height="0.169cm" svg:x="4.818cm" svg:y="12.943cm" svg:viewBox="0 0 158 170" svg:d="M128 170v-120c0-8 0-12 0-12 0-4 0-9 0-9 0-4-4-4-4-4l-4-4c-5 0-5 4-9 4 0 0 0 4-4 4 0 5-4 9-9 13 0 4-5 13-9 17v111h-26v-120c0-4 0-8 0-12s0-9-4-9c0-4 0-4 0-4-4 0-4-4-8-4 0 0 0 4-5 4l-4 4c-4 5-4 9-8 13-5 4-5 13-9 17v111h-25v-170h21v34c4-9 4-13 8-17 5-5 5-9 9-9 4-4 4-8 8-8 5 0 9 0 13 0 9 0 13 0 21 8 4 4 4 13 4 26 5-5 5-9 9-13 5-4 5-9 10-13 4-4 4-4 8-8 4 0 9 0 13 0 21 0 34 17 34 46v124z">
          <text:p/>
        </draw:path>
        <draw:path draw:style-name="gr6" draw:text-style-name="P6" draw:layer="layout" svg:width="0.144cm" svg:height="0.237cm" svg:x="5.013cm" svg:y="12.943cm" svg:viewBox="0 0 145 238" svg:d="M145 80c0 17-4 30-8 42 0 9-9 17-17 26-5 8-13 13-27 17-9 4-21 4-30 4-8 0-12 0-17 0-4 0-12 0-17-4v73h-29v-238h25l4 29c9-12 17-21 26-25 8-4 21-4 29-4 13 0 23 0 27 4 9 4 13 8 21 17 5 8 9 17 9 25 4 13 4 21 4 34zM115 84c0-8 0-17 0-25-4-9-4-13-8-17-5-8-5-13-10-13-4-4-13-4-17-4s-8 0-12 0c-5 0-5 4-9 4-4 5-8 9-13 13-4 4-12 8-17 17v80c5 5 13 5 17 5 9 4 13 4 17 4 17 0 30-9 39-17 9-13 13-26 13-47z">
          <text:p/>
        </draw:path>
        <draw:path draw:style-name="gr6" draw:text-style-name="P6" draw:layer="layout" svg:width="0.131cm" svg:height="0.169cm" svg:x="5.204cm" svg:y="12.943cm" svg:viewBox="0 0 132 170" svg:d="M132 122c0 5-4 13-4 17-5 5-5 9-9 13-4 5-8 5-13 10-5 0-9 4-13 4-5 4-13 4-17 4s-13 0-17 0c-9 0-21 0-30 0-8 0-21-4-29-4v-27c12 0 21 5 29 5 9 4 21 4 30 4 13 0 25-4 29-9 9-4 13-8 13-12 0-5-4-9-4-9 0-4-4-4-4-8-5 0-9-5-13-9-8 0-13-4-25-4-9-4-13-8-22-8-4-5-12-9-16-13-5 0-9-9-9-13-4-4-4-8-4-17 0-4 0-8 4-17 0-4 4-8 9-12 4-5 12-9 21-13 8-4 21-4 34-4 8 0 12 0 21 0 8 0 18 0 26 4v25c-8-4-18-4-26-4-9 0-17-4-21-4-9 0-13 4-17 4-9 0-9 0-13 4-4 0-4 5-9 5 0 4 0 8 0 8 0 4 0 8 0 8 0 5 5 5 9 9 0 4 8 4 13 8 4 0 12 5 21 5 8 4 17 8 25 12 10 0 14 5 18 9s9 8 9 12c0 5 4 13 4 17z">
          <text:p/>
        </draw:path>
        <draw:path draw:style-name="gr6" draw:text-style-name="P6" draw:layer="layout" svg:width="0.148cm" svg:height="0.169cm" svg:x="5.382cm" svg:y="12.943cm" svg:viewBox="0 0 149 170" svg:d="M149 76c0 4 0 8 0 8 0 5 0 9 0 9h-119c0 17 5 29 13 42 13 9 25 13 42 13 5 0 9 0 17 0 4 0 9-4 13-4s8 0 13 0c4 0 8-5 12-5v27c-8 0-17 4-29 4-9 0-17 0-30 0s-25 0-38-4c-8-4-17-9-26-18-5-9-9-17-13-26-4-12-4-25-4-38 0-12 0-21 4-34 4-8 8-16 18-25 4-8 13-17 21-21s21-4 34-4c8 0 21 0 29 4 9 4 17 8 22 17 8 4 12 13 17 21 0 13 4 21 4 34zM119 72c0-9 0-13-4-22 0-4-4-8-9-12-4-9-8-9-12-13s-13-4-21-4c-5 0-9 0-17 4-5 4-9 4-13 9-4 8-4 12-8 16-5 9-5 13-5 22z">
          <text:p/>
        </draw:path>
        <draw:path draw:style-name="gr7" draw:text-style-name="P7" draw:layer="layout" svg:width="0.093cm" svg:height="0.318cm" svg:x="5.598cm" svg:y="12.862cm" svg:viewBox="0 0 94 319" svg:d="M77 319c-52-48-77-98-77-158 0-13 4-25 4-38 4-13 9-30 13-42 8-13 18-26 26-38 9-13 21-26 34-43l17 17c-42 42-64 93-64 144 0 25 5 51 17 72 13 26 26 47 47 69z">
          <text:p/>
        </draw:path>
        <draw:path draw:style-name="gr7" draw:text-style-name="P7" draw:layer="layout" svg:width="0.128cm" svg:height="0.169cm" svg:x="5.767cm" svg:y="12.943cm" svg:viewBox="0 0 129 170" svg:d="M129 122c0 5 0 13-5 17 0 5-4 9-8 13 0 5-5 5-13 10-4 0-8 4-13 4-4 4-8 4-17 4-4 0-8 0-13 0-13 0-26 0-34 0-9 0-17-4-26-4v-27c9 0 17 5 30 5 9 4 17 4 25 4 18 0 27-4 35-9 5-4 9-8 9-12 0-5 0-9 0-9-4-4-4-4-9-8 0 0-8-5-12-9-5 0-13-4-23-4-8-4-16-8-21-8-8-5-12-9-17-13-4 0-8-9-12-13-5-4-5-8-5-17 0-4 0-8 5-17 0-4 4-8 12-12 5-5 9-9 22-13 8-4 16-4 30-4 9 0 17 0 21 0 9 0 17 0 26 4v25c-9-4-17-4-26-4-8 0-12-4-21-4-4 0-14 4-18 4s-8 0-12 4c-5 0-5 5-5 5-4 4-4 8-4 8 0 4 0 8 4 8 0 5 0 5 5 9 4 4 8 4 12 8 9 0 14 5 22 5 13 4 22 8 26 12 8 0 12 5 17 9 4 4 8 8 8 12 5 5 5 13 5 17z">
          <text:p/>
        </draw:path>
        <draw:polygon draw:style-name="gr7" draw:text-style-name="P7" draw:layer="layout" svg:width="0.174cm" svg:height="0.169cm" svg:x="5.928cm" svg:y="12.943cm" svg:viewBox="0 0 175 170" draw:points="175,0 154,170 116,170 95,97 90,80 82,101 61,170 26,170 0,0 30,0 44,114 48,140 52,118 78,42 99,42 124,118 133,140 137,114 150,0">
          <text:p/>
        </draw:polygon>
        <draw:path draw:style-name="gr7" draw:text-style-name="P7" draw:layer="layout" svg:width="0.135cm" svg:height="0.169cm" svg:x="6.132cm" svg:y="12.943cm" svg:viewBox="0 0 136 170" svg:d="M111 170v-26c-8 13-17 18-25 22-13 4-21 4-30 4-13 0-21 0-26 0-8-4-12-8-17-13s-9-9-9-13c-4-9-4-13-4-22 0-17 4-29 18-38 12-8 34-12 55-12h34v-17c0-9 0-17-9-21-4-9-17-9-29-9-9 0-17 0-26 0-8 4-17 4-30 9v-26c5 0 9 0 13-4 4 0 9 0 13 0 9-4 13-4 17-4s13 0 17 0c8 0 17 0 25 4 9 0 17 4 22 8 8 5 12 9 12 17 4 9 4 13 4 26v115zM107 93h-34c-8 0-13 0-21 0-4 4-9 4-13 8 0 0-4 4-4 9-5 4-5 8-5 12 0 5 0 5 0 9 5 4 5 4 9 8 0 5 4 5 9 5 0 4 4 4 12 4 5 0 13-4 21-9 9-4 17-8 26-17z">
          <text:p/>
        </draw:path>
        <draw:path draw:style-name="gr7" draw:text-style-name="P7" draw:layer="layout" svg:width="0.165cm" svg:height="0.237cm" svg:x="6.306cm" svg:y="12.943cm" svg:viewBox="0 0 166 238" svg:d="M166 0l-55 152c-9 13-13 25-21 38-4 9-13 23-17 27-9 8-17 13-27 17-8 4-21 4-29 4-5 0-9 0-9 0-4 0-4 0-8 0v-25c4 0 4 0 8 0s4 0 9 0c4 0 12 0 16-6 5 0 9 0 13-4 5-4 10-8 10-17 4-4 8-9 12-17l-68-169h33l44 110 9 29 8-29 42-110z">
          <text:p/>
        </draw:path>
        <draw:path draw:style-name="gr7" draw:text-style-name="P7" draw:layer="layout" svg:width="0.093cm" svg:height="0.318cm" svg:x="6.526cm" svg:y="12.862cm" svg:viewBox="0 0 94 319" svg:d="M17 0c52 52 77 103 77 162 0 9 0 21-4 34 0 13-4 30-13 42-4 13-12 26-21 39-8 17-21 29-39 42l-17-17c21-21 39-43 48-68 12-21 17-47 17-72 0-51-22-98-65-140z">
          <text:p/>
        </draw:path>
        <draw:path draw:style-name="gr7" draw:text-style-name="P7" draw:layer="layout" svg:width="0.127cm" svg:height="0.173cm" svg:x="4.271cm" svg:y="19.034cm" svg:viewBox="0 0 128 174" svg:d="M128 128c0 4 0 8-4 13 0 4-4 8-4 12-5 5-10 9-14 9-4 4-13 4-17 8-4 0-8 0-13 4-8 0-12 0-17 0-12 0-21 0-33 0-9-4-18-4-26-8v-25c8 4 17 4 30 8 8 0 17 0 29 0 13 0 22 0 30-4 4-4 9-9 9-17 0-4 0-4 0-9-5 0-5-4-9-4 0-4-4-4-13-8-4-5-12-5-21-9-8 0-17-4-21-8-8 0-13-4-17-10-4-4-9-8-13-12 0-5-4-13-4-22 0-4 4-8 4-12 4-9 9-13 13-17s13-9 21-13c9 0 17-4 34-4 4 0 13 0 21 0 9 4 17 4 27 4v26c-14 0-22 0-31-5-4 0-13 0-21 0-4 0-13 0-17 0-4 5-8 5-13 5 0 4-4 4-4 8s-4 4-4 8c0 5 0 5 4 9 0 0 4 4 4 8 5 0 9 5 13 5 8 4 13 4 25 8 9 4 17 4 22 10 8 4 12 8 17 12 5 0 9 4 13 13 0 4 0 8 0 17z">
          <text:p/>
        </draw:path>
        <draw:polygon draw:style-name="gr7" draw:text-style-name="P7" draw:layer="layout" svg:width="0.178cm" svg:height="0.169cm" svg:x="4.432cm" svg:y="19.038cm" svg:viewBox="0 0 179 170" draw:points="179,0 154,170 120,170 93,97 89,80 81,97 59,170 25,170 0,0 30,0 42,114 47,140 55,118 77,42 98,42 124,114 133,140 137,114 149,0">
          <text:p/>
        </draw:polygon>
        <draw:path draw:style-name="gr7" draw:text-style-name="P7" draw:layer="layout" svg:width="0.139cm" svg:height="0.173cm" svg:x="4.636cm" svg:y="19.034cm" svg:viewBox="0 0 140 174" svg:d="M111 170v-21c-9 9-17 17-26 21-8 0-21 4-29 4-9 0-17 0-26-4-8 0-14-4-18-8s-8-9-8-17c-4-4-4-13-4-17 0-17 8-30 22-42 8-10 29-14 55-14h34v-13c0-13-4-17-13-25-4-4-13-9-25-9-13 0-22 0-30 5-9 0-17 4-31 8v-25c4-5 10-5 14-5s8-4 17-4c4 0 8 0 13-4 8 0 13 0 17 0 12 0 21 0 29 4 9 4 13 4 17 9 9 4 13 12 17 17 0 8 4 16 4 25v115zM111 94h-38c-9 0-13 4-17 4-9 0-13 4-13 4-4 5-9 9-9 13 0 0-4 4-4 13 0 0 0 4 4 8 0 0 0 5 5 9 0 0 4 0 8 4 4 0 9 0 13 0s13 0 21-4c9-4 17-13 30-21z">
          <text:p/>
        </draw:path>
        <draw:path draw:style-name="gr7" draw:text-style-name="P7" draw:layer="layout" svg:width="0.166cm" svg:height="0.237cm" svg:x="4.809cm" svg:y="19.038cm" svg:viewBox="0 0 167 238" svg:d="M167 0l-55 149c-9 17-13 30-18 38-8 13-16 22-21 30-8 5-18 13-26 13-9 4-17 8-30 8-4 0-4 0-8-4 0 0-4 0-9 0v-25c5 0 9 0 9 0 4 0 8 4 8 4 9 0 13-4 17-4s9-5 13-9 8-8 14-13c4-4 4-12 8-21l-64-166h29l44 111 8 26 13-26 38-111z">
          <text:p/>
        </draw:path>
        <draw:polygon draw:style-name="gr10" draw:text-style-name="P10" draw:layer="layout" svg:width="0.03cm" svg:height="0.343cm" svg:x="5.253cm" svg:y="18.931cm" svg:viewBox="0 0 31 344" draw:points="0,0 31,0 31,344 0,344">
          <text:p/>
        </draw:polygon>
        <draw:polygon draw:style-name="gr10" draw:text-style-name="P10" draw:layer="layout" svg:width="0.127cm" svg:height="0.186cm" svg:x="5.399cm" svg:y="19.021cm" svg:viewBox="0 0 128 187" draw:points="0,17 17,0 128,94 17,187 0,171 88,94">
          <text:p/>
        </draw:polygon>
        <draw:path draw:style-name="gr6" draw:text-style-name="P6" draw:layer="layout" svg:width="0.157cm" svg:height="0.238cm" svg:x="4.631cm" svg:y="19.538cm" svg:viewBox="0 0 158 239" svg:d="M133 27c0 4 4 8 4 12 4 9 4 13 4 17 0 9-4 17-4 26-4 8-8 12-14 17-8 4-12 8-21 12-8 4-17 4-29 4-5 0-13 0-18 0-8-4-12-4-17-8 0 4 0 8-4 8 0 5 0 9 0 13 0 0 0 5 4 9 5 4 9 4 17 4h43c8 0 17 4 25 4 6 5 14 5 18 9s9 8 13 13c0 4 4 12 4 16 0 9-4 17-4 22-4 8-9 12-17 21-8 4-18 8-26 8-9 5-22 5-38 5-13 0-26 0-35 0-8-5-17-9-21-9-8-4-12-8-12-17-5-4-5-8-5-17 0-8 0-13 5-21 4-4 8-13 16-17-4 0-4-4-8-4 0-4-4-4-4-9 0 0 0-4-4-4 0-4 0-8 0-8 0-9 4-13 4-22 4-4 8-12 12-17 0 0-4-4-4-8-4 0-4-4-4-9 0 0-4-4-4-8 0 0 0-4 0-9 0-8 0-16 4-25 4-8 8-13 13-17 8-5 12-9 21-14 8-4 17-4 26-4 4 0 8 0 12 0s9 0 13 4h60v23zM30 196c0 9 4 13 13 17 8 4 17 4 34 4 8 0 17 0 21-4 8 0 13 0 17-4s4-9 8-9c0-4 0-8 0-12 0-5 0-13-8-13-4-4-13-8-26-8h-42c-4 4-4 4-9 8-4 0-4 4-4 4-4 4-4 4-4 9 0 4 0 4 0 8zM38 60c0 5 0 9 5 13 0 4 4 9 4 13 4 0 8 4 13 4 4 4 8 4 13 4 8 0 12 0 16-4 5 0 9-4 13-8 0 0 4-5 4-9 5-4 5-8 5-13 0-8 0-12-5-16 0-5-4-9-4-13-4 0-8-4-13-4-4-5-8-5-16-5-5 0-9 0-13 5-5 0-9 4-13 8-4 0-4 4-4 9-5 4-5 8-5 16z">
          <text:p/>
        </draw:path>
        <draw:path draw:style-name="gr6" draw:text-style-name="P6" draw:layer="layout" svg:width="0.157cm" svg:height="0.238cm" svg:x="4.818cm" svg:y="19.538cm" svg:viewBox="0 0 158 239" svg:d="M132 27c0 4 5 8 5 12 4 9 4 13 4 17 0 9 0 17-4 26-5 8-9 12-13 17-9 4-13 8-21 12-10 4-19 4-27 4s-17 0-21 0c-9-4-13-4-17-8 0 4 0 8-4 8 0 5 0 9 0 13 0 0 0 5 4 9s8 4 17 4h43c9 0 17 4 26 4 4 5 13 5 17 9s8 8 12 13c0 4 5 12 5 16 0 9-5 17-5 22-4 8-8 12-16 21-5 4-13 8-26 8-8 5-22 5-39 5-13 0-21 0-34 0-9-5-17-9-21-9-9-4-13-8-13-17-4-4-4-8-4-17 0-8 0-13 4-21 4-4 9-13 17-17-4 0-4-4-8-4 0-4-5-4-5-9 0 0 0-4-4-4 0-4 0-8 0-8 0-9 4-13 4-22 5-4 9-12 13-17 0 0-4-4-4-8 0 0-4-4-4-9 0 0 0-4-5-8 0 0 0-4 0-9 0-8 5-16 5-25 4-8 8-13 12-17 9-5 13-9 21-14 9-4 17-4 30-4 0 0 4 0 8 0 5 0 9 0 14 4h60v23zM29 196c0 9 5 13 13 17 9 4 17 4 34 4 8 0 17 0 22-4 9 0 13 0 17-4 5-4 5-9 9-9 0-4 0-8 0-12 0-5 0-13-4-13-9-4-17-8-27-8h-47c-4 4-4 4-8 8l-4 4c0 4-5 4-5 9 0 4 0 4 0 8zM38 60c0 5 0 9 4 13 0 4 4 9 4 13 5 0 9 4 13 4 4 4 9 4 17 4 4 0 8 0 13-4 4 0 9-4 14-8 4 0 4-5 4-9 4-4 4-8 4-13 0-8 0-12-4-16 0-5-4-9-4-13-5 0-10-4-14-4-5-5-9-5-13-5-8 0-13 0-17 5-4 0-8 4-13 8 0 0-4 4-4 9-4 4-4 8-4 16z">
          <text:p/>
        </draw:path>
        <draw:path draw:style-name="gr6" draw:text-style-name="P6" draw:layer="layout" svg:width="0.144cm" svg:height="0.238cm" svg:x="5.013cm" svg:y="19.538cm" svg:viewBox="0 0 145 239" svg:d="M145 86c0 13-4 25-4 38-4 9-13 21-21 26-5 8-13 12-27 17-9 4-21 4-30 4-8 0-12 0-17 0-4 0-12 0-17 0v68h-29v-235h25l4 27c9-9 17-18 26-22 8-5 21-9 29-9 13 0 23 0 27 4 9 5 13 14 21 18 5 9 9 17 9 30 4 8 4 21 4 34zM115 86c0-9 0-17 0-26-4-4-4-12-8-16-5-5-5-9-10-13-4-4-13-4-17-4s-8 0-12 0c-5 4-5 4-9 8-4 0-8 4-13 9-4 4-12 12-17 16v81c5 4 13 4 17 4 9 5 13 5 17 5 17 0 30-5 39-17 9-9 13-26 13-47z">
          <text:p/>
        </draw:path>
        <draw:polygon draw:style-name="gr6" draw:text-style-name="P6" draw:layer="layout" svg:width="0.131cm" svg:height="0.233cm" svg:x="5.204cm" svg:y="19.475cm" svg:viewBox="0 0 132 234" draw:points="55,21 4,21 4,0 84,0 84,207 132,207 132,234 0,234 0,207 55,207">
          <text:p/>
        </draw:polygon>
        <draw:path draw:style-name="gr6" draw:text-style-name="P6" draw:layer="layout" svg:width="0.157cm" svg:height="0.174cm" svg:x="5.377cm" svg:y="19.538cm" svg:viewBox="0 0 158 175" svg:d="M158 85c0 14-4 26-8 35 0 13-9 21-13 30-9 8-17 12-26 17-8 4-21 8-33 8-13 0-22-4-34-8-9 0-17-9-21-13-9-9-13-17-17-30-6-9-6-21-6-35 0-13 0-25 6-38 4-8 8-17 17-25 8-9 12-13 25-22 8-4 21-4 34-4s21 0 29 4c13 5 17 9 26 17 8 9 13 17 17 26 0 12 4 25 4 38zM128 85c0-9 0-17-4-26-4-8-4-12-8-21-5-4-9-8-17-8-4-4-13-4-21-4-9 0-13 0-22 4-4 4-12 8-12 13-4 4-9 12-9 21-4 8-4 12-4 21 0 14 0 22 4 30 0 9 5 13 9 18 4 8 8 8 17 12 4 5 12 5 17 5 8 0 17 0 25-5 4-4 8-8 13-12 4-9 8-13 8-22 4-8 4-18 4-26z">
          <text:p/>
        </draw:path>
        <draw:path draw:style-name="gr6" draw:text-style-name="P6" draw:layer="layout" svg:width="0.148cm" svg:height="0.225cm" svg:x="5.56cm" svg:y="19.487cm" svg:viewBox="0 0 149 226" svg:d="M149 218c-4 4-14 4-18 4-9 0-17 4-21 4-21 0-38-8-51-17-8-8-13-21-13-43v-89h-46v-22h46v-46l30-9v55h73v22h-73v85c0 13 0 22 8 30 5 4 17 9 30 9 4 0 8 0 17-5 4 0 14 0 18 0z">
          <text:p/>
        </draw:path>
        <draw:path draw:style-name="gr7" draw:text-style-name="P7" draw:layer="layout" svg:width="0.093cm" svg:height="0.314cm" svg:x="5.784cm" svg:y="19.462cm" svg:viewBox="0 0 94 315" svg:d="M78 315c-52-47-78-98-78-157 0-13 5-26 5-38 4-13 8-27 12-40 9-17 18-29 27-42 8-13 21-25 34-38l16 17c-42 42-63 90-63 141 0 25 4 51 17 72 13 25 25 46 46 68z">
          <text:p/>
        </draw:path>
        <draw:path draw:style-name="gr6" draw:text-style-name="P6" draw:layer="layout" svg:width="0.136cm" svg:height="0.174cm" svg:x="5.945cm" svg:y="19.538cm" svg:viewBox="0 0 137 175" svg:d="M112 171v-21c-9 8-17 12-30 17-9 4-17 8-26 8-13 0-22-4-26-4-8-4-13-9-17-13s-9-8-9-13c-4-4-4-12-4-17 0-17 4-35 17-43 13-9 34-13 56-13h34v-17c0-8 0-17-8-21-4-8-17-8-30-8-9 0-18 0-26 4-9 0-21 4-30 8v-29c4 0 9 0 13 0 4-5 8-5 13-5 8 0 12-4 17-4 4 0 13 0 17 0 9 0 17 0 26 4 8 0 17 5 21 9s8 13 13 17c4 8 4 17 4 25v116zM107 93h-34c-8 0-13 0-22 6-4 0-8 0-12 4 0 4-5 4-5 8-4 4-4 9-4 13s0 9 0 9c4 4 4 8 9 8 0 4 4 4 8 9 0 0 4 0 13 0 5 0 13 0 22-5 8-4 17-12 25-21z">
          <text:p/>
        </draw:path>
        <draw:path draw:style-name="gr6" draw:text-style-name="P6" draw:layer="layout" svg:width="0.148cm" svg:height="0.174cm" svg:x="6.128cm" svg:y="19.538cm" svg:viewBox="0 0 149 175" svg:d="M149 76c0 5 0 9 0 13 0 0 0 4 0 10h-119c0 16 9 29 17 38 9 8 22 13 43 13 4 0 8 0 12 0 5 0 9 0 13 0 4-5 9-5 13-5s8 0 12-4v26c-8 0-16 4-25 4-13 4-21 4-30 4-16 0-29-4-38-8-13-5-21-9-25-17-10-5-14-13-18-26 0-13-4-21-4-39 0-9 4-21 4-30 4-12 8-21 18-29 8-9 12-13 25-17 9-5 17-9 30-9s21 0 30 4c12 5 17 9 25 17 4 9 8 13 13 26 4 8 4 17 4 29zM119 72c0-4 0-13 0-21-4-4-4-8-8-13-4-4-9-8-17-12-4 0-9-5-17-5s-13 5-17 5c-4 4-13 8-13 12-4 5-8 9-13 13 0 8 0 17-4 21z">
          <text:p/>
        </draw:path>
        <draw:path draw:style-name="gr6" draw:text-style-name="P6" draw:layer="layout" svg:width="0.127cm" svg:height="0.174cm" svg:x="6.327cm" svg:y="19.538cm" svg:viewBox="0 0 128 175" svg:d="M128 124c0 9 0 13-4 17 0 4-4 9-4 13-5 4-9 4-13 8-4 5-9 5-17 9-5 0-10 0-14 0-8 4-12 4-17 4-13 0-21 0-34-4-8 0-17 0-25-4v-26c8 4 21 4 29 4 9 5 17 5 30 5s21 0 31-5c4-4 8-12 8-17 0-4 0-8 0-8 0-5-4-5-8-9 0 0-5-4-14-4-4-4-12-4-21-8-9-6-17-6-21-10-9-4-13-4-17-8-5-5-9-9-13-17 0-5-4-9-4-17 0-4 4-9 4-13 4-8 8-13 13-17 4-4 12-8 21-13 8-4 17-4 34-4 4 0 13 0 22 0s17 4 26 4v26c-13 0-22-4-26-4-9 0-18 0-22 0-8 0-17 0-21 0-5 0-9 4-13 4 0 4-4 4-4 8 0 0-5 5-5 9 0 0 5 4 5 8l4 4c4 5 8 5 13 9 8 0 17 4 25 8 9 0 18 5 27 9 4 4 8 4 12 8 5 6 9 10 13 14 0 4 0 13 0 17z">
          <text:p/>
        </draw:path>
        <draw:path draw:style-name="gr7" draw:text-style-name="P7" draw:layer="layout" svg:width="0.094cm" svg:height="0.314cm" svg:x="6.534cm" svg:y="19.462cm" svg:viewBox="0 0 95 315" svg:d="M78 315c-51-47-78-98-78-157 0-13 0-26 5-38 0-13 4-27 12-40 5-17 14-29 23-42 12-13 25-25 38-38l17 17c-43 42-64 90-64 141 0 25 4 51 17 72 9 25 26 46 47 68z">
          <text:p/>
        </draw:path>
        <draw:path draw:style-name="gr7" draw:text-style-name="P7" draw:layer="layout" svg:width="0.14cm" svg:height="0.174cm" svg:x="6.691cm" svg:y="19.538cm" svg:viewBox="0 0 141 175" svg:d="M116 171l-4-21c-9 8-18 12-26 17-8 4-21 8-30 8s-18-4-26-4c-4-4-13-9-17-13s-8-8-8-13c0-4-5-12-5-17 0-17 9-35 22-43 12-9 30-13 56-13h34v-17c0-8-5-17-9-21-9-8-17-8-30-8-8 0-21 0-30 4-9 0-17 4-26 8v-29c0 0 5 0 9 0 4-5 12-5 17-5 4 0 9-4 13-4 9 0 13 0 17 0 13 0 21 0 30 4 9 0 13 5 21 9 5 4 9 13 13 17 0 8 4 17 4 25v116zM112 93h-39c-8 0-12 0-17 6-4 0-9 0-13 4-5 4-9 4-9 8s-4 9-4 13 4 9 4 9c0 4 0 8 4 8 0 4 5 4 9 9 5 0 9 0 14 0 8 0 12 0 21-5 8-4 21-12 30-21z">
          <text:p/>
        </draw:path>
        <draw:path draw:style-name="gr7" draw:text-style-name="P7" draw:layer="layout" svg:width="0.157cm" svg:height="0.238cm" svg:x="6.874cm" svg:y="19.538cm" svg:viewBox="0 0 158 239" svg:d="M132 27c0 4 4 8 4 12 5 9 5 13 5 17 0 9 0 17-5 26-4 8-8 12-13 17-8 4-12 8-21 12-8 4-17 4-25 4-10 0-18 0-22 0-5-4-13-4-13-8-4 4-4 8-8 8 0 5 0 9 0 13 0 0 0 5 4 9s8 4 17 4h43c8 0 17 4 25 4 5 5 13 5 18 9 4 4 8 8 12 13 5 4 5 12 5 16 0 9-5 17-5 22-4 8-8 12-17 21-4 4-13 8-25 8-9 5-21 5-34 5-18 0-27 0-39 0-9-5-17-9-21-9-9-4-13-8-13-17-4-4-4-8-4-17 0-8 0-13 4-21 4-4 8-13 17-17 0 0-4-4-9-4 0-4 0-4-4-9v-4c-4-4-4-8-4-8 0-9 4-13 8-22 0-4 5-12 9-17 0 0-4-4-4-8 0 0-5-4-5-9 0 0 0-4-4-8 0 0 0-4 0-9 0-8 4-16 4-25 5-8 9-13 13-17 9-5 13-9 21-14 9-4 17-4 31-4 4 0 8 0 8 0 5 0 9 0 13 4h60v23zM29 196c0 9 5 13 13 17s21 4 35 4c8 0 17 0 21-4 8 0 13 0 17-4s8-9 8-9c0-4 5-8 5-12 0-5-5-13-9-13-8-4-17-8-25-8h-48c0 4-4 4-8 8l-4 4c0 4-5 4-5 9 0 4 0 4 0 8zM38 60c0 5 0 9 4 13 0 4 4 9 8 13 0 0 5 4 9 4 4 4 8 4 18 4 4 0 8 0 13-4 4 0 8-4 12-8 4 0 4-5 9-9 0-4 0-8 0-13 0-8 0-12-5-16 0-5-4-9-4-13-4 0-8-4-12-4-5-5-9-5-13-5-10 0-14 0-18 5-4 0-9 4-13 8 0 0-4 4-4 9-4 4-4 8-4 16z">
          <text:p/>
        </draw:path>
        <draw:path draw:style-name="gr7" draw:text-style-name="P7" draw:layer="layout" svg:width="0.149cm" svg:height="0.174cm" svg:x="7.064cm" svg:y="19.538cm" svg:viewBox="0 0 150 175" svg:d="M150 76c0 5 0 9 0 13 0 0 0 4 0 10h-120c0 16 4 29 13 38 12 8 25 13 42 13 4 0 9 0 13 0 8 0 12 0 18 0 4-5 8-5 12-5 5 0 9 0 13-4v26c-8 0-17 4-31 4-8 4-16 4-29 4s-26-4-38-8c-9-5-17-9-26-17-4-5-8-13-12-26-5-13-5-21-5-39 0-9 0-21 5-30 4-12 8-21 12-29 9-9 17-13 26-17 8-5 21-9 34-9 8 0 21 0 29 4 10 5 18 9 22 17 9 9 13 13 17 26 0 8 5 17 5 29zM120 72c0-4 0-13-4-21 0-4-6-8-10-13-4-4-8-8-12-12-5 0-13-5-22-5-4 0-8 5-17 5-4 4-8 8-12 12-4 5-9 9-9 13-4 8-4 17-4 21z">
          <text:p/>
        </draw:path>
        <draw:path draw:style-name="gr7" draw:text-style-name="P7" draw:layer="layout" svg:width="0.081cm" svg:height="0.111cm" svg:x="7.272cm" svg:y="19.652cm" svg:viewBox="0 0 82 112" svg:d="M0 90c4 0 9 0 17 0 4-5 9-5 13-9 4 0 8-4 8-8 4-5 4-5 4-13 0-4 0-8-4-8 0-5 0-9-4-9 0-4-4-4-4-8-4-5-4-5-4-13 0 0 0-4 4-4 0-5 0-5 4-9l4-4c4 0 9-5 14-5 0 0 4 5 8 5 5 0 9 4 9 8 4 0 8 5 8 13 0 4 5 9 5 17 0 9-5 17-9 25 0 9-8 17-13 22-8 9-18 13-26 18-8 4-21 4-34 4z">
          <text:p/>
        </draw:path>
        <draw:path draw:style-name="gr7" draw:text-style-name="P7" draw:layer="layout" svg:width="0.128cm" svg:height="0.174cm" svg:x="7.637cm" svg:y="19.538cm" svg:viewBox="0 0 129 175" svg:d="M129 124c0 9 0 13-5 17 0 4-4 9-8 13s-4 4-13 8c-4 5-8 5-12 9-5 0-10 0-18 0-5 4-9 4-13 4-13 0-25 0-34-4-9 0-18 0-26-4v-26c8 4 17 4 26 4 13 5 21 5 30 5 12 0 25 0 30-5 9-4 13-12 13-17 0-4 0-8-4-8 0-5 0-5-4-9-5 0-10-4-14-4-4-4-13-4-26-8-4-6-12-6-16-10-9-4-13-4-18-8-5-5-9-9-13-17-4-5-4-9-4-17 0-4 0-9 4-13 0-8 4-13 8-17 10-4 14-8 23-13 12-4 21-4 33-4 9 0 18 0 23 0 8 0 17 4 25 4v26c-8 0-17-4-25-4-10 0-14 0-23 0-4 0-12 0-17 0-4 0-8 4-12 4-4 4-4 4-4 8-5 0-5 5-5 9 0 0 0 4 0 8 5 0 5 4 9 4 4 5 8 5 12 9 5 0 13 4 22 8 13 0 22 5 26 9 9 4 13 4 17 8 4 6 8 10 8 14 5 4 5 13 5 17z">
          <text:p/>
        </draw:path>
        <draw:path draw:style-name="gr7" draw:text-style-name="P7" draw:layer="layout" svg:width="0.135cm" svg:height="0.238cm" svg:x="7.819cm" svg:y="19.47cm" svg:viewBox="0 0 136 239" svg:d="M55 95h-47v-23h78v141h50v26h-136v-26h55zM68 0c0 0 4 0 8 5 0 0 5 0 5 4 5 0 5 4 9 4 0 4 0 9 0 13 0 0 0 4 0 8-4 0-4 5-9 5 0 4-5 4-5 8-4 0-8 0-8 0-5 0-9 0-13 0 0-4-4-4-4-8-4 0-4-5-4-5-5-4-5-8-5-8 0-4 0-9 5-13 0 0 0-4 4-4 0-4 4-4 4-4 4-5 8-5 13-5z">
          <text:p/>
        </draw:path>
        <draw:path draw:style-name="gr7" draw:text-style-name="P7" draw:layer="layout" svg:width="0.14cm" svg:height="0.237cm" svg:x="7.997cm" svg:y="19.475cm" svg:viewBox="0 0 141 238" svg:d="M0 153c0-13 0-25 4-38 4-8 13-21 17-25 8-9 17-14 25-18 13-5 22-9 34-9 5 0 13 0 17 0 5 4 9 4 13 4v-67h31v234h-27v-30c-8 9-17 17-25 26-9 4-21 8-30 8-13 0-21-4-25-8-9-5-17-9-22-17-4-5-8-13-8-26-4-9-4-21-4-34zM29 153c0 17 5 34 9 43 4 12 13 17 26 17 8 0 12-5 21-9 8-8 17-17 25-30v-80c-4 0-8 0-13-4-8 0-12 0-17 0-16 0-29 4-38 12-8 13-13 30-13 51z">
          <text:p/>
        </draw:path>
        <draw:path draw:style-name="gr7" draw:text-style-name="P7" draw:layer="layout" svg:width="0.149cm" svg:height="0.174cm" svg:x="8.183cm" svg:y="19.538cm" svg:viewBox="0 0 150 175" svg:d="M150 76c0 5 0 9 0 13 0 0 0 4 0 10h-120c0 16 9 29 18 38 8 8 21 13 42 13 5 0 9 0 13 0s9 0 13 0c4-5 8-5 13-5 4 0 8 0 12-4v26c-8 0-17 4-25 4-13 4-21 4-30 4-17 0-30-4-38-8-13-5-22-9-27-17-8-5-12-13-16-26 0-13-5-21-5-39 0-9 5-21 9-30 0-12 4-21 12-29 9-9 14-13 27-17 8-5 17-9 30-9 12 0 21 0 29 4 13 5 17 9 26 17 4 9 8 13 13 26 4 8 4 17 4 29zM120 72c0-4 0-13 0-21-4-4-4-8-8-13-5-4-9-8-17-12-5 0-9-5-17-5-9 0-13 5-17 5-5 4-9 8-13 12-4 5-9 9-13 13 0 8 0 17-5 21z">
          <text:p/>
        </draw:path>
        <draw:path draw:style-name="gr7" draw:text-style-name="P7" draw:layer="layout" svg:width="0.127cm" svg:height="0.174cm" svg:x="8.383cm" svg:y="19.538cm" svg:viewBox="0 0 128 175" svg:d="M128 124c0 9 0 13 0 17-4 4-9 9-9 13-4 4-8 4-12 8-5 5-9 5-17 9-5 0-9 0-13 0-9 4-13 4-18 4-13 0-21 0-30-4-13 0-21 0-29-4v-26c8 4 21 4 29 4 9 5 17 5 30 5 14 0 22 0 31-5 4-4 8-12 8-17 0-4 0-8 0-8 0-5-4-5-8-9 0 0-5-4-13-4-4-4-13-4-22-8-9-6-17-6-22-10-8-4-12-4-17-8-4-5-8-9-12-17 0-5-4-9-4-17 0-4 4-9 4-13 4-8 8-13 12-17 5-4 13-8 22-13 8-4 21-4 35-4 4 0 12 0 21 0 8 0 17 4 25 4v26c-8 0-21-4-25-4-9 0-17 0-21 0-9 0-18 0-23 0-4 0-8 4-12 4 0 4-5 4-5 8 0 0-4 5-4 9 0 0 4 4 4 8l5 4c4 5 8 5 12 9 9 0 18 4 27 8 8 0 17 5 25 9 5 4 9 4 13 8 4 6 9 10 13 14 0 4 0 13 0 17z">
          <text:p/>
        </draw:path>
        <draw:polygon draw:style-name="gr7" draw:text-style-name="P7" draw:layer="layout" svg:width="0.178cm" svg:height="0.166cm" svg:x="8.544cm" svg:y="19.542cm" svg:viewBox="0 0 179 167" draw:points="179,0 153,167 119,167 94,99 90,82 84,99 59,167 25,167 0,0 29,0 42,111 46,137 55,116 76,40 98,40 124,116 132,137 136,116 149,0">
          <text:p/>
        </draw:polygon>
        <draw:path draw:style-name="gr7" draw:text-style-name="P7" draw:layer="layout" svg:width="0.14cm" svg:height="0.174cm" svg:x="8.747cm" svg:y="19.538cm" svg:viewBox="0 0 141 175" svg:d="M115 171l-4-21c-9 8-17 12-25 17-10 4-23 8-31 8-9 0-17-4-25-4-5-4-13-9-17-13-5-4-9-8-9-13 0-4-4-12-4-17 0-17 8-35 21-43 13-9 30-13 55-13h35v-17c0-8-4-17-9-21-8-8-16-8-30-8-9 0-21 0-30 4-8 0-17 4-25 8v-29c0 0 4 0 8 0 5-5 13-5 17-5s9-4 13-4c8 0 13 0 17 0 14 0 22 0 30 4 9 0 13 5 22 9 4 4 8 13 13 17 0 8 4 17 4 25v116zM111 93h-39c-9 0-13 0-17 6-4 0-9 0-13 4s-8 4-8 8-4 9-4 13 4 9 4 9c0 4 0 8 4 8 0 4 4 4 8 9 5 0 9 0 13 0 9 0 13 0 22-5 9-4 21-12 30-21z">
          <text:p/>
        </draw:path>
        <draw:path draw:style-name="gr7" draw:text-style-name="P7" draw:layer="layout" svg:width="0.165cm" svg:height="0.234cm" svg:x="8.921cm" svg:y="19.542cm" svg:viewBox="0 0 166 235" svg:d="M166 0l-55 150c-4 13-13 29-17 38-8 13-13 21-21 25-10 9-18 13-26 17-9 5-17 5-30 5-4 0-4 0-9 0 0 0-4 0-8 0v-26c4 0 8 0 8 0 5 0 9 0 9 0 8 0 13 0 17 0 4-4 8-4 13-8 4-5 8-9 12-13 4-9 9-13 9-21l-64-167h30l43 110 9 26 12-26 38-110z">
          <text:p/>
        </draw:path>
        <draw:path draw:style-name="gr7" draw:text-style-name="P7" draw:layer="layout" svg:width="0.098cm" svg:height="0.314cm" svg:x="9.141cm" svg:y="19.462cm" svg:viewBox="0 0 99 315" svg:d="M17 0c52 47 82 97 82 158 0 12-4 25-4 38-5 13-9 25-13 38-9 13-17 25-26 42-8 13-21 26-39 39l-17-17c22-22 39-43 52-64 9-25 17-51 17-76 0-51-25-99-69-141z">
          <text:p/>
        </draw:path>
        <draw:path draw:style-name="gr7" draw:text-style-name="P7" draw:layer="layout" svg:width="0.097cm" svg:height="0.314cm" svg:x="9.328cm" svg:y="19.462cm" svg:viewBox="0 0 98 315" svg:d="M21 0c52 47 77 97 77 158 0 12-4 25-4 38-4 13-8 25-13 38-8 13-12 25-25 42-9 13-21 26-39 39l-17-17c25-22 39-43 52-64 8-25 17-51 17-76 0-51-22-99-69-141z">
          <text:p/>
        </draw:path>
        <draw:polygon draw:style-name="gr10" draw:text-style-name="P10" draw:layer="layout" svg:width="0.157cm" svg:height="0.161cm" svg:x="9.675cm" svg:y="19.538cm" svg:viewBox="0 0 158 162" draw:points="158,94 95,94 95,162 64,162 64,94 0,94 0,69 64,69 64,0 95,0 95,69 158,69">
          <text:p/>
        </draw:polygon>
        <draw:path draw:style-name="gr6" draw:text-style-name="P6" draw:layer="layout" svg:width="0.157cm" svg:height="0.238cm" svg:x="5.004cm" svg:y="20.042cm" svg:viewBox="0 0 158 239" svg:d="M133 26c0 4 4 9 4 13 4 4 4 13 4 17 0 8 0 17-4 25-4 4-8 13-13 17-8 4-13 9-21 13-9 0-17 4-25 4-9 0-18 0-23-4-4 0-12 0-12-4-5 4-5 4-9 8 0 4 0 4 0 9 0 4 0 8 4 12 5 0 9 4 17 4h44c8 0 17 0 25 5 5 0 13 4 17 8 5 4 9 9 13 13s4 13 4 17c0 8-4 17-4 21-4 8-8 13-17 17-4 5-13 10-26 14-8 4-21 4-33 4-18 0-27 0-40-4-8 0-16-4-21-9-8-5-12-9-12-14-5-4-5-8-5-17 0-8 0-16 5-21 4-4 8-12 17-17 0 0-5-4-9-4 0-4 0-4-4-8 0 0 0-5 0-9-4 0-4-4-4-4 0-8 4-17 8-21 0-9 4-13 9-17 0-4-5-4-5-9 0 0-4-4-4-8 0 0 0-4-4-9 0-4 0-8 0-12 0-9 4-13 4-21 4-9 9-13 13-18 8-8 12-12 21-12 8-5 17-5 31-5 4 0 8 0 8 0 4 0 8 0 13 0h59v26zM30 191c0 9 4 17 13 17 8 4 21 9 35 9 8 0 16 0 21-5 8 0 12-4 17-4 4-4 8-8 8-13 0 0 5-4 5-8 0-8-5-13-9-17-9 0-17-4-26-4h-47c-4 0-4 4-9 4 0 4-4 4-4 9 0 4-4 4-4 8zM38 56c0 8 0 12 5 17 0 4 4 8 8 8 0 4 4 9 9 9 4 0 9 4 18 4 4 0 8-4 12-4s9-5 13-9 4-8 8-13c0-4 0-8 0-12s0-9-4-13c0-4-4-8-4-13-4-4-9-4-13-8-4 0-8 0-12 0-9 0-14 0-18 4-5 0-9 4-13 4 0 5-4 9-4 13-5 4-5 9-5 13z">
          <text:p/>
        </draw:path>
        <draw:path draw:style-name="gr6" draw:text-style-name="P6" draw:layer="layout" svg:width="0.149cm" svg:height="0.17cm" svg:x="5.195cm" svg:y="20.042cm" svg:viewBox="0 0 150 171" svg:d="M150 77c0 4 0 8 0 8 0 5 0 9 0 9h-120c0 17 4 30 12 42 13 9 27 13 44 13 4 0 8 0 12 0 9 0 13-4 17-4 5 0 9 0 13 0s9-5 13-5v27c-9 0-17 4-30 4-8 0-17 0-29 0-13 0-27 0-40-4-8-4-16-9-25-18-4-9-8-17-13-25-4-13-4-26-4-39 0-12 0-21 4-33 5-9 9-17 13-26 9-9 17-17 25-21 9-5 23-5 35-5 9 0 21 0 30 5 8 4 17 8 21 17 9 4 13 13 17 21 0 13 5 21 5 34zM120 73c0-9 0-13-5-21 0-5-4-9-8-13-4-9-9-9-13-13s-12-4-21-4c-4 0-13 0-18 4-4 4-8 4-13 9-4 8-8 12-8 17-4 8-4 12-4 21z">
          <text:p/>
        </draw:path>
        <draw:path draw:style-name="gr6" draw:text-style-name="P6" draw:layer="layout" svg:width="0.157cm" svg:height="0.17cm" svg:x="5.377cm" svg:y="20.042cm" svg:viewBox="0 0 158 171" svg:d="M158 85c0 13-4 26-8 34 0 13-9 21-13 30-9 9-17 14-26 18-8 4-21 4-33 4-13 0-22 0-34-4-9-4-17-9-21-18-9-4-13-17-17-25-6-13-6-22-6-39 0-12 0-25 6-33 4-13 8-22 17-30 8-5 12-13 25-17 8-5 21-5 34-5s21 0 29 5c13 4 17 8 26 17 8 8 13 17 17 25 0 13 4 26 4 38zM128 85c0-8 0-17-4-25s-4-17-8-21c-5-4-9-9-17-13-4 0-13 0-21 0-9 0-13 0-22 4-4 5-12 9-12 13-4 4-9 13-9 21-4 4-4 13-4 21 0 13 0 22 4 26 0 8 5 17 9 21s8 8 17 13c4 0 12 4 17 4 8 0 17-4 25-4 4-5 8-9 13-17 4-4 8-13 8-17 4-9 4-17 4-26z">
          <text:p/>
        </draw:path>
        <draw:path draw:style-name="gr6" draw:text-style-name="P6" draw:layer="layout" svg:width="0.157cm" svg:height="0.17cm" svg:x="5.564cm" svg:y="20.042cm" svg:viewBox="0 0 158 171" svg:d="M132 171v-119c0-9 0-13 0-13-5-4-5-9-5-9 0-4 0-4-4-4 0 0 0-4-5-4l-4 4c-4 0-4 4-8 4 0 5-4 9-4 13-5 4-9 13-9 17v111h-30v-119c0-5 0-9 0-13s0-9 0-9c0-4-4-4-4-4l-4-4c-4 0-4 4-4 4-4 0-4 4-9 4 0 5-4 9-8 13 0 4-4 13-9 17v111h-25v-171h21v35c4-9 9-13 9-18 4-4 8-8 8-8 4-4 9-9 13-9 0 0 4 0 8 0 9 0 17 0 21 9 5 4 9 13 9 26 0-5 4-9 4-13 4-5 9-9 9-13 4-4 8-4 12-9 0 0 4 0 13 0 18 0 31 17 31 47v124z">
          <text:p/>
        </draw:path>
        <draw:polygon draw:style-name="gr6" draw:text-style-name="P6" draw:layer="layout" svg:width="0.195cm" svg:height="0.025cm" svg:x="5.731cm" svg:y="20.256cm" svg:viewBox="0 0 196 26" draw:points="0,0 196,0 196,26 0,26">
          <text:p/>
        </draw:polygon>
        <draw:path draw:style-name="gr6" draw:text-style-name="P6" draw:layer="layout" svg:width="0.139cm" svg:height="0.237cm" svg:x="5.95cm" svg:y="19.975cm" svg:viewBox="0 0 140 238" svg:d="M140 149c0 17 0 30-4 39-4 12-8 21-17 29-4 4-12 13-26 17-9 4-21 4-34 4-8 0-21 0-30 0-8-4-21-8-29-12v-226h29v69l-4 29c9-12 17-21 30-25 8-4 17-4 29-4 9 0 18 0 27 4 4 4 12 8 17 17 4 8 8 17 12 25 0 13 0 21 0 34zM111 153c0-8 0-17 0-25s-4-13-4-17c-5-8-9-13-14-13-4-4-9-4-17-4 0 0-4 0-9 0-4 0-8 4-12 4-4 5-9 9-13 13s-8 9-13 17v81c5 4 9 4 17 4 5 4 9 4 17 4 4 0 13-4 17-4 9-4 13-4 18-13 4-4 9-8 9-17 4-8 4-17 4-30z">
          <text:p/>
        </draw:path>
        <draw:path draw:style-name="gr6" draw:text-style-name="P6" draw:layer="layout" svg:width="0.157cm" svg:height="0.17cm" svg:x="6.123cm" svg:y="20.042cm" svg:viewBox="0 0 158 171" svg:d="M158 85c0 13 0 26-4 34-4 13-9 21-17 30-4 9-13 14-25 18-9 4-22 4-34 4-13 0-21 0-30-4-14-4-18-9-27-18-4-4-12-17-16-25 0-13-5-22-5-39 0-12 5-25 9-33 0-13 8-22 12-30 9-5 17-13 27-17 9-5 21-5 34-5s21 0 34 5c8 4 17 8 21 17 8 8 13 17 17 25 4 13 4 26 4 38zM129 85c0-8 0-17-5-25 0-8-4-17-8-21s-9-9-17-13c-4 0-13 0-17 0-8 0-17 0-25 4-5 5-9 9-13 13-6 4-10 13-10 21-4 4-4 13-4 21 0 13 0 22 4 26 4 8 4 17 10 21 4 4 13 8 17 13 4 0 13 4 21 4s13-4 21-4c4-5 13-9 13-17 4-4 8-13 13-17 0-9 0-17 0-26z">
          <text:p/>
        </draw:path>
        <draw:polygon draw:style-name="gr6" draw:text-style-name="P6" draw:layer="layout" svg:width="0.165cm" svg:height="0.17cm" svg:x="6.306cm" svg:y="20.042cm" svg:viewBox="0 0 166 171" draw:points="166,171 128,171 86,107 38,171 0,171 68,85 4,0 42,0 86,68 128,0 166,0 102,85">
          <text:p/>
        </draw:polygon>
        <draw:path draw:style-name="gr6" draw:text-style-name="P6" draw:layer="layout" svg:width="0.144cm" svg:height="0.238cm" svg:x="6.509cm" svg:y="20.042cm" svg:viewBox="0 0 145 239" svg:d="M145 81c0 17-4 30-8 43-4 8-9 16-17 25-9 8-17 13-26 17-8 4-21 4-34 4-4 0-8 0-12 0-10 0-14 0-18-4v73h-30v-239h25l5 30c8-13 18-21 26-25 9-5 17-5 30-5 8 0 17 0 25 5 9 4 13 8 17 17 5 8 9 17 13 25 0 13 4 21 4 34zM116 85c0-8 0-17-5-25 0-8-4-13-4-17-4-8-8-13-13-13-4-4-8-4-12-4-5 0-9 0-13 0s-9 4-13 4c-4 5-8 9-14 13-4 4-8 9-12 17v80c4 5 8 5 18 5 4 4 12 4 17 4 17 0 25-9 38-17 8-13 13-25 13-47z">
          <text:p/>
        </draw:path>
        <draw:polygon draw:style-name="gr6" draw:text-style-name="P6" draw:layer="layout" svg:width="0.131cm" svg:height="0.237cm" svg:x="6.7cm" svg:y="19.975cm" svg:viewBox="0 0 132 238" draw:points="56,25 4,25 4,0 81,0 81,213 132,213 132,238 0,238 0,213 56,213">
          <text:p/>
        </draw:polygon>
        <draw:path draw:style-name="gr6" draw:text-style-name="P6" draw:layer="layout" svg:width="0.152cm" svg:height="0.17cm" svg:x="6.874cm" svg:y="20.042cm" svg:viewBox="0 0 153 171" svg:d="M153 85c0 13 0 26-4 34-4 13-8 21-17 30-4 9-13 14-21 18-13 4-21 4-34 4s-26 0-34-4c-9-4-18-9-26-18-5-4-9-17-13-25-4-13-4-22-4-39 0-12 0-25 4-33 4-13 8-22 17-30 4-5 13-13 26-17 9-5 17-5 30-5s25 0 34 5c8 4 17 8 25 17 5 8 9 17 13 25 4 13 4 26 4 38zM128 85c0-8-5-17-5-25-4-8-8-17-12-21-5-4-9-9-13-13-8 0-13 0-21 0-9 0-17 0-21 4-9 5-14 9-18 13s-4 13-9 21c0 4 0 13 0 21 0 13 0 22 0 26 5 8 9 17 14 21 4 4 8 8 13 13 8 0 12 4 21 4 8 0 17-4 21-4 8-5 13-9 17-17 4-4 4-13 8-17 0-9 5-17 5-26z">
          <text:p/>
        </draw:path>
        <draw:path draw:style-name="gr6" draw:text-style-name="P6" draw:layer="layout" svg:width="0.148cm" svg:height="0.22cm" svg:x="7.056cm" svg:y="19.992cm" svg:viewBox="0 0 149 221" svg:d="M149 217c-8 4-13 4-21 4-4 0-14 0-22 0-21 0-34-4-47-13-8-8-12-25-12-42v-90h-47v-26h47v-42l25-8v50h77v26h-77v86c0 13 4 21 13 25 4 9 12 13 25 13 8 0 14-4 18-4 8 0 13 0 21-5z">
          <text:p/>
        </draw:path>
        <draw:path draw:style-name="gr7" draw:text-style-name="P7" draw:layer="layout" svg:width="0.093cm" svg:height="0.318cm" svg:x="7.281cm" svg:y="19.962cm" svg:viewBox="0 0 94 319" svg:d="M77 319c-51-46-77-97-77-158 0-13 0-25 4-38s8-30 13-42c5-13 13-26 26-38 8-13 21-26 34-43l17 17c-43 43-64 93-64 144 0 27 4 52 17 73 9 26 26 47 47 68z">
          <text:p/>
        </draw:path>
        <draw:path draw:style-name="gr7" draw:text-style-name="P7" draw:layer="layout" svg:width="0.097cm" svg:height="0.318cm" svg:x="7.459cm" svg:y="19.962cm" svg:viewBox="0 0 98 319" svg:d="M21 0c52 51 77 102 77 161 0 9-4 21-4 34-4 13-9 30-13 43-8 13-13 26-26 38-9 17-21 30-38 43l-17-17c25-21 38-42 50-68 10-22 18-47 18-73 0-51-22-97-68-140z">
          <text:p/>
        </draw:path>
        <draw:polygon draw:style-name="gr10" draw:text-style-name="P10" draw:layer="layout" svg:width="0.157cm" svg:height="0.161cm" svg:x="7.806cm" svg:y="20.039cm" svg:viewBox="0 0 158 162" draw:points="158,94 94,94 94,162 64,162 64,94 0,94 0,68 64,68 64,0 94,0 94,68 158,68">
          <text:p/>
        </draw:polygon>
      </draw:page>
      <draw:page draw:name="page2" draw:style-name="dp1" draw:master-page-name="master-page27">
        <draw:frame draw:style-name="gr2" draw:text-style-name="P2" draw:layer="layout" svg:width="20.027cm" svg:height="2.234cm" svg:x="3.996cm" svg:y="1.024cm">
          <draw:image xlink:href="Pictures/10000000000012750000020FA3654A0B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3cm" svg:x="3.996cm" svg:y="10.938cm" svg:viewBox="0 0 20029 31" draw:points="0,0 20029,0 20029,31 0,31">
          <text:p/>
        </draw:polygon>
        <draw:frame draw:style-name="gr2" draw:text-style-name="P2" draw:layer="layout" svg:width="20.044cm" svg:height="3.479cm" svg:x="3.996cm" svg:y="11.358cm">
          <draw:image xlink:href="Pictures/1000000000001279000003340F1AA310.jpg" xlink:type="simple" xlink:show="embed" xlink:actuate="onLoad" draw:mime-type="image/jpeg">
            <text:p/>
          </draw:image>
        </draw:frame>
        <draw:frame draw:style-name="gr2" draw:text-style-name="P2" draw:layer="layout" svg:width="17.804cm" svg:height="3.817cm" svg:x="3.992cm" svg:y="3.653cm">
          <draw:image xlink:href="Pictures/100000000000054000000120202096DE.jpg" xlink:type="simple" xlink:show="embed" xlink:actuate="onLoad" draw:mime-type="image/jpeg">
            <text:p/>
          </draw:image>
        </draw:frame>
        <draw:polygon draw:style-name="gr3" draw:text-style-name="P3" draw:layer="layout" svg:width="0.191cm" svg:height="0.271cm" svg:x="3.987cm" svg:y="8.231cm" svg:viewBox="0 0 192 272" draw:points="192,30 111,30 111,272 80,272 80,30 0,30 0,0 192,0">
          <text:p/>
        </draw:polygon>
        <draw:path draw:style-name="gr3" draw:text-style-name="P3" draw:layer="layout" svg:width="0.161cm" svg:height="0.288cm" svg:x="4.216cm" svg:y="8.214cm" svg:viewBox="0 0 162 289" svg:d="M162 289h-30v-111c0-42-17-59-46-59-13 0-26 4-40 17-8 8-16 25-16 42v111h-30v-289h30v127h4c12-25 35-38 65-38 42 0 63 30 63 81z">
          <text:p/>
        </draw:path>
        <draw:path draw:style-name="gr3" draw:text-style-name="P3" draw:layer="layout" svg:width="0.169cm" svg:height="0.203cm" svg:x="4.424cm" svg:y="8.303cm" svg:viewBox="0 0 170 204" svg:d="M170 110h-141c0 22 9 39 17 52 14 13 31 17 48 17 21 0 42-8 63-21v29c-16 13-42 17-67 17-30 0-52-8-69-25-13-17-21-42-21-73 0-34 8-55 25-76 17-17 39-30 65-30 25 0 46 8 59 25s21 39 21 68zM136 85c0-17-4-34-12-43-9-8-22-12-34-12-17 0-30 4-40 12-8 13-17 26-21 43z">
          <text:p/>
        </draw:path>
        <draw:path draw:style-name="gr3" draw:text-style-name="P3" draw:layer="layout" svg:width="0.169cm" svg:height="0.203cm" svg:x="4.733cm" svg:y="8.303cm" svg:viewBox="0 0 170 204" svg:d="M170 110h-140c4 22 8 39 21 52 8 13 25 17 43 17 21 0 43-8 64-21v29c-17 13-43 17-68 17-31 0-52-8-69-25-12-17-21-42-21-73 0-34 9-55 26-76 16-17 38-30 64-30 25 0 47 8 59 25 13 17 21 39 21 68zM137 85c0-17-5-34-13-43-9-8-21-12-34-12-18 0-31 4-39 12-9 13-17 26-21 43z">
          <text:p/>
        </draw:path>
        <draw:polygon draw:style-name="gr3" draw:text-style-name="P3" draw:layer="layout" svg:width="0.034cm" svg:height="0.292cm" svg:x="4.948cm" svg:y="8.212cm" svg:viewBox="0 0 35 293" draw:points="0,0 35,0 35,293 0,293">
          <text:p/>
        </draw:polygon>
        <draw:path draw:style-name="gr3" draw:text-style-name="P3" draw:layer="layout" svg:width="0.178cm" svg:height="0.292cm" svg:x="5.03cm" svg:y="8.214cm" svg:viewBox="0 0 179 293" svg:d="M179 289h-30v-34c-17 26-38 38-68 38-25 0-43-8-60-25-13-17-21-42-21-72s8-55 25-76c13-18 39-31 65-31 25 0 46 13 59 35v-124h30zM149 204v-29c0-17-4-30-17-43-8-8-21-12-38-12-21 0-34 4-47 17-9 17-18 34-18 59 0 21 9 38 18 55 13 13 26 17 43 17s30-4 42-17c13-13 17-30 17-47z">
          <text:p/>
        </draw:path>
        <draw:path draw:style-name="gr3" draw:text-style-name="P3" draw:layer="layout" svg:width="0.169cm" svg:height="0.203cm" svg:x="5.259cm" svg:y="8.303cm" svg:viewBox="0 0 170 204" svg:d="M170 110h-141c4 22 9 39 21 52 9 13 27 17 44 17 25 0 42-8 64-21v29c-17 13-43 17-68 17-31 0-52-8-69-25-13-17-21-42-21-73 0-34 8-55 25-76 17-17 38-30 65-30 25 0 46 8 59 25s21 39 21 68zM136 85c0-17-4-34-12-43-9-8-22-12-34-12-17 0-31 4-40 12-8 13-17 26-17 43z">
          <text:p/>
        </draw:path>
        <draw:path draw:style-name="gr3" draw:text-style-name="P3" draw:layer="layout" svg:width="0.102cm" svg:height="0.195cm" svg:x="5.475cm" svg:y="8.307cm" svg:viewBox="0 0 103 196" svg:d="M103 34c-5-4-13-8-26-8s-25 8-34 21c-8 13-14 30-14 51v98h-29v-196h29v43c6-13 14-26 23-34 8-5 21-9 29-9 9 0 17 0 22 0z">
          <text:p/>
        </draw:path>
        <draw:polygon draw:style-name="gr3" draw:text-style-name="P3" draw:layer="layout" svg:width="0.034cm" svg:height="0.292cm" svg:x="5.604cm" svg:y="8.212cm" svg:viewBox="0 0 35 293" draw:points="0,0 35,0 35,293 0,293">
          <text:p/>
        </draw:polygon>
        <draw:path draw:style-name="gr3" draw:text-style-name="P3" draw:layer="layout" svg:width="0.182cm" svg:height="0.289cm" svg:x="5.674cm" svg:y="8.307cm" svg:viewBox="0 0 183 290" svg:d="M183 0l-89 230c-12 38-39 60-69 60-4 0-12 0-17-5v-25c5 0 13 0 17 0 17 0 30-9 35-26l17-38-77-196h34l56 153c0 0 0 4 4 13 0-5 0-9 5-13l55-153z">
          <text:p/>
        </draw:path>
        <draw:path draw:style-name="gr3" draw:text-style-name="P3" draw:layer="layout" svg:width="0.183cm" svg:height="0.288cm" svg:x="5.996cm" svg:y="8.303cm" svg:viewBox="0 0 184 289" svg:d="M34 174v115h-34v-285h34v34c13-25 38-38 69-38 25 0 42 8 59 30 13 17 22 38 22 68 0 33-9 59-26 76-17 22-38 30-65 30-25 0-46-8-59-30zM34 93v30c0 13 4 30 13 38 13 13 25 17 42 17 18 0 35-8 44-21 12-13 16-34 16-59 0-22-4-39-16-51-9-13-22-17-40-17-17 0-33 4-42 17-13 12-17 29-17 46z">
          <text:p/>
        </draw:path>
        <draw:path draw:style-name="gr3" draw:text-style-name="P3" draw:layer="layout" svg:width="0.153cm" svg:height="0.203cm" svg:x="6.212cm" svg:y="8.303cm" svg:viewBox="0 0 154 204" svg:d="M154 200h-30v-29c-17 25-35 33-64 33-17 0-34-4-43-12-12-13-17-26-17-43 0-35 22-56 64-64l60-9c0-34-12-46-43-46-21 0-42 4-64 21v-30c22-13 43-21 68-21 48 0 69 25 69 72zM124 102l-47 8c-17 0-26 4-34 9-9 5-13 13-13 30 0 9 4 17 13 22 4 4 12 8 25 8 17 0 31-4 39-17 13-8 17-21 17-38z">
          <text:p/>
        </draw:path>
        <draw:path draw:style-name="gr3" draw:text-style-name="P3" draw:layer="layout" svg:width="0.114cm" svg:height="0.254cm" svg:x="6.399cm" svg:y="8.252cm" svg:viewBox="0 0 115 255" svg:d="M115 251c-8 4-17 4-29 4-34 0-52-17-52-55v-114h-34v-30h34v-46l35-10v56h46v30h-46v110c0 13 0 21 4 26 4 4 13 8 21 8 9 0 17 0 21-4z">
          <text:p/>
        </draw:path>
        <draw:path draw:style-name="gr3" draw:text-style-name="P3" draw:layer="layout" svg:width="0.039cm" svg:height="0.284cm" svg:x="6.551cm" svg:y="8.218cm" svg:viewBox="0 0 40 285" svg:d="M23 43c-9 0-13-5-17-9-6 0-6-8-6-13 0-4 0-8 6-12 4-5 8-9 17-9 4 0 8 4 12 9 5 4 5 8 5 12 0 5 0 9-5 13-4 4-8 9-12 9zM35 285h-29v-196h29z">
          <text:p/>
        </draw:path>
        <draw:path draw:style-name="gr3" draw:text-style-name="P3" draw:layer="layout" svg:width="0.169cm" svg:height="0.203cm" svg:x="6.637cm" svg:y="8.303cm" svg:viewBox="0 0 170 204" svg:d="M170 110h-141c4 22 9 39 22 52 9 13 26 17 43 17 21 0 42-8 63-21v29c-17 13-42 17-68 17-29 0-51-8-68-25-13-17-21-42-21-73 0-34 8-55 25-76 18-17 39-30 64-30 26 0 47 8 60 25 12 17 21 39 21 68zM136 85c0-17-4-34-13-43-8-8-21-12-34-12-16 0-29 4-38 12-8 13-18 26-22 43z">
          <text:p/>
        </draw:path>
        <draw:path draw:style-name="gr3" draw:text-style-name="P3" draw:layer="layout" svg:width="0.162cm" svg:height="0.199cm" svg:x="6.852cm" svg:y="8.303cm" svg:viewBox="0 0 163 200" svg:d="M163 200h-31v-111c0-42-17-59-47-59-17 0-29 4-38 17-8 8-17 25-17 42v111h-30v-196h30v34h4c13-25 34-38 64-38 21 0 34 8 46 21 14 13 19 34 19 60z">
          <text:p/>
        </draw:path>
        <draw:path draw:style-name="gr3" draw:text-style-name="P3" draw:layer="layout" svg:width="0.115cm" svg:height="0.254cm" svg:x="7.047cm" svg:y="8.252cm" svg:viewBox="0 0 116 255" svg:d="M116 251c-9 4-17 4-30 4-35 0-52-17-52-55v-114h-34v-30h34v-46l34-10v56h48v30h-48v110c0 13 0 21 4 26 5 4 14 8 23 8 8 0 17 0 21-4z">
          <text:p/>
        </draw:path>
        <draw:path draw:style-name="gr3" draw:text-style-name="P3" draw:layer="layout" svg:width="0.132cm" svg:height="0.203cm" svg:x="7.191cm" svg:y="8.303cm" svg:viewBox="0 0 133 204" svg:d="M0 196v-34c17 13 39 17 56 17 30 0 43-8 43-25 0-9 0-13-4-13 0-4-4-9-9-13-4 0-9-4-13-4-9-5-13-5-17-10-9-4-17-8-26-8-4-4-13-8-17-13-4-4-4-8-8-17-5-4-5-12-5-17 0-12 5-17 9-25 4-9 8-13 17-17 4-4 13-9 21-13 9 0 21-4 30-4 18 0 31 4 43 8v34c-12-8-29-12-47-12-9 0-13 0-17 0-5 0-9 4-13 4-4 4-4 8-8 8 0 5 0 9 0 13s0 9 0 13c4 4 4 4 8 8 4 5 8 5 13 9 8 0 12 4 17 4 9 4 18 9 26 13 4 4 13 8 17 12 4 5 8 10 13 14 0 9 4 13 4 21 0 9-4 17-9 26-4 8-8 12-16 17-9 4-17 8-26 12-9 0-18 0-31 0-16 0-34-4-51-8z">
          <text:p/>
        </draw:path>
        <draw:path draw:style-name="gr3" draw:text-style-name="P3" draw:layer="layout" svg:width="0.161cm" svg:height="0.288cm" svg:x="7.476cm" svg:y="8.214cm" svg:viewBox="0 0 162 289" svg:d="M162 289h-30v-111c0-42-17-59-47-59-17 0-29 4-38 17-13 8-17 25-17 42v111h-30v-289h30v127c17-25 38-38 64-38 46 0 68 30 68 81z">
          <text:p/>
        </draw:path>
        <draw:path draw:style-name="gr3" draw:text-style-name="P3" draw:layer="layout" svg:width="0.157cm" svg:height="0.203cm" svg:x="7.679cm" svg:y="8.303cm" svg:viewBox="0 0 158 204" svg:d="M158 200h-34v-29c-13 25-34 33-59 33-23 0-35-4-48-12-9-13-17-26-17-43 0-35 21-56 65-64l59-9c0-34-13-46-38-46-26 0-48 4-65 21v-30c17-13 44-21 65-21 46 0 72 25 72 72zM124 102l-47 8c-12 0-25 4-35 9-4 5-8 13-8 30 0 9 4 17 8 22 10 4 18 8 31 8s25-4 38-17c9-8 13-21 13-38z">
          <text:p/>
        </draw:path>
        <draw:path draw:style-name="gr3" draw:text-style-name="P3" draw:layer="layout" svg:width="0.177cm" svg:height="0.195cm" svg:x="7.866cm" svg:y="8.307cm" svg:viewBox="0 0 178 196" svg:d="M178 0l-76 196h-29l-73-196h34l47 145c4 9 8 17 8 26 0-9 5-17 5-26l55-145z">
          <text:p/>
        </draw:path>
        <draw:path draw:style-name="gr3" draw:text-style-name="P3" draw:layer="layout" svg:width="0.169cm" svg:height="0.203cm" svg:x="8.065cm" svg:y="8.303cm" svg:viewBox="0 0 170 204" svg:d="M170 110h-136c0 22 4 39 17 52 8 13 25 17 46 17s43-8 60-21v29c-17 13-39 17-68 17-30 0-51-8-64-25-17-17-25-42-25-73 0-34 8-55 25-76 17-17 38-30 64-30 25 0 47 8 60 25s21 39 21 68zM140 85c0-17-4-34-17-43-9-8-17-12-34-12-13 0-26 4-38 12-9 13-17 26-17 43z">
          <text:p/>
        </draw:path>
        <draw:path draw:style-name="gr3" draw:text-style-name="P3" draw:layer="layout" svg:width="0.178cm" svg:height="0.293cm" svg:x="8.374cm" svg:y="8.303cm" svg:viewBox="0 0 179 294" svg:d="M179 187c0 68-34 107-103 107-21 0-42-5-63-13v-34c21 13 42 21 63 21 48 0 74-26 74-76v-21c-17 21-39 33-68 33-27 0-44-8-61-25-12-17-21-38-21-68 0-34 9-59 25-80 13-18 39-31 65-31s47 13 60 35v-31h29zM150 115v-29c0-17-5-30-17-43-9-8-22-12-39-12-18 0-35 4-47 17-9 17-13 34-13 59 0 21 4 38 13 55 12 13 25 17 43 17 17 0 34-4 43-17 12-13 17-30 17-47z">
          <text:p/>
        </draw:path>
        <draw:path draw:style-name="gr3" draw:text-style-name="P3" draw:layer="layout" svg:width="0.17cm" svg:height="0.203cm" svg:x="8.603cm" svg:y="8.303cm" svg:viewBox="0 0 171 204" svg:d="M171 110h-137c0 22 4 39 17 52 8 13 25 17 47 17s43-8 60-21v29c-17 13-38 17-69 17-30 0-51-8-64-25-17-17-25-42-25-73 0-34 8-55 25-76 17-17 38-30 64-30 27 0 48 8 60 25 13 17 22 39 22 68zM141 85c-4-17-9-34-17-43-8-8-17-12-35-12-13 0-26 4-38 12-9 13-17 26-17 43z">
          <text:p/>
        </draw:path>
        <draw:path draw:style-name="gr3" draw:text-style-name="P3" draw:layer="layout" svg:width="0.161cm" svg:height="0.199cm" svg:x="8.819cm" svg:y="8.303cm" svg:viewBox="0 0 162 200" svg:d="M162 200h-29v-111c0-42-18-59-48-59-13 0-30 4-38 17-9 8-17 25-17 42v111h-30v-196h30v34h4c13-25 34-38 64-38 22 0 39 8 47 21 13 13 17 34 17 60z">
          <text:p/>
        </draw:path>
        <draw:path draw:style-name="gr3" draw:text-style-name="P3" draw:layer="layout" svg:width="0.169cm" svg:height="0.203cm" svg:x="9.027cm" svg:y="8.303cm" svg:viewBox="0 0 170 204" svg:d="M170 110h-140c5 22 9 39 22 52 8 13 25 17 42 17 26 0 43-8 64-21v29c-17 13-43 17-68 17-30 0-51-8-68-25-14-17-22-42-22-73 0-34 8-55 26-76 17-17 38-30 64-30 25 0 47 8 59 25 13 17 21 39 21 68zM137 85c0-17-5-34-13-43-9-8-21-12-34-12-17 0-30 4-38 12-9 13-17 26-17 43z">
          <text:p/>
        </draw:path>
        <draw:path draw:style-name="gr3" draw:text-style-name="P3" draw:layer="layout" svg:width="0.102cm" svg:height="0.195cm" svg:x="9.243cm" svg:y="8.307cm" svg:viewBox="0 0 103 196" svg:d="M103 34c-5-4-14-8-27-8s-25 8-34 21c-8 13-12 30-12 51v98h-30v-196h30v43c4-13 12-26 21-34 8-5 21-9 30-9 8 0 17 0 22 0z">
          <text:p/>
        </draw:path>
        <draw:path draw:style-name="gr3" draw:text-style-name="P3" draw:layer="layout" svg:width="0.157cm" svg:height="0.203cm" svg:x="9.362cm" svg:y="8.303cm" svg:viewBox="0 0 158 204" svg:d="M158 200h-34v-29c-13 25-34 33-60 33-22 0-34-4-47-12-8-13-17-26-17-43 0-35 21-56 64-64l60-9c0-34-13-46-38-46-27 0-48 4-65 21v-30c17-13 43-21 65-21 46 0 72 25 72 72zM124 102l-47 8c-13 0-26 4-35 9-4 5-8 13-8 30 0 9 4 17 8 22 9 4 17 8 30 8 14 0 26-4 39-17 9-8 13-21 13-38z">
          <text:p/>
        </draw:path>
        <draw:path draw:style-name="gr3" draw:text-style-name="P3" draw:layer="layout" svg:width="0.127cm" svg:height="0.292cm" svg:x="9.575cm" svg:y="8.212cm" svg:viewBox="0 0 128 293" svg:d="M0 0h34v293h-34zM94 0h34v293h-34z">
          <text:p/>
        </draw:path>
        <draw:path draw:style-name="gr3" draw:text-style-name="P3" draw:layer="layout" svg:width="0.182cm" svg:height="0.289cm" svg:x="9.735cm" svg:y="8.307cm" svg:viewBox="0 0 183 290" svg:d="M183 0l-89 230c-17 38-38 60-68 60-8 0-12 0-17-5v-25c5 0 13 0 17 0 17 0 26-9 34-26l17-38-77-196h35l51 153c4 0 4 4 4 13h4c0-5 0-9 4-13l55-153z">
          <text:p/>
        </draw:path>
        <draw:path draw:style-name="gr3" draw:text-style-name="P3" draw:layer="layout" svg:width="0.161cm" svg:height="0.288cm" svg:x="10.057cm" svg:y="8.214cm" svg:viewBox="0 0 162 289" svg:d="M162 289h-30v-111c0-42-17-59-46-59-13 0-26 4-39 17-8 8-12 25-12 42v111h-35v-289h35v127c12-25 34-38 63-38 43 0 64 30 64 81z">
          <text:p/>
        </draw:path>
        <draw:path draw:style-name="gr3" draw:text-style-name="P3" draw:layer="layout" svg:width="0.042cm" svg:height="0.284cm" svg:x="10.273cm" svg:y="8.218cm" svg:viewBox="0 0 43 285" svg:d="M21 43c-4 0-13-5-17-9 0 0-4-8-4-13 0-4 4-8 4-12 4-5 9-9 17-9 4 0 9 4 13 9 5 4 9 8 9 12 0 5-4 9-9 13-4 4-9 9-13 9zM34 285h-30v-196h30z">
          <text:p/>
        </draw:path>
        <draw:path draw:style-name="gr3" draw:text-style-name="P3" draw:layer="layout" svg:width="0.178cm" svg:height="0.293cm" svg:x="10.358cm" svg:y="8.303cm" svg:viewBox="0 0 179 294" svg:d="M179 187c0 68-34 107-102 107-22 0-43-5-65-13v-34c22 13 43 21 65 21 47 0 72-26 72-76v-21c-17 21-38 33-68 33-26 0-43-8-60-25-13-17-21-38-21-68 0-34 8-59 25-80 13-18 39-31 65-31 25 0 46 13 59 35v-31h30zM149 115v-29c0-17-4-30-17-43-8-8-21-12-38-12s-34 4-48 17c-8 17-12 34-12 59 0 21 4 38 12 55 14 13 27 17 44 17s34-4 42-17c13-13 17-30 17-47z">
          <text:p/>
        </draw:path>
        <draw:path draw:style-name="gr3" draw:text-style-name="P3" draw:layer="layout" svg:width="0.161cm" svg:height="0.288cm" svg:x="10.599cm" svg:y="8.214cm" svg:viewBox="0 0 162 289" svg:d="M162 289h-29v-111c0-42-17-59-48-59-13 0-25 4-38 17-9 8-13 25-13 42v111h-34v-289h34v127c13-25 34-38 64-38 43 0 64 30 64 81z">
          <text:p/>
        </draw:path>
        <draw:path draw:style-name="gr3" draw:text-style-name="P3" draw:layer="layout" svg:width="0.17cm" svg:height="0.203cm" svg:x="10.807cm" svg:y="8.303cm" svg:viewBox="0 0 171 204" svg:d="M171 110h-137c0 22 4 39 17 52 8 13 25 17 42 17 27 0 44-8 65-21v29c-17 13-42 17-69 17-30 0-51-8-68-25-12-17-21-42-21-73 0-34 9-55 26-76 17-17 38-30 63-30 27 0 48 8 60 25 13 17 22 39 22 68zM137 85c0-17-5-34-13-43-8-8-21-12-35-12-17 0-30 4-38 12-8 13-17 26-17 43z">
          <text:p/>
        </draw:path>
        <draw:path draw:style-name="gr3" draw:text-style-name="P3" draw:layer="layout" svg:width="0.102cm" svg:height="0.195cm" svg:x="11.023cm" svg:y="8.307cm" svg:viewBox="0 0 103 196" svg:d="M103 34c-4-4-13-8-25-8-13 0-22 8-34 21-10 13-14 30-14 51v98h-30v-196h30v43c4-13 14-26 22-34 9-5 21-9 30-9 8 0 17 0 21 0z">
          <text:p/>
        </draw:path>
        <draw:path draw:style-name="gr3" draw:text-style-name="P3" draw:layer="layout" svg:width="0.132cm" svg:height="0.203cm" svg:x="11.252cm" svg:y="8.303cm" svg:viewBox="0 0 133 204" svg:d="M0 196v-34c17 13 39 17 56 17 30 0 43-8 43-25 0-9 0-13-4-13 0-4-5-9-9-13-4 0-9-4-14-4-8-5-12-5-16-10-9-4-17-8-26-8-4-4-13-8-17-13-4-4-4-8-9-17-4-4-4-12-4-17 0-12 4-17 9-25 4-9 8-13 17-17 4-4 13-9 21-13 9 0 21-4 30-4 18 0 30 4 43 8v34c-13-8-30-12-48-12-8 0-12 0-16 0-5 0-9 4-13 4-4 4-4 8-9 8 0 5 0 9 0 13s0 9 0 13c5 4 5 4 9 8 4 5 8 5 13 9 8 0 12 4 16 4 10 4 18 9 27 13 4 4 13 8 17 12 4 5 8 10 12 14 0 9 5 13 5 21 0 9-5 17-9 26-4 8-8 12-17 17-8 4-17 8-25 12-10 0-18 0-31 0-17 0-34-4-51-8z">
          <text:p/>
        </draw:path>
        <draw:path draw:style-name="gr3" draw:text-style-name="P3" draw:layer="layout" svg:width="0.038cm" svg:height="0.284cm" svg:x="11.426cm" svg:y="8.218cm" svg:viewBox="0 0 39 285" svg:d="M21 43c-8 0-12-5-17-9-4 0-4-8-4-13 0-4 0-8 4-12 5-5 9-9 17-9 4 0 9 4 14 9 4 4 4 8 4 12 0 5 0 9-4 13-5 4-10 9-14 9zM35 285h-31v-196h31z">
          <text:p/>
        </draw:path>
        <draw:path draw:style-name="gr3" draw:text-style-name="P3" draw:layer="layout" svg:width="0.178cm" svg:height="0.292cm" svg:x="11.511cm" svg:y="8.214cm" svg:viewBox="0 0 179 293" svg:d="M179 289h-31v-34c-17 26-38 38-68 38-25 0-46-8-59-25s-21-42-21-72 8-55 25-76c13-18 34-31 64-31 25 0 46 13 59 35v-124h31zM148 204v-29c0-17-4-30-17-43-8-8-21-12-38-12-21 0-34 4-47 17-8 17-17 34-17 59 0 21 9 38 17 55 13 13 26 17 43 17s30-4 42-17c9-13 17-30 17-47z">
          <text:p/>
        </draw:path>
        <draw:path draw:style-name="gr3" draw:text-style-name="P3" draw:layer="layout" svg:width="0.169cm" svg:height="0.203cm" svg:x="11.74cm" svg:y="8.303cm" svg:viewBox="0 0 170 204" svg:d="M170 110h-140c4 22 9 39 21 52 9 13 26 17 43 17 21 0 42-8 63-21v29c-16 13-42 17-67 17-30 0-51-8-68-25-13-17-22-42-22-73 0-34 9-55 26-76 17-17 38-30 64-30 25 0 46 8 59 25s21 39 21 68zM136 85c0-17-4-34-12-43-9-8-22-12-34-12-17 0-30 4-39 12-8 13-17 26-21 43z">
          <text:p/>
        </draw:path>
        <draw:path draw:style-name="gr3" draw:text-style-name="P3" draw:layer="layout" svg:width="0.115cm" svg:height="0.254cm" svg:x="12.036cm" svg:y="8.252cm" svg:viewBox="0 0 116 255" svg:d="M116 251c-9 4-18 4-31 4-34 0-51-17-51-55v-114h-34v-30h34v-46l34-10v56h48v30h-48v110c0 13 0 21 4 26 5 4 13 8 22 8 8 0 18 0 22-4z">
          <text:p/>
        </draw:path>
        <draw:path draw:style-name="gr3" draw:text-style-name="P3" draw:layer="layout" svg:width="0.191cm" svg:height="0.203cm" svg:x="12.18cm" svg:y="8.303cm" svg:viewBox="0 0 192 204" svg:d="M95 204c-31 0-52-8-69-25s-26-42-26-73c0-34 9-59 26-76s42-30 73-30c30 0 51 8 68 30 17 17 25 42 25 72s-8 56-25 77c-17 17-43 25-72 25zM99 30c-21 0-39 4-52 17-9 17-17 34-17 59 0 22 8 39 21 52 9 17 27 21 48 21 17 0 34-4 47-17 8-17 12-34 12-60 0-21-4-43-12-55-13-13-30-17-47-17z">
          <text:p/>
        </draw:path>
        <draw:path draw:style-name="gr3" draw:text-style-name="P3" draw:layer="layout" svg:width="0.128cm" svg:height="0.203cm" svg:x="12.515cm" svg:y="8.303cm" svg:viewBox="0 0 129 204" svg:d="M0 196v-34c17 13 34 17 56 17 30 0 43-8 43-25 0-9 0-13-5-13-4-4-4-9-8-13-4 0-8-4-17-4-4-5-8-5-18-10-8-4-13-8-21-8-4-4-13-8-17-13-4-4-8-8-8-17-5-4-5-12-5-17 0-12 5-17 9-25 4-9 8-13 17-17 4-4 12-9 21-13 9 0 18-4 31-4 16 0 29 4 43 8v34c-14-8-31-12-48-12-8 0-12 0-17 0s-9 4-13 4c-5 4-5 8-9 8 0 5 0 9 0 13s0 9 0 13c4 4 4 4 9 8 4 5 8 5 13 9 5 0 13 4 17 4 9 4 17 9 26 13 4 4 12 8 17 12 5 5 9 10 9 14 4 9 4 13 4 21 0 9 0 17-4 26-4 8-9 12-18 17-8 4-17 8-25 12-9 0-17 0-31 0-17 0-38-4-51-8z">
          <text:p/>
        </draw:path>
        <draw:path draw:style-name="gr3" draw:text-style-name="P3" draw:layer="layout" svg:width="0.038cm" svg:height="0.284cm" svg:x="12.689cm" svg:y="8.218cm" svg:viewBox="0 0 39 285" svg:d="M17 43c-4 0-8-5-13-9-4 0-4-8-4-13 0-4 0-8 4-12 5-5 9-9 13-9 10 0 14 4 18 9 4 4 4 8 4 12 0 5 0 9-4 13s-8 9-18 9zM35 285h-31v-196h31z">
          <text:p/>
        </draw:path>
        <draw:path draw:style-name="gr3" draw:text-style-name="P3" draw:layer="layout" svg:width="0.178cm" svg:height="0.292cm" svg:x="12.774cm" svg:y="8.214cm" svg:viewBox="0 0 179 293" svg:d="M179 289h-30v-34h-4c-14 26-35 38-65 38-25 0-46-8-59-25-17-17-21-42-21-72s8-55 21-76c17-18 38-31 68-31 25 0 48 13 56 35h4v-124h30zM149 204v-29c0-17-8-30-18-43-8-8-25-12-38-12-21 0-34 4-47 17-8 17-17 34-17 59 0 21 5 38 17 55 9 13 26 17 43 17s30-4 42-17c10-13 18-30 18-47z">
          <text:p/>
        </draw:path>
        <draw:path draw:style-name="gr3" draw:text-style-name="P3" draw:layer="layout" svg:width="0.169cm" svg:height="0.203cm" svg:x="13.003cm" svg:y="8.303cm" svg:viewBox="0 0 170 204" svg:d="M170 110h-141c0 22 9 39 17 52 13 13 30 17 47 17 22 0 43-8 60-21v29c-17 13-38 17-68 17-26 0-47-8-64-25-13-17-21-42-21-73 0-34 8-55 25-76 17-17 38-30 64-30s43 8 60 25c13 17 21 39 21 68zM136 85c0-17-4-34-12-43-9-8-21-12-35-12-17 0-30 4-38 12-13 13-17 26-22 43z">
          <text:p/>
        </draw:path>
        <draw:path draw:style-name="gr3" draw:text-style-name="P3" draw:layer="layout" svg:width="0.128cm" svg:height="0.203cm" svg:x="13.312cm" svg:y="8.303cm" svg:viewBox="0 0 129 204" svg:d="M0 196v-34c18 13 35 17 56 17 31 0 44-8 44-25 0-9 0-13-5-13 0-4-4-9-8-13-4 0-9-4-14-4-8-5-12-5-21-10-8-4-13-8-21-8-4-4-13-8-17-13-5-4-9-8-9-17-5-4-5-12-5-17 0-12 5-17 9-25 5-9 9-13 18-17 4-4 12-9 21-13 8 0 17-4 30-4 17 0 30 4 43 8v34c-13-8-30-12-48-12-8 0-12 0-17 0-4 0-8 4-12 4-5 4-5 8-9 8 0 5 0 9 0 13s0 9 0 13c4 4 4 4 9 8 4 5 8 5 12 9 5 0 13 4 17 4 10 4 18 9 27 13 4 4 12 8 17 12 4 5 8 10 8 14 4 9 4 13 4 21 0 9 0 17-4 26-4 8-8 12-17 17-8 4-17 8-25 12-10 0-18 0-31 0-17 0-34-4-52-8z">
          <text:p/>
        </draw:path>
        <draw:path draw:style-name="gr3" draw:text-style-name="P3" draw:layer="layout" svg:width="0.272cm" svg:height="0.195cm" svg:x="13.46cm" svg:y="8.307cm" svg:viewBox="0 0 273 196" svg:d="M273 0l-56 196h-34l-38-141c-5-4-5-8-5-17 0 5-4 13-4 17l-42 141h-34l-60-196h35l42 150c0 4 0 8 0 17h4c0-5 0-13 0-17l47-150h29l38 150c0 4 5 8 5 17 0-5 0-9 4-17l39-150z">
          <text:p/>
        </draw:path>
        <draw:path draw:style-name="gr3" draw:text-style-name="P3" draw:layer="layout" svg:width="0.153cm" svg:height="0.203cm" svg:x="13.757cm" svg:y="8.303cm" svg:viewBox="0 0 154 204" svg:d="M154 200h-35v-29c-13 25-34 33-59 33-17 0-34-4-47-12-8-13-13-26-13-43 0-35 21-56 64-64l55-9c0-34-13-46-38-46-26 0-47 4-64 21v-30c17-13 43-21 68-21 42 0 69 25 69 72zM119 102l-47 8c-12 0-25 4-29 9-9 5-13 13-13 30 0 9 4 17 8 22 9 4 17 8 30 8s25-4 38-17c9-8 13-21 13-38z">
          <text:p/>
        </draw:path>
        <draw:path draw:style-name="gr3" draw:text-style-name="P3" draw:layer="layout" svg:width="0.182cm" svg:height="0.289cm" svg:x="13.94cm" svg:y="8.307cm" svg:viewBox="0 0 183 290" svg:d="M183 0l-90 230c-17 38-38 60-68 60-8 0-13 0-21-5v-25c8 0 13 0 21 0 13 0 25-9 34-26l17-38-76-196h33l51 153c0 0 5 4 5 13 4-5 4-9 4-13l55-153z">
          <text:p/>
        </draw:path>
        <draw:path draw:style-name="gr3" draw:text-style-name="P3" draw:layer="layout" svg:width="0.182cm" svg:height="0.195cm" svg:x="14.232cm" svg:y="8.307cm" svg:viewBox="0 0 183 196" svg:d="M183 0l-76 196h-30l-77-196h34l52 145c4 9 4 17 4 26h4c0-9 0-17 5-26l50-145z">
          <text:p/>
        </draw:path>
        <draw:path draw:style-name="gr3" draw:text-style-name="P3" draw:layer="layout" svg:width="0.157cm" svg:height="0.203cm" svg:x="14.431cm" svg:y="8.303cm" svg:viewBox="0 0 158 204" svg:d="M158 200h-35v-29c-12 25-34 33-59 33-21 0-34-4-47-12-8-13-17-26-17-43 0-35 22-56 64-64l59-9c0-34-12-46-38-46-25 0-46 4-63 21v-30c17-13 42-21 63-21 47 0 73 25 73 72zM123 102l-46 8c-13 0-26 4-34 9-4 5-9 13-9 30 0 9 5 17 9 22 8 4 17 8 29 8 13 0 26-4 39-17 8-8 12-21 12-38z">
          <text:p/>
        </draw:path>
        <draw:polygon draw:style-name="gr3" draw:text-style-name="P3" draw:layer="layout" svg:width="0.033cm" svg:height="0.292cm" svg:x="14.643cm" svg:y="8.212cm" svg:viewBox="0 0 34 293" draw:points="0,0 34,0 34,293 0,293">
          <text:p/>
        </draw:polygon>
        <draw:path draw:style-name="gr3" draw:text-style-name="P3" draw:layer="layout" svg:width="0.161cm" svg:height="0.199cm" svg:x="14.736cm" svg:y="8.307cm" svg:viewBox="0 0 162 200" svg:d="M162 196h-34v-29c-13 25-34 33-60 33-46 0-68-25-68-81v-119h30v115c0 39 17 60 47 60 17 0 29-4 38-17 8-9 13-26 13-43v-115h34z">
          <text:p/>
        </draw:path>
        <draw:path draw:style-name="gr3" draw:text-style-name="P3" draw:layer="layout" svg:width="0.17cm" svg:height="0.203cm" svg:x="14.944cm" svg:y="8.303cm" svg:viewBox="0 0 171 204" svg:d="M171 110h-136c0 22 4 39 17 52s25 17 47 17c21 0 42-8 59-21v29c-17 13-38 17-68 17-25 0-46-8-63-25-19-17-27-42-27-73 0-34 8-55 27-76 17-17 38-30 63-30 26 0 47 8 59 25 17 17 22 39 22 68zM141 85c0-17-4-34-13-43-8-8-21-12-38-12-13 0-25 4-34 12-12 13-17 26-21 43z">
          <text:p/>
        </draw:path>
        <draw:path draw:style-name="gr3" draw:text-style-name="P3" draw:layer="layout" svg:width="0.127cm" svg:height="0.203cm" svg:x="15.152cm" svg:y="8.303cm" svg:viewBox="0 0 128 204" svg:d="M0 196v-34c17 13 35 17 56 17 25 0 42-8 42-25 0-9-4-13-4-13-4-4-8-9-13-13 0 0-8-4-12-4-5-5-9-5-17-10-9-4-17-8-21-8-10-4-14-8-19-13-4-4-8-8-8-17-4-4-4-12-4-17 0-12 0-17 4-25 4-9 8-13 17-17 10-4 18-9 26-13 9 0 17-4 26-4 17 0 34 4 46 8v34c-12-8-29-12-50-12-5 0-9 0-13 0-9 0-9 4-13 4-4 4-8 8-8 8-4 5-4 9-4 13s0 9 4 13c0 4 4 4 8 8 4 5 9 5 13 9 4 0 8 4 17 4 8 4 17 9 21 13 9 4 13 8 17 12 8 5 8 10 13 14 4 9 4 13 4 21 0 9 0 17-4 26-5 8-13 12-17 17-9 4-17 8-26 12-8 0-21 0-29 0-21 0-40-4-52-8z">
          <text:p/>
        </draw:path>
        <draw:path draw:style-name="gr3" draw:text-style-name="P3" draw:layer="layout" svg:width="0.042cm" svg:height="0.042cm" svg:x="15.317cm" svg:y="8.464cm" svg:viewBox="0 0 43 43" svg:d="M21 43c-8 0-13 0-17-5-4-4-4-8-4-17 0-4 0-8 4-12 4-5 9-9 17-9 4 0 9 4 13 9 5 4 9 8 9 12 0 9-4 13-9 17-4 5-9 5-13 5z">
          <text:p/>
        </draw:path>
        <draw:polygon draw:style-name="gr3" draw:text-style-name="P3" draw:layer="layout" svg:width="0.187cm" svg:height="0.271cm" svg:x="15.495cm" svg:y="8.231cm" svg:viewBox="0 0 188 272" draw:points="188,30 111,30 111,272 77,272 77,30 0,30 0,0 188,0">
          <text:p/>
        </draw:polygon>
        <draw:path draw:style-name="gr3" draw:text-style-name="P3" draw:layer="layout" svg:width="0.161cm" svg:height="0.288cm" svg:x="15.72cm" svg:y="8.214cm" svg:viewBox="0 0 162 289" svg:d="M162 289h-31v-111c0-42-17-59-47-59-12 0-25 4-38 17-8 8-12 25-12 42v111h-34v-289h34v127c12-25 33-38 63-38 44 0 65 30 65 81z">
          <text:p/>
        </draw:path>
        <draw:path draw:style-name="gr3" draw:text-style-name="P3" draw:layer="layout" svg:width="0.17cm" svg:height="0.203cm" svg:x="15.927cm" svg:y="8.303cm" svg:viewBox="0 0 171 204" svg:d="M171 110h-137c0 22 5 39 18 52 9 13 26 17 47 17s38-8 59-21v29c-17 13-42 17-67 17-30 0-52-8-65-25-17-17-26-42-26-73 0-34 9-55 26-76 17-17 39-30 65-30 25 0 46 8 59 25s21 39 21 68zM137 85c0-17-4-34-13-43-8-8-16-12-33-12-13 0-26 4-39 12-9 13-18 26-18 43z">
          <text:p/>
        </draw:path>
        <draw:path draw:style-name="gr3" draw:text-style-name="P3" draw:layer="layout" svg:width="0.169cm" svg:height="0.203cm" svg:x="16.237cm" svg:y="8.303cm" svg:viewBox="0 0 170 204" svg:d="M170 110h-136c0 22 4 39 17 52 8 13 26 17 47 17 22 0 38-8 60-21v29c-17 13-43 17-68 17-31 0-52-8-65-25-17-17-25-42-25-73 0-34 8-55 25-76 17-17 38-30 65-30 25 0 46 8 59 25s21 39 21 68zM136 85c0-17-4-34-12-43-9-8-17-12-34-12-13 0-27 4-39 12-9 13-17 26-17 43z">
          <text:p/>
        </draw:path>
        <draw:polygon draw:style-name="gr3" draw:text-style-name="P3" draw:layer="layout" svg:width="0.034cm" svg:height="0.292cm" svg:x="16.454cm" svg:y="8.212cm" svg:viewBox="0 0 35 293" draw:points="0,0 35,0 35,293 0,293">
          <text:p/>
        </draw:polygon>
        <draw:path draw:style-name="gr3" draw:text-style-name="P3" draw:layer="layout" svg:width="0.178cm" svg:height="0.292cm" svg:x="16.534cm" svg:y="8.214cm" svg:viewBox="0 0 179 293" svg:d="M179 289h-30v-34c-17 26-38 38-69 38-25 0-42-8-59-25-13-17-21-42-21-72s8-55 25-76c17-18 38-31 63-31 27 0 48 13 61 35v-124h30zM149 204v-29c0-17-4-30-17-43-8-8-21-12-39-12-17 0-34 4-47 17-8 17-13 34-13 59 0 21 5 38 13 55 13 13 26 17 42 17 18 0 36-4 44-17 13-13 17-30 17-47z">
          <text:p/>
        </draw:path>
        <draw:path draw:style-name="gr3" draw:text-style-name="P3" draw:layer="layout" svg:width="0.17cm" svg:height="0.203cm" svg:x="16.762cm" svg:y="8.303cm" svg:viewBox="0 0 171 204" svg:d="M171 110h-137c0 22 5 39 17 52 10 13 27 17 48 17s38-8 59-21v29c-17 13-42 17-67 17-30 0-52-8-65-25-17-17-26-42-26-73 0-34 9-55 26-76 17-17 39-30 65-30 25 0 46 8 59 25s21 39 21 68zM137 85c0-17-4-34-13-43-8-8-16-12-33-12-13 0-26 4-40 12-8 13-17 26-17 43z">
          <text:p/>
        </draw:path>
        <draw:path draw:style-name="gr3" draw:text-style-name="P3" draw:layer="layout" svg:width="0.101cm" svg:height="0.195cm" svg:x="16.979cm" svg:y="8.307cm" svg:viewBox="0 0 102 196" svg:d="M102 34c-4-4-12-8-25-8s-21 8-30 21c-14 13-18 30-18 51v98h-29v-196h29v43h4c5-13 10-26 18-34 13-5 22-9 35-9 8 0 12 0 16 0z">
          <text:p/>
        </draw:path>
        <draw:polygon draw:style-name="gr3" draw:text-style-name="P3" draw:layer="layout" svg:width="0.034cm" svg:height="0.292cm" svg:x="17.115cm" svg:y="8.212cm" svg:viewBox="0 0 35 293" draw:points="0,0 35,0 35,293 0,293">
          <text:p/>
        </draw:polygon>
        <draw:path draw:style-name="gr3" draw:text-style-name="P3" draw:layer="layout" svg:width="0.186cm" svg:height="0.289cm" svg:x="17.178cm" svg:y="8.307cm" svg:viewBox="0 0 187 290" svg:d="M187 0l-89 230c-17 38-38 60-68 60-9 0-17 0-22-5v-25c5 0 13 0 17 0 18 0 31-9 39-26l13-38-77-196h35l55 153c0 0 0 4 4 13 0-5 4-9 4-13l56-153z">
          <text:p/>
        </draw:path>
        <draw:path draw:style-name="gr3" draw:text-style-name="P3" draw:layer="layout" svg:width="0.182cm" svg:height="0.293cm" svg:x="17.487cm" svg:y="8.303cm" svg:viewBox="0 0 183 294" svg:d="M183 187c0 68-33 107-101 107-27 0-48-5-65-13v-34c22 13 43 21 61 21 50 0 72-26 72-76v-21c-13 21-39 33-68 33-22 0-43-8-56-25-17-17-26-38-26-68 0-34 9-59 26-80 17-18 38-31 64-31 30 0 47 13 60 35v-31h33zM150 115v-29c0-17-5-30-13-43-13-8-26-12-42-12-17 0-35 4-44 17-12 17-17 34-17 59 0 21 5 38 17 55 9 13 21 17 39 17 21 0 34-4 43-17 12-13 17-30 17-47z">
          <text:p/>
        </draw:path>
        <draw:path draw:style-name="gr3" draw:text-style-name="P3" draw:layer="layout" svg:width="0.098cm" svg:height="0.195cm" svg:x="17.733cm" svg:y="8.307cm" svg:viewBox="0 0 99 196" svg:d="M99 34c-5-4-13-8-22-8-13 0-26 8-34 21-9 13-13 30-13 51v98h-30v-196h30v43c4-13 13-26 21-34 8-5 18-9 31-9 8 0 12 0 17 0z">
          <text:p/>
        </draw:path>
        <draw:path draw:style-name="gr3" draw:text-style-name="P3" draw:layer="layout" svg:width="0.19cm" svg:height="0.203cm" svg:x="17.852cm" svg:y="8.303cm" svg:viewBox="0 0 191 204" svg:d="M97 204c-29 0-55-8-72-25s-25-42-25-73c0-34 8-59 29-76 18-17 39-30 73-30 26 0 51 8 68 30 13 17 21 42 21 72s-8 56-25 77c-17 17-42 25-69 25zM97 30c-21 0-34 4-46 17-13 17-17 34-17 59 0 22 4 39 17 52 12 17 25 21 46 21 23 0 35-4 48-17 13-17 17-34 17-60 0-21-4-43-17-55-13-13-25-17-48-17z">
          <text:p/>
        </draw:path>
        <draw:path draw:style-name="gr3" draw:text-style-name="P3" draw:layer="layout" svg:width="0.161cm" svg:height="0.199cm" svg:x="18.089cm" svg:y="8.307cm" svg:viewBox="0 0 162 200" svg:d="M162 196h-29v-29c-17 25-34 33-64 33-48 0-69-25-69-81v-119h31v115c0 39 17 60 47 60 16 0 29-4 38-17 12-9 17-26 17-43v-115h29z">
          <text:p/>
        </draw:path>
        <draw:path draw:style-name="gr3" draw:text-style-name="P3" draw:layer="layout" svg:width="0.178cm" svg:height="0.288cm" svg:x="18.314cm" svg:y="8.303cm" svg:viewBox="0 0 179 289" svg:d="M31 174v115h-31v-285h31v34c17-25 38-38 67-38 26 0 47 8 60 30 12 17 21 38 21 68 0 33-9 59-26 76-12 22-34 30-63 30-26 0-42-8-59-30zM31 93v30c0 13 4 30 17 38 8 13 25 17 38 17 21 0 33-8 46-21 9-13 17-34 17-59 0-22-8-39-17-51-8-13-25-17-42-17s-30 4-42 17c-9 12-17 29-17 46z">
          <text:p/>
        </draw:path>
        <draw:path draw:style-name="gr3" draw:text-style-name="P3" draw:layer="layout" svg:width="0.157cm" svg:height="0.203cm" svg:x="18.632cm" svg:y="8.303cm" svg:viewBox="0 0 158 204" svg:d="M158 200h-34v-29c-13 25-34 33-60 33-21 0-33-4-46-12-10-13-18-26-18-43 0-35 22-56 64-64l60-9c0-34-13-46-38-46-26 0-47 4-64 21v-30c17-13 42-21 64-21 46 0 72 25 72 72zM124 102l-47 8c-13 0-25 4-34 9-4 5-8 13-8 30 0 9 4 17 8 22 9 4 17 8 30 8s25-4 38-17c9-8 13-21 13-38z">
          <text:p/>
        </draw:path>
        <draw:polygon draw:style-name="gr3" draw:text-style-name="P3" draw:layer="layout" svg:width="0.034cm" svg:height="0.292cm" svg:x="18.842cm" svg:y="8.212cm" svg:viewBox="0 0 35 293" draw:points="0,0 35,0 35,293 0,293">
          <text:p/>
        </draw:polygon>
        <draw:path draw:style-name="gr3" draw:text-style-name="P3" draw:layer="layout" svg:width="0.128cm" svg:height="0.203cm" svg:x="18.928cm" svg:y="8.303cm" svg:viewBox="0 0 129 204" svg:d="M0 196v-34c18 13 34 17 56 17 30 0 43-8 43-25 0-9 0-13-4-13-5-4-5-9-9-13-4 0-8-4-17-4-4-5-8-5-18-10-8-4-12-8-21-8-8-4-12-8-17-13-4-4-8-8-8-17-5-4-5-12-5-17 0-12 5-17 5-25 4-9 13-13 17-17 8-4 17-9 25-13 9 0 18-4 31-4 17 0 29 4 42 8v34c-13-8-30-12-46-12-9 0-13 0-18 0s-9 4-13 4c-4 4-4 8-9 8 0 5 0 9 0 13s0 9 0 13c5 4 5 4 9 8 4 5 8 5 13 9 5 0 13 4 18 4 8 4 16 9 25 13 4 4 13 8 17 12 4 5 8 10 8 14 5 9 5 13 5 21 0 9 0 17-5 26-4 8-12 12-17 17-8 4-17 8-25 12-8 0-17 0-31 0-21 0-38-4-51-8z">
          <text:p/>
        </draw:path>
        <draw:path draw:style-name="gr3" draw:text-style-name="P3" draw:layer="layout" svg:width="0.195cm" svg:height="0.203cm" svg:x="19.089cm" svg:y="8.303cm" svg:viewBox="0 0 196 204" svg:d="M99 204c-30 0-51-8-68-25-22-17-31-42-31-73 0-34 13-59 31-76 17-17 43-30 72-30 30 0 51 8 68 30 17 17 25 42 25 72s-12 56-29 77c-17 17-38 25-68 25zM99 30c-17 0-34 4-47 17-12 17-17 34-17 59 0 22 5 39 17 52 13 17 30 21 47 21 21 0 38-4 47-17 12-17 17-34 17-60 0-21-5-43-17-55-9-13-26-17-47-17z">
          <text:p/>
        </draw:path>
        <draw:path draw:style-name="gr3" draw:text-style-name="P3" draw:layer="layout" svg:width="0.152cm" svg:height="0.203cm" svg:x="19.425cm" svg:y="8.303cm" svg:viewBox="0 0 153 204" svg:d="M153 200h-30v-29c-17 25-34 33-64 33-17 0-34-4-42-12-13-13-17-26-17-43 0-35 21-56 63-64l60-9c0-34-12-46-43-46-21 0-42 4-63 21v-30c21-13 42-21 67-21 48 0 69 25 69 72zM123 102l-47 8c-17 0-26 4-34 9s-13 13-13 30c0 9 5 17 13 22 4 4 13 8 25 8 17 0 30-4 39-17 13-8 17-21 17-38z">
          <text:p/>
        </draw:path>
        <draw:path draw:style-name="gr3" draw:text-style-name="P3" draw:layer="layout" svg:width="0.178cm" svg:height="0.288cm" svg:x="19.636cm" svg:y="8.303cm" svg:viewBox="0 0 179 289" svg:d="M35 174h-5v115h-30v-285h30v34h5c13-25 34-38 64-38 25 0 47 8 59 30 13 17 21 38 21 68 0 33-8 59-21 76-17 22-38 30-68 30-25 0-42-8-55-30zM30 93v30c0 13 9 30 18 38 8 13 25 17 38 17 21 0 34-8 47-21 8-13 17-34 17-59 0-22-9-39-17-51-9-13-22-17-39-17-21 0-33 4-46 17-9 12-18 29-18 46z">
          <text:p/>
        </draw:path>
        <draw:path draw:style-name="gr3" draw:text-style-name="P3" draw:layer="layout" svg:width="0.178cm" svg:height="0.288cm" svg:x="19.865cm" svg:y="8.303cm" svg:viewBox="0 0 179 289" svg:d="M30 174v115h-30v-285h30v34c17-25 38-38 68-38 25 0 46 8 59 30 14 17 22 38 22 68 0 33-8 59-26 76-13 22-34 30-64 30-25 0-42-8-59-30zM30 93v30c0 13 4 30 17 38 8 13 21 17 38 17 21 0 34-8 47-21 8-13 12-34 12-59 0-22-4-39-12-51-9-13-26-17-43-17s-30 4-42 17c-13 12-17 29-17 46z">
          <text:p/>
        </draw:path>
        <draw:path draw:style-name="gr3" draw:text-style-name="P3" draw:layer="layout" svg:width="0.17cm" svg:height="0.203cm" svg:x="20.081cm" svg:y="8.303cm" svg:viewBox="0 0 171 204" svg:d="M171 110h-141c0 22 8 39 17 52 13 13 30 17 47 17 22 0 43-8 60-21v29c-17 13-38 17-69 17-25 0-47-8-63-25-17-17-22-42-22-73 0-34 9-55 26-76 17-17 38-30 63-30 27 0 44 8 61 25 13 17 21 39 21 68zM137 85c0-17-4-34-13-43-8-8-22-12-35-12-17 0-29 4-38 12-13 13-17 26-21 43z">
          <text:p/>
        </draw:path>
        <draw:path draw:style-name="gr3" draw:text-style-name="P3" draw:layer="layout" svg:width="0.152cm" svg:height="0.203cm" svg:x="20.281cm" svg:y="8.303cm" svg:viewBox="0 0 153 204" svg:d="M153 200h-29v-29c-13 25-34 33-60 33-21 0-34-4-46-12-10-13-18-26-18-43 0-35 22-56 64-64l60-9c0-34-13-46-39-46-25 0-46 4-63 21v-30c17-13 38-21 63-21 47 0 68 25 68 72zM124 102l-47 8c-13 0-26 4-34 9-4 5-9 13-9 30 0 9 5 17 9 22 8 4 17 8 30 8 12 0 25-4 38-17 8-8 13-21 13-38z">
          <text:p/>
        </draw:path>
        <draw:path draw:style-name="gr3" draw:text-style-name="P3" draw:layer="layout" svg:width="0.101cm" svg:height="0.195cm" svg:x="20.493cm" svg:y="8.307cm" svg:viewBox="0 0 102 196" svg:d="M102 34c-4-4-13-8-21-8-17 0-26 8-35 21-8 13-13 30-13 51v98h-33v-196h33v43c5-13 9-26 22-34 9-5 18-9 30-9 9 0 13 0 17 0z">
          <text:p/>
        </draw:path>
        <draw:path draw:style-name="gr3" draw:text-style-name="P3" draw:layer="layout" svg:width="0.11cm" svg:height="0.254cm" svg:x="20.713cm" svg:y="8.252cm" svg:viewBox="0 0 111 255" svg:d="M111 251c-4 4-17 4-25 4-34 0-51-17-51-55v-114h-35v-30h35v-46l29-10v56h47v30h-47v110c0 13 0 21 5 26 8 4 12 8 25 8 4 0 13 0 17-4z">
          <text:p/>
        </draw:path>
        <draw:path draw:style-name="gr3" draw:text-style-name="P3" draw:layer="layout" svg:width="0.191cm" svg:height="0.203cm" svg:x="20.853cm" svg:y="8.303cm" svg:viewBox="0 0 192 204" svg:d="M93 204c-25 0-51-8-68-25s-25-42-25-73c0-34 8-59 25-76 21-17 43-30 72-30 30 0 56 8 69 30 17 17 26 42 26 72s-9 56-26 77c-17 17-43 25-73 25zM97 30c-21 0-34 4-46 17-13 17-17 34-17 59 0 22 4 39 17 52 12 17 25 21 46 21s34-4 48-17c8-17 17-34 17-60 0-21-9-43-17-55-14-13-27-17-48-17z">
          <text:p/>
        </draw:path>
        <draw:path draw:style-name="gr3" draw:text-style-name="P3" draw:layer="layout" svg:width="0.161cm" svg:height="0.288cm" svg:x="21.2cm" svg:y="8.214cm" svg:viewBox="0 0 162 289" svg:d="M162 289h-30v-111c0-42-17-59-47-59-17 0-25 4-38 17-8 8-17 25-17 42v111h-30v-289h30v127h4c13-25 34-38 64-38 43 0 64 30 64 81z">
          <text:p/>
        </draw:path>
        <draw:path draw:style-name="gr3" draw:text-style-name="P3" draw:layer="layout" svg:width="0.157cm" svg:height="0.203cm" svg:x="21.404cm" svg:y="8.303cm" svg:viewBox="0 0 158 204" svg:d="M158 200h-34v-29c-13 25-34 33-59 33-17 0-36-4-48-12-9-13-17-26-17-43 0-35 25-56 69-64l55-9c0-34-13-46-38-46-26 0-48 4-65 21v-30c17-13 44-21 69-21 42 0 68 25 68 72zM124 102l-47 8c-12 0-25 4-29 9-10 5-14 13-14 30 0 9 4 17 8 22 10 4 18 8 31 8s25-4 38-17c9-8 13-21 13-38z">
          <text:p/>
        </draw:path>
        <draw:path draw:style-name="gr3" draw:text-style-name="P3" draw:layer="layout" svg:width="0.183cm" svg:height="0.195cm" svg:x="21.59cm" svg:y="8.307cm" svg:viewBox="0 0 184 196" svg:d="M184 0l-82 196h-29l-73-196h34l47 145c4 9 8 17 8 26 0-9 5-17 9-26l51-145z">
          <text:p/>
        </draw:path>
        <draw:path draw:style-name="gr3" draw:text-style-name="P3" draw:layer="layout" svg:width="0.169cm" svg:height="0.203cm" svg:x="21.79cm" svg:y="8.303cm" svg:viewBox="0 0 170 204" svg:d="M170 110h-137c0 22 5 39 17 52 13 13 26 17 48 17 21 0 42-8 59-21v29c-17 13-38 17-68 17-26 0-47-8-64-25s-25-42-25-73c0-34 8-55 25-76 17-17 38-30 64-30s47 8 60 25c17 17 21 39 21 68zM140 85c0-17-4-34-12-43-9-8-21-12-39-12-13 0-26 4-39 12-8 13-12 26-17 43z">
          <text:p/>
        </draw:path>
        <draw:path draw:style-name="gr3" draw:text-style-name="P3" draw:layer="layout" svg:width="0.275cm" svg:height="0.199cm" svg:x="22.112cm" svg:y="8.303cm" svg:viewBox="0 0 276 200" svg:d="M276 200h-29v-111c0-21-5-38-9-47-8-8-17-12-34-12-12 0-25 4-34 17-8 12-13 25-13 42v111h-33v-115c0-38-13-55-43-55-12 0-25 4-34 17-8 8-12 25-12 42v111h-35v-196h35v34c12-25 34-38 59-38 13 0 25 4 34 13 12 8 17 17 21 29 17-25 38-42 64-42 42 0 63 30 63 81z">
          <text:p/>
        </draw:path>
        <draw:path draw:style-name="gr3" draw:text-style-name="P3" draw:layer="layout" svg:width="0.191cm" svg:height="0.203cm" svg:x="22.434cm" svg:y="8.303cm" svg:viewBox="0 0 192 204" svg:d="M94 204c-26 0-52-8-69-25s-25-42-25-73c0-34 8-59 29-76 17-17 39-30 74-30 25 0 50 8 67 30 13 17 22 42 22 72s-9 56-26 77c-17 17-42 25-72 25zM98 30c-22 0-34 4-47 17-13 17-17 34-17 59 0 22 4 39 17 52 13 17 25 21 47 21s34-4 47-17c13-17 17-34 17-60 0-21-4-43-17-55-13-13-25-17-47-17z">
          <text:p/>
        </draw:path>
        <draw:path draw:style-name="gr3" draw:text-style-name="P3" draw:layer="layout" svg:width="0.101cm" svg:height="0.195cm" svg:x="22.676cm" svg:y="8.307cm" svg:viewBox="0 0 102 196" svg:d="M102 34c-5-4-13-8-26-8s-21 8-34 21c-9 13-13 30-13 51v98h-29v-196h29v43c4-13 13-26 21-34 9-5 22-9 30-9 9 0 17 0 22 0z">
          <text:p/>
        </draw:path>
        <draw:path draw:style-name="gr3" draw:text-style-name="P3" draw:layer="layout" svg:width="0.17cm" svg:height="0.203cm" svg:x="22.798cm" svg:y="8.303cm" svg:viewBox="0 0 171 204" svg:d="M171 110h-141c0 22 8 39 17 52 13 13 30 17 47 17 22 0 43-8 64-21v29c-21 13-42 17-69 17-29 0-51-8-67-25-13-17-22-42-22-73 0-34 9-55 26-76 17-17 38-30 63-30 27 0 44 8 61 25 13 17 21 39 21 68zM137 85c0-17-4-34-13-43-8-8-21-12-35-12-17 0-29 4-38 12-13 13-17 26-21 43z">
          <text:p/>
        </draw:path>
        <draw:path draw:style-name="gr3" draw:text-style-name="P3" draw:layer="layout" svg:width="0.182cm" svg:height="0.195cm" svg:x="3.983cm" svg:y="8.892cm" svg:viewBox="0 0 183 196" svg:d="M183 0l-77 196h-30l-76-196h34l50 141c5 13 5 21 9 30 0-13 0-21 4-30l52-141z">
          <text:p/>
        </draw:path>
        <draw:path draw:style-name="gr3" draw:text-style-name="P3" draw:layer="layout" svg:width="0.153cm" svg:height="0.203cm" svg:x="4.186cm" svg:y="8.888cm" svg:viewBox="0 0 154 204" svg:d="M154 200h-35v-29c-13 21-34 33-59 33-17 0-34-4-47-17-9-8-13-21-13-38 0-39 21-60 64-64l55-9c0-34-13-51-38-51-26 0-47 9-64 26v-34c21-13 43-17 68-17 43 0 69 25 69 72zM119 102l-47 4c-12 4-25 4-29 13-9 4-13 12-13 25 0 10 4 18 8 27 9 4 17 8 30 8s25-8 38-17c9-13 13-26 13-43z">
          <text:p/>
        </draw:path>
        <draw:path draw:style-name="gr3" draw:text-style-name="P3" draw:layer="layout" svg:width="0.098cm" svg:height="0.199cm" svg:x="4.398cm" svg:y="8.888cm" svg:viewBox="0 0 99 200" svg:d="M99 34c-5-4-13-4-22-4-12 0-25 4-33 16-9 13-13 30-13 52v102h-31v-196h31v38c4-12 13-21 21-29 8-9 17-13 30-13 8 0 12 0 17 4z">
          <text:p/>
        </draw:path>
        <draw:path draw:style-name="gr3" draw:text-style-name="P3" draw:layer="layout" svg:width="0.043cm" svg:height="0.284cm" svg:x="4.525cm" svg:y="8.803cm" svg:viewBox="0 0 44 285" svg:d="M22 38c-5 0-9 0-13-4s-9-8-9-13c0-8 5-12 9-17 4-4 8-4 13-4 8 0 13 0 18 4 4 5 4 9 4 17 0 5 0 9-4 13-5 4-10 4-18 4zM40 285h-35v-196h35z">
          <text:p/>
        </draw:path>
        <draw:path draw:style-name="gr3" draw:text-style-name="P3" draw:layer="layout" svg:width="0.153cm" svg:height="0.203cm" svg:x="4.61cm" svg:y="8.888cm" svg:viewBox="0 0 154 204" svg:d="M154 200h-30v-29c-13 21-34 33-59 33-22 0-34-4-48-17-13-8-17-21-17-38 0-39 21-60 65-64l59-9c0-34-13-51-38-51-26 0-47 9-65 26v-34c18-13 39-17 65-17 47 0 68 25 68 72zM124 102l-47 4c-12 4-25 4-34 13-4 4-8 12-8 25 0 10 4 18 8 27 9 4 17 8 26 8 17 0 30-8 42-17 9-13 13-26 13-43z">
          <text:p/>
        </draw:path>
        <draw:path draw:style-name="gr3" draw:text-style-name="P3" draw:layer="layout" svg:width="0.11cm" svg:height="0.258cm" svg:x="4.801cm" svg:y="8.833cm" svg:viewBox="0 0 111 259" svg:d="M111 251c-4 4-18 8-26 8-34 0-51-21-51-59v-114h-34v-27h34v-46l29-13v59h48v27h-48v110c0 13 0 21 5 30 8 4 12 8 25 8 9 0 14-4 18-8z">
          <text:p/>
        </draw:path>
        <draw:path draw:style-name="gr3" draw:text-style-name="P3" draw:layer="layout" svg:width="0.043cm" svg:height="0.284cm" svg:x="4.949cm" svg:y="8.803cm" svg:viewBox="0 0 44 285" svg:d="M21 38c-4 0-8 0-12-4s-9-8-9-13c0-8 5-12 9-17 4-4 8-4 12-4 5 0 14 0 14 4 4 5 9 9 9 17 0 5-5 9-9 13 0 4-9 4-14 4zM39 285h-34v-196h34z">
          <text:p/>
        </draw:path>
        <draw:path draw:style-name="gr3" draw:text-style-name="P3" draw:layer="layout" svg:width="0.192cm" svg:height="0.203cm" svg:x="5.034cm" svg:y="8.888cm" svg:viewBox="0 0 193 204" svg:d="M99 204c-30 0-56-8-73-29-17-17-26-44-26-73 0-30 9-56 31-77 17-17 42-25 72-25 29 0 51 8 68 25s22 43 22 77c0 29-10 56-27 73-17 21-38 29-67 29zM99 25c-22 0-35 9-47 21-13 13-17 30-17 56 0 25 4 42 17 56 12 13 25 21 47 21 21 0 38-8 46-21 13-14 17-31 17-56 0-26-4-43-17-56-8-12-25-21-46-21z">
          <text:p/>
        </draw:path>
        <draw:path draw:style-name="gr3" draw:text-style-name="P3" draw:layer="layout" svg:width="0.161cm" svg:height="0.199cm" svg:x="5.276cm" svg:y="8.888cm" svg:viewBox="0 0 162 200" svg:d="M162 200h-30v-111c0-43-18-64-48-64-16 0-29 5-38 17-8 13-17 26-17 47v111h-29v-196h29v34h4c13-25 35-38 64-38 22 0 35 4 48 21 12 13 17 34 17 60z">
          <text:p/>
        </draw:path>
        <draw:path draw:style-name="gr3" draw:text-style-name="P3" draw:layer="layout" svg:width="0.271cm" svg:height="0.195cm" svg:x="5.577cm" svg:y="8.892cm" svg:viewBox="0 0 272 196" svg:d="M272 0l-60 196h-34l-39-141c0-4-4-13-4-17 0 4 0 9-4 17l-42 141h-30l-59-196h29l43 145c0 5 0 13 4 22 0-9 0-13 4-22l42-145h30l38 145c5 9 5 13 5 22 4-9 4-13 4-22l42-145z">
          <text:p/>
        </draw:path>
        <draw:path draw:style-name="gr3" draw:text-style-name="P3" draw:layer="layout" svg:width="0.161cm" svg:height="0.288cm" svg:x="5.882cm" svg:y="8.799cm" svg:viewBox="0 0 162 289" svg:d="M162 289h-31v-115c0-39-17-60-46-60-13 0-26 5-39 17-8 13-12 26-12 47v111h-34v-289h34v127c12-25 33-38 63-38 43 0 65 25 65 81z">
          <text:p/>
        </draw:path>
        <draw:path draw:style-name="gr3" draw:text-style-name="P3" draw:layer="layout" svg:width="0.042cm" svg:height="0.284cm" svg:x="6.098cm" svg:y="8.803cm" svg:viewBox="0 0 43 285" svg:d="M22 38c-4 0-8 0-14-4-4-4-8-8-8-13 0-8 4-12 8-17 0-4 10-4 14-4s9 0 13 4c4 5 8 9 8 17 0 5-4 9-8 13s-9 4-13 4zM35 285h-31v-196h31z">
          <text:p/>
        </draw:path>
        <draw:path draw:style-name="gr3" draw:text-style-name="P3" draw:layer="layout" svg:width="0.148cm" svg:height="0.203cm" svg:x="6.183cm" svg:y="8.888cm" svg:viewBox="0 0 149 204" svg:d="M149 192c-17 8-34 12-56 12-25 0-51-8-68-29-17-17-25-39-25-69 0-34 8-60 29-76 17-22 43-30 72-30 18 0 35 4 48 8v34c-17-12-30-17-48-17-21 0-38 9-50 21-13 13-17 35-17 56 0 25 4 42 17 56 12 13 29 21 46 21 18 0 35-8 52-17z">
          <text:p/>
        </draw:path>
        <draw:path draw:style-name="gr3" draw:text-style-name="P3" draw:layer="layout" svg:width="0.161cm" svg:height="0.288cm" svg:x="6.378cm" svg:y="8.799cm" svg:viewBox="0 0 162 289" svg:d="M162 289h-34v-115c0-39-13-60-44-60-16 0-29 5-38 17-12 13-17 26-17 47v111h-29v-289h29v127c17-25 39-38 64-38 48 0 69 25 69 81z">
          <text:p/>
        </draw:path>
        <draw:path draw:style-name="gr3" draw:text-style-name="P3" draw:layer="layout" svg:width="0.038cm" svg:height="0.284cm" svg:x="6.7cm" svg:y="8.803cm" svg:viewBox="0 0 39 285" svg:d="M18 38c-4 0-9 0-14-4-4-4-4-8-4-13 0-8 0-12 4-17 5-4 10-4 14-4 8 0 12 0 17 4 4 5 4 9 4 17 0 5 0 9-4 13-5 4-9 4-17 4zM35 285h-31v-196h31z">
          <text:p/>
        </draw:path>
        <draw:path draw:style-name="gr3" draw:text-style-name="P3" draw:layer="layout" svg:width="0.161cm" svg:height="0.199cm" svg:x="6.797cm" svg:y="8.888cm" svg:viewBox="0 0 162 200" svg:d="M162 200h-29v-111c0-43-17-64-47-64-17 0-30 5-38 17-13 13-17 26-17 47v111h-31v-196h31v34c17-25 38-38 64-38 21 0 38 4 50 21 13 13 17 34 17 60z">
          <text:p/>
        </draw:path>
        <draw:path draw:style-name="gr3" draw:text-style-name="P3" draw:layer="layout" svg:width="0.144cm" svg:height="0.203cm" svg:x="7.005cm" svg:y="8.888cm" svg:viewBox="0 0 145 204" svg:d="M145 192c-17 8-34 12-55 12-26 0-48-8-64-29-17-17-26-39-26-69 0-34 9-60 26-76 16-22 42-30 73-30 16 0 33 4 46 8v34c-13-12-30-17-46-17-22 0-35 9-48 21-13 13-21 35-21 56 0 25 4 42 17 56 12 13 30 21 52 21 16 0 29-8 46-17z">
          <text:p/>
        </draw:path>
        <draw:polygon draw:style-name="gr3" draw:text-style-name="P3" draw:layer="layout" svg:width="0.034cm" svg:height="0.287cm" svg:x="7.196cm" svg:y="8.801cm" svg:viewBox="0 0 35 288" draw:points="0,0 35,0 35,288 0,288">
          <text:p/>
        </draw:polygon>
        <draw:path draw:style-name="gr3" draw:text-style-name="P3" draw:layer="layout" svg:width="0.161cm" svg:height="0.199cm" svg:x="7.285cm" svg:y="8.892cm" svg:viewBox="0 0 162 200" svg:d="M162 196h-30v-29c-13 21-34 33-59 33-48 0-73-29-73-85v-115h29v110c0 43 18 65 52 65 13 0 26-8 34-18 13-13 17-25 17-47v-110h30z">
          <text:p/>
        </draw:path>
        <draw:path draw:style-name="gr3" draw:text-style-name="P3" draw:layer="layout" svg:width="0.178cm" svg:height="0.292cm" svg:x="7.497cm" svg:y="8.799cm" svg:viewBox="0 0 179 293" svg:d="M179 289h-30v-34c-17 26-38 38-68 38-26 0-43-8-60-25-13-17-21-42-21-72 0-34 8-60 25-76 13-23 38-31 65-31 25 0 46 8 59 31v-120h30zM149 200v-29c0-13-4-30-17-39-9-12-21-17-38-17-21 0-35 9-48 21-8 13-17 35-17 60 0 21 9 38 17 51 13 13 27 21 44 21s29-8 42-21 17-26 17-47z">
          <text:p/>
        </draw:path>
        <draw:path draw:style-name="gr3" draw:text-style-name="P3" draw:layer="layout" svg:width="0.169cm" svg:height="0.203cm" svg:x="7.726cm" svg:y="8.888cm" svg:viewBox="0 0 170 204" svg:d="M170 110h-141c4 21 9 39 21 48 9 13 26 21 43 21 25 0 43-8 64-21v25c-16 13-43 21-69 21-29 0-50-8-67-25-13-21-21-43-21-77 0-30 8-56 25-72 17-22 38-30 63-30 26 0 48 8 61 25s21 39 21 68zM136 81c0-17-5-30-13-39-9-12-22-17-35-17-16 0-29 5-38 17-8 9-17 22-17 39z">
          <text:p/>
        </draw:path>
        <draw:path draw:style-name="gr3" draw:text-style-name="P3" draw:layer="layout" svg:width="0.115cm" svg:height="0.258cm" svg:x="8.022cm" svg:y="8.833cm" svg:viewBox="0 0 116 259" svg:d="M116 251c-4 4-17 8-30 8-34 0-51-21-51-59v-114h-35v-27h35v-46l34-13v59h47v27h-47v110c0 13 0 21 4 30 5 4 13 8 22 8 8 0 17-4 21-8z">
          <text:p/>
        </draw:path>
        <draw:path draw:style-name="gr3" draw:text-style-name="P3" draw:layer="layout" svg:width="0.271cm" svg:height="0.195cm" svg:x="8.154cm" svg:y="8.892cm" svg:viewBox="0 0 272 196" svg:d="M272 0l-59 196h-34l-38-141c0-4-5-13-5-17 0 4 0 9-4 17l-43 141h-30l-59-196h29l43 145c0 5 0 13 4 22 0-9 0-13 4-22l44-145h29l38 145c5 9 5 13 5 22 0-9 4-13 4-22l42-145z">
          <text:p/>
        </draw:path>
        <draw:path draw:style-name="gr3" draw:text-style-name="P3" draw:layer="layout" svg:width="0.191cm" svg:height="0.203cm" svg:x="8.446cm" svg:y="8.888cm" svg:viewBox="0 0 192 204" svg:d="M94 204c-25 0-50-8-67-29-17-17-27-44-27-73 0-30 10-56 27-77 21-17 42-25 72-25 29 0 55 8 67 25 17 17 26 43 26 77 0 29-9 56-26 73-17 21-42 29-72 29zM99 25c-21 0-34 9-47 21-13 13-17 30-17 56 0 25 4 42 17 56 13 13 26 21 47 21s34-8 46-21c9-14 17-31 17-56 0-26-8-43-17-56-12-12-25-21-46-21z">
          <text:p/>
        </draw:path>
        <draw:path draw:style-name="gr3" draw:text-style-name="P3" draw:layer="layout" svg:width="0.17cm" svg:height="0.203cm" svg:x="8.781cm" svg:y="8.888cm" svg:viewBox="0 0 171 204" svg:d="M171 110h-137c0 21 4 39 17 48 8 13 25 21 43 21 26 0 43-8 64-21v25c-17 13-42 21-69 21-30 0-51-8-68-25-13-21-21-43-21-77 0-30 8-56 25-72 17-22 39-30 64-30 27 0 48 8 60 25 13 17 22 39 22 68zM137 81c0-17-4-30-13-39-8-12-21-17-35-17-17 0-25 5-38 17-9 9-17 22-17 39z">
          <text:p/>
        </draw:path>
        <draw:path draw:style-name="gr3" draw:text-style-name="P3" draw:layer="layout" svg:width="0.165cm" svg:height="0.195cm" svg:x="8.972cm" svg:y="8.892cm" svg:viewBox="0 0 166 196" svg:d="M166 0l-64 98 64 98h-34l-38-63c-4-6-9-10-9-18h-4c0 4 0 8-8 18l-38 63h-35l64-98-64-98h39l38 68c0 4 4 9 8 13l47-81z">
          <text:p/>
        </draw:path>
        <draw:path draw:style-name="gr3" draw:text-style-name="P3" draw:layer="layout" svg:width="0.11cm" svg:height="0.258cm" svg:x="9.154cm" svg:y="8.833cm" svg:viewBox="0 0 111 259" svg:d="M111 251c-4 4-17 8-29 8-34 0-52-21-52-59v-114h-30v-27h30v-46l35-13v59h46v27h-46v110c0 13 0 21 4 30 4 4 13 8 21 8s17-4 21-8z">
          <text:p/>
        </draw:path>
        <draw:path draw:style-name="gr3" draw:text-style-name="P3" draw:layer="layout" svg:width="0.097cm" svg:height="0.199cm" svg:x="9.311cm" svg:y="8.888cm" svg:viewBox="0 0 98 200" svg:d="M98 34c-4-4-13-4-21-4-13 0-25 4-35 16-8 13-13 30-13 52v102h-29v-196h29v38c5-12 13-21 23-29 8-9 16-13 29-13 9 0 13 0 17 4z">
          <text:p/>
        </draw:path>
        <draw:path draw:style-name="gr3" draw:text-style-name="P3" draw:layer="layout" svg:width="0.169cm" svg:height="0.203cm" svg:x="9.43cm" svg:y="8.888cm" svg:viewBox="0 0 170 204" svg:d="M170 110h-141c4 21 9 39 21 48 9 13 26 21 43 21 21 0 43-8 64-21v25c-17 13-43 21-68 21-30 0-51-8-68-25-13-21-21-43-21-77 0-30 8-56 25-72 17-22 38-30 64-30 25 0 47 8 60 25s21 39 21 68zM136 81c0-17-4-30-12-39-10-12-23-17-35-17-18 0-30 5-39 17-8 9-17 22-21 39z">
          <text:p/>
        </draw:path>
        <draw:path draw:style-name="gr3" draw:text-style-name="P3" draw:layer="layout" svg:width="0.275cm" svg:height="0.199cm" svg:x="9.646cm" svg:y="8.888cm" svg:viewBox="0 0 276 200" svg:d="M276 200h-30v-115c0-21-4-34-12-47-4-8-17-13-34-13-13 0-21 5-34 17-8 13-13 30-13 47v111h-29v-115c0-39-18-60-48-60-13 0-26 5-34 17-8 13-13 26-13 47v111h-29v-196h29v30c17-21 34-34 64-34 13 0 21 4 35 8 8 9 17 22 21 30 13-25 34-38 64-38 42 0 63 25 63 81z">
          <text:p/>
        </draw:path>
        <draw:path draw:style-name="gr3" draw:text-style-name="P3" draw:layer="layout" svg:width="0.169cm" svg:height="0.203cm" svg:x="9.968cm" svg:y="8.888cm" svg:viewBox="0 0 170 204" svg:d="M170 110h-140c0 21 8 39 17 48 12 13 29 21 47 21 21 0 42-8 59-21v25c-17 13-38 21-68 21-26 0-47-8-64-25-17-21-21-43-21-77 0-30 8-56 25-72 17-22 38-30 65-30 25 0 42 8 59 25 13 17 21 39 21 68zM136 81c0-17-4-30-12-39-9-12-21-17-34-17-18 0-31 5-39 17-13 9-17 22-21 39z">
          <text:p/>
        </draw:path>
        <draw:path draw:style-name="gr3" draw:text-style-name="P3" draw:layer="layout" svg:width="0.191cm" svg:height="0.203cm" svg:x="10.277cm" svg:y="8.888cm" svg:viewBox="0 0 192 204" svg:d="M95 204c-31 0-52-8-69-29-17-17-26-44-26-73 0-30 9-56 26-77 17-17 42-25 73-25 30 0 51 8 68 25s25 43 25 77c0 29-8 56-25 73-22 21-43 29-72 29zM95 25c-18 0-35 9-48 21-9 13-17 30-17 56 0 25 8 42 17 56 13 13 30 21 48 21 21 0 38-8 46-21 13-14 17-31 17-56 0-26-4-43-17-56-8-12-25-21-46-21z">
          <text:p/>
        </draw:path>
        <draw:path draw:style-name="gr3" draw:text-style-name="P3" draw:layer="layout" svg:width="0.161cm" svg:height="0.199cm" svg:x="10.51cm" svg:y="8.892cm" svg:viewBox="0 0 162 200" svg:d="M162 196h-29v-29c-13 21-34 33-59 33-48 0-74-29-74-85v-115h34v110c0 43 14 65 48 65 13 0 25-8 38-18 9-13 13-25 13-47v-110h29z">
          <text:p/>
        </draw:path>
        <draw:path draw:style-name="gr3" draw:text-style-name="P3" draw:layer="layout" svg:width="0.11cm" svg:height="0.258cm" svg:x="10.714cm" svg:y="8.833cm" svg:viewBox="0 0 111 259" svg:d="M111 251c-4 4-17 8-25 8-34 0-51-21-51-59v-114h-35v-27h35v-46l30-13v59h46v27h-46v110c0 13 0 21 4 30 4 4 12 8 25 8 4 0 13-4 17-8z">
          <text:p/>
        </draw:path>
        <draw:polygon draw:style-name="gr3" draw:text-style-name="P3" draw:layer="layout" svg:width="0.034cm" svg:height="0.287cm" svg:x="10.866cm" svg:y="8.801cm" svg:viewBox="0 0 35 288" draw:points="0,0 35,0 35,288 0,288">
          <text:p/>
        </draw:polygon>
        <draw:path draw:style-name="gr3" draw:text-style-name="P3" draw:layer="layout" svg:width="0.038cm" svg:height="0.284cm" svg:x="10.96cm" svg:y="8.803cm" svg:viewBox="0 0 39 285" svg:d="M18 38c-5 0-9 0-13-4-5-4-5-8-5-13 0-8 0-12 5-17 4-4 8-4 13-4 8 0 12 0 16 4 5 5 5 9 5 17 0 5 0 9-5 13-4 4-8 4-16 4zM34 285h-29v-196h29z">
          <text:p/>
        </draw:path>
        <draw:path draw:style-name="gr3" draw:text-style-name="P3" draw:layer="layout" svg:width="0.169cm" svg:height="0.203cm" svg:x="11.045cm" svg:y="8.888cm" svg:viewBox="0 0 170 204" svg:d="M170 110h-140c0 21 9 39 17 48 13 13 30 21 47 21 21 0 42-8 59-21v25c-17 13-38 21-68 21-25 0-46-8-64-25-17-21-21-43-21-77 0-30 8-56 26-72 17-22 38-30 64-30 25 0 42 8 59 25 13 17 21 39 21 68zM136 81c0-17-4-30-12-39-9-12-22-17-34-17-17 0-30 5-38 17-13 9-17 22-22 39z">
          <text:p/>
        </draw:path>
        <draw:path draw:style-name="gr3" draw:text-style-name="P3" draw:layer="layout" svg:width="0.101cm" svg:height="0.199cm" svg:x="11.261cm" svg:y="8.888cm" svg:viewBox="0 0 102 200" svg:d="M102 34c-8-4-17-4-25-4-13 0-26 4-34 16-8 13-13 30-13 52v102h-30v-196h30v38c5-12 13-21 21-29 9-9 17-13 30-13 9 0 17 0 21 4z">
          <text:p/>
        </draw:path>
        <draw:path draw:style-name="gr3" draw:text-style-name="P3" draw:layer="layout" svg:width="0.128cm" svg:height="0.203cm" svg:x="11.383cm" svg:y="8.888cm" svg:viewBox="0 0 129 204" svg:d="M0 192v-34c18 13 35 21 56 21 25 0 42-8 42-30 0-5-4-9-4-13-4-5-9-5-9-9-4-4-12-4-17-8-4 0-8-5-16-9-9 0-17-4-22-8-8-4-12-9-17-13-4-4-8-8-8-13-5-8-5-12-5-21s0-17 5-25c4-5 13-13 17-17 8-5 17-9 25-9 9-4 17-4 26-4 17 0 34 4 47 8v30c-13-8-30-13-52-13-4 0-8 0-12 5-4 0-9 0-13 4-4 0-8 4-8 8s-5 9-5 9c0 8 5 13 5 13 0 4 4 8 8 12 4 0 9 5 13 5 4 4 8 4 17 8 8 4 17 9 21 9 8 4 13 8 22 12 4 4 8 9 8 17 5 4 5 13 5 17 0 14 0 22-5 27-4 8-12 12-17 21-9 4-17 4-26 8-8 4-21 4-29 4-22 0-39-4-52-12z">
          <text:p/>
        </draw:path>
        <draw:path draw:style-name="gr3" draw:text-style-name="P3" draw:layer="layout" svg:width="0.042cm" svg:height="0.042cm" svg:x="11.549cm" svg:y="9.049cm" svg:viewBox="0 0 43 43" svg:d="M21 43c-4 0-13-4-17-8s-4-9-4-13c0-8 0-12 4-17s13-5 17-5c5 0 14 0 18 5 0 5 4 9 4 17 0 4-4 9-4 13-4 4-13 8-18 8z">
          <text:p/>
        </draw:path>
        <draw:path draw:style-name="gr3" draw:text-style-name="P3" draw:layer="layout" svg:width="0.368cm" svg:height="0.436cm" svg:x="4.034cm" svg:y="10.16cm" svg:viewBox="0 0 369 437" svg:d="M0 437v-437h127c162 0 242 67 242 213 0 67-21 122-63 161-47 42-106 63-183 63zM72 59v319h59c51 0 94-17 120-43 30-29 42-67 42-122 0-102-51-154-158-154z">
          <text:p/>
        </draw:path>
        <draw:path draw:style-name="gr3" draw:text-style-name="P3" draw:layer="layout" svg:width="0.285cm" svg:height="0.331cm" svg:x="4.457cm" svg:y="10.274cm" svg:viewBox="0 0 286 332" svg:d="M286 188h-213c0 25 8 51 25 63 17 17 38 26 68 26 34 0 64-9 94-30v55c-30 21-69 30-115 30-43 0-81-17-106-43-26-29-39-68-39-123 0-47 13-85 43-119 30-30 64-47 106-47s76 17 103 43c21 29 34 67 34 115zM217 137c0-27-9-48-22-60-8-17-25-22-46-22s-38 9-51 22c-17 16-25 33-25 60z">
          <text:p/>
        </draw:path>
        <draw:path draw:style-name="gr3" draw:text-style-name="P3" draw:layer="layout" svg:width="0.225cm" svg:height="0.331cm" svg:x="4.788cm" svg:y="10.274cm" svg:viewBox="0 0 226 332" svg:d="M0 315v-68c26 21 56 30 90 30 43 0 64-13 64-38 0-5 0-13-4-18-5-4-9-8-17-12-5-4-13-9-22-9-8-4-17-8-29-12-13-5-22-9-34-17-9-5-17-13-27-17-4-9-12-17-12-26-5-9-9-22-9-35 0-12 4-25 13-38 4-12 18-21 31-30 8-8 25-12 38-16 17-5 33-9 46-9 30 0 55 4 81 17v60c-21-13-47-22-76-22-9 0-18 0-26 5-8 0-13 4-17 4-4 4-8 8-13 13-4 4-4 8-4 16 0 5 0 13 4 17 5 5 9 9 13 14 4 0 13 4 21 9 9 4 17 4 26 8 13 4 25 13 38 17 8 4 17 13 25 21 9 4 13 13 17 26 5 8 9 21 9 34 0 12-4 29-13 38-8 12-17 21-30 29-12 9-25 13-42 17-17 5-34 9-51 9-34 0-64-9-90-17z">
          <text:p/>
        </draw:path>
        <draw:path draw:style-name="gr3" draw:text-style-name="P3" draw:layer="layout" svg:width="0.242cm" svg:height="0.331cm" svg:x="5.059cm" svg:y="10.274cm" svg:viewBox="0 0 243 332" svg:d="M243 311c-25 12-55 21-89 21-48 0-81-17-111-47-30-25-43-64-43-110 0-51 13-94 47-124 30-34 68-51 124-51 25 0 51 9 72 17v68c-21-17-42-25-68-25-29 0-56 8-73 29-21 21-29 48-29 82 0 29 8 55 25 76 17 17 43 26 73 26 25 0 51-9 72-26z">
          <text:p/>
        </draw:path>
        <draw:path draw:style-name="gr3" draw:text-style-name="P3" draw:layer="layout" svg:width="0.182cm" svg:height="0.318cm" svg:x="5.373cm" svg:y="10.278cm" svg:viewBox="0 0 183 319" svg:d="M183 74c-9-5-22-9-39-9-21 0-38 9-51 25-17 22-21 47-21 81v148h-72v-314h72v64c9-22 17-39 30-52 17-12 34-17 51-17 12 0 21 0 30 5z">
          <text:p/>
        </draw:path>
        <draw:path draw:style-name="gr3" draw:text-style-name="P3" draw:layer="layout" svg:width="0.084cm" svg:height="0.457cm" svg:x="5.598cm" svg:y="10.139cm" svg:viewBox="0 0 85 458" svg:d="M42 80c-13 0-21-4-29-13-9-8-13-17-13-29 0-9 4-21 13-30 8-4 16-8 29-8s21 4 31 8c8 9 12 21 12 30 0 12-4 21-12 29-10 9-18 13-31 13zM77 458h-69v-313h69z">
          <text:p/>
        </draw:path>
        <draw:path draw:style-name="gr3" draw:text-style-name="P3" draw:layer="layout" svg:width="0.305cm" svg:height="0.467cm" svg:x="5.767cm" svg:y="10.274cm" svg:viewBox="0 0 306 468" svg:d="M72 277v191h-72v-459h72v55c26-43 60-64 106-64 44 0 73 17 95 43 21 29 33 67 33 114 0 51-12 94-38 124-25 34-59 51-102 51s-72-21-94-55zM72 153v38c0 26 5 43 22 60 12 17 33 22 55 22 25 0 47-9 64-30 13-22 22-48 22-86 0-30-9-55-22-72-12-17-35-25-60-25-21 0-43 8-59 25-13 17-22 42-22 68z">
          <text:p/>
        </draw:path>
        <draw:path draw:style-name="gr3" draw:text-style-name="P3" draw:layer="layout" svg:width="0.199cm" svg:height="0.416cm" svg:x="6.111cm" svg:y="10.189cm" svg:viewBox="0 0 200 417" svg:d="M200 404c-13 9-34 13-56 13-59 0-89-31-89-90v-178h-55v-55h55v-72l68-22v94h77v55h-77v156c0 22 4 35 12 43 5 4 17 9 35 9 9 0 21 0 30-9z">
          <text:p/>
        </draw:path>
        <draw:path draw:style-name="gr3" draw:text-style-name="P3" draw:layer="layout" svg:width="0.085cm" svg:height="0.457cm" svg:x="6.365cm" svg:y="10.139cm" svg:viewBox="0 0 86 458" svg:d="M42 80c-12 0-21-4-29-13-9-8-13-17-13-29 0-9 4-21 13-30 8-4 17-8 29-8 13 0 23 4 31 8 9 9 13 21 13 30 0 12-4 21-13 29-8 9-18 13-31 13zM77 458h-73v-313h73z">
          <text:p/>
        </draw:path>
        <draw:path draw:style-name="gr3" draw:text-style-name="P3" draw:layer="layout" svg:width="0.314cm" svg:height="0.313cm" svg:x="6.492cm" svg:y="10.283cm" svg:viewBox="0 0 315 314" svg:d="M315 0l-124 314h-76l-115-314h76l68 221c5 17 9 30 13 43 0-17 4-30 8-43l72-221z">
          <text:p/>
        </draw:path>
        <draw:path draw:style-name="gr3" draw:text-style-name="P3" draw:layer="layout" svg:width="0.284cm" svg:height="0.331cm" svg:x="6.827cm" svg:y="10.274cm" svg:viewBox="0 0 285 332" svg:d="M285 188h-213c0 25 9 51 25 63 18 17 44 26 73 26 35 0 64-9 90-30v55c-26 21-64 30-111 30s-85-17-111-43c-25-29-38-68-38-123 0-47 13-85 42-119 30-30 64-47 107-47 47 0 77 17 102 43 21 29 34 67 34 115zM217 137c0-27-4-48-17-60-12-17-30-22-51-22s-38 9-52 22c-12 16-21 33-25 60z">
          <text:p/>
        </draw:path>
        <draw:path draw:style-name="gr3" draw:text-style-name="P3" draw:layer="layout" svg:width="0.221cm" svg:height="0.331cm" svg:x="7.331cm" svg:y="10.274cm" svg:viewBox="0 0 222 332" svg:d="M0 315v-68c26 21 56 30 90 30 43 0 64-13 64-38 0-5-4-13-4-18-4-4-9-8-17-12-4-4-13-9-21-9-9-4-17-8-30-12-13-5-21-9-34-17-10-5-18-13-26-17-9-9-13-17-17-26 0-9-5-22-5-35 0-12 5-25 13-38 4-12 17-21 25-30 14-8 31-12 44-16 17-5 30-9 47-9 29 0 55 4 80 17v60c-25-13-51-22-76-22-9 0-17 0-26 5-8 0-12 4-17 4-8 4-12 8-12 13-5 4-5 8-5 16 0 5 0 13 5 17 0 5 4 9 12 14 5 0 13 4 22 9 4 4 17 4 25 8 13 4 25 13 34 17 13 4 21 13 30 21 8 4 12 13 17 26 4 8 4 21 4 34 0 12 0 29-9 38-8 12-17 21-29 29-13 9-26 13-43 17-17 5-34 9-51 9-34 0-64-9-90-17z">
          <text:p/>
        </draw:path>
        <draw:path draw:style-name="gr3" draw:text-style-name="P3" draw:layer="layout" svg:width="0.195cm" svg:height="0.416cm" svg:x="7.59cm" svg:y="10.189cm" svg:viewBox="0 0 196 417" svg:d="M196 404c-13 9-30 13-55 13-59 0-90-31-90-90v-178h-51v-55h51v-72l73-22v94h72v55h-72v156c0 22 0 35 8 43 9 4 17 9 34 9 13 0 21 0 30-9z">
          <text:p/>
        </draw:path>
        <draw:path draw:style-name="gr3" draw:text-style-name="P3" draw:layer="layout" svg:width="0.263cm" svg:height="0.331cm" svg:x="7.823cm" svg:y="10.274cm" svg:viewBox="0 0 264 332" svg:d="M264 323h-68v-50c-21 38-56 59-98 59-30 0-55-9-72-26-18-17-26-38-26-67 0-60 34-94 102-102l94-13c0-47-21-69-65-69-38 0-72 13-101 38v-63c34-17 72-30 114-30 82 0 120 43 120 119zM196 171l-65 8c-21 4-38 9-46 13-13 8-17 21-17 38 0 13 4 26 17 34 8 9 21 13 38 13 21 0 38-9 52-21 17-17 21-35 21-60z">
          <text:p/>
        </draw:path>
        <draw:path draw:style-name="gr3" draw:text-style-name="P3" draw:layer="layout" svg:width="0.199cm" svg:height="0.416cm" svg:x="8.141cm" svg:y="10.189cm" svg:viewBox="0 0 200 417" svg:d="M200 404c-17 9-34 13-55 13-65 0-94-31-94-90v-178h-51v-55h51v-72l73-22v94h76v55h-76v156c0 22 4 35 8 43 9 4 17 9 34 9 13 0 22 0 34-9z">
          <text:p/>
        </draw:path>
        <draw:path draw:style-name="gr3" draw:text-style-name="P3" draw:layer="layout" svg:width="0.085cm" svg:height="0.457cm" svg:x="8.395cm" svg:y="10.139cm" svg:viewBox="0 0 86 458" svg:d="M43 80c-13 0-26-4-34-13-5-8-9-17-9-29 0-9 4-21 9-30 8-4 21-8 34-8 9 0 22 4 30 8 9 9 13 21 13 30 0 12-4 21-13 29-8 9-21 13-30 13zM78 458h-74v-313h74z">
          <text:p/>
        </draw:path>
        <draw:path draw:style-name="gr3" draw:text-style-name="P3" draw:layer="layout" svg:width="0.22cm" svg:height="0.331cm" svg:x="8.544cm" svg:y="10.274cm" svg:viewBox="0 0 221 332" svg:d="M0 315v-68c25 21 55 30 89 30 42 0 64-13 64-38 0-5-4-13-4-18-5-4-9-8-18-12-4-4-13-9-21-9-9-4-17-8-30-12-13-5-25-9-34-17-8-5-17-13-25-17-9-9-13-17-17-26 0-9-4-22-4-35 0-12 4-25 12-38 5-12 17-21 26-30 12-8 25-12 42-16 17-5 30-9 47-9 31 0 56 4 81 17v60c-25-13-50-22-77-22-9 0-17 0-25 5-9 0-13 4-17 4-9 4-13 8-13 13-4 4-4 8-4 16 0 5 0 13 4 17 0 5 4 9 13 14 4 0 12 4 21 9 4 4 12 4 25 8 14 4 27 13 35 17 13 4 21 13 30 21 8 4 13 13 17 26 4 8 4 21 4 34 0 12 0 29-8 38-9 12-17 21-30 29-13 9-25 13-43 17-18 5-34 9-51 9-34 0-64-9-89-17z">
          <text:p/>
        </draw:path>
        <draw:path draw:style-name="gr3" draw:text-style-name="P3" draw:layer="layout" svg:width="0.195cm" svg:height="0.416cm" svg:x="8.802cm" svg:y="10.189cm" svg:viewBox="0 0 196 417" svg:d="M196 404c-13 9-29 13-55 13-59 0-89-31-89-90v-178h-52v-55h52v-72l72-22v94h72v55h-72v156c0 22 0 35 9 43 8 4 17 9 34 9 12 0 21 0 29-9z">
          <text:p/>
        </draw:path>
        <draw:path draw:style-name="gr3" draw:text-style-name="P3" draw:layer="layout" svg:width="0.085cm" svg:height="0.457cm" svg:x="9.052cm" svg:y="10.139cm" svg:viewBox="0 0 86 458" svg:d="M43 80c-13 0-22-4-30-13-9-8-13-17-13-29 0-9 4-21 13-30 8-4 17-8 30-8 12 0 22 4 30 8 9 9 13 21 13 30 0 12-4 21-13 29-8 9-18 13-30 13zM77 458h-68v-313h68z">
          <text:p/>
        </draw:path>
        <draw:path draw:style-name="gr3" draw:text-style-name="P3" draw:layer="layout" svg:width="0.245cm" svg:height="0.331cm" svg:x="9.201cm" svg:y="10.274cm" svg:viewBox="0 0 246 332" svg:d="M246 311c-26 12-56 21-89 21-47 0-85-17-111-47-29-25-46-64-46-110 0-51 17-94 46-124 30-34 72-51 123-51 30 0 55 9 77 17v68c-22-17-43-25-68-25-30 0-55 8-77 29-17 21-25 48-25 82 0 29 8 55 25 76 17 17 43 26 72 26 26 0 51-9 73-26z">
          <text:p/>
        </draw:path>
        <draw:path draw:style-name="gr3" draw:text-style-name="P3" draw:layer="layout" svg:width="0.221cm" svg:height="0.331cm" svg:x="9.497cm" svg:y="10.274cm" svg:viewBox="0 0 222 332" svg:d="M0 315v-68c26 21 55 30 90 30 42 0 64-13 64-38 0-5-4-13-4-18-5-4-9-8-18-12-4-4-12-9-21-9-8-4-17-8-29-12-14-5-27-9-35-17-9-5-17-13-26-17-8-9-12-17-17-26 0-9-4-22-4-35 0-12 4-25 13-38 4-12 17-21 25-30 13-8 26-12 44-16 17-5 29-9 46-9 30 0 56 4 81 17v60c-25-13-51-22-77-22-8 0-16 0-25 5-8 0-13 4-17 4-8 4-13 8-13 13-5 4-5 8-5 16 0 5 0 13 5 17 0 5 5 9 13 14 4 0 13 4 21 9 5 4 13 4 26 8s25 13 34 17c13 4 21 13 29 21 9 4 13 13 17 26 5 8 5 21 5 34 0 12 0 29-9 38-8 12-17 21-29 29-13 9-26 13-43 17-17 5-34 9-51 9-35 0-64-9-90-17z">
          <text:p/>
        </draw:path>
        <draw:path draw:style-name="gr3" draw:text-style-name="P3" draw:layer="layout" svg:width="0.212cm" svg:height="0.47cm" svg:x="9.925cm" svg:y="10.126cm" svg:viewBox="0 0 213 471" svg:d="M213 63c-12-4-21-8-34-8-33 0-50 21-50 59v43h72v55h-72v259h-73v-259h-56v-55h56v-51c0-34 12-60 34-76 22-22 47-30 81-30 17 0 30 0 42 4z">
          <text:p/>
        </draw:path>
        <draw:path draw:style-name="gr3" draw:text-style-name="P3" draw:layer="layout" svg:width="0.322cm" svg:height="0.331cm" svg:x="10.154cm" svg:y="10.274cm" svg:viewBox="0 0 323 332" svg:d="M157 332c-46 0-85-17-114-47-30-25-43-68-43-114 0-52 17-94 47-124s68-47 119-47 89 17 115 47c30 25 42 68 42 119s-16 90-47 119c-25 30-68 47-119 47zM161 60c-25 0-46 8-63 29-17 17-26 44-26 82 0 29 9 55 26 76 17 17 38 26 63 26 30 0 51-9 64-26 17-17 26-47 26-81 0-33-9-60-26-81-13-17-34-25-64-25z">
          <text:p/>
        </draw:path>
        <draw:path draw:style-name="gr3" draw:text-style-name="P3" draw:layer="layout" svg:width="0.183cm" svg:height="0.318cm" svg:x="10.548cm" svg:y="10.278cm" svg:viewBox="0 0 184 319" svg:d="M184 74c-9-5-22-9-39-9-21 0-38 9-51 25-17 22-22 47-22 81v148h-72v-314h72v64c9-22 17-39 31-52 17-12 34-17 51-17 13 0 21 0 30 5z">
          <text:p/>
        </draw:path>
        <draw:path draw:style-name="gr3" draw:text-style-name="P3" draw:layer="layout" svg:width="0.467cm" svg:height="0.322cm" svg:x="10.951cm" svg:y="10.274cm" svg:viewBox="0 0 468 323" svg:d="M468 323h-69v-170c0-34-5-60-17-72-9-13-22-21-47-21-17 0-34 8-46 25-13 21-17 42-17 68v170h-73v-179c0-55-21-84-63-84-17 0-34 8-47 25-12 17-17 38-17 68v170h-72v-314h72v51c22-39 55-60 98-60 21 0 42 9 59 21 17 9 26 26 34 47 21-43 55-68 102-68 67 0 103 43 103 132z">
          <text:p/>
        </draw:path>
        <draw:path draw:style-name="gr3" draw:text-style-name="P3" draw:layer="layout" svg:width="0.284cm" svg:height="0.331cm" svg:x="11.485cm" svg:y="10.274cm" svg:viewBox="0 0 285 332" svg:d="M285 188h-213c0 25 9 51 26 63 17 17 42 26 72 26 34 0 63-9 94-30v55c-31 21-69 30-115 30-47 0-81-17-111-43-25-29-38-68-38-123 0-47 17-85 43-119 29-30 67-47 110-47 42 0 76 17 97 43 27 29 35 67 35 115zM216 137c0-27-4-48-16-60-13-17-30-22-51-22-17 0-34 9-51 22-13 16-21 33-26 60z">
          <text:p/>
        </draw:path>
        <draw:path draw:style-name="gr3" draw:text-style-name="P3" draw:layer="layout" svg:width="0.471cm" svg:height="0.322cm" svg:x="11.837cm" svg:y="10.274cm" svg:viewBox="0 0 472 323" svg:d="M472 323h-73v-170c0-34-4-60-12-72-13-13-26-21-47-21s-34 8-51 25c-12 21-17 42-17 68v170h-72v-179c0-55-21-84-60-84-21 0-38 8-51 25s-17 38-17 68v170h-72v-314h72v51c26-39 55-60 103-60 21 0 38 9 55 21 17 9 25 26 34 47 21-43 55-68 102-68 72 0 106 43 106 132z">
          <text:p/>
        </draw:path>
        <draw:path draw:style-name="gr3" draw:text-style-name="P3" draw:layer="layout" svg:width="0.322cm" svg:height="0.331cm" svg:x="12.371cm" svg:y="10.274cm" svg:viewBox="0 0 323 332" svg:d="M162 332c-51 0-89-17-119-47-26-25-43-68-43-114 0-52 17-94 48-124 30-30 72-47 123-47 46 0 84 17 114 47 26 25 38 68 38 119s-12 90-42 119c-30 30-68 47-119 47zM167 60c-30 0-51 8-68 29-17 17-26 44-26 82 0 29 9 55 26 76 17 17 38 26 68 26 25 0 46-9 63-26 13-17 21-47 21-81 0-33-8-60-21-81-17-17-38-25-63-25z">
          <text:p/>
        </draw:path>
        <draw:path draw:style-name="gr3" draw:text-style-name="P3" draw:layer="layout" svg:width="0.183cm" svg:height="0.317cm" svg:x="12.765cm" svg:y="10.279cm" svg:viewBox="0 0 184 318" svg:d="M184 73c-9-5-21-9-38-9-22 0-39 9-51 25-13 22-21 47-21 81v148h-74v-314h74v64c8-21 17-38 33-52 13-12 30-16 47-16 13 0 21 0 30 4z">
          <text:p/>
        </draw:path>
        <draw:path draw:style-name="gr3" draw:text-style-name="P3" draw:layer="layout" svg:width="0.318cm" svg:height="0.462cm" svg:x="12.977cm" svg:y="10.283cm" svg:viewBox="0 0 319 463" svg:d="M319 0l-145 365c-29 64-68 98-123 98-13 0-25-4-38-4v-60c13 4 25 4 34 4 25 0 46-12 59-38l22-51-128-314h81l72 230c4 0 4 8 8 21 0-4 5-13 5-21l81-230z">
          <text:p/>
        </draw:path>
        <draw:path draw:style-name="gr3" draw:text-style-name="P3" draw:layer="layout" svg:width="0.305cm" svg:height="0.471cm" svg:x="13.512cm" svg:y="10.134cm" svg:viewBox="0 0 306 472" svg:d="M72 416v47h-72v-463h72v204c26-43 60-64 106-64 43 0 73 17 94 43 25 29 34 67 34 114 0 51-13 93-39 127-25 31-59 48-101 48-38 0-72-17-94-56zM72 293v38c0 25 9 42 22 59 17 17 34 22 55 22 25 0 47-9 63-30 13-22 22-47 22-85 0-30-9-55-22-72-12-17-34-25-55-25-25 0-46 8-63 25-13 17-22 42-22 68z">
          <text:p/>
        </draw:path>
        <draw:path draw:style-name="gr3" draw:text-style-name="P3" draw:layer="layout" svg:width="0.314cm" svg:height="0.462cm" svg:x="13.846cm" svg:y="10.283cm" svg:viewBox="0 0 315 463" svg:d="M315 0l-140 365c-30 64-72 98-124 98-17 0-30-4-38-4v-60c13 4 21 4 30 4 25 0 47-12 60-38l21-51-124-314h77l77 230c0 0 4 8 4 21h4c0-4 0-13 5-21l76-230z">
          <text:p/>
        </draw:path>
        <draw:path draw:style-name="gr3" draw:text-style-name="P3" draw:layer="layout" svg:width="0.199cm" svg:height="0.416cm" svg:x="14.347cm" svg:y="10.189cm" svg:viewBox="0 0 200 417" svg:d="M200 404c-13 9-34 13-56 13-59 0-94-31-94-90v-178h-50v-55h50v-72l73-22v94h77v55h-77v156c0 22 5 35 13 43 4 4 17 9 34 9 8 0 21 0 30-9z">
          <text:p/>
        </draw:path>
        <draw:path draw:style-name="gr3" draw:text-style-name="P3" draw:layer="layout" svg:width="0.182cm" svg:height="0.318cm" svg:x="14.605cm" svg:y="10.278cm" svg:viewBox="0 0 183 319" svg:d="M183 74c-8-5-21-9-38-9-21 0-38 9-51 25-13 22-21 47-21 81v148h-73v-314h73v64c8-22 17-39 34-52 13-12 29-17 47-17 12 0 25 0 29 5z">
          <text:p/>
        </draw:path>
        <draw:path draw:style-name="gr3" draw:text-style-name="P3" draw:layer="layout" svg:width="0.284cm" svg:height="0.331cm" svg:x="14.813cm" svg:y="10.274cm" svg:viewBox="0 0 285 332" svg:d="M285 188h-212c0 25 8 51 25 63 17 17 42 26 72 26 34 0 64-9 89-30v55c-25 21-63 30-110 30s-85-17-111-43c-26-29-38-68-38-123 0-47 12-85 42-119 31-30 65-47 107-47 47 0 76 17 102 43 21 29 34 67 34 115zM217 137c0-27-4-48-17-60-13-17-30-22-51-22s-38 9-51 22c-13 16-21 33-25 60z">
          <text:p/>
        </draw:path>
        <draw:path draw:style-name="gr3" draw:text-style-name="P3" draw:layer="layout" svg:width="0.263cm" svg:height="0.331cm" svg:x="15.143cm" svg:y="10.274cm" svg:viewBox="0 0 264 332" svg:d="M264 323h-72v-50c-22 38-52 59-94 59-30 0-55-9-72-26s-26-38-26-67c0-60 34-94 102-102l94-13c0-47-22-69-64-69-38 0-72 13-102 38v-63c34-17 72-30 114-30 78 0 120 43 120 119zM196 171l-69 8c-21 4-33 9-46 13-9 8-13 21-13 38 0 13 4 26 13 34 8 9 21 13 38 13 21 0 38-9 55-21 14-17 22-35 22-60z">
          <text:p/>
        </draw:path>
        <draw:path draw:style-name="gr3" draw:text-style-name="P3" draw:layer="layout" svg:width="0.199cm" svg:height="0.416cm" svg:x="15.457cm" svg:y="10.189cm" svg:viewBox="0 0 200 417" svg:d="M200 404c-12 9-34 13-56 13-59 0-89-31-89-90v-178h-55v-55h55v-72l68-22v94h77v55h-77v156c0 22 4 35 13 43 4 4 17 9 35 9 8 0 21 0 29-9z">
          <text:p/>
        </draw:path>
        <draw:path draw:style-name="gr3" draw:text-style-name="P3" draw:layer="layout" svg:width="0.471cm" svg:height="0.322cm" svg:x="15.715cm" svg:y="10.274cm" svg:viewBox="0 0 472 323" svg:d="M472 323h-72v-170c0-34-4-60-13-72-8-13-25-21-46-21s-34 8-47 25c-13 21-21 42-21 68v170h-72v-179c0-55-21-84-60-84-21 0-38 8-46 25-13 17-22 38-22 68v170h-73v-314h73v51c26-39 60-60 102-60 21 0 38 9 55 21 17 9 30 26 34 47 21-43 60-68 102-68 72 0 106 43 106 132z">
          <text:p/>
        </draw:path>
        <draw:path draw:style-name="gr3" draw:text-style-name="P3" draw:layer="layout" svg:width="0.288cm" svg:height="0.331cm" svg:x="16.25cm" svg:y="10.274cm" svg:viewBox="0 0 289 332" svg:d="M289 188h-216c4 25 12 51 29 63 17 17 38 26 68 26 34 0 64-9 93-30v55c-29 21-67 30-114 30s-81-17-106-43c-26-29-43-68-43-123 0-47 17-85 47-119 26-30 64-47 106-47 43 0 77 17 98 43 25 29 38 67 38 115zM221 137c0-27-8-48-21-60-9-17-25-22-47-22-21 0-38 9-51 22-17 16-25 33-29 60z">
          <text:p/>
        </draw:path>
        <draw:path draw:style-name="gr3" draw:text-style-name="P3" draw:layer="layout" svg:width="0.275cm" svg:height="0.322cm" svg:x="16.606cm" svg:y="10.274cm" svg:viewBox="0 0 276 323" svg:d="M276 323h-68v-179c0-55-21-84-63-84-21 0-38 8-55 21-13 17-21 38-21 63v179h-69v-314h69v51h4c21-39 55-60 101-60 34 0 60 13 77 34s25 55 25 98z">
          <text:p/>
        </draw:path>
        <draw:path draw:style-name="gr3" draw:text-style-name="P3" draw:layer="layout" svg:width="0.2cm" svg:height="0.416cm" svg:x="16.936cm" svg:y="10.189cm" svg:viewBox="0 0 201 417" svg:d="M201 404c-17 9-34 13-56 13-63 0-94-31-94-90v-178h-51v-55h51v-72l73-22v94h77v55h-77v156c0 22 5 35 9 43 8 4 21 9 34 9 12 0 25 0 34-9z">
          <text:p/>
        </draw:path>
        <draw:path draw:style-name="gr5" draw:text-style-name="P5" draw:layer="layout" svg:width="0.173cm" svg:height="0.22cm" svg:x="4.085cm" svg:y="15.412cm" svg:viewBox="0 0 174 221" svg:d="M166 158h-39l-5 63h-25l4-63h-42l-4 63h-26l5-63h-34v-22h38l4-60h-34v-21h38l4-55h26l-4 55h42l4-55h26l-9 55h39v21h-39l-4 60h35zM105 136l5-60h-43l-4 60z">
          <text:p/>
        </draw:path>
        <draw:path draw:style-name="gr5" draw:text-style-name="P5" draw:layer="layout" svg:width="0.183cm" svg:height="0.22cm" svg:x="4.453cm" svg:y="15.412cm" svg:viewBox="0 0 184 221" svg:d="M184 221h-30l-17-51h-89l-17 51h-31l73-221h43zM128 145l-33-115-38 115z">
          <text:p/>
        </draw:path>
        <draw:path draw:style-name="gr5" draw:text-style-name="P5" draw:layer="layout" svg:width="0.152cm" svg:height="0.22cm" svg:x="4.835cm" svg:y="15.412cm" svg:viewBox="0 0 153 221" svg:d="M153 217c-8 0-12 4-21 4-8 0-12 0-21 0-22 0-39-4-48-12-8-13-17-26-17-47v-86h-46v-25h46v-47l30-4v51h77v25h-77v86c0 13 4 21 9 25 8 9 17 9 30 9 5 0 13 0 17 0 9 0 13 0 21-4z">
          <text:p/>
        </draw:path>
        <draw:path draw:style-name="gr5" draw:text-style-name="P5" draw:layer="layout" svg:width="0.132cm" svg:height="0.237cm" svg:x="5.042cm" svg:y="15.395cm" svg:viewBox="0 0 133 238" svg:d="M56 93h-50v-25h76v145h51v25h-133v-25h56zM65 0c4 0 4 0 8 0 5 0 5 4 9 4 0 4 4 4 4 9 0 4 0 4 0 8s0 4 0 9c0 4-4 4-4 8-4 0-4 4-9 4-4 0-4 0-8 0s-4 0-9 0c-4 0-4-4-8-4 0-4-4-4-4-8 0-5 0-5 0-9s0-4 0-8c0-5 4-5 4-9 4 0 4-4 8-4 0 0 5 0 9 0z">
          <text:p/>
        </draw:path>
        <draw:path draw:style-name="gr5" draw:text-style-name="P5" draw:layer="layout" svg:width="0.144cm" svg:height="0.237cm" svg:x="5.225cm" svg:y="15.395cm" svg:viewBox="0 0 145 238" svg:d="M145 149c0 13-4 26-4 38-5 9-13 22-17 26-9 8-17 17-26 21-13 0-21 4-34 4-12 0-21 0-35-4-8 0-17-4-29-8v-226h29v64 33c10-12 18-21 27-25 8-4 21-8 29-8 9 0 17 4 26 8s13 9 17 17c8 8 8 17 13 25 4 9 4 23 4 35zM115 149c0-8 0-17-4-22 0-8 0-13-4-21-5-4-5-9-9-13-8 0-13-4-17-4s-8 4-13 4c-4 0-8 4-12 4 0 5-4 9-13 13-4 4-8 9-14 17v82c6 0 14 4 18 4 9 0 13 0 17 0 9 0 13 0 21 0 5-4 9-9 13-13s9-8 13-17c4-8 4-21 4-34z">
          <text:p/>
        </draw:path>
        <draw:path draw:style-name="gr5" draw:text-style-name="P5" draw:layer="layout" svg:width="0.144cm" svg:height="0.237cm" svg:x="5.411cm" svg:y="15.395cm" svg:viewBox="0 0 145 238" svg:d="M145 149c0 13-4 26-4 38-4 9-14 22-18 26-8 8-17 17-25 21-13 0-22 4-34 4-13 0-21 0-30-4-13 0-21-4-34-8v-226h30v64 33c8-12 17-21 25-25 9-4 21-8 30-8 13 0 21 4 25 8 9 4 13 9 22 17 5 8 5 17 9 25 4 9 4 23 4 35zM115 149c0-8 0-17 0-22-5-8-5-13-9-21-4-4-4-9-8-13-5 0-13-4-17-4-5 0-9 4-13 4s-4 4-8 4c-5 5-9 9-13 13-9 4-13 9-17 17v82c4 0 13 4 17 4 8 0 13 0 17 0 8 0 12 0 21 0 4-4 8-9 13-13 8-4 8-8 12-17 5-8 5-21 5-34z">
          <text:p/>
        </draw:path>
        <draw:polygon draw:style-name="gr5" draw:text-style-name="P5" draw:layer="layout" svg:width="0.131cm" svg:height="0.237cm" svg:x="5.602cm" svg:y="15.395cm" svg:viewBox="0 0 132 238" draw:points="55,25 4,25 4,0 85,0 85,213 132,213 132,238 0,238 0,213 55,213">
          <text:p/>
        </draw:polygon>
        <draw:path draw:style-name="gr5" draw:text-style-name="P5" draw:layer="layout" svg:width="0.148cm" svg:height="0.173cm" svg:x="5.78cm" svg:y="15.459cm" svg:viewBox="0 0 149 174" svg:d="M149 81c0 4 0 8 0 8 0 5 0 5 0 9h-119c0 17 4 30 12 38 13 9 27 17 44 17 4 0 8-4 12-4 9 0 13 0 17 0 5 0 9 0 13-4 4 0 9 0 13 0v21c-9 4-17 4-30 8-8 0-17 0-29 0-13 0-27 0-40-4-8-4-16-8-25-17-4-8-8-17-13-30-4-8-4-21-4-34 0-12 0-21 4-33 5-9 9-22 17-26 5-9 13-18 21-22 9-4 22-8 35-8 9 0 21 4 30 8 8 4 17 9 21 13 9 9 13 18 17 26 0 9 4 21 4 34zM120 77c0-9 0-17-5-21 0-5-4-13-8-17-4-5-9-9-13-9-4-4-12-4-21-4-4 0-9 0-18 4-4 0-8 4-13 9-4 4-4 12-8 17-4 4-4 12-4 21z">
          <text:p/>
        </draw:path>
        <draw:path draw:style-name="gr5" draw:text-style-name="P5" draw:layer="layout" svg:width="0.051cm" svg:height="0.173cm" svg:x="6.013cm" svg:y="15.459cm" svg:viewBox="0 0 52 174" svg:d="M27 0c4 0 8 4 12 4 0 0 5 4 9 4 0 4 4 4 4 9 0 4 0 9 0 13 0 0 0 4 0 9 0 4-4 4-4 8-4 0-9 4-9 4-4 0-8 5-12 5 0 0-5-5-9-5s-4-4-9-4c0-4-5-4-5-8 0-5-4-9-4-9 0-4 4-9 4-13 0-5 5-5 5-9 5 0 5-4 9-4s9-4 9-4zM27 123c4 0 8 0 12 5 0 0 5 0 9 4 0 4 4 4 4 8 0 5 0 5 0 9s0 8 0 13l-4 4c-4 4-9 4-9 8-4 0-8 0-12 0 0 0-5 0-9 0-4-4-4-4-9-8l-5-4c0-5-4-9-4-13s4-4 4-9c0-4 5-4 5-8 5-4 5-4 9-4 4-5 9-5 9-5z">
          <text:p/>
        </draw:path>
        <draw:path draw:style-name="gr5" draw:text-style-name="P5" draw:layer="layout" svg:width="0.144cm" svg:height="0.22cm" svg:x="6.344cm" svg:y="15.412cm" svg:viewBox="0 0 145 221" svg:d="M145 221h-145v-29l59-56c10-8 14-16 22-21 5-8 9-12 13-22 4-4 4-8 4-13 5-4 5-12 5-16 0-5 0-9-5-17 0-5 0-9-4-13-4 0-8-4-13-9-4 0-8 0-18 0-8 0-16 0-25 5-9 4-13 8-21 17l-17-22c8-8 21-12 29-21 13-4 26-4 40-4 8 0 17 0 25 4 9 0 17 4 21 13 4 4 9 8 13 17 4 8 4 17 4 30 0 4 0 12-4 21 0 8-4 12-9 22-4 8-8 13-16 21-5 8-13 17-26 25l-39 39h107z">
          <text:p/>
        </draw:path>
        <draw:polygon draw:style-name="gr5" draw:text-style-name="P5" draw:layer="layout" svg:width="0.14cm" svg:height="0.136cm" svg:x="6.717cm" svg:y="15.471cm" svg:viewBox="0 0 141 137" draw:points="141,17 90,68 141,119 120,137 73,89 21,137 4,119 52,68 0,17 21,0 73,51 124,0">
          <text:p/>
        </draw:polygon>
        <draw:path draw:style-name="gr5" draw:text-style-name="P5" draw:layer="layout" svg:width="0.17cm" svg:height="0.22cm" svg:x="7.077cm" svg:y="15.412cm" svg:viewBox="0 0 171 221" svg:d="M171 170h-39v51h-30v-51h-102v-25l89-145h43v145h39zM102 30l-76 115h76z">
          <text:p/>
        </draw:path>
        <draw:path draw:style-name="gr5" draw:text-style-name="P5" draw:layer="layout" svg:width="0.136cm" svg:height="0.174cm" svg:x="4.474cm" svg:y="15.963cm" svg:viewBox="0 0 137 175" svg:d="M112 170v-21c-9 9-17 17-26 21-12 0-21 5-29 5-14 0-22 0-27-5-8 0-13-4-17-8s-8-8-8-17c-5-4-5-13-5-17 0-17 5-29 17-42 13-9 35-13 57-13h33v-13c0-13 0-17-8-26-4-4-17-9-30-9-8 0-17 0-26 5-8 0-21 4-30 8v-25c4-5 9-5 13-5s9-4 13-4c8 0 13 0 18-4 4 0 12 0 17 0 8 0 17 0 25 4s17 4 21 9c9 4 13 12 13 17 4 8 4 17 4 26v114zM107 94h-33c-9 0-13 5-22 5-5 0-9 4-13 4 0 4-4 8-4 12-5 0-5 5-5 13 0 0 0 4 0 9 5 0 5 4 9 8 0 0 4 0 8 4 0 0 5 0 14 0 4 0 13 0 21-4 9-4 17-13 25-21z">
          <text:p/>
        </draw:path>
        <draw:path draw:style-name="gr5" draw:text-style-name="P5" draw:layer="layout" svg:width="0.162cm" svg:height="0.241cm" svg:x="4.652cm" svg:y="15.963cm" svg:viewBox="0 0 163 242" svg:d="M133 25c4 5 8 9 8 17 0 4 5 9 5 17 0 10-5 18-5 23-4 8-8 12-17 21-4 4-12 8-21 8-4 4-13 4-26 4-4 0-13 0-17 0-8-4-13-4-17-8 0 4-4 8-4 13 0 0-5 4-5 8s5 9 9 9c4 4 9 4 17 4l43 4c9 0 17 0 21 0 9 4 13 4 22 9 4 4 8 8 8 12 4 9 4 13 4 21 0 5 0 13-4 22 0 4-8 12-13 17-8 4-17 8-25 12-13 0-22 4-39 4-13 0-25-4-34-4-9-4-17-4-21-8-9-4-13-9-17-13 0-8-5-13-5-17 0-8 5-17 9-21 4-9 8-13 17-21-4 0-4 0-9-4l-4-5c0-4-4-8-4-8 0-4 0-4 0-9 0-8 0-12 4-21 4-4 9-8 13-17-4 0-4-4-4-4-5-4-5-8-5-8-4-5-4-9-4-9 0-4 0-8 0-14 0-8 0-17 4-25 5-4 9-13 13-17s13-9 22-13c8 0 16-4 25-4 4 0 8 0 13 0 4 4 9 4 9 4h64v21zM34 196c0 8 5 13 13 17 5 4 17 4 34 4 9 0 18 0 22 0 9-4 13-4 17-8 4-5 4-5 9-9 0-4 0-8 0-13 0-4 0-8-9-12-4-5-12-5-26-5l-42-4c-5 4-9 4-9 9-4 0-4 4-4 8-5 0-5 4-5 4 0 5 0 5 0 9zM43 59c0 6 0 10 0 14 4 4 4 9 9 13 4 4 8 4 12 8 4 0 9 0 13 0 8 0 13 0 17 0 5-4 9-8 14-8 0-4 4-9 4-13 4-4 4-8 4-14 0-4 0-13-4-17 0-4-4-8-9-8 0-4-4-9-9-9-4 0-13-4-17-4s-9 4-13 4c-4 5-8 5-12 9-5 4-5 8-9 12 0 5 0 9 0 13z">
          <text:p/>
        </draw:path>
        <draw:path draw:style-name="gr5" draw:text-style-name="P5" draw:layer="layout" svg:width="0.149cm" svg:height="0.174cm" svg:x="4.843cm" svg:y="15.963cm" svg:viewBox="0 0 150 175" svg:d="M150 82c0 0 0 4 0 8s0 4 0 9h-116c0 16 4 29 13 38 8 8 21 12 42 12 5 0 9 0 13 0s9 0 14 0c4 0 8-4 12-4 5 0 9 0 13 0v21c-8 4-17 4-25 4-10 5-22 5-31 5-17 0-30 0-38-5-9-4-17-12-26-16-8-9-12-17-12-30-5-9-9-21-9-34s4-25 9-34c0-13 8-22 12-31 9-8 13-12 26-17 8-4 17-8 30-8 12 0 21 4 34 8 9 0 13 9 22 13 4 9 8 17 12 26 5 9 5 22 5 35zM120 77c0-8 0-17 0-21-4-9-4-13-9-18-5-4-9-8-17-8-5-5-9-5-17-5-9 0-13 0-18 5-4 0-8 4-12 8-4 5-9 9-9 18-4 4-4 13-4 21z">
          <text:p/>
        </draw:path>
        <draw:path draw:style-name="gr5" draw:text-style-name="P5" draw:layer="layout" svg:width="0.131cm" svg:height="0.174cm" svg:x="5.975cm" svg:y="15.963cm" svg:viewBox="0 0 132 175" svg:d="M132 128c0 4 0 9-4 13 0 4-4 8-8 13-6 4-10 8-14 8-4 4-9 4-13 8-4 0-12 0-17 5-4 0-8 0-17 0-8 0-21 0-29 0-9-5-17-5-30-9v-25c13 4 21 4 30 8 12 0 21 0 29 0 13 0 26 0 30-4 8-4 13-8 13-17 0-4 0-4-5-8 0 0 0-5-4-5-4-4-8-4-12-8-5-4-13-4-26-8-4 0-13-5-21-9-4 0-8-4-13-8-8-5-8-9-12-13-5-4-5-13-5-22 0-4 0-9 5-13 0-9 4-13 8-17 9-4 13-9 21-13 9 0 21-4 34-4 9 0 13 0 21 0 9 4 17 4 27 4v26c-10 0-18 0-27-5-8 0-17 0-21 0-8 0-13 0-17 0-4 5-8 5-13 5-4 4-4 4-8 8 0 5 0 5 0 9 0 5 0 5 0 9 4 0 4 4 8 9 5 0 9 4 13 4 4 4 13 4 21 8 13 5 17 5 26 9 8 4 12 8 18 13 4 0 8 4 8 12 4 4 4 9 4 17z">
          <text:p/>
        </draw:path>
        <draw:path draw:style-name="gr5" draw:text-style-name="P5" draw:layer="layout" svg:width="0.136cm" svg:height="0.237cm" svg:x="6.161cm" svg:y="15.895cm" svg:viewBox="0 0 137 238" svg:d="M56 98h-51v-26h80v145h52v21h-137v-21h56zM64 0c4 0 9 4 13 4l4 5c4 4 4 4 4 8 5 0 5 4 5 9 0 4 0 4-5 8 0 4 0 4-4 8 0 0-4 0-4 5-4 0-9 0-13 0 0 0-4 0-8 0 0-5-5-5-5-5-4-4-4-4-4-8-4-4-4-4-4-8 0-5 0-9 4-9 0-4 0-4 4-8l5-5c4 0 8-4 8-4z">
          <text:p/>
        </draw:path>
        <draw:path draw:style-name="gr5" draw:text-style-name="P5" draw:layer="layout" svg:width="0.14cm" svg:height="0.238cm" svg:x="6.339cm" svg:y="15.899cm" svg:viewBox="0 0 141 239" svg:d="M0 154c0-13 0-25 5-34 4-13 8-22 17-31 8-8 17-12 25-17 9-4 21-8 34-8 4 0 13 4 17 4s9 0 13 0v-68h30v234h-26v-29c-8 13-17 21-25 25-13 4-22 9-34 9-9 0-17-5-26-5-4-4-13-12-17-16-4-9-8-17-8-30-5-9-5-21-5-34zM30 154c0 21 0 34 9 47 4 8 13 12 25 12 9 0 13-4 21-8 9-9 17-17 26-30v-77c-4-4-9-4-13-4-8-5-13-5-17-5-17 0-29 5-38 18-9 9-13 26-13 47z">
          <text:p/>
        </draw:path>
        <draw:path draw:style-name="gr5" draw:text-style-name="P5" draw:layer="layout" svg:width="0.148cm" svg:height="0.174cm" svg:x="6.526cm" svg:y="15.963cm" svg:viewBox="0 0 149 175" svg:d="M149 82c0 0 0 4 0 8s0 4 0 9h-119c0 16 4 29 17 38 8 8 22 12 39 12 8 0 13 0 17 0s8 0 13 0c4 0 8-4 12-4s9 0 13 0v21c-9 4-17 4-25 4-13 5-22 5-34 5-13 0-27 0-35-5-13-4-22-12-26-16-8-9-13-17-17-30 0-9-4-21-4-34s4-25 4-34c4-13 9-22 17-31 4-8 13-12 26-17 8-4 18-8 30-8 13 0 22 4 30 8 9 0 17 9 25 13 5 9 9 17 13 26s4 22 4 35zM120 77c0-8 0-17-4-21 0-9-5-13-5-18-4-4-8-8-17-8-4-5-12-5-17-5-8 0-12 0-18 5-8 0-12 4-12 8-5 5-9 9-13 18 0 4-4 13-4 21z">
          <text:p/>
        </draw:path>
        <draw:path draw:style-name="gr5" draw:text-style-name="P5" draw:layer="layout" svg:width="0.127cm" svg:height="0.174cm" svg:x="6.725cm" svg:y="15.963cm" svg:viewBox="0 0 128 175" svg:d="M128 128c0 4 0 9-4 13 0 4-4 8-8 13 0 4-4 8-9 8-4 4-12 4-17 8-4 0-8 0-17 5-5 0-9 0-14 0-12 0-21 0-33 0-9-5-17-5-26-9v-25c9 4 17 4 30 8 8 0 17 0 25 0 18 0 27 0 35-4 5-4 9-8 9-17 0-4 0-4 0-8-4 0-4-5-9-5 0-4-4-4-12-8-5-4-14-4-23-8-8 0-17-5-21-9-8 0-13-4-17-8-4-5-8-9-13-13 0-4-4-13-4-22 0-4 4-9 4-13 5-9 5-13 13-17 4-4 13-9 21-13 9 0 17-4 35-4 5 0 13 0 22 0 8 4 12 4 25 4v26c-13 0-21 0-30-5-4 0-12 0-22 0-4 0-13 0-17 0-4 5-8 5-13 5 0 4-4 4-4 8-4 5-4 5-4 9 0 5 0 5 4 9 0 0 4 4 4 9 5 0 9 4 13 4 8 4 13 4 27 8 8 5 17 5 21 9 8 4 13 8 17 13 4 0 8 4 8 12 4 4 4 9 4 17z">
          <text:p/>
        </draw:path>
        <draw:polygon draw:style-name="gr5" draw:text-style-name="P5" draw:layer="layout" svg:width="0.174cm" svg:height="0.165cm" svg:x="6.886cm" svg:y="15.967cm" svg:viewBox="0 0 175 166" draw:points="175,0 154,166 115,166 93,98 89,81 81,98 60,166 26,166 0,0 30,0 43,115 47,141 55,115 77,42 98,42 124,115 133,137 137,115 150,0">
          <text:p/>
        </draw:polygon>
        <draw:path draw:style-name="gr5" draw:text-style-name="P5" draw:layer="layout" svg:width="0.14cm" svg:height="0.174cm" svg:x="7.09cm" svg:y="15.963cm" svg:viewBox="0 0 141 175" svg:d="M111 170v-21c-9 9-17 17-26 21-8 0-22 5-30 5-9 0-17 0-26-5-8 0-13-4-17-8s-8-8-8-17c-4-4-4-13-4-17 0-17 8-30 16-42 13-9 34-13 61-13h34v-13c0-13-4-17-13-26-4-4-13-9-25-9-14 0-23 0-31 5-9 0-17 4-30 8v-25c4-5 9-5 13-5s8-4 17-4c4 0 8 0 13-4 8 0 12 0 18 0 12 0 21 0 29 4 5 4 13 4 17 9 9 4 13 12 13 17 4 8 9 17 9 26v114zM111 94h-38c-10 0-14 4-18 4-9 0-13 4-13 4-4 5-9 9-9 13-4 0-4 5-4 13 0 0 0 4 4 9 0 0 0 4 5 8 0 0 4 0 8 4 4 0 9 0 13 0s14 0 22-4c9-4 17-13 30-21z">
          <text:p/>
        </draw:path>
        <draw:path draw:style-name="gr5" draw:text-style-name="P5" draw:layer="layout" svg:width="0.165cm" svg:height="0.237cm" svg:x="7.264cm" svg:y="15.967cm" svg:viewBox="0 0 166 238" svg:d="M166 0l-55 150c-9 16-13 29-17 38-9 12-18 21-22 29-9 5-17 13-26 13-8 4-17 8-29 8-5 0-5 0-9-4 0 0-4 0-8 0v-25c4 0 4 0 8 0s9 4 9 4c8 0 12-4 17-4 4 0 8-4 12-9 4-4 9-8 13-12 4-5 4-13 8-22l-63-166h30l42 111 9 26 13-26 38-111z">
          <text:p/>
        </draw:path>
        <draw:polygon draw:style-name="gr5" draw:text-style-name="P5" draw:layer="layout" svg:width="0.19cm" svg:height="0.025cm" svg:x="7.442cm" svg:y="16.175cm" svg:viewBox="0 0 191 26" draw:points="0,0 191,0 191,26 0,26">
          <text:p/>
        </draw:polygon>
        <draw:path draw:style-name="gr5" draw:text-style-name="P5" draw:layer="layout" svg:width="0.157cm" svg:height="0.169cm" svg:x="7.645cm" svg:y="15.963cm" svg:viewBox="0 0 158 170" svg:d="M128 170v-118c0-5 0-9 0-13s0-4 0-8l-4-5h-4-5c-4 5-4 5-8 9 0 4-4 8-8 12 0 5-5 9-9 18v105h-26v-114c0-9 0-13 0-17s0-4-5-8v-5c-4 0-4 0-4 0-4 0-4 0-8 0 0 5-5 5-5 9-4 0-4 4-8 8 0 9-4 13-8 22v105h-26v-166h21v31c5-4 9-9 9-13 4-4 4-8 8-13s9-5 9-5c4-4 8-4 12-4 9 0 17 4 23 9 4 9 4 17 4 30 4-8 8-13 8-17 5-4 5-8 9-13 4 0 8-5 8-5 4-4 9-4 13-4 21 0 34 18 34 52v118z">
          <text:p/>
        </draw:path>
        <draw:path draw:style-name="gr5" draw:text-style-name="P5" draw:layer="layout" svg:width="0.136cm" svg:height="0.169cm" svg:x="7.84cm" svg:y="15.963cm" svg:viewBox="0 0 137 170" svg:d="M0 4h30v27c4-5 8-9 12-13 5-4 9-9 13-9 5-5 10-5 14-5 8-4 13-4 17-4 17 0 29 4 38 18 8 8 13 25 13 47v105h-30v-105c0-13 0-22-4-30-9-4-13-9-26-9 0 0-4 0-8 0-4 5-9 5-14 9 0 0-4 4-8 8-5 4-9 13-17 17v110h-30z">
          <text:p/>
        </draw:path>
        <draw:path draw:style-name="gr5" draw:text-style-name="P5" draw:layer="layout" svg:width="0.128cm" svg:height="0.174cm" svg:x="8.222cm" svg:y="15.963cm" svg:viewBox="0 0 129 175" svg:d="M129 128c0 4 0 9-6 13 0 4-4 8-8 13-4 4-8 8-13 8-4 4-8 4-12 8-5 0-13 0-17 5-5 0-9 0-18 0s-21 0-30 0c-8-5-17-5-25-9v-25c8 4 17 4 25 8 13 0 21 0 30 0 13 0 26 0 30-4 9-4 13-8 13-17 0-4 0-4-4-8 0 0 0-5-4-5-5-4-9-4-13-8-4-5-13-5-27-9-4 0-12-4-21-8-4 0-8-4-12-9-9-4-9-8-13-12-4-5-4-13-4-22 0-4 0-9 4-13 0-9 4-13 8-17 9-4 13-9 22-13 8 0 21-4 34-4 9 0 13 0 22 0 8 4 17 4 25 4v26c-8 0-17 0-25-5-9 0-13 0-22 0s-13 0-18 0c-4 5-8 5-12 5-4 4-4 4-9 8 0 5 0 5 0 9 0 5 0 5 0 9 5 0 5 4 9 8 4 0 8 5 12 5 5 4 14 4 23 8 12 4 21 4 25 9 9 4 13 8 17 12 4 0 8 4 8 13 6 4 6 9 6 17z">
          <text:p/>
        </draw:path>
        <draw:path draw:style-name="gr5" draw:text-style-name="P5" draw:layer="layout" svg:width="0.135cm" svg:height="0.237cm" svg:x="8.404cm" svg:y="15.895cm" svg:viewBox="0 0 136 238" svg:d="M56 98h-48v-26h78v145h50v21h-136v-21h56zM69 0c0 0 4 4 8 4l4 5c5 4 5 4 5 8 4 0 4 4 4 9 0 4 0 4-4 8 0 4 0 4-5 8 0 0-4 0-4 5-4 0-8 0-8 0-5 0-9 0-13 0 0-5-4-5-4-5-5-4-5-4-5-8-4-4-4-4-4-8 0-5 0-9 4-9 0-4 0-4 5-8l4-5c4 0 8-4 13-4z">
          <text:p/>
        </draw:path>
        <draw:path draw:style-name="gr5" draw:text-style-name="P5" draw:layer="layout" svg:width="0.14cm" svg:height="0.238cm" svg:x="8.582cm" svg:y="15.899cm" svg:viewBox="0 0 141 239" svg:d="M0 154c0-13 0-25 4-34 4-13 8-22 17-31 8-8 17-12 25-17 13-4 22-8 34-8 4 0 13 4 17 4 5 0 10 0 14 0v-68h30v234h-26v-29c-8 13-18 21-26 25-13 4-21 9-34 9-9 0-17-5-21-5-9-4-17-12-22-16-4-9-8-17-8-30-4-9-4-21-4-34zM29 154c0 21 5 34 9 47 4 8 13 12 25 12 9 0 13-4 21-8 9-9 18-17 27-30v-77c-4-4-9-4-14-4-8-5-13-5-17-5-17 0-29 5-38 18-8 9-13 26-13 47z">
          <text:p/>
        </draw:path>
        <draw:path draw:style-name="gr5" draw:text-style-name="P5" draw:layer="layout" svg:width="0.149cm" svg:height="0.174cm" svg:x="8.768cm" svg:y="15.963cm" svg:viewBox="0 0 150 175" svg:d="M150 82c0 0 0 4 0 8s0 4 0 9h-120c0 16 4 29 18 38 8 8 21 12 38 12 8 0 13 0 17 0s8 0 13 0c4 0 8-4 13-4 4 0 8 0 12 0v21c-8 4-17 4-25 4-13 5-22 5-34 5-13 0-26 0-34-5-14-4-22-12-27-16-8-9-12-17-16-30 0-9-5-21-5-34s5-25 5-34c4-13 8-22 16-31 5-8 13-12 27-17 8-4 17-8 30-8 12 0 21 4 29 8 13 0 17 9 26 13 4 9 8 17 13 26 4 9 4 22 4 35zM120 77c0-8 0-17 0-21-4-9-9-13-9-18-4-4-8-8-17-8-4-5-8-5-16-5-9 0-13 0-17 5-5 0-13 4-13 8-4 5-9 9-14 18 0 4 0 13-4 21z">
          <text:p/>
        </draw:path>
        <draw:path draw:style-name="gr5" draw:text-style-name="P5" draw:layer="layout" svg:width="0.128cm" svg:height="0.174cm" svg:x="8.967cm" svg:y="15.963cm" svg:viewBox="0 0 129 175" svg:d="M129 128c0 4 0 9-5 13 0 4-4 8-4 13-4 4-9 8-14 8-4 4-12 4-17 8-4 0-8 0-12 5-9 0-13 0-17 0-13 0-21 0-34 0-9-5-17-5-26-9v-25c9 4 17 4 30 8 9 0 17 0 30 0s21 0 29-4c5-4 9-8 9-17 0-4 0-4 0-8-4 0-4-5-9-5 0-4-4-4-12-8-4-4-13-4-21-8-9 0-17-5-22-9-8 0-12-4-17-8-4-5-8-9-12-13 0-4-5-13-5-21 0-5 5-10 5-14 4-8 8-13 12-17 5-4 13-9 22-13 8 0 17-4 34-4 4 0 12 0 21 0 8 4 17 4 26 4v26c-14 0-22 0-31-4-4 0-12 0-21 0-4 0-12 0-17 0-4 4-8 4-12 4 0 4-5 4-5 8 0 5-4 5-4 10 0 4 0 4 4 8 0 0 5 4 5 9 4 0 8 4 12 4 9 4 13 4 26 8 8 5 17 5 21 9 8 4 13 8 18 13 4 0 8 4 13 12 0 4 0 9 0 17z">
          <text:p/>
        </draw:path>
        <draw:polygon draw:style-name="gr5" draw:text-style-name="P5" draw:layer="layout" svg:width="0.178cm" svg:height="0.169cm" svg:x="9.129cm" svg:y="15.967cm" svg:viewBox="0 0 179 170" draw:points="179,0 153,170 119,170 94,98 90,82 81,98 60,170 25,170 0,0 29,0 43,115 47,141 56,120 77,43 98,43 124,115 132,141 136,115 149,0">
          <text:p/>
        </draw:polygon>
        <draw:path draw:style-name="gr5" draw:text-style-name="P5" draw:layer="layout" svg:width="0.14cm" svg:height="0.174cm" svg:x="9.332cm" svg:y="15.963cm" svg:viewBox="0 0 141 175" svg:d="M111 170v-21c-8 9-17 17-25 21-9 0-22 5-30 5-10 0-18 0-26-5-9 0-13-4-17-8-5-4-9-8-9-17-4-4-4-13-4-17 0-17 8-29 21-42 9-9 31-13 56-13h34v-13c0-12-4-17-12-26-5-4-13-8-26-8s-21 0-31 4c-8 0-17 4-29 8v-25c4-5 8-5 12-5 5 0 9-4 17-4 4 0 10 0 14-4 8 0 13 0 17 0 13 0 21 0 30 4 8 4 12 4 17 9 8 4 12 13 17 17 0 8 4 18 4 26v114zM111 94h-38c-9 0-13 5-17 5-10 0-14 4-14 4-4 4-8 8-8 12 0 0-4 5-4 13 0 0 0 4 4 9 0 0 0 4 4 8 0 0 4 0 8 4 6 0 10 0 14 0s13 0 22-4c8-4 17-13 29-21z">
          <text:p/>
        </draw:path>
        <draw:path draw:style-name="gr5" draw:text-style-name="P5" draw:layer="layout" svg:width="0.165cm" svg:height="0.237cm" svg:x="9.506cm" svg:y="15.967cm" svg:viewBox="0 0 166 238" svg:d="M166 0l-56 150c-8 16-13 29-17 38-8 12-17 21-21 29-9 5-17 13-25 13-9 4-17 8-30 8-4 0-4 0-9-4 0 0-4 0-8 0v-25c4 0 8 0 8 0 5 0 9 4 9 4 8 0 13-4 17-4s8-4 13-9c4-4 8-8 12-12 4-5 4-13 9-22l-64-166h30l42 111 9 26 12-26 38-111z">
          <text:p/>
        </draw:path>
        <draw:polygon draw:style-name="gr5" draw:text-style-name="P5" draw:layer="layout" svg:width="0.191cm" svg:height="0.025cm" svg:x="9.685cm" svg:y="16.175cm" svg:viewBox="0 0 192 26" draw:points="0,0 192,0 192,26 0,26">
          <text:p/>
        </draw:polygon>
        <draw:path draw:style-name="gr5" draw:text-style-name="P5" draw:layer="layout" svg:width="0.131cm" svg:height="0.174cm" svg:x="9.9cm" svg:y="15.963cm" svg:viewBox="0 0 132 175" svg:d="M132 128c0 4-4 9-4 13-4 4-4 8-9 13-4 4-9 8-13 8-4 4-8 4-13 8-4 0-12 0-17 5-4 0-12 0-17 0-8 0-21 0-29 0-9-5-22-5-30-9v-25c13 4 21 4 30 8 8 0 21 0 29 0 13 0 26 0 30-4 9-4 13-8 13-17 0-4-4-4-4-8l-5-5c-4-4-8-4-12-8-9-4-13-4-26-8-8 0-12-5-21-9-4 0-13-4-17-8-4-5-9-9-9-13-4-4-4-13-4-22 0-4 0-9 4-13 0-9 5-13 9-17s13-9 21-13c9 0 21-4 34-4 9 0 13 0 21 0 9 4 17 4 26 4v26c-9 0-17 0-26-5-8 0-17 0-21 0-8 0-13 0-17 0-8 5-8 5-12 5-5 4-5 4-9 8 0 5 0 5 0 9 0 5 0 5 0 9 0 0 4 4 9 9 0 0 8 4 12 4 4 4 13 4 21 8 9 5 17 5 26 9 8 4 13 8 17 13 5 0 9 4 9 12 0 4 4 9 4 17z">
          <text:p/>
        </draw:path>
        <draw:path draw:style-name="gr5" draw:text-style-name="P5" draw:layer="layout" svg:width="0.14cm" svg:height="0.238cm" svg:x="10.078cm" svg:y="15.899cm" svg:viewBox="0 0 141 239" svg:d="M0 154c0-13 0-25 4-34 4-13 9-22 17-31 4-8 17-12 26-17 8-4 21-8 34-8 4 0 8 4 12 4 9 0 13 0 17 0v-68h31v234h-26v-29c-9 13-17 21-30 25-9 4-17 9-30 9-8 0-17-5-25-5-5-4-13-12-17-16-5-9-9-17-13-30 0-9 0-21 0-34zM30 154c0 21 0 34 8 47 4 8 13 12 26 12 4 0 12-4 21-8 8-9 17-17 25-30v-77c-4-4-8-4-17-4-4-5-8-5-17-5-12 0-25 5-34 18-8 9-12 26-12 47z">
          <text:p/>
        </draw:path>
        <draw:path draw:style-name="gr5" draw:text-style-name="P5" draw:layer="layout" svg:width="0.135cm" svg:height="0.169cm" svg:x="11.206cm" svg:y="15.963cm" svg:viewBox="0 0 136 170" svg:d="M0 4h25v27c9-5 13-9 17-13s8-9 13-9c4-5 8-5 13-5 5-4 9-4 13-4 17 0 30 4 42 18 9 8 13 25 13 47v105h-30v-105c0-13-4-22-8-30-4-4-13-9-21-9-4 0-9 0-9 0-5 5-9 5-13 9-5 0-9 4-13 8s-8 13-13 17v110h-29z">
          <text:p/>
        </draw:path>
        <draw:polygon draw:style-name="gr5" draw:text-style-name="P5" draw:layer="layout" svg:width="0.132cm" svg:height="0.186cm" svg:x="4.474cm" svg:y="16.455cm" svg:viewBox="0 0 133 187" draw:points="133,166 112,187 0,94 112,0 133,18 39,94">
          <text:p/>
        </draw:polygon>
        <draw:path draw:style-name="gr5" draw:text-style-name="P5" draw:layer="layout" svg:width="0.132cm" svg:height="0.174cm" svg:x="4.665cm" svg:y="16.467cm" svg:viewBox="0 0 133 175" svg:d="M133 167c-9 0-18 4-27 4-8 0-17 4-25 4-26 0-47-8-60-25-12-13-21-34-21-60 0-12 0-25 4-39 5-8 13-17 17-25 9-9 18-13 30-17 9-4 21-9 34-9 9 0 17 0 21 5 9 0 18 0 27 4v25c-9 0-18-4-27-4-4-4-12-4-21-4-8 0-13 0-21 4-9 4-13 9-17 13s-8 13-13 18c-4 8-4 17-4 29 0 17 4 34 17 43 8 13 21 17 38 17 9 0 17 0 25-4 5 0 14-5 23-9z">
          <text:p/>
        </draw:path>
        <draw:path draw:style-name="gr5" draw:text-style-name="P5" draw:layer="layout" svg:width="0.135cm" svg:height="0.233cm" svg:x="4.852cm" svg:y="16.404cm" svg:viewBox="0 0 136 234" svg:d="M136 234h-29v-106c0-13-4-21-9-30-4-4-12-8-21-8-5 0-5 0-9 0-5 0-9 4-13 8-5 0-9 5-13 9s-8 8-13 17v110h-29v-234h29v69 25c5-4 9-8 13-13 4-4 8-8 13-8 4-4 8-4 13-9 4 0 9 0 13 0 17 0 30 5 38 17 13 9 17 26 17 43z">
          <text:p/>
        </draw:path>
        <draw:path draw:style-name="gr5" draw:text-style-name="P5" draw:layer="layout" svg:width="0.135cm" svg:height="0.17cm" svg:x="5.047cm" svg:y="16.467cm" svg:viewBox="0 0 136 171" svg:d="M0 5h26v30c13-12 21-21 30-26 8-4 21-9 30-9 17 0 29 5 38 18 8 13 12 26 12 51h-29c0-17 0-25-4-34-5-4-13-8-22-8-4 0-8 0-13 0-4 4-8 4-12 8-5 5-9 9-13 13s-8 8-13 17v106h-30z">
          <text:p/>
        </draw:path>
        <draw:polygon draw:style-name="gr5" draw:text-style-name="P5" draw:layer="layout" svg:width="0.132cm" svg:height="0.186cm" svg:x="5.233cm" svg:y="16.455cm" svg:viewBox="0 0 133 187" draw:points="0,18 17,0 133,94 17,187 0,166 94,94">
          <text:p/>
        </draw:polygon>
        <draw:polygon draw:style-name="gr5" draw:text-style-name="P5" draw:layer="layout" svg:width="0.131cm" svg:height="0.186cm" svg:x="7.09cm" svg:y="16.455cm" svg:viewBox="0 0 132 187" draw:points="132,166 115,187 0,94 115,0 132,18 38,94">
          <text:p/>
        </draw:polygon>
        <draw:path draw:style-name="gr5" draw:text-style-name="P5" draw:layer="layout" svg:width="0.144cm" svg:height="0.237cm" svg:x="7.272cm" svg:y="16.404cm" svg:viewBox="0 0 145 238" svg:d="M0 153c0-12 4-25 9-38 4-8 8-21 17-25 4-9 12-13 25-17 8-4 21-10 30-10 8 0 13 0 17 0 5 6 13 6 17 6v-69h30v234h-30v-30c-8 9-17 17-26 26-8 4-21 8-30 8-8 0-17-4-25-8s-13-9-17-17c-4-4-8-13-13-26 0-8-4-21-4-34zM30 153c0 17 4 34 8 43 9 13 17 17 26 17 8 0 17-4 25-9 9-8 18-17 26-30v-80c-4 0-12 0-17-4-4 0-13 0-17 0-17 0-30 4-39 13-8 12-12 29-12 50z">
          <text:p/>
        </draw:path>
        <draw:path draw:style-name="gr5" draw:text-style-name="P5" draw:layer="layout" svg:width="0.144cm" svg:height="0.233cm" svg:x="7.467cm" svg:y="16.404cm" svg:viewBox="0 0 145 234" svg:d="M145 149c0 13-4 25-4 34-4 13-13 21-17 30-9 8-17 13-26 17-12 4-21 4-33 4-13 0-22 0-31 0-13-4-21-4-34-8v-226h30v64 30c8-8 18-17 26-21 9-4 21-9 30-9 12 0 21 0 25 5 9 4 13 12 17 17 9 8 9 17 13 29 4 9 4 21 4 34zM115 149c0-8 0-17-4-25 0-5 0-13-4-17s-4-9-9-13c-4-4-12-4-16-4-5 0-9 0-13 0-4 4-9 4-9 8-4 0-8 5-12 9-10 4-14 12-18 17v80c4 5 13 5 18 5 8 4 12 4 17 4 8 0 12 0 21-4 4 0 8-5 12-9 5-4 9-13 13-21 4-9 4-17 4-30z">
          <text:p/>
        </draw:path>
        <draw:polygon draw:style-name="gr5" draw:text-style-name="P5" draw:layer="layout" svg:width="0.131cm" svg:height="0.237cm" svg:x="7.658cm" svg:y="16.4cm" svg:viewBox="0 0 132 238" draw:points="56,25 4,25 4,0 86,0 86,213 132,213 132,238 0,238 0,213 56,213">
          <text:p/>
        </draw:polygon>
        <draw:polygon draw:style-name="gr5" draw:text-style-name="P5" draw:layer="layout" svg:width="0.131cm" svg:height="0.186cm" svg:x="7.849cm" svg:y="16.455cm" svg:viewBox="0 0 132 187" draw:points="0,18 21,0 132,94 21,187 0,166 94,94">
          <text:p/>
        </draw:polygon>
        <draw:polygon draw:style-name="gr5" draw:text-style-name="P5" draw:layer="layout" svg:width="0.131cm" svg:height="0.186cm" svg:x="9.332cm" svg:y="16.455cm" svg:viewBox="0 0 132 187" draw:points="132,166 115,187 0,94 115,0 132,18 43,94">
          <text:p/>
        </draw:polygon>
        <draw:path draw:style-name="gr5" draw:text-style-name="P5" draw:layer="layout" svg:width="0.144cm" svg:height="0.237cm" svg:x="9.514cm" svg:y="16.404cm" svg:viewBox="0 0 145 238" svg:d="M0 153c0-12 5-25 9-38 4-8 8-21 17-25 4-9 13-13 25-17 9-4 22-10 35-10 4 0 9 0 13 0 4 6 13 6 17 6v-69h29v234h-25l-4-30c-9 9-17 17-26 26-8 4-21 8-30 8s-17-4-26-8c-8-4-12-9-17-17-4-4-8-13-12-26 0-8-5-21-5-34zM30 153c0 17 4 34 9 43 8 13 16 17 26 17 8 0 17-4 25-9 9-8 17-17 26-30v-80c-4 0-13 0-17-4-4 0-13 0-17 0-17 0-31 4-39 13-9 12-13 29-13 50z">
          <text:p/>
        </draw:path>
        <draw:path draw:style-name="gr5" draw:text-style-name="P5" draw:layer="layout" svg:width="0.144cm" svg:height="0.233cm" svg:x="9.709cm" svg:y="16.404cm" svg:viewBox="0 0 145 234" svg:d="M145 149c0 13 0 25-4 34-4 13-13 21-17 30-8 8-17 13-25 17-13 4-21 4-34 4s-21 0-30 0c-12-4-21-4-35-8v-226h31v64 30c9-8 17-17 25-21 9-4 22-9 30-9 13 0 21 0 26 5 8 4 12 12 21 17 4 8 8 17 8 29 4 9 4 21 4 34zM116 149c0-8 0-17 0-25-4-5-4-13-9-17-4-4-4-9-8-13s-13-4-17-4-9 0-13 0c-4 4-4 4-8 8-5 0-9 5-13 9s-13 12-17 17v80c9 5 13 5 17 5 8 4 13 4 17 4 8 0 13 0 21-4 4 0 9-5 13-9 8-4 8-13 13-21 4-9 4-17 4-30z">
          <text:p/>
        </draw:path>
        <draw:polygon draw:style-name="gr5" draw:text-style-name="P5" draw:layer="layout" svg:width="0.131cm" svg:height="0.237cm" svg:x="9.9cm" svg:y="16.4cm" svg:viewBox="0 0 132 238" draw:points="55,25 4,25 4,0 85,0 85,213 132,213 132,238 0,238 0,213 55,213">
          <text:p/>
        </draw:polygon>
        <draw:polygon draw:style-name="gr5" draw:text-style-name="P5" draw:layer="layout" svg:width="0.131cm" svg:height="0.186cm" svg:x="10.091cm" svg:y="16.455cm" svg:viewBox="0 0 132 187" draw:points="0,18 21,0 132,94 21,187 0,166 94,94">
          <text:p/>
        </draw:polygon>
        <draw:polygon draw:style-name="gr5" draw:text-style-name="P5" draw:layer="layout" svg:width="0.128cm" svg:height="0.186cm" svg:x="10.455cm" svg:y="16.455cm" svg:viewBox="0 0 129 187" draw:points="129,166 112,187 0,94 112,0 129,18 39,94">
          <text:p/>
        </draw:polygon>
        <draw:path draw:style-name="gr5" draw:text-style-name="P5" draw:layer="layout" svg:width="0.136cm" svg:height="0.237cm" svg:x="10.646cm" svg:y="16.4cm" svg:viewBox="0 0 137 238" svg:d="M55 94h-47v-21h77v140h52v25h-137v-25h55zM68 0c0 0 4 0 8 4 0 0 5 0 5 4 4 0 4 4 9 4 0 5 0 9 0 13 0 0 0 4 0 9-5 0-5 4-9 4 0 4-5 4-5 8-4 0-8 0-8 0-4 0-9 0-13 0 0-4-4-4-4-8-4 0-4-4-4-4-5-5-5-9-5-9 0-4 0-8 5-13 0 0 0-4 4-4 0-4 4-4 4-4 4-4 9-4 13-4z">
          <text:p/>
        </draw:path>
        <draw:path draw:style-name="gr5" draw:text-style-name="P5" draw:layer="layout" svg:width="0.131cm" svg:height="0.17cm" svg:x="10.833cm" svg:y="16.467cm" svg:viewBox="0 0 132 171" svg:d="M0 5h25v26c4-4 8-8 17-13 4-4 8-9 13-13 4 0 8 0 12-5 5 0 9 0 13 0 17 0 31 5 39 18 9 9 13 26 13 43v110h-27v-106c0-13-4-21-8-30-4-4-13-8-21-8-4 0-9 0-13 0 0 0-4 4-8 8-5 0-9 5-13 9s-9 8-13 17v110h-29z">
          <text:p/>
        </draw:path>
        <draw:path draw:style-name="gr5" draw:text-style-name="P5" draw:layer="layout" svg:width="0.153cm" svg:height="0.224cm" svg:x="11.002cm" svg:y="16.417cm" svg:viewBox="0 0 154 225" svg:d="M154 217c-9 4-13 4-22 4-8 0-12 4-21 4-21 0-38-8-46-17-13-8-17-21-17-42v-89h-48v-21h48v-48l29-8v56h77v21h-77v84c0 13 5 22 9 30 8 5 17 9 29 9 5 0 13 0 17-4 5 0 13 0 22 0z">
          <text:p/>
        </draw:path>
        <draw:polygon draw:style-name="gr5" draw:text-style-name="P5" draw:layer="layout" svg:width="0.131cm" svg:height="0.186cm" svg:x="11.214cm" svg:y="16.455cm" svg:viewBox="0 0 132 187" draw:points="0,18 17,0 132,94 17,187 0,166 89,94">
          <text:p/>
        </draw:polygon>
        <draw:polygon draw:style-name="gr5" draw:text-style-name="P5" draw:layer="layout" svg:width="0.145cm" svg:height="0.217cm" svg:x="4.101cm" svg:y="16.95cm" svg:viewBox="0 0 146 218" draw:points="146,218 10,218 10,192 65,192 65,31 14,61 0,35 69,0 95,0 95,192 146,192">
          <text:p/>
        </draw:polygon>
        <draw:polygon draw:style-name="gr5" draw:text-style-name="P5" draw:layer="layout" svg:width="0.123cm" svg:height="0.216cm" svg:x="4.487cm" svg:y="16.951cm" svg:viewBox="0 0 124 217" draw:points="124,217 0,217 0,0 124,0 124,26 27,26 27,94 120,94 120,115 27,115 27,191 124,191">
          <text:p/>
        </draw:polygon>
        <draw:polygon draw:style-name="gr5" draw:text-style-name="P5" draw:layer="layout" svg:width="0.136cm" svg:height="0.233cm" svg:x="4.665cm" svg:y="16.934cm" svg:viewBox="0 0 137 234" draw:points="55,21 9,21 9,0 85,0 85,208 137,208 137,234 0,234 0,208 55,208">
          <text:p/>
        </draw:polygon>
        <draw:path draw:style-name="gr5" draw:text-style-name="P5" draw:layer="layout" svg:width="0.14cm" svg:height="0.237cm" svg:x="4.843cm" svg:y="16.934cm" svg:viewBox="0 0 141 238" svg:d="M0 153c0-12 4-25 4-38 5-8 13-21 17-25 9-9 17-13 26-17 12-4 21-9 34-9 8 0 14 0 18 0 4 5 8 5 17 5v-69h25v234h-25v-30c-9 9-17 17-27 25-8 5-21 9-30 9-12 0-16-4-25-9-8-4-13-8-17-16-8-5-8-13-13-26-4-8-4-21-4-34zM30 153c0 17 4 34 8 43 9 12 17 17 26 17 8 0 17-5 25-9 6-8 14-17 27-30v-80c-9 0-13 0-17-4-4 0-14 0-18 0-17 0-30 4-38 12-9 13-13 30-13 51z">
          <text:p/>
        </draw:path>
        <draw:path draw:style-name="gr5" draw:text-style-name="P5" draw:layer="layout" svg:width="0.148cm" svg:height="0.174cm" svg:x="5.03cm" svg:y="16.997cm" svg:viewBox="0 0 149 175" svg:d="M149 78c0 4 0 8 0 12 0 0 0 5 0 9h-115c0 17 4 29 12 38 9 8 21 13 44 13 4 0 8 0 13 0 4 0 8 0 12 0 9-5 13-5 17-5s4 0 9-4v25c-9 0-17 5-26 5-8 4-21 4-30 4-18 0-30-4-39-9-8-4-17-8-25-16-4-5-13-13-13-26-4-13-8-21-8-38 0-8 4-21 8-30 0-13 9-22 13-30 8-9 17-13 25-17 9-4 21-9 31-9 13 0 26 0 34 5 9 4 17 8 21 17 4 8 13 12 13 26 4 8 4 17 4 30zM120 73c0-4 0-12 0-21-5-4-5-9-9-14-4-4-8-8-13-12-8 0-13-4-21-4-5 0-14 4-18 4-4 4-8 8-13 12-4 5-8 10-8 14-4 9-4 17-4 21z">
          <text:p/>
        </draw:path>
        <draw:path draw:style-name="gr5" draw:text-style-name="P5" draw:layer="layout" svg:width="0.136cm" svg:height="0.17cm" svg:x="5.233cm" svg:y="16.997cm" svg:viewBox="0 0 137 171" svg:d="M0 5h26v29c12-12 21-21 29-25 9-4 22-9 30-9 18 0 31 5 39 17 9 13 13 26 13 51h-30c0-17 0-25-4-34-5-4-14-8-22-8-4 0-9 0-13 0-4 4-9 4-13 8s-8 9-12 13c-5 4-9 8-13 17v107h-30z">
          <text:p/>
        </draw:path>
        <draw:polygon draw:style-name="gr5" draw:text-style-name="P5" draw:layer="layout" svg:width="0.131cm" svg:height="0.233cm" svg:x="5.416cm" svg:y="16.934cm" svg:viewBox="0 0 132 234" draw:points="56,21 4,21 4,0 85,0 85,208 132,208 132,234 0,234 0,208 56,208">
          <text:p/>
        </draw:polygon>
        <draw:path draw:style-name="gr5" draw:text-style-name="P5" draw:layer="layout" svg:width="0.165cm" svg:height="0.233cm" svg:x="5.581cm" svg:y="17.002cm" svg:viewBox="0 0 166 234" svg:d="M166 0l-56 149c-4 12-13 29-17 38-8 13-13 21-21 26-9 8-17 12-26 16-8 5-16 5-29 5-4 0-4 0-9 0 0 0-4 0-8 0v-26c4 0 8 0 8 0 5 0 9 0 13 0s9 0 13 0c4-4 8-4 12-8 5-4 9-9 13-13 4-9 9-13 9-21l-64-166h34l38 110 9 26 12-26 39-110z">
          <text:p/>
        </draw:path>
        <draw:path draw:style-name="gr5" draw:text-style-name="P5" draw:layer="layout" svg:width="0.139cm" svg:height="0.221cm" svg:x="7.281cm" svg:y="16.946cm" svg:viewBox="0 0 140 222" svg:d="M140 222h-140v-26l56-55c8-8 17-17 21-25 8-4 12-14 12-18 5-4 9-13 9-17s0-8 0-13c0-8 0-12 0-17-4-4-4-8-9-13 0-4-4-8-8-8-8-4-13-4-21-4-9 0-17 4-21 8-9 4-17 9-21 13l-18-17c8-9 18-17 30-21 9-4 21-9 34-9s21 0 30 5c4 4 12 8 17 12 8 4 12 13 17 21 0 9 4 18 4 26 0 9-4 17-4 21-5 9-5 17-9 22-8 9-13 17-17 26-8 4-17 13-25 21l-38 42h101z">
          <text:p/>
        </draw:path>
        <draw:path draw:style-name="gr5" draw:text-style-name="P5" draw:layer="layout" svg:width="0.144cm" svg:height="0.221cm" svg:x="7.467cm" svg:y="16.946cm" svg:viewBox="0 0 145 222" svg:d="M145 222h-145v-26l56-55c9-8 17-17 21-25 9-4 13-14 13-18 4-4 8-13 8-17s0-8 0-13c0-8 0-12 0-17 0-4-4-8-8-13 0-4-4-8-8-8-9-4-13-4-17-4-13 0-22 4-27 8-8 4-17 9-21 13l-17-17c9-9 17-17 30-21 8-4 22-9 35-9 12 0 21 0 29 5 9 4 13 8 21 12 5 4 9 13 13 21 0 9 4 18 4 26 0 9 0 17-4 21-4 9-4 17-8 22-5 9-13 17-17 26-9 4-17 13-26 21l-39 42h107z">
          <text:p/>
        </draw:path>
        <draw:path draw:style-name="gr5" draw:text-style-name="P5" draw:layer="layout" svg:width="0.055cm" svg:height="0.055cm" svg:x="7.692cm" svg:y="17.116cm" svg:viewBox="0 0 56 56" svg:d="M29 0c5 0 10 0 10 0 4 4 8 4 8 8 5 0 9 5 9 10 0 0 0 4 0 8 0 5 0 9 0 13s-4 4-9 8c0 0-4 5-8 5 0 4-5 4-10 4-4 0-8 0-12-4 0 0-5-5-9-5 0-4-4-4-4-8s-4-8-4-13c0-4 4-8 4-8 0-5 4-10 4-10 4-4 9-4 9-8 4 0 8 0 12 0z">
          <text:p/>
        </draw:path>
        <draw:path draw:style-name="gr5" draw:text-style-name="P5" draw:layer="layout" svg:width="0.144cm" svg:height="0.221cm" svg:x="7.84cm" svg:y="16.946cm" svg:viewBox="0 0 145 222" svg:d="M145 222h-145v-26l56-55c9-8 17-17 26-25 4-4 8-14 12-18 0-4 5-13 5-17s4-8 4-13c0-8-4-12-4-17 0-4-5-8-5-13-4-4-8-8-12-8-5-4-13-4-17-4-9 0-17 4-26 8-8 4-17 9-21 13l-18-17c10-9 18-17 31-21 8-4 21-9 38-9 8 0 17 0 25 5 9 4 13 8 21 12 5 4 9 13 13 21 4 9 4 18 4 26 0 9 0 17-4 21 0 9-4 17-8 22-5 9-13 17-17 26-9 4-17 13-26 21l-38 42h106z">
          <text:p/>
        </draw:path>
        <draw:polygon draw:style-name="gr5" draw:text-style-name="P5" draw:layer="layout" svg:width="0.144cm" svg:height="0.216cm" svg:x="9.332cm" svg:y="16.951cm" svg:viewBox="0 0 145 217" draw:points="145,217 9,217 9,191 65,191 65,30 13,60 0,34 69,0 99,0 99,191 145,191">
          <text:p/>
        </draw:polygon>
        <draw:path draw:style-name="gr5" draw:text-style-name="P5" draw:layer="layout" svg:width="0.161cm" svg:height="0.225cm" svg:x="9.51cm" svg:y="16.946cm" svg:viewBox="0 0 162 226" svg:d="M162 111c0 17-4 34-8 46 0 13-5 26-13 35-9 13-17 21-25 25-9 5-22 9-34 9-14 0-27-4-35-9-9-4-17-8-26-21-4-9-8-18-12-35-5-12-9-29-9-50 0-13 4-30 9-43 0-17 8-25 12-38 9-9 17-17 26-21 12-4 21-9 35-9 12 0 25 5 34 9 8 4 16 8 25 17 4 12 8 21 13 38 4 13 8 30 8 47zM132 115c0-4 0-9 0-13s0-8-4-13l-90 72c0 5 5 9 5 13 4 4 8 9 8 13 4 5 8 9 13 9 4 5 13 5 18 5 8 0 12-5 21-5 4-4 13-13 17-18 4-8 4-17 8-29 0-9 4-21 4-34zM30 111c0 4 0 8 0 12 0 0 0 5 4 9l90-68c0-4-4-13-4-17-4-4-9-9-9-13-4 0-8-4-12-4-5-4-13-4-17-4-9 0-14 0-23 4-4 4-8 8-12 17s-9 17-13 26c0 12-4 25-4 38z">
          <text:p/>
        </draw:path>
        <draw:path draw:style-name="gr5" draw:text-style-name="P5" draw:layer="layout" svg:width="0.055cm" svg:height="0.055cm" svg:x="9.748cm" svg:y="17.116cm" svg:viewBox="0 0 56 56" svg:d="M30 0c4 0 9 0 9 0 4 4 8 4 8 8 4 0 4 5 9 10 0 0 0 4 0 8 0 5 0 9 0 13-5 4-5 4-9 8 0 0-4 5-8 5 0 4-5 4-9 4s-8 0-13-4c0 0-5-5-9-5 0-4-4-4-4-8s-4-8-4-13c0-4 0-8 4-8 0-5 4-10 4-10 4-4 9-4 9-8 5 0 9 0 13 0z">
          <text:p/>
        </draw:path>
        <draw:path draw:style-name="gr5" draw:text-style-name="P5" draw:layer="layout" svg:width="0.136cm" svg:height="0.225cm" svg:x="9.9cm" svg:y="16.946cm" svg:viewBox="0 0 137 226" svg:d="M137 153c0 13-5 21-9 30s-8 13-17 22c-8 4-17 12-29 12-9 5-26 9-38 9-9 0-18 0-27 0-4-4-13-4-17-4v-26c4 0 13 0 21 5 10 0 14 0 23 0 12 0 21 0 29-5 9 0 13-4 17-9 4-4 9-9 13-13 0-4 4-13 4-17 0-8-4-12-4-17-4-4-9-8-13-8-4-4-13-9-17-9-8 0-13-4-21-4h-26v-21h26c4 0 13 0 17-4 4 0 8-5 13-9 4 0 8-4 8-8 4-4 4-13 4-17 0-13-4-22-8-26-9-4-21-8-34-8-8 0-13 0-21 4-10 0-18 0-27 4v-25c4 0 9 0 13-4 4 0 9 0 14 0 4-5 8-5 13-5 4 0 8 0 12 0 9 0 21 0 30 5 8 4 17 4 21 12 4 4 9 9 13 17 4 4 4 13 4 22 0 12-4 21-8 29-9 9-17 17-26 21 4 0 9 5 17 5 4 4 9 8 13 12 4 5 8 9 12 13 0 4 5 13 5 17z">
          <text:p/>
        </draw:path>
        <draw:path draw:style-name="gr5" draw:text-style-name="P5" draw:layer="layout" svg:width="0.148cm" svg:height="0.221cm" svg:x="11.197cm" svg:y="16.946cm" svg:viewBox="0 0 149 222" svg:d="M149 102c0 22-4 39-8 52-4 17-13 30-22 38-9 13-21 17-38 21-13 4-30 9-51 9h-17v-26h21c13 0 25 0 34-4 13-4 21-8 25-13 9-4 13-12 17-21 4-8 9-17 9-25v-9c-9 5-17 9-26 9-8 4-17 4-29 4-9 0-21 0-30-4-4-4-13-9-17-13-8-4-13-13-13-22-4-9-4-17-4-25 0-9 0-17 4-30 5-9 9-13 17-22 5-4 13-12 22-16 8 0 21-5 29-5 13 0 21 5 30 5 12 4 17 12 26 16 9 9 13 22 17 35 4 12 4 25 4 46zM72 26c-4 0-13 0-17 0-4 4-8 8-12 12-5 0-9 9-9 13-4 5-4 13-4 22 0 4 0 12 0 16 4 5 4 9 8 13 5 5 9 10 13 10 8 4 13 4 21 4 4 0 9 0 13 0 4-4 8-4 13-4 4-5 8-5 12-5 0-5 4-5 9-9 0-13 0-25-5-34 0-8-4-17-8-26-4-4-8-8-13-8-8-4-12-4-21-4z">
          <text:p/>
        </draw:path>
        <draw:path draw:style-name="gr5" draw:text-style-name="P5" draw:layer="layout" svg:width="0.144cm" svg:height="0.22cm" svg:x="4.102cm" svg:y="17.451cm" svg:viewBox="0 0 145 221" svg:d="M145 221h-145v-25l55-59c12-9 17-18 25-22 4-8 8-13 13-17 4-8 4-12 4-17 4-4 4-8 4-17 0-4 0-8-4-12 0-5-4-9-4-14-5-4-9-8-13-8-4-5-8-5-17-5-8 0-17 0-25 5-9 4-13 13-21 17l-17-17c8-9 21-17 29-22 13-8 26-8 38-8 9 0 17 0 26 4 8 4 17 9 21 13 5 4 9 13 14 21 4 5 4 14 4 26 0 9 0 17-4 22 0 8-5 16-9 21-5 8-9 17-18 21-8 9-13 17-25 26l-38 38h107z">
          <text:p/>
        </draw:path>
        <draw:polygon draw:style-name="gr5" draw:text-style-name="P5" draw:layer="layout" svg:width="0.187cm" svg:height="0.216cm" svg:x="4.453cm" svg:y="17.455cm" svg:viewBox="0 0 188 217" draw:points="188,0 107,136 107,217 77,217 77,136 0,0 34,0 77,76 94,110 107,81 154,0">
          <text:p/>
        </draw:polygon>
        <draw:path draw:style-name="gr5" draw:text-style-name="P5" draw:layer="layout" svg:width="0.157cm" svg:height="0.169cm" svg:x="4.652cm" svg:y="17.502cm" svg:viewBox="0 0 158 170" svg:d="M158 85c0 12 0 25-4 33-4 13-8 22-17 30-4 9-13 14-25 18-10 4-22 4-35 4-9 0-21 0-30-4-8-4-17-9-25-18-5-4-13-17-13-25-4-13-9-21-9-38 0-13 5-26 9-35 0-12 8-21 13-29 8-4 17-13 25-17 13-4 21-4 34-4s27 0 35 4 17 8 21 17c9 8 13 17 17 25 4 13 4 26 4 39zM129 85c0-9 0-18-5-26 0-9-4-17-8-21s-8-9-14-13c-8 0-12 0-21 0-8 0-17 0-21 4-8 5-13 9-17 13s-9 13-9 21c0 4-4 13-4 22 0 12 4 21 4 25 5 8 5 17 9 21s13 9 17 13c4 0 13 4 21 4 9 0 17-4 21-4 6-4 14-9 18-17 0-4 4-13 9-17 0-8 0-17 0-25z">
          <text:p/>
        </draw:path>
        <draw:path draw:style-name="gr5" draw:text-style-name="P5" draw:layer="layout" svg:width="0.135cm" svg:height="0.169cm" svg:x="4.852cm" svg:y="17.502cm" svg:viewBox="0 0 136 170" svg:d="M136 170h-25l-4-30c-4 8-9 12-13 17s-8 5-13 9c-4 4-9 4-13 4-5 0-9 0-18 0-16 0-29-4-38-13-8-9-12-26-12-47v-110h29v110c0 25 9 38 30 38 4 0 4 0 9-4 4 0 9 0 13-4 5-5 5-5 9-13 4-4 13-9 17-13v-114h29z">
          <text:p/>
        </draw:path>
        <draw:path draw:style-name="gr5" draw:text-style-name="P5" draw:layer="layout" svg:width="0.136cm" svg:height="0.169cm" svg:x="5.038cm" svg:y="17.502cm" svg:viewBox="0 0 137 170" svg:d="M0 0h27l4 29c4-8 8-12 13-17 4-4 8-4 12-8 4 0 9-4 13-4s8 0 13 0c21 0 34 4 42 12 9 13 13 26 13 47v111h-30v-107c0-13-4-25-8-29-4-9-13-9-22-9-4 0-8 0-8 0-4 0-9 4-13 4-4 5-8 9-12 13-5 4-9 8-13 17v111h-31z">
          <text:p/>
        </draw:path>
        <draw:path draw:style-name="gr5" draw:text-style-name="P5" draw:layer="layout" svg:width="0.157cm" svg:height="0.237cm" svg:x="5.216cm" svg:y="17.502cm" svg:viewBox="0 0 158 238" svg:d="M133 25c0 4 4 9 4 13 4 4 4 12 4 17 0 8 0 17-4 25-4 5-8 13-13 17-8 5-13 9-21 13-9 0-17 4-30 4-4 0-12 0-17-4-8 0-12 0-17-4 0 4 0 4-4 8 0 4 0 4 0 9 0 4 0 8 4 12 5 0 9 5 17 5h43c8 0 17 0 25 4 5 0 13 4 17 8 4 6 9 10 13 14 0 4 4 13 4 17 0 8-4 17-4 21-4 9-9 13-17 17-4 4-17 9-26 13-8 4-21 4-38 4-12 0-21 0-34-4-8 0-17-4-21-9-9-4-13-8-13-12-5-5-5-9-5-17 0-9 0-17 5-21 4-5 9-13 17-17-4 0-4-6-8-6 0-4-5-4-5-8 0 0 0-4-4-9v-4c0-8 4-17 4-21 5-8 9-13 13-17 0-4-4-4-4-8 0 0-4-5-4-9 0 0-5-4-5-9 0-4 0-8 0-12 0-9 0-13 5-21 4-9 8-13 13-17 8-9 12-13 21-13 8-4 17-4 25-4 4 0 9 0 13 0s8 0 13 0h59v25zM31 191c0 9 4 17 13 17 8 5 17 9 33 9 9 0 17 0 22-4 8 0 12-5 17-5 4-4 4-8 8-12 0 0 0-5 0-9 0-8 0-12-8-17-5 0-13-4-26-4h-42c-4 0-4 4-9 4 0 5-4 5-4 9-4 4-4 4-4 8zM39 55c0 8 0 12 5 17 0 4 4 8 4 8 4 5 8 9 13 9 4 0 8 4 12 4 9 0 13-4 17-4s9-4 13-9c0-4 4-8 4-13 4-4 4-8 4-12 0-5 0-9-4-13 0-4-4-8-4-13-4-4-9-4-13-8-4 0-8 0-17 0-4 0-8 0-12 4-5 0-9 4-13 4 0 5-4 9-4 13-5 4-5 8-5 13z">
          <text:p/>
        </draw:path>
        <draw:polygon draw:style-name="gr5" draw:text-style-name="P5" draw:layer="layout" svg:width="0.144cm" svg:height="0.216cm" svg:x="7.276cm" svg:y="17.455cm" svg:viewBox="0 0 145 217" draw:points="145,217 9,217 9,192 64,192 64,30 13,59 0,34 72,0 99,0 99,192 145,192">
          <text:p/>
        </draw:polygon>
        <draw:path draw:style-name="gr5" draw:text-style-name="P5" draw:layer="layout" svg:width="0.132cm" svg:height="0.216cm" svg:x="7.471cm" svg:y="17.455cm" svg:viewBox="0 0 133 217" svg:d="M133 144c0 14 0 22-5 31-8 8-12 17-21 25-8 5-17 9-29 13-9 4-23 4-35 4-5 0-9 0-13 0s-4 0-9 0c-4 0-8 0-12 0s-4 0-9 0v-25c5 0 13 0 21 0 9 0 13 4 22 4 8 0 17-4 26-4 9-4 13-4 17-9 4-4 8-8 13-17 4-4 4-12 4-16 0-14-4-27-17-31-8-9-21-9-39-9h-42v-110h115v26h-90v59h21c9 0 22 0 31 4 8 0 17 4 25 8 9 5 13 9 21 17 5 9 5 22 5 30z">
          <text:p/>
        </draw:path>
        <draw:path draw:style-name="gr5" draw:text-style-name="P5" draw:layer="layout" svg:width="0.055cm" svg:height="0.055cm" svg:x="7.692cm" svg:y="17.616cm" svg:viewBox="0 0 56 56" svg:d="M29 0c5 0 10 4 10 4 4 0 8 5 8 5 5 5 9 9 9 9 0 4 0 9 0 13s0 8 0 13c0 0-4 4-9 8 0 0-4 4-8 4 0 0-5 0-10 0-4 0-8 0-12 0 0 0-5-4-9-4 0-4-4-8-4-8 0-5-4-9-4-13s4-9 4-13c0 0 4-4 4-9 4 0 9-5 9-5 4 0 8-4 12-4z">
          <text:p/>
        </draw:path>
        <draw:polygon draw:style-name="gr5" draw:text-style-name="P5" draw:layer="layout" svg:width="0.144cm" svg:height="0.216cm" svg:x="7.836cm" svg:y="17.455cm" svg:viewBox="0 0 145 217" draw:points="145,217 8,217 8,192 63,192 63,30 13,59 0,34 72,0 97,0 97,192 145,192">
          <text:p/>
        </draw:polygon>
        <draw:path draw:style-name="gr5" draw:text-style-name="P5" draw:layer="layout" svg:width="0.135cm" svg:height="0.22cm" svg:x="9.523cm" svg:y="17.451cm" svg:viewBox="0 0 136 221" svg:d="M136 154c0 8 0 21-4 29-5 4-9 13-18 21-8 5-17 9-29 13-13 4-26 4-43 4-8 0-12 0-21 0-8 0-13 0-21 0v-25c8 0 17 0 25 0 5 0 13 4 21 4 13 0 22-4 30-4 4-4 13-4 17-9 4-4 9-8 13-12 0-5 0-13 0-17 0-9 0-13-4-17 0-4-5-9-9-13-4 0-13-4-17-4-8-5-17-5-21-5h-25v-21h25c4 0 13-4 17-4s8-4 13-8c4-5 8-5 8-13 4-4 4-9 4-13 0-13-4-22-12-26-5-9-17-9-30-9-9 0-13 0-21 0-9 5-17 5-26 9v-26c5 0 9-4 13-4s9 0 13-4c4 0 8 0 12 0 5 0 9 0 13 0 9 0 21 0 30 4 8 0 13 4 21 9 4 4 8 12 13 17 4 8 4 17 4 26 0 8-4 21-9 30-8 8-16 12-25 21 4 0 9 0 17 4 4 4 8 4 13 8 4 5 9 9 13 18 0 4 0 12 0 17z">
          <text:p/>
        </draw:path>
        <draw:path draw:style-name="gr5" draw:text-style-name="P5" draw:layer="layout" svg:width="0.055cm" svg:height="0.055cm" svg:x="9.748cm" svg:y="17.616cm" svg:viewBox="0 0 56 56" svg:d="M30 0c4 0 9 4 9 4 4 0 8 5 8 5 4 5 4 9 9 9 0 4 0 9 0 13s0 8 0 13c-5 0-5 4-9 8 0 0-4 4-8 4 0 0-5 0-9 0s-8 0-13 0c0 0-5-4-9-4 0-4-4-8-4-8 0-5-4-9-4-13s0-9 4-13c0 0 4-4 4-9 4 0 9-5 9-5 5 0 9-4 13-4z">
          <text:p/>
        </draw:path>
        <draw:path draw:style-name="gr5" draw:text-style-name="P5" draw:layer="layout" svg:width="0.149cm" svg:height="0.22cm" svg:x="9.887cm" svg:y="17.451cm" svg:viewBox="0 0 150 221" svg:d="M150 98c0 21 0 43-5 56-8 16-12 29-25 38-8 8-22 17-35 21-17 4-34 8-51 8h-21v-25h21c13 0 26-4 38-4 9-5 17-9 26-13 4-9 14-13 18-21 0-9 4-17 4-30v-4c-4 4-13 8-22 8-9 5-21 5-30 5-12 0-21 0-30-5-8-4-17-8-21-13-4-8-8-12-13-21-4-8-4-17-4-25 0-13 4-21 4-30 5-9 9-18 17-22 9-8 13-13 26-17 9-4 17-4 30-4 8 0 21 0 30 4s17 9 22 17c8 9 12 17 16 31 5 12 5 29 5 46zM72 21c-4 0-8 4-16 4-5 5-9 5-13 9-5 4-5 9-9 18 0 4-4 12-4 17 0 8 0 12 4 21 0 4 4 8 9 12 0 5 4 5 13 9 4 0 8 4 16 4 5 0 9-4 13-4s9 0 13 0c4-4 9-4 14-9 4 0 8 0 8-4 0-12 0-25 0-34-4-12-8-17-13-26-5-4-9-8-13-13-5 0-13-4-22-4z">
          <text:p/>
        </draw:path>
        <draw:polygon draw:style-name="gr5" draw:text-style-name="P5" draw:layer="layout" svg:width="0.144cm" svg:height="0.216cm" svg:x="10.078cm" svg:y="17.455cm" svg:viewBox="0 0 145 217" draw:points="145,217 10,217 10,192 65,192 65,30 14,59 0,34 73,0 99,0 99,192 145,192">
          <text:p/>
        </draw:polygon>
        <draw:path draw:style-name="gr5" draw:text-style-name="P5" draw:layer="layout" svg:width="0.148cm" svg:height="0.22cm" svg:x="11.197cm" svg:y="17.451cm" svg:viewBox="0 0 149 221" svg:d="M149 166c0 9 0 17-4 26-4 4-8 12-17 17-5 4-14 8-22 12-13 0-21 0-30 0-12 0-25 0-33 0-9-4-17-8-22-12-8-5-12-13-12-17-5-9-9-13-9-22 0-12 4-25 13-33 8-13 21-22 34-26-13-9-26-17-30-25-8-9-8-22-8-30 0-9 0-18 4-22 0-9 4-13 13-17 4-4 12-9 21-13 8-4 17-4 29-4 13 0 22 0 30 4 8 0 17 4 22 9 4 4 9 8 13 17 4 4 4 13 4 22 0 12-4 21-8 29-9 13-18 17-31 26 4 4 8 8 17 8 5 4 9 9 14 17 4 5 8 9 8 13 4 9 4 13 4 21zM114 52c0-9-4-18-8-22-8-5-17-5-30-5-12 0-21 0-29 5-9 4-9 13-9 22 0 4 0 8 0 12 5 5 5 9 9 13 4 0 8 4 12 9 5 0 13 4 17 8 13-4 26-13 30-17 4-8 8-17 8-25zM119 166c0-4 0-4-5-8 0-4 0-9-4-13s-8-8-17-13c-4-4-12-8-21-13-4 5-13 9-17 13-4 5-8 9-12 13-5 4-5 4-9 9 0 4 0 8 0 12 0 9 0 13 4 13 0 4 5 8 9 13 4 0 8 4 12 4 5 0 9 4 17 4 5 0 13-4 17-4 5 0 9-4 13-4 4-5 8-5 8-9 5-4 5-8 5-17z">
          <text:p/>
        </draw:path>
        <draw:polygon draw:style-name="gr3" draw:text-style-name="P3" draw:layer="layout" svg:width="0.191cm" svg:height="0.276cm" svg:x="3.987cm" svg:y="18.43cm" svg:viewBox="0 0 192 277" draw:points="192,30 111,30 111,277 80,277 80,30 0,30 0,0 192,0">
          <text:p/>
        </draw:polygon>
        <draw:path draw:style-name="gr3" draw:text-style-name="P3" draw:layer="layout" svg:width="0.161cm" svg:height="0.289cm" svg:x="4.216cm" svg:y="18.417cm" svg:viewBox="0 0 162 290" svg:d="M162 290h-30v-115c0-39-17-60-46-60-13 0-26 4-40 17-8 12-16 25-16 47v111h-30v-290h30v123h4c12-21 35-34 65-34 42 0 63 26 63 78z">
          <text:p/>
        </draw:path>
        <draw:path draw:style-name="gr3" draw:text-style-name="P3" draw:layer="layout" svg:width="0.169cm" svg:height="0.204cm" svg:x="4.424cm" svg:y="18.506cm" svg:viewBox="0 0 170 205" svg:d="M170 107h-141c0 26 9 39 17 51 14 13 31 17 48 17 21 0 42-4 63-21v30c-16 12-42 21-67 21-30 0-52-13-69-30-13-17-21-42-21-72 0-29 8-56 25-77 17-17 39-26 65-26 25 0 46 9 59 21 13 17 21 43 21 74zM136 82c0-18-4-31-12-44-9-8-22-12-34-12-17 0-30 4-40 17-8 8-17 21-21 39z">
          <text:p/>
        </draw:path>
        <draw:path draw:style-name="gr3" draw:text-style-name="P3" draw:layer="layout" svg:width="0.153cm" svg:height="0.204cm" svg:x="4.733cm" svg:y="18.506cm" svg:viewBox="0 0 154 205" svg:d="M154 201h-34v-34c-13 25-34 38-60 38-18 0-34-9-47-17-9-9-13-26-13-42 0-34 21-56 65-64l55-8c0-31-13-48-38-48-26 0-48 8-65 21v-30c17-12 43-17 69-17 42 0 68 21 68 74zM120 99l-47 8c-13 0-26 5-31 9-8 8-12 17-12 30 0 8 4 16 8 21 9 8 18 8 31 8s25-4 38-13c8-12 13-25 13-42z">
          <text:p/>
        </draw:path>
        <draw:path draw:style-name="gr3" draw:text-style-name="P3" draw:layer="layout" svg:width="0.182cm" svg:height="0.195cm" svg:x="4.915cm" svg:y="18.511cm" svg:viewBox="0 0 183 196" svg:d="M183 0l-80 196h-31l-72-196h34l47 141c4 8 8 21 8 25 6-9 6-17 10-25l51-141z">
          <text:p/>
        </draw:path>
        <draw:path draw:style-name="gr3" draw:text-style-name="P3" draw:layer="layout" svg:width="0.17cm" svg:height="0.204cm" svg:x="5.114cm" svg:y="18.506cm" svg:viewBox="0 0 171 205" svg:d="M171 107h-136c0 26 4 39 17 51 13 13 26 17 47 17s42-4 59-21v30c-17 12-38 21-67 21-26 0-47-13-65-30-17-17-26-42-26-72 0-29 9-56 26-77 18-17 39-26 65-26 25 0 46 9 59 21 17 17 21 43 21 74zM141 82c0-18-4-31-12-44-9-8-21-12-38-12-13 0-26 4-39 17-8 8-13 21-17 39z">
          <text:p/>
        </draw:path>
        <draw:path draw:style-name="gr3" draw:text-style-name="P3" draw:layer="layout" svg:width="0.101cm" svg:height="0.2cm" svg:x="5.331cm" svg:y="18.506cm" svg:viewBox="0 0 102 201" svg:d="M102 34c-4-4-12-4-21-4-13 0-26 4-35 17-8 13-12 30-12 51v103h-34v-196h34v38c4-13 8-26 21-30 8-8 17-13 31-13 8 0 12 0 16 5z">
          <text:p/>
        </draw:path>
        <draw:path draw:style-name="gr3" draw:text-style-name="P3" draw:layer="layout" svg:width="0.152cm" svg:height="0.204cm" svg:x="5.454cm" svg:y="18.506cm" svg:viewBox="0 0 153 205" svg:d="M153 201h-29v-34h-5c-12 25-30 38-60 38-17 0-34-9-42-17-13-9-17-26-17-42 0-34 21-56 63-64l61-8c0-31-13-48-44-48-21 0-42 8-63 21v-30c21-12 42-17 67-17 48 0 69 21 69 74zM124 99l-48 8c-17 0-26 5-34 9-9 8-13 17-13 30 0 8 4 16 13 21 4 8 13 8 25 8 17 0 31-4 40-13 8-12 17-25 17-42z">
          <text:p/>
        </draw:path>
        <draw:path draw:style-name="gr3" draw:text-style-name="P3" draw:layer="layout" svg:width="0.178cm" svg:height="0.289cm" svg:x="5.653cm" svg:y="18.506cm" svg:viewBox="0 0 179 290" svg:d="M179 184c0 72-34 106-103 106-25 0-47-5-63-13v-30c21 9 42 17 63 17 47 0 73-25 73-76v-21h-4c-14 25-35 38-65 38-25 0-46-9-59-30-17-17-21-38-21-68 0-33 8-60 21-77 17-21 38-30 68-30 25 0 42 9 56 30h4v-25h30zM149 112v-30c0-18-8-31-18-39-12-13-25-17-38-17-21 0-34 4-47 21-12 13-17 35-17 60 0 22 5 39 17 51 9 13 26 17 43 17s30-4 42-17c10-12 18-29 18-46z">
          <text:p/>
        </draw:path>
        <draw:path draw:style-name="gr3" draw:text-style-name="P3" draw:layer="layout" svg:width="0.169cm" svg:height="0.204cm" svg:x="5.882cm" svg:y="18.506cm" svg:viewBox="0 0 170 205" svg:d="M170 107h-141c0 26 9 39 17 51 13 13 30 17 47 17 21 0 43-4 60-21v30c-17 12-39 21-68 21-26 0-47-13-64-30s-21-42-21-72c0-29 8-56 25-77 17-17 38-26 64-26 25 0 43 9 60 21 13 17 21 43 21 74zM136 82c0-18-4-31-12-44-10-8-22-12-35-12-17 0-30 4-38 17-13 8-17 21-22 39z">
          <text:p/>
        </draw:path>
        <draw:path draw:style-name="gr3" draw:text-style-name="P3" draw:layer="layout" svg:width="0.128cm" svg:height="0.204cm" svg:x="6.191cm" svg:y="18.506cm" svg:viewBox="0 0 129 205" svg:d="M0 192v-34c18 13 35 17 56 17 31 0 44-8 44-25 0-4 0-9-5-13 0-4-4-8-8-8-4-5-10-9-18-9-4-4-8-4-17-8-8-5-13-5-21-9-4-4-13-8-18-13-4-4-8-8-8-16-5-6-5-10-5-19 0-8 5-17 9-25 4-9 9-13 18-17 4-4 12-8 21-13 8 0 17 0 29 0 18 0 31 0 44 9v29c-13-8-30-12-48-12-8 0-12 0-17 0-4 4-8 4-12 8-5 0-5 4-9 9 0 0 0 4 0 8s0 9 0 13c4 4 4 10 9 10 4 4 8 8 12 8 5 4 13 4 17 8 10 0 18 5 27 9 4 4 12 8 17 13 4 4 8 8 8 12 4 9 4 13 4 22 0 12 0 16-4 25-4 8-8 13-17 17-8 4-17 8-25 13-10 0-18 4-31 4-17 0-39-4-52-13z">
          <text:p/>
        </draw:path>
        <draw:path draw:style-name="gr3" draw:text-style-name="P3" draw:layer="layout" svg:width="0.038cm" svg:height="0.284cm" svg:x="6.365cm" svg:y="18.422cm" svg:viewBox="0 0 39 285" svg:d="M17 38c-4 0-9 0-13-4-4-5-4-9-4-17 0-5 0-9 4-13s9-4 13-4c9 0 13 0 17 4 5 4 5 8 5 13 0 8 0 12-5 17-4 4-8 4-17 4zM34 285h-30v-196h30z">
          <text:p/>
        </draw:path>
        <draw:path draw:style-name="gr3" draw:text-style-name="P3" draw:layer="layout" svg:width="0.178cm" svg:height="0.293cm" svg:x="6.45cm" svg:y="18.417cm" svg:viewBox="0 0 179 294" svg:d="M179 290h-30v-34h-4c-13 25-34 38-64 38-25 0-47-9-60-30-17-17-21-38-21-68 0-33 8-59 21-81 17-17 39-26 69-26 25 0 46 9 55 30h4v-119h30zM149 201v-30c0-17-8-30-17-38-8-14-25-18-38-18-21 0-34 4-48 22-8 13-17 34-17 55 0 26 5 43 17 55 10 13 27 17 44 17s29-4 42-17c9-12 17-29 17-46z">
          <text:p/>
        </draw:path>
        <draw:path draw:style-name="gr3" draw:text-style-name="P3" draw:layer="layout" svg:width="0.169cm" svg:height="0.204cm" svg:x="6.679cm" svg:y="18.506cm" svg:viewBox="0 0 170 205" svg:d="M170 107h-141c0 26 9 39 17 51 13 13 30 17 47 17 21 0 42-4 59-21v30c-17 12-38 21-68 21-25 0-46-13-63-30-13-17-21-42-21-72 0-29 8-56 25-77 17-17 38-26 64-26 25 0 42 9 59 21 13 17 22 43 22 74zM135 82c0-18-4-31-12-44-9-8-22-12-34-12-17 0-30 4-39 17-12 8-16 21-21 39z">
          <text:p/>
        </draw:path>
        <draw:polygon draw:style-name="gr3" draw:text-style-name="P3" draw:layer="layout" svg:width="0.106cm" svg:height="0.025cm" svg:x="6.887cm" svg:y="18.584cm" svg:viewBox="0 0 107 26" draw:points="0,0 107,0 107,26 0,26">
          <text:p/>
        </draw:polygon>
        <draw:path draw:style-name="gr3" draw:text-style-name="P3" draw:layer="layout" svg:width="0.115cm" svg:height="0.255cm" svg:x="7.026cm" svg:y="18.451cm" svg:viewBox="0 0 116 256" svg:d="M116 251c-9 5-18 5-31 5-34 0-51-17-51-56v-115h-34v-25h34v-47l30-13v60h52v25h-52v110c0 13 4 21 8 27 5 8 9 8 21 8 10 0 14 0 23-4z">
          <text:p/>
        </draw:path>
        <draw:path draw:style-name="gr3" draw:text-style-name="P3" draw:layer="layout" svg:width="0.191cm" svg:height="0.204cm" svg:x="7.166cm" svg:y="18.506cm" svg:viewBox="0 0 192 205" svg:d="M98 205c-30 0-56-13-73-30s-25-42-25-72c0-35 8-60 30-77 17-17 38-26 72-26 25 0 52 9 69 26 12 17 21 42 21 73 0 34-9 59-26 76-18 17-39 30-68 30zM98 26c-22 0-34 4-47 21-13 13-17 31-17 56 0 21 4 43 17 55 13 13 25 17 47 17 21 0 34-4 46-17 14-12 18-34 18-55 0-25-4-43-18-60-12-13-25-17-46-17z">
          <text:p/>
        </draw:path>
        <draw:polygon draw:style-name="gr3" draw:text-style-name="P3" draw:layer="layout" svg:width="0.105cm" svg:height="0.025cm" svg:x="7.404cm" svg:y="18.584cm" svg:viewBox="0 0 106 26" draw:points="0,0 106,0 106,26 0,26">
          <text:p/>
        </draw:polygon>
        <draw:path draw:style-name="gr3" draw:text-style-name="P3" draw:layer="layout" svg:width="0.127cm" svg:height="0.204cm" svg:x="7.552cm" svg:y="18.506cm" svg:viewBox="0 0 128 205" svg:d="M0 192v-34c18 13 35 17 56 17 30 0 42-8 42-25 0-4 0-9-4-13s-4-8-8-8c-5-5-9-9-17-9-5-4-9-4-17-8-9-5-13-5-22-9-8-4-12-8-17-13-4-4-9-8-9-16-4-6-4-10-4-19 0-8 4-17 9-25 4-9 9-13 13-17 8-4 17-8 25-13 9 0 17 0 30 0 17 0 30 0 43 9v29c-13-8-30-12-47-12-9 0-13 0-17 0-4 4-9 4-13 8-4 0-4 4-8 9 0 0 0 4 0 8s0 9 0 13c4 4 4 10 8 10 4 4 9 8 13 8 4 4 13 4 17 8 8 0 17 5 25 9 5 4 13 8 17 13 5 4 9 8 9 12 4 9 4 13 4 22 0 12 0 16-4 25-4 8-9 13-17 17-9 4-17 8-26 13-8 0-17 4-29 4-17 0-39-4-52-13z">
          <text:p/>
        </draw:path>
        <draw:path draw:style-name="gr3" draw:text-style-name="P3" draw:layer="layout" svg:width="0.038cm" svg:height="0.284cm" svg:x="7.726cm" svg:y="18.422cm" svg:viewBox="0 0 39 285" svg:d="M18 38c-5 0-9 0-14-4-4-5-4-9-4-17 0-5 0-9 4-13 5-4 9-4 14-4 8 0 12 0 16 4 5 4 5 8 5 13 0 8 0 12-5 17-4 4-8 4-16 4zM34 285h-30v-196h30z">
          <text:p/>
        </draw:path>
        <draw:path draw:style-name="gr3" draw:text-style-name="P3" draw:layer="layout" svg:width="0.178cm" svg:height="0.293cm" svg:x="7.81cm" svg:y="18.417cm" svg:viewBox="0 0 179 294" svg:d="M179 290h-29v-34h-5c-13 25-35 38-64 38-26 0-47-9-60-30-17-17-21-38-21-68 0-33 9-59 21-81 17-17 39-26 68-26 27 0 48 9 56 30h5v-119h29zM150 201v-30c0-17-9-30-18-38-8-14-26-18-39-18-21 0-33 4-46 22-9 13-17 34-17 55 0 26 4 43 17 55 8 13 25 17 42 17s31-4 43-17c9-12 18-29 18-46z">
          <text:p/>
        </draw:path>
        <draw:path draw:style-name="gr3" draw:text-style-name="P3" draw:layer="layout" svg:width="0.17cm" svg:height="0.204cm" svg:x="8.039cm" svg:y="18.506cm" svg:viewBox="0 0 171 205" svg:d="M171 107h-141c0 26 8 39 17 51 13 13 30 17 47 17 21 0 42-4 59-21v30c-17 12-38 21-68 21-25 0-47-13-63-30-18-17-22-42-22-72 0-29 9-56 26-77 17-17 38-26 63-26 26 0 43 9 60 21 13 17 22 43 22 74zM136 82c0-18-4-31-13-44-8-8-21-12-34-12-17 0-29 4-38 17-13 8-17 21-21 39z">
          <text:p/>
        </draw:path>
        <draw:path draw:style-name="gr3" draw:text-style-name="P3" draw:layer="layout" svg:width="0.127cm" svg:height="0.204cm" svg:x="8.349cm" svg:y="18.506cm" svg:viewBox="0 0 128 205" svg:d="M0 192v-34c17 13 34 17 55 17 29 0 43-8 43-25 0-4 0-9-5-13-4-4-4-8-9-8-4-5-8-9-17-9-4-4-8-4-17-8-8-5-12-5-21-9-4-4-12-8-17-13-4-4-8-8-8-16-4-6-4-10-4-19 0-8 4-17 8-25 4-9 9-13 17-17 4-4 13-8 21-13 9 0 17 0 30 0 17 0 31 0 43 9v29c-12-8-30-12-47-12-9 0-13 0-17 0-5 4-9 4-13 8-4 0-4 4-8 9 0 0 0 4 0 8s0 9 0 13c4 4 4 10 8 10 4 4 8 8 13 8 4 4 12 4 17 8 8 0 17 5 26 9 4 4 13 8 17 13 4 4 9 8 9 12 4 9 4 13 4 22 0 12 0 16-4 25-5 8-9 13-17 17-9 4-18 8-27 13-8 0-17 4-30 4-16 0-38-4-50-13z">
          <text:p/>
        </draw:path>
        <draw:path draw:style-name="gr3" draw:text-style-name="P3" draw:layer="layout" svg:width="0.271cm" svg:height="0.195cm" svg:x="8.497cm" svg:y="18.511cm" svg:viewBox="0 0 272 196" svg:d="M272 0l-55 196h-34l-38-140c-4-9-4-13-4-22 0 9-4 13-4 22l-43 140h-34l-60-196h34l39 145c4 4 4 12 4 17 5-5 5-9 5-17l46-145h30l38 145c0 4 4 12 4 17 0-5 0-9 5-17l38-145z">
          <text:p/>
        </draw:path>
        <draw:path draw:style-name="gr3" draw:text-style-name="P3" draw:layer="layout" svg:width="0.157cm" svg:height="0.204cm" svg:x="8.789cm" svg:y="18.506cm" svg:viewBox="0 0 158 205" svg:d="M158 201h-33v-34c-13 25-35 38-60 38-21 0-34-9-48-17-8-9-17-26-17-42 0-34 27-56 69-64l56-8c0-31-13-48-39-48-25 0-46 8-64 21v-30c18-12 43-17 68-17 43 0 68 21 68 74zM125 99l-47 8c-13 0-26 5-30 9-8 8-13 17-13 30 0 8 5 16 9 21 8 8 17 8 29 8 13 0 26-4 39-13 8-12 13-25 13-42z">
          <text:p/>
        </draw:path>
        <draw:path draw:style-name="gr3" draw:text-style-name="P3" draw:layer="layout" svg:width="0.182cm" svg:height="0.284cm" svg:x="8.976cm" svg:y="18.511cm" svg:viewBox="0 0 183 285" svg:d="M183 0l-89 225c-17 39-38 60-69 60-8 0-12 0-21-5v-25c9 0 13 4 21 4 14 0 27-8 35-30l17-38-77-191h35l51 149c0 0 4 8 4 13 4 0 4-5 4-13l55-149z">
          <text:p/>
        </draw:path>
        <draw:path draw:style-name="gr3" draw:text-style-name="P3" draw:layer="layout" svg:width="0.042cm" svg:height="0.284cm" svg:x="9.294cm" svg:y="18.422cm" svg:viewBox="0 0 43 285" svg:d="M22 38c-8 0-14 0-18-4-4-5-4-9-4-17 0-5 0-9 4-13s10-4 18-4c4 0 9 0 13 4s8 8 8 13c0 8-4 12-8 17-4 4-9 4-13 4zM35 285h-31v-196h31z">
          <text:p/>
        </draw:path>
        <draw:path draw:style-name="gr3" draw:text-style-name="P3" draw:layer="layout" svg:width="0.131cm" svg:height="0.204cm" svg:x="9.379cm" svg:y="18.506cm" svg:viewBox="0 0 132 205" svg:d="M0 192v-34c17 13 38 17 59 17 25 0 38-8 38-25 0-4 0-9-4-13 0-4-4-8-9-8-4-5-8-9-12-9-5-4-13-4-17-8-9-5-17-5-26-9-4-4-8-8-12-13-5-4-9-8-13-16 0-6-4-10-4-19 0-8 4-17 8-25 4-9 9-13 17-17 4-4 13-8 21-13 13 0 21 0 30 0 17 0 30 0 47 9v29c-17-8-34-12-51-12-5 0-13 0-17 0-4 4-9 4-13 8 0 0-4 4-4 9-4 0-4 4-4 8s0 9 4 13c0 4 4 10 4 10 4 4 9 8 17 8 4 4 8 4 17 8 8 0 13 5 21 9 9 4 13 8 17 13 4 4 9 8 14 12 0 9 4 13 4 22 0 12-4 16-9 25-5 8-9 13-17 17-5 4-13 8-26 13-8 0-17 4-25 4-21 0-38-4-55-13z">
          <text:p/>
        </draw:path>
        <draw:path draw:style-name="gr3" draw:text-style-name="P3" draw:layer="layout" svg:width="0.161cm" svg:height="0.289cm" svg:x="9.663cm" svg:y="18.417cm" svg:viewBox="0 0 162 290" svg:d="M162 290h-30v-115c0-39-17-60-46-60-14 0-27 4-40 17-8 12-17 25-17 47v111h-29v-290h29v123h4c13-21 34-34 65-34 43 0 64 26 64 78z">
          <text:p/>
        </draw:path>
        <draw:path draw:style-name="gr3" draw:text-style-name="P3" draw:layer="layout" svg:width="0.042cm" svg:height="0.284cm" svg:x="9.879cm" svg:y="18.422cm" svg:viewBox="0 0 43 285" svg:d="M22 38c-10 0-14 0-18-4-4-5-4-9-4-17 0-5 0-9 4-13s8-4 18-4c4 0 8 0 13 4 4 4 8 8 8 13 0 8-4 12-8 17-5 4-9 4-13 4zM35 285h-31v-196h31z">
          <text:p/>
        </draw:path>
        <draw:path draw:style-name="gr3" draw:text-style-name="P3" draw:layer="layout" svg:width="0.178cm" svg:height="0.289cm" svg:x="9.964cm" svg:y="18.506cm" svg:viewBox="0 0 179 290" svg:d="M179 184c0 72-34 106-102 106-25 0-48-5-65-13v-30c22 9 44 17 65 17 46 0 72-25 72-76v-21c-17 25-38 38-68 38-25 0-42-9-60-30-13-17-21-38-21-68 0-33 8-60 25-77 14-21 35-30 65-30 25 0 46 9 59 30v-25h30zM149 112v-30c0-18-4-31-17-39-9-13-21-17-38-17-21 0-34 4-47 21-8 13-13 35-13 60 0 22 5 39 13 51 13 13 26 17 43 17s29-4 42-17c13-12 17-29 17-46z">
          <text:p/>
        </draw:path>
        <draw:path draw:style-name="gr3" draw:text-style-name="P3" draw:layer="layout" svg:width="0.161cm" svg:height="0.289cm" svg:x="10.205cm" svg:y="18.417cm" svg:viewBox="0 0 162 290" svg:d="M162 290h-29v-115c0-39-17-60-47-60-13 0-25 4-38 17-9 12-17 25-17 47v111h-31v-290h31v123h4c13-21 34-34 64-34 42 0 63 26 63 78z">
          <text:p/>
        </draw:path>
        <draw:path draw:style-name="gr3" draw:text-style-name="P3" draw:layer="layout" svg:width="0.17cm" svg:height="0.204cm" svg:x="10.413cm" svg:y="18.506cm" svg:viewBox="0 0 171 205" svg:d="M171 107h-141c4 26 8 39 21 51 8 13 25 17 42 17 21 0 42-4 65-21v30c-18 12-44 21-69 21-30 0-51-13-68-30-13-17-21-42-21-72 0-29 8-56 25-77 17-17 38-26 64-26 25 0 46 9 59 21 14 17 23 43 23 74zM135 82c0-18-4-31-12-44-9-8-21-12-34-12-17 0-30 4-38 17-9 8-17 21-17 39z">
          <text:p/>
        </draw:path>
        <draw:path draw:style-name="gr3" draw:text-style-name="P3" draw:layer="layout" svg:width="0.102cm" svg:height="0.2cm" svg:x="10.629cm" svg:y="18.506cm" svg:viewBox="0 0 103 201" svg:d="M103 34c-9-4-13-4-26-4-12 0-25 4-34 17-8 13-12 30-12 51v103h-31v-196h31v38c4-13 12-26 21-30 8-8 21-13 30-13 8 0 17 0 21 5z">
          <text:p/>
        </draw:path>
        <draw:path draw:style-name="gr3" draw:text-style-name="P3" draw:layer="layout" svg:width="0.039cm" svg:height="0.284cm" svg:x="10.866cm" svg:y="18.422cm" svg:viewBox="0 0 40 285" svg:d="M23 38c-10 0-14 0-18-4-5-5-5-9-5-17 0-5 0-9 5-13 4-4 8-4 18-4 4 0 8 0 12 4 5 4 5 8 5 13 0 8 0 12-5 17-4 4-8 4-12 4zM35 285h-30v-196h30z">
          <text:p/>
        </draw:path>
        <draw:path draw:style-name="gr3" draw:text-style-name="P3" draw:layer="layout" svg:width="0.161cm" svg:height="0.2cm" svg:x="10.964cm" svg:y="18.506cm" svg:viewBox="0 0 162 201" svg:d="M162 201h-30v-116c0-38-17-59-46-59-17 0-31 4-39 17-9 12-17 25-17 42v116h-30v-196h30v29h4c13-21 35-34 64-34 22 0 34 5 47 17 13 17 17 34 17 60z">
          <text:p/>
        </draw:path>
        <draw:path draw:style-name="gr3" draw:text-style-name="P3" draw:layer="layout" svg:width="0.114cm" svg:height="0.255cm" svg:x="11.265cm" svg:y="18.451cm" svg:viewBox="0 0 115 256" svg:d="M115 251c-8 5-17 5-29 5-35 0-52-17-52-56v-115h-34v-25h34v-47l34-13v60h47v25h-47v110c0 13 0 21 4 27 4 8 14 8 22 8 9 0 17 0 21-4z">
          <text:p/>
        </draw:path>
        <draw:path draw:style-name="gr3" draw:text-style-name="P3" draw:layer="layout" svg:width="0.161cm" svg:height="0.289cm" svg:x="11.422cm" svg:y="18.417cm" svg:viewBox="0 0 162 290" svg:d="M162 290h-30v-115c0-39-17-60-47-60-16 0-29 4-38 17-8 12-17 25-17 47v111h-30v-290h30v123h5c12-21 34-34 63-34 43 0 64 26 64 78z">
          <text:p/>
        </draw:path>
        <draw:path draw:style-name="gr3" draw:text-style-name="P3" draw:layer="layout" svg:width="0.169cm" svg:height="0.204cm" svg:x="11.63cm" svg:y="18.506cm" svg:viewBox="0 0 170 205" svg:d="M170 107h-141c0 26 9 39 17 51 13 13 30 17 47 17 21 0 43-4 60-21v30c-17 12-39 21-65 21-29 0-50-13-67-30-13-17-21-42-21-72 0-29 8-56 25-77 17-17 38-26 63-26 26 0 44 9 61 21 12 17 21 43 21 74zM136 82c0-18-4-31-13-44-9-8-22-12-35-12-17 0-29 4-38 17-12 8-17 21-21 39z">
          <text:p/>
        </draw:path>
        <draw:path draw:style-name="gr3" draw:text-style-name="P3" draw:layer="layout" svg:width="0.169cm" svg:height="0.204cm" svg:x="11.939cm" svg:y="18.506cm" svg:viewBox="0 0 170 205" svg:d="M170 107h-141c0 26 9 39 17 51 13 13 30 17 47 17 21 0 43-4 65-21v30c-22 12-44 21-69 21-30 0-51-13-68-30-13-17-21-42-21-72 0-29 8-56 25-77 17-17 38-26 64-26 25 0 42 9 60 21 13 17 21 43 21 74zM136 82c0-18-5-31-13-44-9-8-21-12-34-12-17 0-30 4-38 17-13 8-17 21-22 39z">
          <text:p/>
        </draw:path>
        <draw:polygon draw:style-name="gr3" draw:text-style-name="P3" draw:layer="layout" svg:width="0.034cm" svg:height="0.288cm" svg:x="12.149cm" svg:y="18.419cm" svg:viewBox="0 0 35 289" draw:points="0,0 35,0 35,289 0,289">
          <text:p/>
        </draw:polygon>
        <draw:path draw:style-name="gr3" draw:text-style-name="P3" draw:layer="layout" svg:width="0.178cm" svg:height="0.293cm" svg:x="12.235cm" svg:y="18.417cm" svg:viewBox="0 0 179 294" svg:d="M179 290h-29v-34c-18 25-39 38-69 38-25 0-46-9-59-30-13-17-22-38-22-68 0-33 9-59 26-81 13-17 34-26 64-26 25 0 46 9 60 30v-119h29zM150 201v-30c0-17-4-30-18-38-9-14-21-18-38-18-21 0-34 4-47 22-8 13-17 34-17 55 0 26 9 43 17 55 13 13 26 17 43 17s29-4 42-17c9-12 18-29 18-46z">
          <text:p/>
        </draw:path>
        <draw:path draw:style-name="gr3" draw:text-style-name="P3" draw:layer="layout" svg:width="0.169cm" svg:height="0.204cm" svg:x="12.465cm" svg:y="18.506cm" svg:viewBox="0 0 170 205" svg:d="M170 107h-141c4 26 9 39 21 51 9 13 26 17 43 17 21 0 43-4 64-21v30c-17 12-43 21-69 21-29 0-50-13-67-30-13-17-21-42-21-72 0-29 8-56 25-77 17-17 38-26 63-26 26 0 48 9 61 21 12 17 21 43 21 74zM136 82c0-18-4-31-14-44-8-8-21-12-34-12-16 0-29 4-38 17-8 8-17 21-21 39z">
          <text:p/>
        </draw:path>
        <draw:path draw:style-name="gr3" draw:text-style-name="P3" draw:layer="layout" svg:width="0.101cm" svg:height="0.2cm" svg:x="12.681cm" svg:y="18.506cm" svg:viewBox="0 0 102 201" svg:d="M102 34c-9-4-13-4-26-4s-25 4-34 17c-8 13-13 30-13 51v103h-29v-196h29v38c5-13 13-26 22-30 8-8 21-13 29-13 9 0 18 0 22 5z">
          <text:p/>
        </draw:path>
        <draw:polygon draw:style-name="gr3" draw:text-style-name="P3" draw:layer="layout" svg:width="0.034cm" svg:height="0.288cm" svg:x="12.814cm" svg:y="18.419cm" svg:viewBox="0 0 35 289" draw:points="0,0 35,0 35,289 0,289">
          <text:p/>
        </draw:polygon>
        <draw:path draw:style-name="gr3" draw:text-style-name="P3" draw:layer="layout" svg:width="0.182cm" svg:height="0.284cm" svg:x="12.88cm" svg:y="18.511cm" svg:viewBox="0 0 183 285" svg:d="M183 0l-90 225c-13 39-38 60-68 60-4 0-12 0-17-5v-25c5 0 13 4 17 4 17 0 26-8 34-30l17-38-76-191h34l55 149c0 0 0 8 4 13 0 0 0-5 4-13l56-149z">
          <text:p/>
        </draw:path>
        <draw:path draw:style-name="gr3" draw:text-style-name="P3" draw:layer="layout" svg:width="0.178cm" svg:height="0.289cm" svg:x="13.202cm" svg:y="18.506cm" svg:viewBox="0 0 179 290" svg:d="M34 171v119h-34v-285h34v33c13-25 39-38 69-38 25 0 42 9 55 26 17 17 21 38 21 69 0 34-4 59-21 80-17 17-38 30-64 30-25 0-47-13-60-34zM34 90v30c0 17 4 30 13 38 12 13 26 17 43 17s34-4 42-21c13-13 17-34 17-59 0-21-4-40-17-52-8-13-21-17-38-17s-35 4-43 17c-13 12-17 31-17 47z">
          <text:p/>
        </draw:path>
        <draw:path draw:style-name="gr3" draw:text-style-name="P3" draw:layer="layout" svg:width="0.153cm" svg:height="0.204cm" svg:x="13.418cm" svg:y="18.506cm" svg:viewBox="0 0 154 205" svg:d="M154 201h-30v-34h-4c-13 25-30 38-60 38-17 0-34-9-43-17-13-9-17-26-17-42 0-34 21-56 65-64l59-8c0-31-13-48-42-48-22 0-43 8-65 21v-30c22-12 43-17 69-17 47 0 68 21 68 74zM124 99l-47 8c-17 0-25 5-34 9-8 8-13 17-13 30 0 8 5 16 13 21 5 8 13 8 26 8 17 0 30-4 38-13 9-12 17-25 17-42z">
          <text:p/>
        </draw:path>
        <draw:path draw:style-name="gr3" draw:text-style-name="P3" draw:layer="layout" svg:width="0.114cm" svg:height="0.255cm" svg:x="13.605cm" svg:y="18.451cm" svg:viewBox="0 0 115 256" svg:d="M115 251c-8 5-17 5-29 5-34 0-51-17-51-56v-115h-35v-25h35v-47l34-13v60h46v25h-46v110c0 13 0 21 4 27 4 8 13 8 21 8 9 0 17 0 21-4z">
          <text:p/>
        </draw:path>
        <draw:path draw:style-name="gr3" draw:text-style-name="P3" draw:layer="layout" svg:width="0.038cm" svg:height="0.284cm" svg:x="13.757cm" svg:y="18.422cm" svg:viewBox="0 0 39 285" svg:d="M22 38c-9 0-13 0-17-4-5-5-5-9-5-17 0-5 0-9 5-13 4-4 8-4 17-4 5 0 9 0 13 4s4 8 4 13c0 8 0 12-4 17-4 4-8 4-13 4zM35 285h-30v-196h30z">
          <text:p/>
        </draw:path>
        <draw:path draw:style-name="gr3" draw:text-style-name="P3" draw:layer="layout" svg:width="0.17cm" svg:height="0.204cm" svg:x="13.842cm" svg:y="18.506cm" svg:viewBox="0 0 171 205" svg:d="M171 107h-137c0 26 4 39 17 51 8 13 25 17 42 17 27 0 44-4 65-21v30c-17 12-42 21-69 21-30 0-51-13-68-30-13-17-21-42-21-72 0-29 8-56 25-77 17-17 38-26 64-26 27 0 48 9 60 21 13 17 22 43 22 74zM137 82c0-18-5-31-13-44-8-8-21-12-35-12-17 0-30 4-38 17-9 8-17 21-17 39z">
          <text:p/>
        </draw:path>
        <draw:path draw:style-name="gr3" draw:text-style-name="P3" draw:layer="layout" svg:width="0.161cm" svg:height="0.2cm" svg:x="14.058cm" svg:y="18.506cm" svg:viewBox="0 0 162 201" svg:d="M162 201h-29v-116c0-38-17-59-47-59-17 0-30 4-38 17-13 12-17 25-17 42v116h-31v-196h31v29c17-21 38-34 68-34 21 0 34 5 46 17 13 17 17 34 17 60z">
          <text:p/>
        </draw:path>
        <draw:path draw:style-name="gr3" draw:text-style-name="P3" draw:layer="layout" svg:width="0.115cm" svg:height="0.255cm" svg:x="14.253cm" svg:y="18.451cm" svg:viewBox="0 0 116 256" svg:d="M116 251c-9 5-17 5-30 5-35 0-52-17-52-56v-115h-34v-25h34v-47l35-13v60h47v25h-47v110c0 13 0 21 4 27 5 8 13 8 22 8 8 0 16 0 21-4z">
          <text:p/>
        </draw:path>
        <draw:path draw:style-name="gr3" draw:text-style-name="P3" draw:layer="layout" svg:width="0.128cm" svg:height="0.204cm" svg:x="14.397cm" svg:y="18.506cm" svg:viewBox="0 0 129 205" svg:d="M0 192v-34c17 13 34 17 55 17 31 0 44-8 44-25 0-4 0-9-5-13 0-4-4-8-8-8-4-5-8-9-13-9-8-4-13-4-22-8-8-5-13-5-21-9-4-4-13-8-17-13-4-4-8-8-8-16-5-6-5-10-5-19 0-8 5-17 9-25 4-9 8-13 17-17 4-4 12-8 21-13 8 0 18 0 31 0 16 0 29 0 42 9v29c-13-8-30-12-47-12-8 0-13 0-18 0-4 4-8 4-12 8-5 0-5 4-9 9 0 0 0 4 0 8s0 9 0 13c4 4 4 10 9 10 4 4 8 8 12 8 5 4 14 4 18 8 9 0 17 5 26 9 4 4 12 8 17 13 4 4 8 8 13 12 0 9 0 13 0 22 0 12 0 16-5 25-4 8-8 13-17 17-8 4-17 8-25 13-9 0-17 4-31 4-17 0-34-4-51-13z">
          <text:p/>
        </draw:path>
        <draw:path draw:style-name="gr3" draw:text-style-name="P3" draw:layer="layout" svg:width="0.042cm" svg:height="0.043cm" svg:x="14.563cm" svg:y="18.663cm" svg:viewBox="0 0 43 44" svg:d="M21 44c-4 0-9 0-13-5-4-4-8-8-8-17 0-4 4-8 8-12 4-6 9-10 13-10 8 0 14 4 18 10 4 4 4 8 4 12 0 9 0 13-4 17-4 5-10 5-18 5z">
          <text:p/>
        </draw:path>
        <draw:polygon draw:style-name="gr3" draw:text-style-name="P3" draw:layer="layout" svg:width="0.191cm" svg:height="0.276cm" svg:x="14.74cm" svg:y="18.43cm" svg:viewBox="0 0 192 277" draw:points="192,30 111,30 111,277 81,277 81,30 0,30 0,0 192,0">
          <text:p/>
        </draw:polygon>
        <draw:path draw:style-name="gr3" draw:text-style-name="P3" draw:layer="layout" svg:width="0.161cm" svg:height="0.289cm" svg:x="14.969cm" svg:y="18.417cm" svg:viewBox="0 0 162 290" svg:d="M162 290h-29v-115c0-39-17-60-47-60-14 0-26 4-39 17-9 12-17 25-17 47v111h-30v-290h30v123h4c13-21 34-34 65-34 42 0 63 26 63 78z">
          <text:p/>
        </draw:path>
        <draw:path draw:style-name="gr3" draw:text-style-name="P3" draw:layer="layout" svg:width="0.169cm" svg:height="0.204cm" svg:x="15.173cm" svg:y="18.506cm" svg:viewBox="0 0 170 205" svg:d="M170 107h-136c0 26 8 39 17 51 13 13 25 17 46 17 22 0 44-4 61-21v30c-17 12-39 21-69 21-25 0-47-13-64-30-16-17-25-42-25-72 0-29 9-56 25-77 22-17 43-26 68-26 26 0 44 9 56 21 17 17 21 43 21 74zM141 82c0-18-4-31-13-44-9-8-22-12-39-12-13 0-25 4-34 17-13 8-17 21-21 39z">
          <text:p/>
        </draw:path>
        <draw:path draw:style-name="gr3" draw:text-style-name="P3" draw:layer="layout" svg:width="0.102cm" svg:height="0.2cm" svg:x="15.389cm" svg:y="18.506cm" svg:viewBox="0 0 103 201" svg:d="M103 34c-4-4-13-4-21-4-13 0-26 4-34 17-9 13-13 30-13 51v103h-35v-196h35v38c4-13 13-26 21-30 9-8 17-13 30-13 8 0 13 0 17 5z">
          <text:p/>
        </draw:path>
        <draw:path draw:style-name="gr3" draw:text-style-name="P3" draw:layer="layout" svg:width="0.17cm" svg:height="0.204cm" svg:x="15.512cm" svg:y="18.506cm" svg:viewBox="0 0 171 205" svg:d="M171 107h-137c0 26 4 39 17 51 13 13 25 17 47 17 21 0 43-4 60-21v30c-17 12-39 21-69 21-25 0-51-13-64-30-17-17-25-42-25-72 0-29 8-56 25-77 17-17 39-26 64-26 26 0 48 9 60 21 13 17 22 43 22 74zM141 82c0-18-4-31-13-44-9-8-22-12-39-12-13 0-25 4-38 17-9 8-17 21-17 39z">
          <text:p/>
        </draw:path>
        <draw:path draw:style-name="gr3" draw:text-style-name="P3" draw:layer="layout" svg:width="0.042cm" svg:height="0.284cm" svg:x="15.83cm" svg:y="18.422cm" svg:viewBox="0 0 43 285" svg:d="M21 38c-4 0-8 0-12-4-5-5-9-9-9-17 0-5 4-9 9-13 4-4 8-4 12-4 5 0 14 0 18 4 0 4 4 8 4 13 0 8-4 12-4 17-4 4-13 4-18 4zM39 285h-35v-196h35z">
          <text:p/>
        </draw:path>
        <draw:path draw:style-name="gr3" draw:text-style-name="P3" draw:layer="layout" svg:width="0.127cm" svg:height="0.204cm" svg:x="15.919cm" svg:y="18.506cm" svg:viewBox="0 0 128 205" svg:d="M0 192v-34c17 13 35 17 56 17 25 0 43-8 43-25 0-4-5-9-5-13-4-4-8-8-8-8-5-5-9-9-17-9-5-4-9-4-17-8-9-5-17-5-21-9-9-4-14-8-18-13-5-4-9-8-9-16-4-6-4-10-4-19 0-8 0-17 4-25 4-9 13-13 18-17 9-4 17-8 26-13 8 0 16 0 25 0 17 0 34 0 47 9v29c-13-8-30-12-51-12-5 0-9 0-13 0-4 4-8 4-13 8-4 0-8 4-8 9 0 0-4 4-4 8s4 9 4 13 4 10 8 10c5 4 9 8 13 8 4 4 8 4 17 8 8 0 17 5 21 9 9 4 13 8 22 13 4 4 8 8 8 12 4 9 4 13 4 22 0 12 0 16-4 25-4 8-13 13-17 17-8 4-17 8-26 13-8 0-21 4-29 4-21 0-39-4-52-13z">
          <text:p/>
        </draw:path>
        <draw:path draw:style-name="gr3" draw:text-style-name="P3" draw:layer="layout" svg:width="0.28cm" svg:height="0.2cm" svg:x="16.199cm" svg:y="18.506cm" svg:viewBox="0 0 281 201" svg:d="M281 201h-34v-116c0-21-5-38-9-47-8-8-17-12-34-12-13 0-25 4-34 17-8 12-12 25-12 42v116h-34v-120c0-38-14-55-44-55-12 0-25 4-34 17-8 12-12 25-12 42v116h-34v-196h34v29c12-25 34-34 59-34 13 0 25 0 35 9 13 8 17 17 21 29 17-25 38-38 64-38 42 0 68 26 68 77z">
          <text:p/>
        </draw:path>
        <draw:path draw:style-name="gr3" draw:text-style-name="P3" draw:layer="layout" svg:width="0.19cm" svg:height="0.204cm" svg:x="16.521cm" svg:y="18.506cm" svg:viewBox="0 0 191 205" svg:d="M97 205c-29 0-55-13-72-30s-25-42-25-72c0-35 8-60 29-77 17-17 39-26 72-26 27 0 52 9 69 26 13 17 21 42 21 73 0 34-8 59-25 76s-38 30-69 30zM97 26c-21 0-34 4-46 21-13 13-18 31-18 56 0 21 5 43 18 55 12 13 25 17 46 17 22 0 35-4 48-17 13-12 17-34 17-55 0-25-4-43-17-60-13-13-26-17-48-17z">
          <text:p/>
        </draw:path>
        <draw:path draw:style-name="gr3" draw:text-style-name="P3" draw:layer="layout" svg:width="0.102cm" svg:height="0.2cm" svg:x="16.762cm" svg:y="18.506cm" svg:viewBox="0 0 103 201" svg:d="M103 34c-4-4-12-4-25-4s-22 4-31 17c-13 13-17 30-17 51v103h-30v-196h30v38h4c5-13 9-26 17-30 10-8 22-13 35-13 5 0 13 0 17 5z">
          <text:p/>
        </draw:path>
        <draw:path draw:style-name="gr3" draw:text-style-name="P3" draw:layer="layout" svg:width="0.17cm" svg:height="0.204cm" svg:x="16.885cm" svg:y="18.506cm" svg:viewBox="0 0 171 205" svg:d="M171 107h-141c4 26 9 39 21 51 9 13 26 17 43 17 26 0 43-4 64-21v30c-17 12-42 21-69 21-29 0-50-13-67-30-13-17-22-42-22-72 0-29 9-56 26-77 17-17 38-26 63-26 27 0 48 9 61 21 12 17 21 43 21 74zM137 82c0-18-4-31-13-44-8-8-21-12-35-12-17 0-29 4-38 17-8 8-17 21-17 39z">
          <text:p/>
        </draw:path>
        <draw:path draw:style-name="gr3" draw:text-style-name="P3" draw:layer="layout" svg:width="0.182cm" svg:height="0.195cm" svg:x="17.178cm" svg:y="18.511cm" svg:viewBox="0 0 183 196" svg:d="M183 0l-76 196h-30l-77-196h35l51 141c4 8 4 21 4 25h4c0-9 0-17 4-25l51-141z">
          <text:p/>
        </draw:path>
        <draw:path draw:style-name="gr3" draw:text-style-name="P3" draw:layer="layout" svg:width="0.157cm" svg:height="0.204cm" svg:x="17.377cm" svg:y="18.506cm" svg:viewBox="0 0 158 205" svg:d="M158 201h-34v-34c-13 25-34 38-59 38-22 0-34-9-47-17-9-9-18-26-18-42 0-34 22-56 69-64l55-8c0-31-13-48-38-48-26 0-47 8-64 21v-30c17-12 43-17 68-17 43 0 68 21 68 74zM124 99l-47 8c-12 0-25 5-29 9-9 8-13 17-13 30 0 8 4 16 8 21 9 8 17 8 30 8s26-4 38-13c9-12 13-25 13-42z">
          <text:p/>
        </draw:path>
        <draw:path draw:style-name="gr3" draw:text-style-name="P3" draw:layer="layout" svg:width="0.102cm" svg:height="0.2cm" svg:x="17.589cm" svg:y="18.506cm" svg:viewBox="0 0 103 201" svg:d="M103 34c-4-4-13-4-21-4-13 0-26 4-34 17-9 13-14 30-14 51v103h-34v-196h34v38c5-13 14-26 22-30 9-8 17-13 30-13 8 0 13 0 17 5z">
          <text:p/>
        </draw:path>
        <draw:path draw:style-name="gr3" draw:text-style-name="P3" draw:layer="layout" svg:width="0.043cm" svg:height="0.284cm" svg:x="17.72cm" svg:y="18.422cm" svg:viewBox="0 0 44 285" svg:d="M22 38c-5 0-9 0-13-4-4-5-9-9-9-17 0-5 5-9 9-13s8-4 13-4 13 0 18 4c0 4 4 8 4 13 0 8-4 12-4 17-5 4-13 4-18 4zM40 285h-35v-196h35z">
          <text:p/>
        </draw:path>
        <draw:path draw:style-name="gr3" draw:text-style-name="P3" draw:layer="layout" svg:width="0.153cm" svg:height="0.204cm" svg:x="17.805cm" svg:y="18.506cm" svg:viewBox="0 0 154 205" svg:d="M154 201h-30v-34c-13 25-34 38-59 38-23 0-35-9-48-17-13-9-17-26-17-42 0-34 21-56 65-64l59-8c0-31-13-48-38-48-26 0-48 8-65 21v-30c17-12 39-17 65-17 47 0 68 21 68 74zM124 99l-47 8c-12 0-26 5-35 9-4 8-8 17-8 30 0 8 0 16 8 21 9 8 18 8 27 8 17 0 30-4 38-13 13-12 17-25 17-42z">
          <text:p/>
        </draw:path>
        <draw:path draw:style-name="gr3" draw:text-style-name="P3" draw:layer="layout" svg:width="0.11cm" svg:height="0.255cm" svg:x="17.996cm" svg:y="18.451cm" svg:viewBox="0 0 111 256" svg:d="M111 251c-4 5-18 5-26 5-34 0-51-17-51-56v-115h-34v-25h34v-47l29-13v60h48v25h-48v110c0 13 0 21 5 27 4 8 12 8 25 8 4 0 14 0 18-4z">
          <text:p/>
        </draw:path>
        <draw:path draw:style-name="gr3" draw:text-style-name="P3" draw:layer="layout" svg:width="0.043cm" svg:height="0.284cm" svg:x="18.144cm" svg:y="18.422cm" svg:viewBox="0 0 44 285" svg:d="M23 38c-6 0-10 0-14-4-4-5-9-9-9-17 0-5 5-9 9-13s8-4 14-4c4 0 8 0 12 4s9 8 9 13c0 8-5 12-9 17-4 4-8 4-12 4zM39 285h-34v-196h34z">
          <text:p/>
        </draw:path>
        <draw:path draw:style-name="gr3" draw:text-style-name="P3" draw:layer="layout" svg:width="0.191cm" svg:height="0.204cm" svg:x="18.229cm" svg:y="18.506cm" svg:viewBox="0 0 192 205" svg:d="M98 205c-30 0-56-13-73-30s-25-42-25-72c0-35 8-60 30-77 17-17 38-26 72-26 26 0 52 9 69 26 12 17 21 42 21 73 0 34-9 59-26 76s-42 30-68 30zM98 26c-22 0-34 4-47 21-13 13-17 31-17 56 0 21 4 43 17 55 13 13 25 17 47 17s35-4 47-17c13-12 17-34 17-55 0-25-4-43-17-60-12-13-25-17-47-17z">
          <text:p/>
        </draw:path>
        <draw:path draw:style-name="gr3" draw:text-style-name="P3" draw:layer="layout" svg:width="0.161cm" svg:height="0.2cm" svg:x="18.471cm" svg:y="18.506cm" svg:viewBox="0 0 162 201" svg:d="M162 201h-30v-116c0-38-18-59-47-59-17 0-30 4-39 17-8 12-17 25-17 42v116h-29v-196h29v29c17-21 39-34 68-34 21 0 35 5 48 17 12 17 17 34 17 60z">
          <text:p/>
        </draw:path>
        <draw:path draw:style-name="gr3" draw:text-style-name="P3" draw:layer="layout" svg:width="0.042cm" svg:height="0.284cm" svg:x="18.793cm" svg:y="18.422cm" svg:viewBox="0 0 43 285" svg:d="M22 38c-8 0-13 0-17-4 0-5-5-9-5-17 0-5 0-9 5-13 4-4 9-4 17-4 4 0 8 0 13 4 4 4 8 8 8 13 0 8-4 12-8 17-5 4-9 4-13 4zM35 285h-30v-196h30z">
          <text:p/>
        </draw:path>
        <draw:path draw:style-name="gr3" draw:text-style-name="P3" draw:layer="layout" svg:width="0.161cm" svg:height="0.2cm" svg:x="18.89cm" svg:y="18.506cm" svg:viewBox="0 0 162 201" svg:d="M162 201h-29v-116c0-38-17-59-47-59-13 0-25 4-38 17-9 12-13 25-13 42v116h-35v-196h35v29c13-21 34-34 64-34 21 0 38 5 46 17 13 17 17 34 17 60z">
          <text:p/>
        </draw:path>
        <draw:path draw:style-name="gr3" draw:text-style-name="P3" draw:layer="layout" svg:width="0.111cm" svg:height="0.255cm" svg:x="19.195cm" svg:y="18.451cm" svg:viewBox="0 0 112 256" svg:d="M112 251c-6 5-19 5-27 5-34 0-51-17-51-56v-115h-34v-25h34v-47l30-13v60h48v25h-48v110c0 13 0 21 4 27 4 8 13 8 25 8 5 0 13 0 19-4z">
          <text:p/>
        </draw:path>
        <draw:path draw:style-name="gr3" draw:text-style-name="P3" draw:layer="layout" svg:width="0.161cm" svg:height="0.289cm" svg:x="19.348cm" svg:y="18.417cm" svg:viewBox="0 0 162 290" svg:d="M162 290h-30v-115c0-39-16-60-46-60-13 0-26 4-39 17-9 12-13 25-13 47v111h-34v-290h34v123c13-21 35-34 65-34 42 0 63 26 63 78z">
          <text:p/>
        </draw:path>
        <draw:path draw:style-name="gr3" draw:text-style-name="P3" draw:layer="layout" svg:width="0.169cm" svg:height="0.204cm" svg:x="19.556cm" svg:y="18.506cm" svg:viewBox="0 0 170 205" svg:d="M170 107h-136c0 26 4 39 17 51 8 13 25 17 42 17 25 0 43-4 65-21v30c-17 12-44 21-69 21-30 0-51-13-68-30-13-17-21-42-21-72 0-29 8-56 25-77 17-17 38-26 64-26 25 0 47 9 60 21 13 17 21 43 21 74zM136 82c0-18-5-31-13-44-9-8-21-12-34-12-17 0-26 4-38 17-9 8-17 21-17 39z">
          <text:p/>
        </draw:path>
        <draw:path draw:style-name="gr3" draw:text-style-name="P3" draw:layer="layout" svg:width="0.17cm" svg:height="0.204cm" svg:x="19.865cm" svg:y="18.506cm" svg:viewBox="0 0 171 205" svg:d="M171 107h-137c0 26 4 39 17 51 8 13 25 17 42 17 26 0 43-4 64-21v30c-17 12-42 21-68 21-30 0-51-13-68-30-12-17-21-42-21-72 0-29 9-56 26-77 17-17 38-26 63-26 26 0 47 9 60 21 12 17 22 43 22 74zM136 82c0-18-4-31-13-44-8-8-17-12-34-12s-25 4-38 17c-8 8-17 21-17 39z">
          <text:p/>
        </draw:path>
        <draw:polygon draw:style-name="gr3" draw:text-style-name="P3" draw:layer="layout" svg:width="0.034cm" svg:height="0.288cm" svg:x="20.082cm" svg:y="18.419cm" svg:viewBox="0 0 35 289" draw:points="0,0 35,0 35,289 0,289">
          <text:p/>
        </draw:polygon>
        <draw:path draw:style-name="gr3" draw:text-style-name="P3" draw:layer="layout" svg:width="0.178cm" svg:height="0.293cm" svg:x="20.162cm" svg:y="18.417cm" svg:viewBox="0 0 179 294" svg:d="M179 290h-30v-34c-17 25-38 38-67 38-26 0-44-9-61-30-13-17-21-38-21-68 0-33 8-59 25-81 18-17 40-26 65-26s47 9 59 30v-119h30zM149 201v-30c0-17-4-30-17-38-8-14-21-18-38-18-21 0-34 4-46 22-10 13-14 34-14 55 0 26 4 43 14 55 12 13 25 17 42 17s34-4 42-17c13-12 17-29 17-46z">
          <text:p/>
        </draw:path>
        <draw:path draw:style-name="gr3" draw:text-style-name="P3" draw:layer="layout" svg:width="0.169cm" svg:height="0.203cm" svg:x="20.391cm" svg:y="18.507cm" svg:viewBox="0 0 170 204" svg:d="M170 106h-136c0 26 4 39 16 51 9 13 26 17 47 17s38-4 61-21v30c-18 13-44 21-69 21-30 0-51-13-64-30-17-17-25-42-25-72 0-29 8-56 25-77 17-17 38-25 64-25 25 0 46 8 60 21 13 17 21 42 21 73zM135 81c0-18-4-31-12-43-9-9-17-13-34-13-13 0-26 4-39 17-8 8-16 21-16 39z">
          <text:p/>
        </draw:path>
        <draw:path draw:style-name="gr3" draw:text-style-name="P3" draw:layer="layout" svg:width="0.102cm" svg:height="0.2cm" svg:x="20.607cm" svg:y="18.506cm" svg:viewBox="0 0 103 201" svg:d="M103 34c-5-4-13-4-26-4s-21 4-31 17c-12 13-17 30-17 51v103h-29v-196h29v38h5c4-13 8-26 18-30 8-8 21-13 34-13 4 0 12 0 17 5z">
          <text:p/>
        </draw:path>
        <draw:polygon draw:style-name="gr3" draw:text-style-name="P3" draw:layer="layout" svg:width="0.034cm" svg:height="0.288cm" svg:x="20.743cm" svg:y="18.419cm" svg:viewBox="0 0 35 289" draw:points="0,0 35,0 35,289 0,289">
          <text:p/>
        </draw:polygon>
        <draw:path draw:style-name="gr3" draw:text-style-name="P3" draw:layer="layout" svg:width="0.187cm" svg:height="0.284cm" svg:x="20.806cm" svg:y="18.511cm" svg:viewBox="0 0 188 285" svg:d="M188 0l-95 225c-12 39-38 60-63 60-8 0-17 0-21-5v-25c4 0 13 4 17 4 17 0 29-8 38-30l13-38-77-191h34l55 149c0 0 0 8 4 13 0 0 0-5 5-13l56-149z">
          <text:p/>
        </draw:path>
        <draw:path draw:style-name="gr3" draw:text-style-name="P3" draw:layer="layout" svg:width="0.182cm" svg:height="0.289cm" svg:x="21.116cm" svg:y="18.506cm" svg:viewBox="0 0 183 290" svg:d="M183 184c0 72-34 106-107 106-21 0-43-5-59-13v-30c21 9 42 17 59 17 52 0 73-25 73-76v-21c-13 25-38 38-69 38-21 0-42-9-55-30-17-17-25-38-25-68 0-33 8-60 25-77 17-21 38-30 65-30 29 0 46 9 59 30v-25h34zM149 112v-30c0-18-4-31-13-39-12-13-25-17-42-17-18 0-35 4-44 21-12 13-17 35-17 60 0 22 5 39 17 51 9 13 22 17 40 17 16 0 34-4 42-17 13-12 17-29 17-46z">
          <text:p/>
        </draw:path>
        <draw:path draw:style-name="gr3" draw:text-style-name="P3" draw:layer="layout" svg:width="0.102cm" svg:height="0.2cm" svg:x="21.357cm" svg:y="18.506cm" svg:viewBox="0 0 103 201" svg:d="M103 34c-4-4-13-4-21-4-13 0-26 4-34 17s-13 30-13 51v103h-35v-196h35v38c5-13 13-26 21-30 9-8 17-13 30-13 9 0 13 0 17 5z">
          <text:p/>
        </draw:path>
        <draw:path draw:style-name="gr3" draw:text-style-name="P3" draw:layer="layout" svg:width="0.191cm" svg:height="0.204cm" svg:x="21.48cm" svg:y="18.506cm" svg:viewBox="0 0 192 205" svg:d="M94 205c-26 0-51-13-68-30s-26-42-26-72c0-35 9-60 30-77 17-17 38-26 73-26 25 0 51 9 68 26 13 17 21 42 21 73 0 34-8 59-26 76-17 17-42 30-72 30zM99 26c-23 0-35 4-48 21-13 13-17 31-17 56 0 21 4 43 17 55 13 13 25 17 48 17 21 0 33-4 46-17 13-12 17-34 17-55 0-25-4-43-17-60-13-13-25-17-46-17z">
          <text:p/>
        </draw:path>
        <draw:path draw:style-name="gr3" draw:text-style-name="P3" draw:layer="layout" svg:width="0.161cm" svg:height="0.199cm" svg:x="21.718cm" svg:y="18.511cm" svg:viewBox="0 0 162 200" svg:d="M162 196h-30v-34h-4c-13 25-31 38-61 38-46 0-67-30-67-85v-115h29v111c0 42 17 59 47 59 17 0 30-4 39-17 8-8 17-25 17-42v-111h30z">
          <text:p/>
        </draw:path>
        <draw:path draw:style-name="gr3" draw:text-style-name="P3" draw:layer="layout" svg:width="0.178cm" svg:height="0.289cm" svg:x="21.942cm" svg:y="18.506cm" svg:viewBox="0 0 179 290" svg:d="M30 171v119h-30v-285h30v33c18-25 39-38 69-38 25 0 46 9 59 26s21 38 21 69c0 34-8 59-25 80-13 17-34 30-64 30-25 0-42-13-60-34zM30 90v30c0 17 4 30 18 38 8 13 21 17 38 17 21 0 34-4 47-21 8-13 17-34 17-59 0-21-9-40-17-52-9-13-26-17-43-17s-30 4-42 17c-10 12-18 31-18 47z">
          <text:p/>
        </draw:path>
        <draw:polygon draw:style-name="gr3" draw:text-style-name="P3" draw:layer="layout" svg:width="0.05cm" svg:height="0.093cm" svg:x="22.146cm" svg:y="18.659cm" svg:viewBox="0 0 51 94" draw:points="51,0 21,94 0,94 21,0">
          <text:p/>
        </draw:polygon>
        <draw:path draw:style-name="gr3" draw:text-style-name="P3" draw:layer="layout" svg:width="0.178cm" svg:height="0.289cm" svg:x="22.362cm" svg:y="18.506cm" svg:viewBox="0 0 179 290" svg:d="M29 171v119h-29v-285h29v33c17-25 39-38 68-38 26 0 47 9 61 26 12 17 21 38 21 69 0 34-9 59-27 80-12 17-38 30-63 30-26 0-47-13-60-34zM29 90v30c0 17 5 30 17 38 9 13 22 17 38 17 22 0 34-4 47-21 9-13 13-34 13-59 0-21-4-40-13-52-13-13-25-17-42-17s-30 4-43 17c-12 12-17 31-17 47z">
          <text:p/>
        </draw:path>
        <draw:path draw:style-name="gr3" draw:text-style-name="P3" draw:layer="layout" svg:width="0.195cm" svg:height="0.204cm" svg:x="22.574cm" svg:y="18.506cm" svg:viewBox="0 0 196 205" svg:d="M98 205c-30 0-51-13-73-30-17-17-25-42-25-72 0-35 12-60 30-77 17-17 43-26 72-26 30 0 51 9 68 26s26 42 26 73c0 34-13 59-30 76s-38 30-68 30zM98 26c-17 0-34 4-46 21-13 13-17 31-17 56 0 21 4 43 17 55 12 13 29 17 46 17 21 0 38-4 47-17 13-12 17-34 17-55 0-25-4-43-17-60-9-13-26-17-47-17z">
          <text:p/>
        </draw:path>
        <draw:path draw:style-name="gr3" draw:text-style-name="P3" draw:layer="layout" svg:width="0.131cm" svg:height="0.204cm" svg:x="22.803cm" svg:y="18.506cm" svg:viewBox="0 0 132 205" svg:d="M0 192v-34c17 13 38 17 60 17 25 0 38-8 38-25 0-4 0-9-4-13 0-4-4-8-9-8-4-5-8-9-12-9-5-4-13-4-18-8-9-5-17-5-26-9-4-4-8-8-12-13-5-4-9-8-13-16 0-6-4-10-4-19 0-8 4-17 8-25 4-9 9-13 17-17s13-8 25-13c10 0 18 0 27 0 17 0 34 0 47 9v29c-18-8-34-12-51-12-5 0-13 0-18 0-5 4-9 4-13 8 0 0-4 4-4 9-5 0-5 4-5 8s0 9 5 13c0 4 4 10 8 10 0 4 4 8 14 8 4 4 8 4 17 8 8 0 17 5 21 9 8 4 13 8 17 13 4 4 9 8 13 12 0 9 4 13 4 22 0 12-4 16-8 25-5 8-9 13-18 17-4 4-12 8-25 13-8 0-17 4-26 4-22 0-38-4-55-13z">
          <text:p/>
        </draw:path>
        <draw:path draw:style-name="gr3" draw:text-style-name="P3" draw:layer="layout" svg:width="0.131cm" svg:height="0.204cm" svg:x="22.968cm" svg:y="18.506cm" svg:viewBox="0 0 132 205" svg:d="M0 192v-34c17 13 39 17 60 17 26 0 38-8 38-25 0-4 0-9-4-13 0-4-4-8-8-8-5-5-9-9-13-9-4-4-13-4-17-8-8-5-17-5-25-9-5-4-10-8-14-13-4-4-9-8-13-16 0-6-4-10-4-19 0-8 4-17 8-25 5-9 9-13 18-17 5-4 13-8 22-13 12 0 21 0 29 0 17 0 34 0 47 9v29c-17-8-34-12-51-12-4 0-13 0-17 0-4 4-8 4-13 8 0 0-4 4-4 9-4 0-4 4-4 8s0 9 4 13c0 4 4 10 9 10 0 4 4 8 12 8 4 4 9 4 17 8 9 0 13 5 21 9 9 4 13 8 17 13 5 4 9 8 13 12 0 9 4 13 4 22 0 12-4 16-8 25-4 8-9 13-17 17-4 4-13 8-26 13-8 0-17 4-25 4-21 0-39-4-56-13z">
          <text:p/>
        </draw:path>
        <draw:path draw:style-name="gr3" draw:text-style-name="P3" draw:layer="layout" svg:width="0.042cm" svg:height="0.284cm" svg:x="23.142cm" svg:y="18.422cm" svg:viewBox="0 0 43 285" svg:d="M21 38c-8 0-13 0-17-4-4-5-4-9-4-17 0-5 0-9 4-13s9-4 17-4c5 0 9 0 14 4 4 4 8 8 8 13 0 8-4 12-8 17-5 4-9 4-14 4zM35 285h-31v-196h31z">
          <text:p/>
        </draw:path>
        <draw:path draw:style-name="gr3" draw:text-style-name="P3" draw:layer="layout" svg:width="0.178cm" svg:height="0.293cm" svg:x="23.239cm" svg:y="18.417cm" svg:viewBox="0 0 179 294" svg:d="M34 260v30h-34v-290h34v128c13-26 38-39 68-39 21 0 42 9 55 26 18 18 22 39 22 69 0 34-8 59-22 80-17 17-38 30-68 30-25 0-42-13-55-34zM34 179v30c0 17 4 30 13 38 12 13 25 17 42 17s34-4 43-21c12-13 17-34 17-59 0-21-5-39-17-51-9-14-21-18-38-18-22 0-35 4-47 18-9 12-13 30-13 46z">
          <text:p/>
        </draw:path>
        <draw:polygon draw:style-name="gr3" draw:text-style-name="P3" draw:layer="layout" svg:width="0.034cm" svg:height="0.288cm" svg:x="23.469cm" svg:y="18.419cm" svg:viewBox="0 0 35 289" draw:points="0,0 35,0 35,289 0,289">
          <text:p/>
        </draw:polygon>
        <draw:path draw:style-name="gr3" draw:text-style-name="P3" draw:layer="layout" svg:width="0.186cm" svg:height="0.284cm" svg:x="23.532cm" svg:y="18.511cm" svg:viewBox="0 0 187 285" svg:d="M187 0l-90 225c-17 39-38 60-68 60-8 0-16 0-21-5v-25c9 0 13 4 17 4 17 0 30-8 38-30l13-38-76-191h38l51 149c0 0 0 8 4 13 0 0 4-5 4-13l55-149z">
          <text:p/>
        </draw:path>
        <draw:path draw:style-name="gr3" draw:text-style-name="P3" draw:layer="layout" svg:width="0.144cm" svg:height="0.204cm" svg:x="4cm" svg:y="19.087cm" svg:viewBox="0 0 145 205" svg:d="M145 192c-13 8-30 13-52 13-30 0-51-9-68-26-17-21-25-42-25-72s8-56 25-77c21-21 42-30 77-30 18 0 30 4 43 9v33c-13-12-30-17-48-17-17 0-34 9-46 22-13 17-22 34-22 60 0 21 9 38 22 51 8 13 25 21 46 21 18 0 35-4 48-17z">
          <text:p/>
        </draw:path>
        <draw:path draw:style-name="gr3" draw:text-style-name="P3" draw:layer="layout" svg:width="0.152cm" svg:height="0.204cm" svg:x="4.178cm" svg:y="19.087cm" svg:viewBox="0 0 153 205" svg:d="M153 200h-29v-29c-17 21-34 34-64 34-17 0-34-5-42-17-13-9-18-22-18-38 0-39 22-61 65-65l59-9c0-34-13-51-43-51-21 0-42 9-63 26v-34c21-8 42-17 68-17 46 0 67 25 67 72zM124 103l-47 4c-17 4-25 8-34 13-8 4-12 13-12 25 0 13 4 17 12 26 5 4 17 8 26 8 17 0 29-4 38-17 13-8 17-25 17-42z">
          <text:p/>
        </draw:path>
        <draw:path draw:style-name="gr3" draw:text-style-name="P3" draw:layer="layout" svg:width="0.162cm" svg:height="0.2cm" svg:x="4.385cm" svg:y="19.091cm" svg:viewBox="0 0 163 201" svg:d="M163 196h-30v-29c-17 21-34 34-64 34-47 0-69-26-69-81v-120h30v111c0 43 18 64 48 64 17 0 29-4 38-17 13-12 17-25 17-42v-116h30z">
          <text:p/>
        </draw:path>
        <draw:path draw:style-name="gr3" draw:text-style-name="P3" draw:layer="layout" svg:width="0.128cm" svg:height="0.204cm" svg:x="4.597cm" svg:y="19.087cm" svg:viewBox="0 0 129 205" svg:d="M0 192v-34c17 13 34 21 56 21 30 0 43-8 43-29 0-5 0-9-4-13 0-4-5-4-9-9-4-4-8-4-13-8-8 0-12-4-21-4-8-5-12-9-22-13-4-4-13-4-17-14-4-4-8-8-8-12-5-5-5-13-5-22 0-8 5-17 9-21 4-9 8-13 17-21 4-4 14-4 22-9 8-4 17-4 30-4 17 0 30 4 42 9v33c-12-12-30-17-47-17-8 0-12 0-17 5-4 0-8 0-12 4s-4 4-10 8c0 5 0 9 0 13s0 9 0 13c6 4 6 4 10 9 4 4 8 4 12 8 5 0 13 4 17 4 9 4 17 10 26 14 4 0 13 4 17 8 4 5 8 13 13 17 0 5 0 13 0 22 0 8 0 16-5 25-4 4-8 13-16 17-9 4-18 8-26 8-9 5-17 5-30 5-18 0-35-5-52-13z">
          <text:p/>
        </draw:path>
        <draw:path draw:style-name="gr3" draw:text-style-name="P3" draw:layer="layout" svg:width="0.169cm" svg:height="0.204cm" svg:x="4.763cm" svg:y="19.087cm" svg:viewBox="0 0 170 205" svg:d="M170 111h-141c0 22 9 39 17 51 14 13 31 17 48 17 21 0 42-8 59-21v30c-17 12-38 17-68 17-25 0-47-9-64-26s-21-42-21-76c0-31 8-56 25-73 17-21 39-30 65-30 25 0 42 9 59 25 13 17 21 39 21 68zM136 85c0-21-4-34-12-43-9-12-22-17-34-17-17 0-30 9-39 17-13 9-17 26-22 43z">
          <text:p/>
        </draw:path>
        <draw:path draw:style-name="gr3" draw:text-style-name="P3" draw:layer="layout" svg:width="0.178cm" svg:height="0.293cm" svg:x="4.966cm" svg:y="18.998cm" svg:viewBox="0 0 179 294" svg:d="M179 289h-34v-34c-13 26-34 39-69 39-21 0-42-9-55-26-17-17-21-42-21-72 0-29 4-55 21-77 17-21 39-30 64-30 31 0 47 13 60 34v-123h34zM145 200v-25c0-17-4-30-13-43-12-9-26-18-43-18s-34 9-42 23c-13 12-17 34-17 59 0 21 4 38 17 51 8 13 21 21 42 21 17 0 31-8 43-21 9-8 13-25 13-47z">
          <text:p/>
        </draw:path>
        <draw:path draw:style-name="gr3" draw:text-style-name="P3" draw:layer="layout" svg:width="0.178cm" svg:height="0.293cm" svg:x="5.314cm" svg:y="18.998cm" svg:viewBox="0 0 179 294" svg:d="M30 260v29h-30v-289h30v127c16-25 38-38 67-38 27 0 48 9 61 25 12 18 21 44 21 74 0 29-9 59-26 76-12 21-39 30-64 30-26 0-47-9-59-34zM30 183v26c0 17 4 30 16 42 9 13 22 17 39 17 21 0 34-8 47-21 9-17 13-34 13-59 0-21-4-39-13-51-13-14-26-23-43-23s-30 9-43 23c-12 12-16 25-16 46z">
          <text:p/>
        </draw:path>
        <draw:path draw:style-name="gr3" draw:text-style-name="P3" draw:layer="layout" svg:width="0.182cm" svg:height="0.289cm" svg:x="5.513cm" svg:y="19.091cm" svg:viewBox="0 0 183 290" svg:d="M183 0l-89 226c-17 43-38 64-69 64-8 0-12-5-21-5v-29c9 4 13 4 21 4 14 0 27-9 35-26l17-38-77-196h34l52 150c0 4 4 8 4 17 4-5 4-9 4-13l55-154z">
          <text:p/>
        </draw:path>
        <draw:path draw:style-name="gr3" draw:text-style-name="P3" draw:layer="layout" svg:width="0.114cm" svg:height="0.255cm" svg:x="5.81cm" svg:y="19.036cm" svg:viewBox="0 0 115 256" svg:d="M115 251c-4 0-17 5-30 5-34 0-51-17-51-55v-120h-34v-26h34v-46l34-9v55h47v26h-47v111c0 13 0 25 5 30 4 4 12 8 21 8 8 0 17-4 21-8z">
          <text:p/>
        </draw:path>
        <draw:path draw:style-name="gr3" draw:text-style-name="P3" draw:layer="layout" svg:width="0.162cm" svg:height="0.288cm" svg:x="5.966cm" svg:y="18.998cm" svg:viewBox="0 0 163 289" svg:d="M163 289h-30v-110c0-43-17-65-47-65-12 0-26 9-39 17-9 13-17 31-17 48v110h-30v-289h30v127h4c13-25 34-38 65-38 42 0 64 25 64 82z">
          <text:p/>
        </draw:path>
        <draw:path draw:style-name="gr3" draw:text-style-name="P3" draw:layer="layout" svg:width="0.17cm" svg:height="0.204cm" svg:x="6.174cm" svg:y="19.087cm" svg:viewBox="0 0 171 205" svg:d="M171 111h-137c0 22 4 39 17 51 8 13 25 17 46 17 22 0 39-8 60-21v30c-17 13-43 17-68 17-30 0-51-9-64-26-16-17-25-42-25-76 0-31 9-56 25-73 17-21 39-30 64-30s47 9 60 26c12 17 22 38 22 67zM136 85c0-21-5-34-13-42-9-13-17-17-34-17-13 0-25 8-38 17-9 8-17 25-17 42z">
          <text:p/>
        </draw:path>
        <draw:path draw:style-name="gr3" draw:text-style-name="P3" draw:layer="layout" svg:width="0.114cm" svg:height="0.255cm" svg:x="6.471cm" svg:y="19.036cm" svg:viewBox="0 0 115 256" svg:d="M115 251c-8 0-17 5-29 5-35 0-52-17-52-55v-120h-34v-26h34v-46l34-9v55h47v26h-47v111c0 13 0 25 4 30 4 4 14 8 22 8 9 0 17-4 21-8z">
          <text:p/>
        </draw:path>
        <draw:path draw:style-name="gr3" draw:text-style-name="P3" draw:layer="layout" svg:width="0.272cm" svg:height="0.195cm" svg:x="6.602cm" svg:y="19.091cm" svg:viewBox="0 0 273 196" svg:d="M273 0l-60 196h-34l-38-140c0-4-4-8-4-17 0 5 0 9-4 17l-43 140h-34l-56-196h30l43 150c0 4 0 8 0 17h5c0-9 0-13 4-17l42-150h30l38 150c4 4 4 8 4 17 0-5 5-13 5-17l38-150z">
          <text:p/>
        </draw:path>
        <draw:path draw:style-name="gr3" draw:text-style-name="P3" draw:layer="layout" svg:width="0.191cm" svg:height="0.204cm" svg:x="6.895cm" svg:y="19.087cm" svg:viewBox="0 0 192 205" svg:d="M94 205c-25 0-51-9-69-26-17-21-25-42-25-72 0-35 8-60 25-77 22-21 44-30 73-30 30 0 55 9 68 25 17 22 26 43 26 78 0 30-9 55-26 72-17 21-42 30-72 30zM98 25c-21 0-38 9-46 22-14 12-18 34-18 56 0 25 4 42 18 55 8 13 25 21 46 21 22 0 34-8 47-21 8-13 17-30 17-55 0-26-9-44-17-56-13-13-25-22-47-22z">
          <text:p/>
        </draw:path>
        <draw:path draw:style-name="gr3" draw:text-style-name="P3" draw:layer="layout" svg:width="0.19cm" svg:height="0.204cm" svg:x="7.23cm" svg:y="19.087cm" svg:viewBox="0 0 191 205" svg:d="M94 205c-31 0-52-9-69-26-17-21-25-42-25-72 0-35 8-60 25-77 17-21 43-30 73-30s51 9 68 25c17 22 25 43 25 78 0 30-8 55-25 72-17 21-42 30-72 30zM98 25c-22 0-39 9-52 22-8 12-17 34-17 56 0 25 9 42 17 55 13 13 30 21 52 21 17 0 34-8 47-21 8-13 12-30 12-55 0-26-4-44-12-56-13-13-30-22-47-22z">
          <text:p/>
        </draw:path>
        <draw:path draw:style-name="gr3" draw:text-style-name="P3" draw:layer="layout" svg:width="0.161cm" svg:height="0.2cm" svg:x="7.467cm" svg:y="19.091cm" svg:viewBox="0 0 162 201" svg:d="M162 196h-30v-29h-4c-13 21-30 34-59 34-47 0-69-26-69-81v-120h30v110c0 44 17 65 47 65 17 0 30-4 38-17 9-12 17-25 17-42v-116h30z">
          <text:p/>
        </draw:path>
        <draw:path draw:style-name="gr3" draw:text-style-name="P3" draw:layer="layout" svg:width="0.115cm" svg:height="0.255cm" svg:x="7.666cm" svg:y="19.036cm" svg:viewBox="0 0 116 256" svg:d="M116 251c-9 0-17 5-30 5-34 0-51-17-51-55v-120h-35v-26h35v-46l30-9v55h51v26h-51v111c0 13 4 25 8 30 5 4 9 8 21 8 9 0 13-4 22-8z">
          <text:p/>
        </draw:path>
        <draw:polygon draw:style-name="gr3" draw:text-style-name="P3" draw:layer="layout" svg:width="0.034cm" svg:height="0.288cm" svg:x="7.818cm" svg:y="18.999cm" svg:viewBox="0 0 35 289" draw:points="0,0 35,0 35,289 0,289">
          <text:p/>
        </draw:polygon>
        <draw:path draw:style-name="gr3" draw:text-style-name="P3" draw:layer="layout" svg:width="0.038cm" svg:height="0.284cm" svg:x="7.912cm" svg:y="19.002cm" svg:viewBox="0 0 39 285" svg:d="M18 43c-4 0-9-4-14-9-4-4-4-8-4-12 0-9 0-13 4-18 5-4 10-4 14-4 9 0 13 0 17 4 4 5 4 9 4 18 0 4 0 8-4 12-4 5-8 9-17 9zM35 285h-31v-196h31z">
          <text:p/>
        </draw:path>
        <draw:path draw:style-name="gr3" draw:text-style-name="P3" draw:layer="layout" svg:width="0.169cm" svg:height="0.204cm" svg:x="7.997cm" svg:y="19.087cm" svg:viewBox="0 0 170 205" svg:d="M170 111h-141c6 22 10 39 23 51 8 13 25 17 42 17 21 0 43-8 64-21v30c-17 12-43 17-68 17-30 0-51-9-69-26-13-17-21-42-21-76 0-31 8-56 25-73 18-21 40-30 65-30s47 9 59 25c13 17 21 39 21 68zM137 85c0-21-5-34-13-43-9-12-21-17-34-17-17 0-30 9-38 17-9 9-17 26-23 43z">
          <text:p/>
        </draw:path>
        <draw:path draw:style-name="gr3" draw:text-style-name="P3" draw:layer="layout" svg:width="0.102cm" svg:height="0.199cm" svg:x="8.213cm" svg:y="19.087cm" svg:viewBox="0 0 103 200" svg:d="M103 38c-9-4-13-8-26-8-12 0-25 8-34 21-8 13-12 30-12 51v98h-31v-196h31v43c4-17 12-26 21-34 8-9 21-13 30-13 8 0 17 4 21 4z">
          <text:p/>
        </draw:path>
        <draw:path draw:style-name="gr3" draw:text-style-name="P3" draw:layer="layout" svg:width="0.128cm" svg:height="0.204cm" svg:x="8.336cm" svg:y="19.087cm" svg:viewBox="0 0 129 205" svg:d="M0 192v-34c18 13 35 21 56 21 31 0 43-8 43-29 0-5 0-9-4-13s-4-4-8-9c-5-4-9-4-18-8-5 0-9-4-17-4-9-5-13-9-21-13-9-4-13-4-17-14-6-4-10-8-10-12-4-5-4-13-4-22 0-8 0-17 4-21 4-9 14-13 18-21 9-4 17-4 26-9 8-4 16-4 30-4 17 0 30 4 43 9v33c-13-12-30-17-48-17-9 0-13 0-17 5-4 0-8 0-13 4-4 4-4 4-8 8 0 5 0 9 0 13s0 9 0 13c4 4 4 4 8 9 5 4 9 4 13 8 4 0 13 4 17 4 9 4 18 10 26 14 5 0 13 4 17 8 5 5 9 13 9 17 4 5 4 13 4 22 0 8 0 16-4 25-4 4-13 13-17 17-9 4-17 8-26 8-9 5-18 5-30 5-21 0-38-5-52-13z">
          <text:p/>
        </draw:path>
        <draw:path draw:style-name="gr3" draw:text-style-name="P3" draw:layer="layout" svg:width="0.043cm" svg:height="0.043cm" svg:x="8.501cm" svg:y="19.248cm" svg:viewBox="0 0 44 44" svg:d="M23 44c-5 0-9-5-13-5-4-4-10-12-10-17 0-4 6-13 10-18 4-4 8-4 13-4 8 0 12 0 16 4 5 5 5 14 5 18 0 5 0 13-5 17-4 0-8 5-16 5z">
          <text:p/>
        </draw:path>
        <draw:path draw:style-name="gr6" draw:text-style-name="P6" draw:layer="layout" svg:width="0.157cm" svg:height="0.237cm" svg:x="5.004cm" svg:y="1.207cm" svg:viewBox="0 0 158 238" svg:d="M133 25c0 4 4 9 4 13 4 8 4 13 4 17 0 8 0 17-4 25-4 9-8 13-13 18-8 5-13 9-21 13-9 4-17 4-25 4-9 0-18 0-23 0-4-4-12-4-12-8-5 4-5 8-9 8 0 5 0 9 0 13 0 0 0 4 4 9 5 4 9 4 17 4h44c8 0 17 4 25 4 5 4 13 4 17 8 5 5 9 9 13 13s4 13 4 17c0 9-4 17-4 21-4 9-8 13-17 21-4 5-13 9-26 9-8 4-21 4-33 4-18 0-27 0-40 0-8-4-16-8-21-8-8-5-12-9-12-17-5-5-5-9-5-17 0-9 0-13 5-21 4-5 8-13 17-17 0 0-5-5-9-5 0-4 0-4-4-8v-4c-4-4-4-9-4-9 0-8 4-12 8-21 0-4 4-13 9-18 0 0-5-4-5-8 0 0-4-5-4-9 0 0 0-4-4-8 0 0 0-5 0-9 0-8 4-17 4-25 4-9 9-13 13-17 8-5 12-9 21-13 8-4 17-4 31-4 4 0 8 0 8 0 4 0 8 0 13 4h59v21zM30 196c0 8 4 12 13 17 8 4 21 4 35 4 8 0 16 0 21-4 8 0 12 0 17-5 4-4 8-8 8-8 0-4 5-8 5-13 0-4-5-12-9-12-9-5-17-9-26-9h-47c-4 4-4 4-9 9l-4 4c0 4-4 4-4 8 0 5 0 5 0 9zM38 59c0 4 0 9 5 13 0 4 4 8 8 13 0 0 4 4 9 4 4 4 9 4 18 4 4 0 8 0 12-4 4 0 9-4 13-9 4 0 4-4 8-8 0-4 0-9 0-13 0-8 0-13-4-17 0-4-4-8-4-13-4 0-9-4-13-4-4-4-8-4-12-4-9 0-14 0-18 4-5 0-9 4-13 9 0 0-4 4-4 8-5 4-5 9-5 17z">
          <text:p/>
        </draw:path>
        <draw:path draw:style-name="gr6" draw:text-style-name="P6" draw:layer="layout" svg:width="0.157cm" svg:height="0.237cm" svg:x="5.191cm" svg:y="1.207cm" svg:viewBox="0 0 158 238" svg:d="M132 25c4 4 4 9 4 13 5 8 5 13 5 17 0 8 0 17-5 25-4 9-8 13-12 18-9 5-13 9-22 13-8 4-16 4-25 4-8 0-13 0-21 0-4-4-9-4-13-8-4 4-4 8-9 8 0 5 0 9 0 13 0 0 0 4 5 9 4 4 13 4 17 4h42c9 0 17 4 26 4 8 4 12 4 17 8 4 5 8 9 13 13 4 4 4 13 4 17 0 9 0 17-4 21-5 9-9 13-18 21-4 5-12 9-25 9-9 4-21 4-34 4-17 0-25 0-34 0-13-4-22-8-26-8-4-5-9-9-13-17-4-5-4-9-4-17 0-9 0-13 4-21 4-5 9-13 17-17l-4-5c-4-4-4-4-9-8v-4c-4-4-4-9-4-9 0-8 4-12 9-21 0-4 4-13 8-18 0 0 0-4-4-8 0 0-4-5-4-9 0 0 0-4 0-8-5 0-5-5-5-9 0-8 5-17 5-25 4-9 8-13 17-17 4-5 13-9 17-13 9-4 17-4 30-4 4 0 9 0 9 0 4 0 8 0 12 4h60v21zM30 196c0 8 4 12 13 17 9 4 21 4 34 4 9 0 17 0 25-4 5 0 9 0 13-5 4-4 9-8 9-8 0-4 4-8 4-13 0-4-4-12-9-12-8-5-17-9-25-9h-47c0 4-4 4-8 9l-5 4c0 4-4 4-4 8 0 5 0 5 0 9zM39 59c0 4 0 9 4 13 0 4 4 8 9 13 0 0 4 4 8 4 4 4 9 4 17 4 4 0 9 0 13-4 4 0 8-4 12-9 5 0 5-4 9-8 0-4 0-9 0-13 0-8 0-13 0-17-4-4-4-8-9-13-4 0-8-4-12-4-4-4-9-4-13-4-8 0-13 0-17 4-4 0-8 4-13 9 0 0-4 4-4 8-4 4-4 9-4 17z">
          <text:p/>
        </draw:path>
        <draw:path draw:style-name="gr6" draw:text-style-name="P6" draw:layer="layout" svg:width="0.148cm" svg:height="0.225cm" svg:x="5.373cm" svg:y="1.156cm" svg:viewBox="0 0 149 226" svg:d="M149 217c-4 4-12 4-21 4-4 0-13 5-21 5-17 0-34-9-47-17-8-9-12-21-12-43v-89h-48v-22h48v-47l29-8v55h72v22h-72v85c0 13 0 21 9 30 4 4 17 8 25 8 9 0 13 0 21-4 5 0 13 0 17 0z">
          <text:p/>
        </draw:path>
        <draw:path draw:style-name="gr6" draw:text-style-name="P6" draw:layer="layout" svg:width="0.135cm" svg:height="0.237cm" svg:x="5.577cm" svg:y="1.139cm" svg:viewBox="0 0 136 238" svg:d="M56 93h-52v-21h81v141h51v25h-136v-25h56zM64 0c4 0 9 0 13 4 0 0 4 0 4 5 4 0 4 4 4 4 5 4 5 8 5 12 0 0 0 5-5 9 0 0 0 4-4 4 0 4-4 4-4 9-4 0-9 0-13 0 0 0-4 0-8 0 0-5-5-5-5-9-4 0-4-4-8-4 0-4 0-9 0-9 0-4 0-8 0-12 4 0 4-4 8-4 0-5 5-5 5-5 4-4 8-4 8-4z">
          <text:p/>
        </draw:path>
        <draw:path draw:style-name="gr6" draw:text-style-name="P6" draw:layer="layout" svg:width="0.148cm" svg:height="0.225cm" svg:x="5.746cm" svg:y="1.156cm" svg:viewBox="0 0 149 226" svg:d="M149 217c-4 4-12 4-17 4-8 0-16 5-21 5-22 0-39-9-47-17-13-9-17-21-17-43v-89h-47v-22h47v-47l29-8v55h73v22h-73v85c0 13 5 21 9 30 4 4 18 8 31 8 4 0 8 0 16-4 5 0 13 0 17 0z">
          <text:p/>
        </draw:path>
        <draw:polygon draw:style-name="gr6" draw:text-style-name="P6" draw:layer="layout" svg:width="0.135cm" svg:height="0.234cm" svg:x="5.95cm" svg:y="1.143cm" svg:viewBox="0 0 136 235" draw:points="55,21 8,21 8,0 86,0 86,209 136,209 136,235 0,235 0,209 55,209">
          <text:p/>
        </draw:polygon>
        <draw:path draw:style-name="gr6" draw:text-style-name="P6" draw:layer="layout" svg:width="0.148cm" svg:height="0.174cm" svg:x="6.128cm" svg:y="1.207cm" svg:viewBox="0 0 149 175" svg:d="M149 76c0 4 0 9 0 13 0 0 0 5 0 9h-119c0 17 4 30 17 39 9 8 22 12 38 12 9 0 13 0 17 0 5 0 9 0 13 0 4-4 9-4 13-4s8 0 12-4v25c-8 0-16 4-25 4-13 5-21 5-34 5-12 0-25-5-34-9-13-4-21-8-25-17-10-4-14-12-18-25 0-13-4-21-4-39 0-9 4-22 4-30 4-13 8-21 18-30 4-8 12-13 25-17 9-4 17-8 30-8s21 0 30 4c8 4 17 8 25 17 4 8 8 13 13 25 4 9 4 17 4 30zM119 72c0-4 0-13 0-21-4-5-8-9-8-13-4-4-9-9-17-13-4 0-13-4-17-4-8 0-13 4-17 4-8 4-13 9-13 13-4 4-8 8-13 13 0 8-4 17-4 21z">
          <text:p/>
        </draw:path>
        <draw:path draw:style-name="gr7" draw:text-style-name="P7" draw:layer="layout" svg:width="0.093cm" svg:height="0.313cm" svg:x="6.348cm" svg:y="1.131cm" svg:viewBox="0 0 94 314" svg:d="M77 314c-51-47-77-98-77-158 0-12 0-25 4-38 0-13 4-25 13-38 4-17 14-30 22-42 13-13 21-26 38-38l17 17c-42 42-63 88-63 139 0 26 4 51 13 72 12 26 29 47 50 69z">
          <text:p/>
        </draw:path>
        <draw:path draw:style-name="gr9" draw:text-style-name="P9" draw:layer="layout" svg:width="0.098cm" svg:height="0.076cm" svg:x="6.53cm" svg:y="1.143cm" svg:viewBox="0 0 99 77" svg:d="M35 0l-4 77h-27l-4-77zM99 0l-5 77h-25l-4-77z">
          <text:p/>
        </draw:path>
        <draw:path draw:style-name="gr9" draw:text-style-name="P9" draw:layer="layout" svg:width="0.157cm" svg:height="0.225cm" svg:x="6.683cm" svg:y="1.156cm" svg:viewBox="0 0 158 226" svg:d="M154 42c-5-4-13-8-22-12-8 0-21-5-31-5-12 0-21 5-29 9-9 4-17 8-26 17-4 8-8 17-12 26-4 13-4 21-4 38 0 13 0 22 4 34 0 9 4 22 12 26 5 8 13 13 22 17 8 4 17 8 29 8 4 0 4 0 10-4 4 0 4 0 8 0h5c4 0 4 0 8 0v-72h-48v-26h78v115c-4 0-13 4-17 4s-9 4-13 4c-8 0-13 0-17 5-4 0-10 0-18 0-13 0-25-5-38-9s-21-13-30-21c-8-8-17-21-21-34s-4-30-4-47 0-34 4-47c9-17 13-26 21-38 9-9 21-17 34-22 13-4 26-8 42-8 10 0 19 0 27 4 13 0 21 4 26 9z">
          <text:p/>
        </draw:path>
        <draw:path draw:style-name="gr9" draw:text-style-name="P9" draw:layer="layout" svg:width="0.135cm" svg:height="0.169cm" svg:x="6.891cm" svg:y="1.207cm" svg:viewBox="0 0 136 170" svg:d="M0 4h25v30c13-13 21-22 30-26 13-4 22-8 30-8 17 0 30 4 39 17 8 12 12 25 12 52h-30c0-18 0-27-4-35-4-5-13-9-21-9-4 0-8 0-13 0-4 4-4 4-9 9-4 4-9 8-17 12-4 5-9 9-13 18v106h-29z">
          <text:p/>
        </draw:path>
        <draw:path draw:style-name="gr9" draw:text-style-name="P9" draw:layer="layout" svg:width="0.14cm" svg:height="0.174cm" svg:x="7.064cm" svg:y="1.207cm" svg:viewBox="0 0 141 175" svg:d="M116 170v-21c-13 9-22 13-31 17-8 4-17 9-30 9-8 0-16-5-25-5-4-4-13-8-17-12-4-5-4-9-8-13 0-4-5-13-5-17 0-17 9-34 22-43 12-9 29-13 55-13h34v-17c0-9-4-17-8-21-9-9-18-9-31-9-8 0-17 0-29 4-9 0-17 5-26 9v-30c5 0 9 0 13 0 4-4 9-4 13-4s8-4 17-4c4 0 8 0 12 0 13 0 22 0 31 4 8 0 13 4 21 8 4 5 9 13 13 17 0 9 4 17 4 26v115zM111 94h-39c-4 0-12 0-17 4-4 0-8 0-12 5-4 4-4 4-9 8 0 4 0 9 0 13s0 8 0 8c0 5 5 9 5 9 4 4 4 4 8 8 4 0 8 0 13 0 8 0 17 0 25-4 9-4 18-13 26-21z">
          <text:p/>
        </draw:path>
        <draw:path draw:style-name="gr9" draw:text-style-name="P9" draw:layer="layout" svg:width="0.14cm" svg:height="0.237cm" svg:x="7.259cm" svg:y="1.207cm" svg:viewBox="0 0 141 238" svg:d="M141 85c0 13 0 26-4 39-4 8-13 21-17 25-9 9-17 13-25 17-13 4-22 4-34 4-5 0-13 0-17 0s-10 0-18 0v68h-26v-234h26v25c8-8 18-17 26-21 13-4 21-8 34-8 9 0 17 0 21 4 9 4 17 13 21 17 5 8 9 17 9 30 4 8 4 21 4 34zM111 85c0-9 0-17 0-26-4-4-4-13-8-17 0-4-4-8-8-13-5-4-9-4-17-4-5 0-9 0-9 0-4 4-8 4-13 9-4 0-8 4-12 8s-10 13-18 17v82c8 4 14 4 18 4 8 4 12 4 17 4 17 0 29-4 38-17 8-8 12-25 12-47z">
          <text:p/>
        </draw:path>
        <draw:path draw:style-name="gr9" draw:text-style-name="P9" draw:layer="layout" svg:width="0.131cm" svg:height="0.233cm" svg:x="7.446cm" svg:y="1.143cm" svg:viewBox="0 0 132 234" svg:d="M132 234h-29v-107c0-12 0-21-5-29-4-5-13-9-22-9-4 0-8 0-13 0 0 0-4 4-8 9-4 0-9 4-13 8s-8 9-17 17v111h-25v-234h25v68 25c5-4 9-8 13-12 4-5 8-9 13-9 4-4 12-4 17-8 4 0 8 0 12 0 18 0 31 4 39 17 9 8 13 25 13 42z">
          <text:p/>
        </draw:path>
        <draw:path draw:style-name="gr9" draw:text-style-name="P9" draw:layer="layout" svg:width="0.14cm" svg:height="0.238cm" svg:x="7.81cm" svg:y="1.143cm" svg:viewBox="0 0 141 239" svg:d="M0 153c0-13 0-26 4-38 5-9 9-22 17-26 9-8 18-13 27-17 13-4 21-8 34-8 4 0 13 0 17 0 4 4 8 4 13 4v-68h29v234h-25v-29c-9 8-17 17-26 25-12 4-21 9-33 9-9 0-18-5-23-9-8-4-17-8-21-17-4-4-9-12-9-25-4-9-4-21-4-35zM30 153c0 18 0 35 9 43 4 13 13 17 26 17 8 0 13-4 21-8 9-9 17-17 26-30v-82c-5 0-9 0-13-4-9 0-13 0-17 0-17 0-30 4-39 13-9 13-13 30-13 51z">
          <text:p/>
        </draw:path>
        <draw:path draw:style-name="gr9" draw:text-style-name="P9" draw:layer="layout" svg:width="0.135cm" svg:height="0.169cm" svg:x="8.014cm" svg:y="1.207cm" svg:viewBox="0 0 136 170" svg:d="M0 4h26v30c9-13 22-22 30-26s17-8 30-8c17 0 29 4 38 17 8 12 12 25 12 52h-29c0-18 0-27-9-35-4-5-8-9-17-9-4 0-8 0-12 0-5 4-9 4-13 9-4 4-8 8-13 12-4 5-8 9-17 18v106h-26z">
          <text:p/>
        </draw:path>
        <draw:path draw:style-name="gr9" draw:text-style-name="P9" draw:layer="layout" svg:width="0.135cm" svg:height="0.174cm" svg:x="8.188cm" svg:y="1.207cm" svg:viewBox="0 0 136 175" svg:d="M110 170v-21c-9 9-17 13-26 17-12 4-21 9-29 9-13 0-22-5-26-5-8-4-13-8-17-12-4-5-8-9-8-13-4-4-4-13-4-17 0-17 4-34 16-43 13-9 34-13 56-13h38v-17c0-9-4-17-13-21-4-9-13-9-30-9-8 0-17 0-25 4-9 0-17 5-30 9v-30c4 0 9 0 13 0 4-4 8-4 13-4 8 0 12-4 17-4 4 0 12 0 17 0 8 0 21 0 25 4 9 0 17 4 22 8 9 5 13 13 13 17 4 9 4 17 4 26v115zM110 94h-38c-9 0-13 0-22 4-4 0-8 0-12 5 0 4-5 4-5 8-4 4-4 9-4 13s0 8 4 8c0 5 0 9 5 9 0 4 4 4 8 8 4 0 9 0 13 0s13 0 21-4c9-4 17-13 30-21z">
          <text:p/>
        </draw:path>
        <draw:polygon draw:style-name="gr9" draw:text-style-name="P9" draw:layer="layout" svg:width="0.178cm" svg:height="0.165cm" svg:x="8.357cm" svg:y="1.211cm" svg:viewBox="0 0 179 166" draw:points="179,0 154,166 120,166 93,99 89,82 81,99 59,166 26,166 0,0 30,0 42,111 47,137 55,116 76,39 99,39 124,116 133,137 137,116 150,0">
          <text:p/>
        </draw:polygon>
        <draw:path draw:style-name="gr9" draw:text-style-name="P9" draw:layer="layout" svg:width="0.136cm" svg:height="0.169cm" svg:x="8.565cm" svg:y="1.207cm" svg:viewBox="0 0 137 170" svg:d="M0 4h26l4 25c5-4 9-8 13-12 4-5 9-9 13-13 4 0 8 0 13-4 4 0 8 0 12 0 21 0 34 4 43 17 8 8 13 25 13 42v111h-30v-106c0-13-5-22-9-30-4-5-12-9-21-9-4 0-8 0-8 0-5 0-9 4-13 9-4 0-9 4-13 8s-8 9-13 17v111h-30z">
          <text:p/>
        </draw:path>
        <draw:path draw:style-name="gr9" draw:text-style-name="P9" draw:layer="layout" svg:width="0.144cm" svg:height="0.234cm" svg:x="8.938cm" svg:y="1.143cm" svg:viewBox="0 0 145 235" svg:d="M145 150c0 12 0 25-4 34-5 12-13 21-17 29-9 9-17 13-26 17-12 5-21 5-34 5s-22 0-30 0c-13-5-22-5-34-9v-226h30v64 30c8-9 16-17 25-21 9-5 22-9 31-9 12 0 21 0 25 4 8 5 13 13 21 17 4 9 9 17 9 30 4 8 4 21 4 35zM115 150c0-9 0-18 0-27-4-4-4-12-8-17-4-4-4-8-9-12-4-5-12-5-17-5-4 0-8 0-12 0-5 5-5 5-10 9-4 0-8 4-13 8-4 5-12 13-16 17v82c8 4 12 4 16 4 9 4 13 4 18 4 9 0 13 0 22-4 4 0 8-4 12-8 9-5 9-13 13-22 4-8 4-17 4-29z">
          <text:p/>
        </draw:path>
        <draw:path draw:style-name="gr9" draw:text-style-name="P9" draw:layer="layout" svg:width="0.165cm" svg:height="0.233cm" svg:x="9.108cm" svg:y="1.211cm" svg:viewBox="0 0 166 234" svg:d="M166 0l-55 149c-5 13-13 30-17 39-9 12-13 21-22 25-8 8-16 13-26 17-8 4-17 4-30 4-4 0-4 0-8 0 0 0-4 0-8 0v-25c4 0 8 0 8 0 4 0 8 0 13 0 4 0 8 0 12 0 5-5 9-5 13-9 5-4 10-8 14-12 4-9 8-13 8-22l-64-166h34l39 111 8 26 13-26 38-111z">
          <text:p/>
        </draw:path>
        <draw:polygon draw:style-name="gr9" draw:text-style-name="P9" draw:layer="layout" svg:width="0.127cm" svg:height="0.216cm" svg:x="9.51cm" svg:y="1.16cm" svg:viewBox="0 0 128 217" draw:points="128,217 0,217 0,0 34,0 34,192 128,192">
          <text:p/>
        </draw:polygon>
        <draw:path draw:style-name="gr9" draw:text-style-name="P9" draw:layer="layout" svg:width="0.148cm" svg:height="0.174cm" svg:x="9.68cm" svg:y="1.207cm" svg:viewBox="0 0 149 175" svg:d="M149 76c0 4 0 9 0 13 0 0 0 5 0 9h-119c0 17 4 30 17 39 9 8 22 12 38 12 5 0 13 0 17 0 5 0 9 0 13 0 4-4 9-4 13-4s8 0 13-4v25c-9 0-17 4-26 4-13 5-21 5-34 5-12 0-25-5-34-9-13-4-21-8-25-17-10-4-14-12-18-25s-4-21-4-39c0-9 0-22 4-30 4-13 8-21 18-30 4-8 12-13 21-17 13-4 21-8 34-8s21 0 30 4c8 4 17 8 25 17 4 8 9 13 13 25 4 9 4 17 4 30zM119 72c0-4 0-13-4-21 0-5-4-9-8-13 0-4-9-9-13-13-4 0-13-4-17-4-8 0-13 4-21 4-4 4-9 9-13 13s-4 8-9 13c0 8-4 17-4 21z">
          <text:p/>
        </draw:path>
        <draw:path draw:style-name="gr9" draw:text-style-name="P9" draw:layer="layout" svg:width="0.14cm" svg:height="0.169cm" svg:x="9.879cm" svg:y="1.207cm" svg:viewBox="0 0 141 170" svg:d="M0 4h29v30c9-13 17-22 30-26 10-4 18-8 31-8 17 0 30 4 38 17 9 12 13 25 13 52h-30c0-18-4-27-8-35-5-5-9-9-17-9-5 0-9 0-13 0-4 4-8 4-14 9-4 4-8 8-13 12-4 5-8 9-17 18v106h-29z">
          <text:p/>
        </draw:path>
        <draw:path draw:style-name="gr9" draw:text-style-name="P9" draw:layer="layout" svg:width="0.157cm" svg:height="0.174cm" svg:x="10.048cm" svg:y="1.207cm" svg:viewBox="0 0 158 175" svg:d="M158 85c0 13 0 26-4 35-4 12-8 21-17 29-8 9-13 13-25 17-9 4-22 9-34 9-13 0-22-5-30-9-13 0-17-8-25-13-10-8-14-16-18-29 0-9-5-21-5-35 0-13 5-26 9-38 0-9 9-17 14-26 8-8 16-13 25-21 8-4 21-4 34-4s21 0 34 4c8 4 17 8 21 17 9 8 13 17 17 25 4 13 4 26 4 39zM129 85c0-9 0-17-5-26 0-8-4-13-8-21-4-4-9-9-17-9-4-4-13-4-17-4-9 0-17 0-26 4-4 5-8 9-12 13-5 4-9 13-9 21-4 9-4 13-4 22 0 13 0 22 4 30 4 9 4 13 9 17 4 9 8 9 17 13 4 4 12 4 21 4 8 0 13 0 21-4 4-4 13-8 13-13 4-8 8-12 8-21 5-8 5-17 5-26z">
          <text:p/>
        </draw:path>
        <draw:path draw:style-name="gr9" draw:text-style-name="P9" draw:layer="layout" svg:width="0.165cm" svg:height="0.233cm" svg:x="10.231cm" svg:y="1.211cm" svg:viewBox="0 0 166 234" svg:d="M166 0l-59 149c-4 13-13 30-17 39-10 12-14 21-22 25-9 9-17 13-26 17-8 4-17 4-29 4 0 0-5 0-9 0h-4v-25c0 0 4 0 8 0 0 0 5 0 9 0s8 0 13 0c4-5 8-5 12-9 5-4 9-8 13-12 4-9 8-13 13-22l-68-166h34l42 111 10 26 8-26 38-111z">
          <text:p/>
        </draw:path>
        <draw:polygon draw:style-name="gr9" draw:text-style-name="P9" draw:layer="layout" svg:width="0.169cm" svg:height="0.216cm" svg:x="10.604cm" svg:y="1.16cm" svg:viewBox="0 0 170 217" draw:points="170,0 157,217 118,217 89,141 84,116 76,141 51,217 12,217 0,0 25,0 34,150 38,188 46,154 72,73 93,73 123,158 136,188 136,158 145,0">
          <text:p/>
        </draw:polygon>
        <draw:path draw:style-name="gr9" draw:text-style-name="P9" draw:layer="layout" svg:width="0.136cm" svg:height="0.233cm" svg:x="10.807cm" svg:y="1.143cm" svg:viewBox="0 0 137 234" svg:d="M137 234h-30v-107c0-12-4-21-8-29-5-5-9-9-22-9 0 0-4 0-8 0s-10 4-14 9c0 0-4 4-8 8s-13 9-17 17v111h-30v-234h30v68 25c4-4 8-8 13-12 4-5 8-9 12-9 4-4 10-4 14-8 4 0 8 0 17 0 13 0 25 4 38 17 8 8 13 25 13 42z">
          <text:p/>
        </draw:path>
        <draw:path draw:style-name="gr9" draw:text-style-name="P9" draw:layer="layout" svg:width="0.149cm" svg:height="0.174cm" svg:x="10.989cm" svg:y="1.207cm" svg:viewBox="0 0 150 175" svg:d="M150 76c0 4 0 9-5 13 0 0 0 5 0 9h-115c0 17 4 30 14 39 8 8 25 12 42 12 4 0 9 0 13 0s13 0 17 0c4-4 8-4 12-4 5 0 9 0 9-4v25c-4 0-17 4-25 4-9 5-22 5-30 5-17 0-25-5-38-9-10-4-18-8-27-17-4-4-12-12-12-25-5-13-5-21-5-39 0-9 0-22 5-30 4-13 8-21 12-30 9-8 17-13 27-17 8-4 21-8 29-8 13 0 26 0 34 4 9 4 17 8 21 17 9 8 13 13 13 25 4 9 9 17 9 30zM116 72c4-4 0-13 0-21 0-5-4-9-9-13-4-4-8-9-12-13-9 0-13-4-22-4-4 0-12 4-16 4-5 4-9 9-13 13s-10 8-10 13c-4 8-4 17-4 21z">
          <text:p/>
        </draw:path>
        <draw:path draw:style-name="gr9" draw:text-style-name="P9" draw:layer="layout" svg:width="0.148cm" svg:height="0.174cm" svg:x="11.176cm" svg:y="1.207cm" svg:viewBox="0 0 149 175" svg:d="M149 76c0 4 0 9 0 13 0 0 0 5-5 9h-114c0 17 4 30 12 39 9 8 26 12 43 12 4 0 8 0 12 0 9 0 13 0 17 0 5-4 9-4 13-4s8 0 8-4v25c-4 0-12 4-25 4-8 5-21 5-30 5-12 0-25-5-38-9-8-4-17-8-25-17-5-4-9-12-13-25s-4-21-4-39c0-9 0-22 4-30 4-13 8-21 13-30 8-8 17-13 25-17 9-4 22-8 34-8 9 0 21 0 30 4 8 4 17 8 21 17 8 8 13 13 13 25 4 9 9 17 9 30zM119 72c0-4-5-13-5-21 0-5-4-9-8-13s-9-9-13-13c-4 0-13-4-21-4-4 0-13 4-17 4-4 4-8 9-13 13-4 4-8 8-8 13-4 8-4 17-4 21z">
          <text:p/>
        </draw:path>
        <draw:polygon draw:style-name="gr9" draw:text-style-name="P9" draw:layer="layout" svg:width="0.131cm" svg:height="0.233cm" svg:x="11.371cm" svg:y="1.143cm" svg:viewBox="0 0 132 234" draw:points="55,21 4,21 4,0 85,0 85,209 132,209 132,234 0,234 0,209 55,209">
          <text:p/>
        </draw:polygon>
        <draw:path draw:style-name="gr9" draw:text-style-name="P9" draw:layer="layout" svg:width="0.148cm" svg:height="0.174cm" svg:x="11.549cm" svg:y="1.207cm" svg:viewBox="0 0 149 175" svg:d="M149 76c0 4 0 9 0 13 0 0 0 5 0 9h-120c0 17 5 30 13 39 13 8 26 12 44 12 4 0 8 0 17 0 4 0 8 0 12 0 5-4 9-4 13-4s9 0 13-4v25c-9 0-17 4-30 4-8 5-17 5-29 5-14 0-27-5-40-9-8-4-17-8-25-17-4-4-9-12-13-25s-4-21-4-39c0-9 0-22 4-30 4-13 9-21 17-30 4-8 13-13 21-17 9-4 22-8 35-8 9 0 21 0 30 4 8 4 17 8 21 17 9 8 13 13 17 25 0 9 4 17 4 30zM120 72c0-4 0-13-5-21 0-5-4-9-8-13s-9-9-13-13c-4 0-12-4-21-4-5 0-9 4-18 4-4 4-9 9-13 13s-4 8-8 13c-5 8-5 17-5 21z">
          <text:p/>
        </draw:path>
        <draw:path draw:style-name="gr9" draw:text-style-name="P9" draw:layer="layout" svg:width="0.14cm" svg:height="0.169cm" svg:x="11.748cm" svg:y="1.207cm" svg:viewBox="0 0 141 170" svg:d="M0 4h25l5 30c8-13 17-22 29-26 9-4 18-8 26-8 17 0 34 4 42 17 9 12 14 25 14 52h-31c0-18-4-27-8-35-4-5-9-9-21-9 0 0-4 0-9 0-4 4-8 4-13 9-4 4-8 8-12 12-5 5-13 9-17 18v106h-30z">
          <text:p/>
        </draw:path>
        <draw:path draw:style-name="gr9" draw:text-style-name="P9" draw:layer="layout" svg:width="0.157cm" svg:height="0.174cm" svg:x="12.104cm" svg:y="1.207cm" svg:viewBox="0 0 158 175" svg:d="M158 85c0 13 0 26-4 35-4 12-9 21-18 29-9 9-17 13-26 17-8 4-21 9-34 9-12 0-21-5-29-9-13 0-17-8-26-13-8-8-12-16-17-29 0-9-4-21-4-35 0-13 4-26 4-38 5-9 13-17 17-26 9-8 17-13 26-21 8-4 21-4 34-4 12 0 21 0 33 4 9 4 17 8 22 17 9 8 14 17 18 25 4 13 4 26 4 39zM127 85c0-9 0-17-4-26 0-8-4-13-9-21-4-4-8-9-16-9-5-4-13-4-17-4-9 0-17 0-26 4-4 5-8 9-12 13-5 4-9 13-9 21-4 9-4 13-4 22 0 13 0 22 4 30 0 9 4 13 9 17 4 9 8 9 16 13 5 4 13 4 22 4 8 0 12 0 21-4 4-4 8-8 12-13 5-8 9-12 9-21 4-8 4-17 4-26z">
          <text:p/>
        </draw:path>
        <draw:path draw:style-name="gr9" draw:text-style-name="P9" draw:layer="layout" svg:width="0.136cm" svg:height="0.169cm" svg:x="12.303cm" svg:y="1.207cm" svg:viewBox="0 0 137 170" svg:d="M0 4h26v25c4-4 13-8 17-12 4-5 9-9 13-13 5 0 9 0 13-4 4 0 9 0 13 0 17 0 29 4 38 17 8 8 17 25 17 42v111h-30v-106c0-13-4-22-8-30-4-5-13-9-21-9-5 0-9 0-13 0 0 0-4 4-9 9-4 0-9 4-13 8s-9 9-13 17v111h-30z">
          <text:p/>
        </draw:path>
        <draw:path draw:style-name="gr9" draw:text-style-name="P9" draw:layer="layout" svg:width="0.14cm" svg:height="0.22cm" svg:x="12.676cm" svg:y="1.156cm" svg:viewBox="0 0 141 221" svg:d="M141 221h-141v-25l57-55c8-9 16-17 21-26 4-4 12-12 12-17 5-4 9-12 9-17 0-4 0-8 0-12 0-9 0-13 0-18-4-4-4-9-9-13-4-4-4-8-12-8-5-5-9-5-17-5-9 0-17 5-27 9-4 4-12 8-17 13l-17-17c9-9 17-17 26-22 13-4 26-8 39-8s21 0 25 4c9 4 17 9 22 13 8 4 12 13 12 21 4 9 9 18 9 26 0 9-5 17-5 22-4 8-8 17-12 21-4 8-9 17-17 25-4 5-13 13-21 22l-44 42h107z">
          <text:p/>
        </draw:path>
        <draw:path draw:style-name="gr9" draw:text-style-name="P9" draw:layer="layout" svg:width="0.161cm" svg:height="0.225cm" svg:x="12.85cm" svg:y="1.156cm" svg:viewBox="0 0 162 226" svg:d="M162 111c0 17-4 34-8 47 0 13-9 25-13 34-8 12-17 21-25 25-10 4-23 9-35 9-13 0-26-5-34-9-9-4-17-8-26-21-4-8-8-17-12-34-5-13-9-30-9-51 0-13 4-30 9-43 0-17 8-26 12-38 9-9 17-17 26-22 8-4 21-8 34-8 12 0 25 4 35 8 8 5 17 9 25 17 4 13 8 22 13 38 4 14 8 31 8 48zM133 115c0-4 0-8 0-12 0-5-5-9-5-13l-90 72c0 4 5 9 5 13 4 4 8 8 8 13 4 4 9 8 13 8 4 4 13 4 17 4 8 0 12-4 21-4 4-4 8-13 18-17 4-8 4-17 8-30 0-8 5-21 5-34zM30 111c0 4 0 9 0 13 0 0 0 4 0 8l94-69c0-4-4-12-4-16-4-5-10-9-14-13 0 0-4-4-8-4-5-5-13-5-17-5-9 0-13 0-21 5-5 4-13 8-17 17-5 8-5 16-9 25 0 14-4 26-4 39z">
          <text:p/>
        </draw:path>
        <draw:path draw:style-name="gr9" draw:text-style-name="P9" draw:layer="layout" svg:width="0.14cm" svg:height="0.22cm" svg:x="13.049cm" svg:y="1.156cm" svg:viewBox="0 0 141 221" svg:d="M141 221h-141v-25l56-55c8-9 17-17 21-26 8-4 13-12 13-17 5-4 9-12 9-17 0-4 0-8 0-12 0-9 0-13 0-18 0-4-4-9-9-13 0-4-5-8-9-8-8-5-13-5-17-5-13 0-21 5-25 9-9 4-18 8-22 13l-17-17c9-9 17-17 30-22 9-4 21-8 34-8s21 0 31 4c4 4 12 9 17 13 8 4 12 13 17 21 0 9 4 18 4 26 0 9-4 17-4 22-5 8-5 17-9 21-4 8-13 17-17 25-8 5-18 13-26 22l-38 42h102z">
          <text:p/>
        </draw:path>
        <draw:path draw:style-name="gr9" draw:text-style-name="P9" draw:layer="layout" svg:width="0.169cm" svg:height="0.216cm" svg:x="13.219cm" svg:y="1.16cm" svg:viewBox="0 0 170 217" svg:d="M170 171h-38v46h-29v-46h-103v-26l94-145h38v145h38zM103 26l-73 119h73z">
          <text:p/>
        </draw:path>
        <draw:polygon draw:style-name="gr9" draw:text-style-name="P9" draw:layer="layout" svg:width="0.102cm" svg:height="0.03cm" svg:x="13.44cm" svg:y="1.27cm" svg:viewBox="0 0 103 31" draw:points="0,0 103,0 103,31 0,31">
          <text:p/>
        </draw:polygon>
        <draw:polygon draw:style-name="gr9" draw:text-style-name="P9" draw:layer="layout" svg:width="0.144cm" svg:height="0.216cm" svg:x="13.605cm" svg:y="1.16cm" svg:viewBox="0 0 145 217" draw:points="145,217 8,217 8,192 64,192 64,31 13,61 0,35 69,0 98,0 98,192 145,192">
          <text:p/>
        </draw:polygon>
        <draw:path draw:style-name="gr9" draw:text-style-name="P9" draw:layer="layout" svg:width="0.157cm" svg:height="0.225cm" svg:x="13.787cm" svg:y="1.156cm" svg:viewBox="0 0 158 226" svg:d="M158 111c0 17 0 34-4 47-5 13-9 25-17 34-5 12-13 21-26 25-8 4-21 9-34 9s-21-5-29-9c-13-4-22-8-26-21-9-8-14-17-18-34-4-13-4-30-4-51 0-13 0-30 4-43 4-17 9-26 18-38 4-9 13-17 26-22 8-4 21-8 33-8 13 0 22 4 30 8 13 5 17 9 26 17 8 13 12 22 17 38 4 14 4 31 4 48zM128 115c0-4 0-8 0-12 0-5 0-9 0-13l-93 72c4 4 4 9 8 13 0 4 5 8 9 13 4 4 8 8 12 8 5 4 9 4 13 4 9 0 17-4 21-4 9-4 13-13 17-17 4-8 9-17 9-30 4-8 4-21 4-34zM31 111c0 4 0 9 0 13 0 0 0 4 0 8l93-69c-5-4-5-12-9-16-4-5-4-9-8-13-4 0-9-4-13-4-4-5-8-5-17-5-4 0-13 0-17 5-8 4-12 8-17 17-4 8-8 16-8 25-4 14-4 26-4 39z">
          <text:p/>
        </draw:path>
        <draw:polygon draw:style-name="gr9" draw:text-style-name="P9" draw:layer="layout" svg:width="0.102cm" svg:height="0.03cm" svg:x="13.999cm" svg:y="1.27cm" svg:viewBox="0 0 103 31" draw:points="0,0 103,0 103,31 0,31">
          <text:p/>
        </draw:polygon>
        <draw:path draw:style-name="gr9" draw:text-style-name="P9" draw:layer="layout" svg:width="0.157cm" svg:height="0.225cm" svg:x="14.16cm" svg:y="1.156cm" svg:viewBox="0 0 158 226" svg:d="M158 111c0 17 0 34-5 47-4 12-8 25-13 33-8 13-16 22-25 26-14 4-22 9-39 9-9 0-21-5-30-9-8-4-17-9-25-21-4-9-13-17-17-34 0-13-4-30-4-51 0-13 4-30 4-43 4-17 8-26 17-38 8-9 13-18 25-22 9-4 21-8 34-8s21 4 35 8c9 4 17 9 21 17 9 13 13 22 17 38 5 14 5 31 5 48zM128 115c0-4 0-8 0-12 0-5 0-9 0-13l-90 72c0 4 0 8 4 13 4 4 4 8 9 12 4 4 8 9 12 9 4 4 9 4 17 4 9 0 13-4 21-4 5-5 9-13 14-17 4-9 9-17 13-30 0-8 0-21 0-34zM29 111c0 4 0 9 0 13 0 0 0 4 0 8l95-69c0-4-5-12-9-16 0-5-5-9-9-13-5 0-9-4-13-4-4-5-9-5-13-5-8 0-17 0-21 5-4 4-13 8-17 17-4 8-8 16-8 25-5 14-5 26-5 39z">
          <text:p/>
        </draw:path>
        <draw:path draw:style-name="gr9" draw:text-style-name="P9" draw:layer="layout" svg:width="0.148cm" svg:height="0.22cm" svg:x="14.351cm" svg:y="1.156cm" svg:viewBox="0 0 149 221" svg:d="M149 103c0 21-4 38-9 51-4 17-12 29-21 38-12 12-25 17-38 21-18 4-35 8-52 8h-17v-25h17c17 0 30 0 38-4 14-4 23-9 27-13 8-4 13-13 17-21 4-9 4-17 8-26v-8c-8 4-17 8-25 8-9 5-18 5-31 5-8 0-21 0-29-5-9-4-13-8-22-12-4-5-8-13-8-22-4-8-4-17-4-25 0-9 0-17 4-31 4-8 8-12 13-21 8-4 17-13 25-17 9 0 21-4 30-4 13 0 22 4 30 4 9 4 17 13 26 17 4 9 12 21 12 35 5 13 9 25 9 47zM72 25c-9 0-13 0-17 0-4 5-9 9-13 13-4 0-8 9-13 13 0 5 0 13 0 22 0 4 0 13 0 17 5 4 5 8 9 13 4 4 8 8 13 8 4 4 12 4 21 4 4 0 9 0 13 0 5-4 9-4 13-4 4-4 4-4 9-4 4-4 8-4 12-9 0-12 0-25-4-34 0-8-4-17-8-26-5-4-9-8-17-8-5-5-9-5-18-5z">
          <text:p/>
        </draw:path>
        <draw:path draw:style-name="gr9" draw:text-style-name="P9" draw:layer="layout" svg:width="0.102cm" svg:height="0.076cm" svg:x="14.563cm" svg:y="1.143cm" svg:viewBox="0 0 103 77" svg:d="M35 0l-6 77h-25l-4-77zM103 0l-5 77h-30l-4-77z">
          <text:p/>
        </draw:path>
        <draw:path draw:style-name="gr7" draw:text-style-name="P7" draw:layer="layout" svg:width="0.093cm" svg:height="0.313cm" svg:x="14.749cm" svg:y="1.131cm" svg:viewBox="0 0 94 314" svg:d="M17 0c51 46 77 97 77 156 0 13 0 26-4 39 0 12-4 25-14 38-4 12-12 25-21 42-8 14-21 26-38 39l-17-17c21-22 38-43 47-64 12-26 17-51 17-77 0-51-21-97-64-139z">
          <text:p/>
        </draw:path>
        <draw:polygon draw:style-name="gr10" draw:text-style-name="P10" draw:layer="layout" svg:width="0.162cm" svg:height="0.161cm" svg:x="15.092cm" svg:y="1.207cm" svg:viewBox="0 0 163 162" draw:points="163,94 94,94 94,162 68,162 68,94 0,94 0,69 68,69 68,0 94,0 94,69 163,69">
          <text:p/>
        </draw:polygon>
        <draw:polygon draw:style-name="gr6" draw:text-style-name="P6" draw:layer="layout" svg:width="0.165cm" svg:height="0.17cm" svg:x="5cm" svg:y="1.711cm" svg:viewBox="0 0 166 171" draw:points="166,171 128,171 82,107 39,171 0,171 65,86 4,0 39,0 86,69 128,0 162,0 98,86">
          <text:p/>
        </draw:polygon>
        <draw:polygon draw:style-name="gr6" draw:text-style-name="P6" draw:layer="layout" svg:width="0.135cm" svg:height="0.237cm" svg:x="5.204cm" svg:y="1.644cm" svg:viewBox="0 0 136 238" draw:points="55,25 4,25 4,0 84,0 84,213 136,213 136,238 0,238 0,213 55,213">
          <text:p/>
        </draw:polygon>
        <draw:path draw:style-name="gr6" draw:text-style-name="P6" draw:layer="layout" svg:width="0.135cm" svg:height="0.17cm" svg:x="5.386cm" svg:y="1.711cm" svg:viewBox="0 0 136 171" svg:d="M111 171v-26c-9 13-21 17-31 22-8 4-17 4-29 4-9 0-17 0-26 0-4-4-8-9-12-13-9-4-9-8-13-13 0-8 0-12 0-21 0-17 4-30 17-38s29-13 55-13h35v-18c0-8-5-17-9-21-8-8-18-8-30-8-9 0-17 0-30 0-8 4-17 4-25 8v-25c4 0 8 0 12-4 5 0 9 0 13 0 4-5 8-5 17-5 4 0 8 0 17 0 8 0 18 0 26 5 9 0 17 4 21 8 5 4 9 9 13 17s4 13 4 25v116zM107 94h-39c-5 0-13 0-17 0-5 5-9 5-13 9-4 0-4 4-8 8 0 5 0 9 0 13s0 4 0 9c0 4 4 4 4 8 4 4 4 4 8 4 4 5 9 5 13 5 8 0 17-5 25-9 10-4 18-8 27-17z">
          <text:p/>
        </draw:path>
        <draw:path draw:style-name="gr6" draw:text-style-name="P6" draw:layer="layout" svg:width="0.139cm" svg:height="0.238cm" svg:x="5.577cm" svg:y="1.643cm" svg:viewBox="0 0 140 239" svg:d="M140 150c0 17 0 29-4 38-4 13-8 21-17 30-8 4-17 12-25 17-9 4-21 4-34 4-10 0-22 0-31 0-12-4-21-9-29-13v-226h25v68 30c9-13 17-21 25-25 14-5 23-5 35-5 9 0 17 0 26 5 4 4 12 8 17 17 4 8 8 16 8 25 4 13 4 22 4 35zM111 154c0-8 0-17 0-26s-5-13-9-17c0-9-4-13-8-13-4-4-9-4-17-4-4 0-4 0-9 0-4 0-8 4-12 4-6 4-10 8-14 13-4 4-8 8-17 17v81c9 4 13 4 21 4 4 5 10 5 14 5 8 0 17-5 21-5 4-4 13-4 17-12 4-5 8-9 8-17 5-9 5-17 5-30z">
          <text:p/>
        </draw:path>
        <draw:path draw:style-name="gr7" draw:text-style-name="P7" draw:layer="layout" svg:width="0.093cm" svg:height="0.318cm" svg:x="5.784cm" svg:y="1.631cm" svg:viewBox="0 0 94 319" svg:d="M78 319c-52-47-78-98-78-157 0-13 5-26 5-38 4-14 8-31 12-44 9-12 18-25 27-38 8-12 21-25 34-42l16 17c-42 42-63 93-63 145 0 25 4 51 17 72 13 25 25 47 46 68z">
          <text:p/>
        </draw:path>
        <draw:path draw:style-name="gr9" draw:text-style-name="P9" draw:layer="layout" svg:width="0.101cm" svg:height="0.081cm" svg:x="5.967cm" svg:y="1.643cm" svg:viewBox="0 0 102 82" svg:d="M34 0l-5 82h-25l-4-82zM102 0l-4 82h-30l-4-82z">
          <text:p/>
        </draw:path>
        <draw:polygon draw:style-name="gr9" draw:text-style-name="P9" draw:layer="layout" svg:width="0.157cm" svg:height="0.216cm" svg:x="6.123cm" svg:y="1.665cm" svg:viewBox="0 0 158 217" draw:points="158,25 95,25 95,217 65,217 65,25 0,25 0,0 158,0">
          <text:p/>
        </draw:polygon>
        <draw:path draw:style-name="gr9" draw:text-style-name="P9" draw:layer="layout" svg:width="0.136cm" svg:height="0.17cm" svg:x="6.331cm" svg:y="1.711cm" svg:viewBox="0 0 137 171" svg:d="M0 0h25v34c9-12 22-21 30-25 9-9 17-9 31-9 17 0 30 5 38 17 8 9 13 26 13 48h-30c0-14 0-22-4-31-4-8-13-8-22-8-5 0-9 0-13 0s-9 4-13 8c-4 0-8 4-13 9-4 8-8 12-12 17v111h-30z">
          <text:p/>
        </draw:path>
        <draw:path draw:style-name="gr9" draw:text-style-name="P9" draw:layer="layout" svg:width="0.148cm" svg:height="0.17cm" svg:x="6.501cm" svg:y="1.711cm" svg:viewBox="0 0 149 171" svg:d="M149 78c0 4 0 8 0 8 0 4 0 8 0 8h-116c0 17 5 30 13 43 9 8 21 13 44 13 4 0 8 0 12 0 5 0 9-5 13-5 9 0 13 0 17 0s4-4 9-4v26c-9 0-17 4-26 4-8 0-21 0-31 0-17 0-29 0-38-4-8-5-17-9-25-17-9-9-13-17-13-26-4-13-8-25-8-38s4-21 8-35c0-8 9-17 13-25 8-9 17-17 25-21 9-5 21-5 30-5 14 0 22 0 35 5 8 4 17 8 21 17 4 4 13 12 13 21 4 12 4 22 4 35zM119 73c0-8 0-13 0-22-4-4-4-8-8-13-4-8-9-8-13-12-8-4-14-4-22-4-4 0-13 0-17 4s-9 4-13 8c-4 9-8 13-8 17-5 9-5 14-5 22z">
          <text:p/>
        </draw:path>
        <draw:path draw:style-name="gr9" draw:text-style-name="P9" draw:layer="layout" svg:width="0.14cm" svg:height="0.17cm" svg:x="6.691cm" svg:y="1.711cm" svg:viewBox="0 0 141 171" svg:d="M116 171l-4-26c-9 13-18 17-26 22-8 4-21 4-30 4s-18 0-26 0c-4-4-13-9-17-13s-8-8-8-13c-5-8-5-12-5-21 0-17 9-30 22-38 12-8 30-13 56-13h34v-18c0-8-5-17-9-21-9-8-17-8-30-8-8 0-21 0-30 0-9 4-17 4-30 8v-25c4 0 9 0 13-4 4 0 12 0 17 0 4-5 9-5 13-5 9 0 13 0 17 0 13 0 21 0 30 5 9 0 13 4 21 8 5 4 9 9 13 17 0 8 4 13 4 25v116zM112 94h-39c-8 0-12 0-17 0-4 5-13 5-13 9-5 0-9 4-9 8 0 5-4 9-4 13s4 4 4 9c0 4 0 4 4 8 0 4 5 4 9 4 5 5 9 5 14 5 8 0 12-5 21-9 8-4 21-8 30-17z">
          <text:p/>
        </draw:path>
        <draw:path draw:style-name="gr9" draw:text-style-name="P9" draw:layer="layout" svg:width="0.149cm" svg:height="0.221cm" svg:x="6.869cm" svg:y="1.66cm" svg:viewBox="0 0 150 222" svg:d="M150 218c-9 4-13 4-22 4-4 0-12 0-21 0-21 0-34-4-46-14-9-8-13-25-13-42v-89h-48v-26h48v-42l25-9v51h77v26h-77v84c0 13 5 22 13 26 4 8 13 13 25 13 5 0 13-5 17-5 9 0 13 0 22-4z">
          <text:p/>
        </draw:path>
        <draw:path draw:style-name="gr9" draw:text-style-name="P9" draw:layer="layout" svg:width="0.157cm" svg:height="0.17cm" svg:x="7.06cm" svg:y="1.711cm" svg:viewBox="0 0 158 171" svg:d="M128 171v-120c0-8 0-13 0-13 0-4 0-8 0-8 0-4-4-4-4-4l-4-4-5 4c-4 0-4 4-8 4 0 4-4 8-8 13 0 4-5 12-9 17v111h-25v-120c0-4 0-8 0-13 0-4 0-8 0-8-5-4-5-4-5-4-4 0-4-4-4-4-4 0-4 4-8 4l-4 4c-6 4-6 8-10 13 0 4-4 12-8 17v111h-26v-171h21v34c5-8 9-12 9-17 4-4 4-8 9-8 5-4 9-9 9-9 4 0 8 0 12 0 9 0 17 0 22 9 4 4 4 13 4 25 4-4 8-8 8-12 5-5 5-9 9-13s8-4 8-9c4 0 9 0 13 0 21 0 34 17 34 47v124z">
          <text:p/>
        </draw:path>
        <draw:path draw:style-name="gr9" draw:text-style-name="P9" draw:layer="layout" svg:width="0.148cm" svg:height="0.17cm" svg:x="7.251cm" svg:y="1.711cm" svg:viewBox="0 0 149 171" svg:d="M149 78c0 4 0 8 0 8 0 4 0 8 0 8h-119c0 17 4 30 12 43 13 8 26 13 44 13 4 0 8 0 12 0 9 0 13-5 17-5s9 0 13 0 8-4 13-4v26c-9 0-17 4-30 4-8 0-17 0-30 0s-26 0-39-4c-8-5-17-9-25-17-4-9-9-17-13-26-4-13-4-25-4-38s0-21 4-35c4-8 9-17 17-25 4-9 13-17 21-21 9-5 21-5 35-5 9 0 21 0 30 5 8 4 17 8 21 17 8 4 13 12 17 21 0 12 4 22 4 35zM119 73c0-8 0-13-4-22 0-4-4-8-8-13-4-8-9-8-13-12s-13-4-22-4c-4 0-9 0-17 4-4 4-8 4-13 8-4 9-4 13-8 17-4 9-4 14-4 22z">
          <text:p/>
        </draw:path>
        <draw:path draw:style-name="gr9" draw:text-style-name="P9" draw:layer="layout" svg:width="0.131cm" svg:height="0.17cm" svg:x="7.446cm" svg:y="1.711cm" svg:viewBox="0 0 132 171" svg:d="M0 0h25v30c5-8 9-13 13-17s9-4 13-8c4 0 8-5 17-5 4 0 8 0 12 0 18 0 31 5 39 13 9 13 13 25 13 47v111h-29v-106c0-14 0-27-5-31-4-8-13-8-22-8-4 0-8 0-13 0-4 0-8 4-8 4-4 4-8 8-13 13-4 4-8 8-17 17v111h-25z">
          <text:p/>
        </draw:path>
        <draw:path draw:style-name="gr9" draw:text-style-name="P9" draw:layer="layout" svg:width="0.149cm" svg:height="0.221cm" svg:x="7.615cm" svg:y="1.66cm" svg:viewBox="0 0 150 222" svg:d="M150 218c-5 4-13 4-17 4-9 0-17 0-21 0-22 0-39-4-47-14-13-8-17-25-17-42v-89h-48v-26h48v-42l30-9v51h72v26h-72v84c0 13 0 22 8 26 4 8 17 13 30 13 4 0 8-5 17-5 4 0 12 0 17-4z">
          <text:p/>
        </draw:path>
        <draw:path draw:style-name="gr9" draw:text-style-name="P9" draw:layer="layout" svg:width="0.156cm" svg:height="0.238cm" svg:x="7.993cm" svg:y="1.711cm" svg:viewBox="0 0 157 239" svg:d="M132 26c4 4 4 8 9 12 0 5 0 13 0 17 0 9 0 18-5 27 0 4-4 12-12 17-5 4-13 8-22 12-8 0-17 5-25 5s-13 0-21-5c-5 0-9 0-13-4 0 4-5 4-5 9-5 4-5 4-5 8s5 9 10 13c4 0 8 4 17 4h42c9 0 17 0 22 4 8 0 12 5 21 9 4 4 8 8 8 13 4 4 4 12 4 17 0 8 0 17-4 21-4 8-8 13-12 17-9 4-17 8-26 12-13 5-25 5-38 5s-26 0-34-5c-10 0-18-4-27-8-4-4-8-8-12-13 0-4-4-8-4-17 0-8 4-17 8-21 0-4 8-13 17-17-4 0-9-4-9-4-4-4-4-4-4-9-4 0-4-4-4-8v-4c0-9 0-17 4-22 4-8 9-12 13-17-4-4-4-4-4-8-5 0-5-4-5-8-4 0-4-5-4-9 0-5 0-9 0-14 0-8 0-12 4-21 5-8 9-12 13-17 4-8 14-12 22-12 9-5 18-5 26-5 4 0 8 0 13 0 4 0 8 0 8 0h59v26zM33 192c0 9 0 17 10 17 8 4 21 9 34 9s17 0 25-5c5 0 13-4 17-4 0-4 5-8 5-13 4 0 4-4 4-8 0-9-4-13-9-17-4 0-12-4-25-4h-43c-4 0-8 4-8 4-5 4-5 4-10 8 0 5 0 5 0 9zM43 55c0 9 0 14 0 18 4 5 4 9 8 9 5 4 9 8 13 8 5 0 9 4 13 4s13-4 17-4 8-4 8-8c5-4 9-9 9-13 0-5 4-9 4-14 0-4-4-8-4-12 0-5-4-9-9-13-4-4-4-4-8-8-9 0-13 0-17 0s-8 0-17 4c-4 0-4 4-9 4-4 4-4 8-8 13 0 4 0 8 0 12z">
          <text:p/>
        </draw:path>
        <draw:path draw:style-name="gr9" draw:text-style-name="P9" draw:layer="layout" svg:width="0.136cm" svg:height="0.17cm" svg:x="8.2cm" svg:y="1.711cm" svg:viewBox="0 0 137 171" svg:d="M0 0h26v34c8-12 21-21 29-25 9-9 17-9 30-9 17 0 31 5 39 17 9 9 13 26 13 48h-30c0-14 0-22-9-31-4-8-9-8-17-8-4 0-9 0-13 0s-8 4-13 8c-4 0-8 4-12 9-5 8-9 12-17 17v111h-26z">
          <text:p/>
        </draw:path>
        <draw:path draw:style-name="gr9" draw:text-style-name="P9" draw:layer="layout" svg:width="0.157cm" svg:height="0.17cm" svg:x="8.366cm" svg:y="1.711cm" svg:viewBox="0 0 158 171" svg:d="M158 86c0 13 0 25-5 34-4 13-8 21-18 30-4 8-12 12-25 17-9 4-21 4-34 4-9 0-21 0-30-4-8-5-17-9-25-17-4-5-13-17-13-26-4-13-8-21-8-38 0-13 4-26 8-35 4-13 9-21 13-29 8-5 17-13 25-17 13-5 21-5 34-5s26 0 34 5c9 4 17 8 21 17 10 8 14 16 18 25 5 13 5 26 5 39zM127 86c0-8 0-17-4-26 0-9-5-17-9-22-4-4-8-8-13-12-8 0-12 0-21 0-8 0-17 0-21 4-9 4-13 8-17 13-4 4-9 12-9 22 0 4-4 13-4 21 0 13 4 21 4 25 5 9 5 17 9 22 4 4 13 8 17 12 4 0 13 5 21 5 9 0 17-5 21-5 5-4 13-8 17-17 5-4 5-12 9-17 0-8 0-17 0-25z">
          <text:p/>
        </draw:path>
        <draw:path draw:style-name="gr9" draw:text-style-name="P9" draw:layer="layout" svg:width="0.136cm" svg:height="0.17cm" svg:x="8.565cm" svg:y="1.711cm" svg:viewBox="0 0 137 171" svg:d="M137 171h-26l-4-30c-5 9-9 13-13 17s-8 4-13 9c-4 4-8 4-12 4-5 0-9 0-17 0-17 0-30-4-38-13-10-8-14-25-14-47v-111h30v111c0 26 9 39 30 39 4 0 4 0 9-5 4 0 8 0 12-4 5-4 9-4 13-13 4-4 8-8 13-12v-116h30z">
          <text:p/>
        </draw:path>
        <draw:path draw:style-name="gr9" draw:text-style-name="P9" draw:layer="layout" svg:width="0.145cm" svg:height="0.238cm" svg:x="8.751cm" svg:y="1.711cm" svg:viewBox="0 0 146 239" svg:d="M146 82c0 17-5 29-9 42-4 9-9 17-17 26-4 8-13 12-26 17-9 4-22 4-30 4-9 0-13 0-17 0s-13 0-17-4v72h-30v-239h26l4 30c8-13 17-21 25-25 9-5 22-5 30-5 9 0 17 0 26 5 9 4 13 8 17 17 5 8 9 16 13 25 5 13 5 22 5 35zM116 86c0-8 0-17-5-26 0-9 0-13-4-17-5-9-9-13-13-13-5-4-9-4-13-4s-9 0-13 0-8 4-13 4c-4 4-8 8-12 13-5 4-9 8-13 17v81c4 4 13 4 17 4 4 5 13 5 17 5 17 0 30-9 38-17 9-13 14-26 14-47z">
          <text:p/>
        </draw:path>
        <draw:path draw:style-name="gr9" draw:text-style-name="P9" draw:layer="layout" svg:width="0.101cm" svg:height="0.081cm" svg:x="8.955cm" svg:y="1.643cm" svg:viewBox="0 0 102 82" svg:d="M38 0l-4 82h-30l-4-82zM102 0l-4 82h-30l-5-82z">
          <text:p/>
        </draw:path>
        <draw:path draw:style-name="gr7" draw:text-style-name="P7" draw:layer="layout" svg:width="0.094cm" svg:height="0.317cm" svg:x="9.141cm" svg:y="1.631cm" svg:viewBox="0 0 95 318" svg:d="M17 0c52 50 78 101 78 162 0 8 0 21-4 34 0 12-5 29-9 42-9 13-17 25-26 38-8 17-21 30-39 42l-17-17c23-21 39-42 52-67 9-21 13-47 13-72 0-52-21-99-65-141z">
          <text:p/>
        </draw:path>
        <draw:polygon draw:style-name="gr10" draw:text-style-name="P10" draw:layer="layout" svg:width="0.157cm" svg:height="0.157cm" svg:x="9.489cm" svg:y="1.711cm" svg:viewBox="0 0 158 158" draw:points="158,90 93,90 93,158 64,158 64,90 0,90 0,64 64,64 64,0 93,0 93,64 158,64">
          <text:p/>
        </draw:polygon>
        <draw:path draw:style-name="gr6" draw:text-style-name="P6" draw:layer="layout" svg:width="0.165cm" svg:height="0.237cm" svg:x="4.996cm" svg:y="2.216cm" svg:viewBox="0 0 166 238" svg:d="M166 0l-55 149c-4 17-13 30-17 42-8 9-13 17-21 26-9 8-17 13-26 17-8 0-17 4-30 4-4 0-4 0-9 0 0 0-4 0-8 0v-30c4 5 8 5 8 5 5 0 9 0 9 0 8 0 13 0 17-5 5 0 9-4 13-8 5 0 9-4 13-13 4-4 9-13 9-17l-65-170h30l43 111 9 25 12-25 39-111z">
          <text:p/>
        </draw:path>
        <draw:polygon draw:style-name="gr6" draw:text-style-name="P6" draw:layer="layout" svg:width="0.135cm" svg:height="0.237cm" svg:x="5.204cm" svg:y="2.148cm" svg:viewBox="0 0 136 238" draw:points="55,25 4,25 4,0 84,0 84,213 136,213 136,238 0,238 0,213 55,213">
          <text:p/>
        </draw:polygon>
        <draw:path draw:style-name="gr6" draw:text-style-name="P6" draw:layer="layout" svg:width="0.135cm" svg:height="0.174cm" svg:x="5.386cm" svg:y="2.211cm" svg:viewBox="0 0 136 175" svg:d="M111 175v-25c-9 8-21 17-31 21-8 4-17 4-29 4-9 0-17 0-26-4-4 0-8-4-12-8-9-5-9-9-13-17 0-5 0-9 0-17 0-18 4-31 17-39 13-9 29-17 55-17h35v-13c0-9-5-17-9-26-8-4-18-8-30-8-9 0-17 4-30 4-8 4-17 4-25 9v-26c4 0 8-4 12-4 5 0 9 0 13-4 4 0 8 0 17 0 4 0 8-5 17-5 8 0 18 5 26 5 9 4 17 8 21 12 5 5 9 9 13 17 4 5 4 13 4 22v119zM107 98h-39c-5 0-13 0-17 0-5 0-9 4-13 9-4 0-4 4-8 8 0 4 0 8 0 14 0 4 0 4 0 8s4 4 4 9c4 0 4 4 8 4s9 4 13 4c8 0 17-4 25-8 10-5 18-9 27-17z">
          <text:p/>
        </draw:path>
        <draw:path draw:style-name="gr6" draw:text-style-name="P6" draw:layer="layout" svg:width="0.139cm" svg:height="0.237cm" svg:x="5.577cm" svg:y="2.148cm" svg:viewBox="0 0 140 238" svg:d="M140 149c0 13 0 26-4 38-4 9-8 22-17 26-8 8-17 17-25 21-9 0-21 4-34 4-10 0-22 0-31-4-12 0-21-4-29-8v-226h25v63 34c9-12 17-21 25-25 14-4 23-9 35-9 9 0 17 5 26 9 4 4 12 8 17 17 4 8 8 18 8 26 4 9 4 22 4 34zM111 149c0-8 0-17 0-21 0-8-5-13-9-21 0-5-4-10-8-14-4 0-9-4-17-4-4 0-4 4-9 4-4 0-8 4-12 4-6 5-10 10-14 14s-8 9-17 17v81c9 0 13 4 21 4 4 0 10 0 14 0 8 0 17 0 21 0 4-4 13-9 17-13s8-8 8-17c5-8 5-21 5-34z">
          <text:p/>
        </draw:path>
        <draw:path draw:style-name="gr7" draw:text-style-name="P7" draw:layer="layout" svg:width="0.093cm" svg:height="0.318cm" svg:x="5.784cm" svg:y="2.135cm" svg:viewBox="0 0 94 319" svg:d="M78 319c-52-47-78-103-78-158 0-13 5-25 5-38 4-17 8-30 12-43 9-12 18-25 27-38 8-17 21-29 34-42l16 17c-42 42-63 89-63 140 0 29 4 51 17 76 13 26 25 48 46 69z">
          <text:p/>
        </draw:path>
        <draw:path draw:style-name="gr9" draw:text-style-name="P9" draw:layer="layout" svg:width="0.101cm" svg:height="0.081cm" svg:x="5.967cm" svg:y="2.148cm" svg:viewBox="0 0 102 82" svg:d="M34 0l-5 82h-25l-4-82zM102 0l-4 82h-30l-4-82z">
          <text:p/>
        </draw:path>
        <draw:path draw:style-name="gr9" draw:text-style-name="P9" draw:layer="layout" svg:width="0.148cm" svg:height="0.22cm" svg:x="6.128cm" svg:y="2.165cm" svg:viewBox="0 0 149 221" svg:d="M149 162c0 8-4 17-9 25-4 9-8 13-16 22-9 4-17 8-26 8-13 4-25 4-38 4-4 0-8 0-17 0-4 0-9 0-13 0-8 0-13-4-18-4-4 0-8 0-12-4v-26c8 0 17 5 30 5 9 4 22 4 34 4 9 0 17 0 26 0 4-4 12-4 17-9 4-4 4-8 8-12 0-5 0-9 0-13s0-13-4-18c0 0-4-4-13-8-4-5-8-9-17-9-8-4-12-8-21-8-8-5-13-9-21-9-5-4-13-8-17-13-5-4-10-12-14-17-4-8-4-12-4-21 0-8 0-17 4-21 4-9 9-17 14-21 8-4 17-9 25-13 13-4 22-4 38-4 5 0 9 0 13 0s9 0 13 0 8 0 13 4c4 0 8 0 8 0v25c-8 0-17-4-25-4-9 0-17 0-22 0-16 0-29 0-38 9-8 4-13 12-13 21 0 4 0 13 5 17 4 4 8 4 13 8 4 5 12 9 17 9 8 4 16 8 21 8 8 5 17 9 21 13 8 0 13 4 21 9 4 8 8 12 13 17 0 8 4 18 4 26z">
          <text:p/>
        </draw:path>
        <draw:path draw:style-name="gr9" draw:text-style-name="P9" draw:layer="layout" svg:width="0.131cm" svg:height="0.237cm" svg:x="6.327cm" svg:y="2.148cm" svg:viewBox="0 0 132 238" svg:d="M52 93h-48v-25h77v145h51v25h-132v-25h52zM65 0c4 0 4 0 8 0s4 4 8 4c0 4 5 4 5 9 0 4 0 4 0 8s0 4 0 9c0 4-5 4-5 8-4 0-4 4-8 4s-4 0-8 0c-5 0-9 0-9 0-4 0-4-4-9-4 0-4-4-4-4-8 0-5-4-5-4-9s4-4 4-8c0-5 4-5 4-9 5 0 5-4 9-4 0 0 4 0 9 0z">
          <text:p/>
        </draw:path>
        <draw:path draw:style-name="gr9" draw:text-style-name="P9" draw:layer="layout" svg:width="0.144cm" svg:height="0.237cm" svg:x="6.501cm" svg:y="2.148cm" svg:viewBox="0 0 145 238" svg:d="M0 158c0-17 4-30 8-38 0-13 9-23 13-31 8-9 17-13 25-17 14-4 22-4 35-4 9 0 13 0 17 0s9 0 17 4v-72h30v238h-30v-34c-8 13-17 22-25 26-9 8-22 8-30 8-10 0-18 0-27-4-8-4-12-8-16-17-9-8-9-17-13-25-4-13-4-21-4-34zM29 154c0 21 4 38 9 46 8 9 18 13 26 13 9 0 17 0 26-9 8-4 17-17 25-29v-78c-4-4-13-4-17-4-4-4-13-4-17-4-17 0-31 8-39 18-9 8-13 25-13 47z">
          <text:p/>
        </draw:path>
        <draw:path draw:style-name="gr9" draw:text-style-name="P9" draw:layer="layout" svg:width="0.145cm" svg:height="0.174cm" svg:x="6.691cm" svg:y="2.211cm" svg:viewBox="0 0 146 175" svg:d="M146 81c0 4 0 9 0 9 0 4 0 4 0 8h-115c0 17 4 31 13 39 8 9 25 17 42 17 4 0 8-4 13-4 4 0 8 0 17 0 4 0 8 0 13-4 4 0 4 0 8 0v21c-8 4-17 4-25 8-9 0-22 0-30 0-17 0-26 0-38-4-9-4-17-8-26-17-4-8-12-17-12-31-6-8-6-21-6-33 0-13 0-22 6-34 4-9 8-21 12-26 9-8 17-17 26-21 8-4 21-9 29-9 13 0 26 5 34 9 9 4 17 9 22 13 4 8 12 17 12 25 5 9 5 21 5 34zM116 77c0-9 0-17 0-21-4-5-4-13-9-17-4-4-8-9-13-9-8-4-12-4-21-4-4 0-12 0-17 4-4 0-8 5-12 9-5 4-9 12-9 17-4 4-4 12-4 21z">
          <text:p/>
        </draw:path>
        <draw:path draw:style-name="gr9" draw:text-style-name="P9" draw:layer="layout" svg:width="0.148cm" svg:height="0.22cm" svg:x="7.056cm" svg:y="2.165cm" svg:viewBox="0 0 149 221" svg:d="M149 217c-4 0-13 4-21 4-4 0-14 0-22 0-21 0-34-4-47-12-8-13-12-26-12-47v-86h-47v-25h47v-47l25-4v51h77v25h-77v86c0 13 4 21 13 25 4 9 12 9 25 9 8 0 14 0 18 0 8 0 13 0 21-4z">
          <text:p/>
        </draw:path>
        <draw:path draw:style-name="gr9" draw:text-style-name="P9" draw:layer="layout" svg:width="0.156cm" svg:height="0.174cm" svg:x="7.247cm" svg:y="2.211cm" svg:viewBox="0 0 157 175" svg:d="M157 90c0 12-4 21-8 33 0 10-9 23-13 27-8 8-17 17-25 21-13 4-21 4-34 4s-21 0-34-4c-8-4-17-8-21-17-9-8-13-17-18-25-4-14-4-27-4-39 0-13 0-26 4-34 5-13 9-22 18-30 4-9 13-13 25-17 9-4 21-9 34-9 9 0 21 5 30 9 8 4 17 8 25 17 4 4 13 13 13 25 4 9 8 22 8 39zM128 90c0-13 0-22-5-30-4-4-4-13-8-17s-13-9-17-13c-4 0-13-4-21-4-9 0-13 4-21 4-4 4-13 9-17 17 0 4-4 13-9 17 0 9 0 17 0 26 0 8 0 17 5 25 0 8 4 18 8 22s9 9 17 13c4 0 13 0 17 0 8 0 17 0 25-4 5-5 9-9 13-13s8-14 8-22c5-4 5-13 5-21z">
          <text:p/>
        </draw:path>
        <draw:path draw:style-name="gr9" draw:text-style-name="P9" draw:layer="layout" svg:width="0.128cm" svg:height="0.174cm" svg:x="7.637cm" svg:y="2.211cm" svg:viewBox="0 0 129 175" svg:d="M129 129c0 4 0 8-5 12 0 9-4 13-8 13-4 4-8 9-13 13-4 0-8 4-12 4-5 0-14 4-18 4-5 0-9 0-17 0-9 0-21 0-30 0s-18-4-26-4v-30c8 5 17 9 26 9 13 0 21 0 30 0 12 0 25 0 30-4 9-5 13-9 13-17 0 0 0-6-4-10 0 0 0-4-4-4-5-4-10-4-14-8-4 0-13-5-26-9-4 0-12-4-21-4-4-4-8-9-13-13-9-4-9-8-13-13-4-4-4-12-4-17 0-4 0-12 4-17 0-4 4-8 8-17 10-4 14-8 23-8 8-4 21-9 33-9 9 0 13 5 23 5 8 0 17 0 25 4v25c-8-4-17-4-25-4-10-4-14-4-23-4-8 0-12 0-17 4-4 0-8 0-12 4-4 0-4 5-9 5 0 4 0 8 0 8 0 4 0 9 0 9 5 4 5 4 9 8 4 0 8 4 12 4 5 5 13 9 22 9 13 4 22 8 26 8 9 5 13 9 17 13s8 9 8 13c5 4 5 8 5 18z">
          <text:p/>
        </draw:path>
        <draw:path draw:style-name="gr9" draw:text-style-name="P9" draw:layer="layout" svg:width="0.135cm" svg:height="0.237cm" svg:x="7.819cm" svg:y="2.148cm" svg:viewBox="0 0 136 238" svg:d="M55 93h-47v-25h78v145h50v25h-136v-25h55zM68 0c0 0 4 0 8 0l5 4c5 4 5 4 9 9 0 4 0 4 0 8s0 4 0 9c-4 4-4 4-9 8l-5 4c-4 0-8 0-8 0-5 0-9 0-13 0l-4-4c-4-4-4-4-4-8-5-5-5-5-5-9s0-4 5-8c0-5 0-5 4-9l4-4c4 0 8 0 13 0z">
          <text:p/>
        </draw:path>
        <draw:path draw:style-name="gr9" draw:text-style-name="P9" draw:layer="layout" svg:width="0.14cm" svg:height="0.237cm" svg:x="7.997cm" svg:y="2.148cm" svg:viewBox="0 0 141 238" svg:d="M0 158c0-17 0-30 4-38 4-13 8-23 17-31 8-9 17-13 25-17 13-4 22-4 34-4 5 0 13 0 17 0 5 0 9 0 13 4v-72h31v238h-27v-34c-8 13-17 22-25 26-13 8-21 8-34 8-9 0-17 0-21-4-9-4-17-8-22-17-4-8-8-17-8-25-4-13-4-21-4-34zM29 154c0 21 5 38 9 46 4 9 13 13 26 13 8 0 12 0 21-9 8-4 17-17 25-29v-78c-4-4-8-4-13-4-8-4-12-4-17-4-16 0-29 8-38 18-8 8-13 25-13 47z">
          <text:p/>
        </draw:path>
        <draw:path draw:style-name="gr9" draw:text-style-name="P9" draw:layer="layout" svg:width="0.149cm" svg:height="0.173cm" svg:x="8.183cm" svg:y="2.212cm" svg:viewBox="0 0 150 174" svg:d="M150 80c0 4 0 9 0 9 0 4 0 4 0 8h-120c0 17 10 31 18 39 9 9 21 17 38 17 9 0 13-4 17-4s9 0 13 0 8 0 13-4c4 0 8 0 12 0v21c-8 4-17 4-25 8-13 0-21 0-34 0s-25 0-34-4c-13-4-22-8-26-17-9-8-13-17-17-31 0-8-5-21-5-33 0-13 5-22 5-34 4-9 8-21 17-26 4-8 13-17 26-21 9-4 17-8 30-8 12 0 21 4 29 8 13 4 17 9 26 13 4 8 8 17 13 25 4 9 4 21 4 34zM120 76c0-9 0-17 0-21-4-5-8-13-8-17-5-4-9-9-17-9-5-4-9-4-17-4-9 0-13 0-17 4-4 0-13 5-13 9-4 4-8 12-13 17 0 4 0 12-5 21z">
          <text:p/>
        </draw:path>
        <draw:path draw:style-name="gr9" draw:text-style-name="P9" draw:layer="layout" svg:width="0.127cm" svg:height="0.174cm" svg:x="8.569cm" svg:y="2.211cm" svg:viewBox="0 0 128 175" svg:d="M128 129c0 4 0 8 0 12-4 9-8 13-8 13-4 4-9 9-13 13-4 0-9 4-17 4-4 0-8 4-13 4-8 0-12 0-17 0-12 0-21 0-29 0-13 0-21-4-31-4v-30c10 5 22 9 31 9 8 0 17 0 29 0 13 0 22 0 30-4 4-5 8-9 8-17 0 0 0-6 0-10 0 0-4-4-8-4 0-4-4-4-13-8-4 0-12-5-21-9-8 0-17-4-21-4-9-4-13-9-17-13s-8-8-13-13c0-4-5-12-5-17 0-4 5-12 5-17 5-4 9-8 13-17 4-4 13-8 21-8 9-4 21-9 34-9 4 0 13 5 21 5 9 0 17 0 26 4v25c-9-4-22-4-26-4-8-4-17-4-21-4-8 0-17 0-21 4-4 0-9 0-13 4l-4 5c0 4-4 8-4 8 0 4 4 9 4 9 0 4 4 4 4 8 4 0 9 4 17 4 4 5 13 9 21 9 9 4 17 8 26 8 4 5 8 9 13 13 4 4 8 9 12 13 0 4 0 8 0 18z">
          <text:p/>
        </draw:path>
        <draw:polygon draw:style-name="gr9" draw:text-style-name="P9" draw:layer="layout" svg:width="0.178cm" svg:height="0.169cm" svg:x="8.73cm" svg:y="2.216cm" svg:viewBox="0 0 179 170" draw:points="179,0 154,170 120,170 94,98 90,81 86,98 59,170 26,170 0,0 30,0 43,115 47,141 55,119 76,42 99,42 124,115 132,141 137,115 149,0">
          <text:p/>
        </draw:polygon>
        <draw:path draw:style-name="gr9" draw:text-style-name="P9" draw:layer="layout" svg:width="0.14cm" svg:height="0.174cm" svg:x="8.933cm" svg:y="2.211cm" svg:viewBox="0 0 141 175" svg:d="M116 175l-5-25c-8 8-16 17-25 21-8 4-21 4-30 4-8 0-16 0-26-4-4 0-13-4-17-8-4-5-4-9-8-17 0-5-5-9-5-17 0-18 9-31 22-39 13-9 30-17 56-17h33v-13c0-9-4-17-8-25-8-5-17-9-30-9-8 0-21 4-29 4-9 5-18 5-27 9v-26c0 0 5-4 9-4 9 0 14 0 18-4 4 0 8 0 17 0 4 0 8-5 12-5 13 0 22 5 30 5 8 4 13 8 21 13 5 4 9 8 13 17 0 4 4 12 4 21v119zM111 98h-38c-4 0-12 0-17 0-4 0-8 4-12 9-4 0-9 4-9 8s0 8 0 14c0 4 0 4 0 8s0 4 5 9c4 0 4 4 8 4s8 4 13 4c8 0 12-4 21-8 8-5 21-9 29-17z">
          <text:p/>
        </draw:path>
        <draw:path draw:style-name="gr9" draw:text-style-name="P9" draw:layer="layout" svg:width="0.165cm" svg:height="0.237cm" svg:x="9.108cm" svg:y="2.216cm" svg:viewBox="0 0 166 238" svg:d="M166 0l-55 149c-5 17-13 30-17 42-9 9-13 17-22 26-8 8-16 13-26 17-8 0-17 4-30 4-4 0-4 0-8 0 0 0-4 0-8 0v-30c4 5 8 5 8 5 4 0 8 0 8 0 9 0 13 0 17-5 5 0 9-4 13-8 5 0 10-4 14-13 4-4 8-13 8-17l-64-170h29l44 111 8 25 13-25 38-111z">
          <text:p/>
        </draw:path>
        <draw:path draw:style-name="gr9" draw:text-style-name="P9" draw:layer="layout" svg:width="0.102cm" svg:height="0.08cm" svg:x="9.328cm" svg:y="2.148cm" svg:viewBox="0 0 103 81" svg:d="M39 0l-4 81h-31l-4-81zM103 0l-5 81h-25l-4-81z">
          <text:p/>
        </draw:path>
        <draw:path draw:style-name="gr7" draw:text-style-name="P7" draw:layer="layout" svg:width="0.093cm" svg:height="0.318cm" svg:x="9.519cm" svg:y="2.135cm" svg:viewBox="0 0 94 319" svg:d="M18 0c50 47 76 102 76 157 0 13-4 26-4 38-5 13-9 26-13 38-4 18-13 31-26 44-8 12-21 29-39 42l-12-17c22-21 35-42 47-69 9-21 17-46 17-72 0-55-21-102-64-144z">
          <text:p/>
        </draw:path>
        <draw:polygon draw:style-name="gr10" draw:text-style-name="P10" draw:layer="layout" svg:width="0.157cm" svg:height="0.161cm" svg:x="9.862cm" svg:y="2.212cm" svg:viewBox="0 0 158 162" draw:points="158,93 94,93 94,162 65,162 65,93 0,93 0,67 65,67 65,0 94,0 94,67 158,67">
          <text:p/>
        </draw:polygon>
        <draw:path draw:style-name="gr6" draw:text-style-name="P6" draw:layer="layout" svg:width="0.131cm" svg:height="0.169cm" svg:x="5.013cm" svg:y="2.746cm" svg:viewBox="0 0 132 170" svg:d="M132 162c-8 4-17 4-25 8-5 0-13 0-22 0-29 0-46-8-64-21-13-13-21-34-21-64 0-12 4-25 8-34 5-13 9-22 17-30 10-9 18-13 27-17 12-4 21-4 33-4 9 0 17 0 26 0s13 4 21 4v29c-8-4-12-8-21-8s-17-4-26-4c-4 0-12 4-21 4-4 4-12 8-17 13-4 9-8 13-12 22 0 8-6 17-6 25 0 22 10 34 18 47 9 9 22 13 43 13 4 0 12 0 21 0 9-4 13-4 21-9z">
          <text:p/>
        </draw:path>
        <draw:path draw:style-name="gr6" draw:text-style-name="P6" draw:layer="layout" svg:width="0.157cm" svg:height="0.174cm" svg:x="5.191cm" svg:y="2.741cm" svg:viewBox="0 0 158 175" svg:d="M158 89c0 13-4 22-9 35 0 9-8 22-13 26-8 8-17 17-25 21-13 4-21 4-34 4s-21 0-34-4c-9-4-18-8-22-17-8-8-13-17-17-25-4-13-4-27-4-40 0-12 0-25 4-34 4-12 9-21 17-29 4-9 13-13 26-17 9-4 22-9 34-9 9 0 21 5 30 9 8 4 17 8 25 17 5 4 13 12 13 25 5 9 9 21 9 38zM128 89c0-12-4-21-4-29-5-5-5-13-9-17-4-5-13-9-17-13-4 0-12-4-21-4-8 0-17 4-21 4-4 4-13 8-17 17 0 4-5 13-9 17 0 8 0 17 0 25 0 9 0 17 4 27 0 8 5 17 9 21s9 9 13 13c8 0 13 0 21 0 9 0 17 0 21-4 9-5 13-9 17-13s9-13 9-22c4-5 4-13 4-22z">
          <text:p/>
        </draw:path>
        <draw:path draw:style-name="gr6" draw:text-style-name="P6" draw:layer="layout" svg:width="0.157cm" svg:height="0.174cm" svg:x="5.377cm" svg:y="2.741cm" svg:viewBox="0 0 158 175" svg:d="M158 89c0 13-4 22-8 35 0 9-9 22-13 26-9 8-17 17-26 21-8 4-21 4-33 4-13 0-22 0-34-4-9-4-17-8-21-17-9-8-13-17-17-25-6-13-6-27-6-40 0-12 0-25 6-34 4-12 8-21 17-29 8-9 12-13 25-17 8-4 21-9 34-9s21 5 29 9c13 4 17 8 26 17 8 4 13 12 17 25 0 9 4 21 4 38zM128 89c0-12 0-21-4-29-4-5-4-13-8-17-5-5-9-9-17-13-4 0-13-4-21-4-9 0-13 4-22 4-4 4-12 8-12 17-4 4-9 13-9 17-4 8-4 17-4 25 0 9 0 17 4 27 0 8 5 17 9 21s8 9 17 13c4 0 12 0 17 0 8 0 17 0 25-4 4-5 8-9 13-13 4-4 8-13 8-22 4-5 4-13 4-22z">
          <text:p/>
        </draw:path>
        <draw:path draw:style-name="gr6" draw:text-style-name="P6" draw:layer="layout" svg:width="0.14cm" svg:height="0.174cm" svg:x="5.581cm" svg:y="2.741cm" svg:viewBox="0 0 141 175" svg:d="M0 5h25l5 29c8-8 16-17 30-25 9-4 17-9 26-9 16 0 33 9 42 17 8 13 13 30 13 51h-30c0-13-4-25-9-30-4-8-12-12-21-12 0 0-4 4-8 4s-9 4-13 4c-4 4-8 9-14 13-4 4-12 13-16 17v111h-30z">
          <text:p/>
        </draw:path>
        <draw:path draw:style-name="gr6" draw:text-style-name="P6" draw:layer="layout" svg:width="0.139cm" svg:height="0.237cm" svg:x="5.755cm" svg:y="2.678cm" svg:viewBox="0 0 140 238" svg:d="M0 158c0-17 0-30 4-39 4-12 8-21 18-29 8-9 17-13 25-17 9-4 21-4 34-4 4 0 9 0 17 0 4 0 9 0 13 4v-73h29v238h-25v-34c-8 13-17 22-25 26-13 8-22 8-34 8-9 0-17 0-26-4-4-4-12-8-18-17-4-8-8-17-8-25-4-13-4-22-4-34zM30 153c0 22 0 39 9 47 4 9 13 13 25 13 4 0 13 0 21-9 9-4 17-17 26-29v-77c-4-4-9-4-13-4-8-4-13-4-21-4-13 0-25 8-34 17-8 8-13 25-13 46z">
          <text:p/>
        </draw:path>
        <draw:polygon draw:style-name="gr6" draw:text-style-name="P6" draw:layer="layout" svg:width="0.19cm" svg:height="0.025cm" svg:x="5.922cm" svg:y="2.959cm" svg:viewBox="0 0 191 26" draw:points="0,0 191,0 191,26 0,26">
          <text:p/>
        </draw:polygon>
        <draw:path draw:style-name="gr6" draw:text-style-name="P6" draw:layer="layout" svg:width="0.161cm" svg:height="0.237cm" svg:x="6.123cm" svg:y="2.678cm" svg:viewBox="0 0 162 238" svg:d="M162 30c-17-5-29-9-38-9-29 0-42 17-42 43v30h76v25h-76v119h-31v-119h-51v-25h51v-30c0-43 27-64 73-64 9 0 26 0 38 4z">
          <text:p/>
        </draw:path>
        <draw:polygon draw:style-name="gr6" draw:text-style-name="P6" draw:layer="layout" svg:width="0.135cm" svg:height="0.237cm" svg:x="6.323cm" svg:y="2.678cm" svg:viewBox="0 0 136 238" draw:points="55,25 4,25 4,0 84,0 84,213 136,213 136,238 0,238 0,213 55,213">
          <text:p/>
        </draw:polygon>
        <draw:path draw:style-name="gr6" draw:text-style-name="P6" draw:layer="layout" svg:width="0.132cm" svg:height="0.237cm" svg:x="6.513cm" svg:y="2.678cm" svg:viewBox="0 0 133 238" svg:d="M51 94h-46v-25h76v144h52v25h-133v-25h51zM64 0c4 0 4 0 8 0 5 0 5 4 9 4 0 4 4 4 4 9 0 4 0 4 0 8s0 4 0 9c0 4-4 4-4 8-4 0-4 4-9 4-4 0-4 0-8 0s-9 0-9 0c-4 0-4-4-8-4 0-4-4-4-4-8 0-5 0-5 0-9s0-4 0-8c0-5 4-5 4-9 4 0 4-4 8-4 0 0 5 0 9 0z">
          <text:p/>
        </draw:path>
        <draw:path draw:style-name="gr6" draw:text-style-name="P6" draw:layer="layout" svg:width="0.144cm" svg:height="0.242cm" svg:x="6.696cm" svg:y="2.741cm" svg:viewBox="0 0 145 243" svg:d="M145 86c0 17-5 30-10 38-4 13-8 22-17 30-4 9-17 13-25 17-9 4-21 4-30 4-8 0-13 0-17 0s-13-4-17-4v72h-29v-238h25l4 30c9-13 17-22 26-26 8-4 21-9 29-9 9 0 17 5 26 9 8 4 13 8 17 17s8 18 13 26c0 9 5 21 5 34zM114 86c0-8 0-17-4-21 0-9 0-13-4-21-5-5-9-9-13-14-5 0-9-4-13-4s-8 4-13 4c-4 0-8 5-12 5-5 4-9 9-13 13s-9 8-13 17v81c4 0 13 4 17 4s13 0 17 0c17 0 30-4 38-13 9-13 13-30 13-51z">
          <text:p/>
        </draw:path>
        <draw:path draw:style-name="gr7" draw:text-style-name="P7" draw:layer="layout" svg:width="0.093cm" svg:height="0.318cm" svg:x="6.908cm" svg:y="2.665cm" svg:viewBox="0 0 94 319" svg:d="M77 319c-51-47-77-102-77-157 0-13 0-25 4-38 0-17 4-30 12-42 6-13 14-26 23-38 12-18 25-31 38-44l17 17c-43 43-64 90-64 141 0 30 4 51 17 76 9 26 25 47 47 68z">
          <text:p/>
        </draw:path>
        <draw:path draw:style-name="gr7" draw:text-style-name="P7" draw:layer="layout" svg:width="0.093cm" svg:height="0.318cm" svg:x="7.086cm" svg:y="2.665cm" svg:viewBox="0 0 94 319" svg:d="M17 0c51 48 77 103 77 158 0 13 0 25 0 38-5 13-9 26-13 38-8 17-17 30-25 43-9 12-22 29-39 42l-17-17c21-21 39-42 51-68 9-21 13-46 13-72 0-55-21-102-64-145z">
          <text:p/>
        </draw:path>
        <draw:path draw:style-name="gr7" draw:text-style-name="P7" draw:layer="layout" svg:width="0.127cm" svg:height="0.174cm" svg:x="4.271cm" svg:y="11.749cm" svg:viewBox="0 0 128 175" svg:d="M128 128c0 5 0 9-4 13 0 9-4 13-4 13-5 4-10 8-14 12-4 0-13 5-17 5s-8 4-13 4c-8 0-12 0-17 0-12 0-21 0-33 0-9 0-18-4-26-4v-30c8 4 17 9 30 9 8 0 17 0 29 0 13 0 22 0 30-5 4-4 9-8 9-17 0 0 0-4 0-8-5 0-5-4-9-4 0-5-4-5-13-9-4 0-12-4-21-9-8 0-17-4-21-4-8-5-13-9-17-13s-9-9-13-13c0-4-4-13-4-17s4-13 4-17c4-4 9-8 13-17 4-4 13-8 21-8 9-4 17-9 34-9 4 0 13 5 21 5 9 0 17 0 27 4v25c-14-4-22-4-31-4-4-4-13-4-21-4-4 0-13 0-17 4-4 0-8 0-13 4l-4 4c0 5-4 9-4 9 0 4 0 8 4 8 0 5 4 5 4 9 5 0 9 4 13 4 8 4 13 9 25 9 9 4 17 8 22 8 8 4 12 9 17 13 5 5 9 9 13 13 0 5 0 9 0 17z">
          <text:p/>
        </draw:path>
        <draw:polygon draw:style-name="gr7" draw:text-style-name="P7" draw:layer="layout" svg:width="0.178cm" svg:height="0.169cm" svg:x="4.432cm" svg:y="11.754cm" svg:viewBox="0 0 179 170" draw:points="179,0 153,170 120,170 93,97 89,80 85,97 59,170 25,170 0,0 30,0 42,114 47,140 55,118 76,42 97,42 124,114 132,140 137,114 149,0">
          <text:p/>
        </draw:polygon>
        <draw:path draw:style-name="gr7" draw:text-style-name="P7" draw:layer="layout" svg:width="0.139cm" svg:height="0.173cm" svg:x="4.636cm" svg:y="11.75cm" svg:viewBox="0 0 140 174" svg:d="M111 174v-25c-9 8-17 17-26 21-8 4-21 4-29 4-9 0-17 0-26-4-8 0-14-4-18-8-4-5-8-9-8-17-4-5-4-9-4-17 0-17 8-31 22-39 8-9 29-17 55-17h34v-13c0-9-4-17-13-25-4-5-13-9-25-9-13 0-22 4-30 4-9 5-17 5-31 9v-26c4 0 10-4 14-4s8 0 17-4c4 0 8 0 13 0 8 0 13-4 17-4 12 0 21 4 29 4 9 4 13 8 17 13 9 4 13 8 17 17 0 4 4 12 4 21v119zM111 97h-38c-9 0-13 0-17 0-9 0-13 5-13 9-4 0-9 5-9 9s-4 8-4 13c0 4 0 4 4 8 0 4 0 4 5 9 0 0 4 4 8 4s9 4 13 4 13-4 21-8c9-5 17-9 30-17z">
          <text:p/>
        </draw:path>
        <draw:path draw:style-name="gr7" draw:text-style-name="P7" draw:layer="layout" svg:width="0.166cm" svg:height="0.237cm" svg:x="4.809cm" svg:y="11.754cm" svg:viewBox="0 0 167 238" svg:d="M167 0l-55 148c-9 17-13 29-18 42-8 9-16 17-21 27-8 8-18 12-26 17-9 0-17 4-30 4-4 0-4 0-8 0 0 0-4 0-9 0v-31c5 5 9 5 9 5 4 0 8 0 8 0 9 0 13 0 17-5 4 0 9-4 13-8 4 0 8-5 14-13 4-4 4-13 8-17l-64-169h29l44 110 8 25 13-25 38-110z">
          <text:p/>
        </draw:path>
        <draw:polygon draw:style-name="gr10" draw:text-style-name="P10" draw:layer="layout" svg:width="0.03cm" svg:height="0.343cm" svg:x="5.253cm" svg:y="11.65cm" svg:viewBox="0 0 31 344" draw:points="0,0 31,0 31,344 0,344">
          <text:p/>
        </draw:polygon>
        <draw:polygon draw:style-name="gr10" draw:text-style-name="P10" draw:layer="layout" svg:width="0.127cm" svg:height="0.186cm" svg:x="5.399cm" svg:y="11.737cm" svg:viewBox="0 0 128 187" draw:points="0,21 17,0 128,94 17,187 0,170 88,94">
          <text:p/>
        </draw:polygon>
        <draw:path draw:style-name="gr6" draw:text-style-name="P6" draw:layer="layout" svg:width="0.157cm" svg:height="0.242cm" svg:x="4.631cm" svg:y="12.254cm" svg:viewBox="0 0 158 243" svg:d="M133 25c0 5 4 9 4 17 4 5 4 9 4 17 0 9-4 17-4 21-4 9-8 13-14 22-8 4-12 8-21 8-8 4-17 4-29 4-5 0-13 0-18 0-8-4-12-4-17-8 0 4 0 8-4 12 0 0 0 5 0 9s0 8 4 8c5 5 9 5 17 5l43 4c8 0 17 0 25 0 6 4 14 4 18 8 4 5 9 10 13 14 0 9 4 13 4 21 0 4-4 13-4 21-4 5-9 13-17 18-8 4-18 8-26 12-9 0-22 5-38 5-13 0-26-5-35-5-8-4-17-4-21-8-8-4-12-9-12-13-5-9-5-13-5-17 0-9 0-17 5-21 4-9 8-13 16-22-4 0-4 0-8-5l-4-4c0-4 0-8-4-8 0-5 0-5 0-9 0-8 4-13 4-21 4-4 8-8 12-17l-4-4c-4-4-4-9-4-9 0-4-4-8-4-8 0-4 0-9 0-13 0-8 0-17 4-25 4-4 8-13 13-17 8-5 12-9 21-13 8 0 17-4 26-4 4 0 8 0 12 0 4 4 9 4 13 4h60v21zM30 196c0 8 4 12 13 17 8 4 17 4 34 4 8 0 17 0 21 0 8-4 13-4 17-9 4-4 4-4 8-8 0-4 0-9 0-13s0-8-8-12c-4-5-13-5-26-5l-42-4c-4 4-4 4-9 9-4 0-4 4-4 8-4 0-4 4-4 4 0 4 0 4 0 9zM38 59c0 4 0 9 5 13 0 4 4 8 4 13 4 4 8 4 13 8 4 0 8 0 13 0 8 0 12 0 16 0 5-4 9-8 13-8 0-5 4-9 4-13 5-4 5-9 5-13s0-12-5-17c0-4-4-8-4-8-4-4-8-9-13-9-4 0-8-4-16-4-5 0-9 4-13 4-5 5-9 5-13 9s-4 8-4 13c-5 4-5 8-5 12z">
          <text:p/>
        </draw:path>
        <draw:path draw:style-name="gr6" draw:text-style-name="P6" draw:layer="layout" svg:width="0.135cm" svg:height="0.169cm" svg:x="4.835cm" svg:y="12.254cm" svg:viewBox="0 0 136 170" svg:d="M0 4h25v30c13-13 21-22 30-26 8-4 21-8 30-8 18 0 30 8 39 17 8 13 12 30 12 51h-29c0-17 0-26-4-34-5-4-14-9-23-9-4 0-8 0-13 5-4 0-8 0-12 4s-9 8-13 13c-4 4-8 8-13 16v107h-29z">
          <text:p/>
        </draw:path>
        <draw:path draw:style-name="gr6" draw:text-style-name="P6" draw:layer="layout" svg:width="0.157cm" svg:height="0.174cm" svg:x="5.004cm" svg:y="12.254cm" svg:viewBox="0 0 158 175" svg:d="M158 85c0 12-4 25-8 39-4 8-9 17-13 25-8 9-17 13-26 17-12 4-21 9-33 9-14 0-27 0-35-5-9-4-17-12-21-17-9-8-13-17-17-29-5-10-5-22-5-35s0-26 5-38c4-9 8-17 17-26 4-8 12-13 25-17 8-4 22-8 35-8 8 0 21 4 29 8 9 0 18 9 26 13 4 9 13 17 13 30 4 8 8 21 8 34zM129 89c0-13-5-21-5-30-4-8-4-12-8-17-5-8-13-8-17-12-5-5-13-5-21-5-9 0-18 0-23 5-8 4-12 8-17 12-4 9-4 13-8 21 0 9 0 17 0 26 0 8 0 17 0 25 4 10 8 14 13 22 4 5 8 9 12 9 9 4 14 4 23 4 8 0 16 0 21-4 8-4 12-9 17-13 4-8 8-13 8-22 0-8 5-13 5-21z">
          <text:p/>
        </draw:path>
        <draw:path draw:style-name="gr6" draw:text-style-name="P6" draw:layer="layout" svg:width="0.136cm" svg:height="0.17cm" svg:x="5.199cm" svg:y="12.258cm" svg:viewBox="0 0 137 171" svg:d="M137 166h-27v-26c-4 4-12 8-17 13-4 4-8 8-12 8-4 5-9 5-13 10-4 0-8 0-13 0-17 0-29-5-38-18-8-9-17-26-17-43v-110h30v106c0 25 13 38 30 38 4 0 8 0 12 0 0 0 5-4 9-8 4 0 8-5 12-9 5-4 9-8 13-17v-110h31z">
          <text:p/>
        </draw:path>
        <draw:path draw:style-name="gr6" draw:text-style-name="P6" draw:layer="layout" svg:width="0.14cm" svg:height="0.237cm" svg:x="5.39cm" svg:y="12.254cm" svg:viewBox="0 0 141 238" svg:d="M141 85c0 12 0 25-4 38-5 12-13 21-17 29-9 5-17 13-27 13-12 4-21 9-34 9-4 0-12 0-17 0-4-5-8-5-16-5v69h-26v-234h26v30c8-13 16-22 25-26 13-4 21-8 34-8 8 0 18 4 22 8 8 4 17 9 21 17 4 5 9 13 9 26 4 8 4 21 4 34zM111 85c0-9 0-17 0-22-4-8-4-16-8-21 0-4-6-8-10-12-4 0-8-5-17-5-4 0-8 0-8 5-4 0-9 0-13 4s-8 4-13 13c-4 4-8 8-16 12v85c8 0 12 0 16 4 9 0 13 0 17 0 17 0 30-4 38-17 10-8 14-25 14-46z">
          <text:p/>
        </draw:path>
        <draw:polygon draw:style-name="gr6" draw:text-style-name="P6" draw:layer="layout" svg:width="0.191cm" svg:height="0.025cm" svg:x="5.545cm" svg:y="12.467cm" svg:viewBox="0 0 192 26" draw:points="0,0 192,0 192,26 0,26">
          <text:p/>
        </draw:polygon>
        <draw:path draw:style-name="gr6" draw:text-style-name="P6" draw:layer="layout" svg:width="0.14cm" svg:height="0.238cm" svg:x="5.763cm" svg:y="12.19cm" svg:viewBox="0 0 141 239" svg:d="M141 150c0 12 0 25-4 38-5 8-9 17-17 25-9 9-17 13-26 17-8 4-21 9-34 9-8 0-21 0-29-5-9 0-21-4-31-8v-226h31v65l-4 30c8-9 17-18 29-22 9-4 17-8 30-8 8 0 17 4 25 8 4 4 13 9 17 17 4 5 9 13 9 26 4 8 4 21 4 34zM111 150c0-9 0-17 0-22 0-8-4-16-8-21 0-4-4-8-9-12-4 0-8-5-17-5-4 0-4 0-8 5-4 0-9 0-13 4s-8 4-12 13c-5 4-9 8-13 12v85c4 0 8 0 17 4 4 0 8 0 17 0 4 0 12 0 17-4 4 0 12-4 17-9 4-4 8-12 8-21 4-8 4-17 4-29z">
          <text:p/>
        </draw:path>
        <draw:path draw:style-name="gr6" draw:text-style-name="P6" draw:layer="layout" svg:width="0.165cm" svg:height="0.238cm" svg:x="5.933cm" svg:y="12.258cm" svg:viewBox="0 0 166 239" svg:d="M166 0l-59 148c-5 17-9 30-18 39-5 13-13 22-21 30-5 5-13 13-22 13-12 4-21 9-30 9-4 0-8 0-8-5-4 0-4 0-8 0v-25c0 0 4 0 8 0 0 0 4 4 8 4 5 0 9-4 13-4 5 0 9-5 13-9s9-8 13-13 8-13 13-22l-68-165h34l42 110 8 26 10-26 38-110z">
          <text:p/>
        </draw:path>
        <draw:path draw:style-name="gr7" draw:text-style-name="P7" draw:layer="layout" svg:width="0.098cm" svg:height="0.319cm" svg:x="6.157cm" svg:y="12.177cm" svg:viewBox="0 0 99 320" svg:d="M78 320c-51-47-78-102-78-157 0-13 5-30 5-43 5-12 9-25 13-38 9-13 17-26 26-43 8-13 21-26 38-39l17 17c-47 43-68 91-68 141 0 26 9 51 17 77 13 21 30 46 51 68z">
          <text:p/>
        </draw:path>
        <draw:path draw:style-name="gr7" draw:text-style-name="P7" draw:layer="layout" svg:width="0.136cm" svg:height="0.174cm" svg:x="6.318cm" svg:y="12.254cm" svg:viewBox="0 0 137 175" svg:d="M112 170v-21c-9 9-18 17-27 21-12 0-21 5-30 5-12 0-17 0-25-5-9 0-13-4-17-8s-8-9-8-17c-5-4-5-13-5-17 0-18 5-31 17-43 13-9 34-13 56-13h39v-13c0-12-5-17-13-25-5-4-14-9-31-9-8 0-17 0-25 5-9 0-17 4-30 8v-26c4-4 8-4 13-4 4 0 8-4 12-4 9 0 13 0 17-4 5 0 13 0 18 0 8 0 21 0 26 4 8 4 17 4 21 8 9 5 13 13 13 18 4 8 4 17 4 25v115zM112 93h-39c-9 0-13 4-18 4-8 0-12 5-17 5 0 4-4 8-4 12-4 0-4 5-4 14 0 0 0 4 4 8 0 0 0 5 4 9 0 0 5 0 9 4 4 0 8 0 13 0 4 0 13 0 21-4s18-13 31-21z">
          <text:p/>
        </draw:path>
        <draw:path draw:style-name="gr7" draw:text-style-name="P7" draw:layer="layout" svg:width="0.156cm" svg:height="0.242cm" svg:x="6.501cm" svg:y="12.254cm" svg:viewBox="0 0 157 243" svg:d="M127 25c5 5 9 9 9 17 5 5 5 9 5 17 0 9-5 17-5 21-4 9-9 13-18 22-4 4-12 8-17 8-8 4-17 4-29 4-5 0-13 0-17 0-9-4-13-4-17-8 0 4-5 8-5 12 0 0 0 5 0 9s0 8 5 8c4 5 8 5 17 5l42 4c9 0 17 0 26 0 4 4 13 4 18 8 4 5 8 10 12 14 0 9 4 13 4 21 0 4-4 13-8 21 0 5-4 13-13 18-9 4-18 8-26 12-13 0-21 5-38 5-13 0-26-5-34-5-9-4-17-4-21-8-9-4-13-9-13-13-4-9-4-13-4-17 0-9 0-17 4-21 4-9 8-13 17-22-4 0-4 0-9-5l-4-4c0-4-4-8-4-8 0-5 0-5 0-9 0-8 0-13 4-21 4-4 9-8 13-17l-4-4c-5-4-5-9-5-9 0-4-4-8-4-8 0-4 0-9 0-13 0-8 0-17 4-25 5-4 9-13 13-17 8-5 13-9 21-13 9 0 17-4 26-4 4 0 8 0 12 0 5 4 9 4 9 4h64v21zM29 196c0 8 4 12 13 17 8 4 17 4 34 4 8 0 17 0 21 0 9-4 13-4 17-9 4-4 4-4 9-8 0-4 0-9 0-13s0-8-9-12c-4-5-13-5-25-5l-43-4c-4 4-4 4-8 9-5 0-5 4-5 8-4 0-4 4-4 4 0 4 0 4 0 9zM38 59c0 4 0 9 0 13 4 4 4 8 8 13 4 4 9 4 13 8 4 0 8 0 13 0 8 0 12 0 17 0 4-4 8-8 12-8 0-5 5-9 5-13 4-4 4-9 4-13s0-12-4-17c0-4-5-8-9-8 0-4-4-9-8-9-5 0-9-4-17-4-5 0-9 4-13 4-4 5-9 5-13 9s-4 8-8 13c0 4 0 8 0 12z">
          <text:p/>
        </draw:path>
        <draw:path draw:style-name="gr7" draw:text-style-name="P7" draw:layer="layout" svg:width="0.145cm" svg:height="0.174cm" svg:x="6.691cm" svg:y="12.254cm" svg:viewBox="0 0 146 175" svg:d="M146 80c0 0 0 5 0 9s0 4 0 8h-115c0 17 4 31 13 39 8 9 21 13 42 13 4 0 8 0 13 0 4 0 8 0 13 0 8 0 12-4 17-4 4 0 4 0 8 0v21c-8 4-17 4-25 4-9 5-22 5-30 5-17 0-30 0-38-5-9-4-17-12-26-17-4-8-12-17-12-29-6-10-6-22-6-35s0-26 6-34c0-13 8-21 12-30 9-8 17-13 26-17 8-4 21-8 29-8 13 0 26 4 34 8 9 0 17 9 22 13 4 9 12 17 12 26 5 8 5 21 5 33zM116 76c0-8 0-17 0-21-4-8-4-13-9-17-4-4-8-8-13-8-8-5-12-5-21-5-4 0-12 0-17 5-4 0-8 4-12 8-5 4-9 9-9 17-4 4-4 13-4 21z">
          <text:p/>
        </draw:path>
        <draw:path draw:style-name="gr7" draw:text-style-name="P7" draw:layer="layout" svg:width="0.093cm" svg:height="0.319cm" svg:x="6.899cm" svg:y="12.177cm" svg:viewBox="0 0 94 320" svg:d="M17 0c52 47 77 99 77 158 0 13 0 26 0 38-4 13-8 26-13 39-8 12-16 29-25 42-8 13-21 26-39 43l-17-17c21-22 39-47 52-68 8-26 13-47 13-72 0-55-22-103-65-146z">
          <text:p/>
        </draw:path>
        <draw:polygon draw:style-name="gr10" draw:text-style-name="P10" draw:layer="layout" svg:width="0.03cm" svg:height="0.343cm" svg:x="7.31cm" svg:y="12.153cm" svg:viewBox="0 0 31 344" draw:points="0,0 31,0 31,344 0,344">
          <text:p/>
        </draw:polygon>
        <draw:polygon draw:style-name="gr10" draw:text-style-name="P10" draw:layer="layout" svg:width="0.131cm" svg:height="0.187cm" svg:x="7.45cm" svg:y="12.241cm" svg:viewBox="0 0 132 188" draw:points="0,17 21,0 132,93 21,188 0,171 94,93">
          <text:p/>
        </draw:polygon>
        <draw:path draw:style-name="gr6" draw:text-style-name="P6" draw:layer="layout" svg:width="0.127cm" svg:height="0.173cm" svg:x="4.644cm" svg:y="12.784cm" svg:viewBox="0 0 128 174" svg:d="M128 128c0 4 0 8 0 13-4 4-4 8-8 12-5 5-10 9-14 9-4 4-8 4-17 8-4 0-8 0-13 4-8 0-12 0-16 0-13 0-22 0-30 0-13-4-22-4-30-8v-25c8 4 21 4 30 8 8 0 17 0 30 0 12 0 21 0 29-4 9-4 9-9 9-17 0-4 0-4 0-9l-5-4c-4-4-8-4-12-8-9-5-17-5-26-10-8 0-13-4-21-8-4 0-13-4-17-9-4-4-9-8-9-13-4-4-4-12-4-21 0-4 0-8 0-12 4-9 9-13 13-17 4-5 13-9 21-13 9 0 22-4 34-4 4 0 13 0 21 0 9 4 17 4 27 4v25c-10 0-18 0-27-4-8 0-17 0-21 0-8 0-12 0-21 0-4 4-9 4-9 4-4 5-8 5-8 9s0 4 0 8 0 4 0 9c0 0 4 4 4 8 4 0 9 4 17 4 5 5 13 5 21 9 9 4 17 4 26 9 4 4 13 8 18 12 4 0 4 5 8 14 0 4 0 8 0 17z">
          <text:p/>
        </draw:path>
        <draw:path draw:style-name="gr6" draw:text-style-name="P6" draw:layer="layout" svg:width="0.136cm" svg:height="0.169cm" svg:x="4.826cm" svg:y="12.788cm" svg:viewBox="0 0 137 170" svg:d="M137 166h-25v-26c-9 5-14 9-18 14-5 4-9 8-13 8-5 4-9 4-13 8-4 0-8 0-13 0-17 0-34-4-42-16-8-9-13-27-13-44v-110h30v106c0 25 8 39 30 39 4 0 8 0 8 0 4 0 8-5 13-9 4 0 8-5 13-9 4-4 9-8 13-17v-110h30z">
          <text:p/>
        </draw:path>
        <draw:path draw:style-name="gr6" draw:text-style-name="P6" draw:layer="layout" svg:width="0.157cm" svg:height="0.169cm" svg:x="5.004cm" svg:y="12.784cm" svg:viewBox="0 0 158 170" svg:d="M129 170v-120c0-4 0-8 0-12s0-4 0-9l-5-4h-4c-4 0-4 0-4 0-5 4-5 4-9 9 0 4-4 8-8 12 0 4-5 9-9 17v107h-26v-115c0-9 0-13 0-17s0-4-4-9v-4c-5 0-5 0-5 0-4 0-4 0-8 0 0 4-4 4-4 9-5 0-5 4-9 8 0 8-4 13-8 21v107h-26v-166h22v30c4-5 4-9 8-13s4-9 8-13c5-4 9-4 9-4 4-4 8-4 13-4 9 0 18 4 22 8 4 9 4 17 4 30 4-9 8-13 8-17 5-4 5-9 9-13 4 0 8-4 8-4 5-4 9-4 13-4 22 0 34 17 34 50v120z">
          <text:p/>
        </draw:path>
        <draw:path draw:style-name="gr6" draw:text-style-name="P6" draw:layer="layout" svg:width="0.157cm" svg:height="0.169cm" svg:x="5.191cm" svg:y="12.784cm" svg:viewBox="0 0 158 170" svg:d="M132 170v-120c0-4-4-8-4-12s0-4 0-9c0 0 0-4-4-4h-5-4c-4 4-4 4-8 9 0 4-5 8-5 12-4 4-8 9-12 17v107h-26v-115c0-9 0-13 0-17s0-4 0-9c-4 0-4-4-4-4-4 0-4 0-4 0-4 0-4 0-9 0 0 4-4 4-4 9-4 0-4 4-9 8 0 8-4 13-9 21v107h-25v-166h21v30c4-5 9-9 9-13 4-4 9-9 9-13 4-4 8-4 8-4 5-4 9-4 13-4 9 0 17 4 21 8 5 9 5 17 5 30 4-9 8-13 8-17 4-4 4-9 8-13 5 0 9-4 9-4 4-4 8-4 13-4 21 0 34 17 34 50v120z">
          <text:p/>
        </draw:path>
        <draw:path draw:style-name="gr6" draw:text-style-name="P6" draw:layer="layout" svg:width="0.139cm" svg:height="0.173cm" svg:x="5.382cm" svg:y="12.784cm" svg:viewBox="0 0 140 174" svg:d="M115 170v-21c-10 9-22 17-31 21-8 0-17 4-29 4-9 0-17 0-26-4-4 0-8-4-17-8-4-4-4-9-8-17 0-4-4-13-4-17 0-17 8-31 21-43 13-9 29-13 55-13h35v-13c0-13-6-17-10-25-8-5-17-9-29-9-9 0-17 0-30 4-8 0-17 5-25 9v-26c4-4 8-4 12-4 5 0 9-4 13-4s8 0 17-4c4 0 8 0 17 0 8 0 17 0 25 4 10 4 14 4 22 8 5 5 9 13 13 17 4 9 4 17 4 26v115zM111 93h-39c-5 0-13 4-17 4-5 0-9 5-13 5-4 5-4 9-8 13 0 0 0 4 0 13 0 0 0 4 0 8 0 0 4 5 4 9 4 0 4 0 8 4 4 0 9 0 13 0 8 0 17 0 25-4 9-4 17-13 27-21z">
          <text:p/>
        </draw:path>
        <draw:path draw:style-name="gr6" draw:text-style-name="P6" draw:layer="layout" svg:width="0.14cm" svg:height="0.169cm" svg:x="5.581cm" svg:y="12.784cm" svg:viewBox="0 0 141 170" svg:d="M0 4h25l5 30c8-13 16-22 30-26 9-4 17-8 26-8 17 0 34 8 42 17 9 12 13 29 13 51h-30c0-18-4-26-8-34-4-5-13-9-21-9-5 0-5 0-9 4-4 0-9 0-13 5-4 4-8 8-14 12-4 4-12 9-16 17v107h-30z">
          <text:p/>
        </draw:path>
        <draw:path draw:style-name="gr6" draw:text-style-name="P6" draw:layer="layout" svg:width="0.136cm" svg:height="0.237cm" svg:x="5.763cm" svg:y="12.716cm" svg:viewBox="0 0 137 238" svg:d="M55 97h-51v-25h81v145h52v21h-137v-21h55zM68 0c0 0 4 4 8 4l5 4c4 5 4 5 4 9 4 0 4 4 4 8 0 5 0 5-4 9 0 4 0 4-4 8 0 0-5 0-5 4-4 0-8 0-8 0-4 0-9 0-13 0 0-4-4-4-4-4-4-4-4-4-4-8-4-4-4-4-4-9 0-4 0-8 4-8 0-4 0-4 4-9l4-4c4 0 9-4 13-4z">
          <text:p/>
        </draw:path>
        <draw:polygon draw:style-name="gr6" draw:text-style-name="P6" draw:layer="layout" svg:width="0.136cm" svg:height="0.165cm" svg:x="5.949cm" svg:y="12.788cm" svg:viewBox="0 0 137 166" draw:points="137,166 0,166 0,144 95,25 5,25 5,0 129,0 129,21 39,140 137,140">
          <text:p/>
        </draw:polygon>
        <draw:path draw:style-name="gr6" draw:text-style-name="P6" draw:layer="layout" svg:width="0.148cm" svg:height="0.173cm" svg:x="6.128cm" svg:y="12.784cm" svg:viewBox="0 0 149 174" svg:d="M149 80c0 0 0 5 0 9s0 4 0 8h-119c0 18 4 31 17 39 9 9 22 13 38 13 9 0 13 0 17 0 5 0 9 0 13 0s9-4 13-4 8 0 12 0v21c-8 4-16 4-25 4-13 4-21 4-34 4-12 0-25 0-34-4-13-4-21-12-25-17-10-8-14-17-18-29 0-9-4-22-4-35s4-26 4-34c4-13 8-21 18-30 4-8 12-13 25-17 9-4 17-8 30-8s21 4 30 8c8 0 17 9 25 13 4 8 8 17 13 25 4 9 4 21 4 34zM119 76c0-9 0-17 0-21-4-9-8-13-8-17-4-4-9-9-17-9-4-4-13-4-17-4-8 0-13 0-17 4-8 0-13 5-13 9-4 4-8 8-13 17 0 4-4 12-4 21z">
          <text:p/>
        </draw:path>
        <draw:path draw:style-name="gr7" draw:text-style-name="P7" draw:layer="layout" svg:width="0.093cm" svg:height="0.318cm" svg:x="6.348cm" svg:y="12.707cm" svg:viewBox="0 0 94 319" svg:d="M77 319c-51-46-77-101-77-156 0-13 0-30 4-44 0-13 4-25 13-38 4-13 14-26 22-42 13-13 21-26 38-39l17 17c-42 43-63 89-63 141 0 26 4 51 13 77 12 21 29 46 50 67z">
          <text:p/>
        </draw:path>
        <draw:path draw:style-name="gr8" draw:text-style-name="P8" draw:layer="layout" svg:width="0.132cm" svg:height="0.174cm" svg:x="5.017cm" svg:y="13.288cm" svg:viewBox="0 0 133 175" svg:d="M133 124c0 8-5 13-5 17-4 4-4 8-8 13-4 4-9 4-13 8s-9 4-13 9c-8 0-13 0-17 0-4 4-12 4-17 4-12 0-21 0-29-4-10 0-22 0-31-5v-25c13 4 21 4 31 4 8 4 21 4 29 4 13 0 26 0 30-4 8-4 8-13 8-17s0-9 0-9c0-5-4-5-4-9-4 0-8-4-13-4-8-4-16-4-25-8-8-5-13-5-21-9-4-4-14-4-18-8-4-5-8-9-8-17-5-5-5-9-5-17 0-4 0-9 5-13 0-8 4-13 8-17s14-8 22-13c9-4 21-4 34-4 4 0 13 0 21 0 9 0 17 4 26 4v26c-9 0-17-4-26-4-8 0-17 0-21 0-8 0-13 0-17 0-8 0-13 4-13 4-4 4-4 4-8 8 0 0 0 5 0 9 0 0 0 4 0 8 0 0 4 4 8 4 0 5 5 5 13 9 4 0 13 4 21 8 9 0 17 5 26 9 4 4 13 4 17 8 4 5 4 9 8 13 0 4 5 13 5 18z">
          <text:p/>
        </draw:path>
        <draw:path draw:style-name="gr8" draw:text-style-name="P8" draw:layer="layout" svg:width="0.131cm" svg:height="0.238cm" svg:x="5.204cm" svg:y="13.22cm" svg:viewBox="0 0 132 239" svg:d="M55 94h-51v-22h80v141h48v26h-132v-26h55zM63 0c4 0 9 0 9 4 4 0 8 0 8 5 4 0 4 4 4 4 0 4 4 8 4 13 0 0-4 4-4 8 0 0 0 4-4 4 0 5-4 5-8 9 0 0-5 0-9 0 0 0-4 0-8 0-5-4-5-4-9-9 0 0 0-4-4-4 0-4 0-8 0-8 0-5 0-9 0-13 4 0 4-4 4-4 4-5 4-5 9-5 4-4 4-4 8-4z">
          <text:p/>
        </draw:path>
        <draw:path draw:style-name="gr8" draw:text-style-name="P8" draw:layer="layout" svg:width="0.139cm" svg:height="0.238cm" svg:x="5.382cm" svg:y="13.224cm" svg:viewBox="0 0 140 239" svg:d="M0 153c0-13 0-25 4-38 4-8 8-21 17-25 8-9 17-13 25-17 9-5 21-9 34-9 4 0 9 0 13 0 8 4 12 4 18 4v-68h29v235h-25v-30c-10 8-18 17-31 25-8 5-17 9-29 9-9 0-17-4-26-9-4-4-12-8-17-17-4-4-8-12-12-25 0-9 0-22 0-35zM29 153c0 18 0 35 9 43 4 13 12 17 25 17 4 0 13-4 21-8 9-9 17-17 27-30v-81c-6 0-10 0-18-4-4 0-9 0-17 0-13 0-26 4-34 12-8 13-13 30-13 51z">
          <text:p/>
        </draw:path>
        <draw:path draw:style-name="gr8" draw:text-style-name="P8" draw:layer="layout" svg:width="0.148cm" svg:height="0.174cm" svg:x="5.568cm" svg:y="13.288cm" svg:viewBox="0 0 149 175" svg:d="M149 76c0 5 0 9 0 13 0 0 0 4 0 9h-119c0 16 4 30 13 39 12 8 25 12 42 12 4 0 8 0 17 0 4 0 8 0 12 0 5-4 9-4 13-4 5 0 10 0 14-4v25c-9 0-18 5-31 5-8 4-17 4-29 4-13 0-26-4-34-9-13-4-21-8-26-17-8-4-12-12-17-25-4-14-4-22-4-39 0-9 0-21 4-30 5-12 9-21 17-29 5-9 13-13 22-17 8-5 21-9 33-9 13 0 22 0 30 4 8 5 17 9 21 17 10 9 14 13 18 26 0 8 4 17 4 29zM119 72c0-4 0-13-5-21 0-4-4-8-8-13-4-4-8-8-13-12-4 0-12-5-17-5-8 0-12 5-21 5-4 4-8 8-12 12-5 5-5 9-9 13 0 8-4 17-4 21z">
          <text:p/>
        </draw:path>
        <draw:path draw:style-name="gr8" draw:text-style-name="P8" draw:layer="layout" svg:width="0.128cm" svg:height="0.174cm" svg:x="5.767cm" svg:y="13.288cm" svg:viewBox="0 0 129 175" svg:d="M129 124c0 8 0 13-5 17 0 4-4 8-8 13-5 4-5 4-13 8-4 4-8 4-13 9-4 0-8 0-17 0-4 4-8 4-13 4-13 0-26 0-34-4-9 0-17 0-26-5v-25c9 4 17 4 26 4 13 4 21 4 29 4 14 0 27 0 31-4 9-4 13-13 13-17s0-9-4-9c0-5 0-5-5-9-4 0-8-4-12-4-5-4-13-4-27-9-4-4-12-4-17-8-8-4-12-4-17-9-4-4-8-8-12-17-5-4-5-8-5-16 0-5 0-9 5-13 0-9 4-13 8-17 9-4 13-9 21-13 13-4 21-4 35-4 9 0 17 0 21 0 9 0 17 4 26 4v26c-9 0-17-5-26-5-8 0-12 0-21 0-4 0-14 0-18 0s-8 5-12 5c-5 4-5 4-5 8-4 0-4 4-4 9 0 0 0 4 0 8 4 0 4 4 9 4 4 4 8 4 12 9 4 0 14 4 22 8 13 0 22 4 26 9 8 4 12 4 17 8 4 4 8 9 8 13 5 4 5 13 5 18z">
          <text:p/>
        </draw:path>
        <draw:polygon draw:style-name="gr8" draw:text-style-name="P8" draw:layer="layout" svg:width="0.174cm" svg:height="0.166cm" svg:x="5.928cm" svg:y="13.292cm" svg:viewBox="0 0 175 167" draw:points="175,0 154,167 116,167 95,98 86,81 82,98 61,167 26,167 0,0 30,0 44,110 48,136 52,115 78,39 99,39 124,115 133,136 133,115 150,0">
          <text:p/>
        </draw:polygon>
        <draw:path draw:style-name="gr8" draw:text-style-name="P8" draw:layer="layout" svg:width="0.135cm" svg:height="0.174cm" svg:x="6.132cm" svg:y="13.288cm" svg:viewBox="0 0 136 175" svg:d="M111 171v-22c-8 9-17 13-30 17-8 5-16 9-25 9-13 0-21-4-26-4-8-5-12-9-17-13s-9-9-9-13c-4-4-4-13-4-17 0-18 4-35 18-43 12-9 34-13 55-13h34v-17c0-8 0-17-9-21-4-8-17-8-29-8-9 0-17 0-26 4-8 0-21 4-30 8v-29c5 0 9 0 13 0 4-5 9-5 13-5 9 0 13-4 17-4s13 0 17 0c8 0 17 0 25 4 9 0 17 5 22 9 4 4 12 13 12 17 4 8 4 17 4 25v116zM107 93h-34c-8 0-13 0-21 5-4 0-9 0-13 4 0 4-4 4-4 8-5 4-5 9-5 14 0 4 0 8 0 8 5 5 5 9 9 9 0 4 4 4 9 8 0 0 4 0 12 0 5 0 13 0 21-4 9-4 17-13 26-21z">
          <text:p/>
        </draw:path>
        <draw:path draw:style-name="gr8" draw:text-style-name="P8" draw:layer="layout" svg:width="0.165cm" svg:height="0.234cm" svg:x="6.306cm" svg:y="13.292cm" svg:viewBox="0 0 166 235" svg:d="M166 0l-55 150c-9 12-13 29-21 38-4 13-13 21-22 25-4 9-12 13-22 17-8 5-21 5-29 5-5 0-9 0-9 0-4 0-4 0-8 0v-26c4 0 4 0 8 0s4 0 9 0c4 0 8 0 16 0 5-4 9-4 13-8 5-5 10-9 10-13 4-9 8-13 12-21l-68-167h33l44 111 9 26 8-26 38-111z">
          <text:p/>
        </draw:path>
        <draw:polygon draw:style-name="gr8" draw:text-style-name="P8" draw:layer="layout" svg:width="0.19cm" svg:height="0.025cm" svg:x="6.481cm" svg:y="13.5cm" svg:viewBox="0 0 191 26" draw:points="0,0 191,0 191,26 0,26">
          <text:p/>
        </draw:polygon>
        <draw:path draw:style-name="gr8" draw:text-style-name="P8" draw:layer="layout" svg:width="0.157cm" svg:height="0.17cm" svg:x="6.683cm" svg:y="13.288cm" svg:viewBox="0 0 158 171" svg:d="M132 171v-120c0-4 0-8 0-13 0-4 0-8 0-8-4-4-4-4-4-4h-4c-4 0-4 0-9 0 0 0-4 4-4 8-4 0-4 4-10 9 0 8-4 12-8 21v107h-25v-116c0-8 0-12 0-17 0-4-5-8-5-8 0-4 0-4-4-4h-4-4l-5 4c-4 4-4 8-8 13-4 4-4 12-8 21v107h-30v-167h25v30c5-4 5-13 9-17s4-8 8-8c4-5 4-5 9-9 4 0 8 0 12 0 9 0 13 4 17 9 9 4 9 17 9 25 4-4 4-8 8-13 4-4 4-8 10-12 4-5 4-5 8-5 5-4 9-4 13-4 21 0 30 17 30 47v124z">
          <text:p/>
        </draw:path>
        <draw:path draw:style-name="gr8" draw:text-style-name="P8" draw:layer="layout" svg:width="0.136cm" svg:height="0.17cm" svg:x="6.882cm" svg:y="13.288cm" svg:viewBox="0 0 137 171" svg:d="M0 4h26l4 26c4-4 8-9 12-13 5-4 9-8 13-13 4 0 9 0 13-4 5 0 9 0 18 0 17 0 29 4 38 17 9 9 13 26 13 42v112h-30v-107c0-13-4-21-9-30-4-4-12-8-21-8-4 0-4 0-9 0-4 0-9 4-13 8-4 0-8 4-13 9-4 4-8 8-12 16v112h-30z">
          <text:p/>
        </draw:path>
        <draw:path draw:style-name="gr8" draw:text-style-name="P8" draw:layer="layout" svg:width="0.144cm" svg:height="0.081cm" svg:x="7.064cm" svg:y="13.326cm" svg:viewBox="0 0 145 82" svg:d="M145 26h-145v-26h145zM145 82h-145v-22h145z">
          <text:p/>
        </draw:path>
        <draw:path draw:style-name="gr6" draw:text-style-name="P6" draw:layer="layout" svg:width="0.156cm" svg:height="0.17cm" svg:x="7.247cm" svg:y="13.288cm" svg:viewBox="0 0 157 171" svg:d="M132 171v-120c0-4-4-8-4-13 0-4 0-8 0-8 0-4 0-4-5-4h-4-4c-4 0-4 4-8 8 0 0-5 4-5 9-4 8-8 12-12 21v107h-26v-116c0-8 0-12 0-17 0-4 0-8 0-8-4-4-4-4-4-4-4 0-4 0-4 0-4 0-4 0-9 0l-4 4c-4 4-4 8-8 13 0 4-5 12-9 21v107h-26v-167h22v30c4-4 8-13 8-17 5-4 9-8 9-8 4-5 8-5 8-9 5 0 9 0 13 0 8 0 17 4 21 9 4 4 4 17 4 25 5-4 9-8 9-13 4-4 4-8 8-12 5-5 9-5 9-5 4-4 8-4 12-4 22 0 34 17 34 47v124z">
          <text:p/>
        </draw:path>
        <draw:path draw:style-name="gr6" draw:text-style-name="P6" draw:layer="layout" svg:width="0.149cm" svg:height="0.174cm" svg:x="7.437cm" svg:y="13.288cm" svg:viewBox="0 0 150 175" svg:d="M150 76c0 5 0 9 0 13 0 0 0 4 0 9h-120c0 16 4 30 14 39 12 8 25 12 42 12 4 0 9 0 17 0 4 0 9 0 13 0 4-4 8-4 12-4 5 0 9 0 13-4v25c-8 0-17 5-29 5-9 4-17 4-30 4s-26-4-38-9c-10-4-18-8-27-17-4-4-8-12-13-25-4-14-4-22-4-39 0-9 0-22 4-30 5-13 9-21 17-30 5-8 13-12 23-17 8-4 21-8 34-8 8 0 21 0 29 4 9 4 17 9 21 17 9 9 13 13 17 26 0 8 5 16 5 29zM120 72c0-4 0-13-4-21 0-4-4-9-9-13-4-4-8-8-12-13-5 0-13-4-22-4-4 0-8 4-17 4-4 5-8 9-12 13-5 4-5 9-10 13-4 8-4 17-4 21z">
          <text:p/>
        </draw:path>
        <draw:path draw:style-name="gr6" draw:text-style-name="P6" draw:layer="layout" svg:width="0.136cm" svg:height="0.174cm" svg:x="7.628cm" svg:y="13.288cm" svg:viewBox="0 0 137 175" svg:d="M110 171v-22c-8 9-21 13-29 17-9 5-17 9-30 9-8 0-17-4-21-4-9-5-13-9-17-13s-9-9-13-13c0-4 0-13 0-17 0-18 4-35 17-43 13-9 30-13 55-13h34v-17c0-8-4-17-8-21-9-8-17-8-30-8-9 0-17 0-25 4-13 0-22 4-30 8v-29c4 0 8 0 13 0 4-5 8-5 12-5 5 0 13-4 17-4s9 0 17 0c9 0 17 0 26 4 8 0 17 5 21 9s8 13 12 17c6 8 6 17 6 25v116zM106 93h-34c-8 0-17 0-21 5-4 0-8 0-13 4-4 4-4 4-8 8 0 4 0 9 0 14 0 4 0 8 0 8 0 5 4 9 4 9 4 4 4 4 9 8 4 0 8 0 12 0 9 0 17 0 26-4 8-4 17-13 25-21z">
          <text:p/>
        </draw:path>
        <draw:path draw:style-name="gr6" draw:text-style-name="P6" draw:layer="layout" svg:width="0.135cm" svg:height="0.17cm" svg:x="7.819cm" svg:y="13.288cm" svg:viewBox="0 0 136 171" svg:d="M0 4h25v26c4-4 13-9 17-13s9-8 13-13c4 0 8 0 12-4 5 0 9 0 14 0 17 0 30 4 38 17 9 9 17 26 17 42v112h-29v-107c0-13-5-21-9-30-4-4-13-8-22-8-4 0-9 0-13 0 0 0-4 4-8 8-4 0-9 4-13 9-4 4-8 8-13 16v112h-29z">
          <text:p/>
        </draw:path>
        <draw:path draw:style-name="gr7" draw:text-style-name="P7" draw:layer="layout" svg:width="0.098cm" svg:height="0.314cm" svg:x="8.026cm" svg:y="13.212cm" svg:viewBox="0 0 99 315" svg:d="M78 315c-52-47-78-98-78-157 0-13 5-26 5-38 4-13 8-26 12-40 9-17 18-29 26-42s21-26 39-38l17 17c-48 42-69 90-69 141 0 25 9 50 17 72 13 25 26 46 52 68z">
          <text:p/>
        </draw:path>
        <draw:path draw:style-name="gr7" draw:text-style-name="P7" draw:layer="layout" svg:width="0.127cm" svg:height="0.174cm" svg:x="8.196cm" svg:y="13.288cm" svg:viewBox="0 0 128 175" svg:d="M128 124c0 8 0 13-4 17 0 4-5 8-9 13 0 4-5 4-9 8s-13 4-17 9c-4 0-8 0-17 0-4 4-8 4-12 4-13 0-22 0-35-4-8 0-17 0-25-5v-25c8 4 17 4 30 4 8 4 17 4 25 4 17 0 26 0 34-4 4-4 9-13 9-17s0-9 0-9c-5-5-5-5-9-9 0 0-4-4-13-4-4-4-12-4-21-8-8-5-17-5-21-9-9-4-13-4-17-8-4-5-9-9-13-17 0-5-4-9-4-17 0-4 4-9 4-13 4-8 4-13 13-17 4-4 13-8 21-13 9-4 17-4 30-4 8 0 17 0 25 0 5 0 13 4 22 4v26c-9 0-17-4-26-4-8 0-13 0-21 0-4 0-13 0-17 0s-8 4-13 4c0 4-4 4-4 8-4 0-4 5-4 9 0 0 0 4 4 8 0 0 0 4 4 4 5 5 9 5 13 9 9 0 13 4 25 8 9 0 17 5 22 9 8 4 12 4 17 8 4 5 9 9 9 13 4 4 4 13 4 18z">
          <text:p/>
        </draw:path>
        <draw:path draw:style-name="gr7" draw:text-style-name="P7" draw:layer="layout" svg:width="0.131cm" svg:height="0.238cm" svg:x="8.383cm" svg:y="13.22cm" svg:viewBox="0 0 132 239" svg:d="M50 94h-46v-22h77v141h51v26h-132v-26h50zM63 0c5 0 5 0 10 4 4 0 4 0 8 5 0 0 0 4 4 4 0 4 0 8 0 13 0 0 0 4 0 8-4 0-4 4-4 4-4 5-4 5-8 9-5 0-5 0-10 0-4 0-8 0-8 0-5-4-9-4-9-9l-4-4c0-4-4-8-4-8 0-5 4-9 4-13l4-4c0-5 4-5 9-5 0-4 4-4 8-4z">
          <text:p/>
        </draw:path>
        <draw:path draw:style-name="gr7" draw:text-style-name="P7" draw:layer="layout" svg:width="0.14cm" svg:height="0.238cm" svg:x="8.556cm" svg:y="13.224cm" svg:viewBox="0 0 141 239" svg:d="M0 153c0-13 5-25 5-38 4-8 12-21 17-25 8-9 16-13 25-17 13-5 21-9 34-9 8 0 13 0 17 0 4 4 8 4 17 4v-68h26v235h-26v-30c-9 8-17 17-26 25-8 5-21 9-29 9-9 0-17-4-26-9-8-4-12-8-17-17-8-4-8-12-12-25-5-9-5-22-5-35zM30 153c0 18 4 35 8 43 9 13 17 17 26 17 8 0 17-4 25-8 9-9 17-17 26-30v-81c-5 0-13 0-17-4-4 0-13 0-17 0-17 0-30 4-38 12-9 13-13 30-13 51z">
          <text:p/>
        </draw:path>
        <draw:path draw:style-name="gr7" draw:text-style-name="P7" draw:layer="layout" svg:width="0.144cm" svg:height="0.174cm" svg:x="8.747cm" svg:y="13.288cm" svg:viewBox="0 0 145 175" svg:d="M145 76c0 5 0 9 0 13 0 0 0 4 0 9h-115c0 16 4 30 12 39 9 8 22 12 43 12 4 0 8 0 13 0 4 0 8 0 17 0 5-4 9-4 13-4s4 0 9-4v25c-9 0-17 5-26 5-9 4-22 4-30 4-17 0-30-4-39-9-8-4-16-8-25-17-4-4-13-12-13-25-4-14-4-22-4-39 0-9 0-21 4-30 5-12 9-21 13-29 9-9 17-13 25-17 9-5 22-9 30-9 13 0 26 0 34 4 9 5 18 9 22 17 4 9 13 13 13 26 4 8 4 17 4 29zM115 72c0-4 0-13 0-21-4-4-4-8-9-13-4-4-8-8-13-12-8 0-12-5-21-5-4 0-13 5-17 5-4 4-8 8-13 12-4 5-8 9-8 13-4 8-4 17-4 21z">
          <text:p/>
        </draw:path>
        <draw:path draw:style-name="gr7" draw:text-style-name="P7" draw:layer="layout" svg:width="0.128cm" svg:height="0.174cm" svg:x="8.942cm" svg:y="13.288cm" svg:viewBox="0 0 129 175" svg:d="M129 124c0 8 0 13 0 17-4 4-4 8-8 13-5 4-9 4-13 8s-9 4-14 9c-8 0-12 0-17 0-4 4-12 4-17 4-12 0-21 0-30-4-13 0-21 0-30-5v-25c9 4 21 4 30 4 9 4 22 4 30 4 13 0 22 0 30-4 9-4 9-13 9-17s0-9 0-9c0-5-5-5-5-9-4 0-8-4-12-4-9-4-17-4-26-8-8-5-13-5-22-9-4-4-13-4-17-8-4-5-8-9-8-17-5-5-5-9-5-17 0-4 0-9 0-13 5-8 9-13 13-17s13-8 22-13c9-4 21-4 34-4 4 0 13 0 21 0 10 0 18 4 27 4v26c-9 0-17-4-27-4-8 0-17 0-21 0-8 0-13 0-21 0-4 0-9 4-9 4-4 4-9 4-9 8 0 0 0 5 0 9 0 0 0 4 0 8 0 0 5 4 9 4 0 5 5 5 13 9 4 0 13 4 21 8 9 0 17 5 27 9 4 4 12 4 17 8 4 5 4 9 8 13 0 4 0 13 0 18z">
          <text:p/>
        </draw:path>
        <draw:polygon draw:style-name="gr7" draw:text-style-name="P7" draw:layer="layout" svg:width="0.173cm" svg:height="0.166cm" svg:x="9.108cm" svg:y="13.292cm" svg:viewBox="0 0 174 167" draw:points="174,0 149,167 114,167 88,98 84,81 80,98 55,167 21,167 0,0 25,0 42,110 42,136 50,115 76,39 97,39 122,115 127,136 131,115 143,0">
          <text:p/>
        </draw:polygon>
        <draw:path draw:style-name="gr7" draw:text-style-name="P7" draw:layer="layout" svg:width="0.139cm" svg:height="0.174cm" svg:x="9.307cm" svg:y="13.288cm" svg:viewBox="0 0 140 175" svg:d="M115 171v-22c-13 9-21 13-30 17-8 5-18 9-30 9-9 0-17-4-26-4-4-5-12-9-17-13-4-4-4-9-8-13 0-4-4-13-4-17 0-18 8-35 21-43 13-9 30-13 56-13h34v-17c0-9-4-17-9-21-8-9-17-9-30-9-9 0-17 0-30 5-8 0-17 4-25 8v-30c4 0 8 0 12 0 5-4 9-4 13-4s9-4 17-4c4 0 8 0 13 0 13 0 22 0 30 4 9 0 13 4 22 9 4 4 8 12 12 17 0 8 4 16 4 25v116zM111 93h-39c-5 0-13 0-17 5-4 0-9 0-13 4s-4 4-8 8c0 4 0 9 0 14 0 4 0 8 0 8 0 5 4 9 4 9 4 4 4 4 8 8 5 0 9 0 13 0 8 0 18 0 26-4 9-4 17-13 26-21z">
          <text:p/>
        </draw:path>
        <draw:path draw:style-name="gr7" draw:text-style-name="P7" draw:layer="layout" svg:width="0.165cm" svg:height="0.234cm" svg:x="9.485cm" svg:y="13.292cm" svg:viewBox="0 0 166 235" svg:d="M166 0l-59 150c-5 12-13 29-17 38-9 13-13 21-21 25-9 9-17 13-26 17-8 5-17 5-30 5 0 0-4 0-8 0h-5v-26h5c4 0 8 0 12 0 5 0 9 0 13 0 5-4 9-4 13-8 4-5 9-9 13-13 4-9 8-13 13-21l-69-167h35l42 111 8 26 9-26 38-111z">
          <text:p/>
        </draw:path>
        <draw:path draw:style-name="gr7" draw:text-style-name="P7" draw:layer="layout" svg:width="0.097cm" svg:height="0.313cm" svg:x="9.705cm" svg:y="13.212cm" svg:viewBox="0 0 98 314" svg:d="M17 0c52 46 81 98 81 157 0 13-4 26-4 39-4 12-8 25-13 38-8 13-17 25-25 42-8 13-22 26-39 38l-17-17c21-21 38-42 52-63 8-26 17-51 17-77 0-50-27-98-69-140z">
          <text:p/>
        </draw:path>
        <draw:path draw:style-name="gr7" draw:text-style-name="P7" draw:layer="layout" svg:width="0.081cm" svg:height="0.111cm" svg:x="9.887cm" svg:y="13.402cm" svg:viewBox="0 0 82 112" svg:d="M0 91c4 0 9 0 17 0 4-5 9-5 13-9 4 0 8-4 8-8 5-6 5-6 5-14 0-4 0-9 0-9-5-4-5-8-9-8 0-4-4-4-4-9 0-4-4-4-4-12l4-5c0-4 0-4 4-8l4-4c5 0 9-5 13-5 5 0 9 5 9 5 4 0 8 4 12 8 0 0 6 4 6 13 4 4 4 8 4 17 0 8-4 17-4 25-6 10-10 18-18 23-9 8-17 12-26 17-8 4-21 4-34 4z">
          <text:p/>
        </draw:path>
        <draw:path draw:style-name="gr8" draw:text-style-name="P8" draw:layer="layout" svg:width="0.132cm" svg:height="0.17cm" svg:x="5.017cm" svg:y="13.792cm" svg:viewBox="0 0 133 171" svg:d="M133 124c0 4-5 12-5 16-4 5-4 9-8 14-4 4-9 4-13 9-4 0-9 4-13 4-8 4-13 4-17 4s-12 0-17 0c-12 0-21 0-29 0-10 0-22-4-31-4v-27c13 0 21 5 31 5 8 4 21 4 29 4 13 0 26-4 30-9 8-4 8-8 8-12s0-9 0-9c0-4-4-4-4-8-4 0-8-4-13-9-8 0-16-4-25-4-8-4-13-8-21-8-4-5-14-9-18-13-4 0-8-9-8-13-5-4-5-8-5-17 0-4 0-8 5-17 0-4 4-8 8-13 4-4 14-8 22-12 9-5 21-5 34-5 4 0 13 0 21 0 9 0 17 0 26 5v25c-9-4-17-4-26-4-8 0-17-4-21-4-8 0-13 4-17 4-8 0-13 0-13 4-4 0-4 4-8 4 0 5 0 9 0 9 0 4 0 8 0 8 0 5 4 5 8 9 0 4 5 4 13 8 4 0 13 5 21 5 9 4 17 8 26 12 4 0 13 5 17 9s4 8 8 13c0 4 5 12 5 17z">
          <text:p/>
        </draw:path>
        <draw:path draw:style-name="gr8" draw:text-style-name="P8" draw:layer="layout" svg:width="0.131cm" svg:height="0.237cm" svg:x="5.204cm" svg:y="13.725cm" svg:viewBox="0 0 132 238" svg:d="M55 93h-51v-26h80v146h48v25h-132v-25h55zM63 0c4 0 9 0 9 0 4 4 8 4 8 8 4 0 4 4 4 4 0 5 4 9 4 9 0 4-4 8-4 8 0 5 0 9-4 9 0 4-4 4-8 4 0 4-5 4-9 4 0 0-4 0-8-4-5 0-5 0-9-4 0 0 0-4-4-9 0 0 0-4 0-8 0 0 0-4 0-9 4 0 4-4 4-4 4-4 4-4 9-8 4 0 4 0 8 0z">
          <text:p/>
        </draw:path>
        <draw:path draw:style-name="gr8" draw:text-style-name="P8" draw:layer="layout" svg:width="0.139cm" svg:height="0.237cm" svg:x="5.382cm" svg:y="13.725cm" svg:viewBox="0 0 140 238" svg:d="M0 158c0-13 0-27 4-40 4-12 8-21 17-29 8-5 17-13 25-17 9-5 21-5 34-5 4 0 9 0 13 0 8 0 12 5 18 5v-72h29v238h-25v-34c-10 13-18 21-31 26-8 8-17 8-29 8-9 0-17 0-26-4-4-4-12-9-17-17-4-9-8-17-12-25 0-9 0-22 0-34zM29 153c0 22 0 39 9 47 4 8 12 17 25 17 4 0 13-4 21-13 9-4 17-17 27-29v-78c-6 0-10-4-18-4-4 0-9 0-17 0-13 0-26 4-34 13-8 12-13 25-13 47z">
          <text:p/>
        </draw:path>
        <draw:path draw:style-name="gr8" draw:text-style-name="P8" draw:layer="layout" svg:width="0.148cm" svg:height="0.17cm" svg:x="5.568cm" svg:y="13.792cm" svg:viewBox="0 0 149 171" svg:d="M149 77c0 4 0 8 0 8 0 5 0 9 0 9h-119c0 17 4 30 13 42 12 9 25 13 42 13 4 0 8 0 17 0 4 0 8-4 12-4 5 0 9 0 13 0 5 0 10-5 14-5v27c-9 0-18 4-31 4-8 0-17 0-29 0-13 0-26 0-34-4-13-4-21-9-26-18-8-9-12-17-17-25-4-13-4-26-4-39 0-12 0-21 4-34 5-8 9-17 17-25 5-9 13-17 22-21 8-5 21-5 33-5 13 0 22 0 30 5 8 4 17 8 21 17 10 4 14 12 18 21 0 13 4 21 4 34zM119 73c0-9 0-13-5-22 0-4-4-8-8-12-4-9-8-9-13-13-4-4-12-4-17-4-8 0-12 0-21 4-4 4-8 4-12 8-5 9-5 13-9 17 0 9-4 13-4 22z">
          <text:p/>
        </draw:path>
        <draw:path draw:style-name="gr8" draw:text-style-name="P8" draw:layer="layout" svg:width="0.128cm" svg:height="0.17cm" svg:x="5.767cm" svg:y="13.792cm" svg:viewBox="0 0 129 171" svg:d="M129 124c0 4 0 12-5 16 0 5-4 9-8 14-5 4-5 4-13 9-4 0-8 4-13 4-4 4-8 4-17 4-4 0-8 0-13 0-13 0-26 0-34 0-9 0-17-4-26-4v-27c9 0 17 5 26 5 13 4 21 4 29 4 14 0 27-4 31-9 9-4 13-8 13-12s0-9-4-9c0-4 0-4-5-8-4 0-8-4-12-9-5 0-13-4-27-4-4-4-12-8-17-8-8-5-12-9-17-13-4 0-8-9-12-13-5-4-5-8-5-17 0-4 0-8 5-17 0-4 4-8 8-13 9-4 13-8 21-12 13-5 21-5 35-5 9 0 17 0 21 0 9 0 17 0 26 5v25c-9-4-17-4-26-4-8 0-12-4-21-4-4 0-14 4-18 4s-8 0-12 4c-5 0-5 4-5 4-4 5-4 9-4 9 0 4 0 8 0 8 4 5 4 5 9 9 4 4 8 4 12 8 4 0 14 5 22 5 13 4 22 8 26 12 8 0 12 5 17 9 4 4 8 8 8 13 5 4 5 12 5 17z">
          <text:p/>
        </draw:path>
        <draw:polygon draw:style-name="gr8" draw:text-style-name="P8" draw:layer="layout" svg:width="0.174cm" svg:height="0.17cm" svg:x="5.928cm" svg:y="13.792cm" svg:viewBox="0 0 175 171" draw:points="175,0 154,171 116,171 95,98 86,81 82,102 61,171 26,171 0,0 30,0 44,115 48,140 52,119 78,43 99,43 124,119 133,140 133,115 150,0">
          <text:p/>
        </draw:polygon>
        <draw:path draw:style-name="gr8" draw:text-style-name="P8" draw:layer="layout" svg:width="0.135cm" svg:height="0.17cm" svg:x="6.132cm" svg:y="13.792cm" svg:viewBox="0 0 136 171" svg:d="M111 171v-26c-8 13-17 18-30 22-8 4-16 4-25 4-13 0-21 0-26 0-8-4-12-8-17-13-5-4-9-9-9-13-4-9-4-13-4-21 0-17 4-30 18-39 12-8 34-12 55-12h34v-17c0-9 0-17-9-22-4-8-17-8-29-8-9 0-17 0-26 0-8 4-21 4-30 8v-25c5 0 9 0 13-4 4 0 9 0 13 0 9-5 13-5 17-5s13 0 17 0c8 0 17 0 25 5 9 0 17 4 22 8 4 4 12 9 12 17 4 9 4 13 4 26v115zM107 94h-34c-8 0-13 0-21 0-4 4-9 4-13 8 0 0-4 5-4 9-5 4-5 8-5 13 0 4 0 4 0 8 5 4 5 4 9 8 0 5 4 5 9 5 0 4 4 4 12 4 5 0 13-4 21-9 9-4 17-8 26-16z">
          <text:p/>
        </draw:path>
        <draw:path draw:style-name="gr8" draw:text-style-name="P8" draw:layer="layout" svg:width="0.165cm" svg:height="0.238cm" svg:x="6.306cm" svg:y="13.792cm" svg:viewBox="0 0 166 239" svg:d="M166 0l-55 154c-9 13-13 26-21 38-4 9-13 21-22 26-4 8-12 12-22 17-8 4-21 4-29 4-5 0-9 0-9 0-4 0-4 0-8 0v-26c4 0 4 0 8 0s4 0 9 0c4 0 8 0 16-4 5 0 9 0 13-4 5-4 10-9 10-17 4-4 8-8 12-17l-68-171h33l44 112 9 29 8-29 38-112z">
          <text:p/>
        </draw:path>
        <draw:polygon draw:style-name="gr8" draw:text-style-name="P8" draw:layer="layout" svg:width="0.19cm" svg:height="0.026cm" svg:x="6.481cm" svg:y="14.003cm" svg:viewBox="0 0 191 27" draw:points="0,0 191,0 191,27 0,27">
          <text:p/>
        </draw:polygon>
        <draw:path draw:style-name="gr8" draw:text-style-name="P8" draw:layer="layout" svg:width="0.127cm" svg:height="0.17cm" svg:x="6.7cm" svg:y="13.792cm" svg:viewBox="0 0 128 171" svg:d="M128 124c0 4 0 12 0 16-4 5-4 9-8 14-5 4-9 4-13 9-4 0-9 4-18 4-5 4-9 4-13 4-8 0-13 0-17 0-13 0-21 0-30 0-12 0-21-4-29-4v-27c8 0 21 5 29 5 9 4 17 4 30 4s21-4 30-9c4-4 9-8 9-12s0-9 0-9c0-4-5-4-5-8-4 0-9-4-17-9-4 0-13-4-21-4-9-4-17-8-21-8-9-5-13-9-17-13-4 0-9-9-13-13 0-4 0-8 0-17 0-4 0-8 0-17 4-4 9-8 13-13 4-4 12-8 21-12 8-5 21-5 34-5 4 0 12 0 21 0 10 0 18 0 27 5v25c-9-4-17-4-27-4-9 0-17-4-21-4-9 0-13 4-21 4-5 0-9 0-9 4-4 0-8 4-8 4 0 5 0 9 0 9 0 4 0 8 0 8 0 5 4 5 4 9 4 4 8 4 17 8 4 0 13 5 21 5 8 4 17 8 27 12 4 0 12 5 17 9 4 4 4 8 8 13 0 4 0 12 0 17z">
          <text:p/>
        </draw:path>
        <draw:path draw:style-name="gr8" draw:text-style-name="P8" draw:layer="layout" svg:width="0.144cm" svg:height="0.237cm" svg:x="6.874cm" svg:y="13.725cm" svg:viewBox="0 0 145 238" svg:d="M0 158c0-13 4-27 8-40 4-12 9-21 17-29 4-5 13-13 25-17 9-5 22-5 30-5 9 0 13 0 17 0s14 5 18 5v-72h30v238h-26l-4-34c-10 13-18 21-26 26-9 8-22 8-30 8-9 0-17 0-25-4-9-4-13-9-17-17-5-9-9-17-13-25 0-9-4-22-4-34zM29 153c0 22 5 39 9 47 8 8 17 17 25 17 9 0 17-4 26-13 8-4 16-17 26-29v-78c-4 0-14-4-18-4s-13 0-17 0c-17 0-30 4-38 13-8 12-13 25-13 47z">
          <text:p/>
        </draw:path>
        <draw:path draw:style-name="gr8" draw:text-style-name="P8" draw:layer="layout" svg:width="0.144cm" svg:height="0.085cm" svg:x="7.064cm" svg:y="13.827cm" svg:viewBox="0 0 145 86" svg:d="M145 25h-145v-25h145zM145 86h-145v-27h145z">
          <text:p/>
        </draw:path>
        <draw:path draw:style-name="gr6" draw:text-style-name="P6" draw:layer="layout" svg:width="0.132cm" svg:height="0.17cm" svg:x="7.259cm" svg:y="13.792cm" svg:viewBox="0 0 133 171" svg:d="M133 124c0 4-5 12-5 16-4 5-4 9-8 14-4 4-9 4-13 9-4 0-8 4-12 4-5 4-13 4-17 4-5 0-13 0-17 0-9 0-21 0-30 0-8 0-17-4-31-4v-27c14 0 23 5 31 5 9 4 21 4 30 4 12 0 25-4 29-9 9-4 13-8 13-12s-4-9-4-9c0-4 0-4-4-8-5 0-9-4-13-9-9 0-13-4-26-4-8-4-12-8-21-8-4-5-12-9-17-13-4 0-9-9-9-13-4-4-4-8-4-17 0-4 0-8 4-17 0-4 5-8 9-13 5-4 13-8 22-12 8-5 21-5 33-5 9 0 13 0 22 0 8 0 16 0 25 5v25c-9-4-17-4-25-4-9 0-17-4-22-4-8 0-12 4-17 4-4 0-8 0-12 4-4 0-4 4-9 4 0 5 0 9 0 9 0 4 0 8 0 8 5 5 5 5 9 9s8 4 12 8c5 0 13 5 22 5 8 4 17 8 25 12 8 0 13 5 17 9s8 8 8 13c0 4 5 12 5 17z">
          <text:p/>
        </draw:path>
        <draw:path draw:style-name="gr6" draw:text-style-name="P6" draw:layer="layout" svg:width="0.14cm" svg:height="0.237cm" svg:x="7.437cm" svg:y="13.725cm" svg:viewBox="0 0 141 238" svg:d="M0 158c0-13 0-27 5-40 4-12 8-21 17-29 8-5 17-13 25-17 8-5 21-5 34-5 4 0 8 0 17 0 4 0 8 5 13 5v-72h30v238h-26v-34c-9 13-17 21-30 26-8 8-17 8-30 8-8 0-16 0-25-4-4-4-13-9-17-17-4-9-8-17-13-25 0-9 0-22 0-34zM30 153c0 22 0 39 9 47 4 8 12 17 25 17 4 0 13-4 21-13 9-4 17-17 26-29v-78c-5 0-9-4-17-4-5 0-9 0-17 0-13 0-26 4-34 13-9 12-13 25-13 47z">
          <text:p/>
        </draw:path>
        <draw:path draw:style-name="gr7" draw:text-style-name="P7" draw:layer="layout" svg:width="0.093cm" svg:height="0.318cm" svg:x="7.654cm" svg:y="13.712cm" svg:viewBox="0 0 94 319" svg:d="M77 319c-51-47-77-98-77-157 0-13 0-25 4-38s8-30 13-43c9-13 13-26 26-39 8-12 21-25 34-42l17 17c-43 42-64 94-64 145 0 26 4 51 17 72 13 26 26 47 47 68z">
          <text:p/>
        </draw:path>
        <draw:path draw:style-name="gr7" draw:text-style-name="P7" draw:layer="layout" svg:width="0.127cm" svg:height="0.17cm" svg:x="7.823cm" svg:y="13.792cm" svg:viewBox="0 0 128 171" svg:d="M128 124c0 4 0 12-4 16 0 5-4 9-8 14-6 4-6 4-14 9-4 0-9 4-13 4-4 4-8 4-17 4-4 0-8 0-13 0-12 0-25 0-33 0-9 0-18-4-26-4v-27c8 0 17 5 26 5 12 4 21 4 29 4 13 0 26-4 30-9 8-4 13-8 13-12s0-9-5-9c0-4 0-4-4-8-4 0-8-4-13-9-4 0-12-4-25-4-4-4-13-8-17-8-8-5-13-9-17-13-4 0-9-9-13-13s-4-8-4-17c0-4 0-8 4-17 0-4 4-8 9-13 8-4 13-8 21-12 13-5 21-5 34-5 8 0 17 0 21 0 9 0 17 0 27 5v25c-10-4-18-4-27-4-8 0-13-4-21-4-4 0-13 4-17 4s-8 0-13 4c-4 0-4 4-4 4-4 5-4 9-4 9 0 4 0 8 4 8 0 5 0 5 4 9 5 4 9 4 13 8 4 0 13 5 21 5 13 4 21 8 26 12 8 0 12 5 18 9 4 4 8 8 8 13 4 4 4 12 4 17z">
          <text:p/>
        </draw:path>
        <draw:path draw:style-name="gr7" draw:text-style-name="P7" draw:layer="layout" svg:width="0.136cm" svg:height="0.237cm" svg:x="8.005cm" svg:y="13.725cm" svg:viewBox="0 0 137 238" svg:d="M57 93h-48v-26h77v146h51v25h-137v-25h57zM69 0c0 0 4 0 9 0 0 4 4 4 4 8 4 0 4 4 8 4 0 5 0 9 0 9 0 4 0 8 0 8-4 5-4 9-8 9 0 4-4 4-4 4-5 4-9 4-9 4-4 0-8 0-8-4-4 0-9 0-9-4-4 0-4-4-4-9-4 0-4-4-4-8 0 0 0-4 4-9 0 0 0-4 4-4 0-4 5-4 9-8 0 0 4 0 8 0z">
          <text:p/>
        </draw:path>
        <draw:path draw:style-name="gr7" draw:text-style-name="P7" draw:layer="layout" svg:width="0.14cm" svg:height="0.237cm" svg:x="8.183cm" svg:y="13.725cm" svg:viewBox="0 0 141 238" svg:d="M0 158c0-13 0-27 5-40 4-12 12-21 16-29 9-5 17-13 26-17 13-5 21-5 34-5 4 0 14 0 18 0s8 5 13 5v-72h29v238h-25v-34c-9 13-17 21-26 26-9 8-22 8-30 8-13 0-22 0-26-4-8-4-13-9-21-17-4-9-8-17-8-25-5-9-5-22-5-34zM30 153c0 22 4 39 8 47 5 8 13 17 26 17 8 0 13-4 21-13 10-4 18-17 27-29v-78c-5 0-9-4-13-4-9 0-14 0-18 0-17 0-30 4-38 13-9 12-13 25-13 47z">
          <text:p/>
        </draw:path>
        <draw:path draw:style-name="gr7" draw:text-style-name="P7" draw:layer="layout" svg:width="0.148cm" svg:height="0.17cm" svg:x="8.37cm" svg:y="13.792cm" svg:viewBox="0 0 149 171" svg:d="M149 77c0 4 0 8 0 8 0 5 0 9 0 9h-120c0 17 9 30 17 42 9 9 22 13 43 13 4 0 8 0 13 0 4 0 8-4 12-4 5 0 9 0 13 0s9-5 14-5v27c-10 0-18 4-27 4-12 0-21 0-29 0-17 0-30 0-39-4-12-4-21-9-25-18-8-9-13-17-17-25 0-13-4-26-4-39 0-12 4-21 8-34 0-8 5-17 13-25 8-9 13-17 25-21 9-5 17-5 30-5s21 0 30 5c13 4 17 8 25 17 5 4 10 12 14 21 4 13 4 21 4 34zM119 73c0-9 0-13 0-22-5-4-5-8-9-12-4-9-8-9-17-13-4-4-8-4-17-4-8 0-13 0-17 4s-8 4-13 8c-4 9-8 13-12 17 0 9 0 13-5 22z">
          <text:p/>
        </draw:path>
        <draw:path draw:style-name="gr7" draw:text-style-name="P7" draw:layer="layout" svg:width="0.127cm" svg:height="0.17cm" svg:x="8.569cm" svg:y="13.792cm" svg:viewBox="0 0 128 171" svg:d="M128 124c0 4 0 12 0 16-4 5-8 9-8 14-4 4-9 4-13 9-4 0-9 4-17 4-4 4-8 4-13 4-8 0-12 0-17 0-12 0-21 0-29 0-13 0-21-4-31-4v-27c10 0 22 5 31 5 8 4 17 4 29 4 13 0 22-4 30-9 4-4 8-8 8-12s0-9 0-9c0-4-4-4-8-8 0 0-4-4-13-9-4 0-12-4-21-4-8-4-17-8-21-8-9-5-13-9-17-13-4 0-8-9-13-13 0-4-5-8-5-17 0-4 5-8 5-17 5-4 9-8 13-13 4-4 13-8 21-12 9-5 21-5 34-5 4 0 13 0 21 0 9 0 17 0 26 5v25c-9-4-22-4-26-4-8 0-17-4-21-4-8 0-17 4-21 4s-9 0-13 4l-4 4c0 5-4 9-4 9 0 4 4 8 4 8 0 5 4 5 4 9 4 4 9 4 17 8 4 0 13 5 21 5 9 4 17 8 26 12 4 0 8 5 13 9 4 4 8 8 12 13 0 4 0 12 0 17z">
          <text:p/>
        </draw:path>
        <draw:polygon draw:style-name="gr7" draw:text-style-name="P7" draw:layer="layout" svg:width="0.178cm" svg:height="0.17cm" svg:x="8.73cm" svg:y="13.792cm" svg:viewBox="0 0 179 171" draw:points="179,0 154,171 120,171 94,98 90,81 86,102 59,171 26,171 0,0 30,0 43,115 47,140 55,119 76,43 99,43 124,119 132,140 137,115 149,0">
          <text:p/>
        </draw:polygon>
        <draw:path draw:style-name="gr7" draw:text-style-name="P7" draw:layer="layout" svg:width="0.14cm" svg:height="0.17cm" svg:x="8.933cm" svg:y="13.792cm" svg:viewBox="0 0 141 171" svg:d="M116 171l-5-26c-8 13-16 18-25 22-8 4-21 4-30 4-8 0-16 0-26 0-4-4-13-8-17-13-4-4-4-9-8-13 0-9-5-13-5-21 0-18 9-30 22-39 13-8 30-13 56-13h33v-16c0-9-4-17-8-22-8-8-17-8-30-8-8 0-21 0-29 0-9 4-18 4-27 8v-25c0 0 5 0 9-4 9 0 14 0 18 0 4-5 8-5 17-5 4 0 8 0 12 0 13 0 22 0 30 5 8 0 13 4 21 8 5 4 9 9 13 17 0 9 4 13 4 26v115zM111 94h-38c-4 0-12 0-17 0-4 4-8 4-12 8-4 0-9 4-9 9 0 4 0 8 0 13 0 4 0 4 0 8s0 4 5 8c4 5 4 5 8 5 4 4 8 4 13 4 8 0 12-4 21-9 8-4 21-8 29-16z">
          <text:p/>
        </draw:path>
        <draw:path draw:style-name="gr7" draw:text-style-name="P7" draw:layer="layout" svg:width="0.165cm" svg:height="0.238cm" svg:x="9.108cm" svg:y="13.792cm" svg:viewBox="0 0 166 239" svg:d="M166 0l-55 154c-5 13-13 26-17 38-9 9-13 21-22 26-8 8-16 12-26 17-8 4-17 4-30 4-4 0-4 0-8 0 0 0-4 0-8 0v-26c4 0 8 0 8 0 4 0 8 0 8 0 9 0 13 0 17-4 5 0 9 0 13-4 5-4 10-9 14-17 4-4 8-8 8-17l-64-171h29l44 112 8 29 13-29 38-112z">
          <text:p/>
        </draw:path>
        <draw:path draw:style-name="gr7" draw:text-style-name="P7" draw:layer="layout" svg:width="0.097cm" svg:height="0.318cm" svg:x="9.328cm" svg:y="13.712cm" svg:viewBox="0 0 98 319" svg:d="M17 0c56 51 81 103 81 162 0 9-4 21-4 34-4 13-8 30-13 42-8 13-12 26-25 38-9 17-21 30-39 43l-17-17c21-21 39-42 52-68 8-21 17-46 17-72 0-51-26-98-69-141z">
          <text:p/>
        </draw:path>
        <draw:path draw:style-name="gr7" draw:text-style-name="P7" draw:layer="layout" svg:width="0.081cm" svg:height="0.11cm" svg:x="9.514cm" svg:y="13.907cm" svg:viewBox="0 0 82 111" svg:d="M0 90c9 0 13 0 17-4 9 0 13 0 17-5 4 0 4-4 9-8 0-4 5-8 5-13 0-4 0-8-5-8 0-4-5-9-5-9-4-4-4-8-4-8-4-4-4-9-4-13 0 0 0-4 0-8 4 0 4-4 4-4 4-6 4-6 9-6 5-4 5-4 9-4s8 0 13 4c4 0 8 6 8 6 4 4 4 8 9 12 0 9 0 13 0 21 0 9 0 17-5 26-4 8-8 17-12 21-9 8-17 13-27 17-12 4-21 4-38 4z">
          <text:p/>
        </draw:path>
        <draw:path draw:style-name="gr8" draw:text-style-name="P8" draw:layer="layout" svg:width="0.136cm" svg:height="0.174cm" svg:x="5.013cm" svg:y="14.293cm" svg:viewBox="0 0 137 175" svg:d="M0 4h25l4 30c5-9 9-13 13-17s10-4 14-9c4-4 8-4 13-4 4 0 12-4 16-4 17 0 30 8 39 17 8 8 13 25 13 46v112h-30v-112c0-12 0-21-9-25-4-9-8-13-21-13 0 0-4 0-8 4-5 0-9 0-13 5 0 4-4 4-10 12-4 5-12 9-17 13v116h-29z">
          <text:p/>
        </draw:path>
        <draw:path draw:style-name="gr8" draw:text-style-name="P8" draw:layer="layout" svg:width="0.144cm" svg:height="0.085cm" svg:x="5.195cm" svg:y="14.331cm" svg:viewBox="0 0 145 86" svg:d="M145 25h-145v-25h145zM145 86h-145v-27h145z">
          <text:p/>
        </draw:path>
        <draw:path draw:style-name="gr6" draw:text-style-name="P6" draw:layer="layout" svg:width="0.131cm" svg:height="0.174cm" svg:x="5.39cm" svg:y="14.293cm" svg:viewBox="0 0 132 175" svg:d="M0 4h26v30c4-9 8-13 12-17s10-4 14-9c4-4 8-4 17-4 4 0 8-4 13-4 16 0 29 8 38 17 8 8 12 25 12 46v112h-29v-112c0-12 0-21-5-25-8-9-12-13-21-13-4 0-8 0-12 4-5 0-9 0-9 5-4 4-8 4-14 12-4 5-8 9-16 13v116h-26z">
          <text:p/>
        </draw:path>
        <draw:path draw:style-name="gr7" draw:text-style-name="P7" draw:layer="layout" svg:width="0.093cm" svg:height="0.318cm" svg:x="5.598cm" svg:y="14.216cm" svg:viewBox="0 0 94 319" svg:d="M77 319c-52-46-77-102-77-158 0-12 4-25 4-38 4-17 9-29 13-42 8-13 18-26 26-38 9-17 21-30 34-43l17 17c-42 43-64 89-64 140 0 30 5 51 17 76 13 27 26 48 47 69z">
          <text:p/>
        </draw:path>
        <draw:path draw:style-name="gr7" draw:text-style-name="P7" draw:layer="layout" svg:width="0.093cm" svg:height="0.318cm" svg:x="5.78cm" svg:y="14.216cm" svg:viewBox="0 0 94 319" svg:d="M17 0c52 47 77 102 77 157 0 13 0 26-4 38-4 13-8 26-13 39-4 17-12 30-21 43-13 13-26 30-39 42l-17-17c21-21 39-42 48-68 12-22 17-47 17-73 0-55-22-101-65-144z">
          <text:p/>
        </draw:path>
        <draw:path draw:style-name="gr7" draw:text-style-name="P7" draw:layer="layout" svg:width="0.093cm" svg:height="0.318cm" svg:x="5.967cm" svg:y="14.216cm" svg:viewBox="0 0 94 319" svg:d="M17 0c51 47 77 102 77 157 0 13 0 26-4 38 0 13-5 26-13 39-4 17-13 30-21 43-13 13-27 30-39 42l-17-17c21-21 39-42 47-68 13-22 17-47 17-73 0-55-21-101-64-144z">
          <text:p/>
        </draw:path>
      </draw:page>
      <draw:page draw:name="page3" draw:style-name="dp1" draw:master-page-name="master-page27">
        <draw:polygon draw:style-name="gr1" draw:text-style-name="P1" draw:layer="layout" svg:width="20.028cm" svg:height="0.03cm" svg:x="3.996cm" svg:y="1.955cm" svg:viewBox="0 0 20029 31" draw:points="0,0 20029,0 20029,31 0,31">
          <text:p/>
        </draw:polygon>
        <draw:frame draw:style-name="gr2" draw:text-style-name="P2" draw:layer="layout" svg:width="20.044cm" svg:height="3.475cm" svg:x="3.996cm" svg:y="2.379cm">
          <draw:image xlink:href="Pictures/100000000000127900000334CCC382BF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29cm" svg:x="3.996cm" svg:y="15.79cm" svg:viewBox="0 0 20029 30" draw:points="0,0 20029,0 20029,30 0,30">
          <text:p/>
        </draw:polygon>
        <draw:frame draw:style-name="gr2" draw:text-style-name="P2" draw:layer="layout" svg:width="20.044cm" svg:height="1.447cm" svg:x="3.996cm" svg:y="16.214cm">
          <draw:image xlink:href="Pictures/10000000000012790000015667BE344A.jpg" xlink:type="simple" xlink:show="embed" xlink:actuate="onLoad" draw:mime-type="image/jpeg">
            <text:p/>
          </draw:image>
        </draw:frame>
        <draw:polygon draw:style-name="gr3" draw:text-style-name="P3" draw:layer="layout" svg:width="0.327cm" svg:height="0.436cm" svg:x="3.991cm" svg:y="1.177cm" svg:viewBox="0 0 328 437" draw:points="328,59 201,59 201,437 129,437 129,59 0,59 0,0 328,0">
          <text:p/>
        </draw:polygon>
        <draw:path draw:style-name="gr3" draw:text-style-name="P3" draw:layer="layout" svg:width="0.462cm" svg:height="0.313cm" svg:x="4.301cm" svg:y="1.3cm" svg:viewBox="0 0 463 314" svg:d="M463 0l-94 314h-76l-55-212c0-9-4-17-4-26 0 4-4 13-9 26l-59 212h-72l-94-314h72l60 230c0 4 0 12 4 25 0-8 5-17 5-29l63-226h68l55 230c4 8 4 17 4 25h5c0-8 0-17 4-25l55-230z">
          <text:p/>
        </draw:path>
        <draw:path draw:style-name="gr3" draw:text-style-name="P3" draw:layer="layout" svg:width="0.322cm" svg:height="0.326cm" svg:x="4.792cm" svg:y="1.296cm" svg:viewBox="0 0 323 327" svg:d="M157 327c-47 0-85-13-114-42-30-30-43-68-43-120 0-51 13-93 43-123 29-30 72-42 123-42 52 0 90 12 115 42s42 68 42 119c0 52-17 90-46 119-30 30-68 47-120 47zM162 55c-26 0-52 8-64 29-17 17-26 47-26 81 0 31 9 60 26 77 12 17 38 30 64 30 30 0 51-9 64-30 17-17 25-42 25-81 0-34-8-60-25-77-13-21-34-29-64-29z">
          <text:p/>
        </draw:path>
        <draw:polygon draw:style-name="gr3" draw:text-style-name="P3" draw:layer="layout" svg:width="0.169cm" svg:height="0.055cm" svg:x="5.181cm" svg:y="1.413cm" svg:viewBox="0 0 170 56" draw:points="0,0 170,0 170,56 0,56">
          <text:p/>
        </draw:polygon>
        <draw:path draw:style-name="gr3" draw:text-style-name="P3" draw:layer="layout" svg:width="0.224cm" svg:height="0.326cm" svg:x="5.416cm" svg:y="1.296cm" svg:viewBox="0 0 225 327" svg:d="M0 310v-68c29 21 59 34 89 34 43 0 64-13 64-38 0-8 0-13-4-21-4-4-9-9-17-13-4-4-13-8-21-8-9-5-17-9-26-13-14-4-26-8-39-18-8-4-17-9-25-17-5-9-9-17-13-26-4-8-8-21-8-29 0-17 4-30 12-43 9-12 17-21 30-29 13-9 25-13 39-17 17-4 34-4 51-4 25 0 55 4 76 12v60c-21-13-46-22-76-22-9 0-17 0-26 5-4 0-12 4-17 8-4 0-8 4-12 9-6 4-6 12-6 17 0 4 0 12 6 17 4 4 8 8 12 12 5 4 13 4 22 9 8 4 17 8 25 8 13 9 26 13 38 17 9 9 17 13 26 23 8 8 12 16 17 25 4 8 8 21 8 34 0 17-4 29-13 42-8 9-16 21-29 30-13 4-26 12-43 17-12 4-29 4-51 4-34 0-64-4-89-17z">
          <text:p/>
        </draw:path>
        <draw:path draw:style-name="gr3" draw:text-style-name="P3" draw:layer="layout" svg:width="0.263cm" svg:height="0.326cm" svg:x="5.682cm" svg:y="1.296cm" svg:viewBox="0 0 264 327" svg:d="M264 318h-69v-46c-21 38-55 55-97 55-30 0-55-9-72-25-17-17-26-39-26-68 0-55 34-95 102-103l93-13c0-46-21-68-63-68-38 0-72 13-102 39v-60c34-21 72-29 115-29 81 0 119 38 119 114zM195 165l-63 10c-21 4-38 8-47 16-12 5-17 17-17 39 0 12 5 21 17 29 9 9 22 13 39 13 21 0 38-4 50-21 13-17 21-34 21-60z">
          <text:p/>
        </draw:path>
        <draw:path draw:style-name="gr3" draw:text-style-name="P3" draw:layer="layout" svg:width="0.467cm" svg:height="0.317cm" svg:x="6.034cm" svg:y="1.296cm" svg:viewBox="0 0 468 318" svg:d="M468 318h-72v-169c0-35-5-56-13-73-9-13-25-21-47-21-17 0-34 8-46 29-13 17-22 38-22 65v169h-73v-173c0-61-17-90-59-90-21 0-34 8-47 25-12 17-21 42-21 69v169h-68v-314h68v51h4c22-38 55-55 98-55 21 0 38 4 55 17 17 12 30 25 35 46 25-42 59-63 106-63 68 0 102 42 102 127z">
          <text:p/>
        </draw:path>
        <draw:path draw:style-name="gr3" draw:text-style-name="P3" draw:layer="layout" svg:width="0.306cm" svg:height="0.462cm" svg:x="6.585cm" svg:y="1.296cm" svg:viewBox="0 0 307 463" svg:d="M77 271h-5v192h-72v-459h72v55h5c21-38 59-59 106-59 38 0 68 12 89 42 26 25 35 64 35 110 0 51-13 93-40 127-21 30-55 48-101 48-38 0-68-18-89-56zM72 148v38c0 26 9 43 22 59 17 17 34 26 55 26 29 0 46-13 63-34 13-17 22-47 22-85 0-30-5-55-22-72-13-17-29-25-55-25-25 0-46 8-59 25-17 21-26 42-26 68z">
          <text:p/>
        </draw:path>
        <draw:polygon draw:style-name="gr3" draw:text-style-name="P3" draw:layer="layout" svg:width="0.072cm" svg:height="0.466cm" svg:x="6.963cm" svg:y="1.151cm" svg:viewBox="0 0 73 467" draw:points="0,0 73,0 73,467 0,467">
          <text:p/>
        </draw:polygon>
        <draw:path draw:style-name="gr3" draw:text-style-name="P3" draw:layer="layout" svg:width="0.284cm" svg:height="0.326cm" svg:x="7.107cm" svg:y="1.296cm" svg:viewBox="0 0 285 327" svg:d="M285 183h-213c0 30 8 51 25 68 18 12 44 21 73 21 34 0 64-9 93-30v60c-29 16-67 25-114 25-48 0-82-13-107-42-30-30-42-68-42-120 0-51 17-89 42-119 30-34 69-46 111-46 43 0 77 12 98 38 25 29 34 68 34 114zM217 131c0-25-4-47-17-59-13-13-30-22-47-22-21 0-38 9-56 22-13 17-21 34-25 59z">
          <text:p/>
        </draw:path>
        <draw:path draw:style-name="gr3" draw:text-style-name="P3" draw:layer="layout" svg:width="0.2cm" svg:height="0.411cm" svg:x="7.598cm" svg:y="1.211cm" svg:viewBox="0 0 201 412" svg:d="M201 399c-13 9-34 13-55 13-60 0-90-30-90-89v-175h-56v-59h56v-72l68-17v89h77v59h-77v154c0 21 5 34 13 42 4 9 17 13 34 13 8 0 21-4 30-13z">
          <text:p/>
        </draw:path>
        <draw:polygon draw:style-name="gr3" draw:text-style-name="P3" draw:layer="layout" svg:width="0.169cm" svg:height="0.055cm" svg:x="7.823cm" svg:y="1.413cm" svg:viewBox="0 0 170 56" draw:points="0,0 170,0 170,56 0,56">
          <text:p/>
        </draw:polygon>
        <draw:path draw:style-name="gr3" draw:text-style-name="P3" draw:layer="layout" svg:width="0.2cm" svg:height="0.411cm" svg:x="8.043cm" svg:y="1.211cm" svg:viewBox="0 0 201 412" svg:d="M201 399c-13 9-30 13-55 13-60 0-89-30-89-89v-175h-57v-59h57v-72l67-17v89h77v59h-77v154c0 21 5 34 13 42 4 9 17 13 34 13 13 0 21-4 30-13z">
          <text:p/>
        </draw:path>
        <draw:path draw:style-name="gr3" draw:text-style-name="P3" draw:layer="layout" svg:width="0.284cm" svg:height="0.326cm" svg:x="8.281cm" svg:y="1.296cm" svg:viewBox="0 0 285 327" svg:d="M285 183h-212c0 30 8 51 25 68 17 12 43 21 72 21 34 0 64-9 89-30v60c-25 16-63 25-110 25-46 0-86-13-111-42-25-30-38-68-38-120 0-51 13-89 42-119 31-34 65-46 107-46 47 0 77 12 102 38 21 29 34 68 34 114zM217 131c0-25-4-47-17-59-13-13-30-22-51-22s-38 9-51 22c-12 17-21 34-25 59z">
          <text:p/>
        </draw:path>
        <draw:path draw:style-name="gr3" draw:text-style-name="P3" draw:layer="layout" svg:width="0.225cm" svg:height="0.326cm" svg:x="8.611cm" svg:y="1.296cm" svg:viewBox="0 0 226 327" svg:d="M0 310v-68c31 21 61 34 91 34 42 0 63-13 63-38 0-8 0-13-4-21-4-4-9-9-17-13-4-4-13-8-21-8-9-5-17-9-26-13-12-4-25-8-38-18-8-4-17-9-25-17-5-9-9-17-14-26-4-8-4-21-4-29 0-17 0-30 9-43 9-12 17-21 30-29 12-9 25-13 38-17 17-4 34-4 51-4 25 0 55 4 76 12v60c-21-13-46-22-76-22-9 0-17 0-25 5-5 0-13 4-17 8-5 0-9 4-13 9 0 4-4 12-4 17 0 4 4 12 4 17 4 4 8 8 13 12 4 4 12 4 21 9 8 4 17 8 25 8 13 9 26 13 38 17 9 9 21 13 26 23 8 8 12 16 17 25 4 8 8 21 8 34 0 17-4 29-13 42-4 9-17 21-29 30-13 4-26 12-43 17-12 4-29 4-50 4-35 0-64-4-91-17z">
          <text:p/>
        </draw:path>
        <draw:path draw:style-name="gr3" draw:text-style-name="P3" draw:layer="layout" svg:width="0.199cm" svg:height="0.411cm" svg:x="8.87cm" svg:y="1.211cm" svg:viewBox="0 0 200 412" svg:d="M200 399c-18 9-35 13-56 13-63 0-93-30-93-89v-175h-51v-59h51v-72l72-17v89h77v59h-77v154c0 21 4 34 8 42 9 9 22 13 34 13 13 0 27-4 35-13z">
          <text:p/>
        </draw:path>
        <draw:polygon draw:style-name="gr5" draw:text-style-name="P5" draw:layer="layout" svg:width="0.161cm" svg:height="0.221cm" svg:x="4.839cm" svg:y="6.933cm" svg:viewBox="0 0 162 222" draw:points="162,26 94,26 94,222 63,222 63,26 0,26 0,0 162,0">
          <text:p/>
        </draw:polygon>
        <draw:polygon draw:style-name="gr5" draw:text-style-name="P5" draw:layer="layout" svg:width="0.178cm" svg:height="0.17cm" svg:x="5.017cm" svg:y="6.985cm" svg:viewBox="0 0 179 171" draw:points="179,0 153,171 120,171 94,99 90,82 86,99 60,171 25,171 0,0 30,0 42,116 47,141 55,120 77,44 98,44 124,116 132,141 137,116 149,0">
          <text:p/>
        </draw:polygon>
        <draw:path draw:style-name="gr5" draw:text-style-name="P5" draw:layer="layout" svg:width="0.157cm" svg:height="0.174cm" svg:x="5.216cm" svg:y="6.98cm" svg:viewBox="0 0 158 175" svg:d="M158 90c0 13-4 21-8 34-5 9-9 21-17 25-4 9-13 18-22 22-12 4-21 4-34 4-12 0-25 0-33-4-9-4-17-9-26-17-4-9-9-17-13-26-5-12-5-25-5-38s0-25 5-34c4-12 9-21 17-30 5-9 13-13 26-17 8-4 17-9 29-9 13 0 26 5 34 9 9 4 18 8 26 17 4 5 8 13 13 26 4 9 8 21 8 38zM129 90c0-13-5-21-5-29-4-5-8-13-13-17-4-5-8-9-12-13-9 0-13-5-22-5-8 0-16 5-21 5-8 4-12 8-17 17-4 4-4 13-8 17 0 8 0 17 0 25 0 9 0 17 0 26 4 8 8 17 13 21 4 4 8 8 12 12 9 0 13 0 21 0 9 0 17 0 22-4 8-4 12-8 17-12 4-5 4-13 8-22 0-4 5-12 5-21z">
          <text:p/>
        </draw:path>
        <draw:path draw:style-name="gr5" draw:text-style-name="P5" draw:layer="layout" svg:width="0.144cm" svg:height="0.221cm" svg:x="5.594cm" svg:y="6.933cm" svg:viewBox="0 0 145 222" svg:d="M145 162c0 8 0 17-5 25-4 8-12 13-17 21-8 5-17 10-29 10-9 4-21 4-34 4-4 0-14 0-18 0s-13 0-17 0-8-4-13-4c-8 0-12 0-12-5v-26c4 0 17 4 25 4 13 4 21 4 35 4 13 0 21 0 25 0 9-4 13-4 17-8s9-8 9-13c4-4 4-8 4-12 0-5 0-13-4-17-5 0-9-5-13-9s-13-8-21-8c-4-5-13-9-17-9-10-4-18-8-22-8-9-4-13-9-21-13-5-4-9-13-13-17 0-8-4-13-4-21s4-17 4-21c4-9 8-17 17-21 4-5 12-9 25-13 10-5 22-5 35-5 4 0 8 0 13 0 4 0 8 0 12 0 5 0 9 0 13 5 4 0 9 0 13 0v25c-9 0-17-4-26-4-8 0-17 0-25 0-17 0-31 0-39 9-9 4-13 12-13 21 0 4 4 12 9 17 0 4 4 4 12 8 6 4 10 9 18 9 9 4 13 8 21 8 9 4 13 9 22 13 4 0 12 4 17 8 4 9 8 13 12 17 5 9 5 17 5 26z">
          <text:p/>
        </draw:path>
        <draw:path draw:style-name="gr5" draw:text-style-name="P5" draw:layer="layout" svg:width="0.14cm" svg:height="0.174cm" svg:x="5.78cm" svg:y="6.98cm" svg:viewBox="0 0 141 175" svg:d="M114 175v-26c-8 9-21 18-29 22-9 4-17 4-30 4-8 0-17 0-25-4-4 0-9-4-17-9-4-4-4-8-9-17 0-4-4-8-4-17 0-17 9-29 21-38 13-8 30-17 55-17h34v-12c0-9-4-17-8-26-9-4-17-9-30-9-8 0-17 5-30 5-8 4-16 4-25 8v-26c4 0 9-4 13-4s8 0 12-4c5 0 9 0 17 0 5 0 9-5 17-5 9 0 17 5 26 5 8 4 12 8 21 12 4 4 9 9 14 18 4 4 4 13 4 21v119zM110 99h-38c-4 0-13 0-17 0s-8 4-13 8c-4 0-4 4-8 9 0 4 0 8 0 12 0 5 0 5 0 9s4 4 4 8c4 0 4 4 9 4 4 0 8 5 12 5 9 0 17-5 26-9 8-4 17-8 25-17z">
          <text:p/>
        </draw:path>
        <draw:path draw:style-name="gr5" draw:text-style-name="P5" draw:layer="layout" svg:width="0.157cm" svg:height="0.174cm" svg:x="5.962cm" svg:y="6.98cm" svg:viewBox="0 0 158 175" svg:d="M133 175v-123c0-4 0-8 0-13-5-4-5-4-5-8l-4-5h-4c0 0-4 0-4 5-5 0-5 0-9 4 0 4-4 9-4 13-4 4-8 13-8 17v110h-30v-119c0-4 0-12 0-12 0-5 0-9 0-13 0 0-4 0-4-5h-5c-4 0-4 0-8 5l-5 4c0 4-4 9-9 13 0 4-4 8-8 17v110h-26v-170h22v34c4-8 8-13 8-18 4-4 9-8 9-12 4 0 9-4 13-4 0 0 4-5 9-5 8 0 17 5 21 13 4 4 8 13 8 26 0-4 5-13 5-18 4-4 8-8 8-8 4-4 8-8 13-8 0 0 4-5 12-5 17 0 30 17 30 52v123z">
          <text:p/>
        </draw:path>
        <draw:path draw:style-name="gr5" draw:text-style-name="P5" draw:layer="layout" svg:width="0.14cm" svg:height="0.242cm" svg:x="6.161cm" svg:y="6.98cm" svg:viewBox="0 0 141 243" svg:d="M141 85c0 17 0 30-4 38-4 14-8 22-17 31-8 8-17 13-25 17-13 4-21 4-34 4-4 0-9 0-17 0-4 0-8-4-13-4v72h-31v-238h27v29c9-13 17-21 25-25 13-4 22-9 34-9 9 0 17 5 26 9 4 4 12 8 17 17 4 8 8 17 8 25 4 9 4 21 4 34zM112 85c0-9 0-17 0-21 0-9-5-13-9-21 0-5-4-9-8-13-4 0-9-4-17-4-4 0-4 4-9 4-4 0-8 4-12 4-5 4-9 9-13 13s-8 8-13 17v81c5 0 9 4 13 4 8 0 13 0 21 0 13 0 26-4 34-12 8-14 13-31 13-52z">
          <text:p/>
        </draw:path>
        <draw:polygon draw:style-name="gr5" draw:text-style-name="P5" draw:layer="layout" svg:width="0.136cm" svg:height="0.237cm" svg:x="6.348cm" svg:y="6.917cm" svg:viewBox="0 0 137 238" draw:points="55,25 8,25 8,0 86,0 86,212 137,212 137,238 0,238 0,212 55,212">
          <text:p/>
        </draw:polygon>
        <draw:path draw:style-name="gr5" draw:text-style-name="P5" draw:layer="layout" svg:width="0.148cm" svg:height="0.174cm" svg:x="6.526cm" svg:y="6.98cm" svg:viewBox="0 0 149 175" svg:d="M149 82c0 4 0 8 0 8 0 4 0 4 0 9h-119c0 17 4 29 17 38 8 8 22 17 39 17 8 0 13-5 17-5s8 0 13 0c4 0 8 0 12-4 4 0 9 0 13 0v22c-9 4-17 4-25 8-13 0-22 0-34 0-13 0-27 0-35-4-13-4-22-9-26-17-8-9-13-17-17-30 0-8-4-21-4-34s4-21 4-34c4-8 9-21 17-25 4-10 13-18 26-22 8-4 18-9 30-9 13 0 22 5 30 9 9 4 17 8 25 12 5 10 9 18 13 27 4 8 4 21 4 34zM120 77c0-8 0-16 0-21-4-4-9-12-9-17-4-4-8-8-17-8-4-5-12-5-17-5-8 0-12 0-18 5-8 0-12 4-12 8-5 5-9 13-13 17 0 5-4 13-4 21z">
          <text:p/>
        </draw:path>
        <draw:path draw:style-name="gr5" draw:text-style-name="P5" draw:layer="layout" svg:width="0.152cm" svg:height="0.221cm" svg:x="6.891cm" svg:y="6.933cm" svg:viewBox="0 0 153 222" svg:d="M153 218c-8 0-12 4-21 4-8 0-13 0-21 0-22 0-38-4-47-14-13-13-17-25-17-46v-85h-47v-26h47v-46l30-5v51h76v26h-76v85c0 12 4 21 8 25 9 8 17 8 30 8 4 0 13 0 17 0 9 0 13 0 21-4z">
          <text:p/>
        </draw:path>
        <draw:polygon draw:style-name="gr5" draw:text-style-name="P5" draw:layer="layout" svg:width="0.102cm" svg:height="0.03cm" svg:x="7.111cm" svg:y="7.048cm" svg:viewBox="0 0 103 31" draw:points="0,0 103,0 103,31 0,31">
          <text:p/>
        </draw:polygon>
        <draw:path draw:style-name="gr5" draw:text-style-name="P5" draw:layer="layout" svg:width="0.152cm" svg:height="0.221cm" svg:x="7.264cm" svg:y="6.933cm" svg:viewBox="0 0 153 222" svg:d="M153 218c-8 0-13 4-21 4-9 0-13 0-21 0-22 0-35-4-48-14-8-13-17-25-17-46v-85h-46v-26h46v-46l30-5v51h77v26h-77v85c0 12 4 21 13 25 4 8 12 8 26 8 4 0 13 0 17 0 8 0 13 0 21-4z">
          <text:p/>
        </draw:path>
        <draw:path draw:style-name="gr5" draw:text-style-name="P5" draw:layer="layout" svg:width="0.148cm" svg:height="0.174cm" svg:x="7.463cm" svg:y="6.98cm" svg:viewBox="0 0 149 175" svg:d="M149 82c0 4 0 8-4 8 0 4 0 4 0 9h-115c0 17 5 29 13 38 9 8 26 17 43 17 4 0 8-5 12-5s13 0 17 0 9 0 13-4c4 0 8 0 8 0v22c-4 4-17 4-25 8-9 0-21 0-30 0-12 0-25 0-38-4-8-4-17-9-25-17-4-9-10-17-14-30-4-8-4-21-4-34s0-21 4-34c4-8 10-21 14-25 8-10 17-18 25-22 9-4 21-9 34-9 9 0 21 5 30 9 8 4 17 8 21 12 8 10 13 18 13 27 4 8 8 21 8 34zM115 77c4-8 0-16 0-21 0-4-4-12-8-17-5-4-9-8-13-8-8-5-13-5-21-5-4 0-13 0-17 5-4 0-9 4-13 8-4 5-8 13-8 17-5 5-5 13-5 21z">
          <text:p/>
        </draw:path>
        <draw:path draw:style-name="gr5" draw:text-style-name="P5" draw:layer="layout" svg:width="0.131cm" svg:height="0.174cm" svg:x="7.658cm" svg:y="6.98cm" svg:viewBox="0 0 132 175" svg:d="M132 128c0 5-4 9-4 13-4 8-4 13-9 13-4 4-8 8-12 13-5 0-9 4-13 4-8 0-13 4-17 4s-13 0-17 0c-8 0-21 0-30 0-8 0-21-4-30-4v-30c14 4 22 8 30 8 9 0 22 0 30 0 13 0 26 0 30-4 8-4 8-8 8-17 0 0 0-4 0-8l-4-4c-4-5-8-5-13-9-8 0-12-4-25-8-9 0-13-5-21-5-5-4-13-8-17-12-4-5-9-9-9-13-5-4-5-13-5-17s0-13 5-17c0-4 5-9 9-18 4-4 12-8 21-8 8-4 21-9 34-9 4 0 13 5 21 5s17 0 25 4v26c-8-4-17-4-25-4-8-5-17-5-21-5-9 0-13 0-17 5-9 0-9 0-13 4-4 0-4 4-8 4 0 5 0 9 0 9 0 4 0 8 0 8 0 5 4 5 8 9 0 0 4 4 13 4 4 4 13 8 21 8 9 5 17 9 25 9 5 4 13 8 17 13 5 4 5 8 9 12 0 5 4 9 4 17z">
          <text:p/>
        </draw:path>
        <draw:path draw:style-name="gr5" draw:text-style-name="P5" draw:layer="layout" svg:width="0.149cm" svg:height="0.221cm" svg:x="7.827cm" svg:y="6.933cm" svg:viewBox="0 0 150 222" svg:d="M150 218c-5 0-13 4-22 4-4 0-12 0-21 0-22 0-35-4-47-14-9-13-13-25-13-46v-85h-47v-26h47v-46l30-5v51h73v26h-73v85c0 12 0 21 8 25 4 8 14 8 27 8 8 0 12 0 21 0 4 0 12 0 17-4z">
          <text:p/>
        </draw:path>
        <draw:path draw:style-name="gr5" draw:text-style-name="P5" draw:layer="layout" svg:width="0.14cm" svg:height="0.237cm" svg:x="4.097cm" svg:y="7.951cm" svg:viewBox="0 0 141 238" svg:d="M0 152c0-12 0-25 6-33 4-13 8-22 17-30 8-9 16-13 25-17 8-4 21-8 34-8 4 0 8 4 17 4 4 0 8 0 12 0v-68h30v234h-25v-31c-9 13-17 22-26 27-12 4-21 8-34 8-8 0-17-4-25-4-4-4-13-14-17-18-4-8-8-17-8-29-6-9-6-22-6-35zM31 152c0 22 0 35 8 47 5 9 13 13 26 13 4 0 13-4 21-9 9-8 17-16 25-29v-77c-4-4-8-4-12-4-9-4-13-4-21-4-13 0-26 4-34 17-9 8-13 25-13 46z">
          <text:p/>
        </draw:path>
        <draw:path draw:style-name="gr5" draw:text-style-name="P5" draw:layer="layout" svg:width="0.136cm" svg:height="0.173cm" svg:x="4.288cm" svg:y="8.015cm" svg:viewBox="0 0 137 174" svg:d="M111 170v-21c-8 8-18 17-30 21-9 0-17 4-30 4-9 0-17 0-21-4-9 0-13-4-17-8-4-5-9-9-13-17 0-5 0-13 0-17 0-17 4-30 17-43 13-8 30-13 55-13h35v-12c0-13 0-17-10-26-4-5-16-9-29-9-9 0-17 0-26 4-8 0-21 5-29 10v-27c4-4 8-4 13-4 4 0 8-4 12-4s13 0 17-4c4 0 13 0 17 0 9 0 17 0 25 4 10 4 18 4 23 8 4 4 8 13 12 17 5 10 5 18 5 27v114zM107 94h-35c-8 0-13 4-21 4-4 0-9 4-13 4 0 4-4 9-4 13-4 0-4 4-4 13 0 0 0 4 0 8 4 0 4 4 4 9 4 0 8 0 8 4 5 0 9 0 17 0 5 0 13 0 22-4 8-5 16-13 26-21z">
          <text:p/>
        </draw:path>
        <draw:path draw:style-name="gr5" draw:text-style-name="P5" draw:layer="layout" svg:width="0.152cm" svg:height="0.224cm" svg:x="4.462cm" svg:y="7.964cm" svg:viewBox="0 0 153 225" svg:d="M153 221c-8 0-17 0-21 4-8 0-13 0-21 0-21 0-38-4-47-18-12-8-16-21-16-42v-85h-48v-25h48v-47l29-8v55h76v25h-76v85c0 9 4 21 9 25 8 5 17 9 29 9 4 0 9 0 17 0 4 0 13-4 21-4z">
          <text:p/>
        </draw:path>
        <draw:path draw:style-name="gr5" draw:text-style-name="P5" draw:layer="layout" svg:width="0.136cm" svg:height="0.173cm" svg:x="4.661cm" svg:y="8.015cm" svg:viewBox="0 0 137 174" svg:d="M110 170v-21c-8 8-17 17-25 21-13 0-21 4-30 4-12 0-21 0-25-4-9 0-13-4-17-8-5-5-9-9-9-17-4-5-4-13-4-17 0-17 4-30 17-43 13-8 34-13 55-13h38v-12c0-13-4-17-12-26-5-5-13-9-30-9-9 0-17 0-25 4-9 0-18 5-30 10v-27c4-4 8-4 12-4 5 0 9-4 13-4 9 0 13 0 17-4 4 0 13 0 17 0 9 0 21 0 26 4 8 4 16 4 21 8 8 4 12 13 12 17 6 10 6 18 6 27v114zM110 94h-38c-8 0-13 4-21 4-4 0-8 4-13 4 0 4-4 9-4 13-4 0-4 4-4 13 0 0 0 4 4 8 0 0 0 4 4 9 0 0 5 0 9 4 0 0 8 0 12 0 5 0 13 0 22-4 8-5 17-13 29-21z">
          <text:p/>
        </draw:path>
        <draw:path draw:style-name="gr5" draw:text-style-name="P5" draw:layer="layout" svg:width="0.051cm" svg:height="0.173cm" svg:x="4.894cm" svg:y="8.015cm" svg:viewBox="0 0 52 174" svg:d="M26 0c5 0 5 0 9 4 4 0 9 0 9 4 4 4 4 4 4 8 4 5 4 5 4 9s0 9-4 14c0 0 0 4-4 4 0 4-5 4-9 8-4 0-4 0-9 0s-9 0-9 0c-4-4-9-4-9-8-4 0-4-4-8-4 0-5 0-10 0-14s0-4 0-9c4-4 4-4 8-8 0-4 5-4 9-4 0-4 4-4 9-4zM26 124c5 0 5 0 9 0 4 4 9 4 9 8 4 0 4 4 4 8 4 0 4 5 4 9s0 8-4 8c0 5 0 9-4 9 0 4-5 4-9 4-4 4-4 4-9 4s-9 0-9-4c-4 0-9 0-9-4-4 0-4-4-8-9 0 0 0-4 0-8s0-9 0-9c4-4 4-8 8-8 0-4 5-4 9-8 0 0 4 0 9 0z">
          <text:p/>
        </draw:path>
        <draw:path draw:style-name="gr5" draw:text-style-name="P5" draw:layer="layout" svg:width="0.127cm" svg:height="0.173cm" svg:x="5.416cm" svg:y="8.015cm" svg:viewBox="0 0 128 174" svg:d="M128 128c0 4 0 8 0 12-5 5-5 9-9 13s-8 9-14 9c-4 4-8 4-12 8-9 0-13 0-17 4-5 0-13 0-17 0-13 0-21 0-30 0-8-4-21-4-29-8v-26c12 5 21 5 29 9 9 0 21 0 30 0 12 0 25 0 29-4 9-5 9-9 9-17 0-4 0-4 0-9l-4-4c-5-4-9-4-13-9-9-4-17-4-25-8-9 0-13-4-22-9-4 0-12-4-17-8-4-4-8-9-8-13-4-4-4-12-4-21 0-4 0-8 0-13 4-9 8-13 12-18 5-4 13-8 22-12 8 0 21-4 33-4 5 0 13 0 22 0 8 4 18 4 26 4v25c-8 0-18 0-26-4-9 0-17 0-22 0-8 0-12 0-16 0-9 4-13 4-13 4-4 5-9 5-9 10 0 4 0 4 0 8s0 4 0 9c0 0 5 4 9 8 0 0 4 4 13 4 4 4 12 4 21 9 8 4 17 4 25 8 4 4 14 9 18 13 4 0 4 4 9 13 0 4 0 8 0 17z">
          <text:p/>
        </draw:path>
        <draw:path draw:style-name="gr5" draw:text-style-name="P5" draw:layer="layout" svg:width="0.131cm" svg:height="0.237cm" svg:x="5.602cm" svg:y="7.947cm" svg:viewBox="0 0 132 238" svg:d="M55 97h-51v-25h81v144h47v22h-132v-22h55zM64 0c4 0 8 4 8 4 4 0 8 4 8 4 5 4 5 4 5 9 0 0 4 4 4 8s-4 4-4 9c0 4 0 4-5 8 0 0-4 0-8 4 0 0-4 0-8 0-5 0-5 0-9 0-4-4-4-4-8-4 0-4 0-4-5-8 0-5 0-5 0-9s0-8 0-8c5-5 5-5 5-9 4 0 4-4 8-4s4-4 9-4z">
          <text:p/>
        </draw:path>
        <draw:path draw:style-name="gr5" draw:text-style-name="P5" draw:layer="layout" svg:width="0.14cm" svg:height="0.237cm" svg:x="5.78cm" svg:y="7.951cm" svg:viewBox="0 0 141 238" svg:d="M0 152c0-12 0-25 4-33 5-13 9-22 17-30 5-9 13-13 26-17 8-4 21-8 34-8 4 0 8 4 12 4 9 0 13 0 17 0v-68h31v234h-27v-31c-8 13-17 22-29 27-9 4-17 8-30 8-8 0-17-4-25-4-4-4-13-14-17-18-4-8-9-17-13-29 0-9 0-22 0-35zM30 152c0 22 0 35 8 47 4 9 13 13 26 13 4 0 12-4 21-9 8-8 17-16 25-29v-77c-4-4-8-4-17-4-4-4-8-4-17-4-12 0-25 4-34 17-8 8-12 25-12 46z">
          <text:p/>
        </draw:path>
        <draw:path draw:style-name="gr5" draw:text-style-name="P5" draw:layer="layout" svg:width="0.148cm" svg:height="0.173cm" svg:x="5.967cm" svg:y="8.015cm" svg:viewBox="0 0 149 174" svg:d="M149 81c0 0 0 4 0 8 0 5 0 5 0 9h-119c0 17 5 30 13 38 13 9 25 13 42 13 5 0 9 0 17 0 4 0 9 0 13 0s8-4 13-4c4 0 8 0 12 0v21c-8 4-17 4-29 4-9 4-17 4-30 4s-25 0-38-4c-8-4-18-13-26-17-5-8-9-17-13-29-4-9-4-22-4-35 0-12 0-25 4-33 4-13 8-22 17-31 4-9 14-13 22-17s21-8 34-8 21 4 29 8c9 0 17 8 22 13 8 8 12 18 17 26 0 9 4 21 4 34zM119 77c0-9 0-17-4-21 0-9-4-13-9-17-4-5-8-10-12-10-4-4-13-4-21-4-5 0-9 0-17 4-5 0-9 5-13 10-4 4-4 8-8 17 0 4-5 12-5 21z">
          <text:p/>
        </draw:path>
        <draw:path draw:style-name="gr5" draw:text-style-name="P5" draw:layer="layout" svg:width="0.127cm" svg:height="0.173cm" svg:x="6.166cm" svg:y="8.015cm" svg:viewBox="0 0 128 174" svg:d="M128 128c0 4 0 8-4 12 0 5-6 9-10 13s-8 9-13 9c-4 4-8 4-12 8-4 0-9 0-17 4-4 0-9 0-17 0-9 0-21 0-30 0-8-4-17-4-25-8v-26c8 5 17 5 25 9 13 0 21 0 30 0 13 0 25 0 30-4 8-5 12-9 12-17 0-4 0-4-4-9 0 0 0-4-4-4-4-4-9-4-13-9-4-4-13-4-25-8-5 0-13-4-21-9-5 0-9-4-13-8s-9-9-13-13-4-12-4-21c0-4 0-8 4-13 0-9 4-13 9-18 8-4 12-8 21-12 8 0 21-4 34-4 8 0 12 0 21 0 8 4 17 4 25 4v25c-8 0-17 0-25-4-9 0-13 0-21 0-9 0-13 0-17 0-5 4-9 4-13 4-4 5-4 5-4 10-4 4-4 4-4 8s0 4 0 9c4 0 4 4 8 8 4 0 8 4 13 4 4 4 12 4 21 9 13 4 21 4 25 8 9 4 13 9 17 13 4 0 10 4 10 13 4 4 4 8 4 17z">
          <text:p/>
        </draw:path>
        <draw:polygon draw:style-name="gr5" draw:text-style-name="P5" draw:layer="layout" svg:width="0.174cm" svg:height="0.165cm" svg:x="6.327cm" svg:y="8.019cm" svg:viewBox="0 0 175 166" draw:points="175,0 148,166 114,166 93,97 85,80 80,97 59,166 25,166 0,0 29,0 42,114 46,140 51,114 76,42 97,42 123,114 131,135 131,114 144,0">
          <text:p/>
        </draw:polygon>
        <draw:path draw:style-name="gr5" draw:text-style-name="P5" draw:layer="layout" svg:width="0.136cm" svg:height="0.173cm" svg:x="6.53cm" svg:y="8.015cm" svg:viewBox="0 0 137 174" svg:d="M112 170v-21c-9 8-17 17-30 21-9 0-17 4-30 4-8 0-17 0-21-4-8 0-14-4-18-8-4-5-8-9-13-17 0-5 0-13 0-17 0-17 5-30 17-43 14-8 31-13 56-13h34v-12c0-13 0-17-8-26-4-5-17-9-30-9-8 0-17 0-25 4-9 0-21 5-31 10v-27c4-4 10-4 14-4s8-4 13-4c4 0 12 0 17-4 4 0 12 0 16 0 9 0 17 0 26 4 8 4 17 4 21 8s8 13 13 17c4 10 4 18 4 27v114zM107 94h-34c-8 0-12 4-21 4-4 0-8 4-12 4 0 4-5 9-5 13-4 0-4 4-4 13 0 0 0 4 0 8 4 0 4 4 4 9 5 0 9 0 9 4 4 0 8 0 17 0 4 0 12 0 21-4 8-5 17-13 25-21z">
          <text:p/>
        </draw:path>
        <draw:path draw:style-name="gr5" draw:text-style-name="P5" draw:layer="layout" svg:width="0.165cm" svg:height="0.237cm" svg:x="6.704cm" svg:y="8.019cm" svg:viewBox="0 0 166 238" svg:d="M166 0l-56 148c-8 18-12 31-21 39-4 13-13 21-21 30-4 4-13 13-21 13-9 4-22 8-30 8-4 0-8 0-8-4-5 0-5 0-9 0v-26c4 0 4 0 9 0 4 0 4 5 8 5s8-5 17-5c4 0 8-4 13-8 4-4 8-8 8-13 4-4 9-12 13-21l-68-166h34l42 110 9 25 8-25 39-110z">
          <text:p/>
        </draw:path>
        <draw:path draw:style-name="gr5" draw:text-style-name="P5" draw:layer="layout" svg:width="0.144cm" svg:height="0.237cm" svg:x="7.094cm" svg:y="7.951cm" svg:viewBox="0 0 145 238" svg:d="M145 148c0 13-4 26-8 39-4 8-9 16-13 25-9 8-17 13-30 18-8 4-21 8-34 8-8 0-17 0-30-4-9 0-17-4-30-9v-225h30v64 29c9-8 18-17 26-21 9-4 21-8 30-8 8 0 17 4 25 8 9 4 13 8 17 17 5 4 9 13 13 25 0 9 4 21 4 34zM115 148c0-8 0-17-4-21 0-8 0-17-4-21s-9-9-13-13c-4 0-8-4-13-4-4 0-8 0-12 4-4 0-9 0-13 4-4 5-8 5-13 13-4 4-9 9-13 13v85c4 0 13 0 18 4 4 0 12 0 17 0 8 0 12 0 16-4 9 0 13-5 17-9 5-4 9-12 13-21 0-9 4-17 4-30z">
          <text:p/>
        </draw:path>
        <draw:path draw:style-name="gr5" draw:text-style-name="P5" draw:layer="layout" svg:width="0.165cm" svg:height="0.237cm" svg:x="7.264cm" svg:y="8.019cm" svg:viewBox="0 0 166 238" svg:d="M166 0l-55 148c-9 18-13 31-17 39-9 13-18 21-22 30-9 4-17 13-26 13-8 4-21 8-29 8-5 0-5 0-9-4 0 0-4 0-8 0v-26c4 0 4 0 8 0s9 5 9 5c8 0 12-5 17-5 4 0 8-4 12-8s9-8 13-13c4-4 4-12 8-21l-63-166h30l42 110 9 25 13-25 38-110z">
          <text:p/>
        </draw:path>
        <draw:path draw:style-name="gr5" draw:text-style-name="P5" draw:layer="layout" svg:width="0.14cm" svg:height="0.173cm" svg:x="7.649cm" svg:y="8.015cm" svg:viewBox="0 0 141 174" svg:d="M116 170l-5-21c-8 8-16 17-25 21-8 0-22 4-31 4-8 0-17 0-25-4-4 0-13-4-17-8-4-5-4-9-8-17 0-5-5-13-5-17 0-17 9-30 22-43 12-8 29-13 56-13h33v-12c0-13-4-17-8-26-8-5-17-9-30-9-9 0-22 0-30 4-9 0-17 5-26 10v-27c0-4 5-4 13-4 4 0 8-4 13-4 4 0 8 0 17-4 4 0 9 0 13 0 13 0 22 0 30 4s13 4 21 8c4 4 9 13 13 17 0 10 4 18 4 27v114zM111 94h-38c-4 0-13 4-18 4-4 0-8 4-12 4-5 4-5 9-9 13 0 0 0 4 0 13 0 0 0 4 0 8 0 0 4 4 4 9 5 0 5 0 9 4 4 0 8 0 13 0 9 0 13 0 26-4 9-5 17-13 25-21z">
          <text:p/>
        </draw:path>
        <draw:path draw:style-name="gr5" draw:text-style-name="P5" draw:layer="layout" svg:width="0.157cm" svg:height="0.241cm" svg:x="7.831cm" svg:y="8.015cm" svg:viewBox="0 0 158 242" svg:d="M133 25c4 4 4 8 8 17 0 4 0 8 0 18 0 8 0 17-4 21-4 8-8 13-13 21-8 4-12 9-21 9-8 4-17 4-25 4-9 0-13 0-21 0-5-4-10-4-14-9-4 5-4 9-8 13 0 0 0 5 0 9s0 8 4 8c4 4 13 4 18 4l42 5c9 0 17 0 25 0 9 4 13 4 17 8 5 4 9 9 13 13 4 8 4 13 4 21 0 4 0 13-4 21-4 4-8 13-17 17-4 4-13 9-25 13-9 0-21 4-34 4-17 0-26-4-35-4-13-4-21-4-25-9-5-4-9-8-13-12-5-9-5-13-5-17 0-9 0-17 5-21 4-9 8-13 17-22 0 0-4 0-4-4-5 0-5-4-9-4 0-4 0-9 0-9 0-4-4-4-4-8 0-8 4-13 8-21 0-5 5-9 9-17 0 0 0-5-4-5 0-4-5-8-5-8 0-4 0-9 0-9-4-4-4-8-4-12 0-10 4-18 4-27 5-4 9-12 17-17 5-4 13-8 18-12 9 0 17-4 30-4 4 0 8 0 13 0 0 4 4 4 8 4h59v21zM30 196c0 8 5 12 13 16 9 5 22 5 35 5 8 0 17 0 25 0 5-5 9-5 13-9s8-4 8-8 5-9 5-13-5-8-9-13c-8-4-17-4-25-4l-47-4c0 4-5 4-9 8 0 0-4 5-4 9l-5 4c0 4 0 4 0 9zM39 60c0 4 0 8 4 12 0 5 5 9 9 13 0 4 5 4 9 9 4 0 8 0 17 0 4 0 8 0 13 0 4-5 8-9 12-9 5-4 5-8 9-13 0-4 0-8 0-12 0-5 0-14 0-18-4-4-4-9-9-9-4-4-8-8-12-8-5 0-9-4-13-4-9 0-13 4-17 4-4 4-9 4-13 8 0 5-5 9-5 13-4 4-4 9-4 14z">
          <text:p/>
        </draw:path>
        <draw:path draw:style-name="gr5" draw:text-style-name="P5" draw:layer="layout" svg:width="0.149cm" svg:height="0.174cm" svg:x="8.022cm" svg:y="8.014cm" svg:viewBox="0 0 150 175" svg:d="M150 82c0 0 0 4 0 8 0 5 0 5 0 9h-120c0 17 4 30 13 38 13 8 26 13 43 13 4 0 9 0 17 0 4 0 9 0 13 0s8-5 12-5c5 0 9 0 13 0v22c-8 4-17 4-29 4-9 4-17 4-30 4s-26 0-39-4c-9-4-17-13-26-17-4-9-8-17-13-30-4-8-4-21-4-34 0-12 0-25 4-34 5-12 9-21 17-30 5-9 13-13 22-17 9-5 22-9 35-9 8 0 21 4 29 9 9 0 17 8 21 12 9 9 13 18 17 27 0 8 5 21 5 34zM120 78c0-9 0-17-4-22 0-8-4-12-9-17-4-4-8-9-12-9-5-4-13-4-22-4-4 0-8 0-17 4-4 0-8 5-13 9-4 5-4 9-9 17-4 5-4 13-4 22z">
          <text:p/>
        </draw:path>
        <draw:path draw:style-name="gr5" draw:text-style-name="P5" draw:layer="layout" svg:width="0.148cm" svg:height="0.225cm" svg:x="4.089cm" svg:y="8.468cm" svg:viewBox="0 0 149 226" svg:d="M149 217c-4 4-13 4-17 4-9 0-18 5-22 5-21 0-38-9-47-17-12-9-17-21-17-43v-90h-46v-21h46v-47l30-8v55h73v21h-73v86c0 13 4 21 9 30 4 4 17 8 29 8 4 0 9 0 18-4 4 0 13 0 17 0z">
          <text:p/>
        </draw:path>
        <draw:path draw:style-name="gr5" draw:text-style-name="P5" draw:layer="layout" svg:width="0.145cm" svg:height="0.081cm" svg:x="4.474cm" svg:y="8.557cm" svg:viewBox="0 0 146 82" svg:d="M146 26h-146v-26h146zM146 82h-146v-22h146z">
          <text:p/>
        </draw:path>
        <draw:polygon draw:style-name="gr5" draw:text-style-name="P5" draw:layer="layout" svg:width="0.145cm" svg:height="0.216cm" svg:x="4.847cm" svg:y="8.472cm" svg:viewBox="0 0 146 217" draw:points="146,217 9,217 9,192 64,192 64,30 13,61 0,34 68,0 94,0 94,192 146,192">
          <text:p/>
        </draw:polygon>
        <draw:path draw:style-name="gr5" draw:text-style-name="P5" draw:layer="layout" svg:width="0.056cm" svg:height="0.055cm" svg:x="5.076cm" svg:y="8.638cm" svg:viewBox="0 0 57 56" svg:d="M31 0c4 0 4 0 8 0 5 4 9 4 9 8 4 0 4 4 9 9 0 0 0 4 0 9 0 4 0 8 0 13-5 4-5 4-9 8 0 0-4 4-9 4-4 5-4 5-8 5s-9 0-13-5c-4 0-4-4-9-4-4-4-4-4-4-8-5-5-5-9-5-13 0-5 0-9 5-9 0-5 0-9 4-9 5-4 5-4 9-8 4 0 9 0 13 0z">
          <text:p/>
        </draw:path>
        <draw:path draw:style-name="gr5" draw:text-style-name="P5" draw:layer="layout" svg:width="0.144cm" svg:height="0.225cm" svg:x="5.221cm" svg:y="8.468cm" svg:viewBox="0 0 145 226" svg:d="M145 166c0 9 0 17-5 26-4 8-8 12-16 17-5 4-13 8-22 12-8 0-21 5-30 5-12 0-25-5-33-5-10-4-18-8-23-12-4-5-8-9-12-17-4-4-4-13-4-21 0-13 4-27 8-35 8-9 21-17 35-26-14-8-22-17-31-25-4-9-8-17-8-30 0-8 0-13 4-21 0-4 4-13 13-17 4-4 12-9 22-13 8-4 17-4 29-4 13 0 22 0 30 4 9 4 17 4 22 9 8 4 12 12 12 17 4 8 4 12 4 21 0 13 0 25-8 34-8 8-17 17-30 21 4 4 13 9 17 13 5 4 9 8 13 13 4 4 8 8 13 16 0 5 0 10 0 18zM111 55c0-13 0-17-9-21-8-9-17-9-30-9-12 0-21 0-29 5-4 8-10 12-10 25 0 5 0 5 0 9 6 4 6 8 10 12 4 5 8 5 13 9 4 4 12 4 21 8 12-4 21-12 25-17 9-8 9-12 9-21zM115 171c0-5 0-9 0-13-4-5-4-10-9-14-4-4-8-8-12-12-9 0-13-5-26-9-4 4-12 4-17 9-4 4-8 8-12 12-6 4-6 9-10 14 0 4 0 8 0 13 0 4 0 8 4 12 0 5 6 5 10 9s8 4 13 4c4 4 12 4 16 4 5 0 13 0 17-4 5 0 9 0 13-4 4 0 9-4 9-9 4-4 4-8 4-12z">
          <text:p/>
        </draw:path>
        <draw:path draw:style-name="gr5" draw:text-style-name="P5" draw:layer="layout" svg:width="0.135cm" svg:height="0.225cm" svg:x="5.416cm" svg:y="8.468cm" svg:viewBox="0 0 136 226" svg:d="M136 153c0 13-4 22-8 30-5 9-9 13-17 21-9 5-17 13-30 13-13 4-25 9-39 9-13 0-17 0-26 0-8-5-12-5-16-5v-25c4 0 12 0 21 4 4 0 12 0 21 0 14 0 22 0 30-4 9 0 13-4 17-8 5-5 9-9 13-13 0-4 0-13 0-17 0-10 0-14 0-18-4-4-8-8-13-8-4-5-12-9-17-9-8 0-16-4-22-4h-25v-21h25c6 0 14 0 18-5 4 0 9-4 13-8 4 0 8-4 8-9 5-4 5-12 5-16 0-13-5-22-13-26-4-4-17-9-31-9-8 0-12 0-21 5-8 0-17 0-25 4v-26c4 0 8 0 12-4 5 0 9 0 13 0 4-4 9-4 13-4s8 0 14 0c8 0 21 0 29 4 9 4 17 4 21 13 5 4 9 8 13 17 4 4 4 13 4 21 0 13-4 21-8 30-9 8-17 17-26 21 5 0 9 4 17 4 5 5 9 9 13 13s9 9 13 13c0 4 4 12 4 17z">
          <text:p/>
        </draw:path>
        <draw:path draw:style-name="gr5" draw:text-style-name="P5" draw:layer="layout" svg:width="0.169cm" svg:height="0.216cm" svg:x="5.581cm" svg:y="8.472cm" svg:viewBox="0 0 170 217" svg:d="M170 171h-38v46h-29v-46h-103v-26l94-145h38v145h38zM103 26l-73 119h73z">
          <text:p/>
        </draw:path>
        <draw:path draw:style-name="gr5" draw:text-style-name="P5" draw:layer="layout" svg:width="0.148cm" svg:height="0.22cm" svg:x="5.776cm" svg:y="8.468cm" svg:viewBox="0 0 149 221" svg:d="M149 103c0 21 0 38-4 51-9 17-13 29-26 38-8 12-21 17-33 21-18 4-35 8-52 8h-21v-25h21c12 0 25 0 39-4 8-4 17-9 25-13 9-4 13-13 17-21 4-9 4-17 4-25v-9c-4 4-12 9-21 9-8 4-21 4-30 4-13 0-22 0-30-4-8-5-17-9-21-13s-9-13-13-21c0-9-4-17-4-26 0-8 4-17 4-30 4-8 13-12 17-21 9-4 13-13 25-17 9 0 17-5 31-5 9 0 21 5 30 5 8 4 17 13 21 17 8 9 13 21 17 34s4 26 4 47zM77 26c-9 0-14 0-22 0-4 5-9 9-13 13-4 0-4 9-8 13 0 4-4 13-4 21 0 4 4 13 4 17s4 9 8 13c0 4 4 8 13 8 4 5 8 5 18 5 4 0 8 0 13 0 4-5 8-5 12-5 4-4 9-4 13-4 4-4 8-4 8-8 0-13 0-26 0-34-4-9-8-17-8-26-4-4-13-8-17-8-4-5-13-5-17-5z">
          <text:p/>
        </draw:path>
        <draw:path draw:style-name="gr5" draw:text-style-name="P5" draw:layer="layout" svg:width="0.08cm" svg:height="0.111cm" svg:x="5.988cm" svg:y="8.633cm" svg:viewBox="0 0 81 112" svg:d="M0 91c4 0 8 0 17 0 4-5 8-5 12-9 5 0 9-4 9-9 4-4 4-4 4-12 0-5 0-9-4-9 0-4 0-8-4-8 0-5-5-5-5-9s-4-4-4-12c0 0 0-5 4-5 0-4 0-4 5-8l4-4c4 0 8-6 13-6s5 6 9 6 9 4 9 8c4 0 8 4 8 13 0 4 4 8 4 17 0 8-4 17-8 25 0 9-9 17-13 22-9 8-18 12-26 16-9 5-21 5-34 5z">
          <text:p/>
        </draw:path>
        <draw:path draw:style-name="gr5" draw:text-style-name="P5" draw:layer="layout" svg:width="0.14cm" svg:height="0.238cm" svg:x="6.339cm" svg:y="8.455cm" svg:viewBox="0 0 141 239" svg:d="M0 153c0-13 0-25 5-38 4-9 8-21 17-26 8-8 17-12 25-16 9-5 21-9 34-9 4 0 13 0 17 0 4 4 9 4 13 4v-68h30v235h-26v-30c-8 8-17 17-25 25-13 5-22 9-34 9-9 0-17-4-26-9-4-4-13-8-17-17-4-4-8-12-8-26-5-9-5-21-5-34zM30 153c0 17 0 34 9 42 4 14 13 18 25 18 9 0 13-4 21-8 9-10 17-18 26-31v-80c-4 0-9 0-13-5-8 0-13 0-17 0-17 0-29 5-38 13-9 13-13 30-13 51z">
          <text:p/>
        </draw:path>
        <draw:path draw:style-name="gr5" draw:text-style-name="P5" draw:layer="layout" svg:width="0.161cm" svg:height="0.237cm" svg:x="6.522cm" svg:y="8.451cm" svg:viewBox="0 0 162 238" svg:d="M162 30c-18-5-31-5-39-5-30 0-43 13-43 43v25h77v26h-77v119h-29v-119h-51v-26h51v-25c0-47 25-68 72-68 8 0 21 4 39 4z">
          <text:p/>
        </draw:path>
        <draw:path draw:style-name="gr5" draw:text-style-name="P5" draw:layer="layout" svg:width="0.144cm" svg:height="0.081cm" svg:x="6.903cm" svg:y="8.557cm" svg:viewBox="0 0 145 82" svg:d="M145 26h-145v-26h145zM145 82h-145v-22h145z">
          <text:p/>
        </draw:path>
        <draw:polygon draw:style-name="gr5" draw:text-style-name="P5" draw:layer="layout" svg:width="0.144cm" svg:height="0.216cm" svg:x="7.276cm" svg:y="8.472cm" svg:viewBox="0 0 145 217" draw:points="145,217 9,217 9,192 64,192 64,30 13,61 0,34 72,0 99,0 99,192 145,192">
          <text:p/>
        </draw:polygon>
        <draw:path draw:style-name="gr5" draw:text-style-name="P5" draw:layer="layout" svg:width="0.132cm" svg:height="0.221cm" svg:x="7.471cm" svg:y="8.472cm" svg:viewBox="0 0 133 222" svg:d="M133 149c0 8 0 17-5 29-4 9-13 13-21 21-9 5-17 13-30 13-8 5-22 10-35 10-4 0-8 0-8 0-4 0-9 0-13-5-4 0-8 0-12 0 0 0-5 0-9 0v-26c9 0 13 0 21 4 9 0 17 0 26 0 8 0 12 0 22-4 8 0 13-4 17-8 8-5 8-9 12-13 5-9 5-13 5-21 0-13-5-21-13-30-13-4-25-8-43-8h-43v-111h120v26h-94v59h21c8 0 22 0 31 4 8 0 21 5 25 9 8 4 17 13 21 21 5 4 5 17 5 30z">
          <text:p/>
        </draw:path>
        <draw:path draw:style-name="gr5" draw:text-style-name="P5" draw:layer="layout" svg:width="0.081cm" svg:height="0.111cm" svg:x="7.666cm" svg:y="8.633cm" svg:viewBox="0 0 82 112" svg:d="M0 91c9 0 13 0 17 0 9-5 13-5 17-9 4 0 4-4 9-8 0-5 4-5 4-13 0-4 0-9-4-9 0-4-5-8-5-8-4-5-4-5-4-9-4-4-4-4-4-12v-5c4-4 4-4 4-8 4 0 4-4 9-4 4 0 4-6 8-6 5 0 10 6 14 6s8 4 8 8c5 0 5 4 9 13 0 4 0 8 0 17 0 8 0 17-4 25-5 9-9 17-13 22-9 8-18 12-27 16-12 5-21 5-38 5z">
          <text:p/>
        </draw:path>
        <draw:path draw:style-name="gr5" draw:text-style-name="P5" draw:layer="layout" svg:width="0.14cm" svg:height="0.237cm" svg:x="8.031cm" svg:y="8.519cm" svg:viewBox="0 0 141 238" svg:d="M141 85c0 12 0 25-5 38-4 8-12 22-17 26-8 9-16 13-26 17-13 4-21 4-34 4-4 0-13 0-17 0s-8 0-17 0v68h-25v-234h25v25c9-8 17-16 26-21 12-4 21-8 34-8 8 0 18 0 22 4 8 4 17 13 21 17 4 8 8 17 8 30 5 8 5 21 5 34zM111 85c0-9 0-17 0-26-4-4-4-13-8-17 0-4-6-8-10-13-4-4-8-4-17-4-4 0-8 0-8 0-5 4-9 4-13 9-4 0-9 4-13 8s-8 13-17 17v82c9 4 13 4 17 4 9 4 13 4 17 4 17 0 30-4 38-18 10-8 14-25 14-46z">
          <text:p/>
        </draw:path>
        <draw:polygon draw:style-name="gr5" draw:text-style-name="P5" draw:layer="layout" svg:width="0.102cm" svg:height="0.029cm" svg:x="8.229cm" svg:y="8.585cm" svg:viewBox="0 0 103 30" draw:points="0,0 103,0 103,30 0,30">
          <text:p/>
        </draw:polygon>
        <draw:polygon draw:style-name="gr5" draw:text-style-name="P5" draw:layer="layout" svg:width="0.165cm" svg:height="0.165cm" svg:x="8.387cm" svg:y="8.523cm" svg:viewBox="0 0 166 166" draw:points="0,0 34,0 72,110 85,136 93,110 132,0 166,0 97,166 63,166">
          <text:p/>
        </draw:polygon>
        <draw:path draw:style-name="gr5" draw:text-style-name="P5" draw:layer="layout" svg:width="0.136cm" svg:height="0.174cm" svg:x="8.586cm" svg:y="8.519cm" svg:viewBox="0 0 137 175" svg:d="M110 170v-21c-8 9-17 13-30 17-8 4-16 9-29 9-9 0-17-5-21-5-9-4-13-8-17-12-5-5-9-9-9-13-4-4-4-13-4-17 0-17 4-34 17-42 13-9 30-13 55-13h34v-17c0-8 0-18-8-22-5-9-18-9-30-9-9 0-17 0-26 5-8 0-21 4-29 8v-29c4 0 8 0 12 0 5-5 9-5 13-5s13-4 17-4 13 0 17 0c8 0 17 0 26 4 8 0 17 5 21 9 5 4 9 12 14 17 4 8 4 18 4 26v114zM106 94h-34c-8 0-13 0-21 4-4 0-9 0-13 5 0 4-4 4-4 8-4 4-4 9-4 13s0 8 0 8c4 5 4 9 4 9 4 4 8 4 13 8 0 0 4 0 12 0 5 0 13 0 21-4 9-4 18-13 26-21z">
          <text:p/>
        </draw:path>
        <draw:polygon draw:style-name="gr5" draw:text-style-name="P5" draw:layer="layout" svg:width="0.136cm" svg:height="0.234cm" svg:x="8.777cm" svg:y="8.455cm" svg:viewBox="0 0 137 235" draw:points="55,21 8,21 8,0 86,0 86,209 137,209 137,235 0,235 0,209 55,209">
          <text:p/>
        </draw:polygon>
        <draw:path draw:style-name="gr5" draw:text-style-name="P5" draw:layer="layout" svg:width="0.136cm" svg:height="0.17cm" svg:x="8.963cm" svg:y="8.523cm" svg:viewBox="0 0 137 171" svg:d="M137 166h-26l-4-25c-4 4-8 8-13 13-4 4-8 8-12 8-4 4-9 4-13 4-4 5-13 5-17 5-17 0-30-5-39-17-8-9-13-26-13-47v-107h31v107c0 26 8 38 30 38 0 0 4 0 8-4 4 0 9 0 13-4 0 0 4-4 8-9 4-4 13-12 17-17v-111h30z">
          <text:p/>
        </draw:path>
        <draw:path draw:style-name="gr5" draw:text-style-name="P5" draw:layer="layout" svg:width="0.145cm" svg:height="0.174cm" svg:x="9.145cm" svg:y="8.519cm" svg:viewBox="0 0 146 175" svg:d="M146 77c0 5 0 9 0 13 0 0 0 4 0 8h-116c0 17 4 30 13 39 8 8 21 12 42 12 4 0 8 0 13 0 4 0 8 0 17 0 4-4 8-4 12-4 5 0 5 0 9-4v25c-9 0-17 4-26 4-8 5-21 5-29 5-17 0-30-5-38-9-9-4-17-8-26-17-4-4-12-12-12-25-5-13-5-21-5-38 0-9 0-21 5-30 4-14 8-22 12-31 9-8 17-12 26-16 8-5 21-9 29-9 13 0 26 0 34 4 9 5 17 9 21 17 5 9 13 13 13 27 6 8 6 17 6 29zM115 73c0-4 0-13 0-21-5-4-5-10-9-14s-8-8-13-13c-8 0-12-4-21-4-4 0-12 4-17 4-4 5-8 9-12 13-5 4-9 10-9 14-4 8-4 17-4 21z">
          <text:p/>
        </draw:path>
        <draw:path draw:style-name="gr5" draw:text-style-name="P5" draw:layer="layout" svg:width="0.145cm" svg:height="0.081cm" svg:x="9.518cm" svg:y="8.557cm" svg:viewBox="0 0 146 82" svg:d="M146 26h-146v-26h146zM146 82h-146v-22h146z">
          <text:p/>
        </draw:path>
        <draw:path draw:style-name="gr5" draw:text-style-name="P5" draw:layer="layout" svg:width="0.157cm" svg:height="0.225cm" svg:x="9.887cm" svg:y="8.468cm" svg:viewBox="0 0 158 226" svg:d="M158 110c0 17-4 34-4 48-4 13-9 25-17 34-4 12-13 21-25 25-9 4-22 9-34 9-13 0-21-5-34-9-9-4-17-8-22-21-9-8-13-17-18-34-4-14-4-30-4-52 0-12 0-29 4-42 5-17 9-26 13-38 10-9 18-17 27-22 13-4 21-8 38-8 8 0 21 4 30 8 8 5 17 9 25 17 4 13 13 22 17 39 0 12 4 29 4 46zM129 115c0-5 0-9 0-13s0-9 0-13l-94 73c0 4 4 9 4 13 5 4 9 8 13 13 0 4 5 8 13 8 4 4 8 4 13 4 8 0 17-4 21-4 8-4 13-13 17-17 4-8 8-17 8-31 5-8 5-21 5-33zM31 110c0 5 0 9 0 13 0 0 0 4 0 9l89-68c0-4-4-13-4-17-4-5-4-9-9-13-4 0-8-4-12-4-5-5-9-5-17-5-9 0-13 0-21 5-5 4-9 8-13 17-5 8-9 17-13 25 0 13 0 26 0 38z">
          <text:p/>
        </draw:path>
        <draw:path draw:style-name="gr5" draw:text-style-name="P5" draw:layer="layout" svg:width="0.055cm" svg:height="0.055cm" svg:x="10.125cm" svg:y="8.638cm" svg:viewBox="0 0 56 56" svg:d="M26 0c4 0 9 0 13 0 0 4 4 4 8 8 0 0 5 4 5 9 0 0 4 4 4 9 0 4-4 8-4 13 0 4-5 4-5 8-4 0-8 4-8 4-4 5-9 5-13 5-5 0-9 0-14-5 0 0-4-4-8-4 0-4-4-4-4-8 0-5 0-9 0-13 0-5 0-9 0-9 0-5 4-9 4-9 4-4 8-4 8-8 5 0 9 0 14 0z">
          <text:p/>
        </draw:path>
        <draw:path draw:style-name="gr5" draw:text-style-name="P5" draw:layer="layout" svg:width="0.157cm" svg:height="0.225cm" svg:x="10.26cm" svg:y="8.468cm" svg:viewBox="0 0 158 226" svg:d="M158 110c0 17 0 34-4 48-4 13-8 25-17 34-4 12-13 21-26 25-9 4-22 9-34 9-13 0-22-5-30-9-13-4-21-8-26-21-8-8-12-17-16-34-5-14-5-30-5-52 0-12 0-29 5-42 4-17 8-26 16-38 5-9 13-17 22-22 12-4 25-8 38-8s21 4 30 8c13 5 18 9 26 17 9 13 13 22 17 39 4 12 4 29 4 46zM129 115c0-5 0-9 0-13s0-9 0-13l-95 73c4 4 4 9 9 13 0 4 4 8 8 13 4 4 9 8 13 8 4 4 8 4 13 4 8 0 17-4 21-4 8-4 13-13 18-17 4-8 8-17 8-31 5-8 5-21 5-33zM30 110c0 5 0 9 0 13 0 0 0 4 0 9l94-68c-4-4-4-13-8-17-5-5-5-9-10-13-4 0-8-4-12-4-5-5-9-5-17-5-5 0-13 0-17 5-9 4-13 8-17 17-5 8-9 17-9 25-4 13-4 26-4 38z">
          <text:p/>
        </draw:path>
        <draw:path draw:style-name="gr5" draw:text-style-name="P5" draw:layer="layout" svg:width="0.149cm" svg:height="0.225cm" svg:x="10.451cm" svg:y="8.468cm" svg:viewBox="0 0 150 226" svg:d="M150 166c0 9-5 17-5 26-4 8-12 12-18 17-8 4-17 8-25 12-9 0-17 5-30 5s-21-5-30-5c-8-4-17-8-25-12-4-5-8-9-13-17-4-4-4-13-4-21 0-13 4-27 13-35 4-9 17-17 34-26-13-8-26-17-30-25-8-9-13-17-13-30 0-8 5-13 5-21 4-4 8-13 12-17 9-4 13-9 21-13 13-4 22-4 34-4 9 0 21 0 30 4s13 4 21 9c6 4 10 12 14 17 0 8 4 12 4 21 0 13-4 25-12 34-6 8-18 17-31 21 8 4 13 9 17 13 8 4 14 8 18 13 4 4 8 8 8 16 5 5 5 10 5 18zM115 55c0-13-5-17-13-21-5-9-17-9-30-9-8 0-21 0-25 5-9 8-13 12-13 25 0 5 0 5 4 9 0 4 4 8 9 12 0 5 4 5 12 9 5 4 9 4 17 8 13-4 21-12 30-17 4-8 9-12 9-21zM119 171c0-5-4-9-4-13 0-5-5-10-9-14 0-4-9-8-13-12-4 0-12-5-21-9-8 4-13 4-21 9-4 4-9 8-9 12-4 4-8 9-8 14 0 4-4 8-4 13 0 4 4 8 4 12 4 5 4 5 8 9 5 4 9 4 13 4 9 4 13 4 17 4 9 0 13 0 17-4 8 0 13 0 17-4 0 0 4-4 9-9 0-4 4-8 4-12z">
          <text:p/>
        </draw:path>
        <draw:path draw:style-name="gr5" draw:text-style-name="P5" draw:layer="layout" svg:width="0.152cm" svg:height="0.221cm" svg:x="10.638cm" svg:y="8.472cm" svg:viewBox="0 0 153 222" svg:d="M153 149c0 8-4 17-8 25 0 9-9 17-13 25-9 5-17 13-26 13-8 4-21 10-30 10-13 0-26-6-34-10-9-4-17-8-21-17-9-8-13-17-17-29 0-13-4-26-4-43 0-12 4-21 4-34 0-8 4-17 8-25 0-13 5-21 13-26 4-8 13-17 21-21 4-4 17-8 26-13 13-4 26-4 43-4h21v26h-25c-13 0-26 0-35 4s-17 8-21 13c-9 4-13 13-17 21-5 8-5 17-5 25l-4 9c9-4 17-9 26-13 8 0 21-4 30-4 13 0 21 4 30 8 8 0 13 5 21 13 5 4 9 13 13 21 0 5 4 17 4 26zM123 149c0-5-4-13-4-17s-4-9-8-13c-5-4-9-8-13-8-4-5-13-5-17-5-5 0-9 0-14 0-4 0-8 5-12 5-5 0-9 4-13 4-4 4-9 4-13 4 0 17 4 30 4 38 5 9 5 17 9 21 4 9 8 13 17 13 4 4 13 4 17 4 9 0 14 0 18-4 8 0 12-4 17-8 4-5 4-9 8-13 0-9 4-13 4-21z">
          <text:p/>
        </draw:path>
        <draw:path draw:style-name="gr5" draw:text-style-name="P5" draw:layer="layout" svg:width="0.173cm" svg:height="0.217cm" svg:x="10.812cm" svg:y="8.472cm" svg:viewBox="0 0 174 218" svg:d="M174 171h-38v47h-29v-47h-107v-26l94-145h42v145h38zM107 26l-77 119h77z">
          <text:p/>
        </draw:path>
        <draw:path draw:style-name="gr5" draw:text-style-name="P5" draw:layer="layout" svg:width="0.136cm" svg:height="0.225cm" svg:x="11.019cm" svg:y="8.468cm" svg:viewBox="0 0 137 226" svg:d="M137 153c0 13 0 22-5 30-4 9-8 13-18 21-8 5-17 13-29 13-13 4-26 9-43 9-8 0-16 0-21 0-8-5-12-5-21-5v-25c9 0 13 0 21 4 9 0 17 0 26 0 8 0 21 0 25-4 9 0 17-4 21-8 4-5 9-9 9-13 4-4 4-13 4-17 0-10 0-14-4-18 0-4-5-8-13-8-4-5-8-9-17-9-4 0-13-4-21-4h-25v-21h25c8 0 13 0 21-5 4 0 9-4 13-8 4 0 4-4 8-9 0-4 4-12 4-16 0-13-4-22-12-26-9-4-17-9-30-9-8 0-17 0-25 5-4 0-13 0-21 4v-26c0 0 4 0 8-4 4 0 9 0 13 0 4-4 8-4 12-4 5 0 9 0 13 0 13 0 21 0 30 4 8 4 17 4 25 13 4 4 10 8 14 17 0 4 4 13 4 21 0 13-4 21-14 30-4 8-12 17-25 21 8 0 13 4 17 4 8 5 14 9 18 13s8 9 8 13c5 4 5 12 5 17z">
          <text:p/>
        </draw:path>
        <draw:path draw:style-name="gr5" draw:text-style-name="P5" draw:layer="layout" svg:width="0.135cm" svg:height="0.17cm" svg:x="4.102cm" svg:y="9.023cm" svg:viewBox="0 0 136 171" svg:d="M111 171v-25c-9 12-17 17-30 21-8 4-17 4-30 4-8 0-17 0-21 0-8-4-12-8-18-13-4-4-8-8-12-12 0-9 0-13 0-22 0-17 4-29 18-38 12-8 29-13 55-13h33v-17c0-8 0-17-8-21-4-8-17-8-30-8-8 0-17 0-25 0-13 4-21 4-31 8v-26c6 0 10 0 14-4 4 0 8 0 13 0 4-5 12-5 17-5 4 0 8 0 17 0 8 0 16 0 25 5 8 0 17 4 21 8s9 10 13 18 4 13 4 25v115zM106 95h-33c-9 0-17 0-22 0-4 4-8 4-12 8-5 0-5 4-9 9 0 4 0 8 0 12 0 5 0 5 0 9s4 4 4 8c5 5 9 5 9 5 4 4 8 4 13 4 8 0 17-4 25-9 8-4 17-8 25-17z">
          <text:p/>
        </draw:path>
        <draw:polygon draw:style-name="gr5" draw:text-style-name="P5" draw:layer="layout" svg:width="0.136cm" svg:height="0.237cm" svg:x="4.292cm" svg:y="8.956cm" svg:viewBox="0 0 137 238" draw:points="55,25 9,25 9,0 85,0 85,213 137,213 137,238 0,238 0,213 55,213">
          <text:p/>
        </draw:polygon>
        <draw:path draw:style-name="gr5" draw:text-style-name="P5" draw:layer="layout" svg:width="0.152cm" svg:height="0.22cm" svg:x="4.462cm" svg:y="8.973cm" svg:viewBox="0 0 153 221" svg:d="M153 217c-8 4-17 4-21 4-8 0-13 0-21 0-21 0-38-4-47-13-12-8-16-25-16-42v-90h-48v-26h48v-42l29-8v50h76v26h-76v86c0 12 4 21 9 25 8 9 17 13 29 13 4 0 9-4 17-4 4 0 13 0 21-5z">
          <text:p/>
        </draw:path>
        <draw:path draw:style-name="gr5" draw:text-style-name="P5" draw:layer="layout" svg:width="0.148cm" svg:height="0.17cm" svg:x="4.657cm" svg:y="9.023cm" svg:viewBox="0 0 149 171" svg:d="M149 78c0 4 0 8 0 8 0 5 0 9 0 9h-119c0 17 9 29 18 42 8 9 21 13 42 13 4 0 8 0 13 0 4 0 8-4 12-4s9 0 13 0 8-5 13-5v26c-9 0-17 4-26 4-12 0-21 0-29 0-17 0-30 0-38-4-13-4-22-9-26-17-9-9-13-17-18-26 0-12-4-25-4-38s4-21 9-34c0-8 4-17 13-25 8-10 13-18 26-22 8-5 16-5 29-5s21 0 30 5c12 4 17 8 25 18 4 4 9 12 13 21 4 12 4 21 4 34zM119 73c0-8 0-12 0-21-4-4-4-8-8-13-4-8-8-8-17-12-4-4-8-4-17-4-8 0-13 0-17 4s-8 4-12 8c-5 9-9 13-13 17 0 9 0 13-5 21z">
          <text:p/>
        </draw:path>
        <draw:path draw:style-name="gr5" draw:text-style-name="P5" draw:layer="layout" svg:width="0.136cm" svg:height="0.17cm" svg:x="4.86cm" svg:y="9.023cm" svg:viewBox="0 0 137 171" svg:d="M0 0h26v35c8-12 21-22 29-26 9-9 23-9 31-9 17 0 30 5 38 17 9 10 13 27 13 48h-30c0-13 0-21-4-30-4-8-13-8-21-8-4 0-9 0-13 0-5 0-9 4-14 8-4 0-8 4-13 9-4 8-8 12-12 17v110h-30z">
          <text:p/>
        </draw:path>
        <draw:path draw:style-name="gr5" draw:text-style-name="P5" draw:layer="layout" svg:width="0.136cm" svg:height="0.17cm" svg:x="5.038cm" svg:y="9.023cm" svg:viewBox="0 0 137 171" svg:d="M0 0h27l4 31c4-8 8-14 13-18 4-4 8-4 12-8 4 0 9-5 13-5s8 0 13 0c21 0 34 5 42 13 9 14 13 26 13 48v110h-30v-106c0-13-4-26-8-30-4-8-13-8-22-8-4 0-8 0-8 0-4 0-9 4-13 4-4 4-8 8-12 13-5 4-9 8-13 17v110h-31z">
          <text:p/>
        </draw:path>
        <draw:path draw:style-name="gr5" draw:text-style-name="P5" draw:layer="layout" svg:width="0.139cm" svg:height="0.17cm" svg:x="5.221cm" svg:y="9.023cm" svg:viewBox="0 0 140 171" svg:d="M114 171l-4-25c-9 12-17 17-26 21-8 4-21 4-29 4-9 0-17 0-26 0-4-4-13-8-17-13-4-4-8-8-8-12-4-9-4-13-4-22 0-17 8-29 21-38 12-8 29-13 55-13h34v-17c0-8-5-17-9-21-8-8-17-8-30-8-8 0-21 0-29 0-9 4-17 4-30 8v-26c4 0 9 0 13-4 4 0 13 0 17 0 4-5 8-5 13-5 8 0 12 0 16 0 13 0 22 0 30 5 9 0 13 4 22 8 4 4 9 10 13 18 0 8 4 13 4 25v115zM110 95h-39c-8 0-12 0-16 0-5 4-9 4-13 8-4 0-9 4-9 9 0 4-4 8-4 12 0 5 4 5 4 9s0 4 5 8c0 5 4 5 8 5 4 4 9 4 13 4 8 0 12-4 21-9 8-4 21-8 30-17z">
          <text:p/>
        </draw:path>
        <draw:path draw:style-name="gr5" draw:text-style-name="P5" draw:layer="layout" svg:width="0.148cm" svg:height="0.22cm" svg:x="5.399cm" svg:y="8.973cm" svg:viewBox="0 0 149 221" svg:d="M149 217c-4 4-13 4-21 4-5 0-13 0-22 0-21 0-33-4-46-13-9-8-13-25-13-42v-90h-47v-26h47v-42l26-8v50h76v26h-76v86c0 12 4 21 12 25 4 9 13 13 26 13 8 0 12-4 17-4 8 0 12 0 21-5z">
          <text:p/>
        </draw:path>
        <draw:path draw:style-name="gr5" draw:text-style-name="P5" draw:layer="layout" svg:width="0.131cm" svg:height="0.237cm" svg:x="5.602cm" svg:y="8.956cm" svg:viewBox="0 0 132 238" svg:d="M55 93h-51v-26h81v146h47v25h-132v-25h55zM64 0c4 0 8 0 8 0 4 4 8 4 8 8 5 0 5 4 5 4 0 5 4 9 4 9 0 4-4 8-4 8 0 5 0 9-5 9 0 4-4 4-8 4 0 4-4 4-8 4-5 0-5 0-9-4-4 0-4 0-8-4 0 0 0-4-5-9 0 0 0-4 0-8 0 0 0-4 0-9 5 0 5-4 5-4 4-4 4-4 8-8 4 0 4 0 9 0z">
          <text:p/>
        </draw:path>
        <draw:polygon draw:style-name="gr5" draw:text-style-name="P5" draw:layer="layout" svg:width="0.161cm" svg:height="0.17cm" svg:x="5.772cm" svg:y="9.023cm" svg:viewBox="0 0 162 171" draw:points="0,0 34,0 72,111 80,141 89,111 132,0 162,0 97,171 63,171">
          <text:p/>
        </draw:polygon>
        <draw:path draw:style-name="gr5" draw:text-style-name="P5" draw:layer="layout" svg:width="0.148cm" svg:height="0.17cm" svg:x="5.967cm" svg:y="9.023cm" svg:viewBox="0 0 149 171" svg:d="M149 78c0 4 0 8 0 8 0 5 0 9 0 9h-119c0 17 5 29 13 42 13 9 25 13 42 13 5 0 9 0 17 0 4 0 9-4 13-4s8 0 13 0c4 0 8-5 12-5v26c-8 0-17 4-29 4-9 0-17 0-30 0s-25 0-38-4c-8-4-18-9-26-17-5-9-9-17-13-26-4-12-4-25-4-38s0-21 4-34c4-8 8-17 17-25 4-10 14-18 22-22 8-5 21-5 34-5s21 0 29 5c9 4 17 8 22 18 8 4 12 12 17 21 0 12 4 21 4 34zM119 73c0-8 0-12-4-21 0-4-4-8-9-13-4-8-8-8-12-12s-13-4-21-4c-5 0-9 0-17 4-5 4-9 4-13 8-4 9-4 13-8 17 0 9-5 13-5 21z">
          <text:p/>
        </draw:path>
        <draw:path draw:style-name="gr5" draw:text-style-name="P5" draw:layer="layout" svg:width="0.131cm" svg:height="0.237cm" svg:x="6.348cm" svg:y="8.956cm" svg:viewBox="0 0 132 238" svg:d="M132 238h-25v-107c0-13-4-26-8-30-5-8-13-8-22-8-4 0-8 0-12 0 0 0-5 4-9 4-4 4-8 8-12 13-5 4-9 8-13 17v111h-31v-238h31v67l-5 30c5-8 9-13 18-17 4 0 8-4 12-8 4 0 9-5 13-5s8 0 13 0c17 0 29 5 38 13 8 13 12 25 12 47z">
          <text:p/>
        </draw:path>
        <draw:path draw:style-name="gr5" draw:text-style-name="P5" draw:layer="layout" svg:width="0.165cm" svg:height="0.238cm" svg:x="6.518cm" svg:y="9.023cm" svg:viewBox="0 0 166 239" svg:d="M166 0l-60 154c-5 13-9 25-17 38-5 9-13 21-22 26-4 8-12 12-21 16-13 5-21 5-30 5-4 0-8 0-8 0-4 0-4 0-8 0v-26c0 0 4 0 8 0 0 0 4 0 8 0 5 0 9 0 13-4 9 0 13 0 17-4 0-4 4-9 9-17 4-4 8-9 12-17l-67-171h33l43 112 8 29 9-29 38-112z">
          <text:p/>
        </draw:path>
        <draw:path draw:style-name="gr5" draw:text-style-name="P5" draw:layer="layout" svg:width="0.144cm" svg:height="0.238cm" svg:x="6.721cm" svg:y="9.023cm" svg:viewBox="0 0 145 239" svg:d="M145 81c0 17-4 31-8 43-5 9-9 17-17 26-10 8-18 13-27 17-8 4-21 4-34 4-4 0-8 0-12 0-9 0-13 0-17-4v72h-30v-239h25v30c9-13 17-21 30-25 8-5 17-5 30-5 8 0 17 0 25 5 10 4 14 8 18 17 4 8 9 16 13 25 0 13 4 21 4 34zM115 85c0-8-5-17-5-25 0-9-4-13-4-17-4-9-8-13-13-13-4-4-8-4-12-4-5 0-9 0-13 0-5 0-9 4-13 4-4 4-8 8-13 13-4 4-8 8-12 17v81c4 5 8 5 17 5 4 4 8 4 16 4 13 0 26-9 35-17 12-13 17-26 17-48z">
          <text:p/>
        </draw:path>
        <draw:path draw:style-name="gr5" draw:text-style-name="P5" draw:layer="layout" svg:width="0.157cm" svg:height="0.169cm" svg:x="6.895cm" svg:y="9.024cm" svg:viewBox="0 0 158 170" svg:d="M158 85c0 13 0 26-5 34-4 13-8 22-16 30-5 9-13 13-26 17-8 4-21 4-34 4-8 0-21 0-31-4-8-4-17-8-25-17-4-4-13-17-13-25-4-13-8-22-8-39 0-12 4-25 8-34 5-12 9-21 13-29 8-5 17-14 25-18 14-4 23-4 36-4 12 0 25 0 33 4 9 4 17 8 22 18 8 8 12 17 16 25 5 13 5 26 5 38zM128 85c0-8 0-17 0-25-4-9-8-17-13-21-4-4-8-9-12-13-9 0-13 0-21 0-9 0-18 0-22 4-8 5-14 9-18 13s-8 13-8 21c0 4-5 13-5 21 0 13 5 21 5 26 4 8 4 17 8 21s14 9 18 13c4 0 13 4 22 4 8 0 16-4 21-4 8-4 12-9 17-17 4-4 4-13 8-17 0-9 0-17 0-26z">
          <text:p/>
        </draw:path>
        <draw:path draw:style-name="gr5" draw:text-style-name="P5" draw:layer="layout" svg:width="0.153cm" svg:height="0.22cm" svg:x="7.077cm" svg:y="8.973cm" svg:viewBox="0 0 154 221" svg:d="M154 217c-9 4-14 4-23 4-8 0-12 0-21 0-21 0-38-4-46-13-9-8-17-25-17-42v-90h-47v-26h47v-42l29-8v50h78v26h-78v86c0 12 5 21 9 25 8 9 17 13 29 13 5 0 13-4 17-4 9 0 14 0 23-5z">
          <text:p/>
        </draw:path>
        <draw:path draw:style-name="gr5" draw:text-style-name="P5" draw:layer="layout" svg:width="0.135cm" svg:height="0.237cm" svg:x="7.281cm" svg:y="8.956cm" svg:viewBox="0 0 136 238" svg:d="M136 238h-30v-107c0-13-4-26-8-30-4-8-9-8-22-8 0 0-4 0-9 0-4 0-8 4-12 4 0 4-5 8-9 13-4 4-13 8-17 17v111h-29v-238h29v67 30c4-8 9-13 13-17 4 0 8-4 13-8 4 0 8-5 12-5 5 0 9 0 18 0 13 0 26 5 38 13 9 13 13 25 13 47z">
          <text:p/>
        </draw:path>
        <draw:path draw:style-name="gr5" draw:text-style-name="P5" draw:layer="layout" svg:width="0.148cm" svg:height="0.17cm" svg:x="7.463cm" svg:y="9.023cm" svg:viewBox="0 0 149 171" svg:d="M149 78c0 4 0 8-4 8 0 5 0 9 0 9h-115c0 17 5 29 13 42 9 9 26 13 43 13 4 0 8 0 12 0s13-4 17-4 9 0 13 0 8-5 8-5v26c-4 0-17 4-25 4-9 0-21 0-30 0-17 0-25 0-38-4-8-4-17-9-25-17-4-9-14-17-14-26-4-12-4-25-4-38s0-21 4-34c4-8 10-17 14-25 8-10 17-18 25-22 9-5 21-5 30-5 13 0 25 0 34 5 8 4 17 8 21 18 8 4 13 12 13 21 4 12 8 21 8 34zM115 73c4-8 0-12 0-21 0-4-4-8-8-13-5-8-9-8-13-12-8-4-13-4-21-4-4 0-13 0-17 4s-9 4-13 8c-4 9-8 13-8 17-5 9-5 13-5 21z">
          <text:p/>
        </draw:path>
        <draw:path draw:style-name="gr5" draw:text-style-name="P5" draw:layer="layout" svg:width="0.131cm" svg:height="0.17cm" svg:x="7.658cm" svg:y="9.023cm" svg:viewBox="0 0 132 171" svg:d="M132 124c0 5-4 13-4 17-4 5-4 9-9 13-4 4-8 4-12 9-5 0-9 4-13 4-8 4-13 4-17 4s-13 0-17 0c-8 0-21 0-30 0-8 0-21-4-30-4v-26c14 0 22 5 30 5 9 4 22 4 30 4 13 0 26-4 30-9 8-4 8-8 8-12 0-5 0-9 0-9 0-4-4-4-4-8-4 0-8-5-13-9-8 0-17-4-25-4-9-4-13-8-21-8-5-5-13-9-17-13-4 0-9-9-9-13-5-4-5-9-5-17 0-4 0-9 5-17 0-4 5-8 9-14 4-4 12-8 21-12 8-5 21-5 34-5 4 0 13 0 21 0s17 0 25 5v26c-8-4-17-4-25-4s-17-4-21-4c-9 0-13 4-17 4-9 0-13 0-13 4-4 0-4 4-8 4 0 4 0 9 0 9 0 4 0 8 0 8 0 4 4 4 8 9 0 4 4 4 13 8 4 0 13 4 21 4 9 5 17 9 25 13 5 0 13 5 17 9 5 4 5 8 9 12 0 5 4 13 4 17z">
          <text:p/>
        </draw:path>
        <draw:path draw:style-name="gr5" draw:text-style-name="P5" draw:layer="layout" svg:width="0.132cm" svg:height="0.237cm" svg:x="7.844cm" svg:y="8.956cm" svg:viewBox="0 0 133 238" svg:d="M55 93h-50v-26h81v146h47v25h-133v-25h55zM64 0c4 0 8 0 8 0 5 4 9 4 9 8 5 0 5 4 5 4 0 5 4 9 4 9 0 4-4 8-4 8 0 5 0 9-5 9 0 4-4 4-9 4 0 4-4 4-8 4 0 0-4 0-9-4 0 0-4 0-8-4 0 0 0-4-4-9 0 0 0-4 0-8 0 0 0-4 0-9 4 0 4-4 4-4 4-4 4-4 8-8 5 0 9 0 9 0z">
          <text:p/>
        </draw:path>
        <draw:path draw:style-name="gr5" draw:text-style-name="P5" draw:layer="layout" svg:width="0.131cm" svg:height="0.17cm" svg:x="8.031cm" svg:y="9.023cm" svg:viewBox="0 0 132 171" svg:d="M132 124c0 5-4 13-4 17 0 5-4 9-9 13-4 4-8 4-12 9-4 0-9 4-13 4-4 4-13 4-17 4s-8 0-17 0c-8 0-21 0-29 0-10 0-19-4-31-4v-26c12 0 21 5 31 5 12 4 21 4 29 4 13 0 26-4 30-9 8-4 13-8 13-12 0-5 0-9-5-9 0-4 0-4-4-8-4 0-8-5-13-9-4 0-12-4-25-4-4-4-13-8-21-8-4-5-10-9-18-13-5 0-5-9-9-13s-4-9-4-17c0-4 0-9 4-17 0-4 4-8 9-14 8-4 14-8 22-12 8-5 21-5 34-5 8 0 13 0 21 0 9 0 17 0 25 5v26c-8-4-16-4-25-4-8 0-17-4-21-4-9 0-13 4-17 4s-9 0-13 4c-4 0-4 4-8 4 0 4 0 9 0 9 0 4 0 8 0 8 4 4 4 4 8 9 4 4 9 4 13 8 4 0 13 4 21 4 9 5 17 9 26 13 8 0 12 5 16 9 5 4 9 8 9 12 0 5 4 13 4 17z">
          <text:p/>
        </draw:path>
        <draw:path draw:style-name="gr5" draw:text-style-name="P5" draw:layer="layout" svg:width="0.051cm" svg:height="0.17cm" svg:x="8.255cm" svg:y="9.023cm" svg:viewBox="0 0 52 171" svg:d="M26 0c4 0 9 0 14 0 0 5 4 5 8 9l4 4c0 4 0 10 0 14s0 4 0 8-4 4-4 9c-4 4-8 4-8 4-5 4-10 4-14 4 0 0-4 0-9-4-4 0-4 0-8-4 0-5-4-5-4-9s-5-4-5-8 5-10 5-14l4-4c4-4 4-4 8-9 5 0 9 0 9 0zM26 120c4 0 9 4 14 4 0 0 4 5 8 5 0 4 4 4 4 8s0 9 0 9c0 4 0 8 0 12 0 0-4 5-4 9-4 0-8 4-8 4-5 0-10 0-14 0 0 0-4 0-9 0-4 0-4-4-8-4 0-4-4-4-4-9 0-4-5-8-5-12 0 0 5-5 5-9s4-4 4-8c4 0 4-5 8-5 5 0 9-4 9-4z">
          <text:p/>
        </draw:path>
        <draw:path draw:style-name="gr5" draw:text-style-name="P5" draw:layer="layout" svg:width="0.153cm" svg:height="0.22cm" svg:x="8.573cm" svg:y="8.973cm" svg:viewBox="0 0 154 221" svg:d="M154 217c-8 4-17 4-21 4-9 0-17 0-21 0-22 0-39-4-47-13-13-8-17-25-17-42v-90h-48v-26h48v-42l30-8v50h76v26h-76v86c0 12 4 21 8 25 8 9 17 13 30 13 4 0 8-4 17-4 4 0 13 0 21-5z">
          <text:p/>
        </draw:path>
        <draw:path draw:style-name="gr5" draw:text-style-name="P5" draw:layer="layout" svg:width="0.136cm" svg:height="0.17cm" svg:x="8.785cm" svg:y="9.023cm" svg:viewBox="0 0 137 171" svg:d="M0 0h26v35c8-12 21-22 29-26 10-9 18-9 31-9 17 0 30 5 38 17 9 10 13 27 13 48h-30c0-13 0-21-8-30-4-8-9-8-17-8-4 0-9 0-13 0s-8 4-14 8c-4 0-8 4-12 9-5 8-9 12-17 17v110h-26z">
          <text:p/>
        </draw:path>
        <draw:path draw:style-name="gr5" draw:text-style-name="P5" draw:layer="layout" svg:width="0.136cm" svg:height="0.17cm" svg:x="8.963cm" svg:y="9.023cm" svg:viewBox="0 0 137 171" svg:d="M137 171h-26l-4-30c-4 9-8 13-13 17-4 5-8 5-12 9s-9 4-13 4-13 0-17 0c-17 0-30-4-39-13-8-8-13-25-13-46v-112h31v112c0 25 8 38 30 38 0 0 4 0 8-4 4 0 9 0 13-5 0-4 4-4 8-12 4-5 13-9 17-13v-116h30z">
          <text:p/>
        </draw:path>
        <draw:path draw:style-name="gr5" draw:text-style-name="P5" draw:layer="layout" svg:width="0.149cm" svg:height="0.17cm" svg:x="9.141cm" svg:y="9.023cm" svg:viewBox="0 0 150 171" svg:d="M150 78c0 4 0 8 0 8 0 5 0 9 0 9h-116c0 17 4 29 13 42 8 9 21 13 42 13 5 0 9 0 13 0s9-4 14-4c4 0 8 0 12 0 5 0 9-5 13-5v26c-8 0-17 4-25 4-10 0-22 0-31 0-17 0-30 0-38-4-9-4-17-9-25-17-9-9-13-17-13-26-4-12-9-25-9-38s5-21 9-34c0-8 8-17 13-25 8-10 12-18 25-22 8-5 17-5 30-5 12 0 21 0 34 5 9 4 13 8 22 18 4 4 8 12 12 21 5 12 5 21 5 34zM120 73c0-8 0-12 0-21-4-4-4-8-9-13-5-8-9-8-13-12-9-4-13-4-21-4-9 0-13 0-17 4-5 4-9 4-13 8-4 9-9 13-9 17-4 9-4 13-4 21z">
          <text:p/>
        </draw:path>
        <draw:path draw:style-name="gr5" draw:text-style-name="P5" draw:layer="layout" svg:width="0.144cm" svg:height="0.237cm" svg:x="9.514cm" svg:y="8.956cm" svg:viewBox="0 0 145 238" svg:d="M0 157c0-13 5-26 9-39s8-21 17-29c4-5 13-13 25-17 9-5 22-5 35-5 4 0 9 0 13 0s13 5 17 5v-72h29v238h-25l-4-34c-9 13-17 21-26 26-8 8-21 8-30 8s-17 0-26-4c-8-4-12-9-17-17-4-9-8-17-12-26 0-8-5-21-5-34zM30 152c0 22 4 39 9 48 8 8 16 17 26 17 8 0 17-4 25-13 9-4 17-17 26-30v-77c-4 0-13-4-17-4s-13 0-17 0c-17 0-31 4-39 12-9 13-13 26-13 47z">
          <text:p/>
        </draw:path>
        <draw:path draw:style-name="gr5" draw:text-style-name="P5" draw:layer="layout" svg:width="0.132cm" svg:height="0.237cm" svg:x="9.713cm" svg:y="8.956cm" svg:viewBox="0 0 133 238" svg:d="M57 93h-52v-26h81v146h47v25h-133v-25h57zM65 0c4 0 9 0 9 0 4 4 4 4 8 8l4 4c0 5 5 9 5 9 0 4-5 8-5 8 0 5-4 9-4 9-4 4-4 4-8 4 0 4-5 4-9 4s-4 0-8-4c-5 0-5 0-9-4 0 0-5-4-5-9 0 0 0-4 0-8 0 0 0-4 0-9l5-4c4-4 4-4 9-8 4 0 4 0 8 0z">
          <text:p/>
        </draw:path>
        <draw:path draw:style-name="gr5" draw:text-style-name="P5" draw:layer="layout" svg:width="0.161cm" svg:height="0.237cm" svg:x="9.883cm" svg:y="8.956cm" svg:viewBox="0 0 162 238" svg:d="M162 29c-13-4-25-4-38-4-25 0-38 13-38 38v30h72v25h-72v120h-30v-120h-56v-25h56v-26c0-46 21-67 68-67 13 0 25 0 38 4z">
          <text:p/>
        </draw:path>
        <draw:path draw:style-name="gr5" draw:text-style-name="P5" draw:layer="layout" svg:width="0.161cm" svg:height="0.237cm" svg:x="10.07cm" svg:y="8.956cm" svg:viewBox="0 0 162 238" svg:d="M162 29c-14-4-27-4-39-4-26 0-39 13-39 38v30h73v25h-73v120h-29v-120h-55v-25h55v-26c0-46 21-67 68-67 12 0 25 0 39 4z">
          <text:p/>
        </draw:path>
        <draw:path draw:style-name="gr5" draw:text-style-name="P5" draw:layer="layout" svg:width="0.148cm" svg:height="0.17cm" svg:x="10.265cm" svg:y="9.023cm" svg:viewBox="0 0 149 171" svg:d="M149 78c0 4 0 8 0 8 0 5 0 9 0 9h-119c0 17 4 29 13 42 13 9 25 13 42 13 5 0 9 0 17 0 5 0 9-4 13-4s9 0 13 0 8-5 13-5v26c-9 0-17 4-30 4-9 0-17 0-30 0s-25 0-38-4c-9-4-17-9-21-17-10-9-14-17-18-26-4-12-4-25-4-38s0-21 4-34c4-8 8-17 18-25 4-10 12-18 21-22 8-5 21-5 34-5s21 0 30 5c8 4 17 8 21 18 8 4 13 12 17 21 0 12 4 21 4 34zM119 73c0-8 0-12-4-21 0-4-4-8-8-13-5-8-9-8-13-12s-13-4-21-4c-5 0-9 0-17 4-5 4-9 4-13 8-4 9-4 13-9 17 0 9-4 13-4 21z">
          <text:p/>
        </draw:path>
        <draw:path draw:style-name="gr5" draw:text-style-name="P5" draw:layer="layout" svg:width="0.14cm" svg:height="0.17cm" svg:x="10.464cm" svg:y="9.023cm" svg:viewBox="0 0 141 171" svg:d="M0 0h29v35c10-12 18-22 31-26 9-9 17-9 25-9 22 0 35 5 43 17 9 10 13 27 13 48h-30c0-13-4-21-8-30-5-8-9-8-22-8 0 0-4 0-8 0s-9 4-13 8c-4 0-8 4-13 9-4 8-12 12-18 17v110h-29z">
          <text:p/>
        </draw:path>
        <draw:path draw:style-name="gr5" draw:text-style-name="P5" draw:layer="layout" svg:width="0.148cm" svg:height="0.17cm" svg:x="10.638cm" svg:y="9.023cm" svg:viewBox="0 0 149 171" svg:d="M149 78c0 4 0 8 0 8 0 5 0 9 0 9h-120c0 17 4 29 17 42 9 9 21 13 38 13 5 0 14 0 18 0s9-4 13-4 8 0 13 0c4 0 8-5 13-5v26c-9 0-18 4-26 4-13 0-21 0-35 0-13 0-25 0-34-4-13-4-21-9-25-17-9-9-13-17-17-26-4-12-4-25-4-38s4-21 4-34c4-8 8-17 17-25 4-10 12-18 21-22 13-5 21-5 34-5s22 0 30 5c9 4 17 8 26 18 4 4 9 12 13 21 4 12 4 21 4 34zM119 73c0-8 0-12-4-21 0-4-4-8-9-13 0-8-4-8-12-12-5-4-14-4-18-4-9 0-13 0-17 4-9 4-13 4-17 8 0 9-4 13-9 17 0 9-4 13-4 21z">
          <text:p/>
        </draw:path>
        <draw:path draw:style-name="gr5" draw:text-style-name="P5" draw:layer="layout" svg:width="0.131cm" svg:height="0.17cm" svg:x="10.833cm" svg:y="9.023cm" svg:viewBox="0 0 132 171" svg:d="M0 0h25v31c4-8 8-14 17-18 4-4 8-4 13-8 4 0 8-5 12-5 5 0 9 0 13 0 17 0 31 5 39 13 9 14 13 26 13 48v110h-27v-106c0-13-4-26-8-30-4-8-13-8-21-8-4 0-9 0-13 0 0 0-4 4-8 4-5 4-9 8-13 13-4 4-9 8-13 17v110h-29z">
          <text:p/>
        </draw:path>
        <draw:path draw:style-name="gr5" draw:text-style-name="P5" draw:layer="layout" svg:width="0.131cm" svg:height="0.17cm" svg:x="11.019cm" svg:y="9.023cm" svg:viewBox="0 0 132 171" svg:d="M132 163c-8 4-17 4-25 8-9 0-17 0-25 0-26 0-48-4-61-21-12-13-21-34-21-64 0-13 0-21 4-34 5-8 13-21 17-25 9-10 17-18 31-22 8-5 21-5 34-5 8 0 17 0 21 0 8 5 17 5 25 9v26c-8-4-17-4-25-8-4 0-13 0-21 0-9 0-17 0-21 4-9 0-13 4-18 13-5 4-9 8-13 17-4 8-4 17-4 25 0 21 4 38 12 47 14 8 27 13 44 13 8 0 17 0 21 0 8-5 17-5 25-9z">
          <text:p/>
        </draw:path>
        <draw:path draw:style-name="gr5" draw:text-style-name="P5" draw:layer="layout" svg:width="0.148cm" svg:height="0.17cm" svg:x="11.197cm" svg:y="9.023cm" svg:viewBox="0 0 149 171" svg:d="M149 78c0 4 0 8 0 8 0 5 0 9 0 9h-115c0 17 4 29 13 42 8 9 21 13 42 13 4 0 9 0 13 0s8-4 12-4c5 0 9 0 14 0 4 0 9-5 13-5v26c-9 0-18 4-27 4-8 0-21 0-29 0-17 0-30 0-38-4-13-4-17-9-26-17-8-9-12-17-17-26 0-12-4-25-4-38s4-21 9-34c0-8 8-17 12-25 9-10 13-18 26-22 8-5 17-5 29-5 13 0 22 0 34 5 9 4 13 8 22 18 5 4 9 12 13 21 4 12 4 21 4 34zM119 73c0-8 0-12 0-21-5-4-5-8-9-13-4-8-8-8-17-12-4-4-8-4-17-4-8 0-12 0-17 4-4 4-8 4-12 8-4 9-9 13-9 17-4 9-4 13-4 21z">
          <text:p/>
        </draw:path>
        <draw:path draw:style-name="gr5" draw:text-style-name="P5" draw:layer="layout" svg:width="0.131cm" svg:height="0.237cm" svg:x="11.583cm" svg:y="8.956cm" svg:viewBox="0 0 132 238" svg:d="M56 93h-52v-26h82v146h46v25h-132v-25h56zM64 0c5 0 5 0 9 0 4 4 4 4 8 8l5 4c0 5 0 9 0 9 0 4 0 8 0 8 0 5-5 9-5 9-4 4-4 4-8 4-4 4-4 4-9 4-4 0-4 0-8-4-4 0-4 0-8-4 0 0-5-4-5-9 0 0 0-4 0-8 0 0 0-4 0-9l5-4c4-4 4-4 8-8 4 0 4 0 8 0z">
          <text:p/>
        </draw:path>
        <draw:path draw:style-name="gr5" draw:text-style-name="P5" draw:layer="layout" svg:width="0.136cm" svg:height="0.17cm" svg:x="11.765cm" svg:y="9.023cm" svg:viewBox="0 0 137 171" svg:d="M0 0h25l5 31c4-8 8-14 12-18 5-4 10-4 14-8 5 0 9-5 13-5s8 0 17 0c17 0 30 5 38 13 8 14 13 26 13 48v110h-30v-106c0-13 0-26-8-30-5-8-9-8-22-8-4 0-4 0-8 0s-8 4-13 4c-4 4-4 8-9 13-5 4-13 8-17 17v110h-30z">
          <text:p/>
        </draw:path>
        <draw:path draw:style-name="gr5" draw:text-style-name="P5" draw:layer="layout" svg:width="0.156cm" svg:height="0.17cm" svg:x="12.13cm" svg:y="9.023cm" svg:viewBox="0 0 157 171" svg:d="M132 171v-119c0-8-4-13-4-13 0-4 0-8 0-8 0-4 0-4-4-4 0 0 0-4-5-4l-5 4c-4 0-4 4-9 4 0 4-4 8-4 13-4 4-8 12-13 17v110h-25v-119c0-4 0-8 0-13 0-4 0-8 0-8-4-4-4-4-4-4l-4-4c-5 0-5 4-9 4l-4 4c-4 4-4 8-9 13 0 4-4 12-8 17v110h-25v-171h21v35c4-8 8-12 8-18 4-4 9-8 9-8 4-4 8-9 8-9 4 0 9 0 13 0 8 0 17 0 21 9 4 4 4 14 4 26 4-4 9-8 9-12 4-6 8-10 8-14 4-4 9-4 13-9 0 0 5 0 10 0 21 0 33 17 33 48v123z">
          <text:p/>
        </draw:path>
        <draw:path draw:style-name="gr5" draw:text-style-name="P5" draw:layer="layout" svg:width="0.149cm" svg:height="0.17cm" svg:x="12.32cm" svg:y="9.023cm" svg:viewBox="0 0 150 171" svg:d="M150 78c0 4 0 8 0 8 0 5 0 9 0 9h-120c0 17 4 29 14 42 12 9 25 13 42 13 4 0 8 0 17 0 4 0 8-4 13-4 4 0 8 0 13 0 4 0 8-5 12-5v26c-8 0-17 4-30 4-8 0-17 0-29 0-13 0-26 0-38-4-10-4-18-9-27-17-4-9-8-17-12-26-5-12-5-25-5-38s0-21 5-34c4-8 8-17 17-25 4-10 12-18 22-22 8-5 21-5 34-5 8 0 21 0 29 5 9 4 17 8 22 18 8 4 12 12 17 21 0 12 4 21 4 34zM120 73c0-8 0-12-4-21 0-4-5-8-9-13-4-8-8-8-13-12-4-4-12-4-21-4-4 0-8 0-17 4-4 4-8 4-12 8-5 9-5 13-10 17-4 9-4 13-4 21z">
          <text:p/>
        </draw:path>
        <draw:path draw:style-name="gr5" draw:text-style-name="P5" draw:layer="layout" svg:width="0.136cm" svg:height="0.17cm" svg:x="12.511cm" svg:y="9.023cm" svg:viewBox="0 0 137 171" svg:d="M110 171v-25c-8 12-21 17-29 21-9 4-17 4-30 4-9 0-17 0-21 0-9-4-13-8-17-13-4-4-9-8-13-12 0-9 0-13 0-22 0-17 4-29 17-38 13-8 30-13 55-13h34v-17c0-8-4-17-9-21-8-8-16-8-29-8-9 0-17 0-26 0-12 4-21 4-29 8v-26c4 0 8 0 13-4 4 0 8 0 12 0 4-5 13-5 17-5s9 0 17 0c9 0 17 0 25 5 9 0 18 4 23 8 4 4 8 10 12 18 5 8 5 13 5 25v115zM106 95h-34c-8 0-17 0-21 0-4 4-9 4-13 8-4 0-4 4-8 9 0 4 0 8 0 12 0 5 0 5 0 9s4 4 4 8c4 5 8 5 8 5 5 4 9 4 13 4 9 0 17-4 26-9 8-4 16-8 25-17z">
          <text:p/>
        </draw:path>
        <draw:path draw:style-name="gr5" draw:text-style-name="P5" draw:layer="layout" svg:width="0.131cm" svg:height="0.17cm" svg:x="12.702cm" svg:y="9.023cm" svg:viewBox="0 0 132 171" svg:d="M0 0h25v31c5-8 9-14 13-18s13-4 17-8c4 0 8-5 13-5s9 0 13 0c17 0 30 5 38 13 9 14 13 26 13 48v110h-25v-106c0-13-5-26-9-30-4-8-12-8-21-8-4 0-9 0-14 0-4 0-4 4-8 4-4 4-9 8-13 13-4 4-8 8-12 17v110h-30z">
          <text:p/>
        </draw:path>
        <draw:path draw:style-name="gr5" draw:text-style-name="P5" draw:layer="layout" svg:width="0.128cm" svg:height="0.17cm" svg:x="12.893cm" svg:y="9.023cm" svg:viewBox="0 0 129 171" svg:d="M129 124c0 5 0 13-5 17 0 5-4 9-9 13 0 4-4 4-9 9-8 0-12 4-16 4-5 4-9 4-17 4-5 0-9 0-13 0-14 0-22 0-35 0-8 0-17-4-25-4v-26c8 0 17 5 29 5 9 4 17 4 27 4 17 0 25-4 34-9 4-4 8-8 8-12 0-5 0-9 0-9-4-4-4-4-8-8 0 0-5-5-13-9-4 0-13-4-21-4-10-4-18-8-22-8-9-5-13-9-17-13-5 0-9-9-13-13 0-4-4-9-4-17 0-4 0-9 4-17 0-4 4-8 13-14 4-4 8-8 21-12 8-5 18-5 30-5 9 0 17 0 26 0 4 0 12 0 21 5v26c-9-4-17-4-25-4-9 0-13-4-22-4-4 0-12 4-18 4-4 0-8 0-12 4l-4 4c-5 4-5 9-5 9 0 4 0 8 5 8 0 4 0 4 4 9 4 4 8 4 12 8 10 0 14 4 23 4 12 5 21 9 25 13 8 0 13 5 17 9 5 4 9 8 9 12 5 5 5 13 5 17z">
          <text:p/>
        </draw:path>
        <draw:path draw:style-name="gr5" draw:text-style-name="P5" draw:layer="layout" svg:width="0.144cm" svg:height="0.237cm" svg:x="13.261cm" svg:y="8.956cm" svg:viewBox="0 0 145 238" svg:d="M145 148c0 17-4 31-8 39-4 13-9 21-17 30-4 4-13 13-25 17-9 4-22 4-34 4-10 0-18 0-31 0-9-4-21-8-30-13v-225h30v67 30c4-13 17-21 26-25 9-5 17-5 30-5 9 0 17 0 26 5 8 4 12 8 16 17 5 8 9 16 13 25 0 13 4 21 4 34zM116 152c0-8 0-17-4-25 0-9-5-13-5-17-4-9-8-13-12-13-5-4-9-4-13-4s-9 0-13 0-8 4-13 4c-5 4-9 8-13 13-4 4-9 8-13 17v81c4 5 13 5 17 5 4 4 14 4 18 4s13-4 17-4c8-5 13-5 17-13 4-4 8-9 13-17 0-9 4-18 4-31z">
          <text:p/>
        </draw:path>
        <draw:path draw:style-name="gr5" draw:text-style-name="P5" draw:layer="layout" svg:width="0.148cm" svg:height="0.17cm" svg:x="13.44cm" svg:y="9.023cm" svg:viewBox="0 0 149 171" svg:d="M149 78c0 4 0 8 0 8 0 5 0 9 0 9h-116c0 17 5 29 13 42 9 9 21 13 42 13 5 0 9 0 13 0 5 0 10-4 14-4s8 0 13 0c4 0 8-5 12-5v26c-8 0-17 4-25 4-9 0-22 0-31 0-17 0-29 0-38-4-8-4-17-9-25-17-9-9-13-17-13-26-4-12-8-25-8-38s4-21 8-34c0-8 8-17 13-25 8-10 12-18 25-22 9-5 17-5 30-5 12 0 21 0 35 5 8 4 12 8 21 18 4 4 8 12 12 21 5 12 5 21 5 34zM119 73c0-8 0-12 0-21-4-4-4-8-8-13-5-8-10-8-14-12-9-4-13-4-21-4-9 0-13 0-17 4s-9 4-13 8c-4 9-8 13-8 17-5 9-5 13-5 21z">
          <text:p/>
        </draw:path>
        <draw:path draw:style-name="gr5" draw:text-style-name="P5" draw:layer="layout" svg:width="0.153cm" svg:height="0.22cm" svg:x="13.617cm" svg:y="8.973cm" svg:viewBox="0 0 154 221" svg:d="M154 217c-8 4-13 4-22 4s-13 0-22 0c-21 0-38-4-46-13-9-8-17-25-17-42v-90h-47v-26h47v-42l30-8v50h77v26h-77v86c0 12 4 21 8 25 8 9 17 13 30 13 4 0 12-4 17-4 9 0 14 0 22-5z">
          <text:p/>
        </draw:path>
        <draw:polygon draw:style-name="gr5" draw:text-style-name="P5" draw:layer="layout" svg:width="0.178cm" svg:height="0.17cm" svg:x="13.8cm" svg:y="9.023cm" svg:viewBox="0 0 179 171" draw:points="179,0 152,171 118,171 93,99 89,82 84,103 59,171 25,171 0,0 29,0 42,116 46,141 55,120 80,44 97,44 127,120 131,141 135,116 148,0">
          <text:p/>
        </draw:polygon>
        <draw:path draw:style-name="gr5" draw:text-style-name="P5" draw:layer="layout" svg:width="0.149cm" svg:height="0.17cm" svg:x="14.003cm" svg:y="9.023cm" svg:viewBox="0 0 150 171" svg:d="M150 78c0 4 0 8 0 8 0 5-5 9-5 9h-115c0 17 4 29 12 42 9 9 26 13 43 13 4 0 8 0 12 0 5 0 13-4 17-4 5 0 9 0 13 0 6 0 10-5 10-5v26c-4 0-14 4-27 4-8 0-21 0-29 0-13 0-26 0-39-4-8-4-16-9-25-17-4-9-8-17-13-26-4-12-4-25-4-38s0-21 4-34c5-8 9-17 13-25 9-10 17-18 25-22 9-5 22-5 34-5 9 0 21 0 30 5 8 4 17 8 21 18 10 4 14 12 14 21 4 12 9 21 9 34zM114 73c5-8 0-12 0-21 0-4-4-8-8-13-4-8-9-8-13-12-8-4-12-4-21-4-4 0-13 0-17 4s-8 4-13 8c-4 9-8 13-8 17-4 9-4 13-4 21z">
          <text:p/>
        </draw:path>
        <draw:path draw:style-name="gr5" draw:text-style-name="P5" draw:layer="layout" svg:width="0.148cm" svg:height="0.17cm" svg:x="14.19cm" svg:y="9.023cm" svg:viewBox="0 0 149 171" svg:d="M149 78c0 4 0 8 0 8 0 5 0 9 0 9h-120c0 17 4 29 13 42 13 9 25 13 42 13 5 0 10 0 14 0 8 0 13-4 17-4s8 0 13 0c4 0 8-5 13-5v26c-9 0-18 4-30 4-9 0-17 0-31 0-13 0-25 0-38-4-9-4-17-9-25-17-5-9-9-17-13-26-4-12-4-25-4-38s0-21 4-34c4-8 8-17 13-25 8-10 16-18 25-22 8-5 21-5 34-5 8 0 22 0 30 5 9 4 17 8 22 18 8 4 13 12 17 21 0 12 4 21 4 34zM119 73c0-8-4-12-4-21 0-4-4-8-9-13-4-8-8-8-12-12-5-4-14-4-22-4-5 0-13 0-17 4-5 4-9 4-13 8-4 9-9 13-9 17-4 9-4 13-4 21z">
          <text:p/>
        </draw:path>
        <draw:path draw:style-name="gr5" draw:text-style-name="P5" draw:layer="layout" svg:width="0.131cm" svg:height="0.17cm" svg:x="14.385cm" svg:y="9.023cm" svg:viewBox="0 0 132 171" svg:d="M0 0h25v31c4-8 8-14 13-18 4-4 8-4 12-8 5 0 9-5 17-5 5 0 9 0 13 0 18 0 31 5 39 13 9 14 13 26 13 48v110h-30v-106c0-13 0-26-4-30-9-8-14-8-26-8 0 0-5 0-9 0s-8 4-8 4c-5 4-9 8-13 13-4 4-9 8-17 17v110h-25z">
          <text:p/>
        </draw:path>
        <draw:path draw:style-name="gr5" draw:text-style-name="P5" draw:layer="layout" svg:width="0.157cm" svg:height="0.238cm" svg:x="14.745cm" svg:y="9.023cm" svg:viewBox="0 0 158 239" svg:d="M131 26c4 4 4 8 9 12 0 5 0 13 0 17 0 9 0 17-5 26-4 4-8 13-12 17-4 5-13 9-21 14-9 0-17 4-26 4-8 0-13 0-21-4-4 0-8 0-13-5-4 5-4 5-4 9-4 4-4 4-4 8 0 5 4 9 8 13 5 0 9 4 13 4h47c8 0 12 0 21 5 8 0 12 4 17 8 8 4 12 9 12 13 6 4 6 12 6 17 0 8 0 17-6 21-4 8-8 13-12 17-9 4-17 8-26 12-12 5-25 5-38 5s-25 0-34-5c-8 0-17-4-25-8-4-4-9-8-13-13-4-4-4-8-4-17 0-8 4-17 4-21 4-4 13-12 21-17-4 0-8-4-8-4-4-4-4-4-4-8-5 0-5-5-5-9v-4c0-9 0-17 5-21 4-9 8-14 12-18-4-4-4-4-8-9 0 0 0-4-4-8 0 0 0-5 0-9s0-8 0-13c0-8 0-12 4-21 0-8 4-12 13-17 4-8 12-12 21-12 8-5 17-5 25-5 4 0 9 0 13 0s4 0 8 0h61v26zM30 192c0 9 4 17 12 17 9 4 21 9 34 9 9 0 17 0 26-5 4 0 8-4 12-4 5-4 9-8 9-13 4 0 4-4 4-8 0-9-4-13-8-17-5 0-13-4-26-4h-42c-4 0-9 4-9 4-4 4-4 4-8 8 0 5 0 5 0 9-4 0-4 4-4 4zM38 55c0 9 4 13 4 17 0 5 5 9 9 9 4 4 4 9 12 9 5 0 9 4 13 4s13-4 17-4 9-5 9-9c4-4 4-9 8-13 0-4 0-8 0-13 0-4 0-8 0-12-4-5-4-9-8-13-5-4-9-4-13-8-4 0-9 0-13 0s-13 0-17 4c-4 0-8 4-8 4-4 4-9 8-9 13 0 4-4 8-4 12z">
          <text:p/>
        </draw:path>
        <draw:path draw:style-name="gr5" draw:text-style-name="P5" draw:layer="layout" svg:width="0.14cm" svg:height="0.17cm" svg:x="14.948cm" svg:y="9.023cm" svg:viewBox="0 0 141 171" svg:d="M0 0h30v35c9-12 17-22 30-26 8-9 17-9 29-9 17 0 30 5 38 17 10 10 14 27 14 48h-30c0-13-5-21-9-30-4-8-8-8-17-8-4 0-8 0-13 0-4 0-8 4-12 8-5 0-9 4-13 9-4 8-8 12-17 17v110h-30z">
          <text:p/>
        </draw:path>
        <draw:path draw:style-name="gr5" draw:text-style-name="P5" draw:layer="layout" svg:width="0.157cm" svg:height="0.17cm" svg:x="15.118cm" svg:y="9.023cm" svg:viewBox="0 0 158 171" svg:d="M158 86c0 13 0 26-5 34-4 13-8 21-16 30-5 8-13 13-26 17-8 4-22 4-35 4-12 0-21 0-30-4-12-4-17-9-25-17-9-4-13-17-17-26 0-12-4-21-4-38 0-13 4-25 8-34 0-13 9-21 13-29 8-6 17-14 25-18 9-5 22-5 34-5 14 0 23 0 35 5 9 4 17 8 22 18 8 8 12 16 16 25 5 13 5 25 5 38zM128 86c0-8 0-17-4-25 0-9-4-17-9-22-4-4-8-8-17-12-4 0-13 0-18 0-8 0-16 0-25 4-4 4-9 8-13 13-4 4-8 12-8 21-5 4-5 13-5 21 0 13 0 21 5 26 4 8 4 17 8 21s9 8 17 13c5 0 13 4 21 4 9 0 14-4 23-4 4-5 12-9 12-17 5-5 9-13 13-17 0-9 0-17 0-26z">
          <text:p/>
        </draw:path>
        <draw:path draw:style-name="gr5" draw:text-style-name="P5" draw:layer="layout" svg:width="0.136cm" svg:height="0.17cm" svg:x="15.317cm" svg:y="9.023cm" svg:viewBox="0 0 137 171" svg:d="M137 171h-26l-4-30c-4 9-9 13-13 17-4 5-8 5-13 9-4 4-8 4-12 4s-13 0-17 0c-17 0-30-4-38-13-10-8-14-25-14-46v-112h31v112c0 25 8 38 29 38 0 0 5 0 9-4 4 0 8 0 12-5 0-4 5-4 9-12 4-5 13-9 17-13v-116h30z">
          <text:p/>
        </draw:path>
        <draw:path draw:style-name="gr5" draw:text-style-name="P5" draw:layer="layout" svg:width="0.144cm" svg:height="0.238cm" svg:x="15.504cm" svg:y="9.023cm" svg:viewBox="0 0 145 239" svg:d="M145 81c0 17-4 31-9 43-4 9-8 17-18 26-8 8-17 13-25 17-9 4-21 4-34 4-4 0-9 0-13 0-8 0-13 0-17-4v72h-29v-239h25l4 30c9-13 17-21 26-25 8-5 17-5 29-5 9 0 17 0 26 5 8 4 14 8 18 17 4 8 8 17 13 25 0 13 4 21 4 34zM114 85c0-8 0-17-4-25 0-9-4-13-4-17-5-8-9-13-13-13-4-4-9-4-13-4s-8 0-13 0c-4 0-8 4-12 4-5 5-9 9-13 13s-9 8-13 17v81c4 5 9 5 17 5 4 4 13 4 17 4 17 0 26-9 38-17 9-13 13-26 13-48z">
          <text:p/>
        </draw:path>
        <draw:polygon draw:style-name="gr5" draw:text-style-name="P5" draw:layer="layout" svg:width="0.123cm" svg:height="0.216cm" svg:x="15.885cm" svg:y="8.977cm" svg:viewBox="0 0 124 217" draw:points="124,217 0,217 0,0 124,0 124,21 30,21 30,89 120,89 120,114 30,114 30,191 124,191">
          <text:p/>
        </draw:polygon>
        <draw:polygon draw:style-name="gr5" draw:text-style-name="P5" draw:layer="layout" svg:width="0.132cm" svg:height="0.237cm" svg:x="16.067cm" svg:y="8.956cm" svg:viewBox="0 0 133 238" draw:points="55,25 5,25 5,0 85,0 85,213 133,213 133,238 0,238 0,213 55,213">
          <text:p/>
        </draw:polygon>
        <draw:path draw:style-name="gr5" draw:text-style-name="P5" draw:layer="layout" svg:width="0.144cm" svg:height="0.237cm" svg:x="16.241cm" svg:y="8.956cm" svg:viewBox="0 0 145 238" svg:d="M0 157c0-13 5-26 9-39s8-21 17-29c4-5 13-13 25-17 9-5 21-5 34-5 4 0 9 0 13 0s14 5 18 5v-72h29v238h-25l-4-34c-9 13-18 21-27 26-8 8-21 8-29 8-9 0-17 0-26-4-8-4-12-9-17-17-4-9-8-17-12-26 0-8-5-21-5-34zM30 152c0 22 4 39 9 48 8 8 17 17 25 17s17-4 25-13c9-4 18-17 27-30v-77c-4 0-14-4-18-4s-13 0-17 0c-17 0-30 4-38 12-9 13-13 26-13 47z">
          <text:p/>
        </draw:path>
        <draw:path draw:style-name="gr5" draw:text-style-name="P5" draw:layer="layout" svg:width="0.148cm" svg:height="0.17cm" svg:x="16.432cm" svg:y="9.023cm" svg:viewBox="0 0 149 171" svg:d="M149 78c0 4 0 8 0 8 0 5 0 9 0 9h-120c0 17 5 29 13 42 13 9 25 13 43 13 5 0 9 0 17 0 5 0 9-4 13-4s8 0 13 0c4 0 8-5 13-5v26c-9 0-18 4-30 4-9 0-17 0-30 0-14 0-26 0-39-4-8-4-17-9-25-17-5-9-9-17-13-26-4-12-4-25-4-38s0-21 4-34c4-8 8-17 17-25 4-10 13-18 21-22 9-5 21-5 35-5 8 0 21 0 30 5 8 4 16 8 21 18 8 4 13 12 17 21 0 12 4 21 4 34zM119 73c0-8 0-12-4-21 0-4-4-8-8-13-5-8-9-8-13-12s-13-4-21-4c-6 0-10 0-18 4-4 4-9 4-13 8-4 9-4 13-8 17-5 9-5 13-5 21z">
          <text:p/>
        </draw:path>
        <draw:path draw:style-name="gr5" draw:text-style-name="P5" draw:layer="layout" svg:width="0.14cm" svg:height="0.17cm" svg:x="16.631cm" svg:y="9.023cm" svg:viewBox="0 0 141 171" svg:d="M0 0h26l4 35c8-12 17-22 25-26 13-9 21-9 30-9 17 0 30 5 43 17 9 10 13 27 13 48h-31c0-13-4-21-8-30-4-8-13-8-21-8-5 0-5 0-9 0s-8 4-13 8c-4 0-8 4-12 9-4 8-13 12-17 17v110h-30z">
          <text:p/>
        </draw:path>
        <draw:polygon draw:style-name="gr5" draw:text-style-name="P5" draw:layer="layout" svg:width="0.135cm" svg:height="0.237cm" svg:x="16.814cm" svg:y="8.956cm" svg:viewBox="0 0 136 238" draw:points="55,25 4,25 4,0 84,0 84,213 136,213 136,238 0,238 0,213 55,213">
          <text:p/>
        </draw:polygon>
        <draw:path draw:style-name="gr5" draw:text-style-name="P5" draw:layer="layout" svg:width="0.165cm" svg:height="0.238cm" svg:x="16.983cm" svg:y="9.023cm" svg:viewBox="0 0 166 239" svg:d="M166 0l-59 154c-4 13-9 25-18 38-4 9-13 21-21 26-9 8-13 12-26 16-8 5-17 5-29 5h-5c-4 0-8 0-8 0v-26c0 0 4 0 8 0 0 0 5 0 9 0s8 0 12-4c5 0 9 0 13-4s9-9 13-17c4-4 8-9 13-17l-68-171h34l42 112 9 29 8-29 39-112z">
          <text:p/>
        </draw:path>
        <draw:path draw:style-name="gr5" draw:text-style-name="P5" draw:layer="layout" svg:width="0.135cm" svg:height="0.17cm" svg:x="17.369cm" svg:y="9.023cm" svg:viewBox="0 0 136 171" svg:d="M110 171v-25c-9 12-17 17-26 21-12 4-21 4-29 4-13 0-22 0-26 0-8-4-12-8-17-13-4-4-8-8-8-12-4-9-4-13-4-22 0-17 4-29 17-38 12-8 33-13 55-13h34v-17c0-8 0-17-9-21-4-8-17-8-30-8-8 0-17 0-25 0-9 4-21 4-30 8v-26c5 0 9 0 13-4 4 0 8 0 13 0 8-5 12-5 17-5 4 0 12 0 17 0 8 0 17 0 25 5 9 0 18 4 22 8 9 4 13 10 13 18 4 8 4 13 4 25v115zM106 95h-34c-9 0-13 0-22 0-4 4-8 4-12 8 0 0-5 4-5 9-4 4-4 8-4 12 0 5 0 5 0 9 4 4 4 4 9 8 0 5 4 5 8 5 0 4 4 4 13 4 4 0 13-4 21-9 9-4 17-8 26-17z">
          <text:p/>
        </draw:path>
        <draw:path draw:style-name="gr5" draw:text-style-name="P5" draw:layer="layout" svg:width="0.136cm" svg:height="0.17cm" svg:x="17.559cm" svg:y="9.023cm" svg:viewBox="0 0 137 171" svg:d="M0 0h26v31c8-8 12-14 17-18 4-4 8-4 12-8 6 0 10-5 14-5s9 0 13 0c17 0 29 5 42 13 9 14 13 26 13 48v110h-30v-106c0-13-4-26-8-30-5-8-13-8-21-8-5 0-9 0-9 0-4 0-8 4-14 4-4 4-8 8-12 13-5 4-9 8-13 17v110h-30z">
          <text:p/>
        </draw:path>
        <draw:path draw:style-name="gr5" draw:text-style-name="P5" draw:layer="layout" svg:width="0.14cm" svg:height="0.237cm" svg:x="17.737cm" svg:y="8.956cm" svg:viewBox="0 0 141 238" svg:d="M0 157c0-13 5-26 5-39 4-13 12-21 17-29 8-5 17-13 25-17 13-5 21-5 34-5 8 0 13 0 17 0s8 5 17 5v-72h26v238h-26v-34c-9 13-17 21-26 26-8 8-21 8-29 8-9 0-17 0-26-4-8-4-12-9-17-17-8-9-8-17-12-26-5-8-5-21-5-34zM30 152c0 22 4 39 9 48 8 8 16 17 25 17 8 0 17-4 25-13 9-4 17-17 26-30v-77c-5 0-13-4-17-4s-13 0-17 0c-17 0-30 4-38 12-9 13-13 26-13 47z">
          <text:p/>
        </draw:path>
        <draw:path draw:style-name="gr5" draw:text-style-name="P5" draw:layer="layout" svg:width="0.157cm" svg:height="0.238cm" svg:x="18.11cm" svg:y="9.023cm" svg:viewBox="0 0 158 239" svg:d="M133 26c0 4 4 8 4 12 4 5 4 13 4 17 0 9 0 17-4 26-4 4-9 13-13 17-8 5-12 9-21 14-8 0-17 4-25 4-9 0-18 0-22-4-9 0-13 0-13-5-4 5-4 5-9 9 0 4 0 4 0 8 0 5 0 9 5 13 4 0 8 4 17 4h43c8 0 17 0 25 5 4 0 13 4 17 8s9 9 13 13c0 4 4 12 4 17 0 8-4 17-4 21-4 8-9 13-17 17-4 4-13 8-25 12-9 5-22 5-39 5-13 0-22 0-34-5-9 0-17-4-22-8-8-4-12-8-12-13-5-4-5-8-5-17 0-8 0-17 5-21 4-4 8-12 17-17-5 0-5-4-9-4 0-4-4-4-4-8 0 0 0-5-4-9v-4c0-9 4-17 4-21 4-9 8-14 13-18 0-4-5-4-5-9 0 0-4-4-4-8 0 0 0-5-4-9 0-4 0-8 0-13 0-8 4-12 4-21 4-8 9-12 13-17 8-8 13-12 21-12 9-5 18-5 31-5 0 0 4 0 8 0s9 0 13 0h59v26zM30 192c0 9 4 17 13 17 8 4 17 9 35 9 8 0 17 0 21-5 8 0 13-4 17-4 4-4 4-8 8-13 0 0 0-4 0-8 0-9 0-13-4-17-8 0-17-4-25-4h-48c-4 0-4 4-8 4 0 4-5 4-5 8 0 5-4 5-4 9zM39 55c0 9 0 13 4 17 0 5 4 9 4 9 4 4 9 9 13 9 5 0 9 4 18 4 4 0 8-4 12-4 5 0 9-5 13-9s4-9 4-13c5-4 5-8 5-13 0-4 0-8-5-12 0-5-4-9-4-13-4-4-8-4-13-8-4 0-8 0-12 0-9 0-13 0-18 4-4 0-9 4-13 4 0 4-4 8-4 13-4 4-4 8-4 12z">
          <text:p/>
        </draw:path>
        <draw:path draw:style-name="gr5" draw:text-style-name="P5" draw:layer="layout" svg:width="0.135cm" svg:height="0.17cm" svg:x="18.314cm" svg:y="9.023cm" svg:viewBox="0 0 136 171" svg:d="M0 0h25v35c13-12 22-22 30-26 13-9 21-9 30-9 17 0 30 5 39 17 8 10 12 27 12 48h-30c0-13 0-21-4-30-5-8-13-8-22-8-4 0-8 0-12 0-5 0-9 4-9 8-4 0-12 4-17 9-4 8-8 12-12 17v110h-30z">
          <text:p/>
        </draw:path>
        <draw:path draw:style-name="gr5" draw:text-style-name="P5" draw:layer="layout" svg:width="0.157cm" svg:height="0.17cm" svg:x="18.483cm" svg:y="9.023cm" svg:viewBox="0 0 158 171" svg:d="M158 86c0 13-4 26-8 34 0 13-9 21-13 30-8 8-17 13-25 17-13 4-22 4-34 4-13 0-21 0-34-4-9-4-17-9-22-17-8-4-12-17-16-26-6-12-6-21-6-38 0-13 0-25 6-34 4-13 8-21 16-29 5-6 13-14 26-18 9-5 21-5 34-5 8 0 21 0 30 5 8 4 17 8 25 18 4 8 13 16 13 25 4 13 8 25 8 38zM129 86c0-8-5-17-5-25-4-9-4-17-8-22-4-4-13-8-17-12-4 0-13 0-21 0-9 0-17 0-21 4-5 4-13 8-17 13 0 4-5 12-9 21 0 4 0 13 0 21 0 13 0 21 4 26 0 8 5 17 9 21s8 8 13 13c8 0 12 4 21 4 8 0 17-4 21-4 8-5 13-9 17-17 4-5 8-13 8-17 5-9 5-17 5-26z">
          <text:p/>
        </draw:path>
        <draw:path draw:style-name="gr5" draw:text-style-name="P5" draw:layer="layout" svg:width="0.131cm" svg:height="0.17cm" svg:x="18.683cm" svg:y="9.023cm" svg:viewBox="0 0 132 171" svg:d="M132 171h-26v-30c-5 9-9 13-17 17-5 5-9 5-13 9s-8 4-13 4c-4 0-8 0-12 0-18 0-30-4-39-13-8-8-12-25-12-46v-112h25v112c0 25 13 38 30 38 4 0 8 0 13-4 0 0 4 0 8-5 4-4 8-4 13-12 4-5 8-9 12-13v-116h31z">
          <text:p/>
        </draw:path>
        <draw:path draw:style-name="gr5" draw:text-style-name="P5" draw:layer="layout" svg:width="0.14cm" svg:height="0.238cm" svg:x="18.869cm" svg:y="9.023cm" svg:viewBox="0 0 141 239" svg:d="M141 81c0 17 0 31-4 43-4 9-13 17-17 26-9 8-18 13-27 17-12 4-21 4-34 4-4 0-12 0-17 0-4 0-8 0-17-4v72h-25v-239h25v30c9-13 17-21 26-25 13-5 21-5 34-5 8 0 17 0 26 5 5 4 13 8 17 17 5 8 9 16 9 25 4 13 4 21 4 34zM111 85c0-8 0-17 0-25 0-9-4-13-9-17 0-9-4-13-9-13-4-4-8-4-16-4-5 0-5 0-9 0s-9 4-13 4c-4 4-8 8-13 13-4 4-8 8-17 17v81c9 5 13 5 17 5 9 4 13 4 17 4 18 0 30-9 39-17 9-13 13-26 13-48z">
          <text:p/>
        </draw:path>
        <draw:polygon draw:style-name="gr5" draw:text-style-name="P5" draw:layer="layout" svg:width="0.186cm" svg:height="0.216cm" svg:x="19.217cm" svg:y="8.977cm" svg:viewBox="0 0 187 217" draw:points="187,0 107,136 107,217 77,217 77,136 0,0 35,0 77,76 94,110 107,80 153,0">
          <text:p/>
        </draw:polygon>
        <draw:path draw:style-name="gr5" draw:text-style-name="P5" draw:layer="layout" svg:width="0.157cm" svg:height="0.17cm" svg:x="19.416cm" svg:y="9.023cm" svg:viewBox="0 0 158 171" svg:d="M158 86c0 13 0 26-4 34-5 13-9 21-18 30-4 8-12 13-25 17-8 4-21 4-34 4s-21 0-29-4c-13-4-17-9-26-17-8-4-13-17-18-26 0-12-4-21-4-38 0-13 4-25 9-34 0-13 9-21 13-29 9-6 17-14 26-18 8-5 21-5 33-5 13 0 22 0 34 5 9 4 17 8 21 18 9 8 13 16 18 25 4 13 4 25 4 38zM128 86c0-8 0-17-4-25 0-9-5-17-9-22-4-4-8-8-17-12-4 0-12 0-17 0-8 0-17 0-25 4-4 4-8 8-13 13-4 4-8 12-8 21-4 4-4 13-4 21 0 13 0 21 4 26 4 8 4 17 8 21 5 4 9 8 17 13 4 0 13 4 21 4 9 0 13-4 22-4 4-5 12-9 12-17 4-5 9-13 13-17 0-9 0-17 0-26z">
          <text:p/>
        </draw:path>
        <draw:path draw:style-name="gr5" draw:text-style-name="P5" draw:layer="layout" svg:width="0.136cm" svg:height="0.17cm" svg:x="19.615cm" svg:y="9.023cm" svg:viewBox="0 0 137 171" svg:d="M137 171h-26l-4-30c-4 9-9 13-13 17-4 5-8 5-13 9-4 4-8 4-12 4-5 0-9 0-17 0-17 0-31-4-39-13-9-8-13-25-13-47v-111h31v111c0 26 8 39 29 39 4 0 4 0 9-5 4 0 8 0 12-4 5-4 9-4 13-13 4-4 9-8 13-12v-116h30z">
          <text:p/>
        </draw:path>
        <draw:path draw:style-name="gr5" draw:text-style-name="P5" draw:layer="layout" svg:width="0.135cm" svg:height="0.17cm" svg:x="19.802cm" svg:y="9.023cm" svg:viewBox="0 0 136 171" svg:d="M0 0h25v31c9-8 13-14 17-18s9-4 13-8c4 0 8-5 12-5 5 0 9 0 13 0 17 0 30 5 44 13 8 14 12 26 12 48v110h-30v-106c0-13-5-26-9-30-4-8-13-8-21-8-4 0-9 0-9 0-4 0-8 4-12 4-4 4-9 8-13 13-4 4-8 8-13 17v110h-29z">
          <text:p/>
        </draw:path>
        <draw:path draw:style-name="gr5" draw:text-style-name="P5" draw:layer="layout" svg:width="0.156cm" svg:height="0.238cm" svg:x="19.98cm" svg:y="9.023cm" svg:viewBox="0 0 157 239" svg:d="M128 26c4 4 8 8 8 12 4 5 4 13 4 17 0 9-4 17-4 26-4 4-8 13-12 17-9 5-13 9-22 14-8 0-17 4-29 4-4 0-14 0-18-4-9 0-13 0-17-5 0 5-4 5-4 9s0 4 0 8c0 5 0 9 4 13 4 0 8 4 17 4h43c9 0 17 0 26 5 4 0 12 4 16 8 5 4 9 9 13 13 0 4 4 12 4 17 0 8-4 17-8 21 0 8-4 13-13 17-8 4-17 8-25 12-9 5-21 5-38 5-14 0-27 0-35-5-9 0-17-4-21-8-9-4-13-8-13-13-4-4-4-8-4-17 0-8 0-17 4-21s8-12 17-17c-4 0-4-4-9-4 0-4-4-4-4-8 0 0 0-5-4-9v-4c0-9 4-17 4-21 4-9 9-14 13-18 0-4-4-4-4-9-5 0-5-4-5-8 0 0-4-5-4-9s0-8 0-13c0-8 0-12 4-21 5-8 9-12 13-17 9-8 13-12 21-12 9-5 17-5 27-5 4 0 8 0 12 0 5 0 9 0 13 0h59v26zM29 192c0 9 5 17 13 17 9 4 17 9 35 9 8 0 17 0 21-5 9 0 13-4 17-4 4-4 4-8 9-13 0 0 0-4 0-8 0-9 0-13-9-17-4 0-13-4-25-4h-44c-4 0-4 4-8 4-4 4-4 4-4 8-5 5-5 5-5 9zM38 55c0 9 0 13 4 17 0 5 4 9 4 9 5 4 9 9 13 9s10 4 14 4c8 0 12-4 17-4 4 0 8-5 12-9 0-4 5-9 5-13 4-4 4-8 4-13 0-4 0-8-4-12 0-5-5-9-5-13-4-4-8-4-12-8-5 0-9 0-17 0-4 0-10 0-14 4-4 0-8 4-13 4-4 4-4 8-8 13 0 4 0 8 0 12z">
          <text:p/>
        </draw:path>
        <draw:path draw:style-name="gr5" draw:text-style-name="P5" draw:layer="layout" svg:width="0.132cm" svg:height="0.237cm" svg:x="20.365cm" svg:y="8.956cm" svg:viewBox="0 0 133 238" svg:d="M57 93h-52v-26h81v146h47v25h-133v-25h57zM65 0c4 0 9 0 9 0 4 4 4 4 8 8l4 4c0 5 0 9 0 9 0 4 0 8 0 8 0 5-4 9-4 9-4 4-4 4-8 4 0 4-5 4-9 4s-4 0-8-4c-5 0-5 0-9-4 0 0-4-4-4-9 0 0 0-4 0-8 0 0 0-4 0-9l4-4c4-4 4-4 9-8 4 0 4 0 8 0z">
          <text:p/>
        </draw:path>
        <draw:path draw:style-name="gr5" draw:text-style-name="P5" draw:layer="layout" svg:width="0.131cm" svg:height="0.17cm" svg:x="20.552cm" svg:y="9.023cm" svg:viewBox="0 0 132 171" svg:d="M132 124c0 5-4 13-4 17-4 5-4 9-8 13-5 4-9 4-13 9-4 0-9 4-13 4-8 4-12 4-18 4-4 0-12 0-17 0-8 0-21 0-30 0-8 0-21-4-29-4v-26c13 0 21 5 29 5 9 4 22 4 30 4 13 0 27-4 31-9 8-4 13-8 13-12 0-5-5-9-5-9 0-4-4-4-4-8-4 0-8-5-12-9-10 0-14-4-27-4-9-4-13-8-21-8-5-5-13-9-17-13-4 0-9-9-9-13-4-4-4-9-4-17 0-4 0-9 4-17 0-4 5-8 9-14 4-4 12-8 21-12 8-5 21-5 34-5 4 0 14 0 22 0 9 0 17 0 26 5v26c-9-4-17-4-26-4-8 0-18-4-22-4-8 0-13 4-17 4-9 0-9 0-13 4-4 0-4 4-8 4 0 4 0 9 0 9 0 4 0 8 0 8 0 4 4 4 8 9 0 4 4 4 13 8 4 0 13 4 21 4 10 5 18 9 27 13 4 0 12 5 17 9 4 4 4 8 8 12 0 5 4 13 4 17z">
          <text:p/>
        </draw:path>
        <draw:path draw:style-name="gr5" draw:text-style-name="P5" draw:layer="layout" svg:width="0.131cm" svg:height="0.17cm" svg:x="20.925cm" svg:y="9.023cm" svg:viewBox="0 0 132 171" svg:d="M0 0h25v31c5-8 9-14 13-18s8-4 13-8c4 0 12-5 17-5 4 0 8 0 12 0 17 0 31 5 40 13 8 14 12 26 12 48v110h-29v-106c0-13 0-26-6-30-4-8-12-8-21-8-4 0-8 0-13 0-4 0-8 4-8 4-4 4-9 8-13 13-4 4-8 8-17 17v110h-25z">
          <text:p/>
        </draw:path>
        <draw:path draw:style-name="gr5" draw:text-style-name="P5" draw:layer="layout" svg:width="0.157cm" svg:height="0.17cm" svg:x="21.099cm" svg:y="9.023cm" svg:viewBox="0 0 158 171" svg:d="M158 86c0 13-5 26-5 34-4 13-8 21-17 30-8 8-17 13-25 17-9 4-21 4-34 4s-21 0-30-4c-13-4-22-9-26-17-9-4-13-17-17-26-4-12-4-21-4-38 0-13 0-25 4-34 4-13 8-21 17-29 8-6 17-14 26-18 9-5 21-5 34-5s21 0 30 5c12 4 21 8 25 18 9 8 13 16 17 25 5 13 5 25 5 38zM128 86c0-8 0-17-5-25 0-9-4-17-8-22-4-4-8-8-17-12-4 0-13 0-21 0-9 0-13 0-21 4-5 4-9 8-13 13-5 4-9 12-9 21-5 4-5 13-5 21 0 13 0 21 5 26 0 8 4 17 9 21 4 4 8 8 17 13 4 0 13 4 17 4 13 0 17-4 25-4 5-5 9-9 13-17 4-5 8-13 8-17 5-9 5-17 5-26z">
          <text:p/>
        </draw:path>
        <draw:path draw:style-name="gr5" draw:text-style-name="P5" draw:layer="layout" svg:width="0.148cm" svg:height="0.22cm" svg:x="21.281cm" svg:y="8.973cm" svg:viewBox="0 0 149 221" svg:d="M149 217c-4 4-13 4-17 4-8 0-17 0-21 0-22 0-39-4-48-13-12-8-16-25-16-42v-90h-47v-26h47v-42l29-8v50h73v26h-73v86c0 12 4 21 9 25 8 9 17 13 30 13 5 0 9-4 17-4 4 0 13 0 17-5z">
          <text:p/>
        </draw:path>
        <draw:path draw:style-name="gr5" draw:text-style-name="P5" draw:layer="layout" svg:width="0.148cm" svg:height="0.17cm" svg:x="21.663cm" svg:y="9.023cm" svg:viewBox="0 0 149 171" svg:d="M149 78c0 4 0 8 0 8 0 5 0 9 0 9h-119c0 17 9 29 17 42 9 9 21 13 38 13 9 0 13 0 17 0s9-4 13-4 8 0 13 0c4 0 8-5 12-5v26c-8 0-17 4-25 4-13 0-21 0-34 0s-25 0-34-4c-13-4-21-9-25-17-10-9-14-17-18-26 0-12-4-25-4-38s4-21 4-34c4-8 8-17 18-25 4-10 12-18 25-22 9-5 17-5 30-5 12 0 21 0 29 5 13 4 17 8 26 18 4 4 8 12 12 21 5 12 5 21 5 34zM119 73c0-8 0-12 0-21-4-4-4-8-8-13-5-8-9-8-17-12-5-4-9-4-17-4-9 0-13 0-17 4s-13 4-13 8c-4 9-8 13-13 17 0 9 0 13-4 21z">
          <text:p/>
        </draw:path>
        <draw:path draw:style-name="gr5" draw:text-style-name="P5" draw:layer="layout" svg:width="0.14cm" svg:height="0.238cm" svg:x="21.849cm" svg:y="9.023cm" svg:viewBox="0 0 141 239" svg:d="M0 90c0-13 0-26 4-35 4-12 8-21 17-29 4-9 13-13 27-17 8-4 21-9 33-9 9 0 13 0 17 0 9 0 13 5 17 5l26-5v239h-26v-64-34c-17 22-34 30-55 30-12 0-22 0-26-4-9-4-13-9-22-17-4-9-8-17-8-26-4-12-4-21-4-34zM30 85c0 13 0 22 4 27 0 8 0 17 4 21s4 8 10 13c4 0 12 4 17 4 8 0 16-4 25-13 4-4 13-17 25-30v-77c-4 0-12-4-17-4-4 0-12 0-17 0-16 0-29 4-39 12-8 13-12 30-12 47z">
          <text:p/>
        </draw:path>
        <draw:path draw:style-name="gr5" draw:text-style-name="P5" draw:layer="layout" svg:width="0.136cm" svg:height="0.17cm" svg:x="22.044cm" svg:y="9.023cm" svg:viewBox="0 0 137 171" svg:d="M137 171h-26l-4-30c-4 9-9 13-13 17-4 5-8 5-13 9-4 4-8 4-12 4s-9 0-17 0c-17 0-31-4-40-13-8-8-12-25-12-46v-112h31v112c0 25 8 38 29 38 5 0 5 0 9-4 4 0 8 0 12-5 5-4 9-4 13-12 4-5 9-9 13-13v-116h30z">
          <text:p/>
        </draw:path>
        <draw:path draw:style-name="gr5" draw:text-style-name="P5" draw:layer="layout" svg:width="0.14cm" svg:height="0.17cm" svg:x="22.226cm" svg:y="9.023cm" svg:viewBox="0 0 141 171" svg:d="M111 171v-25c-8 12-17 17-25 21-9 4-22 4-31 4-8 0-17 0-25 0-5-4-13-8-17-13-4-4-9-8-9-12-4-9-4-13-4-22 0-17 9-29 21-38 9-8 30-13 56-13h34v-17c0-8-4-17-12-21-5-8-13-8-27-8-12 0-21 0-30 0-8 4-17 4-29 8v-26c4 0 8 0 12-4 5 0 9 0 17 0 5-5 9-5 13-5 9 0 13 0 17 0 14 0 22 0 31 5 8 0 13 4 17 8 8 4 13 10 17 18 0 8 4 13 4 25v115zM111 95h-39c-8 0-12 0-17 0-8 4-13 4-13 8-4 0-8 4-8 9 0 4-4 8-4 12 0 5 0 5 4 9 0 4 0 4 4 8 0 5 4 5 9 5 4 4 8 4 13 4 8 0 12-4 21-9 9-4 18-8 30-17z">
          <text:p/>
        </draw:path>
        <draw:polygon draw:style-name="gr5" draw:text-style-name="P5" draw:layer="layout" svg:width="0.136cm" svg:height="0.237cm" svg:x="22.421cm" svg:y="8.956cm" svg:viewBox="0 0 137 238" draw:points="55,25 4,25 4,0 86,0 86,213 137,213 137,238 0,238 0,213 55,213">
          <text:p/>
        </draw:polygon>
        <draw:path draw:style-name="gr5" draw:text-style-name="P5" draw:layer="layout" svg:width="0.149cm" svg:height="0.22cm" svg:x="22.777cm" svg:y="8.973cm" svg:viewBox="0 0 150 221" svg:d="M150 217c-5 4-13 4-22 4-4 0-12 0-21 0-22 0-35-4-48-13-8-8-12-25-12-42v-90h-47v-26h47v-42l25-8v50h78v26h-78v86c0 12 4 21 13 25 5 9 14 13 26 13 9 0 13-4 17-4 9 0 17 0 22-5z">
          <text:p/>
        </draw:path>
        <draw:path draw:style-name="gr5" draw:text-style-name="P5" draw:layer="layout" svg:width="0.157cm" svg:height="0.17cm" svg:x="22.968cm" svg:y="9.023cm" svg:viewBox="0 0 158 171" svg:d="M158 86c0 13-4 26-9 34 0 13-8 21-12 30-9 8-17 13-26 17-8 4-21 4-34 4-12 0-21 0-33-4-10-4-18-9-23-17-8-4-12-17-17-26-4-12-4-21-4-38 0-12 0-25 4-34 5-12 9-21 17-29 9-6 13-14 27-18 8-5 21-5 34-5 12 0 21 0 29 5 13 4 17 8 26 18 8 8 12 17 17 25 0 13 4 26 4 38zM128 86c0-8 0-17-4-25-4-9-4-17-8-21-5-4-9-9-17-13-5 0-13 0-22 0-8 0-12 0-21 4-4 5-12 9-12 13-6 4-10 13-10 21-4 4-4 13-4 21 0 13 0 21 4 26 0 8 4 17 10 21 4 4 8 8 17 13 4 0 12 4 16 4 9 0 17-4 26-4 4-5 8-9 13-17 4-5 8-13 8-17 4-9 4-17 4-26z">
          <text:p/>
        </draw:path>
        <draw:path draw:style-name="gr5" draw:text-style-name="P5" draw:layer="layout" svg:width="0.157cm" svg:height="0.22cm" svg:x="23.341cm" svg:y="8.973cm" svg:viewBox="0 0 158 221" svg:d="M158 110c0 17 0 34-5 46-4 14-8 27-17 35-5 13-13 17-26 26-8 4-21 4-34 4-12 0-21 0-29-4-13-4-22-13-26-21-8-9-12-22-17-34-4-14-4-31-4-52 0-17 0-30 4-47 5-13 9-25 17-34 4-8 13-17 26-21 8-4 21-8 33-8 13 0 22 0 30 4 13 4 21 13 26 21 9 8 13 21 17 34 5 17 5 34 5 51zM127 110c0 0 0-5 0-9s0-8 0-13l-93 68c4 10 4 14 8 18 0 5 5 9 9 13s8 4 13 9c4 0 8 4 16 4 5 0 13-4 17-9 9-4 13-8 17-17 5-4 9-12 9-26 4-8 4-21 4-38zM30 110c0 4 0 8 0 8 0 4 0 9 0 13l93-68c-4-8-4-13-9-17 0-4-4-8-8-13-4-4-9-4-13-8-4 0-8 0-13 0-8 0-16 0-21 4-8 4-12 9-17 17-4 9-8 17-8 26-4 12-4 25-4 38z">
          <text:p/>
        </draw:path>
        <draw:path draw:style-name="gr5" draw:text-style-name="P5" draw:layer="layout" svg:width="0.153cm" svg:height="0.22cm" svg:x="4.093cm" svg:y="9.503cm" svg:viewBox="0 0 154 221" svg:d="M154 98c0 21-5 42-9 55-4 17-13 30-21 38-13 9-26 17-39 21-17 5-34 9-51 9h-17v-25h17c17 0 30-5 38-5 9-4 18-8 26-13 9-8 13-12 17-21 5-8 5-17 5-29l4-5c-9 5-17 9-26 9-8 4-22 4-30 4-13 0-21 0-30-4-8-4-12-9-21-13-4-8-8-13-13-21 0-9-4-17-4-25 0-14 4-23 9-31 4-9 8-17 12-21 9-9 17-13 26-17 8-4 17-4 29-4 14 0 22 0 31 4 8 4 17 8 25 17 5 8 9 17 13 29 4 13 9 31 9 48zM76 21c-8 0-12 4-17 4-8 4-12 4-17 8 0 5-4 9-8 17 0 5 0 13 0 18 0 9 0 13 0 21 0 5 4 9 8 13 5 4 9 4 13 9 4 0 13 4 17 4s9-4 13-4c5 0 9 0 13 0 5-5 9-5 13-9 4 0 9 0 13-4 0-13-4-25-4-35-5-13-5-17-9-25-4-5-8-9-17-13-4 0-13-4-18-4z">
          <text:p/>
        </draw:path>
        <draw:path draw:style-name="gr5" draw:text-style-name="P5" draw:layer="layout" svg:width="0.131cm" svg:height="0.216cm" svg:x="4.297cm" svg:y="9.507cm" svg:viewBox="0 0 132 217" svg:d="M132 145c0 12-4 21-9 29-4 9-12 18-17 26-8 4-22 8-30 13-13 4-26 4-38 4 0 0-5 0-9 0s-8 0-12 0c-5 0-5 0-9 0s-8 0-8 0v-25c4 0 12 0 17 0 8 0 16 4 25 4 8 0 17-4 25-4 5-5 13-5 17-9s10-9 10-17c4-4 4-13 4-17 0-13-4-25-14-30-8-8-25-8-42-8h-42v-111h119v25h-90v59h17c13 0 21 0 30 5 12 0 22 4 30 8 5 4 13 10 17 18 5 9 9 21 9 30z">
          <text:p/>
        </draw:path>
        <draw:path draw:style-name="gr5" draw:text-style-name="P5" draw:layer="layout" svg:width="0.144cm" svg:height="0.238cm" svg:x="4.665cm" svg:y="9.553cm" svg:viewBox="0 0 145 239" svg:d="M145 82c0 17-4 29-8 42-4 9-9 17-17 26-9 8-17 12-25 17-9 4-22 4-34 4-5 0-9 0-13 0-8 0-13 0-17-4v72h-31v-239h27l4 30c4-13 17-21 25-25 9-5 17-5 30-5 9 0 17 0 25 5 9 4 13 8 17 17 5 8 9 16 13 26 0 13 4 21 4 34zM116 86c0-8-5-17-5-25 0-9-4-13-4-18-4-9-8-13-12-13-5-4-9-4-13-4s-9 0-13 0-8 4-13 4c-4 4-8 8-12 13s-9 9-13 18v80c4 5 9 5 17 5 4 4 13 4 17 4 17 0 25-9 34-17 12-13 17-26 17-47z">
          <text:p/>
        </draw:path>
        <draw:path draw:style-name="gr5" draw:text-style-name="P5" draw:layer="layout" svg:width="0.149cm" svg:height="0.17cm" svg:x="4.843cm" svg:y="9.553cm" svg:viewBox="0 0 150 171" svg:d="M150 77c0 4 0 8 0 8 0 4 0 8 0 8h-116c0 17 4 30 13 43 8 9 21 13 42 13 5 0 9 0 13 0s9-4 14-4c4 0 8 0 12 0 5 0 9-5 13-5v27c-8 0-17 4-25 4-10 0-22 0-31 0-17 0-30 0-38-4-9-6-17-10-26-18-8-9-12-17-12-26-5-13-9-25-9-38s4-21 9-34c0-8 8-17 12-25 9-9 13-17 26-21 8-5 17-5 30-5 12 0 21 0 34 5 9 4 13 8 22 17 4 4 8 12 12 21 5 12 5 21 5 34zM120 72c0-8 0-12 0-21-4-4-4-8-9-13-5-8-9-8-17-12-5-4-9-4-17-4-9 0-13 0-18 4-4 4-8 4-12 8-4 9-9 13-9 17-4 9-4 13-4 21z">
          <text:p/>
        </draw:path>
        <draw:path draw:style-name="gr5" draw:text-style-name="P5" draw:layer="layout" svg:width="0.135cm" svg:height="0.17cm" svg:x="5.047cm" svg:y="9.553cm" svg:viewBox="0 0 136 171" svg:d="M0 0h26v34c13-12 21-21 30-25 8-9 21-9 30-9 17 0 29 5 38 17 8 9 12 26 12 47h-29c0-13 0-21-4-30-5-8-13-8-22-8-4 0-8 0-13 0-4 0-8 4-12 8-5 0-9 4-13 9-4 8-8 12-13 17v111h-30z">
          <text:p/>
        </draw:path>
        <draw:path draw:style-name="gr5" draw:text-style-name="P5" draw:layer="layout" svg:width="0.131cm" svg:height="0.17cm" svg:x="5.225cm" svg:y="9.553cm" svg:viewBox="0 0 132 171" svg:d="M132 161c-8 6-17 6-25 10-9 0-13 0-22 0-30 0-47-4-64-22-13-13-21-34-21-64 0-13 4-21 8-34 4-8 9-21 17-25 4-9 17-17 26-21 8-5 21-5 34-5 9 0 17 0 26 0 4 5 13 5 21 9v25c-8-4-17-4-21-8-9 0-17 0-26 0s-13 0-22 4c-4 0-12 4-17 13-4 4-8 8-12 17 0 8-5 17-5 25 0 21 5 38 17 47 9 8 21 13 39 13 9 0 17 0 26 0 4-5 13-5 21-9z">
          <text:p/>
        </draw:path>
        <draw:path draw:style-name="gr5" draw:text-style-name="P5" draw:layer="layout" svg:width="0.148cm" svg:height="0.17cm" svg:x="5.407cm" svg:y="9.553cm" svg:viewBox="0 0 149 171" svg:d="M149 77c0 4 0 8 0 8-4 4-4 8-4 8h-115c0 17 4 30 12 43 9 9 26 13 43 13 4 0 8 0 12 0 5 0 13-4 17-4 5 0 9 0 13 0s9-5 9-5v27c-5 0-13 4-26 4-8 0-21 0-30 0-12 0-25 0-38-4-8-6-17-10-25-18-4-9-8-17-13-26-4-13-4-25-4-38s0-21 4-34c5-8 9-17 13-25 8-9 17-17 25-21 9-5 22-5 34-5 9 0 21 0 30 5 8 4 17 8 21 17 9 4 13 12 13 21 5 12 9 21 9 34zM114 72c5-8 0-12 0-21 0-4-4-8-8-13-4-8-9-8-13-12-8-4-13-4-21-4-4 0-13 0-17 4s-8 4-13 8c-4 9-8 13-8 17-4 9-4 13-4 21z">
          <text:p/>
        </draw:path>
        <draw:path draw:style-name="gr5" draw:text-style-name="P5" draw:layer="layout" svg:width="0.135cm" svg:height="0.17cm" svg:x="5.598cm" svg:y="9.553cm" svg:viewBox="0 0 136 171" svg:d="M0 0h30v30c5-8 9-13 13-17s9-4 13-8c4 0 8-5 13-5 4 0 12 0 16 0 17 0 30 5 39 13 8 13 12 25 12 47v111h-29v-107c0-13 0-26-5-30-8-8-12-8-25-8 0 0-4 0-8 0-5 0-9 4-13 4 0 4-4 8-9 13-4 4-8 8-17 17v111h-30z">
          <text:p/>
        </draw:path>
        <draw:path draw:style-name="gr5" draw:text-style-name="P5" draw:layer="layout" svg:width="0.148cm" svg:height="0.22cm" svg:x="5.772cm" svg:y="9.503cm" svg:viewBox="0 0 149 221" svg:d="M149 217c-4 4-13 4-21 4-5 0-13 0-22 0-21 0-34-4-47-13-9-8-13-25-13-42v-89h-46v-27h46v-42l31-8v50h72v27h-72v84c0 13 0 22 8 26 5 9 13 13 26 13 8 0 12-4 21-4 4 0 13 0 17-5z">
          <text:p/>
        </draw:path>
        <draw:path draw:style-name="gr5" draw:text-style-name="P5" draw:layer="layout" svg:width="0.128cm" svg:height="0.17cm" svg:x="6.161cm" svg:y="9.553cm" svg:viewBox="0 0 129 171" svg:d="M129 161c-10 6-14 6-23 10-8 0-16 0-25 0-25 0-46-4-59-22-17-13-22-34-22-64 0-13 0-21 5-34 4-8 8-21 17-25 8-9 17-17 25-21 13-5 21-5 34-5 9 0 17 0 25 0 9 5 17 5 23 9v25c-6-4-14-4-23-8-8 0-16 0-21 0-8 0-17 0-21 4-8 0-13 4-17 13-8 4-12 8-12 17-5 8-5 17-5 25 0 21 5 38 13 47 13 8 25 13 42 13 9 0 13 0 21 0 9-5 17-5 23-9z">
          <text:p/>
        </draw:path>
        <draw:path draw:style-name="gr5" draw:text-style-name="P5" draw:layer="layout" svg:width="0.157cm" svg:height="0.17cm" svg:x="6.335cm" svg:y="9.553cm" svg:viewBox="0 0 158 171" svg:d="M158 85c0 13 0 25-4 34-4 13-9 21-18 30-9 8-17 12-25 18-9 4-22 4-34 4-13 0-21 0-30-4-13-6-21-10-26-18-8-4-12-17-17-26 0-13-4-21-4-38 0-13 4-25 4-34 5-13 13-21 17-29 9-5 17-13 26-17 9-5 21-5 34-5s21 0 34 5c8 4 17 8 21 17 9 8 14 16 18 25 4 13 4 25 4 38zM127 85c0-8 0-17-4-25 0-9-4-17-8-22-4-4-9-8-17-12-4 0-13 0-17 0-9 0-17 0-25 4-5 4-9 8-13 13-5 4-9 12-9 21-4 4-4 13-4 21 0 13 0 21 4 25 0 9 4 17 9 22 4 4 8 8 17 13 4 0 12 4 21 4 8 0 13-4 21-4 4-5 9-9 13-18 4-4 8-12 8-17 4-8 4-17 4-25z">
          <text:p/>
        </draw:path>
        <draw:path draw:style-name="gr5" draw:text-style-name="P5" draw:layer="layout" svg:width="0.132cm" svg:height="0.17cm" svg:x="6.534cm" svg:y="9.553cm" svg:viewBox="0 0 133 171" svg:d="M0 0h26v30c4-8 8-13 17-17 4-4 8-4 12-8 5 0 9-5 13-5s9 0 13 0c18 0 31 5 39 13 8 13 13 25 13 47v111h-26v-107c0-13-4-26-8-30-4-8-13-8-22-8-5 0-9 0-13 0 0 0-4 4-9 4-4 4-8 8-12 13-4 4-9 8-13 17v111h-30z">
          <text:p/>
        </draw:path>
        <draw:path draw:style-name="gr5" draw:text-style-name="P5" draw:layer="layout" svg:width="0.161cm" svg:height="0.238cm" svg:x="6.708cm" svg:y="9.485cm" svg:viewBox="0 0 162 239" svg:d="M162 30c-17-4-30-4-39-4-29 0-42 13-42 38v30h77v26h-77v119h-30v-119h-51v-26h51v-26c0-46 25-68 72-68 14 0 27 0 39 5z">
          <text:p/>
        </draw:path>
        <draw:path draw:style-name="gr5" draw:text-style-name="P5" draw:layer="layout" svg:width="0.131cm" svg:height="0.238cm" svg:x="6.912cm" svg:y="9.485cm" svg:viewBox="0 0 132 239" svg:d="M51 94h-47v-26h76v146h52v25h-132v-25h51zM63 0c4 0 4 0 9 0 4 5 4 5 8 9l4 4c0 5 0 9 0 9 0 4 0 8 0 8 0 4-4 9-4 9-4 4-4 4-8 4-5 4-5 4-9 4s-8 0-8-4c-4 0-4 0-9-4 0 0-4-5-4-9 0 0-4-4-4-8 0 0 4-4 4-9l4-4c0-4 5-4 9-9 0 0 4 0 8 0z">
          <text:p/>
        </draw:path>
        <draw:path draw:style-name="gr5" draw:text-style-name="P5" draw:layer="layout" svg:width="0.144cm" svg:height="0.238cm" svg:x="7.086cm" svg:y="9.485cm" svg:viewBox="0 0 145 239" svg:d="M0 158c0-12 4-25 8-38 0-14 9-22 13-30 8-5 17-13 26-17 13-5 21-5 34-5 8 0 13 0 17 0s8 5 17 5v-73h30v239h-30v-34c-9 13-17 21-26 25-8 9-21 9-29 9-9 0-17 0-27-4-8-5-12-9-16-17-9-9-9-17-13-26-4-8-4-21-4-34zM29 154c0 21 4 38 9 47 9 8 18 17 26 17 9 0 17-4 25-13 9-4 17-17 26-30v-77c-4 0-13-4-17-4s-13 0-17 0c-17 0-30 4-38 12-10 14-14 27-14 48z">
          <text:p/>
        </draw:path>
        <draw:path draw:style-name="gr5" draw:text-style-name="P5" draw:layer="layout" svg:width="0.144cm" svg:height="0.17cm" svg:x="7.276cm" svg:y="9.553cm" svg:viewBox="0 0 145 171" svg:d="M145 77c0 4 0 8 0 8 0 4 0 8 0 8h-115c0 17 4 30 13 43 8 9 25 13 42 13 5 0 9 0 14 0 4 0 8-4 17-4 4 0 8 0 12 0 5 0 5-5 9-5v27c-9 0-17 4-26 4-8 0-21 0-30 0-17 0-26 0-38-4-9-6-17-10-26-18-4-9-12-17-12-26-5-13-5-25-5-38s0-21 5-34c4-8 8-17 12-25 9-9 17-17 26-21 8-5 21-5 29-5 13 0 27 0 35 5 9 4 17 8 21 17 5 4 13 12 13 21 4 12 4 21 4 34zM116 72c0-8 0-12 0-21-5-4-5-8-9-13-4-8-8-8-13-12-9-4-13-4-22-4-4 0-12 0-17 4-4 4-8 4-12 8-5 9-9 13-9 17-4 9-4 13-4 21z">
          <text:p/>
        </draw:path>
        <draw:path draw:style-name="gr5" draw:text-style-name="P5" draw:layer="layout" svg:width="0.136cm" svg:height="0.17cm" svg:x="7.467cm" svg:y="9.553cm" svg:viewBox="0 0 137 171" svg:d="M0 0h25l6 30c4-8 8-13 12-17 5-4 9-4 13-8 5 0 9-5 13-5s9 0 17 0c17 0 30 5 38 13 9 13 13 25 13 47v111h-30v-107c0-13 0-26-8-30-5-8-9-8-21-8-5 0-5 0-9 0s-8 4-13 4c-4 4-4 8-8 13-5 4-13 8-17 17v111h-31z">
          <text:p/>
        </draw:path>
        <draw:path draw:style-name="gr5" draw:text-style-name="P5" draw:layer="layout" svg:width="0.131cm" svg:height="0.17cm" svg:x="7.654cm" svg:y="9.553cm" svg:viewBox="0 0 132 171" svg:d="M132 161c-9 6-17 6-26 10-4 0-12 0-21 0-29 0-46-4-63-22-14-13-22-34-22-64 0-13 4-21 8-34 5-8 10-21 18-25 8-9 17-17 25-21 13-5 22-5 34-5 9 0 17 0 26 0 8 5 12 5 21 9v25c-9-4-13-4-21-8-9 0-17 0-26 0-4 0-12 0-21 4-4 0-13 4-17 13-4 4-8 8-13 17 0 8-4 17-4 25 0 21 9 38 17 47 9 8 21 13 43 13 4 0 12 0 21 0 8-5 12-5 21-9z">
          <text:p/>
        </draw:path>
        <draw:path draw:style-name="gr5" draw:text-style-name="P5" draw:layer="layout" svg:width="0.148cm" svg:height="0.17cm" svg:x="7.836cm" svg:y="9.553cm" svg:viewBox="0 0 149 171" svg:d="M149 77c0 4 0 8 0 8 0 4 0 8 0 8h-119c0 17 4 30 12 43 13 9 26 13 44 13 4 0 8 0 12 0 9 0 13-4 17-4s9 0 13 0 8-5 13-5v27c-9 0-17 4-30 4-8 0-17 0-31 0-12 0-25 0-38-4-8-6-17-10-25-18-4-9-9-17-13-26-4-13-4-25-4-38s0-21 4-34c4-8 9-17 13-25 8-9 17-17 25-21 9-5 21-5 34-5 10 0 22 0 31 5 8 4 17 8 21 17 8 4 13 12 17 21 0 12 4 21 4 34zM119 72c0-8 0-12-4-21 0-4-4-8-8-13-4-8-9-8-13-12s-14-4-22-4c-4 0-9 0-17 4-4 4-9 4-13 8-4 9-8 13-8 17-4 9-4 13-4 21z">
          <text:p/>
        </draw:path>
        <draw:path draw:style-name="gr5" draw:text-style-name="P5" draw:layer="layout" svg:width="0.136cm" svg:height="0.238cm" svg:x="8.217cm" svg:y="9.485cm" svg:viewBox="0 0 137 239" svg:d="M55 94h-51v-26h81v146h52v25h-137v-25h55zM64 0c4 0 8 0 13 0 0 5 4 5 4 9 4 0 4 4 4 4 5 5 5 9 5 9 0 4 0 8-5 8 0 4 0 9-4 9 0 4-4 4-4 4-5 4-9 4-13 4 0 0-4 0-9-4 0 0-4 0-4-4-4 0-4-5-8-9 0 0 0-4 0-8 0 0 0-4 0-9 4 0 4-4 8-4 0-4 4-4 4-9 5 0 9 0 9 0z">
          <text:p/>
        </draw:path>
        <draw:path draw:style-name="gr5" draw:text-style-name="P5" draw:layer="layout" svg:width="0.131cm" svg:height="0.17cm" svg:x="8.404cm" svg:y="9.553cm" svg:viewBox="0 0 132 171" svg:d="M0 0h25v30c4-8 9-13 13-17s14-4 18-8c4 0 8-5 12-5 5 0 9 0 13 0 17 0 30 5 38 13 9 13 13 25 13 47v111h-25v-107c0-13-5-26-9-30-4-8-13-8-21-8-4 0-9 0-13 0s-4 4-8 4c-4 4-9 8-14 13-4 4-8 8-13 17v111h-29z">
          <text:p/>
        </draw:path>
        <draw:path draw:style-name="gr5" draw:text-style-name="P5" draw:layer="layout" svg:width="0.153cm" svg:height="0.22cm" svg:x="8.573cm" svg:y="9.503cm" svg:viewBox="0 0 154 221" svg:d="M154 217c-8 4-17 4-21 4-9 0-17 0-21 0-22 0-39-4-47-13-13-8-17-25-17-42v-89h-48v-27h48v-42l30-8v50h76v27h-76v85c0 12 4 21 8 25 8 9 17 13 30 13 4 0 8-4 17-4 4 0 13 0 21-5z">
          <text:p/>
        </draw:path>
        <draw:path draw:style-name="gr5" draw:text-style-name="P5" draw:layer="layout" svg:width="0.149cm" svg:height="0.17cm" svg:x="8.768cm" svg:y="9.553cm" svg:viewBox="0 0 150 171" svg:d="M150 77c0 4 0 8 0 8 0 4 0 8 0 8h-120c0 17 4 30 18 43 8 9 21 13 38 13 8 0 13 0 17 0s8-4 13-4c4 0 8 0 13 0 4 0 8-5 12-5v27c-8 0-17 4-25 4-13 0-22 0-34 0-13 0-26 0-34-4-14-6-22-10-27-18-8-9-12-17-16-26 0-13-5-25-5-38s5-21 5-34c4-8 8-17 16-25 5-9 13-17 27-21 8-5 17-5 30-5 12 0 21 0 29 5 9 4 17 8 26 17 4 4 8 12 13 21 4 12 4 21 4 34zM120 72c0-8 0-12 0-21-4-4-9-8-9-13-4-8-8-8-17-12-4-4-8-4-16-4-9 0-13 0-17 4-9 4-13 4-13 8-4 9-9 13-14 17 0 9 0 13-4 21z">
          <text:p/>
        </draw:path>
        <draw:path draw:style-name="gr5" draw:text-style-name="P5" draw:layer="layout" svg:width="0.136cm" svg:height="0.17cm" svg:x="8.972cm" svg:y="9.553cm" svg:viewBox="0 0 137 171" svg:d="M0 0h26v34c9-12 21-21 30-25 8-9 17-9 29-9 17 0 30 5 39 17 8 9 13 26 13 47h-30c0-13 0-21-5-30-8-8-12-8-21-8-4 0-8 0-12 0-5 0-9 4-13 8-4 0-9 4-13 9-4 8-8 12-13 17v111h-30z">
          <text:p/>
        </draw:path>
        <draw:polygon draw:style-name="gr5" draw:text-style-name="P5" draw:layer="layout" svg:width="0.165cm" svg:height="0.17cm" svg:x="9.133cm" svg:y="9.553cm" svg:viewBox="0 0 166 171" draw:points="0,0 35,0 77,111 86,140 94,111 137,0 166,0 103,171 69,171">
          <text:p/>
        </draw:polygon>
        <draw:path draw:style-name="gr5" draw:text-style-name="P5" draw:layer="layout" svg:width="0.14cm" svg:height="0.17cm" svg:x="9.332cm" svg:y="9.553cm" svg:viewBox="0 0 141 171" svg:d="M111 171v-26c-8 12-17 16-25 22-9 4-21 4-30 4s-18 0-26 0c-9-4-13-10-17-14s-9-8-9-12c-4-9-4-13-4-22 0-17 9-30 21-38 9-8 31-13 56-13h34v-17c0-8-4-17-12-21-5-8-13-8-26-8s-21 0-31 0c-8 4-16 4-29 8v-25c4 0 8 0 13-4 4 0 8 0 16 0 5-5 10-5 14-5 9 0 13 0 17 0 13 0 21 0 30 5 8 0 12 4 17 8 8 4 12 9 12 17 5 8 9 13 9 25v116zM111 93h-38c-8 0-13 0-17 0-9 5-14 5-14 9-4 0-8 4-8 8 0 5-4 9-4 13s0 4 4 9c0 4 0 4 4 8 0 5 4 5 9 5 5 4 9 4 13 4 5 0 13-4 22-9 8-4 17-8 29-17z">
          <text:p/>
        </draw:path>
        <draw:polygon draw:style-name="gr5" draw:text-style-name="P5" draw:layer="layout" svg:width="0.131cm" svg:height="0.237cm" svg:x="9.527cm" svg:y="9.486cm" svg:viewBox="0 0 132 238" draw:points="55,25 4,25 4,0 85,0 85,213 132,213 132,238 0,238 0,213 55,213">
          <text:p/>
        </draw:polygon>
        <draw:path draw:style-name="gr5" draw:text-style-name="P5" draw:layer="layout" svg:width="0.051cm" svg:height="0.17cm" svg:x="9.752cm" svg:y="9.553cm" svg:viewBox="0 0 52 171" svg:d="M26 0c4 0 9 0 9 0 4 5 8 5 8 9 4 0 4 4 9 4 0 4 0 9 0 13s0 4 0 8c-5 4-5 4-9 9 0 4-4 4-8 4 0 4-5 4-9 4-5 0-5 0-9-4-5 0-9 0-9-4-4-5-4-5-4-9-4-4-4-4-4-8s0-9 4-13c0 0 0-4 4-4 0-4 4-4 9-9 4 0 4 0 9 0zM26 119c4 0 9 4 9 4 4 0 8 4 8 4 4 5 4 5 9 9 0 4 0 9 0 9 0 4 0 8 0 12-5 0-5 4-9 10 0 0-4 4-8 4 0 0-5 0-9 0-5 0-5 0-9 0-5 0-9-4-9-4-4-6-4-6-4-10-4-4-4-8-4-12 0 0 0-5 4-9 0-4 0-4 4-9 0 0 4-4 9-4 4 0 4-4 9-4z">
          <text:p/>
        </draw:path>
        <draw:polygon draw:style-name="gr5" draw:text-style-name="P5" draw:layer="layout" svg:width="0.102cm" svg:height="0.03cm" svg:x="4.309cm" svg:y="10.121cm" svg:viewBox="0 0 103 31" draw:points="0,0 103,0 103,31 0,31">
          <text:p/>
        </draw:polygon>
        <draw:polygon draw:style-name="gr5" draw:text-style-name="P5" draw:layer="layout" svg:width="0.145cm" svg:height="0.22cm" svg:x="4.474cm" svg:y="10.007cm" svg:viewBox="0 0 146 221" draw:points="146,221 9,221 9,192 65,192 65,35 9,60 0,39 69,0 95,0 95,192 146,192">
          <text:p/>
        </draw:polygon>
        <draw:path draw:style-name="gr5" draw:text-style-name="P5" draw:layer="layout" svg:width="0.055cm" svg:height="0.055cm" svg:x="4.704cm" svg:y="10.172cm" svg:viewBox="0 0 56 56" svg:d="M29 0c0 0 4 0 9 4 4 0 8 0 8 5 4 4 4 4 10 8 0 4 0 9 0 13 0 5 0 5 0 9-6 5-6 9-10 9 0 4-4 4-8 8-5 0-9 0-9 0-4 0-8 0-13 0-4-4-4-4-8-8-4 0-4-4-4-9-4-4-4-4-4-9 0-4 0-9 4-13 0-4 0-4 4-8 4-5 4-5 8-5 5-4 9-4 13-4z">
          <text:p/>
        </draw:path>
        <draw:polygon draw:style-name="gr5" draw:text-style-name="P5" draw:layer="layout" svg:width="0.145cm" svg:height="0.22cm" svg:x="4.847cm" svg:y="10.007cm" svg:viewBox="0 0 146 221" draw:points="146,221 9,221 9,192 64,192 64,35 13,60 0,39 72,0 98,0 98,192 146,192">
          <text:p/>
        </draw:polygon>
        <draw:path draw:style-name="gr5" draw:text-style-name="P5" draw:layer="layout" svg:width="0.17cm" svg:height="0.22cm" svg:x="5.021cm" svg:y="10.007cm" svg:viewBox="0 0 171 221" svg:d="M171 170h-39v51h-30v-51h-102v-25l89-145h43v145h39zM102 31l-76 114h76z">
          <text:p/>
        </draw:path>
        <draw:path draw:style-name="gr5" draw:text-style-name="P5" draw:layer="layout" svg:width="0.148cm" svg:height="0.22cm" svg:x="5.221cm" svg:y="10.007cm" svg:viewBox="0 0 149 221" svg:d="M149 149c0 13 0 21-4 30-5 8-9 17-17 21-4 9-13 13-22 17-12 4-21 4-34 4-12 0-21 0-29-4-9-4-18-8-27-17-4-8-8-21-12-30-4-12-4-29-4-42s0-25 0-34c4-12 4-21 8-30 4-8 8-17 13-25 4-9 13-13 22-21 8-4 17-9 29-13 13 0 26-5 39-5h21v26h-21c-13 0-26 4-34 4-13 5-17 9-26 13-4 9-12 13-12 21-5 9-10 18-10 30v4c10-4 14-8 27-8 8-4 16-4 29-4 9 0 17 0 26 4 8 4 17 8 21 13 8 8 13 12 13 21 4 8 4 17 4 25zM119 153c0-8 0-12-4-21 0-4-4-8-4-12-5-5-9-5-13-9-9 0-13 0-21 0-5 0-9 0-13 0s-8 0-13 4c-4 0-8 0-12 5-5 0-5 4-10 4 0 13 0 25 5 34 0 12 5 17 9 25 4 4 8 9 13 13 4 0 12 4 21 4 4 0 12-4 17-4 4-4 8-4 12-9 5-4 9-8 9-17 4-4 4-12 4-17z">
          <text:p/>
        </draw:path>
        <draw:path draw:style-name="gr5" draw:text-style-name="P5" draw:layer="layout" svg:width="0.148cm" svg:height="0.22cm" svg:x="5.403cm" svg:y="10.007cm" svg:viewBox="0 0 149 221" svg:d="M149 98c0 22 0 39-5 56-9 12-13 25-26 38-8 8-21 17-38 21-12 4-29 8-51 8h-16v-25h21c12 0 25-4 38-4 8-5 17-9 25-13 4-9 13-13 17-21 0-9 4-17 4-30v-4c-4 4-12 4-21 8-13 5-21 5-29 5-13 0-22-5-30-5-9-4-17-8-21-12-4-9-9-13-13-22-4-8-4-16-4-25 0-13 0-21 4-30 4-8 9-17 17-21 8-8 13-13 25-17 9-5 17-5 30-5 8 0 21 0 30 5 8 4 17 9 21 17 8 8 13 17 17 30 5 12 5 30 5 46zM72 22c-4 0-9 0-17 4-4 0-9 4-13 9-4 4-4 8-8 12-5 9-5 13-5 22 0 8 0 13 5 17 0 8 4 12 8 17 0 0 4 4 13 8 4 0 8 0 17 0 4 0 8 0 12 0 5 0 9 0 13-4 4 0 9 0 13-4 4 0 8-5 8-5 0-12 0-25 0-38-4-8-8-17-12-21-5-4-9-9-13-13-4 0-13-4-21-4z">
          <text:p/>
        </draw:path>
        <draw:path draw:style-name="gr5" draw:text-style-name="P5" draw:layer="layout" svg:width="0.148cm" svg:height="0.22cm" svg:x="5.594cm" svg:y="10.007cm" svg:viewBox="0 0 149 221" svg:d="M149 149c0 13 0 21-4 30-5 8-9 17-17 21-5 9-13 13-22 17s-22 4-34 4c-9 0-22 0-30-4-9-4-17-8-21-17-9-8-13-21-17-30-4-12-4-29-4-42s0-25 4-34c0-12 0-21 4-30 4-8 9-17 13-25 8-9 12-13 21-21 8-4 17-9 30-13 12 0 25-5 39-5h21v26h-21c-14 0-27 4-35 4-9 5-17 9-26 13-4 9-8 13-12 21-5 9-9 18-9 30v4c9-4 17-8 26-8 8-4 17-4 29-4 9 0 22 0 31 4 8 4 13 8 17 13 8 8 13 12 13 21 4 8 4 17 4 25zM119 153c0-8 0-12 0-21-4-4-4-8-8-12-5-5-10-5-14-9-4 0-13 0-21 0-4 0-9 0-13 0s-8 0-13 4c-4 0-8 0-8 5-4 0-9 4-13 4 0 13 0 25 4 34 0 12 5 17 9 25 4 4 8 9 13 13 8 0 12 4 21 4 8 0 12-4 17-4 4-4 8-4 13-9 5-4 9-8 9-17 4-4 4-12 4-17z">
          <text:p/>
        </draw:path>
        <draw:path draw:style-name="gr5" draw:text-style-name="P5" draw:layer="layout" svg:width="0.131cm" svg:height="0.22cm" svg:x="5.789cm" svg:y="10.007cm" svg:viewBox="0 0 132 221" svg:d="M132 149c0 13 0 21-4 30-5 8-13 17-22 21-8 9-17 13-25 17-13 4-25 4-38 4-5 0-5 0-10 0-4 0-8 0-12 0s-9 0-13 0c0 0-4 0-8 0v-29c8 4 12 4 21 4 8 0 17 0 26 0s17 0 21 0c9-4 13-9 21-13 5-4 9-8 9-13 4-4 4-12 4-17 0-16-4-25-13-29-12-9-25-13-42-13h-43v-111h119v26h-90v64h18c13 0 22 0 30 0 13 4 21 8 25 13 9 4 17 8 22 17 4 8 4 17 4 29z">
          <text:p/>
        </draw:path>
        <draw:polygon draw:style-name="gr5" draw:text-style-name="P5" draw:layer="layout" svg:width="0.144cm" svg:height="0.22cm" svg:x="6.157cm" svg:y="10.007cm" svg:viewBox="0 0 145 221" draw:points="145,221 4,221 4,192 64,192 64,35 9,60 0,39 68,0 94,0 94,192 145,192">
          <text:p/>
        </draw:polygon>
        <draw:path draw:style-name="gr5" draw:text-style-name="P5" draw:layer="layout" svg:width="0.132cm" svg:height="0.22cm" svg:x="6.352cm" svg:y="10.007cm" svg:viewBox="0 0 133 221" svg:d="M133 149c0 13-5 21-9 30-4 8-8 17-17 21-8 9-21 13-29 17-13 4-26 4-38 4 0 0-5 0-9 0s-9 0-13 0-4 0-8 0c-5 0-10 0-10 0v-29c5 4 14 4 18 4 9 0 17 0 26 0 8 0 17 0 25 0 4-4 13-9 17-13s9-8 9-13c4-4 4-12 4-17 0-16-4-25-13-29-8-9-25-13-42-13h-44v-111h120v26h-89v64h17c13 0 21 0 30 0 12 4 21 8 29 13 9 4 13 8 17 17 4 8 9 17 9 29z">
          <text:p/>
        </draw:path>
        <draw:path draw:style-name="gr5" draw:text-style-name="P5" draw:layer="layout" svg:width="0.055cm" svg:height="0.055cm" svg:x="6.573cm" svg:y="10.172cm" svg:viewBox="0 0 56 56" svg:d="M25 0c4 0 9 0 13 4 4 0 4 0 8 5 5 4 5 4 5 8 5 4 5 9 5 13 0 5 0 5-5 9 0 5 0 9-5 9-4 4-4 4-8 8-4 0-9 0-13 0s-4 0-8 0c-5-4-9-4-9-8-4 0-4-4-8-9 0-4 0-4 0-9 0-4 0-9 0-13 4-4 4-4 8-8 0-5 4-5 9-5 4-4 4-4 8-4z">
          <text:p/>
        </draw:path>
        <draw:path draw:style-name="gr5" draw:text-style-name="P5" draw:layer="layout" svg:width="0.136cm" svg:height="0.22cm" svg:x="6.721cm" svg:y="10.007cm" svg:viewBox="0 0 137 221" svg:d="M137 153c0 9 0 17-5 26-4 8-8 17-16 21-9 9-17 13-31 17-13 4-26 4-43 4-8 0-17 0-21 0-8 0-13 0-21 0v-29c8 4 17 4 21 4 9 0 17 0 26 0 8 0 21 0 25 0 9-4 17-9 21-9 6-4 10-8 10-17 4-4 4-8 4-17 0-4 0-8-4-12 0-4-4-9-10-13-8-4-12-4-21-8-4 0-13 0-21 0h-26v-26h26c8 0 12 0 21 0 4-4 9-4 13-8s4-9 8-13c0-4 6-9 6-17 0-9-6-17-14-26-9-4-17-4-30-4-8 0-17 0-25 0-5 0-13 4-22 9v-26c0-4 5-4 9-4s8-5 13-5c4 0 8 0 12 0 5 0 9 0 13 0 13 0 21 0 30 5 8 0 18 4 26 9 5 4 9 8 13 16 0 9 4 13 4 22 0 12-4 25-8 34-9 8-17 12-31 17 10 4 14 4 18 8 9 0 13 4 17 9 4 4 8 8 8 17 5 4 5 8 5 16z">
          <text:p/>
        </draw:path>
        <draw:path draw:style-name="gr5" draw:text-style-name="P5" draw:layer="layout" svg:width="0.169cm" svg:height="0.22cm" svg:x="6.891cm" svg:y="10.007cm" svg:viewBox="0 0 170 221" svg:d="M170 170h-38v51h-31v-51h-101v-25l88-145h44v145h38zM101 31l-76 114h76z">
          <text:p/>
        </draw:path>
        <draw:polygon draw:style-name="gr5" draw:text-style-name="P5" draw:layer="layout" svg:width="0.144cm" svg:height="0.22cm" svg:x="7.09cm" svg:y="10.007cm" svg:viewBox="0 0 145 221" draw:points="145,221 8,221 8,192 64,192 64,35 13,60 0,39 73,0 98,0 98,192 145,192">
          <text:p/>
        </draw:polygon>
        <draw:path draw:style-name="gr5" draw:text-style-name="P5" draw:layer="layout" svg:width="0.169cm" svg:height="0.22cm" svg:x="7.264cm" svg:y="10.007cm" svg:viewBox="0 0 170 221" svg:d="M170 170h-38v51h-30v-51h-102v-25l94-145h38v145h38zM102 30l-73 115h73z">
          <text:p/>
        </draw:path>
        <draw:path draw:style-name="gr5" draw:text-style-name="P5" draw:layer="layout" svg:width="0.156cm" svg:height="0.22cm" svg:x="7.459cm" svg:y="10.007cm" svg:viewBox="0 0 157 221" svg:d="M157 111c0 17-4 30-4 47-4 12-8 25-17 34-8 8-17 17-25 21-10 8-22 8-35 8s-21 0-34-4c-9-4-17-13-21-21-9-9-13-21-17-34-4-17-4-34-4-51s0-34 4-47c4-12 8-25 13-34 8-8 16-16 25-21 13-9 21-9 38-9 9 0 21 0 31 5 8 4 17 13 25 21 4 9 13 21 13 34 4 13 8 30 8 51zM128 111c0-4 0-8 0-8 0-5 0-9 0-13l-95 68c0 4 5 12 5 17 4 4 8 8 12 12 0 5 5 5 9 9 8 0 13 0 17 0 8 0 17 0 21-4 4-5 14-9 18-17 4-5 4-17 8-26 5-12 5-25 5-38zM25 111c0 4 0 4 0 9 0 4 4 8 4 8l90-68c0-4-4-8-4-13-4-4-10-8-10-12-4-5-8-5-12-9-4 0-13-4-17-4-9 0-13 4-21 8-5 5-9 9-13 17-4 5-9 13-13 26 0 9-4 21-4 38z">
          <text:p/>
        </draw:path>
        <draw:path draw:style-name="gr5" draw:text-style-name="P5" draw:layer="layout" svg:width="0.148cm" svg:height="0.22cm" svg:x="7.645cm" svg:y="10.007cm" svg:viewBox="0 0 149 221" svg:d="M149 98c0 22 0 39-4 56-8 12-13 25-26 38-9 8-21 17-34 21-17 4-34 8-51 8h-21v-25h21c13 0 25-4 38-4 9-5 17-9 26-13 4-9 12-13 16-21 0-9 5-17 5-30v-4c-5 4-13 4-21 8-9 5-22 5-30 5-13 0-21-5-30-5-8-4-17-8-21-12-4-9-8-13-13-22-4-8-4-16-4-25 0-13 4-21 4-30 5-8 9-17 17-21 9-8 13-13 26-17 8-5 17-5 29-5 9 0 22 0 30 5 8 4 17 9 22 17 9 8 13 17 17 30 4 12 4 30 4 46zM72 22c-4 0-8 0-17 4-4 0-8 4-13 9-4 4-4 8-8 12 0 9-4 13-4 22 0 8 0 13 4 17 0 8 4 12 8 17 0 0 5 4 13 8 4 0 9 0 17 0 4 0 9 0 13 0s8 0 13-4c4 0 8 0 12-4 4 0 9-5 9-5 0-12 0-25 0-38-5-8-9-17-13-21s-8-9-13-13c-4 0-12-4-21-4z">
          <text:p/>
        </draw:path>
        <draw:path draw:style-name="gr5" draw:text-style-name="P5" draw:layer="layout" svg:width="0.128cm" svg:height="0.174cm" svg:x="4.11cm" svg:y="10.558cm" svg:viewBox="0 0 129 175" svg:d="M129 128c0 4 0 9-4 13 0 4-4 8-9 13-4 4-4 8-12 8-5 4-9 4-13 9-4 0-8 0-18 4-4 0-8 0-13 0-12 0-25 0-34 0-8-4-17-4-26-9v-25c9 4 18 4 26 8 13 0 22 0 30 0 13 0 27 0 31-4 8-4 12-8 12-17 0-4 0-4-4-8 0 0 0-4-4-4-4-5-8-5-14-9-4-4-12-4-25-9-4 0-13-4-17-8-9 0-13-4-17-10-5-4-9-8-14-12-4-5-4-13-4-21 0-5 0-9 4-13 0-9 5-13 9-17 9-4 13-9 22-13 13 0 21-4 34-4 8 0 18 0 22 0 8 4 17 4 25 4v26c-8 0-17 0-25-5-8 0-14 0-22 0-4 0-13 0-17 0-4 5-9 5-13 5-4 4-4 4-4 8-4 4-4 4-4 9 0 4 0 4 0 8 4 0 4 4 8 8 4 0 9 5 13 5 4 4 13 4 21 8 14 4 22 4 26 10 9 4 13 8 17 12 5 0 9 5 9 13 4 5 4 9 4 17z">
          <text:p/>
        </draw:path>
        <draw:path draw:style-name="gr5" draw:text-style-name="P5" draw:layer="layout" svg:width="0.136cm" svg:height="0.174cm" svg:x="4.288cm" svg:y="10.558cm" svg:viewBox="0 0 137 175" svg:d="M111 171v-22c-8 9-18 17-30 22-9 0-17 4-30 4-9 0-17 0-21-4-9 0-13-5-17-9s-9-8-13-17c0-4 0-13 0-17 0-17 4-30 17-42 13-10 30-14 55-14h35v-13c0-12 0-17-10-25-4-4-16-9-29-9-9 0-17 0-26 5-8 0-21 4-29 8v-25c4-5 8-5 13-5 4 0 8-4 12-4s13 0 17-4c4 0 13 0 17 0 9 0 17 0 25 4 10 4 18 4 23 9 4 4 8 12 12 17 5 8 5 17 5 25v116zM107 94h-35c-8 0-13 4-21 4-4 0-9 5-13 5 0 4-4 8-4 13-4 0-4 4-4 12 0 0 0 4 0 9 4 0 4 4 4 8 4 0 8 0 8 4 5 0 9 0 17 0 5 0 13 0 22-4 8-4 16-13 26-21z">
          <text:p/>
        </draw:path>
        <draw:path draw:style-name="gr5" draw:text-style-name="P5" draw:layer="layout" svg:width="0.157cm" svg:height="0.17cm" svg:x="4.466cm" svg:y="10.558cm" svg:viewBox="0 0 158 171" svg:d="M131 171v-119c0-4 0-9 0-13s0-4-4-8v-5c-4 0-4 0-4 0-4 0-4 0-9 0 0 5-4 5-4 9-4 4-4 8-8 13-4 4-4 8-9 16v107h-25v-115c0-8 0-13-4-17 0-4 0-4 0-8 0 0 0-5-5-5h-4-4c-4 5-4 5-8 9 0 0-5 4-5 8-4 9-8 13-13 21v107h-25v-167h21l4 31c0-4 5-9 9-13 0-4 4-8 9-13 0-5 4-5 8-5 4-4 4-4 8-4 13 0 17 4 22 9 4 9 8 17 8 30 0-8 4-13 9-17 0-4 4-8 8-13 0 0 4-5 8-5 5-4 9-4 13-4 22 0 31 18 31 52v119z">
          <text:p/>
        </draw:path>
        <draw:path draw:style-name="gr5" draw:text-style-name="P5" draw:layer="layout" svg:width="0.144cm" svg:height="0.237cm" svg:x="4.665cm" svg:y="10.558cm" svg:viewBox="0 0 145 238" svg:d="M145 85c0 12-4 25-8 38s-9 21-17 30c-9 4-17 12-25 12-9 5-22 9-34 9-5 0-9 0-13 0-8-4-13-4-17-4v68h-31v-234h27l4 30c4-13 17-21 25-26 9-4 17-8 30-8 9 0 17 4 25 8 9 5 13 9 17 17 5 5 9 13 13 26 0 8 4 21 4 34zM116 85c0-9-5-17-5-22 0-8-4-16-4-21-4-4-8-8-12-12-5 0-9-5-13-5s-9 0-13 5c-4 0-8 0-13 4-4 4-8 4-12 13-4 4-9 8-13 12v85c4 0 9 0 17 4 4 0 13 0 17 0 17 0 25-4 34-17 12-8 17-25 17-46z">
          <text:p/>
        </draw:path>
        <draw:polygon draw:style-name="gr5" draw:text-style-name="P5" draw:layer="layout" svg:width="0.131cm" svg:height="0.234cm" svg:x="4.856cm" svg:y="10.494cm" svg:viewBox="0 0 132 235" draw:points="51,26 4,26 4,0 82,0 82,213 132,213 132,235 0,235 0,213 51,213">
          <text:p/>
        </draw:polygon>
        <draw:path draw:style-name="gr5" draw:text-style-name="P5" draw:layer="layout" svg:width="0.148cm" svg:height="0.174cm" svg:x="5.03cm" svg:y="10.558cm" svg:viewBox="0 0 149 175" svg:d="M149 80c0 0 0 6 0 10s0 4 0 8h-115c0 18 4 30 12 39 9 8 21 12 44 12 4 0 8 0 13 0 4 0 8 0 12 0 9 0 13-4 17-4s4 0 9 0v21c-9 5-17 5-26 5-8 4-21 4-30 4-18 0-30 0-39-4-8-5-17-13-25-17-4-9-13-17-13-30-4-8-8-21-8-34 0-14 4-27 8-35 0-13 9-21 13-30 8-8 17-12 25-17 9-4 21-8 31-8 13 0 26 4 34 8 9 0 17 9 21 13 4 9 13 17 13 26 4 8 4 21 4 33zM120 76c0-8 0-17 0-21-5-8-5-13-9-17s-8-8-13-8c-8-5-13-5-21-5-5 0-14 0-18 5-4 0-8 4-13 8-4 4-8 9-8 17-4 4-4 13-4 21z">
          <text:p/>
        </draw:path>
        <draw:path draw:style-name="gr5" draw:text-style-name="P5" draw:layer="layout" svg:width="0.148cm" svg:height="0.174cm" svg:x="5.407cm" svg:y="10.558cm" svg:viewBox="0 0 149 175" svg:d="M149 80c0 0 0 6 0 10-4 4-4 4-4 8h-115c0 18 4 30 12 39 9 8 26 12 43 12 4 0 8 0 12 0 5 0 13 0 17 0 5 0 9-4 13-4s9 0 9 0v21c-5 5-13 5-26 5-8 4-21 4-30 4-12 0-25 0-38-4-8-5-17-13-25-17-4-9-8-17-13-30-4-8-4-21-4-34 0-14 0-27 4-35 5-13 9-21 13-30 8-8 17-12 25-17 9-4 22-8 34-8 9 0 21 4 30 8 8 0 17 9 21 13 9 9 13 17 13 26 5 8 9 21 9 33zM114 76c5-8 0-17 0-21 0-8-4-13-8-17s-9-8-13-8c-8-5-13-5-21-5-4 0-13 0-17 5-4 0-8 4-13 8-4 4-8 9-8 17-4 4-4 13-4 21z">
          <text:p/>
        </draw:path>
        <draw:path draw:style-name="gr5" draw:text-style-name="P5" draw:layer="layout" svg:width="0.131cm" svg:height="0.174cm" svg:x="5.602cm" svg:y="10.558cm" svg:viewBox="0 0 132 175" svg:d="M132 128c0 4-4 9-4 13-4 4-4 8-8 13-5 4-9 8-13 8-4 4-9 4-14 9-8 0-13 0-17 4-4 0-12 0-17 0-8 0-21 0-29 0-9-4-21-4-30-9v-25c13 4 21 4 30 8 8 0 21 0 29 0 13 0 26 0 30-4 9-4 14-8 14-17 0-4-5-4-5-8l-5-4c-4-5-8-5-13-9-8-4-12-4-25-9-8 0-13-4-21-8-4 0-13-4-17-10-4-4-8-8-8-12-5-5-5-13-5-21 0-5 0-9 5-13 0-9 4-13 8-17s13-9 21-13c9 0 21-4 34-4 8 0 13 0 21 0 10 4 18 4 27 4v26c-9 0-17 0-27-5-8 0-17 0-21 0-8 0-13 0-17 0-8 5-8 5-13 5-4 4-4 4-8 8 0 4 0 4 0 9 0 4 0 4 0 8 0 0 4 4 8 8 0 0 5 5 13 5 4 4 13 4 21 8 9 4 17 4 27 10 4 4 12 8 17 12 4 0 4 5 8 13 0 5 4 9 4 17z">
          <text:p/>
        </draw:path>
        <draw:path draw:style-name="gr5" draw:text-style-name="P5" draw:layer="layout" svg:width="0.148cm" svg:height="0.225cm" svg:x="5.772cm" svg:y="10.507cm" svg:viewBox="0 0 149 226" svg:d="M149 222c-4 0-13 0-21 4-5 0-13 0-22 0-21 0-34-4-47-17-9-9-13-21-13-42v-86h-46v-26h46v-46l31-9v55h72v26h-72v86c0 8 0 21 8 25 5 4 13 8 26 8 8 0 12 0 21 0 4 0 13-4 17-4z">
          <text:p/>
        </draw:path>
        <draw:path draw:style-name="gr5" draw:text-style-name="P5" draw:layer="layout" svg:width="0.136cm" svg:height="0.238cm" svg:x="5.975cm" svg:y="10.49cm" svg:viewBox="0 0 137 239" svg:d="M56 99h-52v-26h82v144h51v22h-137v-22h56zM65 0c4 0 8 4 12 4l5 5c4 4 4 4 4 8 4 0 4 4 4 9 0 4 0 4-4 8 0 4 0 4-4 9 0 0-5 0-5 4-4 0-8 0-12 0 0 0-5 0-9 0 0-4-4-4-4-4-4-5-4-5-9-9 0-4 0-4 0-8 0-5 0-9 0-9 5-4 5-4 9-8l4-5c4 0 9-4 9-4z">
          <text:p/>
        </draw:path>
        <draw:path draw:style-name="gr5" draw:text-style-name="P5" draw:layer="layout" svg:width="0.157cm" svg:height="0.17cm" svg:x="6.149cm" svg:y="10.558cm" svg:viewBox="0 0 158 171" svg:d="M132 171v-119c0-4 0-9 0-13s-4-4-4-8c0 0 0-5-4-5h-5-4c-4 5-4 5-8 9 0 4-4 8-4 13-5 4-9 8-9 16v107h-30v-115c0-8 0-13 0-17s0-4 0-8l-4-5h-4c-4 0-4 0-4 0-4 5-4 5-9 9 0 0-4 4-8 8 0 9-4 13-9 21v107h-26v-167h22v31c4-4 9-9 9-13 4-4 8-8 8-13 4-5 9-5 13-5 0-4 4-4 8-4 9 0 17 4 21 9 5 9 9 17 9 30 0-8 4-13 4-17 4-4 9-8 9-13 4 0 8-5 12-5 4-4 9-4 13-4 21 0 30 18 30 52v119z">
          <text:p/>
        </draw:path>
        <draw:path draw:style-name="gr5" draw:text-style-name="P5" draw:layer="layout" svg:width="0.135cm" svg:height="0.174cm" svg:x="6.344cm" svg:y="10.558cm" svg:viewBox="0 0 136 175" svg:d="M111 171v-22c-8 9-17 17-30 22-8 0-18 4-30 4-9 0-17 0-22-4-8 0-12-5-17-9-4-4-8-8-12-17 0-4 0-13 0-17 0-17 4-30 17-42 12-10 30-14 56-14h34v-13c0-12 0-17-9-25-4-4-17-9-30-9-9 0-17 0-26 5-8 0-21 4-30 8v-25c5-5 9-5 13-5s9-4 13-4 13 0 17-4c4 0 8 0 18 0 8 0 17 0 25 4 9 4 17 4 21 9 5 4 9 12 13 17 4 8 4 17 4 25v116zM107 94h-34c-10 0-18 4-22 4s-9 5-13 5c-4 4-4 8-4 13-5 0-5 4-5 12 0 0 0 4 0 9 5 0 5 4 5 8 4 0 8 0 8 4 5 0 9 0 17 0 4 0 14 0 22-4 9-4 17-13 26-21z">
          <text:p/>
        </draw:path>
        <draw:path draw:style-name="gr5" draw:text-style-name="P5" draw:layer="layout" svg:width="0.152cm" svg:height="0.225cm" svg:x="6.518cm" svg:y="10.507cm" svg:viewBox="0 0 153 226" svg:d="M153 222c-8 0-17 0-21 4-8 0-17 0-21 0-23 0-40-4-48-17-13-9-17-21-17-42v-86h-46v-26h46v-46l30-9v55h77v26h-77v86c0 8 4 21 8 25 9 4 18 8 31 8 4 0 9 0 17 0 4 0 13-4 21-4z">
          <text:p/>
        </draw:path>
        <draw:path draw:style-name="gr5" draw:text-style-name="P5" draw:layer="layout" svg:width="0.148cm" svg:height="0.174cm" svg:x="6.713cm" svg:y="10.558cm" svg:viewBox="0 0 149 175" svg:d="M149 80c0 0 0 6 0 10s0 4 0 8h-119c0 18 9 30 17 39 9 8 21 12 38 12 9 0 13 0 17 0 5 0 9 0 13 0s9-4 13-4 8 0 12 0v21c-8 5-16 5-25 5-13 4-21 4-30 4-17 0-29 0-38-4-13-5-21-13-25-17-10-9-14-17-18-30 0-8-4-21-4-34 0-14 4-27 4-35 4-13 8-21 18-30 4-8 12-12 25-17 9-4 17-8 30-8s21 4 30 8c12 0 17 9 25 13 4 9 8 17 13 26 4 8 4 21 4 33zM119 76c0-8 0-17 0-21-4-8-4-13-8-17s-9-8-17-8c-4-5-9-5-17-5-9 0-13 0-17 5-4 0-13 4-13 8-4 4-8 9-13 17 0 4 0 13-4 21z">
          <text:p/>
        </draw:path>
        <draw:path draw:style-name="gr5" draw:text-style-name="P5" draw:layer="layout" svg:width="0.127cm" svg:height="0.174cm" svg:x="6.912cm" svg:y="10.558cm" svg:viewBox="0 0 128 175" svg:d="M128 128c0 4 0 9-4 13 0 4-4 8-4 13-5 4-9 8-13 8-4 4-9 4-17 9-5 0-9 0-13 4-9 0-13 0-17 0-13 0-21 0-34 0-8-4-18-4-26-9v-25c8 4 18 4 30 8 9 0 17 0 30 0s21 0 30-4c4-4 8-8 8-17 0-4 0-4 0-8 0 0-4-4-8-4 0-5-5-5-13-9-4-4-13-4-21-9-9 0-17-4-21-8-9 0-13-4-17-10-5-4-10-8-14-12 0-5-4-13-4-21 0-5 4-9 4-13 4-9 9-13 14-17 4-4 12-9 21-13 8 0 17-4 34-4 4 0 12 0 21 0 9 4 17 4 26 4v26c-13 0-22 0-26-5-9 0-17 0-21 0-9 0-17 0-21 0-5 5-9 5-13 5 0 4-4 4-4 8s-5 4-5 9c0 4 5 4 5 8 0 0 4 4 4 8 4 0 8 5 13 5 8 4 12 4 25 8 8 4 17 4 26 10 4 4 8 8 12 12 5 0 9 5 13 13 0 5 0 9 0 17z">
          <text:p/>
        </draw:path>
        <draw:path draw:style-name="gr5" draw:text-style-name="P5" draw:layer="layout" svg:width="0.051cm" svg:height="0.174cm" svg:x="7.136cm" svg:y="10.558cm" svg:viewBox="0 0 52 175" svg:d="M26 0c4 0 4 0 8 4 4 0 10 0 10 4 4 5 4 5 4 9 4 4 4 4 4 8 0 5 0 9-4 13 0 0 0 4-4 4 0 5-6 5-10 9 0 0-4 0-8 0s-9 0-9 0c-4-4-8-4-8-9-4 0-4-4-9-4 0-4 0-8 0-13 0-4 0-4 0-8 5-4 5-4 9-9 0-4 4-4 8-4 0-4 5-4 9-4zM26 124c4 0 4 0 8 0 4 4 10 4 10 8 4 0 4 5 4 9 4 0 4 4 4 8 0 5 0 9-4 9 0 4 0 8-4 8 0 5-6 5-10 5 0 4-4 4-8 4s-9 0-9-4c-4 0-8 0-8-5-4 0-4-4-9-8 0 0 0-4 0-9 0-4 0-8 0-8 5-4 5-9 9-9 0-4 4-4 8-8 0 0 5 0 9 0z">
          <text:p/>
        </draw:path>
        <draw:path draw:style-name="gr5" draw:text-style-name="P5" draw:layer="layout" svg:width="0.157cm" svg:height="0.169cm" svg:x="4.093cm" svg:y="11.063cm" svg:viewBox="0 0 158 170" svg:d="M132 170v-119c0-4 0-8 0-12 0-5-4-9-4-9 0-4 0-4-4-4h-4-5c-4 0-4 4-8 8 0 0-4 5-4 9-5 8-9 13-9 21v106h-29v-114c0-9 0-13 0-17 0-5 0-9 0-9 0-4-5-4-5-4h-4c-4 0-4 0-4 0-4 0-4 4-9 4 0 4-5 9-9 13 0 4-4 13-8 21v106h-26v-166h21l5 30c0-4 4-12 4-17 4-4 8-8 8-8 5-5 10-5 14-9 0 0 4 0 8 0 9 0 17 4 22 9 4 4 8 17 8 25 0-4 4-8 8-12 0-5 5-9 5-13 4-5 8-5 12-5 5-4 9-4 13-4 21 0 30 17 30 47v123z">
          <text:p/>
        </draw:path>
        <draw:path draw:style-name="gr5" draw:text-style-name="P5" draw:layer="layout" svg:width="0.148cm" svg:height="0.174cm" svg:x="4.284cm" svg:y="11.062cm" svg:viewBox="0 0 149 175" svg:d="M149 77c0 4 0 8 0 12 0 0 0 5 0 10h-119c0 17 4 30 16 38 9 8 22 13 40 13 4 0 12 0 16 0 5 0 9 0 13 0 4-5 9-5 13-5s8 0 13-4v26c-9 0-17 4-26 4-13 4-21 4-35 4-12 0-25-4-34-8-12-5-21-9-25-17-9-5-13-13-17-26 0-12-4-21-4-39 0-8 4-21 4-29 4-13 8-22 17-30 4-9 13-13 21-17 13-5 21-9 34-9 14 0 22 0 31 4 8 5 17 9 25 18 4 8 9 12 13 25 4 9 4 17 4 30zM119 72c0-4 0-12-4-21 0-4-4-8-8-12 0-5-5-9-13-13-4 0-14-4-18-4-8 0-13 4-17 4-8 4-13 8-17 13 0 4-4 8-8 12 0 9-4 17-4 21z">
          <text:p/>
        </draw:path>
        <draw:path draw:style-name="gr5" draw:text-style-name="P5" draw:layer="layout" svg:width="0.136cm" svg:height="0.173cm" svg:x="4.474cm" svg:y="11.063cm" svg:viewBox="0 0 137 174" svg:d="M112 170v-21c-9 8-17 12-30 17-8 4-17 8-25 8-14 0-23-4-27-4-8-4-13-9-17-13s-8-8-8-13c-5-4-5-12-5-16 0-17 5-35 17-44 13-8 35-13 57-13h33v-16c0-9 0-17-8-22-4-8-17-8-30-8-8 0-17 0-26 4-9 0-21 4-30 9v-30c4 0 9 0 13 0 4-4 8-4 13-4 8 0 13-4 18-4 4 0 12 0 17 0 8 0 17 0 25 4 8 0 17 4 21 8s13 13 13 17c4 9 4 17 4 26v115zM107 93h-33c-9 0-13 0-22 5-5 0-9 0-13 4 0 4-5 4-5 9-4 4-4 8-4 12 0 5 0 9 0 9 4 4 4 8 9 8 0 4 4 4 8 9 0 0 5 0 14 0 4 0 13 0 21-5 9-4 17-12 25-21z">
          <text:p/>
        </draw:path>
        <draw:path draw:style-name="gr5" draw:text-style-name="P5" draw:layer="layout" svg:width="0.136cm" svg:height="0.169cm" svg:x="4.665cm" svg:y="11.063cm" svg:viewBox="0 0 137 170" svg:d="M0 4h26v26c4-4 13-8 17-13 4-4 8-8 12-13 5 0 9 0 13-4 4 0 9 0 13 0 17 0 29 4 38 17 14 9 18 26 18 43v110h-31v-106c0-13-4-21-8-30-4-4-13-8-21-8-5 0-9 0-13 0 0 0-4 4-9 8-4 0-8 5-12 9s-9 8-13 17v110h-30z">
          <text:p/>
        </draw:path>
        <draw:path draw:style-name="gr5" draw:text-style-name="P5" draw:layer="layout" svg:width="0.132cm" svg:height="0.237cm" svg:x="5.042cm" svg:y="10.995cm" svg:viewBox="0 0 133 238" svg:d="M56 94h-50v-21h76v139h51v26h-133v-26h56zM65 0c4 0 4 0 8 4 5 0 5 0 9 4l4 4c0 4 0 9 0 13 0 0 0 5 0 9l-4 5c-4 4-4 4-9 8-4 0-4 0-8 0s-4 0-9 0c-4-4-4-4-8-8l-4-5c0-4 0-9 0-9 0-4 0-9 0-13l4-4c4-4 4-4 8-4 0-4 5-4 9-4z">
          <text:p/>
        </draw:path>
        <draw:path draw:style-name="gr5" draw:text-style-name="P5" draw:layer="layout" svg:width="0.135cm" svg:height="0.169cm" svg:x="5.225cm" svg:y="11.063cm" svg:viewBox="0 0 136 170" svg:d="M0 4h25l4 26c5-4 9-8 13-13 4-4 9-8 13-13 4 0 8 0 12-4 5 0 9 0 17 0 17 0 31 4 40 17 8 9 12 26 12 43v110h-30v-106c0-13-5-21-9-30-4-4-13-8-21-8-4 0-4 0-9 0-4 0-8 4-12 8-4 0-9 5-13 9s-8 8-13 17v110h-29z">
          <text:p/>
        </draw:path>
        <draw:path draw:style-name="gr5" draw:text-style-name="P5" draw:layer="layout" svg:width="0.157cm" svg:height="0.237cm" svg:x="5.589cm" svg:y="11.063cm" svg:viewBox="0 0 158 238" svg:d="M133 25c0 4 4 8 4 13 4 8 4 12 4 17 0 8 0 16-4 25-4 8-9 13-13 17-8 4-13 8-22 13-9 4-17 4-25 4-9 0-17 0-22 0-4-4-12-4-12-9-5 5-5 9-9 9 0 4 0 8 0 13 0 0 0 4 4 8 5 4 13 4 17 4h43c9 0 18 4 26 4 4 5 13 5 17 9s9 8 13 13c4 4 4 12 4 17 0 8 0 18-4 22-4 8-9 13-17 21-4 4-13 9-26 9-9 4-22 4-34 4-17 0-26 0-39 0-8-4-16-9-21-9-4-4-8-8-12-17-5-4-5-8-5-16 0-10 0-14 5-23 4-4 8-13 17-17l-5-4c-4-4-4-4-8-9v-4c-4-4-4-8-4-8 0-9 4-13 8-21 0-5 4-13 9-17 0 0-5-5-5-9 0 0-4-4-4-8 0 0 0-5-4-9 0 0 0-4 0-8 0-9 4-17 4-26 4-8 9-12 17-17 4-4 8-8 17-12 8-4 17-4 30-4 4 0 8 0 8 0 4 0 8 0 13 4h60v21zM30 196c0 8 4 12 13 16 8 5 21 5 34 5 8 0 16 0 25-5 5 0 9 0 14-4 4-4 8-8 8-8 0-4 4-10 4-14s-4-13-8-13c-9-4-18-8-27-8h-46c0 4-4 4-9 8l-4 4c0 5-4 5-4 9s0 4 0 10zM38 59c0 4 0 8 5 12 0 5 4 9 8 13 0 0 4 4 9 4 4 5 8 5 17 5 4 0 8 0 12-5 4 0 9-4 13-8 5 0 5-4 9-9 0-4 0-8 0-12 0-9 0-13 0-17-4-4-4-9-9-13-4 0-9-4-13-4-4-4-8-4-12-4-9 0-13 0-17 4-5 0-9 4-13 8 0 0-4 5-4 9-5 4-5 8-5 17z">
          <text:p/>
        </draw:path>
        <draw:path draw:style-name="gr5" draw:text-style-name="P5" draw:layer="layout" svg:width="0.137cm" svg:height="0.169cm" svg:x="5.793cm" svg:y="11.063cm" svg:viewBox="0 0 138 170" svg:d="M0 4h25l4 30c10-12 18-21 27-25 13-5 21-9 29-9 17 0 30 4 43 17 8 13 13 26 8 51h-25c0-17-4-25-9-34-4-4-12-8-21-8-4 0-8 0-8 0-4 4-9 4-13 8-4 5-8 9-13 13-8 4-12 9-18 17v106h-29z">
          <text:p/>
        </draw:path>
        <draw:path draw:style-name="gr5" draw:text-style-name="P5" draw:layer="layout" svg:width="0.157cm" svg:height="0.173cm" svg:x="5.962cm" svg:y="11.063cm" svg:viewBox="0 0 158 174" svg:d="M158 84c0 14-4 27-4 35-4 13-13 21-17 30-9 8-17 12-26 17-8 4-21 8-33 8-13 0-22-4-35-8-9 0-17-9-21-13-9-9-13-17-17-30-5-8-5-21-5-35 0-12 0-25 5-38 4-8 8-17 17-25 8-9 17-13 26-21 8-4 21-4 34-4s21 0 29 4c13 4 17 8 26 17 8 8 13 17 17 25 0 13 4 25 4 38zM128 84c0-8 0-17-4-25 0-9-4-13-8-21-5-5-9-9-17-9-4-4-13-4-21-4-9 0-13 0-22 4-4 4-8 9-13 13-4 4-9 13-9 21-4 8-4 13-4 21 0 14 0 22 4 31 0 8 5 13 9 17 5 8 9 8 18 12 4 5 12 5 17 5 8 0 17 0 25-5 4-4 8-8 13-12 4-9 8-13 8-21 4-9 4-18 4-27z">
          <text:p/>
        </draw:path>
        <draw:path draw:style-name="gr5" draw:text-style-name="P5" draw:layer="layout" svg:width="0.132cm" svg:height="0.169cm" svg:x="6.161cm" svg:y="11.067cm" svg:viewBox="0 0 133 170" svg:d="M133 166h-26v-26c-4 5-8 9-12 13s-9 9-17 9c-4 4-9 4-13 4-5 4-9 4-14 4-16 0-29-4-38-17-8-8-13-25-13-46v-107h30v107c0 25 9 38 26 38 4 0 9 0 13-5 5 0 5 0 9-4 4 0 8-4 13-8 4-4 8-13 12-17v-111h30z">
          <text:p/>
        </draw:path>
        <draw:path draw:style-name="gr5" draw:text-style-name="P5" draw:layer="layout" svg:width="0.14cm" svg:height="0.237cm" svg:x="6.348cm" svg:y="11.063cm" svg:viewBox="0 0 141 238" svg:d="M141 84c0 13 0 26-4 38-5 9-9 21-17 26-10 8-18 12-27 17-12 4-21 4-34 4-4 0-8 0-16 0-5 0-9 0-13 0v69h-30v-234h25v25c9-8 18-17 30-21 9-4 17-8 30-8 8 0 17 0 25 4 4 4 14 12 18 17 4 8 9 17 13 29 0 9 0 21 0 34zM110 84c0-8 0-17 0-25 0-4-4-13-4-17-4-4-8-9-13-13-4-4-8-4-17-4 0 0-4 0-8 0-4 4-9 4-13 8-4 0-8 5-12 9-5 4-9 13-13 17v80c4 4 8 4 17 4 4 5 8 5 17 5 12 0 25-5 34-17 8-9 12-26 12-47z">
          <text:p/>
        </draw:path>
        <draw:polygon draw:style-name="gr5" draw:text-style-name="P5" draw:layer="layout" svg:width="0.123cm" svg:height="0.216cm" svg:x="6.729cm" svg:y="11.016cm" svg:viewBox="0 0 124 217" draw:points="124,217 0,217 0,0 124,0 124,25 26,25 26,93 120,93 120,115 26,115 26,191 124,191">
          <text:p/>
        </draw:polygon>
        <draw:polygon draw:style-name="gr5" draw:text-style-name="P5" draw:layer="layout" svg:width="0.131cm" svg:height="0.233cm" svg:x="6.912cm" svg:y="10.999cm" svg:viewBox="0 0 132 234" draw:points="51,21 4,21 4,0 80,0 80,208 132,208 132,234 0,234 0,208 51,208">
          <text:p/>
        </draw:polygon>
        <draw:path draw:style-name="gr5" draw:text-style-name="P5" draw:layer="layout" svg:width="0.144cm" svg:height="0.237cm" svg:x="7.086cm" svg:y="10.999cm" svg:viewBox="0 0 145 238" svg:d="M0 153c0-12 4-25 8-38 0-8 9-21 13-25 8-9 17-13 26-17 13-4 21-8 34-8 8 0 13 0 17 0 4 4 8 4 17 4v-69h30v234h-30v-30c-9 9-17 17-26 26-8 4-21 8-29 8-9 0-17-4-27-8-8-5-12-9-16-17-9-5-9-13-13-26-4-8-4-21-4-34zM29 153c0 17 4 34 9 43 9 12 18 17 26 17 9 0 17-5 25-9 9-8 17-17 26-29v-81c-4 0-13 0-17-4-4 0-13 0-17 0-17 0-30 4-38 13-10 12-14 29-14 50z">
          <text:p/>
        </draw:path>
        <draw:path draw:style-name="gr5" draw:text-style-name="P5" draw:layer="layout" svg:width="0.144cm" svg:height="0.173cm" svg:x="7.276cm" svg:y="11.063cm" svg:viewBox="0 0 145 174" svg:d="M145 76c0 4 0 8 0 12 0 0 0 5 0 10h-115c0 17 4 30 13 38 8 8 25 13 42 13 5 0 9 0 14 0 4 0 8 0 17 0 4-5 8-5 12-5 5 0 5 0 9-4v26c-9 0-17 4-26 4-8 4-21 4-30 4-17 0-26-4-38-8-9-5-17-9-26-17-4-5-12-13-12-26-5-12-5-21-5-39 0-8 0-21 5-29 4-13 8-22 12-30 9-9 17-13 26-17 8-4 21-8 29-8 13 0 27 0 35 4 9 4 17 8 21 17 5 8 13 12 13 25 4 9 4 17 4 30zM116 71c0-4 0-12 0-21-5-4-5-8-9-12-4-5-8-9-13-13-9 0-13-4-22-4-4 0-12 4-17 4-4 4-8 8-12 13-5 4-9 8-9 12-4 9-4 17-4 21z">
          <text:p/>
        </draw:path>
        <draw:path draw:style-name="gr5" draw:text-style-name="P5" draw:layer="layout" svg:width="0.135cm" svg:height="0.169cm" svg:x="7.476cm" svg:y="11.063cm" svg:viewBox="0 0 136 170" svg:d="M0 4h26v30c13-12 21-21 30-25 8-5 21-9 29-9 17 0 30 4 39 17 8 13 12 26 12 51h-29c0-17 0-25-5-34-4-4-12-8-21-8-4 0-8 0-13 0-4 4-8 4-12 8-5 5-9 9-13 13s-9 9-13 17v106h-30z">
          <text:p/>
        </draw:path>
        <draw:polygon draw:style-name="gr5" draw:text-style-name="P5" draw:layer="layout" svg:width="0.131cm" svg:height="0.233cm" svg:x="7.658cm" svg:y="10.999cm" svg:viewBox="0 0 132 234" draw:points="56,21 4,21 4,0 86,0 86,208 132,208 132,234 0,234 0,208 56,208">
          <text:p/>
        </draw:polygon>
        <draw:path draw:style-name="gr5" draw:text-style-name="P5" draw:layer="layout" svg:width="0.161cm" svg:height="0.233cm" svg:x="7.827cm" svg:y="11.067cm" svg:viewBox="0 0 162 234" svg:d="M162 0l-56 149c-4 13-12 30-17 38-8 13-12 21-21 26-8 8-17 12-25 17-9 4-17 4-30 4 0 0-4 0-9 0h-4v-26h4c5 0 9 0 13 0 5 0 9 0 13 0 4-4 9-4 13-8s8-8 12-13c5-8 9-13 13-21l-68-166h34l43 111 8 25 9-25 38-111z">
          <text:p/>
        </draw:path>
        <draw:path draw:style-name="gr5" draw:text-style-name="P5" draw:layer="layout" svg:width="0.156cm" svg:height="0.169cm" svg:x="8.578cm" svg:y="11.063cm" svg:viewBox="0 0 157 170" svg:d="M132 170v-119c0-4 0-8 0-12 0-5 0-9-4-9 0-4 0-4 0-4-4 0-4 0-9 0h-4c0 0-4 4-4 8-4 0-4 5-9 9-4 8-4 13-8 21v106h-31v-114c0-9 0-13 0-17 0-5 0-9 0-9 0-4-4-4-4-4h-4-5c-4 0-4 4-8 4 0 4-4 9-4 13-5 4-9 13-13 21v106h-25v-166h21l4 30c0-4 4-12 8-17 0-4 5-8 9-8 0-5 4-5 8-9 5 0 5 0 9 0 8 0 17 4 22 9 4 4 8 17 8 25 0-4 5-8 9-12 0-5 4-9 9-13 0-5 4-5 8-5 4-4 9-4 13-4 21 0 29 17 29 47v123z">
          <text:p/>
        </draw:path>
        <draw:path draw:style-name="gr5" draw:text-style-name="P5" draw:layer="layout" svg:width="0.149cm" svg:height="0.173cm" svg:x="8.768cm" svg:y="11.063cm" svg:viewBox="0 0 150 174" svg:d="M150 76c0 4 0 8 0 12 0 0 0 5 0 10h-120c0 17 4 30 18 38 8 8 21 13 38 13 8 0 13 0 17 0s8 0 13 0c4-5 8-5 13-5 4 0 8 0 12-4v26c-8 0-17 4-25 4-13 4-22 4-34 4-13 0-26-4-34-8-14-5-22-9-27-17-8-5-12-13-16-26 0-12-5-21-5-39 0-8 5-21 5-29 4-13 8-22 16-30 5-9 13-13 27-17 8-4 17-8 30-8 12 0 21 0 29 4 9 4 17 8 26 17 4 8 8 12 13 25 4 9 4 17 4 30zM120 71c0-4 0-12 0-21-4-4-9-8-9-12-4-5-8-9-17-13-4 0-8-4-16-4-9 0-13 4-17 4-9 4-13 8-13 13-4 4-9 8-14 12 0 9 0 17-4 21z">
          <text:p/>
        </draw:path>
        <draw:path draw:style-name="gr5" draw:text-style-name="P5" draw:layer="layout" svg:width="0.136cm" svg:height="0.174cm" svg:x="8.959cm" svg:y="11.062cm" svg:viewBox="0 0 137 175" svg:d="M111 171v-21c-8 8-17 12-25 17-13 4-22 8-30 8-13 0-21-4-26-4-8-4-13-9-17-13-5-4-9-8-9-13-4-4-4-12-4-16 0-17 4-35 17-44 13-8 35-13 56-13h38v-17c0-8-4-17-13-21-4-8-12-8-29-8-9 0-17 0-26 4-8 0-17 4-30 8v-29c4 0 9 0 13 0 4-5 9-5 13-5 8 0 13-4 17-4s13 0 17 0c9 0 21 0 25 4 9 0 17 5 22 9 8 4 12 13 12 17 5 8 5 17 5 25v116zM111 94h-38c-9 0-13 0-21 5-5 0-9 0-13 4 0 4-4 4-4 9-5 4-5 8-5 12 0 5 0 9 5 9 0 4 0 8 4 8 0 4 4 4 8 9 5 0 9 0 13 0s13 0 22-5c8-4 16-12 29-21z">
          <text:p/>
        </draw:path>
        <draw:path draw:style-name="gr5" draw:text-style-name="P5" draw:layer="layout" svg:width="0.135cm" svg:height="0.169cm" svg:x="9.15cm" svg:y="11.063cm" svg:viewBox="0 0 136 170" svg:d="M0 4h25v26c9-4 13-8 17-13 4-4 9-8 13-13 4 0 8 0 13-4 4 0 8 0 12 0 17 0 35 4 44 17 8 9 12 26 12 43v110h-29v-106c0-13-5-21-10-30-4-4-12-8-21-8-4 0-8 0-8 0-5 0-9 4-13 8-4 0-9 5-13 9s-8 8-13 17v110h-29z">
          <text:p/>
        </draw:path>
        <draw:path draw:style-name="gr5" draw:text-style-name="P5" draw:layer="layout" svg:width="0.131cm" svg:height="0.237cm" svg:x="9.527cm" svg:y="10.995cm" svg:viewBox="0 0 132 238" svg:d="M55 94h-51v-21h81v139h47v26h-132v-26h55zM64 0c4 0 8 0 8 4 4 0 4 0 9 4l4 4c0 4 0 9 0 13 0 0 0 5 0 9l-4 5c-5 4-5 4-9 8 0 0-4 0-8 0-5 0-5 0-9 0-4-4-4-4-8-8l-5-5c0-4 0-9 0-9 0-4 0-9 0-13l5-4c4-4 4-4 8-4 4-4 4-4 9-4z">
          <text:p/>
        </draw:path>
        <draw:path draw:style-name="gr5" draw:text-style-name="P5" draw:layer="layout" svg:width="0.136cm" svg:height="0.169cm" svg:x="9.709cm" svg:y="11.063cm" svg:viewBox="0 0 137 170" svg:d="M0 4h26l4 26c4-4 9-8 13-13 4-4 8-8 12-13 5 0 9 0 13-4 4 0 14 0 18 0 17 0 30 4 38 17 9 9 13 26 13 43v110h-30v-106c0-13 0-21-8-30-4-4-9-8-22-8-5 0-5 0-9 0s-8 4-13 8c0 0-4 5-8 9s-13 8-17 17v110h-30z">
          <text:p/>
        </draw:path>
        <draw:path draw:style-name="gr5" draw:text-style-name="P5" draw:layer="layout" svg:width="0.157cm" svg:height="0.237cm" svg:x="10.074cm" svg:y="11.063cm" svg:viewBox="0 0 158 238" svg:d="M131 25c5 4 5 8 9 13 0 8 0 12 0 17 0 8 0 16-4 25-5 8-9 13-13 17s-13 8-21 13c-9 4-17 4-26 4-8 0-13 0-21 0-4-4-9-4-13-9-4 5-4 9-8 9 0 4 0 8 0 13 0 0 0 4 4 8s13 4 17 4h47c4 0 12 4 21 4 8 5 13 5 17 9 5 4 9 8 13 13 5 4 5 12 5 17 0 8 0 18-5 22-4 8-9 13-17 21-5 4-13 9-26 9-8 4-21 4-34 4s-25 0-34 0c-13-4-17-9-25-9-5-4-9-8-13-17-4-4-4-8-4-16 0-10 0-14 4-23 4-4 13-13 17-17l-4-4c-5-4-5-4-9-9v-4c0-4-4-8-4-8 0-9 4-13 8-21 0-5 5-13 13-17-4 0-4-5-8-9 0 0-5-4-5-8 0 0 0-5 0-9-4 0-4-4-4-8 0-9 4-17 4-26 5-8 9-12 17-17 5-4 13-8 17-12 9-4 17-4 30-4 4 0 9 0 13 0 0 0 4 0 8 4h61v21zM29 196c0 8 5 12 13 16 9 5 21 5 34 5 9 0 17 0 26-5 4 0 8 0 12-4 5-4 9-8 9-8 4-4 4-10 4-14s-4-13-8-13c-9-4-17-8-26-8h-42c-5 4-9 4-13 8l-4 4c0 5 0 5-5 9 0 4 0 4 0 10zM38 59c0 4 0 8 4 12 0 5 4 9 9 13 0 0 4 4 8 4 4 5 13 5 17 5s9 0 13-5c4 0 8-4 13-8 4 0 4-4 8-9 0-4 0-8 0-12 0-9 0-13 0-17-4-4-4-9-8-13-5 0-9-4-13-4-4-4-9-4-13-4-8 0-13 0-17 4-4 0-8 4-13 8 0 0-4 5-4 9-4 4-4 8-4 17z">
          <text:p/>
        </draw:path>
        <draw:path draw:style-name="gr5" draw:text-style-name="P5" draw:layer="layout" svg:width="0.14cm" svg:height="0.169cm" svg:x="10.277cm" svg:y="11.063cm" svg:viewBox="0 0 141 170" svg:d="M0 4h26l4 30c8-12 17-21 30-25 8-5 17-9 26-9 17 0 34 4 43 17 8 13 12 26 12 51h-29c0-17-5-25-9-34-4-4-13-8-21-8-5 0-5 0-10 0-4 4-8 4-12 8-5 5-9 9-13 13s-13 9-17 17v106h-30z">
          <text:p/>
        </draw:path>
        <draw:path draw:style-name="gr5" draw:text-style-name="P5" draw:layer="layout" svg:width="0.157cm" svg:height="0.173cm" svg:x="10.447cm" svg:y="11.063cm" svg:viewBox="0 0 158 174" svg:d="M158 84c0 14 0 27-4 35-5 13-9 21-17 30-9 8-17 12-26 17-9 4-21 8-35 8-13 0-21-4-30-8-12 0-21-9-25-13-8-9-13-17-17-30-4-8-4-21-4-35 0-12 0-25 4-38 4-8 9-17 17-25 8-9 17-13 25-21 9-4 22-4 34-4 14 0 22 0 31 4 13 4 21 8 26 17 8 8 12 17 17 25 4 13 4 25 4 38zM128 84c0-8 0-17-4-25 0-9-4-13-9-21-4-5-8-9-17-9-4-4-12-4-22-4-8 0-13 0-21 4-4 4-9 9-13 13s-8 13-8 21c-5 8-5 13-5 21 0 14 0 22 5 31 0 8 4 13 8 17 4 8 9 8 17 12 4 5 13 5 17 5 14 0 18 0 26-5 5-4 9-8 13-12 5-9 9-13 9-21 4-9 4-18 4-27z">
          <text:p/>
        </draw:path>
        <draw:path draw:style-name="gr5" draw:text-style-name="P5" draw:layer="layout" svg:width="0.132cm" svg:height="0.169cm" svg:x="10.646cm" svg:y="11.067cm" svg:viewBox="0 0 133 170" svg:d="M133 166h-26v-26c-4 5-9 9-13 13s-8 9-12 9c-5 4-13 4-17 4-5 4-9 4-13 4-17 0-31-4-39-17-9-8-13-25-13-46v-107h30v107c0 25 9 38 26 38 4 0 9 0 13-5 4 0 4 0 8-4 5 0 9-4 13-8s8-13 17-17v-111h26z">
          <text:p/>
        </draw:path>
        <draw:path draw:style-name="gr5" draw:text-style-name="P5" draw:layer="layout" svg:width="0.139cm" svg:height="0.237cm" svg:x="10.833cm" svg:y="11.063cm" svg:viewBox="0 0 140 238" svg:d="M140 84c0 13 0 26-4 38-4 9-8 21-17 26-8 8-17 12-25 17-9 4-22 4-35 4-4 0-9 0-17 0-4 0-9 0-13 0v69h-29v-234h25v25c8-8 17-17 30-21 8-4 17-8 30-8 9 0 17 0 26 4 4 4 12 12 17 17 4 8 8 17 12 29 0 9 0 21 0 34zM115 84c0-8-4-17-4-25 0-4-5-13-5-17-4-4-8-9-12-13s-9-4-18-4c0 0-4 0-9 0-4 4-8 4-12 8-5 0-9 5-13 9s-9 13-13 17v80c4 4 9 4 17 4 4 5 9 5 17 5 13 0 27-5 35-17 8-9 17-26 17-47z">
          <text:p/>
        </draw:path>
        <draw:polygon draw:style-name="gr5" draw:text-style-name="P5" draw:layer="layout" svg:width="0.187cm" svg:height="0.216cm" svg:x="11.18cm" svg:y="11.016cm" svg:viewBox="0 0 188 217" draw:points="188,0 107,141 107,217 77,217 77,141 0,0 34,0 77,80 94,111 111,80 154,0">
          <text:p/>
        </draw:polygon>
        <draw:path draw:style-name="gr5" draw:text-style-name="P5" draw:layer="layout" svg:width="0.157cm" svg:height="0.173cm" svg:x="11.379cm" svg:y="11.063cm" svg:viewBox="0 0 158 174" svg:d="M158 84c0 14 0 27-4 35-4 13-9 21-17 30-4 8-13 12-25 17-9 4-22 8-31 8-13 0-25-4-34-8-8 0-17-9-25-13-5-9-9-17-13-30-5-8-9-21-9-35 0-12 4-25 9-38 4-8 8-17 13-25 8-9 17-13 25-21 13-4 21-4 34-4 14 0 26 0 35 4 8 4 17 8 25 17 4 8 9 17 13 25 4 13 4 25 4 38zM128 84c0-8 0-17 0-25-4-9-8-13-12-21-4-5-9-9-13-9-8-4-13-4-22-4s-17 0-21 4c-9 4-13 9-17 13s-4 13-9 21c0 8-4 13-4 21 0 14 4 22 4 31 5 8 9 13 13 17 4 8 9 8 13 12 8 5 12 5 21 5s18 0 22-5c9-4 13-8 17-12 4-9 4-13 8-21 0-9 0-18 0-27z">
          <text:p/>
        </draw:path>
        <draw:path draw:style-name="gr5" draw:text-style-name="P5" draw:layer="layout" svg:width="0.136cm" svg:height="0.169cm" svg:x="11.578cm" svg:y="11.067cm" svg:viewBox="0 0 137 170" svg:d="M137 166h-25l-4-26c-5 5-10 9-14 13s-9 9-13 9c-4 4-8 4-13 4-4 4-8 4-16 4-17 0-30-4-39-17-8-8-13-25-13-46v-107h30v107c0 25 9 38 30 38 4 0 8 0 8-5 5 0 9 0 13-4 4 0 9-4 13-8s9-13 14-17v-111h29z">
          <text:p/>
        </draw:path>
        <draw:path draw:style-name="gr5" draw:text-style-name="P5" draw:layer="layout" svg:width="0.136cm" svg:height="0.169cm" svg:x="11.765cm" svg:y="11.063cm" svg:viewBox="0 0 137 170" svg:d="M0 4h25l5 26c4-4 8-8 12-13 5-4 10-8 14-13 5 0 9 0 13-4 4 0 8 0 17 0 17 0 30 4 38 17 8 9 13 26 13 43v110h-30v-106c0-13 0-21-8-30-5-4-9-8-22-8-4 0-4 0-8 0s-8 4-13 8c-4 0-4 5-9 9s-13 8-17 17v110h-30z">
          <text:p/>
        </draw:path>
        <draw:path draw:style-name="gr5" draw:text-style-name="P5" draw:layer="layout" svg:width="0.157cm" svg:height="0.237cm" svg:x="11.943cm" svg:y="11.063cm" svg:viewBox="0 0 158 238" svg:d="M132 25c0 4 4 8 4 13 4 8 4 12 4 17 0 8 0 16-4 25-4 8-9 13-13 17-8 4-13 8-21 13-9 4-17 4-26 4-8 0-17 0-21 0-4-4-13-4-13-9-4 5-4 9-8 9 0 4 0 8 0 13 0 0 0 4 4 8s9 4 17 4h43c8 0 17 4 25 4 4 5 13 5 17 9s9 8 14 13c4 4 4 12 4 17 0 8-4 18-4 22-5 8-10 13-18 21-4 4-13 9-26 9-8 4-21 4-34 4-17 0-25 0-38 0-8-4-17-9-21-9-4-4-13-8-13-17-4-4-4-8-4-16 0-10 0-14 4-23 5-4 9-13 17-17l-4-4c-4-4-4-4-8-9v-4c-5-4-5-8-5-8 0-9 5-13 9-21 0-5 4-13 8-17 0 0-4-5-4-9 0 0-4-4-4-8 0 0 0-5-4-9 0 0 0-4 0-8 0-9 4-17 4-26 4-8 8-12 17-17 4-4 8-8 17-12 8-4 17-4 29-4 4 0 9 0 9 0 4 0 8 0 13 4h60v21zM30 196c0 8 4 12 12 16 9 5 22 5 34 5 9 0 17 0 22-5 8 0 12 0 17-4 4-4 8-8 8-8 0-4 4-10 4-14s-4-13-8-13c-9-4-17-8-26-8h-46c0 4-5 4-9 8l-4 4c0 5-4 5-4 9s0 4 0 10zM38 59c0 4 0 8 4 12 0 5 5 9 9 13 0 0 4 4 8 4 5 5 9 5 17 5 4 0 9 0 13-5 4 0 9-4 13-8 4 0 4-4 8-9 0-4 0-8 0-12 0-9 0-13 0-17-4-4-4-9-8-13-4 0-9-4-13-4-4-4-9-4-13-4-8 0-12 0-17 4-4 0-8 4-12 8 0 0-5 5-5 9-4 4-4 8-4 17z">
          <text:p/>
        </draw:path>
        <draw:path draw:style-name="gr5" draw:text-style-name="P5" draw:layer="layout" svg:width="0.144cm" svg:height="0.22cm" svg:x="6.53cm" svg:y="11.516cm" svg:viewBox="0 0 145 221" svg:d="M145 221h-145v-25l61-59c8-9 17-17 21-22 4-8 8-12 13-17 4-8 4-12 8-17 0-4 0-8 0-16 0-5 0-9-4-13 0-4 0-9-4-13-5-4-9-9-13-9-4-5-9-5-17-5-9 0-17 0-26 5-8 5-12 13-22 18l-13-18c5-9 17-17 27-22 13-8 25-8 38-8 9 0 17 0 26 4 8 4 17 9 21 13s8 13 12 22c5 4 5 13 5 26 0 8 0 16 0 21-5 8-9 17-13 21-4 8-8 17-17 21-4 9-13 17-21 26l-43 38h106z">
          <text:p/>
        </draw:path>
        <draw:path draw:style-name="gr5" draw:text-style-name="P5" draw:layer="layout" svg:width="0.144cm" svg:height="0.22cm" svg:x="6.717cm" svg:y="11.516cm" svg:viewBox="0 0 145 221" svg:d="M145 221h-145v-25l59-59c8-9 17-17 21-22 5-8 9-12 13-17 4-8 4-12 9-17 0-4 0-8 0-16 0-5 0-9 0-13-5-4-5-9-9-13s-8-9-13-9c-4-5-8-5-17-5-8 0-17 0-25 5-4 5-13 13-21 18l-13-18c8-9 17-17 25-22 13-8 26-8 38-8 9 0 18 0 26 4 9 4 17 9 21 13 10 4 14 13 14 22 4 4 4 13 4 26 0 8 0 16 0 21-4 8-9 17-13 21-5 8-9 17-17 21-5 9-13 17-22 26l-42 38h107z">
          <text:p/>
        </draw:path>
        <draw:path draw:style-name="gr5" draw:text-style-name="P5" draw:layer="layout" svg:width="0.055cm" svg:height="0.055cm" svg:x="6.946cm" svg:y="11.681cm" svg:viewBox="0 0 56 56" svg:d="M30 0c0 0 4 5 9 5 4 0 8 5 8 5 4 4 4 8 9 8 0 5 0 9 0 13s0 8 0 13c-5 0-5 4-9 8 0 0-4 4-8 4-5 0-9 0-9 0-4 0-8 0-12 0-5 0-5-4-10-4-4-4-4-8-4-8-4-5-4-9-4-13s0-8 4-13c0 0 0-4 4-8 5 0 5-5 10-5 4 0 8-5 12-5z">
          <text:p/>
        </draw:path>
        <draw:path draw:style-name="gr5" draw:text-style-name="P5" draw:layer="layout" svg:width="0.14cm" svg:height="0.22cm" svg:x="7.094cm" svg:y="11.516cm" svg:viewBox="0 0 141 221" svg:d="M141 221h-141v-25l55-59c9-9 18-17 22-22 9-8 13-12 13-17 4-8 8-12 8-17 0-4 0-8 0-16 0-5 0-9 0-13-4-4-4-9-8-13s-4-9-13-9c-4-5-8-5-18-5-8 0-17 0-25 5-4 5-13 13-17 18l-17-18c9-9 17-17 30-22 8-8 21-8 34-8s22 0 30 4c4 4 13 9 17 13 9 4 13 13 13 22 4 4 9 13 9 26 0 8-5 16-5 21-4 8-4 17-13 21-4 8-8 17-17 21-4 9-12 17-21 26l-43 38h107z">
          <text:p/>
        </draw:path>
        <draw:path draw:style-name="gr5" draw:text-style-name="P5" draw:layer="layout" svg:width="0.139cm" svg:height="0.22cm" svg:x="7.281cm" svg:y="11.516cm" svg:viewBox="0 0 140 221" svg:d="M140 221h-140v-25l56-59c8-9 17-17 21-22 8-8 12-12 12-17 5-8 9-12 9-17 0-4 0-8 0-16 0-5 0-9 0-13-4-4-4-9-9-13 0-4-4-9-8-9-8-5-13-5-21-5-9 0-17 0-21 5-9 5-17 13-21 18l-18-18c8-9 18-17 30-22 9-8 21-8 34-8s21 0 30 4c4 4 12 9 17 13 8 4 12 13 17 22 0 4 4 13 4 26 0 8-4 16-4 21-5 8-5 17-9 21-8 8-13 17-17 21-8 9-17 17-25 26l-38 38h101z">
          <text:p/>
        </draw:path>
        <draw:path draw:style-name="gr5" draw:text-style-name="P5" draw:layer="layout" svg:width="0.144cm" svg:height="0.22cm" svg:x="7.467cm" svg:y="11.516cm" svg:viewBox="0 0 145 221" svg:d="M145 221h-145v-25l56-59c9-9 17-17 21-22 9-8 13-12 17-17 0-8 4-12 4-17 0-4 0-8 0-16 0-5 0-9 0-13s-4-9-8-13c0-4-4-9-8-9-9-5-13-5-17-5-13 0-22 0-27 5-8 5-17 13-21 18l-17-18c9-9 17-17 30-22 8-8 22-8 35-8 12 0 21 0 29 4 9 4 13 9 21 13 5 4 9 13 13 22 0 4 4 13 4 26 0 8 0 16-4 21-4 8-4 17-8 21-5 8-13 17-17 21-9 9-17 17-26 26l-39 38h107z">
          <text:p/>
        </draw:path>
        <draw:path draw:style-name="gr5" draw:text-style-name="P5" draw:layer="layout" svg:width="0.144cm" svg:height="0.22cm" svg:x="7.654cm" svg:y="11.516cm" svg:viewBox="0 0 145 221" svg:d="M145 221h-145v-25l55-59c8-9 17-17 21-22 8-8 13-12 17-17 0-8 4-12 4-17 0-4 4-8 4-16 0-5-4-9-4-13s-4-9-8-13c0-4-5-9-9-9-4-5-13-5-17-5-8 0-17 0-25 5-9 5-17 13-21 18l-17-18c8-9 17-17 29-22 9-8 21-8 38-8 9 0 17 0 26 4 8 4 12 9 21 13 4 4 8 13 13 22 4 4 4 13 4 26 0 8 0 16-4 21 0 8-5 17-9 21-4 8-13 17-17 21-8 9-17 17-25 26l-38 38h107z">
          <text:p/>
        </draw:path>
        <draw:path draw:style-name="gr5" draw:text-style-name="P5" draw:layer="layout" svg:width="0.144cm" svg:height="0.22cm" svg:x="7.84cm" svg:y="11.516cm" svg:viewBox="0 0 145 221" svg:d="M145 221h-145v-25l55-59c9-9 17-17 26-22 4-8 8-12 12-17 0-8 6-12 6-17 0-4 4-8 4-16 0-5-4-9-4-13s-6-9-6-13c-4-4-8-9-12-9-5-5-13-5-17-5-9 0-17 0-26 5-8 5-17 13-21 18l-17-18c9-9 17-17 30-22 8-8 21-8 38-8 8 0 17 0 25 4 10 4 14 9 22 13 5 4 9 13 13 22 4 4 4 13 4 26 0 8 0 16-4 21 0 8-4 17-8 21-5 8-13 17-17 21-10 9-18 17-27 26l-38 38h107z">
          <text:p/>
        </draw:path>
        <draw:polygon draw:style-name="gr5" draw:text-style-name="P5" draw:layer="layout" svg:width="0.144cm" svg:height="0.216cm" svg:x="10.642cm" svg:y="11.52cm" svg:viewBox="0 0 145 217" draw:points="145,217 4,217 4,192 64,192 64,30 8,61 0,34 68,0 94,0 94,192 145,192">
          <text:p/>
        </draw:polygon>
        <draw:path draw:style-name="gr5" draw:text-style-name="P5" draw:layer="layout" svg:width="0.131cm" svg:height="0.216cm" svg:x="10.837cm" svg:y="11.52cm" svg:viewBox="0 0 132 217" svg:d="M132 145c0 13-4 22-8 30-5 9-9 17-17 25-10 5-23 9-31 13-13 4-25 4-38 4 0 0-4 0-9 0-4 0-8 0-12 0s-4 0-9 0c-4 0-8 0-8 0v-25c4 0 13 0 17 0 8 0 17 4 25 4 9 0 17-4 26-4 4-4 12-4 16-8 5-5 9-9 13-17 0-5 0-13 0-17 0-13-4-26-13-30-8-9-25-9-42-9h-38v-111h115v26h-90v60h17c13 0 22 0 34 4 9 0 17 4 27 9 8 4 12 8 17 17 4 8 8 21 8 29z">
          <text:p/>
        </draw:path>
        <draw:path draw:style-name="gr5" draw:text-style-name="P5" draw:layer="layout" svg:width="0.055cm" svg:height="0.055cm" svg:x="11.057cm" svg:y="11.681cm" svg:viewBox="0 0 56 56" svg:d="M27 0c4 0 8 5 12 5 5 0 5 5 9 5 4 4 4 8 4 8 4 5 4 9 4 13s0 8-4 13c0 0 0 4-4 8-4 0-4 4-9 4-4 0-8 0-12 0 0 0-6 0-10 0s-8-4-8-4c-5-4-5-8-9-8 0-5 0-9 0-13s0-8 0-13c4 0 4-4 9-8 0 0 4-5 8-5s10-5 10-5z">
          <text:p/>
        </draw:path>
        <draw:polygon draw:style-name="gr5" draw:text-style-name="P5" draw:layer="layout" svg:width="0.144cm" svg:height="0.216cm" svg:x="11.201cm" svg:y="11.52cm" svg:viewBox="0 0 145 217" draw:points="145,217 9,217 9,192 64,192 64,30 13,61 0,34 68,0 94,0 94,192 145,192">
          <text:p/>
        </draw:polygon>
        <draw:path draw:style-name="gr5" draw:text-style-name="P5" draw:layer="layout" svg:width="0.14cm" svg:height="0.22cm" svg:x="11.392cm" svg:y="11.516cm" svg:viewBox="0 0 141 221" svg:d="M141 221h-141v-25l55-59c9-9 17-17 22-22 9-8 13-12 13-17 4-8 9-12 9-17 0-4 0-8 0-16 0-5 0-9 0-13-5-4-5-9-9-13s-4-9-13-9c-5-5-9-5-18-5-8 0-16 0-25 5-4 5-13 13-17 18l-17-18c9-9 17-17 30-22 8-8 21-8 34-8s22 0 30 4c5 4 13 9 17 13 9 4 13 13 17 22 0 4 4 13 4 26 0 8-4 16-4 21-4 8-4 17-13 21-4 8-8 17-16 21-5 9-13 17-22 26l-43 38h107z">
          <text:p/>
        </draw:path>
        <draw:path draw:style-name="gr5" draw:text-style-name="P5" draw:layer="layout" svg:width="0.131cm" svg:height="0.216cm" svg:x="11.583cm" svg:y="11.52cm" svg:viewBox="0 0 132 217" svg:d="M132 145c0 13 0 22-4 30-9 9-13 17-21 25-9 5-17 9-30 13-8 4-21 4-34 4-4 0-8 0-12 0-5 0-5 0-9 0s-9 0-14 0c-4 0-4 0-8 0v-25c4 0 13 0 22 0s13 4 21 4c9 0 17-4 26-4 8-4 12-4 17-8 4-5 8-9 12-17 5-5 5-13 5-17 0-13-5-26-17-30-9-9-22-9-38-9h-44v-111h115v26h-88v60h21c8 0 21 0 29 4 9 0 17 4 26 9 8 4 12 8 17 17 8 8 8 21 8 29z">
          <text:p/>
        </draw:path>
        <draw:path draw:style-name="gr5" draw:text-style-name="P5" draw:layer="layout" svg:width="0.156cm" svg:height="0.22cm" svg:x="11.757cm" svg:y="11.516cm" svg:viewBox="0 0 157 221" svg:d="M157 111c0 17-4 34-4 47-4 13-8 25-17 34-8 12-17 17-25 25-9 4-21 4-34 4s-26 0-34-4c-9-4-17-13-27-21-4-8-8-21-12-34s-4-30-4-51c0-17 0-30 4-46 0-13 8-26 12-35 10-9 18-17 27-22 13-4 21-8 38-8 9 0 21 0 30 4 8 4 17 13 25 21 4 10 13 23 13 35 4 17 8 34 8 51zM128 111c0 0 0-4 0-8 0-5 0-9 0-13l-94 68c0 8 5 13 5 17 4 4 8 8 12 13 0 4 5 4 9 8 4 0 13 4 17 4 8 0 13-4 21-8 4-4 13-9 17-17 4-4 4-13 9-26 4-8 4-21 4-38zM26 111c0 4 0 9 0 9 0 4 0 8 4 12l89-67c0-9-4-13-4-17-4-5-8-9-8-13-5-5-9-5-13-10-4 0-13 0-17 0-8 0-13 0-21 5-5 5-9 9-13 18-4 8-9 17-13 25 0 13-4 25-4 38z">
          <text:p/>
        </draw:path>
        <draw:path draw:style-name="gr5" draw:text-style-name="P5" draw:layer="layout" svg:width="0.157cm" svg:height="0.22cm" svg:x="11.943cm" svg:y="11.516cm" svg:viewBox="0 0 158 221" svg:d="M158 111c0 17-4 34-4 47-5 13-10 25-18 34-9 12-17 17-26 25-8 4-21 4-34 4-12 0-21 0-34-4-8-4-17-13-21-21-8-8-12-21-17-34-4-13-4-30-4-51 0-17 0-30 4-46 5-13 9-26 13-35 8-9 17-17 25-22 13-4 22-8 38-8 9 0 22 0 30 4 9 4 17 13 26 21 4 10 13 23 18 35 0 17 4 34 4 51zM127 111c0 0 0-4 0-8 0-5 0-9 0-13l-93 68c0 8 4 13 4 17 4 4 9 8 13 13 0 4 4 4 8 8 9 0 13 4 17 4 9 0 17-4 22-8 4-4 12-9 17-17 4-4 8-13 8-26 4-8 4-21 4-38zM25 111c0 4 0 9 5 9 0 4 0 8 0 12l89-67c0-9-4-13-4-17-5-5-5-9-9-13-4-5-8-5-13-10-4 0-8 0-17 0-8 0-12 0-21 5-4 5-8 9-13 18-4 8-8 17-12 25 0 13-5 25-5 38z">
          <text:p/>
        </draw:path>
        <draw:polygon draw:style-name="gr3" draw:text-style-name="P3" draw:layer="layout" svg:width="0.191cm" svg:height="0.276cm" svg:x="3.987cm" svg:y="12.495cm" svg:viewBox="0 0 192 277" draw:points="192,31 111,31 111,277 80,277 80,31 0,31 0,0 192,0">
          <text:p/>
        </draw:polygon>
        <draw:path draw:style-name="gr3" draw:text-style-name="P3" draw:layer="layout" svg:width="0.161cm" svg:height="0.288cm" svg:x="4.216cm" svg:y="12.483cm" svg:viewBox="0 0 162 289" svg:d="M162 289h-30v-115c0-38-17-59-46-59-13 0-26 4-40 17-8 12-16 25-16 47v110h-30v-289h30v123h4c12-21 35-34 65-34 42 0 63 26 63 77z">
          <text:p/>
        </draw:path>
        <draw:path draw:style-name="gr3" draw:text-style-name="P3" draw:layer="layout" svg:width="0.169cm" svg:height="0.204cm" svg:x="4.424cm" svg:y="12.571cm" svg:viewBox="0 0 170 205" svg:d="M170 107h-141c0 26 9 39 17 51 14 13 31 17 48 17 21 0 42-4 63-21v30c-16 12-42 21-67 21-30 0-52-13-69-30-13-17-21-42-21-73 0-29 8-55 25-76 17-17 39-26 65-26 25 0 46 9 59 22 13 17 21 42 21 72zM136 81c0-17-4-30-12-42-9-9-22-13-34-13-17 0-30 4-40 17-8 8-17 21-21 38z">
          <text:p/>
        </draw:path>
        <draw:path draw:style-name="gr3" draw:text-style-name="P3" draw:layer="layout" svg:width="0.169cm" svg:height="0.284cm" svg:x="4.733cm" svg:y="12.491cm" svg:viewBox="0 0 170 285" svg:d="M170 128c0 21 0 47-4 64-4 21-12 38-21 51-13 12-21 21-38 29-13 9-31 13-48 13s-33-4-46-13v-29c17 8 34 12 51 12 8 0 22 0 30-4 13-8 21-13 26-25 8-9 12-22 17-34 4-13 4-30 4-51-13 25-34 38-65 38-8 0-21-4-29-8-9-5-17-9-26-17-8-9-12-18-17-26-4-13-4-21-4-35 0-13 0-25 4-38 5-13 13-21 22-30 4-8 16-12 25-17 13-4 21-8 35-8 17 0 25 4 38 8 8 9 17 13 25 26 9 8 13 21 17 38s4 35 4 56zM137 97c0-8 0-21 0-29-5-9-9-17-13-21-4-5-13-13-17-13-8-4-13-9-21-9-10 0-18 5-22 9-9 0-13 4-17 8-5 9-9 13-13 22 0 8-4 16-4 25 0 8 4 18 4 26 4 9 8 13 13 17 4 9 8 13 17 13 4 4 12 4 22 4 8 0 13 0 21-4 4 0 13-4 17-9 4-4 8-12 13-16 0-9 0-13 0-23z">
          <text:p/>
        </draw:path>
        <draw:path draw:style-name="gr3" draw:text-style-name="P3" draw:layer="layout" svg:width="0.152cm" svg:height="0.28cm" svg:x="4.954cm" svg:y="12.495cm" svg:viewBox="0 0 153 281" svg:d="M153 191c0 14 0 26-4 35-5 13-14 21-22 30-9 8-17 12-30 16-13 5-25 9-38 9-26 0-47-4-59-13v-34c21 13 38 17 59 17 8 0 17 0 25-4 9 0 13-4 21-13 5-4 9-8 13-17 0-8 4-18 4-26 0-17-8-30-17-38-12-13-29-17-55-17-4 0-4 0-8 0s-9 0-13 0-8 0-13 0c-4 0-8 0-12 4l12-140h124v30h-98l-4 80c4 0 8 0 12 0 5 0 9 0 13 0 13 0 25 0 38 5 9 4 21 8 30 16 4 5 13 13 18 26 4 9 4 21 4 34z">
          <text:p/>
        </draw:path>
        <draw:path draw:style-name="gr3" draw:text-style-name="P3" draw:layer="layout" svg:width="0.288cm" svg:height="0.28cm" svg:x="5.149cm" svg:y="12.491cm" svg:viewBox="0 0 289 281" svg:d="M59 144c-17 0-34-9-43-21-12-13-16-30-16-51s4-38 16-51c13-13 30-21 47-21 21 0 34 8 47 21 8 9 17 26 17 51 0 21-9 38-22 51-8 12-25 21-46 21zM63 21c-13 0-21 4-30 13-4 13-8 21-8 38s4 30 8 38c9 9 17 13 30 13s21-4 25-17c9-9 13-21 13-34 0-17-4-30-13-38-4-9-12-13-25-13zM242 4l-175 277h-25l175-277zM225 281c-21 0-34-5-48-17-12-13-17-30-17-51 0-22 5-39 17-52 14-13 31-21 48-21 21 0 38 8 47 21 12 9 17 26 17 52 0 21-9 38-17 51-13 12-30 17-47 17zM225 161c-13 0-21 4-29 13-5 13-9 21-9 39 0 17 4 25 9 34 8 8 16 13 29 13s21-5 30-13c4-9 8-21 8-34 0-18-4-31-8-39-9-9-17-13-30-13z">
          <text:p/>
        </draw:path>
        <draw:path draw:style-name="gr3" draw:text-style-name="P3" draw:layer="layout" svg:width="0.144cm" svg:height="0.204cm" svg:x="5.577cm" svg:y="12.571cm" svg:viewBox="0 0 145 205" svg:d="M145 188c-13 13-34 17-55 17-27 0-48-13-65-30s-25-42-25-68c0-34 8-60 25-81 17-17 42-26 73-26 17 0 34 0 47 9v30c-13-9-30-13-47-13s-35 4-48 21c-12 13-21 34-21 55 0 22 9 44 17 56 13 13 31 17 52 17 17 0 30-4 47-17z">
          <text:p/>
        </draw:path>
        <draw:path draw:style-name="gr3" draw:text-style-name="P3" draw:layer="layout" svg:width="0.19cm" svg:height="0.204cm" svg:x="5.755cm" svg:y="12.571cm" svg:viewBox="0 0 191 205" svg:d="M94 205c-26 0-51-13-69-30-17-17-25-42-25-73 0-34 8-59 25-76 18-17 43-26 73-26s51 9 68 26 25 42 25 72c0 35-8 60-25 77s-43 30-72 30zM98 26c-21 0-38 4-46 21-14 13-23 30-23 55 0 22 9 44 23 56 8 13 25 17 46 17s34-4 47-17c8-12 17-34 17-56 0-25-9-42-17-59-13-13-26-17-47-17z">
          <text:p/>
        </draw:path>
        <draw:path draw:style-name="gr3" draw:text-style-name="P3" draw:layer="layout" svg:width="0.161cm" svg:height="0.2cm" svg:x="5.996cm" svg:y="12.571cm" svg:viewBox="0 0 162 201" svg:d="M162 201h-34v-115c0-39-12-60-42-60-17 0-30 4-38 17-13 12-17 26-17 43v115h-31v-196h31v29c17-21 38-34 63-34 22 0 39 5 51 17 9 17 17 34 17 61z">
          <text:p/>
        </draw:path>
        <draw:path draw:style-name="gr3" draw:text-style-name="P3" draw:layer="layout" svg:width="0.119cm" svg:height="0.293cm" svg:x="6.191cm" svg:y="12.478cm" svg:viewBox="0 0 120 294" svg:d="M120 30c-4-4-13-4-21-4-22 0-30 12-30 42v30h42v25h-42v171h-34v-171h-35v-25h35v-34c0-21 9-34 17-47 13-12 30-17 47-17 8 0 17 0 21 0z">
          <text:p/>
        </draw:path>
        <draw:path draw:style-name="gr3" draw:text-style-name="P3" draw:layer="layout" svg:width="0.042cm" svg:height="0.284cm" svg:x="6.331cm" svg:y="12.487cm" svg:viewBox="0 0 43 285" svg:d="M21 38c-4 0-8 0-13-4-4-5-8-9-8-17 0-5 4-9 8-13 5-4 9-4 13-4s14 0 18 4c0 4 4 8 4 13 0 8-4 12-4 17-4 4-14 4-18 4zM39 285h-35v-196h35z">
          <text:p/>
        </draw:path>
        <draw:path draw:style-name="gr3" draw:text-style-name="P3" draw:layer="layout" svg:width="0.182cm" svg:height="0.292cm" svg:x="6.416cm" svg:y="12.483cm" svg:viewBox="0 0 183 293" svg:d="M183 289h-34v-34c-13 25-38 38-68 38-21 0-43-9-56-30-17-17-25-38-25-68 0-34 8-60 25-81 17-17 39-26 65-26 29 0 46 9 59 30v-118h34zM149 199v-30c0-17-4-30-13-38-12-13-25-17-42-17s-34 4-42 21c-14 13-18 34-18 55 0 26 4 44 18 56 8 13 21 17 42 17 17 0 30-4 38-17 13-12 17-30 17-47z">
          <text:p/>
        </draw:path>
        <draw:path draw:style-name="gr3" draw:text-style-name="P3" draw:layer="layout" svg:width="0.169cm" svg:height="0.204cm" svg:x="6.645cm" svg:y="12.571cm" svg:viewBox="0 0 170 205" svg:d="M170 107h-135c0 26 4 39 17 51 13 13 25 17 46 17 22 0 43-4 60-21v30c-17 12-38 21-68 21-25 0-47-13-65-30-16-17-25-42-25-73 0-29 9-55 25-76 18-17 40-26 65-26s47 9 59 22c17 17 21 42 21 72zM141 81c0-17-4-30-13-42-8-9-21-13-38-13-13 0-25 4-38 17-9 8-13 21-17 38z">
          <text:p/>
        </draw:path>
        <draw:path draw:style-name="gr3" draw:text-style-name="P3" draw:layer="layout" svg:width="0.161cm" svg:height="0.2cm" svg:x="6.861cm" svg:y="12.571cm" svg:viewBox="0 0 162 201" svg:d="M162 201h-31v-115c0-39-16-60-46-60-13 0-26 4-38 17-9 12-13 26-13 43v115h-34v-196h34v29c13-21 34-34 64-34 21 0 38 5 47 17 13 17 17 34 17 61z">
          <text:p/>
        </draw:path>
        <draw:path draw:style-name="gr3" draw:text-style-name="P3" draw:layer="layout" svg:width="0.148cm" svg:height="0.204cm" svg:x="7.069cm" svg:y="12.571cm" svg:viewBox="0 0 149 205" svg:d="M145 188c-13 13-30 17-52 17-30 0-51-13-68-30s-25-42-25-68c0-34 8-60 29-81 17-17 43-26 72-26 18 0 31 0 48 9v30c-17-9-30-13-48-13-21 0-38 4-51 21-12 13-16 34-16 55 0 22 4 44 16 56 13 13 26 17 47 17 18 0 35-4 48-17z">
          <text:p/>
        </draw:path>
        <draw:path draw:style-name="gr3" draw:text-style-name="P3" draw:layer="layout" svg:width="0.169cm" svg:height="0.204cm" svg:x="7.247cm" svg:y="12.571cm" svg:viewBox="0 0 170 205" svg:d="M170 107h-136c0 26 8 39 17 51 12 13 25 17 46 17 22 0 43-4 60-21v30c-17 12-38 21-68 21-26 0-47-13-64-30s-25-42-25-73c0-29 8-55 25-76 21-17 42-26 68-26s43 9 56 22c17 17 21 42 21 72zM140 81c0-17-4-30-12-42-9-9-21-13-39-13-13 0-26 4-34 17-13 8-17 21-21 38z">
          <text:p/>
        </draw:path>
        <draw:path draw:style-name="gr3" draw:text-style-name="P3" draw:layer="layout" svg:width="0.038cm" svg:height="0.284cm" svg:x="7.569cm" svg:y="12.487cm" svg:viewBox="0 0 39 285" svg:d="M18 38c-5 0-10 0-14-4-4-5-4-9-4-17 0-5 0-9 4-13s9-4 14-4c8 0 12 0 17 4 4 4 4 8 4 13 0 8 0 12-4 17-5 4-9 4-17 4zM35 285h-31v-196h31z">
          <text:p/>
        </draw:path>
        <draw:path draw:style-name="gr3" draw:text-style-name="P3" draw:layer="layout" svg:width="0.161cm" svg:height="0.2cm" svg:x="7.666cm" svg:y="12.571cm" svg:viewBox="0 0 162 201" svg:d="M162 201h-34v-115c0-39-12-60-43-60-17 0-30 4-38 17-13 12-17 26-17 43v115h-30v-196h30v29c17-21 38-34 63-34 23 0 40 5 52 17 9 17 17 34 17 61z">
          <text:p/>
        </draw:path>
        <draw:path draw:style-name="gr3" draw:text-style-name="P3" draw:layer="layout" svg:width="0.115cm" svg:height="0.255cm" svg:x="7.861cm" svg:y="12.516cm" svg:viewBox="0 0 116 256" svg:d="M116 251c-9 5-17 5-30 5-35 0-52-17-52-55v-115h-34v-25h34v-48l31-13v61h51v25h-51v110c0 13 4 22 8 26 5 8 13 8 21 8 9 0 17 0 22-4z">
          <text:p/>
        </draw:path>
        <draw:path draw:style-name="gr3" draw:text-style-name="P3" draw:layer="layout" svg:width="0.166cm" svg:height="0.204cm" svg:x="8.005cm" svg:y="12.571cm" svg:viewBox="0 0 167 205" svg:d="M167 107h-137c0 26 8 39 17 51 13 13 25 17 47 17 21 0 42-4 59-21v30c-17 12-38 21-68 21-25 0-47-13-64-30s-21-42-21-73c0-29 9-55 26-76 17-17 38-26 63-26 26 0 43 9 60 22 12 17 18 42 18 72zM136 81c0-17-4-30-13-42-8-9-21-13-34-13-17 0-29 4-38 17-13 8-17 21-21 38z">
          <text:p/>
        </draw:path>
        <draw:path draw:style-name="gr3" draw:text-style-name="P3" draw:layer="layout" svg:width="0.102cm" svg:height="0.2cm" svg:x="8.217cm" svg:y="12.571cm" svg:viewBox="0 0 103 201" svg:d="M103 34c-4-4-13-4-21-4-13 0-26 4-34 17s-13 31-13 52v102h-35v-196h35v38c5-13 13-26 21-30 9-8 17-13 30-13 9 0 13 0 17 5z">
          <text:p/>
        </draw:path>
        <draw:path draw:style-name="gr3" draw:text-style-name="P3" draw:layer="layout" svg:width="0.178cm" svg:height="0.195cm" svg:x="8.328cm" svg:y="12.576cm" svg:viewBox="0 0 179 196" svg:d="M179 0l-78 196h-30l-71-196h33l47 141c4 8 8 21 8 25 0-8 5-17 9-25l52-141z">
          <text:p/>
        </draw:path>
        <draw:path draw:style-name="gr3" draw:text-style-name="P3" draw:layer="layout" svg:width="0.152cm" svg:height="0.204cm" svg:x="8.527cm" svg:y="12.571cm" svg:viewBox="0 0 153 205" svg:d="M153 201h-29v-34c-17 25-34 38-60 38-22 0-39-9-47-17-13-8-17-25-17-42 0-35 21-56 64-65l60-8c0-30-13-47-43-47-22 0-43 8-64 21v-30c21-12 42-17 68-17 47 0 68 22 68 73zM124 98l-47 9c-18 0-26 4-35 8-8 9-13 18-13 31 0 8 5 17 13 21 4 8 17 8 26 8 17 0 30-4 39-12 12-13 17-26 17-43z">
          <text:p/>
        </draw:path>
        <draw:polygon draw:style-name="gr3" draw:text-style-name="P3" draw:layer="layout" svg:width="0.034cm" svg:height="0.287cm" svg:x="8.737cm" svg:y="12.484cm" svg:viewBox="0 0 35 288" draw:points="0,0 35,0 35,288 0,288">
          <text:p/>
        </draw:polygon>
        <draw:path draw:style-name="gr3" draw:text-style-name="P3" draw:layer="layout" svg:width="0.042cm" svg:height="0.284cm" svg:x="8.934cm" svg:y="12.487cm" svg:viewBox="0 0 43 285" svg:d="M21 38c-4 0-9 0-13-4-4-5-8-9-8-17 0-5 4-9 8-13s9-4 13-4 8 0 14 4c4 4 8 8 8 13 0 8-4 12-8 17-6 4-10 4-14 4zM39 285h-35v-196h35z">
          <text:p/>
        </draw:path>
        <draw:path draw:style-name="gr3" draw:text-style-name="P3" draw:layer="layout" svg:width="0.161cm" svg:height="0.2cm" svg:x="9.031cm" svg:y="12.571cm" svg:viewBox="0 0 162 201" svg:d="M162 201h-29v-115c0-39-13-60-47-60-13 0-27 4-39 17-9 12-13 26-13 43v115h-34v-196h34v29c13-21 35-34 65-34 21 0 38 5 46 17 13 17 17 34 17 61z">
          <text:p/>
        </draw:path>
        <draw:path draw:style-name="gr3" draw:text-style-name="P3" draw:layer="layout" svg:width="0.148cm" svg:height="0.204cm" svg:x="9.239cm" svg:y="12.571cm" svg:viewBox="0 0 149 205" svg:d="M145 188c-13 13-30 17-51 17-30 0-51-13-68-30-18-17-26-42-26-68 0-34 8-60 30-81 17-17 43-26 73-26 17 0 33 0 46 9v30c-17-9-29-13-46-13-22 0-39 4-51 21-13 13-17 34-17 55 0 22 4 44 17 56 12 13 25 17 46 17 17 0 34-4 47-17z">
          <text:p/>
        </draw:path>
        <draw:polygon draw:style-name="gr3" draw:text-style-name="P3" draw:layer="layout" svg:width="0.034cm" svg:height="0.287cm" svg:x="9.431cm" svg:y="12.484cm" svg:viewBox="0 0 35 288" draw:points="0,0 35,0 35,288 0,288">
          <text:p/>
        </draw:polygon>
        <draw:path draw:style-name="gr3" draw:text-style-name="P3" draw:layer="layout" svg:width="0.161cm" svg:height="0.199cm" svg:x="9.523cm" svg:y="12.576cm" svg:viewBox="0 0 162 200" svg:d="M162 196h-35v-34c-13 25-30 38-59 38-47 0-68-30-68-85v-115h30v111c0 42 16 59 46 59 17 0 30-4 38-17 9-8 13-25 13-42v-111h35z">
          <text:p/>
        </draw:path>
        <draw:path draw:style-name="gr3" draw:text-style-name="P3" draw:layer="layout" svg:width="0.178cm" svg:height="0.292cm" svg:x="9.735cm" svg:y="12.483cm" svg:viewBox="0 0 179 293" svg:d="M179 289h-34v-34c-13 25-34 38-69 38-21 0-42-9-55-30-17-17-21-38-21-68 0-34 4-60 21-81 17-17 38-26 64-26 30 0 47 9 60 30v-118h34zM145 199v-30c0-17-4-30-13-38-13-13-25-17-42-17-18 0-35 4-44 21-12 13-17 34-17 55 0 26 5 44 17 56 9 13 22 17 44 17 17 0 29-4 42-17 9-12 13-30 13-47z">
          <text:p/>
        </draw:path>
        <draw:path draw:style-name="gr3" draw:text-style-name="P3" draw:layer="layout" svg:width="0.17cm" svg:height="0.204cm" svg:x="9.959cm" svg:y="12.571cm" svg:viewBox="0 0 171 205" svg:d="M171 107h-137c0 26 9 39 17 51 13 13 26 17 48 17 21 0 42-4 59-21v30c-17 12-38 21-69 21-25 0-46-13-63-30s-26-42-26-73c0-29 9-55 30-76 17-17 38-26 64-26s43 9 56 22c17 17 21 42 21 72zM141 81c0-17-4-30-13-42-8-9-21-13-39-13-12 0-25 4-33 17-13 8-17 21-22 38z">
          <text:p/>
        </draw:path>
        <draw:path draw:style-name="gr3" draw:text-style-name="P3" draw:layer="layout" svg:width="0.128cm" svg:height="0.204cm" svg:x="10.167cm" svg:y="12.571cm" svg:viewBox="0 0 129 205" svg:d="M0 192v-34c18 13 35 17 56 17 27 0 44-8 44-25 0-4-5-9-5-13-4-4-8-8-8-8-4-5-13-9-18-9-4-5-9-5-17-9s-17-4-21-9c-9-4-13-8-17-12-4-5-10-9-10-17-4-5-4-9-4-18 0-8 0-16 4-25 6-8 14-13 18-17 9-4 17-8 26-13 8 0 17 0 26 0 17 0 34 0 47 9v30c-13-9-30-13-52-13-4 0-9 0-13 0-4 4-8 4-12 8-5 0-9 5-9 9 0 0-4 4-4 8s4 9 4 13 4 9 9 9c4 4 8 8 12 8 4 4 9 4 18 9 9 0 17 4 21 8 9 4 13 9 21 13 5 4 9 9 9 13 4 9 4 13 4 22 0 12 0 17-4 25-4 9-13 13-17 17-8 4-17 8-25 13-9 0-23 4-31 4-21 0-38-4-52-13z">
          <text:p/>
        </draw:path>
        <draw:path draw:style-name="gr3" draw:text-style-name="P3" draw:layer="layout" svg:width="0.114cm" svg:height="0.255cm" svg:x="10.426cm" svg:y="12.516cm" svg:viewBox="0 0 115 256" svg:d="M115 251c-8 5-17 5-30 5-34 0-50-17-50-55v-115h-35v-25h35v-48l29-13v61h51v25h-51v110c0 13 4 22 9 26 4 8 12 8 21 8 8 0 13 0 21-4z">
          <text:p/>
        </draw:path>
        <draw:path draw:style-name="gr3" draw:text-style-name="P3" draw:layer="layout" svg:width="0.161cm" svg:height="0.288cm" svg:x="10.582cm" svg:y="12.483cm" svg:viewBox="0 0 162 289" svg:d="M162 289h-29v-115c0-38-18-59-48-59-13 0-25 4-38 17-9 12-17 25-17 47v110h-30v-289h30v123h4c13-21 34-34 64-34 43 0 64 26 64 77z">
          <text:p/>
        </draw:path>
        <draw:path draw:style-name="gr3" draw:text-style-name="P3" draw:layer="layout" svg:width="0.169cm" svg:height="0.204cm" svg:x="10.786cm" svg:y="12.571cm" svg:viewBox="0 0 170 205" svg:d="M170 107h-136c0 26 4 39 17 51 13 13 25 17 46 17 23 0 44-4 61-21v30c-17 12-38 21-69 21-25 0-47-13-64-30s-25-42-25-73c0-29 8-55 25-76 17-17 39-26 64-26s47 9 60 22c17 17 21 42 21 72zM141 81c0-17-5-30-13-42-8-9-22-13-39-13-13 0-25 4-38 17-9 8-13 21-17 38z">
          <text:p/>
        </draw:path>
        <draw:path draw:style-name="gr3" draw:text-style-name="P3" draw:layer="layout" svg:width="0.178cm" svg:height="0.195cm" svg:x="11.083cm" svg:y="12.576cm" svg:viewBox="0 0 179 196" svg:d="M179 0l-77 196h-29l-73-196h33l48 141c4 8 9 21 9 25 0-8 4-17 8-25l51-141z">
          <text:p/>
        </draw:path>
        <draw:path draw:style-name="gr3" draw:text-style-name="P3" draw:layer="layout" svg:width="0.153cm" svg:height="0.204cm" svg:x="11.282cm" svg:y="12.571cm" svg:viewBox="0 0 154 205" svg:d="M154 201h-30v-34c-17 25-34 38-64 38-17 0-35-9-43-17-13-8-17-25-17-42 0-35 21-56 64-65l60-8c0-30-13-47-43-47-21 0-43 8-64 21v-30c21-12 43-17 69-17 46 0 68 22 68 73zM124 98l-47 9c-17 0-25 4-34 8-9 9-14 18-14 31 0 8 5 17 14 21 4 8 17 8 26 8 17 0 29-4 38-12 13-13 17-26 17-43z">
          <text:p/>
        </draw:path>
        <draw:polygon draw:style-name="gr3" draw:text-style-name="P3" draw:layer="layout" svg:width="0.034cm" svg:height="0.287cm" svg:x="11.493cm" svg:y="12.484cm" svg:viewBox="0 0 35 288" draw:points="0,0 35,0 35,288 0,288">
          <text:p/>
        </draw:polygon>
        <draw:path draw:style-name="gr3" draw:text-style-name="P3" draw:layer="layout" svg:width="0.161cm" svg:height="0.199cm" svg:x="11.583cm" svg:y="12.576cm" svg:viewBox="0 0 162 200" svg:d="M162 196h-30v-34c-13 25-34 38-64 38-43 0-68-30-68-85v-115h30v111c0 42 17 59 46 59 18 0 31-4 39-17 13-8 17-25 17-42v-111h30z">
          <text:p/>
        </draw:path>
        <draw:path draw:style-name="gr3" draw:text-style-name="P3" draw:layer="layout" svg:width="0.169cm" svg:height="0.204cm" svg:x="11.795cm" svg:y="12.571cm" svg:viewBox="0 0 170 205" svg:d="M170 107h-137c0 26 5 39 17 51 9 13 26 17 43 17 25 0 43-4 65-21v30c-17 12-44 21-69 21-30 0-51-13-68-30-13-17-21-42-21-73 0-29 8-55 25-76 17-17 38-26 64-26 25 0 47 9 60 22 13 17 21 42 21 72zM136 81c0-17-4-30-12-42-10-9-19-13-35-13-17 0-26 4-39 17-8 8-17 21-17 38z">
          <text:p/>
        </draw:path>
        <draw:path draw:style-name="gr3" draw:text-style-name="P3" draw:layer="layout" svg:width="0.191cm" svg:height="0.204cm" svg:x="12.104cm" svg:y="12.571cm" svg:viewBox="0 0 192 205" svg:d="M93 205c-29 0-50-13-67-30s-26-42-26-73c0-34 9-59 26-76s42-26 72-26c29 0 51 9 69 26 16 17 25 42 25 72 0 35-9 60-25 77-18 17-44 30-74 30zM98 26c-22 0-39 4-51 21-9 13-17 30-17 55 0 22 8 44 21 56 8 13 25 17 47 17 16 0 33-4 46-17 10-12 14-34 14-56 0-25-4-42-14-59-13-13-30-17-46-17z">
          <text:p/>
        </draw:path>
        <draw:path draw:style-name="gr3" draw:text-style-name="P3" draw:layer="layout" svg:width="0.114cm" svg:height="0.293cm" svg:x="12.325cm" svg:y="12.478cm" svg:viewBox="0 0 115 294" svg:d="M115 30c-4-4-13-4-21-4-21 0-30 12-30 42v30h42v25h-42v171h-35v-171h-29v-25h29v-34c0-21 9-34 18-47 13-12 30-17 47-17 8 0 17 0 21 0z">
          <text:p/>
        </draw:path>
        <draw:polygon draw:style-name="gr3" draw:text-style-name="P3" draw:layer="layout" svg:width="0.161cm" svg:height="0.195cm" svg:x="12.545cm" svg:y="12.576cm" svg:viewBox="0 0 162 196" draw:points="162,8 47,166 162,166 162,196 0,196 0,183 120,25 13,25 13,0 162,0">
          <text:p/>
        </draw:polygon>
        <draw:path draw:style-name="gr3" draw:text-style-name="P3" draw:layer="layout" svg:width="0.169cm" svg:height="0.204cm" svg:x="12.736cm" svg:y="12.571cm" svg:viewBox="0 0 170 205" svg:d="M170 107h-140c0 26 9 39 17 51 13 13 30 17 47 17 21 0 42-4 59-21v30c-17 12-38 21-63 21-30 0-51-13-69-30-13-17-21-42-21-73 0-29 8-55 26-76 17-17 38-26 64-26 25 0 42 9 59 22 13 17 21 42 21 72zM136 81c0-17-4-30-12-42-9-9-22-13-34-13-17 0-30 4-38 17-13 8-17 21-22 38z">
          <text:p/>
        </draw:path>
        <draw:path draw:style-name="gr3" draw:text-style-name="P3" draw:layer="layout" svg:width="0.102cm" svg:height="0.2cm" svg:x="12.952cm" svg:y="12.571cm" svg:viewBox="0 0 103 201" svg:d="M103 34c-9-4-13-4-26-4s-25 4-34 17c-8 13-12 31-12 52v102h-31v-196h31v38c4-13 12-26 21-30 8-8 21-13 29-13 9 0 17 0 22 5z">
          <text:p/>
        </draw:path>
        <draw:path draw:style-name="gr3" draw:text-style-name="P3" draw:layer="layout" svg:width="0.195cm" svg:height="0.204cm" svg:x="13.07cm" svg:y="12.571cm" svg:viewBox="0 0 196 205" svg:d="M99 205c-30 0-51-13-68-30-18-17-31-42-31-73 0-34 13-59 31-76 17-17 43-26 72-26 30 0 51 9 68 26s25 42 25 72c0 35-8 60-29 77-17 17-38 30-68 30zM99 26c-17 0-34 4-46 21-13 13-17 30-17 55 0 22 4 44 17 56 12 13 29 17 46 17 21 0 38-4 47-17 12-12 17-34 17-56 0-25-5-42-17-59-9-13-26-17-47-17z">
          <text:p/>
        </draw:path>
        <draw:path draw:style-name="gr3" draw:text-style-name="P3" draw:layer="layout" svg:width="0.119cm" svg:height="0.293cm" svg:x="13.397cm" svg:y="12.478cm" svg:viewBox="0 0 120 294" svg:d="M120 30c-4-4-14-4-22-4-22 0-35 12-35 42v30h47v25h-47v171h-29v-171h-34v-25h34v-34c0-21 8-34 17-47 12-12 29-17 47-17 8 0 18 0 22 0z">
          <text:p/>
        </draw:path>
        <draw:path draw:style-name="gr3" draw:text-style-name="P3" draw:layer="layout" svg:width="0.191cm" svg:height="0.204cm" svg:x="13.528cm" svg:y="12.571cm" svg:viewBox="0 0 192 205" svg:d="M95 205c-30 0-52-13-69-30s-26-42-26-73c0-34 9-59 26-76s43-26 73-26c29 0 51 9 68 26s25 42 25 72c0 35-8 60-25 77s-43 30-72 30zM99 26c-21 0-38 4-48 21-12 13-21 30-21 55 0 22 9 44 21 56 10 13 27 17 48 17s34-4 46-17c9-12 17-34 17-56 0-25-8-42-17-59-12-13-25-17-46-17z">
          <text:p/>
        </draw:path>
        <draw:path draw:style-name="gr3" draw:text-style-name="P3" draw:layer="layout" svg:width="0.102cm" svg:height="0.2cm" svg:x="13.77cm" svg:y="12.571cm" svg:viewBox="0 0 103 201" svg:d="M103 34c-9-4-17-4-26-4-12 0-25 4-34 17-8 13-12 31-12 52v102h-31v-196h31v38c4-13 12-26 21-30 8-8 21-13 29-13 9 0 17 0 22 5z">
          <text:p/>
        </draw:path>
        <draw:path draw:style-name="gr3" draw:text-style-name="P3" draw:layer="layout" svg:width="0.114cm" svg:height="0.255cm" svg:x="13.986cm" svg:y="12.516cm" svg:viewBox="0 0 115 256" svg:d="M115 251c-8 5-16 5-30 5-34 0-51-17-51-55v-115h-34v-25h34v-48l30-13v61h51v25h-51v110c0 13 4 22 8 26 4 8 13 8 22 8s17 0 21-4z">
          <text:p/>
        </draw:path>
        <draw:path draw:style-name="gr3" draw:text-style-name="P3" draw:layer="layout" svg:width="0.161cm" svg:height="0.288cm" svg:x="14.143cm" svg:y="12.483cm" svg:viewBox="0 0 162 289" svg:d="M162 289h-30v-115c0-38-17-59-48-59-12 0-25 4-38 17-8 12-17 25-17 47v110h-29v-289h29v123h5c12-21 34-34 63-34 44 0 65 26 65 77z">
          <text:p/>
        </draw:path>
        <draw:path draw:style-name="gr3" draw:text-style-name="P3" draw:layer="layout" svg:width="0.169cm" svg:height="0.204cm" svg:x="14.347cm" svg:y="12.571cm" svg:viewBox="0 0 170 205" svg:d="M170 107h-137c0 26 9 39 17 51 13 13 26 17 47 17 22 0 43-4 60-21v30c-17 12-38 21-69 21-25 0-46-13-63-30s-25-42-25-73c0-29 12-55 29-76 17-17 38-26 64-26s43 9 60 22c13 17 17 42 17 72zM140 81c0-17-4-30-12-42-9-9-22-13-40-13-12 0-25 4-33 17-13 8-17 21-22 38z">
          <text:p/>
        </draw:path>
        <draw:path draw:style-name="gr3" draw:text-style-name="P3" draw:layer="layout" svg:width="0.178cm" svg:height="0.292cm" svg:x="14.66cm" svg:y="12.483cm" svg:viewBox="0 0 179 293" svg:d="M179 289h-34v-34c-12 25-35 38-68 38-22 0-43-9-56-30-16-17-21-38-21-68 0-34 5-60 21-81 17-17 39-26 64-26 30 0 48 9 60 30v-118h34zM145 199v-30c0-17-4-30-12-38-14-13-27-17-44-17s-34 4-42 21c-13 13-17 34-17 55 0 26 4 44 17 56 8 13 21 17 42 17 17 0 30-4 44-17 8-12 12-30 12-47z">
          <text:p/>
        </draw:path>
        <draw:path draw:style-name="gr3" draw:text-style-name="P3" draw:layer="layout" svg:width="0.038cm" svg:height="0.284cm" svg:x="14.897cm" svg:y="12.487cm" svg:viewBox="0 0 39 285" svg:d="M17 38c-4 0-8 0-12-4-5-5-5-9-5-17 0-5 0-9 5-13 4-4 8-4 12-4 10 0 14 0 18 4s4 8 4 13c0 8 0 12-4 17-4 4-8 4-18 4zM35 285h-30v-196h30z">
          <text:p/>
        </draw:path>
        <draw:path draw:style-name="gr3" draw:text-style-name="P3" draw:layer="layout" svg:width="0.114cm" svg:height="0.293cm" svg:x="14.974cm" svg:y="12.478cm" svg:viewBox="0 0 115 294" svg:d="M115 30c-4-4-13-4-17-4-25 0-34 12-34 42v30h47v25h-47v171h-29v-171h-35v-25h35v-34c0-21 4-34 17-47 8-12 25-17 42-17 8 0 17 0 21 0z">
          <text:p/>
        </draw:path>
        <draw:path draw:style-name="gr3" draw:text-style-name="P3" draw:layer="layout" svg:width="0.118cm" svg:height="0.293cm" svg:x="15.093cm" svg:y="12.478cm" svg:viewBox="0 0 119 294" svg:d="M119 30c-4-4-13-4-21-4-21 0-31 12-31 42v30h44v25h-44v171h-33v-171h-34v-25h34v-34c0-21 8-34 16-47 13-12 31-17 48-17 8 0 17 0 21 0z">
          <text:p/>
        </draw:path>
        <draw:path draw:style-name="gr3" draw:text-style-name="P3" draw:layer="layout" svg:width="0.169cm" svg:height="0.203cm" svg:x="15.224cm" svg:y="12.572cm" svg:viewBox="0 0 170 204" svg:d="M170 106h-136c0 26 4 39 17 52 8 12 26 17 47 17 22 0 39-5 60-22v30c-17 13-43 21-68 21-31 0-52-13-65-29-17-17-25-43-25-74 0-29 8-55 25-76 17-17 38-25 65-25 25 0 47 8 59 21 13 17 21 42 21 72zM137 80c0-17-5-29-13-42-9-9-17-13-34-13-13 0-27 4-39 17-9 9-17 21-17 38z">
          <text:p/>
        </draw:path>
        <draw:path draw:style-name="gr3" draw:text-style-name="P3" draw:layer="layout" svg:width="0.102cm" svg:height="0.2cm" svg:x="15.44cm" svg:y="12.571cm" svg:viewBox="0 0 103 201" svg:d="M103 34c-5-4-13-4-26-4-12 0-22 4-30 17-13 13-17 31-17 52v102h-30v-196h30v38h4c4-13 8-26 17-30 14-8 22-13 35-13 4 0 12 0 17 5z">
          <text:p/>
        </draw:path>
        <draw:path draw:style-name="gr3" draw:text-style-name="P3" draw:layer="layout" svg:width="0.169cm" svg:height="0.204cm" svg:x="15.563cm" svg:y="12.571cm" svg:viewBox="0 0 170 205" svg:d="M170 107h-140c0 26 8 39 17 51 12 13 30 17 47 17 21 0 43-4 64-21v30c-17 12-43 21-68 21-31 0-52-13-69-30-13-17-21-42-21-73 0-29 8-55 25-76 17-17 39-26 65-26 25 0 47 9 59 22 13 17 21 42 21 72zM137 81c0-17-5-30-13-42-9-9-21-13-34-13-17 0-31 4-39 17-9 8-17 21-21 38z">
          <text:p/>
        </draw:path>
        <draw:path draw:style-name="gr3" draw:text-style-name="P3" draw:layer="layout" svg:width="0.161cm" svg:height="0.2cm" svg:x="15.779cm" svg:y="12.571cm" svg:viewBox="0 0 162 201" svg:d="M162 201h-30v-115c0-39-16-60-46-60-18 0-31 4-39 17-13 12-17 26-17 43v115h-30v-196h30v29c17-21 38-34 64-34 22 0 38 5 51 17 13 17 17 34 17 61z">
          <text:p/>
        </draw:path>
        <draw:path draw:style-name="gr3" draw:text-style-name="P3" draw:layer="layout" svg:width="0.144cm" svg:height="0.204cm" svg:x="15.987cm" svg:y="12.571cm" svg:viewBox="0 0 145 205" svg:d="M145 188c-17 13-34 17-55 17-27 0-48-13-65-30s-25-42-25-68c0-34 8-60 25-81 17-17 43-26 73-26 17 0 34 0 47 9v30c-13-9-30-13-47-13-21 0-35 4-47 21-13 13-21 34-21 55 0 22 4 44 17 56 12 13 30 17 51 17 17 0 30-4 47-17z">
          <text:p/>
        </draw:path>
        <draw:path draw:style-name="gr3" draw:text-style-name="P3" draw:layer="layout" svg:width="0.169cm" svg:height="0.204cm" svg:x="16.165cm" svg:y="12.571cm" svg:viewBox="0 0 170 205" svg:d="M170 107h-141c5 26 9 39 22 51 8 13 25 17 42 17 26 0 42-4 65-21v30c-18 12-44 21-69 21-30 0-51-13-68-30-13-17-21-42-21-73 0-29 8-55 25-76 17-17 39-26 64-26s46 9 60 22c13 17 21 42 21 72zM135 81c0-17-4-30-12-42-9-9-21-13-34-13-17 0-30 4-38 17-9 8-17 21-17 38z">
          <text:p/>
        </draw:path>
        <draw:path draw:style-name="gr3" draw:text-style-name="P3" draw:layer="layout" svg:width="0.042cm" svg:height="0.284cm" svg:x="16.483cm" svg:y="12.487cm" svg:viewBox="0 0 43 285" svg:d="M22 38c-9 0-13 0-17-4-5-5-5-9-5-17 0-5 0-9 5-13 4-4 8-4 17-4 4 0 8 0 13 4 4 4 8 8 8 13 0 8-4 12-8 17-5 4-9 4-13 4zM35 285h-30v-196h30z">
          <text:p/>
        </draw:path>
        <draw:path draw:style-name="gr3" draw:text-style-name="P3" draw:layer="layout" svg:width="0.161cm" svg:height="0.2cm" svg:x="16.58cm" svg:y="12.571cm" svg:viewBox="0 0 162 201" svg:d="M162 201h-29v-115c0-39-17-60-47-60-14 0-26 4-39 17-9 12-13 26-13 43v115h-34v-196h34v29c13-21 34-34 65-34 21 0 38 5 46 17 13 17 17 34 17 61z">
          <text:p/>
        </draw:path>
        <draw:path draw:style-name="gr3" draw:text-style-name="P3" draw:layer="layout" svg:width="0.111cm" svg:height="0.255cm" svg:x="16.885cm" svg:y="12.516cm" svg:viewBox="0 0 112 256" svg:d="M112 251c-6 5-19 5-27 5-34 0-51-17-51-55v-115h-34v-25h34v-48l30-13v61h48v25h-48v110c0 13 0 22 4 26 4 8 13 8 25 8 5 0 13 0 19-4z">
          <text:p/>
        </draw:path>
        <draw:path draw:style-name="gr3" draw:text-style-name="P3" draw:layer="layout" svg:width="0.161cm" svg:height="0.288cm" svg:x="17.038cm" svg:y="12.483cm" svg:viewBox="0 0 162 289" svg:d="M162 289h-30v-115c0-38-17-59-47-59-13 0-26 4-38 17-9 12-13 25-13 47v110h-34v-289h34v123c13-21 34-34 64-34 43 0 64 26 64 77z">
          <text:p/>
        </draw:path>
        <draw:path draw:style-name="gr3" draw:text-style-name="P3" draw:layer="layout" svg:width="0.169cm" svg:height="0.204cm" svg:x="17.246cm" svg:y="12.571cm" svg:viewBox="0 0 170 205" svg:d="M170 107h-136c0 26 4 39 17 51 8 13 25 17 43 17 25 0 42-4 63-21v30c-16 12-42 21-67 21-31 0-52-13-69-30-13-17-21-42-21-73 0-29 8-55 25-76 17-17 38-26 65-26 25 0 46 9 59 22 13 17 21 42 21 72zM136 81c0-17-4-30-12-42-9-9-22-13-34-13-18 0-27 4-39 17-9 8-17 21-17 38z">
          <text:p/>
        </draw:path>
        <draw:path draw:style-name="gr3" draw:text-style-name="P3" draw:layer="layout" svg:width="0.132cm" svg:height="0.204cm" svg:x="17.555cm" svg:y="12.571cm" svg:viewBox="0 0 133 205" svg:d="M0 192v-34c17 13 38 17 55 17 31 0 44-8 44-25 0-4 0-9-5-13 0-4-4-8-8-8-4-5-9-9-13-9-4-5-14-5-18-9-8-4-17-4-25-9-4-4-9-8-17-12-4-5-4-9-9-17 0-5-4-9-4-18 0-8 4-16 9-25 4-8 8-13 17-17 4-4 12-8 21-13 12 0 22 0 30 0 17 0 30 0 47 9v30c-17-9-34-13-51-13-4 0-14 0-18 0-4 4-8 4-13 8 0 0-4 5-4 9-4 0-4 4-4 8s0 9 4 13c0 4 4 9 4 9 5 4 9 8 13 8 9 4 14 4 22 9 9 0 13 4 22 8 8 4 12 9 16 13 5 4 9 9 13 13 0 9 5 13 5 22 0 12-5 17-9 25-4 9-9 13-17 17-4 4-13 8-25 13-9 0-18 4-27 4-21 0-38-4-55-13z">
          <text:p/>
        </draw:path>
        <draw:path draw:style-name="gr3" draw:text-style-name="P3" draw:layer="layout" svg:width="0.153cm" svg:height="0.204cm" svg:x="17.72cm" svg:y="12.571cm" svg:viewBox="0 0 154 205" svg:d="M154 201h-35v-34c-13 25-34 38-59 38-17 0-34-9-47-17-8-8-13-25-13-42 0-35 22-56 64-65l55-8c0-30-13-47-38-47s-47 8-64 21v-30c22-12 43-17 68-17 42 0 69 22 69 73zM119 98l-47 9c-12 0-25 4-29 8-9 9-13 18-13 31 0 8 4 17 9 21 8 8 17 8 29 8 13 0 26-4 38-12 9-13 13-26 13-43z">
          <text:p/>
        </draw:path>
        <draw:path draw:style-name="gr3" draw:text-style-name="P3" draw:layer="layout" svg:width="0.276cm" svg:height="0.2cm" svg:x="17.932cm" svg:y="12.571cm" svg:viewBox="0 0 277 201" svg:d="M277 201h-34v-115c0-22-4-39-8-47-9-9-17-13-34-13-13 0-26 4-34 17-9 12-13 26-13 43v115h-34v-119c0-39-13-56-43-56-13 0-26 4-34 17-9 12-13 26-13 43v115h-30v-196h30v29c13-25 34-34 60-34 13 0 26 0 34 9 13 8 17 17 21 30 17-26 39-39 64-39 47 0 68 26 68 78z">
          <text:p/>
        </draw:path>
        <draw:path draw:style-name="gr3" draw:text-style-name="P3" draw:layer="layout" svg:width="0.182cm" svg:height="0.289cm" svg:x="18.263cm" svg:y="12.571cm" svg:viewBox="0 0 183 290" svg:d="M35 170v120h-35v-285h35v34c17-26 38-39 68-39 25 0 42 9 59 26 13 17 21 38 21 68 0 34-8 59-25 80-17 17-38 30-64 30-25 0-46-13-59-34zM35 90v29c0 17 4 30 17 38 8 13 21 17 38 17s34-4 42-21c13-13 17-34 17-59 0-21-4-39-12-51-13-13-26-17-43-17s-34 4-42 17c-13 12-17 30-17 47z">
          <text:p/>
        </draw:path>
        <draw:polygon draw:style-name="gr3" draw:text-style-name="P3" draw:layer="layout" svg:width="0.034cm" svg:height="0.287cm" svg:x="18.491cm" svg:y="12.484cm" svg:viewBox="0 0 35 288" draw:points="0,0 35,0 35,288 0,288">
          <text:p/>
        </draw:polygon>
        <draw:path draw:style-name="gr3" draw:text-style-name="P3" draw:layer="layout" svg:width="0.17cm" svg:height="0.204cm" svg:x="18.572cm" svg:y="12.571cm" svg:viewBox="0 0 171 205" svg:d="M171 107h-136c0 26 4 39 17 51 12 13 25 17 46 17 22 0 43-4 60-21v30c-17 12-38 21-68 21-26 0-47-13-64-30s-26-42-26-73c0-29 9-55 26-76 17-17 38-26 64-26s47 9 60 22c17 17 21 42 21 72zM141 81c0-17-4-30-12-42-9-9-21-13-39-13-13 0-26 4-38 17-9 8-13 21-17 38z">
          <text:p/>
        </draw:path>
        <draw:path draw:style-name="gr3" draw:text-style-name="P3" draw:layer="layout" svg:width="0.275cm" svg:height="0.2cm" svg:x="18.899cm" svg:y="12.571cm" svg:viewBox="0 0 276 201" svg:d="M276 201h-33v-115c0-22-5-39-9-47-8-9-17-13-35-13-13 0-25 4-34 17-8 12-13 26-13 43v115h-34v-119c0-39-12-56-42-56-13 0-25 4-34 17-8 12-12 26-12 43v115h-30v-196h30v29c12-25 33-34 59-34 13 0 25 0 34 9 12 8 17 17 21 30 17-26 38-39 64-39 47 0 68 26 68 78z">
          <text:p/>
        </draw:path>
        <draw:path draw:style-name="gr3" draw:text-style-name="P3" draw:layer="layout" svg:width="0.169cm" svg:height="0.204cm" svg:x="19.217cm" svg:y="12.571cm" svg:viewBox="0 0 170 205" svg:d="M170 107h-136c0 26 4 39 17 51 12 13 25 17 46 17 22 0 44-4 61-21v30c-17 12-39 21-69 21-26 0-47-13-64-30s-25-42-25-73c0-29 8-55 25-76 17-17 38-26 64-26 25 0 47 9 60 22 17 17 21 42 21 72zM141 81c0-17-5-30-14-42-8-9-21-13-38-13-13 0-26 4-38 17-9 8-13 21-17 38z">
          <text:p/>
        </draw:path>
        <draw:path draw:style-name="gr3" draw:text-style-name="P3" draw:layer="layout" svg:width="0.153cm" svg:height="0.204cm" svg:x="19.42cm" svg:y="12.571cm" svg:viewBox="0 0 154 205" svg:d="M154 201h-30v-34c-18 25-35 38-60 38-21 0-38-9-47-17-13-8-17-25-17-42 0-35 21-56 64-65l60-8c0-30-14-47-43-47-22 0-43 8-64 21v-30c21-12 42-17 68-17 47 0 69 22 69 73zM124 98l-48 9c-17 0-25 4-33 8-9 9-13 18-13 31 0 8 4 17 13 21 4 8 16 8 25 8 17 0 30-4 38-12 14-13 18-26 18-43z">
          <text:p/>
        </draw:path>
        <draw:path draw:style-name="gr3" draw:text-style-name="P3" draw:layer="layout" svg:width="0.161cm" svg:height="0.2cm" svg:x="19.632cm" svg:y="12.571cm" svg:viewBox="0 0 162 201" svg:d="M162 201h-30v-115c0-39-17-60-47-60-17 0-30 4-38 17-9 12-17 26-17 43v115h-30v-196h30v29h4c13-21 34-34 64-34 22 0 34 5 47 17 13 17 17 34 17 61z">
          <text:p/>
        </draw:path>
        <draw:path draw:style-name="gr3" draw:text-style-name="P3" draw:layer="layout" svg:width="0.128cm" svg:height="0.204cm" svg:x="19.84cm" svg:y="12.571cm" svg:viewBox="0 0 129 205" svg:d="M0 192v-34c17 13 34 17 56 17 29 0 42-8 42-25 0-4 0-9-4-13 0-4-4-8-9-8-4-5-8-9-12-9-9-5-13-5-21-9-9-4-13-4-23-9-4-4-12-8-16-12-5-5-9-9-9-17-4-5-4-9-4-18 0-8 4-16 8-25 5-8 9-13 17-17 4-4 14-8 22-13 9 0 17 0 30 0 17 0 31 0 43 9v30c-12-9-30-13-47-13-9 0-13 0-17 0-4 4-9 4-13 8-4 0-4 5-9 9 0 0 0 4 0 8s0 9 0 13c5 4 5 9 9 9 4 4 9 8 13 8 4 4 13 4 17 9 8 0 17 4 25 8 5 4 14 9 18 13s9 9 13 13c0 9 0 13 0 22 0 12 0 17-4 25-5 9-9 13-17 17-10 4-18 8-27 13-8 0-17 4-29 4-18 0-35-4-52-13z">
          <text:p/>
        </draw:path>
        <draw:path draw:style-name="gr3" draw:text-style-name="P3" draw:layer="layout" svg:width="0.191cm" svg:height="0.204cm" svg:x="20.111cm" svg:y="12.571cm" svg:viewBox="0 0 192 205" svg:d="M93 205c-29 0-51-13-68-30s-25-42-25-73c0-34 8-59 25-76s43-26 73-26 51 9 68 26 26 42 26 72c0 35-9 60-26 77-21 17-43 30-73 30zM98 26c-22 0-39 4-51 21-9 13-17 30-17 55 0 22 8 44 17 56 12 13 29 17 51 17 17 0 35-4 43-17 13-12 17-34 17-56 0-25-4-42-17-59-8-13-26-17-43-17z">
          <text:p/>
        </draw:path>
        <draw:path draw:style-name="gr3" draw:text-style-name="P3" draw:layer="layout" svg:width="0.119cm" svg:height="0.293cm" svg:x="20.327cm" svg:y="12.478cm" svg:viewBox="0 0 120 294" svg:d="M120 30c-4-4-13-4-21-4-22 0-34 12-34 42v30h47v25h-47v171h-30v-171h-35v-25h35v-34c0-21 9-34 17-47 13-12 30-17 47-17 8 0 17 0 21 0z">
          <text:p/>
        </draw:path>
        <draw:path draw:style-name="gr3" draw:text-style-name="P3" draw:layer="layout" svg:width="0.127cm" svg:height="0.204cm" svg:x="20.569cm" svg:y="12.571cm" svg:viewBox="0 0 128 205" svg:d="M0 192v-34c17 13 34 17 55 17 26 0 39-8 39-25 0-4 0-9 0-13-4-4-8-8-13-8-4-5-8-9-13-9-4-5-13-5-17-9-9-4-17-4-22-9-8-4-12-8-17-12-4-5-8-9-12-17 0-5 0-9 0-18 0-8 0-16 4-25 4-8 8-13 17-17 8-4 17-8 26-13 8 0 17 0 26 0 17 0 34 0 47 9v30c-17-9-30-13-52-13-4 0-9 0-17 0-4 4-9 4-9 8-4 0-8 5-8 9-5 0-5 4-5 8s0 9 5 13c0 4 4 9 8 9 5 4 9 8 13 8 4 4 9 4 18 9 8 0 17 4 21 8 9 4 13 9 17 13s9 9 13 13c4 9 4 13 4 22 0 12-4 17-8 25-5 9-9 13-17 17-5 4-13 8-22 13-13 0-22 4-30 4-22 0-39-4-51-13z">
          <text:p/>
        </draw:path>
        <draw:path draw:style-name="gr3" draw:text-style-name="P3" draw:layer="layout" svg:width="0.043cm" svg:height="0.284cm" svg:x="20.738cm" svg:y="12.487cm" svg:viewBox="0 0 44 285" svg:d="M22 38c-5 0-9 0-13-4-4-5-9-9-9-17 0-5 5-9 9-13 0-4 8-4 13-4 4 0 8 0 13 4 4 4 9 8 9 13 0 8-5 12-9 17-5 4-9 4-13 4zM39 285h-34v-196h34z">
          <text:p/>
        </draw:path>
        <draw:path draw:style-name="gr3" draw:text-style-name="P3" draw:layer="layout" svg:width="0.178cm" svg:height="0.292cm" svg:x="20.823cm" svg:y="12.483cm" svg:viewBox="0 0 179 293" svg:d="M179 289h-31v-34c-12 25-38 38-67 38-26 0-43-9-60-30-12-17-21-38-21-68 0-34 9-60 26-81 17-17 38-26 63-26 26 0 47 9 59 30v-118h31zM148 199v-30c0-17-4-30-16-38-9-13-22-17-39-17s-33 4-42 21c-13 13-17 34-17 55 0 26 4 44 13 56 13 13 25 17 42 17s34-4 43-17c12-12 16-30 16-47z">
          <text:p/>
        </draw:path>
        <draw:path draw:style-name="gr3" draw:text-style-name="P3" draw:layer="layout" svg:width="0.169cm" svg:height="0.204cm" svg:x="21.052cm" svg:y="12.571cm" svg:viewBox="0 0 170 205" svg:d="M170 107h-136c0 26 4 39 17 51 12 13 25 17 46 17 22 0 43-4 60-21v30c-17 12-38 21-68 21-26 0-51-13-64-30-17-17-25-42-25-73 0-29 8-55 25-76 17-17 38-26 64-26 25 0 47 9 59 22 14 17 22 42 22 72zM140 81c0-17-4-30-13-42-8-9-21-13-38-13-13 0-26 4-38 17-9 8-17 21-17 38z">
          <text:p/>
        </draw:path>
        <draw:path draw:style-name="gr3" draw:text-style-name="P3" draw:layer="layout" svg:width="0.131cm" svg:height="0.204cm" svg:x="21.256cm" svg:y="12.571cm" svg:viewBox="0 0 132 205" svg:d="M0 192v-34c17 13 39 17 60 17 25 0 38-8 38-25 0-4 0-9-4-13 0-4-5-8-9-8-4-5-8-9-12-9-5-5-13-5-17-9-9-4-17-4-22-9-9-4-13-8-17-12-5-5-9-9-13-17 0-5 0-9 0-18 0-8 0-16 4-25 4-8 9-13 17-17 9-4 14-8 26-13 9 0 17 0 26 0 17 0 34 0 46 9v30c-17-9-34-13-50-13-5 0-9 0-17 0-5 4-9 4-9 8-4 0-8 5-8 9-5 0-5 4-5 8s0 9 5 13c0 4 4 9 8 9 0 4 4 8 13 8 4 4 8 4 17 9 8 0 17 4 21 8 8 4 13 9 17 13s8 9 13 13c4 9 4 13 4 22 0 12-4 17-9 25-4 9-8 13-17 17-4 4-12 8-21 13-12 0-21 4-29 4-22 0-39-4-56-13z">
          <text:p/>
        </draw:path>
        <draw:path draw:style-name="gr3" draw:text-style-name="P3" draw:layer="layout" svg:width="0.271cm" svg:height="0.195cm" svg:x="21.408cm" svg:y="12.576cm" svg:viewBox="0 0 272 196" svg:d="M272 0l-59 196h-34l-38-141c0-9-5-13-5-21 0 8 0 12-5 21l-42 141h-29l-60-196h30l42 145c0 4 0 13 4 17 0-4 0-9 5-17l42-145h31l38 145c4 4 4 13 4 17h4c0-4 0-9 0-17l43-145z">
          <text:p/>
        </draw:path>
        <draw:path draw:style-name="gr3" draw:text-style-name="P3" draw:layer="layout" svg:width="0.153cm" svg:height="0.204cm" svg:x="21.7cm" svg:y="12.571cm" svg:viewBox="0 0 154 205" svg:d="M154 201h-30v-34c-18 25-35 38-60 38-21 0-38-9-47-17-12-8-17-25-17-42 0-35 22-56 64-65l60-8c0-30-14-47-43-47-21 0-43 8-64 21v-30c21-12 43-17 68-17 48 0 69 22 69 73zM124 98l-47 9c-17 0-26 4-34 8-9 9-13 18-13 31 0 8 4 17 13 21 4 8 17 8 25 8 17 0 30-4 38-12 14-13 18-26 18-43z">
          <text:p/>
        </draw:path>
        <draw:path draw:style-name="gr3" draw:text-style-name="P3" draw:layer="layout" svg:width="0.182cm" svg:height="0.284cm" svg:x="21.883cm" svg:y="12.576cm" svg:viewBox="0 0 183 285" svg:d="M183 0l-89 225c-13 39-38 60-69 60-4 0-12 0-17-4v-26c5 0 13 4 17 4 17 0 31-8 35-29l17-39-77-191h34l56 149c0 0 0 9 4 13 0 0 0-4 4-13l55-149z">
          <text:p/>
        </draw:path>
        <draw:path draw:style-name="gr3" draw:text-style-name="P3" draw:layer="layout" svg:width="0.178cm" svg:height="0.195cm" svg:x="22.18cm" svg:y="12.576cm" svg:viewBox="0 0 179 196" svg:d="M179 0l-78 196h-30l-71-196h33l47 141c4 8 8 21 8 25 0-8 5-17 5-25l55-141z">
          <text:p/>
        </draw:path>
        <draw:path draw:style-name="gr3" draw:text-style-name="P3" draw:layer="layout" svg:width="0.152cm" svg:height="0.204cm" svg:x="22.379cm" svg:y="12.571cm" svg:viewBox="0 0 153 205" svg:d="M153 201h-29v-34c-17 25-34 38-64 38-17 0-35-9-43-17-13-8-17-25-17-42 0-35 21-56 64-65l60-8c0-30-13-47-43-47-21 0-43 8-64 21v-30c21-12 43-17 68-17 47 0 68 22 68 73zM124 98l-47 9c-17 0-25 4-34 8-9 9-14 18-14 31 0 8 5 17 14 21 4 8 13 8 25 8 17 0 30-4 39-12 13-13 17-26 17-43z">
          <text:p/>
        </draw:path>
        <draw:polygon draw:style-name="gr3" draw:text-style-name="P3" draw:layer="layout" svg:width="0.034cm" svg:height="0.287cm" svg:x="22.593cm" svg:y="12.484cm" svg:viewBox="0 0 35 288" draw:points="0,0 35,0 35,288 0,288">
          <text:p/>
        </draw:polygon>
        <draw:path draw:style-name="gr3" draw:text-style-name="P3" draw:layer="layout" svg:width="0.161cm" svg:height="0.199cm" svg:x="22.68cm" svg:y="12.576cm" svg:viewBox="0 0 162 200" svg:d="M162 196h-30v-34c-13 25-35 38-64 38-43 0-68-30-68-85v-115h29v111c0 42 17 59 47 59 17 0 31-4 39-17 13-8 17-25 17-42v-111h30z">
          <text:p/>
        </draw:path>
        <draw:path draw:style-name="gr3" draw:text-style-name="P3" draw:layer="layout" svg:width="0.169cm" svg:height="0.204cm" svg:x="22.892cm" svg:y="12.571cm" svg:viewBox="0 0 170 205" svg:d="M170 107h-140c5 26 9 39 22 51 8 13 25 17 42 17 21 0 42-4 63-21v30c-17 12-42 21-67 21-30 0-51-13-68-30-13-17-22-42-22-73 0-29 9-55 26-76 17-17 38-26 64-26 25 0 46 9 59 22 13 17 21 42 21 72zM136 81c0-17-4-30-12-42-9-9-22-13-34-13-17 0-30 4-38 17-9 8-17 21-22 38z">
          <text:p/>
        </draw:path>
        <draw:path draw:style-name="gr3" draw:text-style-name="P3" draw:layer="layout" svg:width="0.128cm" svg:height="0.204cm" svg:x="23.095cm" svg:y="12.571cm" svg:viewBox="0 0 129 205" svg:d="M0 192v-34c17 13 34 17 55 17 31 0 43-8 43-25 0-4 0-9-4-13 0-4-4-8-8-8-5-5-9-9-13-9-9-5-13-5-22-9s-13-4-21-9c-5-4-13-8-17-12-5-5-9-9-9-17-4-5-4-9-4-18 0-8 4-16 8-25 5-8 9-13 17-17 5-4 13-8 22-13 8 0 17 0 30 0 17 0 30 0 43 9v30c-13-9-30-13-47-13-9 0-13 0-18 0-4 4-8 4-13 8-4 0-4 5-8 9 0 0 0 4 0 8s0 9 0 13c4 4 4 9 8 9 5 4 9 8 13 8 5 4 14 4 18 9 8 0 17 4 25 8 5 4 13 9 17 13 5 4 10 9 14 13 0 9 0 13 0 22 0 12 0 17-4 25-5 9-10 13-18 17-9 4-17 8-26 13-8 0-17 4-30 4-17 0-34-4-51-13z">
          <text:p/>
        </draw:path>
        <draw:path draw:style-name="gr3" draw:text-style-name="P3" draw:layer="layout" svg:width="0.043cm" svg:height="0.043cm" svg:x="23.26cm" svg:y="12.728cm" svg:viewBox="0 0 44 44" svg:d="M22 44c-5 0-9 0-13-5-4-4-9-8-9-16 0-6 5-10 9-14s8-9 13-9c9 0 13 5 17 9 5 4 5 8 5 14 0 8 0 12-5 16-4 5-8 5-17 5z">
          <text:p/>
        </draw:path>
        <draw:polygon draw:style-name="gr3" draw:text-style-name="P3" draw:layer="layout" svg:width="0.14cm" svg:height="0.271cm" svg:x="4.017cm" svg:y="13.08cm" svg:viewBox="0 0 141 272" draw:points="141,30 34,30 34,124 132,124 132,154 34,154 34,272 0,272 0,0 141,0">
          <text:p/>
        </draw:polygon>
        <draw:path draw:style-name="gr3" draw:text-style-name="P3" draw:layer="layout" svg:width="0.161cm" svg:height="0.2cm" svg:x="4.199cm" svg:y="13.156cm" svg:viewBox="0 0 162 201" svg:d="M162 196h-34v-29c-12 21-29 34-59 34-48 0-69-26-69-81v-120h30v112c0 42 17 63 47 63 17 0 30-4 39-17 8-12 12-25 12-42v-116h34z">
          <text:p/>
        </draw:path>
        <draw:path draw:style-name="gr3" draw:text-style-name="P3" draw:layer="layout" svg:width="0.101cm" svg:height="0.199cm" svg:x="4.424cm" svg:y="13.152cm" svg:viewBox="0 0 102 200" svg:d="M102 38c-8-4-16-8-25-8-14 0-27 8-35 21-9 13-13 30-13 52v97h-29v-196h29v43c4-17 13-26 21-34 9-9 17-13 31-13 9 0 17 4 21 4z">
          <text:p/>
        </draw:path>
        <draw:path draw:style-name="gr3" draw:text-style-name="P3" draw:layer="layout" svg:width="0.114cm" svg:height="0.255cm" svg:x="4.534cm" svg:y="13.101cm" svg:viewBox="0 0 115 256" svg:d="M115 251c-8 0-17 5-29 5-35 0-52-17-52-56v-119h-34v-26h34v-46l29-9v55h52v26h-52v110c0 13 5 26 9 30s14 8 22 8c9 0 13-4 21-8z">
          <text:p/>
        </draw:path>
        <draw:path draw:style-name="gr3" draw:text-style-name="P3" draw:layer="layout" svg:width="0.161cm" svg:height="0.288cm" svg:x="4.691cm" svg:y="13.063cm" svg:viewBox="0 0 162 289" svg:d="M162 289h-34v-110c0-42-13-63-43-63-16 0-30 8-39 17-12 12-17 29-17 46v110h-29v-289h29v128c17-25 40-38 65-38 42 0 68 26 68 81z">
          <text:p/>
        </draw:path>
        <draw:path draw:style-name="gr3" draw:text-style-name="P3" draw:layer="layout" svg:width="0.17cm" svg:height="0.204cm" svg:x="4.894cm" svg:y="13.152cm" svg:viewBox="0 0 171 205" svg:d="M171 111h-137c0 21 4 39 17 51 13 13 25 17 48 17 21 0 42-8 59-21v30c-17 12-38 17-69 17-25 0-46-9-63-26-18-17-26-43-26-77 0-30 8-55 26-72 17-21 38-30 63-30 27 0 48 9 60 26 17 17 22 38 22 68zM141 85c0-21-4-34-13-42-8-13-21-17-39-17-13 0-25 8-38 17-8 8-13 25-17 42z">
          <text:p/>
        </draw:path>
        <draw:path draw:style-name="gr3" draw:text-style-name="P3" draw:layer="layout" svg:width="0.102cm" svg:height="0.199cm" svg:x="5.11cm" svg:y="13.152cm" svg:viewBox="0 0 103 200" svg:d="M103 38c-4-4-14-8-22-8-13 0-26 8-34 21s-13 30-13 52v97h-34v-196h34v43c5-17 9-26 21-34 9-9 17-13 30-13 10 0 14 4 18 4z">
          <text:p/>
        </draw:path>
        <draw:polygon draw:style-name="gr3" draw:text-style-name="P3" draw:layer="layout" svg:width="0.055cm" svg:height="0.093cm" svg:x="5.221cm" svg:y="13.309cm" svg:viewBox="0 0 56 94" draw:points="56,0 25,94 0,94 25,0">
          <text:p/>
        </draw:polygon>
        <draw:path draw:style-name="gr3" draw:text-style-name="P3" draw:layer="layout" svg:width="0.11cm" svg:height="0.255cm" svg:x="5.416cm" svg:y="13.101cm" svg:viewBox="0 0 111 256" svg:d="M111 251c-5 0-17 5-26 5-34 0-51-17-51-56v-119h-34v-26h34v-46l30-9v55h47v26h-47v110c0 13 0 26 4 30s13 8 26 8c4 0 12-4 17-8z">
          <text:p/>
        </draw:path>
        <draw:path draw:style-name="gr3" draw:text-style-name="P3" draw:layer="layout" svg:width="0.161cm" svg:height="0.288cm" svg:x="5.568cm" svg:y="13.063cm" svg:viewBox="0 0 162 289" svg:d="M162 289h-30v-110c0-42-17-63-47-63-13 0-26 8-38 17-9 12-13 29-13 46v110h-34v-289h34v128c13-25 34-38 64-38 43 0 64 26 64 81z">
          <text:p/>
        </draw:path>
        <draw:path draw:style-name="gr3" draw:text-style-name="P3" draw:layer="layout" svg:width="0.169cm" svg:height="0.204cm" svg:x="5.776cm" svg:y="13.152cm" svg:viewBox="0 0 170 205" svg:d="M170 111h-136c0 21 4 39 17 51 9 13 26 17 43 17 25 0 42-8 64-21v30c-17 12-43 17-68 17-30 0-52-9-69-26-13-17-21-43-21-77 0-30 8-55 25-72 17-21 39-30 65-30 25 0 46 9 59 26s21 38 21 68zM136 85c0-21-4-34-12-42-9-13-22-17-34-17-17 0-30 8-39 17-9 8-17 25-17 42z">
          <text:p/>
        </draw:path>
        <draw:path draw:style-name="gr3" draw:text-style-name="P3" draw:layer="layout" svg:width="0.144cm" svg:height="0.204cm" svg:x="6.085cm" svg:y="13.152cm" svg:viewBox="0 0 145 205" svg:d="M145 192c-12 8-29 13-50 13-30 0-51-9-69-26-17-21-26-43-26-73 0-29 9-55 26-76 22-21 43-30 77-30 17 0 30 4 42 9v34c-12-13-29-17-46-17s-34 8-47 21c-13 17-22 34-22 59 0 21 9 38 22 52 8 13 26 21 47 21 17 0 34-4 46-17z">
          <text:p/>
        </draw:path>
        <draw:path draw:style-name="gr3" draw:text-style-name="P3" draw:layer="layout" svg:width="0.153cm" svg:height="0.204cm" svg:x="6.263cm" svg:y="13.152cm" svg:viewBox="0 0 154 205" svg:d="M154 200h-30v-29c-17 21-34 34-63 34-18 0-35-5-44-17-13-9-17-21-17-38 0-40 22-61 65-65l59-9c0-33-12-50-42-50-21 0-43 8-65 25v-34c22-8 44-17 69-17 47 0 68 26 68 72zM124 102l-46 4c-17 4-26 9-35 13s-13 13-13 25c0 14 4 18 13 27 5 4 18 8 26 8 17 0 30-4 38-17 13-8 17-26 17-43z">
          <text:p/>
        </draw:path>
        <draw:polygon draw:style-name="gr3" draw:text-style-name="P3" draw:layer="layout" svg:width="0.033cm" svg:height="0.287cm" svg:x="6.477cm" svg:y="13.064cm" svg:viewBox="0 0 34 288" draw:points="0,0 34,0 34,288 0,288">
          <text:p/>
        </draw:polygon>
        <draw:path draw:style-name="gr3" draw:text-style-name="P3" draw:layer="layout" svg:width="0.144cm" svg:height="0.204cm" svg:x="6.556cm" svg:y="13.152cm" svg:viewBox="0 0 145 205" svg:d="M145 192c-14 8-31 13-52 13-30 0-51-9-68-26-17-21-25-43-25-73 0-29 8-55 29-76 17-21 43-30 72-30 17 0 30 4 44 9v34c-14-13-31-17-44-17-21 0-38 8-50 21-13 17-17 34-17 59 0 21 4 38 17 52 12 13 25 21 46 21 17 0 34-4 48-17z">
          <text:p/>
        </draw:path>
        <draw:path draw:style-name="gr3" draw:text-style-name="P3" draw:layer="layout" svg:width="0.162cm" svg:height="0.2cm" svg:x="6.746cm" svg:y="13.156cm" svg:viewBox="0 0 163 201" svg:d="M163 196h-34v-29c-13 21-35 34-61 34-46 0-68-26-68-81v-120h30v112c0 42 13 63 47 63 13 0 26-4 39-17 8-12 13-25 13-42v-116h34z">
          <text:p/>
        </draw:path>
        <draw:polygon draw:style-name="gr3" draw:text-style-name="P3" draw:layer="layout" svg:width="0.033cm" svg:height="0.287cm" svg:x="6.968cm" svg:y="13.064cm" svg:viewBox="0 0 34 288" draw:points="0,0 34,0 34,288 0,288">
          <text:p/>
        </draw:polygon>
        <draw:path draw:style-name="gr3" draw:text-style-name="P3" draw:layer="layout" svg:width="0.153cm" svg:height="0.204cm" svg:x="7.047cm" svg:y="13.152cm" svg:viewBox="0 0 154 205" svg:d="M154 200h-30v-29c-12 21-34 34-59 34-21 0-34-5-48-17-12-9-17-21-17-38 0-40 23-61 65-65l59-9c0-33-12-50-38-50-25 0-46 8-63 25v-34c17-8 38-17 63-17 47 0 68 26 68 72zM124 102l-46 4c-13 4-26 9-34 13-4 4-9 13-9 25 0 14 0 18 9 27 8 4 17 8 25 8 17 0 30-4 38-17 13-8 17-26 17-43z">
          <text:p/>
        </draw:path>
        <draw:path draw:style-name="gr3" draw:text-style-name="P3" draw:layer="layout" svg:width="0.11cm" svg:height="0.255cm" svg:x="7.238cm" svg:y="13.101cm" svg:viewBox="0 0 111 256" svg:d="M111 251c-4 0-17 5-25 5-35 0-52-17-52-56v-119h-34v-26h34v-46l30-9v55h47v26h-47v110c0 13 0 26 4 30s14 8 26 8c5 0 13-4 17-8z">
          <text:p/>
        </draw:path>
        <draw:path draw:style-name="gr3" draw:text-style-name="P3" draw:layer="layout" svg:width="0.17cm" svg:height="0.204cm" svg:x="7.378cm" svg:y="13.152cm" svg:viewBox="0 0 171 205" svg:d="M171 111h-137c0 21 4 39 17 51 8 13 25 17 47 17 21 0 42-8 60-21v30c-18 12-44 17-69 17-30 0-51-9-64-26-17-17-25-43-25-77 0-30 8-55 25-72 17-21 39-30 64-30s47 9 60 26 22 38 22 68zM140 85c-4-21-9-34-17-42-9-13-17-17-34-17-13 0-25 8-38 17-9 8-17 25-17 42z">
          <text:p/>
        </draw:path>
        <draw:path draw:style-name="gr3" draw:text-style-name="P3" draw:layer="layout" svg:width="0.178cm" svg:height="0.293cm" svg:x="7.581cm" svg:y="13.063cm" svg:viewBox="0 0 179 294" svg:d="M179 289h-30v-33c-17 25-38 38-68 38-26 0-42-9-59-26-13-17-22-42-22-73 0-30 9-55 26-76s38-30 63-30c26 0 47 13 60 34v-123h30zM149 199v-25c0-17-4-30-17-42-9-9-21-17-38-17s-34 8-47 21c-8 12-13 34-13 59 0 21 5 39 13 52 13 13 25 21 42 21s34-8 43-21c13-8 17-26 17-48z">
          <text:p/>
        </draw:path>
        <draw:path draw:style-name="gr3" draw:text-style-name="P3" draw:layer="layout" svg:width="0.178cm" svg:height="0.289cm" svg:x="7.929cm" svg:y="13.152cm" svg:viewBox="0 0 179 290" svg:d="M34 170v120h-34v-286h34v34c13-25 38-38 68-38 21 0 42 9 55 26 18 17 22 42 22 72 0 29-9 59-22 76-17 21-38 30-68 30-25 0-42-9-55-34zM34 94v25c0 17 4 30 13 42 12 13 25 17 42 17s30-8 43-21c12-17 16-34 16-59 0-21-4-39-16-51-9-13-22-21-39-21-21 0-34 8-46 21-9 12-13 25-13 47z">
          <text:p/>
        </draw:path>
        <draw:path draw:style-name="gr3" draw:text-style-name="P3" draw:layer="layout" svg:width="0.182cm" svg:height="0.195cm" svg:x="8.234cm" svg:y="13.156cm" svg:viewBox="0 0 183 196" svg:d="M183 0l-76 196h-29l-78-196h34l52 141c4 13 4 22 9 30 0-8 4-17 4-25l51-146z">
          <text:p/>
        </draw:path>
        <draw:path draw:style-name="gr3" draw:text-style-name="P3" draw:layer="layout" svg:width="0.152cm" svg:height="0.204cm" svg:x="8.438cm" svg:y="13.152cm" svg:viewBox="0 0 153 205" svg:d="M153 200h-35v-29c-12 21-33 34-59 34-17 0-34-5-47-17-8-9-12-21-12-38 0-39 21-61 63-65l55-8c0-34-12-51-38-51-21 0-42 8-63 25v-34c21-8 42-17 68-17 42 0 68 26 68 72zM118 102l-46 4c-13 5-26 9-30 13-8 4-13 13-13 25 0 14 5 18 13 27 4 4 13 8 26 8 17 0 29-4 38-17 8-8 12-26 12-43z">
          <text:p/>
        </draw:path>
        <draw:polygon draw:style-name="gr3" draw:text-style-name="P3" draw:layer="layout" svg:width="0.034cm" svg:height="0.287cm" svg:x="8.644cm" svg:y="13.064cm" svg:viewBox="0 0 35 288" draw:points="0,0 35,0 35,288 0,288">
          <text:p/>
        </draw:polygon>
        <draw:path draw:style-name="gr3" draw:text-style-name="P3" draw:layer="layout" svg:width="0.161cm" svg:height="0.2cm" svg:x="8.739cm" svg:y="13.156cm" svg:viewBox="0 0 162 201" svg:d="M162 196h-30v-29h-4c-13 21-30 34-60 34-47 0-68-26-68-81v-120h29v112c0 42 18 63 48 63 17 0 30-4 38-17 8-12 17-25 17-42v-116h30z">
          <text:p/>
        </draw:path>
        <draw:path draw:style-name="gr3" draw:text-style-name="P3" draw:layer="layout" svg:width="0.169cm" svg:height="0.204cm" svg:x="8.951cm" svg:y="13.152cm" svg:viewBox="0 0 170 205" svg:d="M170 111h-141c0 21 9 39 17 51 13 13 26 17 48 17 21 0 42-8 59-21v30c-17 12-38 17-69 17-25 0-46-9-63-26s-21-43-21-77c0-30 8-55 25-72 17-21 38-30 64-30s43 9 60 26c13 17 21 38 21 68zM136 85c0-21-4-34-13-42-8-13-21-17-34-17-17 0-30 8-39 17-12 8-17 25-21 42z">
          <text:p/>
        </draw:path>
        <draw:path draw:style-name="gr3" draw:text-style-name="P3" draw:layer="layout" svg:width="0.038cm" svg:height="0.284cm" svg:x="9.268cm" svg:y="13.067cm" svg:viewBox="0 0 39 285" svg:d="M17 43c-4 0-8-4-12-9-5-4-5-8-5-12 0-9 0-13 5-17 4-5 8-5 12-5 10 0 14 0 18 5 4 4 4 8 4 17 0 4 0 8-4 12-4 5-8 9-18 9zM35 285h-30v-196h30z">
          <text:p/>
        </draw:path>
        <draw:path draw:style-name="gr3" draw:text-style-name="P3" draw:layer="layout" svg:width="0.128cm" svg:height="0.204cm" svg:x="9.353cm" svg:y="13.152cm" svg:viewBox="0 0 129 205" svg:d="M0 192v-34c18 13 39 21 56 21 31 0 44-8 44-29 0-6 0-10-5-14 0-4-4-4-8-9-4-4-8-4-13-8-9 0-13-4-18-4-12-4-17-9-25-13-4-4-13-4-17-13-4-4-4-8-8-12-6-5-6-13-6-22 0-8 6-17 10-21 4-8 8-13 17-21 4-4 12-4 21-9 8-4 22-4 31-4 16 0 29 4 42 9v34c-13-13-30-17-47-17-9 0-13 0-18 4-4 0-8 0-12 4-5 4-5 4-9 9 0 4 0 8 0 12s0 9 0 13c4 4 4 4 9 9 4 4 8 4 12 8 9 0 14 4 18 4 9 5 17 9 26 13 4 0 12 4 17 9 4 4 8 12 12 16 0 5 0 13 0 23 0 8 0 17-4 25-4 4-8 13-17 17-8 4-17 8-25 8-9 5-18 5-31 5-17 0-34-5-52-13z">
          <text:p/>
        </draw:path>
        <draw:path draw:style-name="gr3" draw:text-style-name="P3" draw:layer="layout" svg:width="0.178cm" svg:height="0.293cm" svg:x="9.625cm" svg:y="13.152cm" svg:viewBox="0 0 179 294" svg:d="M179 183c0 72-34 111-103 111-26 0-47-9-64-17v-30c21 13 43 17 64 17 48 0 73-25 73-76v-21h-4c-13 25-34 38-64 38-26 0-48-9-60-26-17-17-21-42-21-68 0-34 8-60 21-81 17-21 38-30 68-30 26 0 43 13 56 34h4v-30h30zM149 111v-26c0-17-9-30-17-42-13-9-25-17-38-17-23 0-35 8-48 21-8 17-17 34-17 59 0 21 4 39 17 52 9 13 25 21 43 21s30-8 43-17c8-12 17-30 17-51z">
          <text:p/>
        </draw:path>
        <draw:path draw:style-name="gr3" draw:text-style-name="P3" draw:layer="layout" svg:width="0.102cm" svg:height="0.199cm" svg:x="9.866cm" svg:y="13.152cm" svg:viewBox="0 0 103 200" svg:d="M103 38c-9-4-13-8-26-8s-26 8-35 21c-8 13-12 30-12 52v97h-30v-196h30v43c4-17 12-26 21-34 9-9 21-13 30-13s18 4 22 4z">
          <text:p/>
        </draw:path>
        <draw:path draw:style-name="gr3" draw:text-style-name="P3" draw:layer="layout" svg:width="0.165cm" svg:height="0.204cm" svg:x="9.989cm" svg:y="13.152cm" svg:viewBox="0 0 166 205" svg:d="M166 111h-136c0 21 8 39 17 51 12 13 25 17 46 17s43-8 60-21v30c-17 12-39 17-68 17-26 0-47-9-64-26s-21-43-21-77c0-30 9-55 26-72 16-21 38-30 63-30s42 9 59 26c14 17 18 38 18 68zM136 85c0-21-5-34-13-42-9-13-21-17-34-17-17 0-30 8-38 17-13 8-17 25-21 42z">
          <text:p/>
        </draw:path>
        <draw:path draw:style-name="gr3" draw:text-style-name="P3" draw:layer="layout" svg:width="0.153cm" svg:height="0.204cm" svg:x="10.188cm" svg:y="13.152cm" svg:viewBox="0 0 154 205" svg:d="M154 200h-30v-29c-13 21-34 34-60 34-21 0-34-5-47-17-12-9-17-21-17-38 0-40 22-61 64-65l60-9c0-33-13-50-38-50-26 0-48 8-64 25v-34c16-8 38-17 64-17 47 0 68 26 68 72zM124 102l-46 4c-14 4-27 9-35 13-5 4-9 13-9 25 0 14 0 18 9 27 8 4 17 8 25 8 18 0 31-4 39-17 13-8 17-26 17-43z">
          <text:p/>
        </draw:path>
        <draw:path draw:style-name="gr3" draw:text-style-name="P3" draw:layer="layout" svg:width="0.11cm" svg:height="0.255cm" svg:x="10.379cm" svg:y="13.101cm" svg:viewBox="0 0 111 256" svg:d="M111 251c-4 0-17 5-25 5-34 0-51-17-51-56v-119h-35v-26h35v-46l30-9v55h46v26h-46v110c0 13 0 26 4 30 8 4 13 8 25 8 9 0 13-4 17-8z">
          <text:p/>
        </draw:path>
        <draw:path draw:style-name="gr3" draw:text-style-name="P3" draw:layer="layout" svg:width="0.169cm" svg:height="0.204cm" svg:x="10.519cm" svg:y="13.152cm" svg:viewBox="0 0 170 205" svg:d="M170 111h-136c0 21 4 39 18 51 8 13 25 17 46 17 22 0 43-8 60-21v30c-17 12-38 17-68 17s-52-9-65-26c-17-17-25-43-25-77 0-30 8-55 25-72 17-21 40-30 65-30s47 9 59 26c13 17 21 38 21 68zM141 85c0-21-4-34-17-42-9-13-17-17-34-17-13 0-25 8-38 17-10 8-18 25-18 42z">
          <text:p/>
        </draw:path>
        <draw:path draw:style-name="gr3" draw:text-style-name="P3" draw:layer="layout" svg:width="0.102cm" svg:height="0.199cm" svg:x="10.735cm" svg:y="13.152cm" svg:viewBox="0 0 103 200" svg:d="M103 38c-4-4-13-8-21-8-17 0-26 8-34 21-9 13-13 30-13 52v97h-35v-196h35v43c4-17 9-26 17-34 13-9 21-13 34-13 8 0 13 4 17 4z">
          <text:p/>
        </draw:path>
        <draw:path draw:style-name="gr3" draw:text-style-name="P3" draw:layer="layout" svg:width="0.111cm" svg:height="0.255cm" svg:x="10.955cm" svg:y="13.101cm" svg:viewBox="0 0 112 256" svg:d="M112 251c-5 0-18 5-27 5-34 0-55-17-55-56v-119h-30v-26h30v-46l34-9v55h48v26h-48v110c0 13 0 26 4 30 5 4 13 8 26 8 4 0 13-4 18-8z">
          <text:p/>
        </draw:path>
        <draw:path draw:style-name="gr3" draw:text-style-name="P3" draw:layer="layout" svg:width="0.161cm" svg:height="0.288cm" svg:x="11.108cm" svg:y="13.063cm" svg:viewBox="0 0 162 289" svg:d="M162 289h-29v-110c0-42-17-63-47-63-13 0-25 8-38 17-9 12-13 29-13 46v110h-35v-289h35v128c13-25 34-38 64-38 42 0 63 26 63 81z">
          <text:p/>
        </draw:path>
        <draw:path draw:style-name="gr3" draw:text-style-name="P3" draw:layer="layout" svg:width="0.152cm" svg:height="0.204cm" svg:x="11.316cm" svg:y="13.152cm" svg:viewBox="0 0 153 205" svg:d="M153 200h-33v-29c-13 21-34 34-60 34-17 0-34-5-47-17-9-9-13-21-13-38 0-39 22-61 64-65l56-8c0-34-13-51-39-51-21 0-42 8-63 25v-34c21-8 42-17 68-17 42 0 67 26 67 72zM120 102l-47 4c-13 5-25 9-30 13-8 4-13 13-13 25 0 14 5 18 13 27 5 4 13 8 26 8 17 0 29-4 38-17 8-8 13-26 13-43z">
          <text:p/>
        </draw:path>
        <draw:path draw:style-name="gr3" draw:text-style-name="P3" draw:layer="layout" svg:width="0.161cm" svg:height="0.199cm" svg:x="11.528cm" svg:y="13.152cm" svg:viewBox="0 0 162 200" svg:d="M162 200h-35v-110c0-43-13-64-42-64-18 0-30 8-39 17-12 12-17 29-17 47v110h-29v-196h29v34c17-25 38-38 64-38 21 0 38 9 51 21 9 13 18 34 18 60z">
          <text:p/>
        </draw:path>
        <draw:path draw:style-name="gr3" draw:text-style-name="P3" draw:layer="layout" svg:width="0.195cm" svg:height="0.204cm" svg:x="11.837cm" svg:y="13.152cm" svg:viewBox="0 0 196 205" svg:d="M99 205c-31 0-52-9-69-26-21-21-30-43-30-73 0-34 13-59 30-76 17-21 42-30 73-30 29 0 51 9 68 26 16 21 25 42 25 76 0 30-9 56-30 73-17 21-38 30-67 30zM99 26c-18 0-35 8-48 21-13 12-17 34-17 55 0 25 4 42 17 56 13 13 30 21 48 21 21 0 38-8 46-21 13-14 17-31 17-56s-4-43-17-55c-8-13-25-21-46-21z">
          <text:p/>
        </draw:path>
        <draw:path draw:style-name="gr3" draw:text-style-name="P3" draw:layer="layout" svg:width="0.16cm" svg:height="0.2cm" svg:x="12.075cm" svg:y="13.156cm" svg:viewBox="0 0 161 201" svg:d="M161 196h-29v-29c-13 21-34 34-59 34-47 0-73-26-73-81v-120h34v112c0 42 13 63 47 63 13 0 25-4 34-17 13-12 17-25 17-42v-116h29z">
          <text:p/>
        </draw:path>
        <draw:path draw:style-name="gr3" draw:text-style-name="P3" draw:layer="layout" svg:width="0.102cm" svg:height="0.199cm" svg:x="12.299cm" svg:y="13.152cm" svg:viewBox="0 0 103 200" svg:d="M103 38c-4-4-13-8-26-8s-22 8-34 21c-9 13-13 30-13 52v97h-30v-196h30v43c8-17 13-26 21-34 8-9 21-13 31-13 8 0 17 4 21 4z">
          <text:p/>
        </draw:path>
        <draw:path draw:style-name="gr3" draw:text-style-name="P3" draw:layer="layout" svg:width="0.153cm" svg:height="0.204cm" svg:x="12.528cm" svg:y="13.152cm" svg:viewBox="0 0 154 205" svg:d="M154 200h-30v-29h-4c-13 21-34 34-60 34-17 0-34-5-42-17-14-9-18-21-18-38 0-39 22-61 65-65l59-8c0-34-17-51-43-51-21 0-42 8-63 25v-34c21-8 42-17 68-17 42 0 68 26 68 72zM124 102l-51 4c-13 5-21 9-30 13-8 4-12 13-12 25 0 14 4 18 12 27 5 4 13 8 26 8 17 0 29-4 38-17 8-8 17-26 17-43z">
          <text:p/>
        </draw:path>
        <draw:polygon draw:style-name="gr3" draw:text-style-name="P3" draw:layer="layout" svg:width="0.033cm" svg:height="0.287cm" svg:x="12.738cm" svg:y="13.064cm" svg:viewBox="0 0 34 288" draw:points="0,0 34,0 34,288 0,288">
          <text:p/>
        </draw:polygon>
        <draw:path draw:style-name="gr3" draw:text-style-name="P3" draw:layer="layout" svg:width="0.178cm" svg:height="0.289cm" svg:x="12.833cm" svg:y="13.152cm" svg:viewBox="0 0 179 290" svg:d="M30 170v120h-30v-286h30v34c17-25 38-38 69-38 25 0 46 9 59 26s21 42 21 72c0 29-8 59-25 76-13 21-34 30-64 30-26 0-43-9-60-34zM30 94v25c0 17 4 30 17 42 8 13 21 17 39 17 21 0 34-8 47-21 8-17 17-34 17-59 0-21-9-39-17-51-9-13-26-21-43-21-18 0-30 8-43 21-9 12-17 25-17 47z">
          <text:p/>
        </draw:path>
        <draw:path draw:style-name="gr3" draw:text-style-name="P3" draw:layer="layout" svg:width="0.161cm" svg:height="0.288cm" svg:x="13.062cm" svg:y="13.063cm" svg:viewBox="0 0 162 289" svg:d="M162 289h-34v-110c0-42-12-63-42-63-17 0-31 8-39 17-13 12-17 29-17 46v110h-30v-289h30v128c17-25 39-38 64-38 47 0 68 26 68 81z">
          <text:p/>
        </draw:path>
        <draw:path draw:style-name="gr3" draw:text-style-name="P3" draw:layer="layout" svg:width="0.153cm" svg:height="0.204cm" svg:x="13.265cm" svg:y="13.152cm" svg:viewBox="0 0 154 205" svg:d="M154 200h-30v-29c-12 21-33 34-59 34-21 0-35-5-48-17-8-9-17-21-17-38 0-40 22-61 65-65l59-9c0-33-12-50-38-50-25 0-46 8-64 25v-34c18-8 39-17 64-17 47 0 68 26 68 72zM124 102l-46 4c-13 4-26 9-34 13-4 4-10 13-10 25 0 14 6 18 10 27 8 4 17 8 29 8 13 0 26-4 39-17 8-8 12-26 12-43z">
          <text:p/>
        </draw:path>
        <draw:path draw:style-name="gr3" draw:text-style-name="P3" draw:layer="layout" svg:width="0.271cm" svg:height="0.195cm" svg:x="13.558cm" svg:y="13.156cm" svg:viewBox="0 0 272 196" svg:d="M272 0l-59 196h-30l-42-141c0-4 0-8 0-16h-4c0 4 0 8-5 16l-43 141h-30l-59-196h34l38 150c0 4 4 8 4 17 0-9 0-13 5-17l46-150h27l42 150c0 4 0 8 0 17h4c0-4 0-13 0-17l43-150z">
          <text:p/>
        </draw:path>
        <draw:path draw:style-name="gr3" draw:text-style-name="P3" draw:layer="layout" svg:width="0.162cm" svg:height="0.288cm" svg:x="13.867cm" svg:y="13.063cm" svg:viewBox="0 0 163 289" svg:d="M163 289h-34v-110c0-42-13-63-43-63-17 0-30 8-39 17-12 12-17 29-17 46v110h-30v-289h30v128c17-25 39-38 65-38 42 0 68 26 68 81z">
          <text:p/>
        </draw:path>
        <draw:path draw:style-name="gr3" draw:text-style-name="P3" draw:layer="layout" svg:width="0.043cm" svg:height="0.283cm" svg:x="14.079cm" svg:y="13.068cm" svg:viewBox="0 0 44 284" svg:d="M22 42c-4 0-8-4-13-9-4-4-9-8-9-12 0-9 5-13 9-17 5-4 9-4 13-4 5 0 13 0 17 4 5 4 5 8 5 17 0 4 0 8-5 12-4 5-12 9-17 9zM39 284h-34v-196h34z">
          <text:p/>
        </draw:path>
        <draw:path draw:style-name="gr3" draw:text-style-name="P3" draw:layer="layout" svg:width="0.148cm" svg:height="0.204cm" svg:x="14.164cm" svg:y="13.152cm" svg:viewBox="0 0 149 205" svg:d="M149 192c-17 8-34 13-56 13-25 0-50-9-67-26-17-21-26-43-26-73 0-29 13-55 30-76s42-30 72-30c18 0 35 4 47 9v34c-12-13-29-17-47-17-21 0-38 8-51 21-13 17-17 34-17 59 0 21 4 38 17 52 13 13 30 21 51 21 18 0 30-4 47-17z">
          <text:p/>
        </draw:path>
        <draw:path draw:style-name="gr3" draw:text-style-name="P3" draw:layer="layout" svg:width="0.161cm" svg:height="0.288cm" svg:x="14.359cm" svg:y="13.063cm" svg:viewBox="0 0 162 289" svg:d="M162 289h-30v-110c0-42-17-63-47-63-17 0-30 8-38 17-13 12-17 29-17 46v110h-30v-289h30v128c17-25 38-38 63-38 48 0 69 26 69 81z">
          <text:p/>
        </draw:path>
        <draw:path draw:style-name="gr3" draw:text-style-name="P3" draw:layer="layout" svg:width="0.038cm" svg:height="0.284cm" svg:x="14.681cm" svg:y="13.067cm" svg:viewBox="0 0 39 285" svg:d="M22 43c-8 0-12-4-18-9-4-4-4-8-4-12 0-9 0-13 4-17 6-5 10-5 18-5 5 0 9 0 13 5 4 4 4 8 4 17 0 4 0 8-4 12-4 5-8 9-13 9zM35 285h-31v-196h31z">
          <text:p/>
        </draw:path>
        <draw:path draw:style-name="gr3" draw:text-style-name="P3" draw:layer="layout" svg:width="0.131cm" svg:height="0.204cm" svg:x="14.766cm" svg:y="13.152cm" svg:viewBox="0 0 132 205" svg:d="M0 192v-34c17 13 38 21 55 21 30 0 43-8 43-29 0-6 0-10-5-14 0-4-4-4-8-9-4-4-9-4-13-8-4 0-13-4-17-4-8-4-17-9-25-13-4-4-9-4-17-13-4-4-4-8-9-12 0-5-4-13-4-22 0-8 4-17 9-21 4-8 8-13 17-21 4-4 12-4 21-9 8-4 21-4 29-4 17 0 31 4 48 9v34c-17-13-35-17-52-17-4 0-13 0-17 4-4 0-8 0-13 4 0 4-4 4-4 9-4 4-4 8-4 12s0 9 4 13c0 4 4 4 4 9 5 4 9 4 13 8 9 0 13 4 21 4 9 5 13 9 22 13 9 0 13 4 17 9 5 4 9 12 13 16 0 5 4 13 4 23 0 8-4 17-8 25-4 4-9 13-17 17-9 4-14 8-26 8-9 5-17 5-26 5-21 0-38-5-55-13z">
          <text:p/>
        </draw:path>
        <draw:path draw:style-name="gr3" draw:text-style-name="P3" draw:layer="layout" svg:width="0.132cm" svg:height="0.204cm" svg:x="15.037cm" svg:y="13.152cm" svg:viewBox="0 0 133 205" svg:d="M0 192v-34c17 13 38 21 55 21 30 0 44-8 44-29 0-6 0-10-6-14 0-4-4-4-8-9-4-4-8-4-13-8-8 0-12-4-17-4-8-4-17-9-25-13-4-4-13-4-17-13-4-4-4-8-8-12 0-5-5-13-5-22 0-8 5-17 9-21 4-8 8-13 17-21 4-4 12-4 21-9 8-4 21-4 30-4 16 0 30 4 47 9v34c-17-13-35-17-52-17-4 0-12 0-17 4-4 0-8 0-12 4 0 4-5 4-5 9-4 4-4 8-4 12s0 9 4 13c0 4 5 4 5 9 4 4 8 4 12 8 9 0 13 4 22 4 8 5 12 9 22 13 8 0 12 4 17 9 4 4 8 12 12 16 0 5 5 13 5 23 0 8-5 17-9 25-4 4-8 13-17 17-8 4-14 8-26 8-9 5-17 5-26 5-21 0-38-5-55-13z">
          <text:p/>
        </draw:path>
        <draw:path draw:style-name="gr3" draw:text-style-name="P3" draw:layer="layout" svg:width="0.169cm" svg:height="0.204cm" svg:x="15.203cm" svg:y="13.152cm" svg:viewBox="0 0 170 205" svg:d="M170 111h-141c0 21 9 39 17 51 13 13 30 17 48 17 21 0 42-8 63-21v30c-17 12-42 17-68 17-30 0-51-9-68-26-13-17-21-43-21-77 0-30 8-55 25-72 17-21 38-30 64-30s47 9 60 26 21 38 21 68zM136 85c0-21-4-34-13-42-8-13-21-17-34-17-17 0-30 8-38 17-9 8-17 25-22 42z">
          <text:p/>
        </draw:path>
        <draw:path draw:style-name="gr3" draw:text-style-name="P3" draw:layer="layout" svg:width="0.115cm" svg:height="0.255cm" svg:x="15.393cm" svg:y="13.101cm" svg:viewBox="0 0 116 256" svg:d="M116 251c-9 0-17 5-30 5-35 0-52-17-52-56v-119h-34v-26h34v-46l35-9v55h47v26h-47v110c0 13 0 26 4 30 5 4 13 8 22 8 8 0 17-4 21-8z">
          <text:p/>
        </draw:path>
        <draw:path draw:style-name="gr3" draw:text-style-name="P3" draw:layer="layout" svg:width="0.156cm" svg:height="0.204cm" svg:x="15.64cm" svg:y="13.152cm" svg:viewBox="0 0 157 205" svg:d="M157 200h-34v-29c-12 21-34 34-59 34-21 0-35-5-48-17-8-9-16-21-16-38 0-40 25-61 68-65l55-9c0-33-12-50-38-50-25 0-46 8-64 25v-34c18-8 43-17 68-17 43 0 68 26 68 72zM123 102l-46 4c-13 4-26 9-30 13-8 4-14 13-14 25 0 14 6 18 10 27 8 4 17 8 30 8 12 0 25-4 38-17 8-8 12-26 12-43z">
          <text:p/>
        </draw:path>
        <draw:path draw:style-name="gr3" draw:text-style-name="P3" draw:layer="layout" svg:width="0.114cm" svg:height="0.255cm" svg:x="15.83cm" svg:y="13.101cm" svg:viewBox="0 0 115 256" svg:d="M115 251c-8 0-17 5-29 5-35 0-52-17-52-56v-119h-34v-26h34v-46l30-9v55h51v26h-51v110c0 13 4 26 8 30 5 4 14 8 22 8 9 0 13-4 21-8z">
          <text:p/>
        </draw:path>
        <draw:path draw:style-name="gr3" draw:text-style-name="P3" draw:layer="layout" svg:width="0.178cm" svg:height="0.28cm" svg:x="16.076cm" svg:y="13.076cm" svg:viewBox="0 0 179 281" svg:d="M179 140c0 21-4 43-9 60 0 17-8 34-16 43-9 12-18 21-26 29-13 4-26 9-42 9-13 0-26-5-34-9-13-4-23-13-31-25-4-13-13-26-17-43 0-16-4-39-4-60s4-42 8-64c0-16 9-33 17-42 10-13 18-25 27-30 12-4 25-8 42-8 55 0 85 47 85 140zM145 140c0-76-17-115-55-115s-55 39-55 119c0 73 17 111 55 111s55-38 55-115z">
          <text:p/>
        </draw:path>
        <draw:path draw:style-name="gr3" draw:text-style-name="P3" draw:layer="layout" svg:width="0.042cm" svg:height="0.043cm" svg:x="16.292cm" svg:y="13.313cm" svg:viewBox="0 0 43 44" svg:d="M21 44c-8 0-13-5-17-5-4-4-4-12-4-18 0-4 0-12 4-16 4-5 9-5 17-5 4 0 10 0 14 5 4 4 8 12 8 16 0 6-4 14-8 18-4 0-10 5-14 5z">
          <text:p/>
        </draw:path>
        <draw:path draw:style-name="gr3" draw:text-style-name="P3" draw:layer="layout" svg:width="0.178cm" svg:height="0.28cm" svg:x="16.368cm" svg:y="13.076cm" svg:viewBox="0 0 179 281" svg:d="M179 140c0 21 0 43-4 60s-13 34-17 43c-8 12-21 21-30 29-12 4-25 9-39 9-17 0-25-5-38-9-8-4-21-13-25-25-9-13-13-26-17-43-5-16-9-39-9-60s4-42 9-64c4-16 8-33 17-42 8-13 17-25 30-30 8-4 25-8 38-8 56 0 85 47 85 140zM150 140c0-76-22-115-56-115-38 0-60 39-60 119 0 73 17 111 55 111 39 0 61-38 61-115z">
          <text:p/>
        </draw:path>
        <draw:path draw:style-name="gr3" draw:text-style-name="P3" draw:layer="layout" svg:width="0.153cm" svg:height="0.276cm" svg:x="16.593cm" svg:y="13.08cm" svg:viewBox="0 0 154 277" svg:d="M154 187c0 17 0 25-5 38-4 8-12 21-21 25-8 10-17 18-30 22-12 5-25 5-38 5-26 0-47-5-60-13v-31c21 9 38 17 60 17 9 0 17 0 26-4 8-4 12-8 21-13 4-4 8-12 13-17 0-8 4-17 4-25 0-17-9-34-17-42-13-9-30-18-55-18 0 0-5 0-10 5-4 0-8 0-13 0-4 0-8 0-12 0s-9 0-13 0l13-136h124v26h-99l-4 80c4 0 9 0 14 0 4 0 8 0 13 0 12 0 25 4 38 4 8 5 21 13 29 17 5 9 13 17 17 26 5 13 5 21 5 34z">
          <text:p/>
        </draw:path>
        <draw:path draw:style-name="gr3" draw:text-style-name="P3" draw:layer="layout" svg:width="0.042cm" svg:height="0.043cm" svg:x="16.792cm" svg:y="13.313cm" svg:viewBox="0 0 43 44" svg:d="M21 44c-4 0-8-5-12-5-5-4-9-12-9-18 0-4 4-12 9-16 4-5 8-5 12-5 10 0 14 0 18 5 4 4 4 12 4 16 0 6 0 14-4 18-4 0-8 5-18 5z">
          <text:p/>
        </draw:path>
        <draw:polygon draw:style-name="gr3" draw:text-style-name="P3" draw:layer="layout" svg:width="0.191cm" svg:height="0.271cm" svg:x="16.97cm" svg:y="13.08cm" svg:viewBox="0 0 192 272" draw:points="192,30 111,30 111,272 82,272 82,30 0,30 0,0 192,0">
          <text:p/>
        </draw:polygon>
        <draw:path draw:style-name="gr3" draw:text-style-name="P3" draw:layer="layout" svg:width="0.161cm" svg:height="0.288cm" svg:x="17.199cm" svg:y="13.063cm" svg:viewBox="0 0 162 289" svg:d="M162 289h-34v-110c0-42-12-63-43-63-17 0-30 8-38 17-13 12-17 29-17 46v110h-30v-289h30v128c17-25 38-38 63-38 48 0 69 26 69 81z">
          <text:p/>
        </draw:path>
        <draw:path draw:style-name="gr3" draw:text-style-name="P3" draw:layer="layout" svg:width="0.17cm" svg:height="0.204cm" svg:x="17.402cm" svg:y="13.152cm" svg:viewBox="0 0 171 205" svg:d="M171 111h-137c0 21 9 39 17 51 13 13 26 17 48 17 21 0 42-8 59-21v30c-17 12-38 17-67 17-27 0-48-9-65-26s-26-43-26-77c0-30 9-55 30-72 17-21 38-30 65-30 25 0 42 9 55 26 17 17 21 38 21 68zM141 85c0-21-4-34-12-42-9-13-21-17-38-17-14 0-27 8-35 17-13 8-17 25-22 42z">
          <text:p/>
        </draw:path>
        <draw:path draw:style-name="gr3" draw:text-style-name="P3" draw:layer="layout" svg:width="0.101cm" svg:height="0.199cm" svg:x="17.619cm" svg:y="13.152cm" svg:viewBox="0 0 102 200" svg:d="M102 38c-4-4-12-8-21-8-12 0-25 8-34 21-8 13-12 30-12 52v97h-35v-196h35v43c4-17 12-26 21-34 8-9 17-13 30-13 8 0 12 4 16 4z">
          <text:p/>
        </draw:path>
        <draw:path draw:style-name="gr3" draw:text-style-name="P3" draw:layer="layout" svg:width="0.169cm" svg:height="0.204cm" svg:x="17.742cm" svg:y="13.152cm" svg:viewBox="0 0 170 205" svg:d="M170 111h-136c0 21 4 39 16 51 13 13 26 17 48 17 21 0 42-8 60-21v30c-18 12-39 17-68 17-27 0-52-9-65-26-17-17-25-43-25-77 0-30 8-55 25-72 17-21 38-30 65-30 25 0 46 9 59 26 17 17 21 38 21 68zM140 85c0-21-4-34-12-42-9-13-22-17-38-17-14 0-27 8-40 17-8 8-12 25-16 42z">
          <text:p/>
        </draw:path>
        <draw:path draw:style-name="gr3" draw:text-style-name="P3" draw:layer="layout" svg:width="0.118cm" svg:height="0.292cm" svg:x="17.937cm" svg:y="13.059cm" svg:viewBox="0 0 119 293" svg:d="M119 34c-8-4-13-9-21-9-21 0-34 17-34 43v29h47v26h-47v170h-30v-170h-34v-26h34v-29c0-21 4-38 16-51 14-8 27-17 48-17 8 0 17 0 21 4z">
          <text:p/>
        </draw:path>
        <draw:path draw:style-name="gr3" draw:text-style-name="P3" draw:layer="layout" svg:width="0.191cm" svg:height="0.204cm" svg:x="18.068cm" svg:y="13.152cm" svg:viewBox="0 0 192 205" svg:d="M94 205c-30 0-52-9-68-26-17-21-26-43-26-73 0-34 9-59 26-76 16-21 42-30 73-30 29 0 50 9 67 26 17 21 26 42 26 76 0 30-9 56-26 73-17 21-42 30-72 30zM99 26c-23 0-40 8-52 21-9 12-17 34-17 55 0 25 8 42 17 56 12 13 29 21 52 21 16 0 33-8 46-21 9-14 13-31 13-56s-4-43-13-55c-13-13-30-21-46-21z">
          <text:p/>
        </draw:path>
        <draw:path draw:style-name="gr3" draw:text-style-name="P3" draw:layer="layout" svg:width="0.097cm" svg:height="0.199cm" svg:x="18.31cm" svg:y="13.152cm" svg:viewBox="0 0 98 200" svg:d="M98 38c-4-4-13-8-21-8-14 0-26 8-35 21-8 13-13 30-13 52v97h-29v-196h29v43c5-17 13-26 22-34 8-9 16-13 30-13 9 0 13 4 17 4z">
          <text:p/>
        </draw:path>
        <draw:path draw:style-name="gr3" draw:text-style-name="P3" draw:layer="layout" svg:width="0.17cm" svg:height="0.204cm" svg:x="18.428cm" svg:y="13.152cm" svg:viewBox="0 0 171 205" svg:d="M171 111h-137c0 21 4 39 17 51 13 13 25 17 48 17 21 0 42-8 59-21v30c-17 12-38 17-68 17-26 0-47-9-64-26s-26-43-26-77c0-30 9-55 26-72 17-21 38-30 64-30s47 9 60 26c17 17 21 38 21 68zM141 85c0-21-4-34-12-42-9-13-22-17-39-17-14 0-26 8-35 17-12 8-17 25-21 42z">
          <text:p/>
        </draw:path>
        <draw:path draw:style-name="gr3" draw:text-style-name="P3" draw:layer="layout" svg:width="0.271cm" svg:height="0.195cm" svg:x="18.725cm" svg:y="13.156cm" svg:viewBox="0 0 272 196" svg:d="M272 0l-59 196h-30l-42-141c0-4 0-8 0-16-4 4-4 8-4 16l-48 141h-30l-59-196h34l38 150c4 4 4 8 4 17 0-9 5-13 5-17l47-150h26l42 150c0 4 0 8 4 17 0-4 0-13 4-17l39-150z">
          <text:p/>
        </draw:path>
        <draw:path draw:style-name="gr3" draw:text-style-name="P3" draw:layer="layout" svg:width="0.169cm" svg:height="0.204cm" svg:x="19.022cm" svg:y="13.152cm" svg:viewBox="0 0 170 205" svg:d="M170 111h-141c0 21 9 39 17 51 13 13 30 17 47 17 21 0 42-8 59-21v30c-17 12-38 17-68 17-25 0-46-9-63-26s-21-43-21-77c0-30 8-55 25-72 17-21 38-30 64-30 25 0 42 9 59 26 14 17 22 38 22 68zM135 85c0-21-4-34-13-42-8-13-21-17-33-17-17 0-30 8-38 17-13 8-17 25-22 42z">
          <text:p/>
        </draw:path>
        <draw:path draw:style-name="gr3" draw:text-style-name="P3" draw:layer="layout" svg:width="0.144cm" svg:height="0.204cm" svg:x="19.331cm" svg:y="13.152cm" svg:viewBox="0 0 145 205" svg:d="M145 192c-17 8-34 13-55 13-25 0-47-9-64-26-17-21-26-43-26-73s9-55 26-76 43-30 73-30c17 0 34 4 46 9v34c-12-13-29-17-46-17-22 0-34 8-47 21-14 17-22 34-22 59 0 21 8 38 18 52 13 13 29 21 51 21 17 0 29-4 46-17z">
          <text:p/>
        </draw:path>
        <draw:path draw:style-name="gr3" draw:text-style-name="P3" draw:layer="layout" svg:width="0.191cm" svg:height="0.204cm" svg:x="19.509cm" svg:y="13.152cm" svg:viewBox="0 0 192 205" svg:d="M93 205c-29 0-51-9-68-26-16-21-25-43-25-73 0-34 9-59 25-76 17-21 43-30 73-30 29 0 51 9 68 26 17 21 26 42 26 76 0 30-9 56-26 73-17 21-43 30-73 30zM98 26c-21 0-38 8-47 21-13 12-21 34-21 55 0 25 8 42 21 56 9 13 26 21 47 21 17 0 34-8 46-21 9-14 18-31 18-56s-9-43-18-55c-12-13-29-21-46-21z">
          <text:p/>
        </draw:path>
        <draw:path draw:style-name="gr3" draw:text-style-name="P3" draw:layer="layout" svg:width="0.161cm" svg:height="0.199cm" svg:x="19.751cm" svg:y="13.152cm" svg:viewBox="0 0 162 200" svg:d="M162 200h-35v-110c0-43-13-64-42-64-18 0-30 8-39 17-12 12-17 29-17 47v110h-29v-196h29v34c17-25 38-38 64-38 21 0 38 9 52 21 8 13 17 34 17 60z">
          <text:p/>
        </draw:path>
        <draw:path draw:style-name="gr3" draw:text-style-name="P3" draw:layer="layout" svg:width="0.149cm" svg:height="0.204cm" svg:x="19.954cm" svg:y="13.152cm" svg:viewBox="0 0 150 205" svg:d="M150 192c-17 8-34 13-56 13-26 0-47-9-68-26-17-21-26-43-26-73 0-29 13-55 30-76s42-30 73-30c17 0 34 4 47 9v34c-13-13-30-17-47-17-22 0-39 8-52 21-13 17-17 34-17 59 0 21 4 38 17 52 13 13 30 21 52 21 17 0 30-4 47-17z">
          <text:p/>
        </draw:path>
        <draw:polygon draw:style-name="gr3" draw:text-style-name="P3" draw:layer="layout" svg:width="0.034cm" svg:height="0.287cm" svg:x="20.15cm" svg:y="13.064cm" svg:viewBox="0 0 35 288" draw:points="0,0 35,0 35,288 0,288">
          <text:p/>
        </draw:polygon>
        <draw:path draw:style-name="gr3" draw:text-style-name="P3" draw:layer="layout" svg:width="0.161cm" svg:height="0.2cm" svg:x="20.238cm" svg:y="13.156cm" svg:viewBox="0 0 162 201" svg:d="M162 196h-29v-29c-14 21-35 34-65 34-42 0-68-26-68-81v-120h30v112c0 42 17 63 51 63 12 0 25-4 34-17 12-12 18-25 18-42v-116h29z">
          <text:p/>
        </draw:path>
        <draw:path draw:style-name="gr3" draw:text-style-name="P3" draw:layer="layout" svg:width="0.178cm" svg:height="0.293cm" svg:x="20.45cm" svg:y="13.063cm" svg:viewBox="0 0 179 294" svg:d="M179 289h-30v-33c-17 25-38 38-68 38-26 0-47-9-60-26-12-17-21-42-21-73 0-29 9-55 26-76 12-21 33-30 63-30 27 0 48 13 60 34v-123h30zM149 200v-26c0-17-4-30-17-42-8-9-21-17-39-17-21 0-34 8-46 21-9 12-17 34-17 59 0 21 8 39 17 52 8 13 25 21 42 21s31-8 43-21c9-8 17-26 17-47z">
          <text:p/>
        </draw:path>
        <draw:path draw:style-name="gr3" draw:text-style-name="P3" draw:layer="layout" svg:width="0.17cm" svg:height="0.204cm" svg:x="20.679cm" svg:y="13.152cm" svg:viewBox="0 0 171 205" svg:d="M171 111h-140c0 21 8 39 21 51 8 13 25 17 42 17 21 0 43-8 64-21v30c-17 12-43 17-68 17-30 0-51-9-69-26-12-17-21-43-21-77 0-30 9-55 26-72 17-21 39-30 64-30s47 9 59 26c13 17 22 38 22 68zM137 85c0-21-5-34-13-42-9-13-21-17-34-17-17 0-30 8-38 17-9 8-17 25-21 42z">
          <text:p/>
        </draw:path>
        <draw:path draw:style-name="gr3" draw:text-style-name="P3" draw:layer="layout" svg:width="0.114cm" svg:height="0.255cm" svg:x="20.976cm" svg:y="13.101cm" svg:viewBox="0 0 115 256" svg:d="M115 251c-8 0-17 5-29 5-35 0-52-17-52-56v-119h-34v-26h34v-46l35-9v55h46v26h-46v110c0 13 0 26 4 30s13 8 21 8c9 0 17-4 21-8z">
          <text:p/>
        </draw:path>
        <draw:path draw:style-name="gr3" draw:text-style-name="P3" draw:layer="layout" svg:width="0.161cm" svg:height="0.288cm" svg:x="21.133cm" svg:y="13.063cm" svg:viewBox="0 0 162 289" svg:d="M162 289h-30v-110c0-42-17-63-47-63-16 0-30 8-39 17-8 12-17 29-17 46v110h-29v-289h29v128c17-25 40-38 69-38 43 0 64 26 64 81z">
          <text:p/>
        </draw:path>
        <draw:path draw:style-name="gr3" draw:text-style-name="P3" draw:layer="layout" svg:width="0.157cm" svg:height="0.204cm" svg:x="21.336cm" svg:y="13.152cm" svg:viewBox="0 0 158 205" svg:d="M158 200h-34v-29c-14 21-35 34-60 34-22 0-34-5-47-17-9-9-17-21-17-38 0-40 21-61 68-65l56-9c0-33-14-50-39-50s-47 8-64 25v-34c17-8 43-17 64-17 48 0 73 26 73 72zM124 102l-48 4c-12 4-25 9-29 13-9 4-13 13-13 25 0 14 4 18 8 27 9 4 18 8 30 8 13 0 26-4 38-17 10-8 14-26 14-43z">
          <text:p/>
        </draw:path>
        <draw:path draw:style-name="gr3" draw:text-style-name="P3" draw:layer="layout" svg:width="0.114cm" svg:height="0.255cm" svg:x="21.527cm" svg:y="13.101cm" svg:viewBox="0 0 115 256" svg:d="M115 251c-8 0-17 5-30 5-34 0-51-17-51-56v-119h-34v-26h34v-46l29-9v55h52v26h-52v110c0 13 5 26 9 30 5 4 9 8 22 8 8 0 13-4 21-8z">
          <text:p/>
        </draw:path>
        <draw:path draw:style-name="gr3" draw:text-style-name="P3" draw:layer="layout" svg:width="0.115cm" svg:height="0.255cm" svg:x="21.764cm" svg:y="13.101cm" svg:viewBox="0 0 116 256" svg:d="M116 251c-9 0-17 5-30 5-35 0-52-17-52-56v-119h-34v-26h34v-46l30-9v55h52v26h-52v110c0 13 5 26 9 30 5 4 13 8 22 8 8 0 16-4 21-8z">
          <text:p/>
        </draw:path>
        <draw:path draw:style-name="gr3" draw:text-style-name="P3" draw:layer="layout" svg:width="0.161cm" svg:height="0.288cm" svg:x="21.921cm" svg:y="13.063cm" svg:viewBox="0 0 162 289" svg:d="M162 289h-34v-110c0-42-12-63-42-63-17 0-31 8-39 17-13 12-17 29-17 46v110h-30v-289h30v128c17-25 39-38 64-38 47 0 68 26 68 81z">
          <text:p/>
        </draw:path>
        <draw:path draw:style-name="gr3" draw:text-style-name="P3" draw:layer="layout" svg:width="0.17cm" svg:height="0.204cm" svg:x="22.124cm" svg:y="13.152cm" svg:viewBox="0 0 171 205" svg:d="M171 111h-137c0 21 5 39 17 51 13 13 26 17 47 17 22 0 43-8 60-21v30c-17 12-38 17-68 17-26 0-47-9-64-26s-26-43-26-77c0-30 9-55 26-72 17-21 38-30 64-30s47 9 60 26c17 17 21 38 21 68zM141 85c0-21-4-34-12-42-9-13-21-17-39-17-13 0-26 8-34 17-13 8-17 25-22 42z">
          <text:p/>
        </draw:path>
        <draw:path draw:style-name="gr3" draw:text-style-name="P3" draw:layer="layout" svg:width="0.101cm" svg:height="0.199cm" svg:x="22.341cm" svg:y="13.152cm" svg:viewBox="0 0 102 200" svg:d="M102 38c-4-4-12-8-21-8-13 0-25 8-34 21-8 13-12 30-12 52v97h-35v-196h35v43c4-17 12-26 21-34 8-9 17-13 29-13 9 0 13 4 17 4z">
          <text:p/>
        </draw:path>
        <draw:path draw:style-name="gr3" draw:text-style-name="P3" draw:layer="layout" svg:width="0.17cm" svg:height="0.204cm" svg:x="22.463cm" svg:y="13.152cm" svg:viewBox="0 0 171 205" svg:d="M171 111h-136c0 21 4 39 16 51 9 13 26 17 47 17 22 0 43-8 60-21v30c-17 12-38 17-68 17s-51-9-64-26c-17-17-26-43-26-77 0-30 9-55 26-72 17-21 38-30 64-30s47 9 60 26 21 38 21 68zM141 85c0-21-4-34-12-42-13-13-21-17-39-17-13 0-26 8-39 17-8 8-16 25-16 42z">
          <text:p/>
        </draw:path>
        <draw:path draw:style-name="gr3" draw:text-style-name="P3" draw:layer="layout" svg:width="0.043cm" svg:height="0.283cm" svg:x="22.781cm" svg:y="13.068cm" svg:viewBox="0 0 44 284" svg:d="M23 42c-5 0-9-4-13-9-4-4-10-8-10-12 0-9 6-13 10-17s8-4 13-4c4 0 12 0 12 4 5 4 9 8 9 17 0 4-4 8-9 12 0 5-8 9-12 9zM40 284h-34v-196h34z">
          <text:p/>
        </draw:path>
        <draw:path draw:style-name="gr3" draw:text-style-name="P3" draw:layer="layout" svg:width="0.128cm" svg:height="0.204cm" svg:x="22.87cm" svg:y="13.152cm" svg:viewBox="0 0 129 205" svg:d="M0 192v-34c17 13 34 21 57 21 25 0 42-8 42-29 0-6-4-10-4-14-4-4-9-4-13-9 0-4-8-4-13-8-4 0-8-4-18-4-8-4-17-9-21-13-8-4-13-4-17-13-4-4-8-8-8-12-5-5-5-13-5-22 0-8 0-17 5-21 4-8 12-13 17-21 8-4 16-4 25-9 10-4 18-4 27-4 17 0 33 4 46 9v34c-13-13-29-17-51-17-4 0-8 0-12 4-6 0-10 0-14 4-5 4-9 4-9 9 0 4-4 8-4 12s0 9 4 13c0 4 4 4 9 9 4 4 8 4 14 8 4 0 8 4 17 4 8 5 17 9 21 13 8 0 12 4 21 9 4 4 8 12 8 16 5 5 5 13 5 23 0 8 0 17-5 25-4 4-12 13-17 17-8 4-16 8-25 8-8 5-21 5-31 5-21 0-38-5-51-13z">
          <text:p/>
        </draw:path>
        <draw:path draw:style-name="gr3" draw:text-style-name="P3" draw:layer="layout" svg:width="0.161cm" svg:height="0.199cm" svg:x="23.15cm" svg:y="13.152cm" svg:viewBox="0 0 162 200" svg:d="M162 200h-29v-110c0-43-14-64-48-64-13 0-25 8-38 17-9 12-13 29-13 47v110h-34v-196h34v34c13-25 34-38 64-38 21 0 39 9 47 21 13 13 17 34 17 60z">
          <text:p/>
        </draw:path>
        <draw:path draw:style-name="gr3" draw:text-style-name="P3" draw:layer="layout" svg:width="0.19cm" svg:height="0.204cm" svg:x="23.358cm" svg:y="13.152cm" svg:viewBox="0 0 191 205" svg:d="M93 205c-25 0-51-9-68-26-17-21-25-43-25-73 0-34 8-59 25-76 22-21 43-30 77-30 26 0 51 9 68 26 13 21 21 42 21 76 0 30-8 56-25 73-17 21-42 30-73 30zM97 26c-21 0-34 8-46 21-13 12-17 34-17 55 0 25 4 42 17 56 12 13 25 21 46 21 23 0 35-8 48-21 8-14 17-31 17-56 0-26-9-43-17-55-13-13-25-21-48-21z">
          <text:p/>
        </draw:path>
        <draw:path draw:style-name="gr3" draw:text-style-name="P3" draw:layer="layout" svg:width="0.114cm" svg:height="0.255cm" svg:x="23.574cm" svg:y="13.101cm" svg:viewBox="0 0 115 256" svg:d="M115 251c-8 0-16 5-29 5-35 0-52-17-52-56v-119h-34v-26h34v-46l34-9v55h47v26h-47v110c0 13 0 26 4 30s14 8 22 8c9 0 17-4 21-8z">
          <text:p/>
        </draw:path>
        <draw:path draw:style-name="gr3" draw:text-style-name="P3" draw:layer="layout" svg:width="0.169cm" svg:height="0.204cm" svg:x="4cm" svg:y="13.737cm" svg:viewBox="0 0 170 205" svg:d="M170 106h-136c0 26 4 38 17 51 8 14 25 18 42 18 26 0 42-4 65-22v30c-18 13-44 22-69 22-30 0-51-13-68-30-13-18-21-43-21-73s8-55 25-76c17-17 39-26 64-26s46 9 60 21c13 17 21 43 21 73zM135 81c0-17-4-30-12-43-9-8-21-12-34-12-17 0-25 4-38 17-9 8-17 21-17 38z">
          <text:p/>
        </draw:path>
        <draw:path draw:style-name="gr3" draw:text-style-name="P3" draw:layer="layout" svg:width="0.161cm" svg:height="0.199cm" svg:x="4.216cm" svg:y="13.737cm" svg:viewBox="0 0 162 200" svg:d="M162 200h-30v-115c0-38-17-59-46-59-17 0-30 4-39 17-9 12-17 25-17 42v115h-30v-196h30v30c17-21 39-34 69-34 21 0 33 4 46 17 13 17 17 34 17 60z">
          <text:p/>
        </draw:path>
        <draw:path draw:style-name="gr3" draw:text-style-name="P3" draw:layer="layout" svg:width="0.19cm" svg:height="0.204cm" svg:x="4.424cm" svg:y="13.737cm" svg:viewBox="0 0 191 205" svg:d="M94 205c-30 0-51-13-69-30-17-18-25-43-25-73 0-34 8-59 25-76 18-17 43-26 73-26s51 9 68 26 25 42 25 72c0 34-8 59-25 77-21 17-42 30-72 30zM98 26c-21 0-38 4-51 21-9 13-18 30-18 55 0 21 9 42 18 55 13 14 30 18 51 18 17 0 34-4 43-18 12-13 16-34 16-55 0-25-4-42-16-59-9-13-26-17-43-17z">
          <text:p/>
        </draw:path>
        <draw:path draw:style-name="gr3" draw:text-style-name="P3" draw:layer="layout" svg:width="0.161cm" svg:height="0.2cm" svg:x="4.657cm" svg:y="13.741cm" svg:viewBox="0 0 162 201" svg:d="M162 196h-30v-33c-13 25-34 38-60 38-47 0-72-30-72-85v-116h34v112c0 42 13 59 46 59 14 0 27-4 39-17 9-8 13-25 13-42v-112h30z">
          <text:p/>
        </draw:path>
        <draw:path draw:style-name="gr3" draw:text-style-name="P3" draw:layer="layout" svg:width="0.178cm" svg:height="0.289cm" svg:x="4.869cm" svg:y="13.737cm" svg:viewBox="0 0 179 290" svg:d="M179 182c0 73-34 108-102 108-25 0-43-5-65-13v-30c22 8 44 17 65 17 47 0 72-25 72-77v-21c-17 25-38 38-68 38-25 0-42-9-60-30-13-17-21-38-21-68 0-34 8-59 25-76 14-21 39-30 65-30 25 0 46 9 59 30v-26h30zM149 111v-30c0-17-4-30-17-38-8-13-21-17-38-17s-34 4-47 21c-8 12-13 34-13 59 0 21 5 38 13 51 13 13 26 17 43 17s29-4 42-17 17-30 17-46z">
          <text:p/>
        </draw:path>
        <draw:path draw:style-name="gr3" draw:text-style-name="P3" draw:layer="layout" svg:width="0.161cm" svg:height="0.288cm" svg:x="5.11cm" svg:y="13.648cm" svg:viewBox="0 0 162 289" svg:d="M162 289h-29v-114c0-38-18-59-48-59-13 0-25 4-38 17-8 12-13 25-13 46v110h-34v-289h34v124c13-21 34-34 64-34 43 0 64 26 64 77z">
          <text:p/>
        </draw:path>
        <draw:path draw:style-name="gr3" draw:text-style-name="P3" draw:layer="layout" svg:width="0.178cm" svg:height="0.293cm" svg:x="5.424cm" svg:y="13.648cm" svg:viewBox="0 0 179 294" svg:d="M179 289h-30v-33c-17 25-38 38-67 38-26 0-43-9-60-30-13-17-22-38-22-69 0-34 9-59 26-80 18-17 39-26 64-26 26 0 47 9 59 30v-119h30zM149 200v-30c0-17-4-30-17-38-8-13-21-17-38-17-21 0-33 4-46 21-9 12-13 34-13 55 0 25 4 43 13 56 13 13 25 17 42 17s34-4 42-17c13-13 17-31 17-47z">
          <text:p/>
        </draw:path>
        <draw:path draw:style-name="gr3" draw:text-style-name="P3" draw:layer="layout" svg:width="0.043cm" svg:height="0.283cm" svg:x="5.661cm" svg:y="13.653cm" svg:viewBox="0 0 44 284" svg:d="M21 38c-4 0-8 0-12-5-4-4-9-8-9-17 0-4 5-8 9-12s8-4 12-4c5 0 9 0 14 4 4 4 9 8 9 12 0 9-5 13-9 17-5 5-9 5-14 5zM39 284h-34v-195h34z">
          <text:p/>
        </draw:path>
        <draw:path draw:style-name="gr3" draw:text-style-name="P3" draw:layer="layout" svg:width="0.118cm" svg:height="0.292cm" svg:x="5.738cm" svg:y="13.644cm" svg:viewBox="0 0 119 293" svg:d="M119 30c-4-5-12-5-22-5-21 0-34 13-34 43v29h48v26h-48v170h-30v-170h-33v-26h33v-33c0-22 9-34 17-47 13-13 30-17 47-17 10 0 18 0 22 0z">
          <text:p/>
        </draw:path>
        <draw:path draw:style-name="gr3" draw:text-style-name="P3" draw:layer="layout" svg:width="0.118cm" svg:height="0.292cm" svg:x="5.861cm" svg:y="13.644cm" svg:viewBox="0 0 119 293" svg:d="M119 30c-8-5-12-5-22-5-21 0-34 13-34 43v29h48v26h-48v170h-30v-170h-33v-26h33v-33c0-22 5-34 17-47 13-13 26-17 43-17 14 0 18 0 26 0z">
          <text:p/>
        </draw:path>
        <draw:path draw:style-name="gr3" draw:text-style-name="P3" draw:layer="layout" svg:width="0.169cm" svg:height="0.204cm" svg:x="5.992cm" svg:y="13.737cm" svg:viewBox="0 0 170 205" svg:d="M170 106h-139c0 26 8 38 17 51 12 14 29 18 46 18 21 0 43-4 59-22v30c-16 13-38 22-67 22-26 0-47-13-64-30-18-18-22-43-22-73s10-55 26-76c17-17 39-26 64-26s42 9 59 21c13 17 21 43 21 73zM137 81c0-17-5-30-13-43-9-8-21-12-34-12-17 0-30 4-38 17-13 8-17 21-21 38z">
          <text:p/>
        </draw:path>
        <draw:path draw:style-name="gr3" draw:text-style-name="P3" draw:layer="layout" svg:width="0.102cm" svg:height="0.199cm" svg:x="6.208cm" svg:y="13.737cm" svg:viewBox="0 0 103 200" svg:d="M103 34c-9-4-17-4-26-4-12 0-25 4-33 17-9 13-13 30-13 52v101h-31v-196h31v39c4-13 13-26 21-30 8-9 21-13 30-13 8 0 17 0 21 4z">
          <text:p/>
        </draw:path>
        <draw:path draw:style-name="gr3" draw:text-style-name="P3" draw:layer="layout" svg:width="0.169cm" svg:height="0.204cm" svg:x="6.327cm" svg:y="13.737cm" svg:viewBox="0 0 170 205" svg:d="M170 106h-135c0 26 4 38 17 51 13 14 25 18 46 18 22 0 43-4 60-22v30c-17 13-38 22-68 22-25 0-47-13-64-30-18-18-26-43-26-73s8-55 26-76c17-17 43-26 68-26 26 0 42 9 55 21 17 17 21 43 21 73zM141 81c0-17-5-30-13-43-8-8-21-12-38-12-13 0-25 4-34 17-13 8-17 21-21 38z">
          <text:p/>
        </draw:path>
        <draw:path draw:style-name="gr3" draw:text-style-name="P3" draw:layer="layout" svg:width="0.161cm" svg:height="0.199cm" svg:x="6.543cm" svg:y="13.737cm" svg:viewBox="0 0 162 200" svg:d="M162 200h-31v-115c0-38-12-59-46-59-13 0-26 4-39 17-8 12-12 25-12 42v115h-34v-196h34v30c12-21 34-34 64-34 21 0 38 4 47 17 13 17 17 34 17 60z">
          <text:p/>
        </draw:path>
        <draw:path draw:style-name="gr3" draw:text-style-name="P3" draw:layer="layout" svg:width="0.148cm" svg:height="0.204cm" svg:x="6.751cm" svg:y="13.737cm" svg:viewBox="0 0 149 205" svg:d="M149 188c-17 12-35 17-56 17-30 0-51-13-68-30-17-18-25-43-25-69 0-34 8-59 29-80 17-17 43-26 72-26 17 0 35 0 48 9v29c-17-8-31-12-48-12-21 0-38 4-50 21-13 12-18 34-18 55s5 42 18 55c12 14 29 18 46 18s35-4 52-18z">
          <text:p/>
        </draw:path>
        <draw:path draw:style-name="gr3" draw:text-style-name="P3" draw:layer="layout" svg:width="0.169cm" svg:height="0.204cm" svg:x="6.929cm" svg:y="13.737cm" svg:viewBox="0 0 170 205" svg:d="M170 106h-136c0 26 8 38 17 51 12 14 25 18 47 18 21 0 43-4 60-22v30c-17 13-39 22-68 22-27 0-48-13-65-30-17-18-25-43-25-73s13-55 30-76c17-17 38-26 64-26 25 0 42 9 59 21 13 17 17 43 17 73zM141 81c0-17-5-30-13-43-9-8-21-12-38-12-14 0-27 4-35 17-13 8-17 21-21 38z">
          <text:p/>
        </draw:path>
        <draw:path draw:style-name="gr3" draw:text-style-name="P3" draw:layer="layout" svg:width="0.038cm" svg:height="0.283cm" svg:x="7.251cm" svg:y="13.653cm" svg:viewBox="0 0 39 284" svg:d="M17 38c-4 0-9 0-13-5-4-4-4-8-4-17 0-4 0-8 4-12s9-4 13-4c8 0 14 0 18 4s4 8 4 12c0 9 0 13-4 17-4 5-10 5-18 5zM35 284h-31v-195h31z">
          <text:p/>
        </draw:path>
        <draw:path draw:style-name="gr3" draw:text-style-name="P3" draw:layer="layout" svg:width="0.161cm" svg:height="0.199cm" svg:x="7.348cm" svg:y="13.737cm" svg:viewBox="0 0 162 200" svg:d="M162 200h-30v-115c0-38-17-59-47-59-17 0-29 4-38 17-13 12-17 25-17 42v115h-30v-196h30v30c17-21 38-34 64-34 21 0 38 4 51 17 13 17 17 34 17 60z">
          <text:p/>
        </draw:path>
        <draw:path draw:style-name="gr3" draw:text-style-name="P3" draw:layer="layout" svg:width="0.115cm" svg:height="0.254cm" svg:x="7.649cm" svg:y="13.682cm" svg:viewBox="0 0 116 255" svg:d="M116 251c-9 4-17 4-30 4-34 0-52-17-52-55v-115h-34v-26h34v-46l31-13v59h51v26h-51v111c0 13 4 21 8 26 5 8 13 8 22 8 8 0 16 0 21-4z">
          <text:p/>
        </draw:path>
        <draw:path draw:style-name="gr3" draw:text-style-name="P3" draw:layer="layout" svg:width="0.161cm" svg:height="0.288cm" svg:x="7.806cm" svg:y="13.648cm" svg:viewBox="0 0 162 289" svg:d="M162 289h-29v-114c0-38-17-59-47-59-17 0-30 4-38 17-13 12-17 25-17 46v110h-31v-289h31v124c17-21 38-34 63-34 47 0 68 26 68 77z">
          <text:p/>
        </draw:path>
        <draw:path draw:style-name="gr3" draw:text-style-name="P3" draw:layer="layout" svg:width="0.165cm" svg:height="0.204cm" svg:x="8.014cm" svg:y="13.737cm" svg:viewBox="0 0 166 205" svg:d="M166 106h-137c0 26 9 38 18 51 12 14 25 18 46 18s42-4 59-22v30c-17 13-38 22-67 22-26 0-47-13-64-30-17-18-21-43-21-73s8-55 25-76c17-17 38-26 64-26 25 0 42 9 59 21 14 17 18 43 18 73zM135 81c0-17-4-30-12-43-9-8-21-12-34-12-17 0-30 4-38 17-13 8-17 21-22 38z">
          <text:p/>
        </draw:path>
        <draw:path draw:style-name="gr3" draw:text-style-name="P3" draw:layer="layout" svg:width="0.128cm" svg:height="0.204cm" svg:x="8.323cm" svg:y="13.737cm" svg:viewBox="0 0 129 205" svg:d="M0 192v-35c17 14 35 18 56 18 30 0 44-9 44-26 0-5 0-9-5-13-4-4-4-9-9-9-4-4-9-8-17-8-4-4-8-4-17-8-8-5-13-5-21-9-10-4-14-8-18-13-4-4-8-8-8-17-5-4-5-8-5-17 0-8 0-17 5-25 4-9 12-13 16-17 10-4 18-9 27-13 8 0 17 0 29 0 18 0 31 0 44 9v29c-13-8-30-12-48-12-8 0-12 0-17 0-4 4-8 4-12 8-5 0-5 4-9 9 0 0 0 4 0 8s0 8 0 13c4 4 4 8 9 8 4 5 8 9 12 9 5 4 13 4 17 8 9 0 18 5 27 9 4 4 12 8 17 13 4 4 8 8 8 12 4 9 4 13 4 21 0 13 0 17-4 27-4 8-13 12-17 17-8 4-17 8-26 12-9 0-17 5-30 5-21 0-39-5-52-13z">
          <text:p/>
        </draw:path>
        <draw:path draw:style-name="gr3" draw:text-style-name="P3" draw:layer="layout" svg:width="0.153cm" svg:height="0.204cm" svg:x="8.484cm" svg:y="13.737cm" svg:viewBox="0 0 154 205" svg:d="M154 200h-30v-34c-13 26-35 39-60 39-22 0-34-9-47-17-13-9-17-27-17-44 0-33 21-55 64-63l60-9c0-29-13-46-39-46s-47 8-64 21v-30c17-13 38-17 64-17 48 0 69 21 69 72zM124 98l-48 8c-12 0-25 5-34 9-4 8-8 17-8 29 0 9 0 17 8 22 9 9 17 9 26 9 17 0 30-4 39-14 13-12 17-25 17-42z">
          <text:p/>
        </draw:path>
        <draw:path draw:style-name="gr3" draw:text-style-name="P3" draw:layer="layout" svg:width="0.276cm" svg:height="0.199cm" svg:x="8.696cm" svg:y="13.737cm" svg:viewBox="0 0 277 200" svg:d="M277 200h-30v-115c0-21-4-38-9-47-9-8-21-12-34-12s-26 4-34 17c-13 12-17 25-17 42v115h-30v-119c0-38-13-55-42-55-17 0-26 4-34 17-9 12-13 25-13 42v115h-34v-196h34v30c13-25 34-34 59-34 13 0 26 0 34 9 9 8 17 17 22 29 12-25 33-38 63-38 44 0 65 26 65 77z">
          <text:p/>
        </draw:path>
        <draw:path draw:style-name="gr3" draw:text-style-name="P3" draw:layer="layout" svg:width="0.178cm" svg:height="0.289cm" svg:x="9.031cm" svg:y="13.737cm" svg:viewBox="0 0 179 290" svg:d="M34 170h-4v120h-30v-286h30v34h4c13-25 38-38 64-38 25 0 47 9 60 26 17 17 21 38 21 68 0 33-8 59-21 80-17 17-39 30-69 30-25 0-42-13-55-34zM30 89v30c0 17 8 30 17 38 12 13 25 17 42 17s30-4 43-21c9-13 17-34 17-59 0-22-4-39-17-51-9-13-22-17-39-17-21 0-34 4-46 17-9 12-17 29-17 46z">
          <text:p/>
        </draw:path>
        <draw:polygon draw:style-name="gr3" draw:text-style-name="P3" draw:layer="layout" svg:width="0.034cm" svg:height="0.288cm" svg:x="9.262cm" svg:y="13.648cm" svg:viewBox="0 0 35 289" draw:points="0,0 35,0 35,289 0,289">
          <text:p/>
        </draw:polygon>
        <draw:path draw:style-name="gr3" draw:text-style-name="P3" draw:layer="layout" svg:width="0.17cm" svg:height="0.204cm" svg:x="9.34cm" svg:y="13.737cm" svg:viewBox="0 0 171 205" svg:d="M171 106h-137c0 26 4 38 18 51 9 14 26 18 47 18s38-4 59-22v31c-17 12-42 21-68 21-29 0-52-13-64-30-17-18-26-43-26-73s9-55 26-76c18-17 39-26 64-26 26 0 47 9 60 22 12 17 21 42 21 72zM137 81c0-17-4-30-13-42-8-9-17-13-34-13-12 0-25 4-38 17-8 8-18 21-18 38z">
          <text:p/>
        </draw:path>
        <draw:path draw:style-name="gr3" draw:text-style-name="P3" draw:layer="layout" svg:width="0.275cm" svg:height="0.199cm" svg:x="9.663cm" svg:y="13.737cm" svg:viewBox="0 0 276 200" svg:d="M276 200h-29v-115c0-21-5-38-9-47-8-8-21-12-34-12s-25 4-34 17c-12 12-17 25-17 42v115h-29v-119c0-38-13-55-44-55-17 0-25 4-34 17-8 12-12 25-12 42v115h-34v-196h34v30c12-25 34-34 59-34 14 0 26 0 35 9 8 8 17 17 21 29 13-25 34-38 64-38 42 0 63 26 63 77z">
          <text:p/>
        </draw:path>
        <draw:path draw:style-name="gr3" draw:text-style-name="P3" draw:layer="layout" svg:width="0.169cm" svg:height="0.204cm" svg:x="9.985cm" svg:y="13.737cm" svg:viewBox="0 0 170 205" svg:d="M170 106h-136c0 26 4 38 17 51 8 14 26 18 47 18 22 0 39-4 60-22v31c-17 12-43 21-68 21-31 0-52-13-65-30-17-18-25-43-25-73s8-55 25-76c17-17 38-26 65-26 25 0 47 9 59 22 13 17 21 42 21 72zM137 81c0-17-5-30-13-42-9-9-17-13-34-13-13 0-27 4-39 17-9 8-17 21-17 38z">
          <text:p/>
        </draw:path>
        <draw:path draw:style-name="gr3" draw:text-style-name="P3" draw:layer="layout" svg:width="0.153cm" svg:height="0.204cm" svg:x="10.188cm" svg:y="13.737cm" svg:viewBox="0 0 154 205" svg:d="M154 200h-34v-34c-13 26-34 39-60 39-17 0-34-9-47-17-8-9-13-27-13-44 0-33 22-55 64-63l56-9c0-29-13-46-38-46-22 0-44 8-65 21v-30c21-13 43-17 69-17 42 0 68 21 68 72zM120 98l-47 8c-13 0-26 5-30 9-9 8-13 17-13 29 0 9 4 17 13 22 4 9 12 9 25 9 18 0 31-4 39-14 9-12 13-25 13-42z">
          <text:p/>
        </draw:path>
        <draw:path draw:style-name="gr3" draw:text-style-name="P3" draw:layer="layout" svg:width="0.161cm" svg:height="0.199cm" svg:x="10.4cm" svg:y="13.737cm" svg:viewBox="0 0 162 200" svg:d="M162 200h-34v-115c0-38-12-59-42-59-18 0-31 4-39 17-13 12-17 25-17 42v115h-30v-196h30v30c17-21 38-34 64-34 22 0 39 4 51 17 9 17 17 34 17 60z">
          <text:p/>
        </draw:path>
        <draw:path draw:style-name="gr3" draw:text-style-name="P3" draw:layer="layout" svg:width="0.128cm" svg:height="0.204cm" svg:x="10.608cm" svg:y="13.737cm" svg:viewBox="0 0 129 205" svg:d="M0 192v-35c18 14 35 18 56 18 26 0 43-9 43-26 0-5-4-9-4-13-4-4-8-9-8-9-5-4-13-8-18-8-5-4-9-4-17-8-9-5-17-5-21-9-9-4-13-8-17-13-5-4-10-8-10-17-4-4-4-8-4-17 0-8 0-17 4-25 5-9 14-13 18-17 9-4 17-9 26-13 8 0 16 0 26 0 17 0 34 0 47 9v29c-13-8-30-12-52-12-5 0-9 0-13 0-4 4-8 4-13 8-4 0-8 4-8 9 0 0-4 4-4 8s4 9 4 13 4 8 8 8c5 5 9 9 13 9 4 4 8 4 18 8 8 0 17 5 21 9 9 4 13 8 21 13 5 4 9 8 9 12 4 9 4 13 4 21 0 13 0 17-4 27-4 8-13 12-17 17-9 4-17 8-26 12-8 0-22 5-30 5-21 0-38-5-52-13z">
          <text:p/>
        </draw:path>
        <draw:path draw:style-name="gr3" draw:text-style-name="P3" draw:layer="layout" svg:width="0.114cm" svg:height="0.254cm" svg:x="10.867cm" svg:y="13.682cm" svg:viewBox="0 0 115 255" svg:d="M115 251c-8 4-17 4-30 4-33 0-50-17-50-55v-115h-35v-26h35v-46l29-13v59h51v26h-51v111c0 13 4 21 9 26 4 8 12 8 21 8 8 0 13 0 21-4z">
          <text:p/>
        </draw:path>
        <draw:path draw:style-name="gr3" draw:text-style-name="P3" draw:layer="layout" svg:width="0.191cm" svg:height="0.204cm" svg:x="11.006cm" svg:y="13.737cm" svg:viewBox="0 0 192 205" svg:d="M98 205c-30 0-55-13-72-30-17-18-26-43-26-73 0-34 9-59 30-76 17-17 42-26 72-26 31 0 52 9 69 26s21 42 21 72c0 34-9 59-25 77-17 17-39 30-69 30zM98 26c-21 0-34 4-47 21-12 12-17 30-17 55 0 21 5 42 17 55 13 14 30 18 47 18 22 0 39-4 47-18 13-13 17-34 17-55 0-25-4-43-17-59-8-13-25-17-47-17z">
          <text:p/>
        </draw:path>
        <draw:path draw:style-name="gr3" draw:text-style-name="P3" draw:layer="layout" svg:width="0.128cm" svg:height="0.204cm" svg:x="11.345cm" svg:y="13.737cm" svg:viewBox="0 0 129 205" svg:d="M0 192v-35c13 14 35 18 56 18 26 0 39-9 39-27 0-4 0-8 0-12-4-5-9-9-13-9-4-4-8-8-13-8-4-5-13-5-17-9-8-4-17-4-21-8-8-4-14-9-18-13s-8-8-13-17c0-4 0-8 0-17 0-8 0-17 5-25 4-9 8-13 18-17 8-4 16-9 25-13 8 0 17 0 26 0 17 0 33 0 46 9v29c-17-8-29-12-51-12-4 0-8 0-17 0-4 4-8 4-8 8-5 0-9 4-9 9-4 0-4 4-4 8s0 8 4 13c0 4 4 8 9 8 4 4 8 9 12 9 5 4 9 4 18 8 8 0 17 4 21 9 8 4 12 8 17 12 4 4 8 9 12 13 5 8 5 13 5 21 0 13-5 17-9 27-4 8-8 12-17 17-4 4-12 8-21 12-13 0-21 5-30 5-21 0-39-5-52-13z">
          <text:p/>
        </draw:path>
        <draw:path draw:style-name="gr3" draw:text-style-name="P3" draw:layer="layout" svg:width="0.161cm" svg:height="0.2cm" svg:x="11.515cm" svg:y="13.741cm" svg:viewBox="0 0 162 201" svg:d="M162 196h-31v-33c-12 25-33 38-63 38-43 0-68-30-68-85v-116h30v112c0 42 17 59 46 59 17 0 30-4 39-17 12-8 16-25 16-42v-112h31z">
          <text:p/>
        </draw:path>
        <draw:path draw:style-name="gr3" draw:text-style-name="P3" draw:layer="layout" svg:width="0.178cm" svg:height="0.289cm" svg:x="11.74cm" svg:y="13.737cm" svg:viewBox="0 0 179 290" svg:d="M33 170h-4v120h-29v-286h29v34h4c13-25 34-38 64-38 27 0 48 9 60 26 17 17 22 38 22 68 0 33-9 59-22 80-16 17-38 30-68 30-26 0-43-13-56-34zM29 89v30c0 17 9 30 17 38 13 13 26 17 39 17 22 0 34-4 47-21 9-13 17-34 17-59 0-22-8-39-17-51-8-13-21-17-39-17-21 0-34 4-47 17-8 12-17 29-17 46z">
          <text:p/>
        </draw:path>
        <draw:path draw:style-name="gr3" draw:text-style-name="P3" draw:layer="layout" svg:width="0.179cm" svg:height="0.289cm" svg:x="11.968cm" svg:y="13.737cm" svg:viewBox="0 0 180 290" svg:d="M30 170v120h-30v-286h30v34c17-25 39-38 69-38 25 0 47 9 59 26 13 17 22 38 22 68 0 33-9 59-26 80-13 17-34 30-64 30-25 0-43-13-60-34zM30 89v30c0 17 4 30 17 38 9 13 22 17 39 17 21 0 34-4 47-21 8-13 17-34 17-59 0-22-9-39-17-51-9-13-26-17-43-17s-29 4-43 17c-8 12-17 29-17 46z">
          <text:p/>
        </draw:path>
        <draw:path draw:style-name="gr3" draw:text-style-name="P3" draw:layer="layout" svg:width="0.19cm" svg:height="0.204cm" svg:x="12.185cm" svg:y="13.737cm" svg:viewBox="0 0 191 205" svg:d="M94 205c-31 0-52-13-69-30-17-18-25-43-25-73 0-34 8-59 25-76s43-26 73-26 51 9 68 26 25 42 25 72c0 34-8 59-25 77-21 17-42 30-72 30zM94 26c-17 0-35 4-48 21-8 12-17 30-17 55 0 21 9 42 17 55 13 14 31 18 48 18 21 0 38-4 47-18 12-13 17-34 17-55 0-25-5-43-17-59-9-13-26-17-47-17z">
          <text:p/>
        </draw:path>
        <draw:path draw:style-name="gr3" draw:text-style-name="P3" draw:layer="layout" svg:width="0.102cm" svg:height="0.199cm" svg:x="12.422cm" svg:y="13.737cm" svg:viewBox="0 0 103 200" svg:d="M103 34c-4-4-13-4-21-4-13 0-26 4-35 17-9 12-13 30-13 52v101h-34v-196h34v39c4-13 13-26 22-30 9-9 17-13 30-13 8 0 13 0 17 4z">
          <text:p/>
        </draw:path>
        <draw:path draw:style-name="gr3" draw:text-style-name="P3" draw:layer="layout" svg:width="0.114cm" svg:height="0.254cm" svg:x="12.537cm" svg:y="13.682cm" svg:viewBox="0 0 115 255" svg:d="M115 251c-9 4-17 4-30 4-35 0-52-17-52-55v-115h-33v-26h33v-46l31-13v59h51v26h-51v111c0 13 4 21 8 26 5 8 9 8 22 8 8 0 12 0 21-4z">
          <text:p/>
        </draw:path>
        <draw:path draw:style-name="gr3" draw:text-style-name="P3" draw:layer="layout" svg:width="0.102cm" svg:height="0.199cm" svg:x="12.795cm" svg:y="13.737cm" svg:viewBox="0 0 103 200" svg:d="M103 34c-4-4-13-4-22-4-13 0-26 4-34 17-9 12-13 30-13 52v101h-34v-196h34v39c4-13 13-26 21-30 9-9 17-13 31-13 8 0 13 0 17 4z">
          <text:p/>
        </draw:path>
        <draw:path draw:style-name="gr3" draw:text-style-name="P3" draw:layer="layout" svg:width="0.17cm" svg:height="0.204cm" svg:x="12.918cm" svg:y="13.737cm" svg:viewBox="0 0 171 205" svg:d="M171 106h-136c0 26 4 38 17 51 8 14 25 18 46 18 22 0 43-4 60-22v30c-17 13-38 22-68 22s-51-13-64-30c-17-18-26-43-26-73s9-55 26-76c17-17 39-26 64-26s47 9 59 21c13 17 22 43 22 73zM141 81c0-17-4-30-13-43-8-8-21-12-38-12-13 0-25 4-38 17-9 8-17 21-17 38z">
          <text:p/>
        </draw:path>
        <draw:path draw:style-name="gr3" draw:text-style-name="P3" draw:layer="layout" svg:width="0.106cm" svg:height="0.373cm" svg:x="13.066cm" svg:y="13.653cm" svg:viewBox="0 0 107 374" svg:d="M103 275c0 30-8 55-21 73-13 17-30 26-55 26-10 0-18 0-27-5v-30c9 5 17 9 27 9 30 0 42-26 42-69v-191h34zM86 38c-4 0-8 0-13-5-4-4-8-8-8-17 0-4 4-8 8-12 5-4 9-4 13-4s9 0 13 4 8 8 8 12c0 9-4 13-8 17-4 5-9 5-13 5z">
          <text:p/>
        </draw:path>
        <draw:path draw:style-name="gr3" draw:text-style-name="P3" draw:layer="layout" svg:width="0.169cm" svg:height="0.204cm" svg:x="13.215cm" svg:y="13.737cm" svg:viewBox="0 0 170 205" svg:d="M170 106h-136c0 26 4 38 17 51 13 14 26 18 47 18s43-4 60-22v30c-17 13-39 22-68 22-26 0-48-13-65-30-17-18-25-43-25-73s8-55 25-76c17-17 39-26 65-26 25 0 46 9 59 21 17 17 21 43 21 73zM141 81c0-17-5-30-13-43-9-8-21-12-38-12-13 0-26 4-39 17-9 8-13 21-17 38z">
          <text:p/>
        </draw:path>
        <draw:path draw:style-name="gr3" draw:text-style-name="P3" draw:layer="layout" svg:width="0.149cm" svg:height="0.204cm" svg:x="13.418cm" svg:y="13.737cm" svg:viewBox="0 0 150 205" svg:d="M150 188c-17 12-35 17-56 17-30 0-52-13-68-30-17-18-26-43-26-69 0-34 9-59 30-80 17-17 42-26 72-26 17 0 35 0 48 9v29c-17-8-31-12-48-12-21 0-38 4-51 21-13 12-17 34-17 55s4 42 17 55c13 14 30 18 47 18s35-4 52-18z">
          <text:p/>
        </draw:path>
        <draw:path draw:style-name="gr3" draw:text-style-name="P3" draw:layer="layout" svg:width="0.114cm" svg:height="0.254cm" svg:x="13.588cm" svg:y="13.682cm" svg:viewBox="0 0 115 255" svg:d="M115 251c-8 4-17 4-29 4-34 0-52-17-52-55v-115h-34v-26h34v-46l30-13v59h51v26h-51v111c0 13 5 21 9 26 4 8 13 8 21 8 9 0 17 0 21-4z">
          <text:p/>
        </draw:path>
        <draw:path draw:style-name="gr3" draw:text-style-name="P3" draw:layer="layout" svg:width="0.038cm" svg:height="0.283cm" svg:x="13.74cm" svg:y="13.653cm" svg:viewBox="0 0 39 284" svg:d="M17 38c-4 0-8 0-12-5-5-4-5-8-5-17 0-4 0-8 5-12 4-4 8-4 12-4 9 0 13 0 17 4 5 4 5 8 5 12 0 9 0 13-5 17-4 5-8 5-17 5zM34 284h-29v-195h29z">
          <text:p/>
        </draw:path>
        <draw:path draw:style-name="gr3" draw:text-style-name="P3" draw:layer="layout" svg:width="0.161cm" svg:height="0.199cm" svg:x="13.838cm" svg:y="13.737cm" svg:viewBox="0 0 162 200" svg:d="M162 200h-30v-115c0-38-17-59-47-59-17 0-30 4-38 17-13 12-17 25-17 42v115h-30v-196h30v30c17-21 38-34 64-34 21 0 38 4 51 17 13 17 17 34 17 60z">
          <text:p/>
        </draw:path>
        <draw:path draw:style-name="gr3" draw:text-style-name="P3" draw:layer="layout" svg:width="0.178cm" svg:height="0.289cm" svg:x="14.045cm" svg:y="13.737cm" svg:viewBox="0 0 179 290" svg:d="M179 182c0 73-33 108-102 108-26 0-47-5-64-13v-30c21 8 42 17 64 17 47 0 69-25 69-77v-21c-13 25-34 38-65 38-26 0-47-9-59-30-17-17-22-38-22-68 0-34 5-59 22-76 17-21 38-30 68-30 26 0 43 9 56 30v-26h33zM146 111v-30c0-17-5-30-13-38-13-13-25-17-39-17-22 0-34 4-47 21-13 12-17 34-17 59 0 21 4 38 17 51 8 13 25 17 43 17s30-4 43-17c8-13 13-30 13-46z">
          <text:p/>
        </draw:path>
        <draw:path draw:style-name="gr3" draw:text-style-name="P3" draw:layer="layout" svg:width="0.114cm" svg:height="0.254cm" svg:x="14.368cm" svg:y="13.682cm" svg:viewBox="0 0 115 255" svg:d="M115 251c-8 4-17 4-30 4-35 0-51-17-51-55v-115h-34v-26h34v-46l30-13v59h51v26h-51v111c0 13 4 21 9 26 4 8 12 8 21 8 8 0 17 0 21-4z">
          <text:p/>
        </draw:path>
        <draw:path draw:style-name="gr3" draw:text-style-name="P3" draw:layer="layout" svg:width="0.161cm" svg:height="0.288cm" svg:x="14.524cm" svg:y="13.648cm" svg:viewBox="0 0 162 289" svg:d="M162 289h-29v-114c0-38-17-59-47-59-17 0-29 4-38 17-14 12-18 25-18 46v110h-30v-289h30v124c18-21 39-34 65-34 46 0 67 26 67 77z">
          <text:p/>
        </draw:path>
        <draw:path draw:style-name="gr3" draw:text-style-name="P3" draw:layer="layout" svg:width="0.17cm" svg:height="0.204cm" svg:x="14.732cm" svg:y="13.737cm" svg:viewBox="0 0 171 205" svg:d="M171 106h-141c0 26 8 38 17 51 14 14 26 18 47 18 22 0 43-4 60-22v30c-17 13-38 22-68 22-25 0-48-13-65-30-17-18-21-43-21-73s8-55 26-76c17-17 39-26 64-26 26 0 43 9 59 21 13 17 22 43 22 73zM137 81c0-17-4-30-13-43-8-8-21-12-34-12-17 0-29 4-39 17-13 8-17 21-21 38z">
          <text:p/>
        </draw:path>
        <draw:path draw:style-name="gr3" draw:text-style-name="P3" draw:layer="layout" svg:width="0.16cm" svg:height="0.199cm" svg:x="15.055cm" svg:y="13.737cm" svg:viewBox="0 0 161 200" svg:d="M161 200h-33v-115c0-38-13-59-43-59-17 0-30 4-39 17-13 12-17 25-17 42v115h-29v-196h29v30c17-21 39-34 65-34 21 0 38 4 50 17 9 17 17 34 17 60z">
          <text:p/>
        </draw:path>
        <draw:path draw:style-name="gr3" draw:text-style-name="P3" draw:layer="layout" svg:width="0.162cm" svg:height="0.2cm" svg:x="15.27cm" svg:y="13.741cm" svg:viewBox="0 0 163 201" svg:d="M163 196h-34v-33c-13 25-35 38-61 38-46 0-68-30-68-85v-116h30v112c0 42 17 59 47 59 17 0 25-4 39-17 8-8 13-25 13-42v-112h34z">
          <text:p/>
        </draw:path>
        <draw:path draw:style-name="gr3" draw:text-style-name="P3" draw:layer="layout" svg:width="0.127cm" svg:height="0.288cm" svg:x="15.489cm" svg:y="13.648cm" svg:viewBox="0 0 128 289" svg:d="M0 0h34v289h-34zM94 0h34v289h-34z">
          <text:p/>
        </draw:path>
        <draw:path draw:style-name="gr3" draw:text-style-name="P3" draw:layer="layout" svg:width="0.162cm" svg:height="0.288cm" svg:x="15.787cm" svg:y="13.648cm" svg:viewBox="0 0 163 289" svg:d="M163 289h-30v-114c0-38-17-59-47-59-18 0-30 4-39 17-13 12-17 25-17 46v110h-30v-289h30v124c17-21 38-34 65-34 46 0 68 26 68 77z">
          <text:p/>
        </draw:path>
        <draw:path draw:style-name="gr3" draw:text-style-name="P3" draw:layer="layout" svg:width="0.183cm" svg:height="0.285cm" svg:x="15.978cm" svg:y="13.741cm" svg:viewBox="0 0 184 286" svg:d="M184 0l-90 226c-17 38-38 60-68 60-9 0-13 0-22-5v-25c9 0 17 4 22 4 17 0 25-9 34-30l17-38-77-192h34l51 150c4 0 4 8 4 13h5c0 0 0-5 4-13l56-150z">
          <text:p/>
        </draw:path>
        <draw:path draw:style-name="gr3" draw:text-style-name="P3" draw:layer="layout" svg:width="0.178cm" svg:height="0.289cm" svg:x="16.195cm" svg:y="13.737cm" svg:viewBox="0 0 179 290" svg:d="M34 170h-5v120h-29v-286h29v34h5c12-25 33-38 64-38 26 0 47 9 60 26 16 17 21 38 21 68 0 33-9 59-21 80-17 17-39 30-69 30-26 0-43-13-55-34zM29 89v30c0 17 9 30 17 38 13 13 26 17 39 17 22 0 34-4 47-21 9-13 17-34 17-59 0-22-8-39-17-51-8-13-21-17-38-17-22 0-35 4-48 17-8 12-17 29-17 46z">
          <text:p/>
        </draw:path>
        <draw:path draw:style-name="gr3" draw:text-style-name="P3" draw:layer="layout" svg:width="0.19cm" svg:height="0.204cm" svg:x="16.411cm" svg:y="13.737cm" svg:viewBox="0 0 191 205" svg:d="M94 205c-30 0-51-13-68-30-18-18-26-43-26-73 0-34 8-59 26-76 17-17 43-26 72-26 30 0 51 9 68 26s25 42 25 72c0 34-8 59-25 77-17 17-42 30-72 30zM98 26c-21 0-38 4-51 21-8 12-17 30-17 55 0 21 9 42 17 55 13 14 30 18 51 18 17 0 34-4 47-18 8-13 12-34 12-55 0-25-4-43-12-59-13-13-30-17-47-17z">
          <text:p/>
        </draw:path>
        <draw:path draw:style-name="gr3" draw:text-style-name="P3" draw:layer="layout" svg:width="0.114cm" svg:height="0.254cm" svg:x="16.627cm" svg:y="13.682cm" svg:viewBox="0 0 115 255" svg:d="M115 251c-8 4-17 4-29 4-35 0-52-17-52-55v-115h-34v-26h34v-46l29-13v59h52v26h-52v111c0 13 5 21 9 26 5 8 14 8 22 8 9 0 13 0 21-4z">
          <text:p/>
        </draw:path>
        <draw:path draw:style-name="gr3" draw:text-style-name="P3" draw:layer="layout" svg:width="0.161cm" svg:height="0.288cm" svg:x="16.784cm" svg:y="13.648cm" svg:viewBox="0 0 162 289" svg:d="M162 289h-34v-114c0-38-13-59-42-59-17 0-30 4-39 17-14 12-18 25-18 46v110h-29v-289h29v124c18-21 40-34 65-34 47 0 68 26 68 77z">
          <text:p/>
        </draw:path>
        <draw:path draw:style-name="gr3" draw:text-style-name="P3" draw:layer="layout" svg:width="0.17cm" svg:height="0.204cm" svg:x="16.987cm" svg:y="13.737cm" svg:viewBox="0 0 171 205" svg:d="M171 106h-137c0 26 4 38 17 51 13 14 26 18 47 18s42-4 59-22v30c-17 13-38 22-68 22-25 0-47-13-64-30-16-18-25-43-25-73s9-55 25-76c17-17 43-26 68-26 26 0 43 9 56 21 16 17 22 43 22 73zM140 81c0-17-4-30-13-43-8-8-21-12-38-12-12 0-25 4-34 17-13 8-17 21-21 38z">
          <text:p/>
        </draw:path>
        <draw:path draw:style-name="gr3" draw:text-style-name="P3" draw:layer="layout" svg:width="0.127cm" svg:height="0.204cm" svg:x="17.195cm" svg:y="13.737cm" svg:viewBox="0 0 128 205" svg:d="M0 192v-35c18 14 35 18 56 18 25 0 42-9 42-26 0-5-4-9-4-13-4-4-8-9-13-9 0-4-8-8-12-8-5-4-9-4-17-8-9-5-17-5-22-9-8-4-12-8-18-13-4-4-8-8-8-17-4-4-4-8-4-17 0-8 0-17 4-25 4-9 14-13 18-17 8-4 17-9 25-13 9 0 17 0 26 0 17 0 34 0 47 9v29c-13-8-30-12-51-12-5 0-9 0-13 0-9 4-9 4-13 8-4 0-8 4-8 9-5 0-5 4-5 8s0 8 5 13c0 4 4 8 8 8 4 5 9 9 13 9 4 4 8 4 17 8 8 0 17 5 21 9 9 4 13 8 21 13 5 4 5 8 9 12 4 9 4 13 4 21 0 13 0 17-4 27-4 8-13 12-17 17-9 4-17 8-26 12-8 0-21 5-29 5-22 0-40-5-52-13z">
          <text:p/>
        </draw:path>
        <draw:path draw:style-name="gr3" draw:text-style-name="P3" draw:layer="layout" svg:width="0.043cm" svg:height="0.283cm" svg:x="17.364cm" svg:y="13.653cm" svg:viewBox="0 0 44 284" svg:d="M23 38c-5 0-9 0-13-5-4-4-10-8-10-17 0-4 6-8 10-12s8-4 13-4c4 0 12 0 12 4 4 4 9 8 9 12 0 9-5 13-9 17 0 5-8 5-12 5zM39 284h-33v-195h33z">
          <text:p/>
        </draw:path>
        <draw:path draw:style-name="gr3" draw:text-style-name="P3" draw:layer="layout" svg:width="0.128cm" svg:height="0.204cm" svg:x="17.453cm" svg:y="13.737cm" svg:viewBox="0 0 129 205" svg:d="M0 192v-35c17 14 35 18 56 18 30 0 44-9 44-26 0-5 0-9-5-13s-5-9-9-9c-4-4-9-8-17-8-4-4-8-4-17-8-8-5-13-5-21-9-10-4-14-8-18-13-4-4-8-8-8-17-5-4-5-8-5-17 0-8 0-17 5-25 4-9 12-13 16-17 10-4 18-9 27-13 8 0 17 0 29 0 18 0 31 0 44 9v29c-13-8-31-12-48-12-8 0-12 0-17 0-4 4-8 4-12 8-5 0-5 4-9 9 0 0 0 4 0 8s0 8 0 13c4 4 4 8 9 8 4 5 8 9 12 9 5 4 13 4 17 8 9 0 17 5 27 9 4 4 12 8 17 13 4 4 8 8 8 12 4 9 4 13 4 21 0 13 0 17-4 27-4 8-13 12-17 17-8 4-18 8-26 12-9 0-17 5-30 5-21 0-39-5-52-13z">
          <text:p/>
        </draw:path>
        <draw:path draw:style-name="gr3" draw:text-style-name="P3" draw:layer="layout" svg:width="0.042cm" svg:height="0.042cm" svg:x="17.619cm" svg:y="13.894cm" svg:viewBox="0 0 43 43" svg:d="M21 43c-4 0-13 0-17-4s-4-8-4-18c0-4 0-8 4-12 4-5 13-9 17-9s12 4 17 9c0 4 5 8 5 12 0 10-5 14-5 18-5 4-13 4-17 4z">
          <text:p/>
        </draw:path>
        <draw:polygon draw:style-name="gr3" draw:text-style-name="P3" draw:layer="layout" svg:width="0.245cm" svg:height="0.437cm" svg:x="4.034cm" svg:y="15.034cm" svg:viewBox="0 0 246 438" draw:points="246,438 0,438 0,0 238,0 238,61 77,61 77,184 225,184 225,247 77,247 77,379 246,379">
          <text:p/>
        </draw:polygon>
        <draw:path draw:style-name="gr3" draw:text-style-name="P3" draw:layer="layout" svg:width="0.306cm" svg:height="0.466cm" svg:x="4.33cm" svg:y="15.149cm" svg:viewBox="0 0 307 467" svg:d="M307 467h-72v-200c-22 42-55 63-107 63-39 0-68-16-94-42-21-29-34-68-34-114 0-51 13-94 39-127 25-30 60-47 106-47 39 0 73 17 90 51v-43h72zM239 178v-38c0-21-9-43-26-60-12-12-29-21-55-21-25 0-46 9-59 30-18 17-27 46-27 80s9 60 23 77c17 17 33 25 59 25s47-8 59-25c17-17 26-39 26-68z">
          <text:p/>
        </draw:path>
        <draw:path draw:style-name="gr3" draw:text-style-name="P3" draw:layer="layout" svg:width="0.28cm" svg:height="0.322cm" svg:x="4.72cm" svg:y="15.157cm" svg:viewBox="0 0 281 323" svg:d="M281 315h-68v-51h-4c-21 38-52 59-94 59-76 0-115-46-115-135v-188h72v184c0 55 22 80 68 80 17 0 39-4 52-21s21-34 21-59v-184h68z">
          <text:p/>
        </draw:path>
        <draw:path draw:style-name="gr3" draw:text-style-name="P3" draw:layer="layout" svg:width="0.089cm" svg:height="0.458cm" svg:x="5.085cm" svg:y="15.013cm" svg:viewBox="0 0 90 459" svg:d="M43 81c-8 0-22-5-31-13-8-8-12-17-12-30 0-8 4-21 12-29 9-4 23-9 31-9 13 0 26 5 34 9 9 8 13 21 13 29 0 13-4 22-13 30-8 8-21 13-34 13zM81 459h-73v-315h73z">
          <text:p/>
        </draw:path>
        <draw:path draw:style-name="gr3" draw:text-style-name="P3" draw:layer="layout" svg:width="0.314cm" svg:height="0.314cm" svg:x="5.212cm" svg:y="15.157cm" svg:viewBox="0 0 315 315" svg:d="M315 0l-120 315h-76l-119-315h76l72 222c5 17 9 30 9 42 4-17 4-29 8-42l77-222z">
          <text:p/>
        </draw:path>
        <draw:path draw:style-name="gr3" draw:text-style-name="P3" draw:layer="layout" svg:width="0.263cm" svg:height="0.33cm" svg:x="5.543cm" svg:y="15.149cm" svg:viewBox="0 0 264 331" svg:d="M264 323h-73v-51c-21 38-51 59-93 59-30 0-56-8-73-25s-25-38-25-68c0-60 34-94 102-103l94-12c0-47-22-68-64-68-38 0-73 13-103 38v-64c34-17 73-29 116-29 76 0 119 42 119 119zM196 169l-68 9c-21 4-34 8-48 13-8 9-12 22-12 39 0 13 4 25 12 34 9 8 22 12 39 12 21 0 38-8 55-21 13-17 22-34 22-60z">
          <text:p/>
        </draw:path>
        <draw:polygon draw:style-name="gr3" draw:text-style-name="P3" draw:layer="layout" svg:width="0.072cm" svg:height="0.465cm" svg:x="5.892cm" svg:y="15.007cm" svg:viewBox="0 0 73 466" draw:points="0,0 73,0 73,466 0,466">
          <text:p/>
        </draw:polygon>
        <draw:path draw:style-name="gr3" draw:text-style-name="P3" draw:layer="layout" svg:width="0.284cm" svg:height="0.33cm" svg:x="6.034cm" svg:y="15.149cm" svg:viewBox="0 0 285 331" svg:d="M285 186h-212c0 27 9 52 26 65 17 17 42 25 72 25 34 0 63-8 89-29v55c-26 21-64 29-110 29-47 0-85-16-112-42-25-29-38-68-38-124 0-46 13-85 43-118 30-30 64-47 107-47 46 0 76 17 101 42 22 30 34 68 34 115zM218 135c0-25-5-46-17-59-13-17-30-21-51-21-22 0-39 9-51 21-13 17-21 34-26 59z">
          <text:p/>
        </draw:path>
        <draw:path draw:style-name="gr3" draw:text-style-name="P3" draw:layer="layout" svg:width="0.28cm" svg:height="0.322cm" svg:x="6.386cm" svg:y="15.149cm" svg:viewBox="0 0 281 323" svg:d="M281 323h-72v-179c0-55-21-85-65-85-21 0-38 9-51 21-12 17-21 39-21 64v179h-72v-315h72v51c26-38 60-59 103-59 34 0 59 12 76 34 21 21 30 55 30 97z">
          <text:p/>
        </draw:path>
        <draw:path draw:style-name="gr3" draw:text-style-name="P3" draw:layer="layout" svg:width="0.199cm" svg:height="0.415cm" svg:x="6.717cm" svg:y="15.064cm" svg:viewBox="0 0 200 416" svg:d="M200 404c-13 8-30 12-56 12-59 0-89-29-89-88v-178h-55v-56h55v-73l68-21v94h77v56h-77v156c0 22 4 34 12 43 5 4 18 8 35 8 13 0 22 0 30-8z">
          <text:p/>
        </draw:path>
        <draw:path draw:style-name="gr3" draw:text-style-name="P3" draw:layer="layout" svg:width="0.263cm" svg:height="0.33cm" svg:x="7.128cm" svg:y="15.149cm" svg:viewBox="0 0 264 331" svg:d="M264 323h-68v-51h-4c-21 38-51 59-93 59-31 0-57-8-74-25s-25-38-25-68c0-60 34-94 103-103l93-12c0-47-21-68-64-68-38 0-73 13-102 38v-63c33-18 73-30 115-30 76 0 119 42 119 119zM196 169l-68 9c-21 4-34 8-47 13-9 9-13 22-13 39 0 13 4 25 13 34 9 8 22 12 39 12 21 0 38-8 55-21 12-17 21-34 21-60z">
          <text:p/>
        </draw:path>
        <draw:path draw:style-name="gr3" draw:text-style-name="P3" draw:layer="layout" svg:width="0.279cm" svg:height="0.322cm" svg:x="7.476cm" svg:y="15.149cm" svg:viewBox="0 0 280 323" svg:d="M280 323h-72v-179c0-55-22-85-64-85-22 0-39 9-51 21-17 17-21 39-21 64v179h-72v-315h72v51c25-38 59-59 101-59 35 0 61 12 78 34 21 21 29 55 29 97z">
          <text:p/>
        </draw:path>
        <draw:path draw:style-name="gr3" draw:text-style-name="P3" draw:layer="layout" svg:width="0.263cm" svg:height="0.33cm" svg:x="7.819cm" svg:y="15.149cm" svg:viewBox="0 0 264 331" svg:d="M264 323h-68v-51h-5c-22 38-51 59-94 59-29 0-55-8-72-25s-25-38-25-68c0-60 34-94 102-103l94-12c0-47-21-68-65-68-38 0-72 13-101 38v-63c33-18 72-30 114-30 81 0 120 42 120 119zM196 169l-69 9c-17 4-34 8-47 13-8 9-12 22-12 39 0 13 4 25 12 34 9 8 22 12 39 12 21 0 38-8 56-21 12-17 21-34 21-60z">
          <text:p/>
        </draw:path>
        <draw:polygon draw:style-name="gr3" draw:text-style-name="P3" draw:layer="layout" svg:width="0.072cm" svg:height="0.465cm" svg:x="8.166cm" svg:y="15.007cm" svg:viewBox="0 0 73 466" draw:points="0,0 73,0 73,466 0,466">
          <text:p/>
        </draw:polygon>
        <draw:path draw:style-name="gr3" draw:text-style-name="P3" draw:layer="layout" svg:width="0.318cm" svg:height="0.462cm" svg:x="8.285cm" svg:y="15.157cm" svg:viewBox="0 0 319 463" svg:d="M319 0l-140 366c-30 64-73 97-128 97-13 0-25-4-34-4v-59c9 4 21 4 30 4 25 0 46-13 59-38l22-52-128-314h81l77 229c0 0 0 9 4 22 0-5 4-13 9-22l76-229z">
          <text:p/>
        </draw:path>
        <draw:path draw:style-name="gr3" draw:text-style-name="P3" draw:layer="layout" svg:width="0.225cm" svg:height="0.33cm" svg:x="8.628cm" svg:y="15.149cm" svg:viewBox="0 0 226 331" svg:d="M0 315v-68c30 21 56 29 90 29 42 0 63-12 63-38 0-4 0-12-4-17-4-4-9-8-17-13-4-4-13-8-21-8-9-5-17-9-26-14-12-4-25-8-38-17-9-4-17-12-25-17-5-8-13-17-13-25-4-8-9-21-9-34s5-25 13-38c9-13 17-21 30-30 13-8 25-13 38-17 17-4 34-8 51-8 25 0 51 4 76 17v59c-21-12-47-21-76-21-9 0-17 0-26 4-4 0-12 5-16 5-5 4-9 8-13 12s-4 9-4 17c0 4 0 13 4 17s8 9 13 13c4 0 12 4 21 8 8 4 17 4 25 9 13 4 25 12 38 17 9 4 17 12 26 21 8 4 12 13 17 26 5 9 9 22 9 34 0 13-4 30-14 38-8 13-17 22-29 30-13 9-26 13-43 17-12 4-29 8-50 8-34 0-64-8-90-16z">
          <text:p/>
        </draw:path>
        <draw:path draw:style-name="gr3" draw:text-style-name="P3" draw:layer="layout" svg:width="0.084cm" svg:height="0.458cm" svg:x="8.913cm" svg:y="15.013cm" svg:viewBox="0 0 85 459" svg:d="M43 81c-14 0-22-5-31-13-8-8-12-17-12-30 0-8 4-21 12-29 9-4 17-9 31-9 13 0 21 5 29 9 9 8 13 21 13 29 0 13-4 22-13 30-8 8-16 13-29 13zM77 459h-69v-315h69z">
          <text:p/>
        </draw:path>
        <draw:path draw:style-name="gr3" draw:text-style-name="P3" draw:layer="layout" svg:width="0.22cm" svg:height="0.33cm" svg:x="9.065cm" svg:y="15.149cm" svg:viewBox="0 0 221 331" svg:d="M0 315v-68c25 21 55 29 86 29 42 0 63-12 63-38 0-4 0-12-4-17-4-4-8-8-13-13-8-4-17-8-25-8-8-5-17-9-25-14-13-4-27-8-35-17-13-4-22-12-26-17-8-8-13-17-17-25s-4-21-4-34 0-25 8-38c9-13 17-21 30-30 13-8 26-13 44-17 12-4 29-8 46-8 30 0 55 4 76 17v59c-21-12-46-21-76-21-8 0-17 0-25 4-4 0-13 5-17 5-4 4-9 8-13 12 0 4-4 9-4 17 0 4 4 13 4 17 4 4 9 9 13 13 8 0 13 4 21 8s17 4 25 9c17 4 26 12 39 17 8 4 21 12 25 21 8 4 17 13 21 26 0 9 4 22 4 34 0 13-4 30-12 38-5 13-17 22-30 30-8 9-25 13-42 17-13 4-30 8-47 8-39 0-69-8-90-16z">
          <text:p/>
        </draw:path>
        <draw:path draw:style-name="gr3" draw:text-style-name="P3" draw:layer="layout" svg:width="0.279cm" svg:height="0.322cm" svg:x="9.519cm" svg:y="15.157cm" svg:viewBox="0 0 280 323" svg:d="M280 315h-72v-51c-21 38-55 59-97 59-73 0-111-46-111-135v-188h72v184c0 55 21 80 64 80 21 0 38-4 51-21s21-34 21-59v-184h72z">
          <text:p/>
        </draw:path>
        <draw:path draw:style-name="gr3" draw:text-style-name="P3" draw:layer="layout" svg:width="0.221cm" svg:height="0.33cm" svg:x="9.87cm" svg:y="15.149cm" svg:viewBox="0 0 222 331" svg:d="M0 315v-68c26 21 55 29 89 29 43 0 65-12 65-38 0-4-4-12-8-17 0-4-10-8-14-13-4-4-13-8-21-8-9-5-17-9-30-14-13-4-26-8-34-17-9-4-17-12-26-17-8-8-12-17-16-25-5-8-5-21-5-34s5-25 13-38c4-13 13-21 25-30 13-8 26-13 43-17s30-8 47-8c30 0 56 4 77 17v59c-21-12-47-21-73-21-13 0-17 0-26 4-8 0-12 5-21 5-4 4-8 8-8 12-4 4-4 9-4 17 0 4 0 13 4 17 0 4 4 9 12 13 5 0 13 4 17 8 9 4 17 4 30 9 14 4 26 12 35 17 13 4 21 12 30 21 8 4 12 13 16 26 5 9 5 22 5 34 0 13-5 30-9 38-8 13-17 22-29 30-13 9-26 13-43 17-18 4-35 8-52 8-34 0-63-8-89-16z">
          <text:p/>
        </draw:path>
        <draw:path draw:style-name="gr3" draw:text-style-name="P3" draw:layer="layout" svg:width="0.085cm" svg:height="0.458cm" svg:x="10.154cm" svg:y="15.013cm" svg:viewBox="0 0 86 459" svg:d="M43 81c-13 0-21-5-30-13-8-8-13-17-13-30 0-8 5-21 13-29 9-4 17-9 30-9 8 0 22 5 30 9 9 8 13 21 13 29 0 13-4 22-13 30-8 8-22 13-30 13zM78 459h-73v-315h73z">
          <text:p/>
        </draw:path>
        <draw:path draw:style-name="gr3" draw:text-style-name="P3" draw:layer="layout" svg:width="0.28cm" svg:height="0.322cm" svg:x="10.324cm" svg:y="15.149cm" svg:viewBox="0 0 281 323" svg:d="M281 323h-72v-179c0-55-22-85-64-85-22 0-39 9-52 21-17 17-21 39-21 64v179h-72v-315h72v51c21-38 55-59 103-59 34 0 59 12 76 34 17 21 30 55 30 97z">
          <text:p/>
        </draw:path>
        <draw:path draw:style-name="gr3" draw:text-style-name="P3" draw:layer="layout" svg:width="0.305cm" svg:height="0.47cm" svg:x="10.667cm" svg:y="15.149cm" svg:viewBox="0 0 306 471" svg:d="M306 298c0 114-59 173-174 173-39 0-77-8-106-21v-63c34 16 67 29 97 29 77 0 111-38 111-110v-34c-21 38-59 59-106 59-39 0-68-16-94-42-21-29-34-63-34-114 0-52 13-95 38-124 26-34 60-51 102-51 44 0 73 17 94 51v-43h72zM239 179v-38c0-27-9-44-26-61-13-12-29-21-56-21-25 0-46 9-59 30-17 21-26 47-26 81s9 60 21 77c18 17 35 25 60 25 26 0 43-8 60-25s26-39 26-68z">
          <text:p/>
        </draw:path>
        <draw:polygon draw:style-name="gr3" draw:text-style-name="P3" draw:layer="layout" svg:width="0.072cm" svg:height="0.465cm" svg:x="11.235cm" svg:y="15.007cm" svg:viewBox="0 0 73 466" draw:points="0,0 73,0 73,466 0,466">
          <text:p/>
        </draw:polygon>
        <draw:path draw:style-name="gr3" draw:text-style-name="P3" draw:layer="layout" svg:width="0.089cm" svg:height="0.458cm" svg:x="11.392cm" svg:y="15.013cm" svg:viewBox="0 0 90 459" svg:d="M43 81c-9 0-22-5-30-13-9-8-13-17-13-30 0-8 4-21 13-29 8-4 21-9 30-9 13 0 26 5 34 9 9 8 13 21 13 29 0 13-4 22-13 30-8 8-21 13-34 13zM82 459h-74v-315h74z">
          <text:p/>
        </draw:path>
        <draw:path draw:style-name="gr3" draw:text-style-name="P3" draw:layer="layout" svg:width="0.275cm" svg:height="0.322cm" svg:x="11.566cm" svg:y="15.149cm" svg:viewBox="0 0 276 323" svg:d="M276 323h-68v-179c0-55-21-85-63-85-21 0-39 9-56 21-13 17-21 39-21 64v179h-68v-315h68v51h4c21-38 56-59 103-59 33 0 59 12 76 34 17 21 25 55 25 97z">
          <text:p/>
        </draw:path>
        <draw:path draw:style-name="gr3" draw:text-style-name="P3" draw:layer="layout" svg:width="0.284cm" svg:height="0.33cm" svg:x="11.909cm" svg:y="15.149cm" svg:viewBox="0 0 285 331" svg:d="M285 186h-213c0 27 9 52 26 65 16 17 43 25 73 25 34 0 63-8 89-29v55c-26 21-64 29-111 29s-85-16-111-42c-25-29-38-68-38-124 0-46 13-85 43-118 29-30 63-47 106-47 47 0 77 17 102 42 21 30 34 68 34 115zM217 135c0-25-4-46-17-59-12-17-29-21-51-21-21 0-39 9-51 21-13 17-22 34-26 59z">
          <text:p/>
        </draw:path>
        <draw:path draw:style-name="gr3" draw:text-style-name="P3" draw:layer="layout" svg:width="0.263cm" svg:height="0.33cm" svg:x="12.24cm" svg:y="15.149cm" svg:viewBox="0 0 264 331" svg:d="M264 323h-69v-51h-5c-21 38-50 59-93 59-29 0-55-8-72-25s-25-38-25-68c0-60 34-94 102-103l93-12c0-47-22-68-64-68-38 0-72 13-101 38v-63c33-18 72-30 114-30 77 0 120 42 120 119zM195 169l-68 9c-21 4-34 8-47 13-8 9-12 22-12 39 0 13 4 25 12 34 9 8 22 12 38 12 22 0 39-8 55-21 13-17 22-34 22-60z">
          <text:p/>
        </draw:path>
        <draw:path draw:style-name="gr3" draw:text-style-name="P3" draw:layer="layout" svg:width="0.183cm" svg:height="0.318cm" svg:x="12.587cm" svg:y="15.153cm" svg:viewBox="0 0 184 319" svg:d="M184 72c-9-4-22-8-38-8-22 0-39 8-51 25-13 21-21 47-21 81v149h-74v-315h74v64c8-21 16-38 33-51 13-13 30-17 47-17 13 0 21 0 30 4z">
          <text:p/>
        </draw:path>
        <draw:path draw:style-name="gr3" draw:text-style-name="P3" draw:layer="layout" svg:width="0.182cm" svg:height="0.318cm" svg:x="12.99cm" svg:y="15.153cm" svg:viewBox="0 0 183 319" svg:d="M183 72c-8-4-21-8-34-8-21 0-42 8-55 25-13 21-21 47-21 81v149h-73v-315h73v64c8-21 21-38 34-51s30-17 47-17c12 0 25 0 29 4z">
          <text:p/>
        </draw:path>
        <draw:path draw:style-name="gr3" draw:text-style-name="P3" draw:layer="layout" svg:width="0.284cm" svg:height="0.33cm" svg:x="13.198cm" svg:y="15.149cm" svg:viewBox="0 0 285 331" svg:d="M285 186h-213c0 27 8 52 25 65 17 17 43 25 72 25 34 0 64-8 90-29v55c-26 21-64 29-111 29-46 0-85-16-110-42-26-29-38-68-38-124 0-46 12-85 42-118 30-30 64-47 110-47 43 0 72 17 99 42 21 30 34 68 34 115zM216 135c0-25-4-46-17-59-13-17-30-21-51-21-17 0-38 9-51 21-13 17-21 34-25 59z">
          <text:p/>
        </draw:path>
        <draw:path draw:style-name="gr3" draw:text-style-name="P3" draw:layer="layout" svg:width="0.306cm" svg:height="0.47cm" svg:x="13.528cm" svg:y="15.149cm" svg:viewBox="0 0 307 471" svg:d="M307 298c0 114-56 173-174 173-38 0-72-8-107-21v-63c35 16 69 29 98 29 77 0 115-38 115-110v-34h-4c-22 38-55 59-107 59-38 0-67-16-89-42-26-29-39-63-39-114 0-52 13-95 39-124 26-34 60-51 106-51 39 0 73 17 90 51h4v-43h68zM239 179v-38c0-27-9-44-21-61-17-12-34-21-56-21-29 0-50 9-63 30-17 21-21 47-21 81s4 60 21 77c13 17 34 25 55 25 26 0 47-8 59-25 17-17 26-39 26-68z">
          <text:p/>
        </draw:path>
        <draw:path draw:style-name="gr3" draw:text-style-name="P3" draw:layer="layout" svg:width="0.182cm" svg:height="0.318cm" svg:x="13.927cm" svg:y="15.153cm" svg:viewBox="0 0 183 319" svg:d="M183 72c-10-4-22-8-39-8-21 0-38 8-51 25-13 21-21 47-21 81v149h-72v-315h72v64c8-21 17-38 34-51 12-13 29-17 46-17 13 0 21 0 31 4z">
          <text:p/>
        </draw:path>
        <draw:path draw:style-name="gr3" draw:text-style-name="P3" draw:layer="layout" svg:width="0.283cm" svg:height="0.33cm" svg:x="14.135cm" svg:y="15.149cm" svg:viewBox="0 0 284 331" svg:d="M284 186h-212c0 27 8 52 25 65 17 17 38 25 69 25 34 0 68-8 93-29v55c-30 21-63 29-111 29-47 0-85-16-110-42-26-29-38-68-38-124 0-46 12-85 42-118 30-30 63-47 106-47s77 17 103 42c21 30 33 68 33 115zM217 135c0-25-9-46-17-59-13-17-30-21-52-21-21 0-38 9-51 21-17 17-25 34-25 59z">
          <text:p/>
        </draw:path>
        <draw:path draw:style-name="gr3" draw:text-style-name="P3" draw:layer="layout" svg:width="0.225cm" svg:height="0.33cm" svg:x="14.465cm" svg:y="15.149cm" svg:viewBox="0 0 226 331" svg:d="M0 315v-68c30 21 55 29 89 29 43 0 64-12 64-38 0-4 0-12-5-17-4-4-8-8-16-13-5-4-13-8-22-8-8-5-17-9-29-14-13-4-22-8-34-17-9-4-17-12-26-17-4-8-12-17-12-25-5-8-9-21-9-34s4-25 13-38c8-13 17-21 29-30 9-8 26-13 39-17 17-4 34-8 46-8 30 0 55 4 82 17v59c-22-12-48-21-77-21-9 0-17 0-26 4-8 0-13 5-17 5-4 4-8 8-12 12-5 4-5 9-5 17 0 4 0 13 5 17 4 4 8 9 12 13 4 0 13 4 21 8 9 4 17 4 26 9 12 4 25 12 38 17 8 4 17 12 25 21 10 4 14 13 18 26 4 9 9 22 9 34 0 13-5 30-13 38-9 13-18 22-31 30-12 9-25 13-42 17s-34 8-51 8c-34 0-64-8-89-16z">
          <text:p/>
        </draw:path>
        <draw:path draw:style-name="gr3" draw:text-style-name="P3" draw:layer="layout" svg:width="0.221cm" svg:height="0.33cm" svg:x="14.736cm" svg:y="15.149cm" svg:viewBox="0 0 222 331" svg:d="M0 315v-68c26 21 55 29 89 29 44 0 65-12 65-38 0-4-4-12-9-17 0-4-8-8-12-13-4-4-13-8-22-8-9-5-17-9-30-14-13-4-26-8-34-17-9-4-17-12-26-17-8-8-12-17-17-25-4-8-4-21-4-34s4-25 13-38c4-13 13-21 25-30 13-8 26-13 43-17s30-8 48-8c29 0 55 4 76 17v59c-21-12-47-21-72-21-13 0-17 0-27 4-8 0-12 5-21 5-4 4-8 8-8 12-5 4-5 9-5 17 0 4 0 13 5 17 0 4 4 9 12 13 5 0 13 4 17 8 10 4 18 4 31 9 13 4 25 12 34 17 13 4 21 12 29 21 9 4 13 13 17 26 5 9 5 22 5 34 0 13-5 30-9 38-8 13-17 22-29 30-13 9-26 13-43 17s-35 8-52 8c-34 0-63-8-89-16z">
          <text:p/>
        </draw:path>
        <draw:path draw:style-name="gr3" draw:text-style-name="P3" draw:layer="layout" svg:width="0.085cm" svg:height="0.458cm" svg:x="15.02cm" svg:y="15.013cm" svg:viewBox="0 0 86 459" svg:d="M43 81c-13 0-21-5-30-13-8-8-13-17-13-30 0-8 5-21 13-29 9-4 17-9 30-9 8 0 22 5 30 9 9 8 13 21 13 29 0 13-4 22-13 30-8 8-22 13-30 13zM78 459h-73v-315h73z">
          <text:p/>
        </draw:path>
        <draw:path draw:style-name="gr3" draw:text-style-name="P3" draw:layer="layout" svg:width="0.322cm" svg:height="0.33cm" svg:x="15.169cm" svg:y="15.149cm" svg:viewBox="0 0 323 331" svg:d="M157 331c-46 0-85-16-115-46-29-25-42-68-42-116 0-50 17-93 46-122 30-30 69-47 120-47s89 17 115 47c29 25 42 67 42 118 0 52-17 90-47 120-25 30-67 46-119 46zM162 59c-26 0-47 9-64 30-17 17-26 42-26 80 0 31 9 56 26 78 17 17 38 25 64 25 29 0 51-8 63-25 17-17 26-47 26-82 0-34-9-59-26-80-12-17-34-26-63-26z">
          <text:p/>
        </draw:path>
        <draw:path draw:style-name="gr3" draw:text-style-name="P3" draw:layer="layout" svg:width="0.28cm" svg:height="0.322cm" svg:x="15.563cm" svg:y="15.149cm" svg:viewBox="0 0 281 323" svg:d="M281 323h-72v-179c0-55-23-85-65-85-21 0-38 9-51 21-17 17-21 39-21 64v179h-72v-315h72v51c25-38 55-59 102-59 35 0 60 12 77 34 21 21 30 55 30 97z">
          <text:p/>
        </draw:path>
        <draw:path draw:style-name="gr5" draw:text-style-name="P5" draw:layer="layout" svg:width="0.173cm" svg:height="0.216cm" svg:x="4.085cm" svg:y="18.248cm" svg:viewBox="0 0 174 217" svg:d="M166 157h-39l-5 60h-25l4-60h-42l-4 60h-26l5-60h-34v-21h38l4-59h-34v-21h38l4-56h26l-4 56h42l4-56h26l-9 56h39v21h-39l-4 59h35zM105 136l5-59h-43l-4 59z">
          <text:p/>
        </draw:path>
        <draw:path draw:style-name="gr5" draw:text-style-name="P5" draw:layer="layout" svg:width="0.183cm" svg:height="0.216cm" svg:x="4.453cm" svg:y="18.248cm" svg:viewBox="0 0 184 217" svg:d="M184 217h-30l-17-47h-89l-17 47h-31l73-217h43zM128 145l-33-119-38 119z">
          <text:p/>
        </draw:path>
        <draw:path draw:style-name="gr5" draw:text-style-name="P5" draw:layer="layout" svg:width="0.152cm" svg:height="0.225cm" svg:x="4.835cm" svg:y="18.243cm" svg:viewBox="0 0 153 226" svg:d="M153 222c-8 0-12 0-21 4-8 0-12 0-21 0-22 0-39-4-48-17-8-8-17-21-17-42v-85h-46v-26h46v-47l30-9v56h77v26h-77v85c0 8 4 21 9 25 8 4 17 9 30 9 5 0 13 0 17 0 9 0 13-5 21-5z">
          <text:p/>
        </draw:path>
        <draw:path draw:style-name="gr5" draw:text-style-name="P5" draw:layer="layout" svg:width="0.132cm" svg:height="0.238cm" svg:x="5.042cm" svg:y="18.226cm" svg:viewBox="0 0 133 239" svg:d="M56 98h-50v-26h76v146h51v21h-133v-21h56zM65 0c4 0 4 5 8 5 5 0 5 4 9 4 0 4 4 4 4 8 0 0 0 5 0 9s0 4 0 8-4 4-4 9c-4 0-4 0-9 4-4 0-4 0-8 0s-4 0-9 0c-4-4-4-4-8-4 0-5-4-5-4-9s0-4 0-8 0-9 0-9c0-4 4-4 4-8 4 0 4-4 8-4 0 0 5-5 9-5z">
          <text:p/>
        </draw:path>
        <draw:path draw:style-name="gr5" draw:text-style-name="P5" draw:layer="layout" svg:width="0.144cm" svg:height="0.237cm" svg:x="5.225cm" svg:y="18.231cm" svg:viewBox="0 0 145 238" svg:d="M145 149c0 13-4 25-4 38-5 9-13 17-17 26-9 8-17 12-26 16-13 5-21 9-34 9-12 0-21 0-35-4-8 0-17-5-29-9v-225h29v63 30c10-8 18-17 27-21 8-5 21-9 29-9 9 0 17 4 26 9 9 4 13 8 17 17 8 4 8 12 13 25 4 9 4 21 4 35zM115 149c0-8 0-18-4-22 0-9 0-17-4-21-5-5-5-9-9-13-8 0-13-4-17-4s-8 0-13 4c-4 0-8 0-12 4 0 4-4 4-13 13-4 4-8 8-14 13v85c6 0 14 0 18 5 9 0 13 0 17 0 9 0 13 0 21-5 5 0 9-4 13-8s9-13 13-21c4-9 4-17 4-30z">
          <text:p/>
        </draw:path>
        <draw:path draw:style-name="gr5" draw:text-style-name="P5" draw:layer="layout" svg:width="0.144cm" svg:height="0.237cm" svg:x="5.411cm" svg:y="18.231cm" svg:viewBox="0 0 145 238" svg:d="M145 149c0 13-4 25-4 38-4 9-14 17-18 26-8 8-17 12-25 16-13 5-22 9-34 9-13 0-21 0-30-4-13 0-21-5-34-9v-225h30v63 30c8-8 17-17 25-21 9-5 21-9 30-9 13 0 21 4 25 9 9 4 13 8 22 17 5 4 5 12 9 25 4 9 4 21 4 35zM115 149c0-8 0-18 0-22-5-9-5-17-9-21-4-5-4-9-8-13-5 0-13-4-17-4-5 0-9 0-13 4-4 0-4 0-8 4-5 4-9 4-13 13-9 4-13 8-17 13v85c4 0 13 0 17 5 8 0 13 0 17 0 8 0 12 0 21-5 4 0 8-4 13-8 8-4 8-13 12-21 5-9 5-17 5-30z">
          <text:p/>
        </draw:path>
        <draw:polygon draw:style-name="gr5" draw:text-style-name="P5" draw:layer="layout" svg:width="0.131cm" svg:height="0.233cm" svg:x="5.602cm" svg:y="18.231cm" svg:viewBox="0 0 132 234" draw:points="55,25 4,25 4,0 85,0 85,213 132,213 132,234 0,234 0,213 55,213">
          <text:p/>
        </draw:polygon>
        <draw:path draw:style-name="gr5" draw:text-style-name="P5" draw:layer="layout" svg:width="0.148cm" svg:height="0.174cm" svg:x="5.78cm" svg:y="18.294cm" svg:viewBox="0 0 149 175" svg:d="M149 81c0 0 0 4 0 8 0 5 0 5 0 9h-119c0 17 4 29 12 39 13 8 27 13 44 13 4 0 8 0 12 0 9 0 13 0 17 0 5 0 9-5 13-5s9 0 13 0v21c-9 5-17 5-30 5-8 4-17 4-29 4-13 0-27 0-40-4-8-5-16-13-25-17-4-9-8-17-13-31-4-8-4-21-4-34 0-12 0-25 4-34 5-12 9-21 17-29 5-9 13-13 21-17 9-5 22-9 35-9 9 0 21 4 30 9 8 0 17 8 21 13 9 8 13 16 17 25 0 8 4 21 4 34zM120 77c0-9 0-17-5-22 0-8-4-12-8-17-4-4-9-8-13-8-4-4-12-4-21-4-4 0-9 0-18 4-4 0-8 4-13 8-4 5-4 9-8 17-4 5-4 13-4 22z">
          <text:p/>
        </draw:path>
        <draw:path draw:style-name="gr5" draw:text-style-name="P5" draw:layer="layout" svg:width="0.051cm" svg:height="0.174cm" svg:x="6.013cm" svg:y="18.294cm" svg:viewBox="0 0 52 175" svg:d="M27 0c4 0 8 0 12 4 0 0 5 0 9 5 0 4 4 4 4 8 0 5 0 5 0 9s0 8 0 12l-4 5c-4 4-9 4-9 8-4 0-8 0-12 0 0 0-5 0-9 0-4-4-4-4-9-8l-5-5c0-4-4-8-4-12s4-4 4-9c0-4 5-4 5-8 5-5 5-5 9-5 4-4 9-4 9-4zM27 123c4 0 8 0 12 0 0 4 5 4 9 10 0 0 4 4 4 8 0 0 0 4 0 9 0 4 0 8 0 8 0 4-4 8-4 8-4 5-9 5-9 5-4 4-8 4-12 4 0 0-5 0-9-4-4 0-4 0-9-5 0 0-5-4-5-8 0 0-4-4-4-8 0-5 4-9 4-9 0-4 5-8 5-8 5-6 5-6 9-10 4 0 9 0 9 0z">
          <text:p/>
        </draw:path>
        <draw:path draw:style-name="gr5" draw:text-style-name="P5" draw:layer="layout" svg:width="0.144cm" svg:height="0.221cm" svg:x="6.344cm" svg:y="18.243cm" svg:viewBox="0 0 145 222" svg:d="M145 222h-145v-26l59-55c10-8 14-18 22-26 5-4 9-13 13-17s4-9 4-17c5-4 5-8 5-13 0-4 0-13-5-17 0-4 0-8-4-13-4-4-8-4-13-8-4 0-8-4-18-4-8 0-16 4-25 8s-13 9-21 17l-17-21c8-9 21-17 29-21 13-4 26-9 40-9 8 0 17 5 25 5 9 4 17 8 21 12 4 9 9 13 13 21 4 9 4 17 4 26s0 17-4 25c0 5-4 13-9 22-4 4-8 12-16 22-5 8-13 17-26 25l-39 38h107z">
          <text:p/>
        </draw:path>
        <draw:polygon draw:style-name="gr5" draw:text-style-name="P5" draw:layer="layout" svg:width="0.14cm" svg:height="0.136cm" svg:x="6.717cm" svg:y="18.307cm" svg:viewBox="0 0 141 137" draw:points="141,17 90,68 141,119 120,137 73,85 21,137 4,119 52,68 0,17 21,0 73,51 124,0">
          <text:p/>
        </draw:polygon>
        <draw:path draw:style-name="gr5" draw:text-style-name="P5" draw:layer="layout" svg:width="0.132cm" svg:height="0.22cm" svg:x="7.098cm" svg:y="18.248cm" svg:viewBox="0 0 133 221" svg:d="M133 149c0 8 0 21-9 30-4 8-8 17-17 21-8 8-17 12-30 17-12 4-21 4-33 4-6 0-10 0-14 0s-9 0-9 0c-4 0-8 0-12 0-4-4-4-4-9-4v-26c5 0 13 5 21 5 5 0 13 0 23 0 8 0 17 0 25-5 4 0 13-4 17-8s8-9 13-13c0-8 4-13 4-21 0-13-4-21-17-31-9-4-21-8-42-8h-39v-110h115v25h-90v59h22c9 0 17 5 30 5 8 0 17 4 25 8 9 4 13 13 17 21 5 10 9 18 9 31z">
          <text:p/>
        </draw:path>
        <draw:path draw:style-name="gr5" draw:text-style-name="P5" draw:layer="layout" svg:width="0.152cm" svg:height="0.225cm" svg:x="4.462cm" svg:y="18.748cm" svg:viewBox="0 0 153 226" svg:d="M153 217c-8 4-17 4-21 4-8 0-13 5-21 5-21 0-38-9-47-17-12-9-16-22-16-44v-89h-48v-21h48v-47l29-8v55h76v21h-76v85c0 13 4 22 9 31 8 4 17 8 29 8 4 0 9 0 17-4 4 0 13 0 21 0z">
          <text:p/>
        </draw:path>
        <draw:path draw:style-name="gr5" draw:text-style-name="P5" draw:layer="layout" svg:width="0.148cm" svg:height="0.174cm" svg:x="4.657cm" svg:y="18.799cm" svg:viewBox="0 0 149 175" svg:d="M149 76c0 4 0 8 0 13 0 0 0 4 0 8h-119c0 17 9 30 18 38 8 9 21 14 42 14 4 0 8 0 13 0 4 0 8 0 12 0 4-5 9-5 13-5s8 0 13-4v26c-9 0-17 4-26 4-12 5-21 5-29 5-17 0-30-5-38-9-13-4-22-8-26-17-9-5-13-14-18-26 0-13-4-21-4-39 0-8 4-21 9-29 0-13 4-21 13-30 8-8 13-13 26-17 8-4 16-8 29-8s21 0 30 4c12 4 17 8 25 17 4 8 9 13 13 25 4 9 4 17 4 30zM119 72c0-5 0-13 0-22-4-4-4-8-8-12s-8-9-17-13c-4 0-8-4-17-4-8 0-13 4-17 4-4 4-8 9-12 13-5 4-9 8-13 12 0 9 0 17-5 22z">
          <text:p/>
        </draw:path>
        <draw:path draw:style-name="gr5" draw:text-style-name="P5" draw:layer="layout" svg:width="0.136cm" svg:height="0.169cm" svg:x="4.86cm" svg:y="18.799cm" svg:viewBox="0 0 137 170" svg:d="M0 4h26v30c8-13 21-22 29-26 9-4 23-8 31-8 17 0 30 4 38 17 9 12 13 25 13 51h-30c0-17 0-26-4-34-4-5-13-9-21-9-4 0-9 0-13 0-5 4-9 4-14 9-4 4-8 8-13 13-4 4-8 9-12 17v106h-30z">
          <text:p/>
        </draw:path>
        <draw:path draw:style-name="gr5" draw:text-style-name="P5" draw:layer="layout" svg:width="0.156cm" svg:height="0.169cm" svg:x="5.026cm" svg:y="18.799cm" svg:viewBox="0 0 157 170" svg:d="M132 170v-119c0-4 0-9 0-13s0-9 0-9c-4-4-4-4-4-4h-4c-5 0-5 0-9 0 0 0-4 4-4 9-4 0-4 4-9 8 0 9-4 14-8 22v106h-26v-114c0-9 0-14 0-18s-4-9-4-9c0-4 0-4 0-4-4 0-4 0-8 0h-5l-4 4c-5 5-5 9-9 13-5 5-5 14-9 22v106h-29v-166h25v30c4-5 4-13 8-17 5-5 5-9 9-9 5-4 5-4 9-8 5 0 9 0 13 0 8 0 13 4 17 8 8 4 8 17 8 26 5-5 5-9 9-13s4-9 9-13c4-4 4-4 8-4 4-4 9-4 13-4 21 0 29 17 29 47v123z">
          <text:p/>
        </draw:path>
        <draw:path draw:style-name="gr5" draw:text-style-name="P5" draw:layer="layout" svg:width="0.148cm" svg:height="0.174cm" svg:x="6.713cm" svg:y="18.799cm" svg:viewBox="0 0 149 175" svg:d="M149 76c0 4 0 8 0 13 0 0 0 4 0 8h-119c0 17 9 30 17 38 9 9 21 14 38 14 9 0 13 0 17 0 5 0 9 0 13 0 4-5 9-5 13-5s8 0 12-4v26c-8 0-16 4-25 4-13 5-21 5-30 5-17 0-29-5-38-9-13-4-21-8-25-17-10-5-14-14-18-26 0-13-4-21-4-39 0-8 4-21 4-29 4-13 8-21 18-30 4-8 12-13 25-17 9-4 17-8 30-8s21 0 30 4c12 4 17 8 25 17 4 8 8 13 13 25 4 9 4 17 4 30zM119 72c0-5 0-13 0-22-4-4-4-8-8-12s-9-9-17-13c-4 0-9-4-17-4-9 0-13 4-17 4-4 4-13 9-13 13-4 4-8 8-13 12 0 9 0 17-4 22z">
          <text:p/>
        </draw:path>
        <draw:path draw:style-name="gr5" draw:text-style-name="P5" draw:layer="layout" svg:width="0.127cm" svg:height="0.174cm" svg:x="6.912cm" svg:y="18.799cm" svg:viewBox="0 0 128 175" svg:d="M128 123c0 8 0 12-4 17 0 4-4 9-4 13-5 5-9 5-13 9s-9 4-17 8c-4 0-9 0-13 0-8 5-12 5-17 5-13 0-21 0-34-5-8 0-18 0-26-4v-26c8 4 22 4 30 4 9 5 17 5 30 5s21 0 30-5c4-4 8-13 8-17s0-9 0-9c0-4-4-4-8-8 0 0-4-4-13-4-4-5-12-5-21-9s-17-4-21-8c-9-5-13-5-17-9-5-4-10-8-14-17 0-4-4-8-4-17 0-4 4-8 4-12 4-9 9-13 14-17 4-5 12-9 21-13 8-4 17-4 34-4 4 0 13 0 21 0 9 0 17 4 26 4v25c-13 0-22-4-26-4-8 0-17 0-21 0-8 0-17 0-21 0-5 0-9 4-13 4 0 5-4 5-4 9 0 0-5 4-5 8 0 0 5 4 5 9l4 4c4 4 8 4 13 8 8 0 17 5 25 9 9 0 17 4 26 8 4 5 8 5 12 9 5 4 9 8 13 13 0 4 0 12 0 17z">
          <text:p/>
        </draw:path>
        <draw:path draw:style-name="gr5" draw:text-style-name="P5" draw:layer="layout" svg:width="0.153cm" svg:height="0.225cm" svg:x="7.077cm" svg:y="18.748cm" svg:viewBox="0 0 154 226" svg:d="M154 217c-9 4-14 4-23 4-8 0-12 5-21 5-21 0-38-9-46-17-9-9-17-22-17-44v-89h-47v-21h47v-47l29-8v55h78v21h-78v85c0 13 5 22 9 31 8 4 17 8 29 8 5 0 13 0 17-4 9 0 14 0 23 0z">
          <text:p/>
        </draw:path>
        <draw:path draw:style-name="gr5" draw:text-style-name="P5" draw:layer="layout" svg:width="0.131cm" svg:height="0.237cm" svg:x="7.285cm" svg:y="18.731cm" svg:viewBox="0 0 132 238" svg:d="M55 93h-51v-21h80v141h48v25h-132v-25h55zM63 0c5 0 5 0 9 4 4 0 4 0 8 4l4 5c0 4 0 8 0 12 0 0 0 5 0 9l-4 4c-4 4-4 4-8 9-4 0-4 0-9 0-4 0-4 0-8 0-4-5-4-5-9-9l-4-4c0-4 0-9 0-9 0-4 0-8 0-12l4-5c5-4 5-4 9-4 4-4 4-4 8-4z">
          <text:p/>
        </draw:path>
        <draw:path draw:style-name="gr5" draw:text-style-name="P5" draw:layer="layout" svg:width="0.156cm" svg:height="0.169cm" svg:x="7.459cm" svg:y="18.799cm" svg:viewBox="0 0 157 170" svg:d="M128 170v-119c0-4 0-9 0-13s0-9 0-9c0-4-5-4-5-4h-4c-4 0-4 0-8 0 0 0 0 4-6 9 0 0-4 4-8 8 0 9-4 14-8 22v106h-26v-114c0-9 0-14 0-18s0-9-4-9c0-4 0-4 0-4-4 0-4 0-4 0-5 0-5 0-9 0l-4 4c-4 5-4 9-8 13-5 5-5 14-9 22v106h-25v-166h21v30c4-5 4-13 8-17 5-5 5-9 9-9 4-4 4-4 8-8 4 0 9 0 13 0 8 0 17 4 21 8s4 17 4 26c5-5 5-9 9-13s4-9 8-13 4-4 10-4c4-4 8-4 12-4 22 0 34 17 34 47v123z">
          <text:p/>
        </draw:path>
        <draw:path draw:style-name="gr5" draw:text-style-name="P5" draw:layer="layout" svg:width="0.14cm" svg:height="0.174cm" svg:x="7.649cm" svg:y="18.799cm" svg:viewBox="0 0 141 175" svg:d="M116 170v-21c-13 9-21 13-30 17-8 4-22 9-31 9-8 0-17-5-25-5-4-4-13-8-17-12-4-5-4-9-8-14 0-4-5-13-5-17 0-17 9-34 22-43 12-8 29-12 56-12h33v-17c0-9-4-17-8-21-8-9-17-9-30-9-9 0-22 0-30 4-9 0-17 5-26 9v-30c5 0 5 0 13 0 4-4 8-4 13-4 4 0 8-4 17-4 4 0 9 0 13 0 13 0 22 0 30 4 8 0 13 4 21 8 4 5 9 13 13 17 0 9 4 17 4 26v115zM111 93h-38c-4 0-13 0-18 4-4 0-8 0-12 5-5 4-5 4-9 8 0 4 0 8 0 13 0 4 0 8 0 8 0 4 4 9 4 9 5 4 5 4 9 9 4 0 8 0 13 0 9 0 13 0 26-5 9-4 17-13 25-21z">
          <text:p/>
        </draw:path>
        <draw:path draw:style-name="gr5" draw:text-style-name="P5" draw:layer="layout" svg:width="0.149cm" svg:height="0.225cm" svg:x="7.827cm" svg:y="18.748cm" svg:viewBox="0 0 150 226" svg:d="M150 217c-5 4-13 4-22 4-4 0-12 5-21 5-22 0-35-9-47-17-9-9-13-22-13-44v-89h-47v-21h47v-47l30-8v55h73v21h-73v85c0 13 0 22 8 31 4 4 14 8 27 8 8 0 12 0 21-4 4 0 12 0 17 0z">
          <text:p/>
        </draw:path>
        <draw:path draw:style-name="gr5" draw:text-style-name="P5" draw:layer="layout" svg:width="0.149cm" svg:height="0.174cm" svg:x="8.022cm" svg:y="18.799cm" svg:viewBox="0 0 150 175" svg:d="M150 76c0 4 0 8 0 13 0 0 0 4 0 8h-120c0 17 4 30 13 38 13 9 26 14 43 14 4 0 9 0 17 0 4 0 9 0 13 0 4-5 8-5 12-5 5 0 9 0 13-4v26c-8 0-17 4-29 4-9 5-17 5-30 5s-26-5-39-9c-9-4-17-8-26-17-4-5-8-14-13-26-4-13-4-21-4-39 0-8 0-21 4-29 5-13 9-21 17-30 5-8 13-13 22-17s22-8 35-8c8 0 21 0 29 4 9 4 17 8 21 17 9 8 13 13 17 25 0 9 5 17 5 30zM120 72c0-5 0-13-4-22 0-4-4-8-9-12-4-4-8-9-12-13-5 0-13-4-22-4-4 0-8 4-17 4-4 4-8 9-13 13-4 4-4 8-9 12-4 9-4 17-4 22z">
          <text:p/>
        </draw:path>
        <draw:path draw:style-name="gr5" draw:text-style-name="P5" draw:layer="layout" svg:width="0.128cm" svg:height="0.174cm" svg:x="8.408cm" svg:y="18.799cm" svg:viewBox="0 0 129 175" svg:d="M129 123c0 8 0 12-4 17 0 4-4 9-8 13-5 5-5 5-13 9-4 4-9 4-13 8-4 0-8 0-17 0-4 5-9 5-14 5-12 0-25 0-33-5-9 0-17 0-27-4v-26c10 4 18 4 27 4 12 5 21 5 29 5 14 0 27 0 31-5 8-4 13-13 13-17s0-9-5-9c0-4 0-4-4-8-4 0-8-4-13-4-4-5-13-5-26-9-4-4-13-4-17-8-8-5-13-5-17-9s-8-8-13-17c-5-4-5-8-5-17 0-4 0-8 5-12 0-9 5-13 9-17 8-5 13-9 21-13 13-4 21-4 35-4 8 0 17 0 21 0 9 0 17 4 26 4v25c-9 0-17-4-26-4-8 0-13 0-21 0-5 0-14 0-18 0s-8 4-13 4c-4 5-4 5-4 9-4 0-4 4-4 8 0 0 0 4 0 9 4 0 4 4 8 4 5 4 9 4 13 8 4 0 13 5 22 9 13 0 21 4 26 8 8 5 12 5 17 9 4 4 8 8 8 13 4 4 4 12 4 17z">
          <text:p/>
        </draw:path>
        <draw:path draw:style-name="gr5" draw:text-style-name="P5" draw:layer="layout" svg:width="0.153cm" svg:height="0.225cm" svg:x="8.573cm" svg:y="18.748cm" svg:viewBox="0 0 154 226" svg:d="M154 217c-8 4-17 4-21 4-9 0-17 5-21 5-22 0-39-9-47-17-13-9-17-22-17-44v-89h-48v-21h48v-47l30-8v55h76v21h-76v85c0 13 4 22 8 31 8 4 17 8 30 8 4 0 8 0 17-4 4 0 13 0 21 0z">
          <text:p/>
        </draw:path>
        <draw:path draw:style-name="gr5" draw:text-style-name="P5" draw:layer="layout" svg:width="0.14cm" svg:height="0.238cm" svg:x="8.768cm" svg:y="18.735cm" svg:viewBox="0 0 141 239" svg:d="M0 154c0-13 0-26 5-39 4-9 12-22 16-26 9-8 17-13 26-17 14-4 22-8 35-8 4 0 13 0 17 0 4 4 8 4 13 4v-68h29v234h-25v-29c-9 8-17 17-26 25-8 4-21 9-29 9-14 0-23-5-27-9-8-4-17-8-21-17-4-4-8-13-8-25-5-9-5-22-5-34zM30 154c0 17 4 34 8 42 5 13 13 17 27 17 9 0 13-4 21-8 9-9 17-17 26-30v-82c-5 0-9 0-13-4-9 0-13 0-17 0-17 0-31 4-39 13-9 13-13 30-13 52z">
          <text:p/>
        </draw:path>
        <draw:path draw:style-name="gr5" draw:text-style-name="P5" draw:layer="layout" svg:width="0.055cm" svg:height="0.056cm" svg:x="9.001cm" svg:y="18.917cm" svg:viewBox="0 0 56 57" svg:d="M26 0c4 0 8 0 13 0 4 5 9 5 9 9 4 0 4 4 4 8 4 0 4 5 4 9s0 9-4 14c0 4 0 4-4 8 0 0-5 4-9 4-5 5-9 5-13 5 0 0-4 0-9-5-4 0-8-4-8-4-4-4-4-4-9-8 0-5 0-10 0-14s0-9 0-9c5-4 5-8 9-8 0-4 4-4 8-9 5 0 9 0 9 0z">
          <text:p/>
        </draw:path>
        <draw:path draw:style-name="gr5" draw:text-style-name="P5" draw:layer="layout" svg:width="0.145cm" svg:height="0.174cm" svg:x="9.145cm" svg:y="18.799cm" svg:viewBox="0 0 146 175" svg:d="M146 76c0 4 0 8 0 13 0 0 0 4 0 8h-116c0 17 4 30 13 38 8 9 21 14 42 14 4 0 8 0 13 0 4 0 8 0 17 0 4-5 8-5 12-5 5 0 5 0 9-5v27c-9 0-17 4-26 4-8 5-21 5-29 5-17 0-30-5-38-9-9-4-17-9-26-17-4-5-12-14-12-27-5-12-5-21-5-38 0-8 0-21 5-29 4-13 8-21 12-30 9-8 17-13 26-17 8-4 21-8 29-8 13 0 26 0 34 4 9 4 17 8 21 17 5 8 13 13 13 25 6 9 6 17 6 30zM115 72c0-5 0-13 0-22-5-4-5-8-9-12s-8-9-13-13c-8 0-12-4-21-4-4 0-12 4-17 4-4 4-8 9-12 13-5 4-9 8-9 12-4 9-4 17-4 22z">
          <text:p/>
        </draw:path>
        <draw:path draw:style-name="gr5" draw:text-style-name="P5" draw:layer="layout" svg:width="0.136cm" svg:height="0.169cm" svg:x="9.345cm" svg:y="18.799cm" svg:viewBox="0 0 137 170" svg:d="M0 4h25v30c14-13 22-22 31-26 8-4 21-8 30-8 17 0 29 4 38 17 8 12 13 25 13 51h-30c0-17 0-26-4-34-5-5-13-9-21-9-5 0-9 0-13 0-5 4-9 4-13 9-4 4-9 8-13 13-4 4-9 9-14 17v106h-29z">
          <text:p/>
        </draw:path>
        <draw:path draw:style-name="gr5" draw:text-style-name="P5" draw:layer="layout" svg:width="0.136cm" svg:height="0.169cm" svg:x="9.531cm" svg:y="18.799cm" svg:viewBox="0 0 137 170" svg:d="M0 4h26v30c12-13 21-22 29-26 9-4 22-8 30-8 17 0 30 4 39 17 9 12 13 25 13 51h-31c0-17 0-26-4-34-4-5-12-9-21-9-4 0-9 0-13 0-4 4-8 4-13 9-4 4-8 8-12 13-5 4-9 9-13 17v106h-30z">
          <text:p/>
        </draw:path>
        <draw:path draw:style-name="gr5" draw:text-style-name="P5" draw:layer="layout" svg:width="0.157cm" svg:height="0.174cm" svg:x="9.701cm" svg:y="18.799cm" svg:viewBox="0 0 158 175" svg:d="M158 84c0 13-5 26-9 34-4 13-8 22-13 31-8 9-16 13-25 17-13 4-21 9-34 9s-25-5-35-9c-8 0-17-8-21-13-9-9-13-18-17-30-4-9-4-21-4-34s0-26 4-39c4-8 8-16 17-25 4-8 13-13 26-21 9-4 22-4 34-4 9 0 22 0 30 4 9 4 17 8 25 17 5 8 13 17 13 25 4 13 9 26 9 38zM128 84c0-8-4-17-4-25-4-9-4-13-9-21-4-4-12-9-17-9-8-4-12-4-21-4-8 0-17 0-21 4-9 5-14 9-18 13s-4 13-8 21c0 9 0 13 0 21 0 13 0 22 0 30 4 9 8 13 12 17 5 9 10 9 14 13 8 5 13 5 21 5 9 0 17 0 21-5 9-4 13-9 17-13 5-8 9-13 9-21s4-17 4-26z">
          <text:p/>
        </draw:path>
        <draw:path draw:style-name="gr5" draw:text-style-name="P5" draw:layer="layout" svg:width="0.137cm" svg:height="0.169cm" svg:x="9.904cm" svg:y="18.799cm" svg:viewBox="0 0 138 170" svg:d="M0 4h26v30c14-13 22-22 30-26 13-4 22-8 30-8 17 0 30 4 38 17 13 12 17 25 13 51h-30c5-17 0-26-4-34-4-5-13-9-21-9-4 0-9 0-13 0 0 4-4 4-8 9-5 4-9 8-17 13-4 4-9 9-13 17v106h-31z">
          <text:p/>
        </draw:path>
        <draw:path draw:style-name="gr5" draw:text-style-name="P5" draw:layer="layout" svg:width="0.132cm" svg:height="0.174cm" svg:x="10.273cm" svg:y="18.799cm" svg:viewBox="0 0 133 175" svg:d="M133 123c0 8 0 12-5 17 0 4-4 9-8 13-4 5-9 5-13 9s-8 4-13 8c-4 0-12 0-17 0-4 5-8 5-17 5-8 0-21 0-29-5-9 0-17 0-31-4v-26c14 4 22 4 31 4 12 5 21 5 29 5 13 0 26 0 30-5 9-4 13-13 13-17s0-9-4-9c0-4 0-4-5-8-4 0-8-4-12-4-5-4-13-4-26-9-4-4-13-4-21-8-4-5-9-5-13-9-8-4-8-8-14-17-4-4-4-8-4-17 0-4 0-8 4-12 0-9 6-13 10-17 8-5 13-9 21-13 9-4 21-4 34-4 9 0 13 0 21 0 9 0 17 4 26 4v25c-9 0-17-4-26-4-8 0-12 0-21 0-8 0-13 0-17 0s-8 4-13 4c-4 5-4 5-8 9 0 0 0 4 0 8 0 0 0 4 0 9 4 0 4 4 8 4 5 4 9 4 13 8 4 0 13 5 21 9 13 0 22 4 26 8 8 5 13 5 17 9s8 9 8 13c5 4 5 12 5 17z">
          <text:p/>
        </draw:path>
        <draw:path draw:style-name="gr5" draw:text-style-name="P5" draw:layer="layout" svg:width="0.148cm" svg:height="0.225cm" svg:x="10.443cm" svg:y="18.748cm" svg:viewBox="0 0 149 226" svg:d="M149 217c-4 4-14 4-18 4-8 0-17 5-21 5-21 0-38-9-51-17-8-9-13-22-13-44v-89h-46v-21h46v-47l30-8v55h73v21h-73v85c0 13 0 22 9 31 4 4 16 8 29 8 4 0 9 0 17-4 4 0 14 0 18 0z">
          <text:p/>
        </draw:path>
        <draw:path draw:style-name="gr5" draw:text-style-name="P5" draw:layer="layout" svg:width="0.135cm" svg:height="0.174cm" svg:x="10.642cm" svg:y="18.799cm" svg:viewBox="0 0 136 175" svg:d="M111 170v-21c-9 9-17 13-31 17-8 4-17 9-30 9-8 0-17-5-21-5-8-4-12-8-17-12-4-5-8-9-8-14-4-4-4-13-4-17 0-17 4-34 17-42 12-9 29-13 55-13h35v-17c0-8 0-17-9-21-4-9-18-9-31-9-8 0-17 0-25 5-9 0-21 4-30 8v-30c5 0 9 0 13 0 4-4 8-4 13-4 4 0 12-4 17-4 4 0 12 0 17 0 8 0 16 0 26 4 9 0 17 4 21 9 5 4 9 12 13 17 4 8 4 17 4 25v115zM107 93h-35c-9 0-13 0-22 4-4 0-8 0-12 5 0 4-5 4-5 8-4 4-4 8-4 13 0 4 0 8 0 8 4 4 4 9 4 9 5 4 9 4 13 9 0 0 4 0 13 0 4 0 13 0 21-5 8-4 18-13 27-21z">
          <text:p/>
        </draw:path>
        <draw:path draw:style-name="gr5" draw:text-style-name="P5" draw:layer="layout" svg:width="0.153cm" svg:height="0.225cm" svg:x="10.815cm" svg:y="18.748cm" svg:viewBox="0 0 154 226" svg:d="M154 217c-8 4-17 4-21 4-9 0-17 5-21 5-22 0-39-9-47-17-14-9-18-22-18-44v-89h-47v-21h47v-47l31-8v55h76v21h-76v85c0 13 4 22 8 31 9 4 17 8 30 8 4 0 8 0 17-4 4 0 13 0 21 0z">
          <text:p/>
        </draw:path>
        <draw:path draw:style-name="gr5" draw:text-style-name="P5" draw:layer="layout" svg:width="0.136cm" svg:height="0.237cm" svg:x="11.019cm" svg:y="18.731cm" svg:viewBox="0 0 137 238" svg:d="M55 93h-46v-21h76v141h52v25h-137v-25h55zM68 0c4 0 4 0 8 4 5 0 5 0 9 4 0 0 0 5 4 5 0 4 0 8 0 12 0 0 0 5 0 9-4 0-4 4-4 4-4 4-4 4-9 9-4 0-4 0-8 0s-9 0-9 0c-4-5-8-5-8-9-4 0-4-4-4-4 0-4-5-9-5-9 0-4 5-8 5-12 0 0 0-5 4-5 0-4 4-4 8-4 0-4 5-4 9-4z">
          <text:p/>
        </draw:path>
        <draw:path draw:style-name="gr5" draw:text-style-name="P5" draw:layer="layout" svg:width="0.127cm" svg:height="0.174cm" svg:x="11.21cm" svg:y="18.799cm" svg:viewBox="0 0 128 175" svg:d="M128 123c0 8 0 12-4 17 0 4-5 9-5 13-4 5-8 5-12 9-5 4-9 4-17 8-4 0-9 0-13 0-8 5-13 5-17 5-13 0-21 0-35-5-8 0-17 0-25-4v-26c8 4 21 4 29 4 10 5 18 5 31 5s21 0 30-5c4-4 8-13 8-17s0-9 0-9c0-4-4-4-8-8 0 0-4-4-13-4-4-5-13-5-21-9-9-4-17-4-22-8-9-5-13-5-17-9-5-4-9-8-13-17 0-4-4-8-4-17 0-4 4-8 4-12 4-9 8-13 13-17 4-5 12-9 22-13 8-4 17-4 34-4 4 0 13 0 21 0s17 4 25 4v25c-12 0-21-4-25-4-8 0-17 0-21 0-9 0-17 0-21 0-5 0-9 4-13 4 0 5-5 5-5 9 0 0-5 4-5 8 0 0 5 4 5 9l5 4c4 4 8 4 13 8 8 0 17 5 25 9 9 0 17 4 25 8 5 5 9 5 13 9s9 8 13 13c0 4 0 12 0 17z">
          <text:p/>
        </draw:path>
        <draw:path draw:style-name="gr5" draw:text-style-name="P5" draw:layer="layout" svg:width="0.153cm" svg:height="0.225cm" svg:x="11.375cm" svg:y="18.748cm" svg:viewBox="0 0 154 226" svg:d="M154 217c-9 4-13 4-22 4-8 0-12 5-21 5-22 0-39-9-47-17-9-9-17-22-17-44v-89h-47v-21h47v-47l29-8v55h78v21h-78v85c0 13 5 22 9 31 8 4 18 8 31 8 4 0 12 0 16-4 9 0 13 0 22 0z">
          <text:p/>
        </draw:path>
        <draw:path draw:style-name="gr5" draw:text-style-name="P5" draw:layer="layout" svg:width="0.131cm" svg:height="0.237cm" svg:x="11.583cm" svg:y="18.731cm" svg:viewBox="0 0 132 238" svg:d="M56 93h-52v-21h82v141h46v25h-132v-25h56zM64 0c5 0 5 0 9 4 4 0 4 0 8 4l5 5c0 4 0 8 0 12 0 0 0 5 0 9l-5 4c-4 4-4 4-8 9-4 0-4 0-9 0-4 0-4 0-8 0-4-5-4-5-8-9l-5-4c0-4 0-9 0-9 0-4 0-8 0-12l5-5c4-4 4-4 8-4 4-4 4-4 8-4z">
          <text:p/>
        </draw:path>
        <draw:path draw:style-name="gr5" draw:text-style-name="P5" draw:layer="layout" svg:width="0.131cm" svg:height="0.174cm" svg:x="11.765cm" svg:y="18.799cm" svg:viewBox="0 0 132 175" svg:d="M132 166c-8 0-16 4-25 4-4 0-13 5-22 5-30 0-47-9-64-26-13-14-21-35-21-60 0-13 4-26 8-39 5-8 9-16 17-25 9-8 17-13 26-17s21-8 34-8c9 0 18 0 26 4 9 0 13 0 21 4v26c-8 0-16-5-21-5-8-4-17-4-26-4s-13 0-21 4c-4 5-13 9-17 13-5 4-9 13-13 17 0 8-4 17-4 30 0 17 8 34 17 42 8 13 21 18 38 18 9 0 18 0 26-5 9 0 13-4 21-9z">
          <text:p/>
        </draw:path>
        <draw:path draw:style-name="gr5" draw:text-style-name="P5" draw:layer="layout" svg:width="0.14cm" svg:height="0.237cm" svg:x="12.888cm" svg:y="18.799cm" svg:viewBox="0 0 141 238" svg:d="M141 85c0 13 0 26-4 39-4 8-9 21-17 25-9 9-18 13-26 17-13 4-22 4-34 4-5 0-9 0-17 0-4 0-9 0-13 0v68h-30v-234h26v25c8-8 17-17 29-21 9-4 17-8 30-8 9 0 17 0 26 4 5 4 13 13 17 17 5 8 9 17 13 30 0 9 0 22 0 34zM111 85c0-8 0-17 0-25 0-4-5-13-5-18-4-4-8-8-12-13-5-4-9-4-17-4 0 0-5 0-9 0-4 4-8 4-13 9-4 0-8 4-12 8-4 5-9 14-13 18v81c4 4 9 4 17 4 4 4 8 4 17 4 13 0 25-4 34-17 8-8 13-25 13-47z">
          <text:p/>
        </draw:path>
        <draw:path draw:style-name="gr5" draw:text-style-name="P5" draw:layer="layout" svg:width="0.055cm" svg:height="0.056cm" svg:x="13.113cm" svg:y="18.917cm" svg:viewBox="0 0 56 57" svg:d="M26 0c5 0 9 0 13 0 4 5 4 5 9 9 4 0 4 4 4 8 4 0 4 5 4 9s0 9-4 14c0 4 0 4-4 8-5 0-5 4-9 4-4 5-8 5-13 5 0 0-4 0-8-5-4 0-8-4-8-4-6-4-6-4-10-8 0-5 0-10 0-14s0-9 0-9c4-4 4-8 10-8 0-4 4-4 8-9 4 0 4 0 8 0z">
          <text:p/>
        </draw:path>
        <draw:polygon draw:style-name="gr5" draw:text-style-name="P5" draw:layer="layout" svg:width="0.166cm" svg:height="0.165cm" svg:x="13.244cm" svg:y="18.803cm" svg:viewBox="0 0 167 166" draw:points="0,0 34,0 78,111 86,137 95,111 137,0 167,0 103,166 69,166">
          <text:p/>
        </draw:polygon>
        <draw:path draw:style-name="gr5" draw:text-style-name="P5" draw:layer="layout" svg:width="0.135cm" svg:height="0.174cm" svg:x="13.444cm" svg:y="18.799cm" svg:viewBox="0 0 136 175" svg:d="M110 170v-21c-9 9-17 13-26 17-8 4-21 9-29 9-9 0-17-5-26-5-8-4-13-8-17-12-4-5-8-9-8-14-4-4-4-13-4-17 0-17 8-34 16-43 13-8 35-12 56-12h38v-17c0-9-4-17-13-21-4-9-13-9-25-9-13 0-21 0-30 4-9 0-17 5-30 9v-30c4 0 9 0 13 0 4-4 8-4 17-4 4 0 9-4 13-4 8 0 13 0 17 0 12 0 21 0 29 4 5 0 13 4 17 8 10 5 14 13 14 17 4 9 4 17 4 26v115zM110 93h-38c-9 0-13 0-17 4-9 0-13 0-13 5-4 4-9 4-9 8-4 4-4 8-4 13 0 4 0 8 4 8 0 4 0 9 5 9 0 4 4 4 8 9 5 0 9 0 13 0s13 0 21-5c9-4 17-13 30-21z">
          <text:p/>
        </draw:path>
        <draw:polygon draw:style-name="gr5" draw:text-style-name="P5" draw:layer="layout" svg:width="0.131cm" svg:height="0.233cm" svg:x="13.639cm" svg:y="18.735cm" svg:viewBox="0 0 132 234" draw:points="56,21 4,21 4,0 85,0 85,209 132,209 132,234 0,234 0,209 56,209">
          <text:p/>
        </draw:polygon>
        <draw:path draw:style-name="gr5" draw:text-style-name="P5" draw:layer="layout" svg:width="0.136cm" svg:height="0.17cm" svg:x="13.821cm" svg:y="18.803cm" svg:viewBox="0 0 137 171" svg:d="M137 166h-26v-25c-8 4-13 8-17 13-4 4-9 8-13 8-4 4-8 4-12 4-5 5-9 5-13 5-17 0-34-5-43-17-9-9-13-26-13-47v-107h30v107c0 25 9 38 30 38 4 0 9 0 9-4 4 0 8 0 12-4 4 0 9-5 13-9s9-13 13-17v-111h30z">
          <text:p/>
        </draw:path>
        <draw:path draw:style-name="gr5" draw:text-style-name="P5" draw:layer="layout" svg:width="0.149cm" svg:height="0.174cm" svg:x="14.003cm" svg:y="18.799cm" svg:viewBox="0 0 150 175" svg:d="M150 76c0 4 0 8 0 13 0 0-5 4-5 8h-115c0 17 4 30 12 38 9 9 26 14 43 14 4 0 8 0 12 0 5 0 13 0 17 0 5-5 9-5 13-5 6 0 10 0 10-4v26c-4 0-14 4-27 4-8 5-21 5-29 5-13 0-26-5-39-9-8-4-16-8-25-17-4-5-8-14-13-26-4-13-4-21-4-39 0-8 0-21 4-29 5-13 9-21 13-30 9-8 17-13 25-17 9-4 22-8 34-8 9 0 21 0 30 4 8 4 17 8 21 17 10 8 14 13 14 25 4 9 9 17 9 30zM114 72c5-5 0-13 0-22 0-4-4-8-8-12s-9-9-13-13c-8 0-12-4-21-4-4 0-13 4-17 4-4 4-8 9-13 13-4 4-8 8-8 12-4 9-4 17-4 22z">
          <text:p/>
        </draw:path>
        <draw:polygon draw:style-name="gr5" draw:text-style-name="P5" draw:layer="layout" svg:width="0.132cm" svg:height="0.187cm" svg:x="4.474cm" svg:y="19.286cm" svg:viewBox="0 0 133 188" draw:points="133,171 112,188 0,93 112,0 133,21 39,93">
          <text:p/>
        </draw:polygon>
        <draw:path draw:style-name="gr5" draw:text-style-name="P5" draw:layer="layout" svg:width="0.132cm" svg:height="0.17cm" svg:x="4.665cm" svg:y="19.303cm" svg:viewBox="0 0 133 171" svg:d="M133 162c-9 4-18 4-27 9-8 0-17 0-25 0-26 0-47-5-60-22-12-12-21-33-21-63 0-13 0-21 4-34 5-9 13-22 17-26 9-9 18-17 30-22 9-4 21-4 34-4 9 0 17 0 21 0 9 4 18 4 27 9v25c-9-4-18-4-27-8-4 0-12 0-21 0-8 0-13 0-21 4-9 0-13 4-17 13-4 4-8 9-13 18-4 8-4 16-4 25 0 21 4 38 17 46 8 9 21 13 38 13 9 0 17 0 25 0 5-4 14-4 23-8z">
          <text:p/>
        </draw:path>
        <draw:path draw:style-name="gr5" draw:text-style-name="P5" draw:layer="layout" svg:width="0.135cm" svg:height="0.234cm" svg:x="4.852cm" svg:y="19.239cm" svg:viewBox="0 0 136 235" svg:d="M136 235h-29v-108c0-12-4-21-9-29-4-4-12-9-21-9-5 0-5 0-9 0-5 0-9 5-13 9-5 0-9 4-13 8-4 5-8 9-13 17v112h-29v-235h29v68 26c5-5 9-9 13-13s8-9 13-9c4-4 8-4 13-8 4 0 9 0 13 0 17 0 30 4 38 17 13 8 17 25 17 42z">
          <text:p/>
        </draw:path>
        <draw:path draw:style-name="gr5" draw:text-style-name="P5" draw:layer="layout" svg:width="0.135cm" svg:height="0.17cm" svg:x="5.047cm" svg:y="19.303cm" svg:viewBox="0 0 136 171" svg:d="M0 0h26v34c13-13 21-21 30-25 8-9 21-9 30-9 17 0 29 4 38 17 8 9 12 26 12 48h-29c0-13 0-22-4-31-5-8-13-8-22-8-4 0-8 0-13 0-4 0-8 4-12 8-5 0-9 4-13 9-4 9-8 13-13 18v110h-30z">
          <text:p/>
        </draw:path>
        <draw:polygon draw:style-name="gr5" draw:text-style-name="P5" draw:layer="layout" svg:width="0.132cm" svg:height="0.187cm" svg:x="5.233cm" svg:y="19.286cm" svg:viewBox="0 0 133 188" draw:points="0,21 17,0 133,93 17,188 0,171 94,93">
          <text:p/>
        </draw:polygon>
        <draw:polygon draw:style-name="gr5" draw:text-style-name="P5" draw:layer="layout" svg:width="0.132cm" svg:height="0.187cm" svg:x="7.276cm" svg:y="19.286cm" svg:viewBox="0 0 133 188" draw:points="133,171 115,188 0,93 115,0 133,21 43,93">
          <text:p/>
        </draw:polygon>
        <draw:path draw:style-name="gr5" draw:text-style-name="P5" draw:layer="layout" svg:width="0.144cm" svg:height="0.238cm" svg:x="7.459cm" svg:y="19.235cm" svg:viewBox="0 0 145 239" svg:d="M0 158c0-13 4-26 8-38 5-13 9-21 17-30 5-4 13-14 26-18 8-4 21-4 34-4 4 0 8 0 12 0s14 4 18 4v-72h30v239h-26l-4-34c-8 12-18 21-26 25-9 9-21 9-30 9-8 0-17 0-25-5-9-4-13-8-17-17-4-8-9-17-13-25 0-8-4-21-4-34zM30 154c0 21 4 38 8 46 8 9 17 17 25 17 9 0 17-4 26-12 8-5 18-17 26-30v-76c-4 0-14-5-18-5s-12 0-17 0c-17 0-29 5-38 13-8 13-12 25-12 47z">
          <text:p/>
        </draw:path>
        <draw:path draw:style-name="gr5" draw:text-style-name="P5" draw:layer="layout" svg:width="0.144cm" svg:height="0.238cm" svg:x="7.654cm" svg:y="19.235cm" svg:viewBox="0 0 145 239" svg:d="M145 150c0 17 0 29-6 38-4 12-12 21-17 29-8 5-17 13-25 17-13 5-21 5-34 5s-21 0-30 0c-12-5-21-9-33-13v-226h29v68 31c9-13 17-22 26-27 8-4 21-4 29-4 13 0 21 0 26 4 8 5 12 10 21 18 4 9 8 17 8 26 6 13 6 21 6 34zM114 154c0-9 0-17 0-25-4-9-4-13-9-17 0-9-4-13-8-13-4-4-13-4-17-4s-8 0-13 0c0 0-4 4-8 4-4 4-9 8-13 13-4 4-13 8-17 17v80c9 4 13 4 17 4 9 4 13 4 17 4 9 0 13-4 21-4 5-4 9-4 13-13 8-4 8-8 13-16 4-9 4-17 4-30z">
          <text:p/>
        </draw:path>
        <draw:polygon draw:style-name="gr5" draw:text-style-name="P5" draw:layer="layout" svg:width="0.132cm" svg:height="0.238cm" svg:x="7.844cm" svg:y="19.235cm" svg:viewBox="0 0 133 239" draw:points="55,26 5,26 5,0 86,0 86,213 133,213 133,239 0,239 0,213 55,213">
          <text:p/>
        </draw:polygon>
        <draw:polygon draw:style-name="gr5" draw:text-style-name="P5" draw:layer="layout" svg:width="0.127cm" svg:height="0.187cm" svg:x="8.039cm" svg:y="19.286cm" svg:viewBox="0 0 128 188" draw:points="0,21 17,0 128,93 17,188 0,171 90,93">
          <text:p/>
        </draw:polygon>
        <draw:polygon draw:style-name="gr5" draw:text-style-name="P5" draw:layer="layout" svg:width="0.131cm" svg:height="0.187cm" svg:x="9.146cm" svg:y="19.286cm" svg:viewBox="0 0 132 188" draw:points="132,171 115,188 0,93 115,0 132,21 38,93">
          <text:p/>
        </draw:polygon>
        <draw:path draw:style-name="gr5" draw:text-style-name="P5" draw:layer="layout" svg:width="0.144cm" svg:height="0.238cm" svg:x="9.328cm" svg:y="19.235cm" svg:viewBox="0 0 145 239" svg:d="M0 158c0-13 4-25 8-38 0-13 9-21 13-30 9-4 17-13 31-18 8-4 21-4 29-4 9 0 13 0 17 0 5 0 13 4 17 4v-72h30v239h-30v-34c-8 12-17 21-25 25-9 9-21 9-30 9-8 0-17 0-26-5-9-4-13-8-17-17-9-8-9-17-13-25s-4-21-4-34zM30 154c0 21 4 38 8 46 9 9 18 17 26 17 9 0 17-4 26-12 8-5 17-17 25-30v-76c-4 0-12-4-17-4-4 0-12 0-17 0-17 0-29 4-38 12-9 13-13 26-13 47z">
          <text:p/>
        </draw:path>
        <draw:path draw:style-name="gr5" draw:text-style-name="P5" draw:layer="layout" svg:width="0.144cm" svg:height="0.238cm" svg:x="9.523cm" svg:y="19.235cm" svg:viewBox="0 0 145 239" svg:d="M145 150c0 17-4 29-4 38-5 12-14 21-18 29-9 5-17 13-26 17-12 5-21 5-34 5-12 0-21 0-33 0-9-5-17-9-30-13v-226h30v68 31c8-13 16-22 25-27 8-4 21-4 30-4 8 0 17 0 25 4 8 5 13 10 17 18 9 9 9 17 14 26 4 13 4 21 4 34zM114 154c0-9 0-17-4-25 0-9 0-13-4-17-4-9-4-13-9-13-4-4-12-4-17-4-4 0-8 0-12 0-5 0-9 4-13 4 0 4-4 8-13 13-4 4-8 8-12 17v80c4 4 12 4 16 4 9 4 13 4 17 4 9 0 13-4 22-4 4-4 8-4 12-13 5-4 9-8 13-16 4-9 4-17 4-30z">
          <text:p/>
        </draw:path>
        <draw:polygon draw:style-name="gr5" draw:text-style-name="P5" draw:layer="layout" svg:width="0.131cm" svg:height="0.238cm" svg:x="9.714cm" svg:y="19.235cm" svg:viewBox="0 0 132 239" draw:points="56,26 4,26 4,0 85,0 85,213 132,213 132,239 0,239 0,213 56,213">
          <text:p/>
        </draw:polygon>
        <draw:polygon draw:style-name="gr5" draw:text-style-name="P5" draw:layer="layout" svg:width="0.132cm" svg:height="0.187cm" svg:x="9.904cm" svg:y="19.286cm" svg:viewBox="0 0 133 188" draw:points="0,21 21,0 133,93 21,188 0,171 94,93">
          <text:p/>
        </draw:polygon>
        <draw:polygon draw:style-name="gr5" draw:text-style-name="P5" draw:layer="layout" svg:width="0.131cm" svg:height="0.187cm" svg:x="11.015cm" svg:y="19.286cm" svg:viewBox="0 0 132 188" draw:points="132,171 111,188 0,93 111,0 132,21 38,93">
          <text:p/>
        </draw:polygon>
        <draw:path draw:style-name="gr5" draw:text-style-name="P5" draw:layer="layout" svg:width="0.14cm" svg:height="0.238cm" svg:x="11.197cm" svg:y="19.235cm" svg:viewBox="0 0 141 239" svg:d="M0 158c0-13 4-25 4-38 5-13 13-21 17-30 9-4 17-13 26-18 12-4 21-4 34-4 8 0 12 0 17 0 4 0 8 4 16 4v-72h27v239h-27v-34c-8 12-16 21-25 25-8 9-21 9-30 9-12 0-21 0-25-5-8-4-13-8-17-17-8-8-8-17-13-25-4-8-4-21-4-34zM30 154c0 21 4 38 8 46 9 9 17 17 26 17 8 0 17-4 25-12 4-5 13-17 25-30v-76c-8 0-12-4-16-4-5 0-13 0-17 0-17 0-30 4-38 12-9 13-13 26-13 47z">
          <text:p/>
        </draw:path>
        <draw:path draw:style-name="gr5" draw:text-style-name="P5" draw:layer="layout" svg:width="0.144cm" svg:height="0.238cm" svg:x="11.392cm" svg:y="19.235cm" svg:viewBox="0 0 145 239" svg:d="M145 150c0 17-4 29-8 38 0 12-9 21-13 29-9 5-17 13-25 17-13 5-26 5-39 5-9 0-17 0-30 0-9-5-17-9-30-13v-226h30v68 31c8-13 17-22 25-27 10-4 22-4 31-4 8 0 17 0 25 4 9 5 13 10 17 18 4 9 9 17 13 26 0 13 4 21 4 34zM115 154c0-9 0-17-4-25 0-9 0-13-4-17-4-9-8-13-13-13-4-4-8-4-12-4-5 0-9 0-13 0s-9 4-14 4c-4 4-8 8-12 13-5 4-9 8-13 17v80c4 4 13 4 17 4 4 4 13 4 18 4 8 0 12-4 17-4 8-4 12-4 17-13 4-4 8-8 12-16 0-9 4-17 4-30z">
          <text:p/>
        </draw:path>
        <draw:polygon draw:style-name="gr5" draw:text-style-name="P5" draw:layer="layout" svg:width="0.131cm" svg:height="0.238cm" svg:x="11.583cm" svg:y="19.235cm" svg:viewBox="0 0 132 239" draw:points="56,26 4,26 4,0 86,0 86,213 132,213 132,239 0,239 0,213 56,213">
          <text:p/>
        </draw:polygon>
        <draw:polygon draw:style-name="gr5" draw:text-style-name="P5" draw:layer="layout" svg:width="0.132cm" svg:height="0.187cm" svg:x="11.773cm" svg:y="19.286cm" svg:viewBox="0 0 133 188" draw:points="0,21 17,0 133,93 17,188 0,171 95,93">
          <text:p/>
        </draw:polygon>
        <draw:polygon draw:style-name="gr5" draw:text-style-name="P5" draw:layer="layout" svg:width="0.131cm" svg:height="0.187cm" svg:x="13.257cm" svg:y="19.286cm" svg:viewBox="0 0 132 188" draw:points="132,171 111,188 0,93 111,0 132,21 38,93">
          <text:p/>
        </draw:polygon>
        <draw:path draw:style-name="gr5" draw:text-style-name="P5" draw:layer="layout" svg:width="0.14cm" svg:height="0.238cm" svg:x="13.439cm" svg:y="19.235cm" svg:viewBox="0 0 141 239" svg:d="M0 158c0-13 5-26 5-38 4-13 12-21 16-30 9-4 17-14 26-18 13-4 21-4 34-4 8 0 12 0 17 0 4 0 8 4 18 4v-72h25v239h-25v-34c-10 12-18 21-27 25-8 9-21 9-29 9-9 0-17 0-26-5-8-4-13-8-17-17-8-8-8-17-12-25-5-8-5-21-5-34zM30 154c0 21 4 38 8 46 9 9 17 17 26 17 8 0 17-4 25-12 9-5 17-17 27-30v-76c-6 0-14-5-18-5-5 0-13 0-17 0-17 0-30 5-38 13-9 13-13 25-13 47z">
          <text:p/>
        </draw:path>
        <draw:path draw:style-name="gr5" draw:text-style-name="P5" draw:layer="layout" svg:width="0.144cm" svg:height="0.238cm" svg:x="13.634cm" svg:y="19.235cm" svg:viewBox="0 0 145 239" svg:d="M145 150c0 17-4 29-8 38 0 12-8 21-13 29-9 5-18 13-26 17-13 5-21 5-34 5s-21 0-34 0c-9-5-17-9-30-13v-226h30v68 31c8-13 17-22 25-27 9-4 22-4 30-4 9 0 17 0 26 4 9 5 13 10 18 18 4 9 8 17 12 26 4 13 4 21 4 34zM115 154c0-9 0-17-4-25 0-9 0-13-5-17-4-9-8-13-12-13-5-4-9-4-13-4s-8 0-13 0c-4 0-8 4-13 4-4 4-8 8-12 13-5 4-9 8-13 17v80c4 4 13 4 17 4 4 4 13 4 17 4 9 0 13-4 21-4 4-4 9-4 13-13 4-4 8-8 13-16 0-9 4-17 4-30z">
          <text:p/>
        </draw:path>
        <draw:polygon draw:style-name="gr5" draw:text-style-name="P5" draw:layer="layout" svg:width="0.136cm" svg:height="0.238cm" svg:x="13.825cm" svg:y="19.235cm" svg:viewBox="0 0 137 239" draw:points="56,26 4,26 4,0 86,0 86,213 137,213 137,239 0,239 0,213 56,213">
          <text:p/>
        </draw:polygon>
        <draw:polygon draw:style-name="gr5" draw:text-style-name="P5" draw:layer="layout" svg:width="0.131cm" svg:height="0.187cm" svg:x="14.016cm" svg:y="19.286cm" svg:viewBox="0 0 132 188" draw:points="0,21 21,0 132,93 21,188 0,171 94,93">
          <text:p/>
        </draw:polygon>
        <draw:path draw:style-name="gr7" draw:text-style-name="P7" draw:layer="layout" svg:width="0.157cm" svg:height="0.169cm" svg:x="4.254cm" svg:y="2.771cm" svg:viewBox="0 0 158 170" svg:d="M132 170v-118c0-9 0-13 0-13 0-4 0-9-4-9 0-4 0-4 0-4-4 0-4-4-4-4-4 0-4 4-8 4l-5 4c-4 5-4 9-8 13s-4 13-9 17v110h-25v-118c0-5 0-9 0-13-4-4-4-9-4-9 0-4 0-4-4-4 0 0 0-4-5-4l-4 4c-4 0-4 4-8 4 0 5-5 9-5 13-5 4-9 13-9 17v110h-30v-170h21l4 35c0-9 5-13 9-18 0-5 5-9 10-9 0-4 4-8 8-8s9 0 9 0c12 0 16 0 21 8 4 4 8 14 8 27 4-5 4-9 9-13 0-5 4-10 8-14 0-4 4-4 9-8 4 0 8 0 12 0 21 0 30 17 30 47v123z">
          <text:p/>
        </draw:path>
        <draw:polygon draw:style-name="gr7" draw:text-style-name="P7" draw:layer="layout" svg:width="0.144cm" svg:height="0.216cm" svg:x="4.449cm" svg:y="2.724cm" svg:viewBox="0 0 145 217" draw:points="145,217 8,217 8,191 63,191 63,30 13,59 0,34 68,0 94,0 94,191 145,191">
          <text:p/>
        </draw:polygon>
        <draw:polygon draw:style-name="gr7" draw:text-style-name="P7" draw:layer="layout" svg:width="0.132cm" svg:height="0.186cm" svg:x="4.822cm" svg:y="2.754cm" svg:viewBox="0 0 133 187" draw:points="133,170 116,187 0,93 116,0 133,21 42,93">
          <text:p/>
        </draw:polygon>
        <draw:polygon draw:style-name="gr7" draw:text-style-name="P7" draw:layer="layout" svg:width="0.101cm" svg:height="0.029cm" svg:x="5.029cm" svg:y="2.836cm" svg:viewBox="0 0 102 30" draw:points="0,0 102,0 102,30 0,30">
          <text:p/>
        </draw:polygon>
        <draw:path draw:style-name="gr6" draw:text-style-name="P6" draw:layer="layout" svg:width="0.148cm" svg:height="0.22cm" svg:x="5.373cm" svg:y="2.72cm" svg:viewBox="0 0 149 221" svg:d="M149 217c-4 4-12 4-17 4-8 0-17 0-21 0-21 0-38-4-46-12-13-9-17-26-17-43v-89h-48v-25h48v-44l29-8v52h72v25h-72v85c0 13 0 21 9 25 4 9 17 13 29 13 5 0 9-4 17-4 5 0 13 0 17-5z">
          <text:p/>
        </draw:path>
        <draw:path draw:style-name="gr6" draw:text-style-name="P6" draw:layer="layout" svg:width="0.055cm" svg:height="0.055cm" svg:x="5.615cm" svg:y="2.885cm" svg:viewBox="0 0 56 56" svg:d="M26 0c4 0 9 6 13 6s4 4 8 4c0 4 5 8 5 8 4 4 4 9 4 13s0 8-4 13c0 0-5 4-5 8-4 0-4 4-8 4s-9 0-13 0c-5 0-9 0-9 0-5 0-9-4-9-4-4-4-4-8-8-8 0-5 0-9 0-13s0-9 0-13c4 0 4-4 8-8 0 0 4-4 9-4 0 0 4-6 9-6z">
          <text:p/>
        </draw:path>
        <draw:path draw:style-name="gr6" draw:text-style-name="P6" draw:layer="layout" svg:width="0.153cm" svg:height="0.22cm" svg:x="5.746cm" svg:y="2.72cm" svg:viewBox="0 0 154 221" svg:d="M154 217c-9 4-17 4-22 4-8 0-16 0-21 0-22 0-39-4-48-12-12-9-16-26-16-43v-89h-47v-25h47v-44l29-8v52h78v25h-78v85c0 13 4 21 9 25 8 9 17 13 31 13 4 0 8-4 16-4 5 0 13 0 22-4z">
          <text:p/>
        </draw:path>
        <draw:path draw:style-name="gr6" draw:text-style-name="P6" draw:layer="layout" svg:width="0.148cm" svg:height="0.169cm" svg:x="5.941cm" svg:y="2.771cm" svg:viewBox="0 0 149 170" svg:d="M149 77c0 4 0 9 0 9 0 4 0 8 0 8h-119c0 17 4 30 17 42 9 9 22 13 39 13 8 0 13 0 17 0s8-4 13-4c4 0 8 0 12 0s9-4 13-4v25c-9 0-17 4-25 4-13 0-22 0-34 0-13 0-26 0-35-4-13-4-21-8-26-17-8-8-13-17-17-25 0-13-4-26-4-38 0-13 4-22 4-34 4-9 9-17 17-26 5-9 13-18 26-22 9-4 18-4 30-4 13 0 22 0 30 4 13 4 17 8 25 18 5 4 9 13 13 21 4 13 4 21 4 34zM120 73c0-9 0-13 0-21-4-5-9-9-9-13-4-9-8-9-17-13-4-4-8-4-17-4-8 0-12 0-16 4-5 4-14 4-14 9-4 8-9 12-13 17 0 8 0 12-4 21z">
          <text:p/>
        </draw:path>
        <draw:path draw:style-name="gr6" draw:text-style-name="P6" draw:layer="layout" svg:width="0.127cm" svg:height="0.169cm" svg:x="6.14cm" svg:y="2.771cm" svg:viewBox="0 0 128 170" svg:d="M128 124c0 4 0 12-4 17 0 4-4 8-4 12-4 5-8 5-13 9-4 0-12 4-17 4-4 4-8 4-12 4-9 0-13 0-17 0-13 0-21 0-34 0-10 0-18-4-27-4v-25c9 0 17 4 31 4 9 4 17 4 30 4 12 0 21-4 29-8 5-5 9-9 9-13s0-8 0-8c-4-5-4-5-9-9 0 0-4-4-12-8-5 0-13-5-21-5-9-4-17-8-22-8-8-4-13-9-18-13-4 0-8-8-13-13 0-4-4-8-4-17 0-4 4-8 4-17 5-4 9-8 13-13 5-5 14-9 23-13 8-4 17-4 33-4 5 0 13 0 22 0 8 0 17 0 25 4v26c-13-4-21-4-30-4-4 0-12-4-21-4-4 0-12 4-17 4-4 0-8 0-12 4l-5 5c0 4-4 8-4 8 0 4 0 9 4 9 0 4 5 4 5 8 4 4 8 4 12 9 9 0 13 4 26 4 8 4 17 8 21 13 8 0 13 4 17 8s8 9 12 13c0 4 0 13 0 17z">
          <text:p/>
        </draw:path>
        <draw:path draw:style-name="gr6" draw:text-style-name="P6" draw:layer="layout" svg:width="0.152cm" svg:height="0.22cm" svg:x="6.306cm" svg:y="2.72cm" svg:viewBox="0 0 153 221" svg:d="M153 217c-8 4-12 4-21 4s-13 0-21 0c-22 0-38-4-47-12-8-9-17-26-17-43v-89h-47v-25h47v-44l30-8v52h76v25h-76v85c0 13 4 21 8 25 9 9 17 13 30 13 4 0 13-4 17-4 9 0 13 0 21-4z">
          <text:p/>
        </draw:path>
        <draw:path draw:style-name="gr7" draw:text-style-name="P7" draw:layer="layout" svg:width="0.094cm" svg:height="0.318cm" svg:x="6.534cm" svg:y="2.69cm" svg:viewBox="0 0 95 319" svg:d="M78 319c-51-46-78-97-78-157 0-13 0-25 5-38 0-13 4-30 12-42 5-13 14-26 23-38 12-13 25-26 38-44l17 18c-43 43-64 93-64 144 0 26 4 51 17 72 8 26 26 47 47 68z">
          <text:p/>
        </draw:path>
        <draw:path draw:style-name="gr7" draw:text-style-name="P7" draw:layer="layout" svg:width="0.127cm" svg:height="0.169cm" svg:x="4.644cm" svg:y="3.301cm" svg:viewBox="0 0 128 170" svg:d="M128 122c0 5 0 13 0 18-4 4-4 8-8 12-5 5-10 5-14 9-4 0-8 5-17 5-4 4-8 4-13 4-8 0-12 0-16 0-13 0-22 0-30 0-13 0-22-4-30-4v-26c8 0 21 4 30 4 8 4 17 4 30 4 12 0 21-4 29-8 4-5 9-9 9-13 0-5 0-9 0-9 0-4-5-4-5-8-4 0-8-4-12-9-9 0-17-4-26-4-8-4-17-8-21-8-9-5-13-9-17-13-4 0-9-9-9-13-4-4-4-8-4-17 0-4 0-8 0-17 4-4 9-8 13-12 4-5 13-9 21-13 9-4 22-4 34-4 4 0 13 0 21 0 9 0 17 0 27 4v25c-10-4-18-4-27-4-8 0-17-4-21-4-8 0-12 4-21 4-4 0-9 0-9 4-4 0-8 5-8 5 0 4 0 8 0 8 0 4 0 9 0 9 0 4 4 4 4 8 4 4 9 4 17 8 5 0 13 5 21 5 9 4 17 8 26 12 4 0 13 5 18 9 4 4 4 8 8 13 0 4 0 12 0 16z">
          <text:p/>
        </draw:path>
        <draw:path draw:style-name="gr7" draw:text-style-name="P7" draw:layer="layout" svg:width="0.132cm" svg:height="0.237cm" svg:x="4.83cm" svg:y="3.233cm" svg:viewBox="0 0 133 238" svg:d="M56 93h-52v-25h82v145h47v25h-133v-25h56zM64 0c4 0 8 0 8 0 5 4 5 4 9 8l5 5c0 4 4 8 4 8 0 4-4 9-4 9 0 4-5 8-5 8-4 4-4 4-9 4 0 5-4 5-8 5s-4 0-8-5c-5 0-5 0-9-4 0 0-4-4-4-8 0 0 0-5 0-9 0 0 0-4 0-8l4-5c4-4 4-4 9-8 4 0 4 0 8 0z">
          <text:p/>
        </draw:path>
        <draw:path draw:style-name="gr7" draw:text-style-name="P7" draw:layer="layout" svg:width="0.145cm" svg:height="0.237cm" svg:x="5.004cm" svg:y="3.233cm" svg:viewBox="0 0 146 238" svg:d="M0 157c0-13 5-26 9-38 4-13 8-22 17-30 4-4 12-13 25-17 9-4 21-4 34-4 4 0 8 0 13 0 8 0 13 4 18 4v-72h30v238h-26l-4-35c-10 14-18 23-27 27-8 8-17 8-29 8-9 0-17 0-26-4-8-4-12-8-17-17-4-8-8-18-12-27 0-8-5-21-5-33zM30 152c0 22 4 38 8 47 9 10 17 18 26 18 8 0 17-4 25-14 9-4 17-17 27-29v-77c-5 0-10-4-18-4-5 0-13 0-17 0-17 0-26 4-38 13-9 13-13 25-13 46z">
          <text:p/>
        </draw:path>
        <draw:path draw:style-name="gr7" draw:text-style-name="P7" draw:layer="layout" svg:width="0.149cm" svg:height="0.169cm" svg:x="5.195cm" svg:y="3.301cm" svg:viewBox="0 0 150 170" svg:d="M150 76c0 4 0 8 0 8 0 5 0 9 0 9h-120c0 17 4 29 12 42 13 9 27 13 44 13 4 0 8 0 12 0 9 0 13-4 17-4 5 0 9 0 13 0s9-4 13-4v26c-9 0-17 4-30 4-8 0-17 0-29 0-13 0-27 0-40-4-8-5-16-9-25-18-4-8-8-17-13-26-4-12-4-25-4-38 0-12 0-21 4-33 5-9 9-17 13-26 9-8 17-17 25-21 9-4 23-4 35-4 9 0 21 0 30 4 8 4 17 8 21 17 9 4 13 13 17 21 0 13 5 21 5 34zM120 72c0-9-5-13-5-21 0-5-4-9-8-13-4-9-9-9-13-13s-12-4-21-4c-4 0-13 0-18 4-4 4-8 4-13 9-4 8-8 12-8 17-4 8-4 12-4 21z">
          <text:p/>
        </draw:path>
        <draw:path draw:style-name="gr7" draw:text-style-name="P7" draw:layer="layout" svg:width="0.131cm" svg:height="0.169cm" svg:x="5.39cm" svg:y="3.301cm" svg:viewBox="0 0 132 170" svg:d="M132 122c0 5-4 13-4 18-4 4-4 8-8 12-5 5-9 5-13 9-4 0-9 5-13 5-4 4-12 4-17 4-4 0-8 0-17 0-8 0-22 0-30 0-9 0-17-4-30-4v-26c13 0 21 4 30 4 12 4 22 4 30 4 13 0 26-4 30-8 8-5 13-9 13-13 0-5 0-9-5-9 0-4 0-4-4-8-4 0-8-4-12-9-9 0-13-4-26-4-8-4-14-8-22-8-4-5-8-9-17-13-4 0-8-9-8-13-5-4-5-8-5-17 0-4 0-8 5-17 0-4 4-8 8-12 4-5 13-9 21-13 10-4 22-4 35-4 9 0 13 0 21 0 9 0 17 0 26 4v25c-9-4-17-4-26-4-8 0-17-4-21-4-8 0-13 4-17 4s-8 0-14 4c-4 0-4 5-8 5 0 4 0 8 0 8 0 4 0 9 0 9 4 4 4 4 8 8 6 4 10 4 14 8 4 0 13 5 21 5 9 4 17 8 26 12 8 0 12 5 17 9 4 4 8 8 8 13 0 4 4 12 4 16z">
          <text:p/>
        </draw:path>
        <draw:polygon draw:style-name="gr7" draw:text-style-name="P7" draw:layer="layout" svg:width="0.174cm" svg:height="0.169cm" svg:x="5.555cm" svg:y="3.301cm" svg:viewBox="0 0 175 170" draw:points="175,0 150,170 116,170 90,97 86,80 82,101 60,170 22,170 0,0 26,0 43,114 43,140 51,118 78,42 99,42 124,118 133,140 133,114 145,0">
          <text:p/>
        </draw:polygon>
        <draw:path draw:style-name="gr7" draw:text-style-name="P7" draw:layer="layout" svg:width="0.135cm" svg:height="0.169cm" svg:x="5.759cm" svg:y="3.301cm" svg:viewBox="0 0 136 170" svg:d="M110 170v-26c-8 13-17 17-30 22-8 4-17 4-29 4-9 0-17 0-21 0-9-4-13-9-17-13-5-5-9-9-13-13 0-9 0-13 0-22 0-16 4-29 17-38 13-8 30-12 55-12h34v-17c0-9-4-17-9-21-4-9-17-9-29-9-9 0-17 0-26 0-12 4-21 4-29 9v-26c4 0 8 0 12-4 5 0 9 0 13 0 4-4 13-4 17-4s8 0 17 0c8 0 17 0 25 4 9 0 18 4 22 8 5 5 9 9 13 17 4 9 4 13 4 26v115zM106 93h-34c-9 0-17 0-21 0-4 4-9 4-13 8-4 0-4 5-8 9 0 4 0 8 0 12 0 5 0 5 0 9s4 4 4 9c4 4 8 4 8 4 5 4 9 4 13 4 8 0 17-4 25-8 9-5 17-9 26-18z">
          <text:p/>
        </draw:path>
        <draw:path draw:style-name="gr7" draw:text-style-name="P7" draw:layer="layout" svg:width="0.165cm" svg:height="0.237cm" svg:x="5.933cm" svg:y="3.301cm" svg:viewBox="0 0 166 238" svg:d="M166 0l-59 153c-5 13-9 26-18 38-5 9-13 22-21 26-5 8-13 13-22 17-12 4-21 4-34 4h-4c-4 0-4 0-8 0v-25c0 0 4 0 8 0 0 0 4 0 8 0 5 0 9 0 13-5 5 0 9 0 13-4s9-8 13-17c4-4 8-8 13-17l-68-170h34l42 110 8 31 10-31 38-110z">
          <text:p/>
        </draw:path>
        <draw:path draw:style-name="gr10" draw:text-style-name="P10" draw:layer="layout" svg:width="0.165cm" svg:height="0.068cm" svg:x="6.306cm" svg:y="3.343cm" svg:viewBox="0 0 166 69" svg:d="M166 9c0 8 0 16 0 25-4 9-4 14-9 18-4 8-8 13-16 13-5 4-13 4-22 4-4 0-8 0-17 0-4-4-8-9-12-9-4-4-9-8-9-12-4-5-8-5-13-10-4-4-8-4-8-8-4 0-9-5-14-5-4 0-8 5-13 9-4 4-4 14-4 26h-29c0-8 4-17 4-22 0-8 4-17 8-21 5-4 9-8 17-13 4 0 13-4 17-4 10 0 14 0 18 4 4 0 13 5 17 9 0 0 5 4 9 8s8 9 12 13c0 0 5 4 9 4 4 5 8 5 13 5 4 0 8 0 12-9 5-4 5-13 5-25z">
          <text:p/>
        </draw:path>
        <draw:path draw:style-name="gr7" draw:text-style-name="P7" draw:layer="layout" svg:width="0.14cm" svg:height="0.169cm" svg:x="6.691cm" svg:y="3.301cm" svg:viewBox="0 0 141 170" svg:d="M116 170l-4-26c-9 13-18 17-26 22-8 4-21 4-30 4s-18 0-26 0c-4-4-13-9-17-13-4-5-8-9-8-13 0-9-5-13-5-22 0-16 9-29 22-38 12-8 30-12 56-12h34v-17c0-9-5-17-9-21-9-9-17-9-30-9-8 0-21 0-30 0-9 4-17 4-26 9v-26c0 0 5 0 9-4 4 0 12 0 17 0 4-4 9-4 13-4 9 0 13 0 17 0 13 0 21 0 30 4 9 0 13 4 21 8 5 5 9 9 13 17 0 9 4 13 4 26v115zM112 93h-39c-8 0-12 0-17 0-4 4-9 4-13 8-5 0-9 5-9 9s-4 8-4 12c0 5 4 5 4 9s0 4 4 9c0 4 5 4 9 4 5 4 9 4 14 4 8 0 12-4 21-8 8-5 21-9 30-18z">
          <text:p/>
        </draw:path>
        <draw:path draw:style-name="gr7" draw:text-style-name="P7" draw:layer="layout" svg:width="0.157cm" svg:height="0.237cm" svg:x="6.874cm" svg:y="3.301cm" svg:viewBox="0 0 158 238" svg:d="M132 25c0 4 4 9 4 13 5 4 5 13 5 17 0 8 0 17-5 25-4 4-8 13-13 17-8 4-12 9-21 13-8 0-17 4-25 4-10 0-18 0-22-4-5 0-13 0-13-4-4 4-4 4-8 8 0 4 0 4 0 8 0 5 0 9 4 13 4 0 8 6 17 6h43c8 0 17 0 25 4 5 0 13 4 18 8 4 5 8 9 12 13 5 4 5 13 5 17 0 8-5 17-5 21-4 9-8 13-17 17-4 4-13 9-25 13-9 4-21 4-34 4-18 0-27 0-39-4-9 0-17-4-21-9-9-4-13-8-13-12-4-5-4-9-4-17 0-9 0-17 4-21 4-5 8-13 17-17 0 0-4-5-9-5 0-4 0-4-4-8 0 0 0-4 0-10-4 0-4-4-4-4 0-9 4-17 8-21 0-9 5-13 9-17 0-4-4-4-4-9 0 0-5-4-5-8 0 0 0-4-4-9 0-4 0-8 0-12 0-9 4-13 4-21 5-9 9-13 13-17 9-9 13-13 21-13 9-4 17-4 31-4 4 0 8 0 8 0 5 0 9 0 13 0h60v25zM29 191c0 9 5 17 13 17 8 5 21 9 35 9 8 0 17 0 21-4 8 0 13-5 17-5 4-4 8-8 8-12 0 0 5-5 5-9 0-8-5-12-9-17-8 0-17-4-25-4h-48c0 0-4 4-8 4 0 5-4 5-4 9s-5 4-5 8zM38 55c0 8 0 12 4 17 0 4 4 8 8 8 0 4 5 9 9 9s8 4 18 4c4 0 8-4 13-4 4 0 8-5 12-9s4-8 9-13c0-4 0-8 0-12s0-9-5-13c0-4-4-8-4-13-4-4-8-4-12-8-5 0-9 0-13 0-10 0-14 0-18 4-4 0-9 4-13 4 0 5-4 9-4 13-4 4-4 9-4 13z">
          <text:p/>
        </draw:path>
        <draw:path draw:style-name="gr7" draw:text-style-name="P7" draw:layer="layout" svg:width="0.149cm" svg:height="0.169cm" svg:x="7.064cm" svg:y="3.301cm" svg:viewBox="0 0 150 170" svg:d="M150 76c0 4 0 8 0 8 0 5 0 9 0 9h-120c0 17 4 29 13 42 12 9 25 13 42 13 4 0 9 0 13 0 8 0 12-4 18-4 4 0 8 0 12 0 5 0 9-4 13-4v26c-8 0-17 4-31 4-8 0-16 0-29 0s-26 0-38-4c-9-5-17-9-26-18-4-8-8-17-13-26-4-12-4-25-4-38 0-12 0-21 4-33 5-9 9-17 13-26 9-8 17-17 26-21 8-4 21-4 34-4 8 0 21 0 29 4 10 4 18 8 22 17 9 4 13 13 17 21 0 13 5 21 5 34zM120 72c0-9 0-13-4-21 0-5-6-9-10-13-4-9-8-9-12-13-5-4-13-4-22-4-4 0-8 0-17 4-4 4-8 4-12 9-4 8-9 12-9 17-4 8-4 12-4 21z">
          <text:p/>
        </draw:path>
        <draw:path draw:style-name="gr7" draw:text-style-name="P7" draw:layer="layout" svg:width="0.081cm" svg:height="0.11cm" svg:x="7.272cm" svg:y="3.415cm" svg:viewBox="0 0 82 111" svg:d="M0 90c4 0 9 0 17-4 4 0 9 0 13-4 4 0 8-5 8-9 4-4 4-8 4-12 0-5 0-9-4-9 0-5 0-9-4-9 0-5-4-9-4-9-4-4-4-8-4-13 0 0 0-4 4-8 0 0 0-5 4-5 0-4 4-4 4-4 4-4 9-4 14-4 0 0 4 0 8 4 5 0 9 4 9 4 4 5 8 9 8 13 0 9 5 13 5 22s-5 18-9 26c0 8-8 17-13 21-8 9-18 13-26 17s-21 4-34 4z">
          <text:p/>
        </draw:path>
        <draw:path draw:style-name="gr8" draw:text-style-name="P8" draw:layer="layout" svg:width="0.144cm" svg:height="0.238cm" svg:x="4.631cm" svg:y="3.737cm" svg:viewBox="0 0 145 239" svg:d="M0 157c0-17 5-29 9-38 0-13 8-21 12-30 9-8 17-13 31-17 9-4 22-4 30-4s13 0 17 0 13 0 17 4v-72h29v239h-29v-34c-9 12-17 21-26 25-8 9-21 9-29 9-9 0-18 0-27-5-8-4-13-8-17-17-8-8-8-17-12-25 0-13-5-22-5-35zM30 153c0 22 4 39 8 47 9 9 18 13 27 13s17 0 25-8c9-5 17-17 26-30v-77c-4-4-13-4-17-4-4-5-13-5-17-5-17 0-30 9-39 17-9 9-13 26-13 47z">
          <text:p/>
        </draw:path>
        <draw:path draw:style-name="gr8" draw:text-style-name="P8" draw:layer="layout" svg:width="0.14cm" svg:height="0.174cm" svg:x="4.822cm" svg:y="3.801cm" svg:viewBox="0 0 141 175" svg:d="M116 175l-6-26c-8 9-17 17-25 21-9 5-21 5-30 5-8 0-17 0-25-5-5 0-13-4-17-8s-9-9-9-17c-4-4-4-8-4-17 0-17 9-30 21-39 13-9 30-17 55-17h34v-13c0-8-4-17-8-25-9-4-17-9-30-9-8 0-21 5-30 5-8 4-17 4-25 8v-26c0 0 4-4 8-4 5 0 13 0 17-4 5 0 9 0 13 0 9 0 13-4 17-4 13 0 21 4 30 4 8 4 14 8 22 13 4 4 9 8 13 17 0 4 4 13 4 21v120zM110 98h-38c-8 0-13 0-17 0s-8 5-13 9c-4 0-8 4-8 8 0 5-4 9-4 13s4 4 4 9c0 4 0 4 4 8 0 0 4 4 9 4 4 0 8 4 12 4 9 0 13-4 21-8 9-4 22-8 30-17z">
          <text:p/>
        </draw:path>
        <draw:path draw:style-name="gr8" draw:text-style-name="P8" draw:layer="layout" svg:width="0.149cm" svg:height="0.221cm" svg:x="5cm" svg:y="3.754cm" svg:viewBox="0 0 150 222" svg:d="M150 217c-5 0-13 5-22 5-4 0-12 0-21 0-22 0-35-5-47-13-9-13-13-25-13-47v-86h-47v-25h47v-47l25-4v51h78v25h-78v86c0 13 5 22 13 26 4 8 13 8 26 8 9 0 13 0 17 0 9 0 13 0 22-4z">
          <text:p/>
        </draw:path>
        <draw:path draw:style-name="gr8" draw:text-style-name="P8" draw:layer="layout" svg:width="0.14cm" svg:height="0.174cm" svg:x="5.195cm" svg:y="3.801cm" svg:viewBox="0 0 141 175" svg:d="M115 175v-26c-12 9-21 17-29 21-9 5-17 5-30 5-8 0-17 0-25-5-4 0-14-4-18-8s-4-9-9-17c0-4-4-8-4-17 0-17 9-30 22-39s30-17 55-17h34v-13c0-8-4-17-8-25-9-4-17-9-30-9-8 0-17 5-30 5-8 4-16 4-26 8v-26c5 0 10-4 14-4s8 0 12-4c5 0 9 0 17 0 5 0 9-4 13-4 13 0 21 4 30 4 8 4 12 8 21 13 4 4 8 8 13 17 0 4 4 13 4 21v120zM111 98h-38c-4 0-13 0-17 0s-8 5-13 9c-4 0-4 4-8 8 0 5 0 9 0 13s0 4 0 9c0 4 4 4 4 8 4 0 4 4 9 4 4 0 8 4 12 4 9 0 17-4 26-8 8-4 17-8 25-17z">
          <text:p/>
        </draw:path>
        <draw:path draw:style-name="gr8" draw:text-style-name="P8" draw:layer="layout" svg:width="0.144cm" svg:height="0.085cm" svg:x="5.382cm" svg:y="3.839cm" svg:viewBox="0 0 145 86" svg:d="M145 26h-145v-26h145zM145 86h-145v-27h145z">
          <text:p/>
        </draw:path>
        <draw:path draw:style-name="gr7" draw:text-style-name="P7" draw:layer="layout" svg:width="0.128cm" svg:height="0.174cm" svg:x="5.581cm" svg:y="3.801cm" svg:viewBox="0 0 129 175" svg:d="M129 128c0 4 0 8-4 13 0 8-6 12-10 12-4 5-8 9-13 13-4 0-8 4-12 4s-9 5-17 5c-4 0-9 0-18 0s-21 0-30 0c-8 0-17-5-25-5v-29c8 4 17 8 25 8 13 0 21 0 30 0 14 0 26 0 31-4 8-4 12-9 12-17 0 0 0-4-4-8 0 0 0-5-4-5-4-4-9-4-13-8-4 0-13-4-26-9-5 0-13-4-17-4-9-5-13-9-17-14-4-4-9-8-13-12s-4-13-4-17 0-13 4-17c0-4 4-9 9-17 8-5 12-9 21-9 8-4 21-8 35-8 8 0 17 4 21 4 8 0 17 0 25 4v26c-8-4-17-4-25-4-9-5-13-5-21-5-9 0-14 0-18 5-5 0-9 0-13 4-4 0-4 4-4 4-4 4-4 9-4 9 0 4 0 8 0 8 4 4 4 4 8 9 4 0 8 4 13 4 4 4 13 8 22 8 13 4 21 9 25 9 9 4 13 9 17 13 4 5 10 9 10 13 4 4 4 9 4 17z">
          <text:p/>
        </draw:path>
        <draw:polygon draw:style-name="gr7" draw:text-style-name="P7" draw:layer="layout" svg:width="0.174cm" svg:height="0.17cm" svg:x="5.742cm" svg:y="3.805cm" svg:viewBox="0 0 175 171" draw:points="175,0 149,171 115,171 94,98 86,81 81,98 60,171 25,171 0,0 30,0 42,115 47,140 51,119 77,43 98,43 124,115 132,140 132,115 145,0">
          <text:p/>
        </draw:polygon>
        <draw:path draw:style-name="gr7" draw:text-style-name="P7" draw:layer="layout" svg:width="0.136cm" svg:height="0.174cm" svg:x="5.945cm" svg:y="3.801cm" svg:viewBox="0 0 137 175" svg:d="M112 175v-26c-9 9-17 17-30 21-9 5-17 5-26 5-13 0-22 0-26-5-8 0-13-4-17-8s-9-9-9-17c-4-4-4-8-4-17 0-17 4-30 17-39s30-17 56-17h34v-13c0-8 0-17-8-25-4-4-17-9-30-9-9 0-18 5-26 5-9 4-21 4-30 8v-26c4 0 9-4 13-4s8 0 13-4c8 0 12 0 17 0 4 0 13-4 17-4 9 0 17 4 26 4 8 4 17 8 21 13 4 4 8 8 13 17 4 4 4 13 4 21v120zM107 98h-34c-8 0-13 0-22 0-4 0-8 5-12 9 0 0-5 4-5 8-4 5-4 9-4 13s0 4 0 9c4 4 4 4 9 8 0 0 4 4 8 4 0 0 4 4 13 4 5 0 13-4 22-8 8-4 17-8 25-17z">
          <text:p/>
        </draw:path>
        <draw:path draw:style-name="gr7" draw:text-style-name="P7" draw:layer="layout" svg:width="0.165cm" svg:height="0.238cm" svg:x="6.119cm" svg:y="3.805cm" svg:viewBox="0 0 166 239" svg:d="M166 0l-55 149c-8 17-12 30-21 43-4 8-12 17-22 25-4 9-13 13-21 17-9 0-22 5-30 5-4 0-8 0-8 0-5 0-5 0-9 0v-30c4 4 4 4 9 4 4 0 4 0 8 0s8 0 17-4c4 0 8-5 13-9 4 0 8-4 8-12 5-5 9-13 13-17l-68-171h34l44 111 8 26 8-26 39-111z">
          <text:p/>
        </draw:path>
        <draw:path draw:style-name="gr7" draw:text-style-name="P7" draw:layer="layout" svg:width="0.081cm" svg:height="0.11cm" svg:x="6.335cm" svg:y="3.92cm" svg:viewBox="0 0 82 111" svg:d="M0 88c4 0 13-4 17-4s10-4 14-4c4-4 8-4 13-8 0-5 0-9 0-13s0-9 0-13c0 0-5-4-5-8-4 0-4-5-8-5 0-4 0-8 0-12s0-4 0-9l4-4c0-4 4-4 9-8 0 0 4 0 8 0 5 0 9 0 13 0 4 4 4 4 8 8 5 4 5 9 5 13 4 4 4 12 4 17 0 8 0 21-4 29-5 9-9 13-17 21-4 5-13 14-26 19-8 0-22 4-35 4z">
          <text:p/>
        </draw:path>
        <draw:path draw:style-name="gr8" draw:text-style-name="P8" draw:layer="layout" svg:width="0.139cm" svg:height="0.174cm" svg:x="4.636cm" svg:y="4.305cm" svg:viewBox="0 0 140 175" svg:d="M111 171v-21c-9 8-17 17-26 21-8 0-21 4-29 4-9 0-17 0-26-4-8 0-14-4-18-9-4-4-8-8-8-16-4-5-4-13-4-17 0-17 8-31 22-44 8-8 29-12 55-12h34v-13c0-13-4-17-13-26-4-4-13-8-25-8-13 0-22 0-30 4-9 0-17 4-31 9v-26c4-4 10-4 14-4s8-4 17-4c4 0 8 0 13-5 8 0 13 0 17 0 12 0 21 0 29 5 9 4 13 4 17 8 9 5 13 13 17 17 0 9 4 17 4 26v115zM111 94h-38c-9 0-13 4-17 4-9 0-13 4-13 4-4 4-9 10-9 14 0 0-4 4-4 13 0 0 0 4 4 8 0 0 0 4 5 9 0 0 4 0 8 4 4 0 9 0 13 0s13 0 21-4c9-5 17-13 30-22z">
          <text:p/>
        </draw:path>
        <draw:polygon draw:style-name="gr8" draw:text-style-name="P8" draw:layer="layout" svg:width="0.131cm" svg:height="0.233cm" svg:x="4.831cm" svg:y="4.242cm" svg:viewBox="0 0 132 234" draw:points="55,25 4,25 4,0 85,0 85,213 132,213 132,234 0,234 0,213 55,213">
          <text:p/>
        </draw:polygon>
        <draw:path draw:style-name="gr8" draw:text-style-name="P8" draw:layer="layout" svg:width="0.149cm" svg:height="0.224cm" svg:x="5cm" svg:y="4.255cm" svg:viewBox="0 0 150 225" svg:d="M150 221c-5 0-13 0-22 4-4 0-13 0-21 0-22 0-35-4-48-17-8-8-12-21-12-42v-86h-47v-25h47v-47l25-8v55h78v25h-78v86c0 8 4 21 13 25 4 5 12 9 26 9 9 0 13 0 17 0 9 0 13-4 22-4z">
          <text:p/>
        </draw:path>
        <draw:path draw:style-name="gr8" draw:text-style-name="P8" draw:layer="layout" svg:width="0.149cm" svg:height="0.174cm" svg:x="5.195cm" svg:y="4.305cm" svg:viewBox="0 0 150 175" svg:d="M150 81c0 0 0 4 0 8s0 4 0 9h-120c0 18 4 31 12 39 13 9 27 13 44 13 4 0 8 0 12 0 9 0 13 0 17 0 5 0 9-4 13-4s9 0 13 0v21c-9 4-17 4-30 4-8 4-17 4-29 4-13 0-27 0-40-4-8-4-16-13-25-17-4-8-8-17-13-30-4-8-4-22-4-35 0-12 0-25 4-34 5-12 9-21 13-29 9-9 17-13 25-17 9-4 23-9 35-9 9 0 21 5 30 9 8 0 17 8 21 12 9 9 13 17 17 26 0 8 5 21 5 34zM120 77c0-9 0-17-5-22 0-8-4-12-8-17-4-4-9-8-13-8-4-4-12-4-21-4-4 0-13 0-18 4-4 0-8 4-13 8-4 5-8 9-8 17-4 5-4 13-4 22z">
          <text:p/>
        </draw:path>
        <draw:path draw:style-name="gr8" draw:text-style-name="P8" draw:layer="layout" svg:width="0.138cm" svg:height="0.17cm" svg:x="5.394cm" svg:y="4.305cm" svg:viewBox="0 0 139 171" svg:d="M0 6h27l4 29c8-13 17-21 25-25 13-4 22-10 30-10 17 0 30 10 42 18 9 13 13 30 9 51h-26c0-17-4-25-8-34-4-4-13-8-21-8-4 0-9 0-9 4-4 0-8 0-12 4-5 4-9 9-13 13-9 4-13 8-17 17v106h-31z">
          <text:p/>
        </draw:path>
        <draw:path draw:style-name="gr8" draw:text-style-name="P8" draw:layer="layout" svg:width="0.131cm" svg:height="0.17cm" svg:x="5.577cm" svg:y="4.305cm" svg:viewBox="0 0 132 171" svg:d="M0 6h25v25c4-4 9-9 13-13s8-8 12-8c5-4 13-4 17-4 5-6 9-6 13-6 17 0 30 6 38 18 10 9 14 26 14 47v106h-31v-106c0-13 0-21-4-30-4-4-13-8-21-8-4 0-9 0-13 0-4 4-4 4-8 8-5 0-9 4-13 9-4 4-8 12-17 17v110h-25z">
          <text:p/>
        </draw:path>
        <draw:path draw:style-name="gr8" draw:text-style-name="P8" draw:layer="layout" svg:width="0.135cm" svg:height="0.174cm" svg:x="5.759cm" svg:y="4.305cm" svg:viewBox="0 0 136 175" svg:d="M110 171v-21c-8 8-17 17-30 21-8 0-17 4-29 4-9 0-17 0-21-4-9 0-13-4-17-9-5-4-9-8-13-16 0-5 0-13 0-17 0-17 4-31 17-44 13-8 30-13 55-13h34v-12c0-13-4-17-9-26-4-4-17-8-29-8-9 0-17 0-26 4-12 0-21 4-29 8v-25c4-4 8-4 12-4 5 0 9-4 13-4s13 0 17-5c4 0 8 0 17 0 8 0 17 0 25 5 9 4 18 4 22 8 5 4 9 13 13 17 4 8 4 17 4 25v116zM106 93h-34c-9 0-17 5-21 5s-9 4-13 4c-4 4-4 10-8 14 0 0 0 4 0 13 0 0 0 4 0 8 0 0 4 4 4 9 4 0 8 0 8 4 5 0 9 0 13 0 8 0 17 0 25-4 9-5 17-13 26-22z">
          <text:p/>
        </draw:path>
        <draw:path draw:style-name="gr8" draw:text-style-name="P8" draw:layer="layout" svg:width="0.148cm" svg:height="0.224cm" svg:x="5.933cm" svg:y="4.255cm" svg:viewBox="0 0 149 225" svg:d="M149 221c-4 0-13 0-17 4-8 0-17 0-21 0-21 0-38-4-47-17-13-8-18-21-18-42v-86h-46v-25h46v-47l31-8v55h72v25h-72v86c0 8 4 21 8 25 9 5 17 9 30 9 4 0 9 0 17 0 4 0 13-4 17-4z">
          <text:p/>
        </draw:path>
        <draw:path draw:style-name="gr8" draw:text-style-name="P8" draw:layer="layout" svg:width="0.136cm" svg:height="0.237cm" svg:x="6.136cm" svg:y="4.238cm" svg:viewBox="0 0 137 238" svg:d="M56 97h-47v-25h77v145h51v21h-137v-21h56zM69 0c0 0 4 4 8 4 0 0 5 4 9 4 0 4 0 4 4 9 0 0 0 4 0 8s0 4 0 8c-4 5-4 5-4 9-4 0-9 0-9 4-4 0-8 0-8 0-4 0-8 0-8 0-5-4-9-4-9-4-4-4-4-4-4-9-4-4-4-4-4-8s0-8 4-8c0-5 0-5 4-9 0 0 4-4 9-4 0 0 4-4 8-4z">
          <text:p/>
        </draw:path>
        <draw:polygon draw:style-name="gr8" draw:text-style-name="P8" draw:layer="layout" svg:width="0.165cm" svg:height="0.165cm" svg:x="6.306cm" svg:y="4.31cm" svg:viewBox="0 0 166 166" draw:points="0,0 33,0 77,111 86,136 94,111 132,0 166,0 102,166 68,166">
          <text:p/>
        </draw:polygon>
        <draw:path draw:style-name="gr8" draw:text-style-name="P8" draw:layer="layout" svg:width="0.148cm" svg:height="0.174cm" svg:x="6.501cm" svg:y="4.305cm" svg:viewBox="0 0 149 175" svg:d="M149 81c0 0 0 4 0 8s0 4 0 9h-116c0 18 5 30 13 39 9 8 21 12 44 12 4 0 8 0 12 0 5 0 9 0 13 0s9-4 13-4 8 0 13 0v21c-9 5-17 5-26 5-8 4-21 4-29 4-19 0-31 0-40-4-8-5-17-13-25-17-9-9-13-17-13-30-4-8-8-22-8-35 0-12 4-25 8-34 0-13 9-21 13-30 8-8 12-12 25-16 9-5 17-9 30-9 14 0 22 4 35 9 8 0 13 8 21 12 4 9 9 17 13 26 4 8 4 21 4 34zM119 77c0-9 0-18 0-22-4-8-4-13-8-17s-9-8-17-8c-4-5-8-5-18-5-9 0-13 0-17 5-4 0-9 4-13 8s-8 9-8 17c-5 4-5 13-5 22z">
          <text:p/>
        </draw:path>
        <draw:path draw:style-name="gr8" draw:text-style-name="P8" draw:layer="layout" svg:width="0.144cm" svg:height="0.085cm" svg:x="6.692cm" svg:y="4.343cm" svg:viewBox="0 0 145 86" svg:d="M145 26h-145v-26h145zM145 86h-145v-26h145z">
          <text:p/>
        </draw:path>
        <draw:path draw:style-name="gr9" draw:text-style-name="P9" draw:layer="layout" svg:width="0.102cm" svg:height="0.076cm" svg:x="6.899cm" svg:y="4.242cm" svg:viewBox="0 0 103 77" svg:d="M39 0l-4 77h-31l-4-77zM103 0l-5 77h-25l-8-77z">
          <text:p/>
        </draw:path>
        <draw:path draw:style-name="gr9" draw:text-style-name="P9" draw:layer="layout" svg:width="0.148cm" svg:height="0.224cm" svg:x="7.056cm" svg:y="4.255cm" svg:viewBox="0 0 149 225" svg:d="M149 221c-4 0-13 0-21 4-4 0-14 0-22 0-22 0-34-4-47-17-9-8-13-21-13-42v-86h-46v-25h46v-47l26-8v55h77v25h-77v86c0 8 4 21 12 25 5 5 13 9 26 9 8 0 14 0 18 0 8 0 13-4 21-4z">
          <text:p/>
        </draw:path>
        <draw:polygon draw:style-name="gr9" draw:text-style-name="P9" draw:layer="layout" svg:width="0.174cm" svg:height="0.165cm" svg:x="7.238cm" svg:y="4.31cm" svg:viewBox="0 0 175 166" draw:points="175,0 149,166 116,166 89,98 85,81 81,98 55,166 21,166 0,0 26,0 43,115 43,141 51,115 76,42 98,42 124,115 132,136 132,115 145,0">
          <text:p/>
        </draw:polygon>
        <draw:path draw:style-name="gr9" draw:text-style-name="P9" draw:layer="layout" svg:width="0.157cm" svg:height="0.174cm" svg:x="7.433cm" svg:y="4.305cm" svg:viewBox="0 0 158 175" svg:d="M158 85c0 13-4 27-9 39 0 9-8 17-12 26-10 8-18 12-27 17-8 4-21 8-34 8-12 0-21 0-33-4-9-4-17-13-22-17-8-8-12-17-17-30-4-8-4-22-4-35 0-12 0-25 4-38 5-8 9-17 17-25 9-9 17-13 26-17 8-4 21-9 34-9 12 0 21 5 29 9 13 0 17 8 27 12 8 9 12 17 17 30 0 9 4 21 4 34zM127 89c0-12 0-21-4-29-4-9-4-13-8-17-5-9-9-9-17-13-5-4-13-4-22-4-8 0-12 0-21 4-4 4-12 8-12 13-5 8-9 12-9 21-4 8-4 17-4 25 0 9 0 17 4 27 0 8 4 13 9 21 4 4 8 9 17 9 4 4 12 4 16 4 9 0 17 0 26-4 4-5 8-9 13-13 4-9 8-13 8-21 4-10 4-14 4-23z">
          <text:p/>
        </draw:path>
        <draw:path draw:style-name="gr9" draw:text-style-name="P9" draw:layer="layout" svg:width="0.055cm" svg:height="0.055cm" svg:x="7.671cm" svg:y="4.424cm" svg:viewBox="0 0 56 56" svg:d="M26 0c4 0 8 0 13 0 0 5 4 5 8 10 0 0 4 4 4 8s5 9 5 9c0 4-5 8-5 12s-4 4-4 9c-4 4-8 4-8 4-5 4-9 4-13 4s-9 0-9-4c-4 0-8 0-8-4-4-5-9-5-9-9s0-8 0-12c0 0 0-5 0-9s5-8 9-8c0-5 4-5 8-10 0 0 5 0 9 0z">
          <text:p/>
        </draw:path>
        <draw:path draw:style-name="gr9" draw:text-style-name="P9" draw:layer="layout" svg:width="0.128cm" svg:height="0.174cm" svg:x="7.823cm" svg:y="4.305cm" svg:viewBox="0 0 129 175" svg:d="M129 129c0 4 0 8-4 12 0 5-4 9-8 13-5 4-5 8-13 8-4 5-9 5-13 9-4 0-9 0-18 4-4 0-8 0-13 0-12 0-25 0-33 0-10-4-18-4-27-8v-26c9 5 17 5 27 9 12 0 21 0 29 0 13 0 26 0 31-4 8-5 13-9 13-17 0-5 0-5-5-9 0 0 0-4-4-4-4-5-9-5-14-10-4-4-12-4-25-8-4 0-13-5-17-9-8 0-13-4-18-8-4-4-8-9-13-13-4-4-4-13-4-21 0-4 0-9 4-13 0-8 5-13 9-17 9-4 14-8 22-12 13 0 21-5 34-5 8 0 18 0 22 0 9 5 17 5 26 5v25c-9 0-17 0-26-4-9 0-14 0-22 0-4 0-13 0-17 0-4 4-8 4-13 4-4 4-4 4-4 8-4 5-4 5-4 9s0 4 0 8c4 0 4 5 8 9 5 0 9 4 13 4 4 4 13 4 21 9 14 4 22 4 27 8 8 4 12 8 17 13 4 0 8 4 8 13 4 5 4 9 4 18z">
          <text:p/>
        </draw:path>
        <draw:path draw:style-name="gr9" draw:text-style-name="P9" draw:layer="layout" svg:width="0.136cm" svg:height="0.237cm" svg:x="8.005cm" svg:y="4.238cm" svg:viewBox="0 0 137 238" svg:d="M57 97h-48v-25h77v145h51v21h-137v-21h57zM69 0c0 0 4 4 9 4l4 4c4 4 4 4 8 9 0 0 0 4 0 8s0 4 0 8c-4 5-4 5-8 9 0 0-4 0-4 4-5 0-9 0-9 0-4 0-8 0-12 0 0-4-5-4-5-4-4-4-4-4-4-9-4-4-4-4-4-8s0-8 4-8c0-5 0-5 4-9l5-4c4 0 8-4 12-4z">
          <text:p/>
        </draw:path>
        <draw:path draw:style-name="gr9" draw:text-style-name="P9" draw:layer="layout" svg:width="0.14cm" svg:height="0.237cm" svg:x="8.183cm" svg:y="4.242cm" svg:viewBox="0 0 141 238" svg:d="M0 153c0-13 0-26 5-35 4-12 12-21 16-29 9-9 17-13 26-17 13-4 21-9 34-9 4 0 14 5 18 5s8 0 13 0v-68h29v234h-25v-30c-9 13-17 21-26 26-9 4-22 8-30 8-13 0-22-4-26-4-8-4-17-13-21-17-4-8-8-17-8-30-5-8-5-21-5-34zM30 153c0 22 4 34 8 47 5 9 13 13 26 13 8 0 13-4 21-9 10-8 18-17 27-29v-78c-5-4-9-4-13-4-9-4-14-4-18-4-17 0-30 4-38 17-9 8-13 25-13 47z">
          <text:p/>
        </draw:path>
        <draw:path draw:style-name="gr9" draw:text-style-name="P9" draw:layer="layout" svg:width="0.148cm" svg:height="0.174cm" svg:x="8.37cm" svg:y="4.305cm" svg:viewBox="0 0 149 175" svg:d="M149 81c0 0 0 4 0 8s0 4 0 9h-120c0 18 9 31 17 39 9 9 22 13 43 13 4 0 8 0 13 0 4 0 8 0 12 0 5 0 9-4 13-4s9 0 14 0v21c-10 4-18 4-27 4-12 4-21 4-29 4-17 0-30 0-39-4-12-4-21-13-25-17-8-8-13-17-17-30 0-8-4-22-4-35 0-12 4-25 8-34 0-12 5-21 13-29 8-9 13-13 25-17 9-4 17-9 30-9s21 5 30 9c13 0 17 8 25 12 5 9 10 17 14 26 4 8 4 21 4 34zM119 77c0-9 0-17 0-22-5-8-5-12-9-17-4-4-8-8-17-8-4-4-8-4-17-4-8 0-13 0-17 4-4 0-8 4-13 8-4 5-8 9-12 17 0 5 0 13-5 22z">
          <text:p/>
        </draw:path>
        <draw:path draw:style-name="gr9" draw:text-style-name="P9" draw:layer="layout" svg:width="0.14cm" svg:height="0.237cm" svg:x="8.556cm" svg:y="4.242cm" svg:viewBox="0 0 141 238" svg:d="M0 153c0-13 5-26 5-35 4-12 12-21 17-29 8-9 16-13 25-17 13-4 21-9 34-9 8 0 13 5 17 5s8 0 17 0v-68h26v234h-26v-30c-9 13-17 21-26 26-8 4-21 8-29 8-13 0-17-4-26-4-8-4-12-13-17-17-8-8-8-17-12-30-5-8-5-21-5-34zM30 153c0 22 4 34 8 47 9 9 17 13 26 13 8 0 17-4 25-9 5-8 13-17 26-29v-78c-9-4-13-4-17-4-4-4-13-4-17-4-17 0-30 4-38 17-9 8-13 25-13 47z">
          <text:p/>
        </draw:path>
        <draw:path draw:style-name="gr9" draw:text-style-name="P9" draw:layer="layout" svg:width="0.102cm" svg:height="0.076cm" svg:x="8.768cm" svg:y="4.242cm" svg:viewBox="0 0 103 77" svg:d="M38 0l-4 77h-29l-5-77zM103 0l-4 77h-31l-4-77z">
          <text:p/>
        </draw:path>
        <draw:path draw:style-name="gr7" draw:text-style-name="P7" draw:layer="layout" svg:width="0.08cm" svg:height="0.11cm" svg:x="8.951cm" svg:y="4.424cm" svg:viewBox="0 0 81 111" svg:d="M0 86c8 0 12 0 17 0 8 0 12-4 16-4 5-5 5-9 9-9 0-4 4-8 4-13 0-4 0-8-4-12 0-5-4-5-4-9-5 0-5-4-5-9-4 0-4-4-4-9 0-4 0-4 0-8 4-4 4-4 4-9 5 0 5-4 9-4s4 0 9 0 9 0 13 0c4 4 9 4 9 9 4 4 4 8 8 12 0 5 0 9 0 18s0 17-4 26c-4 8-9 17-13 25-8 4-18 8-26 13-13 4-21 8-38 8z">
          <text:p/>
        </draw:path>
        <draw:polygon draw:style-name="gr8" draw:text-style-name="P8" draw:layer="layout" svg:width="0.161cm" svg:height="0.165cm" svg:x="4.627cm" svg:y="4.814cm" svg:viewBox="0 0 162 166" draw:points="0,0 30,0 72,111 81,137 89,111 133,0 162,0 98,166 64,166">
          <text:p/>
        </draw:polygon>
        <draw:path draw:style-name="gr8" draw:text-style-name="P8" draw:layer="layout" svg:width="0.14cm" svg:height="0.173cm" svg:x="4.822cm" svg:y="4.81cm" svg:viewBox="0 0 141 174" svg:d="M116 170l-6-21c-8 9-17 13-25 17-9 4-21 8-30 8-8 0-17-4-25-4-5-4-13-8-17-12-4-5-9-9-9-13-4-4-4-13-4-17 0-18 9-35 21-43 13-9 30-13 55-13h34v-17c0-9-4-17-8-21-9-9-17-9-30-9-8 0-21 0-30 5-8 0-17 4-25 8v-30c0 0 4 0 8 0 5-4 13-4 17-4 5 0 9-4 13-4 9 0 13 0 17 0 13 0 21 0 30 4 8 0 14 4 22 9 4 4 9 12 13 17 0 8 4 16 4 25v115zM110 93h-38c-8 0-13 0-17 4-4 0-8 0-13 4-4 5-8 5-8 9s-4 8-4 14c0 4 4 8 4 8 0 4 0 9 4 9 0 4 4 4 9 8 4 0 8 0 12 0 9 0 13 0 21-4 9-4 22-13 30-21z">
          <text:p/>
        </draw:path>
        <draw:path draw:style-name="gr8" draw:text-style-name="P8" draw:layer="layout" svg:width="0.136cm" svg:height="0.169cm" svg:x="5.021cm" svg:y="4.81cm" svg:viewBox="0 0 137 170" svg:d="M0 4h26v31c12-13 22-21 30-26 13-5 21-9 30-9 17 0 30 4 38 18 9 13 13 25 13 51h-30c0-17 0-26-4-34-4-4-13-9-21-9-5 0-9 0-13 0-4 5-8 5-8 9-5 4-13 8-17 12-6 5-10 9-14 17v106h-30z">
          <text:p/>
        </draw:path>
        <draw:path draw:style-name="gr8" draw:text-style-name="P8" draw:layer="layout" svg:width="0.055cm" svg:height="0.055cm" svg:x="5.237cm" svg:y="4.928cm" svg:viewBox="0 0 56 56" svg:d="M31 0c4 0 9 0 9 0 4 5 8 5 12 9 0 0 4 4 4 8 0 0 0 5 0 9s0 8 0 13c0 4-4 4-4 8-4 0-8 5-12 5 0 4-5 4-9 4s-8 0-13-4c0 0-5-5-9-5 0-4-4-4-4-8 0-5-5-9-5-13s5-9 5-9c0-4 4-8 4-8 4-4 9-4 9-9 5 0 9 0 13 0z">
          <text:p/>
        </draw:path>
        <draw:path draw:style-name="gr8" draw:text-style-name="P8" draw:layer="layout" svg:width="0.149cm" svg:height="0.174cm" svg:x="5.381cm" svg:y="4.81cm" svg:viewBox="0 0 150 175" svg:d="M150 76c0 4 0 9 0 13 0 0 0 4 0 9h-119c0 16 5 30 13 39 13 8 25 12 42 12 5 0 9 0 17 0 4 0 9 0 13 0 4-4 8-4 13-4 4 0 8 0 12-4v25c-8 0-17 4-29 4-9 5-17 5-30 5s-25-5-38-9c-8-4-17-8-27-17-4-4-8-12-12-25-5-14-5-22-5-39 0-9 0-22 5-30 4-13 8-21 18-30 4-8 13-12 21-17 8-4 21-8 34-8 8 0 21 0 29 4 9 4 17 9 22 17 8 9 12 13 17 25 0 9 4 17 4 30zM120 72c0-4 0-13-4-21 0-5-4-9-9-13-4-4-8-8-12-13-4 0-13-4-21-4-5 0-9 4-17 4-5 5-9 9-13 13s-4 8-8 13c-5 8-5 17-5 21z">
          <text:p/>
        </draw:path>
        <draw:path draw:style-name="gr8" draw:text-style-name="P8" draw:layer="layout" svg:width="0.14cm" svg:height="0.237cm" svg:x="5.568cm" svg:y="4.81cm" svg:viewBox="0 0 141 238" svg:d="M0 90c0-13 0-21 4-34 5-10 9-22 13-31 9-4 17-12 26-17 12-4 26-8 39-8 4 0 12 0 17 4 4 0 12 0 16 4l26-8v238h-30v-64l4-33c-16 21-38 33-60 33-8 0-17-4-25-8-4-4-13-8-17-17-4-4-9-13-13-25 0-9 0-22 0-34zM30 90c0 8 0 17 0 25 0 4 4 13 8 17 0 4 5 9 9 13s8 4 18 4c4 0 12-4 21-8 8-9 17-17 25-30v-81c-4 0-8 0-12-5-9 0-13 0-22 0-12 0-26 5-34 17-9 10-13 27-13 48z">
          <text:p/>
        </draw:path>
        <draw:path draw:style-name="gr8" draw:text-style-name="P8" draw:layer="layout" svg:width="0.131cm" svg:height="0.169cm" svg:x="5.763cm" svg:y="4.814cm" svg:viewBox="0 0 132 170" svg:d="M132 166h-25v-25c-4 4-8 8-13 13-4 4-8 8-17 8-4 4-8 4-13 4-5 4-9 4-13 4-17 0-30-4-38-16-9-9-13-26-13-47v-107h30v107c0 25 8 38 25 38 4 0 9 0 14-4 4 0 4 0 8-4 5 0 9-5 13-9s9-13 17-17v-111h25z">
          <text:p/>
        </draw:path>
        <draw:path draw:style-name="gr8" draw:text-style-name="P8" draw:layer="layout" svg:width="0.136cm" svg:height="0.173cm" svg:x="5.945cm" svg:y="4.81cm" svg:viewBox="0 0 137 174" svg:d="M112 170v-21c-9 9-17 13-30 17-9 4-17 8-31 8-8 0-17-4-21-4-8-4-13-8-17-12-4-5-9-9-13-13 0-4 0-13 0-17 0-18 4-35 17-43 13-9 30-13 56-13h34v-17c0-9 0-17-8-21-4-9-17-9-30-9-9 0-18 0-26 5-9 0-21 4-30 8v-30c4 0 9 0 13 0 4-4 8-4 13-4 4 0 12-4 17-4 4 0 13 0 17 0 9 0 17 0 26 4 8 0 17 4 21 9 4 4 8 12 13 17 4 8 4 16 4 25v115zM107 93h-34c-8 0-13 0-22 4-4 0-8 0-12 4-5 5-5 5-5 9-4 4-4 8-4 14 0 4 0 8 0 8 4 4 4 9 4 9 5 4 9 4 9 8 4 0 8 0 17 0 5 0 13 0 22-4 8-4 17-13 25-21z">
          <text:p/>
        </draw:path>
        <draw:polygon draw:style-name="gr8" draw:text-style-name="P8" draw:layer="layout" svg:width="0.136cm" svg:height="0.233cm" svg:x="6.136cm" svg:y="4.746cm" svg:viewBox="0 0 137 234" draw:points="56,21 10,21 10,0 86,0 86,209 137,209 137,234 0,234 0,209 56,209">
          <text:p/>
        </draw:polygon>
        <draw:path draw:style-name="gr8" draw:text-style-name="P8" draw:layer="layout" svg:width="0.144cm" svg:height="0.08cm" svg:x="6.318cm" svg:y="4.848cm" svg:viewBox="0 0 145 81" svg:d="M145 25h-145v-25h145zM145 81h-145v-22h145z">
          <text:p/>
        </draw:path>
        <draw:polygon draw:style-name="gr11" draw:text-style-name="P11" draw:layer="layout" svg:width="0.161cm" svg:height="0.216cm" svg:x="6.496cm" svg:y="4.763cm" svg:viewBox="0 0 162 217" draw:points="162,25 95,25 95,217 65,217 65,25 0,25 0,0 162,0">
          <text:p/>
        </draw:polygon>
        <draw:path draw:style-name="gr11" draw:text-style-name="P11" draw:layer="layout" svg:width="0.144cm" svg:height="0.216cm" svg:x="6.7cm" svg:y="4.763cm" svg:viewBox="0 0 145 217" svg:d="M145 217h-35l-30-68c-4-8-8-12-8-12-4-4-4-9-9-9-4-4-8-4-8-4-4-4-9-4-13-4h-13v97h-29v-217h55c13 0 25 0 34 4 8 0 17 5 21 13 9 4 13 8 13 17 4 4 4 13 4 21 0 9 0 13 0 22-4 4-8 12-13 16 0 6-8 10-12 14-5 4-13 4-22 9 9 0 13 4 17 8 5 4 9 13 13 21zM97 60c0-13-4-22-13-26-4-9-16-9-29-9h-26v74h22c8 0 12-6 21-6 4 0 8-4 12-8 5 0 9-4 9-8 4-5 4-13 4-17z">
          <text:p/>
        </draw:path>
        <draw:path draw:style-name="gr11" draw:text-style-name="P11" draw:layer="layout" svg:width="0.152cm" svg:height="0.22cm" svg:x="6.874cm" svg:y="4.763cm" svg:viewBox="0 0 153 221" svg:d="M153 140c0 13 0 25-4 34-4 8-8 18-17 26-4 5-13 13-21 13-13 4-21 8-34 8s-26-4-34-8c-9 0-18-8-26-13-5-8-9-12-13-26 0-9-4-17-4-30v-144h29v144c0 9 0 13 5 21 0 5 4 13 9 17 4 6 8 10 13 10 4 4 12 4 21 4 17 0 29-4 34-14 8-8 12-21 12-38v-144h30z">
          <text:p/>
        </draw:path>
        <draw:polygon draw:style-name="gr11" draw:text-style-name="P11" draw:layer="layout" svg:width="0.123cm" svg:height="0.216cm" svg:x="7.077cm" svg:y="4.763cm" svg:viewBox="0 0 124 217" draw:points="124,217 0,217 0,0 124,0 124,25 30,25 30,93 120,93 120,116 30,116 30,192 124,192">
          <text:p/>
        </draw:polygon>
        <draw:path draw:style-name="gr7" draw:text-style-name="P7" draw:layer="layout" svg:width="0.097cm" svg:height="0.314cm" svg:x="7.272cm" svg:y="4.733cm" svg:viewBox="0 0 98 315" svg:d="M21 0c52 47 77 98 77 158 0 13-4 26-4 38-4 13-8 26-12 39-9 12-13 25-26 42-9 13-22 26-39 38l-17-17c21-21 38-42 51-63 9-26 18-51 18-77 0-51-22-98-69-141z">
          <text:p/>
        </draw:path>
        <draw:path draw:style-name="gr7" draw:text-style-name="P7" draw:layer="layout" svg:width="0.157cm" svg:height="0.17cm" svg:x="4.254cm" svg:y="5.314cm" svg:viewBox="0 0 158 171" svg:d="M132 171v-119c0-8 0-13 0-13 0-4 0-8-4-8 0-4 0-4 0-4-4 0-4-5-4-5-4 0-4 5-8 5l-5 4c-4 4-4 8-8 13-4 4-4 12-9 16v111h-25v-119c0-4 0-8 0-13-4-4-4-8-4-8 0-4 0-4-4-4 0 0 0-5-5-5l-4 5c-4 0-4 4-8 4 0 4-5 8-5 13-5 4-9 12-9 16v111h-30v-171h21l4 35c0-8 5-13 9-17 0-4 5-9 10-9 0-5 4-9 8-9s9 0 9 0c12 0 16 0 21 9 4 5 8 13 8 26 4-4 4-8 9-13 0-4 4-8 8-13 0-5 4-5 9-9 4 0 8 0 12 0 21 0 30 18 30 48v123z">
          <text:p/>
        </draw:path>
        <draw:polygon draw:style-name="gr7" draw:text-style-name="P7" draw:layer="layout" svg:width="0.144cm" svg:height="0.217cm" svg:x="4.449cm" svg:y="5.267cm" svg:viewBox="0 0 145 218" draw:points="145,218 8,218 8,192 63,192 63,31 13,61 0,35 68,0 94,0 94,192 145,192">
          <text:p/>
        </draw:polygon>
        <draw:path draw:style-name="gr7" draw:text-style-name="P7" draw:layer="layout" svg:width="0.157cm" svg:height="0.174cm" svg:x="4.254cm" svg:y="16.624cm" svg:viewBox="0 0 158 175" svg:d="M132 175v-124c0-4 0-9 0-13s0-4-4-8v-5c-4 0-4 0-4 0-4 0-4 0-8 5 0 0-5 0-5 4-4 4-4 8-8 13-4 4-4 12-9 17v111h-25v-120c0-4 0-13 0-13-4-4-4-8-4-12l-4-5h-5c0 0-4 0-4 5-4 0-4 0-8 4 0 4-5 8-5 13-5 4-9 8-9 17v111h-30v-171h21l4 34c0-8 5-13 9-17 0-4 5-8 10-12 0 0 4-5 8-5s9-4 9-4c12 0 16 4 21 13 4 4 8 12 8 25 4-4 4-13 9-17 0-4 4-8 8-8 0-4 4-9 9-9 4 0 8-4 12-4 21 0 30 17 30 51v124z">
          <text:p/>
        </draw:path>
        <draw:path draw:style-name="gr7" draw:text-style-name="P7" draw:layer="layout" svg:width="0.14cm" svg:height="0.221cm" svg:x="4.453cm" svg:y="16.577cm" svg:viewBox="0 0 141 222" svg:d="M141 222h-141v-30l56-55c8-9 17-17 22-21 4-9 12-13 12-21 5-5 9-9 9-13s0-13 0-17 0-8 0-17c-4-4-4-8-9-13-4 0-4-5-12-9-5 0-9 0-18 0s-17 0-26 4c-4 5-13 10-17 18l-17-22c9-9 17-13 26-21 12-5 25-5 38-5 14 0 22 0 26 5 9 0 17 4 22 12 8 5 12 9 12 18 4 9 9 17 9 30 0 4-5 13-5 21-4 9-8 13-12 21-4 9-9 13-17 21-4 9-13 17-21 26l-44 38h107z">
          <text:p/>
        </draw:path>
        <draw:polygon draw:style-name="gr7" draw:text-style-name="P7" draw:layer="layout" svg:width="0.132cm" svg:height="0.187cm" svg:x="4.822cm" svg:y="16.611cm" svg:viewBox="0 0 133 188" draw:points="133,171 116,188 0,94 116,0 133,22 42,94">
          <text:p/>
        </draw:polygon>
        <draw:polygon draw:style-name="gr7" draw:text-style-name="P7" draw:layer="layout" svg:width="0.101cm" svg:height="0.029cm" svg:x="5.029cm" svg:y="16.692cm" svg:viewBox="0 0 102 30" draw:points="0,0 102,0 102,30 0,30">
          <text:p/>
        </draw:polygon>
        <draw:polygon draw:style-name="gr6" draw:text-style-name="P6" draw:layer="layout" svg:width="0.136cm" svg:height="0.237cm" svg:x="5.39cm" svg:y="16.561cm" svg:viewBox="0 0 137 238" draw:points="55,25 4,25 4,0 86,0 86,212 137,212 137,238 0,238 0,212 55,212">
          <text:p/>
        </draw:polygon>
        <draw:path draw:style-name="gr6" draw:text-style-name="P6" draw:layer="layout" svg:width="0.157cm" svg:height="0.174cm" svg:x="5.564cm" svg:y="16.624cm" svg:viewBox="0 0 158 175" svg:d="M132 175v-124c0-4 0-9 0-13s-5-4-5-8l-4-5h-5c0 0-4 0-4 5-4 0-4 0-8 4 0 4-4 8-4 13-5 4-9 12-9 17v111h-30v-120c0-4 0-13 0-13 0-4 0-8 0-12 0 0-4 0-4-5h-4c-4 0-4 0-4 5-4 0-4 0-9 4 0 4-4 8-4 13-4 4-8 8-13 17v111h-25v-171h21l4 34c0-8 5-13 9-17 0-4 4-8 4-12 4 0 9-5 13-5 0 0 4-4 8-4 9 0 17 4 21 13 5 4 9 12 9 25 0-4 4-13 8-17 0-4 5-8 5-8 4-4 8-9 12-9s9-4 13-4c22 0 31 17 31 51v124z">
          <text:p/>
        </draw:path>
        <draw:path draw:style-name="gr7" draw:text-style-name="P7" draw:layer="layout" svg:width="0.093cm" svg:height="0.318cm" svg:x="5.784cm" svg:y="16.548cm" svg:viewBox="0 0 94 319" svg:d="M78 319c-52-47-78-102-78-157 0-13 5-26 5-38 4-17 8-31 12-44 9-12 18-25 27-38 8-17 21-29 38-42l12 17c-42 42-63 90-63 140 0 30 8 52 17 77 13 25 25 47 46 68z">
          <text:p/>
        </draw:path>
        <draw:path draw:style-name="gr7" draw:text-style-name="P7" draw:layer="layout" svg:width="0.127cm" svg:height="0.174cm" svg:x="5.954cm" svg:y="16.624cm" svg:viewBox="0 0 128 175" svg:d="M128 128c0 5 0 9-4 13 0 8-5 13-9 13 0 4-4 8-8 12-4 0-13 5-17 5s-9 4-18 4c-4 0-9 0-13 0-12 0-21 0-34 0-8 0-17-4-25-4v-30c8 4 17 8 30 8 8 0 17 0 25 0 17 0 26 0 35-4 4-4 8-8 8-17 0 0 0-4 0-8-4 0-4-5-8-5 0-4-4-4-14-8-4 0-13-4-21-9-8 0-17-4-21-4-9-4-13-8-17-13-4-4-9-8-13-13 0-4-4-13-4-17s4-13 4-17c4-4 4-9 13-17 4-4 13-8 21-8 9-5 17-9 30-9 8 0 18 4 26 4 4 0 13 0 21 5v25c-8-4-17-4-25-4-9-5-14-5-22-5-5 0-13 0-17 5-4 0-9 0-13 4l-4 4c-4 4-4 9-4 9 0 4 0 8 4 8 0 4 0 4 4 9 4 0 9 4 13 4 8 5 12 9 25 9 10 4 18 9 22 9 9 4 13 8 17 12 4 5 9 9 9 13 4 4 4 9 4 17z">
          <text:p/>
        </draw:path>
        <draw:path draw:style-name="gr7" draw:text-style-name="P7" draw:layer="layout" svg:width="0.136cm" svg:height="0.237cm" svg:x="6.136cm" svg:y="16.561cm" svg:viewBox="0 0 137 238" svg:d="M56 93h-47v-26h77v145h51v26h-137v-26h56zM69 0c4 0 4 0 8 0 5 0 5 4 9 4 0 4 0 4 4 8 0 4 0 4 0 9 0 4 0 4 0 8-4 4-4 4-4 9-4 0-4 4-9 4-4 0-4 0-8 0s-8 0-8 0c-5 0-9-4-9-4 0-5-4-5-4-9s-4-4-4-8c0-5 4-5 4-9s4-4 4-8c0 0 4-4 9-4 0 0 4 0 8 0z">
          <text:p/>
        </draw:path>
        <draw:path draw:style-name="gr7" draw:text-style-name="P7" draw:layer="layout" svg:width="0.14cm" svg:height="0.238cm" svg:x="6.314cm" svg:y="16.56cm" svg:viewBox="0 0 141 239" svg:d="M0 158c0-18 4-30 4-39 5-13 14-21 18-30 9-8 17-12 26-16 12-5 21-5 34-5 8 0 12 0 17 0 4 0 8 0 17 5v-73h25v239h-25v-34c-9 12-17 21-26 25-8 9-21 9-30 9-8 0-17 0-25-5-9-4-13-8-17-17-9-8-9-16-14-25-4-13-4-21-4-34zM31 154c0 21 4 38 8 47 9 8 17 12 26 12 8 0 17 0 25-8 4-4 17-17 26-30v-77c-5-4-13-4-17-4-5-5-13-5-17-5-17 0-30 9-39 17-8 9-12 26-12 48z">
          <text:p/>
        </draw:path>
        <draw:path draw:style-name="gr7" draw:text-style-name="P7" draw:layer="layout" svg:width="0.144cm" svg:height="0.174cm" svg:x="6.505cm" svg:y="16.624cm" svg:viewBox="0 0 145 175" svg:d="M145 81c0 5 0 9 0 9 0 4 0 4 0 8h-116c0 17 5 30 13 39 10 8 22 17 44 17 4 0 8-5 12-5 5 0 9 0 13 0 9 0 13 0 17-4 4 0 4 0 9 0v21c-9 5-17 5-26 9-8 0-21 0-30 0-17 0-29 0-39-4-8-5-17-9-25-17-4-9-13-17-13-30-4-9-4-21-4-34s0-22 4-35c0-8 9-21 13-25 8-9 17-17 25-21 10-5 22-9 31-9 13 0 25 4 34 9 8 4 17 8 21 12 4 9 13 17 13 26 4 8 4 21 4 34zM115 77c0-9 0-18 0-22-4-4-4-13-8-17s-9-8-13-8c-8-5-13-5-21-5-4 0-13 0-17 5-4 0-10 4-14 8s-8 13-8 17c-5 4-5 13-5 22z">
          <text:p/>
        </draw:path>
        <draw:path draw:style-name="gr7" draw:text-style-name="P7" draw:layer="layout" svg:width="0.127cm" svg:height="0.174cm" svg:x="6.7cm" svg:y="16.624cm" svg:viewBox="0 0 128 175" svg:d="M128 128c0 5 0 9 0 13-4 8-4 13-8 13-5 4-9 8-13 12-4 0-9 5-14 5-9 0-13 4-17 4s-13 0-17 0c-13 0-21 0-30 0-12 0-21-4-29-4v-30c8 4 21 8 29 8 9 0 22 0 30 0 13 0 21 0 30-4s9-8 9-17c0 0 0-4 0-8l-5-5c-4-4-9-4-13-8-8 0-17-4-25-9-9 0-13-4-21-4-5-4-13-8-17-13-4-4-9-8-9-13-4-4-4-13-4-17s0-13 0-17c4-4 9-9 13-17 4-4 12-8 21-8 8-5 21-9 34-9 4 0 12 4 21 4 10 0 18 0 27 5v25c-9-4-17-4-27-4-9-5-17-5-21-5-9 0-13 0-21 5-5 0-9 0-9 4-4 0-8 4-8 4 0 4 0 9 0 9 0 4 0 8 0 8 0 4 4 4 8 9 0 0 4 4 13 4 4 5 13 9 21 9 8 4 17 9 27 9 4 4 12 8 17 12 4 5 4 9 8 13 0 4 0 9 0 17z">
          <text:p/>
        </draw:path>
        <draw:polygon draw:style-name="gr7" draw:text-style-name="P7" draw:layer="layout" svg:width="0.174cm" svg:height="0.17cm" svg:x="6.865cm" svg:y="16.628cm" svg:viewBox="0 0 175 171" draw:points="175,0 150,171 114,171 89,99 85,82 81,99 55,171 21,171 0,0 26,0 43,116 43,141 51,120 76,44 98,44 123,116 127,141 131,116 145,0">
          <text:p/>
        </draw:polygon>
        <draw:path draw:style-name="gr7" draw:text-style-name="P7" draw:layer="layout" svg:width="0.14cm" svg:height="0.174cm" svg:x="7.064cm" svg:y="16.624cm" svg:viewBox="0 0 141 175" svg:d="M116 175v-26c-13 9-22 17-31 22-8 4-17 4-30 4-8 0-16 0-25-4-4 0-13-5-17-9s-4-8-8-17c0-4-5-8-5-17 0-17 9-29 22-38 12-8 29-17 55-17h34v-13c0-9-4-17-8-26-9-4-18-8-31-8-8 0-17 4-29 4-9 4-17 4-26 8v-25c5 0 9-4 13-4s9 0 13-5c4 0 8 0 17 0 4 0 8-4 12-4 13 0 22 4 31 4 8 5 13 9 21 13 4 4 9 9 13 17 0 4 4 13 4 21v120zM111 99h-39c-4 0-12 0-17 0-4 0-8 4-12 8-4 0-4 4-9 9 0 4 0 8 0 12 0 5 0 5 0 9s5 4 5 8c4 0 4 4 8 4s8 5 13 5c8 0 17-5 25-9 9-4 18-8 26-17z">
          <text:p/>
        </draw:path>
        <draw:path draw:style-name="gr7" draw:text-style-name="P7" draw:layer="layout" svg:width="0.166cm" svg:height="0.238cm" svg:x="7.242cm" svg:y="16.628cm" svg:viewBox="0 0 167 239" svg:d="M167 0l-60 150c-4 17-13 29-18 42-8 9-12 17-21 26-8 8-17 12-25 17-9 0-17 4-30 4 0 0-4 0-8 0h-5v-30c0 4 5 4 5 4 4 0 8 0 12 0 5 0 9 0 13-4 4 0 9-4 13-8 4 0 8-5 13-13 4-4 8-13 12-17l-68-171h34l43 112 8 25 9-25 39-112z">
          <text:p/>
        </draw:path>
        <draw:path draw:style-name="gr10" draw:text-style-name="P10" draw:layer="layout" svg:width="0.166cm" svg:height="0.067cm" svg:x="7.615cm" svg:y="16.671cm" svg:viewBox="0 0 167 68" svg:d="M167 8c0 9 0 17-5 25 0 5-4 14-8 18-4 5-9 9-13 13-8 4-12 4-21 4-4 0-13 0-17-4-4 0-8-4-13-8-4 0-8-5-12-9-5-5-5-9-9-9-4-5-8-9-13-9 0-4-5-4-9-4-8 0-13 4-17 8 0 5-4 14-4 27h-26c0-9 0-18 4-27 0-4 5-12 9-16 4-5 9-9 13-13 8-4 13-4 21-4 9 0 14 0 18 4 4 0 8 4 13 8 4 0 8 5 12 9 5 4 9 8 9 8 4 4 8 9 13 9 0 4 4 4 8 4 9 0 13-4 17-9 0-4 4-12 4-25z">
          <text:p/>
        </draw:path>
        <draw:path draw:style-name="gr7" draw:text-style-name="P7" draw:layer="layout" svg:width="0.136cm" svg:height="0.174cm" svg:x="8.001cm" svg:y="16.624cm" svg:viewBox="0 0 137 175" svg:d="M111 175v-26c-8 9-17 17-25 22-13 4-21 4-30 4-13 0-21 0-26-4-9 0-13-5-17-9-5-4-9-8-9-17-4-4-4-8-4-17 0-17 4-30 17-38 13-9 35-17 56-17h38v-14c0-8-4-17-12-25-5-4-13-9-30-9-8 0-17 5-26 5-8 4-18 4-30 8v-25c4 0 8-4 12-4 5 0 10 0 14-5 9 0 13 0 17 0 5 0 13-4 17-4 9 0 21 4 26 4 8 5 17 9 21 13 8 4 13 8 13 17 4 4 4 13 4 21v120zM111 98h-38c-8 0-12 0-21 0-4 0-9 5-13 9 0 0-4 4-4 8-5 5-5 9-5 13 0 5 0 5 5 9 0 4 0 4 4 8 0 0 4 4 9 4 0 0 8 5 13 5 4 0 12-5 21-9 8-4 17-8 29-17z">
          <text:p/>
        </draw:path>
        <draw:path draw:style-name="gr7" draw:text-style-name="P7" draw:layer="layout" svg:width="0.157cm" svg:height="0.242cm" svg:x="8.183cm" svg:y="16.624cm" svg:viewBox="0 0 158 243" svg:d="M129 30c4 4 8 8 8 12 0 5 4 9 4 17 0 9-4 17-4 21-4 9-8 17-17 22-4 4-13 8-17 12-8 0-17 5-30 5-4 0-12-5-17-5-8 0-12-4-17-4 0 0-4 4-4 9 0 0 0 4 0 9s0 9 4 9c5 4 9 4 17 8h43c8 0 17 0 21 4 9 0 17 5 21 9 5 0 9 4 13 13 0 4 4 8 4 17 0 8-4 12-8 21 0 4-9 12-13 17-8 4-17 8-25 12-13 5-22 5-39 5-12 0-25 0-34-5-8 0-17-4-21-8-8-4-13-9-18-13 0-4 0-12 0-17 0-8 0-17 5-21 5-8 9-13 17-17-4-4-4-4-8-8l-4-5c0-4-5-4-5-8s0-4 0-8c0-5 0-14 5-19 4-8 8-12 12-17 0-4-4-8-4-8-4-4-4-4-4-9-4-4-4-4-4-8s0-8 0-13c0-8 0-17 4-21 4-8 8-17 13-21 8-4 12-8 21-13 8 0 17-4 25-4 5 0 9 4 13 4s9 0 9 0h63v26zM31 196c0 9 4 13 13 17 8 4 17 8 34 8 8 0 17-4 21-4 8 0 13-4 17-8 4 0 4-4 8-9 0-4 0-4 0-8 0-9 0-13-8-17-4-4-13-4-26-4l-42-5c-4 5-9 9-9 9-4 4-4 4-4 8-4 0-4 5-4 5 0 4 0 8 0 8zM39 59c0 5 0 9 0 13 5 8 5 8 9 13 4 4 8 4 13 8 4 0 8 0 12 0 9 0 13 0 17 0 5-4 9-4 13-8 0-5 4-9 4-13 5-4 5-8 5-13 0-4 0-8-5-12 0-5-4-9-8-13 0-4-4-4-9-9-4 0-8 0-17 0-4 0-8 0-12 0-5 5-9 5-13 9s-4 8-9 13c0 4 0 8 0 12z">
          <text:p/>
        </draw:path>
        <draw:path draw:style-name="gr7" draw:text-style-name="P7" draw:layer="layout" svg:width="0.148cm" svg:height="0.174cm" svg:x="8.37cm" svg:y="16.624cm" svg:viewBox="0 0 149 175" svg:d="M149 81c0 5 0 9 0 9 0 4 0 4 0 8h-115c0 17 4 30 12 39 9 8 22 17 43 17 4 0 8-5 13-5 4 0 8 0 12 0 9 0 13 0 17-4 5 0 5 0 10 0v21c-10 5-18 5-27 9-8 0-21 0-29 0-17 0-30 0-39-4-8-5-17-9-25-17-4-9-13-17-13-30-4-9-8-21-8-34s4-22 8-35c0-8 9-21 13-25 8-9 17-17 25-21 9-5 22-9 30-9 13 0 26 4 34 9 9 4 17 8 21 12 5 9 14 17 14 26 4 8 4 21 4 34zM119 77c0-9 0-18 0-22-5-4-5-13-9-17s-8-8-13-8c-8-5-12-5-21-5-4 0-13 0-17 5-4 0-8 4-13 8-4 4-8 13-8 17-4 4-4 13-4 22z">
          <text:p/>
        </draw:path>
        <draw:path draw:style-name="gr7" draw:text-style-name="P7" draw:layer="layout" svg:width="0.08cm" svg:height="0.11cm" svg:x="8.578cm" svg:y="16.743cm" svg:viewBox="0 0 81 111" svg:d="M0 90c8 0 12-4 16-4 5 0 14-5 18-5 0-4 5-4 9-8 0-4 4-9 4-13s-4-8-4-13c0 0-4-4-4-8-5 0-5-4-5-4-4-6-4-10-4-14s0-4 0-8l4-5c5-4 5-4 9-8 4 0 4 0 8 0 5 0 9 0 13 0 4 4 4 4 9 8 4 5 4 9 8 13 0 4 0 14 0 18 0 8 0 21-4 30-4 8-9 12-17 21-4 4-13 12-21 17-13 0-27 4-39 4z">
          <text:p/>
        </draw:path>
        <draw:path draw:style-name="gr8" draw:text-style-name="P8" draw:layer="layout" svg:width="0.144cm" svg:height="0.237cm" svg:x="8.929cm" svg:y="16.561cm" svg:viewBox="0 0 145 238" svg:d="M0 157c0-18 5-30 10-39 4-13 8-21 17-30 4-8 13-12 25-16 9-5 21-5 34-5 4 0 9 0 13 0 8 0 13 0 17 5v-72h29v238h-25l-4-34c-4 13-13 21-26 25-8 9-17 9-29 9-9 0-17 0-26-4-8-5-12-9-17-17-4-9-8-17-13-26 0-13-5-21-5-34zM31 153c0 21 4 38 13 47 4 8 12 12 21 12 8 0 17 0 25-8 9-4 17-17 26-30v-77c-4-4-9-4-17-4-4-5-9-5-17-5-13 0-26 9-34 17-13 9-17 26-17 48z">
          <text:p/>
        </draw:path>
        <draw:path draw:style-name="gr8" draw:text-style-name="P8" draw:layer="layout" svg:width="0.14cm" svg:height="0.174cm" svg:x="9.12cm" svg:y="16.624cm" svg:viewBox="0 0 141 175" svg:d="M115 175v-26c-9 9-22 17-30 22-9 4-17 4-30 4-8 0-17 0-25-4-4 0-9-5-17-9-4-4-4-9-9-17 0-4-4-8-4-17 0-17 9-30 21-38 13-9 30-17 55-17h34v-14c0-8-4-17-8-25-9-4-17-9-30-9-8 0-17 5-29 5-9 4-17 4-26 8v-25c4 0 9-4 13-4s8 0 13-5c4 0 8 0 16 0 5 0 9-4 17-4 9 0 17 4 26 4 8 5 13 9 21 13 5 4 9 8 14 17 4 4 4 13 4 21v120zM110 98h-38c-4 0-13 0-17 0s-8 5-12 9c-5 0-5 4-9 8 0 5 0 9 0 13s0 4 0 9c0 4 4 4 4 8 5 0 5 4 9 4s8 4 12 4c9 0 17-4 26-8 8-4 17-8 25-17z">
          <text:p/>
        </draw:path>
        <draw:path draw:style-name="gr8" draw:text-style-name="P8" draw:layer="layout" svg:width="0.148cm" svg:height="0.221cm" svg:x="9.298cm" svg:y="16.577cm" svg:viewBox="0 0 149 222" svg:d="M149 218c-4 0-12 4-16 4-9 0-17 0-22 0-22 0-39-4-51-13-9-13-13-25-13-47v-84h-47v-26h47v-47l29-5v52h73v26h-73v84c0 13 0 22 9 26 4 8 18 8 31 8 4 0 8 0 17 0 4 0 12 0 16-4z">
          <text:p/>
        </draw:path>
        <draw:path draw:style-name="gr8" draw:text-style-name="P8" draw:layer="layout" svg:width="0.136cm" svg:height="0.174cm" svg:x="9.497cm" svg:y="16.624cm" svg:viewBox="0 0 137 175" svg:d="M112 175v-26c-9 9-17 17-30 22-9 4-17 4-30 4-8 0-17 0-21-4-8 0-14-5-18-9s-9-8-13-17c0-4 0-8 0-17 0-17 4-30 17-38 14-9 31-17 56-17h34v-14c0-8-4-17-8-25-4-4-17-9-30-9-8 0-17 5-25 5-13 4-21 4-31 8v-25c4 0 10-4 14-4s8 0 13-5c4 0 12 0 17 0 4 0 8-4 16-4 9 0 17 4 26 4 8 5 17 9 21 13s9 8 13 17c4 4 4 13 4 21v120zM107 98h-34c-8 0-16 0-21 0-4 0-8 5-12 9-5 0-5 4-9 8 0 5 0 9 0 13 0 5 0 5 0 9s4 4 4 8c5 0 9 4 9 4 4 0 8 5 13 5 8 0 16-5 25-9 8-4 17-8 25-17z">
          <text:p/>
        </draw:path>
        <draw:path draw:style-name="gr8" draw:text-style-name="P8" draw:layer="layout" svg:width="0.144cm" svg:height="0.085cm" svg:x="9.68cm" svg:y="16.662cm" svg:viewBox="0 0 145 86" svg:d="M145 27h-145v-27h145zM145 86h-145v-26h145z">
          <text:p/>
        </draw:path>
        <draw:path draw:style-name="gr7" draw:text-style-name="P7" draw:layer="layout" svg:width="0.127cm" svg:height="0.174cm" svg:x="9.879cm" svg:y="16.624cm" svg:viewBox="0 0 128 175" svg:d="M128 128c0 5 0 9-4 13 0 8-4 13-9 13 0 4-4 8-8 12-4 0-13 5-18 5-4 0-9 4-17 4-4 0-8 0-13 0-13 0-21 0-34 0-8 0-17-4-25-4v-30c8 4 17 8 29 8 9 0 17 0 26 0 17 0 25 0 34-4 5-4 9-8 9-17 0 0 0-4 0-8-4 0-4-5-9-5 0-4-4-4-13-8-4 0-12-4-21-9-9 0-17-4-21-4-9-4-13-8-17-13-5-4-9-8-13-13 0-4-4-13-4-17s4-13 4-17c4-4 4-9 13-17 4-4 12-8 21-8 8-5 17-9 34-9 4 0 13 4 22 4s13 0 26 5v25c-13-4-22-4-31-4-4-5-13-5-21-5-4 0-13 0-17 5-5 0-9 0-13 4l-4 4c-5 4-5 9-5 9 0 4 0 8 5 8 0 4 4 4 4 9 4 0 8 4 13 4 8 5 13 9 25 9 9 4 18 9 22 9 9 4 13 8 17 12 5 5 9 9 9 13 4 4 4 9 4 17z">
          <text:p/>
        </draw:path>
        <draw:polygon draw:style-name="gr7" draw:text-style-name="P7" draw:layer="layout" svg:width="0.174cm" svg:height="0.17cm" svg:x="10.04cm" svg:y="16.628cm" svg:viewBox="0 0 175 171" draw:points="175,0 154,171 115,171 94,99 90,82 80,99 59,171 25,171 0,0 30,0 42,116 46,141 55,120 76,44 98,44 124,116 132,141 137,116 149,0">
          <text:p/>
        </draw:polygon>
        <draw:path draw:style-name="gr7" draw:text-style-name="P7" draw:layer="layout" svg:width="0.14cm" svg:height="0.174cm" svg:x="10.243cm" svg:y="16.624cm" svg:viewBox="0 0 141 175" svg:d="M111 175v-26c-9 9-17 17-26 22-8 4-21 4-30 4-8 0-17 0-25-4-8 0-13-5-17-9s-8-8-8-17c-5-4-5-8-5-17 0-17 9-30 17-38 13-9 34-17 60-17h34v-14c0-8-5-17-13-25-4-4-13-9-26-9-12 0-21 5-29 5-9 4-17 4-30 8v-25c4 0 9-4 13-4s8 0 17-5c4 0 8 0 12 0 9 0 13-4 17-4 13 0 22 4 30 4 4 5 14 9 18 13 9 4 13 8 13 17 4 4 8 13 8 21v120zM111 98h-39c-8 0-12 0-17 0-8 0-12 5-12 9-5 0-9 4-9 8-4 5-4 9-4 13 0 5 0 5 4 9 0 4 0 4 4 8 0 0 5 4 9 4s8 5 13 5c4 0 12-5 21-9 8-4 17-8 30-17z">
          <text:p/>
        </draw:path>
        <draw:path draw:style-name="gr7" draw:text-style-name="P7" draw:layer="layout" svg:width="0.166cm" svg:height="0.238cm" svg:x="10.417cm" svg:y="16.628cm" svg:viewBox="0 0 167 239" svg:d="M167 0l-56 150c-8 17-12 29-17 42-8 9-17 17-21 25-8 9-18 13-26 17-9 0-17 5-30 5-4 0-4 0-8 0 0 0-5 0-9 0v-30c4 4 4 4 9 4 4 0 8 0 8 0 9 0 13 0 17-4 4 0 9-4 13-8 4 0 8-5 12-13 6-4 6-13 10-17l-65-171h30l43 111 9 26 13-26 38-111z">
          <text:p/>
        </draw:path>
        <draw:path draw:style-name="gr7" draw:text-style-name="P7" draw:layer="layout" svg:width="0.093cm" svg:height="0.318cm" svg:x="10.638cm" svg:y="16.548cm" svg:viewBox="0 0 94 319" svg:d="M18 0c50 46 76 102 76 157 0 13 0 26 0 39-4 13-9 25-13 38-8 17-17 30-25 42-9 13-22 30-38 43l-18-17c22-21 39-43 51-68 9-21 13-47 13-72 0-55-21-103-64-145z">
          <text:p/>
        </draw:path>
        <draw:path draw:style-name="gr6" draw:text-style-name="P6" draw:layer="layout" svg:width="0.152cm" svg:height="0.224cm" svg:x="4.25cm" svg:y="17.078cm" svg:viewBox="0 0 153 225" svg:d="M153 221c-8 0-12 0-21 4-8 0-12 0-21 0-21 0-35-4-48-17-8-8-17-21-17-42v-85h-46v-26h46v-47l30-8v55h77v26h-77v85c0 8 4 21 14 25 4 5 12 9 25 9 5 0 13 0 17 0 9 0 13-4 21-4z">
          <text:p/>
        </draw:path>
        <draw:path draw:style-name="gr6" draw:text-style-name="P6" draw:layer="layout" svg:width="0.132cm" svg:height="0.237cm" svg:x="4.457cm" svg:y="17.061cm" svg:viewBox="0 0 133 238" svg:d="M56 97h-51v-25h77v145h51v21h-133v-21h56zM65 0c4 0 4 4 9 4 4 0 4 4 8 4 0 4 4 4 4 9 0 0 0 4 0 8s0 4 0 8c0 5-4 5-4 9-4 0-4 0-8 4-5 0-5 0-9 0-5 0-9 0-9 0-4-4-4-4-9-4 0-4-4-4-4-9 0-4 0-4 0-8s0-8 0-8c0-5 4-5 4-9 5 0 5-4 9-4 0 0 4-4 9-4z">
          <text:p/>
        </draw:path>
        <draw:path draw:style-name="gr6" draw:text-style-name="P6" draw:layer="layout" svg:width="0.144cm" svg:height="0.237cm" svg:x="4.631cm" svg:y="17.065cm" svg:viewBox="0 0 145 238" svg:d="M0 154c0-13 5-26 9-34 0-14 8-23 12-31 9-8 17-13 31-17 9-4 22-9 30-9s13 5 17 5 13 0 17 0v-68h29v234h-29v-30c-9 13-17 21-26 26-8 4-21 8-29 8-9 0-18-4-27-4-8-4-13-13-17-17-8-8-8-17-12-30-5-8-5-21-5-33zM30 154c0 21 4 33 8 46 9 9 18 13 27 13s17-4 25-9c9-8 17-17 26-29v-78c-4-4-13-4-17-4-4-4-13-4-17-4-17 0-30 4-39 17-9 8-13 26-13 48z">
          <text:p/>
        </draw:path>
        <draw:path draw:style-name="gr6" draw:text-style-name="P6" draw:layer="layout" svg:width="0.166cm" svg:height="0.237cm" svg:x="4.809cm" svg:y="17.133cm" svg:viewBox="0 0 167 238" svg:d="M167 0l-55 149c-9 17-13 30-18 38-8 13-16 22-21 30-8 5-18 13-26 13-9 4-17 8-30 8-4 0-4 0-8-4 0 0-4 0-9 0v-25c5 0 9 0 9 0 4 0 8 4 8 4 9 0 13-4 17-4s9-5 13-9 8-8 14-13c4-4 4-12 8-21l-64-166h29l44 111 8 26 13-26 38-111z">
          <text:p/>
        </draw:path>
        <draw:path draw:style-name="gr7" draw:text-style-name="P7" draw:layer="layout" svg:width="0.094cm" svg:height="0.318cm" svg:x="5.038cm" svg:y="17.052cm" svg:viewBox="0 0 95 319" svg:d="M77 319c-51-48-77-103-77-158 0-12 0-29 4-42 0-13 5-25 13-38 4-13 13-26 27-43 8-12 21-25 33-38l18 17c-43 42-65 89-65 140 0 25 5 51 18 76 8 21 25 48 47 69z">
          <text:p/>
        </draw:path>
        <draw:path draw:style-name="gr7" draw:text-style-name="P7" draw:layer="layout" svg:width="0.157cm" svg:height="0.17cm" svg:x="5.191cm" svg:y="17.128cm" svg:viewBox="0 0 158 171" svg:d="M132 171v-119c0-4-4-8-4-12 0-5 0-5 0-9 0 0 0-4-4-4h-5-4c-4 4-4 4-8 8 0 5-5 9-5 13-4 4-8 9-12 17v106h-26v-114c0-9 0-13 0-17 0-5 0-5 0-9-4 0-4-4-4-4-4 0-4 0-4 0-4 0-4 0-9 0 0 4-4 4-4 8-4 0-4 5-9 9 0 8-4 13-9 21v106h-25v-166h21v30c4-4 9-8 9-13 4-4 9-9 9-13 4-4 8-4 8-4 5-5 9-5 13-5 9 0 17 5 21 9 5 9 5 18 5 31 4-9 8-13 8-18 4-4 4-9 8-13 5 0 9-4 9-4 4-5 8-5 13-5 21 0 34 18 34 52v119z">
          <text:p/>
        </draw:path>
        <draw:path draw:style-name="gr7" draw:text-style-name="P7" draw:layer="layout" svg:width="0.144cm" svg:height="0.22cm" svg:x="5.386cm" svg:y="17.078cm" svg:viewBox="0 0 145 221" svg:d="M145 221h-145v-25l55-56c8-9 17-17 25-26 5-4 9-13 13-17 0-4 4-8 4-17 4-4 4-8 4-12 0-5 0-13-4-18 0-4-4-8-4-12-4-5-8-5-13-9-4 0-12-4-17-4-8 0-17 4-25 8-8 5-17 9-21 17l-17-21c8-8 17-17 30-21 8-4 21-8 38-8 8 0 17 4 25 4 8 4 13 8 21 12 4 9 10 13 14 22 4 8 4 17 4 25 0 9 0 17-4 26 0 4-4 12-10 21-4 4-12 13-17 21-8 9-16 17-25 25l-38 40h107z">
          <text:p/>
        </draw:path>
        <draw:path draw:style-name="gr7" draw:text-style-name="P7" draw:layer="layout" svg:width="0.093cm" svg:height="0.318cm" svg:x="5.594cm" svg:y="17.052cm" svg:viewBox="0 0 94 319" svg:d="M17 0c51 47 77 98 77 157 0 13-5 25-5 38-4 13-8 26-12 38-4 13-13 30-26 43-8 14-22 26-34 43l-17-17c21-21 34-48 47-69 9-25 17-46 17-72 0-55-21-102-64-144z">
          <text:p/>
        </draw:path>
      </draw:page>
      <draw:page draw:name="page4" draw:style-name="dp1" draw:master-page-name="master-page32">
        <draw:frame draw:style-name="gr2" draw:text-style-name="P2" draw:layer="layout" svg:width="20.044cm" svg:height="0.93cm" svg:x="3.996cm" svg:y="2.477cm">
          <draw:image xlink:href="Pictures/1000000000001279000000DBB9F0957C.jpg" xlink:type="simple" xlink:show="embed" xlink:actuate="onLoad" draw:mime-type="image/jpeg">
            <text:p/>
          </draw:image>
        </draw:frame>
        <draw:polygon draw:style-name="gr5" draw:text-style-name="P5" draw:layer="layout" svg:width="0.144cm" svg:height="0.217cm" svg:x="4.101cm" svg:y="1.16cm" svg:viewBox="0 0 145 218" draw:points="145,218 10,218 10,192 65,192 65,31 14,61 0,35 69,0 94,0 94,192 145,192">
          <text:p/>
        </draw:polygon>
        <draw:path draw:style-name="gr5" draw:text-style-name="P5" draw:layer="layout" svg:width="0.097cm" svg:height="0.314cm" svg:x="4.5cm" svg:y="1.13cm" svg:viewBox="0 0 98 315" svg:d="M77 315c-51-47-77-98-77-158 0-12 4-25 4-38 4-13 9-25 14-38 8-17 17-30 25-43 9-12 21-25 38-38l17 17c-46 43-68 89-68 140 0 26 9 51 17 72 13 26 30 47 51 69z">
          <text:p/>
        </draw:path>
        <draw:polygon draw:style-name="gr5" draw:text-style-name="P5" draw:layer="layout" svg:width="0.131cm" svg:height="0.217cm" svg:x="4.665cm" svg:y="1.16cm" svg:viewBox="0 0 132 218" draw:points="51,25 0,25 0,0 132,0 132,25 81,25 81,192 132,192 132,218 0,218 0,192 51,192">
          <text:p/>
        </draw:polygon>
        <draw:path draw:style-name="gr5" draw:text-style-name="P5" draw:layer="layout" svg:width="0.136cm" svg:height="0.17cm" svg:x="4.851cm" svg:y="1.207cm" svg:viewBox="0 0 137 171" svg:d="M0 4h26v25c9-4 13-8 17-12 4-5 8-9 13-13 4 0 8 0 12-4 5 0 10 0 14 0 17 0 34 4 42 17 9 8 13 25 13 42v112h-29v-108c0-12-5-21-9-29-4-5-13-9-21-9-5 0-10 0-10 0-4 0-8 4-12 9-5 0-9 4-13 8s-8 9-13 17v112h-30z">
          <text:p/>
        </draw:path>
        <draw:path draw:style-name="gr5" draw:text-style-name="P5" draw:layer="layout" svg:width="0.153cm" svg:height="0.225cm" svg:x="5.021cm" svg:y="1.156cm" svg:viewBox="0 0 154 226" svg:d="M154 217c-9 5-13 5-21 5-9 0-13 4-22 4-21 0-38-9-47-17-9-9-17-21-17-42v-90h-47v-22h47v-46l30-9v55h77v22h-77v85c0 13 5 22 9 30 8 4 17 8 30 8 4 0 12 0 17-4 8 0 12 0 21 0z">
          <text:p/>
        </draw:path>
        <draw:path draw:style-name="gr5" draw:text-style-name="P5" draw:layer="layout" svg:width="0.144cm" svg:height="0.174cm" svg:x="5.22cm" svg:y="1.207cm" svg:viewBox="0 0 145 175" svg:d="M145 76c0 4 0 8 0 13 0 0 0 4 0 8h-115c0 18 4 31 14 40 8 8 25 12 42 12 4 0 9 0 13 0s8 0 17 0c4-4 8-4 13-4 4 0 8 0 8-4v25c-4 0-17 5-25 5-9 4-22 4-30 4-17 0-26-4-38-9-10-4-18-8-27-17-4-4-13-12-13-25-4-13-4-21-4-40 0-8 0-21 4-29 5-13 9-21 13-30 9-8 17-13 27-17 8-4 21-8 29-8 13 0 26 0 34 4 9 4 17 8 22 17 8 8 12 13 12 25 4 9 4 17 4 30zM116 72c0-4 0-13 0-21-4-5-4-9-9-13-4-4-8-9-12-13-9 0-13-4-22-4-4 0-12 4-17 4-4 4-8 9-12 13-5 4-10 8-10 13-4 8-4 17-4 21z">
          <text:p/>
        </draw:path>
        <draw:path draw:style-name="gr5" draw:text-style-name="P5" draw:layer="layout" svg:width="0.136cm" svg:height="0.17cm" svg:x="5.419cm" svg:y="1.207cm" svg:viewBox="0 0 137 171" svg:d="M0 4h26v30c13-13 21-22 31-26 12-4 21-8 29-8 17 0 30 4 39 17 8 12 12 25 12 52h-29c0-18 0-27-5-35-4-5-12-9-21-9-4 0-9 0-13 0-4 4-8 4-12 9 0 4-10 8-14 12-4 5-9 9-13 17v108h-30z">
          <text:p/>
        </draw:path>
        <draw:path draw:style-name="gr5" draw:text-style-name="P5" draw:layer="layout" svg:width="0.131cm" svg:height="0.174cm" svg:x="5.598cm" svg:y="1.207cm" svg:viewBox="0 0 132 175" svg:d="M132 166c-8 0-17 5-21 5-9 0-18 4-27 4-25 0-46-9-63-26-13-12-21-34-21-60 0-13 4-26 8-38 4-9 8-17 17-26 8-8 17-13 25-17 13-4 22-8 34-8 9 0 18 0 27 4 8 0 13 0 21 4v26c-8 0-13-5-21-5-9-4-18-4-27-4-4 0-12 0-21 4-4 5-13 9-17 13s-8 13-8 17c-5 9-9 17-9 30 0 18 9 35 17 43 9 13 21 17 42 17 5 0 14 0 23-4 8 0 13-4 21-8z">
          <text:p/>
        </draw:path>
        <draw:path draw:style-name="gr5" draw:text-style-name="P5" draw:layer="layout" svg:width="0.148cm" svg:height="0.174cm" svg:x="5.78cm" svg:y="1.207cm" svg:viewBox="0 0 149 175" svg:d="M149 76c0 4 0 8 0 13 0 0 0 5 0 9h-119c0 17 4 30 12 39 13 8 27 12 44 12 4 0 8 0 12 0 9 0 13 0 17 0 5-4 9-4 13-4s9 0 13-4v25c-9 0-17 4-30 4-8 5-17 5-29 5-13 0-27-5-40-9-8-4-16-8-25-17-4-4-8-12-13-25-4-13-4-22-4-40 0-8 0-21 4-29 5-13 9-21 13-30 9-8 17-13 25-17 9-4 22-8 35-8 9 0 21 0 30 4 8 4 17 8 21 17 9 8 13 13 17 25 0 9 4 17 4 30zM120 72c0-4 0-13-5-21 0-5-4-9-8-13s-9-9-13-13c-4 0-12-4-21-4-4 0-9 4-18 4-4 4-8 9-13 13-4 4-8 8-8 13-4 8-4 17-4 21z">
          <text:p/>
        </draw:path>
        <draw:path draw:style-name="gr5" draw:text-style-name="P5" draw:layer="layout" svg:width="0.14cm" svg:height="0.237cm" svg:x="5.975cm" svg:y="1.207cm" svg:viewBox="0 0 141 238" svg:d="M141 84c0 14 0 27-5 40-4 8-12 21-17 25-8 9-17 13-25 17-13 5-21 5-35 5-4 0-13 0-17 0s-8 0-17 0v67h-25v-234h25v25c9-8 17-17 26-21 12-4 22-8 35-8 8 0 16 0 21 4 8 4 17 13 21 17 4 8 8 17 8 30 5 8 5 21 5 33zM111 84c0-8 0-16 0-25-4-4-4-13-9-17 0-4-4-8-8-13-4-4-8-4-17-4-4 0-9 0-9 0-5 4-9 4-13 9-4 0-9 4-13 8s-8 13-17 17v82c9 4 13 4 17 4 9 4 13 4 17 4 18 0 31-4 39-17 9-8 13-25 13-48z">
          <text:p/>
        </draw:path>
        <draw:path draw:style-name="gr5" draw:text-style-name="P5" draw:layer="layout" svg:width="0.149cm" svg:height="0.225cm" svg:x="6.144cm" svg:y="1.156cm" svg:viewBox="0 0 150 226" svg:d="M150 217c-6 5-14 5-18 5-9 0-17 4-21 4-22 0-39-9-47-17-13-9-17-21-17-43v-90h-47v-21h47v-47l30-8v55h73v21h-73v86c0 13 0 21 8 30 4 4 17 8 30 8 4 0 8 0 17-4 4 0 12 0 18 0z">
          <text:p/>
        </draw:path>
        <draw:path draw:style-name="gr5" draw:text-style-name="P5" draw:layer="layout" svg:width="0.093cm" svg:height="0.314cm" svg:x="6.365cm" svg:y="1.13cm" svg:viewBox="0 0 94 315" svg:d="M18 0c51 47 76 98 76 157 0 13 0 26-4 39-4 12-9 25-13 38s-13 25-25 42c-9 14-22 27-34 39l-18-17c22-22 39-43 47-64 13-26 17-51 17-77 0-51-21-97-64-140z">
          <text:p/>
        </draw:path>
        <draw:path draw:style-name="gr5" draw:text-style-name="P5" draw:layer="layout" svg:width="0.139cm" svg:height="0.221cm" svg:x="7.281cm" svg:y="1.156cm" svg:viewBox="0 0 140 222" svg:d="M140 222h-140v-26l56-55c8-8 17-17 21-25 8-4 12-13 12-17 5-4 9-13 9-17s0-9 0-13c0-8 0-12 0-18-4-4-4-8-9-13 0-4-4-8-8-8-8-4-13-4-21-4-9 0-17 4-21 8-9 4-17 9-21 13l-18-17c8-9 18-17 30-21 9-5 21-9 34-9s21 0 30 4c4 5 12 9 17 13 8 4 12 13 17 21 0 9 4 19 4 27s-4 17-4 21c-5 9-5 17-9 21-8 9-13 17-17 26-8 4-17 12-25 21l-38 42h101z">
          <text:p/>
        </draw:path>
        <draw:path draw:style-name="gr5" draw:text-style-name="P5" draw:layer="layout" svg:width="0.144cm" svg:height="0.221cm" svg:x="7.467cm" svg:y="1.156cm" svg:viewBox="0 0 145 222" svg:d="M145 222h-145v-26l55-55c8-9 17-17 21-26 9-4 13-12 13-17 4-4 9-12 9-17 0-4 0-8 0-12 0-9 0-13 0-18s-5-9-9-13c0-4-4-9-9-9-8-4-12-4-17-4-12 0-21 4-25 9-9 4-17 8-21 12l-17-17c8-8 17-17 29-21 9-4 22-8 34-8 13 0 22 0 31 4 8 4 13 8 21 13 4 4 9 12 13 21 0 8 4 18 4 26 0 9 0 17-4 22-4 8-4 17-9 21-4 8-12 17-17 25-8 4-17 13-26 22l-38 42h107z">
          <text:p/>
        </draw:path>
        <draw:path draw:style-name="gr5" draw:text-style-name="P5" draw:layer="layout" svg:width="0.055cm" svg:height="0.055cm" svg:x="7.691cm" svg:y="1.326cm" svg:viewBox="0 0 56 56" svg:d="M30 0c4 0 10 0 10 0 4 4 8 4 8 8 4 0 8 4 8 9 0 0 0 4 0 9 0 4 0 8 0 13 0 4-4 4-8 8 0 0-4 4-8 4 0 5-6 5-10 5s-8 0-13-5c0 0-4-4-8-4 0-4-4-4-4-8 0-5-5-9-5-13 0-5 5-9 5-9 0-5 4-9 4-9 4-4 8-4 8-8 5 0 9 0 13 0z">
          <text:p/>
        </draw:path>
        <draw:path draw:style-name="gr5" draw:text-style-name="P5" draw:layer="layout" svg:width="0.144cm" svg:height="0.221cm" svg:x="7.84cm" svg:y="1.156cm" svg:viewBox="0 0 145 222" svg:d="M145 222h-145v-26l55-55c8-9 17-17 25-26 5-4 9-12 13-17 0-4 5-12 5-17 0-4 4-8 4-12 0-9-4-13-4-18s-5-9-5-13c-4-4-8-9-13-9-4-4-12-4-17-4-8 0-17 4-25 9-8 4-17 8-21 12l-17-17c8-8 17-17 30-21 8-4 21-8 38-8 8 0 17 0 25 4 9 4 14 8 22 13 4 4 9 12 13 21 4 8 4 18 4 26 0 9 0 17-4 22 0 8-4 17-9 21-4 8-12 17-17 25-9 4-17 13-26 22l-38 42h107z">
          <text:p/>
        </draw:path>
        <draw:path draw:style-name="gr5" draw:text-style-name="P5" draw:layer="layout" svg:width="0.14cm" svg:height="0.221cm" svg:x="9.336cm" svg:y="1.156cm" svg:viewBox="0 0 141 222" svg:d="M141 222h-141v-26l56-55c9-9 17-17 21-26 9-4 13-12 13-17 4-4 8-12 8-17 0-4 0-8 0-12 0-9 0-13 0-18-4-5-4-9-8-13 0-4-4-9-13-9-4-4-8-4-17-4-8 0-18 4-22 9-8 4-17 8-21 12l-17-17c9-8 17-17 30-21 8-4 22-8 35-8 12 0 21 0 29 4 4 4 13 8 17 13 9 4 13 12 17 21 0 8 5 18 5 26 0 9-5 17-5 22-4 8-4 17-13 21-4 8-8 17-12 25-9 4-17 13-26 22l-39 42h103z">
          <text:p/>
        </draw:path>
        <draw:path draw:style-name="gr5" draw:text-style-name="P5" draw:layer="layout" svg:width="0.055cm" svg:height="0.055cm" svg:x="9.561cm" svg:y="1.326cm" svg:viewBox="0 0 56 56" svg:d="M29 0c5 0 5 0 10 0 4 4 8 4 8 8 5 0 5 4 9 9 0 0 0 4 0 9 0 4 0 8 0 13-4 4-4 4-9 8 0 0-4 5-8 5-5 4-5 4-10 4-4 0-8 0-12-4-5 0-5-5-9-5 0-4-4-4-4-8-4-5-4-9-4-13 0-5 0-9 4-9 0-5 4-9 4-9 4-4 4-4 9-8 4 0 8 0 12 0z">
          <text:p/>
        </draw:path>
        <draw:path draw:style-name="gr5" draw:text-style-name="P5" draw:layer="layout" svg:width="0.148cm" svg:height="0.221cm" svg:x="9.705cm" svg:y="1.16cm" svg:viewBox="0 0 149 222" svg:d="M149 150c0 8 0 17-4 25-4 9-10 17-18 25-4 5-13 13-21 13-13 5-21 9-34 9s-21-4-30-9c-8-4-17-8-25-17-4-8-9-17-13-29-4-13-4-26-4-43 0-13 0-21 0-34 4-8 4-17 8-25 5-13 9-23 13-27 9-8 13-17 21-21 9-4 17-9 30-13s25-4 38-4h21v25h-21c-13 0-25 0-34 5-8 4-17 8-25 12-4 5-13 14-13 23-4 8-8 17-8 25v9c8-5 17-9 25-13 8 0 17-4 30-4 8 0 17 4 25 8 8 0 17 4 21 13 10 4 14 13 14 21 4 4 4 17 4 26zM118 150c0-5 0-13-4-18 0-4 0-8-4-12s-8-9-13-9c-8-4-12-4-21-4-4 0-8 0-13 0-4 0-8 4-12 4s-9 5-13 5c0 4-4 4-8 4 0 17 0 30 4 38 0 9 4 17 8 21 5 9 9 13 13 13 8 4 13 4 21 4 4 0 13 0 17-4 4 0 9-4 13-8 4-5 8-9 8-13 4-9 4-13 4-21z">
          <text:p/>
        </draw:path>
        <draw:path draw:style-name="gr5" draw:text-style-name="P5" draw:layer="layout" svg:width="0.131cm" svg:height="0.221cm" svg:x="9.9cm" svg:y="1.16cm" svg:viewBox="0 0 132 222" svg:d="M132 150c0 8 0 17-4 29-5 9-14 13-22 21-9 5-17 13-30 13-9 5-21 9-34 9-4 0-8 0-8 0-5 0-9 0-13-4-4 0-9 0-13 0 0 0-4 0-8 0v-26c8 0 12 0 21 4 8 0 17 0 25 0 9 0 13 0 21-4 9 0 13-4 17-8 9-5 9-9 13-13 4-9 4-13 4-21 0-13-4-22-12-30-13-4-26-8-43-8h-42v-112h119v26h-94v60h21c9 0 22 0 30 4 9 0 21 5 26 9 8 4 17 13 22 21 4 4 4 17 4 30z">
          <text:p/>
        </draw:path>
        <draw:path draw:style-name="gr5" draw:text-style-name="P5" draw:layer="layout" svg:width="0.148cm" svg:height="0.225cm" svg:x="11.197cm" svg:y="1.156cm" svg:viewBox="0 0 149 226" svg:d="M149 166c0 9 0 17-4 26-4 8-9 12-17 17-5 4-14 8-22 13-13 0-21 4-30 4-13 0-25-4-34-4-8-5-17-9-21-13-8-5-13-9-13-17-4-4-8-13-8-21 0-13 4-26 13-35 8-8 21-16 33-25-12-8-25-17-29-25-9-10-9-18-9-31 0-9 0-13 5-21 0-5 4-13 12-17 5-5 13-9 21-13 9-4 17-4 30-4s21 0 30 4c8 4 17 4 22 8 4 5 8 13 13 17 4 9 4 13 4 22 0 12-4 25-9 35-8 8-18 17-30 21 4 4 8 8 17 13 5 4 9 8 13 12 5 4 9 9 9 17 4 5 4 9 4 17zM114 55c0-13-4-17-8-21-9-9-17-9-30-9s-21 0-30 4c-8 9-8 13-8 26 0 4 0 4 0 8 4 5 4 9 8 13 5 4 9 4 13 10 4 4 13 4 17 8 13-4 26-14 30-18 4-8 8-13 8-21zM118 171c0-5 0-9-4-13 0-4 0-9-4-13s-8-9-17-13c-4 0-13-4-21-8-4 4-13 4-17 8s-9 9-13 13-4 9-8 13c0 4 0 8 0 13 0 4 0 8 4 12 0 5 4 5 8 9 5 4 9 4 13 4 4 4 9 4 17 4 4 0 13 0 17-4 4 0 9 0 13-4 4 0 8-4 8-9 4-4 4-8 4-12z">
          <text:p/>
        </draw:path>
        <draw:path draw:style-name="gr5" draw:text-style-name="P5" draw:layer="layout" svg:width="0.055cm" svg:height="0.055cm" svg:x="11.43cm" svg:y="1.326cm" svg:viewBox="0 0 56 56" svg:d="M30 0c0 0 4 0 9 0 4 4 9 4 9 8 4 0 4 4 8 9 0 0 0 4 0 9 0 4 0 8 0 13-4 4-4 4-8 8 0 0-5 5-9 5-5 4-5 4-9 4-5 0-9 0-13-4-4 0-4-5-9-5-4-4-4-4-4-8-4-5-4-9-4-13 0-5 0-9 4-9 0-5 0-9 4-9 5-4 5-4 9-8 4 0 8 0 13 0z">
          <text:p/>
        </draw:path>
        <draw:path draw:style-name="gr5" draw:text-style-name="P5" draw:layer="layout" svg:width="0.136cm" svg:height="0.225cm" svg:x="11.578cm" svg:y="1.156cm" svg:viewBox="0 0 137 226" svg:d="M137 154c0 12 0 21-4 29-5 9-9 13-17 21-9 5-18 13-31 13-13 5-25 9-42 9-9 0-13 0-21 0-9-4-13-4-22-4v-26c9 0 17 0 26 4 4 0 13 0 21 0 13 0 21 0 30-4 4 0 12-4 17-8 4-5 9-9 13-13 0-4 0-13 0-17 0-9 0-13-4-17 0-5-5-9-9-9-5-4-13-8-17-8-9 0-17-4-26-4h-21v-22h25c5 0 13 0 17-4 5 0 9-4 13-8 4 0 9-6 9-10 4-4 4-13 4-17 0-13-4-21-13-25-4-5-17-9-30-9-8 0-16 0-21 4-8 0-17 0-25 5v-26c4 0 8 0 13-4 4 0 8 0 12 0 5-4 9-4 13-4s8 0 8 0c13 0 26 0 34 4 9 4 14 4 23 13 4 4 8 8 12 17 4 4 4 12 4 21 0 13-4 21-8 31-8 8-17 17-26 21 4 0 9 4 18 4 4 4 8 9 12 13s9 8 13 12c0 5 0 13 0 18z">
          <text:p/>
        </draw:path>
        <draw:path draw:style-name="gr5" draw:text-style-name="P5" draw:layer="layout" svg:width="0.148cm" svg:height="0.225cm" svg:x="11.761cm" svg:y="1.156cm" svg:viewBox="0 0 149 226" svg:d="M149 166c0 9-4 17-9 26-4 8-8 12-16 17-5 4-13 8-22 13-8 0-21 4-29 4-13 0-21-4-34-4-9-5-13-9-21-13-5-5-9-9-14-17-4-4-4-13-4-21 0-13 4-26 9-35 9-8 21-16 34-25-13-8-21-17-30-25-4-10-9-18-9-31 0-9 0-13 5-21 0-5 9-13 13-17 4-5 13-9 21-13 9-4 21-4 30-4 12 0 21 0 29 4 9 4 17 4 22 8 8 5 12 13 12 17 4 9 4 13 4 22 0 12 0 25-8 35-8 8-17 17-30 21 5 4 13 8 17 13 5 4 9 8 13 12s8 9 13 17c0 5 4 9 4 17zM111 55c0-13 0-17-9-21-8-9-17-9-29-9-13 0-21 0-30 4-4 9-8 13-8 26 0 4 0 4 0 8 4 5 4 9 8 13s9 4 13 10c8 4 12 4 21 8 13-4 21-14 25-18 9-8 9-13 9-21zM115 171c0-5 0-9 0-13-4-4-4-9-8-13-5-4-9-9-13-13-9 0-13-4-21-8-9 4-17 4-21 8-5 4-9 9-13 13s-4 9-4 13c-5 4-5 8-5 13 0 4 0 8 5 12 0 5 4 5 8 9s9 4 13 4c4 4 12 4 17 4 4 0 12 0 17-4 4 0 8 0 12-4 5 0 9-4 9-9 4-4 4-8 4-12z">
          <text:p/>
        </draw:path>
        <draw:path draw:style-name="gr5" draw:text-style-name="P5" draw:layer="layout" svg:width="0.157cm" svg:height="0.225cm" svg:x="12.129cm" svg:y="1.156cm" svg:viewBox="0 0 158 226" svg:d="M158 111c0 17-4 34-4 47-4 13-8 25-17 34-4 12-13 21-26 25-9 5-22 9-34 9-13 0-21-4-34-9-9-4-17-8-22-21-8-8-12-17-16-34-5-13-5-30-5-51 0-13 0-31 5-43 4-17 8-26 12-39 9-8 17-17 26-21 13-4 21-8 38-8 8 0 21 4 30 8s18 9 26 17c4 13 13 21 17 38 0 13 4 31 4 48zM129 115c0-4 0-8 0-12 0-5 0-9 0-13l-95 72c0 4 5 9 9 13 0 4 4 8 8 13 5 4 5 8 13 8 4 4 9 4 13 4 8 0 17-4 21-4 8-4 13-13 17-17 5-8 9-17 9-30 5-8 5-21 5-34zM30 111c0 4 0 9 0 13 0 0 0 4 0 8l90-69c0-4-5-12-5-17-4-4-4-8-9-12-4 0-8-5-12-5-5-4-9-4-17-4-4 0-13 0-21 4-5 5-9 9-13 17-4 9-9 17-13 26 0 14 0 26 0 39z">
          <text:p/>
        </draw:path>
        <draw:path draw:style-name="gr5" draw:text-style-name="P5" draw:layer="layout" svg:width="0.055cm" svg:height="0.055cm" svg:x="12.367cm" svg:y="1.326cm" svg:viewBox="0 0 56 56" svg:d="M25 0c5 0 9 0 14 0 0 4 4 4 8 8 0 0 5 4 5 9 0 0 4 4 4 9 0 4-4 8-4 13 0 4-5 4-5 8-4 0-8 5-8 5-5 4-9 4-14 4-4 0-8 0-8-4-4 0-9-5-13-5 0-4-4-4-4-8 0-5 0-9 0-13 0-5 0-9 0-9 0-5 4-9 4-9 4-4 9-4 13-8 0 0 4 0 8 0z">
          <text:p/>
        </draw:path>
        <draw:path draw:style-name="gr5" draw:text-style-name="P5" draw:layer="layout" svg:width="0.157cm" svg:height="0.225cm" svg:x="12.502cm" svg:y="1.156cm" svg:viewBox="0 0 158 226" svg:d="M158 111c0 17 0 34-4 47s-8 25-17 34c-4 12-13 21-26 25-8 4-21 9-33 9-13 0-23-5-31-9-13-4-21-8-25-21-9-8-13-17-17-34-5-13-5-30-5-51 0-13 0-30 5-43 4-17 8-26 17-38 4-9 12-17 25-22 8-4 22-8 35-8s21 4 29 8c13 5 18 9 26 17 9 13 13 22 17 38 4 14 4 31 4 48zM129 115c0-4 0-8 0-12 0-5 0-9 0-13l-95 72c4 4 4 9 9 13 0 4 4 8 8 13 4 4 10 8 14 8 4 4 8 4 13 4 8 0 17-4 21-4 8-4 12-13 17-17 4-8 8-17 8-30 5-8 5-21 5-34zM30 111c0 4 0 9 0 13 0 0 0 4 0 8l94-69c-4-4-4-12-8-16-5-5-5-9-9-13-4 0-8-4-12-4-5-5-9-5-17-5-5 0-13 0-17 5-10 4-14 8-18 17-5 8-9 16-9 25-4 14-4 26-4 39z">
          <text:p/>
        </draw:path>
        <draw:path draw:style-name="gr5" draw:text-style-name="P5" draw:layer="layout" svg:width="0.157cm" svg:height="0.225cm" svg:x="12.689cm" svg:y="1.156cm" svg:viewBox="0 0 158 226" svg:d="M158 111c0 17 0 34-4 47-5 13-9 25-17 34-5 12-13 21-26 25-8 5-21 9-34 9s-21-4-30-9c-12-4-16-8-26-21-8-8-13-17-17-34-4-13-4-30-4-51 0-13 0-31 4-43 4-17 9-26 17-39 5-8 14-17 26-21 9-4 22-8 34-8 13 0 22 4 30 8 13 4 21 9 26 17 8 13 12 21 17 38 4 13 4 31 4 48zM128 115c0-4 0-8 0-12 0-5 0-9 0-13l-93 72c4 4 4 9 8 13 0 4 4 8 9 13 4 4 8 8 12 8 5 4 9 4 17 4 5 0 13-4 17-4 9-4 13-13 17-17 5-8 9-17 9-30 4-8 4-21 4-34zM31 111c0 4 0 9 0 13 0 0 0 4 0 8l93-69c-4-4-4-12-9-17 0-4-4-8-8-12-4 0-9-5-13-5-4-4-8-4-13-4-8 0-17 0-21 4-8 5-13 9-17 17-4 9-8 17-8 26-4 14-4 26-4 39z">
          <text:p/>
        </draw:path>
        <draw:path draw:style-name="gr5" draw:text-style-name="P5" draw:layer="layout" svg:width="0.157cm" svg:height="0.225cm" svg:x="12.875cm" svg:y="1.156cm" svg:viewBox="0 0 158 226" svg:d="M158 111c0 17 0 34-4 47-5 13-9 25-18 34-4 12-13 21-21 25-13 5-26 9-38 9-13 0-22-4-30-9-8-4-17-8-25-21-9-8-13-17-17-34-5-13-5-30-5-51 0-13 0-31 5-43 4-17 8-26 17-39 4-8 12-17 25-21 8-4 21-8 34-8s21 4 30 8c12 4 21 9 25 17 9 13 13 21 18 38 4 13 4 31 4 48zM128 115c0-4 0-8 0-12 0-5 0-9 0-13l-94 72c5 4 5 9 9 13 0 4 4 8 8 13 4 4 9 8 13 8 4 4 8 4 17 4 4 0 13-4 17-4 8-4 13-13 17-17 4-8 8-17 13-30 0-8 0-21 0-34zM30 111c0 4 0 9 0 13 0 0 0 4 0 8l93-69c-4-4-4-12-8-17 0-4-4-8-9-12-4 0-8-5-12-5-5-4-9-4-13-4-9 0-17 0-21 4-9 5-13 9-17 17-4 9-9 17-9 26-4 14-4 26-4 39z">
          <text:p/>
        </draw:path>
        <draw:path draw:style-name="gr5" draw:text-style-name="P5" draw:layer="layout" svg:width="0.157cm" svg:height="0.225cm" svg:x="13.062cm" svg:y="1.156cm" svg:viewBox="0 0 158 226" svg:d="M158 111c0 17 0 34-4 47-5 13-9 25-13 34-9 12-17 21-27 25-12 5-21 9-38 9-8 0-21-4-29-9-9-4-17-8-26-21-4-8-13-17-17-34 0-13-4-30-4-51 0-13 4-31 4-43 4-17 9-26 17-39 4-8 13-17 26-21 8-4 21-8 33-8 13 0 22 4 34 8 10 4 18 9 22 17 9 13 13 21 18 38 4 13 4 31 4 48zM128 115c0-4 0-8 0-12 0-5 0-9 0-13l-94 72c4 4 4 9 8 13 5 4 5 8 9 13 4 4 8 8 12 8 5 4 9 4 17 4 5 0 13-4 22-4 4-4 8-13 12-17 5-8 10-17 14-30 0-8 0-21 0-34zM30 111c0 4 0 9 0 13 0 0 0 4 0 8l94-69c-5-4-5-12-10-17 0-4-4-8-8-12-4 0-9-5-13-5-4-4-8-4-13-4-8 0-17 0-21 4-8 5-12 9-17 17-4 9-8 17-8 26-4 14-4 26-4 39z">
          <text:p/>
        </draw:path>
        <draw:path draw:style-name="gr5" draw:text-style-name="P5" draw:layer="layout" svg:width="0.156cm" svg:height="0.225cm" svg:x="13.249cm" svg:y="1.156cm" svg:viewBox="0 0 157 226" svg:d="M157 111c0 17 0 34-4 47s-9 25-13 34c-8 12-17 21-25 25-13 5-21 9-39 9-9 0-21-4-30-9-8-4-17-8-25-21-5-8-13-17-17-34 0-13-4-30-4-51 0-13 4-31 4-43 4-17 8-26 17-39 8-8 17-17 25-21 9-4 21-8 34-8 14 0 22 4 35 8 8 4 17 9 21 17 8 13 13 21 17 38 4 13 4 31 4 48zM132 115c0-4-4-8-4-12 0-5 0-9 0-13l-90 72c0 4 0 9 4 13s4 8 8 13c5 4 9 8 13 8 4 4 8 4 17 4 8 0 14-4 22-4 4-4 9-13 13-17 4-8 8-17 13-30 0-8 4-21 4-34zM29 111c0 4 0 9 0 13 0 0 0 4 0 8l94-69c0-4-4-12-8-17 0-4-4-8-9-12-4 0-8-5-12-5-6-4-10-4-14-4-9 0-17 0-21 4-4 5-13 9-17 17-4 9-9 17-9 26-4 14-4 26-4 39z">
          <text:p/>
        </draw:path>
        <draw:path draw:style-name="gr5" draw:text-style-name="P5" draw:layer="layout" svg:width="0.157cm" svg:height="0.225cm" svg:x="13.435cm" svg:y="1.156cm" svg:viewBox="0 0 158 226" svg:d="M158 111c0 17 0 34-5 47 0 12-8 25-12 33-9 13-17 22-26 26-12 4-21 9-38 9-8 0-22-5-31-9-8-4-17-9-25-21-4-9-13-17-13-34-4-13-8-30-8-51 0-13 4-30 4-43 4-17 8-26 17-38 8-9 17-18 25-22 9-4 23-8 35-8 13 0 26 4 34 8 9 4 17 9 26 17 4 13 8 22 12 38 5 14 5 31 5 48zM132 115c0-4 0-8-4-12 0-5 0-9 0-13l-90 72c0 4 4 8 4 13 4 4 4 8 9 12 4 4 9 9 14 9 4 4 12 4 16 4 9 0 13-4 22-4 4-5 8-13 12-17 5-9 9-17 13-30 0-8 4-21 4-34zM29 111c0 4 0 9 0 13 0 0 0 4 0 8l95-69c0-4-4-12-4-16-5-5-9-9-13-13 0 0-4-4-13-4-4-5-8-5-13-5-8 0-12 0-21 5-5 4-14 8-18 17-4 8-4 16-8 25-5 14-5 26-5 39z">
          <text:p/>
        </draw:path>
        <draw:path draw:style-name="gr5" draw:text-style-name="P5" draw:layer="layout" svg:width="0.17cm" svg:height="0.217cm" svg:x="13.617cm" svg:y="1.16cm" svg:viewBox="0 0 171 218" svg:d="M171 171h-39v47h-30v-47h-102v-26l89-145h43v145h39zM102 26l-76 119h76z">
          <text:p/>
        </draw:path>
        <draw:path draw:style-name="gr5" draw:text-style-name="P5" draw:layer="layout" svg:width="0.145cm" svg:height="0.225cm" svg:x="13.816cm" svg:y="1.156cm" svg:viewBox="0 0 146 226" svg:d="M146 166c0 9 0 17-5 26-4 8-8 12-17 17-4 4-12 8-21 13-8 0-21 4-30 4-13 0-22-4-34-4-9-5-17-9-21-13-5-5-9-9-13-17-5-4-5-13-5-21 0-13 5-26 9-35 9-8 21-16 34-25-13-8-21-17-30-25-4-10-8-18-8-31 0-9 0-13 4-21 0-5 4-13 13-17 4-5 12-9 21-13 8-4 21-4 30-4 13 0 22 0 30 4 9 4 17 4 21 8 9 5 13 13 13 17 4 9 4 13 4 22 0 12 0 25-8 35-9 8-17 17-30 21 4 4 13 8 17 13 4 4 9 8 13 12s8 9 13 17c0 5 0 9 0 17zM112 55c0-13 0-17-9-21-8-9-17-9-30-9s-22 0-30 4c-4 9-9 13-9 26 0 4 0 4 0 8 5 5 5 9 9 13s8 4 13 10c4 4 12 4 21 8 13-4 22-14 26-18 9-8 9-13 9-21zM116 171c0-5 0-9 0-13-4-4-4-9-9-13-4-4-8-9-12-13-9 0-13-4-22-8-9 4-17 4-22 8-4 4-8 9-12 13-5 4-5 9-5 13-4 4-4 8-4 13 0 4 0 8 4 12 0 5 5 5 9 9s8 4 13 4c4 4 12 4 17 4 4 0 13 0 17-4 5 0 9 0 13-4 4 0 9-4 9-9 4-4 4-8 4-12z">
          <text:p/>
        </draw:path>
        <draw:polygon draw:style-name="gr5" draw:text-style-name="P5" draw:layer="layout" svg:width="0.144cm" svg:height="0.216cm" svg:x="14.003cm" svg:y="1.16cm" svg:viewBox="0 0 145 217" draw:points="145,25 56,217 21,217 115,25 0,25 0,0 145,0">
          <text:p/>
        </draw:polygon>
        <draw:path draw:style-name="gr5" draw:text-style-name="P5" draw:layer="layout" svg:width="0.144cm" svg:height="0.22cm" svg:x="4.101cm" svg:y="1.662cm" svg:viewBox="0 0 145 221" svg:d="M145 221h-145v-26l55-60c13-8 17-17 26-21 4-9 8-13 12-17 5-8 5-13 5-17 4-4 4-8 4-17 0-4 0-8-4-13 0-4-5-8-5-12-4-5-8-9-12-9-4-4-9-4-17-4-9 0-17 0-26 4-8 4-12 13-21 17l-17-17c9-8 22-17 30-21 13-8 25-8 38-8 9 0 17 0 25 4 9 4 17 8 22 13 5 4 9 12 13 21 5 4 5 12 5 25 0 9 0 17-5 21 0 9-4 17-8 21-5 9-10 17-18 22-9 8-13 17-25 25l-39 38h107z">
          <text:p/>
        </draw:path>
        <draw:path draw:style-name="gr5" draw:text-style-name="P5" draw:layer="layout" svg:width="0.136cm" svg:height="0.17cm" svg:x="4.474cm" svg:y="1.712cm" svg:viewBox="0 0 137 171" svg:d="M111 171v-25c-8 12-16 17-29 21-9 4-17 4-26 4-13 0-22 0-26 0-9-4-13-8-17-13-4-4-9-8-9-12-4-9-4-13-4-22 0-16 4-29 17-38 13-8 35-12 56-12h34v-19c0-8 0-16-8-21-4-8-17-8-30-8-8 0-17 0-26 0-9 4-22 4-30 8v-25c4 0 8 0 13-4 4 0 8 0 12 0 9-5 14-5 18-5 5 0 13 0 17 0 9 0 17 0 26 5 8 0 17 4 21 8s13 9 13 17c4 9 4 13 4 25v116zM107 95h-34c-8 0-12 0-21 0-5 4-9 4-14 8 0 0-4 5-4 9-4 4-4 8-4 12 0 5 0 5 0 9 4 4 4 4 8 8 0 5 5 5 9 5 0 4 5 4 14 4 4 0 12-4 21-9 8-4 17-8 25-17z">
          <text:p/>
        </draw:path>
        <draw:path draw:style-name="gr5" draw:text-style-name="P5" draw:layer="layout" svg:width="0.161cm" svg:height="0.238cm" svg:x="4.652cm" svg:y="1.712cm" svg:viewBox="0 0 162 239" svg:d="M133 26c4 4 8 8 8 12s4 13 4 17c0 9-4 18-4 27-4 4-8 13-17 17-4 4-12 8-21 12-4 0-14 5-26 5-5 0-13 0-17-5-9 0-13 0-17-4 0 4-4 4-4 9 0 4-5 4-5 8s5 9 9 13c4 0 8 4 17 4h43c9 0 17 0 21 5 9 0 13 4 21 8 5 4 9 9 9 13 4 4 4 12 4 17 0 8 0 17-4 21 0 9-9 13-13 17-8 4-17 9-25 13-13 4-22 4-39 4-13 0-26 0-34-4-9 0-17-4-22-9-8-4-12-8-17-12 0-5-4-9-4-18 0-8 4-17 9-21 4-4 8-12 17-17-5 0-5-4-9-4 0-4-4-4-4-8 0 0-4-5-4-9v-4c0-9 0-17 4-22 4-8 8-12 13-16-5-5-5-5-5-9-4 0-4-4-4-8-4 0-4-5-4-9 0-5 0-9 0-14 0-8 0-13 4-21s9-13 13-17c4-8 13-13 21-13 9-4 17-4 26-4 4 0 8 0 12 0 5 0 10 0 10 0h63v26zM34 192c0 9 5 17 13 17 4 5 17 9 34 9 8 0 18 0 22-4 9 0 13-5 17-5 4-4 4-8 8-13 0 0 0-4 0-8 0-9 0-13-8-17-4 0-13-4-26-4h-43c-4 0-8 4-8 4-4 4-4 4-4 8-5 5-5 5-5 9zM43 55c0 9 0 14 0 18 4 5 4 9 8 9 4 4 9 8 13 8s8 5 13 5c8 0 12-5 17-5s9-4 13-8c0-4 5-9 5-13 4-5 4-9 4-14 0-4 0-8-4-13 0-4-5-8-9-12 0-4-4-4-9-9-5 0-13 0-17 0-5 0-9 0-13 5-4 0-9 4-13 4-4 4-4 8-8 12 0 5 0 9 0 13z">
          <text:p/>
        </draw:path>
        <draw:path draw:style-name="gr5" draw:text-style-name="P5" draw:layer="layout" svg:width="0.148cm" svg:height="0.17cm" svg:x="4.843cm" svg:y="1.712cm" svg:viewBox="0 0 149 171" svg:d="M149 78c0 4 0 8 0 8 0 4 0 9 0 9h-115c0 16 4 29 13 42 8 9 21 13 42 13 4 0 9 0 13 0s8-4 14-4c4 0 8 0 12 0s9-5 13-5v26c-9 0-17 4-25 4-10 0-23 0-31 0-17 0-30 0-38-4-9-4-17-9-26-17-8-9-13-17-13-26-4-13-8-25-8-38s4-21 8-35c0-8 9-17 13-25 9-9 13-17 26-21 8-5 16-5 29-5s22 0 34 5c10 4 14 8 22 17 5 4 9 12 13 21 4 12 4 22 4 35zM120 73c0-8 0-13 0-22-4-4-4-8-10-12-4-9-8-9-17-13-4-4-8-4-17-4-8 0-13 0-17 4s-8 4-12 8c-5 9-9 13-9 17-4 9-4 14-4 22z">
          <text:p/>
        </draw:path>
        <draw:polygon draw:style-name="gr5" draw:text-style-name="P5" draw:layer="layout" svg:width="0.186cm" svg:height="0.217cm" svg:x="5.013cm" svg:y="1.665cm" svg:viewBox="0 0 187 218" draw:points="187,0 107,136 107,218 76,218 76,136 0,0 33,0 80,77 93,111 111,81 153,0">
          <text:p/>
        </draw:polygon>
        <draw:path draw:style-name="gr5" draw:text-style-name="P5" draw:layer="layout" svg:width="0.153cm" svg:height="0.17cm" svg:x="5.216cm" svg:y="1.712cm" svg:viewBox="0 0 154 171" svg:d="M154 86c0 13 0 25-5 34-4 13-8 21-16 30-5 8-13 13-22 17-12 4-21 4-34 4-12 0-25 0-34-4-8-4-18-9-26-17-4-4-9-17-13-26-4-13-4-21-4-38 0-13 0-26 4-35 4-13 9-21 17-30 4-4 14-12 27-17 8-4 17-4 29-4 13 0 26 0 34 4 9 5 17 9 26 17 4 9 8 17 12 26 5 13 5 26 5 39zM128 86c0-8-4-17-4-26-4-9-8-18-13-22-4-4-8-8-12-12-9 0-13 0-22 0-8 0-17 0-21 4-8 4-13 8-17 12-4 5-4 13-8 23 0 4 0 13 0 21 0 13 0 21 0 25 4 9 8 17 12 22 5 4 9 8 13 13 9 0 13 4 21 4 9 0 17-4 22-4 8-5 12-9 17-18 4-4 4-12 8-17 0-8 4-16 4-25z">
          <text:p/>
        </draw:path>
        <draw:path draw:style-name="gr5" draw:text-style-name="P5" draw:layer="layout" svg:width="0.136cm" svg:height="0.17cm" svg:x="5.411cm" svg:y="1.712cm" svg:viewBox="0 0 137 171" svg:d="M137 171h-26v-30c-8 9-12 13-17 17-4 5-8 5-13 9-4 4-8 4-12 4s-9 0-14 0c-17 0-30-4-42-13-9-8-13-25-13-47v-111h30v111c0 26 8 39 30 39 5 0 9 0 9-4 4 0 8 0 12-5 5-4 9-4 13-13 5-4 9-8 13-12v-116h30z">
          <text:p/>
        </draw:path>
        <draw:path draw:style-name="gr5" draw:text-style-name="P5" draw:layer="layout" svg:width="0.135cm" svg:height="0.17cm" svg:x="5.598cm" svg:y="1.712cm" svg:viewBox="0 0 136 171" svg:d="M0 0h30v30c4-9 9-13 13-17s8-4 13-9c4 0 8-4 12-4 5 0 13 0 17 0 17 0 30 4 38 13 9 13 13 25 13 46v112h-30v-106c0-14 0-27-4-31-8-8-13-8-25-8 0 0-4 0-9 0-4 0-8 4-12 4 0 4-5 8-9 12-4 5-8 9-17 17v112h-30z">
          <text:p/>
        </draw:path>
        <draw:path draw:style-name="gr5" draw:text-style-name="P5" draw:layer="layout" svg:width="0.157cm" svg:height="0.238cm" svg:x="5.776cm" svg:y="1.712cm" svg:viewBox="0 0 158 239" svg:d="M132 26c4 4 4 8 8 12 0 4 0 13 0 17 0 9 0 18-4 27-4 4-8 13-13 17-4 4-12 8-21 12-8 0-17 5-25 5-10 0-14 0-22-5-5 0-9 0-13-4-4 4-4 4-9 9 0 4 0 4 0 8s0 9 5 13c4 0 12 4 17 4h47c4 0 13 0 21 5 9 0 13 4 17 8 5 4 9 9 13 13 5 4 5 12 5 17 0 8 0 17-5 21-4 9-8 13-17 17-4 4-13 9-25 13-9 4-21 4-34 4-14 0-27 0-35-4-13 0-17-4-25-9-5-4-9-8-13-12-4-5-4-9-4-18 0-8 0-17 4-21s13-12 17-17l-4-4c-5-4-5-4-9-8 0 0 0-5 0-9l-4-4c0-9 4-17 8-22 0-8 5-12 13-16-4-5-4-5-8-9 0 0-5-4-5-8 0 0 0-5 0-9-4-5-4-9-4-14 0-8 4-13 4-21 5-8 9-13 17-17 4-8 13-13 17-13 9-4 17-4 31-4 4 0 8 0 13 0 0 0 4 0 8 0h60v26zM29 192c0 9 4 17 13 17 8 5 21 9 35 9 8 0 17 0 25-4 4 0 9-5 13-5 4-4 8-8 8-13 5 0 5-4 5-8 0-9-5-13-9-17-8 0-17-4-25-4h-48c0 0-4 4-8 4 0 4-5 4-5 8 0 5 0 5-4 9zM38 55c0 9 0 14 4 18 0 5 4 9 8 9 0 4 5 8 9 8s13 5 18 5c4 0 8-5 13-5 4 0 8-4 12-8s4-9 9-13c0-5 0-9 0-14 0-4 0-8 0-13-5-4-5-8-9-12s-8-4-12-9c-5 0-9 0-13 0-10 0-14 0-18 5-4 0-9 4-13 4 0 4-4 8-4 12-4 5-4 9-4 13z">
          <text:p/>
        </draw:path>
        <draw:polygon draw:style-name="gr5" draw:text-style-name="P5" draw:layer="layout" svg:width="0.101cm" svg:height="0.03cm" svg:x="7.298cm" svg:y="1.777cm" svg:viewBox="0 0 102 31" draw:points="0,0 102,0 102,31 0,31">
          <text:p/>
        </draw:polygon>
        <draw:polygon draw:style-name="gr5" draw:text-style-name="P5" draw:layer="layout" svg:width="0.144cm" svg:height="0.216cm" svg:x="7.463cm" svg:y="1.666cm" svg:viewBox="0 0 145 217" draw:points="145,25 55,217 21,217 115,25 0,25 0,0 145,0">
          <text:p/>
        </draw:polygon>
        <draw:path draw:style-name="gr5" draw:text-style-name="P5" draw:layer="layout" svg:width="0.055cm" svg:height="0.055cm" svg:x="7.691cm" svg:y="1.827cm" svg:viewBox="0 0 56 56" svg:d="M30 0c4 0 10 4 10 4 4 0 8 4 8 4 4 4 8 10 8 10 0 4 0 8 0 12 0 5 0 9 0 13 0 0-4 4-8 9 0 0-4 4-8 4 0 0-6 0-10 0s-8 0-13 0c0 0-4-4-8-4 0-5-4-9-4-9 0-4-5-8-5-13 0-4 5-8 5-12 0 0 4-6 4-10 4 0 8-4 8-4 5 0 9-4 13-4z">
          <text:p/>
        </draw:path>
        <draw:polygon draw:style-name="gr5" draw:text-style-name="P5" draw:layer="layout" svg:width="0.14cm" svg:height="0.221cm" svg:x="7.84cm" svg:y="1.661cm" svg:viewBox="0 0 141 222" draw:points="141,222 4,222 4,191 60,191 60,34 8,64 0,38 69,0 94,0 94,191 141,191">
          <text:p/>
        </draw:polygon>
        <draw:path draw:style-name="gr5" draw:text-style-name="P5" draw:layer="layout" svg:width="0.157cm" svg:height="0.221cm" svg:x="8.018cm" svg:y="1.661cm" svg:viewBox="0 0 158 222" svg:d="M158 111c0 17 0 34-5 46-4 13-8 26-17 34-4 13-12 17-25 27-8 4-21 4-34 4s-21 0-34-4c-8-4-17-14-21-22-9-9-14-22-18-35-4-12-4-29-4-50 0-18 0-30 4-47 4-13 9-26 18-34 4-9 13-17 21-21 13-5 26-9 38-9 9 0 22 0 30 4 8 5 17 13 25 22 9 8 13 21 17 34 5 17 5 33 5 51zM128 111c0 0 0-5 0-9s0-9 0-13l-93 68c0 9 4 13 8 17 0 4 5 9 9 13s8 4 12 9c5 0 9 4 13 4 9 0 17-4 21-9 9-4 13-8 17-17 4-4 9-13 9-25 4-9 4-21 4-38zM31 111c0 4 0 8 0 8 0 4 0 9 0 13l88-68c0-9 0-13-4-17s-4-9-8-13-9-4-13-8c-4 0-8 0-17 0-4 0-13 0-17 4-8 4-12 8-17 17-4 8-8 17-12 25 0 13 0 26 0 39z">
          <text:p/>
        </draw:path>
        <draw:path draw:style-name="gr5" draw:text-style-name="P5" draw:layer="layout" svg:width="0.136cm" svg:height="0.221cm" svg:x="9.336cm" svg:y="1.661cm" svg:viewBox="0 0 137 222" svg:d="M137 153c0 8 0 21-4 30-5 4-9 13-18 21-8 4-17 10-29 14-13 4-26 4-44 4-8 0-12 0-21 0-8 0-12 0-21 0v-26c9 0 17 0 21 0 9 0 17 4 27 4 12 0 21-4 29-4 5-5 13-5 17-9s9-9 13-13c0-4 0-13 0-17 0-8 0-12-4-17 0-4-5-8-9-12-4 0-12-5-17-5-8-4-17-4-25-4h-22v-21h26c4 0 9-5 17-5 4 0 9-4 13-8s8-4 8-13c4-4 4-8 4-12 0-13-4-22-12-26-4-8-17-8-30-8-8 0-18 0-22 0-8 4-17 4-25 8v-25c4 0 8-5 12-5 5 0 9 0 13-4 4 0 8 0 14 0 4 0 8 0 8 0 13 0 26 0 34 4 8 0 13 5 21 9 4 4 9 13 13 17 4 8 4 17 4 25 0 9-4 22-8 30-9 8-17 13-26 21 4 0 9 0 13 5 8 4 13 4 17 8s9 9 9 17c4 4 4 13 4 17z">
          <text:p/>
        </draw:path>
        <draw:path draw:style-name="gr5" draw:text-style-name="P5" draw:layer="layout" svg:width="0.055cm" svg:height="0.055cm" svg:x="9.561cm" svg:y="1.827cm" svg:viewBox="0 0 56 56" svg:d="M29 0c5 0 5 4 10 4 4 0 8 4 8 4 5 4 5 10 9 10 0 4 0 8 0 13 0 4 0 8 0 12-4 0-4 5-9 9 0 0-4 4-8 4-5 0-5 0-10 0-4 0-8 0-12 0-5 0-5-4-9-4 0-4-4-9-4-9-4-4-4-8-4-12 0-5 0-9 4-13 0 0 4-6 4-10 4 0 4-4 9-4 4 0 8-4 12-4z">
          <text:p/>
        </draw:path>
        <draw:path draw:style-name="gr5" draw:text-style-name="P5" draw:layer="layout" svg:width="0.148cm" svg:height="0.221cm" svg:x="9.705cm" svg:y="1.661cm" svg:viewBox="0 0 149 222" svg:d="M149 166c0 8-4 17-8 25-6 5-10 13-14 17-9 6-17 10-25 14-9 0-22 0-30 0-13 0-21 0-34 0-8-4-13-8-21-14-4-4-9-12-13-17-4-8-4-13-4-21 0-13 4-25 8-34 9-13 22-21 34-25-12-9-21-18-29-26-5-8-9-21-9-30 0-8 0-17 4-21 5-8 9-13 13-17s13-8 21-13c9-4 21-4 30-4 13 0 21 0 30 4 8 0 16 5 21 9 8 4 12 8 12 17 6 4 6 13 6 21 0 13 0 21-10 30-8 12-17 17-29 25 4 5 12 9 16 9 5 4 13 8 17 17 0 4 6 8 10 13 0 8 4 12 4 21zM110 51c0-8 0-17-8-21-9-4-17-4-30-4s-21 0-30 4c-4 4-8 13-8 21 0 4 0 9 0 13 4 4 4 8 8 13 5 0 9 4 13 8 8 0 13 4 21 8 13-4 21-12 26-16 8-9 8-17 8-26zM114 166c0-5 0-5 0-9-4-4-4-8-8-12-4-5-9-9-13-13-8-4-13-9-21-13-9 4-17 9-21 13s-9 8-13 13c-4 4-4 4-4 8-4 4-4 8-4 13 0 8 0 12 4 12 0 5 4 9 8 13 5 0 9 5 13 5s13 4 17 4c8 0 13-4 17-4s8-5 13-5c4-4 8-4 8-8 4-5 4-9 4-17z">
          <text:p/>
        </draw:path>
        <draw:polygon draw:style-name="gr5" draw:text-style-name="P5" draw:layer="layout" svg:width="0.144cm" svg:height="0.216cm" svg:x="9.891cm" svg:y="1.666cm" svg:viewBox="0 0 145 217" draw:points="145,25 55,217 21,217 115,25 0,25 0,0 145,0">
          <text:p/>
        </draw:polygon>
        <draw:polygon draw:style-name="gr5" draw:text-style-name="P5" draw:layer="layout" svg:width="0.101cm" svg:height="0.03cm" svg:x="11.036cm" svg:y="1.777cm" svg:viewBox="0 0 102 31" draw:points="0,0 102,0 102,31 0,31">
          <text:p/>
        </draw:polygon>
        <draw:polygon draw:style-name="gr5" draw:text-style-name="P5" draw:layer="layout" svg:width="0.144cm" svg:height="0.221cm" svg:x="11.201cm" svg:y="1.661cm" svg:viewBox="0 0 145 222" draw:points="145,222 9,222 9,191 64,191 64,34 13,64 0,38 68,0 93,0 93,191 145,191">
          <text:p/>
        </draw:polygon>
        <draw:path draw:style-name="gr5" draw:text-style-name="P5" draw:layer="layout" svg:width="0.055cm" svg:height="0.055cm" svg:x="11.43cm" svg:y="1.827cm" svg:viewBox="0 0 56 56" svg:d="M30 0c0 0 4 4 9 4 4 0 9 4 9 4 4 4 4 10 8 10 0 4 0 8 0 13 0 4 0 8 0 12-4 0-4 5-8 9 0 0-5 4-9 4-5 0-5 0-9 0-5 0-9 0-13 0s-4-4-9-4c-4-4-4-9-4-9-4-4-4-8-4-12 0-5 0-9 4-13 0 0 0-6 4-10 5 0 5-4 9-4s8-4 13-4z">
          <text:p/>
        </draw:path>
        <draw:path draw:style-name="gr5" draw:text-style-name="P5" draw:layer="layout" svg:width="0.144cm" svg:height="0.221cm" svg:x="11.574cm" svg:y="1.661cm" svg:viewBox="0 0 145 222" svg:d="M145 166c0 8 0 17-4 25-4 5-9 13-17 17-4 6-13 10-21 14-9 0-21 0-31 0-13 0-25 0-34 0-8-4-17-8-21-14-4-4-13-12-13-17-4-8-4-13-4-21 0-13 0-25 9-34 8-13 21-21 34-25-13-9-22-18-30-26-4-8-9-21-9-30 0-8 0-17 5-21 0-8 4-13 12-17 5-4 13-8 22-13 8-4 16-4 29-4 14 0 22 0 31 4 8 0 17 5 21 9 8 4 13 8 13 17 4 4 4 13 4 21 0 13-4 21-9 30-8 12-16 17-29 25 4 5 13 9 17 9 4 4 8 8 12 17 5 4 9 8 13 13 0 8 0 12 0 21zM111 51c0-8 0-17-8-21-9-4-17-4-31-4-13 0-21 0-29 4-5 4-9 13-9 21 0 4 0 9 0 13 4 4 4 8 9 13 4 0 8 4 12 8 4 0 13 4 21 8 14-4 23-12 27-16 8-9 8-17 8-26zM116 166c0-5 0-5 0-9-5-4-5-8-9-12-4-5-8-9-13-13-8-4-12-9-26-13-4 4-13 9-17 13s-8 8-13 13c-4 4-4 4-8 8 0 4 0 8 0 13 0 8 0 12 4 12 0 5 4 9 9 13 4 0 8 5 12 5s13 4 17 4 14-4 18-4 9-5 13-5c4-4 8-4 8-8 5-5 5-9 5-17z">
          <text:p/>
        </draw:path>
        <draw:path draw:style-name="gr5" draw:text-style-name="P5" draw:layer="layout" svg:width="0.14cm" svg:height="0.221cm" svg:x="11.765cm" svg:y="1.661cm" svg:viewBox="0 0 141 222" svg:d="M141 153c0 8-5 21-9 30-4 4-8 13-18 21-8 4-17 10-29 14-13 4-26 4-38 4-13 0-17 0-26 0-8 0-13 0-21 0v-26c8 0 17 0 25 0 5 0 13 4 22 4 12 0 21-4 29-4 4-5 13-5 17-9s9-9 13-13c0-4 0-13 0-17 0-8 0-12-4-17 0-4-5-8-9-12-4 0-13-5-17-5-8-4-17-4-21-4h-25v-21h25c4 0 13-5 17-5s8-4 13-8c4-4 8-4 8-13 4-4 4-8 4-12 0-13-4-22-12-26-5-8-17-8-30-8-8 0-13 0-21 0-9 4-17 4-26 8v-25c5 0 9-5 13-5s9 0 13-4c4 0 8 0 13 0 4 0 8 0 12 0 9 0 21 0 30 4 8 0 17 5 21 9s9 13 14 17c4 8 4 17 4 25 0 9-4 22-9 30-9 8-17 13-26 21 4 0 9 0 17 5 4 4 9 4 14 8 4 4 8 9 12 17 0 4 5 13 5 17z">
          <text:p/>
        </draw:path>
        <draw:path draw:style-name="gr5" draw:text-style-name="P5" draw:layer="layout" svg:width="0.157cm" svg:height="0.221cm" svg:x="12.129cm" svg:y="1.661cm" svg:viewBox="0 0 158 222" svg:d="M158 111c0 17-4 34-4 46-4 13-8 26-17 34-4 13-13 17-26 27-9 4-22 4-34 4-13 0-21 0-34-4-9-4-17-14-22-22-8-9-12-22-16-35-5-12-5-29-5-50 0-18 0-30 5-47 4-13 8-26 12-34 9-9 17-17 26-21 13-5 21-9 38-9 8 0 21 0 30 4 9 5 18 13 26 22 4 8 13 21 17 34 0 17 4 33 4 51zM129 111c0 0 0-5 0-9s0-9 0-13l-95 68c0 9 5 13 9 17 0 4 4 9 8 13 5 4 5 4 13 9 4 0 9 4 13 4 8 0 17-4 21-9 8-4 13-8 17-17 5-4 9-13 9-25 5-9 5-21 5-38zM30 111c0 4 0 8 0 8 0 4 0 9 0 13l90-68c0-9-5-13-5-17-4-4-4-9-9-13-4-4-8-4-12-8-5 0-9 0-17 0-4 0-13 0-21 4-5 4-9 8-13 17-4 8-9 17-13 25 0 13 0 26 0 39z">
          <text:p/>
        </draw:path>
        <draw:path draw:style-name="gr5" draw:text-style-name="P5" draw:layer="layout" svg:width="0.055cm" svg:height="0.055cm" svg:x="12.367cm" svg:y="1.827cm" svg:viewBox="0 0 56 56" svg:d="M25 0c5 0 9 4 14 4 0 0 4 4 8 4 0 4 5 10 5 10 0 4 4 8 4 13 0 4-4 8-4 12 0 0-5 5-5 9-4 0-8 4-8 4-5 0-9 0-14 0-4 0-8 0-8 0-4 0-9-4-13-4 0-4-4-9-4-9 0-4 0-8 0-12 0-5 0-9 0-13 0 0 4-6 4-10 4 0 9-4 13-4 0 0 4-4 8-4z">
          <text:p/>
        </draw:path>
        <draw:path draw:style-name="gr5" draw:text-style-name="P5" draw:layer="layout" svg:width="0.157cm" svg:height="0.221cm" svg:x="12.502cm" svg:y="1.661cm" svg:viewBox="0 0 158 222" svg:d="M158 111c0 17 0 34-4 46-4 13-8 26-17 34-4 13-13 17-25 27-9 4-21 4-34 4s-23 0-31-4c-13-4-21-14-25-22-9-9-13-22-17-35-5-12-5-29-5-50 0-18 0-30 5-47 4-13 8-26 17-34 4-9 12-17 25-21 8-5 22-9 35-9s21 0 30 4c12 5 17 13 25 22 9 8 13 21 17 34 4 17 4 33 4 51zM129 111c0 0 0-5 0-9s0-9 0-13l-95 68c4 9 4 13 9 17 0 4 4 9 8 13s10 4 14 9c4 0 8 4 13 4 8 0 17-4 21-9 8-4 13-8 17-17 4-4 8-13 8-25 5-9 5-21 5-38zM30 111c0 4 0 8 0 8 0 4 0 9 0 13l94-68c-4-9-4-13-8-17s-4-9-9-13c-4-4-8-4-12-8-4 0-9 0-17 0-5 0-13 0-17 4-10 4-14 8-18 17-5 8-9 17-9 25-4 13-4 26-4 39z">
          <text:p/>
        </draw:path>
        <draw:path draw:style-name="gr5" draw:text-style-name="P5" draw:layer="layout" svg:width="0.149cm" svg:height="0.221cm" svg:x="12.693cm" svg:y="1.661cm" svg:viewBox="0 0 150 222" svg:d="M150 166c0 8 0 17-5 25-4 5-8 13-17 17-8 6-17 10-26 14-9 0-17 0-30 0s-21 0-30 0c-8-4-16-8-21-14-8-4-12-12-17-17 0-8-4-13-4-21 0-13 4-25 13-34 8-13 17-21 34-25-13-9-26-18-30-26-8-8-13-21-13-30 0-8 5-17 5-21 4-8 8-13 12-17 9-4 13-8 21-13 13-4 22-4 34-4 9 0 22 0 30 4 10 0 14 5 22 9 5 4 9 8 13 17 0 4 4 13 4 21 0 13-4 21-12 30-5 12-17 17-31 25 9 5 14 9 22 9 4 4 9 8 13 17 4 4 8 8 8 13 5 8 5 12 5 21zM116 51c0-8-5-17-14-21-4-4-17-4-26-4-12 0-25 0-29 4-9 4-13 13-13 21 0 4 0 9 4 13 0 4 4 8 9 13 0 0 8 4 12 8 5 0 9 4 17 8 13-4 22-12 30-16 5-9 10-17 10-26zM120 166c0-5-4-5-4-9s-5-8-10-12c0-5-4-9-13-13-4-4-12-9-21-13-8 4-13 9-17 13-8 4-13 8-13 13-4 4-8 4-8 8s0 8 0 13c0 8 0 12 0 12 4 5 4 9 8 13 5 0 9 5 17 5 5 0 9 4 17 4 5 0 9-4 13-4 9 0 13-5 17-5 5-4 5-4 10-8 0-5 4-9 4-17z">
          <text:p/>
        </draw:path>
        <draw:path draw:style-name="gr5" draw:text-style-name="P5" draw:layer="layout" svg:width="0.152cm" svg:height="0.217cm" svg:x="12.88cm" svg:y="1.665cm" svg:viewBox="0 0 153 218" svg:d="M153 149c0 8-4 17-8 26 0 9-9 18-13 26-8 4-18 9-26 13-9 4-22 4-30 4-13 0-26 0-34-4s-17-9-21-17c-9-9-13-17-13-31-4-13-8-25-8-42 0-13 4-22 4-35 0-8 4-21 8-29 0-9 5-17 13-26 4-4 13-12 21-17 9-8 17-12 26-12 12-5 25-5 42-5h22v26h-26c-13 0-21 0-34 4-9 0-17 4-21 13-9 4-13 13-17 21-4 4-4 17-4 25l-5 5c9-5 17-5 26-9 8 0 21-4 29-4 13 0 22 4 30 4 10 4 14 9 22 17 5 5 9 9 13 17 0 9 4 17 4 30zM124 149c0-8-5-13-5-17 0-8-5-13-9-13-4-4-9-8-13-12-4 0-13 0-17 0s-8 0-13 0c-4 0-8 0-12 4-5 0-9 0-13 4-4 0-8 4-13 4 0 17 5 26 5 38 4 9 4 18 8 23 4 4 8 8 17 13 4 4 13 4 17 4 8 0 13 0 17-4 8 0 13-5 17-9s4-9 9-14c0-8 5-13 5-21z">
          <text:p/>
        </draw:path>
        <draw:path draw:style-name="gr5" draw:text-style-name="P5" draw:layer="layout" svg:width="0.173cm" svg:height="0.216cm" svg:x="13.054cm" svg:y="1.666cm" svg:viewBox="0 0 174 217" svg:d="M174 165h-38v52h-29v-52h-107v-25l94-140h42v140h38zM107 25l-77 115h77z">
          <text:p/>
        </draw:path>
        <draw:path draw:style-name="gr5" draw:text-style-name="P5" draw:layer="layout" svg:width="0.14cm" svg:height="0.221cm" svg:x="7.094cm" svg:y="3.997cm" svg:viewBox="0 0 141 222" svg:d="M141 222h-141v-25l55-60c8-8 18-17 22-21 9-9 13-13 13-17 4-8 8-13 8-17s0-8 0-18c0-4 0-8 0-13-4-4-4-8-8-13 0-4-4-8-13-8-4-4-8-4-18-4-8 0-17 0-21 4-9 4-17 13-21 17l-17-17c8-8 17-17 29-21 9-9 22-9 34-9 14 0 23 0 31 5 4 4 13 8 17 12 9 5 13 13 17 21 0 5 4 13 4 26 0 10-4 18-4 22-4 9-4 17-8 21-9 9-13 18-17 22-9 8-17 17-26 25l-39 38h103z">
          <text:p/>
        </draw:path>
        <draw:path draw:style-name="gr5" draw:text-style-name="P5" draw:layer="layout" svg:width="0.055cm" svg:height="0.055cm" svg:x="7.318cm" svg:y="4.163cm" svg:viewBox="0 0 56 56" svg:d="M31 0c4 0 4 4 9 4 4 0 8 4 8 4 4 5 4 9 8 9 0 4 0 8 0 13 0 4 0 8 0 13-4 0-4 5-8 9 0 0-4 4-8 4 0 0-5 0-9 0s-9 0-14 0c-4 0-4-4-8-4 0-4-4-9-4-9-5-5-5-9-5-13 0-5 0-9 5-13 0 0 4-4 4-9 4 0 4-4 8-4 5 0 10-4 14-4z">
          <text:p/>
        </draw:path>
        <draw:path draw:style-name="gr5" draw:text-style-name="P5" draw:layer="layout" svg:width="0.132cm" svg:height="0.216cm" svg:x="7.471cm" svg:y="4.002cm" svg:viewBox="0 0 133 217" svg:d="M133 144c0 13 0 21-5 30-4 8-13 17-21 25-9 5-17 9-30 14-8 4-22 4-35 4-4 0-8 0-12 0 0 0-5 0-9 0s-8 0-12 0c-5 0-5 0-9 0v-26c4 0 13 0 21 0 9 0 17 4 21 4 13 0 17-4 27-4 8-5 13-5 17-9 8-4 8-8 12-17 5-4 5-12 5-17 0-12-5-25-13-29-13-9-25-9-43-9h-43v-110h120v25h-94v60h21c8 0 22 0 31 4 8 0 16 4 25 8 8 4 17 9 21 17 5 9 5 22 5 30z">
          <text:p/>
        </draw:path>
        <draw:path draw:style-name="gr5" draw:text-style-name="P5" draw:layer="layout" svg:width="0.182cm" svg:height="0.238cm" svg:x="7.819cm" svg:y="3.98cm" svg:viewBox="0 0 183 239" svg:d="M183 0l-158 239h-25l153-239zM93 47c0 8-4 17-4 21-5 9-5 13-9 17-4 5-8 9-17 9-4 4-8 4-17 4-8 0-12 0-17 0-4-4-12-8-12-13-5-4-9-8-13-12 0-9 0-13 0-22 0-8 0-12 0-21 4-4 8-13 13-17 4-4 8-8 12-8 5-5 13-5 17-5 9 0 13 0 21 5 5 0 9 4 13 8s9 9 9 13c0 8 4 17 4 21zM67 51c0-12 0-17-4-25-4-4-8-4-17-4-4 0-4 0-8 0 0 4-4 4-4 8-5 0-5 4-5 9 0 4-4 8-4 12 0 9 4 17 9 22 4 4 8 4 12 4 5 0 9 0 9 0 4-4 4-4 8-9 0 0 0-4 4-8 0-5 0-5 0-9zM179 188c0 9 0 17-5 21 0 9-4 13-8 18-4 4-9 8-13 8-8 4-13 4-21 4-4 0-13 0-17 0-4-4-8-8-13-12-5-5-9-9-9-13-4-9-4-13-4-22 0-8 0-12 4-21 0-5 4-13 9-18 5-4 9-8 13-8 8-4 13-4 21-4 4 0 13 0 17 4 4 0 9 4 13 8 4 5 8 9 8 13 5 10 5 18 5 22zM153 192c0-12 0-16-4-21-4-9-9-9-17-9 0 0-4 0-9 0 0 4-4 4-4 9 0 0-4 5-4 9s0 8 0 12c0 9 0 17 4 22 4 4 9 4 13 4s8 0 8 0c5-4 9-4 9-9 0 0 4-4 4-8s0-4 0-9z">
          <text:p/>
        </draw:path>
        <draw:path draw:style-name="gr5" draw:text-style-name="P5" draw:layer="layout" svg:width="0.148cm" svg:height="0.221cm" svg:x="8.768cm" svg:y="3.997cm" svg:viewBox="0 0 149 222" svg:d="M149 99c0 21-4 43-8 55-4 17-13 30-21 38-13 9-21 18-38 22-13 4-30 8-52 8h-17v-25h21c14 0 26-5 35-5 13-4 21-8 25-12 9-9 13-13 17-21 5-9 9-17 9-30v-4c-9 4-17 8-26 8-8 4-16 4-29 4-9 0-22 0-31-4s-13-8-17-13c-8-8-13-13-13-21-4-8-4-17-4-25 0-14 0-23 4-31 5-9 9-17 17-21 4-9 13-13 22-17 9-5 22-5 30-5 13 0 21 0 30 5 8 4 17 8 25 17 5 8 13 16 17 29 0 13 4 31 4 48zM73 22c-4 0-13 4-17 4-4 4-8 4-13 8-4 4-9 9-9 17-4 5-4 13-4 17 0 10 0 14 0 23 4 4 4 8 9 12 4 4 9 4 13 9 4 0 13 4 21 4 5 0 9-4 13-4s8 0 13 0c4-5 8-5 8-9 4 0 9 0 13-4 0-13 0-25-4-35 0-13-5-17-9-26-4-4-8-8-13-12-8 0-12-4-21-4z">
          <text:p/>
        </draw:path>
        <draw:polygon draw:style-name="gr5" draw:text-style-name="P5" draw:layer="layout" svg:width="0.148cm" svg:height="0.217cm" svg:x="8.955cm" svg:y="4.001cm" svg:viewBox="0 0 149 218" draw:points="149,26 59,218 25,218 118,26 0,26 0,0 149,0">
          <text:p/>
        </draw:polygon>
        <draw:path draw:style-name="gr5" draw:text-style-name="P5" draw:layer="layout" svg:width="0.055cm" svg:height="0.055cm" svg:x="9.188cm" svg:y="4.163cm" svg:viewBox="0 0 56 56" svg:d="M30 0c5 0 5 4 9 4s8 4 8 4c4 5 4 9 9 9 0 4 0 8 0 13 0 4 0 8 0 13-5 0-5 5-9 9 0 0-4 4-8 4s-4 0-9 0c-4 0-9 0-13 0-5 0-5-4-9-4-4-4-4-9-4-9-4-5-4-9-4-13 0-5 0-9 4-13 0 0 0-4 4-9 4 0 4-4 9-4 4 0 9-4 13-4z">
          <text:p/>
        </draw:path>
        <draw:path draw:style-name="gr5" draw:text-style-name="P5" draw:layer="layout" svg:width="0.131cm" svg:height="0.216cm" svg:x="9.341cm" svg:y="4.002cm" svg:viewBox="0 0 132 217" svg:d="M132 144c0 13 0 21-4 30-9 8-13 17-22 25-8 4-16 9-29 14-9 4-21 4-34 4-4 0-9 0-13 0-5 0-5 0-9 0s-9 0-13 0-4 0-8 0v-26c4 0 12 0 21 0s13 4 22 4c8 0 17-4 25-4 9-5 13-5 17-9 5-4 9-8 13-17 4-4 4-12 4-17 0-12-4-25-17-30-8-8-21-8-38-8h-43v-110h115v25h-89v60h21c9 0 22 0 30 4 9 0 17 4 25 8 9 4 13 9 22 17 4 9 4 22 4 30z">
          <text:p/>
        </draw:path>
        <draw:path draw:style-name="gr5" draw:text-style-name="P5" draw:layer="layout" svg:width="0.178cm" svg:height="0.238cm" svg:x="9.688cm" svg:y="3.98cm" svg:viewBox="0 0 179 239" svg:d="M179 0l-154 239h-25l153-239zM93 47c0 8-4 17-4 21-4 9-4 13-9 17-4 5-8 9-16 9-5 4-9 4-17 4-9 0-13 0-17 0-9-4-13-8-17-13 0-4-5-8-9-12 0-9 0-13 0-22 0-8 0-12 0-21 4-4 9-13 9-17 4-4 12-8 17-8 4-5 12-5 17-5 8 0 12 0 21 5 4 0 8 4 12 8 5 4 5 9 9 13 0 8 4 17 4 21zM68 51c0-12-4-17-4-25-5-4-9-4-17-4-5 0-5 0-9 0 0 4-4 4-4 8-4 0-4 4-4 9-5 4-5 8-5 12 0 9 5 17 9 22 0 4 8 4 13 4 4 0 8 0 8 0 4-4 4-4 9-9 0 0 0-4 4-8 0-5 0-5 0-9zM179 188c0 9 0 17-4 21 0 9-5 13-9 18-4 4-8 8-13 8-8 4-12 4-22 4-4 0-12 0-17 0-4-4-8-8-12-12-5-5-9-9-9-13-4-9-4-13-4-22 0-8 0-12 4-21 0-5 4-13 9-18 4-4 8-8 12-8 5-4 13-4 17-4 10 0 14 0 22 4 5 0 9 4 13 8 4 5 9 9 9 13 4 10 4 18 4 22zM153 192c0-12 0-16-4-21-4-9-8-9-18-9 0 0-4 0-8 0 0 4-4 4-4 9-5 0-5 5-5 9s0 8 0 12c0 9 0 17 5 22 4 4 8 4 12 4s10 0 10 0c4-4 4-4 8-9 0 0 4-4 4-8s0-4 0-9z">
          <text:p/>
        </draw:path>
        <draw:path draw:style-name="gr5" draw:text-style-name="P5" draw:layer="layout" svg:width="0.093cm" svg:height="0.318cm" svg:x="4.127cm" svg:y="4.474cm" svg:viewBox="0 0 94 319" svg:d="M77 319c-51-47-77-102-77-157 0-13 4-27 4-39 4-17 9-30 14-43 8-13 17-25 25-38 9-17 21-30 34-42l17 17c-42 42-64 89-64 141 0 29 5 50 17 76 13 25 26 46 47 68z">
          <text:p/>
        </draw:path>
        <draw:polygon draw:style-name="gr5" draw:text-style-name="P5" draw:layer="layout" svg:width="0.131cm" svg:height="0.221cm" svg:x="4.292cm" svg:y="4.503cm" svg:viewBox="0 0 132 222" draw:points="51,26 0,26 0,0 132,0 132,26 81,26 81,196 132,196 132,222 0,222 0,196 51,196">
          <text:p/>
        </draw:polygon>
        <draw:path draw:style-name="gr5" draw:text-style-name="P5" draw:layer="layout" svg:width="0.135cm" svg:height="0.174cm" svg:x="4.479cm" svg:y="4.55cm" svg:viewBox="0 0 136 175" svg:d="M0 4h25v29c4-8 13-12 17-17 5-4 9-4 14-8 4-4 8-4 12-4 5 0 9-4 13-4 17 0 30 8 38 16 9 9 17 26 17 48v111h-30v-111c0-13-4-22-8-26-4-9-13-13-21-13-4 0-9 0-13 4 0 0-4 0-8 4-5 5-9 5-14 13-4 5-9 9-13 13v116h-29z">
          <text:p/>
        </draw:path>
        <draw:path draw:style-name="gr5" draw:text-style-name="P5" draw:layer="layout" svg:width="0.153cm" svg:height="0.221cm" svg:x="4.648cm" svg:y="4.503cm" svg:viewBox="0 0 154 222" svg:d="M154 217c-9 0-13 5-23 5-8 0-12 0-21 0-21 0-38-5-47-13-8-13-16-26-16-47v-85h-47v-25h47v-48l29-4v52h78v25h-78v85c0 13 5 21 9 26 8 8 17 8 30 8 4 0 12 0 16 0 10 0 14 0 23-4z">
          <text:p/>
        </draw:path>
        <draw:path draw:style-name="gr5" draw:text-style-name="P5" draw:layer="layout" svg:width="0.148cm" svg:height="0.174cm" svg:x="4.843cm" svg:y="4.55cm" svg:viewBox="0 0 149 175" svg:d="M149 81c0 4 0 9 0 9 0 4 0 4 0 8h-115c0 17 4 30 13 39 8 8 21 16 42 16 4 0 9-4 13-4s8 0 14 0c4 0 8 0 12-4 4 0 9 0 13 0v21c-9 4-17 4-25 9-10 0-23 0-31 0-17 0-30 0-38-5-9-4-17-8-26-17-8-8-13-16-13-29-4-9-8-22-8-34 0-13 4-21 8-35 0-9 9-22 13-26 9-8 13-17 26-21 8-4 17-8 29-8 13 0 22 4 34 8 10 4 14 8 22 13 5 8 9 17 13 25 4 9 4 23 4 35zM120 77c0-8 0-18 0-22-4-4-4-13-10-17-4-5-8-9-17-9-4-4-8-4-17-4-8 0-12 0-17 4-4 0-8 4-12 9-4 4-9 13-9 17-4 4-4 14-4 22z">
          <text:p/>
        </draw:path>
        <draw:path draw:style-name="gr5" draw:text-style-name="P5" draw:layer="layout" svg:width="0.136cm" svg:height="0.174cm" svg:x="5.046cm" svg:y="4.55cm" svg:viewBox="0 0 137 175" svg:d="M0 4h27v29c13-8 21-17 30-25 8-4 21-8 29-8 17 0 30 8 38 16 9 13 13 30 13 53h-29c0-14 0-27-5-31-4-9-12-13-21-13-4 0-8 4-13 4-4 0-8 4-12 4-5 5-9 9-13 13-4 5-9 13-13 18v111h-31z">
          <text:p/>
        </draw:path>
        <draw:path draw:style-name="gr5" draw:text-style-name="P5" draw:layer="layout" svg:width="0.132cm" svg:height="0.17cm" svg:x="5.224cm" svg:y="4.554cm" svg:viewBox="0 0 133 171" svg:d="M133 162c-8 4-17 4-25 9-9 0-13 0-22 0-30 0-47-9-64-22-13-12-22-33-22-64 0-13 5-26 9-34 4-13 8-22 17-30 4-9 17-13 25-17 9-4 21-4 35-4 9 0 17 0 26 0 4 0 13 4 21 4v30c-8-5-17-9-21-9-9 0-17-4-26-4s-14 4-22 4c-4 4-13 9-17 13-4 9-8 13-13 21 0 9-4 17-4 26 0 22 4 35 17 48 9 8 21 12 39 12 9 0 17 0 26 0 4-4 13-4 21-8z">
          <text:p/>
        </draw:path>
        <draw:path draw:style-name="gr5" draw:text-style-name="P5" draw:layer="layout" svg:width="0.148cm" svg:height="0.174cm" svg:x="5.407cm" svg:y="4.55cm" svg:viewBox="0 0 149 175" svg:d="M149 81c0 4 0 9 0 9-4 4-4 4-4 8h-116c0 17 5 30 13 39 9 8 26 16 42 16 5 0 9-4 13-4 5 0 13 0 17 0 5 0 9 0 13-4 4 0 9 0 9 0v21c-5 4-13 4-26 9-8 0-21 0-30 0-12 0-25 0-38-5-8-4-17-8-25-17-5-8-9-16-13-29-4-9-4-22-4-34 0-13 0-21 4-35 4-9 8-22 13-26 8-8 17-17 25-21 9-4 21-8 34-8 8 0 21 4 30 8 8 4 17 8 21 13 9 8 13 17 13 25 5 9 9 23 9 35zM114 77c5-8 0-18 0-22s-4-13-8-17c-4-5-9-9-13-9-9-4-13-4-21-4-4 0-13 0-17 4-4 0-9 4-13 9-4 4-8 13-8 17-5 4-5 14-5 22z">
          <text:p/>
        </draw:path>
        <draw:path draw:style-name="gr5" draw:text-style-name="P5" draw:layer="layout" svg:width="0.144cm" svg:height="0.242cm" svg:x="5.598cm" svg:y="4.55cm" svg:viewBox="0 0 145 243" svg:d="M145 84c0 17 0 30-4 39-5 13-13 21-17 29-9 9-18 13-30 18-10 5-18 5-31 5-4 0-13 0-17 0s-8-5-17-5v73h-29v-239h29v29c9-12 17-21 26-25 8-4 21-8 29-8 14 0 22 4 27 8 8 4 13 8 21 17 4 8 9 17 9 26 4 8 4 21 4 33zM115 84c0-8 0-16 0-21-4-8-4-12-9-21 0-4-4-9-8-13-4 0-14-4-18-4s-8 4-13 4c0 0-4 4-8 4-4 5-9 9-13 13-4 5-13 9-17 17v81c9 0 13 4 17 4 9 0 13 0 17 0 17 0 31-4 39-12 9-13 13-30 13-52z">
          <text:p/>
        </draw:path>
        <draw:path draw:style-name="gr5" draw:text-style-name="P5" draw:layer="layout" svg:width="0.149cm" svg:height="0.221cm" svg:x="5.771cm" svg:y="4.503cm" svg:viewBox="0 0 150 222" svg:d="M150 217c-5 0-13 5-22 5-4 0-12 0-21 0-21 0-35-5-47-13-9-13-13-26-13-47v-85h-47v-25h47v-48l31-4v52h72v25h-72v85c0 13 0 21 8 26 4 8 13 8 25 8 9 0 13 0 22 0 4 0 12 0 17-4z">
          <text:p/>
        </draw:path>
        <draw:path draw:style-name="gr5" draw:text-style-name="P5" draw:layer="layout" svg:width="0.093cm" svg:height="0.318cm" svg:x="5.992cm" svg:y="4.473cm" svg:viewBox="0 0 94 319" svg:d="M18 0c51 47 76 102 76 158 0 13-4 25-4 38-5 13-9 25-13 38-4 17-13 30-25 43-9 12-22 29-39 42l-13-17c22-21 35-42 47-68 9-21 17-46 17-72 0-56-21-103-64-145z">
          <text:p/>
        </draw:path>
        <draw:polygon draw:style-name="gr5" draw:text-style-name="P5" draw:layer="layout" svg:width="0.144cm" svg:height="0.221cm" svg:x="6.53cm" svg:y="4.503cm" svg:viewBox="0 0 145 222" draw:points="145,222 8,222 8,192 65,192 65,35 8,61 0,39 69,0 94,0 94,192 145,192">
          <text:p/>
        </draw:polygon>
        <draw:path draw:style-name="gr5" draw:text-style-name="P5" draw:layer="layout" svg:width="0.149cm" svg:height="0.221cm" svg:x="6.716cm" svg:y="4.503cm" svg:viewBox="0 0 150 222" svg:d="M150 149c0 13-4 22-4 30-5 9-13 17-17 21-9 9-17 13-26 17-8 5-17 5-29 5-13 0-21 0-34-5-9-4-17-8-23-17-4-8-12-21-12-29-5-13-5-30-5-43 0-12 0-25 0-34 0-13 5-21 9-30 0-8 8-16 14-25 4-8 12-13 21-21 9-4 17-9 30-14 8 0 21-4 38-4h21v26h-25c-13 0-22 5-34 5-9 4-17 8-21 12-9 9-13 13-18 21-4 9-4 17-4 30v5c4-5 13-9 22-9 8-4 21-4 29-4 13 0 21 0 30 4 8 4 17 9 21 13 4 8 8 13 13 21 0 8 4 17 4 25zM120 154c0-9-4-13-4-22 0-4-4-8-8-12 0-4-9-4-13-9-4 0-9 0-17 0-4 0-9 0-13 0s-8 0-12 5c-5 0-9 0-13 4-5 0-9 4-9 4 0 13 0 25 0 34 4 13 4 17 9 26 4 4 8 8 17 12 4 0 12 4 17 4 8 0 12-4 21-4 4-4 8-4 13-8 4-4 4-9 8-17 0-4 4-13 4-17z">
          <text:p/>
        </draw:path>
        <draw:path draw:style-name="gr5" draw:text-style-name="P5" draw:layer="layout" svg:width="0.055cm" svg:height="0.055cm" svg:x="6.946cm" svg:y="4.669cm" svg:viewBox="0 0 56 56" svg:d="M30 0c0 0 4 0 9 4 4 0 8 0 8 4 4 4 4 4 9 9 0 4 0 8 0 12s0 4 0 10c-5 4-5 8-9 8 0 4-4 4-8 9-5 0-9 0-9 0-4 0-8 0-12 0-5-5-5-5-10-9-4 0-4-4-4-8-4-6-4-6-4-10s0-8 4-12c0-5 0-5 4-9 5-4 5-4 10-4 4-4 8-4 12-4z">
          <text:p/>
        </draw:path>
        <draw:path draw:style-name="gr5" draw:text-style-name="P5" draw:layer="layout" svg:width="0.132cm" svg:height="0.221cm" svg:x="7.098cm" svg:y="4.503cm" svg:viewBox="0 0 133 222" svg:d="M133 149c0 13 0 22-9 30-4 9-8 17-17 21-8 9-17 13-30 17-12 5-21 5-34 5-5 0-9 0-13 0-5 0-9 0-9 0-4 0-8 0-13 0-4 0-4 0-8 0v-30c4 4 13 4 21 4 4 0 13 0 22 0s17 0 26 0c4-4 13-8 17-12 4-5 8-9 13-13 0-4 4-13 4-17 0-17-4-26-17-30-9-8-21-13-43-13h-39v-111h116v26h-90v64h22c8 0 17 0 30 0 8 4 17 9 25 13 9 4 13 8 17 17 4 8 9 17 9 29z">
          <text:p/>
        </draw:path>
        <draw:path draw:style-name="gr5" draw:text-style-name="P5" draw:layer="layout" svg:width="0.149cm" svg:height="0.221cm" svg:x="7.276cm" svg:y="4.503cm" svg:viewBox="0 0 150 222" svg:d="M150 149c0 13 0 22-5 30-4 9-8 17-17 21-4 9-12 13-21 17-13 5-21 5-34 5s-21 0-31-5c-8-4-17-8-25-17-4-8-8-21-13-29-4-13-4-30-4-43 0-12 0-25 0-34 4-13 4-21 9-30 4-8 8-16 12-25 4-8 13-13 21-21 10-4 18-9 31-14 9 0 25-4 38-4h22v26h-22c-13 0-25 5-34 5-12 4-17 8-25 12-10 9-14 13-14 21-4 9-8 17-8 30v5c4-5 12-9 26-9 9-4 17-4 30-4 8 0 17 0 25 4 9 4 17 9 22 13 4 8 8 13 12 21 5 8 5 17 5 25zM120 154c0-9 0-13-4-22 0-4-5-8-5-12-4-4-8-4-13-9-8 0-12 0-21 0-4 0-8 0-12 0-5 0-9 0-13 5-5 0-10 0-14 4-4 0-4 4-8 4 0 13 0 25 4 34 0 13 4 17 8 26 5 4 10 8 14 12 4 0 13 4 21 4 5 0 13-4 17-4 4-4 9-4 13-8s9-9 9-17c4-4 4-13 4-17z">
          <text:p/>
        </draw:path>
        <draw:path draw:style-name="gr5" draw:text-style-name="P5" draw:layer="layout" svg:width="0.148cm" svg:height="0.221cm" svg:x="7.463cm" svg:y="4.503cm" svg:viewBox="0 0 149 222" svg:d="M149 149c0 13 0 22-4 30-4 9-9 17-17 21-5 9-13 13-22 17-12 5-21 5-33 5-13 0-22 0-30-5-9-4-17-8-25-17-5-8-10-21-14-29-4-13-4-30-4-43 0-12 0-25 0-34 4-13 4-21 8-30 5-8 10-16 14-25 4-8 12-13 21-21 8-4 17-9 30-14 12 0 25-4 38-4h21v26h-21c-13 0-26 5-34 5-13 4-17 8-26 12-4 9-12 13-12 21-5 9-9 17-9 30v5c9-5 13-9 26-9 8-4 17-4 29-4 9 0 17 0 26 4 8 4 17 9 21 13 9 8 9 13 13 21s4 17 4 25zM119 154c0-9 0-13-4-22 0-4-4-8-4-12-5-4-9-4-13-9-8 0-13 0-21 0-4 0-9 0-13 0s-8 0-13 5c-4 0-8 0-12 4-5 0-5 4-9 4 0 13 0 25 4 34 0 13 5 17 9 26 4 4 8 8 13 12 4 0 12 4 21 4 4 0 13-4 17-4 4-4 8-4 12-8 5-4 9-9 9-17 4-4 4-13 4-17z">
          <text:p/>
        </draw:path>
        <draw:polygon draw:style-name="gr5" draw:text-style-name="P5" draw:layer="layout" svg:width="0.144cm" svg:height="0.22cm" svg:x="7.649cm" svg:y="4.503cm" svg:viewBox="0 0 145 221" draw:points="145,31 56,221 21,221 115,31 0,31 0,0 145,0">
          <text:p/>
        </draw:polygon>
        <draw:path draw:style-name="gr5" draw:text-style-name="P5" draw:layer="layout" svg:width="0.148cm" svg:height="0.22cm" svg:x="7.836cm" svg:y="4.503cm" svg:viewBox="0 0 149 221" svg:d="M149 149c0 13 0 22-4 30-5 9-9 17-17 21-5 9-13 13-22 17-8 4-21 4-34 4-9 0-22 0-30-4s-17-8-21-17c-9-8-13-21-17-29-4-13-4-30-4-43 0-12 0-25 4-34 0-12 0-21 4-30 4-8 9-16 13-25 8-8 13-13 21-21 8-4 17-9 30-14 13 0 26-4 39-4h21v26h-21c-13 0-26 5-35 5-9 4-17 8-26 12-4 9-8 13-12 21-4 9-9 18-9 30v5c9-5 17-9 26-9 8-4 17-4 30-4 9 0 21 0 30 4 8 4 13 9 17 13 8 8 13 13 13 21 4 8 4 17 4 25zM119 154c0-9 0-13 0-22-4-4-4-8-8-12-5-4-9-4-13-9-4 0-13 0-22 0-4 0-9 0-13 0s-8 0-13 5c-4 0-8 0-8 4-4 0-8 4-13 4 0 13 0 25 5 34 0 13 4 17 8 25 4 5 8 9 13 13 8 0 12 4 21 4s14-4 18-4c4-4 8-4 12-8 5-5 9-9 9-17 4-5 4-13 4-17z">
          <text:p/>
        </draw:path>
        <draw:path draw:style-name="gr5" draw:text-style-name="P5" draw:layer="layout" svg:width="0.144cm" svg:height="0.221cm" svg:x="8.213cm" svg:y="4.503cm" svg:viewBox="0 0 145 222" svg:d="M145 222h-145v-30l56-55c13-9 17-17 25-21 5-9 9-13 13-22 4-4 4-8 4-13 5-4 5-12 5-17 0-4 0-8-5-16 0-5-4-9-4-13-4 0-8-4-13-9-4 0-12 0-17 0-8 0-16 0-25 5-8 4-13 8-21 17l-18-22c8-8 22-12 31-22 12-4 21-4 38-4 8 0 17 0 25 4 9 0 13 5 21 14 4 4 9 8 13 17 4 8 4 17 4 29 0 5 0 13-4 22 0 8-4 13-9 21-4 9-8 13-16 21-9 9-17 17-26 26l-38 38h106z">
          <text:p/>
        </draw:path>
        <draw:polygon draw:style-name="gr5" draw:text-style-name="P5" draw:layer="layout" svg:width="0.148cm" svg:height="0.221cm" svg:x="8.395cm" svg:y="4.503cm" svg:viewBox="0 0 149 222" draw:points="149,31 55,222 21,222 120,31 0,31 0,0 149,0">
          <text:p/>
        </draw:polygon>
        <draw:path draw:style-name="gr5" draw:text-style-name="P5" draw:layer="layout" svg:width="0.055cm" svg:height="0.055cm" svg:x="8.628cm" svg:y="4.669cm" svg:viewBox="0 0 56 56" svg:d="M26 0c4 0 8 0 13 4 5 0 5 0 9 4 0 4 4 4 4 9 4 4 4 8 4 12s0 4-4 10c0 4-4 8-4 8-4 4-4 4-9 9-5 0-9 0-13 0s-4 0-9 0c-4-5-8-5-8-9-4 0-4-4-9-8 0-6 0-6 0-10s0-8 0-12c5-5 5-5 9-9 0-4 4-4 8-4 5-4 5-4 9-4z">
          <text:p/>
        </draw:path>
        <draw:path draw:style-name="gr5" draw:text-style-name="P5" draw:layer="layout" svg:width="0.148cm" svg:height="0.221cm" svg:x="8.768cm" svg:y="4.503cm" svg:viewBox="0 0 149 222" svg:d="M149 167c0 8 0 17-4 21-4 8-8 17-17 21-8 4-12 8-25 8-9 5-17 5-30 5-8 0-21 0-30-5-9 0-18-4-22-8-8-4-12-13-17-17 0-8-4-17-4-21 0-17 4-26 13-39 8-8 17-16 35-25-14-4-27-13-31-21-8-9-13-22-13-34 0-4 5-13 5-17 4-9 8-13 16-17 5-9 14-14 23-14 8-4 17-4 30-4 12 0 21 0 29 0 9 4 17 9 21 14 5 4 9 8 13 17 4 4 4 12 4 21 0 12-4 21-8 29-9 9-21 18-34 26 8 0 13 4 21 9 4 4 9 8 13 12s8 13 8 17c4 4 4 13 4 22zM116 52c0-9-5-17-9-21-8-5-17-9-29-9-13 0-22 4-30 9-9 4-14 12-14 21 0 4 5 8 5 12 0 5 4 9 9 9 4 4 8 8 12 13 5 0 13 4 18 8 12-8 21-13 29-21 4-4 9-13 9-21zM120 167c0-5 0-9-4-13 0-5-5-5-5-9-4-4-8-8-17-13-4-4-12-8-21-12-8 4-13 8-17 12-8 5-13 9-13 9-4 4-9 8-9 13 0 4 0 8 0 13 0 4 0 8 0 12 5 5 9 9 14 9 0 4 4 8 12 8 5 0 9 0 18 0 4 0 8 0 16 0 5 0 9-4 13-4 4-4 4-8 9-13 0-4 4-8 4-12z">
          <text:p/>
        </draw:path>
        <draw:polygon draw:style-name="gr5" draw:text-style-name="P5" draw:layer="layout" svg:width="0.148cm" svg:height="0.221cm" svg:x="8.955cm" svg:y="4.503cm" svg:viewBox="0 0 149 222" draw:points="149,31 55,222 25,222 118,31 0,31 0,0 149,0">
          <text:p/>
        </draw:polygon>
        <draw:polygon draw:style-name="gr5" draw:text-style-name="P5" draw:layer="layout" svg:width="0.149cm" svg:height="0.221cm" svg:x="9.141cm" svg:y="4.503cm" svg:viewBox="0 0 150 222" draw:points="150,31 59,222 26,222 120,31 0,31 0,0 150,0">
          <text:p/>
        </draw:polygon>
        <draw:path draw:style-name="gr5" draw:text-style-name="P5" draw:layer="layout" svg:width="0.148cm" svg:height="0.221cm" svg:x="9.332cm" svg:y="4.503cm" svg:viewBox="0 0 149 222" svg:d="M149 149c0 13 0 22-4 30-4 9-8 17-17 21-4 9-13 13-26 17-8 5-16 5-29 5-14 0-22 0-31-5-12-4-17-8-25-17-4-8-9-21-13-29-4-13-4-30-4-43 0-12 0-25 0-34 4-13 4-21 8-30 5-8 9-16 13-25 4-8 13-13 21-21 9-4 17-9 31-14 8 0 21-4 38-4h21v26h-21c-17 0-25 5-34 5-14 4-22 8-26 12-9 9-13 13-17 21 0 9-4 17-4 30v5c4-5 12-9 21-9 12-4 22-4 30-4 13 0 21 0 30 4 8 4 17 9 21 13 5 8 9 13 13 21s4 17 4 25zM119 154c0-9 0-13-4-22 0-4-4-8-4-12-4-4-9-4-17-9-4 0-8 0-17 0-4 0-8 0-14 0-4 0-8 0-12 5-5 0-9 0-13 4-4 0-4 4-8 4 0 13 0 25 0 34 4 13 8 17 12 26 4 4 9 8 13 12 4 0 14 4 22 4 4 0 13-4 17-4 4-4 8-4 13-8 4-4 8-9 8-17 4-4 4-13 4-17z">
          <text:p/>
        </draw:path>
        <draw:path draw:style-name="gr5" draw:text-style-name="P5" draw:layer="layout" svg:width="0.144cm" svg:height="0.221cm" svg:x="9.518cm" svg:y="4.503cm" svg:viewBox="0 0 145 222" svg:d="M145 167c0 8 0 17-4 21-4 8-9 17-18 21-4 4-13 8-21 8-8 5-21 5-30 5-12 0-25 0-33-5-9 0-17-4-22-8-4-4-8-13-12-17-5-8-5-17-5-21 0-17 5-26 9-39 8-8 21-16 34-25-13-4-21-13-30-21-4-9-8-22-8-34 0-4 0-13 4-17 0-9 4-13 13-17 4-9 12-14 21-14 8-4 17-4 29-4 13 0 22 0 30 0 8 4 17 9 21 14 9 4 14 8 14 17 4 4 4 12 4 21 0 12 0 21-9 29-9 9-17 18-30 26 4 0 13 4 17 9 4 4 8 8 13 12s9 13 13 17c0 4 0 13 0 22zM110 52c0-9 0-17-8-21-8-5-17-9-30-9-12 0-21 4-29 9-4 4-9 12-9 21 0 4 0 8 0 12 5 5 5 9 9 9 4 4 8 8 12 13 5 0 13 4 22 8 12-8 21-13 25-21 8-4 8-13 8-21zM115 167c0-5 0-9 0-13-5-5-5-5-9-9s-8-8-12-13c-9-4-13-8-22-12-8 4-17 8-21 12-4 5-8 9-12 9-5 4-5 8-5 13-4 4-4 8-4 13 0 4 0 8 4 12 0 5 5 9 9 9 4 4 8 8 12 8 5 0 13 0 17 0 5 0 13 0 17 0 5 0 9-4 13-4 4-4 8-8 8-13 5-4 5-8 5-12z">
          <text:p/>
        </draw:path>
        <draw:path draw:style-name="gr5" draw:text-style-name="P5" draw:layer="layout" svg:width="0.148cm" svg:height="0.221cm" svg:x="9.705cm" svg:y="4.503cm" svg:viewBox="0 0 149 222" svg:d="M149 167c0 8-4 17-8 21-6 8-10 17-14 21-9 4-17 8-25 8-9 5-22 5-30 5-13 0-21 0-34-5-8 0-13-4-21-8-4-4-9-13-13-17-4-8-4-17-4-21 0-17 4-26 8-39 9-8 22-16 34-25-12-4-21-13-29-21-5-9-9-22-9-34 0-4 0-13 4-17 5-9 9-13 13-17 4-9 13-14 21-14 9-4 21-4 30-4 13 0 21 0 30 0 8 4 16 9 21 14 8 4 12 8 12 17 6 4 6 12 6 21 0 12 0 21-10 29-8 9-17 18-29 26 4 0 12 4 16 9 5 4 13 8 17 12 0 4 6 13 10 17 0 4 4 13 4 22zM110 52c0-9 0-17-8-21-9-5-17-9-30-9s-21 4-30 9c-4 4-8 12-8 21 0 4 0 8 0 12 4 5 4 9 8 9 5 4 9 8 13 13 8 0 13 4 21 8 13-8 21-13 26-21 8-4 8-13 8-21zM114 167c0-5 0-9 0-13-4-5-4-5-8-9s-9-8-13-13c-8-4-13-8-21-12-9 4-17 8-21 12-4 5-9 9-13 9-4 4-4 8-4 13-4 4-4 8-4 13 0 4 0 8 4 12 0 5 4 9 8 9 5 4 9 8 13 8s13 0 17 0c8 0 13 0 17 0s8-4 13-4c4-4 8-8 8-13 4-4 4-8 4-12z">
          <text:p/>
        </draw:path>
        <draw:path draw:style-name="gr5" draw:text-style-name="P5" draw:layer="layout" svg:width="0.136cm" svg:height="0.174cm" svg:x="4.101cm" svg:y="5.055cm" svg:viewBox="0 0 137 175" svg:d="M111 171v-21c-8 8-17 17-29 21-9 0-17 4-30 4-8 0-17 0-21-4-8 0-13-4-18-9-4-4-8-8-13-17 0-4 0-12 0-17 0-17 5-29 18-42 13-10 30-14 55-14h34v-13c0-12 0-17-8-25-5-4-17-8-30-8-8 0-17 0-25 4-13 0-21 4-31 8v-25c5-4 10-4 14-4s8-5 12-5c5 0 13 0 17-4 5 0 9 0 17 0 9 0 17 0 26 4 8 5 17 5 21 9s8 13 13 17c4 8 4 17 4 25v116zM107 95h-34c-8 0-17 4-21 4s-8 4-13 4c-4 4-4 8-8 13 0 0 0 4 0 12 0 0 0 5 0 9 0 0 4 4 4 8 4 0 9 0 9 5 4 0 8 0 12 0 9 0 17 0 26-5 8-4 17-12 25-21z">
          <text:p/>
        </draw:path>
        <draw:path draw:style-name="gr5" draw:text-style-name="P5" draw:layer="layout" svg:width="0.157cm" svg:height="0.242cm" svg:x="4.279cm" svg:y="5.055cm" svg:viewBox="0 0 158 243" svg:d="M133 26c4 4 4 8 8 16 0 5 0 9 0 17 0 9 0 17-4 22 0 8-4 13-13 21-4 4-13 8-21 8-8 5-17 5-25 5-9 0-13 0-22 0-4-5-8-5-12-9 0 4-4 9-4 13-5 0-5 4-5 8 0 5 5 9 9 9 4 4 8 4 12 4l47 4c8 0 17 0 21 0 9 6 13 6 21 10 5 4 9 8 9 13 4 8 4 12 4 21 0 4 0 13-4 21-4 4-9 13-13 17-8 4-17 9-25 13-13 0-26 4-38 4-13 0-26-4-34-4-9-4-17-4-26-9-4-4-9-8-13-12 0-9-5-13-5-17 0-9 5-17 9-22 0-8 9-12 18-21-4 0-9 0-9-4-4 0-4-4-4-4-5-6-5-10-5-10 0-4 0-4 0-8 0-9 0-13 5-22 4-4 9-8 13-16-4 0-4-5-9-5 0-4 0-8 0-8-4-5-4-9-4-9 0-4 0-8 0-13 0-8 0-17 4-25 5-4 9-13 13-17s13-8 21-13c9 0 17-4 26-4 4 0 8 0 12 0 5 4 9 4 9 4h59v22zM31 196c0 9 4 13 13 17 8 5 21 5 34 5 12 0 17 0 25 0 4-5 13-5 13-9 4-4 8-4 8-8 4-5 4-9 4-13s-4-9-8-13-13-4-25-4l-43-4c-4 4-8 4-8 8-4 0-4 4-9 9v4c0 4-4 4-4 8zM44 59c0 5 0 9 0 13 4 4 4 9 8 13s9 4 13 9c4 0 8 0 13 0 4 0 12 0 17 0 4-5 8-9 8-9 4-4 8-9 8-13s5-8 5-13c0-4-5-12-5-17 0-4-4-8-8-8-4-4-4-8-13-8-4 0-8-5-12-5-5 0-13 5-17 5-5 4-9 4-9 8-4 4-4 8-8 13 0 4 0 8 0 12z">
          <text:p/>
        </draw:path>
        <draw:path draw:style-name="gr5" draw:text-style-name="P5" draw:layer="layout" svg:width="0.148cm" svg:height="0.174cm" svg:x="4.47cm" svg:y="5.055cm" svg:viewBox="0 0 149 175" svg:d="M149 82c0 0 0 4 0 8s0 4 0 9h-119c0 16 4 29 17 38 9 8 22 12 39 12 8 0 12 0 17 0 4 0 8 0 12 0s9-4 13-4 9 0 13 0v21c-9 4-17 4-26 4-12 5-21 5-34 5-12 0-25 0-34-5-13-4-22-12-26-16-8-9-13-17-17-30 0-9-4-21-4-34s4-25 4-34c4-14 9-22 17-31 4-8 13-12 26-17 9-4 17-8 30-8s21 4 30 8c12 0 17 9 25 13 5 9 9 17 13 25 4 10 4 23 4 36zM119 77c0-8 0-17 0-21-4-10-8-14-8-18-4-4-8-8-17-8-4-5-8-5-17-5-8 0-13 0-17 5-4 0-13 4-13 8-5 4-9 8-13 18 0 4 0 13-4 21z">
          <text:p/>
        </draw:path>
        <draw:polygon draw:style-name="gr5" draw:text-style-name="P5" draw:layer="layout" svg:width="0.187cm" svg:height="0.217cm" svg:x="4.639cm" svg:y="5.008cm" svg:viewBox="0 0 188 218" draw:points="188,0 108,142 108,218 77,218 77,142 0,0 34,0 77,82 94,112 112,82 154,0">
          <text:p/>
        </draw:polygon>
        <draw:path draw:style-name="gr5" draw:text-style-name="P5" draw:layer="layout" svg:width="0.157cm" svg:height="0.174cm" svg:x="4.839cm" svg:y="5.055cm" svg:viewBox="0 0 158 175" svg:d="M158 86c0 13 0 25-5 38-4 9-8 17-17 26-4 8-12 12-25 17-8 4-21 8-34 8-9 0-22 0-30-4-9-4-18-13-26-17-4-9-13-17-13-30-4-8-8-21-8-34 0-14 4-26 8-39 4-9 9-17 13-25 8-9 17-13 26-17 12-5 21-9 34-9s26 4 34 9c9 0 17 8 26 12 4 9 8 17 12 30 5 8 5 21 5 35zM128 90c0-14 0-22 0-31-4-8-8-12-13-17-4-8-8-8-12-12-9-4-13-4-22-4s-18 0-22 4c-8 4-12 8-17 12-4 9-8 13-8 22 0 8-5 18-5 26 0 9 5 17 5 26 4 8 4 12 8 21 5 4 13 8 17 8 9 5 13 5 22 5s17 0 22-5c8-4 12-8 17-12 4-9 4-13 8-22 0-8 0-12 0-21z">
          <text:p/>
        </draw:path>
        <draw:path draw:style-name="gr5" draw:text-style-name="P5" draw:layer="layout" svg:width="0.136cm" svg:height="0.17cm" svg:x="5.038cm" svg:y="5.059cm" svg:viewBox="0 0 137 171" svg:d="M137 167h-26l-4-26c-4 5-8 9-13 13-4 4-8 9-12 9-5 4-9 4-13 8-4 0-9 0-17 0-17 0-31-4-39-17-9-8-13-25-13-43v-111h31v106c0 27 8 40 29 40 5 0 5 0 9 0s8-5 13-9c4 0 8-4 12-8 5-6 9-10 13-18v-111h30z">
          <text:p/>
        </draw:path>
        <draw:path draw:style-name="gr5" draw:text-style-name="P5" draw:layer="layout" svg:width="0.136cm" svg:height="0.17cm" svg:x="5.224cm" svg:y="5.055cm" svg:viewBox="0 0 137 171" svg:d="M0 4h26l4 26c4-4 9-9 13-13s8-8 13-8c4-5 8-5 12-5 4-4 9-4 17-4 17 0 31 4 40 17 8 9 12 25 12 47v107h-30v-107c0-13-5-22-9-30-4-4-13-8-21-8-5 0-5 0-9 0-4 4-8 4-12 8-5 0-9 4-13 8-4 5-9 13-13 17v112h-30z">
          <text:p/>
        </draw:path>
        <draw:path draw:style-name="gr5" draw:text-style-name="P5" draw:layer="layout" svg:width="0.156cm" svg:height="0.242cm" svg:x="5.403cm" svg:y="5.055cm" svg:viewBox="0 0 157 243" svg:d="M131 26c0 4 5 8 5 16 5 5 5 9 5 17 0 9 0 17-5 22-5 8-9 13-13 21-9 4-13 8-22 8-8 5-17 5-25 5-9 0-17 0-21 0-5-5-13-5-13-9-4 4-4 9-9 13 0 0 0 4 0 8 0 5 0 9 5 9 4 4 8 4 17 4l42 4c9 0 17 0 26 0 4 6 12 6 18 10 4 4 8 8 12 13 0 8 4 12 4 21 0 4-4 13-4 21-4 4-8 13-17 17-5 4-13 9-26 13-9 0-22 4-34 4-17 0-26-4-38-4-9-4-17-4-22-9-8-4-12-8-12-12-4-9-4-13-4-17 0-9 0-17 4-22 4-8 8-12 17-21 0 0-5 0-9-4 0 0 0-4-4-4 0-6 0-10 0-10-4-4-4-4-4-8 0-9 4-13 4-22 4-4 8-8 13-16l-5-5c0-4-4-8-4-8 0-5 0-9-4-9 0-4 0-8 0-13 0-8 4-17 4-25 4-4 9-13 13-17 8-4 13-8 21-13 9 0 17-4 30-4 4 0 4 0 8 0 4 4 9 4 13 4h60v22zM29 196c0 9 4 13 13 17 8 5 21 5 34 5 8 0 17 0 21 0 9-5 13-5 17-9s9-4 9-8c0-5 4-9 4-13s-4-9-9-13c-8-4-17-4-25-4l-47-4c-4 4-4 4-8 8 0 0-5 4-5 9l-4 4c0 4 0 4 0 8zM38 59c0 5 0 9 4 13 0 4 4 9 4 13 4 4 9 4 13 9 4 0 8 0 17 0 4 0 8 0 12 0 5-5 9-9 13-9 5-4 5-9 9-13 0-4 0-8 0-13 0-4 0-12-4-17 0-4-5-8-5-8-4-4-8-8-13-8-4 0-8-5-12-5-9 0-13 5-17 5-4 4-9 4-13 8 0 4-4 8-4 13-4 4-4 8-4 12z">
          <text:p/>
        </draw:path>
        <draw:polygon draw:style-name="gr5" draw:text-style-name="P5" draw:layer="layout" svg:width="0.102cm" svg:height="0.029cm" svg:x="6.366cm" svg:y="5.118cm" svg:viewBox="0 0 103 30" draw:points="0,0 103,0 103,30 0,30">
          <text:p/>
        </draw:polygon>
        <draw:polygon draw:style-name="gr5" draw:text-style-name="P5" draw:layer="layout" svg:width="0.144cm" svg:height="0.22cm" svg:x="6.53cm" svg:y="5.005cm" svg:viewBox="0 0 145 221" draw:points="145,221 8,221 8,191 64,191 64,33 8,63 0,38 69,0 94,0 94,191 145,191">
          <text:p/>
        </draw:polygon>
        <draw:path draw:style-name="gr5" draw:text-style-name="P5" draw:layer="layout" svg:width="0.131cm" svg:height="0.221cm" svg:x="6.725cm" svg:y="5.008cm" svg:viewBox="0 0 132 222" svg:d="M132 149c0 8-4 22-8 31-4 8-8 17-17 21-8 8-17 13-30 17-12 4-25 4-38 4 0 0-4 0-8 0-5 0-10 0-14 0 0 0-4 0-9 0-4-4-8-4-8-4v-26c4 0 13 5 21 5 5 0 14 0 23 0 8 0 16 0 25-5 4 0 13-4 17-8s8-9 13-13c0-8 4-14 4-22 0-13-9-21-17-30-9-4-21-8-42-8h-40v-111h116v26h-89v59h17c12 0 21 4 34 4 8 0 17 5 25 9 9 4 13 13 17 21 4 9 8 17 8 30z">
          <text:p/>
        </draw:path>
        <draw:path draw:style-name="gr5" draw:text-style-name="P5" draw:layer="layout" svg:width="0.056cm" svg:height="0.055cm" svg:x="6.945cm" svg:y="5.174cm" svg:viewBox="0 0 57 56" svg:d="M31 0c0 0 4 0 9 0 4 4 8 4 8 8 4 0 4 5 9 9 0 4 0 9 0 9 0 5 0 9 0 13-5 4-5 4-9 9 0 4-4 4-8 4-5 4-9 4-9 4-4 0-8 0-13-4-4 0-4 0-9-4-4-5-4-5-4-9-5-4-5-8-5-13 0 0 0-5 5-9 0-4 0-9 4-9 5-4 5-4 9-8 5 0 9 0 13 0z">
          <text:p/>
        </draw:path>
        <draw:path draw:style-name="gr5" draw:text-style-name="P5" draw:layer="layout" svg:width="0.136cm" svg:height="0.225cm" svg:x="7.094cm" svg:y="5.004cm" svg:viewBox="0 0 137 226" svg:d="M137 158c0 9 0 17-5 26-5 8-9 17-18 21-8 8-17 13-29 17-13 4-26 4-43 4-8 0-17 0-21 0-9 0-13-4-21-4v-26c8 0 17 5 21 5 8 0 17 0 25 0 9 0 22 0 30-5 4 0 13-4 17-8 4 0 9-9 9-13 4-4 4-8 4-17 0-4 0-12-4-17 0-4-5-8-9-8-4-5-13-5-17-9-8 0-17 0-25 0h-22v-25h22c8 0 12 0 21-5 4 0 8-4 13-4 4-4 8-8 8-12 0-5 4-9 4-17 0-14-4-23-12-27-5-4-17-9-30-9-9 0-17 0-21 5-9 0-17 4-26 4v-25c4 0 4 0 13 0 4-5 8-5 13-5 4 0 8 0 12 0 0-4 5-4 9-4 13 0 21 4 34 4 8 5 13 9 21 13 4 4 9 8 13 17 4 4 4 13 4 21 0 14-4 23-8 31-9 8-17 17-30 21 8 0 13 4 17 4 8 5 13 9 17 13s9 9 9 13c5 9 5 13 5 21z">
          <text:p/>
        </draw:path>
        <draw:path draw:style-name="gr5" draw:text-style-name="P5" draw:layer="layout" svg:width="0.169cm" svg:height="0.216cm" svg:x="7.264cm" svg:y="5.009cm" svg:viewBox="0 0 170 217" svg:d="M170 170h-38v47h-30v-47h-102v-25l90-145h42v145h38zM102 25l-77 120h77z">
          <text:p/>
        </draw:path>
        <draw:polygon draw:style-name="gr5" draw:text-style-name="P5" draw:layer="layout" svg:width="0.144cm" svg:height="0.216cm" svg:x="7.463cm" svg:y="5.009cm" svg:viewBox="0 0 145 217" draw:points="145,217 8,217 8,191 64,191 64,29 13,59 0,34 73,0 98,0 98,191 145,191">
          <text:p/>
        </draw:polygon>
        <draw:path draw:style-name="gr5" draw:text-style-name="P5" draw:layer="layout" svg:width="0.17cm" svg:height="0.217cm" svg:x="7.636cm" svg:y="5.008cm" svg:viewBox="0 0 171 218" svg:d="M171 171h-38v47h-30v-47h-103v-25l95-146h38v146h38zM103 30l-73 116h73z">
          <text:p/>
        </draw:path>
        <draw:polygon draw:style-name="gr5" draw:text-style-name="P5" draw:layer="layout" svg:width="0.14cm" svg:height="0.217cm" svg:x="7.84cm" svg:y="5.008cm" svg:viewBox="0 0 141 218" draw:points="141,218 4,218 4,192 60,192 60,34 8,60 0,34 69,0 94,0 94,192 141,192">
          <text:p/>
        </draw:polygon>
        <draw:polygon draw:style-name="gr5" draw:text-style-name="P5" draw:layer="layout" svg:width="0.144cm" svg:height="0.216cm" svg:x="8.399cm" svg:y="5.009cm" svg:viewBox="0 0 145 217" draw:points="145,217 4,217 4,191 65,191 65,29 9,59 0,34 69,0 95,0 95,191 145,191">
          <text:p/>
        </draw:polygon>
        <draw:path draw:style-name="gr5" draw:text-style-name="P5" draw:layer="layout" svg:width="0.055cm" svg:height="0.055cm" svg:x="8.628cm" svg:y="5.174cm" svg:viewBox="0 0 56 56" svg:d="M26 0c4 0 8 0 13 0 5 4 5 4 9 8 0 0 4 5 4 9 4 4 4 9 4 9 0 5 0 9-4 13 0 4-4 4-4 9-4 4-4 4-9 4-5 4-9 4-13 4s-4 0-9-4c-4 0-8 0-8-4-4-5-4-5-9-9 0-4 0-8 0-13 0 0 0-5 0-9 5-4 5-9 9-9 0-4 4-4 8-8 5 0 5 0 9 0z">
          <text:p/>
        </draw:path>
        <draw:polygon draw:style-name="gr5" draw:text-style-name="P5" draw:layer="layout" svg:width="0.144cm" svg:height="0.22cm" svg:x="8.772cm" svg:y="5.005cm" svg:viewBox="0 0 145 221" draw:points="145,221 9,221 9,191 64,191 64,33 9,63 0,38 68,0 94,0 94,191 145,191">
          <text:p/>
        </draw:polygon>
        <draw:path draw:style-name="gr5" draw:text-style-name="P5" draw:layer="layout" svg:width="0.174cm" svg:height="0.216cm" svg:x="8.942cm" svg:y="5.009cm" svg:viewBox="0 0 175 217" svg:d="M175 170h-39v47h-30v-47h-106v-25l93-145h43v145h39zM106 25l-76 120h76z">
          <text:p/>
        </draw:path>
        <draw:path draw:style-name="gr5" draw:text-style-name="P5" draw:layer="layout" svg:width="0.149cm" svg:height="0.221cm" svg:x="9.145cm" svg:y="5.008cm" svg:viewBox="0 0 150 222" svg:d="M150 149c0 8 0 22-4 31-5 8-9 17-17 21-9 8-13 13-27 17-9 4-17 4-30 4-12 0-21 0-29-4-13-4-17-13-26-21-4-5-8-17-12-30-5-10-5-26-5-44 0-8 0-21 0-29 0-13 5-21 9-30 4-8 8-17 13-26 4-8 12-17 21-21 8-4 17-8 29-12 9-5 21-5 40-5h21v26h-26c-14 0-22 0-30 4-13 4-22 8-26 13-8 8-13 13-17 21 0 9-4 17-4 25v9c4-4 13-9 21-9 13-4 21-4 30-4 12 0 21 0 31 4 8 5 17 9 21 13s8 13 13 21c4 9 4 18 4 26zM120 149c0-4 0-13-4-17 0-4-4-9-9-13 0-4-5-8-14-8-4 0-8-5-16-5-5 0-9 0-13 5-4 0-9 0-13 0-4 4-8 4-13 4-4 4-8 4-8 8 0 13 0 26 0 34 4 10 8 18 8 27 5 4 13 8 17 8 5 5 13 5 22 5 4 0 8 0 16 0 5-5 9-9 14-13 5 0 9-9 9-13 4-4 4-14 4-22z">
          <text:p/>
        </draw:path>
        <draw:path draw:style-name="gr5" draw:text-style-name="P5" draw:layer="layout" svg:width="0.148cm" svg:height="0.221cm" svg:x="9.328cm" svg:y="5.004cm" svg:viewBox="0 0 149 222" svg:d="M149 102c0 21 0 38-8 55-5 14-13 27-22 35-8 13-21 21-38 26-14 4-31 4-52 4h-17v-26h22c12 0 25 0 33-4 14 0 23-4 31-13 4-4 8-12 13-22 4-4 8-17 8-25v-9c-8 4-13 9-25 13-9 0-17 4-31 4-8 0-17-4-25-8-9 0-17-5-21-13-9-4-13-13-13-21-4-5-4-13-4-26 0-8 0-17 4-25 4-9 8-17 17-26 4-4 13-8 21-12 8-5 21-9 31-9 12 0 21 4 33 9 9 0 17 8 22 16 8 9 13 17 17 30s4 30 4 47zM73 25c-6 0-14 0-18 5-5 0-9 4-13 8s-8 9-8 13c-5 9-5 13-5 21 0 5 0 13 5 17 0 4 4 9 4 13 4 4 8 8 12 8 9 5 13 5 23 5 4 0 8 0 12 0 5 0 9-5 13-5s8-4 13-4c4 0 4-4 8-4 0-17 0-30-4-38 0-9-4-17-9-22-4-8-8-12-12-12-9-5-13-5-21-5z">
          <text:p/>
        </draw:path>
        <draw:path draw:style-name="gr5" draw:text-style-name="P5" draw:layer="layout" svg:width="0.149cm" svg:height="0.221cm" svg:x="9.518cm" svg:y="5.008cm" svg:viewBox="0 0 150 222" svg:d="M150 149c0 8 0 22-5 31-4 8-8 17-17 21-4 8-12 13-21 17-12 4-21 4-34 4-12 0-21 0-29-4-9-4-18-13-27-21-4-5-8-17-12-30-5-10-5-26-5-44 0-8 0-21 0-29 5-13 5-21 9-30 4-8 8-17 13-26 4-8 13-17 22-21 8-4 17-8 29-12 13-5 26-5 38-5h22v26h-22c-12 0-25 0-33 4-13 4-17 8-26 13-4 8-12 13-12 21-5 9-9 17-9 25v9c9-4 13-9 25-9 9-4 17-4 30-4 9 0 17 0 25 4 9 5 17 9 22 13 8 4 8 13 12 21 5 9 5 18 5 26zM120 149c0-4 0-13-4-17 0-4-5-9-5-13-4-4-8-8-12-8-9 0-13-5-21-5-5 0-9 0-13 5-4 0-9 0-13 0-4 4-8 4-12 4-5 4-5 4-9 8 0 13 0 26 4 34 0 10 5 18 9 27 4 4 8 8 12 8 5 5 13 5 22 5 4 0 12 0 17 0 4-5 8-9 12-13 4 0 9-9 9-13 4-4 4-14 4-22z">
          <text:p/>
        </draw:path>
        <draw:path draw:style-name="gr5" draw:text-style-name="P5" draw:layer="layout" svg:width="0.132cm" svg:height="0.221cm" svg:x="9.713cm" svg:y="5.008cm" svg:viewBox="0 0 133 222" svg:d="M133 149c0 8 0 22-5 31-4 8-12 17-21 21-8 8-17 13-29 17-9 4-22 4-35 4-4 0-9 0-13 0 0 0-4 0-8 0-5 0-9 0-13 0-4-4-4-4-9-4v-26c5 0 13 5 22 5 8 0 17 0 21 0 9 0 18 0 26-5 9 0 13-4 17-8s9-9 13-13c4-8 4-14 4-22 0-13-4-21-13-30-12-4-25-8-42-8h-43v-111h119v26h-94v59h22c9 0 21 4 30 4 8 0 17 5 25 9 9 4 13 13 21 21 5 9 5 17 5 30z">
          <text:p/>
        </draw:path>
        <draw:path draw:style-name="gr3" draw:text-style-name="P3" draw:layer="layout" svg:width="0.204cm" svg:height="0.276cm" svg:x="4.012cm" svg:y="5.59cm" svg:viewBox="0 0 205 277" svg:d="M205 163c0 76-34 114-103 114-68 0-102-34-102-110v-167h34v167c0 55 21 85 68 85s69-30 69-81v-171h34z">
          <text:p/>
        </draw:path>
        <draw:path draw:style-name="gr3" draw:text-style-name="P3" draw:layer="layout" svg:width="0.131cm" svg:height="0.204cm" svg:x="4.267cm" svg:y="5.662cm" svg:viewBox="0 0 132 205" svg:d="M0 197v-34c17 12 38 17 55 17 29 0 42-9 42-26 0-8 0-12-4-12 0-5-4-9-9-13-4 0-8-4-12-4-9-6-13-6-17-10-9-4-17-8-26-8-4-5-12-9-17-13-4-4-4-9-8-17 0-4-4-13-4-17 0-13 4-17 8-25 4-9 9-13 17-18 4-4 13-8 21-12 9 0 21-5 30-5 17 0 30 5 47 9v34c-17-8-34-13-51-13-5 0-13 0-17 0-5 0-9 5-13 5 0 4-4 8-8 8 0 4 0 8 0 13 0 4 0 8 0 12 4 5 8 5 8 9 4 4 8 4 13 8 8 0 12 5 17 5 12 4 17 8 25 12 9 5 13 9 17 13s9 10 14 14c0 8 4 13 4 21 0 9-4 17-9 25-5 9-9 13-17 18-9 4-13 8-26 12-8 0-17 0-30 0-16 0-33-4-50-8z">
          <text:p/>
        </draw:path>
        <draw:path draw:style-name="gr3" draw:text-style-name="P3" draw:layer="layout" svg:width="0.039cm" svg:height="0.284cm" svg:x="4.44cm" svg:y="5.578cm" svg:viewBox="0 0 40 285" svg:d="M21 42c-8 0-12-4-17-8-4 0-4-9-4-13s0-9 4-13c5-4 9-8 17-8 6 0 10 4 14 8 5 4 5 9 5 13s0 8-5 13c-4 4-8 8-14 8zM35 285h-31v-196h31z">
          <text:p/>
        </draw:path>
        <draw:path draw:style-name="gr3" draw:text-style-name="P3" draw:layer="layout" svg:width="0.161cm" svg:height="0.199cm" svg:x="4.538cm" svg:y="5.663cm" svg:viewBox="0 0 162 200" svg:d="M162 200h-30v-110c0-43-17-64-46-64-17 0-30 5-40 17-8 13-16 26-16 47v110h-30v-196h30v35h4c12-25 35-39 65-39 21 0 33 4 46 22 13 13 17 34 17 60z">
          <text:p/>
        </draw:path>
        <draw:path draw:style-name="gr3" draw:text-style-name="P3" draw:layer="layout" svg:width="0.178cm" svg:height="0.294cm" svg:x="4.746cm" svg:y="5.662cm" svg:viewBox="0 0 179 295" svg:d="M179 188c0 68-35 107-103 107-26 0-47-5-64-13v-34c21 12 43 21 64 21 46 0 72-26 72-76v-22c-17 22-38 34-68 34-25 0-47-8-59-25-13-17-21-38-21-68 0-34 8-61 21-82 17-17 38-30 67-30 26 0 47 13 60 35v-30h31zM148 116v-30c0-17-8-29-17-43-9-8-26-13-38-13-21 0-34 5-47 17-8 18-17 35-17 61 0 21 9 38 17 55 9 12 26 17 42 17 17 0 30-5 43-17 9-13 17-30 17-47z">
          <text:p/>
        </draw:path>
        <draw:path draw:style-name="gr3" draw:text-style-name="P3" draw:layer="layout" svg:width="0.153cm" svg:height="0.204cm" svg:x="5.08cm" svg:y="5.662cm" svg:viewBox="0 0 154 205" svg:d="M154 201h-34v-30c-13 26-34 34-59 34-17 0-34-4-47-12-9-13-14-26-14-43 0-35 23-56 65-65l55-8c0-34-13-47-38-47s-47 5-64 21v-29c22-13 43-22 68-22 43 0 68 26 68 73zM120 102l-46 9c-13 0-26 4-30 8-9 6-13 14-13 31 0 9 4 17 9 21 8 4 17 9 29 9 13 0 30-5 38-17 9-9 13-21 13-38z">
          <text:p/>
        </draw:path>
        <draw:polygon draw:style-name="gr3" draw:text-style-name="P3" draw:layer="layout" svg:width="0.034cm" svg:height="0.288cm" svg:x="5.393cm" svg:y="5.575cm" svg:viewBox="0 0 35 289" draw:points="0,0 35,0 35,289 0,289">
          <text:p/>
        </draw:polygon>
        <draw:path draw:style-name="gr3" draw:text-style-name="P3" draw:layer="layout" svg:width="0.039cm" svg:height="0.284cm" svg:x="5.487cm" svg:y="5.578cm" svg:viewBox="0 0 40 285" svg:d="M23 42c-9 0-13-4-17-8-6 0-6-9-6-13s0-9 6-13c4-4 8-8 17-8 4 0 8 4 12 8 5 4 5 9 5 13s0 8-5 13c-4 4-8 8-12 8zM35 285h-29v-196h29z">
          <text:p/>
        </draw:path>
        <draw:path draw:style-name="gr3" draw:text-style-name="P3" draw:layer="layout" svg:width="0.161cm" svg:height="0.199cm" svg:x="5.585cm" svg:y="5.663cm" svg:viewBox="0 0 162 200" svg:d="M162 200h-30v-110c0-43-18-64-47-64-17 0-30 5-39 17-8 13-17 26-17 47v110h-29v-196h29v35h5c12-25 34-39 63-39 22 0 35 4 48 22 13 13 17 34 17 60z">
          <text:p/>
        </draw:path>
        <draw:path draw:style-name="gr3" draw:text-style-name="P3" draw:layer="layout" svg:width="0.169cm" svg:height="0.203cm" svg:x="5.793cm" svg:y="5.663cm" svg:viewBox="0 0 170 204" svg:d="M170 110h-141c4 22 10 39 22 52 9 12 26 17 43 17 21 0 42-9 63-21v29c-16 13-42 17-67 17-30 0-51-8-69-25-13-17-21-43-21-73 0-34 8-55 25-77 18-17 39-29 65-29 25 0 46 8 59 25s21 38 21 68zM136 85c0-17-4-34-12-43-9-8-22-13-34-13-17 0-30 5-39 13-8 13-18 26-22 43z">
          <text:p/>
        </draw:path>
        <draw:path draw:style-name="gr3" draw:text-style-name="P3" draw:layer="layout" svg:width="0.157cm" svg:height="0.203cm" svg:x="5.992cm" svg:y="5.663cm" svg:viewBox="0 0 158 204" svg:d="M158 200h-34v-29c-13 25-34 33-59 33-22 0-34-4-47-12-9-13-18-26-18-43 0-35 22-56 65-64l59-9c0-34-13-46-38-46-26 0-47 4-64 21v-30c17-13 43-21 64-21 46 0 72 25 72 72zM124 102l-47 8c-12 0-25 4-34 9-4 5-8 13-8 30 0 9 4 17 8 22 9 4 17 8 30 8s25-4 38-17c9-8 13-21 13-38z">
          <text:p/>
        </draw:path>
        <draw:path draw:style-name="gr3" draw:text-style-name="P3" draw:layer="layout" svg:width="0.101cm" svg:height="0.195cm" svg:x="6.204cm" svg:y="5.667cm" svg:viewBox="0 0 102 196" svg:d="M102 34c-4-4-12-9-21-9-13 0-25 9-34 21-8 13-12 30-12 52v98h-35v-196h35v42c4-12 12-25 21-34 8-4 17-8 29-8 9 0 13 0 17 0z">
          <text:p/>
        </draw:path>
        <draw:path draw:style-name="gr3" draw:text-style-name="P3" draw:layer="layout" svg:width="0.276cm" svg:height="0.199cm" svg:x="6.445cm" svg:y="5.663cm" svg:viewBox="0 0 277 200" svg:d="M277 200h-30v-110c0-21-4-38-8-47-9-8-17-12-34-12-13 0-26 4-34 17-9 12-13 25-13 42v110h-34v-114c0-38-13-55-42-55-13 0-26 4-34 17-9 8-13 25-13 42v110h-35v-196h35v35c13-25 34-39 59-39 13 0 26 4 34 14 13 8 17 17 21 29 17-25 39-43 64-43 43 0 64 31 64 82z">
          <text:p/>
        </draw:path>
        <draw:path draw:style-name="gr3" draw:text-style-name="P3" draw:layer="layout" svg:width="0.191cm" svg:height="0.203cm" svg:x="6.767cm" svg:y="5.663cm" svg:viewBox="0 0 192 204" svg:d="M94 204c-26 0-51-8-68-25s-26-42-26-73c0-34 9-59 30-76 17-17 38-30 72-30 26 0 51 8 69 30 13 17 21 42 21 72s-8 56-26 77c-17 17-43 25-72 25zM98 30c-21 0-34 4-47 17-13 17-17 34-17 59 0 22 4 39 17 52 13 17 26 21 47 21s34-4 46-17c13-17 17-34 17-60 0-21-4-43-17-55-12-13-25-17-46-17z">
          <text:p/>
        </draw:path>
        <draw:path draw:style-name="gr3" draw:text-style-name="P3" draw:layer="layout" svg:width="0.178cm" svg:height="0.293cm" svg:x="6.996cm" svg:y="5.573cm" svg:viewBox="0 0 179 294" svg:d="M179 290h-29v-34c-17 26-39 38-68 38-26 0-48-8-60-25-13-17-22-43-22-72 0-30 9-57 26-78 14-17 35-30 64-30 26 0 47 13 60 35v-124h29zM150 205v-30c0-17-9-29-17-43-9-8-26-13-38-13-22 0-34 5-47 17-8 18-18 35-18 61 0 21 10 38 18 55 8 12 25 17 42 17s30-5 43-17c8-13 17-30 17-47z">
          <text:p/>
        </draw:path>
        <draw:path draw:style-name="gr3" draw:text-style-name="P3" draw:layer="layout" svg:width="0.17cm" svg:height="0.203cm" svg:x="7.225cm" svg:y="5.663cm" svg:viewBox="0 0 171 204" svg:d="M171 110h-141c4 22 8 39 21 52 9 12 26 17 43 17 25 0 43-9 64-21v29c-17 13-43 17-69 17-29 0-51-8-68-25-12-17-21-43-21-73 0-34 9-55 26-77 17-17 38-29 63-29 26 0 48 8 61 25 12 17 21 38 21 68zM137 85c0-17-4-34-14-43-8-8-21-13-34-13-16 0-29 5-38 13-8 13-17 26-17 43z">
          <text:p/>
        </draw:path>
        <draw:polygon draw:style-name="gr3" draw:text-style-name="P3" draw:layer="layout" svg:width="0.034cm" svg:height="0.288cm" svg:x="7.442cm" svg:y="5.575cm" svg:viewBox="0 0 35 289" draw:points="0,0 35,0 35,289 0,289">
          <text:p/>
        </draw:polygon>
        <draw:polygon draw:style-name="gr3" draw:text-style-name="P3" draw:layer="layout" svg:width="0.055cm" svg:height="0.093cm" svg:x="7.509cm" svg:y="5.82cm" svg:viewBox="0 0 56 94" draw:points="56,0 26,94 0,94 26,0">
          <text:p/>
        </draw:polygon>
        <draw:path draw:style-name="gr3" draw:text-style-name="P3" draw:layer="layout" svg:width="0.195cm" svg:height="0.272cm" svg:x="7.73cm" svg:y="5.59cm" svg:viewBox="0 0 196 273" svg:d="M196 273h-39l-47-77c-4-5-9-13-13-17 0-5-4-9-8-13-5-4-9-4-17-9-4 0-9 0-13 0h-26v116h-33v-273h80c13 0 26 0 34 4 9 5 18 9 27 13 8 9 12 17 16 26 5 8 9 17 9 29 0 9-4 17-4 26-5 9-9 17-13 21-4 9-13 13-21 17-5 4-14 9-27 9v4c9 0 9 4 13 4 4 4 9 9 14 9 0 4 4 8 8 12 0 5 5 13 9 17zM33 30v98h43c8 0 13 0 21-5 9 0 13-4 17-8s9-8 14-17c0-9 4-13 4-21 0-17-5-26-18-34-8-9-21-13-38-13z">
          <text:p/>
        </draw:path>
        <draw:path draw:style-name="gr3" draw:text-style-name="P3" draw:layer="layout" svg:width="0.178cm" svg:height="0.289cm" svg:x="8.065cm" svg:y="5.662cm" svg:viewBox="0 0 179 290" svg:d="M29 174v116h-29v-285h29v34c18-26 39-39 69-39 25 0 46 9 59 30 13 17 22 38 22 68 0 34-9 60-26 76-13 22-34 30-64 30-25 0-42-8-60-30zM29 94v30c0 12 10 29 18 38 9 12 25 17 38 17 21 0 34-9 47-21 8-13 17-34 17-60 0-21-9-38-17-51-9-12-26-17-43-17s-29 5-42 17c-8 13-18 30-18 47z">
          <text:p/>
        </draw:path>
        <draw:path draw:style-name="gr3" draw:text-style-name="P3" draw:layer="layout" svg:width="0.102cm" svg:height="0.195cm" svg:x="8.293cm" svg:y="5.667cm" svg:viewBox="0 0 103 196" svg:d="M103 34c-8-4-13-9-25-9-13 0-26 9-34 21-10 13-14 30-14 52v98h-30v-196h30v42c4-12 14-25 22-34 9-4 21-8 30-8 8 0 17 0 21 0z">
          <text:p/>
        </draw:path>
        <draw:path draw:style-name="gr3" draw:text-style-name="P3" draw:layer="layout" svg:width="0.191cm" svg:height="0.204cm" svg:x="8.416cm" svg:y="5.662cm" svg:viewBox="0 0 192 205" svg:d="M95 205c-30 0-51-8-69-25-17-17-26-43-26-73 0-34 9-60 26-77 18-17 43-30 73-30 29 0 51 9 68 30 16 17 25 43 25 72 0 31-9 57-30 78-17 17-38 25-67 25zM95 30c-17 0-34 5-47 17-14 17-18 34-18 60 0 22 4 39 18 52 13 16 30 21 47 21 21 0 38-5 46-17 13-17 17-34 17-61 0-21-4-42-17-55-8-12-25-17-46-17z">
          <text:p/>
        </draw:path>
        <draw:path draw:style-name="gr3" draw:text-style-name="P3" draw:layer="layout" svg:width="0.178cm" svg:height="0.294cm" svg:x="8.641cm" svg:y="5.662cm" svg:viewBox="0 0 179 295" svg:d="M179 188c0 68-34 107-103 107-21 0-42-5-63-13v-34c21 12 42 21 63 21 48 0 73-26 73-76v-22c-17 22-39 34-69 34-25 0-42-8-59-25-12-17-21-38-21-68 0-34 9-61 25-82 13-17 39-30 64-30s48 13 60 35v-30h30zM149 116v-30c0-17-4-29-17-43-8-8-22-13-39-13s-34 5-46 17c-9 18-13 35-13 61 0 21 4 38 13 55 12 12 25 17 42 17s35-5 43-17c13-13 17-30 17-47z">
          <text:p/>
        </draw:path>
        <draw:path draw:style-name="gr3" draw:text-style-name="P3" draw:layer="layout" svg:width="0.101cm" svg:height="0.195cm" svg:x="8.883cm" svg:y="5.667cm" svg:viewBox="0 0 102 196" svg:d="M102 34c-4-4-12-9-21-9-13 0-26 9-35 21-8 13-13 30-13 52v98h-33v-196h33v42c5-12 9-25 22-34 9-4 18-8 30-8 9 0 13 0 17 0z">
          <text:p/>
        </draw:path>
        <draw:path draw:style-name="gr3" draw:text-style-name="P3" draw:layer="layout" svg:width="0.153cm" svg:height="0.204cm" svg:x="9.005cm" svg:y="5.662cm" svg:viewBox="0 0 154 205" svg:d="M154 201h-30v-30h-4c-13 26-29 34-59 34-17 0-35-4-44-12-12-13-17-26-17-43 0-35 22-56 65-65l59-8c0-34-17-47-42-47-21 0-44 5-65 21v-29c21-13 44-22 69-22 47 0 68 26 68 73zM124 102l-46 9c-17 0-26 4-34 8-10 6-14 14-14 31 0 9 4 17 14 21 4 4 13 9 25 9 17 0 30-5 38-17 9-9 17-21 17-38z">
          <text:p/>
        </draw:path>
        <draw:path draw:style-name="gr3" draw:text-style-name="P3" draw:layer="layout" svg:width="0.276cm" svg:height="0.2cm" svg:x="9.217cm" svg:y="5.662cm" svg:viewBox="0 0 277 201" svg:d="M277 201h-35v-110c0-22 0-39-9-47-4-8-17-13-33-13-13 0-26 5-34 17-9 13-13 26-13 43v110h-30v-115c0-38-17-55-46-55-13 0-26 5-34 17-9 9-13 26-13 43v110h-30v-196h30v35c17-26 34-40 64-40 12 0 21 5 34 14 8 9 17 17 17 30 16-26 38-44 67-44 43 0 65 31 65 82z">
          <text:p/>
        </draw:path>
        <draw:path draw:style-name="gr3" draw:text-style-name="P3" draw:layer="layout" svg:width="0.161cm" svg:height="0.288cm" svg:x="9.658cm" svg:y="5.574cm" svg:viewBox="0 0 162 289" svg:d="M162 289h-30v-110c0-42-17-59-46-59-18 0-31 4-39 17-13 8-17 25-17 42v110h-30v-289h30v128c17-25 38-38 64-38 47 0 68 30 68 81z">
          <text:p/>
        </draw:path>
        <draw:path draw:style-name="gr3" draw:text-style-name="P3" draw:layer="layout" svg:width="0.152cm" svg:height="0.203cm" svg:x="9.862cm" svg:y="5.663cm" svg:viewBox="0 0 153 204" svg:d="M153 200h-29v-29c-13 25-36 33-61 33-21 0-34-4-46-12-9-13-17-26-17-43 0-35 21-56 63-64l61-9c0-34-13-46-40-46-25 0-46 4-63 21v-30c17-13 38-21 63-21 48 0 69 25 69 72zM124 102l-48 8c-13 0-26 4-34 9-4 5-9 13-9 30 0 9 5 17 9 22 8 4 17 8 30 8 12 0 26-4 39-17 8-8 13-21 13-38z">
          <text:p/>
        </draw:path>
        <draw:path draw:style-name="gr3" draw:text-style-name="P3" draw:layer="layout" svg:width="0.131cm" svg:height="0.204cm" svg:x="10.061cm" svg:y="5.662cm" svg:viewBox="0 0 132 205" svg:d="M0 197v-34c17 12 38 17 59 17 26 0 39-9 39-26 0-8 0-12 0-12-4-5-9-9-13-13-4 0-9-4-13-4-4-6-13-6-17-10-8-4-17-8-21-8-9-5-13-9-17-13s-9-9-13-17c0-4 0-13 0-17 0-13 0-17 4-25 5-9 9-13 17-18 9-4 17-8 26-12 8 0 17-5 25-5 18 0 35 5 48 9v34c-17-8-30-13-52-13-4 0-8 0-17 0-4 0-8 5-8 5-5 4-9 8-9 8-4 4-4 8-4 13 0 4 0 8 4 12 0 5 4 5 9 9 0 4 4 4 12 8 5 0 9 5 17 5 9 4 18 8 22 12 9 5 13 9 17 13 5 4 9 10 13 14 4 8 4 13 4 21 0 9-4 17-8 25-4 9-9 13-17 18-4 4-13 8-22 12-13 0-21 0-30 0-21 0-38-4-55-8z">
          <text:p/>
        </draw:path>
        <draw:path draw:style-name="gr3" draw:text-style-name="P3" draw:layer="layout" svg:width="0.177cm" svg:height="0.294cm" svg:x="10.333cm" svg:y="5.662cm" svg:viewBox="0 0 178 295" svg:d="M178 188c0 68-34 107-101 107-21 0-43-5-65-13v-34c22 12 44 21 65 21 46 0 72-26 72-76v-22c-17 22-38 34-68 34-25 0-42-8-60-25-13-17-21-38-21-68 0-34 8-61 26-82 13-17 38-30 63-30 26 0 47 13 60 35v-30h29zM149 116v-30c0-17-5-29-17-43-9-8-21-13-38-13s-34 5-47 17c-8 18-13 35-13 61 0 21 5 38 13 55 13 12 26 17 42 17 17 0 34-5 43-17 12-13 17-30 17-47z">
          <text:p/>
        </draw:path>
        <draw:path draw:style-name="gr3" draw:text-style-name="P3" draw:layer="layout" svg:width="0.042cm" svg:height="0.285cm" svg:x="10.57cm" svg:y="5.577cm" svg:viewBox="0 0 43 286" svg:d="M21 43c-4 0-9-4-13-8-4 0-8-9-8-13 0-5 4-9 8-13s9-9 13-9 8 5 12 9c6 4 10 8 10 13 0 4-4 8-10 13-4 4-8 8-12 8zM39 286h-35v-196h35z">
          <text:p/>
        </draw:path>
        <draw:path draw:style-name="gr3" draw:text-style-name="P3" draw:layer="layout" svg:width="0.178cm" svg:height="0.195cm" svg:x="10.642cm" svg:y="5.667cm" svg:viewBox="0 0 179 196" svg:d="M179 0l-77 196h-29l-73-196h34l47 145c5 8 9 17 9 25 0-8 4-17 4-25l55-145z">
          <text:p/>
        </draw:path>
        <draw:path draw:style-name="gr3" draw:text-style-name="P3" draw:layer="layout" svg:width="0.169cm" svg:height="0.204cm" svg:x="10.841cm" svg:y="5.662cm" svg:viewBox="0 0 170 205" svg:d="M170 111h-136c0 22 4 39 17 52 8 12 26 17 47 17 22 0 43-9 60-21v29c-17 13-38 17-68 17-31 0-52-8-65-25-17-17-25-43-25-73 0-34 8-56 25-77 17-17 39-30 65-30 25 0 47 9 59 26 13 17 21 38 21 68zM141 85c0-17-4-34-13-42-13-8-21-13-38-13-13 0-26 5-39 13-9 13-17 25-17 42z">
          <text:p/>
        </draw:path>
        <draw:path draw:style-name="gr3" draw:text-style-name="P3" draw:layer="layout" svg:width="0.161cm" svg:height="0.2cm" svg:x="11.057cm" svg:y="5.662cm" svg:viewBox="0 0 162 201" svg:d="M162 201h-31v-110c0-43-16-60-46-60-13 0-26 5-38 17-9 9-13 26-13 43v110h-34v-196h34v35c13-26 34-40 64-40 21 0 39 9 47 23 13 13 17 34 17 59z">
          <text:p/>
        </draw:path>
        <draw:path draw:style-name="gr3" draw:text-style-name="P3" draw:layer="layout" svg:width="0.153cm" svg:height="0.204cm" svg:x="11.37cm" svg:y="5.662cm" svg:viewBox="0 0 154 205" svg:d="M154 201h-29v-30h-5c-12 26-30 34-60 34-17 0-34-4-43-12-12-13-17-26-17-43 0-35 22-56 64-65l61-8c0-34-17-47-44-47-21 0-42 5-64 21v-29c22-13 43-22 68-22 48 0 69 26 69 73zM125 102l-48 9c-17 0-25 4-34 8-9 6-13 14-13 31 0 9 4 17 13 21 4 4 13 9 25 9 17 0 30-5 40-17 8-9 17-21 17-38z">
          <text:p/>
        </draw:path>
        <draw:path draw:style-name="gr3" draw:text-style-name="P3" draw:layer="layout" svg:width="0.182cm" svg:height="0.195cm" svg:x="11.659cm" svg:y="5.667cm" svg:viewBox="0 0 183 196" svg:d="M183 0l-76 196h-35l-72-196h34l52 145c4 9 4 17 4 25h4c0-8 0-16 5-25l50-145z">
          <text:p/>
        </draw:path>
        <draw:path draw:style-name="gr3" draw:text-style-name="P3" draw:layer="layout" svg:width="0.157cm" svg:height="0.203cm" svg:x="11.858cm" svg:y="5.663cm" svg:viewBox="0 0 158 204" svg:d="M158 200h-34v-29c-13 25-34 33-60 33-21 0-34-4-47-12-8-13-17-26-17-43 0-35 22-56 64-64l60-9c0-34-13-46-38-46-26 0-48 4-64 21v-30c16-13 42-21 64-21 47 0 72 25 72 72zM124 102l-46 8c-14 0-27 4-35 9-5 5-9 13-9 30 0 9 4 17 9 22 8 4 17 8 29 8 14 0 27-4 39-17 9-8 13-21 13-38z">
          <text:p/>
        </draw:path>
        <draw:polygon draw:style-name="gr3" draw:text-style-name="P3" draw:layer="layout" svg:width="0.034cm" svg:height="0.288cm" svg:x="12.069cm" svg:y="5.575cm" svg:viewBox="0 0 35 289" draw:points="0,0 35,0 35,289 0,289">
          <text:p/>
        </draw:polygon>
        <draw:path draw:style-name="gr3" draw:text-style-name="P3" draw:layer="layout" svg:width="0.161cm" svg:height="0.199cm" svg:x="12.163cm" svg:y="5.667cm" svg:viewBox="0 0 162 200" svg:d="M162 196h-35v-30c-12 26-33 34-59 34-46 0-68-25-68-80v-120h30v115c0 39 17 60 47 60 17 0 25-5 38-17 8-9 12-26 12-43v-115h35z">
          <text:p/>
        </draw:path>
        <draw:path draw:style-name="gr3" draw:text-style-name="P3" draw:layer="layout" svg:width="0.169cm" svg:height="0.204cm" svg:x="12.371cm" svg:y="5.662cm" svg:viewBox="0 0 170 205" svg:d="M170 111h-136c0 22 4 39 18 52 13 12 25 17 47 17 21 0 42-9 59-21v29c-17 13-38 17-68 17-25 0-48-8-64-25-17-17-26-43-26-73 0-34 9-56 26-77 16-17 39-30 64-30s47 9 59 26c17 17 21 38 21 68zM141 85c0-17-4-34-13-42-8-8-21-13-38-13-13 0-25 5-38 13-10 13-14 25-18 42z">
          <text:p/>
        </draw:path>
        <draw:path draw:style-name="gr3" draw:text-style-name="P3" draw:layer="layout" svg:width="0.191cm" svg:height="0.204cm" svg:x="12.68cm" svg:y="5.662cm" svg:viewBox="0 0 192 205" svg:d="M98 205c-30 0-55-8-72-25s-26-43-26-73c0-34 9-60 30-77 17-17 38-30 72-30 26 0 52 9 69 30 13 17 21 43 21 72 0 31-8 57-25 78-17 17-39 25-69 25zM98 30c-21 0-34 5-47 17-12 17-17 34-17 60 0 22 5 39 17 52 13 16 26 21 47 21s34-5 48-17c12-17 17-34 17-61 0-21-5-42-17-55-14-12-27-17-48-17z">
          <text:p/>
        </draw:path>
        <draw:path draw:style-name="gr3" draw:text-style-name="P3" draw:layer="layout" svg:width="0.119cm" svg:height="0.293cm" svg:x="12.901cm" svg:y="5.569cm" svg:viewBox="0 0 120 294" svg:d="M120 34c-9-4-13-4-22-4-21 0-34 13-34 38v30h47v30h-47v166h-29v-166h-35v-30h35v-30c0-21 4-38 17-47 12-13 25-21 42-21 13 0 17 4 26 4z">
          <text:p/>
        </draw:path>
        <draw:polygon draw:style-name="gr3" draw:text-style-name="P3" draw:layer="layout" svg:width="0.162cm" svg:height="0.195cm" svg:x="13.125cm" svg:y="5.667cm" svg:viewBox="0 0 163 196" draw:points="163,12 47,170 163,170 163,196 0,196 0,188 115,30 9,30 9,0 163,0">
          <text:p/>
        </draw:polygon>
        <draw:path draw:style-name="gr3" draw:text-style-name="P3" draw:layer="layout" svg:width="0.17cm" svg:height="0.204cm" svg:x="13.312cm" svg:y="5.662cm" svg:viewBox="0 0 171 205" svg:d="M171 111h-137c0 22 4 39 17 52 13 12 25 17 46 17 22 0 44-9 61-21v29c-17 13-39 17-69 17-25 0-51-8-64-25-17-17-25-43-25-73 0-34 8-56 25-77 17-17 39-30 64-30 26 0 48 9 60 26 13 17 22 38 22 68zM141 85c0-17-4-34-13-42s-22-13-39-13c-13 0-25 5-38 13-9 13-17 25-17 42z">
          <text:p/>
        </draw:path>
        <draw:path draw:style-name="gr3" draw:text-style-name="P3" draw:layer="layout" svg:width="0.102cm" svg:height="0.195cm" svg:x="13.528cm" svg:y="5.667cm" svg:viewBox="0 0 103 196" svg:d="M103 34c-4-4-13-9-21-9-17 0-27 9-35 22s-13 30-13 52v97h-34v-196h34v42c5-12 9-25 21-34 10-4 18-8 31-8 9 0 13 0 17 0z">
          <text:p/>
        </draw:path>
        <draw:path draw:style-name="gr3" draw:text-style-name="P3" draw:layer="layout" svg:width="0.191cm" svg:height="0.204cm" svg:x="13.651cm" svg:y="5.662cm" svg:viewBox="0 0 192 205" svg:d="M93 205c-29 0-50-8-67-25s-26-43-26-73c0-34 9-60 26-77s42-30 72-30 51 9 68 30c18 17 26 43 26 72 0 31-8 57-26 78-17 17-43 25-73 25zM98 30c-22 0-39 5-47 17-13 17-21 34-21 60 0 22 8 39 21 52 8 16 25 21 47 21 21 0 34-5 47-17 9-17 17-34 17-61 0-21-8-42-17-55-13-12-26-17-47-17z">
          <text:p/>
        </draw:path>
        <draw:path draw:style-name="gr3" draw:text-style-name="P3" draw:layer="layout" svg:width="0.115cm" svg:height="0.254cm" svg:x="13.973cm" svg:y="5.612cm" svg:viewBox="0 0 116 255" svg:d="M116 251c-9 4-18 4-31 4-34 0-51-17-51-55v-115h-34v-30h34v-46l34-9v55h48v30h-48v111c0 13 0 21 4 26 5 4 13 8 22 8 8 0 18 0 22-4z">
          <text:p/>
        </draw:path>
        <draw:path draw:style-name="gr3" draw:text-style-name="P3" draw:layer="layout" svg:width="0.191cm" svg:height="0.203cm" svg:x="14.117cm" svg:y="5.663cm" svg:viewBox="0 0 192 204" svg:d="M95 204c-30 0-52-8-69-25s-26-42-26-73c0-34 9-59 26-76s43-30 73-30c29 0 51 8 68 30 16 17 25 42 25 72s-9 56-25 77c-17 17-43 25-72 25zM99 30c-21 0-38 4-51 17-9 17-18 34-18 59 0 22 9 39 22 52 9 17 26 21 47 21 17 0 34-4 46-17 9-17 13-34 13-60 0-21-4-43-13-55-12-13-29-17-46-17z">
          <text:p/>
        </draw:path>
        <draw:path draw:style-name="gr3" draw:text-style-name="P3" draw:layer="layout" svg:width="0.115cm" svg:height="0.254cm" svg:x="14.439cm" svg:y="5.612cm" svg:viewBox="0 0 116 255" svg:d="M116 251c-9 4-17 4-31 4-34 0-50-17-50-55v-115h-35v-30h35v-47l29-8v55h52v30h-52v111c0 13 4 21 9 25 4 4 12 9 21 9s18 0 22-5z">
          <text:p/>
        </draw:path>
        <draw:path draw:style-name="gr3" draw:text-style-name="P3" draw:layer="layout" svg:width="0.161cm" svg:height="0.288cm" svg:x="14.596cm" svg:y="5.574cm" svg:viewBox="0 0 162 289" svg:d="M162 289h-30v-110c0-42-17-59-47-59-17 0-30 4-38 17-13 8-17 25-17 42v110h-30v-289h30v128c17-25 38-38 63-38 48 0 69 30 69 81z">
          <text:p/>
        </draw:path>
        <draw:path draw:style-name="gr3" draw:text-style-name="P3" draw:layer="layout" svg:width="0.169cm" svg:height="0.204cm" svg:x="14.8cm" svg:y="5.662cm" svg:viewBox="0 0 170 205" svg:d="M170 111h-136c0 22 8 39 17 52 12 12 25 17 46 17 22 0 43-9 61-21v29c-18 13-39 17-69 17-26 0-47-8-64-25s-25-43-25-73c0-34 8-56 29-77 17-17 38-30 64-30s42 9 55 26c18 17 22 38 22 68zM140 85c0-17-5-34-13-42s-21-13-38-13c-13 0-26 5-34 13-13 13-17 25-21 42z">
          <text:p/>
        </draw:path>
        <draw:path draw:style-name="gr3" draw:text-style-name="P3" draw:layer="layout" svg:width="0.17cm" svg:height="0.204cm" svg:x="15.109cm" svg:y="5.662cm" svg:viewBox="0 0 171 205" svg:d="M171 111h-136c0 22 9 39 17 52 13 12 26 17 47 17s42-9 59-21v29c-17 13-38 17-68 17-25 0-46-8-63-25-18-17-27-43-27-73 0-34 9-56 31-77 17-17 38-30 63-30 26 0 43 9 60 26 12 17 17 38 17 68zM141 85c0-17-4-34-13-42-8-8-21-13-38-13-12 0-25 5-34 13-12 13-17 25-21 42z">
          <text:p/>
        </draw:path>
        <draw:polygon draw:style-name="gr3" draw:text-style-name="P3" draw:layer="layout" svg:width="0.034cm" svg:height="0.288cm" svg:x="15.324cm" svg:y="5.575cm" svg:viewBox="0 0 35 289" draw:points="0,0 35,0 35,289 0,289">
          <text:p/>
        </draw:polygon>
        <draw:path draw:style-name="gr3" draw:text-style-name="P3" draw:layer="layout" svg:width="0.178cm" svg:height="0.293cm" svg:x="15.41cm" svg:y="5.573cm" svg:viewBox="0 0 179 294" svg:d="M179 290h-35v-34c-12 26-34 38-63 38-26 0-47-8-60-25-17-17-21-43-21-72 0-30 4-57 21-78 17-17 38-30 68-30 26 0 43 13 55 35v-124h35zM144 205v-30c0-17-4-29-12-43-13-8-26-13-38-13-22 0-35 5-47 17-13 18-17 35-17 61 0 21 4 38 17 55 8 12 25 17 42 17s30-5 43-17c8-13 12-30 12-47z">
          <text:p/>
        </draw:path>
        <draw:path draw:style-name="gr3" draw:text-style-name="P3" draw:layer="layout" svg:width="0.165cm" svg:height="0.204cm" svg:x="15.639cm" svg:y="5.662cm" svg:viewBox="0 0 166 205" svg:d="M166 111h-136c0 22 8 39 17 52 12 12 25 17 46 17 22 0 44-9 61-21v29c-17 13-39 17-69 17-26 0-47-8-64-25s-21-43-21-73c0-34 8-56 25-77 17-17 39-30 64-30 26 0 44 9 60 26 13 17 17 38 17 68zM137 85c0-17-4-34-13-42s-22-13-35-13c-17 0-30 5-38 13-13 13-17 25-21 42z">
          <text:p/>
        </draw:path>
        <draw:path draw:style-name="gr3" draw:text-style-name="P3" draw:layer="layout" svg:width="0.098cm" svg:height="0.195cm" svg:x="15.855cm" svg:y="5.667cm" svg:viewBox="0 0 99 196" svg:d="M99 34c-4-4-13-9-21-9-13 0-26 9-34 22-9 13-13 30-13 52v97h-31v-196h31v42c4-12 13-25 21-34 9-4 17-8 30-8 8 0 13 0 17 0z">
          <text:p/>
        </draw:path>
        <draw:polygon draw:style-name="gr3" draw:text-style-name="P3" draw:layer="layout" svg:width="0.034cm" svg:height="0.288cm" svg:x="15.989cm" svg:y="5.575cm" svg:viewBox="0 0 35 289" draw:points="0,0 35,0 35,289 0,289">
          <text:p/>
        </draw:polygon>
        <draw:path draw:style-name="gr3" draw:text-style-name="P3" draw:layer="layout" svg:width="0.183cm" svg:height="0.289cm" svg:x="16.054cm" svg:y="5.667cm" svg:viewBox="0 0 184 290" svg:d="M184 0l-89 229c-17 39-39 61-69 61-9 0-13 0-21-5v-25c8 0 12 0 21 0 13 0 25-9 35-27l17-38-78-195h34l52 153c0 0 5 4 5 12h4c0-4 0-8 0-12l55-153z">
          <text:p/>
        </draw:path>
        <draw:path draw:style-name="gr3" draw:text-style-name="P3" draw:layer="layout" svg:width="0.178cm" svg:height="0.294cm" svg:x="16.364cm" svg:y="5.662cm" svg:viewBox="0 0 179 295" svg:d="M179 188c0 68-34 107-103 107-25 0-46-5-63-13v-34c21 12 42 21 63 21 48 0 73-26 73-76v-22c-17 22-38 34-69 34-25 0-42-8-59-25-13-17-21-38-21-68 0-34 8-61 25-82 13-17 34-30 64-30 26 0 47 13 60 35v-30h30zM149 116v-30c0-17-4-29-17-43-8-8-21-13-39-13-21 0-34 5-46 17-9 18-17 35-17 61 0 21 8 38 17 55 12 12 25 17 42 17 18 0 31-5 43-17 13-13 17-30 17-47z">
          <text:p/>
        </draw:path>
        <draw:path draw:style-name="gr3" draw:text-style-name="P3" draw:layer="layout" svg:width="0.101cm" svg:height="0.195cm" svg:x="16.606cm" svg:y="5.667cm" svg:viewBox="0 0 102 196" svg:d="M102 34c-4-4-13-9-25-9-13 0-21 9-30 21-13 13-17 30-17 52v98h-30v-196h30v42h4c5-12 9-25 17-34 9-4 22-8 34-8 4 0 13 0 17 0z">
          <text:p/>
        </draw:path>
        <draw:path draw:style-name="gr3" draw:text-style-name="P3" draw:layer="layout" svg:width="0.191cm" svg:height="0.204cm" svg:x="16.728cm" svg:y="5.662cm" svg:viewBox="0 0 192 205" svg:d="M95 205c-31 0-52-8-69-25s-26-43-26-73c0-34 9-60 26-77s42-30 73-30c30 0 51 9 68 30 17 17 25 43 25 72 0 31-8 57-25 78-17 17-43 25-72 25zM99 30c-22 0-39 5-52 17-8 17-17 34-17 60 0 22 9 39 17 52 13 16 30 21 52 21 17 0 34-5 42-17 13-17 17-34 17-61 0-21-4-42-17-55-8-12-25-17-42-17z">
          <text:p/>
        </draw:path>
        <draw:path draw:style-name="gr3" draw:text-style-name="P3" draw:layer="layout" svg:width="0.165cm" svg:height="0.199cm" svg:x="16.962cm" svg:y="5.667cm" svg:viewBox="0 0 166 200" svg:d="M166 196h-34v-30c-13 26-35 34-60 34-47 0-72-25-72-80v-120h34v115c0 39 12 60 46 60 13 0 26-5 39-17 9-9 13-26 13-43v-115h34z">
          <text:p/>
        </draw:path>
        <draw:path draw:style-name="gr3" draw:text-style-name="P3" draw:layer="layout" svg:width="0.178cm" svg:height="0.289cm" svg:x="17.186cm" svg:y="5.662cm" svg:viewBox="0 0 179 290" svg:d="M34 174v116h-34v-285h34v34c13-26 39-39 69-39 21 0 42 9 55 30 17 17 21 38 21 68 0 34-4 60-21 76-17 22-38 30-68 30-22 0-43-8-56-30zM34 94v30c0 12 4 29 13 38 13 12 26 17 43 17s34-9 43-21c12-13 16-34 16-60 0-21-4-38-16-51-9-12-22-17-39-17-16 0-34 5-47 17-9 13-13 30-13 47z">
          <text:p/>
        </draw:path>
        <draw:path draw:style-name="gr3" draw:text-style-name="P3" draw:layer="layout" svg:width="0.152cm" svg:height="0.203cm" svg:x="17.509cm" svg:y="5.663cm" svg:viewBox="0 0 153 204" svg:d="M153 200h-30v-29c-17 25-34 33-63 33-18 0-35-4-43-12-13-13-17-26-17-43 0-35 21-56 64-64l59-9c0-34-12-46-42-46-21 0-43 4-64 21v-30c21-13 43-21 68-21 47 0 68 25 68 72zM123 102l-46 8c-17 0-26 4-35 9s-13 13-13 30c0 9 4 17 13 22 4 4 14 8 26 8 17 0 30-4 38-17 13-8 17-21 17-38z">
          <text:p/>
        </draw:path>
        <draw:path draw:style-name="gr3" draw:text-style-name="P3" draw:layer="layout" svg:width="0.161cm" svg:height="0.199cm" svg:x="17.72cm" svg:y="5.663cm" svg:viewBox="0 0 162 200" svg:d="M162 200h-29v-110c0-43-17-64-47-64-18 0-30 5-39 17-9 13-17 26-17 47v110h-30v-196h30v35h4c13-25 34-39 65-39 21 0 34 4 46 22 13 13 17 34 17 60z">
          <text:p/>
        </draw:path>
        <draw:path draw:style-name="gr3" draw:text-style-name="P3" draw:layer="layout" svg:width="0.178cm" svg:height="0.293cm" svg:x="17.928cm" svg:y="5.573cm" svg:viewBox="0 0 179 294" svg:d="M179 290h-30v-34h-4c-14 26-35 38-64 38-26 0-47-8-60-25-17-17-21-43-21-72 0-30 8-57 21-78 17-17 38-30 68-30 25 0 47 13 56 35h4v-124h30zM149 205v-30c0-17-8-29-18-43-8-8-25-13-38-13-21 0-34 5-47 17-8 18-16 35-16 61 0 21 4 38 16 55 9 12 26 17 43 17s30-5 42-17c10-13 18-30 18-47z">
          <text:p/>
        </draw:path>
        <draw:path draw:style-name="gr3" draw:text-style-name="P3" draw:layer="layout" svg:width="0.157cm" svg:height="0.203cm" svg:x="18.259cm" svg:y="5.663cm" svg:viewBox="0 0 158 204" svg:d="M158 200h-34v-29c-13 25-34 33-61 33-17 0-34-4-46-12-9-13-17-26-17-43 0-35 25-56 68-64l56-9c0-34-13-46-38-46-27 0-48 4-65 21v-30c17-13 42-21 69-21 42 0 68 25 68 72zM124 102l-47 8c-14 0-26 4-31 9-8 5-12 13-12 30 0 9 4 17 8 22 9 4 17 8 31 8 13 0 25-4 38-17 8-8 13-21 13-38z">
          <text:p/>
        </draw:path>
        <draw:path draw:style-name="gr3" draw:text-style-name="P3" draw:layer="layout" svg:width="0.182cm" svg:height="0.195cm" svg:x="18.551cm" svg:y="5.667cm" svg:viewBox="0 0 183 196" svg:d="M183 0l-81 196h-30l-72-196h34l47 145c4 9 8 17 8 25 4-8 4-16 9-25l51-145z">
          <text:p/>
        </draw:path>
        <draw:path draw:style-name="gr3" draw:text-style-name="P3" draw:layer="layout" svg:width="0.153cm" svg:height="0.204cm" svg:x="18.75cm" svg:y="5.662cm" svg:viewBox="0 0 154 205" svg:d="M154 201h-30v-30c-12 26-34 34-59 34-21 0-34-4-48-12-13-13-17-26-17-43 0-35 21-56 65-65l59-8c0-34-12-47-38-47-25 0-47 5-65 21v-29c18-13 40-22 65-22 47 0 68 26 68 73zM124 102l-46 9c-13 0-26 4-34 8-9 6-9 14-9 31 0 9 0 17 9 21 8 4 17 9 25 9 17 0 30-5 38-17 13-9 17-21 17-38z">
          <text:p/>
        </draw:path>
        <draw:polygon draw:style-name="gr3" draw:text-style-name="P3" draw:layer="layout" svg:width="0.033cm" svg:height="0.288cm" svg:x="18.961cm" svg:y="5.575cm" svg:viewBox="0 0 34 289" draw:points="0,0 34,0 34,289 0,289">
          <text:p/>
        </draw:polygon>
        <draw:path draw:style-name="gr3" draw:text-style-name="P3" draw:layer="layout" svg:width="0.161cm" svg:height="0.199cm" svg:x="19.051cm" svg:y="5.667cm" svg:viewBox="0 0 162 200" svg:d="M162 196h-29v-30c-13 26-34 34-60 34-47 0-73-25-73-80v-120h34v115c0 39 13 60 48 60 12 0 25-5 38-17 8-9 13-26 13-43v-115h29z">
          <text:p/>
        </draw:path>
        <draw:path draw:style-name="gr3" draw:text-style-name="P3" draw:layer="layout" svg:width="0.17cm" svg:height="0.204cm" svg:x="19.263cm" svg:y="5.662cm" svg:viewBox="0 0 171 205" svg:d="M171 111h-137c0 22 4 39 17 52 9 12 25 17 48 17 21 0 38-9 59-21v29c-17 13-42 17-68 17-30 0-52-8-64-25-17-17-26-43-26-73 0-34 9-56 26-77 17-17 38-30 64-30s47 9 59 26c13 17 22 38 22 68zM137 85c0-17-4-34-13-42-8-8-17-13-34-13-14 0-26 5-39 13-8 13-17 25-17 42z">
          <text:p/>
        </draw:path>
        <draw:path draw:style-name="gr3" draw:text-style-name="P3" draw:layer="layout" svg:width="0.19cm" svg:height="0.204cm" svg:x="19.573cm" svg:y="5.662cm" svg:viewBox="0 0 191 205" svg:d="M94 205c-27 0-52-8-69-25s-25-43-25-73c0-34 8-60 25-77 21-17 42-30 73-30 30 0 55 9 68 30 17 17 25 43 25 72 0 31-8 57-25 78-17 17-42 25-72 25zM98 30c-22 0-39 5-48 17-12 17-17 34-17 60 0 22 5 39 17 52 9 16 26 21 48 21 21 0 34-5 47-17 8-17 17-34 17-61 0-21-9-42-17-55-13-12-26-17-47-17z">
          <text:p/>
        </draw:path>
        <draw:path draw:style-name="gr3" draw:text-style-name="P3" draw:layer="layout" svg:width="0.115cm" svg:height="0.293cm" svg:x="19.793cm" svg:y="5.569cm" svg:viewBox="0 0 116 294" svg:d="M116 34c-5-4-13-4-18-4-26 0-35 13-35 38v30h48v30h-48v166h-29v-166h-34v-30h34v-30c0-21 4-38 17-47 8-13 25-21 42-21 10 0 18 4 23 4z">
          <text:p/>
        </draw:path>
        <draw:path draw:style-name="gr3" draw:text-style-name="P3" draw:layer="layout" svg:width="0.191cm" svg:height="0.204cm" svg:x="20.03cm" svg:y="5.662cm" svg:viewBox="0 0 192 205" svg:d="M95 205c-30 0-51-8-68-25-18-17-27-43-27-73 0-34 9-60 27-77 17-17 42-30 72-30s51 9 68 30c17 17 25 43 25 72 0 31-8 57-30 78-16 17-38 25-67 25zM95 30c-17 0-34 5-47 17-13 17-17 34-17 60 0 22 4 39 17 52 13 16 30 21 47 21 21 0 38-5 46-17 13-17 17-34 17-61 0-21-4-42-17-55-8-12-25-17-46-17z">
          <text:p/>
        </draw:path>
        <draw:path draw:style-name="gr3" draw:text-style-name="P3" draw:layer="layout" svg:width="0.161cm" svg:height="0.2cm" svg:x="20.268cm" svg:y="5.662cm" svg:viewBox="0 0 162 201" svg:d="M162 201h-30v-110c0-43-17-60-47-60-13 0-26 5-39 17-8 9-12 26-12 43v110h-34v-196h34v35c12-26 33-40 63-40 22 0 39 9 48 23 13 13 17 34 17 59z">
          <text:p/>
        </draw:path>
        <draw:path draw:style-name="gr3" draw:text-style-name="P3" draw:layer="layout" svg:width="0.169cm" svg:height="0.204cm" svg:x="20.476cm" svg:y="5.662cm" svg:viewBox="0 0 170 205" svg:d="M170 111h-137c0 22 5 39 17 52 10 12 27 17 48 17s38-9 59-21v29c-17 13-42 17-67 17-30 0-52-8-65-25-17-17-25-43-25-73 0-34 8-56 25-77 17-17 39-30 65-30 25 0 46 9 59 26 12 17 21 38 21 68zM136 85c0-17-4-34-13-42-8-8-17-13-33-13-13 0-26 5-40 13-8 13-17 25-17 42z">
          <text:p/>
        </draw:path>
        <draw:path draw:style-name="gr3" draw:text-style-name="P3" draw:layer="layout" svg:width="0.111cm" svg:height="0.254cm" svg:x="20.776cm" svg:y="5.612cm" svg:viewBox="0 0 112 255" svg:d="M112 251c-5 4-18 4-26 4-35 0-52-17-52-55v-115h-34v-30h34v-46l30-9v55h48v30h-48v111c0 13 0 21 4 26 9 4 14 8 26 8 5 0 13 0 18-4z">
          <text:p/>
        </draw:path>
        <draw:path draw:style-name="gr3" draw:text-style-name="P3" draw:layer="layout" svg:width="0.191cm" svg:height="0.204cm" svg:x="20.916cm" svg:y="5.662cm" svg:viewBox="0 0 192 205" svg:d="M95 205c-27 0-52-8-69-25s-26-43-26-73c0-34 9-60 26-77 21-17 42-30 73-30 29 0 55 9 68 30 16 17 25 43 25 72 0 31-9 57-25 78-17 17-43 25-72 25zM99 30c-22 0-39 5-48 17-12 17-17 34-17 60 0 22 5 39 17 52 13 16 26 21 48 21 21 0 34-5 46-17 9-17 17-34 17-61 0-21-8-42-17-55-12-12-25-17-46-17z">
          <text:p/>
        </draw:path>
        <draw:path draw:style-name="gr3" draw:text-style-name="P3" draw:layer="layout" svg:width="0.11cm" svg:height="0.254cm" svg:x="21.243cm" svg:y="5.612cm" svg:viewBox="0 0 111 255" svg:d="M111 251c-4 4-17 4-30 4-34 0-52-17-52-55v-115h-29v-30h29v-47l35-8v55h47v30h-47v111c0 13 0 21 4 25 5 4 13 9 22 9 8 0 17 0 21-5z">
          <text:p/>
        </draw:path>
        <draw:path draw:style-name="gr3" draw:text-style-name="P3" draw:layer="layout" svg:width="0.161cm" svg:height="0.289cm" svg:x="21.395cm" svg:y="5.573cm" svg:viewBox="0 0 162 290" svg:d="M162 290h-29v-110c0-43-17-60-48-60-13 0-25 5-38 17-9 9-17 26-17 43v110h-30v-290h30v129h4c13-26 34-39 64-39 43 0 64 30 64 81z">
          <text:p/>
        </draw:path>
        <draw:path draw:style-name="gr3" draw:text-style-name="P3" draw:layer="layout" svg:width="0.17cm" svg:height="0.203cm" svg:x="21.603cm" svg:y="5.663cm" svg:viewBox="0 0 171 204" svg:d="M171 110h-141c4 22 8 39 21 52 8 12 25 17 42 17 23 0 44-9 65-21v29c-17 13-42 17-69 17-30 0-51-8-68-25-13-17-21-43-21-73 0-34 8-55 25-77 17-17 38-29 64-29 27 0 48 8 60 25 13 17 22 38 22 68zM137 85c0-17-5-34-13-43-8-8-22-13-35-13-17 0-30 5-38 13-9 13-17 26-21 43z">
          <text:p/>
        </draw:path>
        <draw:path draw:style-name="gr3" draw:text-style-name="P3" draw:layer="layout" svg:width="0.183cm" svg:height="0.288cm" svg:x="21.895cm" svg:y="5.667cm" svg:viewBox="0 0 184 289" svg:d="M184 0l-89 228c-13 40-39 61-69 61-4 0-13 0-17-4v-26c4 0 13 0 17 0 18 0 30-8 35-26l17-38-78-195h34l57 152c0 0 0 5 4 13 0-4 0-8 4-13l55-152z">
          <text:p/>
        </draw:path>
        <draw:path draw:style-name="gr3" draw:text-style-name="P3" draw:layer="layout" svg:width="0.191cm" svg:height="0.203cm" svg:x="22.099cm" svg:y="5.663cm" svg:viewBox="0 0 192 204" svg:d="M94 204c-25 0-51-8-69-25-16-17-25-42-25-73 0-34 9-59 25-76 23-17 44-30 73-30 30 0 55 8 68 30 17 17 26 42 26 72s-9 56-26 77c-17 17-42 25-72 25zM98 30c-21 0-33 4-46 17-13 17-18 34-18 59 0 22 5 39 18 52 13 17 25 21 46 21 22 0 34-4 47-17 8-17 17-34 17-60 0-21-9-43-17-55-13-13-25-17-47-17z">
          <text:p/>
        </draw:path>
        <draw:path draw:style-name="gr3" draw:text-style-name="P3" draw:layer="layout" svg:width="0.161cm" svg:height="0.199cm" svg:x="22.336cm" svg:y="5.667cm" svg:viewBox="0 0 162 200" svg:d="M162 196h-29v-30h-5c-13 26-30 34-60 34-47 0-68-25-68-80v-120h30v115c0 39 17 60 47 60 17 0 29-5 38-17 8-9 18-26 18-43v-115h29z">
          <text:p/>
        </draw:path>
        <draw:path draw:style-name="gr3" draw:text-style-name="P3" draw:layer="layout" svg:width="0.161cm" svg:height="0.2cm" svg:x="22.561cm" svg:y="5.662cm" svg:viewBox="0 0 162 201" svg:d="M162 201h-30v-110c0-43-17-60-46-60-17 0-31 5-39 17-13 9-17 26-17 43v110h-30v-196h30v35c17-26 39-40 64-40 21 0 38 9 51 23 8 13 17 34 17 59z">
          <text:p/>
        </draw:path>
        <draw:path draw:style-name="gr3" draw:text-style-name="P3" draw:layer="layout" svg:width="0.179cm" svg:height="0.294cm" svg:x="22.768cm" svg:y="5.662cm" svg:viewBox="0 0 180 295" svg:d="M180 188c0 68-34 107-103 107-25 0-47-5-64-13v-34c22 12 43 21 64 21 48 0 69-26 69-76v-22c-13 22-34 34-65 34-25 0-46-8-59-25-17-17-22-38-22-68 0-34 5-61 22-82 17-17 38-30 68-30 26 0 43 13 56 35v-30h34zM146 116v-30c0-17-5-29-13-43-13-8-25-13-39-13-21 0-38 5-47 17-12 18-17 35-17 61 0 21 5 38 17 55 9 12 21 17 43 17 18 0 30-5 43-17 8-13 13-30 13-47z">
          <text:p/>
        </draw:path>
        <draw:path draw:style-name="gr3" draw:text-style-name="P3" draw:layer="layout" svg:width="0.179cm" svg:height="0.288cm" svg:x="3.999cm" svg:y="6.249cm" svg:viewBox="0 0 180 289" svg:d="M180 182c0 73-34 107-102 107-26 0-47-4-64-12v-30c21 13 43 17 64 17 47 0 72-25 72-78v-21c-17 26-38 38-68 38-25 0-42-8-59-25-13-17-23-43-23-72 0-30 10-60 27-77 13-21 34-29 64-29 25 0 46 8 59 29v-25h30zM150 110v-30c0-13-4-25-17-38-8-13-21-17-38-17-21 0-34 9-47 21-8 13-17 34-17 60 0 21 9 38 17 51 13 13 26 21 43 21s29-8 42-21 17-26 17-47z">
          <text:p/>
        </draw:path>
        <draw:path draw:style-name="gr3" draw:text-style-name="P3" draw:layer="layout" svg:width="0.102cm" svg:height="0.199cm" svg:x="4.241cm" svg:y="6.249cm" svg:viewBox="0 0 103 200" svg:d="M103 35c-4-5-13-5-25-5-13 0-22 5-35 17-9 13-13 30-13 51v102h-30v-196h30v39h4c4-13 9-21 17-31 10-8 22-12 35-12 4 0 13 0 17 4z">
          <text:p/>
        </draw:path>
        <draw:path draw:style-name="gr3" draw:text-style-name="P3" draw:layer="layout" svg:width="0.191cm" svg:height="0.203cm" svg:x="4.364cm" svg:y="6.249cm" svg:viewBox="0 0 192 204" svg:d="M93 204c-29 0-51-8-68-29-16-17-25-44-25-73 0-30 9-56 25-77 17-17 43-25 72-25 31 0 52 8 69 25s26 42 26 77c0 29-9 56-26 73-17 21-42 29-73 29zM97 25c-21 0-38 9-50 21-9 13-17 30-17 56 0 25 8 42 17 56 12 13 29 21 50 21 19 0 36-8 44-21 13-14 17-31 17-56 0-26-4-43-17-56-8-12-25-21-44-21z">
          <text:p/>
        </draw:path>
        <draw:path draw:style-name="gr3" draw:text-style-name="P3" draw:layer="layout" svg:width="0.166cm" svg:height="0.199cm" svg:x="4.597cm" svg:y="6.253cm" svg:viewBox="0 0 167 200" svg:d="M167 196h-34v-29c-13 21-35 33-61 33-46 0-72-29-72-85v-115h34v111c0 43 13 64 47 64 13 0 26-8 39-17 8-13 13-26 13-47v-111h34z">
          <text:p/>
        </draw:path>
        <draw:path draw:style-name="gr3" draw:text-style-name="P3" draw:layer="layout" svg:width="0.178cm" svg:height="0.288cm" svg:x="4.822cm" svg:y="6.249cm" svg:viewBox="0 0 179 289" svg:d="M34 170v119h-34v-285h34v34c12-26 38-38 69-38 21 0 42 8 55 25 17 17 21 42 21 72s-4 56-21 77-38 29-68 29c-22 0-44-12-56-33zM34 93v25c0 17 4 30 12 43 13 9 26 17 44 17 17 0 34-8 42-21 13-17 17-39 17-64 0-21-4-38-17-51-8-13-21-17-38-17-22 0-35 9-48 17-8 13-12 30-12 51z">
          <text:p/>
        </draw:path>
        <draw:path draw:style-name="gr3" draw:text-style-name="P3" draw:layer="layout" svg:width="0.043cm" svg:height="0.042cm" svg:x="5.042cm" svg:y="6.41cm" svg:viewBox="0 0 44 43" svg:d="M22 43c-9 0-13-4-18-9-4-4-4-9-4-13 0-8 0-12 4-17 5-4 9-4 18-4 5 0 9 0 13 4 4 5 9 9 9 17 0 4-5 9-9 13-4 5-8 9-13 9z">
          <text:p/>
        </draw:path>
        <draw:polygon draw:style-name="gr3" draw:text-style-name="P3" draw:layer="layout" svg:width="0.187cm" svg:height="0.272cm" svg:x="5.22cm" svg:y="6.176cm" svg:viewBox="0 0 188 273" draw:points="188,26 112,26 112,273 76,273 76,26 0,26 0,0 188,0">
          <text:p/>
        </draw:polygon>
        <draw:path draw:style-name="gr3" draw:text-style-name="P3" draw:layer="layout" svg:width="0.161cm" svg:height="0.288cm" svg:x="5.445cm" svg:y="6.16cm" svg:viewBox="0 0 162 289" svg:d="M162 289h-30v-114c0-38-17-60-47-60-13 0-26 5-39 17-8 13-12 26-12 47v110h-34v-289h34v128c12-25 34-38 64-38 43 0 64 25 64 81z">
          <text:p/>
        </draw:path>
        <draw:path draw:style-name="gr3" draw:text-style-name="P3" draw:layer="layout" svg:width="0.169cm" svg:height="0.203cm" svg:x="5.653cm" svg:y="6.249cm" svg:viewBox="0 0 170 204" svg:d="M170 110h-136c0 21 5 39 17 48 9 13 26 21 47 21s38-8 59-21v25c-16 13-42 21-67 21-30 0-51-8-68-25-14-21-22-44-22-77 0-30 8-56 26-73 17-21 38-29 64-29 25 0 46 8 59 25s21 38 21 68zM136 80c0-17-4-30-12-38-9-13-17-17-34-17s-26 4-39 17c-8 8-17 21-17 38z">
          <text:p/>
        </draw:path>
        <draw:path draw:style-name="gr3" draw:text-style-name="P3" draw:layer="layout" svg:width="0.187cm" svg:height="0.284cm" svg:x="5.945cm" svg:y="6.253cm" svg:viewBox="0 0 188 285" svg:d="M188 0l-95 226c-12 42-38 59-63 59-9 0-17 0-21 0v-29c4 4 12 4 17 4 17 0 29-9 38-30l12-34-76-196h34l55 150c0 4 0 8 4 17 0-5 0-9 5-17l56-150z">
          <text:p/>
        </draw:path>
        <draw:polygon draw:style-name="gr3" draw:text-style-name="P3" draw:layer="layout" svg:width="0.106cm" svg:height="0.025cm" svg:x="6.159cm" svg:y="6.324cm" svg:viewBox="0 0 107 26" draw:points="0,0 107,0 107,26 0,26">
          <text:p/>
        </draw:polygon>
        <draw:path draw:style-name="gr3" draw:text-style-name="P3" draw:layer="layout" svg:width="0.042cm" svg:height="0.284cm" svg:x="6.314cm" svg:y="6.164cm" svg:viewBox="0 0 43 285" svg:d="M22 38c-4 0-13 0-18-4 0-5-4-9-4-13 0-9 4-13 4-17 5-4 14-4 18-4s9 0 13 4 8 8 8 17c0 4-4 8-8 13-4 4-9 4-13 4zM35 285h-31v-196h31z">
          <text:p/>
        </draw:path>
        <draw:path draw:style-name="gr3" draw:text-style-name="P3" draw:layer="layout" svg:width="0.162cm" svg:height="0.199cm" svg:x="6.411cm" svg:y="6.249cm" svg:viewBox="0 0 163 200" svg:d="M163 200h-30v-110c0-43-17-64-48-64-13 0-25 4-38 17-8 13-13 25-13 47v110h-34v-196h34v35c13-27 34-39 64-39 22 0 39 4 48 22 12 13 17 34 17 59z">
          <text:p/>
        </draw:path>
        <draw:path draw:style-name="gr3" draw:text-style-name="P3" draw:layer="layout" svg:width="0.111cm" svg:height="0.258cm" svg:x="6.61cm" svg:y="6.194cm" svg:viewBox="0 0 112 259" svg:d="M112 251c-5 4-17 8-26 8-34 0-52-21-52-59v-115h-34v-26h34v-46l31-13v59h47v26h-47v111c0 13 0 21 4 30 5 4 13 8 26 8 4 0 12-4 17-8z">
          <text:p/>
        </draw:path>
        <draw:path draw:style-name="gr3" draw:text-style-name="P3" draw:layer="layout" svg:width="0.17cm" svg:height="0.203cm" svg:x="6.75cm" svg:y="6.249cm" svg:viewBox="0 0 171 204" svg:d="M171 110h-137c0 21 5 39 17 48 9 13 26 21 48 21 21 0 38-8 59-21v25c-17 13-42 21-68 21-30 0-51-8-64-25-17-21-26-44-26-77 0-30 9-56 26-73 17-21 38-29 64-29s47 8 60 25c12 17 21 38 21 68zM137 80c0-17-4-30-13-38-8-13-17-17-34-17-13 0-26 4-39 17-8 8-17 21-17 38z">
          <text:p/>
        </draw:path>
        <draw:path draw:style-name="gr3" draw:text-style-name="P3" draw:layer="layout" svg:width="0.101cm" svg:height="0.199cm" svg:x="6.967cm" svg:y="6.249cm" svg:viewBox="0 0 102 200" svg:d="M102 35c-4-5-12-5-25-5s-21 5-31 17c-12 13-17 30-17 51v102h-29v-196h29v39h5c4-13 8-21 17-31 13-8 22-12 34-12 5 0 13 0 17 4z">
          <text:p/>
        </draw:path>
        <draw:path draw:style-name="gr3" draw:text-style-name="P3" draw:layer="layout" svg:width="0.144cm" svg:height="0.203cm" svg:x="7.09cm" svg:y="6.249cm" svg:viewBox="0 0 145 204" svg:d="M145 192c-13 8-34 12-51 12-30 0-51-8-69-29-17-17-25-40-25-69 0-34 8-60 25-77 22-21 43-29 77-29 17 0 30 4 43 8v34c-13-13-30-17-47-17s-34 9-47 21c-12 13-22 34-22 56 0 25 10 42 22 56 9 13 26 21 47 21 17 0 34-8 47-17z">
          <text:p/>
        </draw:path>
        <draw:path draw:style-name="gr3" draw:text-style-name="P3" draw:layer="layout" svg:width="0.169cm" svg:height="0.203cm" svg:x="7.268cm" svg:y="6.249cm" svg:viewBox="0 0 170 204" svg:d="M170 110h-137c0 21 5 39 17 48 9 13 26 21 48 21 21 0 43-8 60-21v25c-17 13-39 21-68 21-31 0-52-8-65-25-17-21-25-44-25-77 0-30 8-56 25-73 17-21 38-29 65-29 25 0 46 8 59 25s21 38 21 68zM141 80c0-17-5-30-17-38-9-13-18-17-34-17-14 0-27 4-40 17-8 8-17 21-17 38z">
          <text:p/>
        </draw:path>
        <draw:path draw:style-name="gr3" draw:text-style-name="P3" draw:layer="layout" svg:width="0.178cm" svg:height="0.288cm" svg:x="7.484cm" svg:y="6.249cm" svg:viewBox="0 0 179 289" svg:d="M34 170v119h-34v-285h34v34c12-26 38-38 68-38 22 0 43 8 56 25 17 17 21 42 21 72s-9 56-21 77c-17 21-38 29-68 29-27 0-44-12-56-33zM34 93v25c0 17 4 30 12 43 13 9 26 17 44 17 17 0 30-8 42-21 13-17 17-39 17-64 0-21-4-38-17-51-8-13-21-17-38-17-22 0-35 9-48 17-8 13-12 30-12 51z">
          <text:p/>
        </draw:path>
        <draw:path draw:style-name="gr3" draw:text-style-name="P3" draw:layer="layout" svg:width="0.11cm" svg:height="0.258cm" svg:x="7.692cm" svg:y="6.194cm" svg:viewBox="0 0 111 259" svg:d="M111 251c-4 4-17 8-30 8-35 0-52-21-52-59v-115h-29v-26h29v-46l35-13v59h47v26h-47v111c0 13 0 21 4 30 5 4 13 8 22 8 8 0 17-4 21-8z">
          <text:p/>
        </draw:path>
        <draw:path draw:style-name="gr3" draw:text-style-name="P3" draw:layer="layout" svg:width="0.042cm" svg:height="0.284cm" svg:x="7.946cm" svg:y="6.164cm" svg:viewBox="0 0 43 285" svg:d="M22 38c-4 0-10 0-14-4-4-5-8-9-8-13 0-9 4-13 8-17s10-4 14-4 8 0 13 4c4 4 8 8 8 17 0 4-4 8-8 13-5 4-9 4-13 4zM39 285h-35v-196h35z">
          <text:p/>
        </draw:path>
        <draw:path draw:style-name="gr3" draw:text-style-name="P3" draw:layer="layout" svg:width="0.128cm" svg:height="0.203cm" svg:x="8.035cm" svg:y="6.249cm" svg:viewBox="0 0 129 204" svg:d="M0 192v-34c17 13 34 21 55 21 26 0 39-8 39-30 0-5 0-9 0-14-4-4-8-4-13-8-4-4-8-4-12-9-5 0-14-4-18-8-9 0-17-4-21-8-9-5-13-9-17-13-5-4-9-9-13-13 0-9 0-13 0-21 0-9 0-17 4-26 4-4 9-12 17-17 9-4 17-8 25-8 9-4 18-4 27-4 17 0 34 4 46 8v30c-12-9-29-13-50-13-5 0-10 0-14 4-9 0-13 0-13 5-4 0-8 4-8 8-4 4-4 8-4 8 0 9 0 13 4 13 0 4 4 9 8 13 4 0 9 4 13 4 4 5 9 5 18 9 8 4 17 8 21 8 8 5 13 9 17 13 8 4 8 8 13 17 5 4 5 13 5 17 0 14-5 22-10 27-4 8-8 12-17 21-4 4-12 4-21 8-8 4-22 4-30 4-21 0-38-4-51-12z">
          <text:p/>
        </draw:path>
        <draw:path draw:style-name="gr3" draw:text-style-name="P3" draw:layer="layout" svg:width="0.169cm" svg:height="0.203cm" svg:x="8.302cm" svg:y="6.249cm" svg:viewBox="0 0 170 204" svg:d="M170 110h-136c0 21 4 39 17 48 12 13 26 21 47 21 22 0 43-8 60-21v25c-17 13-38 21-68 21-27 0-52-8-65-25-17-21-25-44-25-77 0-30 8-56 25-73 17-21 38-29 65-29 25 0 47 8 59 25 17 17 21 38 21 68zM141 80c0-17-4-30-13-38-8-13-21-17-38-17-13 0-27 4-39 17-9 8-17 21-17 38z">
          <text:p/>
        </draw:path>
        <draw:path draw:style-name="gr3" draw:text-style-name="P3" draw:layer="layout" svg:width="0.178cm" svg:height="0.288cm" svg:x="8.505cm" svg:y="6.249cm" svg:viewBox="0 0 179 289" svg:d="M179 289h-29v-124c-13 26-40 38-69 38-26 0-43-8-60-25-12-17-21-43-21-72 0-34 9-60 26-77 17-21 38-29 63-29 30 0 48 8 61 29v-25h29zM150 110v-30c0-13-4-25-17-38-10-13-23-17-40-17-16 0-33 9-46 21-9 13-13 34-13 60 0 21 4 38 13 51 13 13 25 21 42 21s34-8 44-21c13-13 17-26 17-47z">
          <text:p/>
        </draw:path>
        <draw:path draw:style-name="gr3" draw:text-style-name="P3" draw:layer="layout" svg:width="0.161cm" svg:height="0.199cm" svg:x="8.743cm" svg:y="6.253cm" svg:viewBox="0 0 162 200" svg:d="M162 196h-30v-29c-13 21-34 33-59 33-48 0-73-29-73-85v-115h35v111c0 43 12 64 46 64 13 0 26-8 34-17 13-13 17-26 17-47v-111h30z">
          <text:p/>
        </draw:path>
        <draw:path draw:style-name="gr3" draw:text-style-name="P3" draw:layer="layout" svg:width="0.043cm" svg:height="0.284cm" svg:x="8.963cm" svg:y="6.164cm" svg:viewBox="0 0 44 285" svg:d="M22 38c-4 0-12 0-17-4 0-5-5-9-5-13 0-9 5-13 5-17 5-4 13-4 17-4s9 0 13 4 9 8 9 17c0 4-5 8-9 13-4 4-9 4-13 4zM35 285h-30v-196h30z">
          <text:p/>
        </draw:path>
        <draw:path draw:style-name="gr3" draw:text-style-name="P3" draw:layer="layout" svg:width="0.182cm" svg:height="0.195cm" svg:x="9.031cm" svg:y="6.253cm" svg:viewBox="0 0 183 196" svg:d="M183 0l-77 196h-30l-76-196h38l47 141c4 13 8 21 8 30 0-13 4-21 4-30l55-141z">
          <text:p/>
        </draw:path>
        <draw:path draw:style-name="gr3" draw:text-style-name="P3" draw:layer="layout" svg:width="0.153cm" svg:height="0.203cm" svg:x="9.234cm" svg:y="6.249cm" svg:viewBox="0 0 154 204" svg:d="M154 200h-30v-29h-4c-14 21-31 33-60 33-17 0-34-4-43-17-13-8-17-21-17-38 0-39 22-60 64-64l60-9c0-34-18-51-43-51-21 0-42 9-64 25v-33c22-13 43-17 68-17 48 0 69 25 69 72zM124 102l-47 4c-17 4-26 4-34 12-9 5-13 13-13 26 0 10 4 18 13 27 4 4 13 8 25 8 17 0 30-8 38-17 10-13 18-27 18-44z">
          <text:p/>
        </draw:path>
        <draw:polygon draw:style-name="gr3" draw:text-style-name="P3" draw:layer="layout" svg:width="0.034cm" svg:height="0.288cm" svg:x="9.444cm" svg:y="6.159cm" svg:viewBox="0 0 35 289" draw:points="0,0 35,0 35,289 0,289">
          <text:p/>
        </draw:polygon>
        <draw:path draw:style-name="gr3" draw:text-style-name="P3" draw:layer="layout" svg:width="0.169cm" svg:height="0.203cm" svg:x="9.527cm" svg:y="6.249cm" svg:viewBox="0 0 170 204" svg:d="M170 110h-139c4 21 8 39 21 48 8 13 25 21 42 21 25 0 42-8 64-21v25c-17 13-43 21-68 21-30 0-51-8-69-25-13-21-21-44-21-77 0-30 8-56 26-73 17-21 38-29 64-29 25 0 46 8 59 25s21 38 21 68zM136 80c0-17-4-30-12-38-9-13-22-17-34-17-17 0-30 4-38 17-9 8-17 21-17 38z">
          <text:p/>
        </draw:path>
        <draw:path draw:style-name="gr3" draw:text-style-name="P3" draw:layer="layout" svg:width="0.161cm" svg:height="0.199cm" svg:x="9.743cm" svg:y="6.249cm" svg:viewBox="0 0 162 200" svg:d="M162 200h-31v-110c0-43-17-64-46-64-17 0-30 4-38 17-13 13-17 25-17 47v110h-30v-196h30v35c17-27 38-39 63-39 21 0 38 4 51 22 13 13 18 34 18 59z">
          <text:p/>
        </draw:path>
        <draw:path draw:style-name="gr3" draw:text-style-name="P3" draw:layer="layout" svg:width="0.114cm" svg:height="0.259cm" svg:x="9.938cm" svg:y="6.193cm" svg:viewBox="0 0 115 260" svg:d="M115 252c-8 4-17 8-29 8-34 0-52-21-52-59v-116h-34v-25h34v-47l31-13v60h50v25h-50v112c0 13 4 21 8 30 4 4 13 8 21 8 9 0 17-4 21-8z">
          <text:p/>
        </draw:path>
        <draw:path draw:style-name="gr3" draw:text-style-name="P3" draw:layer="layout" svg:width="0.115cm" svg:height="0.259cm" svg:x="10.175cm" svg:y="6.193cm" svg:viewBox="0 0 116 260" svg:d="M116 252c-9 4-17 8-30 8-34 0-51-21-51-59v-116h-35v-25h35v-47l34-13v60h47v25h-47v112c0 13 0 21 4 30 5 4 13 8 22 8 8 0 16-4 21-8z">
          <text:p/>
        </draw:path>
        <draw:path draw:style-name="gr3" draw:text-style-name="P3" draw:layer="layout" svg:width="0.19cm" svg:height="0.203cm" svg:x="10.32cm" svg:y="6.249cm" svg:viewBox="0 0 191 204" svg:d="M94 204c-30 0-51-8-69-29-17-17-25-44-25-73 0-30 8-56 25-77 18-17 43-25 73-25s51 8 68 25 25 42 25 77c0 29-8 56-25 73-17 21-42 29-72 29zM98 25c-21 0-38 9-51 21-8 13-18 30-18 56 0 25 10 42 18 56 13 13 30 21 51 21 17 0 34-8 43-21 12-14 16-31 16-56 0-26-4-43-16-56-9-12-26-21-43-21z">
          <text:p/>
        </draw:path>
        <draw:path draw:style-name="gr3" draw:text-style-name="P3" draw:layer="layout" svg:width="0.114cm" svg:height="0.259cm" svg:x="10.642cm" svg:y="6.193cm" svg:viewBox="0 0 115 260" svg:d="M115 252c-8 4-17 8-29 8-34 0-51-21-51-59v-116h-35v-25h35v-47l29-13v60h51v25h-51v112c0 13 5 21 9 30 4 4 13 8 21 8s17-4 21-8z">
          <text:p/>
        </draw:path>
        <draw:path draw:style-name="gr3" draw:text-style-name="P3" draw:layer="layout" svg:width="0.162cm" svg:height="0.288cm" svg:x="10.798cm" svg:y="6.16cm" svg:viewBox="0 0 163 289" svg:d="M163 289h-34v-114c0-38-13-60-43-60-18 0-30 5-39 17-13 13-17 26-17 47v110h-30v-289h30v124c17-21 38-34 65-34 46 0 68 25 68 76z">
          <text:p/>
        </draw:path>
        <draw:path draw:style-name="gr3" draw:text-style-name="P3" draw:layer="layout" svg:width="0.17cm" svg:height="0.203cm" svg:x="11.002cm" svg:y="6.249cm" svg:viewBox="0 0 171 204" svg:d="M171 110h-137c0 21 8 39 17 48 12 13 26 21 47 21s43-8 60-21v25c-17 13-39 21-68 21-27 0-48-8-65-25-17-21-25-44-25-77 0-30 8-56 30-73 16-21 39-29 64-29s43 8 60 25c12 17 17 38 17 68zM141 80c0-17-4-30-13-38-9-13-21-17-38-17-13 0-27 4-35 17-13 8-17 21-21 38z">
          <text:p/>
        </draw:path>
        <draw:path draw:style-name="gr3" draw:text-style-name="P3" draw:layer="layout" svg:width="0.276cm" svg:height="0.199cm" svg:x="11.328cm" svg:y="6.249cm" svg:viewBox="0 0 277 200" svg:d="M277 200h-34v-114c0-22 0-35-8-47-9-9-17-13-35-13-12 0-25 4-33 17-9 13-13 30-13 47v110h-34v-114c0-39-13-60-43-60-13 0-26 4-34 17-9 13-13 25-13 47v110h-30v-196h30v31c13-23 34-35 60-35 13 0 26 4 38 8 9 9 13 22 17 31 17-27 38-39 68-39 43 0 64 26 64 81z">
          <text:p/>
        </draw:path>
        <draw:path draw:style-name="gr3" draw:text-style-name="P3" draw:layer="layout" svg:width="0.17cm" svg:height="0.203cm" svg:x="11.646cm" svg:y="6.249cm" svg:viewBox="0 0 171 204" svg:d="M171 110h-137c0 21 4 39 17 48 13 13 25 21 47 21s43-8 60-21v25c-17 13-38 21-69 21-25 0-46-8-63-25-17-21-26-44-26-77 0-30 9-56 26-73 21-21 42-29 67-29 27 0 44 8 57 25 17 17 21 38 21 68zM141 80c0-17-4-30-13-38-8-13-21-17-39-17-13 0-25 4-34 17-12 8-17 21-21 38z">
          <text:p/>
        </draw:path>
        <draw:path draw:style-name="gr3" draw:text-style-name="P3" draw:layer="layout" svg:width="0.152cm" svg:height="0.203cm" svg:x="11.85cm" svg:y="6.249cm" svg:viewBox="0 0 153 204" svg:d="M153 200h-29v-29c-13 21-34 33-61 33-21 0-34-4-46-17-13-8-17-21-17-38 0-39 21-60 63-64l61-9c0-34-13-51-44-51-21 0-42 9-59 25v-33c17-13 38-17 64-17 47 0 68 25 68 72zM124 102l-48 4c-17 4-26 4-34 12-8 5-8 13-8 26 0 10 0 18 8 27 8 4 17 8 25 8 18 0 31-8 39-17 13-13 18-27 18-44z">
          <text:p/>
        </draw:path>
        <draw:path draw:style-name="gr3" draw:text-style-name="P3" draw:layer="layout" svg:width="0.161cm" svg:height="0.199cm" svg:x="12.062cm" svg:y="6.249cm" svg:viewBox="0 0 162 200" svg:d="M162 200h-30v-110c0-42-17-64-47-64-17 0-30 5-39 17-8 13-17 26-17 47v110h-29v-196h29v35h4c13-26 35-39 65-39 21 0 34 4 47 22 12 13 17 34 17 60z">
          <text:p/>
        </draw:path>
        <draw:path draw:style-name="gr3" draw:text-style-name="P3" draw:layer="layout" svg:width="0.132cm" svg:height="0.203cm" svg:x="12.375cm" svg:y="6.249cm" svg:viewBox="0 0 133 204" svg:d="M0 192v-34c18 13 39 21 56 21 30 0 43-8 43-30 0-5 0-9-4-14 0-4-5-4-9-8s-8-4-13-9c-8 0-12-4-17-8-8 0-17-4-25-8-4-5-13-9-17-13s-4-9-8-13c0-9-6-13-6-21 0-9 6-17 10-26 4-4 8-12 17-17 4-4 12-8 21-8 8-4 21-4 30-4 17 0 29 4 46 8v30c-17-9-34-13-51-13-4 0-12 0-17 4-4 0-8 0-12 5 0 0-5 4-5 8-4 4-4 8-4 8 0 9 0 13 4 13 0 4 5 9 5 13 4 0 8 4 12 4 9 5 13 5 22 9 8 4 12 8 21 8 8 5 12 9 17 13 4 4 8 8 12 17 0 4 5 13 5 17 0 14-5 22-9 27-4 8-8 12-17 21-8 4-12 4-25 8-9 4-17 4-26 4-21 0-38-4-56-12z">
          <text:p/>
        </draw:path>
        <draw:path draw:style-name="gr3" draw:text-style-name="P3" draw:layer="layout" svg:width="0.038cm" svg:height="0.284cm" svg:x="12.549cm" svg:y="6.164cm" svg:viewBox="0 0 39 285" svg:d="M22 38c-8 0-14 0-18-4-4-5-4-9-4-13 0-9 0-13 4-17s10-4 18-4c4 0 9 0 13 4s4 8 4 17c0 4 0 8-4 13-4 4-9 4-13 4zM35 285h-31v-196h31z">
          <text:p/>
        </draw:path>
        <draw:path draw:style-name="gr3" draw:text-style-name="P3" draw:layer="layout" svg:width="0.178cm" svg:height="0.293cm" svg:x="12.634cm" svg:y="6.159cm" svg:viewBox="0 0 179 294" svg:d="M179 290h-30v-34c-17 26-38 38-69 38-25 0-42-8-59-25-13-17-21-43-21-72 0-34 8-61 25-78 13-21 38-29 64-29s47 8 60 29v-119h30zM149 201v-30c0-13-4-31-17-39-8-13-21-17-39-17-21 0-34 9-47 21-8 14-16 35-16 61 0 21 8 38 16 51 13 13 26 21 43 21 18 0 30-8 43-21s17-26 17-47z">
          <text:p/>
        </draw:path>
        <draw:path draw:style-name="gr3" draw:text-style-name="P3" draw:layer="layout" svg:width="0.169cm" svg:height="0.203cm" svg:x="12.863cm" svg:y="6.249cm" svg:viewBox="0 0 170 204" svg:d="M170 110h-136c0 21 4 39 17 48 8 13 26 21 43 21 25 0 42-8 64-21v25c-17 13-43 21-68 21-31 0-52-8-69-25-13-21-21-44-21-77 0-30 8-56 25-73 17-21 38-29 65-29 25 0 46 8 59 25s21 38 21 68zM136 80c0-17-4-30-12-38-9-13-22-17-34-17-17 0-27 4-39 17-9 8-17 21-17 38z">
          <text:p/>
        </draw:path>
        <draw:path draw:style-name="gr3" draw:text-style-name="P3" draw:layer="layout" svg:width="0.131cm" svg:height="0.203cm" svg:x="13.066cm" svg:y="6.249cm" svg:viewBox="0 0 132 204" svg:d="M0 192v-34c17 13 38 21 55 21 30 0 43-8 43-30 0-5 0-9-5-14 0-4-4-4-8-8s-9-4-13-9c-8 0-13-4-17-8-8 0-17-4-25-8-4-5-13-9-17-13s-4-9-9-13c0-9-4-13-4-21 0-9 4-17 9-26 4-4 8-12 17-17 4-4 12-8 21-8 8-4 21-4 29-4 17 0 31 4 44 8v30c-13-9-31-13-48-13-8 0-13 0-17 4-4 0-8 0-12 5-5 0-5 4-9 8 0 4 0 8 0 8 0 9 0 13 0 13 4 4 4 9 9 13 4 0 8 4 12 4 9 5 13 5 17 9 9 4 17 8 26 8 9 5 13 9 18 13 4 4 8 8 12 17 0 4 4 13 4 17 0 14-4 22-8 27-4 8-8 12-17 21-9 4-18 4-26 8-9 4-17 4-30 4-17 0-34-4-51-12z">
          <text:p/>
        </draw:path>
        <draw:path draw:style-name="gr3" draw:text-style-name="P3" draw:layer="layout" svg:width="0.275cm" svg:height="0.195cm" svg:x="13.215cm" svg:y="6.253cm" svg:viewBox="0 0 276 196" svg:d="M276 0l-59 196h-34l-38-141c-5-4-5-13-5-17 0 4-4 8-4 17l-43 141h-34l-59-196h34l42 145c0 5 0 13 0 22h4c0-9 0-13 0-22l48-145h29l38 145c5 9 5 13 5 22 0-9 4-13 4-22l38-145z">
          <text:p/>
        </draw:path>
        <draw:path draw:style-name="gr3" draw:text-style-name="P3" draw:layer="layout" svg:width="0.153cm" svg:height="0.203cm" svg:x="13.511cm" svg:y="6.249cm" svg:viewBox="0 0 154 204" svg:d="M154 200h-30v-29h-4c-13 21-35 33-60 33-17 0-34-4-43-17-13-8-17-21-17-38 0-39 21-60 64-64l60-9c0-34-17-51-43-51-21 0-43 9-64 25v-33c21-13 43-17 68-17 44 0 69 25 69 72zM124 102l-52 4c-12 4-21 4-29 12-9 5-13 13-13 26 0 10 4 18 13 27 4 4 12 8 25 8 17 0 31-8 39-17 9-13 17-27 17-44z">
          <text:p/>
        </draw:path>
        <draw:path draw:style-name="gr3" draw:text-style-name="P3" draw:layer="layout" svg:width="0.182cm" svg:height="0.284cm" svg:x="13.694cm" svg:y="6.253cm" svg:viewBox="0 0 183 285" svg:d="M183 0l-89 226c-17 42-38 59-69 59-9 0-13 0-21 0v-29c8 4 12 4 21 4 13 0 26-9 35-30l17-34-77-196h33l52 150c4 4 4 8 4 17h5c0-5 0-9 4-17l55-150z">
          <text:p/>
        </draw:path>
        <draw:path draw:style-name="gr3" draw:text-style-name="P3" draw:layer="layout" svg:width="0.191cm" svg:height="0.203cm" svg:x="14.003cm" svg:y="6.249cm" svg:viewBox="0 0 192 204" svg:d="M93 204c-25 0-51-8-68-29-17-17-25-44-25-73 0-30 8-56 25-77 17-17 43-25 72-25 30 0 51 8 69 25 17 17 26 42 26 77 0 29-9 56-26 73-18 21-43 29-73 29zM97 25c-21 0-38 9-46 21-13 13-22 30-22 56 0 25 9 42 22 56 8 13 25 21 46 21 22 0 34-8 47-21 10-14 18-31 18-56 0-26-8-43-18-56-13-12-25-21-47-21z">
          <text:p/>
        </draw:path>
        <draw:path draw:style-name="gr3" draw:text-style-name="P3" draw:layer="layout" svg:width="0.115cm" svg:height="0.293cm" svg:x="14.223cm" svg:y="6.155cm" svg:viewBox="0 0 116 294" svg:d="M116 30c-4 0-13-4-21-4-23 0-31 12-31 42v30h48v25h-48v171h-34v-171h-30v-25h30v-30c0-21 9-38 21-51 9-13 26-17 44-17 8 0 17 0 21 4z">
          <text:p/>
        </draw:path>
        <draw:path draw:style-name="gr3" draw:text-style-name="P3" draw:layer="layout" svg:width="0.114cm" svg:height="0.259cm" svg:x="14.448cm" svg:y="6.193cm" svg:viewBox="0 0 115 260" svg:d="M115 252c-8 4-17 8-30 8-34 0-51-21-51-59v-116h-34v-25h34v-47l30-13v60h51v25h-51v112c0 13 4 21 8 30 4 4 13 8 22 8s13-4 21-8z">
          <text:p/>
        </draw:path>
        <draw:path draw:style-name="gr3" draw:text-style-name="P3" draw:layer="layout" svg:width="0.161cm" svg:height="0.289cm" svg:x="14.605cm" svg:y="6.159cm" svg:viewBox="0 0 162 290" svg:d="M162 290h-34v-114c0-39-14-60-43-60-17 0-30 4-39 17-12 13-17 25-17 47v110h-29v-290h29v129c17-26 39-38 64-38 43 0 69 25 69 80z">
          <text:p/>
        </draw:path>
        <draw:path draw:style-name="gr3" draw:text-style-name="P3" draw:layer="layout" svg:width="0.17cm" svg:height="0.203cm" svg:x="14.808cm" svg:y="6.249cm" svg:viewBox="0 0 171 204" svg:d="M171 110h-137c0 21 4 39 17 48 13 13 26 21 47 21s42-8 60-21v25c-18 13-39 21-69 21-25 0-46-8-63-25-17-21-26-44-26-77 0-30 9-56 26-73 17-21 38-29 63-29 26 0 47 8 61 25 17 17 21 38 21 68zM140 80c0-17-4-30-13-38-8-13-21-17-38-17-12 0-25 4-34 17-12 8-17 21-21 38z">
          <text:p/>
        </draw:path>
        <draw:path draw:style-name="gr3" draw:text-style-name="P3" draw:layer="layout" svg:width="0.169cm" svg:height="0.203cm" svg:x="15.118cm" svg:y="6.249cm" svg:viewBox="0 0 170 204" svg:d="M170 110h-135c0 21 4 39 17 48 13 13 25 21 46 21 22 0 43-8 60-21v25c-17 13-38 21-68 21-25 0-47-8-64-25-17-21-26-44-26-77 0-30 9-56 26-73 17-21 39-29 64-29s47 8 59 25c17 17 21 38 21 68zM141 80c0-17-4-30-13-38-8-13-21-17-38-17-13 0-25 4-34 17-13 8-17 21-21 38z">
          <text:p/>
        </draw:path>
        <draw:polygon draw:style-name="gr3" draw:text-style-name="P3" draw:layer="layout" svg:width="0.033cm" svg:height="0.288cm" svg:x="15.333cm" svg:y="6.159cm" svg:viewBox="0 0 34 289" draw:points="0,0 34,0 34,289 0,289">
          <text:p/>
        </draw:polygon>
        <draw:path draw:style-name="gr3" draw:text-style-name="P3" draw:layer="layout" svg:width="0.183cm" svg:height="0.293cm" svg:x="15.414cm" svg:y="6.159cm" svg:viewBox="0 0 184 294" svg:d="M184 290h-34v-34c-14 26-35 38-69 38-21 0-43-8-55-25-17-17-26-43-26-72 0-34 9-61 26-78 17-21 38-29 64-29 29 0 46 8 60 29v-119h34zM150 201v-30c0-13-5-31-14-39-13-13-25-17-42-17s-34 9-43 21c-13 14-17 35-17 61 0 21 4 38 17 51 9 13 21 21 43 21 17 0 29-8 42-21 9-13 14-26 14-47z">
          <text:p/>
        </draw:path>
        <draw:path draw:style-name="gr3" draw:text-style-name="P3" draw:layer="layout" svg:width="0.17cm" svg:height="0.203cm" svg:x="15.643cm" svg:y="6.249cm" svg:viewBox="0 0 171 204" svg:d="M171 110h-137c0 21 4 39 17 48 13 13 25 21 47 21 21 0 42-8 59-21v25c-17 13-38 21-68 21-25 0-46-8-63-25-17-21-26-44-26-77 0-30 9-56 26-73 21-21 42-29 67-29 26 0 43 8 56 25 18 17 22 38 22 68zM140 80c0-17-4-30-12-38-9-13-22-17-39-17-13 0-25 4-34 17-12 8-17 21-21 38z">
          <text:p/>
        </draw:path>
        <draw:path draw:style-name="gr3" draw:text-style-name="P3" draw:layer="layout" svg:width="0.102cm" svg:height="0.199cm" svg:x="15.859cm" svg:y="6.249cm" svg:viewBox="0 0 103 200" svg:d="M103 35c-4-5-12-5-21-5-13 0-25 5-35 17-8 13-13 30-13 51v102h-34v-196h34v39c5-13 13-21 23-31 8-8 17-12 29-12 9 0 13 0 17 4z">
          <text:p/>
        </draw:path>
        <draw:polygon draw:style-name="gr3" draw:text-style-name="P3" draw:layer="layout" svg:width="0.034cm" svg:height="0.288cm" svg:x="15.997cm" svg:y="6.159cm" svg:viewBox="0 0 35 289" draw:points="0,0 35,0 35,289 0,289">
          <text:p/>
        </draw:polygon>
        <draw:path draw:style-name="gr3" draw:text-style-name="P3" draw:layer="layout" svg:width="0.182cm" svg:height="0.288cm" svg:x="16.063cm" svg:y="6.253cm" svg:viewBox="0 0 183 289" svg:d="M183 0l-89 230c-17 38-38 59-69 59-8 0-12 0-21-4v-25c9 0 13 0 21 0 13 0 27-9 35-26l17-39-77-195h34l52 153c0 0 4 4 4 12 4-4 4-8 4-12l55-153z">
          <text:p/>
        </draw:path>
        <draw:path draw:style-name="gr3" draw:text-style-name="P3" draw:layer="layout" svg:width="0.179cm" svg:height="0.288cm" svg:x="16.372cm" svg:y="6.249cm" svg:viewBox="0 0 180 289" svg:d="M180 182c0 73-35 107-103 107-26 0-47-4-64-12v-30c21 13 42 17 64 17 47 0 73-25 73-78v-21c-17 26-38 38-69 38-26 0-42-8-59-25-13-17-22-43-22-72 0-30 9-60 22-77 17-21 38-29 67-29 27 0 48 8 61 29v-25h30zM150 110v-30c0-13-9-25-17-38-9-13-26-17-38-17-23 0-35 9-48 21-8 13-17 34-17 60 0 21 9 38 17 51s25 21 42 21c18 0 31-8 44-21 8-13 17-26 17-47z">
          <text:p/>
        </draw:path>
        <draw:path draw:style-name="gr3" draw:text-style-name="P3" draw:layer="layout" svg:width="0.103cm" svg:height="0.199cm" svg:x="16.614cm" svg:y="6.249cm" svg:viewBox="0 0 104 200" svg:d="M104 35c-6-5-14-5-27-5-12 0-25 5-34 17-8 13-12 30-12 51v102h-31v-196h31v39c4-13 12-21 21-31 8-8 21-12 29-12 9 0 17 0 23 4z">
          <text:p/>
        </draw:path>
        <draw:path draw:style-name="gr3" draw:text-style-name="P3" draw:layer="layout" svg:width="0.191cm" svg:height="0.203cm" svg:x="16.737cm" svg:y="6.249cm" svg:viewBox="0 0 192 204" svg:d="M94 204c-31 0-52-8-69-29-17-17-25-44-25-73 0-30 8-55 25-77 17-17 43-25 73-25s51 8 68 25 26 43 26 77c0 29-9 56-26 73-21 21-42 29-72 29zM94 25c-18 0-35 9-48 22-8 12-17 29-17 55 0 25 9 42 17 56 13 13 30 21 48 21 21 0 38-8 47-21 12-14 17-31 17-56 0-26-5-43-17-55-9-13-26-22-47-22z">
          <text:p/>
        </draw:path>
        <draw:path draw:style-name="gr3" draw:text-style-name="P3" draw:layer="layout" svg:width="0.161cm" svg:height="0.199cm" svg:x="16.97cm" svg:y="6.253cm" svg:viewBox="0 0 162 200" svg:d="M162 196h-30v-29c-12 21-33 33-59 33-47 0-73-29-73-84v-116h35v112c0 42 12 63 47 63 12 0 25-8 38-17 8-13 12-25 12-46v-112h30z">
          <text:p/>
        </draw:path>
        <draw:path draw:style-name="gr3" draw:text-style-name="P3" draw:layer="layout" svg:width="0.178cm" svg:height="0.288cm" svg:x="17.195cm" svg:y="6.249cm" svg:viewBox="0 0 179 289" svg:d="M34 170h-5v119h-29v-285h29v34h5c12-26 38-38 63-38 26 0 47 8 59 25 19 17 23 42 23 72s-9 56-23 77c-17 21-38 29-67 29-26 0-43-12-55-33zM29 93v25c0 17 9 30 17 43 13 9 26 17 43 17s29-8 42-21c8-17 17-39 17-64 0-21-4-38-17-51-8-13-21-17-38-17-21 0-34 9-47 17-8 13-17 30-17 51z">
          <text:p/>
        </draw:path>
        <draw:path draw:style-name="gr3" draw:text-style-name="P3" draw:layer="layout" svg:width="0.152cm" svg:height="0.203cm" svg:x="17.517cm" svg:y="6.249cm" svg:viewBox="0 0 153 204" svg:d="M153 200h-29v-29c-17 21-34 33-64 33-17 0-35-4-43-17-13-8-17-21-17-38 0-39 21-60 65-64l59-9c0-34-13-51-43-51-21 0-43 9-64 25v-33c21-13 43-17 69-17 46 0 67 25 67 72zM124 102l-47 4c-17 4-25 4-34 12-9 5-14 13-14 26 0 10 5 18 14 27 4 4 13 8 26 8 17 0 29-8 38-17 13-13 17-27 17-44z">
          <text:p/>
        </draw:path>
        <draw:path draw:style-name="gr3" draw:text-style-name="P3" draw:layer="layout" svg:width="0.161cm" svg:height="0.199cm" svg:x="17.729cm" svg:y="6.249cm" svg:viewBox="0 0 162 200" svg:d="M162 200h-30v-114c0-38-17-60-46-60-17 0-31 5-39 17-13 13-17 26-17 43v114h-30v-196h30v31c17-22 39-35 64-35 21 0 38 4 51 17 13 18 17 35 17 60z">
          <text:p/>
        </draw:path>
        <draw:path draw:style-name="gr3" draw:text-style-name="P3" draw:layer="layout" svg:width="0.178cm" svg:height="0.293cm" svg:x="17.936cm" svg:y="6.159cm" svg:viewBox="0 0 179 294" svg:d="M179 290h-33v-34c-13 26-35 38-65 38-25 0-47-8-59-25-17-17-22-43-22-72 0-34 5-61 22-78 16-21 38-29 68-29 25 0 43 8 56 29v-119h33zM146 201v-30c0-13-5-31-13-39-14-13-27-17-39-17-21 0-34 9-47 21-13 14-17 35-17 61 0 21 4 38 17 51 9 13 26 21 43 21 16 0 29-8 43-21 8-13 13-26 13-47z">
          <text:p/>
        </draw:path>
        <draw:path draw:style-name="gr3" draw:text-style-name="P3" draw:layer="layout" svg:width="0.161cm" svg:height="0.288cm" svg:x="18.284cm" svg:y="6.16cm" svg:viewBox="0 0 162 289" svg:d="M162 289h-35v-114c0-38-12-60-42-60-17 0-30 5-38 17-13 13-17 26-17 47v110h-30v-289h30v124c17-21 38-34 63-34 47 0 69 25 69 76z">
          <text:p/>
        </draw:path>
        <draw:path draw:style-name="gr3" draw:text-style-name="P3" draw:layer="layout" svg:width="0.152cm" svg:height="0.203cm" svg:x="18.488cm" svg:y="6.249cm" svg:viewBox="0 0 153 204" svg:d="M153 200h-31v-29c-12 21-34 33-59 33-21 0-34-4-47-17-8-8-16-21-16-38 0-39 21-60 63-64l59-9c0-34-12-51-38-51-25 0-46 9-63 25v-33c17-13 38-17 63-17 47 0 69 25 69 72zM122 102l-46 4c-13 4-26 4-34 12-4 5-9 13-9 26 0 10 5 18 9 27 8 4 17 8 29 8 13 0 26-8 39-17 8-13 12-27 12-44z">
          <text:p/>
        </draw:path>
        <draw:path draw:style-name="gr3" draw:text-style-name="P3" draw:layer="layout" svg:width="0.131cm" svg:height="0.203cm" svg:x="18.687cm" svg:y="6.249cm" svg:viewBox="0 0 132 204" svg:d="M0 192v-34c17 13 38 21 59 21 25 0 38-8 38-30 0-5 0-9 0-14-4-4-8-4-13-8-4-4-8-4-12-9-5 0-13-4-17-8-9 0-17-4-21-8-9-5-13-9-17-13-5-4-9-9-13-13 0-9 0-13 0-21 0-9 0-17 4-26 4-4 9-12 17-17 9-4 13-8 26-8 8-4 16-4 25-4 17 0 34 4 48 8v30c-18-9-35-13-52-13-5 0-9 0-17 4-4 0-9 0-9 5-4 0-8 4-8 8-4 4-4 8-4 8 0 9 0 13 4 13 0 4 4 9 8 13 0 0 5 4 13 4 4 5 8 5 17 9 8 4 17 8 21 8 9 5 13 9 18 13 4 4 9 8 13 17 4 4 4 13 4 17 0 14-4 22-8 27-5 8-9 12-18 21-5 4-13 4-22 8-12 4-21 4-29 4-21 0-38-4-55-12z">
          <text:p/>
        </draw:path>
        <draw:path draw:style-name="gr3" draw:text-style-name="P3" draw:layer="layout" svg:width="0.153cm" svg:height="0.203cm" svg:x="18.958cm" svg:y="6.249cm" svg:viewBox="0 0 154 204" svg:d="M154 200h-30v-29h-4c-14 21-31 33-61 33-17 0-34-4-42-17-13-8-17-21-17-38 0-39 21-60 63-64l61-9c0-34-14-51-43-51-22 0-43 9-64 25v-33c21-13 42-17 68-17 47 0 69 25 69 72zM124 102l-48 4c-17 4-25 4-34 12-8 5-12 13-12 26 0 10 4 18 12 27 5 4 13 8 26 8 17 0 30-8 38-17 9-13 18-27 18-44z">
          <text:p/>
        </draw:path>
        <draw:path draw:style-name="gr3" draw:text-style-name="P3" draw:layer="layout" svg:width="0.182cm" svg:height="0.195cm" svg:x="19.246cm" svg:y="6.253cm" svg:viewBox="0 0 183 196" svg:d="M183 0l-77 196h-34l-72-196h34l51 141c4 13 4 21 4 30h4c0-13 0-21 5-30l52-141z">
          <text:p/>
        </draw:path>
        <draw:path draw:style-name="gr3" draw:text-style-name="P3" draw:layer="layout" svg:width="0.157cm" svg:height="0.203cm" svg:x="19.445cm" svg:y="6.249cm" svg:viewBox="0 0 158 204" svg:d="M158 200h-35v-29c-12 21-34 33-59 33-21 0-34-4-46-17-9-8-18-21-18-38 0-39 22-60 68-64l55-9c0-34-12-51-38-51-25 0-46 9-63 25v-33c17-13 42-17 63-17 47 0 73 25 73 72zM123 102l-46 4c-13 4-26 4-30 12-8 5-13 13-13 26 0 10 5 18 9 27 8 4 17 8 30 8 12 0 25-8 38-17 8-13 12-27 12-44z">
          <text:p/>
        </draw:path>
        <draw:polygon draw:style-name="gr3" draw:text-style-name="P3" draw:layer="layout" svg:width="0.034cm" svg:height="0.288cm" svg:x="19.659cm" svg:y="6.159cm" svg:viewBox="0 0 35 289" draw:points="0,0 35,0 35,289 0,289">
          <text:p/>
        </draw:polygon>
        <draw:path draw:style-name="gr3" draw:text-style-name="P3" draw:layer="layout" svg:width="0.161cm" svg:height="0.199cm" svg:x="19.751cm" svg:y="6.253cm" svg:viewBox="0 0 162 200" svg:d="M162 196h-35v-29c-13 21-34 33-60 33-46 0-67-29-67-85v-115h29v111c0 43 17 64 47 64 17 0 29-8 38-17 9-13 13-26 13-47v-111h35z">
          <text:p/>
        </draw:path>
        <draw:path draw:style-name="gr3" draw:text-style-name="P3" draw:layer="layout" svg:width="0.17cm" svg:height="0.203cm" svg:x="19.958cm" svg:y="6.249cm" svg:viewBox="0 0 171 204" svg:d="M171 110h-137c0 21 4 39 17 48 13 13 27 21 48 21s42-8 59-21v25c-17 13-38 21-67 21-27 0-48-8-65-25-17-21-26-44-26-77 0-30 9-56 26-73 17-21 38-29 65-29 25 0 46 8 59 25 17 17 21 38 21 68zM141 80c0-17-4-30-12-38-9-13-22-17-38-17-13 0-27 4-36 17-12 8-17 21-21 38z">
          <text:p/>
        </draw:path>
        <draw:path draw:style-name="gr3" draw:text-style-name="P3" draw:layer="layout" svg:width="0.19cm" svg:height="0.203cm" svg:x="20.268cm" svg:y="6.249cm" svg:viewBox="0 0 191 204" svg:d="M97 204c-29 0-55-8-72-29-17-17-25-44-25-73 0-30 8-56 30-77 16-17 42-25 72-25 29 0 50 8 68 25 17 17 21 42 21 77 0 29-8 56-25 73-18 21-39 29-69 29zM97 25c-21 0-34 9-46 21-13 13-17 30-17 56 0 25 4 42 17 56 12 13 29 21 46 21 21 0 38-8 47-21 14-14 18-31 18-56 0-26-4-43-18-56-9-12-26-21-47-21z">
          <text:p/>
        </draw:path>
        <draw:path draw:style-name="gr3" draw:text-style-name="P3" draw:layer="layout" svg:width="0.119cm" svg:height="0.293cm" svg:x="20.488cm" svg:y="6.155cm" svg:viewBox="0 0 120 294" svg:d="M120 30c-9 0-13-4-22-4-21 0-34 12-34 42v30h47v25h-47v171h-30v-171h-34v-25h34v-30c0-21 4-38 17-51s26-17 42-17c14 0 18 0 27 4z">
          <text:p/>
        </draw:path>
        <draw:path draw:style-name="gr3" draw:text-style-name="P3" draw:layer="layout" svg:width="0.169cm" svg:height="0.276cm" svg:x="20.726cm" svg:y="6.172cm" svg:viewBox="0 0 170 277" svg:d="M127 73c0-8 0-13-5-21 0-4-4-8-8-13-4-4-13-8-17-12-8 0-13 0-21 0-4 0-13 0-17 0-4 4-13 4-17 8s-8 4-17 9c-4 4-8 8-13 16v-33c9-9 17-18 30-23 8-4 21-4 38-4 13 0 21 0 30 4 12 0 21 9 25 14 9 4 14 13 18 21 4 13 9 21 9 34 0 9-5 22-5 30-4 9-8 17-13 21-5 9-13 17-17 26-9 4-17 13-30 21-13 9-21 17-30 21-8 9-17 13-21 21-4 5-8 9-8 18-4 4-4 8-4 17h136v29h-170v-13c0-12 4-25 4-33 4-9 8-18 13-26 8-9 12-13 25-21 8-9 21-17 34-30 8-4 17-13 25-17 4-9 9-13 13-21 4-4 8-13 8-21 5-5 5-13 5-22z">
          <text:p/>
        </draw:path>
        <draw:path draw:style-name="gr3" draw:text-style-name="P3" draw:layer="layout" svg:width="0.165cm" svg:height="0.276cm" svg:x="20.938cm" svg:y="6.172cm" svg:viewBox="0 0 166 277" svg:d="M123 73c0-8 0-13 0-21-4-4-8-8-12-13-5-4-9-8-18-12-5 0-13 0-17 0-9 0-13 0-21 0-5 4-9 4-17 8-5 4-9 4-13 9-9 4-13 8-17 16v-33c8-9 21-18 30-23 12-4 25-4 42-4 8 0 22 0 31 4 8 0 17 9 25 14 4 4 13 13 17 21 0 13 4 21 4 34 0 9 0 22-4 30-4 9-4 17-13 21-4 9-8 17-17 26-8 4-17 13-26 21-13 9-25 17-34 21-8 9-13 13-17 21-8 5-8 9-13 18 0 4-4 8-4 17h137v29h-166v-13c0-12 0-25 4-33 0-9 4-18 12-26 5-9 13-13 22-21 8-9 21-17 34-30 12-4 16-13 25-17 9-9 14-13 18-21 4-4 4-13 8-21 0-5 0-13 0-22z">
          <text:p/>
        </draw:path>
        <draw:path draw:style-name="gr3" draw:text-style-name="P3" draw:layer="layout" svg:width="0.043cm" svg:height="0.042cm" svg:x="21.145cm" svg:y="6.41cm" svg:viewBox="0 0 44 43" svg:d="M22 43c-4 0-8-4-12-9-5-4-10-9-10-13 0-8 5-12 10-17 4-4 8-4 12-4 9 0 13 0 17 4 5 5 5 9 5 17 0 4 0 9-5 13-4 5-8 9-17 9z">
          <text:p/>
        </draw:path>
        <draw:path draw:style-name="gr3" draw:text-style-name="P3" draw:layer="layout" svg:width="0.17cm" svg:height="0.276cm" svg:x="21.23cm" svg:y="6.172cm" svg:viewBox="0 0 171 277" svg:d="M127 73c0-8-4-13-4-21-4-4-9-8-13-13-4-4-8-8-12-12-9 0-13 0-22 0-8 0-13 0-17 0-8 4-13 4-17 8-8 4-12 4-17 9-4 4-8 8-12 16v-33c8-9 17-18 25-23 13-4 25-4 42-4 9 0 22 0 30 4 9 0 17 9 26 14 8 4 12 13 18 21 4 13 4 21 4 34 0 9 0 22-4 30 0 9-6 17-10 21-4 9-13 17-21 26-9 4-17 13-25 21-13 9-26 17-35 21-4 9-12 13-17 21-4 5-8 9-12 18 0 4 0 8 0 17h137v29h-171v-13c0-12 0-25 4-33 4-9 9-18 13-26 4-9 13-13 21-21 13-9 21-17 34-30 13-4 21-13 26-17 8-9 12-13 16-21 5-4 9-13 9-21 4-5 4-13 4-22z">
          <text:p/>
        </draw:path>
        <draw:path draw:style-name="gr3" draw:text-style-name="P3" draw:layer="layout" svg:width="0.042cm" svg:height="0.042cm" svg:x="21.442cm" svg:y="6.41cm" svg:viewBox="0 0 43 43" svg:d="M21 43c-8 0-13-4-17-9-4-4-4-9-4-13 0-8 0-12 4-17 4-4 9-4 17-4 4 0 8 0 13 4 4 5 9 9 9 17 0 4-5 9-9 13-5 5-9 9-13 9z">
          <text:p/>
        </draw:path>
        <draw:polygon draw:style-name="gr3" draw:text-style-name="P3" draw:layer="layout" svg:width="0.19cm" svg:height="0.272cm" svg:x="21.616cm" svg:y="6.176cm" svg:viewBox="0 0 191 273" draw:points="191,26 110,26 110,273 80,273 80,26 0,26 0,0 191,0">
          <text:p/>
        </draw:polygon>
        <draw:path draw:style-name="gr3" draw:text-style-name="P3" draw:layer="layout" svg:width="0.161cm" svg:height="0.289cm" svg:x="21.845cm" svg:y="6.159cm" svg:viewBox="0 0 162 290" svg:d="M162 290h-31v-114c0-39-17-60-47-60-17 0-29 4-38 17-8 13-17 25-17 47v110h-29v-290h29v129c17-26 38-38 68-38 44 0 65 25 65 80z">
          <text:p/>
        </draw:path>
        <draw:path draw:style-name="gr3" draw:text-style-name="P3" draw:layer="layout" svg:width="0.17cm" svg:height="0.203cm" svg:x="22.052cm" svg:y="6.249cm" svg:viewBox="0 0 171 204" svg:d="M171 110h-140c0 21 8 39 17 48 13 13 29 21 46 21 22 0 43-8 60-21v25c-17 13-38 21-68 21-25 0-47-8-64-25-12-21-22-44-22-77 0-30 10-56 27-73 17-21 38-29 63-29 26 0 43 8 60 25 12 17 21 38 21 68zM137 80c0-17-4-30-13-38-8-13-21-17-34-17-17 0-29 4-38 17-13 8-17 21-21 38z">
          <text:p/>
        </draw:path>
        <draw:path draw:style-name="gr3" draw:text-style-name="P3" draw:layer="layout" svg:width="0.182cm" svg:height="0.284cm" svg:x="22.345cm" svg:y="6.253cm" svg:viewBox="0 0 183 285" svg:d="M183 0l-90 226c-17 42-38 59-68 59-8 0-13 0-17 0v-29c4 4 13 4 17 4 17 0 26-9 34-30l17-34-76-196h34l55 150c0 4 0 8 4 17 0-5 0-9 4-17l56-150z">
          <text:p/>
        </draw:path>
        <draw:path draw:style-name="gr3" draw:text-style-name="P3" draw:layer="layout" svg:width="0.191cm" svg:height="0.203cm" svg:x="22.548cm" svg:y="6.249cm" svg:viewBox="0 0 192 204" svg:d="M93 204c-25 0-50-8-67-29-17-17-26-44-26-73 0-30 9-56 26-77 21-17 42-25 72-25 29 0 55 8 68 25 17 17 26 42 26 77 0 29-9 56-26 73-17 21-43 29-73 29zM98 25c-21 0-38 9-47 21-13 13-17 30-17 56 0 25 4 42 17 56 9 13 26 21 47 21s34-8 46-21c9-14 18-31 18-56 0-26-9-43-18-56-12-12-25-21-46-21z">
          <text:p/>
        </draw:path>
        <draw:path draw:style-name="gr3" draw:text-style-name="P3" draw:layer="layout" svg:width="0.161cm" svg:height="0.199cm" svg:x="22.786cm" svg:y="6.253cm" svg:viewBox="0 0 162 200" svg:d="M162 196h-34v-29c-13 21-30 33-60 33-46 0-68-29-68-85v-115h30v111c0 43 17 64 47 64 17 0 30-8 38-17 8-13 13-26 13-47v-111h34z">
          <text:p/>
        </draw:path>
        <draw:path draw:style-name="gr3" draw:text-style-name="P3" draw:layer="layout" svg:width="0.161cm" svg:height="0.199cm" svg:x="23.01cm" svg:y="6.249cm" svg:viewBox="0 0 162 200" svg:d="M162 200h-34v-114c0-38-12-60-43-60-17 0-30 5-38 17-13 13-17 26-17 43v114h-30v-196h30v31c17-22 38-35 63-35 23 0 40 4 52 17 9 18 17 35 17 60z">
          <text:p/>
        </draw:path>
        <draw:path draw:style-name="gr3" draw:text-style-name="P3" draw:layer="layout" svg:width="0.182cm" svg:height="0.288cm" svg:x="23.214cm" svg:y="6.249cm" svg:viewBox="0 0 183 289" svg:d="M183 182c0 73-35 107-103 107-25 0-46-4-63-12v-30c21 13 42 17 59 17 51 0 72-25 72-78v-21c-13 26-38 38-68 38-21 0-42-8-55-25-17-17-25-43-25-72 0-30 8-60 25-77 17-21 38-29 64-29 29 0 46 8 59 29v-25h35zM148 110v-30c0-13-4-25-13-38-12-13-25-17-42-17s-34 9-42 21c-13 13-17 34-17 60 0 21 4 38 17 51 8 13 21 21 38 21 21 0 34-8 42-21 13-13 17-26 17-47z">
          <text:p/>
        </draw:path>
        <draw:path draw:style-name="gr3" draw:text-style-name="P3" draw:layer="layout" svg:width="0.179cm" svg:height="0.293cm" svg:x="3.999cm" svg:y="6.831cm" svg:viewBox="0 0 180 294" svg:d="M180 187c0 68-34 107-102 107-26 0-47-5-64-13v-34c21 13 43 21 64 21 47 0 72-25 72-76v-22c-17 22-38 35-68 35-25 0-42-9-59-26-13-17-23-38-23-68 0-34 10-60 27-82 13-17 34-29 64-29 25 0 46 12 59 33v-29h30zM150 115v-30c0-16-4-29-17-43-8-9-21-13-38-13-21 0-34 4-47 17-8 18-17 35-17 61 0 21 9 38 17 55 13 13 26 17 43 17s29-4 42-17 17-30 17-47z">
          <text:p/>
        </draw:path>
        <draw:path draw:style-name="gr3" draw:text-style-name="P3" draw:layer="layout" svg:width="0.102cm" svg:height="0.195cm" svg:x="4.241cm" svg:y="6.835cm" svg:viewBox="0 0 103 196" svg:d="M103 34c-4-5-13-9-25-9-13 0-22 9-35 22-9 12-13 29-13 51v98h-30v-196h30v42h4c4-13 9-25 17-34 10-4 22-8 35-8 4 0 13 0 17 0z">
          <text:p/>
        </draw:path>
        <draw:path draw:style-name="gr3" draw:text-style-name="P3" draw:layer="layout" svg:width="0.191cm" svg:height="0.204cm" svg:x="4.364cm" svg:y="6.831cm" svg:viewBox="0 0 192 205" svg:d="M93 205c-29 0-51-9-68-26-17-18-25-43-25-73 0-34 8-59 25-76s43-30 72-30c31 0 52 9 69 30 17 17 26 42 26 72s-9 55-26 77c-17 17-42 26-73 26zM97 30c-21 0-38 4-51 17-8 17-17 34-17 59 0 21 9 38 22 51 8 18 25 22 46 22 18 0 35-4 48-18 8-17 13-34 13-59 0-21-5-42-13-55-13-13-30-17-48-17z">
          <text:p/>
        </draw:path>
        <draw:path draw:style-name="gr3" draw:text-style-name="P3" draw:layer="layout" svg:width="0.166cm" svg:height="0.2cm" svg:x="4.597cm" svg:y="6.835cm" svg:viewBox="0 0 167 201" svg:d="M167 196h-34v-30c-13 26-35 35-61 35-46 0-72-26-72-81v-120h34v116c0 38 13 59 47 59 13 0 26-4 39-17 8-9 13-25 13-42v-116h34z">
          <text:p/>
        </draw:path>
        <draw:path draw:style-name="gr3" draw:text-style-name="P3" draw:layer="layout" svg:width="0.178cm" svg:height="0.288cm" svg:x="4.822cm" svg:y="6.831cm" svg:viewBox="0 0 179 289" svg:d="M34 174v115h-34v-285h34v34c13-26 39-38 68-38 22 0 43 8 55 29 17 17 22 39 22 68 0 34-5 60-22 77-17 21-38 30-67 30-21 0-43-9-56-30zM34 93v30c0 13 4 29 13 38 13 13 26 17 43 17s34-9 42-21c13-13 17-34 17-60 0-21-4-38-17-51-8-12-21-17-38-17s-34 5-47 17c-9 13-13 30-13 47z">
          <text:p/>
        </draw:path>
        <draw:path draw:style-name="gr3" draw:text-style-name="P3" draw:layer="layout" svg:width="0.275cm" svg:height="0.199cm" svg:x="5.157cm" svg:y="6.831cm" svg:viewBox="0 0 276 200" svg:d="M276 200h-29v-110c0-21-5-38-9-47-8-9-17-13-35-13-12 0-25 4-34 18-8 13-13 25-13 42v110h-33v-114c0-38-13-56-43-56-13 0-25 4-34 18-8 8-12 25-12 42v110h-34v-196h34v35c12-26 33-39 59-39 13 0 25 4 34 13 12 8 17 17 21 30 17-26 38-43 65-43 42 0 63 30 63 82z">
          <text:p/>
        </draw:path>
        <draw:path draw:style-name="gr3" draw:text-style-name="P3" draw:layer="layout" svg:width="0.169cm" svg:height="0.204cm" svg:x="5.479cm" svg:y="6.831cm" svg:viewBox="0 0 170 205" svg:d="M170 110h-135c0 21 4 38 17 51 8 14 25 18 46 18 22 0 43-10 60-22v30c-17 13-38 18-68 18s-51-9-64-26c-18-18-26-43-26-73 0-34 8-55 26-77 17-17 39-29 64-29s46 8 59 25 21 38 21 68zM141 84c0-16-5-33-13-42s-21-13-38-13c-13 0-25 4-38 13-9 13-17 26-17 42z">
          <text:p/>
        </draw:path>
        <draw:path draw:style-name="gr3" draw:text-style-name="P3" draw:layer="layout" svg:width="0.153cm" svg:height="0.204cm" svg:x="5.682cm" svg:y="6.831cm" svg:viewBox="0 0 154 205" svg:d="M154 200h-30v-31h-4c-13 27-30 36-59 36-17 0-34-5-44-13-13-13-17-27-17-44 0-34 22-55 65-64l59-8c0-34-12-47-42-47-21 0-42 4-65 22v-30c23-13 44-21 69-21 47 0 68 25 68 72zM124 101l-46 9c-17 0-26 4-34 9-9 4-13 12-13 29 0 9 4 17 13 21 4 6 13 10 25 10 17 0 30-4 38-18 9-9 17-21 17-38z">
          <text:p/>
        </draw:path>
        <draw:path draw:style-name="gr3" draw:text-style-name="P3" draw:layer="layout" svg:width="0.161cm" svg:height="0.199cm" svg:x="5.894cm" svg:y="6.831cm" svg:viewBox="0 0 162 200" svg:d="M162 200h-30v-114c0-38-17-61-47-61-17 0-30 5-38 18-13 13-17 26-17 43v114h-30v-196h30v30c17-21 38-34 64-34 21 0 38 4 51 17 13 17 17 35 17 61z">
          <text:p/>
        </draw:path>
        <draw:path draw:style-name="gr3" draw:text-style-name="P3" draw:layer="layout" svg:width="0.182cm" svg:height="0.195cm" svg:x="6.191cm" svg:y="6.835cm" svg:viewBox="0 0 183 196" svg:d="M183 0l-76 196h-35l-72-196h34l51 145c5 9 5 17 5 26 4-9 4-17 8-26l51-145z">
          <text:p/>
        </draw:path>
        <draw:path draw:style-name="gr3" draw:text-style-name="P3" draw:layer="layout" svg:width="0.153cm" svg:height="0.204cm" svg:x="6.39cm" svg:y="6.831cm" svg:viewBox="0 0 154 205" svg:d="M154 200h-30v-30c-13 26-34 35-61 35-21 0-33-5-46-13-9-13-17-27-17-44 0-33 21-55 63-63l61-8c0-35-13-47-38-47-27 0-48 4-65 21v-30c17-12 38-21 65-21 46 0 68 25 68 72zM124 102l-47 8c-14 0-26 5-35 9-4 4-8 13-8 29 0 9 4 17 8 22 9 5 17 9 31 9 13 0 25-4 38-18 9-8 13-21 13-38z">
          <text:p/>
        </draw:path>
        <draw:polygon draw:style-name="gr3" draw:text-style-name="P3" draw:layer="layout" svg:width="0.033cm" svg:height="0.288cm" svg:x="6.604cm" svg:y="6.743cm" svg:viewBox="0 0 34 289" draw:points="0,0 34,0 34,289 0,289">
          <text:p/>
        </draw:polygon>
        <draw:path draw:style-name="gr3" draw:text-style-name="P3" draw:layer="layout" svg:width="0.165cm" svg:height="0.2cm" svg:x="6.691cm" svg:y="6.835cm" svg:viewBox="0 0 166 201" svg:d="M166 196h-34v-30c-13 26-34 35-60 35-46 0-72-26-72-81v-120h34v116c0 38 13 59 47 59 12 0 25-4 38-17 8-9 13-25 13-42v-116h34z">
          <text:p/>
        </draw:path>
        <draw:path draw:style-name="gr3" draw:text-style-name="P3" draw:layer="layout" svg:width="0.17cm" svg:height="0.204cm" svg:x="6.903cm" svg:y="6.831cm" svg:viewBox="0 0 171 205" svg:d="M171 110h-137c0 21 4 38 17 51 13 14 25 18 47 18s43-10 60-22v30c-17 13-38 18-69 18-25 0-51-9-64-26-17-18-25-43-25-73 0-34 8-55 25-77 17-17 39-29 64-29 27 0 48 8 60 25 13 17 22 38 22 68zM141 84c0-16-4-33-13-42-8-9-22-13-39-13-13 0-25 4-38 13-9 13-17 26-17 42z">
          <text:p/>
        </draw:path>
        <draw:path draw:style-name="gr3" draw:text-style-name="P3" draw:layer="layout" svg:width="0.042cm" svg:height="0.284cm" svg:x="7.221cm" svg:y="6.746cm" svg:viewBox="0 0 43 285" svg:d="M21 42c-4 0-8-4-12-9-5 0-9-8-9-12s4-9 9-13c4-4 8-8 12-8 5 0 14 4 18 8 0 4 4 9 4 13s-4 8-4 12c-4 5-13 9-18 9zM39 285h-35v-196h35z">
          <text:p/>
        </draw:path>
        <draw:path draw:style-name="gr3" draw:text-style-name="P3" draw:layer="layout" svg:width="0.127cm" svg:height="0.204cm" svg:x="7.31cm" svg:y="6.831cm" svg:viewBox="0 0 128 205" svg:d="M0 196v-35c17 14 34 18 55 18 26 0 43-10 43-27 0-8-5-12-5-12-4-4-8-9-8-13-4 0-9-4-17-4-5-4-9-4-17-9-9-4-17-8-21-8-9-5-13-9-17-13-5-4-9-9-9-17-4-4-4-13-4-17 0-13 0-17 4-26 4-8 13-12 17-17 9-4 17-8 26-12 8 0 16-4 25-4 17 0 34 4 47 8v34c-13-9-30-13-51-13-5 0-9 0-13 0s-8 4-13 4c-4 5-8 9-8 9 0 4-4 9-4 13s4 8 4 13c0 4 4 4 8 8 5 4 9 4 13 8 4 0 8 5 17 5 9 4 17 8 21 12 9 5 13 9 22 13 4 5 9 9 9 13 4 9 4 13 4 21 0 9 0 17-4 27-5 8-14 12-18 17-8 4-17 8-25 13-9 0-22 0-30 0-21 0-38-5-51-9z">
          <text:p/>
        </draw:path>
        <draw:path draw:style-name="gr3" draw:text-style-name="P3" draw:layer="layout" svg:width="0.182cm" svg:height="0.293cm" svg:x="7.577cm" svg:y="6.742cm" svg:viewBox="0 0 183 294" svg:d="M183 289h-35v-34c-13 26-38 39-68 39-21 0-42-9-55-30-17-17-25-38-25-68 0-34 8-59 25-82 17-16 38-25 64-25 29 0 46 9 59 30v-119h35zM148 200v-29c0-17-4-30-13-39-12-13-25-18-42-18s-34 5-42 23c-13 13-17 34-17 55 0 25 4 42 17 55 8 13 21 17 42 17 17 0 30-4 38-17 13-13 17-30 17-47z">
          <text:p/>
        </draw:path>
        <draw:path draw:style-name="gr3" draw:text-style-name="P3" draw:layer="layout" svg:width="0.169cm" svg:height="0.204cm" svg:x="7.806cm" svg:y="6.83cm" svg:viewBox="0 0 170 205" svg:d="M170 111h-136c0 21 4 38 17 51 14 13 26 18 47 18 22 0 43-10 60-23v31c-17 13-38 17-68 17-25 0-48-8-65-25-17-18-25-44-25-73 0-35 8-56 25-77 17-17 40-30 65-30s46 9 59 26c17 17 21 38 21 68zM141 85c0-17-5-34-13-42-8-9-21-13-38-13-13 0-25 4-39 13-9 13-13 25-17 42z">
          <text:p/>
        </draw:path>
        <draw:path draw:style-name="gr3" draw:text-style-name="P3" draw:layer="layout" svg:width="0.114cm" svg:height="0.256cm" svg:x="8.001cm" svg:y="6.779cm" svg:viewBox="0 0 115 257" svg:d="M115 252c-8 5-17 5-29 5-34 0-52-18-52-57v-115h-34v-29h34v-47l31-9v56h50v29h-50v111c0 13 4 21 8 25 4 5 8 9 21 9 9 0 13 0 21-4z">
          <text:p/>
        </draw:path>
        <draw:path draw:style-name="gr3" draw:text-style-name="P3" draw:layer="layout" svg:width="0.169cm" svg:height="0.204cm" svg:x="8.141cm" svg:y="6.83cm" svg:viewBox="0 0 170 205" svg:d="M170 111h-136c0 21 4 38 17 51s26 18 47 18c22 0 43-10 60-23v31c-17 13-38 17-68 17-26 0-48-8-65-25-17-18-25-44-25-73 0-35 8-56 25-77 17-17 39-30 65-30 25 0 46 9 59 26 17 17 21 38 21 68zM141 85c0-17-5-34-13-42-8-9-21-13-38-13-13 0-26 4-39 13-9 13-13 25-17 42z">
          <text:p/>
        </draw:path>
        <draw:path draw:style-name="gr3" draw:text-style-name="P3" draw:layer="layout" svg:width="0.102cm" svg:height="0.199cm" svg:x="8.357cm" svg:y="6.831cm" svg:viewBox="0 0 103 200" svg:d="M103 39c-4-5-13-10-21-10-14 0-27 10-35 23-9 13-13 29-13 51v97h-34v-196h34v43c4-18 8-26 21-35 9-8 17-12 31-12 8 0 13 4 17 4z">
          <text:p/>
        </draw:path>
        <draw:path draw:style-name="gr3" draw:text-style-name="P3" draw:layer="layout" svg:width="0.275cm" svg:height="0.199cm" svg:x="8.493cm" svg:y="6.831cm" svg:viewBox="0 0 276 200" svg:d="M276 200h-30v-110c0-21-4-38-8-47-9-10-21-14-34-14s-25 4-35 18c-12 13-17 26-17 43v110h-30v-115c0-38-12-56-42-56-17 0-25 4-34 18-8 9-13 26-13 43v110h-33v-196h33v35c13-27 34-39 60-39 12 0 25 4 34 12 8 9 17 17 21 31 13-27 35-43 65-43 42 0 63 29 63 81z">
          <text:p/>
        </draw:path>
        <draw:path draw:style-name="gr3" draw:text-style-name="P3" draw:layer="layout" svg:width="0.043cm" svg:height="0.284cm" svg:x="8.823cm" svg:y="6.746cm" svg:viewBox="0 0 44 285" svg:d="M23 42c-6 0-14-4-14-9-5 0-9-8-9-12s4-9 9-13c0-4 8-8 14-8 4 0 8 4 12 8s9 9 9 13-5 8-9 12c-4 5-8 9-12 9zM35 285h-31v-196h31z">
          <text:p/>
        </draw:path>
        <draw:path draw:style-name="gr3" draw:text-style-name="P3" draw:layer="layout" svg:width="0.161cm" svg:height="0.199cm" svg:x="8.921cm" svg:y="6.831cm" svg:viewBox="0 0 162 200" svg:d="M162 200h-30v-110c0-43-17-61-46-61-13 0-26 5-39 18-8 9-12 26-12 43v110h-35v-196h35v35c12-27 33-39 63-39 22 0 38 8 47 21 13 13 17 35 17 60z">
          <text:p/>
        </draw:path>
        <draw:path draw:style-name="gr3" draw:text-style-name="P3" draw:layer="layout" svg:width="0.17cm" svg:height="0.204cm" svg:x="9.128cm" svg:y="6.831cm" svg:viewBox="0 0 171 205" svg:d="M171 110h-137c0 21 5 38 17 51 9 14 26 18 48 18 21 0 38-10 59-22v30c-17 13-42 18-68 18-30 0-51-9-64-26-17-18-26-43-26-73 0-34 9-55 26-77 17-17 38-29 64-29s47 8 60 25 21 38 21 68zM137 84c0-16-4-33-13-42-8-9-17-13-34-13-13 0-26 4-39 13-8 13-17 26-17 42z">
          <text:p/>
        </draw:path>
        <draw:path draw:style-name="gr3" draw:text-style-name="P3" draw:layer="layout" svg:width="0.178cm" svg:height="0.293cm" svg:x="9.332cm" svg:y="6.742cm" svg:viewBox="0 0 179 294" svg:d="M179 289h-30v-34c-17 26-38 39-68 39-25 0-42-9-59-26-14-17-22-42-22-72 0-29 8-55 26-77 13-17 38-30 64-30 25 0 47 13 59 35v-124h30zM149 205v-30c0-17-4-30-17-43-8-8-21-13-38-13-21 0-34 5-47 18-8 17-16 34-16 59 0 21 8 38 16 55 13 13 26 17 43 17s30-4 42-17c13-13 17-29 17-46z">
          <text:p/>
        </draw:path>
        <draw:path draw:style-name="gr3" draw:text-style-name="P3" draw:layer="layout" svg:width="0.177cm" svg:height="0.294cm" svg:x="9.68cm" svg:y="6.741cm" svg:viewBox="0 0 178 295" svg:d="M33 265h-4v25h-29v-290h29v128h4c13-26 39-38 64-38s46 8 60 29c17 17 21 40 21 69 0 34-8 60-21 77-18 21-39 30-69 30-25 0-42-9-55-30zM29 184v30c0 13 9 29 17 38 13 13 26 17 42 17 17 0 30-9 43-21 8-13 18-34 18-60 0-21-6-38-18-52-9-13-21-17-38-17-21 0-34 4-47 17-8 14-17 31-17 48z">
          <text:p/>
        </draw:path>
        <draw:path draw:style-name="gr3" draw:text-style-name="P3" draw:layer="layout" svg:width="0.182cm" svg:height="0.289cm" svg:x="9.879cm" svg:y="6.835cm" svg:viewBox="0 0 183 290" svg:d="M183 0l-89 230c-13 38-38 60-65 60-8 0-17 0-21-5v-25c4 0 13 0 17 0 18 0 31-9 35-26l17-39-77-195h34l56 153c0 0 0 4 4 12 0-4 0-8 4-12l55-153z">
          <text:p/>
        </draw:path>
        <draw:path draw:style-name="gr3" draw:text-style-name="P3" draw:layer="layout" svg:width="0.153cm" svg:height="0.204cm" svg:x="10.188cm" svg:y="6.831cm" svg:viewBox="0 0 154 205" svg:d="M154 200h-30v-31c-13 27-34 36-60 36-22 0-39-5-47-13-13-13-17-27-17-44 0-34 21-55 64-64l60-8c0-34-13-47-42-47-23 0-44 4-65 22v-30c21-13 42-21 69-21 47 0 68 25 68 72zM124 101l-47 9c-18 0-26 4-35 9-8 4-8 12-8 29 0 9 0 17 8 21 9 6 17 10 26 10 18 0 30-4 39-18 13-9 17-21 17-38z">
          <text:p/>
        </draw:path>
        <draw:path draw:style-name="gr3" draw:text-style-name="P3" draw:layer="layout" svg:width="0.178cm" svg:height="0.293cm" svg:x="10.387cm" svg:y="6.742cm" svg:viewBox="0 0 179 294" svg:d="M179 289h-29v-34c-17 26-38 39-68 39-26 0-43-9-61-26-12-17-21-42-21-72 0-29 9-55 26-77 13-17 39-30 64-30 26 0 47 13 60 35v-124h29zM150 205v-30c0-17-4-30-17-43-9-8-21-13-38-13-22 0-34 5-47 18-9 17-17 34-17 59 0 21 8 38 17 55 13 13 25 17 42 17s30-4 43-17 17-29 17-46z">
          <text:p/>
        </draw:path>
        <draw:path draw:style-name="gr3" draw:text-style-name="P3" draw:layer="layout" svg:width="0.178cm" svg:height="0.293cm" svg:x="10.616cm" svg:y="6.742cm" svg:viewBox="0 0 179 294" svg:d="M179 289h-30v-34c-17 26-38 39-68 39-26 0-47-9-60-26-12-17-21-42-21-72 0-29 9-55 26-77 12-17 33-30 63-30 26 0 47 13 60 35v-124h30zM149 205v-30c0-17-5-30-17-43-9-8-21-13-39-13-21 0-34 5-46 18-9 17-17 34-17 59 0 21 8 38 17 55 12 13 25 17 42 17s30-4 43-17c8-13 17-29 17-46z">
          <text:p/>
        </draw:path>
        <draw:path draw:style-name="gr3" draw:text-style-name="P3" draw:layer="layout" svg:width="0.038cm" svg:height="0.283cm" svg:x="10.854cm" svg:y="6.746cm" svg:viewBox="0 0 39 284" svg:d="M21 42c-9 0-13-4-17-9-4 0-4-8-4-12s0-9 4-13 8-8 17-8c4 0 8 4 13 8s5 9 5 13 0 8-5 12c-5 5-9 9-13 9zM34 284h-30v-196h30z">
          <text:p/>
        </draw:path>
        <draw:path draw:style-name="gr3" draw:text-style-name="P3" draw:layer="layout" svg:width="0.161cm" svg:height="0.199cm" svg:x="10.951cm" svg:y="6.831cm" svg:viewBox="0 0 162 200" svg:d="M162 200h-30v-110c0-43-17-61-46-61-14 0-27 5-40 18-8 9-12 26-12 43v110h-34v-196h34v35c12-27 34-39 64-39 22 0 39 8 47 21 13 13 17 35 17 60z">
          <text:p/>
        </draw:path>
        <draw:path draw:style-name="gr3" draw:text-style-name="P3" draw:layer="layout" svg:width="0.182cm" svg:height="0.292cm" svg:x="11.155cm" svg:y="6.831cm" svg:viewBox="0 0 183 293" svg:d="M183 187c0 68-34 106-102 106-25 0-47-4-64-12v-34c22 13 43 21 60 21 51 0 72-26 72-76v-22c-13 22-38 34-68 34-21 0-42-8-56-25-17-17-25-38-25-68 0-34 8-59 25-82 18-17 39-29 65-29 29 0 46 12 59 35v-31h34zM149 115v-29c0-17-4-30-13-43-12-8-25-14-42-14s-34 6-42 19c-14 17-18 33-18 59 0 21 4 38 18 55 8 13 21 17 38 17 21 0 34-4 42-17 13-13 17-30 17-47z">
          <text:p/>
        </draw:path>
        <draw:polygon draw:style-name="gr3" draw:text-style-name="P3" draw:layer="layout" svg:width="0.106cm" svg:height="0.025cm" svg:x="11.501cm" svg:y="6.913cm" svg:viewBox="0 0 107 26" draw:points="0,0 107,0 107,26 0,26">
          <text:p/>
        </draw:polygon>
        <draw:path draw:style-name="gr3" draw:text-style-name="P3" draw:layer="layout" svg:width="0.17cm" svg:height="0.272cm" svg:x="11.65cm" svg:y="6.758cm" svg:viewBox="0 0 171 273" svg:d="M171 17c-4 9-8 17-13 30-8 9-12 21-21 34-4 13-13 30-17 43-8 17-12 34-21 51-5 18-10 35-14 51-8 13-8 30-13 47h-33c4-17 8-30 12-47 4-16 9-33 17-51 4-17 13-34 17-47 9-17 14-30 23-43 4-12 12-25 16-34 5-8 9-17 13-21h-137v-30h171z">
          <text:p/>
        </draw:path>
        <draw:path draw:style-name="gr3" draw:text-style-name="P3" draw:layer="layout" svg:width="0.043cm" svg:height="0.043cm" svg:x="11.862cm" svg:y="6.992cm" svg:viewBox="0 0 44 44" svg:d="M23 44c-9 0-13 0-17-5-6-4-6-8-6-17 0-4 0-8 6-12 4-5 8-10 17-10 4 0 8 5 12 10 4 4 9 8 9 12 0 9-5 13-9 17-4 5-8 5-12 5z">
          <text:p/>
        </draw:path>
        <draw:path draw:style-name="gr3" draw:text-style-name="P3" draw:layer="layout" svg:width="0.178cm" svg:height="0.281cm" svg:x="11.939cm" svg:y="6.754cm" svg:viewBox="0 0 179 282" svg:d="M179 141c0 21 0 43-5 60-4 17-12 34-21 46-4 13-17 22-25 26-13 9-26 9-38 9-18 0-27 0-39-9-9-4-22-13-26-26-9-12-13-25-17-42s-8-34-8-59c0-22 4-44 8-61 4-21 8-34 17-47s17-21 30-29c8-5 21-9 39-9 55 0 85 47 85 141zM149 146c0-82-21-121-55-121-43 0-60 43-60 121 0 72 17 110 56 110 38 0 59-38 59-110z">
          <text:p/>
        </draw:path>
        <draw:path draw:style-name="gr3" draw:text-style-name="P3" draw:layer="layout" svg:width="0.174cm" svg:height="0.281cm" svg:x="12.15cm" svg:y="6.754cm" svg:viewBox="0 0 175 282" svg:d="M175 124c0 26-4 47-8 68-4 22-13 34-21 51-9 13-21 21-34 30s-30 9-47 9-35 0-47-9v-30c12 9 30 13 47 13 13 0 21 0 34-9 9-4 17-12 26-21 4-8 8-21 12-34 4-17 4-30 4-51-12 26-29 34-59 34-13 0-21 0-34-4-9-4-18-9-26-17-4-8-13-17-17-25 0-13-5-27-5-40 0-12 5-25 9-34 4-12 9-21 17-30 9-8 17-12 27-16 12-5 25-9 38-9 12 0 25 4 34 9 12 4 21 12 29 25 4 9 13 21 13 38 4 13 8 35 8 52zM141 98c0-13 0-21-4-30-4-8-8-17-12-21-5-9-9-13-17-17-5 0-13-5-22-5-8 0-12 5-21 5-4 4-12 8-17 13-5 4-9 12-9 21-4 8-4 13-4 21 0 13 0 21 4 31 0 4 4 13 9 17s13 8 17 13c9 4 17 4 26 4 4 0 12 0 17-4 8-5 12-9 17-13 4-4 8-9 12-13 4-9 4-18 4-22z">
          <text:p/>
        </draw:path>
        <draw:path draw:style-name="gr3" draw:text-style-name="P3" draw:layer="layout" svg:width="0.114cm" svg:height="0.255cm" svg:x="12.456cm" svg:y="6.78cm" svg:viewBox="0 0 115 256" svg:d="M115 251c-8 5-17 5-30 5-33 0-50-17-50-57v-114h-35v-30h35v-46l34-9v55h46v30h-46v110c0 14 0 22 4 27 4 4 12 8 21 8 8 0 17 0 21-4z">
          <text:p/>
        </draw:path>
        <draw:path draw:style-name="gr3" draw:text-style-name="P3" draw:layer="layout" svg:width="0.191cm" svg:height="0.204cm" svg:x="12.6cm" svg:y="6.831cm" svg:viewBox="0 0 192 205" svg:d="M94 205c-29 0-51-9-69-26-17-18-25-43-25-73 0-34 8-60 25-77 18-17 44-29 73-29 30 0 51 8 68 29 17 17 26 43 26 72 0 30-9 56-26 78-17 17-42 26-72 26zM98 29c-21 0-38 5-50 17-9 17-18 34-18 60 0 21 9 38 18 51 12 18 29 22 50 22 17 0 34-4 43-18 12-17 17-34 17-60 0-21-5-42-17-55-9-12-26-17-43-17z">
          <text:p/>
        </draw:path>
        <draw:path draw:style-name="gr3" draw:text-style-name="P3" draw:layer="layout" svg:width="0.115cm" svg:height="0.255cm" svg:x="12.922cm" svg:y="6.78cm" svg:viewBox="0 0 116 256" svg:d="M116 251c-9 5-17 5-30 5-34 0-51-17-51-57v-114h-35v-30h35v-47l30-8v55h51v30h-51v110c0 14 4 22 8 26 4 5 13 9 21 9 9 0 17 0 22-4z">
          <text:p/>
        </draw:path>
        <draw:path draw:style-name="gr3" draw:text-style-name="P3" draw:layer="layout" svg:width="0.161cm" svg:height="0.288cm" svg:x="13.079cm" svg:y="6.742cm" svg:viewBox="0 0 162 289" svg:d="M162 289h-30v-110c0-42-17-59-46-59-17 0-30 4-39 17-13 8-17 25-17 42v110h-30v-289h30v128c17-25 39-38 64-38 47 0 68 30 68 81z">
          <text:p/>
        </draw:path>
        <draw:path draw:style-name="gr3" draw:text-style-name="P3" draw:layer="layout" svg:width="0.17cm" svg:height="0.204cm" svg:x="13.282cm" svg:y="6.83cm" svg:viewBox="0 0 171 205" svg:d="M171 111h-136c0 21 4 38 16 51 13 13 26 18 47 18s42-10 60-23v31c-18 13-39 17-68 17-26 0-47-8-64-25-17-18-26-44-26-73 0-35 9-56 26-77 17-17 38-30 64-30 25 0 46 9 59 26 18 17 22 38 22 68zM140 85c0-17-4-34-12-42-9-9-22-13-38-13-13 0-26 4-39 13-8 13-12 25-16 42z">
          <text:p/>
        </draw:path>
        <draw:path draw:style-name="gr3" draw:text-style-name="P3" draw:layer="layout" svg:width="0.169cm" svg:height="0.204cm" svg:x="13.592cm" svg:y="6.831cm" svg:viewBox="0 0 170 205" svg:d="M170 110h-135c0 21 8 38 17 51 12 14 25 18 46 18s43-10 60-22v30c-17 13-39 18-68 18-26 0-47-9-64-26-18-18-26-43-26-73 0-34 8-55 26-77 22-17 43-29 68-29s42 8 55 25c17 17 21 38 21 68zM141 84c0-16-5-33-13-42-9-9-21-13-38-13-13 0-26 4-34 13-13 13-17 26-21 42z">
          <text:p/>
        </draw:path>
        <draw:polygon draw:style-name="gr3" draw:text-style-name="P3" draw:layer="layout" svg:width="0.034cm" svg:height="0.288cm" svg:x="13.809cm" svg:y="6.743cm" svg:viewBox="0 0 35 289" draw:points="0,0 35,0 35,289 0,289">
          <text:p/>
        </draw:polygon>
        <draw:path draw:style-name="gr3" draw:text-style-name="P3" draw:layer="layout" svg:width="0.178cm" svg:height="0.294cm" svg:x="13.893cm" svg:y="6.741cm" svg:viewBox="0 0 179 295" svg:d="M179 290h-34v-34c-13 26-34 39-65 39-25 0-46-9-59-26-17-17-21-42-21-72s4-56 21-78c17-17 38-29 69-29 25 0 42 12 55 33v-123h34zM145 205v-30c0-16-5-29-13-43-13-9-25-13-42-13-18 0-35 4-44 17-12 18-17 35-17 61 0 21 5 38 17 55 9 13 22 17 44 17 17 0 29-4 42-17 8-13 13-30 13-47z">
          <text:p/>
        </draw:path>
        <draw:path draw:style-name="gr3" draw:text-style-name="P3" draw:layer="layout" svg:width="0.17cm" svg:height="0.204cm" svg:x="14.117cm" svg:y="6.831cm" svg:viewBox="0 0 171 205" svg:d="M171 110h-137c0 21 9 38 17 51 13 14 26 18 47 18s42-10 59-22v30c-17 13-38 18-68 18-25 0-46-9-63-26-17-18-26-43-26-73 0-34 13-55 30-77 17-17 38-29 64-29 25 0 42 8 59 25 14 17 18 38 18 68zM140 84c0-16-4-33-13-42-8-9-21-13-38-13-12 0-25 4-34 13-12 13-16 26-21 42z">
          <text:p/>
        </draw:path>
        <draw:path draw:style-name="gr3" draw:text-style-name="P3" draw:layer="layout" svg:width="0.097cm" svg:height="0.195cm" svg:x="14.338cm" svg:y="6.835cm" svg:viewBox="0 0 98 196" svg:d="M98 34c-4-4-13-9-21-9-14 0-26 9-35 22-8 14-13 30-13 52v97h-29v-196h29v43c5-13 13-26 22-35 8-4 18-8 30-8 9 0 13 0 17 0z">
          <text:p/>
        </draw:path>
        <draw:polygon draw:style-name="gr3" draw:text-style-name="P3" draw:layer="layout" svg:width="0.034cm" svg:height="0.288cm" svg:x="14.469cm" svg:y="6.743cm" svg:viewBox="0 0 35 289" draw:points="0,0 35,0 35,289 0,289">
          <text:p/>
        </draw:polygon>
        <draw:path draw:style-name="gr3" draw:text-style-name="P3" draw:layer="layout" svg:width="0.182cm" svg:height="0.289cm" svg:x="14.537cm" svg:y="6.835cm" svg:viewBox="0 0 183 290" svg:d="M183 0l-90 230c-17 39-38 60-68 60-8 0-12 0-21-5v-25c9 0 13 0 21 0 13 0 26-9 34-26l17-39-76-195h34l51 153c0 0 4 4 4 12h4c0-4 0-8 0-12l56-153z">
          <text:p/>
        </draw:path>
        <draw:path draw:style-name="gr3" draw:text-style-name="P3" draw:layer="layout" svg:width="0.178cm" svg:height="0.293cm" svg:x="14.846cm" svg:y="6.831cm" svg:viewBox="0 0 179 294" svg:d="M179 187c0 68-33 107-101 107-26 0-47-5-65-13v-34c22 13 44 21 65 21 46 0 72-25 72-76v-22c-17 22-38 35-68 35-25 0-42-9-60-26-13-17-22-38-22-68 0-34 9-60 22-82 18-17 39-29 68-29 26 0 47 12 60 33v-29h29zM150 115v-30c0-16-4-29-17-43-9-9-21-13-38-13-21 0-34 4-47 17-8 18-17 35-17 61 0 21 9 38 17 55 13 13 26 17 42 17 17 0 30-4 43-17 8-13 17-30 17-47z">
          <text:p/>
        </draw:path>
        <draw:path draw:style-name="gr3" draw:text-style-name="P3" draw:layer="layout" svg:width="0.102cm" svg:height="0.199cm" svg:x="15.088cm" svg:y="6.831cm" svg:viewBox="0 0 103 200" svg:d="M103 39c-4-5-13-10-26-10-12 0-21 10-34 23-8 13-12 29-12 51v97h-31v-196h31v43c8-18 12-26 21-35 8-8 21-12 30-12 8 0 17 4 21 4z">
          <text:p/>
        </draw:path>
        <draw:path draw:style-name="gr3" draw:text-style-name="P3" draw:layer="layout" svg:width="0.191cm" svg:height="0.204cm" svg:x="15.211cm" svg:y="6.831cm" svg:viewBox="0 0 192 205" svg:d="M94 205c-31 0-52-9-69-26-17-18-25-43-25-73 0-34 8-60 25-77s43-29 74-29c29 0 50 8 67 29 17 17 26 43 26 72 0 30-9 56-26 78-21 17-42 26-72 26zM99 29c-23 0-40 4-53 17-8 17-16 34-16 60 0 21 8 38 16 51 13 18 30 22 53 22 16 0 33-4 42-18 13-17 17-34 17-60 0-21-4-42-17-55-9-13-26-17-42-17z">
          <text:p/>
        </draw:path>
        <draw:path draw:style-name="gr3" draw:text-style-name="P3" draw:layer="layout" svg:width="0.161cm" svg:height="0.2cm" svg:x="15.444cm" svg:y="6.835cm" svg:viewBox="0 0 162 201" svg:d="M162 196h-30v-30c-13 26-34 35-60 35-46 0-72-26-72-81v-120h34v116c0 38 13 59 47 59 12 0 25-4 38-17 8-9 13-25 13-42v-116h30z">
          <text:p/>
        </draw:path>
        <draw:path draw:style-name="gr3" draw:text-style-name="P3" draw:layer="layout" svg:width="0.178cm" svg:height="0.288cm" svg:x="15.669cm" svg:y="6.831cm" svg:viewBox="0 0 179 289" svg:d="M34 174v115h-34v-285h34v34c12-26 38-38 69-38 21 0 42 8 55 29 16 17 21 39 21 68 0 34-9 60-21 77-17 21-39 30-68 30-22 0-44-9-56-30zM34 93v30c0 13 4 29 12 38 13 13 26 17 44 17 17 0 34-9 42-21 13-13 17-34 17-60 0-21-4-38-17-51-8-13-21-17-38-17-22 0-35 4-48 17-8 13-12 30-12 47z">
          <text:p/>
        </draw:path>
        <draw:path draw:style-name="gr3" draw:text-style-name="P3" draw:layer="layout" svg:width="0.275cm" svg:height="0.199cm" svg:x="16.004cm" svg:y="6.831cm" svg:viewBox="0 0 276 200" svg:d="M276 200h-30v-110c0-21-4-38-8-47-9-9-17-13-34-13-13 0-25 4-34 18-9 13-13 25-13 42v110h-34v-114c0-38-12-56-43-56-13 0-25 4-34 18-8 8-13 25-13 42v110h-33v-196h33v35c13-26 34-39 61-39 12 0 25 4 34 13 12 8 17 17 21 30 17-26 38-43 64-43 42 0 63 30 63 82z">
          <text:p/>
        </draw:path>
        <draw:path draw:style-name="gr3" draw:text-style-name="P3" draw:layer="layout" svg:width="0.169cm" svg:height="0.204cm" svg:x="16.326cm" svg:y="6.831cm" svg:viewBox="0 0 170 205" svg:d="M170 110h-136c0 21 4 38 17 51 8 14 25 18 46 18s43-10 61-22v30c-18 13-40 18-69 18-30 0-51-9-64-26-17-18-25-43-25-73 0-34 8-55 25-77 17-17 38-29 64-29 25 0 46 8 59 25 14 17 22 38 22 68zM140 84c0-16-5-33-17-42-9-9-17-13-34-13-13 0-26 4-38 13-9 13-17 26-17 42z">
          <text:p/>
        </draw:path>
        <draw:path draw:style-name="gr3" draw:text-style-name="P3" draw:layer="layout" svg:width="0.153cm" svg:height="0.204cm" svg:x="16.529cm" svg:y="6.831cm" svg:viewBox="0 0 154 205" svg:d="M154 200h-30v-31h-4c-14 27-31 36-60 36-17 0-35-5-43-13-13-13-17-27-17-44 0-34 21-55 64-64l60-8c0-34-18-47-43-47-21 0-43 5-64 22v-30c21-13 43-21 68-21 48 0 69 25 69 72zM124 101l-47 9c-17 0-26 4-34 9-9 4-13 12-13 29 0 9 4 17 13 21 4 6 12 10 25 10 17 0 30-4 38-18 10-9 18-21 18-38z">
          <text:p/>
        </draw:path>
        <draw:path draw:style-name="gr3" draw:text-style-name="P3" draw:layer="layout" svg:width="0.161cm" svg:height="0.199cm" svg:x="16.741cm" svg:y="6.831cm" svg:viewBox="0 0 162 200" svg:d="M162 200h-34v-110c0-42-12-65-42-65-18 0-31 9-39 18-13 13-17 30-17 47v110h-30v-196h30v35c17-26 38-39 64-39 22 0 39 9 51 21 9 13 17 35 17 60z">
          <text:p/>
        </draw:path>
        <draw:path draw:style-name="gr3" draw:text-style-name="P3" draw:layer="layout" svg:width="0.156cm" svg:height="0.204cm" svg:x="17.051cm" svg:y="6.831cm" svg:viewBox="0 0 157 205" svg:d="M157 200h-33v-31c-13 27-35 36-60 36-21 0-35-5-47-13-9-13-17-27-17-44 0-34 21-55 64-64l60-8c0-34-13-47-39-47-25 0-46 4-64 22v-30c18-13 39-21 64-21 47 0 72 25 72 72zM124 101l-47 9c-13 0-26 4-34 9-4 4-9 12-9 29 0 9 5 17 9 21 8 6 17 10 30 10 12 0 25-4 38-18 8-9 13-21 13-38z">
          <text:p/>
        </draw:path>
        <draw:path draw:style-name="gr3" draw:text-style-name="P3" draw:layer="layout" svg:width="0.161cm" svg:height="0.199cm" svg:x="17.263cm" svg:y="6.831cm" svg:viewBox="0 0 162 200" svg:d="M162 200h-30v-110c0-42-13-65-48-65-12 0-25 9-38 18-8 13-12 30-12 47v110h-34v-196h34v35c12-26 34-39 64-39 21 0 38 9 47 21 12 13 17 35 17 61z">
          <text:p/>
        </draw:path>
        <draw:path draw:style-name="gr3" draw:text-style-name="P3" draw:layer="layout" svg:width="0.178cm" svg:height="0.293cm" svg:x="17.47cm" svg:y="6.742cm" svg:viewBox="0 0 179 294" svg:d="M179 289h-29v-34c-17 26-38 39-68 39-27 0-44-9-61-26-12-17-21-42-21-72s9-55 26-77c17-21 39-30 64-30 26 0 47 13 60 35v-124h29zM150 200v-25c0-17-5-30-17-43-9-8-21-18-39-18-17 0-35 10-47 23-9 12-13 33-13 59 0 21 4 38 13 51 12 13 26 21 43 21s34-8 43-21c12-9 17-25 17-47z">
          <text:p/>
        </draw:path>
        <draw:path draw:style-name="gr3" draw:text-style-name="P3" draw:layer="layout" svg:width="0.042cm" svg:height="0.285cm" svg:x="17.814cm" svg:y="6.745cm" svg:viewBox="0 0 43 286" svg:d="M22 43c-4 0-10-4-14-9-4 0-8-8-8-13 0-4 4-8 8-12s10-9 14-9 8 5 12 9c5 4 9 8 9 12 0 5-4 9-9 13-4 5-8 9-12 9zM39 286h-35v-197h35z">
          <text:p/>
        </draw:path>
        <draw:path draw:style-name="gr3" draw:text-style-name="P3" draw:layer="layout" svg:width="0.127cm" svg:height="0.204cm" svg:x="17.903cm" svg:y="6.831cm" svg:viewBox="0 0 128 205" svg:d="M0 196v-35c16 14 33 18 55 18 26 0 43-10 43-27 0-8-4-12-4-12-4-4-9-9-13-13 0 0-9-4-14-4-4-4-8-4-17-9-8-4-17-8-21-8-8-5-13-9-17-13s-8-9-8-17c-4-4-4-13-4-17 0-13 0-17 4-26 4-8 12-12 17-17 8-4 17-8 25-12 9 0 17-4 26-4 18 0 35 4 47 8v34c-12-9-29-13-52-13-4 0-8 0-12 0-5 0-9 4-13 4-4 5-9 9-9 9 0 4-4 9-4 13s0 8 4 13c0 4 5 4 9 8s8 4 13 8c4 0 8 5 17 5 9 4 18 8 22 12 8 5 13 9 21 13 4 5 9 9 9 13 4 9 4 13 4 21 0 9 0 17-4 27-5 8-13 12-17 17-9 4-17 8-26 13-9 0-22 0-31 0-21 0-38-5-50-9z">
          <text:p/>
        </draw:path>
        <draw:path draw:style-name="gr3" draw:text-style-name="P3" draw:layer="layout" svg:width="0.17cm" svg:height="0.204cm" svg:x="18.169cm" svg:y="6.83cm" svg:viewBox="0 0 171 205" svg:d="M171 111h-136c0 21 4 38 17 51 12 13 25 18 46 18s42-10 59-23v31c-17 13-38 17-67 17-26 0-47-8-64-25-17-18-26-44-26-73 0-35 9-56 26-77 17-17 38-30 64-30 25 0 46 9 59 26 17 17 22 38 22 68zM140 85c0-17-4-34-12-42-9-9-21-13-38-13-13 0-26 4-38 13-9 13-13 25-17 42z">
          <text:p/>
        </draw:path>
        <draw:path draw:style-name="gr3" draw:text-style-name="P3" draw:layer="layout" svg:width="0.178cm" svg:height="0.288cm" svg:x="18.373cm" svg:y="6.831cm" svg:viewBox="0 0 179 289" svg:d="M179 289h-30v-124c-12 26-33 39-67 39-22 0-44-9-61-26-13-17-21-42-21-72s8-55 25-77c18-17 40-29 65-29 30 0 47 12 59 33v-29h30zM149 114v-30c0-16-4-29-17-42-8-9-21-13-38-13s-34 4-42 17c-14 17-18 34-18 60 0 25 4 42 13 55 13 13 26 17 43 17s34-4 42-17c13-13 17-30 17-47z">
          <text:p/>
        </draw:path>
        <draw:path draw:style-name="gr3" draw:text-style-name="P3" draw:layer="layout" svg:width="0.16cm" svg:height="0.2cm" svg:x="18.611cm" svg:y="6.835cm" svg:viewBox="0 0 161 201" svg:d="M161 196h-29v-30c-13 26-34 35-59 35-48 0-73-26-73-81v-120h34v116c0 38 13 59 47 59 13 0 25-4 38-17 9-9 13-25 13-42v-116h29z">
          <text:p/>
        </draw:path>
        <draw:path draw:style-name="gr3" draw:text-style-name="P3" draw:layer="layout" svg:width="0.153cm" svg:height="0.204cm" svg:x="18.822cm" svg:y="6.831cm" svg:viewBox="0 0 154 205" svg:d="M154 200h-30v-31h-4c-13 27-31 36-60 36-17 0-34-5-43-13-13-13-17-27-17-44 0-34 21-55 64-64l60-8c0-34-17-47-43-47-21 0-43 5-64 22v-30c21-13 43-21 68-21 48 0 69 25 69 72zM124 101l-47 9c-17 0-26 4-34 9-9 4-13 12-13 29 0 9 4 17 13 21 4 6 13 10 25 10 17 0 30-4 39-18 9-9 17-21 17-38z">
          <text:p/>
        </draw:path>
        <draw:polygon draw:style-name="gr3" draw:text-style-name="P3" draw:layer="layout" svg:width="0.034cm" svg:height="0.288cm" svg:x="19.028cm" svg:y="6.743cm" svg:viewBox="0 0 35 289" draw:points="0,0 35,0 35,289 0,289">
          <text:p/>
        </draw:polygon>
        <draw:path draw:style-name="gr3" draw:text-style-name="P3" draw:layer="layout" svg:width="0.111cm" svg:height="0.255cm" svg:x="19.212cm" svg:y="6.78cm" svg:viewBox="0 0 112 256" svg:d="M112 251c-5 5-18 5-27 5-34 0-51-17-51-57v-114h-34v-30h34v-46l30-9v55h48v30h-48v110c0 14 0 22 4 27 8 4 13 8 26 8 5 0 13 0 18-4z">
          <text:p/>
        </draw:path>
        <draw:path draw:style-name="gr3" draw:text-style-name="P3" draw:layer="layout" svg:width="0.191cm" svg:height="0.204cm" svg:x="19.352cm" svg:y="6.831cm" svg:viewBox="0 0 192 205" svg:d="M93 205c-29 0-50-9-67-26-17-18-26-43-26-73 0-34 9-60 26-77s42-29 72-29 51 8 68 29c17 17 26 43 26 72 0 30-9 56-26 78-17 17-42 26-73 26zM98 29c-22 0-39 5-47 17-13 17-21 34-21 60 0 21 8 38 21 51 8 18 25 22 47 22 21 0 34-4 47-18 9-17 17-34 17-60 0-21-8-42-17-55-13-12-26-17-47-17z">
          <text:p/>
        </draw:path>
        <draw:path draw:style-name="gr3" draw:text-style-name="P3" draw:layer="layout" svg:width="0.093cm" svg:height="0.276cm" svg:x="19.713cm" svg:y="6.754cm" svg:viewBox="0 0 94 277" svg:d="M94 277h-30v-233c-4 0-8 4-13 8-5 0-9 4-18 9-4 4-8 4-17 8-4 4-12 4-16 4v-29c4 0 12-5 21-9 8-4 12-4 21-9 9-4 14-8 22-12 9-4 13-10 17-14h13z">
          <text:p/>
        </draw:path>
        <draw:path draw:style-name="gr3" draw:text-style-name="P3" draw:layer="layout" svg:width="0.152cm" svg:height="0.277cm" svg:x="19.908cm" svg:y="6.758cm" svg:viewBox="0 0 153 278" svg:d="M153 193c0 12 0 25-4 33-5 13-13 22-21 30-9 4-17 13-30 17-13 5-26 5-43 5-22 0-43-5-55-9v-34c21 13 38 17 59 17 8 0 17 0 26-4 9-5 13-9 21-13 5-4 9-9 13-17 0-8 4-17 4-25 0-18-8-30-21-43-8-8-26-13-52-13-4 0-8 0-8 0-4 0-9 0-13 0s-8 0-13 0c-4 0-8 0-12 0l12-137h124v31h-98l-4 81c4 0 8-5 12-5 5 0 9 0 13 0 13 0 26 5 39 9 9 4 21 9 26 13 8 8 16 17 21 29 4 9 4 22 4 35z">
          <text:p/>
        </draw:path>
        <draw:path draw:style-name="gr3" draw:text-style-name="P3" draw:layer="layout" svg:width="0.042cm" svg:height="0.043cm" svg:x="20.107cm" svg:y="6.992cm" svg:viewBox="0 0 43 44" svg:d="M21 44c-4 0-9 0-13-5-4-4-8-8-8-17 0-4 4-8 8-12 4-5 9-10 13-10 8 0 14 5 18 10 4 4 4 8 4 12 0 9 0 13-4 17-4 5-10 5-18 5z">
          <text:p/>
        </draw:path>
        <draw:path draw:style-name="gr3" draw:text-style-name="P3" draw:layer="layout" svg:width="0.093cm" svg:height="0.276cm" svg:x="20.213cm" svg:y="6.754cm" svg:viewBox="0 0 94 277" svg:d="M94 277h-30v-233c0 0-4 4-8 8-5 0-13 4-17 9-5 4-13 4-17 8-10 4-14 4-22 4v-29c8 0 18-5 22-9 8-4 17-4 25-9 4-4 13-8 22-12 4-4 12-10 17-14h8z">
          <text:p/>
        </draw:path>
        <draw:path draw:style-name="gr3" draw:text-style-name="P3" draw:layer="layout" svg:width="0.043cm" svg:height="0.043cm" svg:x="20.403cm" svg:y="6.992cm" svg:viewBox="0 0 44 44" svg:d="M17 44c-4 0-8 0-12-5-5-4-5-8-5-17 0-4 0-8 5-13 4-4 8-9 12-9 9 0 14 5 18 9 4 5 9 9 9 13 0 9-5 13-9 17-4 5-9 5-18 5z">
          <text:p/>
        </draw:path>
        <draw:polygon draw:style-name="gr3" draw:text-style-name="P3" draw:layer="layout" svg:width="0.191cm" svg:height="0.276cm" svg:x="20.577cm" svg:y="6.758cm" svg:viewBox="0 0 192 277" draw:points="192,30 112,30 112,277 82,277 82,30 0,30 0,0 192,0">
          <text:p/>
        </draw:polygon>
        <draw:path draw:style-name="gr3" draw:text-style-name="P3" draw:layer="layout" svg:width="0.161cm" svg:height="0.288cm" svg:x="20.806cm" svg:y="6.742cm" svg:viewBox="0 0 162 289" svg:d="M162 289h-29v-110c0-42-17-64-47-64-18 0-31 9-39 17-13 13-17 30-17 47v110h-30v-289h30v128c17-25 38-38 64-38 47 0 68 25 68 81z">
          <text:p/>
        </draw:path>
        <draw:path draw:style-name="gr3" draw:text-style-name="P3" draw:layer="layout" svg:width="0.169cm" svg:height="0.204cm" svg:x="21.014cm" svg:y="6.831cm" svg:viewBox="0 0 170 205" svg:d="M170 110h-140c0 21 9 38 17 51 13 14 30 18 47 18 21 0 42-10 59-22v30c-17 13-38 18-68 18-25 0-46-9-64-26-17-18-21-43-21-73 0-34 8-55 25-77 18-17 39-29 65-29 25 0 42 8 59 25 13 17 21 38 21 68zM136 84c0-16-4-33-12-42-9-9-21-13-34-13-17 0-30 4-38 13-13 13-17 26-22 42z">
          <text:p/>
        </draw:path>
        <draw:path draw:style-name="gr3" draw:text-style-name="P3" draw:layer="layout" svg:width="0.17cm" svg:height="0.281cm" svg:x="21.323cm" svg:y="6.754cm" svg:viewBox="0 0 171 282" svg:d="M171 124c0 26 0 47-5 68-8 22-12 34-25 51-8 13-21 21-34 30s-29 9-46 9c-18 0-35 0-48-9v-30c17 9 30 13 48 13 12 0 25 0 33-9 9-4 17-12 26-21 8-8 13-21 17-34 0-17 4-30 4-51-13 26-34 34-63 34-9 0-23 0-31-4-13-4-21-9-26-17-8-8-12-17-16-25-5-13-5-27-5-40 0-12 0-25 5-34 4-12 12-21 16-30 9-8 17-12 30-16 10-5 22-9 35-9s25 4 38 9c9 4 17 12 25 25 9 9 13 21 17 38 5 13 5 35 5 52zM137 98c0-13 0-21-4-30 0-8-5-17-9-21-4-9-13-13-17-17-8 0-17-5-21-5-8 0-17 5-21 5-10 4-14 8-18 13-4 4-9 12-13 21-4 8-4 13-4 21 0 13 0 21 4 31 4 4 4 13 13 17 4 4 8 8 18 13 4 4 13 4 21 4s13 0 21-4c4-5 13-9 17-13s9-9 9-13c4-9 4-18 4-22z">
          <text:p/>
        </draw:path>
        <draw:path draw:style-name="gr3" draw:text-style-name="P3" draw:layer="layout" svg:width="0.152cm" svg:height="0.277cm" svg:x="21.544cm" svg:y="6.758cm" svg:viewBox="0 0 153 278" svg:d="M153 193c0 12 0 25-8 33-5 13-9 22-17 30-9 4-18 13-31 17-13 5-25 5-42 5-26 0-43-5-55-9v-34c17 13 38 17 55 17 12 0 21 0 29-4 9-5 13-9 17-13 9-4 13-9 18-17 0-8 4-17 4-25 0-18-9-30-22-43-8-8-29-13-50-13-5 0-9 0-13 0s-4 0-9 0c-4 0-8 0-12 0-5 0-9 0-13 0l8-137h128v31h-98l-4 81c0 0 4-5 13-5 4 0 8 0 8 0 17 0 30 5 42 9 9 4 18 9 27 13 8 8 17 17 21 29 4 9 4 22 4 35z">
          <text:p/>
        </draw:path>
        <draw:path draw:style-name="gr3" draw:text-style-name="P3" draw:layer="layout" svg:width="0.288cm" svg:height="0.281cm" svg:x="21.739cm" svg:y="6.754cm" svg:viewBox="0 0 289 282" svg:d="M60 141c-17 0-34-4-42-17-14-13-18-31-18-52s4-38 18-51c12-12 25-21 46-21s34 9 47 17c8 13 12 30 12 51s-4 43-16 56c-13 13-26 17-47 17zM64 21c-12 0-21 4-29 13-9 9-9 21-9 38 0 13 0 26 9 35 8 9 17 13 29 13 9 0 21-4 26-13 8-9 12-22 12-39 0-13-4-25-12-34-5-9-13-13-26-13zM242 4l-174 278h-25l174-278zM221 282c-17 0-34-5-42-18-13-12-17-29-17-50 0-22 4-39 17-52 12-12 29-21 46-21 22 0 34 5 47 17 8 13 17 30 17 51s-9 43-21 55c-9 13-26 18-47 18zM225 162c-12 0-21 5-30 13-4 9-8 22-8 39 0 12 4 25 8 33 9 9 18 13 30 13 13 0 22-4 26-13 8-8 12-21 12-38 0-12-4-25-12-34-4-8-13-13-26-13z">
          <text:p/>
        </draw:path>
        <draw:path draw:style-name="gr3" draw:text-style-name="P3" draw:layer="layout" svg:width="0.145cm" svg:height="0.204cm" svg:x="3.999cm" svg:y="7.417cm" svg:viewBox="0 0 146 205" svg:d="M146 191c-13 9-30 14-52 14-30 0-51-10-68-31-17-17-26-38-26-68 0-34 9-60 26-77 21-21 42-29 76-29 18 0 31 4 44 8v34c-13-13-30-17-48-17-17 0-34 9-47 21-12 13-21 35-21 56 0 25 9 42 21 55 9 13 26 21 47 21 18 0 35-8 48-17z">
          <text:p/>
        </draw:path>
        <draw:path draw:style-name="gr3" draw:text-style-name="P3" draw:layer="layout" svg:width="0.19cm" svg:height="0.204cm" svg:x="4.178cm" svg:y="7.417cm" svg:viewBox="0 0 191 205" svg:d="M98 205c-31 0-56-10-73-31-17-17-25-43-25-72 0-30 8-56 29-77 17-17 38-25 73-25 26 0 51 8 68 25 13 17 21 43 21 77 0 29-8 55-25 72-17 21-42 31-68 31zM98 25c-22 0-35 9-48 21-12 13-17 30-17 56 0 25 5 42 17 55 13 13 26 21 48 21 21 0 34-8 47-21 12-13 17-30 17-55 0-26-5-43-17-56-13-12-26-21-47-21z">
          <text:p/>
        </draw:path>
        <draw:path draw:style-name="gr3" draw:text-style-name="P3" draw:layer="layout" svg:width="0.161cm" svg:height="0.199cm" svg:x="4.419cm" svg:y="7.417cm" svg:viewBox="0 0 162 200" svg:d="M162 200h-29v-114c0-38-17-61-47-61-17 0-30 5-38 17-9 14-17 27-17 44v114h-31v-196h31v30c17-21 38-34 68-34 21 0 34 4 46 17 13 17 17 35 17 61z">
          <text:p/>
        </draw:path>
        <draw:path draw:style-name="gr3" draw:text-style-name="P3" draw:layer="layout" svg:width="0.115cm" svg:height="0.293cm" svg:x="4.618cm" svg:y="7.323cm" svg:viewBox="0 0 116 294" svg:d="M116 30c-5 0-14-4-18-4-25 0-34 13-34 42v30h47v25h-47v171h-30v-171h-34v-25h34v-30c0-21 4-38 17-51 9-13 26-17 43-17 8 0 17 0 22 4z">
          <text:p/>
        </draw:path>
        <draw:path draw:style-name="gr3" draw:text-style-name="P3" draw:layer="layout" svg:width="0.038cm" svg:height="0.284cm" svg:x="4.758cm" svg:y="7.332cm" svg:viewBox="0 0 39 285" svg:d="M18 38c-4 0-9 0-13-4-5-4-5-9-5-13 0-8 0-13 5-17 4-4 9-4 13-4 9 0 13 0 17 4s4 9 4 17c0 4 0 9-4 13s-8 4-17 4zM35 285h-30v-196h30z">
          <text:p/>
        </draw:path>
        <draw:path draw:style-name="gr3" draw:text-style-name="P3" draw:layer="layout" svg:width="0.178cm" svg:height="0.294cm" svg:x="4.843cm" svg:y="7.327cm" svg:viewBox="0 0 179 295" svg:d="M179 290h-30v-34h-4c-13 26-34 39-63 39-26 0-48-9-61-26-17-17-21-42-21-72 0-34 8-61 21-78 17-21 39-29 69-29 26 0 47 8 55 29h4v-119h30zM149 201v-29c0-13-8-31-17-40-12-13-25-17-38-17-21 0-34 9-47 21-13 14-17 36-17 61 0 21 4 38 17 51 9 13 26 21 43 21s30-8 42-21c9-13 17-26 17-47z">
          <text:p/>
        </draw:path>
        <draw:path draw:style-name="gr3" draw:text-style-name="P3" draw:layer="layout" svg:width="0.169cm" svg:height="0.204cm" svg:x="5.072cm" svg:y="7.417cm" svg:viewBox="0 0 170 205" svg:d="M170 110h-140c0 21 8 38 17 47 12 13 29 21 47 21 21 0 43-8 59-21v25c-16 13-38 23-67 23-27 0-48-10-65-27-17-21-21-42-21-76 0-30 8-56 25-73 17-21 39-29 65-29 25 0 42 8 59 25 13 17 21 38 21 68zM137 81c0-18-5-30-13-39-9-13-21-17-34-17-18 0-31 4-39 17-13 9-17 21-21 39z">
          <text:p/>
        </draw:path>
        <draw:path draw:style-name="gr3" draw:text-style-name="P3" draw:layer="layout" svg:width="0.161cm" svg:height="0.199cm" svg:x="5.288cm" svg:y="7.417cm" svg:viewBox="0 0 162 200" svg:d="M162 200h-34v-114c0-38-12-61-42-61-18 0-31 5-39 17-13 14-17 27-17 44v114h-30v-196h30v30c17-21 38-34 64-34 22 0 38 4 51 17 9 17 17 35 17 61z">
          <text:p/>
        </draw:path>
        <draw:path draw:style-name="gr3" draw:text-style-name="P3" draw:layer="layout" svg:width="0.148cm" svg:height="0.204cm" svg:x="5.492cm" svg:y="7.417cm" svg:viewBox="0 0 149 205" svg:d="M149 191c-17 9-34 14-55 14-26 0-52-10-69-31-17-17-25-38-25-68 0-34 8-59 29-76 17-21 44-30 73-30 17 0 34 4 47 9v33c-17-12-30-17-47-17-21 0-38 9-51 22s-17 34-17 55c0 25 4 42 17 55s30 21 47 21 34-8 51-17z">
          <text:p/>
        </draw:path>
        <draw:path draw:style-name="gr3" draw:text-style-name="P3" draw:layer="layout" svg:width="0.169cm" svg:height="0.204cm" svg:x="5.674cm" svg:y="7.417cm" svg:viewBox="0 0 170 205" svg:d="M170 110h-141c0 21 9 39 17 47 13 13 30 21 47 21 21 0 42-8 59-21v25c-17 13-38 23-68 23-25 0-46-10-63-27-13-21-21-42-21-76 0-30 8-56 25-73 17-21 38-29 64-29 25 0 42 8 59 25 14 17 22 38 22 68zM135 81c0-18-4-30-12-39-9-13-21-17-34-17-17 0-30 4-38 17-13 9-17 21-22 39z">
          <text:p/>
        </draw:path>
        <draw:path draw:style-name="gr3" draw:text-style-name="P3" draw:layer="layout" svg:width="0.038cm" svg:height="0.284cm" svg:x="5.992cm" svg:y="7.332cm" svg:viewBox="0 0 39 285" svg:d="M21 38c-9 0-13 0-17-4s-4-9-4-13c0-8 0-13 4-17s8-4 17-4c4 0 8 0 14 4 4 4 4 9 4 17 0 4 0 9-4 13-6 4-10 4-14 4zM35 285h-31v-196h31z">
          <text:p/>
        </draw:path>
        <draw:path draw:style-name="gr3" draw:text-style-name="P3" draw:layer="layout" svg:width="0.161cm" svg:height="0.199cm" svg:x="6.089cm" svg:y="7.417cm" svg:viewBox="0 0 162 200" svg:d="M162 200h-29v-110c0-42-17-65-48-65-17 0-30 5-38 17-9 14-17 27-17 48v110h-30v-196h30v34h4c13-25 34-38 64-38 22 0 35 4 47 21 13 13 17 35 17 61z">
          <text:p/>
        </draw:path>
        <draw:path draw:style-name="gr3" draw:text-style-name="P3" draw:layer="layout" svg:width="0.115cm" svg:height="0.259cm" svg:x="6.284cm" svg:y="7.362cm" svg:viewBox="0 0 116 260" svg:d="M116 251c-9 4-17 9-30 9-34 0-52-22-52-60v-115h-34v-25h34v-48l35-12v60h47v25h-47v111c0 13 0 21 4 30 5 4 13 8 22 8 8 0 16-4 21-8z">
          <text:p/>
        </draw:path>
        <draw:path draw:style-name="gr3" draw:text-style-name="P3" draw:layer="layout" svg:width="0.17cm" svg:height="0.204cm" svg:x="6.428cm" svg:y="7.417cm" svg:viewBox="0 0 171 205" svg:d="M171 110h-141c4 21 8 38 21 47 9 13 26 21 43 21 22 0 43-8 64-21v25c-17 13-42 23-68 23-30 0-52-10-68-27-13-21-22-42-22-76 0-30 9-56 26-73 17-21 38-29 64-29s47 8 60 25c12 17 21 38 21 68zM137 81c0-18-4-30-13-39-8-13-21-17-34-17-18 0-30 4-39 17-8 9-17 21-21 39z">
          <text:p/>
        </draw:path>
        <draw:path draw:style-name="gr3" draw:text-style-name="P3" draw:layer="layout" svg:width="0.101cm" svg:height="0.199cm" svg:x="6.645cm" svg:y="7.417cm" svg:viewBox="0 0 102 200" svg:d="M102 34c-8-5-13-5-25-5-14 0-27 5-35 18-9 13-13 30-13 51v102h-29v-196h29v38c4-13 13-21 21-29 9-9 21-13 31-13 8 0 17 0 21 4z">
          <text:p/>
        </draw:path>
        <draw:path draw:style-name="gr3" draw:text-style-name="P3" draw:layer="layout" svg:width="0.183cm" svg:height="0.195cm" svg:x="6.75cm" svg:y="7.421cm" svg:viewBox="0 0 184 196" svg:d="M184 0l-81 196h-30l-73-196h34l52 141c0 13 5 21 5 30 4-13 4-22 8-30l51-141z">
          <text:p/>
        </draw:path>
        <draw:path draw:style-name="gr3" draw:text-style-name="P3" draw:layer="layout" svg:width="0.152cm" svg:height="0.204cm" svg:x="6.95cm" svg:y="7.417cm" svg:viewBox="0 0 153 205" svg:d="M153 200h-29v-30c-14 21-35 35-61 35-21 0-34-5-46-18-13-9-17-22-17-39 0-38 21-59 63-63l61-9c0-34-14-51-39-51-26 0-47 9-64 26v-34c17-13 38-17 64-17 47 0 68 25 68 72zM124 102l-48 4c-13 4-25 4-34 13-4 4-8 12-8 25 0 8 0 17 8 26 9 4 17 8 26 8 17 0 29-8 38-17 12-13 18-25 18-42z">
          <text:p/>
        </draw:path>
        <draw:polygon draw:style-name="gr3" draw:text-style-name="P3" draw:layer="layout" svg:width="0.034cm" svg:height="0.288cm" svg:x="7.162cm" svg:y="7.327cm" svg:viewBox="0 0 35 289" draw:points="0,0 35,0 35,289 0,289">
          <text:p/>
        </draw:polygon>
        <draw:path draw:style-name="gr3" draw:text-style-name="P3" draw:layer="layout" svg:width="0.038cm" svg:height="0.284cm" svg:x="7.361cm" svg:y="7.332cm" svg:viewBox="0 0 39 285" svg:d="M17 38c-5 0-9 0-13-4s-4-9-4-13c0-8 0-13 4-17s8-4 13-4c8 0 14 0 18 4s4 9 4 17c0 4 0 9-4 13s-10 4-18 4zM35 285h-35v-196h35z">
          <text:p/>
        </draw:path>
        <draw:path draw:style-name="gr3" draw:text-style-name="P3" draw:layer="layout" svg:width="0.16cm" svg:height="0.199cm" svg:x="7.459cm" svg:y="7.417cm" svg:viewBox="0 0 161 200" svg:d="M161 200h-34v-114c0-38-13-61-43-61-17 0-29 5-38 17-13 14-17 27-17 44v114h-29v-196h29v30c17-21 38-34 64-34 21 0 38 4 52 17 8 17 16 35 16 61z">
          <text:p/>
        </draw:path>
        <draw:path draw:style-name="gr3" draw:text-style-name="P3" draw:layer="layout" svg:width="0.148cm" svg:height="0.204cm" svg:x="7.662cm" svg:y="7.417cm" svg:viewBox="0 0 149 205" svg:d="M149 191c-17 9-34 14-56 14-25 0-51-10-68-31-16-17-25-38-25-68 0-34 9-59 30-76 17-21 42-30 72-30 18 0 35 4 47 9v33c-17-12-29-17-47-17-21 0-38 9-51 22s-17 34-17 55c0 25 4 42 17 55s30 21 46 21c18 0 35-8 52-17z">
          <text:p/>
        </draw:path>
        <draw:polygon draw:style-name="gr3" draw:text-style-name="P3" draw:layer="layout" svg:width="0.033cm" svg:height="0.288cm" svg:x="7.857cm" svg:y="7.327cm" svg:viewBox="0 0 34 289" draw:points="0,0 34,0 34,289 0,289">
          <text:p/>
        </draw:polygon>
        <draw:path draw:style-name="gr3" draw:text-style-name="P3" draw:layer="layout" svg:width="0.161cm" svg:height="0.2cm" svg:x="7.946cm" svg:y="7.421cm" svg:viewBox="0 0 162 201" svg:d="M162 196h-30v-29c-12 21-34 34-63 34-43 0-69-30-69-85v-116h30v111c0 43 17 64 47 64 17 0 30-8 38-17 13-13 17-25 17-47v-111h30z">
          <text:p/>
        </draw:path>
        <draw:path draw:style-name="gr3" draw:text-style-name="P3" draw:layer="layout" svg:width="0.178cm" svg:height="0.294cm" svg:x="8.158cm" svg:y="7.327cm" svg:viewBox="0 0 179 295" svg:d="M179 290h-30v-34h-4c-13 26-35 39-65 39-25 0-46-9-59-26-17-17-21-42-21-72 0-34 8-61 21-78 17-21 38-29 68-29 25 0 47 8 56 29h4v-119h30zM149 201v-29c0-13-8-31-17-40-8-13-26-17-39-17-21 0-34 9-47 21-8 14-17 36-17 61 0 21 9 38 17 51 9 13 26 21 43 21s29-8 43-21c9-13 17-26 17-47z">
          <text:p/>
        </draw:path>
        <draw:path draw:style-name="gr3" draw:text-style-name="P3" draw:layer="layout" svg:width="0.169cm" svg:height="0.204cm" svg:x="8.387cm" svg:y="7.417cm" svg:viewBox="0 0 170 205" svg:d="M170 110h-141c0 21 9 38 17 47 13 13 30 21 47 21 21 0 42-8 64-21v25c-22 13-43 23-68 23-30 0-51-10-68-27-13-21-21-42-21-76 0-30 8-56 25-73 17-21 38-29 64-29 25 0 42 8 60 25 13 17 21 38 21 68zM135 81c0-18-4-30-12-39-9-13-22-17-34-17-17 0-30 4-38 17-13 9-17 21-22 39z">
          <text:p/>
        </draw:path>
        <draw:path draw:style-name="gr3" draw:text-style-name="P3" draw:layer="layout" svg:width="0.127cm" svg:height="0.204cm" svg:x="8.59cm" svg:y="7.417cm" svg:viewBox="0 0 128 205" svg:d="M0 191v-34c17 13 34 21 55 21 30 0 43-8 43-30 0-4 0-8-5-12-4-5-4-5-8-9s-9-4-17-8c-4 0-8-5-17-9-8 0-13-4-21-8-5-5-13-9-17-13-5-4-9-8-9-13-4-8-4-13-4-21 0-9 4-17 8-26 5-4 9-12 17-16 5-5 13-9 22-9 8-4 17-4 29-4 17 0 30 4 44 8v30c-14-9-31-13-48-13-8 0-12 0-17 4-4 0-8 0-12 5-5 0-5 4-9 8 0 4 0 9 0 9 0 8 0 12 0 12 4 5 4 9 9 13 4 0 8 5 12 5 5 4 13 4 17 8 9 4 17 8 26 8 4 5 13 9 18 13 4 4 8 9 8 17 4 4 4 13 4 17 0 13 0 21-4 26-4 8-8 12-18 21-8 4-17 4-25 9-9 5-17 5-30 5-17 0-38-5-51-14z">
          <text:p/>
        </draw:path>
        <draw:path draw:style-name="gr3" draw:text-style-name="P3" draw:layer="layout" svg:width="0.114cm" svg:height="0.259cm" svg:x="8.849cm" svg:y="7.362cm" svg:viewBox="0 0 115 260" svg:d="M115 251c-8 4-18 9-31 9-33 0-50-22-50-60v-115h-34v-25h34v-48l29-12v60h52v25h-52v111c0 13 4 21 9 30 4 4 12 8 21 8s18-4 22-8z">
          <text:p/>
        </draw:path>
        <draw:path draw:style-name="gr3" draw:text-style-name="P3" draw:layer="layout" svg:width="0.162cm" svg:height="0.288cm" svg:x="9.005cm" svg:y="7.328cm" svg:viewBox="0 0 163 289" svg:d="M163 289h-34v-114c0-38-13-60-44-60-17 0-30 5-38 17-13 13-17 26-17 47v110h-30v-289h30v124c17-21 38-34 65-34 46 0 68 25 68 77z">
          <text:p/>
        </draw:path>
        <draw:path draw:style-name="gr3" draw:text-style-name="P3" draw:layer="layout" svg:width="0.165cm" svg:height="0.204cm" svg:x="9.213cm" svg:y="7.417cm" svg:viewBox="0 0 166 205" svg:d="M166 110h-136c0 21 8 38 17 47 13 13 25 21 46 21 23 0 44-8 61-21v25c-17 13-38 23-69 23-25 0-47-10-64-27-17-21-21-42-21-76 0-30 9-56 25-73 18-21 39-29 64-29 27 0 44 8 61 25 12 17 16 38 16 68zM137 81c0-18-4-30-13-39-8-13-22-17-35-17-17 0-29 4-38 17-13 9-17 21-21 39z">
          <text:p/>
        </draw:path>
        <draw:path draw:style-name="gr3" draw:text-style-name="P3" draw:layer="layout" svg:width="0.178cm" svg:height="0.288cm" svg:x="9.535cm" svg:y="7.417cm" svg:viewBox="0 0 179 289" svg:d="M30 170v119h-30v-285h30v34c17-25 38-38 68-38 25 0 47 8 59 25 14 17 22 43 22 72 0 30-8 55-26 77-13 21-38 30-64 30-25 0-46-13-59-34zM30 93v26c0 17 4 29 17 42 8 9 21 17 38 17s34-8 47-21c8-17 13-38 13-64 0-21-5-38-13-51-13-13-26-17-43-17s-34 9-42 17c-13 13-17 30-17 51z">
          <text:p/>
        </draw:path>
        <draw:path draw:style-name="gr3" draw:text-style-name="P3" draw:layer="layout" svg:width="0.191cm" svg:height="0.204cm" svg:x="9.751cm" svg:y="7.417cm" svg:viewBox="0 0 192 205" svg:d="M95 205c-30 0-51-10-69-31-17-17-26-42-26-72s9-55 26-77c18-16 43-25 73-25s51 9 68 25c17 17 25 43 25 77 0 30-8 55-25 72-22 21-43 31-72 31zM95 25c-17 0-34 9-47 22-9 13-18 30-18 55s9 42 18 55c13 13 30 21 47 21 21 0 38-8 46-21 13-13 17-30 17-55s-4-42-17-55c-8-13-25-22-46-22z">
          <text:p/>
        </draw:path>
        <draw:path draw:style-name="gr3" draw:text-style-name="P3" draw:layer="layout" svg:width="0.132cm" svg:height="0.204cm" svg:x="9.976cm" svg:y="7.417cm" svg:viewBox="0 0 133 205" svg:d="M0 191v-34c17 13 38 21 60 21 26 0 39-8 39-30 0-4 0-8-5-12 0-5-4-5-8-9s-9-4-13-8c-4 0-13-5-17-9-8 0-18-4-26-8-4-5-9-9-13-13s-8-8-13-13c0-8-4-13-4-21 0-9 4-17 9-26 4-4 8-12 17-16 4-5 12-9 22-9 12-4 21-4 29-4 17 0 30 4 47 8v30c-17-9-34-13-51-13-4 0-13 0-17 4-4 0-8 0-14 5 0 0-4 4-4 8-4 4-4 9-4 9 0 8 0 12 4 12 0 5 4 9 10 13 0 0 4 5 12 5 5 4 9 4 17 8 9 4 13 8 22 8 8 5 12 9 17 13 4 4 8 9 12 17 0 4 5 13 5 17 0 13-5 21-9 26-4 8-8 12-17 21-4 4-13 4-25 9-9 5-17 5-26 5-22 0-39-5-56-14z">
          <text:p/>
        </draw:path>
        <draw:path draw:style-name="gr3" draw:text-style-name="P3" draw:layer="layout" svg:width="0.131cm" svg:height="0.204cm" svg:x="10.142cm" svg:y="7.417cm" svg:viewBox="0 0 132 205" svg:d="M0 191v-34c17 13 39 21 60 21 25 0 38-8 38-30 0-4 0-8-4-12 0-5-5-5-9-9s-8-4-13-8c-4 0-12-5-16-9-9 0-17-4-26-8-4-5-8-9-13-13-9-4-9-8-13-13 0-8-4-13-4-21 0-9 4-17 8-26 5-4 9-12 18-16 4-5 13-9 21-9 13-4 21-4 30-4 17 0 29 4 46 8v30c-17-9-34-13-51-13-4 0-12 0-16 4-5 0-9 0-13 5 0 0-4 4-4 8-5 4-5 9-5 9 0 8 0 12 5 12 0 5 4 9 4 13 4 0 8 5 17 5 4 4 8 4 17 8 8 4 12 8 21 8 8 5 13 9 17 13s8 9 13 17c0 4 4 13 4 17 0 13-4 21-9 26-4 8-8 12-17 21-4 4-12 4-25 9-9 5-17 5-25 5-22 0-39-5-56-14z">
          <text:p/>
        </draw:path>
        <draw:path draw:style-name="gr3" draw:text-style-name="P3" draw:layer="layout" svg:width="0.039cm" svg:height="0.284cm" svg:x="10.315cm" svg:y="7.332cm" svg:viewBox="0 0 40 285" svg:d="M23 38c-9 0-13 0-17-4-6-4-6-9-6-13 0-8 0-13 6-17 4-4 8-4 17-4 4 0 8 0 12 4 5 4 5 9 5 17 0 4 0 9-5 13-4 4-8 4-12 4zM35 285h-29v-196h29z">
          <text:p/>
        </draw:path>
        <draw:path draw:style-name="gr3" draw:text-style-name="P3" draw:layer="layout" svg:width="0.178cm" svg:height="0.294cm" svg:x="10.413cm" svg:y="7.327cm" svg:viewBox="0 0 179 295" svg:d="M35 261h-5v29h-30v-290h30v128h5c12-25 38-38 68-38 21 0 42 8 55 25 17 17 21 44 21 73 0 30-9 55-21 77-17 21-38 30-68 30-26 0-43-13-55-34zM30 184v26c0 17 9 29 17 42 13 9 26 17 43 17s30-8 42-21c13-17 17-38 17-64 0-21-4-38-17-52-8-13-21-17-38-17-21 0-34 9-47 17-8 14-17 31-17 52z">
          <text:p/>
        </draw:path>
        <draw:path draw:style-name="gr3" draw:text-style-name="P3" draw:layer="layout" svg:width="0.043cm" svg:height="0.284cm" svg:x="10.637cm" svg:y="7.332cm" svg:viewBox="0 0 44 285" svg:d="M23 38c-9 0-14 0-18-4 0-4-5-9-5-13 0-8 0-13 5-17 4-4 9-4 18-4 4 0 8 0 12 4s9 9 9 17c0 4-5 9-9 13s-8 4-12 4zM35 285h-30v-196h30z">
          <text:p/>
        </draw:path>
        <draw:polygon draw:style-name="gr3" draw:text-style-name="P3" draw:layer="layout" svg:width="0.034cm" svg:height="0.288cm" svg:x="10.735cm" svg:y="7.327cm" svg:viewBox="0 0 35 289" draw:points="0,0 35,0 35,289 0,289">
          <text:p/>
        </draw:polygon>
        <draw:path draw:style-name="gr3" draw:text-style-name="P3" draw:layer="layout" svg:width="0.042cm" svg:height="0.284cm" svg:x="10.824cm" svg:y="7.332cm" svg:viewBox="0 0 43 285" svg:d="M21 38c-4 0-8 0-13-4-4-4-8-9-8-13 0-8 4-13 8-17 5-4 9-4 13-4 9 0 14 0 18 4s4 9 4 17c0 4 0 9-4 13s-9 4-18 4zM39 285h-35v-196h35z">
          <text:p/>
        </draw:path>
        <draw:path draw:style-name="gr3" draw:text-style-name="P3" draw:layer="layout" svg:width="0.115cm" svg:height="0.259cm" svg:x="10.9cm" svg:y="7.362cm" svg:viewBox="0 0 116 260" svg:d="M116 251c-9 4-18 9-31 9-34 0-51-22-51-60v-115h-34v-25h34v-48l30-12v60h52v25h-52v111c0 13 4 21 8 30 5 4 13 8 21 8 10 0 18-4 23-8z">
          <text:p/>
        </draw:path>
        <draw:path draw:style-name="gr3" draw:text-style-name="P3" draw:layer="layout" svg:width="0.183cm" svg:height="0.284cm" svg:x="11.027cm" svg:y="7.421cm" svg:viewBox="0 0 184 285" svg:d="M184 0l-91 226c-16 43-38 59-67 59-9 0-13 0-21 0v-29c8 4 12 4 21 4 12 0 25-8 34-30l17-34-77-196h34l51 149c4 5 4 9 4 18h4c0-5 0-9 0-18l60-149z">
          <text:p/>
        </draw:path>
        <draw:path draw:style-name="gr3" draw:text-style-name="P3" draw:layer="layout" svg:width="0.11cm" svg:height="0.259cm" svg:x="11.328cm" svg:y="7.362cm" svg:viewBox="0 0 111 260" svg:d="M111 251c-4 4-16 9-29 9-35 0-52-22-52-60v-115h-30v-25h30v-48l35-12v60h46v25h-46v111c0 12 0 21 4 30 4 4 13 8 26 8 4 0 12-4 16-8z">
          <text:p/>
        </draw:path>
        <draw:path draw:style-name="gr3" draw:text-style-name="P3" draw:layer="layout" svg:width="0.161cm" svg:height="0.288cm" svg:x="11.481cm" svg:y="7.328cm" svg:viewBox="0 0 162 289" svg:d="M162 289h-30v-114c0-38-17-60-46-60-13 0-26 5-39 17-8 13-18 26-18 47v110h-29v-289h29v124h6c12-21 34-34 63-34 43 0 64 25 64 77z">
          <text:p/>
        </draw:path>
        <draw:path draw:style-name="gr3" draw:text-style-name="P3" draw:layer="layout" svg:width="0.152cm" svg:height="0.204cm" svg:x="11.689cm" svg:y="7.417cm" svg:viewBox="0 0 153 205" svg:d="M153 200h-34v-30c-12 21-35 35-60 35-17 0-34-5-47-18-8-9-12-22-12-39 0-38 21-59 63-63l56-9c0-34-12-51-39-51-25 0-42 9-64 26v-34c22-13 43-17 68-17 44 0 69 25 69 72zM119 102l-47 4c-13 4-26 4-30 13-9 4-13 12-13 25 0 8 4 17 9 26 8 4 17 8 30 8 12 0 30-8 39-17 8-13 12-25 12-42z">
          <text:p/>
        </draw:path>
        <draw:path draw:style-name="gr3" draw:text-style-name="P3" draw:layer="layout" svg:width="0.115cm" svg:height="0.259cm" svg:x="11.875cm" svg:y="7.362cm" svg:viewBox="0 0 116 260" svg:d="M116 251c-9 4-17 9-30 9-34 0-52-22-52-60v-115h-34v-25h34v-48l31-12v60h51v25h-51v111c0 13 4 21 8 30 5 4 13 8 21 8 9 0 17-4 22-8z">
          <text:p/>
        </draw:path>
        <draw:path draw:style-name="gr3" draw:text-style-name="P3" draw:layer="layout" svg:width="0.114cm" svg:height="0.259cm" svg:x="12.113cm" svg:y="7.362cm" svg:viewBox="0 0 115 260" svg:d="M115 251c-9 4-17 9-30 9-34 0-50-22-50-60v-115h-35v-25h35v-48l29-12v60h51v25h-51v111c0 13 4 21 9 30 4 4 12 8 21 8 8 0 17-4 21-8z">
          <text:p/>
        </draw:path>
        <draw:path draw:style-name="gr3" draw:text-style-name="P3" draw:layer="layout" svg:width="0.161cm" svg:height="0.288cm" svg:x="12.269cm" svg:y="7.328cm" svg:viewBox="0 0 162 289" svg:d="M162 289h-33v-114c0-38-13-60-43-60-17 0-30 5-39 17-13 13-17 26-17 47v110h-30v-289h30v124c17-21 39-34 65-34 46 0 67 25 67 77z">
          <text:p/>
        </draw:path>
        <draw:path draw:style-name="gr3" draw:text-style-name="P3" draw:layer="layout" svg:width="0.165cm" svg:height="0.204cm" svg:x="12.477cm" svg:y="7.417cm" svg:viewBox="0 0 166 205" svg:d="M166 110h-136c0 21 8 38 17 47 12 13 25 21 46 21 22 0 43-8 61-21v25c-18 13-39 23-69 23-26 0-47-10-64-27-17-21-21-42-21-76 0-30 8-56 25-73 17-21 38-29 64-29s42 8 60 25c13 17 17 38 17 68zM136 81c0-18-5-30-13-39-8-13-21-17-38-17-13 0-26 4-34 17-13 9-17 21-21 39z">
          <text:p/>
        </draw:path>
        <draw:path draw:style-name="gr3" draw:text-style-name="P3" draw:layer="layout" svg:width="0.178cm" svg:height="0.294cm" svg:x="12.786cm" svg:y="7.327cm" svg:viewBox="0 0 179 295" svg:d="M179 290h-34v-34c-12 26-34 39-68 39-21 0-43-9-55-26-17-17-22-42-22-72 0-34 5-61 22-78 17-21 38-29 67-29 26 0 44 8 56 29v-119h34zM145 201v-29c0-13-4-31-12-40-14-13-27-17-44-17-16 0-33 9-42 21-13 14-17 36-17 61 0 21 4 38 17 51 9 13 21 21 42 21 17 0 30-8 44-21 8-13 12-26 12-47z">
          <text:p/>
        </draw:path>
        <draw:path draw:style-name="gr3" draw:text-style-name="P3" draw:layer="layout" svg:width="0.038cm" svg:height="0.284cm" svg:x="13.024cm" svg:y="7.332cm" svg:viewBox="0 0 39 285" svg:d="M17 38c-4 0-9 0-13-4s-4-9-4-13c0-8 0-13 4-17s9-4 13-4c8 0 14 0 18 4s4 9 4 17c0 4 0 9-4 13s-10 4-18 4zM35 285h-31v-196h31z">
          <text:p/>
        </draw:path>
        <draw:path draw:style-name="gr3" draw:text-style-name="P3" draw:layer="layout" svg:width="0.115cm" svg:height="0.293cm" svg:x="13.1cm" svg:y="7.323cm" svg:viewBox="0 0 116 294" svg:d="M116 30c-5 0-13-4-18-4-25 0-34 13-34 42v30h47v25h-47v171h-30v-171h-34v-25h34v-30c0-21 4-38 17-51s26-17 43-17c9 0 17 0 22 4z">
          <text:p/>
        </draw:path>
        <draw:path draw:style-name="gr3" draw:text-style-name="P3" draw:layer="layout" svg:width="0.118cm" svg:height="0.293cm" svg:x="13.219cm" svg:y="7.323cm" svg:viewBox="0 0 119 294" svg:d="M119 30c-4 0-12-4-21-4-21 0-29 13-29 42v30h42v25h-42v171h-35v-171h-34v-25h34v-30c0-21 8-38 17-51 13-13 30-17 47-17 9 0 17 0 21 4z">
          <text:p/>
        </draw:path>
        <draw:path draw:style-name="gr3" draw:text-style-name="P3" draw:layer="layout" svg:width="0.17cm" svg:height="0.204cm" svg:x="13.35cm" svg:y="7.417cm" svg:viewBox="0 0 171 205" svg:d="M171 110h-137c0 21 4 38 17 47 8 13 26 21 48 21 21 0 38-8 59-21v25c-17 13-42 23-68 23-31 0-52-10-64-27-17-21-26-42-26-76 0-30 9-56 26-73 16-21 38-29 64-29s47 8 60 25c12 17 21 38 21 68zM137 81c0-18-4-30-13-39-8-13-17-17-34-17-13 0-26 4-39 17-9 9-17 21-17 39z">
          <text:p/>
        </draw:path>
        <draw:path draw:style-name="gr3" draw:text-style-name="P3" draw:layer="layout" svg:width="0.101cm" svg:height="0.199cm" svg:x="13.567cm" svg:y="7.417cm" svg:viewBox="0 0 102 200" svg:d="M102 34c-4-5-13-5-25-5-13 0-21 5-30 18-13 13-17 30-17 51v102h-30v-196h30v38h4c5-13 9-21 17-29 13-9 22-13 34-13 4 0 13 0 17 4z">
          <text:p/>
        </draw:path>
        <draw:path draw:style-name="gr3" draw:text-style-name="P3" draw:layer="layout" svg:width="0.17cm" svg:height="0.204cm" svg:x="13.689cm" svg:y="7.417cm" svg:viewBox="0 0 171 205" svg:d="M171 110h-141c4 21 8 38 21 47 9 13 26 21 43 21 22 0 43-8 64-21v25c-17 13-42 23-68 23-30 0-52-10-69-27-12-21-21-42-21-76 0-30 9-56 26-73 17-21 38-29 64-29s47 8 60 25c12 17 21 38 21 68zM137 81c0-18-4-30-13-39-8-13-21-17-34-17-18 0-30 4-39 17-8 9-17 21-21 39z">
          <text:p/>
        </draw:path>
        <draw:path draw:style-name="gr3" draw:text-style-name="P3" draw:layer="layout" svg:width="0.162cm" svg:height="0.199cm" svg:x="13.905cm" svg:y="7.417cm" svg:viewBox="0 0 163 200" svg:d="M163 200h-30v-110c0-43-17-65-47-65-17 0-29 4-38 17-13 14-17 27-17 48v110h-31v-196h31v34c17-25 38-38 64-38 21 0 38 4 51 21 12 13 17 35 17 61z">
          <text:p/>
        </draw:path>
        <draw:path draw:style-name="gr3" draw:text-style-name="P3" draw:layer="layout" svg:width="0.148cm" svg:height="0.204cm" svg:x="14.109cm" svg:y="7.417cm" svg:viewBox="0 0 149 205" svg:d="M149 191c-17 9-33 14-55 14-25 0-50-10-67-31-18-17-27-38-27-68 0-34 9-59 31-76 17-21 42-30 72-30 17 0 34 4 46 9v33c-17-12-29-17-46-17-21 0-38 9-51 22s-17 34-17 55c0 25 4 42 17 55s30 21 47 21 33-8 50-17z">
          <text:p/>
        </draw:path>
        <draw:path draw:style-name="gr3" draw:text-style-name="P3" draw:layer="layout" svg:width="0.17cm" svg:height="0.204cm" svg:x="14.291cm" svg:y="7.417cm" svg:viewBox="0 0 171 205" svg:d="M171 110h-141c4 21 8 39 21 47 9 13 25 21 42 21 26 0 43-8 64-21v25c-17 13-42 23-68 23-29 0-51-10-68-27-12-21-21-42-21-76 0-30 9-56 26-73 17-21 38-29 63-29 26 0 47 8 60 25s22 38 22 68zM136 81c0-18-5-30-13-39-8-13-21-17-34-17-17 0-29 4-38 17-8 9-17 21-17 39z">
          <text:p/>
        </draw:path>
        <draw:path draw:style-name="gr3" draw:text-style-name="P3" draw:layer="layout" svg:width="0.178cm" svg:height="0.294cm" svg:x="14.613cm" svg:y="7.327cm" svg:viewBox="0 0 179 295" svg:d="M34 261h-4v29h-30v-290h30v128h4c13-25 34-38 65-38 25 0 46 8 59 25 17 17 21 44 21 73 0 30-8 55-21 77-17 21-38 30-68 30-26 0-43-13-56-34zM30 184v26c0 17 8 29 17 42 13 9 25 17 39 17 21 0 34-8 47-21 8-17 17-38 17-64 0-21-9-38-17-52-9-13-21-17-38-17-23 0-35 9-48 17-9 14-17 31-17 52z">
          <text:p/>
        </draw:path>
        <draw:path draw:style-name="gr3" draw:text-style-name="P3" draw:layer="layout" svg:width="0.17cm" svg:height="0.204cm" svg:x="14.829cm" svg:y="7.417cm" svg:viewBox="0 0 171 205" svg:d="M171 110h-141c0 21 8 38 17 47 13 13 30 21 47 21 21 0 43-8 64-21v25c-17 13-43 23-68 23-30 0-52-10-68-27-13-21-22-42-22-76 0-30 9-56 26-73 17-21 38-29 64-29 25 0 47 8 60 25s21 38 21 68zM137 81c0-18-4-30-14-39-8-13-21-17-33-17-17 0-30 4-39 17-8 9-17 21-21 39z">
          <text:p/>
        </draw:path>
        <draw:path draw:style-name="gr3" draw:text-style-name="P3" draw:layer="layout" svg:width="0.115cm" svg:height="0.259cm" svg:x="15.02cm" svg:y="7.362cm" svg:viewBox="0 0 116 260" svg:d="M116 251c-9 4-17 9-30 9-35 0-52-22-52-60v-115h-34v-25h34v-48l34-12v60h48v25h-48v111c0 13 0 21 4 30 5 4 14 8 23 8 8 0 16-4 21-8z">
          <text:p/>
        </draw:path>
        <draw:path draw:style-name="gr3" draw:text-style-name="P3" draw:layer="layout" svg:width="0.271cm" svg:height="0.195cm" svg:x="15.152cm" svg:y="7.421cm" svg:viewBox="0 0 272 196" svg:d="M272 0l-59 196h-34l-39-141c-5-4-5-13-5-17 0 4-4 9-4 17l-42 141h-34l-55-196h29l43 145c0 4 0 13 0 22h4c0-9 0-13 0-22l46-145h30l39 145c5 9 5 13 5 22 0-9 4-13 4-22l38-145z">
          <text:p/>
        </draw:path>
        <draw:path draw:style-name="gr3" draw:text-style-name="P3" draw:layer="layout" svg:width="0.17cm" svg:height="0.204cm" svg:x="15.444cm" svg:y="7.417cm" svg:viewBox="0 0 171 205" svg:d="M171 110h-136c0 21 4 38 17 47 9 13 25 21 42 21 26 0 43-8 64-21v25c-17 13-42 23-68 23-29 0-51-10-68-27-14-21-22-42-22-76 0-30 8-56 26-73 17-21 39-29 64-29 26 0 47 8 59 25 13 17 22 38 22 68zM137 81c0-18-4-30-13-39-8-13-17-17-34-17s-25 4-38 17c-9 9-17 21-17 39z">
          <text:p/>
        </draw:path>
        <draw:path draw:style-name="gr3" draw:text-style-name="P3" draw:layer="layout" svg:width="0.17cm" svg:height="0.204cm" svg:x="15.647cm" svg:y="7.417cm" svg:viewBox="0 0 171 205" svg:d="M171 110h-141c4 21 9 38 21 47 9 13 26 21 43 21 25 0 42-8 64-21v25c-18 13-43 23-68 23-30 0-51-10-68-27-13-21-22-42-22-76 0-30 9-56 26-73 17-21 38-29 64-29 25 0 46 8 59 25 14 17 22 38 22 68zM136 81c0-18-4-30-12-39-9-13-22-17-34-17-17 0-30 4-39 17-8 9-17 21-17 39z">
          <text:p/>
        </draw:path>
        <draw:path draw:style-name="gr3" draw:text-style-name="P3" draw:layer="layout" svg:width="0.161cm" svg:height="0.199cm" svg:x="15.864cm" svg:y="7.417cm" svg:viewBox="0 0 162 200" svg:d="M162 200h-31v-114c0-38-17-61-46-61-17 0-30 5-39 17-12 14-16 27-16 44v114h-30v-196h30v30c16-21 38-34 63-34 21 0 38 4 51 17 14 17 18 35 18 61z">
          <text:p/>
        </draw:path>
        <draw:path draw:style-name="gr3" draw:text-style-name="P3" draw:layer="layout" svg:width="0.114cm" svg:height="0.259cm" svg:x="16.165cm" svg:y="7.362cm" svg:viewBox="0 0 115 260" svg:d="M115 251c-8 4-17 9-30 9-34 0-51-22-51-60v-115h-34v-25h34v-48l33-12v60h48v25h-48v111c0 13 0 21 5 30 4 4 13 8 22 8 8 0 17-4 21-8z">
          <text:p/>
        </draw:path>
        <draw:path draw:style-name="gr3" draw:text-style-name="P3" draw:layer="layout" svg:width="0.162cm" svg:height="0.289cm" svg:x="16.321cm" svg:y="7.327cm" svg:viewBox="0 0 163 290" svg:d="M163 290h-30v-114c0-39-17-60-47-60-17 0-30 4-38 17-9 13-17 26-17 47v110h-31v-290h31v129c17-25 38-38 68-38 42 0 64 25 64 81z">
          <text:p/>
        </draw:path>
        <draw:path draw:style-name="gr3" draw:text-style-name="P3" draw:layer="layout" svg:width="0.17cm" svg:height="0.204cm" svg:x="16.529cm" svg:y="7.417cm" svg:viewBox="0 0 171 205" svg:d="M171 110h-141c0 21 8 38 17 47 13 13 30 21 46 21 22 0 44-8 61-21v25c-17 13-39 23-69 23-25 0-47-10-63-27-18-21-22-42-22-76 0-30 9-56 26-73 17-21 38-29 63-29 26 0 44 8 61 25 12 17 21 38 21 68zM137 81c0-18-4-30-13-39-9-13-22-17-35-17-17 0-29 4-38 17-13 9-17 21-21 39z">
          <text:p/>
        </draw:path>
        <draw:path draw:style-name="gr3" draw:text-style-name="P3" draw:layer="layout" svg:width="0.114cm" svg:height="0.259cm" svg:x="16.826cm" svg:y="7.362cm" svg:viewBox="0 0 115 260" svg:d="M115 251c-8 4-18 9-30 9-34 0-51-22-51-60v-115h-34v-25h34v-48l29-12v60h52v25h-52v111c0 13 5 21 9 30 4 4 13 8 21 8 9 0 18-4 22-8z">
          <text:p/>
        </draw:path>
        <draw:path draw:style-name="gr3" draw:text-style-name="P3" draw:layer="layout" svg:width="0.276cm" svg:height="0.195cm" svg:x="16.953cm" svg:y="7.421cm" svg:viewBox="0 0 277 196" svg:d="M277 0l-61 196h-34l-38-141c-4-4-4-13-4-17 0 4-4 9-4 17l-43 141h-34l-59-196h34l42 145c0 4 0 13 0 22h5c0-9 0-13 0-22l46-145h30l38 145c0 9 4 13 4 22 0-9 4-13 4-22l40-145z">
          <text:p/>
        </draw:path>
        <draw:path draw:style-name="gr3" draw:text-style-name="P3" draw:layer="layout" svg:width="0.191cm" svg:height="0.204cm" svg:x="17.25cm" svg:y="7.417cm" svg:viewBox="0 0 192 205" svg:d="M93 205c-30 0-51-10-68-31-17-17-25-43-25-72 0-30 8-56 25-77 17-17 43-25 72-25 30 0 52 8 69 25s26 43 26 77c0 29-9 55-26 72-17 21-43 31-73 31zM97 25c-21 0-38 9-46 21-13 13-22 30-22 56 0 25 9 42 22 55 8 13 25 21 46 21 17 0 34-8 48-21 8-13 13-30 13-55 0-26-5-43-13-56-14-12-31-21-48-21z">
          <text:p/>
        </draw:path>
        <draw:path draw:style-name="gr3" draw:text-style-name="P3" draw:layer="layout" svg:width="0.276cm" svg:height="0.199cm" svg:x="17.597cm" svg:y="7.417cm" svg:viewBox="0 0 277 200" svg:d="M277 200h-30v-114c0-22-4-34-12-48-5-9-17-13-34-13-13 0-26 4-34 17-9 14-13 31-13 48v110h-31v-114c0-39-17-61-46-61-13 0-26 4-34 17-9 14-13 27-13 48v110h-30v-196h30v30c17-21 34-34 64-34 12 0 21 4 33 8 9 9 18 21 23 30 12-25 34-38 63-38 43 0 64 25 64 82z">
          <text:p/>
        </draw:path>
        <draw:path draw:style-name="gr3" draw:text-style-name="P3" draw:layer="layout" svg:width="0.17cm" svg:height="0.204cm" svg:x="17.919cm" svg:y="7.417cm" svg:viewBox="0 0 171 205" svg:d="M171 110h-141c0 21 9 38 17 47 13 13 30 21 48 21 21 0 42-8 59-21v25c-17 13-38 23-68 23-26 0-47-10-64-27-17-21-22-42-22-76 0-30 9-56 26-73 17-21 38-29 65-29 25 0 42 8 59 25 13 17 21 38 21 68zM137 81c0-18-4-30-13-39-8-13-21-17-33-17-18 0-31 4-39 17-13 9-17 21-22 39z">
          <text:p/>
        </draw:path>
        <draw:path draw:style-name="gr3" draw:text-style-name="P3" draw:layer="layout" svg:width="0.152cm" svg:height="0.204cm" svg:x="18.119cm" svg:y="7.417cm" svg:viewBox="0 0 153 205" svg:d="M153 200h-29v-30c-13 21-34 35-60 35-22 0-35-5-47-18-9-9-17-22-17-39 0-38 21-59 64-63l60-9c0-34-13-51-38-51-26 0-48 9-65 26v-34c17-13 39-17 65-17 46 0 67 25 67 72zM124 102l-47 4c-13 4-26 4-35 13-4 4-8 12-8 25 0 8 4 17 8 26 9 4 18 8 31 8s25-8 38-17c8-13 13-25 13-42z">
          <text:p/>
        </draw:path>
        <draw:path draw:style-name="gr3" draw:text-style-name="P3" draw:layer="layout" svg:width="0.161cm" svg:height="0.199cm" svg:x="18.331cm" svg:y="7.417cm" svg:viewBox="0 0 162 200" svg:d="M162 200h-30v-110c0-43-17-65-48-65-12 0-25 4-38 17-8 14-13 27-13 48v110h-33v-196h33v34c13-25 34-38 64-38 22 0 39 4 48 21 13 13 17 35 17 61z">
          <text:p/>
        </draw:path>
        <draw:path draw:style-name="gr3" draw:text-style-name="P3" draw:layer="layout" svg:width="0.132cm" svg:height="0.204cm" svg:x="18.538cm" svg:y="7.417cm" svg:viewBox="0 0 133 205" svg:d="M0 191v-34c17 13 38 21 60 21 25 0 38-8 38-30 0-4 0-8-5-12 0-5-4-5-8-9s-8-4-13-8c-4 0-12-5-17-9-8 0-17-4-25-8-4-5-9-9-13-13s-8-8-12-13c0-8-5-13-5-21 0-9 5-17 9-26 4-4 8-12 17-16 4-5 12-9 21-9 13-4 21-4 30-4 16 0 29 4 46 8v30c-17-9-34-13-51-13-4 0-12 0-17 4-4 0-8 0-12 5 0 0-5 4-5 8-4 4-4 9-4 9 0 8 0 12 4 12 0 5 5 9 9 13 0 0 4 5 13 5 4 4 8 4 17 8 8 4 12 8 21 8 8 5 13 9 17 13s8 9 13 17c0 4 5 13 5 17 0 13-5 21-10 26-4 8-8 12-17 21-4 4-13 4-25 9-9 5-17 5-26 5-21 0-38-5-55-14z">
          <text:p/>
        </draw:path>
        <draw:path draw:style-name="gr3" draw:text-style-name="P3" draw:layer="layout" svg:width="0.043cm" svg:height="0.284cm" svg:x="18.818cm" svg:y="7.332cm" svg:viewBox="0 0 44 285" svg:d="M22 38c-5 0-13 0-13-4-5-4-9-9-9-13 0-8 4-13 9-17 0-4 8-4 13-4s9 0 13 4 9 9 9 17c0 4-5 9-9 13s-8 4-13 4zM35 285h-31v-196h31z">
          <text:p/>
        </draw:path>
        <draw:path draw:style-name="gr3" draw:text-style-name="P3" draw:layer="layout" svg:width="0.127cm" svg:height="0.204cm" svg:x="18.907cm" svg:y="7.417cm" svg:viewBox="0 0 128 205" svg:d="M0 191v-34c13 13 34 21 55 21 27 0 39-8 39-30 0-4 0-8 0-12-4-5-8-5-12-9-6-4-10-4-14-8-4 0-13-5-17-9-9 0-17-4-21-8-9-5-13-9-17-13s-9-8-13-13c0-8 0-13 0-21 0-9 0-17 4-26 5-4 9-12 17-16 9-5 17-9 26-9 8-4 17-4 25-4 18 0 35 4 48 8v30c-17-9-30-13-52-13-4 0-9 0-17 4-4 0-9 0-9 5-4 0-8 4-8 8-4 4-4 9-4 9 0 8 0 12 4 12 0 5 4 9 8 13 5 0 9 5 13 5 4 4 9 4 17 8 10 4 18 8 22 8 9 5 13 9 17 13s9 9 13 17c4 4 4 13 4 17 0 13-4 21-8 26-5 8-9 12-17 21-4 4-13 4-21 9-14 5-23 5-31 5-21 0-38-5-51-14z">
          <text:p/>
        </draw:path>
        <draw:polygon draw:style-name="gr3" draw:text-style-name="P3" draw:layer="layout" svg:width="0.162cm" svg:height="0.195cm" svg:x="19.161cm" svg:y="7.421cm" svg:viewBox="0 0 163 196" draw:points="163,9 47,167 163,167 163,196 0,196 0,184 116,25 13,25 13,0 163,0">
          <text:p/>
        </draw:polygon>
        <draw:path draw:style-name="gr3" draw:text-style-name="P3" draw:layer="layout" svg:width="0.17cm" svg:height="0.204cm" svg:x="19.352cm" svg:y="7.417cm" svg:viewBox="0 0 171 205" svg:d="M171 110h-141c0 21 9 38 17 47 13 13 30 21 47 21 21 0 42-8 59-21v25c-17 13-38 23-68 23-25 0-46-10-63-27-18-21-22-42-22-76 0-30 9-56 26-73 17-21 38-29 63-29 26 0 43 8 60 25 12 17 22 38 22 68zM136 81c0-18-4-30-13-39-8-13-21-17-34-17-17 0-29 4-38 17-12 9-17 21-21 39z">
          <text:p/>
        </draw:path>
        <draw:path draw:style-name="gr3" draw:text-style-name="P3" draw:layer="layout" svg:width="0.102cm" svg:height="0.199cm" svg:x="19.568cm" svg:y="7.417cm" svg:viewBox="0 0 103 200" svg:d="M103 34c-8-5-17-5-25-5-14 0-27 5-35 18-9 13-13 30-13 51v102h-30v-196h30v38c4-13 13-21 21-29 9-9 17-13 31-13 9 0 13 0 21 4z">
          <text:p/>
        </draw:path>
        <draw:path draw:style-name="gr3" draw:text-style-name="P3" draw:layer="layout" svg:width="0.191cm" svg:height="0.204cm" svg:x="19.687cm" svg:y="7.417cm" svg:viewBox="0 0 192 205" svg:d="M98 205c-30 0-56-10-72-31-17-17-26-43-26-72 0-30 9-56 30-77 17-17 42-25 72-25 29 0 51 8 68 25 18 17 22 43 22 77 0 29-9 55-27 72-17 21-38 31-67 31zM98 25c-22 0-34 9-47 21-13 13-17 30-17 56 0 25 4 42 17 55s25 21 47 21c21 0 38-8 46-21 13-13 17-30 17-55 0-26-4-43-17-56-8-12-25-21-46-21z">
          <text:p/>
        </draw:path>
        <draw:path draw:style-name="gr3" draw:text-style-name="P3" draw:layer="layout" svg:width="0.131cm" svg:height="0.204cm" svg:x="20.022cm" svg:y="7.417cm" svg:viewBox="0 0 132 205" svg:d="M0 191v-34c17 13 38 21 59 21 26 0 39-8 39-30 0-4 0-8 0-12-4-5-8-5-13-9-4-4-9-4-13-8-4 0-13-5-17-9-9 0-17-4-21-8-9-5-13-9-17-13s-9-8-13-13c0-8 0-13 0-21 0-9 0-17 4-26 5-4 9-12 17-16 9-5 13-9 26-9 8-4 17-4 25-4 18 0 35 4 48 8v30c-17-9-30-13-52-13-4 0-8 0-17 4-4 0-9 0-9 5-4 0-8 4-8 8-4 4-4 9-4 9 0 8 0 12 4 12 0 5 4 9 8 13 0 0 5 5 13 5 5 4 9 4 17 8 9 4 18 8 22 8 9 5 13 9 17 13 5 4 9 9 13 17 4 4 4 13 4 17 0 13-4 21-8 26-4 8-9 12-17 21-4 4-13 4-22 9-13 5-21 5-30 5-21 0-38-5-55-14z">
          <text:p/>
        </draw:path>
        <draw:path draw:style-name="gr3" draw:text-style-name="P3" draw:layer="layout" svg:width="0.191cm" svg:height="0.204cm" svg:x="20.187cm" svg:y="7.417cm" svg:viewBox="0 0 192 205" svg:d="M95 205c-26 0-52-10-69-31-17-17-26-43-26-72 0-30 9-56 26-77 21-17 43-25 73-25 29 0 51 8 68 25s25 43 25 77c0 29-8 55-25 72-17 21-43 31-72 31zM99 25c-22 0-39 9-47 21-14 13-18 30-18 56 0 25 4 42 18 55 8 13 25 21 47 21 21 0 34-8 46-21 9-13 17-30 17-55 0-26-8-43-17-56-12-12-25-21-46-21z">
          <text:p/>
        </draw:path>
        <draw:path draw:style-name="gr3" draw:text-style-name="P3" draw:layer="layout" svg:width="0.115cm" svg:height="0.259cm" svg:x="20.509cm" svg:y="7.362cm" svg:viewBox="0 0 116 260" svg:d="M116 251c-9 4-17 9-30 9-35 0-52-22-52-60v-115h-34v-25h34v-48l35-12v60h47v25h-47v111c0 13 0 21 4 30 5 4 13 8 22 8 8 0 17-4 21-8z">
          <text:p/>
        </draw:path>
        <draw:path draw:style-name="gr3" draw:text-style-name="P3" draw:layer="layout" svg:width="0.161cm" svg:height="0.289cm" svg:x="20.666cm" svg:y="7.327cm" svg:viewBox="0 0 162 290" svg:d="M162 290h-29v-114c0-39-17-60-47-60-17 0-30 4-38 17-9 13-17 26-17 47v110h-31v-290h31v129c17-25 38-38 67-38 43 0 64 25 64 81z">
          <text:p/>
        </draw:path>
        <draw:path draw:style-name="gr3" draw:text-style-name="P3" draw:layer="layout" svg:width="0.169cm" svg:height="0.204cm" svg:x="20.874cm" svg:y="7.417cm" svg:viewBox="0 0 170 205" svg:d="M170 110h-141c0 21 9 39 17 47 13 13 30 21 47 21 21 0 43-8 59-21v25c-16 13-38 23-68 23-25 0-46-10-63-27-13-21-21-42-21-76 0-30 8-56 25-73 17-21 38-29 64-29 25 0 42 8 59 25 13 17 22 38 22 68zM136 81c0-18-5-30-13-39-9-13-21-17-34-17-17 0-30 4-38 17-13 9-17 21-22 39z">
          <text:p/>
        </draw:path>
        <draw:path draw:style-name="gr3" draw:text-style-name="P3" draw:layer="layout" svg:width="0.102cm" svg:height="0.199cm" svg:x="21.09cm" svg:y="7.417cm" svg:viewBox="0 0 103 200" svg:d="M103 34c-9-5-17-5-26-5-13 0-26 5-34 18-9 13-13 30-13 51v102h-30v-196h30v38c4-13 13-21 21-29 8-9 22-13 31-13 8 0 17 0 21 4z">
          <text:p/>
        </draw:path>
        <draw:path draw:style-name="gr3" draw:text-style-name="P3" draw:layer="layout" svg:width="0.169cm" svg:height="0.204cm" svg:x="21.209cm" svg:y="7.417cm" svg:viewBox="0 0 170 205" svg:d="M170 110h-135c0 21 8 38 17 47 12 13 25 21 46 21 22 0 43-8 60-21v25c-17 13-38 23-68 23-26 0-47-10-64-27-17-21-26-42-26-76 0-30 9-56 30-73 17-21 38-29 64-29s42 8 55 25c17 17 21 38 21 68zM141 81c0-18-5-30-13-39-8-13-21-17-38-17-13 0-26 4-34 17-13 9-17 21-21 39z">
          <text:p/>
        </draw:path>
        <draw:path draw:style-name="gr3" draw:text-style-name="P3" draw:layer="layout" svg:width="0.038cm" svg:height="0.284cm" svg:x="21.531cm" svg:y="7.332cm" svg:viewBox="0 0 39 285" svg:d="M17 38c-4 0-9 0-13-4s-4-9-4-13c0-8 0-13 4-17s9-4 13-4c8 0 13 0 18 4 4 4 4 9 4 17 0 4 0 9-4 13-5 4-10 4-18 4zM35 285h-31v-196h31z">
          <text:p/>
        </draw:path>
        <draw:path draw:style-name="gr3" draw:text-style-name="P3" draw:layer="layout" svg:width="0.127cm" svg:height="0.204cm" svg:x="21.616cm" svg:y="7.417cm" svg:viewBox="0 0 128 205" svg:d="M0 191v-34c17 13 34 21 56 21 29 0 42-8 42-30 0-4 0-8-4-12 0-5-4-5-9-9-4-4-8-4-17-8-4 0-8-5-17-9-8 0-12-4-22-8-4-5-12-9-17-13-4-4-8-8-8-13-4-8-4-13-4-21 0-9 4-17 8-26 4-4 9-12 17-16 4-5 14-9 22-9 9-4 17-4 30-4 17 0 30 4 42 8v30c-12-9-29-13-46-13-9 0-13 0-17 4-5 0-9 0-13 5-4 0-4 4-9 8 0 4 0 9 0 9 0 8 0 12 0 12 5 5 5 9 9 13 4 0 8 5 13 5 4 4 12 4 17 8 8 4 17 8 25 8 4 5 13 9 17 13s9 9 9 17c4 4 4 13 4 17 0 13 0 21-4 26-5 8-9 12-17 21-9 4-17 4-26 9-8 5-17 5-30 5-17 0-39-5-51-14z">
          <text:p/>
        </draw:path>
        <draw:path draw:style-name="gr3" draw:text-style-name="P3" draw:layer="layout" svg:width="0.161cm" svg:height="0.199cm" svg:x="21.9cm" svg:y="7.417cm" svg:viewBox="0 0 162 200" svg:d="M162 200h-34v-114c0-38-13-61-43-61-17 0-30 5-39 17-12 14-17 27-17 44v114h-29v-196h29v30c17-21 39-34 64-34 22 0 39 4 52 17 8 17 17 35 17 61z">
          <text:p/>
        </draw:path>
        <draw:path draw:style-name="gr3" draw:text-style-name="P3" draw:layer="layout" svg:width="0.195cm" svg:height="0.204cm" svg:x="22.103cm" svg:y="7.417cm" svg:viewBox="0 0 196 205" svg:d="M98 205c-30 0-51-10-68-31-17-17-30-43-30-72 0-30 13-56 30-77 17-17 42-25 72-25 31 0 52 8 69 25s25 43 25 77c0 29-8 55-30 72-17 21-38 31-68 31zM98 25c-17 0-34 9-47 21-13 13-17 30-17 56 0 25 4 42 17 55s30 21 47 21c22 0 39-8 47-21 13-13 17-30 17-55 0-26-4-43-17-56-8-12-25-21-47-21z">
          <text:p/>
        </draw:path>
        <draw:path draw:style-name="gr3" draw:text-style-name="P3" draw:layer="layout" svg:width="0.11cm" svg:height="0.259cm" svg:x="22.324cm" svg:y="7.362cm" svg:viewBox="0 0 111 260" svg:d="M111 251c-4 4-17 9-26 9-34 0-51-23-51-61v-114h-34v-26h34v-46l30-13v59h47v26h-47v110c0 13 0 21 4 30 9 4 13 8 26 8 8 0 13-4 17-8z">
          <text:p/>
        </draw:path>
        <draw:path draw:style-name="gr3" draw:text-style-name="P3" draw:layer="layout" svg:width="0.169cm" svg:height="0.204cm" svg:x="22.57cm" svg:y="7.417cm" svg:viewBox="0 0 170 205" svg:d="M170 110h-137c0 21 5 38 17 47 13 13 26 21 47 21s42-8 59-21v25c-17 13-38 23-68 23-25 0-46-10-63-27-17-21-25-42-25-76 0-30 8-56 25-73 17-21 38-29 63-29 26 0 47 8 60 25 18 17 22 38 22 68zM139 81c0-18-4-30-12-39-9-13-22-17-39-17-12 0-25 4-38 17-8 9-12 21-17 39z">
          <text:p/>
        </draw:path>
        <draw:path draw:style-name="gr3" draw:text-style-name="P3" draw:layer="layout" svg:width="0.161cm" svg:height="0.199cm" svg:x="22.786cm" svg:y="7.417cm" svg:viewBox="0 0 162 200" svg:d="M162 200h-30v-110c0-43-13-65-47-65-12 0-25 4-38 17-8 14-12 27-12 48v110h-35v-196h35v34c12-25 33-38 63-38 21 0 38 4 47 21 12 13 17 35 17 61z">
          <text:p/>
        </draw:path>
        <draw:path draw:style-name="gr3" draw:text-style-name="P3" draw:layer="layout" svg:width="0.191cm" svg:height="0.204cm" svg:x="22.993cm" svg:y="7.417cm" svg:viewBox="0 0 192 205" svg:d="M95 205c-27 0-52-10-69-31-17-17-26-43-26-72 0-30 9-56 26-77 21-17 42-25 73-25 29 0 55 8 67 25 17 17 26 43 26 77 0 29-9 55-26 72-16 21-42 31-71 31zM99 25c-22 0-39 9-48 21-13 13-17 30-17 56 0 25 4 42 17 55s26 21 48 21c21 0 34-8 46-21 9-13 17-30 17-55 0-26-8-43-17-56-12-12-25-21-46-21z">
          <text:p/>
        </draw:path>
        <draw:path draw:style-name="gr3" draw:text-style-name="P3" draw:layer="layout" svg:width="0.161cm" svg:height="0.2cm" svg:x="23.231cm" svg:y="7.421cm" svg:viewBox="0 0 162 201" svg:d="M162 196h-30v-29h-4c-13 21-30 34-60 34-47 0-68-30-68-85v-116h29v111c0 43 17 64 48 64 17 0 30-8 38-17 8-13 17-25 17-47v-111h30z">
          <text:p/>
        </draw:path>
        <draw:path draw:style-name="gr3" draw:text-style-name="P3" draw:layer="layout" svg:width="0.178cm" svg:height="0.288cm" svg:x="23.443cm" svg:y="7.417cm" svg:viewBox="0 0 179 289" svg:d="M179 182c0 74-34 107-103 107-26 0-47-4-64-12v-30c22 13 43 17 64 17 46 0 73-25 73-77v-22h-4c-14 26-35 39-65 39-25 0-46-9-59-26-17-17-21-42-21-72s4-60 21-77c17-21 38-29 68-29 25 0 42 8 56 29h4v-25h30zM149 110v-29c0-13-10-26-18-39-13-13-26-17-38-17-21 0-34 9-47 21-12 13-17 35-17 60 0 21 5 38 17 51 9 13 26 21 43 21 16 0 29-8 42-21 8-13 18-26 18-47z">
          <text:p/>
        </draw:path>
        <draw:path draw:style-name="gr3" draw:text-style-name="P3" draw:layer="layout" svg:width="0.161cm" svg:height="0.288cm" svg:x="23.684cm" svg:y="7.328cm" svg:viewBox="0 0 162 289" svg:d="M162 289h-34v-114c0-38-12-60-42-60-17 0-31 5-39 17-13 13-17 26-17 47v110h-30v-289h30v124c17-21 39-34 65-34 46 0 67 25 67 77z">
          <text:p/>
        </draw:path>
        <draw:path draw:style-name="gr3" draw:text-style-name="P3" draw:layer="layout" svg:width="0.179cm" svg:height="0.292cm" svg:x="3.999cm" svg:y="7.91cm" svg:viewBox="0 0 180 293" svg:d="M180 289h-30v-34c-17 26-38 38-68 38-25 0-42-8-59-25-13-17-23-42-23-72s10-55 27-77c13-17 38-30 63-30 26 0 47 13 60 35v-124h30zM150 204v-29c0-17-4-30-17-43-8-8-21-13-38-13-22 0-34 5-47 18-8 17-17 34-17 59 0 21 9 38 17 55 13 13 25 17 42 17 18 0 30-4 43-17s17-30 17-47z">
          <text:p/>
        </draw:path>
        <draw:path draw:style-name="gr3" draw:text-style-name="P3" draw:layer="layout" svg:width="0.042cm" svg:height="0.284cm" svg:x="4.237cm" svg:y="7.914cm" svg:viewBox="0 0 43 285" svg:d="M21 42c-8 0-13-4-17-8-4 0-4-9-4-13s0-9 4-13 9-8 17-8c4 0 10 4 14 8s8 9 8 13-4 8-8 13c-4 4-10 8-14 8zM35 285h-31v-196h31z">
          <text:p/>
        </draw:path>
        <draw:path draw:style-name="gr3" draw:text-style-name="P3" draw:layer="layout" svg:width="0.119cm" svg:height="0.293cm" svg:x="4.313cm" svg:y="7.905cm" svg:viewBox="0 0 120 294" svg:d="M120 34c-10-4-14-4-22-4-22 0-34 13-34 38v30h46v31h-46v165h-30v-165h-34v-31h34v-30c0-21 4-38 17-47 13-12 25-21 47-21 8 0 18 4 22 4z">
          <text:p/>
        </draw:path>
        <draw:path draw:style-name="gr3" draw:text-style-name="P3" draw:layer="layout" svg:width="0.119cm" svg:height="0.293cm" svg:x="4.436cm" svg:y="7.905cm" svg:viewBox="0 0 120 294" svg:d="M120 34c-9-4-18-4-22-4-22 0-34 13-34 38v30h47v31h-47v165h-30v-165h-34v-31h34v-30c0-21 4-38 17-47 13-12 25-21 42-21 9 0 18 4 27 4z">
          <text:p/>
        </draw:path>
        <draw:path draw:style-name="gr3" draw:text-style-name="P3" draw:layer="layout" svg:width="0.17cm" svg:height="0.204cm" svg:x="4.563cm" svg:y="7.999cm" svg:viewBox="0 0 171 205" svg:d="M171 111h-137c0 21 9 38 17 51 13 13 26 17 48 17 21 0 42-8 59-21v29c-17 13-38 18-68 18-26 0-47-9-64-26s-26-42-26-72c0-34 9-55 26-77 21-18 42-30 69-30 25 0 42 8 55 26 17 17 21 38 21 68zM141 86c0-17-4-34-12-43-9-8-22-13-39-13-13 0-26 5-34 13-13 13-17 26-22 43z">
          <text:p/>
        </draw:path>
        <draw:path draw:style-name="gr3" draw:text-style-name="P3" draw:layer="layout" svg:width="0.102cm" svg:height="0.195cm" svg:x="4.779cm" svg:y="8.003cm" svg:viewBox="0 0 103 196" svg:d="M103 34c-4-4-13-9-21-9-13 0-26 9-34 21-8 13-13 30-13 52v98h-35v-196h35v42c5-12 13-25 21-34 9-4 17-8 30-8 9 0 13 0 17 0z">
          <text:p/>
        </draw:path>
        <draw:path draw:style-name="gr3" draw:text-style-name="P3" draw:layer="layout" svg:width="0.17cm" svg:height="0.204cm" svg:x="4.902cm" svg:y="7.999cm" svg:viewBox="0 0 171 205" svg:d="M171 111h-137c0 21 4 38 17 51s26 17 48 17c21 0 42-8 59-21v29c-17 13-38 18-68 18-26 0-52-9-64-26-17-17-26-42-26-72 0-34 9-55 26-77 17-18 38-30 64-30s47 8 60 26c12 17 21 38 21 68zM141 86c0-17-4-34-13-43-8-8-21-13-38-13-13 0-26 5-39 13-8 13-17 26-17 43z">
          <text:p/>
        </draw:path>
        <draw:path draw:style-name="gr3" draw:text-style-name="P3" draw:layer="layout" svg:width="0.162cm" svg:height="0.2cm" svg:x="5.118cm" svg:y="7.998cm" svg:viewBox="0 0 163 201" svg:d="M163 201h-30v-110c0-44-17-61-48-61-12 0-25 5-38 17-9 9-13 27-13 44v110h-34v-196h34v34c13-26 34-39 64-39 22 0 39 9 48 22 12 13 17 34 17 60z">
          <text:p/>
        </draw:path>
        <draw:path draw:style-name="gr3" draw:text-style-name="P3" draw:layer="layout" svg:width="0.144cm" svg:height="0.204cm" svg:x="5.326cm" svg:y="7.999cm" svg:viewBox="0 0 145 205" svg:d="M145 192c-12 8-29 13-51 13-29 0-50-9-68-26-17-17-26-42-26-72s9-55 26-77c22-18 47-30 77-30 17 0 30 4 42 12v31c-12-8-29-13-46-13s-34 5-47 22c-13 12-22 29-22 55 0 21 9 38 22 51 13 17 26 21 47 21 17 0 34-4 46-17z">
          <text:p/>
        </draw:path>
        <draw:path draw:style-name="gr3" draw:text-style-name="P3" draw:layer="layout" svg:width="0.17cm" svg:height="0.204cm" svg:x="5.504cm" svg:y="7.998cm" svg:viewBox="0 0 171 205" svg:d="M171 112h-137c0 21 5 38 17 51 13 12 26 17 47 17s42-9 59-21v29c-17 13-38 17-68 17-25 0-46-8-63-25s-26-43-26-72c0-34 9-56 26-77 17-18 38-31 63-31 26 0 47 9 60 27 18 17 22 38 22 68zM140 86c0-17-4-34-13-42-8-8-21-13-38-13-12 0-25 5-38 13-8 13-12 25-17 42z">
          <text:p/>
        </draw:path>
        <draw:path draw:style-name="gr3" draw:text-style-name="P3" draw:layer="layout" svg:width="0.183cm" svg:height="0.294cm" svg:x="5.826cm" svg:y="7.909cm" svg:viewBox="0 0 184 295" svg:d="M34 265v25h-34v-290h34v128c17-26 38-38 69-38 26 0 43 8 60 29 12 17 21 40 21 69 0 34-9 60-26 77-17 21-38 30-63 30-27 0-48-9-61-30zM34 184v30c0 13 5 30 13 38 13 13 25 17 43 17s34-8 43-21c13-13 17-34 17-60 0-21-4-38-13-52-13-12-25-17-42-17-18 0-35 5-44 17-12 14-17 31-17 48z">
          <text:p/>
        </draw:path>
        <draw:path draw:style-name="gr3" draw:text-style-name="P3" draw:layer="layout" svg:width="0.169cm" svg:height="0.204cm" svg:x="6.043cm" svg:y="7.999cm" svg:viewBox="0 0 170 205" svg:d="M170 111h-136c0 21 4 38 17 51 8 13 25 17 46 17s44-8 60-21v29c-16 13-39 18-68 18-30 0-51-9-64-26-17-17-25-42-25-72 0-34 8-55 25-77 17-18 38-30 64-30 25 0 47 8 60 26 13 17 21 38 21 68zM141 86c0-17-5-34-13-43-10-8-22-13-39-13-13 0-26 5-38 13-9 13-17 26-17 43z">
          <text:p/>
        </draw:path>
        <draw:path draw:style-name="gr3" draw:text-style-name="P3" draw:layer="layout" svg:width="0.11cm" svg:height="0.255cm" svg:x="6.238cm" svg:y="7.948cm" svg:viewBox="0 0 111 256" svg:d="M111 251c-4 5-17 5-27 5-34 0-51-18-51-56v-114h-33v-31h33v-47l30-8v55h48v31h-48v110c0 13 0 21 4 26 9 4 13 8 27 8 8 0 13 0 17-4z">
          <text:p/>
        </draw:path>
        <draw:path draw:style-name="gr3" draw:text-style-name="P3" draw:layer="layout" svg:width="0.271cm" svg:height="0.195cm" svg:x="6.365cm" svg:y="8.003cm" svg:viewBox="0 0 272 196" svg:d="M272 0l-59 196h-30l-42-141c0-4 0-8-5-17 0 4 0 13-4 17l-42 141h-30l-60-196h35l38 150c0 4 4 8 4 17 0-5 0-13 4-17l43-150h29l43 150c0 4 0 8 0 17h4c0-5 0-9 0-17l42-150z">
          <text:p/>
        </draw:path>
        <draw:path draw:style-name="gr3" draw:text-style-name="P3" draw:layer="layout" svg:width="0.17cm" svg:height="0.204cm" svg:x="6.657cm" svg:y="7.998cm" svg:viewBox="0 0 171 205" svg:d="M171 112h-136c0 21 5 38 17 51 13 12 26 17 47 17s42-9 59-21v29c-17 13-38 17-68 17-25 0-46-8-63-25-18-17-27-43-27-72 0-34 9-56 27-77 17-18 38-31 63-31 26 0 47 9 60 27 17 17 21 38 21 68zM141 86c0-17-4-34-13-42-8-8-21-13-38-13-12 0-25 5-38 13-8 13-12 25-17 42z">
          <text:p/>
        </draw:path>
        <draw:path draw:style-name="gr3" draw:text-style-name="P3" draw:layer="layout" svg:width="0.169cm" svg:height="0.204cm" svg:x="6.861cm" svg:y="7.998cm" svg:viewBox="0 0 170 205" svg:d="M170 112h-136c0 21 4 38 17 51 12 12 25 17 46 17s43-9 61-21v29c-18 13-40 17-69 17-26 0-47-8-64-25s-25-43-25-72c0-34 8-56 25-77 17-18 38-31 64-31 25 0 46 9 59 27 18 17 22 38 22 68zM140 86c0-17-5-34-13-42-9-8-21-13-38-13-13 0-26 5-38 13-9 13-13 25-17 42z">
          <text:p/>
        </draw:path>
        <draw:path draw:style-name="gr3" draw:text-style-name="P3" draw:layer="layout" svg:width="0.161cm" svg:height="0.2cm" svg:x="7.077cm" svg:y="7.998cm" svg:viewBox="0 0 162 201" svg:d="M162 201h-30v-110c0-44-17-61-47-61-13 0-26 5-39 17-8 9-12 27-12 44v110h-34v-196h34v34c12-26 34-39 64-39 22 0 39 9 47 22 13 13 17 34 17 60z">
          <text:p/>
        </draw:path>
        <draw:path draw:style-name="gr3" draw:text-style-name="P3" draw:layer="layout" svg:width="0.11cm" svg:height="0.255cm" svg:x="7.382cm" svg:y="7.948cm" svg:viewBox="0 0 111 256" svg:d="M111 251c-4 5-17 5-25 5-34 0-52-18-52-56v-114h-34v-31h34v-47l31-8v55h46v31h-46v110c0 13 0 21 8 26 4 4 9 8 21 8 9 0 13 0 17-4z">
          <text:p/>
        </draw:path>
        <draw:path draw:style-name="gr3" draw:text-style-name="P3" draw:layer="layout" svg:width="0.161cm" svg:height="0.288cm" svg:x="7.535cm" svg:y="7.91cm" svg:viewBox="0 0 162 289" svg:d="M162 289h-30v-110c0-42-17-59-48-59-12 0-25 4-38 17-8 8-13 25-13 42v110h-33v-289h33v128c13-25 34-38 64-38 44 0 65 30 65 81z">
          <text:p/>
        </draw:path>
        <draw:path draw:style-name="gr3" draw:text-style-name="P3" draw:layer="layout" svg:width="0.17cm" svg:height="0.204cm" svg:x="7.742cm" svg:y="7.999cm" svg:viewBox="0 0 171 205" svg:d="M171 111h-137c0 21 4 38 17 51 9 13 25 17 47 17s39-8 60-21v29c-17 13-43 18-69 18-29 0-51-9-63-26-17-17-26-42-26-72 0-34 9-55 26-77 17-18 38-30 63-30 26 0 48 8 61 26 12 17 21 38 21 68zM137 86c0-17-4-34-13-43-9-8-18-13-35-13-13 0-25 5-38 13-8 13-17 26-17 43z">
          <text:p/>
        </draw:path>
        <draw:path draw:style-name="gr3" draw:text-style-name="P3" draw:layer="layout" svg:width="0.11cm" svg:height="0.255cm" svg:x="8.043cm" svg:y="7.948cm" svg:viewBox="0 0 111 256" svg:d="M111 251c-4 5-17 5-25 5-34 0-52-18-52-56v-114h-34v-31h34v-47l31-8v55h46v31h-46v110c0 13 0 21 4 26 4 4 13 8 25 8 5 0 13 0 17-4z">
          <text:p/>
        </draw:path>
        <draw:path draw:style-name="gr3" draw:text-style-name="P3" draw:layer="layout" svg:width="0.271cm" svg:height="0.195cm" svg:x="8.171cm" svg:y="8.003cm" svg:viewBox="0 0 272 196" svg:d="M272 0l-59 196h-30l-43-141c0-4 0-8-4-17 0 4 0 13-4 17l-43 141h-30l-59-196h33l39 150c0 4 4 8 4 17 0-5 0-13 4-17l43-150h30l43 150c0 4 0 8 0 17h4c0-5 0-9 0-17l42-150z">
          <text:p/>
        </draw:path>
        <draw:path draw:style-name="gr3" draw:text-style-name="P3" draw:layer="layout" svg:width="0.19cm" svg:height="0.204cm" svg:x="8.463cm" svg:y="7.999cm" svg:viewBox="0 0 191 205" svg:d="M97 205c-29 0-55-13-72-30s-25-42-25-72c0-34 8-59 29-76 17-18 39-27 73-27 25 0 50 9 67 27 14 17 22 42 22 72 0 34-8 59-26 76-17 17-38 30-68 30zM97 27c-21 0-34 4-46 21-13 12-17 30-17 55 0 21 4 42 17 55 12 13 25 17 46 17 22 0 34-4 47-17s17-34 17-55c0-25-4-43-17-59-13-13-25-17-47-17z">
          <text:p/>
        </draw:path>
        <draw:path draw:style-name="gr3" draw:text-style-name="P3" draw:layer="layout" svg:width="0.131cm" svg:height="0.204cm" svg:x="8.798cm" svg:y="7.999cm" svg:viewBox="0 0 132 205" svg:d="M0 196v-34c17 13 38 17 60 17 26 0 38-8 38-25 0-9 0-13-4-13 0-4-4-9-8-13-5 0-9-4-13-4-4-5-13-5-17-9-8-4-18-8-27-8-4-4-8-9-12-13-5-4-9-8-13-17 0-4 0-13 0-17 0-13 0-17 4-25 4-9 9-13 17-18 9-5 13-9 27-13 8 0 17-4 25-4 17 0 34 4 47 8v35c-17-8-34-13-51-13-4 0-13 0-17 0s-8 5-8 5c-6 4-10 8-10 8-4 4-4 9-4 13s0 8 4 13c0 4 4 4 10 8 0 4 4 4 12 9 4 0 9 4 17 4 9 4 17 8 21 13 9 4 13 8 17 12s9 9 13 13c4 9 4 13 4 21 0 9-4 17-8 26-5 8-9 12-17 17-4 4-13 8-21 13-13 0-22 0-30 0-22 0-39-5-56-9z">
          <text:p/>
        </draw:path>
        <draw:path draw:style-name="gr3" draw:text-style-name="P3" draw:layer="layout" svg:width="0.153cm" svg:height="0.204cm" svg:x="8.963cm" svg:y="7.999cm" svg:viewBox="0 0 154 205" svg:d="M154 200h-30v-29h-4c-13 25-34 34-61 34-17 0-34-5-42-13-13-13-17-26-17-43 0-34 21-55 64-63l60-9c0-34-17-47-44-47-21 0-42 5-63 22v-30c21-14 42-22 69-22 42 0 68 26 68 73zM124 103l-52 8c-13 0-21 4-30 8-8 5-12 13-12 30 0 9 4 17 12 22 5 4 13 8 26 8 18 0 31-4 39-17 9-8 17-21 17-38z">
          <text:p/>
        </draw:path>
        <draw:path draw:style-name="gr3" draw:text-style-name="P3" draw:layer="layout" svg:width="0.275cm" svg:height="0.199cm" svg:x="9.175cm" svg:y="7.999cm" svg:viewBox="0 0 276 200" svg:d="M276 200h-33v-110c0-21 0-39-9-48-4-8-17-13-34-13-12 0-25 5-34 17-8 13-12 27-12 44v110h-30v-114c0-40-17-57-47-57-13 0-25 5-34 17-9 9-13 27-13 44v110h-30v-196h30v34c13-26 34-38 60-38 17 0 26 4 38 12 9 9 17 17 17 30 17-25 38-42 68-42 42 0 63 29 63 81z">
          <text:p/>
        </draw:path>
        <draw:path draw:style-name="gr3" draw:text-style-name="P3" draw:layer="layout" svg:width="0.178cm" svg:height="0.289cm" svg:x="9.51cm" svg:y="7.999cm" svg:viewBox="0 0 179 290" svg:d="M31 174v116h-31v-286h31v34c17-26 38-38 67-38 26 0 43 8 60 29 13 17 21 39 21 68 0 34-8 60-26 77-17 21-38 30-63 30-26 0-47-9-59-30zM31 93v30c0 13 4 30 17 38 8 13 21 17 38 17s33-8 42-21c13-13 17-34 17-60 0-21-4-38-13-51-13-12-25-17-42-17s-34 5-42 17c-13 13-17 30-17 47z">
          <text:p/>
        </draw:path>
        <draw:polygon draw:style-name="gr3" draw:text-style-name="P3" draw:layer="layout" svg:width="0.034cm" svg:height="0.287cm" svg:x="9.736cm" svg:y="7.912cm" svg:viewBox="0 0 35 288" draw:points="0,0 35,0 35,288 0,288">
          <text:p/>
        </draw:polygon>
        <draw:path draw:style-name="gr3" draw:text-style-name="P3" draw:layer="layout" svg:width="0.17cm" svg:height="0.204cm" svg:x="9.819cm" svg:y="7.999cm" svg:viewBox="0 0 171 205" svg:d="M171 111h-141c0 21 8 38 17 51 13 13 30 17 47 17 22 0 43-8 60-21v29c-17 13-38 18-68 18-26 0-48-9-65-26s-21-42-21-72c0-34 9-55 26-77 17-18 38-30 64-30s43 8 60 26c12 17 21 38 21 68zM137 86c0-17-4-34-13-43-8-8-21-13-34-13-17 0-30 5-39 13-13 13-17 26-21 43z">
          <text:p/>
        </draw:path>
        <draw:path draw:style-name="gr3" draw:text-style-name="P3" draw:layer="layout" svg:width="0.275cm" svg:height="0.199cm" svg:x="10.142cm" svg:y="7.999cm" svg:viewBox="0 0 276 200" svg:d="M276 200h-34v-110c0-21 0-39-8-48-9-8-17-13-34-13-13 0-26 5-35 17-9 13-13 27-13 44v110h-30v-114c0-40-17-57-46-57-13 0-26 5-34 17-9 9-13 27-13 44v110h-29v-196h29v34c13-26 34-38 59-38 17 0 26 4 39 12 8 9 16 17 16 30 18-25 40-42 69-42 43 0 64 29 64 81z">
          <text:p/>
        </draw:path>
        <draw:path draw:style-name="gr3" draw:text-style-name="P3" draw:layer="layout" svg:width="0.17cm" svg:height="0.204cm" svg:x="10.459cm" svg:y="7.999cm" svg:viewBox="0 0 171 205" svg:d="M171 111h-137c0 21 9 38 17 51 13 13 26 17 47 17 22 0 43-8 60-21v29c-17 13-38 18-69 18-25 0-46-9-63-26s-26-42-26-72c0-34 9-55 30-77 17-18 38-30 64-30s43 8 60 26c13 17 17 38 17 68zM141 86c0-17-4-34-12-43-9-8-22-13-40-13-12 0-25 5-33 13-13 13-18 26-22 43z">
          <text:p/>
        </draw:path>
        <draw:path draw:style-name="gr3" draw:text-style-name="P3" draw:layer="layout" svg:width="0.152cm" svg:height="0.204cm" svg:x="10.663cm" svg:y="7.999cm" svg:viewBox="0 0 153 205" svg:d="M153 200h-29v-29c-13 25-34 34-59 34-23 0-36-5-48-13-13-13-17-26-17-43 0-34 21-55 65-63l59-9c0-34-13-47-38-47-26 0-48 5-65 22v-30c17-14 39-22 65-22 46 0 67 26 67 73zM124 103l-47 8c-12 0-26 4-35 8-4 5-8 13-8 30 0 9 0 17 8 22 9 4 18 8 27 8 17 0 29-4 38-17 13-8 17-21 17-38z">
          <text:p/>
        </draw:path>
        <draw:path draw:style-name="gr3" draw:text-style-name="P3" draw:layer="layout" svg:width="0.161cm" svg:height="0.199cm" svg:x="10.875cm" svg:y="7.999cm" svg:viewBox="0 0 162 200" svg:d="M162 200h-31v-110c0-44-17-61-46-61-13 0-26 5-39 17-8 9-17 27-17 44v110h-29v-196h29v34h5c12-26 34-38 63-38 21 0 38 8 47 21 14 13 18 34 18 60z">
          <text:p/>
        </draw:path>
        <draw:path draw:style-name="gr3" draw:text-style-name="P3" draw:layer="layout" svg:width="0.132cm" svg:height="0.204cm" svg:x="11.082cm" svg:y="7.998cm" svg:viewBox="0 0 133 205" svg:d="M0 197v-34c17 12 38 17 55 17 30 0 43-9 43-26 0-8 0-12-4-12 0-5-5-9-9-13-4 0-8-4-13-4-8-5-12-5-17-9-8-4-17-8-25-8-4-5-13-9-17-13s-4-9-8-17c0-4-5-13-5-17 0-13 5-17 9-25 4-9 8-13 17-19 4-4 12-8 21-12 8 0 21-5 30-5 17 0 29 5 47 9v35c-18-8-35-13-52-13-4 0-12 0-17 0-4 0-8 5-12 5 0 4-5 8-9 8 0 4 0 8 0 13 0 4 0 8 0 12 4 5 9 5 9 9 4 4 8 4 12 8 9 0 13 5 17 5 13 4 17 8 26 12 8 5 12 9 17 13s9 9 13 13c0 8 5 13 5 21 0 9-5 17-9 25-4 9-9 13-18 18-8 4-12 8-25 12-9 0-17 0-30 0-17 0-34-4-51-8z">
          <text:p/>
        </draw:path>
        <draw:path draw:style-name="gr3" draw:text-style-name="P3" draw:layer="layout" svg:width="0.11cm" svg:height="0.254cm" svg:x="11.345cm" svg:y="7.948cm" svg:viewBox="0 0 111 255" svg:d="M111 251c-4 4-17 4-25 4-34 0-52-17-52-55v-114h-34v-30h34v-47l31-9v56h46v30h-46v110c0 13 0 21 4 26 8 4 13 8 25 8 4 0 13 0 17-4z">
          <text:p/>
        </draw:path>
        <draw:path draw:style-name="gr3" draw:text-style-name="P3" draw:layer="layout" svg:width="0.191cm" svg:height="0.204cm" svg:x="11.485cm" svg:y="7.999cm" svg:viewBox="0 0 192 205" svg:d="M94 205c-29 0-51-9-68-26s-26-42-26-72c0-34 9-60 26-77 17-18 43-30 73-30 29 0 50 8 67 30 17 17 26 43 26 73 0 29-9 55-26 76-17 17-42 26-72 26zM99 30c-21 0-38 5-47 17-13 17-21 34-21 60 0 21 8 38 21 51 9 17 26 21 47 21 17 0 34-4 46-17 9-17 13-34 13-59 0-22-4-43-13-56-12-12-29-17-46-17z">
          <text:p/>
        </draw:path>
        <draw:path draw:style-name="gr3" draw:text-style-name="P3" draw:layer="layout" svg:width="0.128cm" svg:height="0.203cm" svg:x="11.82cm" svg:y="7.999cm" svg:viewBox="0 0 129 204" svg:d="M0 196v-34c17 13 34 17 55 17 31 0 43-8 43-25 0-9 0-13-4-13 0-4-4-9-8-13-5 0-9-4-13-4-8-4-13-4-22-9-9-4-13-8-21-8-5-4-13-8-17-13-5-4-9-8-9-17-4-4-4-12-4-17 0-12 4-17 8-25 5-9 9-13 17-18 5-4 13-9 22-13 8 0 18-4 30-4 17 0 30 4 44 8v35c-14-8-31-12-48-12-8 0-13 0-18 0-4 0-8 4-13 4-4 4-4 8-8 8 0 5 0 9 0 13s0 9 0 13c4 4 4 4 8 8 5 5 9 5 13 9 5 0 14 4 18 4 8 4 17 9 25 13 5 4 13 8 17 12 6 5 10 9 10 13 4 9 4 13 4 21 0 9 0 17-4 26-4 8-10 12-18 17-9 4-17 8-26 12-8 0-16 0-30 0-17 0-34-4-51-8z">
          <text:p/>
        </draw:path>
        <draw:path draw:style-name="gr3" draw:text-style-name="P3" draw:layer="layout" svg:width="0.161cm" svg:height="0.199cm" svg:x="11.994cm" svg:y="8.003cm" svg:viewBox="0 0 162 200" svg:d="M162 196h-34v-29c-13 25-34 33-59 33-47 0-69-25-69-80v-120h30v116c0 38 17 59 47 59 17 0 30-4 38-17 9-8 13-25 13-42v-116h34z">
          <text:p/>
        </draw:path>
        <draw:path draw:style-name="gr3" draw:text-style-name="P3" draw:layer="layout" svg:width="0.179cm" svg:height="0.289cm" svg:x="12.218cm" svg:y="7.999cm" svg:viewBox="0 0 180 290" svg:d="M30 174v116h-30v-286h30v34c17-26 38-38 68-38 25 0 42 8 60 29 13 17 22 39 22 68 0 34-9 60-27 77-17 21-38 30-64 30-25 0-46-9-59-30zM30 93v30c0 13 4 30 17 38 9 13 21 17 38 17s34-8 42-21c13-13 17-34 17-60 0-21-4-38-12-51-13-12-26-17-43-17s-33 5-42 17c-13 13-17 30-17 47z">
          <text:p/>
        </draw:path>
        <draw:path draw:style-name="gr3" draw:text-style-name="P3" draw:layer="layout" svg:width="0.182cm" svg:height="0.289cm" svg:x="12.443cm" svg:y="7.999cm" svg:viewBox="0 0 183 290" svg:d="M35 174v116h-35v-286h35v34c17-26 38-38 68-38 25 0 42 8 59 29 13 17 21 39 21 68 0 34-8 60-25 77-17 21-38 30-64 30-25 0-46-9-59-30zM35 93v30c0 13 4 30 13 38 12 13 25 17 42 17s34-8 42-21c13-13 18-34 18-60 0-21-5-38-18-51-8-12-21-17-38-17s-34 5-42 17c-13 13-17 30-17 47z">
          <text:p/>
        </draw:path>
        <draw:path draw:style-name="gr3" draw:text-style-name="P3" draw:layer="layout" svg:width="0.191cm" svg:height="0.204cm" svg:x="12.659cm" svg:y="7.999cm" svg:viewBox="0 0 192 205" svg:d="M93 205c-25 0-50-9-67-26s-26-42-26-72c0-34 9-60 26-77 21-18 42-30 72-30 29 0 55 8 69 30 17 17 25 43 25 73 0 29-8 55-25 76-18 17-44 26-74 26zM98 30c-22 0-34 5-47 17-13 17-17 34-17 60 0 21 4 38 17 51 13 17 25 21 47 21 21 0 34-4 46-17 9-17 17-34 17-59 0-22-8-43-17-56-12-12-25-17-46-17z">
          <text:p/>
        </draw:path>
        <draw:path draw:style-name="gr3" draw:text-style-name="P3" draw:layer="layout" svg:width="0.102cm" svg:height="0.195cm" svg:x="12.901cm" svg:y="8.003cm" svg:viewBox="0 0 103 196" svg:d="M103 34c-9-4-13-9-27-9-12 0-25 9-34 21-8 13-12 30-12 52v98h-30v-196h30v42c4-12 12-25 21-34 8-4 21-8 31-8 8 0 16 0 21 0z">
          <text:p/>
        </draw:path>
        <draw:path draw:style-name="gr3" draw:text-style-name="P3" draw:layer="layout" svg:width="0.114cm" svg:height="0.254cm" svg:x="13.011cm" svg:y="7.948cm" svg:viewBox="0 0 115 255" svg:d="M115 251c-8 4-16 4-29 4-34 0-52-17-52-55v-114h-34v-30h34v-47l35-9v56h46v30h-46v110c0 13 0 21 4 26 4 4 13 8 21 8 9 0 17 0 21-4z">
          <text:p/>
        </draw:path>
        <draw:path draw:style-name="gr3" draw:text-style-name="P3" draw:layer="layout" svg:width="0.102cm" svg:height="0.195cm" svg:x="13.274cm" svg:y="8.003cm" svg:viewBox="0 0 103 196" svg:d="M103 34c-5-4-13-9-26-9s-21 9-34 22c-8 12-12 29-12 52v97h-31v-196h31v42c8-12 12-25 21-34 8-4 21-8 29-8 9 0 17 0 22 0z">
          <text:p/>
        </draw:path>
        <draw:path draw:style-name="gr3" draw:text-style-name="P3" draw:layer="layout" svg:width="0.169cm" svg:height="0.203cm" svg:x="13.397cm" svg:y="7.999cm" svg:viewBox="0 0 170 204" svg:d="M170 111h-141c0 21 9 38 18 51 13 12 30 17 47 17 21 0 42-9 59-21v29c-17 13-38 17-67 17-26 0-48-8-65-25-13-17-21-43-21-72 0-34 8-55 25-77 18-18 39-30 65-30 25 0 42 8 59 26 13 17 21 38 21 68zM136 86c0-17-4-34-12-43-9-8-21-13-34-13-17 0-30 5-39 13-13 13-17 26-22 43z">
          <text:p/>
        </draw:path>
        <draw:path draw:style-name="gr3" draw:text-style-name="P3" draw:layer="layout" svg:width="0.106cm" svg:height="0.378cm" svg:x="13.541cm" svg:y="7.914cm" svg:viewBox="0 0 107 379" svg:d="M103 277c0 34-4 59-17 76-14 17-35 26-56 26-13 0-22-4-30-9v-25c13 4 21 8 30 8 25 0 42-25 42-68v-196h31zM86 42c-5 0-10-4-14-8-4 0-4-9-4-13s0-9 4-13 9-8 14-8c8 0 13 4 17 8s4 9 4 13 0 8-4 13c-4 4-9 8-17 8z">
          <text:p/>
        </draw:path>
        <draw:path draw:style-name="gr3" draw:text-style-name="P3" draw:layer="layout" svg:width="0.169cm" svg:height="0.204cm" svg:x="13.694cm" svg:y="7.999cm" svg:viewBox="0 0 170 205" svg:d="M170 111h-141c4 21 9 38 21 51 9 13 26 17 44 17 21 0 42-8 63-21v29c-16 13-42 18-68 18-30 0-51-9-68-26-13-17-21-42-21-72 0-34 8-55 25-77 17-18 38-30 64-30s47 8 60 26c13 17 21 38 21 68zM136 86c0-17-4-34-13-43-8-8-21-13-34-13-17 0-30 5-39 13-8 13-17 26-21 43z">
          <text:p/>
        </draw:path>
        <draw:path draw:style-name="gr3" draw:text-style-name="P3" draw:layer="layout" svg:width="0.144cm" svg:height="0.204cm" svg:x="13.897cm" svg:y="7.999cm" svg:viewBox="0 0 145 205" svg:d="M145 192c-14 8-35 13-52 13-29 0-51-9-68-26s-25-42-25-72 8-55 25-77c22-18 43-30 77-30 17 0 29 4 43 12v31c-14-8-31-13-48-13s-33 5-46 22c-13 12-21 29-21 55 0 21 8 38 17 51 12 17 29 21 50 21 17 0 34-4 48-17z">
          <text:p/>
        </draw:path>
        <draw:path draw:style-name="gr3" draw:text-style-name="P3" draw:layer="layout" svg:width="0.11cm" svg:height="0.255cm" svg:x="14.067cm" svg:y="7.948cm" svg:viewBox="0 0 111 256" svg:d="M111 251c-5 5-17 5-26 5-35 0-52-18-52-56v-114h-33v-31h33v-47l30-8v55h48v31h-48v110c0 13 0 21 4 26 6 4 14 8 27 8 4 0 12 0 17-4z">
          <text:p/>
        </draw:path>
        <draw:path draw:style-name="gr3" draw:text-style-name="P3" draw:layer="layout" svg:width="0.042cm" svg:height="0.285cm" svg:x="14.215cm" svg:y="7.913cm" svg:viewBox="0 0 43 286" svg:d="M22 43c-4 0-9-4-13-8-4 0-9-9-9-13 0-5 5-9 9-13s9-9 13-9 8 5 13 9c4 4 8 8 8 13 0 4-4 8-8 13-5 4-9 8-13 8zM39 286h-34v-196h34z">
          <text:p/>
        </draw:path>
        <draw:path draw:style-name="gr3" draw:text-style-name="P3" draw:layer="layout" svg:width="0.162cm" svg:height="0.199cm" svg:x="14.312cm" svg:y="7.999cm" svg:viewBox="0 0 163 200" svg:d="M163 200h-30v-110c0-44-13-61-48-61-13 0-25 5-38 17-9 9-13 27-13 44v110h-34v-196h34v34c13-26 34-38 65-38 21 0 38 8 47 21 12 13 17 34 17 60z">
          <text:p/>
        </draw:path>
        <draw:path draw:style-name="gr3" draw:text-style-name="P3" draw:layer="layout" svg:width="0.178cm" svg:height="0.293cm" svg:x="14.52cm" svg:y="7.999cm" svg:viewBox="0 0 179 294" svg:d="M179 187c0 68-35 107-103 107-21 0-42-5-63-13v-34c21 13 42 21 63 21 47 0 73-26 73-76v-21c-17 21-39 33-68 33-26 0-43-8-60-25-12-17-21-38-21-68 0-34 9-59 25-81 13-17 39-30 64-30 26 0 47 13 60 35v-31h30zM149 115v-29c0-17-5-30-17-43-9-8-22-13-39-13s-34 5-46 18c-9 17-13 34-13 59 0 21 4 38 13 55 12 13 25 17 42 17s34-4 43-17c12-13 17-30 17-47z">
          <text:p/>
        </draw:path>
        <draw:path draw:style-name="gr3" draw:text-style-name="P3" draw:layer="layout" svg:width="0.115cm" svg:height="0.255cm" svg:x="14.846cm" svg:y="7.947cm" svg:viewBox="0 0 116 256" svg:d="M116 252c-9 4-17 4-30 4-34 0-51-17-51-55v-116h-35v-29h35v-47l30-9v56h51v29h-51v112c0 13 4 21 9 25 4 4 8 9 21 9 8 0 12 0 21-5z">
          <text:p/>
        </draw:path>
        <draw:path draw:style-name="gr3" draw:text-style-name="P3" draw:layer="layout" svg:width="0.161cm" svg:height="0.289cm" svg:x="14.999cm" svg:y="7.909cm" svg:viewBox="0 0 162 290" svg:d="M162 290h-30v-110c0-43-12-60-46-60-13 0-26 5-39 17-9 9-13 26-13 43v110h-34v-290h34v129c13-26 35-38 65-38 42 0 63 29 63 80z">
          <text:p/>
        </draw:path>
        <draw:path draw:style-name="gr3" draw:text-style-name="P3" draw:layer="layout" svg:width="0.169cm" svg:height="0.204cm" svg:x="15.207cm" svg:y="7.999cm" svg:viewBox="0 0 170 205" svg:d="M170 111h-136c0 21 4 38 16 51 9 13 26 17 48 17 21 0 43-8 60-21v29c-17 13-43 18-68 18-31 0-52-9-65-26-17-17-25-42-25-72 0-34 8-55 25-77 17-18 38-30 65-30 25 0 46 8 59 26 13 17 21 38 21 68zM141 86c-5-17-9-34-17-43-9-8-17-13-34-13-14 0-27 5-40 13-8 13-16 26-16 43z">
          <text:p/>
        </draw:path>
        <draw:path draw:style-name="gr3" draw:text-style-name="P3" draw:layer="layout" svg:width="0.161cm" svg:height="0.2cm" svg:x="15.529cm" svg:y="7.998cm" svg:viewBox="0 0 162 201" svg:d="M162 201h-30v-110c0-44-17-61-46-61-13 0-26 5-39 17-8 9-12 27-12 44v110h-35v-196h35v34c12-26 33-39 63-39 21 0 38 9 47 22 13 13 17 34 17 60z">
          <text:p/>
        </draw:path>
        <draw:path draw:style-name="gr3" draw:text-style-name="P3" draw:layer="layout" svg:width="0.161cm" svg:height="0.2cm" svg:x="15.745cm" svg:y="8.003cm" svg:viewBox="0 0 162 201" svg:d="M162 196h-30v-29c-12 25-34 34-63 34-42 0-69-26-69-81v-120h31v115c0 39 17 60 46 60 17 0 30-4 38-17 13-8 17-25 17-43v-115h30z">
          <text:p/>
        </draw:path>
        <draw:path draw:style-name="gr3" draw:text-style-name="P3" draw:layer="layout" svg:width="0.127cm" svg:height="0.287cm" svg:x="15.972cm" svg:y="7.912cm" svg:viewBox="0 0 128 288" svg:d="M0 0h34v288h-34zM94 0h34v288h-34z">
          <text:p/>
        </draw:path>
        <draw:path draw:style-name="gr3" draw:text-style-name="P3" draw:layer="layout" svg:width="0.161cm" svg:height="0.289cm" svg:x="16.262cm" svg:y="7.909cm" svg:viewBox="0 0 162 290" svg:d="M162 290h-29v-110c0-43-13-60-47-60-14 0-27 5-39 17-9 9-13 26-13 43v110h-34v-290h34v129c13-26 34-38 65-38 42 0 63 29 63 80z">
          <text:p/>
        </draw:path>
        <draw:path draw:style-name="gr3" draw:text-style-name="P3" draw:layer="layout" svg:width="0.186cm" svg:height="0.289cm" svg:x="16.453cm" svg:y="8.003cm" svg:viewBox="0 0 187 290" svg:d="M187 0l-88 230c-18 38-39 60-68 60-9 0-17 0-22-4v-26c9 0 13 0 17 0 17 0 30-9 38-25l13-40-77-195h39l51 153c0 0 0 4 4 13 0-5 5-9 5-13l55-153z">
          <text:p/>
        </draw:path>
        <draw:path draw:style-name="gr3" draw:text-style-name="P3" draw:layer="layout" svg:width="0.178cm" svg:height="0.289cm" svg:x="16.673cm" svg:y="7.999cm" svg:viewBox="0 0 179 290" svg:d="M30 174v116h-30v-286h30v34c17-26 38-38 68-38 25 0 42 8 60 29 13 17 21 39 21 68 0 34-8 60-25 77-18 21-39 30-65 30-25 0-46-9-59-30zM30 93v30c0 13 4 30 17 38 8 13 21 17 38 17s34-8 42-21c13-13 17-34 17-60 0-21-4-38-12-51-13-12-26-17-43-17s-34 5-42 17c-13 13-17 30-17 47z">
          <text:p/>
        </draw:path>
        <draw:path draw:style-name="gr3" draw:text-style-name="P3" draw:layer="layout" svg:width="0.191cm" svg:height="0.204cm" svg:x="16.885cm" svg:y="7.999cm" svg:viewBox="0 0 192 205" svg:d="M98 205c-30 0-55-9-72-26s-26-42-26-72c0-34 9-60 30-77 17-18 42-30 72-30 26 0 52 8 69 30 13 17 21 43 21 73 0 29-8 55-25 76-17 17-39 26-69 26zM98 30c-21 0-34 5-47 17-13 17-17 34-17 60 0 21 4 38 17 51 13 17 26 21 47 21s39-4 47-17c13-17 17-34 17-59 0-22-4-43-17-56-8-12-26-17-47-17z">
          <text:p/>
        </draw:path>
        <draw:path draw:style-name="gr3" draw:text-style-name="P3" draw:layer="layout" svg:width="0.11cm" svg:height="0.255cm" svg:x="17.106cm" svg:y="7.948cm" svg:viewBox="0 0 111 256" svg:d="M111 251c-5 5-18 5-31 5-34 0-51-18-51-56v-114h-29v-31h29v-47l34-8v55h48v31h-48v110c0 13 0 21 5 26 4 4 12 8 25 8 4 0 13 0 18-4z">
          <text:p/>
        </draw:path>
        <draw:path draw:style-name="gr3" draw:text-style-name="P3" draw:layer="layout" svg:width="0.161cm" svg:height="0.288cm" svg:x="17.258cm" svg:y="7.91cm" svg:viewBox="0 0 162 289" svg:d="M162 289h-29v-110c0-42-17-59-47-59-13 0-25 4-39 17-9 8-13 25-13 42v110h-34v-289h34v128c13-25 35-38 65-38 42 0 63 30 63 81z">
          <text:p/>
        </draw:path>
        <draw:path draw:style-name="gr3" draw:text-style-name="P3" draw:layer="layout" svg:width="0.17cm" svg:height="0.204cm" svg:x="17.466cm" svg:y="7.999cm" svg:viewBox="0 0 171 205" svg:d="M171 111h-136c0 21 4 38 17 51 8 13 25 17 42 17 26 0 43-8 64-21v29c-17 13-42 18-68 18-30 0-51-9-69-26-13-17-21-42-21-72 0-34 8-55 25-77 18-18 39-30 65-30s47 8 59 26c13 17 22 38 22 68zM137 86c0-17-5-34-13-43-8-8-21-13-34-13-17 0-30 5-38 13-9 13-17 26-17 43z">
          <text:p/>
        </draw:path>
        <draw:path draw:style-name="gr3" draw:text-style-name="P3" draw:layer="layout" svg:width="0.132cm" svg:height="0.204cm" svg:x="17.669cm" svg:y="7.999cm" svg:viewBox="0 0 133 205" svg:d="M0 196v-34c17 13 39 17 55 17 31 0 44-8 44-25 0-9 0-13-4-13 0-4-5-9-9-13-5 0-9-4-14-4-8-5-12-5-17-9-8-4-16-8-25-8-4-4-13-9-17-13s-4-8-8-17c0-4-5-13-5-17 0-13 5-17 9-25 4-9 8-13 17-18 4-5 13-9 21-13 8 0 21-4 30-4 18 0 30 4 43 8v35c-13-8-30-13-48-13-8 0-12 0-17 0-4 0-8 5-12 5-4 4-4 8-9 8 0 4 0 9 0 13s0 8 0 13c5 4 5 4 9 8s8 4 12 9c9 0 13 4 17 4 9 4 18 8 27 13 8 4 13 8 17 12s8 9 13 13c0 9 4 13 4 21 0 9-4 17-9 26-4 8-8 12-17 17-8 4-17 8-26 13-9 0-17 0-30 0-17 0-34-5-51-9z">
          <text:p/>
        </draw:path>
        <draw:path draw:style-name="gr3" draw:text-style-name="P3" draw:layer="layout" svg:width="0.039cm" svg:height="0.284cm" svg:x="17.843cm" svg:y="7.914cm" svg:viewBox="0 0 40 285" svg:d="M21 42c-8 0-12-4-17-8-4 0-4-9-4-13s0-9 4-13c5-4 9-8 17-8 5 0 9 4 13 8 6 4 6 9 6 13s0 8-6 13c-4 4-8 8-13 8zM34 285h-30v-196h30z">
          <text:p/>
        </draw:path>
        <draw:path draw:style-name="gr3" draw:text-style-name="P3" draw:layer="layout" svg:width="0.131cm" svg:height="0.204cm" svg:x="17.928cm" svg:y="7.999cm" svg:viewBox="0 0 132 205" svg:d="M0 196v-34c17 13 38 17 55 17 31 0 44-8 44-25 0-9 0-13-5-13 0-4-4-9-8-13-5 0-10-4-14-4-8-5-13-5-17-9-9-4-17-8-25-8-5-4-13-9-17-13-5-4-5-8-9-17 0-4-4-13-4-17 0-13 4-17 8-25 5-9 9-13 17-18 5-5 13-9 21-13 9 0 22-4 30-4 18 0 31 4 48 8v35c-17-8-34-13-52-13-4 0-13 0-17 0s-9 5-13 5c0 4-4 8-4 8-4 4-4 9-4 13s0 8 4 13c0 4 4 4 4 8 4 4 9 4 13 9 9 0 13 4 21 4 10 4 14 8 23 13 8 4 12 8 16 12 5 4 9 9 13 13 0 9 4 13 4 21 0 9-4 17-8 26-4 8-9 12-17 17-8 4-13 8-26 13-9 0-17 0-26 0-21 0-38-5-55-9z">
          <text:p/>
        </draw:path>
        <draw:path draw:style-name="gr3" draw:text-style-name="P3" draw:layer="layout" svg:width="0.047cm" svg:height="0.043cm" svg:x="18.093cm" svg:y="8.16cm" svg:viewBox="0 0 48 44" svg:d="M22 44c-4 0-8 0-12-5-5-4-10-8-10-17 0-4 5-8 10-12 4-6 8-10 12-10 9 0 13 4 17 10 5 4 9 8 9 12 0 9-4 13-9 17-4 5-8 5-17 5z">
          <text:p/>
        </draw:path>
        <draw:path draw:style-name="gr6" draw:text-style-name="P6" draw:layer="layout" svg:width="0.131cm" svg:height="0.17cm" svg:x="4.267cm" svg:y="2.88cm" svg:viewBox="0 0 132 171" svg:d="M132 163c-9 4-18 4-26 8-9 0-17 0-26 0-25 0-46-4-59-21-13-13-21-34-21-64 0-13 0-22 4-35 4-8 13-21 17-25 8-9 17-17 30-21 8-5 21-5 33-5 9 0 17 0 22 0 8 5 17 5 26 9v25c-9-4-18-4-26-8-5 0-13 0-22 0-8 0-12 0-21 4-8 0-12 4-17 13-4 4-8 8-12 17-5 8-5 17-5 26 0 21 5 38 17 47 9 9 21 13 38 13 9 0 17 0 26 0 4-4 13-4 22-9z">
          <text:p/>
        </draw:path>
        <draw:path draw:style-name="gr6" draw:text-style-name="P6" draw:layer="layout" svg:width="0.157cm" svg:height="0.17cm" svg:x="4.44cm" svg:y="2.88cm" svg:viewBox="0 0 158 171" svg:d="M158 86c0 13 0 26-4 34-4 13-9 22-17 30-4 8-13 13-25 17-9 4-22 4-34 4-9 0-21 0-30-4-8-4-17-9-26-17-4-4-8-17-12-26-5-12-10-21-10-38 0-13 5-26 10-35 4-13 8-21 12-30 9-4 18-12 26-16 13-5 21-5 34-5s25 0 34 5c8 4 17 8 25 16 4 9 9 17 13 26 4 13 4 26 4 39zM129 86c0-9 0-18 0-26-5-9-9-17-13-22-4-4-9-8-13-12-8 0-13 0-21 0-9 0-17 0-21 4-9 4-13 8-17 13-4 4-9 12-9 21 0 4-4 13-4 22 0 13 4 21 4 26 5 8 9 17 13 21 0 4 9 9 13 13 8 0 12 4 21 4 8 0 17-4 21-4 9-4 13-9 17-17 4-5 4-13 9-17 0-9 0-17 0-26z">
          <text:p/>
        </draw:path>
        <draw:path draw:style-name="gr6" draw:text-style-name="P6" draw:layer="layout" svg:width="0.136cm" svg:height="0.17cm" svg:x="4.639cm" svg:y="2.88cm" svg:viewBox="0 0 137 171" svg:d="M0 0h27l4 30c4-9 9-13 13-17s9-4 13-8c4 0 8-5 12-5 5 0 9 0 17 0 17 0 30 5 39 13 8 13 12 25 12 47v111h-29v-107c0-13-5-26-9-30-4-8-13-8-21-8-4 0-9 0-9 0-4 0-8 4-12 4-4 4-9 8-13 13-4 4-9 8-13 17v111h-31z">
          <text:p/>
        </draw:path>
        <draw:path draw:style-name="gr6" draw:text-style-name="P6" draw:layer="layout" svg:width="0.161cm" svg:height="0.238cm" svg:x="4.813cm" svg:y="2.812cm" svg:viewBox="0 0 162 239" svg:d="M162 30c-12-4-25-4-38-4-25 0-39 12-39 38v29h73v26h-73v120h-29v-120h-56v-26h56v-25c0-47 21-68 68-68 13 0 26 0 38 5z">
          <text:p/>
        </draw:path>
        <draw:path draw:style-name="gr6" draw:text-style-name="P6" draw:layer="layout" svg:width="0.131cm" svg:height="0.238cm" svg:x="5.017cm" svg:y="2.812cm" svg:viewBox="0 0 132 239" svg:d="M56 94h-52v-26h82v146h46v25h-132v-25h56zM64 0c5 0 9 0 9 0 4 5 4 5 8 9l5 4c0 4 4 8 4 8 0 5-4 9-4 9 0 4-5 8-5 8-4 5-4 5-8 5 0 4-4 4-9 4-4 0-4 0-8-4-4 0-4 0-9-5 0 0-4-4-4-8 0 0 0-4 0-9 0 0 0-4 0-8l4-4c5-4 5-4 9-9 4 0 4 0 8 0z">
          <text:p/>
        </draw:path>
        <draw:path draw:style-name="gr6" draw:text-style-name="P6" draw:layer="layout" svg:width="0.136cm" svg:height="0.17cm" svg:x="5.199cm" svg:y="2.88cm" svg:viewBox="0 0 137 171" svg:d="M0 0h30v30c4-9 8-13 12-17 5-4 9-4 13-8 4 0 9-5 13-5s13 0 17 0c17 0 29 5 38 13 8 13 14 25 14 47v111h-31v-107c0-13 0-26-4-30-9-8-13-8-26-8 0 0-4 0-8 0s-9 4-13 4c0 4-4 8-8 13-5 4-9 8-17 17v111h-30z">
          <text:p/>
        </draw:path>
        <draw:path draw:style-name="gr6" draw:text-style-name="P6" draw:layer="layout" svg:width="0.148cm" svg:height="0.22cm" svg:x="5.373cm" svg:y="2.83cm" svg:viewBox="0 0 149 221" svg:d="M149 217c-4 4-12 4-21 4-4 0-13 0-21 0-21 0-34-4-47-13-8-8-12-25-12-42v-90h-48v-25h48v-43l29-8v51h72v25h-72v86c0 13 0 21 9 25 4 9 17 13 25 13 9 0 13-4 21-4 5 0 13 0 17-4z">
          <text:p/>
        </draw:path>
        <draw:path draw:style-name="gr7" draw:text-style-name="P7" draw:layer="layout" svg:width="0.093cm" svg:height="0.318cm" svg:x="5.598cm" svg:y="2.8cm" svg:viewBox="0 0 94 319" svg:d="M77 319c-52-46-77-97-77-158 0-12 4-25 4-38 4-13 8-29 12-42 9-13 18-26 27-38 8-13 21-26 34-43l17 17c-43 43-64 93-64 144 0 26 4 52 17 73 13 26 26 47 47 68z">
          <text:p/>
        </draw:path>
        <draw:path draw:style-name="gr7" draw:text-style-name="P7" draw:layer="layout" svg:width="0.157cm" svg:height="0.17cm" svg:x="5.75cm" svg:y="2.88cm" svg:viewBox="0 0 158 171" svg:d="M132 171v-120c0-8 0-13 0-13 0-4-4-8-4-8 0-4 0-4 0-4-4 0-4-5-8-5l-4 5-5 4c-4 4-8 8-8 13-5 4-5 12-10 17v111h-29v-120c0-4 0-8 0-13 0-4 0-8 0-8 0-4-5-4-5-4l-4-5-4 5c-4 0-4 4-8 4 0 4-5 8-5 13-4 4-8 12-12 17v111h-26v-171h21l5 34c0-8 4-13 8-17 0-4 4-8 9-8 0-4 4-9 8-9 0 0 4 0 8 0 9 0 17 0 22 9 4 4 8 12 8 25 0-4 4-8 9-13 0-4 5-8 9-12 0-4 4-4 9-9 4 0 8 0 12 0 21 0 30 17 30 47v124z">
          <text:p/>
        </draw:path>
        <draw:path draw:style-name="gr7" draw:text-style-name="P7" draw:layer="layout" svg:width="0.144cm" svg:height="0.22cm" svg:x="5.945cm" svg:y="2.83cm" svg:viewBox="0 0 145 221" svg:d="M145 221h-145v-25l60-61c9-8 17-17 22-21 4-8 8-13 12-17 5-8 5-13 9-17 0-4 0-8 0-17 0-4 0-8-4-12 0-5 0-9-5-13-4-4-8-9-12-9-5-4-9-4-17-4-9 0-17 0-26 4-9 5-14 13-22 17l-13-17c4-8 17-17 26-21 13-8 26-8 39-8 8 0 17 0 25 4 9 4 17 8 22 13 4 4 8 12 12 21 4 4 4 13 4 25 0 9 0 17 0 21-4 9-8 17-12 22-4 8-9 17-17 21-4 8-13 18-21 26l-43 39h106z">
          <text:p/>
        </draw:path>
        <draw:path draw:style-name="gr7" draw:text-style-name="P7" draw:layer="layout" svg:width="0.093cm" svg:height="0.317cm" svg:x="6.153cm" svg:y="2.8cm" svg:viewBox="0 0 94 318" svg:d="M17 0c52 50 77 101 77 160 0 9 0 22-4 35 0 12-4 30-13 43-4 13-13 25-21 38-13 17-26 30-39 42l-17-17c21-21 39-42 47-67 13-21 17-48 17-74 0-50-21-97-64-139z">
          <text:p/>
        </draw:path>
      </draw:page>
      <draw:page draw:name="page5" draw:style-name="dp1" draw:master-page-name="master-page3">
        <draw:polygon draw:style-name="gr1" draw:text-style-name="P1" draw:layer="layout" svg:width="20.028cm" svg:height="0.03cm" svg:x="3.996cm" svg:y="5.744cm" svg:viewBox="0 0 20029 31" draw:points="0,0 20029,0 20029,31 0,31">
          <text:p/>
        </draw:polygon>
        <draw:frame draw:style-name="gr2" draw:text-style-name="P2" draw:layer="layout" svg:width="20.044cm" svg:height="4.499cm" svg:x="3.996cm" svg:y="10.058cm">
          <draw:image xlink:href="Pictures/100000000000127900000426EAD4FF3D.jpg" xlink:type="simple" xlink:show="embed" xlink:actuate="onLoad" draw:mime-type="image/jpeg">
            <text:p/>
          </draw:image>
        </draw:frame>
        <draw:polygon draw:style-name="gr3" draw:text-style-name="P3" draw:layer="layout" svg:width="0.191cm" svg:height="0.272cm" svg:x="3.987cm" svg:y="2.824cm" svg:viewBox="0 0 192 273" draw:points="192,31 111,31 111,273 80,273 80,31 0,31 0,0 192,0">
          <text:p/>
        </draw:polygon>
        <draw:path draw:style-name="gr3" draw:text-style-name="P3" draw:layer="layout" svg:width="0.161cm" svg:height="0.288cm" svg:x="4.216cm" svg:y="2.808cm" svg:viewBox="0 0 162 289" svg:d="M162 289h-30v-111c0-43-17-60-46-60-13 0-26 5-40 17-8 9-16 26-16 43v111h-30v-289h30v127h4c12-26 35-39 65-39 42 0 63 30 63 81z">
          <text:p/>
        </draw:path>
        <draw:path draw:style-name="gr3" draw:text-style-name="P3" draw:layer="layout" svg:width="0.038cm" svg:height="0.284cm" svg:x="4.432cm" svg:y="2.812cm" svg:viewBox="0 0 39 285" svg:d="M21 42c-8 0-12-4-17-8-4 0-4-9-4-13s0-9 4-13c5-4 9-8 17-8 4 0 9 4 14 8 4 4 4 9 4 13s0 8-4 13c-5 4-10 8-14 8zM35 285h-31v-196h31z">
          <text:p/>
        </draw:path>
        <draw:path draw:style-name="gr3" draw:text-style-name="P3" draw:layer="layout" svg:width="0.131cm" svg:height="0.204cm" svg:x="4.517cm" svg:y="2.896cm" svg:viewBox="0 0 132 205" svg:d="M0 196v-33c18 12 39 16 60 16 26 0 38-8 38-25 0-8 0-13-4-13 0-4-4-8-8-12-5 0-9-5-13-5-4-4-13-4-17-8-8-4-17-8-25-8-5-5-9-9-13-13-9-4-9-9-13-17 0-4-5-13-5-17 0-14 5-18 9-26 5-9 9-13 17-18 5-4 13-8 22-12 12 0 21-5 29-5 17 0 30 5 47 9v34c-17-8-34-13-51-13-4 0-13 0-17 0s-8 5-13 5c0 4-4 8-4 8-4 4-4 9-4 14 0 4 0 8 4 12 0 5 4 5 4 9 5 4 9 4 17 8 4 0 9 5 17 5 9 4 13 8 21 12 9 5 13 9 17 13 5 4 9 8 13 13 0 8 4 12 4 21 0 8-4 17-8 25-4 9-9 13-17 17-4 4-13 9-26 13-8 0-17 0-25 0-21 0-38-4-56-9z">
          <text:p/>
        </draw:path>
        <draw:path draw:style-name="gr3" draw:text-style-name="P3" draw:layer="layout" svg:width="0.178cm" svg:height="0.289cm" svg:x="4.801cm" svg:y="2.896cm" svg:viewBox="0 0 179 290" svg:d="M34 175h-4v115h-30v-285h30v34h4c12-26 34-39 64-39 26 0 47 9 60 30 17 17 21 38 21 68 0 35-9 60-21 77-17 21-38 30-69 30-26 0-43-9-55-30zM30 94v29c0 14 8 31 16 40 13 12 26 16 39 16 22 0 35-8 47-21 9-12 17-35 17-60 0-21-4-38-17-51-8-12-21-17-39-17-21 0-34 5-47 17-8 13-16 30-16 47z">
          <text:p/>
        </draw:path>
        <draw:path draw:style-name="gr3" draw:text-style-name="P3" draw:layer="layout" svg:width="0.102cm" svg:height="0.195cm" svg:x="5.03cm" svg:y="2.901cm" svg:viewBox="0 0 103 196" svg:d="M103 34c-5-4-13-9-26-9-14 0-22 9-35 21-8 13-13 30-13 51v99h-29v-196h29v42c5-12 13-25 22-34 8-4 22-8 30-8 9 0 17 0 22 0z">
          <text:p/>
        </draw:path>
        <draw:path draw:style-name="gr3" draw:text-style-name="P3" draw:layer="layout" svg:width="0.191cm" svg:height="0.204cm" svg:x="5.153cm" svg:y="2.896cm" svg:viewBox="0 0 192 205" svg:d="M94 205c-31 0-52-9-69-26-17-16-25-42-25-71 0-34 8-61 25-78s43-30 73-30 51 9 68 30c17 17 26 44 26 73 0 30-9 55-26 76-21 17-42 26-72 26zM94 30c-17 0-35 5-48 17-8 18-17 35-17 61 0 21 9 38 17 50 13 17 31 21 48 21 21 0 38-4 46-16 13-17 17-34 17-60 0-21-4-42-17-56-8-12-25-17-46-17z">
          <text:p/>
        </draw:path>
        <draw:path draw:style-name="gr3" draw:text-style-name="P3" draw:layer="layout" svg:width="0.178cm" svg:height="0.293cm" svg:x="5.377cm" svg:y="2.896cm" svg:viewBox="0 0 179 294" svg:d="M179 188c0 68-34 106-101 106-22 0-44-4-65-13v-34c26 13 48 22 65 22 50 0 72-26 72-77v-22c-17 22-39 35-68 35-21 0-43-9-60-26-13-17-22-39-22-68 0-34 9-60 26-81 17-17 39-30 64-30 26 0 47 13 60 35v-30h29zM150 115v-30c0-17-5-29-17-42-9-8-22-13-38-13-17 0-34 5-44 17-12 17-17 34-17 60 0 21 5 38 13 55 14 13 26 17 43 17s34-4 43-17c12-13 17-30 17-47z">
          <text:p/>
        </draw:path>
        <draw:path draw:style-name="gr3" draw:text-style-name="P3" draw:layer="layout" svg:width="0.102cm" svg:height="0.195cm" svg:x="5.619cm" svg:y="2.901cm" svg:viewBox="0 0 103 196" svg:d="M103 34c-5-4-13-9-23-9-12 0-25 9-33 21-9 13-13 30-13 51v99h-34v-196h34v42c4-12 13-25 21-34 8-4 17-8 30-8 9 0 13 0 18 0z">
          <text:p/>
        </draw:path>
        <draw:path draw:style-name="gr3" draw:text-style-name="P3" draw:layer="layout" svg:width="0.152cm" svg:height="0.204cm" svg:x="5.742cm" svg:y="2.896cm" svg:viewBox="0 0 153 205" svg:d="M153 201h-29v-30c-18 25-35 34-65 34-17 0-34-4-42-13-13-13-17-25-17-42 0-34 21-55 64-64l60-8c0-35-13-48-44-48-21 0-42 5-63 22v-30c21-13 42-22 68-22 47 0 68 26 68 74zM124 103l-48 9c-17 0-25 4-34 8-8 4-12 13-12 30 0 8 4 17 12 21 5 4 17 8 26 8 17 0 29-4 38-16 14-9 18-22 18-39z">
          <text:p/>
        </draw:path>
        <draw:path draw:style-name="gr3" draw:text-style-name="P3" draw:layer="layout" svg:width="0.275cm" svg:height="0.2cm" svg:x="5.954cm" svg:y="2.896cm" svg:viewBox="0 0 276 201" svg:d="M276 201h-29v-111c0-22-4-39-14-47-4-8-17-13-34-13-13 0-21 5-34 17-8 13-13 26-13 43v111h-29v-116c0-38-17-55-47-55-13 0-25 5-34 17-8 9-12 26-12 43v111h-30v-196h30v34c17-26 33-39 63-39 13 0 25 5 34 13 8 9 17 17 21 30 13-26 34-43 64-43 43 0 64 30 64 81z">
          <text:p/>
        </draw:path>
        <draw:path draw:style-name="gr3" draw:text-style-name="P3" draw:layer="layout" svg:width="0.169cm" svg:height="0.204cm" svg:x="6.382cm" svg:y="2.896cm" svg:viewBox="0 0 170 205" svg:d="M170 112h-140c4 21 8 38 21 51 8 12 25 16 42 16 21 0 44-8 65-21v30c-17 13-44 17-69 17-30 0-51-9-68-26-12-16-21-42-21-71 0-34 9-56 25-78 17-17 39-30 64-30s48 9 60 26c13 17 21 39 21 69zM137 86c0-17-5-34-14-43-9-8-21-13-34-13-17 0-30 5-38 13-9 14-17 26-21 43z">
          <text:p/>
        </draw:path>
        <draw:path draw:style-name="gr3" draw:text-style-name="P3" draw:layer="layout" svg:width="0.183cm" svg:height="0.195cm" svg:x="6.568cm" svg:y="2.901cm" svg:viewBox="0 0 184 196" svg:d="M184 0l-77 196h-34l-73-196h34l52 145c4 8 4 17 4 25h5c0-8 0-17 4-25l51-145z">
          <text:p/>
        </draw:path>
        <draw:path draw:style-name="gr3" draw:text-style-name="P3" draw:layer="layout" svg:width="0.156cm" svg:height="0.204cm" svg:x="6.768cm" svg:y="2.896cm" svg:viewBox="0 0 157 205" svg:d="M157 201h-33v-30c-13 25-34 34-60 34-21 0-34-4-48-13-8-13-16-25-16-42 0-34 22-55 64-64l60-8c0-35-13-48-39-48-25 0-46 5-63 22v-30c17-13 38-22 63-22 47 0 72 26 72 74zM124 103l-47 9c-13 0-25 4-34 8-4 4-8 13-8 30 0 8 4 17 8 21 9 4 17 8 30 8 12 0 25-4 38-16 8-9 13-22 13-39z">
          <text:p/>
        </draw:path>
        <draw:polygon draw:style-name="gr3" draw:text-style-name="P3" draw:layer="layout" svg:width="0.034cm" svg:height="0.288cm" svg:x="6.98cm" svg:y="2.806cm" svg:viewBox="0 0 35 289" draw:points="0,0 35,0 35,289 0,289">
          <text:p/>
        </draw:polygon>
        <draw:path draw:style-name="gr3" draw:text-style-name="P3" draw:layer="layout" svg:width="0.161cm" svg:height="0.199cm" svg:x="7.073cm" svg:y="2.901cm" svg:viewBox="0 0 162 200" svg:d="M162 196h-34v-31c-13 26-34 35-60 35-47 0-68-27-68-82v-118h30v114c0 38 16 59 46 59 18 0 26-4 39-16 9-9 13-26 13-43v-114h34z">
          <text:p/>
        </draw:path>
        <draw:path draw:style-name="gr3" draw:text-style-name="P3" draw:layer="layout" svg:width="0.152cm" svg:height="0.204cm" svg:x="7.281cm" svg:y="2.896cm" svg:viewBox="0 0 153 205" svg:d="M153 201h-29v-30c-17 25-35 34-65 34-17 0-34-4-42-13-13-13-17-25-17-42 0-34 21-55 63-64l61-8c0-35-13-48-44-48-21 0-42 5-63 22v-30c21-13 42-22 67-22 48 0 69 26 69 74zM124 103l-48 9c-17 0-25 4-34 8-8 4-13 13-13 30 0 8 5 17 13 21 4 4 17 8 26 8 16 0 30-4 39-16 12-9 17-22 17-39z">
          <text:p/>
        </draw:path>
        <draw:path draw:style-name="gr3" draw:text-style-name="P3" draw:layer="layout" svg:width="0.11cm" svg:height="0.254cm" svg:x="7.471cm" svg:y="2.846cm" svg:viewBox="0 0 111 255" svg:d="M111 251c-4 4-17 4-29 4-35 0-52-17-52-55v-114h-30v-31h30v-47l35-8v55h46v31h-46v110c0 12 0 21 4 25s13 8 21 8c9 0 17 0 21-4z">
          <text:p/>
        </draw:path>
        <draw:path draw:style-name="gr3" draw:text-style-name="P3" draw:layer="layout" svg:width="0.17cm" svg:height="0.204cm" svg:x="7.611cm" svg:y="2.896cm" svg:viewBox="0 0 171 205" svg:d="M171 112h-137c0 21 4 38 17 51 9 12 25 16 43 16 26 0 43-8 64-21v30c-17 13-42 17-68 17-30 0-52-9-69-26-13-16-21-42-21-71 0-34 8-56 26-78 17-17 38-30 64-30s47 9 59 26c13 17 22 39 22 69zM137 86c0-17-4-34-13-43-8-8-21-13-34-13-18 0-26 5-39 13-8 14-17 26-17 43z">
          <text:p/>
        </draw:path>
        <draw:path draw:style-name="gr3" draw:text-style-name="P3" draw:layer="layout" svg:width="0.132cm" svg:height="0.204cm" svg:x="7.814cm" svg:y="2.896cm" svg:viewBox="0 0 133 205" svg:d="M0 196v-33c17 12 39 16 56 16 29 0 42-8 42-25 0-8 0-13-4-13 0-4-4-8-9-12-4 0-8-5-12-5-9-4-13-4-17-8-9-4-17-8-26-8-4-5-13-9-17-13s-4-9-8-17c0-4-5-13-5-17 0-14 5-18 9-26 4-9 8-13 17-18 4-4 13-8 21-12 9 0 21-5 30-5 17 0 30 5 43 9v34c-13-8-30-13-47-13-9 0-13 0-17 0s-9 5-13 5c0 4-4 8-8 8 0 4 0 9 0 14 0 4 0 8 0 12 4 5 8 5 8 9 4 4 9 4 13 8 8 0 12 5 17 5 8 4 17 8 25 12 9 5 13 9 18 13 4 4 9 8 13 13 0 8 4 12 4 21 0 8-4 17-8 25-5 9-9 13-18 17s-17 9-26 13c-8 0-17 0-29 0-17 0-35-4-52-9z">
          <text:p/>
        </draw:path>
        <draw:path draw:style-name="gr3" draw:text-style-name="P3" draw:layer="layout" svg:width="0.182cm" svg:height="0.195cm" svg:x="8.069cm" svg:y="2.901cm" svg:viewBox="0 0 183 196" svg:d="M183 0l-76 196h-30l-77-196h35l51 145c4 8 4 17 4 25h4c0-8 0-17 4-25l51-145z">
          <text:p/>
        </draw:path>
        <draw:path draw:style-name="gr3" draw:text-style-name="P3" draw:layer="layout" svg:width="0.157cm" svg:height="0.204cm" svg:x="8.268cm" svg:y="2.896cm" svg:viewBox="0 0 158 205" svg:d="M158 201h-34v-30c-13 25-34 34-60 34-21 0-34-4-47-13-8-13-17-25-17-42 0-34 21-55 68-64l56-8c0-35-13-48-38-48-26 0-48 5-65 22v-30c17-13 43-22 65-22 46 0 72 26 72 74zM124 103l-48 9c-12 0-25 4-29 8-9 4-13 13-13 30 0 8 4 17 9 21 8 4 17 8 29 8 14 0 27-4 39-16 9-9 13-22 13-39z">
          <text:p/>
        </draw:path>
        <draw:path draw:style-name="gr3" draw:text-style-name="P3" draw:layer="layout" svg:width="0.102cm" svg:height="0.195cm" svg:x="8.48cm" svg:y="2.901cm" svg:viewBox="0 0 103 196" svg:d="M103 34c-4-4-13-9-21-9-13 0-26 9-35 21-9 13-13 30-13 51v99h-34v-196h34v42c4-12 13-25 22-34 9-4 17-8 30-8 8 0 13 0 17 0z">
          <text:p/>
        </draw:path>
        <draw:path draw:style-name="gr3" draw:text-style-name="P3" draw:layer="layout" svg:width="0.043cm" svg:height="0.284cm" svg:x="8.611cm" svg:y="2.812cm" svg:viewBox="0 0 44 285" svg:d="M23 42c-6 0-10-4-14-8-4 0-9-9-9-13s5-9 9-13 8-8 14-8c4 0 12 4 12 8 5 4 9 9 9 13s-4 8-9 13c0 4-8 8-12 8zM40 285h-35v-196h35z">
          <text:p/>
        </draw:path>
        <draw:path draw:style-name="gr3" draw:text-style-name="P3" draw:layer="layout" svg:width="0.191cm" svg:height="0.204cm" svg:x="8.696cm" svg:y="2.896cm" svg:viewBox="0 0 192 205" svg:d="M98 205c-30 0-55-9-72-26-17-16-26-42-26-71 0-34 9-61 30-78 17-17 42-30 72-30s52 9 69 30c17 17 21 44 21 73 0 30-9 55-26 76-16 17-39 26-68 26zM98 30c-21 0-34 5-47 17-13 18-17 35-17 61 0 21 4 38 17 50 13 17 30 21 47 21 21 0 38-4 47-16 13-17 17-34 17-60 0-21-4-42-17-56-9-12-26-17-47-17z">
          <text:p/>
        </draw:path>
        <draw:path draw:style-name="gr3" draw:text-style-name="P3" draw:layer="layout" svg:width="0.161cm" svg:height="0.199cm" svg:x="8.934cm" svg:y="2.901cm" svg:viewBox="0 0 162 200" svg:d="M162 196h-30v-31c-13 26-35 35-65 35-42 0-67-27-67-82v-118h29v114c0 38 17 59 51 59 13 0 27-4 35-16 13-9 17-26 17-43v-114h30z">
          <text:p/>
        </draw:path>
        <draw:path draw:style-name="gr3" draw:text-style-name="P3" draw:layer="layout" svg:width="0.128cm" svg:height="0.204cm" svg:x="9.146cm" svg:y="2.896cm" svg:viewBox="0 0 129 205" svg:d="M0 196v-33c17 12 34 16 56 16 30 0 43-8 43-25 0-8 0-13-4-13 0-4-4-8-9-12-5 0-9-5-13-5-9-4-13-4-22-8-8-4-12-8-21-8-4-5-13-9-18-13-4-4-4-9-8-17-4-4-4-13-4-17 0-14 4-18 8-26 4-9 9-13 18-18 4-4 13-8 21-12 9 0 17-5 30-5 18 0 30 5 43 9v34c-13-8-29-13-47-13-9 0-13 0-17 0-5 0-9 5-13 5-4 4-4 8-9 8 0 4 0 9 0 14 0 4 0 8 0 12 5 5 5 5 9 9s8 4 13 8c4 0 12 5 17 5 8 4 18 8 26 12 4 5 13 9 17 13s8 8 13 13c0 8 0 12 0 21 0 8 0 17-5 25-4 9-8 13-17 17-8 4-16 9-26 13-8 0-17 0-30 0-17 0-34-4-51-9z">
          <text:p/>
        </draw:path>
        <draw:path draw:style-name="gr3" draw:text-style-name="P3" draw:layer="layout" svg:width="0.131cm" svg:height="0.204cm" svg:x="9.417cm" svg:y="2.896cm" svg:viewBox="0 0 132 205" svg:d="M0 196v-33c17 12 38 16 55 16 30 0 43-8 43-25 0-8 0-13-4-13 0-4-4-8-9-12-5 0-9-5-13-5-9-4-13-4-17-8-9-4-17-8-26-8-4-5-12-9-16-13-5-4-5-9-9-17 0-4-4-13-4-17 0-14 4-18 8-26 5-9 9-13 17-18 4-4 13-8 21-12 9 0 22-5 30-5 18 0 31 5 48 9v34c-17-8-34-13-52-13-4 0-13 0-17 0s-9 5-13 5c0 4-4 8-8 8 0 4 0 9 0 14 0 4 0 8 0 12 4 5 8 5 8 9 4 4 9 4 13 8 8 0 13 5 21 5 9 4 14 8 22 12 9 5 13 9 17 13 5 4 9 8 13 13 0 8 4 12 4 21 0 8-4 17-8 25-4 9-9 13-17 17-9 4-13 9-27 13-8 0-17 0-29 0-17 0-34-4-51-9z">
          <text:p/>
        </draw:path>
        <draw:path draw:style-name="gr3" draw:text-style-name="P3" draw:layer="layout" svg:width="0.157cm" svg:height="0.204cm" svg:x="9.578cm" svg:y="2.896cm" svg:viewBox="0 0 158 205" svg:d="M158 201h-34v-30c-13 25-34 34-59 34-21 0-34-4-47-13-9-13-18-25-18-42 0-34 22-55 69-64l55-8c0-35-13-48-38-48-26 0-47 5-64 22v-30c17-13 43-22 64-22 46 0 72 26 72 74zM124 103l-47 9c-12 0-25 4-29 8-9 4-13 13-13 30 0 8 4 17 9 21 8 4 16 8 29 8s26-4 38-16c9-9 13-22 13-39z">
          <text:p/>
        </draw:path>
        <draw:path draw:style-name="gr3" draw:text-style-name="P3" draw:layer="layout" svg:width="0.276cm" svg:height="0.2cm" svg:x="9.794cm" svg:y="2.896cm" svg:viewBox="0 0 277 201" svg:d="M277 201h-35v-111c0-22-5-39-9-47-8-8-17-13-34-13-12 0-25 5-34 17-8 13-12 26-12 43v111h-34v-116c0-38-13-55-43-55-12 0-25 5-34 17-8 9-12 26-12 43v111h-30v-196h30v34c12-26 34-39 59-39 13 0 25 5 34 13 13 9 17 17 21 30 17-26 38-43 64-43 47 0 69 30 69 81z">
          <text:p/>
        </draw:path>
        <draw:path draw:style-name="gr3" draw:text-style-name="P3" draw:layer="layout" svg:width="0.182cm" svg:height="0.289cm" svg:x="10.125cm" svg:y="2.896cm" svg:viewBox="0 0 183 290" svg:d="M34 175v115h-34v-285h34v34c17-26 38-39 67-39 26 0 43 9 61 30 12 17 21 38 21 68 0 35-9 60-27 77-16 21-38 30-63 30s-47-9-59-30zM34 94v29c0 14 4 31 12 40 13 12 26 16 43 16s34-8 42-21c13-12 17-35 17-60 0-21-4-38-13-51-12-12-25-17-42-17s-34 5-42 17c-13 13-17 30-17 47z">
          <text:p/>
        </draw:path>
        <draw:polygon draw:style-name="gr3" draw:text-style-name="P3" draw:layer="layout" svg:width="0.034cm" svg:height="0.288cm" svg:x="10.354cm" svg:y="2.806cm" svg:viewBox="0 0 35 289" draw:points="0,0 35,0 35,289 0,289">
          <text:p/>
        </draw:polygon>
        <draw:path draw:style-name="gr3" draw:text-style-name="P3" draw:layer="layout" svg:width="0.17cm" svg:height="0.204cm" svg:x="10.434cm" svg:y="2.896cm" svg:viewBox="0 0 171 205" svg:d="M171 112h-137c0 21 4 38 17 51 13 12 25 16 47 16 21 0 43-8 60-21v30c-17 13-39 17-69 17-25 0-47-9-63-26-17-16-26-42-26-71 0-34 9-56 26-78 16-17 38-30 63-30s48 9 61 26c17 17 21 39 21 69zM141 86c0-17-4-34-14-43-8-8-21-13-38-13-13 0-25 5-34 13-13 14-17 26-21 43z">
          <text:p/>
        </draw:path>
        <draw:path draw:style-name="gr3" draw:text-style-name="P3" draw:layer="layout" svg:width="0.127cm" svg:height="0.204cm" svg:x="10.748cm" svg:y="2.896cm" svg:viewBox="0 0 128 205" svg:d="M0 196v-33c17 12 34 16 55 16 25 0 42-8 42-25 0-8-4-13-4-13-4-4-8-8-8-12-5 0-13-5-17-5-5-4-9-4-17-8-9-4-17-8-21-8-9-5-13-9-18-13-4-4-8-9-8-17-4-4-4-13-4-17 0-14 0-18 4-26 4-9 13-13 17-18 9-4 17-8 26-12 8 0 16-5 25-5 17 0 34 5 47 9v34c-13-8-30-13-51-13-5 0-9 0-13 0s-8 5-13 5c-4 4-8 8-8 8 0 4-4 9-4 14 0 4 4 8 4 12 0 5 4 5 8 9 5 4 9 4 13 8 4 0 8 5 17 5 8 4 17 8 21 12 9 5 13 9 22 13 4 4 9 8 9 13 4 8 4 12 4 21 0 8 0 17-4 25-5 9-14 13-18 17-9 4-17 9-26 13-8 0-21 0-29 0-21 0-39-4-51-9z">
          <text:p/>
        </draw:path>
        <draw:path draw:style-name="gr3" draw:text-style-name="P3" draw:layer="layout" svg:width="0.043cm" svg:height="0.284cm" svg:x="10.917cm" svg:y="2.812cm" svg:viewBox="0 0 44 285" svg:d="M21 42c-4 0-8-4-12-8-4 0-9-9-9-13s5-9 9-13 8-8 12-8c6 0 14 4 18 8 0 4 5 9 5 13s-5 8-5 13c-4 4-12 8-18 8zM39 285h-34v-196h34z">
          <text:p/>
        </draw:path>
        <draw:polygon draw:style-name="gr3" draw:text-style-name="P3" draw:layer="layout" svg:width="0.161cm" svg:height="0.195cm" svg:x="10.994cm" svg:y="2.901cm" svg:viewBox="0 0 162 196" draw:points="162,12 42,170 157,170 157,196 0,196 0,187 114,30 8,30 8,0 162,0">
          <text:p/>
        </draw:polygon>
        <draw:path draw:style-name="gr3" draw:text-style-name="P3" draw:layer="layout" svg:width="0.17cm" svg:height="0.204cm" svg:x="11.18cm" svg:y="2.896cm" svg:viewBox="0 0 171 205" svg:d="M171 112h-141c4 21 8 38 21 51 10 12 26 16 43 16 26 0 43-8 64-21v30c-17 13-42 17-68 17-29 0-52-9-69-26-13-16-21-42-21-71 0-34 8-56 26-78 17-17 39-30 64-30 26 0 47 9 59 26 13 17 22 39 22 69zM137 86c0-17-5-34-13-43-8-8-21-13-34-13-17 0-29 5-39 13-8 14-17 26-17 43z">
          <text:p/>
        </draw:path>
        <draw:path draw:style-name="gr3" draw:text-style-name="P3" draw:layer="layout" svg:width="0.144cm" svg:height="0.204cm" svg:x="11.49cm" svg:y="2.896cm" svg:viewBox="0 0 145 205" svg:d="M145 192c-13 9-30 13-52 13-30 0-51-9-68-26-17-16-25-42-25-71 0-30 8-56 25-78 21-17 42-30 76-30 18 0 31 5 44 13v30c-13-8-30-13-48-13-17 0-34 5-47 22-12 13-21 30-21 56 0 21 9 38 21 50 9 17 26 21 47 21 18 0 35-4 48-16z">
          <text:p/>
        </draw:path>
        <draw:path draw:style-name="gr3" draw:text-style-name="P3" draw:layer="layout" svg:width="0.152cm" svg:height="0.204cm" svg:x="11.668cm" svg:y="2.896cm" svg:viewBox="0 0 153 205" svg:d="M153 201h-29v-30c-18 25-35 34-65 34-17 0-34-4-42-13-13-13-17-25-17-42 0-34 21-55 63-64l61-8c0-35-14-48-44-48-21 0-42 5-63 22v-30c21-13 42-22 68-22 47 0 68 26 68 74zM124 103l-48 9c-17 0-25 4-34 8-8 4-12 13-12 30 0 8 4 17 12 21 4 4 17 8 26 8 17 0 29-4 38-16 13-9 18-22 18-39z">
          <text:p/>
        </draw:path>
        <draw:polygon draw:style-name="gr3" draw:text-style-name="P3" draw:layer="layout" svg:width="0.034cm" svg:height="0.288cm" svg:x="11.878cm" svg:y="2.806cm" svg:viewBox="0 0 35 289" draw:points="0,0 35,0 35,289 0,289">
          <text:p/>
        </draw:polygon>
        <draw:path draw:style-name="gr3" draw:text-style-name="P3" draw:layer="layout" svg:width="0.144cm" svg:height="0.204cm" svg:x="11.96cm" svg:y="2.896cm" svg:viewBox="0 0 145 205" svg:d="M145 192c-13 9-29 13-51 13-31 0-52-9-69-26-17-16-25-42-25-71 0-30 8-56 25-78 22-17 48-30 78-30 17 0 29 5 42 13v30c-13-8-29-13-42-13-21 0-40 5-52 22-13 13-17 30-17 56 0 21 4 38 17 50 12 17 26 21 48 21 17 0 33-4 46-16z">
          <text:p/>
        </draw:path>
        <draw:path draw:style-name="gr3" draw:text-style-name="P3" draw:layer="layout" svg:width="0.165cm" svg:height="0.199cm" svg:x="12.147cm" svg:y="2.901cm" svg:viewBox="0 0 166 200" svg:d="M166 196h-35v-31c-13 26-34 35-60 35-46 0-71-27-71-82v-118h33v114c0 38 13 59 47 59 13 0 26-4 38-16 9-9 13-26 13-43v-114h35z">
          <text:p/>
        </draw:path>
        <draw:polygon draw:style-name="gr3" draw:text-style-name="P3" draw:layer="layout" svg:width="0.034cm" svg:height="0.288cm" svg:x="12.369cm" svg:y="2.806cm" svg:viewBox="0 0 35 289" draw:points="0,0 35,0 35,289 0,289">
          <text:p/>
        </draw:polygon>
        <draw:path draw:style-name="gr3" draw:text-style-name="P3" draw:layer="layout" svg:width="0.152cm" svg:height="0.204cm" svg:x="12.452cm" svg:y="2.896cm" svg:viewBox="0 0 153 205" svg:d="M153 201h-29v-30c-13 25-34 34-61 34-21 0-34-4-46-13-13-13-17-25-17-42 0-34 21-55 63-64l61-8c0-35-13-48-39-48s-47 5-64 22v-30c17-13 38-22 64-22 47 0 68 26 68 74zM124 103l-48 9c-13 0-25 4-34 8-8 4-8 13-8 30 0 8 0 17 8 21 9 4 17 8 26 8 17 0 30-4 39-16 12-9 17-22 17-39z">
          <text:p/>
        </draw:path>
        <draw:path draw:style-name="gr3" draw:text-style-name="P3" draw:layer="layout" svg:width="0.111cm" svg:height="0.254cm" svg:x="12.642cm" svg:y="2.846cm" svg:viewBox="0 0 112 255" svg:d="M112 251c-5 4-17 4-26 4-35 0-56-17-56-55v-114h-30v-31h30v-47l35-8v55h47v31h-47v110c0 12 0 21 4 25 5 4 13 8 26 8 4 0 12 0 17-4z">
          <text:p/>
        </draw:path>
        <draw:path draw:style-name="gr3" draw:text-style-name="P3" draw:layer="layout" svg:width="0.042cm" svg:height="0.284cm" svg:x="12.791cm" svg:y="2.812cm" svg:viewBox="0 0 43 285" svg:d="M21 42c-4 0-9-4-13-8-4 0-8-9-8-13s4-9 8-13c0-4 9-8 13-8s8 4 13 8c4 4 9 9 9 13s-5 8-9 13c-5 4-9 8-13 8zM38 285h-34v-196h34z">
          <text:p/>
        </draw:path>
        <draw:path draw:style-name="gr3" draw:text-style-name="P3" draw:layer="layout" svg:width="0.19cm" svg:height="0.204cm" svg:x="12.876cm" svg:y="2.896cm" svg:viewBox="0 0 191 205" svg:d="M97 205c-30 0-55-9-72-26-17-16-25-42-25-71 0-34 8-61 29-78 17-17 38-30 72-30 26 0 52 9 69 30 13 17 21 44 21 73 0 30-8 55-25 76-17 17-44 26-69 26zM97 30c-21 0-34 5-46 17-13 18-17 35-17 61 0 21 4 38 17 50 12 17 25 21 46 21s34-4 48-16c12-17 17-34 17-60 0-21-5-42-17-56-14-12-27-17-48-17z">
          <text:p/>
        </draw:path>
        <draw:path draw:style-name="gr3" draw:text-style-name="P3" draw:layer="layout" svg:width="0.161cm" svg:height="0.2cm" svg:x="13.117cm" svg:y="2.896cm" svg:viewBox="0 0 162 201" svg:d="M162 201h-29v-111c0-43-17-60-47-60-18 0-31 5-39 17-9 9-17 26-17 43v111h-30v-196h30v34c17-26 38-39 69-39 21 0 34 9 46 22 13 13 17 34 17 59z">
          <text:p/>
        </draw:path>
        <draw:path draw:style-name="gr3" draw:text-style-name="P3" draw:layer="layout" svg:width="0.128cm" svg:height="0.204cm" svg:x="13.325cm" svg:y="2.896cm" svg:viewBox="0 0 129 205" svg:d="M0 196v-33c17 12 34 16 55 16 31 0 43-8 43-25 0-8 0-13-4-13-4-4-4-8-8-12-5 0-9-5-17-5-5-4-10-4-18-8-9-4-13-8-21-8-9-5-13-9-17-13-5-4-9-9-9-17-4-4-4-13-4-17 0-14 4-18 8-26 5-9 9-13 13-18 9-4 17-8 26-12 8 0 17-5 30-5 17 0 30 5 43 9v34c-13-8-30-13-47-13-9 0-14 0-18 0s-8 5-13 5c-4 4-4 8-8 8 0 4 0 9 0 14 0 4 0 8 0 12 4 5 4 5 8 9 5 4 9 4 13 8 4 0 14 5 18 5 8 4 17 8 25 12 5 5 13 9 17 13 5 4 9 8 9 13 5 8 5 12 5 21 0 8 0 17-5 25-4 9-9 13-17 17-9 4-17 9-26 13-8 0-17 0-30 0-17 0-38-4-51-9z">
          <text:p/>
        </draw:path>
        <draw:path draw:style-name="gr3" draw:text-style-name="P3" draw:layer="layout" svg:width="0.119cm" svg:height="0.293cm" svg:x="13.588cm" svg:y="2.803cm" svg:viewBox="0 0 120 294" svg:d="M120 34c-9-4-18-4-22-4-21 0-34 13-34 38v30h47v30h-47v166h-30v-166h-34v-30h34v-30c0-21 4-38 18-47 12-12 25-21 42-21 8 0 17 5 26 5z">
          <text:p/>
        </draw:path>
        <draw:path draw:style-name="gr3" draw:text-style-name="P3" draw:layer="layout" svg:width="0.195cm" svg:height="0.204cm" svg:x="13.715cm" svg:y="2.896cm" svg:viewBox="0 0 196 205" svg:d="M97 205c-29 0-50-9-72-26-17-16-25-42-25-71 0-34 13-61 30-78s42-30 72-30c29 0 50 9 68 30 17 17 26 44 26 73 0 30-13 55-30 76-18 17-39 26-69 26zM97 30c-17 0-34 5-46 17-13 18-17 35-17 61 0 21 4 38 17 50 12 17 29 21 46 21 22 0 38-4 47-16 14-17 18-34 18-60 0-21-4-42-18-56-9-12-25-17-47-17z">
          <text:p/>
        </draw:path>
        <draw:path draw:style-name="gr3" draw:text-style-name="P3" draw:layer="layout" svg:width="0.101cm" svg:height="0.195cm" svg:x="13.957cm" svg:y="2.901cm" svg:viewBox="0 0 102 196" svg:d="M102 34c-4-4-13-9-25-9-13 0-21 9-30 21-8 13-18 30-18 51v99h-29v-196h29v42h5c5-12 9-25 17-34 13-4 22-8 34-8 9 0 13 0 17 0z">
          <text:p/>
        </draw:path>
        <draw:path draw:style-name="gr3" draw:text-style-name="P3" draw:layer="layout" svg:width="0.157cm" svg:height="0.204cm" svg:x="14.181cm" svg:y="2.896cm" svg:viewBox="0 0 158 205" svg:d="M158 201h-34v-30c-13 25-35 34-60 34-21 0-34-4-47-13-8-13-17-25-17-42 0-34 22-55 68-64l56-8c0-35-13-48-39-48-25 0-46 5-63 22v-30c17-13 42-22 63-22 48 0 73 26 73 74zM124 103l-47 9c-13 0-26 4-30 8-8 4-13 13-13 30 0 8 5 17 9 21 8 4 17 8 29 8 13 0 27-4 39-16 9-9 13-22 13-39z">
          <text:p/>
        </draw:path>
        <draw:path draw:style-name="gr3" draw:text-style-name="P3" draw:layer="layout" svg:width="0.178cm" svg:height="0.289cm" svg:x="14.503cm" svg:y="2.896cm" svg:viewBox="0 0 179 290" svg:d="M31 175v115h-31v-285h31v34c17-26 38-39 68-39 25 0 46 9 59 30 13 17 21 38 21 68 0 35-8 60-25 77-13 21-34 30-64 30-25 0-42-9-59-30zM31 94v29c0 14 4 31 17 40 8 12 25 16 38 16 21 0 34-8 47-21 8-12 17-35 17-60 0-21-9-38-17-51-9-12-26-17-43-17s-29 5-42 17c-8 13-17 30-17 47z">
          <text:p/>
        </draw:path>
        <draw:path draw:style-name="gr3" draw:text-style-name="P3" draw:layer="layout" svg:width="0.102cm" svg:height="0.195cm" svg:x="14.732cm" svg:y="2.901cm" svg:viewBox="0 0 103 196" svg:d="M103 34c-9-4-13-9-26-9s-26 9-34 21c-9 13-13 30-13 51v99h-30v-196h30v42c4-12 13-25 21-34 9-4 22-8 31-8 8 0 17 0 21 0z">
          <text:p/>
        </draw:path>
        <draw:path draw:style-name="gr3" draw:text-style-name="P3" draw:layer="layout" svg:width="0.195cm" svg:height="0.204cm" svg:x="14.851cm" svg:y="2.896cm" svg:viewBox="0 0 196 205" svg:d="M97 205c-29 0-51-9-68-26-16-16-29-42-29-71 0-34 13-61 29-78 17-17 43-30 72-30 30 0 51 9 68 30 18 17 27 44 27 73 0 30-9 55-31 76-17 17-38 26-68 26zM97 30c-17 0-34 5-46 17-13 18-17 35-17 61 0 21 4 38 17 50 12 17 29 21 46 21 22 0 39-4 47-16 13-17 17-34 17-60 0-21-4-42-17-56-8-12-25-17-47-17z">
          <text:p/>
        </draw:path>
        <draw:path draw:style-name="gr3" draw:text-style-name="P3" draw:layer="layout" svg:width="0.178cm" svg:height="0.289cm" svg:x="15.092cm" svg:y="2.896cm" svg:viewBox="0 0 179 290" svg:d="M34 175v115h-34v-285h34v34c13-26 38-39 68-39 21 0 44 9 56 30 17 17 21 38 21 68 0 35-4 60-21 77-17 21-39 30-68 30-22 0-43-9-56-30zM34 94v29c0 14 4 31 13 40 13 12 25 16 43 16 16 0 33-8 43-21 13-12 17-35 17-60 0-21-4-38-17-51-10-12-22-17-39-17-22 0-34 5-47 17-9 13-13 30-13 47z">
          <text:p/>
        </draw:path>
        <draw:path draw:style-name="gr3" draw:text-style-name="P3" draw:layer="layout" svg:width="0.19cm" svg:height="0.204cm" svg:x="15.309cm" svg:y="2.896cm" svg:viewBox="0 0 191 205" svg:d="M93 205c-25 0-51-9-68-26-17-16-25-42-25-71 0-34 8-61 25-78 21-17 43-30 72-30 30 0 55 9 68 30 18 17 26 44 26 73 0 30-8 55-26 76-17 17-42 26-72 26zM97 30c-21 0-38 5-47 17-12 18-17 35-17 61 0 21 5 38 17 50 9 17 26 21 47 21s34-4 47-16c8-17 17-34 17-60 0-21-9-42-17-56-13-12-26-17-47-17z">
          <text:p/>
        </draw:path>
        <draw:path draw:style-name="gr3" draw:text-style-name="P3" draw:layer="layout" svg:width="0.128cm" svg:height="0.204cm" svg:x="15.537cm" svg:y="2.896cm" svg:viewBox="0 0 129 205" svg:d="M0 196v-33c17 12 35 16 57 16 29 0 42-8 42-25 0-8 0-13-4-13 0-4-4-8-9-12-4 0-8-5-17-5-4-4-8-4-17-8-8-4-12-8-21-8-4-5-14-9-18-13s-8-9-8-17c-5-4-5-13-5-17 0-14 5-18 9-26 4-9 8-13 18-18 4-4 13-8 21-12 9 0 17-5 30-5 17 0 30 5 42 9v34c-12-8-29-13-46-13-9 0-13 0-17 0-5 0-9 5-13 5-4 4-4 8-9 8 0 4 0 9 0 14 0 4 0 8 0 12 5 5 5 5 9 9s8 4 13 8c4 0 12 5 17 5 8 4 17 8 25 12 4 5 13 9 17 13s8 8 8 13c5 8 5 12 5 21 0 8 0 17-5 25-4 9-8 13-16 17-9 4-17 9-26 13-8 0-17 0-30 0-17 0-39-4-52-9z">
          <text:p/>
        </draw:path>
        <draw:path draw:style-name="gr3" draw:text-style-name="P3" draw:layer="layout" svg:width="0.169cm" svg:height="0.204cm" svg:x="15.703cm" svg:y="2.896cm" svg:viewBox="0 0 170 205" svg:d="M170 112h-141c0 21 9 38 17 51 13 12 30 16 47 16 22 0 44-8 60-21v30c-16 13-38 17-69 17-25 0-46-9-63-26-17-16-21-42-21-71 0-34 8-56 25-78 17-17 38-30 64-30s43 9 60 26c13 17 21 39 21 69zM137 86c0-17-5-34-13-43-9-8-21-13-35-13-17 0-30 5-38 13-13 14-17 26-22 43z">
          <text:p/>
        </draw:path>
        <draw:path draw:style-name="gr3" draw:text-style-name="P3" draw:layer="layout" svg:width="0.178cm" svg:height="0.292cm" svg:x="15.906cm" svg:y="2.808cm" svg:viewBox="0 0 179 293" svg:d="M179 289h-34v-35c-12 26-33 39-68 39-21 0-42-9-56-26-17-17-21-43-21-72 0-30 4-56 21-77 18-17 40-30 69-30 26 0 43 13 55 35v-123h34zM145 203v-30c0-17-4-29-12-42-13-8-26-13-43-13s-34 5-42 17c-13 17-17 34-17 60 0 21 4 38 17 55 8 13 21 17 42 17 17 0 30-4 43-17 8-13 12-30 12-47z">
          <text:p/>
        </draw:path>
        <draw:path draw:style-name="gr3" draw:text-style-name="P3" draw:layer="layout" svg:width="0.102cm" svg:height="0.195cm" svg:x="16.254cm" svg:y="2.901cm" svg:viewBox="0 0 103 196" svg:d="M103 34c-9-4-17-9-26-9-13 0-26 9-35 21-8 13-12 30-12 51v99h-30v-196h30v42c4-12 12-25 21-34 9-4 22-8 30-8 9 0 17 0 22 0z">
          <text:p/>
        </draw:path>
        <draw:path draw:style-name="gr3" draw:text-style-name="P3" draw:layer="layout" svg:width="0.17cm" svg:height="0.204cm" svg:x="16.372cm" svg:y="2.896cm" svg:viewBox="0 0 171 205" svg:d="M171 112h-137c0 21 9 38 18 51 12 12 25 16 46 16 22 0 43-8 60-21v30c-17 13-38 17-68 17-26 0-47-9-64-26-17-16-26-42-26-71 0-34 9-56 26-78 21-17 42-30 68-30s43 9 56 26c17 17 21 39 21 69zM141 86c0-17-4-34-12-43-9-8-21-13-39-13-13 0-26 5-34 13-13 14-17 26-22 43z">
          <text:p/>
        </draw:path>
        <draw:path draw:style-name="gr3" draw:text-style-name="P3" draw:layer="layout" svg:width="0.182cm" svg:height="0.289cm" svg:x="16.589cm" svg:y="2.896cm" svg:viewBox="0 0 183 290" svg:d="M33 175v115h-33v-285h33v34c18-26 40-39 69-39 26 0 43 9 60 30 12 17 21 38 21 68 0 35-9 60-25 77-17 21-39 30-64 30s-48-9-61-30zM33 94v29c0 14 5 31 18 40 8 12 22 16 39 16s34-8 42-21c13-12 17-35 17-60 0-21-4-38-13-51-12-12-25-17-42-17s-35 5-43 17c-13 13-18 30-18 47z">
          <text:p/>
        </draw:path>
        <draw:polygon draw:style-name="gr3" draw:text-style-name="P3" draw:layer="layout" svg:width="0.033cm" svg:height="0.288cm" svg:x="16.819cm" svg:y="2.806cm" svg:viewBox="0 0 34 289" draw:points="0,0 34,0 34,289 0,289">
          <text:p/>
        </draw:polygon>
        <draw:path draw:style-name="gr3" draw:text-style-name="P3" draw:layer="layout" svg:width="0.038cm" svg:height="0.284cm" svg:x="16.911cm" svg:y="2.812cm" svg:viewBox="0 0 39 285" svg:d="M17 42c-4 0-9-4-13-8-4 0-4-9-4-13s0-9 4-13 9-8 13-8c9 0 14 4 18 8s4 9 4 13 0 8-4 13c-4 4-9 8-18 8zM35 285h-31v-196h31z">
          <text:p/>
        </draw:path>
        <draw:path draw:style-name="gr3" draw:text-style-name="P3" draw:layer="layout" svg:width="0.144cm" svg:height="0.204cm" svg:x="16.996cm" svg:y="2.896cm" svg:viewBox="0 0 145 205" svg:d="M145 192c-17 9-34 13-55 13-27 0-48-9-65-26-17-16-25-42-25-71 0-30 8-56 25-78 17-17 43-30 73-30 17 0 34 5 47 13v30c-13-8-30-13-47-13-21 0-35 5-48 22-12 13-21 30-21 56 0 21 9 38 17 50 13 17 31 21 52 21 17 0 30-4 47-16z">
          <text:p/>
        </draw:path>
        <draw:path draw:style-name="gr3" draw:text-style-name="P3" draw:layer="layout" svg:width="0.152cm" svg:height="0.204cm" svg:x="17.174cm" svg:y="2.896cm" svg:viewBox="0 0 153 205" svg:d="M153 201h-29v-30h-5c-12 25-34 34-60 34-17 0-34-4-42-13-13-13-17-25-17-42 0-34 21-55 63-64l61-8c0-35-17-48-43-48-22 0-43 5-64 22v-30c21-13 42-22 68-22 43 0 68 26 68 74zM124 103l-52 9c-13 0-22 4-30 8-9 4-13 13-13 30 0 8 4 17 13 21 4 4 13 8 25 8 18 0 31-4 40-16 8-9 17-22 17-39z">
          <text:p/>
        </draw:path>
        <draw:path draw:style-name="gr3" draw:text-style-name="P3" draw:layer="layout" svg:width="0.115cm" svg:height="0.254cm" svg:x="17.36cm" svg:y="2.846cm" svg:viewBox="0 0 116 255" svg:d="M116 251c-9 4-17 4-30 4-34 0-51-17-51-55v-114h-35v-31h35v-47l30-8v55h51v31h-51v110c0 12 4 21 8 25s13 8 21 8c9 0 17 0 22-4z">
          <text:p/>
        </draw:path>
        <draw:path draw:style-name="gr3" draw:text-style-name="P3" draw:layer="layout" svg:width="0.038cm" svg:height="0.284cm" svg:x="17.513cm" svg:y="2.812cm" svg:viewBox="0 0 39 285" svg:d="M17 42c-5 0-9-4-13-8-4 0-4-9-4-13s0-9 4-13 8-8 13-8c9 0 13 4 18 8 4 4 4 9 4 13s0 8-4 13c-5 4-9 8-18 8zM35 285h-31v-196h31z">
          <text:p/>
        </draw:path>
        <draw:path draw:style-name="gr3" draw:text-style-name="P3" draw:layer="layout" svg:width="0.191cm" svg:height="0.204cm" svg:x="17.597cm" svg:y="2.896cm" svg:viewBox="0 0 192 205" svg:d="M94 205c-30 0-51-9-68-26-17-16-26-42-26-71 0-34 9-61 26-78s42-30 72-30 51 9 68 30c18 17 26 44 26 73 0 30-8 55-26 76-17 17-43 26-72 26zM98 30c-21 0-38 5-51 17-8 18-17 35-17 61 0 21 9 38 17 50 13 17 30 21 51 21 17 0 34-4 47-16 8-17 12-34 12-60 0-21-4-42-12-56-13-12-30-17-47-17z">
          <text:p/>
        </draw:path>
        <draw:path draw:style-name="gr3" draw:text-style-name="P3" draw:layer="layout" svg:width="0.161cm" svg:height="0.2cm" svg:x="17.839cm" svg:y="2.896cm" svg:viewBox="0 0 162 201" svg:d="M162 201h-34v-111c0-43-12-60-43-60-17 0-30 5-43 17-8 9-12 26-12 43v111h-30v-196h30v34c12-26 34-39 63-39 23 0 40 9 52 22 9 13 17 34 17 59z">
          <text:p/>
        </draw:path>
        <draw:path draw:style-name="gr3" draw:text-style-name="P3" draw:layer="layout" svg:width="0.194cm" svg:height="0.204cm" svg:x="18.149cm" svg:y="2.896cm" svg:viewBox="0 0 195 205" svg:d="M97 205c-30 0-51-9-72-26-17-16-25-42-25-71 0-34 12-61 29-78s43-30 72-30c30 0 51 9 68 30 18 17 26 44 26 73 0 30-13 55-30 76-17 17-38 26-68 26zM97 30c-17 0-34 5-47 17-12 18-17 35-17 61 0 21 5 38 17 50 13 17 30 21 47 21 21 0 38-4 47-16 12-17 16-34 16-60 0-21-4-42-16-56-9-12-26-17-47-17z">
          <text:p/>
        </draw:path>
        <draw:path draw:style-name="gr3" draw:text-style-name="P3" draw:layer="layout" svg:width="0.119cm" svg:height="0.293cm" svg:x="18.369cm" svg:y="2.803cm" svg:viewBox="0 0 120 294" svg:d="M120 34c-9-4-13-4-23-4-21 0-34 13-34 38v30h48v30h-48v166h-29v-166h-34v-30h34v-30c0-21 4-38 17-47 12-12 25-21 42-21 14 0 18 5 27 5z">
          <text:p/>
        </draw:path>
        <draw:path draw:style-name="gr3" draw:text-style-name="P3" draw:layer="layout" svg:width="0.11cm" svg:height="0.254cm" svg:x="18.598cm" svg:y="2.846cm" svg:viewBox="0 0 111 255" svg:d="M111 251c-4 4-17 4-30 4-35 0-52-17-52-55v-114h-29v-31h29v-47l35-8v55h47v31h-47v110c0 12 0 21 5 25 4 4 12 8 21 8 8 0 17 0 21-4z">
          <text:p/>
        </draw:path>
        <draw:path draw:style-name="gr3" draw:text-style-name="P3" draw:layer="layout" svg:width="0.161cm" svg:height="0.288cm" svg:x="18.75cm" svg:y="2.808cm" svg:viewBox="0 0 162 289" svg:d="M162 289h-29v-111c0-43-17-60-47-60-13 0-25 5-38 17-9 9-17 26-17 43v111h-31v-289h31v127h4c13-26 34-39 64-39 42 0 63 30 63 81z">
          <text:p/>
        </draw:path>
        <draw:path draw:style-name="gr3" draw:text-style-name="P3" draw:layer="layout" svg:width="0.17cm" svg:height="0.204cm" svg:x="18.958cm" svg:y="2.896cm" svg:viewBox="0 0 171 205" svg:d="M171 112h-141c0 21 8 38 21 51 9 12 26 16 43 16 22 0 43-8 64-21v30c-17 13-42 17-68 17-30 0-52-9-69-26-12-16-21-42-21-71 0-34 9-56 26-78 17-17 39-30 64-30 26 0 47 9 59 26 13 17 22 39 22 69zM137 86c0-17-5-34-13-43-8-8-21-13-34-13-17 0-30 5-39 13-8 14-17 26-21 43z">
          <text:p/>
        </draw:path>
        <draw:path draw:style-name="gr3" draw:text-style-name="P3" draw:layer="layout" svg:width="0.178cm" svg:height="0.289cm" svg:x="19.28cm" svg:y="2.896cm" svg:viewBox="0 0 179 290" svg:d="M30 175v115h-30v-285h30v34c18-26 39-39 69-39 25 0 46 9 59 30 13 17 21 38 21 68 0 35-8 60-25 77-13 21-34 30-64 30-25 0-42-9-60-30zM30 94v29c0 14 5 31 18 40 9 12 25 16 38 16 21 0 34-8 47-21 8-12 17-35 17-60 0-21-9-38-17-51-9-12-26-17-43-17s-29 5-42 17c-8 13-18 30-18 47z">
          <text:p/>
        </draw:path>
        <draw:path draw:style-name="gr3" draw:text-style-name="P3" draw:layer="layout" svg:width="0.19cm" svg:height="0.204cm" svg:x="19.497cm" svg:y="2.896cm" svg:viewBox="0 0 191 205" svg:d="M93 205c-30 0-51-9-68-26-17-16-25-42-25-71 0-34 8-61 25-78s42-30 72-30 51 9 68 30c18 17 26 44 26 73 0 30-8 55-26 76-21 17-43 26-72 26zM93 30c-17 0-34 5-47 17-8 18-17 35-17 61 0 21 9 38 17 50 13 17 30 21 47 21 21 0 38-4 46-16 13-17 17-34 17-60 0-21-4-42-17-56-8-12-25-17-46-17z">
          <text:p/>
        </draw:path>
        <draw:path draw:style-name="gr3" draw:text-style-name="P3" draw:layer="layout" svg:width="0.128cm" svg:height="0.204cm" svg:x="19.725cm" svg:y="2.896cm" svg:viewBox="0 0 129 205" svg:d="M0 196v-33c17 12 35 16 57 16 25 0 38-8 38-25 0-8 0-13 0-13-5-4-9-8-13-12-4 0-9-5-13-5-4-4-12-4-17-8-8-4-17-8-21-8-10-5-14-9-18-13s-9-9-13-17c0-4 0-13 0-17 0-14 0-18 4-26 5-9 9-13 17-18 10-4 18-8 27-12 9 0 17-5 25-5 17 0 34 5 47 9v34c-13-8-30-13-51-13-4 0-8 0-12 0-9 0-9 5-13 5-5 4-9 8-9 8-4 4-4 9-4 14 0 4 0 8 4 12 0 5 4 5 9 9 4 4 8 4 13 8 4 0 8 5 16 5 9 4 17 8 22 12 8 5 12 9 17 13 8 4 8 8 12 13 5 8 5 12 5 21 0 8 0 17-9 25 0 9-8 13-17 17-4 4-13 9-21 13-9 0-21 0-30 0-21 0-39-4-52-9z">
          <text:p/>
        </draw:path>
        <draw:path draw:style-name="gr3" draw:text-style-name="P3" draw:layer="layout" svg:width="0.114cm" svg:height="0.254cm" svg:x="19.878cm" svg:y="2.846cm" svg:viewBox="0 0 115 255" svg:d="M115 251c-8 4-17 4-29 4-34 0-51-17-51-55v-114h-35v-31h35v-47l29-8v55h51v31h-51v110c0 12 5 21 9 25s8 8 21 8c9 0 13 0 21-4z">
          <text:p/>
        </draw:path>
        <draw:path draw:style-name="gr3" draw:text-style-name="P3" draw:layer="layout" svg:width="0.161cm" svg:height="0.199cm" svg:x="20.026cm" svg:y="2.901cm" svg:viewBox="0 0 162 200" svg:d="M162 196h-29v-31c-13 26-34 35-60 35-47 0-73-27-73-82v-118h34v114c0 38 13 59 48 59 12 0 25-4 38-16 8-9 13-26 13-43v-114h29z">
          <text:p/>
        </draw:path>
        <draw:path draw:style-name="gr3" draw:text-style-name="P3" draw:layer="layout" svg:width="0.102cm" svg:height="0.195cm" svg:x="20.251cm" svg:y="2.901cm" svg:viewBox="0 0 103 196" svg:d="M103 34c-6-4-14-9-23-9-17 0-25 9-33 21-9 13-13 30-13 51v99h-34v-196h34v42c4-12 8-25 21-34 8-4 17-8 30-8 8 0 12 0 18 0z">
          <text:p/>
        </draw:path>
        <draw:path draw:style-name="gr3" draw:text-style-name="P3" draw:layer="layout" svg:width="0.152cm" svg:height="0.204cm" svg:x="20.374cm" svg:y="2.896cm" svg:viewBox="0 0 153 205" svg:d="M153 201h-29v-30h-4c-13 25-30 34-61 34-17 0-34-4-42-13-13-13-17-25-17-42 0-34 21-55 64-64l60-8c0-35-17-48-43-48-22 0-43 5-64 22v-30c21-13 42-22 69-22 46 0 67 26 67 74zM124 103l-47 9c-18 0-26 4-35 8-8 4-12 13-12 30 0 8 4 17 12 21 5 4 13 8 26 8 18 0 30-4 39-16 8-9 17-22 17-39z">
          <text:p/>
        </draw:path>
        <draw:path draw:style-name="gr3" draw:text-style-name="P3" draw:layer="layout" svg:width="0.199cm" svg:height="0.288cm" svg:x="20.582cm" svg:y="2.806cm" svg:viewBox="0 0 200 289" svg:d="M0 0h34v289h-34zM93 170h107v25h-107z">
          <text:p/>
        </draw:path>
        <draw:path draw:style-name="gr3" draw:text-style-name="P3" draw:layer="layout" svg:width="0.128cm" svg:height="0.204cm" svg:x="20.823cm" svg:y="2.896cm" svg:viewBox="0 0 129 205" svg:d="M0 196v-33c17 12 34 16 56 16 26 0 43-8 43-25 0-8-4-13-4-13-5-4-9-8-9-12-4 0-13-5-18-5-4-4-8-4-17-8-8-4-17-8-21-8-9-5-13-9-17-13s-9-9-9-17c-4-4-4-13-4-17 0-14 0-18 4-26 5-9 13-13 17-18 9-4 18-8 26-12 9 0 17-5 26-5 17 0 34 5 47 9v34c-13-8-30-13-52-13-4 0-8 0-12 0-5 0-9 5-13 5-4 4-9 8-9 8 0 4-4 9-4 14 0 4 4 8 4 12 0 5 5 5 9 9s8 4 13 8c4 0 8 5 17 5 9 4 17 8 22 12 8 5 12 9 21 13 4 4 8 8 8 13 5 8 5 12 5 21 0 8 0 17-5 25-4 9-12 13-17 17-8 4-17 9-25 13-9 0-22 0-31 0-21 0-38-4-51-9z">
          <text:p/>
        </draw:path>
        <draw:path draw:style-name="gr3" draw:text-style-name="P3" draw:layer="layout" svg:width="0.272cm" svg:height="0.195cm" svg:x="20.971cm" svg:y="2.901cm" svg:viewBox="0 0 273 196" svg:d="M273 0l-60 196h-29l-43-141c0-4 0-9 0-17h-4c0 4 0 13 0 17l-46 141h-30l-61-196h35l39 149c4 4 4 9 4 17 0-4 4-13 4-17l47-149h25l42 149c0 4 0 9 0 17h5c0-4 0-8 4-17l38-149z">
          <text:p/>
        </draw:path>
        <draw:path draw:style-name="gr3" draw:text-style-name="P3" draw:layer="layout" svg:width="0.152cm" svg:height="0.204cm" svg:x="21.264cm" svg:y="2.896cm" svg:viewBox="0 0 153 205" svg:d="M153 201h-29v-30c-13 25-35 34-60 34-22 0-34-4-47-13-8-13-17-25-17-42 0-34 21-55 64-64l60-8c0-35-13-48-39-48s-47 5-64 22v-30c17-13 38-22 64-22 47 0 68 26 68 74zM124 103l-48 9c-12 0-25 4-34 8-4 4-8 13-8 30 0 8 4 17 8 21 9 4 17 8 30 8s26-4 39-16c9-9 13-22 13-39z">
          <text:p/>
        </draw:path>
        <draw:path draw:style-name="gr3" draw:text-style-name="P3" draw:layer="layout" svg:width="0.187cm" svg:height="0.288cm" svg:x="21.446cm" svg:y="2.901cm" svg:viewBox="0 0 188 289" svg:d="M188 0l-89 230c-17 38-38 59-69 59-8 0-17 0-21-4v-26c8 0 13 0 17 0 18 0 30-8 39-25l13-38-78-196h39l51 153c0 0 0 5 4 13 0-4 5-8 5-13l55-153z">
          <text:p/>
        </draw:path>
        <draw:path draw:style-name="gr3" draw:text-style-name="P3" draw:layer="layout" svg:width="0.127cm" svg:height="0.204cm" svg:x="21.76cm" svg:y="2.896cm" svg:viewBox="0 0 128 205" svg:d="M0 196v-33c17 12 35 16 56 16 30 0 42-8 42-25 0-8 0-13-4-13-4-4-4-8-8-12-5 0-9-5-17-5-5-4-9-4-17-8-9-4-13-8-21-8-9-5-14-9-18-13-5-4-9-9-9-17-4-4-4-13-4-17 0-14 4-18 4-26 4-9 13-13 18-18 9-4 17-8 25-12 9 0 17-5 30-5 17 0 30 5 43 9v34c-13-8-30-13-47-13-9 0-13 0-17 0s-9 5-13 5c-4 4-4 8-8 8 0 4 0 9 0 14 0 4 0 8 0 12 4 5 4 5 8 9s9 4 13 8c4 0 13 5 17 5 8 4 17 8 25 12 4 5 13 9 17 13 5 4 9 8 9 13 4 8 4 12 4 21 0 8 0 17-4 25-4 9-13 13-17 17-9 4-17 9-26 13-8 0-17 0-29 0-21 0-39-4-52-9z">
          <text:p/>
        </draw:path>
        <draw:path draw:style-name="gr3" draw:text-style-name="P3" draw:layer="layout" svg:width="0.114cm" svg:height="0.254cm" svg:x="21.913cm" svg:y="2.846cm" svg:viewBox="0 0 115 255" svg:d="M115 251c-9 4-17 4-30 4-34 0-51-17-51-55v-114h-34v-31h34v-47l30-8v55h51v31h-51v110c0 12 4 21 9 25 4 4 12 8 21 8 8 0 12 0 21-4z">
          <text:p/>
        </draw:path>
        <draw:path draw:style-name="gr3" draw:text-style-name="P3" draw:layer="layout" svg:width="0.161cm" svg:height="0.199cm" svg:x="22.065cm" svg:y="2.901cm" svg:viewBox="0 0 162 200" svg:d="M162 196h-34v-31c-12 26-34 35-60 35-47 0-68-27-68-82v-118h30v114c0 38 17 59 47 59 17 0 30-4 39-16 8-9 12-26 12-43v-114h34z">
          <text:p/>
        </draw:path>
        <draw:path draw:style-name="gr3" draw:text-style-name="P3" draw:layer="layout" svg:width="0.182cm" svg:height="0.292cm" svg:x="22.273cm" svg:y="2.808cm" svg:viewBox="0 0 183 293" svg:d="M183 289h-34v-35c-13 26-38 39-68 39-21 0-42-9-55-26-18-17-26-43-26-72 0-30 8-56 26-77 17-17 38-30 64-30 29 0 46 13 59 35v-123h34zM149 203v-30c0-17-4-29-13-42-12-8-25-13-42-13s-34 5-42 17c-13 17-17 34-17 60 0 21 4 38 17 55 8 13 21 17 38 17 21 0 34-4 42-17 13-13 17-30 17-47z">
          <text:p/>
        </draw:path>
        <draw:path draw:style-name="gr3" draw:text-style-name="P3" draw:layer="layout" svg:width="0.182cm" svg:height="0.288cm" svg:x="22.489cm" svg:y="2.901cm" svg:viewBox="0 0 183 289" svg:d="M183 0l-90 230c-17 38-38 59-68 59-8 0-16 0-21-4v-26c9 0 13 0 21 0 13 0 26-8 34-25l17-38-76-196h34l51 153c0 0 4 5 4 13 4-4 4-8 4-13l55-153z">
          <text:p/>
        </draw:path>
        <draw:path draw:style-name="gr3" draw:text-style-name="P3" draw:layer="layout" svg:width="0.038cm" svg:height="0.284cm" svg:x="22.807cm" svg:y="2.812cm" svg:viewBox="0 0 39 285" svg:d="M22 42c-8 0-14-4-18-8-4 0-4-9-4-13s0-9 4-13 10-8 18-8c4 0 8 4 13 8 4 4 4 9 4 13s0 8-4 13c-5 4-9 8-13 8zM35 285h-31v-196h31z">
          <text:p/>
        </draw:path>
        <draw:path draw:style-name="gr3" draw:text-style-name="P3" draw:layer="layout" svg:width="0.161cm" svg:height="0.2cm" svg:x="22.904cm" svg:y="2.896cm" svg:viewBox="0 0 162 201" svg:d="M162 201h-29v-111c0-43-17-60-47-60-17 0-29 5-38 17-8 9-18 26-18 43v111h-30v-196h30v34h4c14-26 35-39 65-39 21 0 34 9 46 22 13 13 17 34 17 59z">
          <text:p/>
        </draw:path>
        <draw:path draw:style-name="gr3" draw:text-style-name="P3" draw:layer="layout" svg:width="0.157cm" svg:height="0.204cm" svg:x="23.214cm" svg:y="2.896cm" svg:viewBox="0 0 158 205" svg:d="M158 201h-34v-30c-13 25-35 34-60 34-22 0-34-4-47-13-8-13-17-25-17-42 0-34 21-55 68-64l56-8c0-35-13-48-39-48s-47 5-64 22v-30c17-13 43-22 64-22 47 0 73 26 73 74zM124 103l-48 9c-12 0-25 4-29 8-9 4-13 13-13 30 0 8 4 17 8 21 9 4 17 8 30 8s25-4 39-16c9-9 13-22 13-39z">
          <text:p/>
        </draw:path>
        <draw:path draw:style-name="gr3" draw:text-style-name="P3" draw:layer="layout" svg:width="0.178cm" svg:height="0.292cm" svg:x="4cm" svg:y="3.393cm" svg:viewBox="0 0 179 293" svg:d="M179 289h-30v-35c-17 26-38 39-68 39-25 0-42-9-59-26-13-17-22-43-22-72 0-34 9-60 26-77 13-21 38-30 64-30 25 0 46 9 59 30v-118h30zM149 199v-30c0-13-4-30-17-38-8-13-21-17-38-17-21 0-34 8-47 21-8 13-17 34-17 60 0 21 9 38 17 50 13 14 26 22 43 22s30-8 42-22c13-12 17-25 17-46z">
          <text:p/>
        </draw:path>
        <draw:path draw:style-name="gr3" draw:text-style-name="P3" draw:layer="layout" svg:width="0.042cm" svg:height="0.284cm" svg:x="4.237cm" svg:y="3.397cm" svg:viewBox="0 0 43 285" svg:d="M21 38c-8 0-12 0-17-4-4-5-4-9-4-13 0-9 0-13 4-17 5-4 9-4 17-4 4 0 10 0 14 4s8 8 8 17c0 4-4 8-8 13-4 4-10 4-14 4zM35 285h-31v-196h31z">
          <text:p/>
        </draw:path>
        <draw:path draw:style-name="gr3" draw:text-style-name="P3" draw:layer="layout" svg:width="0.118cm" svg:height="0.293cm" svg:x="4.314cm" svg:y="3.388cm" svg:viewBox="0 0 119 294" svg:d="M119 30c-9 0-14-4-22-4-21 0-34 12-34 42v30h47v25h-47v171h-30v-171h-33v-25h33v-30c0-21 5-38 17-51 13-12 26-17 47-17 8 0 18 0 22 5z">
          <text:p/>
        </draw:path>
        <draw:path draw:style-name="gr3" draw:text-style-name="P3" draw:layer="layout" svg:width="0.119cm" svg:height="0.293cm" svg:x="4.436cm" svg:y="3.388cm" svg:viewBox="0 0 120 294" svg:d="M120 30c-8 0-18-4-22-4-21 0-34 12-34 42v30h48v25h-48v171h-30v-171h-34v-25h34v-30c0-21 4-38 17-51 13-12 26-17 43-17 8 0 18 0 26 5z">
          <text:p/>
        </draw:path>
        <draw:path draw:style-name="gr3" draw:text-style-name="P3" draw:layer="layout" svg:width="0.169cm" svg:height="0.204cm" svg:x="4.564cm" svg:y="3.481cm" svg:viewBox="0 0 170 205" svg:d="M170 112h-137c0 21 9 38 17 46 13 13 26 21 48 21 21 0 43-8 59-21v26c-16 12-38 21-68 21-26 0-47-9-64-26-17-21-25-42-25-76 0-29 8-56 25-73 21-21 42-30 69-30 25 0 42 9 55 26 17 17 21 38 21 69zM141 82c0-18-5-31-13-39-9-13-22-17-39-17-13 0-26 4-34 17-13 8-17 21-22 39z">
          <text:p/>
        </draw:path>
        <draw:path draw:style-name="gr3" draw:text-style-name="P3" draw:layer="layout" svg:width="0.101cm" svg:height="0.2cm" svg:x="4.78cm" svg:y="3.481cm" svg:viewBox="0 0 102 201" svg:d="M102 35c-4-4-12-4-21-4-13 0-25 4-34 17-8 13-12 30-12 51v102h-35v-195h35v38c4-13 12-21 21-30 8-8 17-14 29-14 9 0 13 0 17 6z">
          <text:p/>
        </draw:path>
        <draw:path draw:style-name="gr3" draw:text-style-name="P3" draw:layer="layout" svg:width="0.17cm" svg:height="0.204cm" svg:x="4.902cm" svg:y="3.481cm" svg:viewBox="0 0 171 205" svg:d="M171 112h-136c0 21 4 38 17 46 12 13 25 21 47 21 21 0 42-8 59-21v26c-17 12-38 21-67 21-27 0-52-9-65-26-17-21-26-42-26-76 0-29 9-56 26-73 17-21 38-30 65-30 25 0 46 9 59 26s21 38 21 69zM141 82c0-18-4-31-12-39-9-13-21-17-38-17-14 0-27 4-39 17-9 8-17 21-17 39z">
          <text:p/>
        </draw:path>
        <draw:path draw:style-name="gr3" draw:text-style-name="P3" draw:layer="layout" svg:width="0.161cm" svg:height="0.2cm" svg:x="5.119cm" svg:y="3.481cm" svg:viewBox="0 0 162 201" svg:d="M162 201h-30v-110c0-43-17-64-47-64-13 0-26 4-39 17-8 13-12 25-12 47v110h-34v-195h34v34c12-26 34-40 63-40 22 0 39 6 48 23 13 12 17 34 17 59z">
          <text:p/>
        </draw:path>
        <draw:path draw:style-name="gr3" draw:text-style-name="P3" draw:layer="layout" svg:width="0.11cm" svg:height="0.259cm" svg:x="5.318cm" svg:y="3.426cm" svg:viewBox="0 0 111 260" svg:d="M111 251c-4 5-17 9-29 9-34 0-51-21-51-59v-115h-31v-25h31v-48l34-13v61h46v25h-46v110c0 13 0 22 4 30 4 4 13 8 25 8 5 0 13-4 17-8z">
          <text:p/>
        </draw:path>
        <draw:path draw:style-name="gr3" draw:text-style-name="P3" draw:layer="layout" svg:width="0.178cm" svg:height="0.289cm" svg:x="5.577cm" svg:y="3.481cm" svg:viewBox="0 0 179 290" svg:d="M35 171v119h-35v-285h35v34c12-26 38-39 67-39 21 0 43 9 55 26 17 17 22 42 22 72 0 31-5 56-22 77s-38 30-67 30c-22 0-43-13-55-34zM35 94v26c0 17 4 30 12 43 13 8 26 16 43 16 16 0 33-8 42-21 13-17 17-38 17-64 0-21-4-38-17-51-9-13-21-17-38-17s-34 8-47 17c-8 13-12 30-12 51z">
          <text:p/>
        </draw:path>
        <draw:path draw:style-name="gr3" draw:text-style-name="P3" draw:layer="layout" svg:width="0.191cm" svg:height="0.204cm" svg:x="5.793cm" svg:y="3.481cm" svg:viewBox="0 0 192 205" svg:d="M94 205c-30 0-51-9-68-30-17-17-26-42-26-72 0-29 9-56 26-77 17-17 43-26 72-26 30 0 51 9 68 26s26 42 26 77c0 30-9 55-26 72-17 21-42 30-72 30zM98 26c-21 0-38 8-46 21-13 13-22 31-22 56 0 26 9 43 22 55 8 13 25 21 46 21s34-8 47-21c8-12 17-29 17-55 0-25-9-43-17-56-13-13-26-21-47-21z">
          <text:p/>
        </draw:path>
        <draw:path draw:style-name="gr3" draw:text-style-name="P3" draw:layer="layout" svg:width="0.178cm" svg:height="0.289cm" svg:x="6.034cm" svg:y="3.481cm" svg:viewBox="0 0 179 290" svg:d="M30 171v119h-30v-285h30v34c17-26 38-39 68-39 26 0 48 9 60 26 13 17 21 42 21 72 0 31-8 56-25 77-13 21-38 30-65 30-25 0-46-13-59-34zM30 94v26c0 17 4 30 17 43 8 8 21 16 38 16 21 0 35-8 48-21 8-17 13-38 13-64 0-21-5-38-13-51-13-13-27-17-44-17s-29 8-42 17c-13 13-17 30-17 51z">
          <text:p/>
        </draw:path>
        <draw:path draw:style-name="gr3" draw:text-style-name="P3" draw:layer="layout" svg:width="0.161cm" svg:height="0.199cm" svg:x="6.259cm" svg:y="3.486cm" svg:viewBox="0 0 162 200" svg:d="M162 195h-34v-30c-13 21-35 35-60 35-47 0-68-31-68-86v-114h30v110c0 42 17 63 46 63 17 0 31-8 39-16 9-13 13-26 13-47v-110h34z">
          <text:p/>
        </draw:path>
        <draw:polygon draw:style-name="gr3" draw:text-style-name="P3" draw:layer="layout" svg:width="0.034cm" svg:height="0.287cm" svg:x="6.481cm" svg:y="3.395cm" svg:viewBox="0 0 35 288" draw:points="0,0 35,0 35,288 0,288">
          <text:p/>
        </draw:polygon>
        <draw:path draw:style-name="gr3" draw:text-style-name="P3" draw:layer="layout" svg:width="0.153cm" svg:height="0.204cm" svg:x="6.56cm" svg:y="3.481cm" svg:viewBox="0 0 154 205" svg:d="M154 201h-30v-30c-13 21-34 34-59 34-23 0-35-4-48-17-9-9-17-21-17-38 0-38 21-59 65-64l59-8c0-35-13-52-38-52-26 0-48 8-65 25v-34c17-12 39-17 65-17 46 0 68 26 68 74zM124 103l-47 5c-12 4-26 4-35 12-4 4-8 13-8 26 0 8 4 17 8 25 9 4 18 8 31 8s25-8 38-16c9-13 13-26 13-43z">
          <text:p/>
        </draw:path>
        <draw:path draw:style-name="gr3" draw:text-style-name="P3" draw:layer="layout" svg:width="0.114cm" svg:height="0.259cm" svg:x="6.751cm" svg:y="3.426cm" svg:viewBox="0 0 115 260" svg:d="M115 251c-8 5-17 9-29 9-34 0-52-21-52-59v-115h-34v-25h34v-48l30-13v61h51v25h-51v110c0 13 5 22 9 30 4 4 8 8 21 8 8 0 13-4 21-8z">
          <text:p/>
        </draw:path>
        <draw:path draw:style-name="gr3" draw:text-style-name="P3" draw:layer="layout" svg:width="0.042cm" svg:height="0.284cm" svg:x="6.899cm" svg:y="3.397cm" svg:viewBox="0 0 43 285" svg:d="M22 38c-4 0-8 0-13-4-5-5-9-9-9-13 0-9 4-13 9-17s9-4 13-4 13 0 17 4c0 4 4 8 4 17 0 4-4 8-4 13-4 4-13 4-17 4zM39 285h-35v-196h35z">
          <text:p/>
        </draw:path>
        <draw:path draw:style-name="gr3" draw:text-style-name="P3" draw:layer="layout" svg:width="0.195cm" svg:height="0.204cm" svg:x="6.984cm" svg:y="3.481cm" svg:viewBox="0 0 196 205" svg:d="M98 205c-30 0-51-9-73-30-17-17-25-42-25-72 0-29 12-56 30-77 17-17 42-26 73-26 29 0 50 9 67 26s26 42 26 77c0 30-13 55-30 72-17 21-38 30-68 30zM98 26c-18 0-35 8-47 21-13 13-17 31-17 56 0 26 4 43 17 55 12 13 29 21 47 21 22 0 38-8 47-21 13-12 17-29 17-55 0-25-4-43-17-56-9-13-25-21-47-21z">
          <text:p/>
        </draw:path>
        <draw:path draw:style-name="gr3" draw:text-style-name="P3" draw:layer="layout" svg:width="0.16cm" svg:height="0.2cm" svg:x="7.226cm" svg:y="3.481cm" svg:viewBox="0 0 161 201" svg:d="M161 201h-29v-110c0-43-17-64-47-64-12 0-25 4-39 17-8 13-17 25-17 47v110h-29v-195h29v34h4c13-26 35-40 65-40 21 0 38 6 46 23 13 12 17 34 17 59z">
          <text:p/>
        </draw:path>
        <draw:path draw:style-name="gr3" draw:text-style-name="P3" draw:layer="layout" svg:width="0.043cm" svg:height="0.042cm" svg:x="7.437cm" svg:y="3.643cm" svg:viewBox="0 0 44 43" svg:d="M17 43c-4 0-8-4-12-9-5-5-5-9-5-13 0-9 0-13 5-17 4-4 8-4 12-4 10 0 14 0 18 4 5 4 9 8 9 17 0 4-4 8-9 13-4 5-8 9-18 9z">
          <text:p/>
        </draw:path>
        <draw:polygon draw:style-name="gr3" draw:text-style-name="P3" draw:layer="layout" svg:width="0.034cm" svg:height="0.275cm" svg:x="7.641cm" svg:y="3.407cm" svg:viewBox="0 0 35 276" draw:points="0,0 35,0 35,276 0,276">
          <text:p/>
        </draw:polygon>
        <draw:path draw:style-name="gr3" draw:text-style-name="P3" draw:layer="layout" svg:width="0.114cm" svg:height="0.259cm" svg:x="7.717cm" svg:y="3.426cm" svg:viewBox="0 0 115 260" svg:d="M115 251c-8 5-17 9-30 9-34 0-51-21-51-59v-115h-34v-25h34v-48l30-13v61h51v25h-51v110c0 13 4 22 8 30 4 4 9 8 22 8 9 0 13-4 21-8z">
          <text:p/>
        </draw:path>
        <draw:path draw:style-name="gr3" draw:text-style-name="P3" draw:layer="layout" svg:width="0.271cm" svg:height="0.195cm" svg:x="7.95cm" svg:y="3.486cm" svg:viewBox="0 0 272 196" svg:d="M272 0l-55 196h-33l-39-141c-4-4-4-13-4-17 0 4-4 8-4 17l-47 141h-30l-60-196h34l39 145c4 4 4 13 4 21 0-8 5-13 5-21l46-145h26l42 145c0 8 0 13 4 21 0-8 0-13 5-21l38-145z">
          <text:p/>
        </draw:path>
        <draw:path draw:style-name="gr3" draw:text-style-name="P3" draw:layer="layout" svg:width="0.156cm" svg:height="0.204cm" svg:x="8.243cm" svg:y="3.481cm" svg:viewBox="0 0 157 205" svg:d="M157 201h-33v-30c-13 21-35 34-61 34-21 0-34-4-46-17-9-9-17-21-17-38 0-38 21-59 68-64l56-8c0-35-13-52-39-52s-47 8-64 25v-34c17-12 42-17 64-17 47 0 72 26 72 74zM124 103l-48 5c-13 4-25 4-30 12-8 4-12 13-12 26 0 8 4 17 8 25 9 4 17 8 30 8s25-8 39-16c8-13 13-26 13-43z">
          <text:p/>
        </draw:path>
        <draw:path draw:style-name="gr3" draw:text-style-name="P3" draw:layer="layout" svg:width="0.127cm" svg:height="0.204cm" svg:x="8.446cm" svg:y="3.481cm" svg:viewBox="0 0 128 205" svg:d="M0 192v-34c17 13 34 21 55 21 26 0 43-8 43-29 0-4-5-9-5-13-4-4-8-4-12-8-4-5-9-5-13-9-4 0-8-4-17-8-8 0-17-4-21-9-9-4-13-8-17-12-4-5-9-9-9-13-4-10-4-14-4-22 0-9 0-17 4-26 5-4 9-13 17-17 9-4 17-8 26-8 8-5 17-5 25-5 17 0 34 5 47 9v30c-13-9-30-13-51-13-4 0-8 0-13 4-8 0-8 0-12 4-5 0-9 5-9 9-4 4-4 8-4 8 0 9 0 13 4 13 0 4 4 10 9 14 4 0 8 4 12 4 5 4 9 4 17 9 9 4 17 8 21 8 9 4 13 9 17 13 9 4 9 8 13 17 5 4 5 12 5 17 0 12 0 21-5 25-4 8-13 13-17 21-8 4-17 4-25 9-9 4-21 4-30 4-21 0-38-4-51-13z">
          <text:p/>
        </draw:path>
        <draw:path draw:style-name="gr3" draw:text-style-name="P3" draw:layer="layout" svg:width="0.271cm" svg:height="0.195cm" svg:x="8.701cm" svg:y="3.486cm" svg:viewBox="0 0 272 196" svg:d="M272 0l-59 196h-30l-43-141c0-4 0-13 0-17h-4c0 4 0 8-4 17l-44 141h-29l-59-196h33l39 145c4 4 4 13 4 21 0-8 4-13 4-21l48-145h25l43 145c0 8 0 13 0 21h4c0-8 0-13 4-21l38-145z">
          <text:p/>
        </draw:path>
        <draw:path draw:style-name="gr3" draw:text-style-name="P3" draw:layer="layout" svg:width="0.102cm" svg:height="0.2cm" svg:x="9.006cm" svg:y="3.481cm" svg:viewBox="0 0 103 201" svg:d="M103 35c-5-4-13-4-22-4-12 0-25 4-34 17-8 13-12 30-12 51v102h-35v-195h35v38c4-13 12-21 21-30 8-8 17-14 30-14 8 0 12 0 17 6z">
          <text:p/>
        </draw:path>
        <draw:path draw:style-name="gr3" draw:text-style-name="P3" draw:layer="layout" svg:width="0.042cm" svg:height="0.284cm" svg:x="9.137cm" svg:y="3.397cm" svg:viewBox="0 0 43 285" svg:d="M21 38c-4 0-8 0-12-4-5-5-9-9-9-13 0-9 4-13 9-17 4-4 8-4 12-4 9 0 13 0 17 4 5 4 5 8 5 17 0 4 0 8-5 13-4 4-8 4-17 4zM38 285h-34v-196h34z">
          <text:p/>
        </draw:path>
        <draw:path draw:style-name="gr3" draw:text-style-name="P3" draw:layer="layout" svg:width="0.115cm" svg:height="0.259cm" svg:x="9.213cm" svg:y="3.426cm" svg:viewBox="0 0 116 260" svg:d="M116 251c-9 5-17 9-30 9-35 0-52-21-52-59v-115h-34v-25h34v-48l30-13v61h52v25h-52v110c0 13 4 22 8 30 5 4 14 8 23 8 8 0 17-4 21-8z">
          <text:p/>
        </draw:path>
        <draw:path draw:style-name="gr3" draw:text-style-name="P3" draw:layer="layout" svg:width="0.114cm" svg:height="0.259cm" svg:x="9.345cm" svg:y="3.426cm" svg:viewBox="0 0 115 260" svg:d="M115 251c-8 5-17 9-30 9-35 0-52-21-52-59v-115h-33v-25h33v-48l31-13v61h51v25h-51v110c0 13 4 22 9 30 4 4 12 8 21 8 8 0 17-4 21-8z">
          <text:p/>
        </draw:path>
        <draw:path draw:style-name="gr3" draw:text-style-name="P3" draw:layer="layout" svg:width="0.169cm" svg:height="0.204cm" svg:x="9.489cm" svg:y="3.481cm" svg:viewBox="0 0 170 205" svg:d="M170 112h-140c0 21 8 38 17 46 12 13 30 21 47 21 21 0 43-8 59-21v26c-16 12-38 21-67 21-27 0-48-9-65-26-17-21-21-42-21-76 0-29 8-56 25-73 17-21 40-30 65-30s42 9 59 26c13 17 21 38 21 69zM137 82c0-18-5-31-13-39-9-13-21-17-34-17-17 0-31 4-39 17-13 8-17 21-21 39z">
          <text:p/>
        </draw:path>
        <draw:path draw:style-name="gr3" draw:text-style-name="P3" draw:layer="layout" svg:width="0.161cm" svg:height="0.2cm" svg:x="9.705cm" svg:y="3.481cm" svg:viewBox="0 0 162 201" svg:d="M162 201h-34v-110c0-43-12-64-42-64-17 0-30 4-38 17-14 13-18 25-18 47v110h-30v-195h30v34c18-26 39-40 64-40 22 0 38 6 51 23 9 12 17 34 17 59z">
          <text:p/>
        </draw:path>
        <draw:path draw:style-name="gr3" draw:text-style-name="P3" draw:layer="layout" svg:width="0.179cm" svg:height="0.292cm" svg:x="10.031cm" svg:y="3.393cm" svg:viewBox="0 0 180 293" svg:d="M31 259v30h-31v-289h31v127c17-26 38-39 68-39 25 0 42 9 59 26 13 17 22 42 22 72s-9 55-26 77c-17 21-38 30-64 30-25 0-46-13-59-34zM31 182v25c0 17 4 30 17 43 8 9 21 17 38 17s34-8 43-22c12-17 17-38 17-63 0-21-5-38-13-51-13-13-26-17-43-17s-34 8-42 17c-13 13-17 30-17 51z">
          <text:p/>
        </draw:path>
        <draw:path draw:style-name="gr3" draw:text-style-name="P3" draw:layer="layout" svg:width="0.182cm" svg:height="0.284cm" svg:x="10.231cm" svg:y="3.486cm" svg:viewBox="0 0 183 285" svg:d="M183 0l-89 225c-17 43-38 60-69 60-8 0-13 0-21 0v-30c8 4 13 4 21 4 13 0 25-8 35-29l17-34-77-196h34l51 149c0 4 5 9 5 17 4-4 4-8 4-17l55-149z">
          <text:p/>
        </draw:path>
        <draw:path draw:style-name="gr3" draw:text-style-name="P3" draw:layer="layout" svg:width="0.166cm" svg:height="0.28cm" svg:x="10.544cm" svg:y="3.405cm" svg:viewBox="0 0 167 281" svg:d="M0 264v-38c4 4 9 8 17 13 5 0 9 4 17 8 9 0 13 0 22 4 4 0 12 0 16 0 22 0 35-4 44-12 12-5 17-17 17-30 0-9 0-13-5-17-4-8-8-13-12-17-9-4-13-8-22-13-9-4-17-8-26-12-8-5-17-9-25-13-9-9-17-13-21-17-9-9-13-13-18-21-4-9-4-18-4-27 0-13 4-25 9-34 4-8 13-17 21-21 9-8 17-13 30-13 12-4 21-4 34-4 30 0 47 0 60 9v34c-17-9-38-17-60-17-9 0-17 0-22 4-8 0-16 4-21 8-4 0-8 5-12 13-5 4-5 8-5 17 0 8 0 13 5 18 0 4 4 13 8 17 9 0 13 4 21 8 9 5 17 9 26 13 9 9 18 13 26 17s17 13 25 17c5 9 9 13 13 21 4 9 9 17 9 30s-5 21-9 34c-4 8-13 17-21 21-9 4-21 8-30 13-13 4-26 4-39 4-4 0-8 0-17 0-4-4-12-4-17-4-8 0-12-5-21-5-4-4-9-4-13-8z">
          <text:p/>
        </draw:path>
        <draw:path draw:style-name="gr3" draw:text-style-name="P3" draw:layer="layout" svg:width="0.115cm" svg:height="0.259cm" svg:x="10.722cm" svg:y="3.426cm" svg:viewBox="0 0 116 260" svg:d="M116 251c-9 5-17 9-30 9-34 0-52-21-52-59v-115h-34v-25h34v-48l31-13v61h51v25h-51v110c0 13 4 22 8 30 4 4 13 8 22 8 8 0 17-4 21-8z">
          <text:p/>
        </draw:path>
        <draw:path draw:style-name="gr3" draw:text-style-name="P3" draw:layer="layout" svg:width="0.17cm" svg:height="0.204cm" svg:x="10.866cm" svg:y="3.481cm" svg:viewBox="0 0 171 205" svg:d="M171 112h-141c0 21 10 38 18 46 13 13 25 21 47 21 21 0 42-8 59-21v26c-17 12-38 21-68 21-25 0-46-9-64-26-17-21-22-42-22-76 0-29 9-56 26-73 18-21 39-30 64-30 26 0 43 9 60 26 13 17 21 38 21 69zM137 82c0-18-4-31-13-39-8-13-21-17-34-17-17 0-29 4-38 17-12 8-18 21-22 39z">
          <text:p/>
        </draw:path>
        <draw:path draw:style-name="gr3" draw:text-style-name="P3" draw:layer="layout" svg:width="0.182cm" svg:height="0.195cm" svg:x="11.053cm" svg:y="3.486cm" svg:viewBox="0 0 183 196" svg:d="M183 0l-81 196h-30l-72-196h34l46 141c5 12 9 21 9 29 4-12 4-21 8-29l52-141z">
          <text:p/>
        </draw:path>
        <draw:path draw:style-name="gr3" draw:text-style-name="P3" draw:layer="layout" svg:width="0.17cm" svg:height="0.204cm" svg:x="11.252cm" svg:y="3.481cm" svg:viewBox="0 0 171 205" svg:d="M171 112h-137c0 21 4 38 17 46 13 13 25 21 47 21 21 0 42-8 60-21v26c-18 12-39 21-69 21-25 0-46-9-63-26-17-21-26-42-26-76 0-29 9-56 26-73 17-21 38-30 63-30 26 0 47 9 60 26 18 17 22 38 22 69zM140 82c0-18-4-31-13-39-8-13-21-17-38-17-13 0-25 4-34 17-12 8-17 21-21 39z">
          <text:p/>
        </draw:path>
        <draw:path draw:style-name="gr3" draw:text-style-name="P3" draw:layer="layout" svg:width="0.165cm" svg:height="0.28cm" svg:x="11.566cm" svg:y="3.405cm" svg:viewBox="0 0 166 281" svg:d="M0 264v-38c4 4 12 8 17 13 8 0 12 4 21 8 4 0 13 0 17 4 9 0 14 0 22 0 17 0 34-4 43-12 8-5 12-17 12-30 0-9 0-13-4-17 0-8-4-13-13-17-4-4-12-8-21-13-4-4-13-8-21-12-14-5-22-9-31-13-8-9-13-13-21-17-4-9-9-13-13-21-4-9-4-18-4-27 0-13 0-25 8-34 5-8 9-17 22-21 8-8 17-13 30-13 9-4 22-4 34-4 26 0 47 0 60 9v34c-17-9-38-17-64-17-8 0-13 0-21 4-4 0-14 4-18 8-4 0-13 5-13 13-4 4-8 8-8 17 0 8 4 13 4 18 4 4 9 13 13 17 4 0 13 4 18 8 8 5 17 9 25 13 13 9 21 13 30 17 8 4 17 13 21 17 8 9 13 13 17 21 4 9 4 17 4 30s0 21-4 34c-9 8-13 17-26 21-8 4-16 8-29 13-13 4-21 4-34 4-4 0-14 0-18 0-8-4-13-4-21-4-5 0-13-5-17-5-9-4-13-4-17-8z">
          <text:p/>
        </draw:path>
        <draw:path draw:style-name="gr3" draw:text-style-name="P3" draw:layer="layout" svg:width="0.042cm" svg:height="0.284cm" svg:x="11.778cm" svg:y="3.397cm" svg:viewBox="0 0 43 285" svg:d="M22 38c-4 0-9 0-13-4-4-5-9-9-9-13 0-9 5-13 9-17 0-4 9-4 13-4s8 0 13 4c4 4 8 8 8 17 0 4-4 8-8 13-5 4-9 4-13 4zM39 285h-34v-196h34z">
          <text:p/>
        </draw:path>
        <draw:path draw:style-name="gr3" draw:text-style-name="P3" draw:layer="layout" svg:width="0.276cm" svg:height="0.2cm" svg:x="11.875cm" svg:y="3.481cm" svg:viewBox="0 0 277 201" svg:d="M277 201h-30v-115c0-21-4-34-8-46-9-9-17-13-34-13-13 0-26 4-34 17-9 13-13 30-13 47v110h-34v-115c0-38-13-59-43-59-13 0-26 4-34 17-9 13-13 25-13 47v110h-34v-195h34v29c13-21 34-35 60-35 13 0 26 6 34 10 13 8 17 21 21 30 13-26 39-40 64-40 43 0 64 27 64 82z">
          <text:p/>
        </draw:path>
        <draw:path draw:style-name="gr3" draw:text-style-name="P3" draw:layer="layout" svg:width="0.191cm" svg:height="0.204cm" svg:x="12.197cm" svg:y="3.481cm" svg:viewBox="0 0 192 205" svg:d="M95 205c-26 0-52-9-69-30-17-17-26-42-26-72 0-29 9-56 26-77 21-17 43-26 77-26 26 0 51 9 68 26 13 17 21 42 21 77 0 30-8 55-25 72-17 21-43 30-72 30zM99 26c-21 0-34 8-48 21-13 13-17 31-17 56 0 26 4 43 17 55 14 13 27 21 48 21s34-8 47-21c8-12 16-29 16-55 0-25-8-43-16-56-13-13-26-21-47-21z">
          <text:p/>
        </draw:path>
        <draw:path draw:style-name="gr3" draw:text-style-name="P3" draw:layer="layout" svg:width="0.161cm" svg:height="0.2cm" svg:x="12.439cm" svg:y="3.481cm" svg:viewBox="0 0 162 201" svg:d="M162 201h-30v-110c0-43-17-64-46-64-17 0-30 4-38 17-14 13-18 25-18 47v110h-30v-195h30v34c18-26 39-40 64-40 21 0 38 6 51 23 13 12 17 34 17 59z">
          <text:p/>
        </draw:path>
        <draw:path draw:style-name="gr3" draw:text-style-name="P3" draw:layer="layout" svg:width="0.152cm" svg:height="0.204cm" svg:x="12.753cm" svg:y="3.481cm" svg:viewBox="0 0 153 205" svg:d="M153 201h-34v-30c-12 21-35 34-60 34-17 0-34-4-47-17-8-9-12-21-12-38 0-38 21-59 63-64l56-8c0-35-12-52-39-52-25 0-46 8-63 25v-34c17-12 42-17 67-17 44 0 69 26 69 74zM119 103l-47 5c-13 4-26 4-30 12-8 4-13 13-13 26 0 8 5 17 9 25 8 4 17 8 29 8 13 0 27-8 40-16 8-13 12-26 12-43z">
          <text:p/>
        </draw:path>
        <draw:path draw:style-name="gr3" draw:text-style-name="P3" draw:layer="layout" svg:width="0.161cm" svg:height="0.2cm" svg:x="12.965cm" svg:y="3.481cm" svg:viewBox="0 0 162 201" svg:d="M162 201h-35v-110c0-43-13-64-43-64-17 0-29 4-42 17-9 13-13 25-13 47v110h-29v-195h29v34c17-26 38-40 64-40 21 0 38 6 51 23 8 12 18 34 18 59z">
          <text:p/>
        </draw:path>
        <draw:path draw:style-name="gr3" draw:text-style-name="P3" draw:layer="layout" svg:width="0.178cm" svg:height="0.292cm" svg:x="13.168cm" svg:y="3.393cm" svg:viewBox="0 0 179 293" svg:d="M179 289h-29v-35c-13 26-39 39-69 39-26 0-43-9-60-26-12-17-21-43-21-72 0-34 9-60 25-77 17-21 39-30 64-30 31 0 48 9 61 30v-118h29zM150 199v-30c0-13-5-30-17-38-9-13-22-17-40-17-17 0-34 8-42 21-13 13-17 34-17 60 0 21 4 38 13 50 12 14 25 22 42 22 18 0 35-8 44-22 12-12 17-25 17-46z">
          <text:p/>
        </draw:path>
        <draw:polygon draw:style-name="gr3" draw:text-style-name="P3" draw:layer="layout" svg:width="0.144cm" svg:height="0.272cm" svg:x="13.52cm" svg:y="3.409cm" svg:viewBox="0 0 145 273" draw:points="145,273 0,273 0,0 34,0 34,242 145,242">
          <text:p/>
        </draw:polygon>
        <draw:path draw:style-name="gr3" draw:text-style-name="P3" draw:layer="layout" svg:width="0.17cm" svg:height="0.204cm" svg:x="13.685cm" svg:y="3.481cm" svg:viewBox="0 0 171 205" svg:d="M171 112h-137c0 21 9 38 17 46 13 13 26 21 48 21 21 0 42-8 59-21v26c-17 12-38 21-68 21-26 0-47-9-64-26-17-21-26-42-26-76 0-29 9-56 30-73 17-21 38-30 64-30s43 9 56 26c16 17 21 38 21 69zM141 82c0-18-4-31-13-39-8-13-21-17-38-17-13 0-26 4-35 17-12 8-17 21-21 39z">
          <text:p/>
        </draw:path>
        <draw:path draw:style-name="gr3" draw:text-style-name="P3" draw:layer="layout" svg:width="0.101cm" svg:height="0.2cm" svg:x="13.902cm" svg:y="3.481cm" svg:viewBox="0 0 102 201" svg:d="M102 35c-4-4-13-4-22-4-13 0-25 4-34 17-8 13-13 30-13 51v102h-33v-195h33v38c5-13 13-21 22-30 8-8 16-14 29-14 10 0 14 0 18 6z">
          <text:p/>
        </draw:path>
        <draw:path draw:style-name="gr3" draw:text-style-name="P3" draw:layer="layout" svg:width="0.191cm" svg:height="0.204cm" svg:x="14.024cm" svg:y="3.481cm" svg:viewBox="0 0 192 205" svg:d="M93 205c-25 0-50-9-67-30-17-17-26-42-26-72 0-29 9-56 30-77 17-17 38-26 72-26 26 0 52 9 69 26 13 17 21 42 21 77 0 30-8 55-25 72-17 21-44 30-74 30zM98 26c-22 0-34 8-47 21s-17 31-17 56c0 26 4 43 17 55 13 13 25 21 47 21 21 0 35-8 47-21 13-12 17-29 17-55 0-25-4-43-17-56-12-13-26-21-47-21z">
          <text:p/>
        </draw:path>
        <draw:path draw:style-name="gr3" draw:text-style-name="P3" draw:layer="layout" svg:width="0.182cm" svg:height="0.284cm" svg:x="14.236cm" svg:y="3.486cm" svg:viewBox="0 0 183 285" svg:d="M183 0l-88 225c-13 43-39 60-69 60-5 0-13 0-17 0v-30c4 4 12 4 17 4 17 0 30-8 34-29l17-34-77-196h34l56 149c0 4 0 9 5 17 0-4 0-8 4-17l55-149z">
          <text:p/>
        </draw:path>
        <draw:path draw:style-name="gr3" draw:text-style-name="P3" draw:layer="layout" svg:width="0.356cm" svg:height="0.272cm" svg:x="14.533cm" svg:y="3.409cm" svg:viewBox="0 0 357 273" svg:d="M357 0l-81 273h-33l-61-201c0-8-4-17-4-29 0 12 0 21-4 29l-55 201h-39l-80-273h34l59 208c4 9 4 17 4 26 5-5 5-13 9-26l59-208h30l60 208c0 9 5 17 5 26 0-5 4-13 4-26l55-208z">
          <text:p/>
        </draw:path>
        <draw:path draw:style-name="gr3" draw:text-style-name="P3" draw:layer="layout" svg:width="0.161cm" svg:height="0.288cm" svg:x="14.923cm" svg:y="3.393cm" svg:viewBox="0 0 162 289" svg:d="M162 289h-30v-116c0-38-18-59-47-59-13 0-26 4-38 17-9 13-18 25-18 47v111h-29v-289h29v127h5c13-26 34-39 63-39 44 0 65 26 65 81z">
          <text:p/>
        </draw:path>
        <draw:path draw:style-name="gr3" draw:text-style-name="P3" draw:layer="layout" svg:width="0.17cm" svg:height="0.204cm" svg:x="15.13cm" svg:y="3.481cm" svg:viewBox="0 0 171 205" svg:d="M171 112h-141c0 21 9 38 17 46 13 13 30 21 47 21 21 0 42-8 63-21v26c-17 12-42 21-67 21-30 0-51-9-68-26-13-21-22-42-22-76 0-29 9-56 26-73 17-21 38-30 64-30 25 0 46 9 59 26s22 38 22 69zM136 82c0-18-4-31-12-39-9-13-22-17-34-17-17 0-30 4-38 17-9 8-18 21-22 39z">
          <text:p/>
        </draw:path>
        <draw:path draw:style-name="gr3" draw:text-style-name="P3" draw:layer="layout" svg:width="0.17cm" svg:height="0.204cm" svg:x="15.334cm" svg:y="3.481cm" svg:viewBox="0 0 171 205" svg:d="M171 112h-141c0 21 8 38 17 46 12 13 29 21 46 21 22 0 44-8 61-21v26c-17 12-39 21-69 21-26 0-47-9-64-26-13-21-21-42-21-76 0-29 8-56 25-73 18-21 39-30 64-30 26 0 43 9 60 26 13 17 22 38 22 69zM137 82c0-18-5-31-14-39-8-13-21-17-34-17-17 0-30 4-38 17-13 8-17 21-21 39z">
          <text:p/>
        </draw:path>
        <draw:polygon draw:style-name="gr3" draw:text-style-name="P3" draw:layer="layout" svg:width="0.034cm" svg:height="0.287cm" svg:x="15.544cm" svg:y="3.395cm" svg:viewBox="0 0 35 288" draw:points="0,0 35,0 35,288 0,288">
          <text:p/>
        </draw:polygon>
        <draw:path draw:style-name="gr3" draw:text-style-name="P3" draw:layer="layout" svg:width="0.169cm" svg:height="0.204cm" svg:x="15.631cm" svg:y="3.481cm" svg:viewBox="0 0 170 205" svg:d="M170 112h-140c5 21 9 38 22 46 8 13 25 21 42 21 21 0 42-8 63-21v26c-16 12-42 21-67 21-30 0-51-9-68-26-13-21-22-42-22-76 0-29 9-56 26-73 17-21 38-30 64-30 25 0 46 9 59 26s21 38 21 69zM136 82c0-18-4-31-12-39-9-13-22-17-34-17-17 0-30 4-38 17-9 8-17 21-22 39z">
          <text:p/>
        </draw:path>
        <draw:path draw:style-name="gr3" draw:text-style-name="P3" draw:layer="layout" svg:width="0.102cm" svg:height="0.2cm" svg:x="15.847cm" svg:y="3.481cm" svg:viewBox="0 0 103 201" svg:d="M103 35c-9-4-13-4-26-4s-26 4-35 17c-8 13-12 30-12 51v102h-30v-195h30v38c4-13 12-21 21-30 8-8 22-14 30-14 9 0 17 0 22 6z">
          <text:p/>
        </draw:path>
        <draw:path draw:style-name="gr3" draw:text-style-name="P3" draw:layer="layout" svg:width="0.191cm" svg:height="0.204cm" svg:x="16.076cm" svg:y="3.481cm" svg:viewBox="0 0 192 205" svg:d="M93 205c-30 0-51-9-68-30-17-17-25-42-25-72 0-29 8-56 25-77 17-17 43-26 72-26 30 0 51 9 68 26 18 17 27 42 27 77 0 30-9 55-27 72-21 21-42 30-72 30zM93 26c-17 0-34 8-47 21-8 13-17 31-17 56 0 26 9 43 17 55 13 13 30 21 47 21 21 0 38-8 47-21 13-12 17-29 17-55 0-25-4-43-17-56-9-13-26-21-47-21z">
          <text:p/>
        </draw:path>
        <draw:path draw:style-name="gr3" draw:text-style-name="P3" draw:layer="layout" svg:width="0.161cm" svg:height="0.2cm" svg:x="16.313cm" svg:y="3.481cm" svg:viewBox="0 0 162 201" svg:d="M162 201h-29v-110c0-43-13-64-47-64-13 0-26 4-38 17-9 13-13 25-13 47v110h-35v-195h35v34c13-26 34-40 64-40 21 0 38 6 46 23 13 12 17 34 17 59z">
          <text:p/>
        </draw:path>
        <draw:path draw:style-name="gr3" draw:text-style-name="P3" draw:layer="layout" svg:width="0.165cm" svg:height="0.276cm" svg:x="16.631cm" svg:y="3.405cm" svg:viewBox="0 0 166 277" svg:d="M128 73c0-8-4-13-4-21-4-4-9-8-14-13-4-4-8-9-17-13-4 0-12 0-17 0-8 0-12 0-17 0-8 4-12 4-16 9-9 4-13 4-17 9-5 4-13 8-17 16v-34c8-9 21-17 29-22 13-4 26-4 43-4 8 0 21 0 29 4 10 0 18 9 27 13 4 4 12 13 17 22 4 13 4 21 4 34 0 9 0 21-4 30 0 8-5 17-13 21-4 9-9 17-17 26-9 4-18 12-26 21-13 8-26 17-34 21-9 8-13 13-17 21-9 4-9 9-13 17 0 4 0 9 0 17h132v30h-166v-13c0-13 0-25 4-34 0-8 5-17 13-25 4-9 13-13 21-21 9-9 21-17 34-30 13-4 21-13 26-17 8-9 12-13 17-21 5-5 9-13 9-22 0-4 4-12 4-21z">
          <text:p/>
        </draw:path>
        <draw:path draw:style-name="gr3" draw:text-style-name="P3" draw:layer="layout" svg:width="0.178cm" svg:height="0.28cm" svg:x="16.834cm" svg:y="3.405cm" svg:viewBox="0 0 179 281" svg:d="M179 137c0 25 0 47-4 63-4 17-13 30-22 43-4 12-17 21-25 29-13 5-26 9-38 9-17 0-30-4-39-9-12-8-21-17-25-25-8-13-17-25-17-42-4-17-9-38-9-60 0-25 5-46 9-64 4-17 9-34 17-47 9-13 17-21 30-25 8-9 21-9 38-9 55 0 85 43 85 137zM149 141c0-77-21-115-59-115-39 0-55 38-55 119 0 72 16 110 55 110 38 0 59-38 59-114z">
          <text:p/>
        </draw:path>
        <draw:path draw:style-name="gr3" draw:text-style-name="P3" draw:layer="layout" svg:width="0.165cm" svg:height="0.276cm" svg:x="17.051cm" svg:y="3.405cm" svg:viewBox="0 0 166 277" svg:d="M124 73c0-8 0-13-5-21 0-4-4-8-8-13-4-4-9-9-17-13-4 0-13 0-17 0-8 0-13 0-21 0-4 4-9 4-17 9-4 4-9 4-14 9-8 4-12 8-17 16v-34c9-9 22-17 31-22 13-4 25-4 38-4s21 0 34 4c8 0 17 9 25 13 5 4 9 13 13 22 4 13 8 21 8 34 0 9 0 21-4 30-4 8-8 17-12 21-5 9-9 17-17 26-9 4-17 12-26 21-12 8-25 17-34 21-8 8-12 13-21 21-4 4-8 9-8 17 0 4-5 9-5 17h136v30h-166v-13c0-13 0-25 4-34 0-8 4-17 13-25 4-9 13-13 22-21 8-9 21-17 34-30 8-4 17-13 25-17 4-9 13-13 17-21 4-5 4-13 9-22 0-4 0-12 0-21z">
          <text:p/>
        </draw:path>
        <draw:path draw:style-name="gr3" draw:text-style-name="P3" draw:layer="layout" svg:width="0.191cm" svg:height="0.272cm" svg:x="17.241cm" svg:y="3.409cm" svg:viewBox="0 0 192 273" svg:d="M158 0v179h34v29h-34v65h-30v-65h-128v-29c13-13 22-26 34-43 13-13 26-30 39-47 8-12 21-29 29-46 9-13 17-30 21-43zM34 179h94v-132c-9 13-17 30-26 42-8 13-17 26-25 34-9 13-17 22-21 30-9 9-13 17-22 26z">
          <text:p/>
        </draw:path>
        <draw:polygon draw:style-name="gr3" draw:text-style-name="P3" draw:layer="layout" svg:width="0.106cm" svg:height="0.025cm" svg:x="17.475cm" svg:y="3.56cm" svg:viewBox="0 0 107 26" draw:points="0,0 107,0 107,26 0,26">
          <text:p/>
        </draw:polygon>
        <draw:path draw:style-name="gr3" draw:text-style-name="P3" draw:layer="layout" svg:width="0.098cm" svg:height="0.28cm" svg:x="17.644cm" svg:y="3.401cm" svg:viewBox="0 0 99 281" svg:d="M99 281h-34v-239c0 5-4 9-10 9-4 4-12 8-17 8-4 4-13 9-17 9-8 4-12 8-21 8v-34c9 0 17-4 25-4 5-4 13-8 22-13 8-4 14-8 22-12 4-5 13-9 17-13h13z">
          <text:p/>
        </draw:path>
        <draw:path draw:style-name="gr3" draw:text-style-name="P3" draw:layer="layout" svg:width="0.178cm" svg:height="0.28cm" svg:x="17.826cm" svg:y="3.405cm" svg:viewBox="0 0 179 281" svg:d="M179 137c0 25 0 47-4 63-4 17-13 30-17 43-8 12-17 21-29 29-13 5-26 9-39 9-16 0-25-4-39-9-8-8-21-17-25-25-9-13-13-25-17-42s-9-38-9-60c0-25 5-46 9-64 4-17 8-34 17-47 8-13 17-21 29-25 10-9 27-9 40-9 59 0 84 43 84 137zM150 141c0-77-21-115-55-115-40 0-61 38-61 119 0 72 17 110 56 110s60-38 60-114z">
          <text:p/>
        </draw:path>
        <draw:polygon draw:style-name="gr3" draw:text-style-name="P3" draw:layer="layout" svg:width="0.106cm" svg:height="0.025cm" svg:x="18.046cm" svg:y="3.56cm" svg:viewBox="0 0 107 26" draw:points="0,0 107,0 107,26 0,26">
          <text:p/>
        </draw:polygon>
        <draw:path draw:style-name="gr3" draw:text-style-name="P3" draw:layer="layout" svg:width="0.178cm" svg:height="0.28cm" svg:x="18.191cm" svg:y="3.405cm" svg:viewBox="0 0 179 281" svg:d="M179 137c0 25 0 47-4 63-4 17-13 30-17 43-9 12-17 21-30 29-13 5-25 9-38 9s-26-4-39-9c-9-8-17-17-26-25-8-13-12-25-17-42-4-17-8-38-8-60 0-25 4-46 8-64 5-17 9-34 17-47 9-13 17-21 31-25 8-9 25-9 38-9 60 0 85 43 85 137zM149 141c0-77-21-115-55-115-38 0-60 38-60 119 0 72 17 110 56 110 38 0 59-38 59-114z">
          <text:p/>
        </draw:path>
        <draw:path draw:style-name="gr3" draw:text-style-name="P3" draw:layer="layout" svg:width="0.174cm" svg:height="0.28cm" svg:x="18.403cm" svg:y="3.405cm" svg:viewBox="0 0 175 281" svg:d="M175 124c0 26-5 47-9 68-4 17-12 34-21 47-8 12-21 25-34 29-13 9-30 13-47 13s-34-4-47-9v-29c13 8 30 12 47 12 13 0 26-4 34-8 9-4 17-13 26-21 4-13 8-21 13-38 4-13 8-30 8-47h-4c-9 21-30 34-60 34-12 0-21-4-34-8-8 0-17-9-21-17-9-5-13-13-18-26-4-8-8-21-8-34 0-14 4-26 8-39 5-8 9-21 18-30 9-4 17-12 30-17 8-4 21-4 34-4 12 0 25 0 34 4 13 9 21 17 30 26 4 13 12 25 16 38 0 18 5 35 5 56zM141 94c0-8 0-18-4-30-5-9-5-13-13-21-4-5-9-9-17-13-5-4-13-4-21-4-9 0-13 0-22 4-4 0-12 4-17 13-4 4-8 12-8 16-4 9-4 17-4 27 0 8 0 17 4 25 0 9 4 13 8 22 5 4 13 8 17 8 9 4 17 4 26 4 4 0 12 0 17-4 8 0 13-4 17-8 8-5 8-13 13-17 4-5 4-13 4-22z">
          <text:p/>
        </draw:path>
        <draw:path draw:style-name="gr3" draw:text-style-name="P3" draw:layer="layout" svg:width="0.152cm" svg:height="0.204cm" svg:x="18.721cm" svg:y="3.481cm" svg:viewBox="0 0 153 205" svg:d="M153 201h-34v-30c-12 21-33 34-59 34-18 0-35-4-47-17-9-9-13-21-13-38 0-38 21-59 64-64l55-8c0-35-12-52-38-52-25 0-47 8-64 25v-34c21-12 43-17 69-17 42 0 67 26 67 74zM119 103l-46 5c-13 4-27 4-31 12-8 4-12 13-12 26 0 8 4 17 8 25 8 4 18 8 31 8 12 0 25-8 38-16 8-13 12-26 12-43z">
          <text:p/>
        </draw:path>
        <draw:path draw:style-name="gr3" draw:text-style-name="P3" draw:layer="layout" svg:width="0.161cm" svg:height="0.2cm" svg:x="18.933cm" svg:y="3.481cm" svg:viewBox="0 0 162 201" svg:d="M162 201h-35v-110c0-43-13-64-43-64-17 0-29 4-42 17-9 13-13 25-13 47v110h-29v-195h29v34c17-26 38-40 64-40 21 0 38 6 51 23 9 12 18 34 18 59z">
          <text:p/>
        </draw:path>
        <draw:path draw:style-name="gr3" draw:text-style-name="P3" draw:layer="layout" svg:width="0.182cm" svg:height="0.292cm" svg:x="19.136cm" svg:y="3.393cm" svg:viewBox="0 0 183 293" svg:d="M183 289h-34v-35c-12 26-38 39-67 39-27 0-44-9-61-26-12-17-21-43-21-72 0-34 9-60 26-77 17-21 38-30 64-30 30 0 47 9 59 30v-118h34zM149 199v-30c0-13-4-30-12-38-13-13-26-17-43-17s-34 8-43 21c-13 13-17 34-17 60 0 21 4 38 13 50 13 14 26 22 43 22s34-8 43-22c12-12 16-25 16-46z">
          <text:p/>
        </draw:path>
        <draw:path draw:style-name="gr3" draw:text-style-name="P3" draw:layer="layout" svg:width="0.043cm" svg:height="0.284cm" svg:x="19.479cm" svg:y="3.397cm" svg:viewBox="0 0 44 285" svg:d="M22 38c-5 0-9 0-13-4-4-5-9-9-9-13 0-9 5-13 9-17s8-4 13-4c9 0 13 0 18 4 4 4 4 8 4 17 0 4 0 8-4 13-5 4-9 4-18 4zM40 285h-35v-196h35z">
          <text:p/>
        </draw:path>
        <draw:path draw:style-name="gr3" draw:text-style-name="P3" draw:layer="layout" svg:width="0.128cm" svg:height="0.204cm" svg:x="19.569cm" svg:y="3.481cm" svg:viewBox="0 0 129 205" svg:d="M0 192v-34c17 13 33 21 55 21 30 0 43-8 43-29 0-4-4-9-4-13-4-4-4-4-9-8-4-5-8-5-17-9-4 0-8-4-18-8-8 0-17-4-21-9-8-4-12-8-17-12-4-5-8-9-8-13-4-10-4-14-4-22 0-9 0-17 4-26 4-4 13-13 17-17 8-4 17-8 25-8 9-5 18-5 31-5s29 5 42 9v30c-13-9-29-13-46-13-9 0-13 0-18 4-5 0-9 0-13 4-4 0-4 5-9 9 0 4-4 8-4 8 0 9 4 13 4 13 5 4 5 10 9 14 4 0 8 4 13 4 5 4 13 4 18 9 8 4 17 8 25 8 4 4 13 9 17 13s9 8 9 17c5 4 5 12 5 17 0 12 0 21-5 25-5 8-13 13-18 21-8 4-16 4-25 9-8 4-17 4-31 4-21 0-38-4-50-13z">
          <text:p/>
        </draw:path>
        <draw:path draw:style-name="gr3" draw:text-style-name="P3" draw:layer="layout" svg:width="0.178cm" svg:height="0.289cm" svg:x="19.853cm" svg:y="3.481cm" svg:viewBox="0 0 179 290" svg:d="M29 171v119h-29v-285h29v34c17-26 38-39 68-39 25 0 42 9 59 26 13 17 23 42 23 72 0 31-10 56-27 77s-38 30-64 30c-25 0-46-13-59-34zM29 94v26c0 17 4 30 17 43 9 8 21 16 38 16s34-8 43-21c12-17 17-38 17-64 0-21-5-38-13-51-13-13-26-17-43-17s-33 8-42 17c-13 13-17 30-17 51z">
          <text:p/>
        </draw:path>
        <draw:polygon draw:style-name="gr3" draw:text-style-name="P3" draw:layer="layout" svg:width="0.034cm" svg:height="0.287cm" svg:x="20.078cm" svg:y="3.395cm" svg:viewBox="0 0 35 288" draw:points="0,0 35,0 35,288 0,288">
          <text:p/>
        </draw:polygon>
        <draw:path draw:style-name="gr3" draw:text-style-name="P3" draw:layer="layout" svg:width="0.152cm" svg:height="0.204cm" svg:x="20.158cm" svg:y="3.481cm" svg:viewBox="0 0 153 205" svg:d="M153 201h-30v-30c-13 21-34 34-60 34-21 0-34-4-46-17-9-9-17-21-17-38 0-38 21-59 63-64l60-8c0-35-13-52-38-52-26 0-47 8-64 25v-34c17-12 38-17 64-17 46 0 68 26 68 74zM123 103l-47 5c-13 4-25 4-34 12-4 4-8 13-8 26 0 8 4 17 8 25 9 4 17 8 30 8s25-8 38-16c8-13 13-26 13-43z">
          <text:p/>
        </draw:path>
        <draw:path draw:style-name="gr3" draw:text-style-name="P3" draw:layer="layout" svg:width="0.148cm" svg:height="0.204cm" svg:x="20.357cm" svg:y="3.481cm" svg:viewBox="0 0 149 205" svg:d="M149 192c-18 9-35 13-56 13-29 0-51-9-68-30-17-17-25-38-25-67 0-34 8-61 29-78 18-21 43-30 73-30 17 0 34 5 47 9v34c-18-13-30-17-47-17-21 0-38 8-51 21s-17 35-17 56c0 26 4 43 17 55 13 13 30 21 46 21 17 0 34-8 52-16z">
          <text:p/>
        </draw:path>
        <draw:path draw:style-name="gr3" draw:text-style-name="P3" draw:layer="layout" svg:width="0.169cm" svg:height="0.204cm" svg:x="20.535cm" svg:y="3.481cm" svg:viewBox="0 0 170 205" svg:d="M170 112h-136c0 21 8 38 17 46 12 13 25 21 47 21 21 0 42-8 59-21v26c-17 12-38 21-68 21-26 0-47-9-64-26-17-21-25-42-25-76 0-29 13-56 30-73 16-21 38-30 63-30 26 0 43 9 60 26 12 17 17 38 17 69zM140 82c0-18-4-31-13-39-8-13-21-17-38-17-13 0-26 4-34 17-13 8-17 21-21 39z">
          <text:p/>
        </draw:path>
        <draw:path draw:style-name="gr3" draw:text-style-name="P3" draw:layer="layout" svg:width="0.183cm" svg:height="0.292cm" svg:x="20.738cm" svg:y="3.393cm" svg:viewBox="0 0 184 293" svg:d="M184 289h-34v-35c-13 26-38 39-69 39-21 0-43-9-55-26-17-17-26-43-26-72 0-34 9-60 26-77 17-21 38-30 63-30 31 0 48 9 61 30v-118h34zM150 199v-30c0-13-4-30-13-38-13-13-25-17-43-17-17 0-34 8-43 21-13 13-17 34-17 60 0 21 4 38 17 50 9 14 21 22 43 22 18 0 30-8 39-22 13-12 17-25 17-46z">
          <text:p/>
        </draw:path>
        <draw:path draw:style-name="gr3" draw:text-style-name="P3" draw:layer="layout" svg:width="0.038cm" svg:height="0.284cm" svg:x="21.086cm" svg:y="3.397cm" svg:viewBox="0 0 39 285" svg:d="M17 38c-4 0-9 0-13-4-4-5-4-9-4-13 0-9 0-13 4-17s9-4 13-4c9 0 14 0 18 4s4 8 4 17c0 4 0 8-4 13-4 4-9 4-18 4zM35 285h-31v-196h31z">
          <text:p/>
        </draw:path>
        <draw:path draw:style-name="gr3" draw:text-style-name="P3" draw:layer="layout" svg:width="0.161cm" svg:height="0.2cm" svg:x="21.183cm" svg:y="3.481cm" svg:viewBox="0 0 162 201" svg:d="M162 201h-34v-110c0-43-13-64-43-64-17 0-29 4-38 17-13 13-17 25-17 47v110h-30v-195h30v34c17-26 38-40 64-40 21 0 38 6 51 23 9 12 17 34 17 59z">
          <text:p/>
        </draw:path>
        <draw:path draw:style-name="gr3" draw:text-style-name="P3" draw:layer="layout" svg:width="0.115cm" svg:height="0.259cm" svg:x="21.484cm" svg:y="3.426cm" svg:viewBox="0 0 116 260" svg:d="M116 251c-9 5-17 9-30 9-34 0-51-21-51-59v-115h-35v-25h35v-48l30-13v61h51v25h-51v110c0 13 4 22 8 30 4 4 13 8 22 8 8 0 17-4 21-8z">
          <text:p/>
        </draw:path>
        <draw:path draw:style-name="gr3" draw:text-style-name="P3" draw:layer="layout" svg:width="0.161cm" svg:height="0.288cm" svg:x="21.641cm" svg:y="3.393cm" svg:viewBox="0 0 162 289" svg:d="M162 289h-34v-116c0-38-12-59-42-59-17 0-30 4-38 17-13 13-17 25-17 47v111h-31v-289h31v127c17-26 38-39 63-39 47 0 68 26 68 81z">
          <text:p/>
        </draw:path>
        <draw:path draw:style-name="gr3" draw:text-style-name="P3" draw:layer="layout" svg:width="0.165cm" svg:height="0.204cm" svg:x="21.849cm" svg:y="3.481cm" svg:viewBox="0 0 166 205" svg:d="M166 112h-135c0 21 8 38 17 46 12 13 25 21 46 21s43-8 59-21v26c-16 12-38 21-67 21-26 0-47-9-64-26-18-21-22-42-22-76 0-29 8-56 26-73 17-21 39-30 64-30s42 9 59 26c13 17 17 38 17 69zM137 82c0-18-5-31-13-39-9-13-21-17-38-17-13 0-26 4-34 17-13 8-17 21-21 39z">
          <text:p/>
        </draw:path>
        <draw:path draw:style-name="gr3" draw:text-style-name="P3" draw:layer="layout" svg:width="0.178cm" svg:height="0.289cm" svg:x="22.171cm" svg:y="3.481cm" svg:viewBox="0 0 179 290" svg:d="M30 171v119h-30v-285h30v34c17-26 38-39 67-39 26 0 47 9 60 26 14 17 22 42 22 72 0 31-8 56-26 77-17 21-38 30-64 30-25 0-47-13-59-34zM30 94v26c0 17 4 30 17 43 8 8 21 16 38 16s34-8 42-21c13-17 17-38 17-64 0-21-4-38-12-51-13-13-26-17-43-17s-34 8-42 17c-13 13-17 30-17 51z">
          <text:p/>
        </draw:path>
        <draw:path draw:style-name="gr3" draw:text-style-name="P3" draw:layer="layout" svg:width="0.161cm" svg:height="0.199cm" svg:x="22.396cm" svg:y="3.486cm" svg:viewBox="0 0 162 200" svg:d="M162 195h-34v-30c-13 21-34 35-60 35-47 0-68-31-68-86v-114h29v110c0 42 17 63 48 63 13 0 26-8 38-16 9-13 13-26 13-47v-110h34z">
          <text:p/>
        </draw:path>
        <draw:path draw:style-name="gr3" draw:text-style-name="P3" draw:layer="layout" svg:width="0.182cm" svg:height="0.292cm" svg:x="22.616cm" svg:y="3.393cm" svg:viewBox="0 0 183 293" svg:d="M34 259v30h-34v-289h34v127c14-26 39-39 69-39 25 0 42 9 59 26 13 17 21 42 21 72s-8 55-25 77c-17 21-38 30-64 30-25 0-46-13-60-34zM34 182v25c0 17 4 30 14 43 12 9 25 17 42 17s34-8 43-22c12-17 17-38 17-63 0-21-5-38-17-51-9-13-22-17-39-17s-34 8-42 17c-14 13-18 30-18 51z">
          <text:p/>
        </draw:path>
        <draw:polygon draw:style-name="gr3" draw:text-style-name="P3" draw:layer="layout" svg:width="0.034cm" svg:height="0.287cm" svg:x="22.847cm" svg:y="3.395cm" svg:viewBox="0 0 35 288" draw:points="0,0 35,0 35,288 0,288">
          <text:p/>
        </draw:polygon>
        <draw:path draw:style-name="gr3" draw:text-style-name="P3" draw:layer="layout" svg:width="0.042cm" svg:height="0.284cm" svg:x="22.934cm" svg:y="3.397cm" svg:viewBox="0 0 43 285" svg:d="M22 38c-5 0-9 0-13-4-5-5-9-9-9-13 0-9 4-13 9-17 4-4 8-4 13-4 9 0 13 0 17 4s4 8 4 17c0 4 0 8-4 13-4 4-8 4-17 4zM39 285h-35v-196h35z">
          <text:p/>
        </draw:path>
        <draw:path draw:style-name="gr3" draw:text-style-name="P3" draw:layer="layout" svg:width="0.148cm" svg:height="0.204cm" svg:x="23.019cm" svg:y="3.481cm" svg:viewBox="0 0 149 205" svg:d="M149 192c-18 9-35 13-56 13-25 0-47-9-64-30-21-17-29-38-29-67 0-34 12-61 29-78 17-21 43-30 73-30 17 0 34 5 47 9v34c-13-13-30-17-47-17-22 0-39 8-51 21-13 13-17 35-17 56 0 26 4 43 17 55 12 13 29 21 51 21 17 0 29-8 47-16z">
          <text:p/>
        </draw:path>
        <draw:path draw:style-name="gr3" draw:text-style-name="P3" draw:layer="layout" svg:width="0.178cm" svg:height="0.293cm" svg:x="4cm" svg:y="3.973cm" svg:viewBox="0 0 179 294" svg:d="M179 289h-30v-34c-17 26-38 39-68 39-25 0-42-9-59-26-13-18-22-43-22-73 0-29 9-55 26-76 13-17 38-30 64-30 25 0 46 13 59 34v-123h30zM149 204v-30c0-17-4-30-17-42-8-9-21-13-38-13-21 0-34 4-47 17-8 17-17 34-17 59 0 21 9 38 17 55 13 14 26 18 43 18s30-4 42-18c13-12 17-29 17-46z">
          <text:p/>
        </draw:path>
        <draw:path draw:style-name="gr3" draw:text-style-name="P3" draw:layer="layout" svg:width="0.19cm" svg:height="0.204cm" svg:x="4.229cm" svg:y="4.062cm" svg:viewBox="0 0 191 205" svg:d="M94 205c-30 0-52-9-69-26s-25-42-25-72c0-35 8-60 25-77s44-30 73-30c30 0 51 9 68 30 17 17 25 42 25 73 0 30-8 55-25 76-17 17-42 26-72 26zM98 30c-21 0-38 4-47 17-13 17-22 34-22 60 0 21 9 38 22 51 9 17 26 21 47 21 17 0 34-4 47-17 8-17 12-34 12-59 0-22-4-44-12-56-13-13-30-17-47-17z">
          <text:p/>
        </draw:path>
        <draw:path draw:style-name="gr3" draw:text-style-name="P3" draw:layer="layout" svg:width="0.276cm" svg:height="0.199cm" svg:x="4.47cm" svg:y="4.062cm" svg:viewBox="0 0 277 200" svg:d="M277 200h-34v-110c0-21 0-38-8-46-9-9-18-13-35-13-12 0-25 4-33 17-9 12-13 25-13 42v110h-34v-114c0-38-13-55-42-55-14 0-27 4-35 17-9 8-13 25-13 42v110h-30v-196h30v35c13-26 34-39 60-39 13 0 26 4 38 13 9 9 13 18 17 31 17-27 38-44 68-44 43 0 64 31 64 82z">
          <text:p/>
        </draw:path>
        <draw:path draw:style-name="gr3" draw:text-style-name="P3" draw:layer="layout" svg:width="0.153cm" svg:height="0.204cm" svg:x="4.788cm" svg:y="4.062cm" svg:viewBox="0 0 154 205" svg:d="M154 200h-31v-29c-12 25-34 34-59 34-21 0-34-5-47-13-12-13-17-25-17-42 0-34 22-56 64-65l59-8c0-34-12-47-38-47-25 0-46 4-63 21v-30c17-12 38-21 63-21 47 0 69 26 69 72zM123 103l-46 9c-13 0-26 4-34 8-9 4-9 13-9 30 0 8 0 17 9 21 8 4 17 8 25 8 17 0 30-4 38-17 13-8 17-21 17-38z">
          <text:p/>
        </draw:path>
        <draw:path draw:style-name="gr3" draw:text-style-name="P3" draw:layer="layout" svg:width="0.042cm" svg:height="0.283cm" svg:x="4.996cm" svg:y="3.978cm" svg:viewBox="0 0 43 284" svg:d="M21 42c-4 0-8-4-13-9-4 0-8-8-8-12 0-5 4-9 8-13 5-4 9-8 13-8 5 0 10 4 14 8s8 8 8 13c0 4-4 8-8 12-4 5-9 9-14 9zM39 284h-35v-196h35z">
          <text:p/>
        </draw:path>
        <draw:path draw:style-name="gr3" draw:text-style-name="P3" draw:layer="layout" svg:width="0.161cm" svg:height="0.199cm" svg:x="5.093cm" svg:y="4.062cm" svg:viewBox="0 0 162 200" svg:d="M162 200h-30v-110c0-42-13-59-47-59-13 0-25 4-38 17-8 8-13 25-13 42v110h-34v-196h34v35c13-26 34-39 64-39 21 0 38 9 47 22 13 13 17 34 17 60z">
          <text:p/>
        </draw:path>
        <draw:path draw:style-name="gr3" draw:text-style-name="P3" draw:layer="layout" svg:width="0.043cm" svg:height="0.043cm" svg:x="5.305cm" svg:y="4.223cm" svg:viewBox="0 0 44 44" svg:d="M22 44c-8 0-12 0-18-6-4-4-4-8-4-17 0-4 0-8 4-12 6-4 10-9 18-9 5 0 9 5 13 9 5 4 9 8 9 12 0 9-4 13-9 17-4 6-8 6-13 6z">
          <text:p/>
        </draw:path>
        <draw:path draw:style-name="gr3" draw:text-style-name="P3" draw:layer="layout" svg:width="0.28cm" svg:height="0.453cm" svg:x="4.017cm" svg:y="4.957cm" svg:viewBox="0 0 281 454" svg:d="M0 429v-77c4 9 12 13 21 17 9 5 22 9 30 13 13 4 22 4 35 9 8 0 17 4 25 4 34 0 55-9 68-17 17-9 25-26 25-47 0-8-4-17-8-25-5-9-13-13-21-21-9-5-22-13-30-17-13-9-26-13-42-18-13-9-26-17-39-26-13-8-25-17-34-25-13-13-18-21-26-34-4-13-4-30-4-47 0-21 4-38 12-51 9-16 23-29 35-38 17-12 34-17 56-21 16-8 38-8 59-8 42 0 76 4 97 17v72c-25-22-55-30-93-30-13 0-21 0-34 4-8 0-21 4-29 9-9 4-13 12-22 21-4 4-4 13-4 25 0 9 0 17 4 26 5 4 9 12 17 17 9 8 17 12 30 17 13 8 25 12 38 21 17 8 30 17 42 25 17 9 26 17 38 31 9 8 17 21 26 34 4 13 9 25 9 42 0 21-5 43-13 60-9 12-22 25-38 34-13 12-34 17-51 21-21 4-43 8-64 8-8 0-17 0-25-4-13 0-26 0-34-4-13 0-21-4-35-9-9 0-17-4-21-8z">
          <text:p/>
        </draw:path>
        <draw:path draw:style-name="gr3" draw:text-style-name="P3" draw:layer="layout" svg:width="0.246cm" svg:height="0.331cm" svg:x="4.347cm" svg:y="5.079cm" svg:viewBox="0 0 247 332" svg:d="M247 311c-25 13-55 21-90 21-47 0-85-17-114-46-26-26-43-64-43-111 0-50 17-93 47-123 30-35 72-52 123-52 31 0 56 9 77 17v69c-21-17-46-25-73-25-30 0-51 8-72 30-21 21-30 46-30 80 0 30 9 55 30 76 17 17 42 26 72 26 27 0 48-9 73-26z">
          <text:p/>
        </draw:path>
        <draw:path draw:style-name="gr3" draw:text-style-name="P3" draw:layer="layout" svg:width="0.284cm" svg:height="0.33cm" svg:x="4.644cm" svg:y="5.08cm" svg:viewBox="0 0 285 331" svg:d="M285 187h-216c4 25 13 51 30 64 17 17 38 25 67 25 34 0 64-8 93-30v56c-29 21-67 29-114 29-42 0-80-17-107-42-25-30-38-68-38-123 0-47 13-85 43-119 30-31 64-47 106-47 43 0 77 16 102 43 21 30 34 68 34 114zM217 136c0-25-8-46-21-59-8-17-25-21-47-21-21 0-38 8-50 21-17 17-26 34-30 59z">
          <text:p/>
        </draw:path>
        <draw:path draw:style-name="gr3" draw:text-style-name="P3" draw:layer="layout" svg:width="0.275cm" svg:height="0.323cm" svg:x="4.996cm" svg:y="5.079cm" svg:viewBox="0 0 276 324" svg:d="M276 324h-67v-179c0-55-22-85-64-85-21 0-38 8-56 21-13 17-17 38-17 64v179h-72v-315h72v51c22-38 56-60 103-60 34 0 59 13 76 34 17 22 25 56 25 98z">
          <text:p/>
        </draw:path>
        <draw:path draw:style-name="gr3" draw:text-style-name="P3" draw:layer="layout" svg:width="0.267cm" svg:height="0.331cm" svg:x="5.335cm" svg:y="5.079cm" svg:viewBox="0 0 268 332" svg:d="M268 324h-72v-51c-21 38-55 59-94 59-34 0-55-8-72-25-21-17-30-38-30-68 0-59 34-93 102-102l94-12c0-47-21-68-64-68-35 0-68 12-98 38v-65c30-17 68-30 115-30 77 0 119 44 119 120zM196 171l-64 9c-22 4-39 8-47 12-9 9-17 21-17 38 0 13 8 26 17 34 8 9 21 13 39 13 21 0 38-8 51-21 17-17 21-34 21-60z">
          <text:p/>
        </draw:path>
        <draw:path draw:style-name="gr3" draw:text-style-name="P3" draw:layer="layout" svg:width="0.182cm" svg:height="0.318cm" svg:x="5.687cm" svg:y="5.084cm" svg:viewBox="0 0 183 319" svg:d="M183 72c-8-4-21-9-38-9-21 0-38 9-55 26-13 21-21 46-21 81v149h-69v-315h69v64h4c4-22 17-39 30-51 17-13 29-17 50-17 13 0 22 0 30 4z">
          <text:p/>
        </draw:path>
        <draw:path draw:style-name="gr3" draw:text-style-name="P3" draw:layer="layout" svg:width="0.085cm" svg:height="0.458cm" svg:x="5.911cm" svg:y="4.944cm" svg:viewBox="0 0 86 459" svg:d="M44 80c-13 0-21-4-30-12-9-9-14-17-14-30 0-8 5-21 14-30 9-4 17-8 30-8s21 4 30 8c8 9 12 22 12 30 0 13-4 21-12 30-9 8-17 12-30 12zM78 459h-69v-315h69z">
          <text:p/>
        </draw:path>
        <draw:path draw:style-name="gr3" draw:text-style-name="P3" draw:layer="layout" svg:width="0.322cm" svg:height="0.331cm" svg:x="6.06cm" svg:y="5.08cm" svg:viewBox="0 0 323 332" svg:d="M161 332c-51 0-89-17-115-46-29-26-46-68-46-115 0-51 17-93 46-123 30-31 73-48 123-48 47 0 86 17 116 48 25 26 38 68 38 119s-13 89-43 119c-29 29-68 46-119 46zM165 61c-29 0-51 8-68 30-17 17-25 42-25 80 0 30 8 55 25 76 17 17 39 26 68 26 26 0 47-9 65-26 12-17 21-46 21-80s-9-59-21-81c-18-17-39-25-65-25z">
          <text:p/>
        </draw:path>
        <draw:path draw:style-name="gr3" draw:text-style-name="P3" draw:layer="layout" svg:width="0.161cm" svg:height="0.45cm" svg:x="6.607cm" svg:y="4.952cm" svg:viewBox="0 0 162 451" svg:d="M162 0v451h-68v-362c-13 9-30 17-43 22-16 8-34 12-51 16v-59c12-4 21-8 35-12 12-5 21-9 33-13 9-4 22-13 30-17 13-9 25-17 34-26z">
          <text:p/>
        </draw:path>
        <draw:path draw:style-name="gr3" draw:text-style-name="P3" draw:layer="layout" svg:width="0.131cm" svg:height="0.131cm" svg:x="4.314cm" svg:y="6.411cm" svg:viewBox="0 0 132 132" svg:d="M132 63c0 9 0 18-4 27-5 8-9 16-17 21-5 8-13 12-22 17-8 0-18 4-26 4s-17-4-25-4c-9-5-13-9-22-17-4-5-8-13-12-21-4-9-4-18-4-27 0-8 0-17 4-25 4-9 8-13 12-21 9-5 13-13 22-13 8-4 17-4 25-4s18 0 26 4c9 0 17 8 22 13 8 8 12 12 17 21 4 8 4 17 4 25z">
          <text:p/>
        </draw:path>
        <draw:path draw:style-name="gr3" draw:text-style-name="P3" draw:layer="layout" svg:width="0.195cm" svg:height="0.272cm" svg:x="4.792cm" svg:y="6.321cm" svg:viewBox="0 0 196 273" svg:d="M196 273h-38l-43-77c-5-4-9-12-13-16-4-5-8-9-13-13-4-4-8-4-12-9-5 0-13 0-17 0h-26v115h-34v-273h81c13 0 25 0 34 5 13 4 21 8 25 12 9 9 18 18 23 26 0 10 4 18 4 31 0 8 0 17-4 25-5 9-10 17-14 21-4 9-13 13-17 17-9 4-17 9-26 9v4c4 0 9 4 13 4 0 4 4 9 9 9 4 4 4 8 8 12 4 5 4 13 9 17zM34 30v99h43c8 0 17 0 21-5 8 0 12-4 17-8 8-4 8-8 13-17 4-8 4-13 4-21 0-17-4-25-13-35-9-8-25-13-42-13z">
          <text:p/>
        </draw:path>
        <draw:path draw:style-name="gr3" draw:text-style-name="P3" draw:layer="layout" svg:width="0.169cm" svg:height="0.204cm" svg:x="4.996cm" svg:y="6.393cm" svg:viewBox="0 0 170 205" svg:d="M170 112h-136c0 21 4 38 17 51 12 12 25 16 46 16s43-8 60-21v30c-17 13-39 17-68 17-26 0-47-9-64-26-17-16-25-42-25-71 0-34 8-56 25-77 17-17 38-31 64-31 25 0 47 10 59 27 18 17 22 38 22 68zM140 86c0-17-4-34-13-42s-21-13-38-13c-13 0-26 5-34 13-13 13-17 25-21 42z">
          <text:p/>
        </draw:path>
        <draw:path draw:style-name="gr3" draw:text-style-name="P3" draw:layer="layout" svg:width="0.182cm" svg:height="0.288cm" svg:x="5.212cm" svg:y="6.394cm" svg:viewBox="0 0 183 289" svg:d="M34 175v114h-34v-285h34v34c17-26 38-38 68-38 25 0 42 8 60 30 13 17 21 38 21 68 0 34-8 60-25 77-18 21-39 29-65 29-25 0-46-8-59-29zM34 94v30c0 12 4 29 13 38 12 13 25 17 42 17s34-9 42-21c13-13 17-34 17-60 0-22-4-39-12-51-13-13-26-17-43-17s-34 4-42 17c-13 12-17 29-17 47z">
          <text:p/>
        </draw:path>
        <draw:polygon draw:style-name="gr3" draw:text-style-name="P3" draw:layer="layout" svg:width="0.034cm" svg:height="0.292cm" svg:x="5.439cm" svg:y="6.303cm" svg:viewBox="0 0 35 293" draw:points="0,0 35,0 35,293 0,293">
          <text:p/>
        </draw:polygon>
        <draw:path draw:style-name="gr3" draw:text-style-name="P3" draw:layer="layout" svg:width="0.042cm" svg:height="0.284cm" svg:x="5.53cm" svg:y="6.309cm" svg:viewBox="0 0 43 285" svg:d="M21 42c-4 0-8-4-13-8-4 0-8-9-8-13s4-9 8-13c5-4 9-8 13-8 9 0 13 4 18 8 4 4 4 9 4 13s0 8-4 13c-5 4-9 8-18 8zM39 285h-35v-195h35z">
          <text:p/>
        </draw:path>
        <draw:path draw:style-name="gr3" draw:text-style-name="P3" draw:layer="layout" svg:width="0.144cm" svg:height="0.203cm" svg:x="5.619cm" svg:y="6.394cm" svg:viewBox="0 0 145 204" svg:d="M145 191c-17 9-34 13-55 13-27 0-48-8-65-25s-25-43-25-72c0-30 8-56 25-77 17-17 43-30 73-30 17 0 34 5 47 13v30c-13-8-30-13-47-13-21 0-35 5-47 21-13 13-21 30-21 56 0 21 4 38 17 50 12 18 30 22 51 22 17 0 30-4 47-17z">
          <text:p/>
        </draw:path>
        <draw:path draw:style-name="gr3" draw:text-style-name="P3" draw:layer="layout" svg:width="0.152cm" svg:height="0.203cm" svg:x="5.797cm" svg:y="6.394cm" svg:viewBox="0 0 153 204" svg:d="M153 200h-33v-30c-13 26-34 34-60 34-18 0-35-4-47-13-9-12-13-25-13-42 0-34 21-55 65-64l55-8c0-34-13-47-39-47s-47 5-64 21v-29c21-13 43-22 69-22 42 0 67 26 67 73zM120 102l-47 9c-13 0-26 4-31 8-8 4-12 13-12 30 0 8 4 17 8 21 9 5 18 9 31 9 12 0 25-4 38-17 8-9 13-22 13-39z">
          <text:p/>
        </draw:path>
        <draw:path draw:style-name="gr3" draw:text-style-name="P3" draw:layer="layout" svg:width="0.114cm" svg:height="0.254cm" svg:x="5.984cm" svg:y="6.343cm" svg:viewBox="0 0 115 255" svg:d="M115 251c-9 4-17 4-30 4-34 0-51-17-51-55v-115h-34v-30h34v-47l30-8v55h51v30h-51v111c0 13 4 21 9 25 4 5 12 9 21 9 8 0 12 0 21-4z">
          <text:p/>
        </draw:path>
        <draw:path draw:style-name="gr3" draw:text-style-name="P3" draw:layer="layout" svg:width="0.17cm" svg:height="0.203cm" svg:x="6.123cm" svg:y="6.394cm" svg:viewBox="0 0 171 204" svg:d="M171 111h-137c0 21 9 38 18 51 13 13 26 17 47 17s42-9 59-22v30c-17 13-38 17-68 17-25 0-47-8-64-25s-26-43-26-72c0-34 13-56 30-77 18-17 39-30 65-30 25 0 42 9 59 26 13 17 17 38 17 68zM141 85c0-17-4-34-12-42-9-8-22-13-39-13-12 0-25 5-33 13-14 13-19 25-23 42z">
          <text:p/>
        </draw:path>
        <draw:path draw:style-name="gr3" draw:text-style-name="P3" draw:layer="layout" svg:width="0.178cm" svg:height="0.288cm" svg:x="6.45cm" svg:y="6.394cm" svg:viewBox="0 0 179 289" svg:d="M29 175v114h-29v-285h29v34c17-26 40-38 69-38 26 0 47 8 60 29 12 17 21 38 21 69 0 34-9 59-26 77-17 21-38 29-63 29-26 0-48-8-61-29zM29 94v29c0 13 5 30 17 39 10 13 23 17 39 17 17 0 34-9 43-22 13-12 17-34 17-59 0-22-4-39-13-52-13-12-25-17-42-17s-34 5-44 17c-12 13-17 30-17 48z">
          <text:p/>
        </draw:path>
        <draw:path draw:style-name="gr3" draw:text-style-name="P3" draw:layer="layout" svg:width="0.19cm" svg:height="0.203cm" svg:x="6.662cm" svg:y="6.394cm" svg:viewBox="0 0 191 204" svg:d="M98 204c-31 0-56-8-73-25s-25-43-25-72c0-34 8-59 29-76 17-18 43-31 73-31s51 9 68 31c17 17 21 42 21 72 0 29-8 55-25 76-17 17-38 25-68 25zM98 31c-22 0-35 4-47 17-13 16-17 33-17 59 0 21 4 38 17 51 12 17 29 21 47 21 21 0 38-4 47-17 12-17 17-34 17-59 0-22-5-43-17-55-9-13-26-17-47-17z">
          <text:p/>
        </draw:path>
        <draw:path draw:style-name="gr3" draw:text-style-name="P3" draw:layer="layout" svg:width="0.131cm" svg:height="0.203cm" svg:x="6.891cm" svg:y="6.394cm" svg:viewBox="0 0 132 204" svg:d="M0 196v-34c17 13 38 17 59 17 25 0 38-9 38-26 0-8 0-12-4-12 0-5-5-9-9-13-4 0-8-4-12-4-5-5-13-5-17-9-9-4-17-8-26-8-4-4-8-9-12-13-9-4-9-8-13-17 0-4-4-13-4-17 0-12 4-17 8-25 4-9 9-13 17-17 4-5 13-9 21-13 13 0 21-5 30-5 17 0 29 5 47 9v34c-18-8-35-12-51-12-5 0-13 0-17 0-5 0-9 4-13 4 0 4-4 8-4 8-5 5-5 9-5 13s0 8 5 13c0 4 4 4 4 8 4 4 8 4 17 9 4 0 8 4 17 4 8 4 12 8 21 13 8 4 13 8 17 12 5 4 9 9 14 13 0 8 4 13 4 21 0 9-4 17-9 26-4 8-9 12-18 16-4 5-12 9-25 13-8 0-17 0-25 0-22 0-38-4-55-8z">
          <text:p/>
        </draw:path>
        <draw:path draw:style-name="gr3" draw:text-style-name="P3" draw:layer="layout" svg:width="0.111cm" svg:height="0.254cm" svg:x="7.047cm" svg:y="6.343cm" svg:viewBox="0 0 112 255" svg:d="M112 251c-5 4-17 4-30 4-35 0-52-17-52-55v-115h-30v-30h30v-47l35-8v55h47v30h-47v111c0 12 0 21 4 25 4 5 13 9 26 9 4 0 12 0 17-4z">
          <text:p/>
        </draw:path>
        <draw:path draw:style-name="gr3" draw:text-style-name="P3" draw:layer="layout" svg:width="0.161cm" svg:height="0.199cm" svg:x="7.196cm" svg:y="6.398cm" svg:viewBox="0 0 162 200" svg:d="M162 196h-30v-30c-14 26-35 34-60 34-47 0-72-25-72-81v-119h30v115c0 38 16 60 50 60 13 0 26-4 34-17 13-9 18-26 18-43v-115h30z">
          <text:p/>
        </draw:path>
        <draw:path draw:style-name="gr3" draw:text-style-name="P3" draw:layer="layout" svg:width="0.102cm" svg:height="0.195cm" svg:x="7.42cm" svg:y="6.398cm" svg:viewBox="0 0 103 196" svg:d="M103 34c-4-4-13-9-25-9-13 0-21 9-34 21-9 13-13 30-13 51v99h-31v-196h31v42c9-12 13-25 21-34 9-4 22-8 30-8s17 0 21 0z">
          <text:p/>
        </draw:path>
        <draw:path draw:style-name="gr3" draw:text-style-name="P3" draw:layer="layout" svg:width="0.157cm" svg:height="0.203cm" svg:x="7.539cm" svg:y="6.394cm" svg:viewBox="0 0 158 204" svg:d="M158 200h-34v-30c-13 26-34 34-59 34-21 0-34-4-48-13-8-12-17-25-17-42 0-34 21-55 69-63l55-9c0-34-13-46-38-46s-47 4-65 21v-30c18-13 44-22 65-22 47 0 72 26 72 73zM124 103l-46 8c-13 0-26 4-30 8-9 5-13 13-13 30 0 9 4 17 9 21 8 5 17 9 29 9 13 0 26-4 38-17 9-9 13-21 13-38z">
          <text:p/>
        </draw:path>
        <draw:polygon draw:style-name="gr3" draw:text-style-name="P3" draw:layer="layout" svg:width="0.034cm" svg:height="0.292cm" svg:x="7.751cm" svg:y="6.303cm" svg:viewBox="0 0 35 293" draw:points="0,0 35,0 35,293 0,293">
          <text:p/>
        </draw:polygon>
        <draw:path draw:style-name="gr3" draw:text-style-name="P3" draw:layer="layout" svg:width="0.128cm" svg:height="0.203cm" svg:x="7.942cm" svg:y="6.394cm" svg:viewBox="0 0 129 204" svg:d="M0 196v-34c17 13 35 17 56 17 29 0 43-9 43-26 0-8 0-12-4-12-5-5-5-9-10-13-4 0-8-4-17-4-4-5-8-5-16-9-9-4-13-8-22-8-9-4-13-9-18-13-4-4-8-8-8-17-4-4-4-13-4-17 0-12 4-17 8-25 4-9 9-13 13-17 9-5 18-9 26-13 9 0 17-5 30-5 18 0 31 5 43 9v34c-12-8-30-12-47-12-9 0-13 0-17 0s-9 4-13 4c-4 4-4 8-8 8 0 5 0 9 0 13s0 8 0 13c4 4 4 4 8 8s9 4 13 9c4 0 12 4 17 4 8 4 17 8 26 13 4 4 13 8 17 12s9 9 9 13c4 8 4 13 4 21 0 9 0 17-4 26-5 8-9 12-17 16-9 5-18 9-27 13-8 0-17 0-29 0-17 0-40-4-52-8z">
          <text:p/>
        </draw:path>
        <draw:path draw:style-name="gr3" draw:text-style-name="P3" draw:layer="layout" svg:width="0.271cm" svg:height="0.195cm" svg:x="8.09cm" svg:y="6.398cm" svg:viewBox="0 0 272 196" svg:d="M272 0l-55 196h-34l-39-141c-4-4-4-9-4-17 0 4-4 13-4 17l-47 141h-30l-59-196h34l38 149c4 4 4 9 4 17 5-4 5-13 5-17l46-149h26l43 149c0 4 0 9 4 17 0-4 0-8 5-17l38-149z">
          <text:p/>
        </draw:path>
        <draw:path draw:style-name="gr3" draw:text-style-name="P3" draw:layer="layout" svg:width="0.156cm" svg:height="0.203cm" svg:x="8.383cm" svg:y="6.394cm" svg:viewBox="0 0 157 204" svg:d="M157 200h-33v-30c-14 26-35 34-61 34-21 0-34-4-46-13-9-12-17-25-17-42 0-34 21-55 68-63l56-9c0-34-14-46-40-46-25 0-46 4-63 21v-30c17-13 42-22 63-22 48 0 73 26 73 73zM124 103l-48 8c-13 0-25 4-30 8-8 5-12 13-12 30 0 9 4 17 8 21 9 5 17 9 30 9 12 0 25-4 38-17 8-9 14-21 14-38z">
          <text:p/>
        </draw:path>
        <draw:path draw:style-name="gr3" draw:text-style-name="P3" draw:layer="layout" svg:width="0.182cm" svg:height="0.288cm" svg:x="8.569cm" svg:y="6.398cm" svg:viewBox="0 0 183 289" svg:d="M183 0l-89 230c-16 38-39 59-68 59-9 0-17 0-21-4v-25c8 0 12 0 21 0 12 0 25-9 34-26l18-38-78-196h34l52 154c0 0 4 4 4 12 4-4 4-8 4-12l56-154z">
          <text:p/>
        </draw:path>
        <draw:path draw:style-name="gr3" draw:text-style-name="P3" draw:layer="layout" svg:width="0.128cm" svg:height="0.203cm" svg:x="8.878cm" svg:y="6.394cm" svg:viewBox="0 0 129 204" svg:d="M0 196v-34c17 13 34 17 56 17 30 0 43-9 43-26 0-8 0-12-4-12 0-5-5-9-9-13-4 0-8-4-13-4-8-5-12-5-21-9-8-4-13-8-22-8-4-4-13-9-17-13s-4-8-8-17c-5-4-5-13-5-17 0-12 5-17 9-25 4-9 8-13 17-17 4-5 13-9 22-13 8 0 17-5 30-5 17 0 30 5 43 9v34c-13-8-31-12-48-12-8 0-12 0-17 0-4 0-8 4-12 4-5 4-5 8-10 8 0 5 0 9 0 13s0 8 0 13c5 4 5 4 10 8 4 4 8 4 12 9 5 0 13 4 17 4 9 4 17 8 26 13 5 4 13 8 18 12 4 4 8 9 12 13 0 8 0 13 0 21 0 9 0 17-4 26-4 8-8 12-17 16-9 5-18 9-26 13-9 0-17 0-30 0-18 0-35-4-52-8z">
          <text:p/>
        </draw:path>
        <draw:path draw:style-name="gr3" draw:text-style-name="P3" draw:layer="layout" svg:width="0.115cm" svg:height="0.254cm" svg:x="9.031cm" svg:y="6.343cm" svg:viewBox="0 0 116 255" svg:d="M116 251c-9 4-18 4-30 4-34 0-51-17-51-55v-115h-35v-30h35v-47l30-8v55h51v30h-51v111c0 13 4 21 8 25 4 5 13 9 21 9 9 0 17 0 22-4z">
          <text:p/>
        </draw:path>
        <draw:path draw:style-name="gr3" draw:text-style-name="P3" draw:layer="layout" svg:width="0.161cm" svg:height="0.199cm" svg:x="9.184cm" svg:y="6.398cm" svg:viewBox="0 0 162 200" svg:d="M162 196h-30v-30h-4c-13 26-30 34-61 34-46 0-67-25-67-81v-119h29v115c0 38 17 60 48 60 17 0 30-4 38-17 9-9 17-26 17-43v-115h30z">
          <text:p/>
        </draw:path>
        <draw:path draw:style-name="gr3" draw:text-style-name="P3" draw:layer="layout" svg:width="0.178cm" svg:height="0.292cm" svg:x="9.396cm" svg:y="6.305cm" svg:viewBox="0 0 179 293" svg:d="M179 289h-34v-35c-13 26-35 39-69 39-21 0-42-8-55-25-17-18-21-44-21-73 0-30 4-55 21-76 17-18 38-30 68-30 25 0 43 12 56 34v-123h34zM145 203v-29c0-17-4-30-13-43-14-8-26-12-43-12s-34 4-43 17c-12 16-17 33-17 59 0 21 5 38 17 55 9 13 21 18 43 18 17 0 29-5 43-18 9-13 13-30 13-47z">
          <text:p/>
        </draw:path>
        <draw:path draw:style-name="gr3" draw:text-style-name="P3" draw:layer="layout" svg:width="0.182cm" svg:height="0.288cm" svg:x="9.608cm" svg:y="6.398cm" svg:viewBox="0 0 183 289" svg:d="M183 0l-90 230c-17 38-38 59-68 59-8 0-17 0-21-4v-25c9 0 13 0 21 0 13 0 26-9 34-26l17-38-76-196h34l51 154c0 0 4 4 4 12 4-4 4-8 4-12l56-154z">
          <text:p/>
        </draw:path>
        <draw:path draw:style-name="gr12" draw:text-style-name="P2" draw:layer="layout" svg:width="0.131cm" svg:height="0.132cm" svg:x="5.081cm" svg:y="6.991cm" svg:viewBox="0 0 132 133" svg:d="M132 69c0 9 0 17-4 26-4 8-9 12-13 21-8 4-13 8-22 12-9 5-17 5-25 5-9 0-17 0-26-5-9-4-17-8-21-12-9-9-13-13-17-21-4-9-4-17-4-26 0-8 0-17 4-25 4-9 8-17 17-21 4-10 12-14 21-18 9-5 17-5 26-5 8 0 16 0 25 5 9 4 14 8 22 18 4 4 9 12 13 21 4 8 4 17 4 25z">
          <text:p/>
        </draw:path>
        <draw:path draw:style-name="gr3" draw:text-style-name="P3" draw:layer="layout" svg:width="0.217cm" svg:height="0.272cm" svg:x="5.572cm" svg:y="6.906cm" svg:viewBox="0 0 218 273" svg:d="M0 273v-273h72c99 0 146 44 146 133 0 42-13 76-39 102-25 25-64 38-107 38zM30 27v216h42c34 0 64-8 82-30 21-17 30-46 30-80 0-68-35-106-112-106z">
          <text:p/>
        </draw:path>
        <draw:path draw:style-name="gr3" draw:text-style-name="P3" draw:layer="layout" svg:width="0.038cm" svg:height="0.284cm" svg:x="5.835cm" svg:y="6.894cm" svg:viewBox="0 0 39 285" svg:d="M21 38c-8 0-12 0-17-4-4-5-4-9-4-13 0-9 0-13 4-17 5-4 9-4 17-4 5 0 9 0 13 4 5 4 5 8 5 17 0 4 0 8-5 13-4 4-8 4-13 4zM34 285h-30v-195h30z">
          <text:p/>
        </draw:path>
        <draw:path draw:style-name="gr3" draw:text-style-name="P3" draw:layer="layout" svg:width="0.119cm" svg:height="0.293cm" svg:x="5.911cm" svg:y="6.885cm" svg:viewBox="0 0 120 294" svg:d="M120 30c-8 0-13-4-21-4-21 0-34 12-34 42v30h47v25h-47v171h-31v-171h-34v-25h34v-30c0-21 4-38 18-51 13-12 26-17 43-17 12 0 17 0 25 5z">
          <text:p/>
        </draw:path>
        <draw:path draw:style-name="gr3" draw:text-style-name="P3" draw:layer="layout" svg:width="0.115cm" svg:height="0.293cm" svg:x="6.034cm" svg:y="6.885cm" svg:viewBox="0 0 116 294" svg:d="M116 30c-5 0-13-4-17-4-26 0-35 12-35 42v30h47v25h-47v171h-30v-171h-34v-25h34v-30c0-21 4-38 17-51 9-12 27-17 44-17 8 0 16 0 21 5z">
          <text:p/>
        </draw:path>
        <draw:path draw:style-name="gr3" draw:text-style-name="P3" draw:layer="layout" svg:width="0.17cm" svg:height="0.203cm" svg:x="6.161cm" svg:y="6.979cm" svg:viewBox="0 0 171 204" svg:d="M171 111h-135c0 21 4 38 16 46 13 13 26 22 47 22s42-9 59-22v26c-17 13-38 21-67 21-26 0-47-8-64-25-17-22-27-43-27-77 0-29 10-55 27-72 17-22 38-30 64-30 25 0 46 8 59 26 17 17 21 38 21 68zM141 81c0-17-4-30-12-38-9-13-22-17-38-17-13 0-26 4-39 17-8 8-12 21-16 38z">
          <text:p/>
        </draw:path>
        <draw:path draw:style-name="gr3" draw:text-style-name="P3" draw:layer="layout" svg:width="0.101cm" svg:height="0.199cm" svg:x="6.378cm" svg:y="6.979cm" svg:viewBox="0 0 102 200" svg:d="M102 34c-4-5-12-5-21-5-12 0-25 5-34 18-8 12-13 29-13 51v102h-34v-196h34v38c5-13 13-21 22-30 8-8 17-12 29-12 9 0 13 0 17 4z">
          <text:p/>
        </draw:path>
        <draw:path draw:style-name="gr3" draw:text-style-name="P3" draw:layer="layout" svg:width="0.169cm" svg:height="0.203cm" svg:x="6.501cm" svg:y="6.979cm" svg:viewBox="0 0 170 204" svg:d="M170 111h-136c0 21 5 38 17 46 9 13 26 22 47 22s43-9 59-22v26c-16 13-38 21-67 21-30 0-51-8-64-25-17-22-26-43-26-77 0-29 9-55 26-72 17-22 38-30 64-30 25 0 46 8 59 26 13 17 21 38 21 68zM141 81c-5-17-9-30-17-38-9-13-17-17-34-17-13 0-26 4-39 17-8 8-17 21-17 38z">
          <text:p/>
        </draw:path>
        <draw:path draw:style-name="gr3" draw:text-style-name="P3" draw:layer="layout" svg:width="0.161cm" svg:height="0.199cm" svg:x="6.717cm" svg:y="6.979cm" svg:viewBox="0 0 162 200" svg:d="M162 200h-30v-110c0-44-18-65-47-65-13 0-30 4-39 17-8 13-17 25-17 48v110h-29v-196h29v34h5c12-26 33-38 63-38 22 0 39 4 48 21 13 13 17 34 17 59z">
          <text:p/>
        </draw:path>
        <draw:path draw:style-name="gr3" draw:text-style-name="P3" draw:layer="layout" svg:width="0.114cm" svg:height="0.259cm" svg:x="6.912cm" svg:y="6.923cm" svg:viewBox="0 0 115 260" svg:d="M115 252c-4 4-18 8-31 8-33 0-50-21-50-59v-116h-34v-25h34v-47l33-13v60h48v25h-48v111c0 13 0 22 5 30 4 4 12 9 21 9 10 0 18-5 22-9z">
          <text:p/>
        </draw:path>
        <draw:path draw:style-name="gr3" draw:text-style-name="P3" draw:layer="layout" svg:width="0.179cm" svg:height="0.288cm" svg:x="7.174cm" svg:y="6.979cm" svg:viewBox="0 0 180 289" svg:d="M34 170h-4v119h-30v-285h30v34h4c14-26 40-38 65-38 26 0 47 8 59 25 17 17 22 42 22 73 0 30-9 55-22 76-17 22-38 30-67 30-26 0-43-13-57-34zM30 94v25c0 17 10 30 18 43 13 8 26 17 43 17s29-9 42-22c8-17 17-38 17-63 0-22-4-39-17-52-8-13-21-17-38-17-21 0-34 9-47 17-8 13-18 30-18 52z">
          <text:p/>
        </draw:path>
        <draw:path draw:style-name="gr3" draw:text-style-name="P3" draw:layer="layout" svg:width="0.19cm" svg:height="0.203cm" svg:x="7.391cm" svg:y="6.979cm" svg:viewBox="0 0 191 204" svg:d="M93 204c-30 0-51-8-68-30-17-17-25-42-25-72 0-29 8-55 25-76 17-18 43-26 72-26 31 0 52 8 69 26 17 17 25 42 25 76 0 30-8 55-25 72-17 22-42 30-73 30zM97 26c-21 0-38 9-51 21-8 13-17 30-17 55 0 26 9 43 22 55 8 13 25 22 46 22 18 0 35-9 48-22 8-12 13-29 13-55 0-25-5-42-13-55-13-12-30-21-48-21z">
          <text:p/>
        </draw:path>
        <draw:path draw:style-name="gr3" draw:text-style-name="P3" draw:layer="layout" svg:width="0.179cm" svg:height="0.289cm" svg:x="7.632cm" svg:y="6.978cm" svg:viewBox="0 0 180 290" svg:d="M30 171v119h-30v-285h30v34c17-26 38-39 68-39 26 0 43 9 60 26 13 17 22 42 22 73 0 30-9 55-26 76s-38 30-65 30c-25 0-46-13-59-34zM30 95v25c0 17 4 30 17 43 8 8 21 16 38 16s35-8 44-21c12-17 17-38 17-63 0-22-5-39-13-52-13-13-27-17-44-17s-34 8-42 17c-13 13-17 30-17 52z">
          <text:p/>
        </draw:path>
        <draw:path draw:style-name="gr3" draw:text-style-name="P3" draw:layer="layout" svg:width="0.161cm" svg:height="0.199cm" svg:x="7.857cm" svg:y="6.983cm" svg:viewBox="0 0 162 200" svg:d="M162 196h-34v-30c-13 21-35 34-60 34-47 0-68-29-68-85v-115h29v111c0 43 17 64 47 64 17 0 30-9 39-17 9-13 13-26 13-47v-111h34z">
          <text:p/>
        </draw:path>
        <draw:polygon draw:style-name="gr3" draw:text-style-name="P3" draw:layer="layout" svg:width="0.034cm" svg:height="0.288cm" svg:x="8.077cm" svg:y="6.891cm" svg:viewBox="0 0 35 289" draw:points="0,0 35,0 35,289 0,289">
          <text:p/>
        </draw:polygon>
        <draw:path draw:style-name="gr3" draw:text-style-name="P3" draw:layer="layout" svg:width="0.153cm" svg:height="0.203cm" svg:x="8.158cm" svg:y="6.979cm" svg:viewBox="0 0 154 204" svg:d="M154 200h-31v-30c-13 21-34 34-60 34-21 0-33-4-46-17-13-8-17-21-17-38 0-38 21-59 63-64l60-8c0-34-13-51-38-51-26 0-47 9-64 25v-34c17-13 38-17 64-17 47 0 69 26 69 73zM123 102l-47 5c-13 4-25 4-34 12-4 4-8 13-8 26 0 8 0 17 8 25 9 4 17 9 26 9 17 0 29-9 38-17 13-13 17-26 17-43z">
          <text:p/>
        </draw:path>
        <draw:path draw:style-name="gr3" draw:text-style-name="P3" draw:layer="layout" svg:width="0.11cm" svg:height="0.259cm" svg:x="8.349cm" svg:y="6.923cm" svg:viewBox="0 0 111 260" svg:d="M111 252c-4 4-17 8-26 8-35 0-51-21-51-59v-116h-34v-25h34v-47l29-13v60h48v25h-48v111c0 13 0 22 5 30 9 4 13 9 26 9 8 0 13-5 17-9z">
          <text:p/>
        </draw:path>
        <draw:path draw:style-name="gr3" draw:text-style-name="P3" draw:layer="layout" svg:width="0.042cm" svg:height="0.284cm" svg:x="8.497cm" svg:y="6.894cm" svg:viewBox="0 0 43 285" svg:d="M22 38c-4 0-8 0-12-4-6-5-10-9-10-13 0-9 4-13 10-17 4-4 8-4 12-4 5 0 9 0 13 4s8 8 8 17c0 4-4 8-8 13-4 4-8 4-13 4zM39 285h-35v-195h35z">
          <text:p/>
        </draw:path>
        <draw:path draw:style-name="gr3" draw:text-style-name="P3" draw:layer="layout" svg:width="0.191cm" svg:height="0.203cm" svg:x="8.582cm" svg:y="6.979cm" svg:viewBox="0 0 192 204" svg:d="M98 204c-29 0-56-8-73-30-17-17-25-42-25-72 0-29 8-55 29-76 17-18 44-26 74-26 25 0 50 8 67 26 13 17 22 42 22 76 0 30-9 55-26 72-17 22-38 30-68 30zM98 26c-21 0-34 9-47 21-13 13-17 30-17 55 0 26 4 43 17 55 13 13 26 22 47 22 22 0 39-9 47-22 13-12 17-29 17-55 0-25-4-42-17-55-8-12-25-21-47-21z">
          <text:p/>
        </draw:path>
        <draw:path draw:style-name="gr3" draw:text-style-name="P3" draw:layer="layout" svg:width="0.161cm" svg:height="0.199cm" svg:x="8.823cm" svg:y="6.979cm" svg:viewBox="0 0 162 200" svg:d="M162 200h-29v-110c0-44-17-65-48-65-17 0-30 4-38 17-9 13-17 25-17 48v110h-30v-196h30v34h4c13-26 34-38 64-38 22 0 35 4 48 21 12 13 16 34 16 59z">
          <text:p/>
        </draw:path>
        <draw:path draw:style-name="gr3" draw:text-style-name="P3" draw:layer="layout" svg:width="0.127cm" svg:height="0.203cm" svg:x="9.031cm" svg:y="6.979cm" svg:viewBox="0 0 128 204" svg:d="M0 191v-34c17 13 34 22 56 22 30 0 43-9 43-30 0-4 0-9-5-13 0-4-4-4-8-8-4-5-8-5-13-9-8 0-13-4-21-8-10 0-14-4-22-9-5-4-13-8-17-12-4-5-9-9-9-13-4-9-4-13-4-21 0-9 4-17 9-26 4-4 8-13 16-18 5-4 13-8 22-8 9-4 18-4 31-4 16 0 29 4 42 8v31c-13-9-30-13-47-13-8 0-13 0-17 4-4 0-9 0-14 5-4 0-4 4-8 8 0 4 0 8 0 8 0 9 0 13 0 13 4 4 4 9 8 13 5 0 10 4 14 4 4 4 13 4 17 9 9 4 17 8 26 8 4 4 12 9 17 13 4 4 8 8 8 17 4 4 4 12 4 17 0 12 0 21-4 25-4 9-8 13-17 21-8 5-17 5-25 9-9 4-17 4-30 4-18 0-35-4-52-13z">
          <text:p/>
        </draw:path>
        <draw:path draw:style-name="gr12" draw:text-style-name="P2" draw:layer="layout" svg:width="0.131cm" svg:height="0.132cm" svg:x="5.081cm" svg:y="7.576cm" svg:viewBox="0 0 132 133" svg:d="M132 64c0 8 0 17-4 26s-9 17-13 21c-8 9-13 13-22 17-9 0-17 5-25 5-9 0-17-5-26-5-9-4-17-8-21-17-9-4-13-12-17-21s-4-18-4-26c0-9 0-17 4-26 4-8 8-12 17-21 4-4 12-12 21-12 9-5 17-5 26-5 8 0 16 0 25 5 9 0 14 8 22 12 4 9 9 13 13 21 4 9 4 17 4 26z">
          <text:p/>
        </draw:path>
        <draw:path draw:style-name="gr3" draw:text-style-name="P3" draw:layer="layout" svg:width="0.165cm" svg:height="0.28cm" svg:x="5.56cm" svg:y="7.483cm" svg:viewBox="0 0 166 281" svg:d="M0 268v-38c4 4 8 4 12 8 9 5 13 9 22 9 4 4 12 4 17 4 8 0 16 4 21 4 17 0 34-4 42-12 13-9 17-17 17-30 0-9-4-17-4-21-5-5-9-10-17-14-4-4-13-8-17-13-9-4-17-8-26-17-12-4-21-8-29-12-9-5-13-9-21-17-5-4-9-13-13-21-4-5-4-13-4-26s0-21 8-30c4-12 13-17 21-25 9-4 17-9 30-13s21-4 34-4c25 0 47 4 60 8v39c-17-13-39-17-64-17-5 0-13 0-22 0-4 4-12 4-16 8-5 4-9 9-13 13s-4 12-4 17c0 8 0 17 4 21 0 4 4 9 8 13 5 4 13 8 21 13 5 4 13 8 26 12 8 4 17 9 25 13 9 8 18 13 22 21 9 4 13 13 17 21 5 10 9 18 9 27 0 12-4 25-9 34-8 8-12 16-21 21-9 8-22 12-35 12-8 5-21 5-34 5-4 0-12 0-16 0-9 0-13 0-22-5-4 0-12 0-17-4-4 0-12-4-12-4z">
          <text:p/>
        </draw:path>
        <draw:path draw:style-name="gr3" draw:text-style-name="P3" draw:layer="layout" svg:width="0.152cm" svg:height="0.204cm" svg:x="5.759cm" svg:y="7.559cm" svg:viewBox="0 0 153 205" svg:d="M153 200h-29v-29c-17 25-35 34-61 34-21 0-38-5-46-13-13-13-17-25-17-42 0-34 21-55 63-64l61-8c0-35-13-48-44-48-21 0-42 4-63 21v-29c21-13 42-22 68-22 47 0 68 26 68 73zM124 103l-48 9c-17 0-25 4-34 8-8 4-12 13-12 30 0 8 4 17 12 21 5 4 17 8 26 8 17 0 30-4 39-17 12-8 17-21 17-38z">
          <text:p/>
        </draw:path>
        <draw:path draw:style-name="gr3" draw:text-style-name="P3" draw:layer="layout" svg:width="0.275cm" svg:height="0.199cm" svg:x="5.971cm" svg:y="7.559cm" svg:viewBox="0 0 276 200" svg:d="M276 200h-29v-110c0-21-5-39-13-47-4-9-18-13-35-13-13 0-21 4-34 17-8 13-13 26-13 43v110h-29v-114c0-39-17-56-47-56-13 0-21 4-34 17-8 8-12 26-12 43v110h-30v-195h30v34c16-26 33-39 63-39 13 0 25 5 34 13 8 9 17 17 21 30 13-26 34-43 64-43 43 0 64 30 64 82z">
          <text:p/>
        </draw:path>
        <draw:path draw:style-name="gr3" draw:text-style-name="P3" draw:layer="layout" svg:width="0.169cm" svg:height="0.204cm" svg:x="6.293cm" svg:y="7.559cm" svg:viewBox="0 0 170 205" svg:d="M170 112h-140c0 21 8 38 17 50 13 13 30 17 47 17 21 0 43-8 64-21v30c-21 12-43 17-68 17-30 0-52-9-69-26-13-17-21-42-21-72 0-34 8-56 25-77 17-17 39-30 65-30 25 0 42 9 59 26 13 17 21 39 21 69zM137 86c0-17-5-35-13-43-9-9-21-13-34-13-17 0-30 4-38 13-14 13-18 26-22 43z">
          <text:p/>
        </draw:path>
        <draw:path draw:style-name="gr3" draw:text-style-name="P3" draw:layer="layout" svg:width="0.191cm" svg:height="0.204cm" svg:x="6.602cm" svg:y="7.559cm" svg:viewBox="0 0 192 205" svg:d="M94 205c-30 0-51-9-68-25-17-17-26-43-26-72 0-34 9-61 26-78s42-30 72-30c29 0 52 9 69 30 16 17 25 44 25 73 0 30-9 55-25 77-17 16-44 25-73 25zM98 30c-21 0-38 4-47 17-13 18-21 35-21 61 0 21 8 38 21 50 9 17 26 22 47 22 17 0 34-5 47-17 9-17 13-34 13-60 0-21-4-42-13-56-13-13-30-17-47-17z">
          <text:p/>
        </draw:path>
        <draw:path draw:style-name="gr3" draw:text-style-name="P3" draw:layer="layout" svg:width="0.161cm" svg:height="0.2cm" svg:x="6.84cm" svg:y="7.563cm" svg:viewBox="0 0 162 201" svg:d="M162 196h-34v-29c-13 25-34 34-60 34-46 0-68-26-68-81v-120h30v116c0 38 17 59 47 59 17 0 25-4 38-17 8-8 13-25 13-42v-116h34z">
          <text:p/>
        </draw:path>
        <draw:path draw:style-name="gr3" draw:text-style-name="P3" draw:layer="layout" svg:width="0.11cm" svg:height="0.255cm" svg:x="7.039cm" svg:y="7.508cm" svg:viewBox="0 0 111 256" svg:d="M111 251c-4 5-17 5-25 5-35 0-52-18-52-56v-115h-34v-29h34v-47l31-9v56h46v29h-46v110c0 13 0 22 8 26 4 4 8 8 21 8 9 0 13 0 17-4z">
          <text:p/>
        </draw:path>
        <draw:path draw:style-name="gr3" draw:text-style-name="P3" draw:layer="layout" svg:width="0.148cm" svg:height="0.204cm" svg:x="7.179cm" svg:y="7.559cm" svg:viewBox="0 0 149 205" svg:d="M149 192c-18 8-35 13-56 13-25 0-51-9-68-26s-25-42-25-72c0-29 8-56 29-77 18-17 43-30 73-30 17 0 33 5 47 13v30c-18-9-30-13-47-13-22 0-39 4-51 21-13 14-17 31-17 56 0 21 4 38 17 51 12 17 29 21 46 21s34-4 52-17z">
          <text:p/>
        </draw:path>
        <draw:path draw:style-name="gr3" draw:text-style-name="P3" draw:layer="layout" svg:width="0.191cm" svg:height="0.204cm" svg:x="7.361cm" svg:y="7.559cm" svg:viewBox="0 0 192 205" svg:d="M93 205c-29 0-50-9-67-25-17-17-26-43-26-72 0-34 9-61 26-78s42-30 72-30c29 0 51 9 68 30 18 17 26 44 26 73 0 30-8 55-26 77-21 16-43 25-73 25zM93 30c-17 0-33 5-46 17-9 18-17 35-17 61 0 21 8 38 17 50 13 17 29 22 46 22 22 0 39-5 47-17 14-17 18-34 18-60 0-21-4-42-18-56-8-12-25-17-47-17z">
          <text:p/>
        </draw:path>
        <draw:path draw:style-name="gr3" draw:text-style-name="P3" draw:layer="layout" svg:width="0.276cm" svg:height="0.199cm" svg:x="7.598cm" svg:y="7.559cm" svg:viewBox="0 0 277 200" svg:d="M277 200h-30v-110c0-21-4-39-9-47-9-9-17-13-34-13-13 0-26 4-34 17-9 13-13 26-13 43v110h-34v-114c0-39-12-56-42-56-13 0-25 4-34 17-8 8-13 26-13 43v110h-34v-195h34v34c13-26 34-39 60-39 12 0 25 5 34 13 12 9 17 17 21 30 17-26 38-43 63-43 44 0 65 30 65 82z">
          <text:p/>
        </draw:path>
        <draw:path draw:style-name="gr3" draw:text-style-name="P3" draw:layer="layout" svg:width="0.169cm" svg:height="0.204cm" svg:x="7.921cm" svg:y="7.559cm" svg:viewBox="0 0 170 205" svg:d="M170 112h-137c0 21 5 38 17 50 13 13 26 17 47 17 22 0 44-8 60-21v30c-16 12-38 17-69 17-25 0-46-9-63-26s-25-42-25-72c0-34 8-56 25-77 17-17 38-30 63-30 27 0 48 9 61 26 17 17 21 39 21 69zM141 86c0-17-5-35-13-43-9-9-23-13-40-13-12 0-25 4-38 13-8 13-12 26-17 43z">
          <text:p/>
        </draw:path>
        <draw:path draw:style-name="gr3" draw:text-style-name="P3" draw:layer="layout" svg:width="0.275cm" svg:height="0.199cm" svg:x="8.243cm" svg:y="7.559cm" svg:viewBox="0 0 276 200" svg:d="M276 200h-29v-110c0-21-5-39-9-47-9-9-17-13-34-13-13 0-25 4-34 17-8 13-13 26-13 43v110h-34v-114c0-39-13-56-43-56-12 0-25 4-34 17-8 8-13 26-13 43v110h-33v-195h33v34c13-26 35-39 60-39 13 0 25 5 34 13 13 9 17 17 22 30 17-26 38-43 64-43 42 0 63 30 63 82z">
          <text:p/>
        </draw:path>
        <draw:path draw:style-name="gr3" draw:text-style-name="P3" draw:layer="layout" svg:width="0.169cm" svg:height="0.204cm" svg:x="8.565cm" svg:y="7.559cm" svg:viewBox="0 0 170 205" svg:d="M170 112h-136c0 21 4 38 17 50 12 13 25 17 46 17 22 0 44-8 61-21v30c-17 12-39 17-69 17-26 0-51-9-64-26-17-17-25-42-25-72 0-34 8-56 25-77 17-17 38-30 64-30 25 0 47 9 60 26s21 39 21 69zM141 86c0-17-5-35-14-43-8-9-21-13-38-13-13 0-26 4-38 13-9 13-17 26-17 43z">
          <text:p/>
        </draw:path>
        <draw:path draw:style-name="gr3" draw:text-style-name="P3" draw:layer="layout" svg:width="0.153cm" svg:height="0.204cm" svg:x="8.768cm" svg:y="7.559cm" svg:viewBox="0 0 154 205" svg:d="M154 200h-31v-29c-17 25-34 34-63 34-17 0-34-5-43-13-12-13-17-25-17-42 0-34 21-55 64-64l59-8c0-35-13-48-42-48-21 0-43 4-64 21v-29c21-13 43-22 68-22 48 0 69 26 69 73zM123 103l-46 9c-17 0-26 4-34 8-9 4-13 13-13 30 0 8 4 17 13 21 4 4 12 8 25 8 17 0 30-4 38-17 13-8 17-21 17-38z">
          <text:p/>
        </draw:path>
        <draw:path draw:style-name="gr3" draw:text-style-name="P3" draw:layer="layout" svg:width="0.128cm" svg:height="0.204cm" svg:x="8.968cm" svg:y="7.559cm" svg:viewBox="0 0 129 205" svg:d="M0 196v-34c17 13 34 17 56 17 30 0 43-8 43-25 0-9 0-13-4-13 0-4-5-8-9-13-4 0-8-4-13-4-9-4-13-4-22-8-8-4-12-9-21-9-4-4-13-8-17-12-5-5-9-9-9-17-4-5-4-13-4-17 0-14 4-18 8-27 5-8 9-12 18-17 4-4 13-8 21-12 9 0 17-5 31-5 17 0 29 5 42 9v34c-13-9-30-13-47-13-9 0-13 0-17 0-5 0-9 4-13 4-4 5-4 9-9 9 0 4 0 8 0 13s0 9 0 13c5 4 5 4 9 9 4 4 8 4 13 8 4 0 12 4 17 4 9 5 17 9 26 13 4 4 13 9 17 13s8 8 13 12c0 9 0 13 0 22 0 8 0 17-5 25-4 8-8 13-17 17-8 4-17 8-25 13-9 0-18 0-31 0-17 0-34-5-51-9z">
          <text:p/>
        </draw:path>
        <draw:path draw:style-name="gr3" draw:text-style-name="P3" draw:layer="layout" svg:width="0.161cm" svg:height="0.199cm" svg:x="9.141cm" svg:y="7.564cm" svg:viewBox="0 0 162 200" svg:d="M162 195h-34v-29c-12 25-29 34-59 34-47 0-69-26-69-81v-119h30v115c0 38 17 59 48 59 17 0 29-4 38-17 8-8 12-25 12-42v-115h34z">
          <text:p/>
        </draw:path>
        <draw:path draw:style-name="gr3" draw:text-style-name="P3" draw:layer="layout" svg:width="0.097cm" svg:height="0.194cm" svg:x="9.366cm" svg:y="7.564cm" svg:viewBox="0 0 98 195" svg:d="M98 34c-4-5-13-9-22-9-12 0-25 9-34 21-8 13-12 30-12 51v98h-30v-195h30v42c4-13 12-25 21-34 8-4 17-8 29-8 9 0 14 0 18 0z">
          <text:p/>
        </draw:path>
        <draw:path draw:style-name="gr3" draw:text-style-name="P3" draw:layer="layout" svg:width="0.169cm" svg:height="0.204cm" svg:x="9.485cm" svg:y="7.559cm" svg:viewBox="0 0 170 205" svg:d="M170 112h-137c0 21 5 38 17 50 13 13 27 17 48 17s43-8 59-21v30c-16 12-38 17-68 17-26 0-47-9-64-26s-25-42-25-72c0-34 8-56 25-77 17-17 38-30 64-30s47 9 60 26c17 17 21 39 21 69zM141 86c0-17-5-35-13-43-9-9-22-13-39-13-12 0-26 4-34 13-13 13-17 26-22 43z">
          <text:p/>
        </draw:path>
        <draw:path draw:style-name="gr3" draw:text-style-name="P3" draw:layer="layout" svg:width="0.131cm" svg:height="0.131cm" svg:x="4.314cm" svg:y="8.157cm" svg:viewBox="0 0 132 132" svg:d="M132 69c0 8 0 17-4 25-5 9-9 13-17 21-5 5-13 9-22 13-8 4-18 4-26 4s-17 0-25-4c-9-4-13-8-22-13-4-8-8-12-12-21-4-8-4-17-4-25 0-9 0-17 4-26 4-8 8-17 12-22 9-8 13-12 22-17 8-4 17-4 25-4s18 0 26 4c9 5 17 9 22 17 8 5 12 14 17 22 4 9 4 17 4 26z">
          <text:p/>
        </draw:path>
        <draw:path draw:style-name="gr3" draw:text-style-name="P3" draw:layer="layout" svg:width="0.195cm" svg:height="0.271cm" svg:x="4.792cm" svg:y="8.072cm" svg:viewBox="0 0 196 272" svg:d="M196 272h-38l-43-76c-5-9-9-14-13-22-4-4-8-8-13-8-4-5-8-9-12-9-5 0-13-4-17-4h-26v119h-34v-272h81c13 0 25 0 34 4 13 0 21 5 25 13 9 4 18 13 23 21 0 9 4 21 4 34 0 9 0 17-4 26-5 8-10 13-14 21-4 4-13 13-17 17-9 4-17 4-26 8 4 5 9 5 13 9 0 0 4 4 9 8 4 5 4 9 8 13s4 8 9 13zM34 26v101h43c8 0 17-4 21-4 8-4 12-8 17-12 8-5 8-9 13-17 4-5 4-13 4-22 0-13-4-25-13-34-9-8-25-12-42-12z">
          <text:p/>
        </draw:path>
        <draw:path draw:style-name="gr3" draw:text-style-name="P3" draw:layer="layout" svg:width="0.169cm" svg:height="0.204cm" svg:x="4.996cm" svg:y="8.144cm" svg:viewBox="0 0 170 205" svg:d="M170 112h-136c0 21 4 38 17 46 12 13 25 21 46 21s43-8 60-21v25c-17 13-39 22-68 22-26 0-47-9-64-26-17-21-25-42-25-76 0-31 8-56 25-73 17-21 38-30 64-30 25 0 46 9 59 26 18 17 22 38 22 69zM140 82c0-18-5-31-13-39-9-13-21-17-38-17-13 0-26 4-34 17-13 8-17 21-21 39z">
          <text:p/>
        </draw:path>
        <draw:path draw:style-name="gr3" draw:text-style-name="P3" draw:layer="layout" svg:width="0.127cm" svg:height="0.204cm" svg:x="5.204cm" svg:y="8.144cm" svg:viewBox="0 0 128 205" svg:d="M0 192v-34c17 13 33 21 55 21 26 0 39-8 39-29 0-5 0-9 0-13-5-4-9-4-13-9-4-4-8-4-13-8-5 0-13-4-18-8-8 0-17-5-21-9-8-4-12-8-17-13-4-4-8-8-12-13 0-9 0-13 0-22 0-8 0-16 4-25 4-4 8-13 17-17 8-4 17-9 25-9 9-4 17-4 27-4 16 0 33 4 46 9v30c-13-9-30-13-51-13-5 0-9 0-13 4-9 0-9 0-13 4-4 0-9 5-9 9-4 4-4 8-4 8 0 9 0 13 4 13 0 4 5 8 9 13 4 0 8 5 13 5 4 4 8 4 18 8 8 5 16 9 21 9 8 4 12 8 17 13 8 4 8 8 12 16 5 5 5 13 5 17 0 13-5 22-9 26 0 8-8 12-17 21-4 4-13 4-21 8-8 5-22 5-31 5-21 0-38-5-50-13z">
          <text:p/>
        </draw:path>
        <draw:path draw:style-name="gr3" draw:text-style-name="P3" draw:layer="layout" svg:width="0.169cm" svg:height="0.204cm" svg:x="5.365cm" svg:y="8.144cm" svg:viewBox="0 0 170 205" svg:d="M170 112h-136c0 21 4 38 17 46 8 13 25 21 46 21s43-8 60-21v25c-17 13-39 22-68 22-30 0-51-9-64-26-17-21-25-42-25-76 0-31 8-56 25-73 17-21 38-30 64-30 25 0 47 9 60 26s21 38 21 69zM140 82c0-18-4-31-13-39-13-13-21-17-38-17-13 0-26 4-38 17-9 8-17 21-17 39z">
          <text:p/>
        </draw:path>
        <draw:path draw:style-name="gr3" draw:text-style-name="P3" draw:layer="layout" svg:width="0.153cm" svg:height="0.204cm" svg:x="5.568cm" svg:y="8.144cm" svg:viewBox="0 0 154 205" svg:d="M154 200h-31v-29h-4c-13 21-30 34-60 34-16 0-33-5-42-17-13-9-17-21-17-38 0-39 21-60 64-64l59-9c0-34-13-51-42-51-22 0-43 8-64 25v-34c21-13 42-17 68-17 46 0 69 26 69 72zM123 103l-47 4c-17 4-25 4-33 13-9 4-13 13-13 25 0 9 4 17 13 26 4 4 12 8 25 8 17 0 30-8 38-17 8-12 17-25 17-42z">
          <text:p/>
        </draw:path>
        <draw:path draw:style-name="gr3" draw:text-style-name="P3" draw:layer="layout" svg:width="0.102cm" svg:height="0.2cm" svg:x="5.78cm" svg:y="8.144cm" svg:viewBox="0 0 103 201" svg:d="M103 34c-9-4-13-4-26-4-12 0-25 4-34 17-8 13-12 30-12 51v103h-31v-196h31v38c4-13 12-21 21-30 8-8 21-13 30-13 8 0 16 0 21 5z">
          <text:p/>
        </draw:path>
        <draw:path draw:style-name="gr3" draw:text-style-name="P3" draw:layer="layout" svg:width="0.144cm" svg:height="0.204cm" svg:x="5.903cm" svg:y="8.144cm" svg:viewBox="0 0 145 205" svg:d="M145 192c-17 8-34 13-55 13-26 0-48-9-65-30-17-17-25-38-25-68 0-35 8-60 25-77 17-21 43-30 74-30 16 0 33 4 46 9v34c-13-13-30-17-46-17-22 0-35 8-48 21s-21 35-21 56c0 25 4 42 16 55 13 13 31 21 53 21 16 0 29-8 46-17z">
          <text:p/>
        </draw:path>
        <draw:path draw:style-name="gr3" draw:text-style-name="P3" draw:layer="layout" svg:width="0.161cm" svg:height="0.288cm" svg:x="6.094cm" svg:y="8.055cm" svg:viewBox="0 0 162 289" svg:d="M162 289h-30v-114c0-39-17-60-47-60-18 0-30 4-39 17-8 12-17 26-17 47v110h-29v-289h29v128c17-26 38-39 68-39 44 0 65 26 65 82z">
          <text:p/>
        </draw:path>
        <draw:path draw:style-name="gr3" draw:text-style-name="P3" draw:layer="layout" svg:width="0.161cm" svg:height="0.288cm" svg:x="6.42cm" svg:y="8.055cm" svg:viewBox="0 0 162 289" svg:d="M162 289h-30v-114c0-39-17-60-46-60-17 0-31 4-39 17-13 12-17 26-17 47v110h-30v-289h30v128c17-26 39-39 64-39 47 0 68 26 68 82z">
          <text:p/>
        </draw:path>
        <draw:path draw:style-name="gr3" draw:text-style-name="P3" draw:layer="layout" svg:width="0.182cm" svg:height="0.285cm" svg:x="6.611cm" svg:y="8.148cm" svg:viewBox="0 0 183 286" svg:d="M183 0l-89 225c-17 44-38 61-69 61-8 0-12 0-17 0v-30c5 4 13 4 17 4 18 0 27-8 35-29l17-36-77-195h35l55 149c0 4 0 8 0 17h4c0-4 0-9 4-17l55-149z">
          <text:p/>
        </draw:path>
        <draw:path draw:style-name="gr3" draw:text-style-name="P3" draw:layer="layout" svg:width="0.178cm" svg:height="0.289cm" svg:x="6.827cm" svg:y="8.144cm" svg:viewBox="0 0 179 290" svg:d="M35 171h-4v119h-31v-285h31v34h4c13-26 38-39 64-39 25 0 46 9 59 26 17 17 21 43 21 73 0 29-8 55-21 76-17 21-38 30-68 30-25 0-42-13-55-34zM31 95v25c0 17 8 30 17 42 13 9 25 17 42 17s30-8 43-21c8-17 17-38 17-63 0-22-5-40-17-52-9-13-22-17-39-17-21 0-33 8-46 17-9 12-17 30-17 52z">
          <text:p/>
        </draw:path>
        <draw:path draw:style-name="gr3" draw:text-style-name="P3" draw:layer="layout" svg:width="0.191cm" svg:height="0.204cm" svg:x="7.043cm" svg:y="8.144cm" svg:viewBox="0 0 192 205" svg:d="M94 205c-30 0-51-9-68-30-17-17-26-42-26-72 0-31 9-56 26-77 17-17 42-26 73-26 29 0 50 9 67 26 18 17 26 42 26 77 0 30-8 55-26 72-17 21-42 30-72 30zM99 26c-23 0-39 8-52 21-9 13-17 30-17 56 0 25 8 42 21 55 9 13 25 21 48 21 17 0 33-8 46-21 9-13 13-30 13-55 0-26-4-43-13-56-13-13-29-21-46-21z">
          <text:p/>
        </draw:path>
        <draw:path draw:style-name="gr3" draw:text-style-name="P3" draw:layer="layout" svg:width="0.115cm" svg:height="0.259cm" svg:x="7.259cm" svg:y="8.089cm" svg:viewBox="0 0 116 260" svg:d="M116 251c-9 4-17 9-31 9-34 0-51-22-51-60v-114h-34v-26h34v-47l30-13v60h52v26h-52v110c0 13 4 21 8 30 5 4 13 8 23 8 8 0 12-4 21-8z">
          <text:p/>
        </draw:path>
        <draw:path draw:style-name="gr3" draw:text-style-name="P3" draw:layer="layout" svg:width="0.161cm" svg:height="0.288cm" svg:x="7.416cm" svg:y="8.055cm" svg:viewBox="0 0 162 289" svg:d="M162 289h-34v-114c0-39-12-60-42-60-18 0-31 4-39 17-13 12-17 26-17 47v110h-30v-289h30v127c17-25 38-38 64-38 47 0 68 26 68 82z">
          <text:p/>
        </draw:path>
        <draw:path draw:style-name="gr3" draw:text-style-name="P3" draw:layer="layout" svg:width="0.169cm" svg:height="0.204cm" svg:x="7.62cm" svg:y="8.144cm" svg:viewBox="0 0 170 205" svg:d="M170 112h-136c0 21 8 38 17 46 12 13 26 21 47 21s42-8 59-21v25c-17 13-38 22-67 22-27 0-48-9-65-26-17-21-25-42-25-76 0-31 8-56 25-73 21-21 42-30 69-30 25 0 42 9 55 26 17 17 21 38 21 69zM140 82c0-18-4-31-12-39-9-13-21-17-38-17-13 0-27 4-35 17-13 8-17 21-21 39z">
          <text:p/>
        </draw:path>
        <draw:path draw:style-name="gr3" draw:text-style-name="P3" draw:layer="layout" svg:width="0.128cm" svg:height="0.204cm" svg:x="7.827cm" svg:y="8.144cm" svg:viewBox="0 0 129 205" svg:d="M0 192v-34c18 13 35 21 56 21 31 0 44-8 44-29 0-5-5-9-5-13-4-4-4-4-8-9-4-4-10-4-18-8-4 0-9-4-17-8-8 0-17-5-21-9-9-4-13-8-18-13-4-4-9-8-9-13-4-9-4-13-4-22 0-8 0-17 4-25 5-4 14-13 18-17 9-4 17-9 26-9 8-4 17-4 29-4 14 0 31 4 44 9v29c-13-8-30-12-48-12-8 0-13 0-17 4-4 0-8 0-12 4-5 0-5 4-9 9 0 4-4 8-4 8 0 9 4 13 4 13 4 4 4 8 9 13 4 0 8 5 12 5 4 4 13 4 17 8 10 5 18 9 27 9 4 4 12 8 16 13 5 4 9 8 9 16 4 5 4 13 4 17 0 13 0 22-4 26-4 8-13 12-17 21-8 4-17 4-25 8-10 5-18 5-31 5-21 0-39-5-52-13z">
          <text:p/>
        </draw:path>
        <draw:path draw:style-name="gr3" draw:text-style-name="P3" draw:layer="layout" svg:width="0.042cm" svg:height="0.283cm" svg:x="7.997cm" svg:y="8.06cm" svg:viewBox="0 0 43 284" svg:d="M22 39c-4 0-9 0-13-5-5-4-9-8-9-12 0-9 4-13 9-18 4-4 9-4 13-4s13 0 17 4c0 5 4 9 4 18 0 4-4 8-4 12-4 5-13 5-17 5zM39 284h-35v-195h35z">
          <text:p/>
        </draw:path>
        <draw:path draw:style-name="gr3" draw:text-style-name="P3" draw:layer="layout" svg:width="0.128cm" svg:height="0.204cm" svg:x="8.086cm" svg:y="8.144cm" svg:viewBox="0 0 129 205" svg:d="M0 192v-34c18 13 35 21 56 21 26 0 43-8 43-29 0-5-4-9-4-13-4-4-4-4-8-9-5-4-9-4-18-8-5 0-9-4-17-8-9 0-17-5-21-9-9-4-13-8-17-13-6-4-10-8-10-13-4-9-4-13-4-22 0-8 0-16 4-25 4-4 14-13 18-17 9-4 17-9 26-9 8-4 16-4 25-4 18 0 35 4 47 9v30c-12-9-29-13-51-13-5 0-9 0-13 4-4 0-8 0-13 4-4 0-8 5-8 9s-4 8-4 8c0 9 4 13 4 13 0 4 4 8 8 13 5 0 9 5 13 5 4 4 13 4 17 8 9 5 18 9 26 9 5 4 9 8 17 13 4 4 9 8 9 16 4 5 4 13 4 17 0 13 0 22-4 26-5 8-13 12-17 21-9 4-17 4-26 8-9 5-22 5-30 5-21 0-38-5-52-13z">
          <text:p/>
        </draw:path>
        <draw:polygon draw:style-name="gr3" draw:text-style-name="P3" draw:layer="layout" svg:width="0.051cm" svg:height="0.093cm" svg:x="8.238cm" svg:y="8.301cm" svg:viewBox="0 0 52 94" draw:points="52,0 22,94 0,94 22,0">
          <text:p/>
        </draw:polygon>
        <draw:path draw:style-name="gr3" draw:text-style-name="P3" draw:layer="layout" svg:width="0.131cm" svg:height="0.131cm" svg:x="4.314cm" svg:y="8.742cm" svg:viewBox="0 0 132 132" svg:d="M132 64c0 8 0 17-4 25-5 8-9 18-17 22-5 9-13 13-22 17-8 0-18 4-26 4s-17-4-25-4c-9-4-13-8-22-17-4-4-8-14-12-22s-4-17-4-25c0-9 0-17 4-26 4-8 8-12 12-21 9-4 13-13 22-13 8-4 17-4 25-4s18 0 26 4c9 0 17 9 22 13 8 9 12 13 17 21 4 9 4 17 4 26z">
          <text:p/>
        </draw:path>
        <draw:path draw:style-name="gr3" draw:text-style-name="P3" draw:layer="layout" svg:width="0.165cm" svg:height="0.279cm" svg:x="4.78cm" svg:y="8.649cm" svg:viewBox="0 0 166 280" svg:d="M0 268v-38c4 4 12 4 17 8 4 4 12 9 17 9 8 4 17 4 21 4 8 0 12 4 21 4 18 0 35-4 43-13 9-8 13-17 13-29 0-9 0-17-4-22-5-4-9-8-13-12s-13-9-21-13c-10-4-18-8-27-17-8-4-16-8-25-14-8-4-17-8-21-17-4-4-13-12-13-21-4-4-8-13-8-25 0-13 4-21 8-30 9-13 13-17 21-25 9-5 22-9 34-13 9-4 21-4 35-4 25 0 47 4 60 8v38c-17-12-39-17-64-17-10 0-14 0-22 0-9 5-13 5-17 9-9 4-13 8-13 13-4 4-8 12-8 16 0 9 4 17 4 22 4 4 8 8 13 12 4 5 12 9 16 13 9 4 17 9 27 13 8 4 21 8 29 14 9 8 18 12 22 21 8 4 13 13 17 21s4 17 4 25c0 13 0 26-8 34-5 9-13 17-22 21-8 9-17 13-29 13-13 4-27 4-40 4-4 0-8 0-12 0-9 0-13 0-21-4-5 0-13 0-17-4-9 0-13-4-17-4z">
          <text:p/>
        </draw:path>
        <draw:path draw:style-name="gr3" draw:text-style-name="P3" draw:layer="layout" svg:width="0.11cm" svg:height="0.254cm" svg:x="4.962cm" svg:y="8.674cm" svg:viewBox="0 0 111 255" svg:d="M111 251c-4 4-17 4-30 4-33 0-51-17-51-55v-115h-30v-30h30v-46l35-9v55h46v30h-46v111c0 13 0 21 4 26 4 4 12 8 25 8 4 0 13 0 17-4z">
          <text:p/>
        </draw:path>
        <draw:path draw:style-name="gr3" draw:text-style-name="P3" draw:layer="layout" svg:width="0.152cm" svg:height="0.203cm" svg:x="5.102cm" svg:y="8.725cm" svg:viewBox="0 0 153 204" svg:d="M153 200h-30v-29h-4c-13 25-30 33-60 33-17 0-34-4-42-12-13-13-17-26-17-43 0-34 21-56 63-64l60-9c0-33-17-46-43-46-21 0-42 4-63 21v-30c21-13 42-21 68-21 46 0 68 26 68 72zM123 102l-47 9c-17 0-25 4-34 9-8 4-12 12-12 29 0 9 4 17 12 22 5 4 13 8 26 8 17 0 29-4 38-17 8-8 17-21 17-38z">
          <text:p/>
        </draw:path>
        <draw:path draw:style-name="gr3" draw:text-style-name="P3" draw:layer="layout" svg:width="0.161cm" svg:height="0.199cm" svg:x="5.314cm" svg:y="8.725cm" svg:viewBox="0 0 162 200" svg:d="M162 200h-34v-111c0-42-13-59-42-59-18 0-31 4-40 17-12 8-16 25-16 42v111h-30v-196h30v34c16-25 38-38 64-38 21 0 38 8 51 21 8 13 17 34 17 60z">
          <text:p/>
        </draw:path>
        <draw:path draw:style-name="gr3" draw:text-style-name="P3" draw:layer="layout" svg:width="0.182cm" svg:height="0.292cm" svg:x="5.517cm" svg:y="8.636cm" svg:viewBox="0 0 183 293" svg:d="M183 289h-33v-35c-13 27-34 39-68 39-21 0-43-8-56-26-17-17-26-42-26-72s9-55 26-76c18-17 39-30 64-30 30 0 47 13 60 34v-123h33zM150 203v-29c0-17-5-30-13-43-13-8-26-12-42-12-17 0-34 4-43 17-13 17-17 34-17 59 0 21 4 38 17 55 9 13 21 17 43 17 16 0 29-4 42-17 8-13 13-30 13-47z">
          <text:p/>
        </draw:path>
        <draw:path draw:style-name="gr3" draw:text-style-name="P3" draw:layer="layout" svg:width="0.153cm" svg:height="0.203cm" svg:x="5.746cm" svg:y="8.725cm" svg:viewBox="0 0 154 204" svg:d="M154 200h-30v-29c-13 25-35 33-60 33-21 0-34-4-47-12-13-13-17-26-17-43 0-34 21-56 64-64l60-9c0-34-13-46-39-46-25 0-47 4-64 21v-30c17-13 39-21 64-21 47 0 69 25 69 72zM124 102l-48 9c-12 0-25 4-33 9-5 4-9 12-9 29 0 9 0 17 9 22 8 4 17 8 25 8 17 0 30-4 39-17 13-8 17-21 17-38z">
          <text:p/>
        </draw:path>
        <draw:path draw:style-name="gr3" draw:text-style-name="P3" draw:layer="layout" svg:width="0.102cm" svg:height="0.195cm" svg:x="5.958cm" svg:y="8.729cm" svg:viewBox="0 0 103 196" svg:d="M103 34c-4-4-13-8-21-8-17 0-26 8-35 21s-13 30-13 52v97h-34v-196h34v43c4-13 9-26 17-34 14-5 22-9 35-9 8 0 13 0 17 0z">
          <text:p/>
        </draw:path>
        <draw:path draw:style-name="gr3" draw:text-style-name="P3" draw:layer="layout" svg:width="0.178cm" svg:height="0.292cm" svg:x="6.081cm" svg:y="8.636cm" svg:viewBox="0 0 179 293" svg:d="M179 289h-30v-35c-17 27-38 39-67 39-27 0-44-8-61-26-13-17-21-42-21-72s8-55 25-76c13-17 39-30 65-30s47 13 59 34v-123h30zM149 203v-29c0-17-4-30-17-43-8-8-21-12-38-12-21 0-35 4-47 16-9 17-17 35-17 60 0 21 8 38 17 55 12 13 26 17 43 17s30-4 42-17c13-13 17-30 17-47z">
          <text:p/>
        </draw:path>
        <draw:path draw:style-name="gr3" draw:text-style-name="P3" draw:layer="layout" svg:width="0.178cm" svg:height="0.292cm" svg:x="6.416cm" svg:y="8.636cm" svg:viewBox="0 0 179 293" svg:d="M179 289h-30v-35c-17 27-38 39-69 39-25 0-42-8-59-26-13-17-21-42-21-72s8-55 25-76c13-17 38-30 65-30 25 0 46 13 59 34v-123h30zM149 203v-29c0-17-4-30-17-43-8-8-21-12-38-12-22 0-35 4-48 17-8 17-16 34-16 59 0 21 8 38 16 55 13 13 26 17 44 17 17 0 29-4 42-17s17-30 17-47z">
          <text:p/>
        </draw:path>
        <draw:path draw:style-name="gr3" draw:text-style-name="P3" draw:layer="layout" svg:width="0.169cm" svg:height="0.203cm" svg:x="6.645cm" svg:y="8.725cm" svg:viewBox="0 0 170 204" svg:d="M170 111h-135c0 21 4 38 17 51 8 13 25 17 42 17 25 0 42-8 64-21v29c-18 13-43 17-68 17-30 0-51-8-69-25-13-17-21-42-21-72 0-35 8-56 25-77 18-17 39-30 65-30 25 0 46 8 59 25s21 39 21 68zM136 85c0-17-4-34-12-43-9-8-22-12-34-12-17 0-30 4-38 12-9 13-17 26-17 43z">
          <text:p/>
        </draw:path>
        <draw:path draw:style-name="gr3" draw:text-style-name="P3" draw:layer="layout" svg:width="0.182cm" svg:height="0.195cm" svg:x="6.832cm" svg:y="8.729cm" svg:viewBox="0 0 183 196" svg:d="M183 0l-78 196h-29l-76-196h33l51 145c4 9 4 17 4 26h5c0-9 0-17 4-26l51-145z">
          <text:p/>
        </draw:path>
        <draw:path draw:style-name="gr3" draw:text-style-name="P3" draw:layer="layout" svg:width="0.038cm" svg:height="0.284cm" svg:x="7.043cm" svg:y="8.64cm" svg:viewBox="0 0 39 285" svg:d="M22 43c-8 0-12-5-18-9-4 0-4-8-4-13 0-4 0-8 4-12 6-5 10-9 18-9 5 0 9 4 13 9 4 4 4 8 4 12 0 5 0 9-4 13s-8 9-13 9zM35 285h-31v-196h31z">
          <text:p/>
        </draw:path>
        <draw:path draw:style-name="gr3" draw:text-style-name="P3" draw:layer="layout" svg:width="0.153cm" svg:height="0.203cm" svg:x="7.128cm" svg:y="8.725cm" svg:viewBox="0 0 154 204" svg:d="M154 200h-34v-29c-13 25-35 33-61 33-17 0-34-4-46-12-9-13-13-26-13-43 0-34 21-56 63-64l57-9c0-34-13-46-40-46-21 0-42 4-63 21v-30c21-13 42-21 68-21 43 0 69 25 69 72zM120 102l-48 9c-13 0-26 4-30 9-8 4-12 12-12 29 0 9 4 17 12 22 4 4 13 8 26 8 17 0 31-4 39-17 8-8 13-21 13-38z">
          <text:p/>
        </draw:path>
        <draw:path draw:style-name="gr3" draw:text-style-name="P3" draw:layer="layout" svg:width="0.115cm" svg:height="0.254cm" svg:x="7.314cm" svg:y="8.674cm" svg:viewBox="0 0 116 255" svg:d="M116 251c-9 4-17 4-30 4-34 0-52-17-52-55v-115h-34v-30h34v-46l31-9v55h51v30h-51v111c0 13 4 21 8 26 5 4 13 8 22 8 8 0 17 0 21-4z">
          <text:p/>
        </draw:path>
        <draw:path draw:style-name="gr3" draw:text-style-name="P3" draw:layer="layout" svg:width="0.038cm" svg:height="0.284cm" svg:x="7.467cm" svg:y="8.64cm" svg:viewBox="0 0 39 285" svg:d="M17 43c-4 0-8-5-13-9-4 0-4-8-4-13 0-4 0-8 4-12 5-5 9-9 13-9 9 0 13 4 17 9 5 4 5 8 5 12 0 5 0 9-5 13-4 4-8 9-17 9zM34 285h-30v-196h30z">
          <text:p/>
        </draw:path>
        <draw:path draw:style-name="gr3" draw:text-style-name="P3" draw:layer="layout" svg:width="0.191cm" svg:height="0.203cm" svg:x="7.552cm" svg:y="8.725cm" svg:viewBox="0 0 192 204" svg:d="M93 204c-30 0-51-8-68-25s-25-42-25-72c0-35 8-60 25-77s43-30 72-30c30 0 52 8 69 30 17 17 26 42 26 72s-9 56-26 77c-17 17-43 25-73 25zM97 30c-21 0-38 4-51 17-8 17-17 34-17 60 0 21 9 38 17 51 13 17 30 21 51 21 17 0 34-4 48-17 8-17 13-34 13-60 0-21-5-43-13-55-14-13-31-17-48-17z">
          <text:p/>
        </draw:path>
        <draw:path draw:style-name="gr3" draw:text-style-name="P3" draw:layer="layout" svg:width="0.165cm" svg:height="0.199cm" svg:x="7.789cm" svg:y="8.725cm" svg:viewBox="0 0 166 200" svg:d="M166 200h-33v-111c0-42-13-59-43-59-17 0-29 4-43 17-9 8-13 25-13 42v111h-34v-196h34v34c13-25 35-38 65-38 21 0 38 8 51 21 8 13 16 34 16 60z">
          <text:p/>
        </draw:path>
        <draw:path draw:style-name="gr3" draw:text-style-name="P3" draw:layer="layout" svg:width="0.131cm" svg:height="0.203cm" svg:x="7.997cm" svg:y="8.725cm" svg:viewBox="0 0 132 204" svg:d="M0 196v-34c17 13 38 17 59 17 27 0 39-8 39-25 0-9 0-13 0-13-4-4-8-9-12-13-5 0-9-4-13-4-4-4-14-4-18-9-9-4-17-8-21-8-9-5-13-9-17-14-5-4-9-8-13-17 0-4 0-12 0-17 0-12 0-17 4-25 4-9 9-13 17-17 9-4 13-9 26-13 8 0 18-4 26-4 17 0 34 4 47 8v34c-17-8-30-12-51-12-4 0-8 0-18 0-4 0-9 4-9 4-4 4-8 8-8 8-4 5-4 9-4 13s0 9 4 13c0 4 4 4 8 8 0 5 5 5 13 9 6 0 10 4 18 4 9 4 17 9 21 13 9 5 13 9 17 13 5 5 9 9 13 13 4 9 4 13 4 21 0 9-4 17-8 26-4 8-9 12-17 17-4 4-13 8-21 12-13 0-21 0-31 0-21 0-38-4-55-8z">
          <text:p/>
        </draw:path>
        <draw:path draw:style-name="gr3" draw:text-style-name="P3" draw:layer="layout" svg:width="0.043cm" svg:height="0.203cm" svg:x="8.166cm" svg:y="8.725cm" svg:viewBox="0 0 44 204" svg:d="M23 42c-9 0-13 0-17-4-6-4-6-8-6-17 0-4 0-8 6-13 4-4 8-8 17-8 4 0 8 4 12 8 4 5 9 9 9 13 0 9-5 13-9 17s-8 4-12 4zM23 204c-9 0-13 0-17-4-6-4-6-8-6-17 0-4 0-8 6-12 4-5 8-9 17-9 4 0 8 4 12 9 4 4 9 8 9 12 0 9-5 13-9 17s-8 4-12 4z">
          <text:p/>
        </draw:path>
        <draw:path draw:style-name="gr3" draw:text-style-name="P3" draw:layer="layout" svg:width="0.174cm" svg:height="0.279cm" svg:x="8.353cm" svg:y="8.649cm" svg:viewBox="0 0 175 280" svg:d="M175 123c0 26-4 47-9 68-4 22-12 34-21 51-8 13-21 21-34 30-17 8-30 8-47 8-21 0-34 0-47-8v-30c13 9 30 13 47 13 13 0 22 0 34-8 9-5 17-13 22-22 8-8 12-21 17-34 4-16 4-29 4-50-13 25-30 34-60 34-12 0-21 0-34-5-8-4-17-8-26-17-4-8-13-18-17-26 0-13-4-26-4-38 0-13 4-26 8-34 5-13 9-21 17-30 9-8 18-13 27-17 12-4 25-8 38-8s25 4 34 8c13 4 21 13 30 26 4 8 12 21 12 38 5 12 9 34 9 51zM141 97c0-13 0-21-4-30-5-8-9-16-13-21-4-8-9-12-17-17-4 0-13-4-21-4-9 0-13 4-22 4-4 5-12 9-17 13-4 4-8 13-8 21-5 9-5 13-5 21 0 13 0 22 0 30 5 4 9 13 13 17 5 4 13 10 17 14 9 4 17 4 22 4 8 0 17 0 21-4 8-4 13-10 17-14s8-8 13-13c0-8 4-17 4-21z">
          <text:p/>
        </draw:path>
        <draw:path draw:style-name="gr3" draw:text-style-name="P3" draw:layer="layout" svg:width="0.042cm" svg:height="0.042cm" svg:x="8.565cm" svg:y="8.886cm" svg:viewBox="0 0 43 43" svg:d="M21 43c-4 0-8 0-13-5-4-4-8-8-8-17 0-4 4-8 8-12 5-5 9-9 13-9 9 0 14 4 18 9 4 4 4 8 4 12 0 9 0 13-4 17-4 5-9 5-18 5z">
          <text:p/>
        </draw:path>
        <draw:path draw:style-name="gr3" draw:text-style-name="P3" draw:layer="layout" svg:width="0.174cm" svg:height="0.271cm" svg:x="8.645cm" svg:y="8.653cm" svg:viewBox="0 0 175 272" svg:d="M175 17c-4 8-8 17-13 30-8 8-12 21-21 33-4 13-12 30-17 43-8 17-17 35-21 52s-14 34-18 51c-4 12-4 29-8 46h-34c4-17 8-29 13-46 4-17 8-34 12-51 9-17 13-35 21-48 10-17 14-30 23-42 4-13 8-26 17-34 4-9 8-17 12-21h-141v-30h175z">
          <text:p/>
        </draw:path>
        <draw:path draw:style-name="gr3" draw:text-style-name="P3" draw:layer="layout" svg:width="0.174cm" svg:height="0.271cm" svg:x="8.857cm" svg:y="8.653cm" svg:viewBox="0 0 175 272" svg:d="M175 17c-4 8-13 17-17 30-4 8-13 21-17 33-8 13-13 30-21 43-8 17-13 35-21 52-4 17-9 34-13 51-4 12-8 29-13 46h-30c0-17 4-29 8-46 6-17 10-34 18-51 4-17 13-35 17-48 9-17 13-30 21-42 5-13 13-26 17-34 4-9 9-17 13-21h-137v-30h175z">
          <text:p/>
        </draw:path>
        <draw:polygon draw:style-name="gr3" draw:text-style-name="P3" draw:layer="layout" svg:width="0.052cm" svg:height="0.093cm" svg:x="9.056cm" svg:y="8.882cm" svg:viewBox="0 0 53 94" draw:points="53,0 22,94 0,94 22,0">
          <text:p/>
        </draw:polygon>
        <draw:path draw:style-name="gr3" draw:text-style-name="P3" draw:layer="layout" svg:width="0.195cm" svg:height="0.271cm" svg:x="9.239cm" svg:y="8.653cm" svg:viewBox="0 0 196 272" svg:d="M161 0v179h35v30h-35v63h-30v-63h-131v-26c12-12 25-30 38-43 13-17 25-34 34-47 13-17 21-34 30-46 12-17 21-34 25-47zM38 179h93v-132c-12 16-21 29-29 46-9 13-17 21-22 34-8 9-17 21-25 31-4 8-13 17-17 21z">
          <text:p/>
        </draw:path>
        <draw:path draw:style-name="gr3" draw:text-style-name="P3" draw:layer="layout" svg:width="0.042cm" svg:height="0.042cm" svg:x="9.468cm" svg:y="8.886cm" svg:viewBox="0 0 43 43" svg:d="M22 43c-4 0-9 0-13-5-4-4-9-8-9-17 0-4 5-8 9-12 4-5 9-9 13-9 8 0 12 4 17 9 4 4 4 8 4 12 0 9 0 13-4 17-5 5-9 5-17 5z">
          <text:p/>
        </draw:path>
        <draw:path draw:style-name="gr3" draw:text-style-name="P3" draw:layer="layout" svg:width="0.178cm" svg:height="0.279cm" svg:x="9.548cm" svg:y="8.649cm" svg:viewBox="0 0 179 280" svg:d="M179 141c0 21-4 42-8 59-5 17-9 34-18 47-9 12-17 21-30 25-8 8-21 8-38 8-13 0-25 0-34-8-13-4-21-13-30-25-8-13-12-26-16-43-5-17-5-34-5-59 0-22 0-44 5-61 4-21 12-33 16-46 9-13 22-21 30-30 13-4 26-8 42-8 55 0 86 46 86 141zM144 145c0-82-17-120-55-120s-59 42-59 120c0 72 21 110 59 110s55-38 55-110z">
          <text:p/>
        </draw:path>
        <draw:path draw:style-name="gr3" draw:text-style-name="P3" draw:layer="layout" svg:width="0.17cm" svg:height="0.279cm" svg:x="9.76cm" svg:y="8.649cm" svg:viewBox="0 0 171 280" svg:d="M171 123c0 26 0 47-5 68-8 22-12 34-21 51-13 13-22 21-39 30-13 8-30 8-46 8-17 0-34 0-47-8v-30c17 9 34 13 51 13 8 0 21 0 29-8 13-5 22-13 26-22 9-8 13-21 18-34 4-16 4-29 4-50-13 25-35 34-65 34-8 0-21 0-29-5-9-4-17-8-26-17-8-8-12-18-17-26-4-13-4-26-4-38 0-13 0-26 4-34 5-13 13-21 22-30 4-8 17-13 25-17 13-4 21-8 34-8 17 0 25 4 38 8 9 4 18 13 26 26 9 8 13 21 17 38 5 12 5 34 5 51zM137 97c0-13 0-21 0-30-5-8-9-16-14-21-4-8-13-12-17-17-8 0-13-4-21-4-9 0-17 4-21 4-9 5-13 9-17 13s-9 13-13 21c0 9-4 13-4 21 0 13 0 22 4 30 4 4 9 13 13 17s8 10 17 14c4 4 12 4 21 4 8 0 13 0 21-4 4-4 13-10 17-14 5-4 9-8 14-13 0-8 0-17 0-21z">
          <text:p/>
        </draw:path>
        <draw:path draw:style-name="gr3" draw:text-style-name="P3" draw:layer="layout" svg:width="0.131cm" svg:height="0.131cm" svg:x="4.314cm" svg:y="9.323cm" svg:viewBox="0 0 132 132" svg:d="M132 69c0 8 0 17-4 25-5 8-9 13-17 21-5 4-13 9-22 13-8 4-18 4-26 4s-17 0-25-4c-9-4-13-9-22-13-4-8-8-13-12-21s-4-17-4-25c0-9 0-17 4-27 4-8 8-17 12-21 9-8 13-13 22-17 8-4 17-4 25-4s18 0 26 4c9 4 17 9 22 17 8 4 12 13 17 21 4 10 4 18 4 27z">
          <text:p/>
        </draw:path>
        <draw:path draw:style-name="gr3" draw:text-style-name="P3" draw:layer="layout" svg:width="0.28cm" svg:height="0.271cm" svg:x="4.792cm" svg:y="9.238cm" svg:viewBox="0 0 281 272" svg:d="M281 272h-34v-183c0-17 0-34 4-55-4 13-8 21-8 25l-93 213h-17l-94-209c0-8-5-16-9-29 0 13 4 29 4 55v183h-34v-272h43l86 187c4 17 8 26 12 34 5-12 9-25 13-34l85-187h42z">
          <text:p/>
        </draw:path>
        <draw:path draw:style-name="gr3" draw:text-style-name="P3" draw:layer="layout" svg:width="0.203cm" svg:height="0.279cm" svg:x="5.123cm" svg:y="9.234cm" svg:viewBox="0 0 204 280" svg:d="M204 263c-17 13-42 17-72 17-42 0-72-12-94-38-25-25-38-59-38-97 0-44 13-82 42-107 27-26 61-38 99-38 25 0 46 0 63 8v34c-17-8-38-17-63-17-30 0-55 13-76 34-18 21-31 47-31 82 0 34 8 59 31 80 17 21 42 30 72 30 25 0 50-4 67-17z">
          <text:p/>
        </draw:path>
        <draw:polygon draw:style-name="gr3" draw:text-style-name="P3" draw:layer="layout" svg:width="0.034cm" svg:height="0.276cm" svg:x="5.38cm" svg:y="9.232cm" svg:viewBox="0 0 35 277" draw:points="0,0 35,0 35,277 0,277">
          <text:p/>
        </draw:polygon>
        <draw:path draw:style-name="gr3" draw:text-style-name="P3" draw:layer="layout" svg:width="0.217cm" svg:height="0.271cm" svg:x="5.487cm" svg:y="9.238cm" svg:viewBox="0 0 218 272" svg:d="M0 272v-272h73c98 0 145 42 145 132 0 43-13 76-38 102-26 25-64 38-107 38zM31 25v217h42c34 0 64-8 81-29 21-17 30-47 30-81 0-69-34-107-111-107z">
          <text:p/>
        </draw:path>
        <draw:path draw:style-name="gr3" draw:text-style-name="P3" draw:layer="layout" svg:width="0.178cm" svg:height="0.106cm" svg:x="5.873cm" svg:y="9.344cm" svg:viewBox="0 0 179 107" svg:d="M179 21h-179v-21h179zM179 107h-179v-26h179z">
          <text:p/>
        </draw:path>
        <draw:path draw:style-name="gr3" draw:text-style-name="P3" draw:layer="layout" svg:width="0.195cm" svg:height="0.271cm" svg:x="6.204cm" svg:y="9.238cm" svg:viewBox="0 0 196 272" svg:d="M158 0v179h38v30h-38v63h-30v-63h-128v-30c13-13 25-25 38-42 9-13 21-31 34-48 8-13 21-30 31-47 8-12 17-29 25-42zM34 179h94v-132c-8 12-17 29-25 42-10 13-18 26-27 35-8 13-13 21-21 30-8 8-13 17-21 25z">
          <text:p/>
        </draw:path>
        <draw:polygon draw:style-name="gr5" draw:text-style-name="P5" draw:layer="layout" svg:width="0.161cm" svg:height="0.22cm" svg:x="5.026cm" svg:y="15.622cm" svg:viewBox="0 0 162 221" draw:points="162,25 98,25 98,221 68,221 68,25 0,25 0,0 162,0">
          <text:p/>
        </draw:polygon>
        <draw:polygon draw:style-name="gr5" draw:text-style-name="P5" draw:layer="layout" svg:width="0.174cm" svg:height="0.169cm" svg:x="5.208cm" svg:y="15.673cm" svg:viewBox="0 0 175 170" draw:points="175,0 149,170 115,170 90,97 85,80 81,97 55,170 21,170 0,0 25,0 38,114 42,140 51,118 77,42 94,42 124,114 128,140 132,114 145,0">
          <text:p/>
        </draw:polygon>
        <draw:path draw:style-name="gr5" draw:text-style-name="P5" draw:layer="layout" svg:width="0.157cm" svg:height="0.174cm" svg:x="5.403cm" svg:y="15.668cm" svg:viewBox="0 0 158 175" svg:d="M158 89c0 13-5 21-9 34-4 9-8 21-13 26-9 8-18 18-26 22-13 4-21 4-34 4s-25 0-34-4c-8-4-17-8-21-18-8-9-13-17-17-26-4-12-4-25-4-38 0-12 0-25 4-34 4-12 9-21 17-29 4-9 13-13 25-17 9-4 22-9 34-9 9 0 21 5 30 9 8 4 17 8 26 17 5 4 13 12 13 25 4 9 9 21 9 38zM127 89c0-12-4-21-4-29-5-5-5-13-9-17-4-5-13-9-17-13-4 0-13-4-21-4s-17 4-21 4c-4 4-13 8-17 17-4 4-4 13-9 17 0 8 0 17 0 25 0 9 0 17 5 26 0 8 4 17 8 21s9 8 13 13c8 0 13 0 21 0s17 0 21-5c9-4 13-8 17-12 4-5 9-13 9-22 0-4 4-12 4-21z">
          <text:p/>
        </draw:path>
        <draw:polygon draw:style-name="gr5" draw:text-style-name="P5" draw:layer="layout" svg:width="0.101cm" svg:height="0.029cm" svg:x="5.613cm" svg:y="15.735cm" svg:viewBox="0 0 102 30" draw:points="0,0 102,0 102,30 0,30">
          <text:p/>
        </draw:polygon>
        <draw:path draw:style-name="gr5" draw:text-style-name="P5" draw:layer="layout" svg:width="0.131cm" svg:height="0.174cm" svg:x="5.789cm" svg:y="15.668cm" svg:viewBox="0 0 132 175" svg:d="M132 127c0 5-4 9-4 13 0 9-5 13-9 13-4 4-8 10-13 14-4 0-8 4-12 4-5 0-13 4-17 4s-9 0-17 0c-9 0-22 0-31 0-8 0-17-4-29-4v-31c12 4 21 9 29 9 14 0 22 0 31 0 13 0 25 0 29-5 9-4 13-8 13-17 0 0 0-4-4-8 0 0 0-4-4-4-5-5-9-5-13-9-4 0-13-4-25-8-5 0-13-4-23-4-4-5-8-9-16-13-5-4-5-9-9-13s-4-13-4-17 0-13 4-17c0-4 4-8 9-17 8-4 12-8 21-8 9-4 22-9 35-9 8 0 12 5 21 5 8 0 17 0 25 4v25c-8-4-17-4-25-4-9-4-17-4-21-4-9 0-13 0-17 4-5 0-9 0-13 4-5 0-5 4-10 4 0 5 0 9 0 9 0 4 0 8 0 8 5 5 5 5 10 9 4 0 8 4 13 4 4 4 12 9 21 9 12 4 17 8 25 8 9 4 13 9 17 13s9 8 9 12c4 5 4 9 4 17z">
          <text:p/>
        </draw:path>
        <draw:path draw:style-name="gr5" draw:text-style-name="P5" draw:layer="layout" svg:width="0.135cm" svg:height="0.174cm" svg:x="5.971cm" svg:y="15.668cm" svg:viewBox="0 0 136 175" svg:d="M111 175v-26c-9 8-21 18-30 22-8 4-17 4-29 4-9 0-18 0-22-4-9 0-13-4-17-8-5-6-9-10-13-19 0-4 0-8 0-17 0-17 4-29 17-38 13-8 30-17 56-17h34v-12c0-9-5-17-9-26-8-4-17-8-29-8-9 0-17 4-26 4-13 4-22 4-30 8v-25c4 0 8-4 12-4 5 0 9 0 14-4 4 0 13 0 17 0s8-5 17-5c8 0 17 5 25 5 9 4 17 8 21 12 5 5 9 9 13 17 4 4 4 13 4 21v120zM107 98h-34c-9 0-17 0-21 0-5 0-9 4-13 8-5 0-5 4-9 9 0 4 0 8 0 12 0 5 0 5 0 9s4 4 4 8c5 0 9 5 9 5 4 0 9 4 13 4 8 0 17-4 25-9 9-4 17-8 26-17z">
          <text:p/>
        </draw:path>
        <draw:path draw:style-name="gr5" draw:text-style-name="P5" draw:layer="layout" svg:width="0.157cm" svg:height="0.174cm" svg:x="6.149cm" svg:y="15.668cm" svg:viewBox="0 0 158 175" svg:d="M132 175v-124c0-4 0-8 0-13 0-4-4-4-4-8l-4-4h-5c0 0-4 0-4 4 0 0-4 0-4 4-4 4-8 9-8 13-5 4-9 13-9 17v111h-30v-120c0-4 0-12 0-12 0-5 0-9 0-13 0 0-4 0-4-4h-4c-4 0-4 0-4 4-4 0-4 0-9 4 0 4-4 9-4 13-4 4-8 8-13 17v111h-26v-170h22l4 33c0-8 5-12 9-16 0-5 4-9 8-13 0 0 5-4 9-4 0 0 4-5 8-5 9 0 17 5 21 13 5 4 9 13 9 25 0-4 4-12 8-16 0-5 5-9 5-9 4-4 8-8 12-8s9-5 13-5c21 0 30 17 30 51v124z">
          <text:p/>
        </draw:path>
        <draw:path draw:style-name="gr5" draw:text-style-name="P5" draw:layer="layout" svg:width="0.14cm" svg:height="0.242cm" svg:x="6.348cm" svg:y="15.668cm" svg:viewBox="0 0 141 243" svg:d="M141 85c0 17 0 30-4 39-5 13-9 21-17 30-10 9-18 13-27 17-12 4-21 4-34 4-4 0-8 0-16 0-5 0-9-4-13-4v72h-30v-238h25v29c9-12 18-21 30-25 9-4 17-9 30-9 8 0 17 5 25 9 4 4 14 8 18 17 4 8 9 17 13 25 0 9 0 21 0 34zM110 85c0-8 0-17 0-21 0-9-4-13-4-21-4-5-8-9-13-13-4 0-8-4-17-4 0 0-4 4-8 4s-9 4-13 4c-4 4-8 9-12 13-5 4-9 8-13 17v81c4 0 8 5 17 5 4 0 8 0 17 0 12 0 25-5 34-13 8-13 12-31 12-52z">
          <text:p/>
        </draw:path>
        <draw:polygon draw:style-name="gr5" draw:text-style-name="P5" draw:layer="layout" svg:width="0.136cm" svg:height="0.237cm" svg:x="6.534cm" svg:y="15.605cm" svg:viewBox="0 0 137 238" draw:points="57,25 9,25 9,0 86,0 86,213 137,213 137,238 0,238 0,213 57,213">
          <text:p/>
        </draw:polygon>
        <draw:path draw:style-name="gr5" draw:text-style-name="P5" draw:layer="layout" svg:width="0.148cm" svg:height="0.174cm" svg:x="6.713cm" svg:y="15.668cm" svg:viewBox="0 0 149 175" svg:d="M149 81c0 4 0 8 0 8 0 5 0 5 0 9h-119c0 17 9 29 17 38 9 8 21 17 43 17 4 0 8-4 12-4 5 0 9 0 13 0s9 0 13-5c4 0 8 0 12 0v23c-8 4-16 4-25 8-8 0-21 0-30 0-17 0-29 0-38-4-13-4-21-8-25-18-10-9-14-17-18-30 0-8-4-21-4-34 0-12 4-21 8-34 0-8 8-21 14-25 8-8 12-17 25-21 9-4 17-9 30-9s21 5 30 9c12 4 17 8 25 13 4 8 8 16 13 25 4 8 4 21 4 34zM119 77c0-9 0-17 0-22-4-4-4-12-8-17-4-4-9-8-17-8-4-4-9-4-17-4-9 0-13 0-17 4-4 0-9 4-13 8-4 5-8 13-13 17 0 5 0 13-4 22z">
          <text:p/>
        </draw:path>
        <draw:path draw:style-name="gr5" draw:text-style-name="P5" draw:layer="layout" svg:width="0.153cm" svg:height="0.22cm" svg:x="7.077cm" svg:y="15.622cm" svg:viewBox="0 0 154 221" svg:d="M154 217c-9 0-14 4-23 4-8 0-12 0-21 0-21 0-38-4-46-12-9-13-17-26-17-47v-86h-47v-25h47v-47l29-4v51h78v25h-78v86c0 12 5 21 9 25 8 9 17 9 29 9 5 0 13 0 17 0 9 0 14 0 23-5z">
          <text:p/>
        </draw:path>
        <draw:path draw:style-name="gr5" draw:text-style-name="P5" draw:layer="layout" svg:width="0.149cm" svg:height="0.22cm" svg:x="7.454cm" svg:y="15.622cm" svg:viewBox="0 0 150 221" svg:d="M150 217c-5 0-13 4-22 4-4 0-12 0-21 0-21 0-34-4-46-12-9-13-13-26-13-47v-86h-48v-25h48v-47l25-4v51h77v25h-77v86c0 12 5 21 13 25 4 9 13 9 25 9 9 0 13 0 17 0 9 0 13 0 22-5z">
          <text:p/>
        </draw:path>
        <draw:path draw:style-name="gr5" draw:text-style-name="P5" draw:layer="layout" svg:width="0.149cm" svg:height="0.174cm" svg:x="7.649cm" svg:y="15.668cm" svg:viewBox="0 0 150 175" svg:d="M150 81c0 4 0 8 0 8 0 5 0 5 0 9h-120c0 17 4 29 13 38 12 8 25 17 42 17 4 0 9-4 13-4 8 0 12 0 17 0 4 0 9 0 13-5 5 0 9 0 13 0v23c-8 4-17 4-31 8-8 0-16 0-29 0s-26 0-38-4c-9-4-17-8-26-18-4-9-8-17-12-30-5-8-5-21-5-34 0-12 0-21 5-34 4-8 8-21 12-25 9-8 17-17 26-21 8-4 21-9 34-9 8 0 21 5 29 9 9 4 18 8 22 13 9 8 13 16 17 25 0 8 5 21 5 34zM119 77c0-9 0-17-4-22 0-4-5-12-9-17-4-4-8-8-12-8-5-4-13-4-22-4-4 0-12 0-17 4-4 0-8 4-12 8-5 5-9 13-9 17-4 5-4 13-4 22z">
          <text:p/>
        </draw:path>
        <draw:path draw:style-name="gr5" draw:text-style-name="P5" draw:layer="layout" svg:width="0.132cm" svg:height="0.174cm" svg:x="7.844cm" svg:y="15.668cm" svg:viewBox="0 0 133 175" svg:d="M133 127c0 5-5 9-5 13 0 9-4 13-8 13-4 4-9 10-13 14-4 0-8 4-12 4-5 0-14 4-18 4-5 0-9 0-17 0-9 0-22 0-30 0s-17-4-30-4v-31c13 4 22 9 30 9 13 0 21 0 30 0 12 0 26 0 30-5 9-4 13-8 13-17 0 0 0-4-4-8 0 0 0-4-4-4-5-5-9-5-14-9-4 0-13-4-26-8-4 0-12-4-21-4-4-5-8-9-17-13-4-4-8-9-8-13-4-4-4-13-4-17s0-13 4-17c0-4 4-8 8-17 9-4 13-8 21-8 9-4 22-9 34-9 9 0 14 5 23 5 8 0 16 0 25 4v25c-9-4-17-4-25-4-9-4-18-4-23-4-8 0-12 0-17 4-4 0-8 0-12 4-5 0-5 4-9 4 0 5 0 9 0 9 0 4 0 8 0 8 4 5 4 5 9 9 4 0 8 4 12 4 5 4 13 9 22 9 9 4 18 8 26 8 8 4 13 9 17 13s8 8 8 12c0 5 5 9 5 17z">
          <text:p/>
        </draw:path>
        <draw:path draw:style-name="gr5" draw:text-style-name="P5" draw:layer="layout" svg:width="0.148cm" svg:height="0.22cm" svg:x="8.014cm" svg:y="15.622cm" svg:viewBox="0 0 149 221" svg:d="M149 217c-4 0-13 4-17 4-8 0-17 0-21 0-21 0-38-4-51-12-9-13-13-26-13-47v-86h-47v-25h47v-47l30-4v51h72v25h-72v86c0 12 0 21 9 25 4 9 17 9 29 9 5 0 9 0 17 0 4 0 13 0 17-5z">
          <text:p/>
        </draw:path>
        <draw:path draw:style-name="gr5" draw:text-style-name="P5" draw:layer="layout" svg:width="0.14cm" svg:height="0.242cm" svg:x="8.404cm" svg:y="15.668cm" svg:viewBox="0 0 141 243" svg:d="M141 85c0 17 0 30-5 39-4 13-8 21-16 30-9 9-17 13-26 17-13 4-21 4-34 4-4 0-8 0-17 0-4 0-8-4-12-4v72h-31v-238h26v29c9-12 17-21 30-25 8-4 17-9 30-9 8 0 17 5 25 9 4 4 13 8 17 17 4 8 8 17 13 25 0 9 0 21 0 34zM111 85c0-8 0-17 0-21 0-9-4-13-4-21-4-5-9-9-13-13-4 0-8-4-17-4 0 0-4 4-8 4-5 0-9 4-13 4-4 4-8 9-13 13-4 4-8 8-12 17v81c4 0 8 5 17 5 4 0 8 0 16 0 13 0 26-5 34-13 9-13 13-31 13-52z">
          <text:p/>
        </draw:path>
        <draw:path draw:style-name="gr5" draw:text-style-name="P5" draw:layer="layout" svg:width="0.156cm" svg:height="0.174cm" svg:x="8.578cm" svg:y="15.668cm" svg:viewBox="0 0 157 175" svg:d="M157 89c0 13 0 21-4 34-4 9-8 21-17 26-4 8-12 18-25 22-9 4-22 4-35 4s-21 0-30-4c-13-4-17-8-25-18-9-9-13-17-17-26 0-12-4-25-4-38 0-12 4-25 8-34 0-12 8-21 13-29 8-9 17-13 25-17 9-4 21-9 35-9 13 0 21 5 34 9 9 4 17 8 21 17 9 4 13 12 17 25 4 9 4 21 4 38zM128 89c0-12 0-21-4-29 0-5-5-13-9-17-4-5-8-9-17-13-4 0-13-4-17-4-9 0-18 4-26 4-5 4-9 8-13 17-4 4-9 13-9 17-4 8-4 17-4 25 0 9 0 17 4 26 5 8 5 17 9 21s13 8 17 13c4 0 13 0 22 0 8 0 13 0 21-5 5-4 13-8 13-12 4-5 9-13 13-22 0-4 0-12 0-21z">
          <text:p/>
        </draw:path>
        <draw:polygon draw:style-name="gr5" draw:text-style-name="P5" draw:layer="layout" svg:width="0.173cm" svg:height="0.169cm" svg:x="8.756cm" svg:y="15.673cm" svg:viewBox="0 0 174 170" draw:points="174,0 152,170 114,170 93,97 89,80 80,97 59,170 25,170 0,0 29,0 42,114 46,140 55,118 76,42 97,42 122,114 131,140 135,114 148,0">
          <text:p/>
        </draw:polygon>
        <draw:path draw:style-name="gr5" draw:text-style-name="P5" draw:layer="layout" svg:width="0.148cm" svg:height="0.174cm" svg:x="8.955cm" svg:y="15.668cm" svg:viewBox="0 0 149 175" svg:d="M149 81c0 4 0 8 0 8 0 5 0 5 0 9h-115c0 17 4 29 12 38 9 8 22 17 43 17 4 0 8-4 12-4 5 0 9 0 13 0s9 0 13-5c4 0 8 0 13 0v23c-9 4-17 4-26 8-8 0-21 0-29 0-17 0-30 0-39-4-8-4-17-8-25-18-8-9-13-17-13-30-4-8-8-21-8-34 0-12 4-21 8-34 0-8 9-21 13-25 8-8 13-17 25-21 9-4 17-9 30-9s21 5 34 9c8 4 13 8 21 13 4 8 9 16 13 25 5 8 5 21 5 34zM118 77c0-9 0-17 0-22-4-4-4-12-8-17-4-4-9-8-17-8-4-4-8-4-17-4-8 0-13 0-17 4-4 0-8 4-13 8-4 5-8 13-8 17-4 5-4 13-4 22z">
          <text:p/>
        </draw:path>
        <draw:path draw:style-name="gr5" draw:text-style-name="P5" draw:layer="layout" svg:width="0.136cm" svg:height="0.174cm" svg:x="9.158cm" svg:y="15.668cm" svg:viewBox="0 0 137 175" svg:d="M0 5h26v29c12-8 21-17 29-25 9-4 22-9 30-9 18 0 31 9 39 17 9 13 13 30 13 51h-30c0-13 0-25-4-30-4-8-14-12-22-12-4 0-9 4-13 4s-8 4-13 4c-4 4-8 9-12 13-5 4-9 13-13 17v111h-30z">
          <text:p/>
        </draw:path>
        <draw:path draw:style-name="gr5" draw:text-style-name="P5" draw:layer="layout" svg:width="0.131cm" svg:height="0.169cm" svg:x="9.523cm" svg:y="15.673cm" svg:viewBox="0 0 132 170" svg:d="M132 162c-8 4-17 4-25 8-5 0-14 0-22 0-30 0-47-8-64-21-13-13-21-35-21-65 0-12 4-25 8-34 5-12 9-21 17-29 9-9 17-13 26-17 8-4 21-4 34-4 8 0 17 0 26 0 8 0 13 4 21 4v29c-8-4-17-8-21-8-9 0-18-4-26-4-9 0-13 4-22 4-4 4-12 8-17 13-4 8-8 12-12 21 0 8-4 17-4 25 0 21 8 34 16 48 9 8 22 13 39 13 8 0 17 0 26 0 8-5 13-5 21-9z">
          <text:p/>
        </draw:path>
        <draw:path draw:style-name="gr5" draw:text-style-name="P5" draw:layer="layout" svg:width="0.14cm" svg:height="0.174cm" svg:x="9.705cm" svg:y="15.668cm" svg:viewBox="0 0 141 175" svg:d="M116 175v-26c-13 8-23 18-31 22-9 4-21 4-30 4-8 0-17 0-25-4-4 0-13-4-17-8-5-6-5-10-9-19 0-4-4-8-4-17 0-17 8-29 21-38 13-8 30-17 55-17h35v-12c0-9-4-17-8-26-10-4-18-8-31-8-8 0-21 4-29 4-9 4-17 4-26 8v-25c4 0 4-4 13-4 4 0 8 0 13-4 4 0 8 0 16 0 5 0 9-5 13-5 13 0 21 5 31 5 8 4 13 8 21 12 4 5 8 9 13 17 0 4 4 13 4 21v120zM111 98h-39c-4 0-13 0-17 0s-8 4-12 8c-5 0-5 4-9 9 0 4 0 8 0 12 0 5 0 5 0 9s4 4 4 8c5 0 5 5 9 5s8 4 12 4c9 0 17-4 26-9 8-4 18-8 26-17z">
          <text:p/>
        </draw:path>
        <draw:polygon draw:style-name="gr5" draw:text-style-name="P5" draw:layer="layout" svg:width="0.136cm" svg:height="0.237cm" svg:x="9.9cm" svg:y="15.605cm" svg:viewBox="0 0 137 238" draw:points="56,25 4,25 4,0 86,0 86,213 137,213 137,238 0,238 0,213 56,213">
          <text:p/>
        </draw:polygon>
        <draw:path draw:style-name="gr5" draw:text-style-name="P5" draw:layer="layout" svg:width="0.128cm" svg:height="0.169cm" svg:x="10.086cm" svg:y="15.673cm" svg:viewBox="0 0 129 170" svg:d="M129 162c-9 4-13 4-21 8-9 0-17 0-26 0-25 0-47-8-59-21-18-13-23-35-23-65 0-12 0-25 5-34 4-12 9-21 18-29 8-9 17-13 25-17 13-4 21-4 34-4 9 0 17 0 26 0 8 0 17 4 21 4v29c-9-4-13-8-21-8-9 0-17-4-26-4-4 0-13 4-17 4-8 4-13 8-21 13-4 8-9 12-9 21-4 8-4 17-4 25 0 21 4 34 13 48 8 8 25 13 42 13 9 0 13 0 22 0 8-5 17-5 21-9z">
          <text:p/>
        </draw:path>
        <draw:path draw:style-name="gr5" draw:text-style-name="P5" draw:layer="layout" svg:width="0.132cm" svg:height="0.169cm" svg:x="10.273cm" svg:y="15.673cm" svg:viewBox="0 0 133 170" svg:d="M133 170h-26v-30c-4 9-8 13-13 18-4 0-8 4-17 8-4 0-8 4-12 4-5 0-9 0-13 0-17 0-30-4-38-12-10-13-14-26-14-48v-110h31v105c0 27 8 40 25 40 4 0 9 0 13 0s4-5 8-5c5-4 9-8 13-13s9-9 13-17v-110h30z">
          <text:p/>
        </draw:path>
        <draw:polygon draw:style-name="gr5" draw:text-style-name="P5" draw:layer="layout" svg:width="0.136cm" svg:height="0.237cm" svg:x="10.459cm" svg:y="15.605cm" svg:viewBox="0 0 137 238" draw:points="57,25 10,25 10,0 86,0 86,213 137,213 137,238 0,238 0,213 57,213">
          <text:p/>
        </draw:polygon>
        <draw:path draw:style-name="gr5" draw:text-style-name="P5" draw:layer="layout" svg:width="0.136cm" svg:height="0.174cm" svg:x="10.642cm" svg:y="15.668cm" svg:viewBox="0 0 137 175" svg:d="M111 175v-26c-9 8-17 18-31 22-8 4-17 4-29 4-9 0-17 0-22-4-8 0-12-4-16-8-5-6-9-10-9-19-4-4-4-8-4-17 0-17 4-29 17-38 12-8 29-17 55-17h35v-12c0-9 0-17-9-26-4-4-18-8-30-8-9 0-17 4-26 4-8 4-21 4-29 8v-25c4 0 8-4 12-4s9 0 13-4c8 0 13 0 17 0s13-5 17-5c8 0 17 5 26 5 9 4 17 8 21 12 5 5 9 9 13 17 5 4 5 13 5 21v120zM107 98h-35c-9 0-13 0-21 0-5 0-9 4-13 8 0 0-4 4-4 9-5 4-5 8-5 12 0 5 0 5 0 9 5 4 5 4 9 8 0 0 4 5 8 5 0 0 5 4 13 4 4 0 13-4 21-9 9-4 18-8 27-17z">
          <text:p/>
        </draw:path>
        <draw:path draw:style-name="gr5" draw:text-style-name="P5" draw:layer="layout" svg:width="0.152cm" svg:height="0.22cm" svg:x="10.816cm" svg:y="15.622cm" svg:viewBox="0 0 153 221" svg:d="M153 217c-8 0-13 4-21 4-9 0-13 0-21 0-21 0-38-4-47-12-14-13-18-26-18-47v-86h-46v-25h46v-47l31-4v51h76v25h-76v86c0 12 4 21 8 25 9 9 17 9 30 9 4 0 8 0 17 0 4 0 13 0 21-5z">
          <text:p/>
        </draw:path>
        <draw:path draw:style-name="gr5" draw:text-style-name="P5" draw:layer="layout" svg:width="0.132cm" svg:height="0.237cm" svg:x="11.023cm" svg:y="15.605cm" svg:viewBox="0 0 133 238" svg:d="M52 93h-47v-25h77v145h51v25h-133v-25h52zM65 0c4 0 4 0 8 0 5 0 5 4 9 4 0 4 4 4 4 8 0 5 0 5 0 9s0 4 0 9c0 4-4 4-4 8-4 0-4 4-9 4-4 0-4 0-8 0s-9 0-9 0c-4 0-8-4-8-4 0-4-5-4-5-8 0-5-5-5-5-9s5-4 5-9c0-4 5-4 5-8 0 0 4-4 8-4 0 0 5 0 9 0z">
          <text:p/>
        </draw:path>
        <draw:path draw:style-name="gr5" draw:text-style-name="P5" draw:layer="layout" svg:width="0.157cm" svg:height="0.174cm" svg:x="11.193cm" svg:y="15.668cm" svg:viewBox="0 0 158 175" svg:d="M158 89c0 13 0 21-5 34-4 9-8 21-17 26-4 8-12 18-26 22-8 4-21 4-30 4-12 0-25 0-33-4-9-4-17-8-26-18-4-9-8-17-13-26-4-12-8-25-8-38 0-12 4-25 8-34 5-12 9-21 13-29 9-9 17-13 26-17 12-4 21-9 33-9 13 0 26 5 34 9 10 4 18 8 27 17 4 4 8 12 12 25 5 9 5 21 5 38zM128 89c0-12 0-21 0-29-4-5-9-13-14-17-4-5-8-9-12-13-9 0-13-4-22-4-8 0-17 4-21 4-8 4-12 8-17 17-4 4-4 13-8 17 0 8-4 17-4 25 0 9 4 17 4 26 4 8 8 17 13 21 4 4 8 8 12 13 9 0 13 0 21 0 9 0 17 0 22-5 8-4 12-8 17-12 5-5 5-13 9-22 0-4 0-12 0-21z">
          <text:p/>
        </draw:path>
        <draw:path draw:style-name="gr5" draw:text-style-name="P5" draw:layer="layout" svg:width="0.136cm" svg:height="0.174cm" svg:x="11.392cm" svg:y="15.668cm" svg:viewBox="0 0 137 175" svg:d="M0 5h27l4 29c4-8 8-12 13-17 4-4 8-4 12-8s9-4 13-4 8-5 17-5c17 0 29 9 38 17 8 9 13 26 13 47v111h-30v-111c0-13-4-21-8-26-5-8-13-12-22-12-4 0-4 0-8 4-4 0-9 0-13 4s-8 4-12 13c-5 4-9 8-13 13v115h-31z">
          <text:p/>
        </draw:path>
        <draw:path draw:style-name="gr5" draw:text-style-name="P5" draw:layer="layout" svg:width="0.136cm" svg:height="0.169cm" svg:x="6.721cm" svg:y="16.703cm" svg:viewBox="0 0 137 170" svg:d="M0 4h25v25c9-4 13-8 17-12 5-5 9-9 13-9 4-4 8-4 13-4 4-4 8-4 13-4 18 0 30 4 43 17 8 8 13 25 13 46v107h-30v-107c0-13-4-21-8-29-6-5-14-9-23-9-4 0-8 0-8 0-5 4-9 4-13 9-4 0-8 4-13 8-4 4-8 13-12 17v111h-30z">
          <text:p/>
        </draw:path>
        <draw:path draw:style-name="gr5" draw:text-style-name="P5" draw:layer="layout" svg:width="0.144cm" svg:height="0.084cm" svg:x="7.09cm" svg:y="16.741cm" svg:viewBox="0 0 145 85" svg:d="M145 26h-145v-26h145zM145 85h-145v-25h145z">
          <text:p/>
        </draw:path>
        <draw:polygon draw:style-name="gr5" draw:text-style-name="P5" draw:layer="layout" svg:width="0.144cm" svg:height="0.216cm" svg:x="7.463cm" svg:y="16.656cm" svg:viewBox="0 0 145 217" draw:points="145,217 8,217 8,192 64,192 64,34 13,59 0,34 73,0 98,0 98,192 145,192">
          <text:p/>
        </draw:polygon>
        <draw:path draw:style-name="gr5" draw:text-style-name="P5" draw:layer="layout" svg:width="0.144cm" svg:height="0.22cm" svg:x="7.654cm" svg:y="16.652cm" svg:viewBox="0 0 145 221" svg:d="M145 221h-145v-25l55-56c8-9 17-17 21-26 8-4 13-13 17-17 0-4 4-8 4-17 0-4 4-8 4-12 0-5-4-13-4-17 0-5-4-9-8-13 0-4-5-4-9-9-4 0-13-4-17-4-8 0-17 4-25 9-9 4-17 8-21 17l-17-22c8-8 17-16 29-21 9-4 21-8 38-8 9 0 17 4 26 4 8 4 12 9 21 13 4 8 8 12 13 21 4 8 4 17 4 25 0 9 0 17-4 26 0 4-5 12-9 21-4 4-13 13-17 21-8 9-17 17-25 25l-38 40h107z">
          <text:p/>
        </draw:path>
        <draw:polygon draw:style-name="gr5" draw:text-style-name="P5" draw:layer="layout" svg:width="0.144cm" svg:height="0.216cm" svg:x="7.836cm" svg:y="16.656cm" svg:viewBox="0 0 145 217" draw:points="145,25 56,217 22,217 119,25 0,25 0,0 145,0">
          <text:p/>
        </draw:polygon>
        <draw:path draw:style-name="gr5" draw:text-style-name="P5" draw:layer="layout" svg:width="0.055cm" svg:height="0.055cm" svg:x="8.069cm" svg:y="16.821cm" svg:viewBox="0 0 56 56" svg:d="M25 0c5 0 9 0 13 0 0 4 4 4 10 9 0 0 4 4 4 8 0 5 4 9 4 9 0 4-4 8-4 14 0 4-4 4-4 8-6 4-10 4-10 4-4 4-8 4-13 4-4 0-8 0-8-4-4 0-9 0-9-4-4-4-8-4-8-8 0-6 0-10 0-14 0 0 0-4 0-9 0-4 4-8 8-8 0-5 5-5 9-9 0 0 4 0 8 0z">
          <text:p/>
        </draw:path>
        <draw:polygon draw:style-name="gr5" draw:text-style-name="P5" draw:layer="layout" svg:width="0.14cm" svg:height="0.216cm" svg:x="8.213cm" svg:y="16.656cm" svg:viewBox="0 0 141 217" draw:points="141,217 4,217 4,192 65,192 65,34 8,59 0,34 69,0 94,0 94,192 141,192">
          <text:p/>
        </draw:polygon>
        <draw:path draw:style-name="gr5" draw:text-style-name="P5" draw:layer="layout" svg:width="0.157cm" svg:height="0.224cm" svg:x="8.391cm" svg:y="16.652cm" svg:viewBox="0 0 158 225" svg:d="M158 115c0 17 0 30-4 42-5 17-9 26-17 39-4 8-13 17-21 21-14 4-27 8-40 8-12 0-21-4-29-8-13-4-17-8-26-17-8-8-13-21-17-38-4-13-4-30-4-47s0-34 4-46c4-13 9-26 17-35 4-13 13-17 26-26 8-4 21-8 34-8 12 0 21 4 29 8 14 5 23 13 27 21 8 10 12 23 17 35 4 13 4 30 4 51zM128 115c0-4 0-8 0-13 0-4 0-4 0-8l-94 68c4 4 4 8 8 17 0 4 5 8 9 13 4 0 8 4 13 4 4 4 8 4 17 4 4 0 12 0 17-4 8-4 12-9 18-17 4-9 8-17 8-26 4-12 4-25 4-38zM30 111c0 4 0 8 0 13 0 4 0 4 0 8l94-68c-4-4-4-8-8-12 0-9-6-9-10-13-4-5-8-10-13-10-4-4-8-4-12-4-9 0-17 4-22 4-8 5-12 14-17 18-4 9-8 17-8 30-4 9-4 21-4 34z">
          <text:p/>
        </draw:path>
        <draw:path draw:style-name="gr5" draw:text-style-name="P5" draw:layer="layout" svg:width="0.148cm" svg:height="0.22cm" svg:x="8.582cm" svg:y="16.652cm" svg:viewBox="0 0 149 221" svg:d="M149 101c0 22-4 39-8 55-4 13-13 27-21 36-13 12-26 21-39 25s-35 4-52 4h-17v-25h17c17 0 30 0 39-4 13 0 22-5 26-13 9-6 13-14 17-23 4-4 4-16 9-25v-8c-9 4-17 8-26 12-9 0-17 5-31 5-8 0-21-5-29-9-9 0-13-4-22-13-4-4-8-12-8-21-4-4-4-12-4-25 0-9 0-17 4-26 4-8 8-17 13-25 8-4 17-8 25-13 9-4 21-8 30-8 13 0 22 4 31 8 8 0 17 9 25 17 4 9 13 17 13 30 4 13 8 30 8 46zM72 25c-9 0-13 0-17 4-4 0-9 5-13 9s-8 8-13 13c0 8 0 12 0 21 0 4 0 13 0 17 5 4 5 8 9 12 4 5 8 9 13 9 4 4 12 4 21 4 5 0 9 0 13 0 5 0 9-4 13-4 5 0 5-4 9-4s8-5 13-5c0-16 0-29-5-38 0-8-4-17-8-21-4-8-9-13-17-13-5-4-9-4-18-4z">
          <text:p/>
        </draw:path>
        <draw:polygon draw:style-name="gr5" draw:text-style-name="P5" draw:layer="layout" svg:width="0.149cm" svg:height="0.216cm" svg:x="8.768cm" svg:y="16.656cm" svg:viewBox="0 0 150 217" draw:points="150,25 56,217 26,217 120,25 0,25 0,0 150,0">
          <text:p/>
        </draw:polygon>
        <draw:path draw:style-name="gr5" draw:text-style-name="P5" draw:layer="layout" svg:width="0.139cm" svg:height="0.238cm" svg:x="5.967cm" svg:y="17.143cm" svg:viewBox="0 0 140 239" svg:d="M0 154c0-13 0-25 4-38 4-8 8-21 17-26 8-8 17-12 25-17 9-4 21-8 35-8 4 0 9 0 17 0 4 4 8 4 13 4v-69h29v235h-25v-30c-9 8-17 17-30 25-9 5-18 9-30 9-9 0-17-4-26-9-4-4-12-8-17-17-4-4-8-12-8-25-4-8-4-21-4-34zM29 154c0 17 0 34 9 42 4 13 12 17 25 17 4 0 13-4 22-8 9-9 17-17 26-30v-80c-5 0-9 0-17-5-4 0-9 0-18 0-13 0-26 5-34 13-8 13-13 30-13 51z">
          <text:p/>
        </draw:path>
        <draw:path draw:style-name="gr5" draw:text-style-name="P5" draw:layer="layout" svg:width="0.148cm" svg:height="0.174cm" svg:x="6.153cm" svg:y="17.207cm" svg:viewBox="0 0 149 175" svg:d="M149 77c0 5 0 9 0 13 0 0 0 4 0 9h-119c0 17 4 29 17 38 8 8 21 12 38 12 4 0 13 0 17 0s8 0 12 0c5-4 9-4 13-4s9 0 14-4v25c-10 0-18 5-27 5-12 4-21 4-33 4-13 0-26-4-34-9-13-4-21-8-26-17-8-4-13-12-17-25s-4-21-4-38c0-9 0-21 4-30 4-12 9-21 17-30 5-8 13-12 22-17 12-5 21-9 33-9 13 0 22 0 30 4 8 5 17 10 25 18 5 9 10 13 14 26 4 8 4 17 4 29zM119 73c0-4 0-13-5-21 0-4-4-8-8-13 0-4-8-8-13-13-4 0-12-4-17-4-8 0-12 4-17 4-8 5-12 9-16 13-5 5-5 9-9 13 0 8-4 17-4 21z">
          <text:p/>
        </draw:path>
        <draw:polygon draw:style-name="gr5" draw:text-style-name="P5" draw:layer="layout" svg:width="0.136cm" svg:height="0.234cm" svg:x="6.348cm" svg:y="17.143cm" svg:viewBox="0 0 137 235" draw:points="55,22 8,22 8,0 86,0 86,208 137,208 137,235 0,235 0,208 55,208">
          <text:p/>
        </draw:polygon>
        <draw:path draw:style-name="gr5" draw:text-style-name="P5" draw:layer="layout" svg:width="0.152cm" svg:height="0.225cm" svg:x="6.518cm" svg:y="17.156cm" svg:viewBox="0 0 153 226" svg:d="M153 217c-8 5-17 5-21 5-8 0-13 4-21 4-22 0-39-9-48-17-13-10-17-22-17-43v-90h-46v-21h46v-46l30-9v55h77v21h-77v85c0 13 4 21 8 30 9 4 18 8 31 8 4 0 9 0 17-4 4 0 13 0 21 0z">
          <text:p/>
        </draw:path>
        <draw:path draw:style-name="gr5" draw:text-style-name="P5" draw:layer="layout" svg:width="0.135cm" svg:height="0.174cm" svg:x="6.717cm" svg:y="17.207cm" svg:viewBox="0 0 136 175" svg:d="M111 171v-22c-8 9-18 13-26 17-13 5-22 9-30 9-13 0-21-4-26-4-8-5-12-9-17-13-4-4-8-9-8-13-4-4-4-13-4-17 0-17 4-34 17-42 12-9 34-13 55-13h39v-17c0-8-4-17-14-21-4-9-12-9-30-9-8 0-16 0-25 5-8 0-17 4-30 8v-30c5 0 9 0 13 0 4-5 9-5 13-5 8 0 13-4 17-4s12 0 17 0c8 0 21 0 25 4 10 0 18 5 23 10 8 4 12 12 12 17 4 8 4 17 4 25v115zM111 94h-39c-9 0-13 0-21 5-5 0-9 0-13 4 0 4-4 4-4 8-5 5-5 9-5 13s0 8 5 8c0 5 0 9 4 9 0 4 4 4 8 8 5 0 9 0 13 0s13 0 21-4c9-4 17-13 31-21z">
          <text:p/>
        </draw:path>
        <draw:path draw:style-name="gr5" draw:text-style-name="P5" draw:layer="layout" svg:width="0.144cm" svg:height="0.081cm" svg:x="7.09cm" svg:y="17.245cm" svg:viewBox="0 0 145 82" svg:d="M145 26h-145v-26h145zM145 82h-145v-22h145z">
          <text:p/>
        </draw:path>
        <draw:path draw:style-name="gr5" draw:text-style-name="P5" draw:layer="layout" svg:width="0.169cm" svg:height="0.217cm" svg:x="7.45cm" svg:y="17.16cm" svg:viewBox="0 0 170 218" svg:d="M170 171h-38v47h-29v-47h-103v-25l94-146h38v146h38zM103 27l-73 119h73z">
          <text:p/>
        </draw:path>
        <draw:path draw:style-name="gr5" draw:text-style-name="P5" draw:layer="layout" svg:width="0.127cm" svg:height="0.169cm" svg:x="6.539cm" svg:y="17.712cm" svg:viewBox="0 0 128 170" svg:d="M128 123c0 5 0 13-4 17 0 5-5 9-9 13 0 4-4 4-8 9-4 0-13 4-17 4-4 4-9 4-17 4-4 0-9 0-13 0-13 0-21 0-34 0-8 0-17-4-26-4v-26c9 0 18 5 30 5 9 4 17 4 26 4 17 0 25-4 34-9 4-4 8-8 8-12 0-5 0-9 0-9-4-5-4-5-8-9 0 0-4-5-13-9-4 0-13-4-21-4-9-4-17-9-21-9-9-4-13-8-17-12-5 0-9-9-13-13 0-4-5-8-5-17 0-4 5-8 5-17 4-4 4-8 13-13 4-4 12-8 21-12 8-4 17-4 30-4 8 0 17 0 25 0 4 0 13 0 21 4v25c-8-4-17-4-25-4-9 0-13-4-21-4-5 0-13 4-17 4-5 0-9 0-13 4l-4 4c-5 5-5 9-5 9 0 4 0 8 5 8 0 5 0 5 4 9s8 4 13 8c8 0 12 4 21 4 13 5 21 9 25 13 9 0 13 4 17 9 4 4 9 8 9 12 4 5 4 14 4 18z">
          <text:p/>
        </draw:path>
        <draw:path draw:style-name="gr5" draw:text-style-name="P5" draw:layer="layout" svg:width="0.139cm" svg:height="0.237cm" svg:x="6.713cm" svg:y="17.644cm" svg:viewBox="0 0 140 238" svg:d="M0 157c0-12 0-25 4-38 4-12 12-21 17-29 9-5 18-13 26-17 13-4 21-4 34-4 4 0 13 0 17 0s9 4 13 4v-73h29v238h-25v-34c-8 13-17 21-25 26-9 8-22 8-30 8-13 0-21 0-26-4-9-4-13-9-22-17-4-9-8-17-8-26-4-8-4-21-4-34zM30 153c0 21 4 38 9 47 4 8 12 17 25 17 8 0 17-4 21-13 9-4 17-17 26-30v-76c-4 0-9-4-13-4-8 0-13 0-17 0-17 0-30 4-38 13-9 12-13 25-13 46z">
          <text:p/>
        </draw:path>
        <draw:path draw:style-name="gr5" draw:text-style-name="P5" draw:layer="layout" svg:width="0.144cm" svg:height="0.08cm" svg:x="7.09cm" svg:y="17.75cm" svg:viewBox="0 0 145 81" svg:d="M145 21h-145v-21h145zM145 81h-145v-25h145z">
          <text:p/>
        </draw:path>
        <draw:path draw:style-name="gr5" draw:text-style-name="P5" draw:layer="layout" svg:width="0.148cm" svg:height="0.22cm" svg:x="7.459cm" svg:y="17.661cm" svg:viewBox="0 0 149 221" svg:d="M149 98c0 21 0 42-9 55-4 17-12 30-21 38-8 9-21 17-38 22-13 4-30 8-51 8h-18v-25h22c13 0 26-5 39-5 8-4 17-8 25-12 4-9 13-13 13-22 4-8 8-17 8-29v-5c-4 5-13 9-21 9-13 4-21 4-30 4-12 0-21 0-29-4-9-4-17-9-21-13-6-8-10-12-14-21-4-8-4-17-4-25 0-13 0-21 4-31 4-8 8-17 18-21 4-9 12-13 21-17 13-4 21-4 34-4 8 0 21 0 29 4 9 4 17 8 22 17 8 8 12 17 17 31 4 12 4 29 4 46zM73 21c-5 0-9 4-17 4-5 4-9 4-13 9-4 4-9 8-9 18-4 4-4 12-4 16 0 9 0 13 4 22 0 4 5 8 5 12 4 5 8 5 17 9 4 0 8 4 17 4 4 0 8-4 12-4 5 0 9 0 13 0 4-4 8-4 13-9 4 0 4 0 8-4 0-13 0-25-4-34 0-12-4-18-9-26-4-4-8-9-12-13-4 0-13-4-21-4z">
          <text:p/>
        </draw:path>
        <draw:path draw:style-name="gr5" draw:text-style-name="P5" draw:layer="layout" svg:width="0.055cm" svg:height="0.055cm" svg:x="7.692cm" svg:y="17.826cm" svg:viewBox="0 0 56 56" svg:d="M29 0c5 0 10 4 10 4 4 0 8 4 8 4 5 5 9 9 9 9 0 4 0 9 0 14 0 4 0 8 0 12 0 0-4 5-9 9 0 0-4 4-8 4 0 0-5 0-10 0-4 0-8 0-12 0 0 0-5-4-9-4 0-4-4-9-4-9 0-4-4-8-4-12 0-5 4-10 4-14 0 0 4-4 4-9 4 0 9-4 9-4 4 0 8-4 12-4z">
          <text:p/>
        </draw:path>
        <draw:path draw:style-name="gr5" draw:text-style-name="P5" draw:layer="layout" svg:width="0.148cm" svg:height="0.22cm" svg:x="7.836cm" svg:y="17.661cm" svg:viewBox="0 0 149 221" svg:d="M149 166c0 8-4 17-8 25-5 5-9 13-13 17-9 5-17 9-25 13-9 0-17 0-31 0-13 0-21 0-30 0-12-4-17-8-25-13-4-4-9-12-13-17-4-8-4-12-4-21 0-13 4-25 13-34 4-13 17-21 33-25-16-9-25-17-33-26-5-8-9-21-9-29 0-10 0-18 4-22 5-9 9-13 13-17 4-5 13-9 21-13 9-4 21-4 34-4 10 0 18 0 27 4 8 0 16 4 21 8 8 5 12 9 17 17 0 5 4 13 4 23 0 12-4 21-13 29-8 13-17 17-29 26 8 4 12 8 16 8 9 4 13 8 17 17 5 4 5 8 9 13 0 8 4 12 4 21zM115 52c0-10-4-18-12-23-5-4-17-4-31-4-13 0-21 0-30 4-4 5-8 13-8 23 0 4 0 8 4 12 0 4 4 9 4 13 4 0 9 4 13 8 8 0 13 5 21 9 14-4 22-13 27-17 8-9 12-17 12-25zM115 166c0-4 0-4 0-9 0-4-4-8-8-12-4-5-9-9-13-13s-14-9-22-13c-9 4-17 9-21 13-5 4-9 8-13 13 0 4-4 4-4 8-4 4-4 9-4 13 0 8 4 13 4 13 4 4 4 8 8 12 4 0 9 5 13 5s13 4 17 4c8 0 14-4 18-4s8-5 13-5c4-4 8-4 12-8 0-4 0-9 0-17z">
          <text:p/>
        </draw:path>
        <draw:path draw:style-name="gr5" draw:text-style-name="P5" draw:layer="layout" svg:width="0.127cm" svg:height="0.17cm" svg:x="5.229cm" svg:y="18.241cm" svg:viewBox="0 0 128 171" svg:d="M128 124c0 4 0 13 0 17-4 4-4 9-8 13s-9 4-13 8c-4 0-9 5-13 5-8 4-13 4-17 4s-13 0-17 0c-12 0-22 0-30 0-13 0-22-4-30-4v-26c8 0 21 4 30 4 8 5 22 5 30 5 13 0 21-5 30-9 8-4 8-8 8-13 0-4 0-8 0-8 0-4-4-4-4-8-4 0-8-5-13-9-8 0-17-4-25-4-8-5-13-10-22-10-4-4-13-8-17-12-4 0-9-9-9-13-4-4-4-9-4-17 0-4 0-8 0-17 4-4 9-8 13-13 4-4 13-8 21-13 10-4 22-4 35-4 4 0 13 0 21 0 9 0 17 0 26 4v26c-9-4-17-4-26-4-8 0-17-4-21-4-9 0-13 4-21 4-4 0-9 0-9 4-5 0-9 4-9 4 0 5 0 9 0 9 0 4 0 8 0 8 0 4 4 4 9 9 0 4 5 4 13 8 4 0 13 4 21 4 9 5 17 9 26 13 4 0 13 4 17 9s4 9 8 13c0 5 0 13 0 17z">
          <text:p/>
        </draw:path>
        <draw:path draw:style-name="gr5" draw:text-style-name="P5" draw:layer="layout" svg:width="0.131cm" svg:height="0.238cm" svg:x="5.416cm" svg:y="18.173cm" svg:viewBox="0 0 132 239" svg:d="M56 94h-52v-26h81v145h47v26h-132v-26h56zM64 0c4 0 8 0 8 0 5 5 5 5 9 9l4 4c0 4 4 9 4 9 0 4-4 8-4 8 0 4-4 9-4 9 0 4-4 4-9 4 0 4-4 4-8 4s-4 0-8-4c-5 0-5 0-9-4 0 0-4-5-4-9 0 0 0-4 0-8 0 0 0-5 0-9l4-4c4-4 4-4 9-9 4 0 4 0 8 0z">
          <text:p/>
        </draw:path>
        <draw:path draw:style-name="gr5" draw:text-style-name="P5" draw:layer="layout" svg:width="0.157cm" svg:height="0.238cm" svg:x="5.589cm" svg:y="18.241cm" svg:viewBox="0 0 158 239" svg:d="M133 26c0 4 4 8 4 13 4 4 4 12 4 16 0 9 0 17-4 26-4 4-9 13-13 17-8 4-13 8-22 13-9 0-17 4-25 4-9 0-13 0-22-4-4 0-8 0-12-5-5 5-5 5-9 9 0 4 0 4 0 8 0 5 0 10 4 14 5 0 13 4 17 4h43c9 0 18 0 26 4 9 0 13 5 17 9s9 8 13 13c4 4 4 12 4 16 0 9 0 17-4 22-4 8-9 13-17 17-4 4-13 8-26 13-9 4-22 4-34 4-17 0-26 0-39-4-8 0-16-5-21-9-4-4-8-8-12-13-5-4-5-8-5-17 0-8 0-17 5-21 4-4 8-13 17-17l-5-4c-4-4-4-4-8-9 0 0 0-4 0-8-4 0-4-4-4-4 0-10 4-18 8-22 0-9 4-13 9-17 0-5 0-5-5-9 0 0-4-4-4-8 0 0 0-5 0-9-4-4-4-8-4-13 0-8 4-12 4-21 4-8 9-12 17-17 4-8 13-13 17-13 8-4 17-4 30-4 4 0 8 0 8 0 4 0 8 0 13 0h60v26zM30 192c0 8 4 17 13 17 8 4 21 9 34 9 8 0 16 0 25-5 5 0 9-4 14-4 4-4 8-9 8-13 0 0 4-4 4-8 0-9-4-13-8-17-9 0-18-4-27-4h-46c0 0-4 4-9 4 0 4-4 4-4 8s-4 4-4 9zM38 55c0 9 0 13 5 17 0 5 4 9 8 9 0 4 4 8 9 8 4 0 8 5 17 5 4 0 8-5 12-5s9-4 13-8c5-4 5-9 9-13 0-4 0-8 0-13 0-4 0-8 0-12-4-4-4-9-9-13-4-4-9-4-13-8-4 0-8 0-12 0-9 0-13 0-17 4-5 0-9 4-13 4 0 4-4 9-4 13-5 4-5 8-5 12z">
          <text:p/>
        </draw:path>
        <draw:path draw:style-name="gr5" draw:text-style-name="P5" draw:layer="layout" svg:width="0.055cm" svg:height="0.055cm" svg:x="5.827cm" svg:y="18.356cm" svg:viewBox="0 0 56 56" svg:d="M25 0c4 0 10 4 14 4 0 0 4 4 8 4 0 4 4 9 4 9 0 4 5 8 5 12 0 5-5 9-5 14 0 0-4 4-4 9-4 0-8 4-8 4-4 0-10 0-14 0s-8 0-13 0c0 0-4-4-8-4 0-5-4-9-4-9 0-5 0-9 0-14 0-4 0-8 0-12 0 0 4-5 4-9 4 0 8-4 8-4 5 0 9-4 13-4z">
          <text:p/>
        </draw:path>
        <draw:polygon draw:style-name="gr5" draw:text-style-name="P5" draw:layer="layout" svg:width="0.136cm" svg:height="0.238cm" svg:x="5.975cm" svg:y="18.173cm" svg:viewBox="0 0 137 239" draw:points="56,26 8,26 8,0 86,0 86,213 137,213 137,239 0,239 0,213 56,213">
          <text:p/>
        </draw:polygon>
        <draw:path draw:style-name="gr5" draw:text-style-name="P5" draw:layer="layout" svg:width="0.148cm" svg:height="0.17cm" svg:x="6.153cm" svg:y="18.241cm" svg:viewBox="0 0 149 171" svg:d="M149 77c0 4 0 8 0 8 0 4 0 9 0 9h-119c0 18 4 30 17 43 8 8 21 13 38 13 4 0 13 0 17 0s8-5 12-5c5 0 9 0 13 0s9-4 14-4v26c-10 0-18 4-27 4-12 0-21 0-33 0-13 0-26 0-34-4-13-5-21-9-26-17-8-9-13-17-17-26-4-12-4-25-4-39 0-13 0-21 4-34 4-8 9-17 17-25 5-9 13-17 22-22 12-4 21-4 33-4 13 0 22 0 30 4 8 5 17 9 25 18 5 4 10 12 14 21 4 12 4 21 4 34zM119 72c0-8 0-12-5-21 0-4-4-8-8-12 0-9-8-9-13-13-4-4-12-4-17-4-8 0-12 0-17 4-8 4-12 4-16 8-5 9-5 13-9 17 0 9-4 13-4 21z">
          <text:p/>
        </draw:path>
        <draw:polygon draw:style-name="gr5" draw:text-style-name="P5" draw:layer="layout" svg:width="0.165cm" svg:height="0.17cm" svg:x="6.331cm" svg:y="18.241cm" svg:viewBox="0 0 166 171" draw:points="0,0 35,0 77,112 86,141 94,112 132,0 166,0 99,171 69,171">
          <text:p/>
        </draw:polygon>
        <draw:path draw:style-name="gr5" draw:text-style-name="P5" draw:layer="layout" svg:width="0.148cm" svg:height="0.17cm" svg:x="6.526cm" svg:y="18.241cm" svg:viewBox="0 0 149 171" svg:d="M149 77c0 4 0 8 0 8 0 4 0 9 0 9h-119c0 18 4 30 17 43 8 8 22 13 39 13 8 0 13 0 17 0s8-5 13-5c4 0 8 0 12 0s9-4 13-4v26c-9 0-17 4-25 4-13 0-22 0-34 0-13 0-27 0-35-4-13-5-22-9-26-17-8-9-13-17-17-26 0-12-4-25-4-39 0-13 4-21 4-34 4-8 9-17 17-25 4-9 13-17 26-22 8-4 18-4 30-4 13 0 22 0 30 4 9 5 17 9 25 18 5 4 9 12 13 21 4 12 4 21 4 34zM120 72c0-8 0-12 0-21-4-4-9-8-9-12-4-9-8-9-17-13-4-4-12-4-17-4-8 0-12 0-18 4-8 4-12 4-12 8-5 9-9 13-13 17 0 9-4 13-4 21z">
          <text:p/>
        </draw:path>
        <draw:polygon draw:style-name="gr5" draw:text-style-name="P5" draw:layer="layout" svg:width="0.135cm" svg:height="0.238cm" svg:x="6.721cm" svg:y="18.173cm" svg:viewBox="0 0 136 239" draw:points="55,26 8,26 8,0 85,0 85,213 136,213 136,239 0,239 0,213 55,213">
          <text:p/>
        </draw:polygon>
        <draw:path draw:style-name="gr5" draw:text-style-name="P5" draw:layer="layout" svg:width="0.144cm" svg:height="0.08cm" svg:x="7.09cm" svg:y="18.28cm" svg:viewBox="0 0 145 81" svg:d="M145 21h-145v-21h145zM145 81h-145v-26h145z">
          <text:p/>
        </draw:path>
        <draw:path draw:style-name="gr5" draw:text-style-name="P5" draw:layer="layout" svg:width="0.156cm" svg:height="0.221cm" svg:x="7.459cm" svg:y="18.19cm" svg:viewBox="0 0 157 222" svg:d="M157 111c0 17-4 34-4 46-4 13-8 27-17 35-8 13-17 17-25 26-10 4-22 4-35 4s-21 0-34-4c-9-5-17-13-25-22-5-8-9-22-13-34-4-13-4-30-4-51 0-17 0-30 4-47 0-13 8-26 13-34 8-8 16-17 25-21 13-4 21-9 38-9 9 0 21 0 31 5 8 4 17 12 25 21 4 8 13 21 13 34 4 17 8 34 8 51zM128 111c0 0 0-5 0-9s0-8 0-12l-95 67c0 9 5 13 5 17 4 4 8 10 12 14 0 4 5 4 9 8 4 0 13 5 17 5 8 0 17-5 21-9s14-8 18-18c4-4 4-12 8-25 5-9 5-21 5-38zM25 111c0 4 0 8 0 8 0 4 0 9 4 13l90-68c0-9-4-13-4-17-4-4-10-9-10-13-4-4-8-4-12-8-4 0-13 0-17 0-9 0-13 0-21 4-5 4-9 8-13 17-4 8-9 17-13 26 0 12-4 25-4 38z">
          <text:p/>
        </draw:path>
        <draw:path draw:style-name="gr5" draw:text-style-name="P5" draw:layer="layout" svg:width="0.055cm" svg:height="0.055cm" svg:x="7.692cm" svg:y="18.356cm" svg:viewBox="0 0 56 56" svg:d="M29 0c5 0 10 4 10 4 4 0 8 4 8 4 5 4 9 9 9 9 0 4 0 8 0 13 0 4 0 8 0 13 0 0-4 5-9 9 0 0-4 4-8 4 0 0-5 0-10 0-4 0-8 0-12 0 0 0-5-4-9-4 0-4-4-9-4-9 0-5-4-9-4-13 0-5 4-9 4-13 0 0 4-5 4-9 4 0 9-4 9-4 4 0 8-4 12-4z">
          <text:p/>
        </draw:path>
        <draw:path draw:style-name="gr5" draw:text-style-name="P5" draw:layer="layout" svg:width="0.157cm" svg:height="0.221cm" svg:x="7.831cm" svg:y="18.19cm" svg:viewBox="0 0 158 222" svg:d="M158 111c0 17 0 34-4 46-4 13-8 27-17 35-4 13-13 17-25 26-9 4-21 4-34 4s-21 0-35-4c-8-5-17-13-21-22-9-8-13-22-17-34-5-13-5-30-5-51 0-17 0-30 5-47 4-13 8-26 13-34 8-8 17-17 25-21 14-4 26-9 39-9 9 0 21 0 30 5 8 4 17 12 25 21 9 8 13 21 17 34 0 17 4 34 4 51zM129 111c0 0 0-5 0-9s0-8 0-12l-94 67c0 9 4 13 8 17 0 4 5 10 9 14 5 4 5 4 13 8 4 0 9 5 13 5 8 0 17-5 21-9 9-4 13-8 17-18 4-4 8-12 8-25 5-9 5-21 5-38zM30 111c0 4 0 8 0 8 0 4 0 9 0 13l90-68c0-9 0-13-4-17s-4-9-8-13c-5-4-9-4-13-8-4 0-9 0-17 0-4 0-13 0-21 4-5 4-10 8-14 17-4 8-8 17-13 26 0 12 0 25 0 38z">
          <text:p/>
        </draw:path>
        <draw:path draw:style-name="gr5" draw:text-style-name="P5" draw:layer="layout" svg:width="0.135cm" svg:height="0.216cm" svg:x="8.031cm" svg:y="18.195cm" svg:viewBox="0 0 136 217" svg:d="M136 145c0 13-4 21-8 29-4 9-13 17-21 26-9 4-17 8-26 13-12 4-25 4-38 4-4 0-4 0-8 0s-9 0-13 0-9 0-9 0c-4 0-8 0-13 0v-26c9 0 13 0 22 0s17 5 25 5c9 0 17-5 22-5 8-4 12-4 21-8 4-4 8-9 8-17 5-4 5-13 5-17 0-13-5-25-13-30-13-8-26-8-43-8h-42v-111h119v25h-89v61h17c12 0 21 0 29 4 13 0 22 4 26 8 8 4 17 9 21 17 4 9 8 21 8 30z">
          <text:p/>
        </draw:path>
        <draw:path draw:style-name="gr5" draw:text-style-name="P5" draw:layer="layout" svg:width="0.14cm" svg:height="0.241cm" svg:x="5.975cm" svg:y="18.742cm" svg:viewBox="0 0 141 242" svg:d="M141 84c0 17 0 30-4 39-5 12-13 21-17 29-9 9-17 13-26 17-12 4-21 4-35 4-4 0-8 0-17 0-4 0-8-4-16-4v73h-26v-238h26v29c8-12 16-21 25-25 13-4 22-8 35-8 8 0 17 4 25 8 4 4 13 8 17 17 4 8 9 17 9 25 4 9 4 21 4 34zM111 84c0-8 0-17 0-21 0-8-4-13-8-21 0-4-5-9-9-13-4 0-8-4-17-4-4 0-4 4-9 4-4 0-9 4-13 4-4 5-8 9-13 13-4 4-8 9-16 17v81c8 0 12 4 16 4 9 0 13 0 17 0 18 0 31-4 39-13 9-12 13-30 13-51z">
          <text:p/>
        </draw:path>
        <draw:path draw:style-name="gr5" draw:text-style-name="P5" draw:layer="layout" svg:width="0.157cm" svg:height="0.173cm" svg:x="6.149cm" svg:y="18.742cm" svg:viewBox="0 0 158 174" svg:d="M158 89c0 13 0 22-5 35-4 8-8 21-17 25-8 8-17 17-25 21s-21 4-34 4-21 0-29-4c-13-4-22-8-26-17-10-8-14-17-18-25-4-13-4-26-4-39 0-12 4-25 4-33 4-13 8-22 18-31 9-9 17-13 26-17 8-4 21-8 33-8 13 0 22 4 30 8 13 4 21 8 25 17 9 5 13 14 17 26 5 9 5 21 5 38zM128 89c0-12 0-21-4-29 0-4-5-13-9-17s-8-9-17-13c-4 0-12-5-17-5-12 0-17 5-25 5-4 4-8 9-13 17-4 4-8 13-8 17-4 8-4 17-4 25 0 9 0 17 4 26 0 9 4 17 8 21 5 4 9 9 17 13 4 0 13 0 21 0 9 0 13 0 22-4 4-5 8-9 12-13s9-13 9-21c4-5 4-13 4-22z">
          <text:p/>
        </draw:path>
        <draw:polygon draw:style-name="gr5" draw:text-style-name="P5" draw:layer="layout" svg:width="0.174cm" svg:height="0.169cm" svg:x="6.327cm" svg:y="18.746cm" svg:viewBox="0 0 175 170" draw:points="175,0 152,170 114,170 93,97 85,80 80,97 59,170 25,170 0,0 29,0 42,115 46,141 51,120 76,42 97,42 123,115 131,141 131,115 148,0">
          <text:p/>
        </draw:polygon>
        <draw:path draw:style-name="gr5" draw:text-style-name="P5" draw:layer="layout" svg:width="0.148cm" svg:height="0.173cm" svg:x="6.526cm" svg:y="18.742cm" svg:viewBox="0 0 149 174" svg:d="M149 81c0 4 0 8 0 8 0 5 0 5 0 9h-119c0 17 4 30 17 38 8 9 22 17 39 17 8 0 13-4 17-4s8 0 13 0c4 0 8 0 12-4 4 0 9 0 13 0v21c-9 4-17 4-25 8-13 0-22 0-34 0-13 0-27 0-35-4-13-4-22-8-26-17-8-8-13-17-17-29 0-9-4-22-4-35 0-12 4-21 4-33 4-9 9-22 17-26 4-9 13-18 26-22 8-4 18-8 30-8 13 0 22 4 30 8 9 4 17 8 25 13 5 9 9 18 13 26 4 9 4 21 4 34zM120 77c0-9 0-17 0-21-4-5-9-13-9-17-4-5-8-9-17-9-4-5-8-5-17-5-8 0-12 0-18 5-8 0-12 4-12 9-5 4-9 12-13 17 0 4 0 12-4 21z">
          <text:p/>
        </draw:path>
        <draw:path draw:style-name="gr5" draw:text-style-name="P5" draw:layer="layout" svg:width="0.136cm" svg:height="0.173cm" svg:x="6.729cm" svg:y="18.742cm" svg:viewBox="0 0 137 174" svg:d="M0 4h26v30c8-9 21-18 29-26 9-4 18-8 30-8 18 0 31 8 39 16 9 14 13 31 13 52h-29c0-12 0-25-5-29-8-9-12-14-22-14-4 0-8 5-13 5-4 0-8 4-13 4-4 5-8 9-12 13s-9 13-13 17v110h-30z">
          <text:p/>
        </draw:path>
        <draw:path draw:style-name="gr5" draw:text-style-name="P5" draw:layer="layout" svg:width="0.144cm" svg:height="0.084cm" svg:x="7.09cm" svg:y="18.78cm" svg:viewBox="0 0 145 85" svg:d="M145 25h-145v-25h145zM145 85h-145v-26h145z">
          <text:p/>
        </draw:path>
        <draw:path draw:style-name="gr5" draw:text-style-name="P5" draw:layer="layout" svg:width="0.156cm" svg:height="0.22cm" svg:x="7.459cm" svg:y="18.695cm" svg:viewBox="0 0 157 221" svg:d="M157 110c0 18-4 31-4 48-4 13-8 25-17 34-8 8-17 17-25 21-10 8-22 8-35 8s-21 0-34-4c-9-4-17-13-21-21-9-9-13-21-17-34-4-17-4-34-4-52 0-17 0-34 4-47 4-12 8-25 13-33 8-9 16-17 25-22 13-8 21-8 38-8 9 0 21 0 31 4 8 4 17 13 25 21 4 9 13 22 13 34 4 13 8 30 8 51zM128 110c0-4 0-8 0-8 0-5 0-9 0-13l-95 69c0 4 5 13 5 17 4 4 8 8 12 12 0 5 5 5 9 9 8 0 13 0 17 0 8 0 17 0 21-4 4-5 14-9 18-17 4-4 4-17 8-26 5-13 5-25 5-39zM25 110c0 4 0 4 0 9s4 9 4 9l90-69c0-4-4-8-4-12-4-5-10-9-10-13-4-4-8-4-12-9-4 0-13-4-17-4-9 0-13 4-21 9-5 4-9 8-13 17-4 4-9 12-13 25 0 8-4 21-4 38z">
          <text:p/>
        </draw:path>
        <draw:path draw:style-name="gr5" draw:text-style-name="P5" draw:layer="layout" svg:width="0.055cm" svg:height="0.055cm" svg:x="7.692cm" svg:y="18.86cm" svg:viewBox="0 0 56 56" svg:d="M29 0c5 0 10 0 10 5 4 0 8 0 13 4 0 4 4 4 4 8s0 9 0 13c0 5 0 5 0 9 0 5-4 9-4 9-5 4-9 4-13 8 0 0-5 0-10 0-4 0-8 0-12 0 0-4-5-4-9-8 0 0-4-4-4-9 0-4-4-4-4-9 0-4 4-9 4-13s4-4 4-8c4-4 9-4 9-4 4-5 8-5 12-5z">
          <text:p/>
        </draw:path>
        <draw:path draw:style-name="gr5" draw:text-style-name="P5" draw:layer="layout" svg:width="0.149cm" svg:height="0.22cm" svg:x="7.831cm" svg:y="18.695cm" svg:viewBox="0 0 150 221" svg:d="M150 97c0 22 0 39-4 56-9 13-13 26-26 39-8 8-21 17-35 21-17 4-34 8-50 8h-22v-25h22c12 0 25-4 38-4 8-5 18-9 26-13 9-8 13-13 17-21 4-9 4-17 4-30v-4c-4 4-12 4-21 8-8 4-22 4-31 4-12 0-21-4-29-4-9-4-17-8-21-13-5-9-9-13-13-22 0-8-5-17-5-25 0-13 5-21 5-30 4-8 13-17 17-21 8-8 17-13 25-17 9-4 17-4 30-4 8 0 22 0 31 4 8 4 16 9 21 17 8 9 12 17 17 30 4 12 4 29 4 46zM77 21c-9 0-13 0-21 4-5 0-9 5-13 9s-4 8-8 13c0 8-5 12-5 21 0 8 5 12 5 17 0 8 4 12 8 17 0 0 4 4 13 8 4 0 8 0 17 0 4 0 8 0 12 0 6 0 10 0 14-4 4 0 9 0 13-4 4 0 8-5 8-5 0-12 0-25 0-38-4-8-8-17-8-21-4-4-13-8-17-13-4 0-14-4-18-4z">
          <text:p/>
        </draw:path>
        <draw:path draw:style-name="gr5" draw:text-style-name="P5" draw:layer="layout" svg:width="0.136cm" svg:height="0.174cm" svg:x="4.847cm" svg:y="19.246cm" svg:viewBox="0 0 137 175" svg:d="M112 170v-21c-9 9-17 17-26 21-13 0-22 5-31 5-8 0-16 0-25-5-8 0-13-4-17-8s-8-9-8-17c-5-4-5-13-5-17 0-17 9-30 17-42 13-9 34-13 56-13h39v-13c0-12-4-18-13-26-4-4-13-9-26-9s-22 0-30 5c-9 0-17 4-30 8v-25c4-4 9-4 13-4s8-5 17-5c4 0 8 0 12-4 9 0 13 0 18 0 9 0 22 0 30 4 5 5 13 5 17 9 9 4 13 12 13 17 4 8 4 18 4 26v114zM112 94h-39c-9 0-13 4-18 4-8 0-12 5-12 5-4 4-9 8-9 12-4 0-4 5-4 13 0 0 0 4 4 9 0 0 0 4 5 8 0 0 4 0 8 4 4 0 8 0 13 0 4 0 13 0 22-4s17-13 30-21z">
          <text:p/>
        </draw:path>
        <draw:polygon draw:style-name="gr5" draw:text-style-name="P5" draw:layer="layout" svg:width="0.132cm" svg:height="0.233cm" svg:x="5.042cm" svg:y="19.182cm" svg:viewBox="0 0 133 234" draw:points="56,26 6,26 6,0 82,0 82,213 133,213 133,234 0,234 0,213 56,213">
          <text:p/>
        </draw:polygon>
        <draw:path draw:style-name="gr5" draw:text-style-name="P5" draw:layer="layout" svg:width="0.152cm" svg:height="0.225cm" svg:x="5.208cm" svg:y="19.195cm" svg:viewBox="0 0 153 226" svg:d="M153 221c-8 0-12 0-21 5-4 0-13 0-21 0-21 0-34-5-47-17-8-9-17-21-17-44v-84h-47v-26h47v-47l30-8v55h76v26h-76v84c0 9 4 23 13 27 4 4 12 8 25 8 4 0 13 0 17 0 9 0 13-4 21-4z">
          <text:p/>
        </draw:path>
        <draw:path draw:style-name="gr5" draw:text-style-name="P5" draw:layer="layout" svg:width="0.148cm" svg:height="0.174cm" svg:x="5.407cm" svg:y="19.246cm" svg:viewBox="0 0 149 175" svg:d="M149 82c0 0 0 4 0 8s-4 4-4 8h-115c0 17 4 30 12 39 9 8 26 12 43 12 4 0 8 0 12 0 5 0 13 0 17 0 5 0 9-4 13-4s9 0 9 0v21c-5 4-13 4-26 4-8 5-21 5-30 5-12 0-25 0-38-5-8-4-17-12-25-17-4-8-8-16-13-29-4-9-4-21-4-34s0-25 4-34c5-14 9-22 13-31 8-8 17-12 25-16 9-5 22-9 34-9 9 0 21 4 30 9 8 0 17 8 21 12 9 9 13 17 13 27 5 8 9 21 9 34zM114 77c5-8 0-17 0-21 0-8-4-14-8-18s-9-8-13-8c-8-5-13-5-21-5-4 0-13 0-17 5-4 0-8 4-13 8-4 4-8 10-8 18-4 4-4 13-4 21z">
          <text:p/>
        </draw:path>
        <draw:path draw:style-name="gr5" draw:text-style-name="P5" draw:layer="layout" svg:width="0.137cm" svg:height="0.169cm" svg:x="5.606cm" svg:y="19.246cm" svg:viewBox="0 0 138 170" svg:d="M0 4h26v30c12-13 21-21 29-25 13-5 21-9 31-9 17 0 30 9 38 17 13 13 17 30 13 51h-30c4-17 0-26-4-34-4-4-13-9-21-9-6 0-10 0-14 5 0 0-4 0-8 4-5 4-9 8-17 13-5 4-9 8-13 17v106h-30z">
          <text:p/>
        </draw:path>
        <draw:path draw:style-name="gr5" draw:text-style-name="P5" draw:layer="layout" svg:width="0.131cm" svg:height="0.169cm" svg:x="5.789cm" svg:y="19.246cm" svg:viewBox="0 0 132 170" svg:d="M0 4h25v26c4-5 8-9 13-13s9-8 13-8c5-5 9-5 17-5 5-4 9-4 13-4 17 0 30 4 38 17 9 8 13 25 13 47v106h-30v-106c0-13 0-22-4-30-9-4-13-9-25-9 0 0-5 0-9 0-4 5-8 5-8 9-5 0-9 4-13 8-5 5-10 13-18 17v111h-25z">
          <text:p/>
        </draw:path>
        <draw:path draw:style-name="gr5" draw:text-style-name="P5" draw:layer="layout" svg:width="0.135cm" svg:height="0.174cm" svg:x="5.971cm" svg:y="19.246cm" svg:viewBox="0 0 136 175" svg:d="M111 170v-21c-9 9-21 17-30 21-8 0-17 5-29 5-9 0-18 0-22-5-9 0-13-4-17-8-5-4-9-9-13-17 0-4 0-13 0-17 0-17 4-30 17-42 13-9 30-13 56-13h34v-13c0-12-5-18-9-26-8-4-17-9-29-9-9 0-17 0-26 5-13 0-22 4-30 8v-25c4-4 8-4 12-4 5 0 9-5 14-5 4 0 8 0 17-4 4 0 8 0 17 0 8 0 17 0 25 4 9 5 17 5 21 9 5 4 9 12 13 17 4 8 4 18 4 26v114zM107 94h-38c-5 0-13 4-17 4-5 0-9 5-13 5-5 4-5 8-9 12 0 0 0 5 0 13 0 0 0 4 0 9 0 0 4 4 4 8 5 0 5 0 9 4 4 0 9 0 13 0 8 0 17 0 25-4 9-4 17-13 26-21z">
          <text:p/>
        </draw:path>
        <draw:path draw:style-name="gr5" draw:text-style-name="P5" draw:layer="layout" svg:width="0.149cm" svg:height="0.225cm" svg:x="6.144cm" svg:y="19.195cm" svg:viewBox="0 0 150 226" svg:d="M150 221c-5 0-14 0-18 5-9 0-17 0-21 0-21 0-38-5-47-17-12-9-17-21-17-44v-84h-47v-26h47v-47l30-8v55h73v26h-73v84c0 9 0 23 8 27 5 4 17 8 30 8 4 0 8 0 17 0 4 0 13-4 18-4z">
          <text:p/>
        </draw:path>
        <draw:path draw:style-name="gr5" draw:text-style-name="P5" draw:layer="layout" svg:width="0.136cm" svg:height="0.237cm" svg:x="6.348cm" svg:y="19.178cm" svg:viewBox="0 0 137 238" svg:d="M55 98h-47v-26h78v145h51v21h-137v-21h55zM69 0c0 0 4 4 8 4l5 5c4 4 4 4 8 8 0 0 0 4 0 8 0 5 0 5 0 9-4 4-4 4-8 8 0 0-5 0-5 5-4 0-8 0-8 0-5 0-10 0-14 0 0-5-4-5-4-5-4-4-4-4-4-8-4-4-4-4-4-9 0-4 0-8 4-8 0-4 0-4 4-8l4-5c4 0 9-4 14-4z">
          <text:p/>
        </draw:path>
        <draw:polygon draw:style-name="gr5" draw:text-style-name="P5" draw:layer="layout" svg:width="0.165cm" svg:height="0.165cm" svg:x="6.518cm" svg:y="19.25cm" svg:viewBox="0 0 166 166" draw:points="0,0 33,0 76,110 84,136 93,110 131,0 166,0 97,166 67,166">
          <text:p/>
        </draw:polygon>
        <draw:path draw:style-name="gr5" draw:text-style-name="P5" draw:layer="layout" svg:width="0.148cm" svg:height="0.174cm" svg:x="6.713cm" svg:y="19.246cm" svg:viewBox="0 0 149 175" svg:d="M149 82c0 0 0 4 0 8s0 4 0 8h-119c0 17 9 30 17 39 9 8 21 12 43 12 4 0 8 0 12 0 5 0 9 0 13 0s9-4 13-4 8 0 12 0v21c-8 4-16 4-25 4-13 5-21 5-30 5-17 0-29 0-38-5-13-4-21-12-25-17-10-8-14-16-18-29 0-9-4-21-4-34s4-25 4-34c4-14 8-22 18-31 8-8 12-12 25-16 9-5 17-9 30-9s21 4 30 9c12 0 17 8 25 12 4 9 8 17 13 27 4 8 4 21 4 34zM119 77c0-8 0-17 0-21-4-8-4-14-8-18s-9-8-17-8c-4-5-9-5-17-5-9 0-13 0-17 5-4 0-13 4-13 8-4 4-8 10-13 18 0 4 0 13-4 21z">
          <text:p/>
        </draw:path>
        <draw:path draw:style-name="gr5" draw:text-style-name="P5" draw:layer="layout" svg:width="0.144cm" svg:height="0.085cm" svg:x="7.09cm" svg:y="19.284cm" svg:viewBox="0 0 145 86" svg:d="M145 26h-145v-26h145zM145 86h-145v-27h145z">
          <text:p/>
        </draw:path>
        <draw:path draw:style-name="gr5" draw:text-style-name="P5" draw:layer="layout" svg:width="0.149cm" svg:height="0.225cm" svg:x="7.454cm" svg:y="19.195cm" svg:viewBox="0 0 150 226" svg:d="M150 221c-9 0-13 0-22 5-4 0-12 0-21 0-21 0-34-5-46-17-9-9-13-21-13-44v-84h-48v-26h48v-47l25-8v55h77v26h-77v84c0 9 5 23 13 27 4 4 13 8 25 8 5 0 13 0 17 0 9 0 13-4 22-4z">
          <text:p/>
        </draw:path>
        <draw:polygon draw:style-name="gr5" draw:text-style-name="P5" draw:layer="layout" svg:width="0.173cm" svg:height="0.165cm" svg:x="7.637cm" svg:y="19.25cm" svg:viewBox="0 0 174 166" draw:points="174,0 149,166 115,166 90,98 85,81 81,98 55,166 21,166 0,0 25,0 42,115 42,141 50,115 77,43 98,43 123,115 128,136 132,115 145,0">
          <text:p/>
        </draw:polygon>
        <draw:path draw:style-name="gr5" draw:text-style-name="P5" draw:layer="layout" svg:width="0.157cm" svg:height="0.174cm" svg:x="7.831cm" svg:y="19.246cm" svg:viewBox="0 0 158 175" svg:d="M158 86c0 12-4 25-8 38 0 8-9 17-13 25-8 9-17 13-25 17-13 4-21 9-34 9s-21 0-35-5c-8-4-17-12-21-17-9-8-13-16-17-29-5-9-5-21-5-34s0-25 5-38c4-10 8-18 17-27 4-8 13-12 26-16 9-5 21-9 34-9 9 0 21 4 30 9 8 0 17 8 25 12 4 9 13 17 13 31 4 8 8 21 8 34zM129 90c0-13 0-21-5-30-4-8-4-12-8-18-4-8-13-8-17-12-4-5-13-5-21-5-9 0-13 0-21 5-5 4-14 8-18 12 0 10-4 14-9 23 0 8 0 17 0 25s0 17 5 25c0 9 4 13 8 22 4 4 9 8 18 8 4 4 13 4 17 4 8 0 17 0 25-4 5-4 9-8 13-13 4-8 8-12 8-21 5-8 5-13 5-21z">
          <text:p/>
        </draw:path>
        <draw:path draw:style-name="gr5" draw:text-style-name="P5" draw:layer="layout" svg:width="0.055cm" svg:height="0.055cm" svg:x="8.069cm" svg:y="19.365cm" svg:viewBox="0 0 56 56" svg:d="M25 0c5 0 9 0 13 0 0 4 4 4 10 8 0 0 4 4 4 9 0 4 4 9 4 9 0 4-4 8-4 13 0 4-4 4-4 8-6 4-10 4-10 4-4 5-8 5-13 5-4 0-8 0-8-5-4 0-9 0-13-4 0-4-4-4-4-8 0-5 0-9 0-13 0 0 0-5 0-9 0-5 4-9 4-9 4-4 9-4 13-8 0 0 4 0 8 0z">
          <text:p/>
        </draw:path>
        <draw:path draw:style-name="gr5" draw:text-style-name="P5" draw:layer="layout" svg:width="0.128cm" svg:height="0.174cm" svg:x="8.221cm" svg:y="19.246cm" svg:viewBox="0 0 129 175" svg:d="M129 128c0 4 0 9-5 13 0 4-4 8-8 12-4 5-8 9-13 9-4 4-9 4-13 8-5 0-13 0-17 5-5 0-9 0-17 0-9 0-22 0-30 0-9-5-17-5-26-9v-25c9 4 17 4 26 8 13 0 21 0 30 0 12 0 25 0 29-4 9-4 14-8 14-17 0-4 0-4-5-8 0 0 0-5-4-5-5-4-9-4-13-8s-13-4-26-9c-4 0-12-4-21-8-4 0-8-4-13-8-8-5-8-9-12-13-5-4-5-13-5-21 0-6 0-10 5-14 0-9 4-13 8-17 9-4 13-8 21-13 9 0 22-4 34-4 9 0 13 0 22 0 9 4 18 4 26 4v26c-8 0-17 0-26-5-9 0-13 0-22 0-8 0-12 0-17 0-4 5-8 5-12 5-5 4-5 4-9 8 0 4 0 4 0 10 0 4 0 4 0 8 4 0 4 4 9 9 4 0 8 4 12 4 5 4 13 4 22 8 12 5 21 5 26 9 9 4 13 8 17 12 4 0 8 5 8 13 5 4 5 9 5 17z">
          <text:p/>
        </draw:path>
        <draw:path draw:style-name="gr5" draw:text-style-name="P5" draw:layer="layout" svg:width="0.135cm" svg:height="0.237cm" svg:x="8.404cm" svg:y="19.178cm" svg:viewBox="0 0 136 238" svg:d="M56 98h-48v-26h78v145h50v21h-136v-21h56zM69 0c0 0 4 4 8 4l4 5c5 4 5 4 9 8 0 0 0 4 0 8 0 5 0 5 0 9-4 4-4 4-9 8 0 0-4 0-4 5-4 0-8 0-8 0-5 0-9 0-13 0 0-5-4-5-4-5-5-4-5-4-5-8-4-4-4-4-4-9 0-4 0-8 4-8 0-4 0-4 5-8l4-5c4 0 8-4 13-4z">
          <text:p/>
        </draw:path>
        <draw:path draw:style-name="gr5" draw:text-style-name="P5" draw:layer="layout" svg:width="0.14cm" svg:height="0.238cm" svg:x="8.582cm" svg:y="19.182cm" svg:viewBox="0 0 141 239" svg:d="M0 154c0-13 0-26 4-35 4-13 8-21 17-30 8-8 17-12 25-16 13-5 22-9 34-9 4 0 13 4 17 4 5 0 10 0 14 0v-68h30v234h-26v-29c-8 12-18 21-26 25-13 4-21 9-34 9-9 0-17-5-21-5-9-4-17-12-22-17-4-8-8-16-8-29-4-9-4-21-4-34zM29 154c0 21 5 34 9 47 4 8 13 12 25 12 9 0 13-4 21-8 9-9 18-17 27-30v-77c-4-4-9-4-14-4-8-5-13-5-17-5-17 0-29 5-38 17-8 9-13 26-13 48z">
          <text:p/>
        </draw:path>
        <draw:path draw:style-name="gr5" draw:text-style-name="P5" draw:layer="layout" svg:width="0.149cm" svg:height="0.174cm" svg:x="8.768cm" svg:y="19.246cm" svg:viewBox="0 0 150 175" svg:d="M150 82c0 0 0 4 0 8s0 4 0 8h-120c0 17 9 30 18 39 8 8 21 12 38 12 8 0 13 0 17 0s8 0 13 0c4 0 8-4 13-4 4 0 8 0 12 0v21c-8 4-17 4-25 4-13 5-22 5-34 5-13 0-26 0-34-5-14-4-22-12-27-17-8-8-12-16-16-29 0-9-5-21-5-34s5-25 5-34c4-14 8-22 16-31 5-8 13-12 27-16 8-5 17-9 30-9 12 0 21 4 29 9 13 0 17 8 26 12 4 9 8 17 13 27 4 8 4 21 4 34zM120 77c0-8 0-17 0-21-4-8-9-14-9-18-4-4-8-8-17-8-4-5-8-5-16-5-9 0-13 0-17 5-5 0-13 4-13 8-4 4-9 10-14 18 0 4 0 13-4 21z">
          <text:p/>
        </draw:path>
        <draw:path draw:style-name="gr5" draw:text-style-name="P5" draw:layer="layout" svg:width="0.14cm" svg:height="0.238cm" svg:x="8.955cm" svg:y="19.182cm" svg:viewBox="0 0 141 239" svg:d="M0 154c0-13 0-26 4-35 4-13 14-21 18-30 8-8 17-12 25-16 13-5 22-9 34-9 9 0 13 4 17 4s9 0 17 0v-68h26v234h-26v-29c-8 12-17 21-25 25-9 4-21 9-30 9-13 0-21-5-25-5-9-4-13-12-21-17-6-8-10-16-10-29-4-9-4-21-4-34zM30 154c0 21 5 34 9 47 4 8 13 12 25 12 9 0 17-4 22-8 8-9 16-17 29-30v-77c-8-4-13-4-17-4-8-5-12-5-17-5-17 0-29 5-38 17-8 9-13 26-13 48z">
          <text:p/>
        </draw:path>
        <draw:polygon draw:style-name="gr5" draw:text-style-name="P5" draw:layer="layout" svg:width="0.149cm" svg:height="0.216cm" svg:x="4.097cm" svg:y="20.208cm" svg:viewBox="0 0 150 217" draw:points="150,217 110,217 47,81 30,38 30,144 30,217 0,217 0,0 38,0 98,127 119,178 119,60 119,0 150,0">
          <text:p/>
        </draw:polygon>
        <draw:path draw:style-name="gr5" draw:text-style-name="P5" draw:layer="layout" svg:width="0.166cm" svg:height="0.22cm" svg:x="4.275cm" svg:y="20.204cm" svg:viewBox="0 0 167 221" svg:d="M167 110c0 17 0 34-5 52-4 13-12 25-21 34-4 8-17 17-25 21-9 4-22 4-35 4s-26 0-34-4c-13-8-21-13-25-21-9-13-13-21-18-38-4-14-4-31-4-48s0-34 4-46c5-18 13-26 22-39 8-8 17-12 25-21 13-4 21-4 34-4 14 0 26 0 39 8 9 5 17 13 26 22 4 8 12 21 12 34 5 12 5 29 5 46zM137 110c0-12 0-21 0-34-4-8-9-21-13-25-4-9-8-17-17-21-4-5-13-5-22-5-13 0-17 5-25 9-9 4-13 8-17 17-4 8-9 17-9 25-4 13-4 22-4 34 0 13 0 26 4 34 0 14 5 22 9 31 4 8 8 12 17 17 4 4 12 4 25 4 9 0 18 0 22-4 9-5 13-13 17-22 4-4 9-12 13-26 0-8 0-21 0-34z">
          <text:p/>
        </draw:path>
        <draw:polygon draw:style-name="gr5" draw:text-style-name="P5" draw:layer="layout" svg:width="0.157cm" svg:height="0.216cm" svg:x="4.466cm" svg:y="20.208cm" svg:viewBox="0 0 158 217" draw:points="158,26 93,26 93,217 64,217 64,26 0,26 0,0 158,0">
          <text:p/>
        </draw:polygon>
        <draw:polygon draw:style-name="gr5" draw:text-style-name="P5" draw:layer="layout" svg:width="0.123cm" svg:height="0.216cm" svg:x="4.674cm" svg:y="20.208cm" svg:viewBox="0 0 124 217" draw:points="124,217 0,217 0,0 124,0 124,21 30,21 30,89 119,89 119,115 30,115 30,191 124,191">
          <text:p/>
        </draw:polygon>
        <draw:path draw:style-name="gr5" draw:text-style-name="P5" draw:layer="layout" svg:width="0.051cm" svg:height="0.169cm" svg:x="4.894cm" svg:y="20.255cm" svg:viewBox="0 0 52 170" svg:d="M26 0c5 0 5 0 9 0 4 4 9 4 9 8 4 0 4 5 4 5 4 4 4 8 4 12 0 5 0 5-4 9 0 4 0 4-4 8 0 5-5 5-9 5-4 4-4 4-9 4s-9 0-9-4c-4 0-9 0-9-5-4-4-4-4-8-8 0-4 0-4 0-9 0-4 0-8 0-12 4 0 4-5 8-5 0-4 5-4 9-8 0 0 4 0 9 0zM26 119c5 0 5 5 9 5s9 4 9 4c4 4 4 4 4 8 4 5 4 9 4 9 0 4 0 8-4 13 0 0 0 4-4 8 0 0-5 4-9 4s-4 0-9 0-9 0-9 0c-4 0-9-4-9-4-4-4-4-4-8-8 0-5 0-9 0-13 0 0 0-4 0-9 4-4 4-4 8-8 0 0 5-4 9-4 0 0 4-5 9-5z">
          <text:p/>
        </draw:path>
        <draw:path draw:style-name="gr5" draw:text-style-name="P5" draw:layer="layout" svg:width="0.135cm" svg:height="0.169cm" svg:x="5.225cm" svg:y="20.255cm" svg:viewBox="0 0 136 170" svg:d="M0 0h25l4 30c5-9 9-13 13-17 4-5 9-5 13-9 4 0 8-4 12-4 5 0 9 0 17 0 17 0 31 4 40 13 8 12 12 25 12 46v111h-30v-107c0-12-5-25-9-29-4-9-13-9-21-9-4 0-4 0-9 0-4 0-8 5-12 5-4 4-9 8-13 12-4 5-8 9-13 17v111h-29z">
          <text:p/>
        </draw:path>
        <draw:path draw:style-name="gr5" draw:text-style-name="P5" draw:layer="layout" svg:width="0.131cm" svg:height="0.237cm" svg:x="5.602cm" svg:y="20.187cm" svg:viewBox="0 0 132 238" svg:d="M55 94h-51v-26h81v145h47v25h-132v-25h55zM64 0c4 0 8 0 8 0 4 4 8 4 8 8 5 0 5 5 5 5 0 4 4 8 4 8 0 4-4 9-4 9 0 4 0 8-5 8 0 4-4 4-8 4 0 5-4 5-8 5-5 0-5 0-9-5-4 0-4 0-8-4 0 0 0-4-5-8 0 0 0-5 0-9 0 0 0-4 0-8 5 0 5-5 5-5 4-4 4-4 8-8 4 0 4 0 9 0z">
          <text:p/>
        </draw:path>
        <draw:path draw:style-name="gr5" draw:text-style-name="P5" draw:layer="layout" svg:width="0.131cm" svg:height="0.169cm" svg:x="5.789cm" svg:y="20.255cm" svg:viewBox="0 0 132 170" svg:d="M132 124c0 4-4 12-4 17-5 4-5 8-9 12-4 5-8 5-13 9-4 0-8 4-12 4-5 4-13 4-17 4s-9 0-17 0c-9 0-22 0-31 0-8 0-17-4-29-4v-25c12 0 21 4 29 4 14 4 22 4 31 4 13 0 25-4 29-8 9-5 13-9 13-13s-4-9-4-9c0-4 0-4-4-8-5 0-9-5-13-9-8 0-13-5-25-5-9-4-13-8-23-8-4-4-8-9-16-13-5 0-9-8-9-13-4-4-4-8-4-16 0-5 0-9 4-17 0-5 4-9 9-13 4-4 12-9 21-13s22-4 35-4c8 0 12 0 21 0 8 0 17 0 25 4v26c-8-5-17-5-25-5-9 0-17-4-21-4-9 0-13 4-17 4-5 0-9 0-13 5-5 0-5 4-10 4 0 4 0 8 0 8 0 5 0 9 0 9 5 4 5 4 10 8 4 4 8 4 13 9 4 0 12 4 21 4 8 4 17 8 25 13 9 0 13 4 17 8s9 9 9 13c0 5 4 13 4 18z">
          <text:p/>
        </draw:path>
        <draw:path draw:style-name="gr5" draw:text-style-name="P5" draw:layer="layout" svg:width="0.132cm" svg:height="0.169cm" svg:x="6.161cm" svg:y="20.255cm" svg:viewBox="0 0 133 170" svg:d="M0 0h26v30c4-9 9-13 13-17 4-5 8-5 17-9 4 0 9-4 13-4 5 0 9 0 13 0 17 0 30 4 38 13 9 12 13 25 13 46v111h-30v-107c0-12 0-25-4-29-4-9-13-9-21-9-4 0-9 0-13 0-5 0-5 5-9 5-5 4-9 8-13 12-4 5-8 9-13 17v111h-30z">
          <text:p/>
        </draw:path>
        <draw:path draw:style-name="gr5" draw:text-style-name="P5" draw:layer="layout" svg:width="0.131cm" svg:height="0.169cm" svg:x="6.348cm" svg:y="20.255cm" svg:viewBox="0 0 132 170" svg:d="M132 170h-25v-29c-4 8-8 12-13 17-4 4-8 4-12 8-5 4-13 4-17 4-5 0-9 0-13 0-17 0-30-4-38-12-10-9-14-26-14-47v-111h31v111c0 25 8 38 25 38 4 0 9 0 13-4 4 0 4 0 8-4 5-5 9-5 13-13 4-4 9-9 17-13v-115h25z">
          <text:p/>
        </draw:path>
        <draw:path draw:style-name="gr5" draw:text-style-name="P5" draw:layer="layout" svg:width="0.157cm" svg:height="0.169cm" svg:x="6.522cm" svg:y="20.255cm" svg:viewBox="0 0 158 170" svg:d="M132 170v-119c0-9 0-13 0-13 0-4 0-8-4-8 0-5 0-5 0-5-4 0-4-4-8-4l-5 4-4 5c-5 4-5 8-9 12-5 5-5 13-9 17v111h-25v-119c0-4-5-9-5-13s0-8 0-8c0-5 0-5-4-5 0 0 0-4-4-4l-4 4c-5 0-5 5-9 5 0 4-4 8-4 12-4 5-9 13-13 17v111h-25v-170h21l4 34c0-9 4-13 9-17 0-4 4-9 8-9 0-4 4-8 9-8 4 0 4 0 8 0 9 0 17 0 21 8 5 5 9 13 9 26 0-4 4-9 8-13 0-4 5-8 9-13 0-4 5-4 9-8 5 0 9 0 13 0 21 0 30 17 30 47v123z">
          <text:p/>
        </draw:path>
        <draw:path draw:style-name="gr5" draw:text-style-name="P5" draw:layer="layout" svg:width="0.144cm" svg:height="0.237cm" svg:x="6.721cm" svg:y="20.187cm" svg:viewBox="0 0 145 238" svg:d="M145 149c0 17-4 30-8 38-5 13-9 22-17 30-5 4-14 13-27 17-8 4-21 4-34 4-8 0-17 0-29 0-9-4-22-8-30-12v-226h30v68l-5 31c9-13 22-23 30-27s17-4 30-4c8 0 17 0 25 4 10 4 14 10 18 18 4 9 9 17 13 26 0 12 4 21 4 33zM115 154c0-9-5-17-5-26 0-8-4-12-4-17-4-8-8-12-13-12-4-5-8-5-12-5-5 0-9 0-13 0-5 0-9 5-13 5-4 4-8 8-13 12-4 5-8 9-12 17v81c4 4 8 4 17 4 4 4 12 4 16 4 5 0 13-4 18-4 8-4 12-4 17-13 4-4 8-8 12-17 0-8 5-17 5-29z">
          <text:p/>
        </draw:path>
        <draw:path draw:style-name="gr5" draw:text-style-name="P5" draw:layer="layout" svg:width="0.148cm" svg:height="0.169cm" svg:x="6.899cm" svg:y="20.255cm" svg:viewBox="0 0 149 170" svg:d="M149 76c0 4 0 9 0 9 0 4 0 8 0 8h-119c0 18 8 31 17 43 8 9 21 13 42 13 4 0 8 0 13 0 4 0 8-4 13-4 4 0 8 0 12 0 6 0 10-4 14-4v25c-8 0-18 4-26 4-9 0-22 0-30 0-17 0-30 0-38-4-13-4-22-8-26-17-8-8-12-17-17-25 0-13-4-27-4-39 0-13 4-22 9-34 0-9 8-17 12-26 9-8 13-17 26-21 8-4 17-4 29-4 13 0 21 0 34 4 9 4 13 9 23 17 4 4 8 13 12 21 4 13 4 21 4 34zM119 72c0-9 0-13 0-21-4-4-4-9-9-13-4-8-8-8-17-13-4-4-8-4-17-4-8 0-12 0-17 4-4 5-8 5-12 9-5 8-9 13-9 17-4 8-4 12-8 21z">
          <text:p/>
        </draw:path>
        <draw:path draw:style-name="gr5" draw:text-style-name="P5" draw:layer="layout" svg:width="0.135cm" svg:height="0.169cm" svg:x="7.103cm" svg:y="20.255cm" svg:viewBox="0 0 136 170" svg:d="M0 0h25v34c8-13 21-21 30-26 8-8 21-8 29-8 17 0 30 4 40 17 8 8 12 25 12 46h-31c0-12 0-21-4-29-4-9-13-9-21-9-4 0-9 0-13 0s-8 5-12 9c-5 0-9 4-13 8-4 9-9 13-13 17v111h-29z">
          <text:p/>
        </draw:path>
        <draw:path draw:style-name="gr5" draw:text-style-name="P5" draw:layer="layout" svg:width="0.132cm" svg:height="0.237cm" svg:x="7.471cm" svg:y="20.187cm" svg:viewBox="0 0 133 238" svg:d="M55 94h-50v-26h81v145h47v25h-133v-25h55zM65 0c4 0 8 0 8 0 5 4 5 4 9 8l4 5c0 4 0 8 0 8 0 4 0 9 0 9 0 4-4 8-4 8-4 4-4 4-9 4 0 5-4 5-8 5-5 0-5 0-10-5-4 0-4 0-8-4 0 0-4-4-4-8 0 0 0-5 0-9 0 0 0-4 0-8l4-5c4-4 4-4 8-8 5 0 5 0 10 0z">
          <text:p/>
        </draw:path>
        <draw:path draw:style-name="gr5" draw:text-style-name="P5" draw:layer="layout" svg:width="0.135cm" svg:height="0.169cm" svg:x="7.654cm" svg:y="20.255cm" svg:viewBox="0 0 136 170" svg:d="M0 0h25l4 30c4-9 9-13 13-17 4-5 8-5 13-9 4 0 8-4 12-4 5 0 13 0 17 0 17 0 31 4 39 13 9 12 13 25 13 46v111h-31v-107c0-12 0-25-8-29-4-9-8-9-21-9 0 0-4 0-9 0-4 0-8 5-12 5 0 4-5 8-9 12-4 5-13 9-17 17v111h-29z">
          <text:p/>
        </draw:path>
        <draw:polygon draw:style-name="gr5" draw:text-style-name="P5" draw:layer="layout" svg:width="0.131cm" svg:height="0.144cm" svg:x="8.031cm" svg:y="20.187cm" svg:viewBox="0 0 132 145" draw:points="132,99 119,120 73,86 77,145 56,145 56,86 8,120 0,99 52,73 0,48 8,25 60,60 56,0 77,0 73,60 119,25 132,48 81,73">
          <text:p/>
        </draw:polygon>
        <draw:path draw:style-name="gr5" draw:text-style-name="P5" draw:layer="layout" svg:width="0.148cm" svg:height="0.169cm" svg:x="8.209cm" svg:y="20.255cm" svg:viewBox="0 0 149 170" svg:d="M149 76c0 4 0 9 0 9 0 4 0 8 0 8h-119c0 18 5 31 13 43 13 9 26 13 43 13 4 0 8 0 17 0 4 0 8-4 12-4 5 0 9 0 13 0s8-4 13-4v25c-9 0-17 4-30 4-8 0-17 0-30 0-12 0-25 0-34-4-12-4-21-8-25-17-9-8-13-17-18-25-4-13-4-27-4-39 0-13 0-22 4-34 5-9 9-17 18-26 4-8 13-17 21-21 9-4 21-4 34-4s21 0 30 4c8 4 17 9 21 17 8 4 13 13 17 21 0 13 4 21 4 34zM120 72c0-9 0-13-5-21 0-4-4-9-8-13-4-8-9-8-13-13-4-4-13-4-17-4-8 0-13 0-21 4-4 5-9 5-13 9-4 8-4 13-8 17 0 8-5 12-5 21z">
          <text:p/>
        </draw:path>
        <draw:path draw:style-name="gr5" draw:text-style-name="P5" draw:layer="layout" svg:width="0.136cm" svg:height="0.169cm" svg:x="8.399cm" svg:y="20.255cm" svg:viewBox="0 0 137 170" svg:d="M112 170v-25c-9 13-17 17-30 21-8 4-17 4-30 4-8 0-18 0-22 0-8-4-13-8-17-12-4-5-8-9-13-13 0-9 0-13 0-21 0-18 5-31 17-39 13-9 31-13 57-13h34v-17c0-8 0-17-9-21-4-9-17-9-30-9-8 0-17 0-25 0-10 5-22 5-31 9v-26c4 0 9 0 13-4 4 0 8 0 14 0 4-4 12-4 17-4 4 0 8 0 17 0 8 0 17 0 25 4 9 0 17 4 21 9 5 4 9 8 13 17 4 8 4 12 4 25v115zM108 93h-34c-9 0-17 0-22 0-4 4-8 4-12 9-6 0-6 4-10 9 0 4 0 8 0 13 0 4 0 4 0 8s4 4 4 9c6 4 10 4 10 4 4 4 8 4 13 4 8 0 17-4 25-8 9-5 17-9 26-17z">
          <text:p/>
        </draw:path>
        <draw:path draw:style-name="gr5" draw:text-style-name="P5" draw:layer="layout" svg:width="0.128cm" svg:height="0.169cm" svg:x="8.59cm" svg:y="20.255cm" svg:viewBox="0 0 129 170" svg:d="M129 162c-5 4-13 4-23 8-8 0-17 0-25 0-26 0-47-4-60-21-17-13-21-34-21-64 0-13 0-22 4-34 5-9 13-21 17-26 9-8 17-17 30-21 9-4 21-4 34-4 9 0 17 0 21 0 10 4 18 4 23 8v26c-5-4-13-4-23-9-8 0-12 0-21 0s-17 0-21 5c-9 0-13 4-17 12-4 5-9 9-13 17-4 9-4 17-4 26 0 21 4 39 13 47 12 9 25 13 42 13 9 0 17 0 21 0 10-4 18-4 23-9z">
          <text:p/>
        </draw:path>
        <draw:path draw:style-name="gr5" draw:text-style-name="P5" draw:layer="layout" svg:width="0.136cm" svg:height="0.237cm" svg:x="8.777cm" svg:y="20.187cm" svg:viewBox="0 0 137 238" svg:d="M137 238h-30v-106c0-12-5-25-9-29-4-9-13-9-21-9-4 0-8 0-8 0-6 0-10 5-14 5-4 4-9 8-13 12-4 5-8 9-13 17v110h-29v-238h29v68 31c5-9 9-13 13-17 4 0 9-6 13-10 4 0 8-4 14-4 4 0 8 0 12 0 17 0 30 4 39 14 8 12 17 25 17 46z">
          <text:p/>
        </draw:path>
        <draw:polygon draw:style-name="gr5" draw:text-style-name="P5" draw:layer="layout" svg:width="0.132cm" svg:height="0.144cm" svg:x="8.963cm" svg:y="20.187cm" svg:viewBox="0 0 133 145" draw:points="133,99 124,120 78,86 82,145 56,145 61,86 14,120 0,99 52,73 0,48 14,25 61,60 56,0 82,0 78,60 124,25 133,48 82,73">
          <text:p/>
        </draw:polygon>
        <draw:path draw:style-name="gr5" draw:text-style-name="P5" draw:layer="layout" svg:width="0.157cm" svg:height="0.237cm" svg:x="9.328cm" svg:y="20.255cm" svg:viewBox="0 0 158 238" svg:d="M128 26c4 5 8 9 8 13 5 4 5 13 5 17 0 8-5 17-5 25-4 5-8 13-12 17-9 5-14 9-22 13-9 0-17 4-30 4-4 0-13 0-17-4-9 0-13 0-17-4 0 4-4 4-4 8s0 4 0 9c0 4 0 8 4 12 4 0 8 5 17 5h42c9 0 18 0 27 4 4 0 12 4 17 8 4 5 8 9 12 13 0 4 5 13 5 17 0 8-5 17-5 21-4 9-8 13-17 17-8 5-17 9-25 13-9 4-22 4-39 4-13 0-26 0-34-4-8 0-17-4-21-8-9-5-13-9-13-13-4-5-4-9-4-17 0-9 0-17 4-21 4-5 9-13 17-17-4 0-4-5-8-5 0-4-5-4-5-8 0 0 0-4-4-9v-4c0-8 4-17 4-21 5-8 9-13 13-17 0-4-4-4-4-8-4 0-4-5-4-9 0 0-5-4-5-8 0-5 0-9 0-13 0-8 0-13 5-21 4-9 8-13 12-17 9-10 13-14 21-14 9-4 17-4 26-4 4 0 8 0 13 0 4 0 8 0 12 0h61v26zM30 191c0 9 4 17 12 17 9 5 17 9 34 9 9 0 17 0 21-4 9 0 14-5 18-5 4-4 4-8 9-12 0 0 0-5 0-9 0-8 0-12-9-17-4 0-13-4-26-4h-43c-4 0-4 4-8 4-4 5-4 5-4 9-4 4-4 4-4 8zM38 56c0 8 0 13 4 17 0 4 4 8 4 8 5 5 9 9 13 9s9 4 13 4c8 0 13-4 17-4s8-4 13-9c0-4 4-8 4-12 5-5 5-9 5-13s0-8-5-13c0-4-4-8-4-12-5-5-9-5-13-9-4 0-9 0-17 0-4 0-9 0-13 4-4 0-8 5-13 5-4 4-4 8-8 12 0 5 0 9 0 13z">
          <text:p/>
        </draw:path>
        <draw:path draw:style-name="gr5" draw:text-style-name="P5" draw:layer="layout" svg:width="0.136cm" svg:height="0.169cm" svg:x="9.531cm" svg:y="20.255cm" svg:viewBox="0 0 137 170" svg:d="M0 0h26v34c12-13 21-21 29-26 9-8 22-8 30-8 17 0 30 4 39 17 9 8 13 25 13 46h-31c0-12 0-21-4-29-4-9-13-9-21-9-4 0-9 0-13 0s-8 5-13 9c-4 0-8 4-12 8-5 9-9 13-13 17v111h-30z">
          <text:p/>
        </draw:path>
        <draw:path draw:style-name="gr5" draw:text-style-name="P5" draw:layer="layout" svg:width="0.157cm" svg:height="0.169cm" svg:x="9.701cm" svg:y="20.255cm" svg:viewBox="0 0 158 170" svg:d="M158 85c0 12-5 26-9 34-4 13-8 22-13 30-8 9-16 13-25 17-13 4-21 4-34 4s-25 0-35-4c-8-4-17-8-25-17-5-4-9-17-13-25-4-13-4-22-4-39 0-13 0-26 4-34 4-13 8-21 17-30 4-4 13-13 26-17 9-4 22-4 34-4 9 0 22 0 30 4 9 4 17 9 25 17 5 9 13 17 13 26 4 12 9 25 9 38zM128 85c0-9-4-17-4-26-4-8-4-17-9-21-4-4-12-8-17-13-8 0-12 0-21 0-8 0-17 0-21 5-9 4-14 8-18 12-4 5-4 13-8 21 0 5 0 13 0 22 0 12 0 21 0 26 4 8 8 17 12 21 5 4 10 9 14 13 8 0 13 4 21 4 9 0 17-4 21-4 9-4 13-9 17-17 5-4 9-13 9-17 0-9 4-18 4-26z">
          <text:p/>
        </draw:path>
        <draw:path draw:style-name="gr5" draw:text-style-name="P5" draw:layer="layout" svg:width="0.135cm" svg:height="0.169cm" svg:x="9.896cm" svg:y="20.255cm" svg:viewBox="0 0 136 170" svg:d="M136 170h-25v-29c-4 8-13 12-17 17-4 4-8 4-13 8-4 4-8 4-12 4-5 0-9 0-13 0-17 0-31-4-39-12-13-9-17-26-17-47v-111h30v111c0 25 13 38 30 38 4 0 9 0 13-4 0 0 4 0 8-4 5-5 9-5 13-13 4-4 9-9 13-13v-115h29z">
          <text:p/>
        </draw:path>
        <draw:path draw:style-name="gr5" draw:text-style-name="P5" draw:layer="layout" svg:width="0.14cm" svg:height="0.237cm" svg:x="10.086cm" svg:y="20.255cm" svg:viewBox="0 0 141 238" svg:d="M141 81c0 17 0 30-4 43-4 8-13 17-18 25-8 9-17 13-25 17-13 4-21 4-34 4-4 0-13 0-17 0s-9 0-17-4v72h-26v-238h26v31c8-13 17-23 25-27 13-4 22-4 34-4 9 0 17 0 22 4 8 4 17 10 21 18 5 9 9 17 9 26 4 12 4 21 4 33zM111 86c0-9 0-17 0-26-4-8-4-12-9-17 0-8-4-12-8-12-4-5-9-5-17-5-4 0-9 0-9 0-4 0-8 5-12 5-5 4-9 8-13 12-4 5-9 9-17 17v81c8 4 13 4 17 4 8 4 13 4 17 4 17 0 30-8 38-17 9-13 13-25 13-46z">
          <text:p/>
        </draw:path>
        <draw:path draw:style-name="gr3" draw:text-style-name="P3" draw:layer="layout" svg:width="0.335cm" svg:height="0.542cm" svg:x="4.021cm" svg:y="1.583cm" svg:viewBox="0 0 336 543" svg:d="M0 513v-89c8 9 17 13 30 22 12 4 21 8 34 12 12 4 25 9 38 9 12 4 25 4 34 4 39 0 64-4 81-17 21-13 30-30 30-55 0-13-5-21-9-30-8-12-17-17-25-25-13-9-26-17-38-22-17-9-31-17-48-26-17-8-34-17-51-25-12-13-30-21-38-34-13-13-21-26-30-38-4-17-8-34-8-55 0-26 4-47 17-64s25-34 42-42c22-13 43-22 64-30 21-4 48-8 73-8 55 0 93 8 119 21v84c-30-21-68-34-115-34-13 0-25 5-38 5-14 4-26 8-35 12-13 5-21 13-25 22-9 8-9 21-9 34 0 8 0 21 5 29 8 9 12 17 21 21 12 9 21 17 39 22 13 8 25 12 46 21 17 13 34 21 51 29 17 13 30 26 43 39 12 13 21 26 29 43 5 13 9 30 9 51 0 25-4 51-13 68-13 17-25 34-46 42-18 13-39 21-60 26-25 4-51 8-77 8-9 0-21 0-34 0-13-4-25-4-38-8-13 0-26-5-38-9-13-4-22-9-30-13z">
          <text:p/>
        </draw:path>
        <draw:path draw:style-name="gr3" draw:text-style-name="P3" draw:layer="layout" svg:width="0.314cm" svg:height="0.39cm" svg:x="4.415cm" svg:y="1.735cm" svg:viewBox="0 0 315 391" svg:d="M315 383h-81v-60c-25 47-63 68-115 68-38 0-68-8-85-30-21-21-34-46-34-80 0-68 42-111 123-123l111-17c0-51-25-76-76-76-43 0-86 12-120 42v-72c38-26 85-35 137-35 93 0 140 48 140 141zM234 200l-76 9c-25 4-43 8-56 17-13 8-21 25-21 46 0 17 8 30 17 38 12 13 30 17 47 17 26 0 47-8 64-29 17-17 25-38 25-68z">
          <text:p/>
        </draw:path>
        <draw:path draw:style-name="gr3" draw:text-style-name="P3" draw:layer="layout" svg:width="0.559cm" svg:height="0.382cm" svg:x="4.835cm" svg:y="1.735cm" svg:viewBox="0 0 560 383" svg:d="M560 383h-86v-205c0-38-8-68-17-85-12-17-29-25-55-25-25 0-42 8-59 30-13 25-21 50-21 80v205h-85v-214c0-67-25-101-76-101-21 0-42 8-55 30-17 21-21 46-21 80v205h-85v-374h85v59c25-47 67-68 118-68 26 0 47 4 68 21 17 13 34 30 38 55 30-50 72-76 127-76 82 0 124 51 124 153z">
          <text:p/>
        </draw:path>
        <draw:path draw:style-name="gr3" draw:text-style-name="P3" draw:layer="layout" svg:width="0.365cm" svg:height="0.555cm" svg:x="5.496cm" svg:y="1.735cm" svg:viewBox="0 0 366 556" svg:d="M85 327v229h-85v-547h85v63c30-46 73-72 128-72 47 0 85 17 110 47 30 34 43 80 43 135 0 65-17 116-47 154-30 34-68 55-123 55-47 0-86-21-111-64zM85 178v48c0 29 8 51 25 68 17 21 39 29 69 29s55-13 72-34c17-25 26-59 26-107 0-34-9-63-26-84-13-22-38-30-68-30-29 0-52 8-73 30-17 21-25 50-25 80z">
          <text:p/>
        </draw:path>
        <draw:polygon draw:style-name="gr3" draw:text-style-name="P3" draw:layer="layout" svg:width="0.089cm" svg:height="0.554cm" svg:x="5.947cm" svg:y="1.562cm" svg:viewBox="0 0 90 555" draw:points="0,0 90,0 90,555 0,555">
          <text:p/>
        </draw:polygon>
        <draw:path draw:style-name="gr3" draw:text-style-name="P3" draw:layer="layout" svg:width="0.339cm" svg:height="0.39cm" svg:x="6.119cm" svg:y="1.735cm" svg:viewBox="0 0 340 391" svg:d="M340 217h-255c0 34 13 64 30 81 21 21 51 29 85 29 43 0 77-12 111-38v68c-34 26-81 34-136 34-56 0-98-17-128-51-34-34-47-80-47-144 0-59 17-106 51-140 34-38 76-56 128-56 51 0 94 18 119 48 30 34 42 80 42 140zM260 158c0-30-9-55-22-72-17-17-33-26-59-26-25 0-47 9-64 30-17 17-26 38-30 68z">
          <text:p/>
        </draw:path>
        <draw:path draw:style-name="gr3" draw:text-style-name="P3" draw:layer="layout" svg:width="0.267cm" svg:height="0.39cm" svg:x="6.721cm" svg:y="1.735cm" svg:viewBox="0 0 268 391" svg:d="M0 370v-76c30 21 69 33 107 33 51 0 76-12 76-42 0-8-4-17-8-25-4-5-9-9-17-13-9-4-17-9-26-13-12-4-21-8-33-12-17-9-30-13-44-22-13-4-21-12-30-21-8-9-17-21-21-30 0-12-4-25-4-38 0-17 4-34 13-46 8-17 21-26 34-38 12-9 30-18 52-23 17-4 33-4 55-4 34 0 63 4 93 13v77c-26-17-55-30-89-30-13 0-21 5-30 5-8 4-17 4-25 8-4 4-9 9-13 17-4 4-4 9-4 17s0 13 4 21c4 4 9 9 17 13 4 4 13 8 21 13 13 4 21 8 34 12 17 4 30 13 42 22 13 4 26 12 34 21 9 8 17 17 21 29 5 13 9 26 9 43s-4 34-13 46c-12 17-21 26-38 38-13 9-29 13-51 18-17 8-38 8-59 8-43 0-77-8-107-21z">
          <text:p/>
        </draw:path>
        <draw:path draw:style-name="gr3" draw:text-style-name="P3" draw:layer="layout" svg:width="0.102cm" svg:height="0.551cm" svg:x="7.06cm" svg:y="1.566cm" svg:viewBox="0 0 103 552" svg:d="M51 97c-17 0-25-4-38-13-9-8-13-21-13-34 0-12 4-25 13-33 13-9 21-17 38-17 14 0 26 8 35 17 13 8 17 21 17 33 0 13-4 26-17 34-9 9-21 13-35 13zM94 552h-85v-374h85z">
          <text:p/>
        </draw:path>
        <draw:polygon draw:style-name="gr3" draw:text-style-name="P3" draw:layer="layout" svg:width="0.322cm" svg:height="0.373cm" svg:x="7.217cm" svg:y="1.744cm" svg:viewBox="0 0 323 374" draw:points="323,33 120,305 323,305 323,374 0,374 0,340 209,63 22,63 22,0 323,0">
          <text:p/>
        </draw:polygon>
        <draw:path draw:style-name="gr3" draw:text-style-name="P3" draw:layer="layout" svg:width="0.339cm" svg:height="0.39cm" svg:x="7.586cm" svg:y="1.735cm" svg:viewBox="0 0 340 391" svg:d="M340 217h-254c0 34 12 64 33 81 17 21 47 29 81 29 42 0 81-12 110-38v68c-34 26-76 34-131 34s-102-17-132-51-47-80-47-144c0-59 17-106 52-140 34-38 76-56 127-56 50 0 93 18 118 48 30 34 43 80 43 140zM259 158c0-30-8-55-21-72s-34-26-59-26c-26 0-43 9-64 30-13 17-25 38-29 68z">
          <text:p/>
        </draw:path>
        <draw:path draw:style-name="gr3" draw:text-style-name="P3" draw:layer="layout" svg:width="0.212cm" svg:height="0.728cm" svg:x="8.094cm" svg:y="1.566cm" svg:viewBox="0 0 213 729" svg:d="M205 534c0 64-13 111-38 145-30 34-64 50-115 50-17 0-35-4-52-12v-72c17 8 31 17 48 17 47 0 72-43 72-128v-356h85zM162 97c-12 0-25-4-38-13-8-8-13-21-13-34 0-12 5-25 13-33 13-9 26-17 38-17 13 0 26 8 34 17 13 8 17 21 17 33 0 13-4 26-17 34-8 9-21 13-34 13z">
          <text:p/>
        </draw:path>
        <draw:path draw:style-name="gr3" draw:text-style-name="P3" draw:layer="layout" svg:width="0.335cm" svg:height="0.381cm" svg:x="8.399cm" svg:y="1.744cm" svg:viewBox="0 0 336 382" svg:d="M336 374h-84v-61h-5c-21 48-59 69-114 69-90 0-133-52-133-162v-220h85v212c0 67 26 101 78 101 25 0 46-8 63-25 17-21 26-43 26-76v-212h84z">
          <text:p/>
        </draw:path>
        <draw:path draw:style-name="gr3" draw:text-style-name="P3" draw:layer="layout" svg:width="0.267cm" svg:height="0.39cm" svg:x="8.819cm" svg:y="1.735cm" svg:viewBox="0 0 268 391" svg:d="M0 370v-76c34 21 68 33 107 33 51 0 76-12 76-42 0-8 0-17-8-25-4-5-9-9-17-13-4-4-13-9-25-13-9-4-22-8-34-12-18-9-31-13-44-22-13-4-21-12-29-21-9-9-13-21-17-30-5-12-9-25-9-38 0-17 4-34 13-46 8-17 21-26 34-38 17-9 34-18 52-23 17-4 38-4 55-4 34 0 68 4 93 13v77c-25-17-55-30-89-30-13 0-21 5-30 5-8 4-17 4-21 8-8 4-12 9-18 17 0 4-4 9-4 17s4 13 4 21c6 4 10 9 18 13 9 4 13 8 26 13 8 4 17 8 29 12 17 4 30 13 47 22 13 4 21 12 29 21 9 8 17 17 22 29 4 13 8 26 8 43s-4 34-13 46c-8 17-21 26-38 38-12 9-29 13-46 18-21 8-43 8-64 8-39 0-77-8-107-21z">
          <text:p/>
        </draw:path>
        <draw:path draw:style-name="gr3" draw:text-style-name="P3" draw:layer="layout" svg:width="0.239cm" svg:height="0.492cm" svg:x="9.124cm" svg:y="1.633cm" svg:viewBox="0 0 240 493" svg:d="M240 480c-18 9-39 13-65 13-72 0-110-34-110-106v-212h-65v-63h65v-91l85-21v112h90v63h-90v191c0 21 4 38 12 46 9 9 22 13 43 13 13 0 25-4 35-13z">
          <text:p/>
        </draw:path>
        <draw:path draw:style-name="gr3" draw:text-style-name="P3" draw:layer="layout" svg:width="0.101cm" svg:height="0.551cm" svg:x="9.43cm" svg:y="1.566cm" svg:viewBox="0 0 102 552" svg:d="M51 97c-17 0-25-4-39-13-8-8-12-21-12-34 0-12 4-25 12-33 14-9 22-17 39-17 13 0 26 8 34 17 13 8 17 21 17 33 0 13-4 26-17 34-8 9-21 13-34 13zM94 552h-86v-374h86z">
          <text:p/>
        </draw:path>
        <draw:path draw:style-name="gr3" draw:text-style-name="P3" draw:layer="layout" svg:width="0.25cm" svg:height="0.564cm" svg:x="9.595cm" svg:y="1.553cm" svg:viewBox="0 0 251 565" svg:d="M251 80c-13-8-25-12-42-12-39 0-60 25-60 72v51h85v63h-85v311h-85v-311h-64v-63h64v-64c0-38 13-68 38-93 26-21 60-34 98-34 21 0 38 4 51 8z">
          <text:p/>
        </draw:path>
        <draw:path draw:style-name="gr3" draw:text-style-name="P3" draw:layer="layout" svg:width="0.102cm" svg:height="0.551cm" svg:x="9.883cm" svg:y="1.566cm" svg:viewBox="0 0 103 552" svg:d="M47 97c-13 0-26-4-34-13-9-8-13-21-13-34 0-12 4-25 13-33 8-9 21-17 34-17 17 0 30 8 39 17 8 8 17 21 17 33 0 13-9 26-17 34-9 9-22 13-39 13zM90 552h-86v-374h86z">
          <text:p/>
        </draw:path>
        <draw:path draw:style-name="gr3" draw:text-style-name="P3" draw:layer="layout" svg:width="0.293cm" svg:height="0.39cm" svg:x="10.061cm" svg:y="1.735cm" svg:viewBox="0 0 294 391" svg:d="M294 365c-30 18-68 26-106 26-60 0-102-17-136-51s-52-80-52-135c0-64 18-111 56-149 34-38 85-56 144-56 34 0 68 4 94 18v76c-26-17-56-25-85-25-34 0-64 8-89 34-21 25-34 55-34 97 0 38 13 68 34 89 21 26 51 34 85 34 29 0 59-8 89-29z">
          <text:p/>
        </draw:path>
        <draw:path draw:style-name="gr3" draw:text-style-name="P3" draw:layer="layout" svg:width="0.313cm" svg:height="0.39cm" svg:x="10.409cm" svg:y="1.735cm" svg:viewBox="0 0 314 391" svg:d="M314 383h-80v-60h-4c-26 47-64 68-111 68-38 0-68-8-90-30-21-21-29-46-29-80 0-68 38-111 124-123l110-17c0-51-26-76-76-76-47 0-86 12-124 42v-72c42-26 90-35 141-35 93 0 139 48 139 141zM234 200l-81 9c-21 4-42 8-55 17-13 8-17 25-17 46 0 17 4 30 17 38 13 13 26 17 47 17 25 0 47-8 63-29 17-17 26-38 26-68z">
          <text:p/>
        </draw:path>
        <draw:path draw:style-name="gr3" draw:text-style-name="P3" draw:layer="layout" svg:width="0.237cm" svg:height="0.492cm" svg:x="10.786cm" svg:y="1.633cm" svg:viewBox="0 0 238 493" svg:d="M238 480c-18 9-39 13-64 13-77 0-110-34-110-106v-212h-64v-63h64v-91l84-21v112h90v63h-90v191c0 21 4 38 13 46 8 9 21 13 38 13s26-4 39-13z">
          <text:p/>
        </draw:path>
        <draw:path draw:style-name="gr3" draw:text-style-name="P3" draw:layer="layout" svg:width="0.101cm" svg:height="0.551cm" svg:x="11.087cm" svg:y="1.566cm" svg:viewBox="0 0 102 552" svg:d="M51 97c-13 0-26-4-34-13-9-8-17-21-17-34 0-12 8-25 17-33 8-9 21-17 34-17 17 0 26 8 39 17 8 8 12 21 12 33 0 13-4 26-12 34-9 9-22 13-39 13zM94 552h-86v-374h86z">
          <text:p/>
        </draw:path>
        <draw:path draw:style-name="gr3" draw:text-style-name="P3" draw:layer="layout" svg:width="0.382cm" svg:height="0.39cm" svg:x="11.269cm" svg:y="1.735cm" svg:viewBox="0 0 383 391" svg:d="M187 391c-55 0-102-17-136-51-34-38-51-80-51-140 0-63 17-110 51-148 38-34 85-52 148-52 55 0 102 18 136 52 31 34 48 80 48 144 0 59-17 106-52 140-34 38-85 55-144 55zM191 69c-30 0-59 8-77 34-21 21-29 55-29 93 0 42 8 72 29 93 18 26 47 34 77 34 34 0 59-8 76-34 21-21 30-51 30-93s-9-72-30-93c-17-26-42-34-76-34z">
          <text:p/>
        </draw:path>
        <draw:path draw:style-name="gr3" draw:text-style-name="P3" draw:layer="layout" svg:width="0.33cm" svg:height="0.382cm" svg:x="11.74cm" svg:y="1.735cm" svg:viewBox="0 0 331 383" svg:d="M331 383h-86v-214c0-67-25-101-72-101-25 0-46 8-63 25-17 21-25 47-25 76v214h-85v-374h85v59c29-47 67-68 122-68 38 0 72 13 94 38 22 26 30 64 30 115z">
          <text:p/>
        </draw:path>
        <draw:path draw:style-name="gr3" draw:text-style-name="P3" draw:layer="layout" svg:width="0.25cm" svg:height="0.564cm" svg:x="12.342cm" svg:y="1.553cm" svg:viewBox="0 0 251 565" svg:d="M251 80c-13-8-26-12-39-12-42 0-63 25-63 72v51h89v63h-89v311h-85v-311h-64v-63h64v-64c0-38 13-68 38-93 26-21 60-34 98-34 21 0 38 4 51 8z">
          <text:p/>
        </draw:path>
        <draw:path draw:style-name="gr3" draw:text-style-name="P3" draw:layer="layout" svg:width="0.385cm" svg:height="0.39cm" svg:x="12.613cm" svg:y="1.735cm" svg:viewBox="0 0 386 391" svg:d="M190 391c-59 0-105-17-139-51-34-38-51-80-51-140 0-63 17-110 55-148 34-34 85-52 144-52s107 18 137 52c34 34 50 80 50 144 0 59-16 106-55 140-33 38-81 55-141 55zM195 69c-34 0-60 8-81 34-17 21-29 55-29 93 0 42 12 72 29 93 21 26 47 34 81 34s59-8 76-34c18-21 27-51 27-93s-9-72-27-93c-17-26-42-34-76-34z">
          <text:p/>
        </draw:path>
        <draw:path draw:style-name="gr3" draw:text-style-name="P3" draw:layer="layout" svg:width="0.217cm" svg:height="0.382cm" svg:x="13.083cm" svg:y="1.735cm" svg:viewBox="0 0 218 383" svg:d="M218 89c-9-8-27-13-44-13-25 0-47 13-64 34-16 21-25 55-25 94v179h-85v-374h85v76c9-26 21-47 38-64 21-12 38-21 59-21 17 0 27 4 36 9z">
          <text:p/>
        </draw:path>
        <draw:path draw:style-name="gr3" draw:text-style-name="P3" draw:layer="layout" svg:width="0.365cm" svg:height="0.555cm" svg:x="13.566cm" svg:y="1.735cm" svg:viewBox="0 0 366 556" svg:d="M86 327v229h-86v-547h86v63c30-46 72-72 127-72 47 0 85 17 111 47 29 34 42 80 42 135 0 65-17 116-47 154-29 34-68 55-123 55-46 0-84-21-110-64zM86 178v48c0 29 9 51 26 68 17 21 38 29 67 29 30 0 55-13 72-34 18-25 26-59 26-107 0-34-8-63-26-84-12-22-38-30-67-30-30 0-51 8-72 30-17 21-26 50-26 80z">
          <text:p/>
        </draw:path>
        <draw:path draw:style-name="gr3" draw:text-style-name="P3" draw:layer="layout" svg:width="0.386cm" svg:height="0.39cm" svg:x="13.99cm" svg:y="1.735cm" svg:viewBox="0 0 387 391" svg:d="M192 391c-55 0-102-17-137-51-33-38-55-80-55-140 0-63 22-110 55-148 40-34 86-52 146-52 59 0 105 18 140 52 29 34 46 80 46 144 0 59-17 106-51 140-38 38-85 55-144 55zM196 69c-33 0-59 8-76 34-21 21-30 55-30 93 0 42 9 72 30 93 17 26 43 34 76 34 34 0 60-8 77-34 21-21 29-51 29-93s-8-72-29-93c-17-26-43-34-77-34z">
          <text:p/>
        </draw:path>
        <draw:path draw:style-name="gr3" draw:text-style-name="P3" draw:layer="layout" svg:width="0.267cm" svg:height="0.39cm" svg:x="14.44cm" svg:y="1.735cm" svg:viewBox="0 0 268 391" svg:d="M0 370v-76c29 21 68 33 107 33 51 0 76-12 76-42 0-8-4-17-9-25-4-5-8-9-16-13-9-4-17-9-26-13-8-4-21-8-34-12-17-9-30-13-43-22-13-4-21-12-30-21-8-9-13-21-17-30-4-12-8-25-8-38 0-17 4-34 12-46 9-17 22-26 34-38 18-9 31-18 52-23 17-4 38-4 55-4 34 0 68 4 93 13v77c-25-17-55-30-88-30-13 0-22 5-30 5-9 4-17 4-21 8-9 4-13 9-17 17-5 4-5 9-5 17s0 13 5 21c4 4 8 9 17 13 4 4 12 8 21 13 13 4 21 8 34 12 17 4 29 13 42 22 13 4 26 12 34 21 8 8 17 17 21 29 4 13 9 26 9 43s-5 34-13 46c-13 17-21 26-38 38-13 9-30 13-51 18-17 8-38 8-59 8-43 0-78-8-107-21z">
          <text:p/>
        </draw:path>
        <draw:path draw:style-name="gr3" draw:text-style-name="P3" draw:layer="layout" svg:width="0.237cm" svg:height="0.492cm" svg:x="14.745cm" svg:y="1.633cm" svg:viewBox="0 0 238 493" svg:d="M238 480c-17 9-38 13-63 13-72 0-112-34-112-106v-212h-63v-63h63v-91l86-21v112h89v63h-89v191c0 21 4 38 13 46 8 9 21 13 38 13s30-4 38-13z">
          <text:p/>
        </draw:path>
        <draw:path draw:style-name="gr3" draw:text-style-name="P3" draw:layer="layout" svg:width="0.331cm" svg:height="0.381cm" svg:x="15.05cm" svg:y="1.744cm" svg:viewBox="0 0 332 382" svg:d="M332 374h-86v-61c-26 48-64 69-114 69-90 0-132-52-132-162v-220h85v212c0 67 25 101 76 101 26 0 47-8 64-25 12-21 21-43 21-76v-212h86z">
          <text:p/>
        </draw:path>
        <draw:path draw:style-name="gr3" draw:text-style-name="P3" draw:layer="layout" svg:width="0.216cm" svg:height="0.382cm" svg:x="15.491cm" svg:y="1.735cm" svg:viewBox="0 0 217 383" svg:d="M217 89c-8-8-21-13-42-13-27 0-48 13-65 34s-25 55-25 94v179h-85v-374h85v76h4c8-26 21-47 38-64 17-12 34-21 56-21 17 0 30 4 34 9z">
          <text:p/>
        </draw:path>
        <draw:path draw:style-name="gr3" draw:text-style-name="P3" draw:layer="layout" svg:width="0.314cm" svg:height="0.39cm" svg:x="15.741cm" svg:y="1.735cm" svg:viewBox="0 0 315 391" svg:d="M315 383h-81v-60c-25 47-64 68-114 68-38 0-69-8-90-30-17-21-30-46-30-80 0-68 42-111 124-123l110-17c0-51-25-76-76-76-43 0-85 12-120 42v-72c39-26 86-35 137-35 93 0 140 48 140 141zM234 200l-76 9c-26 4-47 8-55 17-13 8-21 25-21 46 0 17 8 30 17 38 12 13 25 17 46 17 25 0 47-8 64-29 17-17 25-38 25-68z">
          <text:p/>
        </draw:path>
        <draw:polygon draw:style-name="gr3" draw:text-style-name="P3" draw:layer="layout" svg:width="0.089cm" svg:height="0.554cm" svg:x="16.158cm" svg:y="1.562cm" svg:viewBox="0 0 90 555" draw:points="0,0 90,0 90,555 0,555">
          <text:p/>
        </draw:polygon>
        <draw:path draw:style-name="gr3" draw:text-style-name="P3" draw:layer="layout" svg:width="0.263cm" svg:height="0.39cm" svg:x="16.538cm" svg:y="1.735cm" svg:viewBox="0 0 264 391" svg:d="M0 370v-76c29 21 63 33 103 33 50 0 76-12 76-42 0-8 0-17-4-25-5-5-13-9-17-13-9-4-17-9-30-13-8-4-21-8-35-12-13-9-25-13-38-22-13-4-26-12-34-21-4-9-13-21-17-30-4-12-4-25-4-38 0-17 4-34 13-46 8-17 16-26 33-38 13-9 30-18 47-23 22-4 39-4 60-4 34 0 64 4 94 13v77c-30-17-60-30-94-30-8 0-21 5-29 5-9 4-13 4-21 8-6 4-10 9-14 17-5 4-5 9-5 17s0 13 5 21c4 4 8 9 14 13 8 4 17 8 25 13 9 4 21 8 34 12s30 13 42 22c13 4 21 12 34 21 9 8 13 17 17 29 9 13 9 26 9 43s-5 34-13 46c-9 17-21 26-34 38-17 9-34 13-51 18-21 8-38 8-59 8-44 0-78-8-107-21z">
          <text:p/>
        </draw:path>
        <draw:path draw:style-name="gr3" draw:text-style-name="P3" draw:layer="layout" svg:width="0.552cm" svg:height="0.373cm" svg:x="16.834cm" svg:y="1.744cm" svg:viewBox="0 0 553 374" svg:d="M553 0l-112 374h-89l-67-256c-5-8-5-21-5-34h-4c0 9 0 21-4 34l-77 256h-84l-111-374h90l67 267c0 8 0 21 5 33 0-8 4-21 8-33l72-267h81l67 271c5 8 5 17 5 29h4c0-8 0-16 4-29l68-271z">
          <text:p/>
        </draw:path>
        <draw:path draw:style-name="gr3" draw:text-style-name="P3" draw:layer="layout" svg:width="0.314cm" svg:height="0.39cm" svg:x="17.419cm" svg:y="1.735cm" svg:viewBox="0 0 315 391" svg:d="M315 383h-81v-60c-26 47-64 68-115 68-38 0-68-8-89-30-17-21-30-46-30-80 0-68 43-111 123-123l111-17c0-51-26-76-77-76-42 0-84 12-118 42v-72c38-26 84-35 135-35 95 0 141 48 141 141zM234 200l-77 9c-25 4-42 8-55 17-12 8-21 25-21 46 0 17 9 30 17 38 13 13 25 17 47 17 25 0 46-8 63-29 17-17 26-38 26-68z">
          <text:p/>
        </draw:path>
        <draw:path draw:style-name="gr3" draw:text-style-name="P3" draw:layer="layout" svg:width="0.377cm" svg:height="0.55cm" svg:x="17.784cm" svg:y="1.744cm" svg:viewBox="0 0 378 551" svg:d="M378 0l-169 433c-34 76-86 118-150 118-17 0-29-4-42-8v-68c13 5 25 5 38 5 30 0 55-13 68-47l26-59-149-374h93l90 272c5 4 5 13 9 25 4-4 4-12 8-25l93-272z">
          <text:p/>
        </draw:path>
        <draw:path draw:style-name="gr3" draw:text-style-name="P3" draw:layer="layout" svg:width="0.267cm" svg:height="0.39cm" svg:x="18.399cm" svg:y="1.735cm" svg:viewBox="0 0 268 391" svg:d="M0 370v-76c33 21 67 33 107 33 51 0 76-12 76-42 0-8 0-17-9-25-4-5-8-9-16-13-5-4-13-9-26-13-8-4-21-8-34-12-18-9-31-13-43-22-13-4-22-12-30-21s-13-21-17-30c-4-12-8-25-8-38 0-17 4-34 12-46 9-17 21-26 34-38 17-9 34-18 52-23 17-4 38-4 55-4 34 0 68 4 93 13v77c-25-17-55-30-88-30-13 0-22 5-30 5-9 4-17 4-21 8-9 4-13 9-17 17 0 4-5 9-5 17s5 13 5 21c4 4 8 9 17 13 8 4 12 8 25 13 9 4 17 8 30 12 17 4 29 13 46 22 13 4 21 12 30 21 8 8 17 17 21 29 4 13 9 26 9 43s-5 34-13 46c-9 17-21 26-38 38-13 9-30 13-47 18-21 8-42 8-63 8-40 0-78-8-107-21z">
          <text:p/>
        </draw:path>
        <draw:path draw:style-name="gr3" draw:text-style-name="P3" draw:layer="layout" svg:width="0.237cm" svg:height="0.492cm" svg:x="18.704cm" svg:y="1.633cm" svg:viewBox="0 0 238 493" svg:d="M238 480c-17 9-38 13-63 13-73 0-112-34-112-106v-212h-63v-63h63v-91l86-21v112h89v63h-89v191c0 21 4 38 13 46 8 9 21 13 42 13 13 0 26-4 34-13z">
          <text:p/>
        </draw:path>
        <draw:path draw:style-name="gr3" draw:text-style-name="P3" draw:layer="layout" svg:width="0.335cm" svg:height="0.381cm" svg:x="19.009cm" svg:y="1.744cm" svg:viewBox="0 0 336 382" svg:d="M336 374h-85v-61h-4c-22 48-61 69-116 69-89 0-131-52-131-162v-220h85v212c0 67 25 101 76 101 25 0 47-8 64-25 17-21 26-43 26-76v-212h85z">
          <text:p/>
        </draw:path>
        <draw:path draw:style-name="gr3" draw:text-style-name="P3" draw:layer="layout" svg:width="0.364cm" svg:height="0.564cm" svg:x="19.429cm" svg:y="1.561cm" svg:viewBox="0 0 365 565" svg:d="M365 557h-85v-64h-4c-25 46-68 72-123 72-47 0-85-17-111-51-30-34-42-76-42-136 0-64 12-111 47-149 30-38 68-55 119-55s89 17 110 59h4v-233h85zM280 386v-51c0-25-8-47-25-68-17-17-38-25-68-25-29 0-55 8-72 34-21 25-30 55-30 97 0 39 9 69 26 90 17 26 42 34 72 34s51-8 72-29c17-22 25-51 25-82z">
          <text:p/>
        </draw:path>
        <draw:path draw:style-name="gr3" draw:text-style-name="P3" draw:layer="layout" svg:width="0.378cm" svg:height="0.55cm" svg:x="19.848cm" svg:y="1.744cm" svg:viewBox="0 0 379 551" svg:d="M379 0l-171 433c-34 76-81 118-144 118-21 0-34-4-47-8v-68c13 5 26 5 38 5 30 0 55-13 68-47l26-59-149-374h93l90 272c4 4 4 13 8 25 4-4 4-12 9-25l93-272z">
          <text:p/>
        </draw:path>
        <draw:path draw:style-name="gr3" draw:text-style-name="P3" draw:layer="layout" svg:width="0.378cm" svg:height="0.3cm" svg:x="8.433cm" svg:y="8.043cm" svg:viewBox="0 0 379 301" svg:d="M370 0c-17 0-29 0-55 0-29 0-42 0-59 0-9 0-9 0-9 4 0 0-4 8-4 13 0 4 0 4 17 4 13 0 26 0 26 4s-5 17-13 55c-9 25-13 51-13 51v4h-64c-63 0-63 0-63-4 0 0 4-21 13-51 12-47 12-55 12-55 4-4 9-4 30-4 8 0 13 0 13 0 4-4 4-4 4-9 4-8 4-8 4-8-4-4-4-4-8-4-17 0-34 0-55 0-22 0-43 0-60 0-4 0-8 0-8 0 0 0-4 4-4 8 0 9 0 9 0 9 0 4 0 4 17 4 12 0 25 0 25 4 0 8-64 247-64 247-5 4-5 4-9 8-4 0-17 0-26 0h-4c-8 0-8 0-8 9-5 4-5 8-5 8 0 4 5 4 9 4 17 0 34 0 56 0 21 0 42 0 59 0h9c0-4 0-4 4-8 0-9 0-9 0-13h-17c-13 0-21 0-21-4-4 0-4 0-4 0 0 0 8-30 17-64l12-60h64c42 0 64 0 64 0 0 4-26 120-30 120 0 4-4 4-9 8-4 0-17 0-25 0h-4c-9 0-9 0-9 9 0 4 0 8 0 8 0 0 0 4 4 4 22 0 39 0 60 0s42 0 59 0h4c5-4 5-4 5-8 4-9 4-9 0-13h-13c-13 0-21 0-25-4 0-4 59-247 59-251 4-4 13-4 29-4 9 0 17 0 17 0 0-4 0-4 5-9 0-4 0-8 0-8 0-4 0-4-9-4z">
          <text:p/>
        </draw:path>
        <draw:path draw:style-name="gr3" draw:text-style-name="P3" draw:layer="layout" svg:width="0.131cm" svg:height="0.212cm" svg:x="8.798cm" svg:y="8.216cm" svg:viewBox="0 0 132 213" svg:d="M17 26c-13 21-17 42-17 80 0 35 4 57 13 73 8 22 25 34 51 34 13 0 22 0 30-4 9-8 17-17 26-30 8-16 12-38 12-73 0-29-4-51-12-72-4-8-9-12-13-21-13-8-26-13-43-13-22 0-34 9-47 26zM90 22c9 8 9 16 13 50 0 9 0 17 0 30 0 18 0 39-4 43 0 30 0 39-13 47-5 9-9 9-22 9-8 0-12 0-22-9-8-8-8-17-12-47 0-4 0-25 0-43 0-13 0-21 0-30 0-34 4-42 12-50 10-9 18-13 22-13 13 0 17 4 26 13z">
          <text:p/>
        </draw:path>
        <draw:path draw:style-name="gr3" draw:text-style-name="P3" draw:layer="layout" svg:width="0.246cm" svg:height="0.289cm" svg:x="9.061cm" svg:y="8.148cm" svg:viewBox="0 0 247 290" svg:d="M204 5c-4 0-13 4-17 13 0 4-4 12-17 68l-18 60v4c-12 17-25 25-38 29-4 5-8 5-12 5-22 0-30-13-30-34 0-9 0-13 0-17 4-17 30-111 30-120 0-8-9-13-17-13-9 0-17 5-17 13-5 5-68 260-68 264 0 9 8 13 17 13 4 0 8 0 12-4 5-5 5-5 18-51l8-43c13 4 25 9 42 9 34 0 55-30 55-30 0 4 5 4 5 8 4 13 22 22 39 22 8 0 8 0 8 0 9-5 13-5 17-13 9-9 17-25 21-51 5 0 5-4 5-4 0-4-5-4-9-4h-4c-4 0-4 0-9 8-4 26-8 38-17 42-4 5-4 5-8 5-9 0-13-9-13-17 0-4 0-4 0-9 0 0 34-132 34-140 0-9-8-13-17-13z">
          <text:p/>
        </draw:path>
        <draw:path draw:style-name="gr3" draw:text-style-name="P3" draw:layer="layout" svg:width="0.105cm" svg:height="0.208cm" svg:x="9.341cm" svg:y="8.216cm" svg:viewBox="0 0 106 209" svg:d="M106 209v-17h-8-8c-9 0-17 0-22-4v-94-94h-4c-4 0-4 0-4 0 0 0-5 5-10 9-12 4-25 8-42 8h-8v17h8c9 0 21-4 30-8h4v162c-4 0-4 4-9 4-4 0-12 0-25 0h-4v17c8-4 42-4 51-4s43 0 51 4z">
          <text:p/>
        </draw:path>
        <draw:path draw:style-name="gr3" draw:text-style-name="P3" draw:layer="layout" svg:width="0.272cm" svg:height="0.017cm" svg:x="9.603cm" svg:y="8.225cm" svg:viewBox="0 0 273 18" svg:d="M0 9c0 5 5 9 9 9h255c4 0 9-4 9-9s-5-9-9-9h-255c-4 0-9 4-9 9z">
          <text:p/>
        </draw:path>
        <draw:path draw:style-name="gr3" draw:text-style-name="P3" draw:layer="layout" svg:width="0.241cm" svg:height="0.289cm" svg:x="10.019cm" svg:y="8.148cm" svg:viewBox="0 0 242 290" svg:d="M203 5c-8 0-17 4-17 13-4 4-4 12-21 68l-13 60-4 4c-8 17-21 25-34 29-4 5-13 5-17 5-21 0-30-13-30-34 0-9 0-13 5-17 0-17 25-111 25-120 0-8-4-13-13-13-8 0-17 5-21 13 0 5-63 260-63 264 0 9 4 13 12 13 5 0 13 0 17-4 5-5 5-5 17-51l9-43c12 4 25 9 42 9 30 0 55-30 55-30 0 4 0 4 0 8 9 13 22 22 43 22 4 0 4 0 8 0 4-5 9-5 13-13 14-9 18-25 26-51v-4c0-4 0-4-8-4-9 0-9 0-9 8-9 26-13 38-18 42-4 5-8 5-8 5-13 0-13-9-13-17 0-4 0-4 0-9 0 0 34-132 34-140 0-9-8-13-17-13z">
          <text:p/>
        </draw:path>
        <draw:path draw:style-name="gr3" draw:text-style-name="P3" draw:layer="layout" svg:width="0.127cm" svg:height="0.208cm" svg:x="10.286cm" svg:y="8.216cm" svg:viewBox="0 0 128 209" svg:d="M21 72c8 0 17-8 17-17 0-12-4-21-17-21v-4c8-8 17-17 30-17 30 0 43 21 43 51 0 17-8 30-21 51-10 8-10 8-44 47-17 17-25 30-25 30-4 4-4 4-4 9v8h120v-4c0 0 4-56 8-56h-13c-4 13-4 17-4 22-4 4-4 4-4 4-4 4-21 4-52 4h-26l17-17c23-22 23-22 35-30 22-17 26-26 34-38 9-9 13-17 13-34 0 0 0-5-4-9-4-29-30-51-65-51-34 0-59 26-59 55 0 9 8 17 21 17z">
          <text:p/>
        </draw:path>
        <draw:path draw:style-name="gr3" draw:text-style-name="P3" draw:layer="layout" svg:width="0.292cm" svg:height="0.101cm" svg:x="10.574cm" svg:y="8.183cm" svg:viewBox="0 0 293 102" svg:d="M0 8c0 4 4 8 9 8h140 140c0-4 4-4 4-8s-4-8-8-8h-281c0 0-4 4-4 8zM0 94c0 4 4 8 4 8h281c4 0 8-4 8-8 0-5-4-9-4-9h-280c-5 0-9 4-9 9z">
          <text:p/>
        </draw:path>
        <draw:path draw:style-name="gr3" draw:text-style-name="P3" draw:layer="layout" svg:width="0.182cm" svg:height="0.301cm" svg:x="11.032cm" svg:y="8.051cm" svg:viewBox="0 0 183 302" svg:d="M21 34c-17 30-21 63-21 119 0 47 4 77 17 102 12 26 38 47 72 47 12 0 25-4 38-9 17-8 29-21 39-38 13-25 17-55 17-102s-4-77-17-102c-4-13-10-21-18-30-17-12-38-21-59-21-30 0-51 13-68 34zM123 30c12 12 17 25 17 76 0 4 0 21 0 38 0 26 0 51 0 60-5 43-9 56-22 68-4 9-12 13-29 13-13 0-21-4-30-13-13-12-17-25-17-68 0-9 0-34 0-60 0-17 0-34 0-38 0-51 4-64 17-76 9-9 21-13 30-13 17 0 25 4 34 13z">
          <text:p/>
        </draw:path>
        <draw:path draw:style-name="gr6" draw:text-style-name="P6" draw:layer="layout" svg:width="0.144cm" svg:height="0.238cm" svg:x="4.267cm" svg:y="10.45cm" svg:viewBox="0 0 145 239" svg:d="M145 85c0 14-4 26-9 39-4 13-8 21-18 30-8 4-16 13-25 13-8 4-21 8-34 8-4 0-8 0-12 0-9-4-13-4-17-4v68h-30v-234h25l5 29c4-13 17-21 25-25s17-9 30-9c8 0 17 5 25 9s13 8 18 17c4 4 8 12 13 25 0 9 4 21 4 34zM114 85c0-9 0-17-4-21 0-9-4-17-4-21-4-5-9-9-13-13-4 0-8-4-13-4-4 0-8 0-12 4-5 0-9 0-13 4s-8 4-13 13c-4 4-8 8-12 13v85c4 0 8 0 17 5 4 0 12 0 16 0 17 0 26-5 39-17 8-9 12-26 12-48z">
          <text:p/>
        </draw:path>
        <draw:path draw:style-name="gr6" draw:text-style-name="P6" draw:layer="layout" svg:width="0.156cm" svg:height="0.174cm" svg:x="4.441cm" svg:y="10.45cm" svg:viewBox="0 0 157 175" svg:d="M157 86c0 13 0 25-4 38-4 9-8 17-17 26-4 8-12 12-25 17-9 4-21 8-34 8-8 0-21 0-30-4-8-4-17-13-25-17-5-9-9-17-13-30-5-8-9-21-9-34s4-25 9-38c4-8 8-17 13-25 8-9 17-14 25-18 13-4 22-9 34-9 13 0 26 5 34 9 9 0 17 9 25 13 5 9 9 17 13 30 4 9 4 21 4 34zM128 90c0-13 0-21 0-29-4-9-9-13-13-17-4-9-8-9-13-13-8-4-12-4-21-4-8 0-17 0-21 4-9 4-13 8-17 13-4 8-9 12-9 21 0 8-4 17-4 25 0 9 4 17 4 26 5 8 9 12 13 21 0 4 9 8 13 8 9 5 13 5 21 5 9 0 17 0 21-5 9-4 13-8 17-12 5-9 5-13 9-22 0-8 0-12 0-21z">
          <text:p/>
        </draw:path>
        <draw:polygon draw:style-name="gr6" draw:text-style-name="P6" draw:layer="layout" svg:width="0.178cm" svg:height="0.165cm" svg:x="4.619cm" svg:y="10.455cm" svg:viewBox="0 0 179 166" draw:points="179,0 153,166 119,166 93,98 89,81 85,98 59,166 25,166 0,0 29,0 42,115 46,140 55,115 76,43 97,43 124,115 132,136 136,115 149,0">
          <text:p/>
        </draw:polygon>
        <draw:path draw:style-name="gr6" draw:text-style-name="P6" draw:layer="layout" svg:width="0.144cm" svg:height="0.174cm" svg:x="4.822cm" svg:y="10.45cm" svg:viewBox="0 0 145 175" svg:d="M145 82c0 0 0 4 0 8s0 4 0 9h-114c0 17 4 29 12 38 9 8 26 13 43 13 4 0 8 0 13 0 4 0 12 0 17 0 4 0 8-5 12-5 5 0 9 0 9 0v22c-4 4-17 4-26 4-8 4-21 4-30 4-16 0-25 0-38-4-8-4-17-13-25-17-4-9-13-17-13-30-5-8-5-21-5-34s0-25 5-34c5-12 9-21 13-29 8-9 17-14 25-18 9-4 22-9 30-9 13 0 26 5 34 9 9 0 17 9 21 13 9 9 13 17 13 26 4 8 4 21 4 34zM116 77c0-8 0-16 0-21-5-8-5-12-9-17-4-4-8-8-13-8-8-4-13-4-21-4-4 0-13 0-17 4-4 0-8 4-13 8-4 5-8 9-8 17-4 5-4 13-4 21z">
          <text:p/>
        </draw:path>
        <draw:path draw:style-name="gr6" draw:text-style-name="P6" draw:layer="layout" svg:width="0.136cm" svg:height="0.17cm" svg:x="5.021cm" svg:y="10.45cm" svg:viewBox="0 0 137 171" svg:d="M0 5h26v29c12-13 22-21 30-25 13-4 21-9 30-9 17 0 30 9 38 17 9 13 13 30 13 51h-30c0-17 0-25-4-34-4-4-13-8-21-8-5 0-9 0-13 4-4 0-8 0-8 4-5 4-13 9-17 13-6 4-10 8-14 17v107h-30z">
          <text:p/>
        </draw:path>
        <draw:path draw:style-name="gr6" draw:text-style-name="P6" draw:layer="layout" svg:width="0.055cm" svg:height="0.055cm" svg:x="5.237cm" svg:y="10.569cm" svg:viewBox="0 0 56 56" svg:d="M31 0c4 0 9 0 9 0 4 4 8 4 12 8 0 0 4 5 4 9 0 5 0 9 0 9 0 5 0 9 0 13s-4 4-4 9c-4 4-8 4-12 4 0 4-5 4-9 4s-8 0-13-4c0 0-5 0-9-4 0-5-4-5-4-9s-5-8-5-13c0 0 5-4 5-9 0-4 4-9 4-9 4-4 9-4 9-8 5 0 9 0 13 0z">
          <text:p/>
        </draw:path>
        <draw:path draw:style-name="gr6" draw:text-style-name="P6" draw:layer="layout" svg:width="0.148cm" svg:height="0.225cm" svg:x="5.373cm" svg:y="10.399cm" svg:viewBox="0 0 149 226" svg:d="M149 222c-4 0-12 0-21 4-4 0-13 0-21 0-17 0-34-4-47-17-8-8-12-21-12-42v-85h-48v-25h48v-48l29-9v57h72v25h-72v85c0 8 0 21 9 25 4 4 17 9 25 9 9 0 13 0 21 0 5 0 13-5 17-5z">
          <text:p/>
        </draw:path>
        <draw:path draw:style-name="gr6" draw:text-style-name="P6" draw:layer="layout" svg:width="0.055cm" svg:height="0.055cm" svg:x="5.615cm" svg:y="10.569cm" svg:viewBox="0 0 56 56" svg:d="M26 0c4 0 9 0 13 0 0 4 4 4 8 8 0 0 5 5 5 9 0 5 4 9 4 9 0 4-4 9-4 13s-5 4-5 8c-4 5-8 5-8 5-4 4-9 4-13 4-5 0-9 0-9-4-5 0-9 0-13-5 0-4-4-4-4-8s0-9 0-13c0 0 0-4 0-9 0-4 4-9 4-9 4-4 8-4 13-8 0 0 4 0 9 0z">
          <text:p/>
        </draw:path>
        <draw:path draw:style-name="gr6" draw:text-style-name="P6" draw:layer="layout" svg:width="0.148cm" svg:height="0.225cm" svg:x="5.746cm" svg:y="10.399cm" svg:viewBox="0 0 149 226" svg:d="M149 222c-4 0-12 0-17 4-8 0-16 0-21 0-22 0-39-4-47-17-13-8-17-21-17-42v-85h-47v-25h47v-48l29-9v57h73v25h-73v85c0 8 0 21 9 25 4 4 18 9 31 9 4 0 8 0 16 0 5 0 13-5 17-5z">
          <text:p/>
        </draw:path>
        <draw:path draw:style-name="gr6" draw:text-style-name="P6" draw:layer="layout" svg:width="0.148cm" svg:height="0.174cm" svg:x="5.941cm" svg:y="10.45cm" svg:viewBox="0 0 149 175" svg:d="M149 82c0 0 0 4 0 8s0 4 0 9h-119c0 17 4 29 17 38 9 8 22 13 39 13 4 0 13 0 17 0s8 0 13 0c4 0 8-5 12-5s9 0 13 0v22c-9 4-17 4-25 4-13 4-22 4-34 4-13 0-26 0-35-4-13-4-21-13-26-17-8-9-13-17-17-30-4-8-4-21-4-34s4-25 4-34c4-12 9-21 17-29 5-9 13-14 22-18 13-4 22-9 34-9 13 0 22 5 30 9 9 0 17 9 25 13 5 9 9 17 13 26 4 8 4 21 4 34zM120 77c0-8 0-16-4-21 0-8-5-12-9-17 0-4-4-8-13-8-4-4-12-4-17-4-8 0-12 0-16 4-10 0-14 4-18 8 0 5-5 9-9 17 0 5-4 13-4 21z">
          <text:p/>
        </draw:path>
        <draw:path draw:style-name="gr6" draw:text-style-name="P6" draw:layer="layout" svg:width="0.127cm" svg:height="0.174cm" svg:x="6.14cm" svg:y="10.45cm" svg:viewBox="0 0 128 175" svg:d="M128 128c0 5 0 9-4 13 0 4-4 9-8 13 0 4-4 8-9 8-4 5-12 5-17 9-4 0-8 0-17 4-4 0-8 0-12 0-13 0-21 0-34 0-10-4-18-4-27-8v-26c9 4 17 4 31 9 9 0 17 0 26 0 16 0 25 0 33-5 5-4 9-8 9-17 0-4 0-4 0-8-4 0-4-4-9-4 0-5-4-5-12-9-5-4-13-4-21-8-9 0-17-5-22-9-8 0-13-4-18-8-4-5-8-9-13-13 0-4-4-13-4-21 0-4 4-9 4-13 5-8 5-13 13-17 5-5 14-9 23-13 8 0 17-5 29-5 9 0 17 0 26 0 4 5 12 5 21 5v26c-9 0-17 0-26-4-8 0-12 0-21 0-4 0-12 0-17 0-4 4-8 4-12 4 0 4-5 4-5 8-4 5-4 5-4 9s0 4 4 8c0 0 0 5 5 9 4 0 8 4 12 4 9 4 13 4 21 8 13 5 22 5 26 9 8 4 13 8 17 13 4 0 8 4 8 12 4 5 4 9 4 17z">
          <text:p/>
        </draw:path>
        <draw:path draw:style-name="gr6" draw:text-style-name="P6" draw:layer="layout" svg:width="0.152cm" svg:height="0.225cm" svg:x="6.306cm" svg:y="10.399cm" svg:viewBox="0 0 153 226" svg:d="M153 222c-8 0-12 0-21 4-8 0-13 0-21 0-21 0-38-4-47-17-13-8-17-21-17-42v-85h-47v-25h47v-48l30-9v57h76v25h-76v85c0 8 4 21 9 25 8 4 16 9 29 9 4 0 13 0 17 0s13-5 21-5z">
          <text:p/>
        </draw:path>
        <draw:path draw:style-name="gr7" draw:text-style-name="P7" draw:layer="layout" svg:width="0.094cm" svg:height="0.318cm" svg:x="6.534cm" svg:y="10.374cm" svg:viewBox="0 0 95 319" svg:d="M78 319c-51-48-78-103-78-158 0-13 0-30 5-42 0-13 4-26 12-38 5-13 14-26 23-43 12-13 21-25 38-38l17 17c-43 42-64 89-64 140 0 25 4 51 13 76 13 21 30 48 51 69z">
          <text:p/>
        </draw:path>
        <draw:path draw:style-name="gr8" draw:text-style-name="P8" draw:layer="layout" svg:width="0.135cm" svg:height="0.169cm" svg:x="4.64cm" svg:y="10.955cm" svg:viewBox="0 0 136 170" svg:d="M0 4h26l4 25c5-4 9-8 13-12 4-5 9-9 13-13 4 0 9 0 13-4 4 0 8 0 17 0 17 0 29 4 38 17 8 8 12 25 12 42v111h-29v-107c0-12-4-21-9-29-4-5-12-9-21-9-4 0-8 0-8 0-4 0-9 4-13 9-4 0-9 4-13 8s-8 9-13 17v111h-30z">
          <text:p/>
        </draw:path>
        <draw:path draw:style-name="gr8" draw:text-style-name="P8" draw:layer="layout" svg:width="0.144cm" svg:height="0.08cm" svg:x="4.822cm" svg:y="10.993cm" svg:viewBox="0 0 145 81" svg:d="M145 26h-145v-26h145zM145 81h-145v-21h145z">
          <text:p/>
        </draw:path>
        <draw:polygon draw:style-name="gr11" draw:text-style-name="P11" draw:layer="layout" svg:width="0.148cm" svg:height="0.216cm" svg:x="5.009cm" svg:y="10.908cm" svg:viewBox="0 0 149 217" draw:points="149,217 111,217 46,82 25,39 25,149 25,217 0,217 0,0 38,0 98,128 119,179 119,60 119,0 149,0">
          <text:p/>
        </draw:polygon>
        <draw:path draw:style-name="gr11" draw:text-style-name="P11" draw:layer="layout" svg:width="0.153cm" svg:height="0.22cm" svg:x="5.191cm" svg:y="10.908cm" svg:viewBox="0 0 154 221" svg:d="M154 140c0 13 0 25-5 34-4 8-8 17-17 25-4 5-13 14-21 14-13 4-21 8-34 8s-26-4-35-8c-8 0-17-9-25-14-4-8-9-12-13-25 0-9-4-17-4-30v-144h30v144c0 9 4 13 4 21 0 5 4 13 8 17 4 5 9 9 14 9 8 4 13 4 21 4 17 0 30-4 34-13 8-8 13-21 13-38v-144h30z">
          <text:p/>
        </draw:path>
        <draw:polygon draw:style-name="gr11" draw:text-style-name="P11" draw:layer="layout" svg:width="0.127cm" svg:height="0.216cm" svg:x="5.399cm" svg:y="10.908cm" svg:viewBox="0 0 128 217" draw:points="128,217 0,217 0,0 33,0 33,192 128,192">
          <text:p/>
        </draw:polygon>
        <draw:polygon draw:style-name="gr11" draw:text-style-name="P11" draw:layer="layout" svg:width="0.123cm" svg:height="0.216cm" svg:x="5.589cm" svg:y="10.908cm" svg:viewBox="0 0 124 217" draw:points="124,217 0,217 0,0 30,0 30,192 124,192">
          <text:p/>
        </draw:polygon>
        <draw:path draw:style-name="gr7" draw:text-style-name="P7" draw:layer="layout" svg:width="0.08cm" svg:height="0.11cm" svg:x="5.776cm" svg:y="11.069cm" svg:viewBox="0 0 81 111" svg:d="M0 89c4 0 8 0 17 0 4-4 9-4 14-8 4 0 8-5 8-9 4-4 4-4 4-13 0-4 0-8 0-8-4-4-4-9-8-9 0-4-4-4-4-8s-5-4-5-13l5-4c0-4 0-4 4-8l4-5c4 0 8-4 13-4 4 0 8 4 8 4 4 0 9 5 13 9 0 0 4 4 4 13 4 4 4 8 4 16 0 9-4 17-4 26-4 8-8 17-17 21-8 10-17 14-25 18-9 4-22 4-35 4z">
          <text:p/>
        </draw:path>
        <draw:path draw:style-name="gr8" draw:text-style-name="P8" draw:layer="layout" svg:width="0.144cm" svg:height="0.238cm" svg:x="4.631cm" svg:y="11.391cm" svg:viewBox="0 0 145 239" svg:d="M0 158c0-13 5-25 9-38 0-13 8-22 12-31 9-4 17-12 31-17 9-4 22-4 30-4s13 0 17 0 13 4 17 4v-72h29v239h-29v-34c-9 13-17 21-26 25-8 9-21 9-29 9-9 0-18 0-27-5-8-4-13-8-17-16-8-9-8-18-12-26 0-9-5-21-5-34zM30 154c0 21 4 38 8 46 9 9 18 18 27 18s17-5 25-13c9-5 17-17 26-30v-77c-4 0-13-4-17-4s-13 0-17 0c-17 0-30 4-39 13-9 13-13 26-13 47z">
          <text:p/>
        </draw:path>
        <draw:path draw:style-name="gr8" draw:text-style-name="P8" draw:layer="layout" svg:width="0.144cm" svg:height="0.17cm" svg:x="4.822cm" svg:y="11.459cm" svg:viewBox="0 0 145 171" svg:d="M145 76c0 5 0 9 0 9 0 4 0 8 0 8h-114c0 17 4 31 12 44 9 8 26 13 43 13 4 0 8 0 13 0 4 0 12-5 17-5 4 0 8 0 12 0 5 0 9-4 9-4v25c-4 0-17 5-26 5-8 0-21 0-30 0-16 0-25 0-38-5-8-4-17-8-25-16-4-9-13-18-13-26-5-14-5-27-5-39 0-13 0-21 5-34 5-9 9-17 13-25 8-9 17-17 25-22 9-4 22-4 30-4 13 0 26 0 34 4 9 5 17 9 21 17 9 5 13 13 13 21 4 13 4 22 4 34zM116 72c0-8 0-13 0-21-5-4-5-9-9-13-4-8-8-8-13-12-8-5-13-5-21-5-4 0-13 0-17 5-4 4-8 4-13 8-4 8-8 13-8 17-4 8-4 13-4 21z">
          <text:p/>
        </draw:path>
        <draw:polygon draw:style-name="gr8" draw:text-style-name="P8" draw:layer="layout" svg:width="0.136cm" svg:height="0.238cm" svg:x="5.017cm" svg:y="11.391cm" svg:viewBox="0 0 137 239" draw:points="56,26 8,26 8,0 86,0 86,213 137,213 137,239 0,239 0,213 56,213">
          <text:p/>
        </draw:polygon>
        <draw:path draw:style-name="gr8" draw:text-style-name="P8" draw:layer="layout" svg:width="0.148cm" svg:height="0.221cm" svg:x="5.187cm" svg:y="11.408cm" svg:viewBox="0 0 149 222" svg:d="M149 217c-4 5-13 5-21 5-5 0-13 0-22 0-21 0-33-5-47-13-9-8-13-26-13-43v-89h-46v-26h46v-42l27-9v51h76v26h-76v85c0 13 4 21 12 26 5 8 13 13 26 13 8 0 12-5 17-5 8 0 17 0 21-4z">
          <text:p/>
        </draw:path>
        <draw:path draw:style-name="gr8" draw:text-style-name="P8" draw:layer="layout" svg:width="0.139cm" svg:height="0.17cm" svg:x="5.382cm" svg:y="11.459cm" svg:viewBox="0 0 140 171" svg:d="M115 171v-26c-10 13-22 17-31 21-8 5-17 5-29 5-9 0-17 0-26 0-4-5-8-9-17-13-4-4-4-8-8-13 0-8-4-13-4-21 0-18 8-31 21-39 13-9 29-13 55-13h35v-17c0-8-6-17-10-21-8-8-17-8-29-8-9 0-17 0-30 0-8 4-17 4-25 8v-25c4 0 8 0 12-5 5 0 9 0 13 0 4-4 8-4 17-4 4 0 8 0 17 0 8 0 17 0 25 4 10 0 14 5 22 9 5 4 9 8 13 17 4 8 4 12 4 25v116zM111 93h-39c-5 0-13 0-17 0-5 4-9 4-13 9-4 0-4 4-8 8 0 4 0 10 0 14s0 4 0 8c0 5 4 5 4 9 4 4 4 4 8 4 4 5 9 5 13 5 8 0 17-5 25-9 9-4 17-9 27-17z">
          <text:p/>
        </draw:path>
        <draw:path draw:style-name="gr8" draw:text-style-name="P8" draw:layer="layout" svg:width="0.14cm" svg:height="0.081cm" svg:x="5.572cm" svg:y="11.497cm" svg:viewBox="0 0 141 82" svg:d="M141 21h-141v-21h141zM141 82h-141v-27h141z">
          <text:p/>
        </draw:path>
        <draw:path draw:style-name="gr13" draw:text-style-name="P12" draw:layer="layout" svg:width="0.174cm" svg:height="0.216cm" svg:x="5.742cm" svg:y="11.413cm" svg:viewBox="0 0 175 217" svg:d="M175 166h-39v51h-29v-51h-107v-27l94-139h42v139h39zM107 25l-77 114h77z">
          <text:p/>
        </draw:path>
        <draw:path draw:style-name="gr7" draw:text-style-name="P7" draw:layer="layout" svg:width="0.081cm" svg:height="0.111cm" svg:x="5.962cm" svg:y="11.573cm" svg:viewBox="0 0 82 112" svg:d="M0 91c5 0 13 0 17-5 5 0 9 0 13-4 4 0 9-4 9-8 4-5 4-9 4-13s0-9 0-9c-4-4-4-8-9-8 0-4 0-8-4-8 0-6 0-10 0-14 0 0 0-5 0-9 0 0 0-4 4-4 0-4 5-4 9-4 0-5 4-5 8-5s9 0 13 5c0 0 4 4 8 4 0 4 5 8 5 13 5 8 5 14 5 22s-5 17-5 25c-5 9-9 17-17 22-5 8-13 12-26 17-8 4-21 4-34 4z">
          <text:p/>
        </draw:path>
        <draw:path draw:style-name="gr8" draw:text-style-name="P8" draw:layer="layout" svg:width="0.127cm" svg:height="0.169cm" svg:x="4.644cm" svg:y="11.989cm" svg:viewBox="0 0 128 170" svg:d="M128 124c0 4 0 13 0 17-4 4-4 8-8 12-5 5-10 5-14 9-4 0-8 4-17 4-4 4-8 4-13 4-8 0-12 0-16 0-13 0-22 0-30 0-13 0-22-4-30-4v-25c8 0 21 4 30 4 8 4 17 4 30 4 12 0 21-4 29-8 9-4 9-9 9-13s0-8 0-8c0-5-5-5-5-9-4 0-8-4-12-8-9 0-17-5-26-5-8-5-13-9-21-9-4-4-13-8-17-13-4 0-9-8-9-12-4-5-4-9-4-17 0-5 0-9 0-17 4-5 9-9 13-13s13-8 21-13c9-4 22-4 34-4 4 0 13 0 21 0 9 0 17 0 27 4v26c-10-5-18-5-27-5-8 0-17-4-21-4-8 0-12 4-21 4-4 0-9 0-9 5-4 0-8 4-8 4 0 4 0 8 0 8 0 5 0 9 0 9 0 4 4 4 4 8 4 5 9 5 17 9 5 0 13 4 21 4 9 4 17 9 26 13 4 0 13 4 18 8 4 5 4 10 8 14 0 4 0 13 0 17z">
          <text:p/>
        </draw:path>
        <draw:path draw:style-name="gr8" draw:text-style-name="P8" draw:layer="layout" svg:width="0.144cm" svg:height="0.237cm" svg:x="4.818cm" svg:y="11.921cm" svg:viewBox="0 0 145 238" svg:d="M0 158c0-13 4-25 9-38s9-21 17-30c4-4 13-12 26-17 8-4 21-4 33-4 5 0 9 0 13 0 5 0 13 4 17 4v-73h30v238h-25l-5-33c-8 12-17 21-25 25-9 8-17 8-30 8-8 0-17 0-25-4-9-4-13-8-17-17-4-8-9-17-14-25 0-9-4-21-4-34zM30 154c0 21 5 38 9 46 8 9 17 17 25 17 9 0 17-4 26-12 8-5 17-17 25-30v-76c-4 0-12-5-17-5-4 0-13 0-17 0-17 0-29 5-38 13-8 13-13 26-13 47z">
          <text:p/>
        </draw:path>
        <draw:path draw:style-name="gr8" draw:text-style-name="P8" draw:layer="layout" svg:width="0.144cm" svg:height="0.081cm" svg:x="5.009cm" svg:y="12.027cm" svg:viewBox="0 0 145 82" svg:d="M145 22h-145v-22h145zM145 82h-145v-26h145z">
          <text:p/>
        </draw:path>
        <draw:path draw:style-name="gr13" draw:text-style-name="P12" draw:layer="layout" svg:width="0.148cm" svg:height="0.22cm" svg:x="5.191cm" svg:y="11.938cm" svg:viewBox="0 0 149 221" svg:d="M149 99c0 21 0 42-4 55-9 17-13 29-26 38-8 8-21 17-33 21-17 4-35 8-52 8h-21v-25h21c12 0 25-4 39-4 8-4 17-9 25-13 9-8 13-13 17-21 4-9 4-17 4-30v-4c-4 4-12 9-21 9-8 4-21 4-29 4-14 0-23 0-31-4-8-5-17-9-21-13-4-9-9-13-13-21 0-9-4-17-4-26 0-12 4-22 4-31 4-8 13-17 17-21 9-8 17-13 25-17 9-4 18-4 31-4 9 0 21 0 30 4 8 4 17 9 21 17 8 9 13 17 17 30 4 14 4 31 4 48zM77 21c-8 0-13 4-22 4-4 5-9 5-13 9s-4 8-8 17c0 5-4 14-4 18 0 8 4 13 4 21 0 4 4 9 8 13 0 4 4 4 13 8 4 0 9 5 18 5 4 0 8-5 13-5 4 0 8 0 12 0 4-4 9-4 13-8 4 0 8 0 8-4 0-13 0-26 0-34-4-14-8-18-8-27-4-4-13-8-17-13-4 0-13-4-17-4z">
          <text:p/>
        </draw:path>
        <draw:path draw:style-name="gr13" draw:text-style-name="P12" draw:layer="layout" svg:width="0.055cm" svg:height="0.055cm" svg:x="5.428cm" svg:y="12.103cm" svg:viewBox="0 0 56 56" svg:d="M26 0c4 0 8 5 12 5 0 0 5 4 10 4 0 4 4 8 4 8 0 5 4 10 4 14s-4 8-4 13c0 0-4 4-4 8-5 0-10 4-10 4-4 0-8 0-12 0-5 0-9 0-9 0-4 0-8-4-13-4 0-4-4-8-4-8 0-5 0-9 0-13s0-9 0-14c0 0 4-4 4-8 5 0 9-4 13-4 0 0 4-5 9-5z">
          <text:p/>
        </draw:path>
        <draw:path draw:style-name="gr13" draw:text-style-name="P12" draw:layer="layout" svg:width="0.148cm" svg:height="0.22cm" svg:x="5.568cm" svg:y="11.938cm" svg:viewBox="0 0 149 221" svg:d="M149 166c0 9-4 17-4 26-4 4-13 12-18 17-8 4-17 8-25 12-9 0-17 0-30 0s-21 0-29 0c-9-4-17-8-26-12-4-5-8-13-13-17-4-9-4-13-4-21 0-13 4-26 13-34 4-13 17-21 34-26-17-8-26-17-30-25-8-9-13-21-13-30s5-18 5-22c4-9 8-13 12-17 9-4 13-9 22-13 8-4 21-4 33-4 9 0 22 0 30 4 8 0 13 4 21 9 5 4 10 8 14 17 0 4 4 12 4 21 0 14-4 22-13 31-5 12-18 17-30 25 8 4 12 9 17 9 8 4 13 8 18 17 4 4 8 8 8 12 4 9 4 13 4 21zM114 51c0-9-4-17-12-21-4-5-17-5-30-5-8 0-21 0-25 5-9 4-13 12-13 21 0 5 0 10 4 14 0 4 5 8 9 12 0 0 4 5 12 9 5 0 9 4 17 8 13-4 22-12 30-17 4-8 8-16 8-26zM119 166c0-4-5-4-5-8s-4-9-8-13c0-4-8-8-13-12-4-5-12-9-21-13-8 4-13 8-21 13-4 4-8 8-8 12-5 4-9 4-9 9 0 4-4 8-4 12 0 9 4 13 4 13 4 4 4 9 9 13 4 0 8 4 12 4 9 0 13 4 17 4 9 0 13-4 17-4 9 0 13-4 17-4 0-4 4-4 8-9 0-4 5-8 5-17z">
          <text:p/>
        </draw:path>
        <draw:path draw:style-name="gr7" draw:text-style-name="P7" draw:layer="layout" svg:width="0.08cm" svg:height="0.111cm" svg:x="5.776cm" svg:y="12.103cm" svg:viewBox="0 0 81 112" svg:d="M0 90c4 0 13 0 17-4 4 0 9 0 14-4 4 0 8-4 8-9 4-4 4-8 4-12 0-5 0-10 0-10-4-4-4-8-8-8 0-5 0-9-4-9 0-4 0-8 0-12 0 0 0-5 0-9 0 0 0-4 4-4 0-4 4-4 4-4 4-5 8-5 13-5 4 0 8 0 8 5 4 0 9 4 13 4 0 4 4 8 4 13 4 8 4 12 4 21 0 8-4 18-4 26-4 9-8 17-17 21-8 9-13 13-25 17-9 5-22 5-35 5z">
          <text:p/>
        </draw:path>
        <draw:path draw:style-name="gr8" draw:text-style-name="P8" draw:layer="layout" svg:width="0.127cm" svg:height="0.174cm" svg:x="4.644cm" svg:y="12.489cm" svg:viewBox="0 0 128 175" svg:d="M128 128c0 5 0 9 0 13-4 9-4 13-8 13-5 4-10 8-14 13-4 0-8 4-17 4-4 0-8 4-13 4-8 0-12 0-16 0-13 0-22 0-30 0-13 0-22-4-30-4v-30c8 4 21 9 30 9 8 0 17 0 30 0 12 0 21 0 29-5 9-4 9-8 9-17 0 0 0-4 0-8l-5-4c-4-5-8-5-12-9-9 0-17-4-26-8-8 0-13-5-21-5-4-4-13-8-17-12-4-5-9-9-9-13-4-4-4-13-4-18 0-4 0-13 0-17 4-4 9-8 13-17 4-4 13-8 21-8 9-5 22-9 34-9 4 0 13 4 21 4 9 0 17 0 27 5v25c-10-4-18-4-27-4-8-4-17-4-21-4-8 0-12 0-21 4-4 0-9 0-9 4-4 0-8 4-8 4 0 4 0 9 0 9 0 4 0 9 0 9 0 4 4 4 4 9 4 0 9 4 17 4 5 4 13 8 21 8 9 5 17 9 26 9 4 4 13 8 18 13 4 4 4 8 8 12 0 5 0 9 0 17z">
          <text:p/>
        </draw:path>
        <draw:path draw:style-name="gr8" draw:text-style-name="P8" draw:layer="layout" svg:width="0.131cm" svg:height="0.237cm" svg:x="4.831cm" svg:y="12.426cm" svg:viewBox="0 0 132 238" svg:d="M55 94h-51v-26h81v145h47v25h-132v-25h55zM63 0c4 0 8 0 8 0 5 0 5 4 9 4 0 4 5 4 5 8 0 6 0 6 0 10s0 4 0 8c0 5-5 5-5 9-4 0-4 4-9 4 0 0-4 0-8 0s-4 0-8 0c-5 0-5-4-9-4 0-4-4-4-4-9 0-4 0-4 0-8s0-4 0-10c0-4 4-4 4-8 4 0 4-4 9-4 4 0 4 0 8 0z">
          <text:p/>
        </draw:path>
        <draw:path draw:style-name="gr8" draw:text-style-name="P8" draw:layer="layout" svg:width="0.157cm" svg:height="0.242cm" svg:x="5.004cm" svg:y="12.489cm" svg:viewBox="0 0 158 243" svg:d="M133 30c0 4 4 8 4 12 4 5 4 9 4 17 0 9 0 17-4 22-4 8-8 17-13 21-8 4-13 8-21 13-9 0-17 4-25 4-9 0-18-4-23-4-4 0-12-5-12-5-5 0-5 5-9 9 0 0 0 4 0 8 0 5 0 9 4 9 5 4 9 4 17 8h44c8 0 17 0 25 5 5 0 13 4 17 8 5 0 9 4 13 14 4 4 4 8 4 17 0 8-4 12-4 21-4 4-8 13-17 17-4 4-13 8-26 12-8 5-21 5-33 5-18 0-27 0-40-5-8 0-16-4-21-8-8-4-12-8-12-13-5-4-5-12-5-17 0-8 0-17 5-21 4-8 8-12 17-18 0-4-5-4-9-8 0 0 0-4-4-4 0-5 0-5 0-9-4-4-4-4-4-8 0-5 4-13 8-17 0-9 4-13 9-17 0-5-5-9-5-9 0-4-4-4-4-8 0-5 0-5-4-9 0-4 0-8 0-13 0-8 4-17 4-21 4-8 9-17 13-21 8-4 12-8 21-13 8 0 17-4 31-4 4 0 4 4 8 4s8 0 13 0h59v26zM30 196c0 9 4 13 13 17 8 4 21 9 35 9 8 0 16-5 21-5 8 0 12-4 17-8 4 0 8-4 8-9 0-4 5-4 5-8 0-9-5-13-9-17-9-4-17-4-26-4l-47-4c-4 4-4 8-9 8 0 4-4 4-4 8l-4 5c0 4 0 8 0 8zM38 59c0 5 0 9 5 13 0 9 4 9 8 13 0 4 4 4 9 8 4 0 9 0 18 0 4 0 8 0 12 0 4-4 9-4 13-8s4-9 8-13c0-4 0-8 0-13 0-4 0-8-4-12 0-5-4-9-4-13-4-4-9-4-13-8-4 0-8 0-12 0-9 0-14 0-18 0-5 4-9 4-13 8 0 4-4 8-4 13-5 4-5 8-5 12z">
          <text:p/>
        </draw:path>
        <draw:path draw:style-name="gr8" draw:text-style-name="P8" draw:layer="layout" svg:width="0.055cm" svg:height="0.055cm" svg:x="5.237cm" svg:y="12.608cm" svg:viewBox="0 0 56 56" svg:d="M31 0c4 0 9 0 9 4 4 0 8 0 12 4 0 5 4 5 4 10 0 4 0 8 0 13 0 4 0 4 0 8s-4 9-4 9c-4 4-8 4-12 8 0 0-5 0-9 0s-8 0-13 0c0-4-5-4-9-8 0 0-4-5-4-9s-5-4-5-8c0-5 5-9 5-13 0-5 4-5 4-10 4-4 9-4 9-4 5-4 9-4 13-4z">
          <text:p/>
        </draw:path>
        <draw:polygon draw:style-name="gr8" draw:text-style-name="P8" draw:layer="layout" svg:width="0.136cm" svg:height="0.238cm" svg:x="5.39cm" svg:y="12.425cm" svg:viewBox="0 0 137 239" draw:points="55,27 8,27 8,0 86,0 86,213 137,213 137,239 0,239 0,213 55,213">
          <text:p/>
        </draw:polygon>
        <draw:path draw:style-name="gr8" draw:text-style-name="P8" draw:layer="layout" svg:width="0.148cm" svg:height="0.174cm" svg:x="5.568cm" svg:y="12.489cm" svg:viewBox="0 0 149 175" svg:d="M149 82c0 4 0 8 0 8 0 4 0 4 0 9h-119c0 17 4 29 13 38 12 8 25 17 42 17 4 0 8-4 17-4 4 0 8 0 12 0 5 0 9 0 13-5 5 0 10 0 14 0v22c-9 4-18 4-31 8-8 0-17 0-29 0-13 0-26 0-38-4-9-4-17-9-22-17-8-9-12-17-17-30-4-8-4-21-4-34s0-21 4-34c5-9 9-22 17-26 5-9 13-17 22-21 8-5 21-9 33-9 13 0 22 4 30 9 8 4 17 8 21 12 10 9 14 17 18 26 0 9 4 22 4 35zM119 77c0-8 0-17-5-21 0-5-4-14-8-18s-8-8-13-8c-4-4-12-4-17-4-8 0-12 0-21 4-4 0-8 4-12 8-5 4-5 13-9 18 0 4-4 13-4 21z">
          <text:p/>
        </draw:path>
        <draw:polygon draw:style-name="gr8" draw:text-style-name="P8" draw:layer="layout" svg:width="0.165cm" svg:height="0.17cm" svg:x="5.746cm" svg:y="12.493cm" svg:viewBox="0 0 166 171" draw:points="0,0 34,0 72,112 85,141 93,112 132,0 166,0 98,171 64,171">
          <text:p/>
        </draw:polygon>
        <draw:path draw:style-name="gr8" draw:text-style-name="P8" draw:layer="layout" svg:width="0.148cm" svg:height="0.174cm" svg:x="5.941cm" svg:y="12.489cm" svg:viewBox="0 0 149 175" svg:d="M149 82c0 4 0 8 0 8 0 4 0 4 0 9h-119c0 17 4 29 17 38 9 8 22 17 39 17 4 0 13-4 17-4s8 0 13 0c4 0 8 0 12-5 4 0 9 0 13 0v22c-9 4-17 4-25 8-13 0-22 0-34 0-13 0-26 0-35-4-13-4-21-9-26-17-8-9-13-17-17-30 0-8-4-21-4-34s4-21 4-34c4-9 9-22 17-26 5-9 13-17 22-21 13-5 22-9 34-9 13 0 22 4 30 9 9 4 17 8 25 12 5 9 9 17 13 26s4 22 4 35zM120 77c0-8 0-17-4-21 0-5-5-14-9-18 0-4-4-8-13-8-4-4-12-4-17-4-8 0-12 0-16 4-10 0-14 4-18 8 0 4-5 13-9 18 0 4-4 13-4 21z">
          <text:p/>
        </draw:path>
        <draw:polygon draw:style-name="gr8" draw:text-style-name="P8" draw:layer="layout" svg:width="0.136cm" svg:height="0.238cm" svg:x="6.136cm" svg:y="12.425cm" svg:viewBox="0 0 137 239" draw:points="56,27 9,27 9,0 86,0 86,213 137,213 137,239 0,239 0,213 56,213">
          <text:p/>
        </draw:polygon>
        <draw:path draw:style-name="gr8" draw:text-style-name="P8" draw:layer="layout" svg:width="0.144cm" svg:height="0.085cm" svg:x="6.318cm" svg:y="12.527cm" svg:viewBox="0 0 145 86" svg:d="M145 26h-145v-26h145zM145 86h-145v-25h145z">
          <text:p/>
        </draw:path>
        <draw:path draw:style-name="gr13" draw:text-style-name="P12" draw:layer="layout" svg:width="0.161cm" svg:height="0.22cm" svg:x="6.496cm" svg:y="12.443cm" svg:viewBox="0 0 162 221" svg:d="M162 110c0 17-4 29-8 46 0 13-8 26-13 34-8 9-17 18-25 23-13 8-21 8-34 8s-26 0-34-4c-9-4-17-14-26-22-5-9-13-22-13-34-4-17-9-34-9-51s5-34 5-47c4-13 8-25 17-34 9-8 17-17 26-21 8-8 21-8 34-8s25 0 34 4c8 4 17 13 25 21 5 8 9 21 13 34s8 29 8 51zM133 110c0-5 0-9 0-9-4-4-4-8-4-13l-90 68c0 5 5 13 5 17 4 5 4 9 8 13s9 4 13 9c4 0 13 0 17 0 8 0 13 0 21-5 4-4 9-8 13-17 4-4 8-17 13-25 0-13 4-26 4-38zM31 110c0 4 0 4 0 8s0 9 0 9l93-68c0-4-4-9-4-13-4-4-8-8-13-13 0-4-4-4-8-8-9 0-13-4-17-4-9 0-13 4-21 8-5 4-13 9-17 17-5 4-5 13-9 26-4 8-4 21-4 38z">
          <text:p/>
        </draw:path>
        <draw:path draw:style-name="gr13" draw:text-style-name="P12" draw:layer="layout" svg:width="0.055cm" svg:height="0.055cm" svg:x="6.734cm" svg:y="12.608cm" svg:viewBox="0 0 56 56" svg:d="M30 0c5 0 5 0 9 4 4 0 8 0 8 4 4 5 4 5 9 10 0 4 0 8 0 13 0 4 0 4 0 8-5 4-5 9-9 9 0 4-4 4-8 8-4 0-4 0-9 0-4 0-8 0-12 0-5-4-5-4-9-8-4 0-4-5-4-9-5-4-5-4-5-8 0-5 0-9 5-13 0-5 0-5 4-10 4-4 4-4 9-4 4-4 8-4 12-4z">
          <text:p/>
        </draw:path>
        <draw:path draw:style-name="gr13" draw:text-style-name="P12" draw:layer="layout" svg:width="0.162cm" svg:height="0.22cm" svg:x="6.869cm" svg:y="12.443cm" svg:viewBox="0 0 163 221" svg:d="M163 110c0 17-5 29-5 46-4 13-8 26-17 34-9 9-18 18-26 23-9 8-21 8-34 8s-26 0-34-4-17-14-25-22c-5-9-9-22-13-34-4-17-9-34-9-51s5-34 9-47c0-13 8-25 13-34 8-8 17-17 25-21 13-8 21-8 34-8s25 0 34 4c8 4 17 13 26 21 5 8 13 21 13 34 4 13 9 29 9 51zM132 110c0-5 0-9 0-9 0-4 0-8-5-13l-88 68c0 5 4 13 4 17 4 5 8 9 8 13 4 4 9 4 13 9 4 0 13 0 17 0 8 0 13 0 21-5 4-4 13-8 17-17 4-4 4-17 8-25 5-13 5-26 5-38zM30 110c0 4 0 4 0 8s0 9 4 9l89-68c0-4-4-9-4-13-4-4-9-8-9-13-4-4-8-4-12-8-4 0-13-4-17-4-9 0-13 4-21 8-5 4-9 9-13 17-4 4-8 13-13 26 0 8-4 21-4 38z">
          <text:p/>
        </draw:path>
        <draw:path draw:style-name="gr13" draw:text-style-name="P12" draw:layer="layout" svg:width="0.131cm" svg:height="0.22cm" svg:x="7.073cm" svg:y="12.443cm" svg:viewBox="0 0 132 221" svg:d="M132 148c0 13 0 21-4 30-4 8-13 17-21 21-9 9-17 14-30 18-8 4-22 4-35 4-4 0-8 0-12 0 0 0-5 0-9 0s-8 0-13 0c-4 0-4 0-8 0v-31c8 5 13 5 21 5 9 0 17 0 21 0 13 0 17 0 27 0 8-5 12-9 17-13 8-4 8-9 12-13s4-13 4-17c0-17-4-25-12-30-13-8-27-12-44-12h-42v-110h120v25h-94v63h21c8 0 22 0 30 0 9 5 17 9 26 13 8 4 17 9 21 17 4 9 4 17 4 30z">
          <text:p/>
        </draw:path>
        <draw:path draw:style-name="gr7" draw:text-style-name="P7" draw:layer="layout" svg:width="0.076cm" svg:height="0.11cm" svg:x="7.272cm" svg:y="12.608cm" svg:viewBox="0 0 77 111" svg:d="M0 89c4 0 9-4 13-4 8 0 13-5 17-5 4-4 4-4 8-8s4-9 4-13 0-8-4-12c0 0 0-5-4-9l-4-4c-4-4-4-9-4-13s0-4 4-8v-5c4-4 4-4 8-8 4 0 9 0 9 0 4 0 8 0 12 0 6 4 10 4 10 8 4 5 4 9 8 13 0 4 0 13 0 17 0 9 0 21-4 30-4 8-8 12-14 21-8 4-17 14-25 18-13 0-21 4-34 4z">
          <text:p/>
        </draw:path>
        <draw:path draw:style-name="gr8" draw:text-style-name="P8" draw:layer="layout" svg:width="0.144cm" svg:height="0.238cm" svg:x="4.64cm" svg:y="12.993cm" svg:viewBox="0 0 145 239" svg:d="M145 85c0 13-4 26-9 38-4 13-8 22-16 30-5 4-13 14-26 14-8 4-21 8-29 8-9 0-13 0-18 0-4-4-13-4-18-4v68h-29v-234h25l4 30c9-13 18-22 27-26s21-9 30-9c8 0 17 5 25 9 9 4 13 9 17 17 4 4 8 13 13 26 4 8 4 21 4 33zM115 85c0-8 0-17-4-21 0-8 0-17-4-21s-9-8-13-13c-4 0-8-4-13-4-4 0-8 0-12 4-4 0-9 0-13 5-4 4-9 4-13 12-5 5-9 9-14 13v85c5 0 14 0 18 4 5 0 13 0 18 0 16 0 29-4 38-17 8-9 12-25 12-47z">
          <text:p/>
        </draw:path>
        <draw:path draw:style-name="gr8" draw:text-style-name="P8" draw:layer="layout" svg:width="0.157cm" svg:height="0.174cm" svg:x="4.818cm" svg:y="12.993cm" svg:viewBox="0 0 158 175" svg:d="M158 86c0 13-5 26-9 38-4 9-8 17-12 26-9 8-17 13-26 17-13 4-22 8-35 8s-25 0-34-4c-8-4-17-13-25-17-4-8-9-17-13-30-4-8-4-21-4-33 0-13 0-27 4-39 4-9 9-17 17-26 4-8 13-13 25-17 9-4 22-9 30-9 13 0 27 5 35 9 9 0 17 9 26 13 4 8 8 17 12 30 4 8 9 22 9 34zM128 91c0-13-4-23-4-31-4-8-9-13-13-17-4-8-8-8-13-13-9-4-14-4-22-4s-17 0-21 4c-9 5-13 9-17 13-4 9-4 13-9 21 0 10 0 18 0 27 0 8 0 17 0 25 5 8 9 13 13 21 4 4 9 9 13 9 8 4 13 4 21 4s17 0 22-4c9-5 13-9 17-13 5-9 5-13 9-21 0-9 4-13 4-21z">
          <text:p/>
        </draw:path>
        <draw:polygon draw:style-name="gr8" draw:text-style-name="P8" draw:layer="layout" svg:width="0.174cm" svg:height="0.165cm" svg:x="4.996cm" svg:y="12.998cm" svg:viewBox="0 0 175 166" draw:points="175,0 149,166 115,166 89,97 85,80 81,97 55,166 21,166 0,0 26,0 42,114 42,141 51,114 76,42 98,42 124,114 128,136 132,114 145,0">
          <text:p/>
        </draw:polygon>
        <draw:path draw:style-name="gr8" draw:text-style-name="P8" draw:layer="layout" svg:width="0.149cm" svg:height="0.174cm" svg:x="5.195cm" svg:y="12.993cm" svg:viewBox="0 0 150 175" svg:d="M150 82c0 0 0 4 0 9 0 4 0 4 0 8h-120c0 17 4 30 12 38 13 9 27 13 44 13 4 0 8 0 12 0 9 0 13 0 17 0 5 0 9-4 13-4s9 0 13 0v21c-9 4-17 4-30 4-8 4-17 4-29 4-13 0-27 0-40-4-8-4-16-13-25-17-4-8-8-17-13-30-4-8-4-21-4-33 0-13 0-27 4-35 5-13 9-21 13-30 9-8 17-13 25-17 9-4 23-9 35-9 9 0 21 5 30 9 8 0 17 9 21 13 9 8 13 17 17 25 0 9 5 21 5 35zM120 78c0-10 0-18-5-22 0-9-4-13-8-17s-9-9-13-9c-4-4-12-4-21-4-4 0-13 0-18 4-4 0-8 5-13 9-4 4-8 8-8 17-4 4-4 12-4 22z">
          <text:p/>
        </draw:path>
        <draw:path draw:style-name="gr8" draw:text-style-name="P8" draw:layer="layout" svg:width="0.138cm" svg:height="0.17cm" svg:x="5.394cm" svg:y="12.993cm" svg:viewBox="0 0 139 171" svg:d="M0 5h27l4 30c8-13 17-22 25-26 13-4 22-9 30-9 17 0 30 9 42 18 9 12 13 29 9 50h-26c0-16-4-25-8-33-4-5-13-9-21-9-4 0-9 0-9 4-4 0-8 0-12 5-5 4-9 8-13 12-9 5-13 9-17 17v107h-31z">
          <text:p/>
        </draw:path>
        <draw:path draw:style-name="gr8" draw:text-style-name="P8" draw:layer="layout" svg:width="0.14cm" svg:height="0.084cm" svg:x="5.572cm" svg:y="13.032cm" svg:viewBox="0 0 141 85" svg:d="M141 25h-141v-25h141zM141 85h-141v-25h141z">
          <text:p/>
        </draw:path>
        <draw:path draw:style-name="gr13" draw:text-style-name="P12" draw:layer="layout" svg:width="0.157cm" svg:height="0.224cm" svg:x="5.75cm" svg:y="12.943cm" svg:viewBox="0 0 158 225" svg:d="M158 114c0 17 0 30-4 43-4 17-9 26-17 39-4 8-13 17-25 21-9 4-23 8-35 8-13 0-21-4-30-8-13-4-17-9-25-17-9-9-13-21-17-38-5-14-5-31-5-48s0-34 5-46c4-13 8-26 17-34 4-13 12-17 25-26 9-4 21-8 34-8s22 4 31 8c12 4 21 13 25 21 8 9 13 21 17 34s4 30 4 51zM128 114c0-4 0-8 0-12 0-5 0-5 0-9l-94 69c5 4 5 8 9 17 0 4 4 8 8 12 5 0 9 5 13 5 4 4 8 4 17 4 4 0 13 0 17-4 9-5 14-9 18-17 4-9 8-17 8-27 4-12 4-25 4-38zM30 110c0 4 0 8 0 13 0 4 0 4 0 8l94-68c-4-4-4-8-8-13 0-8-4-8-9-12-4-4-9-9-13-9-5-4-9-4-13-4-9 0-17 4-21 4-9 5-13 13-17 17-4 9-9 17-9 30-4 9-4 21-4 34z">
          <text:p/>
        </draw:path>
        <draw:path draw:style-name="gr13" draw:text-style-name="P12" draw:layer="layout" svg:width="0.055cm" svg:height="0.055cm" svg:x="5.988cm" svg:y="13.112cm" svg:viewBox="0 0 56 56" svg:d="M25 0c4 0 9 0 14 0 4 4 4 4 8 10 0 0 5 4 5 8 4 4 4 9 4 9 0 4 0 8-4 12 0 5-5 5-5 9-4 4-4 4-8 4-5 4-10 4-14 4s-4 0-8-4c-4 0-9 0-9-4-4-4-4-4-8-9 0-4 0-8 0-12 0 0 0-5 0-9 4-4 4-8 8-8 0-6 5-6 9-10 4 0 4 0 8 0z">
          <text:p/>
        </draw:path>
        <draw:path draw:style-name="gr13" draw:text-style-name="P12" draw:layer="layout" svg:width="0.148cm" svg:height="0.22cm" svg:x="6.128cm" svg:y="12.943cm" svg:viewBox="0 0 149 221" svg:d="M149 102c0 21-4 38-9 56-4 12-12 25-21 33-12 13-25 22-38 26-12 4-29 4-51 4h-18v-25h18c17 0 30 0 39-5 12 0 21-4 25-12 8-5 13-13 17-21 4-5 4-18 8-27v-8c-8 4-17 8-25 12-9 0-17 5-30 5-8 0-21-5-30-9-8 0-12-4-22-13-4-4-8-12-8-21-4-4-4-12-4-25 0-9 0-17 4-26 4-8 8-17 13-25 9-4 17-9 26-13s21-8 30-8c12 0 21 4 29 8 9 0 17 9 26 17 4 9 12 17 17 30 0 13 4 30 4 47zM73 25c-9 0-13 0-17 4-4 0-9 5-13 9s-9 8-9 12c-4 9-4 13-4 22 0 4 0 13 0 17 4 4 4 8 9 13 4 4 8 8 13 8 4 4 12 4 21 4 4 0 8 0 12 0 5 0 9-4 13-4s9-4 9-4c4 0 8-4 12-4 0-17 0-30-4-39 0-8-4-17-8-21-5-8-9-13-17-13-5-4-9-4-17-4z">
          <text:p/>
        </draw:path>
        <draw:path draw:style-name="gr7" draw:text-style-name="P7" draw:layer="layout" svg:width="0.081cm" svg:height="0.111cm" svg:x="6.335cm" svg:y="13.112cm" svg:viewBox="0 0 82 112" svg:d="M0 86c4 0 13 0 17 0s10-4 14-4c4-5 8-9 13-9 0-4 0-8 0-12 0-5 0-9 0-13s-5-4-5-9c-4 0-4-4-8-9 0 0 0-4 0-9 0-4 0-4 0-8s4-4 4-9c0 0 4-4 9-4 0 0 4 0 8 0 5 0 9 0 13 0 4 4 4 4 8 9 5 4 5 8 5 12 4 5 4 9 4 18s0 17-4 26c-5 8-9 17-17 25-4 5-13 9-26 13-8 4-22 9-35 9z">
          <text:p/>
        </draw:path>
        <draw:path draw:style-name="gr8" draw:text-style-name="P8" draw:layer="layout" svg:width="0.152cm" svg:height="0.225cm" svg:x="4.623cm" svg:y="13.447cm" svg:viewBox="0 0 153 226" svg:d="M153 217c-8 5-12 5-21 5-8 0-12 4-21 4-21 0-38-9-47-17-8-9-17-21-17-42v-91h-47v-21h47v-46l30-9v55h76v21h-76v86c0 13 5 22 9 30 8 4 17 8 29 8 5 0 13 0 17-4 9 0 13 0 21 0z">
          <text:p/>
        </draw:path>
        <draw:path draw:style-name="gr8" draw:text-style-name="P8" draw:layer="layout" svg:width="0.166cm" svg:height="0.233cm" svg:x="4.809cm" svg:y="13.502cm" svg:viewBox="0 0 167 234" svg:d="M167 0l-55 150c-9 12-13 29-18 38-8 12-12 21-21 25-8 9-18 13-26 17-9 4-17 4-30 4-4 0-4 0-8 0 0 0-4 0-9 0v-25c5 0 9 0 9 0 4 0 8 0 8 0 9 0 13 0 17 0 4-4 9-4 13-9 4-4 8-8 14-12 4-9 4-13 8-21l-64-167h29l44 111 8 26 13-26 38-111z">
          <text:p/>
        </draw:path>
        <draw:path draw:style-name="gr8" draw:text-style-name="P8" draw:layer="layout" svg:width="0.144cm" svg:height="0.237cm" svg:x="5.013cm" svg:y="13.498cm" svg:viewBox="0 0 145 238" svg:d="M145 85c0 12-4 25-4 38-4 10-13 22-21 26-5 9-13 13-27 17-9 5-21 5-30 5-8 0-12 0-17 0-4 0-12 0-17 0v67h-29v-234h25l4 26c9-9 17-17 26-22 8-4 21-8 29-8 13 0 23 0 27 4 9 4 13 13 21 17 5 9 9 17 9 30 4 8 4 21 4 34zM115 85c0-9 0-17 0-26-4-4-4-12-8-17-5-4-5-8-10-12-4-5-13-5-17-5s-8 0-12 0c-5 5-5 5-9 9-4 0-8 4-13 8-4 5-12 13-17 17v82c5 4 13 4 17 4 9 4 13 4 17 4 17 0 30-4 39-16 9-10 13-27 13-48z">
          <text:p/>
        </draw:path>
        <draw:path draw:style-name="gr8" draw:text-style-name="P8" draw:layer="layout" svg:width="0.149cm" svg:height="0.174cm" svg:x="5.195cm" svg:y="13.498cm" svg:viewBox="0 0 150 175" svg:d="M150 76c0 4 0 10 0 14 0 0 0 4 0 8h-120c0 18 4 30 12 39 13 8 27 12 44 12 4 0 8 0 12 0 9 0 13 0 17 0 5-4 9-4 13-4s9 0 13-4v25c-9 0-17 5-30 5-8 4-17 4-29 4-13 0-27-4-40-9-8-4-16-8-25-17-4-4-8-12-13-25-4-13-4-21-4-38 0-10 0-22 4-31 5-13 9-21 13-30 9-8 17-12 25-17 9-4 23-8 35-8 9 0 21 0 30 4 8 4 17 9 21 17 9 9 13 13 17 26 0 8 5 17 5 29zM120 72c0-4 0-13-5-21 0-4-4-9-8-13s-9-8-13-13c-4 0-12-4-21-4-4 0-13 4-18 4-4 5-8 9-13 13-4 4-8 9-8 13-4 8-4 17-4 21z">
          <text:p/>
        </draw:path>
        <draw:path draw:style-name="gr8" draw:text-style-name="P8" draw:layer="layout" svg:width="0.145cm" svg:height="0.085cm" svg:x="5.381cm" svg:y="13.536cm" svg:viewBox="0 0 146 86" svg:d="M146 26h-146v-26h146zM146 86h-146v-26h146z">
          <text:p/>
        </draw:path>
        <draw:path draw:style-name="gr9" draw:text-style-name="P9" draw:layer="layout" svg:width="0.097cm" svg:height="0.076cm" svg:x="5.594cm" svg:y="13.435cm" svg:viewBox="0 0 98 77" svg:d="M33 0l-4 77h-25l-4-77zM98 0l-4 77h-27l-4-77z">
          <text:p/>
        </draw:path>
        <draw:path draw:style-name="gr9" draw:text-style-name="P9" draw:layer="layout" svg:width="0.148cm" svg:height="0.225cm" svg:x="5.746cm" svg:y="13.447cm" svg:viewBox="0 0 149 226" svg:d="M149 217c-4 5-12 5-17 5-8 0-16 4-21 4-22 0-39-9-47-17-13-9-17-21-17-42v-91h-47v-21h47v-46l29-9v55h73v21h-73v86c0 13 5 22 9 30 8 4 18 8 31 8 4 0 8 0 16-4 5 0 13 0 17 0z">
          <text:p/>
        </draw:path>
        <draw:polygon draw:style-name="gr9" draw:text-style-name="P9" draw:layer="layout" svg:width="0.174cm" svg:height="0.166cm" svg:x="5.928cm" svg:y="13.502cm" svg:viewBox="0 0 175 167" draw:points="175,0 154,167 116,167 95,98 90,81 82,98 61,167 26,167 0,0 30,0 44,112 48,137 52,116 78,38 99,38 124,116 133,137 137,116 150,0">
          <text:p/>
        </draw:polygon>
        <draw:path draw:style-name="gr9" draw:text-style-name="P9" draw:layer="layout" svg:width="0.157cm" svg:height="0.174cm" svg:x="6.123cm" svg:y="13.498cm" svg:viewBox="0 0 158 175" svg:d="M158 86c0 12 0 25-4 34-4 13-9 21-17 29-4 9-13 13-25 17-9 5-22 9-34 9-9 0-21-4-30-9-10 0-18-8-27-12-4-9-12-17-12-30-4-8-9-21-9-34 0-14 5-26 9-39 0-9 8-17 12-26 9-8 17-12 27-21 13-4 21-4 34-4s21 0 34 4c8 4 17 9 21 17 8 9 13 17 17 26 4 12 4 25 4 39zM129 86c0-10 0-18-5-27 0-8-4-12-8-21-4-4-9-8-13-8-8-5-13-5-21-5s-17 0-21 5c-9 4-13 8-17 12-6 5-10 13-10 22-4 8-4 12-4 22 0 12 4 21 4 30 4 8 4 12 10 17 4 8 13 8 17 12s13 4 21 4 17 0 21-4 13-8 17-12c0-9 4-13 9-22 0-8 0-17 0-25z">
          <text:p/>
        </draw:path>
        <draw:path draw:style-name="gr9" draw:text-style-name="P9" draw:layer="layout" svg:width="0.055cm" svg:height="0.055cm" svg:x="6.361cm" svg:y="13.617cm" svg:viewBox="0 0 56 56" svg:d="M30 0c0 0 4 0 8 0 4 4 8 4 8 8 6 0 6 5 10 9 0 0 0 4 0 8s0 9 0 13c-4 4-4 4-10 8 0 0-4 6-8 6-4 4-8 4-8 4-5 0-9 0-13-4-5 0-5-6-9-6-4-4-4-4-4-8-4-4-4-9-4-13s0-8 4-8c0-4 0-9 4-9 4-4 4-4 9-8 4 0 8 0 13 0z">
          <text:p/>
        </draw:path>
        <draw:path draw:style-name="gr9" draw:text-style-name="P9" draw:layer="layout" svg:width="0.128cm" svg:height="0.174cm" svg:x="6.513cm" svg:y="13.498cm" svg:viewBox="0 0 129 175" svg:d="M129 124c0 9 0 13 0 17-5 4-9 8-9 13-4 4-8 4-13 8-4 4-8 4-17 9-4 0-8 0-12 0-9 4-13 4-17 4-13 0-22 0-30-4-14 0-22 0-31-5v-25c9 4 21 4 31 4 8 4 17 4 30 4 12 0 21 0 29-4 5-4 9-12 9-17 0-4 0-8 0-8 0-4-4-4-4-9-5 0-9-4-17-4-5-4-13-4-22-9-8-4-17-4-21-8-9-4-14-4-18-10-4-4-8-8-12-16 0-5 0-9 0-17 0-5 0-9 0-13 4-9 8-13 12-17s14-9 22-13c9-4 22-4 34-4 5 0 13 0 22 0 8 0 17 4 25 4v26c-8 0-17-5-25-5-9 0-17 0-22 0-8 0-12 0-21 0-4 0-8 5-8 5-5 4-9 4-9 8 0 0-4 4-4 9 0 0 4 4 4 8l4 4c5 5 9 5 17 9 5 0 13 4 22 8 8 0 17 4 25 10 4 4 13 4 13 8 4 4 8 9 13 13 0 4 0 13 0 17z">
          <text:p/>
        </draw:path>
        <draw:path draw:style-name="gr9" draw:text-style-name="P9" draw:layer="layout" svg:width="0.14cm" svg:height="0.174cm" svg:x="6.691cm" svg:y="13.498cm" svg:viewBox="0 0 141 175" svg:d="M112 171v-22c-9 9-18 13-26 17-8 5-21 9-30 9s-18-4-26-4c-4-5-13-9-17-13s-8-9-8-13c-5-4-5-12-5-17 0-17 9-34 22-42 12-10 30-14 56-14h34v-17c0-8-5-17-9-21-9-9-17-9-30-9-12 0-21 0-30 5-9 0-17 4-30 8v-30c4 0 9 0 13 0 4-4 12-4 17-4 4 0 9-4 13-4 9 0 13 0 17 0 13 0 21 0 30 4 9 0 13 4 21 9 5 4 9 12 13 17 0 8 4 17 4 25v116zM112 94h-39c-8 0-12 0-17 4-9 0-13 0-13 5-5 4-9 4-9 8 0 5-4 9-4 13s4 9 4 9c0 4 0 8 4 8 0 4 5 4 9 8 5 0 9 0 14 0 8 0 12 0 21-4 8-4 17-12 30-21z">
          <text:p/>
        </draw:path>
        <draw:path draw:style-name="gr9" draw:text-style-name="P9" draw:layer="layout" svg:width="0.157cm" svg:height="0.17cm" svg:x="6.874cm" svg:y="13.498cm" svg:viewBox="0 0 158 171" svg:d="M128 171v-120c0-4 0-9 0-13s0-8 0-8c0-5-5-5-5-5h-4c-4 0-4 0-8 0 0 0 0 5-5 9 0 0-4 4-8 8 0 9-4 13-8 22v107h-27v-116c0-8 0-13 0-17s0-8-4-8c0-5 0-5 0-5-4 0-4 0-4 0-5 0-5 0-9 0l-4 5c-4 4-4 8-8 12-5 5-5 13-9 22v107h-25v-167h21v30c4-4 4-13 8-17 5-4 5-9 9-9 4-4 4-4 8-8 4 0 9 0 13 0 8 0 18 4 22 8 4 5 4 17 4 26 5-4 5-9 9-13s4-8 8-13c4-4 4-4 9-4 4-4 8-4 12-4 22 0 35 17 35 47v124z">
          <text:p/>
        </draw:path>
        <draw:path draw:style-name="gr9" draw:text-style-name="P9" draw:layer="layout" svg:width="0.144cm" svg:height="0.237cm" svg:x="7.069cm" svg:y="13.498cm" svg:viewBox="0 0 145 238" svg:d="M145 85c0 12 0 25-5 38-4 10-12 22-21 26-4 9-13 13-25 17-9 5-21 5-30 5-8 0-13 0-17 0s-8 0-17 0v67h-30v-234h26l4 26c9-9 17-17 26-22 8-4 21-8 29-8 13 0 21 0 26 4 8 4 12 13 21 17 4 9 8 17 8 30 5 8 5 21 5 34zM115 85c0-9 0-17 0-26-4-4-4-12-9-17 0-4-4-8-8-12-4-5-13-5-17-5s-8 0-13 0c0 5-4 5-8 9-4 0-9 4-13 8-4 5-12 13-17 17v82c5 4 13 4 17 4 9 4 13 4 17 4 17 0 30-4 38-16 9-10 13-27 13-48z">
          <text:p/>
        </draw:path>
        <draw:polygon draw:style-name="gr9" draw:text-style-name="P9" draw:layer="layout" svg:width="0.132cm" svg:height="0.233cm" svg:x="7.259cm" svg:y="13.435cm" svg:viewBox="0 0 133 234" draw:points="56,21 5,21 5,0 86,0 86,208 133,208 133,234 0,234 0,208 56,208">
          <text:p/>
        </draw:polygon>
        <draw:path draw:style-name="gr9" draw:text-style-name="P9" draw:layer="layout" svg:width="0.149cm" svg:height="0.174cm" svg:x="7.437cm" svg:y="13.498cm" svg:viewBox="0 0 150 175" svg:d="M150 76c0 4 0 10 0 14 0 0 0 4 0 8h-120c0 18 4 30 14 39 13 8 25 12 42 12 4 0 9 0 17 0 4 0 9 0 13 0 4-4 8-4 12-4 5 0 9 0 13-4v25c-8 0-17 5-29 5-9 4-17 4-30 4s-25-4-38-9c-10-4-18-8-27-17-4-4-8-12-12-25-5-13-5-21-5-38 0-10 0-22 5-31 4-13 8-21 17-30 4-8 12-12 22-17 8-4 21-8 34-8 8 0 21 0 29 4 9 4 17 9 21 17 9 9 13 13 17 26 0 8 5 17 5 29zM120 72c0-4 0-13-4-21 0-4-4-9-9-13-4-4-8-8-12-13-5 0-13-4-22-4-4 0-8 4-16 4-5 5-9 9-13 13s-4 9-10 13c0 8-4 17-4 21z">
          <text:p/>
        </draw:path>
        <draw:path draw:style-name="gr9" draw:text-style-name="P9" draw:layer="layout" svg:width="0.098cm" svg:height="0.076cm" svg:x="7.649cm" svg:y="13.435cm" svg:viewBox="0 0 99 77" svg:d="M34 0l-4 77h-25l-5-77zM99 0l-4 77h-26l-4-77z">
          <text:p/>
        </draw:path>
        <draw:path draw:style-name="gr7" draw:text-style-name="P7" draw:layer="layout" svg:width="0.081cm" svg:height="0.11cm" svg:x="7.831cm" svg:y="13.613cm" svg:viewBox="0 0 82 111" svg:d="M0 89c5 0 9 0 18 0 4-4 8-4 12-9 5 0 9-4 9-8 4-5 4-5 4-13 0-4 0-9 0-9-4-4-4-8-8-8 0-4-5-4-5-9 0-4 0-4 0-12v-4c0-5 0-5 5-9l4-4c4 0 8-4 13-4s9 4 9 4c4 0 8 4 13 8 0 0 4 5 4 13 4 4 4 8 4 17 0 8-4 17-4 25-4 9-9 18-17 22-9 9-18 13-26 17-9 5-22 5-35 5z">
          <text:p/>
        </draw:path>
        <draw:path draw:style-name="gr8" draw:text-style-name="P8" draw:layer="layout" svg:width="0.139cm" svg:height="0.17cm" svg:x="4.636cm" svg:y="14.002cm" svg:viewBox="0 0 140 171" svg:d="M111 171v-25c-9 12-17 16-26 21-8 4-21 4-29 4-9 0-17 0-26 0-8-4-14-9-18-13s-8-8-8-12c-4-9-4-13-4-22 0-18 8-30 22-39 8-8 29-12 55-12h34v-17c0-9-4-17-13-22-4-8-13-8-25-8-13 0-22 0-30 0-9 4-17 4-31 8v-25c4 0 10 0 14-4 4 0 8 0 17 0 4-5 8-5 13-5 8 0 13 0 17 0 12 0 21 0 29 5 9 0 13 4 17 8 9 5 13 9 17 17 0 9 4 13 4 26v115zM111 94h-38c-9 0-13 0-17 0-9 4-13 4-13 8-4 0-9 4-9 10 0 4-4 8-4 12 0 5 0 5 4 9 0 4 0 4 5 8 0 5 4 5 8 5 4 4 9 4 13 4s13-4 21-9c9-4 17-8 30-17z">
          <text:p/>
        </draw:path>
        <draw:polygon draw:style-name="gr8" draw:text-style-name="P8" draw:layer="layout" svg:width="0.136cm" svg:height="0.238cm" svg:x="4.83cm" svg:y="13.934cm" svg:viewBox="0 0 137 239" draw:points="56,26 9,26 9,0 85,0 85,213 137,213 137,239 0,239 0,213 56,213">
          <text:p/>
        </draw:polygon>
        <draw:path draw:style-name="gr8" draw:text-style-name="P8" draw:layer="layout" svg:width="0.149cm" svg:height="0.22cm" svg:x="5cm" svg:y="13.952cm" svg:viewBox="0 0 150 221" svg:d="M150 217c-5 4-13 4-22 4-4 0-13 0-21 0-22 0-35-4-48-13-8-8-12-25-12-42v-89h-47v-26h47v-43l25-8v51h78v26h-78v85c0 12 4 21 13 25 4 9 12 13 26 13 9 0 13-4 17-4 9 0 13 0 22-5z">
          <text:p/>
        </draw:path>
        <draw:path draw:style-name="gr8" draw:text-style-name="P8" draw:layer="layout" svg:width="0.149cm" svg:height="0.17cm" svg:x="5.195cm" svg:y="14.002cm" svg:viewBox="0 0 150 171" svg:d="M150 77c0 4 0 8 0 8 0 4 0 9 0 9h-120c0 18 4 30 12 43 13 9 27 13 44 13 4 0 8 0 12 0 9 0 13-4 17-4 5 0 9 0 13 0s9-5 13-5v26c-9 0-17 4-30 4-8 0-17 0-29 0-13 0-27 0-40-4-8-5-16-9-25-17-4-9-8-17-13-26-4-12-4-26-4-39 0-12 0-21 4-34 5-8 9-17 13-25 9-8 17-17 25-21 9-5 23-5 35-5 9 0 21 0 30 5 8 4 17 8 21 17 9 4 13 12 17 21 0 13 5 21 5 34zM120 73c0-9 0-13-5-22 0-4-4-8-8-12-4-9-9-9-13-13s-12-4-21-4c-4 0-13 0-18 4-4 4-8 4-13 8-4 9-8 13-8 17-4 9-4 13-4 22z">
          <text:p/>
        </draw:path>
        <draw:path draw:style-name="gr8" draw:text-style-name="P8" draw:layer="layout" svg:width="0.138cm" svg:height="0.17cm" svg:x="5.394cm" svg:y="14.002cm" svg:viewBox="0 0 139 171" svg:d="M0 0h27l4 34c8-12 17-21 25-25 13-9 22-9 30-9 17 0 30 5 42 18 9 8 13 25 9 46h-26c0-13-4-21-8-30-4-8-13-8-21-8-4 0-9 0-9 0-4 0-8 4-12 8-5 0-9 5-13 9-9 8-13 13-17 17v111h-31z">
          <text:p/>
        </draw:path>
        <draw:path draw:style-name="gr8" draw:text-style-name="P8" draw:layer="layout" svg:width="0.131cm" svg:height="0.17cm" svg:x="5.577cm" svg:y="14.002cm" svg:viewBox="0 0 132 171" svg:d="M0 0h25v30c4-8 9-12 13-17 4-4 8-4 12-8 5 0 13-5 17-5 5 0 9 0 13 0 17 0 30 5 38 13 10 13 14 26 14 47v111h-31v-107c0-13 0-25-4-30-4-8-13-8-21-8-4 0-9 0-13 0s-4 4-8 4c-5 4-9 9-13 13s-8 8-17 17v111h-25z">
          <text:p/>
        </draw:path>
        <draw:path draw:style-name="gr8" draw:text-style-name="P8" draw:layer="layout" svg:width="0.135cm" svg:height="0.17cm" svg:x="5.759cm" svg:y="14.002cm" svg:viewBox="0 0 136 171" svg:d="M110 171v-25c-8 12-17 16-30 21-8 4-17 4-29 4-9 0-17 0-21 0-9-4-13-9-17-13-5-4-9-8-13-12 0-9 0-13 0-22 0-18 4-30 17-39 13-8 30-12 55-12h34v-17c0-9-4-17-9-22-4-8-17-8-29-8-9 0-17 0-26 0-12 4-21 4-29 8v-25c4 0 8 0 12-4 5 0 9 0 13 0 4-5 13-5 17-5s8 0 17 0c8 0 17 0 25 5 9 0 18 4 22 8 5 5 9 9 13 17 4 9 4 13 4 26v115zM106 94h-34c-9 0-17 0-21 0-4 4-9 4-13 8-4 0-4 4-8 10 0 4 0 8 0 12 0 5 0 5 0 9s4 4 4 8c4 5 8 5 8 5 5 4 9 4 13 4 8 0 17-4 25-9 9-4 17-8 26-17z">
          <text:p/>
        </draw:path>
        <draw:path draw:style-name="gr8" draw:text-style-name="P8" draw:layer="layout" svg:width="0.148cm" svg:height="0.22cm" svg:x="5.933cm" svg:y="13.952cm" svg:viewBox="0 0 149 221" svg:d="M149 217c-4 4-13 4-17 4-8 0-17 0-21 0-21 0-38-4-47-13-13-8-18-25-18-42v-89h-46v-26h46v-43l31-8v51h72v26h-72v85c0 12 4 21 8 25 9 9 17 13 30 13 4 0 9-4 17-4 4 0 13 0 17-5z">
          <text:p/>
        </draw:path>
        <draw:path draw:style-name="gr8" draw:text-style-name="P8" draw:layer="layout" svg:width="0.136cm" svg:height="0.237cm" svg:x="6.136cm" svg:y="13.935cm" svg:viewBox="0 0 137 238" svg:d="M56 93h-47v-26h77v146h51v25h-137v-25h56zM69 0c0 0 4 0 8 0 0 4 5 4 9 8 0 0 0 4 4 4 0 5 0 9 0 9 0 4 0 8 0 8-4 4-4 9-4 9-4 4-9 4-9 4-4 4-8 4-8 4-4 0-8 0-8-4-5 0-9 0-9-4-4 0-4-5-4-9-4 0-4-4-4-8 0 0 0-4 4-9 0 0 0-4 4-4 0-4 4-4 9-8 0 0 4 0 8 0z">
          <text:p/>
        </draw:path>
        <draw:polygon draw:style-name="gr8" draw:text-style-name="P8" draw:layer="layout" svg:width="0.165cm" svg:height="0.17cm" svg:x="6.306cm" svg:y="14.002cm" svg:viewBox="0 0 166 171" draw:points="0,0 33,0 77,112 86,141 94,112 132,0 166,0 102,171 68,171">
          <text:p/>
        </draw:polygon>
        <draw:path draw:style-name="gr8" draw:text-style-name="P8" draw:layer="layout" svg:width="0.148cm" svg:height="0.17cm" svg:x="6.501cm" svg:y="14.002cm" svg:viewBox="0 0 149 171" svg:d="M149 77c0 4 0 8 0 8 0 4 0 9 0 9h-116c0 18 5 30 13 43 9 9 21 13 44 13 4 0 8 0 12 0 5 0 9-4 13-4s9 0 13 0 8-5 13-5v26c-9 0-17 4-26 4-8 0-21 0-31 0-17 0-29 0-38-4-8-5-17-9-25-17-9-9-13-17-13-26-4-12-8-26-8-39 0-12 4-21 8-34 0-8 9-17 13-25 8-8 12-17 25-21 9-5 17-5 30-5 14 0 22 0 35 5 8 4 13 8 21 17 4 4 9 12 13 21 4 13 4 21 4 34zM119 73c0-9 0-13 0-22-4-4-4-8-8-12-4-9-9-9-17-13-4-4-10-4-18-4-9 0-13 0-17 4s-9 4-13 8c-4 9-8 13-8 17-5 9-5 13-5 22z">
          <text:p/>
        </draw:path>
        <draw:path draw:style-name="gr8" draw:text-style-name="P8" draw:layer="layout" svg:width="0.145cm" svg:height="0.08cm" svg:x="6.691cm" svg:y="14.041cm" svg:viewBox="0 0 146 81" svg:d="M146 21h-146v-21h146zM146 81h-146v-26h146z">
          <text:p/>
        </draw:path>
        <draw:path draw:style-name="gr9" draw:text-style-name="P9" draw:layer="layout" svg:width="0.102cm" svg:height="0.08cm" svg:x="6.899cm" svg:y="13.935cm" svg:viewBox="0 0 103 81" svg:d="M39 0l-4 81h-31l-4-81zM103 0l-5 81h-25l-8-81z">
          <text:p/>
        </draw:path>
        <draw:path draw:style-name="gr9" draw:text-style-name="P9" draw:layer="layout" svg:width="0.148cm" svg:height="0.22cm" svg:x="7.056cm" svg:y="13.952cm" svg:viewBox="0 0 149 221" svg:d="M149 217c-4 4-13 4-21 4-4 0-14 0-22 0-22 0-34-4-47-13-9-8-13-25-13-42v-89h-46v-26h46v-43l26-8v51h77v26h-77v85c0 12 4 21 12 25 5 9 13 13 26 13 8 0 14-4 18-4 8 0 13 0 21-5z">
          <text:p/>
        </draw:path>
        <draw:polygon draw:style-name="gr9" draw:text-style-name="P9" draw:layer="layout" svg:width="0.174cm" svg:height="0.17cm" svg:x="7.238cm" svg:y="14.002cm" svg:viewBox="0 0 175 171" draw:points="175,0 149,171 116,171 89,98 85,81 81,102 55,171 21,171 0,0 26,0 43,116 43,141 51,120 76,43 98,43 124,120 132,141 132,116 145,0">
          <text:p/>
        </draw:polygon>
        <draw:path draw:style-name="gr9" draw:text-style-name="P9" draw:layer="layout" svg:width="0.157cm" svg:height="0.17cm" svg:x="7.433cm" svg:y="14.002cm" svg:viewBox="0 0 158 171" svg:d="M158 85c0 13-4 27-9 35 0 13-8 21-12 30-10 8-18 12-27 17-8 4-21 4-34 4-12 0-21 0-33-4-9-5-17-9-22-17-8-4-12-17-17-26-4-12-4-22-4-39 0-12 0-25 4-34 5-12 9-21 17-29 9-4 17-13 26-17 8-5 21-5 34-5 12 0 21 0 29 5 13 4 17 8 27 17 8 8 12 17 17 25 0 13 4 26 4 38zM127 85c0-8 0-17-4-25-4-9-4-17-8-21-5-5-9-9-17-13-5 0-13 0-22 0-8 0-12 0-21 4-4 4-12 9-12 13-5 4-9 13-9 21-4 4-4 13-4 21 0 13 0 21 4 27 0 8 4 17 9 21 4 4 8 8 17 13 4 0 12 4 16 4 9 0 17-4 26-4 4-5 8-9 13-17 4-5 8-13 8-17 4-10 4-18 4-27z">
          <text:p/>
        </draw:path>
        <draw:path draw:style-name="gr9" draw:text-style-name="P9" draw:layer="layout" svg:width="0.055cm" svg:height="0.055cm" svg:x="7.671cm" svg:y="14.117cm" svg:viewBox="0 0 56 56" svg:d="M26 0c4 0 8 4 13 4 0 0 4 4 8 4 0 5 4 9 4 9 0 4 5 8 5 13 0 4-5 8-5 12 0 0-4 5-4 10-4 0-8 4-8 4-5 0-9 0-13 0s-9 0-9 0c-4 0-8-4-8-4-4-5-9-10-9-10 0-4 0-8 0-12 0-5 0-9 0-13 0 0 5-4 9-9 0 0 4-4 8-4 0 0 5-4 9-4z">
          <text:p/>
        </draw:path>
        <draw:path draw:style-name="gr9" draw:text-style-name="P9" draw:layer="layout" svg:width="0.127cm" svg:height="0.17cm" svg:x="7.823cm" svg:y="14.002cm" svg:viewBox="0 0 128 171" svg:d="M128 124c0 5 0 13-4 17 0 5-4 9-8 13-6 4-6 4-14 8-4 0-9 5-13 5-4 4-8 4-17 4-4 0-8 0-13 0-12 0-25 0-33 0-9 0-18-4-26-4v-26c8 0 17 5 26 5 12 4 21 4 29 4 13 0 26-4 30-9 8-4 13-8 13-12 0-5 0-9-5-9 0-4 0-4-4-8-4 0-8-6-13-10-4 0-12-4-25-4-4-4-13-9-17-9-8-4-13-8-17-12-4 0-9-9-13-13s-4-8-4-17c0-4 0-8 4-17 0-4 4-8 9-12 8-5 13-9 21-13 13-5 21-5 34-5 8 0 17 0 21 0 9 0 17 0 27 5v25c-10-4-18-4-27-4-8 0-13-4-21-4-4 0-13 4-17 4s-8 0-13 4c-4 0-4 4-4 4-4 5-4 9-4 9 0 4 0 8 0 8 4 5 4 5 8 9 5 4 9 4 13 8 4 0 13 5 21 5 13 4 21 8 26 12 8 0 12 4 18 9 4 4 8 8 8 12 4 6 4 14 4 18z">
          <text:p/>
        </draw:path>
        <draw:path draw:style-name="gr9" draw:text-style-name="P9" draw:layer="layout" svg:width="0.136cm" svg:height="0.237cm" svg:x="8.005cm" svg:y="13.935cm" svg:viewBox="0 0 137 238" svg:d="M57 93h-48v-26h77v146h51v25h-137v-25h57zM69 0c0 0 4 0 9 0 0 4 4 4 4 8 4 0 4 4 8 4 0 5 0 9 0 9 0 4 0 8 0 8-4 4-4 9-8 9 0 4-4 4-4 4-5 4-9 4-9 4-4 0-8 0-12-4 0 0-5 0-5-4-4 0-4-5-4-9-4 0-4-4-4-8 0 0 0-4 4-9 0 0 0-4 4-4 0-4 5-4 5-8 4 0 8 0 12 0z">
          <text:p/>
        </draw:path>
        <draw:path draw:style-name="gr9" draw:text-style-name="P9" draw:layer="layout" svg:width="0.14cm" svg:height="0.237cm" svg:x="8.183cm" svg:y="13.935cm" svg:viewBox="0 0 141 238" svg:d="M0 156c0-12 0-25 5-38 4-12 12-21 16-29 9-4 17-13 26-17 13-5 21-5 34-5 4 0 14 0 18 0s8 5 13 5v-72h29v238h-25v-34c-9 13-17 21-26 25-9 9-22 9-30 9-13 0-22 0-26-4-8-5-17-9-21-17-4-9-8-17-8-26-5-8-5-21-5-35zM30 152c0 22 4 39 8 48 5 8 13 17 26 17 8 0 13-4 21-13 10-4 18-17 27-30v-77c-5 0-9-4-13-4-9 0-14 0-18 0-17 0-30 4-38 13-9 12-13 25-13 46z">
          <text:p/>
        </draw:path>
        <draw:path draw:style-name="gr9" draw:text-style-name="P9" draw:layer="layout" svg:width="0.148cm" svg:height="0.17cm" svg:x="8.37cm" svg:y="14.002cm" svg:viewBox="0 0 149 171" svg:d="M149 77c0 4 0 8 0 8 0 4 0 9 0 9h-120c0 18 9 30 17 43 9 9 22 13 43 13 4 0 8 0 13 0 4 0 8-4 12-4 5 0 9 0 13 0s9-5 14-5v26c-10 0-18 4-27 4-12 0-21 0-29 0-17 0-30 0-39-4-12-5-21-9-25-17-8-9-13-17-17-26 0-12-4-26-4-39 0-12 4-21 8-34 0-8 5-17 13-25s13-17 25-21c9-5 17-5 30-5s21 0 30 5c13 4 17 8 25 17 5 4 10 12 14 21 4 13 4 21 4 34zM119 73c0-9 0-13 0-22-5-4-5-8-9-12-4-9-8-9-17-13-4-4-8-4-17-4-8 0-13 0-17 4s-8 4-13 8c-4 9-8 13-12 17 0 9 0 13-5 22z">
          <text:p/>
        </draw:path>
        <draw:path draw:style-name="gr9" draw:text-style-name="P9" draw:layer="layout" svg:width="0.14cm" svg:height="0.237cm" svg:x="8.556cm" svg:y="13.935cm" svg:viewBox="0 0 141 238" svg:d="M0 156c0-12 5-25 5-38 4-12 12-21 17-29 8-4 16-13 25-17 13-5 21-5 34-5 8 0 13 0 17 0s8 5 17 5v-72h26v238h-26v-34c-9 13-17 21-26 25-8 9-21 9-29 9-13 0-17 0-26-4-8-5-12-9-17-17-8-9-8-17-12-26-5-8-5-21-5-35zM30 152c0 22 4 39 8 48 9 8 17 17 26 17 8 0 17-4 25-13 5-4 13-17 26-30v-77c-9 0-13-4-17-4s-13 0-17 0c-17 0-30 4-38 13-9 12-13 25-13 46z">
          <text:p/>
        </draw:path>
        <draw:path draw:style-name="gr9" draw:text-style-name="P9" draw:layer="layout" svg:width="0.102cm" svg:height="0.08cm" svg:x="8.768cm" svg:y="13.935cm" svg:viewBox="0 0 103 81" svg:d="M38 0l-4 81h-29l-5-81zM103 0l-4 81h-31l-4-81z">
          <text:p/>
        </draw:path>
        <draw:path draw:style-name="gr7" draw:text-style-name="P7" draw:layer="layout" svg:width="0.093cm" svg:height="0.318cm" svg:x="8.955cm" svg:y="13.922cm" svg:viewBox="0 0 94 319" svg:d="M17 0c52 51 77 102 77 161 0 8 0 21 0 34-4 13-8 30-13 43-8 13-17 26-25 38-9 18-21 30-39 43l-17-17c22-21 39-43 52-68 8-22 12-48 12-73 0-51-21-98-64-140z">
          <text:p/>
        </draw:path>
      </draw:page>
      <draw:page draw:name="page6" draw:style-name="dp1" draw:master-page-name="master-page29">
        <draw:polygon draw:style-name="gr1" draw:text-style-name="P1" draw:layer="layout" svg:width="20.028cm" svg:height="0.03cm" svg:x="3.996cm" svg:y="3.89cm" svg:viewBox="0 0 20029 31" draw:points="0,0 20029,0 20029,31 0,31">
          <text:p/>
        </draw:polygon>
        <draw:frame draw:style-name="gr2" draw:text-style-name="P2" draw:layer="layout" svg:width="20.044cm" svg:height="4.478cm" svg:x="3.996cm" svg:y="4.326cm">
          <draw:image xlink:href="Pictures/1000000000001279000004214E750E9E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3cm" svg:x="3.996cm" svg:y="18.169cm" svg:viewBox="0 0 20029 31" draw:points="0,0 20029,0 20029,31 0,31">
          <text:p/>
        </draw:polygon>
        <draw:frame draw:style-name="gr2" draw:text-style-name="P2" draw:layer="layout" svg:width="20.027cm" svg:height="2.001cm" svg:x="3.996cm" svg:y="18.614cm">
          <draw:image xlink:href="Pictures/1000000000001275000001D826DBD979.jpg" xlink:type="simple" xlink:show="embed" xlink:actuate="onLoad" draw:mime-type="image/jpeg">
            <text:p/>
          </draw:image>
        </draw:frame>
        <draw:path draw:style-name="gr3" draw:text-style-name="P3" draw:layer="layout" svg:width="0.352cm" svg:height="0.272cm" svg:x="3.987cm" svg:y="1.185cm" svg:viewBox="0 0 353 273" svg:d="M353 0l-77 273h-38l-55-200c-4-8-4-17-4-29 0 12-4 21-4 29l-59 200h-35l-81-273h34l60 209c0 9 5 17 5 25 0-4 4-12 4-25l63-209h30l55 209c4 9 4 17 4 25h5c0-4 0-12 4-25l55-209z">
          <text:p/>
        </draw:path>
        <draw:path draw:style-name="gr3" draw:text-style-name="P3" draw:layer="layout" svg:width="0.038cm" svg:height="0.284cm" svg:x="4.373cm" svg:y="1.173cm" svg:viewBox="0 0 39 285" svg:d="M18 38c-6 0-10 0-14-4-4-5-4-9-4-13 0-9 0-13 4-17s8-4 14-4c8 0 12 0 17 4 4 4 4 8 4 17 0 4 0 8-4 13-5 4-9 4-17 4zM35 285h-31v-196h31z">
          <text:p/>
        </draw:path>
        <draw:path draw:style-name="gr3" draw:text-style-name="P3" draw:layer="layout" svg:width="0.114cm" svg:height="0.259cm" svg:x="4.445cm" svg:y="1.202cm" svg:viewBox="0 0 115 260" svg:d="M115 251c-8 5-17 9-29 9-35 0-52-21-52-60v-115h-34v-25h34v-47l35-13v60h46v25h-46v110c0 13 0 21 4 31 4 4 13 8 21 8 9 0 17-4 21-8z">
          <text:p/>
        </draw:path>
        <draw:path draw:style-name="gr3" draw:text-style-name="P3" draw:layer="layout" svg:width="0.161cm" svg:height="0.289cm" svg:x="4.602cm" svg:y="1.168cm" svg:viewBox="0 0 162 290" svg:d="M162 290h-30v-115c0-38-18-60-47-60-17 0-30 4-39 18-12 13-16 25-16 46v111h-30v-290h30v129c16-27 38-40 63-40 48 0 69 26 69 82z">
          <text:p/>
        </draw:path>
        <draw:path draw:style-name="gr3" draw:text-style-name="P3" draw:layer="layout" svg:width="0.157cm" svg:height="0.204cm" svg:x="4.911cm" svg:y="1.257cm" svg:viewBox="0 0 158 205" svg:d="M158 201h-34v-30c-13 21-34 34-59 34-21 0-34-4-47-17-9-9-18-21-18-38 0-38 22-60 69-64l55-8c0-35-13-52-38-52-26 0-47 8-64 25v-34c17-12 43-17 64-17 46 0 72 26 72 74zM124 103l-47 4c-12 5-25 5-29 13-9 4-13 13-13 26 0 8 4 16 9 25 8 4 16 8 29 8s26-8 38-17c9-12 13-25 13-42z">
          <text:p/>
        </draw:path>
        <draw:path draw:style-name="gr3" draw:text-style-name="P3" draw:layer="layout" svg:width="0.127cm" svg:height="0.204cm" svg:x="5.221cm" svg:y="1.257cm" svg:viewBox="0 0 128 205" svg:d="M0 192v-34c16 13 33 21 56 21 25 0 42-8 42-29 0-4-4-9-4-13-5-4-5-4-9-9-4-4-8-4-17-8-4 0-8-4-17-9-9 0-18-4-22-8-8-4-13-9-17-13s-8-8-8-12c-4-9-4-13-4-23 0-8 0-17 4-25 4-4 12-13 17-17 8-4 17-8 25-8 10-5 18-5 26-5 17 0 34 5 47 9v29c-13-8-30-12-51-12-4 0-8 0-12 4-5 0-10 0-14 4-4 0-9 4-9 9 0 4-4 8-4 8 0 9 4 14 4 14 0 4 5 8 9 13 4 0 9 4 14 4 4 4 12 4 16 8 9 4 17 9 22 9 8 4 12 8 21 12 4 5 9 9 9 17 4 5 4 13 4 18 0 12 0 21-4 25-5 8-13 13-18 21-8 4-17 4-25 9-9 4-21 4-30 4-22 0-39-4-51-13z">
          <text:p/>
        </draw:path>
        <draw:path draw:style-name="gr3" draw:text-style-name="P3" draw:layer="layout" svg:width="0.153cm" svg:height="0.204cm" svg:x="5.381cm" svg:y="1.257cm" svg:viewBox="0 0 154 205" svg:d="M154 201h-30v-30c-12 21-34 34-59 34-21 0-34-4-47-17-13-9-18-22-18-39 0-38 23-59 65-63l59-8c0-35-12-52-38-52-25 0-47 8-63 25v-34c16-12 38-17 63-17 47 0 68 26 68 73zM124 103l-46 4c-13 4-26 4-34 13-5 4-9 13-9 25 0 9 0 17 9 26 8 4 17 8 25 8 17 0 30-8 38-17 13-13 17-25 17-42z">
          <text:p/>
        </draw:path>
        <draw:path draw:style-name="gr3" draw:text-style-name="P3" draw:layer="layout" svg:width="0.275cm" svg:height="0.2cm" svg:x="5.594cm" svg:y="1.257cm" svg:viewBox="0 0 276 201" svg:d="M276 201h-30v-115c0-21-4-34-12-47-5-9-17-13-30-13-17 0-25 4-34 18-13 12-17 29-17 46v111h-30v-115c0-38-17-60-46-60-13 0-21 4-30 18-14 12-18 25-18 46v111h-29v-196h29v29h4c14-21 35-34 61-34 12 0 25 5 34 9 8 8 17 21 21 30 13-26 34-39 64-39 42 0 63 26 63 82z">
          <text:p/>
        </draw:path>
        <draw:path draw:style-name="gr3" draw:text-style-name="P3" draw:layer="layout" svg:width="0.178cm" svg:height="0.288cm" svg:x="5.928cm" svg:y="1.257cm" svg:viewBox="0 0 179 289" svg:d="M30 171v118h-30v-284h30v33c18-25 39-38 69-38 25 0 46 9 59 26 13 18 21 43 21 73 0 29-8 55-21 76-17 21-38 30-68 30-25 0-42-13-60-34zM30 94v26c0 17 10 30 18 42 9 9 26 17 38 17 21 0 34-8 47-21 8-17 17-38 17-64 0-21-9-38-17-50-9-14-21-18-43-18-16 0-29 8-42 18-8 12-18 29-18 50z">
          <text:p/>
        </draw:path>
        <draw:polygon draw:style-name="gr3" draw:text-style-name="P3" draw:layer="layout" svg:width="0.034cm" svg:height="0.288cm" svg:x="6.155cm" svg:y="1.168cm" svg:viewBox="0 0 35 289" draw:points="0,0 35,0 35,289 0,289">
          <text:p/>
        </draw:polygon>
        <draw:path draw:style-name="gr3" draw:text-style-name="P3" draw:layer="layout" svg:width="0.169cm" svg:height="0.204cm" svg:x="6.238cm" svg:y="1.257cm" svg:viewBox="0 0 170 205" svg:d="M170 111h-141c5 22 9 39 22 47 8 13 25 21 42 21 26 0 43-8 65-21v26c-17 12-43 21-69 21-30 0-51-9-68-26-13-21-21-42-21-76 0-30 8-56 25-73 17-21 38-30 64-30s47 9 60 26 21 39 21 68zM136 82c0-17-4-31-12-39-9-13-22-17-35-17-17 0-30 4-38 17-9 8-17 22-17 39z">
          <text:p/>
        </draw:path>
        <draw:path draw:style-name="gr3" draw:text-style-name="P3" draw:layer="layout" svg:width="0.191cm" svg:height="0.204cm" svg:x="6.547cm" svg:y="1.257cm" svg:viewBox="0 0 192 205" svg:d="M95 205c-30 0-51-9-68-30-17-17-27-42-27-72s10-56 27-77c17-17 42-26 72-26 29 0 51 9 68 26 16 17 25 43 25 77 0 30-9 55-25 72-17 21-43 30-72 30zM99 26c-21 0-38 8-47 21-13 13-21 31-21 56s8 43 21 55c9 13 26 21 47 21 17 0 34-8 46-21 9-12 13-30 13-55s-4-43-13-56c-12-13-29-21-46-21z">
          <text:p/>
        </draw:path>
        <draw:path draw:style-name="gr3" draw:text-style-name="P3" draw:layer="layout" svg:width="0.114cm" svg:height="0.293cm" svg:x="6.768cm" svg:y="1.164cm" svg:viewBox="0 0 115 294" svg:d="M115 30c-4 0-13-4-21-4-21 0-30 12-30 42v30h43v25h-43v171h-34v-171h-30v-25h30v-30c0-21 9-38 22-51 8-13 25-17 42-17 8 0 17 0 21 4z">
          <text:p/>
        </draw:path>
        <draw:path draw:style-name="gr3" draw:text-style-name="P3" draw:layer="layout" svg:width="0.093cm" svg:height="0.28cm" svg:x="7.026cm" svg:y="1.177cm" svg:viewBox="0 0 94 281" svg:d="M94 281h-30v-239c0 4-4 9-9 9-4 4-12 8-17 8-4 4-12 9-17 9-8 4-12 8-21 8v-34c9 0 17-4 21-4 9-4 17-8 26-13 4-4 13-8 21-12 4-5 13-9 17-13h9z">
          <text:p/>
        </draw:path>
        <draw:path draw:style-name="gr3" draw:text-style-name="P3" draw:layer="layout" svg:width="0.169cm" svg:height="0.276cm" svg:x="7.213cm" svg:y="1.181cm" svg:viewBox="0 0 170 277" svg:d="M127 73c0-8 0-13-4-22-5-4-5-9-9-13s-13-8-17-12c-8 0-12 0-21 0-4 0-13 0-17 0-4 4-13 4-17 8s-13 4-17 8c-4 5-8 9-12 18v-34c8-9 16-17 29-22 9-4 21-4 38-4 13 0 21 0 30 4 13 0 21 9 25 13 10 4 14 13 18 21 4 13 4 22 4 35 0 9 0 21 0 30-4 8-8 17-12 21-4 8-14 17-18 25-9 5-17 13-30 21-12 9-21 17-29 22-9 8-17 12-22 21-4 4-8 9-8 17-4 4-4 8-4 17h136v30h-170v-13c0-13 4-26 4-34 4-8 9-17 13-26 8-8 12-12 25-21 9-8 21-17 34-29 9-5 17-13 25-17 5-9 9-13 13-22 4-4 9-12 9-21 4-4 4-12 4-21z">
          <text:p/>
        </draw:path>
        <draw:path draw:style-name="gr3" draw:text-style-name="P3" draw:layer="layout" svg:width="0.174cm" svg:height="0.28cm" svg:x="7.42cm" svg:y="1.181cm" svg:viewBox="0 0 175 281" svg:d="M0 200c0-8 0-17 5-21 0-9 4-17 8-21 4-9 9-13 17-17 4-4 13-9 21-13-12-8-21-17-29-25-9-9-9-21-9-35 0-9 0-21 4-30 5-8 9-12 17-21 5-4 13-8 26-13 8-4 17-4 29-4 9 0 23 0 31 4 9 5 17 9 25 13 5 9 9 13 13 21 4 9 9 21 9 30 0 14-5 26-13 35-4 8-17 17-25 25 8 4 12 9 21 13 4 4 8 8 12 17 5 4 9 12 13 21 0 4 0 13 0 21 0 13 0 22-4 34-4 9-9 17-17 26-9 4-17 8-30 12-8 5-22 9-35 9-12 0-25-4-38-9-8-4-17-8-25-12-9-9-17-17-21-26-5-12-5-21-5-34zM34 196c0 8 0 17 5 26 0 4 4 12 8 16 4 5 13 9 17 9 9 4 17 4 25 4 9 0 13 0 23-4 4 0 12-4 17-9 4-4 8-12 12-16 0-9 4-18 4-26 0-9-4-13-4-21-4-5-8-13-12-17-5-4-9-9-17-13-10 0-14-4-23-4-8 0-16 4-21 4-8 4-12 9-17 13-8 4-12 8-12 17-5 8-5 12-5 21zM43 68c0 9 0 14 4 22 0 4 4 8 9 13 4 4 8 8 17 8 4 4 8 4 16 4 5 0 13 0 18-4 5 0 9-4 13-8 4-5 9-9 13-13 0-8 0-13 0-22 0-4 0-9 0-17-4-4-9-9-13-13s-8-8-13-8c-5-4-13-4-18-4-8 0-12 0-21 4-4 0-8 4-12 8-5 4-9 9-9 13-4 8-4 13-4 17z">
          <text:p/>
        </draw:path>
        <draw:path draw:style-name="gr3" draw:text-style-name="P3" draw:layer="layout" svg:width="0.178cm" svg:height="0.288cm" svg:x="7.751cm" svg:y="1.257cm" svg:viewBox="0 0 179 289" svg:d="M30 171v118h-30v-284h30v33c17-25 38-38 68-38 25 0 46 9 59 26 13 18 22 43 22 73 0 29-9 55-26 76-13 21-34 30-64 30-26 0-47-13-59-34zM30 94v26c0 17 4 30 17 42 8 9 21 17 38 17 21 0 34-8 46-21 9-17 13-38 13-64 0-21-4-38-13-50-8-14-25-18-42-18s-30 8-42 18c-13 12-17 29-17 50z">
          <text:p/>
        </draw:path>
        <draw:path draw:style-name="gr3" draw:text-style-name="P3" draw:layer="layout" svg:width="0.153cm" svg:height="0.204cm" svg:x="7.963cm" svg:y="1.257cm" svg:viewBox="0 0 154 205" svg:d="M154 201h-30v-30c-13 21-34 34-59 34-21 0-34-4-47-17-10-9-18-21-18-38 0-38 22-60 65-64l59-8c0-35-13-52-38-52-26 0-47 8-64 25v-34c17-12 38-17 64-17 46 0 68 26 68 74zM124 103l-47 4c-12 5-25 5-33 13-5 4-9 13-9 26 0 8 4 16 9 25 8 4 16 8 29 8s26-8 38-17c9-12 13-25 13-42z">
          <text:p/>
        </draw:path>
        <draw:path draw:style-name="gr3" draw:text-style-name="P3" draw:layer="layout" svg:width="0.11cm" svg:height="0.259cm" svg:x="8.154cm" svg:y="1.202cm" svg:viewBox="0 0 111 260" svg:d="M111 251c-4 5-17 9-26 9-34 0-51-21-51-60v-115h-34v-25h34v-47l30-13v60h47v25h-47v110c0 13 0 21 9 31 4 4 8 8 21 8 8 0 13-4 17-8z">
          <text:p/>
        </draw:path>
        <draw:path draw:style-name="gr3" draw:text-style-name="P3" draw:layer="layout" svg:width="0.042cm" svg:height="0.285cm" svg:x="8.302cm" svg:y="1.172cm" svg:viewBox="0 0 43 286" svg:d="M21 39c-4 0-8 0-12-4-5-5-9-9-9-13 0-9 4-13 9-17 4-5 8-5 12-5 5 0 13 0 13 5 5 4 9 8 9 17 0 4-4 8-9 13 0 4-8 4-13 4zM39 286h-35v-196h35z">
          <text:p/>
        </draw:path>
        <draw:path draw:style-name="gr3" draw:text-style-name="P3" draw:layer="layout" svg:width="0.169cm" svg:height="0.204cm" svg:x="8.387cm" svg:y="1.257cm" svg:viewBox="0 0 170 205" svg:d="M170 111h-136c0 22 4 39 17 47 12 13 25 21 46 21 22 0 43-8 61-21v26c-18 12-39 21-69 21-26 0-47-9-64-26-17-21-25-42-25-76 0-30 8-56 25-73 17-21 38-30 64-30 25 0 47 9 60 26 17 17 21 39 21 68zM140 82c0-17-4-31-13-39-8-13-21-17-38-17-13 0-26 4-34 17-13 8-17 22-21 39z">
          <text:p/>
        </draw:path>
        <draw:path draw:style-name="gr3" draw:text-style-name="P3" draw:layer="layout" svg:width="0.161cm" svg:height="0.2cm" svg:x="8.603cm" svg:y="1.257cm" svg:viewBox="0 0 162 201" svg:d="M162 201h-30v-111c0-42-12-64-46-64-13 0-26 4-38 18-9 13-13 25-13 46v111h-35v-196h35v34c13-26 34-39 63-39 22 0 39 5 47 21 13 13 17 36 17 61z">
          <text:p/>
        </draw:path>
        <draw:path draw:style-name="gr3" draw:text-style-name="P3" draw:layer="layout" svg:width="0.115cm" svg:height="0.259cm" svg:x="8.802cm" svg:y="1.202cm" svg:viewBox="0 0 116 260" svg:d="M116 251c-9 5-21 9-30 9-34 0-51-21-51-60v-115h-35v-25h35v-47l30-13v60h51v25h-51v110c0 13 0 21 8 31 4 4 9 8 22 8 8 0 12-4 21-8z">
          <text:p/>
        </draw:path>
        <draw:path draw:style-name="gr3" draw:text-style-name="P3" draw:layer="layout" svg:width="0.128cm" svg:height="0.204cm" svg:x="8.946cm" svg:y="1.257cm" svg:viewBox="0 0 129 205" svg:d="M0 192v-34c17 13 35 21 56 21 26 0 39-8 39-29 0-4 0-9 0-13-5-4-9-4-13-9-4-4-9-4-13-8-4 0-13-4-17-9-8 0-17-4-22-8-8-4-13-9-17-13s-8-8-13-12c0-9 0-13 0-23 0-8 0-17 5-25 4-4 8-13 17-17 8-4 17-8 26-8 8-5 17-5 25-5 17 0 35 5 48 9v29c-17-8-31-12-52-12-4 0-8 0-17 4-4 0-8 0-8 4-5 0-9 4-9 9-5 4-5 8-5 8 0 9 0 14 5 14 0 4 4 8 9 13 4 0 8 4 12 4 5 4 9 4 17 8 9 4 17 9 22 9 9 4 13 8 17 12 5 5 9 9 13 17 4 5 4 13 4 18 0 12-4 21-8 25-4 8-9 13-17 21-4 4-14 4-22 9-13 4-21 4-30 4-22 0-39-4-52-13z">
          <text:p/>
        </draw:path>
        <draw:polygon draw:style-name="gr3" draw:text-style-name="P3" draw:layer="layout" svg:width="0.055cm" svg:height="0.093cm" svg:x="9.095cm" svg:y="1.414cm" svg:viewBox="0 0 56 94" draw:points="56,0 26,94 0,94 26,0">
          <text:p/>
        </draw:polygon>
        <draw:path draw:style-name="gr3" draw:text-style-name="P3" draw:layer="layout" svg:width="0.272cm" svg:height="0.195cm" svg:x="9.285cm" svg:y="1.262cm" svg:viewBox="0 0 273 196" svg:d="M273 0l-60 196h-29l-43-141c0-5-4-13-4-17 0 4 0 8-4 17l-43 141h-30l-60-196h30l44 144c0 4 0 12 4 21 0-9 0-13 4-21l42-144h30l42 144c0 8 0 12 0 21h5c0-9 0-13 0-21l42-144z">
          <text:p/>
        </draw:path>
        <draw:path draw:style-name="gr3" draw:text-style-name="P3" draw:layer="layout" svg:width="0.17cm" svg:height="0.204cm" svg:x="9.578cm" svg:y="1.257cm" svg:viewBox="0 0 171 205" svg:d="M171 111h-137c0 22 4 39 17 47 12 13 25 21 46 21s44-8 61-21v26c-17 12-40 21-69 21-26 0-51-9-64-26-17-21-25-42-25-76 0-30 8-56 25-73 17-21 38-30 64-30 25 0 46 9 60 26 17 17 22 39 22 68zM141 82c0-17-6-31-14-39-9-13-21-17-38-17-13 0-26 4-38 17-9 8-17 22-17 39z">
          <text:p/>
        </draw:path>
        <draw:path draw:style-name="gr3" draw:text-style-name="P3" draw:layer="layout" svg:width="0.271cm" svg:height="0.195cm" svg:x="9.875cm" svg:y="1.262cm" svg:viewBox="0 0 272 196" svg:d="M272 0l-60 196h-29l-42-141c0-5 0-13 0-17h-5c0 4 0 8-4 17l-42 141h-30l-60-196h34l39 144c0 4 4 12 4 21 0-9 4-13 4-21l47-144h25l43 144c0 8 0 12 0 21h4c0-9 0-13 4-21l38-144z">
          <text:p/>
        </draw:path>
        <draw:path draw:style-name="gr3" draw:text-style-name="P3" draw:layer="layout" svg:width="0.195cm" svg:height="0.204cm" svg:x="10.167cm" svg:y="1.257cm" svg:viewBox="0 0 196 205" svg:d="M99 205c-30 0-51-9-68-30-22-17-31-42-31-72s13-56 31-77c17-17 42-26 72-26 29 0 51 9 68 26s25 43 25 77c0 30-13 55-30 72-17 21-38 30-67 30zM99 26c-17 0-34 8-47 21s-17 31-17 56 4 43 17 55c13 13 30 21 47 21 21 0 38-8 46-21 13-12 17-30 17-55s-4-43-17-56c-8-13-25-21-46-21z">
          <text:p/>
        </draw:path>
        <draw:path draw:style-name="gr3" draw:text-style-name="P3" draw:layer="layout" svg:width="0.161cm" svg:height="0.199cm" svg:x="10.405cm" svg:y="1.262cm" svg:viewBox="0 0 162 200" svg:d="M162 196h-31v-30c-13 21-34 34-60 34-46 0-71-30-71-85v-115h29v111c0 42 17 63 51 63 13 0 25-8 34-17 13-12 17-25 17-46v-111h31z">
          <text:p/>
        </draw:path>
        <draw:polygon draw:style-name="gr3" draw:text-style-name="P3" draw:layer="layout" svg:width="0.034cm" svg:height="0.288cm" svg:x="10.629cm" svg:y="1.168cm" svg:viewBox="0 0 35 289" draw:points="0,0 35,0 35,289 0,289">
          <text:p/>
        </draw:polygon>
        <draw:path draw:style-name="gr3" draw:text-style-name="P3" draw:layer="layout" svg:width="0.178cm" svg:height="0.293cm" svg:x="10.71cm" svg:y="1.168cm" svg:viewBox="0 0 179 294" svg:d="M179 290h-30v-34c-17 25-38 38-68 38-26 0-43-9-60-26-13-17-21-42-21-72 0-34 8-60 25-77 17-21 39-30 65-30 25 0 46 9 59 30v-119h30zM149 200v-29c0-13-4-31-17-39-8-13-21-17-38-17s-35 8-44 21c-12 14-17 35-17 60 0 21 5 39 13 51 14 13 27 21 44 21s34-8 42-21c13-12 17-25 17-47z">
          <text:p/>
        </draw:path>
        <draw:path draw:style-name="gr3" draw:text-style-name="P3" draw:layer="layout" svg:width="0.161cm" svg:height="0.289cm" svg:x="11.057cm" svg:y="1.168cm" svg:viewBox="0 0 162 290" svg:d="M162 290h-35v-115c0-38-12-60-42-60-17 0-29 4-38 18-13 13-17 25-17 46v111h-30v-290h30v127c17-25 38-38 64-38 47 0 68 26 68 82z">
          <text:p/>
        </draw:path>
        <draw:path draw:style-name="gr3" draw:text-style-name="P3" draw:layer="layout" svg:width="0.153cm" svg:height="0.204cm" svg:x="11.265cm" svg:y="1.257cm" svg:viewBox="0 0 154 205" svg:d="M154 201h-34v-30c-13 21-34 34-60 34-17 0-34-4-47-17-9-9-13-21-13-38 0-38 21-60 65-64l55-8c0-35-13-52-38-52-27 0-48 8-65 25v-34c21-12 43-17 69-17 42 0 68 26 68 74zM120 103l-47 4c-14 5-26 5-30 13-9 4-13 13-13 26 0 8 4 16 8 25 9 4 17 8 31 8 13 0 25-8 38-17 8-12 13-25 13-42z">
          <text:p/>
        </draw:path>
        <draw:path draw:style-name="gr3" draw:text-style-name="P3" draw:layer="layout" svg:width="0.183cm" svg:height="0.195cm" svg:x="11.447cm" svg:y="1.262cm" svg:viewBox="0 0 184 196" svg:d="M184 0l-78 196h-34l-72-196h34l51 140c4 12 4 21 4 29h4c0-13 0-21 5-29l51-140z">
          <text:p/>
        </draw:path>
        <draw:path draw:style-name="gr3" draw:text-style-name="P3" draw:layer="layout" svg:width="0.169cm" svg:height="0.204cm" svg:x="11.651cm" svg:y="1.257cm" svg:viewBox="0 0 170 205" svg:d="M170 111h-140c0 22 8 38 17 47 12 13 29 21 46 21 22 0 43-8 60-21v25c-17 13-38 22-68 22-26 0-47-9-64-26-17-21-21-42-21-76 0-30 8-56 25-73 17-21 38-30 64-30s43 9 60 25c13 17 21 40 21 69zM136 82c0-17-4-31-12-40-9-12-21-17-35-17-17 0-30 5-38 17-13 9-17 23-21 40z">
          <text:p/>
        </draw:path>
        <draw:path draw:style-name="gr3" draw:text-style-name="P3" draw:layer="layout" svg:width="0.17cm" svg:height="0.28cm" svg:x="11.96cm" svg:y="1.181cm" svg:viewBox="0 0 171 281" svg:d="M171 124c0 25 0 46-9 68-4 17-8 34-21 46-9 13-22 26-35 30-13 9-30 13-47 13s-34-4-46-9v-29c17 8 29 12 46 12 13 0 26-4 34-8 9-4 17-13 26-21 4-13 13-22 18-39 0-12 4-29 4-46-13 21-35 34-65 34-8 0-21-5-29-9-13 0-22-8-26-17-8-4-13-12-17-25-4-9-4-21-4-34s0-26 4-39c4-9 13-21 17-30 9-4 17-12 30-17 8-4 21-4 34-4s25 0 38 4c9 9 18 17 26 26 9 12 13 25 17 38 5 18 5 35 5 56zM137 94c0-8 0-17-5-30 0-9-4-13-9-22-4-4-13-8-17-12-8-4-17-4-21-4-9 0-17 0-22 4-8 0-12 4-16 12-5 5-9 13-13 17-4 9-4 18-4 27 0 8 0 17 4 25 4 9 4 13 13 21 4 5 8 9 16 9 5 4 13 4 22 4 8 0 13 0 21-4 4 0 13-4 17-9 5-4 9-12 9-17 5-4 5-12 5-21z">
          <text:p/>
        </draw:path>
        <draw:path draw:style-name="gr3" draw:text-style-name="P3" draw:layer="layout" svg:width="0.174cm" svg:height="0.28cm" svg:x="12.168cm" svg:y="1.181cm" svg:viewBox="0 0 175 281" svg:d="M175 137c0 25 0 46-5 63-4 17-8 30-17 43-8 12-17 21-29 29-13 5-26 9-38 9-13 0-26-4-39-9-8-8-17-17-26-25-9-13-13-25-17-43-4-17-4-38-4-59 0-25 0-47 4-63 4-18 8-35 17-48s18-21 30-25c13-9 26-9 39-9 59 0 85 42 85 137zM145 141c0-77-21-115-55-115-39 0-60 38-60 119 0 72 21 110 60 110 34 0 55-38 55-114z">
          <text:p/>
        </draw:path>
        <draw:path draw:style-name="gr3" draw:text-style-name="P3" draw:layer="layout" svg:width="0.289cm" svg:height="0.28cm" svg:x="12.375cm" svg:y="1.181cm" svg:viewBox="0 0 290 281" svg:d="M60 141c-17 0-34-9-43-21-12-13-17-26-17-48 0-25 5-42 17-55 13-13 26-17 47-17s34 4 47 17c8 13 12 30 12 51 0 22-4 39-17 52-12 12-25 21-46 21zM64 21c-13 0-21 5-30 13-8 8-8 21-8 34 0 18 0 30 8 39 9 8 17 13 30 13 9 0 21-5 26-13 8-9 12-21 12-39 0-17-4-26-12-34-5-8-13-13-26-13zM243 4l-175 273h-25l175-273zM222 281c-17 0-34-9-43-21-12-13-16-26-16-47 0-26 4-43 16-55 13-13 30-21 47-21 21 0 34 8 47 21 8 12 17 29 17 51 0 21-9 38-22 51-8 12-25 21-46 21zM226 162c-13 0-21 4-30 13-4 8-8 21-8 34 0 17 4 29 8 38 9 8 17 13 30 13s21-5 25-13c9-13 13-21 13-38s-4-30-13-34c-4-9-12-13-25-13z">
          <text:p/>
        </draw:path>
        <draw:path draw:style-name="gr3" draw:text-style-name="P3" draw:layer="layout" svg:width="0.178cm" svg:height="0.289cm" svg:x="12.816cm" svg:y="1.257cm" svg:viewBox="0 0 179 290" svg:d="M30 171v119h-30v-285h30v33c17-25 38-38 69-38 25 0 42 9 59 26 13 18 21 43 21 73s-8 55-25 76-39 30-65 30c-25 0-46-13-59-34zM30 95v25c0 17 4 30 17 42 8 9 21 17 38 17 18 0 35-8 43-21 13-17 17-38 17-63 0-21-4-38-12-51-13-14-26-18-44-18-17 0-34 8-42 18-13 13-17 30-17 51z">
          <text:p/>
        </draw:path>
        <draw:path draw:style-name="gr3" draw:text-style-name="P3" draw:layer="layout" svg:width="0.191cm" svg:height="0.204cm" svg:x="13.028cm" svg:y="1.257cm" svg:viewBox="0 0 192 205" svg:d="M98 205c-30 0-56-9-72-30-17-17-26-42-26-72s9-56 30-77c17-17 42-26 72-26s51 9 68 26c18 17 22 43 22 77 0 30-9 55-27 72-16 21-38 30-67 30zM98 26c-21 0-34 8-47 21s-17 31-17 56 4 43 17 55c13 13 26 21 47 21s38-8 46-21c13-12 17-30 17-55s-4-43-17-56c-8-13-25-21-46-21z">
          <text:p/>
        </draw:path>
        <draw:path draw:style-name="gr3" draw:text-style-name="P3" draw:layer="layout" svg:width="0.272cm" svg:height="0.195cm" svg:x="13.244cm" svg:y="1.262cm" svg:viewBox="0 0 273 196" svg:d="M273 0l-60 196h-34l-39-141c0-5-4-13-4-17 0 4 0 8-4 17l-43 141h-29l-60-196h30l43 144c0 4 0 12 4 21 0-9 0-13 4-21l42-144h30l39 144c4 8 4 12 4 21 5-9 5-13 5-21l42-144z">
          <text:p/>
        </draw:path>
        <draw:path draw:style-name="gr3" draw:text-style-name="P3" draw:layer="layout" svg:width="0.17cm" svg:height="0.204cm" svg:x="13.537cm" svg:y="1.257cm" svg:viewBox="0 0 171 205" svg:d="M171 111h-137c0 22 4 39 17 47 12 13 26 21 47 21s43-8 60-21v26c-17 12-39 21-68 21-27 0-52-9-65-26-17-21-25-42-25-76 0-30 8-56 25-73 17-21 38-30 65-30 25 0 46 9 59 26 17 17 22 39 22 68zM141 82c0-17-5-31-13-39-9-13-21-17-38-17-13 0-27 4-39 17-9 8-13 22-17 39z">
          <text:p/>
        </draw:path>
        <draw:path draw:style-name="gr3" draw:text-style-name="P3" draw:layer="layout" svg:width="0.102cm" svg:height="0.2cm" svg:x="13.753cm" svg:y="1.257cm" svg:viewBox="0 0 103 201" svg:d="M103 34c-5-4-13-4-21-4-17 0-26 4-34 18-9 13-13 30-13 51v102h-35v-196h35v39c4-14 8-23 21-31 9-8 17-13 30-13 8 0 12 0 17 5z">
          <text:p/>
        </draw:path>
        <draw:path draw:style-name="gr3" draw:text-style-name="P3" draw:layer="layout" svg:width="0.119cm" svg:height="0.293cm" svg:x="13.973cm" svg:y="1.164cm" svg:viewBox="0 0 120 294" svg:d="M120 30c-8 0-13-4-21-4-21 0-34 12-34 42v30h47v25h-47v171h-30v-171h-35v-25h35v-30c0-21 5-38 17-51 13-13 26-17 47-17 8 0 17 0 21 4z">
          <text:p/>
        </draw:path>
        <draw:path draw:style-name="gr3" draw:text-style-name="P3" draw:layer="layout" svg:width="0.19cm" svg:height="0.204cm" svg:x="14.105cm" svg:y="1.257cm" svg:viewBox="0 0 191 205" svg:d="M94 205c-30 0-52-9-69-30-17-17-25-42-25-72s8-56 25-77c17-17 44-26 73-26 30 0 51 9 68 26s25 43 25 77c0 30-8 55-25 72-17 21-42 30-72 30zM98 26c-21 0-38 8-51 21-9 13-17 31-17 56s8 43 17 55c13 13 30 21 51 21 17 0 34-8 47-21 8-12 13-30 13-55s-5-43-13-56c-13-13-30-21-47-21z">
          <text:p/>
        </draw:path>
        <draw:path draw:style-name="gr3" draw:text-style-name="P3" draw:layer="layout" svg:width="0.097cm" svg:height="0.2cm" svg:x="14.347cm" svg:y="1.257cm" svg:viewBox="0 0 98 201" svg:d="M98 34c-4-4-13-4-21-4-13 0-27 4-35 18-9 13-13 30-13 51v102h-29v-196h29v39c4-14 13-23 21-31 10-8 18-13 31-13 8 0 13 0 17 5z">
          <text:p/>
        </draw:path>
        <draw:path draw:style-name="gr3" draw:text-style-name="P3" draw:layer="layout" svg:width="0.182cm" svg:height="0.293cm" svg:x="14.571cm" svg:y="1.168cm" svg:viewBox="0 0 183 294" svg:d="M183 290h-33v-34c-13 25-39 38-68 38-23 0-44-9-56-26-17-17-26-42-26-72 0-33 9-60 26-77 16-21 38-30 64-30 30 0 47 9 60 30v-119h33zM150 201v-30c0-13-5-31-13-39-13-13-26-17-42-17-19 0-36 8-44 21-13 14-17 35-17 60 0 22 4 39 17 51 8 13 21 21 44 21 16 0 29-8 38-21 12-12 17-25 17-46z">
          <text:p/>
        </draw:path>
        <draw:path draw:style-name="gr3" draw:text-style-name="P3" draw:layer="layout" svg:width="0.17cm" svg:height="0.204cm" svg:x="14.8cm" svg:y="1.257cm" svg:viewBox="0 0 171 205" svg:d="M171 111h-137c0 22 4 39 17 47 13 13 25 21 46 21 22 0 43-8 61-21v26c-18 12-39 21-69 21-25 0-47-9-64-26-17-21-25-42-25-76 0-30 8-56 25-73 17-21 39-30 64-30s46 9 59 26c18 17 23 39 23 68zM140 82c0-17-5-31-13-39-8-13-21-17-38-17-13 0-25 4-34 17-13 8-17 22-21 39z">
          <text:p/>
        </draw:path>
        <draw:path draw:style-name="gr3" draw:text-style-name="P3" draw:layer="layout" svg:width="0.114cm" svg:height="0.259cm" svg:x="14.995cm" svg:y="1.202cm" svg:viewBox="0 0 115 260" svg:d="M115 251c-9 5-18 9-30 9-34 0-51-21-51-60v-115h-34v-25h34v-47l30-13v60h51v25h-51v110c0 13 4 21 8 31 4 4 8 8 21 8 9 0 13-4 22-8z">
          <text:p/>
        </draw:path>
        <draw:path draw:style-name="gr3" draw:text-style-name="P3" draw:layer="layout" svg:width="0.169cm" svg:height="0.204cm" svg:x="15.135cm" svg:y="1.257cm" svg:viewBox="0 0 170 205" svg:d="M170 111h-136c0 22 4 39 17 47 12 13 25 21 46 21 22 0 43-8 60-21v26c-17 12-38 21-68 21-26 0-47-9-64-26-17-21-25-42-25-76 0-30 8-56 25-73 17-21 38-30 64-30 25 0 46 9 59 26 18 17 22 39 22 68zM140 82c0-17-5-31-13-39-8-13-21-17-38-17-13 0-26 4-34 17-13 8-17 22-21 39z">
          <text:p/>
        </draw:path>
        <draw:path draw:style-name="gr3" draw:text-style-name="P3" draw:layer="layout" svg:width="0.149cm" svg:height="0.204cm" svg:x="15.338cm" svg:y="1.257cm" svg:viewBox="0 0 150 205" svg:d="M150 192c-17 9-35 13-56 13-26 0-51-9-68-30-17-17-26-38-26-68 0-34 9-60 30-77 17-21 42-30 72-30 17 0 35 5 48 9v34c-17-13-31-17-48-17-21 0-38 8-51 21-12 13-17 35-17 56 0 25 5 43 17 55 13 13 30 21 47 21s35-8 52-17z">
          <text:p/>
        </draw:path>
        <draw:path draw:style-name="gr3" draw:text-style-name="P3" draw:layer="layout" svg:width="0.114cm" svg:height="0.259cm" svg:x="15.508cm" svg:y="1.202cm" svg:viewBox="0 0 115 260" svg:d="M115 251c-8 5-17 9-30 9-34 0-51-21-51-60v-115h-34v-25h34v-47l30-13v60h51v25h-51v110c0 13 5 21 9 31 4 4 12 8 21 8s17-4 21-8z">
          <text:p/>
        </draw:path>
        <draw:path draw:style-name="gr3" draw:text-style-name="P3" draw:layer="layout" svg:width="0.039cm" svg:height="0.284cm" svg:x="15.66cm" svg:y="1.173cm" svg:viewBox="0 0 40 285" svg:d="M23 38c-10 0-14 0-18-4-5-5-5-9-5-13 0-9 0-13 5-17 4-4 8-4 18-4 4 0 8 0 12 4 5 4 5 8 5 17 0 4 0 8-5 13-4 4-8 4-12 4zM35 285h-30v-196h30z">
          <text:p/>
        </draw:path>
        <draw:path draw:style-name="gr3" draw:text-style-name="P3" draw:layer="layout" svg:width="0.161cm" svg:height="0.2cm" svg:x="15.758cm" svg:y="1.257cm" svg:viewBox="0 0 162 201" svg:d="M162 201h-30v-111c0-42-17-64-47-64-17 0-30 4-38 18-13 12-18 25-18 46v111h-29v-196h29v34c18-26 39-39 64-39 27 0 39 5 52 21 13 13 17 35 17 61z">
          <text:p/>
        </draw:path>
        <draw:path draw:style-name="gr3" draw:text-style-name="P3" draw:layer="layout" svg:width="0.178cm" svg:height="0.288cm" svg:x="15.966cm" svg:y="1.257cm" svg:viewBox="0 0 179 289" svg:d="M179 184c0 72-34 105-103 105-25 0-47-4-64-12v-30c21 13 43 17 64 17 47 0 73-25 73-76v-21h-4c-14 25-35 38-65 38-25 0-47-9-59-26-17-17-21-42-21-72 0-29 8-59 21-77 17-21 38-30 68-30 25 0 42 9 56 30h4v-25h30zM149 111v-29c0-13-10-26-18-38-13-14-25-18-38-18-21 0-34 8-47 22-13 13-17 34-17 59 0 21 4 39 17 51 9 13 26 21 43 21s29-8 42-21c8-12 18-25 18-47z">
          <text:p/>
        </draw:path>
        <draw:path draw:style-name="gr3" draw:text-style-name="P3" draw:layer="layout" svg:width="0.157cm" svg:height="0.204cm" svg:x="16.296cm" svg:y="1.257cm" svg:viewBox="0 0 158 205" svg:d="M158 201h-34v-30c-12 21-34 34-59 34-21 0-34-4-47-17-8-9-18-21-18-38 0-38 23-60 69-64l55-8c0-35-12-52-38-52-25 0-46 8-63 25v-34c17-12 42-17 63-17 47 0 72 26 72 74zM124 103l-46 4c-13 5-26 5-30 13-8 4-13 13-13 26 0 8 5 16 9 25 8 4 17 8 29 8 13 0 26-8 39-17 8-12 12-25 12-42z">
          <text:p/>
        </draw:path>
        <draw:path draw:style-name="gr3" draw:text-style-name="P3" draw:layer="layout" svg:width="0.19cm" svg:height="0.272cm" svg:x="16.589cm" svg:y="1.185cm" svg:viewBox="0 0 191 273" svg:d="M158 0v179h33v30h-33v64h-30v-64h-128v-30c12-13 21-25 33-42 14-13 27-30 36-47 12-12 21-29 33-46 9-14 17-31 22-44zM33 179h95v-131c-9 13-17 30-26 42-8 13-16 26-25 34-8 13-17 21-21 30-9 8-13 17-23 25z">
          <text:p/>
        </draw:path>
        <draw:path draw:style-name="gr3" draw:text-style-name="P3" draw:layer="layout" svg:width="0.161cm" svg:height="0.199cm" svg:x="16.928cm" svg:y="1.262cm" svg:viewBox="0 0 162 200" svg:d="M162 196h-30v-30c-13 21-34 34-63 34-44 0-69-30-69-85v-115h29v111c0 42 17 63 48 63 17 0 30-8 38-17 13-12 17-25 17-46v-111h30z">
          <text:p/>
        </draw:path>
        <draw:path draw:style-name="gr3" draw:text-style-name="P3" draw:layer="layout" svg:width="0.162cm" svg:height="0.2cm" svg:x="17.152cm" svg:y="1.257cm" svg:viewBox="0 0 163 201" svg:d="M163 201h-31v-111c0-42-17-64-47-64-17 0-29 4-38 18-12 13-17 25-17 46v111h-30v-196h30v34c17-26 38-39 64-39 21 0 38 5 51 21 13 13 18 36 18 61z">
          <text:p/>
        </draw:path>
        <draw:path draw:style-name="gr3" draw:text-style-name="P3" draw:layer="layout" svg:width="0.038cm" svg:height="0.284cm" svg:x="17.369cm" svg:y="1.173cm" svg:viewBox="0 0 39 285" svg:d="M22 38c-10 0-14 0-18-4-4-5-4-9-4-13 0-9 0-13 4-17s8-4 18-4c4 0 8 0 12 4 5 4 5 8 5 17 0 4 0 8-5 13-4 4-8 4-12 4zM34 285h-30v-196h30z">
          <text:p/>
        </draw:path>
        <draw:path draw:style-name="gr3" draw:text-style-name="P3" draw:layer="layout" svg:width="0.114cm" svg:height="0.259cm" svg:x="17.441cm" svg:y="1.202cm" svg:viewBox="0 0 115 260" svg:d="M115 251c-8 5-17 9-29 9-35 0-53-21-53-60v-115h-33v-25h33v-47l36-13v60h46v25h-46v110c0 13 0 21 4 31 4 4 13 8 21 8s17-4 21-8z">
          <text:p/>
        </draw:path>
        <draw:path draw:style-name="gr3" draw:text-style-name="P3" draw:layer="layout" svg:width="0.178cm" svg:height="0.293cm" svg:x="17.691cm" svg:y="1.168cm" svg:viewBox="0 0 179 294" svg:d="M179 290h-30v-34c-17 25-38 38-68 38-25 0-42-9-59-26-14-17-22-42-22-72 0-33 8-60 26-77 13-21 38-30 64-30 25 0 46 9 59 30v-119h30zM149 201v-30c0-13-4-31-17-39-8-13-21-17-38-17-21 0-34 8-47 21-8 14-17 35-17 60 0 22 9 39 17 51 13 13 26 21 43 21s29-8 42-21c13-12 17-25 17-46z">
          <text:p/>
        </draw:path>
        <draw:path draw:style-name="gr3" draw:text-style-name="P3" draw:layer="layout" svg:width="0.043cm" svg:height="0.285cm" svg:x="17.928cm" svg:y="1.172cm" svg:viewBox="0 0 44 286" svg:d="M21 39c-4 0-12 0-17-4 0-5-4-9-4-13 0-9 4-13 4-17 5-5 9-5 17-5 5 0 10 0 14 5 4 4 9 8 9 17 0 4-5 8-9 13-4 4-9 4-14 4zM35 286h-31v-196h31z">
          <text:p/>
        </draw:path>
        <draw:path draw:style-name="gr3" draw:text-style-name="P3" draw:layer="layout" svg:width="0.118cm" svg:height="0.293cm" svg:x="18.005cm" svg:y="1.164cm" svg:viewBox="0 0 119 294" svg:d="M119 30c-8 0-14-4-22-4-21 0-34 12-34 42v30h48v25h-48v171h-29v-171h-34v-25h34v-30c0-21 4-38 16-51 13-13 26-17 47-17 8 0 18 0 22 4z">
          <text:p/>
        </draw:path>
        <draw:path draw:style-name="gr3" draw:text-style-name="P3" draw:layer="layout" svg:width="0.119cm" svg:height="0.293cm" svg:x="18.127cm" svg:y="1.164cm" svg:viewBox="0 0 120 294" svg:d="M120 30c-9 0-13-4-22-4-21 0-34 12-34 42v30h47v25h-47v171h-30v-171h-34v-25h34v-30c0-21 5-38 17-51 13-13 26-17 43-17 8 0 17 0 26 4z">
          <text:p/>
        </draw:path>
        <draw:path draw:style-name="gr3" draw:text-style-name="P3" draw:layer="layout" svg:width="0.17cm" svg:height="0.204cm" svg:x="18.254cm" svg:y="1.257cm" svg:viewBox="0 0 171 205" svg:d="M171 111h-136c0 22 8 38 16 47 13 13 26 21 48 21 21 0 42-8 59-21v25c-17 13-38 22-67 22-27 0-48-9-65-26-17-21-26-42-26-76 0-30 9-56 30-73 17-21 38-30 65-30 25 0 42 9 55 25 17 17 21 40 21 69zM141 82c0-17-4-31-12-40-9-12-21-17-38-17-14 0-27 5-35 17-13 9-17 23-21 40z">
          <text:p/>
        </draw:path>
        <draw:path draw:style-name="gr3" draw:text-style-name="P3" draw:layer="layout" svg:width="0.097cm" svg:height="0.2cm" svg:x="18.475cm" svg:y="1.257cm" svg:viewBox="0 0 98 201" svg:d="M98 34c-4-4-12-4-21-4-12 0-25 4-34 18-8 13-12 30-12 51v102h-31v-196h31v39c4-14 12-23 21-31 8-8 17-13 30-13 8 0 12 0 16 5z">
          <text:p/>
        </draw:path>
        <draw:path draw:style-name="gr3" draw:text-style-name="P3" draw:layer="layout" svg:width="0.169cm" svg:height="0.204cm" svg:x="18.594cm" svg:y="1.257cm" svg:viewBox="0 0 170 205" svg:d="M170 111h-137c0 22 5 39 17 47 13 13 26 21 48 21 21 0 43-8 60-21v26c-17 12-39 21-68 21-27 0-52-9-65-26-17-21-25-42-25-76 0-30 8-56 25-73 17-21 38-30 65-30 25 0 46 9 59 26 17 17 21 39 21 68zM141 82c0-17-5-31-13-39-9-13-22-17-38-17-14 0-27 4-40 17-8 8-12 22-17 39z">
          <text:p/>
        </draw:path>
        <draw:path draw:style-name="gr3" draw:text-style-name="P3" draw:layer="layout" svg:width="0.161cm" svg:height="0.2cm" svg:x="18.81cm" svg:y="1.257cm" svg:viewBox="0 0 162 201" svg:d="M162 201h-30v-111c0-42-17-64-47-64-13 0-26 4-38 18-9 13-13 25-13 46v111h-34v-196h34v34c13-26 34-39 63-39 23 0 40 5 48 21 13 13 17 36 17 61z">
          <text:p/>
        </draw:path>
        <draw:path draw:style-name="gr3" draw:text-style-name="P3" draw:layer="layout" svg:width="0.145cm" svg:height="0.204cm" svg:x="19.017cm" svg:y="1.257cm" svg:viewBox="0 0 146 205" svg:d="M146 192c-13 9-30 13-51 13-30 0-52-9-69-30-17-17-26-38-26-68 0-34 9-60 26-77 21-21 47-30 77-30 17 0 30 5 43 9v34c-13-13-30-17-43-17-21 0-38 8-52 21-12 13-17 35-17 56 0 25 5 43 17 55 14 13 27 21 48 21 17 0 34-8 47-17z">
          <text:p/>
        </draw:path>
        <draw:path draw:style-name="gr3" draw:text-style-name="P3" draw:layer="layout" svg:width="0.169cm" svg:height="0.204cm" svg:x="19.196cm" svg:y="1.257cm" svg:viewBox="0 0 170 205" svg:d="M170 111h-137c0 22 5 39 17 47 13 13 26 21 47 21s42-8 60-21v26c-18 12-39 21-69 21-25 0-46-9-63-26-17-21-25-42-25-76 0-30 8-56 25-73 17-21 38-30 63-30 26 0 47 9 60 26 18 17 22 39 22 68zM139 82c0-17-4-31-12-39-9-13-22-17-39-17-12 0-25 4-38 17-8 8-12 22-17 39z">
          <text:p/>
        </draw:path>
        <draw:path draw:style-name="gr3" draw:text-style-name="P3" draw:layer="layout" svg:width="0.043cm" svg:height="0.284cm" svg:x="19.513cm" svg:y="1.173cm" svg:viewBox="0 0 44 285" svg:d="M21 38c-4 0-8 0-12-4-4-5-9-9-9-13 0-9 5-13 9-17s8-4 12-4c9 0 13 0 18 4s5 8 5 17c0 4 0 8-5 13-5 4-9 4-18 4zM39 285h-34v-196h34z">
          <text:p/>
        </draw:path>
        <draw:path draw:style-name="gr3" draw:text-style-name="P3" draw:layer="layout" svg:width="0.161cm" svg:height="0.2cm" svg:x="19.615cm" svg:y="1.257cm" svg:viewBox="0 0 162 201" svg:d="M162 201h-34v-111c0-42-12-64-43-64-17 0-30 4-38 18-13 13-17 25-17 46v111h-30v-196h30v34c17-26 38-39 64-39 22 0 39 5 51 21 9 13 17 36 17 61z">
          <text:p/>
        </draw:path>
        <draw:path draw:style-name="gr3" draw:text-style-name="P3" draw:layer="layout" svg:width="0.178cm" svg:height="0.289cm" svg:x="19.941cm" svg:y="1.257cm" svg:viewBox="0 0 179 290" svg:d="M30 171v119h-30v-285h30v33c17-25 38-38 69-38 25 0 42 9 59 26 13 18 21 43 21 73s-8 55-25 76-38 30-64 30-47-13-60-34zM30 95v25c0 17 4 30 17 42 8 9 21 17 39 17 17 0 34-8 43-21 12-17 17-38 17-63 0-21-5-38-13-51-13-14-26-18-43-18-18 0-35 8-43 18-13 13-17 30-17 51z">
          <text:p/>
        </draw:path>
        <draw:path draw:style-name="gr3" draw:text-style-name="P3" draw:layer="layout" svg:width="0.191cm" svg:height="0.204cm" svg:x="20.153cm" svg:y="1.257cm" svg:viewBox="0 0 192 205" svg:d="M99 205c-31 0-56-9-73-30-17-17-26-42-26-72s9-56 30-77c17-17 43-26 73-26s51 9 68 26 21 43 21 77c0 30-8 55-25 72-17 21-38 30-68 30zM99 26c-22 0-35 8-48 21-12 13-17 31-17 56s5 43 17 55c13 13 30 21 48 21 21 0 38-8 47-21 12-12 16-30 16-55s-4-43-16-56c-9-13-26-21-47-21z">
          <text:p/>
        </draw:path>
        <draw:path draw:style-name="gr3" draw:text-style-name="P3" draw:layer="layout" svg:width="0.132cm" svg:height="0.204cm" svg:x="20.382cm" svg:y="1.257cm" svg:viewBox="0 0 133 205" svg:d="M0 192v-34c17 13 39 21 60 21 25 0 38-8 38-29 0-4 0-9-4-13 0-4-5-4-9-9-4-4-8-4-13-8-4 0-12-4-16-9-9 0-17-4-26-8-4-4-8-9-13-13-8-4-8-8-13-12 0-9-4-13-4-23 0-8 4-17 9-25 4-4 8-13 17-17 4-4 13-8 21-8 13-5 21-5 30-5 17 0 29 5 47 9v29c-18-8-35-12-52-12-4 0-12 0-16 4-5 0-9 0-13 4 0 0-4 4-4 9-5 4-5 8-5 8 0 9 0 14 5 14 0 4 4 8 4 13 4 0 8 4 17 4 4 4 8 4 17 8 8 4 12 9 21 9 8 4 13 8 17 12 4 5 9 9 13 17 0 5 5 13 5 18 0 12-5 21-9 25-5 8-9 13-18 21-4 4-12 4-25 9-9 4-17 4-25 4-22 0-39-4-56-13z">
          <text:p/>
        </draw:path>
        <draw:path draw:style-name="gr3" draw:text-style-name="P3" draw:layer="layout" svg:width="0.11cm" svg:height="0.259cm" svg:x="20.539cm" svg:y="1.202cm" svg:viewBox="0 0 111 260" svg:d="M111 251c-4 5-16 9-30 9-34 0-51-21-51-60v-115h-30v-25h30v-47l34-13v60h47v25h-47v110c0 13 0 21 4 31 4 4 13 8 27 8 4 0 12-4 16-8z">
          <text:p/>
        </draw:path>
        <draw:path draw:style-name="gr3" draw:text-style-name="P3" draw:layer="layout" svg:width="0.161cm" svg:height="0.199cm" svg:x="20.688cm" svg:y="1.262cm" svg:viewBox="0 0 162 200" svg:d="M162 196h-30v-30c-13 21-34 34-64 34-42 0-68-30-68-85v-115h30v111c0 42 17 63 47 63 17 0 29-8 38-17 13-12 17-25 17-46v-111h30z">
          <text:p/>
        </draw:path>
        <draw:path draw:style-name="gr3" draw:text-style-name="P3" draw:layer="layout" svg:width="0.102cm" svg:height="0.2cm" svg:x="20.912cm" svg:y="1.257cm" svg:viewBox="0 0 103 201" svg:d="M103 34c-4-4-13-4-26-4-12 0-21 4-35 18-8 13-12 30-12 51v102h-30v-196h30v39c4-14 12-23 22-31 8-8 21-13 30-13 8 0 17 0 21 5z">
          <text:p/>
        </draw:path>
        <draw:path draw:style-name="gr3" draw:text-style-name="P3" draw:layer="layout" svg:width="0.153cm" svg:height="0.204cm" svg:x="21.035cm" svg:y="1.257cm" svg:viewBox="0 0 154 205" svg:d="M154 201h-34v-30c-13 21-34 34-60 34-17 0-34-4-47-17-9-9-13-21-13-38 0-38 22-60 64-64l56-8c0-35-13-52-39-52-25 0-46 8-63 25v-34c17-12 42-17 68-17 42 0 68 26 68 74zM120 103l-47 4c-13 5-26 5-30 13-8 4-12 13-12 26 0 8 4 16 8 25 8 4 17 8 30 8 12 0 25-8 38-17 8-12 13-25 13-42z">
          <text:p/>
        </draw:path>
        <draw:polygon draw:style-name="gr3" draw:text-style-name="P3" draw:layer="layout" svg:width="0.034cm" svg:height="0.288cm" svg:x="21.242cm" svg:y="1.168cm" svg:viewBox="0 0 35 289" draw:points="0,0 35,0 35,289 0,289">
          <text:p/>
        </draw:polygon>
        <draw:path draw:style-name="gr3" draw:text-style-name="P3" draw:layer="layout" svg:width="0.128cm" svg:height="0.204cm" svg:x="21.433cm" svg:y="1.257cm" svg:viewBox="0 0 129 205" svg:d="M0 192v-34c18 13 35 21 56 21 29 0 43-8 43-29 0-4 0-9-4-13-5-4-5-4-10-9-4-4-8-4-17-8-4 0-8-4-17-9-8 0-12-4-21-8-8-4-12-9-17-13-4-4-8-8-8-12-5-9-5-13-5-23 0-8 5-17 5-25 4-4 13-13 17-17 8-4 17-8 25-8 9-5 17-5 30-5 18 0 30 5 43 9v29c-13-8-30-12-47-12-9 0-13 0-17 4-5 0-9 0-13 4-4 0-4 4-8 9 0 4 0 8 0 8 0 9 0 14 0 14 4 4 4 8 8 13 4 0 8 4 13 4 4 4 12 4 17 8 8 4 17 9 26 9 4 4 13 8 17 12 4 5 8 9 8 17 5 5 5 13 5 18 0 12 0 21-5 25-4 8-12 13-17 21-8 4-17 4-26 9-8 4-17 4-30 4-21 0-38-4-51-13z">
          <text:p/>
        </draw:path>
        <draw:path draw:style-name="gr3" draw:text-style-name="P3" draw:layer="layout" svg:width="0.271cm" svg:height="0.195cm" svg:x="21.582cm" svg:y="1.262cm" svg:viewBox="0 0 272 196" svg:d="M272 0l-56 196h-34l-38-141c-4-4-4-13-4-17 0 4-4 8-4 17l-47 141h-30l-59-196h34l38 144c4 4 4 12 4 21 0-9 4-13 4-21l47-144h25l43 144c0 8 0 12 4 21 0-9 0-13 4-21l39-144z">
          <text:p/>
        </draw:path>
        <draw:path draw:style-name="gr3" draw:text-style-name="P3" draw:layer="layout" svg:width="0.153cm" svg:height="0.204cm" svg:x="21.878cm" svg:y="1.257cm" svg:viewBox="0 0 154 205" svg:d="M154 201h-34v-30c-13 21-35 34-60 34-17 0-34-4-47-17-8-9-13-21-13-38 0-38 22-60 64-64l56-8c0-35-13-52-39-52s-47 8-64 25v-34c17-12 43-17 68-17 44 0 69 26 69 74zM120 103l-48 4c-12 5-25 5-29 13-9 4-13 13-13 26 0 8 4 16 9 25 8 4 16 8 29 8s27-8 39-17c9-12 13-25 13-42z">
          <text:p/>
        </draw:path>
        <draw:path draw:style-name="gr3" draw:text-style-name="P3" draw:layer="layout" svg:width="0.182cm" svg:height="0.283cm" svg:x="22.061cm" svg:y="1.262cm" svg:viewBox="0 0 183 284" svg:d="M183 0l-89 225c-17 43-38 59-69 59-8 0-17 0-21 0v-29c9 4 13 4 21 4 13 0 26-8 35-30l17-33-77-196h34l52 149c0 4 4 8 4 17 0-4 4-9 4-17l55-149z">
          <text:p/>
        </draw:path>
        <draw:polygon draw:style-name="gr3" draw:text-style-name="P3" draw:layer="layout" svg:width="0.052cm" svg:height="0.093cm" svg:x="22.251cm" svg:y="1.414cm" svg:viewBox="0 0 53 94" draw:points="53,0 23,94 0,94 23,0">
          <text:p/>
        </draw:polygon>
        <draw:path draw:style-name="gr3" draw:text-style-name="P3" draw:layer="layout" svg:width="0.162cm" svg:height="0.199cm" svg:x="22.463cm" svg:y="1.262cm" svg:viewBox="0 0 163 200" svg:d="M163 196h-35v-30c-13 21-34 34-60 34-46 0-68-30-68-85v-115h30v111c0 42 17 63 47 63 17 0 29-8 38-17 8-12 13-25 13-46v-111h35z">
          <text:p/>
        </draw:path>
        <draw:path draw:style-name="gr3" draw:text-style-name="P3" draw:layer="layout" svg:width="0.128cm" svg:height="0.204cm" svg:x="22.675cm" svg:y="1.257cm" svg:viewBox="0 0 129 205" svg:d="M0 192v-34c17 13 34 21 56 21 30 0 43-8 43-29 0-4-5-9-5-13-4-4-4-4-8-8-4-5-8-5-17-9-4 0-8-4-17-8-8 0-18-5-22-9-8-4-13-8-17-13-4-4-8-8-8-12-5-9-5-13-5-22s0-18 5-26c4-4 12-13 17-17 8-4 17-8 26-8 8-5 17-5 30-5 12 0 30 5 43 9v29c-13-8-31-12-48-12-8 0-12 0-17 4-4 0-8 0-12 4-5 0-5 4-10 9 0 4-4 8-4 8 0 9 4 14 4 14 5 4 5 9 10 13 4 0 8 4 12 4 5 4 13 4 17 8 9 5 17 9 26 9 5 4 13 8 18 13 4 4 8 8 8 17 4 4 4 12 4 17 0 12 0 21-4 25-4 8-13 13-17 21-9 4-18 4-26 9-9 4-17 4-30 4-22 0-39-4-52-13z">
          <text:p/>
        </draw:path>
        <draw:path draw:style-name="gr3" draw:text-style-name="P3" draw:layer="layout" svg:width="0.042cm" svg:height="0.284cm" svg:x="22.845cm" svg:y="1.173cm" svg:viewBox="0 0 43 285" svg:d="M21 38c-4 0-8 0-13-4-4-5-8-9-8-13 0-9 4-13 8-17 5-4 9-4 13-4 10 0 14 0 18 4s4 8 4 17c0 4 0 8-4 13-4 4-8 4-18 4zM39 285h-35v-196h35z">
          <text:p/>
        </draw:path>
        <draw:path draw:style-name="gr3" draw:text-style-name="P3" draw:layer="layout" svg:width="0.161cm" svg:height="0.2cm" svg:x="22.947cm" svg:y="1.257cm" svg:viewBox="0 0 162 201" svg:d="M162 201h-35v-111c0-42-13-64-43-64-16 0-29 4-38 18-12 13-17 25-17 46v111h-29v-196h29v34c17-26 39-39 64-39 21 0 38 5 51 21 8 13 18 36 18 61z">
          <text:p/>
        </draw:path>
        <draw:path draw:style-name="gr3" draw:text-style-name="P3" draw:layer="layout" svg:width="0.183cm" svg:height="0.288cm" svg:x="23.15cm" svg:y="1.257cm" svg:viewBox="0 0 184 289" svg:d="M184 184c0 72-35 105-107 105-21 0-43-4-60-12v-30c21 13 44 17 60 17 51 0 72-25 72-76v-21c-12 25-38 38-67 38-21 0-44-9-56-26-17-17-26-42-26-72 0-29 9-59 26-77 17-21 39-30 64-30 30 0 47 9 59 30v-25h35zM149 111v-29c0-13-4-26-12-38-13-14-26-18-43-18s-33 8-43 22c-13 13-17 34-17 59 0 21 4 39 17 51 10 13 22 21 39 21s34-8 43-21c12-12 16-25 16-47z">
          <text:p/>
        </draw:path>
        <draw:path draw:style-name="gr3" draw:text-style-name="P3" draw:layer="layout" svg:width="0.153cm" svg:height="0.204cm" svg:x="23.485cm" svg:y="1.257cm" svg:viewBox="0 0 154 205" svg:d="M154 201h-31v-30c-13 21-34 34-60 34-21 0-33-4-46-17-13-9-17-22-17-39 0-38 21-59 63-63l60-8c0-35-13-52-38-52-26 0-47 8-64 25v-34c17-12 38-17 64-17 46 0 69 26 69 73zM123 103l-47 4c-13 4-25 4-34 13-4 4-8 13-8 25 0 9 0 17 8 26 9 4 17 8 26 8 17 0 29-8 38-17 13-13 17-25 17-42z">
          <text:p/>
        </draw:path>
        <draw:path draw:style-name="gr3" draw:text-style-name="P3" draw:layer="layout" svg:width="0.11cm" svg:height="0.254cm" svg:x="3.992cm" svg:y="1.787cm" svg:viewBox="0 0 111 255" svg:d="M111 251c-5 4-17 4-30 4-34 0-51-17-51-55v-115h-30v-30h30v-47l34-8v55h47v30h-47v111c0 12 0 21 4 25 4 5 13 9 26 9 4 0 12 0 17-4z">
          <text:p/>
        </draw:path>
        <draw:path draw:style-name="gr3" draw:text-style-name="P3" draw:layer="layout" svg:width="0.271cm" svg:height="0.196cm" svg:x="4.119cm" svg:y="1.842cm" svg:viewBox="0 0 272 197" svg:d="M272 0l-60 197h-33l-39-141c0-4-4-8-4-17 0 5 0 13-4 17l-43 141h-30l-59-197h29l42 149c0 5 0 9 5 17 0-4 0-12 4-17l43-149h30l38 149c5 5 5 9 5 17 4-4 4-8 4-17l42-149z">
          <text:p/>
        </draw:path>
        <draw:path draw:style-name="gr3" draw:text-style-name="P3" draw:layer="layout" svg:width="0.191cm" svg:height="0.203cm" svg:x="4.411cm" svg:y="1.838cm" svg:viewBox="0 0 192 204" svg:d="M94 204c-25 0-52-8-69-25s-25-42-25-72c0-35 8-60 25-77 21-17 44-30 78-30 25 0 51 9 67 30 13 17 22 42 22 73 0 29-9 55-26 76-17 17-42 25-72 25zM99 30c-22 0-35 4-48 17-13 17-17 34-17 60 0 21 4 38 17 51 13 17 26 21 48 21 21 0 33-4 46-17 9-17 17-34 17-59 0-22-8-44-17-56-13-13-25-17-46-17z">
          <text:p/>
        </draw:path>
        <draw:polygon draw:style-name="gr3" draw:text-style-name="P3" draw:layer="layout" svg:width="0.106cm" svg:height="0.026cm" svg:x="4.648cm" svg:y="1.917cm" svg:viewBox="0 0 107 27" draw:points="0,0 107,0 107,27 0,27">
          <text:p/>
        </draw:polygon>
        <draw:path draw:style-name="gr3" draw:text-style-name="P3" draw:layer="layout" svg:width="0.127cm" svg:height="0.203cm" svg:x="4.797cm" svg:y="1.838cm" svg:viewBox="0 0 128 204" svg:d="M0 196v-34c17 13 34 17 55 17 25 0 43-9 43-26 0-8-4-12-4-12-5-4-9-9-9-13-5 0-13-4-17-4-5-4-9-4-17-9-9-4-17-8-21-8-9-4-13-9-18-13-4-5-8-9-8-18-4-4-4-12-4-17 0-12 0-17 4-25 4-9 13-13 17-17 9-4 17-9 25-13 9 0 17-4 26-4 17 0 35 4 47 8v34c-12-8-30-12-51-12-5 0-9 0-13 0s-9 4-13 4c-4 4-8 8-8 8 0 5-4 9-4 13s4 9 4 13 4 4 8 8c4 5 9 5 13 9 4 0 8 4 17 4 8 5 17 9 22 14 9 4 13 8 21 12 4 5 9 9 9 13 4 9 4 13 4 21 0 9 0 17-4 26-5 8-13 12-17 17-9 4-18 8-27 12-8 0-21 0-29 0-21 0-39-4-51-8z">
          <text:p/>
        </draw:path>
        <draw:path draw:style-name="gr3" draw:text-style-name="P3" draw:layer="layout" svg:width="0.039cm" svg:height="0.284cm" svg:x="4.97cm" svg:y="1.753cm" svg:viewBox="0 0 40 285" svg:d="M17 42c-4 0-8-4-12-8-5 0-5-8-5-13 0-4 0-8 5-12 4-5 8-9 12-9 9 0 14 4 18 9 5 4 5 8 5 12 0 5 0 9-5 13-4 4-9 8-18 8zM35 285h-30v-195h30z">
          <text:p/>
        </draw:path>
        <draw:path draw:style-name="gr3" draw:text-style-name="P3" draw:layer="layout" svg:width="0.178cm" svg:height="0.292cm" svg:x="5.055cm" svg:y="1.749cm" svg:viewBox="0 0 179 293" svg:d="M179 289h-34v-34c-12 26-34 38-63 38-26 0-47-8-60-25-18-17-22-42-22-72s4-56 22-77c17-17 38-30 68-30 26 0 43 13 55 34v-123h34zM145 204v-29c0-17-4-31-12-44-13-8-26-12-43-12s-30 4-42 17c-13 18-17 35-17 60 0 21 4 38 17 55 8 13 25 17 42 17s30-4 43-17c8-13 12-30 12-47z">
          <text:p/>
        </draw:path>
        <draw:path draw:style-name="gr3" draw:text-style-name="P3" draw:layer="layout" svg:width="0.165cm" svg:height="0.203cm" svg:x="5.284cm" svg:y="1.838cm" svg:viewBox="0 0 166 204" svg:d="M166 111h-136c0 21 8 38 17 51 13 13 25 17 47 17s43-9 60-21v29c-17 13-38 17-68 17-26 0-48-8-65-25s-21-42-21-72c0-35 8-56 25-77 17-17 39-30 65-30s43 9 59 25c13 17 17 39 17 69zM137 85c0-17-4-34-13-43-8-8-21-12-34-12-18 0-30 4-39 12-13 13-17 26-21 43z">
          <text:p/>
        </draw:path>
        <draw:path draw:style-name="gr3" draw:text-style-name="P3" draw:layer="layout" svg:width="0.183cm" svg:height="0.292cm" svg:x="5.483cm" svg:y="1.749cm" svg:viewBox="0 0 184 293" svg:d="M184 289h-34v-34c-13 26-34 38-68 38-22 0-43-8-56-25-17-17-26-42-26-72s9-56 26-78c17-16 38-29 64-29 30 0 47 13 60 34v-123h34zM150 204v-29c0-17-5-31-13-44-13-8-25-13-42-13s-35 5-44 18c-12 18-17 35-17 60 0 21 5 38 17 55 9 13 22 17 44 17 17 0 29-4 42-17 8-13 13-30 13-47z">
          <text:p/>
        </draw:path>
        <draw:path draw:style-name="gr3" draw:text-style-name="P3" draw:layer="layout" svg:width="0.115cm" svg:height="0.254cm" svg:x="5.809cm" svg:y="1.787cm" svg:viewBox="0 0 116 255" svg:d="M116 251c-9 4-17 4-30 4-35 0-52-17-52-55v-115h-34v-30h34v-47l31-8v55h51v30h-51v111c0 13 4 21 8 25 5 5 13 9 22 9 8 0 17 0 21-4z">
          <text:p/>
        </draw:path>
        <draw:path draw:style-name="gr3" draw:text-style-name="P3" draw:layer="layout" svg:width="0.169cm" svg:height="0.203cm" svg:x="5.954cm" svg:y="1.838cm" svg:viewBox="0 0 170 204" svg:d="M170 111h-141c0 21 9 38 18 51 13 13 30 17 47 17 21 0 42-9 59-21v29c-17 13-38 17-68 17-25 0-47-8-64-25s-21-42-21-72c0-35 8-56 25-77 17-17 39-30 65-30 25 0 42 8 59 25 13 17 21 39 21 69zM136 85c0-17-4-34-12-43-9-8-21-12-34-12-17 0-30 4-39 12-13 13-17 26-22 43z">
          <text:p/>
        </draw:path>
        <draw:path draw:style-name="gr3" draw:text-style-name="P3" draw:layer="layout" svg:width="0.127cm" svg:height="0.203cm" svg:x="6.157cm" svg:y="1.838cm" svg:viewBox="0 0 128 204" svg:d="M0 196v-34c18 13 35 17 56 17 26 0 43-9 43-26 0-8-4-12-4-12-5-4-5-9-9-13-4 0-8-4-17-4-4-4-8-4-17-9-8-4-17-8-21-8-8-4-13-9-17-13-4-5-9-9-9-18-5-4-5-12-5-17 0-12 0-17 5-25 5-9 13-13 18-17 8-4 17-8 25-13 8 0 17-4 25-4 17 0 34 4 47 9v33c-13-8-30-12-51-12-4 0-8 0-13 0-4 0-8 4-12 4-4 4-4 8-9 8 0 5-4 9-4 13s4 9 4 13c5 4 5 4 9 8 4 5 8 5 12 9 5 0 13 4 17 4 9 5 17 9 26 14 4 4 12 8 17 12 4 5 8 9 8 13 4 9 4 13 4 21 0 9 0 17-4 26-4 8-13 12-17 17-8 4-17 8-25 12-9 0-21 0-30 0-21 0-38-4-52-8z">
          <text:p/>
        </draw:path>
        <draw:path draw:style-name="gr3" draw:text-style-name="P3" draw:layer="layout" svg:width="0.114cm" svg:height="0.254cm" svg:x="6.31cm" svg:y="1.787cm" svg:viewBox="0 0 115 255" svg:d="M115 251c-8 4-17 4-29 4-34 0-51-17-51-55v-115h-35v-30h35v-47l30-8v55h50v30h-50v111c0 13 4 21 8 25 4 5 13 9 21 9 9 0 13 0 21-4z">
          <text:p/>
        </draw:path>
        <draw:path draw:style-name="gr3" draw:text-style-name="P3" draw:layer="layout" svg:width="0.152cm" svg:height="0.203cm" svg:x="6.556cm" svg:y="1.838cm" svg:viewBox="0 0 153 204" svg:d="M153 200h-29v-30c-13 26-34 34-60 34-22 0-34-4-47-12-9-13-17-26-17-43 0-34 21-55 64-64l60-9c0-34-13-46-38-46-26 0-48 4-65 21v-30c17-13 39-21 65-21 46 0 67 25 67 72zM124 103l-47 8c-13 0-26 4-35 9-4 4-8 12-8 29 0 9 4 17 8 21 9 5 18 9 31 9s25-4 38-17c8-9 13-21 13-38z">
          <text:p/>
        </draw:path>
        <draw:path draw:style-name="gr3" draw:text-style-name="P3" draw:layer="layout" svg:width="0.111cm" svg:height="0.254cm" svg:x="6.746cm" svg:y="1.787cm" svg:viewBox="0 0 112 255" svg:d="M112 251c-5 4-17 4-26 4-34 0-51-17-51-55v-115h-35v-30h35v-47l30-8v55h47v30h-47v111c0 13 0 21 9 25 4 5 8 9 21 9 8 0 12 0 17-4z">
          <text:p/>
        </draw:path>
        <draw:path draw:style-name="gr3" draw:text-style-name="P3" draw:layer="layout" svg:width="0.153cm" svg:height="0.203cm" svg:x="6.992cm" svg:y="1.838cm" svg:viewBox="0 0 154 204" svg:d="M154 200h-30v-30c-17 26-34 34-60 34-21 0-38-4-47-12-13-13-17-26-17-43 0-34 22-55 64-64l60-9c0-34-12-46-42-46-22 0-43 4-65 21v-30c22-12 43-21 69-21 47 0 68 25 68 72zM124 103l-46 8c-18 0-27 4-35 9-9 4-9 12-9 29 0 9 0 17 9 21 4 5 17 9 25 9 18 0 31-4 39-17 13-9 17-21 17-38z">
          <text:p/>
        </draw:path>
        <draw:path draw:style-name="gr3" draw:text-style-name="P3" draw:layer="layout" svg:width="0.161cm" svg:height="0.199cm" svg:x="7.204cm" svg:y="1.838cm" svg:viewBox="0 0 162 200" svg:d="M162 200h-29v-110c0-43-18-60-48-60-17 0-30 4-38 17-9 9-17 26-17 43v110h-30v-196h30v34h4c13-25 34-38 64-38 21 0 35 8 47 21 13 13 17 35 17 61z">
          <text:p/>
        </draw:path>
        <draw:path draw:style-name="gr3" draw:text-style-name="P3" draw:layer="layout" svg:width="0.153cm" svg:height="0.203cm" svg:x="7.518cm" svg:y="1.838cm" svg:viewBox="0 0 154 204" svg:d="M154 200h-34v-30c-13 26-34 34-60 34-17 0-33-4-46-12-10-13-14-26-14-43 0-34 22-55 65-65l55-8c0-34-13-47-38-47-26 0-47 5-64 22v-30c21-13 42-21 68-21 42 0 68 25 68 72zM120 102l-47 9c-13 0-25 4-30 8-8 5-12 13-12 30 0 8 4 17 8 21 9 5 17 9 30 9s25-4 38-17c8-9 13-21 13-38z">
          <text:p/>
        </draw:path>
        <draw:polygon draw:style-name="gr3" draw:text-style-name="P3" draw:layer="layout" svg:width="0.034cm" svg:height="0.288cm" svg:x="7.725cm" svg:y="1.748cm" svg:viewBox="0 0 35 289" draw:points="0,0 35,0 35,289 0,289">
          <text:p/>
        </draw:polygon>
        <draw:path draw:style-name="gr3" draw:text-style-name="P3" draw:layer="layout" svg:width="0.178cm" svg:height="0.288cm" svg:x="7.823cm" svg:y="1.838cm" svg:viewBox="0 0 179 289" svg:d="M30 175v114h-30v-285h30v35c17-26 38-39 68-39 26 0 47 9 60 30 13 18 21 39 21 68 0 34-8 60-25 77-13 21-34 29-65 29-25 0-42-8-59-29zM30 94v30c0 13 4 29 17 38 8 13 21 17 38 17 22 0 35-9 47-21 9-13 13-34 13-60 0-21-4-38-13-50-8-13-25-18-43-18-17 0-30 5-42 18-13 12-17 29-17 46z">
          <text:p/>
        </draw:path>
        <draw:path draw:style-name="gr3" draw:text-style-name="P3" draw:layer="layout" svg:width="0.161cm" svg:height="0.288cm" svg:x="8.052cm" svg:y="1.749cm" svg:viewBox="0 0 162 289" svg:d="M162 289h-34v-110c0-42-13-60-42-60-17 0-30 5-38 18-13 8-17 25-17 42v110h-31v-289h31v128c17-26 38-39 63-39 43 0 68 30 68 82z">
          <text:p/>
        </draw:path>
        <draw:path draw:style-name="gr3" draw:text-style-name="P3" draw:layer="layout" svg:width="0.153cm" svg:height="0.203cm" svg:x="8.255cm" svg:y="1.838cm" svg:viewBox="0 0 154 204" svg:d="M154 200h-30v-30c-12 26-34 34-59 34-21 0-34-4-48-12-12-13-17-26-17-43 0-34 22-55 65-64l59-9c0-34-12-46-42-46-21 0-42 4-60 21v-30c18-12 39-21 64-21 47 0 68 25 68 72zM124 103l-46 8c-17 0-26 4-34 9-9 4-9 12-9 29 0 9 0 17 9 21 8 5 17 9 25 9 17 0 30-4 38-17 13-9 17-21 17-38z">
          <text:p/>
        </draw:path>
        <draw:polygon draw:style-name="gr3" draw:text-style-name="P3" draw:layer="layout" svg:width="0.034cm" svg:height="0.288cm" svg:x="8.572cm" svg:y="1.748cm" svg:viewBox="0 0 35 289" draw:points="0,0 35,0 35,289 0,289">
          <text:p/>
        </draw:polygon>
        <draw:path draw:style-name="gr3" draw:text-style-name="P3" draw:layer="layout" svg:width="0.169cm" svg:height="0.203cm" svg:x="8.654cm" svg:y="1.838cm" svg:viewBox="0 0 170 204" svg:d="M170 111h-136c0 21 4 38 18 51 12 13 25 17 46 17s43-9 60-21v29c-17 13-39 17-68 17-26 0-48-8-65-25s-25-42-25-72c0-35 8-56 25-77 17-17 39-30 65-30 25 0 46 8 59 25 17 17 21 39 21 69zM141 85c0-17-5-34-13-43-9-8-21-12-38-12-13 0-26 4-34 12-14 13-18 26-22 43z">
          <text:p/>
        </draw:path>
        <draw:path draw:style-name="gr3" draw:text-style-name="P3" draw:layer="layout" svg:width="0.178cm" svg:height="0.196cm" svg:x="8.845cm" svg:y="1.842cm" svg:viewBox="0 0 179 197" svg:d="M179 0l-78 197h-29l-72-197h33l47 145c4 9 9 17 9 26 0-9 4-17 4-26l56-145z">
          <text:p/>
        </draw:path>
        <draw:path draw:style-name="gr3" draw:text-style-name="P3" draw:layer="layout" svg:width="0.169cm" svg:height="0.203cm" svg:x="9.044cm" svg:y="1.838cm" svg:viewBox="0 0 170 204" svg:d="M170 111h-136c0 21 4 38 17 51 8 13 25 17 46 17 22 0 38-9 60-21v29c-17 13-43 17-68 17-30 0-51-8-64-25-17-17-25-42-25-72 0-35 8-56 25-77 17-17 39-30 64-30s46 9 59 25c13 17 22 39 22 69zM135 85c0-17-4-34-12-43-9-8-17-12-34-12-13 0-25 4-38 12-9 13-17 26-17 43z">
          <text:p/>
        </draw:path>
        <draw:polygon draw:style-name="gr3" draw:text-style-name="P3" draw:layer="layout" svg:width="0.034cm" svg:height="0.288cm" svg:x="9.262cm" svg:y="1.748cm" svg:viewBox="0 0 35 289" draw:points="0,0 35,0 35,289 0,289">
          <text:p/>
        </draw:polygon>
        <draw:path draw:style-name="gr3" draw:text-style-name="P3" draw:layer="layout" svg:width="0.191cm" svg:height="0.203cm" svg:x="9.446cm" svg:y="1.838cm" svg:viewBox="0 0 192 204" svg:d="M98 204c-30 0-55-8-72-25s-26-42-26-72c0-35 9-60 30-77 17-17 38-30 72-30 26 0 52 9 69 30 13 17 21 42 21 73 0 29-8 55-25 76-17 17-39 25-69 25zM98 30c-21 0-34 4-47 17-12 17-17 34-17 60 0 21 5 38 17 51 13 17 26 21 47 21s34-4 47-17c13-17 18-34 18-59 0-22-5-44-18-56-13-13-26-17-47-17z">
          <text:p/>
        </draw:path>
        <draw:path draw:style-name="gr3" draw:text-style-name="P3" draw:layer="layout" svg:width="0.119cm" svg:height="0.292cm" svg:x="9.667cm" svg:y="1.745cm" svg:viewBox="0 0 120 293" svg:d="M120 34c-9-5-13-5-22-5-21 0-34 13-34 38v30h47v30h-47v166h-30v-166h-34v-30h34v-30c0-21 4-38 17-46 13-13 26-21 43-21 13 0 17 4 26 4z">
          <text:p/>
        </draw:path>
        <draw:path draw:style-name="gr3" draw:text-style-name="P3" draw:layer="layout" svg:width="0.178cm" svg:height="0.279cm" svg:x="9.9cm" svg:y="1.762cm" svg:viewBox="0 0 179 280" svg:d="M179 141c0 21 0 42-4 59s-13 34-22 46c-5 13-17 22-26 26-12 8-25 8-38 8-17 0-30 0-38-8-13-4-21-13-26-26-8-12-12-25-17-42-4-17-8-34-8-59 0-21 4-43 8-59 5-22 9-36 17-48 9-13 18-21 30-30 9-4 21-8 38-8 55 0 86 46 86 141zM148 145c0-81-21-120-55-120-42 0-59 44-59 120 0 72 17 110 55 110s59-38 59-110z">
          <text:p/>
        </draw:path>
        <draw:path draw:style-name="gr3" draw:text-style-name="P3" draw:layer="layout" svg:width="0.043cm" svg:height="0.042cm" svg:x="10.116cm" svg:y="1.999cm" svg:viewBox="0 0 44 43" svg:d="M21 43c-8 0-12 0-17-4-4-5-4-9-4-18 0-4 0-8 4-13 5-4 9-8 17-8 5 0 10 4 14 8 4 5 9 9 9 13 0 9-5 13-9 18-4 4-9 4-14 4z">
          <text:p/>
        </draw:path>
        <draw:path draw:style-name="gr3" draw:text-style-name="P3" draw:layer="layout" svg:width="0.174cm" svg:height="0.279cm" svg:x="10.197cm" svg:y="1.762cm" svg:viewBox="0 0 175 280" svg:d="M175 141c0 21 0 42-5 59-4 17-12 34-17 46-8 13-17 22-29 26-13 8-26 8-40 8-12 0-25 0-38-8-8-4-17-13-25-26-8-12-13-25-17-42s-4-34-4-59c0-21 0-43 4-59 4-22 9-36 17-48 8-13 17-21 30-30 12-4 25-8 38-8 60 0 86 46 86 141zM145 145c0-81-21-120-56-120-38 0-60 44-60 120 0 72 22 110 60 110 35 0 56-38 56-110z">
          <text:p/>
        </draw:path>
        <draw:path draw:style-name="gr3" draw:text-style-name="P3" draw:layer="layout" svg:width="0.153cm" svg:height="0.275cm" svg:x="10.417cm" svg:y="1.766cm" svg:viewBox="0 0 154 276" svg:d="M154 192c0 12 0 25-4 33-6 13-14 22-23 30-8 4-17 13-29 17-13 4-26 4-39 4-25 0-46-4-59-8v-34c21 13 38 17 59 17 9 0 17 0 26-4 8-5 17-9 21-13s9-9 13-17 4-17 4-25c0-17-4-30-17-43-13-8-30-12-55-12 0 0-4 0-8 0-5 0-9 0-13 0s-9 0-13 0-8 0-8 0l8-137h123v30h-97l-5 81c5 0 9-4 13-4s8 0 13 0c12 0 25 4 38 8 13 5 21 9 29 13 9 9 13 17 19 30 4 8 4 21 4 34z">
          <text:p/>
        </draw:path>
        <draw:path draw:style-name="gr3" draw:text-style-name="P3" draw:layer="layout" svg:width="0.047cm" svg:height="0.042cm" svg:x="10.616cm" svg:y="1.999cm" svg:viewBox="0 0 48 43" svg:d="M22 43c-5 0-9 0-13-4-4-5-9-9-9-18 0-4 5-8 9-13 4-4 8-8 13-8 8 0 13 4 18 8 4 5 8 9 8 13 0 9-4 13-8 18-5 4-10 4-18 4z">
          <text:p/>
        </draw:path>
        <draw:path draw:style-name="gr3" draw:text-style-name="P3" draw:layer="layout" svg:width="0.28cm" svg:height="0.454cm" svg:x="4.017cm" svg:y="3.101cm" svg:viewBox="0 0 281 455" svg:d="M0 429v-72c4 4 12 9 21 17 9 4 22 8 30 13 13 0 22 4 35 4 8 4 17 4 25 4 34 0 55-4 68-17 17-8 25-21 25-42 0-9-4-21-8-25-5-9-13-18-21-23-9-8-22-12-30-21-13-4-26-8-42-17-13-8-26-17-39-25-13-9-25-17-34-26-13-8-18-21-26-34-4-12-4-25-4-42 0-21 4-38 12-55 9-13 23-25 35-38 17-9 34-17 56-22 16-4 38-8 59-8 42 0 76 8 97 17v72c-25-17-55-25-93-25-13 0-21 0-34 0-8 4-21 8-29 12-9 5-13 9-22 17-4 9-4 17-4 26 0 12 0 21 4 25 5 9 9 13 17 21 9 5 17 13 30 17s25 13 38 17c17 9 30 17 42 26 17 8 26 17 38 29 9 13 17 22 26 34 4 14 9 31 9 48 0 21-5 38-13 55-9 17-22 30-38 38-13 9-34 17-51 21-21 5-43 5-64 5-8 0-17 0-25 0-13 0-26-5-34-5-13-4-21-4-35-8-9-4-17-9-21-13z">
          <text:p/>
        </draw:path>
        <draw:path draw:style-name="gr3" draw:text-style-name="P3" draw:layer="layout" svg:width="0.246cm" svg:height="0.327cm" svg:x="4.347cm" svg:y="3.228cm" svg:viewBox="0 0 247 328" svg:d="M247 306c-25 17-55 22-90 22-47 0-85-13-114-43-26-30-43-68-43-115 0-51 17-94 47-123 30-30 72-47 123-47 31 0 56 4 77 13v68c-21-17-46-26-73-26-30 0-51 13-72 30-21 21-30 47-30 81s9 60 30 77c17 21 42 29 72 29 27 0 48-8 73-25z">
          <text:p/>
        </draw:path>
        <draw:path draw:style-name="gr3" draw:text-style-name="P3" draw:layer="layout" svg:width="0.284cm" svg:height="0.327cm" svg:x="4.644cm" svg:y="3.228cm" svg:viewBox="0 0 285 328" svg:d="M285 183h-216c4 30 13 51 30 68s38 21 67 21c34 0 64-8 93-29v59c-29 17-67 26-114 26-42 0-80-13-107-43-25-30-38-68-38-119s13-90 43-119c30-30 64-47 106-47 43 0 77 13 102 43 21 25 34 63 34 114zM217 132c0-26-8-43-21-60-8-13-25-21-47-21-21 0-38 8-50 25-17 13-26 35-30 56z">
          <text:p/>
        </draw:path>
        <draw:path draw:style-name="gr3" draw:text-style-name="P3" draw:layer="layout" svg:width="0.275cm" svg:height="0.322cm" svg:x="4.996cm" svg:y="3.228cm" svg:viewBox="0 0 276 323" svg:d="M276 323h-67v-179c0-59-22-89-64-89-21 0-38 9-56 26-13 17-17 38-17 59v183h-72v-314h72v50c22-38 56-59 103-59 34 0 59 13 76 34s25 55 25 93z">
          <text:p/>
        </draw:path>
        <draw:path draw:style-name="gr3" draw:text-style-name="P3" draw:layer="layout" svg:width="0.267cm" svg:height="0.327cm" svg:x="5.335cm" svg:y="3.228cm" svg:viewBox="0 0 268 328" svg:d="M268 323h-72v-51c-21 39-55 56-94 56-34 0-55-9-72-26-21-17-30-38-30-63 0-61 34-95 102-107l94-13c0-43-21-68-64-68-35 0-68 13-98 42v-63c30-21 68-30 115-30 77 0 119 38 119 115zM196 166l-64 8c-22 4-39 9-47 17-9 9-17 22-17 39 0 13 8 25 17 34 8 8 21 13 39 13 21 0 38-9 51-26 17-12 21-34 21-55z">
          <text:p/>
        </draw:path>
        <draw:path draw:style-name="gr3" draw:text-style-name="P3" draw:layer="layout" svg:width="0.182cm" svg:height="0.322cm" svg:x="5.687cm" svg:y="3.228cm" svg:viewBox="0 0 183 323" svg:d="M183 76c-8-8-21-12-38-12-21 0-38 8-55 29-13 18-21 43-21 78v152h-69v-314h69v63h4c4-21 17-38 30-51 17-12 29-21 50-21 13 0 22 4 30 9z">
          <text:p/>
        </draw:path>
        <draw:path draw:style-name="gr3" draw:text-style-name="P3" draw:layer="layout" svg:width="0.085cm" svg:height="0.462cm" svg:x="5.911cm" svg:y="3.088cm" svg:viewBox="0 0 86 463" svg:d="M44 81c-13 0-21-4-30-9-9-8-14-21-14-29 0-13 5-22 14-30 9-9 17-13 30-13s21 4 30 13c8 8 12 17 12 30 0 8-4 21-12 25-9 9-17 13-30 13zM78 463h-69v-314h69z">
          <text:p/>
        </draw:path>
        <draw:path draw:style-name="gr3" draw:text-style-name="P3" draw:layer="layout" svg:width="0.322cm" svg:height="0.327cm" svg:x="6.06cm" svg:y="3.228cm" svg:viewBox="0 0 323 328" svg:d="M161 328c-51 0-89-13-115-43-29-30-46-68-46-119s17-94 46-123c30-30 73-43 123-43 47 0 86 13 116 43 25 29 38 68 38 118 0 52-13 90-43 124-29 30-68 43-119 43zM165 55c-29 0-51 13-68 30-17 21-25 47-25 81s8 60 25 77c17 21 39 29 68 29 26 0 47-8 65-29 12-17 21-43 21-77s-9-64-21-81c-18-17-39-30-65-30z">
          <text:p/>
        </draw:path>
        <draw:path draw:style-name="gr3" draw:text-style-name="P3" draw:layer="layout" svg:width="0.275cm" svg:height="0.449cm" svg:x="6.611cm" svg:y="3.101cm" svg:viewBox="0 0 276 450" svg:d="M276 450h-276v-38c0-13 0-25 4-38s13-21 17-34c9-8 13-21 21-29 13-9 21-17 30-26 8-8 21-17 30-26 12-9 21-17 34-26 9-8 17-17 26-25 4-9 12-13 17-22 8-8 13-16 13-29 4-9 4-17 4-26 0-12 0-25-4-33-5-9-9-13-13-22-9-4-17-8-26-12-8-5-17-5-30-5-17 0-34 5-51 13-21 9-38 21-55 38v-67c8-9 17-13 25-17 13-5 21-9 30-13 8-5 21-9 30-9 12 0 26-4 34-4 22 0 38 4 56 8 17 5 29 13 42 26 13 9 21 21 25 38 9 13 9 30 9 51 0 17 0 34-4 47-5 12-13 29-22 38-4 12-16 25-29 38-9 8-21 22-39 35-8 8-21 17-33 25-13 9-23 17-31 30-8 8-17 17-25 25-5 9-9 17-9 26h200z">
          <text:p/>
        </draw:path>
        <draw:polygon draw:style-name="gr3" draw:text-style-name="P3" draw:layer="layout" svg:width="0.098cm" svg:height="0.153cm" svg:x="6.941cm" svg:y="3.474cm" svg:viewBox="0 0 99 154" draw:points="99,0 51,154 0,154 34,0">
          <text:p/>
        </draw:polygon>
        <draw:path draw:style-name="gr3" draw:text-style-name="P3" draw:layer="layout" svg:width="0.47cm" svg:height="0.441cm" svg:x="7.306cm" svg:y="3.109cm" svg:viewBox="0 0 471 442" svg:d="M471 442h-73v-285c0-25 0-55 5-89-5 22-9 34-13 43l-132 331h-50l-132-327c-4-8-8-25-13-47 5 22 5 47 5 89v285h-68v-442h102l114 294c9 21 17 38 17 51h4c5-26 13-42 17-51l119-294h98z">
          <text:p/>
        </draw:path>
        <draw:path draw:style-name="gr3" draw:text-style-name="P3" draw:layer="layout" svg:width="0.331cm" svg:height="0.454cm" svg:x="7.857cm" svg:y="3.101cm" svg:viewBox="0 0 332 455" svg:d="M332 429c-30 17-72 26-124 26-64 0-115-17-153-60-38-38-55-93-55-157 0-73 21-128 64-170 42-42 97-68 166-68 42 0 76 8 102 21v72c-30-17-60-29-98-29-48 0-86 17-115 46-30 30-43 72-43 123 0 47 13 86 38 116 30 29 64 42 111 42 43 0 77-9 107-30z">
          <text:p/>
        </draw:path>
        <draw:polygon draw:style-name="gr3" draw:text-style-name="P3" draw:layer="layout" svg:width="0.077cm" svg:height="0.44cm" svg:x="8.271cm" svg:y="3.111cm" svg:viewBox="0 0 78 441" draw:points="0,0 78,0 78,441 0,441">
          <text:p/>
        </draw:polygon>
        <draw:path draw:style-name="gr3" draw:text-style-name="P3" draw:layer="layout" svg:width="0.368cm" svg:height="0.441cm" svg:x="8.455cm" svg:y="3.109cm" svg:viewBox="0 0 369 442" svg:d="M0 442v-442h127c162 0 242 73 242 218 0 63-21 118-67 161-43 42-106 63-179 63zM72 64v315h59c51 0 90-13 120-43 29-29 42-67 42-118 0-103-51-154-162-154z">
          <text:p/>
        </draw:path>
        <draw:path draw:style-name="gr3" draw:text-style-name="P3" draw:layer="layout" svg:width="0.292cm" svg:height="0.182cm" svg:x="9.095cm" svg:y="3.275cm" svg:viewBox="0 0 293 183" svg:d="M293 51h-293v-51h293zM293 183h-293v-51h293z">
          <text:p/>
        </draw:path>
        <draw:path draw:style-name="gr3" draw:text-style-name="P3" draw:layer="layout" svg:width="0.276cm" svg:height="0.449cm" svg:x="9.658cm" svg:y="3.101cm" svg:viewBox="0 0 277 450" svg:d="M277 450h-277v-38c0-13 0-25 5-38 4-13 8-21 17-34 4-8 12-21 21-29 8-9 21-17 30-26 8-8 21-17 29-26 14-9 22-17 31-26 13-8 21-17 25-25 9-9 17-13 21-22 5-8 9-16 13-29 4-9 4-17 4-26 0-12 0-25-4-33-4-9-8-13-17-22-4-4-12-8-21-12-8-5-17-5-30-5-17 0-34 5-56 13-17 9-34 21-51 38v-67c9-9 17-13 26-17 8-5 21-9 30-13 8-5 21-9 29-9 14 0 22-4 35-4 21 0 38 4 55 8 17 5 30 13 42 26 9 9 22 21 26 38 4 13 8 30 8 51 0 17 0 34-4 47-4 12-13 29-21 38-9 12-17 25-30 38-8 8-21 22-38 35-8 8-21 17-34 25-12 9-21 17-29 30-14 8-18 17-27 25-4 9-8 17-8 26h200z">
          <text:p/>
        </draw:path>
        <draw:polygon draw:style-name="gr5" draw:text-style-name="P5" draw:layer="layout" svg:width="0.161cm" svg:height="0.221cm" svg:x="5.026cm" svg:y="9.899cm" svg:viewBox="0 0 162 222" draw:points="162,26 98,26 98,222 68,222 68,26 0,26 0,0 162,0">
          <text:p/>
        </draw:polygon>
        <draw:polygon draw:style-name="gr5" draw:text-style-name="P5" draw:layer="layout" svg:width="0.174cm" svg:height="0.17cm" svg:x="5.208cm" svg:y="9.95cm" svg:viewBox="0 0 175 171" draw:points="175,0 149,171 115,171 90,98 85,81 81,98 55,171 21,171 0,0 25,0 38,116 42,141 51,120 77,43 94,43 124,116 128,141 132,116 145,0">
          <text:p/>
        </draw:polygon>
        <draw:path draw:style-name="gr5" draw:text-style-name="P5" draw:layer="layout" svg:width="0.157cm" svg:height="0.173cm" svg:x="5.403cm" svg:y="9.947cm" svg:viewBox="0 0 158 174" svg:d="M158 89c0 13-5 22-9 34-4 9-8 21-13 26-9 8-18 17-26 21-13 4-21 4-34 4s-25 0-34-4c-8-4-17-8-21-17-8-9-13-17-17-25-4-13-4-26-4-39 0-12 0-25 4-33 4-13 9-22 17-30 4-9 13-13 25-17 9-4 22-9 34-9 9 0 21 5 30 9 8 4 17 8 26 17 5 4 13 13 13 25 4 9 9 21 9 38zM127 89c0-12-4-21-4-29-5-4-5-13-9-17s-13-9-17-13c-4 0-13-4-21-4s-17 4-21 4c-4 4-13 9-17 17-4 4-4 13-9 17 0 8 0 17 0 25 0 9 0 17 5 26 0 8 4 17 8 21s9 8 13 13c8 0 13 0 21 0s17 0 21-5c9-4 13-8 17-12s9-13 9-21c0-5 4-13 4-22z">
          <text:p/>
        </draw:path>
        <draw:polygon draw:style-name="gr5" draw:text-style-name="P5" draw:layer="layout" svg:width="0.101cm" svg:height="0.029cm" svg:x="5.613cm" svg:y="10.016cm" svg:viewBox="0 0 102 30" draw:points="0,0 102,0 102,30 0,30">
          <text:p/>
        </draw:polygon>
        <draw:path draw:style-name="gr5" draw:text-style-name="P5" draw:layer="layout" svg:width="0.131cm" svg:height="0.173cm" svg:x="5.789cm" svg:y="9.947cm" svg:viewBox="0 0 132 174" svg:d="M132 128c0 4-4 8-4 12 0 9-5 13-9 13-4 4-8 9-13 13-4 0-8 4-12 4-5 0-13 4-17 4s-9 0-17 0c-9 0-22 0-31 0-8 0-17-4-29-4v-30c12 4 21 9 29 9 14 0 22 0 31 0 13 0 25 0 29-5 9-4 13-8 13-16 0 0 0-5-4-9 0 0 0-4-4-4-5-4-9-4-13-9-4 0-13-4-25-8-5 0-13-4-23-4-4-5-8-9-16-13-5-4-5-9-9-13s-4-12-4-17c0-4 0-12 4-17 0-4 4-8 9-17 8-4 12-8 21-8 9-4 22-9 35-9 8 0 12 5 21 5 8 0 17 0 25 4v25c-8-4-17-4-25-4-9-4-17-4-21-4-9 0-13 0-17 4-5 0-9 0-13 4-5 0-5 5-10 5 0 4 0 8 0 8 0 4 0 9 0 9 5 4 5 4 10 8 4 0 8 4 13 4 4 4 12 9 21 9 12 4 17 8 25 8 9 4 13 9 17 13s9 8 9 13c4 4 4 8 4 17z">
          <text:p/>
        </draw:path>
        <draw:path draw:style-name="gr5" draw:text-style-name="P5" draw:layer="layout" svg:width="0.135cm" svg:height="0.174cm" svg:x="5.971cm" svg:y="9.946cm" svg:viewBox="0 0 136 175" svg:d="M111 175v-26c-9 9-21 18-30 22-8 4-17 4-29 4-9 0-18 0-22-4-9 0-13-4-17-9-5-4-9-8-13-17 0-4 0-8 0-17 0-17 4-29 17-38 13-8 30-17 56-17h34v-12c0-9-5-17-9-26-8-4-17-8-29-8-9 0-17 4-26 4-13 4-22 4-30 8v-25c4 0 8-4 12-4 5 0 9 0 14-5 4 0 13 0 17 0s8-5 17-5c8 0 17 5 25 5 9 5 17 9 21 13 5 4 9 9 13 17 4 4 4 13 4 21v119zM107 99h-34c-9 0-17 0-21 0-5 0-9 4-13 8-5 0-5 4-9 9 0 4 0 8 0 12s0 4 0 9c0 4 4 4 4 8 5 0 9 4 9 4 4 0 9 5 13 5 8 0 17-5 25-9 9-4 17-8 26-17z">
          <text:p/>
        </draw:path>
        <draw:path draw:style-name="gr5" draw:text-style-name="P5" draw:layer="layout" svg:width="0.157cm" svg:height="0.174cm" svg:x="6.149cm" svg:y="9.946cm" svg:viewBox="0 0 158 175" svg:d="M132 175v-123c0-4 0-8 0-13 0-4-4-4-4-8l-4-4h-5c0 0-4 0-4 4 0 0-4 0-4 4-4 4-8 9-8 13-5 4-9 13-9 17v110h-30v-119c0-4 0-12 0-12 0-5 0-9 0-13 0 0-4 0-4-4h-4c-4 0-4 0-4 4-4 0-4 0-9 4 0 4-4 9-4 13-4 4-8 8-13 17v110h-26v-170h22l4 34c0-8 5-12 9-17 0-4 4-8 8-12 0 0 5-5 9-5 0 0 4-5 8-5 9 0 17 5 21 14 5 4 9 13 9 25 0-4 4-12 8-17 0-4 5-8 5-8 4-4 8-9 12-9s9-5 13-5c21 0 30 18 30 52v123z">
          <text:p/>
        </draw:path>
        <draw:path draw:style-name="gr5" draw:text-style-name="P5" draw:layer="layout" svg:width="0.14cm" svg:height="0.241cm" svg:x="6.348cm" svg:y="9.947cm" svg:viewBox="0 0 141 242" svg:d="M141 85c0 17 0 30-4 38-5 13-9 21-17 30-10 9-18 13-27 17-12 4-21 4-34 4-4 0-8 0-16 0-5 0-9-4-13-4v72h-30v-238h25v29c9-12 18-21 30-25 9-4 17-8 30-8 8 0 17 4 25 8 4 4 14 8 18 17 4 8 9 17 13 25 0 10 0 22 0 35zM110 85c0-8 0-17 0-21 0-8-4-14-4-22-4-4-8-9-13-13-4 0-8-4-17-4 0 0-4 4-8 4s-9 4-13 4c-4 5-8 9-12 13-5 4-9 10-13 18v80c4 0 8 5 17 5 4 0 8 0 17 0 12 0 25-5 34-13 8-13 12-30 12-51z">
          <text:p/>
        </draw:path>
        <draw:polygon draw:style-name="gr5" draw:text-style-name="P5" draw:layer="layout" svg:width="0.136cm" svg:height="0.238cm" svg:x="6.534cm" svg:y="9.882cm" svg:viewBox="0 0 137 239" draw:points="57,26 9,26 9,0 86,0 86,213 137,213 137,239 0,239 0,213 57,213">
          <text:p/>
        </draw:polygon>
        <draw:path draw:style-name="gr5" draw:text-style-name="P5" draw:layer="layout" svg:width="0.148cm" svg:height="0.173cm" svg:x="6.713cm" svg:y="9.947cm" svg:viewBox="0 0 149 174" svg:d="M149 81c0 4 0 8 0 8 0 5 0 5 0 9h-119c0 17 9 30 17 38 9 8 21 17 43 17 4 0 8-4 12-4 5 0 9 0 13 0s9 0 13-5c4 0 8 0 12 0v22c-8 4-16 4-25 8-8 0-21 0-30 0-17 0-29 0-38-4-13-4-21-8-25-17-10-9-14-17-18-30 0-8-4-21-4-34 0-12 4-21 8-33 0-9 8-22 14-26 8-8 12-17 25-21 9-4 17-9 30-9s21 5 30 9c12 4 17 8 25 13 4 8 8 17 13 25 4 9 4 21 4 34zM119 77c0-9 0-17 0-21-4-5-4-13-8-17-4-5-9-9-17-9-4-4-9-4-17-4-9 0-13 0-17 4-4 0-9 4-13 9-4 4-8 12-13 17 0 4 0 12-4 21z">
          <text:p/>
        </draw:path>
        <draw:path draw:style-name="gr5" draw:text-style-name="P5" draw:layer="layout" svg:width="0.153cm" svg:height="0.221cm" svg:x="7.077cm" svg:y="9.899cm" svg:viewBox="0 0 154 222" svg:d="M154 218c-9 0-14 4-23 4-8 0-12 0-21 0-21 0-38-4-46-13-9-13-17-25-17-46v-86h-47v-26h47v-46l29-5v51h78v26h-78v86c0 12 5 21 9 25 8 8 17 8 29 8 5 0 13 0 17 0 9 0 14 0 23-4z">
          <text:p/>
        </draw:path>
        <draw:path draw:style-name="gr5" draw:text-style-name="P5" draw:layer="layout" svg:width="0.149cm" svg:height="0.221cm" svg:x="7.454cm" svg:y="9.899cm" svg:viewBox="0 0 150 222" svg:d="M150 218c-5 0-13 4-22 4-4 0-12 0-21 0-21 0-34-4-46-13-9-13-13-25-13-46v-86h-48v-26h48v-46l25-5v51h77v26h-77v86c0 12 5 21 13 25 4 8 13 8 25 8 9 0 13 0 17 0 9 0 13 0 22-4z">
          <text:p/>
        </draw:path>
        <draw:path draw:style-name="gr5" draw:text-style-name="P5" draw:layer="layout" svg:width="0.149cm" svg:height="0.173cm" svg:x="7.649cm" svg:y="9.947cm" svg:viewBox="0 0 150 174" svg:d="M150 81c0 4 0 8 0 8 0 5 0 5 0 9h-120c0 17 4 30 13 38 12 8 25 17 42 17 4 0 9-4 13-4 8 0 12 0 17 0 4 0 9 0 13-5 5 0 9 0 13 0v22c-8 4-17 4-31 8-8 0-16 0-29 0s-26 0-38-4c-9-4-17-8-26-17-4-9-8-17-12-30-5-8-5-21-5-34 0-12 0-21 5-33 4-9 8-22 12-26 9-8 17-17 26-21 8-4 21-9 34-9 8 0 21 5 29 9 9 4 18 8 22 13 9 8 13 17 17 25 0 9 5 21 5 34zM119 77c0-9 0-17-4-21 0-5-5-13-9-17-4-5-8-9-12-9-5-4-13-4-22-4-4 0-12 0-17 4-4 0-8 4-12 9-5 4-9 12-9 17-4 4-4 12-4 21z">
          <text:p/>
        </draw:path>
        <draw:path draw:style-name="gr5" draw:text-style-name="P5" draw:layer="layout" svg:width="0.132cm" svg:height="0.173cm" svg:x="7.844cm" svg:y="9.947cm" svg:viewBox="0 0 133 174" svg:d="M133 128c0 4-5 8-5 12 0 9-4 13-8 13-4 4-9 9-13 13-4 0-8 4-12 4-5 0-14 4-18 4-5 0-9 0-17 0-9 0-22 0-30 0s-17-4-30-4v-30c13 4 22 9 30 9 13 0 21 0 30 0 12 0 26 0 30-5 9-4 13-8 13-16 0 0 0-5-4-9 0 0 0-4-4-4-5-4-9-4-14-9-4 0-13-4-26-8-4 0-12-4-21-4-4-5-8-9-17-13-4-4-8-9-8-13-4-4-4-12-4-17 0-4 0-12 4-17 0-4 4-8 8-17 9-4 13-8 21-8 9-4 22-9 34-9 9 0 14 5 23 5 8 0 16 0 25 4v25c-9-4-17-4-25-4-9-4-18-4-23-4-8 0-12 0-17 4-4 0-8 0-12 4-5 0-5 5-9 5 0 4 0 8 0 8 0 4 0 9 0 9 4 4 4 4 9 8 4 0 8 4 12 4 5 4 13 9 22 9 9 4 18 8 26 8 8 4 13 9 17 13s8 8 8 13c0 4 5 8 5 17z">
          <text:p/>
        </draw:path>
        <draw:path draw:style-name="gr5" draw:text-style-name="P5" draw:layer="layout" svg:width="0.148cm" svg:height="0.221cm" svg:x="8.014cm" svg:y="9.899cm" svg:viewBox="0 0 149 222" svg:d="M149 218c-4 0-13 4-17 4-8 0-17 0-21 0-21 0-38-4-51-13-9-13-13-25-13-46v-86h-47v-26h47v-46l30-5v51h72v26h-72v86c0 12 0 21 9 25 4 8 17 8 29 8 5 0 9 0 17 0 4 0 13 0 17-4z">
          <text:p/>
        </draw:path>
        <draw:path draw:style-name="gr5" draw:text-style-name="P5" draw:layer="layout" svg:width="0.14cm" svg:height="0.241cm" svg:x="8.404cm" svg:y="9.947cm" svg:viewBox="0 0 141 242" svg:d="M141 85c0 17 0 30-5 38-4 13-8 21-16 30-9 9-17 13-26 17-13 4-21 4-34 4-4 0-8 0-17 0-4 0-8-4-12-4v72h-31v-238h26v29c9-12 17-21 30-25 8-4 17-8 30-8 8 0 17 4 25 8 4 4 13 8 17 17 4 8 8 17 13 25 0 10 0 22 0 35zM111 85c0-8 0-17 0-21 0-8-4-14-4-22-4-4-9-9-13-13-4 0-8-4-17-4 0 0-4 4-8 4-5 0-9 4-13 4-4 5-8 9-13 13-4 4-8 10-12 18v80c4 0 8 5 17 5 4 0 8 0 16 0 13 0 26-5 34-13 9-13 13-30 13-51z">
          <text:p/>
        </draw:path>
        <draw:path draw:style-name="gr5" draw:text-style-name="P5" draw:layer="layout" svg:width="0.156cm" svg:height="0.173cm" svg:x="8.578cm" svg:y="9.947cm" svg:viewBox="0 0 157 174" svg:d="M157 89c0 13 0 22-4 34-4 9-8 21-17 26-4 8-12 17-25 21-9 4-22 4-35 4s-21 0-30-4c-13-4-17-8-25-17-9-9-13-17-17-25 0-13-4-26-4-39 0-12 4-25 8-33 0-13 8-22 13-30 8-9 17-13 25-17 9-4 21-9 35-9 13 0 21 5 34 9 9 4 17 8 21 17 9 4 13 13 17 25 4 9 4 21 4 38zM128 89c0-12 0-21-4-29 0-4-5-13-9-17s-8-9-17-13c-4 0-13-4-17-4-9 0-18 4-26 4-5 4-9 9-13 17-4 4-9 13-9 17-4 8-4 17-4 25 0 9 0 17 4 26 5 8 5 17 9 21s13 8 17 13c4 0 13 0 22 0 8 0 13 0 21-5 5-4 13-8 13-12 4-4 9-13 13-21 0-5 0-13 0-22z">
          <text:p/>
        </draw:path>
        <draw:polygon draw:style-name="gr5" draw:text-style-name="P5" draw:layer="layout" svg:width="0.173cm" svg:height="0.17cm" svg:x="8.756cm" svg:y="9.95cm" svg:viewBox="0 0 174 171" draw:points="174,0 152,171 114,171 93,98 89,81 80,98 59,171 25,171 0,0 29,0 42,116 46,141 55,120 76,43 97,43 122,116 131,141 135,116 148,0">
          <text:p/>
        </draw:polygon>
        <draw:path draw:style-name="gr5" draw:text-style-name="P5" draw:layer="layout" svg:width="0.148cm" svg:height="0.173cm" svg:x="8.955cm" svg:y="9.947cm" svg:viewBox="0 0 149 174" svg:d="M149 81c0 4 0 8 0 8 0 5 0 5 0 9h-115c0 17 4 30 12 38 9 8 22 17 43 17 4 0 8-4 12-4 5 0 9 0 13 0s9 0 13-5c4 0 8 0 13 0v22c-9 4-17 4-26 8-8 0-21 0-29 0-17 0-30 0-39-4-8-4-17-8-25-17s-13-17-13-30c-4-8-8-21-8-34 0-12 4-21 8-33 0-9 9-22 13-26 8-8 13-17 25-21 9-4 17-9 30-9s21 5 34 9c8 4 13 8 21 13 4 8 9 17 13 25 5 9 5 21 5 34zM118 77c0-9 0-17 0-21-4-5-4-13-8-17-4-5-9-9-17-9-4-4-8-4-17-4-8 0-13 0-17 4-4 0-8 4-13 9-4 4-8 12-8 17-4 4-4 12-4 21z">
          <text:p/>
        </draw:path>
        <draw:path draw:style-name="gr5" draw:text-style-name="P5" draw:layer="layout" svg:width="0.136cm" svg:height="0.174cm" svg:x="9.158cm" svg:y="9.946cm" svg:viewBox="0 0 137 175" svg:d="M0 5h26v30c12-8 21-17 29-25 9-5 22-10 30-10 18 0 31 10 39 18 9 13 13 30 13 51h-30c0-13 0-25-4-30-4-8-14-12-22-12-4 0-9 4-13 4s-8 4-13 4c-4 4-8 9-12 13-5 4-9 13-13 17v110h-30z">
          <text:p/>
        </draw:path>
        <draw:path draw:style-name="gr5" draw:text-style-name="P5" draw:layer="layout" svg:width="0.131cm" svg:height="0.17cm" svg:x="9.523cm" svg:y="9.95cm" svg:viewBox="0 0 132 171" svg:d="M132 163c-8 4-17 4-25 8-5 0-14 0-22 0-30 0-47-8-64-21-13-13-21-34-21-65 0-13 4-25 8-34 5-12 9-21 17-29 9-9 17-13 26-17 8-5 21-5 34-5 8 0 17 0 26 0 8 0 13 5 21 5v29c-8-4-17-8-21-8-9 0-18-4-26-4-9 0-13 4-22 4-4 4-12 8-17 13-4 8-8 12-12 21 0 8-4 17-4 25 0 22 8 35 16 48 9 8 22 12 39 12 8 0 17 0 26 0 8-4 13-4 21-8z">
          <text:p/>
        </draw:path>
        <draw:path draw:style-name="gr5" draw:text-style-name="P5" draw:layer="layout" svg:width="0.14cm" svg:height="0.174cm" svg:x="9.705cm" svg:y="9.946cm" svg:viewBox="0 0 141 175" svg:d="M116 175v-26c-13 9-23 18-31 22-9 4-21 4-30 4-8 0-17 0-25-4-4 0-13-4-17-9-5-4-5-8-9-17 0-4-4-8-4-17 0-17 8-29 21-38 13-8 30-17 55-17h35v-12c0-9-4-17-8-26-10-4-18-8-31-8-8 0-21 4-29 4-9 4-17 4-26 8v-25c4 0 4-4 13-4 4 0 8 0 13-5 4 0 8 0 16 0 5 0 9-5 13-5 13 0 21 5 31 5 8 5 13 9 21 13 4 4 8 9 13 17 0 4 4 13 4 21v119zM111 99h-39c-4 0-13 0-17 0s-8 4-12 8c-5 0-5 4-9 9 0 4 0 8 0 12s0 4 0 9c0 4 4 4 4 8 5 0 5 4 9 4s8 5 12 5c9 0 17-5 26-9 8-4 18-8 26-17z">
          <text:p/>
        </draw:path>
        <draw:polygon draw:style-name="gr5" draw:text-style-name="P5" draw:layer="layout" svg:width="0.136cm" svg:height="0.238cm" svg:x="9.9cm" svg:y="9.882cm" svg:viewBox="0 0 137 239" draw:points="56,26 4,26 4,0 86,0 86,213 137,213 137,239 0,239 0,213 56,213">
          <text:p/>
        </draw:polygon>
        <draw:path draw:style-name="gr5" draw:text-style-name="P5" draw:layer="layout" svg:width="0.128cm" svg:height="0.17cm" svg:x="10.086cm" svg:y="9.95cm" svg:viewBox="0 0 129 171" svg:d="M129 163c-9 4-13 4-21 8-9 0-17 0-26 0-25 0-47-8-59-21-18-13-23-34-23-65 0-13 0-25 5-34 4-12 9-21 18-29 8-9 17-13 25-17 13-5 21-5 34-5 9 0 17 0 26 0 8 0 17 5 21 5v29c-9-4-13-8-21-8-9 0-17-4-26-4-4 0-13 4-17 4-8 4-13 8-21 13-4 8-9 12-9 21-4 8-4 17-4 25 0 22 4 35 13 48 8 8 25 12 42 12 9 0 13 0 22 0 8-4 17-4 21-8z">
          <text:p/>
        </draw:path>
        <draw:path draw:style-name="gr5" draw:text-style-name="P5" draw:layer="layout" svg:width="0.132cm" svg:height="0.17cm" svg:x="10.273cm" svg:y="9.95cm" svg:viewBox="0 0 133 171" svg:d="M133 171h-26v-30c-4 9-8 13-13 17-4 0-8 5-17 9-4 0-8 4-12 4-5 0-9 0-13 0-17 0-30-4-38-13-10-13-14-25-14-46v-112h31v107c0 26 8 38 25 38 4 0 9 0 13 0s4-4 8-4c5-4 9-8 13-13 4-4 9-8 13-16v-112h30z">
          <text:p/>
        </draw:path>
        <draw:polygon draw:style-name="gr5" draw:text-style-name="P5" draw:layer="layout" svg:width="0.135cm" svg:height="0.237cm" svg:x="10.46cm" svg:y="9.883cm" svg:viewBox="0 0 136 238" draw:points="56,25 9,25 9,0 85,0 85,213 136,213 136,238 0,238 0,213 56,213">
          <text:p/>
        </draw:polygon>
        <draw:path draw:style-name="gr5" draw:text-style-name="P5" draw:layer="layout" svg:width="0.136cm" svg:height="0.174cm" svg:x="10.642cm" svg:y="9.946cm" svg:viewBox="0 0 137 175" svg:d="M111 175v-26c-9 9-17 18-31 22-8 4-17 4-29 4-9 0-17 0-22-4-8 0-12-4-16-9-5-4-9-8-9-17-4-4-4-8-4-17 0-17 4-29 17-38 12-8 29-17 55-17h35v-12c0-9 0-17-9-26-4-4-18-8-30-8-9 0-17 4-26 4-8 4-21 4-29 8v-25c4 0 8-4 12-4s9 0 13-5c8 0 13 0 17 0s13-5 17-5c8 0 17 5 26 5 9 5 17 9 21 13 5 4 9 9 13 17 5 4 5 13 5 21v119zM107 99h-35c-9 0-13 0-21 0-5 0-9 4-13 8 0 0-4 4-4 9-5 4-5 8-5 12s0 4 0 9c5 4 5 4 9 8 0 0 4 4 8 4 0 0 5 5 13 5 4 0 13-5 21-9 9-4 18-8 27-17z">
          <text:p/>
        </draw:path>
        <draw:path draw:style-name="gr5" draw:text-style-name="P5" draw:layer="layout" svg:width="0.152cm" svg:height="0.221cm" svg:x="10.816cm" svg:y="9.899cm" svg:viewBox="0 0 153 222" svg:d="M153 218c-8 0-13 4-21 4-9 0-13 0-21 0-21 0-38-4-47-13-14-13-18-25-18-46v-86h-46v-26h46v-46l31-5v51h76v26h-76v86c0 12 4 21 8 25 9 8 17 8 30 8 4 0 8 0 17 0 4 0 13 0 21-4z">
          <text:p/>
        </draw:path>
        <draw:path draw:style-name="gr5" draw:text-style-name="P5" draw:layer="layout" svg:width="0.132cm" svg:height="0.238cm" svg:x="11.023cm" svg:y="9.882cm" svg:viewBox="0 0 133 239" svg:d="M52 94h-47v-26h77v145h51v26h-133v-26h52zM65 0c4 0 4 0 8 0 5 0 5 5 9 5 0 4 4 4 4 8s0 4 0 9c0 4 0 4 0 8 0 5-4 5-4 9-4 0-4 4-9 4-4 0-4 0-8 0s-9 0-9 0c-4 0-8-4-8-4 0-4-5-4-5-9 0-4-5-4-5-8 0-5 5-5 5-9s5-4 5-8c0 0 4-5 8-5 0 0 5 0 9 0z">
          <text:p/>
        </draw:path>
        <draw:path draw:style-name="gr5" draw:text-style-name="P5" draw:layer="layout" svg:width="0.157cm" svg:height="0.173cm" svg:x="11.193cm" svg:y="9.947cm" svg:viewBox="0 0 158 174" svg:d="M158 89c0 13 0 22-5 34-4 9-8 21-17 26-4 8-12 17-26 21-8 4-21 4-30 4-12 0-25 0-33-4-9-4-17-8-26-17-4-9-8-17-13-25-4-13-8-26-8-39 0-12 4-25 8-33 5-13 9-22 13-30 9-9 17-13 26-17 12-4 21-9 33-9 13 0 26 5 34 9 10 4 18 8 27 17 4 4 8 13 12 25 5 9 5 21 5 38zM128 89c0-12 0-21 0-29-4-4-9-13-14-17-4-4-8-9-12-13-9 0-13-4-22-4-8 0-17 4-21 4-8 4-12 9-17 17-4 4-4 13-8 17 0 8-4 17-4 25 0 9 4 17 4 26 4 8 8 17 13 21 4 4 8 8 12 13 9 0 13 0 21 0 9 0 17 0 22-5 8-4 12-8 17-12s5-13 9-21c0-5 0-13 0-22z">
          <text:p/>
        </draw:path>
        <draw:path draw:style-name="gr5" draw:text-style-name="P5" draw:layer="layout" svg:width="0.136cm" svg:height="0.174cm" svg:x="11.392cm" svg:y="9.946cm" svg:viewBox="0 0 137 175" svg:d="M0 5h27l4 30c4-8 8-13 13-17 4-4 8-4 12-8 4-5 9-5 13-5s8-5 17-5c17 0 29 10 38 18 8 9 13 26 13 47v110h-30v-110c0-13-4-21-8-26-5-8-13-12-22-12-4 0-4 0-8 4-4 0-9 0-13 4s-8 4-12 13c-5 4-9 8-13 13v114h-31z">
          <text:p/>
        </draw:path>
        <draw:path draw:style-name="gr5" draw:text-style-name="P5" draw:layer="layout" svg:width="0.136cm" svg:height="0.169cm" svg:x="6.721cm" svg:y="10.981cm" svg:viewBox="0 0 137 170" svg:d="M0 4h25v25c9-4 13-8 17-13 5-4 9-8 13-8 4-4 8-4 13-4 4-4 8-4 13-4 18 0 30 4 43 16 8 9 13 26 13 47v107h-30v-107c0-13-4-21-8-30-6-4-14-8-23-8-4 0-8 0-8 0-5 4-9 4-13 8-4 0-8 5-13 9-4 4-8 13-12 17v111h-30z">
          <text:p/>
        </draw:path>
        <draw:path draw:style-name="gr5" draw:text-style-name="P5" draw:layer="layout" svg:width="0.144cm" svg:height="0.084cm" svg:x="7.09cm" svg:y="11.019cm" svg:viewBox="0 0 145 85" svg:d="M145 25h-145v-25h145zM145 85h-145v-25h145z">
          <text:p/>
        </draw:path>
        <draw:path draw:style-name="gr5" draw:text-style-name="P5" draw:layer="layout" svg:width="0.132cm" svg:height="0.22cm" svg:x="7.471cm" svg:y="10.934cm" svg:viewBox="0 0 133 221" svg:d="M133 148c0 9 0 22-5 31-4 8-12 17-21 21-8 9-17 13-29 17-9 4-23 4-35 4-5 0-9 0-13 0 0 0-4 0-9 0-4 0-8 0-12 0-4-4-4-4-9-4v-25c5 0 13 4 21 4 9 0 17 0 22 0 8 0 17 0 26-4 9 0 13-5 17-9s8-9 13-13c4-9 4-13 4-22 0-13-4-21-13-30-12-4-25-8-43-8h-42v-110h119v25h-94v60h21c9 0 22 4 31 4 8 0 17 4 25 8 9 5 17 13 21 21 5 9 5 17 5 30z">
          <text:p/>
        </draw:path>
        <draw:path draw:style-name="gr5" draw:text-style-name="P5" draw:layer="layout" svg:width="0.157cm" svg:height="0.224cm" svg:x="7.645cm" svg:y="10.93cm" svg:viewBox="0 0 158 225" svg:d="M158 114c0 17-4 30-4 43-5 18-9 26-17 39-5 8-13 17-26 21-8 4-21 8-35 8-12 0-21-4-34-8-8-4-16-9-21-17-8-9-12-21-17-38-4-14-4-31-4-48s0-34 4-47c5-12 9-25 13-33 9-13 17-17 25-26 13-4 22-8 40-8 8 0 21 4 29 8 9 4 17 13 26 21 4 9 12 22 17 34 0 13 4 30 4 51zM128 114c0-4 0-8 0-13 0-4 0-4 0-8l-94 69c0 4 4 8 4 17 4 4 9 8 13 12 0 0 4 5 13 5 4 4 8 4 12 4 10 0 18 0 23-4 8-5 12-9 16-17 5-9 9-17 9-27 4-13 4-25 4-38zM30 110c0 4 0 8 0 12 0 5 0 5 0 9l90-68c0-4-5-8-5-12-4-9-4-9-8-13s-8-9-13-9c-4-4-8-4-18-4-8 0-12 4-21 4-4 5-8 13-13 17-4 9-8 17-12 30 0 8 0 21 0 34z">
          <text:p/>
        </draw:path>
        <draw:path draw:style-name="gr5" draw:text-style-name="P5" draw:layer="layout" svg:width="0.132cm" svg:height="0.22cm" svg:x="7.844cm" svg:y="10.934cm" svg:viewBox="0 0 133 221" svg:d="M133 148c0 9 0 22-5 31-4 8-12 17-21 21-8 9-17 13-26 17-13 4-26 4-38 4-5 0-9 0-9 0-4 0-8 0-12 0-5 0-9 0-13 0 0-4-4-4-9-4v-25c9 0 13 4 22 4 8 0 16 0 25 0 8 0 17 0 21-4 9 0 13-5 18-9 9-4 13-9 13-13 4-9 4-13 4-22 0-13-4-21-13-30-13-4-26-8-43-8h-42v-110h119v25h-90v60h17c9 0 21 4 30 4 14 0 22 4 26 8 9 5 17 13 21 21 5 9 5 17 5 30z">
          <text:p/>
        </draw:path>
        <draw:path draw:style-name="gr5" draw:text-style-name="P5" draw:layer="layout" svg:width="0.055cm" svg:height="0.056cm" svg:x="8.069cm" svg:y="11.099cm" svg:viewBox="0 0 56 57" svg:d="M25 0c5 0 9 0 13 0 0 5 4 5 10 9 0 0 4 4 4 8 0 5 4 9 4 9 0 4-4 8-4 14 0 4-4 4-4 8-6 4-10 4-10 4-4 5-8 5-13 5-4 0-8 0-8-5-4 0-9 0-9-4-4-4-8-4-8-8 0-6 0-10 0-14 0 0 0-4 0-9 0-4 4-8 8-8 0-4 5-4 9-9 0 0 4 0 8 0z">
          <text:p/>
        </draw:path>
        <draw:path draw:style-name="gr5" draw:text-style-name="P5" draw:layer="layout" svg:width="0.136cm" svg:height="0.22cm" svg:x="8.217cm" svg:y="10.934cm" svg:viewBox="0 0 137 221" svg:d="M137 148c0 9-4 22-9 31-4 8-12 17-21 21-4 9-17 13-26 17-13 4-26 4-38 4-5 0-5 0-9 0s-8 0-13 0c-4 0-8 0-8 0-4-4-9-4-13-4v-25c9 0 13 4 21 4 9 0 17 0 26 0 8 0 17 0 21-4 9 0 13-5 22-9 5-4 9-9 9-13 4-9 4-13 4-22 0-13-4-21-13-30-9-4-26-8-43-8h-43v-110h120v25h-90v60h17c13 0 21 4 30 4 14 0 22 4 31 8 4 5 12 13 16 21 5 9 9 17 9 30z">
          <text:p/>
        </draw:path>
        <draw:path draw:style-name="gr5" draw:text-style-name="P5" draw:layer="layout" svg:width="0.145cm" svg:height="0.22cm" svg:x="8.399cm" svg:y="10.93cm" svg:viewBox="0 0 146 221" svg:d="M146 221h-146v-25l61-57c8-8 13-17 21-25 4-4 9-13 13-17s4-8 8-17c0-4 0-8 0-13 0-4 0-12-4-16 0-5 0-9-4-13s-9-4-13-9c-4 0-8-4-17-4-8 0-17 4-25 9-9 4-13 8-23 17l-17-22c9-8 22-17 31-21 13-4 26-8 38-8 9 0 17 4 26 4 8 4 17 8 21 13 4 8 9 12 13 21 4 8 4 17 4 25 0 9 0 17-4 26 0 4-4 12-9 21-4 4-8 12-17 21-4 8-12 17-25 26l-38 39h106z">
          <text:p/>
        </draw:path>
        <draw:path draw:style-name="gr5" draw:text-style-name="P5" draw:layer="layout" svg:width="0.148cm" svg:height="0.224cm" svg:x="8.582cm" svg:y="10.93cm" svg:viewBox="0 0 149 225" svg:d="M149 166c0 13 0 17-4 25-4 9-8 13-17 17-8 9-13 9-25 13-9 4-18 4-31 4-9 0-21 0-30-4-8-4-17-4-21-13-9-4-13-8-17-17 0-4-4-12-4-21 0-13 4-26 12-35 9-8 17-17 34-25-12-9-25-17-29-26-9-8-13-17-13-29 0-4 4-13 4-21 4-5 9-9 13-17 8-5 17-9 25-13 9 0 17-4 31-4 13 0 21 4 30 4 8 4 17 8 21 13 4 4 9 8 13 12 4 9 4 17 4 22 0 12-4 25-13 33-4 9-17 17-29 22 8 4 12 8 21 12 4 4 8 9 13 13 4 4 8 8 8 17 4 4 4 14 4 18zM115 55c0-9-4-17-8-21-9-5-17-9-30-9-14 0-26 4-31 9-8 4-12 12-12 21 0 4 4 8 4 12 0 0 4 5 8 9 5 4 9 8 13 8 4 5 13 9 18 9 13-4 21-9 30-17 4-4 8-13 8-21zM120 170c0-4 0-8-5-13 0-5-4-9-4-13-4 0-8-5-17-9-4-4-13-8-22-13-9 5-13 9-17 13-9 0-13 4-13 9-4 4-8 8-8 13s0 9 0 13c0 5 0 9 0 13 4 4 8 8 12 8 0 5 5 5 13 9 4 0 9 0 18 0 4 0 8 0 17 0 4-4 9-4 13-9 4 0 4-4 8-8 0-4 5-8 5-13z">
          <text:p/>
        </draw:path>
        <draw:path draw:style-name="gr5" draw:text-style-name="P5" draw:layer="layout" svg:width="0.149cm" svg:height="0.224cm" svg:x="8.768cm" svg:y="10.93cm" svg:viewBox="0 0 150 225" svg:d="M150 166c0 13 0 17-4 25-5 9-9 13-17 17-5 9-13 9-22 13-13 4-21 4-34 4-8 0-21 0-29-4-10-4-18-4-23-13-8-4-12-8-16-17 0-4-5-12-5-21 0-13 5-26 13-35 8-8 17-17 35-25-14-9-27-17-31-26-8-8-12-17-12-29 0-4 4-13 4-21 4-5 8-9 17-17 4-5 13-9 22-13 8 0 17-4 30-4 12 0 21 4 29 4 9 4 17 8 22 13 4 4 8 8 12 12 5 9 5 17 5 22 0 12-5 25-9 33-8 9-17 17-30 22 4 4 9 8 17 12 5 4 9 9 13 13s9 8 9 17c4 4 4 14 4 18zM116 55c0-9-5-17-9-21-8-5-17-9-29-9-13 0-22 4-30 9-9 4-14 12-14 21 0 4 5 8 5 12 0 0 5 5 9 9s8 8 13 8c4 5 12 9 17 9 12-4 21-9 29-17 4-4 9-13 9-21zM120 170c0-4 0-8-4-13 0-5-5-9-5-13-4 0-8-5-17-9-4-4-12-8-21-13-8 5-12 9-17 13-4 0-8 4-12 9-5 4-5 8-10 13 0 5 0 9 0 13 0 5 0 9 5 13 0 4 5 8 9 8 0 5 8 5 13 9 4 0 8 0 17 0 4 0 8 0 16 0 5-4 9-4 13-9 4 0 4-4 9-8 4-4 4-8 4-13z">
          <text:p/>
        </draw:path>
        <draw:path draw:style-name="gr5" draw:text-style-name="P5" draw:layer="layout" svg:width="0.139cm" svg:height="0.238cm" svg:x="5.967cm" svg:y="11.421cm" svg:viewBox="0 0 140 239" svg:d="M0 154c0-13 0-25 4-38 4-9 8-22 17-26 8-8 17-13 25-18 9-4 21-8 35-8 4 0 9 0 17 0 4 4 8 4 13 4v-68h29v234h-25v-29c-9 8-17 17-30 25-9 4-18 9-30 9-9 0-17-5-26-9-4-4-12-8-17-17-4-4-8-12-8-25-4-9-4-21-4-34zM29 154c0 17 0 34 9 42 4 13 12 17 25 17 4 0 13-4 22-8 9-9 17-17 26-30v-81c-5 0-9 0-17-4-4 0-9 0-18 0-13 0-26 4-34 13-8 13-13 30-13 51z">
          <text:p/>
        </draw:path>
        <draw:path draw:style-name="gr5" draw:text-style-name="P5" draw:layer="layout" svg:width="0.148cm" svg:height="0.174cm" svg:x="6.153cm" svg:y="11.485cm" svg:viewBox="0 0 149 175" svg:d="M149 77c0 4 0 9 0 13 0 0 0 4 0 8h-119c0 17 4 30 17 39 8 8 21 12 38 12 4 0 13 0 17 0s8 0 12 0c5-4 9-4 13-4s9 0 14-4v25c-10 0-18 4-27 4-12 5-21 5-33 5-13 0-26-5-34-9-13-4-21-8-26-17-8-4-13-12-17-25s-4-21-4-38c0-9 0-21 4-30 4-13 9-21 17-30 5-9 13-14 22-18 12-4 21-8 33-8 13 0 22 0 30 4s17 8 25 18c5 8 10 13 14 26 4 8 4 17 4 29zM119 73c0-4 0-13-5-21 0-4-4-9-8-13 0-4-8-9-13-13-4 0-12-4-17-4-8 0-12 4-17 4-8 4-12 9-16 13-5 4-5 9-9 13 0 8-4 17-4 21z">
          <text:p/>
        </draw:path>
        <draw:polygon draw:style-name="gr5" draw:text-style-name="P5" draw:layer="layout" svg:width="0.136cm" svg:height="0.233cm" svg:x="6.348cm" svg:y="11.421cm" svg:viewBox="0 0 137 234" draw:points="55,21 8,21 8,0 86,0 86,209 137,209 137,234 0,234 0,209 55,209">
          <text:p/>
        </draw:polygon>
        <draw:path draw:style-name="gr5" draw:text-style-name="P5" draw:layer="layout" svg:width="0.152cm" svg:height="0.225cm" svg:x="6.518cm" svg:y="11.434cm" svg:viewBox="0 0 153 226" svg:d="M153 217c-8 4-17 4-21 4-8 0-13 5-21 5-22 0-39-9-48-17-13-9-17-21-17-43v-90h-46v-21h46v-47l30-8v55h77v21h-77v86c0 13 4 21 8 30 9 4 18 8 31 8 4 0 9 0 17-4 4 0 13 0 21 0z">
          <text:p/>
        </draw:path>
        <draw:path draw:style-name="gr5" draw:text-style-name="P5" draw:layer="layout" svg:width="0.135cm" svg:height="0.174cm" svg:x="6.717cm" svg:y="11.485cm" svg:viewBox="0 0 136 175" svg:d="M111 170v-21c-8 9-18 13-26 17-13 4-22 9-30 9-13 0-21-5-26-5-8-4-12-8-17-12-4-5-8-9-8-13-4-4-4-13-4-17 0-17 4-34 17-42 12-9 34-13 55-13h39v-17c0-8-4-17-14-21-4-9-12-9-30-9-8 0-16 0-25 4-8 0-17 5-30 9v-31c5 0 9 0 13 0 4-4 9-4 13-4 8 0 13-4 17-4s12 0 17 0c8 0 21 0 25 4 10 0 18 4 23 8 8 5 12 14 12 18 4 9 4 18 4 26v114zM111 94h-39c-9 0-13 0-21 4-5 0-9 0-13 5 0 4-4 4-4 8-5 4-5 9-5 13s0 8 5 8c0 5 0 9 4 9 0 4 4 4 8 8 5 0 9 0 13 0s13 0 21-4c9-4 17-13 31-21z">
          <text:p/>
        </draw:path>
        <draw:path draw:style-name="gr5" draw:text-style-name="P5" draw:layer="layout" svg:width="0.144cm" svg:height="0.081cm" svg:x="7.09cm" svg:y="11.523cm" svg:viewBox="0 0 145 82" svg:d="M145 26h-145v-26h145zM145 82h-145v-22h145z">
          <text:p/>
        </draw:path>
        <draw:path draw:style-name="gr5" draw:text-style-name="P5" draw:layer="layout" svg:width="0.144cm" svg:height="0.22cm" svg:x="7.467cm" svg:y="11.434cm" svg:viewBox="0 0 145 221" svg:d="M145 221h-145v-25l56-55c9-9 17-17 21-26 9-5 13-13 17-17 0-5 4-13 4-17 0-5 0-9 0-13 0-9 0-13 0-17s-4-9-8-13c0-4-4-8-8-8-5-5-13-5-17-5-13 0-22 5-27 9-8 4-17 8-21 13l-17-17c9-9 17-17 30-22 8-4 22-8 39-8 8 0 17 0 25 4 9 4 13 9 21 13 5 4 9 13 13 21 0 9 4 17 4 25 0 9 0 18-4 22 0 8-4 17-8 21-5 9-13 18-17 26-9 5-17 13-26 22l-39 42h107z">
          <text:p/>
        </draw:path>
        <draw:path draw:style-name="gr5" draw:text-style-name="P5" draw:layer="layout" svg:width="0.127cm" svg:height="0.17cm" svg:x="6.539cm" svg:y="11.989cm" svg:viewBox="0 0 128 171" svg:d="M128 124c0 4 0 13-4 17 0 5-5 9-9 13 0 4-4 4-8 8-4 0-13 5-17 5-4 4-9 4-17 4-4 0-9 0-13 0-13 0-21 0-34 0-8 0-17-4-26-4v-26c9 0 18 5 30 5 9 4 17 4 26 4 17 0 25-4 34-9 4-4 8-8 8-13 0-4 0-8 0-8-4-4-4-4-8-9 0 0-4-4-13-8-4 0-13-4-21-4-9-6-17-10-21-10-9-4-13-8-17-12-5 0-9-9-13-13 0-4-5-9-5-17 0-4 5-9 5-17 4-4 4-8 13-13 4-4 12-8 21-12 8-5 17-5 30-5 8 0 17 0 25 0 4 0 13 0 21 5v25c-8-4-17-4-25-4-9 0-13-4-21-4-5 0-13 4-17 4-5 0-9 0-13 4l-4 4c-5 4-5 9-5 9 0 4 0 8 5 8 0 4 0 4 4 9 4 4 8 4 13 8 8 0 12 4 21 4 13 5 21 9 25 13 9 0 13 4 17 8 4 6 9 10 9 14 4 4 4 13 4 17z">
          <text:p/>
        </draw:path>
        <draw:path draw:style-name="gr5" draw:text-style-name="P5" draw:layer="layout" svg:width="0.139cm" svg:height="0.237cm" svg:x="6.713cm" svg:y="11.922cm" svg:viewBox="0 0 140 238" svg:d="M0 157c0-12 0-25 4-38s12-21 17-29c9-5 18-13 26-17 13-5 21-5 34-5 4 0 13 0 17 0s9 5 13 5v-73h29v238h-25v-34c-8 13-17 21-25 25-9 9-22 9-30 9-13 0-21 0-26-4-9-5-13-9-22-17-4-9-8-17-8-26-4-8-4-21-4-34zM30 153c0 21 4 38 9 47 4 8 12 17 25 17 8 0 17-4 21-13 9-4 17-17 26-30v-76c-4 0-9-4-13-4-8 0-13 0-17 0-17 0-30 4-38 12-9 13-13 26-13 47z">
          <text:p/>
        </draw:path>
        <draw:path draw:style-name="gr5" draw:text-style-name="P5" draw:layer="layout" svg:width="0.144cm" svg:height="0.081cm" svg:x="7.09cm" svg:y="12.027cm" svg:viewBox="0 0 145 82" svg:d="M145 23h-145v-23h145zM145 82h-145v-26h145z">
          <text:p/>
        </draw:path>
        <draw:path draw:style-name="gr5" draw:text-style-name="P5" draw:layer="layout" svg:width="0.148cm" svg:height="0.22cm" svg:x="7.459cm" svg:y="11.939cm" svg:viewBox="0 0 149 221" svg:d="M149 98c0 21 0 42-9 55-4 17-12 30-21 38-8 9-21 17-38 21-13 5-30 9-51 9h-18v-25h22c13 0 26-5 39-5 8-4 17-8 25-13 4-8 13-12 13-21 4-8 8-17 8-29v-5c-4 5-13 9-21 9-13 4-21 4-30 4-12 0-21 0-29-4-9-4-17-9-21-13-6-8-10-13-14-21-4-9-4-17-4-25 0-13 0-23 4-31 4-9 8-17 18-21 4-9 12-13 21-17 13-4 21-4 34-4 8 0 21 0 29 4 9 4 17 8 22 17 8 8 12 17 17 29 4 14 4 31 4 48zM73 21c-5 0-9 4-17 4-5 4-9 4-13 8-4 5-9 9-9 17-4 6-4 14-4 18 0 9 0 13 4 21 0 5 5 9 5 13 4 4 8 4 17 9 4 0 8 4 17 4 4 0 8-4 12-4 5 0 9 0 13 0 4-5 8-5 13-9 4 0 4 0 8-4 0-13 0-25-4-34 0-14-4-18-9-26-4-5-8-9-12-13-4 0-13-4-21-4z">
          <text:p/>
        </draw:path>
        <draw:path draw:style-name="gr5" draw:text-style-name="P5" draw:layer="layout" svg:width="0.055cm" svg:height="0.055cm" svg:x="7.692cm" svg:y="12.104cm" svg:viewBox="0 0 56 56" svg:d="M29 0c5 0 10 4 10 4 4 0 8 4 8 4 5 4 9 9 9 9 0 4 0 9 0 14 0 4 0 8 0 12 0 0-4 4-9 9 0 0-4 4-8 4 0 0-5 0-10 0-4 0-8 0-12 0 0 0-5-4-9-4 0-5-4-9-4-9 0-4-4-8-4-12 0-5 4-10 4-14 0 0 4-5 4-9 4 0 9-4 9-4 4 0 8-4 12-4z">
          <text:p/>
        </draw:path>
        <draw:path draw:style-name="gr5" draw:text-style-name="P5" draw:layer="layout" svg:width="0.148cm" svg:height="0.22cm" svg:x="7.836cm" svg:y="11.939cm" svg:viewBox="0 0 149 221" svg:d="M149 166c0 8-4 17-8 25-5 5-9 13-13 17-9 4-17 9-25 13-9 0-17 0-31 0-13 0-21 0-30 0-12-4-17-9-25-13-4-4-9-12-13-17-4-8-4-13-4-21 0-13 4-26 13-34 4-13 17-21 33-25-16-9-25-17-33-26-5-8-9-21-9-29 0-10 0-18 4-23 5-8 9-12 13-17 4-4 13-8 21-12 9-4 21-4 34-4 10 0 18 0 27 4 8 0 16 4 21 8 8 4 12 9 17 17 0 4 4 13 4 21 0 14-4 23-13 31-8 13-17 17-29 25 8 5 12 9 16 9 9 4 13 8 17 17 5 4 5 8 9 12 0 9 4 13 4 22zM115 50c0-8-4-17-12-21-5-4-17-4-31-4-13 0-21 0-30 4-4 4-8 13-8 21 0 6 0 10 4 14 0 4 4 9 4 13 4 0 9 4 13 8 8 0 13 4 21 9 14-5 22-13 27-17 8-9 12-17 12-27zM115 166c0-5 0-5 0-9s-4-8-8-13c-4-4-9-8-13-12s-14-9-22-13c-9 4-17 9-21 13-5 4-9 8-13 12 0 5-4 5-4 9-4 4-4 8-4 13 0 8 4 12 4 12 4 5 4 9 8 13 4 0 9 5 13 5s13 4 17 4c8 0 14-4 18-4s8-5 13-5c4-4 8-4 12-8 0-5 0-9 0-17z">
          <text:p/>
        </draw:path>
        <draw:path draw:style-name="gr5" draw:text-style-name="P5" draw:layer="layout" svg:width="0.127cm" svg:height="0.174cm" svg:x="5.229cm" svg:y="12.489cm" svg:viewBox="0 0 128 175" svg:d="M128 129c0 4 0 8 0 12-4 9-4 13-8 13-4 4-9 9-13 13-4 0-9 4-13 4-8 0-13 4-17 4s-13 0-17 0c-12 0-22 0-30 0-13 0-22-4-30-4v-30c8 5 21 9 30 9 8 0 22 0 30 0 13 0 21 0 30-4 8-5 8-9 8-17 0 0 0-5 0-9l-4-4c-4-4-8-4-13-8-8 0-17-5-25-9-8 0-13-4-22-4-4-5-13-9-17-13s-9-9-9-13c-4-4-4-13-4-18 0-4 0-12 0-17 4-4 9-8 13-17 4-4 13-8 21-8 10-4 22-9 35-9 4 0 13 5 21 5 9 0 17 0 26 4v25c-9-4-17-4-26-4-8-4-17-4-21-4-9 0-13 0-21 4-4 0-9 0-9 4-5 0-9 5-9 5 0 4 0 8 0 8 0 4 0 9 0 9 0 5 4 5 9 9 0 0 5 4 13 4 4 4 13 9 21 9 9 4 17 8 26 8 4 4 13 9 17 13s4 9 8 13c0 4 0 8 0 17z">
          <text:p/>
        </draw:path>
        <draw:path draw:style-name="gr5" draw:text-style-name="P5" draw:layer="layout" svg:width="0.131cm" svg:height="0.237cm" svg:x="5.416cm" svg:y="12.426cm" svg:viewBox="0 0 132 238" svg:d="M56 94h-52v-26h81v145h47v25h-132v-25h56zM64 0c4 0 8 0 8 0 5 4 5 4 9 8l4 4c0 6 4 10 4 10 0 4-4 8-4 8 0 5-4 9-4 9 0 4-4 4-9 4 0 4-4 4-8 4s-4 0-8-4c-5 0-5 0-9-4 0 0-4-4-4-9 0 0 0-4 0-8 0 0 0-4 0-10l4-4c4-4 4-4 9-8 4 0 4 0 8 0z">
          <text:p/>
        </draw:path>
        <draw:path draw:style-name="gr5" draw:text-style-name="P5" draw:layer="layout" svg:width="0.157cm" svg:height="0.242cm" svg:x="5.589cm" svg:y="12.489cm" svg:viewBox="0 0 158 243" svg:d="M133 30c0 4 4 9 4 13 4 4 4 8 4 17 0 8 0 17-4 21-4 8-9 17-13 21-8 5-13 9-22 13-9 0-17 4-25 4-9 0-13-4-22-4-4 0-8-4-12-4-5 0-5 4-9 8 0 0 0 4 0 9 0 4 0 8 4 8 5 4 13 4 17 9h43c9 0 18 0 26 4 9 0 13 4 17 8 4 0 9 5 13 14 4 4 4 8 4 17 0 8 0 13-4 21-4 4-9 13-17 17-4 4-13 9-26 13-9 4-22 4-34 4-17 0-26 0-39-4-8 0-16-4-21-9-4-4-8-8-12-12-5-5-5-13-5-17 0-9 0-17 5-22 4-8 8-12 17-17 0-5-5-5-5-9-4 0-4-4-8-4 0-4 0-4 0-9-4-4-4-4-4-8s4-13 8-17c0-8 4-13 9-17 0-4 0-9-5-9 0-4-4-4-4-8s0-4 0-9c-4-4-4-8-4-12 0-9 4-17 4-21 4-9 9-17 17-22 4-4 13-8 17-12 8 0 17-5 30-5 4 0 8 5 8 5 4 0 8 0 13 0h60v25zM30 196c0 9 4 13 13 17 8 5 21 9 34 9 8 0 16-4 25-4 5 0 9-5 14-9 4 0 8-4 8-8 0-5 4-5 4-9 0-8-4-13-8-17-9-4-18-4-27-4l-46-4c0 4-4 8-9 8 0 4-4 4-4 9l-4 4c0 4 0 8 0 8zM38 60c0 4 0 8 5 12 0 9 4 9 8 13 0 4 4 4 9 9 4 0 8 0 17 0 4 0 8 0 12 0 4-5 9-5 13-9 5-4 5-8 9-13 0-4 0-8 0-12 0-5 0-9 0-13-4-4-4-8-9-13-4-4-9-4-13-8-4 0-8 0-12 0-9 0-13 0-17 0-5 4-9 4-13 8 0 5-4 9-4 13-5 4-5 8-5 13z">
          <text:p/>
        </draw:path>
        <draw:path draw:style-name="gr5" draw:text-style-name="P5" draw:layer="layout" svg:width="0.055cm" svg:height="0.055cm" svg:x="5.827cm" svg:y="12.608cm" svg:viewBox="0 0 56 56" svg:d="M25 0c4 0 10 0 14 4 0 0 4 0 8 5 0 4 4 4 4 9 0 4 5 9 5 13s-5 4-5 8c0 5-4 9-4 9-4 4-8 4-8 8-4 0-10 0-14 0s-8 0-13 0c0-4-4-4-8-8 0 0-4-4-4-9 0-4 0-4 0-8s0-9 0-13c0-5 4-5 4-9 4-5 8-5 8-5 5-4 9-4 13-4z">
          <text:p/>
        </draw:path>
        <draw:polygon draw:style-name="gr5" draw:text-style-name="P5" draw:layer="layout" svg:width="0.136cm" svg:height="0.237cm" svg:x="5.975cm" svg:y="12.426cm" svg:viewBox="0 0 137 238" draw:points="56,26 8,26 8,0 86,0 86,213 137,213 137,238 0,238 0,213 56,213">
          <text:p/>
        </draw:polygon>
        <draw:path draw:style-name="gr5" draw:text-style-name="P5" draw:layer="layout" svg:width="0.148cm" svg:height="0.174cm" svg:x="6.153cm" svg:y="12.489cm" svg:viewBox="0 0 149 175" svg:d="M149 82c0 4 0 8 0 8 0 5 0 5 0 9h-119c0 17 4 30 17 38 8 9 21 17 38 17 4 0 13-4 17-4s8 0 12 0c5 0 9 0 13-4 4 0 9 0 14 0v21c-10 4-18 4-27 8-12 0-21 0-33 0-13 0-26 0-34-4-13-4-21-8-26-17-8-8-13-17-17-30-4-8-4-21-4-34 0-12 0-21 4-34 4-9 9-22 17-26 5-8 13-17 22-21 12-4 21-9 33-9 13 0 22 5 30 9s17 8 25 13c5 8 10 17 14 25 4 9 4 22 4 35zM119 78c0-9 0-17-5-22 0-5-4-13-8-17 0-5-8-9-13-9-4-4-12-4-17-4-8 0-12 0-17 4-8 0-12 4-16 9-5 4-5 12-9 17 0 5-4 13-4 22z">
          <text:p/>
        </draw:path>
        <draw:polygon draw:style-name="gr5" draw:text-style-name="P5" draw:layer="layout" svg:width="0.165cm" svg:height="0.169cm" svg:x="6.331cm" svg:y="12.494cm" svg:viewBox="0 0 166 170" draw:points="0,0 35,0 77,111 86,141 94,111 132,0 166,0 99,170 69,170">
          <text:p/>
        </draw:polygon>
        <draw:path draw:style-name="gr5" draw:text-style-name="P5" draw:layer="layout" svg:width="0.148cm" svg:height="0.174cm" svg:x="6.526cm" svg:y="12.489cm" svg:viewBox="0 0 149 175" svg:d="M149 82c0 4 0 8 0 8 0 5 0 5 0 9h-119c0 17 4 30 17 38 8 9 22 17 39 17 8 0 13-4 17-4s8 0 13 0c4 0 8 0 12-4 4 0 9 0 13 0v21c-9 4-17 4-25 8-13 0-22 0-34 0-13 0-27 0-35-4-13-4-22-8-26-17-8-8-13-17-17-30 0-8-4-21-4-34 0-12 4-21 4-34 4-9 9-22 17-26 4-8 13-17 26-21 8-4 18-9 30-9 13 0 22 5 30 9 9 4 17 8 25 13 5 8 9 17 13 25 4 9 4 22 4 35zM120 78c0-9 0-17 0-22-4-5-9-13-9-17-4-5-8-9-17-9-4-4-12-4-17-4-8 0-12 0-18 4-8 0-12 4-12 9-5 4-9 12-13 17 0 5-4 13-4 22z">
          <text:p/>
        </draw:path>
        <draw:polygon draw:style-name="gr5" draw:text-style-name="P5" draw:layer="layout" svg:width="0.136cm" svg:height="0.237cm" svg:x="6.721cm" svg:y="12.426cm" svg:viewBox="0 0 137 238" draw:points="55,26 8,26 8,0 85,0 85,213 137,213 137,238 0,238 0,213 55,213">
          <text:p/>
        </draw:polygon>
        <draw:path draw:style-name="gr5" draw:text-style-name="P5" draw:layer="layout" svg:width="0.144cm" svg:height="0.084cm" svg:x="7.09cm" svg:y="12.528cm" svg:viewBox="0 0 145 85" svg:d="M145 25h-145v-25h145zM145 85h-145v-25h145z">
          <text:p/>
        </draw:path>
        <draw:path draw:style-name="gr5" draw:text-style-name="P5" draw:layer="layout" svg:width="0.156cm" svg:height="0.22cm" svg:x="7.459cm" svg:y="12.443cm" svg:viewBox="0 0 157 221" svg:d="M157 110c0 17-4 30-4 47-4 12-8 25-17 34-8 8-17 18-25 22-10 8-22 8-35 8s-21 0-34-4c-9-4-17-14-25-22-5-9-9-21-13-34-4-17-4-34-4-51s0-34 4-47c0-12 8-25 13-34 8-8 16-16 25-21 13-8 21-8 38-8 9 0 21 0 31 4 8 4 17 13 25 21 4 9 13 21 13 34 4 13 8 30 8 51zM128 110c0-4 0-9 0-9 0-4 0-8 0-12l-95 68c0 4 5 12 5 17 4 4 8 8 12 12 0 5 5 5 9 9 4 0 13 0 17 0 8 0 17 0 21-4 4-5 14-9 18-17 4-5 4-17 8-26 5-13 5-25 5-38zM25 110c0 4 0 4 0 8 0 5 0 9 4 9l90-68c0-4-4-8-4-13-4-4-10-8-10-12-4-5-8-5-12-9-4 0-13-4-17-4-9 0-13 4-21 8-5 5-9 9-13 17-4 5-9 13-13 26 0 8-4 21-4 38z">
          <text:p/>
        </draw:path>
        <draw:path draw:style-name="gr5" draw:text-style-name="P5" draw:layer="layout" svg:width="0.055cm" svg:height="0.055cm" svg:x="7.692cm" svg:y="12.608cm" svg:viewBox="0 0 56 56" svg:d="M29 0c5 0 10 0 10 4 4 0 8 0 8 5 5 4 9 4 9 9 0 4 0 9 0 13s0 4 0 8c0 5-4 9-9 9 0 4-4 4-8 8 0 0-5 0-10 0-4 0-8 0-12 0 0-4-5-4-9-8 0 0-4-4-4-9 0-4-4-4-4-8s4-9 4-13c0-5 4-5 4-9 4-5 9-5 9-5 4-4 8-4 12-4z">
          <text:p/>
        </draw:path>
        <draw:path draw:style-name="gr5" draw:text-style-name="P5" draw:layer="layout" svg:width="0.157cm" svg:height="0.22cm" svg:x="7.831cm" svg:y="12.443cm" svg:viewBox="0 0 158 221" svg:d="M158 110c0 17 0 30-4 47-4 12-8 25-17 34-4 8-13 18-25 22-9 8-21 8-34 8s-21 0-35-4c-8-4-17-14-21-22-9-9-13-21-17-34-5-17-5-34-5-51s0-34 5-47c4-12 8-25 13-34 8-8 17-16 25-21 14-8 26-8 39-8 9 0 21 0 30 4 8 4 17 13 25 21 9 9 13 21 17 34 0 13 4 30 4 51zM129 110c0-4 0-9 0-9 0-4 0-8 0-12l-94 68c0 4 4 12 8 17 0 4 5 8 9 12 5 5 5 5 13 9 4 0 9 0 13 0 8 0 17 0 21-4 9-5 13-9 17-17 4-5 8-17 8-26 5-13 5-25 5-38zM30 110c0 4 0 4 0 8 0 5 0 9 0 9l90-68c0-4 0-8-4-13-4-4-4-8-8-12-5-5-9-5-13-9-4 0-9-4-17-4-4 0-13 4-21 8-5 5-10 9-14 17-4 5-8 13-13 26 0 8 0 21 0 38z">
          <text:p/>
        </draw:path>
        <draw:path draw:style-name="gr5" draw:text-style-name="P5" draw:layer="layout" svg:width="0.135cm" svg:height="0.22cm" svg:x="8.031cm" svg:y="12.443cm" svg:viewBox="0 0 136 221" svg:d="M136 148c0 13-4 21-8 30-4 8-13 17-21 21-9 10-17 14-26 18-12 4-25 4-38 4-4 0-4 0-8 0s-9 0-13 0-9 0-9 0c-4 0-8 0-13 0v-30c9 4 13 4 22 4s17 0 25 0c9 0 17 0 22 0 8-4 12-9 21-13 4-4 8-8 8-13 5-4 5-12 5-16 0-18-5-26-13-30-13-9-26-13-43-13h-42v-110h119v25h-89v64h17c12 0 21 0 29 0 13 4 22 8 26 12 8 5 17 9 21 17 4 9 8 17 8 30z">
          <text:p/>
        </draw:path>
        <draw:path draw:style-name="gr5" draw:text-style-name="P5" draw:layer="layout" svg:width="0.14cm" svg:height="0.242cm" svg:x="5.975cm" svg:y="13.019cm" svg:viewBox="0 0 141 243" svg:d="M141 85c0 17 0 30-4 39-5 13-13 22-17 30-9 9-17 13-26 17-12 4-21 4-35 4-4 0-8 0-17 0-4 0-8-4-16-4v72h-26v-238h26v29c8-12 16-21 25-25 13-4 22-9 35-9 8 0 17 5 25 9 4 4 13 8 17 17 4 8 9 17 9 25 4 9 4 21 4 34zM111 85c0-8 0-17 0-21 0-9-4-13-8-21 0-5-5-9-9-13-4 0-8-4-17-4-4 0-4 4-9 4-4 0-9 4-13 4-4 4-8 9-13 13-4 4-8 8-16 17v82c8 0 12 4 16 4 9 0 13 0 17 0 18 0 31-4 39-13 9-13 13-31 13-52z">
          <text:p/>
        </draw:path>
        <draw:path draw:style-name="gr5" draw:text-style-name="P5" draw:layer="layout" svg:width="0.157cm" svg:height="0.174cm" svg:x="6.149cm" svg:y="13.019cm" svg:viewBox="0 0 158 175" svg:d="M158 90c0 13 0 22-5 34-4 9-8 22-17 26-8 8-17 17-25 21s-21 4-34 4-21 0-29-4c-13-4-22-8-26-17-10-8-14-17-18-25-4-13-4-26-4-39 0-12 4-25 4-34 4-12 8-22 18-30 9-9 17-13 26-17 8-4 21-9 33-9 13 0 22 5 30 9 13 4 21 8 25 17 9 4 13 12 17 26 5 9 5 21 5 38zM128 90c0-12 0-21-4-29 0-5-5-13-9-17-4-6-8-10-17-14-4 0-12-4-17-4-12 0-17 4-25 4-4 4-8 8-13 18-4 4-8 13-8 17-4 8-4 17-4 25 0 9 0 17 4 26 0 8 4 17 8 21 5 4 9 9 17 13 4 0 13 0 21 0 9 0 13 0 22-4 4-5 8-9 12-13s9-13 9-21c4-5 4-13 4-22z">
          <text:p/>
        </draw:path>
        <draw:polygon draw:style-name="gr5" draw:text-style-name="P5" draw:layer="layout" svg:width="0.174cm" svg:height="0.169cm" svg:x="6.327cm" svg:y="13.024cm" svg:viewBox="0 0 175 170" draw:points="175,0 152,170 114,170 93,98 85,81 80,98 59,170 25,170 0,0 29,0 42,115 46,141 51,119 76,42 97,42 123,115 131,141 131,115 148,0">
          <text:p/>
        </draw:polygon>
        <draw:path draw:style-name="gr5" draw:text-style-name="P5" draw:layer="layout" svg:width="0.148cm" svg:height="0.174cm" svg:x="6.526cm" svg:y="13.019cm" svg:viewBox="0 0 149 175" svg:d="M149 82c0 4 0 8 0 8 0 5 0 5 0 9h-119c0 17 4 30 17 38 8 9 22 17 39 17 8 0 13-4 17-4s8 0 13 0c4 0 8 0 12-4 4 0 9 0 13 0v21c-9 4-17 4-25 8-13 0-22 0-34 0-13 0-27 0-35-4-13-4-22-8-26-17-8-8-13-17-17-30 0-8-4-21-4-34 0-12 4-21 4-34 4-8 9-22 17-26 4-8 13-17 26-21 8-4 18-9 30-9 13 0 22 5 30 9 9 4 17 8 25 13 5 8 9 16 13 26 4 8 4 21 4 34zM120 78c0-9 0-17 0-22-4-4-9-12-9-18-4-4-8-8-17-8-4-4-8-4-17-4-8 0-12 0-18 4-8 0-12 4-12 8-5 6-9 14-13 18 0 5 0 13-4 22z">
          <text:p/>
        </draw:path>
        <draw:path draw:style-name="gr5" draw:text-style-name="P5" draw:layer="layout" svg:width="0.136cm" svg:height="0.174cm" svg:x="6.729cm" svg:y="13.019cm" svg:viewBox="0 0 137 175" svg:d="M0 5h26v29c8-8 21-17 29-25 9-4 18-9 30-9 18 0 31 9 39 17 9 13 13 31 13 52h-29c0-13 0-25-5-31-8-8-12-12-22-12-4 0-8 4-13 4-4 0-8 4-13 4-4 4-8 10-12 14s-9 13-13 17v110h-30z">
          <text:p/>
        </draw:path>
        <draw:path draw:style-name="gr5" draw:text-style-name="P5" draw:layer="layout" svg:width="0.144cm" svg:height="0.085cm" svg:x="7.09cm" svg:y="13.057cm" svg:viewBox="0 0 145 86" svg:d="M145 27h-145v-27h145zM145 86h-145v-25h145z">
          <text:p/>
        </draw:path>
        <draw:path draw:style-name="gr5" draw:text-style-name="P5" draw:layer="layout" svg:width="0.156cm" svg:height="0.22cm" svg:x="7.459cm" svg:y="12.973cm" svg:viewBox="0 0 157 221" svg:d="M157 110c0 18-4 31-4 48-4 12-8 25-17 34-8 8-17 17-25 21-10 8-22 8-35 8s-21 0-34-4c-9-4-17-13-21-21-9-9-13-21-17-34-4-17-4-34-4-52 0-17 0-34 4-47 4-12 8-25 13-34 8-8 16-16 25-21 13-8 21-8 38-8 9 0 21 0 31 4 8 4 17 13 25 21 4 9 13 21 13 34 4 13 8 30 8 51zM128 110c0-4 0-9 0-9 0-4 0-8 0-12l-95 69c0 4 5 12 5 17 4 4 8 8 12 12 0 5 5 5 9 9 8 0 13 0 17 0 8 0 17 0 21-4 4-5 14-9 18-17 4-5 4-17 8-26 5-13 5-25 5-39zM25 110c0 4 0 4 0 9s4 9 4 9l90-69c0-4-4-8-4-13-4-4-10-8-10-12-4-5-8-5-12-9-4 0-13-4-17-4-9 0-13 4-21 8-5 5-9 9-13 17-4 5-9 13-13 26 0 8-4 21-4 38z">
          <text:p/>
        </draw:path>
        <draw:path draw:style-name="gr5" draw:text-style-name="P5" draw:layer="layout" svg:width="0.055cm" svg:height="0.055cm" svg:x="7.692cm" svg:y="13.138cm" svg:viewBox="0 0 56 56" svg:d="M29 0c5 0 10 0 10 4 4 0 8 0 13 4 0 5 4 5 4 9s0 8 0 13c0 4 0 4 0 9 0 4-4 8-4 8-5 5-9 5-13 9 0 0-5 0-10 0-4 0-8 0-12 0 0-4-5-4-9-9 0 0-4-4-4-8 0-5-4-5-4-9 0-5 4-9 4-13s4-4 4-9c4-4 9-4 9-4 4-4 8-4 12-4z">
          <text:p/>
        </draw:path>
        <draw:path draw:style-name="gr5" draw:text-style-name="P5" draw:layer="layout" svg:width="0.149cm" svg:height="0.22cm" svg:x="7.831cm" svg:y="12.973cm" svg:viewBox="0 0 150 221" svg:d="M150 97c0 22 0 39-4 56-9 13-13 26-26 39-8 8-21 17-35 21-17 4-34 8-50 8h-22v-25h22c12 0 25-4 38-4 8-5 18-9 26-13 9-9 13-13 17-21 4-9 4-17 4-30v-4c-4 4-12 4-21 8-8 4-22 4-31 4-12 0-21-4-29-4-9-4-17-8-21-13-5-9-9-13-13-22 0-8-5-17-5-25 0-13 5-21 5-30 4-8 13-17 17-21 8-8 17-13 25-17 9-4 17-4 30-4 8 0 22 0 31 4 8 4 16 9 21 17 8 8 12 17 17 30 4 12 4 29 4 46zM77 21c-9 0-13 0-21 4-5 0-9 4-13 9-4 4-4 8-8 12 0 9-5 13-5 22 0 8 5 12 5 16 0 9 4 13 8 17 0 0 4 5 13 9 4 0 8 0 17 0 4 0 8 0 12 0 6 0 10 0 14-4 4 0 9 0 13-5 4 0 8-4 8-4 0-13 0-25 0-38-4-8-8-17-8-21-4-4-13-9-17-13-4 0-14-4-18-4z">
          <text:p/>
        </draw:path>
        <draw:path draw:style-name="gr5" draw:text-style-name="P5" draw:layer="layout" svg:width="0.136cm" svg:height="0.174cm" svg:x="4.847cm" svg:y="13.524cm" svg:viewBox="0 0 137 175" svg:d="M112 170v-21c-9 9-17 17-26 21-13 0-22 5-31 5-8 0-16 0-25-5-8 0-13-4-17-8s-8-9-8-17c-5-4-5-13-5-17 0-17 9-30 17-42 13-9 34-13 56-13h39v-13c0-13-4-18-13-26-4-4-13-9-26-9s-22 0-30 5c-9 0-17 4-30 8v-25c4-5 9-5 13-5s8-4 17-4c4 0 8 0 12-4 9 0 13 0 18 0 9 0 22 0 30 4 5 4 13 4 17 9 9 4 13 12 13 17 4 8 4 17 4 25v115zM112 94h-39c-9 0-13 4-18 4-8 0-12 5-12 5-4 4-9 8-9 12-4 0-4 4-4 13 0 0 0 4 4 8 0 0 0 5 5 9 0 0 4 0 8 4 4 0 8 0 13 0 4 0 13 0 22-4s17-13 30-21z">
          <text:p/>
        </draw:path>
        <draw:polygon draw:style-name="gr5" draw:text-style-name="P5" draw:layer="layout" svg:width="0.132cm" svg:height="0.233cm" svg:x="5.042cm" svg:y="13.46cm" svg:viewBox="0 0 133 234" draw:points="56,26 6,26 6,0 82,0 82,213 133,213 133,234 0,234 0,213 56,213">
          <text:p/>
        </draw:polygon>
        <draw:path draw:style-name="gr5" draw:text-style-name="P5" draw:layer="layout" svg:width="0.152cm" svg:height="0.225cm" svg:x="5.208cm" svg:y="13.473cm" svg:viewBox="0 0 153 226" svg:d="M153 221c-8 0-12 0-21 5-4 0-13 0-21 0-21 0-34-5-47-17-8-9-17-22-17-43v-84h-47v-27h47v-47l30-8v55h76v27h-76v84c0 9 4 21 13 26 4 4 12 8 25 8 4 0 13 0 17 0 9 0 13-4 21-4z">
          <text:p/>
        </draw:path>
        <draw:path draw:style-name="gr5" draw:text-style-name="P5" draw:layer="layout" svg:width="0.148cm" svg:height="0.174cm" svg:x="5.407cm" svg:y="13.523cm" svg:viewBox="0 0 149 175" svg:d="M149 82c0 0 0 4 0 9 0 4-4 4-4 8h-115c0 17 4 30 12 38 9 9 26 13 43 13 4 0 8 0 12 0 5 0 13 0 17 0 5 0 9-4 13-4s9 0 9 0v21c-5 4-13 4-26 4-8 4-21 4-30 4-12 0-25 0-38-4-8-4-17-13-25-17-4-8-8-17-13-30-4-8-4-21-4-33 0-13 0-26 4-35 5-13 9-21 13-30 8-8 17-13 25-17 9-4 22-9 34-9 9 0 21 5 30 9 8 0 17 9 21 13 9 8 13 17 13 25 5 9 9 22 9 35zM114 78c5-9 0-17 0-22 0-9-4-13-8-17s-9-9-13-9c-8-4-13-4-21-4-4 0-13 0-17 4-4 0-8 5-13 9-4 4-8 8-8 17-4 5-4 13-4 22z">
          <text:p/>
        </draw:path>
        <draw:path draw:style-name="gr5" draw:text-style-name="P5" draw:layer="layout" svg:width="0.137cm" svg:height="0.169cm" svg:x="5.606cm" svg:y="13.524cm" svg:viewBox="0 0 138 170" svg:d="M0 4h26v30c12-13 21-21 29-26 13-4 21-8 31-8 17 0 30 8 38 17 13 13 17 30 13 51h-30c4-17 0-26-4-34-4-4-13-9-21-9-6 0-10 0-14 5 0 0-4 0-8 4-5 4-9 8-17 13-5 4-9 8-13 16v107h-30z">
          <text:p/>
        </draw:path>
        <draw:path draw:style-name="gr5" draw:text-style-name="P5" draw:layer="layout" svg:width="0.131cm" svg:height="0.169cm" svg:x="5.789cm" svg:y="13.524cm" svg:viewBox="0 0 132 170" svg:d="M0 4h25v26c4-5 8-9 13-13s9-9 13-9c5-4 9-4 17-4 5-4 9-4 13-4 17 0 30 4 38 17 9 8 13 25 13 46v107h-30v-107c0-12 0-21-4-29-9-4-13-9-25-9 0 0-5 0-9 0-4 5-8 5-8 9-5 0-9 4-13 8-5 5-10 13-18 17v111h-25z">
          <text:p/>
        </draw:path>
        <draw:path draw:style-name="gr5" draw:text-style-name="P5" draw:layer="layout" svg:width="0.135cm" svg:height="0.174cm" svg:x="5.971cm" svg:y="13.524cm" svg:viewBox="0 0 136 175" svg:d="M111 170v-21c-9 9-21 17-30 21-8 0-17 5-29 5-9 0-18 0-22-5-9 0-13-4-17-8-5-4-9-9-13-17 0-4 0-13 0-17 0-17 4-30 17-42 13-9 30-13 56-13h34v-13c0-13-5-18-9-26-8-4-17-9-29-9-9 0-17 0-26 5-13 0-22 4-30 8v-25c4-5 8-5 12-5 5 0 9-4 14-4 4 0 8 0 17-4 4 0 8 0 17 0 8 0 17 0 25 4 9 4 17 4 21 9 5 4 9 12 13 17 4 8 4 17 4 25v115zM107 94h-38c-5 0-13 4-17 4-5 0-9 5-13 5-5 4-5 8-9 12 0 0 0 4 0 13 0 0 0 4 0 8 0 0 4 5 4 9 5 0 5 0 9 4 4 0 9 0 13 0 8 0 17 0 25-4 9-4 17-13 26-21z">
          <text:p/>
        </draw:path>
        <draw:path draw:style-name="gr5" draw:text-style-name="P5" draw:layer="layout" svg:width="0.149cm" svg:height="0.225cm" svg:x="6.144cm" svg:y="13.473cm" svg:viewBox="0 0 150 226" svg:d="M150 221c-5 0-14 0-18 5-9 0-17 0-21 0-21 0-38-5-47-17-12-9-17-22-17-43v-84h-47v-27h47v-47l30-8v55h73v27h-73v84c0 9 0 21 8 26 5 4 17 8 30 8 4 0 8 0 17 0 4 0 13-4 18-4z">
          <text:p/>
        </draw:path>
        <draw:path draw:style-name="gr5" draw:text-style-name="P5" draw:layer="layout" svg:width="0.136cm" svg:height="0.237cm" svg:x="6.348cm" svg:y="13.46cm" svg:viewBox="0 0 137 238" svg:d="M55 93h-47v-25h78v145h51v25h-137v-25h55zM69 0c0 0 4 0 8 0 0 4 5 4 5 8 4 0 4 5 8 5 0 4 0 8 0 8 0 4 0 9 0 9-4 4-4 8-8 8 0 4-5 4-5 4-4 4-8 4-8 4-5 0-10 0-14-4 0 0-4 0-4-4-4 0-4-4-4-8-5 0-5-5-5-9 0 0 0-4 5-8 0 0 0-5 4-5 0-4 4-4 4-8 4 0 9 0 14 0z">
          <text:p/>
        </draw:path>
        <draw:polygon draw:style-name="gr5" draw:text-style-name="P5" draw:layer="layout" svg:width="0.165cm" svg:height="0.165cm" svg:x="6.518cm" svg:y="13.528cm" svg:viewBox="0 0 166 166" draw:points="0,0 33,0 76,111 84,137 93,111 131,0 166,0 97,166 67,166">
          <text:p/>
        </draw:polygon>
        <draw:path draw:style-name="gr5" draw:text-style-name="P5" draw:layer="layout" svg:width="0.148cm" svg:height="0.174cm" svg:x="6.713cm" svg:y="13.523cm" svg:viewBox="0 0 149 175" svg:d="M149 82c0 0 0 4 0 9 0 4 0 4 0 8h-119c0 17 9 30 17 38 9 9 21 13 43 13 4 0 8 0 12 0 5 0 9 0 13 0s9-4 13-4 8 0 12 0v21c-8 4-16 4-25 4-13 4-21 4-30 4-17 0-29 0-38-4-13-4-21-13-25-17-10-8-14-17-18-30 0-8-4-21-4-33 0-13 4-26 4-35 4-13 8-21 18-30 8-8 12-13 25-17 9-4 17-9 30-9s21 5 30 9c12 0 17 9 25 13 4 8 8 17 13 25 4 9 4 22 4 35zM119 78c0-9 0-17 0-22-4-9-4-13-8-17s-9-9-17-9c-4-4-9-4-17-4-9 0-13 0-17 4-4 0-13 5-13 9-4 4-8 8-13 17 0 5 0 13-4 22z">
          <text:p/>
        </draw:path>
        <draw:path draw:style-name="gr5" draw:text-style-name="P5" draw:layer="layout" svg:width="0.144cm" svg:height="0.084cm" svg:x="7.09cm" svg:y="13.562cm" svg:viewBox="0 0 145 85" svg:d="M145 26h-145v-26h145zM145 85h-145v-25h145z">
          <text:p/>
        </draw:path>
        <draw:path draw:style-name="gr5" draw:text-style-name="P5" draw:layer="layout" svg:width="0.149cm" svg:height="0.225cm" svg:x="7.454cm" svg:y="13.473cm" svg:viewBox="0 0 150 226" svg:d="M150 221c-9 0-13 0-22 5-4 0-12 0-21 0-21 0-34-5-46-17-9-9-13-22-13-43v-84h-48v-27h48v-47l25-8v55h77v27h-77v84c0 9 5 21 13 26 4 4 13 8 25 8 5 0 13 0 17 0 9 0 13-4 22-4z">
          <text:p/>
        </draw:path>
        <draw:polygon draw:style-name="gr5" draw:text-style-name="P5" draw:layer="layout" svg:width="0.173cm" svg:height="0.165cm" svg:x="7.637cm" svg:y="13.528cm" svg:viewBox="0 0 174 166" draw:points="174,0 149,166 115,166 90,99 85,81 81,99 55,166 21,166 0,0 25,0 42,115 42,141 50,115 77,43 98,43 123,115 128,137 132,115 145,0">
          <text:p/>
        </draw:polygon>
        <draw:path draw:style-name="gr5" draw:text-style-name="P5" draw:layer="layout" svg:width="0.157cm" svg:height="0.174cm" svg:x="7.831cm" svg:y="13.523cm" svg:viewBox="0 0 158 175" svg:d="M158 86c0 13-4 26-8 38 0 9-9 17-13 26-8 8-17 13-25 17-13 4-21 8-34 8s-21 0-35-4c-8-4-17-13-21-17-9-8-13-17-17-30-5-8-5-21-5-33 0-13 0-26 5-40 4-8 8-16 17-25 4-8 13-13 26-17 9-4 21-9 34-9 9 0 21 5 30 9 8 0 17 9 25 13 4 8 13 17 13 29 4 10 8 23 8 35zM129 91c0-13 0-22-5-30-4-10-4-14-8-18-4-8-13-8-17-13-4-4-13-4-21-4-9 0-13 0-21 4-5 5-14 9-18 13 0 8-4 13-9 22 0 9 0 17 0 26 0 8 0 17 5 25 0 8 4 13 8 21 4 4 9 9 18 9 4 4 13 4 17 4 8 0 17 0 25-4 5-5 9-9 13-13 4-9 8-13 8-21 5-9 5-13 5-21z">
          <text:p/>
        </draw:path>
        <draw:path draw:style-name="gr5" draw:text-style-name="P5" draw:layer="layout" svg:width="0.055cm" svg:height="0.055cm" svg:x="8.069cm" svg:y="13.642cm" svg:viewBox="0 0 56 56" svg:d="M25 0c5 0 9 0 13 0 0 4 4 4 10 9 0 0 4 4 4 8s4 10 4 10c0 4-4 8-4 12 0 5-4 5-4 9-6 4-10 4-10 4-4 4-8 4-13 4-4 0-8 0-8-4-4 0-9 0-13-4 0-4-4-4-4-9 0-4 0-8 0-12 0 0 0-6 0-10s4-8 4-8c4-5 9-5 13-9 0 0 4 0 8 0z">
          <text:p/>
        </draw:path>
        <draw:path draw:style-name="gr5" draw:text-style-name="P5" draw:layer="layout" svg:width="0.128cm" svg:height="0.174cm" svg:x="8.221cm" svg:y="13.523cm" svg:viewBox="0 0 129 175" svg:d="M129 129c0 4 0 8-5 12 0 5-4 9-8 13s-8 9-13 9c-4 4-9 4-13 8-5 0-13 0-17 4-5 0-9 0-17 0-9 0-22 0-30 0-9-4-17-4-26-8v-26c9 5 17 5 26 9 13 0 21 0 30 0 12 0 25 0 29-4 9-5 14-9 14-17 0-5 0-5-5-9 0 0 0-4-4-4-5-4-9-4-13-8-4-5-13-5-26-9-4 0-12-4-21-8-4 0-8-5-13-9-8-4-8-8-12-13-5-4-5-13-5-22 0-4 0-8 5-12 0-9 4-13 8-17 9-5 13-9 21-13 9 0 22-5 34-5 9 0 13 0 22 0 9 5 18 5 26 5v25c-8 0-17 0-26-4-9 0-13 0-22 0-8 0-12 0-17 0-4 4-8 4-12 4-5 5-5 5-9 9 0 4 0 4 0 8s0 4 0 9c4 0 4 5 9 9 4 0 8 4 12 4 5 5 13 5 22 9 12 4 21 4 26 8 9 5 13 9 17 13 4 0 8 4 8 13 5 4 5 8 5 17z">
          <text:p/>
        </draw:path>
        <draw:path draw:style-name="gr5" draw:text-style-name="P5" draw:layer="layout" svg:width="0.136cm" svg:height="0.237cm" svg:x="8.403cm" svg:y="13.46cm" svg:viewBox="0 0 137 238" svg:d="M57 93h-48v-25h77v145h51v25h-137v-25h57zM69 0c0 0 5 0 9 0 0 4 4 4 4 8 4 0 4 5 9 5 0 4 0 8 0 8 0 4 0 9 0 9-5 4-5 8-9 8 0 4-4 4-4 4-4 4-9 4-9 4-4 0-8 0-12-4 0 0-4 0-4-4-5 0-5-4-5-8-4 0-4-5-4-9 0 0 0-4 4-8 0 0 0-5 5-5 0-4 4-4 4-8 4 0 8 0 12 0z">
          <text:p/>
        </draw:path>
        <draw:path draw:style-name="gr5" draw:text-style-name="P5" draw:layer="layout" svg:width="0.14cm" svg:height="0.237cm" svg:x="8.582cm" svg:y="13.46cm" svg:viewBox="0 0 141 238" svg:d="M0 153c0-13 0-26 4-34 4-13 8-21 17-30 8-8 17-13 25-17 13-4 22-9 34-9 4 0 13 5 17 5 5 0 10 0 14 0v-68h30v234h-26v-30c-8 13-18 22-26 26-13 4-21 8-34 8-9 0-17-4-21-4-9-4-17-13-22-17-4-8-8-17-8-30-4-8-4-22-4-34zM29 153c0 22 5 34 9 47 4 9 13 13 25 13 9 0 13-4 21-9 9-8 18-17 27-29v-77c-4-5-9-5-14-5-8-4-13-4-17-4-17 0-29 4-38 17-8 8-13 25-13 47z">
          <text:p/>
        </draw:path>
        <draw:path draw:style-name="gr5" draw:text-style-name="P5" draw:layer="layout" svg:width="0.149cm" svg:height="0.174cm" svg:x="8.768cm" svg:y="13.523cm" svg:viewBox="0 0 150 175" svg:d="M150 82c0 0 0 4 0 9 0 4 0 4 0 8h-120c0 17 9 30 18 38 8 9 21 13 38 13 8 0 13 0 17 0s8 0 13 0c4 0 8-4 13-4 4 0 8 0 12 0v21c-8 4-17 4-25 4-13 4-22 4-34 4-13 0-26 0-34-4-14-4-22-13-27-17-8-8-12-17-16-30 0-8-5-21-5-33 0-13 5-26 5-35 4-13 8-21 16-30 5-8 13-13 27-17 8-4 17-9 30-9 12 0 21 5 29 9 13 0 17 9 26 13 4 8 8 17 13 25 4 9 4 22 4 35zM120 78c0-9 0-17 0-22-4-9-9-13-9-17-4-4-8-9-17-9-4-4-8-4-16-4-9 0-13 0-17 4-5 0-13 5-13 9-4 4-9 8-14 17 0 5 0 13-4 22z">
          <text:p/>
        </draw:path>
        <draw:path draw:style-name="gr5" draw:text-style-name="P5" draw:layer="layout" svg:width="0.14cm" svg:height="0.237cm" svg:x="8.955cm" svg:y="13.46cm" svg:viewBox="0 0 141 238" svg:d="M0 153c0-13 0-26 4-34 4-13 14-21 18-30 8-8 17-13 25-17 13-4 22-9 34-9 9 0 13 5 17 5s9 0 17 0v-68h26v234h-26v-30c-8 13-17 22-25 26-9 4-21 8-30 8-13 0-21-4-25-4-9-4-13-13-21-17-6-8-10-17-10-30-4-8-4-22-4-34zM30 153c0 22 5 34 9 47 4 9 13 13 25 13 9 0 17-4 22-9 8-8 16-17 29-29v-77c-8-5-13-5-17-5-8-4-12-4-17-4-17 0-29 4-38 17-8 8-13 25-13 47z">
          <text:p/>
        </draw:path>
        <draw:polygon draw:style-name="gr5" draw:text-style-name="P5" draw:layer="layout" svg:width="0.149cm" svg:height="0.216cm" svg:x="4.097cm" svg:y="14.486cm" svg:viewBox="0 0 150 217" draw:points="150,217 110,217 47,80 30,38 30,145 30,217 0,217 0,0 38,0 98,128 119,179 119,59 119,0 150,0">
          <text:p/>
        </draw:polygon>
        <draw:path draw:style-name="gr5" draw:text-style-name="P5" draw:layer="layout" svg:width="0.166cm" svg:height="0.221cm" svg:x="4.275cm" svg:y="14.481cm" svg:viewBox="0 0 167 222" svg:d="M167 111c0 17 0 34-5 52-4 12-12 25-21 33-4 9-17 17-25 22-9 4-22 4-35 4s-26 0-34-4c-13-9-21-13-25-22-9-12-13-21-18-38-4-13-4-30-4-47s0-34 4-47c5-17 13-25 22-38 8-9 17-13 25-21 13-5 21-5 34-5 14 0 26 0 39 9 9 4 17 13 26 21 4 9 12 21 12 34 5 13 5 30 5 47zM137 111c0-13 0-21 0-34-4-9-9-21-13-26-4-8-8-17-17-21-4-4-13-4-22-4-13 0-17 4-25 8-9 5-13 9-17 17-4 9-9 17-9 26-4 13-4 21-4 34s0 25 4 34c0 13 5 22 9 30 4 9 8 13 17 17 4 4 12 4 25 4 9 0 18 0 22-4 9-4 13-12 17-21 4-4 9-13 13-26 0-9 0-21 0-34z">
          <text:p/>
        </draw:path>
        <draw:polygon draw:style-name="gr5" draw:text-style-name="P5" draw:layer="layout" svg:width="0.157cm" svg:height="0.216cm" svg:x="4.466cm" svg:y="14.486cm" svg:viewBox="0 0 158 217" draw:points="158,25 93,25 93,217 64,217 64,25 0,25 0,0 158,0">
          <text:p/>
        </draw:polygon>
        <draw:polygon draw:style-name="gr5" draw:text-style-name="P5" draw:layer="layout" svg:width="0.123cm" svg:height="0.216cm" svg:x="4.674cm" svg:y="14.486cm" svg:viewBox="0 0 124 217" draw:points="124,217 0,217 0,0 124,0 124,21 30,21 30,89 119,89 119,115 30,115 30,191 124,191">
          <text:p/>
        </draw:polygon>
        <draw:path draw:style-name="gr5" draw:text-style-name="P5" draw:layer="layout" svg:width="0.051cm" svg:height="0.169cm" svg:x="4.894cm" svg:y="14.533cm" svg:viewBox="0 0 52 170" svg:d="M26 0c5 0 5 0 9 0 4 4 9 4 9 8 4 0 4 4 4 4 4 5 4 9 4 13s0 4-4 9c0 4 0 4-4 8 0 4-5 4-9 4-4 5-4 5-9 5s-9 0-9-5c-4 0-9 0-9-4-4-4-4-4-8-8 0-5 0-5 0-9s0-8 0-13c4 0 4-4 8-4 0-4 5-4 9-8 0 0 4 0 9 0zM26 119c5 0 5 5 9 5s9 4 9 4c4 4 4 4 4 8 4 4 4 9 4 9 0 4 0 8-4 12 0 0 0 5-4 9 0 0-5 4-9 4s-4 0-9 0-9 0-9 0c-4 0-9-4-9-4-4-4-4-4-8-9 0-4 0-8 0-12 0 0 0-5 0-9 4-4 4-4 8-8 0 0 5-4 9-4 0 0 4-5 9-5z">
          <text:p/>
        </draw:path>
        <draw:path draw:style-name="gr5" draw:text-style-name="P5" draw:layer="layout" svg:width="0.135cm" svg:height="0.169cm" svg:x="5.225cm" svg:y="14.533cm" svg:viewBox="0 0 136 170" svg:d="M0 0h25l4 29c5-8 9-12 13-17 4-4 9-4 13-8 4 0 8-4 12-4 5 0 9 0 17 0 17 0 31 4 40 12 8 13 12 26 12 47v111h-30v-107c0-12-5-25-9-29-4-9-13-9-21-9-4 0-4 0-9 0-4 0-8 4-12 4-4 5-9 9-13 13s-8 9-13 17v111h-29z">
          <text:p/>
        </draw:path>
        <draw:path draw:style-name="gr5" draw:text-style-name="P5" draw:layer="layout" svg:width="0.131cm" svg:height="0.237cm" svg:x="5.602cm" svg:y="14.465cm" svg:viewBox="0 0 132 238" svg:d="M55 93h-51v-26h81v145h47v26h-132v-26h55zM64 0c4 0 8 0 8 0 4 4 8 4 8 8 5 0 5 4 5 4 0 4 4 9 4 9 0 4-4 8-4 8 0 4 0 9-5 9 0 4-4 4-8 4 0 4-4 4-8 4-5 0-5 0-9-4-4 0-4 0-8-4 0 0 0-5-5-9 0 0 0-4 0-8 0 0 0-5 0-9 5 0 5-4 5-4 4-4 4-4 8-8 4 0 4 0 9 0z">
          <text:p/>
        </draw:path>
        <draw:path draw:style-name="gr5" draw:text-style-name="P5" draw:layer="layout" svg:width="0.131cm" svg:height="0.17cm" svg:x="5.789cm" svg:y="14.532cm" svg:viewBox="0 0 132 171" svg:d="M132 124c0 5-4 13-4 17-5 4-5 9-9 13s-8 4-13 8c-4 0-8 5-12 5-5 4-13 4-17 4s-9 0-17 0c-9 0-22 0-31 0-8 0-17-4-29-4v-26c12 0 21 4 29 4 14 5 22 5 31 5 13 0 25-5 29-9 9-4 13-8 13-12 0-5-4-9-4-9 0-4 0-4-4-8-5 0-9-5-13-9-8 0-13-4-25-4-9-4-13-9-23-9-4-5-8-9-16-13-5 0-9-9-9-13-4-4-4-8-4-17 0-4 0-8 4-17 0-4 4-8 9-13 4-4 12-8 21-12 9-5 22-5 35-5 8 0 12 0 21 0 8 0 17 0 25 5v25c-8-4-17-4-25-4-9 0-17-4-21-4-9 0-13 4-17 4-5 0-9 0-13 4-5 0-5 4-10 4 0 5 0 9 0 9 0 4 0 8 0 8 5 5 5 5 10 9 4 4 8 4 13 8 4 0 12 4 21 4 8 5 17 9 25 13 9 0 13 5 17 10 4 4 9 8 9 12 0 5 4 13 4 17z">
          <text:p/>
        </draw:path>
        <draw:path draw:style-name="gr5" draw:text-style-name="P5" draw:layer="layout" svg:width="0.136cm" svg:height="0.169cm" svg:x="6.161cm" svg:y="14.533cm" svg:viewBox="0 0 137 170" svg:d="M0 0h26l4 29c4-8 8-12 13-17 4-4 8-4 12-8 5 0 9-4 13-4s13 0 17 0c17 0 30 4 39 12 9 13 13 26 13 47v111h-31v-107c0-12 0-25-8-29-4-9-9-9-21-9 0 0-5 0-9 0s-8 4-13 4c0 5-4 9-8 13s-13 9-17 17v111h-30z">
          <text:p/>
        </draw:path>
        <draw:path draw:style-name="gr5" draw:text-style-name="P5" draw:layer="layout" svg:width="0.131cm" svg:height="0.17cm" svg:x="6.348cm" svg:y="14.532cm" svg:viewBox="0 0 132 171" svg:d="M132 171h-25v-30c-4 9-8 13-13 17-4 4-8 4-12 9-5 4-13 4-17 4-5 0-9 0-13 0-17 0-30-4-38-13-10-8-14-25-14-46v-112h31v112c0 25 8 38 25 38 4 0 9 0 13-5 4 0 4 0 8-4 5-4 9-4 13-12 4-5 9-9 17-13v-116h25z">
          <text:p/>
        </draw:path>
        <draw:path draw:style-name="gr5" draw:text-style-name="P5" draw:layer="layout" svg:width="0.157cm" svg:height="0.17cm" svg:x="6.522cm" svg:y="14.532cm" svg:viewBox="0 0 158 171" svg:d="M132 171v-120c0-8 0-12 0-12 0-5 0-9-4-9 0-4 0-4 0-4-4 0-4-4-8-4l-5 4-4 4c-5 4-5 9-9 13-5 4-5 13-9 17v111h-25v-120c0-4-5-8-5-12 0-5 0-9 0-9 0-4 0-4-4-4 0 0 0-4-4-4l-4 4c-5 0-5 4-9 4 0 4-4 9-4 13-4 4-9 13-13 17v111h-25v-171h21l4 34c0-8 4-12 9-17 0-4 4-8 8-8 0-4 4-9 9-9 4 0 4 0 8 0 9 0 17 0 21 9 5 4 9 13 9 25 0-4 4-8 8-12 0-5 5-9 9-13 0-4 5-4 9-9 5 0 9 0 13 0 21 0 30 17 30 47v124z">
          <text:p/>
        </draw:path>
        <draw:path draw:style-name="gr5" draw:text-style-name="P5" draw:layer="layout" svg:width="0.144cm" svg:height="0.237cm" svg:x="6.721cm" svg:y="14.465cm" svg:viewBox="0 0 145 238" svg:d="M145 149c0 17-4 30-8 38-5 13-9 21-17 30-5 4-14 12-27 17-8 4-21 4-34 4-8 0-17 0-29 0-9-4-22-9-30-13v-225h30v67l-5 30c9-13 22-21 30-25 8-5 17-5 30-5 8 0 17 0 25 5 10 4 14 8 18 17 4 8 9 17 13 26 0 13 4 21 4 34zM115 153c0-8-5-17-5-25 0-9-4-13-4-18-4-9-8-13-13-13-4-4-8-4-12-4-5 0-9 0-13 0-5 0-9 4-13 4-4 4-8 9-13 13-4 5-8 9-12 18v80c4 4 8 4 17 4 4 5 12 5 16 5 5 0 13-5 18-5 8-4 12-4 17-12 4-4 8-9 12-17 0-9 5-17 5-30z">
          <text:p/>
        </draw:path>
        <draw:path draw:style-name="gr5" draw:text-style-name="P5" draw:layer="layout" svg:width="0.148cm" svg:height="0.17cm" svg:x="6.899cm" svg:y="14.532cm" svg:viewBox="0 0 149 171" svg:d="M149 77c0 4 0 8 0 8 0 5 0 10 0 10h-119c0 17 8 29 17 42 8 8 21 13 42 13 4 0 8 0 13 0 4 0 8-5 13-5 4 0 8 0 12 0 6 0 10-4 14-4v26c-8 0-18 4-26 4-9 0-22 0-30 0-17 0-30 0-38-4-13-5-22-9-26-17-8-9-12-17-17-26 0-12-4-25-4-39 0-13 4-21 9-34 0-8 8-17 12-25 9-9 13-17 26-21 8-5 17-5 29-5 13 0 21 0 34 5 9 4 13 8 23 17 4 4 8 12 12 21 4 13 4 21 4 34zM119 72c0-8 0-12 0-21-4-4-4-8-9-12-4-9-8-9-17-13-4-4-8-4-17-4-8 0-12 0-17 4-4 4-8 4-12 8-5 9-9 13-9 17-4 9-4 13-8 21z">
          <text:p/>
        </draw:path>
        <draw:path draw:style-name="gr5" draw:text-style-name="P5" draw:layer="layout" svg:width="0.135cm" svg:height="0.169cm" svg:x="7.103cm" svg:y="14.533cm" svg:viewBox="0 0 136 170" svg:d="M0 0h25v33c8-12 21-21 30-25 8-8 21-8 29-8 17 0 30 4 40 16 8 9 12 26 12 47h-31c0-13 0-21-4-30-4-8-13-8-21-8-4 0-9 0-13 0s-8 4-12 8c-5 0-9 5-13 9-4 8-9 13-13 17v111h-29z">
          <text:p/>
        </draw:path>
        <draw:path draw:style-name="gr5" draw:text-style-name="P5" draw:layer="layout" svg:width="0.132cm" svg:height="0.237cm" svg:x="7.471cm" svg:y="14.465cm" svg:viewBox="0 0 133 238" svg:d="M55 93h-50v-26h81v145h47v26h-133v-26h55zM65 0c4 0 8 0 8 0 5 4 5 4 9 8l4 4c0 4 0 9 0 9 0 4 0 8 0 8 0 4-4 9-4 9-4 4-4 4-9 4 0 4-4 4-8 4-5 0-5 0-10-4-4 0-4 0-8-4 0 0-4-5-4-9 0 0 0-4 0-8 0 0 0-5 0-9l4-4c4-4 4-4 8-8 5 0 5 0 10 0z">
          <text:p/>
        </draw:path>
        <draw:path draw:style-name="gr5" draw:text-style-name="P5" draw:layer="layout" svg:width="0.135cm" svg:height="0.169cm" svg:x="7.654cm" svg:y="14.533cm" svg:viewBox="0 0 136 170" svg:d="M0 0h25l4 29c4-8 9-12 13-17 4-4 8-4 13-8 4 0 8-4 12-4 5 0 13 0 17 0 17 0 31 4 39 12 9 13 13 26 13 47v111h-31v-107c0-12 0-25-8-29-4-9-8-9-21-9 0 0-4 0-9 0-4 0-8 4-12 4 0 5-5 9-9 13s-13 9-17 17v111h-29z">
          <text:p/>
        </draw:path>
        <draw:polygon draw:style-name="gr5" draw:text-style-name="P5" draw:layer="layout" svg:width="0.131cm" svg:height="0.144cm" svg:x="8.031cm" svg:y="14.465cm" svg:viewBox="0 0 132 145" draw:points="132,98 119,119 73,85 77,145 56,145 56,85 8,119 0,98 52,73 0,47 8,26 60,60 56,0 77,0 73,60 119,26 132,47 81,73">
          <text:p/>
        </draw:polygon>
        <draw:path draw:style-name="gr5" draw:text-style-name="P5" draw:layer="layout" svg:width="0.148cm" svg:height="0.17cm" svg:x="8.209cm" svg:y="14.532cm" svg:viewBox="0 0 149 171" svg:d="M149 77c0 4 0 8 0 8 0 5 0 10 0 10h-119c0 17 5 29 13 42 13 8 26 13 43 13 4 0 8 0 17 0 4 0 8-5 12-5 5 0 9 0 13 0s8-4 13-4v26c-9 0-17 4-30 4-8 0-17 0-30 0-12 0-25 0-34-4-12-5-21-9-25-17-9-9-13-17-18-26-4-12-4-25-4-39 0-13 0-21 4-34 5-8 9-17 18-25 4-9 13-17 21-21 9-5 21-5 34-5s21 0 30 5c8 4 17 8 21 17 8 4 13 12 17 21 0 13 4 21 4 34zM120 72c0-8 0-12-5-21 0-4-4-8-8-12-4-9-9-9-13-13s-13-4-17-4c-8 0-13 0-21 4-4 4-9 4-13 8-4 9-4 13-8 17 0 9-5 13-5 21z">
          <text:p/>
        </draw:path>
        <draw:path draw:style-name="gr5" draw:text-style-name="P5" draw:layer="layout" svg:width="0.136cm" svg:height="0.17cm" svg:x="8.399cm" svg:y="14.532cm" svg:viewBox="0 0 137 171" svg:d="M112 171v-26c-9 13-17 17-30 22-8 4-17 4-30 4-8 0-18 0-22 0-8-4-13-9-17-13s-8-8-13-13c0-8 0-12 0-21 0-17 5-29 17-39 13-8 31-13 57-13h34v-16c0-9 0-17-9-22-4-8-17-8-30-8-8 0-17 0-25 0-10 4-22 4-31 8v-25c4 0 9 0 13-4 4 0 8 0 14 0 4-5 12-5 17-5 4 0 8 0 17 0 8 0 17 0 25 5 9 0 17 4 21 8 5 4 9 9 13 17 4 9 4 13 4 26v115zM108 95h-34c-9 0-17 0-22 0-4 4-8 4-12 8-6 0-6 4-10 9 0 4 0 8 0 12 0 5 0 5 0 9s4 4 4 8c6 4 10 4 10 4 4 5 8 5 13 5 8 0 17-5 25-9 9-4 17-8 26-17z">
          <text:p/>
        </draw:path>
        <draw:path draw:style-name="gr5" draw:text-style-name="P5" draw:layer="layout" svg:width="0.128cm" svg:height="0.17cm" svg:x="8.59cm" svg:y="14.532cm" svg:viewBox="0 0 129 171" svg:d="M129 162c-5 5-13 5-23 9-8 0-17 0-25 0-26 0-47-4-60-21-17-13-21-34-21-65 0-13 0-21 4-34 5-8 13-21 17-25 9-9 17-17 30-21 9-5 21-5 34-5 9 0 17 0 21 0 10 5 18 5 23 9v25c-5-4-13-4-23-8-8 0-12 0-21 0s-17 0-21 4c-9 0-13 4-17 13-4 4-9 8-13 17-4 8-4 17-4 25 0 22 4 39 13 48 12 8 25 12 42 12 9 0 17 0 21 0 10-4 18-4 23-8z">
          <text:p/>
        </draw:path>
        <draw:path draw:style-name="gr5" draw:text-style-name="P5" draw:layer="layout" svg:width="0.136cm" svg:height="0.237cm" svg:x="8.777cm" svg:y="14.465cm" svg:viewBox="0 0 137 238" svg:d="M137 238h-30v-106c0-13-5-26-9-31-4-8-13-8-21-8-4 0-8 0-8 0-6 0-10 4-14 4-4 4-9 9-13 13-4 5-8 9-13 18v110h-29v-238h29v67 30c5-8 9-13 13-17 4 0 9-4 13-8 4 0 8-5 14-5 4 0 8 0 12 0 17 0 30 5 39 13 8 13 17 26 17 48z">
          <text:p/>
        </draw:path>
        <draw:polygon draw:style-name="gr5" draw:text-style-name="P5" draw:layer="layout" svg:width="0.132cm" svg:height="0.144cm" svg:x="8.963cm" svg:y="14.465cm" svg:viewBox="0 0 133 145" draw:points="133,98 124,119 78,85 82,145 56,145 61,85 14,119 0,98 52,73 0,47 14,26 61,60 56,0 82,0 78,60 124,26 133,47 82,73">
          <text:p/>
        </draw:polygon>
        <draw:path draw:style-name="gr5" draw:text-style-name="P5" draw:layer="layout" svg:width="0.157cm" svg:height="0.238cm" svg:x="9.328cm" svg:y="14.532cm" svg:viewBox="0 0 158 239" svg:d="M128 26c4 4 8 8 8 13 5 4 5 13 5 18 0 8-5 16-5 25-4 4-8 13-12 17-9 4-14 8-22 13-9 0-17 4-30 4-4 0-13 0-17-4-9 0-13 0-17-5 0 5-4 5-4 9s0 4 0 8c0 5 0 9 4 13 4 0 8 4 17 4h42c9 0 18 0 27 4 4 0 12 5 17 9 4 4 8 8 12 13 0 4 5 12 5 17 0 8-5 16-5 21-4 8-8 13-17 17-8 4-17 8-25 13-9 4-22 4-39 4-13 0-26 0-34-4-8 0-17-5-21-9-9-4-13-8-13-13-4-4-4-8-4-17 0-8 0-17 4-21s9-13 17-17c-4 0-4-4-8-4 0-4-5-4-5-9 0 0 0-4-4-8v-4c0-9 4-17 4-21 5-9 9-13 13-17 0-5-4-5-4-9-4 0-4-4-4-8 0 0-5-5-5-9s0-8 0-12c0-9 0-14 5-23 4-8 8-12 12-17 9-8 13-12 21-12 9-5 17-5 26-5 4 0 8 0 13 0 4 0 8 0 12 0h61v26zM30 192c0 8 4 17 12 17 9 4 17 9 34 9 9 0 17 0 21-5 9 0 14-4 18-4 4-4 4-9 9-13 0 0 0-4 0-8 0-9 0-13-9-17-4 0-13-4-26-4h-43c-4 0-4 4-8 4-4 4-4 4-4 8-4 5-4 5-4 9zM38 57c0 8 0 12 4 16 0 5 4 9 4 9 5 4 9 8 13 8s9 5 13 5c8 0 13-5 17-5s8-4 13-8c0-4 4-9 4-13 5-4 5-8 5-12 0-5 0-9-5-14 0-4-4-9-4-13-5-4-9-4-13-8-4 0-9 0-17 0-4 0-9 0-13 4-4 0-8 4-13 4-4 4-4 9-8 13 0 5 0 9 0 14z">
          <text:p/>
        </draw:path>
        <draw:path draw:style-name="gr5" draw:text-style-name="P5" draw:layer="layout" svg:width="0.136cm" svg:height="0.169cm" svg:x="9.531cm" svg:y="14.533cm" svg:viewBox="0 0 137 170" svg:d="M0 0h26v33c12-12 21-21 29-25 9-8 22-8 30-8 17 0 30 4 39 16 9 9 13 26 13 47h-31c0-13 0-21-4-30-4-8-13-8-21-8-4 0-9 0-13 0s-8 4-13 8c-4 0-8 5-12 9-5 8-9 13-13 17v111h-30z">
          <text:p/>
        </draw:path>
        <draw:path draw:style-name="gr5" draw:text-style-name="P5" draw:layer="layout" svg:width="0.157cm" svg:height="0.17cm" svg:x="9.701cm" svg:y="14.532cm" svg:viewBox="0 0 158 171" svg:d="M158 85c0 14-5 27-9 35-4 13-8 21-13 30-8 8-16 12-25 17-13 4-21 4-34 4s-25 0-35-4c-8-5-17-9-25-17-5-5-9-17-13-26-4-12-4-21-4-39 0-13 0-25 4-34 4-12 8-21 17-29 4-5 13-13 26-17 9-5 22-5 34-5 9 0 22 0 30 5 9 4 17 8 25 17 5 8 13 17 13 25 4 13 9 25 9 38zM128 85c0-8-4-17-4-25-4-9-4-17-9-21-4-5-12-9-17-13-8 0-12 0-21 0-8 0-17 0-21 4-9 4-14 9-18 13s-4 13-8 21c0 4 0 13 0 21 0 14 0 22 0 27 4 8 8 17 12 21 5 4 10 8 14 12 8 0 13 5 21 5 9 0 17-5 21-5 9-4 13-8 17-16 5-5 9-13 9-17 0-9 4-17 4-27z">
          <text:p/>
        </draw:path>
        <draw:path draw:style-name="gr5" draw:text-style-name="P5" draw:layer="layout" svg:width="0.135cm" svg:height="0.17cm" svg:x="9.896cm" svg:y="14.532cm" svg:viewBox="0 0 136 171" svg:d="M136 171h-25v-30c-4 9-13 13-17 17s-8 4-13 9c-4 4-8 4-12 4-5 0-9 0-13 0-17 0-31-4-39-13-13-8-17-25-17-46v-112h30v112c0 25 13 38 30 38 4 0 9 0 13-5 0 0 4 0 8-4 5-4 9-4 13-12 4-5 9-9 13-13v-116h29z">
          <text:p/>
        </draw:path>
        <draw:path draw:style-name="gr5" draw:text-style-name="P5" draw:layer="layout" svg:width="0.14cm" svg:height="0.238cm" svg:x="10.086cm" svg:y="14.532cm" svg:viewBox="0 0 141 239" svg:d="M141 82c0 17 0 30-4 42-4 9-13 17-18 26-8 8-17 12-25 17-13 4-21 4-34 4-4 0-13 0-17 0s-9 0-17-4v72h-26v-239h26v30c8-13 17-21 25-25 13-5 22-5 34-5 9 0 17 0 22 5 8 4 17 8 21 17 5 8 9 17 9 26 4 13 4 21 4 34zM111 86c0-8 0-17 0-25-4-9-4-13-9-18 0-9-4-13-8-13-4-4-9-4-17-4-4 0-9 0-9 0-4 0-8 4-12 4-5 4-9 9-13 13-4 5-9 9-17 18v80c8 4 13 4 17 4 8 5 13 5 17 5 17 0 30-9 38-17 9-13 13-26 13-47z">
          <text:p/>
        </draw:path>
        <draw:polygon draw:style-name="gr3" draw:text-style-name="P3" draw:layer="layout" svg:width="0.034cm" svg:height="0.275cm" svg:x="4.017cm" svg:y="15.46cm" svg:viewBox="0 0 35 276" draw:points="0,0 35,0 35,276 0,276">
          <text:p/>
        </draw:polygon>
        <draw:path draw:style-name="gr3" draw:text-style-name="P3" draw:layer="layout" svg:width="0.119cm" svg:height="0.292cm" svg:x="4.093cm" svg:y="15.444cm" svg:viewBox="0 0 120 293" svg:d="M120 29c-5-4-13-4-22-4-22 0-30 13-30 42v30h43v26h-43v170h-34v-170h-34v-26h34v-34c0-21 8-34 17-46 13-13 30-17 47-17 9 0 17 0 22 0z">
          <text:p/>
        </draw:path>
        <draw:path draw:style-name="gr3" draw:text-style-name="P3" draw:layer="layout" svg:width="0.271cm" svg:height="0.195cm" svg:x="4.318cm" svg:y="15.541cm" svg:viewBox="0 0 272 196" svg:d="M272 0l-59 196h-30l-44-141c0-8 0-13-4-21 0 8 0 13-4 21l-42 141h-30l-59-196h34l38 145c0 5 4 13 4 17 0-4 0-8 4-17l43-145h29l44 145c0 5 0 13 0 17h4c0-4 0-8 0-17l42-145z">
          <text:p/>
        </draw:path>
        <draw:path draw:style-name="gr3" draw:text-style-name="P3" draw:layer="layout" svg:width="0.17cm" svg:height="0.203cm" svg:x="4.61cm" svg:y="15.537cm" svg:viewBox="0 0 171 204" svg:d="M171 106h-137c0 25 5 38 18 51 13 12 25 17 47 17 21 0 42-5 59-21v29c-17 13-38 22-68 22-25 0-47-13-64-30s-26-43-26-72c0-30 9-56 26-77 17-17 39-25 64-25 26 0 47 8 60 21 16 17 21 43 21 72zM141 81c0-17-4-30-13-43-8-8-21-13-38-13-13 0-25 5-38 17-9 9-13 22-18 39z">
          <text:p/>
        </draw:path>
        <draw:path draw:style-name="gr3" draw:text-style-name="P3" draw:layer="layout" svg:width="0.271cm" svg:height="0.195cm" svg:x="4.907cm" svg:y="15.541cm" svg:viewBox="0 0 272 196" svg:d="M272 0l-59 196h-30l-42-141c0-8 0-13 0-21h-5c0 8 0 13 0 21l-47 141h-30l-59-196h34l38 145c4 5 4 13 4 17 0-4 4-8 4-17l48-145h25l43 145c0 5 0 13 0 17h4c0-4 0-8 4-17l39-145z">
          <text:p/>
        </draw:path>
        <draw:path draw:style-name="gr3" draw:text-style-name="P3" draw:layer="layout" svg:width="0.153cm" svg:height="0.203cm" svg:x="5.199cm" svg:y="15.537cm" svg:viewBox="0 0 154 204" svg:d="M154 200h-30v-35c-13 26-34 39-59 39-22 0-35-9-48-18-8-8-17-25-17-42 0-34 22-55 65-63l59-9c0-30-13-47-38-47s-48 9-64 21v-29c16-13 39-17 64-17 47 0 68 21 68 72zM124 98l-46 8c-13 0-26 4-35 8-5 9-9 17-9 30 0 9 4 17 9 21 9 9 18 9 30 9 13 0 26-5 38-13 9-13 13-25 13-42z">
          <text:p/>
        </draw:path>
        <draw:path draw:style-name="gr3" draw:text-style-name="P3" draw:layer="layout" svg:width="0.161cm" svg:height="0.199cm" svg:x="5.411cm" svg:y="15.537cm" svg:viewBox="0 0 162 200" svg:d="M162 200h-30v-114c0-40-17-61-47-61-13 0-25 5-38 17-9 13-13 26-13 44v114h-34v-196h34v30c13-21 34-34 64-34 21 0 38 4 47 17 13 17 17 34 17 59z">
          <text:p/>
        </draw:path>
        <draw:path draw:style-name="gr3" draw:text-style-name="P3" draw:layer="layout" svg:width="0.11cm" svg:height="0.254cm" svg:x="5.611cm" svg:y="15.482cm" svg:viewBox="0 0 111 255" svg:d="M111 251c-5 4-17 4-26 4-35 0-56-17-56-55v-115h-29v-26h29v-46l35-13v59h47v26h-47v111c0 13 0 21 4 25 4 9 13 9 26 9 4 0 12 0 17-5z">
          <text:p/>
        </draw:path>
        <draw:path draw:style-name="gr3" draw:text-style-name="P3" draw:layer="layout" svg:width="0.17cm" svg:height="0.203cm" svg:x="5.75cm" svg:y="15.537cm" svg:viewBox="0 0 171 204" svg:d="M171 106h-137c0 25 5 38 17 51 9 12 26 17 48 17 21 0 38-5 59-21v29c-17 13-42 22-68 22-30 0-51-13-64-30-17-17-26-43-26-72 0-30 9-56 26-77 17-17 38-25 64-25s47 8 60 21c12 17 21 43 21 72zM137 81c0-17-4-30-13-43-8-8-17-13-34-13-13 0-26 5-39 17-8 9-17 22-17 39z">
          <text:p/>
        </draw:path>
        <draw:path draw:style-name="gr3" draw:text-style-name="P3" draw:layer="layout" svg:width="0.178cm" svg:height="0.292cm" svg:x="5.954cm" svg:y="15.448cm" svg:viewBox="0 0 179 293" svg:d="M179 289h-30v-34c-17 26-38 38-68 38-25 0-42-8-59-29-14-17-22-38-22-68 0-35 8-61 26-82 13-17 38-25 64-25 25 0 46 8 59 30v-119h30zM149 200v-30c0-17-4-30-17-39-8-12-21-17-38-17-21 0-34 5-46 21-9 13-17 35-17 57 0 25 8 42 17 55 12 12 25 17 42 17s29-5 42-17c13-13 17-30 17-47z">
          <text:p/>
        </draw:path>
        <draw:path draw:style-name="gr3" draw:text-style-name="P3" draw:layer="layout" svg:width="0.111cm" svg:height="0.254cm" svg:x="6.28cm" svg:y="15.482cm" svg:viewBox="0 0 112 255" svg:d="M112 251c-5 4-17 4-26 4-34 0-56-17-56-55v-115h-30v-26h30v-46l35-13v59h47v26h-47v111c0 13 0 21 4 25 4 9 13 9 26 9 4 0 12 0 17-5z">
          <text:p/>
        </draw:path>
        <draw:path draw:style-name="gr3" draw:text-style-name="P3" draw:layer="layout" svg:width="0.191cm" svg:height="0.203cm" svg:x="6.42cm" svg:y="15.537cm" svg:viewBox="0 0 192 204" svg:d="M93 204c-25 0-51-13-67-30-17-17-26-43-26-72 0-34 9-60 26-77 21-17 42-25 72-25 29 0 56 8 68 25 17 17 26 43 26 73 0 33-9 59-26 76s-43 30-73 30zM98 25c-22 0-39 5-47 21-13 13-17 30-17 56 0 21 4 42 17 55 13 12 25 17 47 17 21 0 33-5 47-17 9-13 17-34 17-55 0-26-8-43-17-60-14-12-26-17-47-17z">
          <text:p/>
        </draw:path>
        <draw:path draw:style-name="gr3" draw:text-style-name="P3" draw:layer="layout" svg:width="0.178cm" svg:height="0.292cm" svg:x="6.768cm" svg:y="15.448cm" svg:viewBox="0 0 179 293" svg:d="M29 259v30h-29v-289h29v127c17-25 39-38 69-38 26 0 47 8 59 25 13 17 22 39 22 69 0 34-9 60-22 81-16 17-38 29-67 29-27 0-44-12-61-34zM29 179v30c0 17 9 29 17 38 9 12 26 17 38 17 23 0 35-5 48-21 9-13 17-34 17-60 0-22-8-39-17-52-8-12-21-17-42-17-18 0-31 5-44 17-8 13-17 30-17 48z">
          <text:p/>
        </draw:path>
        <draw:path draw:style-name="gr3" draw:text-style-name="P3" draw:layer="layout" svg:width="0.169cm" svg:height="0.203cm" svg:x="6.984cm" svg:y="15.537cm" svg:viewBox="0 0 170 204" svg:d="M170 106h-139c0 25 8 38 17 51 12 12 29 17 46 17 21 0 42-5 59-21v29c-17 13-38 22-63 22-30 0-51-13-69-30-13-17-21-43-21-72 0-30 8-56 25-77 18-17 39-25 65-25 25 0 42 8 59 21 13 17 21 43 21 72zM136 81c0-17-4-30-12-43-9-8-21-13-34-13-17 0-30 5-38 17-13 9-17 22-21 39z">
          <text:p/>
        </draw:path>
        <draw:path draw:style-name="gr3" draw:text-style-name="P3" draw:layer="layout" svg:width="0.157cm" svg:height="0.203cm" svg:x="7.289cm" svg:y="15.537cm" svg:viewBox="0 0 158 204" svg:d="M158 200h-34v-35c-14 26-35 39-60 39-22 0-34-9-47-18-8-8-17-25-17-42 0-34 21-55 68-63l56-9c0-30-14-47-39-47-26 0-47 9-64 21v-29c17-13 43-17 64-17 47 0 73 21 73 72zM124 98l-48 8c-12 0-25 4-29 8-9 9-13 17-13 30 0 9 4 17 8 21 9 9 17 9 30 9s25-5 38-13c9-13 14-25 14-42z">
          <text:p/>
        </draw:path>
        <draw:path draw:style-name="gr3" draw:text-style-name="P3" draw:layer="layout" svg:width="0.182cm" svg:height="0.292cm" svg:x="7.501cm" svg:y="15.448cm" svg:viewBox="0 0 183 293" svg:d="M34 259v30h-34v-289h34v127c17-25 39-38 69-38 25 0 42 8 59 25 13 17 21 39 21 69 0 34-8 60-25 81-17 17-39 29-64 29s-47-12-60-34zM34 179v30c0 17 4 29 13 38 13 12 26 17 43 17s34-5 42-21c13-13 17-34 17-60 0-22-4-39-12-52-13-12-26-17-43-17s-34 5-43 17c-13 13-17 30-17 48z">
          <text:p/>
        </draw:path>
        <draw:polygon draw:style-name="gr3" draw:text-style-name="P3" draw:layer="layout" svg:width="0.033cm" svg:height="0.288cm" svg:x="7.73cm" svg:y="15.447cm" svg:viewBox="0 0 34 289" draw:points="0,0 34,0 34,289 0,289">
          <text:p/>
        </draw:polygon>
        <draw:path draw:style-name="gr3" draw:text-style-name="P3" draw:layer="layout" svg:width="0.17cm" svg:height="0.203cm" svg:x="7.81cm" svg:y="15.537cm" svg:viewBox="0 0 171 204" svg:d="M171 106h-137c0 25 5 38 18 51 13 12 26 17 47 17s42-5 59-21v29c-17 13-38 22-68 22-25 0-47-13-64-30s-26-43-26-72c0-30 9-56 26-77 17-17 43-25 69-25 25 0 42 8 55 21 17 17 21 43 21 72zM141 81c0-17-4-30-12-43-9-8-22-13-39-13-12 0-25 5-33 17-14 9-18 22-23 39z">
          <text:p/>
        </draw:path>
        <draw:path draw:style-name="gr3" draw:text-style-name="P3" draw:layer="layout" svg:width="0.115cm" svg:height="0.254cm" svg:x="8.111cm" svg:y="15.482cm" svg:viewBox="0 0 116 255" svg:d="M116 251c-9 4-17 4-30 4-34 0-52-17-52-55v-115h-34v-26h34v-46l31-13v59h51v26h-51v111c0 13 4 21 8 25 5 9 13 9 21 9 9 0 13 0 22-5z">
          <text:p/>
        </draw:path>
        <draw:path draw:style-name="gr3" draw:text-style-name="P3" draw:layer="layout" svg:width="0.195cm" svg:height="0.203cm" svg:x="8.251cm" svg:y="15.537cm" svg:viewBox="0 0 196 204" svg:d="M98 204c-30 0-51-13-68-30-21-17-30-43-30-72 0-34 13-60 30-77s42-25 72-25 51 8 68 25 26 43 26 73c0 33-14 59-31 76s-38 30-67 30zM98 25c-17 0-34 5-47 21-13 13-17 30-17 56 0 21 4 42 17 55 13 12 30 17 47 17 21 0 38-5 46-17 13-13 17-34 17-55 0-26-4-43-17-60-8-12-25-17-46-17z">
          <text:p/>
        </draw:path>
        <draw:path draw:style-name="gr3" draw:text-style-name="P3" draw:layer="layout" svg:width="0.178cm" svg:height="0.292cm" svg:x="8.586cm" svg:y="15.448cm" svg:viewBox="0 0 179 293" svg:d="M179 289h-30v-34c-12 26-38 38-68 38-25 0-43-8-60-29-13-17-21-38-21-68 0-35 8-61 25-82 17-17 40-25 65-25 30 0 47 8 59 30v-119h30zM149 200v-30c0-17-4-30-16-39-9-12-22-17-39-17s-34 5-42 21c-14 13-18 35-18 57 0 25 4 42 14 55 12 12 25 17 42 17s34-5 43-17c12-13 16-30 16-47z">
          <text:p/>
        </draw:path>
        <draw:path draw:style-name="gr3" draw:text-style-name="P3" draw:layer="layout" svg:width="0.169cm" svg:height="0.203cm" svg:x="8.815cm" svg:y="15.537cm" svg:viewBox="0 0 170 204" svg:d="M170 106h-136c0 25 4 38 17 51 13 12 26 17 48 17 21 0 42-5 59-21v29c-17 13-38 22-68 22-26 0-52-13-65-30-17-17-25-43-25-72 0-30 8-56 25-77 17-17 39-25 65-25 25 0 47 8 59 21 13 17 21 43 21 72zM141 81c0-17-4-30-13-43-8-8-21-13-38-13-13 0-26 5-39 17-9 9-17 22-17 39z">
          <text:p/>
        </draw:path>
        <draw:path draw:style-name="gr3" draw:text-style-name="P3" draw:layer="layout" svg:width="0.11cm" svg:height="0.254cm" svg:x="9.01cm" svg:y="15.482cm" svg:viewBox="0 0 111 255" svg:d="M111 251c-4 4-17 4-25 4-35 0-52-17-52-55v-115h-34v-26h34v-46l29-13v59h48v26h-48v111c0 13 0 21 10 25 4 9 8 9 21 9 9 0 13 0 17-5z">
          <text:p/>
        </draw:path>
        <draw:path draw:style-name="gr3" draw:text-style-name="P3" draw:layer="layout" svg:width="0.169cm" svg:height="0.203cm" svg:x="9.15cm" svg:y="15.537cm" svg:viewBox="0 0 170 204" svg:d="M170 106h-136c0 25 4 38 17 51 8 12 26 17 47 17 22 0 39-5 60-21v29c-17 13-43 22-68 22-31 0-52-13-64-30-17-17-26-43-26-72 0-30 9-56 26-77 16-17 39-25 64-25s47 8 59 21c13 17 21 43 21 72zM137 81c0-17-5-30-13-43-9-8-17-13-34-13-13 0-25 5-39 17-9 9-17 22-17 39z">
          <text:p/>
        </draw:path>
        <draw:path draw:style-name="gr3" draw:text-style-name="P3" draw:layer="layout" svg:width="0.148cm" svg:height="0.203cm" svg:x="9.353cm" svg:y="15.537cm" svg:viewBox="0 0 149 204" svg:d="M145 186c-12 14-29 18-51 18-29 0-51-13-68-30s-26-43-26-68c0-34 9-60 30-81 18-17 43-25 73-25 17 0 30 0 46 8v30c-16-8-33-13-46-13-21 0-38 5-51 21-14 13-18 35-18 56s4 42 18 55c13 12 26 17 47 17 17 0 34-5 46-17z">
          <text:p/>
        </draw:path>
        <draw:path draw:style-name="gr3" draw:text-style-name="P3" draw:layer="layout" svg:width="0.114cm" svg:height="0.254cm" svg:x="9.523cm" svg:y="15.482cm" svg:viewBox="0 0 115 255" svg:d="M115 251c-9 4-18 4-30 4-34 0-51-17-51-55v-115h-34v-26h34v-46l29-13v59h52v26h-52v111c0 13 5 21 9 25 4 9 13 9 21 9 9 0 13 0 22-5z">
          <text:p/>
        </draw:path>
        <draw:path draw:style-name="gr3" draw:text-style-name="P3" draw:layer="layout" svg:width="0.152cm" svg:height="0.203cm" svg:x="9.769cm" svg:y="15.537cm" svg:viewBox="0 0 153 204" svg:d="M153 200h-30v-35c-12 26-33 39-59 39-21 0-35-9-47-18-9-8-17-25-17-42 0-34 21-55 64-63l59-9c0-30-12-47-38-47-25 0-46 9-64 21v-29c18-13 39-17 64-17 47 0 68 21 68 72zM123 98l-46 8c-13 0-25 4-34 8-4 9-9 17-9 30 0 9 5 17 9 21 9 9 17 9 30 9 12 0 25-5 38-13 8-13 12-25 12-42z">
          <text:p/>
        </draw:path>
        <draw:path draw:style-name="gr3" draw:text-style-name="P3" draw:layer="layout" svg:width="0.165cm" svg:height="0.28cm" svg:x="10.078cm" svg:y="15.456cm" svg:viewBox="0 0 166 281" svg:d="M128 78c0-9-4-17-4-22-4-4-8-12-13-16-4-5-8-5-17-9-4 0-12-5-17-5-9 0-13 5-22 5-4 0-8 4-17 9-4 0-8 4-13 8-4 4-12 8-17 13v-35c9-9 22-13 30-17 13-4 26-9 44-9 8 0 21 5 29 5 9 4 17 8 26 17 4 4 12 13 17 22 4 8 4 21 4 34 0 8 0 17-4 25 0 9-5 17-13 25-4 9-8 18-17 22-8 8-17 17-25 25-13 9-26 17-35 21-9 9-13 13-17 17-9 9-9 13-13 17 0 9-4 13-4 21h136v30h-166v-17c0-8 0-21 4-29 0-9 4-17 13-26 4-8 13-17 21-25 9-4 21-13 35-26 13-8 21-12 26-21 8-4 12-13 17-17 4-8 4-13 8-21 0-4 4-13 4-21z">
          <text:p/>
        </draw:path>
        <draw:path draw:style-name="gr3" draw:text-style-name="P3" draw:layer="layout" svg:width="0.161cm" svg:height="0.199cm" svg:x="10.4cm" svg:y="15.541cm" svg:viewBox="0 0 162 200" svg:d="M162 196h-29v-34h-5c-12 26-29 38-60 38-47 0-68-29-68-84v-116h30v111c0 43 17 60 46 60 18 0 31-5 40-17 8-9 17-26 17-43v-111h29z">
          <text:p/>
        </draw:path>
        <draw:path draw:style-name="gr3" draw:text-style-name="P3" draw:layer="layout" svg:width="0.161cm" svg:height="0.199cm" svg:x="10.625cm" svg:y="15.537cm" svg:viewBox="0 0 162 200" svg:d="M162 200h-34v-114c0-40-13-61-42-61-18 0-31 5-40 17-12 13-16 26-16 44v114h-30v-196h30v30c16-21 38-34 64-34 21 0 38 4 51 17 9 17 17 34 17 59z">
          <text:p/>
        </draw:path>
        <draw:path draw:style-name="gr3" draw:text-style-name="P3" draw:layer="layout" svg:width="0.038cm" svg:height="0.284cm" svg:x="10.841cm" svg:y="15.452cm" svg:viewBox="0 0 39 285" svg:d="M18 38c-4 0-8 0-14-4-4-4-4-8-4-17 0-4 0-8 4-13 6-4 10-4 14-4 8 0 13 0 17 4 4 5 4 9 4 13 0 9 0 13-4 17s-9 4-17 4zM35 285h-31v-196h31z">
          <text:p/>
        </draw:path>
        <draw:path draw:style-name="gr3" draw:text-style-name="P3" draw:layer="layout" svg:width="0.115cm" svg:height="0.254cm" svg:x="10.913cm" svg:y="15.482cm" svg:viewBox="0 0 116 255" svg:d="M116 251c-9 4-17 4-31 4-34 0-51-17-51-55v-115h-34v-26h34v-46l30-13v59h52v26h-52v111c0 13 4 21 8 25 4 9 13 9 22 9s17 0 22-5z">
          <text:p/>
        </draw:path>
        <draw:path draw:style-name="gr3" draw:text-style-name="P3" draw:layer="layout" svg:width="0.178cm" svg:height="0.292cm" svg:x="11.163cm" svg:y="15.448cm" svg:viewBox="0 0 179 293" svg:d="M179 289h-30v-34c-17 26-39 38-68 38-26 0-47-8-60-29-12-17-21-38-21-68 0-35 9-61 25-82 13-17 35-25 64-25 26 0 47 8 60 30v-119h30zM149 200v-30c0-17-8-30-17-39-9-12-26-17-39-17-21 0-33 5-46 21-9 13-17 35-17 57 0 25 8 42 17 55 8 12 25 17 42 17s30-5 43-17c9-13 17-30 17-47z">
          <text:p/>
        </draw:path>
        <draw:path draw:style-name="gr3" draw:text-style-name="P3" draw:layer="layout" svg:width="0.038cm" svg:height="0.284cm" svg:x="11.401cm" svg:y="15.452cm" svg:viewBox="0 0 39 285" svg:d="M22 38c-10 0-14 0-18-4s-4-8-4-17c0-4 0-8 4-13 4-4 8-4 18-4 4 0 8 0 13 4 4 5 4 9 4 13 0 9 0 13-4 17-5 4-9 4-13 4zM35 285h-31v-196h31z">
          <text:p/>
        </draw:path>
        <draw:path draw:style-name="gr3" draw:text-style-name="P3" draw:layer="layout" svg:width="0.118cm" svg:height="0.292cm" svg:x="11.477cm" svg:y="15.444cm" svg:viewBox="0 0 119 293" svg:d="M119 29c-8-4-12-4-21-4-21 0-34 13-34 42v30h47v26h-47v170h-29v-170h-35v-26h35v-34c0-21 4-34 17-46 12-13 25-17 42-17 13 0 17 0 25 0z">
          <text:p/>
        </draw:path>
        <draw:path draw:style-name="gr3" draw:text-style-name="P3" draw:layer="layout" svg:width="0.114cm" svg:height="0.292cm" svg:x="11.6cm" svg:y="15.444cm" svg:viewBox="0 0 115 293" svg:d="M115 29c-4-4-13-4-17-4-26 0-35 13-35 42v30h48v26h-48v170h-29v-170h-34v-26h34v-34c0-21 4-34 17-46 8-13 25-17 43-17 8 0 17 0 21 0z">
          <text:p/>
        </draw:path>
        <draw:path draw:style-name="gr3" draw:text-style-name="P3" draw:layer="layout" svg:width="0.169cm" svg:height="0.203cm" svg:x="11.727cm" svg:y="15.537cm" svg:viewBox="0 0 170 204" svg:d="M170 106h-135c0 25 4 38 17 51 12 12 25 17 47 17 21 0 42-5 59-21v29c-17 13-38 22-68 22-26 0-47-13-64-30-18-17-26-43-26-72 0-30 8-56 26-77 17-17 38-25 64-25 25 0 47 8 59 21 17 17 21 43 21 72zM141 81c0-17-4-30-13-43-8-8-21-13-38-13-13 0-26 5-38 17-9 9-13 22-17 39z">
          <text:p/>
        </draw:path>
        <draw:path draw:style-name="gr3" draw:text-style-name="P3" draw:layer="layout" svg:width="0.102cm" svg:height="0.199cm" svg:x="11.943cm" svg:y="15.537cm" svg:viewBox="0 0 103 200" svg:d="M103 34c-4-4-13-4-22-4-12 0-25 4-33 16-9 13-13 30-13 53v101h-35v-196h35v38c4-12 8-25 21-29 9-9 17-13 30-13 8 0 13 0 17 4z">
          <text:p/>
        </draw:path>
        <draw:path draw:style-name="gr3" draw:text-style-name="P3" draw:layer="layout" svg:width="0.169cm" svg:height="0.203cm" svg:x="12.066cm" svg:y="15.537cm" svg:viewBox="0 0 170 204" svg:d="M170 106h-135c0 25 4 38 17 51 8 12 25 17 46 17 22 0 39-5 60-21v29c-17 13-43 22-68 22-30 0-51-13-64-30-17-17-26-43-26-72 0-30 9-56 26-77 17-17 39-25 64-25s47 8 59 21c13 17 21 43 21 72zM137 81c0-17-5-30-13-43-9-8-17-13-34-13-13 0-25 5-38 17-9 9-17 22-17 39z">
          <text:p/>
        </draw:path>
        <draw:path draw:style-name="gr3" draw:text-style-name="P3" draw:layer="layout" svg:width="0.161cm" svg:height="0.199cm" svg:x="12.282cm" svg:y="15.537cm" svg:viewBox="0 0 162 200" svg:d="M162 200h-30v-114c0-40-17-61-47-61-17 0-30 5-38 17-9 13-17 26-17 44v114h-30v-196h30v30h4c13-21 34-34 64-34 22 0 34 4 47 17 13 17 17 34 17 59z">
          <text:p/>
        </draw:path>
        <draw:path draw:style-name="gr3" draw:text-style-name="P3" draw:layer="layout" svg:width="0.144cm" svg:height="0.203cm" svg:x="12.49cm" svg:y="15.537cm" svg:viewBox="0 0 145 204" svg:d="M145 186c-13 14-34 18-51 18-30 0-51-13-68-30-18-17-26-43-26-68 0-34 8-60 26-81 22-17 43-25 77-25 16 0 29 0 42 8v30c-13-8-30-13-47-13s-34 5-46 21c-13 13-21 35-21 56s8 42 21 55c8 12 25 17 46 17 17 0 34-5 47-17z">
          <text:p/>
        </draw:path>
        <draw:path draw:style-name="gr3" draw:text-style-name="P3" draw:layer="layout" svg:width="0.169cm" svg:height="0.203cm" svg:x="12.668cm" svg:y="15.537cm" svg:viewBox="0 0 170 204" svg:d="M170 106h-136c0 25 4 38 17 51 12 12 25 17 47 17s43-5 60-21v29c-17 13-38 22-69 22-26 0-51-13-64-30-17-17-25-43-25-72 0-30 8-56 25-77 17-17 38-25 64-25s47 8 60 21c13 17 21 43 21 72zM141 81c0-17-5-30-13-43-8-8-21-13-39-13-13 0-26 5-38 17-9 9-17 22-17 39z">
          <text:p/>
        </draw:path>
        <draw:polygon draw:style-name="gr3" draw:text-style-name="P3" draw:layer="layout" svg:width="0.051cm" svg:height="0.093cm" svg:x="12.863cm" svg:y="15.69cm" svg:viewBox="0 0 52 94" draw:points="52,0 22,94 0,94 22,0">
          <text:p/>
        </draw:polygon>
        <draw:path draw:style-name="gr3" draw:text-style-name="P3" draw:layer="layout" svg:width="0.272cm" svg:height="0.195cm" svg:x="13.049cm" svg:y="15.541cm" svg:viewBox="0 0 273 196" svg:d="M273 0l-60 196h-29l-43-141c0-8 0-13-4-21 0 8 0 13-4 21l-44 141h-29l-60-196h34l39 145c0 5 0 13 4 17 0-4 0-8 4-17l43-145h30l42 145c0 5 0 13 0 17h5c0-4 0-8 0-17l42-145z">
          <text:p/>
        </draw:path>
        <draw:path draw:style-name="gr3" draw:text-style-name="P3" draw:layer="layout" svg:width="0.17cm" svg:height="0.203cm" svg:x="13.342cm" svg:y="15.537cm" svg:viewBox="0 0 171 204" svg:d="M171 106h-137c0 25 4 38 17 51 12 12 25 17 48 17 21 0 42-5 59-21v29c-17 13-38 22-69 22-26 0-47-13-64-30s-25-43-25-72c0-30 8-56 25-77 17-17 38-25 64-25s48 8 60 21c17 17 22 43 22 72zM141 81c0-17-4-30-13-43-8-8-21-13-39-13-13 0-26 5-38 17-9 9-13 22-17 39z">
          <text:p/>
        </draw:path>
        <draw:path draw:style-name="gr3" draw:text-style-name="P3" draw:layer="layout" svg:width="0.272cm" svg:height="0.195cm" svg:x="13.638cm" svg:y="15.541cm" svg:viewBox="0 0 273 196" svg:d="M273 0l-60 196h-29l-43-141c0-8 0-13 0-21h-4c0 8 0 13 0 21l-47 141h-29l-61-196h34l39 145c5 5 5 13 5 17 0-4 4-8 4-17l47-145h25l42 145c0 5 0 13 0 17h4c0-4 0-8 5-17l38-145z">
          <text:p/>
        </draw:path>
        <draw:path draw:style-name="gr3" draw:text-style-name="P3" draw:layer="layout" svg:width="0.195cm" svg:height="0.203cm" svg:x="13.931cm" svg:y="15.537cm" svg:viewBox="0 0 196 204" svg:d="M98 204c-30 0-51-13-68-30s-30-43-30-72c0-34 13-60 30-77s42-25 72-25c29 0 52 8 68 25 17 17 26 43 26 73 0 33-9 59-30 76-17 17-39 30-68 30zM98 25c-17 0-34 5-47 21-13 13-17 30-17 56 0 21 4 42 17 55 13 12 30 17 47 17 21 0 39-5 47-17 13-13 17-34 17-55 0-26-4-43-17-60-8-12-26-17-47-17z">
          <text:p/>
        </draw:path>
        <draw:path draw:style-name="gr3" draw:text-style-name="P3" draw:layer="layout" svg:width="0.162cm" svg:height="0.199cm" svg:x="14.168cm" svg:y="15.541cm" svg:viewBox="0 0 163 200" svg:d="M163 196h-30v-34c-13 26-34 38-61 38-46 0-72-29-72-84v-116h34v111c0 43 13 60 48 60 13 0 25-5 34-17 12-9 17-26 17-43v-111h30z">
          <text:p/>
        </draw:path>
        <draw:polygon draw:style-name="gr3" draw:text-style-name="P3" draw:layer="layout" svg:width="0.034cm" svg:height="0.288cm" svg:x="14.393cm" svg:y="15.447cm" svg:viewBox="0 0 35 289" draw:points="0,0 35,0 35,289 0,289">
          <text:p/>
        </draw:polygon>
        <draw:path draw:style-name="gr3" draw:text-style-name="P3" draw:layer="layout" svg:width="0.178cm" svg:height="0.292cm" svg:x="14.474cm" svg:y="15.448cm" svg:viewBox="0 0 179 293" svg:d="M179 289h-30v-34c-13 26-38 38-68 38-25 0-42-8-60-29-13-17-21-38-21-68 0-35 8-61 25-82 18-17 39-25 65-25 25 0 46 8 59 30v-119h30zM149 200v-30c0-17-4-30-17-39-8-12-21-17-38-17s-34 5-43 21c-12 13-18 35-18 57 0 25 6 42 14 55 13 12 26 17 43 17s34-5 42-17c13-13 17-30 17-47z">
          <text:p/>
        </draw:path>
        <draw:path draw:style-name="gr3" draw:text-style-name="P3" draw:layer="layout" svg:width="0.161cm" svg:height="0.199cm" svg:x="14.821cm" svg:y="15.537cm" svg:viewBox="0 0 162 200" svg:d="M162 200h-30v-114c0-40-12-61-46-61-13 0-27 5-39 17-9 13-13 26-13 44v114h-34v-196h34v30c13-21 34-34 65-34 21 0 38 4 46 17 13 17 17 34 17 59z">
          <text:p/>
        </draw:path>
        <draw:path draw:style-name="gr3" draw:text-style-name="P3" draw:layer="layout" svg:width="0.169cm" svg:height="0.203cm" svg:x="15.029cm" svg:y="15.537cm" svg:viewBox="0 0 170 204" svg:d="M170 106h-136c0 25 4 38 17 51 8 12 25 17 47 17 21 0 43-5 60-21v29c-17 13-39 22-69 22s-51-13-64-30c-17-17-25-43-25-72 0-30 8-56 25-77 17-17 38-25 64-25s47 8 60 21c13 17 21 43 21 72zM141 81c0-17-9-30-17-43-9-8-17-13-35-13-13 0-26 5-38 17-9 9-17 22-17 39z">
          <text:p/>
        </draw:path>
        <draw:path draw:style-name="gr3" draw:text-style-name="P3" draw:layer="layout" svg:width="0.169cm" svg:height="0.203cm" svg:x="15.233cm" svg:y="15.537cm" svg:viewBox="0 0 170 204" svg:d="M170 106h-137c0 25 5 38 17 51 9 12 27 17 48 17s38-5 59-21v29c-17 13-42 22-67 22-31 0-52-13-65-30-17-17-25-43-25-72 0-30 8-56 25-77 17-17 39-25 65-25 25 0 46 8 59 21 12 17 21 43 21 72zM136 81c0-17-4-30-13-43-8-8-17-13-33-13-13 0-26 5-40 17-8 9-17 22-17 39z">
          <text:p/>
        </draw:path>
        <draw:path draw:style-name="gr3" draw:text-style-name="P3" draw:layer="layout" svg:width="0.178cm" svg:height="0.292cm" svg:x="15.436cm" svg:y="15.448cm" svg:viewBox="0 0 179 293" svg:d="M179 289h-30v-34c-18 26-39 38-69 38-25 0-42-8-59-29-13-17-21-38-21-68 0-35 8-61 25-82 13-17 38-25 64-25 25 0 46 8 60 30v-119h30zM149 200v-30c0-17-4-30-18-39-8-12-21-17-38-17-21 0-34 5-47 21-8 13-17 35-17 57 0 25 9 42 17 55 13 12 26 17 43 17s29-5 42-17c14-13 18-30 18-47z">
          <text:p/>
        </draw:path>
        <draw:path draw:style-name="gr3" draw:text-style-name="P3" draw:layer="layout" svg:width="0.152cm" svg:height="0.203cm" svg:x="15.771cm" svg:y="15.537cm" svg:viewBox="0 0 153 204" svg:d="M153 200h-29v-35h-5c-13 26-30 39-60 39-17 0-34-9-43-18-12-8-16-25-16-42 0-34 21-55 63-63l61-9c0-30-18-47-44-47-21 0-42 9-64 21v-29c22-13 43-17 68-17 48 0 69 21 69 72zM124 98l-48 8c-17 0-25 4-34 8-8 9-13 17-13 30 0 9 5 17 13 21 4 9 13 9 26 9 16 0 29-5 38-13 9-13 18-25 18-42z">
          <text:p/>
        </draw:path>
        <draw:path draw:style-name="gr3" draw:text-style-name="P3" draw:layer="layout" svg:width="0.128cm" svg:height="0.203cm" svg:x="16.076cm" svg:y="15.537cm" svg:viewBox="0 0 129 204" svg:d="M0 191v-34c17 12 35 17 56 17 31 0 43-9 43-26 0-4 0-8-4-12 0-5-4-9-8-9-6-4-10-8-14-8-9-5-13-5-21-9-9-4-13-4-22-8-4-4-13-9-17-13-5-4-9-8-9-17-4-4-4-8-4-17s4-17 8-25c5-9 9-13 18-17 4-5 13-9 21-13 9 0 17 0 30 0 18 0 31 0 43 8v30c-12-8-29-13-47-13-9 0-13 0-17 0-4 5-9 5-13 9-4 0-4 4-8 8 0 0 0 4 0 9 0 4 0 8 0 13 4 4 4 8 8 8 4 4 9 9 13 9 4 4 13 4 17 8 8 0 18 4 26 9 4 4 13 8 17 12s9 9 13 13c0 8 0 13 0 21 0 13 0 17-4 25-5 9-9 13-17 17-9 5-17 9-27 14-8 0-17 4-29 4-17 0-35-4-52-13z">
          <text:p/>
        </draw:path>
        <draw:path draw:style-name="gr3" draw:text-style-name="P3" draw:layer="layout" svg:width="0.157cm" svg:height="0.203cm" svg:x="16.237cm" svg:y="15.537cm" svg:viewBox="0 0 158 204" svg:d="M158 200h-34v-35c-13 26-34 39-61 39-21 0-33-9-46-18-9-8-17-25-17-42 0-34 21-55 63-63l61-9c0-30-13-47-38-47-27 0-48 9-65 21v-29c17-13 38-17 65-17 46 0 72 21 72 72zM124 98l-47 8c-14 0-26 4-35 8-4 9-8 17-8 30 0 9 4 17 8 21 9 9 17 9 31 9 13 0 25-5 38-13 9-13 13-25 13-42z">
          <text:p/>
        </draw:path>
        <draw:path draw:style-name="gr3" draw:text-style-name="P3" draw:layer="layout" svg:width="0.275cm" svg:height="0.199cm" svg:x="16.449cm" svg:y="15.537cm" svg:viewBox="0 0 276 200" svg:d="M276 200h-29v-114c0-22-5-40-9-48-8-8-17-13-34-13-12 0-26 5-35 17-8 13-12 26-12 44v114h-34v-119c0-39-13-56-43-56-12 0-25 5-34 17-8 13-12 26-12 44v114h-34v-196h34v30c12-26 34-34 59-34 13 0 25 0 34 8 13 9 17 17 21 30 13-25 38-38 65-38 42 0 63 25 63 76z">
          <text:p/>
        </draw:path>
        <draw:path draw:style-name="gr3" draw:text-style-name="P3" draw:layer="layout" svg:width="0.178cm" svg:height="0.288cm" svg:x="16.784cm" svg:y="15.537cm" svg:viewBox="0 0 179 289" svg:d="M33 170v119h-33v-285h33v34c14-25 40-38 69-38 26 0 43 8 56 25 16 17 21 39 21 68 0 34-5 60-21 82-17 17-39 29-64 29s-47-12-61-34zM33 89v30c0 17 6 29 14 38 13 13 26 18 43 18s34-5 42-22c13-13 17-34 17-60 0-21-4-38-17-51-8-12-21-17-38-17s-34 5-47 17c-8 13-14 30-14 47z">
          <text:p/>
        </draw:path>
        <draw:polygon draw:style-name="gr3" draw:text-style-name="P3" draw:layer="layout" svg:width="0.034cm" svg:height="0.288cm" svg:x="17.013cm" svg:y="15.447cm" svg:viewBox="0 0 35 289" draw:points="0,0 35,0 35,289 0,289">
          <text:p/>
        </draw:polygon>
        <draw:path draw:style-name="gr3" draw:text-style-name="P3" draw:layer="layout" svg:width="0.17cm" svg:height="0.203cm" svg:x="17.093cm" svg:y="15.537cm" svg:viewBox="0 0 171 204" svg:d="M171 106h-137c0 25 4 38 17 51 14 12 27 17 48 17s42-5 59-21v29c-17 13-38 22-68 22-25 0-52-13-64-30-17-17-26-43-26-72 0-30 9-56 26-77 17-17 39-25 64-25 26 0 47 8 60 21 12 17 21 43 21 72zM141 81c0-17-4-30-13-43-8-8-21-13-38-13-12 0-25 5-39 17-8 9-17 22-17 39z">
          <text:p/>
        </draw:path>
        <draw:path draw:style-name="gr3" draw:text-style-name="P3" draw:layer="layout" svg:width="0.127cm" svg:height="0.203cm" svg:x="17.407cm" svg:y="15.537cm" svg:viewBox="0 0 128 204" svg:d="M0 191v-34c17 12 34 17 55 17 26 0 39-9 39-26 0-4 0-8 0-12-4-5-8-9-13-9-4-4-8-8-12-8-5-5-14-5-18-9-9-4-17-4-22-8-8-4-12-9-17-13-4-4-8-8-12-17 0-4 0-8 0-17s0-17 4-25c4-9 8-13 17-17 8-5 17-9 25-13 9 0 18 0 27 0 17 0 34 0 46 8v30c-16-8-29-13-50-13-5 0-9 0-18 0-5 5-9 5-9 9-4 0-8 4-8 8-5 0-5 4-5 9 0 4 0 8 5 13 0 4 4 8 8 8 4 4 9 9 13 9 5 4 9 4 18 8 8 0 17 4 21 9 9 4 13 8 17 12 8 4 8 9 13 13 4 8 4 13 4 21 0 13-4 17-9 25-4 9-8 13-16 17-5 5-13 9-22 14-12 0-21 4-30 4-22 0-39-4-51-13z">
          <text:p/>
        </draw:path>
        <draw:path draw:style-name="gr3" draw:text-style-name="P3" draw:layer="layout" svg:width="0.044cm" svg:height="0.284cm" svg:x="17.576cm" svg:y="15.452cm" svg:viewBox="0 0 45 285" svg:d="M22 38c-4 0-8 0-12-4s-10-8-10-17c0-4 6-8 10-13 4-4 8-4 12-4 5 0 9 0 13 4 4 5 10 9 10 13 0 9-6 13-10 17s-8 4-13 4zM39 285h-33v-196h33z">
          <text:p/>
        </draw:path>
        <draw:polygon draw:style-name="gr3" draw:text-style-name="P3" draw:layer="layout" svg:width="0.161cm" svg:height="0.195cm" svg:x="17.648cm" svg:y="15.541cm" svg:viewBox="0 0 162 196" draw:points="162,9 47,166 162,166 162,196 0,196 0,183 119,26 13,26 13,0 162,0">
          <text:p/>
        </draw:polygon>
        <draw:path draw:style-name="gr3" draw:text-style-name="P3" draw:layer="layout" svg:width="0.17cm" svg:height="0.203cm" svg:x="17.839cm" svg:y="15.537cm" svg:viewBox="0 0 171 204" svg:d="M171 106h-141c0 25 8 38 17 51 13 12 29 17 46 17 22 0 43-5 60-21v29c-17 13-38 22-68 22-25 0-47-13-64-30-13-17-21-43-21-72 0-30 8-56 25-77 17-17 39-25 64-25 26 0 43 8 59 21 14 17 23 43 23 72zM136 81c0-17-4-30-13-43-8-8-21-13-34-13-17 0-29 5-38 17-13 9-17 22-21 39z">
          <text:p/>
        </draw:path>
        <draw:path draw:style-name="gr3" draw:text-style-name="P3" draw:layer="layout" svg:width="0.114cm" svg:height="0.254cm" svg:x="18.136cm" svg:y="15.482cm" svg:viewBox="0 0 115 255" svg:d="M115 251c-8 4-17 4-29 4-34 0-52-17-52-55v-115h-34v-26h34v-46l35-13v59h46v26h-46v111c0 13 0 21 4 25 4 9 13 9 21 9s17 0 21-5z">
          <text:p/>
        </draw:path>
        <draw:path draw:style-name="gr3" draw:text-style-name="P3" draw:layer="layout" svg:width="0.161cm" svg:height="0.288cm" svg:x="18.293cm" svg:y="15.448cm" svg:viewBox="0 0 162 289" svg:d="M162 289h-31v-115c0-39-17-60-47-60-16 0-29 5-38 17-12 13-17 26-17 47v111h-29v-289h29v123c17-21 39-34 64-34 46 0 69 25 69 76z">
          <text:p/>
        </draw:path>
        <draw:path draw:style-name="gr3" draw:text-style-name="P3" draw:layer="layout" svg:width="0.157cm" svg:height="0.203cm" svg:x="18.496cm" svg:y="15.537cm" svg:viewBox="0 0 158 204" svg:d="M158 200h-35v-35c-13 26-34 39-59 39-21 0-34-9-47-18-8-8-17-25-17-42 0-34 21-55 64-63l59-9c0-30-13-47-38-47s-47 9-64 21v-29c17-13 39-17 64-17 46 0 73 21 73 72zM123 98l-47 8c-12 0-25 4-33 8-5 9-9 17-9 30 0 9 4 17 9 21 8 9 17 9 29 9 13 0 26-5 38-13 9-13 13-25 13-42z">
          <text:p/>
        </draw:path>
        <draw:path draw:style-name="gr3" draw:text-style-name="P3" draw:layer="layout" svg:width="0.114cm" svg:height="0.254cm" svg:x="18.687cm" svg:y="15.482cm" svg:viewBox="0 0 115 255" svg:d="M115 251c-8 4-17 4-29 4-35 0-52-17-52-55v-115h-34v-26h34v-46l30-13v59h51v26h-51v111c0 13 5 21 9 25 4 9 8 9 21 9 9 0 13 0 21-5z">
          <text:p/>
        </draw:path>
        <draw:path draw:style-name="gr3" draw:text-style-name="P3" draw:layer="layout" svg:width="0.038cm" svg:height="0.284cm" svg:x="18.946cm" svg:y="15.452cm" svg:viewBox="0 0 39 285" svg:d="M16 38c-4 0-8 0-12-4s-4-8-4-17c0-4 0-8 4-13 4-4 8-4 12-4 9 0 13 0 17 4 6 5 6 9 6 13 0 9 0 13-6 17-4 4-8 4-17 4zM33 285h-33v-196h33z">
          <text:p/>
        </draw:path>
        <draw:path draw:style-name="gr3" draw:text-style-name="P3" draw:layer="layout" svg:width="0.127cm" svg:height="0.203cm" svg:x="19.03cm" svg:y="15.537cm" svg:viewBox="0 0 128 204" svg:d="M0 191v-34c17 12 34 17 55 17 31 0 44-9 44-26 0-4 0-8-5-12-4-5-4-9-8-9-5-4-10-8-18-8-4-5-9-5-17-9s-13-4-21-8c-9-4-13-9-17-13s-9-8-9-17c-4-4-4-8-4-17s0-17 4-25c5-9 13-13 17-17 9-5 17-9 26-13 8 0 17 0 29 0 14 0 31 0 44 8v30c-13-8-30-13-48-13-8 0-13 0-17 0-4 5-8 5-12 9-5 0-5 4-9 8 0 0 0 4 0 9 0 4 0 8 0 13 4 4 4 8 9 8 4 4 8 9 12 9 4 4 13 4 17 8 9 0 18 4 27 9 4 4 12 8 17 12 4 4 8 9 8 13 4 8 4 13 4 21 0 13 0 17-4 25-4 9-13 13-17 17-8 5-17 9-26 14-9 0-17 4-30 4-21 0-38-4-51-13z">
          <text:p/>
        </draw:path>
        <draw:path draw:style-name="gr3" draw:text-style-name="P3" draw:layer="layout" svg:width="0.153cm" svg:height="0.203cm" svg:x="19.297cm" svg:y="15.537cm" svg:viewBox="0 0 154 204" svg:d="M154 200h-30v-35c-13 26-34 39-60 39-21 0-34-9-47-18-8-8-17-25-17-42 0-34 22-55 64-63l60-9c0-30-13-47-38-47-26 0-47 9-64 21v-29c17-13 38-17 64-17 47 0 68 21 68 72zM124 98l-47 8c-13 0-26 4-34 8-4 9-9 17-9 30 0 9 5 17 9 21 8 9 17 9 29 9 14 0 27-5 39-13 9-13 13-25 13-42z">
          <text:p/>
        </draw:path>
        <draw:path draw:style-name="gr3" draw:text-style-name="P3" draw:layer="layout" svg:width="0.178cm" svg:height="0.292cm" svg:x="19.509cm" svg:y="15.448cm" svg:viewBox="0 0 179 293" svg:d="M34 259v30h-34v-289h34v127c13-25 38-38 68-38 21 0 42 8 55 25 18 17 22 39 22 69 0 34-4 60-22 81-17 17-38 29-64 29-29 0-46-12-59-34zM34 179v30c0 17 4 29 13 38 13 12 25 17 42 17s34-5 43-21c12-13 17-34 17-60 0-22-5-39-17-52-9-12-22-17-39-17-16 0-33 5-42 17-13 13-17 30-17 48z">
          <text:p/>
        </draw:path>
        <draw:path draw:style-name="gr3" draw:text-style-name="P3" draw:layer="layout" svg:width="0.191cm" svg:height="0.203cm" svg:x="19.725cm" svg:y="15.537cm" svg:viewBox="0 0 192 204" svg:d="M94 204c-26 0-51-13-68-30s-26-43-26-72c0-34 9-60 26-77 21-17 42-25 72-25s56 8 69 25c17 17 25 43 25 73 0 33-8 59-25 76s-44 30-73 30zM98 25c-21 0-38 5-47 21-13 13-17 30-17 56 0 21 4 42 17 55 9 12 26 17 47 17s35-5 47-17c9-13 17-34 17-55 0-26-8-43-17-60-12-12-26-17-47-17z">
          <text:p/>
        </draw:path>
        <draw:path draw:style-name="gr3" draw:text-style-name="P3" draw:layer="layout" svg:width="0.161cm" svg:height="0.199cm" svg:x="19.963cm" svg:y="15.541cm" svg:viewBox="0 0 162 200" svg:d="M162 196h-30v-34c-13 26-34 38-60 38-47 0-72-29-72-84v-116h33v111c0 43 13 60 47 60 14 0 26-5 35-17 13-9 17-26 17-43v-111h30z">
          <text:p/>
        </draw:path>
        <draw:path draw:style-name="gr3" draw:text-style-name="P3" draw:layer="layout" svg:width="0.114cm" svg:height="0.254cm" svg:x="20.162cm" svg:y="15.482cm" svg:viewBox="0 0 115 255" svg:d="M115 251c-8 4-17 4-29 4-35 0-52-17-52-55v-115h-34v-26h34v-46l29-13v59h52v26h-52v111c0 13 5 21 9 25 5 9 14 9 22 9 9 0 17 0 21-5z">
          <text:p/>
        </draw:path>
        <draw:path draw:style-name="gr3" draw:text-style-name="P3" draw:layer="layout" svg:width="0.114cm" svg:height="0.292cm" svg:x="20.404cm" svg:y="15.444cm" svg:viewBox="0 0 115 293" svg:d="M115 29c-4-4-13-4-17-4-25 0-34 13-34 42v30h47v26h-47v170h-30v-170h-34v-26h34v-34c0-21 4-34 16-46 14-13 27-17 44-17 8 0 17 0 21 0z">
          <text:p/>
        </draw:path>
        <draw:path draw:style-name="gr3" draw:text-style-name="P3" draw:layer="layout" svg:width="0.19cm" svg:height="0.203cm" svg:x="20.531cm" svg:y="15.537cm" svg:viewBox="0 0 191 204" svg:d="M98 204c-31 0-56-13-73-30s-25-43-25-72c0-34 8-60 29-77 17-17 43-25 74-25 29 0 50 8 67 25s21 43 21 73c0 33-8 59-25 76s-38 30-68 30zM98 25c-22 0-35 5-48 21-12 13-16 30-16 56 0 21 4 42 16 55 13 12 30 17 48 17 21 0 38-5 47-17 13-13 17-34 17-55 0-26-4-43-17-60-9-12-26-17-47-17z">
          <text:p/>
        </draw:path>
        <draw:path draw:style-name="gr3" draw:text-style-name="P3" draw:layer="layout" svg:width="0.161cm" svg:height="0.199cm" svg:x="20.768cm" svg:y="15.541cm" svg:viewBox="0 0 162 200" svg:d="M162 196h-30v-34c-12 26-33 38-64 38-43 0-68-29-68-84v-116h30v111c0 43 17 60 51 60 13 0 26-5 35-17 12-9 16-26 16-43v-111h30z">
          <text:p/>
        </draw:path>
        <draw:path draw:style-name="gr3" draw:text-style-name="P3" draw:layer="layout" svg:width="0.101cm" svg:height="0.199cm" svg:x="20.993cm" svg:y="15.537cm" svg:viewBox="0 0 102 200" svg:d="M102 34c-4-4-12-4-25-4-14 0-22 4-31 16-12 13-17 30-17 53v101h-29v-196h29v38h5c4-12 8-25 17-29 8-9 22-13 35-13 4 0 12 0 16 4z">
          <text:p/>
        </draw:path>
        <draw:path draw:style-name="gr3" draw:text-style-name="P3" draw:layer="layout" svg:width="0.114cm" svg:height="0.254cm" svg:x="21.209cm" svg:y="15.482cm" svg:viewBox="0 0 115 255" svg:d="M115 251c-4 4-17 4-29 4-35 0-52-17-52-55v-115h-34v-26h34v-46l35-13v59h46v26h-46v111c0 13 0 21 4 25 4 9 13 9 21 9 9 0 17 0 21-5z">
          <text:p/>
        </draw:path>
        <draw:path draw:style-name="gr3" draw:text-style-name="P3" draw:layer="layout" svg:width="0.043cm" svg:height="0.284cm" svg:x="21.361cm" svg:y="15.452cm" svg:viewBox="0 0 44 285" svg:d="M22 38c-5 0-13 0-17-4 0-4-5-8-5-17 0-4 5-8 5-13 4-4 8-4 17-4 4 0 8 0 12 4 6 5 10 9 10 13 0 9-4 13-10 17-4 4-8 4-12 4zM34 285h-29v-196h29z">
          <text:p/>
        </draw:path>
        <draw:path draw:style-name="gr3" draw:text-style-name="P3" draw:layer="layout" svg:width="0.275cm" svg:height="0.199cm" svg:x="21.459cm" svg:y="15.537cm" svg:viewBox="0 0 276 200" svg:d="M276 200h-29v-114c0-22-4-40-9-48-8-8-21-13-33-13-13 0-26 5-35 17-8 13-17 26-17 44v114h-30v-119c0-39-13-56-43-56-16 0-25 5-33 17-9 13-13 26-13 44v114h-34v-196h34v30c13-26 34-34 59-34 13 0 26 0 34 8 10 9 18 17 22 30 13-25 34-38 64-38 42 0 63 25 63 76z">
          <text:p/>
        </draw:path>
        <draw:path draw:style-name="gr3" draw:text-style-name="P3" draw:layer="layout" svg:width="0.17cm" svg:height="0.203cm" svg:x="21.781cm" svg:y="15.537cm" svg:viewBox="0 0 171 204" svg:d="M171 106h-137c0 25 4 38 17 51 9 12 26 17 47 17 22 0 39-5 60-21v29c-17 13-42 22-69 22-29 0-51-13-63-30-17-17-26-43-26-72 0-30 9-56 26-77 17-17 38-25 63-25 27 0 48 8 60 21 13 17 22 43 22 72zM137 81c0-17-4-30-13-43-8-8-17-13-35-13-12 0-25 5-38 17-8 9-17 22-17 39z">
          <text:p/>
        </draw:path>
        <draw:path draw:style-name="gr3" draw:text-style-name="P3" draw:layer="layout" svg:width="0.131cm" svg:height="0.203cm" svg:x="21.985cm" svg:y="15.537cm" svg:viewBox="0 0 132 204" svg:d="M0 191v-34c16 12 38 17 55 17 29 0 43-9 43-26 0-4 0-8-4-12 0-5-4-9-10-9-4-4-8-8-13-8-4-5-12-5-16-9-9-4-17-4-26-8-4-4-8-9-17-13-4-4-4-8-8-17 0-4-4-8-4-17s4-17 8-25c4-9 8-13 17-17 4-5 13-9 21-13 13 0 21 0 30 0 18 0 31 0 48 8v30c-17-8-34-13-53-13-4 0-12 0-16 0-5 5-9 5-13 9 0 0-4 4-4 8-5 0-5 4-5 9 0 4 0 8 5 13 0 4 4 8 4 8 4 4 8 9 13 9 8 4 12 4 21 8 8 0 14 4 22 9 9 4 13 8 17 12s9 9 13 13c0 8 4 13 4 21 0 13-4 17-8 25-5 9-9 13-17 17-5 5-13 9-27 14-9 0-17 4-25 4-22 0-39-4-55-13z">
          <text:p/>
        </draw:path>
        <draw:path draw:style-name="gr3" draw:text-style-name="P3" draw:layer="layout" svg:width="0.152cm" svg:height="0.203cm" svg:x="22.256cm" svg:y="15.537cm" svg:viewBox="0 0 153 204" svg:d="M153 200h-29v-35h-4c-13 26-34 39-60 39-17 0-34-9-42-18-14-8-18-25-18-42 0-34 22-55 64-63l60-9c0-30-17-47-43-47-21 0-42 9-63 21v-29c21-13 42-17 68-17 42 0 67 21 67 72zM124 98l-51 8c-13 0-21 4-30 8-8 9-12 17-12 30 0 9 4 17 12 21 5 9 13 9 26 9 17 0 29-5 38-13 8-13 17-25 17-42z">
          <text:p/>
        </draw:path>
        <draw:path draw:style-name="gr3" draw:text-style-name="P3" draw:layer="layout" svg:width="0.127cm" svg:height="0.203cm" svg:x="22.455cm" svg:y="15.537cm" svg:viewBox="0 0 128 204" svg:d="M0 191v-34c17 12 34 17 55 17 30 0 44-9 44-26 0-4-5-8-5-12-4-5-4-9-9-9-4-4-9-8-17-8-4-5-9-5-17-9s-17-4-21-8c-9-4-13-9-17-13-5-4-9-8-9-17-4-4-4-8-4-17s0-17 4-25c4-9 13-13 17-17 9-5 17-9 26-13 8 0 17 0 29 0 14 0 31 0 44 8v30c-13-8-30-13-48-13-8 0-13 0-17 0-4 5-8 5-12 9-5 0-5 4-9 8 0 0-4 4-4 9 0 4 4 8 4 13 4 4 4 8 9 8 4 4 8 9 12 9 4 4 13 4 17 8 9 0 18 4 27 9 4 4 12 8 17 12 4 4 8 9 8 13 4 8 4 13 4 21 0 13 0 17-4 25-4 9-13 13-17 17-8 5-17 9-26 14-9 0-17 4-30 4-21 0-38-4-51-13z">
          <text:p/>
        </draw:path>
        <draw:polygon draw:style-name="gr3" draw:text-style-name="P3" draw:layer="layout" svg:width="0.034cm" svg:height="0.288cm" svg:x="22.737cm" svg:y="15.447cm" svg:viewBox="0 0 35 289" draw:points="0,0 35,0 35,289 0,289">
          <text:p/>
        </draw:polygon>
        <draw:path draw:style-name="gr3" draw:text-style-name="P3" draw:layer="layout" svg:width="0.156cm" svg:height="0.203cm" svg:x="22.816cm" svg:y="15.537cm" svg:viewBox="0 0 157 204" svg:d="M157 200h-34v-35c-12 26-34 39-59 39-21 0-35-9-47-18-9-8-17-25-17-42 0-34 21-55 64-63l59-9c0-30-12-47-38-47-25 0-47 9-64 21v-29c17-13 39-17 64-17 47 0 72 21 72 72zM123 98l-46 8c-13 0-26 4-34 8-4 9-10 17-10 30 0 9 6 17 10 21 8 9 17 9 30 9 12 0 25-5 38-13 8-13 12-25 12-42z">
          <text:p/>
        </draw:path>
        <draw:path draw:style-name="gr3" draw:text-style-name="P3" draw:layer="layout" svg:width="0.102cm" svg:height="0.199cm" svg:x="23.027cm" svg:y="15.537cm" svg:viewBox="0 0 103 200" svg:d="M103 34c-4-4-13-4-21-4-13 0-26 4-35 16-9 13-13 30-13 53v101h-34v-196h34v38c4-12 13-25 22-29 9-9 17-13 30-13 9 0 13 0 17 4z">
          <text:p/>
        </draw:path>
        <draw:path draw:style-name="gr3" draw:text-style-name="P3" draw:layer="layout" svg:width="0.178cm" svg:height="0.288cm" svg:x="23.15cm" svg:y="15.537cm" svg:viewBox="0 0 179 289" svg:d="M179 183c0 72-34 106-103 106-21 0-42-4-63-13v-29c25 8 42 17 63 17 48 0 73-26 73-77v-21c-16 26-38 38-67 38-27 0-44-8-61-29-12-18-21-39-21-69 0-34 9-60 26-76 17-22 38-30 64-30s47 8 59 30v-26h30zM149 110v-29c0-17-4-30-16-39-9-12-22-17-39-17-18 0-34 5-43 21-13 13-17 35-17 60 0 21 4 38 13 51 13 13 25 18 43 18 17 0 34-5 43-18 12-13 16-30 16-47z">
          <text:p/>
        </draw:path>
        <draw:path draw:style-name="gr3" draw:text-style-name="P3" draw:layer="layout" svg:width="0.17cm" svg:height="0.203cm" svg:x="23.379cm" svg:y="15.537cm" svg:viewBox="0 0 171 204" svg:d="M171 106h-136c0 25 4 38 17 51 8 12 25 17 47 17 21 0 42-5 59-21v29c-17 13-38 22-68 22s-51-13-64-30c-17-17-26-43-26-72 0-30 9-56 26-77 17-17 39-25 64-25s47 8 59 21c13 17 22 43 22 72zM141 81c0-17-4-30-17-43-9-8-17-13-34-13-13 0-25 5-38 17-9 9-17 22-17 39z">
          <text:p/>
        </draw:path>
        <draw:polygon draw:style-name="gr3" draw:text-style-name="P3" draw:layer="layout" svg:width="0.055cm" svg:height="0.093cm" svg:x="23.57cm" svg:y="15.69cm" svg:viewBox="0 0 56 94" draw:points="56,0 25,94 0,94 25,0">
          <text:p/>
        </draw:polygon>
        <draw:path draw:style-name="gr3" draw:text-style-name="P3" draw:layer="layout" svg:width="0.152cm" svg:height="0.203cm" svg:x="4cm" svg:y="16.118cm" svg:viewBox="0 0 153 204" svg:d="M153 200h-29v-30h-4c-13 21-34 34-60 34-17 0-35-4-43-17-13-8-17-21-17-38 0-38 21-59 64-64l60-8c0-34-17-51-43-51-21 0-42 9-64 25v-34c22-9 43-17 69-17 42 0 67 26 67 73zM124 102l-51 4c-13 5-21 9-30 13-8 4-13 13-13 26s5 17 13 25c4 4 13 9 25 9 18 0 30-5 39-17 8-9 17-26 17-43z">
          <text:p/>
        </draw:path>
        <draw:path draw:style-name="gr3" draw:text-style-name="P3" draw:layer="layout" svg:width="0.127cm" svg:height="0.203cm" svg:x="4.199cm" svg:y="16.118cm" svg:viewBox="0 0 128 204" svg:d="M0 191v-33c17 12 34 21 55 21 31 0 44-9 44-30 0-4-5-8-5-13-4-4-4-4-8-8-5-5-9-5-17-9-5 0-9-4-18-4-9-4-17-9-21-13-9-4-13-4-17-12-5-5-9-9-9-13-4-4-4-13-4-21 0-9 0-17 4-21 4-9 13-13 17-23 9-4 17-4 26-8 8-4 17-4 30-4s30 4 43 8v35c-13-13-30-17-47-17-9 0-13 0-18 4-4 0-8 0-13 5-4 4-4 4-8 8 0 4 0 8 0 13 0 4 0 8 0 12 4 5 4 5 8 9 5 4 9 4 13 8 5 0 14 5 18 5 8 4 17 8 26 12 4 0 12 4 17 9 4 4 8 12 8 17 4 4 4 13 4 21 0 9 0 17-4 25-4 5-13 13-17 17-8 5-17 9-26 9-8 4-17 4-30 4-21 0-38-4-51-13z">
          <text:p/>
        </draw:path>
        <draw:path draw:style-name="gr3" draw:text-style-name="P3" draw:layer="layout" svg:width="0.128cm" svg:height="0.203cm" svg:x="4.364cm" svg:y="16.118cm" svg:viewBox="0 0 129 204" svg:d="M0 191v-33c18 12 35 21 56 21 27 0 44-9 44-30 0-4-5-8-5-13-4-4-4-4-8-8-4-5-9-5-18-9-4 0-8-4-17-4-8-4-17-9-21-13-9-4-13-4-18-12-4-5-8-9-8-13-5-4-5-13-5-21 0-9 0-17 5-21 4-9 13-13 17-23 9-4 17-4 26-8 8-4 17-4 25-4 18 0 35 4 48 8v35c-13-13-30-17-52-17-4 0-8 0-13 4-4 0-8 0-12 5-5 4-9 4-9 8s-4 8-4 13c0 4 4 8 4 12 0 5 4 5 9 9 4 4 8 4 12 8 5 0 13 5 17 5 10 4 18 8 27 12 4 0 8 4 17 9 4 4 8 12 8 17 4 4 4 13 4 21 0 9 0 17-4 25-4 5-13 13-17 17-8 5-17 9-25 9-10 4-22 4-31 4-21 0-39-4-52-13z">
          <text:p/>
        </draw:path>
        <draw:path draw:style-name="gr3" draw:text-style-name="P3" draw:layer="layout" svg:width="0.161cm" svg:height="0.199cm" svg:x="4.534cm" svg:y="16.122cm" svg:viewBox="0 0 162 200" svg:d="M162 196h-30v-30c-13 21-34 34-59 34-48 0-73-25-73-81v-119h35v111c0 43 12 64 46 64 13 0 26-5 38-17 9-13 13-26 13-43v-115h30z">
          <text:p/>
        </draw:path>
        <draw:path draw:style-name="gr3" draw:text-style-name="P3" draw:layer="layout" svg:width="0.275cm" svg:height="0.199cm" svg:x="4.759cm" svg:y="16.118cm" svg:viewBox="0 0 276 200" svg:d="M276 200h-30v-111c0-22-4-39-8-47-9-13-21-17-34-17s-25 9-34 21c-8 9-17 26-17 43v111h-30v-116c0-38-12-59-42-59-17 0-25 9-35 17-8 13-13 30-13 47v111h-33v-196h33v30c13-22 35-34 61-34 12 0 25 4 34 12 12 5 16 17 21 30 13-30 34-42 63-42 43 0 64 25 64 80z">
          <text:p/>
        </draw:path>
        <draw:path draw:style-name="gr3" draw:text-style-name="P3" draw:layer="layout" svg:width="0.043cm" svg:height="0.284cm" svg:x="5.089cm" svg:y="16.033cm" svg:viewBox="0 0 44 285" svg:d="M22 42c-4 0-9-4-14-8-4-4-8-9-8-13 0-8 4-13 8-17 5-4 10-4 14-4s9 0 13 4 9 9 9 17c0 4-5 9-9 13s-9 8-13 8zM39 285h-35v-196h35z">
          <text:p/>
        </draw:path>
        <draw:path draw:style-name="gr3" draw:text-style-name="P3" draw:layer="layout" svg:width="0.161cm" svg:height="0.199cm" svg:x="5.187cm" svg:y="16.118cm" svg:viewBox="0 0 162 200" svg:d="M162 200h-30v-111c0-43-13-64-47-64-12 0-25 9-38 17-9 13-13 30-13 47v111h-34v-196h34v34c13-26 34-38 64-38 21 0 38 8 47 21 13 13 17 34 17 59z">
          <text:p/>
        </draw:path>
        <draw:path draw:style-name="gr3" draw:text-style-name="P3" draw:layer="layout" svg:width="0.178cm" svg:height="0.292cm" svg:x="5.394cm" svg:y="16.118cm" svg:viewBox="0 0 179 293" svg:d="M179 183c0 72-34 110-101 110-22 0-44-8-65-17v-30c21 13 43 17 65 17 46 0 72-25 72-76v-21c-17 25-39 38-68 38-26 0-43-8-60-25-13-17-22-43-22-68 0-35 9-61 26-82 13-21 39-29 64-29 26 0 47 12 60 34v-30h29zM150 111v-27c0-17-5-29-17-42-9-8-22-17-39-17-16 0-33 9-46 21-9 17-14 34-14 60 0 22 5 39 14 52 13 12 25 21 42 21s34-9 43-17c12-13 17-30 17-51z">
          <text:p/>
        </draw:path>
        <draw:path draw:style-name="gr3" draw:text-style-name="P3" draw:layer="layout" svg:width="0.128cm" svg:height="0.203cm" svg:x="5.733cm" svg:y="16.118cm" svg:viewBox="0 0 129 204" svg:d="M0 191v-33c17 12 34 21 57 21 25 0 38-9 38-30 0-4 0-8 0-13-5-4-9-4-13-8-4-5-8-5-13-9-4 0-12-4-17-4-9-4-18-9-22-13-8-4-13-4-17-12-4-5-8-9-13-13 0-4 0-13 0-21 0-9 0-17 5-21 4-9 8-13 17-23 8-4 17-4 26-8s17-4 26-4c16 0 33 4 46 8v35c-17-13-30-17-51-17-4 0-8 0-17 4-4 0-9 0-9 5-4 4-9 4-9 8-4 4-4 8-4 13 0 4 0 8 4 12 0 5 5 5 9 9 5 4 9 4 14 8 4 0 8 5 17 5 8 4 16 8 21 12 8 0 12 4 17 9 4 4 8 12 12 17 5 4 5 13 5 21 0 9-5 17-9 25-4 5-8 13-17 17-4 5-13 9-21 9-13 4-21 4-30 4-22 0-39-4-52-13z">
          <text:p/>
        </draw:path>
        <draw:path draw:style-name="gr3" draw:text-style-name="P3" draw:layer="layout" svg:width="0.11cm" svg:height="0.254cm" svg:x="5.886cm" svg:y="16.067cm" svg:viewBox="0 0 111 255" svg:d="M111 251c-5 0-18 4-26 4-34 0-51-17-51-55v-119h-34v-26h34v-47l29-8v55h48v26h-48v111c0 12 0 25 5 29 4 4 13 9 25 9 5 0 13-5 18-9z">
          <text:p/>
        </draw:path>
        <draw:path draw:style-name="gr3" draw:text-style-name="P3" draw:layer="layout" svg:width="0.153cm" svg:height="0.203cm" svg:x="6.026cm" svg:y="16.118cm" svg:viewBox="0 0 154 204" svg:d="M154 200h-31v-30h-5c-12 21-29 34-59 34-17 0-34-4-42-17-13-8-17-21-17-38 0-38 21-59 63-64l60-8c0-34-13-51-43-51-21 0-42 9-63 25v-34c21-9 42-17 68-17 47 0 69 26 69 73zM123 102l-47 4c-17 5-25 9-34 13-8 4-12 13-12 26s4 17 12 25c4 4 13 9 26 9 17 0 29-5 38-17 8-9 17-26 17-43z">
          <text:p/>
        </draw:path>
        <draw:path draw:style-name="gr3" draw:text-style-name="P3" draw:layer="layout" svg:width="0.161cm" svg:height="0.199cm" svg:x="6.238cm" svg:y="16.118cm" svg:viewBox="0 0 162 200" svg:d="M162 200h-30v-111c0-43-18-64-47-64-17 0-30 9-39 17-12 13-17 30-17 47v111h-29v-196h29v34c17-26 39-38 64-38 21 0 39 8 52 21s17 34 17 59z">
          <text:p/>
        </draw:path>
        <draw:path draw:style-name="gr3" draw:text-style-name="P3" draw:layer="layout" svg:width="0.178cm" svg:height="0.292cm" svg:x="6.446cm" svg:y="16.029cm" svg:viewBox="0 0 179 293" svg:d="M179 289h-34v-34c-13 25-34 38-64 38-25 0-48-8-60-25-17-17-21-43-21-73s4-56 21-77 39-29 68-29c26 0 43 12 56 34v-123h34zM145 200v-27c0-17-5-29-13-42-13-8-26-17-43-17-16 0-33 9-43 21-13 13-17 34-17 60 0 22 4 39 17 52 10 12 27 21 43 21 17 0 30-9 43-21 8-9 13-26 13-47z">
          <text:p/>
        </draw:path>
        <draw:path draw:style-name="gr3" draw:text-style-name="P3" draw:layer="layout" svg:width="0.153cm" svg:height="0.203cm" svg:x="6.67cm" svg:y="16.118cm" svg:viewBox="0 0 154 204" svg:d="M154 200h-30v-30c-13 21-35 34-60 34-21 0-34-4-47-17-8-8-17-21-17-38 0-38 21-59 64-64l60-8c0-34-13-51-39-51s-47 9-64 25v-34c17-9 38-17 64-17 48 0 69 26 69 73zM124 102l-48 4c-12 5-25 9-33 13-5 4-9 13-9 26s4 17 9 25c8 4 16 9 29 9s27-5 39-17c9-9 13-26 13-43z">
          <text:p/>
        </draw:path>
        <draw:path draw:style-name="gr3" draw:text-style-name="P3" draw:layer="layout" svg:width="0.102cm" svg:height="0.199cm" svg:x="6.882cm" svg:y="16.118cm" svg:viewBox="0 0 103 200" svg:d="M103 38c-5-4-13-9-21-9-17 0-26 9-34 21-9 13-14 30-14 52v98h-34v-196h34v42c5-17 9-25 22-34 9-8 17-12 30-12 8 0 12 4 17 4z">
          <text:p/>
        </draw:path>
        <draw:path draw:style-name="gr3" draw:text-style-name="P3" draw:layer="layout" svg:width="0.178cm" svg:height="0.292cm" svg:x="7.005cm" svg:y="16.029cm" svg:viewBox="0 0 179 293" svg:d="M179 289h-31v-34c-17 25-38 38-67 38-26 0-43-8-60-25-12-17-21-43-21-73s9-56 26-77c16-21 38-29 63-29s47 12 59 34v-123h31zM148 200v-27c0-17-4-29-17-42-8-8-21-17-38-17-21 0-34 9-46 21-9 13-13 34-13 60 0 22 4 39 13 52 12 12 25 21 42 21s34-9 42-21c13-9 17-26 17-47z">
          <text:p/>
        </draw:path>
        <draw:path draw:style-name="gr3" draw:text-style-name="P3" draw:layer="layout" svg:width="0.178cm" svg:height="0.292cm" svg:x="7.34cm" svg:y="16.029cm" svg:viewBox="0 0 179 293" svg:d="M179 289h-30v-34c-17 25-38 38-67 38-26 0-43-8-60-25-12-17-22-43-22-73s10-56 27-77c16-21 38-29 63-29s47 12 59 34v-123h30zM149 200v-27c0-17-4-29-17-42-8-8-21-17-38-17-21 0-34 9-46 21-9 13-13 34-13 60 0 22 4 39 13 52 12 12 25 21 42 21s34-9 42-21c13-9 17-26 17-47z">
          <text:p/>
        </draw:path>
        <draw:path draw:style-name="gr3" draw:text-style-name="P3" draw:layer="layout" svg:width="0.169cm" svg:height="0.203cm" svg:x="7.569cm" svg:y="16.118cm" svg:viewBox="0 0 170 204" svg:d="M170 111h-136c0 21 4 38 16 51 9 12 26 17 47 17s39-9 61-21v29c-17 13-44 17-69 17-30 0-51-8-64-25-17-17-25-43-25-77 0-29 8-55 25-72 17-22 38-30 64-30 25 0 47 8 60 26 13 17 21 38 21 68zM136 85c0-21-4-34-12-42-10-13-18-17-35-17-13 0-26 9-39 17-8 8-16 25-16 42z">
          <text:p/>
        </draw:path>
        <draw:path draw:style-name="gr3" draw:text-style-name="P3" draw:layer="layout" svg:width="0.183cm" svg:height="0.195cm" svg:x="7.755cm" svg:y="16.122cm" svg:viewBox="0 0 184 196" svg:d="M184 0l-78 196h-30l-76-196h34l51 141c4 13 4 21 9 29 0-8 0-16 4-25l51-145z">
          <text:p/>
        </draw:path>
        <draw:path draw:style-name="gr3" draw:text-style-name="P3" draw:layer="layout" svg:width="0.042cm" svg:height="0.284cm" svg:x="7.967cm" svg:y="16.033cm" svg:viewBox="0 0 43 285" svg:d="M21 42c-8 0-12-4-17-8-4-4-4-9-4-13 0-8 0-13 4-17 5-4 9-4 17-4 5 0 9 0 13 4 5 4 9 9 9 17 0 4-4 9-9 13-4 4-8 8-13 8zM34 285h-30v-196h30z">
          <text:p/>
        </draw:path>
        <draw:path draw:style-name="gr3" draw:text-style-name="P3" draw:layer="layout" svg:width="0.152cm" svg:height="0.203cm" svg:x="8.052cm" svg:y="16.118cm" svg:viewBox="0 0 153 204" svg:d="M153 200h-29v-30h-4c-13 21-30 34-61 34-17 0-34-4-42-17-13-8-17-21-17-38 0-38 21-59 64-64l60-8c0-34-17-51-42-51-23 0-44 9-65 25v-34c21-9 42-17 69-17 46 0 67 26 67 73zM124 102l-48 4c-17 5-25 9-34 13-8 4-12 13-12 26s4 17 12 25c5 4 13 9 26 9 18 0 30-5 39-17 8-9 17-26 17-43z">
          <text:p/>
        </draw:path>
        <draw:path draw:style-name="gr3" draw:text-style-name="P3" draw:layer="layout" svg:width="0.115cm" svg:height="0.254cm" svg:x="8.238cm" svg:y="16.067cm" svg:viewBox="0 0 116 255" svg:d="M116 251c-9 0-17 4-30 4-34 0-51-17-51-55v-119h-35v-26h35v-47l30-8v55h51v26h-51v111c0 12 4 25 9 29 4 4 12 9 21 9 8 0 17-5 21-9z">
          <text:p/>
        </draw:path>
        <draw:path draw:style-name="gr3" draw:text-style-name="P3" draw:layer="layout" svg:width="0.038cm" svg:height="0.284cm" svg:x="8.391cm" svg:y="16.033cm" svg:viewBox="0 0 39 285" svg:d="M21 42c-8 0-13-4-17-8s-4-9-4-13c0-8 0-13 4-17s9-4 17-4c4 0 10 0 14 4s4 9 4 17c0 4 0 9-4 13s-10 8-14 8zM35 285h-31v-196h31z">
          <text:p/>
        </draw:path>
        <draw:path draw:style-name="gr3" draw:text-style-name="P3" draw:layer="layout" svg:width="0.19cm" svg:height="0.203cm" svg:x="8.476cm" svg:y="16.118cm" svg:viewBox="0 0 191 204" svg:d="M93 204c-30 0-51-8-68-25-17-21-25-43-25-73 0-33 8-59 25-76 17-22 43-30 72-30 30 0 51 8 68 26 18 21 26 42 26 76 0 30-8 56-26 72-17 22-42 30-72 30zM97 26c-21 0-38 9-50 21-9 13-17 34-17 55 0 26 8 43 21 56 8 12 25 21 46 21 17 0 34-9 47-21 8-13 13-30 13-56 0-25-5-42-13-55-13-12-30-21-47-21z">
          <text:p/>
        </draw:path>
        <draw:path draw:style-name="gr3" draw:text-style-name="P3" draw:layer="layout" svg:width="0.16cm" svg:height="0.199cm" svg:x="8.718cm" svg:y="16.118cm" svg:viewBox="0 0 161 200" svg:d="M161 200h-33v-111c0-43-13-64-43-64-17 0-29 9-38 17-13 13-17 30-17 47v111h-30v-196h30v34c17-26 38-38 64-38 21 0 38 8 50 21 9 13 17 34 17 59z">
          <text:p/>
        </draw:path>
        <draw:polygon draw:style-name="gr3" draw:text-style-name="P3" draw:layer="layout" svg:width="0.05cm" svg:height="0.093cm" svg:x="8.913cm" svg:y="16.275cm" svg:viewBox="0 0 51 94" draw:points="51,0 22,94 0,94 22,0">
          <text:p/>
        </draw:polygon>
        <draw:path draw:style-name="gr3" draw:text-style-name="P3" draw:layer="layout" svg:width="0.19cm" svg:height="0.203cm" svg:x="9.112cm" svg:y="16.118cm" svg:viewBox="0 0 191 204" svg:d="M97 204c-30 0-55-8-72-25-17-21-25-43-25-73 0-33 8-59 29-76 17-22 43-30 72-30 31 0 52 8 69 26 17 21 21 42 21 76 0 30-8 56-25 72-17 22-38 30-69 30zM97 26c-21 0-34 9-46 21-13 13-17 34-17 55 0 26 4 43 17 56 12 12 29 21 46 21 22 0 39-9 48-21 12-13 17-30 17-56 0-25-5-42-17-55-9-12-26-21-48-21z">
          <text:p/>
        </draw:path>
        <draw:path draw:style-name="gr3" draw:text-style-name="P3" draw:layer="layout" svg:width="0.161cm" svg:height="0.199cm" svg:x="9.349cm" svg:y="16.122cm" svg:viewBox="0 0 162 200" svg:d="M162 196h-30v-30c-12 21-34 34-63 34-43 0-69-25-69-81v-119h31v111c0 43 17 64 46 64 17 0 30-5 38-17 13-13 17-26 17-43v-115h30z">
          <text:p/>
        </draw:path>
        <draw:path draw:style-name="gr3" draw:text-style-name="P3" draw:layer="layout" svg:width="0.101cm" svg:height="0.199cm" svg:x="9.574cm" svg:y="16.118cm" svg:viewBox="0 0 102 200" svg:d="M102 38c-8-4-12-9-25-9-14 0-26 9-35 21-8 13-13 30-13 52v98h-29v-196h29v42c5-17 13-25 22-34 8-8 22-12 30-12 9 0 17 4 21 4z">
          <text:p/>
        </draw:path>
        <draw:path draw:style-name="gr3" draw:text-style-name="P3" draw:layer="layout" svg:width="0.152cm" svg:height="0.203cm" svg:x="9.803cm" svg:y="16.118cm" svg:viewBox="0 0 153 204" svg:d="M153 200h-34v-30c-13 21-34 34-59 34-17 0-34-4-47-17-8-8-13-21-13-38 0-38 22-59 64-64l55-8c0-34-13-51-38-51s-47 9-63 25v-34c21-9 42-17 67-17 43 0 68 26 68 73zM119 102l-46 4c-13 5-26 9-30 13-9 4-13 13-13 26s4 17 9 25c8 4 17 9 29 9 13 0 26-5 38-17 9-9 13-26 13-43z">
          <text:p/>
        </draw:path>
        <draw:polygon draw:style-name="gr3" draw:text-style-name="P3" draw:layer="layout" svg:width="0.034cm" svg:height="0.292cm" svg:x="10.011cm" svg:y="16.027cm" svg:viewBox="0 0 35 293" draw:points="0,0 35,0 35,293 0,293">
          <text:p/>
        </draw:polygon>
        <draw:path draw:style-name="gr3" draw:text-style-name="P3" draw:layer="layout" svg:width="0.178cm" svg:height="0.288cm" svg:x="10.108cm" svg:y="16.118cm" svg:viewBox="0 0 179 289" svg:d="M29 170v119h-29v-285h29v34c17-26 39-38 68-38 26 0 48 8 61 25 12 17 21 42 21 72s-9 61-26 77c-12 22-35 30-64 30-26 0-43-8-60-34zM29 93v25c0 17 5 30 17 44 9 12 22 17 39 17 21 0 33-9 47-21 9-18 13-36 13-61 0-21-4-38-13-51-9-12-26-21-43-21s-30 9-43 21c-12 13-17 26-17 47z">
          <text:p/>
        </draw:path>
        <draw:path draw:style-name="gr3" draw:text-style-name="P3" draw:layer="layout" svg:width="0.161cm" svg:height="0.288cm" svg:x="10.337cm" svg:y="16.029cm" svg:viewBox="0 0 162 289" svg:d="M162 289h-34v-111c0-43-13-64-43-64-16 0-29 9-39 17-12 13-17 30-17 47v111h-29v-289h29v127c17-26 40-38 65-38 46 0 68 25 68 80z">
          <text:p/>
        </draw:path>
        <draw:path draw:style-name="gr3" draw:text-style-name="P3" draw:layer="layout" svg:width="0.153cm" svg:height="0.203cm" svg:x="10.54cm" svg:y="16.118cm" svg:viewBox="0 0 154 204" svg:d="M154 200h-30v-30c-13 21-34 34-59 34-21 0-34-4-48-17-13-8-17-21-17-38 0-38 21-59 65-64l59-8c0-34-13-51-38-51s-47 9-65 25v-34c18-9 40-17 65-17 46 0 68 26 68 73zM124 102l-47 4c-16 5-25 9-33 13-9 4-9 13-9 26s0 17 9 25c8 4 17 9 25 9 17 0 30-5 38-17 13-9 17-26 17-43z">
          <text:p/>
        </draw:path>
        <draw:path draw:style-name="gr3" draw:text-style-name="P3" draw:layer="layout" svg:width="0.153cm" svg:height="0.203cm" svg:x="10.845cm" svg:y="16.118cm" svg:viewBox="0 0 154 204" svg:d="M154 200h-30v-30h-4c-13 21-30 34-59 34-17 0-34-4-44-17-12-8-17-21-17-38 0-38 21-59 65-64l59-8c0-34-13-51-42-51-21 0-43 9-65 25v-34c22-9 44-17 69-17 47 0 68 26 68 73zM124 102l-46 4c-17 5-26 9-34 13-9 4-13 13-13 26s4 17 13 25c4 4 12 9 25 9 17 0 30-5 38-17 9-9 17-26 17-43z">
          <text:p/>
        </draw:path>
        <draw:path draw:style-name="gr3" draw:text-style-name="P3" draw:layer="layout" svg:width="0.161cm" svg:height="0.199cm" svg:x="11.057cm" svg:y="16.118cm" svg:viewBox="0 0 162 200" svg:d="M162 200h-31v-111c0-43-16-64-46-64-17 0-30 9-38 17-13 13-17 30-17 47v111h-30v-196h30v34c17-26 38-38 63-38 22 0 38 8 52 21 13 13 17 34 17 59z">
          <text:p/>
        </draw:path>
        <draw:path draw:style-name="gr3" draw:text-style-name="P3" draw:layer="layout" svg:width="0.178cm" svg:height="0.292cm" svg:x="11.265cm" svg:y="16.029cm" svg:viewBox="0 0 179 293" svg:d="M179 289h-34v-34c-13 25-34 38-64 38-25 0-47-8-60-25-17-17-21-43-21-73s4-56 21-77 39-29 69-29c25 0 42 12 55 34v-123h34zM145 200v-27c0-17-4-29-13-42-13-8-25-17-42-17s-34 9-43 21c-13 13-17 34-17 60 0 22 4 39 17 52 9 12 26 21 43 21s29-9 42-21c9-9 13-26 13-47z">
          <text:p/>
        </draw:path>
        <draw:path draw:style-name="gr3" draw:text-style-name="P3" draw:layer="layout" svg:width="0.177cm" svg:height="0.288cm" svg:x="11.613cm" svg:y="16.118cm" svg:viewBox="0 0 178 289" svg:d="M29 170v119h-29v-285h29v34c17-26 38-38 68-38 25 0 47 8 59 25 14 17 22 42 22 72s-8 61-26 77c-13 22-38 30-64 30-25 0-46-8-59-34zM29 93v25c0 17 4 30 17 44 9 12 21 17 38 17 21 0 34-9 47-21 8-18 13-36 13-61 0-21-5-38-13-51-13-12-26-21-43-21-16 0-29 9-42 21-13 13-17 26-17 47z">
          <text:p/>
        </draw:path>
        <draw:path draw:style-name="gr3" draw:text-style-name="P3" draw:layer="layout" svg:width="0.194cm" svg:height="0.203cm" svg:x="11.825cm" svg:y="16.118cm" svg:viewBox="0 0 195 204" svg:d="M97 204c-30 0-51-8-68-25-17-21-29-43-29-73 0-33 12-59 29-76 17-22 42-30 72-30 31 0 52 8 69 26 17 21 25 42 25 76 0 30-8 56-29 72-17 22-38 30-69 30zM97 26c-17 0-34 9-47 21-12 13-17 34-17 55 0 26 5 43 17 56 13 12 30 21 47 21 22 0 39-9 47-21 13-13 17-30 17-56 0-25-4-42-17-55-8-12-25-21-47-21z">
          <text:p/>
        </draw:path>
        <draw:path draw:style-name="gr3" draw:text-style-name="P3" draw:layer="layout" svg:width="0.271cm" svg:height="0.195cm" svg:x="12.041cm" svg:y="16.122cm" svg:viewBox="0 0 272 196" svg:d="M272 0l-59 196h-30l-43-141c0-4 0-9-4-17 0 4 0 8-4 17l-42 141h-30l-60-196h35l38 149c0 5 4 9 4 17 0-8 0-12 4-17l42-149h30l42 149c0 5 0 9 0 17h5c0-4 0-12 0-17l42-149z">
          <text:p/>
        </draw:path>
        <draw:path draw:style-name="gr3" draw:text-style-name="P3" draw:layer="layout" svg:width="0.17cm" svg:height="0.203cm" svg:x="12.333cm" svg:y="16.118cm" svg:viewBox="0 0 171 204" svg:d="M171 111h-137c0 21 4 38 17 51 13 12 25 17 47 17s43-9 60-21v29c-17 13-38 17-68 17-26 0-48-8-65-25-16-17-25-43-25-77 0-29 9-55 25-72 17-22 39-30 65-30s47 8 59 26c17 17 22 38 22 68zM141 85c0-21-4-34-13-42-8-13-21-17-38-17-14 0-26 9-35 17-13 8-17 25-21 42z">
          <text:p/>
        </draw:path>
        <draw:path draw:style-name="gr3" draw:text-style-name="P3" draw:layer="layout" svg:width="0.102cm" svg:height="0.199cm" svg:x="12.549cm" svg:y="16.118cm" svg:viewBox="0 0 103 200" svg:d="M103 38c-4-4-13-9-21-9-13 0-26 9-34 21-9 13-13 30-13 52v98h-35v-196h35v42c4-17 13-25 21-34 9-8 17-12 30-12 8 0 13 4 17 4z">
          <text:p/>
        </draw:path>
        <draw:path draw:style-name="gr3" draw:text-style-name="P3" draw:layer="layout" svg:width="0.272cm" svg:height="0.195cm" svg:x="12.765cm" svg:y="16.122cm" svg:viewBox="0 0 273 196" svg:d="M273 0l-60 196h-29l-43-141c0-4 0-9 0-17h-4c0 4 0 8-4 17l-44 141h-29l-60-196h34l38 149c0 5 5 9 5 17 0-8 4-12 4-17l48-149h25l42 149c0 5 0 9 0 17h5c0-4 0-12 4-17l38-149z">
          <text:p/>
        </draw:path>
        <draw:path draw:style-name="gr3" draw:text-style-name="P3" draw:layer="layout" svg:width="0.169cm" svg:height="0.203cm" svg:x="13.058cm" svg:y="16.118cm" svg:viewBox="0 0 170 204" svg:d="M170 111h-136c0 21 9 38 18 51 13 12 25 17 46 17 22 0 43-9 60-21v29c-17 13-38 17-68 17-25 0-47-8-65-25-17-17-25-43-25-77 0-29 8-55 30-72 18-22 39-30 64-30 26 0 42 8 55 26 17 17 21 38 21 68zM141 85c0-21-5-34-13-42-8-13-21-17-38-17-13 0-25 9-34 17-13 8-18 25-22 42z">
          <text:p/>
        </draw:path>
        <draw:path draw:style-name="gr3" draw:text-style-name="P3" draw:layer="layout" svg:width="0.102cm" svg:height="0.199cm" svg:x="13.274cm" svg:y="16.118cm" svg:viewBox="0 0 103 200" svg:d="M103 38c-4-4-13-9-21-9-13 0-26 9-34 21-9 13-13 30-13 52v98h-35v-196h35v42c4-17 13-25 21-34 9-8 17-12 30-12 8 0 13 4 17 4z">
          <text:p/>
        </draw:path>
        <draw:path draw:style-name="gr3" draw:text-style-name="P3" draw:layer="layout" svg:width="0.17cm" svg:height="0.203cm" svg:x="13.397cm" svg:y="16.118cm" svg:viewBox="0 0 171 204" svg:d="M171 111h-137c0 21 4 38 18 51 12 12 25 17 47 17 21 0 42-9 59-21v29c-17 13-38 17-68 17-26 0-52-8-65-25-17-17-25-43-25-77 0-29 8-55 25-72 18-22 39-30 65-30s47 8 59 26c17 17 22 38 22 68zM141 85c0-21-4-34-13-42-8-13-21-17-38-17-13 0-26 9-38 17-9 8-18 25-18 42z">
          <text:p/>
        </draw:path>
        <draw:path draw:style-name="gr3" draw:text-style-name="P3" draw:layer="layout" svg:width="0.161cm" svg:height="0.199cm" svg:x="13.715cm" svg:y="16.122cm" svg:viewBox="0 0 162 200" svg:d="M162 196h-30v-30c-13 21-35 34-60 34-47 0-72-25-72-81v-119h34v111c0 43 13 64 46 64 13 0 26-5 39-17 9-13 13-26 13-43v-115h30z">
          <text:p/>
        </draw:path>
        <draw:path draw:style-name="gr3" draw:text-style-name="P3" draw:layer="layout" svg:width="0.161cm" svg:height="0.199cm" svg:x="13.939cm" svg:y="16.118cm" svg:viewBox="0 0 162 200" svg:d="M162 200h-30v-111c0-43-13-64-47-64-13 0-25 9-38 17-9 13-13 30-13 47v111h-34v-196h34v34c13-26 34-38 64-38 21 0 38 8 47 21 13 13 17 34 17 59z">
          <text:p/>
        </draw:path>
        <draw:path draw:style-name="gr3" draw:text-style-name="P3" draw:layer="layout" svg:width="0.144cm" svg:height="0.203cm" svg:x="14.147cm" svg:y="16.118cm" svg:viewBox="0 0 145 204" svg:d="M145 191c-12 9-29 13-51 13-30 0-51-8-68-25-17-21-26-43-26-73 0-29 9-55 26-76 21-22 46-30 77-30 17 0 30 4 42 8v35c-12-13-29-17-46-17-18 0-35 9-48 21-13 17-21 34-21 59 0 22 8 39 21 52 9 12 25 21 48 21 17 0 34-5 46-17z">
          <text:p/>
        </draw:path>
        <draw:path draw:style-name="gr3" draw:text-style-name="P3" draw:layer="layout" svg:width="0.161cm" svg:height="0.288cm" svg:x="14.338cm" svg:y="16.029cm" svg:viewBox="0 0 162 289" svg:d="M162 289h-31v-111c0-43-12-64-46-64-13 0-26 9-38 17-9 13-13 30-13 47v111h-34v-289h34v127c13-26 34-38 63-38 43 0 65 25 65 80z">
          <text:p/>
        </draw:path>
        <draw:path draw:style-name="gr3" draw:text-style-name="P3" draw:layer="layout" svg:width="0.152cm" svg:height="0.203cm" svg:x="14.546cm" svg:y="16.118cm" svg:viewBox="0 0 153 204" svg:d="M153 200h-29v-30c-18 21-35 34-65 34-17 0-34-4-42-17-13-8-17-21-17-38 0-38 21-59 63-64l61-8c0-34-14-51-44-51-21 0-42 9-63 25v-34c21-9 42-17 67-17 48 0 69 26 69 73zM124 102l-48 4c-17 5-25 9-34 13-8 4-13 13-13 26s5 17 13 25c4 4 13 9 25 9 17 0 30-5 39-17 12-9 18-26 18-43z">
          <text:p/>
        </draw:path>
        <draw:path draw:style-name="gr3" draw:text-style-name="P3" draw:layer="layout" svg:width="0.161cm" svg:height="0.199cm" svg:x="14.758cm" svg:y="16.118cm" svg:viewBox="0 0 162 200" svg:d="M162 200h-30v-111c0-43-17-64-47-64-17 0-29 9-38 17-13 13-18 30-18 47v111h-29v-196h29v34c18-26 39-38 65-38 21 0 38 8 51 21 12 13 17 34 17 59z">
          <text:p/>
        </draw:path>
        <draw:path draw:style-name="gr3" draw:text-style-name="P3" draw:layer="layout" svg:width="0.178cm" svg:height="0.292cm" svg:x="14.965cm" svg:y="16.118cm" svg:viewBox="0 0 179 293" svg:d="M179 183c0 72-35 110-102 110-26 0-47-8-64-17v-30c21 13 42 17 64 17 46 0 67-25 67-76v-21c-12 25-34 38-63 38-26 0-47-8-59-25-17-17-22-43-22-68 0-35 5-61 22-82 16-21 38-29 67-29 26 0 43 12 55 34v-30h35zM144 111v-27c0-17-4-29-12-42-13-8-26-17-38-17-22 0-34 9-47 21-13 17-17 34-17 60 0 22 4 39 17 52 8 12 21 21 42 21 17 0 30-9 43-17 8-13 12-30 12-51z">
          <text:p/>
        </draw:path>
        <draw:path draw:style-name="gr3" draw:text-style-name="P3" draw:layer="layout" svg:width="0.165cm" svg:height="0.203cm" svg:x="15.194cm" svg:y="16.118cm" svg:viewBox="0 0 166 204" svg:d="M166 111h-136c0 21 8 38 17 51 13 12 26 17 47 17 22 0 43-9 60-21v29c-17 13-38 17-68 17-26 0-48-8-65-25s-21-43-21-77c0-29 9-55 26-72 17-22 38-30 64-30s42 8 59 26c13 17 17 38 17 68zM137 85c0-21-5-34-13-42-8-13-21-17-34-17-17 0-30 9-39 17-13 8-17 25-21 42z">
          <text:p/>
        </draw:path>
        <draw:path draw:style-name="gr3" draw:text-style-name="P3" draw:layer="layout" svg:width="0.183cm" svg:height="0.292cm" svg:x="15.393cm" svg:y="16.029cm" svg:viewBox="0 0 184 293" svg:d="M184 289h-35v-34c-13 25-34 38-68 38-21 0-42-8-55-25-17-17-26-43-26-73s9-56 26-77 38-29 63-29c30 0 47 12 60 34v-123h35zM149 200v-27c0-17-5-29-13-42-13-8-25-17-42-17s-34 9-43 21c-12 13-17 34-17 60 0 22 5 39 17 52 9 12 21 21 43 21 17 0 29-9 42-21 8-9 13-26 13-47z">
          <text:p/>
        </draw:path>
        <draw:path draw:style-name="gr3" draw:text-style-name="P3" draw:layer="layout" svg:width="0.042cm" svg:height="0.042cm" svg:x="15.627cm" svg:y="16.279cm" svg:viewBox="0 0 43 43" svg:d="M22 43c-5 0-10-4-14-4-4-5-8-14-8-18s4-13 8-17 9-4 14-4c4 0 12 0 17 4 4 4 4 13 4 17s0 13-4 18c-5 0-13 4-17 4z">
          <text:p/>
        </draw:path>
        <draw:path draw:style-name="gr3" draw:text-style-name="P3" draw:layer="layout" svg:width="0.28cm" svg:height="0.453cm" svg:x="4.017cm" svg:y="17.381cm" svg:viewBox="0 0 281 454" svg:d="M0 429v-77c4 9 12 13 21 18 9 8 22 12 30 12 13 5 22 9 35 9 8 4 17 4 25 4 34 0 55-4 68-17 17-8 25-26 25-43 0-12-4-21-8-29-5-4-13-13-21-21-9-5-22-13-30-17-13-4-26-13-42-17-13-9-26-17-39-26-13-8-25-17-34-25-13-13-18-21-26-34-4-13-4-26-4-42 0-22 4-39 12-55 9-18 23-31 35-40 17-8 34-17 56-21 16-4 38-8 59-8 42 0 76 4 97 17v73c-25-17-55-31-93-31-13 0-21 5-34 5-8 5-21 5-29 13-9 4-13 8-22 17-4 8-4 17-4 25 0 9 0 17 4 26 5 8 9 13 17 21 9 4 17 9 30 17 13 4 25 9 38 17 17 8 30 17 42 25 17 9 26 17 38 30 9 9 17 21 26 34 4 13 9 30 9 46 0 22-5 39-13 56-9 12-22 25-38 38-13 8-34 13-51 17-21 4-43 8-64 8-8 0-17 0-25 0-13-4-26-4-34-8-13 0-21-4-35-4-9-5-17-9-21-13z">
          <text:p/>
        </draw:path>
        <draw:path draw:style-name="gr3" draw:text-style-name="P3" draw:layer="layout" svg:width="0.246cm" svg:height="0.326cm" svg:x="4.347cm" svg:y="17.508cm" svg:viewBox="0 0 247 327" svg:d="M247 306c-25 13-55 21-90 21-47 0-85-12-114-42-26-31-43-69-43-116 0-50 17-93 47-122 30-35 72-47 123-47 31 0 56 4 77 12v68c-21-16-46-25-73-25-30 0-51 9-72 30s-30 46-30 80 9 59 30 77c17 18 42 30 72 30 27 0 48-8 73-30z">
          <text:p/>
        </draw:path>
        <draw:path draw:style-name="gr3" draw:text-style-name="P3" draw:layer="layout" svg:width="0.284cm" svg:height="0.326cm" svg:x="4.644cm" svg:y="17.508cm" svg:viewBox="0 0 285 327" svg:d="M285 182h-216c4 30 13 51 30 68 17 14 38 22 67 22 34 0 64-8 93-30v60c-29 17-67 25-114 25-42 0-80-12-107-42-25-31-38-69-38-120s13-89 43-118c30-35 64-47 106-47 43 0 77 12 102 38 21 30 34 68 34 114zM217 131c0-25-8-46-21-59-8-13-25-21-47-21-21 0-38 8-50 21-17 17-26 34-30 59z">
          <text:p/>
        </draw:path>
        <draw:path draw:style-name="gr3" draw:text-style-name="P3" draw:layer="layout" svg:width="0.275cm" svg:height="0.318cm" svg:x="4.996cm" svg:y="17.508cm" svg:viewBox="0 0 276 319" svg:d="M276 319h-67v-174c0-60-22-90-64-90-21 0-38 9-56 25-13 17-17 34-17 60v179h-72v-315h72v55c22-42 56-59 103-59 34 0 59 8 76 34 17 21 25 51 25 93z">
          <text:p/>
        </draw:path>
        <draw:path draw:style-name="gr3" draw:text-style-name="P3" draw:layer="layout" svg:width="0.267cm" svg:height="0.326cm" svg:x="5.335cm" svg:y="17.508cm" svg:viewBox="0 0 268 327" svg:d="M268 319h-72v-47c-21 38-55 55-94 55-34 0-55-8-72-25-21-17-30-38-30-69 0-55 34-93 102-102l94-12c0-47-21-68-64-68-35 0-68 13-98 38v-59c30-22 68-30 115-30 77 0 119 38 119 114zM196 165l-64 9c-22 4-39 8-47 17-9 4-17 16-17 38 0 13 8 21 17 31 8 8 21 12 39 12 21 0 38-4 51-22 17-17 21-34 21-59z">
          <text:p/>
        </draw:path>
        <draw:path draw:style-name="gr3" draw:text-style-name="P3" draw:layer="layout" svg:width="0.182cm" svg:height="0.318cm" svg:x="5.687cm" svg:y="17.508cm" svg:viewBox="0 0 183 319" svg:d="M183 72c-8-4-21-8-38-8-21 0-38 8-55 29-13 17-21 43-21 77v149h-69v-315h69v68h4c4-25 17-42 30-51 17-13 29-21 50-21 13 0 22 4 30 8z">
          <text:p/>
        </draw:path>
        <draw:path draw:style-name="gr3" draw:text-style-name="P3" draw:layer="layout" svg:width="0.085cm" svg:height="0.458cm" svg:x="5.911cm" svg:y="17.368cm" svg:viewBox="0 0 86 459" svg:d="M44 81c-13 0-21-5-30-13-9-4-14-17-14-30 0-8 5-21 14-25 9-9 17-13 30-13s21 4 30 13c8 4 12 17 12 25 0 13-4 21-12 30-9 8-17 13-30 13zM78 459h-69v-315h69z">
          <text:p/>
        </draw:path>
        <draw:path draw:style-name="gr3" draw:text-style-name="P3" draw:layer="layout" svg:width="0.322cm" svg:height="0.326cm" svg:x="6.06cm" svg:y="17.508cm" svg:viewBox="0 0 323 327" svg:d="M161 327c-51 0-89-12-115-42-29-31-46-69-46-120s17-93 46-123c30-30 73-42 123-42 47 0 86 12 116 42 25 30 38 68 38 119s-13 89-43 120c-29 29-68 46-119 46zM165 55c-29 0-51 9-68 30-17 17-25 46-25 80 0 30 8 59 25 77s39 30 68 30c26 0 47-8 65-30 12-18 21-43 21-81 0-34-9-59-21-76-18-21-39-30-65-30z">
          <text:p/>
        </draw:path>
        <draw:path draw:style-name="gr3" draw:text-style-name="P3" draw:layer="layout" svg:width="0.263cm" svg:height="0.453cm" svg:x="6.619cm" svg:y="17.381cm" svg:viewBox="0 0 264 454" svg:d="M0 429v-64c30 22 60 34 99 34 25 0 51-8 67-21 18-13 26-30 26-55 0-47-38-72-114-72h-35v-59h35c67 0 101-22 101-68 0-43-25-69-80-69-30 0-56 14-82 35v-65c30-17 65-25 107-25 38 0 68 8 94 29 21 22 33 48 33 78 0 55-29 93-89 110 34 4 60 17 77 34 17 21 25 42 25 72 0 38-13 72-42 93-30 26-68 38-119 38-43 0-77-8-103-25z">
          <text:p/>
        </draw:path>
        <draw:polygon draw:style-name="gr3" draw:text-style-name="P3" draw:layer="layout" svg:width="0.098cm" svg:height="0.152cm" svg:x="6.941cm" svg:y="17.754cm" svg:viewBox="0 0 99 153" draw:points="99,0 51,153 0,153 34,0">
          <text:p/>
        </draw:polygon>
        <draw:path draw:style-name="gr3" draw:text-style-name="P3" draw:layer="layout" svg:width="0.47cm" svg:height="0.437cm" svg:x="7.306cm" svg:y="17.389cm" svg:viewBox="0 0 471 438" svg:d="M471 438h-73v-285c0-22 0-51 5-85-5 21-9 34-13 42l-132 328h-50l-132-323c-4-13-8-26-13-47 5 17 5 47 5 89v281h-68v-438h102l114 294c9 21 17 38 17 50h4c5-25 13-42 17-55l119-289h98z">
          <text:p/>
        </draw:path>
        <draw:path draw:style-name="gr3" draw:text-style-name="P3" draw:layer="layout" svg:width="0.331cm" svg:height="0.453cm" svg:x="7.857cm" svg:y="17.381cm" svg:viewBox="0 0 332 454" svg:d="M332 429c-30 17-72 25-124 25-64 0-115-21-153-59-38-43-55-93-55-157 0-72 21-127 64-174 42-43 97-64 166-64 42 0 76 8 102 17v73c-30-17-60-26-98-26-48 0-86 17-115 47-30 29-43 72-43 123 0 46 13 85 38 114 30 30 64 43 111 43 43 0 77-9 107-30z">
          <text:p/>
        </draw:path>
        <draw:polygon draw:style-name="gr3" draw:text-style-name="P3" draw:layer="layout" svg:width="0.077cm" svg:height="0.44cm" svg:x="8.271cm" svg:y="17.39cm" svg:viewBox="0 0 78 441" draw:points="0,0 78,0 78,441 0,441">
          <text:p/>
        </draw:polygon>
        <draw:path draw:style-name="gr3" draw:text-style-name="P3" draw:layer="layout" svg:width="0.368cm" svg:height="0.437cm" svg:x="8.455cm" svg:y="17.389cm" svg:viewBox="0 0 369 438" svg:d="M0 438v-438h127c162 0 242 72 242 212 0 69-21 124-67 167-43 38-106 59-179 59zM72 60v319h59c51 0 90-17 120-43 29-30 42-69 42-120 0-101-51-156-162-156z">
          <text:p/>
        </draw:path>
        <draw:path draw:style-name="gr3" draw:text-style-name="P3" draw:layer="layout" svg:width="0.292cm" svg:height="0.182cm" svg:x="8.921cm" svg:y="17.555cm" svg:viewBox="0 0 293 183" svg:d="M293 51h-293v-51h293zM293 183h-293v-51h293z">
          <text:p/>
        </draw:path>
        <draw:path draw:style-name="gr3" draw:text-style-name="P3" draw:layer="layout" svg:width="0.292cm" svg:height="0.453cm" svg:x="9.311cm" svg:y="17.381cm" svg:viewBox="0 0 293 454" svg:d="M0 323c0-13 4-21 4-34 4-13 9-25 17-34 4-8 13-17 21-25 13-9 21-17 34-22-17-8-34-25-42-38-13-17-17-38-17-55s0-34 8-46c9-14 17-27 26-35 12-13 25-22 42-26s34-8 51-8c21 0 39 4 56 8 17 9 30 13 43 26 8 8 21 21 25 35 8 12 8 29 8 46s-4 38-17 55c-8 13-25 30-42 38 13 5 26 13 34 22 8 8 17 17 25 25 5 9 9 21 13 34 4 8 4 21 4 34 0 21-4 38-8 55-9 17-17 30-30 38-12 13-29 21-46 30-22 4-40 8-61 8s-42-4-59-8c-17-9-34-17-47-30-12-8-21-21-29-38-9-17-13-34-13-55zM72 319c0 12 0 25 4 33 4 9 9 18 17 26 4 9 13 13 21 17 9 4 21 4 34 4 9 0 21 0 30-4s18-13 26-17c5-8 13-17 13-26 4-12 9-21 9-33 0-13-5-22-5-30-4-13-12-21-17-30-8-4-17-12-26-17-9-4-21-4-30-4-13 0-21 0-34 4-8 5-17 9-21 17-8 9-13 17-17 26-4 12-4 21-4 34zM85 119c0 9 0 17 4 26 4 8 8 17 13 21 8 4 12 13 21 13 8 4 17 4 25 4 9 0 13 0 21-4 9-4 14-9 22-13 5-4 9-13 13-21 5-9 5-17 5-26 0-8 0-17-5-25-4-9-8-13-13-21-4-4-13-9-22-14-4-4-12-4-21-4-13 0-21 0-25 4-9 5-17 10-21 18-5 4-9 13-13 17-4 8-4 17-4 25z">
          <text:p/>
        </draw:path>
        <draw:path draw:style-name="gr6" draw:text-style-name="P6" draw:layer="layout" svg:width="0.144cm" svg:height="0.237cm" svg:x="4.267cm" svg:y="4.729cm" svg:viewBox="0 0 145 238" svg:d="M145 84c0 13-4 26-9 38-4 14-8 23-18 31-8 5-16 13-25 13-8 4-21 8-34 8-4 0-8 0-12 0-9-4-13-4-17-4v68h-30v-234h25l5 30c4-13 17-22 25-26s17-8 30-8c8 0 17 4 25 8s13 9 18 17c4 4 8 13 13 25 0 9 4 22 4 34zM114 84c0-8 0-17-4-21 0-8-4-17-4-21-4-4-9-8-13-13-4 0-8-4-13-4-4 0-8 0-12 4-5 0-9 0-13 5-4 4-8 4-13 12-4 4-8 9-12 13v86c4 0 8 0 17 4 4 0 12 0 16 0 17 0 26-4 39-17 8-10 12-27 12-48z">
          <text:p/>
        </draw:path>
        <draw:path draw:style-name="gr6" draw:text-style-name="P6" draw:layer="layout" svg:width="0.156cm" svg:height="0.173cm" svg:x="4.441cm" svg:y="4.729cm" svg:viewBox="0 0 157 174" svg:d="M157 85c0 13 0 26-4 38-4 9-8 18-17 26-4 9-12 13-25 17-9 4-21 8-34 8-8 0-21 0-30-4-8-4-17-12-25-17-5-8-9-17-13-30-5-8-9-21-9-33 0-13 4-26 9-39 4-8 8-16 13-26 8-8 17-13 25-17 13-4 22-8 34-8 13 0 26 4 34 8 9 0 17 9 25 13 5 9 9 18 13 30 4 9 4 22 4 34zM128 90c0-13 0-22 0-30-4-9-9-13-13-17-4-8-8-8-13-13-8-5-12-5-21-5-8 0-17 0-21 5-9 5-13 9-17 13-4 8-9 13-9 21 0 9-4 17-4 26 0 8 4 16 4 25 5 8 9 13 13 21 0 5 9 9 13 9 9 4 13 4 21 4 9 0 17 0 21-4 9-4 13-9 17-13 5-9 5-13 9-21 0-9 0-13 0-21z">
          <text:p/>
        </draw:path>
        <draw:polygon draw:style-name="gr6" draw:text-style-name="P6" draw:layer="layout" svg:width="0.178cm" svg:height="0.165cm" svg:x="4.619cm" svg:y="4.733cm" svg:viewBox="0 0 179 166" draw:points="179,0 153,166 119,166 93,97 89,80 85,97 59,166 25,166 0,0 29,0 42,114 46,141 55,114 76,42 97,42 124,114 132,137 136,114 149,0">
          <text:p/>
        </draw:polygon>
        <draw:path draw:style-name="gr6" draw:text-style-name="P6" draw:layer="layout" svg:width="0.144cm" svg:height="0.173cm" svg:x="4.822cm" svg:y="4.729cm" svg:viewBox="0 0 145 174" svg:d="M145 81c0 0 0 4 0 9 0 4 0 4 0 8h-114c0 17 4 30 12 38 9 9 26 13 43 13 4 0 8 0 13 0 4 0 12 0 17 0 4 0 8-4 12-4 5 0 9 0 9 0v21c-4 4-17 4-26 4-8 4-21 4-30 4-16 0-25 0-38-4-8-4-17-12-25-17-4-8-13-17-13-30-5-8-5-21-5-33 0-13 0-26 5-34 5-13 9-21 13-31 8-8 17-13 25-17 9-4 22-8 30-8 13 0 26 4 34 8 9 0 17 9 21 13 9 9 13 18 13 26 4 9 4 21 4 34zM116 77c0-9 0-17 0-21-5-9-5-13-9-17s-8-9-13-9c-8-5-13-5-21-5-4 0-13 0-17 5-4 0-8 5-13 9-4 4-8 8-8 17-4 4-4 12-4 21z">
          <text:p/>
        </draw:path>
        <draw:path draw:style-name="gr6" draw:text-style-name="P6" draw:layer="layout" svg:width="0.136cm" svg:height="0.169cm" svg:x="5.021cm" svg:y="4.729cm" svg:viewBox="0 0 137 170" svg:d="M0 4h26v30c12-13 22-22 30-26 13-4 21-8 30-8 17 0 30 8 38 17 9 12 13 29 13 50h-30c0-17 0-25-4-33-4-5-13-9-21-9-5 0-9 0-13 4-4 0-8 0-8 5-5 4-13 8-17 12-6 4-10 9-14 17v107h-30z">
          <text:p/>
        </draw:path>
        <draw:path draw:style-name="gr6" draw:text-style-name="P6" draw:layer="layout" svg:width="0.055cm" svg:height="0.056cm" svg:x="5.237cm" svg:y="4.847cm" svg:viewBox="0 0 56 57" svg:d="M31 0c4 0 9 0 9 0 4 5 8 5 12 9 0 0 4 4 4 9s0 9 0 9c0 4 0 9 0 13s-4 4-4 8c-4 5-8 5-12 5 0 4-5 4-9 4s-8 0-13-4c0 0-5 0-9-5 0-4-4-4-4-8s-5-9-5-13c0 0 5-4 5-9s4-9 4-9c4-4 9-4 9-9 5 0 9 0 13 0z">
          <text:p/>
        </draw:path>
        <draw:path draw:style-name="gr6" draw:text-style-name="P6" draw:layer="layout" svg:width="0.148cm" svg:height="0.224cm" svg:x="5.373cm" svg:y="4.678cm" svg:viewBox="0 0 149 225" svg:d="M149 221c-4 0-12 0-21 4-4 0-13 0-21 0-17 0-34-4-47-16-8-9-12-22-12-43v-86h-48v-25h48v-47l29-8v55h72v25h-72v86c0 8 0 21 9 26 4 4 17 8 25 8 9 0 13 0 21 0 5 0 13-4 17-4z">
          <text:p/>
        </draw:path>
        <draw:path draw:style-name="gr6" draw:text-style-name="P6" draw:layer="layout" svg:width="0.055cm" svg:height="0.055cm" svg:x="5.615cm" svg:y="4.847cm" svg:viewBox="0 0 56 56" svg:d="M26 0c4 0 9 0 13 0 0 5 4 5 8 9 0 0 5 4 5 8 0 6 4 10 4 10 0 4-4 8-4 13 0 4-5 4-5 8-4 4-8 4-8 4-4 4-9 4-13 4-5 0-9 0-9-4-5 0-9 0-13-4 0-4-4-4-4-8 0-5 0-9 0-13 0 0 0-4 0-10 0-4 4-8 4-8 4-4 8-4 13-9 0 0 4 0 9 0z">
          <text:p/>
        </draw:path>
        <draw:path draw:style-name="gr6" draw:text-style-name="P6" draw:layer="layout" svg:width="0.148cm" svg:height="0.224cm" svg:x="5.746cm" svg:y="4.678cm" svg:viewBox="0 0 149 225" svg:d="M149 221c-4 0-12 0-17 4-8 0-16 0-21 0-22 0-39-4-47-16-13-9-17-22-17-43v-85h-47v-26h47v-47l29-8v55h73v26h-73v85c0 9 0 21 9 26 4 4 18 8 31 8 4 0 8 0 16 0 5 0 13-4 17-4z">
          <text:p/>
        </draw:path>
        <draw:path draw:style-name="gr6" draw:text-style-name="P6" draw:layer="layout" svg:width="0.148cm" svg:height="0.173cm" svg:x="5.941cm" svg:y="4.729cm" svg:viewBox="0 0 149 174" svg:d="M149 81c0 0 0 4 0 9 0 4 0 4 0 8h-119c0 17 4 30 17 38 9 9 22 13 39 13 4 0 13 0 17 0s8 0 13 0c4 0 8-4 12-4s9 0 13 0v21c-9 4-17 4-25 4-13 4-22 4-34 4-13 0-26 0-35-4-13-4-21-12-26-17-8-8-13-17-17-30-4-8-4-21-4-33 0-13 4-26 4-34 4-13 9-21 17-31 5-8 13-13 22-17 13-4 22-8 34-8 13 0 22 4 30 8 9 0 17 9 25 13 5 9 9 18 13 26 4 9 4 21 4 34zM120 77c0-9 0-17-4-21 0-9-5-13-9-17 0-4-4-9-13-9-4-5-12-5-17-5-8 0-12 0-16 5-10 0-14 5-18 9 0 4-5 8-9 17 0 4-4 12-4 21z">
          <text:p/>
        </draw:path>
        <draw:path draw:style-name="gr6" draw:text-style-name="P6" draw:layer="layout" svg:width="0.127cm" svg:height="0.173cm" svg:x="6.14cm" svg:y="4.729cm" svg:viewBox="0 0 128 174" svg:d="M128 128c0 4 0 8-4 13 0 4-4 8-8 12 0 5-4 9-9 9-4 4-12 4-17 8-4 0-8 0-17 4-4 0-8 0-12 0-13 0-21 0-34 0-10-4-18-4-27-8v-25c9 4 17 4 31 8 9 0 17 0 26 0 16 0 25 0 33-4 5-4 9-9 9-17 0-4 0-4 0-9-4 0-4-4-9-4 0-4-4-4-12-9-5-4-13-4-21-8-9 0-17-4-22-8-8 0-13-5-18-9-4-4-8-8-13-13 0-4-4-12-4-21 0-4 4-8 4-12 5-10 5-14 13-18 5-5 14-9 23-13 8 0 17-4 29-4 9 0 17 0 26 0 4 4 12 4 21 4v26c-9 0-17 0-26-5-8 0-12 0-21 0-4 0-12 0-17 0-4 5-8 5-12 5 0 5-5 5-5 9-4 4-4 4-4 8s0 4 4 9c0 0 0 4 5 8 4 0 8 4 12 4 9 5 13 5 21 9 13 4 22 4 26 8 8 5 13 9 17 13 4 0 8 4 8 13 4 4 4 8 4 17z">
          <text:p/>
        </draw:path>
        <draw:path draw:style-name="gr6" draw:text-style-name="P6" draw:layer="layout" svg:width="0.152cm" svg:height="0.224cm" svg:x="6.306cm" svg:y="4.678cm" svg:viewBox="0 0 153 225" svg:d="M153 221c-8 0-12 0-21 4-8 0-13 0-21 0-21 0-38-4-47-16-13-9-17-22-17-43v-86h-47v-25h47v-47l30-8v55h76v25h-76v86c0 8 4 21 9 26 8 4 16 8 29 8 4 0 13 0 17 0s13-4 21-4z">
          <text:p/>
        </draw:path>
        <draw:path draw:style-name="gr7" draw:text-style-name="P7" draw:layer="layout" svg:width="0.094cm" svg:height="0.318cm" svg:x="6.534cm" svg:y="4.652cm" svg:viewBox="0 0 95 319" svg:d="M78 319c-51-47-78-102-78-158 0-12 0-29 5-42 0-13 4-25 12-38 5-13 14-26 23-42 12-13 21-26 38-39l17 17c-43 43-64 89-64 140 0 25 4 51 13 77 13 21 30 47 51 68z">
          <text:p/>
        </draw:path>
        <draw:path draw:style-name="gr8" draw:text-style-name="P8" draw:layer="layout" svg:width="0.135cm" svg:height="0.17cm" svg:x="4.64cm" svg:y="5.233cm" svg:viewBox="0 0 136 171" svg:d="M0 4h26l4 26c5-5 9-9 13-13s9-9 13-13c4 0 9 0 13-4 4 0 8 0 17 0 17 0 29 4 38 17 8 8 12 26 12 42v112h-29v-107c0-13-4-21-9-30-4-4-12-9-21-9-4 0-8 0-8 0-4 0-9 5-13 9-4 0-9 4-13 9-4 4-8 8-13 16v112h-30z">
          <text:p/>
        </draw:path>
        <draw:path draw:style-name="gr8" draw:text-style-name="P8" draw:layer="layout" svg:width="0.144cm" svg:height="0.081cm" svg:x="4.822cm" svg:y="5.271cm" svg:viewBox="0 0 145 82" svg:d="M145 26h-145v-26h145zM145 82h-145v-21h145z">
          <text:p/>
        </draw:path>
        <draw:polygon draw:style-name="gr11" draw:text-style-name="P11" draw:layer="layout" svg:width="0.148cm" svg:height="0.217cm" svg:x="5.009cm" svg:y="5.186cm" svg:viewBox="0 0 149 218" draw:points="149,218 111,218 46,81 25,38 25,150 25,218 0,218 0,0 38,0 98,129 119,179 119,60 119,0 149,0">
          <text:p/>
        </draw:polygon>
        <draw:path draw:style-name="gr11" draw:text-style-name="P11" draw:layer="layout" svg:width="0.153cm" svg:height="0.221cm" svg:x="5.191cm" svg:y="5.186cm" svg:viewBox="0 0 154 222" svg:d="M154 140c0 13 0 26-5 34-4 9-8 17-17 26-4 5-13 13-21 13-13 5-21 9-34 9s-26-4-35-9c-8 0-17-8-25-13-4-9-9-13-13-26 0-8-4-17-4-29v-145h30v145c0 8 4 12 4 21 0 4 4 12 8 17 4 4 9 8 14 8 8 4 13 4 21 4 17 0 30-4 34-12 8-9 13-21 13-38v-145h30z">
          <text:p/>
        </draw:path>
        <draw:polygon draw:style-name="gr11" draw:text-style-name="P11" draw:layer="layout" svg:width="0.127cm" svg:height="0.217cm" svg:x="5.399cm" svg:y="5.186cm" svg:viewBox="0 0 128 218" draw:points="128,218 0,218 0,0 33,0 33,192 128,192">
          <text:p/>
        </draw:polygon>
        <draw:polygon draw:style-name="gr11" draw:text-style-name="P11" draw:layer="layout" svg:width="0.123cm" svg:height="0.217cm" svg:x="5.589cm" svg:y="5.186cm" svg:viewBox="0 0 124 218" draw:points="124,218 0,218 0,0 30,0 30,192 124,192">
          <text:p/>
        </draw:polygon>
        <draw:path draw:style-name="gr7" draw:text-style-name="P7" draw:layer="layout" svg:width="0.08cm" svg:height="0.11cm" svg:x="5.776cm" svg:y="5.348cm" svg:viewBox="0 0 81 111" svg:d="M0 88c4 0 8 0 17 0 4-4 9-4 14-8 4 0 8-4 8-9 4-4 4-4 4-12 0-4 0-9 0-9-4-4-4-8-8-8 0-4-4-4-4-9 0-4-5-4-5-12l5-5c0-4 0-4 4-8l4-4c4 0 8-4 13-4 4 0 8 4 8 4 4 0 9 4 13 8 0 0 4 4 4 13 4 4 4 8 4 17 0 8-4 17-4 25-4 9-8 17-17 21-8 10-17 14-25 18-9 5-22 5-35 5z">
          <text:p/>
        </draw:path>
        <draw:path draw:style-name="gr8" draw:text-style-name="P8" draw:layer="layout" svg:width="0.144cm" svg:height="0.237cm" svg:x="4.631cm" svg:y="5.67cm" svg:viewBox="0 0 145 238" svg:d="M0 157c0-12 5-26 9-39 0-12 8-21 12-29 9-5 17-13 31-17 9-4 22-4 30-4s13 0 17 0 13 4 17 4v-72h29v238h-29v-34c-9 13-17 21-26 26-8 8-21 8-29 8-9 0-18 0-27-4-8-4-13-9-17-17-8-9-8-17-12-26 0-8-5-21-5-34zM30 153c0 21 4 38 8 47 9 8 18 17 27 17s17-4 25-13c9-4 17-17 26-30v-77c-4 0-13-4-17-4s-13 0-17 0c-17 0-30 4-39 13-9 12-13 25-13 47z">
          <text:p/>
        </draw:path>
        <draw:path draw:style-name="gr8" draw:text-style-name="P8" draw:layer="layout" svg:width="0.144cm" svg:height="0.169cm" svg:x="4.822cm" svg:y="5.738cm" svg:viewBox="0 0 145 170" svg:d="M145 76c0 4 0 8 0 8 0 4 0 10 0 10h-114c0 17 4 29 12 42 9 9 26 13 43 13 4 0 8 0 13 0 4 0 12-4 17-4 4 0 8 0 12 0 5 0 9-5 9-5v26c-4 0-17 4-26 4-8 0-21 0-30 0-16 0-25 0-38-4-8-4-17-9-25-17-4-9-13-17-13-26-5-12-5-25-5-39 0-13 0-21 5-34 5-8 9-17 13-25 8-9 17-17 25-21 9-4 22-4 30-4 13 0 26 0 34 4 9 4 17 8 21 17 9 4 13 12 13 21 4 13 4 21 4 34zM116 71c0-8 0-12 0-21-5-4-5-8-9-12-4-9-8-9-13-13-8-4-13-4-21-4-4 0-13 0-17 4s-8 4-13 8c-4 9-8 13-8 17-4 9-4 13-4 21z">
          <text:p/>
        </draw:path>
        <draw:polygon draw:style-name="gr8" draw:text-style-name="P8" draw:layer="layout" svg:width="0.136cm" svg:height="0.238cm" svg:x="5.017cm" svg:y="5.669cm" svg:viewBox="0 0 137 239" draw:points="56,26 8,26 8,0 86,0 86,213 137,213 137,239 0,239 0,213 56,213">
          <text:p/>
        </draw:polygon>
        <draw:path draw:style-name="gr8" draw:text-style-name="P8" draw:layer="layout" svg:width="0.148cm" svg:height="0.221cm" svg:x="5.187cm" svg:y="5.686cm" svg:viewBox="0 0 149 222" svg:d="M149 218c-4 4-13 4-21 4-5 0-13 0-22 0-21 0-33-4-47-13-9-8-13-26-13-42v-90h-46v-26h46v-42l27-9v51h76v26h-76v85c0 13 4 21 12 26 5 8 13 13 26 13 8 0 12-5 17-5 8 0 17 0 21-4z">
          <text:p/>
        </draw:path>
        <draw:path draw:style-name="gr8" draw:text-style-name="P8" draw:layer="layout" svg:width="0.139cm" svg:height="0.17cm" svg:x="5.382cm" svg:y="5.737cm" svg:viewBox="0 0 140 171" svg:d="M115 171v-26c-10 13-22 17-31 22-8 4-17 4-29 4-9 0-17 0-26 0-4-4-8-9-17-13-4-4-4-8-8-13 0-8-4-13-4-21 0-17 8-31 21-39 13-9 29-13 55-13h35v-17c0-8-6-17-10-21-8-8-17-8-29-8-9 0-17 0-30 0-8 4-17 4-25 8v-25c4 0 8 0 12-5 5 0 9 0 13 0 4-4 8-4 17-4 4 0 8 0 17 0 8 0 17 0 25 4 10 0 14 5 22 9 5 4 9 8 13 17 4 8 4 13 4 25v116zM111 93h-39c-5 0-13 0-17 0-5 6-9 6-13 10-4 0-4 4-8 8 0 5 0 9 0 13s0 4 0 8c0 5 4 5 4 9 4 4 4 4 8 4 4 5 9 5 13 5 8 0 17-5 25-9 9-4 17-9 27-17z">
          <text:p/>
        </draw:path>
        <draw:path draw:style-name="gr8" draw:text-style-name="P8" draw:layer="layout" svg:width="0.14cm" svg:height="0.08cm" svg:x="5.572cm" svg:y="5.776cm" svg:viewBox="0 0 141 81" svg:d="M141 21h-141v-21h141zM141 81h-141v-25h141z">
          <text:p/>
        </draw:path>
        <draw:path draw:style-name="gr13" draw:text-style-name="P12" draw:layer="layout" svg:width="0.144cm" svg:height="0.221cm" svg:x="5.759cm" svg:y="5.686cm" svg:viewBox="0 0 145 222" svg:d="M145 222h-145v-26l56-60c13-8 17-17 25-21 5-8 9-13 13-17 4-8 4-13 4-17 5-4 5-8 5-17 0-4 0-8-5-12 0-5-4-9-4-13-4-4-8-9-13-9-4-4-8-4-17-4-8 0-16 0-25 4-9 5-14 13-22 17l-17-17c8-8 21-17 30-21 13-9 26-9 39-9 8 0 17 0 25 5 9 4 17 8 21 13 4 4 9 12 13 21 4 4 4 13 4 25 0 9 0 17-4 21 0 9-4 17-9 22-4 8-8 16-16 21-9 8-13 18-26 26l-38 38h106z">
          <text:p/>
        </draw:path>
        <draw:path draw:style-name="gr7" draw:text-style-name="P7" draw:layer="layout" svg:width="0.081cm" svg:height="0.11cm" svg:x="5.962cm" svg:y="5.852cm" svg:viewBox="0 0 82 111" svg:d="M0 90c5 0 13 0 17-4 5 0 9 0 13-4 4 0 9-5 9-9 4-4 4-8 4-13 0-4 0-8 0-8-4-4-4-9-9-9 0-4 0-8-4-8 0-5 0-10 0-14 0 0 0-4 0-8 0 0 0-5 4-5 0-4 5-4 9-4 0-4 4-4 8-4s9 0 13 4c0 0 4 4 8 4 0 5 5 9 5 13 5 9 5 14 5 22 0 9-5 17-5 26-5 8-9 17-17 21-5 8-13 13-26 17-8 4-21 4-34 4z">
          <text:p/>
        </draw:path>
        <draw:path draw:style-name="gr8" draw:text-style-name="P8" draw:layer="layout" svg:width="0.127cm" svg:height="0.173cm" svg:x="4.644cm" svg:y="6.238cm" svg:viewBox="0 0 128 174" svg:d="M128 128c0 4 0 8 0 13-4 8-4 12-8 12-5 4-10 9-14 13-4 0-8 4-17 4-4 0-8 4-13 4-8 0-12 0-16 0-13 0-22 0-30 0-13 0-22-4-30-4v-29c8 4 21 8 30 8 8 0 17 0 30 0 12 0 21 0 29-4 9-4 9-9 9-17 0 0 0-4 0-9l-5-4c-4-4-8-4-12-9-9 0-17-4-26-8-8 0-13-4-21-4-4-5-13-9-17-13-4-5-9-9-9-14-4-4-4-12-4-17 0-4 0-12 0-17 4-4 9-8 13-16 4-5 13-9 21-9 9-4 22-8 34-8 4 0 13 4 21 4 9 0 17 0 27 4v25c-10-4-18-4-27-4-8-4-17-4-21-4-8 0-12 0-21 4-4 0-9 0-9 4-4 0-8 5-8 5 0 4 0 8 0 8 0 4 0 9 0 9 0 4 4 4 4 8 4 0 9 4 17 4 5 5 13 9 21 9 9 5 17 9 26 9 4 4 13 9 18 13 4 4 4 8 8 13 0 4 0 8 0 17z">
          <text:p/>
        </draw:path>
        <draw:path draw:style-name="gr8" draw:text-style-name="P8" draw:layer="layout" svg:width="0.144cm" svg:height="0.237cm" svg:x="4.818cm" svg:y="6.174cm" svg:viewBox="0 0 145 238" svg:d="M0 158c0-17 4-30 9-38 5-14 9-23 17-31 4-8 13-13 26-17 8-4 21-4 33-4 5 0 9 0 13 0 5 0 13 0 17 4v-72h30v238h-25l-5-33c-8 12-17 21-25 25-9 8-17 8-30 8-8 0-17 0-25-4-9-4-13-8-17-17-4-8-9-17-14-25 0-13-4-22-4-34zM30 153c0 22 5 39 9 47 8 9 17 13 25 13 9 0 17 0 26-8 8-5 17-17 25-30v-78c-4-4-12-4-17-4-4-4-13-4-17-4-17 0-29 8-38 17-8 9-13 26-13 47z">
          <text:p/>
        </draw:path>
        <draw:path draw:style-name="gr8" draw:text-style-name="P8" draw:layer="layout" svg:width="0.144cm" svg:height="0.084cm" svg:x="5.009cm" svg:y="6.276cm" svg:viewBox="0 0 145 85" svg:d="M145 25h-145v-25h145zM145 85h-145v-26h145z">
          <text:p/>
        </draw:path>
        <draw:path draw:style-name="gr13" draw:text-style-name="P12" draw:layer="layout" svg:width="0.148cm" svg:height="0.22cm" svg:x="5.191cm" svg:y="6.191cm" svg:viewBox="0 0 149 221" svg:d="M149 98c0 22 0 38-4 55-8 13-13 26-25 39-9 8-21 17-34 21-17 4-35 8-52 8h-21v-25h21c13 0 25-4 39-4 9-4 17-9 26-13 8-8 12-13 16-21 5-9 5-17 5-30v-4c-5 4-13 4-21 8-9 4-22 4-30 4-14 0-22-4-31-4-8-4-17-8-21-12-4-9-9-13-13-22 0-8-4-17-4-26 0-13 4-21 4-30 4-8 13-17 17-21 9-8 17-13 26-17 8-4 18-4 30-4 9 0 22 0 30 4s17 9 21 17c9 9 13 17 17 30s4 30 4 47zM77 21c-8 0-12 0-22 4-4 0-8 5-13 9-4 4-4 8-8 13 0 8-4 12-4 21 0 8 4 13 4 18 0 8 4 12 8 17 0 0 5 4 13 8 4 0 10 0 18 0 4 0 9 0 13 0s8 0 13-4c4 0 8 0 12-4 4 0 9-5 9-5 0-12 0-26 0-39-5-8-9-17-9-21-4-4-12-8-17-13-4 0-12-4-17-4z">
          <text:p/>
        </draw:path>
        <draw:path draw:style-name="gr13" draw:text-style-name="P12" draw:layer="layout" svg:width="0.055cm" svg:height="0.055cm" svg:x="5.428cm" svg:y="6.356cm" svg:viewBox="0 0 56 56" svg:d="M26 0c4 0 8 0 12 5 0 0 5 0 10 4 0 4 4 4 4 8 0 5 4 9 4 13s-4 4-4 8c0 5-4 9-4 9-5 4-10 4-10 9-4 0-8 0-12 0-5 0-9 0-9 0-4-5-8-5-13-9 0 0-4-4-4-9 0-4 0-4 0-8s0-8 0-13c0-4 4-4 4-8 5-4 9-4 13-4 0-5 4-5 9-5z">
          <text:p/>
        </draw:path>
        <draw:path draw:style-name="gr13" draw:text-style-name="P12" draw:layer="layout" svg:width="0.148cm" svg:height="0.22cm" svg:x="5.568cm" svg:y="6.191cm" svg:viewBox="0 0 149 221" svg:d="M149 166c0 9-4 17-4 22-4 8-13 16-18 21-8 4-17 8-25 8-9 4-17 4-30 4s-21 0-29-4c-9 0-17-4-26-8-4-5-8-13-13-17-4-9-4-17-4-21 0-18 4-26 13-39 4-8 17-17 34-25-17-4-26-13-30-21-8-10-13-22-13-35 0-4 5-13 5-17 4-9 8-13 12-17 9-9 13-13 22-13 8-4 21-4 33-4 9 0 22 0 30 0 8 4 13 8 21 13 5 4 10 8 14 17 0 4 4 12 4 21 0 13-4 21-13 30-5 9-18 17-30 26 8 0 12 4 17 8 8 5 13 9 18 13 4 4 8 13 8 17 4 4 4 13 4 21zM114 51c0-9-4-17-12-21-4-5-17-9-30-9-8 0-21 4-25 9-9 4-13 12-13 21 0 4 0 8 4 13 0 4 5 8 9 8 0 4 4 9 12 14 5 0 9 4 17 8 13-8 22-13 30-22 4-4 8-13 8-21zM119 166c0-4-5-8-5-13 0-4-4-4-8-8 0-4-8-9-13-13-4-4-12-8-21-12-8 4-13 8-21 12-4 4-8 9-8 9-5 4-9 8-9 12 0 5-4 9-4 13 0 5 4 9 4 13 4 4 4 9 9 9 4 4 8 8 12 8 9 0 13 0 17 0 9 0 13 0 17 0 9 0 13-4 17-4 0-4 4-9 8-13 0-4 5-8 5-13z">
          <text:p/>
        </draw:path>
        <draw:path draw:style-name="gr7" draw:text-style-name="P7" draw:layer="layout" svg:width="0.08cm" svg:height="0.11cm" svg:x="5.776cm" svg:y="6.356cm" svg:viewBox="0 0 81 111" svg:d="M0 90c4 0 13-4 17-4s9-4 14-4c4-5 8-5 8-10 4-4 4-8 4-12 0-5 0-9 0-13-4 0-4-4-8-9 0 0 0-4-4-4 0-4 0-8 0-12 0-5 0-5 0-9 0 0 0-4 4-4 0-4 4-4 4-9 4 0 8 0 13 0 4 0 8 0 8 0 4 5 9 5 13 9 0 4 4 8 4 13 4 4 4 12 4 16 0 9-4 22-4 30-4 9-8 14-17 22-8 5-13 13-25 17-9 0-22 4-35 4z">
          <text:p/>
        </draw:path>
        <draw:path draw:style-name="gr8" draw:text-style-name="P8" draw:layer="layout" svg:width="0.127cm" svg:height="0.174cm" svg:x="4.644cm" svg:y="6.767cm" svg:viewBox="0 0 128 175" svg:d="M128 129c0 4 0 8 0 12-4 9-4 13-8 13-5 4-10 8-14 13-4 0-8 4-17 4-4 0-8 4-13 4-8 0-12 0-16 0-13 0-22 0-30 0-13 0-22-4-30-4v-30c8 4 21 9 30 9 8 0 17 0 30 0 12 0 21 0 29-5 9-4 9-8 9-16 0 0 0-5 0-9l-5-4c-4-5-8-5-12-9-9 0-17-4-26-8-8 0-13-5-21-5-4-4-13-8-17-12-4-5-9-9-9-13-4-5-4-14-4-18s0-13 0-17c4-4 9-8 13-17 4-4 13-8 21-8 9-4 22-9 34-9 4 0 13 5 21 5 9 0 17 0 27 4v25c-10-4-18-4-27-4-8-4-17-4-21-4-8 0-12 0-21 4-4 0-9 0-9 4-4 0-8 4-8 4 0 5 0 9 0 9 0 4 0 8 0 8 0 5 4 5 4 9 4 0 9 5 17 5 5 4 13 8 21 8 9 5 17 9 26 9 4 4 13 8 18 13 4 4 4 8 8 12 0 5 0 9 0 18z">
          <text:p/>
        </draw:path>
        <draw:path draw:style-name="gr8" draw:text-style-name="P8" draw:layer="layout" svg:width="0.131cm" svg:height="0.237cm" svg:x="4.831cm" svg:y="6.704cm" svg:viewBox="0 0 132 238" svg:d="M55 94h-51v-25h81v144h47v25h-132v-25h55zM63 0c4 0 8 0 8 0 5 0 5 4 9 4 0 5 5 5 5 9s0 4 0 8 0 4 0 9c0 4-5 4-5 8-4 0-4 4-9 4 0 0-4 0-8 0s-4 0-8 0c-5 0-5-4-9-4 0-4-4-4-4-8 0-5 0-5 0-9s0-4 0-8 4-4 4-9c4 0 4-4 9-4 4 0 4 0 8 0z">
          <text:p/>
        </draw:path>
        <draw:path draw:style-name="gr8" draw:text-style-name="P8" draw:layer="layout" svg:width="0.157cm" svg:height="0.241cm" svg:x="5.004cm" svg:y="6.768cm" svg:viewBox="0 0 158 242" svg:d="M133 29c0 4 4 9 4 13 4 4 4 8 4 17 0 8 0 17-4 21-4 8-8 17-13 22-8 4-13 9-21 13-9 0-17 4-25 4-9 0-18-4-23-4-4 0-12-4-12-4-5 0-5 4-9 8 0 0 0 5 0 9s0 8 4 8c5 5 9 5 17 9h44c8 0 17 0 25 4 5 0 13 4 17 8 5 0 9 5 13 13 4 4 4 9 4 17 0 9-4 13-4 21-4 4-8 13-17 17-4 4-13 9-26 13-8 4-21 4-33 4-18 0-27 0-40-4-8 0-16-4-21-9-8-4-12-8-12-12-5-5-5-13-5-17 0-9 0-17 5-21 4-9 8-13 17-17 0-5-5-5-9-9 0 0 0-4-4-4 0-4 0-4 0-8-4-5-4-5-4-9s4-13 8-17c0-9 4-13 9-18 0-4-5-9-5-9 0-4-4-4-4-8s0-4-4-8c0-5 0-9 0-13 0-9 4-17 4-21 4-9 9-17 13-22 8-4 12-8 21-12 8 0 17-4 31-4 4 0 4 4 8 4s8 0 13 0h59v25zM30 196c0 8 4 12 13 16 8 5 21 9 35 9 8 0 16-4 21-4 8 0 12-5 17-9 4 0 8-4 8-8s5-4 5-9c0-8-5-12-9-17-9-4-17-4-26-4l-47-4c-4 4-4 8-9 8 0 5-4 5-4 9l-4 4c0 4 0 9 0 9zM38 59c0 4 0 8 5 13 0 8 4 8 8 12 0 4 4 4 9 9 4 0 9 0 18 0 4 0 8 0 12 0 4-5 9-5 13-9s4-8 8-12c0-5 0-9 0-13s0-9-4-13c0-4-4-8-4-13-4-4-9-4-13-8-4 0-8 0-12 0-9 0-14 0-18 0-5 4-9 4-13 8 0 5-4 9-4 13-5 4-5 9-5 13z">
          <text:p/>
        </draw:path>
        <draw:path draw:style-name="gr8" draw:text-style-name="P8" draw:layer="layout" svg:width="0.055cm" svg:height="0.055cm" svg:x="5.237cm" svg:y="6.886cm" svg:viewBox="0 0 56 56" svg:d="M31 0c4 0 9 0 9 4 4 0 8 0 12 5 0 4 4 4 4 9 0 4 0 8 0 13 0 4 0 4 0 8s-4 9-4 9c-4 4-8 4-12 8 0 0-5 0-9 0s-8 0-13 0c0-4-5-4-9-8 0 0-4-5-4-9s-5-4-5-8c0-5 5-9 5-13 0-5 4-5 4-9 4-5 9-5 9-5 5-4 9-4 13-4z">
          <text:p/>
        </draw:path>
        <draw:polygon draw:style-name="gr8" draw:text-style-name="P8" draw:layer="layout" svg:width="0.136cm" svg:height="0.237cm" svg:x="5.39cm" svg:y="6.704cm" svg:viewBox="0 0 137 238" draw:points="55,25 8,25 8,0 86,0 86,212 137,212 137,238 0,238 0,212 55,212">
          <text:p/>
        </draw:polygon>
        <draw:path draw:style-name="gr8" draw:text-style-name="P8" draw:layer="layout" svg:width="0.148cm" svg:height="0.173cm" svg:x="5.568cm" svg:y="6.768cm" svg:viewBox="0 0 149 174" svg:d="M149 81c0 4 0 8 0 8 0 5 0 5 0 9h-119c0 17 4 30 13 38 12 9 25 17 42 17 4 0 8-4 17-4 4 0 8 0 12 0 5 0 9 0 13-4 5 0 10 0 14 0v21c-9 4-18 4-31 8-8 0-17 0-29 0-13 0-26 0-38-4-9-4-17-8-22-17-8-8-12-17-17-29-4-9-4-22-4-35 0-12 0-21 4-34 5-9 9-22 17-26 5-8 13-17 22-21 8-4 21-8 33-8 13 0 22 4 30 8s17 8 21 13c10 8 14 17 18 25 0 9 4 22 4 35zM119 77c0-9 0-18-5-22 0-5-4-13-8-17-4-5-8-9-13-9-4-4-12-4-17-4-8 0-12 0-21 4-4 0-8 4-12 9-5 4-5 12-9 17 0 4-4 13-4 22z">
          <text:p/>
        </draw:path>
        <draw:polygon draw:style-name="gr8" draw:text-style-name="P8" draw:layer="layout" svg:width="0.165cm" svg:height="0.169cm" svg:x="5.746cm" svg:y="6.772cm" svg:viewBox="0 0 166 170" draw:points="0,0 34,0 72,111 85,140 93,111 132,0 166,0 98,170 64,170">
          <text:p/>
        </draw:polygon>
        <draw:path draw:style-name="gr8" draw:text-style-name="P8" draw:layer="layout" svg:width="0.148cm" svg:height="0.173cm" svg:x="5.941cm" svg:y="6.768cm" svg:viewBox="0 0 149 174" svg:d="M149 81c0 4 0 8 0 8 0 5 0 5 0 9h-119c0 17 4 30 17 38 9 9 22 17 39 17 4 0 13-4 17-4s8 0 13 0c4 0 8 0 12-4 4 0 9 0 13 0v21c-9 4-17 4-25 8-13 0-22 0-34 0-13 0-26 0-35-4-13-4-21-8-26-17-8-8-13-17-17-29 0-9-4-22-4-35 0-12 4-21 4-34 4-9 9-22 17-26 5-8 13-17 22-21 13-4 22-8 34-8 13 0 22 4 30 8 9 4 17 8 25 13 5 8 9 17 13 25 4 9 4 22 4 35zM120 77c0-9 0-18-4-22 0-5-5-13-9-17 0-5-4-9-13-9-4-4-12-4-17-4-8 0-12 0-16 4-10 0-14 4-18 9 0 4-5 12-9 17 0 4-4 13-4 22z">
          <text:p/>
        </draw:path>
        <draw:polygon draw:style-name="gr8" draw:text-style-name="P8" draw:layer="layout" svg:width="0.136cm" svg:height="0.237cm" svg:x="6.136cm" svg:y="6.704cm" svg:viewBox="0 0 137 238" draw:points="56,25 9,25 9,0 86,0 86,212 137,212 137,238 0,238 0,212 56,212">
          <text:p/>
        </draw:polygon>
        <draw:path draw:style-name="gr8" draw:text-style-name="P8" draw:layer="layout" svg:width="0.144cm" svg:height="0.084cm" svg:x="6.318cm" svg:y="6.806cm" svg:viewBox="0 0 145 85" svg:d="M145 25h-145v-25h145zM145 85h-145v-25h145z">
          <text:p/>
        </draw:path>
        <draw:path draw:style-name="gr13" draw:text-style-name="P12" draw:layer="layout" svg:width="0.161cm" svg:height="0.22cm" svg:x="6.496cm" svg:y="6.721cm" svg:viewBox="0 0 162 221" svg:d="M162 110c0 17-4 30-8 47 0 13-8 25-13 34-8 8-17 17-25 22-13 8-21 8-34 8s-26 0-34-4c-9-4-17-14-26-22-5-8-13-21-13-34-4-17-9-34-9-51s5-34 5-47c4-12 8-25 17-33 9-9 17-17 26-22 8-8 21-8 34-8s25 0 34 4c8 4 17 13 25 21 5 9 9 22 13 34 4 13 8 30 8 51zM133 110c0-4 0-8 0-8-4-5-4-9-4-13l-90 68c0 4 5 13 5 17 4 4 4 8 8 13 4 4 9 4 13 8 4 0 13 0 17 0 8 0 13 0 21-4 4-4 9-9 13-17 4-4 8-17 13-26 0-13 4-25 4-38zM31 110c0 4 0 4 0 9 0 4 0 8 0 8l93-68c0-4-4-8-4-12-4-5-8-9-13-13 0-4-4-4-8-9-9 0-13-4-17-4-9 0-13 4-21 9-5 4-13 8-17 17-5 4-5 12-9 25-4 8-4 21-4 38z">
          <text:p/>
        </draw:path>
        <draw:path draw:style-name="gr13" draw:text-style-name="P12" draw:layer="layout" svg:width="0.055cm" svg:height="0.055cm" svg:x="6.734cm" svg:y="6.886cm" svg:viewBox="0 0 56 56" svg:d="M30 0c5 0 5 0 9 4 4 0 8 0 8 5 4 4 4 4 9 9 0 4 0 8 0 13 0 4 0 4 0 8-5 4-5 9-9 9 0 4-4 4-8 8-4 0-4 0-9 0-4 0-8 0-12 0-5-4-5-4-9-8-4 0-4-5-4-9-5-4-5-4-5-8 0-5 0-9 5-13 0-5 0-5 4-9 4-5 4-5 9-5 4-4 8-4 12-4z">
          <text:p/>
        </draw:path>
        <draw:path draw:style-name="gr13" draw:text-style-name="P12" draw:layer="layout" svg:width="0.162cm" svg:height="0.22cm" svg:x="6.869cm" svg:y="6.721cm" svg:viewBox="0 0 163 221" svg:d="M163 110c0 17-5 30-5 47-4 13-8 25-17 34-9 8-18 17-26 22-9 8-21 8-34 8s-26 0-34-4-17-14-25-22c-5-8-9-21-13-34-4-17-9-34-9-51s5-34 9-47c0-12 8-25 13-33 8-9 17-17 25-22 13-8 21-8 34-8s25 0 34 4c8 4 17 13 26 21 5 9 13 22 13 34 4 13 9 30 9 51zM132 110c0-4 0-8 0-8 0-5 0-9-5-13l-88 68c0 4 4 13 4 17 4 4 8 8 8 13 4 4 9 4 13 8 4 0 13 0 17 0 8 0 13 0 21-4 4-4 13-9 17-17 4-4 4-17 8-26 5-13 5-25 5-38zM30 110c0 4 0 4 0 9 0 4 0 8 4 8l89-68c0-4-4-8-4-12-4-5-9-9-9-13-4-4-8-4-12-9-4 0-13-4-17-4-9 0-13 4-21 9-5 4-9 8-13 17-4 4-8 12-13 25 0 8-4 21-4 38z">
          <text:p/>
        </draw:path>
        <draw:path draw:style-name="gr13" draw:text-style-name="P12" draw:layer="layout" svg:width="0.131cm" svg:height="0.22cm" svg:x="7.073cm" svg:y="6.721cm" svg:viewBox="0 0 132 221" svg:d="M132 148c0 13 0 22-4 30-4 9-13 17-21 21-9 9-17 14-30 18-8 4-22 4-35 4-4 0-8 0-12 0 0 0-5 0-9 0s-8 0-13 0c-4 0-4 0-8 0v-30c8 4 13 4 21 4 9 0 17 0 21 0 13 0 17 0 27 0 8-4 12-8 17-13 8-4 8-8 12-12 4-5 4-13 4-18 0-17-4-25-12-29-13-9-27-13-44-13h-42v-110h120v25h-94v64h21c8 0 22 0 30 0 9 4 17 8 26 13 8 4 17 8 21 17 4 8 4 16 4 29z">
          <text:p/>
        </draw:path>
        <draw:path draw:style-name="gr7" draw:text-style-name="P7" draw:layer="layout" svg:width="0.076cm" svg:height="0.11cm" svg:x="7.272cm" svg:y="6.886cm" svg:viewBox="0 0 77 111" svg:d="M0 89c4 0 9-4 13-4 8 0 13-4 17-4 4-5 4-5 8-9s4-8 4-13c0-4 0-8-4-12 0 0 0-5-4-9l-4-4c-4-4-4-9-4-13s0-4 4-8v-4c4-5 4-5 8-9 4 0 9 0 9 0 4 0 8 0 12 0 6 4 10 4 10 9 4 4 4 8 8 12 0 4 0 13 0 17 0 9 0 21-4 30-4 8-8 13-14 21-8 4-17 14-25 18-13 0-21 4-34 4z">
          <text:p/>
        </draw:path>
        <draw:path draw:style-name="gr8" draw:text-style-name="P8" draw:layer="layout" svg:width="0.144cm" svg:height="0.237cm" svg:x="4.64cm" svg:y="7.272cm" svg:viewBox="0 0 145 238" svg:d="M145 85c0 12-4 25-9 38-4 12-8 21-16 29-5 4-13 13-26 13-8 4-21 8-29 8-9 0-13 0-18 0-4-4-13-4-18-4v69h-29v-234h25l4 30c9-13 18-21 27-26 9-4 21-8 30-8 8 0 17 4 25 8 9 5 13 9 17 17 4 4 8 13 13 26 4 8 4 21 4 34zM115 85c0-9 0-17-4-22 0-8 0-17-4-21s-9-8-13-13c-4 0-8-4-13-4-4 0-8 0-12 4-4 0-9 0-13 5-4 4-9 4-13 12-5 5-9 9-14 13v85c5 0 14 0 18 4 5 0 13 0 18 0 16 0 29-4 38-17 8-8 12-25 12-46z">
          <text:p/>
        </draw:path>
        <draw:path draw:style-name="gr8" draw:text-style-name="P8" draw:layer="layout" svg:width="0.157cm" svg:height="0.173cm" svg:x="4.818cm" svg:y="7.272cm" svg:viewBox="0 0 158 174" svg:d="M158 86c0 12-5 25-9 38-4 8-8 17-12 25-9 8-17 13-26 17-13 4-22 8-35 8s-25 0-34-4c-8-4-17-13-25-17-4-8-9-17-13-29-4-9-4-22-4-34 0-14 0-27 4-39 4-9 9-17 17-26 4-8 13-12 25-17 9-4 22-8 30-8 13 0 27 4 35 8 9 0 17 9 26 13 4 8 8 17 12 30 4 8 9 21 9 35zM128 90c0-14-4-22-4-31-4-8-9-13-13-17-4-8-8-8-13-13-9-4-14-4-22-4s-17 0-21 4c-9 5-13 9-17 13-4 9-4 13-9 21 0 9 0 17 0 27 0 8 0 17 0 25 5 9 9 13 13 21 4 5 9 9 13 9 8 4 13 4 21 4s17 0 22-4c9-4 13-9 17-13 5-8 5-13 9-21 0-9 4-13 4-21z">
          <text:p/>
        </draw:path>
        <draw:polygon draw:style-name="gr8" draw:text-style-name="P8" draw:layer="layout" svg:width="0.174cm" svg:height="0.165cm" svg:x="4.996cm" svg:y="7.276cm" svg:viewBox="0 0 175 166" draw:points="175,0 149,166 115,166 89,99 85,82 81,99 55,166 21,166 0,0 26,0 42,116 42,141 51,116 76,43 98,43 124,116 128,137 132,116 145,0">
          <text:p/>
        </draw:polygon>
        <draw:path draw:style-name="gr8" draw:text-style-name="P8" draw:layer="layout" svg:width="0.149cm" svg:height="0.173cm" svg:x="5.195cm" svg:y="7.272cm" svg:viewBox="0 0 150 174" svg:d="M150 80c0 0 0 6 0 10s0 4 0 8h-120c0 17 4 30 12 38 13 9 27 13 44 13 4 0 8 0 12 0 9 0 13 0 17 0 5 0 9-4 13-4s9 0 13 0v21c-9 4-17 4-30 4-8 4-17 4-29 4-13 0-27 0-40-4-8-4-16-13-25-17-4-8-8-17-13-29-4-9-4-22-4-34 0-14 0-27 4-35 5-13 9-21 13-30 9-8 17-12 25-17 9-4 23-8 35-8 9 0 21 4 30 8 8 0 17 9 21 13 9 8 13 17 17 25 0 9 5 22 5 34zM120 76c0-8 0-17-5-21 0-9-4-13-8-17s-9-9-13-9c-4-4-12-4-21-4-4 0-13 0-18 4-4 0-8 5-13 9-4 4-8 8-8 17-4 4-4 13-4 21z">
          <text:p/>
        </draw:path>
        <draw:path draw:style-name="gr8" draw:text-style-name="P8" draw:layer="layout" svg:width="0.138cm" svg:height="0.169cm" svg:x="5.394cm" svg:y="7.272cm" svg:viewBox="0 0 139 170" svg:d="M0 4h27l4 30c8-13 17-21 25-26 13-4 22-8 30-8 17 0 30 8 42 17 9 13 13 30 9 51h-26c0-17-4-26-8-34-4-4-13-8-21-8-4 0-9 0-9 4-4 0-8 0-12 4-5 4-9 8-13 13-9 4-13 8-17 17v106h-31z">
          <text:p/>
        </draw:path>
        <draw:path draw:style-name="gr8" draw:text-style-name="P8" draw:layer="layout" svg:width="0.14cm" svg:height="0.085cm" svg:x="5.572cm" svg:y="7.31cm" svg:viewBox="0 0 141 86" svg:d="M141 25h-141v-25h141zM141 86h-141v-26h141z">
          <text:p/>
        </draw:path>
        <draw:path draw:style-name="gr13" draw:text-style-name="P12" draw:layer="layout" svg:width="0.157cm" svg:height="0.224cm" svg:x="5.75cm" svg:y="7.221cm" svg:viewBox="0 0 158 225" svg:d="M158 115c0 17 0 30-4 43-4 17-9 25-17 38-4 8-13 17-25 21-9 4-23 8-35 8-13 0-21-4-30-8-13-4-17-9-25-17-9-8-13-21-17-38-5-13-5-30-5-47s0-34 5-46c4-14 8-27 17-35 4-13 12-17 25-26 9-4 21-8 34-8s22 4 31 8c12 4 21 13 25 21 8 9 13 22 17 36 4 12 4 29 4 50zM128 115c0-4 0-8 0-12 0-5 0-5 0-9l-94 68c5 4 5 8 9 17 0 4 4 8 8 13 5 0 9 4 13 4 4 4 8 4 17 4 4 0 13 0 17-4 9-4 14-9 18-17 4-9 8-17 8-26 4-12 4-25 4-38zM30 111c0 4 0 9 0 13s0 4 0 8l94-67c-4-5-4-10-8-14 0-9-4-9-9-13-4-4-9-9-13-9-5-4-9-4-13-4-9 0-17 4-21 4-9 5-13 13-17 17-4 9-9 19-9 31-4 9-4 21-4 34z">
          <text:p/>
        </draw:path>
        <draw:path draw:style-name="gr13" draw:text-style-name="P12" draw:layer="layout" svg:width="0.055cm" svg:height="0.055cm" svg:x="5.988cm" svg:y="7.39cm" svg:viewBox="0 0 56 56" svg:d="M25 0c4 0 9 0 14 0 4 5 4 5 8 10 0 0 5 4 5 8 4 5 4 9 4 9 0 4 0 8-4 12 0 5-5 5-5 9-4 4-4 4-8 4-5 4-10 4-14 4s-4 0-8-4c-4 0-9 0-9-4-4-4-4-4-8-9 0-4 0-8 0-12 0 0 0-4 0-9 4-4 4-8 8-8 0-5 5-5 9-10 4 0 4 0 8 0z">
          <text:p/>
        </draw:path>
        <draw:path draw:style-name="gr13" draw:text-style-name="P12" draw:layer="layout" svg:width="0.148cm" svg:height="0.22cm" svg:x="6.128cm" svg:y="7.221cm" svg:viewBox="0 0 149 221" svg:d="M149 102c0 21-4 38-9 56-4 12-12 25-21 34-12 12-25 21-38 25-12 4-29 4-51 4h-18v-25h18c17 0 30 0 39-4 12 0 21-5 25-13 8-4 13-13 17-21 4-5 4-18 8-27v-8c-8 4-17 8-25 13-9 0-17 4-30 4-8 0-21-4-30-9-8 0-12-4-22-12-4-5-8-13-8-22-4-4-4-12-4-25 0-8 0-17 4-26 4-8 8-17 13-25 9-4 17-9 26-13s21-8 30-8c12 0 21 4 29 8 9 0 17 9 26 17 4 9 12 17 17 30 0 13 4 30 4 47zM73 25c-9 0-13 0-17 4-4 0-9 5-13 9s-9 8-9 13c-4 8-4 13-4 21 0 4 0 13 0 17 4 4 4 8 9 13 4 4 8 8 13 8 4 4 12 4 21 4 4 0 8 0 12 0 5 0 9-4 13-4s9-4 9-4c4 0 8-4 12-4 0-17 0-30-4-38 0-9-4-18-8-22-5-8-9-13-17-13-5-4-9-4-17-4z">
          <text:p/>
        </draw:path>
        <draw:path draw:style-name="gr7" draw:text-style-name="P7" draw:layer="layout" svg:width="0.081cm" svg:height="0.11cm" svg:x="6.335cm" svg:y="7.391cm" svg:viewBox="0 0 82 111" svg:d="M0 85c4 0 13 0 17 0s10-4 14-4c4-4 8-8 13-8 0-5 0-9 0-13s0-9 0-13-5-4-5-8c-4 0-4-4-8-10 0 0 0-4 0-8s0-4 0-9c0-4 4-4 4-8 0 0 4-4 9-4 0 0 4 0 8 0 5 0 9 0 13 0 4 4 4 4 8 8 5 4 5 9 5 13 4 4 4 8 4 18 0 8 0 17-4 25-5 9-9 17-17 26-4 4-13 8-26 12-8 5-22 9-35 9z">
          <text:p/>
        </draw:path>
        <draw:path draw:style-name="gr8" draw:text-style-name="P8" draw:layer="layout" svg:width="0.152cm" svg:height="0.225cm" svg:x="4.623cm" svg:y="7.725cm" svg:viewBox="0 0 153 226" svg:d="M153 217c-8 5-12 5-21 5-8 0-12 4-21 4-21 0-38-9-47-17-8-8-17-21-17-42v-89h-47v-22h47v-46l30-10v56h76v22h-76v84c0 13 5 22 9 30 8 4 17 9 29 9 5 0 13 0 17-5 9 0 13 0 21 0z">
          <text:p/>
        </draw:path>
        <draw:path draw:style-name="gr8" draw:text-style-name="P8" draw:layer="layout" svg:width="0.166cm" svg:height="0.233cm" svg:x="4.809cm" svg:y="7.78cm" svg:viewBox="0 0 167 234" svg:d="M167 0l-55 150c-9 12-13 29-18 38-8 13-12 21-21 25-8 9-18 13-26 17-9 4-17 4-30 4-4 0-4 0-8 0 0 0-4 0-9 0v-25c5 0 9 0 9 0 4 0 8 0 8 0 9 0 13 0 17 0 4-4 9-4 13-8 4-5 8-9 14-13 4-9 4-13 8-21l-64-167h29l44 112 8 25 13-25 38-112z">
          <text:p/>
        </draw:path>
        <draw:path draw:style-name="gr8" draw:text-style-name="P8" draw:layer="layout" svg:width="0.144cm" svg:height="0.238cm" svg:x="5.013cm" svg:y="7.776cm" svg:viewBox="0 0 145 239" svg:d="M145 85c0 13-4 26-4 38-4 9-13 22-21 26-5 8-13 13-27 18-9 4-21 4-30 4-8 0-12 0-17 0-4 0-12 0-17 0v68h-29v-234h25l4 25c9-8 17-17 26-21 8-4 21-9 29-9 13 0 23 0 27 5 9 4 13 12 21 17 5 8 9 16 9 29 4 9 4 21 4 34zM115 85c0-8 0-17 0-25-4-5-4-13-8-17-5-5-5-9-10-13-4-4-13-4-17-4s-8 0-12 0c-5 4-5 4-9 8-4 0-8 4-13 9-4 4-12 12-17 17v80c5 5 13 5 17 5 9 4 13 4 17 4 17 0 30-4 39-17 9-9 13-26 13-47z">
          <text:p/>
        </draw:path>
        <draw:path draw:style-name="gr8" draw:text-style-name="P8" draw:layer="layout" svg:width="0.149cm" svg:height="0.174cm" svg:x="5.195cm" svg:y="7.776cm" svg:viewBox="0 0 150 175" svg:d="M150 77c0 4 0 8 0 12 0 0 0 5 0 10h-120c0 17 4 30 12 38 13 9 27 13 44 13 4 0 8 0 12 0 9 0 13 0 17 0 5-4 9-4 13-4s9 0 13-5v26c-9 0-17 4-30 4-8 4-17 4-29 4-13 0-27-4-40-8-8-4-16-9-25-17-4-4-8-13-13-26-4-12-4-21-4-39 0-8 0-21 4-30 5-12 9-21 13-29 9-9 17-13 25-17 9-4 23-9 35-9 9 0 21 0 30 5 8 4 17 8 21 17 9 8 13 12 17 25 0 8 5 17 5 30zM120 72c0-4 0-12-5-21 0-4-4-8-8-13-4-4-9-8-13-12-4 0-12-4-21-4-4 0-13 4-18 4-4 4-8 8-13 12-4 5-8 9-8 13-4 9-4 17-4 21z">
          <text:p/>
        </draw:path>
        <draw:path draw:style-name="gr8" draw:text-style-name="P8" draw:layer="layout" svg:width="0.145cm" svg:height="0.085cm" svg:x="5.381cm" svg:y="7.814cm" svg:viewBox="0 0 146 86" svg:d="M146 26h-146v-26h146zM146 86h-146v-25h146z">
          <text:p/>
        </draw:path>
        <draw:path draw:style-name="gr9" draw:text-style-name="P9" draw:layer="layout" svg:width="0.097cm" svg:height="0.076cm" svg:x="5.594cm" svg:y="7.713cm" svg:viewBox="0 0 98 77" svg:d="M33 0l-4 77h-25l-4-77zM98 0l-4 77h-27l-4-77z">
          <text:p/>
        </draw:path>
        <draw:path draw:style-name="gr9" draw:text-style-name="P9" draw:layer="layout" svg:width="0.148cm" svg:height="0.225cm" svg:x="5.746cm" svg:y="7.725cm" svg:viewBox="0 0 149 226" svg:d="M149 217c-4 5-12 5-17 5-8 0-16 4-21 4-22 0-39-9-47-17-13-8-17-21-17-42v-89h-47v-22h47v-46l29-10v56h73v22h-73v84c0 13 5 22 9 30 8 4 18 9 31 9 4 0 8 0 16-5 5 0 13 0 17 0z">
          <text:p/>
        </draw:path>
        <draw:polygon draw:style-name="gr9" draw:text-style-name="P9" draw:layer="layout" svg:width="0.174cm" svg:height="0.166cm" svg:x="5.928cm" svg:y="7.78cm" svg:viewBox="0 0 175 167" draw:points="175,0 154,167 116,167 95,99 90,82 82,99 61,167 26,167 0,0 30,0 44,112 48,137 52,116 78,38 99,38 124,116 133,137 137,116 150,0">
          <text:p/>
        </draw:polygon>
        <draw:path draw:style-name="gr9" draw:text-style-name="P9" draw:layer="layout" svg:width="0.157cm" svg:height="0.174cm" svg:x="6.123cm" svg:y="7.776cm" svg:viewBox="0 0 158 175" svg:d="M158 85c0 14 0 27-4 35-4 13-9 21-17 30-4 8-13 13-25 17-9 4-22 8-34 8-9 0-21-4-30-8-10 0-18-9-27-13-4-8-12-17-12-30-4-8-9-21-9-35 0-12 5-25 9-38 0-8 8-17 12-25 9-9 17-13 27-21 13-5 21-5 34-5s21 0 34 5c8 4 17 8 21 17 8 8 13 16 17 25 4 13 4 25 4 38zM129 85c0-8 0-17-5-25 0-9-4-13-8-22-4-4-9-8-13-8-8-4-13-4-21-4s-17 0-21 4c-9 4-13 8-17 13-6 4-10 12-10 21-4 8-4 13-4 21 0 14 4 22 4 31 4 8 4 13 10 17 4 8 13 8 17 13 4 4 13 4 21 4s17 0 21-4c4-5 13-9 17-13 0-9 4-13 9-21 0-9 0-18 0-27z">
          <text:p/>
        </draw:path>
        <draw:path draw:style-name="gr9" draw:text-style-name="P9" draw:layer="layout" svg:width="0.055cm" svg:height="0.055cm" svg:x="6.361cm" svg:y="7.895cm" svg:viewBox="0 0 56 56" svg:d="M30 0c0 0 4 0 8 0 4 4 8 4 8 8 6 0 6 5 10 9 0 0 0 4 0 8 0 5 0 9 0 13-4 4-4 4-10 8 0 0-4 5-8 5-4 5-8 5-8 5-5 0-9 0-13-5-5 0-5-5-9-5-4-4-4-4-4-8-4-4-4-8-4-13 0-4 0-8 4-8 0-4 0-9 4-9 4-4 4-4 9-8 4 0 8 0 13 0z">
          <text:p/>
        </draw:path>
        <draw:path draw:style-name="gr9" draw:text-style-name="P9" draw:layer="layout" svg:width="0.128cm" svg:height="0.174cm" svg:x="6.513cm" svg:y="7.776cm" svg:viewBox="0 0 129 175" svg:d="M129 124c0 9 0 13 0 17-5 4-9 9-9 13-4 4-8 4-13 8-4 4-8 4-17 9-4 0-8 0-12 0-9 4-13 4-17 4-13 0-22 0-30-4-14 0-22 0-31-5v-25c9 4 21 4 31 4 8 5 17 5 30 5 12 0 21 0 29-5 5-4 9-12 9-17 0-4 0-8 0-8 0-4-4-4-4-9-5 0-9-4-17-4-5-4-13-4-22-8-8-6-17-6-21-10-9-4-14-4-18-8-4-5-8-9-12-17 0-5 0-9 0-17 0-5 0-9 0-13 4-8 8-13 12-17s14-8 22-13c9-4 22-4 34-4 5 0 13 0 22 0 8 0 17 4 25 4v26c-8 0-17-4-25-4-9 0-17 0-22 0-8 0-12 0-21 0-4 0-8 4-8 4-5 4-9 4-9 8 0 0-4 4-4 9 0 0 4 4 4 8l4 4c5 5 9 5 17 9 5 0 13 4 22 8 8 0 17 5 25 9 4 4 13 4 13 8 4 6 8 10 13 14 0 4 0 13 0 17z">
          <text:p/>
        </draw:path>
        <draw:path draw:style-name="gr9" draw:text-style-name="P9" draw:layer="layout" svg:width="0.14cm" svg:height="0.174cm" svg:x="6.691cm" svg:y="7.776cm" svg:viewBox="0 0 141 175" svg:d="M112 171v-21c-9 8-18 12-26 16-8 5-21 9-30 9s-18-4-26-4c-4-5-13-9-17-13s-8-8-8-13c-5-4-5-12-5-17 0-17 9-35 22-43 12-9 30-13 56-13h34v-17c0-8-5-17-9-21-9-8-17-8-30-8-12 0-21 0-30 4-9 0-17 4-30 8v-29c4 0 9 0 13 0 4-5 12-5 17-5 4 0 9-4 13-4 9 0 13 0 17 0 13 0 21 0 30 4 9 0 13 5 21 9 5 4 9 13 13 17 0 8 4 17 4 25v116zM112 93h-39c-8 0-12 0-17 5-9 0-13 0-13 5-5 4-9 4-9 8 0 5-4 9-4 13s4 9 4 9c0 4 0 8 4 8 0 4 5 4 9 9 5 0 9 0 14 0 8 0 12 0 21-5 8-4 17-12 30-21z">
          <text:p/>
        </draw:path>
        <draw:path draw:style-name="gr9" draw:text-style-name="P9" draw:layer="layout" svg:width="0.157cm" svg:height="0.17cm" svg:x="6.874cm" svg:y="7.776cm" svg:viewBox="0 0 158 171" svg:d="M128 171v-120c0-4 0-9 0-13s0-8 0-8c0-4-5-4-5-4h-4c-4 0-4 0-8 0 0 0 0 4-5 8 0 0-4 4-8 8 0 9-4 13-8 22v107h-27v-116c0-8 0-13 0-17s0-8-4-8c0-4 0-4 0-4-4 0-4 0-4 0-5 0-5 0-9 0l-4 4c-4 4-4 8-8 12-5 5-5 13-9 22v107h-25v-167h21v30c4-4 4-13 8-17 5-4 5-8 9-8 4-5 4-5 8-9 4 0 9 0 13 0 8 0 18 4 22 9 4 4 4 17 4 25 5-4 5-8 9-13 4-4 4-8 8-12 4-5 4-5 9-5 4-4 8-4 12-4 22 0 35 17 35 47v124z">
          <text:p/>
        </draw:path>
        <draw:path draw:style-name="gr9" draw:text-style-name="P9" draw:layer="layout" svg:width="0.144cm" svg:height="0.238cm" svg:x="7.069cm" svg:y="7.776cm" svg:viewBox="0 0 145 239" svg:d="M145 85c0 13 0 26-5 38-4 9-12 22-21 26-4 8-13 13-25 18-9 4-21 4-30 4-8 0-13 0-17 0s-8 0-17 0v68h-30v-234h26l4 25c9-8 17-17 26-21 8-4 21-9 29-9 13 0 21 0 26 5 8 4 12 12 21 17 4 8 8 16 8 29 5 9 5 21 5 34zM115 85c0-8 0-17 0-25-4-5-4-13-9-17 0-5-4-9-8-13s-13-4-17-4-8 0-13 0c0 4-4 4-8 8-4 0-9 4-13 9-4 4-12 12-17 17v80c5 5 13 5 17 5 9 4 13 4 17 4 17 0 30-4 38-17 9-9 13-26 13-47z">
          <text:p/>
        </draw:path>
        <draw:polygon draw:style-name="gr9" draw:text-style-name="P9" draw:layer="layout" svg:width="0.132cm" svg:height="0.233cm" svg:x="7.259cm" svg:y="7.713cm" svg:viewBox="0 0 133 234" draw:points="56,21 5,21 5,0 86,0 86,208 133,208 133,234 0,234 0,208 56,208">
          <text:p/>
        </draw:polygon>
        <draw:path draw:style-name="gr9" draw:text-style-name="P9" draw:layer="layout" svg:width="0.149cm" svg:height="0.174cm" svg:x="7.437cm" svg:y="7.776cm" svg:viewBox="0 0 150 175" svg:d="M150 77c0 4 0 8 0 12 0 0 0 5 0 10h-120c0 17 4 30 14 38 13 9 25 13 42 13 4 0 9 0 17 0 4 0 9 0 13 0 4-4 8-4 12-4 5 0 9 0 13-5v26c-8 0-17 4-29 4-9 4-17 4-30 4s-25-4-38-8c-10-4-18-9-27-17-4-4-8-13-12-26-5-12-5-21-5-39 0-8 0-21 5-30 4-12 8-21 17-29 4-9 12-13 22-17 8-4 21-9 34-9 8 0 21 0 29 5 9 4 17 8 21 17 9 8 13 12 17 25 0 8 5 17 5 30zM120 72c0-4 0-12-4-21 0-4-4-8-9-13-4-4-8-8-12-12-5 0-13-4-22-4-4 0-8 4-16 4-5 4-9 8-13 12-4 5-4 9-10 13 0 9-4 17-4 21z">
          <text:p/>
        </draw:path>
        <draw:path draw:style-name="gr9" draw:text-style-name="P9" draw:layer="layout" svg:width="0.098cm" svg:height="0.076cm" svg:x="7.649cm" svg:y="7.713cm" svg:viewBox="0 0 99 77" svg:d="M34 0l-4 77h-25l-5-77zM99 0l-4 77h-26l-4-77z">
          <text:p/>
        </draw:path>
        <draw:path draw:style-name="gr7" draw:text-style-name="P7" draw:layer="layout" svg:width="0.081cm" svg:height="0.11cm" svg:x="7.831cm" svg:y="7.891cm" svg:viewBox="0 0 82 111" svg:d="M0 90c5 0 9 0 18 0 4-6 8-5 12-10 5 0 9-4 9-8 4-5 4-5 4-13 0-4 0-9 0-9-4-4-4-8-8-8 0-4-5-4-5-8 0-5 0-5 0-13v-4c0-5 0-5 5-9l4-4c4 0 8-4 13-4s9 4 9 4c4 0 8 4 13 8 0 0 4 5 4 13 4 4 4 9 4 17s-4 17-4 25c-4 9-9 17-17 23-9 8-18 12-26 17-9 4-22 4-35 4z">
          <text:p/>
        </draw:path>
        <draw:path draw:style-name="gr8" draw:text-style-name="P8" draw:layer="layout" svg:width="0.139cm" svg:height="0.17cm" svg:x="4.636cm" svg:y="8.28cm" svg:viewBox="0 0 140 171" svg:d="M111 171v-25c-9 12-17 17-26 21-8 4-21 4-29 4-9 0-17 0-26 0-8-4-14-8-18-13-4-4-8-8-8-12-4-9-4-13-4-22 0-16 8-29 22-39 8-8 29-12 55-12h34v-17c0-9-4-17-13-21-4-9-13-9-25-9-13 0-22 0-30 0-9 4-17 4-31 9v-26c4 0 10 0 14-4 4 0 8 0 17 0 4-5 8-5 13-5 8 0 13 0 17 0 12 0 21 0 29 5 9 0 13 4 17 8 9 5 13 9 17 17 0 9 4 13 4 26v115zM111 95h-38c-9 0-13 0-17 0-9 4-13 4-13 8-4 0-9 5-9 9s-4 8-4 12c0 5 0 5 4 9 0 4 0 4 5 8 0 5 4 5 8 5 4 4 9 4 13 4s13-4 21-9c9-4 17-8 30-17z">
          <text:p/>
        </draw:path>
        <draw:polygon draw:style-name="gr8" draw:text-style-name="P8" draw:layer="layout" svg:width="0.136cm" svg:height="0.238cm" svg:x="4.83cm" svg:y="8.212cm" svg:viewBox="0 0 137 239" draw:points="56,26 9,26 9,0 85,0 85,213 137,213 137,239 0,239 0,213 56,213">
          <text:p/>
        </draw:polygon>
        <draw:path draw:style-name="gr8" draw:text-style-name="P8" draw:layer="layout" svg:width="0.149cm" svg:height="0.22cm" svg:x="5cm" svg:y="8.23cm" svg:viewBox="0 0 150 221" svg:d="M150 217c-5 4-13 4-22 4-4 0-13 0-21 0-22 0-35-4-48-13-8-8-12-25-12-42v-89h-47v-26h47v-43l25-8v51h78v26h-78v85c0 12 4 21 13 25 4 9 12 13 26 13 9 0 13-4 17-4 9 0 13 0 22-5z">
          <text:p/>
        </draw:path>
        <draw:path draw:style-name="gr8" draw:text-style-name="P8" draw:layer="layout" svg:width="0.149cm" svg:height="0.17cm" svg:x="5.195cm" svg:y="8.28cm" svg:viewBox="0 0 150 171" svg:d="M150 77c0 4 0 8 0 8 0 6 0 10 0 10h-120c0 17 4 29 12 42 13 9 27 13 44 13 4 0 8 0 12 0 9 0 13-4 17-4 5 0 9 0 13 0s9-5 13-5v26c-9 0-17 4-30 4-8 0-17 0-29 0-13 0-27 0-40-4-8-4-16-9-25-17-4-9-8-17-13-26-4-12-4-25-4-39 0-12 0-21 4-34 5-8 9-16 13-25 9-8 17-17 25-21 9-5 23-5 35-5 9 0 21 0 30 5 8 4 17 8 21 17 9 4 13 13 17 21 0 13 5 21 5 34zM120 73c0-9 0-13-5-22 0-4-4-8-8-12-4-9-9-9-13-13s-12-4-21-4c-4 0-13 0-18 4-4 4-8 4-13 9-4 8-8 12-8 16-4 9-4 13-4 22z">
          <text:p/>
        </draw:path>
        <draw:path draw:style-name="gr8" draw:text-style-name="P8" draw:layer="layout" svg:width="0.138cm" svg:height="0.17cm" svg:x="5.394cm" svg:y="8.28cm" svg:viewBox="0 0 139 171" svg:d="M0 0h27l4 35c8-13 17-22 25-26 13-9 22-9 30-9 17 0 30 5 42 18 9 8 13 25 9 46h-26c0-13-4-21-8-29-4-9-13-9-21-9-4 0-9 0-9 0-4 0-8 4-12 9-5 0-9 4-13 8-9 8-13 13-17 17v111h-31z">
          <text:p/>
        </draw:path>
        <draw:path draw:style-name="gr8" draw:text-style-name="P8" draw:layer="layout" svg:width="0.131cm" svg:height="0.17cm" svg:x="5.577cm" svg:y="8.28cm" svg:viewBox="0 0 132 171" svg:d="M0 0h25v30c4-8 9-12 13-17 4-4 8-4 12-8 5 0 13-5 17-5 5 0 9 0 13 0 17 0 30 5 38 13 10 13 14 26 14 47v111h-31v-107c0-13 0-25-4-29-4-9-13-9-21-9-4 0-9 0-13 0s-4 4-8 4c-5 5-9 9-13 13s-8 8-17 17v111h-25z">
          <text:p/>
        </draw:path>
        <draw:path draw:style-name="gr8" draw:text-style-name="P8" draw:layer="layout" svg:width="0.135cm" svg:height="0.17cm" svg:x="5.759cm" svg:y="8.28cm" svg:viewBox="0 0 136 171" svg:d="M110 171v-25c-8 12-17 17-30 21-8 4-17 4-29 4-9 0-17 0-21 0-9-4-13-8-17-13-5-4-9-8-13-12 0-9 0-13 0-22 0-16 4-29 17-39 13-8 30-12 55-12h34v-17c0-9-4-17-9-21-4-9-17-9-29-9-9 0-17 0-26 0-12 4-21 4-29 9v-26c4 0 8 0 12-4 5 0 9 0 13 0 4-5 13-5 17-5s8 0 17 0c8 0 17 0 25 5 9 0 18 4 22 8 5 5 9 9 13 17 4 9 4 13 4 26v115zM106 95h-34c-9 0-17 0-21 0-4 4-9 4-13 8-4 0-4 5-8 9 0 4 0 8 0 12 0 5 0 5 0 9s4 4 4 8c4 5 8 5 8 5 5 4 9 4 13 4 8 0 17-4 25-9 9-4 17-8 26-17z">
          <text:p/>
        </draw:path>
        <draw:path draw:style-name="gr8" draw:text-style-name="P8" draw:layer="layout" svg:width="0.148cm" svg:height="0.22cm" svg:x="5.933cm" svg:y="8.23cm" svg:viewBox="0 0 149 221" svg:d="M149 217c-4 4-13 4-17 4-8 0-17 0-21 0-21 0-38-4-47-13-13-8-18-25-18-42v-89h-46v-26h46v-43l31-8v51h72v26h-72v85c0 12 4 21 8 25 9 9 17 13 30 13 4 0 9-4 17-4 4 0 13 0 17-5z">
          <text:p/>
        </draw:path>
        <draw:path draw:style-name="gr8" draw:text-style-name="P8" draw:layer="layout" svg:width="0.136cm" svg:height="0.237cm" svg:x="6.136cm" svg:y="8.213cm" svg:viewBox="0 0 137 238" svg:d="M56 93h-47v-26h77v146h51v25h-137v-25h56zM69 0c0 0 4 0 8 0 0 4 5 4 9 8 0 0 0 4 4 4 0 5 0 9 0 9 0 4 0 8 0 8-4 5-4 9-4 9-4 4-9 4-9 4-4 4-8 4-8 4-4 0-8 0-8-4-5 0-9 0-9-4-4 0-4-4-4-9-4 0-4-4-4-8 0 0 0-4 4-9 0 0 0-4 4-4 0-4 4-4 9-8 0 0 4 0 8 0z">
          <text:p/>
        </draw:path>
        <draw:polygon draw:style-name="gr8" draw:text-style-name="P8" draw:layer="layout" svg:width="0.165cm" svg:height="0.17cm" svg:x="6.306cm" svg:y="8.28cm" svg:viewBox="0 0 166 171" draw:points="0,0 33,0 77,112 86,141 94,112 132,0 166,0 102,171 68,171">
          <text:p/>
        </draw:polygon>
        <draw:path draw:style-name="gr8" draw:text-style-name="P8" draw:layer="layout" svg:width="0.148cm" svg:height="0.17cm" svg:x="6.501cm" svg:y="8.28cm" svg:viewBox="0 0 149 171" svg:d="M149 77c0 4 0 8 0 8 0 6 0 10 0 10h-116c0 17 5 29 13 42 9 9 21 13 44 13 4 0 8 0 12 0 5 0 9-4 13-4s9 0 13 0 8-5 13-5v26c-9 0-17 4-26 4-8 0-21 0-31 0-17 0-29 0-38-4-8-4-17-9-25-17-9-9-13-17-13-26-4-12-8-25-8-39 0-12 4-21 8-34 0-8 9-16 13-25 8-8 12-17 25-21 9-5 17-5 30-5 14 0 22 0 35 5 8 4 13 8 21 17 4 4 9 13 13 21 4 13 4 21 4 34zM119 73c0-9 0-13 0-22-4-4-4-8-8-12-4-9-9-9-17-13-4-4-10-4-18-4-9 0-13 0-17 4s-9 4-13 9c-4 8-8 12-8 16-5 9-5 13-5 22z">
          <text:p/>
        </draw:path>
        <draw:path draw:style-name="gr8" draw:text-style-name="P8" draw:layer="layout" svg:width="0.145cm" svg:height="0.08cm" svg:x="6.691cm" svg:y="8.319cm" svg:viewBox="0 0 146 81" svg:d="M146 21h-146v-21h146zM146 81h-146v-25h146z">
          <text:p/>
        </draw:path>
        <draw:path draw:style-name="gr9" draw:text-style-name="P9" draw:layer="layout" svg:width="0.102cm" svg:height="0.08cm" svg:x="6.899cm" svg:y="8.213cm" svg:viewBox="0 0 103 81" svg:d="M39 0l-4 81h-31l-4-81zM103 0l-5 81h-25l-8-81z">
          <text:p/>
        </draw:path>
        <draw:path draw:style-name="gr9" draw:text-style-name="P9" draw:layer="layout" svg:width="0.148cm" svg:height="0.22cm" svg:x="7.056cm" svg:y="8.23cm" svg:viewBox="0 0 149 221" svg:d="M149 217c-4 4-13 4-21 4-4 0-14 0-22 0-22 0-34-4-47-13-9-8-13-25-13-42v-89h-46v-26h46v-43l26-8v51h77v26h-77v85c0 12 4 21 12 25 5 9 13 13 26 13 8 0 14-4 18-4 8 0 13 0 21-5z">
          <text:p/>
        </draw:path>
        <draw:polygon draw:style-name="gr9" draw:text-style-name="P9" draw:layer="layout" svg:width="0.174cm" svg:height="0.17cm" svg:x="7.238cm" svg:y="8.28cm" svg:viewBox="0 0 175 171" draw:points="175,0 149,171 116,171 89,99 85,81 81,103 55,171 21,171 0,0 26,0 43,116 43,141 51,120 76,43 98,43 124,120 132,141 132,116 145,0">
          <text:p/>
        </draw:polygon>
        <draw:path draw:style-name="gr9" draw:text-style-name="P9" draw:layer="layout" svg:width="0.157cm" svg:height="0.17cm" svg:x="7.433cm" svg:y="8.28cm" svg:viewBox="0 0 158 171" svg:d="M158 85c0 14-4 27-9 35 0 13-8 21-12 30-10 8-18 13-27 17-8 4-21 4-34 4-12 0-21 0-33-4-9-4-17-9-22-17-8-4-12-17-17-26-4-12-4-21-4-39 0-12 0-25 4-34 5-12 9-21 17-29 9-4 17-13 26-17 8-5 21-5 34-5 12 0 21 0 29 5 13 4 17 8 27 17 8 8 12 17 17 25 0 13 4 26 4 38zM127 85c0-8 0-17-4-25-4-9-4-17-8-21-5-4-9-9-17-13-5 0-13 0-22 0-8 0-12 0-21 4-4 5-12 9-12 13-5 4-9 13-9 21-4 4-4 13-4 21 0 14 0 23 4 27 0 8 4 17 9 21 4 4 8 8 17 13 4 0 12 4 16 4 9 0 17-4 26-4 4-5 8-9 13-17 4-5 8-13 8-17 4-9 4-17 4-27z">
          <text:p/>
        </draw:path>
        <draw:path draw:style-name="gr9" draw:text-style-name="P9" draw:layer="layout" svg:width="0.055cm" svg:height="0.055cm" svg:x="7.671cm" svg:y="8.395cm" svg:viewBox="0 0 56 56" svg:d="M26 0c4 0 8 4 13 4 0 0 4 4 8 4 0 5 4 9 4 9 0 4 5 8 5 13 0 4-5 8-5 12 0 0-4 5-4 10-4 0-8 4-8 4-5 0-9 0-13 0s-9 0-9 0c-4 0-8-4-8-4-4-5-9-10-9-10 0-4 0-8 0-12 0-5 0-9 0-13 0 0 5-4 9-9 0 0 4-4 8-4 0 0 5-4 9-4z">
          <text:p/>
        </draw:path>
        <draw:path draw:style-name="gr9" draw:text-style-name="P9" draw:layer="layout" svg:width="0.127cm" svg:height="0.17cm" svg:x="7.823cm" svg:y="8.28cm" svg:viewBox="0 0 128 171" svg:d="M128 124c0 5 0 13-4 17 0 5-4 9-8 13-6 4-6 4-14 9-4 0-9 4-13 4-4 4-8 4-17 4-4 0-8 0-13 0-12 0-25 0-33 0-9 0-18-4-26-4v-26c8 0 17 5 26 5 12 4 21 4 29 4 13 0 26-4 30-9 8-4 13-8 13-12 0-5 0-9-5-9 0-4 0-4-4-8-4 0-8-4-13-9-4 0-12-4-25-4-4-4-13-8-17-8-8-6-13-10-17-14-4 0-9-9-13-13s-4-8-4-17c0-4 0-8 4-17 0-4 4-8 9-12 8-5 13-9 21-13 13-5 21-5 34-5 8 0 17 0 21 0 9 0 17 0 27 5v25c-10-4-18-4-27-4-8 0-13-4-21-4-4 0-13 4-17 4s-8 0-13 4c-4 0-4 5-4 5-4 4-4 8-4 8 0 4 0 8 0 8 4 5 4 5 8 9 5 4 9 4 13 8 4 0 13 5 21 5 13 4 21 8 26 12 8 0 12 6 18 10 4 4 8 8 8 13 4 4 4 12 4 16z">
          <text:p/>
        </draw:path>
        <draw:path draw:style-name="gr9" draw:text-style-name="P9" draw:layer="layout" svg:width="0.136cm" svg:height="0.237cm" svg:x="8.005cm" svg:y="8.213cm" svg:viewBox="0 0 137 238" svg:d="M57 93h-48v-26h77v146h51v25h-137v-25h57zM69 0c0 0 4 0 9 0 0 4 4 4 4 8 4 0 4 4 8 4 0 5 0 9 0 9 0 4 0 8 0 8-4 5-4 9-8 9 0 4-4 4-4 4-5 4-9 4-9 4-4 0-8 0-12-4 0 0-5 0-5-4-4 0-4-4-4-9-4 0-4-4-4-8 0 0 0-4 4-9 0 0 0-4 4-4 0-4 5-4 5-8 4 0 8 0 12 0z">
          <text:p/>
        </draw:path>
        <draw:path draw:style-name="gr9" draw:text-style-name="P9" draw:layer="layout" svg:width="0.14cm" svg:height="0.237cm" svg:x="8.183cm" svg:y="8.213cm" svg:viewBox="0 0 141 238" svg:d="M0 157c0-13 0-26 5-39 4-12 12-21 16-29 9-4 17-13 26-17 13-5 21-5 34-5 4 0 14 0 18 0s8 5 13 5v-72h29v238h-25v-34c-9 13-17 21-26 26-9 8-22 8-30 8-13 0-22 0-26-4-8-4-17-9-21-17-4-9-8-18-8-27-5-8-5-21-5-33zM30 152c0 22 4 38 8 47 5 9 13 18 26 18 8 0 13-4 21-13 10-5 18-18 27-30v-77c-5 0-9-4-13-4-9 0-14 0-18 0-17 0-30 4-38 13-9 12-13 25-13 46z">
          <text:p/>
        </draw:path>
        <draw:path draw:style-name="gr9" draw:text-style-name="P9" draw:layer="layout" svg:width="0.148cm" svg:height="0.17cm" svg:x="8.37cm" svg:y="8.28cm" svg:viewBox="0 0 149 171" svg:d="M149 77c0 4 0 8 0 8 0 6 0 10 0 10h-120c0 17 9 29 17 42 9 9 22 13 43 13 4 0 8 0 13 0 4 0 8-4 12-4 5 0 9 0 13 0s9-5 14-5v26c-10 0-18 4-27 4-12 0-21 0-29 0-17 0-30 0-39-4-12-4-21-9-25-17-8-9-13-17-17-26 0-12-4-25-4-39 0-12 4-21 8-34 0-8 5-16 13-25 8-8 13-17 25-21 9-5 17-5 30-5s21 0 30 5c13 4 17 8 25 17 5 4 10 13 14 21 4 13 4 21 4 34zM119 73c0-9 0-13 0-22-5-4-5-8-9-12-4-9-8-9-17-13-4-4-8-4-17-4-8 0-13 0-17 4s-8 4-13 9c-4 8-8 12-12 16 0 9 0 13-5 22z">
          <text:p/>
        </draw:path>
        <draw:path draw:style-name="gr9" draw:text-style-name="P9" draw:layer="layout" svg:width="0.14cm" svg:height="0.237cm" svg:x="8.556cm" svg:y="8.213cm" svg:viewBox="0 0 141 238" svg:d="M0 157c0-13 5-26 5-39 4-12 12-21 17-29 8-4 16-13 25-17 13-5 21-5 34-5 8 0 13 0 17 0s8 5 17 5v-72h26v238h-26v-34c-9 13-17 21-26 26-8 8-21 8-29 8-13 0-17 0-26-4-8-4-12-9-17-17-8-9-8-18-12-27-5-8-5-21-5-33zM30 152c0 22 4 38 8 47 9 9 17 18 26 18 8 0 17-4 25-13 5-5 13-18 26-30v-77c-9 0-13-4-17-4s-13 0-17 0c-17 0-30 4-38 13-9 12-13 25-13 46z">
          <text:p/>
        </draw:path>
        <draw:path draw:style-name="gr9" draw:text-style-name="P9" draw:layer="layout" svg:width="0.102cm" svg:height="0.08cm" svg:x="8.768cm" svg:y="8.213cm" svg:viewBox="0 0 103 81" svg:d="M38 0l-4 81h-29l-5-81zM103 0l-4 81h-31l-4-81z">
          <text:p/>
        </draw:path>
        <draw:path draw:style-name="gr7" draw:text-style-name="P7" draw:layer="layout" svg:width="0.093cm" svg:height="0.318cm" svg:x="8.955cm" svg:y="8.2cm" svg:viewBox="0 0 94 319" svg:d="M17 0c52 51 77 102 77 161 0 9 0 21 0 34-4 13-8 30-13 43-8 13-17 26-25 38-9 18-21 30-39 43l-17-17c22-21 39-43 52-68 8-22 12-47 12-73 0-51-21-98-64-140z">
          <text:p/>
        </draw:path>
        <draw:path draw:style-name="gr6" draw:text-style-name="P6" draw:layer="layout" svg:width="0.144cm" svg:height="0.238cm" svg:x="4.267cm" svg:y="19.008cm" svg:viewBox="0 0 145 239" svg:d="M145 86c0 13-4 26-9 38-4 9-8 21-18 26-8 8-16 12-25 17-8 4-21 4-34 4-4 0-8 0-12 0-9 0-13 0-17 0v68h-30v-235h25l5 26c4-9 17-17 25-21 8-5 17-9 30-9 8 0 17 0 25 4 8 5 13 13 18 17 4 9 8 18 13 30 0 9 4 22 4 35zM114 86c0-8 0-18-4-26 0-4-4-13-4-17-4-4-9-9-13-13s-8-4-13-4c-4 0-8 0-12 0-5 4-9 4-13 8-4 0-8 5-13 9-4 4-8 13-12 17v81c4 4 8 4 17 4 4 5 12 5 16 5 17 0 26-5 39-17 8-9 12-26 12-47z">
          <text:p/>
        </draw:path>
        <draw:path draw:style-name="gr6" draw:text-style-name="P6" draw:layer="layout" svg:width="0.156cm" svg:height="0.174cm" svg:x="4.441cm" svg:y="19.008cm" svg:viewBox="0 0 157 175" svg:d="M157 85c0 13 0 27-4 35-4 13-8 21-17 30-4 8-12 12-25 17-9 4-21 8-34 8-8 0-21-4-30-8-8 0-17-9-25-13-5-9-9-17-13-30-5-8-9-22-9-35 0-12 4-25 9-38 4-8 8-17 13-25 8-9 17-13 25-22 13-4 22-4 34-4 13 0 26 0 34 4 9 5 17 9 25 17 5 9 9 18 13 26 4 13 4 25 4 38zM128 85c0-8 0-17 0-25-4-9-9-13-13-21-4-5-8-9-13-9-8-4-12-4-21-4-8 0-17 0-21 4-9 4-13 9-17 13s-9 13-9 21-4 13-4 21c0 13 4 21 4 31 5 8 9 12 13 17 0 8 9 8 13 12 9 5 13 5 21 5 9 0 17 0 21-5 9-4 13-8 17-12 5-9 5-13 9-21 0-10 0-18 0-27z">
          <text:p/>
        </draw:path>
        <draw:polygon draw:style-name="gr6" draw:text-style-name="P6" draw:layer="layout" svg:width="0.178cm" svg:height="0.166cm" svg:x="4.619cm" svg:y="19.012cm" svg:viewBox="0 0 179 167" draw:points="179,0 153,167 119,167 93,99 89,82 85,99 59,167 25,167 0,0 29,0 42,112 46,137 55,116 76,39 97,39 124,116 132,137 136,116 149,0">
          <text:p/>
        </draw:polygon>
        <draw:path draw:style-name="gr6" draw:text-style-name="P6" draw:layer="layout" svg:width="0.144cm" svg:height="0.174cm" svg:x="4.822cm" svg:y="19.008cm" svg:viewBox="0 0 145 175" svg:d="M145 77c0 4 0 8 0 12 0 0 0 5 0 9h-114c0 18 4 30 12 39 9 8 26 13 43 13 4 0 8 0 13 0 4 0 12 0 17 0 4-5 8-5 12-5 5 0 9 0 9-4v26c-4 0-17 4-26 4-8 4-21 4-30 4-16 0-25-4-38-8-8-5-17-9-25-17-4-5-13-13-13-26-5-12-5-22-5-39 0-8 0-21 5-29 5-13 9-22 13-30 8-9 17-13 25-17 9-5 22-9 30-9 13 0 26 0 34 4 9 5 17 9 21 17 9 9 13 13 13 26 4 9 4 17 4 30zM116 72c0-4 0-12 0-21-5-4-5-8-9-12-4-5-8-9-13-13-8 0-13-5-21-5-4 0-13 5-17 5-4 4-8 8-13 13-4 4-8 8-8 12-4 9-4 17-4 21z">
          <text:p/>
        </draw:path>
        <draw:path draw:style-name="gr6" draw:text-style-name="P6" draw:layer="layout" svg:width="0.136cm" svg:height="0.17cm" svg:x="5.021cm" svg:y="19.008cm" svg:viewBox="0 0 137 171" svg:d="M0 4h26v31c12-13 22-21 30-25 13-6 21-10 30-10 17 0 30 4 38 18 9 13 13 26 13 51h-30c0-17 0-25-4-34-4-4-13-8-21-8-5 0-9 0-13 0-4 4-8 4-8 8-5 5-13 9-17 13-6 4-10 9-14 17v106h-30z">
          <text:p/>
        </draw:path>
        <draw:path draw:style-name="gr6" draw:text-style-name="P6" draw:layer="layout" svg:width="0.055cm" svg:height="0.055cm" svg:x="5.237cm" svg:y="19.127cm" svg:viewBox="0 0 56 56" svg:d="M31 0c4 0 9 0 9 0 4 4 8 4 12 8 0 0 4 5 4 9 0 0 0 4 0 8 0 5 0 9 0 13 0 5-4 5-4 10-4 0-8 4-12 4 0 4-5 4-9 4s-8 0-13-4c0 0-5-4-9-4 0-5-4-5-4-10 0-4-5-8-5-13 0-4 5-8 5-8 0-4 4-9 4-9 4-4 9-4 9-8 5 0 9 0 13 0z">
          <text:p/>
        </draw:path>
        <draw:path draw:style-name="gr6" draw:text-style-name="P6" draw:layer="layout" svg:width="0.148cm" svg:height="0.225cm" svg:x="5.373cm" svg:y="18.957cm" svg:viewBox="0 0 149 226" svg:d="M149 218c-4 4-12 4-21 4-4 0-13 4-21 4-17 0-34-8-47-17-8-8-12-22-12-43v-89h-48v-22h48v-46l29-9v55h72v22h-72v85c0 12 0 21 9 29 4 5 17 10 25 10 9 0 13 0 21-5 5 0 13 0 17 0z">
          <text:p/>
        </draw:path>
        <draw:path draw:style-name="gr6" draw:text-style-name="P6" draw:layer="layout" svg:width="0.055cm" svg:height="0.055cm" svg:x="5.615cm" svg:y="19.127cm" svg:viewBox="0 0 56 56" svg:d="M26 0c4 0 9 0 13 0 0 4 4 4 8 8 0 0 5 5 5 9 0 0 4 4 4 8 0 5-4 9-4 13 0 5-5 5-5 10-4 0-8 4-8 4-4 4-9 4-13 4-5 0-9 0-9-4-5 0-9-4-13-4 0-5-4-5-4-10 0-4 0-8 0-13 0-4 0-8 0-8 0-4 4-9 4-9 4-4 8-4 13-8 0 0 4 0 9 0z">
          <text:p/>
        </draw:path>
        <draw:path draw:style-name="gr6" draw:text-style-name="P6" draw:layer="layout" svg:width="0.148cm" svg:height="0.225cm" svg:x="5.746cm" svg:y="18.957cm" svg:viewBox="0 0 149 226" svg:d="M149 218c-4 4-12 4-17 4-8 0-16 4-21 4-22 0-39-8-47-17-13-8-17-22-17-43v-89h-47v-22h47v-46l29-9v55h73v22h-73v85c0 12 0 21 9 29 4 5 18 10 31 10 4 0 8 0 16-5 5 0 13 0 17 0z">
          <text:p/>
        </draw:path>
        <draw:path draw:style-name="gr6" draw:text-style-name="P6" draw:layer="layout" svg:width="0.148cm" svg:height="0.174cm" svg:x="5.941cm" svg:y="19.008cm" svg:viewBox="0 0 149 175" svg:d="M149 77c0 4 0 8 0 12 0 0 0 5 0 9h-119c0 18 4 30 17 39 9 8 22 13 39 13 4 0 13 0 17 0s8 0 13 0c4-5 8-5 12-5s9 0 13-4v26c-9 0-17 4-25 4-13 4-22 4-34 4-13 0-26-4-35-8-13-5-21-9-26-17-8-5-13-13-17-26-4-12-4-22-4-39 0-8 4-21 4-29 4-13 9-22 17-30 5-9 13-13 22-17 13-5 22-9 34-9 13 0 22 0 30 4 9 5 17 9 25 17 5 9 9 13 13 26 4 9 4 17 4 30zM120 72c0-4 0-12-4-21 0-4-5-8-9-12 0-5-4-9-13-13-4 0-12-5-17-5-8 0-12 5-16 5-10 4-14 8-18 13 0 4-5 8-9 12 0 9-4 17-4 21z">
          <text:p/>
        </draw:path>
        <draw:path draw:style-name="gr6" draw:text-style-name="P6" draw:layer="layout" svg:width="0.127cm" svg:height="0.174cm" svg:x="6.14cm" svg:y="19.008cm" svg:viewBox="0 0 128 175" svg:d="M128 124c0 9 0 13-4 17 0 4-4 9-8 13 0 4-4 4-9 8-4 5-12 5-17 9-4 0-8 0-17 0-4 4-8 4-12 4-13 0-21 0-34-4-10 0-18 0-27-4v-26c9 4 17 4 31 4 9 5 17 5 26 5 16 0 25 0 33-5 5-4 9-12 9-17 0-4 0-8 0-8-4-4-4-4-9-8 0 0-4-6-12-6-5-4-13-4-21-8-9-4-17-4-22-9-8-4-13-4-18-8-4-4-8-9-13-17 0-4-4-8-4-17 0-4 4-8 4-13 5-8 5-13 13-17 5-4 14-8 23-13 8-4 17-4 29-4 9 0 17 0 26 0 4 0 12 4 21 4v26c-9 0-17-4-26-4-8 0-12 0-21 0-4 0-12 0-17 0-4 0-8 4-12 4 0 4-5 4-5 9-4 0-4 4-4 8 0 0 0 4 4 9 0 0 0 4 5 4 4 4 8 4 12 8 9 0 13 4 21 9 13 0 22 4 26 8 8 4 13 4 17 9 4 4 8 8 8 12 4 6 4 14 4 18z">
          <text:p/>
        </draw:path>
        <draw:path draw:style-name="gr6" draw:text-style-name="P6" draw:layer="layout" svg:width="0.152cm" svg:height="0.225cm" svg:x="6.306cm" svg:y="18.957cm" svg:viewBox="0 0 153 226" svg:d="M153 218c-8 4-12 4-21 4-8 0-13 4-21 4-21 0-38-8-47-17-13-8-17-22-17-43v-89h-47v-22h47v-46l30-9v55h76v22h-76v85c0 12 4 21 9 29 8 5 16 10 29 10 4 0 13 0 17-5 4 0 13 0 21 0z">
          <text:p/>
        </draw:path>
        <draw:path draw:style-name="gr7" draw:text-style-name="P7" draw:layer="layout" svg:width="0.094cm" svg:height="0.314cm" svg:x="6.534cm" svg:y="18.932cm" svg:viewBox="0 0 95 315" svg:d="M78 315c-51-47-78-98-78-157 0-13 0-25 5-38 0-13 4-26 12-39 5-16 14-29 23-42 12-13 21-25 38-39l17 18c-43 42-64 89-64 140 0 25 4 51 13 72 13 25 30 46 51 68z">
          <text:p/>
        </draw:path>
        <draw:path draw:style-name="gr8" draw:text-style-name="P8" draw:layer="layout" svg:width="0.135cm" svg:height="0.169cm" svg:x="4.64cm" svg:y="19.513cm" svg:viewBox="0 0 136 170" svg:d="M0 0h26l4 31c5-9 9-13 13-17s9-4 13-10c4 0 8-4 12-4 5 0 9 0 17 0 17 0 30 4 39 14 8 12 12 25 12 46v110h-29v-105c0-13-5-26-9-30-4-9-13-9-21-9-4 0-4 0-9 0-4 0-8 5-12 5-4 4-9 8-13 12-4 5-8 9-13 17v110h-30z">
          <text:p/>
        </draw:path>
        <draw:path draw:style-name="gr8" draw:text-style-name="P8" draw:layer="layout" svg:width="0.144cm" svg:height="0.08cm" svg:x="4.822cm" svg:y="19.551cm" svg:viewBox="0 0 145 81" svg:d="M145 22h-145v-22h145zM145 81h-145v-25h145z">
          <text:p/>
        </draw:path>
        <draw:polygon draw:style-name="gr11" draw:text-style-name="P11" draw:layer="layout" svg:width="0.148cm" svg:height="0.216cm" svg:x="5.009cm" svg:y="19.466cm" svg:viewBox="0 0 149 217" draw:points="149,217 111,217 46,81 25,38 25,145 25,217 0,217 0,0 38,0 98,128 119,179 119,59 119,0 149,0">
          <text:p/>
        </draw:polygon>
        <draw:path draw:style-name="gr11" draw:text-style-name="P11" draw:layer="layout" svg:width="0.153cm" svg:height="0.216cm" svg:x="5.191cm" svg:y="19.466cm" svg:viewBox="0 0 154 217" svg:d="M154 141c0 13 0 21-5 34-4 8-8 17-17 21-4 8-13 13-21 17-13 4-21 4-34 4s-26 0-35-4c-8-4-17-9-25-13-4-8-9-17-13-25 0-9-4-17-4-30v-145h30v141c0 8 4 17 4 25 0 5 4 13 8 17s9 4 14 9c8 0 13 4 21 4 17 0 30-4 34-17 8-8 13-21 13-38v-141h30z">
          <text:p/>
        </draw:path>
        <draw:polygon draw:style-name="gr11" draw:text-style-name="P11" draw:layer="layout" svg:width="0.127cm" svg:height="0.216cm" svg:x="5.399cm" svg:y="19.466cm" svg:viewBox="0 0 128 217" draw:points="128,217 0,217 0,0 33,0 33,192 128,192">
          <text:p/>
        </draw:polygon>
        <draw:polygon draw:style-name="gr11" draw:text-style-name="P11" draw:layer="layout" svg:width="0.123cm" svg:height="0.216cm" svg:x="5.589cm" svg:y="19.466cm" svg:viewBox="0 0 124 217" draw:points="124,217 0,217 0,0 30,0 30,192 124,192">
          <text:p/>
        </draw:polygon>
        <draw:path draw:style-name="gr7" draw:text-style-name="P7" draw:layer="layout" svg:width="0.08cm" svg:height="0.11cm" svg:x="5.776cm" svg:y="19.627cm" svg:viewBox="0 0 81 111" svg:d="M0 90c4 0 8 0 17-4 4 0 9 0 14-4 4 0 8-4 8-9 4-4 4-8 4-12 0-5 0-9 0-9-4-4-4-9-8-9 0-4-4-8-4-8 0-4-5-9-5-13 0 0 5-4 5-8 0 0 0-4 4-4 0-6 4-6 4-6 4-4 8-4 13-4 4 0 8 0 8 4 4 0 9 6 13 6 0 4 4 8 4 12 4 9 4 13 4 21 0 9-4 18-4 26-4 9-8 17-17 21-8 9-17 13-25 17-9 4-22 4-35 4z">
          <text:p/>
        </draw:path>
        <draw:path draw:style-name="gr8" draw:text-style-name="P8" draw:layer="layout" svg:width="0.144cm" svg:height="0.238cm" svg:x="4.631cm" svg:y="19.949cm" svg:viewBox="0 0 145 239" svg:d="M0 158c0-17 5-30 9-38 0-13 8-21 12-30 9-8 17-13 31-18 9-4 22-4 30-4s13 0 17 0 13 0 17 4v-72h29v239h-29v-34c-9 13-17 21-26 25-8 9-21 9-29 9-9 0-18 0-27-5-8-4-13-8-17-16-8-9-8-17-12-26 0-13-5-21-5-34zM30 154c0 21 4 38 8 47 9 8 18 12 27 12s17 0 25-8c9-4 17-17 26-30v-76c-4-5-13-5-17-5-4-4-13-4-17-4-17 0-30 9-39 17-9 9-13 26-13 47z">
          <text:p/>
        </draw:path>
        <draw:path draw:style-name="gr8" draw:text-style-name="P8" draw:layer="layout" svg:width="0.144cm" svg:height="0.174cm" svg:x="4.822cm" svg:y="20.013cm" svg:viewBox="0 0 145 175" svg:d="M145 80c0 5 0 9 0 9 0 4 0 4 0 8h-114c0 17 4 30 12 39 9 9 26 18 43 18 4 0 8-5 13-5 4 0 12 0 17 0 4 0 8 0 12-4 5 0 9 0 9 0v21c-4 4-17 4-26 9-8 0-21 0-30 0-16 0-25 0-38-5-8-4-17-8-25-16-4-9-13-18-13-31-5-9-5-22-5-34 0-13 0-21 5-34 5-9 9-21 13-26 8-8 17-16 25-21 9-4 22-8 30-8 13 0 26 4 34 8 9 5 17 9 21 13 9 8 13 17 13 25 4 9 4 22 4 34zM116 76c0-8 0-17 0-21-5-4-5-13-9-17s-8-9-13-9c-8-4-13-4-21-4-4 0-13 0-17 4-4 0-8 5-13 9-4 4-8 13-8 17-4 4-4 13-4 21z">
          <text:p/>
        </draw:path>
        <draw:polygon draw:style-name="gr8" draw:text-style-name="P8" draw:layer="layout" svg:width="0.136cm" svg:height="0.238cm" svg:x="5.017cm" svg:y="19.949cm" svg:viewBox="0 0 137 239" draw:points="56,26 8,26 8,0 86,0 86,213 137,213 137,239 0,239 0,213 56,213">
          <text:p/>
        </draw:polygon>
        <draw:path draw:style-name="gr8" draw:text-style-name="P8" draw:layer="layout" svg:width="0.148cm" svg:height="0.221cm" svg:x="5.187cm" svg:y="19.966cm" svg:viewBox="0 0 149 222" svg:d="M149 217c-4 0-13 5-21 5-5 0-13 0-22 0-21 0-33-5-47-13-9-13-13-25-13-48v-85h-46v-25h46v-46l27-5v51h76v25h-76v85c0 14 4 23 12 27 5 8 13 8 26 8 8 0 12 0 17 0 8 0 17 0 21-4z">
          <text:p/>
        </draw:path>
        <draw:path draw:style-name="gr8" draw:text-style-name="P8" draw:layer="layout" svg:width="0.139cm" svg:height="0.174cm" svg:x="5.382cm" svg:y="20.013cm" svg:viewBox="0 0 140 175" svg:d="M115 175v-26c-10 9-22 17-31 21-8 5-17 5-29 5-9 0-17 0-26-5-4 0-8-4-17-8-4-4-4-8-8-17 0-5-4-9-4-18 0-17 8-30 21-38 13-9 29-17 55-17h35v-13c0-8-6-17-10-25-8-5-17-9-29-9-9 0-17 4-30 4-8 5-17 5-25 9v-25c4 0 8-5 12-5 5 0 9 0 13-4 4 0 8 0 17 0 4 0 8-4 17-4 8 0 17 4 25 4 10 4 14 9 22 13 5 4 9 8 13 17 4 4 4 12 4 21v120zM111 97h-39c-5 0-13 0-17 0-5 0-9 4-13 9-4 0-4 4-8 8 0 5 0 9 0 13s0 4 0 9c0 4 4 4 4 9 4 0 4 4 8 4s9 5 13 5c8 0 17-5 25-9 9-5 17-9 27-18z">
          <text:p/>
        </draw:path>
        <draw:path draw:style-name="gr8" draw:text-style-name="P8" draw:layer="layout" svg:width="0.14cm" svg:height="0.085cm" svg:x="5.572cm" svg:y="20.051cm" svg:viewBox="0 0 141 86" svg:d="M141 25h-141v-25h141zM141 86h-141v-27h141z">
          <text:p/>
        </draw:path>
        <draw:path draw:style-name="gr13" draw:text-style-name="P12" draw:layer="layout" svg:width="0.148cm" svg:height="0.221cm" svg:x="5.755cm" svg:y="19.966cm" svg:viewBox="0 0 149 222" svg:d="M149 167c0 8 0 17-4 21-5 8-9 17-17 21-9 4-17 8-26 8-8 5-18 5-30 5-13 0-21 0-30-5-8 0-17-4-25-8-5-4-9-13-13-17 0-8-4-17-4-21 0-18 4-27 12-39 9-9 17-17 34-26-12-4-25-13-29-21-9-9-13-21-13-34 0-4 4-13 4-17 4-8 9-13 13-17 8-8 13-12 21-12 13-5 21-5 34-5 8 0 22 0 31 0 8 5 12 9 21 13 4 4 8 8 12 17 0 4 5 13 5 21 0 13-5 21-13 30-4 8-17 17-30 25 9 0 13 4 17 9 9 4 13 8 17 12 4 5 9 13 9 17 4 4 4 13 4 23zM115 51c0-8-4-17-13-21-4-4-18-9-26-9-13 0-25 5-30 9-8 4-12 13-12 21 0 4 0 9 4 13 0 4 4 8 8 8 0 4 9 9 13 13 4 0 8 4 17 8 13-8 22-12 31-21 4-4 8-12 8-21zM119 167c0-6-4-10-4-14 0-5-4-5-8-9 0-4-5-8-13-12-5-5-14-9-22-13-9 4-13 8-17 13-9 4-13 8-13 8-4 4-8 8-8 13 0 4 0 8 0 14 0 4 0 8 0 12 4 5 4 9 8 9 4 4 9 8 17 8 4 0 8 0 17 0 4 0 8 0 13 0 9 0 13-4 18-4 4-4 4-8 8-13 0-4 4-8 4-12z">
          <text:p/>
        </draw:path>
        <draw:path draw:style-name="gr7" draw:text-style-name="P7" draw:layer="layout" svg:width="0.081cm" svg:height="0.11cm" svg:x="5.962cm" svg:y="20.132cm" svg:viewBox="0 0 82 111" svg:d="M0 90c5 0 13-5 17-5 5 0 9-4 13-4 4-4 9-4 9-8 4-5 4-9 4-13s0-10 0-14c-4 0-4-4-9-8 0 0 0-4-4-4 0-5 0-9 0-13s0-4 0-9c0 0 0-4 4-4 0-4 5-4 9-8 0 0 4 0 8 0s9 0 13 0c0 4 4 4 8 8 0 4 5 9 5 13 5 4 5 13 5 17 0 8-5 22-5 30-5 9-9 13-17 22-5 4-13 12-26 16-8 0-21 5-34 5z">
          <text:p/>
        </draw:path>
      </draw:page>
      <draw:page draw:name="page7" draw:style-name="dp1" draw:master-page-name="master-page29">
        <draw:frame draw:style-name="gr2" draw:text-style-name="P2" draw:layer="layout" svg:width="20.027cm" svg:height="2.738cm" svg:x="3.996cm" svg:y="1.024cm">
          <draw:image xlink:href="Pictures/1000000000001275000002868BB32C5B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29cm" svg:x="3.996cm" svg:y="12.742cm" svg:viewBox="0 0 20029 30" draw:points="0,0 20029,0 20029,30 0,30">
          <text:p/>
        </draw:polygon>
        <draw:frame draw:style-name="gr2" draw:text-style-name="P2" draw:layer="layout" svg:width="20.044cm" svg:height="4.474cm" svg:x="3.996cm" svg:y="13.187cm">
          <draw:image xlink:href="Pictures/1000000000001279000004205E967BB8.jpg" xlink:type="simple" xlink:show="embed" xlink:actuate="onLoad" draw:mime-type="image/jpeg">
            <text:p/>
          </draw:image>
        </draw:frame>
        <draw:polygon draw:style-name="gr5" draw:text-style-name="P5" draw:layer="layout" svg:width="0.161cm" svg:height="0.216cm" svg:x="5.026cm" svg:y="4.869cm" svg:viewBox="0 0 162 217" draw:points="162,26 98,26 98,217 68,217 68,26 0,26 0,0 162,0">
          <text:p/>
        </draw:polygon>
        <draw:polygon draw:style-name="gr5" draw:text-style-name="P5" draw:layer="layout" svg:width="0.174cm" svg:height="0.165cm" svg:x="5.208cm" svg:y="4.92cm" svg:viewBox="0 0 175 166" draw:points="175,0 149,166 115,166 90,98 85,81 81,98 55,166 21,166 0,0 25,0 38,110 42,137 51,116 77,38 94,38 124,116 128,137 132,116 145,0">
          <text:p/>
        </draw:polygon>
        <draw:path draw:style-name="gr5" draw:text-style-name="P5" draw:layer="layout" svg:width="0.157cm" svg:height="0.174cm" svg:x="5.403cm" svg:y="4.916cm" svg:viewBox="0 0 158 175" svg:d="M158 86c0 12-5 25-9 34-4 12-8 21-13 29-9 9-18 13-26 17-13 4-21 9-34 9s-25-5-34-9c-8 0-17-8-21-13-8-8-13-17-17-29-4-9-4-21-4-34s0-26 4-38c4-9 9-17 17-26 4-8 13-14 25-22 9-4 22-4 34-4 9 0 21 0 30 4 8 4 17 8 26 18 5 8 13 17 13 26 4 12 9 25 9 38zM127 86c0-9-4-17-4-26-5-8-5-12-9-21-4-4-13-9-17-9-4-4-13-4-21-4s-17 0-21 4c-4 5-13 9-17 13-4 5-4 13-9 21 0 9 0 13 0 22 0 12 0 21 5 29 0 9 4 13 8 17 4 9 9 9 13 13 8 4 13 4 21 4s17 0 21-4c9-4 13-9 17-13 4-8 9-12 9-21 0-8 4-17 4-25z">
          <text:p/>
        </draw:path>
        <draw:polygon draw:style-name="gr5" draw:text-style-name="P5" draw:layer="layout" svg:width="0.101cm" svg:height="0.03cm" svg:x="5.613cm" svg:y="4.978cm" svg:viewBox="0 0 102 31" draw:points="0,0 102,0 102,31 0,31">
          <text:p/>
        </draw:polygon>
        <draw:path draw:style-name="gr5" draw:text-style-name="P5" draw:layer="layout" svg:width="0.131cm" svg:height="0.174cm" svg:x="5.789cm" svg:y="4.916cm" svg:viewBox="0 0 132 175" svg:d="M132 124c0 8-4 12-4 17 0 4-5 8-9 12-4 5-8 5-13 9-4 4-8 4-12 8-5 0-13 0-17 0-4 5-9 5-17 5-9 0-22 0-31-5-8 0-17 0-29-4v-25c12 4 21 4 29 4 14 4 22 4 31 4 13 0 25 0 29-4 9-4 13-13 13-17s0-8-4-8c0-5 0-5-4-9-5 0-9-4-13-4-4-4-13-4-25-9-5-4-13-4-23-8-4-4-8-4-16-9-5-4-5-8-9-17-4-4-4-8-4-16 0-5 0-9 4-13 0-9 4-13 9-17 8-6 12-10 21-14s22-4 35-4c8 0 12 0 21 0 8 0 17 4 25 4v26c-8 0-17-4-25-4-9 0-17 0-21 0-9 0-13 0-17 0-5 0-9 4-13 4-5 5-5 5-10 9 0 0 0 4 0 9 0 0 0 4 0 8 5 0 5 4 10 4 4 4 8 4 13 9 4 0 12 4 21 8 12 0 17 4 25 9 9 4 13 4 17 8s9 9 9 13c4 4 4 13 4 17z">
          <text:p/>
        </draw:path>
        <draw:path draw:style-name="gr5" draw:text-style-name="P5" draw:layer="layout" svg:width="0.135cm" svg:height="0.174cm" svg:x="5.971cm" svg:y="4.916cm" svg:viewBox="0 0 136 175" svg:d="M111 170v-21c-9 9-21 13-30 17-8 4-17 9-29 9-9 0-18-5-22-5-9-4-13-8-17-12-5-5-9-9-13-13 0-4 0-13 0-17 0-17 4-34 17-42 13-9 30-13 56-13h34v-17c0-8-5-17-9-21-8-9-17-9-29-9-9 0-17 0-26 4-13 0-22 5-30 9v-31c4 0 8 0 12 0 5-4 9-4 14-4 4 0 13-4 17-4s8 0 17 0c8 0 17 0 25 4 9 0 17 4 21 8 5 6 9 14 13 18 4 9 4 18 4 26v114zM107 94h-34c-9 0-17 0-21 4-5 0-9 0-13 5-5 4-5 4-9 8 0 4 0 9 0 13s0 8 0 8c0 4 4 9 4 9 5 4 9 4 9 8 4 0 9 0 13 0 8 0 17 0 25-4 9-4 17-13 26-21z">
          <text:p/>
        </draw:path>
        <draw:path draw:style-name="gr5" draw:text-style-name="P5" draw:layer="layout" svg:width="0.157cm" svg:height="0.169cm" svg:x="6.149cm" svg:y="4.916cm" svg:viewBox="0 0 158 170" svg:d="M132 170v-119c0-4 0-9 0-13s-4-9-4-9c0-4 0-4-4-4h-5-4c0 0-4 4-4 9-4 0-8 4-8 8-5 9-9 13-9 21v107h-30v-115c0-8 0-13 0-17s0-9 0-9c0-4-4-4-4-4h-4c-4 0-4 0-4 0-4 0-4 4-9 4 0 5-4 9-4 13-4 5-8 13-13 21v107h-26v-166h22l4 30c0-5 5-13 9-17 0-5 4-9 8-9 0-4 5-4 9-8 0 0 4 0 8 0 9 0 17 4 21 8 5 4 9 17 9 26 0-5 4-9 8-13 0-4 5-9 5-13 4-4 8-4 12-4 4-4 9-4 13-4 21 0 30 17 30 47v123z">
          <text:p/>
        </draw:path>
        <draw:path draw:style-name="gr5" draw:text-style-name="P5" draw:layer="layout" svg:width="0.14cm" svg:height="0.237cm" svg:x="6.348cm" svg:y="4.916cm" svg:viewBox="0 0 141 238" svg:d="M141 85c0 12 0 25-4 38-5 8-9 21-17 25-10 9-18 13-27 17-12 4-21 4-34 4-4 0-8 0-16 0-5 0-9 0-13 0v69h-30v-234h25v25c9-8 18-17 30-21 9-4 17-8 30-8 8 0 17 0 25 4 4 4 14 13 18 17 4 8 9 17 13 30 0 8 0 21 0 34zM110 85c0-9 0-17 0-26 0-4-4-12-4-17-4-4-8-8-13-13-4-4-8-4-17-4 0 0-4 0-8 0-4 4-9 4-13 9-4 0-8 4-12 8-5 5-9 13-13 17v81c4 4 8 4 17 4 4 4 8 4 17 4 12 0 25-4 34-17 8-8 12-25 12-46z">
          <text:p/>
        </draw:path>
        <draw:polygon draw:style-name="gr5" draw:text-style-name="P5" draw:layer="layout" svg:width="0.136cm" svg:height="0.233cm" svg:x="6.534cm" svg:y="4.852cm" svg:viewBox="0 0 137 234" draw:points="57,21 9,21 9,0 86,0 86,209 137,209 137,234 0,234 0,209 57,209">
          <text:p/>
        </draw:polygon>
        <draw:path draw:style-name="gr5" draw:text-style-name="P5" draw:layer="layout" svg:width="0.148cm" svg:height="0.174cm" svg:x="6.713cm" svg:y="4.916cm" svg:viewBox="0 0 149 175" svg:d="M149 77c0 4 0 9 0 13 0 0 0 4 0 8h-119c0 17 9 30 17 38 9 9 21 13 43 13 4 0 8 0 12 0 5 0 9 0 13 0 4-4 9-4 13-4s8 0 12-4v25c-8 0-16 4-25 4-8 5-21 5-30 5-17 0-29-5-38-9-13-4-21-8-25-17-10-4-14-13-18-25 0-13-4-21-4-38 0-9 4-22 8-30 0-13 8-21 14-30 8-8 12-14 25-18 9-4 17-8 30-8s21 0 30 4c12 4 17 8 25 18 4 8 8 13 13 26 4 8 4 16 4 29zM119 73c0-4 0-13 0-21-4-4-4-9-8-13s-9-9-17-13c-4 0-9-4-17-4-9 0-13 4-17 4-4 4-9 9-13 13s-8 9-13 13c0 8 0 17-4 21z">
          <text:p/>
        </draw:path>
        <draw:path draw:style-name="gr5" draw:text-style-name="P5" draw:layer="layout" svg:width="0.153cm" svg:height="0.225cm" svg:x="7.077cm" svg:y="4.865cm" svg:viewBox="0 0 154 226" svg:d="M154 217c-9 4-14 4-22 4-9 0-13 5-22 5-21 0-38-9-46-17-9-9-17-22-17-44v-89h-47v-21h47v-47l29-8v55h78v21h-78v85c0 13 5 22 9 31 9 4 17 8 30 8 4 0 12 0 17-4 8 0 13 0 22 0z">
          <text:p/>
        </draw:path>
        <draw:path draw:style-name="gr5" draw:text-style-name="P5" draw:layer="layout" svg:width="0.149cm" svg:height="0.225cm" svg:x="7.454cm" svg:y="4.865cm" svg:viewBox="0 0 150 226" svg:d="M150 217c-5 4-13 4-22 4-4 0-12 5-21 5-21 0-34-9-46-17-9-9-13-22-13-44v-89h-48v-21h48v-47l25-8v55h77v21h-77v85c0 13 5 22 13 31 4 4 13 8 25 8 9 0 13 0 17-4 9 0 13 0 22 0z">
          <text:p/>
        </draw:path>
        <draw:path draw:style-name="gr5" draw:text-style-name="P5" draw:layer="layout" svg:width="0.149cm" svg:height="0.174cm" svg:x="7.649cm" svg:y="4.916cm" svg:viewBox="0 0 150 175" svg:d="M150 77c0 4 0 9 0 13 0 0 0 4 0 8h-120c0 18 4 30 12 39 13 8 26 12 43 12 4 0 8 0 13 0 8 0 12 0 16 0 5-4 10-4 14-4s9 0 13-4v25c-9 0-17 5-31 5-8 4-17 4-29 4-13 0-26-4-39-9-8-4-16-8-25-17-4-4-8-12-13-25-4-13-4-21-4-38 0-9 0-22 4-30 5-13 9-21 13-30 9-8 17-13 25-18 9-4 22-8 34-8 9 0 22 0 30 4s18 9 22 18c9 9 13 13 17 26 0 8 5 16 5 29zM119 73c0-4 0-13-5-21 0-4-4-9-8-13s-8-8-13-13c-4 0-12-4-21-4-4 0-13 4-17 4-4 5-8 9-13 13-4 4-8 9-8 13-4 8-4 17-4 21z">
          <text:p/>
        </draw:path>
        <draw:path draw:style-name="gr5" draw:text-style-name="P5" draw:layer="layout" svg:width="0.132cm" svg:height="0.174cm" svg:x="7.844cm" svg:y="4.916cm" svg:viewBox="0 0 133 175" svg:d="M133 124c0 8-5 12-5 17 0 4-4 8-8 12-4 5-9 5-13 9s-8 4-12 8c-5 0-14 0-18 0-5 5-9 5-17 5-9 0-22 0-30-5-8 0-17 0-30-4v-25c13 4 22 4 30 4 13 4 21 4 30 4 12 0 26 0 30-4 9-4 13-13 13-17s0-8-4-8c0-5 0-5-4-9-5 0-9-4-14-4-4-4-13-4-26-9-4-4-12-4-21-8-4-4-8-4-17-9-4-4-8-8-8-17-4-4-4-8-4-16 0-5 0-9 4-13 0-9 4-13 8-17 9-6 13-10 21-14 9-4 22-4 34-4 9 0 14 0 23 0 8 0 16 4 25 4v26c-9 0-17-4-25-4-9 0-18 0-23 0-8 0-12 0-17 0-4 0-8 4-12 4-5 5-5 5-9 9 0 0 0 4 0 9 0 0 0 4 0 8 4 0 4 4 9 4 4 4 8 4 12 9 5 0 13 4 22 8 9 0 18 4 26 9 8 4 13 4 17 8s8 9 8 13 5 13 5 17z">
          <text:p/>
        </draw:path>
        <draw:path draw:style-name="gr5" draw:text-style-name="P5" draw:layer="layout" svg:width="0.148cm" svg:height="0.225cm" svg:x="8.014cm" svg:y="4.865cm" svg:viewBox="0 0 149 226" svg:d="M149 217c-4 4-13 4-17 4-8 0-17 5-21 5-21 0-38-9-51-17-9-9-13-22-13-44v-89h-47v-21h47v-47l30-8v55h72v21h-72v85c0 13 0 22 9 31 4 4 17 8 29 8 5 0 9 0 17-4 4 0 13 0 17 0z">
          <text:p/>
        </draw:path>
        <draw:path draw:style-name="gr5" draw:text-style-name="P5" draw:layer="layout" svg:width="0.14cm" svg:height="0.237cm" svg:x="8.404cm" svg:y="4.916cm" svg:viewBox="0 0 141 238" svg:d="M141 85c0 12 0 25-5 38-4 8-8 21-16 25-9 9-17 13-26 17-13 4-21 4-34 4-4 0-8 0-17 0-4 0-8 0-12 0v69h-31v-234h26v25c9-8 17-17 30-21 8-4 17-8 30-8 8 0 17 0 25 4 4 4 13 13 17 17 4 8 8 17 13 30 0 8 0 21 0 34zM111 85c0-9 0-17 0-26 0-4-4-12-4-17-4-4-9-8-13-13-4-4-8-4-17-4 0 0-4 0-8 0-5 4-9 4-13 9-4 0-8 4-13 8-4 5-8 13-12 17v81c4 4 8 4 17 4 4 4 8 4 16 4 13 0 26-4 34-17 9-8 13-25 13-46z">
          <text:p/>
        </draw:path>
        <draw:path draw:style-name="gr5" draw:text-style-name="P5" draw:layer="layout" svg:width="0.156cm" svg:height="0.174cm" svg:x="8.578cm" svg:y="4.916cm" svg:viewBox="0 0 157 175" svg:d="M157 86c0 12 0 25-4 34-4 12-8 21-17 29-4 9-12 13-25 17-9 4-22 9-35 9s-21-5-30-9c-13 0-17-8-25-13-9-8-13-17-17-29 0-9-4-21-4-34s4-26 8-38c0-9 8-17 13-26 8-8 17-14 25-22 9-4 21-4 35-4 13 0 21 0 34 4 9 4 17 8 21 18 9 8 13 17 17 26 4 12 4 25 4 38zM128 86c0-9 0-17-4-26 0-8-5-12-9-21-4-4-8-9-17-9-4-4-13-4-17-4-9 0-18 0-26 4-5 5-9 9-13 13-4 5-9 13-9 21-4 9-4 13-4 22 0 12 0 21 4 29 5 9 5 13 9 17 4 9 13 9 17 13s13 4 22 4c8 0 13 0 21-4 5-4 13-9 13-13 4-8 9-12 13-21 0-8 0-17 0-25z">
          <text:p/>
        </draw:path>
        <draw:polygon draw:style-name="gr5" draw:text-style-name="P5" draw:layer="layout" svg:width="0.173cm" svg:height="0.165cm" svg:x="8.756cm" svg:y="4.92cm" svg:viewBox="0 0 174 166" draw:points="174,0 152,166 114,166 93,97 89,80 80,97 59,166 25,166 0,0 29,0 42,110 46,137 51,116 76,38 97,38 123,116 131,137 135,116 148,0">
          <text:p/>
        </draw:polygon>
        <draw:path draw:style-name="gr5" draw:text-style-name="P5" draw:layer="layout" svg:width="0.148cm" svg:height="0.174cm" svg:x="8.955cm" svg:y="4.916cm" svg:viewBox="0 0 149 175" svg:d="M149 77c0 4 0 9 0 13 0 0 0 4 0 8h-115c0 17 4 30 12 38 9 9 22 13 43 13 4 0 8 0 12 0 5 0 9 0 13 0 4-4 9-4 13-4s8 0 13-4v25c-9 0-17 4-26 4-8 5-21 5-29 5-17 0-30-5-39-9-8-4-17-8-25-17-8-4-13-13-13-25-4-13-8-21-8-38 0-9 4-22 8-30 0-13 9-21 13-30 8-8 13-14 25-18 9-4 17-8 30-8s21 0 34 4c8 4 13 8 21 18 4 8 9 13 13 26 5 8 5 16 5 29zM118 73c0-4 0-13 0-21-4-4-4-9-8-13s-9-9-17-13c-4 0-8-4-17-4-8 0-13 4-17 4-4 4-8 9-13 13-4 4-8 9-8 13-4 8-4 17-4 21z">
          <text:p/>
        </draw:path>
        <draw:path draw:style-name="gr5" draw:text-style-name="P5" draw:layer="layout" svg:width="0.136cm" svg:height="0.169cm" svg:x="9.158cm" svg:y="4.916cm" svg:viewBox="0 0 137 170" svg:d="M0 4h26v30c12-13 21-22 29-26 9-4 22-8 30-8 18 0 31 4 39 17 9 12 13 25 13 51h-30c0-17 0-26-4-34-4-5-14-9-22-9-4 0-9 0-13 0-4 4-8 4-13 9-4 4-8 8-12 13-5 4-9 8-13 16v107h-30z">
          <text:p/>
        </draw:path>
        <draw:path draw:style-name="gr5" draw:text-style-name="P5" draw:layer="layout" svg:width="0.131cm" svg:height="0.174cm" svg:x="9.523cm" svg:y="4.916cm" svg:viewBox="0 0 132 175" svg:d="M132 166c-8 0-17 4-25 4-5 0-14 5-22 5-30 0-47-9-64-26-13-13-21-34-21-59 0-13 4-26 8-38 5-9 9-17 17-26 9-8 17-14 26-18 8-4 21-8 34-8 8 0 17 0 26 4 8 0 13 0 21 4v27c-8 0-17-5-21-5-9-4-18-4-26-4-9 0-13 0-22 4-4 5-12 9-17 13-4 5-8 13-12 17 0 9-4 17-4 30 0 17 8 34 16 42 9 13 22 17 39 17 8 0 17 0 26-4 8 0 13-4 21-9z">
          <text:p/>
        </draw:path>
        <draw:path draw:style-name="gr5" draw:text-style-name="P5" draw:layer="layout" svg:width="0.14cm" svg:height="0.174cm" svg:x="9.705cm" svg:y="4.916cm" svg:viewBox="0 0 141 175" svg:d="M116 170v-21c-13 9-23 13-31 17-9 4-21 9-30 9-8 0-17-5-25-5-4-4-13-8-17-12-5-5-5-9-9-13 0-4-4-13-4-17 0-17 8-34 21-42 13-9 30-13 55-13h35v-17c0-8-4-17-8-21-10-9-18-9-31-9-8 0-21 0-29 4-9 0-17 5-26 9v-31c4 0 4 0 13 0 4-4 8-4 13-4 4 0 8-4 16-4 5 0 9 0 13 0 13 0 21 0 31 4 8 0 13 4 21 8 4 6 8 14 13 18 0 9 4 18 4 26v114zM111 94h-39c-4 0-13 0-17 4-4 0-8 0-12 5-5 4-5 4-9 8 0 4 0 9 0 13s0 8 0 8c0 4 4 9 4 9 5 4 5 4 9 8 4 0 8 0 12 0 9 0 17 0 26-4 8-4 18-13 26-21z">
          <text:p/>
        </draw:path>
        <draw:polygon draw:style-name="gr5" draw:text-style-name="P5" draw:layer="layout" svg:width="0.136cm" svg:height="0.233cm" svg:x="9.9cm" svg:y="4.852cm" svg:viewBox="0 0 137 234" draw:points="56,21 4,21 4,0 86,0 86,209 137,209 137,234 0,234 0,209 56,209">
          <text:p/>
        </draw:polygon>
        <draw:path draw:style-name="gr5" draw:text-style-name="P5" draw:layer="layout" svg:width="0.128cm" svg:height="0.174cm" svg:x="10.086cm" svg:y="4.916cm" svg:viewBox="0 0 129 175" svg:d="M129 166c-9 0-13 4-21 4-9 0-17 5-26 5-25 0-47-9-59-26-18-13-23-34-23-59 0-13 0-26 5-38 4-9 9-17 18-26 8-8 17-14 25-18 13-4 21-8 34-8 9 0 17 0 26 4 8 0 17 0 21 4v27c-9 0-13-5-21-5-9-4-17-4-26-4-4 0-13 0-17 4-8 5-13 9-21 13-4 5-9 13-9 17-4 9-4 17-4 30 0 17 4 34 13 42 8 13 25 17 42 17 9 0 13 0 22-4 8 0 17-4 21-9z">
          <text:p/>
        </draw:path>
        <draw:path draw:style-name="gr5" draw:text-style-name="P5" draw:layer="layout" svg:width="0.132cm" svg:height="0.17cm" svg:x="10.273cm" svg:y="4.92cm" svg:viewBox="0 0 133 171" svg:d="M133 166h-26v-25c-4 4-8 8-13 13-4 4-8 8-17 8-4 4-8 4-12 4-5 5-9 5-13 5-17 0-30-5-38-17-10-9-14-26-14-47v-107h31v107c0 25 8 38 25 38 4 0 9 0 13-4 4 0 4 0 8-4 5 0 9-5 13-9s9-12 13-17v-111h30z">
          <text:p/>
        </draw:path>
        <draw:polygon draw:style-name="gr5" draw:text-style-name="P5" draw:layer="layout" svg:width="0.136cm" svg:height="0.233cm" svg:x="10.459cm" svg:y="4.852cm" svg:viewBox="0 0 137 234" draw:points="57,21 10,21 10,0 86,0 86,209 137,209 137,234 0,234 0,209 57,209">
          <text:p/>
        </draw:polygon>
        <draw:path draw:style-name="gr5" draw:text-style-name="P5" draw:layer="layout" svg:width="0.136cm" svg:height="0.174cm" svg:x="10.642cm" svg:y="4.916cm" svg:viewBox="0 0 137 175" svg:d="M111 170v-21c-9 9-17 13-31 17-8 4-17 9-29 9-9 0-17-5-22-5-8-4-12-8-16-12-5-5-9-9-9-13-4-4-4-13-4-17 0-17 4-34 17-42 12-9 29-13 55-13h35v-17c0-8 0-17-9-21-4-9-18-9-30-9-9 0-17 0-26 4-8 0-21 5-29 9v-31c4 0 8 0 12 0 4-4 9-4 13-4 8 0 13-4 17-4s13 0 17 0c8 0 17 0 26 4 9 0 17 4 21 8 5 6 9 14 13 18 5 9 5 18 5 26v114zM107 94h-35c-9 0-13 0-21 4-5 0-9 0-13 5 0 4-4 4-4 8-5 4-5 9-5 13s0 8 0 8c5 4 5 9 9 9 0 4 4 4 8 8 0 0 5 0 13 0 4 0 13 0 21-4 9-4 18-13 27-21z">
          <text:p/>
        </draw:path>
        <draw:path draw:style-name="gr5" draw:text-style-name="P5" draw:layer="layout" svg:width="0.152cm" svg:height="0.225cm" svg:x="10.816cm" svg:y="4.865cm" svg:viewBox="0 0 153 226" svg:d="M153 217c-8 4-13 4-21 4-9 0-13 5-21 5-21 0-38-9-47-17-14-9-18-22-18-44v-89h-46v-21h46v-47l31-8v55h76v21h-76v85c0 13 4 22 8 31 9 4 17 8 30 8 4 0 8 0 17-4 4 0 13 0 21 0z">
          <text:p/>
        </draw:path>
        <draw:path draw:style-name="gr5" draw:text-style-name="P5" draw:layer="layout" svg:width="0.132cm" svg:height="0.237cm" svg:x="11.023cm" svg:y="4.848cm" svg:viewBox="0 0 133 238" svg:d="M52 94h-47v-21h77v140h51v25h-133v-25h52zM65 0c4 0 4 0 8 4 5 0 5 0 9 4l4 6c0 4 0 8 0 12 0 0 0 5 0 9l-4 4c-4 4-4 4-9 9-4 0-4 0-8 0s-9 0-9 0c-4-5-8-5-8-9l-5-4c0-4-5-9-5-9 0-4 5-8 5-12l5-6c0-4 4-4 8-4 0-4 5-4 9-4z">
          <text:p/>
        </draw:path>
        <draw:path draw:style-name="gr5" draw:text-style-name="P5" draw:layer="layout" svg:width="0.157cm" svg:height="0.174cm" svg:x="11.193cm" svg:y="4.916cm" svg:viewBox="0 0 158 175" svg:d="M158 86c0 12 0 25-5 34-4 12-8 21-17 29-4 9-12 13-26 17-8 4-21 9-30 9-12 0-25-5-33-9-9 0-17-8-26-13-4-8-8-17-13-29-4-9-8-21-8-34s4-26 8-38c5-9 9-17 13-26 9-8 17-14 26-22 12-4 21-4 33-4 13 0 26 0 34 4 10 4 18 8 27 18 4 8 8 17 12 26 5 12 5 25 5 38zM128 86c0-9 0-17 0-26-4-8-9-12-14-21-4-4-8-9-12-9-9-4-13-4-22-4-8 0-17 0-21 4-8 5-12 9-17 13-4 5-4 13-8 21 0 9-4 13-4 22 0 12 4 21 4 29 4 9 8 13 13 17 4 9 8 9 12 13 9 4 13 4 21 4 9 0 17 0 22-4 8-4 12-9 17-13 5-8 5-12 9-21 0-8 0-17 0-25z">
          <text:p/>
        </draw:path>
        <draw:path draw:style-name="gr5" draw:text-style-name="P5" draw:layer="layout" svg:width="0.136cm" svg:height="0.169cm" svg:x="11.392cm" svg:y="4.916cm" svg:viewBox="0 0 137 170" svg:d="M0 4h27l4 25c4-4 8-8 13-12 4-5 8-9 12-13 4 0 9 0 13-4 4 0 8 0 17 0 17 0 29 4 38 17 8 8 13 25 13 42v111h-30v-107c0-12-4-21-8-29-5-5-13-9-22-9-4 0-4 0-8 0s-9 4-13 9c-4 0-8 4-12 8-5 5-9 9-13 17v111h-31z">
          <text:p/>
        </draw:path>
        <draw:path draw:style-name="gr5" draw:text-style-name="P5" draw:layer="layout" svg:width="0.136cm" svg:height="0.174cm" svg:x="6.721cm" svg:y="5.92cm" svg:viewBox="0 0 137 175" svg:d="M0 5h25v29c9-8 13-12 17-17 5-4 9-4 13-8s8-4 13-4c4 0 8-5 13-5 18 0 30 9 43 17 8 9 13 26 13 48v110h-30v-110c0-13-4-22-8-27-6-8-14-12-23-12-4 0-8 0-8 4-5 0-9 0-13 4s-8 4-13 13c-4 5-8 10-12 14v114h-30z">
          <text:p/>
        </draw:path>
        <draw:path draw:style-name="gr5" draw:text-style-name="P5" draw:layer="layout" svg:width="0.144cm" svg:height="0.084cm" svg:x="7.09cm" svg:y="5.959cm" svg:viewBox="0 0 145 85" svg:d="M145 25h-145v-25h145zM145 85h-145v-25h145z">
          <text:p/>
        </draw:path>
        <draw:path draw:style-name="gr5" draw:text-style-name="P5" draw:layer="layout" svg:width="0.136cm" svg:height="0.22cm" svg:x="7.471cm" svg:y="5.874cm" svg:viewBox="0 0 137 221" svg:d="M137 152c0 9-4 17-9 27-4 8-8 17-17 21-8 8-17 13-29 17-13 4-26 4-38 4-9 0-17 0-27 0-8 0-12 0-17 0v-29c5 4 13 4 21 4 6 0 14 0 23 0 12 0 21 0 29 0 9-4 13-9 17-9 4-4 9-8 13-18 0-4 0-8 0-17 0-4 0-8 0-12-4-4-9-9-13-13s-12-4-17-8c-8 0-12 0-21 0h-25v-26h25c4 0 13 0 17 0 4-4 9-4 13-9 4-4 8-8 8-12 4-4 4-9 4-17 0-9-4-17-12-26-4-4-17-4-30-4-8 0-13 0-21 0-10 0-18 4-26 9v-26c4-4 8-4 12-4s10-4 14-4 8 0 13 0c4 0 8 0 12 0 9 0 22 0 30 4 8 0 17 4 21 8 4 5 9 9 13 17 4 9 4 13 4 22 0 12-4 25-8 33-9 9-17 13-26 18 4 4 9 4 17 8 4 0 9 4 13 9 4 4 8 8 13 17 0 4 4 8 4 16z">
          <text:p/>
        </draw:path>
        <draw:path draw:style-name="gr5" draw:text-style-name="P5" draw:layer="layout" svg:width="0.144cm" svg:height="0.22cm" svg:x="7.654cm" svg:y="5.874cm" svg:viewBox="0 0 145 221" svg:d="M145 221h-145v-29l55-56c8-9 17-17 21-22 8-8 13-12 17-21 0-4 4-9 4-13s4-12 4-17c0-4-4-8-4-17 0-4-4-8-8-12 0 0-5-5-9-9-4 0-13 0-17 0-8 0-17 0-25 4-9 5-17 9-21 17l-17-21c8-8 17-13 29-21 9-4 21-4 38-4 9 0 17 0 26 4 8 0 12 4 21 13 4 4 8 8 13 17 4 8 4 17 4 29 0 5 0 13-4 21 0 9-5 13-9 22-4 8-13 13-17 21-8 9-17 17-25 25l-38 40h107z">
          <text:p/>
        </draw:path>
        <draw:path draw:style-name="gr5" draw:text-style-name="P5" draw:layer="layout" svg:width="0.056cm" svg:height="0.055cm" svg:x="7.882cm" svg:y="6.039cm" svg:viewBox="0 0 57 56" svg:d="M27 0c4 0 8 0 13 4 0 0 4 0 8 5 0 4 4 4 4 8s5 9 5 13-5 4-5 8c0 5-4 10-4 10-4 4-8 4-8 8-5 0-9 0-13 0s-9 0-13 0c0-4-5-4-9-8 0 0-5-5-5-10 0-4 0-4 0-8s0-9 0-13 5-4 5-8c4-5 9-5 9-5 4-4 9-4 13-4z">
          <text:p/>
        </draw:path>
        <draw:path draw:style-name="gr5" draw:text-style-name="P5" draw:layer="layout" svg:width="0.135cm" svg:height="0.22cm" svg:x="8.031cm" svg:y="5.874cm" svg:viewBox="0 0 136 221" svg:d="M136 148c0 13-4 21-8 31-4 8-13 17-21 21-9 8-17 13-26 17-12 4-25 4-38 4-4 0-4 0-8 0s-9 0-13 0-9 0-9 0c-4 0-8 0-13 0v-29c9 4 13 4 22 4s17 0 25 0c9 0 17 0 22 0 8-4 12-9 21-13 4-4 8-9 8-14 5-4 5-12 5-17 0-16-5-25-13-29-9-9-26-13-43-13h-42v-110h119v25h-89v64h17c12 0 21 0 29 0 13 4 22 8 26 13 8 4 17 8 21 17 4 8 8 17 8 29z">
          <text:p/>
        </draw:path>
        <draw:path draw:style-name="gr5" draw:text-style-name="P5" draw:layer="layout" svg:width="0.144cm" svg:height="0.22cm" svg:x="8.213cm" svg:y="5.874cm" svg:viewBox="0 0 145 221" svg:d="M145 221h-145v-29l55-56c14-9 18-17 27-22 4-8 8-12 12-21 5-4 5-9 5-13 4-4 4-12 4-17 0-4 0-8-4-17 0-4-5-8-5-12-4 0-8-5-12-9-5 0-9 0-18 0s-17 0-26 4c-8 5-13 9-21 17l-17-21c8-8 21-13 30-21 12-4 25-4 39-4 8 0 17 0 25 4 9 0 17 4 22 13 4 4 8 8 12 17 4 8 4 17 4 29 0 5 0 13-4 21 0 9-4 13-8 22-4 8-9 13-17 21-9 9-13 17-26 25l-39 40h107z">
          <text:p/>
        </draw:path>
        <draw:path draw:style-name="gr5" draw:text-style-name="P5" draw:layer="layout" svg:width="0.153cm" svg:height="0.22cm" svg:x="8.395cm" svg:y="5.874cm" svg:viewBox="0 0 154 221" svg:d="M154 148c0 13-4 21-9 31 0 8-8 17-12 21-9 8-17 13-26 17-8 4-21 4-29 4-13 0-26 0-34-4-10-4-18-9-23-17-8-8-12-21-17-31 0-12-4-29-4-42s4-25 4-34c0-13 5-21 9-30 0-8 4-17 13-25 4-9 12-13 22-21 8-5 17-9 25-13 13 0 26-4 43-4h21v25h-25c-13 0-26 4-34 4-9 5-17 9-22 13-8 9-12 13-18 21-4 9-4 17-4 30l-4 4c8-4 18-8 26-8 9-5 22-5 30-5 13 0 21 0 30 5 8 4 13 8 21 13 4 8 8 12 13 21 0 8 4 17 4 25zM124 152c0-8-4-12-4-21 0-4-4-8-8-12-5-5-9-5-13-9-4 0-13 0-17 0s-9 0-13 0-8 0-13 4c-4 0-8 0-12 5-6 0-10 4-14 4 0 13 4 25 4 34 4 12 4 17 10 26 4 4 8 9 17 13 4 0 12 4 17 4 8 0 12-4 17-4 8-4 12-4 17-9 4-4 4-8 8-18 0-4 4-12 4-17z">
          <text:p/>
        </draw:path>
        <draw:path draw:style-name="gr5" draw:text-style-name="P5" draw:layer="layout" svg:width="0.174cm" svg:height="0.22cm" svg:x="8.569cm" svg:y="5.874cm" svg:viewBox="0 0 175 221" svg:d="M175 169h-39v52h-30v-52h-106v-25l93-144h43v144h39zM106 29l-76 115h76z">
          <text:p/>
        </draw:path>
        <draw:path draw:style-name="gr5" draw:text-style-name="P5" draw:layer="layout" svg:width="0.149cm" svg:height="0.22cm" svg:x="8.768cm" svg:y="5.874cm" svg:viewBox="0 0 150 221" svg:d="M150 165c0 9 0 18-4 22-5 9-9 17-17 21-5 5-13 9-22 9-13 4-21 4-34 4-8 0-21 0-29-4-10 0-18-4-23-9-8-4-12-12-16-16 0-9-5-18-5-23 0-17 5-25 13-38 8-8 17-17 35-25-14-4-27-13-31-22-8-8-12-21-12-33 0-5 4-13 4-17 4-9 8-13 17-17 4-9 13-13 22-13 8-4 17-4 30-4 12 0 21 0 29 0 9 4 17 8 22 12 4 5 8 9 12 17 5 5 5 13 5 22 0 12-5 21-9 29-8 9-17 17-30 26 4 0 9 4 17 8 5 5 9 9 13 13s9 13 9 17c4 4 4 13 4 21zM116 51c0-9-5-17-9-22-8-4-17-8-29-8-13 0-22 4-30 8-9 5-14 13-14 22 0 4 5 8 5 12 0 5 5 9 9 9 4 4 8 8 13 12 4 0 12 5 17 9 12-9 21-13 29-21 4-4 9-13 9-21zM120 165c0-4 0-8-4-13 0-4-5-4-5-8-4-4-8-8-17-13-4-4-12-8-21-12-8 4-12 8-17 12-4 5-8 9-12 9-5 4-5 8-10 12 0 5 0 9 0 13s0 9 5 14c0 4 5 8 9 8 0 5 8 9 13 9 4 0 8 0 17 0 4 0 8 0 16 0 5 0 9-4 13-4 4-5 4-9 9-13 4-5 4-10 4-14z">
          <text:p/>
        </draw:path>
        <draw:path draw:style-name="gr5" draw:text-style-name="P5" draw:layer="layout" svg:width="0.139cm" svg:height="0.237cm" svg:x="5.967cm" svg:y="6.387cm" svg:viewBox="0 0 140 238" svg:d="M0 157c0-16 0-30 4-39 4-12 8-21 17-29 8-9 17-13 25-17 9-4 21-4 35-4 4 0 9 0 17 0 4 0 8 0 13 4v-72h29v238h-25v-34c-9 13-17 21-30 26-9 8-18 8-30 8-9 0-17 0-26-4-4-4-12-9-17-17-4-8-8-17-8-25-4-13-4-22-4-35zM29 153c0 21 0 39 9 47 4 9 12 13 25 13 4 0 13 0 22-9 9-4 17-17 26-30v-77c-5-4-9-4-17-4-4-4-9-4-18-4-13 0-26 8-34 17-8 8-13 26-13 47z">
          <text:p/>
        </draw:path>
        <draw:path draw:style-name="gr5" draw:text-style-name="P5" draw:layer="layout" svg:width="0.148cm" svg:height="0.174cm" svg:x="6.153cm" svg:y="6.45cm" svg:viewBox="0 0 149 175" svg:d="M149 82c0 4 0 8 0 8 0 4 0 4 0 9h-119c0 17 4 30 17 38 8 9 21 17 38 17 4 0 13-4 17-4s8 0 12 0c5 0 9 0 13-4 4 0 9 0 14 0v21c-10 4-18 4-27 8-12 0-21 0-33 0-13 0-26 0-34-4-13-4-21-9-26-17-8-8-13-17-17-30-4-8-4-21-4-34 0-12 0-21 4-34 4-8 9-22 17-26 5-9 13-17 22-21 12-4 21-9 33-9 13 0 22 5 30 9s17 8 25 12c5 9 10 18 14 27 4 8 4 21 4 34zM119 78c0-9 0-17-5-22 0-4-4-12-8-17 0-5-8-9-13-9-4-4-12-4-17-4-8 0-12 0-17 4-8 0-12 4-16 9-5 5-5 13-9 17 0 5-4 13-4 22z">
          <text:p/>
        </draw:path>
        <draw:polygon draw:style-name="gr5" draw:text-style-name="P5" draw:layer="layout" svg:width="0.136cm" svg:height="0.237cm" svg:x="6.348cm" svg:y="6.387cm" svg:viewBox="0 0 137 238" draw:points="55,25 9,25 9,0 86,0 86,213 137,213 137,238 0,238 0,213 55,213">
          <text:p/>
        </draw:polygon>
        <draw:path draw:style-name="gr5" draw:text-style-name="P5" draw:layer="layout" svg:width="0.152cm" svg:height="0.22cm" svg:x="6.518cm" svg:y="6.404cm" svg:viewBox="0 0 153 221" svg:d="M153 217c-8 0-17 4-21 4-8 0-13 0-21 0-22 0-39-4-48-13-13-12-17-25-17-46v-86h-46v-25h46v-47l30-4v51h77v25h-77v86c0 13 4 21 8 25 9 9 18 9 31 9 4 0 9 0 17 0 4 0 13 0 21-4z">
          <text:p/>
        </draw:path>
        <draw:path draw:style-name="gr5" draw:text-style-name="P5" draw:layer="layout" svg:width="0.135cm" svg:height="0.174cm" svg:x="6.717cm" svg:y="6.45cm" svg:viewBox="0 0 136 175" svg:d="M111 175v-25c-8 8-18 17-26 21-13 4-22 4-30 4-13 0-21 0-26-4-8 0-12-4-17-9-4-4-8-8-8-16-4-5-4-9-4-17 0-18 4-30 17-39 12-8 34-17 55-17h39v-12c0-9-4-17-14-27-4-4-12-8-30-8-8 0-16 4-25 4-8 4-17 4-30 9v-26c5 0 9-4 13-4s9 0 13-4c8 0 13 0 17 0s12-5 17-5c8 0 21 5 25 5 10 4 18 8 23 12 8 4 12 9 12 17 4 5 4 14 4 22v119zM111 99h-39c-9 0-13 0-21 0-5 0-9 4-13 8 0 0-4 4-4 9-5 4-5 8-5 13 0 4 0 4 5 8 0 4 0 4 4 9 0 0 4 4 8 4 5 0 9 4 13 4s13-4 21-8c9-5 17-9 31-17z">
          <text:p/>
        </draw:path>
        <draw:path draw:style-name="gr5" draw:text-style-name="P5" draw:layer="layout" svg:width="0.144cm" svg:height="0.085cm" svg:x="7.09cm" svg:y="6.488cm" svg:viewBox="0 0 145 86" svg:d="M145 27h-145v-27h145zM145 86h-145v-25h145z">
          <text:p/>
        </draw:path>
        <draw:path draw:style-name="gr5" draw:text-style-name="P5" draw:layer="layout" svg:width="0.148cm" svg:height="0.22cm" svg:x="7.463cm" svg:y="6.404cm" svg:viewBox="0 0 149 221" svg:d="M149 166c0 9-4 17-8 21-5 9-9 17-13 21-9 5-17 9-26 9-8 4-21 4-29 4-13 0-21 0-34-4-9 0-13-4-21-9-4-4-10-12-14-16-4-9-4-17-4-22 0-17 4-25 8-38 10-8 22-17 35-25-13-5-21-13-29-23-6-8-10-21-10-33 0-5 0-13 4-17 6-9 10-13 14-17 4-9 13-13 21-13 9-4 21-4 30-4 13 0 21 0 29 0 9 4 17 8 22 12 8 5 12 9 12 17 5 5 5 13 5 22 0 12 0 21-9 29-8 10-17 18-30 27 5 0 13 4 17 8 5 4 13 9 17 13 0 4 5 12 9 17 0 4 4 12 4 21zM111 51c0-9 0-17-9-22-8-4-16-8-29-8s-21 4-30 8c-4 5-8 13-8 22 0 4 0 8 0 12 4 4 4 9 8 9 4 4 9 8 13 12 8 0 13 6 21 10 13-10 21-14 25-22 9-5 9-13 9-21zM115 166c0-4 0-9 0-13-4-4-4-4-8-8-5-5-9-9-13-13-8-4-13-8-21-13-9 5-17 9-21 13-5 4-9 8-13 8-4 5-4 9-4 13-5 4-5 9-5 13s0 9 5 13c0 4 4 8 8 8 4 5 9 9 13 9s13 0 17 0c8 0 13 0 17 0s8-4 12-4c5-5 9-9 9-13 4-4 4-9 4-13z">
          <text:p/>
        </draw:path>
        <draw:path draw:style-name="gr5" draw:text-style-name="P5" draw:layer="layout" svg:width="0.127cm" svg:height="0.173cm" svg:x="6.539cm" svg:y="6.955cm" svg:viewBox="0 0 128 174" svg:d="M128 128c0 4 0 8-4 13 0 4-5 8-9 12 0 4-4 9-8 9-4 4-13 4-17 8-4 0-9 0-17 4-4 0-9 0-13 0-12 0-21 0-34 0-8-4-17-4-26-8v-25c9 4 18 4 31 8 8 0 17 0 25 0 17 0 25 0 34-4 4-4 8-9 8-17 0-4 0-4 0-9-4 0-4-4-8-4 0-4-4-4-13-9-4-4-13-4-21-8-8 0-17-4-21-8-9 0-13-5-17-9-5-4-9-8-13-13 0-4-5-12-5-22 0-4 5-8 5-13 4-8 4-12 13-16 4-5 13-9 21-13 9 0 17-4 30-4 8 0 17 0 25 0 4 4 13 4 21 4v25c-8 0-17 0-25-4-9 0-13 0-21 0-5 0-13 0-17 0-4 4-9 4-13 4 0 4-4 4-4 9-4 4-4 4-4 8s0 4 4 10c0 0 0 4 4 8 4 0 9 4 13 4 8 5 12 5 21 9 13 4 21 4 25 8 9 5 13 9 17 13 4 0 9 4 9 13 4 4 4 8 4 17z">
          <text:p/>
        </draw:path>
        <draw:path draw:style-name="gr5" draw:text-style-name="P5" draw:layer="layout" svg:width="0.139cm" svg:height="0.237cm" svg:x="6.713cm" svg:y="6.891cm" svg:viewBox="0 0 140 238" svg:d="M0 154c0-13 0-26 4-34 4-13 12-22 17-31 9-8 18-12 26-17 13-4 21-8 34-8 8 0 13 4 17 4s8 0 17 0v-68h25v234h-25v-29c-9 12-17 21-26 25-8 4-21 8-29 8-13 0-21-4-26-4-9-4-13-13-22-17-4-8-8-17-8-29-4-9-4-22-4-34zM30 154c0 21 4 34 9 46 4 9 12 13 25 13 8 0 17-4 21-8 9-9 17-17 30-30v-77c-9-5-13-5-17-5-9-4-13-4-17-4-17 0-30 4-38 18-9 9-13 26-13 47z">
          <text:p/>
        </draw:path>
        <draw:path draw:style-name="gr5" draw:text-style-name="P5" draw:layer="layout" svg:width="0.144cm" svg:height="0.085cm" svg:x="7.09cm" svg:y="6.993cm" svg:viewBox="0 0 145 86" svg:d="M145 26h-145v-26h145zM145 86h-145v-26h145z">
          <text:p/>
        </draw:path>
        <draw:path draw:style-name="gr5" draw:text-style-name="P5" draw:layer="layout" svg:width="0.148cm" svg:height="0.22cm" svg:x="7.459cm" svg:y="6.904cm" svg:viewBox="0 0 149 221" svg:d="M149 103c0 21 0 38-9 55-4 12-12 25-21 34-8 12-21 21-38 25-13 4-30 4-51 4h-18v-25h22c13 0 26 0 39-4 8 0 17-5 25-13 4-4 13-13 13-21 4-5 8-17 8-26v-8c-4 4-13 8-21 13-13 0-21 4-30 4-12 0-21-4-29-9-9 0-17-4-21-12-6-5-10-13-14-22-4-4-4-12-4-25 0-9 0-17 4-26 4-8 8-17 18-26 4-4 12-8 21-13 13-4 21-8 34-8 8 0 21 4 29 8 9 0 17 9 22 17 8 10 12 18 17 31 4 13 4 30 4 47zM73 25c-5 0-9 0-17 5-5 0-9 5-13 9s-9 8-9 13c-4 8-4 12-4 21 0 4 0 13 4 17 0 4 5 8 5 13 4 4 8 8 17 8 4 4 8 4 17 4 4 0 8 0 12 0 5 0 9-4 13-4s8-4 13-4c4 0 4-4 8-4 0-17 0-30-4-39 0-8-4-17-9-21-4-8-8-13-12-13-4-5-13-5-21-5z">
          <text:p/>
        </draw:path>
        <draw:path draw:style-name="gr5" draw:text-style-name="P5" draw:layer="layout" svg:width="0.055cm" svg:height="0.055cm" svg:x="7.692cm" svg:y="7.073cm" svg:viewBox="0 0 56 56" svg:d="M29 0c5 0 10 0 10 0 4 5 8 5 8 9 5 0 9 4 9 8 0 5 0 9 0 9 0 4 0 8 0 12 0 5-4 5-9 9 0 5-4 5-8 5 0 4-5 4-10 4-4 0-8 0-12-4 0 0-5 0-9-5 0-4-4-4-4-9 0-4-4-8-4-12 0 0 4-4 4-9 0-4 4-8 4-8 4-4 9-4 9-9 4 0 8 0 12 0z">
          <text:p/>
        </draw:path>
        <draw:path draw:style-name="gr5" draw:text-style-name="P5" draw:layer="layout" svg:width="0.148cm" svg:height="0.224cm" svg:x="7.836cm" svg:y="6.904cm" svg:viewBox="0 0 149 225" svg:d="M149 166c0 13-4 17-8 26-5 8-9 12-13 17-9 8-17 8-25 12-9 4-17 4-31 4-13 0-21 0-30-4-12-4-17-4-25-12-4-5-9-9-13-17-4-5-4-13-4-22 0-12 4-26 13-34 4-9 17-17 33-26-16-8-25-17-33-25-5-9-9-17-9-30 0-4 0-13 4-21 5-5 9-9 13-17 4-4 13-9 21-13 9 0 21-4 34-4 10 0 18 4 27 4 8 4 16 9 21 13 8 4 12 8 17 12 0 9 4 17 4 22 0 12-4 25-13 34-8 8-17 17-29 21 8 4 12 8 16 13 9 4 13 8 17 12 5 5 5 9 9 17 0 5 4 14 4 18zM115 55c0-9-4-17-12-21-5-5-17-9-31-9-13 0-21 4-30 9-4 4-8 12-8 21 0 4 0 8 4 13 0 0 4 4 4 8 4 5 9 9 13 9 8 4 13 8 21 8 14-4 22-8 27-17 8-4 12-13 12-21zM115 170c0-4 0-8 0-12 0-5-4-10-8-14-4 0-9-4-13-8-4-5-14-9-22-13-9 4-17 8-21 13-5 0-9 4-13 8 0 4-4 9-4 14-4 4-4 8-4 12 0 5 4 9 4 13 4 4 4 9 8 9 4 4 9 4 13 8 4 0 13 0 17 0 8 0 14 0 18 0 4-4 8-4 13-8 4 0 8-5 12-9 0-4 0-8 0-13z">
          <text:p/>
        </draw:path>
        <draw:path draw:style-name="gr5" draw:text-style-name="P5" draw:layer="layout" svg:width="0.127cm" svg:height="0.174cm" svg:x="5.229cm" svg:y="7.459cm" svg:viewBox="0 0 128 175" svg:d="M128 124c0 9 0 13 0 17-4 4-4 9-8 13s-9 4-13 8c-4 5-9 5-13 9-8 0-13 0-17 0-4 4-13 4-17 4-12 0-22 0-30-4-13 0-22 0-30-4v-26c8 4 21 4 30 4 8 5 22 5 30 5 13 0 21 0 30-5 8-4 8-12 8-17 0-4 0-8 0-8 0-5-4-5-4-9-4 0-8-4-13-4-8-4-17-4-25-8-8-5-13-5-22-9-4-4-13-4-17-8-4-5-9-9-9-18-4-5-4-9-4-17 0-5 0-9 0-13 4-8 9-13 13-17s13-8 21-13c10-4 22-4 35-4 4 0 13 0 21 0 9 0 17 4 26 4v26c-9 0-17-4-26-4-8 0-17 0-21 0-9 0-13 0-21 0-4 0-9 4-9 4-5 4-9 4-9 8 0 0 0 4 0 9 0 0 0 4 0 8 0 0 4 4 9 4 0 5 5 5 13 10 4 0 13 4 21 8 9 0 17 5 26 9 4 4 13 4 17 8 4 5 4 9 8 13 0 4 0 13 0 17z">
          <text:p/>
        </draw:path>
        <draw:path draw:style-name="gr5" draw:text-style-name="P5" draw:layer="layout" svg:width="0.131cm" svg:height="0.238cm" svg:x="5.416cm" svg:y="7.391cm" svg:viewBox="0 0 132 239" svg:d="M56 95h-52v-23h81v141h47v26h-132v-26h56zM64 0c4 0 8 0 8 5 5 0 5 0 9 4l4 4c0 4 4 9 4 13 0 0-4 4-4 8l-4 5c0 4-4 4-9 8 0 0-4 0-8 0s-4 0-8 0c-5-4-5-4-9-8l-4-5c0-4 0-8 0-8 0-4 0-9 0-13l4-4c4-4 4-4 9-4 4-5 4-5 8-5z">
          <text:p/>
        </draw:path>
        <draw:path draw:style-name="gr5" draw:text-style-name="P5" draw:layer="layout" svg:width="0.157cm" svg:height="0.237cm" svg:x="5.589cm" svg:y="7.459cm" svg:viewBox="0 0 158 238" svg:d="M133 27c0 4 4 8 4 12 4 9 4 13 4 17 0 9 0 17-4 26-4 8-9 12-13 17-8 4-13 8-22 12s-17 4-25 4c-9 0-13 0-22 0-4-4-8-4-12-8-5 4-5 8-9 8 0 5 0 9 0 13 0 0 0 5 4 9 5 4 13 4 17 4h43c9 0 18 4 26 4 9 5 13 5 17 9s9 8 13 13c4 4 4 12 4 16 0 9 0 17-4 22-4 8-9 12-17 21-4 4-13 8-26 8-9 4-22 4-34 4-17 0-26 0-39 0-8-4-16-8-21-8-4-4-8-8-12-17-5-4-5-8-5-17 0-8 0-13 5-21 4-4 8-13 17-17l-5-4c-4-4-4-4-8-9v-4c-4-4-4-8-4-8 0-9 4-13 8-22 0-4 4-12 9-17 0 0 0-4-5-8 0 0-4-4-4-9 0 0 0-4 0-8-4 0-4-4-4-9 0-8 4-17 4-25 4-8 9-13 17-17 4-4 13-8 17-14 8-4 17-4 30-4 4 0 8 0 8 0 4 0 8 0 13 4h60v23zM30 196c0 9 4 13 13 17 8 4 21 4 34 4 8 0 16 0 25-4 5 0 9 0 14-4 4-4 8-9 8-9 0-4 4-8 4-12 0-5-4-13-8-13-9-4-18-8-27-8h-46c0 4-4 4-9 8l-4 4c0 4-4 4-4 9 0 4 0 4 0 8zM38 60c0 5 0 9 5 13 0 4 4 9 8 13 0 0 4 4 9 4 4 4 8 4 17 4 4 0 8 0 12-4 4 0 9-4 13-8 5 0 5-5 9-9 0-4 0-8 0-13 0-8 0-12 0-17-4-4-4-8-9-12-4 0-9-4-13-4-4-5-8-5-12-5-9 0-13 0-17 5-5 0-9 4-13 8 0 0-4 4-4 8-5 5-5 9-5 17z">
          <text:p/>
        </draw:path>
        <draw:path draw:style-name="gr5" draw:text-style-name="P5" draw:layer="layout" svg:width="0.055cm" svg:height="0.055cm" svg:x="5.827cm" svg:y="7.578cm" svg:viewBox="0 0 56 56" svg:d="M25 0c4 0 10 0 14 0 0 4 4 4 8 8 0 0 4 5 4 9 0 0 5 4 5 8 0 5-5 9-5 13 0 5-4 5-4 10-4 0-8 4-8 4-4 4-10 4-14 4s-8 0-13-4c0 0-4-4-8-4 0-5-4-5-4-10 0-4 0-8 0-13 0-4 0-8 0-8 0-4 4-9 4-9 4-4 8-4 8-8 5 0 9 0 13 0z">
          <text:p/>
        </draw:path>
        <draw:polygon draw:style-name="gr5" draw:text-style-name="P5" draw:layer="layout" svg:width="0.136cm" svg:height="0.233cm" svg:x="5.975cm" svg:y="7.396cm" svg:viewBox="0 0 137 234" draw:points="56,21 4,21 4,0 86,0 86,208 137,208 137,234 0,234 0,208 56,208">
          <text:p/>
        </draw:polygon>
        <draw:path draw:style-name="gr5" draw:text-style-name="P5" draw:layer="layout" svg:width="0.148cm" svg:height="0.174cm" svg:x="6.153cm" svg:y="7.459cm" svg:viewBox="0 0 149 175" svg:d="M149 77c0 5 0 9 0 13 0 0 0 4 0 9h-119c0 16 4 29 17 38 8 8 21 12 38 12 4 0 13 0 17 0s8 0 12 0c5-4 9-4 13-4s9 0 14-4v25c-10 0-18 4-27 4-12 5-21 5-33 5-13 0-26-5-34-9-13-4-21-8-26-17-8-4-13-12-17-25s-4-21-4-38c0-9 0-22 4-31 4-13 9-21 17-30 5-8 13-12 22-17 12-4 21-8 33-8 13 0 22 0 30 4s17 9 25 17c5 9 10 13 14 26 4 8 4 17 4 30zM119 73c0-4 0-14-5-22 0-4-4-9-8-13 0-4-8-8-13-13-4 0-12-4-17-4-8 0-12 4-17 4-8 5-12 9-16 13-5 4-5 9-9 13 0 8-4 18-4 22z">
          <text:p/>
        </draw:path>
        <draw:polygon draw:style-name="gr5" draw:text-style-name="P5" draw:layer="layout" svg:width="0.165cm" svg:height="0.166cm" svg:x="6.331cm" svg:y="7.463cm" svg:viewBox="0 0 166 167" draw:points="0,0 35,0 77,112 86,137 94,112 132,0 166,0 99,167 69,167">
          <text:p/>
        </draw:polygon>
        <draw:path draw:style-name="gr5" draw:text-style-name="P5" draw:layer="layout" svg:width="0.148cm" svg:height="0.174cm" svg:x="6.526cm" svg:y="7.459cm" svg:viewBox="0 0 149 175" svg:d="M149 77c0 5 0 9 0 13 0 0 0 4 0 9h-119c0 16 4 29 17 38 8 8 22 13 39 13 8 0 13 0 17 0s8 0 13 0c4-5 8-5 12-5s9 0 13-4v26c-9 0-17 4-25 4-13 4-22 4-34 4-13 0-27-4-35-8-13-5-22-9-26-17-8-5-13-13-17-26 0-13-4-21-4-38 0-9 4-22 4-31 4-13 9-21 17-29 4-9 13-13 26-17 8-5 18-9 30-9 13 0 22 0 30 4 9 5 17 9 25 17 5 9 9 13 13 26 4 8 4 17 4 30zM120 73c0-4 0-14 0-22-4-4-9-9-9-13-4-4-8-8-17-12-4 0-12-5-17-5-8 0-12 5-18 5-8 4-12 8-12 12-5 4-9 9-13 13 0 8-4 18-4 22z">
          <text:p/>
        </draw:path>
        <draw:polygon draw:style-name="gr5" draw:text-style-name="P5" draw:layer="layout" svg:width="0.135cm" svg:height="0.233cm" svg:x="6.721cm" svg:y="7.396cm" svg:viewBox="0 0 136 234" draw:points="55,21 8,21 8,0 85,0 85,208 136,208 136,234 0,234 0,208 55,208">
          <text:p/>
        </draw:polygon>
        <draw:path draw:style-name="gr5" draw:text-style-name="P5" draw:layer="layout" svg:width="0.144cm" svg:height="0.081cm" svg:x="7.09cm" svg:y="7.497cm" svg:viewBox="0 0 145 82" svg:d="M145 26h-145v-26h145zM145 82h-145v-22h145z">
          <text:p/>
        </draw:path>
        <draw:path draw:style-name="gr5" draw:text-style-name="P5" draw:layer="layout" svg:width="0.156cm" svg:height="0.225cm" svg:x="7.459cm" svg:y="7.408cm" svg:viewBox="0 0 157 226" svg:d="M157 111c0 17-4 34-4 47-4 13-8 26-17 34-8 13-17 21-25 26-10 4-22 8-35 8s-21-4-34-8c-9-5-17-9-25-22-5-8-9-17-13-34-4-12-4-29-4-51 0-12 0-30 4-43 0-17 8-25 13-38 8-8 16-17 25-21 13-4 21-9 38-9 9 0 21 5 31 9 8 4 17 8 25 17 4 12 13 21 13 38 4 13 8 29 8 47zM128 116c0-5 0-9 0-13s0-10 0-14l-95 73c0 4 5 9 5 13 4 4 8 9 12 13 0 4 5 8 9 8 4 5 13 5 17 5 8 0 17-5 21-5 4-4 14-12 18-17 4-8 4-17 8-29 5-9 5-22 5-34zM25 111c0 5 0 9 0 13 0 0 0 4 4 9l90-69c0-4-4-13-4-17-4-4-10-9-10-13-4 0-8-4-12-4-4-4-13-4-17-4-9 0-13 0-21 4-5 4-9 8-13 17-4 8-9 17-13 25 0 13-4 27-4 39z">
          <text:p/>
        </draw:path>
        <draw:path draw:style-name="gr5" draw:text-style-name="P5" draw:layer="layout" svg:width="0.055cm" svg:height="0.055cm" svg:x="7.692cm" svg:y="7.578cm" svg:viewBox="0 0 56 56" svg:d="M29 0c5 0 10 0 10 0 4 4 8 4 8 8 5 0 9 4 9 9 0 4 0 8 0 8 0 4 0 9 0 13 0 5-4 5-9 9 0 4-4 4-8 4 0 5-5 5-10 5-4 0-8 0-12-5 0 0-5 0-9-4 0-4-4-4-4-9 0-4-4-9-4-13 0 0 4-4 4-8 0-5 4-9 4-9 4-4 9-4 9-8 4 0 8 0 12 0z">
          <text:p/>
        </draw:path>
        <draw:path draw:style-name="gr5" draw:text-style-name="P5" draw:layer="layout" svg:width="0.157cm" svg:height="0.225cm" svg:x="7.831cm" svg:y="7.408cm" svg:viewBox="0 0 158 226" svg:d="M158 111c0 17 0 34-4 47s-8 26-17 34c-4 13-13 21-25 26-9 4-21 8-34 8s-21-4-35-8c-8-5-17-9-21-22-9-8-13-17-17-34-5-12-5-29-5-51 0-12 0-30 5-43 4-17 8-25 13-38 8-8 17-17 25-21 14-4 26-9 39-9 9 0 21 5 30 9 8 4 17 8 25 17 9 12 13 21 17 38 0 13 4 29 4 47zM129 116c0-5 0-9 0-13s0-10 0-14l-94 73c0 4 4 9 8 13 0 4 5 9 9 13 5 4 5 8 13 8 4 5 9 5 13 5 8 0 17-5 21-5 9-4 13-12 17-17 4-8 8-17 8-29 5-9 5-22 5-34zM30 111c0 5 0 9 0 13 0 0 0 4 0 9l90-69c0-4 0-13-4-17s-4-9-8-13c-5 0-9-4-13-4-4-4-9-4-17-4-4 0-13 0-21 4-5 4-10 8-14 17-4 8-8 17-13 25 0 13 0 27 0 39z">
          <text:p/>
        </draw:path>
        <draw:path draw:style-name="gr5" draw:text-style-name="P5" draw:layer="layout" svg:width="0.135cm" svg:height="0.22cm" svg:x="8.031cm" svg:y="7.413cm" svg:viewBox="0 0 136 221" svg:d="M136 148c0 8-4 17-8 31-4 8-13 12-21 21-9 4-17 13-26 13-12 4-25 8-38 8-4 0-4 0-8 0s-9 0-13-4c-4 0-9 0-9 0-4 0-8 0-13 0v-26c9 0 13 0 22 5 9 0 17 0 25 0 9 0 17 0 22-5 8 0 12-4 21-8 4-4 8-10 8-14 5-9 5-13 5-21 0-13-5-21-13-30-13-4-26-8-43-8h-42v-110h119v25h-89v59h17c12 0 21 0 29 4 13 0 22 5 26 9 8 4 17 13 21 21 4 4 8 17 8 30z">
          <text:p/>
        </draw:path>
        <draw:path draw:style-name="gr5" draw:text-style-name="P5" draw:layer="layout" svg:width="0.14cm" svg:height="0.238cm" svg:x="5.975cm" svg:y="7.963cm" svg:viewBox="0 0 141 239" svg:d="M141 81c0 17 0 30-4 42-5 9-13 17-17 26-9 8-17 13-26 17-12 4-21 4-35 4-4 0-8 0-17 0-4 0-8 0-16-4v73h-26v-239h26v30c8-13 16-21 25-25 13-5 22-5 35-5 8 0 17 0 25 5 4 4 13 8 17 17 4 8 9 17 9 25 4 13 4 21 4 34zM111 85c0-8 0-17 0-25s-4-13-8-17c0-8-5-13-9-13-4-4-8-4-17-4-4 0-4 0-9 0-4 0-9 4-13 4-4 5-8 9-13 13-4 4-8 9-16 17v80c8 5 12 5 16 5 9 4 13 4 17 4 18 0 31-9 39-17 9-13 13-25 13-47z">
          <text:p/>
        </draw:path>
        <draw:path draw:style-name="gr5" draw:text-style-name="P5" draw:layer="layout" svg:width="0.157cm" svg:height="0.17cm" svg:x="6.149cm" svg:y="7.963cm" svg:viewBox="0 0 158 171" svg:d="M158 86c0 13 0 26-5 34-4 13-8 21-17 30-8 8-17 13-25 17s-21 4-34 4-21 0-29-4c-13-4-22-9-26-17-10-4-14-17-18-26-4-12-4-21-4-38 0-12 4-26 4-34 4-13 8-22 18-30 9-5 17-13 26-17 8-5 21-5 33-5 13 0 22 0 30 5 13 4 21 8 25 17 9 8 13 17 17 25 5 13 5 27 5 39zM128 86c0-8 0-17-4-26 0-8-5-17-9-21s-8-9-17-13c-4 0-12 0-17 0-12 0-17 0-25 4-4 5-8 9-13 13-4 4-8 13-8 21-4 5-4 14-4 22 0 13 0 22 4 26 0 8 4 17 8 21 5 4 9 8 17 13 4 0 13 4 21 4 9 0 13-4 22-4 4-5 8-9 12-17 4-5 9-13 9-17 4-9 4-17 4-26z">
          <text:p/>
        </draw:path>
        <draw:polygon draw:style-name="gr5" draw:text-style-name="P5" draw:layer="layout" svg:width="0.174cm" svg:height="0.17cm" svg:x="6.327cm" svg:y="7.963cm" svg:viewBox="0 0 175 171" draw:points="175,0 152,171 114,171 93,99 85,82 80,103 59,171 25,171 0,0 29,0 42,116 46,141 51,120 76,43 97,43 123,120 131,141 131,116 148,0">
          <text:p/>
        </draw:polygon>
        <draw:path draw:style-name="gr5" draw:text-style-name="P5" draw:layer="layout" svg:width="0.148cm" svg:height="0.17cm" svg:x="6.526cm" svg:y="7.963cm" svg:viewBox="0 0 149 171" svg:d="M149 78c0 4 0 8 0 8 0 5 0 9 0 9h-119c0 17 4 29 17 42 8 9 22 13 39 13 8 0 13 0 17 0s8-4 13-4c4 0 8 0 12 0s9-5 13-5v26c-9 0-17 4-25 4-13 0-22 0-34 0-13 0-27 0-35-4-13-4-22-9-26-17-8-9-13-17-17-26 0-12-4-25-4-38 0-12 4-22 4-34 4-9 9-17 17-26 4-9 13-17 26-21 8-5 18-5 30-5 13 0 22 0 30 5 9 4 17 8 25 17 5 4 9 13 13 21 4 13 4 21 4 35zM120 74c0-10 0-14 0-22-4-5-9-9-9-13-4-9-8-9-17-13-4-4-8-4-17-4-8 0-12 0-18 4-8 4-12 4-12 9-5 8-9 12-13 17 0 8 0 12-4 22z">
          <text:p/>
        </draw:path>
        <draw:path draw:style-name="gr5" draw:text-style-name="P5" draw:layer="layout" svg:width="0.136cm" svg:height="0.17cm" svg:x="6.729cm" svg:y="7.963cm" svg:viewBox="0 0 137 171" svg:d="M0 0h26v35c8-13 21-22 29-26 9-9 18-9 30-9 18 0 31 5 39 17 9 9 13 26 13 47h-29c0-12 0-21-5-29-8-9-12-9-22-9-4 0-8 0-13 0-4 0-8 4-13 9-4 0-8 4-12 8-4 9-9 13-13 17v111h-30z">
          <text:p/>
        </draw:path>
        <draw:path draw:style-name="gr5" draw:text-style-name="P5" draw:layer="layout" svg:width="0.144cm" svg:height="0.08cm" svg:x="7.09cm" svg:y="8.002cm" svg:viewBox="0 0 145 81" svg:d="M145 21h-145v-21h145zM145 81h-145v-25h145z">
          <text:p/>
        </draw:path>
        <draw:path draw:style-name="gr5" draw:text-style-name="P5" draw:layer="layout" svg:width="0.156cm" svg:height="0.22cm" svg:x="7.459cm" svg:y="7.913cm" svg:viewBox="0 0 157 221" svg:d="M157 110c0 18-4 35-4 48-4 12-8 25-17 33-8 13-17 17-25 26-10 4-22 4-35 4s-21 0-34-4c-9-4-17-13-21-21-9-9-13-22-17-34-4-13-4-30-4-52 0-17 0-30 4-47 4-13 8-25 13-34 8-8 16-17 25-21 13-4 21-8 38-8 9 0 21 0 31 4 8 4 17 13 25 21 4 9 13 21 13 34 4 17 8 34 8 51zM128 110c0 0 0-4 0-8 0-5 0-9 0-13l-95 69c0 8 5 12 5 16 4 5 8 9 12 13 0 4 5 4 9 9 8 0 13 4 17 4 8 0 17-4 21-9 4-4 14-8 18-17 4-4 4-12 8-25 5-8 5-21 5-39zM25 110c0 4 0 9 0 9 0 5 4 9 4 13l90-69c0-8-4-13-4-17-4-4-10-8-10-12-4-5-8-5-12-9-4 0-13 0-17 0-9 0-13 0-21 4-5 5-9 9-13 17-4 9-9 17-13 26 0 13-4 25-4 38z">
          <text:p/>
        </draw:path>
        <draw:path draw:style-name="gr5" draw:text-style-name="P5" draw:layer="layout" svg:width="0.055cm" svg:height="0.055cm" svg:x="7.692cm" svg:y="8.078cm" svg:viewBox="0 0 56 56" svg:d="M29 0c5 0 10 4 10 4 4 0 8 4 13 4 0 5 4 9 4 9 0 4 0 8 0 13 0 4 0 9 0 13 0 0-4 5-4 9-5 0-9 4-13 4 0 0-5 0-10 0-4 0-8 0-12 0 0 0-5-4-9-4 0-4-4-9-4-9 0-4-4-9-4-13 0-5 4-9 4-13 0 0 4-4 4-9 4 0 9-4 9-4 4 0 8-4 12-4z">
          <text:p/>
        </draw:path>
        <draw:path draw:style-name="gr5" draw:text-style-name="P5" draw:layer="layout" svg:width="0.149cm" svg:height="0.22cm" svg:x="7.831cm" svg:y="7.913cm" svg:viewBox="0 0 150 221" svg:d="M150 97c0 22 0 44-4 56-9 17-13 30-26 38-9 9-21 17-35 22-17 4-34 8-51 8h-21v-25h21c13 0 26-5 38-5 9-4 18-8 27-12 8-9 12-13 17-21 4-9 4-17 4-30v-4c-4 4-13 8-21 8-9 4-22 4-31 4-13 0-21 0-29-4-9-4-17-8-22-13-4-9-8-13-12-22 0-8-5-17-5-25 0-13 5-22 5-30 4-8 12-17 17-21 8-9 17-13 25-17s17-4 30-4c8 0 22 0 30 4 9 4 17 8 21 17 9 8 13 17 18 29 4 13 4 30 4 47zM77 21c-9 0-13 4-22 4-4 4-8 4-12 9-4 4-4 8-9 16 0 5-4 13-4 18 0 8 4 12 4 21 0 4 5 8 9 13 0 4 4 4 12 8 5 0 9 4 17 4 5 0 9-4 13-4 5 0 10 0 14 0 4-4 8-4 12-8 5 0 9 0 9-5 0-12 0-25 0-34-4-13-9-17-9-25-4-4-12-9-16-13-5 0-14-4-18-4z">
          <text:p/>
        </draw:path>
        <draw:path draw:style-name="gr5" draw:text-style-name="P5" draw:layer="layout" svg:width="0.136cm" svg:height="0.174cm" svg:x="4.847cm" svg:y="8.464cm" svg:viewBox="0 0 137 175" svg:d="M112 175v-26c-9 9-17 17-26 21-13 5-22 5-31 5-8 0-16 0-25-5-8 0-13-4-17-8s-8-9-8-17c-5-4-5-8-5-17 0-17 9-31 17-39 13-9 34-17 56-17h39v-13c0-8-4-17-13-25-4-5-13-9-26-9s-22 4-30 4c-9 5-17 5-30 9v-26c4 0 9-4 13-4s8 0 17-4c4 0 8 0 12 0 9 0 13-4 18-4 9 0 22 4 30 4 5 4 13 8 17 13 9 4 13 8 13 17 4 4 4 12 4 21v120zM112 97h-39c-9 0-13 0-18 0-8 0-12 5-12 10-4 0-9 4-9 8-4 4-4 9-4 13s0 4 4 9c0 4 0 4 5 8 0 0 4 4 8 4s8 4 13 4c4 0 13-4 22-8s17-8 30-17z">
          <text:p/>
        </draw:path>
        <draw:polygon draw:style-name="gr5" draw:text-style-name="P5" draw:layer="layout" svg:width="0.136cm" svg:height="0.238cm" svg:x="5.042cm" svg:y="8.4cm" svg:viewBox="0 0 137 239" draw:points="56,27 9,27 9,0 86,0 86,213 137,213 137,239 0,239 0,213 56,213">
          <text:p/>
        </draw:polygon>
        <draw:path draw:style-name="gr5" draw:text-style-name="P5" draw:layer="layout" svg:width="0.152cm" svg:height="0.221cm" svg:x="5.208cm" svg:y="8.417cm" svg:viewBox="0 0 153 222" svg:d="M153 217c-8 0-12 5-21 5-4 0-13 0-21 0-21 0-34-5-47-13-8-13-17-25-17-47v-85h-47v-26h47v-47l30-4v51h76v26h-76v85c0 13 4 22 13 26 4 8 12 8 25 8 4 0 13 0 17 0 9 0 13 0 21-4z">
          <text:p/>
        </draw:path>
        <draw:path draw:style-name="gr5" draw:text-style-name="P5" draw:layer="layout" svg:width="0.148cm" svg:height="0.174cm" svg:x="5.407cm" svg:y="8.464cm" svg:viewBox="0 0 149 175" svg:d="M149 80c0 4 0 9 0 9 0 4-4 4-4 8h-115c0 18 4 31 12 40 9 8 26 16 43 16 4 0 8-4 12-4 5 0 13 0 17 0 5 0 9 0 13-4 4 0 9 0 9 0v21c-5 4-13 4-26 9-8 0-21 0-30 0-12 0-25 0-38-5-8-4-17-8-25-17-4-8-8-16-13-29-4-9-4-22-4-35s0-21 4-34c5-9 9-21 13-26 8-8 17-17 25-21 9-4 22-8 34-8 9 0 21 4 30 8 8 4 17 9 21 13 9 8 13 17 13 25 5 9 9 22 9 34zM114 76c5-8 0-17 0-21s-4-13-8-17-9-9-13-9c-8-4-13-4-21-4-4 0-13 0-17 4-4 0-8 5-13 9-4 4-8 13-8 17-4 4-4 13-4 21z">
          <text:p/>
        </draw:path>
        <draw:path draw:style-name="gr5" draw:text-style-name="P5" draw:layer="layout" svg:width="0.137cm" svg:height="0.174cm" svg:x="5.606cm" svg:y="8.464cm" svg:viewBox="0 0 138 175" svg:d="M0 4h26v30c12-9 21-17 29-26 13-4 21-8 31-8 17 0 30 8 38 17 13 12 17 29 13 51h-30c4-13 0-26-4-30-4-9-13-13-21-13-6 0-10 4-14 4 0 0-4 5-8 5-5 4-9 8-17 12-5 5-9 13-13 17v112h-30z">
          <text:p/>
        </draw:path>
        <draw:path draw:style-name="gr5" draw:text-style-name="P5" draw:layer="layout" svg:width="0.131cm" svg:height="0.174cm" svg:x="5.789cm" svg:y="8.464cm" svg:viewBox="0 0 132 175" svg:d="M0 4h25v30c4-9 8-13 13-17 5-5 9-5 13-9 5-4 9-4 17-4 5 0 9-4 13-4 17 0 30 8 38 17 9 8 13 25 13 46v112h-30v-112c0-12 0-21-4-25-9-9-13-13-25-13 0 0-5 0-9 4-4 0-8 0-8 5-5 4-9 4-13 12-5 5-10 9-18 13v116h-25z">
          <text:p/>
        </draw:path>
        <draw:path draw:style-name="gr5" draw:text-style-name="P5" draw:layer="layout" svg:width="0.135cm" svg:height="0.174cm" svg:x="5.971cm" svg:y="8.464cm" svg:viewBox="0 0 136 175" svg:d="M111 175v-26c-9 9-21 17-30 21-8 5-17 5-29 5-9 0-18 0-22-5-9 0-13-4-17-8-5-4-9-9-13-17 0-4 0-8 0-17 0-17 4-31 17-39 13-9 30-17 56-17h34v-13c0-8-5-17-9-25-8-5-17-9-29-9-9 0-17 4-26 4-13 5-22 5-30 9v-26c4 0 8-4 12-4 5 0 9 0 14-4 4 0 8 0 17 0 4 0 8-4 17-4 8 0 17 4 25 4 9 4 17 8 21 13 5 4 9 8 13 17 4 4 4 12 4 21v120zM107 97h-38c-5 0-13 0-17 0-5 0-9 5-13 10-5 0-5 4-9 8 0 4 0 9 0 13s0 4 0 9c0 4 4 4 4 8 5 0 5 4 9 4s9 4 13 4c8 0 17-4 25-8 9-4 17-8 26-17z">
          <text:p/>
        </draw:path>
        <draw:path draw:style-name="gr5" draw:text-style-name="P5" draw:layer="layout" svg:width="0.149cm" svg:height="0.221cm" svg:x="6.144cm" svg:y="8.417cm" svg:viewBox="0 0 150 222" svg:d="M150 217c-5 0-14 5-18 5-9 0-17 0-21 0-21 0-38-5-47-13-12-13-17-25-17-47v-85h-47v-26h47v-47l30-4v51h73v26h-73v85c0 13 0 22 8 26 5 8 17 8 30 8 4 0 8 0 17 0 4 0 13 0 18-4z">
          <text:p/>
        </draw:path>
        <draw:path draw:style-name="gr5" draw:text-style-name="P5" draw:layer="layout" svg:width="0.136cm" svg:height="0.237cm" svg:x="6.348cm" svg:y="8.4cm" svg:viewBox="0 0 137 238" svg:d="M55 94h-47v-25h78v144h51v25h-137v-25h55zM69 0c0 0 4 0 8 0 0 4 5 4 5 8 4 0 4 5 8 5 0 5 0 9 0 9 0 4 0 9 0 9-4 4-4 8-8 8 0 4-5 4-5 4-4 5-8 5-8 5-5 0-10 0-14-5 0 0-4 0-4-4-4 0-4-4-4-8-5 0-5-5-5-9 0 0 0-4 5-9 0 0 0-5 4-5 0-4 4-4 4-8 4 0 9 0 14 0z">
          <text:p/>
        </draw:path>
        <draw:polygon draw:style-name="gr5" draw:text-style-name="P5" draw:layer="layout" svg:width="0.165cm" svg:height="0.17cm" svg:x="6.518cm" svg:y="8.468cm" svg:viewBox="0 0 166 171" draw:points="0,0 33,0 76,111 84,141 93,111 131,0 166,0 97,171 68,171">
          <text:p/>
        </draw:polygon>
        <draw:path draw:style-name="gr5" draw:text-style-name="P5" draw:layer="layout" svg:width="0.148cm" svg:height="0.174cm" svg:x="6.713cm" svg:y="8.464cm" svg:viewBox="0 0 149 175" svg:d="M149 80c0 4 0 9 0 9 0 4 0 4 0 8h-119c0 18 9 31 17 40 9 8 21 16 43 16 4 0 8-4 12-4 5 0 9 0 13 0s9 0 13-4c4 0 8 0 12 0v21c-8 4-16 4-25 9-13 0-21 0-30 0-17 0-29 0-38-5-13-4-21-8-25-17-10-8-14-16-18-29 0-9-4-22-4-35s4-21 4-34c4-9 8-21 18-26 8-8 12-17 25-21 9-4 17-8 30-8s21 4 30 8c12 4 17 9 25 13 4 8 8 17 13 25 4 9 4 22 4 34zM119 76c0-8 0-17 0-21-4-4-4-13-8-17s-9-9-17-9c-4-4-9-4-17-4-9 0-13 0-17 4-4 0-13 5-13 9-4 4-8 13-13 17 0 4 0 13-4 21z">
          <text:p/>
        </draw:path>
        <draw:path draw:style-name="gr5" draw:text-style-name="P5" draw:layer="layout" svg:width="0.144cm" svg:height="0.085cm" svg:x="7.09cm" svg:y="8.502cm" svg:viewBox="0 0 145 86" svg:d="M145 26h-145v-26h145zM145 86h-145v-26h145z">
          <text:p/>
        </draw:path>
        <draw:path draw:style-name="gr5" draw:text-style-name="P5" draw:layer="layout" svg:width="0.149cm" svg:height="0.221cm" svg:x="7.454cm" svg:y="8.417cm" svg:viewBox="0 0 150 222" svg:d="M150 217c-9 0-13 5-22 5-4 0-12 0-21 0-21 0-34-5-46-13-9-13-13-25-13-47v-85h-48v-26h48v-47l25-4v51h77v26h-77v85c0 13 5 22 13 26 4 8 13 8 25 8 5 0 13 0 17 0 9 0 13 0 22-4z">
          <text:p/>
        </draw:path>
        <draw:polygon draw:style-name="gr5" draw:text-style-name="P5" draw:layer="layout" svg:width="0.173cm" svg:height="0.17cm" svg:x="7.637cm" svg:y="8.468cm" svg:viewBox="0 0 174 171" draw:points="174,0 149,171 115,171 90,98 85,81 81,98 55,171 21,171 0,0 25,0 42,115 42,141 50,120 77,42 98,42 123,115 128,141 132,115 145,0">
          <text:p/>
        </draw:polygon>
        <draw:path draw:style-name="gr5" draw:text-style-name="P5" draw:layer="layout" svg:width="0.157cm" svg:height="0.174cm" svg:x="7.831cm" svg:y="8.464cm" svg:viewBox="0 0 158 175" svg:d="M158 89c0 13-4 22-8 35 0 8-9 21-13 25-8 9-17 17-25 21-13 5-21 5-34 5s-21 0-35-5c-8-4-17-8-21-17-9-8-13-16-17-25-5-13-5-26-5-39s0-26 5-34c4-13 8-21 17-30 4-8 13-13 26-17 9-4 21-8 34-8 9 0 21 4 30 8 8 4 17 9 25 17 4 4 13 13 13 26 4 8 8 21 8 38zM129 89c0-13 0-21-5-30-4-4-4-13-8-17s-13-8-17-13c-4 0-13-4-21-4-9 0-13 4-21 4-5 5-14 9-18 17 0 5-4 13-9 17 0 9 0 17 0 26 0 8 0 18 5 26 0 9 4 17 8 22 4 4 9 8 18 12 4 0 13 0 17 0 8 0 17 0 25-4 5-4 9-8 13-13 4-4 8-13 8-21 5-4 5-14 5-22z">
          <text:p/>
        </draw:path>
        <draw:path draw:style-name="gr5" draw:text-style-name="P5" draw:layer="layout" svg:width="0.055cm" svg:height="0.055cm" svg:x="8.069cm" svg:y="8.582cm" svg:viewBox="0 0 56 56" svg:d="M25 0c5 0 9 0 13 5 0 0 4 0 10 4 0 4 4 4 4 8s4 10 4 14-4 4-4 8c0 5-4 9-4 9-6 4-10 4-10 8-4 0-8 0-13 0-4 0-8 0-8 0-4-4-9-4-13-8 0 0-4-4-4-9 0-4 0-4 0-8s0-10 0-14 4-4 4-8c4-4 9-4 13-4 0-5 4-5 8-5z">
          <text:p/>
        </draw:path>
        <draw:path draw:style-name="gr5" draw:text-style-name="P5" draw:layer="layout" svg:width="0.128cm" svg:height="0.174cm" svg:x="8.221cm" svg:y="8.464cm" svg:viewBox="0 0 129 175" svg:d="M129 128c0 4 0 9-5 13 0 8-4 12-8 12-4 5-8 9-13 13-4 0-9 4-13 4-5 0-13 5-17 5-5 0-9 0-17 0-9 0-22 0-30 0-9 0-17-5-26-5v-29c9 4 17 8 26 8 13 0 21 0 30 0 12 0 25 0 29-4 9-4 14-8 14-17 0 0 0-4-5-9 0 0 0-4-4-4-5-4-9-4-13-8-4 0-13-5-26-10-4 0-12-4-21-4-4-4-8-9-13-13-8-4-8-8-12-12-5-5-5-13-5-17 0-5 0-13 5-17 0-5 4-9 8-17 9-5 13-9 21-9 9-4 22-8 34-8 9 0 13 4 22 4s18 0 26 4v26c-8-5-17-5-26-5-9-4-13-4-22-4-8 0-12 0-17 4-4 0-8 0-12 5-5 0-5 4-9 4 0 4 0 8 0 8 0 5 0 9 0 9 4 4 4 4 9 8 4 0 8 5 12 5 5 4 13 8 22 8 12 4 21 8 26 8 9 5 13 9 17 13 4 5 8 10 8 14 5 4 5 8 5 17z">
          <text:p/>
        </draw:path>
        <draw:path draw:style-name="gr5" draw:text-style-name="P5" draw:layer="layout" svg:width="0.136cm" svg:height="0.237cm" svg:x="8.403cm" svg:y="8.4cm" svg:viewBox="0 0 137 238" svg:d="M57 94h-48v-25h77v144h51v25h-137v-25h57zM69 0c0 0 5 0 9 0 0 4 4 4 4 8 4 0 4 5 9 5 0 5 0 9 0 9 0 4 0 9 0 9-5 4-5 8-9 8 0 4-4 4-4 4-4 5-9 5-9 5-4 0-8 0-12-5 0 0-4 0-4-4-5 0-5-4-5-8-4 0-4-5-4-9 0 0 0-4 4-9 0 0 0-5 5-5 0-4 4-4 4-8 4 0 8 0 12 0z">
          <text:p/>
        </draw:path>
        <draw:path draw:style-name="gr5" draw:text-style-name="P5" draw:layer="layout" svg:width="0.14cm" svg:height="0.238cm" svg:x="8.582cm" svg:y="8.4cm" svg:viewBox="0 0 141 239" svg:d="M0 158c0-17 0-30 4-38 4-13 8-21 17-30 8-8 17-13 25-17 13-4 22-4 34-4 4 0 13 0 17 0 5 0 10 0 14 4v-73h30v239h-26v-34c-8 12-18 21-26 25-13 9-21 9-34 9-9 0-17 0-21-5-9-4-17-8-22-17-4-8-8-16-8-25-4-13-4-21-4-34zM29 154c0 21 5 38 9 47 4 8 13 12 25 12 9 0 13 0 21-8 9-4 18-17 27-30v-76c-4-5-9-5-14-5-8-4-13-4-17-4-17 0-29 9-38 17-8 9-13 26-13 47z">
          <text:p/>
        </draw:path>
        <draw:path draw:style-name="gr5" draw:text-style-name="P5" draw:layer="layout" svg:width="0.149cm" svg:height="0.174cm" svg:x="8.768cm" svg:y="8.464cm" svg:viewBox="0 0 150 175" svg:d="M150 80c0 4 0 9 0 9 0 4 0 4 0 8h-120c0 18 9 31 18 40 8 8 21 16 38 16 8 0 13-4 17-4s8 0 13 0c4 0 8 0 13-4 4 0 8 0 12 0v21c-8 4-17 4-25 9-13 0-22 0-34 0-13 0-26 0-34-5-14-4-22-8-27-17-8-8-12-16-16-29 0-9-5-22-5-35s5-21 5-34c4-9 8-21 16-26 5-8 13-17 27-21 8-4 17-8 30-8 12 0 21 4 29 8 13 4 17 9 26 13 4 8 8 17 13 25 4 9 4 22 4 34zM120 76c0-8 0-17 0-21-4-4-9-13-9-17-4-4-8-9-17-9-4-4-8-4-16-4-9 0-13 0-17 4-5 0-13 5-13 9-4 4-9 13-14 17 0 4 0 13-4 21z">
          <text:p/>
        </draw:path>
        <draw:path draw:style-name="gr5" draw:text-style-name="P5" draw:layer="layout" svg:width="0.14cm" svg:height="0.238cm" svg:x="8.955cm" svg:y="8.4cm" svg:viewBox="0 0 141 239" svg:d="M0 158c0-17 0-30 4-38 4-13 14-21 18-30 8-8 17-13 25-17 13-4 22-4 34-4 9 0 13 0 17 0s9 0 17 4v-73h26v239h-26v-34c-8 12-17 21-25 25-9 9-21 9-30 9-13 0-21 0-25-5-9-4-13-8-21-17-6-8-10-16-10-25-4-13-4-21-4-34zM30 154c0 21 5 38 9 47 4 8 13 12 25 12 9 0 17 0 22-8 8-4 16-17 29-30v-76c-8-5-13-5-17-5-8-4-12-4-17-4-17 0-29 9-38 17-8 9-13 26-13 47z">
          <text:p/>
        </draw:path>
        <draw:polygon draw:style-name="gr5" draw:text-style-name="P5" draw:layer="layout" svg:width="0.149cm" svg:height="0.217cm" svg:x="4.097cm" svg:y="9.451cm" svg:viewBox="0 0 150 218" draw:points="150,218 110,218 47,81 30,39 30,145 30,218 0,218 0,0 38,0 98,128 119,180 119,60 119,0 150,0">
          <text:p/>
        </draw:polygon>
        <draw:path draw:style-name="gr5" draw:text-style-name="P5" draw:layer="layout" svg:width="0.166cm" svg:height="0.225cm" svg:x="4.275cm" svg:y="9.447cm" svg:viewBox="0 0 167 226" svg:d="M167 111c0 21 0 38-5 51-4 17-12 26-21 38-4 9-17 13-25 17-9 5-22 9-35 9s-26-4-34-9c-13-4-21-12-25-21-9-8-13-21-18-34-4-13-4-30-4-46 0-22 0-39 4-52 5-13 13-26 22-34 8-9 17-17 25-21 13-5 21-9 34-9 14 0 26 4 39 9 9 4 17 12 26 21 4 13 12 21 12 34 5 18 5 30 5 47zM137 116c0-13 0-26 0-34-4-14-9-22-13-31-4-8-8-13-17-17-4-4-13-8-22-8-13 0-17 4-25 8-9 4-13 13-17 17-4 9-9 17-9 31-4 8-4 21-4 34 0 12 0 21 4 33 0 9 5 18 9 26 4 9 8 13 17 17 4 4 12 8 25 8 9 0 18-4 22-8 9-4 13-8 17-17 4-8 9-17 13-26 0-12 0-21 0-33z">
          <text:p/>
        </draw:path>
        <draw:polygon draw:style-name="gr5" draw:text-style-name="P5" draw:layer="layout" svg:width="0.157cm" svg:height="0.217cm" svg:x="4.466cm" svg:y="9.451cm" svg:viewBox="0 0 158 218" draw:points="158,26 93,26 93,218 64,218 64,26 0,26 0,0 158,0">
          <text:p/>
        </draw:polygon>
        <draw:polygon draw:style-name="gr5" draw:text-style-name="P5" draw:layer="layout" svg:width="0.123cm" svg:height="0.217cm" svg:x="4.674cm" svg:y="9.451cm" svg:viewBox="0 0 124 218" draw:points="124,218 0,218 0,0 124,0 124,26 30,26 30,94 119,94 119,119 30,119 30,192 124,192">
          <text:p/>
        </draw:polygon>
        <draw:path draw:style-name="gr5" draw:text-style-name="P5" draw:layer="layout" svg:width="0.051cm" svg:height="0.174cm" svg:x="4.894cm" svg:y="9.498cm" svg:viewBox="0 0 52 175" svg:d="M26 0c5 0 5 0 9 4 4 0 9 0 9 5 4 4 4 4 4 8 4 4 4 4 4 8 0 5 0 9-4 13 0 0 0 4-4 4 0 5-5 5-9 9-4 0-4 0-9 0s-9 0-9 0c-4-4-9-4-9-9-4 0-4-4-8-4 0-4 0-8 0-13 0-4 0-4 0-8 4-4 4-4 8-8 0-5 5-5 9-5 0-4 4-4 9-4zM26 124c5 0 5 0 9 0 4 4 9 4 9 9 4 0 4 4 4 8 4 0 4 4 4 8 0 5 0 9-4 9 0 4 0 8-4 8 0 5-5 5-9 5-4 4-4 4-9 4s-9 0-9-4c-4 0-9 0-9-5-4 0-4-4-8-8 0 0 0-4 0-9 0-4 0-8 0-8 4-4 4-8 8-8 0-5 5-5 9-9 0 0 4 0 9 0z">
          <text:p/>
        </draw:path>
        <draw:path draw:style-name="gr5" draw:text-style-name="P5" draw:layer="layout" svg:width="0.135cm" svg:height="0.17cm" svg:x="5.225cm" svg:y="9.498cm" svg:viewBox="0 0 136 171" svg:d="M0 4h25l4 26c5-5 9-9 13-13s9-8 13-8c4-5 8-5 12-5 5-4 9-4 17-4 17 0 31 4 40 17 8 8 12 25 12 48v106h-30v-106c0-13-5-23-9-31-4-4-13-9-21-9-4 0-4 0-9 0-4 5-8 5-12 9-4 0-9 4-13 8-4 5-8 14-13 18v111h-29z">
          <text:p/>
        </draw:path>
        <draw:path draw:style-name="gr5" draw:text-style-name="P5" draw:layer="layout" svg:width="0.131cm" svg:height="0.238cm" svg:x="5.602cm" svg:y="9.434cm" svg:viewBox="0 0 132 239" svg:d="M55 94h-51v-26h81v145h47v26h-132v-26h55zM64 0c4 0 8 0 8 0 4 5 8 5 8 9 5 0 5 4 5 4 0 4 4 8 4 8 0 5-4 9-4 9 0 4 0 8-5 8 0 5-4 5-8 5 0 4-4 4-8 4-5 0-5 0-9-4-4 0-4 0-8-5 0 0 0-4-5-8 0 0 0-4 0-9 0 0 0-4 0-8 5 0 5-4 5-4 4-4 4-4 8-9 4 0 4 0 9 0z">
          <text:p/>
        </draw:path>
        <draw:path draw:style-name="gr5" draw:text-style-name="P5" draw:layer="layout" svg:width="0.131cm" svg:height="0.174cm" svg:x="5.789cm" svg:y="9.498cm" svg:viewBox="0 0 132 175" svg:d="M132 128c0 5-4 9-4 13-5 4-5 8-9 13-4 4-8 8-13 8-4 4-8 4-12 9-5 0-13 0-17 4-4 0-9 0-17 0-9 0-22 0-31 0-8-4-17-4-29-9v-25c12 4 21 4 29 8 14 0 22 0 31 0 13 0 25 0 29-4 9-4 13-8 13-17 0-4-4-4-4-8 0 0 0-4-4-4-5-5-9-5-13-9-8-5-13-5-25-10-9 0-13-4-23-8-4 0-8-4-16-9-5-4-9-8-9-12-4-4-4-13-4-21 0-5 0-9 4-13 0-9 4-13 9-17 4-4 12-8 21-13 9 0 22-4 35-4 8 0 12 0 21 0 8 4 17 4 25 4v26c-8 0-17 0-25-5-9 0-17 0-21 0-9 0-13 0-17 0-5 5-9 5-13 5-5 4-5 4-10 8 0 4 0 4 0 9 0 4 0 4 0 8 5 0 5 4 10 9 4 0 8 4 13 4 4 4 12 4 21 8 8 4 17 4 25 9 9 4 13 8 17 12 4 0 9 5 9 14 0 5 4 9 4 17z">
          <text:p/>
        </draw:path>
        <draw:path draw:style-name="gr5" draw:text-style-name="P5" draw:layer="layout" svg:width="0.132cm" svg:height="0.17cm" svg:x="6.161cm" svg:y="9.498cm" svg:viewBox="0 0 133 171" svg:d="M0 4h26v26c4-5 9-9 13-13s8-8 17-8c4-5 9-5 13-5 5-4 9-4 13-4 17 0 30 4 38 17 9 8 13 25 13 48v106h-30v-106c0-13 0-23-4-31-4-4-13-9-21-9-4 0-9 0-13 0-5 5-5 5-9 9-5 0-9 4-13 8-4 5-8 14-13 18v111h-30z">
          <text:p/>
        </draw:path>
        <draw:path draw:style-name="gr5" draw:text-style-name="P5" draw:layer="layout" svg:width="0.131cm" svg:height="0.17cm" svg:x="6.348cm" svg:y="9.502cm" svg:viewBox="0 0 132 171" svg:d="M132 167h-25v-26c-4 4-8 9-13 13-4 4-8 8-12 8-5 5-13 5-17 9-5 0-9 0-13 0-17 0-30-4-38-17-10-9-14-25-14-42v-112h31v107c0 26 8 38 25 38 4 0 9 0 13 0s4-4 8-8c5 0 9-4 13-8 4-5 9-9 17-17v-112h25z">
          <text:p/>
        </draw:path>
        <draw:path draw:style-name="gr5" draw:text-style-name="P5" draw:layer="layout" svg:width="0.157cm" svg:height="0.17cm" svg:x="6.522cm" svg:y="9.498cm" svg:viewBox="0 0 158 171" svg:d="M132 171v-119c0-5 0-10 0-14s0-4-4-8v-5c-4 0-4 0-8 0h-5c0 5-4 5-4 9-5 4-5 8-9 13-5 5-5 9-9 18v106h-25v-115c0-9-5-14-5-18s0-4 0-8c0 0 0-5-4-5h-4-4c-5 5-5 5-9 9 0 0-4 4-4 8-4 10-9 14-13 23v106h-25v-167h21l4 30c0-4 4-9 9-13 0-4 4-8 8-12 0-5 4-5 9-5 4-4 4-4 8-4 9 0 17 4 21 9 5 8 9 16 9 29 0-8 4-13 8-17 0-4 5-8 9-12 0 0 5-5 9-5 5-4 9-4 13-4 21 0 30 17 30 52v119z">
          <text:p/>
        </draw:path>
        <draw:path draw:style-name="gr5" draw:text-style-name="P5" draw:layer="layout" svg:width="0.144cm" svg:height="0.237cm" svg:x="6.721cm" svg:y="9.435cm" svg:viewBox="0 0 145 238" svg:d="M145 148c0 12-4 26-8 39-5 9-9 17-17 25-5 9-14 13-27 17-8 5-21 9-34 9-8 0-17 0-29-4-9 0-22-5-30-9v-225h30v63l-5 30c9-9 22-17 30-21 8-5 17-9 30-9 8 0 17 4 25 9 10 4 14 8 18 16 4 5 9 13 13 26 0 8 4 21 4 34zM115 148c0-9-5-17-5-21 0-9-4-17-4-22-4-4-8-8-13-12-4 0-8-5-12-5-5 0-9 0-13 5-5 0-9 0-13 4s-8 4-13 13c-4 4-8 8-12 12v86c4 0 8 0 17 4 4 0 12 0 16 0 5 0 13 0 18-4 8 0 12-4 17-8 4-4 8-13 12-21 0-9 5-19 5-31z">
          <text:p/>
        </draw:path>
        <draw:path draw:style-name="gr5" draw:text-style-name="P5" draw:layer="layout" svg:width="0.148cm" svg:height="0.174cm" svg:x="6.899cm" svg:y="9.498cm" svg:viewBox="0 0 149 175" svg:d="M149 80c0 0 0 5 0 9s0 4 0 8h-119c0 19 8 31 17 40 8 8 21 12 42 12 4 0 8 0 13 0 4 0 8 0 13 0 4 0 8-4 12-4 6 0 10 0 14 0v21c-8 5-18 5-26 5-9 4-22 4-30 4-17 0-30 0-38-4-13-5-22-13-26-17-8-9-12-17-17-30 0-8-4-22-4-35s4-25 9-34c0-13 8-21 12-30 9-8 13-12 26-16 8-5 17-9 29-9 13 0 21 4 34 9 9 0 13 8 23 12 4 9 8 17 12 26 4 8 4 21 4 33zM119 76c0-8 0-17 0-21-4-8-4-13-9-17-4-4-8-8-17-8-4-5-8-5-17-5-8 0-12 0-17 5-4 0-8 4-12 8-5 4-9 9-9 17-4 4-4 13-8 21z">
          <text:p/>
        </draw:path>
        <draw:path draw:style-name="gr5" draw:text-style-name="P5" draw:layer="layout" svg:width="0.135cm" svg:height="0.17cm" svg:x="7.103cm" svg:y="9.498cm" svg:viewBox="0 0 136 171" svg:d="M0 4h25v30c8-13 21-21 30-25 8-5 21-9 29-9 17 0 30 9 40 17 8 13 12 30 12 52h-31c0-17 0-27-4-35-4-4-13-9-21-9-4 0-9 0-13 5-4 0-8 0-12 4-5 4-9 8-13 13s-9 9-13 18v106h-29z">
          <text:p/>
        </draw:path>
        <draw:path draw:style-name="gr5" draw:text-style-name="P5" draw:layer="layout" svg:width="0.132cm" svg:height="0.238cm" svg:x="7.471cm" svg:y="9.434cm" svg:viewBox="0 0 133 239" svg:d="M55 94h-50v-26h81v145h47v26h-133v-26h55zM65 0c4 0 8 0 8 0 5 5 5 5 9 9l4 4c0 4 0 8 0 8 0 5 0 9 0 9 0 4-4 8-4 8-4 5-4 5-9 5 0 4-4 4-8 4-5 0-5 0-10-4-4 0-4 0-8-5 0 0-4-4-4-8 0 0 0-4 0-9 0 0 0-4 0-8l4-4c4-4 4-4 8-9 5 0 5 0 10 0z">
          <text:p/>
        </draw:path>
        <draw:path draw:style-name="gr5" draw:text-style-name="P5" draw:layer="layout" svg:width="0.135cm" svg:height="0.17cm" svg:x="7.654cm" svg:y="9.498cm" svg:viewBox="0 0 136 171" svg:d="M0 4h25l4 26c4-5 9-9 13-13s8-8 13-8c4-5 8-5 12-5 5-4 13-4 17-4 17 0 31 4 39 17 9 8 13 25 13 48v106h-31v-106c0-13 0-23-8-31-4-4-8-9-21-9 0 0-4 0-9 0-4 5-8 5-12 9 0 0-5 4-9 8-4 5-13 14-17 18v111h-29z">
          <text:p/>
        </draw:path>
        <draw:polygon draw:style-name="gr5" draw:text-style-name="P5" draw:layer="layout" svg:width="0.131cm" svg:height="0.139cm" svg:x="8.031cm" svg:y="9.435cm" svg:viewBox="0 0 132 140" draw:points="132,94 119,115 73,84 77,140 56,140 56,84 8,115 0,94 52,72 0,42 8,25 60,55 56,0 77,0 73,55 119,25 132,46 81,72">
          <text:p/>
        </draw:polygon>
        <draw:path draw:style-name="gr5" draw:text-style-name="P5" draw:layer="layout" svg:width="0.148cm" svg:height="0.174cm" svg:x="8.209cm" svg:y="9.498cm" svg:viewBox="0 0 149 175" svg:d="M149 80c0 0 0 5 0 9s0 4 0 8h-119c0 19 5 31 13 40 13 8 26 12 43 12 4 0 8 0 17 0 4 0 8 0 12 0 5 0 9-4 13-4s8 0 13 0v21c-9 5-17 5-30 5-8 4-17 4-30 4-12 0-25 0-34-4-12-5-21-13-25-17-9-9-13-17-18-30-4-8-4-22-4-35s0-25 4-34c5-13 9-21 18-30 4-8 13-12 21-16 9-5 21-9 34-9s21 4 30 9c8 0 17 8 21 12 8 9 13 17 17 26 0 8 4 21 4 33zM120 76c0-8 0-17-5-21 0-8-4-13-8-17s-9-8-13-8c-4-5-13-5-17-5-8 0-13 0-21 5-4 0-9 4-13 8s-4 9-8 17c0 4-5 13-5 21z">
          <text:p/>
        </draw:path>
        <draw:path draw:style-name="gr5" draw:text-style-name="P5" draw:layer="layout" svg:width="0.136cm" svg:height="0.174cm" svg:x="8.399cm" svg:y="9.498cm" svg:viewBox="0 0 137 175" svg:d="M112 171v-22c-9 9-17 17-30 22-8 0-17 4-30 4-8 0-18 0-22-4-8 0-13-5-17-9s-8-8-13-17c0-4 0-12 0-17 0-17 5-31 17-43 13-9 31-13 57-13h34v-13c0-12 0-17-9-25-4-4-17-9-30-9-8 0-17 0-25 5-10 0-22 4-31 8v-25c4-4 9-4 13-4s8-5 14-5c4 0 12 0 17-4 4 0 8 0 17 0 8 0 17 0 25 4 9 5 17 5 21 9 5 4 9 12 13 17 4 8 4 17 4 25v116zM108 93h-34c-9 0-17 4-22 4-4 0-8 5-12 5-6 5-6 9-10 14 0 0 0 4 0 12 0 0 0 5 0 9 0 0 4 4 4 8 6 0 10 0 10 4 4 0 8 0 13 0 8 0 17 0 25-4 9-4 17-12 26-21z">
          <text:p/>
        </draw:path>
        <draw:path draw:style-name="gr5" draw:text-style-name="P5" draw:layer="layout" svg:width="0.128cm" svg:height="0.174cm" svg:x="8.59cm" svg:y="9.498cm" svg:viewBox="0 0 129 175" svg:d="M129 166c-5 0-13 5-23 5-8 4-17 4-25 4-26 0-47-9-60-21-17-17-21-38-21-65 0-13 0-25 4-34 5-13 13-21 17-30 9-8 17-12 30-16 9-5 21-9 34-9 9 0 17 4 21 4 10 0 18 5 23 5v29c-5-4-13-8-23-8-8-5-12-5-21-5s-17 5-21 5c-9 4-13 8-17 12-4 5-9 13-13 22-4 4-4 12-4 25 0 18 4 35 13 44 12 12 25 16 42 16 9 0 17 0 21-4 10 0 18-4 23-8z">
          <text:p/>
        </draw:path>
        <draw:path draw:style-name="gr5" draw:text-style-name="P5" draw:layer="layout" svg:width="0.136cm" svg:height="0.233cm" svg:x="8.777cm" svg:y="9.435cm" svg:viewBox="0 0 137 234" svg:d="M137 234h-30v-106c0-13-5-22-9-30-4-4-13-9-21-9-4 0-8 0-8 0-6 5-10 5-14 9-4 0-9 4-13 8-4 5-8 13-13 17v111h-29v-234h29v68 26c5-5 9-9 13-13s9-8 13-8c4-5 8-5 14-5 4-4 8-4 12-4 17 0 30 4 39 17 8 8 17 25 17 47z">
          <text:p/>
        </draw:path>
        <draw:polygon draw:style-name="gr5" draw:text-style-name="P5" draw:layer="layout" svg:width="0.132cm" svg:height="0.139cm" svg:x="8.963cm" svg:y="9.435cm" svg:viewBox="0 0 133 140" draw:points="133,94 124,115 78,84 82,140 56,140 61,84 14,115 0,94 52,72 0,42 14,25 61,55 56,0 82,0 78,55 124,25 133,46 82,72">
          <text:p/>
        </draw:polygon>
        <draw:path draw:style-name="gr5" draw:text-style-name="P5" draw:layer="layout" svg:width="0.157cm" svg:height="0.242cm" svg:x="9.328cm" svg:y="9.498cm" svg:viewBox="0 0 158 243" svg:d="M128 26c4 5 8 9 8 17 5 5 5 9 5 17 0 9-5 17-5 21-4 9-8 13-12 22-9 4-14 8-22 8-9 5-17 5-30 5-4 0-13 0-17 0-9-5-13-5-17-9 0 4-4 9-4 13 0 0 0 4 0 8 0 5 0 9 4 9 4 4 8 4 17 4l42 4c9 0 18 0 27 0 4 4 12 4 17 9 4 4 8 8 12 12 0 9 5 13 5 22 0 4-5 12-5 21-4 4-8 12-17 17-8 4-17 8-25 12-9 0-22 5-39 5-13 0-26-5-34-5-8-4-17-4-21-8-9-4-13-9-13-13-4-8-4-12-4-17 0-8 0-17 4-21 4-8 9-13 17-21-4 0-4 0-8-4l-5-5c0-4 0-8-4-8 0-4 0-4 0-8 0-9 4-13 4-22 5-4 9-8 13-17l-4-4c-4-4-4-9-4-9 0-4-5-8-5-8 0-4 0-8 0-13 0-8 0-17 5-25 4-4 8-14 12-18 9-4 13-8 21-13 9 0 17-4 26-4 4 0 8 0 13 0 4 4 8 4 12 4h61v22zM30 196c0 9 4 13 12 17 9 4 17 4 34 4 9 0 17 0 21 0 9-4 14-4 18-8s4-4 9-9c0-4 0-8 0-12 0-5 0-9-9-13-4-4-13-4-26-4l-43-5c-4 5-4 5-8 9-4 0-4 4-4 8-4 0-4 5-4 5 0 4 0 4 0 8zM38 60c0 5 0 9 4 13 0 4 4 8 4 13 5 4 9 4 13 8 4 0 9 0 13 0 8 0 13 0 17 0 4-4 8-8 13-8 0-5 4-9 4-13 5-4 5-8 5-13 0-4 0-12-5-17 0-4-4-8-4-8-5-4-9-9-13-9s-9-5-17-5c-4 0-9 5-13 5-4 5-8 5-13 9-4 4-4 8-8 13 0 4 0 8 0 12z">
          <text:p/>
        </draw:path>
        <draw:path draw:style-name="gr5" draw:text-style-name="P5" draw:layer="layout" svg:width="0.136cm" svg:height="0.17cm" svg:x="9.531cm" svg:y="9.498cm" svg:viewBox="0 0 137 171" svg:d="M0 4h26v30c12-13 21-21 29-25 9-5 22-9 30-9 17 0 30 9 39 17 9 13 13 30 13 52h-31c0-17 0-27-4-35-4-4-13-9-21-9-4 0-9 0-13 5-4 0-8 0-13 4-4 4-8 8-12 13-5 5-9 9-13 18v106h-30z">
          <text:p/>
        </draw:path>
        <draw:path draw:style-name="gr5" draw:text-style-name="P5" draw:layer="layout" svg:width="0.157cm" svg:height="0.174cm" svg:x="9.701cm" svg:y="9.498cm" svg:viewBox="0 0 158 175" svg:d="M158 85c0 12-5 26-9 39-4 9-8 17-13 25-8 9-16 13-25 17-13 5-21 9-34 9s-25 0-35-4c-8-5-17-13-25-17-5-9-9-17-13-30-4-8-4-22-4-35s0-25 4-38c4-9 8-17 17-26 4-8 13-12 26-16 9-5 22-9 34-9 9 0 22 4 30 9 9 0 17 8 25 12 5 9 13 17 13 30 4 8 9 21 9 34zM128 89c0-13-4-21-4-30-4-8-4-12-9-17-4-8-12-8-17-12-8-5-12-5-21-5-8 0-17 0-21 5-9 4-14 8-18 12-4 9-4 13-8 22 0 8 0 16 0 25 0 8 0 18 0 27 4 8 8 12 12 21 5 4 10 8 14 8 8 4 13 4 21 4 9 0 17 0 21-4 9-4 13-8 17-12 5-9 9-13 9-22s4-14 4-22z">
          <text:p/>
        </draw:path>
        <draw:path draw:style-name="gr5" draw:text-style-name="P5" draw:layer="layout" svg:width="0.135cm" svg:height="0.17cm" svg:x="9.896cm" svg:y="9.502cm" svg:viewBox="0 0 136 171" svg:d="M136 167h-25v-26c-4 4-13 9-17 13s-8 8-13 8c-4 5-8 5-12 9-5 0-9 0-13 0-17 0-31-4-39-17-13-9-17-25-17-42v-112h30v107c0 26 13 38 30 38 4 0 9 0 13 0 0 0 4-4 8-8 5 0 9-4 13-8 4-5 9-9 13-17v-112h29z">
          <text:p/>
        </draw:path>
        <draw:path draw:style-name="gr5" draw:text-style-name="P5" draw:layer="layout" svg:width="0.14cm" svg:height="0.237cm" svg:x="10.086cm" svg:y="9.498cm" svg:viewBox="0 0 141 238" svg:d="M141 85c0 12 0 26-4 39s-13 21-18 30c-8 4-17 12-25 12-13 5-21 9-34 9-4 0-13 0-17 0-4-4-9-4-17-4v67h-26v-234h26v30c8-13 17-21 25-25 13-5 22-9 34-9 9 0 17 4 22 9 8 4 17 8 21 16 5 5 9 13 9 26 4 8 4 21 4 34zM111 85c0-9 0-17 0-21-4-9-4-17-9-22 0-4-4-8-8-12-4 0-9-5-17-5-4 0-9 0-9 5-4 0-8 0-12 4-5 4-9 4-13 13-4 4-9 8-17 12v86c8 0 13 0 17 4 8 0 13 0 17 0 17 0 30-4 38-16 9-9 13-26 13-48z">
          <text:p/>
        </draw:path>
        <draw:path draw:style-name="gr3" draw:text-style-name="P3" draw:layer="layout" svg:width="0.352cm" svg:height="0.271cm" svg:x="3.987cm" svg:y="10.032cm" svg:viewBox="0 0 353 272" svg:d="M353 0l-77 272h-38l-55-200c-4-8-4-17-4-25 0 8-4 17-4 25l-59 200h-35l-81-272h34l60 209c0 8 5 21 5 30 0-9 4-17 4-30l63-209h30l55 213c4 4 4 13 4 26h5c0-9 0-17 4-30l55-209z">
          <text:p/>
        </draw:path>
        <draw:path draw:style-name="gr3" draw:text-style-name="P3" draw:layer="layout" svg:width="0.038cm" svg:height="0.283cm" svg:x="4.373cm" svg:y="10.02cm" svg:viewBox="0 0 39 284" svg:d="M18 43c-6 0-10-4-14-9-4 0-4-9-4-13 0-5 0-9 4-13s8-8 14-8c8 0 12 4 17 8 4 4 4 8 4 13 0 4 0 9-4 13-5 5-9 9-17 9zM35 284h-31v-195h31z">
          <text:p/>
        </draw:path>
        <draw:path draw:style-name="gr3" draw:text-style-name="P3" draw:layer="layout" svg:width="0.114cm" svg:height="0.255cm" svg:x="4.445cm" svg:y="10.053cm" svg:viewBox="0 0 115 256" svg:d="M115 251c-8 5-17 5-29 5-35 0-52-17-52-56v-115h-34v-30h34v-46l35-9v55h46v30h-46v110c0 13 0 22 4 26s13 8 21 8c9 0 17 0 21-4z">
          <text:p/>
        </draw:path>
        <draw:path draw:style-name="gr3" draw:text-style-name="P3" draw:layer="layout" svg:width="0.161cm" svg:height="0.288cm" svg:x="4.602cm" svg:y="10.015cm" svg:viewBox="0 0 162 289" svg:d="M162 289h-31v-111c0-42-17-59-47-59-17 0-29 4-38 17-12 8-17 25-17 42v111h-29v-289h29v127c17-25 38-38 64-38 47 0 69 30 69 81z">
          <text:p/>
        </draw:path>
        <draw:path draw:style-name="gr3" draw:text-style-name="P3" draw:layer="layout" svg:width="0.157cm" svg:height="0.204cm" svg:x="4.911cm" svg:y="10.104cm" svg:viewBox="0 0 158 205" svg:d="M158 200h-34v-29c-13 25-34 34-59 34-21 0-34-5-47-13-8-13-18-25-18-42 0-35 22-56 69-65l55-8c0-34-13-47-38-47-26 0-47 4-64 21v-30c17-12 43-21 64-21 46 0 72 26 72 72zM124 102l-47 9c-12 0-25 4-29 8-9 4-13 13-13 31 0 8 4 17 9 21 8 4 16 8 29 8s26-4 38-17c9-8 13-22 13-39z">
          <text:p/>
        </draw:path>
        <draw:path draw:style-name="gr3" draw:text-style-name="P3" draw:layer="layout" svg:width="0.127cm" svg:height="0.204cm" svg:x="5.221cm" svg:y="10.104cm" svg:viewBox="0 0 128 205" svg:d="M0 196v-34c16 13 34 17 56 17 25 0 42-8 42-25 0-10-4-14-4-14-4-4-9-8-9-13-4 0-12-4-16-4-5-4-9-4-17-8-10-4-18-9-23-9-8-4-13-8-17-12-4-5-8-9-8-17-4-5-4-13-4-17 0-13 0-17 4-26 4-8 12-13 17-17 8-4 17-8 25-13 10 0 18-4 27-4 17 0 34 4 46 9v34c-12-9-29-13-50-13-5 0-9 0-13 0s-10 4-14 4c-4 5-8 9-8 9 0 4-5 8-5 12 0 5 5 9 5 13s4 4 8 9c4 4 10 4 14 8 4 0 8 4 17 4 8 5 17 9 21 13 8 4 13 9 21 13 4 4 9 8 9 12 4 9 4 13 4 23 0 8 0 17-4 25-5 8-13 13-17 17-9 4-17 8-26 13-8 0-21 0-29 0-23 0-40-5-52-9z">
          <text:p/>
        </draw:path>
        <draw:path draw:style-name="gr3" draw:text-style-name="P3" draw:layer="layout" svg:width="0.152cm" svg:height="0.204cm" svg:x="5.382cm" svg:y="10.104cm" svg:viewBox="0 0 153 205" svg:d="M153 200h-30v-29c-12 25-33 34-59 34-21 0-38-5-46-13-14-13-18-25-18-42 0-35 22-57 64-65l59-9c0-33-12-46-42-46-21 0-42 4-63 21v-30c21-12 42-21 67-21 47 0 68 26 68 72zM123 102l-46 8c-17 0-26 5-34 9s-8 13-8 31c0 8 0 17 8 21s17 8 25 8c17 0 30-4 38-17 13-8 17-22 17-39z">
          <text:p/>
        </draw:path>
        <draw:path draw:style-name="gr3" draw:text-style-name="P3" draw:layer="layout" svg:width="0.275cm" svg:height="0.199cm" svg:x="5.594cm" svg:y="10.104cm" svg:viewBox="0 0 276 200" svg:d="M276 200h-30v-111c0-21-4-38-12-46-5-9-17-13-30-13-17 0-25 4-34 17-13 12-17 25-17 42v111h-30v-115c0-38-17-55-46-55-13 0-21 4-30 17-14 8-18 25-18 42v111h-29v-196h29v34h4c14-25 35-38 61-38 12 0 25 4 34 13 8 8 17 17 21 30 13-26 34-43 64-43 42 0 63 30 63 81z">
          <text:p/>
        </draw:path>
        <draw:path draw:style-name="gr3" draw:text-style-name="P3" draw:layer="layout" svg:width="0.178cm" svg:height="0.288cm" svg:x="5.928cm" svg:y="10.104cm" svg:viewBox="0 0 179 289" svg:d="M30 175v114h-30v-285h30v34c18-25 39-38 69-38 25 0 46 9 59 30 13 17 21 38 21 68 0 35-8 60-21 77-17 21-38 30-68 30-25 0-42-9-60-30zM30 93v31c0 13 10 30 18 38 9 13 26 17 38 17 21 0 34-8 47-21 8-13 17-34 17-60 0-22-9-39-17-51-9-13-21-17-43-17-16 0-29 4-42 17-8 12-18 29-18 46z">
          <text:p/>
        </draw:path>
        <draw:polygon draw:style-name="gr3" draw:text-style-name="P3" draw:layer="layout" svg:width="0.034cm" svg:height="0.287cm" svg:x="6.155cm" svg:y="10.016cm" svg:viewBox="0 0 35 288" draw:points="0,0 35,0 35,288 0,288">
          <text:p/>
        </draw:polygon>
        <draw:path draw:style-name="gr3" draw:text-style-name="P3" draw:layer="layout" svg:width="0.169cm" svg:height="0.204cm" svg:x="6.238cm" svg:y="10.104cm" svg:viewBox="0 0 170 205" svg:d="M170 110h-141c5 22 9 40 22 52 8 13 25 17 42 17 26 0 43-8 65-21v30c-17 12-43 17-69 17-30 0-51-9-68-26-13-17-21-43-21-73 0-34 8-55 25-76 17-17 38-30 64-30s47 9 60 26 21 38 21 67zM136 85c0-17-4-34-12-42-9-9-22-13-35-13-17 0-30 4-38 13-9 12-17 25-17 42z">
          <text:p/>
        </draw:path>
        <draw:path draw:style-name="gr3" draw:text-style-name="P3" draw:layer="layout" svg:width="0.191cm" svg:height="0.204cm" svg:x="6.547cm" svg:y="10.104cm" svg:viewBox="0 0 192 205" svg:d="M95 205c-30 0-52-9-68-26-17-17-27-43-27-73 0-34 10-59 27-76 16-17 42-30 72-30 29 0 51 9 68 30 16 17 25 42 25 72s-9 56-25 77c-17 17-43 26-72 26zM99 30c-21 0-38 4-47 17-13 17-21 34-21 59 0 21 8 38 21 52 9 17 26 21 47 21 17 0 34-4 46-17 9-18 13-35 13-60 0-21-4-43-13-55-12-13-29-17-46-17z">
          <text:p/>
        </draw:path>
        <draw:path draw:style-name="gr3" draw:text-style-name="P3" draw:layer="layout" svg:width="0.114cm" svg:height="0.292cm" svg:x="6.768cm" svg:y="10.011cm" svg:viewBox="0 0 115 293" svg:d="M115 34c-4-4-13-4-21-4-21 0-30 12-30 39v29h43v30h-43v165h-34v-165h-30v-30h30v-29c0-22 9-39 22-48 8-12 25-21 42-21 8 0 17 4 21 4z">
          <text:p/>
        </draw:path>
        <draw:path draw:style-name="gr3" draw:text-style-name="P3" draw:layer="layout" svg:width="0.157cm" svg:height="0.28cm" svg:x="7.009cm" svg:y="10.028cm" svg:viewBox="0 0 158 281" svg:d="M158 200c0 13-4 26-8 34-5 9-13 17-22 25-8 9-17 13-29 17-9 5-22 5-39 5-26 0-47-5-60-13v-34c17 13 38 21 60 21 12 0 21 0 25-4 10 0 18-4 22-8 4-5 9-13 13-17 4-9 4-13 4-22 0-38-25-56-77-56h-21v-25h21c48 0 69-17 69-51 0-30-17-47-52-47-21 0-38 9-55 22v-30c17-13 38-17 63-17 9 0 23 0 31 4s17 9 21 13c9 8 13 13 17 21 4 9 4 17 4 26 0 38-17 59-50 71 8 0 16 5 25 5 4 4 13 8 17 18 8 4 13 8 17 17 0 8 4 17 4 25z">
          <text:p/>
        </draw:path>
        <draw:path draw:style-name="gr3" draw:text-style-name="P3" draw:layer="layout" svg:width="0.157cm" svg:height="0.28cm" svg:x="7.217cm" svg:y="10.028cm" svg:viewBox="0 0 158 281" svg:d="M158 200c0 13 0 26-9 34-4 9-8 17-17 25-8 9-21 13-29 17-13 5-26 5-38 5-31 0-48-5-65-13v-34c17 13 39 21 65 21 8 0 17 0 25-4 8 0 13-4 21-8 4-5 9-13 13-17 0-9 4-13 4-22 0-38-25-56-76-56h-27v-25h23c46 0 67-17 67-51 0-30-17-47-50-47-17 0-40 9-56 22v-30c16-13 39-17 64-17 13 0 21 0 30 4 8 4 17 9 25 13 4 8 13 13 13 21 4 9 8 17 8 26 0 38-17 59-55 71 9 0 17 5 26 5 8 4 12 8 21 18 4 4 8 8 12 17 5 8 5 17 5 25z">
          <text:p/>
        </draw:path>
        <draw:path draw:style-name="gr3" draw:text-style-name="P3" draw:layer="layout" svg:width="0.182cm" svg:height="0.288cm" svg:x="7.539cm" svg:y="10.104cm" svg:viewBox="0 0 183 289" svg:d="M35 175v114h-35v-285h35v34c13-25 38-38 68-38 25 0 42 9 59 30 13 17 21 38 21 68 0 35-8 60-25 77-17 21-38 30-64 30-25 0-46-9-59-30zM35 93v31c0 13 4 30 13 38 12 13 25 17 42 17s34-8 43-21c12-13 16-34 16-60 0-22-4-39-16-51-9-13-22-17-39-17s-34 4-42 17c-13 12-17 29-17 46z">
          <text:p/>
        </draw:path>
        <draw:path draw:style-name="gr3" draw:text-style-name="P3" draw:layer="layout" svg:width="0.153cm" svg:height="0.204cm" svg:x="7.755cm" svg:y="10.104cm" svg:viewBox="0 0 154 205" svg:d="M154 200h-30v-29c-17 25-34 34-65 34-16 0-33-5-42-13-13-13-17-25-17-42 0-35 21-57 64-65l60-9c0-33-12-46-42-46-23 0-44 4-65 21v-30c21-12 42-21 69-21 47 0 68 26 68 72zM124 102l-47 8c-18 0-26 5-34 9-9 4-13 13-13 31 0 8 4 17 13 21 4 4 12 8 25 8 18 0 31-4 39-17 13-8 17-22 17-39z">
          <text:p/>
        </draw:path>
        <draw:path draw:style-name="gr3" draw:text-style-name="P3" draw:layer="layout" svg:width="0.114cm" svg:height="0.255cm" svg:x="7.942cm" svg:y="10.053cm" svg:viewBox="0 0 115 256" svg:d="M115 251c-8 5-17 5-31 5-33 0-50-17-50-56v-115h-34v-30h34v-46l33-9v55h48v30h-48v110c0 13 0 22 5 26 4 4 12 8 21 8s18 0 22-4z">
          <text:p/>
        </draw:path>
        <draw:path draw:style-name="gr3" draw:text-style-name="P3" draw:layer="layout" svg:width="0.039cm" svg:height="0.283cm" svg:x="8.094cm" svg:y="10.02cm" svg:viewBox="0 0 40 284" svg:d="M23 43c-10 0-14-4-18-9-5 0-5-9-5-13 0-5 0-9 5-13 4-4 8-8 18-8 4 0 8 4 12 8 5 4 5 8 5 13 0 4 0 9-5 13-4 5-8 9-12 9zM35 284h-30v-195h30z">
          <text:p/>
        </draw:path>
        <draw:path draw:style-name="gr3" draw:text-style-name="P3" draw:layer="layout" svg:width="0.17cm" svg:height="0.204cm" svg:x="8.179cm" svg:y="10.104cm" svg:viewBox="0 0 171 205" svg:d="M171 110h-136c0 22 4 40 17 52 8 13 25 17 47 17 21 0 38-8 59-21v30c-17 12-42 17-68 17-30 0-51-9-64-26-17-17-26-43-26-73 0-34 9-55 26-76 17-17 39-30 64-30 26 0 47 9 60 26 12 17 21 38 21 67zM137 85c0-17-4-34-13-42-8-9-17-13-34-13s-25 4-38 13c-9 12-17 25-17 42z">
          <text:p/>
        </draw:path>
        <draw:path draw:style-name="gr3" draw:text-style-name="P3" draw:layer="layout" svg:width="0.161cm" svg:height="0.199cm" svg:x="8.395cm" svg:y="10.104cm" svg:viewBox="0 0 162 200" svg:d="M162 200h-29v-111c0-42-17-59-47-59-17 0-30 4-39 17-8 9-17 25-17 42v111h-30v-196h30v35h4c13-26 35-39 65-39 21 0 34 9 46 21 13 13 17 35 17 60z">
          <text:p/>
        </draw:path>
        <draw:path draw:style-name="gr3" draw:text-style-name="P3" draw:layer="layout" svg:width="0.115cm" svg:height="0.255cm" svg:x="8.59cm" svg:y="10.053cm" svg:viewBox="0 0 116 256" svg:d="M116 251c-9 5-17 5-30 5-34 0-51-17-51-56v-115h-35v-30h35v-46l34-9v55h47v30h-47v110c0 13 0 22 4 26 5 4 13 8 22 8 8 0 17 0 21-4z">
          <text:p/>
        </draw:path>
        <draw:path draw:style-name="gr3" draw:text-style-name="P3" draw:layer="layout" svg:width="0.132cm" svg:height="0.204cm" svg:x="8.734cm" svg:y="10.104cm" svg:viewBox="0 0 133 205" svg:d="M0 196v-34c17 13 39 17 55 17 30 0 43-8 43-25 0-10 0-14-4-14 0-4-5-8-9-13-4 0-8-4-13-4-8-4-12-4-17-8-8-5-16-9-25-9-4-4-13-8-17-13-4-4-4-8-8-17-5-4-5-12-5-17 0-12 5-16 9-25 4-8 8-13 17-17 4-4 13-8 21-13 8 0 21-4 30-4 17 0 29 4 43 9v34c-14-9-31-13-48-13-8 0-12 0-17 0-4 0-8 4-12 4-4 4-4 9-9 9 0 4 0 8 0 12s0 9 0 13c5 4 5 4 9 8 4 5 8 5 12 9 9 0 13 4 17 4 9 4 17 9 26 13 4 4 14 8 18 13 4 4 8 8 12 12 0 9 5 13 5 23 0 8-5 17-9 25s-8 13-18 17c-8 4-17 8-25 13-9 0-17 0-30 0-17 0-34-5-51-9z">
          <text:p/>
        </draw:path>
        <draw:polygon draw:style-name="gr3" draw:text-style-name="P3" draw:layer="layout" svg:width="0.051cm" svg:height="0.093cm" svg:x="8.887cm" svg:y="10.261cm" svg:viewBox="0 0 52 94" draw:points="52,0 22,94 0,94 22,0">
          <text:p/>
        </draw:polygon>
        <draw:path draw:style-name="gr3" draw:text-style-name="P3" draw:layer="layout" svg:width="0.272cm" svg:height="0.195cm" svg:x="9.073cm" svg:y="10.108cm" svg:viewBox="0 0 273 196" svg:d="M273 0l-55 196h-34l-38-141c-5-4-5-8-5-16 0 4-4 12-4 16l-42 141h-34l-61-196h36l42 150c0 4 0 8 0 17h4c0-4 0-13 0-17l47-150h29l38 150c0 4 5 8 5 17 0-4 0-9 4-17l38-150z">
          <text:p/>
        </draw:path>
        <draw:path draw:style-name="gr3" draw:text-style-name="P3" draw:layer="layout" svg:width="0.17cm" svg:height="0.204cm" svg:x="9.37cm" svg:y="10.104cm" svg:viewBox="0 0 171 205" svg:d="M171 110h-140c4 22 8 40 21 52 9 13 25 17 42 17 26 0 43-8 64-21v30c-17 12-42 17-68 17-29 0-51-9-68-26-13-17-22-43-22-73 0-34 9-55 27-76 17-17 38-30 63-30 26 0 47 9 60 26 12 17 21 38 21 67zM137 85c0-17-5-34-13-42-8-9-21-13-34-13-17 0-29 4-38 13-8 12-17 25-17 42z">
          <text:p/>
        </draw:path>
        <draw:path draw:style-name="gr3" draw:text-style-name="P3" draw:layer="layout" svg:width="0.271cm" svg:height="0.195cm" svg:x="9.667cm" svg:y="10.108cm" svg:viewBox="0 0 272 196" svg:d="M272 0l-60 196h-34l-38-141c0-4-4-8-4-16 0 4 0 12-5 16l-42 141h-34l-55-196h29l43 150c0 4 0 8 0 17h4c0-4 0-13 5-17l42-150h30l38 150c4 4 4 8 4 17 0-4 4-9 4-17l39-150z">
          <text:p/>
        </draw:path>
        <draw:path draw:style-name="gr3" draw:text-style-name="P3" draw:layer="layout" svg:width="0.191cm" svg:height="0.204cm" svg:x="9.959cm" svg:y="10.104cm" svg:viewBox="0 0 192 205" svg:d="M95 205c-26 0-51-9-68-26-18-17-27-43-27-73 0-34 9-59 27-76 21-17 42-30 72-30 29 0 55 9 68 30 17 17 25 42 25 72s-8 56-25 77c-17 17-43 26-72 26zM99 30c-21 0-38 4-47 17-12 17-17 34-17 59 0 21 5 38 17 52 13 17 26 21 47 21s34-4 46-17c9-18 17-35 17-60 0-21-8-43-17-55-12-13-25-17-46-17z">
          <text:p/>
        </draw:path>
        <draw:path draw:style-name="gr3" draw:text-style-name="P3" draw:layer="layout" svg:width="0.161cm" svg:height="0.2cm" svg:x="10.197cm" svg:y="10.108cm" svg:viewBox="0 0 162 201" svg:d="M162 196h-34v-29c-13 25-30 34-59 34-48 0-69-26-69-82v-119h30v115c0 39 17 60 47 60 17 0 30-4 38-17 9-8 13-26 13-43v-115h34z">
          <text:p/>
        </draw:path>
        <draw:polygon draw:style-name="gr3" draw:text-style-name="P3" draw:layer="layout" svg:width="0.034cm" svg:height="0.287cm" svg:x="10.418cm" svg:y="10.016cm" svg:viewBox="0 0 35 288" draw:points="0,0 35,0 35,288 0,288">
          <text:p/>
        </draw:polygon>
        <draw:path draw:style-name="gr3" draw:text-style-name="P3" draw:layer="layout" svg:width="0.178cm" svg:height="0.293cm" svg:x="10.502cm" svg:y="10.015cm" svg:viewBox="0 0 179 294" svg:d="M179 289h-30v-33c-17 25-38 38-68 38-26 0-47-9-60-26s-21-42-21-72 8-55 25-76c13-17 34-30 64-30 26 0 48 13 60 34v-124h30zM149 205v-30c0-17-8-30-17-42-8-9-25-13-38-13-22 0-35 4-48 17-8 17-16 34-16 59 0 21 8 38 16 55 9 13 26 17 43 17 18 0 31-4 43-17 9-12 17-29 17-46z">
          <text:p/>
        </draw:path>
        <draw:path draw:style-name="gr3" draw:text-style-name="P3" draw:layer="layout" svg:width="0.161cm" svg:height="0.288cm" svg:x="10.85cm" svg:y="10.015cm" svg:viewBox="0 0 162 289" svg:d="M162 289h-30v-111c0-42-17-59-47-59-17 0-29 4-38 17-8 8-17 25-17 42v111h-30v-289h30v127c17-25 38-38 68-38 42 0 64 30 64 81z">
          <text:p/>
        </draw:path>
        <draw:path draw:style-name="gr3" draw:text-style-name="P3" draw:layer="layout" svg:width="0.157cm" svg:height="0.204cm" svg:x="11.053cm" svg:y="10.104cm" svg:viewBox="0 0 158 205" svg:d="M158 200h-34v-29c-13 25-35 34-61 34-21 0-33-5-46-13-9-13-17-25-17-42 0-35 21-57 68-65l56-9c0-33-13-46-39-46s-47 4-64 21v-30c17-12 42-21 64-21 47 0 73 26 73 72zM124 102l-48 8c-13 0-25 5-29 9-9 4-13 13-13 31 0 8 4 17 8 21 9 4 17 8 30 8s25-4 39-17c9-8 13-22 13-39z">
          <text:p/>
        </draw:path>
        <draw:path draw:style-name="gr3" draw:text-style-name="P3" draw:layer="layout" svg:width="0.178cm" svg:height="0.195cm" svg:x="11.24cm" svg:y="10.108cm" svg:viewBox="0 0 179 196" svg:d="M179 0l-77 196h-29l-73-196h33l48 145c4 9 9 17 9 26 0-9 4-17 4-26l55-145z">
          <text:p/>
        </draw:path>
        <draw:path draw:style-name="gr3" draw:text-style-name="P3" draw:layer="layout" svg:width="0.169cm" svg:height="0.204cm" svg:x="11.439cm" svg:y="10.104cm" svg:viewBox="0 0 170 205" svg:d="M170 110h-136c0 22 4 40 17 52 12 13 25 17 46 17s43-8 60-21v30c-17 12-39 17-68 17-26 0-51-9-64-26-17-17-25-43-25-73 0-34 8-55 25-76 17-17 38-30 64-30 25 0 46 9 60 26 13 17 21 38 21 67zM140 85c0-17-5-34-13-42-9-9-21-13-38-13-13 0-26 4-38 13-9 12-17 25-17 42z">
          <text:p/>
        </draw:path>
        <draw:path draw:style-name="gr3" draw:text-style-name="P3" draw:layer="layout" svg:width="0.174cm" svg:height="0.28cm" svg:x="11.748cm" svg:y="10.028cm" svg:viewBox="0 0 175 281" svg:d="M175 123c0 25-4 47-9 69-4 21-12 34-21 51-8 12-21 21-34 29-13 9-30 9-47 9s-34 0-47-9v-29c13 8 30 12 47 12 13 0 21 0 34-8 9-4 18-13 26-21 4-9 9-22 13-34 4-17 4-30 4-52-8 26-30 35-60 35-13 0-22 0-34-5-9-4-17-8-26-18-4-8-12-17-12-25-5-13-9-25-9-38s4-25 9-34c4-13 8-21 16-30 9-8 17-12 26-17 13-4 26-8 38-8 13 0 27 4 35 8 13 5 21 13 30 26 4 8 12 21 12 38 5 13 9 34 9 51zM141 97c0-12 0-21-4-29-4-9-9-17-13-21-4-9-8-13-17-17-5 0-14-5-22-5s-13 5-21 5c-5 4-13 8-17 12-5 5-9 13-9 22-4 8-4 12-4 21 0 12 0 21 4 29 0 5 4 13 9 17 4 4 12 9 17 13 8 4 17 4 25 4 4 0 13 0 18-4 9-4 13-9 17-13s9-8 13-12c4-9 4-17 4-22z">
          <text:p/>
        </draw:path>
        <draw:path draw:style-name="gr3" draw:text-style-name="P3" draw:layer="layout" svg:width="0.178cm" svg:height="0.28cm" svg:x="11.956cm" svg:y="10.028cm" svg:viewBox="0 0 179 281" svg:d="M179 140c0 22-4 43-9 60 0 17-8 34-17 47-8 12-17 21-25 25-13 9-25 9-42 9-13 0-27 0-35-9-13-4-22-13-30-25-4-13-13-26-17-43 0-17-4-34-4-60 0-21 4-42 8-59 4-21 9-34 17-47 9-13 17-21 26-30 13-4 26-8 43-8 55 0 85 47 85 140zM145 144c0-80-17-119-55-119-39 0-56 43-56 119 0 73 17 111 56 111 38 0 55-38 55-111z">
          <text:p/>
        </draw:path>
        <draw:path draw:style-name="gr3" draw:text-style-name="P3" draw:layer="layout" svg:width="0.289cm" svg:height="0.28cm" svg:x="12.163cm" svg:y="10.028cm" svg:viewBox="0 0 290 281" svg:d="M64 140c-21 0-34-5-47-17-8-13-17-30-17-51s9-38 17-51c13-13 30-21 51-21 18 0 35 8 44 17 12 13 17 30 17 51s-5 42-17 55c-13 12-30 17-48 17zM64 21c-9 0-21 4-25 13-9 8-13 21-13 38 0 13 4 25 13 34 4 8 12 13 25 13 14 0 22-5 31-13 4-9 8-21 8-38 0-13-4-26-8-34-9-9-17-13-31-13zM247 4l-175 277h-29l175-277zM226 281c-17 0-34-5-46-17-9-13-17-30-17-51s8-38 21-51c8-14 25-22 46-22 17 0 34 4 43 18 13 12 17 29 17 51 0 21-4 42-17 55-13 12-26 17-47 17zM230 162c-12 0-21 4-29 13-9 8-13 21-13 38 0 13 4 25 13 34 4 8 17 12 25 12 13 0 21-4 30-12 8-9 8-21 8-38 0-13 0-26-8-34-9-9-17-13-26-13z">
          <text:p/>
        </draw:path>
        <draw:path draw:style-name="gr3" draw:text-style-name="P3" draw:layer="layout" svg:width="0.178cm" svg:height="0.288cm" svg:x="12.604cm" svg:y="10.104cm" svg:viewBox="0 0 179 289" svg:d="M34 175v114h-34v-285h34v34c13-25 38-38 68-38 22 0 43 9 56 30 17 17 21 38 21 68 0 35-8 60-21 77-17 21-39 30-69 30-21 0-42-9-55-30zM34 93v31c0 13 4 30 13 38 13 13 25 17 42 17s35-8 44-21c12-13 17-34 17-60 0-22-5-39-17-51-9-13-22-17-39-17-22 0-34 4-47 17-9 12-13 29-13 46z">
          <text:p/>
        </draw:path>
        <draw:path draw:style-name="gr3" draw:text-style-name="P3" draw:layer="layout" svg:width="0.191cm" svg:height="0.204cm" svg:x="12.82cm" svg:y="10.104cm" svg:viewBox="0 0 192 205" svg:d="M95 205c-30 0-51-9-68-26s-27-43-27-73c0-34 10-59 27-76s42-30 72-30 51 9 68 30c17 17 25 42 25 72s-8 56-25 77c-17 17-43 26-72 26zM99 30c-21 0-38 4-47 17-12 17-21 34-21 59 0 21 9 38 21 52 9 17 26 21 47 21s34-4 47-17c8-18 17-35 17-60 0-21-9-43-17-55-13-13-26-17-47-17z">
          <text:p/>
        </draw:path>
        <draw:path draw:style-name="gr3" draw:text-style-name="P3" draw:layer="layout" svg:width="0.272cm" svg:height="0.195cm" svg:x="13.032cm" svg:y="10.108cm" svg:viewBox="0 0 273 196" svg:d="M273 0l-55 196h-34l-38-141c-5-4-5-8-5-16 0 4-4 12-4 16l-43 141h-34l-60-196h34l43 150c0 4 0 8 0 17 4-4 4-13 4-17l48-150h29l38 150c0 4 5 8 5 17 0-4 0-9 4-17l38-150z">
          <text:p/>
        </draw:path>
        <draw:path draw:style-name="gr3" draw:text-style-name="P3" draw:layer="layout" svg:width="0.17cm" svg:height="0.204cm" svg:x="13.329cm" svg:y="10.104cm" svg:viewBox="0 0 171 205" svg:d="M171 110h-141c4 22 8 40 21 52 8 13 25 17 42 17 27 0 44-8 65-21v30c-17 12-42 17-69 17-30 0-51-9-68-26-12-17-21-43-21-73 0-34 9-55 26-76 17-17 38-30 63-30 27 0 48 9 61 26 12 17 21 38 21 67zM137 85c0-17-5-34-13-42-8-9-22-13-35-13-17 0-30 4-38 13-8 12-17 25-17 42z">
          <text:p/>
        </draw:path>
        <draw:path draw:style-name="gr3" draw:text-style-name="P3" draw:layer="layout" svg:width="0.102cm" svg:height="0.195cm" svg:x="13.545cm" svg:y="10.108cm" svg:viewBox="0 0 103 196" svg:d="M103 34c-4-4-13-8-26-8-12 0-21 8-34 21-9 13-13 31-13 52v97h-30v-196h30v43c4-13 13-26 22-34 8-5 21-9 30-9 8 0 17 0 21 0z">
          <text:p/>
        </draw:path>
        <draw:path draw:style-name="gr3" draw:text-style-name="P3" draw:layer="layout" svg:width="0.114cm" svg:height="0.292cm" svg:x="13.766cm" svg:y="10.011cm" svg:viewBox="0 0 115 293" svg:d="M115 34c-4-4-13-4-17-4-26 0-35 12-35 39v29h48v30h-48v165h-29v-165h-34v-30h34v-29c0-22 4-39 17-48 12-12 25-21 43-21 8 0 17 4 21 4z">
          <text:p/>
        </draw:path>
        <draw:path draw:style-name="gr3" draw:text-style-name="P3" draw:layer="layout" svg:width="0.191cm" svg:height="0.204cm" svg:x="13.893cm" svg:y="10.104cm" svg:viewBox="0 0 192 205" svg:d="M98 205c-30 0-56-9-73-26s-25-43-25-73c0-34 8-59 30-76 17-17 43-30 73-30 29 0 50 9 67 30 17 17 22 42 22 72s-9 56-26 77c-17 17-38 26-68 26zM98 30c-17 0-34 4-47 17-13 17-17 34-17 59 0 21 4 38 17 52 13 17 30 21 47 21 22 0 39-4 47-17 13-18 17-35 17-60 0-21-4-43-17-55-8-13-25-17-47-17z">
          <text:p/>
        </draw:path>
        <draw:path draw:style-name="gr3" draw:text-style-name="P3" draw:layer="layout" svg:width="0.101cm" svg:height="0.195cm" svg:x="14.135cm" svg:y="10.108cm" svg:viewBox="0 0 102 196" svg:d="M102 34c-4-4-12-8-25-8s-22 8-31 21c-8 13-17 31-17 52v97h-29v-196h29v43h4c5-13 9-26 17-34 14-5 23-9 35-9 9 0 13 0 17 0z">
          <text:p/>
        </draw:path>
        <draw:path draw:style-name="gr3" draw:text-style-name="P3" draw:layer="layout" svg:width="0.179cm" svg:height="0.293cm" svg:x="14.363cm" svg:y="10.015cm" svg:viewBox="0 0 180 294" svg:d="M180 289h-30v-33c-18 25-39 38-69 38-26 0-42-9-59-26-13-17-22-42-22-72s9-55 26-76c17-17 38-30 63-30 26 0 47 13 61 34v-124h30zM150 205v-30c0-17-6-30-18-42-9-9-21-13-38-13-22 0-34 4-47 17-8 17-13 34-13 59 0 21 5 38 13 55 13 13 25 17 42 17s34-4 43-17c12-12 18-29 18-46z">
          <text:p/>
        </draw:path>
        <draw:path draw:style-name="gr3" draw:text-style-name="P3" draw:layer="layout" svg:width="0.17cm" svg:height="0.203cm" svg:x="14.592cm" svg:y="10.104cm" svg:viewBox="0 0 171 204" svg:d="M171 110h-136c0 21 4 39 17 52 9 13 26 17 47 17s38-8 59-21v29c-17 13-42 17-68 17-29 0-51-8-64-25-17-17-26-43-26-73 0-34 9-55 26-76 18-17 39-30 64-30 26 0 47 9 60 26 12 17 21 38 21 67zM137 85c0-17-4-34-13-42-8-9-17-13-34-13-12 0-25 4-38 13-8 12-17 25-17 42z">
          <text:p/>
        </draw:path>
        <draw:path draw:style-name="gr3" draw:text-style-name="P3" draw:layer="layout" svg:width="0.11cm" svg:height="0.255cm" svg:x="14.787cm" svg:y="10.053cm" svg:viewBox="0 0 111 256" svg:d="M111 251c-4 5-17 5-29 5-34 0-51-17-51-56v-115h-31v-30h31v-46l34-9v55h46v30h-46v110c0 13 0 22 4 26s13 8 21 8c9 0 17 0 21-4z">
          <text:p/>
        </draw:path>
        <draw:path draw:style-name="gr3" draw:text-style-name="P3" draw:layer="layout" svg:width="0.17cm" svg:height="0.204cm" svg:x="14.927cm" svg:y="10.104cm" svg:viewBox="0 0 171 205" svg:d="M171 110h-136c0 22 4 40 17 52 9 13 25 17 42 17 26 0 43-8 64-21v30c-17 12-42 17-68 17-29 0-51-9-69-26-13-17-21-43-21-73 0-34 8-55 25-76 19-17 40-30 65-30 26 0 47 9 59 26 13 17 22 38 22 67zM137 85c0-17-4-34-13-42-8-9-17-13-34-13s-25 4-38 13c-8 12-17 25-17 42z">
          <text:p/>
        </draw:path>
        <draw:path draw:style-name="gr3" draw:text-style-name="P3" draw:layer="layout" svg:width="0.145cm" svg:height="0.204cm" svg:x="15.13cm" svg:y="10.104cm" svg:viewBox="0 0 146 205" svg:d="M146 192c-13 8-30 13-51 13-30 0-52-9-69-26s-26-43-26-73c0-29 9-55 26-76 21-17 43-30 77-30 17 0 30 4 43 13v30c-13-9-30-13-47-13s-34 4-48 21c-12 13-21 30-21 55 0 21 9 38 21 52 9 17 27 21 48 21 17 0 34-4 47-17z">
          <text:p/>
        </draw:path>
        <draw:path draw:style-name="gr3" draw:text-style-name="P3" draw:layer="layout" svg:width="0.115cm" svg:height="0.255cm" svg:x="15.3cm" svg:y="10.053cm" svg:viewBox="0 0 116 256" svg:d="M116 251c-9 5-17 5-30 5-34 0-51-17-51-56v-115h-35v-30h35v-46l30-9v55h51v30h-51v110c0 13 4 22 8 26 5 4 9 8 21 8 9 0 13 0 22-4z">
          <text:p/>
        </draw:path>
        <draw:path draw:style-name="gr3" draw:text-style-name="P3" draw:layer="layout" svg:width="0.042cm" svg:height="0.283cm" svg:x="15.449cm" svg:y="10.02cm" svg:viewBox="0 0 43 284" svg:d="M21 43c-5 0-9-4-13-9-4 0-8-9-8-13 0-5 4-9 8-13s8-8 13-8c4 0 13 4 18 8 0 4 4 8 4 13 0 4-4 9-4 13-5 5-14 9-18 9zM39 284h-35v-195h35z">
          <text:p/>
        </draw:path>
        <draw:path draw:style-name="gr3" draw:text-style-name="P3" draw:layer="layout" svg:width="0.161cm" svg:height="0.199cm" svg:x="15.55cm" svg:y="10.104cm" svg:viewBox="0 0 162 200" svg:d="M162 200h-35v-111c0-42-12-59-42-59-17 0-30 4-42 17-9 8-13 25-13 42v111h-30v-196h30v34c17-25 38-38 64-38 21 0 38 9 50 21 10 13 18 34 18 60z">
          <text:p/>
        </draw:path>
        <draw:path draw:style-name="gr3" draw:text-style-name="P3" draw:layer="layout" svg:width="0.182cm" svg:height="0.293cm" svg:x="15.754cm" svg:y="10.104cm" svg:viewBox="0 0 183 294" svg:d="M183 187c0 67-39 107-107 107-21 0-43-5-64-13v-35c26 13 47 22 64 22 51 0 72-26 72-77v-21c-13 21-38 34-68 34-21 0-42-9-59-26-13-17-21-38-21-68 0-34 8-59 25-80 17-17 38-30 64-30 25 0 46 13 59 34v-30h35zM148 115v-30c0-17-4-30-17-42-8-9-21-13-38-13s-34 4-42 17c-13 17-18 34-18 59 0 21 5 38 13 55 13 13 26 17 43 17s34-4 42-17c13-12 17-29 17-46z">
          <text:p/>
        </draw:path>
        <draw:path draw:style-name="gr3" draw:text-style-name="P3" draw:layer="layout" svg:width="0.152cm" svg:height="0.204cm" svg:x="16.089cm" svg:y="10.104cm" svg:viewBox="0 0 153 205" svg:d="M153 200h-29v-29c-13 25-35 34-61 34-21 0-34-5-46-13-13-13-17-25-17-42 0-35 21-56 63-65l61-8c0-34-13-47-44-47-21 0-42 4-59 21v-29c17-13 38-22 63-22 48 0 69 26 69 72zM124 102l-48 9c-17 0-25 4-34 8-8 4-8 13-8 31 0 8 0 17 8 21 9 4 17 8 26 8 16 0 29-4 39-17 12-8 17-22 17-39z">
          <text:p/>
        </draw:path>
        <draw:path draw:style-name="gr3" draw:text-style-name="P3" draw:layer="layout" svg:width="0.162cm" svg:height="0.199cm" svg:x="16.3cm" svg:y="10.104cm" svg:viewBox="0 0 163 200" svg:d="M163 200h-30v-111c0-42-17-59-47-59-17 0-29 4-38 17-9 9-18 25-18 42v111h-30v-196h30v35h5c13-26 34-39 64-39 21 0 34 9 47 21 12 13 17 35 17 60z">
          <text:p/>
        </draw:path>
        <draw:path draw:style-name="gr3" draw:text-style-name="P3" draw:layer="layout" svg:width="0.174cm" svg:height="0.28cm" svg:x="16.614cm" svg:y="10.028cm" svg:viewBox="0 0 175 281" svg:d="M0 200c0-4 0-13 0-21 4-4 8-13 13-21 4-6 8-10 13-18 8-5 17-9 21-13-9-4-17-13-26-25-8-9-13-22-13-34 0-9 5-17 9-26 4-8 9-17 17-21 4-8 13-13 21-17 9-4 21-4 31-4 13 0 21 0 34 4 8 4 17 9 21 17 8 4 13 13 17 21 4 9 4 17 4 26 0 12 0 25-8 34-9 12-17 21-30 25 9 4 17 8 21 13 9 8 13 12 17 18 4 8 9 17 9 21 4 8 4 17 4 21 0 13 0 26-4 34-5 9-13 17-22 25-4 9-16 13-25 17-13 5-21 5-38 5-14 0-22 0-35-5-8-4-21-8-30-17-4-8-13-16-17-25-4-8-4-21-4-34zM34 200c0 9 0 17 4 21 0 9 5 13 9 17 4 5 13 9 17 13 8 0 18 4 22 4 8 0 17-4 25-4 5-4 13-8 17-13 5-4 9-8 9-17 4-8 4-12 4-21 0-8 0-17-4-21 0-9-4-13-9-17-4-10-12-14-17-14-8-4-17-4-25-4-4 0-14 0-22 4-4 0-13 4-17 10-4 4-9 12-9 17-4 8-4 17-4 25zM43 72c0 4 0 13 4 17 0 8 4 13 8 17 5 4 9 4 13 8 8 0 14 5 18 5 8 0 13-5 21-5 4-4 9-4 13-8s8-13 8-17c5-4 5-13 5-17 0-8 0-13-5-17 0-8-4-13-8-17s-9-4-13-8c-8-5-13-5-21-5-4 0-14 0-18 5-4 4-8 4-13 8-4 4-8 9-8 17-4 4-4 9-4 17z">
          <text:p/>
        </draw:path>
        <draw:path draw:style-name="gr3" draw:text-style-name="P3" draw:layer="layout" svg:width="0.161cm" svg:height="0.2cm" svg:x="16.941cm" svg:y="10.108cm" svg:viewBox="0 0 162 201" svg:d="M162 196h-34v-29c-13 25-34 34-60 34-47 0-68-26-68-82v-119h29v115c0 39 18 60 48 60 12 0 25-4 38-17 9-8 13-26 13-43v-115h34z">
          <text:p/>
        </draw:path>
        <draw:path draw:style-name="gr3" draw:text-style-name="P3" draw:layer="layout" svg:width="0.161cm" svg:height="0.199cm" svg:x="17.161cm" svg:y="10.104cm" svg:viewBox="0 0 162 200" svg:d="M162 200h-31v-111c0-42-12-59-46-59-13 0-26 4-38 17-9 8-13 25-13 42v111h-34v-196h34v34c13-25 34-38 64-38 21 0 38 9 46 21 14 13 18 34 18 60z">
          <text:p/>
        </draw:path>
        <draw:path draw:style-name="gr3" draw:text-style-name="P3" draw:layer="layout" svg:width="0.042cm" svg:height="0.283cm" svg:x="17.377cm" svg:y="10.02cm" svg:viewBox="0 0 43 284" svg:d="M21 43c-4 0-8-4-12-9-5 0-9-9-9-13 0-5 4-9 9-13 4-4 8-8 12-8s9 4 14 8c4 4 8 8 8 13 0 4-4 9-8 13-5 5-10 9-14 9zM39 284h-35v-195h35z">
          <text:p/>
        </draw:path>
        <draw:path draw:style-name="gr3" draw:text-style-name="P3" draw:layer="layout" svg:width="0.115cm" svg:height="0.255cm" svg:x="17.453cm" svg:y="10.053cm" svg:viewBox="0 0 116 256" svg:d="M116 251c-9 5-17 5-30 5-34 0-52-17-52-56v-115h-34v-30h34v-46l31-9v55h51v30h-51v110c0 13 4 22 8 26 5 4 9 8 22 8 8 0 12 0 21-4z">
          <text:p/>
        </draw:path>
        <draw:path draw:style-name="gr3" draw:text-style-name="P3" draw:layer="layout" svg:width="0.182cm" svg:height="0.293cm" svg:x="17.699cm" svg:y="10.015cm" svg:viewBox="0 0 183 294" svg:d="M183 289h-34v-33c-12 25-33 38-67 38-21 0-44-9-56-26-17-17-26-42-26-72s9-55 26-76c17-17 39-30 64-30 30 0 47 13 59 34v-124h34zM149 205v-30c0-17-4-30-12-42-13-9-26-13-43-13-16 0-33 4-42 17-14 17-18 34-18 59 0 21 4 38 18 55 9 13 21 17 42 17 17 0 30-4 39-17 12-12 16-29 16-46z">
          <text:p/>
        </draw:path>
        <draw:path draw:style-name="gr3" draw:text-style-name="P3" draw:layer="layout" svg:width="0.038cm" svg:height="0.283cm" svg:x="17.941cm" svg:y="10.02cm" svg:viewBox="0 0 39 284" svg:d="M18 43c-5 0-10-4-14-9-4 0-4-9-4-13 0-5 0-9 4-13s9-8 14-8c8 0 13 4 17 8s4 8 4 13c0 4 0 9-4 13-4 5-9 9-17 9zM35 284h-31v-195h31z">
          <text:p/>
        </draw:path>
        <draw:path draw:style-name="gr3" draw:text-style-name="P3" draw:layer="layout" svg:width="0.115cm" svg:height="0.292cm" svg:x="18.017cm" svg:y="10.011cm" svg:viewBox="0 0 116 293" svg:d="M116 34c-5-4-13-4-22-4-21 0-29 12-29 39v29h46v30h-46v165h-35v-165h-30v-30h30v-29c0-22 8-39 21-48 9-12 26-21 43-21 9 0 17 4 22 4z">
          <text:p/>
        </draw:path>
        <draw:path draw:style-name="gr3" draw:text-style-name="P3" draw:layer="layout" svg:width="0.118cm" svg:height="0.292cm" svg:x="18.136cm" svg:y="10.011cm" svg:viewBox="0 0 119 293" svg:d="M119 34c-4-4-12-4-21-4-22 0-35 12-35 39v29h48v30h-48v165h-29v-165h-34v-30h34v-29c0-22 8-39 17-48 12-12 29-21 47-21 9 0 17 4 21 4z">
          <text:p/>
        </draw:path>
        <draw:path draw:style-name="gr3" draw:text-style-name="P3" draw:layer="layout" svg:width="0.17cm" svg:height="0.204cm" svg:x="18.267cm" svg:y="10.104cm" svg:viewBox="0 0 171 205" svg:d="M171 110h-137c0 22 4 40 17 52 9 13 27 17 44 17 25 0 42-8 63-21v30c-17 12-42 17-68 17-30 0-52-9-69-26-12-17-21-43-21-73 0-34 9-55 26-76 17-17 38-30 64-30s47 9 60 26c12 17 21 38 21 67zM137 85c0-17-4-34-13-42-8-9-21-13-34-13-17 0-26 4-39 13-8 12-17 25-17 42z">
          <text:p/>
        </draw:path>
        <draw:path draw:style-name="gr3" draw:text-style-name="P3" draw:layer="layout" svg:width="0.102cm" svg:height="0.195cm" svg:x="18.483cm" svg:y="10.108cm" svg:viewBox="0 0 103 196" svg:d="M103 34c-4-4-13-8-25-8-13 0-21 8-35 21-9 13-13 31-13 52v97h-30v-196h30v43c9-13 13-26 22-34 9-4 22-9 30-9s17 0 21 0z">
          <text:p/>
        </draw:path>
        <draw:path draw:style-name="gr3" draw:text-style-name="P3" draw:layer="layout" svg:width="0.17cm" svg:height="0.204cm" svg:x="18.606cm" svg:y="10.104cm" svg:viewBox="0 0 171 205" svg:d="M171 110h-141c0 22 8 40 17 52 13 13 31 17 47 17 22 0 43-8 60-21v30c-17 12-38 17-68 17-26 0-48-9-65-26-12-17-21-43-21-73 0-34 9-55 26-76 17-17 38-30 64-30s43 9 60 26c12 17 21 38 21 67zM137 85c0-17-4-34-13-42-8-9-21-13-34-13-17 0-30 4-39 13-13 12-17 25-21 42z">
          <text:p/>
        </draw:path>
        <draw:path draw:style-name="gr3" draw:text-style-name="P3" draw:layer="layout" svg:width="0.162cm" svg:height="0.199cm" svg:x="18.822cm" svg:y="10.104cm" svg:viewBox="0 0 163 200" svg:d="M163 200h-34v-111c0-42-13-59-44-59-17 0-29 4-38 17-12 9-17 25-17 42v111h-30v-196h30v34c17-25 38-38 64-38 22 0 39 9 52 21 8 13 17 35 17 60z">
          <text:p/>
        </draw:path>
        <draw:path draw:style-name="gr3" draw:text-style-name="P3" draw:layer="layout" svg:width="0.148cm" svg:height="0.204cm" svg:x="19.026cm" svg:y="10.104cm" svg:viewBox="0 0 149 205" svg:d="M149 192c-18 8-35 13-56 13-25 0-46-9-68-26-17-17-25-43-25-73s13-55 30-76c17-17 42-30 72-30 17 0 34 4 47 13v30c-13-9-30-13-47-13-22 0-39 4-51 21-13 13-17 30-17 55 0 21 4 38 17 52 12 17 29 21 51 21 17 0 29-4 47-17z">
          <text:p/>
        </draw:path>
        <draw:path draw:style-name="gr3" draw:text-style-name="P3" draw:layer="layout" svg:width="0.17cm" svg:height="0.204cm" svg:x="19.208cm" svg:y="10.104cm" svg:viewBox="0 0 171 205" svg:d="M171 110h-141c4 22 8 40 21 52 9 13 25 17 42 17 22 0 43-8 65-21v30c-18 12-43 17-69 17-29 0-51-9-68-26-12-17-21-43-21-73 0-34 9-55 26-76 17-17 38-30 63-30 26 0 47 9 61 26 12 17 21 38 21 67zM136 85c0-17-5-34-13-42-8-9-21-13-34-13-17 0-29 4-38 13-8 12-17 25-21 42z">
          <text:p/>
        </draw:path>
        <draw:path draw:style-name="gr3" draw:text-style-name="P3" draw:layer="layout" svg:width="0.043cm" svg:height="0.283cm" svg:x="19.526cm" svg:y="10.02cm" svg:viewBox="0 0 44 284" svg:d="M21 43c-8 0-13-4-17-9-4 0-4-9-4-13 0-5 0-9 4-13s9-8 17-8c4 0 10 4 14 8s9 8 9 13c0 4-5 9-9 13-4 5-10 9-14 9zM35 284h-31v-195h31z">
          <text:p/>
        </draw:path>
        <draw:path draw:style-name="gr3" draw:text-style-name="P3" draw:layer="layout" svg:width="0.161cm" svg:height="0.199cm" svg:x="19.624cm" svg:y="10.104cm" svg:viewBox="0 0 162 200" svg:d="M162 200h-30v-111c0-42-17-59-47-59-17 0-30 4-39 17-8 9-16 25-16 42v111h-30v-196h30v35h4c12-26 34-39 63-39 22 0 35 9 48 21 13 13 17 35 17 60z">
          <text:p/>
        </draw:path>
        <draw:path draw:style-name="gr3" draw:text-style-name="P3" draw:layer="layout" svg:width="0.178cm" svg:height="0.289cm" svg:x="19.95cm" svg:y="10.104cm" svg:viewBox="0 0 179 290" svg:d="M34 175h-4v115h-30v-286h30v35h4c13-26 34-39 65-39 25 0 46 9 59 30 17 17 21 38 21 68 0 35-8 60-21 77-17 21-38 30-68 30-26 0-43-9-56-30zM30 94v30c0 13 8 30 17 38 12 13 25 17 39 17 21 0 34-8 47-21 8-13 17-34 17-60 0-21-5-38-17-51-9-13-22-17-39-17-22 0-35 4-47 17-9 13-17 30-17 47z">
          <text:p/>
        </draw:path>
        <draw:path draw:style-name="gr3" draw:text-style-name="P3" draw:layer="layout" svg:width="0.191cm" svg:height="0.204cm" svg:x="20.166cm" svg:y="10.104cm" svg:viewBox="0 0 192 205" svg:d="M94 205c-30 0-52-9-69-26-16-17-25-43-25-73 0-34 9-59 25-76 17-17 43-30 74-30 29 0 50 9 67 30 17 17 26 42 26 72s-9 56-26 77c-17 17-42 26-72 26zM99 30c-21 0-39 4-48 17-13 17-21 34-21 59 0 21 8 38 21 52 9 17 27 21 48 21 17 0 34-4 46-17 9-18 13-35 13-60 0-21-4-43-13-55-12-13-29-17-46-17z">
          <text:p/>
        </draw:path>
        <draw:path draw:style-name="gr3" draw:text-style-name="P3" draw:layer="layout" svg:width="0.127cm" svg:height="0.204cm" svg:x="20.395cm" svg:y="10.104cm" svg:viewBox="0 0 128 205" svg:d="M0 196v-34c17 13 34 17 55 17 26 0 43-8 43-25 0-10-5-14-5-14-4-4-4-8-8-13-4 0-9-4-17-4-4-4-9-4-17-8-8-5-17-9-21-9-9-4-13-8-17-13-4-4-9-8-9-17-4-4-4-12-4-17 0-12 0-16 4-25 5-8 13-13 17-17 9-4 17-8 26-13 8 0 17-4 25-4 17 0 34 4 48 9v34c-14-9-31-13-52-13-4 0-9 0-13 0s-8 4-12 4c-5 4-9 9-9 9 0 4-4 8-4 12s4 9 4 13 4 4 9 8c4 5 8 5 12 9 4 0 13 4 17 4 9 4 17 9 21 13 9 4 13 8 21 13 6 4 10 8 10 12 4 9 4 13 4 23 0 8 0 17-4 25s-14 13-18 17c-8 4-17 8-25 13-9 0-22 0-30 0-21 0-38-5-51-9z">
          <text:p/>
        </draw:path>
        <draw:path draw:style-name="gr3" draw:text-style-name="P3" draw:layer="layout" svg:width="0.114cm" svg:height="0.255cm" svg:x="20.548cm" svg:y="10.053cm" svg:viewBox="0 0 115 256" svg:d="M115 251c-8 5-17 5-29 5-34 0-51-17-51-56v-115h-35v-30h35v-46l29-9v55h51v30h-51v110c0 13 5 22 9 26s13 8 21 8 13 0 21-4z">
          <text:p/>
        </draw:path>
        <draw:path draw:style-name="gr3" draw:text-style-name="P3" draw:layer="layout" svg:width="0.161cm" svg:height="0.2cm" svg:x="20.7cm" svg:y="10.108cm" svg:viewBox="0 0 162 201" svg:d="M162 196h-35v-29c-12 25-34 34-59 34-47 0-68-26-68-82v-119h30v115c0 39 17 60 46 60 17 0 26-4 39-17 8-8 12-26 12-43v-115h35z">
          <text:p/>
        </draw:path>
        <draw:path draw:style-name="gr3" draw:text-style-name="P3" draw:layer="layout" svg:width="0.101cm" svg:height="0.195cm" svg:x="20.921cm" svg:y="10.108cm" svg:viewBox="0 0 102 196" svg:d="M102 34c-4-4-12-8-21-8-13 0-25 8-34 21-8 13-14 31-14 52v97h-33v-196h33v43c6-13 14-26 23-34 8-5 17-9 29-9 9 0 13 0 17 0z">
          <text:p/>
        </draw:path>
        <draw:path draw:style-name="gr3" draw:text-style-name="P3" draw:layer="layout" svg:width="0.153cm" svg:height="0.204cm" svg:x="21.043cm" svg:y="10.104cm" svg:viewBox="0 0 154 205" svg:d="M154 200h-30v-29c-17 25-33 34-63 34-17 0-34-5-43-13-13-13-18-25-18-42 0-35 23-57 65-65l59-9c0-33-12-46-42-46-21 0-42 4-64 21v-30c22-12 43-21 68-21 47 0 68 26 68 72zM124 102l-46 8c-17 0-26 5-34 9-9 4-13 13-13 31 0 8 4 17 13 21 4 4 12 8 25 8 17 0 30-4 38-17 13-8 17-22 17-39z">
          <text:p/>
        </draw:path>
        <draw:polygon draw:style-name="gr3" draw:text-style-name="P3" draw:layer="layout" svg:width="0.034cm" svg:height="0.287cm" svg:x="21.255cm" svg:y="10.016cm" svg:viewBox="0 0 35 288" draw:points="0,0 35,0 35,288 0,288">
          <text:p/>
        </draw:polygon>
        <draw:path draw:style-name="gr3" draw:text-style-name="P3" draw:layer="layout" svg:width="0.131cm" svg:height="0.204cm" svg:x="21.442cm" svg:y="10.104cm" svg:viewBox="0 0 132 205" svg:d="M0 196v-34c17 13 38 17 59 17 26 0 38-8 38-25 0-10 0-14-4-14 0-4-4-8-8-13-4 0-9-4-13-4-4-4-13-4-17-8-8-5-17-9-25-9-4-4-9-8-13-13-4-4-8-8-13-17 0-4-4-12-4-17 0-12 4-16 9-25 4-8 8-13 17-17 8-4 12-8 25-13 8 0 17-4 25-4 17 0 35 4 48 9v34c-18-9-35-13-52-13-4 0-13 0-17 0s-8 4-13 4c0 4-4 9-4 9-4 4-4 8-4 12s0 9 4 13c0 4 4 4 9 8 0 5 4 5 12 9 5 0 9 4 17 4 9 4 17 9 21 13 9 4 14 8 18 13 5 4 9 8 13 12 0 9 4 13 4 23 0 8-4 17-8 25s-9 13-18 17c-4 4-13 8-25 13-9 0-17 0-26 0-21 0-38-5-55-9z">
          <text:p/>
        </draw:path>
        <draw:path draw:style-name="gr3" draw:text-style-name="P3" draw:layer="layout" svg:width="0.271cm" svg:height="0.195cm" svg:x="21.595cm" svg:y="10.108cm" svg:viewBox="0 0 272 196" svg:d="M272 0l-61 196h-33l-39-141c0-4-4-8-4-16 0 4 0 12-4 16l-42 141h-30l-59-196h29l43 150c0 4 0 8 0 17h4c0-4 0-13 4-17l43-150h29l38 150c5 4 5 8 5 17 0-4 4-9 4-17l43-150z">
          <text:p/>
        </draw:path>
        <draw:path draw:style-name="gr3" draw:text-style-name="P3" draw:layer="layout" svg:width="0.153cm" svg:height="0.204cm" svg:x="21.887cm" svg:y="10.104cm" svg:viewBox="0 0 154 205" svg:d="M154 200h-30v-29c-17 25-34 34-65 34-17 0-34-5-42-13-13-13-17-25-17-42 0-35 21-57 63-65l61-9c0-33-13-46-43-46-22 0-43 4-64 21v-30c21-12 42-21 69-21 46 0 68 26 68 72zM124 102l-48 8c-17 0-25 5-34 9-8 4-12 13-12 31 0 8 4 17 12 21 4 4 13 8 26 8 18 0 31-4 39-17 13-8 17-22 17-39z">
          <text:p/>
        </draw:path>
        <draw:path draw:style-name="gr3" draw:text-style-name="P3" draw:layer="layout" svg:width="0.182cm" svg:height="0.289cm" svg:x="22.069cm" svg:y="10.108cm" svg:viewBox="0 0 183 290" svg:d="M183 0l-88 230c-13 38-39 60-69 60-4 0-13 0-17-5v-25c4 0 13 0 17 0 17 0 26-9 35-25l17-39-78-196h34l56 154c0 0 0 4 5 13 0-4 0-9 4-13l55-154z">
          <text:p/>
        </draw:path>
        <draw:polygon draw:style-name="gr3" draw:text-style-name="P3" draw:layer="layout" svg:width="0.051cm" svg:height="0.093cm" svg:x="22.264cm" svg:y="10.261cm" svg:viewBox="0 0 52 94" draw:points="52,0 22,94 0,94 22,0">
          <text:p/>
        </draw:polygon>
        <draw:path draw:style-name="gr3" draw:text-style-name="P3" draw:layer="layout" svg:width="0.161cm" svg:height="0.2cm" svg:x="22.472cm" svg:y="10.108cm" svg:viewBox="0 0 162 201" svg:d="M162 196h-31v-29c-12 25-33 34-59 34-46 0-72-26-72-82v-119h30v115c0 39 17 60 51 60 12 0 25-4 33-17 13-8 17-26 17-43v-115h31z">
          <text:p/>
        </draw:path>
        <draw:path draw:style-name="gr3" draw:text-style-name="P3" draw:layer="layout" svg:width="0.131cm" svg:height="0.204cm" svg:x="22.684cm" svg:y="10.104cm" svg:viewBox="0 0 132 205" svg:d="M0 196v-34c17 13 38 17 56 17 30 0 42-8 42-25 0-10 0-14-4-14 0-4-4-8-8-13-4 0-9-4-13-4-8-4-13-4-17-8-8-5-18-9-26-9-5-4-13-8-17-13-5-4-5-8-9-17 0-4-4-12-4-17 0-12 4-16 8-25 5-8 9-13 17-17 5-4 13-8 23-13 8 0 21-4 29-4 17 0 30 4 47 9v34c-17-9-34-13-51-13-4 0-13 0-17 0s-8 4-14 4c0 4-4 9-4 9-4 4-4 8-4 12s0 9 4 13c0 4 4 4 4 8 6 5 10 5 14 9 9 0 13 4 21 4 9 4 13 9 21 13 9 4 13 8 17 13 5 4 9 8 13 12 0 9 4 13 4 23 0 8-4 17-8 25s-9 13-17 17c-9 4-13 8-25 13-9 0-17 0-26 0-22 0-39-5-56-9z">
          <text:p/>
        </draw:path>
        <draw:path draw:style-name="gr3" draw:text-style-name="P3" draw:layer="layout" svg:width="0.038cm" svg:height="0.283cm" svg:x="22.858cm" svg:y="10.02cm" svg:viewBox="0 0 39 284" svg:d="M21 43c-9 0-13-4-17-9-4 0-4-9-4-13 0-5 0-9 4-13s8-8 17-8c4 0 8 4 13 8s5 8 5 13c0 4 0 9-5 13-5 5-9 9-13 9zM34 284h-30v-195h30z">
          <text:p/>
        </draw:path>
        <draw:path draw:style-name="gr3" draw:text-style-name="P3" draw:layer="layout" svg:width="0.161cm" svg:height="0.199cm" svg:x="22.955cm" svg:y="10.104cm" svg:viewBox="0 0 162 200" svg:d="M162 200h-30v-111c0-42-17-59-47-59-17 0-30 4-38 17-9 9-17 25-17 42v111h-30v-196h30v35h4c13-26 34-39 64-39 21 0 34 9 46 21 14 13 18 35 18 60z">
          <text:p/>
        </draw:path>
        <draw:path draw:style-name="gr3" draw:text-style-name="P3" draw:layer="layout" svg:width="0.178cm" svg:height="0.293cm" svg:x="23.163cm" svg:y="10.104cm" svg:viewBox="0 0 179 294" svg:d="M179 187c0 67-34 107-102 107-26 0-47-5-64-13v-35c21 13 42 22 64 22 47 0 72-26 72-77v-21c-17 21-38 34-68 34-26 0-43-9-60-26-13-17-21-38-21-68 0-34 8-59 21-80 17-17 38-30 69-30 25 0 46 13 59 34v-30h30zM149 115v-30c0-17-8-30-17-42-8-9-25-13-38-13-21 0-35 4-47 17-9 17-17 34-17 59 0 21 8 38 17 55 8 13 26 17 43 17s30-4 42-17c9-12 17-29 17-46z">
          <text:p/>
        </draw:path>
        <draw:path draw:style-name="gr3" draw:text-style-name="P3" draw:layer="layout" svg:width="0.152cm" svg:height="0.204cm" svg:x="23.498cm" svg:y="10.104cm" svg:viewBox="0 0 153 205" svg:d="M153 200h-35v-29c-12 25-34 34-59 34-17 0-34-5-47-13-8-13-12-25-12-42 0-35 21-56 63-65l55-8c0-34-12-47-38-47-21 0-42 4-63 21v-30c21-12 42-21 67-21 43 0 69 26 69 72zM118 102l-46 9c-13 0-26 4-30 8-8 4-13 13-13 31 0 8 5 17 13 21 4 4 13 8 25 8 17 0 30-4 39-17 8-8 12-22 12-39z">
          <text:p/>
        </draw:path>
        <draw:path draw:style-name="gr3" draw:text-style-name="P3" draw:layer="layout" svg:width="0.111cm" svg:height="0.259cm" svg:x="3.991cm" svg:y="10.634cm" svg:viewBox="0 0 112 260" svg:d="M112 251c-5 4-17 9-30 9-34 0-51-22-51-60v-114h-31v-27h31v-46l34-13v59h47v27h-47v110c0 13 0 21 4 30 4 4 13 8 26 8 4 0 12-4 17-8z">
          <text:p/>
        </draw:path>
        <draw:path draw:style-name="gr3" draw:text-style-name="P3" draw:layer="layout" svg:width="0.272cm" svg:height="0.195cm" svg:x="4.118cm" svg:y="10.693cm" svg:viewBox="0 0 273 196" svg:d="M273 0l-60 196h-29l-43-141c0-4-4-12-4-16 0 4 0 8-4 16l-43 141h-30l-60-196h30l42 146c0 4 0 12 5 21 0-9 0-13 4-21l43-146h30l42 146c0 8 0 12 0 21h4c0-9 0-13 0-21l43-146z">
          <text:p/>
        </draw:path>
        <draw:path draw:style-name="gr3" draw:text-style-name="P3" draw:layer="layout" svg:width="0.191cm" svg:height="0.204cm" svg:x="4.411cm" svg:y="10.689cm" svg:viewBox="0 0 192 205" svg:d="M94 205c-25 0-52-9-69-30-17-18-25-44-25-73 0-30 8-55 25-76 21-17 44-26 78-26 25 0 51 9 67 26 13 17 22 42 22 76 0 29-9 55-26 73-17 21-42 30-72 30zM99 26c-22 0-35 8-48 21-13 12-17 29-17 55 0 25 4 42 17 55s26 22 48 22c21 0 33-9 46-22 9-13 17-30 17-55 0-26-8-43-17-55-13-13-25-21-46-21z">
          <text:p/>
        </draw:path>
        <draw:polygon draw:style-name="gr3" draw:text-style-name="P3" draw:layer="layout" svg:width="0.106cm" svg:height="0.025cm" svg:x="4.648cm" svg:y="10.765cm" svg:viewBox="0 0 107 26" draw:points="0,0 107,0 107,26 0,26">
          <text:p/>
        </draw:polygon>
        <draw:path draw:style-name="gr3" draw:text-style-name="P3" draw:layer="layout" svg:width="0.127cm" svg:height="0.204cm" svg:x="4.797cm" svg:y="10.689cm" svg:viewBox="0 0 128 205" svg:d="M0 192v-35c17 13 34 22 55 22 29 0 43-9 43-30 0-5-4-9-4-13-5-5-5-5-10-9-4-4-8-4-17-8-4 0-8-5-17-9-8 0-16-4-21-8-8-4-12-9-17-13-4-4-8-8-8-13-4-8-4-12-4-21 0-8 0-17 4-25 4-4 13-13 17-17 8-4 17-9 25-9 9-4 17-4 26-4 17 0 34 4 47 9v29c-13-8-30-12-47-12-9 0-13 0-17 4-5 0-9 0-13 4-4 0-4 4-8 9 0 4-5 8-5 8 0 8 5 13 5 13 4 4 4 8 8 12 4 0 8 5 13 5 4 4 12 4 17 8 8 4 17 9 26 9 4 4 13 8 17 12s9 9 9 17c4 4 4 13 4 17 0 13 0 22-4 26-5 9-13 13-18 22-8 4-17 4-26 8-8 5-17 5-30 5-21 0-38-5-50-13z">
          <text:p/>
        </draw:path>
        <draw:path draw:style-name="gr3" draw:text-style-name="P3" draw:layer="layout" svg:width="0.039cm" svg:height="0.283cm" svg:x="4.97cm" svg:y="10.605cm" svg:viewBox="0 0 40 284" svg:d="M17 39c-4 0-8 0-12-5-5-4-5-8-5-12 0-9 0-13 5-18 4-4 8-4 12-4 9 0 14 0 18 4 5 5 5 9 5 18 0 4 0 8-5 12-4 5-9 5-18 5zM35 284h-30v-195h30z">
          <text:p/>
        </draw:path>
        <draw:path draw:style-name="gr3" draw:text-style-name="P3" draw:layer="layout" svg:width="0.178cm" svg:height="0.293cm" svg:x="5.055cm" svg:y="10.6cm" svg:viewBox="0 0 179 294" svg:d="M179 289h-34v-33c-12 25-34 38-63 38-26 0-47-9-60-26-18-17-22-42-22-72 0-34 4-59 22-76 17-21 38-30 68-30 26 0 43 9 55 30v-120h34zM145 200v-29c0-13-4-30-12-38-13-13-26-17-43-17s-30 8-42 21c-13 12-17 34-17 59 0 21 4 38 17 51 8 13 25 21 42 21s30-8 43-21c8-13 12-26 12-47z">
          <text:p/>
        </draw:path>
        <draw:path draw:style-name="gr3" draw:text-style-name="P3" draw:layer="layout" svg:width="0.165cm" svg:height="0.204cm" svg:x="5.284cm" svg:y="10.689cm" svg:viewBox="0 0 166 205" svg:d="M166 110h-136c0 21 8 39 17 47 13 13 25 22 47 22s43-9 60-22v26c-17 13-38 22-68 22-26 0-48-9-65-26-17-22-21-43-21-77 0-30 8-55 25-72 17-21 39-30 65-30s43 9 59 26c13 17 17 38 17 67zM137 81c0-17-4-30-13-38-8-13-21-17-34-17-18 0-30 4-39 17-13 8-17 21-21 38z">
          <text:p/>
        </draw:path>
        <draw:path draw:style-name="gr3" draw:text-style-name="P3" draw:layer="layout" svg:width="0.183cm" svg:height="0.293cm" svg:x="5.483cm" svg:y="10.6cm" svg:viewBox="0 0 184 294" svg:d="M184 289h-34v-33c-13 25-34 38-68 38-22 0-44-9-56-26-17-17-26-42-26-72 0-34 9-59 26-76 17-21 38-30 64-30 30 0 47 9 60 30v-120h34zM150 200v-29c0-13-5-30-13-38-13-13-25-17-42-17s-35 8-44 21c-13 12-17 34-17 59 0 21 4 38 17 51 9 13 22 21 44 21 17 0 29-8 42-21 8-13 13-26 13-47z">
          <text:p/>
        </draw:path>
        <draw:path draw:style-name="gr3" draw:text-style-name="P3" draw:layer="layout" svg:width="0.115cm" svg:height="0.259cm" svg:x="5.809cm" svg:y="10.634cm" svg:viewBox="0 0 116 260" svg:d="M116 251c-8 4-17 9-30 9-35 0-52-22-52-60v-114h-34v-27h34v-46l31-13v59h51v27h-51v110c0 13 4 21 8 30 5 4 13 8 22 8 8 0 17-4 21-8z">
          <text:p/>
        </draw:path>
        <draw:path draw:style-name="gr3" draw:text-style-name="P3" draw:layer="layout" svg:width="0.169cm" svg:height="0.203cm" svg:x="5.954cm" svg:y="10.689cm" svg:viewBox="0 0 170 204" svg:d="M170 110h-141c0 21 9 38 18 47 13 13 26 22 47 22s42-9 59-22v26c-17 13-38 21-68 21-25 0-47-8-64-25-17-22-21-43-21-77 0-30 8-55 25-72 17-22 39-30 65-30 25 0 42 8 59 25 13 17 21 39 21 68zM136 81c0-17-4-30-12-39-9-12-22-17-34-17-17 0-30 5-39 17-13 9-17 22-22 39z">
          <text:p/>
        </draw:path>
        <draw:path draw:style-name="gr3" draw:text-style-name="P3" draw:layer="layout" svg:width="0.128cm" svg:height="0.204cm" svg:x="6.157cm" svg:y="10.689cm" svg:viewBox="0 0 129 205" svg:d="M0 192v-35c17 13 34 22 56 22 30 0 43-9 43-30 0-5-5-9-5-13-4-4-4-4-8-9-4-4-9-4-17-8-4 0-9-4-17-8-10 0-18-5-22-9-9-4-13-8-17-13-4-4-9-8-9-12-4-9-4-13-4-22 0-8 0-17 4-25 5-4 13-13 17-17 9-4 17-9 26-9 9-4 18-4 30-4 13 0 30 4 44 9v29c-14-8-31-12-48-12-8 0-13 0-17 4-4 0-9 0-14 4-4 0-4 4-8 9 0 4-4 8-4 8 0 9 4 13 4 13 4 4 4 8 8 13 5 0 10 4 14 4 4 4 13 4 17 8 9 5 17 9 26 9 4 4 12 8 17 13 5 4 9 8 9 16 4 5 4 13 4 17 0 13 0 22-4 26-4 9-14 13-18 22-8 4-17 4-25 8-9 5-17 5-30 5-22 0-39-5-52-13z">
          <text:p/>
        </draw:path>
        <draw:path draw:style-name="gr3" draw:text-style-name="P3" draw:layer="layout" svg:width="0.114cm" svg:height="0.259cm" svg:x="6.31cm" svg:y="10.634cm" svg:viewBox="0 0 115 260" svg:d="M115 251c-8 4-17 9-29 9-34 0-51-22-51-60v-114h-35v-27h35v-46l30-13v59h50v27h-50v110c0 13 4 21 8 30 4 4 13 8 21 8 9 0 13-4 21-8z">
          <text:p/>
        </draw:path>
        <draw:path draw:style-name="gr3" draw:text-style-name="P3" draw:layer="layout" svg:width="0.152cm" svg:height="0.204cm" svg:x="6.556cm" svg:y="10.689cm" svg:viewBox="0 0 153 205" svg:d="M153 200h-29v-30c-13 22-34 35-60 35-22 0-34-5-47-17-9-9-17-22-17-39 0-38 21-60 64-64l60-8c0-34-13-51-38-51-26 0-48 8-65 25v-34c17-13 39-17 65-17 46 0 67 26 67 72zM124 102l-47 4c-13 5-26 5-35 13-4 4-8 13-8 25 0 9 4 17 8 26 9 5 18 9 31 9s25-9 38-18c8-12 13-25 13-42z">
          <text:p/>
        </draw:path>
        <draw:path draw:style-name="gr3" draw:text-style-name="P3" draw:layer="layout" svg:width="0.111cm" svg:height="0.259cm" svg:x="6.746cm" svg:y="10.634cm" svg:viewBox="0 0 112 260" svg:d="M112 251c-5 4-17 9-26 9-34 0-51-22-51-60v-114h-35v-27h35v-46l30-13v59h47v27h-47v110c0 13 0 21 9 30 4 4 8 8 21 8 8 0 12-4 17-8z">
          <text:p/>
        </draw:path>
        <draw:path draw:style-name="gr3" draw:text-style-name="P3" draw:layer="layout" svg:width="0.153cm" svg:height="0.204cm" svg:x="6.992cm" svg:y="10.689cm" svg:viewBox="0 0 154 205" svg:d="M154 200h-30v-30c-17 22-34 35-60 35-21 0-38-5-47-17-13-9-17-22-17-39 0-39 22-60 64-64l60-9c0-33-12-50-42-50-22 0-43 8-65 25v-34c22-13 43-17 69-17 47 0 68 26 68 72zM124 102l-46 4c-18 4-27 4-35 13-9 4-9 12-9 25 0 9 0 17 9 26 4 5 17 9 25 9 18 0 31-9 39-18 13-12 17-25 17-42z">
          <text:p/>
        </draw:path>
        <draw:path draw:style-name="gr3" draw:text-style-name="P3" draw:layer="layout" svg:width="0.161cm" svg:height="0.199cm" svg:x="7.204cm" svg:y="10.689cm" svg:viewBox="0 0 162 200" svg:d="M162 200h-29v-111c0-42-18-63-48-63-17 0-30 4-38 17-9 12-17 25-17 46v111h-30v-196h30v34h4c13-25 34-38 64-38 21 0 35 4 47 21 13 13 17 34 17 60z">
          <text:p/>
        </draw:path>
        <draw:path draw:style-name="gr3" draw:text-style-name="P3" draw:layer="layout" svg:width="0.153cm" svg:height="0.204cm" svg:x="7.518cm" svg:y="10.689cm" svg:viewBox="0 0 154 205" svg:d="M154 200h-34v-30c-13 22-34 35-60 35-17 0-33-5-46-17-10-9-14-22-14-39 0-38 22-60 65-64l55-8c0-34-13-51-38-51-26 0-47 8-64 25v-34c21-13 42-17 68-17 42 0 68 26 68 72zM120 102l-47 4c-13 5-25 5-30 13-8 4-12 13-12 25 0 9 4 17 8 26 9 5 17 9 30 9s25-9 38-18c8-12 13-25 13-42z">
          <text:p/>
        </draw:path>
        <draw:polygon draw:style-name="gr3" draw:text-style-name="P3" draw:layer="layout" svg:width="0.034cm" svg:height="0.288cm" svg:x="7.725cm" svg:y="10.6cm" svg:viewBox="0 0 35 289" draw:points="0,0 35,0 35,289 0,289">
          <text:p/>
        </draw:polygon>
        <draw:path draw:style-name="gr3" draw:text-style-name="P3" draw:layer="layout" svg:width="0.178cm" svg:height="0.288cm" svg:x="7.823cm" svg:y="10.689cm" svg:viewBox="0 0 179 289" svg:d="M30 171v118h-30v-285h30v34c17-25 38-38 68-38 26 0 47 9 60 26s21 42 21 72-8 56-25 77c-13 21-34 30-65 30-25 0-42-13-59-34zM30 93v27c0 17 4 30 17 42 8 9 21 17 38 17 22 0 35-8 47-21 9-17 13-38 13-65 0-21-4-38-13-50-8-13-25-17-43-17-17 0-30 8-42 17-13 12-17 29-17 50z">
          <text:p/>
        </draw:path>
        <draw:path draw:style-name="gr3" draw:text-style-name="P3" draw:layer="layout" svg:width="0.161cm" svg:height="0.288cm" svg:x="8.052cm" svg:y="10.6cm" svg:viewBox="0 0 162 289" svg:d="M162 289h-34v-115c0-38-13-59-42-59-17 0-30 4-38 17-13 12-17 25-17 46v111h-31v-289h31v127c17-25 38-38 63-38 43 0 68 26 68 81z">
          <text:p/>
        </draw:path>
        <draw:path draw:style-name="gr3" draw:text-style-name="P3" draw:layer="layout" svg:width="0.153cm" svg:height="0.204cm" svg:x="8.255cm" svg:y="10.689cm" svg:viewBox="0 0 154 205" svg:d="M154 200h-30v-30c-12 22-34 35-59 35-21 0-34-5-48-17-12-9-17-23-17-40 0-38 21-59 65-63l59-9c0-33-12-50-38-50-25 0-47 8-65 25v-34c18-13 40-17 65-17 47 0 68 26 68 72zM124 102l-47 4c-12 4-25 4-33 13-5 4-9 12-9 25 0 9 0 17 9 26 8 5 17 9 25 9 17 0 30-9 38-18 13-13 17-25 17-42z">
          <text:p/>
        </draw:path>
        <draw:polygon draw:style-name="gr3" draw:text-style-name="P3" draw:layer="layout" svg:width="0.034cm" svg:height="0.288cm" svg:x="8.572cm" svg:y="10.6cm" svg:viewBox="0 0 35 289" draw:points="0,0 35,0 35,289 0,289">
          <text:p/>
        </draw:polygon>
        <draw:path draw:style-name="gr3" draw:text-style-name="P3" draw:layer="layout" svg:width="0.169cm" svg:height="0.204cm" svg:x="8.654cm" svg:y="10.689cm" svg:viewBox="0 0 170 205" svg:d="M170 110h-136c0 21 4 39 18 47 12 13 25 22 46 22 22 0 43-9 60-22v26c-17 13-38 22-68 22-26 0-48-9-65-26-17-22-25-43-25-77 0-30 8-55 25-72 17-21 39-30 65-30 25 0 46 9 59 26 17 17 21 38 21 67zM141 81c0-17-5-30-13-38-8-13-21-17-38-17-13 0-26 4-34 17-14 8-18 21-22 38z">
          <text:p/>
        </draw:path>
        <draw:path draw:style-name="gr3" draw:text-style-name="P3" draw:layer="layout" svg:width="0.178cm" svg:height="0.195cm" svg:x="8.845cm" svg:y="10.693cm" svg:viewBox="0 0 179 196" svg:d="M179 0l-78 196h-29l-72-196h33l47 145c4 9 9 17 9 26 0-9 4-17 4-26l56-145z">
          <text:p/>
        </draw:path>
        <draw:path draw:style-name="gr3" draw:text-style-name="P3" draw:layer="layout" svg:width="0.169cm" svg:height="0.204cm" svg:x="9.044cm" svg:y="10.689cm" svg:viewBox="0 0 170 205" svg:d="M170 110h-136c0 21 4 39 17 47 8 13 25 22 46 22 22 0 38-9 60-22v26c-17 13-43 22-68 22-30 0-51-9-64-26-17-22-25-43-25-77 0-30 8-55 25-72 17-21 39-30 64-30s46 9 59 26 22 38 22 67zM135 81c0-17-4-30-12-38-9-13-17-17-34-17-13 0-25 4-38 17-9 8-17 21-17 38z">
          <text:p/>
        </draw:path>
        <draw:polygon draw:style-name="gr3" draw:text-style-name="P3" draw:layer="layout" svg:width="0.034cm" svg:height="0.288cm" svg:x="9.262cm" svg:y="10.6cm" svg:viewBox="0 0 35 289" draw:points="0,0 35,0 35,289 0,289">
          <text:p/>
        </draw:polygon>
        <draw:path draw:style-name="gr3" draw:text-style-name="P3" draw:layer="layout" svg:width="0.191cm" svg:height="0.204cm" svg:x="9.446cm" svg:y="10.689cm" svg:viewBox="0 0 192 205" svg:d="M98 205c-30 0-55-9-72-30-17-18-26-44-26-73 0-30 9-55 30-76 17-17 38-26 72-26 26 0 52 9 69 26 13 17 21 42 21 76 0 29-8 55-25 73-17 21-39 30-69 30zM98 26c-21 0-34 8-47 21-12 12-17 29-17 55 0 25 5 42 17 55 13 13 26 22 47 22s34-9 47-22 18-30 18-55c0-26-5-43-18-55-13-13-26-21-47-21z">
          <text:p/>
        </draw:path>
        <draw:path draw:style-name="gr3" draw:text-style-name="P3" draw:layer="layout" svg:width="0.119cm" svg:height="0.293cm" svg:x="9.667cm" svg:y="10.596cm" svg:viewBox="0 0 120 294" svg:d="M120 30c-9 0-13-5-22-5-21 0-34 13-34 44v30h47v25h-47v170h-30v-170h-34v-25h34v-30c0-22 4-39 17-52s26-17 43-17c13 0 17 0 26 4z">
          <text:p/>
        </draw:path>
        <draw:path draw:style-name="gr3" draw:text-style-name="P3" draw:layer="layout" svg:width="0.178cm" svg:height="0.28cm" svg:x="9.9cm" svg:y="10.613cm" svg:viewBox="0 0 179 281" svg:d="M179 136c0 26 0 47-4 64s-13 30-22 43c-5 12-17 21-26 29-12 4-25 9-38 9-17 0-30-5-38-9-13-8-21-17-26-25-8-13-12-26-17-43-4-17-8-38-8-59 0-26 4-48 8-65 5-17 9-33 17-46 9-13 18-21 30-26 9-8 21-8 38-8 55 0 86 42 86 136zM148 141c0-78-21-116-55-116-42 0-59 38-59 120 0 72 17 110 55 110s59-38 59-114z">
          <text:p/>
        </draw:path>
        <draw:path draw:style-name="gr3" draw:text-style-name="P3" draw:layer="layout" svg:width="0.043cm" svg:height="0.043cm" svg:x="10.116cm" svg:y="10.85cm" svg:viewBox="0 0 44 44" svg:d="M21 44c-8 0-12-5-17-9-4-4-4-8-4-13 0-8 0-12 4-17 5-5 9-5 17-5 5 0 10 0 14 5s9 9 9 17c0 5-5 9-9 13s-9 9-14 9z">
          <text:p/>
        </draw:path>
        <draw:path draw:style-name="gr3" draw:text-style-name="P3" draw:layer="layout" svg:width="0.174cm" svg:height="0.28cm" svg:x="10.197cm" svg:y="10.613cm" svg:viewBox="0 0 175 281" svg:d="M175 136c0 26 0 47-5 64-4 17-12 30-17 43-8 12-17 21-29 29-13 4-26 9-40 9-12 0-25-5-38-9-8-8-17-17-25-25-8-13-13-26-17-43s-4-38-4-59c0-26 0-48 4-65s9-33 17-46 17-21 30-26c12-8 25-8 38-8 60 0 86 42 86 136zM145 141c0-78-21-116-56-116-38 0-60 38-60 120 0 72 22 110 60 110 35 0 56-38 56-114z">
          <text:p/>
        </draw:path>
        <draw:path draw:style-name="gr3" draw:text-style-name="P3" draw:layer="layout" svg:width="0.153cm" svg:height="0.276cm" svg:x="10.417cm" svg:y="10.617cm" svg:viewBox="0 0 154 277" svg:d="M154 186c0 13 0 26-4 39-6 8-14 17-23 26-8 9-17 13-29 17-13 4-26 9-39 9-25 0-46-5-59-13v-35c21 13 38 22 59 22 9 0 17-4 26-4 8-5 17-9 21-14 4-4 9-12 13-21 4-4 4-13 4-21 0-21-4-34-17-43-13-12-30-17-55-17 0 0-4 0-8 0-5 0-9 0-13 0s-9 0-13 5c-4 0-8 0-8 0l8-136h123v26h-97l-5 80c5 0 9 0 13 0s8 0 13 0c12 0 25 0 38 4 13 5 21 9 29 17 9 9 13 17 19 26 4 8 4 21 4 33z">
          <text:p/>
        </draw:path>
        <draw:path draw:style-name="gr3" draw:text-style-name="P3" draw:layer="layout" svg:width="0.047cm" svg:height="0.043cm" svg:x="10.616cm" svg:y="10.85cm" svg:viewBox="0 0 48 44" svg:d="M22 44c-5 0-9-5-13-9s-9-8-9-13c0-8 5-12 9-17s8-5 13-5c8 0 13 0 18 5 4 5 8 9 8 17 0 5-4 9-8 13-5 4-10 9-18 9z">
          <text:p/>
        </draw:path>
        <draw:path draw:style-name="gr3" draw:text-style-name="P3" draw:layer="layout" svg:width="0.28cm" svg:height="0.454cm" svg:x="4.017cm" svg:y="11.952cm" svg:viewBox="0 0 281 455" svg:d="M0 429v-76c4 8 12 13 21 17s22 8 30 13c13 4 22 4 35 8 8 0 17 5 25 5 34 0 55-9 68-18 17-8 25-25 25-46 0-9-4-17-8-26-5-8-13-12-21-21-9-4-22-12-30-17-13-8-26-12-42-17-13-8-26-17-39-25-13-9-25-17-34-25-13-13-18-22-26-35-4-12-4-29-4-46 0-21 4-38 12-51 9-18 23-31 35-39 17-13 34-17 56-21 16-9 38-9 59-9 42 0 76 5 97 17v73c-25-21-55-29-93-29-13 0-21 0-34 4-8 0-21 4-29 8-9 5-13 13-22 21-4 5-4 13-4 26 0 8 0 17 4 25 5 4 9 13 17 17 9 9 17 13 30 17 13 9 25 13 38 22 17 8 30 16 42 25 17 8 26 17 38 30 9 8 17 21 26 33 4 13 9 26 9 43 0 21-5 42-13 59-9 13-22 26-38 34-13 13-34 17-51 21-21 5-43 9-64 9-8 0-17 0-25-4-13 0-26 0-34-5-13 0-21-4-35-8-9 0-17-4-21-9z">
          <text:p/>
        </draw:path>
        <draw:path draw:style-name="gr3" draw:text-style-name="P3" draw:layer="layout" svg:width="0.246cm" svg:height="0.331cm" svg:x="4.347cm" svg:y="12.075cm" svg:viewBox="0 0 247 332" svg:d="M247 311c-25 12-55 21-90 21-47 0-85-17-114-48-26-25-43-64-43-110 0-51 17-93 47-123 30-34 72-51 123-51 31 0 56 9 77 17v68c-21-17-46-26-73-26-30 0-51 9-72 30s-30 47-30 81c0 29 9 55 30 76 17 17 42 26 72 26 27 0 48-9 73-26z">
          <text:p/>
        </draw:path>
        <draw:path draw:style-name="gr3" draw:text-style-name="P3" draw:layer="layout" svg:width="0.284cm" svg:height="0.331cm" svg:x="4.644cm" svg:y="12.075cm" svg:viewBox="0 0 285 332" svg:d="M285 187h-216c4 25 13 51 30 63 17 18 38 26 67 26 34 0 64-8 93-30v56c-29 22-67 30-114 30-42 0-80-17-107-43-25-30-38-68-38-123 0-47 13-85 43-119 30-30 64-47 106-47 43 0 77 17 102 43 21 30 34 68 34 114zM217 136c0-25-8-46-21-59-8-17-25-22-47-22-21 0-38 9-50 22-17 17-26 34-30 59z">
          <text:p/>
        </draw:path>
        <draw:path draw:style-name="gr3" draw:text-style-name="P3" draw:layer="layout" svg:width="0.275cm" svg:height="0.322cm" svg:x="4.996cm" svg:y="12.075cm" svg:viewBox="0 0 276 323" svg:d="M276 323h-67v-179c0-55-22-85-64-85-21 0-38 9-56 22-13 17-17 38-17 63v179h-72v-314h72v50c22-38 56-59 103-59 34 0 59 13 76 34s25 55 25 98z">
          <text:p/>
        </draw:path>
        <draw:path draw:style-name="gr3" draw:text-style-name="P3" draw:layer="layout" svg:width="0.267cm" svg:height="0.331cm" svg:x="5.335cm" svg:y="12.075cm" svg:viewBox="0 0 268 332" svg:d="M268 323h-72v-51c-21 39-55 60-94 60-34 0-55-9-72-26-21-18-30-39-30-69 0-59 34-93 102-101l94-13c0-46-21-68-64-68-35 0-68 13-98 38v-63c30-17 68-30 115-30 77 0 119 42 119 119zM196 170l-64 8c-22 4-39 9-47 13-9 8-17 21-17 38 0 13 8 25 17 34 8 9 21 13 39 13 21 0 38-9 51-22 17-17 21-34 21-59z">
          <text:p/>
        </draw:path>
        <draw:path draw:style-name="gr3" draw:text-style-name="P3" draw:layer="layout" svg:width="0.182cm" svg:height="0.318cm" svg:x="5.687cm" svg:y="12.079cm" svg:viewBox="0 0 183 319" svg:d="M183 73c-8-5-21-9-38-9-21 0-38 9-55 25-13 22-21 47-21 82v148h-69v-314h69v63h4c4-21 17-38 30-51 17-12 29-17 50-17 13 0 22 0 30 5z">
          <text:p/>
        </draw:path>
        <draw:path draw:style-name="gr3" draw:text-style-name="P3" draw:layer="layout" svg:width="0.085cm" svg:height="0.457cm" svg:x="5.911cm" svg:y="11.94cm" svg:viewBox="0 0 86 458" svg:d="M44 80c-13 0-21-4-30-13-9-8-14-17-14-29 0-9 5-21 14-30 9-4 17-8 30-8s21 4 30 8c8 9 12 21 12 30 0 12-4 21-12 29-9 9-17 13-30 13zM78 458h-69v-314h69z">
          <text:p/>
        </draw:path>
        <draw:path draw:style-name="gr3" draw:text-style-name="P3" draw:layer="layout" svg:width="0.322cm" svg:height="0.331cm" svg:x="6.06cm" svg:y="12.075cm" svg:viewBox="0 0 323 332" svg:d="M161 332c-51 0-89-17-115-48-29-25-46-68-46-114 0-51 17-93 46-123 30-30 73-47 123-47 47 0 86 17 116 47 25 25 38 68 38 118 0 51-13 89-43 119-29 31-68 48-119 48zM165 59c-29 0-51 9-68 30-17 17-25 43-25 81 0 29 8 55 25 76 17 17 39 26 68 26 26 0 47-9 65-26 12-17 21-47 21-81 0-33-9-59-21-80-18-17-39-26-65-26z">
          <text:p/>
        </draw:path>
        <draw:path draw:style-name="gr3" draw:text-style-name="P3" draw:layer="layout" svg:width="0.331cm" svg:height="0.436cm" svg:x="6.598cm" svg:y="11.961cm" svg:viewBox="0 0 332 437" svg:d="M268 0v281h64v59h-64v97h-68v-97h-200v-59c17-22 34-43 55-64 17-25 34-47 55-72 17-25 30-51 47-76 14-22 26-48 39-69zM200 281v-183c-25 39-47 77-69 106-21 30-42 55-59 77z">
          <text:p/>
        </draw:path>
        <draw:polygon draw:style-name="gr3" draw:text-style-name="P3" draw:layer="layout" svg:width="0.102cm" svg:height="0.153cm" svg:x="6.954cm" svg:y="12.325cm" svg:viewBox="0 0 103 154" draw:points="103,0 51,154 0,154 34,0">
          <text:p/>
        </draw:polygon>
        <draw:path draw:style-name="gr3" draw:text-style-name="P3" draw:layer="layout" svg:width="0.225cm" svg:height="0.331cm" svg:x="7.289cm" svg:y="12.075cm" svg:viewBox="0 0 226 332" svg:d="M0 315v-69c30 21 59 30 89 30 42 0 64-13 64-38 0-5 0-13-5-17-4-4-8-9-12-13-9-4-17-8-26-8-8-5-17-9-25-13-13-4-26-9-38-17-9-4-17-13-26-17-4-9-8-17-12-26-5-8-5-21-5-34 0-12 0-25 9-38 8-12 17-21 29-29 13-9 26-13 43-17 12-4 29-9 46-9 30 0 56 5 77 17v60c-21-13-47-22-77-22-8 0-17 0-25 5-4 0-13 4-17 4-4 4-9 8-13 13 0 4-4 8-4 16 0 5 4 13 4 17 4 5 9 9 13 13 8 0 13 4 21 9 9 4 17 4 26 8 17 4 25 13 38 17 8 4 21 13 25 21 9 5 13 13 18 26 4 8 9 21 9 34 0 12-5 29-14 38-4 12-17 21-30 30-8 9-25 13-42 17-13 5-30 9-51 9-34 0-64-9-89-17z">
          <text:p/>
        </draw:path>
        <draw:path draw:style-name="gr3" draw:text-style-name="P3" draw:layer="layout" svg:width="0.306cm" svg:height="0.471cm" svg:x="7.56cm" svg:y="11.935cm" svg:viewBox="0 0 307 472" svg:d="M307 463h-73v-55c-26 43-60 64-107 64-38 0-68-17-93-43-21-29-34-67-34-114 0-51 13-93 38-127 26-30 60-47 102-47 43 0 72 17 94 51v-192h73zM234 319v-38c0-25-4-42-22-59-13-13-34-21-55-21-25 0-46 8-63 29-13 17-22 47-22 81s9 59 22 76c17 17 33 26 59 26 25 0 42-9 59-26 18-17 22-38 22-68z">
          <text:p/>
        </draw:path>
        <draw:path draw:style-name="gr3" draw:text-style-name="P3" draw:layer="layout" svg:width="0.293cm" svg:height="0.182cm" svg:x="7.984cm" svg:y="12.126cm" svg:viewBox="0 0 294 183" svg:d="M294 51h-294v-51h294zM294 183h-294v-51h294z">
          <text:p/>
        </draw:path>
        <draw:path draw:style-name="gr3" draw:text-style-name="P3" draw:layer="layout" svg:width="0.331cm" svg:height="0.436cm" svg:x="8.361cm" svg:y="11.961cm" svg:viewBox="0 0 332 437" svg:d="M268 0v281h64v59h-64v97h-67v-97h-201v-59c17-22 38-43 56-64 22-25 39-47 56-72s34-51 46-76c17-22 30-48 38-69zM201 281v-183c-22 39-47 77-68 106-21 30-43 55-60 77z">
          <text:p/>
        </draw:path>
        <draw:path draw:style-name="gr3" draw:text-style-name="P3" draw:layer="layout" svg:width="0.089cm" svg:height="0.085cm" svg:x="8.739cm" svg:y="12.321cm" svg:viewBox="0 0 90 86" svg:d="M43 86c-13 0-21-4-31-13-8-9-12-18-12-31 0-12 4-21 12-29 10-9 18-13 31-13s25 4 34 13c8 8 13 17 13 29 0 13-5 22-13 31-9 9-21 13-34 13z">
          <text:p/>
        </draw:path>
        <draw:path draw:style-name="gr3" draw:text-style-name="P3" draw:layer="layout" svg:width="0.292cm" svg:height="0.454cm" svg:x="8.883cm" svg:y="11.952cm" svg:viewBox="0 0 293 455" svg:d="M293 205c0 42-4 80-12 110-9 34-22 59-39 81-16 21-38 33-59 42-21 13-47 17-72 17-9 0-17 0-25-4-9 0-17 0-26 0-4-5-13-5-17-9-8 0-12-4-17-4v-64c5 0 9 5 17 9 4 0 13 4 21 4 5 4 13 4 22 9 8 0 16 0 25 0 17 0 30-5 47-9 12-8 25-17 33-30 13-12 17-29 26-50 4-22 9-43 9-68h-5c-4 4-8 12-13 17-8 8-12 12-21 17-8 4-17 8-25 8-9 4-21 4-30 4-21 0-38 0-51-8-17-4-29-17-42-26-13-12-22-29-26-46-9-13-13-34-13-55s4-43 13-60c8-21 18-34 30-52 13-12 30-21 47-29 17-4 38-9 59-9s38 5 55 13c17 4 34 17 47 34 13 18 25 39 34 65 8 25 8 55 8 93zM221 158c0-17 0-29-4-42s-9-21-17-30c-9-8-13-17-26-21-8-4-16-4-29-4-9 0-17 0-26 4-12 4-17 8-25 17-4 8-13 17-17 25-4 13-4 22-4 34 0 17 0 30 4 38 4 13 9 22 17 26 8 8 17 12 25 17 9 4 17 8 30 8s21-4 30-8c8-5 17-9 21-13 8-8 13-17 17-25 4-9 4-17 4-26z">
          <text:p/>
        </draw:path>
        <draw:polygon draw:style-name="gr5" draw:text-style-name="P5" draw:layer="layout" svg:width="0.161cm" svg:height="0.216cm" svg:x="5.026cm" svg:y="18.752cm" svg:viewBox="0 0 162 217" draw:points="162,25 98,25 98,217 68,217 68,25 0,25 0,0 162,0">
          <text:p/>
        </draw:polygon>
        <draw:polygon draw:style-name="gr5" draw:text-style-name="P5" draw:layer="layout" svg:width="0.174cm" svg:height="0.166cm" svg:x="5.208cm" svg:y="18.802cm" svg:viewBox="0 0 175 167" draw:points="175,0 149,167 115,167 90,99 85,81 81,99 55,167 21,167 0,0 25,0 38,112 42,137 51,116 77,39 94,39 124,116 128,137 132,116 145,0">
          <text:p/>
        </draw:polygon>
        <draw:path draw:style-name="gr5" draw:text-style-name="P5" draw:layer="layout" svg:width="0.157cm" svg:height="0.174cm" svg:x="5.403cm" svg:y="18.798cm" svg:viewBox="0 0 158 175" svg:d="M158 85c0 13-5 25-9 34-4 12-8 21-13 30-9 9-18 13-26 17-13 4-21 9-34 9s-25-5-34-9c-8 0-17-8-21-12-8-10-13-18-17-31-4-9-4-21-4-34s0-25 4-38c4-9 9-17 17-26 4-8 13-12 25-21 9-4 22-4 34-4 9 0 21 0 30 4 8 4 17 9 26 17 5 9 13 17 13 26 4 12 9 25 9 38zM127 85c0-9-4-17-4-26-5-8-5-12-9-21-4-4-13-8-17-8-4-5-13-5-21-5s-17 0-21 5c-4 4-13 8-17 12-4 5-4 13-9 22 0 8 0 12 0 21 0 13 0 21 5 29 0 9 4 13 8 17 4 9 9 9 13 13 8 5 13 5 21 5s17 0 21-5c9-4 13-8 17-13 4-8 9-12 9-21 0-8 4-17 4-25z">
          <text:p/>
        </draw:path>
        <draw:polygon draw:style-name="gr5" draw:text-style-name="P5" draw:layer="layout" svg:width="0.101cm" svg:height="0.03cm" svg:x="5.613cm" svg:y="18.863cm" svg:viewBox="0 0 102 31" draw:points="0,0 102,0 102,31 0,31">
          <text:p/>
        </draw:polygon>
        <draw:path draw:style-name="gr5" draw:text-style-name="P5" draw:layer="layout" svg:width="0.131cm" svg:height="0.174cm" svg:x="5.789cm" svg:y="18.798cm" svg:viewBox="0 0 132 175" svg:d="M132 123c0 9-4 13-4 17s-5 10-9 14-8 4-13 8c-4 5-8 5-12 9-5 0-13 0-17 0-4 4-9 4-17 4-9 0-22 0-31-4-8 0-17 0-29-4v-27c12 4 21 4 29 4 14 6 22 6 31 6 13 0 25 0 29-6 9-4 13-12 13-17 0-4 0-8-4-8 0-4 0-4-4-9-5 0-9-4-13-4-4-4-13-4-25-8-5-4-13-4-23-9-4-4-8-4-16-8-5-4-5-9-9-17-4-4-4-9-4-17 0-4 0-9 4-13 0-8 4-13 9-17 8-4 12-8 21-13 9-4 22-4 35-4 8 0 12 0 21 0 8 0 17 4 25 4v26c-8 0-17-4-25-4-9 0-17 0-21 0-9 0-13 0-17 0-5 0-9 4-13 4-5 4-5 4-10 8 0 0 0 5 0 9 0 0 0 4 0 8 5 0 5 5 10 5 4 4 8 4 13 8 4 0 12 4 21 9 12 0 17 4 25 8 9 4 13 4 17 9 4 4 9 8 9 12 4 4 4 13 4 17z">
          <text:p/>
        </draw:path>
        <draw:path draw:style-name="gr5" draw:text-style-name="P5" draw:layer="layout" svg:width="0.135cm" svg:height="0.174cm" svg:x="5.971cm" svg:y="18.798cm" svg:viewBox="0 0 136 175" svg:d="M111 171v-21c-9 8-21 12-30 17-8 4-17 8-29 8-9 0-18-4-22-4-9-4-13-9-17-13-5-4-9-8-13-14 0-4 0-12 0-17 0-17 4-33 17-42 13-8 30-13 56-13h34v-17c0-8-5-17-9-21-8-8-17-8-29-8-9 0-17 0-26 4-13 0-22 4-30 8v-29c4 0 8 0 12 0 5-5 9-5 14-5 4 0 13-4 17-4s8 0 17 0c8 0 17 0 25 4 9 0 17 5 21 9 5 4 9 13 13 17 4 8 4 17 4 25v116zM107 94h-34c-9 0-17 0-21 4-5 0-9 0-13 4-5 4-5 4-9 8 0 5 0 9 0 13s0 9 0 9c0 4 4 8 4 8 5 4 9 4 9 10 4 0 9 0 13 0 8 0 17 0 25-6 9-4 17-12 26-21z">
          <text:p/>
        </draw:path>
        <draw:path draw:style-name="gr5" draw:text-style-name="P5" draw:layer="layout" svg:width="0.157cm" svg:height="0.17cm" svg:x="6.149cm" svg:y="18.798cm" svg:viewBox="0 0 158 171" svg:d="M132 171v-119c0-4 0-10 0-14s-4-8-4-8c0-4 0-4-4-4h-5-4c0 0-4 4-4 8-4 0-8 4-8 8-5 10-9 14-9 23v106h-30v-115c0-8 0-14 0-18s0-8 0-8c0-4-4-4-4-4h-4c-4 0-4 0-4 0-4 0-4 4-9 4 0 4-4 8-4 12-4 6-8 14-13 23v106h-26v-167h22l4 30c0-4 5-13 9-17 0-4 4-8 8-8 0-5 5-5 9-9 0 0 4 0 8 0 9 0 17 4 21 9 5 4 9 17 9 25 0-4 4-8 8-13 0-4 5-8 5-12 4-5 8-5 12-5 4-4 9-4 13-4 21 0 30 17 30 48v123z">
          <text:p/>
        </draw:path>
        <draw:path draw:style-name="gr5" draw:text-style-name="P5" draw:layer="layout" svg:width="0.14cm" svg:height="0.237cm" svg:x="6.348cm" svg:y="18.798cm" svg:viewBox="0 0 141 238" svg:d="M141 86c0 13 0 25-4 38-5 8-9 21-17 25-10 9-18 13-27 17-12 4-21 4-34 4-4 0-8 0-16 0-5 0-9 0-13 0v68h-30v-234h25v26c9-9 18-17 30-22 9-4 17-8 30-8 8 0 17 0 25 4 4 4 14 13 18 17 4 9 9 17 13 31 0 8 0 21 0 34zM110 86c0-9 0-17 0-26 0-4-4-12-4-18-4-4-8-8-13-12-4-5-8-5-17-5 0 0-4 0-8 0-4 5-9 5-13 9-4 0-8 4-12 8-5 6-9 14-13 18v81c4 4 8 4 17 4 4 4 8 4 17 4 12 0 25-4 34-17 8-8 12-25 12-46z">
          <text:p/>
        </draw:path>
        <draw:polygon draw:style-name="gr5" draw:text-style-name="P5" draw:layer="layout" svg:width="0.136cm" svg:height="0.233cm" svg:x="6.534cm" svg:y="18.735cm" svg:viewBox="0 0 137 234" draw:points="57,21 9,21 9,0 86,0 86,208 137,208 137,234 0,234 0,208 57,208">
          <text:p/>
        </draw:polygon>
        <draw:path draw:style-name="gr5" draw:text-style-name="P5" draw:layer="layout" svg:width="0.148cm" svg:height="0.174cm" svg:x="6.713cm" svg:y="18.798cm" svg:viewBox="0 0 149 175" svg:d="M149 76c0 5 0 9 0 13 0 0 0 4 0 9h-119c0 16 9 29 17 38 9 8 21 13 43 13 4 0 8 0 12 0 5 0 9 0 13 0 4-5 9-5 13-5s8 0 12-4v26c-8 0-16 4-25 4-8 5-21 5-30 5-17 0-29-5-38-9-13-4-21-8-25-17-10-5-14-13-18-26 0-13-4-21-4-38 0-9 4-21 8-30 0-13 8-21 14-30 8-8 12-12 25-17 9-4 17-8 30-8s21 0 30 4c12 4 17 9 25 17 4 9 8 13 13 26 4 8 4 17 4 29zM119 72c0-4 0-13 0-21-4-4-4-9-8-13s-9-8-17-13c-4 0-9-4-17-4-9 0-13 4-17 4-4 5-9 9-13 13s-8 9-13 13c0 8 0 17-4 21z">
          <text:p/>
        </draw:path>
        <draw:path draw:style-name="gr5" draw:text-style-name="P5" draw:layer="layout" svg:width="0.153cm" svg:height="0.225cm" svg:x="7.077cm" svg:y="18.747cm" svg:viewBox="0 0 154 226" svg:d="M154 218c-9 4-14 4-22 4-9 0-13 4-22 4-21 0-38-8-46-17-9-8-17-21-17-43v-89h-47v-22h47v-46l29-9v55h78v22h-78v84c0 13 5 23 9 31 9 4 17 9 30 9 4 0 12 0 17-5 8 0 13 0 22 0z">
          <text:p/>
        </draw:path>
        <draw:path draw:style-name="gr5" draw:text-style-name="P5" draw:layer="layout" svg:width="0.149cm" svg:height="0.225cm" svg:x="7.454cm" svg:y="18.747cm" svg:viewBox="0 0 150 226" svg:d="M150 218c-5 4-13 4-22 4-4 0-12 4-21 4-21 0-34-8-46-17-9-8-13-21-13-43v-89h-48v-22h48v-46l25-9v55h77v22h-77v84c0 13 5 23 13 31 4 4 13 9 25 9 9 0 13 0 17-5 9 0 13 0 22 0z">
          <text:p/>
        </draw:path>
        <draw:path draw:style-name="gr5" draw:text-style-name="P5" draw:layer="layout" svg:width="0.149cm" svg:height="0.174cm" svg:x="7.649cm" svg:y="18.798cm" svg:viewBox="0 0 150 175" svg:d="M150 76c0 5 0 9 0 13 0 0 0 4 0 9h-120c0 17 4 29 12 38 13 8 26 14 43 14 4 0 8 0 13 0 8 0 12 0 16 0 5-6 10-6 14-6s9 0 13-4v27c-9 0-17 4-31 4-8 4-17 4-29 4-13 0-26-4-39-8-8-5-16-9-25-17-4-6-8-14-13-27-4-13-4-21-4-38 0-9 0-21 4-30 5-13 9-21 13-29 9-9 17-13 25-17 9-5 22-9 34-9 9 0 22 0 30 4 8 5 18 9 22 17 9 9 13 13 17 26 0 8 5 17 5 29zM119 72c0-4 0-13-5-21 0-4-4-9-8-13s-8-8-13-12c-4 0-12-5-21-5-4 0-13 5-17 5-4 4-8 8-13 12-4 4-8 9-8 13-4 8-4 17-4 21z">
          <text:p/>
        </draw:path>
        <draw:path draw:style-name="gr5" draw:text-style-name="P5" draw:layer="layout" svg:width="0.132cm" svg:height="0.174cm" svg:x="7.844cm" svg:y="18.798cm" svg:viewBox="0 0 133 175" svg:d="M133 123c0 9-5 13-5 17s-4 10-8 14-9 4-13 8c-4 5-8 5-12 9-5 0-14 0-18 0-5 4-9 4-17 4-9 0-22 0-30-4-8 0-17 0-30-4v-27c13 4 22 4 30 4 13 6 21 6 30 6 12 0 26 0 30-6 9-4 13-12 13-17 0-4 0-8-4-8 0-4 0-4-4-9-5 0-9-4-14-4-4-4-13-4-26-8-4-4-12-4-21-9-4-4-8-4-17-8-4-4-8-9-8-17-4-4-4-9-4-17 0-4 0-9 4-13 0-8 4-13 8-17 9-4 13-8 21-13 9-4 22-4 34-4 9 0 14 0 23 0 8 0 16 4 25 4v26c-9 0-17-4-25-4-9 0-18 0-23 0-8 0-12 0-17 0-4 0-8 4-12 4-5 4-5 4-9 8 0 0 0 5 0 9 0 0 0 4 0 8 4 0 4 5 9 5 4 4 8 4 12 8 5 0 13 4 22 9 9 0 18 4 26 8s13 4 17 9c4 4 8 8 8 12s5 13 5 17z">
          <text:p/>
        </draw:path>
        <draw:path draw:style-name="gr5" draw:text-style-name="P5" draw:layer="layout" svg:width="0.148cm" svg:height="0.225cm" svg:x="8.014cm" svg:y="18.747cm" svg:viewBox="0 0 149 226" svg:d="M149 218c-4 4-13 4-17 4-8 0-17 4-21 4-21 0-38-8-51-17-9-8-13-21-13-43v-89h-47v-22h47v-46l30-9v55h72v22h-72v84c0 13 0 23 9 31 4 4 17 9 29 9 5 0 9 0 17-5 4 0 13 0 17 0z">
          <text:p/>
        </draw:path>
        <draw:path draw:style-name="gr5" draw:text-style-name="P5" draw:layer="layout" svg:width="0.14cm" svg:height="0.237cm" svg:x="8.404cm" svg:y="18.798cm" svg:viewBox="0 0 141 238" svg:d="M141 86c0 13 0 25-5 38-4 8-8 21-16 25-9 9-17 13-26 17-13 4-21 4-34 4-4 0-8 0-17 0-4 0-8 0-12 0v68h-31v-234h26v26c9-9 17-17 30-22 8-4 17-8 30-8 8 0 17 0 25 4 4 4 13 13 17 17 4 9 8 17 13 31 0 8 0 21 0 34zM111 86c0-9 0-17 0-26 0-4-4-12-4-18-4-4-9-8-13-12-4-5-8-5-17-5 0 0-4 0-8 0-5 5-9 5-13 9-4 0-8 4-13 8-4 6-8 14-12 18v81c4 4 8 4 17 4 4 4 8 4 16 4 13 0 26-4 34-17 9-8 13-25 13-46z">
          <text:p/>
        </draw:path>
        <draw:path draw:style-name="gr5" draw:text-style-name="P5" draw:layer="layout" svg:width="0.156cm" svg:height="0.174cm" svg:x="8.578cm" svg:y="18.798cm" svg:viewBox="0 0 157 175" svg:d="M157 85c0 13 0 25-4 34-4 12-8 21-17 30-4 9-12 13-25 17-9 4-22 9-35 9s-21-5-30-9c-13 0-17-8-25-12-9-10-13-18-17-31 0-9-4-21-4-34s4-25 8-38c0-9 8-17 13-26 8-8 17-12 25-21 9-4 21-4 35-4 13 0 21 0 34 4 9 4 17 9 21 17 9 9 13 17 17 26 4 12 4 25 4 38zM128 85c0-9 0-17-4-26 0-8-5-12-9-21-4-4-8-8-17-8-4-5-13-5-17-5-9 0-18 0-26 5-5 4-9 8-13 12-4 5-9 13-9 22-4 8-4 12-4 21 0 13 0 21 4 29 5 9 5 13 9 17 4 9 13 9 17 13 4 5 13 5 22 5 8 0 13 0 21-5 5-4 13-8 13-13 4-8 9-12 13-21 0-8 0-17 0-25z">
          <text:p/>
        </draw:path>
        <draw:polygon draw:style-name="gr5" draw:text-style-name="P5" draw:layer="layout" svg:width="0.173cm" svg:height="0.166cm" svg:x="8.756cm" svg:y="18.802cm" svg:viewBox="0 0 174 167" draw:points="174,0 152,167 114,167 93,99 89,81 80,99 59,167 25,167 0,0 29,0 42,112 46,137 51,116 76,38 97,38 123,116 131,137 135,116 148,0">
          <text:p/>
        </draw:polygon>
        <draw:path draw:style-name="gr5" draw:text-style-name="P5" draw:layer="layout" svg:width="0.148cm" svg:height="0.174cm" svg:x="8.955cm" svg:y="18.798cm" svg:viewBox="0 0 149 175" svg:d="M149 76c0 5 0 9 0 13 0 0 0 4 0 9h-115c0 16 4 29 12 38 9 8 22 13 43 13 4 0 8 0 12 0 5 0 9 0 13 0 4-5 9-5 13-5s8 0 13-4v26c-9 0-17 4-26 4-8 5-21 5-29 5-17 0-30-5-39-9-8-4-17-8-25-17-8-5-13-13-13-26-4-13-8-21-8-38 0-9 4-21 8-30 0-13 9-21 13-30 8-8 13-12 25-17 9-4 17-8 30-8s21 0 34 4c8 4 13 9 21 17 4 9 9 13 13 26 5 8 5 17 5 29zM118 72c0-4 0-13 0-21-4-4-4-9-8-13s-9-8-17-13c-4 0-8-4-17-4-8 0-13 4-17 4-4 5-8 9-13 13-4 4-8 9-8 13-4 8-4 17-4 21z">
          <text:p/>
        </draw:path>
        <draw:path draw:style-name="gr5" draw:text-style-name="P5" draw:layer="layout" svg:width="0.136cm" svg:height="0.17cm" svg:x="9.158cm" svg:y="18.798cm" svg:viewBox="0 0 137 171" svg:d="M0 4h26v30c12-13 21-21 29-25 9-5 22-9 30-9 18 0 31 4 39 17 9 13 13 26 13 52h-30c0-17 0-26-4-35-4-4-14-8-22-8-4 0-9 0-13 0-4 4-8 4-13 8-4 4-8 9-12 14-5 4-9 8-13 17v106h-30z">
          <text:p/>
        </draw:path>
        <draw:path draw:style-name="gr5" draw:text-style-name="P5" draw:layer="layout" svg:width="0.131cm" svg:height="0.174cm" svg:x="9.523cm" svg:y="18.798cm" svg:viewBox="0 0 132 175" svg:d="M132 167c-8 0-17 4-25 4-5 0-14 4-22 4-30 0-47-8-64-25-13-14-21-35-21-61 0-12 4-25 8-38 5-8 9-17 17-25 9-9 17-13 26-17 8-5 21-9 34-9 8 0 17 0 26 4 8 0 13 0 21 5v25c-8 0-17-4-21-4-9-4-18-4-26-4-9 0-13 0-22 4-4 4-12 8-17 13-4 4-8 12-12 17 0 8-4 17-4 29 0 17 8 34 16 43 9 12 22 18 39 18 8 0 17 0 26-6 8 0 13-4 21-8z">
          <text:p/>
        </draw:path>
        <draw:path draw:style-name="gr5" draw:text-style-name="P5" draw:layer="layout" svg:width="0.14cm" svg:height="0.174cm" svg:x="9.705cm" svg:y="18.798cm" svg:viewBox="0 0 141 175" svg:d="M116 171v-21c-13 8-23 12-31 17-9 4-21 8-30 8-8 0-17-4-25-4-4-4-13-9-17-13-5-4-5-8-9-14 0-4-4-12-4-17 0-17 8-33 21-42 13-8 30-13 55-13h35v-17c0-8-4-17-8-21-10-8-18-8-31-8-8 0-21 0-29 4-9 0-17 4-26 8v-29c4 0 4 0 13 0 4-5 8-5 13-5 4 0 8-4 16-4 5 0 9 0 13 0 13 0 21 0 31 4 8 0 13 5 21 9 4 4 8 13 13 17 0 8 4 17 4 25v116zM111 94h-39c-4 0-13 0-17 4-4 0-8 0-12 4-5 4-5 4-9 8 0 5 0 9 0 13s0 9 0 9c0 4 4 8 4 8 5 4 5 4 9 10 4 0 8 0 12 0 9 0 17 0 26-6 8-4 18-12 26-21z">
          <text:p/>
        </draw:path>
        <draw:polygon draw:style-name="gr5" draw:text-style-name="P5" draw:layer="layout" svg:width="0.136cm" svg:height="0.233cm" svg:x="9.9cm" svg:y="18.735cm" svg:viewBox="0 0 137 234" draw:points="56,21 4,21 4,0 86,0 86,208 137,208 137,234 0,234 0,208 56,208">
          <text:p/>
        </draw:polygon>
        <draw:path draw:style-name="gr5" draw:text-style-name="P5" draw:layer="layout" svg:width="0.128cm" svg:height="0.174cm" svg:x="10.086cm" svg:y="18.798cm" svg:viewBox="0 0 129 175" svg:d="M129 167c-9 0-13 4-21 4-9 0-17 4-26 4-25 0-47-8-59-25-18-14-23-35-23-61 0-12 0-25 5-38 4-8 9-17 18-25 8-9 17-13 25-17 13-5 21-9 34-9 9 0 17 0 26 4 8 0 17 0 21 5v25c-9 0-13-4-21-4-9-4-17-4-26-4-4 0-13 0-17 4-8 4-13 8-21 13-4 4-9 12-9 17-4 8-4 17-4 29 0 17 4 34 13 43 8 12 25 18 42 18 9 0 13 0 22-6 8 0 17-4 21-8z">
          <text:p/>
        </draw:path>
        <draw:path draw:style-name="gr5" draw:text-style-name="P5" draw:layer="layout" svg:width="0.132cm" svg:height="0.17cm" svg:x="10.273cm" svg:y="18.802cm" svg:viewBox="0 0 133 171" svg:d="M133 167h-26v-26c-4 5-8 9-13 13-4 4-8 9-17 9-4 4-8 4-12 4-5 4-9 4-13 4-17 0-30-4-38-17-10-8-14-25-14-47v-107h31v107c0 26 8 39 25 39 4 0 9 0 13-5 4 0 4 0 8-4 5 0 9-4 13-8 4-5 9-13 13-17v-112h30z">
          <text:p/>
        </draw:path>
        <draw:polygon draw:style-name="gr5" draw:text-style-name="P5" draw:layer="layout" svg:width="0.136cm" svg:height="0.233cm" svg:x="10.459cm" svg:y="18.735cm" svg:viewBox="0 0 137 234" draw:points="57,21 10,21 10,0 86,0 86,208 137,208 137,234 0,234 0,208 57,208">
          <text:p/>
        </draw:polygon>
        <draw:path draw:style-name="gr5" draw:text-style-name="P5" draw:layer="layout" svg:width="0.136cm" svg:height="0.174cm" svg:x="10.642cm" svg:y="18.798cm" svg:viewBox="0 0 137 175" svg:d="M111 171v-21c-9 8-17 12-31 17-8 4-17 8-29 8-9 0-17-4-22-4-8-4-12-9-16-13-5-4-9-8-9-14-4-4-4-12-4-17 0-17 4-33 17-42 12-8 29-13 55-13h35v-17c0-8 0-17-9-21-4-8-18-8-30-8-9 0-17 0-26 4-8 0-21 4-29 8v-29c4 0 8 0 12 0 4-5 9-5 13-5 8 0 13-4 17-4s13 0 17 0c8 0 17 0 26 4 9 0 17 5 21 9 5 4 9 13 13 17 5 8 5 17 5 25v116zM107 94h-35c-9 0-13 0-21 4-5 0-9 0-13 4 0 4-4 4-4 8-5 5-5 9-5 13s0 9 0 9c5 4 5 8 9 8 0 4 4 4 8 10 0 0 5 0 13 0 4 0 13 0 21-6 9-4 18-12 27-21z">
          <text:p/>
        </draw:path>
        <draw:path draw:style-name="gr5" draw:text-style-name="P5" draw:layer="layout" svg:width="0.152cm" svg:height="0.225cm" svg:x="10.816cm" svg:y="18.747cm" svg:viewBox="0 0 153 226" svg:d="M153 218c-8 4-13 4-21 4-9 0-13 4-21 4-21 0-38-8-47-17-14-8-18-21-18-43v-89h-46v-22h46v-46l31-9v55h76v22h-76v84c0 13 4 23 8 31 9 4 17 9 30 9 4 0 8 0 17-5 4 0 13 0 21 0z">
          <text:p/>
        </draw:path>
        <draw:path draw:style-name="gr5" draw:text-style-name="P5" draw:layer="layout" svg:width="0.132cm" svg:height="0.238cm" svg:x="11.023cm" svg:y="18.73cm" svg:viewBox="0 0 133 239" svg:d="M52 94h-47v-22h77v141h51v26h-133v-26h52zM65 0c4 0 4 0 8 5 5 0 5 0 9 4l4 4c0 4 0 9 0 13 0 0 0 4 0 8l-4 5c-4 4-4 4-9 8-4 0-4 0-8 0s-9 0-9 0c-4-4-8-4-8-8l-5-5c0-4-5-8-5-8 0-4 5-9 5-13l5-4c0-4 4-4 8-4 0-5 5-5 9-5z">
          <text:p/>
        </draw:path>
        <draw:path draw:style-name="gr5" draw:text-style-name="P5" draw:layer="layout" svg:width="0.157cm" svg:height="0.174cm" svg:x="11.193cm" svg:y="18.798cm" svg:viewBox="0 0 158 175" svg:d="M158 85c0 13 0 25-5 34-4 13-8 21-17 31-4 8-12 12-26 17-8 4-21 8-30 8-12 0-25-4-33-8-9 0-17-9-26-13-4-10-8-18-13-31-4-9-8-21-8-34s4-25 8-38c5-9 9-17 13-25 9-9 17-13 26-22 12-4 21-4 33-4 13 0 26 0 34 4 10 5 18 9 27 17 4 9 8 17 12 26 5 12 5 25 5 38zM128 85c0-9 0-17 0-26-4-8-9-12-14-21-4-4-8-8-12-8-9-4-13-4-22-4-8 0-17 0-21 4-8 4-12 8-17 12-4 5-4 13-8 22 0 8-4 12-4 21 0 13 4 21 4 29 4 9 8 13 13 18 4 8 8 8 12 12 9 6 13 6 21 6 9 0 17 0 22-6 8-4 12-8 17-12 5-9 5-13 9-22 0-8 0-17 0-25z">
          <text:p/>
        </draw:path>
        <draw:path draw:style-name="gr5" draw:text-style-name="P5" draw:layer="layout" svg:width="0.136cm" svg:height="0.17cm" svg:x="11.392cm" svg:y="18.798cm" svg:viewBox="0 0 137 171" svg:d="M0 4h27l4 26c4-4 8-9 13-13 4-4 8-8 12-13 4 0 9 0 13-4 4 0 8 0 17 0 17 0 29 4 38 17 8 9 13 26 13 44v110h-30v-106c0-13-4-22-8-31-5-4-13-8-22-8-4 0-4 0-8 0s-9 4-13 8c-4 0-8 4-12 9-5 5-9 9-13 18v110h-31z">
          <text:p/>
        </draw:path>
        <draw:path draw:style-name="gr5" draw:text-style-name="P5" draw:layer="layout" svg:width="0.136cm" svg:height="0.17cm" svg:x="6.721cm" svg:y="19.832cm" svg:viewBox="0 0 137 171" svg:d="M0 0h25v31c9-9 13-14 17-18 5-4 9-4 13-8 4 0 8-5 13-5 4 0 8 0 13 0 18 0 30 5 43 13 8 14 13 27 13 48v110h-30v-106c0-13-4-25-8-30-6-8-14-8-23-8-4 0-8 0-8 0-5 0-9 4-13 4-4 4-8 9-13 13-4 4-8 8-12 17v110h-30z">
          <text:p/>
        </draw:path>
        <draw:path draw:style-name="gr5" draw:text-style-name="P5" draw:layer="layout" svg:width="0.144cm" svg:height="0.08cm" svg:x="7.09cm" svg:y="19.871cm" svg:viewBox="0 0 145 81" svg:d="M145 22h-145v-22h145zM145 81h-145v-25h145z">
          <text:p/>
        </draw:path>
        <draw:path draw:style-name="gr5" draw:text-style-name="P5" draw:layer="layout" svg:width="0.136cm" svg:height="0.22cm" svg:x="7.471cm" svg:y="19.782cm" svg:viewBox="0 0 137 221" svg:d="M137 153c0 9-4 21-9 30-4 4-8 13-17 21-8 4-17 9-29 13-13 4-26 4-38 4-9 0-17 0-27 0-8 0-12 0-17 0v-25c5 0 13 0 21 0 6 0 14 4 23 4 12 0 21-4 29-4 9-5 13-5 17-9s9-8 13-13c0-4 0-12 0-16 0-9 0-13 0-18-4-4-9-8-13-13-4 0-12-5-17-5-8-4-12-4-21-4h-25v-21h25c4 0 13-4 17-4s9-4 13-9c4-4 8-4 8-12 4-5 4-9 4-13 0-13-4-21-12-26-4-8-17-8-30-8-8 0-13 0-21 0-10 4-18 4-26 8v-25c4 0 8-4 12-4s10 0 14-4c4 0 8 0 13 0 4 0 8 0 12 0 9 0 22 0 30 4 8 0 17 4 21 8 4 5 9 13 13 17 4 9 4 17 4 26 0 8-4 21-8 29-9 9-17 13-26 21 4 0 9 0 17 5 4 4 9 4 13 8s8 9 13 18c0 4 4 13 4 17z">
          <text:p/>
        </draw:path>
        <draw:path draw:style-name="gr5" draw:text-style-name="P5" draw:layer="layout" svg:width="0.144cm" svg:height="0.22cm" svg:x="7.654cm" svg:y="19.782cm" svg:viewBox="0 0 145 221" svg:d="M145 221h-145v-25l55-60c8-9 17-18 21-22 8-9 13-13 17-17 0-8 4-13 4-17s4-8 4-17c0-4-4-8-4-13 0-4-4-8-8-12 0-5-5-9-9-9-4-4-13-4-17-4-8 0-17 0-25 4-9 4-17 13-21 17l-17-17c8-8 17-17 29-21 9-8 21-8 38-8 9 0 17 0 26 4 8 4 12 8 21 13 4 4 8 12 13 21 4 4 4 12 4 25 0 9 0 17-4 21 0 9-5 17-9 21-4 9-13 17-17 22-8 9-17 18-25 26l-38 38h107z">
          <text:p/>
        </draw:path>
        <draw:path draw:style-name="gr5" draw:text-style-name="P5" draw:layer="layout" svg:width="0.056cm" svg:height="0.055cm" svg:x="7.882cm" svg:y="19.947cm" svg:viewBox="0 0 57 56" svg:d="M27 0c4 0 8 4 13 4 0 0 4 4 8 4 0 5 4 9 4 9 0 4 5 8 5 13 0 4-5 8-5 12 0 0-4 6-4 10-4 0-8 4-8 4-5 0-9 0-13 0s-9 0-13 0c0 0-5-4-9-4 0-4-5-10-5-10 0-4 0-8 0-12 0-5 0-9 0-13 0 0 5-4 5-9 4 0 9-4 9-4 4 0 9-4 13-4z">
          <text:p/>
        </draw:path>
        <draw:path draw:style-name="gr5" draw:text-style-name="P5" draw:layer="layout" svg:width="0.135cm" svg:height="0.216cm" svg:x="8.031cm" svg:y="19.786cm" svg:viewBox="0 0 136 217" svg:d="M136 144c0 13-4 21-8 30-4 8-13 17-21 26-9 4-17 9-26 13-12 4-25 4-38 4-4 0-4 0-8 0s-9 0-13 0-9 0-9 0c-4 0-8 0-13 0v-26c9 0 13 0 22 0s17 5 25 5c9 0 17-5 22-5 8-5 12-5 21-9 4-4 8-8 8-17 5-4 5-12 5-17 0-13-5-25-13-30-9-8-26-8-43-8h-42v-110h119v25h-89v60h17c12 0 21 0 29 4 13 0 22 4 26 8 8 4 17 9 21 17 4 9 8 21 8 30z">
          <text:p/>
        </draw:path>
        <draw:path draw:style-name="gr5" draw:text-style-name="P5" draw:layer="layout" svg:width="0.144cm" svg:height="0.22cm" svg:x="8.213cm" svg:y="19.782cm" svg:viewBox="0 0 145 221" svg:d="M145 221h-145v-25l56-60c13-9 17-18 26-22 4-8 8-13 12-17 5-8 5-12 5-17 4-4 4-8 4-17 0-4 0-8-4-12 0-5-5-9-5-13-4-4-8-8-12-8-5-5-9-5-17-5-9 0-17 0-26 5-8 4-12 12-21 16l-18-16c9-9 22-18 31-22 13-8 25-8 38-8 8 0 17 0 25 4 9 4 17 8 22 13 4 4 8 13 12 21 4 4 4 13 4 25 0 9 0 17-4 22 0 8-4 16-8 21-4 8-9 17-17 21-9 9-13 18-26 26l-38 38h106z">
          <text:p/>
        </draw:path>
        <draw:path draw:style-name="gr5" draw:text-style-name="P5" draw:layer="layout" svg:width="0.153cm" svg:height="0.216cm" svg:x="8.395cm" svg:y="19.786cm" svg:viewBox="0 0 154 217" svg:d="M154 148c0 9-4 17-9 26 0 8-8 17-12 26-9 4-17 9-26 13-8 4-21 4-29 4-13 0-26 0-34-4-10-4-18-9-23-17-8-10-12-18-17-31 0-12-4-25-4-42 0-13 4-22 4-34 0-9 5-21 9-30 0-8 4-17 13-25 4-5 12-13 22-17 8-9 17-13 25-13 13-4 26-4 43-4h21v25h-25c-13 0-26 0-34 4-9 0-17 5-22 13-8 4-12 13-18 21-4 5-4 17-4 26l-4 4c8-4 18-4 26-8 9 0 22-5 30-5 13 0 21 5 30 5 8 4 13 8 21 16 4 5 8 9 13 17 0 9 4 17 4 30zM124 148c0-8-4-13-4-17 0-8-4-13-8-13-5-4-9-8-13-12-4 0-13 0-17 0s-9 0-13 0-8 0-13 4c-4 0-8 0-12 4-6 0-10 4-14 4 0 17 4 26 4 39 4 8 4 17 10 21 4 4 8 8 17 13 4 5 12 5 17 5 8 0 12 0 17-5 8 0 12-5 17-9 4-4 4-8 8-13 0-8 4-12 4-21z">
          <text:p/>
        </draw:path>
        <draw:path draw:style-name="gr5" draw:text-style-name="P5" draw:layer="layout" svg:width="0.174cm" svg:height="0.216cm" svg:x="8.569cm" svg:y="19.786cm" svg:viewBox="0 0 175 217" svg:d="M175 165h-39v52h-30v-52h-106v-25l93-140h43v140h39zM106 26l-76 114h76z">
          <text:p/>
        </draw:path>
        <draw:path draw:style-name="gr5" draw:text-style-name="P5" draw:layer="layout" svg:width="0.149cm" svg:height="0.22cm" svg:x="8.768cm" svg:y="19.782cm" svg:viewBox="0 0 150 221" svg:d="M150 166c0 8 0 17-4 25-5 5-9 13-17 17-5 5-13 9-22 13-13 0-21 0-34 0-8 0-21 0-29 0-10-4-18-8-23-13-8-4-12-12-16-17 0-8-5-12-5-21 0-13 5-25 13-34 8-14 17-22 35-26-14-9-27-17-31-26-8-8-12-21-12-29 0-9 4-17 4-22 4-8 8-12 17-16 4-5 13-9 22-13 8-4 17-4 30-4 12 0 21 0 29 4 9 0 17 4 22 8 4 5 8 9 12 17 5 4 5 13 5 21 0 13-5 22-9 30-8 13-17 17-30 25 4 5 9 9 17 9 5 4 9 8 13 18 4 4 9 8 9 13 4 8 4 12 4 21zM116 50c0-8-5-17-9-21-8-4-17-4-29-4-13 0-22 0-30 4-9 4-14 13-14 21 0 5 5 9 5 13s5 9 9 13c4 0 8 4 13 8 4 0 12 5 17 9 12-4 21-13 29-17 4-9 9-17 9-26zM120 166c0-4 0-4-4-9 0-4-5-8-5-12-4-5-8-9-17-13-4-5-12-10-21-14-8 4-12 9-17 14-4 4-8 8-12 13-5 4-5 4-10 8 0 4 0 9 0 13 0 8 0 13 5 13 0 4 5 8 9 12 0 0 8 5 13 5 4 0 8 4 17 4 4 0 8-4 16-4 5 0 9-5 13-5 4-4 4-4 9-8 4-4 4-9 4-17z">
          <text:p/>
        </draw:path>
        <draw:path draw:style-name="gr8" draw:text-style-name="P8" draw:layer="layout" svg:width="0.127cm" svg:height="0.174cm" svg:x="4.644cm" svg:y="1.207cm" svg:viewBox="0 0 128 175" svg:d="M128 124c0 8 0 13 0 17-4 4-4 8-8 12-5 5-10 5-14 9s-8 4-17 8c-4 0-8 0-13 0-8 5-12 5-16 5-13 0-22 0-30-5-13 0-22 0-30-4v-25c8 4 21 4 30 4 8 4 17 4 30 4 12 0 21 0 29-4 9-4 9-13 9-17s0-8 0-8c0-5-5-5-5-9-4 0-8-4-12-4-9-5-17-5-26-9-8-4-13-4-21-9-4-5-13-5-17-9s-9-8-9-17c-4-4-4-8-4-17 0-4 0-8 0-12 4-9 9-13 13-17 4-5 13-9 21-13 9-4 22-4 34-4 4 0 13 0 21 0 9 0 17 4 27 4v25c-10 0-18-4-27-4-8 0-17 0-21 0-8 0-12 0-21 0-4 0-9 4-9 4-4 5-8 5-8 9 0 0 0 4 0 8 0 0 0 5 0 9l4 4c4 4 9 4 17 9 5 0 13 4 21 8 9 0 17 4 26 8 4 5 13 5 18 10 4 4 4 8 8 13 0 4 0 13 0 17z">
          <text:p/>
        </draw:path>
        <draw:path draw:style-name="gr8" draw:text-style-name="P8" draw:layer="layout" svg:width="0.144cm" svg:height="0.238cm" svg:x="4.818cm" svg:y="1.143cm" svg:viewBox="0 0 145 239" svg:d="M0 153c0-13 4-26 9-38 5-9 9-22 17-26 4-8 13-13 26-17 8-4 21-8 33-8 5 0 9 0 13 0 5 4 13 4 17 4v-68h30v234h-25l-5-29c-8 8-17 17-25 25-9 4-17 9-30 9-8 0-17-5-25-9-9-4-13-8-17-17-4-4-9-12-14-25 0-9-4-22-4-35zM30 153c0 18 5 35 9 43 8 13 17 17 25 17 9 0 17-4 26-8 8-9 17-17 25-30v-82c-4 0-12 0-17-4-4 0-13 0-17 0-17 0-29 4-38 13-8 13-13 30-13 51z">
          <text:p/>
        </draw:path>
        <draw:path draw:style-name="gr8" draw:text-style-name="P8" draw:layer="layout" svg:width="0.144cm" svg:height="0.085cm" svg:x="5.009cm" svg:y="1.245cm" svg:viewBox="0 0 145 86" svg:d="M145 25h-145v-25h145zM145 86h-145v-26h145z">
          <text:p/>
        </draw:path>
        <draw:path draw:style-name="gr13" draw:text-style-name="P12" draw:layer="layout" svg:width="0.148cm" svg:height="0.22cm" svg:x="5.191cm" svg:y="1.156cm" svg:viewBox="0 0 149 221" svg:d="M149 103c0 21 0 38-4 50-9 18-13 30-26 39-8 12-21 17-33 21-17 4-35 8-52 8h-21v-25h21c12 0 25 0 39-4 8-4 17-9 25-13 9-4 13-13 17-21 4-9 4-17 4-26v-8c-4 4-12 8-21 8-8 4-21 4-29 4-14 0-23 0-31-4s-17-8-21-12c-4-5-9-13-13-22 0-8-4-17-4-25 0-9 4-17 4-31 4-8 13-12 17-21 9-4 17-13 25-17 9 0 18-4 31-4 9 0 21 4 30 4 8 4 17 13 21 17 8 9 13 21 17 35 4 13 4 25 4 47zM77 25c-8 0-13 0-22 0-4 5-9 9-13 13-4 0-4 9-8 13 0 5-4 13-4 22 0 4 4 13 4 17s4 8 8 13c0 4 4 8 13 8 4 4 9 4 18 4 4 0 8 0 13 0 4-4 8-4 12-4 4-4 9-4 13-4 4-4 8-4 8-9 0-12 0-25 0-34-4-8-8-17-8-26-4-4-13-8-17-8-4-5-13-5-17-5z">
          <text:p/>
        </draw:path>
        <draw:path draw:style-name="gr13" draw:text-style-name="P12" draw:layer="layout" svg:width="0.055cm" svg:height="0.055cm" svg:x="5.428cm" svg:y="1.326cm" svg:viewBox="0 0 56 56" svg:d="M26 0c4 0 8 0 12 0 0 4 5 4 10 8 0 0 4 4 4 9 0 0 4 4 4 9 0 4-4 8-4 13 0 4-4 4-4 8-5 0-10 4-10 4-4 5-8 5-12 5-5 0-9 0-9-5-4 0-8-4-13-4 0-4-4-4-4-8 0-5 0-9 0-13 0-5 0-9 0-9 0-5 4-9 4-9 5-4 9-4 13-8 0 0 4 0 9 0z">
          <text:p/>
        </draw:path>
        <draw:path draw:style-name="gr13" draw:text-style-name="P12" draw:layer="layout" svg:width="0.148cm" svg:height="0.225cm" svg:x="5.568cm" svg:y="1.156cm" svg:viewBox="0 0 149 226" svg:d="M149 166c0 9-4 17-4 26-4 8-13 12-18 17-8 4-17 8-25 12-9 0-17 5-30 5s-21-5-29-5c-9-4-17-8-26-12-4-5-8-9-13-17-4-4-4-13-4-21 0-13 4-26 13-35 4-8 17-16 34-25-17-8-26-17-30-25-8-9-13-18-13-31 0-8 5-13 5-21 4-4 8-13 12-17 9-4 13-9 22-13 8-4 21-4 33-4 9 0 22 0 30 4s13 4 21 9c5 4 10 12 14 17 0 8 4 12 4 21 0 12-4 26-13 35-5 8-18 17-30 21 8 4 12 8 17 13 8 4 13 8 18 12 4 4 8 9 8 17 4 4 4 9 4 17zM114 55c0-13-4-17-12-21-4-9-17-9-30-9-8 0-21 0-25 5-9 8-13 12-13 25 0 4 0 4 4 8 0 5 5 9 9 14 0 4 4 4 12 9 5 4 9 4 17 8 13-4 22-13 30-17 4-9 8-14 8-22zM119 171c0-5-5-9-5-13 0-5-4-9-8-13 0-4-8-9-13-13-4 0-12-4-21-8-8 4-13 4-21 8-4 4-8 9-8 13-5 4-9 8-9 13 0 4-4 8-4 13 0 4 4 8 4 12 4 5 4 5 9 9 4 4 8 4 12 4 9 4 13 4 17 4 9 0 13 0 17-4 9 0 13 0 17-4 0 0 4-4 8-9 0-4 5-8 5-12z">
          <text:p/>
        </draw:path>
        <draw:path draw:style-name="gr7" draw:text-style-name="P7" draw:layer="layout" svg:width="0.08cm" svg:height="0.11cm" svg:x="5.776cm" svg:y="1.321cm" svg:viewBox="0 0 81 111" svg:d="M0 90c4 0 13 0 17 0 4-4 9-4 14-8 4 0 8-4 8-9 4-4 4-4 4-12 0-5 0-10 0-10-4-4-4-8-8-8 0-5 0-5-4-9 0-4 0-4 0-12v-5c0-4 0-4 4-8l4-4c4 0 8-5 13-5 4 0 8 5 8 5 4 0 9 4 13 8 0 0 4 4 4 13 4 4 4 8 4 17 0 8-4 18-4 26-4 9-8 17-17 21-8 9-13 13-25 17-9 4-22 4-35 4z">
          <text:p/>
        </draw:path>
        <draw:path draw:style-name="gr8" draw:text-style-name="P8" draw:layer="layout" svg:width="0.127cm" svg:height="0.17cm" svg:x="4.644cm" svg:y="1.711cm" svg:viewBox="0 0 128 171" svg:d="M128 124c0 4 0 13 0 17-4 4-4 9-8 13-5 4-10 4-14 8-4 0-8 4-17 4-4 5-8 5-13 5-8 0-12 0-16 0-13 0-22 0-30 0-13 0-22-5-30-5v-25c8 0 21 4 30 4 8 5 17 5 30 5 12 0 21-5 29-9 9-4 9-8 9-13 0-4 0-8 0-8 0-4-5-4-5-9-4 0-8-4-12-8-9 0-17-4-26-4-8-5-13-9-21-9-4-4-13-8-17-12-4 0-9-9-9-13-4-5-4-10-4-18 0-4 0-9 0-17 4-4 9-8 13-13 4-4 13-8 21-13 9-4 22-4 34-4 4 0 13 0 21 0 9 0 17 0 27 4v26c-10-4-18-4-27-4-8 0-17-4-21-4-8 0-12 4-21 4-4 0-9 0-9 4-4 0-8 4-8 4 0 4 0 9 0 9 0 4 0 8 0 8 0 4 4 4 4 9 4 5 9 5 17 9 5 0 13 4 21 4 9 5 17 9 26 13 4 0 13 4 18 8 4 5 4 9 8 13 0 4 0 13 0 17z">
          <text:p/>
        </draw:path>
        <draw:path draw:style-name="gr8" draw:text-style-name="P8" draw:layer="layout" svg:width="0.131cm" svg:height="0.238cm" svg:x="4.831cm" svg:y="1.643cm" svg:viewBox="0 0 132 239" svg:d="M55 94h-51v-26h81v145h47v26h-132v-26h55zM63 0c4 0 8 0 8 0 5 5 5 5 9 9l5 4c0 4 0 9 0 9 0 4 0 8 0 8 0 4-5 8-5 8-4 5-4 5-9 5 0 4-4 4-8 4s-4 0-8-4c-5 0-5 0-9-5 0 0-4-4-4-8 0 0 0-4 0-8 0 0 0-5 0-9l4-4c4-4 4-4 9-9 4 0 4 0 8 0z">
          <text:p/>
        </draw:path>
        <draw:path draw:style-name="gr8" draw:text-style-name="P8" draw:layer="layout" svg:width="0.157cm" svg:height="0.238cm" svg:x="5.004cm" svg:y="1.711cm" svg:viewBox="0 0 158 239" svg:d="M133 26c0 4 4 8 4 12 4 5 4 13 4 17 0 9 0 18-4 27-4 4-8 12-13 17-8 4-13 8-21 12-9 0-17 5-25 5-9 0-18 0-23-5-4 0-12 0-12-4-5 4-5 4-9 9 0 4 0 4 0 8s0 9 4 13c5 0 9 4 17 4h44c8 0 17 0 25 4 5 0 13 5 17 9 5 4 9 8 13 12 4 5 4 13 4 17 0 9-4 17-4 22-4 8-8 13-17 17-4 4-13 8-26 12-8 5-21 5-33 5-18 0-27 0-40-5-8 0-16-4-21-8-8-4-12-8-12-13-5-4-5-8-5-17 0-8 0-17 5-21 4-4 8-13 17-17 0 0-5-4-9-4 0-4 0-4-4-9 0 0 0-4 0-8-4 0-4-4-4-4 0-9 4-17 8-22 0-8 4-12 9-17 0-4-5-4-5-8 0 0-4-4-4-8 0 0 0-5-4-9 0-5 0-9 0-14 0-8 4-12 4-21 4-8 9-12 13-17 8-8 12-13 21-13 8-4 17-4 31-4 4 0 4 0 8 0s8 0 13 0h59v26zM30 192c0 8 4 17 13 17 8 4 21 9 35 9 8 0 16 0 21-5 8 0 12-4 17-4 4-4 8-9 8-13 0 0 5-4 5-8 0-9-5-13-9-17-9 0-17-5-26-5h-47c-4 0-4 5-9 5 0 4-4 4-4 8s-4 4-4 9zM38 55c0 9 0 14 5 18 0 5 4 9 8 9 0 4 4 8 9 8 4 0 9 4 18 4 4 0 8-4 12-4s9-4 13-8 4-9 8-13c0-5 0-9 0-14 0-4 0-8-4-12 0-5-4-9-4-13-4-4-9-4-13-8-4 0-8 0-12 0-9 0-14 0-18 4-5 0-9 4-13 4 0 4-4 8-4 13-5 4-5 8-5 12z">
          <text:p/>
        </draw:path>
        <draw:path draw:style-name="gr8" draw:text-style-name="P8" draw:layer="layout" svg:width="0.055cm" svg:height="0.055cm" svg:x="5.237cm" svg:y="1.826cm" svg:viewBox="0 0 56 56" svg:d="M31 0c4 0 9 4 9 4 4 0 8 4 12 4 0 4 4 10 4 10 0 4 0 8 0 12 0 5 0 9 0 13 0 0-4 4-4 8-4 0-8 5-12 5 0 0-5 0-9 0s-8 0-13 0c0 0-5-5-9-5 0-4-4-8-4-8 0-4-5-8-5-13 0-4 5-8 5-12 0 0 4-6 4-10 4 0 9-4 9-4 5 0 9-4 13-4z">
          <text:p/>
        </draw:path>
        <draw:polygon draw:style-name="gr8" draw:text-style-name="P8" draw:layer="layout" svg:width="0.136cm" svg:height="0.238cm" svg:x="5.39cm" svg:y="1.643cm" svg:viewBox="0 0 137 239" draw:points="55,26 8,26 8,0 86,0 86,213 137,213 137,239 0,239 0,213 55,213">
          <text:p/>
        </draw:polygon>
        <draw:path draw:style-name="gr8" draw:text-style-name="P8" draw:layer="layout" svg:width="0.148cm" svg:height="0.17cm" svg:x="5.568cm" svg:y="1.711cm" svg:viewBox="0 0 149 171" svg:d="M149 78c0 4 0 8 0 8 0 4 0 8 0 8h-119c0 17 4 30 12 43 13 8 26 13 43 13 4 0 8 0 17 0 4 0 8-5 12-5 5 0 9 0 13 0 5 0 10-4 14-4v25c-9 0-18 5-31 5-8 0-17 0-29 0-13 0-26 0-35-5-12-4-21-8-25-16-8-9-13-17-17-26-4-13-4-25-4-38s0-21 4-35c4-8 9-17 17-25 4-9 13-17 21-22 9-4 22-4 34-4 13 0 22 0 30 4 8 5 17 9 21 18 10 4 14 12 18 21 0 12 4 22 4 35zM119 73c0-8 0-13-5-22 0-4-4-8-8-13-4-8-8-8-13-12-4-4-12-4-17-4-8 0-12 0-21 4-4 4-9 4-13 8-4 9-4 13-8 17 0 9-4 14-4 22z">
          <text:p/>
        </draw:path>
        <draw:polygon draw:style-name="gr8" draw:text-style-name="P8" draw:layer="layout" svg:width="0.165cm" svg:height="0.17cm" svg:x="5.746cm" svg:y="1.711cm" svg:viewBox="0 0 166 171" draw:points="0,0 34,0 72,111 85,141 93,111 132,0 166,0 98,171 64,171">
          <text:p/>
        </draw:polygon>
        <draw:path draw:style-name="gr8" draw:text-style-name="P8" draw:layer="layout" svg:width="0.148cm" svg:height="0.17cm" svg:x="5.941cm" svg:y="1.711cm" svg:viewBox="0 0 149 171" svg:d="M149 78c0 4 0 8 0 8 0 4 0 8 0 8h-119c0 17 4 30 17 43 9 8 22 13 39 13 4 0 13 0 17 0s8-5 13-5c4 0 8 0 12 0s9-4 13-4v25c-9 0-17 5-25 5-13 0-22 0-34 0-13 0-26 0-35-5-13-4-21-8-26-16-8-9-13-17-17-26 0-13-4-25-4-38s4-21 4-35c4-8 9-17 17-25 5-9 13-17 22-22 13-4 22-4 34-4 13 0 22 0 30 4 9 5 17 9 25 18 5 4 9 12 13 21 4 12 4 22 4 35zM120 73c0-8 0-13-4-22 0-4-5-8-9-13 0-8-4-8-13-12-4-4-12-4-17-4-8 0-12 0-16 4-10 4-14 4-18 8 0 9-5 13-9 17 0 9-4 14-4 22z">
          <text:p/>
        </draw:path>
        <draw:polygon draw:style-name="gr8" draw:text-style-name="P8" draw:layer="layout" svg:width="0.136cm" svg:height="0.238cm" svg:x="6.136cm" svg:y="1.643cm" svg:viewBox="0 0 137 239" draw:points="56,26 10,26 10,0 86,0 86,213 137,213 137,239 0,239 0,213 56,213">
          <text:p/>
        </draw:polygon>
        <draw:path draw:style-name="gr8" draw:text-style-name="P8" draw:layer="layout" svg:width="0.144cm" svg:height="0.081cm" svg:x="6.318cm" svg:y="1.749cm" svg:viewBox="0 0 145 82" svg:d="M145 22h-145v-22h145zM145 82h-145v-26h145z">
          <text:p/>
        </draw:path>
        <draw:path draw:style-name="gr13" draw:text-style-name="P12" draw:layer="layout" svg:width="0.161cm" svg:height="0.221cm" svg:x="6.496cm" svg:y="1.66cm" svg:viewBox="0 0 162 222" svg:d="M162 111c0 17-4 33-8 46 0 13-8 26-13 34-8 13-17 17-25 26-13 5-21 5-34 5s-26 0-34-5c-9-4-17-13-26-22-5-8-13-21-13-34-4-12-9-29-9-50 0-17 5-30 5-47 4-13 8-26 17-34 9-9 17-17 26-21 8-4 21-9 34-9s25 0 34 5c8 4 17 12 25 21 5 8 9 21 13 34 4 17 8 34 8 51zM133 111c0 0 0-5 0-9-4-4-4-8-4-13l-90 68c0 9 5 13 5 17 4 4 4 9 8 13s9 4 13 8c4 0 13 5 17 5 8 0 13-5 21-9 4-4 9-8 13-17 4-4 8-13 13-25 0-9 4-21 4-38zM31 111c0 4 0 8 0 8 0 4 0 9 0 13l93-68c0-9-4-13-4-17-4-4-8-9-13-13 0-4-4-4-8-8-9 0-13 0-17 0-9 0-13 0-21 4-5 4-13 8-17 17-5 8-5 17-9 26-4 12-4 25-4 38z">
          <text:p/>
        </draw:path>
        <draw:path draw:style-name="gr13" draw:text-style-name="P12" draw:layer="layout" svg:width="0.055cm" svg:height="0.055cm" svg:x="6.734cm" svg:y="1.826cm" svg:viewBox="0 0 56 56" svg:d="M30 0c5 0 5 4 9 4s8 4 8 4c4 4 4 10 9 10 0 4 0 8 0 12 0 5 0 9 0 13-5 0-5 4-9 8 0 0-4 5-8 5s-4 0-9 0c-4 0-8 0-12 0-5 0-5-5-9-5-4-4-4-8-4-8-5-4-5-8-5-13 0-4 0-8 5-12 0 0 0-6 4-10 4 0 4-4 9-4 4 0 8-4 12-4z">
          <text:p/>
        </draw:path>
        <draw:path draw:style-name="gr13" draw:text-style-name="P12" draw:layer="layout" svg:width="0.162cm" svg:height="0.221cm" svg:x="6.869cm" svg:y="1.66cm" svg:viewBox="0 0 163 222" svg:d="M163 111c0 17-5 33-5 46-4 13-8 26-17 34-9 13-18 17-26 26-9 5-21 5-34 5s-26 0-34-5c-8-4-17-13-25-22-5-8-9-21-13-34-4-12-9-29-9-50 0-17 5-30 9-47 0-13 8-26 13-34 8-9 17-17 25-21 13-4 21-9 34-9s25 0 34 5c8 4 17 12 26 21 5 8 13 21 13 34 4 17 9 34 9 51zM132 111c0 0 0-5 0-9s0-8-5-13l-88 68c0 9 4 13 4 17 4 4 8 9 8 13 4 4 9 4 13 8 4 0 13 5 17 5 8 0 13-5 21-9 4-4 13-8 17-17 4-4 4-13 8-25 5-9 5-21 5-38zM30 111c0 4 0 8 0 8 0 4 0 9 4 13l89-68c0-9-4-13-4-17-4-4-9-9-9-13-4-4-8-4-12-8-4 0-13 0-17 0-9 0-13 0-21 4-5 4-9 8-13 17-4 8-8 17-13 26 0 12-4 25-4 38z">
          <text:p/>
        </draw:path>
        <draw:path draw:style-name="gr13" draw:text-style-name="P12" draw:layer="layout" svg:width="0.131cm" svg:height="0.216cm" svg:x="7.073cm" svg:y="1.665cm" svg:viewBox="0 0 132 217" svg:d="M132 144c0 12 0 21-4 30s-13 17-21 26c-9 4-17 8-30 12-8 5-22 5-35 5-4 0-8 0-12 0 0 0-5 0-9 0s-8 0-13 0c-4 0-4 0-8 0v-26c8 0 13 0 21 0 9 0 17 5 21 5 13 0 17-5 27-5 8-4 12-4 17-8 8-4 8-9 12-18 4-4 4-13 4-17 0-13-4-25-12-30-13-8-27-8-44-8h-42v-110h120v25h-94v59h21c8 0 22 0 30 5 9 0 17 4 26 8 8 4 17 9 21 17 4 9 4 21 4 30z">
          <text:p/>
        </draw:path>
        <draw:path draw:style-name="gr7" draw:text-style-name="P7" draw:layer="layout" svg:width="0.076cm" svg:height="0.11cm" svg:x="7.272cm" svg:y="1.826cm" svg:viewBox="0 0 77 111" svg:d="M0 89c4 0 9 0 13-5 8 0 13 0 17-4 4 0 4-4 8-8 4-5 4-9 4-13s0-9-4-9c0-4 0-8-4-8 0-4-4-8-4-8-4-5-4-9-4-13 0 0 0-4 4-9v-4c4-4 4-4 8-4 4-4 9-4 9-4 4 0 8 0 12 4 6 0 10 4 10 4 4 4 4 9 8 13 0 8 0 13 0 21s0 17-4 25c-4 9-8 17-14 22-8 8-17 14-25 18-13 4-21 4-34 4z">
          <text:p/>
        </draw:path>
        <draw:path draw:style-name="gr8" draw:text-style-name="P8" draw:layer="layout" svg:width="0.144cm" svg:height="0.242cm" svg:x="4.64cm" svg:y="2.211cm" svg:viewBox="0 0 145 243" svg:d="M145 86c0 17-4 30-9 38-4 13-8 22-16 30-5 9-13 13-26 17-8 4-21 4-29 4-9 0-13 0-18 0-4 0-13-4-18-4v72h-29v-238h25l4 29c9-12 18-21 27-25s21-9 30-9c8 0 17 5 25 9 9 4 13 8 17 17 4 8 8 17 13 25 4 9 4 21 4 35zM115 86c0-9 0-18-4-22 0-9 0-13-4-21-4-4-9-9-13-13-4 0-8-4-13-4-4 0-8 4-12 4s-9 4-13 4c-4 5-9 9-13 13-5 4-9 8-14 17v82c5 0 14 4 18 4 5 0 13 0 18 0 16 0 29-4 38-13 8-13 12-30 12-51z">
          <text:p/>
        </draw:path>
        <draw:path draw:style-name="gr8" draw:text-style-name="P8" draw:layer="layout" svg:width="0.157cm" svg:height="0.174cm" svg:x="4.818cm" svg:y="2.211cm" svg:viewBox="0 0 158 175" svg:d="M158 89c0 13-5 21-9 34-4 10-8 23-12 27-9 8-17 17-26 21-13 4-22 4-35 4s-25 0-34-4c-8-4-17-8-25-17-4-8-9-17-13-25-4-14-4-27-4-40 0-12 0-25 4-34 4-12 9-21 17-29 4-9 13-13 25-17 9-4 22-9 30-9 13 0 27 5 35 9 9 4 17 8 26 17 4 4 8 13 12 25 4 9 9 21 9 38zM128 89c0-12-4-21-4-29-4-5-9-13-13-17s-8-9-13-13c-9 0-14-4-22-4s-17 4-21 4c-9 4-13 9-17 17-4 4-4 13-9 17 0 8 0 17 0 25 0 9 0 17 0 26 5 8 9 18 13 22s9 9 13 13c8 0 13 0 21 0s17 0 22-4c9-5 13-9 17-13 5-4 5-14 9-23 0-4 4-12 4-21z">
          <text:p/>
        </draw:path>
        <draw:polygon draw:style-name="gr8" draw:text-style-name="P8" draw:layer="layout" svg:width="0.174cm" svg:height="0.169cm" svg:x="4.996cm" svg:y="2.216cm" svg:viewBox="0 0 175 170" draw:points="175,0 149,170 115,170 89,98 85,81 81,98 55,170 21,170 0,0 26,0 42,115 42,141 51,119 76,42 98,42 124,115 128,141 132,115 145,0">
          <text:p/>
        </draw:polygon>
        <draw:path draw:style-name="gr8" draw:text-style-name="P8" draw:layer="layout" svg:width="0.149cm" svg:height="0.174cm" svg:x="5.195cm" svg:y="2.211cm" svg:viewBox="0 0 150 175" svg:d="M150 81c0 4 0 8 0 8 0 5 0 5 0 9h-120c0 17 4 30 13 39 12 8 26 17 43 17 4 0 9-4 13-4 8 0 12 0 17 0 4 0 8 0 12-5 5 0 9 0 13 0v22c-8 4-17 4-30 8-8 0-16 0-29 0s-27 0-39-4c-9-4-17-8-26-17-4-9-8-17-12-31-5-8-5-21-5-34 0-12 0-21 5-34 4-8 8-21 12-25 9-8 17-17 26-21 8-4 22-9 35-9 8 0 21 5 29 9 9 4 17 8 21 13 9 8 13 17 17 25 0 8 5 21 5 34zM120 77c0-9 0-17-4-22 0-4-5-12-9-16-4-5-8-9-12-9-5-4-13-4-22-4-4 0-12 0-18 4-4 0-8 4-12 9-5 4-9 12-9 16-4 5-4 13-4 22z">
          <text:p/>
        </draw:path>
        <draw:path draw:style-name="gr8" draw:text-style-name="P8" draw:layer="layout" svg:width="0.138cm" svg:height="0.174cm" svg:x="5.394cm" svg:y="2.211cm" svg:viewBox="0 0 139 175" svg:d="M0 5h27l4 29c8-8 17-17 25-25 13-4 22-9 30-9 17 0 30 9 42 17 9 13 13 30 9 51h-26c0-13-4-25-8-29-4-9-13-13-21-13-4 0-9 4-9 4-4 0-8 4-12 4-5 5-9 9-13 13-9 4-13 13-17 17v111h-31z">
          <text:p/>
        </draw:path>
        <draw:path draw:style-name="gr8" draw:text-style-name="P8" draw:layer="layout" svg:width="0.14cm" svg:height="0.084cm" svg:x="5.572cm" svg:y="2.25cm" svg:viewBox="0 0 141 85" svg:d="M141 25h-141v-25h141zM141 85h-141v-26h141z">
          <text:p/>
        </draw:path>
        <draw:path draw:style-name="gr13" draw:text-style-name="P12" draw:layer="layout" svg:width="0.157cm" svg:height="0.22cm" svg:x="5.75cm" svg:y="2.165cm" svg:viewBox="0 0 158 221" svg:d="M158 110c0 17 0 30-4 47-4 13-9 26-17 35-4 8-13 17-25 21-9 8-23 8-35 8-13 0-21 0-30-4-13-4-17-13-25-21-9-9-13-21-17-34-5-18-5-35-5-52s0-34 5-47c4-12 8-25 17-34 4-8 12-16 25-21 9-8 21-8 34-8s22 0 31 4c12 4 21 13 25 21 8 9 13 21 17 34s4 30 4 51zM128 110c0-4 0-9 0-9 0-4 0-8 0-12l-94 68c5 5 5 13 9 18 0 4 4 8 8 12 5 5 9 5 13 9 4 0 8 0 17 0 4 0 13 0 17-4 9-5 14-9 18-17 4-5 8-18 8-26 4-14 4-26 4-39zM30 110c0 4 0 4 0 8 0 5 0 9 0 9l94-68c-4-4-4-8-8-13 0-4-4-8-9-12-4-5-9-5-13-9-5 0-9-4-13-4-9 0-17 4-21 8-9 5-13 9-17 17-4 5-9 13-9 26-4 8-4 21-4 38z">
          <text:p/>
        </draw:path>
        <draw:path draw:style-name="gr13" draw:text-style-name="P12" draw:layer="layout" svg:width="0.055cm" svg:height="0.055cm" svg:x="5.988cm" svg:y="2.33cm" svg:viewBox="0 0 56 56" svg:d="M25 0c4 0 9 0 14 4 4 0 4 0 8 6 0 4 5 4 5 8 4 4 4 9 4 13s0 4-4 8c0 5-5 9-5 9-4 4-4 4-8 8-5 0-10 0-14 0s-4 0-8 0c-4-4-9-4-9-8-4 0-4-4-8-9 0-4 0-4 0-8s0-9 0-13c4-4 4-4 8-8 0-6 5-6 9-6 4-4 4-4 8-4z">
          <text:p/>
        </draw:path>
        <draw:path draw:style-name="gr13" draw:text-style-name="P12" draw:layer="layout" svg:width="0.148cm" svg:height="0.22cm" svg:x="6.128cm" svg:y="2.165cm" svg:viewBox="0 0 149 221" svg:d="M149 97c0 21-4 38-9 56-4 13-12 26-21 39-12 8-25 17-38 21-12 4-29 8-51 8h-18v-25h18c17 0 30-4 39-4 12-5 21-9 25-13 8-9 13-13 17-22 4-8 4-17 8-30v-4c-8 4-17 4-25 8-9 4-17 4-30 4-8 0-21-4-30-4-8-4-12-8-22-13-4-8-8-12-8-21-4-8-4-17-4-25 0-13 0-21 4-30 4-8 8-17 13-21 9-8 17-13 26-17s21-4 30-4c12 0 21 0 29 4 9 4 17 9 26 17 4 8 12 17 17 30 0 12 4 29 4 46zM73 21c-9 0-13 0-17 4-4 0-9 4-13 9-4 4-9 8-9 12-4 9-4 13-4 22 0 8 0 12 0 17 4 8 4 12 9 16 4 0 8 5 13 9 4 0 12 0 21 0 4 0 8 0 12 0 5 0 9 0 13-4 4 0 9 0 9-5 4 0 8-4 12-4 0-12 0-25-4-38 0-8-4-17-8-21-5-4-9-9-17-13-5 0-9-4-17-4z">
          <text:p/>
        </draw:path>
        <draw:path draw:style-name="gr7" draw:text-style-name="P7" draw:layer="layout" svg:width="0.081cm" svg:height="0.11cm" svg:x="6.335cm" svg:y="2.33cm" svg:viewBox="0 0 82 111" svg:d="M0 90c4 0 13-4 17-4s10-4 14-4c4-5 8-5 13-9 0-4 0-8 0-13 0-4 0-8 0-12 0 0-5-4-5-9-4 0-4-5-8-5 0-4 0-8 0-13 0-4 0-4 0-8l4-4c0-5 4-5 9-9 0 0 4 0 8 0 5 0 9 0 13 0 4 4 4 4 8 9 5 4 5 8 5 12 4 5 4 13 4 18 0 9 0 21-4 30-5 8-9 13-17 21-4 4-13 13-26 17-8 0-22 4-35 4z">
          <text:p/>
        </draw:path>
        <draw:path draw:style-name="gr8" draw:text-style-name="P8" draw:layer="layout" svg:width="0.152cm" svg:height="0.221cm" svg:x="4.623cm" svg:y="2.694cm" svg:viewBox="0 0 153 222" svg:d="M153 218c-8 0-12 4-21 4-8 0-13 0-21 0-21 0-38-4-47-13-8-13-17-25-17-47v-84h-47v-27h47v-46l30-5v51h76v27h-76v84c0 13 4 22 8 26 9 8 17 8 30 8 4 0 13 0 17 0 9 0 13 0 21-4z">
          <text:p/>
        </draw:path>
        <draw:path draw:style-name="gr8" draw:text-style-name="P8" draw:layer="layout" svg:width="0.166cm" svg:height="0.237cm" svg:x="4.809cm" svg:y="2.746cm" svg:viewBox="0 0 167 238" svg:d="M167 0l-55 148c-9 17-13 29-18 42-8 9-12 17-21 26-8 9-18 13-26 18-9 0-17 4-30 4-4 0-4 0-8 0 0 0-4 0-9 0v-31c5 5 9 5 9 5 4 0 8 0 8 0 9 0 13 0 17-5 4 0 9-4 13-8 4 0 8-4 14-13 4-4 4-13 8-17l-64-169h29l44 110 8 25 13-25 38-110z">
          <text:p/>
        </draw:path>
        <draw:path draw:style-name="gr8" draw:text-style-name="P8" draw:layer="layout" svg:width="0.144cm" svg:height="0.242cm" svg:x="5.013cm" svg:y="2.741cm" svg:viewBox="0 0 145 243" svg:d="M145 86c0 17-4 30-4 38-4 13-13 21-21 30-5 8-13 12-27 17-9 4-21 4-30 4-8 0-12 0-17 0-4 0-12-4-17-4v72h-29v-238h25l4 30c9-13 17-22 26-26 8-4 21-9 29-9 13 0 23 5 27 9 9 4 13 8 21 17 5 9 9 18 9 26 4 9 4 21 4 34zM115 86c0-8 0-17 0-21-4-9-4-13-8-21-5-5-5-9-10-14-4 0-13-4-17-4s-8 4-12 4c-5 0-5 5-9 5-4 4-8 9-13 13-4 4-12 8-17 17v80c5 0 13 5 17 5 9 0 13 0 17 0 17 0 30-5 39-13 9-13 13-30 13-51z">
          <text:p/>
        </draw:path>
        <draw:path draw:style-name="gr8" draw:text-style-name="P8" draw:layer="layout" svg:width="0.149cm" svg:height="0.174cm" svg:x="5.195cm" svg:y="2.741cm" svg:viewBox="0 0 150 175" svg:d="M150 81c0 4 0 8 0 8 0 5 0 5 0 9h-120c0 18 4 30 13 39 12 8 26 17 43 17 4 0 9-4 13-4 8 0 12 0 17 0 4 0 8 0 12-5 5 0 9 0 13 0v22c-8 4-17 4-30 8-8 0-16 0-29 0s-27 0-39-4c-9-4-17-8-26-17-4-9-8-17-12-30-5-8-5-22-5-35 0-12 0-21 5-34 4-8 8-21 12-25 9-8 17-17 26-21 8-4 22-9 35-9 8 0 21 5 29 9 9 4 17 8 21 13 9 8 13 16 17 25 0 8 5 21 5 34zM120 77c0-9 0-17-4-22 0-4-5-12-9-17-4-4-8-8-12-8-5-4-13-4-22-4-4 0-12 0-18 4-4 0-8 4-12 8-5 5-9 13-9 17-4 5-4 13-4 22z">
          <text:p/>
        </draw:path>
        <draw:path draw:style-name="gr8" draw:text-style-name="P8" draw:layer="layout" svg:width="0.145cm" svg:height="0.085cm" svg:x="5.381cm" svg:y="2.779cm" svg:viewBox="0 0 146 86" svg:d="M146 26h-146v-26h146zM146 86h-146v-25h146z">
          <text:p/>
        </draw:path>
        <draw:path draw:style-name="gr9" draw:text-style-name="P9" draw:layer="layout" svg:width="0.097cm" svg:height="0.08cm" svg:x="5.594cm" svg:y="2.678cm" svg:viewBox="0 0 98 81" svg:d="M33 0l-4 81h-25l-4-81zM98 0l-4 81h-27l-4-81z">
          <text:p/>
        </draw:path>
        <draw:path draw:style-name="gr9" draw:text-style-name="P9" draw:layer="layout" svg:width="0.148cm" svg:height="0.22cm" svg:x="5.746cm" svg:y="2.695cm" svg:viewBox="0 0 149 221" svg:d="M149 217c-4 0-12 4-17 4-8 0-16 0-21 0-22 0-39-4-47-13-13-12-17-25-17-46v-85h-47v-26h47v-47l29-4v51h73v26h-73v85c0 12 5 21 9 25 8 9 18 9 31 9 4 0 8 0 16 0 5 0 13 0 17-5z">
          <text:p/>
        </draw:path>
        <draw:polygon draw:style-name="gr9" draw:text-style-name="P9" draw:layer="layout" svg:width="0.174cm" svg:height="0.169cm" svg:x="5.928cm" svg:y="2.746cm" svg:viewBox="0 0 175 170" draw:points="175,0 154,170 116,170 95,98 90,81 82,98 61,170 26,170 0,0 30,0 44,115 48,140 52,119 78,42 99,42 124,115 133,140 137,115 150,0">
          <text:p/>
        </draw:polygon>
        <draw:path draw:style-name="gr9" draw:text-style-name="P9" draw:layer="layout" svg:width="0.157cm" svg:height="0.174cm" svg:x="6.123cm" svg:y="2.741cm" svg:viewBox="0 0 158 175" svg:d="M158 89c0 13 0 21-4 35-4 9-9 21-17 26-4 8-13 16-25 21-9 4-22 4-34 4-9 0-21 0-30-4-10-5-18-9-27-17-4-9-12-17-12-26-4-12-9-26-9-39 0-12 5-25 9-34 0-12 8-21 12-29 9-9 17-13 27-17 13-4 21-9 34-9s21 5 34 9c8 4 17 8 21 17 8 4 13 12 17 25 4 9 4 21 4 38zM129 89c0-12 0-21-5-29 0-5-4-13-8-17-4-5-9-9-13-13-8 0-13-4-21-4s-17 4-21 4c-9 4-13 8-17 17-6 4-10 13-10 17-4 8-4 17-4 25 0 9 4 17 4 27 4 8 4 17 10 21 4 4 13 8 17 13 4 0 13 0 21 0s17 0 21-5c4-4 13-8 17-12 0-5 4-13 9-23 0-4 0-12 0-21z">
          <text:p/>
        </draw:path>
        <draw:path draw:style-name="gr9" draw:text-style-name="P9" draw:layer="layout" svg:width="0.055cm" svg:height="0.055cm" svg:x="6.361cm" svg:y="2.86cm" svg:viewBox="0 0 56 56" svg:d="M30 0c0 0 4 0 8 4 4 0 8 0 8 4 6 5 6 5 10 9 0 4 0 8 0 14 0 4 0 4 0 8-4 4-4 8-10 8 0 5-4 5-8 9-4 0-8 0-8 0-5 0-9 0-13 0-5-4-5-4-9-9-4 0-4-4-4-8-4-4-4-4-4-8 0-6 0-10 4-14 0-4 0-4 4-9 4-4 4-4 9-4 4-4 8-4 13-4z">
          <text:p/>
        </draw:path>
        <draw:path draw:style-name="gr9" draw:text-style-name="P9" draw:layer="layout" svg:width="0.128cm" svg:height="0.174cm" svg:x="6.513cm" svg:y="2.741cm" svg:viewBox="0 0 129 175" svg:d="M129 128c0 5 0 9 0 13-5 9-9 13-9 13-4 4-8 8-13 12-4 0-8 5-17 5-4 0-8 4-12 4-9 0-13 0-17 0-13 0-22 0-30 0-14 0-22-4-31-4v-30c9 4 21 9 31 9 8 0 17 0 30 0 12 0 21 0 29-5 5-4 9-8 9-17 0 0 0-4 0-8l-4-4c-5-6-9-6-17-10-5 0-13-4-22-8-8 0-17-4-21-4-9-5-14-9-18-13s-8-9-12-13c0-4 0-13 0-17s0-13 0-17c4-4 8-8 12-17 4-4 14-8 22-8 9-4 22-9 34-9 5 0 13 5 22 5 8 0 17 0 25 4v25c-8-4-17-4-25-4-9-4-17-4-22-4-8 0-12 0-21 4-4 0-8 0-8 4-5 0-9 4-9 4 0 5-4 9-4 9 0 4 4 8 4 8 0 5 4 5 4 9 5 0 9 4 17 4 5 4 13 9 22 9 8 4 17 8 25 8 4 4 13 9 13 13 4 4 8 8 13 12 0 6 0 10 0 18z">
          <text:p/>
        </draw:path>
        <draw:path draw:style-name="gr9" draw:text-style-name="P9" draw:layer="layout" svg:width="0.14cm" svg:height="0.174cm" svg:x="6.691cm" svg:y="2.741cm" svg:viewBox="0 0 141 175" svg:d="M112 175v-25c-9 8-18 16-26 21-8 4-21 4-30 4s-18 0-26-4c-4 0-13-5-17-9s-8-8-8-17c-5-4-5-8-5-17 0-18 9-30 22-39 12-8 30-17 56-17h34v-12c0-9-5-17-9-26-9-4-17-8-30-8-12 0-21 4-30 4-9 4-17 4-30 8v-25c4 0 9-4 13-4s12 0 17-4c4 0 9 0 13 0 9 0 13-5 17-5 13 0 21 5 30 5 9 4 13 8 21 12 5 5 9 9 13 17 0 4 4 13 4 21v120zM112 98h-39c-8 0-12 0-17 0-9 0-13 4-13 8-5 0-9 4-9 10 0 4-4 8-4 12 0 5 4 5 4 9s0 4 4 8c0 0 5 5 9 5 5 0 9 4 14 4 8 0 12-4 21-9 8-4 17-8 30-17z">
          <text:p/>
        </draw:path>
        <draw:path draw:style-name="gr9" draw:text-style-name="P9" draw:layer="layout" svg:width="0.157cm" svg:height="0.174cm" svg:x="6.874cm" svg:y="2.741cm" svg:viewBox="0 0 158 175" svg:d="M128 175v-124c0-4 0-8 0-13 0-4 0-4 0-8 0 0-5 0-5-4h-4c-4 0-4 0-8 4l-5 4c0 4-4 9-8 13 0 4-4 13-8 17v111h-27v-120c0-4 0-12 0-12 0-5 0-9-4-13v-4c-4 0-4 0-4 0-5 0-5 0-9 4 0 0-4 0-4 4-4 4-4 9-8 13-5 4-5 8-9 17v111h-25v-170h21v33c4-8 4-12 8-16 5-5 5-9 9-13 4 0 4-4 8-4s9-5 13-5c8 0 18 5 22 13 4 4 4 13 4 25 5-4 5-12 9-16 4-5 4-9 8-9 4-4 4-8 9-8 4 0 8-5 12-5 22 0 35 17 35 51v124z">
          <text:p/>
        </draw:path>
        <draw:path draw:style-name="gr9" draw:text-style-name="P9" draw:layer="layout" svg:width="0.144cm" svg:height="0.242cm" svg:x="7.069cm" svg:y="2.741cm" svg:viewBox="0 0 145 243" svg:d="M145 86c0 17 0 30-5 38-4 13-12 21-21 30-4 8-13 12-25 17-9 4-21 4-30 4-8 0-13 0-17 0s-8-4-17-4v72h-30v-238h26l4 30c9-13 17-22 26-26 8-4 21-9 29-9 13 0 21 5 26 9 8 4 12 8 21 17 4 9 8 18 8 26 5 9 5 21 5 34zM115 86c0-8 0-17 0-21-4-9-4-13-9-21 0-5-4-9-8-14-4 0-13-4-17-4s-8 4-13 4c0 0-4 5-8 5-4 4-9 9-13 13s-12 8-17 17v80c5 0 13 5 17 5 9 0 13 0 17 0 17 0 30-5 38-13 9-13 13-30 13-51z">
          <text:p/>
        </draw:path>
        <draw:polygon draw:style-name="gr9" draw:text-style-name="P9" draw:layer="layout" svg:width="0.132cm" svg:height="0.237cm" svg:x="7.259cm" svg:y="2.678cm" svg:viewBox="0 0 133 238" draw:points="56,25 5,25 5,0 86,0 86,213 133,213 133,238 0,238 0,213 56,213">
          <text:p/>
        </draw:polygon>
        <draw:path draw:style-name="gr9" draw:text-style-name="P9" draw:layer="layout" svg:width="0.149cm" svg:height="0.174cm" svg:x="7.437cm" svg:y="2.741cm" svg:viewBox="0 0 150 175" svg:d="M150 81c0 4 0 8 0 8 0 5 0 5 0 9h-120c0 18 4 30 14 39 13 8 25 17 42 17 4 0 9-4 17-4 4 0 9 0 13 0s8 0 12-5c5 0 9 0 13 0v21c-8 5-17 5-29 9-9 0-17 0-30 0s-25 0-38-4c-10-5-18-9-27-17-4-9-8-17-12-30-5-8-5-22-5-35 0-12 0-21 5-34 4-8 8-21 17-25 4-8 12-17 22-21 8-4 21-9 34-9 8 0 21 5 29 9 9 4 17 8 21 13 9 8 13 16 17 25 0 8 5 21 5 34zM120 77c0-9 0-17-4-22 0-4-4-12-9-17-4-4-8-8-12-8-5-4-13-4-22-4-4 0-8 0-16 4-5 0-9 4-13 8-4 5-4 13-10 17 0 5-4 13-4 22z">
          <text:p/>
        </draw:path>
        <draw:path draw:style-name="gr9" draw:text-style-name="P9" draw:layer="layout" svg:width="0.098cm" svg:height="0.08cm" svg:x="7.649cm" svg:y="2.678cm" svg:viewBox="0 0 99 81" svg:d="M34 0l-4 81h-25l-5-81zM99 0l-4 81h-26l-4-81z">
          <text:p/>
        </draw:path>
        <draw:path draw:style-name="gr7" draw:text-style-name="P7" draw:layer="layout" svg:width="0.081cm" svg:height="0.11cm" svg:x="7.831cm" svg:y="2.86cm" svg:viewBox="0 0 82 111" svg:d="M0 90c5 0 9-4 18-4 4 0 8-4 12-4 5-5 9-5 9-9 4-4 4-9 4-13s0-9 0-14c-4 0-4-4-8-8l-5-4c0-4 0-9 0-13s0-4 0-8c0 0 0-5 5-5 0-4 4-4 4-8 4 0 8 0 13 0s9 0 9 0c4 4 8 4 13 8 0 5 4 9 4 13 4 4 4 13 4 17 0 8-4 22-4 31-4 8-9 13-17 21-9 4-18 13-26 17-9 0-22 4-35 4z">
          <text:p/>
        </draw:path>
        <draw:path draw:style-name="gr8" draw:text-style-name="P8" draw:layer="layout" svg:width="0.139cm" svg:height="0.174cm" svg:x="4.636cm" svg:y="3.246cm" svg:viewBox="0 0 140 175" svg:d="M111 170v-21c-9 9-17 17-26 21-8 0-21 5-29 5-9 0-17 0-26-5-8 0-14-4-18-8s-8-9-8-17c-4-4-4-13-4-18 0-17 8-30 22-43 8-8 29-12 55-12h34v-13c0-13-4-17-13-25-4-5-13-9-25-9-13 0-22 0-30 4-9 0-17 5-31 9v-26c4-4 10-4 14-4s8-4 17-4c4 0 8 0 13-4 8 0 13 0 17 0 12 0 21 0 29 4 9 4 13 4 17 8 9 5 13 13 17 17 0 9 4 17 4 26v115zM111 93h-38c-9 0-13 4-17 4-9 0-13 5-13 5-4 4-9 8-9 12 0 0-4 4-4 13 0 0 0 5 4 9 0 0 0 5 5 9 0 0 4 0 8 4 4 0 9 0 13 0s13 0 21-4c9-4 17-13 30-22z">
          <text:p/>
        </draw:path>
        <draw:polygon draw:style-name="gr8" draw:text-style-name="P8" draw:layer="layout" svg:width="0.131cm" svg:height="0.233cm" svg:x="4.831cm" svg:y="3.182cm" svg:viewBox="0 0 132 234" draw:points="55,26 4,26 4,0 85,0 85,213 132,213 132,234 0,234 0,213 55,213">
          <text:p/>
        </draw:polygon>
        <draw:path draw:style-name="gr8" draw:text-style-name="P8" draw:layer="layout" svg:width="0.149cm" svg:height="0.225cm" svg:x="5cm" svg:y="3.195cm" svg:viewBox="0 0 150 226" svg:d="M150 221c-5 0-13 0-22 5-4 0-13 0-21 0-22 0-35-5-48-17-8-9-12-22-12-43v-85h-47v-25h47v-48l25-8v56h78v25h-78v85c0 9 4 21 13 26 4 4 12 8 26 8 9 0 13 0 17 0 9 0 13-4 22-4z">
          <text:p/>
        </draw:path>
        <draw:path draw:style-name="gr8" draw:text-style-name="P8" draw:layer="layout" svg:width="0.149cm" svg:height="0.174cm" svg:x="5.195cm" svg:y="3.245cm" svg:viewBox="0 0 150 175" svg:d="M150 81c0 0 0 4 0 9 0 4 0 4 0 8h-120c0 17 4 30 12 39 13 9 27 13 44 13 4 0 8 0 12 0 9 0 13 0 17 0 5 0 9-4 13-4s9 0 13 0v21c-9 4-17 4-30 4-8 4-17 4-29 4-13 0-27 0-40-4-8-4-16-13-25-17-4-8-8-17-13-31-4-8-4-21-4-33 0-13 0-26 4-34 5-13 9-21 13-30 9-8 17-13 25-17 9-4 23-9 35-9 9 0 21 5 30 9 8 0 17 9 21 13 9 8 13 17 17 25 0 9 5 21 5 34zM120 77c0-9 0-17-5-21 0-9-4-13-8-17s-9-9-13-9c-4-4-12-4-21-4-4 0-13 0-18 4-4 0-8 5-13 9-4 4-8 8-8 17-4 4-4 12-4 21z">
          <text:p/>
        </draw:path>
        <draw:path draw:style-name="gr8" draw:text-style-name="P8" draw:layer="layout" svg:width="0.138cm" svg:height="0.169cm" svg:x="5.394cm" svg:y="3.246cm" svg:viewBox="0 0 139 170" svg:d="M0 4h27l4 30c8-13 17-21 25-26 13-4 22-8 30-8 17 0 30 8 42 17 9 13 13 30 9 52h-26c0-17-4-27-8-35-4-4-13-9-21-9-4 0-9 0-9 5-4 0-8 0-12 4-5 4-9 8-13 13-9 5-13 9-17 17v106h-31z">
          <text:p/>
        </draw:path>
        <draw:path draw:style-name="gr8" draw:text-style-name="P8" draw:layer="layout" svg:width="0.131cm" svg:height="0.169cm" svg:x="5.577cm" svg:y="3.246cm" svg:viewBox="0 0 132 170" svg:d="M0 4h25v25c4-4 9-8 13-12 4-5 8-9 12-9 5-4 13-4 17-4 5-4 9-4 13-4 17 0 30 4 38 17 10 8 14 25 14 47v106h-31v-106c0-13 0-22-4-30-4-5-13-9-21-9-4 0-9 0-13 0-4 4-4 4-8 9-5 0-9 4-13 8s-8 14-17 18v110h-25z">
          <text:p/>
        </draw:path>
        <draw:path draw:style-name="gr8" draw:text-style-name="P8" draw:layer="layout" svg:width="0.135cm" svg:height="0.174cm" svg:x="5.759cm" svg:y="3.246cm" svg:viewBox="0 0 136 175" svg:d="M110 170v-21c-8 9-17 17-30 21-8 0-17 5-29 5-9 0-17 0-21-5-9 0-13-4-17-8-5-4-9-9-13-17 0-4 0-13 0-18 0-17 4-30 17-43 13-8 30-12 55-12h34v-13c0-13-4-17-9-25-4-5-17-9-29-9-9 0-17 0-26 4-12 0-21 5-29 9v-26c4-4 8-4 12-4 5 0 9-4 13-4s13 0 17-4c4 0 8 0 17 0 8 0 17 0 25 4 9 4 18 4 22 8 5 5 9 13 13 17 4 9 4 17 4 26v115zM106 93h-34c-9 0-17 4-21 4s-9 5-13 5c-4 4-4 8-8 12 0 0 0 4 0 13 0 0 0 5 0 9 0 0 4 5 4 9 4 0 8 0 8 4 5 0 9 0 13 0 8 0 17 0 25-4 9-4 17-13 26-22z">
          <text:p/>
        </draw:path>
        <draw:path draw:style-name="gr8" draw:text-style-name="P8" draw:layer="layout" svg:width="0.148cm" svg:height="0.225cm" svg:x="5.933cm" svg:y="3.195cm" svg:viewBox="0 0 149 226" svg:d="M149 221c-4 0-13 0-17 5-8 0-17 0-21 0-21 0-38-5-47-17-13-9-18-22-18-43v-85h-46v-25h46v-48l31-8v56h72v25h-72v85c0 9 4 21 8 26 9 4 17 8 30 8 4 0 9 0 17 0 4 0 13-4 17-4z">
          <text:p/>
        </draw:path>
        <draw:path draw:style-name="gr8" draw:text-style-name="P8" draw:layer="layout" svg:width="0.136cm" svg:height="0.237cm" svg:x="6.136cm" svg:y="3.182cm" svg:viewBox="0 0 137 238" svg:d="M56 94h-47v-25h77v144h51v25h-137v-25h56zM69 0c0 0 4 0 8 0 0 4 5 4 9 8 0 0 0 5 4 5 0 4 0 9 0 9 0 4 0 9 0 9-4 4-4 8-4 8-4 4-9 4-9 4-4 4-8 4-8 4-4 0-8 0-8-4-5 0-9 0-9-4-4 0-4-4-4-8-4 0-4-5-4-9 0 0 0-5 4-9 0 0 0-5 4-5 0-4 4-4 9-8 0 0 4 0 8 0z">
          <text:p/>
        </draw:path>
        <draw:polygon draw:style-name="gr8" draw:text-style-name="P8" draw:layer="layout" svg:width="0.165cm" svg:height="0.165cm" svg:x="6.306cm" svg:y="3.25cm" svg:viewBox="0 0 166 166" draw:points="0,0 33,0 77,110 86,137 94,110 132,0 166,0 102,166 68,166">
          <text:p/>
        </draw:polygon>
        <draw:path draw:style-name="gr8" draw:text-style-name="P8" draw:layer="layout" svg:width="0.148cm" svg:height="0.174cm" svg:x="6.501cm" svg:y="3.246cm" svg:viewBox="0 0 149 175" svg:d="M149 80c0 0 0 4 0 9 0 4 0 4 0 8h-116c0 17 5 30 13 39 9 9 21 13 44 13 4 0 8 0 12 0 5 0 9 0 13 0s9-4 13-4 8 0 13 0v21c-9 4-17 4-26 4-8 5-21 5-31 5-17 0-29 0-38-5-8-4-17-12-25-17-9-8-13-17-13-30-4-9-8-21-8-34s4-26 8-34c0-13 9-21 13-30 8-8 12-13 25-17 9-4 17-8 30-8 14 0 22 4 35 8 8 0 13 9 21 13 4 8 9 17 13 25 4 9 4 21 4 34zM119 76c0-9 0-17 0-21-4-9-4-13-8-17s-9-9-17-9c-4-4-10-4-18-4-9 0-13 0-17 4-4 0-9 5-13 9s-8 8-8 17c-5 4-5 12-5 21z">
          <text:p/>
        </draw:path>
        <draw:path draw:style-name="gr8" draw:text-style-name="P8" draw:layer="layout" svg:width="0.145cm" svg:height="0.084cm" svg:x="6.691cm" svg:y="3.284cm" svg:viewBox="0 0 146 85" svg:d="M146 25h-146v-25h146zM146 85h-146v-25h146z">
          <text:p/>
        </draw:path>
        <draw:path draw:style-name="gr9" draw:text-style-name="P9" draw:layer="layout" svg:width="0.102cm" svg:height="0.076cm" svg:x="6.899cm" svg:y="3.182cm" svg:viewBox="0 0 103 77" svg:d="M39 0l-4 77h-31l-4-77zM103 0l-5 77h-25l-8-77z">
          <text:p/>
        </draw:path>
        <draw:path draw:style-name="gr9" draw:text-style-name="P9" draw:layer="layout" svg:width="0.148cm" svg:height="0.225cm" svg:x="7.056cm" svg:y="3.195cm" svg:viewBox="0 0 149 226" svg:d="M149 221c-4 0-13 0-21 5-4 0-14 0-22 0-22 0-34-5-47-17-9-9-13-22-13-43v-85h-46v-25h46v-48l26-8v56h77v25h-77v85c0 9 4 21 12 26 5 4 13 8 26 8 8 0 14 0 18 0 8 0 13-4 21-4z">
          <text:p/>
        </draw:path>
        <draw:polygon draw:style-name="gr9" draw:text-style-name="P9" draw:layer="layout" svg:width="0.174cm" svg:height="0.165cm" svg:x="7.238cm" svg:y="3.25cm" svg:viewBox="0 0 175 166" draw:points="175,0 149,166 116,166 89,98 85,80 81,98 55,166 21,166 0,0 26,0 43,114 43,141 51,114 76,42 98,42 124,114 132,137 132,114 145,0">
          <text:p/>
        </draw:polygon>
        <draw:path draw:style-name="gr9" draw:text-style-name="P9" draw:layer="layout" svg:width="0.157cm" svg:height="0.174cm" svg:x="7.433cm" svg:y="3.246cm" svg:viewBox="0 0 158 175" svg:d="M158 84c0 13-4 26-9 39 0 9-8 18-12 26-10 9-18 13-27 17-8 4-21 9-34 9-12 0-21 0-33-5-9-4-17-12-22-17-8-8-12-17-17-30-4-9-4-21-4-34s0-26 4-39c5-8 9-16 17-25 9-8 17-13 26-17 8-4 21-8 34-8 12 0 21 4 29 8 13 0 17 9 27 13 8 8 12 17 17 29 0 9 4 22 4 34zM127 89c0-13 0-22-4-30-4-9-4-13-8-17-5-8-9-8-17-13-5-4-13-4-22-4-8 0-12 0-21 4-4 5-12 9-12 13-5 8-9 13-9 21-4 9-4 17-4 26 0 8 0 17 4 25 0 9 4 13 9 22 4 5 8 9 17 9 4 4 12 4 16 4 9 0 17 0 26-4 4-4 8-9 13-13 4-9 8-14 8-22 4-8 4-13 4-21z">
          <text:p/>
        </draw:path>
        <draw:path draw:style-name="gr9" draw:text-style-name="P9" draw:layer="layout" svg:width="0.055cm" svg:height="0.056cm" svg:x="7.671cm" svg:y="3.364cm" svg:viewBox="0 0 56 57" svg:d="M26 0c4 0 8 0 13 0 0 5 4 5 8 9 0 0 4 4 4 9s5 9 5 9c0 4-5 9-5 13s-4 4-4 8c-4 5-8 5-8 5-5 4-9 4-13 4s-9 0-9-4c-4 0-8 0-8-5-4-4-9-4-9-8s0-9 0-13c0 0 0-4 0-9s5-9 9-9c0-4 4-4 8-9 0 0 5 0 9 0z">
          <text:p/>
        </draw:path>
        <draw:path draw:style-name="gr9" draw:text-style-name="P9" draw:layer="layout" svg:width="0.127cm" svg:height="0.174cm" svg:x="7.823cm" svg:y="3.246cm" svg:viewBox="0 0 128 175" svg:d="M128 127c0 5 0 9-4 14 0 4-4 8-8 12-6 5-6 9-14 9-4 4-9 4-13 8-4 0-8 0-17 5-4 0-8 0-13 0-12 0-25 0-33 0-9-5-18-5-26-9v-25c8 4 17 4 26 8 12 0 21 0 29 0 13 0 26 0 30-4 8-4 13-9 13-18 0-4 0-4-5-9 0 0 0-4-4-4-4-4-8-4-13-8-4-4-12-4-25-9-4 0-13-4-17-8-8 0-13-5-17-9s-9-8-13-13c-4-4-4-12-4-21 0-4 0-8 4-12 0-9 4-13 9-17 8-5 13-9 21-13 13 0 21-4 34-4 8 0 17 0 21 0 9 4 17 4 27 4v25c-10 0-18 0-27-4-8 0-13 0-21 0-4 0-13 0-17 0-4 4-8 4-13 4-4 5-4 5-4 9-4 4-4 4-4 8s0 4 0 9c4 0 4 4 8 8 5 0 9 4 13 4 4 5 13 5 21 9 13 4 21 4 26 8 8 5 12 9 18 13 4 0 8 5 8 13 4 4 4 8 4 17z">
          <text:p/>
        </draw:path>
        <draw:path draw:style-name="gr9" draw:text-style-name="P9" draw:layer="layout" svg:width="0.136cm" svg:height="0.237cm" svg:x="8.005cm" svg:y="3.182cm" svg:viewBox="0 0 137 238" svg:d="M57 94h-48v-25h77v144h51v25h-137v-25h57zM69 0c0 0 4 0 9 0 0 4 4 4 4 8 4 0 4 5 8 5 0 4 0 9 0 9 0 4 0 9 0 9-4 4-4 8-8 8 0 4-4 4-4 4-5 4-9 4-9 4-4 0-8 0-12-4 0 0-5 0-5-4-4 0-4-4-4-8-4 0-4-5-4-9 0 0 0-5 4-9 0 0 0-5 4-5 0-4 5-4 5-8 4 0 8 0 12 0z">
          <text:p/>
        </draw:path>
        <draw:path draw:style-name="gr9" draw:text-style-name="P9" draw:layer="layout" svg:width="0.14cm" svg:height="0.238cm" svg:x="8.183cm" svg:y="3.182cm" svg:viewBox="0 0 141 239" svg:d="M0 154c0-13 0-26 5-34 4-13 12-21 16-30 9-8 17-13 26-17 13-4 21-8 34-8 4 0 14 4 18 4s8 0 13 0v-69h29v234h-25v-29c-9 12-17 21-26 25s-22 9-30 9c-13 0-22-5-26-5-8-4-17-12-21-17-4-8-8-17-8-29-5-9-5-21-5-34zM30 154c0 21 4 34 8 46 5 9 13 13 26 13 8 0 13-4 21-8 10-9 18-17 27-30v-76c-5-5-9-5-13-5-9-4-14-4-18-4-17 0-30 4-38 17-9 8-13 25-13 47z">
          <text:p/>
        </draw:path>
        <draw:path draw:style-name="gr9" draw:text-style-name="P9" draw:layer="layout" svg:width="0.148cm" svg:height="0.174cm" svg:x="8.37cm" svg:y="3.246cm" svg:viewBox="0 0 149 175" svg:d="M149 80c0 0 0 4 0 9 0 4 0 4 0 8h-120c0 17 9 30 17 39 9 9 22 13 43 13 4 0 8 0 13 0 4 0 8 0 12 0 5 0 9-4 13-4s9 0 14 0v21c-10 4-18 4-27 4-12 5-21 5-29 5-17 0-30 0-39-5-12-4-21-12-25-17-8-8-13-17-17-30 0-9-4-21-4-34s4-26 8-34c0-13 5-21 13-30 8-8 13-13 25-17 9-4 17-8 30-8s21 4 30 8c13 0 17 9 25 13 5 8 10 17 14 25 4 9 4 21 4 34zM119 76c0-9 0-17 0-21-5-9-5-13-9-17s-8-9-17-9c-4-4-8-4-17-4-8 0-13 0-17 4-4 0-8 5-13 9-4 4-8 8-12 17 0 4 0 12-5 21z">
          <text:p/>
        </draw:path>
        <draw:path draw:style-name="gr9" draw:text-style-name="P9" draw:layer="layout" svg:width="0.14cm" svg:height="0.238cm" svg:x="8.556cm" svg:y="3.182cm" svg:viewBox="0 0 141 239" svg:d="M0 154c0-13 5-26 5-34 4-13 12-21 17-30 8-8 16-13 25-17 13-4 21-8 34-8 8 0 13 4 17 4s8 0 17 0v-69h26v234h-26v-29c-9 12-17 21-26 25-8 4-21 9-29 9-13 0-17-5-26-5-8-4-12-12-17-17-8-8-8-17-12-29-5-9-5-21-5-34zM30 154c0 21 4 34 8 46 9 9 17 13 26 13 8 0 17-4 25-8 5-9 13-17 26-30v-76c-9-5-13-5-17-5-4-4-13-4-17-4-17 0-30 4-38 17-9 8-13 25-13 47z">
          <text:p/>
        </draw:path>
        <draw:path draw:style-name="gr9" draw:text-style-name="P9" draw:layer="layout" svg:width="0.102cm" svg:height="0.076cm" svg:x="8.768cm" svg:y="3.182cm" svg:viewBox="0 0 103 77" svg:d="M38 0l-4 77h-29l-5-77zM103 0l-4 77h-31l-4-77z">
          <text:p/>
        </draw:path>
        <draw:path draw:style-name="gr7" draw:text-style-name="P7" draw:layer="layout" svg:width="0.093cm" svg:height="0.318cm" svg:x="8.955cm" svg:y="3.169cm" svg:viewBox="0 0 94 319" svg:d="M17 0c52 47 77 98 77 157 0 14 0 27 0 39-4 13-8 26-13 39-8 12-17 29-25 42-9 13-21 25-39 42l-17-17c22-21 39-46 52-67 8-26 12-47 12-73 0-56-21-102-64-145z">
          <text:p/>
        </draw:path>
        <draw:path draw:style-name="gr6" draw:text-style-name="P6" draw:layer="layout" svg:width="0.144cm" svg:height="0.237cm" svg:x="4.267cm" svg:y="13.58cm" svg:viewBox="0 0 145 238" svg:d="M145 82c0 17-4 29-9 42-4 9-8 17-18 25-8 9-16 13-25 17-8 5-21 5-34 5-4 0-8 0-12 0-9 0-13 0-17-5v72h-30v-238h25l5 30c4-13 17-21 25-26 8-4 17-4 30-4 8 0 17 0 25 4 8 5 13 9 18 17 4 9 8 17 13 26 0 13 4 22 4 35zM114 86c0-9 0-17-4-26 0-8-4-13-4-18-4-8-9-12-13-12-4-5-8-5-13-5-4 0-8 0-12 0-5 0-9 5-13 5-4 4-8 8-13 12-4 5-8 10-12 18v81c4 4 8 4 17 4 4 4 12 4 16 4 17 0 26-8 39-16 8-13 12-26 12-47z">
          <text:p/>
        </draw:path>
        <draw:path draw:style-name="gr6" draw:text-style-name="P6" draw:layer="layout" svg:width="0.156cm" svg:height="0.17cm" svg:x="4.441cm" svg:y="13.58cm" svg:viewBox="0 0 157 171" svg:d="M157 86c0 13 0 25-4 34-4 13-8 21-17 29-4 9-12 13-25 17-9 5-21 5-34 5-8 0-21 0-30-5-8-4-17-8-25-17-5-4-9-16-13-25-5-13-9-21-9-38 0-13 4-26 9-34 4-13 8-21 13-31 8-4 17-13 25-17 13-4 22-4 34-4 13 0 26 0 34 4 9 4 17 9 25 17 5 10 9 18 13 27 4 12 4 25 4 38zM128 86c0-9 0-17 0-26-4-8-9-17-13-21s-8-8-13-13c-8 0-12 0-21 0-8 0-17 0-21 5-9 4-13 8-17 12-4 5-9 13-9 22 0 4-4 12-4 21 0 13 4 21 4 25 5 9 9 17 13 22 0 4 9 8 13 12 9 0 13 4 21 4 9 0 17-4 21-4 9-4 13-8 17-17 5-4 5-12 9-17 0-8 0-17 0-25z">
          <text:p/>
        </draw:path>
        <draw:polygon draw:style-name="gr6" draw:text-style-name="P6" draw:layer="layout" svg:width="0.178cm" svg:height="0.17cm" svg:x="4.619cm" svg:y="13.58cm" svg:viewBox="0 0 179 171" draw:points="179,0 153,171 119,171 93,99 89,82 85,103 59,171 25,171 0,0 29,0 42,116 46,141 55,120 76,43 97,43 124,120 132,141 136,116 149,0">
          <text:p/>
        </draw:polygon>
        <draw:path draw:style-name="gr6" draw:text-style-name="P6" draw:layer="layout" svg:width="0.144cm" svg:height="0.17cm" svg:x="4.822cm" svg:y="13.58cm" svg:viewBox="0 0 145 171" svg:d="M145 77c0 5 0 9 0 9 0 4 0 8 0 8h-114c0 17 4 30 12 43 9 8 26 13 43 13 4 0 8 0 13 0 4 0 12-5 17-5 4 0 8 0 12 0 5 0 9-4 9-4v26c-4 0-17 4-26 4-8 0-21 0-30 0-16 0-25 0-38-4-8-5-17-9-25-17-4-9-13-17-13-26-5-13-5-25-5-38s0-21 5-34c5-8 9-17 13-25 8-10 17-18 25-22 9-5 22-5 30-5 13 0 26 0 34 5 9 4 17 8 21 16 9 6 13 14 13 23 4 12 4 21 4 33zM116 73c0-8 0-12 0-21-5-4-5-8-9-13-4-8-8-8-13-12-8-6-13-6-21-6-4 0-13 0-17 6-4 4-8 4-13 8-4 9-8 13-8 17-4 9-4 13-4 21z">
          <text:p/>
        </draw:path>
        <draw:path draw:style-name="gr6" draw:text-style-name="P6" draw:layer="layout" svg:width="0.136cm" svg:height="0.17cm" svg:x="5.021cm" svg:y="13.58cm" svg:viewBox="0 0 137 171" svg:d="M0 0h26v35c12-14 22-22 30-26 13-9 21-9 30-9 17 0 30 4 38 17 9 9 13 26 13 48h-30c0-13 0-22-4-30-4-9-13-9-21-9-5 0-9 0-13 0s-8 5-8 9c-5 0-13 4-17 8-6 9-10 13-14 17v111h-30z">
          <text:p/>
        </draw:path>
        <draw:path draw:style-name="gr6" draw:text-style-name="P6" draw:layer="layout" svg:width="0.055cm" svg:height="0.055cm" svg:x="5.237cm" svg:y="13.695cm" svg:viewBox="0 0 56 56" svg:d="M31 0c4 0 9 4 9 4 4 0 8 4 12 4 0 4 4 9 4 9 0 4 0 8 0 13 0 4 0 9 0 13 0 0-4 4-4 8-4 0-8 5-12 5 0 0-5 0-9 0s-8 0-13 0c0 0-5-5-9-5 0-4-4-8-4-8 0-4-5-9-5-13 0-5 5-9 5-13 0 0 4-5 4-9 4 0 9-4 9-4 5 0 9-4 13-4z">
          <text:p/>
        </draw:path>
        <draw:path draw:style-name="gr6" draw:text-style-name="P6" draw:layer="layout" svg:width="0.148cm" svg:height="0.222cm" svg:x="5.373cm" svg:y="13.529cm" svg:viewBox="0 0 149 223" svg:d="M149 217c-4 6-12 6-21 6-4 0-13 0-21 0-17 0-34-6-47-14-8-9-12-25-12-42v-90h-48v-25h48v-42l29-10v52h72v25h-72v85c0 13 0 22 9 26 4 8 17 12 25 12 9 0 13-4 21-4 5 0 13 0 17-4z">
          <text:p/>
        </draw:path>
        <draw:path draw:style-name="gr6" draw:text-style-name="P6" draw:layer="layout" svg:width="0.055cm" svg:height="0.055cm" svg:x="5.615cm" svg:y="13.695cm" svg:viewBox="0 0 56 56" svg:d="M26 0c4 0 9 4 13 4 0 0 4 4 8 4 0 4 5 9 5 9 0 4 4 8 4 13 0 4-4 9-4 13 0 0-5 4-5 8-4 0-8 5-8 5-4 0-9 0-13 0-5 0-9 0-9 0-5 0-9-5-13-5 0-4-4-8-4-8 0-4 0-9 0-13 0-5 0-9 0-13 0 0 4-5 4-9 4 0 8-4 13-4 0 0 4-4 9-4z">
          <text:p/>
        </draw:path>
        <draw:path draw:style-name="gr6" draw:text-style-name="P6" draw:layer="layout" svg:width="0.148cm" svg:height="0.222cm" svg:x="5.746cm" svg:y="13.529cm" svg:viewBox="0 0 149 223" svg:d="M149 217c-4 6-12 6-17 6-8 0-16 0-21 0-22 0-39-6-47-14-13-9-17-25-17-42v-90h-47v-25h47v-42l29-10v52h73v25h-73v85c0 13 0 22 9 26 4 8 18 12 31 12 4 0 8-4 16-4 5 0 13 0 17-4z">
          <text:p/>
        </draw:path>
        <draw:path draw:style-name="gr6" draw:text-style-name="P6" draw:layer="layout" svg:width="0.148cm" svg:height="0.17cm" svg:x="5.941cm" svg:y="13.58cm" svg:viewBox="0 0 149 171" svg:d="M149 77c0 5 0 9 0 9 0 4 0 8 0 8h-119c0 17 4 30 17 43 9 8 22 12 39 12 4 0 13 0 17 0s8-4 13-4c4 0 8 0 12 0s9-4 13-4v25c-9 0-17 5-25 5-13 0-22 0-34 0-13 0-26 0-35-5-13-4-21-8-26-17-8-8-13-16-17-25-4-13-4-25-4-38s4-21 4-34c4-9 9-17 17-26 5-9 13-18 22-22 13-4 22-4 34-4 13 0 22 0 30 4 9 4 17 9 25 17 5 5 9 14 13 22 4 13 4 22 4 34zM120 73c0-8 0-13-4-21 0-4-5-9-9-13 0-8-4-8-13-13-4-5-12-5-17-5-8 0-12 0-16 5-10 5-14 5-18 9 0 8-5 13-9 17 0 8-4 13-4 21z">
          <text:p/>
        </draw:path>
        <draw:path draw:style-name="gr6" draw:text-style-name="P6" draw:layer="layout" svg:width="0.127cm" svg:height="0.17cm" svg:x="6.14cm" svg:y="13.58cm" svg:viewBox="0 0 128 171" svg:d="M128 124c0 4 0 13-4 17 0 4-4 9-8 13 0 4-4 4-9 8-4 0-12 5-17 5-4 4-8 4-17 4-4 0-8 0-12 0-13 0-22 0-34 0-10 0-18-4-27-4v-26c9 0 17 4 31 4 8 5 17 5 26 5 16 0 25-5 33-9 5-4 9-8 9-13 0-4 0-8 0-8-4-4-4-4-9-9 0 0-4-4-12-8-5 0-13-4-21-4-9-5-18-9-22-9-8-4-13-8-18-13-4 0-8-8-13-12 0-4-4-9-4-17 0-4 4-9 4-17 5-4 5-10 13-14 5-4 14-8 22-12 9-5 18-5 30-5 9 0 17 0 26 0 4 0 12 0 21 5v26c-9-4-17-4-26-4-8 0-12-6-21-6-4 0-12 6-17 6-4 0-8 0-13 4l-4 4c-4 4-4 9-4 9 0 4 0 8 4 8 0 4 0 4 4 9 5 4 9 4 13 8 9 0 13 4 21 4 13 4 22 9 26 13 8 0 13 4 17 8 4 5 8 9 8 13 4 4 4 13 4 17z">
          <text:p/>
        </draw:path>
        <draw:path draw:style-name="gr6" draw:text-style-name="P6" draw:layer="layout" svg:width="0.152cm" svg:height="0.222cm" svg:x="6.306cm" svg:y="13.529cm" svg:viewBox="0 0 153 223" svg:d="M153 217c-8 6-12 6-21 6-8 0-13 0-21 0-21 0-38-6-47-14-13-9-17-25-17-42v-90h-47v-25h47v-42l30-10v52h76v25h-76v85c0 13 4 22 9 26 8 8 16 12 29 12 4 0 13-4 17-4s13 0 21-4z">
          <text:p/>
        </draw:path>
        <draw:path draw:style-name="gr7" draw:text-style-name="P7" draw:layer="layout" svg:width="0.094cm" svg:height="0.317cm" svg:x="6.534cm" svg:y="13.5cm" svg:viewBox="0 0 95 318" svg:d="M78 318c-51-47-78-98-78-157 0-13 0-26 5-39 0-12 4-29 12-42 5-13 14-25 23-38 12-13 21-25 38-42l17 17c-43 42-64 93-64 144 0 25 4 51 13 72 13 25 30 46 51 68z">
          <text:p/>
        </draw:path>
        <draw:path draw:style-name="gr8" draw:text-style-name="P8" draw:layer="layout" svg:width="0.135cm" svg:height="0.174cm" svg:x="4.64cm" svg:y="14.08cm" svg:viewBox="0 0 136 175" svg:d="M0 5h26l4 30c5-8 9-12 13-18 4-4 9-4 13-8s9-4 13-4 8-5 17-5c17 0 29 9 38 17 8 10 12 27 12 48v110h-29v-110c0-13-4-21-9-26-4-8-12-12-21-12-4 0-8 0-8 4-4 0-9 0-13 4s-9 4-13 13c-4 4-8 8-13 13v114h-30z">
          <text:p/>
        </draw:path>
        <draw:path draw:style-name="gr8" draw:text-style-name="P8" draw:layer="layout" svg:width="0.144cm" svg:height="0.085cm" svg:x="4.822cm" svg:y="14.118cm" svg:viewBox="0 0 145 86" svg:d="M145 26h-145v-26h145zM145 86h-145v-25h145z">
          <text:p/>
        </draw:path>
        <draw:polygon draw:style-name="gr11" draw:text-style-name="P11" draw:layer="layout" svg:width="0.148cm" svg:height="0.22cm" svg:x="5.009cm" svg:y="14.034cm" svg:viewBox="0 0 149 221" draw:points="149,221 111,221 46,84 25,38 25,148 25,221 0,221 0,0 38,0 98,131 119,179 119,63 119,0 149,0">
          <text:p/>
        </draw:polygon>
        <draw:path draw:style-name="gr11" draw:text-style-name="P11" draw:layer="layout" svg:width="0.153cm" svg:height="0.22cm" svg:x="5.191cm" svg:y="14.034cm" svg:viewBox="0 0 154 221" svg:d="M154 144c0 13 0 22-5 30-4 13-8 22-17 26-4 8-13 12-21 17-13 4-21 4-34 4s-26 0-35-4c-8-5-17-9-25-17-4-4-9-13-13-21 0-9-4-22-4-31v-148h30v144c0 8 4 18 4 22 0 8 4 13 8 17s9 8 14 13c8 0 13 0 21 0 17 0 30-5 34-13 8-9 13-21 13-39v-144h30z">
          <text:p/>
        </draw:path>
        <draw:polygon draw:style-name="gr11" draw:text-style-name="P11" draw:layer="layout" svg:width="0.127cm" svg:height="0.22cm" svg:x="5.399cm" svg:y="14.034cm" svg:viewBox="0 0 128 221" draw:points="128,221 0,221 0,0 33,0 33,196 128,196">
          <text:p/>
        </draw:polygon>
        <draw:polygon draw:style-name="gr11" draw:text-style-name="P11" draw:layer="layout" svg:width="0.123cm" svg:height="0.22cm" svg:x="5.589cm" svg:y="14.034cm" svg:viewBox="0 0 124 221" draw:points="124,221 0,221 0,0 30,0 30,196 124,196">
          <text:p/>
        </draw:polygon>
        <draw:path draw:style-name="gr7" draw:text-style-name="P7" draw:layer="layout" svg:width="0.08cm" svg:height="0.11cm" svg:x="5.776cm" svg:y="14.199cm" svg:viewBox="0 0 81 111" svg:d="M0 90c4 0 8-4 17-4 4 0 9-4 14-4 4-5 8-5 8-9 4-4 4-9 4-13s0-8 0-13c-4 0-4-5-8-9l-4-4c0-4-5-9-5-13s5-4 5-8c0 0 0-5 4-5 0-4 4-4 4-8 4 0 8 0 13 0 4 0 8 0 8 0 4 4 9 4 13 8 0 5 4 9 4 13 4 4 4 13 4 17 0 9-4 22-4 31-4 8-8 13-17 21-8 4-17 13-25 17-9 0-22 4-35 4z">
          <text:p/>
        </draw:path>
        <draw:path draw:style-name="gr8" draw:text-style-name="P8" draw:layer="layout" svg:width="0.144cm" svg:height="0.237cm" svg:x="4.631cm" svg:y="14.521cm" svg:viewBox="0 0 145 238" svg:d="M0 154c0-13 5-26 9-34 0-13 8-21 12-30 9-8 17-13 31-17 9-4 22-8 30-8s13 4 17 4 13 0 17 0v-69h29v234h-29v-29c-9 12-17 21-26 25-8 4-21 8-29 8-9 0-18-4-27-4-8-4-13-12-17-17-8-8-8-17-12-29 0-9-5-21-5-34zM30 154c0 21 4 34 8 46 9 9 18 13 27 13s17-4 25-8c9-9 17-17 26-30v-76c-4-5-13-5-17-5-4-4-13-4-17-4-17 0-30 4-39 17-9 8-13 25-13 47z">
          <text:p/>
        </draw:path>
        <draw:path draw:style-name="gr8" draw:text-style-name="P8" draw:layer="layout" svg:width="0.144cm" svg:height="0.173cm" svg:x="4.822cm" svg:y="14.585cm" svg:viewBox="0 0 145 174" svg:d="M145 81c0 0 0 4 0 9 0 4 0 4 0 8h-114c0 17 4 30 12 38 9 9 26 13 43 13 4 0 8 0 13 0 4 0 12 0 17 0 4 0 8-4 12-4 5 0 9 0 9 0v21c-4 4-17 4-26 4-8 4-21 4-30 4-16 0-25 0-38-4-8-4-17-12-25-17-4-8-13-17-13-30-5-8-5-21-5-33 0-13 0-26 5-34 5-13 9-21 13-31 8-8 17-13 25-17 9-4 22-8 30-8 13 0 26 4 34 8 9 0 17 9 21 13 9 8 13 18 13 26 4 9 4 21 4 34zM116 77c0-9 0-17 0-21-5-9-5-13-9-17s-8-10-13-10c-8-4-13-4-21-4-4 0-13 0-17 4-4 0-8 6-13 10-4 4-8 8-8 17-4 4-4 12-4 21z">
          <text:p/>
        </draw:path>
        <draw:polygon draw:style-name="gr8" draw:text-style-name="P8" draw:layer="layout" svg:width="0.132cm" svg:height="0.233cm" svg:x="5.017cm" svg:y="14.521cm" svg:viewBox="0 0 133 234" draw:points="56,26 4,26 4,0 86,0 86,213 133,213 133,234 0,234 0,213 56,213">
          <text:p/>
        </draw:polygon>
        <draw:path draw:style-name="gr8" draw:text-style-name="P8" draw:layer="layout" svg:width="0.148cm" svg:height="0.224cm" svg:x="5.187cm" svg:y="14.534cm" svg:viewBox="0 0 149 225" svg:d="M149 221c-4 0-13 0-21 4-5 0-13 0-22 0-21 0-33-4-47-16-9-9-13-22-13-43v-86h-46v-25h46v-47l27-8v55h76v25h-76v86c0 9 4 21 12 26 5 4 13 8 26 8 8 0 12 0 17 0 8 0 17-4 21-4z">
          <text:p/>
        </draw:path>
        <draw:path draw:style-name="gr8" draw:text-style-name="P8" draw:layer="layout" svg:width="0.139cm" svg:height="0.173cm" svg:x="5.382cm" svg:y="14.585cm" svg:viewBox="0 0 140 174" svg:d="M115 170v-21c-10 9-22 17-31 21-8 0-17 4-29 4-9 0-17 0-26-4-4 0-8-4-17-8-4-4-4-9-8-17 0-4-4-13-4-17 0-17 8-30 21-42 13-9 29-13 55-13h35v-13c0-13-6-17-10-25-8-6-17-10-29-10-9 0-17 0-30 4-8 0-17 6-25 10v-27c4-4 8-4 12-4 5 0 9-4 13-4s8 0 17-4c4 0 8 0 17 0 8 0 17 0 25 4 10 4 14 4 22 8 5 5 9 13 13 17 4 10 4 18 4 27v114zM111 94h-39c-5 0-13 4-17 4-5 0-9 5-13 5-4 4-4 8-8 12 0 0 0 4 0 13 0 0 0 4 0 8 0 0 4 5 4 9 4 0 4 0 8 4 4 0 9 0 13 0 8 0 17 0 25-4 9-4 17-13 27-21z">
          <text:p/>
        </draw:path>
        <draw:path draw:style-name="gr8" draw:text-style-name="P8" draw:layer="layout" svg:width="0.14cm" svg:height="0.084cm" svg:x="5.572cm" svg:y="14.623cm" svg:viewBox="0 0 141 85" svg:d="M141 25h-141v-25h141zM141 85h-141v-25h141z">
          <text:p/>
        </draw:path>
        <draw:path draw:style-name="gr13" draw:text-style-name="P12" draw:layer="layout" svg:width="0.174cm" svg:height="0.216cm" svg:x="5.742cm" svg:y="14.538cm" svg:viewBox="0 0 175 217" svg:d="M175 171h-39v46h-29v-46h-107v-26l94-145h42v145h39zM107 30l-77 115h77z">
          <text:p/>
        </draw:path>
        <draw:path draw:style-name="gr7" draw:text-style-name="P7" draw:layer="layout" svg:width="0.081cm" svg:height="0.111cm" svg:x="5.962cm" svg:y="14.703cm" svg:viewBox="0 0 82 112" svg:d="M0 85c5 0 13 0 17 0 5 0 9-4 13-4 4-4 9-9 9-9 4-4 4-8 4-12 0-5 0-9 0-13-4-4-4-4-9-8 0 0 0-5-4-9 0 0 0-4 0-8 0-5 0-5 0-9s0-4 4-8c0 0 5-5 9-5 0 0 4 0 8 0s9 0 13 0c0 5 4 5 8 9 0 4 5 8 5 13 5 4 5 8 5 17 0 8-5 16-5 25-5 8-9 17-17 25-5 6-13 10-26 14-8 4-21 9-34 9z">
          <text:p/>
        </draw:path>
        <draw:path draw:style-name="gr8" draw:text-style-name="P8" draw:layer="layout" svg:width="0.127cm" svg:height="0.174cm" svg:x="4.644cm" svg:y="15.089cm" svg:viewBox="0 0 128 175" svg:d="M128 124c0 8 0 13 0 17-4 4-4 8-8 13-5 4-10 4-14 8s-8 4-17 9c-4 0-8 0-13 0-8 4-12 4-16 4-13 0-22 0-30-4-13 0-22 0-30-5v-25c8 4 21 4 30 4 8 4 17 4 30 4 12 0 21 0 29-4 9-4 9-13 9-17s0-8 0-8c0-4-5-4-5-9-4 0-8-4-12-4-9-4-17-4-26-9-8-4-13-4-21-8-4-4-13-4-17-9-4-4-9-8-9-17-4-4-4-8-4-17 0-5 0-9 0-13 4-9 9-13 13-17s13-9 21-13c9-4 22-4 34-4 4 0 13 0 21 0 9 0 17 4 27 4v26c-10 0-18-5-27-5-8 0-17 0-21 0-8 0-12 0-21 0-4 0-9 5-9 5-4 4-8 4-8 8 0 0 0 4 0 9 0 0 0 5 0 9l4 4c4 4 9 4 17 9 5 0 13 4 21 8 9 0 17 4 26 9 4 4 13 4 18 8 4 4 4 9 8 13 0 4 0 13 0 17z">
          <text:p/>
        </draw:path>
        <draw:path draw:style-name="gr8" draw:text-style-name="P8" draw:layer="layout" svg:width="0.144cm" svg:height="0.237cm" svg:x="4.818cm" svg:y="15.026cm" svg:viewBox="0 0 145 238" svg:d="M0 153c0-13 4-25 9-38 5-8 9-21 17-25 4-9 13-13 26-17 8-5 21-9 33-9 5 0 9 0 13 0 5 4 13 4 17 4v-68h30v234h-25l-5-30c-8 9-17 17-25 26-9 4-17 8-30 8-8 0-17-4-25-8-9-5-13-9-17-17-4-5-9-13-14-26 0-8-4-21-4-34zM30 153c0 17 5 34 9 43 8 12 17 17 25 17 9 0 17-5 26-9 8-8 17-17 25-29v-81c-4 0-12 0-17-4-4 0-13 0-17 0-17 0-29 4-38 12-8 13-13 30-13 51z">
          <text:p/>
        </draw:path>
        <draw:path draw:style-name="gr8" draw:text-style-name="P8" draw:layer="layout" svg:width="0.144cm" svg:height="0.081cm" svg:x="5.009cm" svg:y="15.127cm" svg:viewBox="0 0 145 82" svg:d="M145 26h-145v-26h145zM145 82h-145v-21h145z">
          <text:p/>
        </draw:path>
        <draw:path draw:style-name="gr13" draw:text-style-name="P12" draw:layer="layout" svg:width="0.169cm" svg:height="0.217cm" svg:x="5.183cm" svg:y="15.042cm" svg:viewBox="0 0 170 218" svg:d="M170 170h-39v48h-30v-48h-101v-25l93-145h38v145h39zM101 26l-72 119h72z">
          <text:p/>
        </draw:path>
        <draw:path draw:style-name="gr13" draw:text-style-name="P12" draw:layer="layout" svg:width="0.055cm" svg:height="0.055cm" svg:x="5.428cm" svg:y="15.208cm" svg:viewBox="0 0 56 56" svg:d="M26 0c4 0 8 0 12 0 0 4 5 4 10 8 0 0 4 4 4 9 0 0 4 4 4 8s-4 9-4 13-4 4-4 8c-5 0-10 5-10 5-4 5-8 5-12 5-5 0-9 0-9-5-4 0-8-5-13-5 0-4-4-4-4-8s0-9 0-13 0-8 0-8c0-5 4-9 4-9 5-4 9-4 13-8 0 0 4 0 9 0z">
          <text:p/>
        </draw:path>
        <draw:path draw:style-name="gr13" draw:text-style-name="P12" draw:layer="layout" svg:width="0.152cm" svg:height="0.221cm" svg:x="5.564cm" svg:y="15.038cm" svg:viewBox="0 0 153 222" svg:d="M153 103c0 21-4 38-8 51-4 17-14 29-22 38-13 13-26 17-38 21-17 4-34 9-51 9h-21v-26h21c17 0 25 0 38-4 8-4 17-9 25-13 9-4 13-12 17-21 4-8 4-17 4-25l5-9c-9 4-17 9-26 9-8 4-21 4-29 4-13 0-21 0-30-4-8-5-13-9-21-13-4-4-9-13-13-21 0-9-4-17-4-26 0-8 4-17 8-29 5-9 9-14 13-23 9-4 17-12 26-17 8 0 16-4 29-4s21 4 30 4c8 5 17 13 25 17 4 9 10 23 14 35 4 13 8 26 8 47zM76 26c-8 0-13 0-17 0-8 4-12 9-17 14 0 0-4 8-8 12 0 4 0 13 0 21 0 5 0 13 0 17 0 5 4 9 8 13 5 4 9 8 13 8 4 5 13 5 17 5s8 0 13 0c4-5 8-5 12-5 5-4 9-4 13-4 4-4 8-4 13-8 0-13-5-26-5-34-4-9-4-17-8-25-4-5-8-10-17-10-4-4-13-4-17-4z">
          <text:p/>
        </draw:path>
        <draw:path draw:style-name="gr7" draw:text-style-name="P7" draw:layer="layout" svg:width="0.08cm" svg:height="0.11cm" svg:x="5.776cm" svg:y="15.204cm" svg:viewBox="0 0 81 111" svg:d="M0 90c4 0 13 0 17 0 4-5 9-5 14-9 4 0 8-4 8-8 4-4 4-4 4-13 0-4 0-8 0-8-4-5-4-9-8-9 0-4 0-4-4-8 0-6 0-6 0-14v-4c0-5 0-5 4-9l4-4c4 0 8-4 13-4 4 0 8 4 8 4 4 0 9 4 13 8 0 0 4 5 4 13 4 4 4 10 4 18 0 9-4 17-4 26-4 8-8 16-17 21-8 8-13 12-25 17-9 4-22 4-35 4z">
          <text:p/>
        </draw:path>
        <draw:path draw:style-name="gr8" draw:text-style-name="P8" draw:layer="layout" svg:width="0.127cm" svg:height="0.174cm" svg:x="4.644cm" svg:y="15.619cm" svg:viewBox="0 0 128 175" svg:d="M128 124c0 8 0 13 0 17-4 4-4 8-8 13-5 4-10 4-14 8s-8 4-17 9c-4 0-8 0-13 0-8 4-12 4-16 4-13 0-22 0-30-4-13 0-22 0-30-5v-25c8 4 21 4 30 4 8 4 17 4 30 4 12 0 21 0 29-4 9-4 9-13 9-17s0-8 0-8c0-5-5-5-5-9-4 0-8-4-12-4-9-4-17-4-26-9-8-4-13-4-21-8-4-4-13-4-17-9-4-4-9-8-9-17-4-4-4-8-4-17 0-4 0-8 0-13 4-9 9-13 13-17s13-9 21-13c9-4 22-4 34-4 4 0 13 0 21 0 9 0 17 4 27 4v26c-10 0-18-5-27-5-8 0-17 0-21 0-8 0-12 0-21 0-4 0-9 5-9 5-4 4-8 4-8 9 0 0 0 4 0 8 0 0 0 5 0 9l4 4c4 4 9 4 17 9 5 0 13 4 21 8 9 0 17 4 26 9 4 4 13 4 18 8 4 4 4 9 8 13 0 4 0 13 0 17z">
          <text:p/>
        </draw:path>
        <draw:path draw:style-name="gr8" draw:text-style-name="P8" draw:layer="layout" svg:width="0.131cm" svg:height="0.238cm" svg:x="4.831cm" svg:y="15.551cm" svg:viewBox="0 0 132 239" svg:d="M55 93h-51v-21h81v141h47v26h-132v-26h55zM63 0c4 0 8 0 8 4 5 0 5 0 9 5l5 4c0 4 0 8 0 13 0 0 0 4 0 8l-5 4c-4 5-4 5-9 9 0 0-4 0-8 0s-4 0-8 0c-5-4-5-4-9-9l-4-4c0-4 0-8 0-8 0-5 0-9 0-13l4-4c4-5 4-5 9-5 4-4 4-4 8-4z">
          <text:p/>
        </draw:path>
        <draw:path draw:style-name="gr8" draw:text-style-name="P8" draw:layer="layout" svg:width="0.157cm" svg:height="0.237cm" svg:x="5.004cm" svg:y="15.619cm" svg:viewBox="0 0 158 238" svg:d="M133 25c0 5 4 9 4 13 4 8 4 13 4 17 0 9 0 17-4 26-4 8-8 12-13 17-8 4-13 8-21 12-9 4-17 4-25 4-9 0-18 0-23 0-4-4-12-4-12-8-5 4-5 8-9 8 0 5 0 9 0 13 0 0 0 4 4 9 5 4 9 4 17 4h44c8 0 17 5 25 5 5 4 13 4 17 9 5 4 9 8 13 12 4 5 4 13 4 17 0 9-4 17-4 21-4 9-8 13-17 22-4 4-13 8-26 8-8 4-21 4-33 4-18 0-27 0-40 0-8-4-16-8-21-8-8-4-12-9-12-17-5-4-5-9-5-17 0-9 0-13 5-21 4-4 8-13 17-17 0 0-5-4-9-4 0-5 0-5-4-9v-5c-4-4-4-9-4-9 0-8 4-12 8-21 0-4 4-12 9-17 0 0-5-4-5-8 0 0-4-4-4-9 0 0 0-4-4-8 0 0 0-4 0-9 0-8 4-17 4-25 4-9 9-13 13-17 8-4 12-9 21-13 8-4 17-4 31-4 4 0 4 0 8 0s8 0 13 4h59v21zM30 196c0 8 4 13 13 17 8 4 21 4 35 4 8 0 16 0 21-4 8 0 12 0 17-4 4-5 8-9 8-9 0-4 5-8 5-13 0-4-5-12-9-12-9-4-17-9-26-9h-47c-4 5-4 5-9 9l-4 4c0 4-4 4-4 8 0 5 0 5 0 9zM38 59c0 5 0 9 5 13 0 4 4 9 8 13 0 0 4 4 9 4 4 4 9 4 18 4 4 0 8 0 12-4 4 0 9-4 13-8 4 0 4-5 8-9 0-4 0-8 0-13 0-8 0-13-4-17 0-4-4-8-4-12-4 0-9-5-13-5-4-4-8-4-12-4-9 0-14 0-18 4-5 0-9 5-13 9 0 0-4 4-4 8-5 4-5 9-5 17z">
          <text:p/>
        </draw:path>
        <draw:path draw:style-name="gr8" draw:text-style-name="P8" draw:layer="layout" svg:width="0.055cm" svg:height="0.055cm" svg:x="5.237cm" svg:y="15.738cm" svg:viewBox="0 0 56 56" svg:d="M31 0c4 0 9 0 9 0 4 4 8 4 12 8 0 0 4 4 4 9 0 0 0 5 0 9s0 9 0 13-4 4-4 8c-4 0-8 5-12 5 0 4-5 4-9 4s-8 0-13-4c0 0-5-5-9-5 0-4-4-4-4-8s-5-9-5-13 5-9 5-9c0-5 4-9 4-9 4-4 9-4 9-8 5 0 9 0 13 0z">
          <text:p/>
        </draw:path>
        <draw:polygon draw:style-name="gr8" draw:text-style-name="P8" draw:layer="layout" svg:width="0.136cm" svg:height="0.234cm" svg:x="5.39cm" svg:y="15.555cm" svg:viewBox="0 0 137 235" draw:points="55,22 4,22 4,0 86,0 86,209 137,209 137,235 0,235 0,209 55,209">
          <text:p/>
        </draw:polygon>
        <draw:path draw:style-name="gr8" draw:text-style-name="P8" draw:layer="layout" svg:width="0.148cm" svg:height="0.174cm" svg:x="5.568cm" svg:y="15.619cm" svg:viewBox="0 0 149 175" svg:d="M149 77c0 5 0 9 0 13 0 0 0 4 0 9h-119c0 16 4 29 13 38 12 8 25 12 42 12 4 0 8 0 17 0 4 0 8 0 12 0 5-4 9-4 13-4 5 0 10 0 14-4v25c-9 0-18 5-31 5-8 4-17 4-29 4-13 0-26-4-38-9-9-4-17-8-22-17-8-4-12-12-17-25-4-13-4-21-4-38 0-9 0-21 4-30 5-13 9-22 17-31 5-8 13-12 22-17 8-4 21-8 33-8 13 0 22 0 30 4s17 9 21 17c10 9 14 13 18 26 0 9 4 18 4 30zM119 73c0-4 0-13-5-21 0-5-4-9-8-13-4-5-8-9-13-14-4 0-12-4-17-4-8 0-12 4-21 4-4 5-8 9-12 14-5 4-5 8-9 13 0 8-4 17-4 21z">
          <text:p/>
        </draw:path>
        <draw:polygon draw:style-name="gr8" draw:text-style-name="P8" draw:layer="layout" svg:width="0.165cm" svg:height="0.166cm" svg:x="5.746cm" svg:y="15.623cm" svg:viewBox="0 0 166 167" draw:points="0,0 34,0 72,110 85,137 93,110 132,0 166,0 98,167 64,167">
          <text:p/>
        </draw:polygon>
        <draw:path draw:style-name="gr8" draw:text-style-name="P8" draw:layer="layout" svg:width="0.148cm" svg:height="0.174cm" svg:x="5.941cm" svg:y="15.619cm" svg:viewBox="0 0 149 175" svg:d="M149 77c0 5 0 9 0 13 0 0 0 4 0 9h-119c0 16 4 29 17 38 9 8 22 12 39 12 4 0 13 0 17 0s8 0 13 0c4-4 8-4 12-4s9 0 13-4v25c-9 0-17 5-25 5-13 4-22 4-34 4-13 0-26-4-35-9-13-4-21-8-26-17-8-4-13-12-17-25 0-13-4-21-4-38 0-9 4-21 4-30 4-13 9-22 17-31 5-8 13-12 22-17 13-4 22-8 34-8 13 0 22 0 30 4 9 4 17 9 25 17 5 9 9 13 13 26 4 9 4 18 4 30zM120 73c0-4 0-13-4-21 0-5-5-9-9-13 0-5-4-9-13-14-4 0-12-4-17-4-8 0-12 4-16 4-10 5-14 9-18 14 0 4-5 8-9 13 0 8-4 17-4 21z">
          <text:p/>
        </draw:path>
        <draw:polygon draw:style-name="gr8" draw:text-style-name="P8" draw:layer="layout" svg:width="0.136cm" svg:height="0.234cm" svg:x="6.136cm" svg:y="15.555cm" svg:viewBox="0 0 137 235" draw:points="56,22 9,22 9,0 86,0 86,209 137,209 137,235 0,235 0,209 56,209">
          <text:p/>
        </draw:polygon>
        <draw:path draw:style-name="gr8" draw:text-style-name="P8" draw:layer="layout" svg:width="0.144cm" svg:height="0.081cm" svg:x="6.318cm" svg:y="15.657cm" svg:viewBox="0 0 145 82" svg:d="M145 26h-145v-26h145zM145 82h-145v-22h145z">
          <text:p/>
        </draw:path>
        <draw:path draw:style-name="gr13" draw:text-style-name="P12" draw:layer="layout" svg:width="0.161cm" svg:height="0.225cm" svg:x="6.496cm" svg:y="15.568cm" svg:viewBox="0 0 162 226" svg:d="M162 110c0 17-4 34-8 47 0 13-8 25-13 34-8 13-17 21-25 25-13 5-21 10-34 10s-26-5-34-10c-9-4-17-8-26-21-5-8-13-17-13-34-4-12-9-29-9-51 0-13 5-29 5-42 4-17 8-26 17-38 9-9 17-17 26-21 8-5 21-9 34-9s25 4 34 9c8 4 17 8 25 17 5 12 9 21 13 38 4 12 8 29 8 46zM133 115c0-5 0-9 0-13-4-5-4-9-4-13l-90 72c0 4 5 9 5 13 4 4 4 8 8 13 4 4 9 8 13 8 4 4 13 4 17 4 8 0 13-4 21-4 4-4 9-13 13-17 4-8 8-17 13-29 0-9 4-22 4-34zM31 110c0 5 0 9 0 13 0 0 0 4 0 9l93-68c0-5-4-13-4-17-4-5-8-9-13-13 0 0-4-4-8-4-9-4-13-4-17-4-9 0-13 0-21 4-5 4-13 8-17 17-5 8-5 17-9 25-4 13-4 25-4 38z">
          <text:p/>
        </draw:path>
        <draw:path draw:style-name="gr13" draw:text-style-name="P12" draw:layer="layout" svg:width="0.055cm" svg:height="0.055cm" svg:x="6.734cm" svg:y="15.738cm" svg:viewBox="0 0 56 56" svg:d="M30 0c5 0 5 0 9 0 4 4 8 4 8 8 4 0 4 4 9 9 0 0 0 5 0 9s0 9 0 13c-5 4-5 4-9 8 0 0-4 5-8 5-4 4-4 4-9 4-4 0-8 0-12-4-5 0-5-5-9-5-4-4-4-4-4-8-5-4-5-9-5-13s0-9 5-9c0-5 0-9 4-9 4-4 4-4 9-8 4 0 8 0 12 0z">
          <text:p/>
        </draw:path>
        <draw:path draw:style-name="gr13" draw:text-style-name="P12" draw:layer="layout" svg:width="0.162cm" svg:height="0.225cm" svg:x="6.869cm" svg:y="15.568cm" svg:viewBox="0 0 163 226" svg:d="M163 110c0 17-5 34-5 47-4 13-8 25-17 34-9 13-18 21-26 25-9 5-21 10-34 10s-26-5-34-10c-8-4-17-8-25-21-5-8-9-17-13-34-4-12-9-29-9-51 0-13 5-29 9-42 0-17 8-26 13-38 8-9 17-17 25-21 13-5 21-9 34-9s25 4 34 9c8 4 17 8 26 17 5 12 13 21 13 38 4 12 9 29 9 46zM132 115c0-5 0-9 0-13 0-5 0-9-5-13l-88 72c0 4 4 9 4 13 4 4 8 8 8 13 4 4 9 8 13 8 4 4 13 4 17 4 8 0 13-4 21-4 4-4 13-13 17-17 4-8 4-17 8-29 5-9 5-22 5-34zM30 110c0 5 0 9 0 13 0 0 0 4 4 9l89-68c0-5-4-13-4-17-4-5-9-9-9-13-4 0-8-4-12-4-4-4-13-4-17-4-9 0-13 0-21 4-5 4-9 8-13 17-4 8-8 17-13 25 0 13-4 25-4 38z">
          <text:p/>
        </draw:path>
        <draw:path draw:style-name="gr13" draw:text-style-name="P12" draw:layer="layout" svg:width="0.131cm" svg:height="0.221cm" svg:x="7.073cm" svg:y="15.572cm" svg:viewBox="0 0 132 222" svg:d="M132 149c0 8 0 18-4 30-4 9-13 13-21 22-9 4-17 12-30 12-8 5-22 9-35 9-4 0-8 0-12 0 0 0-5 0-9-4-4 0-8 0-13 0-4 0-4 0-8 0v-26c8 0 13 0 21 4 9 0 17 0 21 0 13 0 17 0 27-4 8 0 12-4 17-8 8-5 8-9 12-13 4-9 4-14 4-22 0-13-4-21-12-30-13-4-27-8-44-8h-42v-111h120v26h-94v59h21c8 0 22 0 30 4 9 0 17 4 26 9 8 4 17 13 21 21 4 4 4 17 4 30z">
          <text:p/>
        </draw:path>
        <draw:path draw:style-name="gr7" draw:text-style-name="P7" draw:layer="layout" svg:width="0.076cm" svg:height="0.111cm" svg:x="7.272cm" svg:y="15.733cm" svg:viewBox="0 0 77 112" svg:d="M0 90c4 0 9 0 13 0 8-4 13-4 17-8 4 0 4-4 8-9 4-4 4-4 4-12 0-4 0-10-4-10 0-4 0-8-4-8 0-4-4-4-4-9-4-4-4-4-4-12 0 0 0-5 4-5 0-4 0-4 0-8 4 0 4-4 8-4s9-5 9-5c4 0 8 5 12 5 6 0 10 4 10 8 4 0 4 4 8 13 0 4 0 8 0 17 0 8 0 18-4 26-4 9-8 17-14 21-8 9-17 13-25 17-13 5-21 5-34 5z">
          <text:p/>
        </draw:path>
        <draw:path draw:style-name="gr8" draw:text-style-name="P8" draw:layer="layout" svg:width="0.144cm" svg:height="0.238cm" svg:x="4.64cm" svg:y="16.123cm" svg:viewBox="0 0 145 239" svg:d="M145 81c0 17-4 30-9 43-4 9-8 17-16 26-5 8-13 12-26 17-8 4-21 4-29 4-9 0-13 0-18 0-4 0-13 0-18-4v72h-29v-239h25l4 30c9-13 18-21 27-25 9-5 21-5 30-5 8 0 17 0 25 5 9 4 13 8 17 17 4 8 8 17 13 25 4 13 4 21 4 34zM115 85c0-8 0-17-4-25 0-9 0-13-4-17-4-9-9-13-13-13-4-4-8-4-13-4-4 0-8 0-12 0s-9 4-13 4c-4 4-9 9-13 13-5 4-9 8-14 17v81c5 4 14 4 18 4 5 5 13 5 18 5 16 0 29-9 38-17 8-13 12-27 12-48z">
          <text:p/>
        </draw:path>
        <draw:path draw:style-name="gr8" draw:text-style-name="P8" draw:layer="layout" svg:width="0.157cm" svg:height="0.17cm" svg:x="4.818cm" svg:y="16.123cm" svg:viewBox="0 0 158 171" svg:d="M158 86c0 13-5 26-9 34-4 13-8 21-12 30-9 8-17 12-26 17-13 4-22 4-35 4s-25 0-34-4c-8-5-17-9-25-17-4-5-9-17-13-26-4-12-4-21-4-38 0-13 0-25 4-34 4-12 9-21 17-29 4-5 13-14 25-18 9-5 22-5 30-5 13 0 27 0 35 5 9 4 17 8 26 18 4 8 8 17 12 25 4 13 9 25 9 38zM128 86c0-8-4-17-4-25-4-9-9-17-13-21-4-5-8-9-13-13-9 0-14 0-22 0s-17 0-21 4c-9 4-13 9-17 13s-4 13-9 21c0 4 0 13 0 21 0 13 0 21 0 26 5 8 9 16 13 21 4 4 9 8 13 12 8 0 13 5 21 5s17-5 22-5c9-4 13-8 17-17 5-4 5-12 9-16 0-9 4-17 4-26z">
          <text:p/>
        </draw:path>
        <draw:polygon draw:style-name="gr8" draw:text-style-name="P8" draw:layer="layout" svg:width="0.174cm" svg:height="0.17cm" svg:x="4.996cm" svg:y="16.123cm" svg:viewBox="0 0 175 171" draw:points="175,0 149,171 115,171 89,99 85,82 80,103 55,171 21,171 0,0 25,0 42,116 42,141 51,120 76,44 97,44 124,120 128,141 132,116 145,0">
          <text:p/>
        </draw:polygon>
        <draw:path draw:style-name="gr8" draw:text-style-name="P8" draw:layer="layout" svg:width="0.149cm" svg:height="0.17cm" svg:x="5.195cm" svg:y="16.123cm" svg:viewBox="0 0 150 171" svg:d="M150 78c0 4 0 8 0 8 0 4 0 9 0 9h-120c0 17 4 29 12 42 13 8 27 13 44 13 4 0 8 0 12 0 9 0 13-5 17-5 5 0 9 0 13 0s9-4 13-4v26c-9 0-17 4-30 4-8 0-17 0-29 0-13 0-27 0-40-4-8-5-16-9-25-17-4-9-8-17-13-26-4-12-4-25-4-38s0-21 4-34c5-8 9-17 13-25 9-9 17-18 25-23 9-4 23-4 35-4 9 0 21 0 30 4 8 5 17 9 21 19 9 4 13 12 17 21 0 13 5 21 5 34zM120 73c0-8 0-12-5-21 0-4-4-8-8-12-4-9-9-9-13-13s-12-4-21-4c-4 0-13 0-18 4-4 4-8 4-13 8-4 9-8 13-8 17-4 9-4 13-4 21z">
          <text:p/>
        </draw:path>
        <draw:path draw:style-name="gr8" draw:text-style-name="P8" draw:layer="layout" svg:width="0.138cm" svg:height="0.17cm" svg:x="5.394cm" svg:y="16.123cm" svg:viewBox="0 0 139 171" svg:d="M0 0h27l4 36c8-13 17-23 25-27 13-9 22-9 30-9 17 0 30 5 42 19 9 8 13 25 9 46h-26c0-12-4-21-8-29-4-9-13-9-21-9-4 0-9 0-9 0-4 0-8 4-12 9-5 0-9 4-13 8-9 9-13 13-17 17v110h-31z">
          <text:p/>
        </draw:path>
        <draw:path draw:style-name="gr8" draw:text-style-name="P8" draw:layer="layout" svg:width="0.14cm" svg:height="0.08cm" svg:x="5.572cm" svg:y="16.162cm" svg:viewBox="0 0 141 81" svg:d="M141 21h-141v-21h141zM141 81h-141v-25h141z">
          <text:p/>
        </draw:path>
        <draw:path draw:style-name="gr13" draw:text-style-name="P12" draw:layer="layout" svg:width="0.157cm" svg:height="0.221cm" svg:x="5.75cm" svg:y="16.072cm" svg:viewBox="0 0 158 222" svg:d="M158 112c0 17 0 34-4 46-4 13-9 26-17 34-4 13-13 17-25 26-9 4-23 4-35 4-13 0-21 0-30-4-13-5-17-13-25-22-9-8-13-21-17-33-5-13-5-30-5-51 0-18 0-31 5-48 4-13 8-25 17-34 4-8 12-17 25-21 9-4 21-9 34-9s22 0 31 5c12 4 21 13 25 21 8 9 13 21 17 34 4 17 4 34 4 52zM128 112c0 0 0-4 0-9 0-4 0-9 0-13l-94 68c5 9 5 13 9 17 0 4 4 9 8 13 5 4 9 4 13 8 4 0 8 5 17 5 4 0 13-5 17-9 9-4 14-8 18-17 4-4 8-12 8-25 4-9 4-21 4-38zM30 112c0 4 0 8 0 8 0 4 0 9 0 13l94-69c-4-8-4-13-8-17 0-4-4-8-9-12-4-5-9-5-13-9-5 0-9 0-13 0-9 0-17 0-21 4-9 5-13 9-17 17-4 9-9 17-9 26-4 12-4 26-4 39z">
          <text:p/>
        </draw:path>
        <draw:path draw:style-name="gr13" draw:text-style-name="P12" draw:layer="layout" svg:width="0.055cm" svg:height="0.055cm" svg:x="5.988cm" svg:y="16.238cm" svg:viewBox="0 0 56 56" svg:d="M25 0c4 0 9 4 14 4 4 0 4 4 8 4 0 4 5 10 5 10 4 4 4 8 4 12 0 5 0 9-4 13 0 0-5 4-5 9-4 0-4 4-8 4-5 0-10 0-14 0s-4 0-8 0-9-4-9-4c-4-5-4-9-8-9 0-4 0-8 0-13 0-4 0-8 0-12 4 0 4-6 8-10 0 0 5-4 9-4s4-4 8-4z">
          <text:p/>
        </draw:path>
        <draw:path draw:style-name="gr13" draw:text-style-name="P12" draw:layer="layout" svg:width="0.148cm" svg:height="0.221cm" svg:x="6.128cm" svg:y="16.072cm" svg:viewBox="0 0 149 222" svg:d="M149 99c0 21-4 42-9 55-4 17-12 30-21 38-12 9-25 17-38 21-12 5-29 9-51 9h-18v-26h18c17 0 30-4 39-4 12-4 21-8 25-13 8-8 13-12 17-21 4-8 4-17 8-29v-5c-8 5-17 9-25 9-9 4-17 4-30 4-8 0-21 0-30-4-8-4-12-9-22-13-4-8-8-12-8-21-4-9-4-18-4-26 0-13 0-22 4-30s8-17 13-21c9-9 17-13 26-17 9-5 21-5 30-5 12 0 21 0 29 5 9 4 17 8 26 17 4 8 12 17 17 29 0 13 4 30 4 48zM73 22c-9 0-13 4-17 4-4 4-9 4-13 9-4 4-9 8-9 16-4 5-4 13-4 17 0 9 0 13 0 22 4 4 4 9 9 13 4 5 8 5 13 9 4 0 12 4 21 4 4 0 8-4 12-4 5 0 9 0 13 0 4-4 9-4 9-9 4 0 8 0 12-4 0-14 0-26-4-35 0-13-4-17-8-25-5-4-9-9-17-13-5 0-9-4-17-4z">
          <text:p/>
        </draw:path>
        <draw:path draw:style-name="gr7" draw:text-style-name="P7" draw:layer="layout" svg:width="0.081cm" svg:height="0.11cm" svg:x="6.335cm" svg:y="16.238cm" svg:viewBox="0 0 82 111" svg:d="M0 89c4 0 13 0 17-4 4 0 10 0 14-5 4 0 8-4 13-8 0-4 0-8 0-13 0-4 0-8 0-8 0-5-5-9-5-9-4-4-4-8-8-8 0-5 0-9 0-13 0 0 0-4 0-9l4-4c0-4 4-4 9-4 0-4 4-4 8-4 5 0 9 0 13 4 4 0 4 4 8 4 5 4 5 9 5 13 4 8 4 13 4 21 0 9 0 17-4 26-5 8-9 17-17 21-4 9-13 14-26 18-8 4-22 4-35 4z">
          <text:p/>
        </draw:path>
        <draw:path draw:style-name="gr8" draw:text-style-name="P8" draw:layer="layout" svg:width="0.152cm" svg:height="0.22cm" svg:x="4.623cm" svg:y="16.577cm" svg:viewBox="0 0 153 221" svg:d="M153 217c-8 0-12 4-21 4-8 0-13 0-21 0-21 0-38-4-47-12-8-13-17-26-17-47v-85h-47v-25h47v-48l30-4v52h76v25h-76v85c0 13 4 21 8 25 9 9 17 9 30 9 4 0 13 0 17 0 9 0 13 0 21-5z">
          <text:p/>
        </draw:path>
        <draw:path draw:style-name="gr8" draw:text-style-name="P8" draw:layer="layout" svg:width="0.166cm" svg:height="0.237cm" svg:x="4.809cm" svg:y="16.628cm" svg:viewBox="0 0 167 238" svg:d="M167 0l-55 149c-9 17-13 30-18 43-8 8-12 16-21 25-8 8-18 13-26 17-9 0-17 4-30 4-4 0-4 0-8 0 0 0-4 0-9 0v-30c5 5 9 5 9 5 4 0 8 0 8 0 9 0 13 0 17-5 4 0 9-4 13-8 4 0 8-4 14-13 4-4 4-13 8-17l-64-170h29l44 111 8 25 13-25 38-111z">
          <text:p/>
        </draw:path>
        <draw:path draw:style-name="gr8" draw:text-style-name="P8" draw:layer="layout" svg:width="0.144cm" svg:height="0.241cm" svg:x="5.013cm" svg:y="16.624cm" svg:viewBox="0 0 145 242" svg:d="M145 84c0 17-4 30-4 39-4 13-13 22-21 30-5 9-13 13-27 17-9 4-21 4-30 4-8 0-12 0-17 0-4 0-12-4-17-4v72h-29v-238h25l4 30c9-13 17-21 26-26 8-4 21-8 29-8 13 0 23 4 27 8 9 5 13 9 21 17 5 9 9 17 9 26 4 8 4 21 4 33zM115 84c0-8 0-16 0-21-4-8-4-12-8-21-5-4-5-8-10-13-4 0-13-4-17-4s-8 4-12 4c-5 0-5 5-9 5-4 4-8 8-13 12-4 5-12 9-17 17v82c5 0 13 4 17 4 9 0 13 0 17 0 17 0 30-4 39-13 9-13 13-30 13-52z">
          <text:p/>
        </draw:path>
        <draw:path draw:style-name="gr8" draw:text-style-name="P8" draw:layer="layout" svg:width="0.149cm" svg:height="0.174cm" svg:x="5.195cm" svg:y="16.624cm" svg:viewBox="0 0 150 175" svg:d="M150 81c0 4 0 9 0 9 0 4 0 4 0 8h-120c0 17 4 30 13 38 12 9 26 17 43 17 4 0 9-4 13-4 8 0 12 0 17 0 4 0 8 0 12-4 5 0 9 0 13 0v21c-8 4-17 4-30 9-8 0-16 0-29 0s-27 0-39-5c-9-4-17-8-26-17-4-8-8-17-12-29-5-9-5-22-5-34 0-13 0-22 5-35 4-9 8-21 12-26 9-8 17-17 26-21 8-4 22-8 35-8 8 0 21 4 29 8 9 4 17 9 21 13 9 8 13 17 17 25 0 9 5 22 5 35zM120 77c0-9 0-18-4-22 0-4-5-13-9-17s-8-9-12-9c-5-4-13-4-22-4-4 0-12 0-18 4-4 0-8 5-12 9-5 4-9 13-9 17-4 4-4 13-4 22z">
          <text:p/>
        </draw:path>
        <draw:path draw:style-name="gr8" draw:text-style-name="P8" draw:layer="layout" svg:width="0.145cm" svg:height="0.084cm" svg:x="5.381cm" svg:y="16.662cm" svg:viewBox="0 0 146 85" svg:d="M146 26h-146v-26h146zM146 85h-146v-25h146z">
          <text:p/>
        </draw:path>
        <draw:path draw:style-name="gr9" draw:text-style-name="P9" draw:layer="layout" svg:width="0.097cm" svg:height="0.081cm" svg:x="5.594cm" svg:y="16.56cm" svg:viewBox="0 0 98 82" svg:d="M33 0l-4 82h-25l-4-82zM98 0l-4 82h-27l-4-82z">
          <text:p/>
        </draw:path>
        <draw:path draw:style-name="gr9" draw:text-style-name="P9" draw:layer="layout" svg:width="0.148cm" svg:height="0.22cm" svg:x="5.746cm" svg:y="16.577cm" svg:viewBox="0 0 149 221" svg:d="M149 217c-4 0-12 4-17 4-8 0-16 0-21 0-22 0-39-4-47-12-13-13-17-26-17-47v-85h-47v-25h47v-48l29-4v52h73v25h-73v85c0 13 5 21 9 25 8 9 18 9 31 9 4 0 8 0 16 0 5 0 13 0 17-4z">
          <text:p/>
        </draw:path>
        <draw:polygon draw:style-name="gr9" draw:text-style-name="P9" draw:layer="layout" svg:width="0.174cm" svg:height="0.169cm" svg:x="5.928cm" svg:y="16.628cm" svg:viewBox="0 0 175 170" draw:points="175,0 154,170 116,170 95,98 90,81 82,98 61,170 26,170 0,0 30,0 44,115 48,140 52,119 78,43 99,43 124,115 133,140 137,115 150,0">
          <text:p/>
        </draw:polygon>
        <draw:path draw:style-name="gr9" draw:text-style-name="P9" draw:layer="layout" svg:width="0.157cm" svg:height="0.173cm" svg:x="6.123cm" svg:y="16.624cm" svg:viewBox="0 0 158 174" svg:d="M158 90c0 12 0 21-4 34-4 8-9 21-17 25-4 8-13 17-25 21-9 4-22 4-34 4-9 0-21 0-30-4-10-4-18-8-27-17-4-8-12-17-12-25-4-13-9-26-9-38 0-13 5-27 9-35 0-13 8-21 12-30 9-8 17-13 27-17 13-4 21-8 34-8s21 4 34 8c8 4 17 9 21 17 8 4 13 13 17 26 4 8 4 22 4 39zM129 90c0-13 0-22-5-31 0-4-4-13-8-17s-9-8-13-13c-8 0-13-4-21-4s-17 4-21 4c-9 5-13 9-17 17-6 5-10 13-10 17-4 10-4 18-4 27 0 8 4 17 4 25 4 9 4 17 10 21 4 4 13 9 17 13 4 0 13 0 21 0s17 0 21-4c4-5 13-9 17-13 0-4 4-13 9-21 0-4 0-13 0-21z">
          <text:p/>
        </draw:path>
        <draw:path draw:style-name="gr9" draw:text-style-name="P9" draw:layer="layout" svg:width="0.055cm" svg:height="0.055cm" svg:x="6.361cm" svg:y="16.742cm" svg:viewBox="0 0 56 56" svg:d="M30 0c0 0 4 0 8 5 4 0 8 0 8 5 6 4 6 4 10 8 0 4 0 9 0 13s0 4 0 8c-4 5-4 9-10 9 0 4-4 4-8 8-4 0-8 0-8 0-5 0-9 0-13 0-5-4-5-4-9-8-4 0-4-4-4-9-4-4-4-4-4-8s0-9 4-13c0-4 0-4 4-8 4-5 4-5 9-5 4-5 8-5 13-5z">
          <text:p/>
        </draw:path>
        <draw:path draw:style-name="gr9" draw:text-style-name="P9" draw:layer="layout" svg:width="0.128cm" svg:height="0.173cm" svg:x="6.513cm" svg:y="16.624cm" svg:viewBox="0 0 129 174" svg:d="M129 128c0 4 0 8 0 12-5 9-9 13-9 13-4 4-8 9-13 13-4 0-8 4-17 4-4 0-8 4-12 4-9 0-13 0-17 0-13 0-22 0-30 0-14 0-22-4-31-4v-30c9 5 21 9 31 9 8 0 17 0 30 0 12 0 21 0 29-4 5-5 9-9 9-17 0 0 0-4 0-9l-4-4c-5-4-9-4-17-8-5 0-13-5-22-9-8 0-17-4-21-4-9-4-14-9-18-13s-8-8-12-13c0-5 0-13 0-17 0-5 0-13 0-17 4-5 8-9 12-17 4-5 14-9 22-9 9-4 22-8 34-8 5 0 13 4 22 4 8 0 17 0 25 4v26c-8-5-17-5-25-5-9-4-17-4-22-4-8 0-12 0-21 4-4 0-8 0-8 5-5 0-9 4-9 4 0 4-4 8-4 8 0 5 4 9 4 9 0 4 4 4 4 8 5 0 9 5 17 5 5 5 13 9 22 9 8 4 17 8 25 8 4 5 13 9 13 13 4 4 8 9 13 13 0 4 0 8 0 17z">
          <text:p/>
        </draw:path>
        <draw:path draw:style-name="gr9" draw:text-style-name="P9" draw:layer="layout" svg:width="0.14cm" svg:height="0.173cm" svg:x="6.691cm" svg:y="16.624cm" svg:viewBox="0 0 141 174" svg:d="M112 174v-25c-9 8-18 17-26 21s-21 4-30 4-18 0-26-4c-4 0-13-4-17-8-4-5-8-9-8-17-5-4-5-9-5-17 0-17 9-30 22-38 12-9 30-17 56-17h34v-14c0-8-5-17-9-25-9-5-17-9-30-9-12 0-21 4-30 4-9 5-17 5-30 9v-25c4 0 9-5 13-5s12 0 17-4c4 0 9 0 13 0 9 0 13-4 17-4 13 0 21 4 30 4 9 4 13 9 21 13 5 4 9 8 13 17 0 4 4 12 4 21v119zM112 98h-39c-8 0-12 0-17 0-9 0-13 4-13 9-5 0-9 4-9 8s-4 9-4 13 4 4 4 8c0 5 0 5 4 9 0 0 5 4 9 4 5 0 9 4 14 4 8 0 12-4 21-8 8-4 17-9 30-17z">
          <text:p/>
        </draw:path>
        <draw:path draw:style-name="gr9" draw:text-style-name="P9" draw:layer="layout" svg:width="0.157cm" svg:height="0.173cm" svg:x="6.874cm" svg:y="16.624cm" svg:viewBox="0 0 158 174" svg:d="M128 174v-124c0-4 0-8 0-12 0-5 0-5 0-9 0 0-5 0-5-4h-4c-4 0-4 0-8 4l-5 4c0 5-4 9-8 13 0 4-4 13-8 17v111h-27v-119c0-5 0-13 0-13 0-4 0-9-4-13v-4c-4 0-4 0-4 0-5 0-5 0-9 4 0 0-4 0-4 4-4 5-4 9-8 13-5 4-5 9-9 17v111h-25v-170h21v34c4-9 4-13 8-17 5-5 5-9 9-13 4 0 4-4 8-4s9-4 13-4c8 0 18 4 22 12 4 4 4 13 4 26 5-5 5-13 9-17 4-5 4-9 8-9 4-4 4-8 9-8 4 0 8-4 12-4 22 0 35 16 35 50v124z">
          <text:p/>
        </draw:path>
        <draw:path draw:style-name="gr9" draw:text-style-name="P9" draw:layer="layout" svg:width="0.144cm" svg:height="0.241cm" svg:x="7.069cm" svg:y="16.624cm" svg:viewBox="0 0 145 242" svg:d="M145 84c0 17 0 30-5 39-4 13-12 22-21 30-4 9-13 13-25 17-9 4-21 4-30 4-8 0-13 0-17 0s-8-4-17-4v72h-30v-238h26l4 30c9-13 17-21 26-26 8-4 21-8 29-8 13 0 21 4 26 8 8 5 12 9 21 17 4 9 8 17 8 26 5 8 5 21 5 33zM115 84c0-8 0-16 0-21-4-8-4-12-9-21 0-4-4-8-8-13-4 0-13-4-17-4s-8 4-13 4c0 0-4 5-8 5-4 4-9 8-13 12-4 5-12 9-17 17v82c5 0 13 4 17 4 9 0 13 0 17 0 17 0 30-4 38-13 9-13 13-30 13-52z">
          <text:p/>
        </draw:path>
        <draw:polygon draw:style-name="gr9" draw:text-style-name="P9" draw:layer="layout" svg:width="0.132cm" svg:height="0.237cm" svg:x="7.259cm" svg:y="16.56cm" svg:viewBox="0 0 133 238" draw:points="56,25 5,25 5,0 86,0 86,213 133,213 133,238 0,238 0,213 56,213">
          <text:p/>
        </draw:polygon>
        <draw:path draw:style-name="gr9" draw:text-style-name="P9" draw:layer="layout" svg:width="0.149cm" svg:height="0.173cm" svg:x="7.437cm" svg:y="16.624cm" svg:viewBox="0 0 150 174" svg:d="M150 81c0 4 0 9 0 9 0 4 0 4 0 8h-120c0 17 4 30 14 38 13 9 25 17 42 17 4 0 9-4 17-4 4 0 9 0 13 0s8 0 12-4c5 0 9 0 13 0v21c-8 4-17 4-29 8-9 0-17 0-30 0s-25 0-38-4c-10-4-18-8-27-17-4-8-8-17-12-29-5-9-5-22-5-34 0-13 0-22 5-35 4-9 8-21 17-26 4-8 12-17 22-21 8-4 21-8 34-8 8 0 21 4 29 8 9 4 17 9 21 13 9 8 13 17 17 25 0 9 5 22 5 35zM120 77c0-9 0-18-4-22 0-4-4-13-9-17-4-4-8-9-12-9-5-4-13-4-22-4-4 0-8 0-16 4-5 0-9 5-13 9s-4 13-10 17c0 4-4 13-4 22z">
          <text:p/>
        </draw:path>
        <draw:path draw:style-name="gr9" draw:text-style-name="P9" draw:layer="layout" svg:width="0.098cm" svg:height="0.081cm" svg:x="7.649cm" svg:y="16.56cm" svg:viewBox="0 0 99 82" svg:d="M34 0l-4 82h-25l-5-82zM99 0l-4 82h-26l-4-82z">
          <text:p/>
        </draw:path>
        <draw:path draw:style-name="gr7" draw:text-style-name="P7" draw:layer="layout" svg:width="0.081cm" svg:height="0.11cm" svg:x="7.831cm" svg:y="16.742cm" svg:viewBox="0 0 82 111" svg:d="M0 90c5 0 9-4 18-4 4 0 8-4 12-4 5-4 9-4 9-9 4-4 4-8 4-13 0-4 0-8 0-12-4 0-4-5-8-9l-5-4c0-5 0-10 0-14s0-4 0-8c0 0 0-4 5-4 0-5 4-5 4-9 4 0 8 0 13 0s9 0 9 0c4 4 8 4 13 9 0 4 4 8 4 12 4 4 4 14 4 18 0 9-4 21-4 30-4 9-9 13-17 21-9 4-18 13-26 17-9 0-22 4-35 4z">
          <text:p/>
        </draw:path>
        <draw:path draw:style-name="gr8" draw:text-style-name="P8" draw:layer="layout" svg:width="0.139cm" svg:height="0.174cm" svg:x="4.636cm" svg:y="17.128cm" svg:viewBox="0 0 140 175" svg:d="M111 171v-21c-9 8-17 16-26 21-8 0-21 4-29 4-9 0-17 0-26-4-8 0-14-5-18-9s-8-8-8-17c-4-4-4-12-4-17 0-17 8-29 22-43 8-9 29-13 55-13h34v-13c0-12-4-17-13-25-4-4-13-9-25-9-13 0-22 0-30 5-9 0-17 4-31 8v-25c4-4 10-4 14-4s8-5 17-5c4 0 8 0 13-4 8 0 13 0 17 0 12 0 21 0 29 4 9 5 13 5 17 9 9 4 13 12 17 17 0 8 4 17 4 25v116zM111 94h-38c-9 0-13 5-17 5-9 0-13 4-13 4-4 4-9 8-9 13 0 0-4 4-4 12 0 0 0 5 4 9 0 0 0 4 5 8 0 0 4 0 8 5 4 0 9 0 13 0s13 0 21-5c9-4 17-12 30-21z">
          <text:p/>
        </draw:path>
        <draw:polygon draw:style-name="gr8" draw:text-style-name="P8" draw:layer="layout" svg:width="0.136cm" svg:height="0.238cm" svg:x="4.83cm" svg:y="17.064cm" svg:viewBox="0 0 137 239" draw:points="56,26 9,26 9,0 85,0 85,213 137,213 137,239 0,239 0,213 56,213">
          <text:p/>
        </draw:polygon>
        <draw:path draw:style-name="gr8" draw:text-style-name="P8" draw:layer="layout" svg:width="0.149cm" svg:height="0.225cm" svg:x="5cm" svg:y="17.077cm" svg:viewBox="0 0 150 226" svg:d="M150 222c-5 0-13 0-22 4-4 0-13 0-21 0-22 0-35-4-48-17-8-8-12-21-12-42v-85h-47v-27h47v-46l25-9v55h78v27h-78v85c0 8 4 21 13 25 4 4 12 9 26 9 9 0 13 0 17 0 9 0 13-5 22-5z">
          <text:p/>
        </draw:path>
        <draw:path draw:style-name="gr8" draw:text-style-name="P8" draw:layer="layout" svg:width="0.149cm" svg:height="0.174cm" svg:x="5.195cm" svg:y="17.128cm" svg:viewBox="0 0 150 175" svg:d="M150 81c0 0 0 4 0 9 0 4 0 4 0 8h-120c0 17 4 30 12 39 13 8 27 12 44 12 4 0 8 0 12 0 9 0 13 0 17 0 5 0 9-4 13-4s9 0 13 0v21c-9 4-17 4-30 4-8 5-17 5-29 5-13 0-27 0-40-5-8-4-16-12-25-17-4-8-8-16-13-29-4-9-4-21-4-34 0-14 0-26 4-35 5-13 9-21 13-30 9-8 17-12 25-17 9-4 23-8 35-8 9 0 21 4 30 8 8 0 17 9 21 13 9 9 13 17 17 26 0 8 5 21 5 34zM120 76c0-8 0-17-5-21 0-8-4-13-8-17s-9-8-13-8c-4-5-12-5-21-5-4 0-13 0-18 5-4 0-8 4-13 8-4 4-8 9-8 17-4 4-4 13-4 21z">
          <text:p/>
        </draw:path>
        <draw:path draw:style-name="gr8" draw:text-style-name="P8" draw:layer="layout" svg:width="0.138cm" svg:height="0.17cm" svg:x="5.394cm" svg:y="17.128cm" svg:viewBox="0 0 139 171" svg:d="M0 4h27l4 31c8-13 17-22 25-26 13-5 22-9 30-9 17 0 30 9 42 17 9 14 13 31 9 52h-26c0-17-4-25-8-34-4-4-13-8-21-8-4 0-9 0-9 4-4 0-8 0-12 4-5 4-9 9-13 13-9 4-13 8-17 17v106h-31z">
          <text:p/>
        </draw:path>
        <draw:path draw:style-name="gr8" draw:text-style-name="P8" draw:layer="layout" svg:width="0.131cm" svg:height="0.17cm" svg:x="5.577cm" svg:y="17.128cm" svg:viewBox="0 0 132 171" svg:d="M0 4h25v27c4-6 9-10 13-14s8-8 12-8c5-5 13-5 17-5 5-4 9-4 13-4 17 0 30 4 38 17 10 8 14 26 14 48v106h-31v-106c0-13 0-22-4-30-4-4-13-10-21-10-4 0-9 0-13 0-4 6-4 6-8 10-5 0-9 4-13 8-4 5-8 13-17 17v111h-25z">
          <text:p/>
        </draw:path>
        <draw:path draw:style-name="gr8" draw:text-style-name="P8" draw:layer="layout" svg:width="0.135cm" svg:height="0.174cm" svg:x="5.759cm" svg:y="17.128cm" svg:viewBox="0 0 136 175" svg:d="M110 171v-21c-8 8-17 16-30 21-8 0-17 4-29 4-9 0-17 0-21-4-9 0-13-5-17-9-5-4-9-8-13-17 0-4 0-12 0-17 0-17 4-29 17-43 13-9 30-13 55-13h34v-13c0-12-4-17-9-25-4-4-17-9-29-9-9 0-17 0-26 5-12 0-21 4-29 8v-25c4-4 8-4 12-4 5 0 9-5 13-5s13 0 17-4c4 0 8 0 17 0 8 0 17 0 25 4 9 5 18 5 22 9 5 4 9 12 13 17 4 8 4 17 4 25v116zM106 94h-34c-9 0-17 5-21 5s-9 4-13 4c-4 4-4 8-8 13 0 0 0 4 0 12 0 0 0 5 0 9 0 0 4 4 4 8 4 0 8 0 8 5 5 0 9 0 13 0 8 0 17 0 25-5 9-4 17-12 26-21z">
          <text:p/>
        </draw:path>
        <draw:path draw:style-name="gr8" draw:text-style-name="P8" draw:layer="layout" svg:width="0.148cm" svg:height="0.225cm" svg:x="5.933cm" svg:y="17.077cm" svg:viewBox="0 0 149 226" svg:d="M149 222c-4 0-13 0-17 4-8 0-17 0-21 0-21 0-38-4-47-17-13-8-18-21-18-42v-85h-46v-27h46v-46l31-9v55h72v27h-72v85c0 8 4 21 8 25 9 4 17 9 30 9 4 0 9 0 17 0 4 0 13-5 17-5z">
          <text:p/>
        </draw:path>
        <draw:path draw:style-name="gr8" draw:text-style-name="P8" draw:layer="layout" svg:width="0.136cm" svg:height="0.238cm" svg:x="6.136cm" svg:y="17.06cm" svg:viewBox="0 0 137 239" svg:d="M56 98h-47v-26h77v145h51v22h-137v-22h56zM69 0c0 0 4 4 8 4 0 0 5 5 9 5 0 4 0 4 4 8 0 0 0 4 0 8 0 5 0 5 0 9-4 4-4 4-4 9-4 0-9 0-9 4-4 0-8 0-8 0-4 0-8 0-8 0-5-4-9-4-9-4-4-5-4-5-4-9-4-4-4-4-4-9 0-4 0-8 4-8 0-4 0-4 4-8 0 0 4-5 9-5 0 0 4-4 8-4z">
          <text:p/>
        </draw:path>
        <draw:polygon draw:style-name="gr8" draw:text-style-name="P8" draw:layer="layout" svg:width="0.165cm" svg:height="0.166cm" svg:x="6.306cm" svg:y="17.132cm" svg:viewBox="0 0 166 167" draw:points="0,0 33,0 77,112 86,137 94,112 132,0 166,0 102,167 68,167">
          <text:p/>
        </draw:polygon>
        <draw:path draw:style-name="gr8" draw:text-style-name="P8" draw:layer="layout" svg:width="0.148cm" svg:height="0.174cm" svg:x="6.501cm" svg:y="17.128cm" svg:viewBox="0 0 149 175" svg:d="M149 81c0 0 0 4 0 9 0 4 0 4 0 9h-116c0 17 5 29 13 38 9 8 21 13 44 13 4 0 8 0 12 0 5 0 9 0 13 0s9-5 13-5 8 0 13 0v21c-9 5-17 5-26 5-8 4-21 4-31 4-17 0-29 0-38-4-8-5-17-13-25-17-9-9-13-17-13-30-4-8-8-21-8-34 0-14 4-26 8-35 0-13 9-21 13-30 8-8 12-12 25-16 9-5 17-9 30-9 14 0 22 4 35 9 8 0 13 8 21 12 4 9 9 17 13 26 4 8 4 21 4 34zM119 76c0-8 0-17 0-21-4-8-4-13-8-17s-9-8-17-8c-4-5-10-5-18-5-9 0-13 0-17 5-4 0-9 4-13 8s-8 9-8 17c-5 4-5 13-5 21z">
          <text:p/>
        </draw:path>
        <draw:path draw:style-name="gr8" draw:text-style-name="P8" draw:layer="layout" svg:width="0.145cm" svg:height="0.085cm" svg:x="6.691cm" svg:y="17.166cm" svg:viewBox="0 0 146 86" svg:d="M146 27h-146v-27h146zM146 86h-146v-26h146z">
          <text:p/>
        </draw:path>
        <draw:path draw:style-name="gr9" draw:text-style-name="P9" draw:layer="layout" svg:width="0.102cm" svg:height="0.077cm" svg:x="6.899cm" svg:y="17.064cm" svg:viewBox="0 0 103 78" svg:d="M39 0l-4 78h-31l-4-78zM103 0l-5 78h-25l-8-78z">
          <text:p/>
        </draw:path>
        <draw:path draw:style-name="gr9" draw:text-style-name="P9" draw:layer="layout" svg:width="0.148cm" svg:height="0.225cm" svg:x="7.056cm" svg:y="17.077cm" svg:viewBox="0 0 149 226" svg:d="M149 222c-4 0-13 0-21 4-4 0-14 0-22 0-22 0-34-4-47-17-9-8-13-21-13-42v-85h-46v-27h46v-46l26-9v55h77v27h-77v85c0 8 4 21 12 25 5 4 13 9 26 9 8 0 14 0 18 0 8 0 13-5 21-5z">
          <text:p/>
        </draw:path>
        <draw:polygon draw:style-name="gr9" draw:text-style-name="P9" draw:layer="layout" svg:width="0.174cm" svg:height="0.166cm" svg:x="7.238cm" svg:y="17.132cm" svg:viewBox="0 0 175 167" draw:points="175,0 149,167 116,167 89,98 85,81 81,98 55,167 21,167 0,0 26,0 43,116 43,141 51,116 76,43 98,43 124,116 132,137 132,116 145,0">
          <text:p/>
        </draw:polygon>
        <draw:path draw:style-name="gr9" draw:text-style-name="P9" draw:layer="layout" svg:width="0.157cm" svg:height="0.174cm" svg:x="7.433cm" svg:y="17.128cm" svg:viewBox="0 0 158 175" svg:d="M158 85c0 14-4 26-9 39 0 9-8 17-12 26-10 8-18 12-27 16-8 5-21 9-34 9-12 0-21 0-33-4-9-5-17-13-22-17-8-9-12-17-17-30-4-8-4-21-4-34 0-14 0-26 4-39 5-9 9-17 17-26 9-8 17-12 26-16 8-5 21-9 34-9 12 0 21 4 29 9 13 0 17 8 27 12 8 9 12 17 17 30 0 8 4 21 4 34zM127 90c0-14 0-22-4-31-4-8-4-12-8-17-5-8-9-8-17-12-5-5-13-5-22-5-8 0-12 0-21 5-4 4-12 8-12 12-5 9-9 13-9 22-4 8-4 17-4 26s0 17 4 26c0 8 4 12 9 21 4 4 8 8 17 8 4 5 12 5 16 5 9 0 17 0 26-5 4-4 8-8 13-12 4-9 8-13 8-22 4-8 4-12 4-21z">
          <text:p/>
        </draw:path>
        <draw:path draw:style-name="gr9" draw:text-style-name="P9" draw:layer="layout" svg:width="0.055cm" svg:height="0.055cm" svg:x="7.671cm" svg:y="17.247cm" svg:viewBox="0 0 56 56" svg:d="M26 0c4 0 8 0 13 0 0 4 4 4 8 8 0 0 4 4 4 9 0 4 5 8 5 8 0 5-5 9-5 13s-4 4-4 8c-4 6-8 6-8 6-5 4-9 4-13 4s-9 0-9-4c-4 0-8 0-8-6-4-4-9-4-9-8s0-8 0-13c0 0 0-4 0-8 0-5 5-9 9-9 0-4 4-4 8-8 0 0 5 0 9 0z">
          <text:p/>
        </draw:path>
        <draw:path draw:style-name="gr9" draw:text-style-name="P9" draw:layer="layout" svg:width="0.127cm" svg:height="0.174cm" svg:x="7.823cm" svg:y="17.128cm" svg:viewBox="0 0 128 175" svg:d="M128 128c0 4 0 9-4 13 0 4-4 8-8 12-6 5-6 9-14 9-4 4-9 4-13 8-4 0-8 0-17 5-4 0-8 0-13 0-12 0-25 0-33 0-9-5-18-5-26-9v-25c8 4 17 4 26 8 12 0 21 0 29 0 13 0 26 0 30-4 8-4 13-8 13-17 0-4 0-4-5-8 0 0 0-5-4-5-4-4-8-4-13-8-4-4-12-4-25-9-4 0-13-4-17-8-8 0-13-6-17-10s-9-8-13-12c-4-5-4-13-4-22 0-4 0-8 4-12 0-9 4-13 9-17 8-4 13-9 21-13 13 0 21-4 34-4 8 0 17 0 21 0 9 4 17 4 27 4v25c-10 0-18 0-27-4-8 0-13 0-21 0-4 0-13 0-17 0-4 4-8 4-13 4-4 5-4 5-4 9-4 4-4 4-4 8 0 5 0 5 0 9 4 0 4 4 8 8 5 0 9 5 13 5 4 4 13 4 21 8 13 4 21 4 26 8 8 6 12 10 18 14 4 0 8 5 8 13 4 4 4 9 4 17z">
          <text:p/>
        </draw:path>
        <draw:path draw:style-name="gr9" draw:text-style-name="P9" draw:layer="layout" svg:width="0.136cm" svg:height="0.237cm" svg:x="8.005cm" svg:y="17.06cm" svg:viewBox="0 0 137 238" svg:d="M57 98h-48v-26h77v145h51v21h-137v-21h57zM69 0c0 0 4 4 9 4l4 5c4 4 4 4 8 8 0 0 0 4 0 8 0 5 0 5 0 9-4 4-4 4-8 8 0 0-4 0-4 5-5 0-9 0-9 0-4 0-8 0-12 0 0-5-5-5-5-5-4-4-4-4-4-8-4-4-4-4-4-9 0-4 0-8 4-8 0-4 0-4 4-8l5-5c4 0 8-4 12-4z">
          <text:p/>
        </draw:path>
        <draw:path draw:style-name="gr9" draw:text-style-name="P9" draw:layer="layout" svg:width="0.14cm" svg:height="0.237cm" svg:x="8.183cm" svg:y="17.065cm" svg:viewBox="0 0 141 238" svg:d="M0 153c0-13 0-25 5-34 4-14 12-22 16-31 9-8 17-12 26-16 13-5 21-9 34-9 4 0 14 4 18 4s8 0 13 0v-67h29v234h-25v-30c-9 13-17 21-26 25-9 5-22 9-30 9-13 0-22-4-26-4-8-5-17-13-21-17-4-9-8-17-8-30-5-8-5-21-5-34zM30 153c0 21 4 34 8 47 5 8 13 13 26 13 8 0 13-5 21-9 10-8 18-17 27-30v-77c-5-4-9-4-13-4-9-5-14-5-18-5-17 0-30 5-38 17-9 9-13 27-13 48z">
          <text:p/>
        </draw:path>
        <draw:path draw:style-name="gr9" draw:text-style-name="P9" draw:layer="layout" svg:width="0.148cm" svg:height="0.174cm" svg:x="8.37cm" svg:y="17.128cm" svg:viewBox="0 0 149 175" svg:d="M149 81c0 0 0 4 0 9 0 4 0 4 0 9h-120c0 17 9 29 17 38 9 8 22 13 43 13 4 0 8 0 13 0 4 0 8 0 12 0 5 0 9-5 13-5s9 0 14 0v21c-10 5-18 5-27 5-12 4-21 4-29 4-17 0-30 0-39-4-12-5-21-13-25-17-8-9-13-17-17-30 0-8-4-21-4-34 0-14 4-26 8-35 0-13 5-21 13-30 8-8 13-12 25-16 9-5 17-9 30-9s21 4 30 9c13 0 17 8 25 12 5 9 10 17 14 26 4 8 4 21 4 34zM119 76c0-8 0-17 0-21-5-8-5-13-9-17s-8-8-17-8c-4-5-8-5-17-5-8 0-13 0-17 5-4 0-8 4-13 8-4 4-8 9-12 17 0 4 0 13-5 21z">
          <text:p/>
        </draw:path>
        <draw:path draw:style-name="gr9" draw:text-style-name="P9" draw:layer="layout" svg:width="0.14cm" svg:height="0.237cm" svg:x="8.556cm" svg:y="17.065cm" svg:viewBox="0 0 141 238" svg:d="M0 153c0-13 5-25 5-34 4-14 12-22 17-31 8-8 16-12 25-16 13-5 21-9 34-9 8 0 13 4 17 4s8 0 17 0v-67h26v234h-26v-30c-9 13-17 21-26 25-8 5-21 9-29 9-13 0-17-4-26-4-8-5-12-13-17-17-8-9-8-17-12-30-5-8-5-21-5-34zM30 153c0 21 4 34 8 47 9 8 17 13 26 13 8 0 17-5 25-9 5-8 13-17 26-30v-77c-9-4-13-4-17-4-4-5-13-5-17-5-17 0-30 5-38 17-9 9-13 27-13 48z">
          <text:p/>
        </draw:path>
        <draw:path draw:style-name="gr9" draw:text-style-name="P9" draw:layer="layout" svg:width="0.102cm" svg:height="0.077cm" svg:x="8.768cm" svg:y="17.064cm" svg:viewBox="0 0 103 78" svg:d="M38 0l-4 78h-29l-5-78zM103 0l-4 78h-31l-4-78z">
          <text:p/>
        </draw:path>
        <draw:path draw:style-name="gr7" draw:text-style-name="P7" draw:layer="layout" svg:width="0.093cm" svg:height="0.317cm" svg:x="8.955cm" svg:y="17.052cm" svg:viewBox="0 0 94 318" svg:d="M17 0c52 46 77 97 77 156 0 13 0 26 0 39-4 12-8 25-13 39-8 12-17 29-25 42-9 13-21 25-39 42l-17-17c22-21 39-46 52-67 8-27 12-48 12-74 0-55-21-101-64-143z">
          <text:p/>
        </draw:path>
      </draw:page>
      <draw:page draw:name="page8" draw:style-name="dp1" draw:master-page-name="master-page29">
        <draw:polygon draw:style-name="gr1" draw:text-style-name="P1" draw:layer="layout" svg:width="20.028cm" svg:height="0.029cm" svg:x="3.996cm" svg:y="7.493cm" svg:viewBox="0 0 20029 30" draw:points="0,0 20029,0 20029,30 0,30">
          <text:p/>
        </draw:polygon>
        <draw:frame draw:style-name="gr2" draw:text-style-name="P2" draw:layer="layout" svg:width="20.044cm" svg:height="4.507cm" svg:x="3.996cm" svg:y="7.929cm">
          <draw:image xlink:href="Pictures/100000000000127900000427BB5BA13D.jpg" xlink:type="simple" xlink:show="embed" xlink:actuate="onLoad" draw:mime-type="image/jpeg">
            <text:p/>
          </draw:image>
        </draw:frame>
        <draw:path draw:style-name="gr5" draw:text-style-name="P5" draw:layer="layout" svg:width="0.139cm" svg:height="0.237cm" svg:x="5.967cm" svg:y="1.143cm" svg:viewBox="0 0 140 238" svg:d="M0 152c0-12 0-25 4-38 4-8 8-21 17-25 8-9 17-13 25-17 9-5 21-9 35-9 4 0 9 0 17 0 4 4 8 4 13 4v-67h29v234h-25v-30c-9 9-17 17-30 26-9 4-18 8-30 8-9 0-17-4-26-8-4-5-12-9-17-17-4-5-8-13-8-26-4-8-4-21-4-35zM29 152c0 18 0 35 9 44 4 12 12 17 25 17 4 0 13-5 22-9 9-8 17-17 26-29v-82c-5 0-9 0-17-4-4 0-9 0-18 0-13 0-26 4-34 13-8 12-13 29-13 50z">
          <text:p/>
        </draw:path>
        <draw:path draw:style-name="gr5" draw:text-style-name="P5" draw:layer="layout" svg:width="0.148cm" svg:height="0.174cm" svg:x="6.153cm" svg:y="1.206cm" svg:viewBox="0 0 149 175" svg:d="M149 77c0 4 0 8 0 12 0 0 0 6 0 10h-119c0 17 4 30 17 38 8 8 21 13 38 13 4 0 13 0 17 0s8 0 12 0c5-5 9-5 13-5s9 0 14-4v26c-10 0-18 4-27 4-12 4-21 4-33 4-13 0-26-4-34-8-13-5-21-9-26-17-8-5-13-13-17-26-4-12-4-21-4-39 0-8 0-21 4-29 4-13 9-22 17-30 5-9 13-13 22-17 12-5 21-9 33-9 13 0 22 0 30 4 8 5 17 9 25 17 5 9 10 13 14 26 4 9 4 17 4 30zM119 72c0-4 0-12-5-21 0-4-4-8-8-12 0-5-8-9-13-13-4 0-12-5-17-5-8 0-12 5-17 5-8 4-12 8-16 13-5 4-5 8-9 12 0 9-4 17-4 21z">
          <text:p/>
        </draw:path>
        <draw:polygon draw:style-name="gr5" draw:text-style-name="P5" draw:layer="layout" svg:width="0.136cm" svg:height="0.233cm" svg:x="6.348cm" svg:y="1.143cm" svg:viewBox="0 0 137 234" draw:points="55,21 8,21 8,0 86,0 86,209 137,209 137,234 0,234 0,209 55,209">
          <text:p/>
        </draw:polygon>
        <draw:path draw:style-name="gr5" draw:text-style-name="P5" draw:layer="layout" svg:width="0.152cm" svg:height="0.224cm" svg:x="6.518cm" svg:y="1.156cm" svg:viewBox="0 0 153 225" svg:d="M153 217c-8 4-17 4-21 4-8 0-13 4-21 4-22 0-39-8-48-17-13-8-17-21-17-42v-89h-46v-22h46v-47l30-8v55h77v22h-77v85c0 13 4 21 8 29 9 5 18 9 31 9 4 0 9 0 17-4 4 0 13 0 21 0z">
          <text:p/>
        </draw:path>
        <draw:path draw:style-name="gr5" draw:text-style-name="P5" draw:layer="layout" svg:width="0.135cm" svg:height="0.173cm" svg:x="6.717cm" svg:y="1.207cm" svg:viewBox="0 0 136 174" svg:d="M111 170v-21c-8 8-18 13-26 17-13 4-22 8-30 8-13 0-21-4-26-4-8-4-12-8-17-13-4-4-8-8-8-12-4-5-4-13-4-17 0-17 4-34 17-44 12-8 34-12 55-12h39v-17c0-9-4-17-14-21-4-9-12-9-30-9-8 0-16 0-25 4-8 0-17 5-30 9v-30c5 0 9 0 13 0 4-4 9-4 13-4 8 0 13-4 17-4s12 0 17 0c8 0 21 0 25 4 10 0 18 4 23 8 8 4 12 13 12 17 4 9 4 17 4 26v115zM111 94h-39c-9 0-13 0-21 4-5 0-9 0-13 4 0 5-4 5-4 9-5 4-5 8-5 13 0 4 0 8 5 8 0 4 0 8 4 8 0 5 4 5 8 9 5 0 9 0 13 0s13 0 21-4c9-5 17-13 31-21z">
          <text:p/>
        </draw:path>
        <draw:path draw:style-name="gr5" draw:text-style-name="P5" draw:layer="layout" svg:width="0.144cm" svg:height="0.084cm" svg:x="7.09cm" svg:y="1.245cm" svg:viewBox="0 0 145 85" svg:d="M145 25h-145v-25h145zM145 85h-145v-25h145z">
          <text:p/>
        </draw:path>
        <draw:path draw:style-name="gr5" draw:text-style-name="P5" draw:layer="layout" svg:width="0.169cm" svg:height="0.216cm" svg:x="7.45cm" svg:y="1.16cm" svg:viewBox="0 0 170 217" svg:d="M170 171h-38v46h-29v-46h-103v-26l94-145h38v145h38zM103 25l-73 120h73z">
          <text:p/>
        </draw:path>
        <draw:path draw:style-name="gr5" draw:text-style-name="P5" draw:layer="layout" svg:width="0.127cm" svg:height="0.17cm" svg:x="6.539cm" svg:y="1.711cm" svg:viewBox="0 0 128 171" svg:d="M128 124c0 4 0 13-4 17 0 4-5 9-9 13 0 4-4 4-8 8-4 0-13 4-17 4-4 5-9 5-17 5-4 0-9 0-13 0-13 0-21 0-34 0-8 0-17-5-26-5v-25c9 0 18 4 30 4 9 5 17 5 26 5 17 0 25-5 34-9 4-4 8-8 8-13 0-4 0-8 0-8-4-5-4-5-8-9 0 0-4-4-13-8-4 0-13-5-21-5-9-4-17-8-21-8-9-4-13-8-17-13-5 0-9-8-13-12 0-6-5-10-5-18 0-5 5-9 5-17 4-5 4-9 13-13 4-4 12-8 21-13 8-4 17-4 30-4 8 0 17 0 25 0 4 0 13 0 21 4v26c-8-5-17-5-25-5-9 0-13-4-21-4-5 0-13 4-17 4-5 0-9 0-13 5l-4 4c-5 4-5 8-5 8 0 5 0 9 5 9 0 4 0 4 4 8 4 6 8 6 13 10 8 0 12 4 21 4 13 4 21 9 25 13 9 0 13 4 17 8s9 9 9 13c4 4 4 13 4 17z">
          <text:p/>
        </draw:path>
        <draw:path draw:style-name="gr5" draw:text-style-name="P5" draw:layer="layout" svg:width="0.139cm" svg:height="0.238cm" svg:x="6.713cm" svg:y="1.643cm" svg:viewBox="0 0 140 239" svg:d="M0 158c0-13 0-26 4-39s12-21 17-30c9-4 18-12 26-17 13-4 21-4 34-4 4 0 13 0 17 0s9 4 13 4v-72h29v239h-25v-34c-8 13-17 21-25 25-9 9-22 9-30 9-13 0-21 0-26-5-9-4-13-8-22-16-4-9-8-17-8-26-4-9-4-21-4-34zM30 154c0 21 4 38 9 47 4 8 12 17 25 17 8 0 17-5 21-13 9-4 17-17 26-30v-77c-4 0-9-5-13-5-8 0-13 0-17 0-17 0-30 5-38 13-9 13-13 26-13 48z">
          <text:p/>
        </draw:path>
        <draw:path draw:style-name="gr5" draw:text-style-name="P5" draw:layer="layout" svg:width="0.144cm" svg:height="0.081cm" svg:x="7.09cm" svg:y="1.749cm" svg:viewBox="0 0 145 82" svg:d="M145 21h-145v-21h145zM145 82h-145v-26h145z">
          <text:p/>
        </draw:path>
        <draw:path draw:style-name="gr5" draw:text-style-name="P5" draw:layer="layout" svg:width="0.169cm" svg:height="0.216cm" svg:x="7.45cm" svg:y="1.664cm" svg:viewBox="0 0 170 217" svg:d="M170 166h-38v51h-29v-51h-103v-26l94-140h38v140h38zM103 26l-73 114h73z">
          <text:p/>
        </draw:path>
        <draw:path draw:style-name="gr5" draw:text-style-name="P5" draw:layer="layout" svg:width="0.055cm" svg:height="0.056cm" svg:x="7.692cm" svg:y="1.825cm" svg:viewBox="0 0 56 57" svg:d="M29 0c5 0 10 5 10 5 4 0 8 4 8 4 5 4 9 10 9 10 0 4 0 8 0 12 0 5 0 9 0 13 0 0-4 4-9 8 0 0-4 5-8 5 0 0-5 0-10 0-4 0-8 0-12 0 0 0-5-5-9-5 0-4-4-8-4-8 0-4-4-8-4-13 0-4 4-8 4-12 0 0 4-6 4-10 4 0 9-4 9-4 4 0 8-5 12-5z">
          <text:p/>
        </draw:path>
        <draw:path draw:style-name="gr5" draw:text-style-name="P5" draw:layer="layout" svg:width="0.149cm" svg:height="0.22cm" svg:x="7.831cm" svg:y="1.66cm" svg:viewBox="0 0 150 221" svg:d="M150 98c0 21 0 42-4 55-9 17-13 29-26 38-8 8-21 17-35 22-17 4-34 8-50 8h-22v-26h22c12 0 25-4 38-4 8-4 18-9 26-13 9-8 13-13 17-21 0-9 4-17 4-30v-4c-4 4-12 9-21 9-8 4-22 4-31 4-12 0-21 0-29-4-9-5-17-9-21-13-5-9-9-13-13-21-5-9-5-17-5-26 0-12 5-21 5-29 4-9 8-18 17-22 8-8 13-13 25-17 9-4 17-4 30-4 8 0 22 0 31 4 8 4 16 9 21 17 8 9 12 17 17 30 4 13 4 30 4 47zM73 21c-5 0-9 4-17 4-5 5-9 5-13 9s-4 9-8 17c0 4-5 13-5 17 0 8 0 13 5 21 0 4 4 9 8 13 0 4 4 4 13 8 4 0 8 5 17 5 4 0 8-5 12-5 6 0 10 0 14 0 4-4 9-4 13-8 4 0 8 0 8-4 0-13 0-26 0-34-4-13-8-17-12-26 0-4-9-8-13-13-4 0-14-4-22-4z">
          <text:p/>
        </draw:path>
        <draw:path draw:style-name="gr5" draw:text-style-name="P5" draw:layer="layout" svg:width="0.127cm" svg:height="0.174cm" svg:x="5.229cm" svg:y="2.211cm" svg:viewBox="0 0 128 175" svg:d="M128 128c0 5 0 9 0 13-4 9-4 13-8 13-4 4-9 8-13 13-4 0-9 4-13 4-8 0-13 4-17 4s-13 0-17 0c-12 0-22 0-30 0-13 0-22-4-30-4v-30c8 4 21 9 30 9 8 0 22 0 30 0 13 0 21 0 30-5 8-4 8-8 8-17 0 0 0-5 0-9l-4-4c-4-5-8-5-13-9-8 0-17-4-25-8-8 0-13-5-22-5-4-4-13-8-17-12-4-5-9-9-9-13-4-4-4-13-4-17s0-13 0-17c4-4 9-8 13-17 4-4 13-8 21-8 10-5 22-9 35-9 4 0 13 4 21 4 9 0 17 0 26 5v25c-9-4-17-4-26-4-8-4-17-4-21-4-9 0-13 0-21 4-4 0-9 0-9 4-5 0-9 4-9 4 0 4 0 9 0 9 0 4 0 8 0 8 0 4 4 4 9 9 0 0 5 4 13 4 4 4 13 8 21 8 9 5 17 9 26 9 4 4 13 8 17 13 4 4 4 8 8 12 0 5 0 9 0 18z">
          <text:p/>
        </draw:path>
        <draw:path draw:style-name="gr5" draw:text-style-name="P5" draw:layer="layout" svg:width="0.131cm" svg:height="0.237cm" svg:x="5.416cm" svg:y="2.148cm" svg:viewBox="0 0 132 238" svg:d="M56 93h-52v-26h81v146h47v25h-132v-25h56zM64 0c4 0 8 0 8 0 5 0 5 4 9 4 0 4 4 4 4 8 0 5 4 5 4 9s-4 4-4 8c0 5-4 5-4 9 0 0-4 4-9 4 0 0-4 0-8 0s-4 0-8 0c-5 0-5-4-9-4 0-4-4-4-4-9 0-4 0-4 0-8s0-4 0-9c0-4 4-4 4-8 4 0 4-4 9-4 4 0 4 0 8 0z">
          <text:p/>
        </draw:path>
        <draw:path draw:style-name="gr5" draw:text-style-name="P5" draw:layer="layout" svg:width="0.157cm" svg:height="0.242cm" svg:x="5.589cm" svg:y="2.211cm" svg:viewBox="0 0 158 243" svg:d="M133 30c0 4 4 8 4 12 4 5 4 9 4 17 0 9 0 17-4 23-4 8-9 17-13 21-8 4-13 8-22 13-9 0-17 4-25 4-9 0-13-4-22-4-4 0-8-5-12-5-5 0-5 5-9 9 0 0 0 4 0 8 0 5 0 9 4 9 5 4 13 4 17 8h43c9 0 18 0 26 5 9 0 13 4 17 8 4 0 9 4 13 13 4 4 4 8 4 17 0 8 0 12-4 21-4 4-9 13-17 17-4 4-13 8-26 12-9 5-22 5-34 5-17 0-26 0-39-5-8 0-16-4-21-8-4-4-8-8-12-13-5-4-5-12-5-17 0-8 0-17 5-21 4-8 8-12 17-17 0-4-5-4-5-8-4 0-4-4-8-4 0-5 0-5 0-9-4-4-4-4-4-8 0-5 4-13 8-17 0-9 4-13 9-17 0-5 0-9-5-9 0-4-4-4-4-8 0-6 0-6 0-10-4-4-4-8-4-13 0-8 4-17 4-21 4-8 9-17 17-21 4-4 13-8 17-13 8 0 17-4 30-4 4 0 8 4 8 4 4 0 8 0 13 0h60v26zM30 196c0 9 4 13 13 17 8 4 21 9 34 9 8 0 16-5 25-5 5 0 9-4 14-8 4 0 8-4 8-9 0-4 4-4 4-8 0-9-4-13-8-17-9-4-18-4-27-4l-46-4c0 4-4 8-9 8 0 4-4 4-4 8l-4 5c0 4 0 8 0 8zM38 59c0 5 0 9 5 13 0 10 4 10 8 14 0 4 4 4 9 8 4 0 8 0 17 0 4 0 8 0 12 0 4-4 9-4 13-8 5-4 5-10 9-14 0-4 0-8 0-13 0-4 0-8 0-12-4-5-4-9-9-13-4-4-9-4-13-8-4 0-8 0-12 0-9 0-13 0-17 0-5 4-9 4-13 8 0 4-4 8-4 13-5 4-5 8-5 12z">
          <text:p/>
        </draw:path>
        <draw:path draw:style-name="gr5" draw:text-style-name="P5" draw:layer="layout" svg:width="0.055cm" svg:height="0.055cm" svg:x="5.827cm" svg:y="2.33cm" svg:viewBox="0 0 56 56" svg:d="M25 0c4 0 10 0 14 4 0 0 4 0 8 5 0 5 4 5 4 9s5 8 5 13c0 4-5 4-5 8s-4 9-4 9c-4 4-8 4-8 8-4 0-10 0-14 0s-8 0-13 0c0-4-4-4-8-8 0 0-4-5-4-9s0-4 0-8c0-5 0-9 0-13s4-4 4-9c4-5 8-5 8-5 5-4 9-4 13-4z">
          <text:p/>
        </draw:path>
        <draw:polygon draw:style-name="gr5" draw:text-style-name="P5" draw:layer="layout" svg:width="0.136cm" svg:height="0.238cm" svg:x="5.975cm" svg:y="2.147cm" svg:viewBox="0 0 137 239" draw:points="56,26 4,26 4,0 86,0 86,213 137,213 137,239 0,239 0,213 56,213">
          <text:p/>
        </draw:polygon>
        <draw:path draw:style-name="gr5" draw:text-style-name="P5" draw:layer="layout" svg:width="0.148cm" svg:height="0.174cm" svg:x="6.153cm" svg:y="2.211cm" svg:viewBox="0 0 149 175" svg:d="M149 81c0 4 0 8 0 8 0 4 0 4 0 9h-119c0 17 4 30 17 39 8 8 21 17 38 17 4 0 13-4 17-4s8 0 12 0c5 0 9 0 13-5 4 0 9 0 14 0v22c-10 4-18 4-27 8-12 0-21 0-33 0-13 0-26 0-34-4-13-4-21-9-26-17-8-9-13-17-17-31-4-8-4-21-4-34s0-21 4-34c4-8 9-21 17-25 5-9 13-17 22-21 12-5 21-9 33-9 13 0 22 4 30 9 8 4 17 8 25 12 5 9 10 17 14 26 4 8 4 21 4 34zM119 76c0-8 0-17-5-21 0-4-4-13-8-17 0-4-8-8-13-8-4-4-12-4-17-4-8 0-12 0-17 4-8 0-12 4-16 8-5 4-5 13-9 17 0 4-4 13-4 21z">
          <text:p/>
        </draw:path>
        <draw:polygon draw:style-name="gr5" draw:text-style-name="P5" draw:layer="layout" svg:width="0.165cm" svg:height="0.17cm" svg:x="6.331cm" svg:y="2.215cm" svg:viewBox="0 0 166 171" draw:points="0,0 35,0 77,112 86,141 94,112 132,0 166,0 99,171 69,171">
          <text:p/>
        </draw:polygon>
        <draw:path draw:style-name="gr5" draw:text-style-name="P5" draw:layer="layout" svg:width="0.148cm" svg:height="0.174cm" svg:x="6.526cm" svg:y="2.211cm" svg:viewBox="0 0 149 175" svg:d="M149 81c0 4 0 8 0 8 0 4 0 4 0 9h-119c0 17 4 30 17 39 8 8 22 17 39 17 8 0 13-4 17-4s8 0 13 0c4 0 8 0 12-5 4 0 9 0 13 0v22c-9 4-17 4-25 8-13 0-22 0-34 0-13 0-27 0-35-4-13-4-22-9-26-17-8-9-13-17-17-31 0-8-4-21-4-34s4-21 4-34c4-8 9-21 17-25 4-9 13-17 26-21 8-5 18-9 30-9 13 0 22 4 30 9 9 4 17 8 25 12 5 9 9 17 13 26 4 8 4 21 4 34zM120 76c0-8 0-17 0-21-4-4-9-13-9-17-4-4-8-8-17-8-4-4-12-4-17-4-8 0-12 0-18 4-8 0-12 4-12 8-5 4-9 13-13 17 0 4-4 13-4 21z">
          <text:p/>
        </draw:path>
        <draw:polygon draw:style-name="gr5" draw:text-style-name="P5" draw:layer="layout" svg:width="0.136cm" svg:height="0.237cm" svg:x="6.721cm" svg:y="2.148cm" svg:viewBox="0 0 137 238" draw:points="55,25 8,25 8,0 85,0 85,213 137,213 137,238 0,238 0,213 55,213">
          <text:p/>
        </draw:polygon>
        <draw:path draw:style-name="gr5" draw:text-style-name="P5" draw:layer="layout" svg:width="0.144cm" svg:height="0.085cm" svg:x="7.09cm" svg:y="2.249cm" svg:viewBox="0 0 145 86" svg:d="M145 26h-145v-26h145zM145 86h-145v-26h145z">
          <text:p/>
        </draw:path>
        <draw:path draw:style-name="gr5" draw:text-style-name="P5" draw:layer="layout" svg:width="0.156cm" svg:height="0.22cm" svg:x="7.459cm" svg:y="2.165cm" svg:viewBox="0 0 157 221" svg:d="M157 110c0 17-4 30-4 47-4 13-8 26-17 34-8 9-17 17-25 22-10 8-22 8-35 8s-21 0-34-4c-9-4-17-13-25-21-5-9-9-22-13-34-4-18-4-35-4-52s0-34 4-47c0-13 8-25 13-34 8-8 16-17 25-21 13-8 21-8 38-8 9 0 21 0 31 4 8 4 17 13 25 21 4 8 13 21 13 34 4 13 8 29 8 51zM128 110c0-5 0-9 0-9 0-4 0-8 0-13l-95 69c0 5 5 13 5 17 4 5 8 9 12 13 0 4 5 4 9 9 4 0 13 0 17 0 8 0 17 0 21-5 4-4 14-8 18-17 4-4 4-17 8-25 5-14 5-27 5-39zM25 110c0 4 0 4 0 8s0 9 4 9l90-68c0-4-4-9-4-13-4-4-10-8-10-13-4-4-8-4-12-8-4 0-13-4-17-4-9 0-13 4-21 8-5 4-9 9-13 17-4 4-9 13-13 26 0 8-4 21-4 38z">
          <text:p/>
        </draw:path>
        <draw:path draw:style-name="gr5" draw:text-style-name="P5" draw:layer="layout" svg:width="0.055cm" svg:height="0.055cm" svg:x="7.692cm" svg:y="2.33cm" svg:viewBox="0 0 56 56" svg:d="M29 0c5 0 10 0 10 4 4 0 8 0 8 5 5 5 9 5 9 9s0 8 0 13c0 4 0 4 0 8s-4 9-9 9c0 4-4 4-8 8 0 0-5 0-10 0-4 0-8 0-12 0 0-4-5-4-9-8 0 0-4-5-4-9s-4-4-4-8c0-5 4-9 4-13s4-4 4-9c4-5 9-5 9-5 4-4 8-4 12-4z">
          <text:p/>
        </draw:path>
        <draw:path draw:style-name="gr5" draw:text-style-name="P5" draw:layer="layout" svg:width="0.157cm" svg:height="0.22cm" svg:x="7.831cm" svg:y="2.165cm" svg:viewBox="0 0 158 221" svg:d="M158 110c0 17 0 29-4 47-4 13-8 26-17 34-4 9-13 17-25 22-9 8-21 8-34 8s-21 0-35-4c-8-4-17-13-21-21-9-9-13-22-17-34-5-18-5-35-5-52s0-34 5-47c4-13 8-25 13-34 8-8 17-17 25-21 14-8 26-8 39-8 9 0 21 0 30 4 8 4 17 13 25 21 9 8 13 21 17 34 0 13 4 29 4 51zM129 110c0-5 0-9 0-9 0-4 0-8 0-13l-94 69c0 5 4 13 8 17 0 5 5 9 9 13 5 4 5 4 13 9 4 0 9 0 13 0 8 0 17 0 21-5 9-4 13-8 17-17 4-4 8-17 8-25 5-14 5-27 5-39zM30 110c0 4 0 4 0 8s0 9 0 9l90-68c0-4 0-9-4-13s-4-8-8-13c-5-4-9-4-13-8-4 0-9-4-17-4-4 0-13 4-21 8-5 4-10 9-14 17-4 4-8 13-13 26 0 8 0 21 0 38z">
          <text:p/>
        </draw:path>
        <draw:path draw:style-name="gr5" draw:text-style-name="P5" draw:layer="layout" svg:width="0.135cm" svg:height="0.22cm" svg:x="8.031cm" svg:y="2.165cm" svg:viewBox="0 0 136 221" svg:d="M136 149c0 13-4 21-8 30-4 8-13 17-21 21-9 8-17 13-26 17-12 4-25 4-38 4-4 0-4 0-8 0s-9 0-13 0-9 0-9 0c-4 0-8 0-13 0v-30c9 5 13 5 22 5s17 0 25 0c9 0 17 0 22 0 8-5 12-9 21-13 4-4 8-9 8-13 5-4 5-13 5-17 0-18-5-26-13-31-13-8-26-12-43-12h-42v-110h119v25h-89v63h17c12 0 21 0 29 0 13 5 22 9 26 13 8 4 17 9 21 17 4 9 8 17 8 31z">
          <text:p/>
        </draw:path>
        <draw:path draw:style-name="gr5" draw:text-style-name="P5" draw:layer="layout" svg:width="0.14cm" svg:height="0.242cm" svg:x="5.975cm" svg:y="2.741cm" svg:viewBox="0 0 141 243" svg:d="M141 86c0 17 0 30-4 38-5 13-13 21-17 30-9 8-17 12-26 17-12 4-21 4-35 4-4 0-8 0-17 0-4 0-8-4-16-4v72h-26v-239h26v31c8-14 16-22 25-26 13-5 22-9 35-9 8 0 17 4 25 9 4 4 13 8 17 17s9 17 9 26c4 8 4 21 4 34zM111 86c0-9 0-17 0-21 0-9-4-13-8-22 0-4-5-8-9-13-4 0-8-4-17-4-4 0-4 4-9 4-4 0-9 5-13 5-4 4-8 8-13 13-4 4-8 8-16 17v80c8 0 12 5 16 5 9 0 13 0 17 0 18 0 31-5 39-13 9-13 13-30 13-51z">
          <text:p/>
        </draw:path>
        <draw:path draw:style-name="gr5" draw:text-style-name="P5" draw:layer="layout" svg:width="0.157cm" svg:height="0.174cm" svg:x="6.149cm" svg:y="2.741cm" svg:viewBox="0 0 158 175" svg:d="M158 89c0 13 0 21-5 35-4 9-8 21-17 26-8 8-17 16-25 21-8 4-21 4-34 4s-21 0-29-4c-13-5-22-9-26-17-10-9-14-17-18-26-4-12-4-26-4-39s4-25 4-34c4-13 8-21 18-29 9-9 17-13 26-17 8-5 21-9 33-9 13 0 22 4 30 9 13 4 21 8 25 17 9 4 13 12 17 25 5 8 5 21 5 38zM128 89c0-13 0-21-4-30 0-4-5-12-9-17-4-4-8-8-17-12-4 0-12-4-17-4-12 0-17 4-25 4-4 4-8 8-13 17-4 4-8 12-8 17-4 8-4 17-4 25s0 17 4 27c0 8 4 17 8 21 5 4 9 8 17 13 4 0 13 0 21 0 9 0 13 0 22-5 4-4 8-8 12-12 4-5 9-13 9-23 4-4 4-13 4-21z">
          <text:p/>
        </draw:path>
        <draw:polygon draw:style-name="gr5" draw:text-style-name="P5" draw:layer="layout" svg:width="0.174cm" svg:height="0.17cm" svg:x="6.327cm" svg:y="2.745cm" svg:viewBox="0 0 175 171" draw:points="175,0 152,171 114,171 93,99 85,82 80,99 59,171 25,171 0,0 29,0 42,116 46,141 51,120 76,43 97,43 123,116 131,141 131,116 148,0">
          <text:p/>
        </draw:polygon>
        <draw:path draw:style-name="gr5" draw:text-style-name="P5" draw:layer="layout" svg:width="0.148cm" svg:height="0.174cm" svg:x="6.526cm" svg:y="2.741cm" svg:viewBox="0 0 149 175" svg:d="M149 81c0 4 0 8 0 8 0 4 0 4 0 8h-119c0 19 4 31 17 40 8 8 22 17 39 17 8 0 13-4 17-4s8 0 13 0c4 0 8 0 12-5 4 0 9 0 13 0v21c-9 5-17 5-25 9-13 0-22 0-34 0-13 0-27 0-35-4-13-5-22-9-26-17-8-9-13-17-17-30 0-8-4-22-4-35s4-21 4-34c4-8 9-21 17-25 4-9 13-17 26-21 8-5 18-9 30-9 13 0 22 4 30 9 9 4 17 8 25 12 5 9 9 17 13 26 4 8 4 21 4 34zM120 76c0-8 0-17 0-21-4-4-9-13-9-17-4-4-8-8-17-8-4-4-8-4-17-4-8 0-12 0-18 4-8 0-12 4-12 8-5 4-9 13-13 17 0 4 0 13-4 21z">
          <text:p/>
        </draw:path>
        <draw:path draw:style-name="gr5" draw:text-style-name="P5" draw:layer="layout" svg:width="0.136cm" svg:height="0.174cm" svg:x="6.729cm" svg:y="2.741cm" svg:viewBox="0 0 137 175" svg:d="M0 4h26v30c8-8 21-17 29-25 9-5 18-9 30-9 18 0 31 9 39 17 9 13 13 30 13 51h-29c0-13 0-26-5-30-8-8-12-12-22-12-4 0-8 4-13 4-4 0-8 4-13 4-4 4-8 8-12 13-4 4-9 12-13 17v111h-30z">
          <text:p/>
        </draw:path>
        <draw:path draw:style-name="gr5" draw:text-style-name="P5" draw:layer="layout" svg:width="0.144cm" svg:height="0.085cm" svg:x="7.09cm" svg:y="2.779cm" svg:viewBox="0 0 145 86" svg:d="M145 26h-145v-26h145zM145 86h-145v-26h145z">
          <text:p/>
        </draw:path>
        <draw:path draw:style-name="gr5" draw:text-style-name="P5" draw:layer="layout" svg:width="0.156cm" svg:height="0.22cm" svg:x="7.459cm" svg:y="2.695cm" svg:viewBox="0 0 157 221" svg:d="M157 111c0 17-4 29-4 46-4 13-8 26-17 34-8 9-17 17-25 21-10 9-22 9-35 9s-21 0-34-4c-9-5-17-13-21-21-9-9-13-22-17-34-4-18-4-34-4-51s0-34 4-47c4-14 8-26 13-35 8-8 16-17 25-21 13-8 21-8 38-8 9 0 21 0 31 4 8 4 17 12 25 21 4 8 13 21 13 35 4 13 8 29 8 51zM128 111c0-5 0-9 0-9 0-4 0-8 0-13l-95 68c0 5 5 13 5 17 4 5 8 9 12 13 0 4 5 4 9 9 8 0 13 0 17 0 8 0 17 0 21-5 4-4 14-8 18-17 4-4 4-17 8-25 5-13 5-26 5-38zM25 111c0 4 0 4 0 8s4 9 4 9l90-68c0-4-4-10-4-14-4-4-10-8-10-13-4-4-8-4-12-8-4 0-13-4-17-4-9 0-13 4-21 8-5 4-9 9-13 17-4 4-9 14-13 27 0 8-4 21-4 38z">
          <text:p/>
        </draw:path>
        <draw:path draw:style-name="gr5" draw:text-style-name="P5" draw:layer="layout" svg:width="0.055cm" svg:height="0.055cm" svg:x="7.692cm" svg:y="2.86cm" svg:viewBox="0 0 56 56" svg:d="M29 0c5 0 10 0 10 4 4 0 8 0 13 4 0 4 4 4 4 9 0 4 0 8 0 13s0 5 0 9-4 8-4 8c-5 4-9 4-13 9 0 0-5 0-10 0-4 0-8 0-12 0 0-5-5-5-9-9 0 0-4-4-4-8s-4-4-4-9 4-9 4-13c0-5 4-5 4-9 4-4 9-4 9-4 4-4 8-4 12-4z">
          <text:p/>
        </draw:path>
        <draw:path draw:style-name="gr5" draw:text-style-name="P5" draw:layer="layout" svg:width="0.149cm" svg:height="0.22cm" svg:x="7.831cm" svg:y="2.695cm" svg:viewBox="0 0 150 221" svg:d="M150 98c0 21 0 38-4 55-9 13-13 26-26 38-8 9-21 17-35 21-17 5-34 9-50 9h-22v-25h22c12 0 25-5 38-5 8-4 18-8 26-12 9-9 13-13 17-22 4-8 4-17 4-29v-5c-4 5-12 5-21 9-8 4-22 4-31 4-12 0-21-4-29-4-9-4-17-9-21-13-5-8-9-13-13-21 0-9-5-17-5-25 0-13 5-23 5-31 4-9 13-17 17-21 8-9 17-13 25-17 9-4 17-4 30-4 8 0 22 0 31 4 8 4 16 8 21 17 8 8 12 17 17 29 4 14 4 31 4 48zM77 21c-9 0-13 0-21 4-5 0-9 4-13 8-4 5-4 9-8 13 0 10-5 14-5 22 0 9 5 13 5 17 0 9 4 13 8 17 0 0 4 4 13 9 4 0 8 0 17 0 4 0 8 0 12 0 6 0 10 0 14-5 4 0 9 0 13-4 4 0 8-4 8-4 0-13 0-25 0-38-4-10-8-18-8-22-4-5-13-9-17-13-4 0-14-4-18-4z">
          <text:p/>
        </draw:path>
        <draw:path draw:style-name="gr5" draw:text-style-name="P5" draw:layer="layout" svg:width="0.136cm" svg:height="0.174cm" svg:x="4.847cm" svg:y="3.245cm" svg:viewBox="0 0 137 175" svg:d="M112 171v-21c-9 8-17 17-26 21-13 0-22 4-31 4-8 0-16 0-25-4-8 0-13-4-17-8-4-5-8-9-8-17-5-5-5-13-5-18 0-17 9-30 17-43 13-8 34-12 56-12h39v-13c0-13-4-17-13-25-4-5-13-9-26-9s-22 0-30 4c-9 0-17 5-30 9v-26c4-4 9-4 13-4s8-4 17-4c4 0 8 0 12-5 9 0 13 0 18 0 9 0 22 0 30 5 5 4 13 4 17 8 9 5 13 13 13 17 4 9 4 17 4 26v115zM112 94h-39c-9 0-13 4-18 4-8 0-12 4-12 4-4 5-9 9-9 13-4 0-4 4-4 13 0 0 0 5 4 9 0 0 0 4 5 9 0 0 4 0 8 4 4 0 8 0 13 0 4 0 13 0 22-4 9-5 17-13 30-23z">
          <text:p/>
        </draw:path>
        <draw:polygon draw:style-name="gr5" draw:text-style-name="P5" draw:layer="layout" svg:width="0.132cm" svg:height="0.233cm" svg:x="5.042cm" svg:y="3.182cm" svg:viewBox="0 0 133 234" draw:points="56,25 6,25 6,0 82,0 82,213 133,213 133,234 0,234 0,213 56,213">
          <text:p/>
        </draw:polygon>
        <draw:path draw:style-name="gr5" draw:text-style-name="P5" draw:layer="layout" svg:width="0.152cm" svg:height="0.224cm" svg:x="5.208cm" svg:y="3.195cm" svg:viewBox="0 0 153 225" svg:d="M153 221c-8 0-12 0-21 4-4 0-13 0-21 0-21 0-34-4-47-17-8-8-17-21-17-42v-85h-47v-25h47v-48l30-8v56h76v25h-76v85c0 8 4 21 13 25 4 5 12 9 25 9 4 0 13 0 17 0 9 0 13-4 21-4z">
          <text:p/>
        </draw:path>
        <draw:path draw:style-name="gr5" draw:text-style-name="P5" draw:layer="layout" svg:width="0.148cm" svg:height="0.174cm" svg:x="5.407cm" svg:y="3.245cm" svg:viewBox="0 0 149 175" svg:d="M149 81c0 0 0 4 0 9 0 4-4 4-4 8h-115c0 17 4 30 12 39 9 9 26 13 43 13 4 0 8 0 12 0 5 0 13 0 17 0 5 0 9-4 13-4s9 0 9 0v21c-5 4-13 4-26 4-8 4-21 4-30 4-12 0-25 0-38-4-8-4-17-13-25-17-4-8-8-17-13-31-4-8-4-21-4-33 0-13 0-26 4-34 5-13 9-21 13-30 8-8 17-13 25-17 9-4 22-9 34-9 9 0 21 5 30 9 8 0 17 9 21 13 9 8 13 17 13 25 5 9 9 21 9 34zM114 77c5-9 0-17 0-21 0-9-4-13-8-17s-9-9-13-9c-8-4-13-4-21-4-4 0-13 0-17 4-4 0-8 5-13 9-4 4-8 8-8 17-4 4-4 12-4 21z">
          <text:p/>
        </draw:path>
        <draw:path draw:style-name="gr5" draw:text-style-name="P5" draw:layer="layout" svg:width="0.137cm" svg:height="0.17cm" svg:x="5.606cm" svg:y="3.245cm" svg:viewBox="0 0 138 171" svg:d="M0 5h26v29c12-12 21-21 29-25 13-4 21-9 31-9 17 0 30 9 38 17 13 13 17 30 13 52h-30c4-17 0-26-4-35-4-4-13-8-21-8-6 0-10 0-14 4 0 0-4 0-8 4-5 5-9 9-17 13-5 5-9 10-13 18v106h-30z">
          <text:p/>
        </draw:path>
        <draw:path draw:style-name="gr5" draw:text-style-name="P5" draw:layer="layout" svg:width="0.131cm" svg:height="0.17cm" svg:x="5.789cm" svg:y="3.245cm" svg:viewBox="0 0 132 171" svg:d="M0 5h25v25c4-4 8-8 13-12 5-5 9-9 13-9 5-4 9-4 17-4 5-5 9-5 13-5 17 0 30 5 38 18 9 8 13 25 13 47v106h-30v-106c0-13 0-22-4-30-9-5-13-9-25-9 0 0-5 0-9 0-4 4-8 4-8 9-5 0-9 4-13 8-5 4-10 14-18 18v110h-25z">
          <text:p/>
        </draw:path>
        <draw:path draw:style-name="gr5" draw:text-style-name="P5" draw:layer="layout" svg:width="0.135cm" svg:height="0.174cm" svg:x="5.971cm" svg:y="3.245cm" svg:viewBox="0 0 136 175" svg:d="M111 171v-21c-9 8-21 17-30 21-8 0-17 4-29 4-9 0-18 0-22-4-9 0-13-4-17-8-5-5-9-9-13-17 0-5 0-13 0-18 0-17 4-30 17-43 13-8 30-12 56-12h34v-13c0-13-5-17-9-25-8-5-17-9-29-9-9 0-17 0-26 4-13 0-22 5-30 9v-26c4-4 8-4 12-4 5 0 9-4 14-4 4 0 8 0 17-5 4 0 8 0 17 0 8 0 17 0 25 5 9 4 17 4 21 8 5 5 9 13 13 17 4 9 4 17 4 26v115zM107 94h-38c-5 0-13 4-17 4-5 0-9 4-13 4-5 5-5 9-9 13 0 0 0 4 0 13 0 0 0 5 0 9 0 0 4 4 4 9 5 0 5 0 9 4 4 0 9 0 13 0 8 0 17 0 25-4 9-5 17-13 26-23z">
          <text:p/>
        </draw:path>
        <draw:path draw:style-name="gr5" draw:text-style-name="P5" draw:layer="layout" svg:width="0.149cm" svg:height="0.224cm" svg:x="6.144cm" svg:y="3.195cm" svg:viewBox="0 0 150 225" svg:d="M150 221c-5 0-14 0-18 4-9 0-17 0-21 0-21 0-38-4-47-17-12-8-17-21-17-42v-85h-47v-25h47v-48l30-8v56h73v25h-73v85c0 8 0 21 8 25 5 5 17 9 30 9 4 0 8 0 17 0 4 0 13-4 18-4z">
          <text:p/>
        </draw:path>
        <draw:path draw:style-name="gr5" draw:text-style-name="P5" draw:layer="layout" svg:width="0.136cm" svg:height="0.237cm" svg:x="6.348cm" svg:y="3.178cm" svg:viewBox="0 0 137 238" svg:d="M55 98h-47v-25h78v144h51v21h-137v-21h55zM69 0c0 0 4 4 8 4l5 4c4 4 4 4 8 9 0 0 0 4 0 9 0 4 0 4 0 9-4 4-4 4-8 8 0 0-5 0-5 4-4 0-8 0-8 0-5 0-10 0-14 0 0-4-4-4-4-4-4-4-4-4-4-8-4-5-4-5-4-9 0-5 0-9 4-9 0-5 0-5 4-9l4-4c4 0 9-4 14-4z">
          <text:p/>
        </draw:path>
        <draw:polygon draw:style-name="gr5" draw:text-style-name="P5" draw:layer="layout" svg:width="0.165cm" svg:height="0.165cm" svg:x="6.518cm" svg:y="3.25cm" svg:viewBox="0 0 166 166" draw:points="0,0 33,0 76,110 84,136 93,110 131,0 166,0 97,166 67,166">
          <text:p/>
        </draw:polygon>
        <draw:path draw:style-name="gr5" draw:text-style-name="P5" draw:layer="layout" svg:width="0.148cm" svg:height="0.174cm" svg:x="6.713cm" svg:y="3.245cm" svg:viewBox="0 0 149 175" svg:d="M149 81c0 0 0 4 0 9 0 4 0 4 0 8h-119c0 17 9 30 17 39 9 9 21 13 43 13 4 0 8 0 12 0 5 0 9 0 13 0s9-4 13-4 8 0 12 0v21c-8 4-16 4-25 4-13 4-21 4-30 4-17 0-29 0-38-4-13-4-21-13-25-17-10-8-14-17-18-31 0-8-4-21-4-33 0-13 4-26 4-34 4-13 8-21 18-30 8-8 12-13 25-17 9-4 17-9 30-9s21 5 30 9c12 0 17 9 25 13 4 8 8 17 13 25 4 9 4 21 4 34zM119 77c0-9 0-17 0-21-4-9-4-13-8-17s-9-9-17-9c-4-4-9-4-17-4-9 0-13 0-17 4-4 0-13 5-13 9-4 4-8 8-13 17 0 4 0 12-4 21z">
          <text:p/>
        </draw:path>
        <draw:path draw:style-name="gr5" draw:text-style-name="P5" draw:layer="layout" svg:width="0.144cm" svg:height="0.084cm" svg:x="7.09cm" svg:y="3.284cm" svg:viewBox="0 0 145 85" svg:d="M145 25h-145v-25h145zM145 85h-145v-25h145z">
          <text:p/>
        </draw:path>
        <draw:path draw:style-name="gr5" draw:text-style-name="P5" draw:layer="layout" svg:width="0.149cm" svg:height="0.224cm" svg:x="7.454cm" svg:y="3.195cm" svg:viewBox="0 0 150 225" svg:d="M150 221c-9 0-13 0-22 4-4 0-12 0-21 0-21 0-34-4-46-17-9-8-13-21-13-42v-85h-48v-25h48v-48l25-8v56h77v25h-77v85c0 8 5 21 13 25 4 5 13 9 25 9 5 0 13 0 17 0 9 0 13-4 22-4z">
          <text:p/>
        </draw:path>
        <draw:polygon draw:style-name="gr5" draw:text-style-name="P5" draw:layer="layout" svg:width="0.173cm" svg:height="0.165cm" svg:x="7.637cm" svg:y="3.25cm" svg:viewBox="0 0 174 166" draw:points="174,0 149,166 115,166 90,97 85,80 81,97 55,166 21,166 0,0 25,0 42,114 42,141 50,114 77,42 98,42 123,114 128,136 132,114 145,0">
          <text:p/>
        </draw:polygon>
        <draw:path draw:style-name="gr5" draw:text-style-name="P5" draw:layer="layout" svg:width="0.157cm" svg:height="0.174cm" svg:x="7.831cm" svg:y="3.245cm" svg:viewBox="0 0 158 175" svg:d="M158 85c0 13-4 26-8 38 0 10-9 18-13 27-8 8-17 13-25 17-13 4-21 8-34 8s-21 0-35-4c-8-4-17-13-21-17-9-8-13-17-17-31-5-8-5-21-5-33 0-13 0-26 5-39 4-8 8-16 17-25 4-8 13-13 26-17 9-4 21-9 34-9 9 0 21 5 30 9 8 0 17 9 25 13 4 8 13 17 13 29 4 9 8 22 8 34zM129 90c0-13 0-22-5-30-4-9-4-13-8-17-4-8-13-8-17-13-4-4-13-4-21-4-9 0-13 0-21 4-5 5-14 9-18 13 0 8-4 13-9 21 0 9 0 17 0 26 0 8 0 17 5 25 0 8 4 13 8 22 4 4 9 9 18 9 4 4 13 4 17 4 8 0 17 0 25-4 5-5 9-9 13-13 4-10 8-14 8-22 5-9 5-13 5-21z">
          <text:p/>
        </draw:path>
        <draw:path draw:style-name="gr5" draw:text-style-name="P5" draw:layer="layout" svg:width="0.055cm" svg:height="0.055cm" svg:x="8.069cm" svg:y="3.364cm" svg:viewBox="0 0 56 56" svg:d="M25 0c5 0 9 0 13 0 0 4 4 4 10 9 0 0 4 4 4 8 0 5 4 10 4 10 0 4-4 8-4 12 0 5-4 5-4 9-6 4-10 4-10 4-4 4-8 4-13 4-4 0-8 0-8-4-4 0-9 0-13-4 0-4-4-4-4-9 0-4 0-8 0-12 0 0 0-5 0-10 0-4 4-8 4-8 4-5 9-5 13-9 0 0 4 0 8 0z">
          <text:p/>
        </draw:path>
        <draw:path draw:style-name="gr5" draw:text-style-name="P5" draw:layer="layout" svg:width="0.128cm" svg:height="0.174cm" svg:x="8.221cm" svg:y="3.245cm" svg:viewBox="0 0 129 175" svg:d="M129 128c0 5 0 9-5 13 0 5-4 9-8 13s-8 9-13 9c-4 4-9 4-13 8-5 0-13 0-17 4-5 0-9 0-17 0-9 0-22 0-30 0-9-4-17-4-26-8v-26c9 5 17 5 26 9 13 0 21 0 30 0 12 0 25 0 29-4 9-5 14-9 14-18 0-5 0-5-5-9 0 0 0-4-4-4-5-4-9-4-13-8-4-5-13-5-26-9-4 0-12-4-21-8-4 0-8-5-13-9-8-4-8-8-12-13-5-4-5-12-5-21 0-4 0-8 5-12 0-9 4-13 8-17 9-5 13-9 21-13 9 0 22-5 34-5 9 0 13 0 22 0 9 5 18 5 26 5v25c-8 0-17 0-26-4-9 0-13 0-22 0-8 0-12 0-17 0-4 4-8 4-12 4-5 5-5 5-9 9 0 4 0 4 0 8s0 4 0 9c4 0 4 4 9 8 4 0 8 4 12 4 5 5 13 5 22 9 12 4 21 4 26 8 9 5 13 9 17 13 4 0 8 4 8 13 5 4 5 8 5 17z">
          <text:p/>
        </draw:path>
        <draw:path draw:style-name="gr5" draw:text-style-name="P5" draw:layer="layout" svg:width="0.136cm" svg:height="0.237cm" svg:x="8.403cm" svg:y="3.178cm" svg:viewBox="0 0 137 238" svg:d="M57 98h-48v-25h77v144h51v21h-137v-21h57zM69 0c0 0 5 4 9 4l4 4c4 4 4 4 9 9 0 0 0 4 0 9 0 4 0 4 0 9-5 4-5 4-9 8 0 0-4 0-4 4-4 0-9 0-9 0-4 0-8 0-12 0 0-4-4-4-4-4-5-4-5-4-5-8-4-5-4-5-4-9 0-5 0-9 4-9 0-5 0-5 5-9l4-4c4 0 8-4 12-4z">
          <text:p/>
        </draw:path>
        <draw:path draw:style-name="gr5" draw:text-style-name="P5" draw:layer="layout" svg:width="0.14cm" svg:height="0.237cm" svg:x="8.582cm" svg:y="3.182cm" svg:viewBox="0 0 141 238" svg:d="M0 154c0-13 0-26 4-34 4-13 8-21 17-30 8-8 17-13 25-17 13-4 22-9 34-9 4 0 13 5 17 5 5 0 10 0 14 0v-69h30v234h-26v-30c-8 13-18 22-26 26-13 4-21 8-34 8-9 0-17-4-21-4-9-4-17-13-22-17-4-8-8-17-8-30-4-8-4-21-4-33zM29 154c0 21 5 33 9 46 4 9 13 13 25 13 9 0 13-4 21-9 9-8 18-17 27-29v-76c-4-5-9-5-14-5-8-4-13-4-17-4-17 0-29 4-38 17-8 8-13 25-13 47z">
          <text:p/>
        </draw:path>
        <draw:path draw:style-name="gr5" draw:text-style-name="P5" draw:layer="layout" svg:width="0.149cm" svg:height="0.174cm" svg:x="8.768cm" svg:y="3.245cm" svg:viewBox="0 0 150 175" svg:d="M150 81c0 0 0 4 0 9 0 4 0 4 0 8h-120c0 17 9 30 18 39 8 9 21 13 38 13 8 0 13 0 17 0s8 0 13 0c4 0 8-4 13-4 4 0 8 0 12 0v21c-8 4-17 4-25 4-13 4-22 4-34 4-13 0-26 0-34-4-14-4-22-13-27-17-8-8-12-17-16-31 0-8-5-21-5-33 0-13 5-26 5-34 4-13 8-21 16-30 5-8 13-13 27-17 8-4 17-9 30-9 12 0 21 5 29 9 13 0 17 9 26 13 4 8 8 17 13 25 4 9 4 21 4 34zM120 77c0-9 0-17 0-21-4-9-9-13-9-17-4-4-8-9-17-9-4-4-8-4-16-4-9 0-13 0-17 4-5 0-13 5-13 9-4 4-9 8-14 17 0 4 0 12-4 21z">
          <text:p/>
        </draw:path>
        <draw:path draw:style-name="gr5" draw:text-style-name="P5" draw:layer="layout" svg:width="0.14cm" svg:height="0.237cm" svg:x="8.955cm" svg:y="3.182cm" svg:viewBox="0 0 141 238" svg:d="M0 154c0-13 0-26 4-34 4-13 14-21 18-30 8-8 17-13 25-17 13-4 22-9 34-9 9 0 13 5 17 5s9 0 17 0v-69h26v234h-26v-30c-8 13-17 22-25 26-9 4-21 8-30 8-13 0-21-4-25-4-9-4-13-13-21-17-6-8-10-17-10-30-4-8-4-21-4-33zM30 154c0 21 5 33 9 46 4 9 13 13 25 13 9 0 17-4 22-9 8-8 16-17 29-29v-76c-8-5-13-5-17-5-8-4-12-4-17-4-17 0-29 4-38 17-8 8-13 25-13 47z">
          <text:p/>
        </draw:path>
        <draw:polygon draw:style-name="gr5" draw:text-style-name="P5" draw:layer="layout" svg:width="0.149cm" svg:height="0.216cm" svg:x="4.097cm" svg:y="4.208cm" svg:viewBox="0 0 150 217" draw:points="150,217 110,217 47,81 30,39 30,145 30,217 0,217 0,0 38,0 98,128 119,179 119,60 119,0 150,0">
          <text:p/>
        </draw:polygon>
        <draw:path draw:style-name="gr5" draw:text-style-name="P5" draw:layer="layout" svg:width="0.166cm" svg:height="0.221cm" svg:x="4.275cm" svg:y="4.203cm" svg:viewBox="0 0 167 222" svg:d="M167 112c0 17 0 34-5 51-4 12-12 25-21 33-4 9-17 17-25 22-9 4-22 4-35 4s-26 0-34-4c-13-9-21-13-25-22-9-12-13-21-18-38-4-12-4-29-4-46s0-35 4-48c5-17 13-25 22-38 8-9 17-13 25-21 13-5 21-5 34-5 14 0 26 0 39 9 9 4 17 13 26 21 4 9 12 21 12 34 5 13 5 31 5 48zM137 112c0-13 0-21 0-35-4-9-9-22-13-26-4-8-8-17-17-21-4-4-13-4-22-4-13 0-17 4-25 8-9 5-13 9-17 17-4 9-9 17-9 26-4 14-4 22-4 35 0 12 0 25 4 34 0 12 5 21 9 29 4 9 8 13 17 17 4 4 12 4 25 4 9 0 18 0 22-4 9-4 13-12 17-21 4-4 9-13 13-25 0-9 0-22 0-34z">
          <text:p/>
        </draw:path>
        <draw:polygon draw:style-name="gr5" draw:text-style-name="P5" draw:layer="layout" svg:width="0.157cm" svg:height="0.216cm" svg:x="4.466cm" svg:y="4.208cm" svg:viewBox="0 0 158 217" draw:points="158,26 93,26 93,217 64,217 64,26 0,26 0,0 158,0">
          <text:p/>
        </draw:polygon>
        <draw:polygon draw:style-name="gr5" draw:text-style-name="P5" draw:layer="layout" svg:width="0.123cm" svg:height="0.216cm" svg:x="4.674cm" svg:y="4.208cm" svg:viewBox="0 0 124 217" draw:points="124,217 0,217 0,0 124,0 124,22 30,22 30,90 119,90 119,115 30,115 30,191 124,191">
          <text:p/>
        </draw:polygon>
        <draw:path draw:style-name="gr5" draw:text-style-name="P5" draw:layer="layout" svg:width="0.051cm" svg:height="0.17cm" svg:x="4.894cm" svg:y="4.254cm" svg:viewBox="0 0 52 171" svg:d="M26 0c5 0 5 0 9 0 4 4 9 4 9 9 4 0 4 4 4 4 4 4 4 9 4 13s0 4-4 8c0 5 0 5-4 9 0 4-5 4-9 4-4 4-4 4-9 4s-9 0-9-4c-4 0-9 0-9-4-4-4-4-4-8-9 0-4 0-4 0-8s0-9 0-13c4 0 4-4 8-4 0-5 5-5 9-9 0 0 4 0 9 0zM26 120c5 0 5 4 9 4s9 5 9 5c4 4 4 4 4 8 4 4 4 8 4 8 0 5 0 9-4 13 0 0 0 4-4 9 0 0-5 4-9 4s-4 0-9 0-9 0-9 0c-4 0-9-4-9-4-4-5-4-5-8-9 0-4 0-8 0-13 0 0 0-4 0-8 4-4 4-4 8-8 0 0 5-5 9-5 0 0 4-4 9-4z">
          <text:p/>
        </draw:path>
        <draw:path draw:style-name="gr5" draw:text-style-name="P5" draw:layer="layout" svg:width="0.135cm" svg:height="0.17cm" svg:x="5.225cm" svg:y="4.254cm" svg:viewBox="0 0 136 171" svg:d="M0 0h25l4 30c5-8 9-13 13-17s9-4 13-9c4 0 8-4 12-4 5 0 9 0 17 0 17 0 31 4 40 13 8 13 12 26 12 48v110h-30v-106c0-14-5-26-9-31-4-8-13-8-21-8-4 0-4 0-9 0-4 0-8 4-12 4-4 4-9 9-13 13s-8 8-13 18v110h-29z">
          <text:p/>
        </draw:path>
        <draw:path draw:style-name="gr5" draw:text-style-name="P5" draw:layer="layout" svg:width="0.131cm" svg:height="0.238cm" svg:x="5.602cm" svg:y="4.186cm" svg:viewBox="0 0 132 239" svg:d="M55 94h-51v-26h81v145h47v26h-132v-26h55zM64 0c4 0 8 0 8 0 4 5 8 5 8 9 5 0 5 4 5 4 0 4 4 8 4 8 0 5-4 9-4 9 0 4 0 8-5 8 0 5-4 5-8 5 0 4-4 4-8 4-5 0-5 0-9-4-4 0-4 0-8-5 0 0 0-4-5-8 0 0 0-4 0-9 0 0 0-4 0-8 5 0 5-4 5-4 4-4 4-4 8-9 4 0 4 0 9 0z">
          <text:p/>
        </draw:path>
        <draw:path draw:style-name="gr5" draw:text-style-name="P5" draw:layer="layout" svg:width="0.131cm" svg:height="0.17cm" svg:x="5.789cm" svg:y="4.254cm" svg:viewBox="0 0 132 171" svg:d="M132 124c0 5-4 13-4 17-5 4-5 9-9 13s-8 4-13 8c-4 0-8 5-12 5-5 4-13 4-17 4s-9 0-17 0c-9 0-22 0-31 0-8 0-17-4-29-4v-26c12 0 21 4 29 4 14 5 22 5 31 5 13 0 25-5 29-9 9-4 13-8 13-12 0-5-4-9-4-9 0-4 0-4-4-8-5 0-9-5-13-9-8 0-13-4-25-4-9-4-13-9-23-9-4-4-8-8-16-12-5 0-9-9-9-13-4-4-4-8-4-18 0-4 0-8 4-17 0-4 4-8 9-13 4-4 12-8 21-13 9-4 22-4 35-4 8 0 12 0 21 0 8 0 17 0 25 4v26c-8-4-17-4-25-4-9 0-17-4-21-4-9 0-13 4-17 4-5 0-9 0-13 4-5 0-5 4-10 4 0 5 0 9 0 9 0 4 0 8 0 8 5 6 5 6 10 10 4 4 8 4 13 8 4 0 12 4 21 4 8 5 17 9 25 13 9 0 13 4 17 9 4 4 9 8 9 12 0 5 4 13 4 17z">
          <text:p/>
        </draw:path>
        <draw:path draw:style-name="gr5" draw:text-style-name="P5" draw:layer="layout" svg:width="0.132cm" svg:height="0.17cm" svg:x="6.161cm" svg:y="4.254cm" svg:viewBox="0 0 133 171" svg:d="M0 0h26v30c4-8 9-13 13-17s8-4 17-9c4 0 9-4 13-4 5 0 9 0 13 0 17 0 30 4 38 13 9 13 13 26 13 48v110h-30v-106c0-14 0-26-4-31-4-8-13-8-21-8-4 0-9 0-13 0-5 0-5 4-9 4-5 4-9 9-13 13s-8 8-13 18v110h-30z">
          <text:p/>
        </draw:path>
        <draw:path draw:style-name="gr5" draw:text-style-name="P5" draw:layer="layout" svg:width="0.131cm" svg:height="0.17cm" svg:x="6.348cm" svg:y="4.254cm" svg:viewBox="0 0 132 171" svg:d="M132 171h-25v-30c-4 9-8 13-13 17-4 4-8 4-12 9-5 4-13 4-17 4-5 0-9 0-13 0-17 0-30-4-38-13-10-8-14-25-14-46v-112h31v112c0 25 8 38 25 38 4 0 9 0 13-5 4 0 4 0 8-4 5-4 9-4 13-12 4-5 9-9 17-13v-116h25z">
          <text:p/>
        </draw:path>
        <draw:path draw:style-name="gr5" draw:text-style-name="P5" draw:layer="layout" svg:width="0.157cm" svg:height="0.17cm" svg:x="6.522cm" svg:y="4.254cm" svg:viewBox="0 0 158 171" svg:d="M132 171v-120c0-8 0-12 0-12 0-5 0-9-4-9 0-4 0-4 0-4-4 0-4-4-8-4l-5 4-4 4c-5 4-5 9-9 13-5 4-5 14-9 18v110h-25v-120c0-4-5-8-5-12 0-5 0-9 0-9 0-4 0-4-4-4 0 0 0-4-4-4l-4 4c-5 0-5 4-9 4 0 4-4 9-4 13-4 4-9 14-13 18v110h-25v-171h21l4 34c0-8 4-12 9-17 0-4 4-8 8-8 0-5 4-9 9-9 4 0 4 0 8 0 9 0 17 0 21 9 5 4 9 13 9 25 0-4 4-8 8-12 0-5 5-9 9-13 0-5 5-5 9-9 5 0 9 0 13 0 21 0 30 17 30 47v124z">
          <text:p/>
        </draw:path>
        <draw:path draw:style-name="gr5" draw:text-style-name="P5" draw:layer="layout" svg:width="0.144cm" svg:height="0.237cm" svg:x="6.721cm" svg:y="4.187cm" svg:viewBox="0 0 145 238" svg:d="M145 148c0 17-4 30-8 38-5 14-9 22-17 31-5 4-14 12-27 17-8 4-21 4-34 4-8 0-17 0-29 0-9-4-22-9-30-13v-225h30v67l-5 30c9-13 22-21 30-26 8-4 17-4 30-4 8 0 17 0 25 4 10 5 14 9 18 18 4 8 9 17 13 25 0 13 4 21 4 34zM115 152c0-8-5-17-5-25 0-9-4-13-4-17-4-9-8-13-13-13-4-4-8-4-12-4-5 0-9 0-13 0-5 0-9 4-13 4-4 4-8 9-13 13-4 4-8 8-12 17v81c4 4 8 4 17 4 4 5 12 5 16 5 5 0 13-5 18-5 8-4 12-4 17-12 4-5 8-10 12-18 0-9 5-17 5-30z">
          <text:p/>
        </draw:path>
        <draw:path draw:style-name="gr5" draw:text-style-name="P5" draw:layer="layout" svg:width="0.148cm" svg:height="0.17cm" svg:x="6.899cm" svg:y="4.254cm" svg:viewBox="0 0 149 171" svg:d="M149 78c0 4 0 8 0 8 0 4 0 9 0 9h-119c0 17 8 29 17 42 8 8 21 13 42 13 4 0 8 0 13 0 4 0 8-5 13-5 4 0 8 0 12 0 6 0 10-4 14-4v26c-8 0-18 4-26 4-9 0-22 0-30 0-17 0-30 0-38-4-13-5-22-9-26-17-8-9-12-17-17-26 0-12-4-25-4-38s4-21 9-35c0-8 8-17 12-25 9-9 13-17 26-22 8-4 17-4 29-4 13 0 21 0 34 4 9 5 13 9 23 18 4 4 8 12 12 21 4 14 4 22 4 35zM119 73c0-8 0-12 0-22-4-4-4-8-9-12-4-9-8-9-17-13-4-4-8-4-17-4-8 0-12 0-17 4-4 4-8 4-12 8-5 9-9 13-9 17-4 10-4 14-8 22z">
          <text:p/>
        </draw:path>
        <draw:path draw:style-name="gr5" draw:text-style-name="P5" draw:layer="layout" svg:width="0.135cm" svg:height="0.17cm" svg:x="7.103cm" svg:y="4.254cm" svg:viewBox="0 0 136 171" svg:d="M0 0h25v34c8-13 21-21 30-25 8-9 21-9 29-9 17 0 30 4 40 17 8 9 12 26 12 48h-31c0-14 0-22-4-31-4-8-13-8-21-8-4 0-9 0-13 0s-8 4-12 8c-5 0-9 4-13 9-4 8-9 12-13 18v110h-29z">
          <text:p/>
        </draw:path>
        <draw:path draw:style-name="gr5" draw:text-style-name="P5" draw:layer="layout" svg:width="0.132cm" svg:height="0.238cm" svg:x="7.471cm" svg:y="4.186cm" svg:viewBox="0 0 133 239" svg:d="M55 94h-50v-26h81v145h47v26h-133v-26h55zM65 0c4 0 8 0 8 0 5 5 5 5 9 9l4 4c0 4 0 8 0 8 0 5 0 9 0 9 0 4-4 8-4 8-4 5-4 5-9 5 0 4-4 4-8 4-5 0-5 0-10-4-4 0-4 0-8-5 0 0-4-4-4-8 0 0 0-4 0-9 0 0 0-4 0-8l4-4c4-4 4-4 8-9 5 0 5 0 10 0z">
          <text:p/>
        </draw:path>
        <draw:path draw:style-name="gr5" draw:text-style-name="P5" draw:layer="layout" svg:width="0.135cm" svg:height="0.17cm" svg:x="7.654cm" svg:y="4.254cm" svg:viewBox="0 0 136 171" svg:d="M0 0h25l4 30c4-8 9-13 13-17s8-4 13-9c4 0 8-4 12-4 5 0 13 0 17 0 17 0 31 4 39 13 9 13 13 26 13 48v110h-31v-106c0-14 0-26-8-31-4-8-8-8-21-8 0 0-4 0-9 0-4 0-8 4-12 4 0 4-5 9-9 13s-13 8-17 18v110h-29z">
          <text:p/>
        </draw:path>
        <draw:polygon draw:style-name="gr5" draw:text-style-name="P5" draw:layer="layout" svg:width="0.131cm" svg:height="0.144cm" svg:x="8.031cm" svg:y="4.186cm" svg:viewBox="0 0 132 145" draw:points="132,99 119,120 73,86 77,145 56,145 56,86 8,120 0,99 52,73 0,47 8,26 60,60 56,0 77,0 73,60 119,26 132,47 81,73">
          <text:p/>
        </draw:polygon>
        <draw:path draw:style-name="gr5" draw:text-style-name="P5" draw:layer="layout" svg:width="0.148cm" svg:height="0.17cm" svg:x="8.209cm" svg:y="4.254cm" svg:viewBox="0 0 149 171" svg:d="M149 78c0 4 0 8 0 8 0 4 0 9 0 9h-119c0 17 5 29 13 42 13 8 26 13 43 13 4 0 8 0 17 0 4 0 8-5 12-5 5 0 9 0 13 0s8-4 13-4v26c-9 0-17 4-30 4-8 0-17 0-30 0-12 0-25 0-34-4-12-5-21-9-25-17-9-9-13-17-18-26-4-12-4-25-4-38s0-21 4-35c5-8 9-17 18-25 4-9 13-17 21-22 9-4 21-4 34-4s21 0 30 4c8 5 17 9 21 18 8 4 13 12 17 21 0 14 4 22 4 35zM120 73c0-8 0-12-5-22 0-4-4-8-8-12-4-9-9-9-13-13s-13-4-17-4c-8 0-13 0-21 4-4 4-9 4-13 8-4 9-4 13-8 17 0 10-5 14-5 22z">
          <text:p/>
        </draw:path>
        <draw:path draw:style-name="gr5" draw:text-style-name="P5" draw:layer="layout" svg:width="0.136cm" svg:height="0.17cm" svg:x="8.399cm" svg:y="4.254cm" svg:viewBox="0 0 137 171" svg:d="M112 171v-26c-9 13-17 17-30 22-8 4-17 4-30 4-8 0-18 0-22 0-8-4-13-9-17-13s-8-8-13-13c0-8 0-12 0-21 0-17 5-29 17-38 13-8 31-13 57-13h34v-16c0-10 0-18-9-23-4-8-17-8-30-8-8 0-17 0-25 0-10 4-22 4-31 8v-25c4 0 9 0 13-5 4 0 8 0 14 0 4-4 12-4 17-4 4 0 8 0 17 0 8 0 17 0 25 4 9 0 17 5 21 9 5 4 9 9 13 17 4 9 4 13 4 27v114zM108 95h-34c-9 0-17 0-22 0-4 4-8 4-12 8-6 0-6 4-10 9 0 4 0 8 0 12 0 5 0 5 0 9s4 4 4 8c6 4 10 4 10 4 4 5 8 5 13 5 8 0 17-5 25-9 9-4 17-8 26-17z">
          <text:p/>
        </draw:path>
        <draw:path draw:style-name="gr5" draw:text-style-name="P5" draw:layer="layout" svg:width="0.128cm" svg:height="0.17cm" svg:x="8.59cm" svg:y="4.254cm" svg:viewBox="0 0 129 171" svg:d="M129 162c-5 5-13 5-23 9-8 0-17 0-25 0-26 0-47-4-60-21-17-13-21-34-21-64 0-13 0-21 4-35 5-8 13-21 17-25 9-9 17-17 30-22 9-4 21-4 34-4 9 0 17 0 21 0 10 4 18 4 23 9v25c-5-4-13-4-23-8-8 0-12 0-21 0s-17 0-21 4c-9 0-13 4-17 13-4 4-9 8-13 18-4 8-4 17-4 25 0 21 4 38 13 47 12 8 25 12 42 12 9 0 17 0 21 0 10-4 18-4 23-8z">
          <text:p/>
        </draw:path>
        <draw:path draw:style-name="gr5" draw:text-style-name="P5" draw:layer="layout" svg:width="0.136cm" svg:height="0.237cm" svg:x="8.777cm" svg:y="4.187cm" svg:viewBox="0 0 137 238" svg:d="M137 238h-30v-107c0-13-5-25-9-30-4-8-13-8-21-8-4 0-8 0-8 0-6 0-10 4-14 4-4 4-9 9-13 13s-8 8-13 17v111h-29v-238h29v67 30c5-8 9-13 13-17 4 0 9-4 13-9 4 0 8-4 14-4 4 0 8 0 12 0 17 0 30 4 39 13 8 13 17 26 17 47z">
          <text:p/>
        </draw:path>
        <draw:polygon draw:style-name="gr5" draw:text-style-name="P5" draw:layer="layout" svg:width="0.132cm" svg:height="0.144cm" svg:x="8.963cm" svg:y="4.186cm" svg:viewBox="0 0 133 145" draw:points="133,99 124,120 78,86 82,145 56,145 61,86 14,120 0,99 52,73 0,47 14,26 61,60 56,0 82,0 78,60 124,26 133,47 82,73">
          <text:p/>
        </draw:polygon>
        <draw:path draw:style-name="gr5" draw:text-style-name="P5" draw:layer="layout" svg:width="0.157cm" svg:height="0.238cm" svg:x="9.328cm" svg:y="4.254cm" svg:viewBox="0 0 158 239" svg:d="M128 26c4 4 8 8 8 12 5 5 5 13 5 17 0 9-5 17-5 26-4 4-8 12-12 17-9 4-14 8-22 12-9 0-17 5-30 5-4 0-13 0-17-5-9 0-13 0-17-4 0 4-4 4-4 9 0 4 0 4 0 8s0 9 4 14c4 0 8 4 17 4h42c9 0 18 0 27 4 4 0 12 4 17 9 4 4 8 8 12 12 0 5 5 13 5 17 0 9-5 17-5 21-4 9-8 13-17 18-8 4-17 8-25 12-9 5-22 5-39 5-13 0-26 0-34-5-8 0-17-4-21-8-9-4-13-9-13-13-4-4-4-9-4-17s0-17 4-21 9-13 17-17c-4 0-4-4-8-4 0-5-5-5-5-9 0 0 0-4-4-8v-5c0-9 4-17 4-22 5-8 9-12 13-17 0-4-4-4-4-8-4 0-4-4-4-9 0 0-5-4-5-8s0-8 0-13c0-8 0-12 5-21 4-8 8-13 12-17 9-8 13-13 21-13 9-4 17-4 26-4 4 0 8 0 13 0 4 0 8 0 12 0h61v26zM30 192c0 8 4 17 12 17 9 4 17 8 34 8 9 0 17 0 21-4 9 0 14-4 18-4 4-5 4-9 9-13 0 0 0-4 0-8 0-9 0-13-9-17-4 0-13-5-26-5h-43c-4 0-4 5-8 5-4 4-4 4-4 8-4 4-4 4-4 9zM38 55c0 9 0 13 4 17 0 4 4 9 4 9 5 4 9 8 13 8s9 4 13 4c8 0 13-4 17-4s8-4 13-8c0-5 4-9 4-13 5-4 5-8 5-13 0-4 0-8-5-12 0-5-4-9-4-13-5-4-9-4-13-9-4 0-9 0-17 0-4 0-9 0-13 5-4 0-8 4-13 4-4 4-4 8-8 13 0 4 0 8 0 12z">
          <text:p/>
        </draw:path>
        <draw:path draw:style-name="gr5" draw:text-style-name="P5" draw:layer="layout" svg:width="0.136cm" svg:height="0.17cm" svg:x="9.531cm" svg:y="4.254cm" svg:viewBox="0 0 137 171" svg:d="M0 0h26v34c12-13 21-21 29-25 9-9 22-9 30-9 17 0 30 4 39 17 9 9 13 26 13 48h-31c0-14 0-22-4-31-4-8-13-8-21-8-4 0-9 0-13 0s-8 4-13 8c-4 0-8 4-12 9-5 8-9 12-13 18v110h-30z">
          <text:p/>
        </draw:path>
        <draw:path draw:style-name="gr5" draw:text-style-name="P5" draw:layer="layout" svg:width="0.157cm" svg:height="0.17cm" svg:x="9.701cm" svg:y="4.254cm" svg:viewBox="0 0 158 171" svg:d="M158 86c0 13-5 26-9 34-4 13-8 21-13 30-8 8-16 12-25 17-13 4-21 4-34 4s-25 0-35-4c-8-5-17-9-25-17-5-5-9-17-13-26-4-12-4-21-4-38 0-13 0-25 4-35 4-12 8-21 17-29 4-5 13-13 26-18 9-4 22-4 34-4 9 0 22 0 30 4 9 5 17 9 25 18 5 8 13 17 13 25 4 14 9 26 9 39zM128 86c0-8-4-17-4-25-4-10-4-18-9-22-4-5-12-9-17-13-8 0-12 0-21 0-8 0-17 0-21 4-9 4-14 9-18 13s-4 14-8 22c0 4 0 13 0 21 0 13 0 21 0 26 4 8 8 17 12 21 5 4 10 8 14 12 8 0 13 5 21 5 9 0 17-5 21-5 9-4 13-8 17-16 5-5 9-13 9-17 0-9 4-17 4-26z">
          <text:p/>
        </draw:path>
        <draw:path draw:style-name="gr5" draw:text-style-name="P5" draw:layer="layout" svg:width="0.135cm" svg:height="0.17cm" svg:x="9.896cm" svg:y="4.254cm" svg:viewBox="0 0 136 171" svg:d="M136 171h-25v-30c-4 9-13 13-17 17s-8 4-13 9c-4 4-8 4-12 4-5 0-9 0-13 0-17 0-31-4-39-13-13-8-17-25-17-46v-112h30v112c0 25 13 38 30 38 4 0 9 0 13-5 0 0 4 0 8-4 5-4 9-4 13-12 4-5 9-9 13-13v-116h29z">
          <text:p/>
        </draw:path>
        <draw:path draw:style-name="gr5" draw:text-style-name="P5" draw:layer="layout" svg:width="0.14cm" svg:height="0.238cm" svg:x="10.086cm" svg:y="4.254cm" svg:viewBox="0 0 141 239" svg:d="M141 81c0 17 0 30-4 42-4 10-13 18-18 27-8 8-17 12-25 17-13 4-21 4-34 4-4 0-13 0-17 0s-9 0-17-4v72h-26v-239h26v30c8-13 17-21 25-26 13-4 22-4 34-4 9 0 17 0 22 4 8 5 17 9 21 18 5 8 9 17 9 25 4 13 4 21 4 34zM111 85c0-8 0-17 0-25-4-9-4-13-9-17 0-9-4-13-8-13-4-4-9-4-17-4-4 0-9 0-9 0-4 0-8 4-12 4-5 4-9 9-13 13s-9 8-17 17v81c8 4 13 4 17 4 8 5 13 5 17 5 17 0 30-9 38-17 9-14 13-27 13-48z">
          <text:p/>
        </draw:path>
        <draw:path draw:style-name="gr3" draw:text-style-name="P3" draw:layer="layout" svg:width="0.352cm" svg:height="0.272cm" svg:x="3.987cm" svg:y="4.788cm" svg:viewBox="0 0 353 273" svg:d="M353 0l-77 273h-38l-55-201c-4-8-4-17-4-29 0 12-4 21-4 29l-59 201h-35l-81-273h34l60 208c0 9 5 17 5 27 0-5 4-14 4-27l63-208h30l55 208c4 9 4 17 4 27h5c0-5 0-14 4-27l55-208z">
          <text:p/>
        </draw:path>
        <draw:path draw:style-name="gr3" draw:text-style-name="P3" draw:layer="layout" svg:width="0.038cm" svg:height="0.284cm" svg:x="4.373cm" svg:y="4.776cm" svg:viewBox="0 0 39 285" svg:d="M18 38c-6 0-10 0-14-4-4-5-4-9-4-13 0-9 0-13 4-17s8-4 14-4c8 0 12 0 17 4 4 4 4 8 4 17 0 4 0 8-4 13-5 4-9 4-17 4zM35 285h-31v-196h31z">
          <text:p/>
        </draw:path>
        <draw:path draw:style-name="gr3" draw:text-style-name="P3" draw:layer="layout" svg:width="0.114cm" svg:height="0.259cm" svg:x="4.445cm" svg:y="4.805cm" svg:viewBox="0 0 115 260" svg:d="M115 251c-8 5-17 9-29 9-35 0-52-21-52-60v-115h-34v-25h34v-47l35-13v60h46v25h-46v110c0 13 0 22 4 30 4 5 13 9 21 9 9 0 17-4 21-9z">
          <text:p/>
        </draw:path>
        <draw:path draw:style-name="gr3" draw:text-style-name="P3" draw:layer="layout" svg:width="0.161cm" svg:height="0.288cm" svg:x="4.602cm" svg:y="4.772cm" svg:viewBox="0 0 162 289" svg:d="M162 289h-30v-116c0-38-18-59-47-59-17 0-30 4-39 17-12 13-16 25-16 47v111h-30v-289h30v127c16-26 38-39 63-39 48 0 69 26 69 81z">
          <text:p/>
        </draw:path>
        <draw:path draw:style-name="gr3" draw:text-style-name="P3" draw:layer="layout" svg:width="0.157cm" svg:height="0.204cm" svg:x="4.911cm" svg:y="4.86cm" svg:viewBox="0 0 158 205" svg:d="M158 201h-34v-30c-13 21-34 34-59 34-21 0-34-4-47-17-8-9-18-21-18-38 0-39 22-60 69-65l55-8c0-34-13-51-38-51-26 0-47 9-64 25v-34c17-12 43-17 64-17 46 0 72 26 72 73zM124 102l-47 5c-12 4-25 4-29 13-9 4-13 13-13 26 0 8 4 17 9 25 8 4 16 8 29 8s26-8 38-16c9-13 13-26 13-43z">
          <text:p/>
        </draw:path>
        <draw:path draw:style-name="gr3" draw:text-style-name="P3" draw:layer="layout" svg:width="0.127cm" svg:height="0.204cm" svg:x="5.221cm" svg:y="4.86cm" svg:viewBox="0 0 128 205" svg:d="M0 192v-34c16 13 33 21 56 21 25 0 42-8 42-29 0-4-4-9-4-13-5-4-5-4-9-9-4-4-8-4-17-8-4 0-8-4-17-10-9 0-18-4-22-8-8-4-13-8-17-13-4-4-8-8-8-12-4-9-4-13-4-22 0-8 0-16 4-25 4-4 12-13 17-17 8-4 17-8 25-8 10-5 18-5 26-5 17 0 34 5 47 9v30c-13-9-30-13-51-13-4 0-8 0-12 4-5 0-10 0-14 4-4 0-9 5-9 9s-4 8-4 8c0 9 4 13 4 13 0 4 5 8 9 13 4 0 9 4 14 4 4 4 12 4 16 8 9 5 17 9 22 9 8 4 12 8 21 12 4 6 9 10 9 18 4 5 4 13 4 18 0 12 0 21-4 25-5 8-13 13-18 21-8 4-17 4-25 9-9 4-21 4-30 4-22 0-39-4-51-13z">
          <text:p/>
        </draw:path>
        <draw:path draw:style-name="gr3" draw:text-style-name="P3" draw:layer="layout" svg:width="0.153cm" svg:height="0.204cm" svg:x="5.381cm" svg:y="4.86cm" svg:viewBox="0 0 154 205" svg:d="M154 201h-30v-30c-12 21-34 34-59 34-21 0-34-4-47-17-13-9-18-21-18-38 0-40 23-61 65-65l59-8c0-34-12-51-38-51-25 0-47 8-63 25v-34c16-12 38-17 63-17 47 0 68 26 68 72zM124 102l-46 4c-13 4-26 4-34 14-5 4-9 13-9 25 0 9 0 17 9 26 8 4 17 8 25 8 17 0 30-8 38-17 13-12 17-25 17-42z">
          <text:p/>
        </draw:path>
        <draw:path draw:style-name="gr3" draw:text-style-name="P3" draw:layer="layout" svg:width="0.275cm" svg:height="0.2cm" svg:x="5.594cm" svg:y="4.86cm" svg:viewBox="0 0 276 201" svg:d="M276 201h-30v-115c0-21-4-34-12-46-5-9-17-13-30-13-17 0-25 4-34 17-13 12-17 29-17 46v111h-30v-115c0-38-17-59-46-59-13 0-21 4-30 17-14 12-18 25-18 46v111h-29v-196h29v30h4c14-22 35-35 61-35 12 0 25 5 34 9 8 9 17 22 21 31 13-27 34-40 64-40 42 0 63 27 63 82z">
          <text:p/>
        </draw:path>
        <draw:path draw:style-name="gr3" draw:text-style-name="P3" draw:layer="layout" svg:width="0.178cm" svg:height="0.289cm" svg:x="5.928cm" svg:y="4.86cm" svg:viewBox="0 0 179 290" svg:d="M30 170v120h-30v-285h30v34c18-26 39-39 69-39 25 0 46 9 59 26s21 42 21 72c0 29-8 55-21 76-17 22-38 31-68 31-25 0-42-13-60-35zM30 94v25c0 17 10 30 18 43 9 8 26 16 38 16 21 0 34-8 47-21 8-17 17-38 17-63 0-22-9-39-17-51-9-13-21-17-43-17-16 0-29 8-42 17-8 12-18 29-18 51z">
          <text:p/>
        </draw:path>
        <draw:polygon draw:style-name="gr3" draw:text-style-name="P3" draw:layer="layout" svg:width="0.034cm" svg:height="0.288cm" svg:x="6.155cm" svg:y="4.77cm" svg:viewBox="0 0 35 289" draw:points="0,0 35,0 35,289 0,289">
          <text:p/>
        </draw:polygon>
        <draw:path draw:style-name="gr3" draw:text-style-name="P3" draw:layer="layout" svg:width="0.169cm" svg:height="0.203cm" svg:x="6.238cm" svg:y="4.861cm" svg:viewBox="0 0 170 204" svg:d="M170 110h-141c5 22 9 39 22 48 8 12 25 21 42 21 26 0 43-9 65-21v25c-17 13-43 21-69 21-30 0-51-8-68-25-13-21-21-43-21-78 0-29 8-55 25-72 17-21 38-29 64-29s47 8 60 25 21 38 21 68zM136 80c0-17-4-30-12-38-9-13-22-17-35-17-17 0-30 4-38 17-9 8-17 21-17 38z">
          <text:p/>
        </draw:path>
        <draw:path draw:style-name="gr3" draw:text-style-name="P3" draw:layer="layout" svg:width="0.191cm" svg:height="0.204cm" svg:x="6.547cm" svg:y="4.86cm" svg:viewBox="0 0 192 205" svg:d="M95 205c-30 0-51-9-68-30-17-17-27-42-27-73 0-30 10-55 27-76 17-17 42-26 72-26 29 0 51 9 68 26 16 17 25 42 25 76 0 31-9 56-25 73-17 21-43 30-72 30zM99 26c-21 0-38 8-47 21-13 13-21 30-21 55 0 26 8 44 21 56 9 13 26 21 47 21 17 0 34-8 46-21 9-12 13-30 13-56 0-25-4-42-13-55-12-13-29-21-46-21z">
          <text:p/>
        </draw:path>
        <draw:path draw:style-name="gr3" draw:text-style-name="P3" draw:layer="layout" svg:width="0.114cm" svg:height="0.293cm" svg:x="6.768cm" svg:y="4.767cm" svg:viewBox="0 0 115 294" svg:d="M115 30c-4 0-13-4-21-4-21 0-30 12-30 43v30h43v25h-43v170h-34v-170h-30v-25h30v-30c0-22 9-39 22-52 8-13 25-17 42-17 8 0 17 0 21 4z">
          <text:p/>
        </draw:path>
        <draw:path draw:style-name="gr3" draw:text-style-name="P3" draw:layer="layout" svg:width="0.157cm" svg:height="0.28cm" svg:x="7.009cm" svg:y="4.784cm" svg:viewBox="0 0 158 281" svg:d="M158 200c0 9-4 22-8 30-5 13-13 21-22 30-8 4-17 12-29 12-9 5-22 9-39 9-26 0-47-4-60-17v-30c17 13 38 21 60 21 12 0 21-4 25-4 10-4 18-8 22-12 4-5 9-9 13-17 4-5 4-13 4-22 0-33-25-50-77-50h-21v-30h21c48 0 69-13 69-48 0-34-17-46-52-46-21 0-38 4-55 17v-30c17-9 38-13 63-13 9 0 23 0 31 4 8 0 17 5 21 13 9 4 13 13 17 21 4 5 4 17 4 26 0 34-17 60-50 69 8 4 16 4 25 8 4 4 13 9 17 13 8 4 13 13 17 21 0 4 4 13 4 25z">
          <text:p/>
        </draw:path>
        <draw:path draw:style-name="gr3" draw:text-style-name="P3" draw:layer="layout" svg:width="0.157cm" svg:height="0.28cm" svg:x="7.217cm" svg:y="4.784cm" svg:viewBox="0 0 158 281" svg:d="M158 200c0 9 0 22-9 30-4 13-8 21-17 30-8 4-21 12-29 12-13 5-26 9-38 9-31 0-48-4-65-17v-30c17 13 39 21 65 21 8 0 17-4 25-4 8-4 13-8 21-12 4-5 9-9 13-17 0-5 4-13 4-22 0-33-25-50-76-50h-27v-30h23c46 0 67-13 67-48 0-34-17-46-50-46-17 0-40 4-56 17v-30c16-9 39-13 64-13 13 0 21 0 30 4 8 0 17 5 25 13 4 4 13 13 13 21 4 5 8 17 8 26 0 34-17 60-55 69 9 4 17 4 26 8 8 4 12 9 21 13 4 4 8 13 12 21 5 4 5 13 5 25z">
          <text:p/>
        </draw:path>
        <draw:path draw:style-name="gr3" draw:text-style-name="P3" draw:layer="layout" svg:width="0.182cm" svg:height="0.289cm" svg:x="7.539cm" svg:y="4.86cm" svg:viewBox="0 0 183 290" svg:d="M35 170v120h-35v-285h35v34c13-26 38-39 68-39 25 0 42 9 59 26 13 17 21 42 21 72s-8 55-25 76c-17 22-38 31-64 31-25 0-46-13-59-35zM35 94v25c0 17 4 30 13 43 12 8 25 16 42 16s34-8 43-21c12-17 16-38 16-63 0-21-4-38-16-51-9-13-22-17-39-17s-34 9-42 17c-13 13-17 30-17 51z">
          <text:p/>
        </draw:path>
        <draw:path draw:style-name="gr3" draw:text-style-name="P3" draw:layer="layout" svg:width="0.153cm" svg:height="0.204cm" svg:x="7.755cm" svg:y="4.86cm" svg:viewBox="0 0 154 205" svg:d="M154 201h-30v-30c-17 21-34 34-65 34-16 0-33-4-42-17-13-9-17-21-17-38 0-39 21-60 64-65l60-8c0-34-12-51-42-51-23 0-44 9-65 25v-34c21-12 42-17 69-17 47 0 68 26 68 73zM124 102l-47 5c-18 4-26 4-34 13-9 4-13 13-13 26 0 8 4 17 13 25 4 4 12 8 25 8 18 0 31-8 39-16 13-13 17-26 17-43z">
          <text:p/>
        </draw:path>
        <draw:path draw:style-name="gr3" draw:text-style-name="P3" draw:layer="layout" svg:width="0.114cm" svg:height="0.259cm" svg:x="7.942cm" svg:y="4.805cm" svg:viewBox="0 0 115 260" svg:d="M115 251c-8 5-17 9-30 9-34 0-51-21-51-60v-115h-34v-25h34v-47l34-13v60h47v25h-47v110c0 13 0 22 4 30 4 5 13 9 21 9 10 0 18-4 22-9z">
          <text:p/>
        </draw:path>
        <draw:path draw:style-name="gr3" draw:text-style-name="P3" draw:layer="layout" svg:width="0.039cm" svg:height="0.284cm" svg:x="8.094cm" svg:y="4.776cm" svg:viewBox="0 0 40 285" svg:d="M23 38c-10 0-14 0-18-4-5-5-5-9-5-13 0-9 0-13 5-17 4-4 8-4 18-4 4 0 8 0 12 4 5 4 5 8 5 17 0 4 0 8-5 13-4 4-8 4-12 4zM35 285h-30v-196h30z">
          <text:p/>
        </draw:path>
        <draw:path draw:style-name="gr3" draw:text-style-name="P3" draw:layer="layout" svg:width="0.17cm" svg:height="0.204cm" svg:x="8.179cm" svg:y="4.86cm" svg:viewBox="0 0 171 205" svg:d="M171 111h-136c0 22 4 39 17 47 8 13 25 21 47 21 21 0 38-8 59-21v26c-17 12-42 21-68 21-30 0-51-9-64-26-17-21-26-42-26-77 0-29 9-55 26-72 17-21 39-30 64-30 26 0 47 9 60 26 12 17 21 38 21 68zM137 81c0-17-4-30-13-38-8-13-17-17-34-17s-25 4-38 17c-9 8-17 21-17 38z">
          <text:p/>
        </draw:path>
        <draw:path draw:style-name="gr3" draw:text-style-name="P3" draw:layer="layout" svg:width="0.161cm" svg:height="0.2cm" svg:x="8.395cm" svg:y="4.86cm" svg:viewBox="0 0 162 201" svg:d="M162 201h-29v-110c0-43-17-64-47-64-17 0-31 4-39 17-9 13-17 25-17 47v110h-30v-196h30v35h4c13-27 35-40 65-40 21 0 34 5 46 23 13 13 17 34 17 59z">
          <text:p/>
        </draw:path>
        <draw:path draw:style-name="gr3" draw:text-style-name="P3" draw:layer="layout" svg:width="0.115cm" svg:height="0.259cm" svg:x="8.59cm" svg:y="4.805cm" svg:viewBox="0 0 116 260" svg:d="M116 251c-9 5-17 9-30 9-34 0-51-21-51-60v-115h-35v-25h35v-47l34-13v60h47v25h-47v110c0 13 0 22 4 30 5 5 13 9 22 9 8 0 17-4 21-9z">
          <text:p/>
        </draw:path>
        <draw:path draw:style-name="gr3" draw:text-style-name="P3" draw:layer="layout" svg:width="0.132cm" svg:height="0.204cm" svg:x="8.734cm" svg:y="4.86cm" svg:viewBox="0 0 133 205" svg:d="M0 192v-34c17 13 39 21 55 21 30 0 43-8 43-29 0-4 0-9-4-13 0-4-5-4-9-8-4-5-8-5-13-9-8 0-12-4-17-9-8 0-16-4-25-9-4-4-13-8-17-12-4-5-4-9-8-13-5-9-5-13-5-21 0-9 5-17 9-26 4-4 8-13 17-17 4-4 13-8 21-8 8-5 21-5 30-5 17 0 29 5 43 9v30c-14-9-31-13-48-13-8 0-12 0-17 4-4 0-8 0-12 5-4 0-4 4-9 8 0 4 0 8 0 8 0 9 0 13 0 13 5 4 5 9 9 13 4 0 8 4 12 4 9 4 13 4 17 9 9 4 17 8 26 8 4 4 14 9 18 13 4 5 8 9 12 18 0 4 5 12 5 17 0 12-5 21-9 25-4 8-8 13-18 21-8 4-17 4-25 9-9 4-17 4-30 4-17 0-34-4-51-13z">
          <text:p/>
        </draw:path>
        <draw:polygon draw:style-name="gr3" draw:text-style-name="P3" draw:layer="layout" svg:width="0.051cm" svg:height="0.094cm" svg:x="8.887cm" svg:y="5.017cm" svg:viewBox="0 0 52 95" draw:points="52,0 22,95 0,95 22,0">
          <text:p/>
        </draw:polygon>
        <draw:path draw:style-name="gr3" draw:text-style-name="P3" draw:layer="layout" svg:width="0.272cm" svg:height="0.195cm" svg:x="9.073cm" svg:y="4.865cm" svg:viewBox="0 0 273 196" svg:d="M273 0l-55 196h-34l-38-141c-5-4-5-13-5-17 0 4-4 8-4 17l-42 141h-34l-61-196h36l42 145c0 4 0 13 0 21h4c0-8 0-13 0-21l47-145h29l38 145c0 8 5 13 5 21 0-8 0-13 4-21l38-145z">
          <text:p/>
        </draw:path>
        <draw:path draw:style-name="gr3" draw:text-style-name="P3" draw:layer="layout" svg:width="0.17cm" svg:height="0.203cm" svg:x="9.37cm" svg:y="4.861cm" svg:viewBox="0 0 171 204" svg:d="M171 110h-140c4 22 8 39 21 48 9 12 25 21 42 21 26 0 43-9 64-21v25c-17 13-42 21-68 21-29 0-51-8-68-25-13-21-22-43-22-78 0-29 9-55 27-72 17-21 38-29 63-29 26 0 47 8 60 25 12 17 21 38 21 68zM137 80c0-17-5-30-13-38-8-13-21-17-34-17-17 0-29 4-38 17-8 8-17 21-17 38z">
          <text:p/>
        </draw:path>
        <draw:path draw:style-name="gr3" draw:text-style-name="P3" draw:layer="layout" svg:width="0.271cm" svg:height="0.195cm" svg:x="9.667cm" svg:y="4.865cm" svg:viewBox="0 0 272 196" svg:d="M272 0l-60 196h-34l-38-141c0-4-4-13-4-17 0 4 0 8-5 17l-42 141h-34l-55-196h29l43 145c0 4 0 13 0 21h4c0-8 0-13 5-21l42-145h30l38 145c4 8 4 13 4 21 0-8 4-13 4-21l39-145z">
          <text:p/>
        </draw:path>
        <draw:path draw:style-name="gr3" draw:text-style-name="P3" draw:layer="layout" svg:width="0.191cm" svg:height="0.204cm" svg:x="9.959cm" svg:y="4.86cm" svg:viewBox="0 0 192 205" svg:d="M95 205c-26 0-51-9-68-30-18-17-27-42-27-73 0-29 9-55 27-76 21-17 42-26 72-26 29 0 55 9 68 26 17 17 25 42 25 76 0 31-8 56-25 73-17 21-43 30-72 30zM99 26c-21 0-38 9-47 21-12 13-17 30-17 55 0 27 5 44 17 56 13 13 26 21 47 21s34-8 46-21c9-12 17-29 17-56 0-25-8-42-17-55-12-12-25-21-46-21z">
          <text:p/>
        </draw:path>
        <draw:path draw:style-name="gr3" draw:text-style-name="P3" draw:layer="layout" svg:width="0.161cm" svg:height="0.199cm" svg:x="10.197cm" svg:y="4.865cm" svg:viewBox="0 0 162 200" svg:d="M162 196h-34v-30c-13 21-30 34-59 34-48 0-69-30-69-85v-115h30v111c0 42 17 63 47 63 17 0 30-8 38-16 9-13 13-26 13-47v-111h34z">
          <text:p/>
        </draw:path>
        <draw:polygon draw:style-name="gr3" draw:text-style-name="P3" draw:layer="layout" svg:width="0.034cm" svg:height="0.288cm" svg:x="10.418cm" svg:y="4.77cm" svg:viewBox="0 0 35 289" draw:points="0,0 35,0 35,289 0,289">
          <text:p/>
        </draw:polygon>
        <draw:path draw:style-name="gr3" draw:text-style-name="P3" draw:layer="layout" svg:width="0.178cm" svg:height="0.292cm" svg:x="10.502cm" svg:y="4.772cm" svg:viewBox="0 0 179 293" svg:d="M179 289h-30v-34c-17 25-38 38-68 38-26 0-47-9-60-26-13-16-21-42-21-71 0-34 8-60 25-77 13-21 34-30 64-30 26 0 48 9 60 30v-119h30zM149 200v-30c0-13-8-30-17-38-8-13-25-17-38-17-22 0-35 9-48 21-8 13-16 34-16 60 0 21 8 38 16 50 9 13 26 21 43 21 18 0 31-8 43-21 9-12 17-25 17-46z">
          <text:p/>
        </draw:path>
        <draw:path draw:style-name="gr3" draw:text-style-name="P3" draw:layer="layout" svg:width="0.161cm" svg:height="0.288cm" svg:x="10.85cm" svg:y="4.772cm" svg:viewBox="0 0 162 289" svg:d="M162 289h-30v-116c0-38-17-59-47-59-17 0-29 4-38 17-8 13-17 25-17 47v111h-30v-289h30v127c17-26 38-39 68-39 42 0 64 26 64 81z">
          <text:p/>
        </draw:path>
        <draw:path draw:style-name="gr3" draw:text-style-name="P3" draw:layer="layout" svg:width="0.157cm" svg:height="0.204cm" svg:x="11.053cm" svg:y="4.86cm" svg:viewBox="0 0 158 205" svg:d="M158 201h-34v-30c-13 21-35 34-61 34-21 0-33-4-46-17-9-9-17-21-17-38 0-39 21-60 68-65l56-8c0-34-13-51-39-51s-47 9-64 25v-34c17-12 42-17 64-17 47 0 73 26 73 73zM124 102l-48 5c-13 4-25 4-29 13-9 4-13 13-13 26 0 8 4 17 8 25 9 4 17 8 30 8s25-8 39-16c9-13 13-26 13-43z">
          <text:p/>
        </draw:path>
        <draw:path draw:style-name="gr3" draw:text-style-name="P3" draw:layer="layout" svg:width="0.178cm" svg:height="0.194cm" svg:x="11.24cm" svg:y="4.865cm" svg:viewBox="0 0 179 195" svg:d="M179 0l-77 195h-29l-73-195h33l48 145c4 8 9 17 9 25 0-8 4-17 4-25l55-145z">
          <text:p/>
        </draw:path>
        <draw:path draw:style-name="gr3" draw:text-style-name="P3" draw:layer="layout" svg:width="0.17cm" svg:height="0.204cm" svg:x="11.438cm" svg:y="4.86cm" svg:viewBox="0 0 171 205" svg:d="M171 111h-136c0 22 4 39 17 47 12 13 25 21 46 21s43-8 60-21v26c-17 12-39 21-68 21-26 0-51-9-64-26-17-21-26-42-26-77 0-29 9-55 26-72 17-21 38-30 64-30 25 0 46 9 60 26 13 17 21 38 21 68zM141 81c0-17-5-30-13-38-9-13-21-17-38-17-13 0-26 4-38 17-9 8-17 21-17 38z">
          <text:p/>
        </draw:path>
        <draw:path draw:style-name="gr3" draw:text-style-name="P3" draw:layer="layout" svg:width="0.174cm" svg:height="0.28cm" svg:x="11.748cm" svg:y="4.784cm" svg:viewBox="0 0 175 281" svg:d="M175 124c0 26-4 47-9 68-4 17-12 34-21 47-8 12-21 25-34 29-13 9-30 13-47 13s-34-4-47-9v-29c13 8 30 12 47 12 13 0 21-4 34-8 9-4 18-13 26-21 4-13 9-21 13-38 4-13 4-30 4-47-8 21-30 34-60 34-13 0-22-4-34-8-9 0-17-9-26-17-4-5-12-13-12-26-5-8-9-21-9-35 0-13 4-25 9-38 4-8 8-21 16-30 9-4 17-12 26-17 13-4 26-4 38-4 13 0 27 0 35 4 13 9 21 17 30 26 4 13 12 25 12 38 5 17 9 35 9 56zM141 93c0-8 0-17-4-29-4-9-9-13-13-21-4-5-8-9-17-13-5-4-14-4-22-4s-13 0-21 4c-5 0-13 4-17 13-5 4-9 12-9 16-4 9-4 17-4 26 0 8 0 18 4 27 0 8 4 12 9 21 4 4 12 8 17 8 8 4 17 4 25 4 4 0 13 0 18-4 9 0 13-4 17-8 4-5 9-13 13-17s4-13 4-23z">
          <text:p/>
        </draw:path>
        <draw:path draw:style-name="gr3" draw:text-style-name="P3" draw:layer="layout" svg:width="0.178cm" svg:height="0.28cm" svg:x="11.956cm" svg:y="4.784cm" svg:viewBox="0 0 179 281" svg:d="M179 137c0 25-4 47-9 63 0 17-8 30-17 43-8 12-17 21-25 29-13 5-25 9-42 9-13 0-27-4-35-9-13-8-22-17-30-25-4-13-13-25-17-42 0-17-4-38-4-60 0-25 4-47 8-64s9-34 17-47c9-13 17-21 26-25 13-9 26-9 43-9 55 0 85 43 85 137zM145 141c0-77-17-115-55-115-39 0-56 38-56 119 0 72 17 110 56 110 38 0 55-38 55-114z">
          <text:p/>
        </draw:path>
        <draw:path draw:style-name="gr3" draw:text-style-name="P3" draw:layer="layout" svg:width="0.289cm" svg:height="0.28cm" svg:x="12.163cm" svg:y="4.784cm" svg:viewBox="0 0 290 281" svg:d="M64 141c-21 0-34-8-47-21-8-13-17-27-17-48 0-25 9-42 17-55 13-13 30-17 51-17 18 0 35 4 44 17 12 13 17 30 17 51s-5 39-17 52c-13 13-30 21-48 21zM64 21c-9 0-21 5-25 13-9 9-13 21-13 34 0 17 4 30 13 39 4 9 12 13 25 13 14 0 22-4 31-13 4-9 8-22 8-39s-4-25-8-34c-9-8-17-13-31-13zM247 4l-175 273h-29l175-273zM226 281c-17 0-34-9-46-21-9-13-17-26-17-47 0-25 8-42 21-55 8-13 25-21 46-21 17 0 34 8 43 21 13 13 17 30 17 51s-4 38-17 51c-13 12-26 21-47 21zM230 162c-12 0-21 5-29 13-9 9-13 21-13 34 0 17 4 30 13 38 4 8 17 13 25 13 13 0 21-5 30-13 8-13 8-21 8-38s0-30-8-34c-9-8-17-13-26-13z">
          <text:p/>
        </draw:path>
        <draw:path draw:style-name="gr3" draw:text-style-name="P3" draw:layer="layout" svg:width="0.178cm" svg:height="0.289cm" svg:x="12.604cm" svg:y="4.86cm" svg:viewBox="0 0 179 290" svg:d="M34 170v120h-34v-285h34v34c13-26 38-39 68-39 22 0 43 9 56 26 17 17 21 42 21 72s-8 55-21 76c-17 22-39 31-69 31-21 0-42-13-55-35zM34 94v25c0 17 4 30 13 43 13 8 25 16 42 16s35-8 44-21c12-17 17-38 17-63 0-21-5-38-17-51-9-13-22-17-39-17-22 0-34 9-47 17-9 13-13 30-13 51z">
          <text:p/>
        </draw:path>
        <draw:path draw:style-name="gr3" draw:text-style-name="P3" draw:layer="layout" svg:width="0.19cm" svg:height="0.204cm" svg:x="12.821cm" svg:y="4.86cm" svg:viewBox="0 0 191 205" svg:d="M94 205c-30 0-51-9-68-30-17-17-26-42-26-73 0-29 9-55 26-76 17-17 42-26 72-26s51 9 68 26 25 42 25 76c0 31-8 56-25 73-17 21-43 30-72 30zM98 26c-21 0-38 8-47 21-12 13-21 30-21 55 0 27 9 44 21 56 9 13 26 21 47 21s34-8 47-21c8-12 17-29 17-56 0-25-9-42-17-55-13-13-26-21-47-21z">
          <text:p/>
        </draw:path>
        <draw:path draw:style-name="gr3" draw:text-style-name="P3" draw:layer="layout" svg:width="0.272cm" svg:height="0.195cm" svg:x="13.032cm" svg:y="4.865cm" svg:viewBox="0 0 273 196" svg:d="M273 0l-55 196h-34l-38-141c-5-4-5-13-5-17 0 4-4 8-4 17l-43 141h-34l-60-196h34l43 145c0 4 0 13 0 21 4-8 4-13 4-21l48-145h29l38 145c0 8 5 13 5 21 0-8 0-13 4-21l38-145z">
          <text:p/>
        </draw:path>
        <draw:path draw:style-name="gr3" draw:text-style-name="P3" draw:layer="layout" svg:width="0.17cm" svg:height="0.203cm" svg:x="13.329cm" svg:y="4.861cm" svg:viewBox="0 0 171 204" svg:d="M171 110h-141c4 22 8 39 21 48 8 12 25 21 42 21 27 0 44-9 65-21v25c-17 13-42 21-69 21-30 0-51-8-68-25-12-21-21-43-21-78 0-29 9-55 26-72 17-21 38-29 63-29 27 0 48 8 61 25 12 17 21 38 21 68zM137 80c0-17-5-30-13-38-8-13-22-17-35-17-17 0-30 4-38 17-8 8-17 21-17 38z">
          <text:p/>
        </draw:path>
        <draw:path draw:style-name="gr3" draw:text-style-name="P3" draw:layer="layout" svg:width="0.102cm" svg:height="0.2cm" svg:x="13.545cm" svg:y="4.86cm" svg:viewBox="0 0 103 201" svg:d="M103 36c-4-5-13-5-25-5-13 0-26 5-34 17-10 13-14 30-14 51v102h-30v-196h30v39c4-13 14-21 22-31 9-8 21-13 30-13 8 0 17 0 21 5z">
          <text:p/>
        </draw:path>
        <draw:path draw:style-name="gr3" draw:text-style-name="P3" draw:layer="layout" svg:width="0.114cm" svg:height="0.293cm" svg:x="13.766cm" svg:y="4.767cm" svg:viewBox="0 0 115 294" svg:d="M115 30c-4 0-13-4-17-4-26 0-35 12-35 43v30h48v25h-48v170h-29v-170h-34v-25h34v-30c0-22 4-39 17-52 12-12 25-17 43-17 8 0 17 0 21 5z">
          <text:p/>
        </draw:path>
        <draw:path draw:style-name="gr3" draw:text-style-name="P3" draw:layer="layout" svg:width="0.191cm" svg:height="0.204cm" svg:x="13.893cm" svg:y="4.86cm" svg:viewBox="0 0 192 205" svg:d="M98 205c-30 0-56-9-73-30-17-17-25-42-25-73 0-29 8-55 30-76 17-17 43-26 73-26 29 0 50 9 67 26s22 42 22 76c0 31-9 56-26 73-17 21-38 30-68 30zM98 26c-17 0-34 9-47 21-13 13-17 30-17 55 0 27 4 44 17 56 13 13 30 21 47 21 22 0 39-8 47-21 13-12 17-29 17-56 0-25-4-42-17-55-8-12-25-21-47-21z">
          <text:p/>
        </draw:path>
        <draw:path draw:style-name="gr3" draw:text-style-name="P3" draw:layer="layout" svg:width="0.101cm" svg:height="0.2cm" svg:x="14.135cm" svg:y="4.86cm" svg:viewBox="0 0 102 201" svg:d="M102 36c-4-5-12-5-25-5s-22 5-31 17c-8 13-17 30-17 51v102h-29v-196h29v39h4c5-13 9-21 17-31 14-8 23-13 35-13 9 0 13 0 17 5z">
          <text:p/>
        </draw:path>
        <draw:path draw:style-name="gr3" draw:text-style-name="P3" draw:layer="layout" svg:width="0.179cm" svg:height="0.292cm" svg:x="14.363cm" svg:y="4.772cm" svg:viewBox="0 0 180 293" svg:d="M180 289h-30v-34c-18 25-39 38-69 38-26 0-42-9-59-26-13-16-22-42-22-71 0-34 9-60 26-77 17-21 38-30 63-30 26 0 47 9 61 30v-119h30zM150 200v-30c0-13-6-30-18-38-9-13-21-17-38-17-22 0-34 9-47 21-8 13-13 34-13 60 0 21 5 38 13 50 13 13 25 21 42 21s34-8 43-21c12-12 18-25 18-46z">
          <text:p/>
        </draw:path>
        <draw:path draw:style-name="gr3" draw:text-style-name="P3" draw:layer="layout" svg:width="0.17cm" svg:height="0.203cm" svg:x="14.592cm" svg:y="4.861cm" svg:viewBox="0 0 171 204" svg:d="M171 110h-136c0 22 4 39 17 48 9 12 26 21 47 21s38-9 59-21v25c-17 13-42 21-68 21-29 0-51-8-64-25-17-21-26-43-26-78 0-29 9-55 26-72 18-21 39-29 64-29 26 0 47 8 60 25 12 17 21 38 21 68zM137 80c0-17-4-30-13-38-8-13-17-17-34-17-12 0-25 4-38 17-8 8-17 21-17 38z">
          <text:p/>
        </draw:path>
        <draw:path draw:style-name="gr3" draw:text-style-name="P3" draw:layer="layout" svg:width="0.11cm" svg:height="0.259cm" svg:x="14.787cm" svg:y="4.805cm" svg:viewBox="0 0 111 260" svg:d="M111 251c-4 5-17 9-29 9-34 0-51-21-51-60v-115h-31v-25h31v-47l34-13v60h46v25h-46v110c0 13 0 22 4 30 4 5 13 9 21 9 9 0 17-4 21-9z">
          <text:p/>
        </draw:path>
        <draw:path draw:style-name="gr3" draw:text-style-name="P3" draw:layer="layout" svg:width="0.17cm" svg:height="0.204cm" svg:x="14.927cm" svg:y="4.86cm" svg:viewBox="0 0 171 205" svg:d="M171 111h-136c0 22 4 39 17 47 9 13 25 21 42 21 26 0 43-8 64-21v26c-17 12-42 21-68 21-29 0-51-9-69-26-13-21-21-42-21-77 0-29 8-55 25-72 19-21 40-30 65-30 26 0 47 9 59 26 13 17 22 38 22 68zM137 81c0-17-4-30-13-38-8-13-17-17-34-17s-25 4-38 17c-8 8-17 21-17 38z">
          <text:p/>
        </draw:path>
        <draw:path draw:style-name="gr3" draw:text-style-name="P3" draw:layer="layout" svg:width="0.145cm" svg:height="0.204cm" svg:x="15.13cm" svg:y="4.86cm" svg:viewBox="0 0 146 205" svg:d="M146 192c-13 9-30 13-51 13-30 0-52-9-69-30-17-17-26-38-26-68 0-34 9-60 26-77 21-21 43-30 77-30 17 0 30 5 43 9v34c-13-13-30-17-47-17s-34 9-47 21c-13 13-22 34-22 55 0 27 9 44 22 56 8 13 26 21 47 21 17 0 34-8 47-16z">
          <text:p/>
        </draw:path>
        <draw:path draw:style-name="gr3" draw:text-style-name="P3" draw:layer="layout" svg:width="0.115cm" svg:height="0.259cm" svg:x="15.3cm" svg:y="4.805cm" svg:viewBox="0 0 116 260" svg:d="M116 251c-9 5-17 9-30 9-34 0-51-21-51-60v-115h-35v-25h35v-47l30-13v60h51v25h-51v110c0 13 4 22 8 30 5 5 9 9 21 9 9 0 13-4 22-9z">
          <text:p/>
        </draw:path>
        <draw:path draw:style-name="gr3" draw:text-style-name="P3" draw:layer="layout" svg:width="0.042cm" svg:height="0.284cm" svg:x="15.449cm" svg:y="4.776cm" svg:viewBox="0 0 43 285" svg:d="M21 38c-5 0-9 0-13-4-4-5-8-9-8-13 0-9 4-13 8-17s8-4 13-4c4 0 13 0 18 4 0 4 4 8 4 17 0 4-4 8-4 13-5 4-14 4-18 4zM39 285h-35v-196h35z">
          <text:p/>
        </draw:path>
        <draw:path draw:style-name="gr3" draw:text-style-name="P3" draw:layer="layout" svg:width="0.161cm" svg:height="0.2cm" svg:x="15.55cm" svg:y="4.86cm" svg:viewBox="0 0 162 201" svg:d="M162 201h-35v-110c0-43-12-64-42-64-17 0-30 4-43 17-8 13-12 25-12 47v110h-30v-196h30v35c17-27 38-40 63-40 22 0 39 5 51 23 10 12 18 34 18 59z">
          <text:p/>
        </draw:path>
        <draw:path draw:style-name="gr3" draw:text-style-name="P3" draw:layer="layout" svg:width="0.182cm" svg:height="0.289cm" svg:x="15.754cm" svg:y="4.86cm" svg:viewBox="0 0 183 290" svg:d="M183 184c0 72-39 106-107 106-21 0-43-4-64-13v-30c26 13 47 17 64 17 51 0 72-25 72-76v-22c-13 26-38 39-68 39-21 0-42-9-59-27-13-16-21-42-21-71 0-30 8-60 25-77 17-21 38-30 64-30 25 0 46 9 59 30v-25h35zM148 111v-30c0-13-4-25-17-38-8-13-21-17-38-17s-34 9-42 21c-13 13-18 34-18 60 0 21 5 38 13 50 13 13 26 21 43 21s34-8 42-21c13-12 17-25 17-46z">
          <text:p/>
        </draw:path>
        <draw:path draw:style-name="gr3" draw:text-style-name="P3" draw:layer="layout" svg:width="0.152cm" svg:height="0.204cm" svg:x="16.089cm" svg:y="4.86cm" svg:viewBox="0 0 153 205" svg:d="M153 201h-30v-30c-12 21-35 34-60 34-21 0-34-4-47-17-12-9-16-21-16-38 0-39 21-60 63-65l60-8c0-34-12-51-43-51-21 0-42 9-59 25v-34c17-12 38-17 63-17 48 0 69 26 69 73zM123 102l-47 5c-17 4-26 4-34 13-9 4-9 13-9 26 0 8 0 17 9 25 8 4 17 8 25 8 17 0 30-8 39-16 13-13 17-26 17-43z">
          <text:p/>
        </draw:path>
        <draw:path draw:style-name="gr3" draw:text-style-name="P3" draw:layer="layout" svg:width="0.195cm" svg:height="0.272cm" svg:x="16.377cm" svg:y="4.788cm" svg:viewBox="0 0 196 273" svg:d="M162 0v179h34v29h-34v65h-30v-65h-132v-29c12-13 26-26 39-43 13-13 21-29 34-47 13-12 21-29 30-46 12-13 16-30 25-43zM39 179h93v-132c-13 13-21 30-29 42-9 13-17 26-26 34-4 13-13 22-21 30-4 9-13 17-17 26z">
          <text:p/>
        </draw:path>
        <draw:path draw:style-name="gr3" draw:text-style-name="P3" draw:layer="layout" svg:width="0.161cm" svg:height="0.199cm" svg:x="16.72cm" svg:y="4.865cm" svg:viewBox="0 0 162 200" svg:d="M162 196h-34v-30c-13 21-35 34-60 34-47 0-68-30-68-85v-115h30v111c0 42 17 63 46 63 17 0 31-8 39-16 9-13 13-26 13-47v-111h34z">
          <text:p/>
        </draw:path>
        <draw:path draw:style-name="gr3" draw:text-style-name="P3" draw:layer="layout" svg:width="0.161cm" svg:height="0.2cm" svg:x="16.945cm" svg:y="4.86cm" svg:viewBox="0 0 162 201" svg:d="M162 201h-34v-110c0-43-13-64-43-64-17 0-29 4-42 17-9 13-14 25-14 47v110h-29v-196h29v35c14-27 35-40 65-40 21 0 38 5 51 23 8 13 17 34 17 59z">
          <text:p/>
        </draw:path>
        <draw:path draw:style-name="gr3" draw:text-style-name="P3" draw:layer="layout" svg:width="0.042cm" svg:height="0.284cm" svg:x="17.157cm" svg:y="4.776cm" svg:viewBox="0 0 43 285" svg:d="M21 38c-4 0-9 0-13-4-4-5-8-9-8-13 0-9 4-13 8-17s9-4 13-4 13 0 17 4c0 4 5 8 5 17 0 4-5 8-5 13-4 4-13 4-17 4zM38 285h-34v-196h34z">
          <text:p/>
        </draw:path>
        <draw:path draw:style-name="gr3" draw:text-style-name="P3" draw:layer="layout" svg:width="0.114cm" svg:height="0.259cm" svg:x="17.233cm" svg:y="4.805cm" svg:viewBox="0 0 115 260" svg:d="M115 251c-8 5-16 9-29 9-34 0-52-21-52-60v-115h-34v-25h34v-47l31-13v60h50v25h-50v110c0 13 4 22 8 30 4 5 13 9 21 9 9 0 13-4 21-9z">
          <text:p/>
        </draw:path>
        <draw:path draw:style-name="gr3" draw:text-style-name="P3" draw:layer="layout" svg:width="0.178cm" svg:height="0.292cm" svg:x="17.483cm" svg:y="4.772cm" svg:viewBox="0 0 179 293" svg:d="M179 289h-34v-34c-13 25-35 38-64 38-26 0-47-9-60-26-17-16-21-42-21-71 0-34 4-60 21-77 17-21 38-30 68-30 25 0 43 9 56 30v-119h34zM145 200v-30c0-13-4-30-13-38-13-13-26-17-43-17s-30 9-42 21c-13 13-17 34-17 60 0 21 4 38 17 50 8 13 25 21 42 21s30-8 43-21c9-12 13-25 13-46z">
          <text:p/>
        </draw:path>
        <draw:path draw:style-name="gr3" draw:text-style-name="P3" draw:layer="layout" svg:width="0.039cm" svg:height="0.284cm" svg:x="17.72cm" svg:y="4.776cm" svg:viewBox="0 0 40 285" svg:d="M18 38c-4 0-8 0-13-4-5-5-5-9-5-13 0-9 0-13 5-17s9-4 13-4c9 0 13 0 17 4 5 4 5 8 5 17 0 4 0 8-5 13-4 4-8 4-17 4zM35 285h-30v-196h30z">
          <text:p/>
        </draw:path>
        <draw:path draw:style-name="gr3" draw:text-style-name="P3" draw:layer="layout" svg:width="0.114cm" svg:height="0.293cm" svg:x="17.797cm" svg:y="4.767cm" svg:viewBox="0 0 115 294" svg:d="M115 30c-4 0-12-4-17-4-25 0-34 12-34 43v30h47v25h-47v170h-30v-170h-34v-25h34v-30c0-22 4-39 18-52 12-12 25-17 42-17 9 0 17 0 21 5z">
          <text:p/>
        </draw:path>
        <draw:path draw:style-name="gr3" draw:text-style-name="P3" draw:layer="layout" svg:width="0.119cm" svg:height="0.293cm" svg:x="17.915cm" svg:y="4.767cm" svg:viewBox="0 0 120 294" svg:d="M120 30c-4 0-13-4-21-4-22 0-31 12-31 43v30h44v25h-44v170h-34v-170h-34v-25h34v-30c0-22 9-39 17-52 13-12 31-17 48-17 8 0 17 0 21 5z">
          <text:p/>
        </draw:path>
        <draw:path draw:style-name="gr3" draw:text-style-name="P3" draw:layer="layout" svg:width="0.169cm" svg:height="0.204cm" svg:x="18.047cm" svg:y="4.86cm" svg:viewBox="0 0 170 205" svg:d="M170 111h-136c0 22 4 39 17 47 8 13 25 21 46 21 22 0 44-8 61-21v26c-17 12-44 21-69 21-30 0-51-9-64-26-17-21-25-42-25-77 0-29 8-55 25-72 17-21 38-30 64-30 25 0 47 9 60 26s21 38 21 68zM141 81c-5-17-9-30-17-38-10-13-18-17-35-17-13 0-26 4-38 17-9 8-17 21-17 38z">
          <text:p/>
        </draw:path>
        <draw:path draw:style-name="gr3" draw:text-style-name="P3" draw:layer="layout" svg:width="0.102cm" svg:height="0.2cm" svg:x="18.263cm" svg:y="4.86cm" svg:viewBox="0 0 103 201" svg:d="M103 36c-4-5-13-5-26-5s-22 5-30 17c-9 13-17 30-17 51v102h-30v-196h30v39h4c4-13 8-21 17-31 13-8 22-13 35-13 8 0 13 0 17 5z">
          <text:p/>
        </draw:path>
        <draw:path draw:style-name="gr3" draw:text-style-name="P3" draw:layer="layout" svg:width="0.17cm" svg:height="0.203cm" svg:x="18.386cm" svg:y="4.861cm" svg:viewBox="0 0 171 204" svg:d="M171 110h-141c4 22 8 39 21 48 8 12 25 21 42 21 25 0 43-9 65-21v25c-17 13-44 21-69 21-30 0-51-8-68-25-13-21-21-43-21-78 0-29 8-55 25-72 17-21 38-29 64-29 25 0 47 8 60 25s22 38 22 68zM136 80c0-17-4-30-12-38-10-13-22-17-35-17-17 0-30 4-38 17-9 8-17 21-17 38z">
          <text:p/>
        </draw:path>
        <draw:path draw:style-name="gr3" draw:text-style-name="P3" draw:layer="layout" svg:width="0.161cm" svg:height="0.2cm" svg:x="18.602cm" svg:y="4.86cm" svg:viewBox="0 0 162 201" svg:d="M162 201h-30v-110c0-43-17-64-47-64-17 0-30 4-38 17-13 13-17 25-17 47v110h-30v-196h30v35c17-27 38-40 63-40 22 0 39 5 51 23 14 12 18 34 18 59z">
          <text:p/>
        </draw:path>
        <draw:path draw:style-name="gr3" draw:text-style-name="P3" draw:layer="layout" svg:width="0.144cm" svg:height="0.204cm" svg:x="18.81cm" svg:y="4.86cm" svg:viewBox="0 0 145 205" svg:d="M145 192c-17 9-35 13-56 13-26 0-47-9-64-30-17-17-25-38-25-68 0-34 8-60 25-77 17-21 43-30 72-30 17 0 35 5 48 9v34c-13-13-31-17-48-17-21 0-34 9-46 21-13 13-22 34-22 55 0 27 9 44 17 56 13 13 30 21 51 21 17 0 31-8 48-16z">
          <text:p/>
        </draw:path>
        <draw:path draw:style-name="gr3" draw:text-style-name="P3" draw:layer="layout" svg:width="0.169cm" svg:height="0.204cm" svg:x="18.988cm" svg:y="4.86cm" svg:viewBox="0 0 170 205" svg:d="M170 111h-135c0 22 4 39 17 47 8 13 25 21 42 21 25 0 42-8 64-21v26c-17 12-43 21-68 21-30 0-51-9-69-26-13-21-21-42-21-77 0-29 8-55 26-72 17-21 38-30 64-30 25 0 46 9 59 26s21 38 21 68zM136 81c0-17-4-30-12-38-9-13-22-17-34-17-17 0-26 4-38 17-9 8-17 21-17 38z">
          <text:p/>
        </draw:path>
        <draw:path draw:style-name="gr3" draw:text-style-name="P3" draw:layer="layout" svg:width="0.042cm" svg:height="0.284cm" svg:x="19.306cm" svg:y="4.776cm" svg:viewBox="0 0 43 285" svg:d="M21 38c-4 0-13 0-17-4 0-5-4-9-4-13 0-9 4-13 4-17 4-4 13-4 17-4s8 0 12 4c6 4 10 8 10 17 0 4-4 8-10 13-4 4-8 4-12 4zM33 285h-29v-196h29z">
          <text:p/>
        </draw:path>
        <draw:path draw:style-name="gr3" draw:text-style-name="P3" draw:layer="layout" svg:width="0.161cm" svg:height="0.2cm" svg:x="19.403cm" svg:y="4.86cm" svg:viewBox="0 0 162 201" svg:d="M162 201h-30v-110c0-43-17-64-47-64-13 0-25 4-38 17-8 13-13 25-13 47v110h-34v-196h34v35c13-27 34-40 64-40 21 0 38 5 46 23 13 12 18 34 18 59z">
          <text:p/>
        </draw:path>
        <draw:path draw:style-name="gr3" draw:text-style-name="P3" draw:layer="layout" svg:width="0.179cm" svg:height="0.289cm" svg:x="19.729cm" svg:y="4.86cm" svg:viewBox="0 0 180 290" svg:d="M34 170v120h-34v-285h34v34c13-26 38-39 68-39 22 0 43 9 56 26 17 17 22 42 22 72s-5 55-22 76c-17 22-38 31-69 31-21 0-42-13-55-35zM34 94v25c0 17 5 30 13 43 13 8 25 16 42 16s35-8 44-21c12-17 17-38 17-63 0-21-5-38-17-51-9-13-22-17-39-17s-34 8-47 17c-8 13-13 30-13 51z">
          <text:p/>
        </draw:path>
        <draw:path draw:style-name="gr3" draw:text-style-name="P3" draw:layer="layout" svg:width="0.191cm" svg:height="0.204cm" svg:x="19.946cm" svg:y="4.86cm" svg:viewBox="0 0 192 205" svg:d="M93 205c-30 0-51-9-68-30-17-17-25-42-25-73 0-29 8-55 25-76 17-17 43-26 72-26 31 0 52 9 69 26s26 42 26 76c0 31-9 56-26 73-17 21-42 30-73 30zM97 26c-21 0-38 8-46 21-13 13-21 30-21 55 0 27 8 44 21 56 8 13 25 21 46 21 22 0 35-8 48-21 8-12 17-29 17-56 0-25-9-42-17-55-13-13-26-21-48-21z">
          <text:p/>
        </draw:path>
        <draw:path draw:style-name="gr3" draw:text-style-name="P3" draw:layer="layout" svg:width="0.127cm" svg:height="0.204cm" svg:x="20.175cm" svg:y="4.86cm" svg:viewBox="0 0 128 205" svg:d="M0 192v-34c17 13 34 21 55 21 30 0 43-8 43-29 0-4 0-9-4-13s-4-4-9-8c-5-5-9-5-17-9-5 0-9-4-17-9-9 0-13-4-22-9-8-4-12-8-17-12-4-5-8-9-8-13-4-9-4-13-4-21 0-9 0-17 4-26 4-4 13-13 17-17 8-4 17-8 25-8 9-5 17-5 30-5 18 0 31 5 43 9v30c-12-9-29-13-47-13-9 0-13 0-17 4-4 0-9 0-13 5-4 0-4 4-8 8 0 4 0 8 0 8 0 9 0 13 0 13 4 4 4 9 8 13 4 0 9 4 13 4 4 4 13 4 17 9 8 4 18 8 26 8 4 4 13 9 17 13 4 5 9 9 9 18 4 4 4 12 4 17 0 12 0 21-4 25-5 8-13 13-17 21-9 4-17 4-27 9-8 4-17 4-29 4-22 0-39-4-51-13z">
          <text:p/>
        </draw:path>
        <draw:path draw:style-name="gr3" draw:text-style-name="P3" draw:layer="layout" svg:width="0.115cm" svg:height="0.259cm" svg:x="20.327cm" svg:y="4.805cm" svg:viewBox="0 0 116 260" svg:d="M116 251c-9 5-17 9-30 9-34 0-51-21-51-60v-115h-35v-25h35v-47l30-13v60h51v25h-51v110c0 13 4 22 8 30 4 5 13 9 22 9 8 0 17-4 21-9z">
          <text:p/>
        </draw:path>
        <draw:path draw:style-name="gr3" draw:text-style-name="P3" draw:layer="layout" svg:width="0.161cm" svg:height="0.199cm" svg:x="20.48cm" svg:y="4.865cm" svg:viewBox="0 0 162 200" svg:d="M162 196h-34v-30c-13 21-34 34-59 34-48 0-69-30-69-85v-115h29v111c0 42 17 63 48 63 17 0 30-8 38-16 9-13 13-26 13-47v-111h34z">
          <text:p/>
        </draw:path>
        <draw:path draw:style-name="gr3" draw:text-style-name="P3" draw:layer="layout" svg:width="0.098cm" svg:height="0.199cm" svg:x="20.704cm" svg:y="4.861cm" svg:viewBox="0 0 99 200" svg:d="M99 35c-4-5-13-5-21-5-13 0-26 5-34 17-9 13-13 30-13 51v102h-31v-196h31v39c4-13 13-21 21-31 9-8 17-12 30-12 8 0 13 0 17 4z">
          <text:p/>
        </draw:path>
        <draw:path draw:style-name="gr3" draw:text-style-name="P3" draw:layer="layout" svg:width="0.153cm" svg:height="0.204cm" svg:x="20.823cm" svg:y="4.86cm" svg:viewBox="0 0 154 205" svg:d="M154 201h-30v-30c-13 21-34 34-60 34-22 0-34-4-47-17-13-9-17-21-17-38 0-40 21-61 64-65l60-8c0-34-13-51-38-51-27 0-48 8-65 25v-34c17-12 38-17 65-17 46 0 68 26 68 72zM124 102l-48 4c-12 4-25 4-34 14-4 4-8 13-8 25 0 9 0 17 8 26 9 4 17 8 26 8 18 0 30-8 39-17 13-12 17-25 17-42z">
          <text:p/>
        </draw:path>
        <draw:polygon draw:style-name="gr3" draw:text-style-name="P3" draw:layer="layout" svg:width="0.034cm" svg:height="0.288cm" svg:x="21.035cm" svg:y="4.77cm" svg:viewBox="0 0 35 289" draw:points="0,0 35,0 35,289 0,289">
          <text:p/>
        </draw:polygon>
        <draw:path draw:style-name="gr3" draw:text-style-name="P3" draw:layer="layout" svg:width="0.127cm" svg:height="0.204cm" svg:x="21.226cm" svg:y="4.86cm" svg:viewBox="0 0 128 205" svg:d="M0 192v-34c17 13 34 21 56 21 25 0 38-8 38-29 0-4 0-9 0-13-4-4-8-4-13-8-4-5-8-5-12-9-5 0-13-4-17-9-10 0-18-4-22-9-9-4-13-8-17-12-5-5-9-9-13-13 0-9 0-13 0-21 0-9 0-17 4-26 4-4 9-13 17-17 9-4 17-8 27-8 8-5 16-5 25-5 17 0 34 5 46 9v30c-16-9-29-13-50-13-5 0-9 0-17 4-4 0-10 0-10 5-4 0-8 4-8 8-4 4-4 8-4 8 0 9 0 13 4 13 0 4 4 9 8 13 6 0 10 4 14 4 4 4 8 4 17 9 8 4 17 8 21 8 9 4 13 9 17 13 8 5 8 9 13 18 4 4 4 12 4 17 0 12-4 21-9 25-4 8-8 13-16 21-5 4-13 4-22 9-12 4-21 4-29 4-22 0-39-4-52-13z">
          <text:p/>
        </draw:path>
        <draw:path draw:style-name="gr3" draw:text-style-name="P3" draw:layer="layout" svg:width="0.271cm" svg:height="0.195cm" svg:x="21.374cm" svg:y="4.865cm" svg:viewBox="0 0 272 196" svg:d="M272 0l-59 196h-30l-43-141c0-5 0-13 0-17h-4c0 4 0 8-5 17l-42 141h-30l-59-196h34l38 145c0 4 4 13 4 21 0-8 5-13 5-21l46-145h26l43 145c0 8 0 13 0 21h4c0-8 0-13 4-21l38-145z">
          <text:p/>
        </draw:path>
        <draw:path draw:style-name="gr3" draw:text-style-name="P3" draw:layer="layout" svg:width="0.153cm" svg:height="0.204cm" svg:x="21.666cm" svg:y="4.86cm" svg:viewBox="0 0 154 205" svg:d="M154 201h-30v-30c-13 21-35 34-60 34-21 0-34-4-47-17-12-9-17-21-17-38 0-40 22-61 64-65l60-8c0-34-13-51-39-51-25 0-46 8-63 25v-34c17-12 38-17 63-17 47 0 69 26 69 72zM124 102l-47 4c-13 4-26 4-34 14-4 4-9 13-9 25 0 9 0 17 9 26 8 4 17 8 25 8 17 0 30-8 39-17 12-12 17-25 17-42z">
          <text:p/>
        </draw:path>
        <draw:path draw:style-name="gr3" draw:text-style-name="P3" draw:layer="layout" svg:width="0.182cm" svg:height="0.284cm" svg:x="21.849cm" svg:y="4.865cm" svg:viewBox="0 0 183 285" svg:d="M183 0l-89 226c-14 42-39 59-64 59-9 0-18 0-22 0v-30c4 4 13 4 17 4 17 0 30-8 34-29l17-34-76-196h34l56 149c0 4 0 9 4 17 0-4 0-8 4-17l55-149z">
          <text:p/>
        </draw:path>
        <draw:path draw:style-name="gr3" draw:text-style-name="P3" draw:layer="layout" svg:width="0.271cm" svg:height="0.195cm" svg:x="22.146cm" svg:y="4.865cm" svg:viewBox="0 0 272 196" svg:d="M272 0l-59 196h-31l-42-141c0-4 0-13 0-17h-5c0 4 0 8 0 17l-46 141h-30l-59-196h34l38 145c4 4 4 13 4 21 0-8 4-13 4-21l47-145h25l43 145c0 8 0 13 0 21h4c0-8 0-13 4-21l39-145z">
          <text:p/>
        </draw:path>
        <draw:path draw:style-name="gr3" draw:text-style-name="P3" draw:layer="layout" svg:width="0.038cm" svg:height="0.284cm" svg:x="22.451cm" svg:y="4.776cm" svg:viewBox="0 0 39 285" svg:d="M17 38c-5 0-9 0-13-4-4-5-4-9-4-13 0-9 0-13 4-17s8-4 13-4c8 0 13 0 18 4 4 4 4 8 4 17 0 4 0 8-4 13-5 4-10 4-18 4zM35 285h-31v-196h31z">
          <text:p/>
        </draw:path>
        <draw:path draw:style-name="gr3" draw:text-style-name="P3" draw:layer="layout" svg:width="0.114cm" svg:height="0.259cm" svg:x="22.523cm" svg:y="4.805cm" svg:viewBox="0 0 115 260" svg:d="M115 251c-8 5-18 9-30 9-34 0-51-21-51-60v-115h-34v-25h34v-47l34-13v60h47v25h-47v110c0 13 0 22 4 30 4 5 13 9 21 9 9 0 18-4 22-9z">
          <text:p/>
        </draw:path>
        <draw:path draw:style-name="gr3" draw:text-style-name="P3" draw:layer="layout" svg:width="0.161cm" svg:height="0.288cm" svg:x="22.68cm" svg:y="4.772cm" svg:viewBox="0 0 162 289" svg:d="M162 289h-30v-116c0-38-18-59-47-59-17 0-30 4-39 17-12 13-17 25-17 47v111h-29v-289h29v127c17-26 39-39 64-39 48 0 69 26 69 81z">
          <text:p/>
        </draw:path>
        <draw:path draw:style-name="gr3" draw:text-style-name="P3" draw:layer="layout" svg:width="0.157cm" svg:height="0.204cm" svg:x="22.989cm" svg:y="4.86cm" svg:viewBox="0 0 158 205" svg:d="M158 201h-34v-30c-13 21-34 34-59 34-22 0-34-4-48-17-8-9-17-21-17-38 0-39 22-60 69-65l55-8c0-34-13-51-38-51-26 0-47 9-64 25v-34c17-12 43-17 68-17 43 0 68 26 68 73zM124 102l-47 5c-12 4-25 4-29 13-9 4-13 13-13 26 0 8 4 17 8 25 9 4 17 8 30 8s26-8 38-16c9-13 13-26 13-43z">
          <text:p/>
        </draw:path>
        <draw:path draw:style-name="gr3" draw:text-style-name="P3" draw:layer="layout" svg:width="0.131cm" svg:height="0.204cm" svg:x="4cm" svg:y="5.441cm" svg:viewBox="0 0 132 205" svg:d="M0 196v-34c17 13 38 17 55 17 30 0 42-8 42-25 0-9 0-14-4-14 0-4-4-8-8-13-5 0-9-4-13-4-8-4-13-4-17-8-8-5-17-9-25-9-5-4-13-8-18-13-4-4-4-8-8-17 0-4-4-12-4-17 0-12 4-16 8-25 4-8 9-13 17-17 5-4 13-8 22-13 8 0 21-4 29-4 17 0 30 4 47 9v34c-17-9-34-13-51-13-4 0-13 0-17 0s-8 4-13 4c0 4-4 9-4 9-4 4-4 8-4 12s0 9 4 13c0 4 4 4 4 8 5 5 9 5 13 9 9 0 13 4 21 4 9 4 13 9 21 13 9 4 13 8 17 13 5 4 9 8 14 12 0 9 4 13 4 23 0 8-4 17-9 25-4 8-9 13-17 17-9 4-13 8-26 13-8 0-16 0-25 0-21 0-38-5-55-9z">
          <text:p/>
        </draw:path>
        <draw:path draw:style-name="gr3" draw:text-style-name="P3" draw:layer="layout" svg:width="0.115cm" svg:height="0.255cm" svg:x="4.152cm" svg:y="5.39cm" svg:viewBox="0 0 116 256" svg:d="M116 251c-9 5-17 5-30 5-34 0-51-17-51-55v-115h-35v-31h35v-46l34-9v55h47v31h-47v110c0 13 0 22 4 26 5 4 13 8 22 8 8 0 16 0 21-4z">
          <text:p/>
        </draw:path>
        <draw:path draw:style-name="gr3" draw:text-style-name="P3" draw:layer="layout" svg:width="0.153cm" svg:height="0.204cm" svg:x="4.296cm" svg:y="5.441cm" svg:viewBox="0 0 154 205" svg:d="M154 200h-34v-29c-13 25-34 34-59 34-17 0-35-5-48-13-8-13-13-25-13-42 0-35 21-56 65-65l55-8c0-34-13-47-38-47-21 0-43 4-65 21v-30c22-12 44-21 69-21 43 0 68 26 68 72zM120 102l-47 9c-12 0-25 4-29 8-10 4-14 13-14 31 0 8 4 17 14 21 4 4 12 8 25 8 17 0 30-4 38-17 9-8 13-22 13-39z">
          <text:p/>
        </draw:path>
        <draw:path draw:style-name="gr3" draw:text-style-name="P3" draw:layer="layout" svg:width="0.161cm" svg:height="0.199cm" svg:x="4.508cm" svg:y="5.441cm" svg:viewBox="0 0 162 200" svg:d="M162 200h-33v-110c0-42-13-60-43-60-18 0-30 5-39 18-13 8-17 25-17 42v110h-30v-196h30v35c17-26 38-39 65-39 21 0 38 9 50 21 9 14 17 35 17 61z">
          <text:p/>
        </draw:path>
        <draw:path draw:style-name="gr3" draw:text-style-name="P3" draw:layer="layout" svg:width="0.178cm" svg:height="0.293cm" svg:x="4.716cm" svg:y="5.352cm" svg:viewBox="0 0 179 294" svg:d="M179 289h-30v-33c-17 25-38 38-68 38-25 0-42-9-59-26-13-17-22-42-22-72s9-55 26-76c17-17 38-30 64-30 25 0 46 13 59 34v-124h30zM149 205v-30c0-17-4-30-17-42-8-9-21-13-38-13-21 0-34 4-46 17-9 17-13 34-13 59 0 21 4 38 13 55 12 13 25 17 42 17s34-4 42-17c13-12 17-29 17-46z">
          <text:p/>
        </draw:path>
        <draw:path draw:style-name="gr3" draw:text-style-name="P3" draw:layer="layout" svg:width="0.152cm" svg:height="0.204cm" svg:x="4.941cm" svg:y="5.441cm" svg:viewBox="0 0 153 205" svg:d="M153 200h-30v-29c-13 25-34 34-60 34-21 0-38-5-46-13-13-13-17-25-17-42 0-35 21-57 63-65l60-9c0-33-13-46-43-46-21 0-42 4-63 21v-30c21-12 42-21 68-21 46 0 68 26 68 72zM123 102l-47 8c-17 0-25 5-34 9-8 4-8 13-8 31 0 8 0 17 8 21 9 4 17 8 26 8 17 0 29-4 38-17 12-8 17-22 17-39z">
          <text:p/>
        </draw:path>
        <draw:path draw:style-name="gr3" draw:text-style-name="P3" draw:layer="layout" svg:width="0.101cm" svg:height="0.195cm" svg:x="5.153cm" svg:y="5.445cm" svg:viewBox="0 0 102 196" svg:d="M102 34c-4-4-12-8-25-8s-21 8-31 21c-12 13-17 30-17 52v97h-29v-196h29v43h5c4-13 8-26 18-34 8-4 21-9 33-9 5 0 13 0 17 0z">
          <text:p/>
        </draw:path>
        <draw:path draw:style-name="gr3" draw:text-style-name="P3" draw:layer="layout" svg:width="0.178cm" svg:height="0.293cm" svg:x="5.276cm" svg:y="5.352cm" svg:viewBox="0 0 179 294" svg:d="M179 289h-31v-33h-4c-13 25-34 38-64 38-25 0-47-9-59-26-17-17-21-42-21-72 0-29 8-55 21-76 17-17 38-30 68-30 25 0 46 13 55 34h4v-124h31zM148 205v-30c0-17-8-30-17-42-8-9-25-13-38-13-21 0-34 4-47 17-8 17-17 34-17 59 0 21 4 38 17 55 9 13 26 17 43 17s29-4 42-17c9-12 17-29 17-46z">
          <text:p/>
        </draw:path>
        <draw:path draw:style-name="gr3" draw:text-style-name="P3" draw:layer="layout" svg:width="0.178cm" svg:height="0.293cm" svg:x="5.611cm" svg:y="5.352cm" svg:viewBox="0 0 179 294" svg:d="M179 289h-31v-33c-17 25-38 38-68 38-25 0-47-9-59-26-13-17-21-42-21-72s8-55 25-76c13-17 34-30 64-30 25 0 46 13 59 34v-124h31zM148 205v-30c0-17-9-30-17-42-8-9-25-13-38-13-21 0-34 4-47 17-8 17-17 34-17 59 0 21 9 38 17 55 9 13 26 17 43 17s29-4 42-17c8-12 17-29 17-46z">
          <text:p/>
        </draw:path>
        <draw:path draw:style-name="gr3" draw:text-style-name="P3" draw:layer="layout" svg:width="0.17cm" svg:height="0.204cm" svg:x="5.839cm" svg:y="5.441cm" svg:viewBox="0 0 171 205" svg:d="M171 111h-141c0 21 8 39 17 51 13 13 30 17 47 17 21 0 42-8 63-21v30c-17 12-42 17-68 17-29 0-51-9-67-26-13-17-22-43-22-73 0-34 9-55 26-76 17-17 38-30 63-30 26 0 43 9 60 26 14 17 22 38 22 68zM136 85c0-17-4-34-13-42-8-9-21-13-34-13-17 0-29 4-38 13-8 12-17 25-21 42z">
          <text:p/>
        </draw:path>
        <draw:path draw:style-name="gr3" draw:text-style-name="P3" draw:layer="layout" svg:width="0.182cm" svg:height="0.195cm" svg:x="6.026cm" svg:y="5.445cm" svg:viewBox="0 0 183 196" svg:d="M183 0l-76 196h-34l-73-196h34l52 146c4 8 4 17 4 25 4-8 4-17 8-25l51-146z">
          <text:p/>
        </draw:path>
        <draw:path draw:style-name="gr3" draw:text-style-name="P3" draw:layer="layout" svg:width="0.038cm" svg:height="0.283cm" svg:x="6.238cm" svg:y="5.357cm" svg:viewBox="0 0 39 284" svg:d="M18 42c-4 0-10-4-14-9-4 0-4-8-4-12 0-5 0-9 4-13s10-8 14-8c8 0 12 4 17 8 4 4 4 8 4 13 0 4 0 8-4 12-5 5-9 9-17 9zM35 284h-31v-196h31z">
          <text:p/>
        </draw:path>
        <draw:path draw:style-name="gr3" draw:text-style-name="P3" draw:layer="layout" svg:width="0.157cm" svg:height="0.204cm" svg:x="6.318cm" svg:y="5.441cm" svg:viewBox="0 0 158 205" svg:d="M158 200h-35v-29c-12 25-34 34-59 34-21 0-34-5-47-13-8-13-17-25-17-42 0-35 26-56 68-65l55-8c0-34-12-47-38-47-25 0-47 4-64 21v-30c17-12 43-21 68-21 43 0 69 26 69 72zM123 102l-46 9c-13 0-26 4-30 8-9 4-13 13-13 31 0 8 4 17 9 21 8 4 17 8 30 8 12 0 25-4 38-17 8-8 12-22 12-39z">
          <text:p/>
        </draw:path>
        <draw:path draw:style-name="gr3" draw:text-style-name="P3" draw:layer="layout" svg:width="0.115cm" svg:height="0.255cm" svg:x="6.509cm" svg:y="5.39cm" svg:viewBox="0 0 116 256" svg:d="M116 251c-9 5-17 5-30 5-34 0-52-17-52-55v-115h-34v-31h34v-46l31-9v55h51v31h-51v110c0 13 4 22 8 26 5 4 13 8 21 8 9 0 13 0 22-4z">
          <text:p/>
        </draw:path>
        <draw:path draw:style-name="gr3" draw:text-style-name="P3" draw:layer="layout" svg:width="0.038cm" svg:height="0.283cm" svg:x="6.662cm" svg:y="5.357cm" svg:viewBox="0 0 39 284" svg:d="M18 42c-5 0-9-4-14-9-4 0-4-8-4-12 0-5 0-9 4-13 5-4 9-8 14-8 8 0 12 4 17 8 4 4 4 8 4 13 0 4 0 8-4 12-5 5-9 9-17 9zM35 284h-31v-196h31z">
          <text:p/>
        </draw:path>
        <draw:path draw:style-name="gr3" draw:text-style-name="P3" draw:layer="layout" svg:width="0.19cm" svg:height="0.204cm" svg:x="6.747cm" svg:y="5.441cm" svg:viewBox="0 0 191 205" svg:d="M93 205c-30 0-51-9-68-26s-25-43-25-73c0-34 8-59 25-76s42-30 72-30 51 9 68 30c17 17 26 42 26 72s-9 56-26 77c-21 17-43 26-72 26zM93 30c-17 0-34 4-47 17-8 17-17 34-17 59 0 21 9 39 17 52 13 17 30 21 47 21 21 0 38-4 46-17 13-17 17-35 17-60 0-21-4-42-17-55-8-13-25-17-46-17z">
          <text:p/>
        </draw:path>
        <draw:path draw:style-name="gr3" draw:text-style-name="P3" draw:layer="layout" svg:width="0.161cm" svg:height="0.199cm" svg:x="6.984cm" svg:y="5.441cm" svg:viewBox="0 0 162 200" svg:d="M162 200h-30v-110c0-42-17-60-46-60-13 0-26 5-38 18-9 8-13 25-13 42v110h-35v-196h35v35c13-26 34-39 63-39 22 0 38 9 47 21 13 14 17 35 17 61z">
          <text:p/>
        </draw:path>
        <draw:path draw:style-name="gr3" draw:text-style-name="P3" draw:layer="layout" svg:width="0.19cm" svg:height="0.204cm" svg:x="7.298cm" svg:y="5.441cm" svg:viewBox="0 0 191 205" svg:d="M98 205c-30 0-55-9-72-26-18-17-26-43-26-73 0-34 8-59 30-76 17-17 38-30 72-30 26 0 51 9 68 30 13 17 21 42 21 72s-8 56-25 77c-17 17-43 26-68 26zM98 30c-21 0-34 4-47 17-12 17-17 34-17 59 0 21 5 39 17 52 13 17 26 21 47 21s34-4 46-17c13-17 17-35 17-60 0-21-4-42-17-55-12-13-25-17-46-17z">
          <text:p/>
        </draw:path>
        <draw:path draw:style-name="gr3" draw:text-style-name="P3" draw:layer="layout" svg:width="0.119cm" svg:height="0.292cm" svg:x="7.518cm" svg:y="5.348cm" svg:viewBox="0 0 120 293" svg:d="M120 34c-9-4-13-4-21-4-23 0-35 12-35 39v29h47v30h-47v165h-30v-165h-34v-30h34v-29c0-22 4-39 17-48 13-12 25-21 43-21 13 0 17 4 26 4z">
          <text:p/>
        </draw:path>
        <draw:path draw:style-name="gr3" draw:text-style-name="P3" draw:layer="layout" svg:width="0.195cm" svg:height="0.271cm" svg:x="7.738cm" svg:y="5.369cm" svg:viewBox="0 0 196 272" svg:d="M158 0v178h38v31h-38v63h-29v-63h-129v-26c13-13 26-30 38-43 9-17 22-34 34-47 9-17 21-34 30-46 9-17 18-34 27-47zM34 178h95v-131c-9 17-18 29-27 46-9 13-17 22-26 34-8 9-12 22-21 30-8 9-12 17-21 21z">
          <text:p/>
        </draw:path>
        <draw:path draw:style-name="gr3" draw:text-style-name="P3" draw:layer="layout" svg:width="0.043cm" svg:height="0.043cm" svg:x="7.967cm" svg:y="5.602cm" svg:viewBox="0 0 44 44" svg:d="M21 44c-8 0-12 0-17-5-4-4-4-8-4-17 0-4 0-8 4-12 5-5 9-10 17-10 5 0 9 5 13 10 6 4 10 8 10 12 0 9-4 13-10 17-4 5-8 5-13 5z">
          <text:p/>
        </draw:path>
        <draw:path draw:style-name="gr3" draw:text-style-name="P3" draw:layer="layout" svg:width="0.173cm" svg:height="0.28cm" svg:x="8.048cm" svg:y="5.365cm" svg:viewBox="0 0 174 281" svg:d="M174 124c0 25-5 47-9 68s-13 34-21 51c-13 12-21 21-34 29-17 9-30 9-47 9-21 0-34 0-50-9v-29c16 8 33 12 50 12 13 0 22 0 30-8 13-4 21-13 25-21 9-9 13-22 17-34 5-17 5-30 5-51-13 25-34 34-60 34-12 0-25 0-34-4-8-5-17-9-25-17-8-9-13-17-17-26-4-13-4-25-4-38s0-27 4-35c4-13 13-21 21-30 9-8 17-12 26-17 12-4 21-8 34-8 16 0 29 4 38 8 12 5 21 13 25 26 8 8 13 21 17 38 4 14 9 35 9 52zM140 98c0-12-5-21-5-30-4-9-8-17-12-21-5-9-9-13-17-17-9 0-13-5-21-5-9 0-17 5-22 5-8 4-12 8-17 12-4 5-8 13-12 21 0 9-5 14-5 23 0 12 5 21 5 29 4 5 8 13 12 17 5 5 9 9 17 13 9 4 13 4 22 4 8 0 16 0 21-4 8-4 12-8 17-13 4-4 8-8 12-12 0-9 5-17 5-22z">
          <text:p/>
        </draw:path>
        <draw:polygon draw:style-name="gr3" draw:text-style-name="P3" draw:layer="layout" svg:width="0.051cm" svg:height="0.093cm" svg:x="8.247cm" svg:y="5.598cm" svg:viewBox="0 0 52 94" draw:points="52,0 21,94 0,94 21,0">
          <text:p/>
        </draw:polygon>
        <draw:path draw:style-name="gr3" draw:text-style-name="P3" draw:layer="layout" svg:width="0.161cm" svg:height="0.2cm" svg:x="8.455cm" svg:y="5.445cm" svg:viewBox="0 0 162 201" svg:d="M162 196h-30v-29c-13 25-35 34-60 34-47 0-72-26-72-81v-120h34v116c0 38 12 59 46 59 13 0 27-4 39-17 9-8 13-25 13-42v-116h30z">
          <text:p/>
        </draw:path>
        <draw:path draw:style-name="gr3" draw:text-style-name="P3" draw:layer="layout" svg:width="0.127cm" svg:height="0.204cm" svg:x="8.671cm" svg:y="5.441cm" svg:viewBox="0 0 128 205" svg:d="M0 196v-34c17 13 35 17 56 17 25 0 38-8 38-25 0-9 0-14 0-14-4-4-8-8-13-13-4 0-8-4-12-4-5-4-13-4-17-8-9-4-17-9-21-9-10-4-14-8-18-12-5-5-9-9-13-17 0-5 0-13 0-17 0-13 0-17 4-26 4-8 9-13 17-17 10-4 18-8 27-13 8 0 16-4 25-4 17 0 34 4 46 9v34c-16-9-29-13-50-13-5 0-9 0-17 0-4 0-9 4-9 4-4 4-8 9-8 9-4 4-4 8-4 12 0 5 0 9 4 13 0 4 4 4 8 9 5 4 9 4 13 8 4 0 8 4 17 4 8 5 17 9 21 13 9 4 13 9 17 13s8 8 13 12c4 9 4 13 4 23 0 8-4 17-9 25-4 8-8 13-16 17-5 4-13 8-22 13-12 0-21 0-29 0-21 0-39-5-52-9z">
          <text:p/>
        </draw:path>
        <draw:path draw:style-name="gr3" draw:text-style-name="P3" draw:layer="layout" svg:width="0.044cm" svg:height="0.283cm" svg:x="8.84cm" svg:y="5.357cm" svg:viewBox="0 0 45 284" svg:d="M22 42c-4 0-8-4-12-9-4 0-10-8-10-12 0-5 6-9 10-13 0-4 8-8 12-8 5 0 9 4 13 8s10 8 10 13c0 4-6 8-10 12-4 5-8 9-13 9zM39 284h-33v-196h33z">
          <text:p/>
        </draw:path>
        <draw:path draw:style-name="gr3" draw:text-style-name="P3" draw:layer="layout" svg:width="0.161cm" svg:height="0.199cm" svg:x="8.938cm" svg:y="5.441cm" svg:viewBox="0 0 162 200" svg:d="M162 200h-31v-110c0-42-12-60-46-60-13 0-26 5-38 18-9 8-13 25-13 42v110h-34v-196h34v35c13-26 34-39 64-39 21 0 38 9 46 21 13 14 18 35 18 61z">
          <text:p/>
        </draw:path>
        <draw:path draw:style-name="gr3" draw:text-style-name="P3" draw:layer="layout" svg:width="0.178cm" svg:height="0.293cm" svg:x="9.146cm" svg:y="5.441cm" svg:viewBox="0 0 179 294" svg:d="M179 187c0 69-34 107-102 107-26 0-43-4-65-13v-35c22 14 44 22 65 22 46 0 72-26 72-77v-21c-17 21-38 34-68 34-25 0-42-9-59-26-14-17-22-38-22-67 0-34 8-60 26-81 13-17 38-30 64-30 25 0 46 13 59 34v-30h30zM149 115v-30c0-17-4-30-17-42-9-9-21-13-38-13s-34 4-47 17c-8 17-13 34-13 59 0 21 5 38 13 55 13 13 26 17 43 17 16 0 33-4 42-17 13-12 17-29 17-46z">
          <text:p/>
        </draw:path>
        <draw:path draw:style-name="gr3" draw:text-style-name="P3" draw:layer="layout" svg:width="0.153cm" svg:height="0.204cm" svg:x="9.48cm" svg:y="5.441cm" svg:viewBox="0 0 154 205" svg:d="M154 200h-30v-29c-17 25-34 34-63 34-17 0-34-5-44-13-12-13-17-25-17-42 0-35 22-56 65-65l59-8c0-34-12-47-42-47-21 0-42 4-65 21v-30c23-12 44-21 69-21 47 0 68 26 68 72zM124 102l-46 9c-17 0-26 4-34 8-9 4-13 13-13 31 0 8 4 17 13 21 4 4 13 8 25 8 17 0 30-4 38-17 13-8 17-22 17-39z">
          <text:p/>
        </draw:path>
        <draw:path draw:style-name="gr3" draw:text-style-name="P3" draw:layer="layout" svg:width="0.114cm" svg:height="0.255cm" svg:x="9.773cm" svg:y="5.39cm" svg:viewBox="0 0 115 256" svg:d="M115 251c-4 5-17 5-30 5-34 0-51-17-51-55v-115h-34v-31h34v-46l34-9v55h47v31h-47v110c0 13 0 22 4 26s13 8 22 8 17 0 21-4z">
          <text:p/>
        </draw:path>
        <draw:path draw:style-name="gr3" draw:text-style-name="P3" draw:layer="layout" svg:width="0.272cm" svg:height="0.195cm" svg:x="9.904cm" svg:y="5.445cm" svg:viewBox="0 0 273 196" svg:d="M273 0l-61 196h-34l-38-140c0-5-4-9-4-17 0 4 0 12-4 17l-43 140h-29l-60-196h30l42 150c0 4 0 8 0 17h5c0-4 0-13 4-17l42-150h30l38 150c4 4 4 8 4 17 0-4 4-9 4-17l39-150z">
          <text:p/>
        </draw:path>
        <draw:path draw:style-name="gr3" draw:text-style-name="P3" draw:layer="layout" svg:width="0.191cm" svg:height="0.204cm" svg:x="10.197cm" svg:y="5.441cm" svg:viewBox="0 0 192 205" svg:d="M93 205c-25 0-51-9-68-26s-25-43-25-73c0-34 8-59 25-76 21-17 43-30 72-30 30 0 55 9 69 30 17 17 26 42 26 72s-9 56-26 77c-18 17-43 26-73 26zM97 30c-21 0-38 4-46 17-13 17-17 34-17 59 0 21 4 39 17 52 12 17 25 21 46 21s34-4 47-17c8-17 18-35 18-60 0-21-10-43-18-55-13-13-26-17-47-17z">
          <text:p/>
        </draw:path>
        <draw:polygon draw:style-name="gr3" draw:text-style-name="P3" draw:layer="layout" svg:width="0.105cm" svg:height="0.025cm" svg:x="10.435cm" svg:y="5.524cm" svg:viewBox="0 0 106 26" draw:points="0,0 106,0 106,26 0,26">
          <text:p/>
        </draw:polygon>
        <draw:path draw:style-name="gr3" draw:text-style-name="P3" draw:layer="layout" svg:width="0.128cm" svg:height="0.204cm" svg:x="10.583cm" svg:y="5.441cm" svg:viewBox="0 0 129 205" svg:d="M0 196v-34c17 13 34 17 56 17 25 0 43-8 43-25 0-9-5-14-5-14-5-4-5-8-9-13-4 0-8-4-17-4-4-4-8-4-17-8-8-4-17-9-22-9-8-4-12-8-17-12-4-5-8-9-8-17-4-5-4-13-4-17 0-13 0-17 4-26 4-8 13-13 17-17 8-4 18-8 26-13 9 0 17-4 26-4 16 0 34 4 47 9v34c-13-9-31-13-52-13-4 0-8 0-12 0-5 0-9 4-13 4-4 4-4 9-9 9 0 4-5 8-5 12 0 5 5 9 5 13s5 4 9 9c4 4 8 4 13 8 4 0 12 4 17 4 8 5 16 9 26 13 4 4 13 9 17 13s8 8 8 12c5 9 5 13 5 23 0 8 0 17-5 25-4 8-12 13-17 17-8 4-18 8-26 13-8 0-21 0-30 0-22 0-39-5-51-9z">
          <text:p/>
        </draw:path>
        <draw:path draw:style-name="gr3" draw:text-style-name="P3" draw:layer="layout" svg:width="0.043cm" svg:height="0.284cm" svg:x="10.752cm" svg:y="5.356cm" svg:viewBox="0 0 44 285" svg:d="M21 43c-4 0-8-5-13-9-4 0-8-8-8-13 0-4 4-8 8-12 5-5 9-9 13-9 10 0 14 4 18 9 5 4 5 8 5 12 0 5 0 9-5 13-4 4-8 9-18 9zM39 285h-35v-196h35z">
          <text:p/>
        </draw:path>
        <draw:path draw:style-name="gr3" draw:text-style-name="P3" draw:layer="layout" svg:width="0.178cm" svg:height="0.293cm" svg:x="10.841cm" svg:y="5.352cm" svg:viewBox="0 0 179 294" svg:d="M179 289h-34v-33c-13 25-34 38-69 38-21 0-42-9-55-26-17-17-21-42-21-72 0-29 4-55 21-76 17-17 38-30 64-30 30 0 47 13 60 34v-124h34zM145 205v-30c0-17-4-30-13-42-12-9-26-13-43-13s-34 4-42 17c-13 17-17 34-17 59 0 21 4 38 17 55 8 13 21 17 42 17 17 0 31-4 43-17 9-12 13-29 13-46z">
          <text:p/>
        </draw:path>
        <draw:path draw:style-name="gr3" draw:text-style-name="P3" draw:layer="layout" svg:width="0.169cm" svg:height="0.204cm" svg:x="11.066cm" svg:y="5.441cm" svg:viewBox="0 0 170 205" svg:d="M170 111h-135c0 21 8 39 16 51 13 13 26 17 47 17s43-8 60-21v30c-17 12-39 17-68 17-26 0-47-9-64-26s-26-43-26-73c0-34 9-55 30-76 17-17 38-30 64-30 25 0 42 9 55 26 17 17 21 38 21 68zM141 85c0-17-5-34-13-42-9-9-21-13-38-13-13 0-26 4-34 13-13 12-17 25-21 42z">
          <text:p/>
        </draw:path>
        <draw:path draw:style-name="gr3" draw:text-style-name="P3" draw:layer="layout" svg:width="0.182cm" svg:height="0.293cm" svg:x="11.269cm" svg:y="5.352cm" svg:viewBox="0 0 183 294" svg:d="M183 289h-33v-33c-13 25-39 38-69 38-21 0-42-9-55-26-17-17-26-42-26-72 0-29 9-55 26-76 17-17 38-30 63-30 31 0 48 13 61 34v-124h33zM150 205v-30c0-17-5-30-13-42-13-9-26-13-43-13s-34 4-43 17c-12 17-17 34-17 59 0 21 5 38 17 55 9 13 21 17 38 17 22 0 35-4 44-17 12-12 17-29 17-46z">
          <text:p/>
        </draw:path>
        <draw:path draw:style-name="gr3" draw:text-style-name="P3" draw:layer="layout" svg:width="0.114cm" svg:height="0.255cm" svg:x="11.596cm" svg:y="5.39cm" svg:viewBox="0 0 115 256" svg:d="M115 251c-9 5-17 5-31 5-34 0-50-17-50-55v-115h-34v-31h34v-46l29-9v55h52v31h-52v110c0 13 4 22 9 26 4 4 12 8 22 8 8 0 12 0 21-4z">
          <text:p/>
        </draw:path>
        <draw:path draw:style-name="gr3" draw:text-style-name="P3" draw:layer="layout" svg:width="0.17cm" svg:height="0.204cm" svg:x="11.735cm" svg:y="5.441cm" svg:viewBox="0 0 171 205" svg:d="M171 111h-136c0 21 9 39 17 51 13 13 26 17 47 17s42-8 59-21v30c-17 12-38 17-67 17-26 0-47-9-64-26-18-17-27-43-27-73 0-34 9-55 31-76 17-17 38-30 64-30 25 0 42 9 59 26 13 17 17 38 17 68zM141 85c0-17-4-34-12-42-9-9-22-13-38-13-13 0-26 4-35 13-12 12-17 25-21 42z">
          <text:p/>
        </draw:path>
        <draw:path draw:style-name="gr3" draw:text-style-name="P3" draw:layer="layout" svg:width="0.127cm" svg:height="0.204cm" svg:x="11.943cm" svg:y="5.441cm" svg:viewBox="0 0 128 205" svg:d="M0 196v-34c17 13 34 17 55 17 27 0 44-8 44-25 0-9-5-14-5-14-4-4-8-8-8-13-4 0-13-4-17-4-4-4-8-4-18-8-8-4-17-9-21-9-9-4-13-8-17-12-4-5-9-9-9-17-4-5-4-13-4-17 0-13 0-17 4-26 5-8 13-13 17-17 9-4 17-8 26-13 8 0 18-4 26-4 17 0 34 4 47 9v34c-13-9-30-13-51-13-4 0-8 0-14 0-4 0-8 4-12 4-5 5-9 9-9 9 0 4-4 8-4 12 0 5 4 9 4 13s4 4 9 9c4 4 8 4 12 8 6 0 10 4 18 4 9 5 17 9 21 13 9 4 13 9 22 13 4 4 8 8 8 12 4 9 4 13 4 23 0 8 0 17-4 25s-13 13-17 17c-8 4-17 8-25 13-9 0-21 0-31 0-21 0-38-5-51-9z">
          <text:p/>
        </draw:path>
        <draw:path draw:style-name="gr3" draw:text-style-name="P3" draw:layer="layout" svg:width="0.115cm" svg:height="0.255cm" svg:x="12.095cm" svg:y="5.39cm" svg:viewBox="0 0 116 256" svg:d="M116 251c-8 5-17 5-30 5-34 0-52-17-52-55v-115h-34v-31h34v-46l31-9v55h51v31h-51v110c0 13 4 22 8 26 5 4 9 8 22 8 8 0 13 0 21-4z">
          <text:p/>
        </draw:path>
        <draw:path draw:style-name="gr3" draw:text-style-name="P3" draw:layer="layout" svg:width="0.152cm" svg:height="0.204cm" svg:x="12.342cm" svg:y="5.441cm" svg:viewBox="0 0 153 205" svg:d="M153 200h-29v-29c-13 25-34 34-60 34-22 0-35-5-47-13-13-13-17-25-17-42 0-35 21-56 64-65l60-8c0-34-13-47-39-47-25 0-47 4-64 21v-30c17-12 39-21 64-21 47 0 68 26 68 72zM124 102l-47 9c-13 0-25 4-35 8-4 4-8 13-8 31 0 8 0 17 8 21 10 4 18 8 27 8 16 0 29-4 38-17 12-8 17-22 17-39z">
          <text:p/>
        </draw:path>
        <draw:path draw:style-name="gr3" draw:text-style-name="P3" draw:layer="layout" svg:width="0.11cm" svg:height="0.255cm" svg:x="12.532cm" svg:y="5.39cm" svg:viewBox="0 0 111 256" svg:d="M111 251c-4 5-17 5-25 5-35 0-52-17-52-55v-115h-34v-31h34v-46l31-9v55h46v31h-46v110c0 13 0 22 4 26s13 8 25 8c5 0 13 0 17-4z">
          <text:p/>
        </draw:path>
        <draw:path draw:style-name="gr3" draw:text-style-name="P3" draw:layer="layout" svg:width="0.153cm" svg:height="0.204cm" svg:x="12.778cm" svg:y="5.441cm" svg:viewBox="0 0 154 205" svg:d="M154 200h-30v-29c-17 25-34 34-60 34-21 0-38-5-47-13-12-13-17-25-17-42 0-35 22-56 64-65l60-8c0-34-13-47-42-47-22 0-44 4-65 21v-29c21-13 43-22 69-22 47 0 68 26 68 72zM124 102l-46 9c-18 0-27 4-35 8-9 4-13 13-13 31 0 8 4 17 13 21 4 4 17 8 26 8 17 0 30-4 38-17 13-8 17-22 17-39z">
          <text:p/>
        </draw:path>
        <draw:path draw:style-name="gr3" draw:text-style-name="P3" draw:layer="layout" svg:width="0.161cm" svg:height="0.199cm" svg:x="12.99cm" svg:y="5.441cm" svg:viewBox="0 0 162 200" svg:d="M162 200h-29v-110c0-42-18-60-48-60-17 0-30 5-38 18-13 8-17 25-17 42v110h-30v-196h30v35c17-26 38-39 63-39 22 0 40 9 52 21 13 14 17 35 17 61z">
          <text:p/>
        </draw:path>
        <draw:path draw:style-name="gr3" draw:text-style-name="P3" draw:layer="layout" svg:width="0.156cm" svg:height="0.204cm" svg:x="13.3cm" svg:y="5.441cm" svg:viewBox="0 0 157 205" svg:d="M157 200h-34v-29c-12 25-34 34-59 34-17 0-35-5-47-13-9-13-17-25-17-42 0-35 25-56 68-65l55-8c0-34-12-47-38-47-25 0-46 4-64 21v-30c18-12 43-21 68-21 43 0 68 26 68 72zM123 102l-46 9c-13 0-26 4-30 8-8 4-14 13-14 31 0 8 6 17 10 21 8 4 17 8 30 8 12 0 25-4 38-17 8-8 12-22 12-39z">
          <text:p/>
        </draw:path>
        <draw:polygon draw:style-name="gr3" draw:text-style-name="P3" draw:layer="layout" svg:width="0.034cm" svg:height="0.293cm" svg:x="13.512cm" svg:y="5.35cm" svg:viewBox="0 0 35 294" draw:points="0,0 35,0 35,294 0,294">
          <text:p/>
        </draw:polygon>
        <draw:path draw:style-name="gr3" draw:text-style-name="P3" draw:layer="layout" svg:width="0.178cm" svg:height="0.289cm" svg:x="13.609cm" svg:y="5.441cm" svg:viewBox="0 0 179 290" svg:d="M31 174v116h-31v-286h31v34c16-25 38-38 68-38 25 0 46 9 59 30 12 17 21 38 21 68 0 34-9 59-25 76-13 22-39 31-64 31-26 0-47-9-59-31zM31 94v29c0 13 4 30 16 38 9 13 22 18 39 18 21 0 34-9 46-22 9-13 13-34 13-59 0-21-4-38-13-51-12-13-25-17-42-17s-30 4-43 17c-12 13-16 30-16 47z">
          <text:p/>
        </draw:path>
        <draw:path draw:style-name="gr3" draw:text-style-name="P3" draw:layer="layout" svg:width="0.161cm" svg:height="0.288cm" svg:x="13.838cm" svg:y="5.352cm" svg:viewBox="0 0 162 289" svg:d="M162 289h-34v-111c0-42-13-59-42-59-17 0-30 4-38 17-13 8-17 25-17 42v111h-31v-289h31v128c17-26 38-39 63-39 42 0 68 30 68 81z">
          <text:p/>
        </draw:path>
        <draw:path draw:style-name="gr3" draw:text-style-name="P3" draw:layer="layout" svg:width="0.153cm" svg:height="0.204cm" svg:x="14.041cm" svg:y="5.441cm" svg:viewBox="0 0 154 205" svg:d="M154 200h-30v-29c-12 25-34 34-59 34-21 0-38-5-48-13-12-13-17-25-17-42 0-35 23-57 65-65l59-9c0-33-12-46-42-46-21 0-42 4-65 21v-30c23-12 44-21 69-21 47 0 68 26 68 72zM124 102l-46 8c-17 0-26 5-34 9-9 4-9 13-9 31 0 8 0 17 9 21 8 4 17 8 25 8 17 0 30-4 38-17 13-8 17-22 17-39z">
          <text:p/>
        </draw:path>
        <draw:polygon draw:style-name="gr3" draw:text-style-name="P3" draw:layer="layout" svg:width="0.034cm" svg:height="0.293cm" svg:x="14.359cm" svg:y="5.35cm" svg:viewBox="0 0 35 294" draw:points="0,0 35,0 35,294 0,294">
          <text:p/>
        </draw:polygon>
        <draw:path draw:style-name="gr3" draw:text-style-name="P3" draw:layer="layout" svg:width="0.169cm" svg:height="0.204cm" svg:x="14.44cm" svg:y="5.441cm" svg:viewBox="0 0 170 205" svg:d="M170 111h-135c0 21 4 39 16 51 13 13 26 17 47 17s43-8 60-21v30c-17 12-39 17-68 17-26 0-51-9-64-26-18-17-26-43-26-73 0-34 8-55 26-76 17-17 38-30 64-30 25 0 46 9 59 26s21 38 21 68zM141 85c0-17-5-34-13-42-9-9-21-13-38-13-13 0-26 4-39 13-8 12-16 25-16 42z">
          <text:p/>
        </draw:path>
        <draw:path draw:style-name="gr3" draw:text-style-name="P3" draw:layer="layout" svg:width="0.182cm" svg:height="0.195cm" svg:x="14.626cm" svg:y="5.445cm" svg:viewBox="0 0 183 196" svg:d="M183 0l-76 196h-30l-77-196h35l51 146c4 8 8 17 8 25 0-8 5-17 5-25l55-146z">
          <text:p/>
        </draw:path>
        <draw:path draw:style-name="gr3" draw:text-style-name="P3" draw:layer="layout" svg:width="0.169cm" svg:height="0.204cm" svg:x="14.83cm" svg:y="5.441cm" svg:viewBox="0 0 170 205" svg:d="M170 111h-136c0 21 4 39 16 51 9 13 26 17 47 17s39-8 61-21v30c-17 12-44 17-69 17-30 0-51-9-64-26-17-17-25-43-25-73 0-34 8-55 25-76 17-17 38-30 64-30 25 0 47 9 60 26s21 38 21 68zM136 85c0-17-4-34-14-42-8-9-17-13-33-13-13 0-26 4-39 13-8 12-16 25-16 42z">
          <text:p/>
        </draw:path>
        <draw:polygon draw:style-name="gr3" draw:text-style-name="P3" draw:layer="layout" svg:width="0.034cm" svg:height="0.293cm" svg:x="15.045cm" svg:y="5.35cm" svg:viewBox="0 0 35 294" draw:points="0,0 35,0 35,294 0,294">
          <text:p/>
        </draw:polygon>
        <draw:path draw:style-name="gr3" draw:text-style-name="P3" draw:layer="layout" svg:width="0.191cm" svg:height="0.204cm" svg:x="15.232cm" svg:y="5.441cm" svg:viewBox="0 0 192 205" svg:d="M94 205c-25 0-51-9-68-26s-26-43-26-73c0-34 9-59 30-76 17-17 39-30 73-30 25 0 51 9 68 30 13 17 21 42 21 72s-8 56-25 77c-17 17-43 26-73 26zM99 30c-21 0-34 4-48 17-13 17-17 34-17 59 0 21 4 39 17 52 14 17 27 21 48 21s34-4 47-17c12-17 16-35 16-60 0-21-4-42-16-55-13-13-26-17-47-17z">
          <text:p/>
        </draw:path>
        <draw:path draw:style-name="gr3" draw:text-style-name="P3" draw:layer="layout" svg:width="0.118cm" svg:height="0.292cm" svg:x="15.453cm" svg:y="5.348cm" svg:viewBox="0 0 119 293" svg:d="M119 34c-8-4-12-4-21-4-21 0-35 12-35 39v29h48v30h-48v165h-29v-165h-34v-30h34v-29c0-22 4-39 17-48 12-12 26-21 43-21 8 0 17 4 25 4z">
          <text:p/>
        </draw:path>
        <draw:path draw:style-name="gr3" draw:text-style-name="P3" draw:layer="layout" svg:width="0.178cm" svg:height="0.28cm" svg:x="15.686cm" svg:y="5.365cm" svg:viewBox="0 0 179 281" svg:d="M179 141c0 21 0 42-4 59-5 17-13 34-21 47-5 12-17 21-26 25-13 9-26 9-42 9-13 0-27 0-35-9-13-4-22-13-30-25-4-13-13-26-13-43-4-16-8-33-8-59 0-21 4-42 8-59 5-23 9-35 17-48 9-13 17-21 30-30 8-4 22-8 39-8 55 0 85 47 85 141zM145 145c0-82-17-120-55-120-39 0-56 43-56 120 0 72 17 110 56 110 38 0 55-38 55-110z">
          <text:p/>
        </draw:path>
        <draw:path draw:style-name="gr3" draw:text-style-name="P3" draw:layer="layout" svg:width="0.043cm" svg:height="0.043cm" svg:x="15.902cm" svg:y="5.602cm" svg:viewBox="0 0 44 44" svg:d="M21 44c-8 0-13 0-17-5-4-4-4-8-4-17 0-4 0-8 4-12 4-5 9-10 17-10 5 0 9 5 13 10 5 4 10 8 10 12 0 9-5 13-10 17-4 5-8 5-13 5z">
          <text:p/>
        </draw:path>
        <draw:path draw:style-name="gr3" draw:text-style-name="P3" draw:layer="layout" svg:width="0.178cm" svg:height="0.28cm" svg:x="15.978cm" svg:y="5.365cm" svg:viewBox="0 0 179 281" svg:d="M179 141c0 21 0 42-4 59s-13 34-17 47c-8 12-17 21-31 25-12 9-25 9-38 9-12 0-25 0-38-9-8-4-21-13-25-25-9-13-13-26-17-43-5-16-9-33-9-59 0-21 4-42 9-59 4-23 8-35 17-48 8-13 17-21 30-30 8-4 25-8 38-8 60 0 85 47 85 141zM150 145c0-82-23-120-56-120-38 0-60 43-60 120 0 72 17 110 55 110s61-38 61-110z">
          <text:p/>
        </draw:path>
        <draw:path draw:style-name="gr3" draw:text-style-name="P3" draw:layer="layout" svg:width="0.153cm" svg:height="0.276cm" svg:x="16.203cm" svg:y="5.369cm" svg:viewBox="0 0 154 277" svg:d="M154 191c0 13 0 25-5 34-4 13-14 21-22 29-9 5-17 13-30 18-12 5-25 5-38 5-25 0-46-5-59-10v-34c21 13 38 17 59 17 9 0 17 0 26-4 8-4 16-8 21-13 4-4 8-8 12-17 5-8 5-17 5-25 0-17-5-30-17-42-13-9-30-13-55-13 0 0-5 0-9 0s-8 0-13 0c-4 0-8 0-12 0s-9 0-9 0l9-136h124v30h-99l-4 81c4 0 8-5 13-5 4 0 8 0 12 0 13 0 26 5 38 9 13 4 22 8 30 12 10 9 14 17 18 30 5 9 5 21 5 34z">
          <text:p/>
        </draw:path>
        <draw:path draw:style-name="gr3" draw:text-style-name="P3" draw:layer="layout" svg:width="0.043cm" svg:height="0.043cm" svg:x="16.402cm" svg:y="5.602cm" svg:viewBox="0 0 44 44" svg:d="M22 44c-5 0-9 0-13-5-4-4-9-8-9-17 0-4 5-8 9-12 4-5 8-10 13-10 8 0 12 5 16 10 6 4 6 8 6 12 0 9 0 13-6 17-4 5-8 5-16 5z">
          <text:p/>
        </draw:path>
        <draw:path draw:style-name="gr3" draw:text-style-name="P3" draw:layer="layout" svg:width="0.28cm" svg:height="0.449cm" svg:x="4.017cm" svg:y="6.734cm" svg:viewBox="0 0 281 450" svg:d="M0 429v-76c4 4 12 13 21 17s22 9 30 13c13 4 22 4 35 8 8 0 17 0 25 0 34 0 55-4 68-12 17-13 25-26 25-47 0-9-4-17-8-26-5-8-13-17-21-21-9-8-22-13-30-17-13-8-26-13-42-21-13-8-26-13-39-22s-25-17-34-30c-13-8-18-21-26-34-4-13-4-25-4-42 0-21 4-38 12-55 9-13 23-26 35-34 17-13 34-17 56-26 16-4 38-4 59-4 42 0 76 4 97 13v72c-25-17-55-26-93-26-13 0-21 0-34 5-8 0-21 4-29 8-9 4-13 13-22 17-4 9-4 17-4 30 0 8 0 17 4 25 5 4 9 13 17 17 9 9 17 13 30 17 13 9 25 13 38 21 17 5 30 13 42 22 17 9 26 22 38 30 9 13 17 26 26 38 4 13 9 26 9 43 0 21-5 42-13 55-9 17-22 30-38 38-13 9-34 17-51 21-21 4-43 4-64 4-8 0-17 0-25 0-13 0-26-4-34-4-13-4-21-4-35-8-9-4-17-4-21-9z">
          <text:p/>
        </draw:path>
        <draw:path draw:style-name="gr3" draw:text-style-name="P3" draw:layer="layout" svg:width="0.246cm" svg:height="0.326cm" svg:x="4.347cm" svg:y="6.857cm" svg:viewBox="0 0 247 327" svg:d="M247 306c-25 17-55 21-90 21-47 0-85-12-114-42-26-29-43-68-43-110 0-56 17-94 47-128 30-30 72-47 123-47 31 0 56 4 77 17v64c-21-17-46-21-73-21-30 0-51 8-72 29-21 17-30 47-30 77 0 34 9 60 30 81 17 17 42 25 72 25 27 0 48-8 73-25z">
          <text:p/>
        </draw:path>
        <draw:path draw:style-name="gr3" draw:text-style-name="P3" draw:layer="layout" svg:width="0.284cm" svg:height="0.326cm" svg:x="4.644cm" svg:y="6.857cm" svg:viewBox="0 0 285 327" svg:d="M285 183h-216c4 30 13 51 30 68s38 26 67 26c34 0 64-13 93-30v55c-29 17-67 25-114 25-42 0-80-12-107-42-25-25-38-68-38-119 0-47 13-90 43-119 30-30 64-47 106-47 43 0 77 13 102 43 21 25 34 63 34 115zM217 136c0-26-8-47-21-60-8-16-25-21-47-21-21 0-38 5-50 21-17 13-26 34-30 60z">
          <text:p/>
        </draw:path>
        <draw:path draw:style-name="gr3" draw:text-style-name="P3" draw:layer="layout" svg:width="0.275cm" svg:height="0.322cm" svg:x="4.996cm" svg:y="6.857cm" svg:viewBox="0 0 276 323" svg:d="M276 323h-67v-178c0-59-22-90-64-90-21 0-38 9-56 27-13 17-17 38-17 63v178h-72v-315h72v52c22-39 56-60 103-60 34 0 59 13 76 34s25 56 25 98z">
          <text:p/>
        </draw:path>
        <draw:path draw:style-name="gr3" draw:text-style-name="P3" draw:layer="layout" svg:width="0.267cm" svg:height="0.326cm" svg:x="5.335cm" svg:y="6.857cm" svg:viewBox="0 0 268 327" svg:d="M268 323h-72v-51c-21 39-55 55-94 55-34 0-55-4-72-21-21-17-30-42-30-67 0-60 34-95 102-103l94-17c0-43-21-64-64-64-35 0-68 13-98 38v-63c30-17 68-30 115-30 77 0 119 38 119 119zM196 166l-64 13c-22 0-39 4-47 13-9 8-17 21-17 38 0 13 8 25 17 34 8 8 21 13 39 13 21 0 38-9 51-26 17-12 21-34 21-55z">
          <text:p/>
        </draw:path>
        <draw:path draw:style-name="gr3" draw:text-style-name="P3" draw:layer="layout" svg:width="0.182cm" svg:height="0.318cm" svg:x="5.687cm" svg:y="6.861cm" svg:viewBox="0 0 183 319" svg:d="M183 72c-8-8-21-12-38-12-21 0-38 12-55 29-13 22-21 47-21 77v153h-69v-315h69v64h4c4-21 17-38 30-51 17-13 29-17 50-17 13 0 22 0 30 4z">
          <text:p/>
        </draw:path>
        <draw:path draw:style-name="gr3" draw:text-style-name="P3" draw:layer="layout" svg:width="0.085cm" svg:height="0.462cm" svg:x="5.911cm" svg:y="6.717cm" svg:viewBox="0 0 86 463" svg:d="M44 81c-13 0-21 0-30-9-9-8-14-17-14-29 0-13 5-22 14-30s17-13 30-13 21 5 30 13c8 8 12 17 12 30 0 12-4 21-12 29-9 9-17 9-30 9zM78 463h-69v-315h69z">
          <text:p/>
        </draw:path>
        <draw:path draw:style-name="gr3" draw:text-style-name="P3" draw:layer="layout" svg:width="0.322cm" svg:height="0.326cm" svg:x="6.06cm" svg:y="6.857cm" svg:viewBox="0 0 323 327" svg:d="M161 327c-51 0-89-12-115-42-29-30-46-68-46-114 0-56 17-95 46-124 30-30 73-47 123-47 47 0 86 17 116 43 25 29 38 72 38 123 0 47-13 89-43 119-29 30-68 42-119 42zM165 60c-29 0-51 8-68 25-17 21-25 46-25 81 0 34 8 60 25 81 17 17 39 25 68 25 26 0 47-8 65-25 12-21 21-47 21-81 0-35-9-60-21-81-18-17-39-25-65-25z">
          <text:p/>
        </draw:path>
        <draw:path draw:style-name="gr3" draw:text-style-name="P3" draw:layer="layout" svg:width="0.258cm" svg:height="0.45cm" svg:x="6.628cm" svg:y="6.738cm" svg:viewBox="0 0 259 451" svg:d="M0 430v-68c29 21 59 29 89 29 29 0 51-8 72-21 17-17 25-38 25-63 0-22-8-43-25-56-21-12-47-21-81-21-12 0-38 0-72 5l17-235h217v64h-157l-9 110c13-4 25-4 38-4 47 0 81 13 107 38 26 22 38 56 38 99 0 42-12 76-42 101-31 30-69 43-120 43-42 0-76-9-97-21z">
          <text:p/>
        </draw:path>
        <draw:polygon draw:style-name="gr3" draw:text-style-name="P3" draw:layer="layout" svg:width="0.098cm" svg:height="0.148cm" svg:x="6.941cm" svg:y="7.107cm" svg:viewBox="0 0 99 149" draw:points="99,0 51,149 0,149 34,0">
          <text:p/>
        </draw:polygon>
        <draw:path draw:style-name="gr3" draw:text-style-name="P3" draw:layer="layout" svg:width="0.225cm" svg:height="0.326cm" svg:x="7.276cm" svg:y="6.857cm" svg:viewBox="0 0 226 327" svg:d="M0 311v-64c31 21 61 30 90 30 43 0 64-13 64-38 0-9 0-13-4-18-5-4-9-8-17-12-5-5-13-9-22-13-8 0-17-4-25-8-13-5-25-13-38-17-9-5-17-13-25-23-5-4-9-12-13-21-4-12-10-21-10-34 0-12 6-29 14-38 9-12 17-21 30-30 12-8 25-12 38-17 17-4 34-8 51-8 25 0 55 4 76 13v63c-21-16-47-21-76-21-9 0-17 0-26 0-4 5-13 5-17 9s-8 8-12 12c-5 5-5 9-5 13 0 9 0 13 5 17 4 9 8 9 12 13s13 8 21 12c9 0 17 5 26 9 13 4 25 14 38 18 9 4 17 13 26 17 8 8 12 17 16 25 5 13 9 21 9 34 0 17-4 30-13 43-8 12-17 21-29 29-13 9-26 13-43 17-13 4-30 4-51 4-34 0-63-4-90-16z">
          <text:p/>
        </draw:path>
        <draw:path draw:style-name="gr3" draw:text-style-name="P3" draw:layer="layout" svg:width="0.305cm" svg:height="0.47cm" svg:x="7.548cm" svg:y="6.713cm" svg:viewBox="0 0 306 471" svg:d="M306 467h-72v-55c-27 43-61 59-107 59-38 0-68-12-94-38-21-29-33-68-33-114 0-55 12-93 38-127 25-30 59-47 101-47 43 0 72 17 95 51v-196h72zM234 323v-42c0-21-6-38-23-55-12-17-33-21-55-21-25 0-46 8-63 29-13 17-21 47-21 81 0 29 8 55 21 76 17 17 34 25 59 25 26 0 43-8 59-25 13-17 23-43 23-68z">
          <text:p/>
        </draw:path>
        <draw:path draw:style-name="gr3" draw:text-style-name="P3" draw:layer="layout" svg:width="0.293cm" svg:height="0.178cm" svg:x="7.971cm" svg:y="6.908cm" svg:viewBox="0 0 294 179" svg:d="M294 51h-294v-51h294zM294 179h-294v-47h294z">
          <text:p/>
        </draw:path>
        <draw:path draw:style-name="gr3" draw:text-style-name="P3" draw:layer="layout" svg:width="0.166cm" svg:height="0.449cm" svg:x="8.357cm" svg:y="6.73cm" svg:viewBox="0 0 167 450" svg:d="M167 0v450h-74v-361c-12 8-25 17-42 21-13 9-30 13-51 17v-59c13-5 26-9 34-13 13-4 21-8 34-13 8-8 21-12 34-21 8-4 21-13 30-21z">
          <text:p/>
        </draw:path>
        <draw:path draw:style-name="gr3" draw:text-style-name="P3" draw:layer="layout" svg:width="0.293cm" svg:height="0.454cm" svg:x="8.611cm" svg:y="6.734cm" svg:viewBox="0 0 294 455" svg:d="M294 199c0 47-4 85-13 116-8 34-25 59-38 76-17 21-38 38-59 47-26 8-47 17-72 17-9 0-17-5-26-5-8 0-17 0-25-4-9 0-13-4-21-4-5 0-9-4-13-4v-64c4 0 8 5 13 9 8 0 12 4 21 4 8 4 17 4 25 4 9 4 13 4 22 4 16 0 33-4 46-8 17-8 25-17 38-34 9-13 17-30 21-47 9-22 9-43 9-68-4 4-9 12-13 16-8 5-17 13-21 17-9 5-17 9-25 9-13 4-22 4-34 4-17 0-34-4-51-8-13-9-30-17-38-30-13-8-22-25-30-42-4-17-10-34-10-56 0-21 6-42 10-63 8-17 21-34 34-47 12-12 30-21 47-29 17-9 38-9 59-9 17 0 38 4 55 9 17 8 34 21 46 38 13 12 22 34 30 59 9 30 13 60 13 93zM222 153c0-13-4-26-9-38-4-13-8-22-12-30-9-9-17-17-26-21-8-5-21-9-29-9-13 0-22 4-30 9-8 4-17 8-21 17-9 4-13 17-17 25-4 9-4 21-4 34s0 26 4 38c4 9 8 17 17 26 4 8 13 12 21 17 13 4 21 4 34 4 8 0 17 0 25-4 9-5 17-9 26-17 4-5 8-13 12-21 5-9 9-17 9-30z">
          <text:p/>
        </draw:path>
        <draw:path draw:style-name="gr3" draw:text-style-name="P3" draw:layer="layout" svg:width="0.089cm" svg:height="0.08cm" svg:x="8.963cm" svg:y="7.103cm" svg:viewBox="0 0 90 81" svg:d="M47 81c-13 0-26-4-34-12-8-4-13-18-13-27 0-12 5-21 13-29 8-9 21-13 34-13 14 0 22 4 31 13 8 8 12 17 12 29 0 9-4 23-12 27-9 8-17 12-31 12z">
          <text:p/>
        </draw:path>
        <draw:path draw:style-name="gr3" draw:text-style-name="P3" draw:layer="layout" svg:width="0.292cm" svg:height="0.454cm" svg:x="9.116cm" svg:y="6.734cm" svg:viewBox="0 0 293 455" svg:d="M293 306c0 21 0 38-8 60-9 17-17 34-30 46-12 13-29 22-46 30s-39 13-60 13-42-5-59-13c-18-8-35-21-48-38-12-17-25-38-29-64-9-25-13-56-13-90 0-42 4-76 13-106 12-34 25-59 42-80s35-38 60-47c21-13 47-17 72-17 17 0 34 0 47 0 13 4 25 9 34 13v63c-13-8-21-12-34-12-13-5-25-9-42-9s-34 4-47 13c-13 4-25 17-38 30-9 12-17 29-27 50-4 18-8 39-8 68h4c10-17 22-29 39-38 13-4 34-8 55-8 17 0 34 0 51 8 17 5 30 13 38 26 13 12 22 25 26 42 8 17 8 38 8 60zM226 311c0-13-5-27-9-35 0-13-4-22-13-30-4-4-12-13-21-17-8-4-21-4-34-4-8 0-21 0-29 4-9 4-17 13-26 21-4 4-8 13-14 21-4 9-4 23-4 31 0 9 0 21 4 30 6 12 10 21 14 34 9 8 13 13 26 21 8 4 16 8 33 8 9 0 22-4 30-8 9-4 17-8 21-17 9-8 13-17 13-26 4-12 9-21 9-33z">
          <text:p/>
        </draw:path>
        <draw:polygon draw:style-name="gr5" draw:text-style-name="P5" draw:layer="layout" svg:width="0.161cm" svg:height="0.217cm" svg:x="5.026cm" svg:y="13.533cm" svg:viewBox="0 0 162 218" draw:points="162,26 98,26 98,218 68,218 68,26 0,26 0,0 162,0">
          <text:p/>
        </draw:polygon>
        <draw:polygon draw:style-name="gr5" draw:text-style-name="P5" draw:layer="layout" svg:width="0.174cm" svg:height="0.17cm" svg:x="5.208cm" svg:y="13.58cm" svg:viewBox="0 0 175 171" draw:points="175,0 149,171 115,171 90,99 85,81 81,103 55,171 21,171 0,0 25,0 38,116 42,141 51,120 77,43 94,43 124,120 128,141 132,116 145,0">
          <text:p/>
        </draw:polygon>
        <draw:path draw:style-name="gr5" draw:text-style-name="P5" draw:layer="layout" svg:width="0.157cm" svg:height="0.17cm" svg:x="5.403cm" svg:y="13.58cm" svg:viewBox="0 0 158 171" svg:d="M158 86c0 13-5 25-9 34-4 13-8 21-13 29-9 9-18 13-26 17-13 5-21 5-34 5s-25 0-34-5c-8-4-17-8-21-17-8-4-13-16-17-25-4-13-4-21-4-38 0-13 0-26 4-34 4-13 9-21 17-31 4-4 13-13 25-17 9-4 22-4 34-4 9 0 21 0 30 4 8 4 17 9 26 17 5 10 13 18 13 27 4 12 9 25 9 38zM127 86c0-9-4-17-4-26-5-8-5-17-9-21s-13-8-17-13c-4 0-13 0-21 0s-17 0-21 5c-4 4-13 8-17 12-4 5-4 13-9 22 0 4 0 12 0 21 0 13 0 21 5 25 0 9 4 17 8 22 4 4 9 8 13 12 8 0 13 4 21 4s17-4 21-4c9-4 13-8 17-17 4-4 9-12 9-17 0-8 4-17 4-25z">
          <text:p/>
        </draw:path>
        <draw:polygon draw:style-name="gr5" draw:text-style-name="P5" draw:layer="layout" svg:width="0.101cm" svg:height="0.029cm" svg:x="5.613cm" svg:y="13.644cm" svg:viewBox="0 0 102 30" draw:points="0,0 102,0 102,30 0,30">
          <text:p/>
        </draw:polygon>
        <draw:path draw:style-name="gr5" draw:text-style-name="P5" draw:layer="layout" svg:width="0.131cm" svg:height="0.17cm" svg:x="5.789cm" svg:y="13.58cm" svg:viewBox="0 0 132 171" svg:d="M132 124c0 4-4 13-4 17s-5 8-9 13c-4 4-8 4-13 8-4 0-8 4-12 4-5 5-13 5-17 5s-9 0-17 0c-9 0-22 0-31 0-8 0-17-5-29-5v-25c12 0 21 4 29 4 14 4 22 4 31 4 13 0 25-4 29-8 9-4 13-8 13-13 0-4 0-8-4-8 0-4 0-4-4-9-5 0-9-4-13-8-4 0-13-4-25-4-5-5-13-9-23-9-4-4-8-9-16-13-5 0-5-8-9-12-4-5-4-9-4-17 0-5 0-9 4-17 0-5 4-10 9-14 8-4 12-9 21-13s22-4 35-4c8 0 12 0 21 0 8 0 17 0 25 4v27c-8-5-17-5-25-5-9 0-17-5-21-5-9 0-13 5-17 5-5 0-9 0-13 5-5 0-5 4-10 4 0 4 0 8 0 8 0 5 0 9 0 9 5 4 5 4 10 8 4 5 8 5 13 9 4 0 12 4 21 4 12 4 17 8 25 13 9 0 13 4 17 8 4 5 9 9 9 13 4 4 4 13 4 17z">
          <text:p/>
        </draw:path>
        <draw:path draw:style-name="gr5" draw:text-style-name="P5" draw:layer="layout" svg:width="0.135cm" svg:height="0.17cm" svg:x="5.971cm" svg:y="13.58cm" svg:viewBox="0 0 136 171" svg:d="M111 171v-26c-9 13-21 17-30 21-8 5-17 5-29 5-9 0-18 0-22 0-9-5-13-9-17-13-5-4-9-9-13-13 0-8 0-12 0-21 0-17 4-30 17-38 13-9 30-13 56-13h34v-17c0-8-5-17-9-21-8-9-17-9-29-9-9 0-17 0-26 0-13 5-22 5-30 9v-26c4 0 8 0 12-5 5 0 9 0 14 0 4-4 13-4 17-4s8 0 17 0c8 0 17 0 25 4 9 0 17 5 21 9 5 4 9 8 13 18 4 8 4 12 4 25v115zM107 94h-34c-9 0-17 0-21 0-5 5-9 5-13 9-5 0-5 4-9 8 0 5 0 9 0 13s0 4 0 9c0 4 4 4 4 8 5 4 9 4 9 4 4 4 9 4 13 4 8 0 17-4 25-8 9-4 17-8 26-17z">
          <text:p/>
        </draw:path>
        <draw:path draw:style-name="gr5" draw:text-style-name="P5" draw:layer="layout" svg:width="0.157cm" svg:height="0.17cm" svg:x="6.149cm" svg:y="13.58cm" svg:viewBox="0 0 158 171" svg:d="M132 171v-119c0-9 0-13 0-13 0-4-4-8-4-8 0-5 0-5-4-5 0 0 0-5-5-5l-4 5-4 5c-4 4-8 8-8 12-5 5-9 13-9 17v111h-30v-119c0-4 0-9 0-13s0-8 0-8c0-5-4-5-4-5l-4-5c-4 0-4 5-4 5-4 0-4 5-9 5 0 4-4 8-4 12-4 5-8 13-13 17v111h-26v-171h22l4 35c0-9 5-14 9-18 0-4 4-8 8-8 0-5 5-9 9-9 0 0 4 0 8 0 9 0 17 0 21 9 5 4 9 12 9 26 0-4 4-9 8-14 0-4 5-8 5-12 4-5 8-5 12-9 4 0 9 0 13 0 21 0 30 17 30 48v123z">
          <text:p/>
        </draw:path>
        <draw:path draw:style-name="gr5" draw:text-style-name="P5" draw:layer="layout" svg:width="0.14cm" svg:height="0.237cm" svg:x="6.348cm" svg:y="13.58cm" svg:viewBox="0 0 141 238" svg:d="M141 81c0 18 0 30-4 43-5 9-9 17-17 25-10 9-18 13-27 17-12 5-21 5-34 5-4 0-8 0-16 0-5 0-9 0-13-5v72h-30v-238h25v30c9-13 18-21 30-26 9-4 17-4 30-4 8 0 17 0 25 4 4 5 14 9 18 17 4 9 9 17 13 26 0 13 0 22 0 34zM110 86c0-9 0-17 0-26 0-8-4-13-4-18-4-8-8-12-13-12-4-5-8-5-17-5 0 0-4 0-8 0s-9 5-13 5c-4 4-8 8-12 12-5 5-9 10-13 18v81c4 4 8 4 17 4 4 4 8 4 17 4 12 0 25-8 34-16 8-13 12-26 12-47z">
          <text:p/>
        </draw:path>
        <draw:polygon draw:style-name="gr5" draw:text-style-name="P5" draw:layer="layout" svg:width="0.136cm" svg:height="0.238cm" svg:x="6.534cm" svg:y="13.512cm" svg:viewBox="0 0 137 239" draw:points="57,26 9,26 9,0 86,0 86,213 137,213 137,239 0,239 0,213 57,213">
          <text:p/>
        </draw:polygon>
        <draw:path draw:style-name="gr5" draw:text-style-name="P5" draw:layer="layout" svg:width="0.148cm" svg:height="0.17cm" svg:x="6.713cm" svg:y="13.58cm" svg:viewBox="0 0 149 171" svg:d="M149 77c0 4 0 9 0 9 0 4 0 8 0 8h-119c0 17 9 30 17 43 9 8 21 12 43 12 4 0 8 0 12 0 5 0 9-4 13-4s9 0 13 0 8-4 12-4v25c-8 0-16 5-25 5-8 0-21 0-30 0-17 0-29 0-38-5-13-4-21-8-25-17-10-8-14-16-18-25 0-13-4-25-4-38s4-21 8-34c0-9 8-17 14-26 8-9 12-18 25-22 9-4 17-4 30-4s21 0 30 4c12 4 17 9 25 17 4 5 8 14 13 22 4 13 4 22 4 34zM119 73c0-8 0-13 0-21-4-4-4-9-8-13-4-8-9-8-17-13-4-5-9-5-17-5-9 0-13 0-17 5s-9 5-13 9c-4 8-8 13-13 17 0 8 0 13-4 21z">
          <text:p/>
        </draw:path>
        <draw:path draw:style-name="gr5" draw:text-style-name="P5" draw:layer="layout" svg:width="0.153cm" svg:height="0.222cm" svg:x="7.077cm" svg:y="13.529cm" svg:viewBox="0 0 154 223" svg:d="M154 217c-9 6-14 6-23 6-8 0-12 0-21 0-21 0-38-6-46-14-9-9-17-25-17-42v-90h-47v-25h47v-42l29-10v52h78v25h-78v85c0 13 5 22 9 26 8 8 17 12 29 12 5 0 13-4 17-4 9 0 14 0 23-4z">
          <text:p/>
        </draw:path>
        <draw:path draw:style-name="gr5" draw:text-style-name="P5" draw:layer="layout" svg:width="0.149cm" svg:height="0.222cm" svg:x="7.454cm" svg:y="13.529cm" svg:viewBox="0 0 150 223" svg:d="M150 217c-5 6-13 6-22 6-4 0-13 0-21 0-21 0-34-6-47-14-8-9-12-25-12-42v-89h-48v-26h48v-42l25-10v52h77v26h-77v84c0 13 4 22 13 26 4 8 13 12 25 12 9 0 13-4 17-4 9 0 13 0 22-4z">
          <text:p/>
        </draw:path>
        <draw:path draw:style-name="gr5" draw:text-style-name="P5" draw:layer="layout" svg:width="0.149cm" svg:height="0.169cm" svg:x="7.649cm" svg:y="13.58cm" svg:viewBox="0 0 150 170" svg:d="M150 77c0 4 0 9 0 9 0 4 0 8 0 8h-120c0 17 4 30 12 42 13 9 26 13 43 13 4 0 8 0 13 0 8 0 12-4 16-4 5 0 10 0 14 0s9-4 13-4v25c-9 0-17 4-31 4-8 0-17 0-29 0-13 0-26 0-39-4-8-4-16-8-25-17-4-8-8-17-13-25-4-13-4-26-4-38 0-13 0-21 4-34 5-9 9-17 13-26 9-9 17-18 25-22 9-4 22-4 34-4 9 0 22 0 30 4s18 9 22 17c9 5 13 14 17 22 0 13 5 22 5 34zM119 73c0-8 0-13-5-21 0-4-4-9-8-13-4-8-8-8-13-13-4-5-12-5-21-5-4 0-13 0-17 5s-8 5-13 9c-4 8-8 13-8 17-4 8-4 13-4 21z">
          <text:p/>
        </draw:path>
        <draw:path draw:style-name="gr5" draw:text-style-name="P5" draw:layer="layout" svg:width="0.132cm" svg:height="0.17cm" svg:x="7.844cm" svg:y="13.58cm" svg:viewBox="0 0 133 171" svg:d="M133 124c0 4-5 13-5 17s-4 8-8 13c-4 4-9 4-13 8-4 0-8 4-12 4-5 5-14 5-18 5-5 0-9 0-17 0-9 0-22 0-30 0s-17-5-30-5v-25c13 0 22 4 30 4 13 4 21 4 30 4 12 0 26-4 30-8 9-4 13-8 13-13 0-4 0-8-4-8 0-4 0-4-4-9-5 0-9-4-14-8-4 0-13-4-26-4-4-5-12-9-21-9-4-4-8-9-17-13-4 0-8-8-8-12-4-5-4-9-4-17 0-5 0-9 4-17 0-5 4-10 8-14 9-4 13-9 21-13 9-4 22-4 34-4 9 0 14 0 23 0 8 0 16 0 25 4v27c-9-5-17-5-25-5-9 0-18-5-23-5-8 0-12 5-17 5-4 0-8 0-12 5-5 0-5 4-9 4 0 4 0 8 0 8 0 5 0 9 0 9 4 4 4 4 9 8 4 5 8 5 12 9 5 0 13 4 22 4 9 4 18 8 26 13 8 0 13 4 17 8 4 5 8 9 8 13s5 13 5 17z">
          <text:p/>
        </draw:path>
        <draw:path draw:style-name="gr5" draw:text-style-name="P5" draw:layer="layout" svg:width="0.148cm" svg:height="0.222cm" svg:x="8.014cm" svg:y="13.529cm" svg:viewBox="0 0 149 223" svg:d="M149 217c-4 6-13 6-17 6-8 0-17 0-21 0-21 0-38-6-51-14-9-9-13-25-13-42v-90h-47v-25h47v-42l30-10v52h72v25h-72v85c0 13 0 22 9 26 4 8 17 12 29 12 5 0 9-4 17-4 4 0 13 0 17-4z">
          <text:p/>
        </draw:path>
        <draw:path draw:style-name="gr5" draw:text-style-name="P5" draw:layer="layout" svg:width="0.14cm" svg:height="0.237cm" svg:x="8.404cm" svg:y="13.58cm" svg:viewBox="0 0 141 238" svg:d="M141 81c0 18 0 30-5 43-4 9-8 17-16 25-9 9-17 13-26 17-13 5-21 5-34 5-4 0-8 0-17 0-4 0-8 0-12-5v72h-31v-238h26v30c9-13 17-21 30-26 8-4 17-4 30-4 8 0 17 0 25 4 4 5 13 9 17 17 4 9 8 17 13 26 0 13 0 22 0 34zM111 86c0-9 0-17 0-26 0-8-4-13-4-18-4-8-9-12-13-12-4-5-8-5-17-5 0 0-4 0-8 0-5 0-9 5-13 5-4 4-8 8-13 12-4 5-8 10-12 18v81c4 4 8 4 17 4 4 4 8 4 16 4 13 0 26-8 34-16 9-13 13-26 13-47z">
          <text:p/>
        </draw:path>
        <draw:path draw:style-name="gr5" draw:text-style-name="P5" draw:layer="layout" svg:width="0.156cm" svg:height="0.17cm" svg:x="8.578cm" svg:y="13.58cm" svg:viewBox="0 0 157 171" svg:d="M157 86c0 13 0 25-4 34-4 13-8 21-17 29-4 9-12 13-25 17-9 5-22 5-35 5s-21 0-30-5c-13-4-17-8-25-17-9-4-13-16-17-25 0-13-4-21-4-38 0-13 4-26 8-34 0-13 8-21 13-31 8-4 17-13 25-17 9-4 21-4 35-4 13 0 21 0 34 4 9 4 17 9 21 17 9 10 13 18 17 27 4 12 4 25 4 38zM128 86c0-9 0-17-4-26 0-8-5-17-9-21s-8-8-17-13c-4 0-13 0-17 0-9 0-18 0-26 5-5 4-9 8-13 12-4 5-9 13-9 22-4 4-4 12-4 21 0 13 0 21 4 25 5 9 5 17 9 22 4 4 13 8 17 12 4 0 13 4 22 4 8 0 13-4 21-4 5-4 13-8 13-17 4-4 9-12 13-17 0-8 0-17 0-25z">
          <text:p/>
        </draw:path>
        <draw:polygon draw:style-name="gr5" draw:text-style-name="P5" draw:layer="layout" svg:width="0.173cm" svg:height="0.17cm" svg:x="8.756cm" svg:y="13.58cm" svg:viewBox="0 0 174 171" draw:points="174,0 152,171 114,171 93,99 89,81 80,103 59,171 25,171 0,0 29,0 42,116 46,141 55,120 76,43 97,43 122,120 131,141 135,116 148,0">
          <text:p/>
        </draw:polygon>
        <draw:path draw:style-name="gr5" draw:text-style-name="P5" draw:layer="layout" svg:width="0.148cm" svg:height="0.169cm" svg:x="8.955cm" svg:y="13.58cm" svg:viewBox="0 0 149 170" svg:d="M149 77c0 4 0 9 0 9 0 4 0 8 0 8h-115c0 17 4 30 12 42 9 9 22 13 43 13 4 0 8 0 13 0 4 0 8-4 12-4 5 0 9 0 13 0s9-4 13-4v25c-9 0-17 4-26 4-8 0-21 0-29 0-17 0-30 0-39-4-8-4-17-8-25-17-8-8-13-17-13-25-4-13-8-26-8-38 0-13 4-21 8-34 0-9 9-17 13-26 8-9 13-18 25-22 9-4 17-4 30-4s21 0 34 4c9 4 13 9 21 17 5 5 9 14 13 22 5 13 5 22 5 34zM119 73c0-8 0-13 0-21-5-4-5-9-9-13-4-8-8-8-17-13-4-5-8-5-17-5-8 0-13 0-17 5s-8 5-13 9c-4 8-8 13-8 17-4 8-4 13-4 21z">
          <text:p/>
        </draw:path>
        <draw:path draw:style-name="gr5" draw:text-style-name="P5" draw:layer="layout" svg:width="0.136cm" svg:height="0.169cm" svg:x="9.158cm" svg:y="13.58cm" svg:viewBox="0 0 137 170" svg:d="M0 0h26v35c12-14 21-22 29-26 9-9 22-9 30-9 18 0 31 4 39 17 9 9 13 26 13 48h-30c0-13 0-22-4-30-4-9-14-9-22-9-4 0-9 0-13 0s-8 5-13 9c-4 0-8 4-12 8-5 9-9 13-13 17v110h-30z">
          <text:p/>
        </draw:path>
        <draw:path draw:style-name="gr5" draw:text-style-name="P5" draw:layer="layout" svg:width="0.131cm" svg:height="0.17cm" svg:x="9.523cm" svg:y="13.58cm" svg:viewBox="0 0 132 171" svg:d="M132 162c-8 4-17 4-25 9-5 0-14 0-22 0-30 0-47-5-64-22-13-12-21-33-21-63 0-13 4-21 8-34 5-9 9-21 17-26 9-9 17-18 26-22 8-4 21-4 34-4 8 0 17 0 26 0 8 4 13 4 21 8v27c-8-4-17-4-21-9-9 0-18 0-26 0-9 0-13 0-22 5-4 0-12 4-17 12-4 5-8 9-12 17 0 9-4 17-4 26 0 21 8 38 16 47 9 8 22 12 39 12 8 0 17 0 26 0 8-4 13-4 21-8z">
          <text:p/>
        </draw:path>
        <draw:path draw:style-name="gr5" draw:text-style-name="P5" draw:layer="layout" svg:width="0.14cm" svg:height="0.17cm" svg:x="9.705cm" svg:y="13.58cm" svg:viewBox="0 0 141 171" svg:d="M116 171v-26c-13 13-23 17-31 21-9 5-21 5-30 5-8 0-17 0-25 0-4-5-13-9-17-13-5-4-5-9-9-13 0-8-4-12-4-21 0-17 8-30 21-38 13-9 30-13 55-13h35v-17c0-8-4-17-8-21-10-9-18-9-31-9-8 0-21 0-29 0-9 5-17 5-26 9v-26c4 0 4 0 13-5 4 0 8 0 13 0 4-4 8-4 16-4 5 0 9 0 13 0 13 0 21 0 31 4 8 0 13 5 21 9 4 4 8 8 13 18 0 8 4 12 4 25v115zM111 94h-39c-4 0-13 0-17 0-4 5-8 5-12 9-5 0-5 4-9 8 0 5 0 9 0 13s0 4 0 9c0 4 4 4 4 8 5 4 5 4 9 4 4 4 8 4 12 4 9 0 17-4 26-8 8-4 18-8 26-17z">
          <text:p/>
        </draw:path>
        <draw:polygon draw:style-name="gr5" draw:text-style-name="P5" draw:layer="layout" svg:width="0.136cm" svg:height="0.238cm" svg:x="9.9cm" svg:y="13.512cm" svg:viewBox="0 0 137 239" draw:points="56,26 4,26 4,0 86,0 86,213 137,213 137,239 0,239 0,213 56,213">
          <text:p/>
        </draw:polygon>
        <draw:path draw:style-name="gr5" draw:text-style-name="P5" draw:layer="layout" svg:width="0.128cm" svg:height="0.17cm" svg:x="10.086cm" svg:y="13.58cm" svg:viewBox="0 0 129 171" svg:d="M129 162c-9 4-13 4-21 9-9 0-17 0-26 0-25 0-47-5-59-22-18-12-23-33-23-63 0-13 0-21 5-34 4-9 9-21 18-26 8-9 17-18 25-22 13-4 21-4 34-4 9 0 17 0 26 0 8 4 17 4 21 8v27c-9-4-13-4-21-9-9 0-17 0-26 0-4 0-13 0-17 5-8 0-13 4-21 12-4 5-9 9-9 17-4 9-4 17-4 26 0 21 4 38 13 47 8 8 25 12 42 12 9 0 13 0 22 0 8-4 17-4 21-8z">
          <text:p/>
        </draw:path>
        <draw:path draw:style-name="gr5" draw:text-style-name="P5" draw:layer="layout" svg:width="0.132cm" svg:height="0.17cm" svg:x="10.273cm" svg:y="13.58cm" svg:viewBox="0 0 133 171" svg:d="M133 171h-26v-30c-4 8-8 13-13 17-4 4-8 4-17 8-4 5-8 5-12 5-5 0-9 0-13 0-17 0-30-5-38-13-10-9-14-25-14-47v-111h31v111c0 26 8 38 25 38 4 0 9 0 13-4 4 0 4 0 8-4 5-4 9-4 13-13 4-4 9-8 13-12v-116h30z">
          <text:p/>
        </draw:path>
        <draw:polygon draw:style-name="gr5" draw:text-style-name="P5" draw:layer="layout" svg:width="0.135cm" svg:height="0.238cm" svg:x="10.46cm" svg:y="13.512cm" svg:viewBox="0 0 136 239" draw:points="56,26 9,26 9,0 85,0 85,213 136,213 136,239 0,239 0,213 56,213">
          <text:p/>
        </draw:polygon>
        <draw:path draw:style-name="gr5" draw:text-style-name="P5" draw:layer="layout" svg:width="0.136cm" svg:height="0.17cm" svg:x="10.642cm" svg:y="13.58cm" svg:viewBox="0 0 137 171" svg:d="M111 171v-26c-9 13-17 17-31 21-8 5-17 5-29 5-9 0-17 0-22 0-8-5-12-9-16-13-5-4-9-9-9-13-4-8-4-12-4-21 0-17 4-30 17-38 12-9 29-13 55-13h35v-17c0-8 0-17-9-21-4-9-18-9-30-9-9 0-17 0-26 0-8 5-21 5-29 9v-26c4 0 8 0 12-5 4 0 9 0 13 0 8-4 13-4 17-4s13 0 17 0c8 0 17 0 26 4 9 0 17 5 21 9 5 4 9 8 13 18 5 8 5 12 5 25v115zM107 94h-35c-9 0-13 0-21 0-5 5-9 5-13 9 0 0-4 4-4 8-5 5-5 9-5 13s0 4 0 9c5 4 5 4 9 8 0 4 4 4 8 4 0 4 5 4 13 4 4 0 13-4 21-8 9-4 18-8 27-17z">
          <text:p/>
        </draw:path>
        <draw:path draw:style-name="gr5" draw:text-style-name="P5" draw:layer="layout" svg:width="0.152cm" svg:height="0.222cm" svg:x="10.816cm" svg:y="13.529cm" svg:viewBox="0 0 153 223" svg:d="M153 217c-8 6-13 6-21 6-9 0-13 0-21 0-21 0-38-6-47-14-14-9-18-25-18-42v-90h-46v-25h46v-42l31-10v52h76v25h-76v85c0 13 4 22 8 26 9 8 17 12 30 12 4 0 8-4 17-4 4 0 13 0 21-4z">
          <text:p/>
        </draw:path>
        <draw:path draw:style-name="gr5" draw:text-style-name="P5" draw:layer="layout" svg:width="0.132cm" svg:height="0.238cm" svg:x="11.023cm" svg:y="13.512cm" svg:viewBox="0 0 133 239" svg:d="M52 93h-47v-25h77v145h51v26h-133v-26h52zM65 0c4 0 4 0 8 0 5 5 5 5 9 9l4 4c0 4 0 8 0 8 0 5 0 9 0 9 0 4-4 8-4 8-4 5-4 5-9 5-4 4-4 4-8 4s-9 0-9-4c-4 0-8 0-8-5 0 0-5-4-5-8 0 0-5-4-5-9 0 0 5-4 5-8l5-4c0-4 4-4 8-9 0 0 5 0 9 0z">
          <text:p/>
        </draw:path>
        <draw:path draw:style-name="gr5" draw:text-style-name="P5" draw:layer="layout" svg:width="0.157cm" svg:height="0.17cm" svg:x="11.193cm" svg:y="13.58cm" svg:viewBox="0 0 158 171" svg:d="M158 86c0 13 0 25-5 34-4 13-8 21-17 29-4 9-12 13-26 17-8 5-21 5-30 5-12 0-25 0-33-5-9-4-17-8-26-17-4-4-8-16-13-25-4-13-8-21-8-38 0-13 4-26 8-34 5-13 9-21 13-31 9-4 17-13 26-17 12-4 21-4 33-4 13 0 26 0 34 4 10 4 18 9 27 17 4 10 8 18 12 27 5 12 5 25 5 38zM128 86c0-9 0-17 0-26-4-8-9-17-14-21-4-4-8-8-12-13-9 0-13 0-22 0-8 0-17 0-21 5-8 4-12 8-17 12-4 5-4 13-8 22 0 4-4 12-4 21 0 13 4 21 4 25 4 9 8 17 13 22 4 4 8 8 12 12 9 0 13 4 21 4 9 0 17-4 22-4 8-4 12-8 17-17 5-4 5-12 9-17 0-8 0-17 0-25z">
          <text:p/>
        </draw:path>
        <draw:path draw:style-name="gr5" draw:text-style-name="P5" draw:layer="layout" svg:width="0.135cm" svg:height="0.17cm" svg:x="11.392cm" svg:y="13.58cm" svg:viewBox="0 0 136 171" svg:d="M0 0h26l5 31c4-10 8-14 12-18s9-4 13-9c4 0 8-4 13-4 4 0 12 0 17 0 17 0 29 4 38 13 8 14 12 26 12 48v110h-29v-106c0-13 0-26-9-30-4-8-8-8-21-8 0 0-4 0-8 0-5 0-9 4-13 4 0 4-4 8-9 13-4 4-12 8-16 17v110h-31z">
          <text:p/>
        </draw:path>
        <draw:path draw:style-name="gr5" draw:text-style-name="P5" draw:layer="layout" svg:width="0.136cm" svg:height="0.169cm" svg:x="6.721cm" svg:y="14.585cm" svg:viewBox="0 0 137 170" svg:d="M0 4h25v25c9-4 13-8 17-12 5-5 9-9 13-9 4-4 8-4 13-4 4-4 8-4 13-4 18 0 30 4 43 17 8 8 13 26 13 47v106h-30v-106c0-13-4-21-8-29-6-6-14-10-23-10-4 0-8 0-8 0-5 4-9 4-13 10-4 0-8 4-13 8-4 4-8 13-12 17v110h-30z">
          <text:p/>
        </draw:path>
        <draw:path draw:style-name="gr5" draw:text-style-name="P5" draw:layer="layout" svg:width="0.144cm" svg:height="0.084cm" svg:x="7.09cm" svg:y="14.623cm" svg:viewBox="0 0 145 85" svg:d="M145 25h-145v-25h145zM145 85h-145v-25h145z">
          <text:p/>
        </draw:path>
        <draw:path draw:style-name="gr5" draw:text-style-name="P5" draw:layer="layout" svg:width="0.132cm" svg:height="0.22cm" svg:x="7.471cm" svg:y="14.538cm" svg:viewBox="0 0 133 221" svg:d="M133 150c0 8 0 21-5 29-4 9-12 17-21 21-8 9-17 13-29 17-9 4-23 4-35 4-5 0-9 0-13 0 0 0-4 0-9 0-4 0-8 0-12 0-4-4-4-4-9-4v-25c5 0 13 4 21 4 9 0 17 0 22 0 8 0 17 0 26-4 9 0 13-4 17-9 4-4 8-8 13-12 4-9 4-13 4-21 0-13-4-22-13-30-12-5-25-9-43-9h-42v-111h119v25h-94v60h21c9 0 22 4 31 4 8 0 17 5 25 9 9 5 17 13 21 22 5 8 5 17 5 30z">
          <text:p/>
        </draw:path>
        <draw:path draw:style-name="gr5" draw:text-style-name="P5" draw:layer="layout" svg:width="0.157cm" svg:height="0.224cm" svg:x="7.645cm" svg:y="14.534cm" svg:viewBox="0 0 158 225" svg:d="M158 114c0 17-4 31-4 44-5 17-9 25-17 38-5 8-13 17-26 21-8 4-21 8-35 8-12 0-21-4-34-8-8-4-16-8-21-17-8-8-12-21-17-38-4-13-4-31-4-48s0-34 4-46c5-13 9-26 13-34 9-13 17-17 25-26 13-4 22-8 40-8 8 0 21 4 29 8 9 5 17 13 26 21 4 9 12 22 17 34 0 13 4 30 4 51zM128 114c0-4 0-8 0-13 0-4 0-4 0-8l-94 69c0 4 4 8 4 17 4 4 9 8 13 13 0 0 4 4 13 4 4 4 8 4 12 4 10 0 18 0 23-4 8-4 12-9 16-17 5-9 9-17 9-25 4-13 4-27 4-40zM30 110c0 4 0 8 0 13 0 4 0 4 0 8l90-68c0-4-5-8-5-12-4-9-4-9-8-13s-8-9-13-9c-4-4-8-4-18-4-8 0-12 4-21 4-4 5-8 13-13 17-4 9-8 17-12 30 0 9 0 21 0 34z">
          <text:p/>
        </draw:path>
        <draw:path draw:style-name="gr5" draw:text-style-name="P5" draw:layer="layout" svg:width="0.132cm" svg:height="0.22cm" svg:x="7.844cm" svg:y="14.538cm" svg:viewBox="0 0 133 221" svg:d="M133 150c0 8 0 21-5 29-4 9-12 17-21 21-8 9-17 13-26 17-13 4-26 4-38 4-5 0-9 0-9 0-4 0-8 0-12 0-5 0-9 0-13 0 0-4-4-4-9-4v-25c9 0 13 4 22 4 8 0 16 0 25 0 8 0 17 0 21-4 9 0 13-4 18-9 9-4 13-8 13-12 4-9 4-13 4-21 0-13-4-22-13-30-13-5-26-9-43-9h-42v-111h119v25h-90v60h17c9 0 21 4 30 4 14 0 22 5 26 9 9 5 17 13 21 22 5 8 5 17 5 30z">
          <text:p/>
        </draw:path>
        <draw:path draw:style-name="gr5" draw:text-style-name="P5" draw:layer="layout" svg:width="0.055cm" svg:height="0.056cm" svg:x="8.069cm" svg:y="14.703cm" svg:viewBox="0 0 56 57" svg:d="M25 0c5 0 9 0 13 0 0 5 4 5 10 9 0 0 4 5 4 10 0 4 4 8 4 8 0 4-4 9-4 13s-4 4-4 8c-6 5-10 5-10 5-4 4-8 4-13 4-4 0-8 0-8-4-4 0-9 0-9-5-4-4-8-4-8-8s0-9 0-13c0 0 0-4 0-8 0-5 4-10 8-10 0-4 5-4 9-9 0 0 4 0 8 0z">
          <text:p/>
        </draw:path>
        <draw:path draw:style-name="gr5" draw:text-style-name="P5" draw:layer="layout" svg:width="0.136cm" svg:height="0.22cm" svg:x="8.217cm" svg:y="14.538cm" svg:viewBox="0 0 137 221" svg:d="M137 150c0 8-4 21-9 29-4 9-12 17-21 21-4 9-17 13-26 17-13 4-26 4-38 4-5 0-5 0-9 0s-8 0-13 0c-4 0-8 0-8 0-4-4-9-4-13-4v-25c9 0 13 4 21 4 9 0 17 0 26 0 8 0 17 0 21-4 9 0 13-4 22-9 5-4 9-8 9-12 4-9 4-13 4-21 0-13-4-22-13-30-9-5-26-9-43-9h-43v-111h120v25h-90v60h17c13 0 21 4 30 4 14 0 22 5 31 9 4 5 12 13 16 22 5 8 9 17 9 30z">
          <text:p/>
        </draw:path>
        <draw:path draw:style-name="gr5" draw:text-style-name="P5" draw:layer="layout" svg:width="0.145cm" svg:height="0.22cm" svg:x="8.399cm" svg:y="14.534cm" svg:viewBox="0 0 146 221" svg:d="M146 221h-146v-25l61-55c8-9 13-17 21-26 4-4 9-13 13-17 4-5 4-9 8-18 0-4 0-8 0-12 0-5 0-13-4-17 0-5 0-9-4-13s-9-4-13-9c-4 0-8-4-17-4-8 0-17 4-25 9-9 4-13 8-23 17l-17-22c9-8 22-16 31-21 13-4 26-8 38-8 9 0 17 4 26 4 8 4 17 9 21 13 4 8 9 12 13 21 4 8 4 17 4 25 0 9 0 17-4 26 0 4-4 13-9 22-4 4-8 13-17 21-4 9-12 17-25 26l-38 38h106z">
          <text:p/>
        </draw:path>
        <draw:path draw:style-name="gr5" draw:text-style-name="P5" draw:layer="layout" svg:width="0.148cm" svg:height="0.224cm" svg:x="8.582cm" svg:y="14.534cm" svg:viewBox="0 0 149 225" svg:d="M149 166c0 13 0 17-4 26-4 8-8 12-17 17-8 8-13 8-25 12-9 4-18 4-31 4-9 0-21 0-30-4-8-4-17-4-21-12-9-5-13-9-17-17 0-5-4-13-4-22 0-12 4-25 12-35 9-8 17-17 34-25-12-9-25-17-29-25-9-9-13-17-13-30 0-4 4-13 4-21 4-5 9-9 13-17 8-4 17-9 25-13 9 0 17-4 31-4 13 0 21 4 30 4 8 4 17 9 21 13s9 8 13 12c4 9 4 17 4 22 0 12-4 25-13 34-4 8-17 16-29 21 8 4 12 8 21 12 4 5 8 9 13 13 4 4 8 10 8 18 4 5 4 13 4 17zM115 55c0-9-4-17-8-21-9-5-17-9-30-9-14 0-26 4-31 9-8 4-12 12-12 21 0 4 4 8 4 13 0 0 4 4 8 8 5 4 9 9 13 9 4 4 13 8 18 8 13-4 21-8 30-17 4-4 8-13 8-21zM120 170c0-4 0-8-5-12 0-4-4-9-4-13-4 0-8-4-17-10-4-4-13-8-22-12-9 4-13 8-17 12-9 0-13 6-13 10-4 4-8 9-8 13s0 8 0 12c0 5 0 9 0 13 4 4 8 9 12 9 0 4 5 4 13 8 4 0 9 0 18 0 4 0 8 0 17 0 4-4 9-4 13-8 4 0 4-5 8-9 0-4 5-8 5-13z">
          <text:p/>
        </draw:path>
        <draw:path draw:style-name="gr5" draw:text-style-name="P5" draw:layer="layout" svg:width="0.149cm" svg:height="0.224cm" svg:x="8.768cm" svg:y="14.534cm" svg:viewBox="0 0 150 225" svg:d="M150 166c0 13 0 17-4 26-5 8-9 12-17 17-5 8-13 8-22 12-13 4-21 4-34 4-8 0-21 0-29-4-10-4-18-4-23-12-8-5-12-9-16-17 0-5-5-13-5-22 0-12 5-25 13-35 8-8 17-17 35-25-14-9-27-17-31-25-8-9-12-17-12-30 0-4 4-13 4-21 4-5 8-9 17-17 4-4 13-9 22-13 8 0 17-4 30-4 12 0 21 4 29 4 9 4 17 9 22 13 4 4 8 8 12 12 5 9 5 17 5 22 0 12-5 25-9 34-8 8-17 16-30 21 4 4 9 8 17 12 5 5 9 9 13 13s9 10 9 18c4 5 4 13 4 17zM116 55c0-9-5-17-9-21-8-5-17-9-29-9-13 0-22 4-30 9-9 4-14 12-14 21 0 4 5 8 5 13 0 0 5 4 9 8s8 9 13 9c4 4 12 8 17 8 12-4 21-8 29-17 4-4 9-13 9-21zM120 170c0-4 0-8-4-12 0-4-5-9-5-13-4 0-8-4-17-10-4-4-12-8-21-12-8 4-12 8-17 12-4 0-8 6-12 10-5 4-5 9-10 13 0 4 0 8 0 12 0 5 0 9 5 13 0 4 5 9 9 9 0 4 8 4 13 8 4 0 8 0 17 0 4 0 8 0 16 0 5-4 9-4 13-8 4 0 4-5 9-9 4-4 4-8 4-13z">
          <text:p/>
        </draw:path>
        <draw:path draw:style-name="gr5" draw:text-style-name="P5" draw:layer="layout" svg:width="0.139cm" svg:height="0.238cm" svg:x="5.967cm" svg:y="15.025cm" svg:viewBox="0 0 140 239" svg:d="M0 154c0-13 0-25 4-38 4-8 8-21 17-26 8-8 17-12 25-17 9-4 21-8 35-8 4 0 9 0 17 0 4 4 8 4 13 4v-69h29v235h-25v-30c-9 8-17 17-30 25-9 5-18 9-30 9-9 0-17-4-26-9-4-4-12-8-17-17-4-4-8-12-8-25-4-8-4-21-4-34zM29 154c0 17 0 34 9 42 4 13 12 17 25 17 4 0 13-4 22-8 9-9 17-17 26-30v-80c-5 0-9 0-17-5-4 0-9 0-18 0-13 0-26 5-34 13-8 13-13 30-13 51z">
          <text:p/>
        </draw:path>
        <draw:path draw:style-name="gr5" draw:text-style-name="P5" draw:layer="layout" svg:width="0.148cm" svg:height="0.174cm" svg:x="6.153cm" svg:y="15.089cm" svg:viewBox="0 0 149 175" svg:d="M149 77c0 5 0 9 0 13 0 0 0 4 0 9h-119c0 17 4 29 17 38 8 8 21 12 38 12 4 0 13 0 17 0s8 0 12 0c5-4 9-4 13-4s9 0 14-4v25c-10 0-18 5-27 5-12 4-21 4-33 4-13 0-26-4-34-9-13-4-21-8-26-17-8-4-13-12-17-25s-4-21-4-38c0-9 0-21 4-30 4-13 9-22 17-31 5-8 13-12 22-17 12-4 21-8 33-8 13 0 22 0 30 4s17 9 25 17c5 9 10 13 14 26 4 9 4 18 4 30zM119 73c0-4 0-13-5-21 0-5-4-9-8-14 0-4-8-8-13-13-4 0-12-4-17-4-8 0-12 4-17 4-8 5-12 9-16 13-5 5-5 9-9 14 0 8-4 17-4 21z">
          <text:p/>
        </draw:path>
        <draw:polygon draw:style-name="gr5" draw:text-style-name="P5" draw:layer="layout" svg:width="0.136cm" svg:height="0.234cm" svg:x="6.348cm" svg:y="15.025cm" svg:viewBox="0 0 137 235" draw:points="55,23 8,23 8,0 86,0 86,209 137,209 137,235 0,235 0,209 55,209">
          <text:p/>
        </draw:polygon>
        <draw:path draw:style-name="gr5" draw:text-style-name="P5" draw:layer="layout" svg:width="0.152cm" svg:height="0.225cm" svg:x="6.518cm" svg:y="15.038cm" svg:viewBox="0 0 153 226" svg:d="M153 217c-8 5-17 5-21 5-8 0-13 4-21 4-22 0-39-9-48-17-13-9-17-21-17-42v-91h-46v-21h46v-46l30-9v55h77v21h-77v86c0 13 4 21 8 30 9 4 18 8 31 8 4 0 9 0 17-4 4 0 13 0 21 0z">
          <text:p/>
        </draw:path>
        <draw:path draw:style-name="gr5" draw:text-style-name="P5" draw:layer="layout" svg:width="0.135cm" svg:height="0.174cm" svg:x="6.717cm" svg:y="15.089cm" svg:viewBox="0 0 136 175" svg:d="M111 171v-22c-8 9-18 13-26 17-13 5-22 9-30 9-13 0-21-4-26-4-8-5-12-9-17-13-4-4-8-9-8-13-4-4-4-13-4-17 0-17 4-34 17-42 12-9 34-13 55-13h39v-17c0-9-4-18-14-22-4-9-12-9-30-9-8 0-16 0-25 5-8 0-17 4-30 8v-30c5 0 9 0 13 0 4-4 9-4 13-4 8 0 13-4 17-4s12 0 17 0c8 0 21 0 25 4 10 0 18 4 23 9 8 4 12 12 12 17 4 8 4 17 4 26v115zM111 94h-39c-9 0-13 0-21 5-5 0-9 0-13 4 0 4-4 4-4 8-5 5-5 9-5 13s0 8 5 8c0 5 0 9 4 9 0 4 4 4 8 8 5 0 9 0 13 0s13 0 21-4c9-4 17-13 31-21z">
          <text:p/>
        </draw:path>
        <draw:path draw:style-name="gr5" draw:text-style-name="P5" draw:layer="layout" svg:width="0.144cm" svg:height="0.081cm" svg:x="7.09cm" svg:y="15.127cm" svg:viewBox="0 0 145 82" svg:d="M145 26h-145v-26h145zM145 82h-145v-21h145z">
          <text:p/>
        </draw:path>
        <draw:path draw:style-name="gr5" draw:text-style-name="P5" draw:layer="layout" svg:width="0.169cm" svg:height="0.217cm" svg:x="7.45cm" svg:y="15.042cm" svg:viewBox="0 0 170 218" svg:d="M170 170h-38v48h-29v-48h-103v-25l94-145h38v145h38zM103 26l-73 119h73z">
          <text:p/>
        </draw:path>
        <draw:path draw:style-name="gr5" draw:text-style-name="P5" draw:layer="layout" svg:width="0.127cm" svg:height="0.174cm" svg:x="6.539cm" svg:y="15.619cm" svg:viewBox="0 0 128 175" svg:d="M128 124c0 8 0 13-4 17 0 4-5 8-9 13 0 4-4 4-8 8s-13 4-17 9c-4 0-9 0-17 0-4 4-9 4-13 4-12 0-21 0-34-4-8 0-17 0-26-5v-25c9 4 18 4 31 4 8 4 17 4 25 4 17 0 25 0 34-4 4-4 8-13 8-17s0-8 0-8c-4-5-4-5-8-9 0 0-4-4-13-4-4-4-13-4-21-8-8-5-17-5-21-9-9-4-13-4-17-8-5-5-9-9-13-17 0-5-5-9-5-17 0-4 5-9 5-14 4-9 4-13 13-17 4-4 13-9 21-13 9-4 17-4 30-4 8 0 17 0 25 0 4 0 13 4 21 4v26c-8 0-17-5-25-5-9 0-13 0-21 0-5 0-13 0-17 0s-9 5-13 5c0 4-4 4-4 9-4 0-4 5-4 9 0 0 0 4 4 8 0 0 0 4 4 4 4 5 9 5 13 9 8 0 12 4 21 8 13 0 21 5 25 9 9 4 13 4 17 8 4 5 9 9 9 13 4 4 4 13 4 17z">
          <text:p/>
        </draw:path>
        <draw:path draw:style-name="gr5" draw:text-style-name="P5" draw:layer="layout" svg:width="0.139cm" svg:height="0.238cm" svg:x="6.713cm" svg:y="15.555cm" svg:viewBox="0 0 140 239" svg:d="M0 153c0-13 0-25 4-38 4-9 12-21 17-26 9-8 18-12 26-17 13-4 21-8 34-8 4 0 13 0 17 0 4 4 9 4 13 4v-68h29v235h-25v-31c-8 9-17 18-25 26-9 5-22 9-30 9-13 0-21-4-26-9-9-4-13-8-22-17-4-4-8-13-8-26-4-9-4-21-4-34zM30 153c0 17 4 34 9 42 4 14 12 18 25 18 8 0 17-4 21-9 9-9 17-17 26-30v-80c-4 0-9 0-13-5-8 0-13 0-17 0-17 0-30 5-38 13-9 13-13 30-13 51z">
          <text:p/>
        </draw:path>
        <draw:path draw:style-name="gr5" draw:text-style-name="P5" draw:layer="layout" svg:width="0.144cm" svg:height="0.081cm" svg:x="7.09cm" svg:y="15.657cm" svg:viewBox="0 0 145 82" svg:d="M145 26h-145v-26h145zM145 82h-145v-22h145z">
          <text:p/>
        </draw:path>
        <draw:polygon draw:style-name="gr5" draw:text-style-name="P5" draw:layer="layout" svg:width="0.144cm" svg:height="0.217cm" svg:x="7.463cm" svg:y="15.572cm" svg:viewBox="0 0 145 218" draw:points="145,218 8,218 8,192 64,192 64,30 13,60 0,34 73,0 98,0 98,192 145,192">
          <text:p/>
        </draw:polygon>
        <draw:path draw:style-name="gr5" draw:text-style-name="P5" draw:layer="layout" svg:width="0.148cm" svg:height="0.221cm" svg:x="7.645cm" svg:y="15.568cm" svg:viewBox="0 0 149 222" svg:d="M149 102c0 21 0 38-4 51-9 18-13 31-27 39-8 13-21 17-33 21-17 5-34 9-51 9h-21v-26h21c12 0 25 0 38-4 8-4 17-8 25-13 9-4 13-12 17-22 4-8 4-17 4-25v-9c-4 4-12 9-21 9-8 4-21 4-29 4-13 0-22 0-30-4-8-5-17-9-21-13s-9-13-13-21c0-9-4-17-4-26 0-8 4-17 4-29 4-9 13-13 17-21 9-5 17-13 25-17 9 0 17-5 30-5 9 0 21 5 30 5 8 4 17 12 22 17 8 8 13 21 17 33 4 13 4 26 4 47zM76 26c-8 0-13 0-21 0-4 4-9 8-13 12-4 0-4 9-8 13 0 4-4 13-4 21 0 5 4 13 4 17 0 5 4 9 8 13 0 4 4 8 13 8 4 5 8 5 17 5 4 0 8 0 13 0 4-5 8-5 12-5 5-4 9-4 13-4 4-4 8-4 8-8 0-13 0-26 0-34-4-9-8-17-8-26-4-4-13-8-17-8-4-4-13-4-17-4z">
          <text:p/>
        </draw:path>
        <draw:path draw:style-name="gr5" draw:text-style-name="P5" draw:layer="layout" svg:width="0.055cm" svg:height="0.055cm" svg:x="7.878cm" svg:y="15.738cm" svg:viewBox="0 0 56 56" svg:d="M31 0c4 0 8 0 8 0 5 4 9 4 13 8 0 0 4 4 4 9 0 0 0 5 0 9s0 9 0 13-4 4-4 8c-4 0-8 5-13 5 0 4-4 4-8 4s-9 0-13-4c0 0-5-5-9-5 0-4-5-4-5-8s-4-9-4-13 4-9 4-9c0-5 5-9 5-9 4-4 9-4 9-8 4 0 9 0 13 0z">
          <text:p/>
        </draw:path>
        <draw:path draw:style-name="gr5" draw:text-style-name="P5" draw:layer="layout" svg:width="0.149cm" svg:height="0.221cm" svg:x="8.022cm" svg:y="15.572cm" svg:viewBox="0 0 150 222" svg:d="M150 149c0 8 0 18-5 26-4 9-8 17-12 26-9 4-17 12-26 12-8 5-21 9-29 9-13 0-26-4-35-9-9-4-17-8-22-17-8-8-12-17-17-29 0-14-4-27-4-44 0-12 0-21 4-34 0-8 5-17 5-25 4-13 8-21 12-26 9-8 13-16 22-21 9-4 22-8 30-12 13-5 26-5 39-5h21v26h-21c-13 0-26 0-34 4-9 4-17 8-26 13-4 4-9 12-13 21-5 8-5 17-9 25v9c9-5 18-9 26-13 9 0 17-4 30-4 9 0 21 4 30 8 8 0 12 4 21 13 4 4 8 13 8 21 5 5 5 17 5 26zM120 149c0-4 0-13 0-17-4-4-4-9-8-13-5-4-9-8-13-8-4-5-13-5-21-5-5 0-9 0-13 0s-9 5-13 5-4 4-9 4c-4 4-9 4-13 4 0 17 0 30 4 38 0 10 5 18 9 22 5 9 9 13 13 13 9 4 13 4 22 4 8 0 12 0 17-4 4 0 12-4 12-8 5-5 9-9 13-13 0-9 0-14 0-22z">
          <text:p/>
        </draw:path>
        <draw:path draw:style-name="gr5" draw:text-style-name="P5" draw:layer="layout" svg:width="0.127cm" svg:height="0.17cm" svg:x="5.229cm" svg:y="16.123cm" svg:viewBox="0 0 128 171" svg:d="M128 124c0 4 0 13 0 17-4 4-4 9-8 13s-9 4-13 8c-4 0-9 5-13 5-8 4-13 4-17 4s-13 0-17 0c-12 0-22 0-30 0-13 0-22-4-30-4v-26c8 0 21 4 30 4 8 5 22 5 30 5 13 0 21-5 30-9 8-4 8-8 8-13 0-4 0-8 0-8 0-4-4-4-4-8-4 0-8-5-13-9-8 0-17-4-25-4-8-4-13-9-22-9-4-4-13-8-17-12-4 0-9-9-9-13-4-4-4-8-4-17 0-4 0-8 0-17 4-4 9-8 13-13s13-9 21-14c10-4 22-4 35-4 4 0 13 0 21 0 9 0 17 0 26 4v27c-9-4-17-4-26-4-8 0-17-4-21-4-9 0-13 4-21 4-4 0-9 0-9 4-5 0-9 4-9 4 0 5 0 9 0 9 0 4 0 8 0 8 0 5 4 5 9 9 0 4 5 4 13 8 4 0 13 4 21 4 9 5 17 9 26 13 4 0 13 4 17 9 4 4 4 8 8 12 0 5 0 13 0 17z">
          <text:p/>
        </draw:path>
        <draw:path draw:style-name="gr5" draw:text-style-name="P5" draw:layer="layout" svg:width="0.131cm" svg:height="0.238cm" svg:x="5.416cm" svg:y="16.055cm" svg:viewBox="0 0 132 239" svg:d="M56 94h-52v-26h81v146h47v25h-132v-25h56zM64 0c4 0 8 0 8 0 5 5 5 5 9 9l4 4c0 5 4 9 4 9 0 4-4 8-4 8 0 5-4 9-4 9 0 4-4 4-9 4 0 4-4 4-8 4s-4 0-8-4c-5 0-5 0-9-4 0 0-4-4-4-9 0 0 0-4 0-8 0 0 0-4 0-9l4-4c4-4 4-4 9-9 4 0 4 0 8 0z">
          <text:p/>
        </draw:path>
        <draw:path draw:style-name="gr5" draw:text-style-name="P5" draw:layer="layout" svg:width="0.157cm" svg:height="0.238cm" svg:x="5.589cm" svg:y="16.123cm" svg:viewBox="0 0 158 239" svg:d="M133 26c0 4 4 8 4 13 4 4 4 12 4 17 0 8 0 16-4 25-4 4-9 13-13 17-8 4-13 8-22 13-9 0-17 5-25 5-9 0-13 0-22-5-4 0-8 0-12-5-5 5-5 5-9 10 0 4 0 4 0 8s0 9 4 13c5 0 13 4 17 4h43c9 0 18 0 26 4 9 0 13 5 17 9s9 8 13 13c4 4 4 12 4 17 0 8 0 16-4 21-4 8-9 13-17 17-4 4-13 8-26 13-9 4-22 4-34 4-17 0-26 0-39-4-8 0-16-5-21-9-4-4-8-8-12-13-5-4-5-8-5-17 0-8 0-17 5-21 4-4 8-13 17-17l-5-4c-4-4-4-4-8-9 0 0 0-4 0-8-4 0-4-4-4-4 0-9 4-17 8-22 0-9 4-13 9-17 0-5 0-5-5-9 0 0-4-4-4-8 0 0 0-5 0-9-4-4-4-8-4-12 0-9 4-13 4-22 4-8 9-12 17-17 4-8 13-13 17-13 8-4 17-4 30-4 4 0 8 0 8 0 4 0 8 0 13 0h60v26zM30 192c0 8 4 17 13 17 8 4 21 9 34 9 8 0 16 0 25-5 5 0 9-4 14-4 4-4 8-9 8-13 0 0 4-4 4-8 0-9-4-13-8-17-9 0-18-4-27-4h-46c0 0-4 4-9 4 0 4-4 4-4 8 0 5-4 5-4 9zM38 56c0 8 0 12 5 16 0 5 4 9 8 9 0 4 4 8 9 8 4 0 8 5 17 5 4 0 8-5 12-5s9-4 13-8c5-4 5-9 9-13 0-4 0-8 0-12 0-5 0-9 0-13-4-4-4-9-9-13-4-4-9-4-13-8-4 0-8 0-12 0-9 0-13 0-17 4-5 0-9 4-13 4 0 4-4 9-4 13-5 4-5 8-5 13z">
          <text:p/>
        </draw:path>
        <draw:path draw:style-name="gr5" draw:text-style-name="P5" draw:layer="layout" svg:width="0.055cm" svg:height="0.055cm" svg:x="5.827cm" svg:y="16.238cm" svg:viewBox="0 0 56 56" svg:d="M25 0c4 0 10 4 14 4 0 0 4 4 8 4 0 4 4 10 4 10 0 4 5 8 5 12 0 5-5 9-5 13 0 0-4 4-4 9-4 0-8 4-8 4-4 0-10 0-14 0s-8 0-13 0c0 0-4-4-8-4 0-5-4-9-4-9 0-4 0-8 0-13 0-4 0-8 0-12 0 0 4-6 4-10 4 0 8-4 8-4 5 0 9-4 13-4z">
          <text:p/>
        </draw:path>
        <draw:polygon draw:style-name="gr5" draw:text-style-name="P5" draw:layer="layout" svg:width="0.136cm" svg:height="0.238cm" svg:x="5.975cm" svg:y="16.055cm" svg:viewBox="0 0 137 239" draw:points="56,26 4,26 4,0 86,0 86,213 137,213 137,239 0,239 0,213 56,213">
          <text:p/>
        </draw:polygon>
        <draw:path draw:style-name="gr5" draw:text-style-name="P5" draw:layer="layout" svg:width="0.148cm" svg:height="0.17cm" svg:x="6.153cm" svg:y="16.123cm" svg:viewBox="0 0 149 171" svg:d="M149 78c0 4 0 8 0 8 0 4 0 9 0 9h-119c0 17 4 29 17 42 8 8 21 13 38 13 4 0 13 0 17 0s8-5 12-5c5 0 9 0 13 0s9-4 14-4v26c-10 0-18 4-27 4-12 0-21 0-33 0-13 0-26 0-34-4-13-5-21-9-26-17-8-9-13-17-17-26-4-12-4-25-4-38s0-21 4-34c4-8 9-17 17-25 5-9 13-18 22-23 12-4 21-4 33-4 13 0 22 0 30 4 8 5 17 9 25 19 5 4 10 12 14 21 4 13 4 21 4 34zM119 73c0-8 0-12-5-21 0-4-4-8-8-12 0-9-8-9-13-13-4-4-12-4-17-4-8 0-12 0-17 4-8 4-12 4-16 8-5 9-5 13-9 17 0 9-4 13-4 21z">
          <text:p/>
        </draw:path>
        <draw:polygon draw:style-name="gr5" draw:text-style-name="P5" draw:layer="layout" svg:width="0.165cm" svg:height="0.17cm" svg:x="6.331cm" svg:y="16.123cm" svg:viewBox="0 0 166 171" draw:points="0,0 35,0 77,112 86,141 94,112 132,0 166,0 99,171 69,171">
          <text:p/>
        </draw:polygon>
        <draw:path draw:style-name="gr5" draw:text-style-name="P5" draw:layer="layout" svg:width="0.148cm" svg:height="0.17cm" svg:x="6.526cm" svg:y="16.123cm" svg:viewBox="0 0 149 171" svg:d="M149 78c0 4 0 8 0 8 0 4 0 9 0 9h-119c0 17 4 29 17 42 8 8 22 13 39 13 8 0 13 0 17 0s8-5 13-5c4 0 8 0 12 0s9-4 13-4v26c-9 0-17 4-25 4-13 0-22 0-34 0-13 0-27 0-35-4-13-5-22-9-26-17-8-9-13-17-17-26 0-12-4-25-4-38s4-21 4-34c4-8 9-17 17-25 4-9 13-18 26-23 8-4 18-4 30-4 13 0 22 0 30 4 9 5 17 9 25 19 5 4 9 12 13 21 4 13 4 21 4 34zM120 73c0-8 0-12 0-21-4-4-9-8-9-12-4-9-8-9-17-13-4-4-12-4-17-4-8 0-12 0-18 4-8 4-12 4-12 8-5 9-9 13-13 17 0 9-4 13-4 21z">
          <text:p/>
        </draw:path>
        <draw:polygon draw:style-name="gr5" draw:text-style-name="P5" draw:layer="layout" svg:width="0.136cm" svg:height="0.237cm" svg:x="6.721cm" svg:y="16.056cm" svg:viewBox="0 0 137 238" draw:points="55,25 8,25 8,0 85,0 85,213 137,213 137,238 0,238 0,213 55,213">
          <text:p/>
        </draw:polygon>
        <draw:path draw:style-name="gr5" draw:text-style-name="P5" draw:layer="layout" svg:width="0.144cm" svg:height="0.08cm" svg:x="7.09cm" svg:y="16.162cm" svg:viewBox="0 0 145 81" svg:d="M145 21h-145v-21h145zM145 81h-145v-25h145z">
          <text:p/>
        </draw:path>
        <draw:path draw:style-name="gr5" draw:text-style-name="P5" draw:layer="layout" svg:width="0.156cm" svg:height="0.221cm" svg:x="7.459cm" svg:y="16.072cm" svg:viewBox="0 0 157 222" svg:d="M157 112c0 17-4 34-4 46-4 13-8 26-17 34-8 13-17 17-25 26-10 4-22 4-35 4s-21 0-34-4c-9-5-17-13-25-22-5-8-9-21-13-33-4-13-4-30-4-51 0-18 0-31 4-48 0-13 8-25 13-34 8-8 16-17 25-21 13-4 21-9 38-9 9 0 21 0 31 5 8 4 17 12 25 21 4 8 13 21 13 34 4 17 8 34 8 52zM128 112c0 0 0-4 0-9 0-4 0-9 0-13l-95 68c0 9 5 13 5 17 4 4 8 9 12 13 0 4 5 4 9 8 4 0 13 5 17 5 8 0 17-5 21-9s14-8 18-17c4-4 4-12 8-25 5-9 5-21 5-38zM25 112c0 4 0 8 0 8 0 4 0 9 4 13l90-69c0-9-4-13-4-17-4-4-10-8-10-13-4-4-8-4-12-8-4 0-13 0-17 0-9 0-13 0-21 4-5 4-9 9-13 17s-9 17-13 26c0 12-4 26-4 39z">
          <text:p/>
        </draw:path>
        <draw:path draw:style-name="gr5" draw:text-style-name="P5" draw:layer="layout" svg:width="0.055cm" svg:height="0.055cm" svg:x="7.692cm" svg:y="16.238cm" svg:viewBox="0 0 56 56" svg:d="M29 0c5 0 10 4 10 4 4 0 8 4 8 4 5 4 9 10 9 10 0 4 0 8 0 13 0 4 0 8 0 12 0 0-4 5-9 9 0 0-4 4-8 4 0 0-5 0-10 0-4 0-8 0-12 0 0 0-5-4-9-4 0-4-4-9-4-9 0-4-4-8-4-12 0-5 4-9 4-13 0 0 4-6 4-10 4 0 9-4 9-4 4 0 8-4 12-4z">
          <text:p/>
        </draw:path>
        <draw:path draw:style-name="gr5" draw:text-style-name="P5" draw:layer="layout" svg:width="0.157cm" svg:height="0.221cm" svg:x="7.831cm" svg:y="16.072cm" svg:viewBox="0 0 158 222" svg:d="M158 112c0 17 0 34-4 46-4 13-8 26-17 34-4 13-13 17-25 26-9 4-21 4-34 4s-21 0-35-4c-8-5-17-13-21-22-9-8-13-21-17-33-5-13-5-30-5-51 0-18 0-31 5-48 4-13 8-25 13-34 8-8 17-17 25-21 14-4 26-9 39-9 9 0 21 0 30 5 8 4 17 12 25 21 9 8 13 21 17 34 0 17 4 34 4 52zM129 112c0 0 0-4 0-9 0-4 0-9 0-13l-94 68c0 9 4 13 8 17 0 4 5 9 9 13 5 4 5 4 13 8 4 0 9 5 13 5 8 0 17-5 21-9 9-4 13-8 17-17 4-4 8-12 8-25 5-9 5-21 5-38zM30 112c0 4 0 8 0 8 0 4 0 9 0 13l90-69c0-9 0-13-4-17s-4-8-8-13c-5-4-9-4-13-8-4 0-9 0-17 0-4 0-13 0-21 4-5 4-10 9-14 17s-8 17-13 26c0 12 0 26 0 39z">
          <text:p/>
        </draw:path>
        <draw:path draw:style-name="gr5" draw:text-style-name="P5" draw:layer="layout" svg:width="0.135cm" svg:height="0.216cm" svg:x="8.031cm" svg:y="16.077cm" svg:viewBox="0 0 136 217" svg:d="M136 145c0 13-4 21-8 29-4 9-13 17-21 26-9 4-17 8-26 13-12 4-25 4-38 4-4 0-4 0-8 0s-9 0-13 0-9 0-9 0c-4 0-8 0-13 0v-26c9 0 13 0 22 0s17 5 25 5c9 0 17-5 22-5 8-4 12-4 21-8 4-4 8-9 8-17 5-4 5-13 5-17 0-13-5-25-13-30-13-8-26-8-43-8h-42v-111h119v26h-89v60h17c12 0 21 0 29 4 13 0 22 4 26 8 8 5 17 9 21 17 4 9 8 21 8 30z">
          <text:p/>
        </draw:path>
        <draw:path draw:style-name="gr5" draw:text-style-name="P5" draw:layer="layout" svg:width="0.14cm" svg:height="0.241cm" svg:x="5.975cm" svg:y="16.624cm" svg:viewBox="0 0 141 242" svg:d="M141 84c0 17 0 30-4 39-5 14-13 22-17 30-9 9-17 13-26 17-12 5-21 5-35 5-4 0-8 0-17 0-4 0-8-5-16-5v72h-26v-238h26v30c8-13 16-21 25-26 13-4 22-8 35-8 8 0 17 4 25 8 4 5 13 9 17 17 4 9 9 17 9 26 4 8 4 21 4 33zM111 84c0-8 0-16 0-21 0-8-4-12-8-21 0-4-5-8-9-13-4 0-8-4-17-4-4 0-4 4-9 4-4 0-9 5-13 5-4 4-8 8-13 12-4 5-8 9-16 17v82c8 0 12 4 16 4 9 0 13 0 17 0 18 0 31-4 39-12 9-14 13-31 13-53z">
          <text:p/>
        </draw:path>
        <draw:path draw:style-name="gr5" draw:text-style-name="P5" draw:layer="layout" svg:width="0.157cm" svg:height="0.174cm" svg:x="6.149cm" svg:y="16.624cm" svg:viewBox="0 0 158 175" svg:d="M158 90c0 12 0 21-5 34-4 8-8 21-17 25-8 9-17 17-25 21-8 5-21 5-34 5s-21 0-29-5c-13-4-22-8-26-17-10-8-14-16-18-25-4-13-4-26-4-38 0-13 4-27 4-35 4-13 8-21 18-30 9-8 17-13 26-17 8-4 21-8 33-8 13 0 22 4 30 8 13 4 21 9 25 17 9 4 13 13 17 26 5 8 5 22 5 39zM128 90c0-13 0-22-4-31 0-4-5-13-9-17s-8-8-17-13c-4 0-12-4-17-4-12 0-17 4-25 4-4 5-8 9-13 17-4 5-8 13-8 17-4 10-4 18-4 27 0 8 0 17 4 25 0 9 4 17 8 22 5 4 9 8 17 12 4 0 13 0 21 0 9 0 13 0 22-4 4-4 8-8 12-13 4-4 9-12 9-21 4-4 4-13 4-21z">
          <text:p/>
        </draw:path>
        <draw:polygon draw:style-name="gr5" draw:text-style-name="P5" draw:layer="layout" svg:width="0.174cm" svg:height="0.169cm" svg:x="6.327cm" svg:y="16.628cm" svg:viewBox="0 0 175 170" draw:points="175,0 152,170 114,170 93,98 85,81 80,98 59,170 25,170 0,0 29,0 42,115 46,141 51,120 76,43 97,43 123,115 131,141 131,115 148,0">
          <text:p/>
        </draw:polygon>
        <draw:path draw:style-name="gr5" draw:text-style-name="P5" draw:layer="layout" svg:width="0.148cm" svg:height="0.174cm" svg:x="6.526cm" svg:y="16.624cm" svg:viewBox="0 0 149 175" svg:d="M149 81c0 4 0 9 0 9 0 4 0 4 0 8h-119c0 17 4 30 17 39 8 8 22 16 39 16 8 0 13-4 17-4s8 0 13 0c4 0 8 0 12-4 4 0 9 0 13 0v21c-9 4-17 4-25 9-13 0-22 0-34 0-13 0-27 0-35-5-13-4-22-8-26-17-8-8-13-16-17-29 0-9-4-22-4-34 0-13 4-22 4-35 4-9 9-21 17-26 4-8 13-17 26-21 8-4 18-8 30-8 13 0 22 4 30 8 9 4 17 9 25 13 5 8 9 17 13 25 4 9 4 22 4 35zM120 77c0-9 0-18 0-22-4-4-9-13-9-17-4-4-8-9-17-9-4-4-8-4-17-4-8 0-12 0-18 4-8 0-12 5-12 9-5 4-9 13-13 17 0 4 0 13-4 22z">
          <text:p/>
        </draw:path>
        <draw:path draw:style-name="gr5" draw:text-style-name="P5" draw:layer="layout" svg:width="0.136cm" svg:height="0.173cm" svg:x="6.729cm" svg:y="16.624cm" svg:viewBox="0 0 137 174" svg:d="M0 4h26v29c8-8 21-17 29-25 9-4 18-8 30-8 18 0 31 8 39 16 9 13 13 30 13 51h-29c0-12 0-25-5-29-8-9-12-13-22-13-4 0-8 4-13 4-4 0-8 4-13 4-4 5-8 9-12 13s-9 13-13 17v111h-30z">
          <text:p/>
        </draw:path>
        <draw:path draw:style-name="gr5" draw:text-style-name="P5" draw:layer="layout" svg:width="0.144cm" svg:height="0.085cm" svg:x="7.09cm" svg:y="16.662cm" svg:viewBox="0 0 145 86" svg:d="M145 26h-145v-26h145zM145 86h-145v-26h145z">
          <text:p/>
        </draw:path>
        <draw:path draw:style-name="gr5" draw:text-style-name="P5" draw:layer="layout" svg:width="0.156cm" svg:height="0.221cm" svg:x="7.459cm" svg:y="16.577cm" svg:viewBox="0 0 157 222" svg:d="M157 111c0 17-4 30-4 47-4 13-8 26-17 34-8 8-17 17-25 21-10 9-22 9-35 9s-21 0-34-5c-9-4-17-12-21-21-9-8-13-21-17-34-4-17-4-34-4-51s0-34 4-46c4-13 8-26 13-35 8-9 16-17 25-21 13-9 21-9 38-9 9 0 21 0 31 4 8 5 17 13 25 22 4 9 13 22 13 34 4 13 8 30 8 51zM128 111c0-4 0-8 0-8 0-4 0-9 0-13l-95 68c0 4 5 13 5 17 4 4 8 9 12 13 0 4 5 4 9 8 8 0 13 0 17 0 8 0 17 0 21-4s14-8 18-17c4-4 4-17 8-26 5-12 5-25 5-38zM25 111c0 5 0 5 0 9s4 8 4 8l90-68c0-4-4-8-4-12-4-4-10-9-10-13-4-5-8-5-12-9-4 0-13-5-17-5-9 0-13 5-21 9-5 5-9 9-13 18-4 4-9 12-13 25 0 9-4 21-4 38z">
          <text:p/>
        </draw:path>
        <draw:path draw:style-name="gr5" draw:text-style-name="P5" draw:layer="layout" svg:width="0.055cm" svg:height="0.055cm" svg:x="7.692cm" svg:y="16.742cm" svg:viewBox="0 0 56 56" svg:d="M29 0c5 0 10 0 10 5 4 0 8 0 13 5 0 4 4 4 4 8s0 9 0 13 0 4 0 8c0 5-4 9-4 9-5 4-9 4-13 8 0 0-5 0-10 0-4 0-8 0-12 0 0-4-5-4-9-8 0 0-4-4-4-9 0-4-4-4-4-8s4-9 4-13 4-4 4-8c4-5 9-5 9-5 4-5 8-5 12-5z">
          <text:p/>
        </draw:path>
        <draw:path draw:style-name="gr5" draw:text-style-name="P5" draw:layer="layout" svg:width="0.149cm" svg:height="0.221cm" svg:x="7.831cm" svg:y="16.577cm" svg:viewBox="0 0 150 222" svg:d="M150 99c0 21 0 38-4 55-9 13-13 25-26 38-8 8-21 17-35 21-17 4-34 9-50 9h-22v-26h22c12 0 25-4 38-4 8-4 18-8 26-13 9-8 13-12 17-21s4-17 4-30v-4c-4 4-12 4-21 8-8 5-22 5-31 5-12 0-21-5-29-5-9-4-17-8-21-12-5-9-9-13-13-21 0-9-5-17-5-26 0-13 5-21 5-29 4-9 13-18 17-23 8-8 17-12 25-17 9-4 17-4 30-4 8 0 22 0 31 4 8 5 16 9 21 17 8 9 12 18 17 31 4 13 4 30 4 47zM77 21c-9 0-13 0-21 5-5 0-9 4-13 9-4 4-4 9-8 13 0 8-5 12-5 21 0 8 5 13 5 17 0 8 4 13 8 17 0 0 4 4 13 8 4 0 8 0 17 0 4 0 8 0 12 0 6 0 10 0 14-4 4 0 9 0 13-4 4 0 8-4 8-4 0-13 0-26 0-39-4-8-8-16-8-21-4-4-13-9-17-13-4 0-14-5-18-5z">
          <text:p/>
        </draw:path>
        <draw:path draw:style-name="gr5" draw:text-style-name="P5" draw:layer="layout" svg:width="0.136cm" svg:height="0.174cm" svg:x="4.847cm" svg:y="17.128cm" svg:viewBox="0 0 137 175" svg:d="M112 171v-21c-9 8-17 16-26 21-13 0-22 4-31 4-8 0-16 0-25-4-8 0-13-5-17-9s-8-8-8-17c-5-4-5-12-5-17 0-17 9-29 17-43 13-8 34-13 56-13h39v-12c0-13-4-17-13-26-4-4-13-8-26-8s-22 0-30 4c-9 0-17 4-30 8v-25c4-4 9-4 13-4s8-5 17-5c4 0 8 0 12-4 9 0 13 0 18 0 9 0 22 0 30 4 5 5 13 5 17 9 9 4 13 13 13 17 4 8 4 17 4 25v116zM112 94h-39c-9 0-13 5-18 5-8 0-12 4-12 4-4 4-9 8-9 13-4 0-4 4-4 12 0 0 0 5 4 9 0 0 0 4 5 8 0 0 4 0 8 5 4 0 8 0 13 0 4 0 13 0 22-5 9-4 17-12 30-21z">
          <text:p/>
        </draw:path>
        <draw:polygon draw:style-name="gr5" draw:text-style-name="P5" draw:layer="layout" svg:width="0.132cm" svg:height="0.233cm" svg:x="5.042cm" svg:y="17.065cm" svg:viewBox="0 0 133 234" draw:points="56,25 6,25 6,0 82,0 82,213 133,213 133,234 0,234 0,213 56,213">
          <text:p/>
        </draw:polygon>
        <draw:path draw:style-name="gr5" draw:text-style-name="P5" draw:layer="layout" svg:width="0.152cm" svg:height="0.225cm" svg:x="5.208cm" svg:y="17.077cm" svg:viewBox="0 0 153 226" svg:d="M153 222c-8 0-12 0-21 4-4 0-13 0-21 0-21 0-34-4-47-17-8-8-17-21-17-42v-85h-47v-27h47v-46l30-9v55h76v27h-76v85c0 8 4 21 13 25 4 4 12 9 25 9 4 0 13 0 17 0 9 0 13-5 21-5z">
          <text:p/>
        </draw:path>
        <draw:path draw:style-name="gr5" draw:text-style-name="P5" draw:layer="layout" svg:width="0.148cm" svg:height="0.174cm" svg:x="5.407cm" svg:y="17.128cm" svg:viewBox="0 0 149 175" svg:d="M149 81c0 0 0 4 0 9 0 4-4 4-4 8h-115c0 17 4 30 12 39 9 8 26 12 43 12 4 0 8 0 12 0 5 0 13 0 17 0 5 0 9-4 13-4s9 0 9 0v21c-5 4-13 4-26 4-8 5-21 5-30 5-12 0-25 0-38-5-8-4-17-12-25-17-4-8-8-16-13-29-4-9-4-21-4-34 0-14 0-26 4-35 5-13 9-21 13-30 8-8 17-12 25-16 9-5 22-9 34-9 9 0 21 4 30 9 8 0 17 8 21 12 9 9 13 17 13 26 5 8 9 21 9 34zM114 76c5-8 0-17 0-21 0-8-4-13-8-17s-9-8-13-8c-8-5-13-5-21-5-4 0-13 0-17 5-4 0-8 4-13 8-4 4-8 9-8 17-4 4-4 13-4 21z">
          <text:p/>
        </draw:path>
        <draw:path draw:style-name="gr5" draw:text-style-name="P5" draw:layer="layout" svg:width="0.137cm" svg:height="0.17cm" svg:x="5.606cm" svg:y="17.128cm" svg:viewBox="0 0 138 171" svg:d="M0 4h26v31c12-14 21-22 29-26 13-5 21-9 31-9 17 0 30 9 38 17 13 14 17 31 13 52h-30c4-17 0-26-4-34-4-4-13-10-21-10-6 0-10 0-14 6 0 0-4 0-8 4-5 4-9 8-17 13-5 4-9 8-13 17v106h-30z">
          <text:p/>
        </draw:path>
        <draw:path draw:style-name="gr5" draw:text-style-name="P5" draw:layer="layout" svg:width="0.131cm" svg:height="0.17cm" svg:x="5.789cm" svg:y="17.128cm" svg:viewBox="0 0 132 171" svg:d="M0 4h25v27c4-4 8-9 13-14 5-4 9-8 13-8 5-5 9-5 17-5 5-4 9-4 13-4 17 0 30 4 38 17 9 10 13 27 13 48v106h-30v-106c0-13 0-21-4-30-9-4-13-8-25-8 0 0-5 0-9 0-4 4-8 4-8 8-5 0-9 4-13 9-5 4-10 12-18 17v110h-25z">
          <text:p/>
        </draw:path>
        <draw:path draw:style-name="gr5" draw:text-style-name="P5" draw:layer="layout" svg:width="0.135cm" svg:height="0.174cm" svg:x="5.971cm" svg:y="17.128cm" svg:viewBox="0 0 136 175" svg:d="M111 171v-21c-9 8-21 16-30 21-8 0-17 4-29 4-9 0-18 0-22-4-9 0-13-5-17-9-5-4-9-8-13-17 0-4 0-12 0-17 0-17 4-29 17-43 13-8 30-13 56-13h34v-12c0-13-5-17-9-26-8-4-17-8-29-8-9 0-17 0-26 4-13 0-22 4-30 8v-25c4-4 8-4 12-4 5 0 9-5 14-5 4 0 8 0 17-4 4 0 8 0 17 0 8 0 17 0 25 4 9 5 17 5 21 9 5 4 9 13 13 17 4 8 4 17 4 25v116zM107 94h-38c-5 0-13 5-17 5-5 0-9 4-13 4-5 4-5 8-9 13 0 0 0 4 0 12 0 0 0 5 0 9 0 0 4 4 4 8 5 0 5 0 9 5 4 0 9 0 13 0 8 0 17 0 25-5 9-4 17-12 26-21z">
          <text:p/>
        </draw:path>
        <draw:path draw:style-name="gr5" draw:text-style-name="P5" draw:layer="layout" svg:width="0.149cm" svg:height="0.225cm" svg:x="6.144cm" svg:y="17.077cm" svg:viewBox="0 0 150 226" svg:d="M150 222c-5 0-14 0-18 4-9 0-17 0-21 0-21 0-38-4-47-17-12-8-17-21-17-42v-85h-47v-27h47v-46l30-9v55h73v27h-73v85c0 8 0 21 8 25 5 4 17 9 30 9 4 0 8 0 17 0 4 0 13-5 18-5z">
          <text:p/>
        </draw:path>
        <draw:path draw:style-name="gr5" draw:text-style-name="P5" draw:layer="layout" svg:width="0.136cm" svg:height="0.238cm" svg:x="6.348cm" svg:y="17.06cm" svg:viewBox="0 0 137 239" svg:d="M55 98h-47v-26h78v146h51v21h-137v-21h55zM69 0c0 0 4 5 8 5l5 4c4 4 4 4 8 8 0 0 0 5 0 9s0 4 0 8c-4 4-4 4-8 9 0 0-5 0-5 4-4 0-8 0-8 0-5 0-10 0-14 0 0-4-4-4-4-4-4-5-4-5-4-9-4-4-4-4-4-8s0-9 4-9c0-4 0-4 4-8l4-4c4 0 9-5 14-5z">
          <text:p/>
        </draw:path>
        <draw:polygon draw:style-name="gr5" draw:text-style-name="P5" draw:layer="layout" svg:width="0.165cm" svg:height="0.166cm" svg:x="6.518cm" svg:y="17.132cm" svg:viewBox="0 0 166 167" draw:points="0,0 33,0 76,112 84,137 93,112 131,0 166,0 97,167 67,167">
          <text:p/>
        </draw:polygon>
        <draw:path draw:style-name="gr5" draw:text-style-name="P5" draw:layer="layout" svg:width="0.148cm" svg:height="0.174cm" svg:x="6.713cm" svg:y="17.128cm" svg:viewBox="0 0 149 175" svg:d="M149 81c0 0 0 4 0 9 0 4 0 4 0 8h-119c0 17 9 30 17 39 9 8 21 12 43 12 4 0 8 0 12 0 5 0 9 0 13 0s9-4 13-4 8 0 12 0v21c-8 4-16 4-25 4-13 5-21 5-30 5-17 0-29 0-38-5-13-4-21-12-25-17-10-8-14-16-18-29 0-9-4-21-4-34 0-14 4-26 4-35 4-13 8-21 18-30 8-8 12-12 25-16 9-5 17-9 30-9s21 4 30 9c12 0 17 8 25 12 4 9 8 17 13 26 4 8 4 21 4 34zM119 76c0-8 0-17 0-21-4-8-4-13-8-17s-9-8-17-8c-4-5-9-5-17-5-9 0-13 0-17 5-4 0-13 4-13 8-4 4-8 9-13 17 0 4 0 13-4 21z">
          <text:p/>
        </draw:path>
        <draw:path draw:style-name="gr5" draw:text-style-name="P5" draw:layer="layout" svg:width="0.144cm" svg:height="0.085cm" svg:x="7.09cm" svg:y="17.166cm" svg:viewBox="0 0 145 86" svg:d="M145 27h-145v-27h145zM145 86h-145v-26h145z">
          <text:p/>
        </draw:path>
        <draw:path draw:style-name="gr5" draw:text-style-name="P5" draw:layer="layout" svg:width="0.149cm" svg:height="0.225cm" svg:x="7.454cm" svg:y="17.077cm" svg:viewBox="0 0 150 226" svg:d="M150 222c-9 0-13 0-22 4-4 0-12 0-21 0-21 0-34-4-46-17-9-8-13-21-13-42v-85h-48v-27h48v-46l25-9v55h77v27h-77v85c0 8 5 21 13 25 4 4 13 9 25 9 5 0 13 0 17 0 9 0 13-5 22-5z">
          <text:p/>
        </draw:path>
        <draw:polygon draw:style-name="gr5" draw:text-style-name="P5" draw:layer="layout" svg:width="0.173cm" svg:height="0.166cm" svg:x="7.637cm" svg:y="17.132cm" svg:viewBox="0 0 174 167" draw:points="174,0 149,167 115,167 90,98 85,81 81,98 55,167 21,167 0,0 25,0 42,116 42,141 50,116 77,43 98,43 123,116 128,137 132,116 145,0">
          <text:p/>
        </draw:polygon>
        <draw:path draw:style-name="gr5" draw:text-style-name="P5" draw:layer="layout" svg:width="0.157cm" svg:height="0.174cm" svg:x="7.831cm" svg:y="17.128cm" svg:viewBox="0 0 158 175" svg:d="M158 85c0 13-4 26-8 39 0 8-9 17-13 25-8 9-17 13-25 17-13 4-21 9-34 9s-21 0-35-5c-8-4-17-12-21-17-9-8-13-16-17-29-5-9-5-21-5-34 0-14 0-26 5-39 4-9 8-17 17-26 4-8 13-12 26-16 9-5 21-9 34-9 9 0 21 4 30 9 8 0 17 8 25 12 4 9 13 17 13 30 4 8 8 21 8 34zM129 90c0-14 0-22-5-31-4-8-4-12-8-17-4-8-13-8-17-12-4-5-13-5-21-5-9 0-13 0-21 5-5 4-14 8-18 12 0 9-4 13-9 22 0 8 0 17 0 26 0 8 0 17 5 25 0 9 4 13 8 22 4 4 9 8 18 8 4 4 13 4 17 4 8 0 17 0 25-4 5-4 9-8 13-13 4-8 8-12 8-21 5-8 5-13 5-21z">
          <text:p/>
        </draw:path>
        <draw:path draw:style-name="gr5" draw:text-style-name="P5" draw:layer="layout" svg:width="0.055cm" svg:height="0.055cm" svg:x="8.069cm" svg:y="17.247cm" svg:viewBox="0 0 56 56" svg:d="M25 0c5 0 9 0 13 0 0 4 4 4 10 8 0 0 4 4 4 9 0 4 4 8 4 8 0 4-4 8-4 13 0 4-4 4-4 8-6 4-10 4-10 4-4 6-8 6-13 6-4 0-8 0-8-6-4 0-9 0-13-4 0-4-4-4-4-8 0-5 0-9 0-13 0 0 0-4 0-8 0-5 4-9 4-9 4-4 9-4 13-8 0 0 4 0 8 0z">
          <text:p/>
        </draw:path>
        <draw:path draw:style-name="gr5" draw:text-style-name="P5" draw:layer="layout" svg:width="0.128cm" svg:height="0.174cm" svg:x="8.221cm" svg:y="17.128cm" svg:viewBox="0 0 129 175" svg:d="M129 128c0 4 0 9-5 13 0 4-4 8-8 12-4 5-8 9-13 9-4 4-9 4-13 8-5 0-13 0-17 5-5 0-9 0-17 0-9 0-22 0-30 0-9-5-17-5-26-9v-25c9 4 17 4 26 8 13 0 21 0 30 0 12 0 25 0 29-4 9-4 14-8 14-17 0-4 0-4-5-8 0 0 0-5-4-5-5-4-9-4-13-8s-13-4-26-9c-4 0-12-4-21-8-4 0-8-5-13-9-8-5-8-9-12-13-5-4-5-13-5-21 0-5 0-9 5-13 0-9 4-13 8-17 9-4 13-8 21-13 9 0 22-4 34-4 9 0 13 0 22 0 9 4 18 4 26 4v26c-8 0-17 0-26-5-9 0-13 0-22 0-8 0-12 0-17 0-4 5-8 5-12 5-5 4-5 4-9 8 0 4 0 4 0 9 0 4 0 4 0 8 4 0 4 4 9 9 4 0 8 4 12 4 5 4 13 4 22 8 12 5 21 5 26 9 9 5 13 9 17 13 4 0 8 5 8 13 5 4 5 9 5 17z">
          <text:p/>
        </draw:path>
        <draw:path draw:style-name="gr5" draw:text-style-name="P5" draw:layer="layout" svg:width="0.136cm" svg:height="0.238cm" svg:x="8.403cm" svg:y="17.06cm" svg:viewBox="0 0 137 239" svg:d="M57 98h-48v-26h77v146h51v21h-137v-21h57zM69 0c0 0 5 5 9 5l4 4c4 4 4 4 9 8 0 0 0 5 0 9s0 4 0 8c-5 4-5 4-9 9 0 0-4 0-4 4-4 0-9 0-9 0-4 0-8 0-12 0 0-4-4-4-4-4-5-5-5-5-5-9-4-4-4-4-4-8s0-9 4-9c0-4 0-4 5-8l4-4c4 0 8-5 12-5z">
          <text:p/>
        </draw:path>
        <draw:path draw:style-name="gr5" draw:text-style-name="P5" draw:layer="layout" svg:width="0.14cm" svg:height="0.238cm" svg:x="8.582cm" svg:y="17.064cm" svg:viewBox="0 0 141 239" svg:d="M0 154c0-13 0-25 4-34 4-14 8-22 17-31 8-8 17-12 25-16 13-5 22-9 34-9 4 0 13 4 17 4 5 0 10 0 14 0v-68h30v234h-26v-29c-8 12-18 21-26 25-13 4-21 9-34 9-9 0-17-5-21-5-9-4-17-12-22-17-4-8-8-16-8-29-4-9-4-21-4-34zM29 154c0 21 5 34 9 47 4 8 13 12 25 12 9 0 13-4 21-8 9-9 18-17 27-30v-77c-4-4-9-4-14-4-8-5-13-5-17-5-17 0-29 5-38 17-8 9-13 27-13 48z">
          <text:p/>
        </draw:path>
        <draw:path draw:style-name="gr5" draw:text-style-name="P5" draw:layer="layout" svg:width="0.149cm" svg:height="0.174cm" svg:x="8.768cm" svg:y="17.128cm" svg:viewBox="0 0 150 175" svg:d="M150 81c0 0 0 4 0 9 0 4 0 4 0 8h-120c0 17 9 30 18 39 8 8 21 12 38 12 8 0 13 0 17 0s8 0 13 0c4 0 8-4 13-4 4 0 8 0 12 0v21c-8 4-17 4-25 4-13 5-22 5-34 5-13 0-26 0-34-5-14-4-22-12-27-17-8-8-12-16-16-29 0-9-5-21-5-34 0-14 5-26 5-35 4-13 8-21 16-30 5-8 13-12 27-16 8-5 17-9 30-9 12 0 21 4 29 9 13 0 17 8 26 12 4 9 8 17 13 26 4 8 4 21 4 34zM120 76c0-8 0-17 0-21-4-8-9-13-9-17-4-4-8-8-17-8-4-5-8-5-16-5-9 0-13 0-17 5-5 0-13 4-13 8-4 4-9 9-14 17 0 4 0 13-4 21z">
          <text:p/>
        </draw:path>
        <draw:path draw:style-name="gr5" draw:text-style-name="P5" draw:layer="layout" svg:width="0.14cm" svg:height="0.238cm" svg:x="8.955cm" svg:y="17.064cm" svg:viewBox="0 0 141 239" svg:d="M0 154c0-13 0-25 4-34 4-14 14-22 18-31 8-8 17-12 25-16 13-5 22-9 34-9 9 0 13 4 17 4s9 0 17 0v-68h26v234h-26v-29c-8 12-17 21-25 25-9 4-21 9-30 9-13 0-21-5-25-5-9-4-13-12-21-17-6-8-10-16-10-29-4-9-4-21-4-34zM30 154c0 21 5 34 9 47 4 8 13 12 25 12 9 0 17-4 22-8 8-9 16-17 29-30v-77c-8-4-13-4-17-4-8-5-12-5-17-5-17 0-29 5-38 17-8 9-13 27-13 48z">
          <text:p/>
        </draw:path>
        <draw:polygon draw:style-name="gr5" draw:text-style-name="P5" draw:layer="layout" svg:width="0.149cm" svg:height="0.216cm" svg:x="4.097cm" svg:y="18.116cm" svg:viewBox="0 0 150 217" draw:points="150,217 110,217 47,80 30,38 30,149 30,217 0,217 0,0 38,0 98,127 119,179 119,59 119,0 150,0">
          <text:p/>
        </draw:polygon>
        <draw:path draw:style-name="gr5" draw:text-style-name="P5" draw:layer="layout" svg:width="0.166cm" svg:height="0.224cm" svg:x="4.275cm" svg:y="18.112cm" svg:viewBox="0 0 167 225" svg:d="M167 110c0 21 0 39-5 52-4 12-12 25-21 34-4 8-17 16-25 21-9 4-22 8-35 8s-26-4-34-8c-13-5-21-13-25-21-9-9-13-22-18-34-4-19-4-31-4-48 0-21 0-38 4-51 5-13 13-25 22-34 8-13 17-17 25-21 13-4 21-8 34-8 14 0 26 4 39 8 9 4 17 13 26 21 4 9 12 21 12 34 5 13 5 30 5 47zM137 114c0-13 0-26 0-38-4-9-9-17-13-26-4-8-8-12-17-17-4-4-13-8-22-8-13 0-17 4-25 8-9 5-13 9-17 17-4 9-9 17-9 30-4 8-4 21-4 30 0 12 0 25 4 39 0 8 5 17 9 25 4 9 8 13 17 17 4 5 12 9 25 9 9 0 18-4 22-9 9-4 13-8 17-17 4-8 9-17 13-31 0-8 0-21 0-29z">
          <text:p/>
        </draw:path>
        <draw:polygon draw:style-name="gr5" draw:text-style-name="P5" draw:layer="layout" svg:width="0.157cm" svg:height="0.216cm" svg:x="4.466cm" svg:y="18.116cm" svg:viewBox="0 0 158 217" draw:points="158,25 93,25 93,217 64,217 64,25 0,25 0,0 158,0">
          <text:p/>
        </draw:polygon>
        <draw:polygon draw:style-name="gr5" draw:text-style-name="P5" draw:layer="layout" svg:width="0.123cm" svg:height="0.216cm" svg:x="4.674cm" svg:y="18.116cm" svg:viewBox="0 0 124 217" draw:points="124,217 0,217 0,0 124,0 124,25 30,25 30,93 119,93 119,114 30,114 30,192 124,192">
          <text:p/>
        </draw:polygon>
        <draw:path draw:style-name="gr5" draw:text-style-name="P5" draw:layer="layout" svg:width="0.051cm" svg:height="0.174cm" svg:x="4.894cm" svg:y="18.162cm" svg:viewBox="0 0 52 175" svg:d="M26 0c5 0 5 0 9 0 4 5 9 5 9 9 4 0 4 4 4 8 4 0 4 5 4 9s0 8-4 8c0 4 0 9-4 9 0 4-5 4-9 8-4 0-4 0-9 0s-9 0-9 0c-4-4-9-4-9-8-4 0-4-5-8-9 0 0 0-4 0-8s0-9 0-9c4-4 4-8 8-8 0-4 5-4 9-9 0 0 4 0 9 0zM26 124c5 0 5 0 9 0s9 5 9 5c4 4 4 8 4 8 4 4 4 9 4 13s0 4-4 8c0 4 0 4-4 9 0 0-5 4-9 4-4 4-4 4-9 4s-9 0-9-4c-4 0-9-4-9-4-4-5-4-5-8-9 0-4 0-4 0-8s0-9 0-13c4 0 4-4 8-8 0 0 5 0 9-5 0 0 4 0 9 0z">
          <text:p/>
        </draw:path>
        <draw:path draw:style-name="gr5" draw:text-style-name="P5" draw:layer="layout" svg:width="0.135cm" svg:height="0.17cm" svg:x="5.225cm" svg:y="18.162cm" svg:viewBox="0 0 136 171" svg:d="M0 5h25l5 26c4-4 8-8 12-13 5-4 9-8 13-13 4 0 9 0 13-5 4 0 8 0 17 0 17 0 30 5 39 18 8 9 12 26 12 43v110h-30v-106c0-13-4-21-9-30-4-4-12-8-21-8-4 0-4 0-8 0s-9 4-13 8c-4 0-8 4-13 9-4 4-8 8-12 17v110h-30z">
          <text:p/>
        </draw:path>
        <draw:path draw:style-name="gr5" draw:text-style-name="P5" draw:layer="layout" svg:width="0.131cm" svg:height="0.237cm" svg:x="5.602cm" svg:y="18.095cm" svg:viewBox="0 0 132 238" svg:d="M55 94h-51v-21h81v140h47v25h-132v-25h55zM64 0c4 0 8 0 8 4 4 0 8 0 8 4 5 0 5 4 5 4 0 5 4 9 4 13 0 0-4 4-4 8 0 0 0 6-5 6 0 4-4 4-8 8 0 0-4 0-8 0-5 0-5 0-9 0-4-4-4-4-8-8 0 0 0-6-5-6 0-4 0-8 0-8 0-4 0-8 0-13 5 0 5-4 5-4 4-4 4-4 8-4 4-4 4-4 9-4z">
          <text:p/>
        </draw:path>
        <draw:path draw:style-name="gr5" draw:text-style-name="P5" draw:layer="layout" svg:width="0.131cm" svg:height="0.174cm" svg:x="5.789cm" svg:y="18.162cm" svg:viewBox="0 0 132 175" svg:d="M132 124c0 9-4 13-4 17-5 5-5 9-9 13s-8 4-13 8c-4 5-8 5-12 9-5 0-13 0-17 0-4 4-9 4-17 4-9 0-22 0-31-4-8 0-17 0-29-4v-26c12 5 21 5 29 5 14 4 22 4 31 4 13 0 25 0 29-4 9-5 13-13 13-17 0-5-4-9-4-9 0-4 0-4-4-8-5 0-9-5-13-5-8-4-13-4-25-8-9-5-13-5-23-10-4-4-8-4-16-8-5-4-9-9-9-17-4-4-4-9-4-17 0-4 0-9 4-13 0-8 4-12 9-17 4-4 12-8 21-12 9-5 22-5 35-5 8 0 12 0 21 0 8 0 17 5 25 5v25c-8 0-17-4-25-4-9 0-17 0-21 0-9 0-13 0-17 0-5 0-9 4-13 4-5 4-5 4-10 8 0 0 0 5 0 9 0 0 0 4 0 8 5 0 5 5 10 5 4 4 8 4 13 8 4 0 12 4 21 9 8 0 17 4 25 8 9 4 13 4 17 9s9 9 9 13c0 5 4 13 4 17z">
          <text:p/>
        </draw:path>
        <draw:path draw:style-name="gr5" draw:text-style-name="P5" draw:layer="layout" svg:width="0.132cm" svg:height="0.17cm" svg:x="6.161cm" svg:y="18.162cm" svg:viewBox="0 0 133 171" svg:d="M0 5h26v26c4-4 9-8 13-13 4-4 8-8 17-13 4 0 9 0 13-5 5 0 9 0 13 0 17 0 30 5 38 18 9 9 13 26 13 43v110h-30v-106c0-13 0-21-4-30-4-4-13-8-21-8-4 0-9 0-13 0-5 0-5 4-9 8-5 0-9 4-13 9-4 4-8 8-13 17v110h-30z">
          <text:p/>
        </draw:path>
        <draw:path draw:style-name="gr5" draw:text-style-name="P5" draw:layer="layout" svg:width="0.131cm" svg:height="0.169cm" svg:x="6.348cm" svg:y="18.167cm" svg:viewBox="0 0 132 170" svg:d="M132 166h-25v-25c-4 4-8 8-13 12-4 4-8 9-12 9-5 4-13 4-17 4-5 4-9 4-13 4-17 0-30-4-38-17-10-8-14-25-14-46v-107h31v107c0 25 8 38 25 38 4 0 9 0 13-4 4 0 4 0 8-5 5 0 9-4 13-8s9-13 17-17v-111h25z">
          <text:p/>
        </draw:path>
        <draw:path draw:style-name="gr5" draw:text-style-name="P5" draw:layer="layout" svg:width="0.157cm" svg:height="0.17cm" svg:x="6.522cm" svg:y="18.162cm" svg:viewBox="0 0 158 171" svg:d="M132 171v-119c0-4 0-8 0-13 0-4 0-8-4-8 0-4 0-4 0-4-4 0-4 0-8 0h-5c0 0-4 4-4 8-5 0-5 4-9 9-5 8-5 12-9 21v106h-25v-115c0-8-5-12-5-17 0-4 0-8 0-8 0-4 0-4-4-4h-4-4c-5 0-5 4-9 4 0 4-4 8-4 13-4 4-9 12-13 21v106h-25v-166h21l4 30c0-4 4-12 9-17 0-4 4-8 8-8 0-5 4-5 9-10 4 0 4 0 8 0 9 0 17 5 21 10 5 4 9 17 9 25 0-4 4-8 8-12 0-5 5-9 9-13 0-5 5-5 9-5 5-5 9-5 13-5 21 0 30 18 30 48v123z">
          <text:p/>
        </draw:path>
        <draw:path draw:style-name="gr5" draw:text-style-name="P5" draw:layer="layout" svg:width="0.144cm" svg:height="0.233cm" svg:x="6.721cm" svg:y="18.099cm" svg:viewBox="0 0 145 234" svg:d="M145 148c0 13-4 26-8 34-5 14-9 22-17 31-5 8-14 12-27 17-8 4-21 4-34 4-8 0-17 0-29 0-9-4-22-4-30-9v-225h30v63l-5 30c9-8 22-17 30-21s17-9 30-9c8 0 17 0 25 5 10 4 14 12 18 17 4 8 9 16 13 29 0 9 4 21 4 34zM115 148c0-8-5-17-5-25 0-5-4-13-4-17-4-5-8-9-13-13-4-4-8-4-12-4-5 0-9 0-13 0-5 4-9 4-13 8-4 0-8 4-13 9-4 4-8 12-12 17v81c4 5 8 5 17 5 4 4 12 4 16 4 5 0 13 0 18-4 8 0 12-5 17-9 4-4 8-14 12-22 0-9 5-17 5-30z">
          <text:p/>
        </draw:path>
        <draw:path draw:style-name="gr5" draw:text-style-name="P5" draw:layer="layout" svg:width="0.148cm" svg:height="0.174cm" svg:x="6.899cm" svg:y="18.162cm" svg:viewBox="0 0 149 175" svg:d="M149 77c0 4 0 8 0 12 0 0 0 5 0 10h-119c0 17 8 30 17 38 8 9 21 13 42 13 4 0 8 0 13 0 4 0 8 0 13 0 4-4 8-4 12-4 6 0 10 0 14-5v26c-8 0-18 4-26 4-9 4-22 4-30 4-17 0-30-4-38-8-13-5-22-9-26-17-8-4-12-13-17-26 0-12-4-21-4-39 0-8 4-21 9-30 0-12 8-21 12-29 9-9 13-13 26-17 8-4 17-9 29-9 13 0 21 0 34 5 9 4 13 8 23 17 4 8 8 12 12 25 4 8 4 17 4 30zM119 72c0-4 0-12 0-21-4-4-4-8-9-13-4-4-8-8-17-12-4 0-8-4-17-4-8 0-12 4-17 4-4 4-8 8-12 12-5 5-9 9-9 13-4 9-4 17-8 21z">
          <text:p/>
        </draw:path>
        <draw:path draw:style-name="gr5" draw:text-style-name="P5" draw:layer="layout" svg:width="0.135cm" svg:height="0.17cm" svg:x="7.103cm" svg:y="18.162cm" svg:viewBox="0 0 136 171" svg:d="M0 5h25v30c8-12 21-21 30-25 8-5 21-10 29-10 17 0 30 5 40 18 8 13 12 26 12 51h-31c0-17 0-25-4-34-4-4-13-8-21-8-4 0-9 0-13 0-4 4-8 4-12 8-5 4-9 9-13 13s-9 8-13 17v106h-29z">
          <text:p/>
        </draw:path>
        <draw:path draw:style-name="gr5" draw:text-style-name="P5" draw:layer="layout" svg:width="0.132cm" svg:height="0.237cm" svg:x="7.471cm" svg:y="18.095cm" svg:viewBox="0 0 133 238" svg:d="M55 94h-50v-21h81v140h47v25h-133v-25h55zM65 0c4 0 8 0 8 4 5 0 5 0 9 4l4 4c0 5 0 9 0 13 0 0 0 4 0 8l-4 6c-4 4-4 4-9 8 0 0-4 0-8 0-5 0-5 0-10 0-4-4-4-4-8-8l-4-6c0-4 0-8 0-8 0-4 0-8 0-13l4-4c4-4 4-4 8-4 5-4 5-4 10-4z">
          <text:p/>
        </draw:path>
        <draw:path draw:style-name="gr5" draw:text-style-name="P5" draw:layer="layout" svg:width="0.135cm" svg:height="0.17cm" svg:x="7.654cm" svg:y="18.162cm" svg:viewBox="0 0 136 171" svg:d="M0 5h25l5 26c4-4 8-8 12-13 4-4 9-8 13-13 4 0 8 0 13-5 4 0 8 0 17 0 16 0 30 5 39 18 8 9 12 26 12 43v110h-30v-106c0-13-5-21-9-30-4-4-12-8-21-8-4 0-4 0-8 0-5 0-9 4-13 8-4 0-9 4-13 9-4 4-8 8-12 17v110h-30z">
          <text:p/>
        </draw:path>
        <draw:polygon draw:style-name="gr5" draw:text-style-name="P5" draw:layer="layout" svg:width="0.131cm" svg:height="0.14cm" svg:x="8.031cm" svg:y="18.099cm" svg:viewBox="0 0 132 141" draw:points="132,94 119,115 73,81 77,141 56,141 56,81 8,115 0,94 52,69 0,43 8,25 60,56 56,0 77,0 73,56 119,25 132,43 81,69">
          <text:p/>
        </draw:polygon>
        <draw:path draw:style-name="gr5" draw:text-style-name="P5" draw:layer="layout" svg:width="0.148cm" svg:height="0.174cm" svg:x="8.209cm" svg:y="18.162cm" svg:viewBox="0 0 149 175" svg:d="M149 77c0 4 0 8 0 12 0 0 0 5 0 10h-118c0 17 4 29 12 38 13 8 26 13 43 13 4 0 8 0 17 0 4 0 8 0 12 0 5-5 9-5 13-5s8 0 13-4v25c-9 0-17 5-30 5-8 4-17 4-30 4-12 0-25-4-38-9-8-4-17-8-21-16-8-5-13-13-18-26-4-13-4-21-4-39 0-8 0-21 4-30 5-13 10-21 18-30 4-8 13-12 21-16 9-5 21-9 34-9s21 0 30 4c8 5 17 9 21 17 8 9 13 13 17 26 0 8 4 17 4 30zM120 72c0-4 0-13-5-21 0-4-4-9-8-13s-9-8-13-13c-4 0-13-4-17-4-8 0-13 4-21 4-4 5-8 9-13 13-4 4-4 9-8 13 0 8-4 17-4 21z">
          <text:p/>
        </draw:path>
        <draw:path draw:style-name="gr5" draw:text-style-name="P5" draw:layer="layout" svg:width="0.136cm" svg:height="0.174cm" svg:x="8.399cm" svg:y="18.162cm" svg:viewBox="0 0 137 175" svg:d="M112 171v-21c-9 8-17 12-30 17-8 4-17 8-30 8-8 0-18-4-22-4-8-4-13-9-17-13s-8-8-13-12c0-5 0-13 0-17 0-17 5-35 17-44 13-8 31-13 57-13h34v-17c0-8 0-17-9-21-4-8-17-8-30-8-8 0-17 0-25 4-10 0-22 4-31 8v-29c4 0 9 0 13 0 4-4 8-4 14-4 4 0 12-5 17-5 4 0 8 0 17 0 8 0 17 0 25 5 9 0 17 4 21 8 5 4 9 13 13 17 4 8 4 17 4 25v116zM108 94h-34c-9 0-17 0-22 5-4 0-8 0-12 4-6 4-6 4-10 9 0 4 0 8 0 12 0 5 0 9 0 9 0 4 4 8 4 8 6 5 10 5 10 9 4 0 8 0 13 0 8 0 17 0 25-4 9-5 17-13 26-22z">
          <text:p/>
        </draw:path>
        <draw:path draw:style-name="gr5" draw:text-style-name="P5" draw:layer="layout" svg:width="0.128cm" svg:height="0.174cm" svg:x="8.59cm" svg:y="18.162cm" svg:viewBox="0 0 129 175" svg:d="M129 167c-5 0-13 4-23 4-8 0-17 4-25 4-26 0-47-8-60-25-17-13-21-34-21-61 0-12 0-25 4-38 5-8 13-17 17-25 9-9 17-13 30-17 9-4 21-9 34-9 9 0 17 0 21 5 10 0 18 0 23 4v25c-5 0-13-4-23-4-8-4-12-4-21-4s-17 0-21 4c-9 4-13 8-17 13-4 4-9 12-13 17-4 8-4 17-4 29 0 18 4 35 13 44 12 13 25 17 42 17 9 0 17 0 21-4 10 0 18-5 23-9z">
          <text:p/>
        </draw:path>
        <draw:path draw:style-name="gr5" draw:text-style-name="P5" draw:layer="layout" svg:width="0.136cm" svg:height="0.233cm" svg:x="8.777cm" svg:y="18.099cm" svg:viewBox="0 0 137 234" svg:d="M137 234h-30v-107c0-13-5-21-9-30-4-4-13-8-21-8-4 0-8 0-8 0-6 0-10 4-14 8-4 0-9 4-13 9-4 4-8 8-13 17v111h-29v-234h29v68 25c5-4 9-8 13-13 4-4 9-8 13-8 4-4 8-4 14-9 4 0 8 0 12 0 17 0 30 5 39 17 8 9 17 26 17 43z">
          <text:p/>
        </draw:path>
        <draw:polygon draw:style-name="gr5" draw:text-style-name="P5" draw:layer="layout" svg:width="0.132cm" svg:height="0.14cm" svg:x="8.963cm" svg:y="18.099cm" svg:viewBox="0 0 133 141" draw:points="133,94 124,115 78,81 82,141 56,141 61,81 14,115 0,94 52,69 0,43 14,25 61,56 56,0 82,0 78,56 124,25 133,43 82,69">
          <text:p/>
        </draw:polygon>
        <draw:path draw:style-name="gr5" draw:text-style-name="P5" draw:layer="layout" svg:width="0.157cm" svg:height="0.238cm" svg:x="9.328cm" svg:y="18.162cm" svg:viewBox="0 0 158 239" svg:d="M128 26c4 4 8 8 8 12 5 9 5 13 5 17 0 9-5 17-5 26-4 8-8 12-12 17-9 4-14 8-22 13-9 4-17 4-30 4-4 0-13 0-17 0-9-4-13-4-17-9 0 5-4 9-4 9 0 4 0 8 0 13 0 0 0 4 4 8s8 4 17 4h42c9 0 18 5 27 5 4 4 12 4 17 8 4 4 8 8 12 13 0 4 5 12 5 17 0 8-5 17-5 21-4 9-8 14-17 22-8 4-17 8-25 8-9 5-22 5-39 5-13 0-26 0-34 0-8-5-17-9-21-9-9-4-13-8-13-17-4-4-4-9-4-18 0-8 0-12 4-21 4-4 9-13 17-17-4 0-4-4-8-4 0-4-5-4-5-8 0 0 0-5-4-5 0-4 0-8 0-8 0-9 4-13 4-21 5-5 9-13 13-18 0 0-4-4-4-8-4 0-4-4-4-8 0 0-5-5-5-9 0 0 0-4 0-8 0-9 0-17 5-26 4-8 8-12 12-17 9-4 13-8 21-12 9-5 17-5 26-5 4 0 8 0 13 0 4 0 8 0 12 5h61v21zM30 195c0 9 4 14 12 18 9 5 17 5 34 5 9 0 17 0 21-5 9 0 14 0 18-4 4-5 4-9 9-9 0-5 0-9 0-13s0-13-9-13c-4-4-13-8-26-8h-43c-4 4-4 4-8 8-4 0-4 4-4 4-4 5-4 5-4 9s0 4 0 8zM38 60c0 4 0 8 4 12 0 5 4 9 4 13 5 0 9 4 13 4 4 4 9 4 13 4 8 0 13 0 17-4 4 0 8-4 13-8 0 0 4-4 4-9 5-4 5-8 5-12 0-9 0-13-5-17 0-5-4-9-4-13-5 0-9-4-13-4-4-4-9-4-17-4-4 0-9 0-13 4-4 0-8 4-13 8-4 0-4 4-8 9 0 4 0 8 0 17z">
          <text:p/>
        </draw:path>
        <draw:path draw:style-name="gr5" draw:text-style-name="P5" draw:layer="layout" svg:width="0.136cm" svg:height="0.17cm" svg:x="9.531cm" svg:y="18.162cm" svg:viewBox="0 0 137 171" svg:d="M0 5h26v30c12-12 21-21 29-25 9-5 22-10 30-10 17 0 30 5 39 18s13 26 13 51h-31c0-17 0-25-4-34-4-4-13-8-21-8-4 0-9 0-13 0-4 4-8 4-13 8-4 4-8 9-12 13-5 4-9 9-13 17v106h-30z">
          <text:p/>
        </draw:path>
        <draw:path draw:style-name="gr5" draw:text-style-name="P5" draw:layer="layout" svg:width="0.157cm" svg:height="0.174cm" svg:x="9.701cm" svg:y="18.162cm" svg:viewBox="0 0 158 175" svg:d="M158 85c0 14-5 27-9 35-4 13-8 21-13 30-8 8-16 12-25 17-13 4-21 8-34 8s-25-4-35-8c-8 0-17-9-25-13-5-8-9-17-13-30-4-8-4-21-4-35 0-12 0-25 4-38 4-8 8-17 17-25 4-9 13-13 26-21 9-5 22-5 34-5 9 0 22 0 30 5 9 4 17 8 25 17 5 8 13 16 13 25 4 13 9 25 9 38zM128 85c0-8-4-17-4-25-4-9-4-13-9-22-4-4-12-8-17-8-8-4-12-4-21-4-8 0-17 0-21 4-9 4-14 8-18 13-4 4-4 12-8 21 0 8 0 13 0 21 0 14 0 22 0 31 4 8 8 13 12 17 5 8 10 8 14 13 8 4 13 4 21 4 9 0 17 0 21-4 9-5 13-9 17-13 5-9 9-13 9-21 0-9 4-18 4-27z">
          <text:p/>
        </draw:path>
        <draw:path draw:style-name="gr5" draw:text-style-name="P5" draw:layer="layout" svg:width="0.135cm" svg:height="0.169cm" svg:x="9.896cm" svg:y="18.167cm" svg:viewBox="0 0 136 170" svg:d="M136 166h-25v-25c-4 4-13 8-17 12s-8 9-13 9c-4 4-8 4-12 4-5 4-9 4-13 4-17 0-31-4-39-17-13-8-17-25-17-46v-107h30v107c0 25 13 38 30 38 4 0 9 0 13-4 0 0 4 0 8-5 5 0 9-4 13-8s9-13 13-17v-111h29z">
          <text:p/>
        </draw:path>
        <draw:path draw:style-name="gr5" draw:text-style-name="P5" draw:layer="layout" svg:width="0.14cm" svg:height="0.238cm" svg:x="10.086cm" svg:y="18.162cm" svg:viewBox="0 0 141 239" svg:d="M141 85c0 13 0 26-4 38-4 9-13 22-18 26-8 8-17 12-25 17-13 4-21 4-34 4-4 0-13 0-17 0s-9 0-17 0v69h-26v-234h26v25c8-8 17-17 25-21 13-4 22-9 34-9 9 0 17 0 22 5 8 4 17 12 21 17 5 8 9 16 9 29 4 9 4 21 4 34zM111 85c0-8 0-17 0-25-4-5-4-13-9-17 0-5-4-9-8-13s-9-4-17-4c-4 0-9 0-9 0-4 4-8 4-12 8-5 0-9 4-13 9-4 4-9 12-17 17v80c8 5 13 5 17 5 8 4 13 4 17 4 17 0 30-4 38-17 9-9 13-26 13-47z">
          <text:p/>
        </draw:path>
        <draw:polygon draw:style-name="gr3" draw:text-style-name="P3" draw:layer="layout" svg:width="0.034cm" svg:height="0.276cm" svg:x="4.017cm" svg:y="19.066cm" svg:viewBox="0 0 35 277" draw:points="0,0 35,0 35,277 0,277">
          <text:p/>
        </draw:polygon>
        <draw:path draw:style-name="gr3" draw:text-style-name="P3" draw:layer="layout" svg:width="0.119cm" svg:height="0.293cm" svg:x="4.093cm" svg:y="19.048cm" svg:viewBox="0 0 120 294" svg:d="M120 30c-5-4-13-4-22-4-22 0-30 13-30 42v31h43v25h-43v170h-34v-170h-34v-25h34v-35c0-21 8-34 17-47 13-12 30-17 47-17 9 0 17 0 22 0z">
          <text:p/>
        </draw:path>
        <draw:path draw:style-name="gr3" draw:text-style-name="P3" draw:layer="layout" svg:width="0.271cm" svg:height="0.195cm" svg:x="4.318cm" svg:y="19.146cm" svg:viewBox="0 0 272 196" svg:d="M272 0l-59 196h-30l-44-141c0-9 0-13-4-21 0 8 0 12-4 21l-42 141h-30l-59-196h34l38 144c0 4 4 14 4 18 0-4 0-10 4-18l43-144h29l44 144c0 4 0 14 0 18h4c0-4 0-10 0-18l42-144z">
          <text:p/>
        </draw:path>
        <draw:path draw:style-name="gr3" draw:text-style-name="P3" draw:layer="layout" svg:width="0.17cm" svg:height="0.204cm" svg:x="4.61cm" svg:y="19.141cm" svg:viewBox="0 0 171 205" svg:d="M171 107h-137c0 26 5 39 18 51 13 13 25 17 47 17 21 0 42-4 59-21v30c-17 12-38 21-68 21-25 0-47-13-64-30s-26-42-26-72c0-29 9-55 26-77 17-17 39-26 64-26 26 0 47 9 60 21 16 17 21 44 21 74zM141 82c0-17-4-30-13-44-8-8-21-12-38-12-13 0-25 4-38 18-9 8-13 21-18 38z">
          <text:p/>
        </draw:path>
        <draw:path draw:style-name="gr3" draw:text-style-name="P3" draw:layer="layout" svg:width="0.042cm" svg:height="0.284cm" svg:x="4.928cm" svg:y="19.057cm" svg:viewBox="0 0 43 285" svg:d="M22 38c-4 0-8 0-12-4-6-4-10-9-10-17 0-4 4-9 10-13 4-4 8-4 12-4 9 0 13 0 17 4s4 9 4 13c0 8 0 13-4 17s-8 4-17 4zM39 285h-35v-196h35z">
          <text:p/>
        </draw:path>
        <draw:path draw:style-name="gr3" draw:text-style-name="P3" draw:layer="layout" svg:width="0.161cm" svg:height="0.199cm" svg:x="5.03cm" svg:y="19.142cm" svg:viewBox="0 0 162 200" svg:d="M162 200h-34v-114c0-40-13-61-43-61-17 0-29 4-38 17-13 13-18 27-18 44v114h-29v-196h29v29c18-21 39-33 65-33 21 0 38 4 51 17 8 16 17 33 17 60z">
          <text:p/>
        </draw:path>
        <draw:path draw:style-name="gr3" draw:text-style-name="P3" draw:layer="layout" svg:width="0.149cm" svg:height="0.203cm" svg:x="5.233cm" svg:y="19.142cm" svg:viewBox="0 0 150 204" svg:d="M150 187c-17 13-34 17-56 17-25 0-50-13-67-30-18-17-27-42-27-68 0-33 9-59 31-81 17-17 42-25 72-25 17 0 34 0 47 8v30c-17-9-30-13-47-13-21 0-38 4-51 22-13 13-17 34-17 55 0 22 4 43 17 55 13 13 30 17 47 17s34-4 51-17z">
          <text:p/>
        </draw:path>
        <draw:path draw:style-name="gr3" draw:text-style-name="P3" draw:layer="layout" svg:width="0.102cm" svg:height="0.199cm" svg:x="5.428cm" svg:y="19.142cm" svg:viewBox="0 0 103 200" svg:d="M103 33c-9-4-13-4-27-4-12 0-25 4-33 17-9 13-13 31-13 52v102h-30v-196h30v38c4-13 13-25 21-30 8-8 21-12 31-12 8 0 17 0 21 4z">
          <text:p/>
        </draw:path>
        <draw:path draw:style-name="gr3" draw:text-style-name="P3" draw:layer="layout" svg:width="0.165cm" svg:height="0.203cm" svg:x="5.551cm" svg:y="19.142cm" svg:viewBox="0 0 166 204" svg:d="M166 106h-136c0 26 8 39 17 51 13 13 25 17 46 17 22 0 43-4 61-21v30c-18 13-39 21-69 21-25 0-47-13-64-30s-21-42-21-72c0-29 9-55 26-77 17-17 38-25 63-25 26 0 42 8 60 21 13 17 17 43 17 73zM136 81c0-17-5-30-13-43-8-9-21-13-34-13-17 0-29 4-38 18-13 8-17 21-21 38z">
          <text:p/>
        </draw:path>
        <draw:path draw:style-name="gr3" draw:text-style-name="P3" draw:layer="layout" svg:width="0.153cm" svg:height="0.203cm" svg:x="5.75cm" svg:y="19.142cm" svg:viewBox="0 0 154 204" svg:d="M154 200h-30v-34c-12 25-35 38-60 38-21 0-34-8-47-17-12-8-17-25-17-42 0-34 22-56 64-64l60-8c0-30-12-48-39-48-25 0-46 8-63 22v-30c17-13 38-17 63-17 48 0 69 21 69 73zM124 98l-47 8c-13 0-26 5-34 9-4 9-9 17-9 30 0 8 0 17 9 21 8 8 17 8 25 8 17 0 30-4 39-12 13-13 17-26 17-43z">
          <text:p/>
        </draw:path>
        <draw:path draw:style-name="gr3" draw:text-style-name="P3" draw:layer="layout" svg:width="0.132cm" svg:height="0.203cm" svg:x="5.949cm" svg:y="19.142cm" svg:viewBox="0 0 133 204" svg:d="M0 191v-34c19 13 40 17 61 17 25 0 38-8 38-25 0-4 0-8-4-13 0-4-4-8-9-8-4-4-8-9-12-9-5-4-13-4-17-8-9-5-17-5-26-9-4-4-8-8-12-13-5-4-10-8-14-16 0-5 0-9 0-17 0-9 0-18 4-27 5-8 10-12 18-17 9-4 13-8 26-12 8 0 16 0 25 0 17 0 34 0 46 8v30c-16-9-33-13-50-13-5 0-13 0-17 0-4 4-9 4-9 8-4 0-8 5-8 10-4 0-4 4-4 8 0 5 0 9 4 13 0 4 4 9 8 9 0 4 5 8 13 8 4 4 8 4 17 8 8 0 17 5 21 9 9 4 13 8 17 13 4 4 8 8 13 13 0 8 4 12 4 21 0 12-4 17-9 25-4 9-8 13-16 17-5 4-13 9-22 13-12 0-21 4-29 4-21 0-38-4-57-13z">
          <text:p/>
        </draw:path>
        <draw:path draw:style-name="gr3" draw:text-style-name="P3" draw:layer="layout" svg:width="0.169cm" svg:height="0.203cm" svg:x="6.115cm" svg:y="19.142cm" svg:viewBox="0 0 170 204" svg:d="M170 106h-136c0 26 4 39 17 51 9 13 26 17 43 17 26 0 43-4 64-21v30c-17 13-43 21-68 21-30 0-52-13-69-30-13-17-21-42-21-72 0-29 8-55 25-77 17-17 40-25 65-25s47 8 59 21c13 17 21 43 21 73zM137 81c0-17-5-30-13-43-9-9-21-13-34-13-17 0-25 4-39 18-9 8-17 21-17 38z">
          <text:p/>
        </draw:path>
        <draw:path draw:style-name="gr3" draw:text-style-name="P3" draw:layer="layout" svg:width="0.178cm" svg:height="0.293cm" svg:x="6.318cm" svg:y="19.052cm" svg:viewBox="0 0 179 294" svg:d="M179 290h-29v-34c-17 25-38 38-68 38-26 0-47-8-60-30-12-17-22-38-22-68 0-33 10-59 27-80 12-17 34-25 63-25 26 0 47 8 60 29v-120h29zM150 201v-30c0-17-5-30-17-38-9-13-21-17-38-17-21 0-34 4-47 21-9 13-17 34-17 55 0 26 8 43 17 55 13 13 26 17 42 17 17 0 30-4 43-17 8-12 17-29 17-46z">
          <text:p/>
        </draw:path>
        <draw:path draw:style-name="gr3" draw:text-style-name="P3" draw:layer="layout" svg:width="0.191cm" svg:height="0.203cm" svg:x="6.653cm" svg:y="19.142cm" svg:viewBox="0 0 192 204" svg:d="M94 204c-30 0-51-13-68-30s-26-42-26-72c0-34 9-59 26-77 17-17 42-25 73-25 29 0 51 8 68 25 17 18 25 43 25 73 0 34-8 59-25 76s-43 30-73 30zM99 25c-23 0-39 4-48 22-13 13-21 30-21 55 0 22 8 43 21 55 9 13 25 17 48 17 17 0 33-4 46-17 9-12 13-33 13-55 0-25-4-42-13-59-13-14-29-18-46-18z">
          <text:p/>
        </draw:path>
        <draw:path draw:style-name="gr3" draw:text-style-name="P3" draw:layer="layout" svg:width="0.161cm" svg:height="0.199cm" svg:x="6.891cm" svg:y="19.146cm" svg:viewBox="0 0 162 200" svg:d="M162 196h-34v-34c-13 25-35 38-61 38-46 0-67-30-67-85v-115h29v111c0 42 17 59 47 59 17 0 29-4 39-17 9-8 13-25 13-42v-111h34z">
          <text:p/>
        </draw:path>
        <draw:path draw:style-name="gr3" draw:text-style-name="P3" draw:layer="layout" svg:width="0.102cm" svg:height="0.199cm" svg:x="7.111cm" svg:y="19.142cm" svg:viewBox="0 0 103 200" svg:d="M103 33c-5-4-13-4-22-4-12 0-25 4-33 17-9 13-13 31-13 52v102h-35v-196h35v38c4-13 13-25 21-30 8-8 17-12 30-12 8 0 12 0 17 4z">
          <text:p/>
        </draw:path>
        <draw:path draw:style-name="gr3" draw:text-style-name="P3" draw:layer="layout" svg:width="0.178cm" svg:height="0.288cm" svg:x="7.357cm" svg:y="19.142cm" svg:viewBox="0 0 179 289" svg:d="M29 170v119h-29v-285h29v35c18-26 40-39 69-39 26 0 43 8 60 26 12 17 21 38 21 68 0 34-9 59-26 80-16 17-38 30-63 30-26 0-47-13-61-34zM29 89v30c0 17 6 30 18 38 9 13 22 17 39 17s34-4 42-21c13-12 17-34 17-59 0-21-4-38-13-51-12-13-25-17-42-17s-34 4-43 17c-12 13-18 30-18 46z">
          <text:p/>
        </draw:path>
        <draw:path draw:style-name="gr3" draw:text-style-name="P3" draw:layer="layout" svg:width="0.19cm" svg:height="0.203cm" svg:x="7.569cm" svg:y="19.142cm" svg:viewBox="0 0 191 204" svg:d="M97 204c-29 0-55-13-72-30s-25-42-25-72c0-34 8-59 29-77 17-17 39-25 73-25 26 0 51 8 68 25 13 18 21 43 21 73 0 34-8 59-25 76s-43 30-69 30zM97 25c-21 0-34 4-47 22-12 13-16 30-16 55 0 22 4 43 16 55 13 13 26 17 47 17s35-4 48-17c13-12 17-33 17-55 0-25-4-42-17-59-13-14-27-18-48-18z">
          <text:p/>
        </draw:path>
        <draw:path draw:style-name="gr3" draw:text-style-name="P3" draw:layer="layout" svg:width="0.19cm" svg:height="0.203cm" svg:x="7.798cm" svg:y="19.142cm" svg:viewBox="0 0 191 204" svg:d="M94 204c-31 0-52-13-69-30s-25-42-25-72c0-34 8-59 25-77 17-17 43-25 73-25s51 8 68 25c17 18 25 43 25 73 0 34-8 59-25 76s-42 30-72 30zM98 25c-22 0-39 4-52 22-8 13-17 30-17 55 0 22 9 43 22 55 8 13 25 17 47 17 17 0 34-4 47-17 8-12 12-33 12-55 0-25-4-42-12-59-13-14-30-18-47-18z">
          <text:p/>
        </draw:path>
        <draw:polygon draw:style-name="gr3" draw:text-style-name="P3" draw:layer="layout" svg:width="0.034cm" svg:height="0.288cm" svg:x="8.034cm" svg:y="19.054cm" svg:viewBox="0 0 35 289" draw:points="0,0 35,0 35,289 0,289">
          <text:p/>
        </draw:polygon>
        <draw:path draw:style-name="gr3" draw:text-style-name="P3" draw:layer="layout" svg:width="0.169cm" svg:height="0.203cm" svg:x="8.12cm" svg:y="19.142cm" svg:viewBox="0 0 170 204" svg:d="M170 106h-141c5 26 9 39 22 51 8 13 25 17 43 17 25 0 42-4 64-21v30c-17 13-43 21-68 21-31 0-52-13-69-30-13-17-21-42-21-72 0-29 8-55 25-77 17-17 38-25 65-25 25 0 46 8 59 21 13 17 21 43 21 73zM136 81c0-17-4-30-12-43-9-9-22-13-34-13-18 0-31 4-39 18-9 8-17 21-17 38z">
          <text:p/>
        </draw:path>
        <draw:path draw:style-name="gr3" draw:text-style-name="P3" draw:layer="layout" svg:width="0.178cm" svg:height="0.293cm" svg:x="8.323cm" svg:y="19.052cm" svg:viewBox="0 0 179 294" svg:d="M179 290h-29v-34h-5c-12 25-35 38-64 38-26 0-47-8-60-30-16-17-21-38-21-68 0-33 9-59 21-80 17-17 39-25 68-25 26 0 48 8 56 29h5v-120h29zM150 201v-30c0-17-9-30-17-38-10-13-27-17-40-17-21 0-33 4-46 21-9 13-17 34-17 55 0 26 4 43 17 55 8 13 25 17 42 17s30-4 44-17c8-12 17-29 17-46z">
          <text:p/>
        </draw:path>
        <draw:path draw:style-name="gr3" draw:text-style-name="P3" draw:layer="layout" svg:width="0.131cm" svg:height="0.203cm" svg:x="8.658cm" svg:y="19.142cm" svg:viewBox="0 0 132 204" svg:d="M0 191v-34c17 13 38 17 56 17 30 0 43-8 43-25 0-4 0-8-5-13 0-4-4-8-8-8-4-4-9-9-13-9-8-4-12-4-17-8-9-5-18-5-26-9-4-4-13-8-17-13-5-4-5-8-9-16 0-5-4-9-4-17 0-9 4-18 8-27 5-8 9-12 18-17 4-4 12-8 21-12 9 0 22 0 30 0 17 0 30 0 43 8v30c-13-9-30-13-47-13-8 0-12 0-17 0-5 4-9 4-13 8-5 0-5 5-9 10 0 0 0 4 0 8 0 5 0 9 0 13 4 4 4 9 9 9 4 4 8 8 13 8 9 4 13 4 17 8 9 0 17 5 26 9 4 4 12 8 17 13 4 4 8 8 12 13 0 8 4 12 4 21 0 12-4 17-8 25-4 9-8 13-17 17-8 4-17 9-25 13-9 0-17 4-31 4-17 0-34-4-51-13z">
          <text:p/>
        </draw:path>
        <draw:path draw:style-name="gr3" draw:text-style-name="P3" draw:layer="layout" svg:width="0.114cm" svg:height="0.254cm" svg:x="8.811cm" svg:y="19.087cm" svg:viewBox="0 0 115 255" svg:d="M115 251c-8 4-17 4-29 4-34 0-51-17-51-55v-116h-35v-25h35v-47l34-12v59h46v25h-46v112c0 12 0 21 4 25 4 8 13 8 21 8 9 0 17 0 21-4z">
          <text:p/>
        </draw:path>
        <draw:path draw:style-name="gr3" draw:text-style-name="P3" draw:layer="layout" svg:width="0.157cm" svg:height="0.203cm" svg:x="8.951cm" svg:y="19.142cm" svg:viewBox="0 0 158 204" svg:d="M158 200h-35v-34c-12 25-33 38-59 38-21 0-34-8-47-17-9-8-17-25-17-42 0-34 22-55 68-64l55-8c0-30-12-48-38-48-25 0-46 8-63 22v-30c17-13 42-17 63-17 47 0 73 21 73 73zM123 98l-46 9c-13 0-26 4-30 8-8 9-13 17-13 30 0 8 5 17 9 21 8 8 17 8 30 8 12 0 25-4 38-12 8-13 12-26 12-43z">
          <text:p/>
        </draw:path>
        <draw:path draw:style-name="gr3" draw:text-style-name="P3" draw:layer="layout" svg:width="0.161cm" svg:height="0.199cm" svg:x="9.163cm" svg:y="19.142cm" svg:viewBox="0 0 162 200" svg:d="M162 200h-30v-115c0-39-13-60-44-60-16 0-29 4-42 17-8 13-13 26-13 43v115h-33v-196h33v29c13-21 34-33 65-33 21 0 38 4 51 17 8 16 13 33 13 60z">
          <text:p/>
        </draw:path>
        <draw:path draw:style-name="gr3" draw:text-style-name="P3" draw:layer="layout" svg:width="0.178cm" svg:height="0.293cm" svg:x="9.37cm" svg:y="19.052cm" svg:viewBox="0 0 179 294" svg:d="M179 290h-30v-34c-13 25-39 38-68 38-26 0-43-8-60-30-12-17-21-38-21-68 0-33 9-59 26-80 17-17 38-25 63-25 26 0 47 8 60 29v-120h30zM149 201v-30c0-17-5-30-18-38-8-13-21-17-38-17s-33 4-42 21c-13 13-17 34-17 55 0 26 4 43 13 55 13 13 25 17 42 17s34-4 42-17c13-12 18-29 18-46z">
          <text:p/>
        </draw:path>
        <draw:path draw:style-name="gr3" draw:text-style-name="P3" draw:layer="layout" svg:width="0.153cm" svg:height="0.203cm" svg:x="9.599cm" svg:y="19.142cm" svg:viewBox="0 0 154 204" svg:d="M154 200h-30v-34c-17 25-34 38-64 38-18 0-34-8-43-17-13-8-17-25-17-42 0-34 21-56 65-64l59-8c0-30-13-48-42-48-22 0-44 8-65 22v-30c21-13 43-17 69-17 47 0 68 21 68 73zM124 98l-47 8c-17 0-26 5-35 9-8 9-12 17-12 30 0 8 4 17 12 21 5 8 14 8 27 8 17 0 29-4 38-12 13-13 17-26 17-43z">
          <text:p/>
        </draw:path>
        <draw:path draw:style-name="gr3" draw:text-style-name="P3" draw:layer="layout" svg:width="0.102cm" svg:height="0.2cm" svg:x="9.811cm" svg:y="19.141cm" svg:viewBox="0 0 103 201" svg:d="M103 34c-5-4-13-4-26-4-12 0-25 4-34 17s-13 31-13 52v102h-30v-196h30v38c4-13 13-22 22-30 8-8 21-13 29-13 9 0 17 0 22 5z">
          <text:p/>
        </draw:path>
        <draw:path draw:style-name="gr3" draw:text-style-name="P3" draw:layer="layout" svg:width="0.178cm" svg:height="0.293cm" svg:x="9.934cm" svg:y="19.052cm" svg:viewBox="0 0 179 294" svg:d="M179 290h-30v-34h-4c-13 25-35 38-64 38-26 0-47-8-60-30-17-17-21-38-21-68 0-33 9-59 21-80 17-17 38-25 68-25 25 0 43 8 56 29h4v-120h30zM149 201v-30c0-17-8-30-17-38-13-13-26-17-39-17-21 0-34 4-46 21-13 13-17 34-17 55 0 26 4 43 17 55 8 13 25 17 42 17s30-4 43-17c9-12 17-29 17-46z">
          <text:p/>
        </draw:path>
        <draw:path draw:style-name="gr3" draw:text-style-name="P3" draw:layer="layout" svg:width="0.178cm" svg:height="0.293cm" svg:x="10.269cm" svg:y="19.052cm" svg:viewBox="0 0 179 294" svg:d="M179 290h-30v-34h-5c-13 25-34 38-64 38-25 0-46-8-59-30-17-17-21-38-21-68 0-33 8-59 21-80 17-17 38-25 68-25 25 0 47 8 55 29h5v-120h30zM149 201v-30c0-17-9-30-18-38-12-13-25-17-38-17-21 0-34 4-47 21-12 13-17 34-17 55 0 26 5 43 17 55 9 13 26 17 43 17s30-4 42-17c9-12 18-29 18-46z">
          <text:p/>
        </draw:path>
        <draw:path draw:style-name="gr3" draw:text-style-name="P3" draw:layer="layout" svg:width="0.169cm" svg:height="0.203cm" svg:x="10.498cm" svg:y="19.142cm" svg:viewBox="0 0 170 204" svg:d="M170 106h-141c0 26 9 39 17 51 13 13 31 17 48 17 21 0 42-4 59-21v30c-17 13-38 21-67 21-27 0-48-13-65-30s-21-42-21-72c0-29 8-55 25-77 17-17 38-25 65-25 25 0 42 8 59 21 13 17 21 43 21 73zM136 81c0-17-4-30-12-43-9-9-21-13-34-13-17 0-31 4-40 18-12 8-16 21-21 38z">
          <text:p/>
        </draw:path>
        <draw:path draw:style-name="gr3" draw:text-style-name="P3" draw:layer="layout" svg:width="0.182cm" svg:height="0.195cm" svg:x="10.684cm" svg:y="19.146cm" svg:viewBox="0 0 183 196" svg:d="M183 0l-81 196h-30l-72-196h34l51 140c0 8 4 22 4 26 5-8 5-18 9-26l52-140z">
          <text:p/>
        </draw:path>
        <draw:path draw:style-name="gr3" draw:text-style-name="P3" draw:layer="layout" svg:width="0.038cm" svg:height="0.284cm" svg:x="10.896cm" svg:y="19.057cm" svg:viewBox="0 0 39 285" svg:d="M17 38c-4 0-8 0-13-4-4-4-4-9-4-17 0-4 0-9 4-13 5-4 9-4 13-4 9 0 14 0 18 4s4 9 4 13c0 8 0 13-4 17s-9 4-18 4zM35 285h-31v-195h31z">
          <text:p/>
        </draw:path>
        <draw:path draw:style-name="gr3" draw:text-style-name="P3" draw:layer="layout" svg:width="0.156cm" svg:height="0.203cm" svg:x="10.977cm" svg:y="19.142cm" svg:viewBox="0 0 157 204" svg:d="M157 200h-33v-34c-13 25-34 38-60 38-21 0-34-8-47-17-9-8-17-25-17-42 0-34 22-56 64-64l60-8c0-30-13-48-39-48-25 0-46 8-63 22v-30c17-13 42-17 63-17 47 0 72 21 72 73zM124 98l-47 8c-13 0-25 5-34 9-4 9-8 17-8 30 0 8 4 17 8 21 9 8 17 8 30 8 12 0 25-4 38-12 8-13 13-26 13-43z">
          <text:p/>
        </draw:path>
        <draw:path draw:style-name="gr3" draw:text-style-name="P3" draw:layer="layout" svg:width="0.115cm" svg:height="0.254cm" svg:x="11.167cm" svg:y="19.087cm" svg:viewBox="0 0 116 255" svg:d="M116 251c-9 4-17 4-30 4-35 0-52-17-52-55v-116h-34v-25h34v-47l31-12v59h51v25h-51v112c0 12 4 21 9 25 4 8 8 8 21 8 8 0 12 0 21-4z">
          <text:p/>
        </draw:path>
        <draw:path draw:style-name="gr3" draw:text-style-name="P3" draw:layer="layout" svg:width="0.042cm" svg:height="0.284cm" svg:x="11.316cm" svg:y="19.057cm" svg:viewBox="0 0 43 285" svg:d="M22 38c-4 0-9 0-13-4s-9-9-9-17c0-4 5-9 9-13s9-4 13-4c8 0 13 0 17 4s4 9 4 13c0 8 0 13-4 17s-9 4-17 4zM39 285h-34v-196h34z">
          <text:p/>
        </draw:path>
        <draw:path draw:style-name="gr3" draw:text-style-name="P3" draw:layer="layout" svg:width="0.195cm" svg:height="0.203cm" svg:x="11.401cm" svg:y="19.142cm" svg:viewBox="0 0 196 204" svg:d="M97 204c-30 0-51-13-68-30s-29-42-29-72c0-33 12-59 29-77 17-17 43-25 72-25 30 0 52 8 69 25 17 18 26 44 26 73 0 34-9 59-30 76-17 17-39 30-69 30zM97 25c-17 0-34 4-47 22-12 13-16 30-16 55 0 22 4 43 16 55 13 13 30 17 47 17 21 0 38-4 48-17 12-12 17-33 17-55 0-25-5-42-17-59-10-14-27-18-48-18z">
          <text:p/>
        </draw:path>
        <draw:path draw:style-name="gr3" draw:text-style-name="P3" draw:layer="layout" svg:width="0.161cm" svg:height="0.199cm" svg:x="11.642cm" svg:y="19.142cm" svg:viewBox="0 0 162 200" svg:d="M162 200h-30v-115c0-39-17-60-47-60-13 0-26 4-38 17-9 13-13 26-13 43v115h-34v-196h34v29c13-21 34-33 64-33 22 0 39 4 47 17 13 16 17 33 17 60z">
          <text:p/>
        </draw:path>
        <draw:path draw:style-name="gr3" draw:text-style-name="P3" draw:layer="layout" svg:width="0.119cm" svg:height="0.293cm" svg:x="11.947cm" svg:y="19.048cm" svg:viewBox="0 0 120 294" svg:d="M120 30c-8-4-13-4-21-4-22 0-34 13-34 42v31h47v25h-47v170h-30v-170h-35v-25h35v-35c0-21 4-34 17-47s25-17 47-17c8 0 17 0 21 0z">
          <text:p/>
        </draw:path>
        <draw:path draw:style-name="gr3" draw:text-style-name="P3" draw:layer="layout" svg:width="0.102cm" svg:height="0.199cm" svg:x="12.091cm" svg:y="19.142cm" svg:viewBox="0 0 103 200" svg:d="M103 33c-4-4-13-4-26-4s-21 4-34 17c-9 13-13 31-13 52v102h-30v-196h30v38c4-13 13-25 21-30 9-8 21-12 31-12 8 0 17 0 21 4z">
          <text:p/>
        </draw:path>
        <draw:path draw:style-name="gr3" draw:text-style-name="P3" draw:layer="layout" svg:width="0.191cm" svg:height="0.203cm" svg:x="12.214cm" svg:y="19.142cm" svg:viewBox="0 0 192 204" svg:d="M95 204c-30 0-51-13-69-30-17-17-26-42-26-72 0-34 9-59 26-77 18-17 43-25 73-25s51 8 68 25c17 18 25 43 25 73 0 34-8 59-25 76-22 17-43 30-72 30zM95 25c-17 0-34 4-47 22-9 13-18 30-18 55 0 22 9 43 18 55 13 13 30 17 47 17 21 0 38-4 46-17 13-12 17-33 17-55 0-25-4-42-17-59-8-14-25-18-46-18z">
          <text:p/>
        </draw:path>
        <draw:path draw:style-name="gr3" draw:text-style-name="P3" draw:layer="layout" svg:width="0.275cm" svg:height="0.199cm" svg:x="12.452cm" svg:y="19.142cm" svg:viewBox="0 0 276 200" svg:d="M276 200h-29v-114c0-22-5-40-9-48-8-9-17-13-34-13-12 0-25 4-34 17-8 13-13 27-13 44v114h-33v-119c0-39-13-56-43-56-12 0-26 4-35 17-8 13-12 27-12 44v114h-34v-196h34v29c12-25 35-33 60-33 13 0 25 0 34 8 13 9 17 17 21 30 13-26 38-38 64-38 42 0 63 25 63 77z">
          <text:p/>
        </draw:path>
        <draw:path draw:style-name="gr3" draw:text-style-name="P3" draw:layer="layout" svg:width="0.174cm" svg:height="0.284cm" svg:x="12.88cm" svg:y="19.061cm" svg:viewBox="0 0 175 285" svg:d="M175 128c0 21-5 47-9 64-4 21-13 38-21 51-9 12-21 21-34 29-13 9-30 13-47 13-16 0-33-4-46-13v-29c13 8 30 12 46 12 13 0 26 0 34-4 9-8 17-13 26-25 4-9 8-21 12-34 5-13 9-30 9-51h-4c-9 25-30 38-60 38-12 0-21-4-33-9-9-4-17-8-22-16-8-9-12-17-18-26-4-13-8-21-8-34 0-12 4-25 8-38 6-13 10-22 18-30 9-9 17-13 30-17 8-5 21-9 34-9s25 4 34 9c12 8 21 12 29 25 5 9 13 22 17 39 5 17 5 34 5 55zM141 99c0-9 0-22-5-30-4-9-4-17-12-21-5-5-9-14-17-14-4-4-13-8-21-8-5 0-13 4-22 8-4 0-12 4-16 9-5 9-9 13-9 22-4 8-4 17-4 25 0 9 0 17 4 25 0 9 4 13 9 17 4 9 12 13 16 13 9 4 17 4 26 4 4 0 13 0 21-4 4 0 8-4 13-8 8-5 8-13 12-17 5-9 5-13 5-21z">
          <text:p/>
        </draw:path>
        <draw:path draw:style-name="gr3" draw:text-style-name="P3" draw:layer="layout" svg:width="0.042cm" svg:height="0.044cm" svg:x="13.092cm" svg:y="19.298cm" svg:viewBox="0 0 43 45" svg:d="M21 45c-4 0-8-1-13-5-4-5-8-9-8-17 0-5 4-9 8-13 5-4 9-10 13-10 9 0 14 6 18 10s4 8 4 13c0 8 0 12-4 17-4 4-9 5-18 5z">
          <text:p/>
        </draw:path>
        <draw:path draw:style-name="gr3" draw:text-style-name="P3" draw:layer="layout" svg:width="0.178cm" svg:height="0.284cm" svg:x="13.172cm" svg:y="19.061cm" svg:viewBox="0 0 179 285" svg:d="M0 205c0-9 5-18 5-26 4-4 4-13 8-17 4-8 13-13 17-17 8-8 13-13 21-13-13-8-21-17-25-25-9-13-13-21-13-34s4-21 4-30c4-9 13-17 17-22 9-8 17-12 26-12 8-5 21-9 29-9 14 0 22 4 31 9 13 0 17 4 26 12 8 5 12 13 16 22 5 9 5 17 5 30s-5 21-9 34c-8 8-17 17-29 25 8 0 17 5 21 13 8 4 12 9 17 17 4 4 8 13 8 17 4 8 4 17 4 26 0 8-4 21-8 29-4 13-9 21-17 26-8 8-17 12-25 17-13 4-26 8-40 8-12 0-25-4-34-8-12-5-21-9-29-17-9-5-13-13-17-26-4-8-9-21-9-29zM34 200c0 9 4 17 4 22 5 8 9 12 13 21 4 4 9 4 17 8 4 4 13 4 21 4 10 0 18 0 22-4 9-4 13-4 18-13 8-4 12-8 12-16 5-5 5-13 5-22 0-8 0-13-5-21 0-9-4-13-8-17-9-4-13-8-17-13-9-4-17-4-27-4-8 0-12 0-21 4-8 5-13 5-17 13-4 4-8 8-13 17 0 4-4 13-4 21zM47 73c0 9 0 13 0 17 4 9 8 13 13 17 4 4 8 8 12 8 5 5 13 5 17 5 10 0 14 0 18-5 9 0 13-4 17-8 5-4 5-8 9-17 4-4 4-8 4-17 0-4 0-13-4-17s-4-13-9-13c-4-5-8-9-17-13-4 0-8-4-18-4-4 0-12 4-17 4-4 4-12 8-12 13-5 5-9 9-13 13 0 4 0 13 0 17z">
          <text:p/>
        </draw:path>
        <draw:path draw:style-name="gr3" draw:text-style-name="P3" draw:layer="layout" svg:width="0.11cm" svg:height="0.254cm" svg:x="13.482cm" svg:y="19.087cm" svg:viewBox="0 0 111 255" svg:d="M111 251c-4 4-18 4-27 4-34 0-51-17-51-55v-116h-33v-25h33v-47l30-12v59h48v25h-48v112c0 12 0 21 9 25 4 8 8 8 21 8 8 0 14 0 18-4z">
          <text:p/>
        </draw:path>
        <draw:path draw:style-name="gr3" draw:text-style-name="P3" draw:layer="layout" svg:width="0.191cm" svg:height="0.203cm" svg:x="13.622cm" svg:y="19.142cm" svg:viewBox="0 0 192 204" svg:d="M93 204c-25 0-51-13-68-30s-25-42-25-72c0-33 8-59 25-77 21-17 43-25 72-25 30 0 55 8 69 25 17 18 26 44 26 73 0 34-9 59-26 76-18 17-43 30-73 30zM97 25c-21 0-38 4-46 22-13 13-17 30-17 55 0 22 4 43 17 55 12 13 25 17 46 17s34-4 47-17c8-12 18-33 18-55 0-25-10-42-18-59-13-14-26-18-47-18z">
          <text:p/>
        </draw:path>
        <draw:path draw:style-name="gr3" draw:text-style-name="P3" draw:layer="layout" svg:width="0.093cm" svg:height="0.28cm" svg:x="13.982cm" svg:y="19.061cm" svg:viewBox="0 0 94 281" svg:d="M94 281h-30v-239c-4 5-8 5-12 10-4 4-9 4-13 8-8 5-13 9-21 9-5 4-14 4-18 8v-35c4 0 13-4 22-8 9 0 17-4 21-8 9-5 17-9 21-13 9-4 13-9 17-13h13z">
          <text:p/>
        </draw:path>
        <draw:path draw:style-name="gr3" draw:text-style-name="P3" draw:layer="layout" svg:width="0.174cm" svg:height="0.284cm" svg:x="14.164cm" svg:y="19.061cm" svg:viewBox="0 0 175 285" svg:d="M175 128c0 21-4 47-8 64-5 21-13 38-22 51-8 12-21 21-34 29-13 9-30 13-47 13s-34-4-47-13v-29c13 8 30 12 47 12 12 0 25 0 34-4 8-8 18-13 26-25 4-9 8-21 13-34 4-13 8-30 8-51h-4c-9 25-30 38-60 38-13 0-22-4-34-9-9-4-17-8-21-16-9-9-13-17-17-26-5-13-9-21-9-34 0-12 4-25 9-38 4-13 8-22 17-30 8-9 17-13 29-17 9-5 21-9 34-9s27 4 35 9c13 8 21 12 30 25 4 9 13 22 17 39 0 17 4 34 4 55zM141 99c0-9 0-22-4-30-5-9-5-17-13-21-4-5-8-14-18-14-4-4-13-8-21-8-9 0-13 4-21 8-5 0-13 4-17 9-4 9-9 13-9 22-4 8-4 17-4 25 0 9 0 17 4 25 0 9 5 13 9 17 4 9 12 13 17 13 8 4 17 4 25 4 4 0 13 0 17-4 10 0 14-4 18-8 8-5 8-13 13-17 4-9 4-13 4-21z">
          <text:p/>
        </draw:path>
        <draw:path draw:style-name="gr3" draw:text-style-name="P3" draw:layer="layout" svg:width="0.042cm" svg:height="0.044cm" svg:x="14.376cm" svg:y="19.298cm" svg:viewBox="0 0 43 45" svg:d="M22 45c-4 0-8-1-13-5-5-5-9-9-9-17 0-5 4-9 9-13s9-10 13-10c9 0 13 6 17 10s4 8 4 13c0 8 0 12-4 17-4 4-8 5-17 5z">
          <text:p/>
        </draw:path>
        <draw:path draw:style-name="gr3" draw:text-style-name="P3" draw:layer="layout" svg:width="0.174cm" svg:height="0.284cm" svg:x="14.461cm" svg:y="19.061cm" svg:viewBox="0 0 175 285" svg:d="M175 192c0 13 0 25-9 38-4 8-9 21-18 30-8 4-17 12-25 17-13 4-21 8-34 8s-26-4-38-8c-9-9-22-17-26-26-8-13-12-25-17-38-4-17-8-34-8-55s4-43 8-64c5-17 13-34 21-51 13-13 22-22 39-30 13-9 25-13 42-13 21 0 34 4 47 9v29c-13-8-30-12-43-12-12 0-25 4-33 8-9 9-18 18-26 26-9 9-13 22-17 34-4 17-4 30-4 47 12-21 34-34 63-34 9 0 22 4 30 8 9 5 17 9 25 17 10 9 14 17 18 26 5 12 5 21 5 34zM140 196c0-9 0-17 0-26-4-8-9-12-13-21-4-4-8-8-17-8-4-4-13-4-21-4s-13 0-21 4c-9 0-13 4-17 8-5 9-9 13-13 21 0 5-4 13-4 22 0 8 4 17 4 25 4 9 8 13 13 21 4 5 8 9 17 13 4 4 13 4 21 4s17 0 21-4c9 0 13-4 17-13 4-4 9-8 13-16 0-9 0-17 0-26z">
          <text:p/>
        </draw:path>
        <draw:polygon draw:style-name="gr3" draw:text-style-name="P3" draw:layer="layout" svg:width="0.055cm" svg:height="0.093cm" svg:x="14.656cm" svg:y="19.294cm" svg:viewBox="0 0 56 94" draw:points="56,0 26,94 0,94 26,0">
          <text:p/>
        </draw:polygon>
        <draw:path draw:style-name="gr3" draw:text-style-name="P3" draw:layer="layout" svg:width="0.271cm" svg:height="0.195cm" svg:x="14.847cm" svg:y="19.146cm" svg:viewBox="0 0 272 196" svg:d="M272 0l-59 196h-35l-38-141c0-9-5-13-5-21 0 8 0 12-4 21l-43 141h-29l-59-196h29l43 144c0 4 0 14 4 18 0-4 0-10 4-18l43-144h29l38 144c6 4 6 14 6 18 4-4 4-10 4-18l42-144z">
          <text:p/>
        </draw:path>
        <draw:path draw:style-name="gr3" draw:text-style-name="P3" draw:layer="layout" svg:width="0.17cm" svg:height="0.203cm" svg:x="15.139cm" svg:y="19.142cm" svg:viewBox="0 0 171 204" svg:d="M171 106h-137c0 26 4 39 17 51 8 13 25 17 47 17 21 0 42-4 60-21v30c-18 13-39 21-69 21s-51-13-64-30c-17-17-25-42-25-72 0-29 8-55 25-77 18-17 39-25 64-25 26 0 47 8 59 21 14 17 23 43 23 73zM140 81c0-17-4-30-13-43-12-9-21-13-38-13-13 0-25 4-38 18-8 8-17 21-17 38z">
          <text:p/>
        </draw:path>
        <draw:path draw:style-name="gr3" draw:text-style-name="P3" draw:layer="layout" svg:width="0.271cm" svg:height="0.195cm" svg:x="15.436cm" svg:y="19.146cm" svg:viewBox="0 0 272 196" svg:d="M272 0l-59 196h-30l-43-141c0-9 0-13 0-21h-5c0 8 0 12-4 21l-42 141h-30l-59-196h34l38 144c0 4 4 14 4 18 0-4 0-10 4-18l43-144h30l43 144c0 4 0 14 0 18h4c0-4 0-10 0-18l42-144z">
          <text:p/>
        </draw:path>
        <draw:path draw:style-name="gr3" draw:text-style-name="P3" draw:layer="layout" svg:width="0.191cm" svg:height="0.203cm" svg:x="15.728cm" svg:y="19.142cm" svg:viewBox="0 0 192 204" svg:d="M98 204c-30 0-55-13-72-30s-26-42-26-72c0-33 9-59 30-77 17-17 42-25 72-25s52 8 69 25c17 18 21 44 21 73 0 34-9 59-25 76-17 17-40 30-69 30zM98 25c-22 0-34 4-47 22-13 13-17 30-17 55 0 22 4 43 17 55 13 13 30 17 47 17 21 0 38-4 47-17 13-12 17-33 17-55 0-25-4-42-17-59-9-14-26-18-47-18z">
          <text:p/>
        </draw:path>
        <draw:path draw:style-name="gr3" draw:text-style-name="P3" draw:layer="layout" svg:width="0.161cm" svg:height="0.199cm" svg:x="15.966cm" svg:y="19.146cm" svg:viewBox="0 0 162 200" svg:d="M162 196h-30v-34c-13 25-34 38-63 38-44 0-69-30-69-85v-115h29v111c0 42 17 59 52 59 13 0 26-4 34-17 13-8 17-25 17-42v-111h30z">
          <text:p/>
        </draw:path>
        <draw:polygon draw:style-name="gr3" draw:text-style-name="P3" draw:layer="layout" svg:width="0.034cm" svg:height="0.288cm" svg:x="16.192cm" svg:y="19.054cm" svg:viewBox="0 0 35 289" draw:points="0,0 35,0 35,289 0,289">
          <text:p/>
        </draw:polygon>
        <draw:path draw:style-name="gr3" draw:text-style-name="P3" draw:layer="layout" svg:width="0.178cm" svg:height="0.293cm" svg:x="16.271cm" svg:y="19.052cm" svg:viewBox="0 0 179 294" svg:d="M179 290h-30v-34c-17 25-38 38-68 38-25 0-42-8-59-30-14-17-22-38-22-68 0-33 8-59 26-80 17-17 38-25 64-25 25 0 46 8 59 29v-120h30zM149 201v-30c0-17-4-30-17-38-8-13-21-17-38-17s-34 4-47 21c-8 13-12 34-12 55 0 26 4 43 12 55 13 13 26 17 43 17s34-4 42-17c13-12 17-29 17-46z">
          <text:p/>
        </draw:path>
        <draw:path draw:style-name="gr3" draw:text-style-name="P3" draw:layer="layout" svg:width="0.16cm" svg:height="0.199cm" svg:x="16.619cm" svg:y="19.142cm" svg:viewBox="0 0 161 200" svg:d="M161 200h-29v-115c0-39-17-60-48-60-13 0-25 4-38 17-8 13-13 26-13 43v115h-33v-196h33v29c13-21 34-33 64-33 22 0 39 4 47 17 13 16 17 33 17 60z">
          <text:p/>
        </draw:path>
        <draw:path draw:style-name="gr3" draw:text-style-name="P3" draw:layer="layout" svg:width="0.17cm" svg:height="0.204cm" svg:x="16.826cm" svg:y="19.141cm" svg:viewBox="0 0 171 205" svg:d="M171 107h-137c0 26 4 39 17 51 8 13 25 17 47 17 21 0 38-4 59-21v30c-17 12-42 21-68 21-30 0-51-13-63-30-17-17-26-42-26-72 0-29 9-55 26-77 17-17 38-26 63-26 26 0 47 9 59 21 14 17 23 44 23 74zM136 82c0-17-5-30-13-44-8-8-17-12-34-12-13 0-25 4-38 18-8 8-17 21-17 38z">
          <text:p/>
        </draw:path>
        <draw:path draw:style-name="gr3" draw:text-style-name="P3" draw:layer="layout" svg:width="0.17cm" svg:height="0.203cm" svg:x="17.029cm" svg:y="19.142cm" svg:viewBox="0 0 171 204" svg:d="M171 106h-137c0 26 5 39 17 51 9 13 26 17 43 17 25 0 43-4 64-21v30c-17 13-43 21-68 21-30 0-51-13-68-30-13-17-22-42-22-72 0-29 9-55 26-77 17-17 38-25 64-25 25 0 47 8 60 21 13 17 21 43 21 73zM137 81c0-17-4-30-14-43-8-9-21-13-33-13-17 0-26 4-39 18-8 8-17 21-17 38z">
          <text:p/>
        </draw:path>
        <draw:path draw:style-name="gr3" draw:text-style-name="P3" draw:layer="layout" svg:width="0.178cm" svg:height="0.293cm" svg:x="17.233cm" svg:y="19.052cm" svg:viewBox="0 0 179 294" svg:d="M179 290h-30v-34c-17 25-39 38-68 38-26 0-47-8-60-30-13-17-21-38-21-68 0-33 8-59 25-80 13-17 34-25 64-25 25 0 48 8 60 29v-120h30zM149 201v-30c0-17-4-30-17-38-8-13-22-17-39-17-21 0-34 4-46 21-9 13-17 34-17 55 0 26 8 43 17 55 12 13 25 17 42 17s30-4 43-17c9-12 17-29 17-46z">
          <text:p/>
        </draw:path>
        <draw:path draw:style-name="gr3" draw:text-style-name="P3" draw:layer="layout" svg:width="0.152cm" svg:height="0.28cm" svg:x="17.581cm" svg:y="19.065cm" svg:viewBox="0 0 153 281" svg:d="M153 192c0 13-4 26-8 34-5 13-9 21-17 30-10 8-22 12-31 17-13 4-25 8-42 8-26 0-43-4-55-13v-34c16 13 38 17 55 17 12 0 21 0 29-4 4 0 13-4 17-13 9-4 13-8 13-16 4-9 4-17 4-26 0-17-4-30-17-38-13-13-29-17-51-17-4 0-8 0-12 0-5 0-9 0-13 0s-4 0-9 0c-4 0-8 0-12 4l8-141h128v30h-98l-9 81c5 0 9 0 13 0 9 0 9 0 13 0 17 0 29 0 38 5 13 4 21 8 31 17 8 4 17 12 17 25 4 8 8 21 8 34z">
          <text:p/>
        </draw:path>
        <draw:path draw:style-name="gr3" draw:text-style-name="P3" draw:layer="layout" svg:width="0.178cm" svg:height="0.284cm" svg:x="17.776cm" svg:y="19.061cm" svg:viewBox="0 0 179 285" svg:d="M179 141c0 25-5 42-9 59-4 22-8 34-17 47-8 13-17 21-29 25-9 9-27 13-40 13s-25-4-38-13c-8-4-17-12-25-25-9-9-13-25-17-42-4-18-4-35-4-56 0-25 0-46 4-63s12-34 17-48c8-12 17-21 29-29 13-5 26-9 38-9 61 0 91 48 91 141zM145 145c0-76-17-119-57-119-38 0-59 43-59 119 0 77 21 110 59 110 40 0 57-33 57-110z">
          <text:p/>
        </draw:path>
        <draw:path draw:style-name="gr3" draw:text-style-name="P3" draw:layer="layout" svg:width="0.174cm" svg:height="0.284cm" svg:x="17.987cm" svg:y="19.061cm" svg:viewBox="0 0 175 285" svg:d="M175 192c0 13 0 25-4 38-4 8-13 21-21 30-4 4-17 12-26 17-8 4-21 8-35 8-12 0-25-4-38-8-8-9-17-17-25-26-9-13-13-25-17-38-4-17-9-34-9-55s5-43 9-64c4-17 13-34 21-51 13-13 25-22 38-30 13-9 31-13 48-13s30 4 42 9v29c-12-8-29-12-42-12s-27 4-35 8c-9 9-17 18-26 26-8 9-12 22-16 34-5 17-5 30-5 47 13-21 34-34 65-34 13 0 21 4 30 8 12 5 17 9 25 17 9 9 13 17 17 26 4 12 4 21 4 34zM146 196c0-9-5-17-5-26-4-8-8-12-12-21-5-4-9-8-17-8-5-4-13-4-23-4-8 0-12 0-21 4-4 0-13 4-17 8-4 9-8 13-12 21 0 5-5 13-5 22 0 8 5 17 5 25 4 9 8 13 12 21 4 5 9 9 17 13 9 4 13 4 21 4 10 0 18 0 23-4 8 0 12-4 17-13 4-4 8-8 12-16 0-9 5-17 5-26z">
          <text:p/>
        </draw:path>
        <draw:path draw:style-name="gr3" draw:text-style-name="P3" draw:layer="layout" svg:width="0.178cm" svg:height="0.288cm" svg:x="18.314cm" svg:y="19.142cm" svg:viewBox="0 0 179 289" svg:d="M35 170v119h-35v-285h35v35c13-26 38-39 68-39 25 0 42 8 55 26 17 17 21 38 21 68 0 34-4 59-21 80-17 17-39 30-64 30s-46-13-59-34zM35 89v30c0 17 4 30 13 38 12 13 25 17 42 17s34-4 42-21c13-12 17-34 17-59 0-21-4-38-17-51-8-13-21-17-38-17s-34 4-42 17c-13 13-17 30-17 46z">
          <text:p/>
        </draw:path>
        <draw:path draw:style-name="gr3" draw:text-style-name="P3" draw:layer="layout" svg:width="0.153cm" svg:height="0.203cm" svg:x="18.53cm" svg:y="19.142cm" svg:viewBox="0 0 154 204" svg:d="M154 200h-30v-34h-4c-13 25-31 38-61 38-17 0-33-8-42-17-13-8-17-25-17-42 0-34 21-55 64-64l60-8c0-30-17-48-43-48-22 0-43 8-64 22v-30c21-13 42-17 68-17 47 0 69 21 69 73zM124 98l-48 9c-17 0-25 4-34 8-8 9-12 17-12 30 0 8 4 17 12 21 5 8 13 8 26 8 17 0 30-4 39-12 8-13 17-26 17-43z">
          <text:p/>
        </draw:path>
        <draw:path draw:style-name="gr3" draw:text-style-name="P3" draw:layer="layout" svg:width="0.115cm" svg:height="0.254cm" svg:x="18.716cm" svg:y="19.087cm" svg:viewBox="0 0 116 255" svg:d="M116 251c-9 4-17 4-30 4-34 0-52-17-52-55v-116h-34v-25h34v-47l31-12v59h51v25h-51v112c0 12 4 21 9 25 4 8 12 8 21 8 8 0 17 0 21-4z">
          <text:p/>
        </draw:path>
        <draw:path draw:style-name="gr3" draw:text-style-name="P3" draw:layer="layout" svg:width="0.038cm" svg:height="0.284cm" svg:x="18.869cm" svg:y="19.057cm" svg:viewBox="0 0 39 285" svg:d="M21 38c-8 0-12 0-17-4-4-4-4-9-4-17 0-4 0-9 4-13 5-4 9-4 17-4 4 0 9 0 13 4 5 4 5 9 5 13 0 8 0 13-5 17-4 4-9 4-13 4zM34 285h-30v-195h30z">
          <text:p/>
        </draw:path>
        <draw:path draw:style-name="gr3" draw:text-style-name="P3" draw:layer="layout" svg:width="0.169cm" svg:height="0.203cm" svg:x="18.954cm" svg:y="19.142cm" svg:viewBox="0 0 170 204" svg:d="M170 106h-140c4 26 8 39 21 51 9 13 26 17 43 17 26 0 42-4 64-21v30c-17 13-43 21-68 21-30 0-52-13-69-30-13-17-21-42-21-72 0-29 8-55 25-77 17-17 39-25 65-25 25 0 46 8 59 21 13 17 21 43 21 73zM136 81c0-17-4-30-12-43-9-9-21-13-34-13-17 0-30 4-39 18-9 8-17 21-17 38z">
          <text:p/>
        </draw:path>
        <draw:path draw:style-name="gr3" draw:text-style-name="P3" draw:layer="layout" svg:width="0.161cm" svg:height="0.199cm" svg:x="19.17cm" svg:y="19.142cm" svg:viewBox="0 0 162 200" svg:d="M162 200h-30v-115c0-39-17-60-47-60-17 0-30 4-38 17-13 13-17 26-17 43v115h-30v-196h30v29c17-21 38-33 63-33 22 0 39 4 52 17 13 16 17 33 17 60z">
          <text:p/>
        </draw:path>
        <draw:path draw:style-name="gr3" draw:text-style-name="P3" draw:layer="layout" svg:width="0.114cm" svg:height="0.254cm" svg:x="19.365cm" svg:y="19.087cm" svg:viewBox="0 0 115 255" svg:d="M115 251c-8 4-16 4-29 4-35 0-52-17-52-55v-116h-34v-25h34v-47l29-12v59h52v25h-52v112c0 12 5 21 10 25 4 8 13 8 21 8 9 0 17 0 21-4z">
          <text:p/>
        </draw:path>
        <draw:path draw:style-name="gr3" draw:text-style-name="P3" draw:layer="layout" svg:width="0.128cm" svg:height="0.203cm" svg:x="19.509cm" svg:y="19.142cm" svg:viewBox="0 0 129 204" svg:d="M0 191v-34c17 13 34 17 56 17 30 0 42-8 42-25 0-4 0-8-4-13 0-4-4-8-8-8-4-4-9-9-13-9-8-4-13-4-22-8s-13-4-21-9c-5-4-13-8-17-12s-9-9-9-17c-4-4-4-9-4-17 0-9 4-18 9-27 4-8 8-12 16-17 5-4 13-8 22-12 9 0 18 0 30 0 17 0 30 0 44 8v30c-14-9-31-13-48-13-8 0-13 0-17 0-5 4-9 4-14 8-4 0-4 5-8 10 0 0 0 4 0 8 0 5 0 9 0 13 4 5 4 9 8 9 5 4 9 8 14 8 4 5 13 5 17 9 9 0 17 4 25 8 5 4 13 9 17 13 6 4 10 8 14 13 0 8 0 12 0 21 0 12 0 17-4 25-4 9-10 13-18 17-9 4-17 9-25 13-9 0-17 4-31 4-17 0-34-4-51-13z">
          <text:p/>
        </draw:path>
        <draw:path draw:style-name="gr3" draw:text-style-name="P3" draw:layer="layout" svg:width="0.114cm" svg:height="0.254cm" svg:x="19.768cm" svg:y="19.087cm" svg:viewBox="0 0 115 255" svg:d="M115 251c-8 4-17 4-29 4-34 0-51-17-51-55v-116h-35v-25h35v-47l34-12v59h46v25h-46v112c0 12 0 21 4 25 4 8 13 8 21 8s17 0 21-4z">
          <text:p/>
        </draw:path>
        <draw:path draw:style-name="gr3" draw:text-style-name="P3" draw:layer="layout" svg:width="0.191cm" svg:height="0.203cm" svg:x="19.912cm" svg:y="19.142cm" svg:viewBox="0 0 192 204" svg:d="M93 204c-30 0-51-13-68-30s-25-42-25-72c0-34 8-59 25-77 17-17 43-25 72-25 30 0 52 8 69 25 17 18 26 43 26 73 0 34-9 59-26 76s-43 30-73 30zM97 25c-21 0-38 4-51 22-8 13-17 30-17 55 0 22 9 43 17 55 13 13 30 17 51 17 17 0 34-4 44-17 12-12 17-33 17-55 0-25-5-42-17-59-10-14-27-18-44-18z">
          <text:p/>
        </draw:path>
        <draw:path draw:style-name="gr3" draw:text-style-name="P3" draw:layer="layout" svg:width="0.162cm" svg:height="0.289cm" svg:x="20.259cm" svg:y="19.052cm" svg:viewBox="0 0 163 290" svg:d="M163 290h-35v-115c0-38-12-59-43-59-17 0-30 4-38 17-13 13-17 25-17 46v111h-30v-290h30v124c17-21 38-34 64-34 47 0 69 26 69 77z">
          <text:p/>
        </draw:path>
        <draw:path draw:style-name="gr3" draw:text-style-name="P3" draw:layer="layout" svg:width="0.153cm" svg:height="0.203cm" svg:x="20.463cm" svg:y="19.142cm" svg:viewBox="0 0 154 204" svg:d="M154 200h-31v-34c-13 25-34 38-60 38-21 0-33-8-46-17-13-8-17-25-17-42 0-34 21-56 63-64l60-8c0-30-13-48-38-48-26 0-47 8-64 22v-30c17-13 38-17 64-17 46 0 69 21 69 73zM123 98l-47 8c-17 0-25 5-34 9-8 9-8 17-8 30 0 8 0 17 8 21 9 8 17 8 26 8 17 0 29-4 38-12 12-13 17-26 17-43z">
          <text:p/>
        </draw:path>
        <draw:path draw:style-name="gr3" draw:text-style-name="P3" draw:layer="layout" svg:width="0.183cm" svg:height="0.195cm" svg:x="20.645cm" svg:y="19.146cm" svg:viewBox="0 0 184 196" svg:d="M184 0l-77 196h-30l-77-196h35l51 140c4 8 4 22 8 26 0-8 5-18 5-26l50-140z">
          <text:p/>
        </draw:path>
        <draw:path draw:style-name="gr3" draw:text-style-name="P3" draw:layer="layout" svg:width="0.169cm" svg:height="0.203cm" svg:x="20.849cm" svg:y="19.142cm" svg:viewBox="0 0 170 204" svg:d="M170 106h-140c5 26 9 39 21 51 9 13 26 17 43 17 25 0 42-4 63-21v30c-17 13-42 21-67 21-30 0-51-13-69-30-13-17-21-42-21-72 0-29 8-55 26-77 17-17 38-25 64-25 25 0 46 8 59 21 13 17 21 43 21 73zM136 81c0-17-4-30-13-43-8-9-21-13-33-13-17 0-30 4-39 18-8 8-16 21-16 38z">
          <text:p/>
        </draw:path>
        <draw:path draw:style-name="gr3" draw:text-style-name="P3" draw:layer="layout" svg:width="0.174cm" svg:height="0.284cm" svg:x="21.158cm" svg:y="19.061cm" svg:viewBox="0 0 175 285" svg:d="M175 128c0 21-4 47-9 64-4 21-12 38-21 51-13 12-21 21-38 29-13 9-25 13-47 13-17 0-30-4-47-13v-29c17 8 35 12 51 12 13 0 22 0 30-4 13-8 22-13 26-25 8-9 12-21 17-34 4-13 4-30 4-51-13 25-34 38-59 38-13 0-26-4-34-9-9-4-18-8-27-16-8-9-13-17-17-26-4-13-4-21-4-34 0-12 0-25 4-38s13-22 21-30c5-9 18-13 27-17 12-5 21-9 34-9 17 0 25 4 38 9 8 8 21 12 25 25 9 9 13 22 17 39 5 17 9 34 9 55zM141 99c0-9-4-22-4-30-5-9-9-17-13-21-4-5-13-14-17-14-8-4-13-8-21-8-9 0-17 4-22 8-8 0-12 4-16 9-5 9-9 13-14 22 0 8-4 17-4 25 0 9 4 17 4 25 5 9 9 13 14 17 4 9 8 13 16 13 9 4 13 4 22 4 8 0 17 0 21-4 9 0 13-4 17-8 4-5 8-13 13-17 0-9 4-13 4-21z">
          <text:p/>
        </draw:path>
        <draw:path draw:style-name="gr3" draw:text-style-name="P3" draw:layer="layout" svg:width="0.178cm" svg:height="0.284cm" svg:x="21.366cm" svg:y="19.061cm" svg:viewBox="0 0 179 285" svg:d="M179 141c0 25-5 42-9 59-4 22-8 34-17 47-8 13-17 21-29 25-9 9-26 13-39 13s-26-4-39-13c-8-4-17-12-25-25-9-9-13-25-17-42-4-18-4-35-4-56 0-25 0-46 4-63s13-34 17-48c8-12 17-21 29-29 13-5 26-9 40-9 59 0 89 48 89 141zM145 145c0-76-17-119-55-119-40 0-61 43-61 119 0 77 21 110 61 110 38 0 55-33 55-110z">
          <text:p/>
        </draw:path>
        <draw:path draw:style-name="gr3" draw:text-style-name="P3" draw:layer="layout" svg:width="0.288cm" svg:height="0.28cm" svg:x="21.573cm" svg:y="19.061cm" svg:viewBox="0 0 289 281" svg:d="M60 145c-17 0-30-8-43-21-12-13-17-30-17-51s5-39 17-52c13-12 30-21 47-21 21 0 34 9 47 21 8 9 17 26 17 52 0 21-9 38-17 51-13 13-30 21-51 21zM64 21c-13 0-21 5-30 13-4 13-8 22-8 39s4 30 8 38c9 9 17 13 30 13s21-4 26-17c8-8 12-21 12-34 0-17-4-31-12-39-5-8-13-13-26-13zM243 4l-175 277h-25l175-277zM226 281c-21 0-34-4-47-17s-18-30-18-51 9-38 18-51c13-13 30-21 51-21 17 0 34 8 43 21 12 8 16 25 16 51 0 21-4 38-16 51-13 13-30 17-47 17zM226 162c-13 0-21 4-25 13-9 12-13 21-13 38s4 25 13 34c4 8 12 13 25 13s21-5 30-13c4-9 8-21 8-34 0-17-4-30-8-38-9-9-17-13-30-13z">
          <text:p/>
        </draw:path>
        <draw:path draw:style-name="gr3" draw:text-style-name="P3" draw:layer="layout" svg:width="0.178cm" svg:height="0.288cm" svg:x="22.014cm" svg:y="19.142cm" svg:viewBox="0 0 179 289" svg:d="M30 170v119h-30v-285h30v35c17-26 38-39 68-39 25 0 46 8 60 26 13 17 21 38 21 68 0 34-8 59-25 80-14 17-35 30-65 30-25 0-42-13-59-34zM30 89v30c0 17 4 30 17 38 8 13 21 17 38 17 21 0 34-4 47-21 8-12 18-34 18-59 0-21-10-38-18-51-9-13-26-17-43-17s-29 4-42 17c-9 13-17 30-17 46z">
          <text:p/>
        </draw:path>
        <draw:path draw:style-name="gr3" draw:text-style-name="P3" draw:layer="layout" svg:width="0.191cm" svg:height="0.203cm" svg:x="22.23cm" svg:y="19.142cm" svg:viewBox="0 0 192 204" svg:d="M94 204c-30 0-51-13-68-30s-26-42-26-72c0-34 9-59 26-77 17-17 42-25 73-25 30 0 51 8 68 25 17 18 25 43 25 73 0 34-8 59-25 76-21 17-43 30-73 30zM94 25c-17 0-34 4-47 22-9 13-17 30-17 55 0 22 8 43 17 55 13 13 30 17 47 17 22 0 39-4 47-17 13-12 17-33 17-55 0-25-4-42-17-59-8-14-25-18-47-18z">
          <text:p/>
        </draw:path>
        <draw:path draw:style-name="gr3" draw:text-style-name="P3" draw:layer="layout" svg:width="0.272cm" svg:height="0.195cm" svg:x="22.442cm" svg:y="19.146cm" svg:viewBox="0 0 273 196" svg:d="M273 0l-60 196h-30l-43-141c0-9 0-13 0-21h-4c0 8 0 12-4 21l-43 141h-29l-60-196h34l38 144c0 4 5 14 5 18 0-4 4-10 4-18l47-144h25l43 144c0 4 0 14 0 18h4c0-4 0-10 5-18l38-144z">
          <text:p/>
        </draw:path>
        <draw:path draw:style-name="gr3" draw:text-style-name="P3" draw:layer="layout" svg:width="0.165cm" svg:height="0.203cm" svg:x="22.739cm" svg:y="19.142cm" svg:viewBox="0 0 166 204" svg:d="M166 106h-136c0 26 8 39 17 51 12 13 25 17 46 17 22 0 44-4 61-21v30c-17 13-39 21-69 21-26 0-47-13-64-30s-21-42-21-72c0-29 9-55 26-77 16-17 38-25 63-25 26 0 43 8 60 21 13 17 17 43 17 73zM137 81c0-17-5-30-13-43-9-9-22-13-39-13-13 0-26 4-34 18-13 8-17 21-21 38z">
          <text:p/>
        </draw:path>
        <draw:path draw:style-name="gr3" draw:text-style-name="P3" draw:layer="layout" svg:width="0.098cm" svg:height="0.199cm" svg:x="22.955cm" svg:y="19.142cm" svg:viewBox="0 0 99 200" svg:d="M99 33c-5-4-13-4-23-4-12 0-25 4-33 17-9 13-13 31-13 52v102h-30v-196h30v38c4-13 13-25 21-30 9-8 17-12 30-12 9 0 13 0 18 4z">
          <text:p/>
        </draw:path>
        <draw:path draw:style-name="gr3" draw:text-style-name="P3" draw:layer="layout" svg:width="0.119cm" svg:height="0.293cm" svg:x="23.171cm" svg:y="19.048cm" svg:viewBox="0 0 120 294" svg:d="M120 30c-4-4-13-4-21-4-21 0-30 13-30 42v31h43v25h-43v170h-34v-170h-35v-25h35v-35c0-21 9-34 17-47 13-12 30-17 47-17 8 0 17 0 21 0z">
          <text:p/>
        </draw:path>
        <draw:path draw:style-name="gr3" draw:text-style-name="P3" draw:layer="layout" svg:width="0.191cm" svg:height="0.203cm" svg:x="23.303cm" svg:y="19.142cm" svg:viewBox="0 0 192 204" svg:d="M93 204c-25 0-51-13-68-30s-25-42-25-72c0-33 8-59 25-77 22-17 43-25 72-25 30 0 55 8 69 25 17 18 26 44 26 73 0 34-9 59-26 76-18 17-43 30-73 30zM97 25c-21 0-38 4-46 22-13 13-17 30-17 55 0 22 4 43 17 55 12 13 25 17 46 17s34-4 47-17c8-12 17-33 17-55 0-25-9-42-17-59-13-14-26-18-47-18z">
          <text:p/>
        </draw:path>
        <draw:path draw:style-name="gr3" draw:text-style-name="P3" draw:layer="layout" svg:width="0.101cm" svg:height="0.199cm" svg:x="23.545cm" svg:y="19.142cm" svg:viewBox="0 0 102 200" svg:d="M102 33c-8-4-13-4-25-4-13 0-26 4-34 17-10 13-14 31-14 52v102h-29v-196h29v38c4-13 14-25 22-30 9-8 21-12 30-12 8 0 17 0 21 4z">
          <text:p/>
        </draw:path>
        <draw:path draw:style-name="gr3" draw:text-style-name="P3" draw:layer="layout" svg:width="0.178cm" svg:height="0.293cm" svg:x="4cm" svg:y="19.633cm" svg:viewBox="0 0 179 294" svg:d="M179 290h-30v-34c-17 25-38 38-68 38-25 0-42-9-59-26-13-17-22-42-22-72 0-29 9-55 26-76 13-21 38-30 64-30 25 0 46 13 59 34v-124h30zM149 200v-25c0-17-4-30-17-42-8-9-21-17-38-17-21 0-34 8-47 21-8 13-17 34-17 59 0 21 9 39 17 51 13 13 26 21 43 21s30-8 42-21c13-8 17-25 17-47z">
          <text:p/>
        </draw:path>
        <draw:path draw:style-name="gr3" draw:text-style-name="P3" draw:layer="layout" svg:width="0.169cm" svg:height="0.204cm" svg:x="4.229cm" svg:y="19.722cm" svg:viewBox="0 0 170 205" svg:d="M170 111h-141c4 22 9 39 21 51 9 13 26 17 44 17 25 0 42-8 63-21v30c-16 13-42 17-67 17-31 0-52-9-69-26-13-17-21-42-21-76 0-30 8-56 25-73 17-21 38-30 65-30 25 0 46 9 59 26s21 38 21 68zM136 86c0-22-4-35-12-43-9-13-22-17-34-17-18 0-31 8-40 17-8 8-17 25-17 43z">
          <text:p/>
        </draw:path>
        <draw:path draw:style-name="gr3" draw:text-style-name="P3" draw:layer="layout" svg:width="0.115cm" svg:height="0.254cm" svg:x="4.419cm" svg:y="19.672cm" svg:viewBox="0 0 116 255" svg:d="M116 251c-9 0-17 4-30 4-35 0-52-17-52-55v-119h-34v-25h34v-48l30-8v56h52v25h-52v110c0 13 4 26 9 30 4 4 13 8 22 8 8 0 17-4 21-8z">
          <text:p/>
        </draw:path>
        <draw:path draw:style-name="gr3" draw:text-style-name="P3" draw:layer="layout" svg:width="0.169cm" svg:height="0.204cm" svg:x="4.564cm" svg:y="19.722cm" svg:viewBox="0 0 170 205" svg:d="M170 111h-141c4 22 9 39 21 51 9 13 26 17 44 17 25 0 42-8 63-21v30c-16 13-42 17-67 17-31 0-52-9-69-26-13-17-21-42-21-76 0-30 8-56 25-73 17-21 38-30 65-30 25 0 46 9 59 26s21 38 21 68zM136 86c0-22-4-35-12-43-9-13-22-17-34-17-18 0-31 8-40 17-8 8-17 25-17 43z">
          <text:p/>
        </draw:path>
        <draw:path draw:style-name="gr3" draw:text-style-name="P3" draw:layer="layout" svg:width="0.144cm" svg:height="0.204cm" svg:x="4.767cm" svg:y="19.722cm" svg:viewBox="0 0 145 205" svg:d="M145 192c-13 9-34 13-51 13-29 0-51-9-68-26-18-21-26-42-26-72 0-29 8-56 26-77 22-21 43-30 77-30 17 0 29 5 42 9v34c-13-13-30-17-47-17s-33 8-46 21c-13 17-21 35-21 60 0 21 8 39 17 51 12 13 29 21 50 21 17 0 34-4 47-17z">
          <text:p/>
        </draw:path>
        <draw:path draw:style-name="gr3" draw:text-style-name="P3" draw:layer="layout" svg:width="0.11cm" svg:height="0.254cm" svg:x="4.937cm" svg:y="19.672cm" svg:viewBox="0 0 111 255" svg:d="M111 251c-5 0-17 4-26 4-35 0-52-17-52-55v-119h-33v-25h33v-48l30-8v56h48v25h-48v110c0 13 0 26 4 30 10 4 14 8 27 8 8 0 12-4 17-8z">
          <text:p/>
        </draw:path>
        <draw:path draw:style-name="gr3" draw:text-style-name="P3" draw:layer="layout" svg:width="0.042cm" svg:height="0.284cm" svg:x="5.085cm" svg:y="19.638cm" svg:viewBox="0 0 43 285" svg:d="M22 43c-5 0-10-4-14-8-4-6-8-10-8-14 0-9 4-13 8-17s9-4 14-4c4 0 8 0 13 4 4 4 8 8 8 17 0 4-4 8-8 14-5 4-9 8-13 8zM39 285h-35v-195h35z">
          <text:p/>
        </draw:path>
        <draw:path draw:style-name="gr3" draw:text-style-name="P3" draw:layer="layout" svg:width="0.162cm" svg:height="0.2cm" svg:x="5.182cm" svg:y="19.722cm" svg:viewBox="0 0 163 201" svg:d="M163 201h-30v-111c0-43-13-64-47-64-13 0-25 8-39 17-8 12-13 29-13 47v111h-34v-196h34v33c13-25 35-38 65-38 21 0 38 9 47 22 12 12 17 33 17 60z">
          <text:p/>
        </draw:path>
        <draw:path draw:style-name="gr3" draw:text-style-name="P3" draw:layer="layout" svg:width="0.178cm" svg:height="0.293cm" svg:x="5.39cm" svg:y="19.722cm" svg:viewBox="0 0 179 294" svg:d="M179 183c0 72-34 111-102 111-21 0-43-9-64-18v-30c25 13 43 17 64 17 47 0 72-25 72-76v-21c-17 25-38 38-67 38-26 0-44-9-61-26-12-17-21-42-21-68 0-33 9-59 26-80s39-30 64-30 47 13 59 34v-29h30zM149 110v-25c0-17-4-30-17-42-8-9-21-17-38-17s-34 8-42 21c-14 17-18 34-18 59 0 21 4 39 14 51 12 13 25 21 42 21s34-8 42-17c13-12 17-29 17-51z">
          <text:p/>
        </draw:path>
        <draw:path draw:style-name="gr3" draw:text-style-name="P3" draw:layer="layout" svg:width="0.152cm" svg:height="0.204cm" svg:x="5.725cm" svg:y="19.722cm" svg:viewBox="0 0 153 205" svg:d="M153 201h-30v-30c-17 21-34 34-59 34-22 0-39-4-47-17-13-9-17-21-17-38 0-39 21-60 64-64l59-8c0-35-13-52-42-52-22 0-43 8-64 25v-34c21-8 42-17 68-17 47 0 68 26 68 73zM123 103l-47 4c-17 4-25 9-34 13-8 4-12 13-12 26 0 12 4 16 12 25 5 4 17 8 26 8 17 0 29-4 38-17 13-8 17-25 17-42z">
          <text:p/>
        </draw:path>
        <draw:path draw:style-name="gr3" draw:text-style-name="P3" draw:layer="layout" svg:width="0.195cm" svg:height="0.272cm" svg:x="6.013cm" svg:y="19.65cm" svg:viewBox="0 0 196 273" svg:d="M162 0v178h34v30h-34v65h-34v-65h-128v-26c13-17 26-29 38-46 13-13 21-30 34-47 13-12 21-29 31-46 8-13 17-30 25-43zM38 178h90v-131c-8 17-17 30-25 42-10 13-18 26-27 38-4 9-12 17-21 26-4 8-12 17-17 25z">
          <text:p/>
        </draw:path>
        <draw:path draw:style-name="gr3" draw:text-style-name="P3" draw:layer="layout" svg:width="0.162cm" svg:height="0.199cm" svg:x="6.356cm" svg:y="19.727cm" svg:viewBox="0 0 163 200" svg:d="M163 196h-34v-30c-13 21-34 34-60 34-46 0-69-26-69-81v-119h31v111c0 42 17 63 47 63 17 0 25-4 38-17 8-12 13-25 13-42v-115h34z">
          <text:p/>
        </draw:path>
        <draw:path draw:style-name="gr3" draw:text-style-name="P3" draw:layer="layout" svg:width="0.161cm" svg:height="0.2cm" svg:x="6.577cm" svg:y="19.722cm" svg:viewBox="0 0 162 201" svg:d="M162 201h-30v-111c0-43-12-64-47-64-13 0-26 8-38 17-9 12-13 29-13 47v111h-34v-196h34v33c13-25 34-38 63-38 23 0 40 9 48 22 13 12 17 33 17 60z">
          <text:p/>
        </draw:path>
        <draw:path draw:style-name="gr3" draw:text-style-name="P3" draw:layer="layout" svg:width="0.043cm" svg:height="0.285cm" svg:x="6.793cm" svg:y="19.637cm" svg:viewBox="0 0 44 286" svg:d="M21 43c-4 0-8-4-12-8-5-5-9-9-9-13 0-9 4-13 9-17 4-5 8-5 12-5 5 0 14 0 14 5 4 4 9 8 9 17 0 4-5 8-9 13 0 4-9 8-14 8zM39 286h-35v-196h35z">
          <text:p/>
        </draw:path>
        <draw:path draw:style-name="gr3" draw:text-style-name="P3" draw:layer="layout" svg:width="0.115cm" svg:height="0.254cm" svg:x="6.869cm" svg:y="19.672cm" svg:viewBox="0 0 116 255" svg:d="M116 251c-9 0-17 4-30 4-34 0-51-17-51-55v-119h-35v-25h35v-48l30-8v56h51v25h-51v110c0 13 4 26 8 30 5 4 13 8 22 8 8 0 12-4 21-8z">
          <text:p/>
        </draw:path>
        <draw:path draw:style-name="gr3" draw:text-style-name="P3" draw:layer="layout" svg:width="0.183cm" svg:height="0.293cm" svg:x="7.115cm" svg:y="19.633cm" svg:viewBox="0 0 184 294" svg:d="M184 290h-34v-34c-13 25-34 38-68 38-23 0-44-9-56-26-17-17-26-42-26-72 0-29 9-55 26-76s38-30 64-30c30 0 47 13 60 34v-124h34zM150 200v-25c0-17-5-30-13-42-13-9-25-17-43-17-17 0-35 8-43 21-13 13-17 34-17 59 0 21 4 39 17 51 8 13 21 21 43 21 18 0 30-8 43-21 8-8 13-25 13-47z">
          <text:p/>
        </draw:path>
        <draw:path draw:style-name="gr3" draw:text-style-name="P3" draw:layer="layout" svg:width="0.038cm" svg:height="0.285cm" svg:x="7.357cm" svg:y="19.637cm" svg:viewBox="0 0 39 286" svg:d="M17 43c-5 0-9-4-13-8-4-5-4-9-4-13 0-9 0-13 4-17 4-5 8-5 13-5 8 0 12 0 18 5 4 4 4 8 4 17 0 4 0 8-4 13-6 4-10 8-18 8zM35 286h-31v-196h31z">
          <text:p/>
        </draw:path>
        <draw:path draw:style-name="gr3" draw:text-style-name="P3" draw:layer="layout" svg:width="0.115cm" svg:height="0.293cm" svg:x="7.433cm" svg:y="19.629cm" svg:viewBox="0 0 116 294" svg:d="M116 34c-5-4-13-9-17-9-26 0-34 18-34 43v31h46v25h-46v170h-30v-170h-35v-25h35v-31c0-21 4-38 17-51 8-9 25-17 42-17 9 0 17 0 22 4z">
          <text:p/>
        </draw:path>
        <draw:path draw:style-name="gr3" draw:text-style-name="P3" draw:layer="layout" svg:width="0.119cm" svg:height="0.293cm" svg:x="7.552cm" svg:y="19.629cm" svg:viewBox="0 0 120 294" svg:d="M120 34c-5-4-13-9-22-9-21 0-34 18-34 43v31h47v25h-47v170h-30v-170h-34v-25h34v-31c0-21 8-38 17-51 13-9 30-17 47-17 9 0 17 0 22 4z">
          <text:p/>
        </draw:path>
        <draw:path draw:style-name="gr3" draw:text-style-name="P3" draw:layer="layout" svg:width="0.17cm" svg:height="0.204cm" svg:x="7.683cm" svg:y="19.722cm" svg:viewBox="0 0 171 205" svg:d="M171 111h-136c0 22 4 39 17 51 9 13 26 17 47 17s38-8 59-21v30c-17 13-42 17-68 17-29 0-51-9-63-26-17-17-27-42-27-76 0-30 10-56 27-73 17-21 38-30 63-30 26 0 47 9 60 26 12 17 21 38 21 68zM137 86c0-22-4-35-13-43-8-13-17-17-34-17-12 0-25 8-38 17-8 8-17 25-17 43z">
          <text:p/>
        </draw:path>
        <draw:path draw:style-name="gr3" draw:text-style-name="P3" draw:layer="layout" svg:width="0.102cm" svg:height="0.2cm" svg:x="7.899cm" svg:y="19.722cm" svg:viewBox="0 0 103 201" svg:d="M103 38c-4-4-13-8-25-8-13 0-22 8-30 21-13 13-17 31-17 52v98h-31v-196h31v42h4c5-17 9-25 17-34 9-8 21-13 34-13 4 0 13 5 17 5z">
          <text:p/>
        </draw:path>
        <draw:path draw:style-name="gr3" draw:text-style-name="P3" draw:layer="layout" svg:width="0.17cm" svg:height="0.204cm" svg:x="8.022cm" svg:y="19.722cm" svg:viewBox="0 0 171 205" svg:d="M171 111h-140c0 22 9 39 17 51 13 13 30 17 47 17 21 0 42-8 63-21v30c-21 13-42 17-68 17-29 0-50-9-68-26-12-17-22-42-22-76 0-30 10-56 27-73 17-21 38-30 63-30 26 0 43 9 60 26 12 17 21 38 21 68zM137 86c0-22-4-35-13-43-8-13-21-17-34-17-17 0-29 8-38 17-12 8-17 25-21 43z">
          <text:p/>
        </draw:path>
        <draw:path draw:style-name="gr3" draw:text-style-name="P3" draw:layer="layout" svg:width="0.16cm" svg:height="0.2cm" svg:x="8.239cm" svg:y="19.722cm" svg:viewBox="0 0 161 201" svg:d="M161 201h-33v-111c0-43-13-64-43-64-17 0-29 8-38 17-13 12-17 29-17 47v111h-30v-196h30v33c17-25 38-38 64-38 21 0 38 9 51 22 8 12 16 33 16 60z">
          <text:p/>
        </draw:path>
        <draw:path draw:style-name="gr3" draw:text-style-name="P3" draw:layer="layout" svg:width="0.144cm" svg:height="0.204cm" svg:x="8.446cm" svg:y="19.722cm" svg:viewBox="0 0 145 205" svg:d="M145 192c-17 9-35 13-56 13-25 0-46-9-63-26-17-21-26-42-26-72 0-29 9-56 26-77s42-30 72-30c17 0 35 5 47 9v34c-12-13-30-17-47-17-21 0-34 8-47 21-13 17-21 35-21 60 0 21 4 39 17 51 13 13 30 21 51 21 17 0 30-4 47-17z">
          <text:p/>
        </draw:path>
        <draw:path draw:style-name="gr3" draw:text-style-name="P3" draw:layer="layout" svg:width="0.17cm" svg:height="0.204cm" svg:x="8.624cm" svg:y="19.722cm" svg:viewBox="0 0 171 205" svg:d="M171 111h-141c4 22 8 39 21 51 9 13 26 17 44 17 25 0 42-8 63-21v30c-17 13-42 17-68 17-30 0-52-9-69-26-12-17-21-42-21-76 0-30 9-56 26-73 16-21 38-30 64-30s47 9 60 26c12 17 21 38 21 68zM137 86c0-22-4-35-13-43-8-13-21-17-34-17-18 0-30 8-39 17-9 8-17 25-17 43z">
          <text:p/>
        </draw:path>
        <draw:path draw:style-name="gr3" draw:text-style-name="P3" draw:layer="layout" svg:width="0.042cm" svg:height="0.284cm" svg:x="8.942cm" svg:y="19.638cm" svg:viewBox="0 0 43 285" svg:d="M21 43c-8 0-12-4-17-8-4-6-4-10-4-14 0-9 0-13 4-17 5-4 9-4 17-4 6 0 10 0 14 4s8 8 8 17c0 4-4 8-8 14-4 4-8 8-14 8zM35 285h-31v-195h31z">
          <text:p/>
        </draw:path>
        <draw:path draw:style-name="gr3" draw:text-style-name="P3" draw:layer="layout" svg:width="0.161cm" svg:height="0.2cm" svg:x="9.04cm" svg:y="19.722cm" svg:viewBox="0 0 162 201" svg:d="M162 201h-30v-111c0-43-17-64-47-64-12 0-25 8-39 17-8 12-13 29-13 47v111h-33v-196h33v33c13-25 36-38 65-38 21 0 38 9 47 22 12 12 17 33 17 60z">
          <text:p/>
        </draw:path>
        <draw:path draw:style-name="gr3" draw:text-style-name="P3" draw:layer="layout" svg:width="0.178cm" svg:height="0.288cm" svg:x="9.366cm" svg:y="19.722cm" svg:viewBox="0 0 179 289" svg:d="M34 171h-4v118h-30v-284h30v34h4c13-25 38-39 63-39 26 0 47 10 60 27 18 17 22 42 22 72 0 29-8 59-22 76-17 21-38 30-68 30-25 0-42-9-55-34zM30 94v26c0 17 8 30 17 42 12 13 25 17 42 17s30-8 42-21c9-17 17-34 17-59 0-21-4-38-17-51-8-13-21-21-38-21-21 0-34 8-46 21-9 13-17 25-17 46z">
          <text:p/>
        </draw:path>
        <draw:path draw:style-name="gr3" draw:text-style-name="P3" draw:layer="layout" svg:width="0.191cm" svg:height="0.204cm" svg:x="9.582cm" svg:y="19.722cm" svg:viewBox="0 0 192 205" svg:d="M94 205c-29 0-50-9-67-26-18-21-27-42-27-72 0-34 9-60 27-77 17-21 42-30 72-30 29 0 50 9 67 26 17 21 26 42 26 77 0 30-9 55-26 72-17 21-42 30-72 30zM99 26c-22 0-39 8-51 21-9 13-17 35-17 56 0 26 8 43 21 55 8 13 25 21 47 21 16 0 33-8 46-21 9-12 13-29 13-55 0-25-4-43-13-56-13-13-30-21-46-21z">
          <text:p/>
        </draw:path>
        <draw:path draw:style-name="gr3" draw:text-style-name="P3" draw:layer="layout" svg:width="0.127cm" svg:height="0.204cm" svg:x="9.811cm" svg:y="19.722cm" svg:viewBox="0 0 128 205" svg:d="M0 192v-34c17 13 35 21 56 21 25 0 42-8 42-29 0-4-4-9-4-13-4-4-4-4-8-9-5-4-9-4-17-8-4 0-9-4-17-4-9-5-17-9-22-13-9-4-13-4-17-13-4-4-9-8-9-12-4-5-4-14-4-23 0-8 0-17 4-21 5-8 13-12 17-21 9-4 18-4 27-8 8-5 17-5 25-5 17 0 34 5 47 9v34c-13-13-30-17-51-17-4 0-9 0-13 4-4 0-8 0-13 4-4 4-4 4-8 9 0 4-5 8-5 12 0 5 5 9 5 13 0 5 4 5 8 10 5 4 9 4 13 8 4 0 13 4 17 4 8 4 17 9 25 13 5 0 13 4 17 8 5 5 9 13 9 17 4 5 4 13 4 22 0 8 0 17-4 25-4 4-13 13-17 17-9 4-17 9-26 9-8 4-21 4-29 4-22 0-39-4-52-13z">
          <text:p/>
        </draw:path>
        <draw:path draw:style-name="gr3" draw:text-style-name="P3" draw:layer="layout" svg:width="0.114cm" svg:height="0.254cm" svg:x="9.964cm" svg:y="19.672cm" svg:viewBox="0 0 115 255" svg:d="M115 251c-8 0-17 4-30 4-33 0-50-17-50-55v-119h-35v-25h35v-48l29-8v56h51v25h-51v110c0 13 4 26 9 30 4 4 12 8 21 8 8 0 13-4 21-8z">
          <text:p/>
        </draw:path>
        <draw:path draw:style-name="gr3" draw:text-style-name="P3" draw:layer="layout" svg:width="0.161cm" svg:height="0.199cm" svg:x="10.116cm" svg:y="19.727cm" svg:viewBox="0 0 162 200" svg:d="M162 196h-34v-30c-12 21-34 34-60 34-47 0-68-26-68-81v-119h30v111c0 42 17 63 47 63 17 0 29-4 39-17 8-12 12-25 12-42v-115h34z">
          <text:p/>
        </draw:path>
        <draw:path draw:style-name="gr3" draw:text-style-name="P3" draw:layer="layout" svg:width="0.101cm" svg:height="0.2cm" svg:x="10.337cm" svg:y="19.722cm" svg:viewBox="0 0 102 201" svg:d="M102 38c-4-4-12-8-21-8-12 0-25 8-34 21-8 13-12 31-12 52v98h-35v-196h35v42c4-17 12-25 21-34 8-8 17-13 29-13 9 0 13 5 17 5z">
          <text:p/>
        </draw:path>
        <draw:path draw:style-name="gr3" draw:text-style-name="P3" draw:layer="layout" svg:width="0.152cm" svg:height="0.204cm" svg:x="10.46cm" svg:y="19.722cm" svg:viewBox="0 0 153 205" svg:d="M153 201h-29v-30c-17 21-35 34-65 34-17 0-34-4-42-17-13-9-17-21-17-38 0-39 21-60 63-64l61-8c0-35-13-52-44-52-21 0-42 8-63 25v-34c21-8 42-17 67-17 48 0 69 26 69 73zM124 103l-48 4c-17 4-25 9-34 13-8 4-13 13-13 26 0 12 5 16 13 25 4 4 13 8 26 8 16 0 29-4 39-17 12-8 17-25 17-42z">
          <text:p/>
        </draw:path>
        <draw:polygon draw:style-name="gr3" draw:text-style-name="P3" draw:layer="layout" svg:width="0.034cm" svg:height="0.288cm" svg:x="10.672cm" svg:y="19.634cm" svg:viewBox="0 0 35 289" draw:points="0,0 35,0 35,289 0,289">
          <text:p/>
        </draw:polygon>
        <draw:path draw:style-name="gr3" draw:text-style-name="P3" draw:layer="layout" svg:width="0.131cm" svg:height="0.204cm" svg:x="10.858cm" svg:y="19.722cm" svg:viewBox="0 0 132 205" svg:d="M0 192v-34c17 13 38 21 59 21 27 0 39-8 39-29 0-4 0-9-4-13 0-4-4-4-8-9-6-4-10-4-14-8-4 0-13-4-17-4-8-5-17-9-25-13-5-4-9-4-13-13-4-4-9-8-13-12 0-5 0-14 0-23 0-8 0-17 4-21 5-8 9-12 17-21 9-4 13-4 26-8 8-5 17-5 25-5 18 0 35 5 48 9v34c-17-13-34-17-52-17-4 0-13 0-17 4-4 0-8 0-8 4-5 4-9 4-9 9-4 4-4 8-4 12 0 5 0 9 4 13 0 5 4 5 9 10 0 4 4 4 12 8 4 0 9 4 17 4 10 4 18 9 22 13 9 0 13 4 17 8 5 5 9 13 13 17 0 5 4 13 4 22 0 8-4 17-8 25-4 4-9 13-17 17-4 4-13 9-21 9-14 4-23 4-31 4-21 0-38-4-55-13z">
          <text:p/>
        </draw:path>
        <draw:path draw:style-name="gr3" draw:text-style-name="P3" draw:layer="layout" svg:width="0.271cm" svg:height="0.195cm" svg:x="11.011cm" svg:y="19.727cm" svg:viewBox="0 0 272 196" svg:d="M272 0l-60 196h-35l-38-141c0-5-4-9-4-17 0 4 0 8-4 17l-42 141h-30l-59-196h29l43 148c0 4 0 8 4 18 0-10 0-14 4-18l42-148h30l38 148c5 4 5 8 5 18 4-4 4-14 4-18l43-148z">
          <text:p/>
        </draw:path>
        <draw:path draw:style-name="gr3" draw:text-style-name="P3" draw:layer="layout" svg:width="0.153cm" svg:height="0.204cm" svg:x="11.303cm" svg:y="19.722cm" svg:viewBox="0 0 154 205" svg:d="M154 201h-30v-30c-17 21-34 34-63 34-17 0-34-4-44-17-12-9-17-21-17-38 0-39 22-60 65-64l59-8c0-35-13-52-42-52-21 0-43 8-65 25v-34c22-8 44-17 69-17 47 0 68 26 68 73zM124 103l-47 4c-16 4-25 9-33 13-9 4-13 13-13 26 0 12 4 16 13 25 4 4 12 8 25 8 17 0 30-4 38-17 13-8 17-25 17-42z">
          <text:p/>
        </draw:path>
        <draw:path draw:style-name="gr3" draw:text-style-name="P3" draw:layer="layout" svg:width="0.183cm" svg:height="0.288cm" svg:x="11.485cm" svg:y="19.727cm" svg:viewBox="0 0 184 289" svg:d="M184 0l-90 225c-12 43-39 64-68 64-5 0-13-5-17-5v-29c4 4 12 4 17 4 17 0 25-8 34-25l18-38-78-196h34l56 149c0 4 0 8 4 17 0-4 0-9 5-13l55-153z">
          <text:p/>
        </draw:path>
        <draw:polygon draw:style-name="gr3" draw:text-style-name="P3" draw:layer="layout" svg:width="0.051cm" svg:height="0.093cm" svg:x="11.68cm" svg:y="19.879cm" svg:viewBox="0 0 52 94" draw:points="52,0 21,94 0,94 21,0">
          <text:p/>
        </draw:polygon>
        <draw:path draw:style-name="gr3" draw:text-style-name="P3" draw:layer="layout" svg:width="0.161cm" svg:height="0.199cm" svg:x="11.888cm" svg:y="19.727cm" svg:viewBox="0 0 162 200" svg:d="M162 196h-29v-30c-13 21-34 34-64 34-43 0-69-26-69-81v-119h30v111c0 42 18 63 47 63 17 0 30-4 39-17 12-12 17-25 17-42v-115h29z">
          <text:p/>
        </draw:path>
        <draw:path draw:style-name="gr3" draw:text-style-name="P3" draw:layer="layout" svg:width="0.131cm" svg:height="0.204cm" svg:x="12.1cm" svg:y="19.722cm" svg:viewBox="0 0 132 205" svg:d="M0 192v-34c17 13 39 21 56 21 30 0 42-8 42-29 0-4 0-9-4-13 0-4-4-4-8-9-5-4-9-4-13-8-4 0-13-4-17-4-8-5-17-9-25-13-5-4-9-4-18-13-5-4-5-8-9-12 0-5-4-14-4-23 0-8 4-17 8-21 5-8 9-12 18-21 5-4 13-4 22-8 12-5 21-5 29-5 17 0 30 5 47 9v34c-17-13-34-17-51-17-4 0-13 0-17 4-4 0-8 0-13 4 0 4-4 4-4 9-4 4-4 8-4 12 0 5 0 9 4 13 0 5 4 5 4 10 5 4 9 4 13 8 8 0 13 4 21 4 9 4 13 9 21 13 9 0 13 4 17 8 4 5 9 13 13 17 0 5 4 13 4 22 0 8-4 17-8 25-5 4-9 13-17 17-4 4-13 9-26 9-8 4-17 4-25 4-21 0-39-4-56-13z">
          <text:p/>
        </draw:path>
        <draw:path draw:style-name="gr3" draw:text-style-name="P3" draw:layer="layout" svg:width="0.042cm" svg:height="0.284cm" svg:x="12.274cm" svg:y="19.638cm" svg:viewBox="0 0 43 285" svg:d="M22 43c-9 0-14-4-18-8-4-6-4-10-4-14 0-9 0-13 4-17s9-4 18-4c4 0 8 0 13 4 4 4 8 8 8 17 0 4-4 8-8 14-5 4-9 8-13 8zM35 285h-31v-195h31z">
          <text:p/>
        </draw:path>
        <draw:path draw:style-name="gr3" draw:text-style-name="P3" draw:layer="layout" svg:width="0.161cm" svg:height="0.2cm" svg:x="12.371cm" svg:y="19.722cm" svg:viewBox="0 0 162 201" svg:d="M162 201h-29v-111c0-43-17-64-48-64-13 0-30 8-38 17-9 12-17 29-17 47v111h-30v-196h30v33h4c13-25 34-38 64-38 22 0 39 9 47 22 13 12 17 33 17 60z">
          <text:p/>
        </draw:path>
        <draw:path draw:style-name="gr3" draw:text-style-name="P3" draw:layer="layout" svg:width="0.178cm" svg:height="0.293cm" svg:x="12.579cm" svg:y="19.722cm" svg:viewBox="0 0 179 294" svg:d="M179 183c0 72-35 111-103 111-25 0-47-9-63-18v-30c21 13 42 17 63 17 47 0 72-25 72-76v-21c-17 25-38 38-67 38-26 0-43-9-60-26-13-17-21-42-21-68 0-33 8-59 21-80 17-21 38-30 68-30 25 0 47 13 59 34v-29h31zM148 110v-25c0-17-4-30-17-42-8-9-21-17-38-17-21 0-34 8-47 21-8 17-17 34-17 59 0 21 9 39 17 51 13 13 26 21 43 21s30-8 42-17c9-12 17-29 17-51z">
          <text:p/>
        </draw:path>
        <draw:path draw:style-name="gr3" draw:text-style-name="P3" draw:layer="layout" svg:width="0.152cm" svg:height="0.204cm" svg:x="12.914cm" svg:y="19.722cm" svg:viewBox="0 0 153 205" svg:d="M153 201h-34v-30c-12 21-34 34-60 34-17 0-34-4-42-17-13-9-17-21-17-38 0-39 21-60 63-64l56-8c0-35-12-52-39-52-21 0-42 8-63 25v-34c21-8 42-17 68-17 43 0 68 26 68 73zM119 103l-47 4c-13 4-26 9-30 13-8 4-13 13-13 26 0 12 5 16 13 25 4 4 13 8 26 8 17 0 30-4 39-17 8-8 12-25 12-42z">
          <text:p/>
        </draw:path>
        <draw:path draw:style-name="gr3" draw:text-style-name="P3" draw:layer="layout" svg:width="0.115cm" svg:height="0.254cm" svg:x="13.206cm" svg:y="19.672cm" svg:viewBox="0 0 116 255" svg:d="M116 251c-9 0-17 4-30 4-35 0-52-17-52-55v-119h-34v-25h34v-48l30-8v56h52v25h-52v110c0 13 4 26 8 30 6 4 14 8 23 8 8 0 17-4 21-8z">
          <text:p/>
        </draw:path>
        <draw:path draw:style-name="gr3" draw:text-style-name="P3" draw:layer="layout" svg:width="0.276cm" svg:height="0.195cm" svg:x="13.333cm" svg:y="19.727cm" svg:viewBox="0 0 277 196" svg:d="M277 0l-59 196h-34l-39-141c-4-5-4-9-4-17 0 4-4 8-4 17l-42 141h-34l-61-196h35l43 148c0 4 0 8 0 18h4c0-10 0-14 0-18l46-148h30l38 148c0 4 5 8 5 18 0-4 4-14 4-18l38-148z">
          <text:p/>
        </draw:path>
        <draw:path draw:style-name="gr3" draw:text-style-name="P3" draw:layer="layout" svg:width="0.191cm" svg:height="0.204cm" svg:x="13.63cm" svg:y="19.722cm" svg:viewBox="0 0 192 205" svg:d="M93 205c-29 0-50-9-67-26-17-21-26-42-26-72 0-34 9-60 26-77 17-21 42-30 72-30 29 0 51 9 68 26 17 21 26 42 26 77 0 30-9 55-26 72-17 21-43 30-73 30zM98 26c-21 0-38 8-51 21-9 13-17 35-17 56 0 26 8 43 21 55 9 13 26 21 47 21 17 0 34-8 46-21 10-12 14-29 14-55 0-25-4-43-14-56-12-13-29-21-46-21z">
          <text:p/>
        </draw:path>
        <draw:polygon draw:style-name="gr3" draw:text-style-name="P3" draw:layer="layout" svg:width="0.105cm" svg:height="0.025cm" svg:x="13.864cm" svg:y="19.799cm" svg:viewBox="0 0 106 26" draw:points="0,0 106,0 106,26 0,26">
          <text:p/>
        </draw:polygon>
        <draw:path draw:style-name="gr3" draw:text-style-name="P3" draw:layer="layout" svg:width="0.127cm" svg:height="0.204cm" svg:x="14.016cm" svg:y="19.722cm" svg:viewBox="0 0 128 205" svg:d="M0 192v-34c17 13 35 21 56 21 25 0 38-8 38-29 0-4 0-9 0-13-4-4-9-4-13-9-4-4-8-4-12-8-5 0-13-4-17-4-9-5-17-9-22-13-8-4-13-4-17-13-5-4-9-8-13-12 0-5 0-14 0-23 0-8 0-17 4-21 4-8 9-12 18-21 8-4 17-4 25-8 9-5 17-5 26-5 17 0 34 5 47 9v34c-18-13-30-17-51-17-5 0-9 0-13 4-9 0-13 0-13 4-4 4-8 4-8 9-5 4-5 8-5 12 0 5 0 9 5 13 0 5 4 5 8 10 4 4 9 4 13 8 4 0 8 4 17 4 8 4 17 9 21 13 8 0 13 4 17 8 9 5 9 13 13 17 4 5 4 13 4 22 0 8-4 17-8 25-5 4-9 13-18 17-4 4-12 9-21 9-8 4-21 4-29 4-22 0-39-4-52-13z">
          <text:p/>
        </draw:path>
        <draw:path draw:style-name="gr3" draw:text-style-name="P3" draw:layer="layout" svg:width="0.043cm" svg:height="0.284cm" svg:x="14.185cm" svg:y="19.638cm" svg:viewBox="0 0 44 285" svg:d="M22 43c-5 0-9-4-13-8-4-6-9-10-9-14 0-9 5-13 9-17s8-4 13-4c4 0 8 0 14 4 4 4 8 8 8 17 0 4-4 8-8 14-6 4-10 8-14 8zM40 285h-35v-195h35z">
          <text:p/>
        </draw:path>
        <draw:path draw:style-name="gr3" draw:text-style-name="P3" draw:layer="layout" svg:width="0.182cm" svg:height="0.293cm" svg:x="14.27cm" svg:y="19.633cm" svg:viewBox="0 0 183 294" svg:d="M183 290h-34v-34c-12 25-38 38-67 38-21 0-43-9-60-26-13-17-22-42-22-72 0-29 9-55 26-76s39-30 64-30c30 0 47 13 59 34v-124h34zM149 200v-25c0-17-4-30-12-42-13-9-26-17-43-17-16 0-33 8-42 21-13 13-17 34-17 59 0 21 4 39 13 51 13 13 25 21 42 21s34-8 43-21c12-8 16-25 16-47z">
          <text:p/>
        </draw:path>
        <draw:path draw:style-name="gr3" draw:text-style-name="P3" draw:layer="layout" svg:width="0.17cm" svg:height="0.204cm" svg:x="14.499cm" svg:y="19.722cm" svg:viewBox="0 0 171 205" svg:d="M171 111h-137c0 22 4 39 17 51 13 13 25 17 47 17 21 0 43-8 60-21v30c-17 13-39 17-69 17-25 0-51-9-64-26-17-17-25-42-25-76 0-30 8-56 25-73 18-21 39-30 64-30s48 9 60 26c17 17 22 38 22 68zM141 86c0-22-4-35-13-43-9-13-22-17-39-17-13 0-25 8-38 17-8 8-13 25-17 43z">
          <text:p/>
        </draw:path>
        <draw:path draw:style-name="gr3" draw:text-style-name="P3" draw:layer="layout" svg:width="0.178cm" svg:height="0.293cm" svg:x="14.702cm" svg:y="19.633cm" svg:viewBox="0 0 179 294" svg:d="M179 290h-30v-34c-17 25-38 38-68 38-25 0-43-9-59-26-13-17-22-42-22-72 0-29 9-55 26-76s38-30 64-30c25 0 46 13 59 34v-124h30zM149 200v-25c0-17-4-30-17-42-9-9-21-17-38-17s-34 8-43 21c-13 13-17 34-17 59 0 21 4 39 13 51 13 13 26 21 43 21 16 0 33-8 42-21 13-8 17-25 17-47z">
          <text:p/>
        </draw:path>
        <draw:path draw:style-name="gr3" draw:text-style-name="P3" draw:layer="layout" svg:width="0.114cm" svg:height="0.254cm" svg:x="15.029cm" svg:y="19.672cm" svg:viewBox="0 0 115 255" svg:d="M115 251c-8 0-17 4-29 4-35 0-52-17-52-55v-119h-34v-25h34v-48l29-8v56h52v25h-52v110c0 13 5 26 9 30 5 4 9 8 22 8 8 0 13-4 21-8z">
          <text:p/>
        </draw:path>
        <draw:path draw:style-name="gr3" draw:text-style-name="P3" draw:layer="layout" svg:width="0.169cm" svg:height="0.204cm" svg:x="15.169cm" svg:y="19.722cm" svg:viewBox="0 0 170 205" svg:d="M170 111h-136c0 22 4 39 17 51 12 13 25 17 46 17s44-8 60-21v30c-16 13-39 17-68 17-26 0-47-9-64-26s-25-42-25-76c0-30 8-56 25-73 17-21 38-30 64-30 25 0 47 9 60 26 17 17 21 38 21 68zM141 86c0-22-5-35-13-43-10-13-22-17-39-17-13 0-26 8-38 17-9 8-13 25-17 43z">
          <text:p/>
        </draw:path>
        <draw:path draw:style-name="gr3" draw:text-style-name="P3" draw:layer="layout" svg:width="0.128cm" svg:height="0.204cm" svg:x="15.377cm" svg:y="19.722cm" svg:viewBox="0 0 129 205" svg:d="M0 192v-34c16 13 34 21 56 21 25 0 39-8 39-29 0-4 0-9 0-13-6-4-10-4-14-9-4-4-8-4-13-8-4 0-12-4-17-4-8-5-17-9-21-13-9-4-14-4-18-13-4-4-8-8-12-12 0-5 0-14 0-23 0-8 0-17 4-21 4-8 8-12 17-21 9-4 18-4 26-8 9-5 17-5 26-5 16 0 34 5 47 9v34c-17-13-31-17-52-17-4 0-8 0-17 4-4 0-8 0-8 4-4 4-9 4-9 9-4 4-4 8-4 12 0 5 0 9 4 13 0 5 5 5 9 10 4 4 8 4 13 8 4 0 8 4 17 4 8 4 16 9 22 13 8 0 12 4 17 8 4 5 8 13 12 17 5 5 5 13 5 22 0 8-5 17-9 25-4 4-8 13-17 17-4 4-14 9-22 9-13 4-21 4-30 4-21 0-39-4-51-13z">
          <text:p/>
        </draw:path>
        <draw:path draw:style-name="gr3" draw:text-style-name="P3" draw:layer="layout" svg:width="0.11cm" svg:height="0.254cm" svg:x="15.529cm" svg:y="19.672cm" svg:viewBox="0 0 111 255" svg:d="M111 251c-4 0-17 4-25 4-34 0-52-17-52-55v-119h-34v-25h34v-48l30-8v56h47v25h-47v110c0 13 0 26 5 30 4 4 13 8 25 8 5 0 13-4 17-8z">
          <text:p/>
        </draw:path>
        <draw:path draw:style-name="gr3" draw:text-style-name="P3" draw:layer="layout" svg:width="0.152cm" svg:height="0.204cm" svg:x="15.775cm" svg:y="19.722cm" svg:viewBox="0 0 153 205" svg:d="M153 201h-29v-30c-18 21-35 34-60 34-22 0-39-4-47-17-13-9-17-21-17-38 0-39 21-60 64-64l60-8c0-35-13-52-44-52-21 0-42 8-63 25v-34c21-8 42-17 68-17 47 0 68 26 68 73zM124 103l-48 4c-17 4-25 9-34 13-8 4-12 13-12 26 0 12 4 16 12 25 5 4 17 8 26 8 17 0 29-4 38-17 14-8 18-25 18-42z">
          <text:p/>
        </draw:path>
        <draw:path draw:style-name="gr3" draw:text-style-name="P3" draw:layer="layout" svg:width="0.115cm" svg:height="0.254cm" svg:x="15.961cm" svg:y="19.672cm" svg:viewBox="0 0 116 255" svg:d="M116 251c-9 0-17 4-30 4-35 0-52-17-52-55v-119h-34v-25h34v-48l35-8v56h47v25h-47v110c0 13 0 26 5 30 4 4 12 8 21 8 8 0 17-4 21-8z">
          <text:p/>
        </draw:path>
        <draw:path draw:style-name="gr3" draw:text-style-name="P3" draw:layer="layout" svg:width="0.153cm" svg:height="0.204cm" svg:x="16.211cm" svg:y="19.722cm" svg:viewBox="0 0 154 205" svg:d="M154 201h-31v-30h-4c-13 21-34 34-59 34-17 0-34-4-43-17-12-9-17-21-17-38 0-39 21-60 64-64l59-8c0-35-17-52-42-52-21 0-43 8-64 25v-34c21-8 43-17 68-17 43 0 69 26 69 73zM123 103l-51 4c-12 4-21 9-29 13-9 4-13 13-13 26 0 12 4 16 13 25 4 4 12 8 25 8 17 0 30-4 38-17 9-8 17-25 17-42z">
          <text:p/>
        </draw:path>
        <draw:path draw:style-name="gr3" draw:text-style-name="P3" draw:layer="layout" svg:width="0.16cm" svg:height="0.2cm" svg:x="16.424cm" svg:y="19.722cm" svg:viewBox="0 0 161 201" svg:d="M161 201h-34v-111c0-43-13-64-43-64-17 0-29 8-38 17-13 12-17 29-17 47v111h-29v-196h29v33c17-25 38-38 64-38 21 0 38 9 51 22 9 12 17 33 17 60z">
          <text:p/>
        </draw:path>
        <draw:path draw:style-name="gr3" draw:text-style-name="P3" draw:layer="layout" svg:width="0.152cm" svg:height="0.204cm" svg:x="16.733cm" svg:y="19.722cm" svg:viewBox="0 0 153 205" svg:d="M153 201h-29v-30c-13 21-34 34-60 34-22 0-35-4-47-17-9-9-17-21-17-38 0-39 21-60 64-64l60-8c0-35-13-52-39-52s-47 8-64 25v-34c17-8 38-17 64-17 47 0 68 26 68 73zM124 103l-47 4c-13 4-26 9-35 13-4 4-8 13-8 26 0 12 4 16 8 25 9 4 17 8 31 8 12 0 25-4 38-17 8-8 13-25 13-42z">
          <text:p/>
        </draw:path>
        <draw:polygon draw:style-name="gr3" draw:text-style-name="P3" draw:layer="layout" svg:width="0.033cm" svg:height="0.288cm" svg:x="16.946cm" svg:y="19.634cm" svg:viewBox="0 0 34 289" draw:points="0,0 34,0 34,289 0,289">
          <text:p/>
        </draw:polygon>
        <draw:path draw:style-name="gr3" draw:text-style-name="P3" draw:layer="layout" svg:width="0.182cm" svg:height="0.288cm" svg:x="17.038cm" svg:y="19.722cm" svg:viewBox="0 0 183 289" svg:d="M34 171v118h-34v-284h34v34c17-25 38-39 68-39 25 0 42 10 60 27 13 17 21 42 21 72 0 29-8 59-26 76-17 21-38 30-64 30-25 0-46-9-59-34zM34 94v26c0 17 4 30 13 42 12 13 25 17 42 17s34-8 42-21c13-17 17-34 17-59 0-21-4-38-12-51-13-13-26-21-43-21s-34 8-42 21c-13 13-17 25-17 46z">
          <text:p/>
        </draw:path>
        <draw:path draw:style-name="gr3" draw:text-style-name="P3" draw:layer="layout" svg:width="0.161cm" svg:height="0.289cm" svg:x="17.267cm" svg:y="19.633cm" svg:viewBox="0 0 162 290" svg:d="M162 290h-30v-111c0-42-17-63-47-63-13 0-26 8-38 17-9 12-13 29-13 46v111h-34v-290h34v128c13-25 34-39 64-39 43 0 64 27 64 82z">
          <text:p/>
        </draw:path>
        <draw:path draw:style-name="gr3" draw:text-style-name="P3" draw:layer="layout" svg:width="0.153cm" svg:height="0.204cm" svg:x="17.474cm" svg:y="19.722cm" svg:viewBox="0 0 154 205" svg:d="M154 201h-30v-30h-4c-13 21-30 34-60 34-17 0-34-4-43-17-12-9-17-21-17-38 0-39 22-60 64-64l60-8c0-35-12-52-43-52-21 0-42 8-64 25v-34c22-8 43-17 69-17 47 0 68 26 68 73zM124 103l-47 4c-17 4-26 9-34 13-9 4-13 13-13 26 0 12 4 16 13 25 4 4 12 8 25 8 18 0 31-4 39-17 9-8 17-25 17-42z">
          <text:p/>
        </draw:path>
        <draw:polygon draw:style-name="gr3" draw:text-style-name="P3" draw:layer="layout" svg:width="0.034cm" svg:height="0.288cm" svg:x="17.792cm" svg:y="19.634cm" svg:viewBox="0 0 35 289" draw:points="0,0 35,0 35,289 0,289">
          <text:p/>
        </draw:polygon>
        <draw:path draw:style-name="gr3" draw:text-style-name="P3" draw:layer="layout" svg:width="0.169cm" svg:height="0.204cm" svg:x="17.873cm" svg:y="19.722cm" svg:viewBox="0 0 170 205" svg:d="M170 111h-136c0 22 4 39 17 51 8 13 25 17 47 17 21 0 39-8 60-21v30c-17 13-44 17-69 17-30 0-51-9-63-26-18-17-26-42-26-76 0-30 8-56 26-73 16-21 38-30 63-30s48 9 60 26c13 17 21 38 21 68zM137 86c0-22-5-35-14-43-9-13-17-17-34-17s-25 8-38 17c-9 8-17 25-17 43z">
          <text:p/>
        </draw:path>
        <draw:path draw:style-name="gr3" draw:text-style-name="P3" draw:layer="layout" svg:width="0.183cm" svg:height="0.195cm" svg:x="18.059cm" svg:y="19.727cm" svg:viewBox="0 0 184 196" svg:d="M184 0l-76 196h-30l-78-196h34l52 140c5 12 5 22 9 30 0-8 0-18 4-26l51-144z">
          <text:p/>
        </draw:path>
        <draw:path draw:style-name="gr3" draw:text-style-name="P3" draw:layer="layout" svg:width="0.169cm" svg:height="0.204cm" svg:x="18.263cm" svg:y="19.722cm" svg:viewBox="0 0 170 205" svg:d="M170 111h-140c0 22 8 39 17 51 12 13 30 17 47 17 21 0 43-8 64-21v30c-17 13-43 17-68 17-31 0-52-9-69-26-13-17-21-42-21-76 0-30 8-56 25-73 17-21 39-30 65-30 25 0 47 9 59 26 13 17 21 38 21 68zM137 86c0-22-5-35-13-43-9-13-21-17-34-17-18 0-31 8-39 17-9 8-17 25-21 43z">
          <text:p/>
        </draw:path>
        <draw:polygon draw:style-name="gr3" draw:text-style-name="P3" draw:layer="layout" svg:width="0.034cm" svg:height="0.288cm" svg:x="18.474cm" svg:y="19.634cm" svg:viewBox="0 0 35 289" draw:points="0,0 35,0 35,289 0,289">
          <text:p/>
        </draw:polygon>
        <draw:path draw:style-name="gr3" draw:text-style-name="P3" draw:layer="layout" svg:width="0.19cm" svg:height="0.204cm" svg:x="18.666cm" svg:y="19.722cm" svg:viewBox="0 0 191 205" svg:d="M94 205c-30 0-52-9-69-26-17-21-25-42-25-72 0-34 8-60 25-77 17-21 44-30 73-30 30 0 51 9 68 26 17 21 25 42 25 77 0 30-8 55-25 72-17 21-42 30-72 30zM98 26c-21 0-38 8-47 21-13 13-22 35-22 56 0 25 9 43 22 55 9 13 26 21 47 21s34-8 47-21c8-12 17-30 17-55s-9-43-17-56c-13-13-26-21-47-21z">
          <text:p/>
        </draw:path>
        <draw:path draw:style-name="gr3" draw:text-style-name="P3" draw:layer="layout" svg:width="0.115cm" svg:height="0.293cm" svg:x="18.886cm" svg:y="19.629cm" svg:viewBox="0 0 116 294" svg:d="M116 34c-5-4-13-9-23-9-21 0-29 18-29 43v31h47v25h-47v170h-34v-170h-30v-25h30v-31c0-21 8-38 21-51 9-9 25-17 42-17 10 0 18 0 23 4z">
          <text:p/>
        </draw:path>
        <draw:path draw:style-name="gr3" draw:text-style-name="P3" draw:layer="layout" svg:width="0.178cm" svg:height="0.28cm" svg:x="19.119cm" svg:y="19.646cm" svg:viewBox="0 0 179 281" svg:d="M179 141c0 21-4 42-8 59-5 17-9 34-17 43-9 12-17 21-30 29-8 5-21 9-38 9-13 0-25-4-34-9-13-4-21-12-30-25-4-13-13-25-18-43-4-17-4-38-4-59s0-42 4-63c5-17 14-34 23-43 4-12 17-26 25-31 13-4 26-8 42-8 56 0 85 48 85 141zM145 141c0-76-17-114-55-114s-59 38-59 118c0 72 21 110 59 110s55-38 55-114z">
          <text:p/>
        </draw:path>
        <draw:path draw:style-name="gr3" draw:text-style-name="P3" draw:layer="layout" svg:width="0.043cm" svg:height="0.043cm" svg:x="19.335cm" svg:y="19.883cm" svg:viewBox="0 0 44 44" svg:d="M23 44c-9 0-13-4-19-4-4-5-4-13-4-17 0-5 0-13 4-17 6-6 10-6 19-6 4 0 8 0 12 6 5 4 9 12 9 17 0 4-4 12-9 17-4 0-8 4-12 4z">
          <text:p/>
        </draw:path>
        <draw:path draw:style-name="gr3" draw:text-style-name="P3" draw:layer="layout" svg:width="0.178cm" svg:height="0.28cm" svg:x="19.412cm" svg:y="19.646cm" svg:viewBox="0 0 179 281" svg:d="M179 141c0 21 0 42-4 59-5 17-13 34-22 43-4 12-17 21-25 29-13 5-26 9-38 9-18 0-31-4-39-9-13-4-22-12-26-25-8-13-17-25-17-43-4-17-8-38-8-59s4-42 8-63c4-17 9-34 17-43 9-12 17-26 30-31 8-4 21-8 39-8 55 0 85 48 85 141zM149 141c0-76-21-114-59-114-39 0-56 38-56 118 0 72 17 110 56 110 38 0 59-38 59-114z">
          <text:p/>
        </draw:path>
        <draw:path draw:style-name="gr3" draw:text-style-name="P3" draw:layer="layout" svg:width="0.153cm" svg:height="0.276cm" svg:x="19.636cm" svg:y="19.65cm" svg:viewBox="0 0 154 277" svg:d="M154 188c0 17 0 25-4 38-9 8-13 21-22 25-8 9-17 17-29 22-13 4-26 4-43 4-26 0-43-4-56-13v-30c17 9 38 17 56 17 13 0 22 0 30-4s13-8 21-13c4-4 9-12 13-16 0-9 4-18 4-26 0-17-8-34-21-42-9-9-25-17-51-17-5 0-9 0-14 4 0 0-4 0-8 0s-8 0-13 0c-4 0-8 0-12 0l12-137h124v27h-98l-5 80c5 0 9 0 14 0 4 0 9 0 9 0 17 0 29 4 42 4 8 5 21 13 25 17 9 9 18 17 22 26 4 12 4 21 4 34z">
          <text:p/>
        </draw:path>
        <draw:path draw:style-name="gr3" draw:text-style-name="P3" draw:layer="layout" svg:width="0.042cm" svg:height="0.043cm" svg:x="19.836cm" svg:y="19.883cm" svg:viewBox="0 0 43 44" svg:d="M22 44c-4 0-9-4-14-4-4-5-8-13-8-17 0-5 4-13 8-17 5-6 10-6 14-6 8 0 12 0 17 6 4 4 4 12 4 17 0 4 0 12-4 17-5 0-9 4-17 4z">
          <text:p/>
        </draw:path>
        <draw:path draw:style-name="gr6" draw:text-style-name="P6" draw:layer="layout" svg:width="0.144cm" svg:height="0.238cm" svg:x="4.267cm" svg:y="8.332cm" svg:viewBox="0 0 145 239" svg:d="M145 86c0 13-4 25-9 38-4 13-8 21-18 30-8 4-16 13-25 13-8 4-21 8-34 8-4 0-8 0-12 0-9-4-13-4-17-4v68h-30v-234h25l5 29c4-13 17-21 25-25s17-9 30-9c8 0 17 5 25 9s13 8 18 17c4 4 8 12 13 25 0 9 4 21 4 35zM114 86c0-10 0-18-4-22 0-9-4-17-4-21-4-5-9-9-13-13-4 0-8-4-13-4-4 0-8 0-12 4-5 0-9 0-13 4s-8 4-13 13c-4 4-8 8-12 13v85c4 0 8 0 17 5 4 0 12 0 16 0 17 0 26-5 39-17 8-9 12-26 12-47z">
          <text:p/>
        </draw:path>
        <draw:path draw:style-name="gr6" draw:text-style-name="P6" draw:layer="layout" svg:width="0.156cm" svg:height="0.174cm" svg:x="4.441cm" svg:y="8.332cm" svg:viewBox="0 0 157 175" svg:d="M157 86c0 13 0 25-4 38-4 9-8 17-17 26-4 8-12 12-25 17-9 4-21 8-34 8-8 0-21 0-30-4-8-4-17-13-25-17-5-9-9-17-13-30-5-8-9-21-9-34s4-25 9-39c4-8 8-17 13-25 8-9 17-13 25-17 13-4 22-9 34-9 13 0 26 5 34 9 9 0 17 8 25 12 5 9 9 17 13 30 4 10 4 22 4 35zM128 90c0-13 0-21 0-29-4-10-9-14-13-18-4-9-8-9-13-13-8-4-12-4-21-4-8 0-17 0-21 4-9 4-13 8-17 13-4 8-9 12-9 22 0 8-4 17-4 25 0 9 4 17 4 26 5 8 9 12 13 21 0 4 9 8 13 8 9 5 13 5 21 5 9 0 17 0 21-5 9-4 13-8 17-12 5-9 5-13 9-22 0-8 0-12 0-21z">
          <text:p/>
        </draw:path>
        <draw:polygon draw:style-name="gr6" draw:text-style-name="P6" draw:layer="layout" svg:width="0.178cm" svg:height="0.165cm" svg:x="4.619cm" svg:y="8.337cm" svg:viewBox="0 0 179 166" draw:points="179,0 153,166 119,166 93,97 89,80 85,97 59,166 25,166 0,0 29,0 42,114 46,139 55,114 76,42 97,42 124,114 132,135 136,114 149,0">
          <text:p/>
        </draw:polygon>
        <draw:path draw:style-name="gr6" draw:text-style-name="P6" draw:layer="layout" svg:width="0.144cm" svg:height="0.174cm" svg:x="4.822cm" svg:y="8.332cm" svg:viewBox="0 0 145 175" svg:d="M145 82c0 0 0 4 0 8s0 4 0 9h-114c0 17 4 29 12 38 9 8 26 13 43 13 4 0 8 0 13 0 4 0 12 0 17 0 4 0 8-5 12-5 5 0 9 0 9 0v22c-4 4-17 4-26 4-8 4-21 4-30 4-16 0-25 0-38-4-8-4-17-13-25-17-4-9-13-17-13-30-5-8-5-21-5-34s0-25 5-35c5-12 9-21 13-29 8-9 17-13 25-17 9-4 22-9 30-9 13 0 26 5 34 9 9 0 17 8 21 12 9 9 13 17 13 26 4 8 4 22 4 35zM116 77c0-8 0-16 0-22-5-8-5-12-9-17-4-4-8-8-13-8-8-4-13-4-21-4-4 0-13 0-17 4-4 0-8 4-13 8-4 5-8 9-8 17-4 6-4 14-4 22z">
          <text:p/>
        </draw:path>
        <draw:path draw:style-name="gr6" draw:text-style-name="P6" draw:layer="layout" svg:width="0.136cm" svg:height="0.17cm" svg:x="5.021cm" svg:y="8.332cm" svg:viewBox="0 0 137 171" svg:d="M0 5h26v30c12-14 22-22 30-26 13-4 21-9 30-9 17 0 30 9 38 17 9 13 13 31 13 52h-30c0-17 0-25-4-34-4-5-13-9-21-9-5 0-9 0-13 4-4 0-8 0-8 5-5 4-13 9-17 13-6 4-10 8-14 17v106h-30z">
          <text:p/>
        </draw:path>
        <draw:path draw:style-name="gr6" draw:text-style-name="P6" draw:layer="layout" svg:width="0.055cm" svg:height="0.055cm" svg:x="5.237cm" svg:y="8.451cm" svg:viewBox="0 0 56 56" svg:d="M31 0c4 0 9 0 9 0 4 4 8 4 12 8 0 0 4 5 4 9s0 8 0 8c0 5 0 9 0 13s-4 4-4 10c-4 4-8 4-12 4 0 4-5 4-9 4s-8 0-13-4c0 0-5 0-9-4 0-6-4-6-4-10s-5-8-5-13c0 0 5-4 5-8s4-9 4-9c4-4 9-4 9-8 5 0 9 0 13 0z">
          <text:p/>
        </draw:path>
        <draw:path draw:style-name="gr6" draw:text-style-name="P6" draw:layer="layout" svg:width="0.148cm" svg:height="0.225cm" svg:x="5.373cm" svg:y="8.281cm" svg:viewBox="0 0 149 226" svg:d="M149 222c-4 0-12 0-21 4-4 0-13 0-21 0-17 0-34-4-47-17-8-8-12-21-12-42v-86h-48v-25h48v-47l29-9v56h72v25h-72v86c0 8 0 21 9 25 4 4 17 9 25 9 9 0 13 0 21 0 5 0 13-5 17-5z">
          <text:p/>
        </draw:path>
        <draw:path draw:style-name="gr6" draw:text-style-name="P6" draw:layer="layout" svg:width="0.055cm" svg:height="0.055cm" svg:x="5.615cm" svg:y="8.451cm" svg:viewBox="0 0 56 56" svg:d="M26 0c4 0 9 0 13 0 0 4 4 4 8 8 0 0 5 5 5 9s4 8 4 8c0 4-4 9-4 13s-5 4-5 8c-4 6-8 6-8 6-4 4-9 4-13 4-5 0-9 0-9-4-5 0-9 0-13-6 0-4-4-4-4-8s0-9 0-13c0 0 0-4 0-8s4-9 4-9c4-4 8-4 13-8 0 0 4 0 9 0z">
          <text:p/>
        </draw:path>
        <draw:path draw:style-name="gr6" draw:text-style-name="P6" draw:layer="layout" svg:width="0.148cm" svg:height="0.225cm" svg:x="5.746cm" svg:y="8.281cm" svg:viewBox="0 0 149 226" svg:d="M149 222c-4 0-12 0-17 4-8 0-16 0-21 0-22 0-39-4-47-17-13-8-17-21-17-42v-86h-47v-25h47v-47l29-9v56h73v25h-73v86c0 8 0 21 9 25 4 4 18 9 31 9 4 0 8 0 16 0 5 0 13-5 17-5z">
          <text:p/>
        </draw:path>
        <draw:path draw:style-name="gr6" draw:text-style-name="P6" draw:layer="layout" svg:width="0.148cm" svg:height="0.174cm" svg:x="5.941cm" svg:y="8.332cm" svg:viewBox="0 0 149 175" svg:d="M149 82c0 0 0 4 0 8s0 4 0 9h-119c0 17 4 29 17 38 9 8 22 13 39 13 4 0 13 0 17 0s8 0 13 0c4 0 8-5 12-5s9 0 13 0v22c-9 4-17 4-25 4-13 4-22 4-34 4-13 0-26 0-35-4-13-4-21-13-26-17-8-9-13-17-17-30-4-8-4-21-4-34s4-25 4-35c4-12 9-21 17-29 5-9 13-13 22-17 13-4 22-9 34-9 13 0 22 5 30 9 9 0 17 8 25 12 5 9 9 17 13 26 4 8 4 22 4 35zM120 77c0-8 0-16-4-22 0-8-5-12-9-17 0-4-4-8-13-8-4-4-12-4-17-4-8 0-12 0-16 4-10 0-14 4-18 8 0 5-5 9-9 17 0 6-4 14-4 22z">
          <text:p/>
        </draw:path>
        <draw:path draw:style-name="gr6" draw:text-style-name="P6" draw:layer="layout" svg:width="0.127cm" svg:height="0.174cm" svg:x="6.14cm" svg:y="8.332cm" svg:viewBox="0 0 128 175" svg:d="M128 128c0 5 0 9-4 13 0 4-4 8-8 13 0 4-4 8-9 8-4 4-12 4-17 9-4 0-8 0-17 4-4 0-8 0-12 0-13 0-21 0-34 0-10-4-18-4-27-9v-25c9 4 17 4 31 8 9 0 17 0 26 0 16 0 25 0 33-4 5-4 9-8 9-17 0-4 0-4 0-8-4 0-4-4-9-4 0-5-4-5-12-9-5-4-13-4-21-9-9 0-17-4-22-8-8 0-13-4-18-9-4-4-8-8-13-12 0-4-4-14-4-22 0-5 4-9 4-13 5-9 5-13 13-17 5-4 14-9 23-13 8 0 17-4 29-4 9 0 17 0 26 0 4 4 12 4 21 4v26c-9 0-17 0-26-5-8 0-12 0-21 0-4 0-12 0-17 0-4 5-8 5-12 5 0 4-5 4-5 8-4 4-4 4-4 9 0 4 0 4 4 8 0 0 0 5 5 10 4 0 8 4 12 4 9 4 13 4 21 8 13 4 22 4 26 9 8 4 13 8 17 12 4 0 8 5 8 13 4 5 4 9 4 17z">
          <text:p/>
        </draw:path>
        <draw:path draw:style-name="gr6" draw:text-style-name="P6" draw:layer="layout" svg:width="0.152cm" svg:height="0.225cm" svg:x="6.306cm" svg:y="8.281cm" svg:viewBox="0 0 153 226" svg:d="M153 222c-8 0-12 0-21 4-8 0-13 0-21 0-21 0-38-4-47-17-13-8-17-21-17-42v-86h-47v-25h47v-47l30-9v56h76v25h-76v86c0 8 4 21 9 25 8 4 16 9 29 9 4 0 13 0 17 0s13-5 21-5z">
          <text:p/>
        </draw:path>
        <draw:path draw:style-name="gr7" draw:text-style-name="P7" draw:layer="layout" svg:width="0.094cm" svg:height="0.318cm" svg:x="6.534cm" svg:y="8.256cm" svg:viewBox="0 0 95 319" svg:d="M78 319c-51-47-78-102-78-158 0-13 0-30 5-42 0-13 4-26 12-38 5-13 14-26 23-43 12-13 21-25 38-38l17 17c-43 42-64 89-64 140 0 26 4 52 13 77 13 21 30 47 51 68z">
          <text:p/>
        </draw:path>
        <draw:path draw:style-name="gr8" draw:text-style-name="P8" draw:layer="layout" svg:width="0.135cm" svg:height="0.169cm" svg:x="4.64cm" svg:y="8.837cm" svg:viewBox="0 0 136 170" svg:d="M0 4h26l4 25c5-4 9-8 13-12 4-5 9-9 13-13 4 0 9 0 13-4 4 0 8 0 17 0 17 0 29 4 38 17 8 8 12 26 12 43v110h-29v-106c0-12-4-21-9-30-4-5-12-9-21-9-4 0-8 0-8 0-4 0-9 4-13 9-4 0-9 5-13 9s-8 9-13 17v110h-30z">
          <text:p/>
        </draw:path>
        <draw:path draw:style-name="gr8" draw:text-style-name="P8" draw:layer="layout" svg:width="0.144cm" svg:height="0.08cm" svg:x="4.822cm" svg:y="8.875cm" svg:viewBox="0 0 145 81" svg:d="M145 25h-145v-25h145zM145 81h-145v-21h145z">
          <text:p/>
        </draw:path>
        <draw:polygon draw:style-name="gr11" draw:text-style-name="P11" draw:layer="layout" svg:width="0.148cm" svg:height="0.216cm" svg:x="5.009cm" svg:y="8.79cm" svg:viewBox="0 0 149 217" draw:points="149,217 111,217 46,81 25,38 25,148 25,217 0,217 0,0 38,0 98,127 119,179 119,59 119,0 149,0">
          <text:p/>
        </draw:polygon>
        <draw:path draw:style-name="gr11" draw:text-style-name="P11" draw:layer="layout" svg:width="0.153cm" svg:height="0.22cm" svg:x="5.191cm" svg:y="8.79cm" svg:viewBox="0 0 154 221" svg:d="M154 141c0 13 0 25-5 34-4 8-8 17-17 25-4 4-13 13-21 13-13 4-21 8-34 8s-26-4-35-8c-8 0-17-9-25-13-4-8-9-12-13-25 0-9-4-17-4-30v-145h30v145c0 9 4 13 4 21 0 5 4 13 8 17 4 5 9 9 14 9 8 4 13 4 21 4 17 0 30-4 34-13 8-8 13-21 13-38v-145h30z">
          <text:p/>
        </draw:path>
        <draw:polygon draw:style-name="gr11" draw:text-style-name="P11" draw:layer="layout" svg:width="0.127cm" svg:height="0.216cm" svg:x="5.399cm" svg:y="8.79cm" svg:viewBox="0 0 128 217" draw:points="128,217 0,217 0,0 33,0 33,192 128,192">
          <text:p/>
        </draw:polygon>
        <draw:polygon draw:style-name="gr11" draw:text-style-name="P11" draw:layer="layout" svg:width="0.123cm" svg:height="0.216cm" svg:x="5.589cm" svg:y="8.79cm" svg:viewBox="0 0 124 217" draw:points="124,217 0,217 0,0 30,0 30,192 124,192">
          <text:p/>
        </draw:polygon>
        <draw:path draw:style-name="gr7" draw:text-style-name="P7" draw:layer="layout" svg:width="0.08cm" svg:height="0.11cm" svg:x="5.776cm" svg:y="8.951cm" svg:viewBox="0 0 81 111" svg:d="M0 90c4 0 8 0 17 0 4-4 9-4 14-8 4 0 8-5 8-9 4-4 4-4 4-13 0-4 0-8 0-8-4-4-4-9-8-9 0-4-4-4-4-8s-5-4-5-13l5-4c0-5 0-5 4-9l4-5c4 0 8-4 13-4 4 0 8 4 8 4 4 0 9 5 13 9 0 0 4 5 4 14 4 4 4 8 4 16 0 9-4 17-4 26-4 8-8 17-17 21-8 9-17 13-25 17-9 4-22 4-35 4z">
          <text:p/>
        </draw:path>
        <draw:path draw:style-name="gr8" draw:text-style-name="P8" draw:layer="layout" svg:width="0.144cm" svg:height="0.237cm" svg:x="4.631cm" svg:y="9.303cm" svg:viewBox="0 0 145 238" svg:d="M0 153c0-12 5-25 9-38 0-8 8-21 12-25 9-9 17-13 31-17 9-4 22-8 30-8s13 0 17 0c4 4 13 4 17 4v-69h29v234h-29v-29c-9 8-17 16-26 25-8 4-21 8-29 8-9 0-18-4-27-8-8-4-13-9-17-17-8-4-8-13-12-25 0-9-5-22-5-35zM30 153c0 17 4 35 8 43 9 13 18 17 27 17s17-4 25-8c9-9 17-17 26-30v-81c-4 0-13 0-17-4-4 0-13 0-17 0-17 0-30 4-39 13-9 12-13 29-13 50z">
          <text:p/>
        </draw:path>
        <draw:path draw:style-name="gr8" draw:text-style-name="P8" draw:layer="layout" svg:width="0.144cm" svg:height="0.174cm" svg:x="4.822cm" svg:y="9.366cm" svg:viewBox="0 0 145 175" svg:d="M145 78c0 4 0 8 0 12 0 0 0 5 0 9h-114c0 17 4 30 12 38 9 8 26 13 43 13 4 0 8 0 13 0 4 0 12 0 17 0 4-5 8-5 12-5 5 0 9 0 9-4v26c-4 0-17 4-26 4-8 4-21 4-30 4-16 0-25-4-38-8-8-5-17-9-25-17-4-5-13-13-13-26-5-12-5-21-5-38 0-8 0-21 5-30 5-13 9-22 13-30 8-9 17-13 25-17 9-4 22-9 30-9 13 0 26 0 34 5 9 4 17 8 21 16 9 9 13 13 13 26 4 9 4 18 4 31zM116 74c0-5 0-14 0-23-5-4-5-8-9-12-4-5-8-9-13-13-8 0-13-5-21-5-4 0-13 5-17 5-4 4-8 8-13 13-4 4-8 8-8 12-4 9-4 18-4 23z">
          <text:p/>
        </draw:path>
        <draw:polygon draw:style-name="gr8" draw:text-style-name="P8" draw:layer="layout" svg:width="0.136cm" svg:height="0.233cm" svg:x="5.017cm" svg:y="9.303cm" svg:viewBox="0 0 137 234" draw:points="56,21 8,21 8,0 86,0 86,209 137,209 137,234 0,234 0,209 56,209">
          <text:p/>
        </draw:polygon>
        <draw:path draw:style-name="gr8" draw:text-style-name="P8" draw:layer="layout" svg:width="0.148cm" svg:height="0.224cm" svg:x="5.187cm" svg:y="9.316cm" svg:viewBox="0 0 149 225" svg:d="M149 217c-4 4-13 4-21 4-5 0-13 4-22 4-21 0-33-8-47-17-9-9-13-22-13-43v-89h-46v-21h46v-47l27-8v55h76v21h-76v85c0 13 4 21 12 30 5 4 13 8 26 8 8 0 12 0 17-4 8 0 17 0 21 0z">
          <text:p/>
        </draw:path>
        <draw:path draw:style-name="gr8" draw:text-style-name="P8" draw:layer="layout" svg:width="0.139cm" svg:height="0.173cm" svg:x="5.382cm" svg:y="9.367cm" svg:viewBox="0 0 140 174" svg:d="M115 170v-21c-10 8-22 13-31 17-8 4-17 8-29 8-9 0-17-4-26-4-4-4-8-8-17-13-4-4-4-8-8-12 0-4-4-13-4-17 0-17 8-34 21-43 13-8 29-12 55-12h35v-18c0-9-6-17-10-22-8-8-17-8-29-8-9 0-17 0-30 4-8 0-17 4-25 9v-30c4 0 8 0 12 0 5-4 9-4 13-4s8-4 17-4c4 0 8 0 17 0 8 0 17 0 25 4 10 0 14 4 22 8 5 4 9 13 13 17 4 9 4 17 4 26v115zM111 94h-39c-5 0-13 0-17 4-5 0-9 0-13 4s-4 4-8 9c0 4 0 8 0 13 0 4 0 8 0 8 0 4 4 9 4 9 4 4 4 4 8 8 4 0 9 0 13 0 8 0 17 0 25-4 9-4 17-13 27-21z">
          <text:p/>
        </draw:path>
        <draw:path draw:style-name="gr8" draw:text-style-name="P8" draw:layer="layout" svg:width="0.14cm" svg:height="0.084cm" svg:x="5.572cm" svg:y="9.405cm" svg:viewBox="0 0 141 85" svg:d="M141 25h-141v-25h141zM141 85h-141v-25h141z">
          <text:p/>
        </draw:path>
        <draw:path draw:style-name="gr13" draw:text-style-name="P12" draw:layer="layout" svg:width="0.174cm" svg:height="0.216cm" svg:x="5.742cm" svg:y="9.32cm" svg:viewBox="0 0 175 217" svg:d="M175 171h-39v46h-29v-46h-107v-26l94-145h42v145h39zM107 25l-77 120h77z">
          <text:p/>
        </draw:path>
        <draw:path draw:style-name="gr7" draw:text-style-name="P7" draw:layer="layout" svg:width="0.081cm" svg:height="0.11cm" svg:x="5.962cm" svg:y="9.481cm" svg:viewBox="0 0 82 111" svg:d="M0 90c5 0 13 0 17 0 5-4 9-4 13-8 4 0 9-5 9-9 4-4 4-4 4-13 0-4 0-8 0-8-4-4-4-9-9-9 0-4 0-4-4-8 0-5 0-5 0-14v-4c0-4 0-4 4-8 0 0 5-5 9-5 0 0 4-4 8-4s9 4 13 4c0 0 4 5 8 9 0 0 5 4 5 13 5 4 5 9 5 17 0 9-5 17-5 26-5 8-9 17-17 21-5 8-13 13-26 17-8 4-21 4-34 4z">
          <text:p/>
        </draw:path>
        <draw:path draw:style-name="gr8" draw:text-style-name="P8" draw:layer="layout" svg:width="0.127cm" svg:height="0.169cm" svg:x="4.644cm" svg:y="9.871cm" svg:viewBox="0 0 128 170" svg:d="M128 124c0 4 0 13 0 17-4 4-4 8-8 13-5 4-10 4-14 8-4 0-8 4-17 4-4 4-8 4-13 4-8 0-12 0-16 0-13 0-22 0-30 0-13 0-22-4-30-4v-25c8 0 21 4 30 4 8 4 17 4 30 4 12 0 21-4 29-8 9-4 9-9 9-13s0-8 0-8c0-5-5-5-5-9-4 0-8-4-12-8-9 0-17-5-26-5-8-4-13-8-21-8-4-4-13-8-17-13-4 0-9-8-9-12-4-5-4-9-4-17 0-5 0-9 0-17 4-4 9-9 13-13 4-5 13-9 21-14 9-4 22-4 34-4 4 0 13 0 21 0 9 0 17 0 27 4v27c-10-4-18-4-27-4-8 0-17-5-21-5-8 0-12 5-21 5-4 0-9 0-9 4-4 0-8 4-8 4 0 4 0 8 0 8 0 5 0 9 0 9 0 4 4 4 4 8 4 5 9 5 17 9 5 0 13 4 21 4 9 4 17 9 26 13 4 0 13 4 18 8 4 4 4 9 8 13 0 4 0 13 0 17z">
          <text:p/>
        </draw:path>
        <draw:path draw:style-name="gr8" draw:text-style-name="P8" draw:layer="layout" svg:width="0.144cm" svg:height="0.237cm" svg:x="4.818cm" svg:y="9.803cm" svg:viewBox="0 0 145 238" svg:d="M0 158c0-13 4-25 9-38s9-21 17-30c4-4 13-12 26-17 8-4 21-4 33-4 5 0 9 0 13 0 5 0 13 4 17 4v-73h30v238h-25l-5-33c-8 12-17 21-25 25-9 8-17 8-30 8-8 0-17 0-25-4-9-4-13-8-17-17-4-8-9-17-14-25 0-9-4-21-4-34zM30 154c0 21 5 38 9 46 8 9 17 17 25 17 9 0 17-4 26-12 8-5 17-17 25-30v-76c-4 0-12-4-17-4-4 0-13 0-17 0-17 0-29 4-38 12-8 13-13 26-13 47z">
          <text:p/>
        </draw:path>
        <draw:path draw:style-name="gr8" draw:text-style-name="P8" draw:layer="layout" svg:width="0.144cm" svg:height="0.081cm" svg:x="5.009cm" svg:y="9.909cm" svg:viewBox="0 0 145 82" svg:d="M145 21h-145v-21h145zM145 82h-145v-26h145z">
          <text:p/>
        </draw:path>
        <draw:polygon draw:style-name="gr13" draw:text-style-name="P12" draw:layer="layout" svg:width="0.14cm" svg:height="0.22cm" svg:x="5.199cm" svg:y="9.82cm" svg:viewBox="0 0 141 221" draw:points="141,221 5,221 5,192 61,192 61,34 9,64 0,38 69,0 94,0 94,192 141,192">
          <text:p/>
        </draw:polygon>
        <draw:path draw:style-name="gr13" draw:text-style-name="P12" draw:layer="layout" svg:width="0.153cm" svg:height="0.22cm" svg:x="5.377cm" svg:y="9.82cm" svg:viewBox="0 0 154 221" svg:d="M154 98c0 21-4 42-9 55-4 17-12 29-25 39-9 8-21 17-34 21-17 4-34 8-51 8h-22v-25h22c17 0 26-4 38-4 9-5 17-10 26-14 8-8 12-13 17-21 4-9 4-17 4-30v-4c-4 4-13 9-21 9-9 4-21 4-30 4-13 0-21 0-29-4-9-5-17-9-23-13-4-9-8-13-12-21 0-9-5-17-5-26 0-12 5-21 9-30 0-8 8-17 14-21 8-8 17-12 25-17 8-4 17-4 30-4 8 0 21 0 29 4 9 5 17 9 26 17 4 9 8 17 12 30 5 13 9 30 9 47zM78 21c-9 0-13 4-17 4-9 5-13 5-17 9s-4 8-9 17c0 4-4 13-4 17 0 9 4 13 4 21 0 4 5 9 9 13s8 4 12 8c5 0 13 5 17 5 5 0 9-5 13-5s9 0 13 0c4-4 8-4 12-8 5 0 9 0 9-4 0-13 0-26 0-34-4-13-4-17-9-26-4-4-8-8-16-13-5 0-13-4-17-4z">
          <text:p/>
        </draw:path>
        <draw:path draw:style-name="gr13" draw:text-style-name="P12" draw:layer="layout" svg:width="0.055cm" svg:height="0.055cm" svg:x="5.615cm" svg:y="9.985cm" svg:viewBox="0 0 56 56" svg:d="M26 0c4 0 9 5 13 5 0 0 4 4 8 4 0 4 5 8 5 8 0 5 4 9 4 13s0 9-4 13c0 0-5 4-5 8-4 0-8 5-8 5-4 0-9 0-13 0-5 0-9 0-9 0-5 0-9-5-9-5-4-4-4-8-8-8 0-4 0-9 0-13s0-8 0-13c4 0 4-4 8-8 0 0 4-4 9-4 0 0 4-5 9-5z">
          <text:p/>
        </draw:path>
        <draw:path draw:style-name="gr13" draw:text-style-name="P12" draw:layer="layout" svg:width="0.152cm" svg:height="0.216cm" svg:x="5.755cm" svg:y="9.824cm" svg:viewBox="0 0 153 217" svg:d="M153 150c0 8-4 17-8 25 0 9-9 17-13 26-9 4-17 8-25 12-9 4-23 4-31 4-13 0-25 0-34-4-8-4-17-8-21-17-9-8-13-17-17-29 0-13-4-26-4-43 0-12 4-21 4-34 0-8 4-21 8-29 0-9 5-17 13-26 4-4 13-13 21-17 5-8 17-12 26-12 12-6 26-6 43-6h21v27h-25c-13 0-27 0-35 4-9 0-17 4-21 13-9 4-13 13-17 21-4 4-4 17-4 25l-5 5c9-5 17-5 26-9 8 0 21-4 29-4 13 0 23 4 31 4 8 4 13 9 21 17 4 4 9 9 13 17 0 9 4 17 4 30zM119 150c0-9 0-13 0-17 0-9-4-13-8-13-4-4-9-8-13-13-5 0-14 0-18 0s-8 0-13 0c-4 0-8 0-12 5-4 0-9 0-13 4-4 0-8 4-13 4 0 17 5 25 5 38 4 9 4 17 8 21 4 5 9 9 17 13 4 4 13 4 17 4 8 0 13 0 17-4 9 0 14-4 18-8 4-5 4-9 8-13 0-9 0-13 0-21z">
          <text:p/>
        </draw:path>
        <draw:path draw:style-name="gr7" draw:text-style-name="P7" draw:layer="layout" svg:width="0.081cm" svg:height="0.11cm" svg:x="5.962cm" svg:y="9.985cm" svg:viewBox="0 0 82 111" svg:d="M0 90c5 0 13 0 17-4 5 0 9 0 13-4 4 0 9-5 9-10 4-4 4-8 4-12 0-5 0-9 0-9-4-4-4-8-9-8 0-4 0-9-4-9 0-4 0-8 0-12 0 0 0-5 0-9 0 0 0-4 4-4 0-5 5-5 9-5 0-4 4-4 8-4s9 0 13 4c0 0 4 5 8 5 0 4 5 8 5 13 5 8 5 12 5 21 0 8-5 17-5 25-5 9-9 18-17 22-5 9-13 13-26 17-8 4-21 4-34 4z">
          <text:p/>
        </draw:path>
        <draw:path draw:style-name="gr8" draw:text-style-name="P8" draw:layer="layout" svg:width="0.127cm" svg:height="0.174cm" svg:x="4.644cm" svg:y="10.371cm" svg:viewBox="0 0 128 175" svg:d="M128 128c0 5 0 9 0 13-4 9-4 13-8 13-5 4-10 8-14 13-4 0-8 4-17 4-4 0-8 4-13 4-8 0-12 0-16 0-13 0-22 0-30 0-13 0-22-4-30-4v-30c8 4 21 9 30 9 8 0 17 0 30 0 12 0 21 0 29-5 9-4 9-8 9-17 0 0 0-4 0-8l-5-4c-4-5-8-5-12-9-9 0-17-4-26-8-8 0-13-6-21-6-4-4-13-8-17-12-4-5-9-9-9-13-4-4-4-13-4-17s0-13 0-17c4-4 9-8 13-17 4-4 13-8 21-8 9-5 22-9 34-9 4 0 13 4 21 4 9 0 17 0 27 5v25c-10-4-18-4-27-4-8-4-17-4-21-4-8 0-12 0-21 4-4 0-9 0-9 4-4 0-8 4-8 4 0 4 0 9 0 9 0 4 0 8 0 8 0 4 4 4 4 9 4 0 9 4 17 4 5 4 13 8 21 8 9 5 17 9 26 9 4 4 13 8 18 14 4 4 4 8 8 12 0 5 0 9 0 17z">
          <text:p/>
        </draw:path>
        <draw:path draw:style-name="gr8" draw:text-style-name="P8" draw:layer="layout" svg:width="0.131cm" svg:height="0.237cm" svg:x="4.831cm" svg:y="10.308cm" svg:viewBox="0 0 132 238" svg:d="M55 94h-51v-26h81v145h47v25h-132v-25h55zM63 0c4 0 8 0 8 0 5 0 5 5 9 5 0 4 5 4 5 8 0 5 0 5 0 9s0 4 0 8c0 5-5 5-5 9-4 0-4 4-9 4 0 0-4 0-8 0s-4 0-8 0c-5 0-5-4-9-4 0-4-4-4-4-9 0-4 0-4 0-8s0-4 0-9c0-4 4-4 4-8 4 0 4-5 9-5 4 0 4 0 8 0z">
          <text:p/>
        </draw:path>
        <draw:path draw:style-name="gr8" draw:text-style-name="P8" draw:layer="layout" svg:width="0.157cm" svg:height="0.242cm" svg:x="5.004cm" svg:y="10.371cm" svg:viewBox="0 0 158 243" svg:d="M133 30c0 4 4 8 4 12 4 5 4 9 4 17 0 9 0 17-4 22-4 8-8 17-13 21-8 4-13 8-21 14-9 0-17 4-25 4-9 0-18-4-23-4-4 0-12-6-12-6-5 0-5 6-9 10 0 0 0 4 0 8 0 5 0 9 4 9 5 4 9 4 17 8h44c8 0 17 0 25 5 5 0 13 4 17 8 5 0 9 4 13 13 4 4 4 8 4 17 0 8-4 12-4 21-4 4-8 13-17 17-4 4-13 8-26 12-8 5-21 5-33 5-18 0-27 0-40-5-8 0-16-4-21-8-8-4-12-8-12-13-5-4-5-12-5-17 0-8 0-17 5-21 4-8 8-12 17-17 0-4-5-4-9-8 0 0 0-4-4-4 0-5 0-5 0-9-4-4-4-4-4-8 0-5 4-13 8-17 0-10 4-14 9-18 0-5-5-9-5-9 0-4-4-4-4-8 0-5 0-5-4-9 0-4 0-8 0-13 0-8 4-17 4-21 4-8 9-17 13-21 8-4 12-8 21-13 8 0 17-4 31-4 4 0 4 4 8 4s8 0 13 0h59v26zM30 196c0 9 4 13 13 17 8 4 21 9 35 9 8 0 16-5 21-5 8 0 12-4 17-8 4 0 8-4 8-9 0-4 5-4 5-8 0-9-5-13-9-17-9-4-17-4-26-4l-47-4c-4 4-4 8-9 8 0 4-4 4-4 8l-4 5c0 4 0 8 0 8zM38 59c0 5 0 9 5 13 0 9 4 9 8 13 0 4 4 4 9 8 4 0 9 0 18 0 4 0 8 0 12 0 4-4 9-4 13-8s4-9 8-13c0-4 0-8 0-13 0-4 0-8-4-12 0-5-4-9-4-13-4-4-9-4-13-8-4 0-8 0-12 0-9 0-14 0-18 0-5 4-9 4-13 8 0 4-4 8-4 13-5 4-5 8-5 12z">
          <text:p/>
        </draw:path>
        <draw:path draw:style-name="gr8" draw:text-style-name="P8" draw:layer="layout" svg:width="0.055cm" svg:height="0.055cm" svg:x="5.237cm" svg:y="10.49cm" svg:viewBox="0 0 56 56" svg:d="M31 0c4 0 9 0 9 4 4 0 8 0 12 4 0 5 4 5 4 9s0 8 0 13c0 4 0 4 0 8s-4 10-4 10c-4 4-8 4-12 8 0 0-5 0-9 0s-8 0-13 0c0-4-5-4-9-8 0 0-4-6-4-10s-5-4-5-8c0-5 5-9 5-13s4-4 4-9c4-4 9-4 9-4 5-4 9-4 13-4z">
          <text:p/>
        </draw:path>
        <draw:polygon draw:style-name="gr8" draw:text-style-name="P8" draw:layer="layout" svg:width="0.136cm" svg:height="0.238cm" svg:x="5.39cm" svg:y="10.307cm" svg:viewBox="0 0 137 239" draw:points="55,27 4,27 4,0 86,0 86,213 137,213 137,239 0,239 0,213 55,213">
          <text:p/>
        </draw:polygon>
        <draw:path draw:style-name="gr8" draw:text-style-name="P8" draw:layer="layout" svg:width="0.148cm" svg:height="0.174cm" svg:x="5.568cm" svg:y="10.371cm" svg:viewBox="0 0 149 175" svg:d="M149 81c0 4 0 8 0 8 0 4 0 4 0 10h-119c0 17 4 29 13 38 12 8 25 17 42 17 4 0 8-4 17-4 4 0 8 0 12 0 5 0 9 0 13-5 5 0 10 0 14 0v22c-9 4-18 4-31 8-8 0-17 0-29 0-13 0-26 0-38-4-9-4-17-9-22-17-8-9-12-17-17-30-4-8-4-21-4-35 0-13 0-21 4-34 5-8 9-21 17-25 5-9 13-17 22-21 8-5 21-9 33-9 13 0 22 4 30 9 8 4 17 8 21 12 10 9 14 17 18 26 0 8 4 21 4 34zM119 76c0-8 0-17-5-21 0-4-4-12-8-17-4-4-8-8-13-8-4-4-12-4-17-4-8 0-12 0-21 4-4 0-8 4-12 8-5 5-5 13-9 17 0 4-4 13-4 21z">
          <text:p/>
        </draw:path>
        <draw:polygon draw:style-name="gr8" draw:text-style-name="P8" draw:layer="layout" svg:width="0.165cm" svg:height="0.17cm" svg:x="5.746cm" svg:y="10.375cm" svg:viewBox="0 0 166 171" draw:points="0,0 34,0 72,112 85,141 93,112 132,0 166,0 98,171 64,171">
          <text:p/>
        </draw:polygon>
        <draw:path draw:style-name="gr8" draw:text-style-name="P8" draw:layer="layout" svg:width="0.148cm" svg:height="0.174cm" svg:x="5.941cm" svg:y="10.371cm" svg:viewBox="0 0 149 175" svg:d="M149 81c0 4 0 8 0 8 0 4 0 4 0 10h-119c0 17 4 29 17 38 9 8 22 17 39 17 4 0 13-4 17-4s8 0 13 0c4 0 8 0 12-5 4 0 9 0 13 0v22c-9 4-17 4-25 8-13 0-22 0-34 0-13 0-26 0-35-4-13-4-21-9-26-17-8-9-13-17-17-30 0-8-4-21-4-35 0-13 4-21 4-34 4-8 9-21 17-25 5-9 13-17 22-21 13-5 22-9 34-9 13 0 22 4 30 9 9 4 17 8 25 12 5 9 9 17 13 26 4 8 4 21 4 34zM120 76c0-8 0-17-4-21 0-4-5-12-9-17 0-4-4-8-13-8-4-4-12-4-17-4-8 0-12 0-16 4-10 0-14 4-18 8 0 5-5 13-9 17 0 4-4 13-4 21z">
          <text:p/>
        </draw:path>
        <draw:polygon draw:style-name="gr8" draw:text-style-name="P8" draw:layer="layout" svg:width="0.136cm" svg:height="0.238cm" svg:x="6.136cm" svg:y="10.307cm" svg:viewBox="0 0 137 239" draw:points="56,27 9,27 9,0 86,0 86,213 137,213 137,239 0,239 0,213 56,213">
          <text:p/>
        </draw:polygon>
        <draw:path draw:style-name="gr8" draw:text-style-name="P8" draw:layer="layout" svg:width="0.144cm" svg:height="0.085cm" svg:x="6.318cm" svg:y="10.409cm" svg:viewBox="0 0 145 86" svg:d="M145 26h-145v-26h145zM145 86h-145v-25h145z">
          <text:p/>
        </draw:path>
        <draw:path draw:style-name="gr13" draw:text-style-name="P12" draw:layer="layout" svg:width="0.161cm" svg:height="0.22cm" svg:x="6.496cm" svg:y="10.325cm" svg:viewBox="0 0 162 221" svg:d="M162 110c0 18-4 30-8 47 0 13-8 26-13 34-8 9-17 17-25 22-13 8-21 8-34 8s-26 0-34-4c-9-4-17-13-26-21-5-9-13-22-13-34-4-17-9-34-9-52 0-17 5-34 5-47 4-13 8-25 17-34 9-8 17-17 26-21 8-8 21-8 34-8s25 0 34 4c8 4 17 13 25 21 5 8 9 21 13 34s8 29 8 51zM133 110c0-5 0-9 0-9-4-4-4-8-4-13l-90 69c0 5 5 13 5 17 4 5 4 9 8 13s9 4 13 9c4 0 13 0 17 0 8 0 13 0 21-5 4-4 9-8 13-17 4-4 8-17 13-25 0-13 4-27 4-39zM31 110c0 4 0 4 0 8s0 10 0 10l93-69c0-4-4-9-4-13-4-4-8-8-13-13 0-4-4-4-8-8-9 0-13-4-17-4-9 0-13 4-21 8-5 4-13 9-17 17-5 4-5 13-9 26-4 8-4 21-4 38z">
          <text:p/>
        </draw:path>
        <draw:path draw:style-name="gr13" draw:text-style-name="P12" draw:layer="layout" svg:width="0.055cm" svg:height="0.055cm" svg:x="6.734cm" svg:y="10.49cm" svg:viewBox="0 0 56 56" svg:d="M30 0c5 0 5 0 9 4 4 0 8 0 8 4 4 5 4 5 9 9 0 4 0 8 0 13 0 4 0 4 0 8-5 4-5 10-9 10 0 4-4 4-8 8-4 0-4 0-9 0-4 0-8 0-12 0-5-4-5-4-9-8-4 0-4-6-4-10-5-4-5-4-5-8 0-5 0-9 5-13 0-4 0-4 4-9 4-4 4-4 9-4 4-4 8-4 12-4z">
          <text:p/>
        </draw:path>
        <draw:path draw:style-name="gr13" draw:text-style-name="P12" draw:layer="layout" svg:width="0.162cm" svg:height="0.22cm" svg:x="6.869cm" svg:y="10.325cm" svg:viewBox="0 0 163 221" svg:d="M163 110c0 18-5 30-5 47-4 13-8 26-17 34-9 9-18 17-26 22-9 8-21 8-34 8s-26 0-34-4-17-13-25-21c-5-9-9-22-13-34-4-17-9-34-9-52 0-17 5-34 9-47 0-13 8-25 13-34 8-8 17-17 25-21 13-8 21-8 34-8s25 0 34 4c8 4 17 13 26 21 5 8 13 21 13 34 4 13 9 29 9 51zM132 110c0-5 0-9 0-9 0-4 0-8-5-13l-88 69c0 5 4 13 4 17 4 5 8 9 8 13 4 4 9 4 13 9 4 0 13 0 17 0 8 0 13 0 21-5 4-4 13-8 17-17 4-4 4-17 8-25 5-13 5-27 5-39zM30 110c0 4 0 4 0 8s0 10 4 10l89-69c0-4-4-9-4-13-4-4-9-8-9-13-4-4-8-4-12-8-4 0-13-4-17-4-9 0-13 4-21 8-5 4-9 9-13 17-4 4-8 13-13 26 0 8-4 21-4 38z">
          <text:p/>
        </draw:path>
        <draw:path draw:style-name="gr13" draw:text-style-name="P12" draw:layer="layout" svg:width="0.131cm" svg:height="0.22cm" svg:x="7.073cm" svg:y="10.325cm" svg:viewBox="0 0 132 221" svg:d="M132 149c0 13 0 21-4 30-4 8-13 17-21 21-9 8-17 13-30 17-8 4-22 4-35 4-4 0-8 0-12 0 0 0-5 0-9 0s-8 0-13 0c-4 0-4 0-8 0v-30c8 5 13 5 21 5 9 0 17 0 21 0 13 0 17 0 27 0 8-5 12-9 17-13 8-4 8-9 12-13s4-13 4-17c0-17-4-25-12-31-13-8-27-12-44-12h-42v-110h120v25h-94v63h21c8 0 22 0 30 0 9 5 17 9 26 13 8 4 17 9 21 17 4 10 4 18 4 31z">
          <text:p/>
        </draw:path>
        <draw:path draw:style-name="gr7" draw:text-style-name="P7" draw:layer="layout" svg:width="0.076cm" svg:height="0.11cm" svg:x="7.272cm" svg:y="10.49cm" svg:viewBox="0 0 77 111" svg:d="M0 90c4 0 9-4 13-4 8 0 13-5 17-5 4-4 4-4 8-8s4-9 4-13 0-8-4-12c0 0 0-5-4-9l-4-4c-4-4-4-9-4-13s0-4 4-9v-5c4-4 4-4 8-8 4 0 9 0 9 0 4 0 8 0 12 0 6 4 10 4 10 8 4 5 4 10 8 14 0 4 0 13 0 17 0 9 0 21-4 30-4 8-8 12-14 21-8 4-17 13-25 17-13 0-21 4-34 4z">
          <text:p/>
        </draw:path>
        <draw:path draw:style-name="gr8" draw:text-style-name="P8" draw:layer="layout" svg:width="0.144cm" svg:height="0.238cm" svg:x="4.64cm" svg:y="10.875cm" svg:viewBox="0 0 145 239" svg:d="M145 85c0 13-4 26-9 38-4 13-8 22-16 31-5 4-13 13-26 13-8 4-21 8-29 8-9 0-13 0-18 0-4-4-13-4-18-4v68h-29v-234h25l4 30c9-13 18-22 27-26s21-9 30-9c8 0 17 5 25 9 9 4 13 9 17 17 4 4 8 13 13 26 4 8 4 21 4 33zM115 85c0-8 0-17-4-21 0-8 0-17-4-21s-9-8-13-13c-4 0-8-4-13-4-4 0-8 0-12 4-4 0-9 0-13 5-4 4-9 4-13 12-5 5-9 9-14 13v85c5 0 14 0 18 5 5 0 13 0 18 0 16 0 29-5 38-18 8-9 12-25 12-47z">
          <text:p/>
        </draw:path>
        <draw:path draw:style-name="gr8" draw:text-style-name="P8" draw:layer="layout" svg:width="0.157cm" svg:height="0.174cm" svg:x="4.818cm" svg:y="10.875cm" svg:viewBox="0 0 158 175" svg:d="M158 85c0 13-5 27-9 39-4 9-8 17-12 26-9 8-17 13-26 17-13 4-22 8-35 8s-25 0-34-4c-8-4-17-13-25-17-4-8-9-17-13-30-4-8-4-22-4-34 0-13 0-26 4-38 4-9 9-17 17-26 4-8 13-13 25-17 9-4 22-9 30-9 13 0 27 5 35 9 9 0 17 9 26 13 4 8 8 17 12 30 4 8 9 21 9 33zM128 90c0-13-4-22-4-30-4-8-9-13-13-17-4-8-8-8-13-13-9-4-14-4-22-4s-17 0-21 4c-9 5-13 9-17 13-4 9-4 13-9 21 0 9 0 17 0 26 0 8 0 17 0 26 5 8 9 13 13 21 4 4 9 9 13 9 8 4 13 4 21 4s17 0 22-4c9-5 13-9 17-13 5-9 5-13 9-21 0-10 4-14 4-22z">
          <text:p/>
        </draw:path>
        <draw:polygon draw:style-name="gr8" draw:text-style-name="P8" draw:layer="layout" svg:width="0.174cm" svg:height="0.165cm" svg:x="4.996cm" svg:y="10.88cm" svg:viewBox="0 0 175 166" draw:points="175,0 149,166 115,166 89,99 85,81 81,99 55,166 21,166 0,0 26,0 42,116 42,141 51,116 76,43 98,43 124,116 128,137 132,116 145,0">
          <text:p/>
        </draw:polygon>
        <draw:path draw:style-name="gr8" draw:text-style-name="P8" draw:layer="layout" svg:width="0.149cm" svg:height="0.174cm" svg:x="5.195cm" svg:y="10.875cm" svg:viewBox="0 0 150 175" svg:d="M150 81c0 0 0 4 0 9 0 4 0 4 0 8h-120c0 18 4 31 12 39 13 9 27 13 44 13 4 0 8 0 12 0 9 0 13 0 17 0 5 0 9-4 13-4s9 0 13 0v21c-9 4-17 4-30 4-8 4-17 4-29 4-13 0-27 0-40-4-8-4-16-13-25-17-4-8-8-17-13-30-4-8-4-22-4-34 0-13 0-26 4-34 5-13 9-21 13-30 9-8 17-13 25-17 9-4 23-9 35-9 9 0 21 5 30 9 8 0 17 9 21 13 9 8 13 17 17 25 0 9 5 21 5 34zM120 77c0-9 0-17-5-21 0-9-4-13-8-17s-9-9-13-9c-4-4-12-4-21-4-4 0-13 0-18 4-4 0-8 5-13 9-4 4-8 8-8 17-4 4-4 12-4 21z">
          <text:p/>
        </draw:path>
        <draw:path draw:style-name="gr8" draw:text-style-name="P8" draw:layer="layout" svg:width="0.138cm" svg:height="0.169cm" svg:x="5.394cm" svg:y="10.876cm" svg:viewBox="0 0 139 170" svg:d="M0 4h27l4 31c8-14 17-22 25-27 13-4 22-8 30-8 17 0 30 8 42 17 9 14 13 31 9 52h-26c0-17-4-26-8-34-4-4-13-9-21-9-4 0-9 0-9 5-4 0-8 0-12 4-5 4-9 8-13 13-9 4-13 8-17 16v106h-31z">
          <text:p/>
        </draw:path>
        <draw:path draw:style-name="gr8" draw:text-style-name="P8" draw:layer="layout" svg:width="0.14cm" svg:height="0.084cm" svg:x="5.572cm" svg:y="10.914cm" svg:viewBox="0 0 141 85" svg:d="M141 25h-141v-25h141zM141 85h-141v-25h141z">
          <text:p/>
        </draw:path>
        <draw:path draw:style-name="gr13" draw:text-style-name="P12" draw:layer="layout" svg:width="0.157cm" svg:height="0.224cm" svg:x="5.75cm" svg:y="10.825cm" svg:viewBox="0 0 158 225" svg:d="M158 115c0 17 0 30-4 43-4 16-9 25-17 38-4 8-13 17-25 21-9 4-23 8-35 8-13 0-21-4-30-8-13-4-17-9-25-17-9-9-13-21-17-38-5-13-5-30-5-47s0-34 5-46c4-13 8-26 17-35 4-13 12-17 25-26 9-4 21-8 34-8s22 4 31 8c12 4 21 13 25 21 8 9 13 22 17 35s4 30 4 51zM128 115c0-4 0-8 0-12 0-5 0-5 0-9l-94 68c5 4 5 8 9 17 0 4 4 8 8 12 5 0 9 5 13 5 4 4 8 4 17 4 4 0 13 0 17-4 9-5 14-9 18-17 4-9 8-17 8-26 4-12 4-25 4-38zM30 111c0 4 0 8 0 13 0 4 0 4 0 8l94-68c-4-4-4-8-8-13 0-8-4-8-9-13-4-4-9-9-13-9-5-4-9-4-13-4-9 0-17 4-21 4-9 5-13 14-17 18-4 9-9 17-9 30-4 9-4 21-4 34z">
          <text:p/>
        </draw:path>
        <draw:path draw:style-name="gr13" draw:text-style-name="P12" draw:layer="layout" svg:width="0.055cm" svg:height="0.055cm" svg:x="5.988cm" svg:y="10.994cm" svg:viewBox="0 0 56 56" svg:d="M25 0c4 0 9 0 14 0 4 4 4 4 8 9 0 0 5 4 5 8 4 4 4 9 4 9 0 4 0 9-4 13 0 5-5 5-5 9-4 4-4 4-8 4-5 4-10 4-14 4s-4 0-8-4c-4 0-9 0-9-4-4-4-4-4-8-9 0-4 0-9 0-13 0 0 0-5 0-9 4-4 4-8 8-8 0-5 5-5 9-9 4 0 4 0 8 0z">
          <text:p/>
        </draw:path>
        <draw:path draw:style-name="gr13" draw:text-style-name="P12" draw:layer="layout" svg:width="0.148cm" svg:height="0.22cm" svg:x="6.128cm" svg:y="10.825cm" svg:viewBox="0 0 149 221" svg:d="M149 103c0 21-4 38-9 55-4 12-12 25-21 33-12 13-25 22-38 26-12 4-29 4-51 4h-18v-25h18c17 0 30 0 39-5 12 0 21-4 25-12 8-5 13-13 17-21 4-5 4-17 8-26v-8c-8 4-17 8-25 12-9 0-17 5-30 5-8 0-21-5-30-9-8 0-12-4-22-13-4-4-8-12-8-21-4-4-4-12-4-25 0-10 0-18 4-27 4-8 8-17 13-25 9-4 17-9 26-13s21-8 30-8c12 0 21 4 29 8 9 0 17 9 26 17 4 9 12 17 17 30 0 14 4 31 4 48zM73 25c-9 0-13 0-17 4-4 0-9 5-13 9s-9 8-9 12c-4 9-4 13-4 23 0 4 0 13 0 17 4 4 4 8 9 13 4 4 8 8 13 8 4 4 12 4 21 4 4 0 8 0 12 0 5 0 9-4 13-4s9-4 9-4c4 0 8-4 12-4 0-17 0-30-4-40 0-8-4-17-8-21-5-8-9-13-17-13-5-4-9-4-17-4z">
          <text:p/>
        </draw:path>
        <draw:path draw:style-name="gr7" draw:text-style-name="P7" draw:layer="layout" svg:width="0.081cm" svg:height="0.11cm" svg:x="6.335cm" svg:y="10.995cm" svg:viewBox="0 0 82 111" svg:d="M0 85c4 0 13 0 17 0s10-4 14-4c4-4 8-9 13-9 0-4 0-8 0-13 0-4 0-9 0-13s-5-4-5-8c-4 0-4-5-8-9 0 0 0-4 0-8 0-5 0-5 0-9s4-4 4-8c0 0 4-4 9-4 0 0 4 0 8 0 5 0 9 0 13 0 4 4 4 4 8 8 5 4 5 8 5 13 4 4 4 8 4 17 0 8 0 17-4 26-5 8-9 17-17 25-4 5-13 9-26 13-8 5-22 9-35 9z">
          <text:p/>
        </draw:path>
        <draw:path draw:style-name="gr8" draw:text-style-name="P8" draw:layer="layout" svg:width="0.152cm" svg:height="0.225cm" svg:x="4.623cm" svg:y="11.329cm" svg:viewBox="0 0 153 226" svg:d="M153 217c-8 5-12 5-21 5-8 0-12 4-21 4-21 0-38-9-47-17-8-10-17-22-17-43v-90h-47v-21h47v-46l30-9v55h76v21h-76v85c0 13 5 22 9 30 8 4 17 8 29 8 5 0 13 0 17-4 9 0 13 0 21 0z">
          <text:p/>
        </draw:path>
        <draw:path draw:style-name="gr8" draw:text-style-name="P8" draw:layer="layout" svg:width="0.166cm" svg:height="0.233cm" svg:x="4.809cm" svg:y="11.384cm" svg:viewBox="0 0 167 234" svg:d="M167 0l-55 149c-9 13-13 30-18 39-8 12-12 21-21 25-8 9-18 13-26 17-9 4-17 4-30 4-4 0-4 0-8 0 0 0-4 0-9 0v-25c5 0 9 0 9 0 4 0 8 0 8 0 9 0 13 0 17 0 4-4 9-4 13-9 4-4 8-8 14-12 4-9 4-13 8-21l-64-167h29l44 111 8 25 13-25 38-111z">
          <text:p/>
        </draw:path>
        <draw:path draw:style-name="gr8" draw:text-style-name="P8" draw:layer="layout" svg:width="0.144cm" svg:height="0.237cm" svg:x="5.013cm" svg:y="11.38cm" svg:viewBox="0 0 145 238" svg:d="M145 85c0 12-4 25-4 39-4 9-13 21-21 25-5 9-13 13-27 17-9 5-21 5-30 5-8 0-12 0-17 0-4 0-12 0-17 0v67h-29v-234h25l4 26c9-9 17-17 26-22 8-4 21-8 29-8 13 0 23 0 27 4 9 4 13 13 21 17 5 9 9 17 9 30 4 8 4 21 4 34zM115 85c0-9 0-17 0-26-4-4-4-12-8-17-5-4-5-8-10-12-4-5-13-5-17-5s-8 0-12 0c-5 5-5 5-9 9-4 0-8 4-13 8-4 5-12 13-17 17v82c5 4 13 4 17 4 9 4 13 4 17 4 17 0 30-4 39-16 9-9 13-27 13-48z">
          <text:p/>
        </draw:path>
        <draw:path draw:style-name="gr8" draw:text-style-name="P8" draw:layer="layout" svg:width="0.149cm" svg:height="0.174cm" svg:x="5.195cm" svg:y="11.38cm" svg:viewBox="0 0 150 175" svg:d="M150 76c0 4 0 9 0 13 0 0 0 4 0 8h-120c0 18 4 31 12 40 13 8 27 12 44 12 4 0 8 0 12 0 9 0 13 0 17 0 5-4 9-4 13-4s9 0 13-4v25c-9 0-17 5-30 5-8 4-17 4-29 4-13 0-27-4-40-9-8-4-16-8-25-17-4-4-8-12-13-26-4-13-4-21-4-38 0-9 0-21 4-30 5-13 9-21 13-30 9-8 17-12 25-17 9-4 23-8 35-8 9 0 21 0 30 4 8 4 17 9 21 17 9 9 13 13 17 26 0 8 5 17 5 29zM120 72c0-4 0-13-5-21 0-4-4-9-8-13s-9-8-13-13c-4 0-12-4-21-4-4 0-13 4-18 4-4 5-8 9-13 13-4 4-8 9-8 13-4 8-4 17-4 21z">
          <text:p/>
        </draw:path>
        <draw:path draw:style-name="gr8" draw:text-style-name="P8" draw:layer="layout" svg:width="0.145cm" svg:height="0.085cm" svg:x="5.381cm" svg:y="11.418cm" svg:viewBox="0 0 146 86" svg:d="M146 26h-146v-26h146zM146 86h-146v-26h146z">
          <text:p/>
        </draw:path>
        <draw:path draw:style-name="gr9" draw:text-style-name="P9" draw:layer="layout" svg:width="0.097cm" svg:height="0.076cm" svg:x="5.594cm" svg:y="11.317cm" svg:viewBox="0 0 98 77" svg:d="M33 0l-4 77h-25l-4-77zM98 0l-4 77h-27l-4-77z">
          <text:p/>
        </draw:path>
        <draw:path draw:style-name="gr9" draw:text-style-name="P9" draw:layer="layout" svg:width="0.148cm" svg:height="0.225cm" svg:x="5.746cm" svg:y="11.329cm" svg:viewBox="0 0 149 226" svg:d="M149 217c-4 5-12 5-17 5-8 0-16 4-21 4-22 0-39-9-47-17-13-10-17-22-17-43v-90h-47v-21h47v-46l29-9v55h73v21h-73v85c0 13 5 22 9 30 8 4 18 8 31 8 4 0 8 0 16-4 5 0 13 0 17 0z">
          <text:p/>
        </draw:path>
        <draw:polygon draw:style-name="gr9" draw:text-style-name="P9" draw:layer="layout" svg:width="0.174cm" svg:height="0.166cm" svg:x="5.928cm" svg:y="11.384cm" svg:viewBox="0 0 175 167" draw:points="175,0 154,167 116,167 95,99 90,81 82,99 61,167 26,167 0,0 30,0 44,112 48,137 52,116 78,38 99,38 124,116 133,137 137,116 150,0">
          <text:p/>
        </draw:polygon>
        <draw:path draw:style-name="gr9" draw:text-style-name="P9" draw:layer="layout" svg:width="0.157cm" svg:height="0.174cm" svg:x="6.123cm" svg:y="11.38cm" svg:viewBox="0 0 158 175" svg:d="M158 85c0 12 0 25-4 34-4 14-9 22-17 30-4 9-13 13-25 17-9 5-22 9-34 9-9 0-21-4-30-9-10 0-18-8-27-12-4-9-12-17-12-31-4-8-9-21-9-34s5-25 9-38c0-9 8-17 12-26 9-8 17-12 27-21 13-4 21-4 34-4s21 0 34 4c8 4 17 9 21 17 8 9 13 17 17 26 4 12 4 25 4 38zM129 85c0-9 0-17-5-26 0-8-4-12-8-21-4-4-9-8-13-8-8-5-13-5-21-5s-17 0-21 5c-9 4-13 8-17 12-6 5-10 13-10 22-4 8-4 12-4 21 0 12 4 21 4 30 4 8 4 13 10 18 4 8 13 8 17 12s13 4 21 4 17 0 21-4 13-8 17-12c0-10 4-14 9-23 0-8 0-17 0-25z">
          <text:p/>
        </draw:path>
        <draw:path draw:style-name="gr9" draw:text-style-name="P9" draw:layer="layout" svg:width="0.055cm" svg:height="0.055cm" svg:x="6.361cm" svg:y="11.499cm" svg:viewBox="0 0 56 56" svg:d="M30 0c0 0 4 0 8 0 4 4 8 4 8 8 6 0 6 5 10 9 0 0 0 4 0 9 0 4 0 9 0 13-4 4-4 4-10 8 0 0-4 5-8 5-4 4-8 4-8 4-5 0-9 0-13-4-5 0-5-5-9-5-4-4-4-4-4-8-4-4-4-9-4-13 0-5 0-9 4-9 0-4 0-9 4-9 4-4 4-4 9-8 4 0 8 0 13 0z">
          <text:p/>
        </draw:path>
        <draw:path draw:style-name="gr9" draw:text-style-name="P9" draw:layer="layout" svg:width="0.128cm" svg:height="0.174cm" svg:x="6.513cm" svg:y="11.38cm" svg:viewBox="0 0 129 175" svg:d="M129 123c0 10 0 14 0 18-5 4-9 8-9 13-4 4-8 4-13 8-4 4-8 4-17 9-4 0-8 0-12 0-9 4-13 4-17 4-13 0-22 0-30-4-14 0-22 0-31-5v-25c9 4 21 4 31 4 8 4 17 4 30 4 12 0 21 0 29-4 5-4 9-12 9-17s0-9 0-9c0-4-4-4-4-9-5 0-9-4-17-4-5-4-13-4-22-9-8-4-17-4-21-8-9-4-14-4-18-9-4-4-8-8-12-16 0-5 0-9 0-17 0-5 0-9 0-13 4-9 8-13 12-17s14-9 22-13c9-4 22-4 34-4 5 0 13 0 22 0 8 0 17 4 25 4v26c-8 0-17-5-25-5-9 0-17 0-22 0-8 0-12 0-21 0-4 0-8 5-8 5-5 4-9 4-9 8 0 0-4 4-4 9 0 0 4 4 4 8l4 4c5 5 9 5 17 9 5 0 13 4 22 8 8 0 17 4 25 9 4 4 13 4 13 8 4 4 8 9 13 13 0 4 0 13 0 17z">
          <text:p/>
        </draw:path>
        <draw:path draw:style-name="gr9" draw:text-style-name="P9" draw:layer="layout" svg:width="0.14cm" svg:height="0.174cm" svg:x="6.691cm" svg:y="11.38cm" svg:viewBox="0 0 141 175" svg:d="M112 171v-22c-9 9-18 13-26 17-8 5-21 9-30 9s-18-4-26-4c-4-5-13-9-17-13s-8-9-8-13c-5-4-5-12-5-17 0-18 9-35 22-43 12-9 30-13 56-13h34v-17c0-8-5-17-9-21-9-9-17-9-30-9-12 0-21 0-30 5-9 0-17 4-30 8v-30c4 0 9 0 13 0 4-4 12-4 17-4 4 0 9-4 13-4 9 0 13 0 17 0 13 0 21 0 30 4 9 0 13 4 21 9 5 4 9 12 13 17 0 8 4 17 4 25v116zM112 93h-39c-8 0-12 0-17 4-9 0-13 0-13 5-5 4-9 4-9 8 0 5-4 9-4 13 0 5 4 10 4 10 0 4 0 8 4 8 0 4 5 4 9 8 5 0 9 0 14 0 8 0 12 0 21-4 8-4 17-12 30-22z">
          <text:p/>
        </draw:path>
        <draw:path draw:style-name="gr9" draw:text-style-name="P9" draw:layer="layout" svg:width="0.157cm" svg:height="0.17cm" svg:x="6.874cm" svg:y="11.38cm" svg:viewBox="0 0 158 171" svg:d="M128 171v-119c0-4 0-9 0-13s0-8 0-8c0-6-5-6-5-6h-4c-4 0-4 0-8 0 0 0 0 6-5 10 0 0-4 4-8 8 0 9-4 13-8 22v106h-27v-115c0-8 0-13 0-17s0-8-4-8c0-6 0-6 0-6-4 0-4 0-4 0-5 0-5 0-9 0l-4 6c-4 4-4 8-8 12-5 5-5 13-9 22v106h-25v-167h21v31c4-4 4-14 8-18 5-4 5-9 9-9 4-4 4-4 8-8 4 0 9 0 13 0 8 0 18 4 22 8 4 5 4 17 4 27 5-4 5-10 9-14s4-8 8-13c4-4 4-4 9-4 4-4 8-4 12-4 22 0 35 17 35 48v123z">
          <text:p/>
        </draw:path>
        <draw:path draw:style-name="gr9" draw:text-style-name="P9" draw:layer="layout" svg:width="0.144cm" svg:height="0.237cm" svg:x="7.069cm" svg:y="11.38cm" svg:viewBox="0 0 145 238" svg:d="M145 85c0 12 0 25-5 39-4 9-12 21-21 25-4 9-13 13-25 17-9 5-21 5-30 5-8 0-13 0-17 0s-8 0-17 0v67h-30v-234h26l4 26c9-9 17-17 26-22 8-4 21-8 29-8 13 0 21 0 26 4 8 4 12 13 21 17 4 9 8 17 8 30 5 8 5 21 5 34zM115 85c0-9 0-17 0-26-4-4-4-12-9-17 0-4-4-8-8-12-4-5-13-5-17-5s-8 0-13 0c0 5-4 5-8 9-4 0-9 4-13 8-4 5-12 13-17 17v82c5 4 13 4 17 4 9 4 13 4 17 4 17 0 30-4 38-16 9-9 13-27 13-48z">
          <text:p/>
        </draw:path>
        <draw:polygon draw:style-name="gr9" draw:text-style-name="P9" draw:layer="layout" svg:width="0.132cm" svg:height="0.233cm" svg:x="7.259cm" svg:y="11.317cm" svg:viewBox="0 0 133 234" draw:points="56,21 5,21 5,0 86,0 86,207 133,207 133,234 0,234 0,207 56,207">
          <text:p/>
        </draw:polygon>
        <draw:path draw:style-name="gr9" draw:text-style-name="P9" draw:layer="layout" svg:width="0.149cm" svg:height="0.174cm" svg:x="7.437cm" svg:y="11.38cm" svg:viewBox="0 0 150 175" svg:d="M150 76c0 4 0 9 0 13 0 0 0 4 0 8h-120c0 18 4 31 14 40 13 8 25 12 42 12 4 0 9 0 17 0 4 0 9 0 13 0 4-4 8-4 12-4 5 0 9 0 13-4v25c-8 0-17 5-29 5-9 4-17 4-30 4s-25-4-38-9c-10-4-18-8-27-17-4-4-8-12-12-26-5-13-5-21-5-38 0-9 0-21 5-30 4-13 8-21 17-30 4-8 12-12 22-17 8-4 21-8 34-8 8 0 21 0 29 4 9 4 17 9 21 17 9 9 13 13 17 26 0 8 5 17 5 29zM120 72c0-4 0-13-4-21 0-4-4-9-9-13-4-4-8-8-12-13-5 0-13-4-22-4-4 0-8 4-16 4-5 5-9 9-13 13s-4 9-10 13c0 8-4 17-4 21z">
          <text:p/>
        </draw:path>
        <draw:path draw:style-name="gr9" draw:text-style-name="P9" draw:layer="layout" svg:width="0.098cm" svg:height="0.076cm" svg:x="7.649cm" svg:y="11.317cm" svg:viewBox="0 0 99 77" svg:d="M34 0l-4 77h-25l-5-77zM99 0l-4 77h-26l-4-77z">
          <text:p/>
        </draw:path>
        <draw:path draw:style-name="gr7" draw:text-style-name="P7" draw:layer="layout" svg:width="0.081cm" svg:height="0.11cm" svg:x="7.831cm" svg:y="11.495cm" svg:viewBox="0 0 82 111" svg:d="M0 88c5 0 9 0 18 0 4-4 8-4 12-8 5 0 9-4 9-8 4-5 4-5 4-13 0-4 0-9 0-9-4-4-4-8-8-8 0-4-5-4-5-9 0-4 0-4 0-12v-4c0-5 0-5 5-9l4-4c4 0 8-4 13-4s9 4 9 4c4 0 8 4 13 8 0 0 4 5 4 13 4 4 4 8 4 17 0 8-4 17-4 25-4 9-9 17-17 21-9 9-18 13-26 17-9 5-22 6-35 6z">
          <text:p/>
        </draw:path>
        <draw:path draw:style-name="gr8" draw:text-style-name="P8" draw:layer="layout" svg:width="0.139cm" svg:height="0.174cm" svg:x="4.636cm" svg:y="11.91cm" svg:viewBox="0 0 140 175" svg:d="M111 171v-22c-9 9-17 13-26 17-8 5-21 9-29 9-9 0-17-4-26-4-8-5-14-9-18-13-4-5-8-9-8-13-4-4-4-13-4-17 0-18 8-35 22-43 8-9 29-13 55-13h34v-17c0-8-4-17-13-21-4-9-13-9-25-9-13 0-22 0-30 5-9 0-17 4-31 8v-30c4 0 10 0 14 0 4-4 8-4 17-4 4 0 8-4 13-4 8 0 13 0 17 0 12 0 21 0 29 4 9 0 13 4 17 9 9 4 13 12 17 17 0 8 4 17 4 25v116zM111 93h-38c-9 0-13 0-17 4-9 0-13 0-13 5-4 4-9 4-9 8 0 5-4 10-4 14s0 8 4 8c0 4 0 9 5 9 0 4 4 4 8 8 4 0 9 0 13 0s13 0 21-4c9-4 17-13 30-21z">
          <text:p/>
        </draw:path>
        <draw:polygon draw:style-name="gr8" draw:text-style-name="P8" draw:layer="layout" svg:width="0.136cm" svg:height="0.233cm" svg:x="4.83cm" svg:y="11.846cm" svg:viewBox="0 0 137 234" draw:points="56,21 9,21 9,0 85,0 85,209 137,209 137,234 0,234 0,209 56,209">
          <text:p/>
        </draw:polygon>
        <draw:path draw:style-name="gr8" draw:text-style-name="P8" draw:layer="layout" svg:width="0.149cm" svg:height="0.225cm" svg:x="5cm" svg:y="11.859cm" svg:viewBox="0 0 150 226" svg:d="M150 217c-5 5-13 5-22 5-4 0-12 4-21 4-22 0-35-9-47-17-9-9-13-21-13-42v-91h-47v-21h47v-46l25-9v55h78v21h-78v86c0 13 5 21 13 30 4 4 13 8 26 8 9 0 13 0 17-4 9 0 13 0 22 0z">
          <text:p/>
        </draw:path>
        <draw:path draw:style-name="gr8" draw:text-style-name="P8" draw:layer="layout" svg:width="0.149cm" svg:height="0.174cm" svg:x="5.195cm" svg:y="11.91cm" svg:viewBox="0 0 150 175" svg:d="M150 76c0 4 0 9 0 13 0 0 0 4 0 8h-120c0 19 4 31 12 40 13 8 27 12 44 12 4 0 8 0 12 0 9 0 13 0 17 0 5-4 9-4 13-4s9 0 13-4v25c-9 0-17 5-30 5-8 4-17 4-29 4-13 0-27-4-40-9-8-4-16-8-25-17-4-4-8-12-13-25-4-14-4-22-4-39 0-9 0-22 4-30 5-13 9-21 13-30 9-8 17-12 25-17 9-4 23-8 35-8 9 0 21 0 30 4 8 4 17 9 21 17 9 9 13 13 17 26 0 8 5 16 5 29zM120 72c0-4 0-13-5-21 0-4-4-9-8-13s-9-8-13-13c-4 0-12-4-21-4-4 0-13 4-18 4-4 5-8 9-13 13-4 4-8 9-8 13-4 8-4 17-4 21z">
          <text:p/>
        </draw:path>
        <draw:path draw:style-name="gr8" draw:text-style-name="P8" draw:layer="layout" svg:width="0.138cm" svg:height="0.17cm" svg:x="5.394cm" svg:y="11.91cm" svg:viewBox="0 0 139 171" svg:d="M0 4h27l4 31c8-13 17-21 25-26 13-5 22-9 30-9 17 0 30 4 42 18 9 13 13 25 9 51h-26c0-17-4-26-8-34-4-4-13-9-21-9-4 0-9 0-9 0-4 5-8 5-12 9-5 4-9 8-13 13-9 4-13 8-17 16v107h-31z">
          <text:p/>
        </draw:path>
        <draw:path draw:style-name="gr8" draw:text-style-name="P8" draw:layer="layout" svg:width="0.131cm" svg:height="0.17cm" svg:x="5.577cm" svg:y="11.91cm" svg:viewBox="0 0 132 171" svg:d="M0 4h25v27c4-5 9-9 13-13s8-9 12-14c5 0 13 0 17-4 5 0 9 0 13 0 17 0 30 4 38 18 10 8 14 25 14 42v111h-31v-107c0-12 0-21-4-29-4-4-13-9-21-9-4 0-9 0-13 0s-4 5-8 9c-5 0-9 4-13 8-4 5-8 9-17 17v111h-25z">
          <text:p/>
        </draw:path>
        <draw:path draw:style-name="gr8" draw:text-style-name="P8" draw:layer="layout" svg:width="0.135cm" svg:height="0.174cm" svg:x="5.759cm" svg:y="11.91cm" svg:viewBox="0 0 136 175" svg:d="M110 171v-22c-8 9-17 13-30 17-8 5-17 9-29 9-9 0-17-4-21-4-9-5-13-9-17-13-5-5-9-9-13-13 0-4 0-13 0-17 0-18 4-35 17-43 13-9 30-13 55-13h34v-17c0-8-4-17-9-21-4-9-17-9-29-9-9 0-17 0-26 5-12 0-21 4-29 8v-30c4 0 8 0 12 0 5-4 9-4 13-4s13-4 17-4 8 0 17 0c8 0 17 0 25 4 9 0 18 4 22 9 5 4 9 12 13 17 4 8 4 17 4 25v116zM106 93h-34c-9 0-17 0-21 4-4 0-9 0-13 5-4 4-4 4-8 8 0 5 0 10 0 14s0 8 0 8c0 4 4 9 4 9 4 4 8 4 8 8 5 0 9 0 13 0 8 0 17 0 25-4 9-4 17-13 26-21z">
          <text:p/>
        </draw:path>
        <draw:path draw:style-name="gr8" draw:text-style-name="P8" draw:layer="layout" svg:width="0.148cm" svg:height="0.225cm" svg:x="5.933cm" svg:y="11.859cm" svg:viewBox="0 0 149 226" svg:d="M149 217c-4 5-13 5-17 5-8 0-17 4-21 4-21 0-38-9-47-17-13-9-18-21-18-42v-91h-46v-21h46v-46l31-9v55h72v21h-72v86c0 13 4 21 8 30 9 4 17 8 30 8 4 0 9 0 17-4 4 0 13 0 17 0z">
          <text:p/>
        </draw:path>
        <draw:path draw:style-name="gr8" draw:text-style-name="P8" draw:layer="layout" svg:width="0.136cm" svg:height="0.238cm" svg:x="6.136cm" svg:y="11.842cm" svg:viewBox="0 0 137 239" svg:d="M56 93h-47v-21h77v141h51v26h-137v-26h56zM69 0c0 0 4 0 8 4 0 0 5 0 9 4 0 0 0 5 4 5 0 4 0 8 0 12 0 0 0 5 0 9-4 0-4 4-4 4-4 5-9 5-9 9-4 0-8 0-8 0-4 0-8 0-8 0-5-4-9-4-9-9-4 0-4-4-4-4-4-4-4-9-4-9 0-4 0-8 4-12 0 0 0-5 4-5 0-4 4-4 9-4 0-4 4-4 8-4z">
          <text:p/>
        </draw:path>
        <draw:polygon draw:style-name="gr8" draw:text-style-name="P8" draw:layer="layout" svg:width="0.165cm" svg:height="0.166cm" svg:x="6.306cm" svg:y="11.914cm" svg:viewBox="0 0 166 167" draw:points="0,0 33,0 77,112 86,137 94,112 132,0 166,0 102,167 68,167">
          <text:p/>
        </draw:polygon>
        <draw:path draw:style-name="gr8" draw:text-style-name="P8" draw:layer="layout" svg:width="0.148cm" svg:height="0.174cm" svg:x="6.501cm" svg:y="11.91cm" svg:viewBox="0 0 149 175" svg:d="M149 76c0 4 0 9 0 13 0 0 0 4 0 8h-116c0 18 5 31 13 39 9 9 21 13 43 13 5 0 9 0 13 0s9 0 13 0c4-4 8-4 13-4 4 0 8 0 12-4v25c-8 0-17 4-25 4-9 5-21 5-31 5-17 0-29-5-38-9-8-4-17-8-25-17-9-4-13-13-13-25-4-14-8-22-8-39 0-9 4-22 8-30 0-13 9-21 13-30 8-8 12-13 25-17 9-4 17-8 30-8s22 0 35 4c8 4 12 8 21 17 4 8 8 13 13 26 4 8 4 16 4 29zM119 72c0-4 0-13 0-21-4-4-4-9-8-13-5-4-9-9-17-13-5 0-10-4-18-4-9 0-13 4-17 4-4 4-9 9-13 13s-8 9-8 13c-5 8-5 17-5 21z">
          <text:p/>
        </draw:path>
        <draw:path draw:style-name="gr8" draw:text-style-name="P8" draw:layer="layout" svg:width="0.145cm" svg:height="0.081cm" svg:x="6.691cm" svg:y="11.948cm" svg:viewBox="0 0 146 82" svg:d="M146 26h-146v-26h146zM146 82h-146v-22h146z">
          <text:p/>
        </draw:path>
        <draw:path draw:style-name="gr9" draw:text-style-name="P9" draw:layer="layout" svg:width="0.102cm" svg:height="0.076cm" svg:x="6.899cm" svg:y="11.846cm" svg:viewBox="0 0 103 77" svg:d="M39 0l-4 77h-31l-4-77zM103 0l-5 77h-25l-8-77z">
          <text:p/>
        </draw:path>
        <draw:path draw:style-name="gr9" draw:text-style-name="P9" draw:layer="layout" svg:width="0.148cm" svg:height="0.225cm" svg:x="7.056cm" svg:y="11.859cm" svg:viewBox="0 0 149 226" svg:d="M149 217c-4 5-13 5-21 5-4 0-14 4-22 4-21 0-34-9-47-17-8-9-12-21-12-42v-91h-47v-21h47v-46l25-9v55h77v21h-77v86c0 13 4 21 13 30 4 4 12 8 25 8 8 0 14 0 18-4 8 0 13 0 21 0z">
          <text:p/>
        </draw:path>
        <draw:polygon draw:style-name="gr9" draw:text-style-name="P9" draw:layer="layout" svg:width="0.174cm" svg:height="0.166cm" svg:x="7.238cm" svg:y="11.914cm" svg:viewBox="0 0 175 167" draw:points="175,0 149,167 116,167 89,99 85,82 81,99 55,167 21,167 0,0 26,0 43,111 43,137 51,116 76,38 98,38 124,116 132,137 132,116 145,0">
          <text:p/>
        </draw:polygon>
        <draw:path draw:style-name="gr9" draw:text-style-name="P9" draw:layer="layout" svg:width="0.157cm" svg:height="0.174cm" svg:x="7.433cm" svg:y="11.91cm" svg:viewBox="0 0 158 175" svg:d="M158 85c0 12-4 25-9 35 0 12-8 21-12 29-10 9-18 13-27 17-8 5-21 9-34 9-12 0-21-4-33-9-9 0-17-8-22-13-8-8-12-17-17-29-4-9-4-22-4-35s0-26 4-38c5-9 9-17 17-26 9-8 17-12 26-21 8-4 21-4 34-4 12 0 21 0 29 4 13 4 17 9 27 17 8 9 12 17 17 26 0 12 4 25 4 38zM127 85c0-9 0-17-4-26-4-8-4-12-8-21-5-4-9-8-17-8-5-5-13-5-22-5-8 0-12 0-21 5-4 4-12 8-12 12-5 5-9 13-9 21-4 9-4 13-4 22 0 12 0 21 4 30 0 9 4 13 9 17 4 9 8 9 17 13 4 4 12 4 16 4 9 0 17 0 26-4 4-4 8-9 13-13 4-8 8-12 8-22 4-8 4-17 4-25z">
          <text:p/>
        </draw:path>
        <draw:path draw:style-name="gr9" draw:text-style-name="P9" draw:layer="layout" svg:width="0.055cm" svg:height="0.055cm" svg:x="7.671cm" svg:y="12.029cm" svg:viewBox="0 0 56 56" svg:d="M26 0c4 0 8 0 13 0 0 4 4 4 8 8 0 0 4 4 4 8 0 0 5 5 5 9s-5 8-5 13c0 4-4 4-4 9-4 0-8 5-8 5-5 4-9 4-13 4s-9 0-9-4c-4 0-8-5-8-5-4-5-9-5-9-9 0-5 0-9 0-13s0-9 0-9c0-4 5-8 9-8 0-4 4-4 8-8 0 0 5 0 9 0z">
          <text:p/>
        </draw:path>
        <draw:path draw:style-name="gr9" draw:text-style-name="P9" draw:layer="layout" svg:width="0.127cm" svg:height="0.174cm" svg:x="7.823cm" svg:y="11.91cm" svg:viewBox="0 0 128 175" svg:d="M128 124c0 8 0 12-4 17 0 4-4 8-8 12-6 5-6 5-14 9-4 4-9 4-13 9-4 0-8 0-17 0-4 4-8 4-13 4-12 0-25 0-33-4-9 0-18 0-26-5v-25c8 4 17 4 26 4 12 4 21 4 29 4 13 0 26 0 30-4 8-4 13-13 13-17s0-8-5-8c0-5 0-5-4-10-4 0-8-4-13-4-4-4-12-4-25-9-4-4-13-4-17-8-8-4-13-4-17-9-4-4-9-8-13-17-4-4-4-8-4-16 0-5 0-9 4-13 0-9 4-13 9-17 8-4 13-9 21-13 13-4 21-4 34-4 8 0 17 0 21 0 9 0 17 4 27 4v26c-10 0-18-5-27-5-8 0-13 0-21 0-4 0-13 0-17 0s-8 5-13 5c-4 4-4 4-4 8-4 0-4 4-4 9 0 0 0 4 0 8 4 0 4 4 8 4 5 4 9 4 13 9 4 0 13 4 21 8 13 0 21 4 26 9 8 4 12 4 18 8 4 4 8 9 8 13 4 4 4 14 4 18z">
          <text:p/>
        </draw:path>
        <draw:path draw:style-name="gr9" draw:text-style-name="P9" draw:layer="layout" svg:width="0.136cm" svg:height="0.238cm" svg:x="8.005cm" svg:y="11.842cm" svg:viewBox="0 0 137 239" svg:d="M57 93h-48v-21h77v141h51v26h-137v-26h57zM69 0c0 0 4 0 9 4 0 0 4 0 4 4 4 0 4 5 8 5 0 4 0 8 0 12 0 0 0 5 0 9-4 0-4 4-8 4 0 5-4 5-4 9-5 0-9 0-9 0-4 0-8 0-12 0 0-4-5-4-5-9-4 0-4-4-4-4-4-4-4-9-4-9 0-4 0-8 4-12 0 0 0-5 4-5 0-4 5-4 5-4 4-4 8-4 12-4z">
          <text:p/>
        </draw:path>
        <draw:path draw:style-name="gr9" draw:text-style-name="P9" draw:layer="layout" svg:width="0.14cm" svg:height="0.238cm" svg:x="8.183cm" svg:y="11.846cm" svg:viewBox="0 0 141 239" svg:d="M0 154c0-13 0-26 5-39 4-9 12-21 16-26 9-8 17-12 26-17 13-4 21-8 34-8 4 0 14 0 18 0 4 4 8 4 13 4v-68h29v235h-25v-30c-9 8-17 17-26 25-9 5-22 9-30 9-13 0-22-4-26-9-8-4-17-8-21-17-4-4-8-13-8-25-5-9-5-21-5-34zM30 154c0 17 4 34 8 42 5 13 13 17 26 17 8 0 13-4 21-8 10-9 18-17 27-30v-81c-5 0-9 0-13-5-9 0-14 0-18 0-17 0-30 5-38 13-9 13-13 31-13 52z">
          <text:p/>
        </draw:path>
        <draw:path draw:style-name="gr9" draw:text-style-name="P9" draw:layer="layout" svg:width="0.148cm" svg:height="0.174cm" svg:x="8.37cm" svg:y="11.91cm" svg:viewBox="0 0 149 175" svg:d="M149 76c0 4 0 9 0 13 0 0 0 4 0 8h-120c0 18 9 31 17 39 9 9 22 13 43 13 4 0 8 0 13 0 4 0 8 0 12 0 5-4 9-4 13-4s9 0 14-4v25c-10 0-18 5-27 5-12 4-21 4-29 4-17 0-30-4-39-9-12-4-21-8-25-17-8-4-13-13-17-25 0-14-4-22-4-39 0-9 4-22 8-30 0-13 5-21 13-30 8-8 13-12 25-17 9-4 17-8 30-8s21 0 30 4c13 4 17 9 25 17 5 9 10 13 14 26 4 8 4 16 4 29zM119 72c0-4 0-13 0-21-5-4-5-9-9-13s-8-8-17-13c-4 0-8-4-17-4-8 0-13 4-17 4-4 5-8 9-13 13-4 4-8 9-12 13 0 8 0 17-5 21z">
          <text:p/>
        </draw:path>
        <draw:path draw:style-name="gr9" draw:text-style-name="P9" draw:layer="layout" svg:width="0.14cm" svg:height="0.238cm" svg:x="8.556cm" svg:y="11.846cm" svg:viewBox="0 0 141 239" svg:d="M0 154c0-13 5-26 5-39 4-9 12-21 17-26 8-8 16-12 25-17 13-4 21-8 34-8 8 0 13 0 17 0 4 4 8 4 17 4v-68h26v235h-26v-30c-9 8-17 17-26 25-8 5-21 9-29 9-13 0-17-4-26-9-8-4-12-8-17-17-8-4-8-13-12-25-5-9-5-21-5-34zM30 154c0 17 4 34 8 42 9 13 17 17 26 17 8 0 17-4 25-8 5-9 13-17 26-30v-81c-9 0-13 0-17-5-4 0-13 0-17 0-17 0-30 5-38 13-9 13-13 31-13 52z">
          <text:p/>
        </draw:path>
        <draw:path draw:style-name="gr9" draw:text-style-name="P9" draw:layer="layout" svg:width="0.102cm" svg:height="0.076cm" svg:x="8.768cm" svg:y="11.846cm" svg:viewBox="0 0 103 77" svg:d="M38 0l-4 77h-29l-5-77zM103 0l-4 77h-31l-4-77z">
          <text:p/>
        </draw:path>
        <draw:path draw:style-name="gr7" draw:text-style-name="P7" draw:layer="layout" svg:width="0.093cm" svg:height="0.313cm" svg:x="8.955cm" svg:y="11.834cm" svg:viewBox="0 0 94 314" svg:d="M17 0c52 46 77 97 77 156 0 13 0 26 0 39-4 12-8 26-13 39-8 13-17 25-25 42-9 13-21 26-39 38l-17-17c22-21 39-42 52-63 8-27 12-52 12-78 0-50-21-97-64-140z">
          <text:p/>
        </draw:path>
      </draw:page>
      <draw:page draw:name="page9" draw:style-name="dp1" draw:master-page-name="master-page29">
        <draw:polygon draw:style-name="gr1" draw:text-style-name="P1" draw:layer="layout" svg:width="20.028cm" svg:height="0.03cm" svg:x="3.996cm" svg:y="1.955cm" svg:viewBox="0 0 20029 31" draw:points="0,0 20029,0 20029,31 0,31">
          <text:p/>
        </draw:polygon>
        <draw:frame draw:style-name="gr2" draw:text-style-name="P2" draw:layer="layout" svg:width="20.044cm" svg:height="4.503cm" svg:x="3.996cm" svg:y="2.375cm">
          <draw:image xlink:href="Pictures/100000000000127900000426EA5A6B69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34cm" svg:x="3.996cm" svg:y="16.234cm" svg:viewBox="0 0 20029 35" draw:points="0,0 20029,0 20029,35 0,35">
          <text:p/>
        </draw:polygon>
        <draw:frame draw:style-name="gr2" draw:text-style-name="P2" draw:layer="layout" svg:width="20.027cm" svg:height="3.978cm" svg:x="3.996cm" svg:y="16.637cm">
          <draw:image xlink:href="Pictures/1000000000001275000003AB89DDF898.jpg" xlink:type="simple" xlink:show="embed" xlink:actuate="onLoad" draw:mime-type="image/jpeg">
            <text:p/>
          </draw:image>
        </draw:frame>
        <draw:path draw:style-name="gr3" draw:text-style-name="P3" draw:layer="layout" svg:width="0.28cm" svg:height="0.454cm" svg:x="4.017cm" svg:y="1.168cm" svg:viewBox="0 0 281 455" svg:d="M0 429v-77c4 9 12 13 21 17 9 8 22 8 30 13 13 4 22 8 35 8 8 4 17 4 25 4 34 0 55-4 68-17 17-8 25-25 25-42 0-13-4-21-8-30-5-4-13-12-21-21-9-4-22-12-30-17-13-4-26-12-42-17-13-8-26-16-39-25s-25-17-34-26c-13-12-18-21-26-33-4-13-4-26-4-43 0-21 4-38 12-55 9-17 23-29 35-38 17-8 34-17 56-21 16-5 38-9 59-9 42 0 76 4 97 17v72c-25-17-55-29-93-29-13 0-21 4-34 4-8 4-21 4-29 13-9 4-13 8-22 17-4 8-4 16-4 25 0 8 0 17 4 25 5 9 9 13 17 22 9 4 17 8 30 16 13 5 25 9 38 17 17 9 30 17 42 26 17 9 26 17 38 30 9 8 17 21 26 34 4 12 9 29 9 46 0 21-5 38-13 55-9 13-22 26-38 39-13 9-34 13-51 17-21 5-43 9-64 9-8 0-17 0-25 0-13-4-26-4-34-9-13 0-21-4-35-4-9-4-17-9-21-13z">
          <text:p/>
        </draw:path>
        <draw:path draw:style-name="gr3" draw:text-style-name="P3" draw:layer="layout" svg:width="0.246cm" svg:height="0.327cm" svg:x="4.347cm" svg:y="1.295cm" svg:viewBox="0 0 247 328" svg:d="M247 306c-25 13-55 22-90 22-47 0-85-13-114-43-26-29-43-68-43-115 0-51 17-93 47-123 30-34 72-47 123-47 31 0 56 4 77 13v68c-21-17-46-26-73-26-30 0-51 9-72 30s-30 47-30 81 9 60 30 77c17 17 42 30 72 30 27 0 48-9 73-30z">
          <text:p/>
        </draw:path>
        <draw:path draw:style-name="gr3" draw:text-style-name="P3" draw:layer="layout" svg:width="0.284cm" svg:height="0.327cm" svg:x="4.644cm" svg:y="1.295cm" svg:viewBox="0 0 285 328" svg:d="M285 184h-216c4 29 13 51 30 68 17 12 38 21 67 21 34 0 64-9 93-30v60c-29 16-67 25-114 25-42 0-80-13-107-42-25-30-38-68-38-120 0-51 13-89 43-119 30-34 64-47 106-47 43 0 77 13 102 39 21 29 34 68 34 114zM217 132c0-25-8-47-21-59-8-13-25-22-47-22-21 0-38 9-50 22-17 17-26 34-30 59z">
          <text:p/>
        </draw:path>
        <draw:path draw:style-name="gr3" draw:text-style-name="P3" draw:layer="layout" svg:width="0.275cm" svg:height="0.318cm" svg:x="4.996cm" svg:y="1.295cm" svg:viewBox="0 0 276 319" svg:d="M276 319h-67v-173c0-61-22-90-64-90-21 0-38 8-56 25-13 17-17 34-17 60v178h-72v-314h72v55c22-43 56-60 103-60 34 0 59 9 76 35 17 21 25 50 25 93z">
          <text:p/>
        </draw:path>
        <draw:path draw:style-name="gr3" draw:text-style-name="P3" draw:layer="layout" svg:width="0.267cm" svg:height="0.327cm" svg:x="5.335cm" svg:y="1.295cm" svg:viewBox="0 0 268 328" svg:d="M268 319h-72v-46c-21 38-55 55-94 55-34 0-55-9-72-25-21-17-30-39-30-68 0-56 34-95 102-103l94-13c0-46-21-68-64-68-35 0-68 13-98 39v-60c30-21 68-30 115-30 77 0 119 39 119 115zM196 166l-64 9c-22 4-39 9-47 17-9 4-17 17-17 38 0 13 8 22 17 30 8 9 21 13 39 13 21 0 38-4 51-21 17-17 21-34 21-60z">
          <text:p/>
        </draw:path>
        <draw:path draw:style-name="gr3" draw:text-style-name="P3" draw:layer="layout" svg:width="0.182cm" svg:height="0.318cm" svg:x="5.687cm" svg:y="1.295cm" svg:viewBox="0 0 183 319" svg:d="M183 72c-8-4-21-8-38-8-21 0-38 8-55 30-13 16-21 43-21 77v148h-69v-315h69v68h4c4-25 17-42 30-51 17-12 29-21 50-21 13 0 22 4 30 9z">
          <text:p/>
        </draw:path>
        <draw:path draw:style-name="gr3" draw:text-style-name="P3" draw:layer="layout" svg:width="0.085cm" svg:height="0.457cm" svg:x="5.911cm" svg:y="1.156cm" svg:viewBox="0 0 86 458" svg:d="M44 80c-13 0-21-4-30-13-9-4-14-16-14-29 0-9 5-21 14-26 9-8 17-12 30-12s21 4 30 12c8 5 12 17 12 26 0 13-4 21-12 29-9 9-17 13-30 13zM78 458h-69v-314h69z">
          <text:p/>
        </draw:path>
        <draw:path draw:style-name="gr3" draw:text-style-name="P3" draw:layer="layout" svg:width="0.322cm" svg:height="0.327cm" svg:x="6.06cm" svg:y="1.295cm" svg:viewBox="0 0 323 328" svg:d="M161 328c-51 0-89-13-115-42-29-30-46-68-46-120 0-51 17-93 46-123 30-30 73-43 123-43 47 0 86 13 116 43 25 30 38 68 38 119s-13 90-43 119c-29 30-68 47-119 47zM165 56c-29 0-51 8-68 29-17 17-25 47-25 81 0 30 8 60 25 77s39 30 68 30c26 0 47-9 65-30 12-17 21-42 21-81 0-34-9-60-21-77-18-21-39-29-65-29z">
          <text:p/>
        </draw:path>
        <draw:path draw:style-name="gr3" draw:text-style-name="P3" draw:layer="layout" svg:width="0.297cm" svg:height="0.454cm" svg:x="6.611cm" svg:y="1.168cm" svg:viewBox="0 0 298 455" svg:d="M298 305c0 22-5 43-13 60-9 17-17 34-30 46-13 14-29 27-46 31-17 9-35 13-56 13s-42-4-63-13c-17-9-34-21-48-39-12-17-21-38-29-64-9-25-13-55-13-89 0-38 4-76 17-106 8-29 21-59 39-80 17-21 38-34 59-47 26-13 47-17 77-17 17 0 29 0 42 4 13 0 25 5 34 9v64c-9-5-21-9-34-13s-25-4-38-4c-22 0-34 0-51 8-13 9-26 17-34 30-13 12-21 29-25 51-9 21-9 42-13 67h4c9-12 21-25 38-34 17-8 34-12 55-12 22 0 39 4 51 8 17 9 30 17 43 30 8 8 17 26 25 42 4 17 9 34 9 55zM226 310c0-13 0-21-5-34-4-9-8-17-12-26-9-8-17-12-26-16-9-5-17-9-30-9-12 0-25 4-34 9-8 4-16 8-21 16-8 9-12 17-17 26 0 8-4 17-4 25 0 13 4 21 4 34 5 13 9 21 13 30 9 8 17 17 25 21 9 8 22 8 34 8 13 0 21 0 30-4s17-13 26-17c4-8 8-17 12-29 0-9 5-22 5-34z">
          <text:p/>
        </draw:path>
        <draw:polygon draw:style-name="gr3" draw:text-style-name="P3" draw:layer="layout" svg:width="0.102cm" svg:height="0.153cm" svg:x="6.941cm" svg:y="1.541cm" svg:viewBox="0 0 103 154" draw:points="103,0 55,154 0,154 34,0">
          <text:p/>
        </draw:polygon>
        <draw:path draw:style-name="gr3" draw:text-style-name="P3" draw:layer="layout" svg:width="0.263cm" svg:height="0.327cm" svg:x="7.276cm" svg:y="1.295cm" svg:viewBox="0 0 264 328" svg:d="M264 319h-68v-46c-22 38-56 55-98 55-30 0-55-9-72-26s-26-38-26-67c0-56 34-95 102-103l94-13c0-47-22-68-64-68-39 0-72 13-102 38v-59c34-21 72-30 114-30 82 0 120 39 120 115zM196 166l-69 9c-17 4-34 9-42 17-13 4-17 17-17 38 0 13 4 21 13 30 12 8 25 13 38 13 21 0 42-5 55-22 13-16 22-33 22-59z">
          <text:p/>
        </draw:path>
        <draw:polygon draw:style-name="gr3" draw:text-style-name="P3" draw:layer="layout" svg:width="0.072cm" svg:height="0.466cm" svg:x="7.624cm" svg:y="1.151cm" svg:viewBox="0 0 73 467" draw:points="0,0 73,0 73,467 0,467">
          <text:p/>
        </draw:polygon>
        <draw:path draw:style-name="gr3" draw:text-style-name="P3" draw:layer="layout" svg:width="0.305cm" svg:height="0.462cm" svg:x="7.789cm" svg:y="1.295cm" svg:viewBox="0 0 306 463" svg:d="M72 272v191h-72v-458h72v55c26-38 60-60 106-60 42 0 72 13 94 43 21 25 34 64 34 110 0 51-13 93-39 127-25 30-59 48-102 48-42 0-72-18-93-56zM72 149v38c0 25 5 42 21 59 13 17 34 26 56 26 25 0 46-13 59-34 17-17 25-47 25-85 0-30-8-55-21-72s-34-26-59-26c-21 0-43 9-60 26-16 21-21 42-21 68z">
          <text:p/>
        </draw:path>
        <draw:path draw:style-name="gr3" draw:text-style-name="P3" draw:layer="layout" svg:width="0.28cm" svg:height="0.462cm" svg:x="8.166cm" svg:y="1.151cm" svg:viewBox="0 0 281 463" svg:d="M281 463h-72v-169c0-64-21-94-63-94-22 0-39 9-51 26-17 21-22 42-22 72v165h-73v-463h73v205c26-43 60-60 102-60 68 0 106 43 106 128z">
          <text:p/>
        </draw:path>
        <draw:path draw:style-name="gr3" draw:text-style-name="P3" draw:layer="layout" svg:width="0.267cm" svg:height="0.327cm" svg:x="8.506cm" svg:y="1.295cm" svg:viewBox="0 0 268 328" svg:d="M268 319h-72v-46c-22 38-51 55-95 55-34 0-55-9-72-26s-29-38-29-67c0-56 33-95 105-103l91-13c0-47-22-68-65-68-34 0-68 13-98 38v-59c30-21 68-30 116-30 76 0 119 39 119 115zM196 166l-65 9c-21 4-34 9-47 17-8 4-17 17-17 38 0 13 9 21 17 30 9 8 21 13 38 13 23 0 39-5 52-22 17-16 22-33 22-59z">
          <text:p/>
        </draw:path>
        <draw:path draw:style-name="gr3" draw:text-style-name="P3" draw:layer="layout" svg:width="0.292cm" svg:height="0.182cm" svg:x="8.883cm" svg:y="1.342cm" svg:viewBox="0 0 293 183" svg:d="M293 52h-293v-52h293zM293 183h-293v-51h293z">
          <text:p/>
        </draw:path>
        <draw:path draw:style-name="gr3" draw:text-style-name="P3" draw:layer="layout" svg:width="0.301cm" svg:height="0.454cm" svg:x="9.268cm" svg:y="1.168cm" svg:viewBox="0 0 302 455" svg:d="M145 455c-43 0-81-17-106-56-26-38-39-94-39-161 0-81 13-136 43-178 25-38 63-60 114-60 99 0 145 77 145 225 0 76-12 131-42 169-26 39-65 61-115 61zM153 55c-51 0-80 60-80 179 0 110 25 165 80 165 51 0 77-55 77-170 0-114-26-174-77-174z">
          <text:p/>
        </draw:path>
        <draw:path draw:style-name="gr3" draw:text-style-name="P3" draw:layer="layout" svg:width="0.088cm" svg:height="0.085cm" svg:x="9.625cm" svg:y="1.537cm" svg:viewBox="0 0 89 86" svg:d="M43 86c-13 0-21-4-30-13-9-8-13-17-13-29 0-13 4-22 13-31s17-13 30-13 25 4 34 13c8 9 12 18 12 31 0 12-4 21-12 29-9 9-21 13-34 13z">
          <text:p/>
        </draw:path>
        <draw:path draw:style-name="gr3" draw:text-style-name="P3" draw:layer="layout" svg:width="0.301cm" svg:height="0.454cm" svg:x="9.769cm" svg:y="1.168cm" svg:viewBox="0 0 302 455" svg:d="M144 455c-47 0-81-17-106-56-26-38-38-94-38-161 0-81 12-136 38-178 29-38 68-60 114-60 98 0 150 77 150 225 0 76-17 131-44 169-25 39-63 61-114 61zM152 55c-55 0-80 60-80 179 0 110 25 165 76 165s76-55 76-170c0-114-21-174-72-174z">
          <text:p/>
        </draw:path>
        <draw:path draw:style-name="gr3" draw:text-style-name="P3" draw:layer="layout" svg:width="0.161cm" svg:height="0.445cm" svg:x="10.116cm" svg:y="1.168cm" svg:viewBox="0 0 162 446" svg:d="M162 0v446h-68v-361c-13 9-30 17-43 25-13 5-30 9-51 17v-63c13-4 26-9 34-13 13-4 21-8 34-12 9-5 21-13 30-17 13-9 26-13 35-22z">
          <text:p/>
        </draw:path>
        <draw:polygon draw:style-name="gr5" draw:text-style-name="P5" draw:layer="layout" svg:width="0.161cm" svg:height="0.216cm" svg:x="5.026cm" svg:y="7.967cm" svg:viewBox="0 0 162 217" draw:points="162,25 98,25 98,217 68,217 68,25 0,25 0,0 162,0">
          <text:p/>
        </draw:polygon>
        <draw:polygon draw:style-name="gr5" draw:text-style-name="P5" draw:layer="layout" svg:width="0.174cm" svg:height="0.165cm" svg:x="5.208cm" svg:y="8.018cm" svg:viewBox="0 0 175 166" draw:points="175,0 149,166 115,166 90,97 85,80 81,97 55,166 21,166 0,0 25,0 38,114 42,140 51,114 77,42 94,42 124,114 128,135 132,114 145,0">
          <text:p/>
        </draw:polygon>
        <draw:path draw:style-name="gr5" draw:text-style-name="P5" draw:layer="layout" svg:width="0.157cm" svg:height="0.174cm" svg:x="5.403cm" svg:y="8.013cm" svg:viewBox="0 0 158 175" svg:d="M158 86c0 13-5 26-9 38-4 9-8 17-13 26-9 8-18 13-26 17-13 4-21 8-34 8s-25 0-34-4c-8-4-17-13-21-17-8-8-13-17-17-30-4-8-4-21-4-33 0-13 0-26 4-39 4-8 9-17 17-26 4-9 13-13 25-17 9-4 22-9 34-9 9 0 21 5 30 9 8 0 17 8 26 13 5 8 13 18 13 30 4 9 9 22 9 34zM127 91c0-13-4-22-4-30-5-9-5-13-9-17-4-9-13-9-17-14-4-4-13-4-21-4s-17 0-21 4c-4 5-13 10-17 14-4 8-4 13-9 21 0 9 0 17 0 26 0 8 0 17 5 25 0 8 4 13 8 21 4 4 9 9 13 9 8 4 13 4 21 4s17 0 21-4c9-5 13-9 17-13 4-9 9-13 9-21 0-9 4-13 4-21z">
          <text:p/>
        </draw:path>
        <draw:polygon draw:style-name="gr5" draw:text-style-name="P5" draw:layer="layout" svg:width="0.101cm" svg:height="0.029cm" svg:x="5.613cm" svg:y="8.077cm" svg:viewBox="0 0 102 30" draw:points="0,0 102,0 102,30 0,30">
          <text:p/>
        </draw:polygon>
        <draw:path draw:style-name="gr5" draw:text-style-name="P5" draw:layer="layout" svg:width="0.131cm" svg:height="0.174cm" svg:x="5.789cm" svg:y="8.013cm" svg:viewBox="0 0 132 175" svg:d="M132 129c0 4-4 8-4 12 0 5-5 9-9 13s-8 9-13 9c-4 4-8 4-12 8-5 0-13 0-17 4-4 0-9 0-17 0-9 0-22 0-31 0-8-4-17-4-29-8v-26c12 5 21 5 29 9 14 0 22 0 31 0 13 0 25 0 29-4 9-5 13-9 13-17 0-5 0-5-4-9 0 0 0-4-4-4-5-4-9-4-13-8-4-5-13-5-25-9-5 0-13-4-23-8-4 0-8-5-16-9-5-4-5-8-9-13-4-4-4-12-4-21 0-4 0-8 4-13 0-9 4-13 9-18 8-4 12-8 21-12 9 0 22-5 35-5 8 0 12 0 21 0 8 5 17 5 25 5v25c-8 0-17 0-25-4-9 0-17 0-21 0-9 0-13 0-17 0-5 4-9 4-13 4-5 5-5 5-10 10 0 4 0 4 0 8s0 4 0 9c5 0 5 4 10 8 4 0 8 4 13 4 4 5 12 5 21 9 12 4 17 4 25 8 9 5 13 9 17 13 4 0 9 4 9 13 4 4 4 8 4 17z">
          <text:p/>
        </draw:path>
        <draw:path draw:style-name="gr5" draw:text-style-name="P5" draw:layer="layout" svg:width="0.135cm" svg:height="0.174cm" svg:x="5.971cm" svg:y="8.013cm" svg:viewBox="0 0 136 175" svg:d="M111 171v-21c-9 8-21 17-30 21-8 0-17 4-29 4-9 0-18 0-22-4-9 0-13-4-17-8-5-5-9-9-13-17 0-5 0-13 0-17 0-17 4-30 17-43 13-8 30-12 56-12h34v-13c0-13-5-17-9-26-8-5-17-9-29-9-9 0-17 0-26 4-13 0-22 5-30 10v-27c4-4 8-4 12-4 5 0 9-4 14-4 4 0 13 0 17-5 4 0 8 0 17 0 8 0 17 0 25 5 9 4 17 4 21 8 5 4 9 13 13 17 4 10 4 18 4 27v114zM107 95h-34c-9 0-17 4-21 4-5 0-9 4-13 4-5 5-5 9-9 13 0 0 0 4 0 13 0 0 0 4 0 8 0 0 4 4 4 9 5 0 9 0 9 4 4 0 9 0 13 0 8 0 17 0 25-4 9-5 17-13 26-22z">
          <text:p/>
        </draw:path>
        <draw:path draw:style-name="gr5" draw:text-style-name="P5" draw:layer="layout" svg:width="0.157cm" svg:height="0.17cm" svg:x="6.149cm" svg:y="8.013cm" svg:viewBox="0 0 158 171" svg:d="M132 171v-119c0-4 0-8 0-12 0-5-4-5-4-9 0 0 0-4-4-4h-5-4c0 4-4 4-4 8-4 5-8 9-8 13-5 4-9 9-9 17v106h-30v-114c0-9 0-13 0-17 0-5 0-5 0-9l-4-4h-4c-4 0-4 0-4 0-4 4-4 4-9 8 0 0-4 5-4 9-4 8-8 13-13 21v106h-26v-166h22l4 30c0-4 5-8 9-12 0-5 4-10 8-14 0-4 5-4 9-4 0-5 4-5 8-5 9 0 17 5 21 9 5 9 9 18 9 31 0-9 4-13 8-17 0-5 5-10 5-14 4 0 8-4 12-4 4-5 9-5 13-5 21 0 30 18 30 52v119z">
          <text:p/>
        </draw:path>
        <draw:path draw:style-name="gr5" draw:text-style-name="P5" draw:layer="layout" svg:width="0.14cm" svg:height="0.238cm" svg:x="6.348cm" svg:y="8.013cm" svg:viewBox="0 0 141 239" svg:d="M141 85c0 13 0 26-4 38-5 13-9 22-17 30-10 4-18 14-27 14-12 4-21 8-34 8-4 0-8 0-16 0-5-4-9-4-13-4v68h-30v-234h25v29c9-12 18-21 30-25 9-4 17-9 30-9 8 0 17 5 25 9 4 4 14 8 18 17 4 4 9 13 13 25 0 9 0 22 0 34zM110 85c0-8 0-17 0-21 0-8-4-17-4-21-4-4-8-9-13-13-4 0-8-4-17-4 0 0-4 0-8 4-4 0-9 0-13 4-4 5-8 5-12 13-5 4-9 9-13 13v85c4 0 8 0 17 4 4 0 8 0 17 0 12 0 25-4 34-17 8-9 12-25 12-47z">
          <text:p/>
        </draw:path>
        <draw:polygon draw:style-name="gr5" draw:text-style-name="P5" draw:layer="layout" svg:width="0.136cm" svg:height="0.233cm" svg:x="6.534cm" svg:y="7.95cm" svg:viewBox="0 0 137 234" draw:points="57,25 9,25 9,0 86,0 86,213 137,213 137,234 0,234 0,213 57,213">
          <text:p/>
        </draw:polygon>
        <draw:path draw:style-name="gr5" draw:text-style-name="P5" draw:layer="layout" svg:width="0.148cm" svg:height="0.174cm" svg:x="6.713cm" svg:y="8.013cm" svg:viewBox="0 0 149 175" svg:d="M149 82c0 0 0 4 0 9 0 4 0 4 0 8h-119c0 17 9 30 17 38 9 9 21 13 43 13 4 0 8 0 12 0 5 0 9 0 13 0s9-4 13-4 8 0 12 0v21c-8 4-16 4-25 4-8 4-21 4-30 4-17 0-29 0-38-4-13-4-21-13-25-17-10-8-14-17-18-30 0-8-4-21-4-33 0-13 4-26 8-34 0-13 8-22 14-31 8-9 12-13 25-17 9-4 17-9 30-9s21 5 30 9c12 0 17 8 25 13 4 8 8 18 13 26 4 9 4 21 4 34zM119 78c0-9 0-17 0-21-4-9-4-13-8-17-4-5-9-10-17-10-4-4-9-4-17-4-9 0-13 0-17 4-4 0-9 5-13 10-4 4-8 8-13 17 0 4 0 12-4 21z">
          <text:p/>
        </draw:path>
        <draw:path draw:style-name="gr5" draw:text-style-name="P5" draw:layer="layout" svg:width="0.153cm" svg:height="0.224cm" svg:x="7.077cm" svg:y="7.963cm" svg:viewBox="0 0 154 225" svg:d="M154 221c-9 0-14 0-23 4-8 0-12 0-21 0-21 0-38-4-46-18-9-8-17-21-17-42v-85h-47v-25h47v-47l29-8v55h78v25h-78v85c0 8 5 21 9 25 8 5 17 9 29 9 5 0 13 0 17 0 9 0 14-4 23-4z">
          <text:p/>
        </draw:path>
        <draw:path draw:style-name="gr5" draw:text-style-name="P5" draw:layer="layout" svg:width="0.149cm" svg:height="0.224cm" svg:x="7.454cm" svg:y="7.963cm" svg:viewBox="0 0 150 225" svg:d="M150 221c-5 0-13 0-22 4-4 0-13 0-21 0-21 0-34-4-47-18-8-8-12-21-12-42v-85h-48v-25h48v-47l25-8v55h77v25h-77v85c0 8 4 21 13 25 4 5 13 9 25 9 9 0 13 0 17 0 9 0 13-4 22-4z">
          <text:p/>
        </draw:path>
        <draw:path draw:style-name="gr5" draw:text-style-name="P5" draw:layer="layout" svg:width="0.149cm" svg:height="0.174cm" svg:x="7.649cm" svg:y="8.013cm" svg:viewBox="0 0 150 175" svg:d="M150 82c0 0 0 4 0 9 0 4 0 4 0 8h-120c0 17 4 30 12 38 13 9 26 13 43 13 4 0 8 0 13 0 8 0 12 0 16 0 5 0 10-4 14-4s9 0 13 0v21c-9 4-17 4-31 4-8 4-17 4-29 4-13 0-26 0-39-4-8-4-16-13-25-17-4-8-8-17-13-30-4-8-4-21-4-33 0-13 0-26 4-34 5-13 9-21 13-31 9-8 17-13 25-17 9-4 22-9 34-9 9 0 22 5 30 9 8 0 18 9 22 13 9 8 13 18 17 26 0 9 5 21 5 34zM119 78c0-9 0-17-5-21 0-9-4-13-8-17s-8-10-13-10c-4-4-12-4-21-4-4 0-13 0-17 4-4 0-8 6-13 10-4 4-8 8-8 17-4 4-4 12-4 21z">
          <text:p/>
        </draw:path>
        <draw:path draw:style-name="gr5" draw:text-style-name="P5" draw:layer="layout" svg:width="0.132cm" svg:height="0.174cm" svg:x="7.844cm" svg:y="8.013cm" svg:viewBox="0 0 133 175" svg:d="M133 129c0 4-5 8-5 12 0 5-4 9-8 13s-9 9-13 9c-4 4-8 4-12 8-5 0-14 0-18 4-5 0-9 0-17 0-9 0-22 0-30 0-8-4-17-4-30-8v-26c13 5 22 5 30 9 13 0 21 0 30 0 12 0 26 0 30-4 9-5 13-9 13-17 0-5 0-5-4-9 0 0 0-4-4-4-5-4-9-4-14-8-4-5-13-5-26-9-4 0-12-4-21-8-4 0-8-5-17-9-4-4-8-8-8-13-4-4-4-12-4-21 0-4 0-8 4-13 0-9 4-13 8-18 9-4 13-8 21-12 9 0 22-5 34-5 9 0 14 0 23 0 8 5 16 5 25 5v25c-9 0-17 0-25-4-9 0-18 0-23 0-8 0-12 0-17 0-4 4-8 4-12 4-5 5-5 5-9 10 0 4 0 4 0 8s0 4 0 9c4 0 4 4 9 8 4 0 8 4 12 4 5 5 13 5 22 9s18 4 26 8c8 5 13 9 17 13 4 0 8 4 8 13 0 4 5 8 5 17z">
          <text:p/>
        </draw:path>
        <draw:path draw:style-name="gr5" draw:text-style-name="P5" draw:layer="layout" svg:width="0.148cm" svg:height="0.224cm" svg:x="8.014cm" svg:y="7.963cm" svg:viewBox="0 0 149 225" svg:d="M149 221c-4 0-13 0-17 4-8 0-17 0-21 0-21 0-38-4-51-18-9-8-13-21-13-42v-85h-47v-25h47v-47l30-8v55h72v25h-72v85c0 8 0 21 9 25 4 5 17 9 29 9 5 0 9 0 17 0 4 0 13-4 17-4z">
          <text:p/>
        </draw:path>
        <draw:path draw:style-name="gr5" draw:text-style-name="P5" draw:layer="layout" svg:width="0.14cm" svg:height="0.238cm" svg:x="8.404cm" svg:y="8.013cm" svg:viewBox="0 0 141 239" svg:d="M141 85c0 13 0 26-5 38-4 13-8 22-16 30-9 4-17 14-26 14-13 4-21 8-34 8-4 0-8 0-17 0-4-4-8-4-12-4v68h-31v-234h26v29c9-12 17-21 30-25 8-4 17-9 30-9 8 0 17 5 25 9 4 4 13 8 17 17 4 4 8 13 13 25 0 9 0 22 0 34zM111 85c0-8 0-17 0-21 0-8-4-17-4-21-4-4-9-9-13-13-4 0-8-4-17-4 0 0-4 0-8 4-5 0-9 0-13 4-4 5-8 5-13 13-4 4-8 9-12 13v85c4 0 8 0 17 4 4 0 8 0 16 0 13 0 26-4 34-17 9-9 13-25 13-47z">
          <text:p/>
        </draw:path>
        <draw:path draw:style-name="gr5" draw:text-style-name="P5" draw:layer="layout" svg:width="0.156cm" svg:height="0.174cm" svg:x="8.578cm" svg:y="8.013cm" svg:viewBox="0 0 157 175" svg:d="M157 86c0 13 0 26-4 38-4 9-8 17-17 26-4 8-12 13-25 17-9 4-22 8-35 8s-21 0-30-4c-13-4-17-13-25-17-9-8-13-17-17-30 0-8-4-21-4-33 0-13 4-26 8-39 0-8 8-17 13-26 8-9 17-13 25-17 9-4 21-9 35-9 13 0 21 5 34 9 9 0 17 8 21 13 9 8 13 18 17 30 4 9 4 22 4 34zM128 91c0-13 0-22-4-30 0-9-5-13-9-17-4-9-8-9-17-14-4-4-13-4-17-4-9 0-18 0-26 4-5 5-9 10-13 14-4 8-9 13-9 21-4 9-4 17-4 26 0 8 0 17 4 25 5 8 5 13 9 21 4 4 13 9 17 9 4 4 13 4 22 4 8 0 13 0 21-4 5-5 13-9 13-13 4-9 9-13 13-21 0-9 0-13 0-21z">
          <text:p/>
        </draw:path>
        <draw:polygon draw:style-name="gr5" draw:text-style-name="P5" draw:layer="layout" svg:width="0.173cm" svg:height="0.165cm" svg:x="8.756cm" svg:y="8.018cm" svg:viewBox="0 0 174 166" draw:points="174,0 152,166 114,166 93,97 89,80 80,97 59,166 25,166 0,0 29,0 42,114 46,140 55,114 76,42 97,42 122,114 131,135 135,114 148,0">
          <text:p/>
        </draw:polygon>
        <draw:path draw:style-name="gr5" draw:text-style-name="P5" draw:layer="layout" svg:width="0.148cm" svg:height="0.174cm" svg:x="8.955cm" svg:y="8.014cm" svg:viewBox="0 0 149 175" svg:d="M149 81c0 0 0 4 0 9 0 4 0 4 0 8h-115c0 17 4 30 12 38 9 9 22 13 43 13 4 0 8 0 13 0 4 0 8 0 12 0 5 0 9-4 13-4s9 0 13 0v21c-9 4-17 4-26 4-8 5-21 5-29 5-17 0-30 0-39-5-8-4-17-12-25-17-8-8-13-17-13-29-4-9-8-21-8-34s4-26 8-34c0-13 9-21 13-31 8-8 13-13 25-17 9-4 17-8 30-8s21 4 34 8c9 0 13 9 21 13 5 8 9 18 13 26 5 9 5 21 5 34zM119 77c0-9 0-17 0-21-5-9-5-13-9-17s-8-10-17-10c-4-4-8-4-17-4-8 0-13 0-17 4-4 0-8 6-13 10-4 4-8 8-8 17-4 4-4 12-4 21z">
          <text:p/>
        </draw:path>
        <draw:path draw:style-name="gr5" draw:text-style-name="P5" draw:layer="layout" svg:width="0.136cm" svg:height="0.17cm" svg:x="9.158cm" svg:y="8.013cm" svg:viewBox="0 0 137 171" svg:d="M0 5h26v30c12-12 21-22 29-26 9-4 22-9 30-9 18 0 31 9 39 18 9 13 13 30 13 51h-30c0-17 0-25-4-34-4-4-14-8-22-8-4 0-9 0-13 4-4 0-8 0-13 4-4 5-8 9-12 13-5 4-9 8-13 17v106h-30z">
          <text:p/>
        </draw:path>
        <draw:path draw:style-name="gr5" draw:text-style-name="P5" draw:layer="layout" svg:width="0.131cm" svg:height="0.174cm" svg:x="9.523cm" svg:y="8.013cm" svg:viewBox="0 0 132 175" svg:d="M132 167c-8 0-17 4-25 4-5 4-14 4-22 4-30 0-47-8-64-21-13-17-21-38-21-63 0-13 4-26 8-34 5-13 9-22 17-31 9-9 17-13 26-17 8-4 21-9 34-9 8 0 17 5 26 5 8 0 13 4 21 4v31c-8-5-17-10-21-10-9-4-18-4-26-4-9 0-13 4-22 4-4 5-12 10-17 14-4 4-8 13-12 21 0 4-4 13-4 26 0 17 8 33 16 42 9 13 22 17 39 17 8 0 17 0 26-4 8 0 13-5 21-9z">
          <text:p/>
        </draw:path>
        <draw:path draw:style-name="gr5" draw:text-style-name="P5" draw:layer="layout" svg:width="0.14cm" svg:height="0.174cm" svg:x="9.705cm" svg:y="8.013cm" svg:viewBox="0 0 141 175" svg:d="M116 171v-21c-13 8-23 17-31 21-9 0-21 4-30 4-8 0-17 0-25-4-4 0-13-4-17-8-5-5-5-9-9-17 0-5-4-13-4-17 0-17 8-30 21-43 13-8 30-12 55-12h35v-13c0-13-4-17-8-26-10-5-18-9-31-9-8 0-21 0-29 4-9 0-17 5-26 10v-27c4-4 4-4 13-4 4 0 8-4 13-4 4 0 8 0 16-5 5 0 9 0 13 0 13 0 21 0 31 5 8 4 13 4 21 8 4 4 8 13 13 17 0 10 4 18 4 27v114zM111 95h-39c-4 0-13 4-17 4s-8 4-12 4c-5 5-5 9-9 13 0 0 0 4 0 13 0 0 0 4 0 8 0 0 4 4 4 9 5 0 5 0 9 4 4 0 8 0 12 0 9 0 17 0 26-4 8-5 18-13 26-22z">
          <text:p/>
        </draw:path>
        <draw:polygon draw:style-name="gr5" draw:text-style-name="P5" draw:layer="layout" svg:width="0.136cm" svg:height="0.233cm" svg:x="9.9cm" svg:y="7.95cm" svg:viewBox="0 0 137 234" draw:points="56,25 4,25 4,0 86,0 86,213 137,213 137,234 0,234 0,213 56,213">
          <text:p/>
        </draw:polygon>
        <draw:path draw:style-name="gr5" draw:text-style-name="P5" draw:layer="layout" svg:width="0.128cm" svg:height="0.174cm" svg:x="10.086cm" svg:y="8.013cm" svg:viewBox="0 0 129 175" svg:d="M129 167c-9 0-13 4-21 4-9 4-17 4-26 4-25 0-47-8-59-21-18-17-23-38-23-63 0-13 0-26 5-34 4-13 9-22 18-31 8-9 17-13 25-17 13-4 21-9 34-9 9 0 17 5 26 5 8 0 17 4 21 4v31c-9-5-13-10-21-10-9-4-17-4-26-4-4 0-13 4-17 4-8 5-13 10-21 14-4 4-9 13-9 21-4 4-4 13-4 26 0 17 4 33 13 42 8 13 25 17 42 17 9 0 13 0 22-4 8 0 17-5 21-9z">
          <text:p/>
        </draw:path>
        <draw:path draw:style-name="gr5" draw:text-style-name="P5" draw:layer="layout" svg:width="0.132cm" svg:height="0.169cm" svg:x="10.273cm" svg:y="8.018cm" svg:viewBox="0 0 133 170" svg:d="M133 166h-26v-25c-4 4-8 8-13 12-4 5-8 9-17 9-4 4-8 4-12 8-5 0-9 0-13 0-17 0-30-4-38-17-10-8-14-25-14-42v-111h31v107c0 25 8 38 25 38 4 0 9 0 13 0s4-4 8-9c5 0 9-4 13-8s9-9 13-17v-111h30z">
          <text:p/>
        </draw:path>
        <draw:polygon draw:style-name="gr5" draw:text-style-name="P5" draw:layer="layout" svg:width="0.135cm" svg:height="0.233cm" svg:x="10.46cm" svg:y="7.95cm" svg:viewBox="0 0 136 234" draw:points="56,25 9,25 9,0 85,0 85,213 136,213 136,234 0,234 0,213 56,213">
          <text:p/>
        </draw:polygon>
        <draw:path draw:style-name="gr5" draw:text-style-name="P5" draw:layer="layout" svg:width="0.136cm" svg:height="0.174cm" svg:x="10.642cm" svg:y="8.013cm" svg:viewBox="0 0 137 175" svg:d="M111 171v-21c-9 8-17 17-31 21-8 0-17 4-29 4-9 0-17 0-22-4-8 0-12-4-16-8-5-5-9-9-9-17-4-5-4-13-4-17 0-17 4-30 17-43 12-8 29-12 55-12h35v-13c0-13 0-17-9-26-4-5-18-9-30-9-9 0-17 0-26 4-8 0-21 5-29 10v-27c4-4 8-4 12-4s9-4 13-4c8 0 13 0 17-5 4 0 13 0 17 0 8 0 17 0 26 5 9 4 17 4 21 8 5 4 9 13 13 17 5 10 5 18 5 27v114zM107 95h-35c-9 0-13 4-21 4-5 0-9 4-13 4 0 5-4 9-4 13-5 0-5 4-5 13 0 0 0 4 0 8 5 0 5 4 9 9 0 0 4 0 8 4 0 0 5 0 13 0 4 0 13 0 21-4 9-5 18-13 27-22z">
          <text:p/>
        </draw:path>
        <draw:path draw:style-name="gr5" draw:text-style-name="P5" draw:layer="layout" svg:width="0.152cm" svg:height="0.224cm" svg:x="10.816cm" svg:y="7.963cm" svg:viewBox="0 0 153 225" svg:d="M153 221c-8 0-13 0-21 4-9 0-13 0-21 0-21 0-38-4-47-18-14-8-18-21-18-42v-85h-46v-25h46v-47l31-8v55h76v25h-76v85c0 8 4 21 8 25 9 5 17 9 30 9 4 0 8 0 17 0 4 0 13-4 21-4z">
          <text:p/>
        </draw:path>
        <draw:path draw:style-name="gr5" draw:text-style-name="P5" draw:layer="layout" svg:width="0.132cm" svg:height="0.237cm" svg:x="11.023cm" svg:y="7.946cm" svg:viewBox="0 0 133 238" svg:d="M52 97h-47v-25h77v144h51v22h-133v-22h52zM65 0c4 0 4 4 8 4 5 0 5 4 9 4 0 4 4 4 4 9 0 0 0 4 0 8s0 4 0 9c0 4-4 4-4 8-4 0-4 0-9 4-4 0-4 0-8 0s-9 0-9 0c-4-4-8-4-8-4 0-4-5-4-5-8 0-5-5-5-5-9s5-8 5-8c0-5 5-5 5-9 0 0 4-4 8-4 0 0 5-4 9-4z">
          <text:p/>
        </draw:path>
        <draw:path draw:style-name="gr5" draw:text-style-name="P5" draw:layer="layout" svg:width="0.157cm" svg:height="0.174cm" svg:x="11.193cm" svg:y="8.013cm" svg:viewBox="0 0 158 175" svg:d="M158 86c0 13 0 26-5 38-4 9-8 17-17 26-4 8-12 13-26 17-8 4-21 8-30 8-12 0-25 0-33-4-9-4-17-13-26-17-4-8-8-17-13-30-4-8-8-21-8-33 0-13 4-26 8-39 5-8 9-17 13-26 9-9 17-13 26-17 12-4 21-9 33-9 13 0 26 5 34 9 10 0 18 8 27 13 4 8 8 18 12 30 5 9 5 22 5 34zM128 91c0-13 0-22 0-30-4-9-9-13-14-17-4-9-8-9-12-14-9-4-13-4-22-4-8 0-17 0-21 4-8 5-12 10-17 14-4 8-4 13-8 21 0 9-4 17-4 26 0 8 4 17 4 25 4 8 8 13 13 21 4 4 8 9 12 9 9 4 13 4 21 4 9 0 17 0 22-4 8-5 12-9 17-13 5-9 5-13 9-21 0-9 0-13 0-21z">
          <text:p/>
        </draw:path>
        <draw:path draw:style-name="gr5" draw:text-style-name="P5" draw:layer="layout" svg:width="0.135cm" svg:height="0.17cm" svg:x="11.392cm" svg:y="8.013cm" svg:viewBox="0 0 136 171" svg:d="M0 5h26l5 26c4-4 8-8 12-13s9-9 13-9c4-4 8-4 13-4 4-5 12-5 17-5 17 0 29 5 38 18 8 9 12 26 12 47v106h-29v-106c0-13 0-21-9-30-4-4-8-8-21-8 0 0-4 0-8 0-5 4-9 4-13 8 0 0-4 5-9 9-4 4-12 12-16 17v110h-31z">
          <text:p/>
        </draw:path>
        <draw:path draw:style-name="gr5" draw:text-style-name="P5" draw:layer="layout" svg:width="0.136cm" svg:height="0.17cm" svg:x="6.721cm" svg:y="9.022cm" svg:viewBox="0 0 137 171" svg:d="M0 0h25v31c9-9 13-14 17-18 5-4 9-4 13-8 4 0 8-5 13-5 4 0 8 0 13 0 18 0 30 5 43 13 8 14 13 26 13 48v110h-30v-106c0-13-4-26-8-30-6-8-14-8-23-8-4 0-8 0-8 0-5 0-9 4-13 4-4 4-8 8-13 13-4 4-8 8-12 17v110h-30z">
          <text:p/>
        </draw:path>
        <draw:path draw:style-name="gr5" draw:text-style-name="P5" draw:layer="layout" svg:width="0.144cm" svg:height="0.081cm" svg:x="7.09cm" svg:y="9.06cm" svg:viewBox="0 0 145 82" svg:d="M145 23h-145v-23h145zM145 82h-145v-26h145z">
          <text:p/>
        </draw:path>
        <draw:polygon draw:style-name="gr5" draw:text-style-name="P5" draw:layer="layout" svg:width="0.14cm" svg:height="0.22cm" svg:x="7.467cm" svg:y="8.972cm" svg:viewBox="0 0 141 221" draw:points="141,221 4,221 4,191 59,191 59,33 8,63 0,38 68,0 93,0 93,191 141,191">
          <text:p/>
        </draw:polygon>
        <draw:path draw:style-name="gr5" draw:text-style-name="P5" draw:layer="layout" svg:width="0.149cm" svg:height="0.22cm" svg:x="7.649cm" svg:y="8.972cm" svg:viewBox="0 0 150 221" svg:d="M150 166c0 8-5 17-9 25-4 5-8 13-13 17-9 4-18 9-26 13-8 0-21 0-30 0-12 0-21 0-29 0-13-4-17-9-26-13-4-4-8-12-12-17-5-8-5-12-5-21 0-14 5-27 9-35 8-13 21-21 38-25-17-9-25-17-34-26-4-8-8-21-8-29 0-9 0-17 4-22 4-8 8-12 13-17 4-4 12-8 21-12 8-4 21-4 29-4 13 0 22 0 30 4 8 0 17 4 22 8 9 4 13 9 17 17 0 4 4 13 4 21 0 13-4 21-12 30-9 13-18 17-31 25 4 5 13 9 17 9 5 4 14 8 18 17 4 4 4 8 8 12 0 9 5 13 5 23zM115 50c0-8-5-17-13-21s-17-4-30-4c-12 0-21 0-29 4-5 4-9 13-9 21 0 5 0 9 4 13 0 4 5 8 5 13 4 0 8 4 12 8 9 0 13 4 22 9 12-5 21-13 25-17 8-9 13-17 13-26zM115 166c0-5 0-5 0-10-5-4-5-8-9-13-4-4-8-8-12-12-5-4-13-9-22-13-8 4-17 9-21 13s-8 8-13 12c0 5-4 5-4 9-4 4-4 9-4 14 0 8 0 13 4 13 0 4 4 8 9 12 4 0 8 5 12 5 5 0 13 4 17 4 9 0 13-4 17-4 5 0 9-5 13-5 4-4 8-4 8-8 5-4 5-9 5-17z">
          <text:p/>
        </draw:path>
        <draw:path draw:style-name="gr5" draw:text-style-name="P5" draw:layer="layout" svg:width="0.157cm" svg:height="0.22cm" svg:x="7.831cm" svg:y="8.972cm" svg:viewBox="0 0 158 221" svg:d="M158 110c0 17 0 33-4 46-4 14-8 27-17 35-4 13-13 17-25 26-9 4-21 4-34 4s-21 0-35-4c-8-5-17-13-21-21-9-9-13-22-17-35-5-13-5-30-5-51 0-17 0-30 5-47 4-13 8-25 13-34 8-8 17-17 25-21 14-4 26-8 39-8 9 0 21 0 30 4 8 4 17 12 25 21 9 8 13 21 17 34 0 17 4 34 4 51zM129 110c0 0 0-5 0-9s0-8 0-13l-94 68c0 10 4 14 8 18 0 5 5 9 9 13 5 4 9 4 13 9 4 0 9 4 13 4 8 0 17-4 21-9 9-4 13-8 17-17 4-4 8-13 8-26 5-9 5-21 5-38zM30 110c0 4 0 8 0 8 0 4 0 9 0 13l90-68c0-8 0-13-4-17s-4-8-8-13c-5-4-9-4-13-8-4 0-9 0-17 0-4 0-13 0-21 4-5 4-10 9-14 17-4 9-8 17-13 25 0 13 0 26 0 39z">
          <text:p/>
        </draw:path>
        <draw:path draw:style-name="gr5" draw:text-style-name="P5" draw:layer="layout" svg:width="0.055cm" svg:height="0.055cm" svg:x="8.069cm" svg:y="9.137cm" svg:viewBox="0 0 56 56" svg:d="M25 0c5 0 9 4 13 4 0 0 4 4 10 4 0 4 4 9 4 9 0 5 4 9 4 13s-4 9-4 13c0 0-4 4-4 8-6 0-10 5-10 5-4 0-8 0-13 0-4 0-8 0-8 0-4 0-9-5-9-5-4-4-8-8-8-8 0-4 0-9 0-13s0-8 0-13c0 0 4-5 8-9 0 0 5-4 9-4 0 0 4-4 8-4z">
          <text:p/>
        </draw:path>
        <draw:path draw:style-name="gr5" draw:text-style-name="P5" draw:layer="layout" svg:width="0.144cm" svg:height="0.22cm" svg:x="8.213cm" svg:y="8.972cm" svg:viewBox="0 0 145 221" svg:d="M145 221h-145v-25l55-61c14-8 18-17 27-21 4-9 8-13 12-17 5-9 5-13 5-17 4-4 4-9 4-17 0-4 0-8-4-13 0-4-5-8-5-12-4-5-8-9-12-9-5-4-9-4-18-4s-17 0-26 4c-8 4-13 13-21 17l-17-17c8-8 21-17 30-21 12-8 25-8 39-8 8 0 17 0 25 4 9 4 17 8 22 12 4 5 8 13 12 22 4 4 4 12 4 25 0 8 0 17-4 21 0 9-4 17-8 21-4 9-9 17-17 22-9 8-13 16-26 25l-39 39h107z">
          <text:p/>
        </draw:path>
        <draw:path draw:style-name="gr5" draw:text-style-name="P5" draw:layer="layout" svg:width="0.153cm" svg:height="0.22cm" svg:x="8.391cm" svg:y="8.972cm" svg:viewBox="0 0 154 221" svg:d="M154 97c0 21-5 42-9 55-4 18-12 31-21 39-13 9-25 17-38 21-17 5-34 9-52 9h-17v-25h17c18 0 31-5 39-5 13-4 21-8 26-12 8-9 12-13 17-23 4-8 4-17 8-29v-5c-8 5-17 9-25 9-9 4-17 4-30 4s-21 0-31-4c-8-4-13-9-21-13-4-8-9-13-13-21 0-9-4-17-4-26 0-12 4-21 8-29 5-9 9-17 13-21 9-9 17-13 27-17 8-4 17-4 29-4 13 0 22 0 30 4 9 4 17 8 26 17 4 8 12 17 12 29 4 13 9 30 9 47zM77 21c-8 0-12 4-17 4-4 4-12 4-12 8-6 5-10 9-14 17 0 5 0 13 0 17 0 9 0 13 0 21 4 5 4 9 8 13 6 4 10 4 14 9 4 0 13 4 17 4s9-4 13-4c8 0 13 0 17 0 0-5 4-5 8-9 5 0 9 0 13-4 0-13-4-26-4-34-4-13-4-17-9-25-4-5-8-9-17-13-4 0-8-4-17-4z">
          <text:p/>
        </draw:path>
        <draw:path draw:style-name="gr5" draw:text-style-name="P5" draw:layer="layout" svg:width="0.136cm" svg:height="0.22cm" svg:x="8.59cm" svg:y="8.972cm" svg:viewBox="0 0 137 221" svg:d="M137 152c0 9 0 22-4 31-4 4-13 13-18 21-9 4-17 8-30 13-13 4-25 4-42 4-9 0-17 0-22 0-8 0-17 0-21 0v-25c9 0 13 0 21 0 9 0 17 4 26 4 8 0 17-4 25-4 9-5 17-5 22-9 4-4 8-8 8-13 4-4 4-13 4-18 0-8 0-13-4-17s-4-8-13-12c-4 0-8-5-17-5-4-4-12-4-21-4h-25v-21h25c9 0 13-4 17-4 8 0 13-5 17-9s4-4 9-13c0-4 0-8 0-12 0-13 0-21-9-26-9-8-17-8-30-8-8 0-17 0-25 0-9 4-13 4-26 8v-25c5 0 9-4 13-4s9 0 13-4c4 0 8 0 13 0 4 0 8 0 12 0 13 0 21 0 30 4 9 0 17 4 21 8 9 4 14 13 18 17 0 9 5 17 5 26 0 8-5 21-14 29-4 9-13 13-26 21 9 0 13 0 17 5 5 4 14 4 18 8 5 4 9 9 9 17 4 4 4 13 4 17z">
          <text:p/>
        </draw:path>
        <draw:path draw:style-name="gr5" draw:text-style-name="P5" draw:layer="layout" svg:width="0.148cm" svg:height="0.216cm" svg:x="8.773cm" svg:y="8.976cm" svg:viewBox="0 0 149 217" svg:d="M149 148c0 8-4 17-4 26-4 8-13 17-17 25-9 4-17 9-26 14-8 4-17 4-29 4-13 0-22 0-34-4-10-5-18-10-23-18-4-9-12-17-12-30-4-13-4-26-4-42 0-13 0-22 0-34 0-9 4-22 8-30s8-17 13-25c4-5 13-13 22-17 8-9 17-13 30-13 8-4 21-4 38-4h21v25h-26c-12 0-21 0-33 4-9 0-17 5-22 13-8 4-12 13-17 21-5 4-5 17-5 26v4c5-4 14-4 22-9 9 0 22-4 30-4 13 0 21 4 30 4 8 5 17 9 21 17 4 5 9 9 13 17 0 9 4 17 4 30zM119 148c0-9 0-13-4-17 0-8-4-13-9-13 0-4-4-8-12-12-5 0-9 0-17 0-4 0-9 0-13 0s-8 0-13 4c-4 0-8 0-12 4-5 0-10 4-10 4 0 17 0 26 0 38 5 9 5 18 10 22 4 4 8 8 17 13 4 4 12 4 21 4 4 0 8 0 17-4 4 0 8-5 12-9 5-4 5-8 9-13 0-8 4-13 4-21z">
          <text:p/>
        </draw:path>
        <draw:path draw:style-name="gr5" draw:text-style-name="P5" draw:layer="layout" svg:width="0.139cm" svg:height="0.238cm" svg:x="5.967cm" svg:y="9.484cm" svg:viewBox="0 0 140 239" svg:d="M0 158c0-13 0-25 4-38 4-14 8-22 17-31 8-4 17-13 25-17 9-4 21-4 35-4 4 0 9 0 17 0 4 0 8 4 13 4v-72h29v239h-25v-34c-9 12-17 21-30 25-9 9-18 9-30 9-9 0-17 0-26-5-4-4-12-8-17-17-4-8-8-16-8-25-4-8-4-21-4-34zM29 154c0 21 0 38 9 47 4 8 12 16 25 16 4 0 13-4 22-12 9-4 17-17 26-30v-77c-5 0-9-4-17-4-4 0-9 0-18 0-13 0-26 4-34 12-8 14-13 27-13 48z">
          <text:p/>
        </draw:path>
        <draw:path draw:style-name="gr5" draw:text-style-name="P5" draw:layer="layout" svg:width="0.148cm" svg:height="0.17cm" svg:x="6.153cm" svg:y="9.552cm" svg:viewBox="0 0 149 171" svg:d="M149 76c0 5 0 9 0 9 0 4 0 8 0 8h-119c0 17 4 30 17 43 8 8 21 12 38 12 4 0 13 0 17 0s8-4 12-4c5 0 9 0 13 0s9-4 14-4v25c-10 0-18 6-27 6-12 0-21 0-33 0-13 0-26 0-34-6-13-4-21-8-26-17-8-8-13-16-17-25-4-13-4-25-4-38s0-21 4-34c4-8 9-17 17-25 5-9 13-17 22-22 12-4 21-4 33-4 13 0 22 0 30 4 8 5 17 9 25 17 5 5 10 13 14 22 4 12 4 21 4 33zM119 72c0-8 0-12-5-21 0-4-4-8-8-13 0-8-8-8-13-12-4-5-12-5-17-5-8 0-12 0-17 5-8 4-12 4-16 8-5 9-5 13-9 17 0 9-4 13-4 21z">
          <text:p/>
        </draw:path>
        <draw:polygon draw:style-name="gr5" draw:text-style-name="P5" draw:layer="layout" svg:width="0.136cm" svg:height="0.238cm" svg:x="6.348cm" svg:y="9.484cm" svg:viewBox="0 0 137 239" draw:points="55,26 9,26 9,0 86,0 86,213 137,213 137,239 0,239 0,213 55,213">
          <text:p/>
        </draw:polygon>
        <draw:path draw:style-name="gr5" draw:text-style-name="P5" draw:layer="layout" svg:width="0.152cm" svg:height="0.221cm" svg:x="6.518cm" svg:y="9.501cm" svg:viewBox="0 0 153 222" svg:d="M153 217c-8 5-17 5-21 5-8 0-13 0-21 0-22 0-39-5-48-13-13-9-17-25-17-42v-89h-46v-27h46v-42l30-9v51h77v27h-77v84c0 13 4 22 8 26 9 8 18 12 31 12 4 0 9-4 17-4 4 0 13 0 21-4z">
          <text:p/>
        </draw:path>
        <draw:path draw:style-name="gr5" draw:text-style-name="P5" draw:layer="layout" svg:width="0.135cm" svg:height="0.17cm" svg:x="6.717cm" svg:y="9.552cm" svg:viewBox="0 0 136 171" svg:d="M111 171v-27c-8 13-18 17-26 21-13 6-22 6-30 6-13 0-21 0-26 0-8-6-12-10-17-14-4-4-8-9-8-13-4-8-4-12-4-21 0-17 4-30 17-38 12-9 34-13 55-13h39v-17c0-8-4-17-14-21-4-8-12-8-30-8-8 0-16 0-25 0-8 4-17 4-30 8v-26c5 0 9 0 13-4 4 0 9 0 13 0 8-4 13-4 17-4s12 0 17 0c8 0 21 0 25 4 10 0 18 4 23 9 8 4 12 8 12 17 4 8 4 13 4 25v116zM111 93h-39c-9 0-13 0-21 0-5 5-9 5-13 9 0 0-4 4-4 8-5 5-5 9-5 13s0 4 5 9c0 4 0 4 4 8 0 4 4 4 8 4 5 4 9 4 13 4s13-4 21-8c9-4 17-8 31-17z">
          <text:p/>
        </draw:path>
        <draw:path draw:style-name="gr5" draw:text-style-name="P5" draw:layer="layout" svg:width="0.144cm" svg:height="0.081cm" svg:x="7.09cm" svg:y="9.59cm" svg:viewBox="0 0 145 82" svg:d="M145 22h-145v-22h145zM145 82h-145v-26h145z">
          <text:p/>
        </draw:path>
        <draw:path draw:style-name="gr5" draw:text-style-name="P5" draw:layer="layout" svg:width="0.169cm" svg:height="0.217cm" svg:x="7.45cm" svg:y="9.505cm" svg:viewBox="0 0 170 218" svg:d="M170 167h-38v51h-29v-51h-103v-26l94-141h38v141h38zM103 26l-73 115h73z">
          <text:p/>
        </draw:path>
        <draw:path draw:style-name="gr5" draw:text-style-name="P5" draw:layer="layout" svg:width="0.127cm" svg:height="0.174cm" svg:x="6.539cm" svg:y="10.052cm" svg:viewBox="0 0 128 175" svg:d="M128 128c0 5 0 9-4 13 0 9-5 13-9 13 0 4-4 8-8 12-4 0-13 5-17 5s-9 4-17 4c-4 0-9 0-13 0-13 0-21 0-34 0-8 0-17-4-26-4v-30c9 4 18 9 30 9 9 0 17 0 26 0 17 0 25 0 34-5 4-4 8-8 8-17 0 0 0-4 0-8-4 0-4-4-8-4 0-5-4-5-13-9-4 0-13-4-21-8-9 0-17-5-21-5-9-4-13-8-17-12-5-4-9-9-13-14 0-4-5-13-5-17s5-13 5-17c4-4 4-8 13-17 4-4 12-8 21-8 8-4 17-9 30-9 8 0 17 5 25 5 4 0 13 0 21 4v25c-8-4-17-4-25-4-9-4-13-4-21-4-5 0-13 0-17 4-5 0-9 0-13 4l-4 4c-5 5-5 9-5 9 0 4 0 8 5 8 0 5 0 5 4 9 4 0 8 4 13 4 8 5 12 10 21 10 13 4 21 8 25 8 9 4 13 8 17 13 4 4 9 8 9 12 4 5 4 9 4 17z">
          <text:p/>
        </draw:path>
        <draw:path draw:style-name="gr5" draw:text-style-name="P5" draw:layer="layout" svg:width="0.139cm" svg:height="0.237cm" svg:x="6.713cm" svg:y="9.989cm" svg:viewBox="0 0 140 238" svg:d="M0 157c0-16 0-29 4-38 4-12 12-21 17-29 9-10 18-14 26-18 13-4 21-4 34-4 8 0 13 0 17 0s8 0 17 4v-72h25v238h-25v-34c-9 13-17 21-26 26-8 8-21 8-29 8-13 0-21 0-26-4-9-4-13-9-22-17-4-8-8-17-8-26-4-12-4-21-4-34zM30 153c0 21 4 38 9 47 4 9 12 13 25 13 8 0 17 0 21-9 9-4 17-17 30-30v-76c-9-4-13-4-17-4-9-4-13-4-17-4-17 0-30 8-38 17-9 8-13 25-13 46z">
          <text:p/>
        </draw:path>
        <draw:path draw:style-name="gr5" draw:text-style-name="P5" draw:layer="layout" svg:width="0.144cm" svg:height="0.085cm" svg:x="7.09cm" svg:y="10.09cm" svg:viewBox="0 0 145 86" svg:d="M145 26h-145v-26h145zM145 86h-145v-25h145z">
          <text:p/>
        </draw:path>
        <draw:path draw:style-name="gr5" draw:text-style-name="P5" draw:layer="layout" svg:width="0.148cm" svg:height="0.22cm" svg:x="7.459cm" svg:y="10.006cm" svg:viewBox="0 0 149 221" svg:d="M149 98c0 21 0 38-9 55-4 13-12 26-21 38-8 9-21 17-38 21-13 5-30 9-51 9h-18v-25h22c13 0 26-5 39-5 8-4 17-8 25-12 4-9 13-13 13-22 4-8 8-17 8-29v-4c-4 4-13 4-21 8-13 4-21 4-30 4-12 0-21-4-29-4-9-4-17-8-21-13-6-8-10-12-14-21-4-8-4-17-4-25 0-13 0-21 4-30 4-8 8-17 18-21 4-9 12-13 21-17 13-5 21-5 34-5 8 0 21 0 29 5 9 4 17 8 22 17 8 8 12 17 17 30 4 12 4 29 4 46zM73 22c-5 0-9 0-17 4-5 0-9 4-13 9-4 4-9 8-9 12-4 9-4 13-4 22 0 8 0 12 4 16 0 9 5 13 5 17 4 0 8 5 17 9 4 0 8 0 17 0 4 0 8 0 12 0 5 0 9 0 13-4 4 0 8 0 13-5 4 0 4-4 8-4 0-13 0-25-4-38 0-8-4-17-9-21-4-4-8-9-12-13-4 0-13-4-21-4z">
          <text:p/>
        </draw:path>
        <draw:path draw:style-name="gr5" draw:text-style-name="P5" draw:layer="layout" svg:width="0.055cm" svg:height="0.055cm" svg:x="7.692cm" svg:y="10.171cm" svg:viewBox="0 0 56 56" svg:d="M29 0c5 0 10 0 10 4 4 0 8 0 8 4 5 5 9 5 9 9s0 8 0 13 0 5 0 9-4 8-9 8c0 5-4 5-8 9 0 0-5 0-10 0-4 0-8 0-12 0 0-4-5-4-9-9 0 0-4-4-4-8s-4-4-4-9 4-9 4-13 4-4 4-9c4-4 9-4 9-4 4-4 8-4 12-4z">
          <text:p/>
        </draw:path>
        <draw:path draw:style-name="gr5" draw:text-style-name="P5" draw:layer="layout" svg:width="0.148cm" svg:height="0.22cm" svg:x="7.836cm" svg:y="10.006cm" svg:viewBox="0 0 149 221" svg:d="M149 166c0 8-4 17-8 21-5 9-9 17-13 21-9 4-17 9-25 9-9 4-17 4-31 4-13 0-21 0-30-4-12 0-17-5-25-9-4-4-9-12-13-17-4-8-4-17-4-21 0-17 4-25 13-38 4-8 17-17 33-25-16-5-25-13-33-22-5-8-9-21-9-33 0-5 0-13 4-17 5-9 9-13 13-17 4-9 13-13 21-13 9-5 21-5 34-5 10 0 18 0 27 0 8 5 16 9 21 13 8 5 12 9 17 17 0 5 4 13 4 22 0 12-4 21-13 29-8 9-17 17-29 26 8 0 12 4 16 8 9 4 13 9 17 13 5 4 5 12 9 17 0 4 4 12 4 21zM115 52c0-9-4-17-12-22-5-4-17-8-31-8-13 0-21 4-30 8-4 5-8 13-8 22 0 4 0 8 4 12 0 5 4 9 4 9 4 4 9 8 13 12 8 0 13 5 21 9 14-9 22-13 27-21 8-4 12-13 12-21zM115 166c0-4 0-9 0-13s-4-4-8-8c-4-5-9-9-13-13s-14-8-22-13c-9 5-17 9-21 13-5 4-9 8-13 8 0 5-4 9-4 13-4 4-4 9-4 13s4 8 4 13c4 4 4 8 8 8 4 4 9 9 13 9s13 0 17 0c8 0 14 0 18 0s8-5 13-5c4-4 8-8 12-12 0-5 0-9 0-13z">
          <text:p/>
        </draw:path>
        <draw:path draw:style-name="gr5" draw:text-style-name="P5" draw:layer="layout" svg:width="0.127cm" svg:height="0.173cm" svg:x="5.229cm" svg:y="10.557cm" svg:viewBox="0 0 128 174" svg:d="M128 128c0 4 0 8 0 13-4 4-4 8-8 12-4 5-9 9-13 9-4 4-9 4-13 8-8 0-13 0-17 4-4 0-13 0-17 0-12 0-22 0-30 0-13-4-22-4-30-8v-25c8 4 21 4 30 8 8 0 22 0 30 0 13 0 21 0 30-4 8-4 8-9 8-17 0-4 0-4 0-9l-4-4c-4-4-8-4-13-8-8-4-17-4-25-9-8 0-13-4-22-8-4 0-13-5-17-10-4-4-9-8-9-13-4-4-4-12-4-21 0-4 0-8 0-12 4-9 9-13 13-17 4-5 13-9 21-13 10 0 22-4 35-4 4 0 13 0 21 0 9 4 17 4 26 4v25c-9 0-17 0-26-4-8 0-17 0-21 0-9 0-13 0-21 0-4 4-9 4-9 4-5 5-9 5-9 9s0 4 0 8 0 4 0 9c0 0 4 4 9 8 0 0 5 4 13 4 4 5 13 5 21 9 9 4 17 4 26 9 4 5 13 9 17 13 4 0 4 5 8 13 0 4 0 8 0 17z">
          <text:p/>
        </draw:path>
        <draw:path draw:style-name="gr5" draw:text-style-name="P5" draw:layer="layout" svg:width="0.131cm" svg:height="0.237cm" svg:x="5.416cm" svg:y="10.489cm" svg:viewBox="0 0 132 238" svg:d="M56 98h-52v-25h81v144h47v21h-132v-21h56zM64 0c4 0 8 4 8 4 5 0 5 4 9 4 0 5 4 5 4 9 0 0 4 4 4 8 0 5-4 5-4 9s-4 4-4 8c0 0-4 0-9 4 0 0-4 0-8 0s-4 0-8 0c-5-4-5-4-9-4 0-4-4-4-4-8s0-4 0-9c0-4 0-8 0-8 0-4 4-4 4-9 4 0 4-4 9-4 4 0 4-4 8-4z">
          <text:p/>
        </draw:path>
        <draw:path draw:style-name="gr5" draw:text-style-name="P5" draw:layer="layout" svg:width="0.157cm" svg:height="0.241cm" svg:x="5.589cm" svg:y="10.557cm" svg:viewBox="0 0 158 242" svg:d="M133 25c0 4 4 9 4 17 4 4 4 8 4 17 0 8 0 17-4 21-4 9-9 13-13 22-8 4-13 8-22 8-9 4-17 4-25 4-9 0-13 0-22 0-4-4-8-4-12-8-5 4-5 8-9 12 0 0 0 5 0 9s0 8 4 8c5 5 13 5 17 5l43 4c9 0 18 0 26 0 9 4 13 4 17 8 4 5 9 9 13 13 4 9 4 14 4 22 0 4 0 13-4 21-4 5-9 13-17 17-4 5-13 9-26 13-9 0-22 4-34 4-17 0-26-4-39-4-8-4-16-4-21-8-4-5-8-9-12-13-5-9-5-13-5-17 0-9 0-17 5-21 4-9 8-14 17-22 0 0-5 0-5-5-4 0-4-4-8-4 0-4 0-8 0-8-4-5-4-5-4-9 0-8 4-13 8-21 0-4 4-8 9-17 0 0 0-4-5-4 0-5-4-9-4-9 0-4 0-8 0-8-4-5-4-9-4-13 0-9 4-17 4-25 4-5 9-13 17-17 4-5 13-9 17-13 8 0 17-4 30-4 4 0 8 0 8 0 4 4 8 4 13 4h60v21zM30 196c0 8 4 12 13 17 8 4 21 4 34 4 8 0 16 0 25 0 5-4 9-4 14-9 4-4 8-4 8-8s4-9 4-13-4-8-8-13c-9-4-18-4-27-4l-46-5c0 5-4 5-9 9 0 0-4 5-4 9l-4 4c0 4 0 4 0 9zM38 59c0 4 0 8 5 13 0 4 4 8 8 12 0 5 4 5 9 9 4 0 8 0 17 0 4 0 8 0 12 0 4-4 9-9 13-9 5-4 5-8 9-12 0-5 0-9 0-13s0-13 0-17c-4-4-4-8-9-8-4-5-9-9-13-9s-8-4-12-4c-9 0-13 4-17 4-5 4-9 4-13 9 0 4-4 8-4 12-5 4-5 9-5 13z">
          <text:p/>
        </draw:path>
        <draw:path draw:style-name="gr5" draw:text-style-name="P5" draw:layer="layout" svg:width="0.055cm" svg:height="0.055cm" svg:x="5.827cm" svg:y="10.675cm" svg:viewBox="0 0 56 56" svg:d="M25 0c4 0 10 0 14 0 0 5 4 5 8 9 0 0 4 4 4 8 0 5 5 10 5 10 0 4-5 8-5 13 0 4-4 4-4 8-4 4-8 4-8 4-4 4-10 4-14 4s-8 0-13-4c0 0-4 0-8-4 0-4-4-4-4-8 0-5 0-9 0-13 0 0 0-5 0-10 0-4 4-8 4-8 4-4 8-4 8-9 5 0 9 0 13 0z">
          <text:p/>
        </draw:path>
        <draw:polygon draw:style-name="gr5" draw:text-style-name="P5" draw:layer="layout" svg:width="0.136cm" svg:height="0.233cm" svg:x="5.975cm" svg:y="10.493cm" svg:viewBox="0 0 137 234" draw:points="56,26 8,26 8,0 86,0 86,213 137,213 137,234 0,234 0,213 56,213">
          <text:p/>
        </draw:polygon>
        <draw:path draw:style-name="gr5" draw:text-style-name="P5" draw:layer="layout" svg:width="0.148cm" svg:height="0.173cm" svg:x="6.153cm" svg:y="10.557cm" svg:viewBox="0 0 149 174" svg:d="M149 80c0 0 0 5 0 10 0 4 0 4 0 8h-119c0 17 4 30 17 38 8 9 21 13 38 13 4 0 13 0 17 0s8 0 12 0c5 0 9-4 13-4s9 0 14 0v21c-10 4-18 4-27 4-12 4-21 4-33 4-13 0-26 0-34-4-13-4-21-12-26-17-8-8-13-17-17-29-4-9-4-21-4-34 0-14 0-27 4-35 4-13 9-21 17-30 5-8 13-13 22-17 12-4 21-8 33-8 13 0 22 4 30 8 8 0 17 9 25 13 5 8 10 17 14 25 4 9 4 21 4 34zM119 76c0-9 0-17-5-21 0-9-4-13-8-17 0-4-8-9-13-9-4-4-12-4-17-4-8 0-12 0-17 4-8 0-12 5-16 9-5 4-5 8-9 17 0 4-4 12-4 21z">
          <text:p/>
        </draw:path>
        <draw:polygon draw:style-name="gr5" draw:text-style-name="P5" draw:layer="layout" svg:width="0.165cm" svg:height="0.165cm" svg:x="6.331cm" svg:y="10.561cm" svg:viewBox="0 0 166 166" draw:points="0,0 35,0 77,111 86,137 94,111 132,0 166,0 99,166 69,166">
          <text:p/>
        </draw:polygon>
        <draw:path draw:style-name="gr5" draw:text-style-name="P5" draw:layer="layout" svg:width="0.148cm" svg:height="0.173cm" svg:x="6.526cm" svg:y="10.557cm" svg:viewBox="0 0 149 174" svg:d="M149 80c0 0 0 5 0 10 0 4 0 4 0 8h-119c0 17 4 30 17 38 8 9 22 13 39 13 8 0 13 0 17 0s8 0 13 0c4 0 8-4 12-4s9 0 13 0v21c-9 4-17 4-25 4-13 4-22 4-34 4-13 0-27 0-35-4-13-4-22-12-26-17-8-8-13-17-17-29 0-9-4-21-4-34 0-14 4-27 4-35 4-13 9-21 17-30 4-8 13-13 26-17 8-4 18-8 30-8 13 0 22 4 30 8 9 0 17 9 25 13 5 8 9 17 13 25 4 9 4 21 4 34zM120 76c0-9 0-17 0-21-4-9-9-13-9-17-4-4-8-9-17-9-4-4-12-4-17-4-8 0-12 0-18 4-8 0-12 5-12 9-5 4-9 8-13 17 0 4-4 12-4 21z">
          <text:p/>
        </draw:path>
        <draw:polygon draw:style-name="gr5" draw:text-style-name="P5" draw:layer="layout" svg:width="0.136cm" svg:height="0.233cm" svg:x="6.721cm" svg:y="10.493cm" svg:viewBox="0 0 137 234" draw:points="55,26 8,26 8,0 85,0 85,213 137,213 137,234 0,234 0,213 55,213">
          <text:p/>
        </draw:polygon>
        <draw:path draw:style-name="gr5" draw:text-style-name="P5" draw:layer="layout" svg:width="0.144cm" svg:height="0.084cm" svg:x="7.09cm" svg:y="10.595cm" svg:viewBox="0 0 145 85" svg:d="M145 25h-145v-25h145zM145 85h-145v-25h145z">
          <text:p/>
        </draw:path>
        <draw:path draw:style-name="gr5" draw:text-style-name="P5" draw:layer="layout" svg:width="0.156cm" svg:height="0.224cm" svg:x="7.459cm" svg:y="10.506cm" svg:viewBox="0 0 157 225" svg:d="M157 114c0 17-4 31-4 44-4 17-8 25-17 38-8 8-17 17-25 21-10 4-22 8-35 8s-21-4-34-8c-9-4-17-8-25-17-5-8-9-21-13-38-4-13-4-31-4-48s0-34 4-46c0-13 8-26 13-34 8-13 16-17 25-26 13-4 21-8 38-8 9 0 21 4 31 8 8 5 17 13 25 21 4 9 13 22 13 34 4 13 8 30 8 51zM128 114c0-4 0-8 0-13 0-4 0-4 0-8l-95 69c0 4 5 8 5 17 4 4 8 8 12 13 0 0 5 4 9 4 4 4 13 4 17 4 8 0 17 0 21-4s14-9 18-17c4-9 4-17 8-25 5-13 5-27 5-40zM25 110c0 4 0 8 0 13 0 4 0 4 4 8l90-68c0-4-4-8-4-12-4-9-10-9-10-13-4-4-8-9-12-9-4-4-13-4-17-4-9 0-13 4-21 4-5 5-9 13-13 17-4 9-9 17-13 30 0 9-4 21-4 34z">
          <text:p/>
        </draw:path>
        <draw:path draw:style-name="gr5" draw:text-style-name="P5" draw:layer="layout" svg:width="0.055cm" svg:height="0.055cm" svg:x="7.692cm" svg:y="10.675cm" svg:viewBox="0 0 56 56" svg:d="M29 0c5 0 10 0 10 0 4 5 8 5 8 9 5 0 9 4 9 8 0 5 0 10 0 10 0 4 0 8 0 13 0 4-4 4-9 8 0 4-4 4-8 4 0 4-5 4-10 4-4 0-8 0-12-4 0 0-5 0-9-4 0-4-4-4-4-8 0-5-4-9-4-13 0 0 4-5 4-10 0-4 4-8 4-8 4-4 9-4 9-9 4 0 8 0 12 0z">
          <text:p/>
        </draw:path>
        <draw:path draw:style-name="gr5" draw:text-style-name="P5" draw:layer="layout" svg:width="0.157cm" svg:height="0.224cm" svg:x="7.831cm" svg:y="10.506cm" svg:viewBox="0 0 158 225" svg:d="M158 114c0 17 0 31-4 44-4 17-8 25-17 38-4 8-13 17-25 21-9 4-21 8-34 8s-21-4-35-8c-8-4-17-8-21-17-9-8-13-21-17-38-5-13-5-31-5-48s0-34 5-46c4-13 8-26 13-34 8-13 17-17 25-26 14-4 26-8 39-8 9 0 21 4 30 8 8 5 17 13 25 21 9 9 13 22 17 34 0 13 4 30 4 51zM129 114c0-4 0-8 0-13 0-4 0-4 0-8l-94 69c0 4 4 8 8 17 0 4 5 8 9 13 5 0 5 4 13 4 4 4 9 4 13 4 8 0 17 0 21-4 9-4 13-9 17-17 4-9 8-17 8-25 5-13 5-27 5-40zM30 110c0 4 0 8 0 13 0 4 0 4 0 8l90-68c0-4 0-8-4-12-4-9-4-9-8-13-5-4-9-9-13-9-4-4-9-4-17-4-4 0-13 4-21 4-5 5-10 13-14 17-4 9-8 17-13 30 0 9 0 21 0 34z">
          <text:p/>
        </draw:path>
        <draw:polygon draw:style-name="gr5" draw:text-style-name="P5" draw:layer="layout" svg:width="0.144cm" svg:height="0.216cm" svg:x="8.022cm" svg:y="10.51cm" svg:viewBox="0 0 145 217" draw:points="145,217 9,217 9,192 65,192 65,34 13,59 0,34 73,0 99,0 99,192 145,192">
          <text:p/>
        </draw:polygon>
        <draw:path draw:style-name="gr5" draw:text-style-name="P5" draw:layer="layout" svg:width="0.14cm" svg:height="0.238cm" svg:x="5.975cm" svg:y="11.061cm" svg:viewBox="0 0 141 239" svg:d="M141 85c0 13 0 25-4 38-5 8-13 21-17 25-9 9-17 13-26 17-12 5-21 5-35 5-4 0-8 0-17 0-4 0-8 0-16 0v69h-26v-235h26v26c8-9 16-17 25-22 13-4 22-8 35-8 8 0 17 0 25 4 4 4 13 13 17 17 4 9 9 17 9 30 4 8 4 21 4 34zM111 85c0-9 0-17 0-26 0-4-4-12-8-16 0-5-5-9-9-13s-8-4-17-4c-4 0-4 0-9 0-4 4-9 4-13 8-4 0-8 4-13 9-4 4-8 12-16 16v81c8 4 12 4 16 4 9 4 13 4 17 4 18 0 31-4 39-17 9-8 13-25 13-46z">
          <text:p/>
        </draw:path>
        <draw:path draw:style-name="gr5" draw:text-style-name="P5" draw:layer="layout" svg:width="0.157cm" svg:height="0.174cm" svg:x="6.149cm" svg:y="11.061cm" svg:viewBox="0 0 158 175" svg:d="M158 85c0 14 0 26-5 35-4 12-8 21-17 29-8 9-17 13-25 17-8 5-21 9-34 9s-21-4-29-9c-13 0-22-8-26-12-10-9-14-17-18-30-4-9-4-21-4-35 0-13 4-25 4-38 4-8 8-17 18-25 9-9 17-13 26-22 8-4 21-4 33-4 13 0 22 0 30 4 13 4 21 9 25 17 9 9 13 17 17 26 5 12 5 25 5 38zM128 85c0-9 0-17-4-26 0-8-5-12-9-21-4-4-8-8-17-8-4-4-12-4-17-4-12 0-17 0-25 4-4 4-8 8-13 13-4 4-8 12-8 21-4 8-4 12-4 21 0 14 0 22 4 30 0 9 4 13 8 17 5 9 9 9 17 13 4 4 13 4 21 4 9 0 13 0 22-4 4-4 8-8 12-13 4-8 9-12 9-21 4-8 4-18 4-26z">
          <text:p/>
        </draw:path>
        <draw:polygon draw:style-name="gr5" draw:text-style-name="P5" draw:layer="layout" svg:width="0.174cm" svg:height="0.166cm" svg:x="6.327cm" svg:y="11.065cm" svg:viewBox="0 0 175 167" draw:points="175,0 152,167 114,167 93,99 85,82 80,99 59,167 25,167 0,0 29,0 42,112 46,137 51,116 76,39 97,39 123,116 131,137 131,116 148,0">
          <text:p/>
        </draw:polygon>
        <draw:path draw:style-name="gr5" draw:text-style-name="P5" draw:layer="layout" svg:width="0.148cm" svg:height="0.174cm" svg:x="6.526cm" svg:y="11.061cm" svg:viewBox="0 0 149 175" svg:d="M149 76c0 5 0 9 0 13 0 0 0 4 0 10h-119c0 16 4 29 17 38 8 8 22 12 39 12 8 0 13 0 17 0s8 0 13 0c4-4 8-4 12-4s9 0 13-4v25c-9 0-17 5-25 5-13 4-22 4-34 4-13 0-27-4-35-9-13-4-22-8-26-17-8-4-13-12-17-25 0-13-4-21-4-39 0-9 4-21 4-30 4-12 9-21 17-29 4-9 13-13 26-18 8-4 18-8 30-8 13 0 22 0 30 4 9 4 17 9 25 17 5 9 9 13 13 26 4 8 4 17 4 29zM120 72c0-4 0-13 0-21-4-4-9-8-9-13-4-4-8-8-17-12-4 0-8-5-17-5-8 0-12 5-18 5-8 4-12 8-12 12-5 5-9 9-13 13 0 8 0 17-4 21z">
          <text:p/>
        </draw:path>
        <draw:path draw:style-name="gr5" draw:text-style-name="P5" draw:layer="layout" svg:width="0.136cm" svg:height="0.17cm" svg:x="6.729cm" svg:y="11.061cm" svg:viewBox="0 0 137 171" svg:d="M0 4h26v31c8-13 21-21 29-27 9-4 22-8 30-8 18 0 31 4 39 18 9 13 13 25 13 51h-30c0-17 0-26-4-34-4-4-13-9-22-9-4 0-9 0-13 0-4 5-8 5-13 9-4 4-8 8-12 13-4 4-9 8-13 16v107h-30z">
          <text:p/>
        </draw:path>
        <draw:path draw:style-name="gr5" draw:text-style-name="P5" draw:layer="layout" svg:width="0.144cm" svg:height="0.081cm" svg:x="7.09cm" svg:y="11.099cm" svg:viewBox="0 0 145 82" svg:d="M145 26h-145v-26h145zM145 82h-145v-22h145z">
          <text:p/>
        </draw:path>
        <draw:path draw:style-name="gr5" draw:text-style-name="P5" draw:layer="layout" svg:width="0.156cm" svg:height="0.225cm" svg:x="7.459cm" svg:y="11.01cm" svg:viewBox="0 0 157 226" svg:d="M157 111c0 17-4 34-4 47-4 13-8 25-17 34-8 13-17 21-25 25-10 5-22 9-35 9s-21-4-34-9c-9-4-17-8-21-21-9-8-13-17-17-34-4-12-4-29-4-51 0-12 0-29 4-43 4-17 8-26 13-38 8-9 16-17 25-21 13-5 21-9 38-9 9 0 21 4 31 9 8 4 17 8 25 17 4 12 13 21 13 38 4 13 8 31 8 47zM128 116c0-5 0-9 0-13s0-8 0-13l-95 72c0 5 5 9 5 13 4 4 8 8 12 13 0 4 5 8 9 8 8 4 13 4 17 4 8 0 17-4 21-4 4-4 14-13 18-17 4-8 4-17 8-29 5-9 5-22 5-34zM25 111c0 5 0 9 0 13 0 0 4 4 4 9l90-69c0-5-4-13-4-17-4-5-10-9-10-13-4 0-8-4-12-4-4-4-13-4-17-4-9 0-13 0-21 4-5 4-9 8-13 17-4 8-9 17-13 25 0 14-4 27-4 39z">
          <text:p/>
        </draw:path>
        <draw:path draw:style-name="gr5" draw:text-style-name="P5" draw:layer="layout" svg:width="0.055cm" svg:height="0.055cm" svg:x="7.692cm" svg:y="11.18cm" svg:viewBox="0 0 56 56" svg:d="M29 0c5 0 10 0 10 0 4 4 8 4 13 8 0 0 4 4 4 10 0 0 0 4 0 8s0 9 0 13-4 4-4 8c-5 0-9 5-13 5 0 4-5 4-10 4-4 0-8 0-12-4 0 0-5-5-9-5 0-4-4-4-4-8s-4-9-4-13 4-8 4-8c0-6 4-10 4-10 4-4 9-4 9-8 4 0 8 0 12 0z">
          <text:p/>
        </draw:path>
        <draw:path draw:style-name="gr5" draw:text-style-name="P5" draw:layer="layout" svg:width="0.149cm" svg:height="0.221cm" svg:x="7.831cm" svg:y="11.01cm" svg:viewBox="0 0 150 222" svg:d="M150 103c0 21 0 38-4 51-9 17-13 30-26 38-9 13-21 17-35 21-17 5-34 9-51 9h-21v-26h21c13 0 26 0 38-4 9-4 18-8 27-13 8-4 12-12 17-21 4-8 4-17 4-25v-9c-4 4-13 9-21 9-9 4-22 4-31 4-13 0-21 0-29-4-9-5-17-9-22-13-4-4-8-13-12-22 0-9-5-17-5-26 0-8 5-17 5-29 4-9 12-13 17-21 8-5 17-13 25-17 8 0 17-5 30-5 8 0 22 5 30 5 9 4 17 12 21 17 9 8 13 21 18 33 4 13 4 26 4 48zM77 26c-9 0-13 0-22 0-4 4-8 8-12 12-4 0-4 9-9 13 0 4-4 13-4 21 0 5 4 13 4 17 0 5 5 9 9 14 0 4 4 8 12 8 5 5 9 5 17 5 5 0 9 0 13 0 5-5 10-5 14-5 4-4 8-4 12-4 5-4 9-4 9-9 0-13 0-26 0-34-4-9-9-17-9-26-4-4-12-8-16-8-5-4-14-4-18-4z">
          <text:p/>
        </draw:path>
        <draw:path draw:style-name="gr5" draw:text-style-name="P5" draw:layer="layout" svg:width="0.136cm" svg:height="0.17cm" svg:x="4.847cm" svg:y="11.565cm" svg:viewBox="0 0 137 171" svg:d="M112 171v-26c-9 13-17 18-26 22-13 4-22 4-31 4-8 0-16 0-25 0-8-4-13-8-17-13-4-4-8-8-8-13-5-8-5-12-5-21 0-17 9-29 17-38 13-8 34-13 56-13h39v-16c0-9-4-17-13-22-4-8-13-8-26-8s-22 0-30 0c-9 4-17 4-30 8v-26c4 0 9 0 13-4 4 0 8 0 17 0 4-5 8-5 12-5 9 0 13 0 18 0 9 0 22 0 30 5 5 0 13 4 17 9 9 4 13 9 13 17 4 9 4 13 4 26v114zM112 95h-39c-9 0-13 0-18 0-8 4-12 4-12 8-4 0-9 4-9 9-4 4-4 8-4 12s0 4 4 9c0 4 0 4 5 8 0 4 4 4 8 4 4 5 8 5 13 5 4 0 13-5 22-9s17-8 30-17z">
          <text:p/>
        </draw:path>
        <draw:polygon draw:style-name="gr5" draw:text-style-name="P5" draw:layer="layout" svg:width="0.136cm" svg:height="0.238cm" svg:x="5.042cm" svg:y="11.497cm" svg:viewBox="0 0 137 239" draw:points="56,26 9,26 9,0 86,0 86,212 137,212 137,239 0,239 0,212 56,212">
          <text:p/>
        </draw:polygon>
        <draw:path draw:style-name="gr5" draw:text-style-name="P5" draw:layer="layout" svg:width="0.152cm" svg:height="0.22cm" svg:x="5.208cm" svg:y="11.515cm" svg:viewBox="0 0 153 221" svg:d="M153 217c-8 4-12 4-21 4-4 0-13 0-21 0-21 0-34-4-47-13-8-8-17-25-17-42v-89h-47v-26h47v-43l30-8v51h76v26h-76v85c0 12 4 21 13 25 4 8 12 13 25 13 4 0 13-5 17-5 9 0 13 0 21-4z">
          <text:p/>
        </draw:path>
        <draw:path draw:style-name="gr5" draw:text-style-name="P5" draw:layer="layout" svg:width="0.148cm" svg:height="0.17cm" svg:x="5.407cm" svg:y="11.565cm" svg:viewBox="0 0 149 171" svg:d="M149 78c0 4 0 8 0 8 0 4-4 9-4 9h-115c0 17 4 29 12 42 9 8 26 13 43 13 4 0 8 0 12 0 5 0 13-5 17-5 5 0 9 0 13 0s9-4 9-4v26c-5 0-13 4-26 4-8 0-21 0-30 0-12 0-25 0-38-4-8-4-17-9-25-17-4-9-8-17-13-26-4-12-4-25-4-38s0-21 4-34c5-8 9-17 13-25 8-9 17-18 25-22 9-5 22-5 34-5 9 0 21 0 30 5 8 4 17 9 21 18 9 4 13 12 13 21 5 13 9 21 9 34zM114 73c5-8 0-12 0-21 0-4-4-8-8-12-4-9-9-9-13-13-8-4-13-4-21-4-4 0-13 0-17 4s-8 4-13 8c-4 9-8 13-8 17-4 9-4 13-4 21z">
          <text:p/>
        </draw:path>
        <draw:path draw:style-name="gr5" draw:text-style-name="P5" draw:layer="layout" svg:width="0.137cm" svg:height="0.17cm" svg:x="5.606cm" svg:y="11.565cm" svg:viewBox="0 0 138 171" svg:d="M0 0h26v35c12-12 21-21 29-26 13-9 21-9 31-9 17 0 30 5 38 18 13 9 17 26 13 47h-30c4-13 0-21-4-30-4-8-13-8-21-8-6 0-10 0-14 0 0 0-4 4-8 8-5 0-9 5-17 9-5 8-9 13-13 17v110h-30z">
          <text:p/>
        </draw:path>
        <draw:path draw:style-name="gr5" draw:text-style-name="P5" draw:layer="layout" svg:width="0.131cm" svg:height="0.17cm" svg:x="5.789cm" svg:y="11.565cm" svg:viewBox="0 0 132 171" svg:d="M0 0h25v31c4-8 8-13 13-17 5-5 9-5 13-9 5 0 9-5 17-5 5 0 9 0 13 0 17 0 30 5 38 14 9 13 13 26 13 47v110h-30v-106c0-13 0-25-4-30-9-8-13-8-25-8 0 0-5 0-9 0s-8 4-8 4c-5 4-9 9-13 13-5 4-10 8-18 17v110h-25z">
          <text:p/>
        </draw:path>
        <draw:path draw:style-name="gr5" draw:text-style-name="P5" draw:layer="layout" svg:width="0.135cm" svg:height="0.17cm" svg:x="5.971cm" svg:y="11.565cm" svg:viewBox="0 0 136 171" svg:d="M111 171v-26c-9 13-21 18-30 22-8 4-17 4-29 4-9 0-18 0-22 0-9-4-13-8-17-13-5-4-9-8-13-13 0-8 0-12 0-21 0-17 4-29 17-38 13-8 30-13 56-13h34v-16c0-9-5-17-9-22-8-8-17-8-29-8-9 0-17 0-26 0-13 4-22 4-30 8v-26c4 0 8 0 12-4 5 0 9 0 14 0 4-5 8-5 17-5 4 0 8 0 17 0 8 0 17 0 25 5 9 0 17 4 21 9 5 4 9 9 13 17 4 9 4 13 4 26v114zM107 95h-38c-5 0-13 0-17 0-5 4-9 4-13 8-5 0-5 4-9 9 0 4 0 8 0 12s0 4 0 9c0 4 4 4 4 8 5 4 5 4 9 4 4 5 9 5 13 5 8 0 17-5 25-9 9-4 17-8 26-17z">
          <text:p/>
        </draw:path>
        <draw:path draw:style-name="gr5" draw:text-style-name="P5" draw:layer="layout" svg:width="0.149cm" svg:height="0.22cm" svg:x="6.144cm" svg:y="11.515cm" svg:viewBox="0 0 150 221" svg:d="M150 217c-5 4-14 4-18 4-9 0-17 0-21 0-21 0-38-4-47-13-12-8-17-25-17-42v-89h-47v-26h47v-43l30-8v51h73v26h-73v85c0 13 0 21 8 25 5 9 17 13 30 13 4 0 8-4 17-4 4 0 13 0 18-5z">
          <text:p/>
        </draw:path>
        <draw:path draw:style-name="gr5" draw:text-style-name="P5" draw:layer="layout" svg:width="0.136cm" svg:height="0.238cm" svg:x="6.348cm" svg:y="11.497cm" svg:viewBox="0 0 137 239" svg:d="M55 94h-47v-26h78v144h51v27h-137v-27h55zM69 0c0 0 4 0 8 0 0 5 5 5 5 9 4 0 4 4 8 4 0 4 0 9 0 9 0 4 0 8 0 8-4 4-4 9-8 9 0 4-5 4-5 4-4 4-8 4-8 4-5 0-10 0-14-4 0 0-4 0-4-4-4 0-4-5-4-9-5 0-5-4-5-8 0 0 0-5 5-9 0 0 0-4 4-4 0-4 4-4 4-9 4 0 9 0 14 0z">
          <text:p/>
        </draw:path>
        <draw:polygon draw:style-name="gr5" draw:text-style-name="P5" draw:layer="layout" svg:width="0.165cm" svg:height="0.17cm" svg:x="6.518cm" svg:y="11.565cm" svg:viewBox="0 0 166 171" draw:points="0,0 33,0 76,112 84,141 93,112 131,0 166,0 97,171 67,171">
          <text:p/>
        </draw:polygon>
        <draw:path draw:style-name="gr5" draw:text-style-name="P5" draw:layer="layout" svg:width="0.148cm" svg:height="0.17cm" svg:x="6.713cm" svg:y="11.565cm" svg:viewBox="0 0 149 171" svg:d="M149 78c0 4 0 8 0 8 0 4 0 9 0 9h-119c0 17 9 29 17 42 9 8 21 13 43 13 4 0 8 0 12 0 5 0 9-5 13-5s9 0 13 0 8-4 12-4v26c-8 0-16 4-25 4-13 0-21 0-30 0-17 0-29 0-38-4-13-4-21-9-25-17-10-9-14-17-18-26 0-12-4-25-4-38s4-21 4-34c4-8 8-17 18-25 8-9 12-18 25-22 9-5 17-5 30-5s21 0 30 5c12 4 17 9 25 18 4 4 8 12 13 21 4 13 4 21 4 34zM119 73c0-8 0-12 0-21-4-4-4-8-8-12-4-9-9-9-17-13-4-4-9-4-17-4-9 0-13 0-17 4s-13 4-13 8c-4 9-8 13-13 17 0 9 0 13-4 21z">
          <text:p/>
        </draw:path>
        <draw:path draw:style-name="gr5" draw:text-style-name="P5" draw:layer="layout" svg:width="0.144cm" svg:height="0.08cm" svg:x="7.09cm" svg:y="11.604cm" svg:viewBox="0 0 145 81" svg:d="M145 21h-145v-21h145zM145 81h-145v-25h145z">
          <text:p/>
        </draw:path>
        <draw:path draw:style-name="gr5" draw:text-style-name="P5" draw:layer="layout" svg:width="0.149cm" svg:height="0.22cm" svg:x="7.454cm" svg:y="11.515cm" svg:viewBox="0 0 150 221" svg:d="M150 217c-9 4-13 4-22 4-4 0-12 0-21 0-21 0-34-4-46-13-9-8-13-25-13-42v-89h-48v-26h48v-43l25-8v51h77v26h-77v85c0 12 5 21 13 25 4 8 13 13 25 13 5 0 13-5 17-5 9 0 13 0 22-4z">
          <text:p/>
        </draw:path>
        <draw:polygon draw:style-name="gr5" draw:text-style-name="P5" draw:layer="layout" svg:width="0.174cm" svg:height="0.17cm" svg:x="7.636cm" svg:y="11.565cm" svg:viewBox="0 0 175 171" draw:points="175,0 150,171 116,171 90,99 86,82 82,103 55,171 22,171 0,0 26,0 43,116 43,141 51,120 78,44 99,44 124,120 129,141 133,116 146,0">
          <text:p/>
        </draw:polygon>
        <draw:path draw:style-name="gr5" draw:text-style-name="P5" draw:layer="layout" svg:width="0.157cm" svg:height="0.17cm" svg:x="7.831cm" svg:y="11.565cm" svg:viewBox="0 0 158 171" svg:d="M158 86c0 13-4 26-8 34 0 13-9 21-13 30-8 8-17 13-25 17-13 4-21 4-34 4s-21 0-35-4c-8-4-17-9-21-17-9-5-13-17-17-26-5-12-5-21-5-38 0-13 0-25 5-34 4-12 8-21 17-29 4-5 13-14 26-18 9-5 21-5 34-5 9 0 21 0 30 5 8 4 17 9 25 18 4 8 13 17 13 25 4 13 8 25 8 38zM129 86c0-8 0-17-5-25-4-9-4-17-8-21-4-5-13-9-17-13-4 0-13 0-21 0-9 0-13 0-21 4-5 4-14 9-18 13 0 4-4 13-9 21 0 4 0 13 0 21 0 13 0 21 5 26 0 8 4 16 8 21 4 4 9 8 18 12 4 0 13 5 17 5 8 0 17-5 25-5 5-4 9-8 13-17 4-4 8-12 8-16 5-9 5-17 5-26z">
          <text:p/>
        </draw:path>
        <draw:path draw:style-name="gr5" draw:text-style-name="P5" draw:layer="layout" svg:width="0.055cm" svg:height="0.055cm" svg:x="8.069cm" svg:y="11.68cm" svg:viewBox="0 0 56 56" svg:d="M25 0c5 0 9 4 13 4 0 0 4 5 10 5 0 4 4 9 4 9 0 4 4 8 4 12 0 5-4 9-4 13 0 0-4 4-4 9-6 0-10 4-10 4-4 0-8 0-13 0-4 0-8 0-8 0-4 0-9-4-13-4 0-5-4-9-4-9 0-4 0-8 0-13 0-4 0-8 0-12 0 0 4-5 4-9 4 0 9-5 13-5 0 0 4-4 8-4z">
          <text:p/>
        </draw:path>
        <draw:path draw:style-name="gr5" draw:text-style-name="P5" draw:layer="layout" svg:width="0.128cm" svg:height="0.17cm" svg:x="8.221cm" svg:y="11.565cm" svg:viewBox="0 0 129 171" svg:d="M129 124c0 4 0 13-5 17 0 4-4 9-8 13s-8 4-13 9c-4 0-9 4-13 4-5 4-13 4-17 4-5 0-9 0-17 0-9 0-22 0-30 0-9 0-17-4-26-4v-26c9 0 17 4 26 4 13 5 21 5 30 5 12 0 25-5 29-9 9-4 14-8 14-13 0-4 0-8-5-8 0-4 0-4-4-8-5 0-9-5-13-9-4 0-13-4-26-4-4-4-12-9-21-9-4-4-8-8-13-12-8 0-8-9-12-13-5-4-5-8-5-17 0-4 0-8 5-17 0-4 4-8 8-13 9-4 13-9 21-13 9-5 22-5 34-5 9 0 13 0 22 0s18 0 26 5v26c-8-4-17-4-26-4s-13-4-22-4c-8 0-12 4-17 4-4 0-8 0-12 4-5 0-5 4-9 4 0 5 0 9 0 9 0 4 0 8 0 8 4 5 4 5 9 9 4 4 8 4 12 8 5 0 13 4 22 4 12 5 21 9 26 13 9 0 13 4 17 9 4 4 8 8 8 12 5 5 5 13 5 17z">
          <text:p/>
        </draw:path>
        <draw:path draw:style-name="gr5" draw:text-style-name="P5" draw:layer="layout" svg:width="0.135cm" svg:height="0.238cm" svg:x="8.404cm" svg:y="11.497cm" svg:viewBox="0 0 136 239" svg:d="M56 94h-48v-26h78v144h50v27h-136v-27h56zM69 0c0 0 4 0 8 0 0 5 4 5 4 9 5 0 5 4 9 4 0 5 0 9 0 9 0 4 0 8 0 8-4 5-4 9-9 9 0 4-4 4-4 4-4 4-8 4-8 4-5 0-9 0-13-4 0 0-4 0-4-4-5 0-5-4-5-9-4 0-4-4-4-8 0 0 0-4 4-9 0 0 0-4 5-4 0-4 4-4 4-9 4 0 8 0 13 0z">
          <text:p/>
        </draw:path>
        <draw:path draw:style-name="gr5" draw:text-style-name="P5" draw:layer="layout" svg:width="0.14cm" svg:height="0.238cm" svg:x="8.582cm" svg:y="11.497cm" svg:viewBox="0 0 141 239" svg:d="M0 157c0-12 0-25 4-38 4-12 8-21 17-29 8-5 17-13 25-17 13-5 22-5 34-5 4 0 13 0 17 0 5 0 10 5 14 5v-73h30v239h-26v-35c-8 13-18 21-26 26-13 9-21 9-34 9-9 0-17 0-21-5-9-4-17-9-22-17-4-9-8-17-8-26-4-8-4-21-4-34zM29 153c0 21 5 38 9 47 4 8 13 17 25 17 9 0 13-5 21-13 9-4 18-17 27-30v-76c-4 0-9-4-14-4-8 0-13 0-17 0-17 0-29 4-38 13-8 12-13 25-13 46z">
          <text:p/>
        </draw:path>
        <draw:path draw:style-name="gr5" draw:text-style-name="P5" draw:layer="layout" svg:width="0.149cm" svg:height="0.17cm" svg:x="8.768cm" svg:y="11.565cm" svg:viewBox="0 0 150 171" svg:d="M150 78c0 4 0 8 0 8 0 4 0 9 0 9h-120c0 17 9 29 18 42 8 8 21 13 38 13 8 0 13 0 17 0s8-5 13-5c4 0 8 0 13 0 4 0 8-4 12-4v26c-8 0-17 4-25 4-13 0-22 0-34 0-13 0-26 0-34-4-14-4-22-9-27-17-8-9-12-17-16-26 0-12-5-25-5-38s5-21 5-34c4-8 8-17 16-25 5-9 13-18 27-22 8-5 17-5 30-5 12 0 21 0 29 5 13 4 17 9 26 18 4 4 8 12 13 21 4 13 4 21 4 34zM120 73c0-8 0-12 0-21-4-4-9-8-9-12-4-9-8-9-17-13-4-4-8-4-16-4-9 0-13 0-17 4-5 4-13 4-13 8-4 9-9 13-14 17 0 9 0 13-4 21z">
          <text:p/>
        </draw:path>
        <draw:path draw:style-name="gr5" draw:text-style-name="P5" draw:layer="layout" svg:width="0.14cm" svg:height="0.237cm" svg:x="8.955cm" svg:y="11.498cm" svg:viewBox="0 0 141 238" svg:d="M0 156c0-12 0-25 4-38 4-12 14-21 18-29 8-5 17-13 25-17 13-5 22-5 34-5 5 0 13 0 17 0 5 0 9 5 13 5v-72h30v238h-26v-35c-8 13-17 21-25 26-9 9-21 9-30 9-13 0-21 0-25-5-9-4-13-9-21-17-6-9-10-17-10-26-4-8-4-21-4-34zM30 152c0 21 5 38 9 47 4 8 13 17 25 17 9 0 17-4 22-13 8-4 17-17 25-30v-76c-4 0-8-4-13-4-8 0-12 0-17 0-17 0-29 4-38 13-8 12-13 25-13 46z">
          <text:p/>
        </draw:path>
        <draw:polygon draw:style-name="gr5" draw:text-style-name="P5" draw:layer="layout" svg:width="0.149cm" svg:height="0.22cm" svg:x="4.097cm" svg:y="12.549cm" svg:viewBox="0 0 150 221" draw:points="150,221 110,221 47,85 30,38 30,149 30,221 0,221 0,0 38,0 98,132 119,179 119,63 119,0 150,0">
          <text:p/>
        </draw:polygon>
        <draw:path draw:style-name="gr5" draw:text-style-name="P5" draw:layer="layout" svg:width="0.166cm" svg:height="0.22cm" svg:x="4.275cm" svg:y="12.549cm" svg:viewBox="0 0 167 221" svg:d="M167 111c0 17 0 34-5 47-4 17-12 29-21 38-4 8-17 17-25 21-9 4-22 4-35 4s-26 0-34-8c-13-5-21-9-25-22-9-8-13-21-18-33-4-13-4-30-4-47 0-18 0-35 4-52 5-12 13-25 22-34 8-8 17-17 25-21 13-4 21-4 34-4 14 0 26 0 39 4 9 8 17 13 26 25 4 9 12 22 12 34 5 13 5 30 5 48zM137 111c0-14 0-26 0-35-4-13-9-21-13-29-4-5-8-13-17-18-4-4-13-4-22-4-13 0-17 0-25 4-9 5-13 13-17 22-4 4-9 17-9 25-4 9-4 21-4 35 0 13 0 25 4 34 0 13 5 21 9 25 4 9 8 17 17 21 4 5 12 5 25 5 9 0 18 0 22-5 9-8 13-12 17-21 4-8 9-17 13-25 0-13 0-21 0-34z">
          <text:p/>
        </draw:path>
        <draw:polygon draw:style-name="gr5" draw:text-style-name="P5" draw:layer="layout" svg:width="0.157cm" svg:height="0.22cm" svg:x="4.466cm" svg:y="12.549cm" svg:viewBox="0 0 158 221" draw:points="158,25 93,25 93,221 64,221 64,25 0,25 0,0 158,0">
          <text:p/>
        </draw:polygon>
        <draw:polygon draw:style-name="gr5" draw:text-style-name="P5" draw:layer="layout" svg:width="0.123cm" svg:height="0.22cm" svg:x="4.674cm" svg:y="12.549cm" svg:viewBox="0 0 124 221" draw:points="124,221 0,221 0,0 124,0 124,25 30,25 30,93 119,93 119,119 30,119 30,196 124,196">
          <text:p/>
        </draw:polygon>
        <draw:path draw:style-name="gr5" draw:text-style-name="P5" draw:layer="layout" svg:width="0.051cm" svg:height="0.173cm" svg:x="4.894cm" svg:y="12.596cm" svg:viewBox="0 0 52 174" svg:d="M26 0c5 0 5 4 9 4s9 4 9 4c4 4 4 4 4 8 4 5 4 9 4 13 0 0 0 4-4 9 0 4 0 4-4 8 0 0-5 4-9 4s-4 5-9 5-9-5-9-5c-4 0-9-4-9-4-4-4-4-4-8-8 0-5 0-9 0-9 0-4 0-8 0-13 4-4 4-4 8-8 0 0 5-4 9-4 0 0 4-4 9-4zM26 123c5 0 5 0 9 5 4 0 9 0 9 4 4 4 4 4 4 8 4 4 4 4 4 9 0 4 0 8-4 12 0 0 0 5-4 5 0 4-5 4-9 8-4 0-4 0-9 0s-9 0-9 0c-4-4-9-4-9-8-4 0-4-5-8-5 0-4 0-8 0-12 0-5 0-5 0-9 4-4 4-4 8-8 0-4 5-4 9-4 0-5 4-5 9-5z">
          <text:p/>
        </draw:path>
        <draw:path draw:style-name="gr5" draw:text-style-name="P5" draw:layer="layout" svg:width="0.135cm" svg:height="0.173cm" svg:x="5.225cm" svg:y="12.596cm" svg:viewBox="0 0 136 174" svg:d="M0 4h25l5 29c4-8 8-12 12-17 5-4 9-4 13-8s9-4 13-4 8-4 17-4c17 0 30 8 39 16 8 9 12 26 12 47v111h-30v-111c0-13-4-21-9-25-4-9-12-13-21-13-4 0-4 0-8 4-4 0-9 0-13 4-4 5-8 5-13 13-4 4-8 9-12 13v115h-30z">
          <text:p/>
        </draw:path>
        <draw:path draw:style-name="gr5" draw:text-style-name="P5" draw:layer="layout" svg:width="0.131cm" svg:height="0.237cm" svg:x="5.602cm" svg:y="12.532cm" svg:viewBox="0 0 132 238" svg:d="M55 93h-51v-25h81v145h47v25h-132v-25h55zM64 0c4 0 8 0 8 0 4 0 8 4 8 4 5 4 5 4 5 8 0 5 4 5 4 9s-4 4-4 8c0 5 0 5-5 9 0 0-4 4-8 4 0 0-4 0-8 0-5 0-5 0-9 0s-4-4-8-4c0-4 0-4-5-9 0-4 0-4 0-8s0-4 0-9c5-4 5-4 5-8 4 0 4-4 8-4s4 0 9 0z">
          <text:p/>
        </draw:path>
        <draw:path draw:style-name="gr5" draw:text-style-name="P5" draw:layer="layout" svg:width="0.131cm" svg:height="0.173cm" svg:x="5.789cm" svg:y="12.596cm" svg:viewBox="0 0 132 174" svg:d="M132 128c0 4-4 8-4 12-5 9-5 13-9 13-4 4-8 8-13 13-4 0-8 4-12 4-5 0-13 4-17 4s-9 0-17 0c-9 0-22 0-31 0-8 0-17-4-29-4v-30c12 4 21 9 29 9 14 0 22 0 31 0 13 0 25 0 29-5 9-4 13-8 13-16 0 0-4-5-4-10 0 0 0-4-4-4-5-4-9-4-13-9-8 0-13-4-25-8-9 0-13-4-23-4-4-5-8-9-16-13-5-4-9-9-9-13-4-4-4-12-4-17 0-4 0-12 4-17 0-4 4-8 9-17 4-4 12-8 21-8 9-4 22-8 35-8 8 0 12 4 21 4 8 0 17 0 25 4v25c-8-4-17-4-25-4-9-4-17-4-21-4-9 0-13 0-17 4-5 0-9 0-13 4-5 0-5 5-10 5 0 4 0 8 0 8 0 4 0 9 0 9 5 4 5 4 10 8 4 0 8 4 13 4 4 4 12 9 21 9 8 4 17 8 25 8 9 4 13 9 17 13s9 8 9 13c0 4 4 8 4 18z">
          <text:p/>
        </draw:path>
        <draw:path draw:style-name="gr5" draw:text-style-name="P5" draw:layer="layout" svg:width="0.132cm" svg:height="0.173cm" svg:x="6.161cm" svg:y="12.596cm" svg:viewBox="0 0 133 174" svg:d="M0 4h26v29c4-8 9-12 13-17 4-4 8-4 17-8 4-4 9-4 13-4 5 0 9-4 13-4 17 0 30 8 38 16 9 9 13 26 13 47v111h-30v-111c0-13 0-21-4-25-4-9-13-13-21-13-4 0-9 0-13 4-5 0-5 0-9 4-5 5-9 5-13 13-4 4-8 9-13 13v115h-30z">
          <text:p/>
        </draw:path>
        <draw:path draw:style-name="gr5" draw:text-style-name="P5" draw:layer="layout" svg:width="0.131cm" svg:height="0.169cm" svg:x="6.348cm" svg:y="12.6cm" svg:viewBox="0 0 132 170" svg:d="M132 170h-25v-31c-4 9-8 13-13 17-4 0-8 6-12 10-5 0-13 4-17 4-5 0-9 0-13 0-17 0-30-4-38-14-10-12-14-25-14-46v-110h31v106c0 25 8 38 25 38 4 0 9 0 13 0s4-5 8-5c5-4 9-8 13-12s9-9 17-17v-110h25z">
          <text:p/>
        </draw:path>
        <draw:path draw:style-name="gr5" draw:text-style-name="P5" draw:layer="layout" svg:width="0.157cm" svg:height="0.173cm" svg:x="6.522cm" svg:y="12.596cm" svg:viewBox="0 0 158 174" svg:d="M132 174v-124c0-4 0-8 0-12 0-5 0-5-4-9v-4c-4 0-4 0-8 0 0 0-5 0-5 4 0 0-4 0-4 4-5 5-5 9-9 13-5 4-5 13-9 17v111h-25v-119c0-5-5-13-5-13 0-4 0-9 0-13l-4-4h-4c0 0-4 0-4 4-5 0-5 0-9 4 0 5-4 9-4 13-4 4-9 9-13 17v111h-25v-170h21l4 34c0-9 4-13 9-17 0-5 4-9 8-13 0 0 4-4 9-4 4 0 4-4 8-4 9 0 17 4 21 12 5 4 9 13 9 26 0-5 4-13 8-17 0-5 5-9 9-9 0-4 5-8 9-8 5 0 9-4 13-4 21 0 30 16 30 50v124z">
          <text:p/>
        </draw:path>
        <draw:path draw:style-name="gr5" draw:text-style-name="P5" draw:layer="layout" svg:width="0.144cm" svg:height="0.237cm" svg:x="6.721cm" svg:y="12.532cm" svg:viewBox="0 0 145 238" svg:d="M145 149c0 13-4 26-8 38-5 9-9 21-17 26-5 8-14 17-27 21-8 0-21 4-34 4-8 0-17 0-29-4-9 0-22-4-30-9v-225h30v64l-5 33c9-12 22-21 30-25s17-8 30-8c8 0 17 4 25 8 10 4 14 8 18 17 4 8 9 17 13 25 0 9 4 21 4 35zM115 149c0-9-5-18-5-22 0-8-4-13-4-21-4-4-8-9-13-13-4 0-8-4-12-4-5 0-9 4-13 4-5 0-9 4-13 4-4 5-8 9-13 13-4 4-8 9-12 17v81c4 0 8 5 17 5 4 0 12 0 16 0 5 0 13 0 18 0 8-5 12-9 17-13 4-4 8-8 12-17 0-8 5-21 5-34z">
          <text:p/>
        </draw:path>
        <draw:path draw:style-name="gr5" draw:text-style-name="P5" draw:layer="layout" svg:width="0.148cm" svg:height="0.173cm" svg:x="6.899cm" svg:y="12.596cm" svg:viewBox="0 0 149 174" svg:d="M149 80c0 4 0 8 0 8 0 5 0 5 0 9h-119c0 17 8 31 17 39 8 8 21 17 42 17 4 0 8-4 13-4 4 0 8 0 13 0 4 0 8 0 12-5 6 0 10 0 14 0v22c-8 4-18 4-26 8-9 0-22 0-30 0-17 0-30 0-38-4-13-4-22-9-26-17-8-9-12-17-17-30 0-9-4-22-4-35 0-12 4-21 9-33 0-9 8-22 12-26 9-8 13-17 26-21 8-4 17-8 29-8 13 0 21 4 34 8 9 4 13 8 23 13 4 8 8 17 12 25 4 9 4 21 4 34zM119 76c0-9 0-17 0-21-4-5-4-13-9-17-4-5-8-9-17-9-4-4-8-4-17-4-8 0-12 0-17 4-4 0-8 4-12 9-5 4-9 12-9 17-4 4-4 12-8 21z">
          <text:p/>
        </draw:path>
        <draw:path draw:style-name="gr5" draw:text-style-name="P5" draw:layer="layout" svg:width="0.135cm" svg:height="0.173cm" svg:x="7.103cm" svg:y="12.596cm" svg:viewBox="0 0 136 174" svg:d="M0 4h25v29c8-8 21-17 30-25 8-4 17-8 29-8 17 0 30 8 40 16 8 13 12 30 12 51h-30c0-12 0-25-5-29-8-9-12-13-21-13-4 0-8 4-12 4-5 0-9 4-13 4-5 5-9 9-13 13s-9 13-13 17v111h-29z">
          <text:p/>
        </draw:path>
        <draw:path draw:style-name="gr5" draw:text-style-name="P5" draw:layer="layout" svg:width="0.132cm" svg:height="0.237cm" svg:x="7.471cm" svg:y="12.532cm" svg:viewBox="0 0 133 238" svg:d="M55 93h-50v-25h81v145h47v25h-133v-25h55zM65 0c4 0 8 0 8 0 5 0 5 4 9 4 0 4 4 4 4 8 0 5 0 5 0 9s0 4 0 8c0 5-4 5-4 9-4 0-4 4-9 4 0 0-4 0-8 0-5 0-5 0-10 0-4 0-4-4-8-4 0-4-4-4-4-9 0-4 0-4 0-8s0-4 0-9c0-4 4-4 4-8 4 0 4-4 8-4 5 0 5 0 10 0z">
          <text:p/>
        </draw:path>
        <draw:path draw:style-name="gr5" draw:text-style-name="P5" draw:layer="layout" svg:width="0.135cm" svg:height="0.173cm" svg:x="7.654cm" svg:y="12.596cm" svg:viewBox="0 0 136 174" svg:d="M0 4h25l5 29c4-8 8-12 12-17 4-4 9-4 13-8s8-4 13-4c4 0 8-4 17-4 16 0 30 8 39 16 8 9 12 26 12 47v111h-30v-111c0-13-5-21-9-25-4-9-12-13-21-13-4 0-4 0-8 4-5 0-9 0-13 4-4 5-9 5-13 13-4 4-8 9-12 13v115h-30z">
          <text:p/>
        </draw:path>
        <draw:polygon draw:style-name="gr5" draw:text-style-name="P5" draw:layer="layout" svg:width="0.131cm" svg:height="0.14cm" svg:x="8.031cm" svg:y="12.532cm" svg:viewBox="0 0 132 141" draw:points="132,98 119,115 73,86 77,141 56,141 56,86 8,115 0,98 52,73 0,46 8,25 60,60 56,0 77,0 73,60 119,25 132,46 81,73">
          <text:p/>
        </draw:polygon>
        <draw:path draw:style-name="gr5" draw:text-style-name="P5" draw:layer="layout" svg:width="0.148cm" svg:height="0.173cm" svg:x="8.209cm" svg:y="12.596cm" svg:viewBox="0 0 149 174" svg:d="M149 80c0 4 0 8 0 8 0 5 0 5 0 9h-118c0 17 4 31 12 39 13 9 26 17 43 17 4 0 8-4 17-4 4 0 8 0 12 0 5 0 9 0 13-4 4 0 8 0 13 0v21c-9 4-17 4-30 8-8 0-17 0-30 0-12 0-25 0-38-4-8-4-17-8-21-17-8-8-13-17-18-29-4-10-4-23-4-36 0-12 0-21 4-33 5-9 10-22 18-26 4-8 13-17 21-21 9-4 21-8 34-8s21 4 30 8c8 4 17 8 21 13 8 8 13 17 17 25 0 9 4 21 4 34zM120 76c0-9 0-17-5-21 0-5-4-13-8-17-4-5-9-9-13-9-4-4-13-4-17-4-8 0-13 0-21 4-4 0-8 4-13 9-4 4-4 12-8 17 0 4-4 12-4 21z">
          <text:p/>
        </draw:path>
        <draw:path draw:style-name="gr5" draw:text-style-name="P5" draw:layer="layout" svg:width="0.136cm" svg:height="0.173cm" svg:x="8.399cm" svg:y="12.596cm" svg:viewBox="0 0 137 174" svg:d="M112 174v-25c-9 8-17 17-30 21-8 4-17 4-30 4-8 0-18 0-22-4-8 0-13-4-17-9-4-4-8-8-13-17 0-4 0-8 0-16 0-18 5-31 17-40 13-8 31-17 57-17h34v-12c0-9 0-17-9-26-4-4-17-8-30-8-8 0-17 4-25 4-10 4-22 4-31 9v-26c4 0 9-4 13-4s8 0 14-4c4 0 12 0 17 0 4 0 8-4 17-4 8 0 17 4 25 4 9 4 17 8 21 12 5 5 9 9 13 17 4 5 4 13 4 22v119zM108 97h-34c-9 0-17 0-22 0-4 0-8 4-12 8-6 0-6 5-10 9 0 4 0 9 0 14 0 4 0 4 0 8s4 4 4 8c6 0 10 5 10 5 4 0 8 4 13 4 8 0 17-4 25-9 9-4 17-8 26-16z">
          <text:p/>
        </draw:path>
        <draw:path draw:style-name="gr5" draw:text-style-name="P5" draw:layer="layout" svg:width="0.128cm" svg:height="0.169cm" svg:x="8.59cm" svg:y="12.6cm" svg:viewBox="0 0 129 170" svg:d="M129 162c-5 4-13 4-23 8-8 0-17 0-25 0-26 0-47-8-60-22-17-13-21-34-21-64 0-12 0-25 4-33 5-13 13-22 17-30 9-9 17-13 30-17 9-4 21-4 34-4 9 0 17 0 21 0 10 0 18 4 23 4v30c-5-5-13-9-23-9-8 0-12-4-21-4s-17 4-21 4c-9 4-13 9-17 13-4 8-9 13-13 21s-4 17-4 25c0 22 4 34 13 47 12 8 25 13 42 13 9 0 17 0 21 0 10-5 18-5 23-9z">
          <text:p/>
        </draw:path>
        <draw:path draw:style-name="gr5" draw:text-style-name="P5" draw:layer="layout" svg:width="0.136cm" svg:height="0.237cm" svg:x="8.777cm" svg:y="12.532cm" svg:viewBox="0 0 137 238" svg:d="M137 238h-30v-111c0-13-5-21-9-25-4-9-13-13-21-13-4 0-8 0-8 4-6 0-10 0-14 4-4 5-9 5-13 13-4 4-8 9-13 13v115h-29v-238h29v68 25c5-4 9-8 13-13 4-4 9-4 13-8s8-4 14-4c4 0 8-4 12-4 17 0 30 8 39 16 8 9 17 26 17 47z">
          <text:p/>
        </draw:path>
        <draw:polygon draw:style-name="gr5" draw:text-style-name="P5" draw:layer="layout" svg:width="0.132cm" svg:height="0.14cm" svg:x="8.963cm" svg:y="12.532cm" svg:viewBox="0 0 133 141" draw:points="133,98 124,115 78,86 82,141 56,141 61,86 14,115 0,98 52,73 0,46 14,25 61,60 56,0 82,0 78,60 124,25 133,46 82,73">
          <text:p/>
        </draw:polygon>
        <draw:path draw:style-name="gr5" draw:text-style-name="P5" draw:layer="layout" svg:width="0.157cm" svg:height="0.241cm" svg:x="9.328cm" svg:y="12.596cm" svg:viewBox="0 0 158 242" svg:d="M128 29c4 4 8 9 8 13 5 4 5 8 5 18 0 8-5 17-5 21-4 8-8 17-12 21-9 4-14 9-22 13-9 0-17 4-30 4-4 0-13-4-17-4-9 0-13-4-17-4 0 0-4 4-4 8 0 0 0 4 0 9 0 4 0 8 4 8 4 4 8 4 17 8h42c9 0 18 0 27 5 4 0 12 4 17 8 4 0 8 4 12 13 0 4 5 8 5 17 0 8-5 12-5 21-4 4-8 13-17 17-8 4-17 9-25 13-9 4-22 4-39 4-13 0-26 0-34-4-8 0-17-4-21-9-9-4-13-8-13-12-4-5-4-13-4-18 0-8 0-16 4-21 4-8 9-12 17-17-4-4-4-4-8-8l-5-4c0-5 0-5-4-9 0-4 0-4 0-8s4-13 4-17c5-9 9-13 13-17 0-4-4-9-4-9-4-4-4-4-4-8s-5-4-5-9c0-4 0-8 0-12 0-10 0-18 5-22 4-9 8-17 12-22 9-4 13-8 21-12 9 0 17-4 26-4 4 0 8 4 13 4 4 0 8 0 12 0h61v25zM30 195c0 9 4 13 12 17 9 5 17 9 34 9 9 0 17-4 21-4 9 0 14-5 18-9 4 0 4-4 9-9 0-4 0-4 0-8 0-8 0-13-9-17-4-4-13-4-26-4l-43-4c-4 4-4 8-8 8-4 4-4 4-4 9-4 0-4 4-4 4 0 4 0 8 0 8zM38 60c0 4 0 8 4 12 0 9 4 9 4 13 5 4 9 4 13 9 4 0 9 0 13 0 8 0 13 0 17 0 4-5 8-5 13-9 0-4 4-8 4-13 5-4 5-8 5-12 0-5 0-10-5-14 0-4-4-8-4-13-5-4-9-4-13-8-4 0-9 0-17 0-4 0-9 0-13 0-4 4-8 4-13 8-4 5-4 9-8 13 0 4 0 9 0 14z">
          <text:p/>
        </draw:path>
        <draw:path draw:style-name="gr5" draw:text-style-name="P5" draw:layer="layout" svg:width="0.136cm" svg:height="0.173cm" svg:x="9.531cm" svg:y="12.596cm" svg:viewBox="0 0 137 174" svg:d="M0 4h26v29c12-8 21-17 29-25 9-4 22-8 30-8 17 0 30 8 39 16 9 13 13 30 13 51h-31c0-12 0-25-4-29-4-9-13-13-21-13-4 0-9 4-13 4s-8 4-13 4c-4 5-8 9-12 13-5 4-9 13-13 17v111h-30z">
          <text:p/>
        </draw:path>
        <draw:path draw:style-name="gr5" draw:text-style-name="P5" draw:layer="layout" svg:width="0.157cm" svg:height="0.173cm" svg:x="9.701cm" svg:y="12.596cm" svg:viewBox="0 0 158 174" svg:d="M158 88c0 13-5 22-9 35-4 9-8 21-13 26-8 8-16 17-25 21-13 4-21 4-34 4s-25 0-35-4c-8-4-17-9-25-17-5-9-9-17-13-25-4-14-4-27-4-40 0-12 0-25 4-33 4-13 8-22 17-30 4-9 13-13 26-17 9-4 22-8 34-8 9 0 22 4 30 8 9 4 17 8 25 17 5 4 13 13 13 25 4 9 9 21 9 38zM128 88c0-12-4-21-4-29-4-4-4-13-9-17-4-4-12-9-17-13-8 0-12-4-21-4-8 0-17 4-21 4-9 4-14 9-18 17-4 4-4 13-8 17 0 8 0 17 0 25 0 9 0 17 0 26 4 9 8 18 12 22 5 4 10 8 14 13 8 0 13 0 21 0 9 0 17 0 21-5 9-4 13-8 17-12 5-4 9-14 9-22 0-5 4-13 4-22z">
          <text:p/>
        </draw:path>
        <draw:path draw:style-name="gr5" draw:text-style-name="P5" draw:layer="layout" svg:width="0.135cm" svg:height="0.169cm" svg:x="9.896cm" svg:y="12.6cm" svg:viewBox="0 0 136 170" svg:d="M136 170h-25v-31c-4 9-13 13-17 17-4 0-8 6-13 10-4 0-8 4-12 4-5 0-9 0-13 0-17 0-31-4-39-14-13-12-17-25-17-46v-110h30v106c0 25 13 38 30 38 4 0 9 0 13 0 0 0 4-5 8-5 5-4 9-8 13-12s9-9 13-17v-110h29z">
          <text:p/>
        </draw:path>
        <draw:path draw:style-name="gr5" draw:text-style-name="P5" draw:layer="layout" svg:width="0.14cm" svg:height="0.241cm" svg:x="10.086cm" svg:y="12.596cm" svg:viewBox="0 0 141 242" svg:d="M141 85c0 17 0 30-4 38-4 13-13 21-18 30-8 8-17 13-25 17-13 4-21 4-34 4-4 0-13 0-17 0s-9-4-17-4v72h-26v-238h26v29c8-12 17-21 25-25 13-4 22-8 34-8 9 0 17 4 22 8 8 4 17 8 21 17 5 8 9 17 9 25 4 10 4 22 4 35zM111 85c0-8 0-17 0-21-4-9-4-14-9-22 0-4-4-9-8-13-4 0-9-4-17-4-4 0-9 4-9 4-4 0-8 4-12 4-5 5-9 9-13 13s-9 9-17 18v80c8 0 13 5 17 5 8 0 13 0 17 0 17 0 30-5 38-13 9-13 13-30 13-51z">
          <text:p/>
        </draw:path>
        <draw:path draw:style-name="gr3" draw:text-style-name="P3" draw:layer="layout" svg:width="0.352cm" svg:height="0.271cm" svg:x="3.987cm" svg:y="13.528cm" svg:viewBox="0 0 353 272" svg:d="M353 0l-77 272h-38l-55-200c-4-9-4-17-4-26 0 9-4 17-4 26l-59 200h-35l-81-272h34l60 209c0 8 5 21 5 29 0-8 4-17 4-29l63-209h30l55 213c4 4 4 13 4 25h5c0-8 0-17 4-29l55-209z">
          <text:p/>
        </draw:path>
        <draw:path draw:style-name="gr3" draw:text-style-name="P3" draw:layer="layout" svg:width="0.038cm" svg:height="0.284cm" svg:x="4.373cm" svg:y="13.515cm" svg:viewBox="0 0 39 285" svg:d="M18 43c-6 0-10-5-14-9-4 0-4-8-4-13 0-4 0-8 4-12 4-5 8-9 14-9 8 0 12 4 17 9 4 4 4 8 4 12 0 5 0 9-4 13-5 4-9 9-17 9zM35 285h-31v-196h31z">
          <text:p/>
        </draw:path>
        <draw:path draw:style-name="gr3" draw:text-style-name="P3" draw:layer="layout" svg:width="0.114cm" svg:height="0.254cm" svg:x="4.445cm" svg:y="13.549cm" svg:viewBox="0 0 115 255" svg:d="M115 251c-8 4-17 4-30 4-34 0-51-17-51-55v-114h-34v-30h34v-47l34-9v56h47v30h-47v110c0 13 0 21 5 25 4 5 12 9 21 9 8 0 17 0 21-4z">
          <text:p/>
        </draw:path>
        <draw:path draw:style-name="gr3" draw:text-style-name="P3" draw:layer="layout" svg:width="0.161cm" svg:height="0.288cm" svg:x="4.602cm" svg:y="13.511cm" svg:viewBox="0 0 162 289" svg:d="M162 289h-31v-110c0-44-17-60-47-60-17 0-29 4-38 16-12 9-17 26-17 44v110h-29v-289h29v127c17-25 38-38 64-38 47 0 69 30 69 82z">
          <text:p/>
        </draw:path>
        <draw:path draw:style-name="gr3" draw:text-style-name="P3" draw:layer="layout" svg:width="0.157cm" svg:height="0.203cm" svg:x="4.911cm" svg:y="13.6cm" svg:viewBox="0 0 158 204" svg:d="M158 200h-34v-30c-13 26-34 34-59 34-21 0-34-4-47-12-8-13-18-26-18-43 0-34 22-56 69-64l55-9c0-34-13-46-38-46-26 0-47 4-64 21v-30c17-13 43-21 64-21 46 0 72 25 72 72zM124 102l-47 9c-12 0-25 4-29 9-9 4-13 12-13 29 0 9 4 17 9 21 8 5 16 9 29 9s26-4 38-17c9-8 13-21 13-38z">
          <text:p/>
        </draw:path>
        <draw:path draw:style-name="gr3" draw:text-style-name="P3" draw:layer="layout" svg:width="0.127cm" svg:height="0.203cm" svg:x="5.221cm" svg:y="13.6cm" svg:viewBox="0 0 128 204" svg:d="M0 196v-34c16 13 33 17 56 17 25 0 42-9 42-25 0-9-4-13-4-13-5-4-5-9-9-13-4 0-8-4-17-4-4-4-8-4-17-9-9-4-18-8-22-8-8-5-13-9-17-14-4-4-8-8-8-17-4-4-4-12-4-17 0-13 0-17 4-25 4-9 12-13 17-17 8-4 17-9 25-13 10 0 18-4 26-4 17 0 34 4 47 8v34c-13-8-30-12-51-12-4 0-8 0-12 0-5 0-10 4-14 4-4 4-9 8-9 8 0 4-4 9-4 13s4 9 4 13 5 4 9 8c4 5 9 5 14 9 4 0 12 4 16 4 9 4 17 9 22 13 8 5 12 9 21 13 4 5 9 9 9 13 4 9 4 13 4 21 0 9 0 17-4 26-5 8-13 12-18 17-8 4-17 8-25 12-9 0-21 0-30 0-22 0-39-4-51-8z">
          <text:p/>
        </draw:path>
        <draw:path draw:style-name="gr3" draw:text-style-name="P3" draw:layer="layout" svg:width="0.152cm" svg:height="0.203cm" svg:x="5.382cm" svg:y="13.6cm" svg:viewBox="0 0 153 204" svg:d="M153 200h-30v-30c-12 26-33 34-59 34-21 0-38-4-46-12-14-13-18-26-18-43 0-34 22-56 64-64l59-9c0-34-12-46-42-46-21 0-42 4-63 21v-30c21-13 42-21 67-21 47 0 68 25 68 72zM123 101l-46 10c-17 0-26 4-34 9-8 4-8 12-8 29 0 9 0 17 8 21 8 5 17 9 25 9 17 0 30-4 38-17 13-8 17-21 17-38z">
          <text:p/>
        </draw:path>
        <draw:path draw:style-name="gr3" draw:text-style-name="P3" draw:layer="layout" svg:width="0.275cm" svg:height="0.199cm" svg:x="5.594cm" svg:y="13.6cm" svg:viewBox="0 0 276 200" svg:d="M276 200h-30v-110c0-21-4-38-12-47-5-8-17-13-30-13-17 0-25 5-34 17-13 13-17 26-17 43v110h-30v-114c0-39-17-56-46-56-13 0-21 5-30 17-14 9-18 26-18 43v110h-29v-196h29v35h4c14-26 35-39 61-39 12 0 25 4 34 13 8 8 17 17 21 30 13-26 34-43 64-43 42 0 63 30 63 82z">
          <text:p/>
        </draw:path>
        <draw:path draw:style-name="gr3" draw:text-style-name="P3" draw:layer="layout" svg:width="0.178cm" svg:height="0.288cm" svg:x="5.928cm" svg:y="13.6cm" svg:viewBox="0 0 179 289" svg:d="M30 175v114h-30v-285h30v34c18-25 39-38 69-38 25 0 46 8 59 30 13 16 21 38 21 68 0 34-8 60-21 77-17 21-38 29-68 29-25 0-42-8-60-29zM30 94v30c0 13 10 30 18 38 9 13 26 17 38 17 21 0 34-9 47-21 8-13 17-34 17-60 0-22-9-39-17-52-9-12-21-16-43-16-16 0-29 4-42 16-8 13-18 30-18 48z">
          <text:p/>
        </draw:path>
        <draw:polygon draw:style-name="gr3" draw:text-style-name="P3" draw:layer="layout" svg:width="0.034cm" svg:height="0.288cm" svg:x="6.155cm" svg:y="13.512cm" svg:viewBox="0 0 35 289" draw:points="0,0 35,0 35,289 0,289">
          <text:p/>
        </draw:polygon>
        <draw:path draw:style-name="gr3" draw:text-style-name="P3" draw:layer="layout" svg:width="0.169cm" svg:height="0.204cm" svg:x="6.238cm" svg:y="13.6cm" svg:viewBox="0 0 170 205" svg:d="M170 111h-141c5 22 9 39 22 51 8 13 25 17 42 17 26 0 43-8 65-21v30c-17 12-43 17-69 17-30 0-51-9-68-26-13-17-21-42-21-72 0-35 8-56 25-77 17-17 38-30 64-30s47 9 60 26c13 16 21 38 21 67zM136 85c0-17-4-34-12-43-9-8-22-12-35-12-17 0-30 4-38 12-9 13-17 26-17 43z">
          <text:p/>
        </draw:path>
        <draw:path draw:style-name="gr3" draw:text-style-name="P3" draw:layer="layout" svg:width="0.191cm" svg:height="0.203cm" svg:x="6.547cm" svg:y="13.6cm" svg:viewBox="0 0 192 204" svg:d="M95 204c-30 0-52-8-68-25-17-17-27-42-27-72 0-35 10-61 27-77 16-17 42-30 72-30 29 0 51 8 68 30 16 16 25 42 25 72s-9 56-25 77c-17 17-43 25-72 25zM99 30c-21 0-38 4-47 16-13 17-21 35-21 61 0 21 8 38 21 51 9 17 26 21 47 21 17 0 34-4 46-17 9-17 13-34 13-60 0-21-4-43-13-56-12-12-29-16-46-16z">
          <text:p/>
        </draw:path>
        <draw:path draw:style-name="gr3" draw:text-style-name="P3" draw:layer="layout" svg:width="0.114cm" svg:height="0.293cm" svg:x="6.768cm" svg:y="13.506cm" svg:viewBox="0 0 115 294" svg:d="M115 35c-4-5-13-5-21-5-21 0-30 13-30 38v31h43v30h-43v165h-34v-165h-30v-30h30v-31c0-21 9-38 22-46 8-13 25-22 42-22 8 0 17 5 21 5z">
          <text:p/>
        </draw:path>
        <draw:path draw:style-name="gr3" draw:text-style-name="P3" draw:layer="layout" svg:width="0.093cm" svg:height="0.275cm" svg:x="7.026cm" svg:y="13.524cm" svg:viewBox="0 0 94 276" svg:d="M94 276h-30v-234c0 0-4 4-9 8-4 0-12 5-17 9-4 4-12 4-17 8-8 5-12 5-21 5v-30c9 0 17-4 21-8 9-5 17-5 26-9 4-4 13-8 21-13 4-4 13-8 17-12h9z">
          <text:p/>
        </draw:path>
        <draw:path draw:style-name="gr3" draw:text-style-name="P3" draw:layer="layout" svg:width="0.178cm" svg:height="0.279cm" svg:x="7.208cm" svg:y="13.524cm" svg:viewBox="0 0 179 280" svg:d="M0 200c0-4 6-13 6-21 4-4 8-13 13-21 4-5 8-9 12-17 9-5 13-9 21-13-8-5-21-13-25-26-8-8-13-21-13-34 0-8 5-17 9-25s8-17 12-21c9-9 17-13 26-18 8-4 21-4 30-4 12 0 21 0 29 4 13 5 21 9 26 18 8 4 12 13 16 21 5 8 5 17 5 25 0 13 0 26-9 34-8 13-17 21-29 26 8 4 17 8 21 13 8 8 12 12 17 17 4 8 8 17 8 21 4 8 4 17 4 21 0 13 0 25-4 34-4 8-13 17-21 25-8 9-17 13-25 17-13 4-26 4-38 4-13 0-26 0-34-4-13-4-22-8-30-17-4-8-13-17-17-25-4-9-10-21-10-34zM35 200c0 8 5 17 5 21 4 9 8 13 12 17 5 4 9 8 17 13 9 0 13 4 22 4 8 0 16-4 25-4 4-5 8-9 17-13 4-4 8-8 8-17 5-8 5-13 5-21 0-9 0-17-5-21 0-9-4-13-8-17-4-9-13-13-17-13-9-4-17-4-25-4-9 0-13 0-22 4-4 0-12 4-17 9-4 4-8 12-12 17 0 8-5 16-5 25zM48 73c0 4 0 12 4 17 0 8 5 12 9 17 4 4 8 4 13 8 4 0 12 4 17 4 8 0 12-4 16-4 9-4 13-4 17-8 5-5 9-13 9-17 4-5 4-13 4-17 0-9 0-13-4-17 0-9-4-13-9-17-4-4-8-4-12-9-9-4-13-4-21-4-5 0-13 0-17 4-5 5-9 5-13 9s-9 8-13 17c0 4 0 8 0 17z">
          <text:p/>
        </draw:path>
        <draw:path draw:style-name="gr3" draw:text-style-name="P3" draw:layer="layout" svg:width="0.093cm" svg:height="0.275cm" svg:x="7.446cm" svg:y="13.524cm" svg:viewBox="0 0 94 276" svg:d="M94 276h-30v-234c-4 0-4 4-12 8-5 0-9 5-14 9-8 4-13 4-21 8-4 5-13 5-17 5v-30c8 0 13-4 21-8 9-5 17-5 22-9 9-4 17-8 21-13 9-4 13-8 17-12h13z">
          <text:p/>
        </draw:path>
        <draw:path draw:style-name="gr3" draw:text-style-name="P3" draw:layer="layout" svg:width="0.178cm" svg:height="0.288cm" svg:x="7.751cm" svg:y="13.6cm" svg:viewBox="0 0 179 289" svg:d="M30 175v114h-30v-285h30v34c17-25 38-38 68-38 25 0 46 8 59 30 13 16 22 38 22 69 0 33-9 59-26 76-13 21-34 29-64 29-26 0-47-8-59-29zM30 94v30c0 13 4 30 17 38 8 13 21 17 38 17 21 0 34-9 46-21 9-13 13-34 13-59 0-23-4-40-13-53-8-12-25-16-42-16s-30 4-42 16c-13 13-17 30-17 48z">
          <text:p/>
        </draw:path>
        <draw:path draw:style-name="gr3" draw:text-style-name="P3" draw:layer="layout" svg:width="0.153cm" svg:height="0.203cm" svg:x="7.963cm" svg:y="13.6cm" svg:viewBox="0 0 154 204" svg:d="M154 200h-30v-30c-13 26-34 34-59 34-21 0-34-4-47-12-9-13-18-26-18-43 0-34 22-56 65-64l59-9c0-34-13-46-38-46-26 0-47 4-64 21v-30c17-13 38-21 64-21 46 0 68 26 68 72zM124 102l-47 9c-12 0-25 4-33 9-5 4-9 12-9 29 0 9 4 17 9 21 8 5 16 9 29 9s26-4 38-17c9-8 13-21 13-38z">
          <text:p/>
        </draw:path>
        <draw:path draw:style-name="gr3" draw:text-style-name="P3" draw:layer="layout" svg:width="0.11cm" svg:height="0.254cm" svg:x="8.154cm" svg:y="13.549cm" svg:viewBox="0 0 111 255" svg:d="M111 251c-4 4-17 4-25 4-34 0-52-17-52-55v-114h-34v-30h34v-47l30-9v56h47v30h-47v110c0 13 0 21 9 25 4 5 8 9 21 9 9 0 13 0 17-4z">
          <text:p/>
        </draw:path>
        <draw:path draw:style-name="gr3" draw:text-style-name="P3" draw:layer="layout" svg:width="0.042cm" svg:height="0.284cm" svg:x="8.302cm" svg:y="13.515cm" svg:viewBox="0 0 43 285" svg:d="M21 43c-4 0-8-5-12-9-5 0-9-8-9-13 0-4 4-8 9-12 4-5 8-9 12-9 5 0 13 4 13 9 5 4 9 8 9 12 0 5-4 9-9 13 0 4-8 9-13 9zM39 285h-35v-196h35z">
          <text:p/>
        </draw:path>
        <draw:path draw:style-name="gr3" draw:text-style-name="P3" draw:layer="layout" svg:width="0.169cm" svg:height="0.203cm" svg:x="8.387cm" svg:y="13.6cm" svg:viewBox="0 0 170 204" svg:d="M170 111h-136c0 21 4 38 17 51 12 13 25 17 46 17s43-9 61-21v29c-18 13-40 17-69 17-26 0-47-8-64-25s-25-42-25-72c0-35 8-56 25-77 17-17 38-30 64-30 25 0 47 8 60 26 17 16 21 38 21 67zM140 85c0-17-4-34-13-43-9-8-21-12-38-12-13 0-26 4-34 12-13 13-17 26-21 43z">
          <text:p/>
        </draw:path>
        <draw:path draw:style-name="gr3" draw:text-style-name="P3" draw:layer="layout" svg:width="0.161cm" svg:height="0.199cm" svg:x="8.603cm" svg:y="13.6cm" svg:viewBox="0 0 162 200" svg:d="M162 200h-30v-110c0-43-12-60-46-60-13 0-26 5-38 17-9 9-13 26-13 43v110h-35v-196h35v35c13-26 34-39 64-39 21 0 38 8 46 21 13 14 17 35 17 61z">
          <text:p/>
        </draw:path>
        <draw:path draw:style-name="gr3" draw:text-style-name="P3" draw:layer="layout" svg:width="0.115cm" svg:height="0.254cm" svg:x="8.802cm" svg:y="13.549cm" svg:viewBox="0 0 116 255" svg:d="M116 251c-9 4-21 4-30 4-34 0-51-17-51-55v-114h-35v-30h35v-47l30-9v56h51v30h-51v110c0 13 0 21 8 25 4 5 9 9 22 9 8 0 12 0 21-4z">
          <text:p/>
        </draw:path>
        <draw:path draw:style-name="gr3" draw:text-style-name="P3" draw:layer="layout" svg:width="0.128cm" svg:height="0.203cm" svg:x="8.946cm" svg:y="13.6cm" svg:viewBox="0 0 129 204" svg:d="M0 196v-34c19 13 36 17 57 17 25 0 38-9 38-25 0-9 0-13 0-13-4-4-9-9-13-13-4 0-8-4-13-4-4-4-12-4-17-9-8-4-16-8-21-8-8-5-12-9-17-14-4-4-9-8-14-17 0-4 0-12 0-17 0-12 0-17 5-25 5-9 9-13 18-17 8-4 17-9 25-13 9 0 17-4 26-4 17 0 33 4 46 8v34c-17-8-29-12-51-12-4 0-8 0-17 0-4 0-8 4-8 4-4 4-8 8-8 8-5 5-5 9-5 13s0 9 5 13c0 4 4 4 8 8 4 5 8 5 13 9 4 0 8 4 17 4 8 4 17 9 21 13 8 5 12 9 17 13 4 5 8 9 12 13 5 9 5 13 5 21 0 9-5 17-9 26-4 8-8 12-17 17-4 4-12 8-21 12-13 0-21 0-30 0-21 0-38-4-52-8z">
          <text:p/>
        </draw:path>
        <draw:polygon draw:style-name="gr3" draw:text-style-name="P3" draw:layer="layout" svg:width="0.055cm" svg:height="0.093cm" svg:x="9.095cm" svg:y="13.757cm" svg:viewBox="0 0 56 94" draw:points="56,0 26,94 0,94 26,0">
          <text:p/>
        </draw:polygon>
        <draw:path draw:style-name="gr3" draw:text-style-name="P3" draw:layer="layout" svg:width="0.271cm" svg:height="0.195cm" svg:x="9.286cm" svg:y="13.604cm" svg:viewBox="0 0 272 196" svg:d="M272 0l-59 196h-34l-39-141c0-4-4-8-4-17 0 4 0 13-4 17l-43 141h-30l-59-196h29l44 149c0 5 0 9 4 17 0-4 0-12 4-17l42-149h30l38 149c5 5 5 9 5 17 4-4 4-8 4-17l42-149z">
          <text:p/>
        </draw:path>
        <draw:path draw:style-name="gr3" draw:text-style-name="P3" draw:layer="layout" svg:width="0.17cm" svg:height="0.203cm" svg:x="9.578cm" svg:y="13.6cm" svg:viewBox="0 0 171 204" svg:d="M171 111h-137c0 21 4 38 17 51 12 13 25 17 46 17s44-9 61-21v29c-17 13-40 17-69 17-26 0-51-8-64-25-17-17-25-42-25-72 0-35 8-56 25-77 17-17 38-30 64-30 25 0 46 8 60 25 17 17 22 39 22 68zM141 85c0-17-6-34-14-43-9-8-21-12-38-12-13 0-26 4-38 12-9 13-17 26-17 43z">
          <text:p/>
        </draw:path>
        <draw:path draw:style-name="gr3" draw:text-style-name="P3" draw:layer="layout" svg:width="0.271cm" svg:height="0.195cm" svg:x="9.875cm" svg:y="13.604cm" svg:viewBox="0 0 272 196" svg:d="M272 0l-60 196h-29l-42-141c0-4 0-8 0-17h-5c0 4 0 13-4 17l-42 141h-30l-60-196h34l39 150c0 4 4 8 4 16 0-4 4-12 4-16l47-150h25l43 150c0 4 0 8 0 16h4c0-4 0-8 4-16l38-150z">
          <text:p/>
        </draw:path>
        <draw:path draw:style-name="gr3" draw:text-style-name="P3" draw:layer="layout" svg:width="0.195cm" svg:height="0.203cm" svg:x="10.167cm" svg:y="13.6cm" svg:viewBox="0 0 196 204" svg:d="M99 204c-30 0-51-8-68-25-22-17-31-42-31-72 0-35 13-61 31-77 17-17 42-30 72-30 29 0 51 8 68 30 17 16 25 42 25 72s-13 56-30 77c-17 17-38 25-67 25zM99 30c-17 0-34 4-47 16-13 18-17 35-17 61 0 21 4 38 17 51 13 17 30 21 47 21 21 0 38-4 46-17 13-17 17-34 17-60 0-21-4-43-17-56-8-12-25-16-46-16z">
          <text:p/>
        </draw:path>
        <draw:path draw:style-name="gr3" draw:text-style-name="P3" draw:layer="layout" svg:width="0.161cm" svg:height="0.199cm" svg:x="10.405cm" svg:y="13.604cm" svg:viewBox="0 0 162 200" svg:d="M162 196h-31v-30c-13 26-34 34-59 34-47 0-72-25-72-80v-120h29v115c0 39 17 60 51 60 13 0 26-4 34-17 13-9 17-26 17-43v-115h31z">
          <text:p/>
        </draw:path>
        <draw:polygon draw:style-name="gr3" draw:text-style-name="P3" draw:layer="layout" svg:width="0.034cm" svg:height="0.288cm" svg:x="10.629cm" svg:y="13.512cm" svg:viewBox="0 0 35 289" draw:points="0,0 35,0 35,289 0,289">
          <text:p/>
        </draw:polygon>
        <draw:path draw:style-name="gr3" draw:text-style-name="P3" draw:layer="layout" svg:width="0.178cm" svg:height="0.292cm" svg:x="10.71cm" svg:y="13.511cm" svg:viewBox="0 0 179 293" svg:d="M179 289h-30v-34c-17 26-38 38-68 38-26 0-43-8-60-25-13-17-21-42-21-72s8-55 25-76c17-17 39-30 65-30 25 0 46 13 59 34v-124h30zM149 204v-29c0-17-4-30-17-43-8-8-21-12-38-12s-35 4-44 16c-12 18-17 35-17 60 0 21 5 38 13 55 14 13 27 17 44 17s34-4 42-17c13-13 17-30 17-47z">
          <text:p/>
        </draw:path>
        <draw:path draw:style-name="gr3" draw:text-style-name="P3" draw:layer="layout" svg:width="0.161cm" svg:height="0.288cm" svg:x="11.057cm" svg:y="13.511cm" svg:viewBox="0 0 162 289" svg:d="M162 289h-31v-110c0-44-12-60-46-60-13 0-26 4-38 16-9 9-13 26-13 44v110h-34v-289h34v127c13-25 34-38 64-38 43 0 64 30 64 82z">
          <text:p/>
        </draw:path>
        <draw:path draw:style-name="gr3" draw:text-style-name="P3" draw:layer="layout" svg:width="0.153cm" svg:height="0.203cm" svg:x="11.265cm" svg:y="13.6cm" svg:viewBox="0 0 154 204" svg:d="M154 200h-30v-30h-4c-13 26-30 34-60 34-17 0-34-4-43-12-13-13-17-26-17-43 0-34 21-56 65-64l59-9c0-34-17-46-42-46-22 0-44 4-65 21v-30c21-13 43-21 69-21 46 0 68 26 68 72zM124 102l-47 9c-17 0-26 4-34 9-9 4-13 12-13 29 0 9 4 17 13 21 4 5 12 9 26 9 17 0 30-4 38-17 8-8 17-21 17-38z">
          <text:p/>
        </draw:path>
        <draw:path draw:style-name="gr3" draw:text-style-name="P3" draw:layer="layout" svg:width="0.183cm" svg:height="0.195cm" svg:x="11.447cm" svg:y="13.604cm" svg:viewBox="0 0 184 196" svg:d="M184 0l-78 196h-34l-72-196h34l51 145c4 9 4 17 4 26h4c0-9 0-17 5-26l51-145z">
          <text:p/>
        </draw:path>
        <draw:path draw:style-name="gr3" draw:text-style-name="P3" draw:layer="layout" svg:width="0.169cm" svg:height="0.203cm" svg:x="11.651cm" svg:y="13.6cm" svg:viewBox="0 0 170 204" svg:d="M170 111h-141c0 21 9 38 17 51 13 13 30 17 47 17 22 0 43-9 60-21v29c-17 13-38 17-69 17-25 0-46-8-63-25s-21-42-21-72c0-35 8-56 25-77 17-17 38-30 64-30s43 8 60 26c13 16 21 38 21 67zM136 85c0-17-4-34-12-43-9-8-21-12-35-12-17 0-30 4-39 12-12 13-16 26-21 43z">
          <text:p/>
        </draw:path>
        <draw:path draw:style-name="gr3" draw:text-style-name="P3" draw:layer="layout" svg:width="0.17cm" svg:height="0.279cm" svg:x="11.96cm" svg:y="13.524cm" svg:viewBox="0 0 171 280" svg:d="M171 123c0 26 0 47-9 68-4 22-8 34-21 51-9 13-22 21-35 30-13 8-30 8-47 8s-34 0-46-8v-30c17 9 29 13 46 13 13 0 26 0 34-9 9-4 17-12 26-21 4-8 13-21 18-34 0-16 4-29 4-50-13 25-35 34-65 34-8 0-21 0-29-5-13-4-22-8-26-17-8-8-13-17-17-25-4-13-4-26-4-38 0-13 0-26 4-34 4-13 13-21 17-30 9-8 17-13 30-17 8-5 21-9 34-9s25 4 38 9c9 4 18 13 26 26 9 8 13 21 17 38 5 12 5 34 5 50zM137 98c0-13 0-21-5-30 0-8-4-17-9-21-4-8-13-12-17-17-8 0-17-4-21-4-9 0-17 4-22 4-8 5-12 9-16 13-5 4-9 13-13 21-4 9-4 13-4 21 0 13 0 22 4 30 4 4 4 13 13 17 4 4 8 9 16 13 5 4 13 4 22 4 8 0 13 0 21-4 4-4 13-9 17-13 5-4 9-9 9-13 5-8 5-17 5-21z">
          <text:p/>
        </draw:path>
        <draw:path draw:style-name="gr3" draw:text-style-name="P3" draw:layer="layout" svg:width="0.174cm" svg:height="0.279cm" svg:x="12.168cm" svg:y="13.524cm" svg:viewBox="0 0 175 280" svg:d="M175 141c0 21 0 42-5 59-4 17-8 34-17 46-8 13-17 22-29 26-13 8-26 8-38 8-13 0-26 0-39-8-8-4-17-13-26-26-9-12-13-25-17-42s-4-34-4-59c0-22 0-43 4-60 4-21 8-34 17-46 9-13 18-21 30-30 13-5 26-9 39-9 59 0 85 47 85 141zM145 145c0-81-21-119-55-119-39 0-60 42-60 119 0 72 21 110 60 110 34 0 55-38 55-110z">
          <text:p/>
        </draw:path>
        <draw:path draw:style-name="gr3" draw:text-style-name="P3" draw:layer="layout" svg:width="0.289cm" svg:height="0.279cm" svg:x="12.375cm" svg:y="13.524cm" svg:viewBox="0 0 290 280" svg:d="M60 141c-17 0-34-5-43-18-12-12-17-29-17-50 0-22 5-38 17-51 13-13 26-22 47-22s34 9 47 18c8 12 12 29 12 50 0 22-4 43-17 55-12 13-25 18-46 18zM64 22c-13 0-21 4-30 13-8 8-8 21-8 38 0 12 0 25 8 34 9 8 17 12 30 12 9 0 21-4 26-12 8-9 12-22 12-39 0-12-4-25-12-33-5-9-13-13-26-13zM243 4l-175 276h-25l175-276zM222 280c-17 0-34-4-43-17-12-12-16-29-16-50 0-22 4-38 16-51 13-13 30-21 47-21 21 0 34 4 47 17 8 12 17 29 17 50 0 22-9 43-22 55-8 13-25 17-46 17zM226 162c-13 0-21 4-30 13-4 8-8 21-8 38 0 12 4 25 8 33 9 9 17 13 30 13s21-4 25-13c9-8 13-21 13-38 0-12-4-25-13-33-4-9-12-13-25-13z">
          <text:p/>
        </draw:path>
        <draw:path draw:style-name="gr3" draw:text-style-name="P3" draw:layer="layout" svg:width="0.178cm" svg:height="0.288cm" svg:x="12.816cm" svg:y="13.6cm" svg:viewBox="0 0 179 289" svg:d="M30 175v114h-30v-285h30v34c17-25 38-38 69-38 25 0 42 8 59 30 13 16 21 38 21 69 0 33-8 59-25 76-17 21-38 29-65 29-25 0-46-8-59-29zM30 94v30c0 13 4 30 17 38 8 13 21 17 38 17 18 0 35-9 43-21 13-13 17-34 17-59 0-23-4-40-12-53-13-12-26-16-44-16-17 0-34 4-42 16-13 13-17 30-17 48z">
          <text:p/>
        </draw:path>
        <draw:path draw:style-name="gr3" draw:text-style-name="P3" draw:layer="layout" svg:width="0.191cm" svg:height="0.203cm" svg:x="13.028cm" svg:y="13.6cm" svg:viewBox="0 0 192 204" svg:d="M98 204c-30 0-56-8-72-25-17-17-26-42-26-72 0-35 9-61 30-77 17-17 42-30 72-30s51 8 68 30c18 16 22 42 22 72s-9 56-27 77c-16 17-38 25-67 25zM98 30c-21 0-34 4-47 16-13 18-17 35-17 61 0 21 4 38 17 51 13 17 26 21 47 21s38-4 46-17c13-17 17-34 17-60 0-21-4-43-17-56-8-12-25-16-46-16z">
          <text:p/>
        </draw:path>
        <draw:path draw:style-name="gr3" draw:text-style-name="P3" draw:layer="layout" svg:width="0.272cm" svg:height="0.195cm" svg:x="13.244cm" svg:y="13.604cm" svg:viewBox="0 0 273 196" svg:d="M273 0l-60 196h-34l-39-141c0-4-4-8-4-17 0 4 0 13-4 17l-43 141h-29l-60-196h30l43 150c0 4 0 8 4 16 0-4 0-12 4-16l42-150h30l39 150c4 4 4 8 4 16 5-4 5-8 5-16l42-150z">
          <text:p/>
        </draw:path>
        <draw:path draw:style-name="gr3" draw:text-style-name="P3" draw:layer="layout" svg:width="0.17cm" svg:height="0.203cm" svg:x="13.537cm" svg:y="13.6cm" svg:viewBox="0 0 171 204" svg:d="M171 111h-137c0 21 4 38 17 51 12 13 26 17 47 17s43-9 60-21v29c-17 13-39 17-68 17-27 0-52-8-65-25-17-17-25-42-25-72 0-35 8-56 25-77 17-17 38-30 65-30 25 0 46 8 59 25 17 17 22 39 22 68zM141 85c0-17-5-34-13-43-9-8-21-12-38-12-13 0-27 4-39 12-9 13-13 26-17 43z">
          <text:p/>
        </draw:path>
        <draw:path draw:style-name="gr3" draw:text-style-name="P3" draw:layer="layout" svg:width="0.102cm" svg:height="0.195cm" svg:x="13.753cm" svg:y="13.604cm" svg:viewBox="0 0 103 196" svg:d="M103 34c-5-4-13-8-21-8-17 0-26 8-34 21-9 12-13 30-13 51v98h-35v-196h35v42c4-12 8-25 21-34 9-4 17-8 30-8 8 0 12 0 17 0z">
          <text:p/>
        </draw:path>
        <draw:path draw:style-name="gr3" draw:text-style-name="P3" draw:layer="layout" svg:width="0.119cm" svg:height="0.292cm" svg:x="13.973cm" svg:y="13.507cm" svg:viewBox="0 0 120 293" svg:d="M120 34c-8-5-13-5-21-5-21 0-34 13-34 38v31h47v30h-47v165h-30v-165h-35v-30h35v-31c0-21 5-38 17-46 13-13 26-21 47-21 8 0 17 4 21 4z">
          <text:p/>
        </draw:path>
        <draw:path draw:style-name="gr3" draw:text-style-name="P3" draw:layer="layout" svg:width="0.19cm" svg:height="0.203cm" svg:x="14.105cm" svg:y="13.6cm" svg:viewBox="0 0 191 204" svg:d="M94 204c-30 0-52-8-69-25s-25-42-25-72c0-35 8-61 25-77 17-17 44-30 73-30 30 0 51 8 68 30 17 16 25 42 25 72s-8 56-25 77c-17 17-42 25-72 25zM98 30c-21 0-38 4-46 16-14 17-23 35-23 61 0 21 9 38 23 51 8 17 25 21 46 21 17 0 34-4 47-17 8-17 13-34 13-60 0-21-5-43-13-56-13-12-30-16-47-16z">
          <text:p/>
        </draw:path>
        <draw:path draw:style-name="gr3" draw:text-style-name="P3" draw:layer="layout" svg:width="0.097cm" svg:height="0.195cm" svg:x="14.347cm" svg:y="13.604cm" svg:viewBox="0 0 98 196" svg:d="M98 34c-4-4-13-8-21-8-13 0-27 8-35 21-9 12-13 30-13 51v98h-29v-196h29v42c4-12 13-25 21-33 10-5 18-9 31-9 8 0 13 0 17 0z">
          <text:p/>
        </draw:path>
        <draw:path draw:style-name="gr3" draw:text-style-name="P3" draw:layer="layout" svg:width="0.182cm" svg:height="0.292cm" svg:x="14.571cm" svg:y="13.511cm" svg:viewBox="0 0 183 293" svg:d="M183 289h-33v-34c-13 26-39 38-68 38-22 0-43-8-56-25-17-17-26-42-26-72s9-55 26-76c17-17 38-30 64-30 30 0 47 13 60 34v-124h33zM150 204v-29c0-17-5-30-13-43-13-8-26-12-42-12-18 0-35 4-44 17-12 17-17 34-17 59 0 21 5 38 17 55 9 13 21 17 39 17 21 0 34-4 43-17 12-13 17-30 17-47z">
          <text:p/>
        </draw:path>
        <draw:path draw:style-name="gr3" draw:text-style-name="P3" draw:layer="layout" svg:width="0.17cm" svg:height="0.203cm" svg:x="14.8cm" svg:y="13.6cm" svg:viewBox="0 0 171 204" svg:d="M171 111h-137c0 21 4 38 17 51s25 17 46 17c22 0 43-9 61-21v29c-18 13-39 17-69 17-25 0-47-8-64-25s-25-42-25-72c0-35 8-56 25-77 17-17 39-30 64-30s47 8 59 26c18 16 23 38 23 67zM140 85c0-17-4-34-13-43-8-8-21-12-38-12-13 0-25 4-34 12-13 13-17 26-21 43z">
          <text:p/>
        </draw:path>
        <draw:path draw:style-name="gr3" draw:text-style-name="P3" draw:layer="layout" svg:width="0.114cm" svg:height="0.254cm" svg:x="14.995cm" svg:y="13.549cm" svg:viewBox="0 0 115 255" svg:d="M115 251c-9 4-18 4-30 4-34 0-51-17-51-55v-114h-34v-30h34v-47l30-9v56h51v30h-51v110c0 13 4 21 8 25 4 5 8 9 21 9 9 0 13 0 22-4z">
          <text:p/>
        </draw:path>
        <draw:path draw:style-name="gr3" draw:text-style-name="P3" draw:layer="layout" svg:width="0.169cm" svg:height="0.203cm" svg:x="15.135cm" svg:y="13.6cm" svg:viewBox="0 0 170 204" svg:d="M170 111h-136c0 21 4 38 17 51 12 13 25 17 46 17 22 0 43-9 60-21v29c-17 13-38 17-68 17-26 0-47-8-64-25s-25-42-25-72c0-35 8-56 25-77 17-17 38-30 64-30 25 0 46 8 59 25 18 17 22 39 22 68zM140 85c0-17-5-34-13-43-8-8-21-12-38-12-13 0-26 4-34 12-13 13-17 26-21 43z">
          <text:p/>
        </draw:path>
        <draw:path draw:style-name="gr3" draw:text-style-name="P3" draw:layer="layout" svg:width="0.149cm" svg:height="0.204cm" svg:x="15.338cm" svg:y="13.6cm" svg:viewBox="0 0 150 205" svg:d="M150 192c-17 8-35 13-56 13-26 0-51-9-68-26s-26-42-26-72c0-31 9-56 30-77 17-17 42-30 72-30 17 0 35 4 48 13v29c-17-8-31-12-48-12-21 0-38 4-51 21-12 13-17 30-17 56 0 21 5 38 17 51 13 17 30 21 47 21s35-4 52-17z">
          <text:p/>
        </draw:path>
        <draw:path draw:style-name="gr3" draw:text-style-name="P3" draw:layer="layout" svg:width="0.114cm" svg:height="0.254cm" svg:x="15.508cm" svg:y="13.549cm" svg:viewBox="0 0 115 255" svg:d="M115 251c-8 4-17 4-30 4-34 0-51-17-51-55v-114h-34v-30h34v-47l30-9v56h51v30h-51v110c0 13 5 21 9 25 4 5 12 9 21 9 8 0 17 0 21-4z">
          <text:p/>
        </draw:path>
        <draw:path draw:style-name="gr3" draw:text-style-name="P3" draw:layer="layout" svg:width="0.039cm" svg:height="0.284cm" svg:x="15.66cm" svg:y="13.515cm" svg:viewBox="0 0 40 285" svg:d="M23 43c-10 0-14-5-18-9-5 0-5-8-5-13 0-4 0-8 5-12 4-5 8-9 18-9 4 0 8 4 12 9 5 4 5 8 5 12 0 5 0 9-5 13-4 4-8 9-12 9zM35 285h-30v-196h30z">
          <text:p/>
        </draw:path>
        <draw:path draw:style-name="gr3" draw:text-style-name="P3" draw:layer="layout" svg:width="0.161cm" svg:height="0.199cm" svg:x="15.758cm" svg:y="13.6cm" svg:viewBox="0 0 162 200" svg:d="M162 200h-30v-110c0-43-17-60-47-60-17 0-30 5-38 17-13 9-18 26-18 43v110h-29v-196h29v35c18-26 39-39 64-39 27 0 39 8 52 21 13 14 17 35 17 61z">
          <text:p/>
        </draw:path>
        <draw:path draw:style-name="gr3" draw:text-style-name="P3" draw:layer="layout" svg:width="0.178cm" svg:height="0.293cm" svg:x="15.966cm" svg:y="13.6cm" svg:viewBox="0 0 179 294" svg:d="M179 186c0 68-34 108-103 108-25 0-47-5-64-13v-35c21 12 43 21 64 21 47 0 73-26 73-76v-22h-4c-14 22-35 34-65 34-25 0-47-8-59-25-17-17-21-38-21-68 0-34 8-59 21-80 17-17 38-30 68-30 25 0 42 13 56 34h4v-30h30zM149 114v-29c0-17-10-30-18-43-13-8-25-12-38-12-21 0-34 4-47 16-13 18-17 35-17 60 0 21 4 38 17 55 9 13 26 17 43 17s29-4 42-17c8-13 18-30 18-47z">
          <text:p/>
        </draw:path>
        <draw:path draw:style-name="gr3" draw:text-style-name="P3" draw:layer="layout" svg:width="0.157cm" svg:height="0.203cm" svg:x="16.296cm" svg:y="13.6cm" svg:viewBox="0 0 158 204" svg:d="M158 200h-34v-30c-13 26-34 34-59 34-21 0-34-4-47-12-8-13-18-26-18-43 0-34 22-56 69-64l55-9c0-34-13-46-38-46s-47 4-64 21v-30c17-13 43-21 64-21 46 0 72 25 72 72zM124 101l-47 10c-12 0-25 4-29 9-9 4-13 12-13 29 0 9 4 17 9 21 8 5 17 9 29 9 13 0 26-4 38-17 9-8 13-21 13-38z">
          <text:p/>
        </draw:path>
        <draw:path draw:style-name="gr3" draw:text-style-name="P3" draw:layer="layout" svg:width="0.19cm" svg:height="0.271cm" svg:x="16.589cm" svg:y="13.528cm" svg:viewBox="0 0 191 272" svg:d="M158 0v179h33v30h-33v63h-30v-63h-128v-26c12-12 21-30 33-43 14-17 27-34 36-47 12-17 21-34 33-47 9-16 17-33 22-46zM33 179h95v-133c-9 17-17 30-26 47-8 13-16 21-25 34-8 9-17 21-21 30-9 9-13 18-23 22z">
          <text:p/>
        </draw:path>
        <draw:path draw:style-name="gr3" draw:text-style-name="P3" draw:layer="layout" svg:width="0.161cm" svg:height="0.199cm" svg:x="16.928cm" svg:y="13.604cm" svg:viewBox="0 0 162 200" svg:d="M162 196h-30v-30c-13 26-34 34-63 34-44 0-69-25-69-80v-120h29v116c0 38 17 59 48 59 17 0 30-4 38-17 13-8 17-25 17-42v-116h30z">
          <text:p/>
        </draw:path>
        <draw:path draw:style-name="gr3" draw:text-style-name="P3" draw:layer="layout" svg:width="0.162cm" svg:height="0.199cm" svg:x="17.152cm" svg:y="13.6cm" svg:viewBox="0 0 163 200" svg:d="M163 200h-31v-110c0-42-17-60-47-60-17 0-30 5-38 18-13 8-17 25-17 42v110h-30v-196h30v35c17-26 38-39 64-39 21 0 38 8 51 21 13 14 18 35 18 61z">
          <text:p/>
        </draw:path>
        <draw:path draw:style-name="gr3" draw:text-style-name="P3" draw:layer="layout" svg:width="0.038cm" svg:height="0.284cm" svg:x="17.369cm" svg:y="13.515cm" svg:viewBox="0 0 39 285" svg:d="M22 43c-10 0-14-5-18-9-4 0-4-8-4-13 0-4 0-8 4-12 4-5 8-9 18-9 4 0 8 4 12 9 5 4 5 8 5 12 0 5 0 9-5 13-4 4-8 9-12 9zM34 285h-30v-196h30z">
          <text:p/>
        </draw:path>
        <draw:path draw:style-name="gr3" draw:text-style-name="P3" draw:layer="layout" svg:width="0.114cm" svg:height="0.254cm" svg:x="17.441cm" svg:y="13.549cm" svg:viewBox="0 0 115 255" svg:d="M115 251c-9 4-17 4-30 4-35 0-52-17-52-55v-114h-33v-30h33v-47l35-9v56h47v30h-47v110c0 13 0 21 5 25 4 5 12 9 21 9 8 0 17 0 21-4z">
          <text:p/>
        </draw:path>
        <draw:path draw:style-name="gr3" draw:text-style-name="P3" draw:layer="layout" svg:width="0.178cm" svg:height="0.292cm" svg:x="17.691cm" svg:y="13.511cm" svg:viewBox="0 0 179 293" svg:d="M179 289h-30v-34c-17 26-38 38-68 38-25 0-42-8-59-25-14-17-22-42-22-72s8-55 26-76c17-17 38-30 63-30 26 0 47 13 60 34v-124h30zM149 204v-29c0-17-4-30-17-43-9-8-21-12-38-12-21 0-34 4-47 16-8 17-13 34-13 60 0 21 5 38 13 55 13 13 26 17 42 17 17 0 34-4 43-17 13-13 17-30 17-47z">
          <text:p/>
        </draw:path>
        <draw:path draw:style-name="gr3" draw:text-style-name="P3" draw:layer="layout" svg:width="0.043cm" svg:height="0.284cm" svg:x="17.928cm" svg:y="13.515cm" svg:viewBox="0 0 44 285" svg:d="M21 43c-4 0-12-5-17-9 0 0-4-8-4-13 0-4 4-8 4-12 5-5 9-9 17-9 5 0 10 4 14 9 4 4 9 8 9 12 0 5-5 9-9 13s-9 9-14 9zM35 285h-31v-196h31z">
          <text:p/>
        </draw:path>
        <draw:path draw:style-name="gr3" draw:text-style-name="P3" draw:layer="layout" svg:width="0.118cm" svg:height="0.292cm" svg:x="18.005cm" svg:y="13.507cm" svg:viewBox="0 0 119 293" svg:d="M119 34c-8-5-14-5-22-5-21 0-34 13-34 38v31h48v30h-48v165h-29v-165h-34v-30h34v-31c0-21 4-38 16-46 13-13 26-21 47-21 8 0 18 4 22 4z">
          <text:p/>
        </draw:path>
        <draw:path draw:style-name="gr3" draw:text-style-name="P3" draw:layer="layout" svg:width="0.119cm" svg:height="0.292cm" svg:x="18.127cm" svg:y="13.507cm" svg:viewBox="0 0 120 293" svg:d="M120 34c-9-5-13-5-22-5-21 0-34 13-34 38v31h47v30h-47v165h-30v-165h-34v-30h34v-31c0-21 5-38 17-46 13-13 26-21 43-21 8 0 17 4 26 4z">
          <text:p/>
        </draw:path>
        <draw:path draw:style-name="gr3" draw:text-style-name="P3" draw:layer="layout" svg:width="0.17cm" svg:height="0.203cm" svg:x="18.254cm" svg:y="13.6cm" svg:viewBox="0 0 171 204" svg:d="M171 111h-137c0 21 9 38 17 51 13 13 26 17 48 17 21 0 42-9 59-21v29c-17 13-38 17-67 17-27 0-48-8-65-25s-26-42-26-72c0-35 9-56 30-77 17-17 38-30 65-30 25 0 42 8 55 25 17 17 21 39 21 68zM141 85c0-17-4-34-12-43-9-8-21-12-38-12-14 0-27 4-35 12-13 13-17 26-22 43z">
          <text:p/>
        </draw:path>
        <draw:path draw:style-name="gr3" draw:text-style-name="P3" draw:layer="layout" svg:width="0.097cm" svg:height="0.195cm" svg:x="18.475cm" svg:y="13.604cm" svg:viewBox="0 0 98 196" svg:d="M98 34c-4-4-12-8-21-8-12 0-25 8-34 21-8 12-12 30-12 51v98h-31v-196h31v42c4-12 12-25 21-33 8-5 17-9 30-9 8 0 12 0 16 0z">
          <text:p/>
        </draw:path>
        <draw:path draw:style-name="gr3" draw:text-style-name="P3" draw:layer="layout" svg:width="0.169cm" svg:height="0.203cm" svg:x="18.594cm" svg:y="13.6cm" svg:viewBox="0 0 170 204" svg:d="M170 111h-137c0 21 5 38 17 51 13 13 26 17 48 17 21 0 42-9 59-21v29c-17 13-38 17-67 17-27 0-52-8-65-25-17-17-25-42-25-72 0-35 8-56 25-77 17-17 38-30 65-30 25 0 46 8 59 25 17 17 21 39 21 68zM140 85c0-17-4-34-12-43-9-8-22-12-38-12-14 0-27 4-40 12-8 13-12 26-17 43z">
          <text:p/>
        </draw:path>
        <draw:path draw:style-name="gr3" draw:text-style-name="P3" draw:layer="layout" svg:width="0.161cm" svg:height="0.199cm" svg:x="18.81cm" svg:y="13.6cm" svg:viewBox="0 0 162 200" svg:d="M162 200h-30v-110c0-42-17-60-47-60-13 0-26 5-38 18-9 8-13 25-13 42v110h-34v-196h34v35c13-26 34-39 63-39 23 0 40 8 48 21 13 14 17 35 17 61z">
          <text:p/>
        </draw:path>
        <draw:path draw:style-name="gr3" draw:text-style-name="P3" draw:layer="layout" svg:width="0.145cm" svg:height="0.203cm" svg:x="19.017cm" svg:y="13.6cm" svg:viewBox="0 0 146 204" svg:d="M146 192c-13 8-30 12-51 12-30 0-52-8-69-25s-26-42-26-72c0-31 9-56 26-77 21-17 48-30 77-30 17 0 30 4 43 13v29c-13-8-30-12-43-12-21 0-38 4-52 21-12 13-17 30-17 56 0 21 5 38 17 51 14 17 27 21 48 21 17 0 34-4 47-17z">
          <text:p/>
        </draw:path>
        <draw:path draw:style-name="gr3" draw:text-style-name="P3" draw:layer="layout" svg:width="0.169cm" svg:height="0.204cm" svg:x="19.196cm" svg:y="13.6cm" svg:viewBox="0 0 170 205" svg:d="M170 111h-137c0 21 5 38 17 51 13 13 26 17 47 17s43-9 60-21v29c-17 13-39 18-69 18-25 0-46-9-63-26s-25-42-25-72c0-35 8-56 25-77 17-17 38-30 63-30 26 0 47 9 60 26 18 16 22 38 22 67zM140 85c0-17-5-34-13-43-9-8-22-12-39-12-12 0-25 4-38 12-8 13-12 26-17 43z">
          <text:p/>
        </draw:path>
        <draw:path draw:style-name="gr3" draw:text-style-name="P3" draw:layer="layout" svg:width="0.043cm" svg:height="0.284cm" svg:x="19.513cm" svg:y="13.515cm" svg:viewBox="0 0 44 285" svg:d="M21 43c-4 0-8-5-12-9-4 0-9-8-9-13 0-4 5-8 9-12 4-5 8-9 12-9 9 0 13 4 18 9 5 4 5 8 5 12 0 5 0 9-5 13s-9 9-18 9zM39 285h-34v-196h34z">
          <text:p/>
        </draw:path>
        <draw:path draw:style-name="gr3" draw:text-style-name="P3" draw:layer="layout" svg:width="0.161cm" svg:height="0.199cm" svg:x="19.615cm" svg:y="13.6cm" svg:viewBox="0 0 162 200" svg:d="M162 200h-34v-110c0-42-12-60-43-60-17 0-30 5-38 18-13 8-17 25-17 42v110h-30v-196h30v35c17-26 38-39 64-39 22 0 39 8 51 21 9 14 17 35 17 61z">
          <text:p/>
        </draw:path>
        <draw:path draw:style-name="gr3" draw:text-style-name="P3" draw:layer="layout" svg:width="0.178cm" svg:height="0.288cm" svg:x="19.941cm" svg:y="13.6cm" svg:viewBox="0 0 179 289" svg:d="M30 175v114h-30v-285h30v34c17-25 38-38 69-38 25 0 42 8 59 30 13 16 21 38 21 69 0 33-8 59-25 76-17 21-38 29-63 29-27 0-48-8-61-29zM30 94v30c0 13 4 30 17 38 9 13 21 17 39 17 17 0 34-9 43-21 12-13 17-34 17-59 0-23-5-40-13-53-13-12-25-16-42-16-18 0-35 4-44 16-13 13-17 30-17 48z">
          <text:p/>
        </draw:path>
        <draw:path draw:style-name="gr3" draw:text-style-name="P3" draw:layer="layout" svg:width="0.19cm" svg:height="0.203cm" svg:x="20.154cm" svg:y="13.6cm" svg:viewBox="0 0 191 204" svg:d="M98 204c-31 0-56-8-73-25s-25-42-25-72c0-35 8-60 29-77 17-17 43-30 73-30s51 8 68 30c17 17 21 42 21 72s-8 56-25 77c-17 17-38 25-68 25zM98 30c-22 0-35 4-48 17-12 17-17 34-17 60 0 21 5 38 17 51 13 17 30 21 48 21 21 0 38-4 47-17 12-17 16-34 16-60 0-21-4-43-16-55-9-13-26-17-47-17z">
          <text:p/>
        </draw:path>
        <draw:path draw:style-name="gr3" draw:text-style-name="P3" draw:layer="layout" svg:width="0.132cm" svg:height="0.203cm" svg:x="20.382cm" svg:y="13.6cm" svg:viewBox="0 0 133 204" svg:d="M0 196v-34c17 13 39 17 60 17 25 0 38-9 38-25 0-9 0-13-4-13 0-4-5-9-9-13-4 0-8-4-13-4-4-4-12-4-16-9-9-4-17-8-26-8-4-5-8-9-13-14-8-4-8-8-13-17 0-4-4-12-4-17 0-13 4-17 9-25 4-9 8-13 17-17 4-4 13-9 21-13 13 0 21-4 30-4 17 0 29 4 47 8v34c-18-8-35-12-52-12-4 0-12 0-16 0-5 0-9 4-13 4 0 4-4 8-4 8-5 4-5 9-5 13s0 9 5 13c0 4 4 4 4 8 4 5 8 5 17 9 4 0 8 4 17 4 8 4 12 9 21 13 8 5 13 9 17 13 4 5 9 9 13 13 0 9 5 13 5 21 0 9-5 17-9 26-5 8-9 12-18 17-4 4-12 8-25 12-9 0-17 0-25 0-22 0-39-4-56-8z">
          <text:p/>
        </draw:path>
        <draw:path draw:style-name="gr3" draw:text-style-name="P3" draw:layer="layout" svg:width="0.11cm" svg:height="0.254cm" svg:x="20.539cm" svg:y="13.549cm" svg:viewBox="0 0 111 255" svg:d="M111 251c-4 4-16 4-30 4-34 0-51-17-51-55v-114h-30v-30h30v-47l34-9v56h47v30h-47v110c0 13 0 21 4 25 4 5 13 9 27 9 4 0 12 0 16-4z">
          <text:p/>
        </draw:path>
        <draw:path draw:style-name="gr3" draw:text-style-name="P3" draw:layer="layout" svg:width="0.161cm" svg:height="0.199cm" svg:x="20.688cm" svg:y="13.604cm" svg:viewBox="0 0 162 200" svg:d="M162 196h-30v-30c-13 26-34 34-64 34-42 0-68-25-68-80v-120h30v116c0 38 17 59 47 59 17 0 29-4 38-17 13-8 17-25 17-42v-116h30z">
          <text:p/>
        </draw:path>
        <draw:path draw:style-name="gr3" draw:text-style-name="P3" draw:layer="layout" svg:width="0.102cm" svg:height="0.195cm" svg:x="20.912cm" svg:y="13.604cm" svg:viewBox="0 0 103 196" svg:d="M103 34c-4-4-13-8-26-8s-21 8-35 21c-8 12-12 30-12 51v98h-30v-196h30v42c4-12 12-25 22-34 8-4 21-8 29-8 9 0 18 0 22 0z">
          <text:p/>
        </draw:path>
        <draw:path draw:style-name="gr3" draw:text-style-name="P3" draw:layer="layout" svg:width="0.157cm" svg:height="0.203cm" svg:x="21.031cm" svg:y="13.6cm" svg:viewBox="0 0 158 204" svg:d="M158 200h-34v-30c-13 26-35 34-61 34-21 0-33-4-46-12-9-13-17-26-17-43 0-34 21-56 68-64l56-9c0-34-13-46-39-46s-47 4-64 21v-30c17-13 42-21 64-21 47 0 73 25 73 72zM124 102l-48 9c-13 0-25 4-29 9-9 4-13 12-13 29 0 9 4 17 8 21 9 5 17 9 30 9s25-4 39-17c8-8 13-21 13-38z">
          <text:p/>
        </draw:path>
        <draw:polygon draw:style-name="gr3" draw:text-style-name="P3" draw:layer="layout" svg:width="0.034cm" svg:height="0.288cm" svg:x="21.242cm" svg:y="13.512cm" svg:viewBox="0 0 35 289" draw:points="0,0 35,0 35,289 0,289">
          <text:p/>
        </draw:polygon>
        <draw:path draw:style-name="gr3" draw:text-style-name="P3" draw:layer="layout" svg:width="0.128cm" svg:height="0.203cm" svg:x="21.433cm" svg:y="13.6cm" svg:viewBox="0 0 129 204" svg:d="M0 196v-34c17 13 34 17 55 17 30 0 44-9 44-25 0-9 0-13-4-13-6-4-6-9-10-13-4 0-8-4-17-4-4-4-8-4-17-9-8-4-13-8-21-8-8-5-13-9-17-14-4-4-8-8-8-17-5-4-5-12-5-17 0-12 5-17 5-25 4-8 12-13 17-17 8-4 16-9 25-13 8 0 17-4 30-4 18 0 30 4 43 8v34c-13-8-31-12-48-12-8 0-12 0-17 0-4 0-8 4-12 4-5 4-5 8-9 8 0 5 0 9 0 13s0 9 0 13c4 4 4 4 9 8 4 5 8 5 12 9 5 0 13 4 17 4 9 4 17 9 27 13 4 5 13 9 17 13 4 5 8 9 8 13 5 9 5 13 5 21 0 9 0 17-5 26-4 8-12 12-17 17-8 4-18 8-26 12-9 0-17 0-30 0-21 0-38-4-51-8z">
          <text:p/>
        </draw:path>
        <draw:path draw:style-name="gr3" draw:text-style-name="P3" draw:layer="layout" svg:width="0.271cm" svg:height="0.195cm" svg:x="21.582cm" svg:y="13.604cm" svg:viewBox="0 0 272 196" svg:d="M272 0l-56 196h-34l-38-141c-4-4-4-8-4-17 0 4-5 13-5 17l-42 141h-34l-59-196h34l42 150c0 4 0 8 0 16h4c0-4 0-12 0-16l47-150h29l39 150c0 4 4 8 4 16 0-4 0-8 4-16l39-150z">
          <text:p/>
        </draw:path>
        <draw:path draw:style-name="gr3" draw:text-style-name="P3" draw:layer="layout" svg:width="0.157cm" svg:height="0.203cm" svg:x="21.874cm" svg:y="13.6cm" svg:viewBox="0 0 158 204" svg:d="M158 200h-34v-30c-12 26-34 34-59 34-22 0-35-4-48-12-8-13-17-26-17-43 0-34 22-56 69-64l55-9c0-34-12-46-38-46-25 0-47 4-64 21v-30c17-13 43-21 64-21 47 0 72 25 72 72zM124 102l-46 9c-13 0-26 4-30 9-9 4-14 12-14 29 0 9 5 17 9 21 9 5 18 9 30 9 13 0 26-4 39-17 8-8 12-21 12-38z">
          <text:p/>
        </draw:path>
        <draw:path draw:style-name="gr3" draw:text-style-name="P3" draw:layer="layout" svg:width="0.182cm" svg:height="0.289cm" svg:x="22.061cm" svg:y="13.604cm" svg:viewBox="0 0 183 290" svg:d="M183 0l-89 230c-17 38-38 60-69 60-8 0-17 0-21-5v-25c9 0 13 0 21 0 13 0 26-9 35-26l17-38-77-196h34l52 154c0 0 4 4 4 12 0-4 4-8 4-12l55-154z">
          <text:p/>
        </draw:path>
        <draw:path draw:style-name="gr3" draw:text-style-name="P3" draw:layer="layout" svg:width="0.276cm" svg:height="0.195cm" svg:x="22.353cm" svg:y="13.604cm" svg:viewBox="0 0 277 196" svg:d="M277 0l-59 196h-34l-38-141c-5-4-5-8-5-17 0 4-4 13-4 17l-43 141h-33l-61-196h34l44 150c0 4 0 8 0 16h4c0-4 0-12 0-16l46-150h30l38 150c5 4 5 8 5 16 0-4 4-8 4-16l38-150z">
          <text:p/>
        </draw:path>
        <draw:path draw:style-name="gr3" draw:text-style-name="P3" draw:layer="layout" svg:width="0.043cm" svg:height="0.284cm" svg:x="22.658cm" svg:y="13.515cm" svg:viewBox="0 0 44 285" svg:d="M23 43c-5 0-13-5-17-9 0 0-6-8-6-13 0-4 6-8 6-12 4-5 8-9 17-9 4 0 8 4 12 9 5 4 9 8 9 12 0 5-4 9-9 13-4 4-8 9-12 9zM35 285h-29v-196h29z">
          <text:p/>
        </draw:path>
        <draw:path draw:style-name="gr3" draw:text-style-name="P3" draw:layer="layout" svg:width="0.114cm" svg:height="0.254cm" svg:x="22.735cm" svg:y="13.549cm" svg:viewBox="0 0 115 255" svg:d="M115 251c-8 4-17 4-30 4-34 0-51-17-51-55v-114h-34v-30h34v-47l30-9v56h51v30h-51v110c0 13 4 21 9 25 4 5 8 9 21 9 8 0 13 0 21-4z">
          <text:p/>
        </draw:path>
        <draw:path draw:style-name="gr3" draw:text-style-name="P3" draw:layer="layout" svg:width="0.161cm" svg:height="0.288cm" svg:x="22.887cm" svg:y="13.511cm" svg:viewBox="0 0 162 289" svg:d="M162 289h-29v-110c0-44-17-60-47-60-12 0-25 4-39 16-8 9-13 26-13 44v110h-34v-289h34v127c13-25 35-38 65-38 42 0 63 30 63 82z">
          <text:p/>
        </draw:path>
        <draw:path draw:style-name="gr3" draw:text-style-name="P3" draw:layer="layout" svg:width="0.153cm" svg:height="0.203cm" svg:x="23.201cm" svg:y="13.6cm" svg:viewBox="0 0 154 204" svg:d="M154 200h-31v-30c-17 26-34 34-63 34-17 0-35-4-43-12-13-13-17-26-17-43 0-34 21-56 64-64l59-9c0-34-13-46-42-46-21 0-43 4-64 21v-30c21-13 43-21 68-21 48 0 69 25 69 72zM123 102l-46 9c-17 0-26 4-34 9-9 4-13 12-13 29 0 9 4 17 13 21 4 5 12 9 25 9 17 0 30-4 38-17 13-8 17-21 17-38z">
          <text:p/>
        </draw:path>
        <draw:path draw:style-name="gr3" draw:text-style-name="P3" draw:layer="layout" svg:width="0.131cm" svg:height="0.203cm" svg:x="4cm" svg:y="14.185cm" svg:viewBox="0 0 132 204" svg:d="M0 192v-34c17 12 38 21 55 21 30 0 42-9 42-30 0-4 0-8-4-12 0-5-4-5-8-9-5-5-9-5-13-10-5 0-13-4-17-8-9 0-17-4-26-9-4-4-8-8-17-12-4-4-4-9-8-13 0-8-4-13-4-21 0-9 4-17 8-25 4-5 9-13 17-17 4-5 13-9 21-9 9-4 21-4 30-4 17 0 30 4 47 8v30c-17-8-34-13-51-13-5 0-13 0-17 5-4 0-9 0-13 4 0 0-4 4-4 8-4 4-4 9-4 9 0 8 0 12 4 12 0 5 4 9 4 13 4 0 9 4 13 4 8 5 12 5 21 9s13 8 21 8c9 4 13 9 17 13 5 4 9 8 14 18 0 4 4 13 4 17 0 13-4 21-9 25-4 9-9 13-17 22-9 4-13 4-26 8-8 4-17 4-25 4-21 0-38-4-55-12z">
          <text:p/>
        </draw:path>
        <draw:path draw:style-name="gr3" draw:text-style-name="P3" draw:layer="layout" svg:width="0.115cm" svg:height="0.258cm" svg:x="4.152cm" svg:y="14.13cm" svg:viewBox="0 0 116 259" svg:d="M116 251c-9 4-17 8-30 8-34 0-51-21-51-59v-115h-35v-26h35v-46l34-13v59h47v26h-47v111c0 13 0 21 4 29 5 5 13 9 22 9 8 0 16-4 21-9z">
          <text:p/>
        </draw:path>
        <draw:path draw:style-name="gr3" draw:text-style-name="P3" draw:layer="layout" svg:width="0.152cm" svg:height="0.203cm" svg:x="4.297cm" svg:y="14.185cm" svg:viewBox="0 0 153 204" svg:d="M153 200h-34v-30c-13 22-34 34-59 34-17 0-35-4-48-17-8-8-12-21-12-38 0-39 21-60 64-64l55-9c0-34-13-51-38-51s-42 9-64 26v-34c22-13 43-17 68-17 43 0 68 25 68 72zM119 101l-46 5c-13 4-26 4-30 12-10 5-14 14-14 27 0 9 4 17 10 25 8 5 17 9 29 9 13 0 30-9 38-17 9-13 13-25 13-44z">
          <text:p/>
        </draw:path>
        <draw:path draw:style-name="gr3" draw:text-style-name="P3" draw:layer="layout" svg:width="0.161cm" svg:height="0.199cm" svg:x="4.508cm" svg:y="14.185cm" svg:viewBox="0 0 162 200" svg:d="M162 200h-33v-110c0-42-13-65-43-65-18 0-30 5-39 17-13 14-17 27-17 48v110h-30v-196h30v34c17-25 38-38 65-38 21 0 38 4 50 21 9 13 17 35 17 61z">
          <text:p/>
        </draw:path>
        <draw:path draw:style-name="gr3" draw:text-style-name="P3" draw:layer="layout" svg:width="0.182cm" svg:height="0.292cm" svg:x="4.712cm" svg:y="14.096cm" svg:viewBox="0 0 183 293" svg:d="M183 289h-34v-34c-13 26-39 38-69 38-21 0-42-8-59-25-13-17-21-42-21-72 0-34 8-60 25-76 17-22 38-30 64-30 31 0 47 8 60 30v-120h34zM149 200v-30c0-12-4-29-13-38-12-12-26-17-43-17s-34 9-42 21c-13 13-17 34-17 60 0 21 4 38 17 51 8 12 21 21 38 21 21 0 35-9 43-21 13-13 17-26 17-47z">
          <text:p/>
        </draw:path>
        <draw:path draw:style-name="gr3" draw:text-style-name="P3" draw:layer="layout" svg:width="0.152cm" svg:height="0.203cm" svg:x="4.941cm" svg:y="14.185cm" svg:viewBox="0 0 153 204" svg:d="M153 200h-30v-30c-13 22-35 34-60 34-21 0-34-4-46-17-13-8-17-21-17-38 0-39 21-60 63-64l60-9c0-34-13-51-39-51-25 0-46 9-63 26v-34c17-13 38-17 63-17 47 0 69 25 69 72zM123 101l-47 5c-13 4-26 4-34 12-4 5-9 14-9 27 0 8 0 17 9 25 8 4 17 9 25 9 17 0 30-9 39-17 12-13 17-26 17-44z">
          <text:p/>
        </draw:path>
        <draw:path draw:style-name="gr3" draw:text-style-name="P3" draw:layer="layout" svg:width="0.101cm" svg:height="0.199cm" svg:x="5.153cm" svg:y="14.185cm" svg:viewBox="0 0 102 200" svg:d="M102 34c-4-4-12-4-25-4s-21 4-31 17c-12 13-17 30-17 51v102h-29v-196h29v38h5c4-12 8-21 18-29 8-9 21-13 33-13 5 0 13 0 17 4z">
          <text:p/>
        </draw:path>
        <draw:path draw:style-name="gr3" draw:text-style-name="P3" draw:layer="layout" svg:width="0.178cm" svg:height="0.292cm" svg:x="5.276cm" svg:y="14.096cm" svg:viewBox="0 0 179 293" svg:d="M179 289h-31v-34h-4c-13 26-34 38-64 38-25 0-47-8-59-25-17-17-21-42-21-72 0-34 8-60 21-76 17-22 38-30 68-30 25 0 46 8 55 30h4v-120h31zM148 200v-30c0-12-8-29-17-38-8-12-25-17-38-17-21 0-34 9-47 21-8 13-17 34-17 60 0 21 4 38 17 51 9 12 26 21 43 21s29-9 42-21c9-13 17-26 17-47z">
          <text:p/>
        </draw:path>
        <draw:path draw:style-name="gr3" draw:text-style-name="P3" draw:layer="layout" svg:width="0.178cm" svg:height="0.292cm" svg:x="5.611cm" svg:y="14.096cm" svg:viewBox="0 0 179 293" svg:d="M179 289h-31v-34c-17 26-38 38-68 38-25 0-47-8-59-25-13-17-21-42-21-72 0-34 8-59 25-76 13-22 34-30 64-30 25 0 46 8 59 30v-120h31zM148 200v-29c0-13-9-30-17-39-8-12-25-17-38-17-21 0-34 9-47 22-8 12-17 34-17 59 0 21 9 38 17 51 9 12 26 21 43 21s29-9 42-21c8-13 17-26 17-47z">
          <text:p/>
        </draw:path>
        <draw:path draw:style-name="gr3" draw:text-style-name="P3" draw:layer="layout" svg:width="0.17cm" svg:height="0.203cm" svg:x="5.839cm" svg:y="14.185cm" svg:viewBox="0 0 171 204" svg:d="M171 110h-141c0 22 8 39 17 48 13 12 30 21 47 21 21 0 42-9 63-21v25c-17 13-42 21-68 21-29 0-51-8-67-25-13-21-22-42-22-78 0-29 9-55 26-71 17-22 38-30 63-30 26 0 43 8 60 25 14 17 22 38 22 68zM136 80c0-17-4-29-13-38-8-12-21-17-34-17-17 0-29 5-38 17-8 9-17 21-21 38z">
          <text:p/>
        </draw:path>
        <draw:path draw:style-name="gr3" draw:text-style-name="P3" draw:layer="layout" svg:width="0.182cm" svg:height="0.195cm" svg:x="6.026cm" svg:y="14.189cm" svg:viewBox="0 0 183 196" svg:d="M183 0l-76 196h-34l-73-196h34l52 141c4 13 4 21 4 30 4-13 4-21 8-30l51-141z">
          <text:p/>
        </draw:path>
        <draw:path draw:style-name="gr3" draw:text-style-name="P3" draw:layer="layout" svg:width="0.038cm" svg:height="0.284cm" svg:x="6.238cm" svg:y="14.1cm" svg:viewBox="0 0 39 285" svg:d="M18 38c-4 0-10 0-14-4s-4-8-4-13c0-8 0-12 4-17 4-4 10-4 14-4 8 0 12 0 17 4 4 5 4 9 4 17 0 5 0 9-4 13-5 4-9 4-17 4zM35 285h-31v-196h31z">
          <text:p/>
        </draw:path>
        <draw:path draw:style-name="gr3" draw:text-style-name="P3" draw:layer="layout" svg:width="0.157cm" svg:height="0.203cm" svg:x="6.318cm" svg:y="14.185cm" svg:viewBox="0 0 158 204" svg:d="M158 200h-35v-30c-12 22-34 34-59 34-21 0-34-4-47-17-8-8-17-21-17-38 0-39 26-60 68-64l55-9c0-34-12-51-38-51-25 0-47 9-64 26v-34c17-13 43-17 68-17 43 0 69 25 69 72zM123 101l-46 5c-13 4-26 4-30 12-9 5-13 14-13 27 0 9 4 17 9 25 8 5 17 9 30 9 12 0 25-9 38-17 8-13 12-25 12-44z">
          <text:p/>
        </draw:path>
        <draw:path draw:style-name="gr3" draw:text-style-name="P3" draw:layer="layout" svg:width="0.115cm" svg:height="0.258cm" svg:x="6.509cm" svg:y="14.13cm" svg:viewBox="0 0 116 259" svg:d="M116 251c-9 4-17 8-30 8-34 0-52-21-52-59v-115h-34v-26h34v-46l31-13v59h51v26h-51v111c0 13 4 21 8 29 5 5 13 9 21 9 9 0 13-4 22-9z">
          <text:p/>
        </draw:path>
        <draw:path draw:style-name="gr3" draw:text-style-name="P3" draw:layer="layout" svg:width="0.038cm" svg:height="0.284cm" svg:x="6.662cm" svg:y="14.1cm" svg:viewBox="0 0 39 285" svg:d="M18 38c-5 0-9 0-14-4-4-4-4-8-4-13 0-8 0-12 4-17 5-4 9-4 14-4 8 0 12 0 17 4 4 5 4 9 4 17 0 5 0 9-4 13-5 4-9 4-17 4zM35 285h-31v-196h31z">
          <text:p/>
        </draw:path>
        <draw:path draw:style-name="gr3" draw:text-style-name="P3" draw:layer="layout" svg:width="0.19cm" svg:height="0.203cm" svg:x="6.747cm" svg:y="14.185cm" svg:viewBox="0 0 191 204" svg:d="M93 204c-30 0-51-8-68-29-17-17-25-43-25-73s8-55 25-77c17-17 42-25 72-25s51 8 68 25 26 43 26 77c0 30-9 56-26 73-21 21-43 29-72 29zM93 25c-17 0-34 9-47 22-8 12-17 29-17 55s9 43 17 56c13 12 30 21 47 21 21 0 38-9 47-21 12-13 17-30 17-56s-5-43-17-55c-9-13-26-22-47-22z">
          <text:p/>
        </draw:path>
        <draw:path draw:style-name="gr3" draw:text-style-name="P3" draw:layer="layout" svg:width="0.161cm" svg:height="0.199cm" svg:x="6.984cm" svg:y="14.185cm" svg:viewBox="0 0 162 200" svg:d="M162 200h-30v-110c0-42-17-65-46-65-13 0-26 5-38 17-9 14-13 27-13 48v110h-35v-196h35v34c13-25 34-38 63-38 22 0 38 4 47 21 13 13 17 35 17 61z">
          <text:p/>
        </draw:path>
        <draw:path draw:style-name="gr3" draw:text-style-name="P3" draw:layer="layout" svg:width="0.19cm" svg:height="0.203cm" svg:x="7.298cm" svg:y="14.185cm" svg:viewBox="0 0 191 204" svg:d="M98 204c-30 0-55-8-72-29-18-17-26-43-26-74 0-29 8-55 30-76 17-17 38-25 72-25 26 0 51 8 68 25 13 17 21 43 21 76 0 31-8 57-25 74-17 21-43 29-68 29zM98 25c-21 0-34 9-47 21-12 13-17 30-17 55 0 27 5 44 17 57 13 12 26 21 47 21s34-9 47-21c12-13 17-30 17-57 0-25-5-42-17-55-13-12-26-21-47-21z">
          <text:p/>
        </draw:path>
        <draw:path draw:style-name="gr3" draw:text-style-name="P3" draw:layer="layout" svg:width="0.119cm" svg:height="0.292cm" svg:x="7.518cm" svg:y="14.092cm" svg:viewBox="0 0 120 293" svg:d="M120 29c-9 0-13-4-21-4-23 0-35 13-35 42v31h47v26h-47v169h-30v-169h-34v-26h34v-31c0-21 4-38 17-50 13-13 25-17 43-17 13 0 17 0 26 4z">
          <text:p/>
        </draw:path>
        <draw:path draw:style-name="gr3" draw:text-style-name="P3" draw:layer="layout" svg:width="0.17cm" svg:height="0.279cm" svg:x="7.755cm" svg:y="14.109cm" svg:viewBox="0 0 171 280" svg:d="M171 122c0 26 0 47-4 68-9 17-13 34-26 47-8 13-17 26-34 31-13 8-31 12-48 12-16 0-33-4-46-8v-31c17 9 30 13 46 13 13 0 26-4 35-9 13-4 18-12 26-21 8-12 13-21 17-38 0-13 4-30 4-47-13 22-34 34-65 34-8 0-21-4-29-8-9 0-17-9-26-17-8-4-12-13-17-26-4-8-4-21-4-33 0-13 0-26 4-39 5-8 13-21 17-29 9-4 17-13 30-17 8-4 21-4 34-4s27 0 39 4c9 8 17 17 26 25 8 13 12 26 17 38 4 17 4 34 4 55zM137 93c0-9 0-17-4-30 0-8-5-13-9-21-4-4-12-8-17-13-9-4-18-4-22-4-9 0-17 0-21 4-9 0-13 5-17 13-4 4-9 13-13 17-4 8-4 17-4 25 0 9 0 17 4 26 4 8 9 12 13 21 4 4 8 8 17 8 4 5 12 5 21 5s13 0 22-5c5 0 13-4 17-8s9-13 9-17c4-4 4-13 4-21z">
          <text:p/>
        </draw:path>
        <draw:path draw:style-name="gr3" draw:text-style-name="P3" draw:layer="layout" svg:width="0.043cm" svg:height="0.042cm" svg:x="7.967cm" svg:y="14.346cm" svg:viewBox="0 0 44 43" svg:d="M21 43c-8 0-12-5-17-9-4-4-4-9-4-13 0-8 0-13 4-17 5-4 9-4 17-4 5 0 9 0 13 4 6 4 10 9 10 17 0 4-4 9-10 13-4 4-8 9-13 9z">
          <text:p/>
        </draw:path>
        <draw:path draw:style-name="gr3" draw:text-style-name="P3" draw:layer="layout" svg:width="0.173cm" svg:height="0.279cm" svg:x="8.048cm" svg:y="14.109cm" svg:viewBox="0 0 174 280" svg:d="M0 199c0-9 0-17 0-22 4-8 8-16 13-21 4-8 8-12 16-17 5-4 13-8 22-12-13-9-22-17-30-26-8-8-13-21-13-34 0-8 5-21 9-29 4-9 8-13 17-21 4-5 12-9 21-13 13-4 21-4 30-4 12 0 21 0 33 4 9 4 17 8 22 13 8 8 12 12 16 21 5 8 9 21 9 29 0 13-4 26-13 34-8 9-17 17-25 26 4 4 13 8 17 12 8 5 12 9 17 17 4 5 8 13 8 21 5 5 5 13 5 22 0 13 0 21-5 34-4 8-13 17-17 25-8 5-21 10-29 14-13 4-22 8-38 8-13 0-22-4-34-8-9-4-22-9-26-14-8-8-17-17-21-25-4-13-4-21-4-34zM34 194c0 9 0 18 4 26 0 4 4 13 8 17 5 4 13 8 17 8 9 5 17 5 26 5 4 0 12 0 21-5 4 0 13-4 17-8s8-13 13-17c0-8 0-17 0-26 0-8 0-12 0-21-5-4-9-12-13-17-4-4-13-8-17-12-9 0-13-5-21-5-9 0-17 5-26 5-4 4-8 8-17 12-4 5-8 9-8 17-4 9-4 13-4 21zM42 67c0 9 0 13 4 22 0 4 5 8 9 12 4 5 8 9 13 9 8 4 12 4 21 4 4 0 8 0 17-4 4 0 8-4 12-9 5-4 9-8 9-12 4-9 4-13 4-22 0-4 0-8-4-17 0-4-4-8-9-12-4-4-8-9-12-9-9-4-13-4-17-4-9 0-13 0-21 4-5 0-9 5-13 9s-9 8-9 12c-4 9-4 13-4 17z">
          <text:p/>
        </draw:path>
        <draw:polygon draw:style-name="gr3" draw:text-style-name="P3" draw:layer="layout" svg:width="0.051cm" svg:height="0.093cm" svg:x="8.247cm" svg:y="14.342cm" svg:viewBox="0 0 52 94" draw:points="52,0 21,94 0,94 21,0">
          <text:p/>
        </draw:polygon>
        <draw:path draw:style-name="gr3" draw:text-style-name="P3" draw:layer="layout" svg:width="0.161cm" svg:height="0.199cm" svg:x="8.455cm" svg:y="14.189cm" svg:viewBox="0 0 162 200" svg:d="M162 196h-31v-30c-13 22-34 34-59 34-47 0-72-29-72-85v-115h34v111c0 43 12 64 46 64 13 0 26-9 38-17 9-13 13-25 13-47v-111h31z">
          <text:p/>
        </draw:path>
        <draw:path draw:style-name="gr3" draw:text-style-name="P3" draw:layer="layout" svg:width="0.127cm" svg:height="0.203cm" svg:x="8.671cm" svg:y="14.185cm" svg:viewBox="0 0 128 204" svg:d="M0 192v-34c17 12 35 21 56 21 25 0 38-9 38-30 0-4 0-8 0-12-4-5-9-5-13-9-4-5-8-5-13-9-4 0-12-5-17-9-8 0-16-4-21-8-9-4-13-9-18-13-4-4-8-8-12-13 0-8 0-12 0-21 0-8 0-17 4-25 4-4 8-13 17-17 9-5 18-9 26-9 9-4 17-4 26-4 17 0 34 4 46 8v30c-12-8-29-12-51-12-4 0-8 0-12 4-9 0-9 0-13 4-4 0-8 4-8 8-5 5-5 9-5 9 0 8 0 13 5 13 0 4 4 8 8 12 4 0 8 5 13 5 4 4 8 4 17 8 8 4 17 9 21 9 8 4 13 8 17 12 8 4 8 9 12 18 5 4 5 13 5 17 0 13-5 21-9 25 0 9-8 13-17 22-4 4-12 4-21 8-8 4-21 4-30 4-21 0-39-4-51-12z">
          <text:p/>
        </draw:path>
        <draw:path draw:style-name="gr3" draw:text-style-name="P3" draw:layer="layout" svg:width="0.044cm" svg:height="0.284cm" svg:x="8.84cm" svg:y="14.1cm" svg:viewBox="0 0 45 285" svg:d="M22 38c-4 0-8 0-12-4s-10-8-10-13c0-8 6-12 10-17 0-4 8-4 12-4 5 0 9 0 13 4 4 5 10 9 10 17 0 5-6 9-10 13s-8 4-13 4zM39 285h-33v-196h33z">
          <text:p/>
        </draw:path>
        <draw:path draw:style-name="gr3" draw:text-style-name="P3" draw:layer="layout" svg:width="0.161cm" svg:height="0.199cm" svg:x="8.938cm" svg:y="14.185cm" svg:viewBox="0 0 162 200" svg:d="M162 200h-31v-110c0-42-17-65-46-65-13 0-26 5-38 17-9 14-13 27-13 48v110h-34v-196h34v34c13-25 34-38 64-38 21 0 38 4 46 21 13 13 18 35 18 61z">
          <text:p/>
        </draw:path>
        <draw:path draw:style-name="gr3" draw:text-style-name="P3" draw:layer="layout" svg:width="0.178cm" svg:height="0.288cm" svg:x="9.146cm" svg:y="14.185cm" svg:viewBox="0 0 179 289" svg:d="M179 183c0 72-34 106-102 106-26 0-43-4-65-13v-29c22 12 44 17 65 17 46 0 72-26 72-77v-21c-17 26-38 38-68 38-25 0-42-8-59-25-14-17-22-42-22-72s8-61 26-77c13-22 38-30 64-30 25 0 46 8 59 30v-26h30zM149 111v-30c0-13-4-26-17-39-9-12-21-17-38-17s-34 9-47 21c-8 13-13 35-13 61 0 21 5 38 13 51 13 12 26 21 43 21 16 0 33-9 42-21 13-13 17-26 17-47z">
          <text:p/>
        </draw:path>
        <draw:path draw:style-name="gr3" draw:text-style-name="P3" draw:layer="layout" svg:width="0.153cm" svg:height="0.203cm" svg:x="9.48cm" svg:y="14.185cm" svg:viewBox="0 0 154 204" svg:d="M154 200h-30v-30c-17 22-34 34-63 34-17 0-34-4-44-17-12-8-17-21-17-38 0-39 22-60 65-64l59-9c0-34-12-51-42-51-21 0-43 9-65 26v-34c22-13 44-17 69-17 47 0 68 25 68 72zM124 102l-46 4c-17 4-26 4-34 13-9 4-13 13-13 26 0 9 4 17 13 25 4 5 12 9 25 9 17 0 30-9 38-17 13-13 17-25 17-43z">
          <text:p/>
        </draw:path>
        <draw:path draw:style-name="gr3" draw:text-style-name="P3" draw:layer="layout" svg:width="0.114cm" svg:height="0.258cm" svg:x="9.773cm" svg:y="14.13cm" svg:viewBox="0 0 115 259" svg:d="M115 251c-4 4-17 8-31 8-34 0-50-21-50-59v-115h-34v-26h34v-47l33-12v59h48v26h-48v111c0 12 0 21 5 29 4 4 12 9 22 9 9 0 17-5 21-9z">
          <text:p/>
        </draw:path>
        <draw:path draw:style-name="gr3" draw:text-style-name="P3" draw:layer="layout" svg:width="0.272cm" svg:height="0.195cm" svg:x="9.904cm" svg:y="14.189cm" svg:viewBox="0 0 273 196" svg:d="M273 0l-61 196h-34l-38-141c0-4-4-13-4-17 0 4 0 9-4 17l-43 141h-29l-60-196h30l42 145c0 5 0 13 0 21h5c0-8 0-12 4-21l42-145h30l38 145c4 9 4 13 4 21 0-8 4-12 4-21l39-145z">
          <text:p/>
        </draw:path>
        <draw:path draw:style-name="gr3" draw:text-style-name="P3" draw:layer="layout" svg:width="0.191cm" svg:height="0.203cm" svg:x="10.197cm" svg:y="14.185cm" svg:viewBox="0 0 192 204" svg:d="M93 204c-25 0-51-8-68-29-17-17-25-43-25-73s8-55 25-77c21-17 43-25 72-25 30 0 55 8 69 25 17 17 26 43 26 77 0 30-9 56-26 73-18 21-43 29-73 29zM97 25c-21 0-38 9-46 22-13 12-17 29-17 55s4 43 17 56c12 12 25 21 46 21s34-9 47-21c8-13 18-30 18-56s-10-43-18-55c-13-13-26-22-47-22z">
          <text:p/>
        </draw:path>
        <draw:polygon draw:style-name="gr3" draw:text-style-name="P3" draw:layer="layout" svg:width="0.105cm" svg:height="0.025cm" svg:x="10.435cm" svg:y="14.262cm" svg:viewBox="0 0 106 26" draw:points="0,0 106,0 106,26 0,26">
          <text:p/>
        </draw:polygon>
        <draw:path draw:style-name="gr3" draw:text-style-name="P3" draw:layer="layout" svg:width="0.128cm" svg:height="0.203cm" svg:x="10.583cm" svg:y="14.185cm" svg:viewBox="0 0 129 204" svg:d="M0 192v-34c17 12 34 21 56 21 25 0 43-9 43-30 0-4-5-8-5-12-5-5-5-5-9-9-4-5-8-5-17-10-4 0-8-4-17-8-8 0-17-4-22-9-8-4-12-8-17-12-4-4-8-9-8-13-4-8-4-13-4-21 0-9 0-17 4-25 4-5 13-13 17-17 8-5 18-9 26-9 9-4 17-4 26-4 16 0 34 4 47 8v30c-13-8-31-13-52-13-4 0-8 0-12 5-5 0-9 0-13 4-4 0-4 4-9 8 0 4-5 9-5 9 0 8 5 12 5 12 0 5 5 9 9 13 4 0 8 4 13 4 4 5 12 5 17 9 8 4 16 8 26 8 4 4 13 9 17 13s8 8 8 18c5 4 5 13 5 17 0 13 0 21-5 25-4 9-12 13-17 22-8 4-18 4-26 8s-21 4-30 4c-22 0-39-4-51-12z">
          <text:p/>
        </draw:path>
        <draw:path draw:style-name="gr3" draw:text-style-name="P3" draw:layer="layout" svg:width="0.043cm" svg:height="0.284cm" svg:x="10.752cm" svg:y="14.1cm" svg:viewBox="0 0 44 285" svg:d="M21 38c-4 0-8 0-12-4-5-4-9-8-9-13 0-8 4-12 9-17 4-4 8-4 12-4 10 0 14 0 18 4 5 5 5 9 5 17 0 5 0 9-5 13-4 4-8 4-18 4zM39 285h-35v-196h35z">
          <text:p/>
        </draw:path>
        <draw:path draw:style-name="gr3" draw:text-style-name="P3" draw:layer="layout" svg:width="0.178cm" svg:height="0.292cm" svg:x="10.841cm" svg:y="14.096cm" svg:viewBox="0 0 179 293" svg:d="M179 289h-34v-34c-13 26-34 38-69 38-21 0-42-8-55-25-17-17-21-42-21-72 0-34 4-60 21-76 17-22 38-30 64-30 30 0 47 8 60 30v-120h34zM145 200v-30c0-12-4-29-13-38-12-12-26-17-43-17s-34 9-42 21c-13 13-17 34-17 60 0 21 4 38 17 51 8 12 21 21 42 21 17 0 31-9 43-21 9-13 13-26 13-47z">
          <text:p/>
        </draw:path>
        <draw:path draw:style-name="gr3" draw:text-style-name="P3" draw:layer="layout" svg:width="0.169cm" svg:height="0.203cm" svg:x="11.066cm" svg:y="14.185cm" svg:viewBox="0 0 170 204" svg:d="M170 110h-135c0 22 8 39 16 48 13 12 26 21 47 21s43-9 60-21v25c-17 13-39 21-68 21-26 0-47-8-64-25-17-21-26-42-26-78 0-29 9-55 30-71 17-22 38-30 64-30 25 0 42 8 55 25 17 17 21 38 21 68zM141 80c0-17-5-29-13-38-9-12-21-17-38-17-13 0-26 5-34 17-13 9-17 21-21 38z">
          <text:p/>
        </draw:path>
        <draw:path draw:style-name="gr3" draw:text-style-name="P3" draw:layer="layout" svg:width="0.182cm" svg:height="0.292cm" svg:x="11.269cm" svg:y="14.096cm" svg:viewBox="0 0 183 293" svg:d="M183 289h-33v-34c-13 26-39 38-69 38-22 0-43-8-55-25-17-17-26-42-26-72 0-34 9-60 26-76 16-22 38-30 63-30 31 0 48 8 61 30v-120h33zM150 200v-30c0-12-5-29-13-38-13-12-26-17-44-17-17 0-34 9-42 21-13 13-17 34-17 60 0 21 4 38 17 51 8 12 21 21 38 21 22 0 35-9 44-21 12-13 17-26 17-47z">
          <text:p/>
        </draw:path>
        <draw:path draw:style-name="gr3" draw:text-style-name="P3" draw:layer="layout" svg:width="0.114cm" svg:height="0.258cm" svg:x="11.596cm" svg:y="14.13cm" svg:viewBox="0 0 115 259" svg:d="M115 251c-9 4-17 8-31 8-34 0-50-21-50-59v-115h-34v-26h34v-46l29-13v59h52v26h-52v111c0 13 4 21 9 29 4 5 12 9 22 9 8 0 12-4 21-9z">
          <text:p/>
        </draw:path>
        <draw:path draw:style-name="gr3" draw:text-style-name="P3" draw:layer="layout" svg:width="0.17cm" svg:height="0.203cm" svg:x="11.735cm" svg:y="14.185cm" svg:viewBox="0 0 171 204" svg:d="M171 110h-136c0 22 9 39 17 48 13 12 26 21 47 21s42-9 59-21v25c-17 13-38 21-67 21-26 0-47-8-64-25-18-21-27-42-27-78 0-29 9-55 31-71 17-22 38-30 64-30 25 0 42 8 59 25 13 17 17 38 17 68zM141 80c0-17-4-29-12-38-9-12-22-17-38-17-13 0-26 5-35 17-12 9-17 21-21 38z">
          <text:p/>
        </draw:path>
        <draw:path draw:style-name="gr3" draw:text-style-name="P3" draw:layer="layout" svg:width="0.128cm" svg:height="0.203cm" svg:x="11.943cm" svg:y="14.185cm" svg:viewBox="0 0 129 204" svg:d="M0 192v-34c17 12 34 21 55 21 26 0 43-9 43-30 0-4-4-8-4-12-4-5-4-5-8-9-5-5-9-5-17-9-4 0-9-5-18-9-9 0-17-4-21-8-9-4-13-9-17-13s-9-8-9-13c-4-8-4-12-4-21 0-8 0-17 4-25 5-4 13-13 17-17 9-5 17-9 26-9 8-4 18-4 26-4 17 0 34 4 47 8v30c-13-8-30-12-51-12-4 0-9 0-14 4-4 0-8 0-13 4-4 0-8 4-8 8 0 5-4 9-4 9 0 8 4 13 4 13 0 4 4 8 8 12 5 0 9 5 13 5 5 4 14 4 18 8 8 4 17 9 25 9 5 4 9 8 17 12 5 4 10 9 10 18 4 4 4 13 4 17 0 13 0 21-4 25-5 9-14 13-18 22-9 4-17 4-26 8-8 4-21 4-30 4-21 0-38-4-51-12z">
          <text:p/>
        </draw:path>
        <draw:path draw:style-name="gr3" draw:text-style-name="P3" draw:layer="layout" svg:width="0.115cm" svg:height="0.258cm" svg:x="12.095cm" svg:y="14.13cm" svg:viewBox="0 0 116 259" svg:d="M116 251c-8 4-17 8-30 8-33 0-52-21-52-59v-115h-34v-26h34v-46l31-13v59h51v26h-51v111c0 13 4 21 9 29 4 5 8 9 21 9 8 0 13-4 21-9z">
          <text:p/>
        </draw:path>
        <draw:path draw:style-name="gr3" draw:text-style-name="P3" draw:layer="layout" svg:width="0.152cm" svg:height="0.203cm" svg:x="12.342cm" svg:y="14.185cm" svg:viewBox="0 0 153 204" svg:d="M153 200h-29v-30c-13 22-35 34-60 34-22 0-35-4-48-17-12-8-16-21-16-38 0-39 21-60 64-64l60-9c0-34-13-51-39-51-25 0-47 9-64 26v-34c17-13 39-17 64-17 47 0 68 25 68 72zM124 101l-47 5c-13 4-26 4-35 12-4 5-9 14-9 27 0 8 0 17 9 25 9 4 18 9 26 9 17 0 30-9 39-17 12-13 17-26 17-44z">
          <text:p/>
        </draw:path>
        <draw:path draw:style-name="gr3" draw:text-style-name="P3" draw:layer="layout" svg:width="0.11cm" svg:height="0.258cm" svg:x="12.532cm" svg:y="14.13cm" svg:viewBox="0 0 111 259" svg:d="M111 251c-4 4-17 8-25 8-35 0-52-21-52-59v-115h-34v-26h34v-46l31-13v59h46v26h-46v111c0 13 0 21 4 29 4 5 13 9 25 9 5 0 13-4 17-9z">
          <text:p/>
        </draw:path>
        <draw:path draw:style-name="gr3" draw:text-style-name="P3" draw:layer="layout" svg:width="0.153cm" svg:height="0.203cm" svg:x="12.778cm" svg:y="14.185cm" svg:viewBox="0 0 154 204" svg:d="M154 200h-30v-30c-17 22-34 34-60 34-22 0-39-4-47-17-13-8-17-21-17-38 0-39 21-60 64-64l60-9c0-34-13-51-42-51-23 0-44 9-65 26v-34c21-13 42-17 69-17 47 0 68 25 68 72zM124 101l-47 5c-18 4-26 4-35 12-8 5-12 14-12 27 0 9 4 17 12 25 5 5 17 9 27 9 17 0 30-9 38-17 13-13 17-25 17-44z">
          <text:p/>
        </draw:path>
        <draw:path draw:style-name="gr3" draw:text-style-name="P3" draw:layer="layout" svg:width="0.161cm" svg:height="0.199cm" svg:x="12.99cm" svg:y="14.185cm" svg:viewBox="0 0 162 200" svg:d="M162 200h-29v-110c0-42-18-65-48-65-17 0-30 5-38 17-13 14-17 27-17 48v110h-30v-196h30v34c17-25 38-38 63-38 22 0 40 4 52 21 13 13 17 35 17 61z">
          <text:p/>
        </draw:path>
        <draw:path draw:style-name="gr3" draw:text-style-name="P3" draw:layer="layout" svg:width="0.156cm" svg:height="0.203cm" svg:x="13.3cm" svg:y="14.185cm" svg:viewBox="0 0 157 204" svg:d="M157 200h-34v-30c-12 22-34 34-59 34-17 0-35-4-47-17-9-8-17-21-17-38 0-39 25-60 68-64l55-9c0-34-12-51-38-51-25 0-46 9-64 26v-34c18-13 43-17 68-17 43 0 68 25 68 72zM123 101l-46 5c-13 4-26 4-30 12-8 5-14 14-14 27 0 9 6 17 10 25 8 5 17 9 30 9 12 0 25-9 38-17 8-13 12-25 12-44z">
          <text:p/>
        </draw:path>
        <draw:polygon draw:style-name="gr3" draw:text-style-name="P3" draw:layer="layout" svg:width="0.034cm" svg:height="0.288cm" svg:x="13.512cm" svg:y="14.096cm" svg:viewBox="0 0 35 289" draw:points="0,0 35,0 35,289 0,289">
          <text:p/>
        </draw:polygon>
        <draw:path draw:style-name="gr3" draw:text-style-name="P3" draw:layer="layout" svg:width="0.178cm" svg:height="0.288cm" svg:x="13.609cm" svg:y="14.185cm" svg:viewBox="0 0 179 289" svg:d="M31 170v119h-31v-285h31v34c16-25 38-38 67-38 26 0 47 8 60 25 12 17 21 43 21 74 0 29-9 55-25 76-13 21-39 29-64 29-26 0-47-12-59-34zM31 94v26c0 17 4 29 16 42 9 8 22 17 39 17 21 0 33-9 46-21 9-17 13-38 13-64 0-21-4-39-13-52-13-12-25-17-42-17s-30 9-43 17c-12 13-16 31-16 52z">
          <text:p/>
        </draw:path>
        <draw:path draw:style-name="gr3" draw:text-style-name="P3" draw:layer="layout" svg:width="0.161cm" svg:height="0.288cm" svg:x="13.838cm" svg:y="14.096cm" svg:viewBox="0 0 162 289" svg:d="M162 289h-34v-114c0-40-13-61-42-61-17 0-30 5-38 17-13 13-17 26-17 48v110h-31v-289h31v127c17-25 38-38 63-38 42 0 68 25 68 81z">
          <text:p/>
        </draw:path>
        <draw:path draw:style-name="gr3" draw:text-style-name="P3" draw:layer="layout" svg:width="0.153cm" svg:height="0.203cm" svg:x="14.041cm" svg:y="14.185cm" svg:viewBox="0 0 154 204" svg:d="M154 200h-30v-30c-12 22-34 34-59 34-21 0-38-4-48-17-13-8-17-21-17-38 0-39 22-60 65-64l59-9c0-34-12-51-42-51-22 0-43 9-65 26v-34c22-13 43-17 69-17 47 0 68 25 68 72zM124 101l-47 5c-17 4-25 4-33 12-9 5-9 14-9 27 0 9 0 17 9 25 8 5 16 9 25 9 17 0 30-9 38-17 13-13 17-25 17-44z">
          <text:p/>
        </draw:path>
        <draw:polygon draw:style-name="gr3" draw:text-style-name="P3" draw:layer="layout" svg:width="0.034cm" svg:height="0.288cm" svg:x="14.359cm" svg:y="14.096cm" svg:viewBox="0 0 35 289" draw:points="0,0 35,0 35,289 0,289">
          <text:p/>
        </draw:polygon>
        <draw:path draw:style-name="gr3" draw:text-style-name="P3" draw:layer="layout" svg:width="0.169cm" svg:height="0.203cm" svg:x="14.44cm" svg:y="14.185cm" svg:viewBox="0 0 170 204" svg:d="M170 110h-135c0 22 4 39 16 48 13 12 26 21 47 21s43-9 60-21v25c-17 13-39 21-68 21-26 0-51-8-64-25-18-21-26-42-26-78 0-29 8-55 26-71 17-22 38-30 64-30 25 0 46 8 59 25s21 38 21 68zM141 80c0-17-5-29-13-38-9-12-21-17-38-17-13 0-26 5-39 17-8 9-16 21-16 38z">
          <text:p/>
        </draw:path>
        <draw:path draw:style-name="gr3" draw:text-style-name="P3" draw:layer="layout" svg:width="0.182cm" svg:height="0.195cm" svg:x="14.626cm" svg:y="14.189cm" svg:viewBox="0 0 183 196" svg:d="M183 0l-76 196h-30l-77-196h35l51 141c4 13 8 21 8 30 0-13 5-21 5-30l55-141z">
          <text:p/>
        </draw:path>
        <draw:path draw:style-name="gr3" draw:text-style-name="P3" draw:layer="layout" svg:width="0.169cm" svg:height="0.203cm" svg:x="14.83cm" svg:y="14.185cm" svg:viewBox="0 0 170 204" svg:d="M170 110h-136c0 22 4 39 16 48 9 12 26 21 47 21s39-9 61-21v25c-17 13-44 21-69 21-30 0-51-8-64-25-17-21-25-42-25-78 0-29 8-55 25-71 17-22 38-30 64-30 25 0 47 8 60 25s21 38 21 68zM136 80c0-17-4-29-14-38-8-12-17-17-33-17-13 0-26 5-39 17-8 9-16 21-16 38z">
          <text:p/>
        </draw:path>
        <draw:polygon draw:style-name="gr3" draw:text-style-name="P3" draw:layer="layout" svg:width="0.034cm" svg:height="0.288cm" svg:x="15.045cm" svg:y="14.096cm" svg:viewBox="0 0 35 289" draw:points="0,0 35,0 35,289 0,289">
          <text:p/>
        </draw:polygon>
        <draw:path draw:style-name="gr3" draw:text-style-name="P3" draw:layer="layout" svg:width="0.191cm" svg:height="0.203cm" svg:x="15.232cm" svg:y="14.185cm" svg:viewBox="0 0 192 204" svg:d="M94 204c-25 0-51-8-68-29-17-17-26-43-26-73s9-55 30-77c17-17 39-25 73-25 26 0 51 8 68 25 13 17 21 43 21 77 0 30-8 56-25 73-17 21-43 29-73 29zM99 25c-21 0-34 9-48 22-13 12-17 29-17 55s4 43 17 56c14 12 27 21 48 21s34-9 47-21c12-13 16-30 16-56s-4-43-16-55c-13-13-26-22-47-22z">
          <text:p/>
        </draw:path>
        <draw:path draw:style-name="gr3" draw:text-style-name="P3" draw:layer="layout" svg:width="0.118cm" svg:height="0.293cm" svg:x="15.453cm" svg:y="14.091cm" svg:viewBox="0 0 119 294" svg:d="M119 30c-8 0-12-4-21-4-21 0-35 13-35 42v31h48v26h-48v169h-29v-169h-34v-26h34v-31c0-21 4-38 17-51 12-12 26-17 43-17 8 0 17 0 25 5z">
          <text:p/>
        </draw:path>
        <draw:path draw:style-name="gr3" draw:text-style-name="P3" draw:layer="layout" svg:width="0.178cm" svg:height="0.279cm" svg:x="15.686cm" svg:y="14.109cm" svg:viewBox="0 0 179 280" svg:d="M179 135c0 26 0 47-4 64-5 17-13 30-21 42-5 13-17 22-26 31-13 4-26 8-42 8-13 0-27-4-35-8-13-9-22-18-30-27-4-12-13-25-13-42-4-17-8-38-8-59 0-26 4-47 8-64 5-17 9-34 17-46 9-13 17-22 30-26 8-8 22-8 39-8 55 0 85 42 85 135zM145 139c0-76-17-114-55-114-39 0-56 38-56 119 0 72 17 110 56 110 38 0 55-38 55-115z">
          <text:p/>
        </draw:path>
        <draw:path draw:style-name="gr3" draw:text-style-name="P3" draw:layer="layout" svg:width="0.043cm" svg:height="0.042cm" svg:x="15.902cm" svg:y="14.346cm" svg:viewBox="0 0 44 43" svg:d="M21 43c-8 0-13-5-17-9s-4-9-4-13c0-8 0-13 4-17s9-4 17-4c4 0 9 0 13 4 5 4 10 9 10 17 0 4-5 9-10 13-4 4-9 9-13 9z">
          <text:p/>
        </draw:path>
        <draw:path draw:style-name="gr3" draw:text-style-name="P3" draw:layer="layout" svg:width="0.178cm" svg:height="0.28cm" svg:x="15.978cm" svg:y="14.108cm" svg:viewBox="0 0 179 281" svg:d="M179 136c0 26 0 47-4 64s-13 29-17 42c-8 13-17 22-31 31-12 4-25 8-38 8s-25-4-38-8c-8-9-17-18-25-27-9-12-13-25-17-42-5-17-9-38-9-59 0-26 4-47 9-64 4-17 8-34 17-47 8-12 17-21 29-25 9-9 26-9 38-9 61 0 86 43 86 136zM150 140c0-76-23-114-57-114-38 0-59 38-59 119 0 72 17 110 55 110s61-38 61-115z">
          <text:p/>
        </draw:path>
        <draw:path draw:style-name="gr3" draw:text-style-name="P3" draw:layer="layout" svg:width="0.093cm" svg:height="0.28cm" svg:x="16.216cm" svg:y="14.104cm" svg:viewBox="0 0 94 281" svg:d="M94 281h-30v-238c0 4-4 8-8 8-4 4-13 9-17 9-4 4-13 8-17 8-8 4-14 9-22 9v-34c8 0 18-4 22-4 8-5 17-9 25-13 5-4 13-9 22-13 4-4 8-8 16-13h9z">
          <text:p/>
        </draw:path>
        <draw:path draw:style-name="gr3" draw:text-style-name="P3" draw:layer="layout" svg:width="0.043cm" svg:height="0.042cm" svg:x="16.402cm" svg:y="14.346cm" svg:viewBox="0 0 44 43" svg:d="M22 43c-5 0-9-5-13-9-5-4-9-9-9-13 0-8 4-13 9-17 4-4 8-4 13-4 8 0 12 0 16 4 6 4 6 9 6 17 0 4 0 9-6 13-4 4-8 9-16 9z">
          <text:p/>
        </draw:path>
        <draw:path draw:style-name="gr3" draw:text-style-name="P3" draw:layer="layout" svg:width="0.28cm" svg:height="0.453cm" svg:x="4.017cm" svg:y="15.448cm" svg:viewBox="0 0 281 454" svg:d="M0 429v-76c4 8 12 12 21 17 9 4 22 8 30 12 13 5 22 5 35 9 8 0 17 4 25 4 34 0 55-8 68-17 17-8 25-25 25-47 0-8-4-16-8-25-5-8-13-13-21-21-9-4-22-13-30-17-13-9-26-13-42-17-13-8-26-17-39-25-13-9-25-17-34-26-13-12-18-22-26-35-4-13-4-30-4-46 0-22 4-39 12-51 9-17 23-30 35-38 17-13 34-17 56-22 16-8 38-8 59-8 42 0 76 4 97 17v72c-25-21-55-30-93-30-13 0-21 0-34 4-8 0-21 5-29 9-9 4-13 13-22 21-4 4-4 13-4 26 0 8 0 16 4 25 5 4 9 13 17 17 9 8 17 13 30 17 13 10 25 14 38 22 17 9 30 17 42 26 17 8 26 17 38 29 9 9 17 21 26 34 4 13 9 26 9 42 0 22-5 43-13 60-9 13-22 25-38 34-13 13-34 17-51 21-21 4-43 8-64 8-8 0-17 0-25-4-13 0-26 0-34-4-13 0-21-4-35-8-9 0-17-5-21-9z">
          <text:p/>
        </draw:path>
        <draw:path draw:style-name="gr3" draw:text-style-name="P3" draw:layer="layout" svg:width="0.246cm" svg:height="0.33cm" svg:x="4.347cm" svg:y="15.571cm" svg:viewBox="0 0 247 331" svg:d="M247 310c-25 13-55 21-90 21-47 0-85-16-114-46-26-26-43-64-43-110 0-51 17-95 47-124 30-34 72-51 123-51 31 0 56 8 77 17v68c-21-17-46-26-73-26-30 0-51 9-72 30-21 22-30 47-30 81 0 30 9 55 30 77 17 17 42 25 72 25 27 0 48-8 73-25z">
          <text:p/>
        </draw:path>
        <draw:path draw:style-name="gr3" draw:text-style-name="P3" draw:layer="layout" svg:width="0.284cm" svg:height="0.33cm" svg:x="4.644cm" svg:y="15.571cm" svg:viewBox="0 0 285 331" svg:d="M285 187h-216c4 26 13 51 30 64 17 17 38 25 67 25 34 0 64-8 93-29v55c-29 21-67 29-114 29-42 0-80-16-107-42-25-30-38-68-38-123 0-46 13-86 43-120 30-29 64-46 106-46 43 0 77 17 102 42 21 30 34 69 34 116zM217 136c0-25-8-47-21-60-8-17-25-21-47-21-21 0-38 9-50 21-17 17-26 35-30 60z">
          <text:p/>
        </draw:path>
        <draw:path draw:style-name="gr3" draw:text-style-name="P3" draw:layer="layout" svg:width="0.275cm" svg:height="0.322cm" svg:x="4.996cm" svg:y="15.571cm" svg:viewBox="0 0 276 323" svg:d="M276 323h-67v-178c0-55-22-85-64-85-21 0-38 9-56 21-13 17-17 39-17 64v178h-72v-315h72v52c22-39 56-60 103-60 34 0 59 12 76 34s25 56 25 98z">
          <text:p/>
        </draw:path>
        <draw:path draw:style-name="gr3" draw:text-style-name="P3" draw:layer="layout" svg:width="0.267cm" svg:height="0.33cm" svg:x="5.335cm" svg:y="15.571cm" svg:viewBox="0 0 268 331" svg:d="M268 323h-72v-51c-21 38-55 59-94 59-34 0-55-8-72-25-21-17-30-38-30-68 0-59 34-93 102-102l94-12c0-48-21-69-64-69-35 0-68 13-98 38v-64c30-17 68-29 115-29 77 0 119 42 119 120zM196 170l-64 9c-22 4-39 8-47 13-9 8-17 21-17 38 0 12 8 25 17 34 8 8 21 12 39 12 21 0 38-8 51-21 17-17 21-34 21-59z">
          <text:p/>
        </draw:path>
        <draw:path draw:style-name="gr3" draw:text-style-name="P3" draw:layer="layout" svg:width="0.182cm" svg:height="0.318cm" svg:x="5.687cm" svg:y="15.575cm" svg:viewBox="0 0 183 319" svg:d="M183 72c-8-4-21-8-38-8-21 0-38 8-55 25-13 21-21 47-21 82v148h-69v-315h69v64h4c4-21 17-38 30-51 17-13 29-17 50-17 13 0 22 0 30 4z">
          <text:p/>
        </draw:path>
        <draw:path draw:style-name="gr3" draw:text-style-name="P3" draw:layer="layout" svg:width="0.085cm" svg:height="0.458cm" svg:x="5.911cm" svg:y="15.435cm" svg:viewBox="0 0 86 459" svg:d="M44 81c-13 0-21-5-30-13s-14-17-14-30c0-8 5-21 14-29 9-4 17-9 30-9s21 5 30 9c8 8 12 21 12 29 0 13-4 22-12 30-9 8-17 13-30 13zM78 459h-69v-315h69z">
          <text:p/>
        </draw:path>
        <draw:path draw:style-name="gr3" draw:text-style-name="P3" draw:layer="layout" svg:width="0.322cm" svg:height="0.33cm" svg:x="6.06cm" svg:y="15.571cm" svg:viewBox="0 0 323 331" svg:d="M161 331c-51 0-89-16-115-46-29-26-46-68-46-115 0-50 17-94 46-124 30-29 73-46 123-46 47 0 86 17 116 46 25 26 38 69 38 120s-13 89-43 119c-29 30-68 46-119 46zM165 59c-29 0-51 9-68 30-17 18-25 43-25 81 0 30 8 55 25 77 17 17 39 25 68 25 26 0 47-8 65-25 12-17 21-47 21-81s-9-59-21-81c-18-17-39-26-65-26z">
          <text:p/>
        </draw:path>
        <draw:path draw:style-name="gr3" draw:text-style-name="P3" draw:layer="layout" svg:width="0.293cm" svg:height="0.437cm" svg:x="6.602cm" svg:y="15.456cm" svg:viewBox="0 0 294 438" svg:d="M294 35c-17 34-35 68-52 102-17 30-30 64-47 98-13 33-21 67-34 101-8 34-17 68-21 102h-76c8-30 13-63 21-93 9-34 21-64 34-94 13-33 25-63 42-97 13-30 30-59 47-93h-208v-61h294z">
          <text:p/>
        </draw:path>
        <draw:polygon draw:style-name="gr3" draw:text-style-name="P3" draw:layer="layout" svg:width="0.102cm" svg:height="0.152cm" svg:x="6.929cm" svg:y="15.821cm" svg:viewBox="0 0 103 153" draw:points="103,0 50,153 0,153 34,0">
          <text:p/>
        </draw:polygon>
        <draw:path draw:style-name="gr3" draw:text-style-name="P3" draw:layer="layout" svg:width="0.262cm" svg:height="0.33cm" svg:x="7.264cm" svg:y="15.571cm" svg:viewBox="0 0 263 331" svg:d="M263 323h-68v-51h-5c-21 38-51 59-93 59-30 0-55-8-72-25s-25-38-25-68c0-59 34-93 101-102l94-12c0-48-22-69-64-69-38 0-72 13-102 38v-63c34-18 72-30 115-30 81 0 119 42 119 120zM195 170l-68 9c-22 4-34 8-47 13-8 8-13 21-13 38 0 12 5 25 13 34 9 8 21 12 38 12 21 0 38-8 55-21 13-17 22-34 22-59z">
          <text:p/>
        </draw:path>
        <draw:polygon draw:style-name="gr3" draw:text-style-name="P3" draw:layer="layout" svg:width="0.072cm" svg:height="0.465cm" svg:x="7.611cm" svg:y="15.426cm" svg:viewBox="0 0 73 466" draw:points="0,0 73,0 73,466 0,466">
          <text:p/>
        </draw:polygon>
        <draw:path draw:style-name="gr3" draw:text-style-name="P3" draw:layer="layout" svg:width="0.306cm" svg:height="0.466cm" svg:x="7.776cm" svg:y="15.571cm" svg:viewBox="0 0 307 467" svg:d="M74 276v191h-74v-459h74v57c25-44 59-65 105-65 39 0 72 17 94 43 21 30 34 68 34 115 0 50-13 93-39 123-25 34-59 50-101 50-43 0-72-21-93-55zM69 153v39c0 25 9 42 26 59 12 17 29 21 55 21 25 0 46-8 59-30 17-21 25-46 25-84 0-30-8-55-21-72-17-17-34-26-59-26s-47 9-59 26c-17 17-26 42-26 67z">
          <text:p/>
        </draw:path>
        <draw:path draw:style-name="gr3" draw:text-style-name="P3" draw:layer="layout" svg:width="0.275cm" svg:height="0.462cm" svg:x="8.154cm" svg:y="15.431cm" svg:viewBox="0 0 276 463" svg:d="M276 463h-69v-170c0-63-21-93-63-93-21 0-38 9-51 26-17 17-21 42-21 67v170h-72v-463h72v200c21-38 55-59 102-59 68 0 102 42 102 131z">
          <text:p/>
        </draw:path>
        <draw:path draw:style-name="gr3" draw:text-style-name="P3" draw:layer="layout" svg:width="0.263cm" svg:height="0.33cm" svg:x="8.493cm" svg:y="15.571cm" svg:viewBox="0 0 264 331" svg:d="M264 323h-68v-51c-22 38-55 59-98 59-29 0-55-8-72-25-18-17-26-38-26-68 0-59 35-93 102-102l94-12c0-48-22-69-64-69-38 0-72 13-101 38v-63c33-18 71-30 114-30 81 0 119 42 119 120zM196 170l-64 9c-21 4-38 8-46 13-13 8-17 21-17 38 0 12 4 25 17 34 8 8 21 12 38 12 21 0 38-8 50-21 18-17 22-34 22-59z">
          <text:p/>
        </draw:path>
        <draw:path draw:style-name="gr3" draw:text-style-name="P3" draw:layer="layout" svg:width="0.288cm" svg:height="0.182cm" svg:x="8.87cm" svg:y="15.622cm" svg:viewBox="0 0 289 183" svg:d="M289 51h-289v-51h289zM289 183h-289v-51h289z">
          <text:p/>
        </draw:path>
        <draw:path draw:style-name="gr3" draw:text-style-name="P3" draw:layer="layout" svg:width="0.301cm" svg:height="0.453cm" svg:x="9.256cm" svg:y="15.448cm" svg:viewBox="0 0 302 454" svg:d="M144 454c-47 0-81-21-106-55-26-38-38-93-38-165 0-77 12-137 38-175 30-38 68-59 119-59 94 0 145 76 145 226 0 72-13 131-43 169-25 38-64 59-115 59zM152 55c-55 0-80 59-80 179 0 110 25 161 80 161 51 0 78-55 78-165 0-116-27-175-78-175z">
          <text:p/>
        </draw:path>
        <draw:path draw:style-name="gr3" draw:text-style-name="P3" draw:layer="layout" svg:width="0.089cm" svg:height="0.084cm" svg:x="9.612cm" svg:y="15.817cm" svg:viewBox="0 0 90 85" svg:d="M43 85c-13 0-22-4-30-12-9-9-13-17-13-30s4-21 13-30c8-9 17-13 30-13s26 4 34 13 13 17 13 30-5 21-13 30c-8 8-21 12-34 12z">
          <text:p/>
        </draw:path>
        <draw:path draw:style-name="gr3" draw:text-style-name="P3" draw:layer="layout" svg:width="0.161cm" svg:height="0.449cm" svg:x="9.756cm" svg:y="15.444cm" svg:viewBox="0 0 162 450" svg:d="M162 0v450h-68v-360c-14 8-30 17-43 21-17 8-34 13-51 17v-60c13-4 21-8 34-12s21-10 34-14c8-4 22-13 30-17 13-8 22-17 34-25z">
          <text:p/>
        </draw:path>
        <draw:path draw:style-name="gr3" draw:text-style-name="P3" draw:layer="layout" svg:width="0.301cm" svg:height="0.453cm" svg:x="10.006cm" svg:y="15.448cm" svg:viewBox="0 0 302 454" svg:d="M145 454c-47 0-80-21-107-55-25-38-38-93-38-165 0-77 13-137 38-175 31-38 69-59 120-59 93 0 144 76 144 226 0 72-13 131-42 169-26 38-64 59-115 59zM154 55c-56 0-81 59-81 179 0 110 25 161 76 161 56 0 81-55 81-165 0-116-25-175-76-175z">
          <text:p/>
        </draw:path>
        <draw:path draw:style-name="gr6" draw:text-style-name="P6" draw:layer="layout" svg:width="0.144cm" svg:height="0.238cm" svg:x="4.267cm" svg:y="2.77cm" svg:viewBox="0 0 145 239" svg:d="M145 81c0 17-4 30-9 42-4 9-8 17-18 26-8 8-16 12-25 17-8 4-21 4-34 4-4 0-8 0-12 0-9 0-13 0-17-4v73h-30v-239h25l5 30c4-13 17-21 25-26 8-4 17-4 30-4 8 0 17 0 25 4 8 5 13 9 18 17 4 9 8 17 13 26 0 12 4 21 4 34zM114 85c0-8 0-17-4-26 0-8-4-12-4-16-4-9-9-13-13-13-4-4-8-4-13-4-4 0-8 0-12 0-5 0-9 4-13 4-4 4-8 8-13 13-4 4-8 8-12 16v81c4 4 8 4 17 4 4 5 12 5 16 5 17 0 26-9 39-17 8-13 12-26 12-47z">
          <text:p/>
        </draw:path>
        <draw:path draw:style-name="gr6" draw:text-style-name="P6" draw:layer="layout" svg:width="0.156cm" svg:height="0.17cm" svg:x="4.441cm" svg:y="2.77cm" svg:viewBox="0 0 157 171" svg:d="M157 86c0 13 0 26-4 34-4 13-8 21-17 30-4 8-12 13-25 17-9 4-21 4-34 4-8 0-21 0-30-4-8-4-17-9-25-17-5-4-9-17-13-26-5-12-9-21-9-38 0-13 4-25 9-34 4-12 8-21 13-29 8-6 17-14 25-18 13-5 22-5 34-5 13 0 26 0 34 5 9 4 17 8 25 18 5 8 9 17 13 25 4 13 4 25 4 38zM128 86c0-8 0-17 0-25-4-9-9-17-13-21-4-5-8-9-13-13-8 0-12 0-21 0-8 0-17 0-21 4-9 4-13 9-17 13s-9 13-9 21c0 4-4 13-4 21 0 13 4 21 4 26 5 8 9 16 13 21 0 4 9 8 13 13 9 0 13 4 21 4 9 0 17-4 21-4 9-5 13-9 17-18 5-4 5-12 9-16 0-9 0-17 0-26z">
          <text:p/>
        </draw:path>
        <draw:polygon draw:style-name="gr6" draw:text-style-name="P6" draw:layer="layout" svg:width="0.178cm" svg:height="0.17cm" svg:x="4.619cm" svg:y="2.77cm" svg:viewBox="0 0 179 171" draw:points="179,0 153,171 119,171 93,99 89,82 85,103 59,171 25,171 0,0 29,0 42,116 46,141 55,120 76,44 97,44 124,120 132,141 136,116 149,0">
          <text:p/>
        </draw:polygon>
        <draw:path draw:style-name="gr6" draw:text-style-name="P6" draw:layer="layout" svg:width="0.144cm" svg:height="0.17cm" svg:x="4.822cm" svg:y="2.77cm" svg:viewBox="0 0 145 171" svg:d="M145 78c0 4 0 8 0 8 0 4 0 9 0 9h-114c0 17 4 29 12 42 9 9 26 13 43 13 4 0 8 0 13 0 4 0 12-4 17-4 4 0 8 0 12 0 5 0 9-5 9-5v26c-4 0-17 4-26 4-8 0-21 0-30 0-16 0-25 0-38-4-8-4-17-9-25-17-4-9-13-17-13-26-5-12-5-25-5-38s0-21 5-34c5-8 9-17 13-25 8-10 17-18 25-22 9-5 22-5 30-5 13 0 26 0 34 5 9 4 17 8 21 18 9 4 13 12 13 21 4 13 4 21 4 34zM116 73c0-8 0-12 0-21-5-4-5-8-9-12-4-9-8-9-13-13-8-4-13-4-21-4-4 0-13 0-17 4s-8 4-13 8c-4 9-8 13-8 17-4 9-4 13-4 21z">
          <text:p/>
        </draw:path>
        <draw:path draw:style-name="gr6" draw:text-style-name="P6" draw:layer="layout" svg:width="0.136cm" svg:height="0.17cm" svg:x="5.021cm" svg:y="2.77cm" svg:viewBox="0 0 137 171" svg:d="M0 0h26v35c12-12 22-22 30-26 13-9 21-9 30-9 17 0 30 5 38 17 9 10 13 27 13 48h-30c0-13 0-21-4-30-4-8-13-8-21-8-5 0-9 0-13 0s-8 4-8 8c-5 0-13 5-17 9-6 8-10 13-14 17v110h-30z">
          <text:p/>
        </draw:path>
        <draw:path draw:style-name="gr6" draw:text-style-name="P6" draw:layer="layout" svg:width="0.055cm" svg:height="0.055cm" svg:x="5.237cm" svg:y="2.885cm" svg:viewBox="0 0 56 56" svg:d="M31 0c4 0 9 5 9 5 4 0 8 4 12 4 0 4 4 9 4 9 0 4 0 8 0 12 0 5 0 9 0 13 0 0-4 4-4 9-4 0-8 4-12 4 0 0-5 0-9 0s-8 0-13 0c0 0-5-4-9-4 0-5-4-9-4-9 0-4-5-8-5-13 0-4 5-8 5-12 0 0 4-5 4-9 4 0 9-4 9-4 5 0 9-5 13-5z">
          <text:p/>
        </draw:path>
        <draw:path draw:style-name="gr6" draw:text-style-name="P6" draw:layer="layout" svg:width="0.148cm" svg:height="0.22cm" svg:x="5.373cm" svg:y="2.72cm" svg:viewBox="0 0 149 221" svg:d="M149 217c-4 4-12 4-21 4-4 0-13 0-21 0-17 0-34-4-47-13-8-8-12-25-12-42v-89h-48v-26h48v-43l29-8v51h72v26h-72v85c0 13 0 21 9 25 4 9 17 13 25 13 9 0 13-4 21-4 5 0 13 0 17-5z">
          <text:p/>
        </draw:path>
        <draw:path draw:style-name="gr6" draw:text-style-name="P6" draw:layer="layout" svg:width="0.055cm" svg:height="0.055cm" svg:x="5.615cm" svg:y="2.885cm" svg:viewBox="0 0 56 56" svg:d="M26 0c4 0 9 5 13 5 0 0 4 4 8 4 0 4 5 9 5 9 0 4 4 8 4 12 0 5-4 9-4 13 0 0-5 4-5 9-4 0-8 4-8 4-4 0-9 0-13 0-5 0-9 0-9 0-5 0-9-4-13-4 0-5-4-9-4-9 0-4 0-8 0-13 0-4 0-8 0-12 0 0 4-5 4-9 4 0 8-4 13-4 0 0 4-5 9-5z">
          <text:p/>
        </draw:path>
        <draw:path draw:style-name="gr6" draw:text-style-name="P6" draw:layer="layout" svg:width="0.148cm" svg:height="0.22cm" svg:x="5.746cm" svg:y="2.72cm" svg:viewBox="0 0 149 221" svg:d="M149 217c-4 4-12 4-17 4-8 0-16 0-21 0-22 0-39-4-47-13-13-8-17-25-17-42v-89h-47v-26h47v-43l29-8v51h73v26h-73v85c0 13 0 21 9 25 4 9 18 13 31 13 4 0 8-4 16-4 5 0 13 0 17-5z">
          <text:p/>
        </draw:path>
        <draw:path draw:style-name="gr6" draw:text-style-name="P6" draw:layer="layout" svg:width="0.148cm" svg:height="0.17cm" svg:x="5.941cm" svg:y="2.77cm" svg:viewBox="0 0 149 171" svg:d="M149 78c0 4 0 8 0 8 0 4 0 9 0 9h-119c0 17 4 29 17 42 9 8 22 13 39 13 4 0 13 0 17 0s8-5 13-5c4 0 8 0 12 0s9-4 13-4v26c-9 0-17 4-25 4-13 0-22 0-34 0-13 0-26 0-35-4-13-5-21-9-26-17-8-9-13-17-17-26-4-12-4-25-4-38s4-21 4-34c4-8 9-17 17-25 5-10 13-18 22-23 13-4 22-4 34-4 13 0 22 0 30 4 9 5 17 9 25 18 5 5 9 13 13 22 4 12 4 21 4 34zM120 73c0-8 0-13-4-21 0-4-5-8-9-13 0-8-4-8-13-12-4-5-12-5-17-5-8 0-12 0-16 5-10 4-14 4-18 8 0 9-5 13-9 17 0 8-4 13-4 21z">
          <text:p/>
        </draw:path>
        <draw:path draw:style-name="gr6" draw:text-style-name="P6" draw:layer="layout" svg:width="0.127cm" svg:height="0.17cm" svg:x="6.14cm" svg:y="2.77cm" svg:viewBox="0 0 128 171" svg:d="M128 124c0 4 0 13-4 17 0 5-4 9-8 13 0 4-4 4-9 9-4 0-12 4-17 4-4 4-8 4-17 4-4 0-8 0-12 0-13 0-22 0-34 0-10 0-18-4-27-4v-26c9 0 17 5 31 5 8 4 17 4 26 4 16 0 25-4 33-9 5-4 9-8 9-13 0-4 0-8 0-8-4-4-4-4-9-8 0 0-4-5-12-9-5 0-13-4-21-4-9-4-18-9-22-9-8-4-13-8-18-12-4 0-8-9-13-13 0-4-4-8-4-17 0-4 4-8 4-17 5-4 5-8 13-14 5-4 14-8 22-12 9-5 18-5 30-5 9 0 17 0 26 0 4 0 12 0 21 5v26c-9-4-17-4-26-4-8 0-12-4-21-4-4 0-12 4-17 4-4 0-8 0-13 4l-4 4c-4 5-4 9-4 9 0 4 0 8 4 8 0 5 0 5 4 9 5 4 9 4 13 8 9 0 13 4 21 4 13 5 22 9 26 13 8 0 13 4 17 9 4 4 8 8 8 12 4 5 4 13 4 17z">
          <text:p/>
        </draw:path>
        <draw:path draw:style-name="gr6" draw:text-style-name="P6" draw:layer="layout" svg:width="0.152cm" svg:height="0.22cm" svg:x="6.306cm" svg:y="2.72cm" svg:viewBox="0 0 153 221" svg:d="M153 217c-8 4-12 4-21 4-8 0-13 0-21 0-21 0-38-4-47-13-13-8-17-25-17-42v-89h-47v-26h47v-43l30-8v51h76v26h-76v85c0 13 4 21 9 25 8 9 16 13 29 13 4 0 13-4 17-4s13 0 21-5z">
          <text:p/>
        </draw:path>
        <draw:path draw:style-name="gr7" draw:text-style-name="P7" draw:layer="layout" svg:width="0.094cm" svg:height="0.318cm" svg:x="6.534cm" svg:y="2.69cm" svg:viewBox="0 0 95 319" svg:d="M78 319c-51-47-78-98-78-157 0-13 0-25 5-38 0-13 4-30 12-43 5-12 14-25 23-38 12-12 21-25 38-43l17 18c-43 42-64 93-64 144 0 26 4 51 13 72 13 26 30 47 51 68z">
          <text:p/>
        </draw:path>
        <draw:path draw:style-name="gr8" draw:text-style-name="P8" draw:layer="layout" svg:width="0.135cm" svg:height="0.17cm" svg:x="4.64cm" svg:y="3.3cm" svg:viewBox="0 0 136 171" svg:d="M0 0h26l4 30c5-8 9-13 13-17s9-4 13-9c4 0 8-4 12-4 5 0 9 0 17 0 17 0 30 4 39 13 8 13 12 26 12 47v111h-29v-107c0-13-5-25-9-30-4-8-13-8-21-8-4 0-4 0-9 0-4 0-8 4-12 4-4 4-9 9-13 13s-8 8-13 17v111h-30z">
          <text:p/>
        </draw:path>
        <draw:path draw:style-name="gr8" draw:text-style-name="P8" draw:layer="layout" svg:width="0.144cm" svg:height="0.08cm" svg:x="4.822cm" svg:y="3.339cm" svg:viewBox="0 0 145 81" svg:d="M145 21h-145v-21h145zM145 81h-145v-26h145z">
          <text:p/>
        </draw:path>
        <draw:polygon draw:style-name="gr11" draw:text-style-name="P11" draw:layer="layout" svg:width="0.148cm" svg:height="0.216cm" svg:x="5.009cm" svg:y="3.254cm" svg:viewBox="0 0 149 217" draw:points="149,217 111,217 46,80 25,38 25,145 25,217 0,217 0,0 38,0 98,128 119,179 119,59 119,0 149,0">
          <text:p/>
        </draw:polygon>
        <draw:path draw:style-name="gr11" draw:text-style-name="P11" draw:layer="layout" svg:width="0.153cm" svg:height="0.216cm" svg:x="5.191cm" svg:y="3.254cm" svg:viewBox="0 0 154 217" svg:d="M154 141c0 12 0 21-5 33-4 9-8 17-17 22-4 8-13 12-21 17-13 4-21 4-34 4s-26 0-35-4c-8-5-17-9-25-13-4-9-9-17-13-26 0-8-4-16-4-29v-145h30v141c0 8 4 17 4 25 0 4 4 13 8 17s9 4 14 8c8 0 13 5 21 5 17 0 30-5 34-17 8-9 13-21 13-38v-141h30z">
          <text:p/>
        </draw:path>
        <draw:polygon draw:style-name="gr11" draw:text-style-name="P11" draw:layer="layout" svg:width="0.127cm" svg:height="0.216cm" svg:x="5.399cm" svg:y="3.254cm" svg:viewBox="0 0 128 217" draw:points="128,217 0,217 0,0 33,0 33,191 128,191">
          <text:p/>
        </draw:polygon>
        <draw:polygon draw:style-name="gr11" draw:text-style-name="P11" draw:layer="layout" svg:width="0.123cm" svg:height="0.216cm" svg:x="5.589cm" svg:y="3.254cm" svg:viewBox="0 0 124 217" draw:points="124,217 0,217 0,0 30,0 30,191 124,191">
          <text:p/>
        </draw:polygon>
        <draw:path draw:style-name="gr7" draw:text-style-name="P7" draw:layer="layout" svg:width="0.08cm" svg:height="0.111cm" svg:x="5.776cm" svg:y="3.414cm" svg:viewBox="0 0 81 112" svg:d="M0 91c4 0 8 0 17-5 4 0 9 0 14-4 4 0 8-4 8-8 4-5 4-9 4-13s0-9 0-9c-4-5-4-9-8-9 0-4-4-9-4-9 0-4-5-8-5-12 0 0 5-5 5-9 0 0 0-4 4-4 0-4 4-4 4-4 4-5 8-5 13-5 4 0 8 0 8 5 4 0 9 4 13 4 0 4 4 8 4 13 4 8 4 12 4 21 0 8-4 18-4 26-4 9-8 17-17 22-8 8-17 12-25 17-9 4-22 4-35 4z">
          <text:p/>
        </draw:path>
        <draw:path draw:style-name="gr8" draw:text-style-name="P8" draw:layer="layout" svg:width="0.144cm" svg:height="0.237cm" svg:x="4.631cm" svg:y="3.737cm" svg:viewBox="0 0 145 238" svg:d="M0 157c0-17 5-30 9-38 0-13 8-22 12-30 9-9 17-13 31-17 9-4 22-4 30-4s13 0 17 0 13 0 17 4v-72h29v238h-29v-34c-9 13-17 22-26 26-8 8-21 8-29 8-9 0-18 0-27-4-8-4-13-8-17-17-8-8-8-17-12-25 0-13-5-22-5-35zM30 152c0 23 4 40 8 48 9 9 18 13 27 13s17 0 25-9c9-4 17-16 26-29v-78c-4-4-13-4-17-4-4-4-13-4-17-4-17 0-30 8-39 17-9 8-13 25-13 46z">
          <text:p/>
        </draw:path>
        <draw:path draw:style-name="gr8" draw:text-style-name="P8" draw:layer="layout" svg:width="0.144cm" svg:height="0.173cm" svg:x="4.822cm" svg:y="3.801cm" svg:viewBox="0 0 145 174" svg:d="M145 80c0 4 0 8 0 8 0 6 0 6 0 10h-114c0 17 4 30 12 38 9 9 26 17 43 17 4 0 8-4 13-4 4 0 12 0 17 0 4 0 8 0 12-4 5 0 9 0 9 0v21c-4 4-17 4-26 8-8 0-21 0-30 0-16 0-25 0-38-4-8-4-17-8-25-17-4-8-13-17-13-29-5-9-5-22-5-36 0-12 0-21 5-33 5-9 9-22 13-26 8-8 17-17 25-21 9-4 22-8 30-8 13 0 26 4 34 8 9 4 17 8 21 13 9 8 13 17 13 25 4 9 4 21 4 34zM116 76c0-9 0-17 0-21-5-5-5-13-9-17-4-5-8-9-13-9-8-4-13-4-21-4-4 0-13 0-17 4-4 0-8 4-13 9-4 4-8 12-8 17-4 4-4 12-4 21z">
          <text:p/>
        </draw:path>
        <draw:polygon draw:style-name="gr8" draw:text-style-name="P8" draw:layer="layout" svg:width="0.136cm" svg:height="0.238cm" svg:x="5.017cm" svg:y="3.736cm" svg:viewBox="0 0 137 239" draw:points="56,26 8,26 8,0 86,0 86,213 137,213 137,239 0,239 0,213 56,213">
          <text:p/>
        </draw:polygon>
        <draw:path draw:style-name="gr8" draw:text-style-name="P8" draw:layer="layout" svg:width="0.148cm" svg:height="0.22cm" svg:x="5.187cm" svg:y="3.754cm" svg:viewBox="0 0 149 221" svg:d="M149 217c-4 0-13 4-21 4-5 0-13 0-22 0-21 0-33-4-47-13-9-12-13-25-13-46v-86h-46v-26h46v-46l27-4v50h76v26h-76v86c0 13 4 21 12 25 5 9 13 9 26 9 8 0 12 0 17 0 8 0 17 0 21-5z">
          <text:p/>
        </draw:path>
        <draw:path draw:style-name="gr8" draw:text-style-name="P8" draw:layer="layout" svg:width="0.139cm" svg:height="0.174cm" svg:x="5.382cm" svg:y="3.8cm" svg:viewBox="0 0 140 175" svg:d="M115 175v-25c-10 8-22 17-31 21-8 4-17 4-29 4-9 0-17 0-26-4-4 0-8-4-17-9-4-4-4-8-8-17 0-4-4-8-4-16 0-17 8-30 21-40 13-8 29-17 55-17h35v-12c0-9-6-17-10-26-8-4-17-8-29-8-9 0-17 4-30 4-8 4-17 4-25 8v-25c4 0 8-4 12-4 5 0 9 0 13-5 4 0 8 0 17 0 4 0 8-4 17-4 8 0 17 4 25 4 10 5 14 9 22 13 5 4 9 9 13 17 4 4 4 13 4 21v120zM111 99h-39c-5 0-13 0-17 0-5 0-9 4-13 8-4 0-4 5-8 9 0 4 0 8 0 13 0 4 0 4 0 8s4 4 4 8c4 0 4 5 8 5s9 4 13 4c8 0 17-4 25-9 9-4 17-8 27-16z">
          <text:p/>
        </draw:path>
        <draw:path draw:style-name="gr8" draw:text-style-name="P8" draw:layer="layout" svg:width="0.14cm" svg:height="0.084cm" svg:x="5.572cm" svg:y="3.839cm" svg:viewBox="0 0 141 85" svg:d="M141 25h-141v-25h141zM141 85h-141v-26h141z">
          <text:p/>
        </draw:path>
        <draw:path draw:style-name="gr13" draw:text-style-name="P12" draw:layer="layout" svg:width="0.174cm" svg:height="0.22cm" svg:x="5.742cm" svg:y="3.754cm" svg:viewBox="0 0 175 221" svg:d="M175 170h-39v51h-29v-51h-107v-25l94-145h42v145h39zM107 29l-78 116h78z">
          <text:p/>
        </draw:path>
        <draw:path draw:style-name="gr7" draw:text-style-name="P7" draw:layer="layout" svg:width="0.081cm" svg:height="0.11cm" svg:x="5.962cm" svg:y="3.919cm" svg:viewBox="0 0 82 111" svg:d="M0 89c5 0 13-4 17-4 5 0 9-4 13-4 4-4 9-4 9-9 4-4 4-8 4-12 0-5 0-9 0-13-4 0-4-4-9-9 0 0 0-4-4-4 0-4 0-8 0-13 0-4 0-4 0-8 0 0 0-4 4-4 0-4 5-4 9-9 0 0 4 0 8 0s9 0 13 0c0 5 4 5 8 9 0 4 5 8 5 12 5 5 5 13 5 17 0 9-5 22-5 30-5 9-9 13-17 21-5 4-13 14-26 18-8 0-21 4-34 4z">
          <text:p/>
        </draw:path>
        <draw:path draw:style-name="gr8" draw:text-style-name="P8" draw:layer="layout" svg:width="0.127cm" svg:height="0.174cm" svg:x="4.644cm" svg:y="4.305cm" svg:viewBox="0 0 128 175" svg:d="M128 128c0 4 0 9 0 13-4 4-4 8-8 12-5 5-10 9-14 9-4 4-8 4-17 8-4 0-8 0-13 5-8 0-12 0-16 0-13 0-22 0-30 0-13-5-22-5-30-9v-25c8 4 21 4 30 8 8 0 17 0 30 0 12 0 21 0 29-4 9-4 9-8 9-17 0-4 0-4 0-8l-5-5c-4-4-8-4-12-9-9-5-17-5-26-9-8 0-13-4-21-8-4 0-13-5-17-9s-9-8-9-12c-4-5-4-13-4-22 0-4 0-8 0-12 4-9 9-13 13-17 4-5 13-9 21-13 9 0 22-4 34-4 4 0 13 0 21 0 9 4 17 4 27 4v25c-10 0-18 0-27-4-8 0-17 0-21 0-8 0-12 0-21 0-4 4-9 4-9 4-4 5-8 5-8 9s0 4 0 8c0 5 0 5 0 9 0 0 4 4 4 8 4 0 9 5 17 5 5 4 13 4 21 8 9 4 17 4 26 8 4 5 13 9 18 13 4 0 4 4 8 14 0 4 0 9 0 17z">
          <text:p/>
        </draw:path>
        <draw:path draw:style-name="gr8" draw:text-style-name="P8" draw:layer="layout" svg:width="0.144cm" svg:height="0.238cm" svg:x="4.818cm" svg:y="4.241cm" svg:viewBox="0 0 145 239" svg:d="M0 154c0-14 4-27 9-35 5-13 9-21 17-30 4-8 13-12 26-17 8-4 21-8 33-8 5 0 9 4 13 4 5 0 13 0 17 0v-68h30v234h-25l-5-29c-8 12-17 21-25 25-9 4-17 9-30 9-8 0-17-5-25-5-9-4-13-12-17-17-4-8-9-16-14-29 0-9-4-22-4-34zM30 154c0 21 5 34 9 47 8 8 17 12 25 12 9 0 17-4 26-8 8-9 17-17 25-30v-77c-4-5-12-5-17-5-4-4-13-4-17-4-17 0-29 4-38 17-8 9-13 26-13 48z">
          <text:p/>
        </draw:path>
        <draw:path draw:style-name="gr8" draw:text-style-name="P8" draw:layer="layout" svg:width="0.144cm" svg:height="0.085cm" svg:x="5.009cm" svg:y="4.343cm" svg:viewBox="0 0 145 86" svg:d="M145 25h-145v-25h145zM145 86h-145v-27h145z">
          <text:p/>
        </draw:path>
        <draw:path draw:style-name="gr13" draw:text-style-name="P12" draw:layer="layout" svg:width="0.148cm" svg:height="0.22cm" svg:x="5.191cm" svg:y="4.254cm" svg:viewBox="0 0 149 221" svg:d="M149 103c0 21 0 38-4 55-9 13-13 25-26 34-8 12-21 21-33 25-17 4-35 4-52 4h-21v-25h21c12 0 25 0 39-4 8 0 17-4 25-13 9-4 13-13 17-21 4-5 4-17 4-26v-8c-4 4-12 8-21 12-8 0-21 5-29 5-14 0-23-5-31-9-8 0-17-4-21-12-4-5-9-13-13-22 0-4-4-12-4-25 0-9 4-17 4-25 4-9 13-18 17-27 9-4 17-8 25-13 9-4 18-8 31-8 9 0 21 4 30 8 8 0 17 9 21 17 8 9 13 18 17 31s4 30 4 47zM77 25c-8 0-13 0-22 5-4 0-9 4-13 9-4 4-4 9-8 13 0 8-4 12-4 21 0 4 4 13 4 17s4 8 8 13c0 4 4 8 13 8 4 4 9 4 18 4 4 0 8 0 13 0 4 0 8-4 12-4s9-4 13-4 8-4 8-4c0-17 0-30 0-39-4-8-8-16-8-21-4-9-13-13-17-13-4-5-13-5-17-5z">
          <text:p/>
        </draw:path>
        <draw:path draw:style-name="gr13" draw:text-style-name="P12" draw:layer="layout" svg:width="0.055cm" svg:height="0.055cm" svg:x="5.428cm" svg:y="4.424cm" svg:viewBox="0 0 56 56" svg:d="M26 0c4 0 8 0 12 0 0 5 5 5 10 9 0 0 4 4 4 9 0 4 4 8 4 8 0 4-4 8-4 13 0 4-4 4-4 8-5 4-10 4-10 4-4 5-8 5-12 5-5 0-9 0-9-5-4 0-8 0-13-4 0-4-4-4-4-8 0-5 0-9 0-13 0 0 0-4 0-8 0-5 4-9 4-9 5-4 9-4 13-9 0 0 4 0 9 0z">
          <text:p/>
        </draw:path>
        <draw:path draw:style-name="gr13" draw:text-style-name="P12" draw:layer="layout" svg:width="0.148cm" svg:height="0.225cm" svg:x="5.568cm" svg:y="4.254cm" svg:viewBox="0 0 149 226" svg:d="M149 166c0 13-4 17-4 26-4 8-13 12-18 17-8 8-17 8-25 12-9 5-17 5-30 5s-21 0-29-5c-9-4-17-4-26-12-4-5-8-9-13-17-4-4-4-13-4-21 0-13 4-26 13-35 4-8 17-16 34-26-17-8-26-17-30-25-8-9-13-17-13-30 0-4 5-13 5-21 4-4 8-9 12-17 9-4 13-9 22-13 8 0 21-4 33-4 9 0 22 4 30 4 8 4 13 9 21 13 5 4 10 8 14 13 0 8 4 17 4 21 0 13-4 25-13 34-5 8-18 17-30 21 8 4 12 9 17 14 8 4 13 8 18 12 4 4 8 9 8 17 4 4 4 13 4 17zM114 55c0-8-4-17-12-21-4-4-17-9-30-9-8 0-21 5-25 9-9 4-13 13-13 21 0 4 0 9 4 13 0 0 5 4 9 8 0 4 4 9 12 9 5 4 9 8 17 8 13-4 22-8 30-17 4-4 8-12 8-21zM119 171c0-5-5-9-5-13 0-5-4-9-8-13 0 0-8-4-13-9-4-4-12-8-21-12-8 4-13 8-21 12-4 0-8 5-8 9-5 4-9 8-9 13 0 4-4 8-4 13 0 4 4 8 4 12 4 5 4 9 9 9 4 4 8 4 12 8 9 0 13 0 17 0 9 0 13 0 17 0 9-4 13-4 17-8 0 0 4-4 8-9 0-4 5-8 5-12z">
          <text:p/>
        </draw:path>
        <draw:path draw:style-name="gr7" draw:text-style-name="P7" draw:layer="layout" svg:width="0.08cm" svg:height="0.11cm" svg:x="5.776cm" svg:y="4.424cm" svg:viewBox="0 0 81 111" svg:d="M0 85c4 0 13 0 17 0s9-4 14-4c4-4 8-8 8-8 4-5 4-9 4-13s0-9 0-13c-4-4-4-4-8-8 0 0 0-5-4-10 0 0 0-4 0-8s0-4 0-9c0-4 0-4 4-8l4-4c4 0 8 0 13 0 4 0 8 0 8 0 4 4 9 4 13 8 0 4 4 9 4 13 4 4 4 8 4 18 0 8-4 17-4 25-4 9-8 17-17 25-8 5-13 9-25 13-9 4-22 9-35 9z">
          <text:p/>
        </draw:path>
        <draw:path draw:style-name="gr8" draw:text-style-name="P8" draw:layer="layout" svg:width="0.127cm" svg:height="0.174cm" svg:x="4.644cm" svg:y="4.809cm" svg:viewBox="0 0 128 175" svg:d="M128 124c0 9 0 13 0 17-4 4-4 9-8 13-5 4-10 4-14 8s-8 4-17 9c-4 0-8 0-13 0-8 4-12 4-16 4-13 0-22 0-30-4-13 0-22 0-30-5v-25c8 4 21 4 30 4 8 5 17 5 30 5 12 0 21 0 29-5 9-4 9-12 9-17 0-4 0-9 0-9 0-4-5-4-5-9-4 0-8-4-12-4-9-4-17-4-26-9-8-4-13-4-21-8-4-4-13-4-17-8-4-5-9-9-9-17-4-5-4-9-4-17 0-5 0-9 0-13 4-9 9-13 13-17s13-8 21-13c9-4 22-4 34-4 4 0 13 0 21 0 9 0 17 4 27 4v26c-10 0-18-5-27-5-8 0-17 0-21 0-8 0-12 0-21 0-4 0-9 5-9 5-4 4-8 4-8 8 0 0 0 4 0 9 0 0 0 4 0 8l4 4c4 5 9 5 17 9 5 0 13 4 21 8 9 0 17 5 26 9 4 4 13 4 18 8 4 4 4 9 8 13 0 4 0 13 0 18z">
          <text:p/>
        </draw:path>
        <draw:path draw:style-name="gr8" draw:text-style-name="P8" draw:layer="layout" svg:width="0.131cm" svg:height="0.238cm" svg:x="4.831cm" svg:y="4.741cm" svg:viewBox="0 0 132 239" svg:d="M55 93h-51v-21h81v141h47v26h-132v-26h55zM63 0c4 0 8 0 8 5 5 0 5 0 9 4l5 4c0 4 0 9 0 13 0 0 0 4 0 8l-5 4c-4 5-4 5-9 9 0 0-4 0-8 0s-4 0-8 0c-5-4-5-4-9-9l-4-4c0-4 0-8 0-8 0-4 0-9 0-13l4-4c4-4 4-4 9-4 4-5 4-5 8-5z">
          <text:p/>
        </draw:path>
        <draw:path draw:style-name="gr8" draw:text-style-name="P8" draw:layer="layout" svg:width="0.157cm" svg:height="0.237cm" svg:x="5.004cm" svg:y="4.809cm" svg:viewBox="0 0 158 238" svg:d="M133 25c0 5 4 9 4 13 4 9 4 14 4 18 0 9 0 17-4 26-4 8-8 12-13 17-8 4-13 8-21 12-9 5-17 5-25 5-9 0-18 0-23 0-4-5-12-5-12-9-5 4-5 9-9 9 0 4 0 8 0 12 0 0 0 5 4 9 5 4 9 4 17 4h44c8 0 17 4 25 4 5 5 13 5 17 9 5 4 9 8 13 12 4 5 4 13 4 17 0 9-4 17-4 22-4 8-8 12-17 21-4 4-13 8-26 8-8 4-21 4-33 4-18 0-27 0-40 0-8-4-16-8-21-8-8-4-12-9-12-17-5-4-5-8-5-17 0-8 0-13 5-21 4-4 8-13 17-17 0 0-5-4-9-4 0-4 0-4-4-9v-4c-4-4-4-8-4-8 0-9 4-13 8-22 0-4 4-12 9-17 0 0-5-4-5-8 0 0-4-4-4-8 0 0 0-5-4-9 0 0 0-4 0-9 0-8 4-18 4-26 4-9 9-13 13-17 8-4 12-8 21-13 8-4 17-4 31-4 4 0 4 0 8 0s8 0 13 4h59v21zM30 196c0 9 4 13 13 17 8 4 21 4 35 4 8 0 16 0 21-4 8 0 12 0 17-4 4-4 8-9 8-9 0-4 5-8 5-12 0-5-5-13-9-13-9-4-17-9-26-9h-47c-4 5-4 5-9 9l-4 4c0 4-4 4-4 9 0 4 0 4 0 8zM38 60c0 5 0 9 5 13 0 5 4 9 8 13 0 0 4 4 9 4 4 4 9 4 18 4 4 0 8 0 12-4 4 0 9-4 13-8 4 0 4-4 8-9 0-4 0-8 0-13 0-8 0-13-4-18 0-4-4-8-4-12-4 0-9-5-13-5-4-4-8-4-12-4-9 0-14 0-18 4-5 0-9 5-13 9 0 0-4 4-4 8-5 5-5 10-5 18z">
          <text:p/>
        </draw:path>
        <draw:path draw:style-name="gr8" draw:text-style-name="P8" draw:layer="layout" svg:width="0.055cm" svg:height="0.055cm" svg:x="5.237cm" svg:y="4.928cm" svg:viewBox="0 0 56 56" svg:d="M31 0c4 0 9 0 9 0 4 4 8 4 12 8 0 0 4 5 4 9 0 0 0 4 0 8 0 5 0 9 0 13s-4 4-4 8c-4 0-8 6-12 6 0 4-5 4-9 4s-8 0-13-4c0 0-5-6-9-6 0-4-4-4-4-8s-5-8-5-13c0-4 5-8 5-8 0-4 4-9 4-9 4-4 9-4 9-8 5 0 9 0 13 0z">
          <text:p/>
        </draw:path>
        <draw:polygon draw:style-name="gr8" draw:text-style-name="P8" draw:layer="layout" svg:width="0.136cm" svg:height="0.233cm" svg:x="5.39cm" svg:y="4.746cm" svg:viewBox="0 0 137 234" draw:points="55,21 4,21 4,0 86,0 86,208 137,208 137,234 0,234 0,208 55,208">
          <text:p/>
        </draw:polygon>
        <draw:path draw:style-name="gr8" draw:text-style-name="P8" draw:layer="layout" svg:width="0.148cm" svg:height="0.174cm" svg:x="5.568cm" svg:y="4.809cm" svg:viewBox="0 0 149 175" svg:d="M149 77c0 4 0 8 0 12 0 0 0 4 0 9h-119c0 17 4 30 13 39 12 8 25 13 42 13 4 0 8 0 17 0 4 0 8 0 12 0 5-5 9-5 13-5 5 0 10 0 14-4v25c-9 0-18 5-31 5-8 4-17 4-29 4-13 0-26-4-38-9-9-4-17-8-22-16-8-5-12-13-17-26-4-14-4-22-4-39 0-8 0-21 4-30 5-13 9-21 17-30 5-8 13-12 22-16 8-5 21-9 33-9 13 0 22 0 30 4 8 5 17 9 21 17 10 9 14 13 18 26 0 8 4 17 4 30zM119 72c0-4 0-13-5-21 0-4-4-9-8-13s-8-8-13-13c-4 0-12-4-17-4-8 0-12 4-21 4-4 5-8 9-12 13-5 4-5 9-9 13 0 8-4 17-4 21z">
          <text:p/>
        </draw:path>
        <draw:polygon draw:style-name="gr8" draw:text-style-name="P8" draw:layer="layout" svg:width="0.165cm" svg:height="0.166cm" svg:x="5.746cm" svg:y="4.813cm" svg:viewBox="0 0 166 167" draw:points="0,0 34,0 72,112 85,137 93,112 132,0 166,0 98,167 64,167">
          <text:p/>
        </draw:polygon>
        <draw:path draw:style-name="gr8" draw:text-style-name="P8" draw:layer="layout" svg:width="0.148cm" svg:height="0.174cm" svg:x="5.941cm" svg:y="4.809cm" svg:viewBox="0 0 149 175" svg:d="M149 77c0 4 0 8 0 12 0 0 0 4 0 9h-119c0 17 4 30 17 39 9 8 22 13 39 13 4 0 13 0 17 0s8 0 13 0c4-5 8-5 12-5s9 0 13-4v25c-9 0-17 5-25 5-13 4-22 4-34 4-13 0-26-4-35-9-13-4-21-8-26-16-8-5-13-13-17-26 0-14-4-22-4-39 0-8 4-21 4-30 4-13 9-21 17-30 5-8 13-12 22-16 13-5 22-9 34-9 13 0 22 0 30 4 9 5 17 9 25 17 5 9 9 13 13 26 4 8 4 17 4 30zM120 72c0-4 0-13-4-21 0-4-5-9-9-13 0-4-4-8-13-13-4 0-12-4-17-4-8 0-12 4-16 4-10 5-14 9-18 13 0 4-5 9-9 13 0 8-4 17-4 21z">
          <text:p/>
        </draw:path>
        <draw:polygon draw:style-name="gr8" draw:text-style-name="P8" draw:layer="layout" svg:width="0.136cm" svg:height="0.233cm" svg:x="6.136cm" svg:y="4.746cm" svg:viewBox="0 0 137 234" draw:points="56,21 9,21 9,0 86,0 86,208 137,208 137,234 0,234 0,208 56,208">
          <text:p/>
        </draw:polygon>
        <draw:path draw:style-name="gr8" draw:text-style-name="P8" draw:layer="layout" svg:width="0.144cm" svg:height="0.081cm" svg:x="6.318cm" svg:y="4.847cm" svg:viewBox="0 0 145 82" svg:d="M145 26h-145v-26h145zM145 82h-145v-22h145z">
          <text:p/>
        </draw:path>
        <draw:path draw:style-name="gr13" draw:text-style-name="P12" draw:layer="layout" svg:width="0.161cm" svg:height="0.224cm" svg:x="6.496cm" svg:y="4.759cm" svg:viewBox="0 0 162 225" svg:d="M162 111c0 17-4 34-8 46 0 13-8 26-13 34-8 13-17 21-25 26-13 4-21 8-34 8s-26-4-34-8c-9-5-17-9-26-21-5-9-13-17-13-34-4-13-9-30-9-51 0-13 5-30 5-43 4-18 8-26 17-39 9-8 17-17 26-21 8-4 21-8 34-8s25 4 34 8c8 4 17 8 25 17 5 13 9 21 13 39 4 13 8 30 8 47zM133 115c0-4 0-9 0-13-4-4-4-8-4-13l-90 73c0 4 5 8 5 12 4 5 4 9 8 13s9 9 13 9c4 4 13 4 17 4 8 0 13-4 21-4 4-5 9-13 13-17 4-9 8-17 13-30 0-8 4-21 4-34zM31 111c0 4 0 8 0 13 0 0 0 4 0 8l93-68c0-4-4-14-4-18-4-4-8-8-13-13 0 0-4-4-8-4-9-4-13-4-17-4-9 0-13 0-21 4-5 4-13 9-17 17-5 9-5 18-9 27-4 12-4 25-4 38z">
          <text:p/>
        </draw:path>
        <draw:path draw:style-name="gr13" draw:text-style-name="P12" draw:layer="layout" svg:width="0.055cm" svg:height="0.055cm" svg:x="6.734cm" svg:y="4.928cm" svg:viewBox="0 0 56 56" svg:d="M30 0c5 0 5 0 9 0 4 4 8 4 8 8 4 0 4 5 9 9 0 0 0 4 0 8 0 5 0 9 0 13-5 4-5 4-9 8 0 0-4 6-8 6-4 4-4 4-9 4-4 0-8 0-12-4-5 0-5-6-9-6-4-4-4-4-4-8-5-4-5-8-5-13 0-4 0-8 5-8 0-4 0-9 4-9 4-4 4-4 9-8 4 0 8 0 12 0z">
          <text:p/>
        </draw:path>
        <draw:path draw:style-name="gr13" draw:text-style-name="P12" draw:layer="layout" svg:width="0.162cm" svg:height="0.224cm" svg:x="6.869cm" svg:y="4.759cm" svg:viewBox="0 0 163 225" svg:d="M163 111c0 17-5 34-5 46-4 13-8 26-17 34-9 13-18 21-26 26-9 4-21 8-34 8s-26-4-34-8c-8-5-17-9-25-21-5-9-9-17-13-34-4-13-9-30-9-51 0-13 5-30 9-43 0-18 8-26 13-39 8-8 17-17 25-21 13-4 21-8 34-8s25 4 34 8c8 4 17 8 26 17 5 13 13 21 13 39 4 13 9 30 9 47zM132 115c0-4 0-9 0-13s0-8-5-13l-88 73c0 4 4 8 4 12 4 5 8 9 8 13 4 4 9 9 13 9 4 4 13 4 17 4 8 0 13-4 21-4 4-5 13-13 17-17 4-9 4-17 8-30 5-8 5-21 5-34zM30 111c0 4 0 8 0 13 0 0 0 4 4 8l89-68c0-4-4-14-4-18-4-4-9-8-9-13-4 0-8-4-12-4-4-4-13-4-17-4-9 0-13 0-21 4-5 4-9 9-13 17-4 9-8 18-13 27 0 12-4 25-4 38z">
          <text:p/>
        </draw:path>
        <draw:polygon draw:style-name="gr13" draw:text-style-name="P12" draw:layer="layout" svg:width="0.144cm" svg:height="0.216cm" svg:x="7.064cm" svg:y="4.763cm" svg:viewBox="0 0 145 217" draw:points="145,217 9,217 9,191 65,191 65,29 13,59 0,33 73,0 99,0 99,191 145,191">
          <text:p/>
        </draw:polygon>
        <draw:path draw:style-name="gr7" draw:text-style-name="P7" draw:layer="layout" svg:width="0.076cm" svg:height="0.11cm" svg:x="7.272cm" svg:y="4.924cm" svg:viewBox="0 0 77 111" svg:d="M0 90c4 0 9 0 13 0 8-5 13-5 17-10 4 0 4-4 8-8 4-5 4-5 4-13 0-4 0-9-4-9 0-4 0-8-4-8 0-4-4-4-4-8-4-5-4-5-4-13 0 0 0-4 4-4 0-5 0-5 0-9 4 0 4-4 8-4s9-4 9-4c4 0 8 4 12 4 6 0 10 4 10 8 4 0 4 5 8 13 0 4 0 9 0 17s0 17-4 25c-4 9-8 18-14 23-8 8-17 12-25 16-13 5-21 5-34 5z">
          <text:p/>
        </draw:path>
        <draw:path draw:style-name="gr8" draw:text-style-name="P8" draw:layer="layout" svg:width="0.144cm" svg:height="0.237cm" svg:x="4.64cm" svg:y="5.314cm" svg:viewBox="0 0 145 238" svg:d="M145 81c0 17-4 30-9 42-4 9-8 17-16 26-5 8-13 13-26 17-8 4-21 4-29 4-9 0-13 0-18 0-4 0-13 0-18-4v72h-29v-238h25l4 30c9-13 18-22 27-26s21-4 30-4c8 0 17 0 25 4 9 4 13 8 17 18 4 8 8 17 13 25 4 13 4 21 4 34zM115 85c0-8 0-17-4-25 0-9 0-13-4-17-4-8-9-13-13-13-4-4-8-4-13-4-4 0-8 0-12 0s-9 4-13 4c-4 5-9 9-13 13-5 4-9 8-14 17v80c5 5 14 5 18 5 5 4 13 4 18 4 16 0 29-9 38-17 8-13 12-26 12-47z">
          <text:p/>
        </draw:path>
        <draw:path draw:style-name="gr8" draw:text-style-name="P8" draw:layer="layout" svg:width="0.157cm" svg:height="0.169cm" svg:x="4.818cm" svg:y="5.314cm" svg:viewBox="0 0 158 170" svg:d="M158 85c0 13-5 26-9 34-4 13-8 21-12 30-9 8-17 13-26 17-13 4-22 4-35 4s-25 0-34-4c-8-4-17-9-25-17-4-4-9-17-13-26-4-12-4-21-4-38 0-12 0-25 4-34 4-12 9-21 17-29 4-4 13-14 25-18 9-4 22-4 30-4 13 0 27 0 35 4 9 4 17 9 26 18 4 8 8 17 12 25 4 13 9 26 9 38zM128 85c0-8-4-17-4-25-4-9-9-17-13-21s-8-9-13-13c-9 0-14 0-22 0s-17 0-21 4c-9 5-13 9-17 13s-4 13-9 21c0 4 0 13 0 21 0 13 0 21 0 26 5 8 9 17 13 21s9 8 13 13c8 0 13 4 21 4s17-4 22-4c9-5 13-9 17-17 5-5 5-13 9-17 0-9 4-17 4-26z">
          <text:p/>
        </draw:path>
        <draw:polygon draw:style-name="gr8" draw:text-style-name="P8" draw:layer="layout" svg:width="0.174cm" svg:height="0.169cm" svg:x="4.996cm" svg:y="5.314cm" svg:viewBox="0 0 175 170" draw:points="175,0 149,170 115,170 89,98 85,81 80,102 55,170 21,170 0,0 25,0 42,115 42,140 51,119 76,43 97,43 124,119 128,140 132,115 145,0">
          <text:p/>
        </draw:polygon>
        <draw:path draw:style-name="gr8" draw:text-style-name="P8" draw:layer="layout" svg:width="0.149cm" svg:height="0.17cm" svg:x="5.195cm" svg:y="5.313cm" svg:viewBox="0 0 150 171" svg:d="M150 78c0 4 0 8 0 8 0 5 0 9 0 9h-120c0 17 4 29 12 42 13 9 27 13 44 13 4 0 8 0 12 0 9 0 13-4 17-4 5 0 9 0 13 0s9-5 13-5v26c-9 0-17 4-30 4-8 0-17 0-29 0-13 0-27 0-40-4-8-4-16-9-25-17-4-9-8-17-13-26-4-12-4-25-4-38 0-12 0-21 4-34 5-8 9-16 13-25 9-8 17-18 25-22 9-5 23-5 35-5 9 0 21 0 30 5 8 4 17 9 21 18 9 4 13 13 17 21 0 13 5 21 5 34zM120 74c0-9 0-13-5-22 0-4-4-8-8-12-4-9-9-9-13-13s-12-4-21-4c-4 0-13 0-18 4-4 4-8 4-13 9-4 8-8 12-8 16-4 9-4 13-4 22z">
          <text:p/>
        </draw:path>
        <draw:path draw:style-name="gr8" draw:text-style-name="P8" draw:layer="layout" svg:width="0.138cm" svg:height="0.169cm" svg:x="5.394cm" svg:y="5.314cm" svg:viewBox="0 0 139 170" svg:d="M0 0h27l4 35c8-13 17-21 25-27 13-8 22-8 30-8 17 0 30 4 42 18 9 8 13 25 9 46h-26c0-12-4-21-8-29-4-9-13-9-21-9-4 0-9 0-9 0-4 0-8 5-12 9-5 0-9 4-13 8-9 9-13 13-17 17v110h-31z">
          <text:p/>
        </draw:path>
        <draw:path draw:style-name="gr8" draw:text-style-name="P8" draw:layer="layout" svg:width="0.14cm" svg:height="0.08cm" svg:x="5.572cm" svg:y="5.352cm" svg:viewBox="0 0 141 81" svg:d="M141 21h-141v-21h141zM141 81h-141v-25h141z">
          <text:p/>
        </draw:path>
        <draw:path draw:style-name="gr13" draw:text-style-name="P12" draw:layer="layout" svg:width="0.157cm" svg:height="0.22cm" svg:x="5.75cm" svg:y="5.263cm" svg:viewBox="0 0 158 221" svg:d="M158 110c0 18 0 35-4 47-4 13-9 26-17 34-4 13-13 17-25 26-9 4-23 4-35 4-13 0-21 0-30-4-13-4-17-13-25-21-9-9-13-22-17-34-5-13-5-30-5-52 0-17 0-30 5-47 4-12 8-25 17-34 4-8 12-16 25-21 9-4 21-8 34-8s22 0 31 4c12 4 21 13 25 21 8 9 13 21 17 34 4 17 4 34 4 51zM128 110c0 0 0-4 0-9 0-4 0-8 0-12l-94 68c5 9 5 13 9 17 0 5 4 9 8 13 5 4 9 4 13 9 4 0 8 4 17 4 4 0 13-4 17-9 9-4 14-8 18-17 4-4 8-12 8-25 4-8 4-21 4-39zM30 110c0 4 0 8 0 8 0 5 0 10 0 14l94-69c-4-8-4-12-8-17 0-4-4-8-9-12-4-5-9-5-13-9-5 0-9 0-13 0-9 0-17 0-21 4-9 5-13 9-17 17-4 9-9 17-9 26-4 13-4 25-4 38z">
          <text:p/>
        </draw:path>
        <draw:path draw:style-name="gr13" draw:text-style-name="P12" draw:layer="layout" svg:width="0.055cm" svg:height="0.055cm" svg:x="5.988cm" svg:y="5.428cm" svg:viewBox="0 0 56 56" svg:d="M25 0c4 0 9 4 14 4 4 0 4 4 8 4 0 5 5 9 5 9 4 4 4 8 4 13 0 4 0 8-4 12 0 0-5 6-5 10-4 0-4 4-8 4-5 0-10 0-14 0s-4 0-8 0-9-4-9-4c-4-4-4-10-8-10 0-4 0-8 0-12 0-5 0-9 0-13 4 0 4-4 8-9 0 0 5-4 9-4s4-4 8-4z">
          <text:p/>
        </draw:path>
        <draw:path draw:style-name="gr13" draw:text-style-name="P12" draw:layer="layout" svg:width="0.148cm" svg:height="0.22cm" svg:x="6.128cm" svg:y="5.263cm" svg:viewBox="0 0 149 221" svg:d="M149 97c0 21-4 44-9 56-4 17-12 30-21 38-12 9-25 17-38 22-12 4-29 8-51 8h-18v-25h18c17 0 30-5 39-5 12-4 21-8 25-12 8-9 13-13 17-22 4-8 4-16 8-29v-5c-8 5-17 9-25 9-9 4-17 4-30 4-8 0-21 0-30-4-8-4-12-9-22-14-4-8-8-12-8-21-4-8-4-17-4-25 0-13 0-21 4-30 4-8 8-17 13-21 9-8 17-13 26-17s21-4 30-4c12 0 21 0 29 4 9 4 17 9 26 17 4 8 12 17 17 30 0 12 4 29 4 46zM73 21c-9 0-13 4-17 4-4 4-9 4-13 9-4 4-9 8-9 17-4 4-4 12-4 17 0 8 0 12 0 21 4 4 4 8 9 12 4 5 8 5 13 9 4 0 12 4 21 4 4 0 8-4 12-4 5 0 9 0 13 0 4-4 9-4 9-9 4 0 8 0 12-4 0-12 0-25-4-34 0-12-4-17-8-25-5-4-9-9-17-13-5 0-9-4-17-4z">
          <text:p/>
        </draw:path>
        <draw:path draw:style-name="gr7" draw:text-style-name="P7" draw:layer="layout" svg:width="0.081cm" svg:height="0.11cm" svg:x="6.335cm" svg:y="5.428cm" svg:viewBox="0 0 82 111" svg:d="M0 90c4 0 13 0 17-4 4 0 10 0 14-4 4 0 8-5 13-9 0-4 0-8 0-13 0-4 0-8 0-8 0-4-5-9-5-9-4-4-4-8-8-8 0-4 0-9 0-13 0 0 0-4 0-9l4-5c0-4 4-4 9-4 0-4 4-4 8-4 5 0 9 0 13 4 4 0 4 4 8 4 5 5 5 10 5 14 4 9 4 13 4 21 0 9 0 17-4 26-5 8-9 17-17 21-4 9-13 13-26 17-8 4-22 4-35 4z">
          <text:p/>
        </draw:path>
        <draw:path draw:style-name="gr8" draw:text-style-name="P8" draw:layer="layout" svg:width="0.152cm" svg:height="0.22cm" svg:x="4.623cm" svg:y="5.793cm" svg:viewBox="0 0 153 221" svg:d="M153 217c-8 4-12 4-21 4-8 0-13 0-21 0-21 0-38-4-47-13-8-8-17-25-17-42v-89h-47v-26h47v-43l30-8v51h76v26h-76v85c0 12 4 21 8 25 9 9 17 13 30 13 4 0 13-4 17-4 9 0 13 0 21-5z">
          <text:p/>
        </draw:path>
        <draw:path draw:style-name="gr8" draw:text-style-name="P8" draw:layer="layout" svg:width="0.166cm" svg:height="0.238cm" svg:x="4.809cm" svg:y="5.843cm" svg:viewBox="0 0 167 239" svg:d="M167 0l-55 153c-9 13-13 25-18 38-8 9-12 22-21 27-8 8-18 12-26 16-9 5-17 5-30 5-4 0-4 0-8 0 0 0-4 0-9 0v-26c5 0 9 0 9 0 4 0 8 0 8 0 9 0 13 0 17-4 4 0 9 0 13-4 4-5 8-10 14-18 4-4 4-9 8-17l-64-170h29l44 111 8 29 13-29 38-111z">
          <text:p/>
        </draw:path>
        <draw:path draw:style-name="gr8" draw:text-style-name="P8" draw:layer="layout" svg:width="0.144cm" svg:height="0.238cm" svg:x="5.013cm" svg:y="5.843cm" svg:viewBox="0 0 145 239" svg:d="M145 81c0 17-4 30-4 42-4 9-13 17-21 26-5 8-13 12-27 17-9 4-21 4-30 4-8 0-12 0-17 0-4 0-12 0-17-4v73h-29v-239h25l4 30c9-13 17-21 26-25 8-5 21-5 29-5 13 0 23 0 27 5 9 4 13 8 21 17 5 8 9 16 9 25 4 13 4 21 4 34zM115 85c0-8 0-17 0-25-4-9-4-13-8-17-5-9-5-13-10-13-4-4-13-4-17-4s-8 0-12 0c-5 0-5 4-9 4-4 4-8 8-13 13-4 4-12 8-17 17v80c5 5 13 5 17 5 9 4 13 4 17 4 17 0 30-9 39-17 9-13 13-26 13-47z">
          <text:p/>
        </draw:path>
        <draw:path draw:style-name="gr8" draw:text-style-name="P8" draw:layer="layout" svg:width="0.149cm" svg:height="0.17cm" svg:x="5.195cm" svg:y="5.843cm" svg:viewBox="0 0 150 171" svg:d="M150 77c0 4 0 8 0 8 0 5 0 9 0 9h-120c0 17 4 29 12 42 13 9 27 13 44 13 4 0 8 0 12 0 9 0 13-4 17-4 5 0 9 0 13 0s9-5 13-5v27c-9 0-17 4-30 4-8 0-17 0-29 0-13 0-27 0-40-4-8-5-16-9-25-18-4-9-8-17-13-26-4-12-4-25-4-38 0-12 0-21 4-34 5-8 9-17 13-25 9-8 17-17 25-21 9-5 23-5 35-5 9 0 21 0 30 5 8 4 17 8 21 17 9 4 13 12 17 21 0 13 5 21 5 34zM120 73c0-9 0-13-5-22 0-4-4-8-8-12-4-9-9-9-13-13s-12-4-21-4c-4 0-13 0-18 4-4 4-8 4-13 8-4 9-8 13-8 17-4 9-4 13-4 22z">
          <text:p/>
        </draw:path>
        <draw:path draw:style-name="gr8" draw:text-style-name="P8" draw:layer="layout" svg:width="0.145cm" svg:height="0.081cm" svg:x="5.381cm" svg:y="5.881cm" svg:viewBox="0 0 146 82" svg:d="M146 22h-146v-22h146zM146 82h-146v-27h146z">
          <text:p/>
        </draw:path>
        <draw:path draw:style-name="gr9" draw:text-style-name="P9" draw:layer="layout" svg:width="0.097cm" svg:height="0.08cm" svg:x="5.594cm" svg:y="5.776cm" svg:viewBox="0 0 98 81" svg:d="M33 0l-4 81h-25l-4-81zM98 0l-4 81h-27l-4-81z">
          <text:p/>
        </draw:path>
        <draw:path draw:style-name="gr9" draw:text-style-name="P9" draw:layer="layout" svg:width="0.148cm" svg:height="0.22cm" svg:x="5.746cm" svg:y="5.793cm" svg:viewBox="0 0 149 221" svg:d="M149 217c-4 4-12 4-17 4-8 0-16 0-21 0-22 0-39-4-47-13-13-8-17-25-17-42v-89h-47v-26h47v-43l29-8v51h73v26h-73v85c0 12 5 21 9 25 8 9 18 13 31 13 4 0 8-4 16-4 5 0 13 0 17-5z">
          <text:p/>
        </draw:path>
        <draw:polygon draw:style-name="gr9" draw:text-style-name="P9" draw:layer="layout" svg:width="0.174cm" svg:height="0.17cm" svg:x="5.928cm" svg:y="5.843cm" svg:viewBox="0 0 175 171" draw:points="175,0 154,171 116,171 94,98 90,81 82,102 61,171 26,171 0,0 30,0 44,115 48,140 56,119 77,43 99,43 124,119 133,140 137,115 150,0">
          <text:p/>
        </draw:polygon>
        <draw:path draw:style-name="gr9" draw:text-style-name="P9" draw:layer="layout" svg:width="0.157cm" svg:height="0.17cm" svg:x="6.123cm" svg:y="5.843cm" svg:viewBox="0 0 158 171" svg:d="M158 85c0 13 0 26-4 34-4 13-9 21-17 30-4 9-13 13-25 18-9 4-22 4-34 4-9 0-21 0-30-4-10-5-18-9-27-18-4-4-12-17-12-26-4-12-9-21-9-38 0-12 5-25 9-34 0-13 8-21 12-29 9-5 17-13 27-17 13-5 21-5 34-5s21 0 34 5c8 4 17 8 21 17 8 8 13 16 17 25 4 13 4 26 4 38zM129 85c0-8 0-17-5-25 0-9-4-17-8-22-4-4-9-8-13-12-8 0-13 0-21 0s-17 0-21 4c-9 4-13 8-17 13-6 4-10 12-10 21-4 4-4 13-4 21 0 13 4 21 4 26 4 8 4 17 10 21 4 4 13 8 17 13 4 0 13 4 21 4s17-4 21-4c4-5 13-9 17-17 0-5 4-13 9-17 0-9 0-17 0-26z">
          <text:p/>
        </draw:path>
        <draw:path draw:style-name="gr9" draw:text-style-name="P9" draw:layer="layout" svg:width="0.055cm" svg:height="0.055cm" svg:x="6.361cm" svg:y="5.958cm" svg:viewBox="0 0 56 56" svg:d="M30 0c0 0 4 4 8 4s8 4 8 4c6 6 6 10 10 10 0 4 0 8 0 13 0 4 0 8 0 12-4 0-4 4-10 9 0 0-4 4-8 4s-8 0-8 0c-5 0-9 0-13 0-5 0-5-4-9-4-4-5-4-9-4-9-4-4-4-8-4-12 0-5 0-9 4-13 0 0 0-4 4-10 4 0 4-4 9-4 4 0 8-4 13-4z">
          <text:p/>
        </draw:path>
        <draw:path draw:style-name="gr9" draw:text-style-name="P9" draw:layer="layout" svg:width="0.128cm" svg:height="0.17cm" svg:x="6.513cm" svg:y="5.843cm" svg:viewBox="0 0 129 171" svg:d="M129 123c0 5 0 13 0 17-5 5-9 9-9 13-4 5-8 5-13 9-4 0-8 5-17 5-4 4-8 4-12 4-9 0-13 0-17 0-13 0-22 0-30 0-14 0-22-4-31-4v-27c9 0 21 5 31 5 8 4 17 4 30 4 12 0 21-4 29-9 5-4 9-8 9-12 0-5 0-9 0-9 0-4-4-4-4-8-5 0-9-5-17-9-5 0-13-4-22-4-8-4-17-8-21-8-9-5-14-9-18-13-4 0-8-9-12-13 0-4 0-9 0-17 0-4 0-9 0-17 4-4 8-8 12-13 4-4 14-8 22-12 9-5 22-5 34-5 5 0 13 0 22 0 8 0 17 0 25 5v25c-8-4-17-4-25-4-9 0-17-4-22-4-8 0-12 4-21 4-4 0-8 0-8 4-5 0-9 4-9 4 0 4-4 9-4 9 0 4 4 8 4 8 0 4 4 4 4 9 5 4 9 4 17 8 5 0 13 5 22 5 8 4 17 8 25 12 4 0 13 5 13 9 4 4 8 8 13 12 0 5 0 13 0 17z">
          <text:p/>
        </draw:path>
        <draw:path draw:style-name="gr9" draw:text-style-name="P9" draw:layer="layout" svg:width="0.14cm" svg:height="0.17cm" svg:x="6.691cm" svg:y="5.843cm" svg:viewBox="0 0 141 171" svg:d="M112 171v-26c-9 13-18 17-26 22-8 4-21 4-30 4s-18 0-26 0c-4-4-13-9-17-13-4-5-8-9-8-13-5-9-5-13-5-22 0-17 9-29 22-38 12-8 30-12 56-12h34v-18c0-8-5-17-9-21-9-8-17-8-30-8-12 0-21 0-30 0-9 4-17 4-30 8v-25c4 0 9 0 13-4 4 0 12 0 17 0 4-5 9-5 13-5 9 0 13 0 17 0 13 0 21 0 30 5 9 0 13 4 21 8 5 4 9 9 13 17 0 8 4 13 4 25v116zM112 94h-39c-8 0-12 0-17 0-9 4-13 4-13 8-5 0-9 4-9 9 0 4-4 8-4 12 0 5 4 5 4 9s0 4 4 8c0 5 5 5 9 5 5 4 9 4 14 4 8 0 12-4 21-9 8-4 17-8 30-17z">
          <text:p/>
        </draw:path>
        <draw:path draw:style-name="gr9" draw:text-style-name="P9" draw:layer="layout" svg:width="0.157cm" svg:height="0.17cm" svg:x="6.874cm" svg:y="5.843cm" svg:viewBox="0 0 158 171" svg:d="M128 171v-120c0-8 0-13 0-13 0-4 0-8 0-8 0-4-5-4-5-4l-4-4c-4 0-4 4-8 4 0 0 0 4-5 4 0 4-4 8-8 13 0 4-4 12-8 17v111h-27v-120c0-4 0-8 0-13 0-4 0-8-4-8 0-4 0-4 0-4-4 0-4-4-4-4-5 0-5 4-9 4l-4 4c-4 4-4 8-8 13-5 4-5 12-9 17v111h-25v-171h21v34c4-8 4-12 8-17 5-4 5-8 9-8 4-4 4-9 8-9s9 0 13 0c8 0 18 0 22 9 4 4 4 13 4 25 5-4 5-8 9-12 4-5 4-9 8-13s4-4 9-9c4 0 8 0 12 0 22 0 35 17 35 47v124z">
          <text:p/>
        </draw:path>
        <draw:path draw:style-name="gr9" draw:text-style-name="P9" draw:layer="layout" svg:width="0.144cm" svg:height="0.238cm" svg:x="7.069cm" svg:y="5.843cm" svg:viewBox="0 0 145 239" svg:d="M145 81c0 17 0 30-5 42-4 9-12 17-21 26-4 8-13 12-25 17-9 4-21 4-30 4-8 0-13 0-17 0s-8 0-17-4v73h-30v-239h26l4 30c9-13 17-21 26-25 8-5 21-5 29-5 13 0 21 0 26 5 8 4 12 8 21 17 4 8 8 16 8 25 5 13 5 21 5 34zM115 85c0-8 0-17 0-25-4-9-4-13-9-17 0-9-4-13-8-13-4-4-13-4-17-4s-8 0-13 0c0 0-4 4-8 4-4 4-9 8-13 13-4 4-12 8-17 17v80c5 5 13 5 17 5 9 4 13 4 17 4 17 0 30-9 38-17 9-13 13-26 13-47z">
          <text:p/>
        </draw:path>
        <draw:polygon draw:style-name="gr9" draw:text-style-name="P9" draw:layer="layout" svg:width="0.132cm" svg:height="0.237cm" svg:x="7.259cm" svg:y="5.776cm" svg:viewBox="0 0 133 238" draw:points="56,25 5,25 5,0 86,0 86,213 133,213 133,238 0,238 0,213 56,213">
          <text:p/>
        </draw:polygon>
        <draw:path draw:style-name="gr9" draw:text-style-name="P9" draw:layer="layout" svg:width="0.149cm" svg:height="0.17cm" svg:x="7.437cm" svg:y="5.843cm" svg:viewBox="0 0 150 171" svg:d="M150 77c0 4 0 8 0 8 0 5 0 9 0 9h-120c0 17 4 29 14 42 13 9 25 13 42 13 4 0 9 0 17 0 4 0 9-4 13-4s8 0 12 0c5 0 9-5 13-5v27c-8 0-17 4-29 4-9 0-17 0-30 0s-25 0-38-4c-10-5-18-9-27-18-4-9-8-17-12-26-5-12-5-25-5-38 0-12 0-21 5-34 4-8 8-17 17-25 4-9 12-17 22-21 8-5 21-5 34-5 8 0 21 0 29 5 9 4 17 8 21 17 9 4 13 12 17 21 0 12 5 21 5 34zM120 73c0-9 0-13-4-22 0-4-4-8-9-13-4-8-8-8-12-12-5-4-13-4-22-4-4 0-8 0-16 4-5 4-9 4-13 8-4 9-4 13-10 17 0 9-4 13-4 22z">
          <text:p/>
        </draw:path>
        <draw:path draw:style-name="gr9" draw:text-style-name="P9" draw:layer="layout" svg:width="0.098cm" svg:height="0.08cm" svg:x="7.649cm" svg:y="5.776cm" svg:viewBox="0 0 99 81" svg:d="M34 0l-4 81h-25l-5-81zM99 0l-4 81h-26l-4-81z">
          <text:p/>
        </draw:path>
        <draw:path draw:style-name="gr7" draw:text-style-name="P7" draw:layer="layout" svg:width="0.081cm" svg:height="0.11cm" svg:x="7.831cm" svg:y="5.958cm" svg:viewBox="0 0 82 111" svg:d="M0 90c5 0 9 0 18-4 4 0 8 0 12-5 5 0 9-4 9-8 4-4 4-9 4-13s0-8 0-8c-4-5-4-9-8-9 0-4-5-9-5-9 0-4 0-9 0-13 0 0 0-4 0-8 0 0 0-5 5-5 0-4 4-4 4-4 4-4 8-4 13-4s9 0 9 4c4 0 8 4 13 4 0 5 4 9 4 13 4 9 4 13 4 22s-4 17-4 26c-4 8-9 17-17 21-9 8-18 13-26 17-9 4-22 4-35 4z">
          <text:p/>
        </draw:path>
        <draw:path draw:style-name="gr8" draw:text-style-name="P8" draw:layer="layout" svg:width="0.139cm" svg:height="0.174cm" svg:x="4.636cm" svg:y="6.343cm" svg:viewBox="0 0 140 175" svg:d="M111 175v-25c-9 8-17 17-26 21-8 4-21 4-29 4-9 0-17 0-26-4-8 0-14-4-18-8-4-5-8-9-8-17-4-6-4-10-4-18 0-17 8-30 22-38 8-9 29-17 55-17h34v-13c0-9-4-17-13-25-4-5-13-9-25-9-13 0-22 4-30 4-9 5-17 5-31 9v-26c4 0 10-4 14-4s8 0 17-4c4 0 8 0 13 0 8 0 13-5 17-5 12 0 21 5 29 5 9 4 13 8 17 13 9 4 13 8 17 17 0 4 4 12 4 21v119zM111 98h-38c-9 0-13 0-17 0-9 0-13 4-13 9-4 0-9 4-9 8s-4 8-4 13c0 4 0 4 4 8 0 4 0 4 5 10 0 0 4 4 8 4s9 4 13 4 13-4 21-8c9-6 17-10 30-18z">
          <text:p/>
        </draw:path>
        <draw:polygon draw:style-name="gr8" draw:text-style-name="P8" draw:layer="layout" svg:width="0.136cm" svg:height="0.237cm" svg:x="4.83cm" svg:y="6.28cm" svg:viewBox="0 0 137 238" draw:points="56,26 9,26 9,0 85,0 85,213 137,213 137,238 0,238 0,213 56,213">
          <text:p/>
        </draw:polygon>
        <draw:path draw:style-name="gr8" draw:text-style-name="P8" draw:layer="layout" svg:width="0.149cm" svg:height="0.22cm" svg:x="5cm" svg:y="6.297cm" svg:viewBox="0 0 150 221" svg:d="M150 217c-5 0-13 4-22 4-4 0-12 0-21 0-22 0-35-4-47-12-9-13-13-27-13-48v-85h-47v-25h47v-47l25-4v51h78v25h-78v85c0 12 5 21 13 25 4 10 13 10 26 10 9 0 13 0 17 0 9 0 13 0 22-6z">
          <text:p/>
        </draw:path>
        <draw:path draw:style-name="gr8" draw:text-style-name="P8" draw:layer="layout" svg:width="0.149cm" svg:height="0.174cm" svg:x="5.195cm" svg:y="6.344cm" svg:viewBox="0 0 150 175" svg:d="M150 80c0 4 0 9 0 9 0 4 0 4 0 8h-120c0 17 4 30 13 38 12 10 26 18 43 18 4 0 9-4 13-4 8 0 12 0 17 0 4 0 8 0 12-4 5 0 9 0 13 0v21c-8 4-17 4-30 9-8 0-16 0-29 0s-27 0-39-5c-9-4-17-8-26-17-4-8-8-18-12-31-5-8-5-21-5-33 0-13 0-22 5-34 4-9 8-21 12-26 9-8 17-17 26-21 8-4 22-8 35-8 8 0 21 4 29 8 9 4 17 9 21 13 9 8 13 17 17 25 0 9 5 21 5 34zM120 76c0-9 0-17-4-21 0-5-5-13-9-17s-8-9-12-9c-5-4-13-4-22-4-4 0-12 0-18 4-4 0-8 5-12 9-5 4-9 12-9 17-4 4-4 12-4 21z">
          <text:p/>
        </draw:path>
        <draw:path draw:style-name="gr8" draw:text-style-name="P8" draw:layer="layout" svg:width="0.138cm" svg:height="0.174cm" svg:x="5.394cm" svg:y="6.344cm" svg:viewBox="0 0 139 175" svg:d="M0 4h27l4 30c8-9 17-17 25-26 13-4 22-8 30-8 17 0 30 8 42 17 9 12 13 29 9 50h-26c0-12-4-25-8-29-4-9-13-13-21-13-4 0-9 4-9 4-4 0-8 5-12 5-5 4-9 8-13 12-9 4-13 13-17 17v112h-31z">
          <text:p/>
        </draw:path>
        <draw:path draw:style-name="gr8" draw:text-style-name="P8" draw:layer="layout" svg:width="0.131cm" svg:height="0.174cm" svg:x="5.577cm" svg:y="6.343cm" svg:viewBox="0 0 132 175" svg:d="M0 5h25v30c4-9 9-13 13-17 4-5 8-5 12-9 5-4 13-4 17-4 5 0 9-5 13-5 17 0 30 9 38 18 10 8 14 25 14 46v111h-31v-111c0-13 0-21-4-25-4-9-13-13-21-13-4 0-9 0-13 4-4 0-4 0-8 5-5 4-9 4-13 12-4 4-8 9-17 13v115h-25z">
          <text:p/>
        </draw:path>
        <draw:path draw:style-name="gr8" draw:text-style-name="P8" draw:layer="layout" svg:width="0.135cm" svg:height="0.174cm" svg:x="5.759cm" svg:y="6.343cm" svg:viewBox="0 0 136 175" svg:d="M110 175v-25c-8 8-17 17-30 21-8 4-17 4-29 4-9 0-17 0-21-4-9 0-13-4-17-8-5-5-9-9-13-17 0-6 0-10 0-18 0-17 4-30 17-38 13-9 30-17 55-17h34v-13c0-9-4-17-9-25-4-5-17-9-29-9-9 0-17 4-26 4-12 5-21 5-29 9v-26c4 0 8-4 12-4 5 0 9 0 13-4 4 0 13 0 17 0s8-5 17-5c8 0 17 5 25 5 9 4 18 8 22 13 5 4 9 8 13 17 4 4 4 12 4 21v119zM106 98h-34c-9 0-17 0-21 0s-9 4-13 9c-4 0-4 4-8 8 0 4 0 8 0 13 0 4 0 4 0 8s4 4 4 10c4 0 8 4 8 4 5 0 9 4 13 4 8 0 17-4 25-8 9-6 17-10 26-18z">
          <text:p/>
        </draw:path>
        <draw:path draw:style-name="gr8" draw:text-style-name="P8" draw:layer="layout" svg:width="0.148cm" svg:height="0.22cm" svg:x="5.933cm" svg:y="6.297cm" svg:viewBox="0 0 149 221" svg:d="M149 217c-4 0-13 4-17 4-8 0-17 0-21 0-21 0-38-4-47-12-13-13-18-27-18-48v-85h-46v-25h46v-47l31-4v51h72v25h-72v85c0 13 4 21 8 25 9 10 17 10 30 10 4 0 9 0 17 0 4 0 13 0 17-5z">
          <text:p/>
        </draw:path>
        <draw:path draw:style-name="gr8" draw:text-style-name="P8" draw:layer="layout" svg:width="0.136cm" svg:height="0.237cm" svg:x="6.136cm" svg:y="6.28cm" svg:viewBox="0 0 137 238" svg:d="M56 94h-47v-25h77v144h51v25h-137v-25h56zM69 0c0 0 4 0 8 0 0 0 5 5 9 5 0 4 0 4 4 9 0 4 0 4 0 8s0 4 0 9c-4 4-4 4-4 8-4 0-9 4-9 4-4 0-8 0-8 0-4 0-8 0-8 0-5 0-9-4-9-4-4-4-4-4-4-8-4-5-4-5-4-9s0-4 4-8c0-5 0-5 4-9 0 0 4-5 9-5 0 0 4 0 8 0z">
          <text:p/>
        </draw:path>
        <draw:polygon draw:style-name="gr8" draw:text-style-name="P8" draw:layer="layout" svg:width="0.165cm" svg:height="0.17cm" svg:x="6.306cm" svg:y="6.348cm" svg:viewBox="0 0 166 171" draw:points="0,0 33,0 77,110 86,140 94,110 132,0 166,0 102,171 68,171">
          <text:p/>
        </draw:polygon>
        <draw:path draw:style-name="gr8" draw:text-style-name="P8" draw:layer="layout" svg:width="0.148cm" svg:height="0.174cm" svg:x="6.501cm" svg:y="6.344cm" svg:viewBox="0 0 149 175" svg:d="M149 80c0 4 0 9 0 9 0 4 0 4 0 8h-116c0 17 5 30 13 38 9 10 21 18 43 18 5 0 9-4 13-4s9 0 13 0 8 0 13-4c4 0 8 0 12 0v21c-8 4-17 4-25 9-9 0-21 0-31 0-17 0-29 0-38-5-8-4-17-8-25-17-9-8-13-18-13-31-4-8-8-21-8-33 0-13 4-22 8-34 0-9 9-21 13-26 8-8 12-17 25-21 9-4 17-8 30-8s22 4 35 8c8 4 12 9 21 13 4 8 8 17 13 25 4 9 4 21 4 34zM119 76c0-9 0-17 0-21-4-5-4-13-8-17-5-4-9-9-17-9-5-4-10-4-18-4-9 0-13 0-17 4-4 0-9 5-13 9s-8 12-8 17c-5 4-5 12-5 21z">
          <text:p/>
        </draw:path>
        <draw:path draw:style-name="gr8" draw:text-style-name="P8" draw:layer="layout" svg:width="0.145cm" svg:height="0.084cm" svg:x="6.691cm" svg:y="6.382cm" svg:viewBox="0 0 146 85" svg:d="M146 25h-146v-25h146zM146 85h-146v-25h146z">
          <text:p/>
        </draw:path>
        <draw:path draw:style-name="gr9" draw:text-style-name="P9" draw:layer="layout" svg:width="0.102cm" svg:height="0.081cm" svg:x="6.899cm" svg:y="6.28cm" svg:viewBox="0 0 103 82" svg:d="M39 0l-4 82h-31l-4-82zM103 0l-5 82h-25l-8-82z">
          <text:p/>
        </draw:path>
        <draw:path draw:style-name="gr9" draw:text-style-name="P9" draw:layer="layout" svg:width="0.148cm" svg:height="0.22cm" svg:x="7.056cm" svg:y="6.297cm" svg:viewBox="0 0 149 221" svg:d="M149 217c-4 0-13 4-21 4-4 0-14 0-22 0-21 0-34-4-47-12-8-13-12-27-12-48v-85h-47v-25h47v-47l25-4v51h77v25h-77v85c0 12 4 21 13 25 4 10 12 10 25 10 8 0 14 0 18 0 8 0 13 0 21-6z">
          <text:p/>
        </draw:path>
        <draw:polygon draw:style-name="gr9" draw:text-style-name="P9" draw:layer="layout" svg:width="0.174cm" svg:height="0.169cm" svg:x="7.238cm" svg:y="6.348cm" svg:viewBox="0 0 175 170" draw:points="175,0 149,170 116,170 89,97 85,80 81,97 55,170 21,170 0,0 26,0 43,114 43,140 51,118 76,42 98,42 124,114 132,140 132,114 145,0">
          <text:p/>
        </draw:polygon>
        <draw:path draw:style-name="gr9" draw:text-style-name="P9" draw:layer="layout" svg:width="0.157cm" svg:height="0.174cm" svg:x="7.433cm" svg:y="6.343cm" svg:viewBox="0 0 158 175" svg:d="M158 90c0 12-4 21-9 33 0 9-8 23-12 27-10 8-18 17-27 21-8 4-21 4-34 4-12 0-21 0-33-4-9-4-17-8-22-17-8-8-12-18-17-26-4-13-4-26-4-38 0-13 0-26 4-34 5-13 9-21 17-30 9-8 17-13 26-17 8-4 21-9 34-9 12 0 21 5 29 9 13 4 17 9 27 17 8 4 12 13 17 25 0 9 4 22 4 39zM127 90c0-13 0-22-4-30-4-4-4-13-8-17-5-4-9-8-17-13-5 0-13-4-22-4-8 0-12 4-21 4-4 5-12 9-12 17-5 4-9 13-9 17-4 9-4 17-4 26 0 8 0 17 4 25 0 8 4 17 9 21 4 4 8 10 17 14 4 0 12 0 16 0 9 0 17 0 26-4 4-6 8-10 13-14 4-4 8-13 8-21 4-4 4-13 4-21z">
          <text:p/>
        </draw:path>
        <draw:path draw:style-name="gr9" draw:text-style-name="P9" draw:layer="layout" svg:width="0.055cm" svg:height="0.055cm" svg:x="7.671cm" svg:y="6.462cm" svg:viewBox="0 0 56 56" svg:d="M26 0c4 0 8 0 13 5 0 0 4 0 8 5 0 4 4 4 4 8s5 9 5 13-5 4-5 8c0 5-4 9-4 9-4 4-8 4-8 8-5 0-9 0-13 0s-9 0-9 0c-4-4-8-4-8-8-4 0-9-4-9-9 0-4 0-4 0-8s0-9 0-13 5-4 9-8c0-5 4-5 8-5 0-5 5-5 9-5z">
          <text:p/>
        </draw:path>
        <draw:path draw:style-name="gr9" draw:text-style-name="P9" draw:layer="layout" svg:width="0.127cm" svg:height="0.174cm" svg:x="7.823cm" svg:y="6.343cm" svg:viewBox="0 0 128 175" svg:d="M128 128c0 4 0 8-4 12 0 10-4 14-8 14-6 4-6 9-14 13-4 0-9 4-13 4s-8 4-17 4c-4 0-8 0-13 0-12 0-25 0-33 0-9 0-18-4-26-4v-31c8 6 17 10 26 10 12 0 21 0 29 0 13 0 26 0 30-4 8-6 13-10 13-18 0 0 0-5-5-9 0 0 0-4-4-4-4-4-8-4-13-8-4 0-12-5-25-9-4 0-13-4-17-4-8-4-13-9-17-13s-9-8-13-13c-4-4-4-12-4-17 0-4 0-12 4-16 0-5 4-9 9-17 8-5 13-9 21-9 13-4 21-9 34-9 8 0 17 5 21 5 9 0 17 0 27 4v26c-10-5-18-5-27-5-8-4-13-4-21-4-4 0-13 0-17 4-4 0-8 0-13 5-4 0-4 4-4 4-4 4-4 8-4 8 0 4 0 9 0 9 4 4 4 4 8 8 5 0 9 4 13 4 4 5 13 9 21 9 13 4 21 8 26 8 8 5 12 9 18 13 4 4 8 9 8 13 4 4 4 8 4 17z">
          <text:p/>
        </draw:path>
        <draw:path draw:style-name="gr9" draw:text-style-name="P9" draw:layer="layout" svg:width="0.136cm" svg:height="0.237cm" svg:x="8.005cm" svg:y="6.28cm" svg:viewBox="0 0 137 238" svg:d="M57 94h-48v-25h77v144h51v25h-137v-25h57zM69 0c0 0 4 0 9 0l4 5c4 4 4 4 8 9 0 4 0 4 0 8s0 4 0 9c-4 4-4 4-8 8l-4 4c-5 0-9 0-9 0-4 0-8 0-12 0l-5-4c-4-4-4-4-4-8-4-5-4-5-4-9s0-4 4-8c0-5 0-5 4-9l5-5c4 0 8 0 12 0z">
          <text:p/>
        </draw:path>
        <draw:path draw:style-name="gr9" draw:text-style-name="P9" draw:layer="layout" svg:width="0.14cm" svg:height="0.237cm" svg:x="8.183cm" svg:y="6.28cm" svg:viewBox="0 0 141 238" svg:d="M0 158c0-17 0-30 5-38 4-13 12-21 16-30 9-8 17-13 26-17 13-4 21-4 34-4 4 0 14 0 18 0s8 0 13 4v-73h29v238h-25v-34c-9 13-17 22-26 26-9 8-22 8-30 8-13 0-22 0-26-4-8-4-17-8-21-17-4-8-8-17-8-25-5-13-5-21-5-34zM30 154c0 21 4 38 8 46 5 9 13 13 26 13 8 0 13 0 21-9 10-4 18-17 27-29v-76c-5-5-9-5-13-5-9-4-14-4-18-4-17 0-30 9-38 17-9 8-13 25-13 47z">
          <text:p/>
        </draw:path>
        <draw:path draw:style-name="gr9" draw:text-style-name="P9" draw:layer="layout" svg:width="0.148cm" svg:height="0.174cm" svg:x="8.37cm" svg:y="6.343cm" svg:viewBox="0 0 149 175" svg:d="M149 81c0 4 0 9 0 9 0 4 0 4 0 8h-120c0 17 9 30 17 38 9 10 22 18 43 18 4 0 8-4 13-4 4 0 8 0 12 0 5 0 9 0 13-4 4 0 9 0 14 0v21c-10 4-18 4-27 8-12 0-21 0-29 0-17 0-30 0-39-4-12-4-21-8-25-17-8-8-13-18-17-31 0-8-4-21-4-33 0-13 4-22 8-34 0-9 5-21 13-26 8-8 13-17 25-21 9-4 17-9 30-9s21 5 30 9c13 4 17 9 25 13 5 8 10 17 14 25 4 9 4 21 4 34zM119 77c0-9 0-17 0-21-5-5-5-13-9-17s-8-9-17-9c-4-4-8-4-17-4-8 0-13 0-17 4-4 0-8 5-13 9-4 4-8 12-12 17 0 4 0 12-5 21z">
          <text:p/>
        </draw:path>
        <draw:path draw:style-name="gr9" draw:text-style-name="P9" draw:layer="layout" svg:width="0.14cm" svg:height="0.237cm" svg:x="8.556cm" svg:y="6.28cm" svg:viewBox="0 0 141 238" svg:d="M0 158c0-17 5-30 5-38 4-13 12-21 17-30 8-8 16-13 25-17 13-4 21-4 34-4 8 0 13 0 17 0s8 0 17 4v-73h26v238h-26v-34c-9 13-17 22-26 26-8 8-21 8-29 8-13 0-17 0-26-4-8-4-12-8-17-17-8-8-8-17-12-25-5-13-5-21-5-34zM30 154c0 21 4 38 8 46 9 9 17 13 26 13 8 0 17 0 25-9 5-4 13-17 26-29v-76c-9-5-13-5-17-5-4-4-13-4-17-4-17 0-30 9-38 17-9 8-13 25-13 47z">
          <text:p/>
        </draw:path>
        <draw:path draw:style-name="gr9" draw:text-style-name="P9" draw:layer="layout" svg:width="0.102cm" svg:height="0.081cm" svg:x="8.768cm" svg:y="6.28cm" svg:viewBox="0 0 103 82" svg:d="M38 0l-4 82h-29l-5-82zM103 0l-4 82h-31l-4-82z">
          <text:p/>
        </draw:path>
        <draw:path draw:style-name="gr7" draw:text-style-name="P7" draw:layer="layout" svg:width="0.093cm" svg:height="0.318cm" svg:x="8.955cm" svg:y="6.267cm" svg:viewBox="0 0 94 319" svg:d="M17 0c52 47 77 102 77 157 0 13 0 26 0 38-4 13-8 26-13 38-8 17-17 31-25 44-9 12-21 30-39 42l-17-17c22-21 39-42 52-69 8-21 12-46 12-72 0-55-21-102-64-144z">
          <text:p/>
        </draw:path>
        <draw:path draw:style-name="gr6" draw:text-style-name="P6" draw:layer="layout" svg:width="0.144cm" svg:height="0.241cm" svg:x="4.267cm" svg:y="17.046cm" svg:viewBox="0 0 145 242" svg:d="M145 85c0 17-4 29-9 38-4 13-8 21-18 29-8 9-16 13-25 17-8 5-21 5-34 5-4 0-8 0-12 0-9 0-13-5-17-5v73h-30v-238h25l5 30c4-13 17-21 25-26 8-4 17-8 30-8 8 0 17 4 25 8 8 5 13 9 18 17 4 9 8 17 13 26 0 8 4 21 4 34zM114 85c0-9 0-17-4-21 0-9-4-13-4-22-4-4-9-8-13-13-4 0-8-4-13-4-4 0-8 4-12 4-5 0-9 5-13 5-4 4-8 8-13 12-4 5-8 9-12 18v80c4 0 8 4 17 4 4 0 12 0 16 0 17 0 26-4 39-12 8-13 12-30 12-51z">
          <text:p/>
        </draw:path>
        <draw:path draw:style-name="gr6" draw:text-style-name="P6" draw:layer="layout" svg:width="0.156cm" svg:height="0.174cm" svg:x="4.441cm" svg:y="17.046cm" svg:viewBox="0 0 157 175" svg:d="M157 89c0 13 0 21-4 34-4 8-8 21-17 25-4 9-12 17-25 22-9 5-21 5-34 5-8 0-21 0-30-5-8-5-17-9-25-18-5-8-9-16-13-25-5-13-9-25-9-38s4-25 9-34c4-13 8-21 13-30 8-8 17-12 25-17 13-4 22-8 34-8 13 0 26 4 34 8 9 5 17 9 25 17 5 4 9 13 13 26 4 8 4 21 4 38zM128 89c0-13 0-21 0-30-4-4-9-13-13-17s-8-8-13-13c-8 0-12-4-21-4-8 0-17 4-21 4-9 5-13 9-17 17-4 5-9 13-9 18 0 8-4 17-4 25s4 17 4 25c5 9 9 17 13 22 0 4 9 8 13 12 9 0 13 0 21 0 9 0 17 0 21-4 9-4 13-8 17-13 5-4 5-12 9-21 0-4 0-13 0-21z">
          <text:p/>
        </draw:path>
        <draw:polygon draw:style-name="gr6" draw:text-style-name="P6" draw:layer="layout" svg:width="0.178cm" svg:height="0.17cm" svg:x="4.619cm" svg:y="17.05cm" svg:viewBox="0 0 179 171" draw:points="179,0 153,171 119,171 93,98 89,81 85,98 59,171 25,171 0,0 29,0 42,116 46,141 55,120 76,42 97,42 124,116 132,141 136,116 149,0">
          <text:p/>
        </draw:polygon>
        <draw:path draw:style-name="gr6" draw:text-style-name="P6" draw:layer="layout" svg:width="0.144cm" svg:height="0.174cm" svg:x="4.822cm" svg:y="17.046cm" svg:viewBox="0 0 145 175" svg:d="M145 81c0 4 0 8 0 8 0 4 0 4 0 8h-114c0 18 4 30 12 39 9 8 26 17 43 17 4 0 8-4 13-4 4 0 12 0 17 0 4 0 8 0 12-5 5 0 9 0 9 0v21c-4 6-17 6-26 10-8 0-21 0-30 0-16 0-25 0-38-4-8-6-17-10-25-18-4-9-13-17-13-30-5-8-5-21-5-34s0-21 5-34c5-8 9-21 13-25 8-9 17-17 25-21 9-5 22-9 30-9 13 0 26 4 34 9 9 4 17 8 21 12 9 9 13 17 13 26 4 8 4 21 4 34zM116 76c0-8 0-17 0-21-5-4-5-13-9-17s-8-8-13-8c-8-5-13-5-21-5-4 0-13 0-17 5-4 0-8 4-13 8-4 4-8 13-8 17-4 4-4 13-4 21z">
          <text:p/>
        </draw:path>
        <draw:path draw:style-name="gr6" draw:text-style-name="P6" draw:layer="layout" svg:width="0.136cm" svg:height="0.174cm" svg:x="5.021cm" svg:y="17.046cm" svg:viewBox="0 0 137 175" svg:d="M0 4h26v30c12-9 22-17 30-26 13-4 21-8 30-8 17 0 30 8 38 17 9 12 13 29 13 51h-30c0-13 0-26-4-30-4-9-13-13-21-13-5 0-9 4-13 4s-8 5-8 5c-5 4-13 8-17 12-6 5-10 13-14 18v111h-30z">
          <text:p/>
        </draw:path>
        <draw:path draw:style-name="gr6" draw:text-style-name="P6" draw:layer="layout" svg:width="0.055cm" svg:height="0.055cm" svg:x="5.237cm" svg:y="17.165cm" svg:viewBox="0 0 56 56" svg:d="M31 0c4 0 9 0 9 4 4 0 8 0 12 4 0 4 4 4 4 9 0 4 0 9 0 13s0 4 0 9c0 4-4 8-4 8-4 4-8 4-12 9 0 0-5 0-9 0s-8 0-13 0c0-5-5-5-9-9 0 0-4-4-4-8 0-5-5-5-5-9s5-9 5-13c0-5 4-5 4-9 4-4 9-4 9-4 5-4 9-4 13-4z">
          <text:p/>
        </draw:path>
        <draw:path draw:style-name="gr6" draw:text-style-name="P6" draw:layer="layout" svg:width="0.148cm" svg:height="0.221cm" svg:x="5.373cm" svg:y="16.999cm" svg:viewBox="0 0 149 222" svg:d="M149 217c-4 0-12 5-21 5-4 0-13 0-21 0-17 0-34-5-47-13-8-13-12-25-12-47v-85h-48v-25h48v-48l29-4v52h72v25h-72v85c0 13 0 22 9 26 4 8 17 8 25 8 9 0 13 0 21 0 5 0 13 0 17-4z">
          <text:p/>
        </draw:path>
        <draw:path draw:style-name="gr6" draw:text-style-name="P6" draw:layer="layout" svg:width="0.055cm" svg:height="0.055cm" svg:x="5.615cm" svg:y="17.165cm" svg:viewBox="0 0 56 56" svg:d="M26 0c4 0 9 0 13 4 0 0 4 0 8 4 0 4 5 4 5 9 0 4 4 9 4 13s-4 4-4 9c0 4-5 8-5 8-4 4-8 4-8 9-4 0-9 0-13 0-5 0-9 0-9 0-5-5-9-5-13-9 0 0-4-4-4-8 0-5 0-5 0-9s0-9 0-13c0-5 4-5 4-9 4-4 8-4 13-4 0-4 4-4 9-4z">
          <text:p/>
        </draw:path>
        <draw:path draw:style-name="gr6" draw:text-style-name="P6" draw:layer="layout" svg:width="0.148cm" svg:height="0.221cm" svg:x="5.746cm" svg:y="16.999cm" svg:viewBox="0 0 149 222" svg:d="M149 217c-4 0-12 5-17 5-8 0-16 0-21 0-22 0-39-5-47-13-13-13-17-25-17-47v-85h-47v-25h47v-48l29-4v52h73v25h-73v85c0 13 0 22 9 26 4 8 18 8 31 8 4 0 8 0 16 0 5 0 13 0 17-4z">
          <text:p/>
        </draw:path>
        <draw:path draw:style-name="gr6" draw:text-style-name="P6" draw:layer="layout" svg:width="0.148cm" svg:height="0.174cm" svg:x="5.941cm" svg:y="17.046cm" svg:viewBox="0 0 149 175" svg:d="M149 81c0 4 0 8 0 8 0 4 0 4 0 8h-119c0 17 4 30 17 39 9 8 22 16 39 16 4 0 13-4 17-4s8 0 13 0c4 0 8 0 12-4 4 0 9 0 13 0v21c-9 5-17 5-25 10-13 0-22 0-34 0-13 0-26 0-35-5-13-5-21-9-26-18-8-8-13-16-17-29-4-9-4-21-4-34s4-21 4-34c4-9 9-21 17-26 5-8 13-16 22-21 13-4 22-8 34-8 13 0 22 4 30 8 9 5 17 9 25 13 5 8 9 17 13 25 4 9 4 22 4 35zM120 76c0-8 0-17-4-21 0-4-5-13-9-17 0-4-4-9-13-9-4-4-12-4-17-4-8 0-12 0-16 4-10 0-14 5-18 9 0 4-5 13-9 17 0 4-4 13-4 21z">
          <text:p/>
        </draw:path>
        <draw:path draw:style-name="gr6" draw:text-style-name="P6" draw:layer="layout" svg:width="0.127cm" svg:height="0.174cm" svg:x="6.14cm" svg:y="17.046cm" svg:viewBox="0 0 128 175" svg:d="M128 127c0 4 0 9-4 13 0 8-4 12-8 12 0 5-4 9-9 13-4 0-12 6-17 6-4 0-8 4-17 4-4 0-8 0-12 0-13 0-22 0-34 0-10 0-18-4-27-4v-31c9 4 17 8 31 8 8 0 17 0 26 0 16 0 25 0 33-4 5-4 9-8 9-17 0 0 0-4 0-8-4 0-4-5-9-5 0-4-4-4-12-8-5 0-13-4-21-9-9 0-18-4-22-4-8-4-13-8-18-12-4-5-8-9-13-13 0-4-4-13-4-17s4-13 4-17c5-4 5-9 13-17 5-4 14-8 22-8 9-5 18-9 30-9 9 0 17 4 26 4 4 0 12 0 21 5v25c-9-4-17-4-26-4-8-5-12-5-21-5-4 0-12 0-17 5-4 0-8 0-13 4l-4 4c-4 4-4 9-4 9 0 4 0 8 4 8 0 4 0 4 4 9 5 0 9 4 13 4 9 4 13 8 21 8 13 5 22 9 26 9 8 4 13 8 17 12 4 5 8 9 8 13 4 4 4 9 4 17z">
          <text:p/>
        </draw:path>
        <draw:path draw:style-name="gr6" draw:text-style-name="P6" draw:layer="layout" svg:width="0.152cm" svg:height="0.221cm" svg:x="6.306cm" svg:y="16.999cm" svg:viewBox="0 0 153 222" svg:d="M153 217c-8 0-12 5-21 5-8 0-13 0-21 0-21 0-38-5-47-13-13-13-17-25-17-47v-85h-47v-25h47v-48l30-4v52h76v25h-76v85c0 13 4 22 9 26 8 8 16 8 29 8 4 0 13 0 17 0s13 0 21-4z">
          <text:p/>
        </draw:path>
        <draw:path draw:style-name="gr7" draw:text-style-name="P7" draw:layer="layout" svg:width="0.094cm" svg:height="0.317cm" svg:x="6.534cm" svg:y="16.97cm" svg:viewBox="0 0 95 318" svg:d="M78 318c-51-47-78-102-78-157 0-13 0-26 5-39 0-17 4-29 12-42 5-13 14-25 23-38 12-17 21-30 38-42l17 17c-43 42-64 88-64 140 0 29 4 50 13 76 13 25 30 46 51 67z">
          <text:p/>
        </draw:path>
        <draw:path draw:style-name="gr8" draw:text-style-name="P8" draw:layer="layout" svg:width="0.135cm" svg:height="0.173cm" svg:x="4.64cm" svg:y="17.576cm" svg:viewBox="0 0 136 174" svg:d="M0 4h26l4 30c5-9 9-13 13-17 4-5 9-5 13-9s9-4 13-4 8-4 17-4c17 0 29 8 38 17 8 8 12 25 12 46v111h-29v-111c0-12-4-21-9-25-4-9-12-13-21-13-4 0-8 0-8 4-4 0-9 0-13 5-4 4-9 4-13 12-4 5-8 9-13 13v115h-30z">
          <text:p/>
        </draw:path>
        <draw:path draw:style-name="gr8" draw:text-style-name="P8" draw:layer="layout" svg:width="0.144cm" svg:height="0.085cm" svg:x="4.822cm" svg:y="17.614cm" svg:viewBox="0 0 145 86" svg:d="M145 25h-145v-25h145zM145 86h-145v-27h145z">
          <text:p/>
        </draw:path>
        <draw:polygon draw:style-name="gr11" draw:text-style-name="P11" draw:layer="layout" svg:width="0.148cm" svg:height="0.221cm" svg:x="5.009cm" svg:y="17.529cm" svg:viewBox="0 0 149 222" draw:points="149,222 111,222 46,85 25,39 25,149 25,222 0,222 0,0 38,0 98,132 119,178 119,64 119,0 149,0">
          <text:p/>
        </draw:polygon>
        <draw:path draw:style-name="gr11" draw:text-style-name="P11" draw:layer="layout" svg:width="0.153cm" svg:height="0.22cm" svg:x="5.191cm" svg:y="17.529cm" svg:viewBox="0 0 154 221" svg:d="M154 144c0 13 0 21-5 30-4 13-8 22-17 26-4 9-13 13-21 17-13 4-21 4-34 4s-26 0-35-4c-8-4-17-8-25-17-4-4-9-13-13-22 0-8-4-21-4-30v-148h30v144c0 9 4 17 4 21 0 9 4 13 8 18 4 4 9 9 14 13 8 0 13 0 21 0 17 0 30-4 34-13 8-9 13-22 13-39v-144h30z">
          <text:p/>
        </draw:path>
        <draw:polygon draw:style-name="gr11" draw:text-style-name="P11" draw:layer="layout" svg:width="0.127cm" svg:height="0.221cm" svg:x="5.399cm" svg:y="17.529cm" svg:viewBox="0 0 128 222" draw:points="128,222 0,222 0,0 33,0 33,196 128,196">
          <text:p/>
        </draw:polygon>
        <draw:polygon draw:style-name="gr11" draw:text-style-name="P11" draw:layer="layout" svg:width="0.123cm" svg:height="0.221cm" svg:x="5.589cm" svg:y="17.529cm" svg:viewBox="0 0 124 222" draw:points="124,222 0,222 0,0 30,0 30,196 124,196">
          <text:p/>
        </draw:polygon>
        <draw:path draw:style-name="gr7" draw:text-style-name="P7" draw:layer="layout" svg:width="0.08cm" svg:height="0.111cm" svg:x="5.776cm" svg:y="17.694cm" svg:viewBox="0 0 81 112" svg:d="M0 90c4 0 8-4 17-4 4 0 9-4 14-4 4-4 8-4 8-8 4-6 4-10 4-14 0-5 0-9 0-13-4 0-4-4-8-9l-4-4c0-4-5-8-5-13 0-4 5-4 5-8 0 0 0-4 4-4 0-4 4-4 4-9 4 0 8 0 13 0 4 0 8 0 8 0 4 5 9 5 13 9 0 4 4 8 4 12 4 5 4 13 4 17 0 9-4 22-4 30-4 10-8 14-17 22-8 5-17 13-25 17-9 0-22 5-35 5z">
          <text:p/>
        </draw:path>
        <draw:path draw:style-name="gr8" draw:text-style-name="P8" draw:layer="layout" svg:width="0.144cm" svg:height="0.237cm" svg:x="4.631cm" svg:y="18.017cm" svg:viewBox="0 0 145 238" svg:d="M0 153c0-13 5-25 9-34 0-14 8-22 12-31 9-8 17-12 31-16 9-5 22-9 30-9s13 4 17 4 13 0 17 0v-67h29v234h-29v-30c-9 13-17 21-26 25-8 5-21 9-29 9-9 0-18-4-27-4-8-5-13-13-17-17-8-9-8-17-12-30 0-8-5-21-5-34zM30 153c0 21 4 34 8 47 9 8 18 12 27 12s17-4 25-8c9-8 17-17 26-30v-77c-4-4-13-4-17-4-4-5-13-5-17-5-17 0-30 5-39 17-9 10-13 27-13 48z">
          <text:p/>
        </draw:path>
        <draw:path draw:style-name="gr8" draw:text-style-name="P8" draw:layer="layout" svg:width="0.144cm" svg:height="0.174cm" svg:x="4.822cm" svg:y="18.08cm" svg:viewBox="0 0 145 175" svg:d="M145 81c0 0 0 4 0 8s0 4 0 8h-114c0 17 4 30 12 39 9 8 26 12 43 12 4 0 8 0 13 0 4 0 12 0 17 0 4 0 8-4 12-4 5 0 9 0 9 0v21c-4 5-17 5-26 5-8 5-21 5-30 5-16 0-25 0-38-5-8-5-17-13-25-17-4-9-13-17-13-30-5-9-5-21-5-34s0-25 5-34c5-13 9-21 13-30 8-8 17-12 25-16 9-5 22-9 30-9 13 0 26 4 34 9 9 0 17 8 21 12 9 9 13 17 13 26 4 8 4 21 4 34zM116 76c0-8 0-17 0-21-5-8-5-13-9-17s-8-8-13-8c-8-5-13-5-21-5-4 0-13 0-17 5-4 0-8 4-13 8-4 4-8 9-8 17-4 4-4 13-4 21z">
          <text:p/>
        </draw:path>
        <draw:polygon draw:style-name="gr8" draw:text-style-name="P8" draw:layer="layout" svg:width="0.132cm" svg:height="0.233cm" svg:x="5.017cm" svg:y="18.017cm" svg:viewBox="0 0 133 234" draw:points="56,25 4,25 4,0 86,0 86,212 133,212 133,234 0,234 0,212 56,212">
          <text:p/>
        </draw:polygon>
        <draw:path draw:style-name="gr8" draw:text-style-name="P8" draw:layer="layout" svg:width="0.148cm" svg:height="0.225cm" svg:x="5.187cm" svg:y="18.029cm" svg:viewBox="0 0 149 226" svg:d="M149 222c-4 0-13 0-21 4-5 0-13 0-22 0-21 0-33-4-47-17-9-9-13-21-13-42v-85h-46v-26h46v-46l27-10v56h76v26h-76v85c0 8 4 21 12 25 5 4 13 8 26 8 8 0 12 0 17 0 8 0 17-4 21-4z">
          <text:p/>
        </draw:path>
        <draw:path draw:style-name="gr8" draw:text-style-name="P8" draw:layer="layout" svg:width="0.139cm" svg:height="0.174cm" svg:x="5.382cm" svg:y="18.08cm" svg:viewBox="0 0 140 175" svg:d="M115 170v-22c-10 9-22 17-31 22-8 0-17 5-29 5-9 0-17 0-26-5-4 0-8-5-17-9-4-4-4-8-8-17 0-4-4-12-4-17 0-17 8-29 21-42 13-9 29-13 55-13h35v-13c0-12-6-17-10-25-8-4-17-9-29-9-9 0-17 0-30 5-8 0-17 4-25 8v-25c4-4 8-4 12-4 5 0 9-5 13-5s8 0 17-4c4 0 8 0 17 0 8 0 17 0 25 4 10 5 14 5 22 9 5 4 9 12 13 17 4 8 4 17 4 25v115zM111 93h-39c-5 0-13 5-17 5-5 0-9 4-13 4-4 4-4 8-8 13 0 0 0 4 0 12 0 0 0 5 0 9 0 0 4 4 4 8 4 0 4 0 8 4 4 0 9 0 13 0 8 0 17 0 25-4 9-4 17-12 27-21z">
          <text:p/>
        </draw:path>
        <draw:path draw:style-name="gr8" draw:text-style-name="P8" draw:layer="layout" svg:width="0.14cm" svg:height="0.085cm" svg:x="5.572cm" svg:y="18.118cm" svg:viewBox="0 0 141 86" svg:d="M141 26h-141v-26h141zM141 86h-141v-27h141z">
          <text:p/>
        </draw:path>
        <draw:path draw:style-name="gr13" draw:text-style-name="P12" draw:layer="layout" svg:width="0.174cm" svg:height="0.216cm" svg:x="5.742cm" svg:y="18.034cm" svg:viewBox="0 0 175 217" svg:d="M175 170h-39v47h-29v-47h-107v-25l94-145h42v145h39zM107 30l-77 115h77z">
          <text:p/>
        </draw:path>
        <draw:path draw:style-name="gr7" draw:text-style-name="P7" draw:layer="layout" svg:width="0.081cm" svg:height="0.11cm" svg:x="5.962cm" svg:y="18.199cm" svg:viewBox="0 0 82 111" svg:d="M0 86c5 0 13 0 17 0 5 0 9-5 13-5 4-4 9-8 9-8 4-4 4-9 4-13s0-8 0-13c-4-4-4-4-9-8 0 0 0-4-4-9 0 0 0-4 0-8s0-4 0-8c0-5 0-5 4-10 0 0 5-4 9-4 0 0 4 0 8 0s9 0 13 0c0 4 4 4 8 9 0 5 5 9 5 13 5 4 5 8 5 17 0 8-5 17-5 25-5 9-9 17-17 26-5 4-13 8-26 12-8 5-21 9-34 9z">
          <text:p/>
        </draw:path>
        <draw:path draw:style-name="gr8" draw:text-style-name="P8" draw:layer="layout" svg:width="0.127cm" svg:height="0.174cm" svg:x="4.644cm" svg:y="18.584cm" svg:viewBox="0 0 128 175" svg:d="M128 124c0 9 0 13 0 17-4 5-4 9-8 13-5 4-10 4-14 8-4 5-8 5-17 9-4 0-8 0-13 0-8 4-12 4-16 4-13 0-22 0-30-4-13 0-22 0-30-4v-26c8 5 21 5 30 5 8 4 17 4 30 4 12 0 21 0 29-4 9-5 9-13 9-17 0-5 0-9 0-9 0-4-5-4-5-8-4 0-8-5-12-5-9-4-17-4-26-8-8-5-13-5-21-9-4-4-13-4-17-8s-9-9-9-17c-4-4-4-9-4-17 0-4 0-9 0-13 4-8 9-12 13-17s13-9 21-13c9-5 22-5 34-5 4 0 13 0 21 0 9 0 17 5 27 5v26c-10 0-18-4-27-4-8 0-17 0-21 0-8 0-12 0-21 0-4 0-9 4-9 4-4 4-8 4-8 8 0 0 0 5 0 9 0 0 0 4 0 8l4 5c4 4 9 4 17 8 5 0 13 4 21 9 9 0 17 4 26 8 4 4 13 4 18 8 4 5 4 9 8 13 0 5 0 13 0 17z">
          <text:p/>
        </draw:path>
        <draw:path draw:style-name="gr8" draw:text-style-name="P8" draw:layer="layout" svg:width="0.144cm" svg:height="0.237cm" svg:x="4.818cm" svg:y="18.521cm" svg:viewBox="0 0 145 238" svg:d="M0 154c0-13 4-26 9-39 5-8 9-21 17-25 4-9 13-14 26-18 8-4 21-8 33-8 5 0 9 0 13 0 5 4 13 4 17 4v-68h30v234h-25l-5-29c-8 8-17 17-25 25-9 4-17 8-30 8-8 0-17-4-25-8-9-4-13-8-17-17-4-4-9-13-14-25 0-9-4-22-4-34zM30 154c0 16 5 34 9 42 8 13 17 17 25 17 9 0 17-4 26-8 8-9 17-17 25-30v-81c-4 0-12 0-17-4-4 0-13 0-17 0-17 0-29 4-38 13-8 12-13 29-13 51z">
          <text:p/>
        </draw:path>
        <draw:path draw:style-name="gr8" draw:text-style-name="P8" draw:layer="layout" svg:width="0.144cm" svg:height="0.08cm" svg:x="5.009cm" svg:y="18.623cm" svg:viewBox="0 0 145 81" svg:d="M145 25h-145v-25h145zM145 81h-145v-21h145z">
          <text:p/>
        </draw:path>
        <draw:path draw:style-name="gr13" draw:text-style-name="P12" draw:layer="layout" svg:width="0.148cm" svg:height="0.22cm" svg:x="5.191cm" svg:y="18.534cm" svg:viewBox="0 0 149 221" svg:d="M149 102c0 22 0 39-4 51-9 17-13 30-26 39-8 12-21 17-33 21-17 4-35 8-52 8h-21v-25h21c12 0 25 0 39-4 8-5 17-9 25-13 9-4 13-13 17-22 4-8 4-16 4-25v-8c-4 4-12 8-21 8-8 4-21 4-29 4-14 0-23 0-31-4s-17-8-21-13c-4-4-9-12-13-21 0-8-4-17-4-25 0-9 4-18 4-31 4-8 13-13 17-21 9-4 17-13 25-17 9 0 18-4 31-4 9 0 21 4 30 4 8 4 17 13 21 17 8 8 13 21 17 34 4 14 4 26 4 47zM77 25c-8 0-13 0-22 0-4 4-9 9-13 13-4 0-4 8-8 13 0 4-4 13-4 22 0 4 4 12 4 17 0 4 4 8 8 12 0 5 4 9 13 9 4 4 9 4 18 4 4 0 8 0 13 0 4-4 8-4 12-4 4-4 9-4 13-4 4-5 8-5 8-9 0-13 0-25 0-34-4-9-8-18-8-26-4-4-13-9-17-9-4-4-13-4-17-4z">
          <text:p/>
        </draw:path>
        <draw:path draw:style-name="gr13" draw:text-style-name="P12" draw:layer="layout" svg:width="0.055cm" svg:height="0.055cm" svg:x="5.428cm" svg:y="18.703cm" svg:viewBox="0 0 56 56" svg:d="M26 0c4 0 8 0 12 0 0 4 5 4 10 9 0 0 4 4 4 8 0 0 4 4 4 10 0 4-4 8-4 12s-4 4-4 9c-5 0-10 4-10 4-4 4-8 4-12 4-5 0-9 0-9-4-4 0-8-4-13-4 0-5-4-5-4-9s0-8 0-12c0-6 0-10 0-10 0-4 4-8 4-8 5-5 9-5 13-9 0 0 4 0 9 0z">
          <text:p/>
        </draw:path>
        <draw:path draw:style-name="gr13" draw:text-style-name="P12" draw:layer="layout" svg:width="0.148cm" svg:height="0.224cm" svg:x="5.568cm" svg:y="18.534cm" svg:viewBox="0 0 149 225" svg:d="M149 165c0 9-4 18-4 26-4 9-13 13-18 17-8 4-17 9-25 13-9 0-17 4-30 4s-21-4-29-4c-9-4-17-9-26-13-4-4-8-8-13-17-4-4-4-12-4-22 0-13 4-26 13-34 4-8 17-17 34-25-17-9-26-17-30-26-8-8-13-17-13-29 0-9 5-13 5-22 4-4 8-12 12-17 9-4 13-8 22-12 8-4 21-4 33-4 9 0 22 0 30 4s13 4 21 8c5 4 10 13 14 17 0 9 4 13 4 21 0 13-4 26-13 34-5 9-18 17-30 21 8 5 12 9 17 13 8 4 13 9 18 13 4 4 8 8 8 17 4 4 4 8 4 17zM114 55c0-13-4-17-12-22-4-8-17-8-30-8-8 0-21 0-25 4-9 9-13 13-13 26 0 4 0 4 4 8 0 4 5 9 9 13 0 4 4 4 12 8 5 4 9 4 17 9 13-5 22-13 30-17 4-9 8-13 8-21zM119 169c0-4-5-8-5-13 0-4-4-8-8-13 0-4-8-8-13-12-4 0-12-4-21-9-8 5-13 5-21 9-4 4-8 8-8 12-5 5-9 9-9 13 0 5-4 9-4 13 0 5 4 10 4 14 4 4 4 4 9 8 4 5 8 5 12 5 9 4 13 4 17 4 9 0 13 0 17-4 9 0 13 0 17-5 0 0 4-4 8-8 0-4 5-9 5-14z">
          <text:p/>
        </draw:path>
        <draw:path draw:style-name="gr7" draw:text-style-name="P7" draw:layer="layout" svg:width="0.08cm" svg:height="0.11cm" svg:x="5.776cm" svg:y="18.699cm" svg:viewBox="0 0 81 111" svg:d="M0 90c4 0 13 0 17 0 4-4 9-4 14-9 4 0 8-4 8-8 4-4 4-4 4-13 0-5 0-9 0-9-4-5-4-9-8-9 0-4 0-4-4-8 0-4 0-4 0-13v-4c0-4 0-4 4-9l4-4c4 0 8-4 13-4 4 0 8 4 8 4 4 0 9 4 13 9 0 0 4 4 4 12 4 5 4 9 4 17 0 9-4 18-4 27-4 8-8 17-17 21-8 8-13 13-25 17-9 4-22 4-35 4z">
          <text:p/>
        </draw:path>
        <draw:path draw:style-name="gr8" draw:text-style-name="P8" draw:layer="layout" svg:width="0.127cm" svg:height="0.169cm" svg:x="4.644cm" svg:y="19.089cm" svg:viewBox="0 0 128 170" svg:d="M128 124c0 4 0 12 0 17-4 4-4 8-8 12-5 5-10 5-14 9-4 0-8 4-17 4-4 4-8 4-13 4-8 0-12 0-16 0-13 0-22 0-30 0-13 0-22-4-30-4v-25c8 0 21 4 30 4 8 4 17 4 30 4 12 0 21-4 29-8 9-5 9-9 9-13s0-9 0-9c0-4-5-4-5-8-4 0-8-4-12-8-9 0-17-5-26-5-8-4-13-9-21-9-4-4-13-9-17-13-4 0-9-8-9-13-4-4-4-8-4-17 0-4 0-8 0-16 4-5 9-9 13-13s13-9 21-13c9-4 22-4 34-4 4 0 13 0 21 0 9 0 17 0 27 4v26c-10-5-18-5-27-5-8 0-17-4-21-4-8 0-12 4-21 4-4 0-9 0-9 5-4 0-8 4-8 4 0 4 0 8 0 8 0 4 0 9 0 9 0 4 4 4 4 8 4 4 9 4 17 9 5 0 13 4 21 4 9 4 17 8 26 13 4 0 13 4 18 9 4 4 4 9 8 13 0 4 0 12 0 17z">
          <text:p/>
        </draw:path>
        <draw:path draw:style-name="gr8" draw:text-style-name="P8" draw:layer="layout" svg:width="0.131cm" svg:height="0.238cm" svg:x="4.831cm" svg:y="19.021cm" svg:viewBox="0 0 132 239" svg:d="M55 94h-51v-25h81v144h47v26h-132v-26h55zM63 0c4 0 8 0 8 0 5 4 5 4 9 8l5 5c0 4 0 8 0 8 0 5 0 9 0 9 0 4-5 8-5 8-4 5-4 5-9 5 0 4-4 4-8 4s-4 0-8-4c-5 0-5 0-9-5 0 0-4-4-4-8 0 0 0-4 0-9 0 0 0-4 0-8l4-5c4-4 4-4 9-8 4 0 4 0 8 0z">
          <text:p/>
        </draw:path>
        <draw:path draw:style-name="gr8" draw:text-style-name="P8" draw:layer="layout" svg:width="0.157cm" svg:height="0.237cm" svg:x="5.004cm" svg:y="19.089cm" svg:viewBox="0 0 158 238" svg:d="M133 25c0 5 4 9 4 13 4 4 4 13 4 17 0 8 0 17-4 25-4 5-8 13-13 17-8 5-13 9-21 13-9 0-17 4-25 4-9 0-18 0-23-4-4 0-12 0-12-4-5 4-5 4-9 8 0 4 0 4 0 9 0 4 0 8 4 12 5 0 9 5 17 5h44c8 0 17 0 25 4 5 0 13 4 17 8 5 5 9 9 13 13s4 13 4 17c0 8-4 17-4 21-4 9-8 13-17 17-4 5-13 10-26 14-8 4-21 4-33 4-18 0-27 0-40-4-8 0-16-4-21-9-8-5-12-9-12-13-5-5-5-9-5-17 0-9 0-17 5-22 4-4 8-12 17-16 0 0-5-5-9-5 0-4 0-4-4-8 0 0 0-4 0-9-4 0-4-4-4-4 0-8 4-17 8-21 0-8 4-13 9-17 0-4-5-4-5-8 0 0-4-5-4-9 0 0 0-4-4-8 0-5 0-9 0-13 0-9 4-13 4-21 4-9 9-13 13-17 8-9 12-13 21-13 8-4 17-4 31-4 4 0 4 0 8 0s8 0 13 0h59v25zM30 190c0 9 4 17 13 17 8 5 21 9 35 9 8 0 16 0 21-4 8 0 12-5 17-5 4-4 8-8 8-12 0 0 5-5 5-9 0-8-5-13-9-17-9 0-17-4-26-4h-47c-4 0-4 4-9 4 0 4-4 4-4 9 0 4-4 4-4 8zM38 55c0 8 0 13 5 17 0 4 4 8 8 8 0 5 4 9 9 9 4 0 9 4 18 4 4 0 8-4 12-4s9-4 13-9c4-4 4-8 8-12 0-5 0-9 0-13s0-9-4-13c0-4-4-8-4-12-4-5-9-5-13-9-4 0-8 0-12 0-9 0-14 0-18 4-5 0-9 5-13 5 0 4-4 8-4 12-5 4-5 9-5 13z">
          <text:p/>
        </draw:path>
        <draw:path draw:style-name="gr8" draw:text-style-name="P8" draw:layer="layout" svg:width="0.055cm" svg:height="0.055cm" svg:x="5.237cm" svg:y="19.203cm" svg:viewBox="0 0 56 56" svg:d="M31 0c4 0 9 4 9 4 4 0 8 5 12 5 0 4 4 8 4 8 0 5 0 10 0 14s0 8 0 13c0 0-4 4-4 8-4 0-8 4-12 4 0 0-5 0-9 0s-8 0-13 0c0 0-5-4-9-4 0-4-4-8-4-8 0-5-5-9-5-13s5-9 5-14c0 0 4-4 4-8 4 0 9-5 9-5 5 0 9-4 13-4z">
          <text:p/>
        </draw:path>
        <draw:polygon draw:style-name="gr8" draw:text-style-name="P8" draw:layer="layout" svg:width="0.136cm" svg:height="0.238cm" svg:x="5.39cm" svg:y="19.021cm" svg:viewBox="0 0 137 239" draw:points="55,26 8,26 8,0 86,0 86,213 137,213 137,239 0,239 0,213 55,213">
          <text:p/>
        </draw:polygon>
        <draw:path draw:style-name="gr8" draw:text-style-name="P8" draw:layer="layout" svg:width="0.148cm" svg:height="0.169cm" svg:x="5.568cm" svg:y="19.089cm" svg:viewBox="0 0 149 170" svg:d="M149 76c0 4 0 9 0 9 0 4 0 9 0 9h-119c0 17 4 30 12 42 13 9 26 13 43 13 4 0 8 0 17 0 4 0 8-4 12-4 5 0 9 0 13 0 5 0 10-4 14-4v25c-9 0-18 4-31 4-8 0-17 0-29 0-13 0-26 0-35-4-12-4-21-8-25-17-8-8-13-17-17-25-4-13-4-26-4-39s0-22 4-34c4-9 9-17 17-26 4-8 13-17 21-21 9-4 22-4 34-4 13 0 22 0 30 4s17 9 21 17c10 4 14 13 18 21 0 13 4 21 4 34zM119 72c0-9 0-13-5-21 0-5-4-9-8-13-4-8-8-8-13-13-4-4-12-4-17-4-8 0-12 0-21 4-4 5-9 5-13 9-4 8-4 12-8 17 0 8-4 12-4 21z">
          <text:p/>
        </draw:path>
        <draw:polygon draw:style-name="gr8" draw:text-style-name="P8" draw:layer="layout" svg:width="0.165cm" svg:height="0.17cm" svg:x="5.746cm" svg:y="19.089cm" svg:viewBox="0 0 166 171" draw:points="0,0 34,0 72,111 85,141 93,111 132,0 166,0 98,171 64,171">
          <text:p/>
        </draw:polygon>
        <draw:path draw:style-name="gr8" draw:text-style-name="P8" draw:layer="layout" svg:width="0.148cm" svg:height="0.169cm" svg:x="5.941cm" svg:y="19.089cm" svg:viewBox="0 0 149 170" svg:d="M149 76c0 4 0 9 0 9 0 4 0 9 0 9h-119c0 17 4 30 17 42 9 9 22 13 39 13 4 0 13 0 17 0s8-4 13-4c4 0 8 0 12 0s9-4 13-4v25c-9 0-17 4-25 4-13 0-22 0-34 0-13 0-26 0-35-4-13-4-21-8-26-17-8-8-13-17-17-25 0-13-4-26-4-39s4-22 4-34c4-9 9-17 17-26 5-8 13-17 22-21 13-4 22-4 34-4 13 0 22 0 30 4 9 4 17 9 25 17 5 4 9 13 13 21 4 13 4 21 4 34zM120 72c0-9 0-13-4-21 0-5-5-9-9-13 0-8-4-8-13-13-4-4-12-4-17-4-8 0-12 0-16 4-10 5-14 5-18 9 0 8-5 12-9 17 0 8-4 12-4 21z">
          <text:p/>
        </draw:path>
        <draw:polygon draw:style-name="gr8" draw:text-style-name="P8" draw:layer="layout" svg:width="0.136cm" svg:height="0.238cm" svg:x="6.136cm" svg:y="19.021cm" svg:viewBox="0 0 137 239" draw:points="56,26 10,26 10,0 86,0 86,213 137,213 137,239 0,239 0,213 56,213">
          <text:p/>
        </draw:polygon>
        <draw:path draw:style-name="gr8" draw:text-style-name="P8" draw:layer="layout" svg:width="0.144cm" svg:height="0.08cm" svg:x="6.318cm" svg:y="19.127cm" svg:viewBox="0 0 145 81" svg:d="M145 21h-145v-21h145zM145 81h-145v-25h145z">
          <text:p/>
        </draw:path>
        <draw:path draw:style-name="gr13" draw:text-style-name="P12" draw:layer="layout" svg:width="0.161cm" svg:height="0.22cm" svg:x="6.496cm" svg:y="19.038cm" svg:viewBox="0 0 162 221" svg:d="M162 110c0 17-4 34-8 47 0 12-8 25-13 34-8 12-17 17-25 26-13 4-21 4-34 4s-26 0-34-4c-9-4-17-14-26-22-5-9-13-21-13-34-4-13-9-30-9-51 0-17 5-29 5-46 4-13 8-26 17-35 9-8 17-16 26-21 8-4 21-8 34-8s25 0 34 4c8 4 17 13 25 21 5 9 9 21 13 34 4 17 8 34 8 51zM133 110c0 0 0-4 0-8-4-5-4-9-4-13l-90 68c0 8 5 12 5 17 4 4 4 8 8 12 4 5 9 5 13 9 4 0 13 4 17 4 8 0 13-4 21-8 4-5 9-9 13-17 4-5 8-13 13-26 0-8 4-21 4-38zM31 110c0 4 0 9 0 9 0 4 0 8 0 12l93-67c0-9-4-13-4-18-4-4-8-8-13-12 0-5-4-5-8-9-9 0-13 0-17 0-9 0-13 0-21 4-5 5-13 9-17 17-5 9-5 18-9 26-4 13-4 25-4 38z">
          <text:p/>
        </draw:path>
        <draw:path draw:style-name="gr13" draw:text-style-name="P12" draw:layer="layout" svg:width="0.055cm" svg:height="0.055cm" svg:x="6.734cm" svg:y="19.203cm" svg:viewBox="0 0 56 56" svg:d="M30 0c5 0 5 4 9 4s8 5 8 5c4 4 4 8 9 8 0 5 0 10 0 14s0 8 0 13c-5 0-5 4-9 8 0 0-4 4-8 4s-4 0-9 0c-4 0-8 0-12 0-5 0-5-4-9-4-4-4-4-8-4-8-5-5-5-9-5-13s0-9 5-14c0 0 0-4 4-8 4 0 4-5 9-5 4 0 8-4 12-4z">
          <text:p/>
        </draw:path>
        <draw:polygon draw:style-name="gr13" draw:text-style-name="P12" draw:layer="layout" svg:width="0.144cm" svg:height="0.221cm" svg:x="6.878cm" svg:y="19.038cm" svg:viewBox="0 0 145 222" draw:points="145,222 8,222 8,191 63,191 63,34 13,64 0,38 72,0 97,0 97,191 145,191">
          <text:p/>
        </draw:polygon>
        <draw:path draw:style-name="gr7" draw:text-style-name="P7" draw:layer="layout" svg:width="0.076cm" svg:height="0.111cm" svg:x="7.086cm" svg:y="19.203cm" svg:viewBox="0 0 77 112" svg:d="M0 89c4 0 8 0 12-4 10 0 14 0 18-4 4 0 4-4 9-9 4-4 4-8 4-12s0-9-4-9c0-4-5-8-5-8 0-5-4-9-4-9-4-4-4-8-4-13 0 0 0-4 0-8 4 0 4-4 4-4 4-5 4-5 9-5 4-4 8-4 8-4 4 0 9 0 13 4 4 0 8 5 8 5 5 4 5 8 9 12 0 9 0 13 0 22 0 8 0 17-4 25-5 9-9 17-13 21-9 9-17 13-26 18-12 5-22 5-34 5z">
          <text:p/>
        </draw:path>
        <draw:path draw:style-name="gr8" draw:text-style-name="P8" draw:layer="layout" svg:width="0.144cm" svg:height="0.242cm" svg:x="4.64cm" svg:y="19.589cm" svg:viewBox="0 0 145 243" svg:d="M145 86c0 17-4 30-9 38-4 13-8 21-16 30-5 8-13 12-26 17-8 4-21 4-29 4-9 0-13 0-18 0-4 0-13-4-18-4v72h-29v-239h25l4 30c9-13 18-21 27-26 9-4 21-8 30-8 8 0 17 4 25 8 9 5 13 9 17 17 4 9 8 17 13 26 4 9 4 22 4 35zM115 86c0-9 0-17-4-22 0-8 0-13-4-22-4-4-9-8-13-12-4 0-8-5-13-5-4 0-8 5-12 5s-9 4-13 4c-4 4-9 8-13 13-5 4-9 9-14 17v81c5 0 14 4 18 4 5 0 13 0 18 0 16 0 29-4 38-12 8-13 12-30 12-51z">
          <text:p/>
        </draw:path>
        <draw:path draw:style-name="gr8" draw:text-style-name="P8" draw:layer="layout" svg:width="0.157cm" svg:height="0.174cm" svg:x="4.818cm" svg:y="19.589cm" svg:viewBox="0 0 158 175" svg:d="M158 90c0 13-5 21-9 34-4 8-8 21-12 25-9 9-17 17-26 22-13 4-22 4-35 4s-25 0-34-4c-8-5-17-9-25-17-4-9-9-17-13-26-4-12-4-25-4-38s0-26 4-34c4-14 9-22 17-31 4-8 13-12 25-17 9-4 22-8 30-8 13 0 27 4 35 8 9 5 17 9 26 17 4 5 8 13 12 27 4 8 9 21 9 38zM128 90c0-13-4-21-4-30-4-4-9-12-13-18-4-4-8-8-13-12-9 0-14-5-22-5s-17 5-21 5c-9 4-13 8-17 18-4 4-4 12-9 16 0 9 0 17 0 26 0 8 0 17 0 26 5 8 9 16 13 21 4 4 9 8 13 12 8 0 13 0 21 0s17 0 22-4c9-4 13-8 17-13 5-4 5-12 9-21 0-4 4-13 4-21z">
          <text:p/>
        </draw:path>
        <draw:polygon draw:style-name="gr8" draw:text-style-name="P8" draw:layer="layout" svg:width="0.174cm" svg:height="0.17cm" svg:x="4.996cm" svg:y="19.593cm" svg:viewBox="0 0 175 171" draw:points="175,0 149,171 115,171 89,99 85,81 80,103 55,171 21,171 0,0 25,0 42,116 42,141 51,120 76,43 97,43 124,120 128,141 132,116 145,0">
          <text:p/>
        </draw:polygon>
        <draw:path draw:style-name="gr8" draw:text-style-name="P8" draw:layer="layout" svg:width="0.149cm" svg:height="0.174cm" svg:x="5.195cm" svg:y="19.589cm" svg:viewBox="0 0 150 175" svg:d="M150 81c0 5 0 9 0 9 0 4 0 4 0 8h-120c0 17 4 30 13 38 12 9 26 17 43 17 4 0 9-4 13-4 8 0 12 0 17 0 4 0 8 0 12-4 5 0 9 0 13 0v21c-8 5-17 5-30 9-8 0-16 0-29 0s-27 0-39-4c-9-5-17-9-26-18-4-8-8-17-12-29-5-9-5-21-5-34s0-21 5-34c4-8 8-22 12-26 9-9 17-17 26-22 8-4 22-8 35-8 8 0 21 4 29 8 9 5 17 9 21 13 9 9 13 17 17 27 0 8 5 21 5 33zM120 77c0-8 0-17-4-21 0-4-5-14-9-18s-8-8-12-8c-5-5-13-5-22-5-4 0-12 0-18 5-4 0-8 4-12 8-5 4-9 14-9 18-4 4-4 13-4 21z">
          <text:p/>
        </draw:path>
        <draw:path draw:style-name="gr8" draw:text-style-name="P8" draw:layer="layout" svg:width="0.138cm" svg:height="0.174cm" svg:x="5.394cm" svg:y="19.589cm" svg:viewBox="0 0 139 175" svg:d="M0 4h27l4 30c8-9 17-17 25-26 13-4 22-8 30-8 17 0 30 8 42 17 9 13 13 31 9 52h-26c0-13-4-27-8-31-4-8-13-13-21-13-4 0-9 5-9 5-4 0-8 4-12 4-5 4-9 8-13 14-9 4-13 12-17 16v111h-31z">
          <text:p/>
        </draw:path>
        <draw:path draw:style-name="gr8" draw:text-style-name="P8" draw:layer="layout" svg:width="0.14cm" svg:height="0.085cm" svg:x="5.572cm" svg:y="19.627cm" svg:viewBox="0 0 141 86" svg:d="M141 25h-141v-25h141zM141 86h-141v-27h141z">
          <text:p/>
        </draw:path>
        <draw:path draw:style-name="gr13" draw:text-style-name="P12" draw:layer="layout" svg:width="0.157cm" svg:height="0.221cm" svg:x="5.75cm" svg:y="19.542cm" svg:viewBox="0 0 158 222" svg:d="M158 110c0 17 0 30-4 48-4 13-9 26-17 34-4 9-13 17-25 21-9 9-23 9-35 9-13 0-21 0-30-4-13-5-17-13-25-22-9-8-13-21-17-33-5-19-5-36-5-53 0-16 0-33 5-46 4-13 8-25 17-34 4-8 12-17 25-21 9-9 21-9 34-9s22 0 31 5c12 4 21 12 25 21 8 8 13 21 17 34 4 12 4 29 4 50zM128 110c0-4 0-8 0-8 0-4 0-8 0-13l-94 69c5 5 5 13 9 17 0 4 4 9 8 13 5 4 9 4 13 8 4 0 8 0 17 0 4 0 13 0 17-4 9-4 14-8 18-17 4-4 8-17 8-25 4-14 4-27 4-40zM30 110c0 5 0 5 0 9s0 8 0 8l94-67c-4-5-4-9-8-13 0-4-4-8-9-13-4-4-9-4-13-8-5 0-9-4-13-4-9 0-17 4-21 8-9 4-13 9-17 17-4 4-9 13-9 25-4 9-4 22-4 38z">
          <text:p/>
        </draw:path>
        <draw:path draw:style-name="gr13" draw:text-style-name="P12" draw:layer="layout" svg:width="0.055cm" svg:height="0.055cm" svg:x="5.988cm" svg:y="19.708cm" svg:viewBox="0 0 56 56" svg:d="M25 0c4 0 9 0 14 4 4 0 4 0 8 4 0 5 5 5 5 10 4 4 4 8 4 12 0 5 0 5-4 9 0 4-5 8-5 8-4 5-4 5-8 9-5 0-10 0-14 0s-4 0-8 0c-4-4-9-4-9-9-4 0-4-4-8-8 0-4 0-4 0-9 0-4 0-8 0-12 4-5 4-5 8-10 0-4 5-4 9-4 4-4 4-4 8-4z">
          <text:p/>
        </draw:path>
        <draw:path draw:style-name="gr13" draw:text-style-name="P12" draw:layer="layout" svg:width="0.148cm" svg:height="0.221cm" svg:x="6.128cm" svg:y="19.542cm" svg:viewBox="0 0 149 222" svg:d="M149 98c0 21-4 38-9 56-4 13-12 25-21 38-12 9-25 17-38 21-12 5-29 9-51 9h-18v-26h18c17 0 30-4 39-4 12-4 21-8 25-13 8-8 13-12 17-21 4-8 4-18 8-31v-4c-8 4-17 4-25 9-9 4-17 4-30 4-8 0-21-4-30-4-8-5-12-9-22-13-4-9-8-13-8-21-4-9-4-17-4-26 0-12 0-21 4-29 4-9 8-17 13-21 9-9 17-13 26-17 9-5 21-5 30-5 12 0 21 0 29 5 9 4 17 8 26 17 4 8 12 17 17 29 0 13 4 30 4 47zM73 22c-9 0-13 0-17 4-4 0-9 4-13 8-4 5-9 9-9 13-4 8-4 13-4 21 0 9 0 13 0 17 4 9 4 13 9 17 4 0 8 4 13 8 4 0 12 0 21 0 4 0 8 0 12 0 5 0 9 0 13-4 4 0 9 0 9-4 4 0 8-4 12-4 0-13 0-26-4-38 0-9-4-17-8-21-5-5-9-9-17-13-5 0-9-4-17-4z">
          <text:p/>
        </draw:path>
        <draw:path draw:style-name="gr7" draw:text-style-name="P7" draw:layer="layout" svg:width="0.081cm" svg:height="0.11cm" svg:x="6.335cm" svg:y="19.708cm" svg:viewBox="0 0 82 111" svg:d="M0 90c4 0 13-5 17-5s10-4 14-4c4-4 8-4 13-8 0-4 0-9 0-13s0-8 0-13c0 0-5-4-5-8-4 0-4-5-8-5 0-5 0-9 0-13s0-4 0-9l4-4c0-4 4-4 9-8 0 0 4 0 8 0 5 0 9 0 13 0 4 4 4 4 8 8 5 4 5 9 5 13 4 4 4 13 4 18 0 8 0 21-4 30-5 8-9 12-17 21-4 4-13 12-26 17-8 0-22 4-35 4z">
          <text:p/>
        </draw:path>
      </draw:page>
      <draw:page draw:name="page10" draw:style-name="dp1" draw:master-page-name="master-page29">
        <draw:frame draw:style-name="gr2" draw:text-style-name="P2" draw:layer="layout" svg:width="20.027cm" svg:height="1.201cm" svg:x="3.996cm" svg:y="1.024cm">
          <draw:image xlink:href="Pictures/10000000000012750000011B3D6B2AEE.jpg" xlink:type="simple" xlink:show="embed" xlink:actuate="onLoad" draw:mime-type="image/jpeg">
            <text:p/>
          </draw:image>
        </draw:frame>
        <draw:polygon draw:style-name="gr1" draw:text-style-name="P1" draw:layer="layout" svg:width="20.028cm" svg:height="0.03cm" svg:x="3.996cm" svg:y="11.201cm" svg:viewBox="0 0 20029 31" draw:points="0,0 20029,0 20029,31 0,31">
          <text:p/>
        </draw:polygon>
        <draw:frame draw:style-name="gr2" draw:text-style-name="P2" draw:layer="layout" svg:width="20.044cm" svg:height="4.503cm" svg:x="3.996cm" svg:y="11.633cm">
          <draw:image xlink:href="Pictures/100000000000127900000426D2D833F8.jpg" xlink:type="simple" xlink:show="embed" xlink:actuate="onLoad" draw:mime-type="image/jpeg">
            <text:p/>
          </draw:image>
        </draw:frame>
        <draw:polygon draw:style-name="gr5" draw:text-style-name="P5" draw:layer="layout" svg:width="0.161cm" svg:height="0.221cm" svg:x="5.026cm" svg:y="3.33cm" svg:viewBox="0 0 162 222" draw:points="162,26 98,26 98,222 68,222 68,26 0,26 0,0 162,0">
          <text:p/>
        </draw:polygon>
        <draw:polygon draw:style-name="gr5" draw:text-style-name="P5" draw:layer="layout" svg:width="0.174cm" svg:height="0.165cm" svg:x="5.208cm" svg:y="3.382cm" svg:viewBox="0 0 175 166" draw:points="175,0 149,166 115,166 90,98 85,81 81,98 55,166 21,166 0,0 25,0 38,115 42,141 51,115 77,43 94,43 124,115 128,136 132,115 145,0">
          <text:p/>
        </draw:polygon>
        <draw:path draw:style-name="gr5" draw:text-style-name="P5" draw:layer="layout" svg:width="0.157cm" svg:height="0.174cm" svg:x="5.403cm" svg:y="3.377cm" svg:viewBox="0 0 158 175" svg:d="M158 89c0 13-5 22-9 34-4 9-8 21-13 26-9 8-18 17-26 22-13 4-21 4-34 4s-25 0-34-4c-8-5-17-9-21-18-8-9-13-17-17-26-4-12-4-25-4-38 0-12 0-25 4-34 4-12 9-21 17-29 4-9 13-13 25-17 9-4 22-9 34-9 9 0 21 5 30 9 8 4 17 8 26 17 5 4 13 13 13 25 4 9 9 21 9 38zM127 89c0-12-4-21-4-29-5-5-5-13-9-17s-13-9-17-13c-4 0-13-4-21-4s-17 4-21 4c-4 4-13 9-17 17-4 4-4 13-9 17 0 8 0 17 0 25 0 9 0 17 5 26 0 8 4 17 8 21s9 8 13 13c8 0 13 0 21 0s17 0 21-5c9-4 13-8 17-12 4-5 9-13 9-21 0-5 4-13 4-22z">
          <text:p/>
        </draw:path>
        <draw:polygon draw:style-name="gr5" draw:text-style-name="P5" draw:layer="layout" svg:width="0.101cm" svg:height="0.03cm" svg:x="5.613cm" svg:y="3.445cm" svg:viewBox="0 0 102 31" draw:points="0,0 102,0 102,31 0,31">
          <text:p/>
        </draw:polygon>
        <draw:path draw:style-name="gr5" draw:text-style-name="P5" draw:layer="layout" svg:width="0.131cm" svg:height="0.174cm" svg:x="5.789cm" svg:y="3.377cm" svg:viewBox="0 0 132 175" svg:d="M132 127c0 5-4 9-4 13 0 9-5 13-9 13-4 4-8 9-13 13-4 0-8 5-12 5-5 0-13 4-17 4s-9 0-17 0c-9 0-22 0-31 0-8 0-17-4-29-4v-31c12 4 21 9 29 9 14 0 22 0 31 0 13 0 25 0 29-5 9-4 13-8 13-17 0 0 0-4-4-8 0 0 0-4-4-4-5-4-9-4-13-9-4 0-13-4-25-8-5 0-13-4-23-4-4-5-8-9-16-13-5-4-5-9-9-13s-4-13-4-17 0-12 4-17c0-4 4-8 9-17 8-4 12-8 21-8 9-4 22-9 35-9 8 0 12 5 21 5 8 0 17 0 25 4v25c-8-4-17-4-25-4-9-4-17-4-21-4-9 0-13 0-17 4-5 0-9 0-13 4-5 0-5 5-10 5 0 4 0 8 0 8 0 4 0 8 0 8 5 5 5 5 10 9 4 0 8 4 13 4 4 4 12 9 21 9 12 4 17 8 25 8 9 4 13 9 17 13s9 8 9 13c4 4 4 8 4 16z">
          <text:p/>
        </draw:path>
        <draw:path draw:style-name="gr5" draw:text-style-name="P5" draw:layer="layout" svg:width="0.135cm" svg:height="0.174cm" svg:x="5.971cm" svg:y="3.377cm" svg:viewBox="0 0 136 175" svg:d="M111 175v-27c-9 9-21 18-30 23-8 4-17 4-29 4-9 0-18 0-22-4-9 0-13-5-17-10-5-4-9-8-13-17 0-4 0-8 0-17 0-17 4-29 17-38 13-8 30-17 56-17h34v-13c0-8-5-16-9-25-8-4-17-8-29-8-9 0-17 4-26 4-13 4-22 4-30 8v-25c4 0 8-4 12-4 5 0 9 0 14-5 4 0 13 0 17 0s8-4 17-4c8 0 17 4 25 4 9 5 17 9 21 13 5 4 9 9 13 17 4 4 4 13 4 21v120zM107 98h-34c-9 0-17 0-21 0-5 0-9 4-13 8-5 0-5 4-9 8 0 5 0 9 0 13s0 4 0 9c0 4 4 4 4 8 5 0 9 4 9 4 4 0 9 5 13 5 8 0 17-5 25-9 9-4 17-8 26-17z">
          <text:p/>
        </draw:path>
        <draw:path draw:style-name="gr5" draw:text-style-name="P5" draw:layer="layout" svg:width="0.157cm" svg:height="0.17cm" svg:x="6.149cm" svg:y="3.381cm" svg:viewBox="0 0 158 171" svg:d="M132 171v-120c0-4 0-8 0-12 0-5-4-9-4-9 0-4 0-4-4-4h-5-4c0 0-4 4-4 8-4 0-8 5-8 9-5 8-9 12-9 21v107h-30v-116c0-8 0-12 0-16 0-5 0-9 0-9 0-4-4-4-4-4h-4c-4 0-4 0-4 0-4 0-4 4-9 4 0 4-4 9-4 13-4 4-8 12-13 21v107h-26v-166h22l4 29c0-4 5-12 9-17 0-4 4-8 8-8 0-4 5-4 9-9 0 0 4 0 8 0 9 0 17 5 21 9 5 4 9 17 9 25 0-4 4-8 8-12 0-5 5-9 5-13 4-4 8-4 12-4 4-5 9-5 13-5 21 0 30 17 30 47v124z">
          <text:p/>
        </draw:path>
        <draw:path draw:style-name="gr5" draw:text-style-name="P5" draw:layer="layout" svg:width="0.14cm" svg:height="0.242cm" svg:x="6.348cm" svg:y="3.377cm" svg:viewBox="0 0 141 243" svg:d="M141 85c0 17 0 30-4 39-5 13-9 21-17 30-10 9-18 13-27 17-12 4-21 4-34 4-4 0-8 0-16 0-5 0-9-4-13-4v72h-30v-238h25v29c9-12 18-21 30-25 9-4 17-9 30-9 8 0 17 5 25 9 4 4 14 8 18 17 4 8 9 17 13 25 0 9 0 21 0 34zM110 85c0-8 0-17 0-21 0-9-4-13-4-21-4-4-8-9-13-13-4 0-8-4-17-4 0 0-4 4-8 4s-9 4-13 4c-4 5-8 9-12 13-5 4-9 8-13 17v81c4 0 8 5 17 5 4 0 8 0 17 0 12 0 25-5 34-13 8-13 12-31 12-52z">
          <text:p/>
        </draw:path>
        <draw:polygon draw:style-name="gr5" draw:text-style-name="P5" draw:layer="layout" svg:width="0.136cm" svg:height="0.238cm" svg:x="6.534cm" svg:y="3.313cm" svg:viewBox="0 0 137 239" draw:points="57,26 9,26 9,0 86,0 86,213 137,213 137,239 0,239 0,213 57,213">
          <text:p/>
        </draw:polygon>
        <draw:path draw:style-name="gr5" draw:text-style-name="P5" draw:layer="layout" svg:width="0.148cm" svg:height="0.174cm" svg:x="6.713cm" svg:y="3.377cm" svg:viewBox="0 0 149 175" svg:d="M149 81c0 4 0 8 0 8 0 5 0 5 0 9h-119c0 17 9 29 17 38 9 8 21 17 43 17 4 0 8-4 12-4 5 0 9 0 13 0s9 0 13-5c4 0 8 0 12 0v22c-8 5-16 5-25 9-8 0-21 0-30 0-17 0-29 0-38-4-13-5-21-9-25-18-10-9-14-17-18-30 0-8-4-21-4-34 0-12 4-21 8-34 0-8 8-21 14-25 8-8 12-17 25-21 9-4 17-9 30-9s21 5 30 9c12 4 17 8 25 13 4 8 8 17 13 25 4 8 4 21 4 34zM119 77c0-9 0-17 0-22-4-4-4-12-8-16-4-5-9-9-17-9-4-4-9-4-17-4-9 0-13 0-17 4-4 0-9 4-13 9-4 4-8 12-13 16 0 5 0 13-4 22z">
          <text:p/>
        </draw:path>
        <draw:path draw:style-name="gr5" draw:text-style-name="P5" draw:layer="layout" svg:width="0.153cm" svg:height="0.221cm" svg:x="7.077cm" svg:y="3.33cm" svg:viewBox="0 0 154 222" svg:d="M154 218c-9 0-14 4-23 4-8 0-12 0-21 0-21 0-38-4-46-13-9-13-17-25-17-47v-85h-47v-26h47v-46l29-5v51h78v26h-78v85c0 13 5 22 9 26 8 8 17 8 29 8 5 0 13 0 17 0 9 0 14 0 23-4z">
          <text:p/>
        </draw:path>
        <draw:path draw:style-name="gr5" draw:text-style-name="P5" draw:layer="layout" svg:width="0.149cm" svg:height="0.221cm" svg:x="7.454cm" svg:y="3.33cm" svg:viewBox="0 0 150 222" svg:d="M150 218c-5 0-13 4-22 4-4 0-12 0-21 0-21 0-34-4-46-13-9-13-13-25-13-47v-85h-48v-26h48v-46l25-5v51h77v26h-77v85c0 13 5 22 13 26 4 8 13 8 25 8 9 0 13 0 17 0 9 0 13 0 22-4z">
          <text:p/>
        </draw:path>
        <draw:path draw:style-name="gr5" draw:text-style-name="P5" draw:layer="layout" svg:width="0.149cm" svg:height="0.174cm" svg:x="7.649cm" svg:y="3.377cm" svg:viewBox="0 0 150 175" svg:d="M150 81c0 4 0 8 0 8 0 5 0 5 0 9h-120c0 17 4 29 13 38 12 8 25 17 42 17 4 0 9-4 13-4 8 0 12 0 17 0 4 0 9 0 13-5 5 0 9 0 13 0v22c-8 5-17 5-31 9-8 0-16 0-29 0s-26 0-38-4c-9-5-17-9-26-18-4-9-8-17-12-30-5-8-5-21-5-34 0-12 0-21 5-34 4-8 8-21 12-25 9-8 17-17 26-21 8-4 21-9 34-9 8 0 21 5 29 9 9 4 18 8 22 13 9 8 13 17 17 25 0 8 5 21 5 34zM119 77c0-9 0-17-4-22 0-4-5-12-9-16-4-5-8-9-12-9-5-4-13-4-22-4-4 0-12 0-17 4-4 0-8 4-12 9-5 4-9 12-9 16-4 5-4 13-4 22z">
          <text:p/>
        </draw:path>
        <draw:path draw:style-name="gr5" draw:text-style-name="P5" draw:layer="layout" svg:width="0.132cm" svg:height="0.174cm" svg:x="7.844cm" svg:y="3.377cm" svg:viewBox="0 0 133 175" svg:d="M133 127c0 5-5 9-5 13 0 9-4 13-8 13-4 4-9 9-13 13-4 0-8 5-12 5-5 0-14 4-18 4-5 0-9 0-17 0-9 0-22 0-30 0s-17-4-30-4v-31c13 4 22 9 30 9 13 0 21 0 30 0 12 0 26 0 30-5 9-4 13-8 13-17 0 0 0-4-4-8 0 0 0-4-4-4-5-4-9-4-14-9-4 0-13-4-26-8-4 0-12-4-21-4-4-5-8-9-17-13-4-4-8-9-8-13-4-4-4-13-4-17s0-12 4-17c0-4 4-8 8-17 9-4 13-8 21-8 9-4 22-9 34-9 9 0 14 5 23 5 8 0 16 0 25 4v25c-9-4-17-4-25-4-9-4-18-4-23-4-8 0-12 0-17 4-4 0-8 0-12 4-5 0-5 5-9 5 0 4 0 8 0 8 0 4 0 8 0 8 4 5 4 5 9 9 4 0 8 4 12 4 5 4 13 9 22 9 9 4 18 8 26 8 8 4 13 9 17 13s8 8 8 13c0 4 5 8 5 16z">
          <text:p/>
        </draw:path>
        <draw:path draw:style-name="gr5" draw:text-style-name="P5" draw:layer="layout" svg:width="0.148cm" svg:height="0.221cm" svg:x="8.014cm" svg:y="3.33cm" svg:viewBox="0 0 149 222" svg:d="M149 218c-4 0-13 4-17 4-8 0-17 0-21 0-21 0-38-4-51-13-9-13-13-25-13-47v-85h-47v-26h47v-46l30-5v51h72v26h-72v85c0 13 0 22 9 26 4 8 17 8 29 8 5 0 9 0 17 0 4 0 13 0 17-4z">
          <text:p/>
        </draw:path>
        <draw:path draw:style-name="gr5" draw:text-style-name="P5" draw:layer="layout" svg:width="0.14cm" svg:height="0.242cm" svg:x="8.404cm" svg:y="3.377cm" svg:viewBox="0 0 141 243" svg:d="M141 85c0 17 0 30-5 39-4 13-8 21-16 30-9 9-17 13-26 17-13 4-21 4-34 4-4 0-8 0-17 0-4 0-8-4-12-4v72h-31v-238h26v29c9-12 17-21 30-25 8-4 17-9 30-9 8 0 17 5 25 9 4 4 13 8 17 17 4 8 8 17 13 25 0 9 0 21 0 34zM111 85c0-8 0-17 0-21 0-9-4-13-4-21-4-4-9-9-13-13-4 0-8-4-17-4 0 0-4 4-8 4-5 0-9 4-13 4-4 5-8 9-13 13-4 4-8 8-12 17v81c4 0 8 5 17 5 4 0 8 0 16 0 13 0 26-5 34-13 9-13 13-31 13-52z">
          <text:p/>
        </draw:path>
        <draw:path draw:style-name="gr5" draw:text-style-name="P5" draw:layer="layout" svg:width="0.156cm" svg:height="0.174cm" svg:x="8.578cm" svg:y="3.377cm" svg:viewBox="0 0 157 175" svg:d="M157 89c0 13 0 22-4 34-4 9-8 21-17 26-4 8-12 17-25 22-9 4-22 4-35 4s-21 0-30-4c-13-5-17-9-25-18-9-9-13-17-17-26 0-12-4-25-4-38 0-12 4-25 8-34 0-12 8-21 13-29 8-9 17-13 25-17 9-4 21-9 35-9 13 0 21 5 34 9 9 4 17 8 21 17 9 4 13 13 17 25 4 9 4 21 4 38zM128 89c0-12 0-21-4-29 0-5-5-13-9-17s-8-9-17-13c-4 0-13-4-17-4-9 0-18 4-26 4-5 4-9 9-13 17-4 4-9 13-9 17-4 8-4 17-4 25 0 9 0 17 4 26 5 8 5 17 9 21s13 8 17 13c4 0 13 0 22 0 8 0 13 0 21-5 5-4 13-8 13-12 4-5 9-13 13-21 0-5 0-13 0-22z">
          <text:p/>
        </draw:path>
        <draw:polygon draw:style-name="gr5" draw:text-style-name="P5" draw:layer="layout" svg:width="0.173cm" svg:height="0.169cm" svg:x="8.756cm" svg:y="3.382cm" svg:viewBox="0 0 174 170" draw:points="174,0 152,170 114,170 93,98 89,80 80,98 59,170 25,170 0,0 29,0 42,115 46,140 51,119 76,42 97,42 123,115 131,140 135,115 148,0">
          <text:p/>
        </draw:polygon>
        <draw:path draw:style-name="gr5" draw:text-style-name="P5" draw:layer="layout" svg:width="0.148cm" svg:height="0.174cm" svg:x="8.955cm" svg:y="3.377cm" svg:viewBox="0 0 149 175" svg:d="M149 81c0 4 0 8 0 8 0 5 0 5 0 9h-115c0 17 4 29 12 38 9 8 22 17 43 17 4 0 8-4 12-4 5 0 9 0 13 0s9 0 13-5c4 0 8 0 13 0v22c-9 5-17 5-26 9-8 0-21 0-29 0-17 0-30 0-39-4-8-5-17-9-25-18s-13-17-13-30c-4-8-8-21-8-34 0-12 4-21 8-34 0-8 9-21 13-25 8-8 13-17 25-21 9-4 17-9 30-9s21 5 34 9c8 4 13 8 21 13 4 8 9 17 13 25 5 8 5 21 5 34zM118 77c0-9 0-17 0-22-4-4-4-12-8-16-4-5-9-9-17-9-4-4-8-4-17-4-8 0-13 0-17 4-4 0-8 4-13 9-4 4-8 12-8 16-4 5-4 13-4 22z">
          <text:p/>
        </draw:path>
        <draw:path draw:style-name="gr5" draw:text-style-name="P5" draw:layer="layout" svg:width="0.136cm" svg:height="0.174cm" svg:x="9.158cm" svg:y="3.377cm" svg:viewBox="0 0 137 175" svg:d="M0 5h26v29c12-8 21-17 29-25 9-4 22-9 30-9 18 0 31 9 39 17 9 13 13 30 13 51h-30c0-13 0-25-4-29-4-9-14-13-22-13-4 0-9 4-13 4s-8 4-13 4c-4 5-8 9-12 13-5 4-9 13-13 17v111h-30z">
          <text:p/>
        </draw:path>
        <draw:path draw:style-name="gr5" draw:text-style-name="P5" draw:layer="layout" svg:width="0.131cm" svg:height="0.17cm" svg:x="9.523cm" svg:y="3.381cm" svg:viewBox="0 0 132 171" svg:d="M132 163c-8 4-17 4-25 8-5 0-14 0-22 0-30 0-47-8-64-21-13-13-21-34-21-64 0-14 4-26 8-35 5-12 9-21 17-29 9-9 17-13 26-17 8-5 21-5 34-5 8 0 17 0 26 0 8 0 13 5 21 5v29c-8-4-17-8-21-8-9 0-18-4-26-4-9 0-13 4-22 4-4 4-12 8-17 13-4 8-8 12-12 21 0 8-4 17-4 26 0 21 8 34 16 47 9 8 22 12 39 12 8 0 17 0 26 0 8-4 13-4 21-8z">
          <text:p/>
        </draw:path>
        <draw:path draw:style-name="gr5" draw:text-style-name="P5" draw:layer="layout" svg:width="0.14cm" svg:height="0.174cm" svg:x="9.705cm" svg:y="3.377cm" svg:viewBox="0 0 141 175" svg:d="M116 175v-27c-13 9-23 18-31 23-9 4-21 4-30 4-8 0-17 0-25-4-4 0-13-5-17-10-5-4-5-8-9-17 0-4-4-8-4-17 0-17 8-29 21-38 13-8 30-17 55-17h35v-13c0-8-4-16-8-25-10-4-18-8-31-8-8 0-21 4-29 4-9 4-17 4-26 8v-25c4 0 4-4 13-4 4 0 8 0 13-5 4 0 8 0 16 0 5 0 9-4 13-4 13 0 21 4 31 4 8 5 13 9 21 13 4 4 8 9 13 17 0 4 4 13 4 21v120zM111 98h-39c-4 0-13 0-17 0s-8 4-12 8c-5 0-5 4-9 8 0 5 0 9 0 13s0 4 0 9c0 4 4 4 4 8 5 0 5 4 9 4s8 5 12 5c9 0 17-5 26-9 8-4 18-8 26-17z">
          <text:p/>
        </draw:path>
        <draw:polygon draw:style-name="gr5" draw:text-style-name="P5" draw:layer="layout" svg:width="0.136cm" svg:height="0.238cm" svg:x="9.9cm" svg:y="3.313cm" svg:viewBox="0 0 137 239" draw:points="56,26 4,26 4,0 86,0 86,213 137,213 137,239 0,239 0,213 56,213">
          <text:p/>
        </draw:polygon>
        <draw:path draw:style-name="gr5" draw:text-style-name="P5" draw:layer="layout" svg:width="0.128cm" svg:height="0.17cm" svg:x="10.086cm" svg:y="3.381cm" svg:viewBox="0 0 129 171" svg:d="M129 163c-9 4-13 4-21 8-9 0-17 0-26 0-25 0-47-8-59-21-18-13-23-34-23-64 0-14 0-26 5-35 4-12 9-21 18-29 8-9 17-13 25-17 13-5 21-5 34-5 9 0 17 0 26 0 8 0 17 5 21 5v29c-9-4-13-8-21-8-9 0-17-4-26-4-4 0-13 4-17 4-8 4-13 8-21 13-4 8-9 12-9 21-4 8-4 17-4 26 0 21 4 34 13 47 8 8 25 12 42 12 9 0 13 0 22 0 8-4 17-4 21-8z">
          <text:p/>
        </draw:path>
        <draw:path draw:style-name="gr5" draw:text-style-name="P5" draw:layer="layout" svg:width="0.132cm" svg:height="0.17cm" svg:x="10.273cm" svg:y="3.381cm" svg:viewBox="0 0 133 171" svg:d="M133 171h-26v-30c-4 9-8 13-13 17-4 0-8 5-17 9-4 0-8 4-12 4-5 0-9 0-13 0-17 0-30-4-38-13-10-13-14-25-14-47v-111h31v107c0 26 8 38 25 38 4 0 9 0 13 0s4-4 8-4c5-4 9-8 13-13 4-4 9-8 13-17v-111h30z">
          <text:p/>
        </draw:path>
        <draw:polygon draw:style-name="gr5" draw:text-style-name="P5" draw:layer="layout" svg:width="0.135cm" svg:height="0.237cm" svg:x="10.46cm" svg:y="3.314cm" svg:viewBox="0 0 136 238" draw:points="56,25 9,25 9,0 85,0 85,213 136,213 136,238 0,238 0,213 56,213">
          <text:p/>
        </draw:polygon>
        <draw:path draw:style-name="gr5" draw:text-style-name="P5" draw:layer="layout" svg:width="0.136cm" svg:height="0.174cm" svg:x="10.642cm" svg:y="3.377cm" svg:viewBox="0 0 137 175" svg:d="M111 175v-27c-9 9-17 18-31 23-8 4-17 4-29 4-9 0-17 0-22-4-8 0-12-5-16-10-5-4-9-8-9-17-4-4-4-8-4-17 0-17 4-29 17-38 12-8 29-17 55-17h35v-13c0-8 0-16-9-25-4-4-18-8-30-8-9 0-17 4-26 4-8 4-21 4-29 8v-25c4 0 8-4 12-4s9 0 13-5c8 0 13 0 17 0s13-4 17-4c8 0 17 4 26 4 9 5 17 9 21 13 5 4 9 9 13 17 5 4 5 13 5 21v120zM107 98h-35c-9 0-13 0-21 0-5 0-9 4-13 8 0 0-4 4-4 8-5 5-5 9-5 13s0 4 0 9c5 4 5 4 9 8 0 0 4 4 8 4 0 0 5 5 13 5 4 0 13-5 21-9 9-4 18-8 27-17z">
          <text:p/>
        </draw:path>
        <draw:path draw:style-name="gr5" draw:text-style-name="P5" draw:layer="layout" svg:width="0.152cm" svg:height="0.221cm" svg:x="10.816cm" svg:y="3.33cm" svg:viewBox="0 0 153 222" svg:d="M153 218c-8 0-13 4-21 4-9 0-13 0-21 0-21 0-38-4-47-13-14-13-18-25-18-47v-85h-46v-26h46v-46l31-5v51h76v26h-76v85c0 13 4 22 8 26 9 8 17 8 30 8 4 0 8 0 17 0 4 0 13 0 21-4z">
          <text:p/>
        </draw:path>
        <draw:path draw:style-name="gr5" draw:text-style-name="P5" draw:layer="layout" svg:width="0.132cm" svg:height="0.237cm" svg:x="11.023cm" svg:y="3.314cm" svg:viewBox="0 0 133 238" svg:d="M52 93h-47v-25h77v145h51v25h-133v-25h52zM65 0c4 0 4 0 8 0 5 0 5 4 9 4 0 4 4 4 4 8 0 5 0 5 0 9s0 4 0 9c0 4-4 4-4 8-4 0-4 4-9 4-4 0-4 0-8 0s-9 0-9 0c-4 0-8-4-8-4 0-4-5-4-5-8 0-5-5-5-5-9s5-4 5-9c0-4 5-4 5-8 0 0 4-4 8-4 0 0 5 0 9 0z">
          <text:p/>
        </draw:path>
        <draw:path draw:style-name="gr5" draw:text-style-name="P5" draw:layer="layout" svg:width="0.157cm" svg:height="0.174cm" svg:x="11.193cm" svg:y="3.377cm" svg:viewBox="0 0 158 175" svg:d="M158 89c0 13 0 22-5 34-4 9-8 21-17 26-4 8-12 17-26 22-8 4-21 4-30 4-12 0-25 0-33-4-9-5-17-9-26-18-4-9-8-17-13-26-4-12-8-25-8-38 0-12 4-25 8-34 5-12 9-21 13-29 9-9 17-13 26-17 12-4 21-9 33-9 13 0 26 5 34 9 10 4 18 8 27 17 4 4 8 13 12 25 5 9 5 21 5 38zM128 89c0-12 0-21 0-29-4-5-9-13-14-17-4-4-8-9-12-13-9 0-13-4-22-4-8 0-17 4-21 4-8 4-12 9-17 17-4 4-4 13-8 17 0 8-4 17-4 25 0 9 4 17 4 26 4 8 8 17 13 21 4 4 8 8 12 13 9 0 13 0 21 0 9 0 17 0 22-5 8-4 12-8 17-12 5-5 5-13 9-21 0-5 0-13 0-22z">
          <text:p/>
        </draw:path>
        <draw:path draw:style-name="gr5" draw:text-style-name="P5" draw:layer="layout" svg:width="0.136cm" svg:height="0.174cm" svg:x="11.392cm" svg:y="3.377cm" svg:viewBox="0 0 137 175" svg:d="M0 5h27l4 29c4-8 8-12 13-17 4-4 8-4 12-8s9-4 13-4 8-5 17-5c17 0 29 9 38 17 8 9 13 26 13 47v111h-30v-111c0-13-4-21-8-25-5-9-13-13-22-13-4 0-4 0-8 4-4 0-9 0-13 4-4 5-8 5-12 13-5 4-9 8-13 13v115h-31z">
          <text:p/>
        </draw:path>
        <draw:path draw:style-name="gr5" draw:text-style-name="P5" draw:layer="layout" svg:width="0.136cm" svg:height="0.169cm" svg:x="6.721cm" svg:y="4.412cm" svg:viewBox="0 0 137 170" svg:d="M0 4h25v25c9-4 13-8 17-12 5-5 9-9 13-9 4-4 8-4 13-4 4-4 8-4 13-4 18 0 30 4 43 17 8 8 13 25 13 46v107h-30v-107c0-13-4-21-8-29-6-5-14-9-23-9-4 0-8 0-8 0-5 4-9 4-13 9-4 0-8 4-13 8-4 4-8 13-12 17v111h-30z">
          <text:p/>
        </draw:path>
        <draw:path draw:style-name="gr5" draw:text-style-name="P5" draw:layer="layout" svg:width="0.144cm" svg:height="0.084cm" svg:x="7.09cm" svg:y="4.45cm" svg:viewBox="0 0 145 85" svg:d="M145 25h-145v-25h145zM145 85h-145v-25h145z">
          <text:p/>
        </draw:path>
        <draw:polygon draw:style-name="gr5" draw:text-style-name="P5" draw:layer="layout" svg:width="0.144cm" svg:height="0.216cm" svg:x="7.463cm" svg:y="4.365cm" svg:viewBox="0 0 145 217" draw:points="145,217 8,217 8,192 64,192 64,34 13,59 0,34 73,0 98,0 98,192 145,192">
          <text:p/>
        </draw:polygon>
        <draw:path draw:style-name="gr5" draw:text-style-name="P5" draw:layer="layout" svg:width="0.157cm" svg:height="0.225cm" svg:x="7.645cm" svg:y="4.361cm" svg:viewBox="0 0 158 226" svg:d="M158 115c0 17-4 30-4 43-5 17-9 25-17 38-5 8-13 17-26 21-8 4-21 9-35 9-12 0-21-5-34-9-8-4-16-8-21-17-8-8-12-21-17-38-4-13-4-30-4-47s0-34 4-46c5-13 9-26 13-34 9-13 17-17 25-26 13-5 22-9 40-9 8 0 21 4 29 9 9 5 17 13 26 22 4 8 12 21 17 33 0 13 4 30 4 51zM128 115c0-4 0-8 0-13 0-4 0-4 0-8l-94 68c0 4 4 8 4 17 4 4 9 8 13 13 0 0 4 4 13 4 4 4 8 4 12 4 10 0 18 0 23-4 8-4 12-9 16-17 5-9 9-17 9-25 4-13 4-26 4-39zM30 111c0 4 0 8 0 13 0 4 0 4 0 8l90-68c0-4-5-8-5-12-4-9-4-9-8-13s-8-8-13-8c-4-5-8-5-18-5-8 0-12 5-21 5-4 4-8 12-13 16-4 9-8 17-12 30 0 9 0 21 0 34z">
          <text:p/>
        </draw:path>
        <draw:path draw:style-name="gr5" draw:text-style-name="P5" draw:layer="layout" svg:width="0.136cm" svg:height="0.224cm" svg:x="7.844cm" svg:y="4.361cm" svg:viewBox="0 0 137 225" svg:d="M137 158c0 8-4 16-9 25 0 8-8 17-17 21-8 9-16 13-29 17-9 4-26 4-39 4-9 0-17 0-26 0-4 0-12-4-17-4v-25c5 0 13 4 22 4 8 0 12 0 21 0 13 0 22 0 30-4 9 0 13-5 17-9 5 0 9-8 13-13 0-4 4-8 4-16 0-5-4-13-4-17-4-5-8-9-13-9-4-4-8-4-17-8-8 0-12 0-22 0h-25v-26h25c5 0 14 0 18-4 4 0 9-4 13-4 4-4 8-9 8-13 5-4 5-8 5-17 0-13-5-21-9-25-8-5-17-9-35-9-4 0-13 0-21 4-8 0-17 5-25 5v-26c4 0 8 0 12 0 5-5 9-5 13-5s8 0 13 0c4-4 8-4 13-4 9 0 22 4 30 4 9 5 17 9 21 14 4 4 13 8 13 17 4 4 4 12 4 21 0 13 0 21-8 30-5 8-13 16-26 21 5 0 13 4 17 4 4 4 9 8 13 13 4 4 8 8 13 12 0 9 4 13 4 22z">
          <text:p/>
        </draw:path>
        <draw:path draw:style-name="gr5" draw:text-style-name="P5" draw:layer="layout" svg:width="0.055cm" svg:height="0.056cm" svg:x="8.069cm" svg:y="4.53cm" svg:viewBox="0 0 56 57" svg:d="M25 0c5 0 9 0 13 0 0 4 4 4 10 10 0 0 4 4 4 8 0 5 4 9 4 9 0 4-4 8-4 13 0 4-4 4-4 8-6 4-10 4-10 4-4 5-8 5-13 5-4 0-8 0-8-5-4 0-9 0-9-4-4-4-8-4-8-8 0-5 0-9 0-13 0 0 0-4 0-9 0-4 4-8 8-8 0-6 5-6 9-10 0 0 4 0 8 0z">
          <text:p/>
        </draw:path>
        <draw:path draw:style-name="gr5" draw:text-style-name="P5" draw:layer="layout" svg:width="0.171cm" svg:height="0.216cm" svg:x="8.196cm" svg:y="4.365cm" svg:viewBox="0 0 172 217" svg:d="M172 170h-35v47h-30v-47h-107v-25l94-145h43v145h35zM107 30l-76 115h76z">
          <text:p/>
        </draw:path>
        <draw:path draw:style-name="gr5" draw:text-style-name="P5" draw:layer="layout" svg:width="0.153cm" svg:height="0.22cm" svg:x="8.391cm" svg:y="4.361cm" svg:viewBox="0 0 154 221" svg:d="M154 101c0 22-5 39-9 57-4 12-12 25-21 33-13 13-25 22-38 26-17 4-34 4-52 4h-17v-25h17c18 0 31 0 39-5 13 0 21-4 26-12 8-5 12-13 17-21 4-5 4-18 8-27v-8c-8 4-17 8-25 12-9 0-17 5-30 5s-21-5-31-9c-8 0-13-4-21-13-4-4-9-12-13-21 0-4-4-12-4-25 0-9 4-17 8-26 5-8 9-17 13-25 9-4 17-9 27-13 8-4 17-8 29-8 13 0 22 4 30 8 9 0 17 9 26 17 4 9 12 17 12 30 4 13 9 30 9 46zM77 25c-8 0-12 0-17 4-4 0-12 5-12 9-6 4-10 8-14 13 0 8 0 12 0 21 0 4 0 13 0 17 4 4 4 8 8 12 6 5 10 9 14 9 4 4 13 4 17 4s9 0 13 0c8 0 13-4 17-4 0 0 4-4 8-4 5 0 9-5 13-5 0-16-4-29-4-38-4-8-4-17-9-21-4-8-8-13-17-13-4-4-8-4-17-4z">
          <text:p/>
        </draw:path>
        <draw:path draw:style-name="gr5" draw:text-style-name="P5" draw:layer="layout" svg:width="0.144cm" svg:height="0.22cm" svg:x="8.586cm" svg:y="4.361cm" svg:viewBox="0 0 145 221" svg:d="M145 221h-145v-25l59-56c9-9 17-17 21-26 5-4 9-13 13-17 5-4 5-8 9-17 0-4 0-8 0-12 0-5 0-13-4-17 0-5 0-9-5-13-4-4-8-4-13-9-4 0-8-4-16-4-9 0-17 4-26 9-8 4-13 8-21 17l-13-22c9-8 17-17 26-21 12-4 25-8 38-8 8 0 17 4 25 4 9 4 17 8 22 13 4 8 13 12 13 21 5 8 5 17 5 25 0 9 0 17 0 26-5 4-10 12-14 21-4 4-9 13-17 21-4 9-13 17-22 27l-42 38h107z">
          <text:p/>
        </draw:path>
        <draw:path draw:style-name="gr5" draw:text-style-name="P5" draw:layer="layout" svg:width="0.132cm" svg:height="0.22cm" svg:x="8.781cm" svg:y="4.365cm" svg:viewBox="0 0 133 221" svg:d="M133 149c0 9-5 21-9 30-4 8-8 17-17 21-9 9-17 13-30 17-12 4-22 4-39 4 0 0-4 0-8 0-5 0-9 0-13 0 0 0-4 0-9 0-4-4-8-4-8-4v-25c4 0 13 4 21 4 4 0 13 0 21 0 9 0 17 0 27-4 4 0 12-5 17-9 4-4 8-8 12-13 0-8 5-12 5-21 0-13-9-22-17-30-9-5-21-9-44-9h-38v-110h116v25h-90v60h17c12 0 22 4 34 4 9 0 17 4 26 8 9 5 13 13 17 22 4 8 9 17 9 30z">
          <text:p/>
        </draw:path>
        <draw:path draw:style-name="gr5" draw:text-style-name="P5" draw:layer="layout" svg:width="0.139cm" svg:height="0.238cm" svg:x="5.967cm" svg:y="4.852cm" svg:viewBox="0 0 140 239" svg:d="M0 154c0-13 0-26 4-38 4-9 8-22 17-26 8-8 17-13 25-17 9-4 21-8 35-8 4 0 9 0 17 0 4 4 8 4 13 4v-69h29v234h-25v-29c-9 8-17 17-30 25-9 4-18 9-30 9-9 0-17-5-26-9-4-4-12-8-17-17-4-4-8-13-8-25-4-9-4-21-4-34zM29 154c0 17 0 34 9 42 4 13 12 17 25 17 4 0 13-4 22-8 9-9 17-17 26-30v-81c-5 0-9 0-17-4-4 0-9 0-18 0-13 0-26 4-34 13-8 13-13 30-13 51z">
          <text:p/>
        </draw:path>
        <draw:path draw:style-name="gr5" draw:text-style-name="P5" draw:layer="layout" svg:width="0.148cm" svg:height="0.174cm" svg:x="6.153cm" svg:y="4.916cm" svg:viewBox="0 0 149 175" svg:d="M149 77c0 4 0 9 0 13 0 0 0 4 0 8h-119c0 17 4 30 17 38 8 9 21 13 38 13 4 0 13 0 17 0s8 0 12 0c5-4 9-4 13-4s9 0 14-4v25c-10 0-18 4-27 4-12 5-21 5-33 5-13 0-26-5-34-9-13-4-21-8-26-17-8-4-13-13-17-25-4-13-4-21-4-38 0-9 0-22 4-30 4-13 9-21 17-30 5-8 13-14 22-18 12-4 21-8 33-8 13 0 22 0 30 4s17 8 25 18c5 8 10 13 14 26 4 8 4 16 4 29zM119 73c0-4 0-13-5-21 0-4-4-9-8-13 0-4-8-9-13-13-4 0-12-4-17-4-8 0-12 4-17 4-8 4-12 9-16 13-5 4-5 9-9 13 0 8-4 17-4 21z">
          <text:p/>
        </draw:path>
        <draw:polygon draw:style-name="gr5" draw:text-style-name="P5" draw:layer="layout" svg:width="0.136cm" svg:height="0.234cm" svg:x="6.348cm" svg:y="4.852cm" svg:viewBox="0 0 137 235" draw:points="55,22 8,22 8,0 86,0 86,209 137,209 137,235 0,235 0,209 55,209">
          <text:p/>
        </draw:polygon>
        <draw:path draw:style-name="gr5" draw:text-style-name="P5" draw:layer="layout" svg:width="0.152cm" svg:height="0.225cm" svg:x="6.518cm" svg:y="4.865cm" svg:viewBox="0 0 153 226" svg:d="M153 217c-8 5-17 5-21 5-8 0-13 4-21 4-22 0-39-9-48-17-13-9-17-21-17-43v-90h-46v-21h46v-46l30-9v55h77v21h-77v85c0 13 4 22 8 31 9 4 18 8 31 8 4 0 9 0 17-4 4 0 13 0 21 0z">
          <text:p/>
        </draw:path>
        <draw:path draw:style-name="gr5" draw:text-style-name="P5" draw:layer="layout" svg:width="0.135cm" svg:height="0.174cm" svg:x="6.717cm" svg:y="4.916cm" svg:viewBox="0 0 136 175" svg:d="M111 171v-22c-8 9-18 13-26 17-13 5-22 9-30 9-13 0-21-4-26-4-8-5-12-9-17-13-4-4-8-9-8-13-4-4-4-13-4-17 0-17 4-34 17-42 12-9 34-13 55-13h39v-17c0-8-4-17-14-21-4-9-12-9-30-9-8 0-16 0-25 5-8 0-17 4-30 8v-31c5 0 9 0 13 0 4-4 9-4 13-4 8 0 13-4 17-4s12 0 17 0c8 0 21 0 25 4 10 0 18 4 23 9 8 5 12 13 12 18 4 8 4 17 4 25v115zM111 94h-39c-9 0-13 0-21 5-5 0-9 0-13 4 0 4-4 4-4 8-5 5-5 9-5 13s0 8 5 8c0 5 0 9 4 9 0 4 4 4 8 8 5 0 9 0 13 0s13 0 21-4c9-4 17-13 31-21z">
          <text:p/>
        </draw:path>
        <draw:path draw:style-name="gr5" draw:text-style-name="P5" draw:layer="layout" svg:width="0.144cm" svg:height="0.085cm" svg:x="7.09cm" svg:y="4.954cm" svg:viewBox="0 0 145 86" svg:d="M145 25h-145v-25h145zM145 86h-145v-26h145z">
          <text:p/>
        </draw:path>
        <draw:path draw:style-name="gr5" draw:text-style-name="P5" draw:layer="layout" svg:width="0.169cm" svg:height="0.217cm" svg:x="7.45cm" svg:y="4.869cm" svg:viewBox="0 0 170 218" svg:d="M170 170h-38v48h-29v-48h-103v-25l94-145h38v145h38zM103 26l-73 119h73z">
          <text:p/>
        </draw:path>
        <draw:path draw:style-name="gr5" draw:text-style-name="P5" draw:layer="layout" svg:width="0.127cm" svg:height="0.169cm" svg:x="6.539cm" svg:y="5.421cm" svg:viewBox="0 0 128 170" svg:d="M128 123c0 5 0 13-4 18 0 4-5 8-9 12 0 4-4 4-8 9-4 0-13 4-17 4-4 4-9 4-17 4-4 0-9 0-13 0-13 0-21 0-34 0-8 0-17-4-26-4v-25c9 0 18 4 30 4 9 4 17 4 26 4 17 0 25-4 34-8 4-5 8-9 8-13 0-5 0-9 0-9-4-4-4-4-8-8 0 0-4-5-13-9-4 0-13-4-21-4-9-4-17-9-21-9-9-4-13-8-17-12-5 0-9-10-13-14 0-4-5-8-5-17 0-4 5-8 5-17 4-4 4-8 13-13 4-4 12-8 21-12 8-4 17-4 30-4 8 0 17 0 25 0 4 0 13 0 21 4v25c-8-4-17-4-25-4-9 0-13-4-21-4-5 0-13 4-17 4-5 0-9 0-13 4l-4 4c-5 5-5 9-5 9 0 4 0 8 5 8 0 5 0 5 4 9s8 4 13 8c8 0 12 6 21 6 13 4 21 8 25 12 9 0 13 4 17 9 4 4 9 8 9 12 4 5 4 13 4 17z">
          <text:p/>
        </draw:path>
        <draw:path draw:style-name="gr5" draw:text-style-name="P5" draw:layer="layout" svg:width="0.139cm" svg:height="0.237cm" svg:x="6.713cm" svg:y="5.353cm" svg:viewBox="0 0 140 238" svg:d="M0 156c0-12 0-25 4-38 4-12 12-21 17-29 9-5 18-13 26-17 13-4 21-4 34-4 4 0 13 0 17 0s9 4 13 4v-72h29v238h-25v-35c-8 13-17 22-25 27-9 8-22 8-30 8-13 0-21 0-26-4-9-4-13-9-22-18-4-8-8-17-8-26-4-8-4-21-4-34zM30 152c0 21 4 38 9 47 4 9 12 17 25 17 8 0 17-4 21-13 9-4 17-17 26-30v-76c-4 0-9-4-13-4-8 0-13 0-17 0-17 0-30 4-38 13-9 12-13 25-13 46z">
          <text:p/>
        </draw:path>
        <draw:path draw:style-name="gr5" draw:text-style-name="P5" draw:layer="layout" svg:width="0.144cm" svg:height="0.08cm" svg:x="7.09cm" svg:y="5.459cm" svg:viewBox="0 0 145 81" svg:d="M145 22h-145v-22h145zM145 81h-145v-25h145z">
          <text:p/>
        </draw:path>
        <draw:path draw:style-name="gr5" draw:text-style-name="P5" draw:layer="layout" svg:width="0.148cm" svg:height="0.22cm" svg:x="7.459cm" svg:y="5.37cm" svg:viewBox="0 0 149 221" svg:d="M149 98c0 21 0 42-9 55-4 17-12 30-21 39-8 8-21 16-38 21-13 4-30 8-51 8h-18v-25h22c13 0 26-4 39-4 8-5 17-9 25-13 4-9 13-13 13-22 4-8 8-17 8-29v-4c-4 4-13 8-21 8-13 4-21 4-30 4-12 0-21 0-29-4-9-4-17-8-21-13-6-8-10-12-14-21-4-8-4-17-4-25 0-13 0-21 4-30 4-8 8-17 18-21 4-10 12-14 21-18 13-4 21-4 34-4 8 0 21 0 29 4 9 4 17 8 22 18 8 8 12 17 17 30 4 12 4 29 4 46zM73 22c-5 0-9 4-17 4-5 4-9 4-13 9-4 4-9 8-9 17-4 4-4 12-4 16 0 9 0 13 4 22 0 4 5 8 5 12 4 5 8 5 17 9 4 0 8 4 17 4 4 0 8-4 12-4 5 0 9 0 13 0 4-4 8-4 13-9 4 0 4 0 8-4 0-13 0-25-4-34 0-12-4-17-9-25-4-4-8-9-12-13-4 0-13-4-21-4z">
          <text:p/>
        </draw:path>
        <draw:path draw:style-name="gr5" draw:text-style-name="P5" draw:layer="layout" svg:width="0.055cm" svg:height="0.055cm" svg:x="7.692cm" svg:y="5.535cm" svg:viewBox="0 0 56 56" svg:d="M29 0c5 0 10 4 10 4 4 0 8 4 8 4 5 5 9 9 9 9 0 4 0 9 0 13s0 8 0 12c0 0-4 5-9 10 0 0-4 4-8 4 0 0-5 0-10 0-4 0-8 0-12 0 0 0-5-4-9-4 0-5-4-10-4-10 0-4-4-8-4-12s4-9 4-13c0 0 4-4 4-9 4 0 9-4 9-4 4 0 8-4 12-4z">
          <text:p/>
        </draw:path>
        <draw:path draw:style-name="gr5" draw:text-style-name="P5" draw:layer="layout" svg:width="0.148cm" svg:height="0.22cm" svg:x="7.836cm" svg:y="5.37cm" svg:viewBox="0 0 149 221" svg:d="M149 166c0 8-4 17-8 26-5 4-9 12-13 16-9 5-17 9-25 13-9 0-17 0-31 0-13 0-21 0-30 0-12-4-17-8-25-13-4-4-9-12-13-16-4-9-4-13-4-22 0-13 4-25 13-34 4-12 17-21 33-25-16-9-25-17-33-26-5-8-9-21-9-29 0-9 0-17 4-21 5-9 9-13 13-18s13-9 21-13c9-4 21-4 34-4 10 0 18 0 27 4 8 0 16 4 21 8 8 5 12 10 17 18 0 5 4 13 4 22 0 12-4 21-13 29-8 13-17 17-29 26 8 4 12 8 16 8 9 4 13 9 17 17 5 4 5 8 9 13 0 8 4 12 4 21zM115 52c0-9-4-17-12-22-5-4-17-4-31-4-13 0-21 0-30 4-4 5-8 13-8 22 0 4 0 8 4 12 0 4 4 9 4 13 4 0 9 4 13 8 8 0 13 5 21 9 14-4 22-13 27-17 8-9 12-17 12-25zM115 166c0-4 0-4 0-9 0-4-4-8-8-12-4-5-9-9-13-13s-14-8-22-13c-9 5-17 9-21 13-5 4-9 8-13 13 0 4-4 4-4 8-4 4-4 9-4 13 0 8 4 13 4 13 4 4 4 8 8 13 4 0 9 4 13 4s13 4 17 4c8 0 14-4 18-4s8-4 13-4c4-5 8-5 12-9 0-4 0-9 0-17z">
          <text:p/>
        </draw:path>
        <draw:path draw:style-name="gr5" draw:text-style-name="P5" draw:layer="layout" svg:width="0.127cm" svg:height="0.173cm" svg:x="5.229cm" svg:y="5.921cm" svg:viewBox="0 0 128 174" svg:d="M128 128c0 4 0 8 0 13-4 8-4 12-8 12-4 5-9 9-13 13-4 0-9 4-13 4-8 0-13 4-17 4s-13 0-17 0c-12 0-22 0-30 0-13 0-22-4-30-4v-29c8 4 21 8 30 8 8 0 22 0 30 0 13 0 21 0 30-4 8-4 8-9 8-17 0 0 0-4 0-9l-4-4c-4-4-8-4-13-8-8 0-17-5-25-9-8 0-13-4-22-4-4-4-13-9-17-13s-9-8-9-13c-4-4-4-12-4-17s0-13 0-18c4-4 9-8 13-16 4-5 13-9 21-9 10-4 22-8 35-8 4 0 13 4 21 4 9 0 17 0 26 4v25c-9-4-17-4-26-4-8-4-17-4-21-4-9 0-13 0-21 4-4 0-9 0-9 4-5 0-9 5-9 5 0 4 0 8 0 8 0 5 0 10 0 10 0 4 4 4 9 8 0 0 5 4 13 4 4 5 13 9 21 9 9 4 17 8 26 8 4 5 13 9 17 13s4 9 8 13c0 4 0 8 0 17z">
          <text:p/>
        </draw:path>
        <draw:path draw:style-name="gr5" draw:text-style-name="P5" draw:layer="layout" svg:width="0.131cm" svg:height="0.237cm" svg:x="5.416cm" svg:y="5.857cm" svg:viewBox="0 0 132 238" svg:d="M56 93h-52v-25h81v145h47v25h-132v-25h56zM64 0c4 0 8 0 8 0 5 0 5 4 9 4 0 5 4 5 4 9s4 4 4 8c0 5-4 5-4 9s-4 4-4 8c0 0-4 4-9 4 0 0-4 0-8 0s-4 0-8 0c-5 0-5-4-9-4 0-4-4-4-4-8s0-4 0-9c0-4 0-4 0-8s4-4 4-9c4 0 4-4 9-4 4 0 4 0 8 0z">
          <text:p/>
        </draw:path>
        <draw:path draw:style-name="gr5" draw:text-style-name="P5" draw:layer="layout" svg:width="0.157cm" svg:height="0.241cm" svg:x="5.589cm" svg:y="5.921cm" svg:viewBox="0 0 158 242" svg:d="M133 29c0 4 4 9 4 13 4 4 4 8 4 17 0 8 0 17-4 21-4 9-9 17-13 21-8 5-13 9-22 13-9 0-17 4-25 4-9 0-13-4-22-4-4 0-8-4-12-4-5 0-5 4-9 8 0 0 0 5 0 9s0 8 4 8c5 5 13 5 17 9h43c9 0 18 0 26 4 9 0 13 4 17 9 4 0 9 4 13 12 4 4 4 9 4 17 0 9 0 13-4 21-4 5-9 13-17 17-4 5-13 10-26 14-9 4-22 4-34 4-17 0-26 0-39-4-8 0-16-4-21-9-4-5-8-9-12-13-5-4-5-13-5-17 0-9 0-17 5-21 4-9 8-13 17-17 0-4-5-4-5-9-4 0-4-4-8-4 0-4 0-4 0-8-4-5-4-5-4-9s4-13 8-17c0-8 4-13 9-17 0-4 0-8-5-8 0-5-4-5-4-9s0-4 0-8c-4-5-4-9-4-13 0-9 4-17 4-21 4-9 9-17 17-21 4-5 13-9 17-13 8 0 17-4 30-4 4 0 8 4 8 4 4 0 8 0 13 0h60v25zM30 195c0 8 4 12 13 17 8 4 21 8 34 8 8 0 16-4 25-4 5 0 9-4 14-9 4 0 8-4 8-8s4-4 4-9c0-8-4-12-8-17-9-4-18-4-27-4l-46-4c0 4-4 8-9 8 0 5-4 5-4 9l-4 4c0 4 0 9 0 9zM38 59c0 4 0 8 5 13 0 8 4 8 8 12 0 5 4 5 9 9 4 0 8 0 17 0 4 0 8 0 12 0 4-4 9-4 13-9 5-4 5-8 9-12 0-5 0-9 0-13s0-9 0-13c-4-4-4-8-9-13-4-4-9-4-13-8-4 0-8 0-12 0-9 0-13 0-17 0-5 4-9 4-13 8 0 5-4 9-4 13-5 4-5 9-5 13z">
          <text:p/>
        </draw:path>
        <draw:path draw:style-name="gr5" draw:text-style-name="P5" draw:layer="layout" svg:width="0.055cm" svg:height="0.055cm" svg:x="5.827cm" svg:y="6.039cm" svg:viewBox="0 0 56 56" svg:d="M25 0c4 0 10 0 14 5 0 0 4 0 8 4 0 4 4 4 4 8 0 5 5 9 5 13s-5 4-5 10c0 4-4 8-4 8-4 4-8 4-8 8-4 0-10 0-14 0s-8 0-13 0c0-4-4-4-8-8 0 0-4-4-4-8 0-6 0-6 0-10s0-8 0-13c0-4 4-4 4-8 4-4 8-4 8-4 5-5 9-5 13-5z">
          <text:p/>
        </draw:path>
        <draw:polygon draw:style-name="gr5" draw:text-style-name="P5" draw:layer="layout" svg:width="0.136cm" svg:height="0.237cm" svg:x="5.975cm" svg:y="5.857cm" svg:viewBox="0 0 137 238" draw:points="56,26 8,26 8,0 86,0 86,213 137,213 137,238 0,238 0,213 56,213">
          <text:p/>
        </draw:polygon>
        <draw:path draw:style-name="gr5" draw:text-style-name="P5" draw:layer="layout" svg:width="0.148cm" svg:height="0.173cm" svg:x="6.153cm" svg:y="5.921cm" svg:viewBox="0 0 149 174" svg:d="M149 81c0 4 0 9 0 9 0 4 0 4 0 8h-119c0 17 4 30 17 38 8 9 21 17 38 17 4 0 13-4 17-4s8 0 12 0c5 0 9 0 13-4 4 0 9 0 14 0v21c-10 4-18 4-27 8-12 0-21 0-33 0-13 0-26 0-34-4-13-4-21-8-26-17-8-8-13-17-17-29-4-9-4-22-4-34 0-13 0-22 4-34 4-10 9-23 17-27 5-8 13-17 22-21 12-4 21-8 33-8 13 0 22 4 30 8s17 9 25 13c5 8 10 17 14 25 4 10 4 22 4 35zM119 77c0-9 0-17-5-21 0-5-4-14-8-18 0-5-8-9-13-9-4-4-12-4-17-4-8 0-12 0-17 4-8 0-12 4-16 9-5 4-5 13-9 18 0 4-4 12-4 21z">
          <text:p/>
        </draw:path>
        <draw:polygon draw:style-name="gr5" draw:text-style-name="P5" draw:layer="layout" svg:width="0.165cm" svg:height="0.169cm" svg:x="6.331cm" svg:y="5.925cm" svg:viewBox="0 0 166 170" draw:points="0,0 35,0 77,111 86,141 94,111 132,0 166,0 99,170 69,170">
          <text:p/>
        </draw:polygon>
        <draw:path draw:style-name="gr5" draw:text-style-name="P5" draw:layer="layout" svg:width="0.148cm" svg:height="0.173cm" svg:x="6.526cm" svg:y="5.921cm" svg:viewBox="0 0 149 174" svg:d="M149 81c0 4 0 9 0 9 0 4 0 4 0 8h-119c0 17 4 30 17 38 8 9 22 17 39 17 8 0 13-4 17-4s8 0 13 0c4 0 8 0 12-4 4 0 9 0 13 0v21c-9 4-17 4-25 8-13 0-22 0-34 0-13 0-27 0-35-4-13-4-22-8-26-17-8-8-13-17-17-29 0-9-4-22-4-34 0-13 4-22 4-34 4-10 9-23 17-27 4-8 13-17 26-21 8-4 18-8 30-8 13 0 22 4 30 8 9 4 17 9 25 13 5 8 9 17 13 25 4 10 4 22 4 35zM120 77c0-9 0-17 0-21-4-5-9-14-9-18-4-5-8-9-17-9-4-4-12-4-17-4-8 0-12 0-18 4-8 0-12 4-12 9-5 4-9 13-13 18 0 4-4 12-4 21z">
          <text:p/>
        </draw:path>
        <draw:polygon draw:style-name="gr5" draw:text-style-name="P5" draw:layer="layout" svg:width="0.136cm" svg:height="0.237cm" svg:x="6.721cm" svg:y="5.857cm" svg:viewBox="0 0 137 238" draw:points="55,26 8,26 8,0 85,0 85,213 137,213 137,238 0,238 0,213 55,213">
          <text:p/>
        </draw:polygon>
        <draw:path draw:style-name="gr5" draw:text-style-name="P5" draw:layer="layout" svg:width="0.144cm" svg:height="0.084cm" svg:x="7.09cm" svg:y="5.959cm" svg:viewBox="0 0 145 85" svg:d="M145 25h-145v-25h145zM145 85h-145v-25h145z">
          <text:p/>
        </draw:path>
        <draw:path draw:style-name="gr5" draw:text-style-name="P5" draw:layer="layout" svg:width="0.156cm" svg:height="0.22cm" svg:x="7.459cm" svg:y="5.874cm" svg:viewBox="0 0 157 221" svg:d="M157 110c0 17-4 30-4 47-4 13-8 26-17 35-8 8-17 17-25 21-10 8-22 8-35 8s-21 0-34-4c-9-4-17-12-25-21-5-8-9-22-13-35-4-17-4-34-4-51s0-34 4-46c0-13 8-26 13-34 8-9 16-17 25-21 13-9 21-9 38-9 9 0 21 0 31 4 8 5 17 13 25 21 4 9 13 22 13 34 4 13 8 30 8 51zM128 110c0-4 0-8 0-8 0-5 0-9 0-13l-95 68c0 4 5 13 5 17 4 5 8 9 12 14 0 4 5 4 9 8 4 0 13 0 17 0 8 0 17 0 21-4s14-9 18-18c4-4 4-17 8-26 5-12 5-25 5-38zM25 110c0 4 0 4 0 9 0 4 0 8 4 8l90-68c0-4-4-8-4-12-4-5-10-9-10-13-4-4-8-4-12-9-4 0-13-4-17-4-9 0-13 4-21 9-5 4-9 8-13 17-4 4-9 12-13 25 0 8-4 21-4 38z">
          <text:p/>
        </draw:path>
        <draw:path draw:style-name="gr5" draw:text-style-name="P5" draw:layer="layout" svg:width="0.055cm" svg:height="0.055cm" svg:x="7.692cm" svg:y="6.039cm" svg:viewBox="0 0 56 56" svg:d="M29 0c5 0 10 0 10 5 4 0 8 0 8 4 5 4 9 4 9 8 0 5 0 9 0 13s0 4 0 10c0 4-4 8-9 8 0 4-4 4-8 8 0 0-5 0-10 0-4 0-8 0-12 0 0-4-5-4-9-8 0 0-4-4-4-8 0-6-4-6-4-10s4-8 4-13c0-4 4-4 4-8 4-4 9-4 9-4 4-5 8-5 12-5z">
          <text:p/>
        </draw:path>
        <draw:polygon draw:style-name="gr5" draw:text-style-name="P5" draw:layer="layout" svg:width="0.14cm" svg:height="0.22cm" svg:x="7.84cm" svg:y="5.874cm" svg:viewBox="0 0 141 221" draw:points="141,221 4,221 4,192 60,192 60,34 9,59 0,38 69,0 94,0 94,192 141,192">
          <text:p/>
        </draw:polygon>
        <draw:path draw:style-name="gr5" draw:text-style-name="P5" draw:layer="layout" svg:width="0.14cm" svg:height="0.241cm" svg:x="5.975cm" svg:y="6.451cm" svg:viewBox="0 0 141 242" svg:d="M141 84c0 17 0 30-4 38-5 13-13 22-17 30-9 8-17 13-26 17-12 4-21 4-35 4-4 0-8 0-17 0-4 0-8-4-16-4v73h-26v-238h26v29c8-12 16-21 25-25 13-4 22-8 35-8 8 0 17 4 25 8 4 4 13 9 17 17s9 17 9 25c4 9 4 22 4 34zM111 84c0-8 0-17 0-21 0-8-4-13-8-21 0-4-5-9-9-13-4 0-8-4-17-4-4 0-4 4-9 4-4 0-9 4-13 4-4 5-8 9-13 13-4 4-8 9-16 17v81c8 0 12 4 16 4 9 0 13 0 17 0 18 0 31-4 39-13 9-13 13-30 13-51z">
          <text:p/>
        </draw:path>
        <draw:path draw:style-name="gr5" draw:text-style-name="P5" draw:layer="layout" svg:width="0.157cm" svg:height="0.173cm" svg:x="6.149cm" svg:y="6.451cm" svg:viewBox="0 0 158 174" svg:d="M158 89c0 13 0 22-5 35-4 8-8 21-17 25-8 8-17 17-25 21s-21 4-34 4-21 0-29-4c-13-4-22-8-26-17-10-8-14-17-18-25-4-13-4-26-4-39 0-12 4-25 4-33 4-13 8-23 18-31 9-8 17-13 26-17 8-4 21-8 33-8 13 0 22 4 30 8 13 4 21 9 25 17 9 4 13 14 17 26 5 9 5 22 5 38zM128 89c0-12 0-21-4-29 0-4-5-13-9-17s-8-10-17-14c-4 0-12-4-17-4-12 0-17 4-25 4-4 4-8 10-13 18-4 4-8 13-8 17-4 9-4 17-4 25 0 9 0 17 4 26 0 9 4 17 8 21 5 5 9 9 17 13 4 0 13 0 21 0 9 0 13 0 22-4 4-4 8-9 12-13s9-13 9-21c4-5 4-13 4-22z">
          <text:p/>
        </draw:path>
        <draw:polygon draw:style-name="gr5" draw:text-style-name="P5" draw:layer="layout" svg:width="0.174cm" svg:height="0.165cm" svg:x="6.327cm" svg:y="6.455cm" svg:viewBox="0 0 175 166" draw:points="175,0 152,166 114,166 93,98 85,82 80,98 59,166 25,166 0,0 29,0 42,111 46,137 51,115 76,38 97,38 123,115 131,137 131,115 148,0">
          <text:p/>
        </draw:polygon>
        <draw:path draw:style-name="gr5" draw:text-style-name="P5" draw:layer="layout" svg:width="0.148cm" svg:height="0.173cm" svg:x="6.526cm" svg:y="6.451cm" svg:viewBox="0 0 149 174" svg:d="M149 81c0 4 0 8 0 8 0 5 0 5 0 9h-119c0 17 4 30 17 38 8 9 22 17 39 17 8 0 13-4 17-4s8 0 13 0c4 0 8 0 12-4 4 0 9 0 13 0v21c-9 4-17 4-25 8-13 0-22 0-34 0-13 0-27 0-35-4-13-4-22-8-26-17-8-8-13-17-17-29 0-9-4-22-4-35 0-12 4-21 4-33 4-9 9-23 17-27 4-8 13-17 26-21 8-4 18-8 30-8 13 0 22 4 30 8 9 4 17 9 25 13 5 8 9 18 13 26 4 9 4 21 4 34zM120 77c0-9 0-17 0-21-4-5-9-13-9-17-4-6-8-10-17-10-4-4-8-4-17-4-8 0-12 0-18 4-8 0-12 4-12 10-5 4-9 12-13 17 0 4 0 12-4 21z">
          <text:p/>
        </draw:path>
        <draw:path draw:style-name="gr5" draw:text-style-name="P5" draw:layer="layout" svg:width="0.136cm" svg:height="0.173cm" svg:x="6.729cm" svg:y="6.451cm" svg:viewBox="0 0 137 174" svg:d="M0 4h26v29c8-8 21-16 29-25 9-4 18-8 30-8 18 0 31 8 39 17 9 12 13 30 13 51h-29c0-12 0-25-5-29-8-10-12-14-22-14-4 0-8 4-13 4-4 0-8 4-13 4-4 6-8 10-12 14s-9 13-13 17v110h-30z">
          <text:p/>
        </draw:path>
        <draw:path draw:style-name="gr5" draw:text-style-name="P5" draw:layer="layout" svg:width="0.144cm" svg:height="0.084cm" svg:x="7.09cm" svg:y="6.489cm" svg:viewBox="0 0 145 85" svg:d="M145 26h-145v-26h145zM145 85h-145v-25h145z">
          <text:p/>
        </draw:path>
        <draw:path draw:style-name="gr5" draw:text-style-name="P5" draw:layer="layout" svg:width="0.156cm" svg:height="0.22cm" svg:x="7.459cm" svg:y="6.404cm" svg:viewBox="0 0 157 221" svg:d="M157 111c0 17-4 30-4 47-4 13-8 25-17 34-8 8-17 17-25 21-10 8-22 8-35 8s-21 0-34-4c-9-4-17-13-21-21-9-8-13-21-17-34-4-17-4-34-4-51s0-35 4-47c4-13 8-26 13-34 8-9 16-17 25-22 13-8 21-8 38-8 9 0 21 0 31 4 8 4 17 13 25 21 4 9 13 22 13 34 4 13 8 31 8 52zM128 111c0-4 0-8 0-8 0-5 0-9 0-13l-95 68c0 4 5 13 5 17 4 4 8 8 12 13 0 4 5 4 9 8 8 0 13 0 17 0 8 0 17 0 21-4s14-9 18-17c4-4 4-17 8-26 5-13 5-25 5-38zM25 111c0 4 0 4 0 9 0 4 4 8 4 8l90-69c0-4-4-8-4-12-4-5-10-9-10-13-4-4-8-4-12-9-4 0-13-4-17-4-9 0-13 4-21 9-5 4-9 8-13 17-4 4-9 12-13 25 0 8-4 22-4 39z">
          <text:p/>
        </draw:path>
        <draw:path draw:style-name="gr5" draw:text-style-name="P5" draw:layer="layout" svg:width="0.055cm" svg:height="0.055cm" svg:x="7.692cm" svg:y="6.569cm" svg:viewBox="0 0 56 56" svg:d="M29 0c5 0 10 0 10 5 4 0 8 0 13 5 0 4 4 4 4 8s0 9 0 13 0 4 0 8-4 9-4 9c-5 4-9 4-13 8 0 0-5 0-10 0-4 0-8 0-12 0 0-4-5-4-9-8 0 0-4-5-4-9s-4-4-4-8 4-9 4-13 4-4 4-8c4-5 9-5 9-5 4-5 8-5 12-5z">
          <text:p/>
        </draw:path>
        <draw:path draw:style-name="gr5" draw:text-style-name="P5" draw:layer="layout" svg:width="0.149cm" svg:height="0.22cm" svg:x="7.831cm" svg:y="6.404cm" svg:viewBox="0 0 150 221" svg:d="M150 98c0 22 0 38-4 55-9 13-13 26-26 39-8 8-21 17-35 21-17 4-34 8-50 8h-22v-25h22c12 0 25-4 38-4 8-4 18-9 26-13 9-8 13-13 17-21 4-9 4-17 4-30v-4c-4 4-12 4-21 8-8 4-22 4-31 4-12 0-21-4-29-4-9-4-17-8-21-12-5-9-9-13-13-22 0-8-5-18-5-26 0-13 5-21 5-30 4-8 13-17 17-21 8-8 17-13 25-17 9-4 17-4 30-4 8 0 22 0 31 4 8 4 16 9 21 17 8 9 12 17 17 30 4 13 4 29 4 47zM77 21c-9 0-13 0-21 4-5 0-9 5-13 9s-4 8-8 13c0 8-5 12-5 21 0 8 5 12 5 17 0 9 4 13 8 18 0 0 4 4 13 8 4 0 8 0 17 0 4 0 8 0 12 0 6 0 10 0 14-4 4 0 9 0 13-4 4 0 8-5 8-5 0-13 0-26 0-39-4-8-8-17-8-21-4-4-13-8-17-13-4 0-14-4-18-4z">
          <text:p/>
        </draw:path>
        <draw:path draw:style-name="gr5" draw:text-style-name="P5" draw:layer="layout" svg:width="0.136cm" svg:height="0.174cm" svg:x="4.847cm" svg:y="6.955cm" svg:viewBox="0 0 137 175" svg:d="M112 170v-21c-9 9-17 17-26 21-13 0-22 5-31 5-8 0-16 0-25-5-8 0-13-4-17-8s-8-8-8-17c-5-4-5-13-5-17 0-17 9-30 17-42 13-9 34-13 56-13h39v-13c0-13-4-18-13-26-4-4-13-8-26-8s-22 0-30 4c-9 0-17 4-30 8v-25c4-4 9-4 13-4s8-5 17-5c4 0 8 0 12-4 9 0 13 0 18 0 9 0 22 0 30 4 5 5 13 5 17 9 9 4 13 13 13 17 4 8 4 17 4 26v114zM112 94h-39c-9 0-13 4-18 4-8 0-12 5-12 5-4 4-9 8-9 12-4 0-4 5-4 13 0 0 0 4 4 9 0 0 0 4 5 8 0 0 4 0 8 4 4 0 8 0 13 0 4 0 13 0 22-4s17-13 30-21z">
          <text:p/>
        </draw:path>
        <draw:polygon draw:style-name="gr5" draw:text-style-name="P5" draw:layer="layout" svg:width="0.136cm" svg:height="0.233cm" svg:x="5.042cm" svg:y="6.891cm" svg:viewBox="0 0 137 234" draw:points="56,26 9,26 9,0 86,0 86,212 137,212 137,234 0,234 0,212 56,212">
          <text:p/>
        </draw:polygon>
        <draw:path draw:style-name="gr5" draw:text-style-name="P5" draw:layer="layout" svg:width="0.152cm" svg:height="0.225cm" svg:x="5.208cm" svg:y="6.904cm" svg:viewBox="0 0 153 226" svg:d="M153 221c-8 0-12 0-21 5-4 0-13 0-21 0-21 0-34-5-47-17-8-9-17-21-17-43v-85h-47v-26h47v-46l30-9v55h76v26h-76v85c0 9 4 22 13 26 4 4 12 8 25 8 4 0 13 0 17 0 9 0 13-4 21-4z">
          <text:p/>
        </draw:path>
        <draw:path draw:style-name="gr5" draw:text-style-name="P5" draw:layer="layout" svg:width="0.148cm" svg:height="0.173cm" svg:x="5.407cm" svg:y="6.955cm" svg:viewBox="0 0 149 174" svg:d="M149 81c0 0 0 5 0 9s-4 4-4 8h-115c0 17 4 30 12 38 9 9 26 13 43 13 4 0 8 0 12 0 5 0 13 0 17 0 5 0 9-4 13-4s9 0 9 0v21c-5 4-13 4-26 4-8 4-21 4-30 4-12 0-25 0-38-4-8-4-17-12-25-17-4-8-8-17-13-29-4-9-4-22-4-34 0-13 0-26 4-34 5-14 9-22 13-31 8-8 17-12 25-17 9-4 22-8 34-8 9 0 21 4 30 8 8 0 17 9 21 13 9 9 13 17 13 25 5 10 9 23 9 35zM114 77c5-8 0-17 0-21 0-10-4-14-8-18s-9-8-13-8c-8-5-13-5-21-5-4 0-13 0-17 5-4 0-8 4-13 8-4 4-8 8-8 18-4 4-4 13-4 21z">
          <text:p/>
        </draw:path>
        <draw:path draw:style-name="gr5" draw:text-style-name="P5" draw:layer="layout" svg:width="0.137cm" svg:height="0.169cm" svg:x="5.606cm" svg:y="6.955cm" svg:viewBox="0 0 138 170" svg:d="M0 4h26v30c12-13 21-21 29-26 13-4 21-8 31-8 17 0 30 8 38 17 13 13 17 30 13 52h-30c4-18 0-27-4-35-4-4-13-9-21-9-6 0-10 0-14 5 0 0-4 0-8 4-5 4-9 8-17 13-5 4-9 8-13 18v105h-30z">
          <text:p/>
        </draw:path>
        <draw:path draw:style-name="gr5" draw:text-style-name="P5" draw:layer="layout" svg:width="0.131cm" svg:height="0.169cm" svg:x="5.789cm" svg:y="6.955cm" svg:viewBox="0 0 132 170" svg:d="M0 4h25v26c4-4 8-9 13-13s9-8 13-8c5-5 9-5 17-5 5-4 9-4 13-4 17 0 30 4 38 17 9 9 13 25 13 48v105h-30v-105c0-14 0-23-4-31-9-4-13-8-25-8 0 0-5 0-9 0-4 4-8 4-8 8-5 0-9 4-13 8-5 5-10 13-18 18v110h-25z">
          <text:p/>
        </draw:path>
        <draw:path draw:style-name="gr5" draw:text-style-name="P5" draw:layer="layout" svg:width="0.135cm" svg:height="0.174cm" svg:x="5.971cm" svg:y="6.955cm" svg:viewBox="0 0 136 175" svg:d="M111 170v-21c-9 9-21 17-30 21-8 0-17 5-29 5-9 0-18 0-22-5-9 0-13-4-17-8-5-4-9-8-13-17 0-4 0-13 0-17 0-17 4-30 17-42 13-9 30-13 56-13h34v-13c0-13-5-18-9-26-8-4-17-8-29-8-9 0-17 0-26 4-13 0-22 4-30 8v-25c4-4 8-4 12-4 5 0 9-5 14-5 4 0 8 0 17-4 4 0 8 0 17 0 8 0 17 0 25 4 9 5 17 5 21 9 5 4 9 13 13 17 4 8 4 17 4 26v114zM107 94h-38c-5 0-13 4-17 4-5 0-9 5-13 5-5 4-5 8-9 12 0 0 0 5 0 13 0 0 0 4 0 9 0 0 4 4 4 8 5 0 5 0 9 4 4 0 9 0 13 0 8 0 17 0 25-4 9-4 17-13 26-21z">
          <text:p/>
        </draw:path>
        <draw:path draw:style-name="gr5" draw:text-style-name="P5" draw:layer="layout" svg:width="0.149cm" svg:height="0.225cm" svg:x="6.144cm" svg:y="6.904cm" svg:viewBox="0 0 150 226" svg:d="M150 221c-5 0-14 0-18 5-9 0-17 0-21 0-21 0-38-5-47-17-12-9-17-21-17-43v-85h-47v-26h47v-46l30-9v55h73v26h-73v85c0 9 0 22 8 26 5 4 17 8 30 8 4 0 8 0 17 0 4 0 13-4 18-4z">
          <text:p/>
        </draw:path>
        <draw:path draw:style-name="gr5" draw:text-style-name="P5" draw:layer="layout" svg:width="0.136cm" svg:height="0.237cm" svg:x="6.348cm" svg:y="6.887cm" svg:viewBox="0 0 137 238" svg:d="M55 97h-47v-25h78v145h51v21h-137v-21h55zM69 0c0 0 4 4 8 4l5 5c4 4 4 4 8 8 0 0 0 4 0 9 0 4 0 4 0 8-4 4-4 4-8 8 0 0-5 0-5 5-4 0-8 0-8 0-5 0-10 0-14 0 0-5-4-5-4-5-4-4-4-4-4-8-4-4-4-4-4-8 0-5 0-9 4-9 0-4 0-4 4-8l4-5c4 0 9-4 14-4z">
          <text:p/>
        </draw:path>
        <draw:polygon draw:style-name="gr5" draw:text-style-name="P5" draw:layer="layout" svg:width="0.165cm" svg:height="0.165cm" svg:x="6.518cm" svg:y="6.959cm" svg:viewBox="0 0 166 166" draw:points="0,0 33,0 76,111 84,137 93,111 131,0 166,0 97,166 67,166">
          <text:p/>
        </draw:polygon>
        <draw:path draw:style-name="gr5" draw:text-style-name="P5" draw:layer="layout" svg:width="0.148cm" svg:height="0.173cm" svg:x="6.713cm" svg:y="6.955cm" svg:viewBox="0 0 149 174" svg:d="M149 81c0 0 0 5 0 9s0 4 0 8h-119c0 17 9 30 17 38 9 9 21 13 43 13 4 0 8 0 12 0 5 0 9 0 13 0s9-4 13-4 8 0 12 0v21c-8 4-16 4-25 4-13 4-21 4-30 4-17 0-29 0-38-4-13-4-21-12-25-17-10-8-14-17-18-29 0-9-4-22-4-34 0-13 4-26 4-34 4-14 8-22 18-31 8-8 12-12 25-17 9-4 17-8 30-8s21 4 30 8c12 0 17 9 25 13 4 9 8 17 13 25 4 10 4 23 4 35zM119 77c0-8 0-17 0-21-4-10-4-14-8-18s-9-8-17-8c-4-5-9-5-17-5-9 0-13 0-17 5-4 0-13 4-13 8-4 4-8 8-13 18 0 4 0 13-4 21z">
          <text:p/>
        </draw:path>
        <draw:path draw:style-name="gr5" draw:text-style-name="P5" draw:layer="layout" svg:width="0.144cm" svg:height="0.085cm" svg:x="7.09cm" svg:y="6.993cm" svg:viewBox="0 0 145 86" svg:d="M145 26h-145v-26h145zM145 86h-145v-26h145z">
          <text:p/>
        </draw:path>
        <draw:path draw:style-name="gr5" draw:text-style-name="P5" draw:layer="layout" svg:width="0.149cm" svg:height="0.225cm" svg:x="7.454cm" svg:y="6.904cm" svg:viewBox="0 0 150 226" svg:d="M150 221c-9 0-13 0-22 5-4 0-12 0-21 0-21 0-34-5-46-17-9-9-13-21-13-43v-85h-48v-26h48v-46l25-9v55h77v26h-77v85c0 9 5 22 13 26 4 4 13 8 25 8 5 0 13 0 17 0 9 0 13-4 22-4z">
          <text:p/>
        </draw:path>
        <draw:polygon draw:style-name="gr5" draw:text-style-name="P5" draw:layer="layout" svg:width="0.173cm" svg:height="0.165cm" svg:x="7.637cm" svg:y="6.959cm" svg:viewBox="0 0 174 166" draw:points="174,0 149,166 115,166 90,99 85,82 81,99 55,166 21,166 0,0 25,0 42,116 42,141 50,116 77,43 98,43 123,116 128,137 132,116 145,0">
          <text:p/>
        </draw:polygon>
        <draw:path draw:style-name="gr5" draw:text-style-name="P5" draw:layer="layout" svg:width="0.157cm" svg:height="0.173cm" svg:x="7.831cm" svg:y="6.955cm" svg:viewBox="0 0 158 174" svg:d="M158 86c0 12-4 25-8 38 0 8-9 17-13 25-8 8-17 13-25 17-13 4-21 8-34 8s-21 0-35-4c-8-4-17-13-21-17-9-8-13-17-17-29-5-9-5-22-5-34 0-13 0-26 5-39 4-9 8-17 17-26 4-8 13-12 26-17 9-4 21-8 34-8 9 0 21 4 30 8 8 0 17 9 25 13 4 8 13 17 13 30 4 9 8 22 8 35zM129 90c0-13 0-21-5-30-4-9-4-14-8-18-4-8-13-8-17-13-4-4-13-4-21-4-9 0-13 0-21 4-5 5-14 9-18 13 0 9-4 14-9 22 0 9 0 17 0 26 0 8 0 17 5 25 0 9 4 13 8 21 4 5 9 9 18 9 4 4 13 4 17 4 8 0 17 0 25-4 5-4 9-9 13-13 4-8 8-13 8-21 5-9 5-13 5-21z">
          <text:p/>
        </draw:path>
        <draw:path draw:style-name="gr5" draw:text-style-name="P5" draw:layer="layout" svg:width="0.055cm" svg:height="0.055cm" svg:x="8.069cm" svg:y="7.074cm" svg:viewBox="0 0 56 56" svg:d="M25 0c5 0 9 0 13 0 0 4 4 4 10 8 0 0 4 4 4 9 0 4 4 8 4 8 0 4-4 9-4 13s-4 4-4 8c-6 5-10 5-10 5-4 5-8 5-13 5-4 0-8 0-8-5-4 0-9 0-13-5 0-4-4-4-4-8s0-9 0-13c0 0 0-4 0-8 0-5 4-9 4-9 4-4 9-4 13-8 0 0 4 0 8 0z">
          <text:p/>
        </draw:path>
        <draw:path draw:style-name="gr5" draw:text-style-name="P5" draw:layer="layout" svg:width="0.128cm" svg:height="0.174cm" svg:x="8.221cm" svg:y="6.955cm" svg:viewBox="0 0 129 175" svg:d="M129 128c0 4 0 9-5 13 0 4-4 8-8 13-4 4-8 8-13 8-4 4-9 4-13 8-5 0-13 0-17 5-5 0-9 0-17 0-9 0-22 0-30 0-9-5-17-5-26-9v-25c9 4 17 4 26 8 13 0 21 0 30 0 12 0 25 0 29-4 9-4 14-8 14-17 0-4 0-4-5-8 0 0 0-5-4-5-5-4-9-4-13-8s-13-4-26-9c-4 0-12-4-21-8-4 0-8-4-13-8-8-5-8-9-12-13-5-4-5-13-5-22 0-5 0-9 5-13 0-8 4-13 8-17 9-4 13-8 21-13 9 0 22-4 34-4 9 0 13 0 22 0 9 4 18 4 26 4v26c-8 0-17 0-26-4-9 0-13 0-22 0-8 0-12 0-17 0-4 4-8 4-12 4-5 4-5 4-9 8 0 4 0 4 0 9 0 4 0 4 0 9 4 0 4 4 9 9 4 0 8 4 12 4 5 4 13 4 22 8 12 5 21 5 26 9 9 4 13 8 17 12 4 0 8 5 8 13 5 4 5 9 5 17z">
          <text:p/>
        </draw:path>
        <draw:path draw:style-name="gr5" draw:text-style-name="P5" draw:layer="layout" svg:width="0.135cm" svg:height="0.237cm" svg:x="8.404cm" svg:y="6.887cm" svg:viewBox="0 0 136 238" svg:d="M56 97h-48v-25h78v145h50v21h-136v-21h56zM69 0c0 0 4 4 8 4l4 5c5 4 5 4 9 8 0 0 0 4 0 9 0 4 0 4 0 8-4 4-4 4-9 8 0 0-4 0-4 5-4 0-8 0-8 0-5 0-9 0-13 0 0-5-4-5-4-5-5-4-5-4-5-8-4-4-4-4-4-8 0-5 0-9 4-9 0-4 0-4 5-8l4-5c4 0 8-4 13-4z">
          <text:p/>
        </draw:path>
        <draw:path draw:style-name="gr5" draw:text-style-name="P5" draw:layer="layout" svg:width="0.14cm" svg:height="0.237cm" svg:x="8.582cm" svg:y="6.891cm" svg:viewBox="0 0 141 238" svg:d="M0 154c0-13 0-26 4-34 4-13 8-22 17-31 8-8 17-12 25-17 13-4 22-8 34-8 4 0 13 4 17 4 5 0 10 0 14 0v-68h30v234h-26v-29c-8 12-18 21-26 25-13 4-21 8-34 8-9 0-17-4-21-4-9-4-17-13-22-17-4-8-8-17-8-29-4-9-4-22-4-34zM29 154c0 21 5 34 9 46 4 9 13 13 25 13 9 0 13-4 21-8 9-9 18-17 27-30v-77c-4-5-9-5-14-5-8-4-13-4-17-4-17 0-29 4-38 18-8 9-13 26-13 47z">
          <text:p/>
        </draw:path>
        <draw:path draw:style-name="gr5" draw:text-style-name="P5" draw:layer="layout" svg:width="0.149cm" svg:height="0.173cm" svg:x="8.768cm" svg:y="6.955cm" svg:viewBox="0 0 150 174" svg:d="M150 81c0 0 0 5 0 9s0 4 0 8h-120c0 17 9 30 18 38 8 9 21 13 38 13 8 0 13 0 17 0s8 0 13 0c4 0 8-4 13-4 4 0 8 0 12 0v21c-8 4-17 4-25 4-13 4-22 4-34 4-13 0-26 0-34-4-14-4-22-12-27-17-8-8-12-17-16-29 0-9-5-22-5-34 0-13 5-26 5-34 4-14 8-22 16-31 5-8 13-12 27-17 8-4 17-8 30-8 12 0 21 4 29 8 13 0 17 9 26 13 4 9 8 17 13 25 4 10 4 23 4 35zM120 77c0-8 0-17 0-21-4-10-9-14-9-18-4-4-8-8-17-8-4-5-8-5-16-5-9 0-13 0-17 5-5 0-13 4-13 8-4 4-9 8-14 18 0 4 0 13-4 21z">
          <text:p/>
        </draw:path>
        <draw:path draw:style-name="gr5" draw:text-style-name="P5" draw:layer="layout" svg:width="0.14cm" svg:height="0.237cm" svg:x="8.955cm" svg:y="6.891cm" svg:viewBox="0 0 141 238" svg:d="M0 154c0-13 0-26 4-34 4-13 14-22 18-31 8-8 17-12 25-17 13-4 22-8 34-8 9 0 13 4 17 4s9 0 17 0v-68h26v234h-26v-29c-8 12-17 21-25 25-9 4-21 8-30 8-13 0-21-4-25-4-9-4-13-13-21-17-6-8-10-17-10-29-4-9-4-22-4-34zM30 154c0 21 5 34 9 46 4 9 13 13 25 13 9 0 17-4 22-8 8-9 16-17 29-30v-77c-8-5-13-5-17-5-8-4-12-4-17-4-17 0-29 4-38 18-8 9-13 26-13 47z">
          <text:p/>
        </draw:path>
        <draw:polygon draw:style-name="gr5" draw:text-style-name="P5" draw:layer="layout" svg:width="0.149cm" svg:height="0.216cm" svg:x="4.097cm" svg:y="7.917cm" svg:viewBox="0 0 150 217" draw:points="150,217 110,217 47,81 30,38 30,144 30,217 0,217 0,0 38,0 98,127 119,178 119,60 119,0 150,0">
          <text:p/>
        </draw:polygon>
        <draw:path draw:style-name="gr5" draw:text-style-name="P5" draw:layer="layout" svg:width="0.166cm" svg:height="0.22cm" svg:x="4.275cm" svg:y="7.913cm" svg:viewBox="0 0 167 221" svg:d="M167 110c0 18 0 35-5 52-4 12-12 25-21 34-4 8-17 17-25 21-9 4-22 4-35 4s-26 0-34-4c-13-9-21-13-25-21-9-13-13-22-18-38-4-13-4-30-4-48 0-17 0-34 4-47 5-17 13-25 22-38 8-8 17-13 25-21 13-4 21-4 34-4 14 0 26 0 39 8 9 4 17 13 26 21 4 9 12 21 12 34 5 13 5 30 5 47zM137 110c0-13 0-21 0-34-4-8-9-21-13-26-4-8-8-16-17-21-4-4-13-4-22-4-13 0-17 4-25 9-9 4-13 8-17 16-4 9-9 18-9 26-4 13-4 21-4 34 0 14 0 26 4 35 0 13 5 21 9 29 4 9 8 13 17 17 4 5 12 5 25 5 9 0 18 0 22-5 9-4 13-12 17-21 4-4 9-12 13-25 0-9 0-21 0-35z">
          <text:p/>
        </draw:path>
        <draw:polygon draw:style-name="gr5" draw:text-style-name="P5" draw:layer="layout" svg:width="0.157cm" svg:height="0.216cm" svg:x="4.466cm" svg:y="7.917cm" svg:viewBox="0 0 158 217" draw:points="158,26 93,26 93,217 64,217 64,26 0,26 0,0 158,0">
          <text:p/>
        </draw:polygon>
        <draw:polygon draw:style-name="gr5" draw:text-style-name="P5" draw:layer="layout" svg:width="0.123cm" svg:height="0.216cm" svg:x="4.674cm" svg:y="7.917cm" svg:viewBox="0 0 124 217" draw:points="124,217 0,217 0,0 124,0 124,21 30,21 30,89 119,89 119,115 30,115 30,192 124,192">
          <text:p/>
        </draw:polygon>
        <draw:path draw:style-name="gr5" draw:text-style-name="P5" draw:layer="layout" svg:width="0.051cm" svg:height="0.169cm" svg:x="4.894cm" svg:y="7.964cm" svg:viewBox="0 0 52 170" svg:d="M26 0c5 0 5 0 9 0 4 4 9 4 9 8 4 0 4 5 4 5 4 4 4 8 4 12 0 5 0 5-4 9 0 4 0 4-4 8 0 5-5 5-9 5-4 4-4 4-9 4s-9 0-9-4c-4 0-9 0-9-5-4-4-4-4-8-8 0-4 0-4 0-9 0-4 0-8 0-12 4 0 4-5 8-5 0-4 5-4 9-8 0 0 4 0 9 0zM26 120c5 0 5 4 9 4s9 4 9 4c4 4 4 4 4 8 4 5 4 9 4 9 0 4 0 8-4 13 0 0 0 4-4 8 0 0-5 4-9 4s-4 0-9 0-9 0-9 0c-4 0-9-4-9-4-4-4-4-4-8-8 0-5 0-9 0-13 0 0 0-4 0-9 4-4 4-4 8-8 0 0 5-4 9-4 0 0 4-4 9-4z">
          <text:p/>
        </draw:path>
        <draw:path draw:style-name="gr5" draw:text-style-name="P5" draw:layer="layout" svg:width="0.135cm" svg:height="0.169cm" svg:x="5.225cm" svg:y="7.964cm" svg:viewBox="0 0 136 170" svg:d="M0 0h25l4 30c5-9 9-13 13-17 4-5 9-5 13-9 4 0 8-4 12-4 5 0 9 0 17 0 17 0 31 4 40 13 8 12 12 25 12 46v111h-30v-107c0-12-5-25-9-29-4-9-13-9-21-9-4 0-4 0-9 0-4 0-8 5-12 5-4 4-9 8-13 12-4 5-8 9-13 17v111h-29z">
          <text:p/>
        </draw:path>
        <draw:path draw:style-name="gr5" draw:text-style-name="P5" draw:layer="layout" svg:width="0.131cm" svg:height="0.237cm" svg:x="5.602cm" svg:y="7.896cm" svg:viewBox="0 0 132 238" svg:d="M55 94h-51v-26h81v145h47v25h-132v-25h55zM64 0c4 0 8 0 8 0 4 4 8 4 8 8 5 0 5 4 5 4 0 5 4 9 4 9 0 4-4 8-4 8 0 5 0 9-5 9 0 4-4 4-8 4 0 5-4 5-8 5-5 0-5 0-9-5-4 0-4 0-8-4 0 0 0-4-5-9 0 0 0-4 0-8 0 0 0-4 0-9 5 0 5-4 5-4 4-4 4-4 8-8 4 0 4 0 9 0z">
          <text:p/>
        </draw:path>
        <draw:path draw:style-name="gr5" draw:text-style-name="P5" draw:layer="layout" svg:width="0.131cm" svg:height="0.169cm" svg:x="5.789cm" svg:y="7.964cm" svg:viewBox="0 0 132 170" svg:d="M132 124c0 4-4 12-4 17-5 4-5 8-9 12-4 5-8 5-13 9-4 0-8 4-12 4-5 4-13 4-17 4s-9 0-17 0c-9 0-22 0-31 0-8 0-17-4-29-4v-25c12 0 21 4 29 4 14 4 22 4 31 4 13 0 25-4 29-8 9-5 13-9 13-13s-4-8-4-8c0-5 0-5-4-9-5 0-9-4-13-8-8 0-13-5-25-5-9-4-13-8-23-8-4-4-8-9-16-13-5 0-9-8-9-14-4-4-4-8-4-16 0-5 0-9 4-17 0-5 4-9 9-13 4-4 12-9 21-13s22-4 35-4c8 0 12 0 21 0 8 0 17 0 25 4v26c-8-5-17-5-25-5-9 0-17-4-21-4-9 0-13 4-17 4-5 0-9 0-13 5-5 0-5 4-10 4 0 4 0 8 0 8 0 5 0 9 0 9 5 4 5 4 10 8 4 4 8 4 13 10 4 0 12 4 21 4 8 4 17 8 25 13 9 0 13 4 17 8s9 9 9 13 4 13 4 17z">
          <text:p/>
        </draw:path>
        <draw:path draw:style-name="gr5" draw:text-style-name="P5" draw:layer="layout" svg:width="0.136cm" svg:height="0.169cm" svg:x="6.161cm" svg:y="7.964cm" svg:viewBox="0 0 137 170" svg:d="M0 0h26l4 30c4-9 8-13 13-17 4-5 8-5 12-9 5 0 9-4 13-4s13 0 17 0c17 0 30 4 39 13 9 12 13 25 13 46v111h-31v-107c0-12 0-25-8-29-4-9-9-9-21-9 0 0-5 0-9 0s-8 5-13 5c0 4-4 8-8 12-4 5-13 9-17 17v111h-30z">
          <text:p/>
        </draw:path>
        <draw:path draw:style-name="gr5" draw:text-style-name="P5" draw:layer="layout" svg:width="0.131cm" svg:height="0.169cm" svg:x="6.348cm" svg:y="7.964cm" svg:viewBox="0 0 132 170" svg:d="M132 170h-25v-29c-4 8-8 12-13 17-4 4-8 4-12 8-5 4-13 4-17 4-5 0-9 0-13 0-17 0-30-4-38-12-10-9-14-26-14-47v-111h31v111c0 25 8 38 25 38 4 0 9 0 13-4 4 0 4 0 8-4 5-5 9-5 13-13 4-4 9-8 17-13v-115h25z">
          <text:p/>
        </draw:path>
        <draw:path draw:style-name="gr5" draw:text-style-name="P5" draw:layer="layout" svg:width="0.157cm" svg:height="0.169cm" svg:x="6.522cm" svg:y="7.964cm" svg:viewBox="0 0 158 170" svg:d="M132 170v-119c0-9 0-13 0-13 0-4 0-8-4-8 0-5 0-5 0-5-4 0-4-4-8-4l-5 4-4 5c-5 4-5 8-9 12-5 5-5 13-9 17v111h-25v-119c0-4-5-9-5-13s0-8 0-8c0-5 0-5-4-5 0 0 0-4-4-4l-4 4c-5 0-5 5-9 5 0 4-4 8-4 12-4 5-9 13-13 17v111h-25v-170h21l4 34c0-9 4-13 9-17 0-4 4-9 8-9 0-4 4-8 9-8 4 0 4 0 8 0 9 0 17 0 21 8 5 5 9 13 9 26 0-4 4-9 8-13 0-4 5-8 9-13 0-4 5-4 9-8 5 0 9 0 13 0 21 0 30 17 30 47v123z">
          <text:p/>
        </draw:path>
        <draw:path draw:style-name="gr5" draw:text-style-name="P5" draw:layer="layout" svg:width="0.144cm" svg:height="0.237cm" svg:x="6.721cm" svg:y="7.896cm" svg:viewBox="0 0 145 238" svg:d="M145 149c0 17-4 30-8 38-5 13-9 21-17 30-5 4-14 13-27 17-8 4-21 4-34 4-8 0-17 0-29 0-9-4-22-8-30-13v-225h30v68l-5 30c9-12 22-21 30-25 8-5 17-5 30-5 8 0 17 0 25 5 10 4 14 8 18 17 4 8 9 17 13 25 0 13 4 21 4 34zM115 153c0-8-5-17-5-25s-4-13-4-17c-4-8-8-13-13-13-4-4-8-4-12-4-5 0-9 0-13 0-5 0-9 4-13 4-4 5-8 9-13 13-4 4-8 9-12 17v80c4 5 8 5 17 5 4 4 12 4 16 4 5 0 13-4 18-4 8-5 12-5 17-13 4-4 8-9 12-17 0-8 5-17 5-30z">
          <text:p/>
        </draw:path>
        <draw:path draw:style-name="gr5" draw:text-style-name="P5" draw:layer="layout" svg:width="0.148cm" svg:height="0.17cm" svg:x="6.899cm" svg:y="7.963cm" svg:viewBox="0 0 149 171" svg:d="M149 78c0 4 0 8 0 8 0 5 0 9 0 9h-119c0 17 8 29 17 42 8 9 21 13 42 13 4 0 8 0 13 0 4 0 8-4 13-4 4 0 8 0 12 0 6 0 10-5 14-5v26c-8 0-18 4-26 4-9 0-22 0-30 0-17 0-30 0-38-4-13-4-22-9-26-17-8-9-12-17-17-26 0-12-4-25-4-38 0-12 4-22 9-34 0-9 8-17 12-26 9-8 13-17 26-21 8-5 17-5 29-5 13 0 21 0 34 5 9 4 13 8 23 17 4 4 8 13 12 21 4 13 4 21 4 35zM119 74c0-10 0-14 0-22-4-5-4-9-9-13-4-9-8-9-17-13-4-4-8-4-17-4-8 0-12 0-17 4-4 4-8 4-12 9-5 8-9 12-9 17-4 8-4 12-8 22z">
          <text:p/>
        </draw:path>
        <draw:path draw:style-name="gr5" draw:text-style-name="P5" draw:layer="layout" svg:width="0.135cm" svg:height="0.169cm" svg:x="7.103cm" svg:y="7.964cm" svg:viewBox="0 0 136 170" svg:d="M0 0h25v34c8-13 21-22 30-26 8-8 21-8 29-8 17 0 30 4 40 17 8 8 12 25 12 46h-31c0-12 0-21-4-29-4-9-13-9-21-9-4 0-9 0-13 0s-8 4-12 9c-5 0-9 4-13 8-4 9-9 13-13 17v111h-29z">
          <text:p/>
        </draw:path>
        <draw:path draw:style-name="gr5" draw:text-style-name="P5" draw:layer="layout" svg:width="0.132cm" svg:height="0.237cm" svg:x="7.471cm" svg:y="7.896cm" svg:viewBox="0 0 133 238" svg:d="M55 94h-50v-26h81v145h47v25h-133v-25h55zM65 0c4 0 8 0 8 0 5 4 5 4 9 8l4 4c0 5 0 9 0 9 0 4 0 8 0 8 0 5-4 9-4 9-4 4-4 4-9 4 0 5-4 5-8 5-5 0-5 0-10-5-4 0-4 0-8-4 0 0-4-4-4-9 0 0 0-4 0-8 0 0 0-4 0-9l4-4c4-4 4-4 8-8 5 0 5 0 10 0z">
          <text:p/>
        </draw:path>
        <draw:path draw:style-name="gr5" draw:text-style-name="P5" draw:layer="layout" svg:width="0.135cm" svg:height="0.169cm" svg:x="7.654cm" svg:y="7.964cm" svg:viewBox="0 0 136 170" svg:d="M0 0h25l4 30c4-9 9-13 13-17 4-5 8-5 13-9 4 0 8-4 12-4 5 0 13 0 17 0 17 0 31 4 39 13 9 12 13 25 13 46v111h-31v-107c0-12 0-25-8-29-4-9-8-9-21-9 0 0-4 0-9 0-4 0-8 5-12 5 0 4-5 8-9 12-4 5-13 9-17 17v111h-29z">
          <text:p/>
        </draw:path>
        <draw:polygon draw:style-name="gr5" draw:text-style-name="P5" draw:layer="layout" svg:width="0.131cm" svg:height="0.144cm" svg:x="8.031cm" svg:y="7.896cm" svg:viewBox="0 0 132 145" draw:points="132,98 119,120 73,85 77,145 56,145 56,85 8,120 0,98 52,72 0,46 8,25 60,59 56,0 77,0 73,59 119,25 132,46 81,72">
          <text:p/>
        </draw:polygon>
        <draw:path draw:style-name="gr5" draw:text-style-name="P5" draw:layer="layout" svg:width="0.148cm" svg:height="0.17cm" svg:x="8.209cm" svg:y="7.963cm" svg:viewBox="0 0 149 171" svg:d="M149 78c0 4 0 8 0 8 0 5 0 9 0 9h-119c0 17 5 29 13 42 13 9 26 13 43 13 4 0 8 0 17 0 4 0 8-4 12-4 5 0 9 0 13 0s8-5 13-5v26c-9 0-17 4-30 4-8 0-17 0-30 0-12 0-25 0-34-4-12-4-21-9-25-17-9-9-13-17-18-26-4-12-4-25-4-38 0-12 0-22 4-34 5-9 9-17 18-26 4-8 13-17 21-21 9-5 21-5 34-5s21 0 30 5c8 4 17 8 21 17 8 4 13 13 17 21 0 13 4 21 4 35zM120 74c0-10 0-14-5-22 0-5-4-9-8-13-4-9-9-9-13-13s-13-4-17-4c-8 0-13 0-21 4-4 4-9 4-13 9-4 8-4 12-8 17 0 8-5 12-5 22z">
          <text:p/>
        </draw:path>
        <draw:path draw:style-name="gr5" draw:text-style-name="P5" draw:layer="layout" svg:width="0.136cm" svg:height="0.169cm" svg:x="8.399cm" svg:y="7.964cm" svg:viewBox="0 0 137 170" svg:d="M112 170v-25c-9 13-17 17-30 21-8 4-17 4-30 4-8 0-18 0-22 0-8-4-13-8-17-12-4-5-8-9-13-13 0-9 0-13 0-21 0-17 5-30 17-38 13-9 31-13 57-13h34v-18c0-8 0-17-9-21-4-9-17-9-30-9-8 0-17 0-25 0-10 5-22 5-31 9v-26c4 0 9 0 13-4 4 0 8 0 14 0 4-4 12-4 17-4 4 0 8 0 17 0 8 0 17 0 25 4 9 0 17 4 21 9 5 4 9 8 13 17 4 8 4 12 4 25v115zM108 94h-34c-9 0-17 0-22 0-4 4-8 4-12 9-6 0-6 4-10 8 0 4 0 9 0 13s0 4 0 8 4 4 4 9c6 4 10 4 10 4 4 4 8 4 13 4 8 0 17-4 25-8 9-5 17-9 26-17z">
          <text:p/>
        </draw:path>
        <draw:path draw:style-name="gr5" draw:text-style-name="P5" draw:layer="layout" svg:width="0.128cm" svg:height="0.169cm" svg:x="8.59cm" svg:y="7.964cm" svg:viewBox="0 0 129 170" svg:d="M129 162c-5 4-13 4-23 8-8 0-17 0-25 0-26 0-47-4-60-21-17-13-21-34-21-63 0-13 0-23 4-35 5-9 13-21 17-26 9-8 17-17 30-21 9-4 21-4 34-4 9 0 17 0 21 0 10 4 18 4 23 8v26c-5-4-13-4-23-9-8 0-12 0-21 0s-17 0-21 5c-9 0-13 4-17 12-4 5-9 9-13 17-4 10-4 18-4 27 0 21 4 38 13 46 12 9 25 13 42 13 9 0 17 0 21 0 10-4 18-4 23-9z">
          <text:p/>
        </draw:path>
        <draw:path draw:style-name="gr5" draw:text-style-name="P5" draw:layer="layout" svg:width="0.136cm" svg:height="0.237cm" svg:x="8.777cm" svg:y="7.896cm" svg:viewBox="0 0 137 238" svg:d="M137 238h-30v-106c0-12-5-25-9-29-4-9-13-9-21-9-4 0-8 0-8 0-6 0-10 5-14 5-4 4-9 8-13 12-4 5-8 9-13 17v110h-29v-238h29v69 30c5-9 9-13 13-17 4 0 9-5 13-9 4 0 8-4 14-4 4 0 8 0 12 0 17 0 30 4 39 13 8 12 17 25 17 46z">
          <text:p/>
        </draw:path>
        <draw:polygon draw:style-name="gr5" draw:text-style-name="P5" draw:layer="layout" svg:width="0.132cm" svg:height="0.144cm" svg:x="8.963cm" svg:y="7.896cm" svg:viewBox="0 0 133 145" draw:points="133,98 124,120 78,85 82,145 56,145 61,85 14,120 0,98 52,72 0,46 14,25 61,59 56,0 82,0 78,59 124,25 133,46 82,72">
          <text:p/>
        </draw:polygon>
        <draw:path draw:style-name="gr5" draw:text-style-name="P5" draw:layer="layout" svg:width="0.157cm" svg:height="0.238cm" svg:x="9.328cm" svg:y="7.963cm" svg:viewBox="0 0 158 239" svg:d="M128 26c4 4 8 9 8 13 5 4 5 13 5 17 0 8-5 17-5 25-4 4-8 13-12 17-9 4-14 9-22 13-9 0-17 4-30 4-4 0-13 0-17-4-9 0-13 0-17-4 0 4-4 4-4 8s0 4 0 8c0 5 0 9 4 13 4 0 8 4 17 4h42c9 0 18 0 27 5 4 0 12 4 17 8 4 4 8 9 12 13 0 4 5 13 5 17 0 8-5 17-5 21-4 9-8 14-17 18-8 4-17 9-25 13-9 4-22 4-39 4-13 0-26 0-34-4-8 0-17-4-21-9-9-4-13-8-13-13-4-5-4-9-4-18 0-8 0-16 4-21 4-4 9-12 17-17-4 0-4-4-8-4 0-4-5-4-5-8 0 0 0-5-4-9v-4c0-9 4-17 4-21 5-9 9-13 13-17 0-4-4-4-4-9-4 0-4-4-4-8 0 0-5-4-5-9 0-4 0-8 0-12 0-9 0-13 5-21 4-9 8-13 12-17 9-9 13-13 21-13 9-5 17-5 26-5 4 0 8 0 13 0 4 0 8 0 12 0h61v26zM30 191c0 9 4 17 12 17 9 5 17 10 34 10 9 0 17 0 21-5 9 0 14-5 18-5 4-4 4-8 9-13 0 0 0-4 0-8 0-8 0-13-9-17-4 0-13-4-26-4h-43c-4 0-4 4-8 4-4 4-4 4-4 9-4 4-4 4-4 8zM38 56c0 8 0 12 4 17 0 4 4 8 4 8 5 4 9 9 13 9s9 4 13 4c8 0 13-4 17-4s8-5 13-9c0-4 4-8 4-13 5-4 5-8 5-12s0-9-5-13c0-4-4-8-4-13-5-4-9-4-13-8-4 0-9 0-17 0-4 0-9 0-13 4-4 0-8 4-13 4-4 5-4 9-8 13 0 4 0 9 0 13z">
          <text:p/>
        </draw:path>
        <draw:path draw:style-name="gr5" draw:text-style-name="P5" draw:layer="layout" svg:width="0.136cm" svg:height="0.169cm" svg:x="9.531cm" svg:y="7.964cm" svg:viewBox="0 0 137 170" svg:d="M0 0h26v34c12-13 21-22 29-26 9-8 22-8 30-8 17 0 30 4 39 17 9 8 13 25 13 46h-31c0-12 0-21-4-29-4-9-13-9-21-9-4 0-9 0-13 0s-8 4-13 9c-4 0-8 4-12 8-5 9-9 13-13 17v111h-30z">
          <text:p/>
        </draw:path>
        <draw:path draw:style-name="gr5" draw:text-style-name="P5" draw:layer="layout" svg:width="0.157cm" svg:height="0.17cm" svg:x="9.701cm" svg:y="7.963cm" svg:viewBox="0 0 158 171" svg:d="M158 86c0 13-5 26-9 34-4 13-8 21-13 30-8 8-16 13-25 17-13 4-21 4-34 4s-25 0-35-4c-8-4-17-9-25-17-5-4-9-17-13-26-4-12-4-21-4-38 0-12 0-26 4-34 4-13 8-22 17-30 4-4 13-13 26-17 9-5 22-5 34-5 9 0 22 0 30 5 9 4 17 8 25 17 5 8 13 17 13 25 4 13 9 27 9 39zM128 86c0-8-4-17-4-26-4-8-4-17-9-21-4-4-12-9-17-13-8 0-12 0-21 0-8 0-17 0-21 4-9 5-14 9-18 13s-4 13-8 21c0 5 0 14 0 22 0 13 0 22 0 26 4 8 8 17 12 21 5 4 10 8 14 13 8 0 13 4 21 4 9 0 17-4 21-4 9-5 13-9 17-17 5-5 9-13 9-17 0-9 4-17 4-26z">
          <text:p/>
        </draw:path>
        <draw:path draw:style-name="gr5" draw:text-style-name="P5" draw:layer="layout" svg:width="0.135cm" svg:height="0.169cm" svg:x="9.896cm" svg:y="7.964cm" svg:viewBox="0 0 136 170" svg:d="M136 170h-25v-29c-4 8-13 12-17 17-4 4-8 4-13 8-4 4-8 4-12 4-5 0-9 0-13 0-17 0-31-4-39-12-13-9-17-26-17-47v-111h30v111c0 25 13 38 30 38 4 0 9 0 13-4 0 0 4 0 8-4 5-5 9-5 13-13 4-4 9-8 13-13v-115h29z">
          <text:p/>
        </draw:path>
        <draw:path draw:style-name="gr5" draw:text-style-name="P5" draw:layer="layout" svg:width="0.14cm" svg:height="0.237cm" svg:x="10.086cm" svg:y="7.964cm" svg:viewBox="0 0 141 238" svg:d="M141 80c0 17 0 30-4 43-4 8-13 17-18 25-8 9-17 13-25 17-13 4-21 4-34 4-4 0-13 0-17 0s-9 0-17-4v73h-26v-238h26v29c8-12 17-21 25-25 13-4 22-4 34-4 9 0 17 0 22 4 8 4 17 8 21 17 5 8 9 17 9 25 4 13 4 21 4 34zM111 84c0-8 0-17 0-25-4-8-4-13-9-17 0-8-4-13-8-13-4-4-9-4-17-4-4 0-9 0-9 0-4 0-8 4-12 4-5 5-9 9-13 13s-9 9-17 17v81c8 4 13 4 17 4 8 4 13 4 17 4 17 0 30-8 38-17 9-12 13-25 13-47z">
          <text:p/>
        </draw:path>
        <draw:path draw:style-name="gr3" draw:text-style-name="P3" draw:layer="layout" svg:width="0.352cm" svg:height="0.271cm" svg:x="3.987cm" svg:y="8.498cm" svg:viewBox="0 0 353 272" svg:d="M353 0l-77 272h-38l-55-199c-4-9-4-17-4-30 0 13-4 21-4 30l-59 199h-35l-81-272h34l60 208c0 9 5 18 5 26 0-4 4-13 4-26l63-208h30l55 208c4 9 4 18 4 26h5c0-4 0-13 4-26l55-208z">
          <text:p/>
        </draw:path>
        <draw:path draw:style-name="gr3" draw:text-style-name="P3" draw:layer="layout" svg:width="0.038cm" svg:height="0.284cm" svg:x="4.373cm" svg:y="8.485cm" svg:viewBox="0 0 39 285" svg:d="M18 38c-6 0-10 0-14-4s-4-8-4-13c0-8 0-12 4-17 4-4 8-4 14-4 8 0 12 0 17 4 4 5 4 9 4 17 0 5 0 9-4 13-5 4-9 4-17 4zM35 285h-31v-196h31z">
          <text:p/>
        </draw:path>
        <draw:path draw:style-name="gr3" draw:text-style-name="P3" draw:layer="layout" svg:width="0.114cm" svg:height="0.258cm" svg:x="4.445cm" svg:y="8.515cm" svg:viewBox="0 0 115 259" svg:d="M115 251c-8 4-17 8-29 8-35 0-52-21-52-59v-115h-34v-26h34v-46l35-13v59h46v26h-46v111c0 13 0 21 4 29 4 5 13 9 21 9 9 0 17-4 21-9z">
          <text:p/>
        </draw:path>
        <draw:path draw:style-name="gr3" draw:text-style-name="P3" draw:layer="layout" svg:width="0.161cm" svg:height="0.288cm" svg:x="4.602cm" svg:y="8.481cm" svg:viewBox="0 0 162 289" svg:d="M162 289h-30v-114c0-38-18-59-47-59-17 0-30 4-39 16-12 13-16 26-16 47v110h-30v-289h30v128c16-25 38-38 63-38 48 0 69 26 69 81z">
          <text:p/>
        </draw:path>
        <draw:path draw:style-name="gr3" draw:text-style-name="P3" draw:layer="layout" svg:width="0.157cm" svg:height="0.203cm" svg:x="4.911cm" svg:y="8.57cm" svg:viewBox="0 0 158 204" svg:d="M158 200h-34v-30c-13 22-34 34-59 34-21 0-34-4-47-17-8-8-18-21-18-38 0-38 22-59 69-63l55-9c0-35-13-52-38-52-26 0-47 9-64 26v-34c17-13 43-17 64-17 46 0 72 25 72 73zM124 102l-47 5c-12 4-25 4-29 13-9 4-13 12-13 25 0 9 4 17 9 25 8 5 16 9 29 9s26-9 38-17c9-13 13-25 13-42z">
          <text:p/>
        </draw:path>
        <draw:path draw:style-name="gr3" draw:text-style-name="P3" draw:layer="layout" svg:width="0.127cm" svg:height="0.203cm" svg:x="5.221cm" svg:y="8.57cm" svg:viewBox="0 0 128 204" svg:d="M0 192v-34c16 12 33 21 56 21 25 0 42-9 42-30 0-4-4-8-4-13-5-4-5-4-9-8s-8-4-17-9c-4 0-8-4-17-8-9 0-18-4-22-9-8-4-13-8-17-12s-8-9-8-13c-4-8-4-13-4-22s0-17 4-25c4-5 12-13 17-17 8-5 17-9 25-9 10-4 18-4 26-4 17 0 34 4 47 8v30c-13-8-30-13-51-13-4 0-8 0-12 5-5 0-10 0-14 4-4 0-9 4-9 8s-4 9-4 9c0 9 4 13 4 13 0 5 5 9 9 13 4 0 9 4 14 4 4 5 12 5 16 9 9 4 17 8 22 8 8 4 12 9 21 13 4 4 9 8 9 17 4 4 4 13 4 17 0 13 0 21-4 25-5 9-13 13-18 22-8 4-17 4-25 8-9 4-21 4-30 4-22 0-39-4-51-12z">
          <text:p/>
        </draw:path>
        <draw:path draw:style-name="gr3" draw:text-style-name="P3" draw:layer="layout" svg:width="0.153cm" svg:height="0.203cm" svg:x="5.381cm" svg:y="8.57cm" svg:viewBox="0 0 154 204" svg:d="M154 200h-30v-30c-12 22-34 34-59 34-21 0-34-4-47-17-13-8-18-21-18-38 0-38 23-59 65-63l59-9c0-35-12-52-38-52-25 0-47 9-63 26v-34c16-13 38-17 63-17 47 0 68 25 68 73zM124 102l-46 5c-13 4-26 4-34 12-5 5-9 13-9 26 0 8 0 17 9 25 8 4 17 9 25 9 17 0 30-9 38-17 13-13 17-26 17-43z">
          <text:p/>
        </draw:path>
        <draw:path draw:style-name="gr3" draw:text-style-name="P3" draw:layer="layout" svg:width="0.275cm" svg:height="0.199cm" svg:x="5.594cm" svg:y="8.57cm" svg:viewBox="0 0 276 200" svg:d="M276 200h-30v-115c0-22-4-34-12-47-5-8-17-13-30-13-17 0-25 5-34 17-13 13-17 30-17 48v110h-30v-115c0-39-17-60-46-60-13 0-21 5-30 17-14 13-18 26-18 48v110h-29v-196h29v30h4c14-21 35-34 61-34 12 0 25 4 34 8 8 9 17 22 21 30 13-25 34-38 64-38 42 0 63 25 63 80z">
          <text:p/>
        </draw:path>
        <draw:path draw:style-name="gr3" draw:text-style-name="P3" draw:layer="layout" svg:width="0.178cm" svg:height="0.288cm" svg:x="5.928cm" svg:y="8.57cm" svg:viewBox="0 0 179 289" svg:d="M30 169v120h-30v-285h30v34c18-25 39-38 69-38 25 0 46 8 59 25s21 43 21 72c0 30-8 56-21 77-17 21-38 29-68 29-25 0-42-12-60-34zM30 93v25c0 17 10 30 18 43 9 8 26 17 38 17 21 0 34-9 47-21 8-17 17-39 17-64 0-21-9-38-17-51-9-12-21-17-43-17-16 0-29 9-42 17-8 13-18 30-18 51z">
          <text:p/>
        </draw:path>
        <draw:polygon draw:style-name="gr3" draw:text-style-name="P3" draw:layer="layout" svg:width="0.034cm" svg:height="0.292cm" svg:x="6.155cm" svg:y="8.479cm" svg:viewBox="0 0 35 293" draw:points="0,0 35,0 35,293 0,293">
          <text:p/>
        </draw:polygon>
        <draw:path draw:style-name="gr3" draw:text-style-name="P3" draw:layer="layout" svg:width="0.169cm" svg:height="0.203cm" svg:x="6.238cm" svg:y="8.57cm" svg:viewBox="0 0 170 204" svg:d="M170 111h-141c5 21 9 38 22 47 8 12 25 21 42 21 26 0 43-9 65-21v25c-17 13-43 21-69 21-30 0-51-8-68-25-13-21-21-43-21-77 0-29 8-56 25-72 17-22 38-30 64-30s47 8 60 25 21 39 21 69zM136 81c0-17-4-30-12-39-9-12-22-17-35-17-17 0-30 5-38 17-9 9-17 22-17 39z">
          <text:p/>
        </draw:path>
        <draw:path draw:style-name="gr3" draw:text-style-name="P3" draw:layer="layout" svg:width="0.191cm" svg:height="0.203cm" svg:x="6.547cm" svg:y="8.57cm" svg:viewBox="0 0 192 204" svg:d="M95 204c-30 0-51-8-68-29-17-17-27-43-27-73 0-29 10-56 27-77 17-17 42-25 72-25 29 0 51 8 68 25 16 17 25 44 25 77 0 30-9 56-25 73-17 21-43 29-72 29zM99 25c-21 0-38 9-47 21-13 14-21 31-21 56 0 26 8 43 21 56 9 12 26 21 47 21 17 0 34-9 46-21 9-13 13-30 13-56 0-25-4-42-13-56-12-12-29-21-46-21z">
          <text:p/>
        </draw:path>
        <draw:path draw:style-name="gr3" draw:text-style-name="P3" draw:layer="layout" svg:width="0.114cm" svg:height="0.293cm" svg:x="6.768cm" svg:y="8.476cm" svg:viewBox="0 0 115 294" svg:d="M115 30c-4 0-13-4-21-4-21 0-30 13-30 42v30h43v26h-43v170h-34v-170h-30v-26h30v-30c0-21 9-38 22-51 8-12 25-17 42-17 8 0 17 0 21 5z">
          <text:p/>
        </draw:path>
        <draw:path draw:style-name="gr3" draw:text-style-name="P3" draw:layer="layout" svg:width="0.093cm" svg:height="0.28cm" svg:x="7.026cm" svg:y="8.489cm" svg:viewBox="0 0 94 281" svg:d="M94 281h-30v-237c0 4-4 8-9 8-4 4-12 9-17 9-4 4-12 8-17 8-8 4-12 9-21 9v-34c9 0 17-4 21-4 9-5 17-9 26-13 4-4 13-10 21-14 4-4 13-9 17-13h9z">
          <text:p/>
        </draw:path>
        <draw:path draw:style-name="gr3" draw:text-style-name="P3" draw:layer="layout" svg:width="0.178cm" svg:height="0.28cm" svg:x="7.208cm" svg:y="8.493cm" svg:viewBox="0 0 179 281" svg:d="M179 137c0 26 0 47-4 64s-13 30-21 42c-4 13-17 21-25 30-13 4-26 8-38 8-17 0-30-4-39-8-12-9-21-17-25-26-9-12-13-25-17-42s-10-38-10-59c0-26 6-47 10-64s8-34 17-46c8-13 17-23 30-27 8-9 21-9 38-9 55 0 84 44 84 137zM150 141c0-76-21-114-55-114-43 0-60 38-60 119 0 72 17 110 56 110 38 0 59-38 59-115z">
          <text:p/>
        </draw:path>
        <draw:path draw:style-name="gr3" draw:text-style-name="P3" draw:layer="layout" svg:width="0.195cm" svg:height="0.271cm" svg:x="7.403cm" svg:y="8.498cm" svg:viewBox="0 0 196 272" svg:d="M162 0v179h34v30h-34v63h-29v-63h-133v-30c13-13 26-26 39-43 12-12 25-29 35-46 12-13 21-30 29-47 13-13 21-30 26-43zM39 179h94v-132c-13 13-21 30-30 43-8 13-17 25-21 34-8 12-18 21-26 29-5 9-13 17-17 26z">
          <text:p/>
        </draw:path>
        <draw:path draw:style-name="gr3" draw:text-style-name="P3" draw:layer="layout" svg:width="0.178cm" svg:height="0.288cm" svg:x="7.751cm" svg:y="8.57cm" svg:viewBox="0 0 179 289" svg:d="M30 169v120h-30v-285h30v34c17-25 38-38 68-38 25 0 46 8 59 25s22 43 22 72c0 30-9 56-26 77-13 21-34 29-64 29-26 0-47-12-59-34zM30 93v25c0 17 4 30 17 43 8 8 21 17 38 17 21 0 34-9 46-21 9-17 13-39 13-64 0-21-4-38-13-51-8-12-25-17-42-17s-30 9-42 17c-13 13-17 30-17 51z">
          <text:p/>
        </draw:path>
        <draw:path draw:style-name="gr3" draw:text-style-name="P3" draw:layer="layout" svg:width="0.153cm" svg:height="0.203cm" svg:x="7.963cm" svg:y="8.57cm" svg:viewBox="0 0 154 204" svg:d="M154 200h-30v-30c-13 22-34 34-59 34-21 0-34-4-47-17-10-8-18-21-18-38 0-38 22-59 65-63l59-9c0-35-13-52-38-52-26 0-47 9-64 26v-34c17-13 38-17 64-17 46 0 68 25 68 73zM124 103l-47 4c-12 4-25 4-33 13-5 4-9 12-9 25 0 9 4 17 9 25 8 5 16 9 29 9s26-9 38-17c9-13 13-25 13-42z">
          <text:p/>
        </draw:path>
        <draw:path draw:style-name="gr3" draw:text-style-name="P3" draw:layer="layout" svg:width="0.11cm" svg:height="0.258cm" svg:x="8.154cm" svg:y="8.515cm" svg:viewBox="0 0 111 259" svg:d="M111 251c-4 4-17 8-25 8-34 0-52-21-52-59v-115h-34v-26h34v-46l30-13v59h47v26h-47v111c0 13 0 21 9 29 4 5 8 9 21 9 9 0 13-4 17-9z">
          <text:p/>
        </draw:path>
        <draw:path draw:style-name="gr3" draw:text-style-name="P3" draw:layer="layout" svg:width="0.042cm" svg:height="0.284cm" svg:x="8.302cm" svg:y="8.485cm" svg:viewBox="0 0 43 285" svg:d="M21 38c-4 0-8 0-12-4-5-4-9-8-9-13 0-8 4-13 9-17 4-4 8-4 12-4 5 0 13 0 13 4 5 4 9 9 9 17 0 5-4 9-9 13 0 4-8 4-13 4zM39 285h-35v-196h35z">
          <text:p/>
        </draw:path>
        <draw:path draw:style-name="gr3" draw:text-style-name="P3" draw:layer="layout" svg:width="0.169cm" svg:height="0.203cm" svg:x="8.387cm" svg:y="8.57cm" svg:viewBox="0 0 170 204" svg:d="M170 111h-136c0 21 4 38 17 47 12 12 25 21 46 21 22 0 43-9 61-21v25c-18 13-39 21-69 21-26 0-47-8-64-25-17-21-25-42-25-77 0-29 8-56 25-72 17-22 38-30 64-30 25 0 47 8 60 25 17 17 21 39 21 69zM140 81c0-17-4-30-13-39-8-12-21-17-38-17-13 0-26 5-34 17-13 9-17 22-21 39z">
          <text:p/>
        </draw:path>
        <draw:path draw:style-name="gr3" draw:text-style-name="P3" draw:layer="layout" svg:width="0.161cm" svg:height="0.199cm" svg:x="8.603cm" svg:y="8.57cm" svg:viewBox="0 0 162 200" svg:d="M162 200h-30v-110c0-43-12-65-46-65-13 0-26 5-38 17-9 13-13 26-13 48v110h-35v-196h35v34c13-25 34-38 63-38 22 0 39 4 47 21 13 13 17 34 17 60z">
          <text:p/>
        </draw:path>
        <draw:path draw:style-name="gr3" draw:text-style-name="P3" draw:layer="layout" svg:width="0.115cm" svg:height="0.258cm" svg:x="8.802cm" svg:y="8.515cm" svg:viewBox="0 0 116 259" svg:d="M116 251c-9 4-21 8-30 8-34 0-51-21-51-59v-115h-35v-26h35v-46l30-13v59h51v26h-51v111c0 13 0 21 8 29 4 5 9 9 22 9 8 0 12-4 21-9z">
          <text:p/>
        </draw:path>
        <draw:path draw:style-name="gr3" draw:text-style-name="P3" draw:layer="layout" svg:width="0.128cm" svg:height="0.203cm" svg:x="8.946cm" svg:y="8.57cm" svg:viewBox="0 0 129 204" svg:d="M0 192v-34c17 12 35 21 56 21 26 0 39-9 39-30 0-4 0-8 0-13-5-4-9-4-13-8s-9-4-13-9c-4 0-13-4-17-8-8 0-17-4-22-9-8-4-13-8-17-12s-8-9-13-13c0-8 0-13 0-22s0-17 5-25c4-5 8-13 17-17 8-5 17-9 26-9 8-4 17-4 25-4 17 0 35 4 48 8v30c-17-8-31-13-52-13-4 0-8 0-17 5-4 0-8 0-8 4-5 0-9 4-9 8-5 4-5 9-5 9 0 9 0 13 5 13 0 5 4 9 9 13 4 0 8 4 12 4 5 5 9 5 17 9 9 4 17 8 22 8 9 4 13 9 17 13 5 4 9 8 13 17 4 4 4 13 4 17 0 13-4 21-8 25-4 9-9 13-17 22-4 4-14 4-22 8-13 4-21 4-30 4-22 0-39-4-52-12z">
          <text:p/>
        </draw:path>
        <draw:polygon draw:style-name="gr3" draw:text-style-name="P3" draw:layer="layout" svg:width="0.055cm" svg:height="0.093cm" svg:x="9.095cm" svg:y="8.727cm" svg:viewBox="0 0 56 94" draw:points="56,0 26,94 0,94 26,0">
          <text:p/>
        </draw:polygon>
        <draw:path draw:style-name="gr3" draw:text-style-name="P3" draw:layer="layout" svg:width="0.272cm" svg:height="0.195cm" svg:x="9.285cm" svg:y="8.574cm" svg:viewBox="0 0 273 196" svg:d="M273 0l-60 196h-29l-43-141c0-4-4-13-4-17 0 4 0 9-4 17l-43 141h-30l-60-196h30l44 145c0 5 0 13 4 21 0-8 0-12 4-21l42-145h30l42 145c0 9 0 13 0 21h5c0-8 0-12 0-21l42-145z">
          <text:p/>
        </draw:path>
        <draw:path draw:style-name="gr3" draw:text-style-name="P3" draw:layer="layout" svg:width="0.17cm" svg:height="0.203cm" svg:x="9.578cm" svg:y="8.57cm" svg:viewBox="0 0 171 204" svg:d="M171 111h-137c0 21 4 38 17 47 12 12 25 21 46 21s44-9 61-21v25c-17 13-40 21-69 21-26 0-51-8-64-25-17-21-25-43-25-77 0-29 8-56 25-72 17-22 38-30 64-30 25 0 46 8 60 25 17 17 22 39 22 69zM141 81c0-17-6-30-14-39-9-12-21-17-38-17-13 0-26 5-38 17-9 9-17 22-17 39z">
          <text:p/>
        </draw:path>
        <draw:path draw:style-name="gr3" draw:text-style-name="P3" draw:layer="layout" svg:width="0.271cm" svg:height="0.195cm" svg:x="9.875cm" svg:y="8.574cm" svg:viewBox="0 0 272 196" svg:d="M272 0l-60 196h-29l-42-141c0-4 0-13 0-17h-5c0 4 0 9-4 17l-42 141h-30l-60-196h34l39 145c0 5 4 13 4 21 0-8 4-12 4-21l47-145h25l43 145c0 9 0 13 0 21h4c0-8 0-12 4-21l38-145z">
          <text:p/>
        </draw:path>
        <draw:path draw:style-name="gr3" draw:text-style-name="P3" draw:layer="layout" svg:width="0.195cm" svg:height="0.203cm" svg:x="10.167cm" svg:y="8.57cm" svg:viewBox="0 0 196 204" svg:d="M99 204c-30 0-51-8-68-29-22-17-31-43-31-73 0-29 13-56 31-77 17-17 42-25 72-25 29 0 51 8 68 25s25 44 25 77c0 30-13 56-30 73-17 21-38 29-67 29zM99 25c-17 0-34 9-47 21-13 14-17 31-17 56 0 26 4 43 17 56 13 12 30 21 47 21 21 0 38-9 46-21 13-13 17-30 17-56 0-25-4-42-17-56-8-12-25-21-46-21z">
          <text:p/>
        </draw:path>
        <draw:path draw:style-name="gr3" draw:text-style-name="P3" draw:layer="layout" svg:width="0.161cm" svg:height="0.199cm" svg:x="10.405cm" svg:y="8.574cm" svg:viewBox="0 0 162 200" svg:d="M162 196h-31v-30c-13 22-34 34-60 34-46 0-71-29-71-85v-115h29v111c0 43 17 64 51 64 13 0 25-9 34-17 13-13 17-26 17-47v-111h31z">
          <text:p/>
        </draw:path>
        <draw:polygon draw:style-name="gr3" draw:text-style-name="P3" draw:layer="layout" svg:width="0.034cm" svg:height="0.292cm" svg:x="10.629cm" svg:y="8.479cm" svg:viewBox="0 0 35 293" draw:points="0,0 35,0 35,293 0,293">
          <text:p/>
        </draw:polygon>
        <draw:path draw:style-name="gr3" draw:text-style-name="P3" draw:layer="layout" svg:width="0.178cm" svg:height="0.292cm" svg:x="10.71cm" svg:y="8.481cm" svg:viewBox="0 0 179 293" svg:d="M179 289h-30v-34c-17 26-38 38-68 38-26 0-43-8-60-25-13-17-21-43-21-72 0-34 8-60 25-77 17-22 39-30 65-30 25 0 46 8 59 30v-119h30zM149 200v-30c0-12-4-29-17-39-8-12-21-17-38-17s-35 9-44 22c-12 13-17 34-17 60 0 21 5 38 13 51 14 12 27 21 44 21s34-9 42-21c13-13 17-26 17-47z">
          <text:p/>
        </draw:path>
        <draw:path draw:style-name="gr3" draw:text-style-name="P3" draw:layer="layout" svg:width="0.161cm" svg:height="0.288cm" svg:x="11.057cm" svg:y="8.481cm" svg:viewBox="0 0 162 289" svg:d="M162 289h-31v-114c0-39-12-60-46-60-13 0-26 5-38 17-9 13-13 26-13 47v110h-34v-289h34v128c13-25 34-38 64-38 43 0 64 25 64 80z">
          <text:p/>
        </draw:path>
        <draw:path draw:style-name="gr3" draw:text-style-name="P3" draw:layer="layout" svg:width="0.153cm" svg:height="0.203cm" svg:x="11.265cm" svg:y="8.57cm" svg:viewBox="0 0 154 204" svg:d="M154 200h-30v-30h-5c-12 22-29 34-59 34-18 0-35-4-43-17-13-8-17-21-17-38 0-38 21-59 64-63l60-9c0-35-13-52-43-52-21 0-43 9-64 26v-34c21-13 43-17 69-17 46 0 68 25 68 73zM124 102l-47 5c-17 4-26 4-35 13-8 4-12 12-12 25 0 9 4 17 12 25 4 5 13 9 27 9 17 0 29-9 38-17 8-13 17-25 17-42z">
          <text:p/>
        </draw:path>
        <draw:path draw:style-name="gr3" draw:text-style-name="P3" draw:layer="layout" svg:width="0.183cm" svg:height="0.195cm" svg:x="11.447cm" svg:y="8.574cm" svg:viewBox="0 0 184 196" svg:d="M184 0l-78 196h-34l-72-196h34l51 141c4 13 4 21 4 30h4c0-13 0-21 5-30l51-141z">
          <text:p/>
        </draw:path>
        <draw:path draw:style-name="gr3" draw:text-style-name="P3" draw:layer="layout" svg:width="0.169cm" svg:height="0.203cm" svg:x="11.651cm" svg:y="8.57cm" svg:viewBox="0 0 170 204" svg:d="M170 111h-140c0 21 8 38 17 47 12 12 29 21 46 21 22 0 43-9 60-21v25c-17 13-38 21-68 21-26 0-47-8-64-25-17-21-21-43-21-77 0-29 8-56 25-73 17-21 38-29 64-29s43 8 60 25c13 17 21 39 21 69zM136 81c0-17-4-30-12-39-9-13-21-17-35-17-17 0-30 4-38 17-13 9-17 22-21 39z">
          <text:p/>
        </draw:path>
        <draw:path draw:style-name="gr3" draw:text-style-name="P3" draw:layer="layout" svg:width="0.17cm" svg:height="0.28cm" svg:x="11.96cm" svg:y="8.493cm" svg:viewBox="0 0 171 281" svg:d="M171 124c0 26 0 47-9 68-4 17-8 34-21 47-9 13-22 25-35 30-13 8-30 12-47 12s-34-4-46-8v-30c17 9 29 13 46 13 13 0 26-4 34-9 9-4 17-12 26-21 4-13 13-21 18-38 0-13 4-30 4-47-13 22-35 34-65 34-8 0-21-4-29-8-13 0-22-9-26-17-8-4-13-13-17-26-4-8-4-21-4-33 0-13 0-26 4-39 4-8 13-21 17-29 9-4 17-14 30-18 8-5 21-5 34-5s25 0 38 5c9 8 18 18 26 26 9 13 13 26 17 38 5 17 5 34 5 55zM137 95c0-9 0-17-5-30 0-8-4-13-9-21-4-4-13-8-17-13-8-4-17-4-21-4-9 0-17 0-22 4-8 0-12 5-16 13-5 4-9 13-13 17-4 8-4 17-4 25 0 9 0 17 4 26 4 8 4 12 13 21 4 4 8 8 16 8 5 5 13 5 22 5 8 0 13 0 21-5 4 0 13-4 17-8 5-4 9-13 9-17 5-4 5-13 5-21z">
          <text:p/>
        </draw:path>
        <draw:path draw:style-name="gr3" draw:text-style-name="P3" draw:layer="layout" svg:width="0.174cm" svg:height="0.28cm" svg:x="12.168cm" svg:y="8.493cm" svg:viewBox="0 0 175 281" svg:d="M175 137c0 26 0 47-5 64-4 17-8 30-17 42-8 13-17 21-29 30-13 4-26 8-38 8-13 0-26-4-39-8-8-9-17-17-26-26-9-12-13-25-17-42s-4-38-4-59c0-26 0-47 4-64s8-34 17-46c9-13 18-23 30-27 13-9 26-9 39-9 59 0 85 44 85 137zM145 141c0-76-21-114-55-114-39 0-60 38-60 119 0 72 21 110 60 110 34 0 55-38 55-115z">
          <text:p/>
        </draw:path>
        <draw:path draw:style-name="gr3" draw:text-style-name="P3" draw:layer="layout" svg:width="0.289cm" svg:height="0.28cm" svg:x="12.375cm" svg:y="8.493cm" svg:viewBox="0 0 290 281" svg:d="M60 141c-17 0-34-8-43-21-12-12-17-25-17-46 0-26 5-43 17-55 13-14 26-19 47-19s34 5 47 19c8 12 12 29 12 50 0 22-4 39-17 51-12 13-25 21-46 21zM64 23c-13 0-21 4-30 13-8 8-8 21-8 33 0 17 0 30 8 39 9 8 17 12 30 12 9 0 21-4 26-12 8-9 12-22 12-39s-4-25-12-33c-5-9-13-13-26-13zM243 5l-175 272h-25l175-272zM222 281c-17 0-34-8-43-21-12-13-16-25-16-47 0-25 4-42 16-55 13-12 30-21 47-21 21 0 34 9 47 21 8 13 17 30 17 51 0 22-9 38-22 51-8 13-25 21-46 21zM226 163c-13 0-21 4-30 12-4 9-8 21-8 34 0 17 4 30 8 38 9 9 17 13 30 13s21-4 25-13c9-12 13-21 13-38s-4-30-13-34c-4-8-12-12-25-12z">
          <text:p/>
        </draw:path>
        <draw:path draw:style-name="gr3" draw:text-style-name="P3" draw:layer="layout" svg:width="0.178cm" svg:height="0.288cm" svg:x="12.816cm" svg:y="8.57cm" svg:viewBox="0 0 179 289" svg:d="M30 169v120h-30v-285h30v34c17-25 38-38 69-38 25 0 42 8 59 25 13 17 21 43 21 73 0 29-8 55-25 76s-39 29-65 29c-25 0-46-12-59-34zM30 93v26c0 17 4 29 17 42 8 8 21 17 38 17 18 0 35-9 43-21 13-17 17-38 17-64 0-21-4-38-12-51-13-12-26-17-44-17-17 0-34 9-42 17-13 13-17 30-17 51z">
          <text:p/>
        </draw:path>
        <draw:path draw:style-name="gr3" draw:text-style-name="P3" draw:layer="layout" svg:width="0.191cm" svg:height="0.203cm" svg:x="13.028cm" svg:y="8.57cm" svg:viewBox="0 0 192 204" svg:d="M98 204c-30 0-56-8-72-29-17-17-26-43-26-73 0-29 9-56 30-77 17-17 42-25 72-25s51 8 68 25c18 17 22 44 22 77 0 30-9 56-27 73-16 21-38 29-67 29zM98 25c-21 0-34 9-47 21-13 14-17 31-17 56 0 26 4 43 17 56 13 12 26 21 47 21s38-9 46-21c13-13 17-30 17-56 0-25-4-42-17-56-8-12-25-21-46-21z">
          <text:p/>
        </draw:path>
        <draw:path draw:style-name="gr3" draw:text-style-name="P3" draw:layer="layout" svg:width="0.272cm" svg:height="0.195cm" svg:x="13.244cm" svg:y="8.574cm" svg:viewBox="0 0 273 196" svg:d="M273 0l-60 196h-34l-39-141c0-4-4-13-4-17 0 4 0 9-4 17l-43 141h-29l-60-196h30l43 145c0 5 0 13 4 21 0-8 0-12 4-21l42-145h30l39 145c4 9 4 13 4 21 5-8 5-12 5-21l42-145z">
          <text:p/>
        </draw:path>
        <draw:path draw:style-name="gr3" draw:text-style-name="P3" draw:layer="layout" svg:width="0.17cm" svg:height="0.203cm" svg:x="13.537cm" svg:y="8.57cm" svg:viewBox="0 0 171 204" svg:d="M171 111h-137c0 21 4 38 17 47 12 12 26 21 47 21s43-9 60-21v25c-17 13-39 21-68 21-27 0-52-8-65-25-17-21-25-43-25-77 0-29 8-56 25-72 17-22 38-30 65-30 25 0 46 8 59 25 17 17 22 39 22 69zM141 81c0-17-5-30-13-39-9-12-21-17-38-17-13 0-27 5-39 17-9 9-13 22-17 39z">
          <text:p/>
        </draw:path>
        <draw:path draw:style-name="gr3" draw:text-style-name="P3" draw:layer="layout" svg:width="0.102cm" svg:height="0.199cm" svg:x="13.753cm" svg:y="8.57cm" svg:viewBox="0 0 103 200" svg:d="M103 34c-5-4-13-4-21-4-17 0-26 4-34 16-9 13-13 30-13 52v102h-35v-196h35v38c4-12 8-21 21-29 9-9 17-13 30-13 8 0 12 0 17 4z">
          <text:p/>
        </draw:path>
        <draw:path draw:style-name="gr3" draw:text-style-name="P3" draw:layer="layout" svg:width="0.119cm" svg:height="0.292cm" svg:x="13.973cm" svg:y="8.477cm" svg:viewBox="0 0 120 293" svg:d="M120 29c-8 0-13-4-21-4-21 0-34 13-34 42v30h47v26h-47v170h-30v-170h-35v-26h35v-30c0-21 5-38 17-50 13-13 26-17 47-17 8 0 17 0 21 4z">
          <text:p/>
        </draw:path>
        <draw:path draw:style-name="gr3" draw:text-style-name="P3" draw:layer="layout" svg:width="0.19cm" svg:height="0.203cm" svg:x="14.105cm" svg:y="8.57cm" svg:viewBox="0 0 191 204" svg:d="M94 204c-30 0-52-8-69-29-17-17-25-43-25-73 0-29 8-56 25-77 17-17 44-25 73-25 30 0 51 8 68 25s25 44 25 77c0 30-8 56-25 73-17 21-42 29-72 29zM98 25c-21 0-38 9-51 21-9 14-17 31-17 56 0 26 8 43 17 56 13 12 30 21 51 21 17 0 34-9 47-21 8-13 13-30 13-56 0-25-5-42-13-56-13-12-30-21-47-21z">
          <text:p/>
        </draw:path>
        <draw:path draw:style-name="gr3" draw:text-style-name="P3" draw:layer="layout" svg:width="0.097cm" svg:height="0.199cm" svg:x="14.347cm" svg:y="8.57cm" svg:viewBox="0 0 98 200" svg:d="M98 34c-4-4-13-4-21-4-13 0-27 4-35 16-9 13-13 30-13 52v102h-29v-196h29v38c4-12 13-21 21-29 10-9 18-13 31-13 8 0 13 0 17 4z">
          <text:p/>
        </draw:path>
        <draw:path draw:style-name="gr3" draw:text-style-name="P3" draw:layer="layout" svg:width="0.182cm" svg:height="0.292cm" svg:x="14.571cm" svg:y="8.481cm" svg:viewBox="0 0 183 293" svg:d="M183 289h-33v-34c-13 26-39 38-68 38-23 0-44-8-56-25-17-17-26-42-26-72 0-34 9-59 26-77 16-22 38-30 64-30 30 0 47 8 60 30v-119h33zM150 200v-29c0-13-5-30-13-40-13-12-26-17-42-17-19 0-36 9-44 23-13 12-17 34-17 59 0 21 4 38 17 51 8 12 21 21 44 21 16 0 29-9 38-21 12-13 17-26 17-47z">
          <text:p/>
        </draw:path>
        <draw:path draw:style-name="gr3" draw:text-style-name="P3" draw:layer="layout" svg:width="0.17cm" svg:height="0.203cm" svg:x="14.8cm" svg:y="8.57cm" svg:viewBox="0 0 171 204" svg:d="M171 111h-137c0 21 4 38 17 47 13 12 25 21 46 21 22 0 43-9 61-21v25c-18 13-39 21-69 21-25 0-47-8-64-25-17-21-25-42-25-77 0-29 8-56 25-72 17-22 39-30 64-30s46 8 59 25c18 17 23 39 23 69zM140 81c0-17-5-30-13-39-8-12-21-17-38-17-13 0-25 5-34 17-13 9-17 22-21 39z">
          <text:p/>
        </draw:path>
        <draw:path draw:style-name="gr3" draw:text-style-name="P3" draw:layer="layout" svg:width="0.114cm" svg:height="0.258cm" svg:x="14.995cm" svg:y="8.515cm" svg:viewBox="0 0 115 259" svg:d="M115 251c-9 4-18 8-30 8-34 0-51-21-51-59v-115h-34v-26h34v-46l30-13v59h51v26h-51v111c0 13 4 21 8 29 4 5 8 9 21 9 9 0 13-4 22-9z">
          <text:p/>
        </draw:path>
        <draw:path draw:style-name="gr3" draw:text-style-name="P3" draw:layer="layout" svg:width="0.169cm" svg:height="0.203cm" svg:x="15.135cm" svg:y="8.57cm" svg:viewBox="0 0 170 204" svg:d="M170 111h-136c0 21 4 38 17 47 12 12 25 21 46 21 22 0 43-9 60-21v25c-17 13-38 21-68 21-26 0-47-8-64-25-17-21-25-42-25-77 0-29 8-56 25-72 17-22 38-30 64-30 25 0 46 8 59 25 18 17 22 39 22 69zM140 81c0-17-5-30-13-39-8-12-21-17-38-17-13 0-26 5-34 17-13 9-17 22-21 39z">
          <text:p/>
        </draw:path>
        <draw:path draw:style-name="gr3" draw:text-style-name="P3" draw:layer="layout" svg:width="0.149cm" svg:height="0.203cm" svg:x="15.338cm" svg:y="8.57cm" svg:viewBox="0 0 150 204" svg:d="M150 192c-17 8-35 12-56 12-26 0-51-8-68-29-17-17-26-39-26-68 0-34 9-61 30-77 17-22 42-30 72-30 17 0 35 4 48 8v34c-17-12-31-17-48-17-21 0-38 9-51 21-12 14-17 35-17 56 0 26 5 43 17 56 13 12 30 21 47 21s35-9 52-17z">
          <text:p/>
        </draw:path>
        <draw:path draw:style-name="gr3" draw:text-style-name="P3" draw:layer="layout" svg:width="0.114cm" svg:height="0.258cm" svg:x="15.508cm" svg:y="8.515cm" svg:viewBox="0 0 115 259" svg:d="M115 251c-8 4-17 8-30 8-34 0-51-21-51-59v-115h-34v-26h34v-46l30-13v59h51v26h-51v111c0 13 5 21 9 29 4 5 12 9 21 9s17-4 21-9z">
          <text:p/>
        </draw:path>
        <draw:path draw:style-name="gr3" draw:text-style-name="P3" draw:layer="layout" svg:width="0.039cm" svg:height="0.284cm" svg:x="15.66cm" svg:y="8.485cm" svg:viewBox="0 0 40 285" svg:d="M23 38c-10 0-14 0-18-4-5-4-5-8-5-13 0-8 0-12 5-17 4-4 8-4 18-4 4 0 8 0 12 4 5 5 5 9 5 17 0 5 0 9-5 13-4 4-8 4-12 4zM35 285h-30v-196h30z">
          <text:p/>
        </draw:path>
        <draw:path draw:style-name="gr3" draw:text-style-name="P3" draw:layer="layout" svg:width="0.161cm" svg:height="0.199cm" svg:x="15.758cm" svg:y="8.57cm" svg:viewBox="0 0 162 200" svg:d="M162 200h-30v-110c0-44-17-65-47-65-17 0-30 5-38 17-13 13-18 26-18 48v110h-29v-196h29v34c18-25 39-38 64-38 27 0 39 4 52 21 13 13 17 34 17 59z">
          <text:p/>
        </draw:path>
        <draw:path draw:style-name="gr3" draw:text-style-name="P3" draw:layer="layout" svg:width="0.178cm" svg:height="0.288cm" svg:x="15.966cm" svg:y="8.57cm" svg:viewBox="0 0 179 289" svg:d="M179 182c0 73-34 107-103 107-25 0-47-4-64-13v-29c21 12 43 17 64 17 47 0 73-26 73-78v-21h-4c-14 26-35 38-65 38-25 0-47-8-59-25-17-17-21-43-21-72 0-30 8-60 21-76 17-22 38-30 68-30 25 0 42 8 56 30h4v-26h30zM149 110v-30c0-12-10-25-18-38-13-12-25-17-38-17-21 0-34 9-47 21-13 13-17 34-17 60 0 21 4 38 17 51 9 12 26 21 43 21s29-9 42-21c8-13 18-26 18-47z">
          <text:p/>
        </draw:path>
        <draw:path draw:style-name="gr3" draw:text-style-name="P3" draw:layer="layout" svg:width="0.157cm" svg:height="0.203cm" svg:x="16.296cm" svg:y="8.57cm" svg:viewBox="0 0 158 204" svg:d="M158 200h-34v-30c-13 22-34 34-59 34-21 0-34-4-47-17-8-8-18-21-18-38 0-38 22-59 69-63l55-9c0-35-13-52-38-52s-47 9-64 26v-34c17-13 43-17 64-17 46 0 72 25 72 73zM124 103l-47 4c-12 4-25 4-29 13-9 4-13 12-13 25 0 9 4 17 9 25 8 5 17 9 29 9 13 0 26-9 38-17 9-13 13-25 13-42z">
          <text:p/>
        </draw:path>
        <draw:path draw:style-name="gr3" draw:text-style-name="P3" draw:layer="layout" svg:width="0.19cm" svg:height="0.271cm" svg:x="16.589cm" svg:y="8.498cm" svg:viewBox="0 0 191 272" svg:d="M158 0v179h33v29h-33v64h-30v-64h-128v-29c12-13 21-26 33-43 14-12 27-29 36-46 12-13 21-30 33-47 9-13 17-30 22-43zM33 179h95v-132c-9 13-17 30-26 43-8 13-16 25-25 34-8 12-17 21-21 29-9 9-13 17-23 26z">
          <text:p/>
        </draw:path>
        <draw:path draw:style-name="gr3" draw:text-style-name="P3" draw:layer="layout" svg:width="0.161cm" svg:height="0.199cm" svg:x="16.928cm" svg:y="8.574cm" svg:viewBox="0 0 162 200" svg:d="M162 196h-30v-30c-13 22-34 34-63 34-44 0-69-29-69-84v-116h29v111c0 43 17 64 48 64 17 0 30-9 38-17 13-13 17-25 17-47v-111h30z">
          <text:p/>
        </draw:path>
        <draw:path draw:style-name="gr3" draw:text-style-name="P3" draw:layer="layout" svg:width="0.162cm" svg:height="0.199cm" svg:x="17.152cm" svg:y="8.57cm" svg:viewBox="0 0 163 200" svg:d="M163 200h-31v-110c0-43-17-65-47-65-17 0-29 5-38 17-12 13-17 26-17 48v110h-30v-196h30v34c17-25 38-38 64-38 21 0 38 4 51 21 13 13 18 34 18 60z">
          <text:p/>
        </draw:path>
        <draw:path draw:style-name="gr3" draw:text-style-name="P3" draw:layer="layout" svg:width="0.038cm" svg:height="0.284cm" svg:x="17.369cm" svg:y="8.485cm" svg:viewBox="0 0 39 285" svg:d="M22 38c-10 0-14 0-18-4s-4-8-4-13c0-8 0-12 4-17 4-4 8-4 18-4 4 0 8 0 12 4 5 5 5 9 5 17 0 5 0 9-5 13-4 4-8 4-12 4zM34 285h-30v-196h30z">
          <text:p/>
        </draw:path>
        <draw:path draw:style-name="gr3" draw:text-style-name="P3" draw:layer="layout" svg:width="0.114cm" svg:height="0.258cm" svg:x="17.441cm" svg:y="8.515cm" svg:viewBox="0 0 115 259" svg:d="M115 251c-8 4-17 8-29 8-35 0-53-21-53-59v-115h-33v-26h33v-46l36-13v59h46v26h-46v111c0 13 0 21 4 29 4 5 13 9 21 9s17-4 21-9z">
          <text:p/>
        </draw:path>
        <draw:path draw:style-name="gr3" draw:text-style-name="P3" draw:layer="layout" svg:width="0.178cm" svg:height="0.292cm" svg:x="17.691cm" svg:y="8.481cm" svg:viewBox="0 0 179 293" svg:d="M179 289h-30v-34c-17 26-38 38-68 38-25 0-42-8-59-25-14-17-22-42-22-72 0-34 8-59 26-77 13-22 38-30 64-30 25 0 46 8 59 30v-119h30zM149 200v-29c0-13-4-30-17-40-8-12-21-17-38-17-21 0-34 9-47 23-8 12-17 34-17 59 0 21 9 38 17 51 13 12 26 21 43 21s29-9 42-21c13-13 17-26 17-47z">
          <text:p/>
        </draw:path>
        <draw:path draw:style-name="gr3" draw:text-style-name="P3" draw:layer="layout" svg:width="0.043cm" svg:height="0.284cm" svg:x="17.928cm" svg:y="8.485cm" svg:viewBox="0 0 44 285" svg:d="M21 38c-4 0-12 0-17-4 0-4-4-8-4-13 0-8 4-13 4-17 5-4 9-4 17-4 5 0 10 0 14 4s9 9 9 17c0 5-5 9-9 13s-9 4-14 4zM35 285h-31v-196h31z">
          <text:p/>
        </draw:path>
        <draw:path draw:style-name="gr3" draw:text-style-name="P3" draw:layer="layout" svg:width="0.118cm" svg:height="0.292cm" svg:x="18.005cm" svg:y="8.477cm" svg:viewBox="0 0 119 293" svg:d="M119 29c-8 0-14-4-22-4-21 0-34 13-34 42v30h48v26h-48v170h-29v-170h-34v-26h34v-30c0-21 4-38 16-50 13-13 26-17 47-17 8 0 18 0 22 4z">
          <text:p/>
        </draw:path>
        <draw:path draw:style-name="gr3" draw:text-style-name="P3" draw:layer="layout" svg:width="0.119cm" svg:height="0.293cm" svg:x="18.127cm" svg:y="8.476cm" svg:viewBox="0 0 120 294" svg:d="M120 30c-9 0-13-4-22-4-21 0-34 13-34 42v30h47v26h-47v170h-30v-170h-34v-26h34v-30c0-21 5-38 17-51 13-12 26-17 43-17 8 0 17 0 26 5z">
          <text:p/>
        </draw:path>
        <draw:path draw:style-name="gr3" draw:text-style-name="P3" draw:layer="layout" svg:width="0.17cm" svg:height="0.203cm" svg:x="18.254cm" svg:y="8.57cm" svg:viewBox="0 0 171 204" svg:d="M171 111h-137c0 21 9 38 17 47 13 12 26 21 48 21 21 0 42-9 59-21v25c-17 13-38 21-67 21-27 0-48-8-65-25-17-21-26-42-26-77 0-29 9-56 30-72 17-22 38-30 65-30 25 0 42 8 55 25 17 17 21 39 21 69zM141 81c0-17-4-30-12-39-9-12-21-17-38-17-14 0-27 5-35 17-13 9-17 22-22 39z">
          <text:p/>
        </draw:path>
        <draw:path draw:style-name="gr3" draw:text-style-name="P3" draw:layer="layout" svg:width="0.097cm" svg:height="0.199cm" svg:x="18.475cm" svg:y="8.57cm" svg:viewBox="0 0 98 200" svg:d="M98 34c-4-4-12-4-21-4-12 0-25 4-34 16-8 13-12 30-12 52v102h-31v-196h31v38c4-12 12-21 21-29 8-9 17-13 30-13 8 0 12 0 16 4z">
          <text:p/>
        </draw:path>
        <draw:path draw:style-name="gr3" draw:text-style-name="P3" draw:layer="layout" svg:width="0.169cm" svg:height="0.203cm" svg:x="18.594cm" svg:y="8.57cm" svg:viewBox="0 0 170 204" svg:d="M170 111h-137c0 21 5 38 17 47 13 12 26 21 48 21 21 0 43-9 60-21v25c-17 13-39 21-68 21-27 0-52-8-65-25-17-21-25-42-25-77 0-29 8-56 25-72 17-22 38-30 65-30 25 0 46 8 59 25 17 17 21 39 21 69zM141 81c0-17-5-30-13-39-9-12-22-17-38-17-14 0-27 5-40 17-8 9-12 22-17 39z">
          <text:p/>
        </draw:path>
        <draw:path draw:style-name="gr3" draw:text-style-name="P3" draw:layer="layout" svg:width="0.161cm" svg:height="0.199cm" svg:x="18.81cm" svg:y="8.57cm" svg:viewBox="0 0 162 200" svg:d="M162 200h-30v-110c0-43-17-65-47-65-13 0-26 5-38 17-9 13-13 26-13 48v110h-34v-196h34v34c13-25 34-38 63-38 23 0 40 4 48 21 13 13 17 34 17 60z">
          <text:p/>
        </draw:path>
        <draw:path draw:style-name="gr3" draw:text-style-name="P3" draw:layer="layout" svg:width="0.145cm" svg:height="0.203cm" svg:x="19.017cm" svg:y="8.57cm" svg:viewBox="0 0 146 204" svg:d="M146 192c-13 8-30 12-51 12-30 0-52-8-69-29-17-17-26-39-26-68 0-34 9-61 26-77 21-22 47-30 77-30 17 0 30 4 43 8v34c-13-12-30-17-43-17-21 0-38 9-52 21-12 14-17 35-17 56 0 26 5 43 17 56 14 12 27 21 48 21 17 0 34-9 47-17z">
          <text:p/>
        </draw:path>
        <draw:path draw:style-name="gr3" draw:text-style-name="P3" draw:layer="layout" svg:width="0.169cm" svg:height="0.203cm" svg:x="19.196cm" svg:y="8.57cm" svg:viewBox="0 0 170 204" svg:d="M170 111h-137c0 21 5 38 17 47 13 12 26 21 47 21s42-9 60-21v25c-18 13-39 21-69 21-25 0-46-8-63-25-17-21-25-43-25-77 0-29 8-56 25-72 17-22 38-30 63-30 26 0 47 8 60 25 18 17 22 39 22 69zM139 81c0-17-4-30-12-39-9-12-22-17-39-17-12 0-25 5-38 17-8 9-12 22-17 39z">
          <text:p/>
        </draw:path>
        <draw:path draw:style-name="gr3" draw:text-style-name="P3" draw:layer="layout" svg:width="0.043cm" svg:height="0.284cm" svg:x="19.513cm" svg:y="8.485cm" svg:viewBox="0 0 44 285" svg:d="M21 38c-4 0-8 0-12-4s-9-8-9-13c0-8 5-12 9-17 4-4 8-4 12-4 9 0 13 0 18 4 5 5 5 9 5 17 0 5 0 9-5 13s-9 4-18 4zM39 285h-34v-196h34z">
          <text:p/>
        </draw:path>
        <draw:path draw:style-name="gr3" draw:text-style-name="P3" draw:layer="layout" svg:width="0.161cm" svg:height="0.199cm" svg:x="19.615cm" svg:y="8.57cm" svg:viewBox="0 0 162 200" svg:d="M162 200h-34v-110c0-44-13-65-43-65-17 0-30 5-38 17-13 13-17 26-17 48v110h-30v-196h30v34c17-25 38-38 63-38 22 0 39 4 52 21 9 13 17 34 17 59z">
          <text:p/>
        </draw:path>
        <draw:path draw:style-name="gr3" draw:text-style-name="P3" draw:layer="layout" svg:width="0.178cm" svg:height="0.288cm" svg:x="19.941cm" svg:y="8.57cm" svg:viewBox="0 0 179 289" svg:d="M30 169v120h-30v-285h30v34c17-25 38-38 69-38 25 0 46 8 59 25s21 43 21 72c0 30-8 56-25 77-13 21-34 29-64 29-26 0-43-12-60-34zM30 93v25c0 18 4 30 17 43 8 8 21 17 39 17 21 0 34-9 47-21 8-17 12-39 12-64 0-21-4-38-12-51-9-12-26-17-43-17-18 0-30 9-43 17-13 13-17 30-17 51z">
          <text:p/>
        </draw:path>
        <draw:path draw:style-name="gr3" draw:text-style-name="P3" draw:layer="layout" svg:width="0.191cm" svg:height="0.203cm" svg:x="20.153cm" svg:y="8.57cm" svg:viewBox="0 0 192 204" svg:d="M99 204c-31 0-56-8-73-29-17-17-26-43-26-73 0-29 9-56 30-77 17-17 43-25 73-25s51 8 68 25 21 44 21 77c0 30-8 56-25 73-17 21-38 29-68 29zM99 25c-22 0-35 9-48 21-12 14-17 31-17 56 0 26 5 43 17 56 13 12 30 21 48 21 21 0 38-9 47-21 12-13 16-30 16-56 0-25-4-42-16-56-9-12-26-21-47-21z">
          <text:p/>
        </draw:path>
        <draw:path draw:style-name="gr3" draw:text-style-name="P3" draw:layer="layout" svg:width="0.132cm" svg:height="0.203cm" svg:x="20.382cm" svg:y="8.57cm" svg:viewBox="0 0 133 204" svg:d="M0 192v-34c17 12 39 21 60 21 25 0 38-9 38-30 0-4 0-8-4-13 0-4-5-4-9-8s-8-4-13-9c-4 0-12-4-16-8-9 0-17-4-26-9-4-4-8-8-13-12-8-4-8-9-13-13 0-8-4-13-4-22s4-17 9-25c4-5 8-13 17-17 4-5 13-9 21-9 13-4 21-4 30-4 17 0 29 4 47 8v30c-18-8-35-13-52-13-4 0-12 0-16 5-5 0-9 0-13 4 0 0-4 4-4 8-5 4-5 9-5 9 0 9 0 13 5 13 0 5 4 9 4 13 4 0 8 4 17 4 4 5 8 5 17 9 8 4 12 8 21 8 8 4 13 9 17 13s9 8 13 17c0 4 5 13 5 17 0 13-5 21-9 25-5 9-9 13-18 22-4 4-12 4-25 8-9 4-17 4-25 4-22 0-39-4-56-12z">
          <text:p/>
        </draw:path>
        <draw:path draw:style-name="gr3" draw:text-style-name="P3" draw:layer="layout" svg:width="0.11cm" svg:height="0.258cm" svg:x="20.539cm" svg:y="8.515cm" svg:viewBox="0 0 111 259" svg:d="M111 251c-4 4-16 8-30 8-34 0-51-21-51-59v-115h-30v-26h30v-46l34-13v59h47v26h-47v111c0 13 0 21 4 29 4 5 13 9 27 9 4 0 12-4 16-9z">
          <text:p/>
        </draw:path>
        <draw:path draw:style-name="gr3" draw:text-style-name="P3" draw:layer="layout" svg:width="0.161cm" svg:height="0.199cm" svg:x="20.688cm" svg:y="8.574cm" svg:viewBox="0 0 162 200" svg:d="M162 196h-30v-30c-13 22-34 34-64 34-42 0-68-29-68-84v-116h30v111c0 43 17 64 47 64 17 0 29-9 38-17 13-13 17-25 17-47v-111h30z">
          <text:p/>
        </draw:path>
        <draw:path draw:style-name="gr3" draw:text-style-name="P3" draw:layer="layout" svg:width="0.102cm" svg:height="0.199cm" svg:x="20.912cm" svg:y="8.57cm" svg:viewBox="0 0 103 200" svg:d="M103 34c-4-4-13-4-26-4-12 0-21 4-35 16-8 13-12 30-12 52v102h-30v-196h30v38c4-12 12-21 22-29 8-9 21-13 30-13 8 0 17 0 21 4z">
          <text:p/>
        </draw:path>
        <draw:path draw:style-name="gr3" draw:text-style-name="P3" draw:layer="layout" svg:width="0.157cm" svg:height="0.203cm" svg:x="21.031cm" svg:y="8.57cm" svg:viewBox="0 0 158 204" svg:d="M158 200h-34v-30c-13 22-35 34-61 34-21 0-33-4-46-17-9-8-17-21-17-38 0-38 21-59 68-63l56-9c0-35-13-52-39-52s-47 9-64 26v-34c17-13 42-17 64-17 47 0 73 25 73 73zM124 102l-48 5c-13 4-25 4-29 13-9 4-13 12-13 25 0 9 4 17 8 25 9 5 17 9 30 9s25-9 39-17c8-13 13-25 13-42z">
          <text:p/>
        </draw:path>
        <draw:polygon draw:style-name="gr3" draw:text-style-name="P3" draw:layer="layout" svg:width="0.034cm" svg:height="0.292cm" svg:x="21.242cm" svg:y="8.479cm" svg:viewBox="0 0 35 293" draw:points="0,0 35,0 35,293 0,293">
          <text:p/>
        </draw:polygon>
        <draw:path draw:style-name="gr3" draw:text-style-name="P3" draw:layer="layout" svg:width="0.128cm" svg:height="0.203cm" svg:x="21.433cm" svg:y="8.57cm" svg:viewBox="0 0 129 204" svg:d="M0 192v-34c18 12 35 21 56 21 29 0 43-9 43-30 0-4 0-8-4-13-5-4-5-4-10-8-4-4-8-4-17-9-4 0-8-4-17-8-8 0-12-4-21-9-8-4-12-8-17-12-4-4-8-9-8-13-5-8-5-13-5-22s5-17 5-25c4-5 13-13 17-17 8-5 17-9 25-9 9-4 17-4 30-4 18 0 30 4 43 8v30c-13-8-30-13-47-13-9 0-13 0-17 5-5 0-9 0-13 4-4 0-4 4-8 8 0 4 0 9 0 9 0 9 0 13 0 13 4 5 4 9 8 13 4 0 8 4 13 4 4 5 12 5 17 9 8 4 17 8 26 8 4 4 13 9 17 13s8 8 8 17c5 4 5 13 5 17 0 13 0 21-5 25-4 9-12 13-17 22-8 4-17 4-26 8-8 4-17 4-30 4-21 0-38-4-51-12z">
          <text:p/>
        </draw:path>
        <draw:path draw:style-name="gr3" draw:text-style-name="P3" draw:layer="layout" svg:width="0.271cm" svg:height="0.195cm" svg:x="21.582cm" svg:y="8.574cm" svg:viewBox="0 0 272 196" svg:d="M272 0l-56 196h-34l-38-141c-4-4-4-12-4-17 0 5-5 9-5 17l-42 141h-34l-59-196h34l42 145c0 5 0 13 0 21h4c0-8 0-12 0-21l47-145h29l39 145c0 9 4 13 4 21 0-8 0-12 4-21l39-145z">
          <text:p/>
        </draw:path>
        <draw:path draw:style-name="gr3" draw:text-style-name="P3" draw:layer="layout" svg:width="0.157cm" svg:height="0.203cm" svg:x="21.874cm" svg:y="8.57cm" svg:viewBox="0 0 158 204" svg:d="M158 200h-34v-30c-12 22-34 34-59 34-22 0-35-4-48-17-8-8-17-21-17-38 0-38 22-59 69-63l55-9c0-35-12-52-38-52-25 0-47 9-64 26v-34c17-13 43-17 64-17 47 0 72 25 72 73zM124 102l-46 5c-13 4-26 4-30 13-9 4-14 12-14 25 0 9 5 17 9 25 9 5 18 9 30 9 13 0 26-9 39-17 8-13 12-25 12-42z">
          <text:p/>
        </draw:path>
        <draw:path draw:style-name="gr3" draw:text-style-name="P3" draw:layer="layout" svg:width="0.182cm" svg:height="0.284cm" svg:x="22.061cm" svg:y="8.574cm" svg:viewBox="0 0 183 285" svg:d="M183 0l-89 226c-17 42-38 59-69 59-8 0-17 0-21 0v-30c9 5 13 5 21 5 13 0 26-9 35-30l17-34-77-196h34l52 150c0 4 4 8 4 16 0-4 4-8 4-16l55-150z">
          <text:p/>
        </draw:path>
        <draw:path draw:style-name="gr3" draw:text-style-name="P3" draw:layer="layout" svg:width="0.276cm" svg:height="0.195cm" svg:x="22.353cm" svg:y="8.574cm" svg:viewBox="0 0 277 196" svg:d="M277 0l-59 196h-34l-38-141c-5-4-5-13-5-17 0 4-4 9-4 17l-43 141h-33l-61-196h34l44 145c0 5 0 13 0 21h4c0-8 0-12 0-21l46-145h30l38 145c5 9 5 13 5 21 0-8 4-12 4-21l38-145z">
          <text:p/>
        </draw:path>
        <draw:path draw:style-name="gr3" draw:text-style-name="P3" draw:layer="layout" svg:width="0.043cm" svg:height="0.284cm" svg:x="22.658cm" svg:y="8.485cm" svg:viewBox="0 0 44 285" svg:d="M23 38c-5 0-13 0-17-4 0-4-6-8-6-13 0-8 6-13 6-17 4-4 8-4 17-4 4 0 8 0 12 4 5 4 9 9 9 17 0 5-4 9-9 13-4 4-8 4-12 4zM35 285h-29v-196h29z">
          <text:p/>
        </draw:path>
        <draw:path draw:style-name="gr3" draw:text-style-name="P3" draw:layer="layout" svg:width="0.114cm" svg:height="0.258cm" svg:x="22.735cm" svg:y="8.515cm" svg:viewBox="0 0 115 259" svg:d="M115 251c-8 4-21 8-30 8-34 0-51-21-51-59v-115h-34v-26h34v-46l30-13v59h51v26h-51v111c0 13 0 21 9 29 4 5 8 9 21 9 8 0 13-4 21-9z">
          <text:p/>
        </draw:path>
        <draw:path draw:style-name="gr3" draw:text-style-name="P3" draw:layer="layout" svg:width="0.161cm" svg:height="0.288cm" svg:x="22.887cm" svg:y="8.481cm" svg:viewBox="0 0 162 289" svg:d="M162 289h-29v-114c0-39-13-60-47-60-13 0-25 5-39 17-9 13-13 26-13 47v110h-34v-289h34v128c13-25 35-38 65-38 42 0 63 25 63 80z">
          <text:p/>
        </draw:path>
        <draw:path draw:style-name="gr3" draw:text-style-name="P3" draw:layer="layout" svg:width="0.153cm" svg:height="0.203cm" svg:x="23.201cm" svg:y="8.57cm" svg:viewBox="0 0 154 204" svg:d="M154 200h-31v-30c-17 22-34 34-64 34-17 0-34-4-42-17-13-8-17-21-17-38 0-38 21-59 64-63l59-9c0-35-13-52-42-52-22 0-43 9-64 26v-34c21-13 42-17 68-17 48 0 69 25 69 73zM123 102l-47 5c-17 4-25 4-34 13-8 4-12 12-12 25 0 9 4 17 12 25 5 5 13 9 26 9 17 0 29-9 38-17 13-13 17-25 17-42z">
          <text:p/>
        </draw:path>
        <draw:path draw:style-name="gr3" draw:text-style-name="P3" draw:layer="layout" svg:width="0.131cm" svg:height="0.203cm" svg:x="4cm" svg:y="9.151cm" svg:viewBox="0 0 132 204" svg:d="M0 196v-34c17 12 38 17 55 17 30 0 42-9 42-26 0-8 0-12-4-12 0-5-4-9-8-13-5 0-9-4-13-4-8-5-13-5-17-9-8-4-17-9-25-9-5-4-13-8-18-12-4-4-4-10-8-18 0-4-4-13-4-17 0-13 4-17 8-25 4-9 9-13 17-17 5-5 13-9 22-13 8 0 21-4 29-4 17 0 30 4 47 8v34c-17-8-34-13-51-13-4 0-13 0-17 0s-8 5-13 5c0 4-4 8-4 8-4 4-4 8-4 13 0 4 0 8 4 12 0 5 4 5 4 9 5 4 9 4 13 8 9 0 13 6 21 6 9 4 13 8 21 12 9 4 13 9 17 13 5 4 9 9 14 13 0 8 4 13 4 21 0 9-4 17-9 25-4 9-9 13-17 17-9 5-13 9-26 13-8 0-16 0-25 0-21 0-38-4-55-8z">
          <text:p/>
        </draw:path>
        <draw:path draw:style-name="gr3" draw:text-style-name="P3" draw:layer="layout" svg:width="0.115cm" svg:height="0.254cm" svg:x="4.152cm" svg:y="9.1cm" svg:viewBox="0 0 116 255" svg:d="M116 251c-9 4-17 4-30 4-34 0-51-17-51-55v-115h-35v-30h35v-47l34-8v55h47v30h-47v111c0 13 0 21 4 25s13 9 21 9c9 0 17 0 22-5z">
          <text:p/>
        </draw:path>
        <draw:path draw:style-name="gr3" draw:text-style-name="P3" draw:layer="layout" svg:width="0.153cm" svg:height="0.203cm" svg:x="4.296cm" svg:y="9.151cm" svg:viewBox="0 0 154 204" svg:d="M154 200h-34v-30c-13 26-34 34-59 34-17 0-35-4-48-13-8-12-13-25-13-42 0-34 21-55 65-64l55-9c0-34-13-47-38-47-21 0-43 5-65 22v-30c22-13 44-21 69-21 43 0 68 25 68 72zM120 103l-47 8c-12 0-25 4-29 8-10 5-14 13-14 30 0 9 4 17 14 21 4 4 12 9 25 9 17 0 30-5 38-17 9-9 13-21 13-38z">
          <text:p/>
        </draw:path>
        <draw:path draw:style-name="gr3" draw:text-style-name="P3" draw:layer="layout" svg:width="0.161cm" svg:height="0.199cm" svg:x="4.508cm" svg:y="9.151cm" svg:viewBox="0 0 162 200" svg:d="M162 200h-33v-111c0-43-13-60-43-60-18 0-30 5-39 17-13 9-17 26-17 43v111h-30v-196h30v34c17-26 38-38 65-38 21 0 38 8 50 21 9 13 17 34 17 59z">
          <text:p/>
        </draw:path>
        <draw:path draw:style-name="gr3" draw:text-style-name="P3" draw:layer="layout" svg:width="0.182cm" svg:height="0.293cm" svg:x="4.712cm" svg:y="9.061cm" svg:viewBox="0 0 183 294" svg:d="M183 290h-34v-34c-13 25-39 38-69 38-21 0-42-8-59-25-13-17-21-43-21-73 0-29 8-55 25-77 17-17 38-29 64-29 31 0 47 12 60 34v-124h34zM149 205v-30c0-17-4-29-13-43-12-8-26-13-43-13s-34 5-42 17c-13 18-17 35-17 60 0 22 4 39 17 56 8 12 21 17 38 17 21 0 35-5 43-17 13-13 17-30 17-47z">
          <text:p/>
        </draw:path>
        <draw:path draw:style-name="gr3" draw:text-style-name="P3" draw:layer="layout" svg:width="0.152cm" svg:height="0.203cm" svg:x="4.941cm" svg:y="9.151cm" svg:viewBox="0 0 153 204" svg:d="M153 200h-30v-30c-13 26-34 34-60 34-21 0-38-4-46-13-13-12-17-25-17-42 0-34 21-55 63-65l60-8c0-34-13-47-43-47-21 0-42 5-63 21v-29c21-13 42-21 68-21 46 0 68 25 68 72zM123 102l-47 9c-17 0-25 4-34 8-8 5-8 13-8 30 0 9 0 17 8 21 9 4 17 9 26 9 17 0 29-5 38-17 12-9 17-21 17-38z">
          <text:p/>
        </draw:path>
        <draw:path draw:style-name="gr3" draw:text-style-name="P3" draw:layer="layout" svg:width="0.101cm" svg:height="0.195cm" svg:x="5.153cm" svg:y="9.155cm" svg:viewBox="0 0 102 196" svg:d="M102 34c-4-4-12-9-25-9s-21 9-31 22c-12 12-17 30-17 52v97h-29v-196h29v42h5c4-12 8-25 18-34 8-4 21-8 33-8 5 0 13 0 17 0z">
          <text:p/>
        </draw:path>
        <draw:path draw:style-name="gr3" draw:text-style-name="P3" draw:layer="layout" svg:width="0.178cm" svg:height="0.292cm" svg:x="5.276cm" svg:y="9.062cm" svg:viewBox="0 0 179 293" svg:d="M179 289h-31v-34h-4c-13 25-34 38-64 38-25 0-47-8-59-25-17-17-21-43-21-72 0-30 8-55 21-78 17-17 38-29 68-29 25 0 46 12 55 34h4v-123h31zM148 204v-29c0-17-8-30-17-44-8-8-25-13-38-13-21 0-34 5-47 17-8 18-17 35-17 61 0 21 4 38 17 55 9 12 26 17 43 17s29-5 42-17c9-13 17-30 17-47z">
          <text:p/>
        </draw:path>
        <draw:path draw:style-name="gr3" draw:text-style-name="P3" draw:layer="layout" svg:width="0.178cm" svg:height="0.292cm" svg:x="5.611cm" svg:y="9.062cm" svg:viewBox="0 0 179 293" svg:d="M179 289h-31v-34c-17 25-38 38-68 38-25 0-47-8-59-25-13-17-21-43-21-73 0-29 8-55 25-77 13-17 34-29 64-29 25 0 46 12 59 34v-123h31zM148 204v-30c0-17-9-29-17-43-8-8-25-13-38-13-21 0-34 5-47 17-8 18-17 35-17 60 0 22 9 39 17 56 9 12 26 17 43 17s29-5 42-17c8-13 17-30 17-47z">
          <text:p/>
        </draw:path>
        <draw:path draw:style-name="gr3" draw:text-style-name="P3" draw:layer="layout" svg:width="0.17cm" svg:height="0.204cm" svg:x="5.839cm" svg:y="9.15cm" svg:viewBox="0 0 171 205" svg:d="M171 112h-141c0 21 8 38 17 51 13 12 30 16 47 16 21 0 42-8 63-21v30c-17 13-42 17-68 17-29 0-51-9-67-26-13-16-22-42-22-72 0-34 9-56 26-77 17-17 38-30 63-30 26 0 43 9 60 26 14 17 22 38 22 69zM136 85c0-17-4-34-13-42-8-9-21-13-34-13-17 0-29 4-38 13-8 13-17 25-21 42z">
          <text:p/>
        </draw:path>
        <draw:path draw:style-name="gr3" draw:text-style-name="P3" draw:layer="layout" svg:width="0.182cm" svg:height="0.195cm" svg:x="6.026cm" svg:y="9.155cm" svg:viewBox="0 0 183 196" svg:d="M183 0l-76 196h-34l-73-196h34l52 145c4 9 4 17 4 25 4-8 4-16 8-25l51-145z">
          <text:p/>
        </draw:path>
        <draw:path draw:style-name="gr3" draw:text-style-name="P3" draw:layer="layout" svg:width="0.038cm" svg:height="0.284cm" svg:x="6.238cm" svg:y="9.066cm" svg:viewBox="0 0 39 285" svg:d="M18 42c-4 0-10-4-14-8-4 0-4-9-4-13s0-8 4-13c4-4 10-8 14-8 8 0 12 4 17 8 4 5 4 9 4 13s0 9-4 13c-5 4-9 8-17 8zM35 285h-31v-196h31z">
          <text:p/>
        </draw:path>
        <draw:path draw:style-name="gr3" draw:text-style-name="P3" draw:layer="layout" svg:width="0.157cm" svg:height="0.203cm" svg:x="6.318cm" svg:y="9.151cm" svg:viewBox="0 0 158 204" svg:d="M158 200h-35v-30c-12 26-34 34-59 34-21 0-34-4-47-13-8-12-17-25-17-42 0-34 26-55 68-64l55-9c0-34-12-47-38-47-25 0-47 5-64 22v-30c17-13 43-21 68-21 43 0 69 25 69 72zM123 103l-46 8c-13 0-26 4-30 8-9 5-13 13-13 30 0 9 4 17 9 21 8 4 17 9 30 9 12 0 25-5 38-17 8-9 12-21 12-38z">
          <text:p/>
        </draw:path>
        <draw:path draw:style-name="gr3" draw:text-style-name="P3" draw:layer="layout" svg:width="0.115cm" svg:height="0.254cm" svg:x="6.509cm" svg:y="9.1cm" svg:viewBox="0 0 116 255" svg:d="M116 251c-9 4-17 4-30 4-34 0-52-17-52-55v-115h-34v-30h34v-47l31-8v55h51v30h-51v111c0 13 4 21 8 25 5 4 13 9 21 9 9 0 13 0 22-5z">
          <text:p/>
        </draw:path>
        <draw:path draw:style-name="gr3" draw:text-style-name="P3" draw:layer="layout" svg:width="0.038cm" svg:height="0.284cm" svg:x="6.662cm" svg:y="9.066cm" svg:viewBox="0 0 39 285" svg:d="M18 42c-5 0-9-4-14-8-4 0-4-9-4-13s0-8 4-13c5-4 9-8 14-8 8 0 12 4 17 8 4 5 4 9 4 13s0 9-4 13c-5 4-9 8-17 8zM35 285h-31v-196h31z">
          <text:p/>
        </draw:path>
        <draw:path draw:style-name="gr3" draw:text-style-name="P3" draw:layer="layout" svg:width="0.19cm" svg:height="0.203cm" svg:x="6.747cm" svg:y="9.151cm" svg:viewBox="0 0 191 204" svg:d="M93 204c-30 0-51-8-68-25s-25-43-25-72c0-35 8-61 25-77 17-18 42-30 72-30s51 8 68 30c17 16 26 42 26 73 0 29-9 55-26 76-21 17-43 25-72 25zM93 30c-17 0-34 4-47 16-8 17-17 34-17 61 0 21 9 38 17 51 13 16 30 21 47 21 21 0 38-5 46-17 13-17 17-34 17-59 0-23-4-44-17-57-8-12-25-16-46-16z">
          <text:p/>
        </draw:path>
        <draw:path draw:style-name="gr3" draw:text-style-name="P3" draw:layer="layout" svg:width="0.161cm" svg:height="0.199cm" svg:x="6.984cm" svg:y="9.151cm" svg:viewBox="0 0 162 200" svg:d="M162 200h-30v-111c0-43-17-60-46-60-13 0-26 5-38 17-9 9-13 26-13 43v111h-35v-196h35v34c13-26 34-38 63-38 22 0 38 8 47 21 13 13 17 34 17 59z">
          <text:p/>
        </draw:path>
        <draw:path draw:style-name="gr3" draw:text-style-name="P3" draw:layer="layout" svg:width="0.19cm" svg:height="0.203cm" svg:x="7.298cm" svg:y="9.151cm" svg:viewBox="0 0 191 204" svg:d="M98 204c-30 0-55-8-72-25-18-17-26-43-26-72 0-35 8-61 30-77 17-18 38-30 72-30 26 0 51 8 68 30 13 16 21 42 21 73 0 29-8 55-25 76-17 17-43 25-68 25zM98 30c-21 0-34 4-47 16-12 17-17 34-17 61 0 21 5 38 17 51 13 16 26 21 47 21s34-5 46-17c13-17 17-34 17-59 0-23-4-44-17-57-12-12-25-16-46-16z">
          <text:p/>
        </draw:path>
        <draw:path draw:style-name="gr3" draw:text-style-name="P3" draw:layer="layout" svg:width="0.119cm" svg:height="0.293cm" svg:x="7.518cm" svg:y="9.057cm" svg:viewBox="0 0 120 294" svg:d="M120 34c-9-4-13-4-21-4-23 0-35 13-35 38v30h47v30h-47v166h-30v-166h-34v-30h34v-30c0-21 4-38 17-47 13-12 25-21 43-21 13 0 17 4 26 4z">
          <text:p/>
        </draw:path>
        <draw:path draw:style-name="gr3" draw:text-style-name="P3" draw:layer="layout" svg:width="0.17cm" svg:height="0.28cm" svg:x="7.755cm" svg:y="9.074cm" svg:viewBox="0 0 171 281" svg:d="M171 123c0 26 0 47-4 68-9 21-13 34-26 51-8 13-17 21-34 30-13 9-31 9-48 9-16 0-33 0-46-9v-30c17 8 30 13 46 13 13 0 26 0 35-9 13-4 18-12 26-21s13-21 17-34c0-17 4-30 4-51-13 26-34 34-65 34-8 0-21 0-29-4-9-4-17-9-26-17-8-9-12-17-17-26-4-12-4-25-4-38 0-12 0-25 4-34 5-12 13-21 17-29 9-9 17-13 30-17 8-5 21-9 34-9s27 4 39 9c9 4 17 13 26 25 8 9 12 21 17 38 4 13 4 34 4 51zM137 98c0-13 0-21-4-30 0-8-5-17-9-21-4-8-12-13-17-17-9 0-18-4-22-4-9 0-17 4-21 4-9 4-13 9-17 13s-9 12-13 21c-4 8-4 13-4 21 0 13 0 21 4 30 4 4 9 12 13 17 4 4 8 8 17 12 4 5 12 5 21 5s13 0 22-5c5-4 13-8 17-12 4-5 9-9 9-13 4-8 4-17 4-21z">
          <text:p/>
        </draw:path>
        <draw:path draw:style-name="gr3" draw:text-style-name="P3" draw:layer="layout" svg:width="0.043cm" svg:height="0.042cm" svg:x="7.967cm" svg:y="9.312cm" svg:viewBox="0 0 44 43" svg:d="M21 43c-8 0-12 0-17-4-4-4-4-10-4-18 0-4 0-9 4-13 5-4 9-8 17-8 5 0 9 4 13 8 6 4 10 9 10 13 0 8-4 14-10 18-4 4-8 4-13 4z">
          <text:p/>
        </draw:path>
        <draw:path draw:style-name="gr3" draw:text-style-name="P3" draw:layer="layout" svg:width="0.173cm" svg:height="0.28cm" svg:x="8.048cm" svg:y="9.074cm" svg:viewBox="0 0 174 281" svg:d="M0 199c0-4 0-12 0-21 4-4 8-12 13-21 4-4 8-8 16-17 5-4 13-8 22-13-13-4-22-12-30-25-8-8-13-21-13-34 0-8 5-17 9-25 4-9 8-17 17-21 4-9 12-13 21-18 13-4 21-4 30-4 12 0 21 0 33 4 9 5 17 9 22 18 8 4 12 12 16 21 5 8 9 17 9 25 0 13-4 26-13 34-8 13-17 21-25 25 4 5 13 9 17 13 8 9 12 13 17 17 4 9 8 17 8 21 5 9 5 17 5 21 0 13 0 26-5 35-4 8-13 16-17 25-8 8-21 13-29 18-13 4-22 4-38 4-13 0-22 0-34-4-9-5-22-10-26-18-8-9-17-17-21-25-4-9-4-22-4-35zM34 199c0 9 0 17 4 22 0 8 4 13 8 17 5 4 13 8 17 12 9 0 17 5 26 5 4 0 12-5 21-5 4-4 13-8 17-12s8-9 13-17c0-9 0-13 0-22 0-8 0-17 0-21-5-8-9-12-13-17-4-8-13-12-17-12-9-5-13-5-21-5-9 0-17 0-26 5-4 0-8 4-17 8-4 4-8 13-8 17-4 8-4 17-4 25zM42 72c0 5 0 13 4 17 0 9 5 13 9 17 4 5 8 5 13 9 8 0 12 4 21 4 4 0 8-4 17-4 4-4 8-4 12-9 5-4 9-12 9-17 4-4 4-12 4-17 0-8 0-12-4-17 0-8-4-12-9-16-4-5-8-5-12-9-9-4-13-4-17-4-9 0-13 0-21 4-5 4-9 4-13 9-4 4-9 8-9 16-4 5-4 9-4 17z">
          <text:p/>
        </draw:path>
        <draw:polygon draw:style-name="gr3" draw:text-style-name="P3" draw:layer="layout" svg:width="0.051cm" svg:height="0.093cm" svg:x="8.247cm" svg:y="9.308cm" svg:viewBox="0 0 52 94" draw:points="52,0 21,94 0,94 21,0">
          <text:p/>
        </draw:polygon>
        <draw:path draw:style-name="gr3" draw:text-style-name="P3" draw:layer="layout" svg:width="0.161cm" svg:height="0.199cm" svg:x="8.455cm" svg:y="9.155cm" svg:viewBox="0 0 162 200" svg:d="M162 196h-30v-30c-13 26-35 34-60 34-47 0-72-25-72-80v-120h34v115c0 39 12 60 46 60 13 0 27-5 39-17 9-9 13-26 13-43v-115h30z">
          <text:p/>
        </draw:path>
        <draw:path draw:style-name="gr3" draw:text-style-name="P3" draw:layer="layout" svg:width="0.127cm" svg:height="0.203cm" svg:x="8.671cm" svg:y="9.151cm" svg:viewBox="0 0 128 204" svg:d="M0 196v-34c17 12 35 17 56 17 25 0 38-9 38-26 0-8 0-12 0-12-4-5-8-9-13-13-4 0-8-4-12-4-5-5-13-5-17-9-9-4-17-8-21-8-10-4-14-9-18-13-5-4-9-9-13-18 0-4 0-13 0-17 0-13 0-17 4-25 4-9 9-13 17-17 10-5 18-9 27-13 8 0 16-4 25-4 17 0 34 4 46 8v34c-16-8-29-13-50-13-5 0-9 0-17 0-4 0-9 5-9 5-4 4-8 8-8 8-4 4-4 9-4 13s0 8 4 13c0 4 4 4 8 8 5 4 9 4 13 9 4 0 8 5 17 5 8 4 17 8 21 13 9 4 13 8 17 12s8 9 13 13c4 8 4 13 4 21 0 9-4 17-9 25-4 9-8 13-16 17-5 5-13 9-22 13-12 0-21 0-29 0-21 0-39-4-52-8z">
          <text:p/>
        </draw:path>
        <draw:path draw:style-name="gr3" draw:text-style-name="P3" draw:layer="layout" svg:width="0.044cm" svg:height="0.284cm" svg:x="8.84cm" svg:y="9.066cm" svg:viewBox="0 0 45 285" svg:d="M22 42c-4 0-8-4-12-8-4 0-10-9-10-13s6-8 10-13c0-4 8-8 12-8 5 0 9 4 13 8 4 5 10 9 10 13s-6 9-10 13-8 8-13 8zM39 285h-33v-196h33z">
          <text:p/>
        </draw:path>
        <draw:path draw:style-name="gr3" draw:text-style-name="P3" draw:layer="layout" svg:width="0.161cm" svg:height="0.199cm" svg:x="8.938cm" svg:y="9.151cm" svg:viewBox="0 0 162 200" svg:d="M162 200h-31v-111c0-43-12-60-46-60-13 0-26 5-38 17-9 9-13 26-13 43v111h-34v-196h34v34c13-26 34-38 64-38 21 0 38 8 46 21 13 13 18 34 18 59z">
          <text:p/>
        </draw:path>
        <draw:path draw:style-name="gr3" draw:text-style-name="P3" draw:layer="layout" svg:width="0.178cm" svg:height="0.292cm" svg:x="9.146cm" svg:y="9.151cm" svg:viewBox="0 0 179 293" svg:d="M179 187c0 68-34 106-102 106-26 0-43-4-65-12v-34c22 12 44 21 65 21 46 0 72-26 72-77v-21c-17 21-38 34-68 34-25 0-42-8-59-25-14-17-22-38-22-68 0-34 8-59 26-82 13-17 38-29 64-29 25 0 46 12 59 34v-30h30zM149 115v-29c0-17-4-30-17-44-9-8-21-13-38-13s-34 5-47 17c-8 18-13 35-13 61 0 21 5 38 13 55 13 12 26 17 43 17 16 0 33-5 42-17 13-13 17-30 17-47z">
          <text:p/>
        </draw:path>
        <draw:path draw:style-name="gr3" draw:text-style-name="P3" draw:layer="layout" svg:width="0.153cm" svg:height="0.203cm" svg:x="9.48cm" svg:y="9.151cm" svg:viewBox="0 0 154 204" svg:d="M154 200h-30v-30c-17 26-34 34-63 34-17 0-34-4-44-13-12-12-17-25-17-42 0-34 22-55 65-64l59-9c0-34-13-46-42-46-21 0-43 4-65 21v-30c22-13 44-21 69-21 47 0 68 25 68 72zM124 103l-46 8c-17 0-26 4-34 8-9 5-13 13-13 30 0 9 4 17 13 21 4 4 12 9 25 9 17 0 30-5 38-17 13-9 17-21 17-38z">
          <text:p/>
        </draw:path>
        <draw:path draw:style-name="gr3" draw:text-style-name="P3" draw:layer="layout" svg:width="0.114cm" svg:height="0.254cm" svg:x="9.773cm" svg:y="9.1cm" svg:viewBox="0 0 115 255" svg:d="M115 251c-4 4-17 4-30 4-34 0-51-17-51-55v-115h-34v-30h34v-47l34-8v55h47v30h-47v111c0 13 0 21 4 25s13 9 22 9 17 0 21-5z">
          <text:p/>
        </draw:path>
        <draw:path draw:style-name="gr3" draw:text-style-name="P3" draw:layer="layout" svg:width="0.272cm" svg:height="0.195cm" svg:x="9.904cm" svg:y="9.155cm" svg:viewBox="0 0 273 196" svg:d="M273 0l-61 196h-34l-38-141c0-4-4-8-4-17 0 4 0 13-4 17l-43 141h-29l-60-196h30l42 149c0 5 0 9 0 17h5c0-4 0-12 4-17l42-149h30l38 149c4 5 4 9 4 17 0-4 4-8 4-17l39-149z">
          <text:p/>
        </draw:path>
        <draw:path draw:style-name="gr3" draw:text-style-name="P3" draw:layer="layout" svg:width="0.191cm" svg:height="0.203cm" svg:x="10.197cm" svg:y="9.151cm" svg:viewBox="0 0 192 204" svg:d="M93 204c-25 0-51-8-68-25s-25-43-25-73c0-34 8-60 25-77 21-17 43-29 72-29 30 0 55 8 69 29 17 17 26 43 26 73s-9 56-26 77c-18 17-43 25-73 25zM97 29c-21 0-38 5-46 17-13 17-17 34-17 60 0 22 4 39 17 52 12 16 25 21 46 21s34-5 47-17c8-17 18-34 18-60 0-22-10-43-18-56-13-12-26-17-47-17z">
          <text:p/>
        </draw:path>
        <draw:polygon draw:style-name="gr3" draw:text-style-name="P3" draw:layer="layout" svg:width="0.105cm" svg:height="0.026cm" svg:x="10.435cm" svg:y="9.232cm" svg:viewBox="0 0 106 27" draw:points="0,0 106,0 106,27 0,27">
          <text:p/>
        </draw:polygon>
        <draw:path draw:style-name="gr3" draw:text-style-name="P3" draw:layer="layout" svg:width="0.128cm" svg:height="0.203cm" svg:x="10.583cm" svg:y="9.151cm" svg:viewBox="0 0 129 204" svg:d="M0 196v-34c17 12 34 17 56 17 25 0 43-9 43-26 0-8-5-12-5-12-5-5-5-9-9-13-4 0-8-4-17-4-4-5-8-5-17-9-8-4-17-8-22-8-8-4-12-9-17-13-4-4-8-9-8-18-4-4-4-13-4-17 0-13 0-17 4-25 4-9 13-13 17-17 8-5 18-9 26-13 9 0 17-4 26-4 16 0 34 4 47 8v34c-13-8-31-13-52-13-4 0-8 0-12 0-5 0-9 5-13 5-4 4-4 8-9 8 0 4-5 9-5 13s5 8 5 13c0 4 5 4 9 8s8 4 13 9c4 0 12 5 17 5 8 4 16 8 26 13 4 4 13 8 17 12s8 9 8 13c5 8 5 13 5 21 0 9 0 17-5 25-4 9-12 13-17 17-8 5-18 9-26 13-8 0-21 0-30 0-22 0-39-4-51-8z">
          <text:p/>
        </draw:path>
        <draw:path draw:style-name="gr3" draw:text-style-name="P3" draw:layer="layout" svg:width="0.043cm" svg:height="0.284cm" svg:x="10.752cm" svg:y="9.066cm" svg:viewBox="0 0 44 285" svg:d="M21 42c-4 0-8-4-12-8-5 0-9-9-9-13s4-8 9-13c4-4 8-8 12-8 10 0 14 4 18 8 5 5 5 9 5 13s0 9-5 13c-4 4-8 8-18 8zM39 285h-35v-196h35z">
          <text:p/>
        </draw:path>
        <draw:path draw:style-name="gr3" draw:text-style-name="P3" draw:layer="layout" svg:width="0.178cm" svg:height="0.292cm" svg:x="10.841cm" svg:y="9.062cm" svg:viewBox="0 0 179 293" svg:d="M179 289h-34v-34c-13 25-34 38-69 38-21 0-42-8-55-25-17-17-21-43-21-72 0-30 4-55 21-78 17-17 38-29 64-29 30 0 47 12 60 34v-123h34zM145 204v-29c0-17-4-30-13-44-12-8-26-13-43-13s-34 5-42 17c-13 18-17 35-17 61 0 21 4 38 17 55 8 12 21 17 42 17 17 0 31-5 43-17 9-13 13-30 13-47z">
          <text:p/>
        </draw:path>
        <draw:path draw:style-name="gr3" draw:text-style-name="P3" draw:layer="layout" svg:width="0.169cm" svg:height="0.204cm" svg:x="11.066cm" svg:y="9.15cm" svg:viewBox="0 0 170 205" svg:d="M170 112h-135c0 21 8 38 16 51 13 12 26 16 47 16s43-8 60-21v30c-17 13-39 17-68 17-26 0-47-9-64-26-17-16-26-42-26-72 0-34 9-56 30-77 17-17 38-30 64-30 25 0 42 9 55 26 17 17 21 38 21 69zM141 85c0-17-5-34-13-42-9-9-21-13-38-13-13 0-26 4-34 13-13 13-17 25-21 42z">
          <text:p/>
        </draw:path>
        <draw:path draw:style-name="gr3" draw:text-style-name="P3" draw:layer="layout" svg:width="0.182cm" svg:height="0.292cm" svg:x="11.269cm" svg:y="9.062cm" svg:viewBox="0 0 183 293" svg:d="M183 289h-33v-34c-13 25-39 38-69 38-21 0-42-8-55-25-17-17-26-43-26-72 0-30 9-55 26-77 17-18 38-30 63-30 31 0 48 12 61 34v-123h33zM150 204v-29c0-17-5-30-13-44-13-8-26-12-43-12s-34 4-43 16c-12 18-17 35-17 61 0 21 5 38 17 55 9 12 21 17 38 17 22 0 35-5 44-17 12-13 17-30 17-47z">
          <text:p/>
        </draw:path>
        <draw:path draw:style-name="gr3" draw:text-style-name="P3" draw:layer="layout" svg:width="0.114cm" svg:height="0.254cm" svg:x="11.596cm" svg:y="9.1cm" svg:viewBox="0 0 115 255" svg:d="M115 251c-9 4-17 4-31 4-34 0-50-17-50-55v-115h-34v-30h34v-47l29-8v55h52v30h-52v111c0 13 4 21 9 25 4 4 12 9 22 9 8 0 12 0 21-5z">
          <text:p/>
        </draw:path>
        <draw:path draw:style-name="gr3" draw:text-style-name="P3" draw:layer="layout" svg:width="0.17cm" svg:height="0.203cm" svg:x="11.735cm" svg:y="9.151cm" svg:viewBox="0 0 171 204" svg:d="M171 111h-136c0 21 9 38 17 51 13 12 26 17 47 17s42-9 59-21v29c-17 13-38 17-67 17-26 0-47-8-64-25-18-17-27-43-27-73 0-34 9-56 31-77 17-17 38-29 64-29 25 0 42 8 59 25 13 17 17 38 17 69zM141 84c0-17-4-34-12-42-9-8-22-13-38-13-13 0-26 5-35 13-12 13-17 25-21 42z">
          <text:p/>
        </draw:path>
        <draw:path draw:style-name="gr3" draw:text-style-name="P3" draw:layer="layout" svg:width="0.127cm" svg:height="0.203cm" svg:x="11.943cm" svg:y="9.151cm" svg:viewBox="0 0 128 204" svg:d="M0 196v-34c17 12 34 17 55 17 26 0 43-9 43-26 0-8-4-12-4-12-4-5-4-9-8-13-5 0-9-4-17-4-4-5-9-5-18-9s-17-8-21-8c-9-4-13-9-17-13s-9-9-9-18c-4-4-4-13-4-17 0-13 0-17 4-25 5-9 13-13 17-17 9-5 17-9 26-13 8 0 18-4 26-4 17 0 34 4 47 8v34c-13-8-30-13-51-13-4 0-9 0-14 0-4 0-8 5-13 5-4 4-8 8-8 8 0 4-4 8-4 13 0 4 4 8 4 13 0 4 4 4 8 8 5 4 9 4 13 9 5 0 14 5 18 5 8 4 17 8 21 13 9 4 13 8 22 12 4 4 8 9 8 13 4 8 4 13 4 21 0 9 0 17-4 25-4 9-13 13-17 17-9 5-17 9-26 13-8 0-21 0-30 0-21 0-38-4-51-8z">
          <text:p/>
        </draw:path>
        <draw:path draw:style-name="gr3" draw:text-style-name="P3" draw:layer="layout" svg:width="0.114cm" svg:height="0.254cm" svg:x="12.096cm" svg:y="9.1cm" svg:viewBox="0 0 115 255" svg:d="M115 251c-8 4-17 4-30 4-33 0-51-17-51-55v-115h-34v-30h34v-47l30-8v55h51v30h-51v111c0 13 4 21 9 25 4 4 8 9 21 9 8 0 13 0 21-5z">
          <text:p/>
        </draw:path>
        <draw:path draw:style-name="gr3" draw:text-style-name="P3" draw:layer="layout" svg:width="0.152cm" svg:height="0.203cm" svg:x="12.342cm" svg:y="9.151cm" svg:viewBox="0 0 153 204" svg:d="M153 200h-29v-30c-13 26-34 34-60 34-22 0-35-4-47-13-13-12-17-25-17-42 0-34 21-55 64-64l60-9c0-34-13-47-39-47-25 0-47 5-64 22v-30c17-13 39-21 64-21 47 0 68 25 68 72zM124 103l-47 8c-13 0-25 4-35 8-4 5-8 13-8 30 0 9 0 17 8 21 10 4 18 9 27 9 16 0 29-5 38-17 12-9 17-21 17-38z">
          <text:p/>
        </draw:path>
        <draw:path draw:style-name="gr3" draw:text-style-name="P3" draw:layer="layout" svg:width="0.11cm" svg:height="0.254cm" svg:x="12.532cm" svg:y="9.1cm" svg:viewBox="0 0 111 255" svg:d="M111 251c-4 4-17 4-25 4-35 0-52-17-52-55v-115h-34v-30h34v-47l31-8v55h46v30h-46v111c0 13 0 21 4 25s13 9 25 9c5 0 13 0 17-5z">
          <text:p/>
        </draw:path>
        <draw:path draw:style-name="gr3" draw:text-style-name="P3" draw:layer="layout" svg:width="0.153cm" svg:height="0.203cm" svg:x="12.778cm" svg:y="9.151cm" svg:viewBox="0 0 154 204" svg:d="M154 200h-30v-30c-17 26-34 34-60 34-21 0-38-4-47-13-12-12-17-25-17-42 0-34 22-55 64-64l60-9c0-34-13-46-42-46-22 0-44 4-65 21v-30c21-13 43-21 69-21 47 0 68 25 68 72zM124 103l-46 8c-18 0-27 4-35 8-9 5-13 13-13 30 0 9 4 17 13 21 4 4 17 9 26 9 17 0 30-5 38-17 13-9 17-21 17-38z">
          <text:p/>
        </draw:path>
        <draw:path draw:style-name="gr3" draw:text-style-name="P3" draw:layer="layout" svg:width="0.161cm" svg:height="0.199cm" svg:x="12.99cm" svg:y="9.151cm" svg:viewBox="0 0 162 200" svg:d="M162 200h-29v-111c0-43-18-60-48-60-17 0-30 5-38 17-13 9-17 26-17 43v111h-30v-196h30v34c17-26 38-38 63-38 22 0 40 8 52 21 13 13 17 34 17 59z">
          <text:p/>
        </draw:path>
        <draw:path draw:style-name="gr3" draw:text-style-name="P3" draw:layer="layout" svg:width="0.156cm" svg:height="0.203cm" svg:x="13.3cm" svg:y="9.151cm" svg:viewBox="0 0 157 204" svg:d="M157 200h-34v-30c-12 26-34 34-59 34-17 0-35-4-47-13-9-12-17-25-17-42 0-34 25-55 68-64l55-9c0-34-12-47-38-47-25 0-46 5-64 22v-30c18-13 43-21 68-21 43 0 68 25 68 72zM123 103l-46 8c-13 0-26 4-30 8-8 5-14 13-14 30 0 9 6 17 10 21 8 4 17 9 30 9 12 0 25-5 38-17 8-9 12-21 12-38z">
          <text:p/>
        </draw:path>
        <draw:polygon draw:style-name="gr3" draw:text-style-name="P3" draw:layer="layout" svg:width="0.034cm" svg:height="0.288cm" svg:x="13.512cm" svg:y="9.063cm" svg:viewBox="0 0 35 289" draw:points="0,0 35,0 35,289 0,289">
          <text:p/>
        </draw:polygon>
        <draw:path draw:style-name="gr3" draw:text-style-name="P3" draw:layer="layout" svg:width="0.178cm" svg:height="0.288cm" svg:x="13.609cm" svg:y="9.151cm" svg:viewBox="0 0 179 289" svg:d="M31 173v116h-31v-285h31v34c16-26 38-38 68-38 25 0 46 8 59 29 12 17 21 39 21 68 0 34-9 60-25 76-13 22-39 30-64 30-26 0-47-8-59-30zM31 93v30c0 12 4 29 16 38 9 12 22 17 39 17 21 0 34-9 46-21 9-13 13-34 13-60 0-21-4-38-13-51-12-12-25-17-42-17s-30 5-43 17c-12 13-16 30-16 47z">
          <text:p/>
        </draw:path>
        <draw:path draw:style-name="gr3" draw:text-style-name="P3" draw:layer="layout" svg:width="0.161cm" svg:height="0.288cm" svg:x="13.838cm" svg:y="9.062cm" svg:viewBox="0 0 162 289" svg:d="M162 289h-34v-110c0-43-13-59-42-59-17 0-30 4-38 16-13 9-17 26-17 43v110h-31v-289h31v128c17-25 38-38 63-38 42 0 68 30 68 80z">
          <text:p/>
        </draw:path>
        <draw:path draw:style-name="gr3" draw:text-style-name="P3" draw:layer="layout" svg:width="0.153cm" svg:height="0.203cm" svg:x="14.041cm" svg:y="9.151cm" svg:viewBox="0 0 154 204" svg:d="M154 200h-30v-30c-12 26-34 34-59 34-21 0-38-4-48-13-12-12-17-25-17-42 0-34 23-55 65-65l59-8c0-34-12-47-42-47-21 0-42 5-65 21v-29c23-13 44-21 69-21 47 0 68 25 68 72zM124 102l-46 9c-17 0-26 4-34 8-9 5-9 13-9 30 0 9 0 17 9 21 8 4 17 9 25 9 17 0 30-5 38-17 13-9 17-21 17-38z">
          <text:p/>
        </draw:path>
        <draw:polygon draw:style-name="gr3" draw:text-style-name="P3" draw:layer="layout" svg:width="0.034cm" svg:height="0.288cm" svg:x="14.359cm" svg:y="9.063cm" svg:viewBox="0 0 35 289" draw:points="0,0 35,0 35,289 0,289">
          <text:p/>
        </draw:polygon>
        <draw:path draw:style-name="gr3" draw:text-style-name="P3" draw:layer="layout" svg:width="0.169cm" svg:height="0.203cm" svg:x="14.44cm" svg:y="9.151cm" svg:viewBox="0 0 170 204" svg:d="M170 111h-135c0 21 4 38 16 51 13 12 26 17 47 17s43-9 60-21v29c-17 13-39 17-68 17-26 0-51-8-64-25-18-17-26-43-26-73 0-34 8-56 26-77 17-17 38-29 64-29 25 0 46 8 59 25s21 38 21 69zM141 84c0-17-5-34-13-42-9-8-21-13-38-13-13 0-26 5-39 13-8 13-16 25-16 42z">
          <text:p/>
        </draw:path>
        <draw:path draw:style-name="gr3" draw:text-style-name="P3" draw:layer="layout" svg:width="0.182cm" svg:height="0.195cm" svg:x="14.626cm" svg:y="9.155cm" svg:viewBox="0 0 183 196" svg:d="M183 0l-76 196h-30l-77-196h35l51 145c4 9 8 17 8 25 0-8 5-16 5-25l55-145z">
          <text:p/>
        </draw:path>
        <draw:path draw:style-name="gr3" draw:text-style-name="P3" draw:layer="layout" svg:width="0.169cm" svg:height="0.203cm" svg:x="14.83cm" svg:y="9.151cm" svg:viewBox="0 0 170 204" svg:d="M170 111h-136c0 21 4 38 16 51 9 12 26 17 47 17s39-9 61-21v29c-17 13-44 17-69 17-30 0-51-8-64-25-17-17-25-43-25-73 0-34 8-56 25-77 17-17 38-29 64-29 25 0 47 8 60 25s21 38 21 69zM136 84c0-17-4-34-14-42-8-8-17-13-33-13-13 0-26 5-39 13-8 13-16 25-16 42z">
          <text:p/>
        </draw:path>
        <draw:polygon draw:style-name="gr3" draw:text-style-name="P3" draw:layer="layout" svg:width="0.034cm" svg:height="0.288cm" svg:x="15.045cm" svg:y="9.063cm" svg:viewBox="0 0 35 289" draw:points="0,0 35,0 35,289 0,289">
          <text:p/>
        </draw:polygon>
        <draw:path draw:style-name="gr3" draw:text-style-name="P3" draw:layer="layout" svg:width="0.191cm" svg:height="0.203cm" svg:x="15.232cm" svg:y="9.151cm" svg:viewBox="0 0 192 204" svg:d="M94 204c-25 0-51-8-68-25s-26-43-26-72c0-35 9-61 30-78 17-17 39-29 73-29 25 0 51 8 68 29 13 17 21 43 21 74 0 29-8 55-25 76-17 17-43 25-73 25zM99 29c-21 0-34 5-48 17-13 17-17 34-17 61 0 21 4 38 17 51 14 16 27 21 48 21s34-5 47-17c12-17 16-34 16-59 0-23-4-44-16-57-13-12-26-17-47-17z">
          <text:p/>
        </draw:path>
        <draw:path draw:style-name="gr3" draw:text-style-name="P3" draw:layer="layout" svg:width="0.118cm" svg:height="0.293cm" svg:x="15.453cm" svg:y="9.057cm" svg:viewBox="0 0 119 294" svg:d="M119 34c-8-4-12-4-21-4-21 0-35 13-35 38v30h48v29h-48v167h-29v-167h-34v-29h34v-30c0-21 4-38 17-47 12-12 26-21 43-21 8 0 17 4 25 4z">
          <text:p/>
        </draw:path>
        <draw:path draw:style-name="gr3" draw:text-style-name="P3" draw:layer="layout" svg:width="0.178cm" svg:height="0.28cm" svg:x="15.686cm" svg:y="9.074cm" svg:viewBox="0 0 179 281" svg:d="M179 140c0 21 0 42-4 59-5 17-13 35-21 47-5 13-17 21-26 26-13 9-26 9-42 9-13 0-27 0-35-9-13-5-22-13-30-26-4-12-13-25-13-42-4-17-8-34-8-60 0-21 4-42 8-59 5-21 9-34 17-46 9-13 17-22 30-30 8-5 22-9 39-9 55 0 85 47 85 140zM145 144c0-80-17-118-55-118-39 0-56 42-56 118 0 72 17 111 56 111 38 0 55-39 55-111z">
          <text:p/>
        </draw:path>
        <draw:path draw:style-name="gr3" draw:text-style-name="P3" draw:layer="layout" svg:width="0.043cm" svg:height="0.042cm" svg:x="15.902cm" svg:y="9.312cm" svg:viewBox="0 0 44 43" svg:d="M21 43c-8 0-13 0-17-4s-4-10-4-18c0-4 0-9 4-13s9-8 17-8c5 0 9 4 13 8 5 4 10 9 10 13 0 8-5 14-10 18-4 4-8 4-13 4z">
          <text:p/>
        </draw:path>
        <draw:path draw:style-name="gr3" draw:text-style-name="P3" draw:layer="layout" svg:width="0.093cm" svg:height="0.276cm" svg:x="16.008cm" svg:y="9.074cm" svg:viewBox="0 0 94 277" svg:d="M94 277h-29v-234c-5 0-9 4-13 8-4 0-9 4-13 9-9 4-13 4-22 8-4 4-13 4-17 4v-29c4 0 13-4 21-9 9-4 18-4 22-8 9-4 17-9 22-13 8-4 12-9 17-13h12z">
          <text:p/>
        </draw:path>
        <draw:path draw:style-name="gr3" draw:text-style-name="P3" draw:layer="layout" svg:width="0.042cm" svg:height="0.042cm" svg:x="16.195cm" svg:y="9.312cm" svg:viewBox="0 0 43 43" svg:d="M21 43c-9 0-13 0-17-4s-4-10-4-18c0-4 0-9 4-13s8-8 17-8c4 0 9 4 13 8s9 9 9 13c0 8-5 14-9 18s-9 4-13 4z">
          <text:p/>
        </draw:path>
        <draw:path draw:style-name="gr3" draw:text-style-name="P3" draw:layer="layout" svg:width="0.28cm" svg:height="0.45cm" svg:x="4.017cm" svg:y="10.443cm" svg:viewBox="0 0 281 451" svg:d="M0 429v-76c4 5 12 13 21 17s22 9 30 13c13 4 22 4 35 8 8 0 17 0 25 0 34 0 55-4 68-12 17-13 25-26 25-47 0-9-4-17-8-26-5-8-13-16-21-21-9-8-22-12-30-17-13-8-26-12-42-21-13-8-26-13-39-21s-25-17-34-30c-13-8-18-21-26-33-4-13-4-26-4-43 0-22 4-39 12-56 9-13 23-26 35-34 17-13 34-17 56-25 16-5 38-5 59-5 42 0 76 5 97 13v72c-25-17-55-25-93-25-13 0-21 0-34 4-8 0-21 4-29 8-9 5-13 13-22 17-4 9-4 17-4 31 0 8 0 17 4 25 5 5 9 13 17 18 9 8 17 12 30 16 13 9 25 13 38 22 17 4 30 12 42 21 17 8 26 21 38 29 9 13 17 26 26 39 4 12 9 25 9 42 0 21-5 42-13 55-9 17-22 30-38 38-13 9-34 17-51 21-21 5-43 5-64 5-8 0-17 0-25 0-13 0-26-5-34-5-13-4-21-4-35-8-9-4-17-4-21-9z">
          <text:p/>
        </draw:path>
        <draw:path draw:style-name="gr3" draw:text-style-name="P3" draw:layer="layout" svg:width="0.246cm" svg:height="0.327cm" svg:x="4.347cm" svg:y="10.566cm" svg:viewBox="0 0 247 328" svg:d="M247 306c-25 17-55 22-90 22-47 0-85-13-114-43-26-29-43-68-43-110 0-55 17-93 47-127 30-31 72-48 123-48 31 0 56 4 77 17v65c-21-17-46-21-73-21-30 0-51 8-72 29-21 17-30 47-30 77 0 33 9 59 30 80 17 17 42 26 72 26 27 0 48-9 73-26z">
          <text:p/>
        </draw:path>
        <draw:path draw:style-name="gr3" draw:text-style-name="P3" draw:layer="layout" svg:width="0.284cm" svg:height="0.327cm" svg:x="4.644cm" svg:y="10.566cm" svg:viewBox="0 0 285 328" svg:d="M285 184h-216c4 29 13 51 30 68s38 25 67 25c34 0 64-13 93-30v56c-29 16-67 25-114 25-42 0-80-13-107-42-25-26-38-68-38-119 0-47 13-89 43-119 30-31 64-48 106-48 43 0 77 13 102 44 21 25 34 64 34 114zM217 137c0-25-8-46-21-59-8-17-25-21-47-21-21 0-38 4-50 21-17 13-26 34-30 59z">
          <text:p/>
        </draw:path>
        <draw:path draw:style-name="gr3" draw:text-style-name="P3" draw:layer="layout" svg:width="0.275cm" svg:height="0.322cm" svg:x="4.996cm" svg:y="10.566cm" svg:viewBox="0 0 276 323" svg:d="M276 323h-67v-179c0-59-22-89-64-89-21 0-38 9-56 26-13 17-17 38-17 63v179h-72v-314h72v51c22-39 56-60 103-60 34 0 59 13 76 34s25 55 25 98z">
          <text:p/>
        </draw:path>
        <draw:path draw:style-name="gr3" draw:text-style-name="P3" draw:layer="layout" svg:width="0.267cm" svg:height="0.327cm" svg:x="5.335cm" svg:y="10.566cm" svg:viewBox="0 0 268 328" svg:d="M268 323h-72v-50c-21 38-55 55-94 55-34 0-55-5-72-22-21-16-30-42-30-67 0-60 34-94 102-102l94-17c0-42-21-64-64-64-35 0-68 13-98 39v-64c30-18 68-31 115-31 77 0 119 40 119 120zM196 167l-64 12c-22 0-39 4-47 13-9 8-17 21-17 38 0 13 8 26 17 34 8 9 21 13 39 13 21 0 38-9 51-26 17-12 21-34 21-55z">
          <text:p/>
        </draw:path>
        <draw:path draw:style-name="gr3" draw:text-style-name="P3" draw:layer="layout" svg:width="0.182cm" svg:height="0.318cm" svg:x="5.687cm" svg:y="10.57cm" svg:viewBox="0 0 183 319" svg:d="M183 73c-8-9-21-13-38-13-21 0-38 13-55 31-13 21-21 46-21 76v152h-69v-314h69v63h4c4-21 17-38 30-51 17-12 29-17 50-17 13 0 22 0 30 5z">
          <text:p/>
        </draw:path>
        <draw:path draw:style-name="gr3" draw:text-style-name="P3" draw:layer="layout" svg:width="0.085cm" svg:height="0.462cm" svg:x="5.911cm" svg:y="10.426cm" svg:viewBox="0 0 86 463" svg:d="M44 81c-13 0-21 0-30-9-9-8-14-17-14-29 0-13 5-21 14-30 9-8 17-13 30-13s21 5 30 13c8 9 12 17 12 30 0 12-4 21-12 29-9 9-17 9-30 9zM78 463h-69v-314h69z">
          <text:p/>
        </draw:path>
        <draw:path draw:style-name="gr3" draw:text-style-name="P3" draw:layer="layout" svg:width="0.322cm" svg:height="0.327cm" svg:x="6.06cm" svg:y="10.566cm" svg:viewBox="0 0 323 328" svg:d="M161 328c-51 0-89-13-115-43-29-29-46-68-46-114 0-55 17-93 46-123 30-31 73-48 123-48 47 0 86 17 116 44 25 29 38 72 38 123 0 46-13 89-43 118-29 30-68 43-119 43zM165 61c-29 0-51 8-68 25-17 21-25 47-25 81 0 33 8 59 25 80 17 17 39 26 68 26 26 0 47-9 65-26 12-21 21-47 21-80 0-34-9-60-21-81-18-17-39-25-65-25z">
          <text:p/>
        </draw:path>
        <draw:path draw:style-name="gr3" draw:text-style-name="P3" draw:layer="layout" svg:width="0.288cm" svg:height="0.45cm" svg:x="6.611cm" svg:y="10.443cm" svg:viewBox="0 0 289 451" svg:d="M0 324c0-13 0-26 4-39 0-12 4-21 13-29 4-13 13-22 25-30 9-8 21-13 34-17-21-13-34-25-46-42-13-17-17-34-17-55 0-18 4-31 8-44 9-17 17-25 30-38 8-8 25-17 42-21 13-9 30-9 51-9 18 0 35 0 52 9 17 4 30 13 42 21 13 13 21 21 26 38 8 13 12 26 12 44 0 21-8 38-17 55-12 17-25 29-46 42 13 4 25 9 34 17 8 8 17 17 25 25 4 13 9 22 13 34 4 13 4 26 4 39 0 17 0 38-8 50-9 17-17 30-30 43-13 12-30 21-47 25-17 9-38 9-60 9-21 0-42 0-59-9-17-4-34-13-47-25-13-13-21-26-30-43-8-12-8-33-8-50zM68 315c0 13 0 26 4 34 4 13 8 21 17 25 4 9 13 13 25 17 9 5 17 5 30 5 14 0 22 0 30-5 9-4 18-8 26-17 9-4 13-12 17-25 4-8 4-21 4-34 0-8 0-21-4-30-4-8-8-17-17-25-4-9-13-13-26-17-8-4-16-9-30-9-13 0-21 5-30 9-8 4-17 8-25 17-9 4-13 13-17 25-4 9-4 22-4 30zM80 120c0 9 5 17 9 26 0 8 4 12 13 21 4 4 8 8 16 12 9 5 17 5 26 5 8 0 18 0 26-5 4-4 13-8 17-12 5-9 9-13 13-21 4-9 4-17 4-26 0-8 0-18-4-26 0-9-4-17-13-22-4-4-13-8-17-12-8-5-18-5-26-5-9 0-17 0-26 5-8 4-12 8-21 12-4 5-8 13-12 22 0 8-5 18-5 26z">
          <text:p/>
        </draw:path>
        <draw:polygon draw:style-name="gr3" draw:text-style-name="P3" draw:layer="layout" svg:width="0.098cm" svg:height="0.149cm" svg:x="6.941cm" svg:y="10.816cm" svg:viewBox="0 0 99 150" draw:points="99,0 51,150 0,150 34,0">
          <text:p/>
        </draw:polygon>
        <draw:path draw:style-name="gr3" draw:text-style-name="P3" draw:layer="layout" svg:width="0.305cm" svg:height="0.467cm" svg:x="7.298cm" svg:y="10.566cm" svg:viewBox="0 0 306 468" svg:d="M71 276v192h-71v-459h71v55c26-42 60-64 108-64 38 0 72 13 93 43 21 29 34 67 34 114 0 51-13 93-39 123-25 34-59 47-102 47s-72-17-94-51zM71 153v38c0 21 5 43 22 59 12 13 34 22 55 22 25 0 47-9 60-30 17-21 26-51 26-85 0-30-9-55-22-72-12-17-33-25-60-25-25 0-42 8-59 25s-22 38-22 68z">
          <text:p/>
        </draw:path>
        <draw:path draw:style-name="gr3" draw:text-style-name="P3" draw:layer="layout" svg:width="0.322cm" svg:height="0.327cm" svg:x="7.654cm" svg:y="10.566cm" svg:viewBox="0 0 323 328" svg:d="M160 328c-50 0-88-13-118-43-25-29-42-67-42-114 0-55 17-93 46-123 30-31 68-48 119-48 52 0 90 17 115 44 30 29 43 72 43 123 0 46-13 89-43 118-29 30-73 43-120 43zM160 61c-25 0-46 8-63 25-17 21-25 47-25 81s8 59 25 80c17 17 38 26 63 26 30 0 53-9 69-26 13-21 22-46 22-80s-9-60-22-81c-16-17-39-25-69-25z">
          <text:p/>
        </draw:path>
        <draw:path draw:style-name="gr3" draw:text-style-name="P3" draw:layer="layout" svg:width="0.458cm" svg:height="0.313cm" svg:x="8.009cm" svg:y="10.575cm" svg:viewBox="0 0 459 314" svg:d="M459 0l-90 314h-76l-55-213c-4-8-4-16-4-29h-5c0 8 0 17-4 29l-59 213h-76l-90-314h73l55 226c4 8 4 16 4 25h4c0-9 0-17 4-25l64-226h68l55 226c0 8 4 16 4 29 0-8 4-17 4-29l55-226z">
          <text:p/>
        </draw:path>
        <draw:path draw:style-name="gr3" draw:text-style-name="P3" draw:layer="layout" svg:width="0.288cm" svg:height="0.327cm" svg:x="8.497cm" svg:y="10.566cm" svg:viewBox="0 0 289 328" svg:d="M289 184h-217c0 29 13 51 30 67 17 17 38 26 67 26 35 0 64-13 94-30v55c-30 17-68 26-115 26-46 0-80-13-106-43-29-25-42-67-42-118 0-47 17-89 42-119 30-31 68-48 111-48 42 0 76 13 97 44 26 25 39 63 39 114zM216 137c0-26-4-47-17-59-12-17-25-22-46-22-22 0-39 5-56 22-12 12-21 33-25 59z">
          <text:p/>
        </draw:path>
        <draw:path draw:style-name="gr3" draw:text-style-name="P3" draw:layer="layout" svg:width="0.182cm" svg:height="0.317cm" svg:x="8.849cm" svg:y="10.571cm" svg:viewBox="0 0 183 318" svg:d="M183 73c-8-9-21-13-35-13-21 0-42 13-55 30-13 21-21 46-21 76v152h-72v-314h72v64c8-22 21-39 34-51 13-13 29-17 46-17 14 0 27 0 31 4z">
          <text:p/>
        </draw:path>
        <draw:path draw:style-name="gr3" draw:text-style-name="P3" draw:layer="layout" svg:width="0.289cm" svg:height="0.182cm" svg:x="9.111cm" svg:y="10.617cm" svg:viewBox="0 0 290 183" svg:d="M290 52h-290v-52h290zM290 183h-290v-51h290z">
          <text:p/>
        </draw:path>
        <draw:path draw:style-name="gr3" draw:text-style-name="P3" draw:layer="layout" svg:width="0.301cm" svg:height="0.45cm" svg:x="9.493cm" svg:y="10.443cm" svg:viewBox="0 0 302 451" svg:d="M148 451c-46 0-84-17-110-55-25-38-38-89-38-162 0-76 13-136 43-174 25-43 63-60 114-60 98 0 145 72 145 226 0 72-14 127-39 170-30 38-68 55-115 55zM153 55c-51 0-81 61-81 175 0 111 30 166 81 166 50 0 76-55 76-166 0-114-26-175-76-175z">
          <text:p/>
        </draw:path>
        <draw:path draw:style-name="gr3" draw:text-style-name="P3" draw:layer="layout" svg:width="0.089cm" svg:height="0.081cm" svg:x="9.849cm" svg:y="10.812cm" svg:viewBox="0 0 90 82" svg:d="M42 82c-8 0-21-5-29-13-9-4-13-17-13-25 0-13 4-23 13-31 8-9 21-13 29-13 13 0 26 4 35 13 9 8 13 18 13 31 0 8-4 21-13 25-9 8-22 13-35 13z">
          <text:p/>
        </draw:path>
        <draw:path draw:style-name="gr3" draw:text-style-name="P3" draw:layer="layout" svg:width="0.292cm" svg:height="0.45cm" svg:x="9.998cm" svg:y="10.443cm" svg:viewBox="0 0 293 451" svg:d="M0 324c0-13 0-26 4-39 4-12 8-21 13-29 8-13 16-22 25-30 8-8 21-13 34-17-21-13-34-25-47-42-8-17-17-34-17-55 0-18 5-31 13-44 4-17 13-25 25-38 13-8 27-17 44-21 17-9 34-9 51-9 21 0 38 0 51 9 17 4 29 13 42 21 13 13 21 21 30 38 4 13 8 26 8 44 0 21-4 38-17 55s-25 29-42 42c8 4 21 9 29 17 13 8 22 17 26 25 8 13 12 22 17 34 0 13 4 26 4 39 0 17-4 38-13 50-4 17-17 30-29 43-13 12-26 21-47 25-17 9-38 9-59 9-22 0-39 0-60-9-18-4-30-13-43-25-13-13-25-26-34-43-4-12-8-33-8-50zM67 315c0 13 5 26 5 34 4 13 13 21 17 25 9 9 17 13 26 17 8 5 21 5 30 5 12 0 21 0 34-5 8-4 17-8 21-17 8-4 13-12 17-25 4-8 4-21 4-34 0-8 0-21-4-30-4-8-9-17-13-25-8-9-17-13-25-17-9-4-22-9-34-9-9 0-22 5-30 9-9 4-17 8-26 17-4 4-13 13-13 25-4 9-9 22-9 30zM85 120c0 9 0 17 4 26 5 8 9 12 13 21 4 4 13 8 21 12 5 5 13 5 22 5 8 0 17 0 25-5 9-4 13-8 17-12 9-9 13-13 17-21 0-9 4-17 4-26 0-8-4-18-4-26-4-9-8-17-13-22-8-4-12-8-21-12-8-5-17-5-25-5-9 0-17 0-26 5-8 4-13 8-17 12-8 5-13 13-13 22-4 8-4 18-4 26z">
          <text:p/>
        </draw:path>
        <draw:polygon draw:style-name="gr5" draw:text-style-name="P5" draw:layer="layout" svg:width="0.161cm" svg:height="0.221cm" svg:x="5.026cm" svg:y="17.212cm" svg:viewBox="0 0 162 222" draw:points="162,26 98,26 98,222 68,222 68,26 0,26 0,0 162,0">
          <text:p/>
        </draw:polygon>
        <draw:polygon draw:style-name="gr5" draw:text-style-name="P5" draw:layer="layout" svg:width="0.174cm" svg:height="0.169cm" svg:x="5.208cm" svg:y="17.264cm" svg:viewBox="0 0 175 170" draw:points="175,0 149,170 115,170 90,98 85,81 81,98 55,170 21,170 0,0 25,0 38,115 42,140 51,119 77,42 94,42 124,115 128,140 132,115 145,0">
          <text:p/>
        </draw:polygon>
        <draw:path draw:style-name="gr5" draw:text-style-name="P5" draw:layer="layout" svg:width="0.157cm" svg:height="0.173cm" svg:x="5.403cm" svg:y="17.26cm" svg:viewBox="0 0 158 174" svg:d="M158 88c0 13-5 22-9 34-4 10-8 23-13 27-9 8-18 17-26 21-13 4-21 4-34 4s-25 0-34-4c-8-4-17-8-21-17-8-8-13-17-17-25-4-14-4-27-4-40 0-12 0-25 4-33 4-13 9-22 17-30 4-8 13-13 25-17 9-4 22-8 34-8 9 0 21 4 30 8 8 4 17 9 26 17 5 4 13 13 13 25 4 9 9 22 9 38zM127 88c0-12-4-21-4-29-5-4-5-13-9-17s-13-9-17-13c-4 0-13-4-21-4s-17 4-21 4c-4 4-13 9-17 17-4 4-4 13-9 17 0 9 0 17 0 25 0 9 0 17 5 26 0 8 4 18 8 22s9 9 13 13c8 0 13 0 21 0s17 0 21-4c9-5 13-9 17-13s9-14 9-22c0-5 4-13 4-22z">
          <text:p/>
        </draw:path>
        <draw:polygon draw:style-name="gr5" draw:text-style-name="P5" draw:layer="layout" svg:width="0.101cm" svg:height="0.029cm" svg:x="5.613cm" svg:y="17.327cm" svg:viewBox="0 0 102 30" draw:points="0,0 102,0 102,30 0,30">
          <text:p/>
        </draw:polygon>
        <draw:path draw:style-name="gr5" draw:text-style-name="P5" draw:layer="layout" svg:width="0.131cm" svg:height="0.173cm" svg:x="5.789cm" svg:y="17.26cm" svg:viewBox="0 0 132 174" svg:d="M132 128c0 4-4 8-4 12 0 9-5 13-9 13-4 4-8 9-13 13-4 0-8 4-12 4-5 0-13 4-17 4s-9 0-17 0c-9 0-22 0-31 0-8 0-17-4-29-4v-30c12 5 21 9 29 9 14 0 22 0 31 0 13 0 25 0 29-4 9-5 13-9 13-17 0 0 0-6-4-10 0 0 0-4-4-4-5-4-9-4-13-9-4 0-13-4-25-8-5 0-13-4-23-4-4-5-8-9-16-13-5-4-5-8-9-13-4-4-4-12-4-17 0-4 0-12 4-17 0-4 4-8 9-16 8-5 12-9 21-9 9-4 22-8 35-8 8 0 12 4 21 4 8 0 17 0 25 4v25c-8-4-17-4-25-4-9-4-17-4-21-4-9 0-13 0-17 4-5 0-9 0-13 4-5 0-5 5-10 5 0 4 0 8 0 8 0 4 0 9 0 9 5 4 5 4 10 8 4 0 8 4 13 4 4 5 12 9 21 9 12 4 17 8 25 8 9 4 13 9 17 13s9 8 9 13c4 4 4 8 4 18z">
          <text:p/>
        </draw:path>
        <draw:path draw:style-name="gr5" draw:text-style-name="P5" draw:layer="layout" svg:width="0.135cm" svg:height="0.174cm" svg:x="5.971cm" svg:y="17.259cm" svg:viewBox="0 0 136 175" svg:d="M111 175v-26c-9 9-21 18-30 22-8 4-17 4-29 4-9 0-18 0-22-4-9 0-13-4-17-9-5-4-9-8-13-17 0-4 0-8 0-18 0-17 4-29 17-38 13-8 30-17 56-17h34v-12c0-9-5-17-9-26-8-4-17-8-29-8-9 0-17 4-26 4-13 4-22 4-30 8v-25c4 0 8-4 12-4 5 0 9 0 14-4 4 0 13 0 17 0s8-5 17-5c8 0 17 5 25 5 9 4 17 8 21 12 5 4 9 9 13 17 4 4 4 13 4 21v120zM107 98h-34c-9 0-17 0-21 0-5 0-9 4-13 8-5 0-5 4-9 9 0 4 0 8 0 12 0 6 0 6 0 10s4 4 4 8c5 0 9 4 9 4 4 0 9 5 13 5 8 0 17-5 25-9 9-4 17-8 26-18z">
          <text:p/>
        </draw:path>
        <draw:path draw:style-name="gr5" draw:text-style-name="P5" draw:layer="layout" svg:width="0.157cm" svg:height="0.174cm" svg:x="6.149cm" svg:y="17.259cm" svg:viewBox="0 0 158 175" svg:d="M132 175v-124c0-4 0-8 0-13 0-4-4-4-4-8l-4-4h-5c0 0-4 0-4 4 0 0-4 0-4 4-4 4-8 9-8 13-5 4-9 13-9 17v111h-30v-120c0-4 0-12 0-12 0-5 0-9 0-13 0 0-4 0-4-4h-4c-4 0-4 0-4 4-4 0-4 0-9 4 0 4-4 9-4 13-4 4-8 8-13 17v111h-26v-170h22l4 33c0-8 5-12 9-17 0-4 4-8 8-12 0 0 5-4 9-4 0 0 4-5 8-5 9 0 17 5 21 13 5 4 9 13 9 25 0-4 4-12 8-17 0-4 5-8 5-8 4-4 8-8 12-8s9-5 13-5c21 0 30 17 30 51v124z">
          <text:p/>
        </draw:path>
        <draw:path draw:style-name="gr5" draw:text-style-name="P5" draw:layer="layout" svg:width="0.14cm" svg:height="0.241cm" svg:x="6.348cm" svg:y="17.26cm" svg:viewBox="0 0 141 242" svg:d="M141 84c0 17 0 30-4 38-5 13-9 22-17 30-10 9-18 13-27 17-12 4-21 4-34 4-4 0-8 0-16 0-5 0-9-4-13-4v73h-30v-238h25v29c9-12 18-21 30-25 9-4 17-8 30-8 8 0 17 4 25 8 4 4 14 9 18 17s9 17 13 25c0 9 0 22 0 34zM110 84c0-8 0-17 0-21 0-8-4-13-4-21-4-4-8-9-13-13-4 0-8-4-17-4 0 0-4 4-8 4s-9 4-13 4c-4 5-8 9-12 13-5 4-9 9-13 17v81c4 0 8 4 17 4 4 0 8 0 17 0 12 0 25-4 34-13 8-13 12-30 12-51z">
          <text:p/>
        </draw:path>
        <draw:polygon draw:style-name="gr5" draw:text-style-name="P5" draw:layer="layout" svg:width="0.136cm" svg:height="0.237cm" svg:x="6.534cm" svg:y="17.196cm" svg:viewBox="0 0 137 238" draw:points="57,25 9,25 9,0 86,0 86,211 137,211 137,238 0,238 0,211 57,211">
          <text:p/>
        </draw:polygon>
        <draw:path draw:style-name="gr5" draw:text-style-name="P5" draw:layer="layout" svg:width="0.148cm" svg:height="0.173cm" svg:x="6.713cm" svg:y="17.26cm" svg:viewBox="0 0 149 174" svg:d="M149 80c0 4 0 8 0 8 0 5 0 5 0 9h-119c0 17 9 31 17 39 9 9 21 17 43 17 4 0 8-4 12-4 5 0 9 0 13 0s9 0 13-4c4 0 8 0 12 0v21c-8 4-16 4-25 8-8 0-21 0-30 0-17 0-29 0-38-4-13-4-21-8-25-17-10-8-14-17-18-31 0-8-4-21-4-34 0-12 4-21 8-33 0-9 8-22 14-26 8-8 12-17 25-21 9-4 17-8 30-8s21 4 30 8c12 4 17 9 25 13 4 8 8 17 13 25 4 9 4 21 4 34zM119 76c0-9 0-17 0-21-4-5-4-13-8-17-4-5-9-9-17-9-4-4-9-4-17-4-9 0-13 0-17 4-4 0-9 4-13 9-4 4-8 12-13 17 0 4 0 12-4 21z">
          <text:p/>
        </draw:path>
        <draw:path draw:style-name="gr5" draw:text-style-name="P5" draw:layer="layout" svg:width="0.153cm" svg:height="0.221cm" svg:x="7.077cm" svg:y="17.212cm" svg:viewBox="0 0 154 222" svg:d="M154 218c-9 0-14 4-23 4-8 0-12 0-21 0-21 0-38-4-46-13-9-13-17-25-17-46v-85h-47v-26h47v-47l29-5v52h78v26h-78v85c0 12 5 21 9 25 8 8 17 8 29 8 5 0 13 0 17 0 9 0 14 0 23-4z">
          <text:p/>
        </draw:path>
        <draw:path draw:style-name="gr5" draw:text-style-name="P5" draw:layer="layout" svg:width="0.149cm" svg:height="0.221cm" svg:x="7.454cm" svg:y="17.212cm" svg:viewBox="0 0 150 222" svg:d="M150 218c-5 0-13 4-22 4-4 0-12 0-21 0-21 0-34-4-46-13-9-13-13-25-13-46v-85h-48v-26h48v-47l25-5v52h77v26h-77v85c0 12 5 21 13 25 4 8 13 8 25 8 9 0 13 0 17 0 9 0 13 0 22-4z">
          <text:p/>
        </draw:path>
        <draw:path draw:style-name="gr5" draw:text-style-name="P5" draw:layer="layout" svg:width="0.149cm" svg:height="0.173cm" svg:x="7.649cm" svg:y="17.26cm" svg:viewBox="0 0 150 174" svg:d="M150 80c0 4 0 8 0 8 0 5 0 5 0 9h-120c0 17 4 31 13 39 12 9 25 17 42 17 4 0 9-4 13-4 8 0 12 0 17 0 4 0 9 0 13-4 5 0 9 0 13 0v21c-8 4-17 4-31 8-8 0-16 0-29 0s-26 0-38-4c-9-4-17-8-26-17-4-8-8-17-12-31-5-8-5-21-5-34 0-12 0-21 5-33 4-9 8-22 12-26 9-8 17-17 26-21 8-4 21-8 34-8 8 0 21 4 29 8 9 4 18 9 22 13 9 8 13 17 17 25 0 9 5 21 5 34zM119 76c0-9 0-17-4-21 0-5-5-13-9-17-4-5-8-9-12-9-5-4-13-4-22-4-4 0-12 0-17 4-4 0-8 4-12 9-5 4-9 12-9 17-4 4-4 12-4 21z">
          <text:p/>
        </draw:path>
        <draw:path draw:style-name="gr5" draw:text-style-name="P5" draw:layer="layout" svg:width="0.132cm" svg:height="0.173cm" svg:x="7.844cm" svg:y="17.26cm" svg:viewBox="0 0 133 174" svg:d="M133 128c0 4-5 8-5 12 0 9-4 13-8 13-4 4-9 9-13 13-4 0-8 4-12 4-5 0-14 4-18 4-5 0-9 0-17 0-9 0-22 0-30 0s-17-4-30-4v-30c13 5 22 9 30 9 13 0 21 0 30 0 12 0 26 0 30-4 9-5 13-9 13-17 0 0 0-6-4-10 0 0 0-4-4-4-5-4-9-4-14-9-4 0-13-4-26-8-4 0-12-4-21-4-4-5-8-9-17-13-4-4-8-8-8-13-4-4-4-12-4-17 0-4 0-12 4-17 0-4 4-8 8-16 9-5 13-9 21-9 9-4 22-8 34-8 9 0 14 4 23 4 8 0 16 0 25 4v25c-9-4-17-4-25-4-9-4-18-4-23-4-8 0-12 0-17 4-4 0-8 0-12 4-5 0-5 5-9 5 0 4 0 8 0 8 0 4 0 9 0 9 4 4 4 4 9 8 4 0 8 4 12 4 5 5 13 9 22 9 9 4 18 8 26 8 8 4 13 9 17 13s8 8 8 13c0 4 5 8 5 18z">
          <text:p/>
        </draw:path>
        <draw:path draw:style-name="gr5" draw:text-style-name="P5" draw:layer="layout" svg:width="0.148cm" svg:height="0.221cm" svg:x="8.014cm" svg:y="17.212cm" svg:viewBox="0 0 149 222" svg:d="M149 218c-4 0-13 4-17 4-8 0-17 0-21 0-21 0-38-4-51-13-9-13-13-25-13-46v-85h-47v-26h47v-47l30-5v52h72v26h-72v85c0 12 0 21 9 25 4 8 17 8 29 8 5 0 9 0 17 0 4 0 13 0 17-4z">
          <text:p/>
        </draw:path>
        <draw:path draw:style-name="gr5" draw:text-style-name="P5" draw:layer="layout" svg:width="0.14cm" svg:height="0.241cm" svg:x="8.404cm" svg:y="17.26cm" svg:viewBox="0 0 141 242" svg:d="M141 84c0 17 0 30-5 38-4 13-8 22-16 30-9 9-17 13-26 17-13 4-21 4-34 4-4 0-8 0-17 0-4 0-8-4-12-4v73h-31v-238h26v29c9-12 17-21 30-25 8-4 17-8 30-8 8 0 17 4 25 8 4 4 13 9 17 17s8 17 13 25c0 9 0 22 0 34zM111 84c0-8 0-17 0-21 0-8-4-13-4-21-4-4-9-9-13-13-4 0-8-4-17-4 0 0-4 4-8 4-5 0-9 4-13 4-4 5-8 9-13 13-4 4-8 9-12 17v81c4 0 8 4 17 4 4 0 8 0 16 0 13 0 26-4 34-13 9-13 13-30 13-51z">
          <text:p/>
        </draw:path>
        <draw:path draw:style-name="gr5" draw:text-style-name="P5" draw:layer="layout" svg:width="0.156cm" svg:height="0.173cm" svg:x="8.578cm" svg:y="17.26cm" svg:viewBox="0 0 157 174" svg:d="M157 88c0 13 0 22-4 34-4 10-8 23-17 27-4 8-12 17-25 21-9 4-22 4-35 4s-21 0-30-4c-13-4-17-8-25-17-9-8-13-17-17-25 0-14-4-27-4-40 0-12 4-25 8-33 0-13 8-22 13-30 8-8 17-13 25-17 9-4 21-8 35-8 13 0 21 4 34 8 9 4 17 9 21 17 9 4 13 13 17 25 4 9 4 22 4 38zM128 88c0-12 0-21-4-29 0-4-5-13-9-17s-8-9-17-13c-4 0-13-4-17-4-9 0-18 4-26 4-5 4-9 9-13 17-4 4-9 13-9 17-4 9-4 17-4 25 0 9 0 17 4 26 5 8 5 18 9 22s13 9 17 13c4 0 13 0 22 0 8 0 13 0 21-4 5-5 13-9 13-13 4-4 9-14 13-22 0-5 0-13 0-22z">
          <text:p/>
        </draw:path>
        <draw:polygon draw:style-name="gr5" draw:text-style-name="P5" draw:layer="layout" svg:width="0.173cm" svg:height="0.169cm" svg:x="8.756cm" svg:y="17.264cm" svg:viewBox="0 0 174 170" draw:points="174,0 152,170 114,170 93,98 89,81 80,98 59,170 25,170 0,0 29,0 42,115 46,140 51,119 76,42 97,42 123,115 131,140 135,115 148,0">
          <text:p/>
        </draw:polygon>
        <draw:path draw:style-name="gr5" draw:text-style-name="P5" draw:layer="layout" svg:width="0.148cm" svg:height="0.173cm" svg:x="8.955cm" svg:y="17.26cm" svg:viewBox="0 0 149 174" svg:d="M149 80c0 4 0 8 0 8 0 5 0 5 0 9h-115c0 17 4 31 12 39 9 9 22 17 43 17 4 0 8-4 12-4 5 0 9 0 13 0s9 0 13-4c4 0 8 0 13 0v21c-9 4-17 4-26 8-8 0-21 0-29 0-17 0-30 0-39-4-8-4-17-8-25-17-8-8-13-17-13-31-4-8-8-21-8-34 0-12 4-21 8-33 0-9 9-22 13-26 8-8 13-17 25-21 9-4 17-8 30-8s21 4 34 8c8 4 13 9 21 13 4 8 9 17 13 25 5 9 5 21 5 34zM118 76c0-9 0-17 0-21-4-5-4-13-8-17-4-5-9-9-17-9-4-4-8-4-17-4-8 0-13 0-17 4-4 0-8 4-13 9-4 4-8 12-8 17-4 4-4 12-4 21z">
          <text:p/>
        </draw:path>
        <draw:path draw:style-name="gr5" draw:text-style-name="P5" draw:layer="layout" svg:width="0.136cm" svg:height="0.174cm" svg:x="9.158cm" svg:y="17.259cm" svg:viewBox="0 0 137 175" svg:d="M0 5h26v29c12-8 21-16 29-25 9-4 22-9 30-9 18 0 31 9 39 18 9 12 13 29 13 50h-30c0-12 0-25-4-29-4-9-14-13-22-13-4 0-9 4-13 4s-8 4-13 4c-4 5-8 9-12 13-5 4-9 13-13 17v111h-30z">
          <text:p/>
        </draw:path>
        <draw:path draw:style-name="gr5" draw:text-style-name="P5" draw:layer="layout" svg:width="0.131cm" svg:height="0.169cm" svg:x="9.523cm" svg:y="17.264cm" svg:viewBox="0 0 132 170" svg:d="M132 162c-8 4-17 4-25 8-5 0-14 0-22 0-30 0-47-8-64-21-13-13-21-34-21-64 0-12 4-25 8-35 5-12 9-21 17-29 9-9 17-13 26-17 8-4 21-4 34-4 8 0 17 0 26 0 8 0 13 4 21 4v29c-8-4-17-8-21-8-9 0-18-4-26-4-9 0-13 4-22 4-4 4-12 8-17 13-4 8-8 12-12 22 0 8-4 17-4 25 0 21 8 34 16 47 9 8 22 12 39 12 8 0 17 0 26 0 8-4 13-4 21-8z">
          <text:p/>
        </draw:path>
        <draw:path draw:style-name="gr5" draw:text-style-name="P5" draw:layer="layout" svg:width="0.14cm" svg:height="0.174cm" svg:x="9.705cm" svg:y="17.259cm" svg:viewBox="0 0 141 175" svg:d="M116 175v-26c-13 9-23 18-31 22-9 4-21 4-30 4-8 0-17 0-25-4-4 0-13-4-17-9-5-4-5-8-9-17 0-4-4-8-4-18 0-17 8-29 21-38 13-8 30-17 55-17h35v-12c0-9-4-17-8-26-10-4-18-8-31-8-8 0-21 4-29 4-9 4-17 4-26 8v-25c4 0 4-4 13-4 4 0 8 0 13-4 4 0 8 0 16 0 5 0 9-5 13-5 13 0 21 5 31 5 8 4 13 8 21 12 4 4 8 9 13 17 0 4 4 13 4 21v120zM111 98h-39c-4 0-13 0-17 0s-8 4-12 8c-5 0-5 4-9 9 0 4 0 8 0 12 0 6 0 6 0 10s4 4 4 8c5 0 5 4 9 4s8 5 12 5c9 0 17-5 26-9 8-4 18-8 26-18z">
          <text:p/>
        </draw:path>
        <draw:polygon draw:style-name="gr5" draw:text-style-name="P5" draw:layer="layout" svg:width="0.136cm" svg:height="0.237cm" svg:x="9.9cm" svg:y="17.196cm" svg:viewBox="0 0 137 238" draw:points="56,25 4,25 4,0 86,0 86,211 137,211 137,238 0,238 0,211 56,211">
          <text:p/>
        </draw:polygon>
        <draw:path draw:style-name="gr5" draw:text-style-name="P5" draw:layer="layout" svg:width="0.128cm" svg:height="0.169cm" svg:x="10.086cm" svg:y="17.264cm" svg:viewBox="0 0 129 170" svg:d="M129 162c-9 4-13 4-21 8-9 0-17 0-26 0-25 0-47-8-59-21-18-13-23-34-23-64 0-12 0-25 5-35 4-12 9-21 18-29 8-9 17-13 25-17 13-4 21-4 34-4 9 0 17 0 26 0 8 0 17 4 21 4v29c-9-4-13-8-21-8-9 0-17-4-26-4-4 0-13 4-17 4-8 4-13 8-21 13-4 8-9 12-9 22-4 8-4 17-4 25 0 21 4 34 13 47 8 8 25 12 42 12 9 0 13 0 22 0 8-4 17-4 21-8z">
          <text:p/>
        </draw:path>
        <draw:path draw:style-name="gr5" draw:text-style-name="P5" draw:layer="layout" svg:width="0.132cm" svg:height="0.169cm" svg:x="10.273cm" svg:y="17.264cm" svg:viewBox="0 0 133 170" svg:d="M133 170h-26v-30c-4 9-8 13-13 17-4 0-8 5-17 9-4 0-8 4-12 4-5 0-9 0-13 0-17 0-30-4-38-13-10-13-14-25-14-46v-111h31v106c0 26 8 38 25 38 4 0 9 0 13 0s4-4 8-4c5-4 9-8 13-12 4-5 9-9 13-17v-111h30z">
          <text:p/>
        </draw:path>
        <draw:polygon draw:style-name="gr5" draw:text-style-name="P5" draw:layer="layout" svg:width="0.135cm" svg:height="0.237cm" svg:x="10.46cm" svg:y="17.196cm" svg:viewBox="0 0 136 238" draw:points="56,25 9,25 9,0 85,0 85,212 136,212 136,238 0,238 0,212 56,212">
          <text:p/>
        </draw:polygon>
        <draw:path draw:style-name="gr5" draw:text-style-name="P5" draw:layer="layout" svg:width="0.136cm" svg:height="0.174cm" svg:x="10.642cm" svg:y="17.259cm" svg:viewBox="0 0 137 175" svg:d="M111 175v-26c-9 9-17 18-31 22-8 4-17 4-29 4-9 0-17 0-22-4-8 0-12-4-16-9-5-4-9-8-9-17-4-4-4-8-4-18 0-17 4-29 17-38 12-8 29-17 55-17h35v-12c0-9 0-17-9-26-4-4-18-8-30-8-9 0-17 4-26 4-8 4-21 4-29 8v-25c4 0 8-4 12-4s9 0 13-4c8 0 13 0 17 0s13-5 17-5c8 0 17 5 26 5 9 4 17 8 21 12 5 4 9 9 13 17 5 4 5 13 5 21v120zM107 98h-35c-9 0-13 0-21 0-5 0-9 4-13 8 0 0-4 4-4 9-5 4-5 8-5 12 0 6 0 6 0 10 5 4 5 4 9 8 0 0 4 4 8 4 0 0 5 5 13 5 4 0 13-5 21-9 9-4 18-8 27-18z">
          <text:p/>
        </draw:path>
        <draw:path draw:style-name="gr5" draw:text-style-name="P5" draw:layer="layout" svg:width="0.152cm" svg:height="0.221cm" svg:x="10.816cm" svg:y="17.212cm" svg:viewBox="0 0 153 222" svg:d="M153 218c-8 0-13 4-21 4-9 0-13 0-21 0-21 0-38-4-47-13-14-13-18-25-18-46v-85h-46v-26h46v-47l31-5v52h76v26h-76v85c0 12 4 21 8 25 9 8 17 8 30 8 4 0 8 0 17 0 4 0 13 0 21-4z">
          <text:p/>
        </draw:path>
        <draw:path draw:style-name="gr5" draw:text-style-name="P5" draw:layer="layout" svg:width="0.132cm" svg:height="0.237cm" svg:x="11.023cm" svg:y="17.196cm" svg:viewBox="0 0 133 238" svg:d="M52 93h-47v-25h77v144h51v26h-133v-26h52zM65 0c4 0 4 0 8 0 5 0 5 4 9 4 0 4 4 4 4 9 0 4 0 4 0 8s0 4 0 9c0 4-4 4-4 8-4 0-4 4-9 4-4 0-4 0-8 0s-9 0-9 0c-4 0-8-4-8-4 0-4-5-4-5-8 0-5-5-5-5-9s5-4 5-8c0-5 5-5 5-9 0 0 4-4 8-4 0 0 5 0 9 0z">
          <text:p/>
        </draw:path>
        <draw:path draw:style-name="gr5" draw:text-style-name="P5" draw:layer="layout" svg:width="0.157cm" svg:height="0.173cm" svg:x="11.193cm" svg:y="17.26cm" svg:viewBox="0 0 158 174" svg:d="M158 88c0 13 0 22-5 34-4 10-8 23-17 27-4 8-12 17-26 21-8 4-21 4-30 4-12 0-25 0-33-4-9-4-17-8-26-17-4-8-8-17-13-25-4-14-8-27-8-40 0-12 4-25 8-33 5-13 9-22 13-30 9-8 17-13 26-17 12-4 21-8 33-8 13 0 26 4 34 8 10 4 18 9 27 17 4 4 8 13 12 25 5 9 5 22 5 38zM128 88c0-12 0-21 0-29-4-4-9-13-14-17-4-4-8-9-12-13-9 0-13-4-22-4-8 0-17 4-21 4-8 4-12 9-17 17-4 4-4 13-8 17 0 9-4 17-4 25 0 9 4 17 4 26 4 8 8 18 13 22 4 4 8 9 12 13 9 0 13 0 21 0 9 0 17 0 22-4 8-5 12-9 17-13s5-14 9-22c0-5 0-13 0-22z">
          <text:p/>
        </draw:path>
        <draw:path draw:style-name="gr5" draw:text-style-name="P5" draw:layer="layout" svg:width="0.136cm" svg:height="0.174cm" svg:x="11.392cm" svg:y="17.259cm" svg:viewBox="0 0 137 175" svg:d="M0 5h27l4 29c4-8 8-13 13-17 4-4 8-4 12-8s9-4 13-4 8-5 17-5c17 0 29 9 38 17 8 9 13 26 13 47v111h-30v-111c0-13-4-21-8-26-5-8-13-12-22-12-4 0-4 0-8 4-4 0-9 0-13 4s-8 4-12 13c-5 4-9 8-13 13v115h-31z">
          <text:p/>
        </draw:path>
        <draw:path draw:style-name="gr5" draw:text-style-name="P5" draw:layer="layout" svg:width="0.136cm" svg:height="0.169cm" svg:x="6.721cm" svg:y="18.294cm" svg:viewBox="0 0 137 170" svg:d="M0 4h25v25c9-4 13-8 17-12 5-4 9-9 13-9 4-4 8-4 13-4 4-4 8-4 13-4 18 0 30 4 43 17 8 8 13 25 13 47v106h-30v-106c0-12-4-22-8-30-6-5-14-9-23-9-4 0-8 0-8 0-5 4-9 4-13 9-4 0-8 4-13 8-4 5-8 14-12 18v110h-30z">
          <text:p/>
        </draw:path>
        <draw:path draw:style-name="gr5" draw:text-style-name="P5" draw:layer="layout" svg:width="0.144cm" svg:height="0.085cm" svg:x="7.09cm" svg:y="18.332cm" svg:viewBox="0 0 145 86" svg:d="M145 26h-145v-26h145zM145 86h-145v-26h145z">
          <text:p/>
        </draw:path>
        <draw:path draw:style-name="gr5" draw:text-style-name="P5" draw:layer="layout" svg:width="0.149cm" svg:height="0.22cm" svg:x="7.458cm" svg:y="18.243cm" svg:viewBox="0 0 150 221" svg:d="M150 102c0 21 0 39-4 56-9 13-13 25-26 34-9 13-21 21-34 25-17 4-34 4-51 4h-22v-25h22c13 0 26 0 38-4 9 0 17-4 26-13 8-4 12-13 17-21 4-5 4-17 4-26v-9c-4 5-13 9-21 14-9 0-21 4-30 4-13 0-21-4-30-9-8 0-16-4-21-13-5-5-9-13-13-22 0-4-5-12-5-25 0-8 5-17 5-25 4-9 13-17 18-26 8-4 16-8 25-12 8-5 17-9 30-9 8 0 21 4 29 9 9 0 17 8 21 16 9 9 13 17 18 30 4 13 4 30 4 47zM78 25c-9 0-13 0-22 5-4 0-8 4-12 8-5 4-5 9-9 13 0 8-4 13-4 21 0 4 4 13 4 17s4 8 9 13c0 4 4 8 12 8 5 4 9 4 17 4 5 0 9 0 13 0s9-4 13-4 8-4 12-4c5 0 9-4 9-4 0-17 0-30 0-38-4-9-9-17-9-22-4-8-12-12-16-12-5-5-13-5-17-5z">
          <text:p/>
        </draw:path>
        <draw:path draw:style-name="gr5" draw:text-style-name="P5" draw:layer="layout" svg:width="0.131cm" svg:height="0.22cm" svg:x="7.658cm" svg:y="18.247cm" svg:viewBox="0 0 132 221" svg:d="M132 149c0 9 0 22-4 30-4 9-13 17-21 21-9 9-17 13-30 17-8 4-21 4-34 4-4 0-8 0-8 0-5 0-9 0-13 0s-8 0-13 0c0-4-5-4-9-4v-25c9 0 14 4 22 4s17 0 25 0c9 0 13 0 22-4 8 0 12-4 17-9 8-4 8-8 12-12 4-9 4-13 4-22 0-12-4-21-12-30-13-4-26-9-43-9h-43v-110h120v25h-94v60h22c8 0 21 4 29 4 9 0 21 4 26 9 8 4 17 12 21 21s4 18 4 30z">
          <text:p/>
        </draw:path>
        <draw:path draw:style-name="gr5" draw:text-style-name="P5" draw:layer="layout" svg:width="0.056cm" svg:height="0.055cm" svg:x="7.882cm" svg:y="18.412cm" svg:viewBox="0 0 57 56" svg:d="M27 0c4 0 8 0 13 0 0 5 4 5 8 9 0 0 4 4 4 8 0 5 5 9 5 9 0 4-5 8-5 12 0 6-4 6-4 10-4 4-8 4-8 4-5 4-9 4-13 4s-9 0-13-4c0 0-5 0-9-4 0-4-5-4-5-10 0-4 0-8 0-12 0 0 0-4 0-9 0-4 5-8 5-8 4-4 9-4 9-9 4 0 9 0 13 0z">
          <text:p/>
        </draw:path>
        <draw:polygon draw:style-name="gr5" draw:text-style-name="P5" draw:layer="layout" svg:width="0.144cm" svg:height="0.216cm" svg:x="8.022cm" svg:y="18.247cm" svg:viewBox="0 0 145 217" draw:points="145,217 9,217 9,192 65,192 65,35 13,60 0,35 73,0 99,0 99,192 145,192">
          <text:p/>
        </draw:polygon>
        <draw:path draw:style-name="gr5" draw:text-style-name="P5" draw:layer="layout" svg:width="0.153cm" svg:height="0.22cm" svg:x="8.204cm" svg:y="18.243cm" svg:viewBox="0 0 154 221" svg:d="M154 102c0 21-4 39-8 56-5 12-13 25-21 34-13 12-26 21-39 25-18 4-35 4-52 4h-17v-25h17c17 0 30 0 39-4 9 0 18-5 26-13 9-4 13-13 17-21 4-5 4-17 4-26l5-9c-9 5-17 9-26 14-8 0-22 4-31 4-12 0-21-4-29-9-9 0-13-4-22-13-4-5-8-13-12-22 0-4-5-12-5-25 0-8 5-17 9-26 4-8 8-17 13-25 8-4 17-9 25-13 9-4 17-8 30-8 14 0 22 4 31 8 8 0 17 9 25 17 4 9 8 17 13 30 4 13 8 30 8 47zM77 25c-9 0-13 0-17 4-9 0-13 5-17 9 0 4-4 8-9 13 0 8 0 13 0 21 0 4 0 13 0 17s5 8 9 13c4 4 8 8 13 8 4 4 12 4 17 4 4 0 9 0 13 0 5 0 9-4 13-4s9-4 13-4 8-4 13-4c0-17-5-30-5-38-4-9-4-18-8-22-4-8-9-13-17-13-4-4-13-4-18-4z">
          <text:p/>
        </draw:path>
        <draw:path draw:style-name="gr5" draw:text-style-name="P5" draw:layer="layout" svg:width="0.131cm" svg:height="0.22cm" svg:x="8.408cm" svg:y="18.247cm" svg:viewBox="0 0 132 221" svg:d="M132 149c0 9-4 22-8 30-4 9-13 17-17 21-8 9-21 13-30 17-12 4-25 4-39 4 0 0-4 0-8 0-5 0-9 0-13 0s-4 0-9 0c-4-4-8-4-8-4v-25c4 0 13 4 17 4 8 0 17 0 26 0s17 0 22-4c8 0 17-4 21-9 4-4 8-8 8-12 5-9 5-13 5-22 0-12-5-21-13-30-9-4-26-9-43-9h-43v-110h120v25h-90v60h18c12 0 21 4 29 4 13 0 22 4 30 9 4 4 13 12 17 21s8 18 8 30z">
          <text:p/>
        </draw:path>
        <draw:polygon draw:style-name="gr5" draw:text-style-name="P5" draw:layer="layout" svg:width="0.148cm" svg:height="0.216cm" svg:x="8.582cm" svg:y="18.247cm" svg:viewBox="0 0 149 217" draw:points="149,26 55,217 25,217 119,26 0,26 0,0 149,0">
          <text:p/>
        </draw:polygon>
        <draw:path draw:style-name="gr5" draw:text-style-name="P5" draw:layer="layout" svg:width="0.132cm" svg:height="0.22cm" svg:x="8.781cm" svg:y="18.247cm" svg:viewBox="0 0 133 221" svg:d="M133 149c0 9-5 22-9 30-4 9-8 17-17 21-9 9-17 13-30 17-12 4-22 4-39 4 0 0-4 0-8 0-5 0-9 0-13 0 0 0-4 0-9 0-4-4-8-4-8-4v-25c4 0 13 4 21 4 4 0 13 0 21 0 9 0 17 0 27-4 4 0 12-4 17-9 4-4 8-8 12-12 0-9 5-13 5-22 0-12-9-21-17-30-9-4-21-9-44-9h-38v-110h116v25h-90v60h17c12 0 22 4 34 4 9 0 17 4 26 9 9 4 13 12 17 21s9 18 9 30z">
          <text:p/>
        </draw:path>
        <draw:path draw:style-name="gr5" draw:text-style-name="P5" draw:layer="layout" svg:width="0.139cm" svg:height="0.238cm" svg:x="5.967cm" svg:y="18.734cm" svg:viewBox="0 0 140 239" svg:d="M0 154c0-13 0-25 4-38 4-10 8-22 17-27 8-8 17-12 25-17 9-4 21-8 35-8 4 0 9 0 17 0 4 4 8 4 13 4v-68h29v234h-25v-29c-9 8-17 17-30 25-9 4-18 9-30 9-9 0-17-5-26-9-4-4-12-8-17-17-4-4-8-12-8-25-4-9-4-21-4-34zM29 154c0 17 0 34 9 42 4 13 12 17 25 17 4 0 13-4 22-8 9-9 17-17 26-30v-81c-5 0-9 0-17-5-4 0-9 0-18 0-13 0-26 5-34 13-8 14-13 31-13 52z">
          <text:p/>
        </draw:path>
        <draw:path draw:style-name="gr5" draw:text-style-name="P5" draw:layer="layout" svg:width="0.148cm" svg:height="0.174cm" svg:x="6.153cm" svg:y="18.798cm" svg:viewBox="0 0 149 175" svg:d="M149 76c0 5 0 9 0 13 0 0 0 4 0 9h-119c0 16 4 29 17 38 8 8 21 13 38 13 4 0 13 0 17 0s8 0 12 0c5-5 9-5 13-5s9 0 14-4v26c-10 0-18 4-27 4-12 5-21 5-33 5-13 0-26-5-34-9-13-4-21-8-26-17-8-5-13-13-17-26s-4-21-4-38c0-9 0-21 4-30 4-13 9-21 17-30 5-8 13-12 22-17 12-4 21-8 33-8 13 0 22 0 30 4s17 9 25 17c5 9 10 13 14 26 4 8 4 17 4 29zM119 72c0-4 0-13-5-21 0-4-4-9-8-13 0-4-8-8-13-13-4 0-12-4-17-4-8 0-12 4-17 4-8 5-12 9-16 13-5 4-5 9-9 13 0 8-4 17-4 21z">
          <text:p/>
        </draw:path>
        <draw:polygon draw:style-name="gr5" draw:text-style-name="P5" draw:layer="layout" svg:width="0.136cm" svg:height="0.233cm" svg:x="6.348cm" svg:y="18.735cm" svg:viewBox="0 0 137 234" draw:points="55,21 8,21 8,0 86,0 86,208 137,208 137,234 0,234 0,208 55,208">
          <text:p/>
        </draw:polygon>
        <draw:path draw:style-name="gr5" draw:text-style-name="P5" draw:layer="layout" svg:width="0.152cm" svg:height="0.225cm" svg:x="6.518cm" svg:y="18.747cm" svg:viewBox="0 0 153 226" svg:d="M153 218c-8 4-17 4-21 4-8 0-13 4-21 4-22 0-39-8-48-17-13-8-17-21-17-43v-89h-46v-22h46v-46l30-9v55h77v22h-77v84c0 13 4 23 8 31 9 4 18 9 31 9 4 0 9 0 17-5 4 0 13 0 21 0z">
          <text:p/>
        </draw:path>
        <draw:path draw:style-name="gr5" draw:text-style-name="P5" draw:layer="layout" svg:width="0.135cm" svg:height="0.174cm" svg:x="6.717cm" svg:y="18.798cm" svg:viewBox="0 0 136 175" svg:d="M111 171v-21c-8 8-18 12-26 17-13 4-22 8-30 8-13 0-21-4-26-4-8-4-12-9-17-13-4-4-8-8-8-14-4-4-4-12-4-17 0-17 4-33 17-42 12-8 34-13 55-13h39v-17c0-8-4-16-14-21-4-8-12-8-30-8-8 0-16 0-25 4-8 0-17 4-30 9v-30c5 0 9 0 13 0 4-5 9-5 13-5 8 0 13-4 17-4s12 0 17 0c8 0 21 0 25 4 10 0 18 5 23 9 8 4 12 13 12 17 4 9 4 17 4 25v116zM111 94h-39c-9 0-13 0-21 4-5 0-9 0-13 4 0 4-4 4-4 8-5 5-5 9-5 13s0 9 5 9c0 4 0 8 4 8 0 4 4 4 8 10 5 0 9 0 13 0s13 0 21-6c9-4 17-12 31-21z">
          <text:p/>
        </draw:path>
        <draw:path draw:style-name="gr5" draw:text-style-name="P5" draw:layer="layout" svg:width="0.144cm" svg:height="0.085cm" svg:x="7.09cm" svg:y="18.836cm" svg:viewBox="0 0 145 86" svg:d="M145 27h-145v-27h145zM145 86h-145v-25h145z">
          <text:p/>
        </draw:path>
        <draw:path draw:style-name="gr5" draw:text-style-name="P5" draw:layer="layout" svg:width="0.169cm" svg:height="0.216cm" svg:x="7.45cm" svg:y="18.752cm" svg:viewBox="0 0 170 217" svg:d="M170 170h-38v47h-29v-47h-103v-26l94-144h38v144h38zM103 25l-73 119h73z">
          <text:p/>
        </draw:path>
        <draw:path draw:style-name="gr5" draw:text-style-name="P5" draw:layer="layout" svg:width="0.127cm" svg:height="0.169cm" svg:x="6.539cm" svg:y="19.303cm" svg:viewBox="0 0 128 170" svg:d="M128 123c0 5 0 13-4 18 0 4-5 8-9 12 0 5-4 5-8 9-4 0-13 4-17 4-4 4-9 4-17 4-4 0-9 0-13 0-13 0-21 0-34 0-8 0-17-4-26-4v-25c9 0 18 4 30 4 9 4 17 4 26 4 17 0 25-4 34-8 4-5 8-9 8-13 0-5 0-9 0-9-4-4-4-4-8-8 0 0-4-4-13-9-4 0-13-4-21-4-9-4-17-8-21-8-9-5-13-9-17-13-5 0-9-9-13-13 0-4-5-8-5-18 0-4 5-8 5-17 4-4 4-8 13-12 4-5 12-9 21-13 8-4 17-4 30-4 8 0 17 0 25 0 4 0 13 0 21 4v25c-8-4-17-4-25-4-9 0-13-4-21-4-5 0-13 4-17 4-5 0-9 0-13 4l-4 5c-5 4-5 8-5 8 0 4 0 10 5 10 0 4 0 4 4 8s8 4 13 8c8 0 12 5 21 5 13 4 21 8 25 12 9 0 13 5 17 9s9 8 9 13c4 4 4 12 4 16z">
          <text:p/>
        </draw:path>
        <draw:path draw:style-name="gr5" draw:text-style-name="P5" draw:layer="layout" svg:width="0.139cm" svg:height="0.237cm" svg:x="6.713cm" svg:y="19.235cm" svg:viewBox="0 0 140 238" svg:d="M0 158c0-13 0-26 4-38 4-13 12-22 17-30 9-4 18-14 26-18 13-4 21-4 34-4 4 0 13 0 17 0s9 4 13 4v-72h29v238h-25v-34c-8 13-17 22-25 26-9 8-22 8-30 8-13 0-21 0-26-4-9-4-13-8-22-17-4-8-8-17-8-26-4-8-4-21-4-33zM30 153c0 22 4 38 9 47 4 9 12 17 25 17 8 0 17-4 21-13 9-4 17-17 26-29v-77c-4 0-9-4-13-4-8 0-13 0-17 0-17 0-30 4-38 13-9 13-13 25-13 46z">
          <text:p/>
        </draw:path>
        <draw:path draw:style-name="gr5" draw:text-style-name="P5" draw:layer="layout" svg:width="0.144cm" svg:height="0.08cm" svg:x="7.09cm" svg:y="19.341cm" svg:viewBox="0 0 145 81" svg:d="M145 21h-145v-21h145zM145 81h-145v-26h145z">
          <text:p/>
        </draw:path>
        <draw:path draw:style-name="gr5" draw:text-style-name="P5" draw:layer="layout" svg:width="0.148cm" svg:height="0.22cm" svg:x="7.459cm" svg:y="19.252cm" svg:viewBox="0 0 149 221" svg:d="M149 97c0 21 0 43-9 55-4 17-12 30-21 39-8 8-21 17-38 21-13 4-30 9-51 9h-18v-26h22c13 0 26-4 39-4 8-5 17-9 25-13 4-9 13-13 13-21 4-9 8-17 8-30v-4c-4 4-13 8-21 8-13 4-21 4-30 4-12 0-21 0-29-4-9-4-17-8-21-13-6-8-10-12-14-21-4-8-4-17-4-25 0-13 0-21 4-30 4-8 8-17 18-21 4-8 12-13 21-17 13-4 21-4 34-4 8 0 21 0 29 4 9 4 17 9 22 17 8 9 12 17 17 30 4 12 4 29 4 46zM73 21c-5 0-9 4-17 4-5 5-9 5-13 9s-9 8-9 17c-4 4-4 12-4 17 0 8 0 12 4 21 0 4 5 8 5 13 4 4 8 4 17 8 4 0 8 4 17 4 4 0 8-4 12-4 5 0 9 0 13 0 4-4 8-4 13-8 4 0 4 0 8-5 0-12 0-25-4-34 0-12-4-17-9-25-4-4-8-8-12-13-4 0-13-4-21-4z">
          <text:p/>
        </draw:path>
        <draw:path draw:style-name="gr5" draw:text-style-name="P5" draw:layer="layout" svg:width="0.055cm" svg:height="0.055cm" svg:x="7.692cm" svg:y="19.417cm" svg:viewBox="0 0 56 56" svg:d="M29 0c5 0 10 4 10 4 4 0 8 4 8 4 5 5 9 9 9 9 0 4 0 10 0 14s0 8 0 13c0 0-4 4-9 8 0 0-4 4-8 4 0 0-5 0-10 0-4 0-8 0-12 0 0 0-5-4-9-4 0-4-4-8-4-8 0-5-4-9-4-13s4-10 4-14c0 0 4-4 4-9 4 0 9-4 9-4 4 0 8-4 12-4z">
          <text:p/>
        </draw:path>
        <draw:path draw:style-name="gr5" draw:text-style-name="P5" draw:layer="layout" svg:width="0.148cm" svg:height="0.22cm" svg:x="7.836cm" svg:y="19.252cm" svg:viewBox="0 0 149 221" svg:d="M149 165c0 8-4 17-8 26-5 4-9 12-13 17-9 4-17 8-25 13-9 0-17 0-31 0-13 0-21 0-30 0-12-5-17-9-25-13-4-5-9-13-13-17-4-9-4-13-4-22 0-12 4-25 13-34 4-12 17-21 33-25-16-8-25-17-33-25-5-9-9-22-9-30 0-9 0-17 4-21 5-9 9-13 13-17s13-9 21-13c9-4 21-4 34-4 10 0 18 0 27 4 8 0 16 4 21 9 8 4 12 8 17 17 0 4 4 12 4 21 0 12-4 21-13 29-8 13-17 17-29 26 8 4 12 8 16 8 9 4 13 9 17 17 5 4 5 9 9 13 0 8 4 13 4 21zM115 51c0-9-4-17-12-21-5-5-17-5-31-5-13 0-21 0-30 5-4 4-8 12-8 21 0 4 0 8 4 12 0 5 4 9 4 13 4 0 9 4 13 9 8 0 13 4 21 8 14-4 22-13 27-17 8-8 12-17 12-25zM115 165c0-4 0-4 0-8 0-5-4-9-8-13s-9-9-13-13-14-8-22-13c-9 5-17 9-21 13-5 4-9 9-13 13 0 4-4 4-4 8-4 5-4 9-4 13 0 8 4 13 4 13 4 4 4 8 8 13 4 0 9 4 13 4s13 4 17 4c8 0 14-4 18-4s8-4 13-4c4-5 8-5 12-9 0-4 0-9 0-17z">
          <text:p/>
        </draw:path>
        <draw:path draw:style-name="gr5" draw:text-style-name="P5" draw:layer="layout" svg:width="0.127cm" svg:height="0.17cm" svg:x="5.229cm" svg:y="19.832cm" svg:viewBox="0 0 128 171" svg:d="M128 124c0 5 0 13 0 17-4 5-4 9-8 13s-9 4-13 9c-4 0-9 4-13 4-8 4-13 4-17 4s-13 0-17 0c-12 0-22 0-30 0-13 0-22-4-30-4v-26c8 0 21 5 30 5 8 4 22 4 30 4 13 0 21-4 30-9 8-4 8-8 8-12 0-5 0-9 0-9 0-4-4-4-4-8-4 0-8-5-13-9-8 0-17-4-25-4-8-4-13-8-22-8-4-5-13-9-17-13-4 0-9-9-9-13-4-4-4-8-4-17 0-4 0-8 0-17 4-4 9-9 13-13 4-5 13-9 21-13 10-5 22-5 35-5 4 0 13 0 21 0 9 0 17 0 26 5v26c-9-4-17-4-26-4-8 0-17-5-21-5-9 0-13 5-21 5-4 0-9 0-9 4-5 0-9 5-9 5 0 4 0 8 0 8 0 4 0 8 0 8 0 5 4 5 9 9 0 4 5 4 13 8 4 0 13 5 21 5 9 4 17 8 26 12 4 0 13 5 17 9s4 8 8 12c0 5 0 13 0 17z">
          <text:p/>
        </draw:path>
        <draw:path draw:style-name="gr5" draw:text-style-name="P5" draw:layer="layout" svg:width="0.131cm" svg:height="0.237cm" svg:x="5.416cm" svg:y="19.765cm" svg:viewBox="0 0 132 238" svg:d="M56 94h-52v-26h81v145h47v25h-132v-25h56zM64 0c4 0 8 0 8 0 5 4 5 4 9 8l4 4c0 5 4 9 4 9 0 5-4 9-4 9 0 5-4 9-4 9 0 4-4 4-9 4 0 4-4 4-8 4s-4 0-8-4c-5 0-5 0-9-4 0 0-4-4-4-9 0 0 0-4 0-9 0 0 0-4 0-9l4-4c4-4 4-4 9-8 4 0 4 0 8 0z">
          <text:p/>
        </draw:path>
        <draw:path draw:style-name="gr5" draw:text-style-name="P5" draw:layer="layout" svg:width="0.157cm" svg:height="0.238cm" svg:x="5.589cm" svg:y="19.832cm" svg:viewBox="0 0 158 239" svg:d="M133 26c0 4 4 8 4 13 4 4 4 12 4 16 0 9 0 17-4 26-4 4-9 13-13 17-8 4-13 8-22 12-9 0-17 5-25 5-9 0-13 0-22-5-4 0-8 0-12-4-5 4-5 4-9 9 0 4 0 4 0 8s0 9 4 13c5 0 13 4 17 4h43c9 0 18 0 26 4 9 0 13 5 17 9s9 8 13 13c4 4 4 12 4 16 0 9 0 18-4 23-4 8-9 13-17 17-4 4-13 8-26 12-9 5-22 5-34 5-17 0-26 0-39-5-8 0-16-4-21-8-4-4-8-8-12-13-5-4-5-8-5-17s0-18 5-22c4-4 8-13 17-17l-5-4c-4-4-4-4-8-9 0 0 0-4 0-8-4 0-4-4-4-4 0-9 4-17 8-22 0-8 4-12 9-16 0-5 0-5-5-9 0 0-4-4-4-8 0 0 0-5 0-9-4-4-4-8-4-13 0-8 4-12 4-21 4-8 9-12 17-17 4-8 13-13 17-13 8-4 17-4 30-4 4 0 8 0 8 0 4 0 8 0 13 0h60v26zM30 191c0 9 4 18 13 18 8 4 21 9 34 9 8 0 16 0 25-5 5 0 9-4 14-4 4-4 8-9 8-13 0 0 4-5 4-9 0-9-4-13-8-17-9 0-18-4-27-4h-46c0 0-4 4-9 4 0 4-4 4-4 8s-4 4-4 9zM38 55c0 9 0 13 5 17 0 5 4 9 8 9 0 4 4 8 9 8 4 0 8 5 17 5 4 0 8-5 12-5s9-4 13-8c5-4 5-9 9-13 0-4 0-8 0-13 0-4 0-8 0-12-4-4-4-9-9-13-4-4-9-4-13-8-4 0-8 0-12 0-9 0-13 0-17 4-5 0-9 4-13 4 0 4-4 9-4 13-5 4-5 8-5 12z">
          <text:p/>
        </draw:path>
        <draw:path draw:style-name="gr5" draw:text-style-name="P5" draw:layer="layout" svg:width="0.055cm" svg:height="0.055cm" svg:x="5.827cm" svg:y="19.947cm" svg:viewBox="0 0 56 56" svg:d="M25 0c4 0 10 4 14 4 0 0 4 4 8 4 0 5 4 9 4 9 0 4 5 8 5 13 0 4-5 8-5 12 0 0-4 6-4 10-4 0-8 4-8 4-4 0-10 0-14 0s-8 0-13 0c0 0-4-4-8-4 0-4-4-10-4-10 0-4 0-8 0-12 0-5 0-9 0-13 0 0 4-4 4-9 4 0 8-4 8-4 5 0 9-4 13-4z">
          <text:p/>
        </draw:path>
        <draw:polygon draw:style-name="gr5" draw:text-style-name="P5" draw:layer="layout" svg:width="0.136cm" svg:height="0.238cm" svg:x="5.975cm" svg:y="19.764cm" svg:viewBox="0 0 137 239" draw:points="56,27 8,27 8,0 86,0 86,213 137,213 137,239 0,239 0,213 56,213">
          <text:p/>
        </draw:polygon>
        <draw:path draw:style-name="gr5" draw:text-style-name="P5" draw:layer="layout" svg:width="0.148cm" svg:height="0.17cm" svg:x="6.153cm" svg:y="19.832cm" svg:viewBox="0 0 149 171" svg:d="M149 78c0 4 0 8 0 8 0 4 0 9 0 9h-119c0 16 4 29 17 42 8 8 21 13 38 13 4 0 13 0 17 0s8-5 12-5c5 0 9 0 13 0s9-4 14-4v26c-10 0-18 4-27 4-12 0-21 0-33 0-13 0-26 0-34-4-13-5-21-9-26-17-8-9-13-17-17-26-4-13-4-25-4-38s0-21 4-34c4-8 9-17 17-25 5-10 13-18 22-23 12-4 21-4 33-4 13 0 22 0 30 4 8 5 17 9 25 18 5 5 10 13 14 22 4 12 4 21 4 34zM119 73c0-8 0-12-5-21 0-4-4-8-8-12 0-9-8-9-13-13-4-5-12-5-17-5-8 0-12 0-17 5-8 4-12 4-16 8-5 9-5 13-9 17 0 9-4 13-4 21z">
          <text:p/>
        </draw:path>
        <draw:polygon draw:style-name="gr5" draw:text-style-name="P5" draw:layer="layout" svg:width="0.165cm" svg:height="0.17cm" svg:x="6.331cm" svg:y="19.832cm" svg:viewBox="0 0 166 171" draw:points="0,0 35,0 77,112 86,141 94,112 132,0 166,0 99,171 69,171">
          <text:p/>
        </draw:polygon>
        <draw:path draw:style-name="gr5" draw:text-style-name="P5" draw:layer="layout" svg:width="0.148cm" svg:height="0.17cm" svg:x="6.526cm" svg:y="19.832cm" svg:viewBox="0 0 149 171" svg:d="M149 78c0 4 0 8 0 8 0 4 0 9 0 9h-119c0 16 4 29 17 42 8 8 22 13 39 13 8 0 13 0 17 0s8-5 13-5c4 0 8 0 12 0s9-4 13-4v26c-9 0-17 4-25 4-13 0-22 0-34 0-13 0-27 0-35-4-13-5-22-9-26-17-8-9-13-17-17-26 0-13-4-25-4-38s4-21 4-34c4-8 9-17 17-25 4-10 13-18 26-23 8-4 18-4 30-4 13 0 22 0 30 4 9 5 17 9 25 18 5 5 9 13 13 22 4 12 4 21 4 34zM120 73c0-8 0-12 0-21-4-4-9-8-9-12-4-9-8-9-17-13-4-5-12-5-17-5-8 0-12 0-18 5-8 4-12 4-12 8-5 9-9 13-13 17 0 9-4 13-4 21z">
          <text:p/>
        </draw:path>
        <draw:polygon draw:style-name="gr5" draw:text-style-name="P5" draw:layer="layout" svg:width="0.136cm" svg:height="0.237cm" svg:x="6.721cm" svg:y="19.765cm" svg:viewBox="0 0 137 238" draw:points="55,26 8,26 8,0 85,0 85,213 137,213 137,238 0,238 0,213 55,213">
          <text:p/>
        </draw:polygon>
        <draw:path draw:style-name="gr5" draw:text-style-name="P5" draw:layer="layout" svg:width="0.144cm" svg:height="0.08cm" svg:x="7.09cm" svg:y="19.871cm" svg:viewBox="0 0 145 81" svg:d="M145 22h-145v-22h145zM145 81h-145v-25h145z">
          <text:p/>
        </draw:path>
        <draw:path draw:style-name="gr5" draw:text-style-name="P5" draw:layer="layout" svg:width="0.156cm" svg:height="0.221cm" svg:x="7.459cm" svg:y="19.781cm" svg:viewBox="0 0 157 222" svg:d="M157 111c0 17-4 35-4 47-4 13-8 26-17 34-8 13-17 17-25 26-10 4-22 4-35 4s-21 0-34-4c-9-5-17-13-25-22-5-8-9-21-13-34-4-12-4-29-4-51 0-17 0-30 4-47 0-13 8-26 13-34 8-8 16-17 25-21 13-4 21-9 38-9 9 0 21 0 31 5 8 4 17 12 25 21 4 8 13 21 13 34 4 17 8 34 8 51zM128 111c0 0 0-5 0-9s0-8 0-12l-95 68c0 9 5 13 5 17 4 4 8 9 12 13 0 4 5 4 9 8 4 0 13 5 17 5 8 0 17-5 21-9s14-8 18-17c4-4 4-13 8-25 5-9 5-22 5-39zM25 111c0 4 0 8 0 8 0 4 0 9 4 14l90-69c0-9-4-13-4-17-4-4-10-9-10-13-4-4-8-4-12-8-4 0-13 0-17 0-9 0-13 0-21 4-5 4-9 8-13 17-4 8-9 17-13 26 0 12-4 25-4 38z">
          <text:p/>
        </draw:path>
        <draw:path draw:style-name="gr5" draw:text-style-name="P5" draw:layer="layout" svg:width="0.055cm" svg:height="0.055cm" svg:x="7.692cm" svg:y="19.947cm" svg:viewBox="0 0 56 56" svg:d="M29 0c5 0 10 4 10 4 4 0 8 4 8 4 5 5 9 9 9 9 0 4 0 9 0 13s0 8 0 13c0 0-4 5-9 9 0 0-4 4-8 4 0 0-5 0-10 0-4 0-8 0-12 0 0 0-5-4-9-4 0-4-4-9-4-9 0-5-4-9-4-13s4-9 4-13c0 0 4-4 4-9 4 0 9-4 9-4 4 0 8-4 12-4z">
          <text:p/>
        </draw:path>
        <draw:path draw:style-name="gr5" draw:text-style-name="P5" draw:layer="layout" svg:width="0.157cm" svg:height="0.221cm" svg:x="7.831cm" svg:y="19.781cm" svg:viewBox="0 0 158 222" svg:d="M158 111c0 17 0 35-4 47-4 13-8 26-17 34-4 13-13 17-25 26-9 4-21 4-34 4s-21 0-35-4c-8-5-17-13-21-22-9-8-13-21-17-34-5-12-5-29-5-51 0-17 0-30 5-47 4-13 8-26 13-34 8-8 17-17 25-21 14-4 26-9 39-9 9 0 21 0 30 5 8 4 17 12 25 21 9 8 13 21 17 34 0 17 4 34 4 51zM129 111c0 0 0-5 0-9s0-8 0-12l-94 68c0 9 4 13 8 17 0 4 5 9 9 13 5 4 5 4 13 8 4 0 9 5 13 5 8 0 17-5 21-9 9-4 13-8 17-17 4-4 8-13 8-25 5-9 5-22 5-39zM30 111c0 4 0 8 0 8 0 4 0 9 0 14l90-69c0-9 0-13-4-17s-4-9-8-13c-5-4-9-4-13-8-4 0-9 0-17 0-4 0-13 0-21 4-5 4-10 8-14 17-4 8-8 17-13 26 0 12 0 25 0 38z">
          <text:p/>
        </draw:path>
        <draw:path draw:style-name="gr5" draw:text-style-name="P5" draw:layer="layout" svg:width="0.135cm" svg:height="0.216cm" svg:x="8.031cm" svg:y="19.786cm" svg:viewBox="0 0 136 217" svg:d="M136 144c0 13-4 21-8 30-4 8-13 17-21 26-9 4-17 9-26 13-12 4-25 4-38 4-4 0-4 0-8 0s-9 0-13 0-9 0-9 0c-4 0-8 0-13 0v-26c9 0 13 0 22 0s17 5 25 5c9 0 17-5 22-5 8-5 12-5 21-9 4-4 8-8 8-17 5-4 5-12 5-17 0-12-5-25-13-29-13-9-26-9-43-9h-42v-110h119v25h-89v60h17c12 0 21 0 29 4 13 0 22 4 26 8 8 5 17 9 21 17 4 9 8 22 8 30z">
          <text:p/>
        </draw:path>
        <draw:path draw:style-name="gr8" draw:text-style-name="P8" draw:layer="layout" svg:width="0.152cm" svg:height="0.225cm" svg:x="4.623cm" svg:y="1.156cm" svg:viewBox="0 0 153 226" svg:d="M153 217c-8 5-12 5-21 5-8 0-12 4-21 4-21 0-38-9-47-17-8-9-17-21-17-42v-90h-47v-22h47v-46l30-9v55h76v22h-76v85c0 13 5 22 9 30 8 4 17 8 29 8 5 0 13 0 17-4 9 0 13 0 21 0z">
          <text:p/>
        </draw:path>
        <draw:path draw:style-name="gr8" draw:text-style-name="P8" draw:layer="layout" svg:width="0.166cm" svg:height="0.233cm" svg:x="4.809cm" svg:y="1.211cm" svg:viewBox="0 0 167 234" svg:d="M167 0l-55 150c-9 12-13 29-18 38-8 13-12 21-21 25-8 9-18 13-26 17-9 4-17 4-30 4-4 0-4 0-8 0 0 0-4 0-9 0v-25c5 0 9 0 9 0 4 0 8 0 8 0 9 0 13 0 17 0 4-4 9-4 13-8 4-5 8-9 14-13 4-9 4-13 8-21l-64-167h29l44 112 8 25 13-25 38-112z">
          <text:p/>
        </draw:path>
        <draw:path draw:style-name="gr8" draw:text-style-name="P8" draw:layer="layout" svg:width="0.144cm" svg:height="0.237cm" svg:x="5.013cm" svg:y="1.207cm" svg:viewBox="0 0 145 238" svg:d="M145 85c0 13-4 26-4 39-4 9-13 21-21 25-5 9-13 13-27 17-9 5-21 5-30 5-8 0-12 0-17 0-4 0-12 0-17 0v67h-29v-234h25l4 26c9-9 17-17 26-21 8-5 21-9 29-9 13 0 23 0 27 4 9 5 13 13 21 17 5 9 9 17 9 30 4 8 4 21 4 34zM115 85c0-9 0-17 0-26-4-4-4-12-8-17-5-4-5-8-10-12-4-5-13-5-17-5s-8 0-12 0c-5 5-5 5-9 9-4 0-8 4-13 8-4 5-12 13-17 17v82c5 4 13 4 17 4 9 4 13 4 17 4 17 0 30-4 39-16 9-9 13-26 13-48z">
          <text:p/>
        </draw:path>
        <draw:path draw:style-name="gr8" draw:text-style-name="P8" draw:layer="layout" svg:width="0.149cm" svg:height="0.174cm" svg:x="5.195cm" svg:y="1.207cm" svg:viewBox="0 0 150 175" svg:d="M150 76c0 4 0 9 0 13 0 0 0 5 0 9h-120c0 18 4 30 12 39 13 8 27 12 44 12 4 0 8 0 12 0 9 0 13 0 17 0 5-4 9-4 13-4s9 0 13-4v25c-9 0-17 5-30 5-8 4-17 4-29 4-13 0-27-4-40-9-8-4-16-8-25-17-4-4-8-12-13-25-4-13-4-21-4-39 0-9 0-21 4-30 5-13 9-21 13-30 9-8 17-12 25-16 9-5 23-9 35-9 9 0 21 0 30 4 8 5 17 9 21 17 9 9 13 13 17 26 0 8 5 17 5 29zM120 72c0-4 0-13-5-21 0-4-4-9-8-13s-9-8-13-13c-4 0-12-4-21-4-4 0-13 4-18 4-4 5-8 9-13 13-4 4-8 9-8 13-4 8-4 17-4 21z">
          <text:p/>
        </draw:path>
        <draw:path draw:style-name="gr8" draw:text-style-name="P8" draw:layer="layout" svg:width="0.145cm" svg:height="0.081cm" svg:x="5.381cm" svg:y="1.245cm" svg:viewBox="0 0 146 82" svg:d="M146 26h-146v-26h146zM146 82h-146v-23h146z">
          <text:p/>
        </draw:path>
        <draw:path draw:style-name="gr9" draw:text-style-name="P9" draw:layer="layout" svg:width="0.097cm" svg:height="0.076cm" svg:x="5.594cm" svg:y="1.144cm" svg:viewBox="0 0 98 77" svg:d="M33 0l-4 77h-25l-4-77zM98 0l-4 77h-27l-4-77z">
          <text:p/>
        </draw:path>
        <draw:path draw:style-name="gr9" draw:text-style-name="P9" draw:layer="layout" svg:width="0.148cm" svg:height="0.225cm" svg:x="5.746cm" svg:y="1.156cm" svg:viewBox="0 0 149 226" svg:d="M149 217c-4 5-12 5-17 5-8 0-16 4-21 4-22 0-39-9-47-17-13-9-17-21-17-42v-90h-47v-22h47v-46l29-9v55h73v22h-73v85c0 13 5 22 9 30 8 4 18 8 31 8 4 0 8 0 16-4 5 0 13 0 17 0z">
          <text:p/>
        </draw:path>
        <draw:polygon draw:style-name="gr9" draw:text-style-name="P9" draw:layer="layout" svg:width="0.174cm" svg:height="0.166cm" svg:x="5.928cm" svg:y="1.211cm" svg:viewBox="0 0 175 167" draw:points="175,0 154,167 116,167 95,99 90,82 82,99 61,167 26,167 0,0 30,0 44,112 48,137 52,116 78,39 99,39 124,116 133,137 137,116 150,0">
          <text:p/>
        </draw:polygon>
        <draw:path draw:style-name="gr9" draw:text-style-name="P9" draw:layer="layout" svg:width="0.157cm" svg:height="0.174cm" svg:x="6.123cm" svg:y="1.207cm" svg:viewBox="0 0 158 175" svg:d="M158 85c0 13 0 26-4 35-4 13-9 21-17 29-4 9-13 13-25 17-9 5-22 9-34 9-9 0-21-4-30-9-10 0-18-8-27-12-4-9-12-17-12-30-4-8-9-21-9-35 0-13 5-25 9-38 0-9 8-17 12-26 9-8 17-12 27-21 13-4 21-4 34-4s21 0 34 4c8 5 17 9 21 17 8 9 13 17 17 26 4 12 4 25 4 38zM129 85c0-9 0-17-5-26 0-8-4-12-8-21-4-4-9-8-13-8-8-5-13-5-21-5s-17 0-21 5c-9 4-13 8-17 12-6 5-10 13-10 22-4 8-4 12-4 21 0 13 4 22 4 31 4 8 4 12 10 17 4 8 13 8 17 12s13 4 21 4 17 0 21-4 13-8 17-12c0-9 4-13 9-22 0-8 0-17 0-26z">
          <text:p/>
        </draw:path>
        <draw:path draw:style-name="gr9" draw:text-style-name="P9" draw:layer="layout" svg:width="0.055cm" svg:height="0.055cm" svg:x="6.361cm" svg:y="1.326cm" svg:viewBox="0 0 56 56" svg:d="M30 0c0 0 4 0 8 0 4 4 8 4 8 8 6 0 6 4 10 9 0 0 0 4 0 9 0 4 0 8 0 13-4 4-4 4-10 8 0 0-4 4-8 4-4 5-8 5-8 5-5 0-9 0-13-5-5 0-5-4-9-4-4-4-4-4-4-8-4-5-4-9-4-13 0-5 0-9 4-9 0-5 0-9 4-9 4-4 4-4 9-8 4 0 8 0 13 0z">
          <text:p/>
        </draw:path>
        <draw:path draw:style-name="gr9" draw:text-style-name="P9" draw:layer="layout" svg:width="0.128cm" svg:height="0.174cm" svg:x="6.513cm" svg:y="1.207cm" svg:viewBox="0 0 129 175" svg:d="M129 124c0 9 0 13 0 17-5 4-9 8-9 13-4 4-8 4-13 8-4 4-8 4-17 9-4 0-8 0-12 0-9 4-13 4-17 4-13 0-22 0-30-4-14 0-22 0-31-5v-25c9 4 21 4 31 4 8 4 17 4 30 4 12 0 21 0 29-4 5-4 9-12 9-17 0-4 0-8 0-8 0-4-4-4-4-9-5 0-9-4-17-4-5-4-13-4-22-9-8-4-17-4-21-9-9-4-14-4-18-9-4-4-8-8-12-16 0-5 0-9 0-17 0-5 0-9 0-13 4-9 8-13 12-17s14-8 22-13c9-4 22-4 34-4 5 0 13 0 22 0 8 0 17 4 25 4v26c-8 0-17-5-25-5-9 0-17 0-22 0-8 0-12 0-21 0-4 0-8 5-8 5-5 4-9 4-9 8 0 0-4 4-4 9 0 0 4 4 4 8l4 4c5 5 9 5 17 9 5 0 13 4 22 8 8 0 17 4 25 9 4 4 13 4 13 9 4 4 8 9 13 13 0 4 0 13 0 17z">
          <text:p/>
        </draw:path>
        <draw:path draw:style-name="gr9" draw:text-style-name="P9" draw:layer="layout" svg:width="0.14cm" svg:height="0.174cm" svg:x="6.691cm" svg:y="1.207cm" svg:viewBox="0 0 141 175" svg:d="M112 171v-22c-9 9-18 13-26 17-8 5-21 9-30 9s-18-4-26-4c-4-5-13-9-17-13s-8-9-8-13c-5-4-5-12-5-17 0-17 9-34 22-43 12-9 30-13 56-13h34v-17c0-8-5-17-9-21-9-9-17-9-30-9-12 0-21 0-30 5-9 0-17 4-30 8v-29c4 0 9 0 13 0 4-5 12-5 17-5 4 0 9-4 13-4 9 0 13 0 17 0 13 0 21 0 30 4 9 0 13 5 21 9 5 4 9 12 13 17 0 8 4 17 4 25v116zM112 94h-39c-8 0-12 0-17 4-9 0-13 0-13 5-5 4-9 4-9 8 0 5-4 9-4 13s4 9 4 9c0 4 0 8 4 8 0 4 5 4 9 8 5 0 9 0 14 0 8 0 12 0 21-4 8-4 17-12 30-21z">
          <text:p/>
        </draw:path>
        <draw:path draw:style-name="gr9" draw:text-style-name="P9" draw:layer="layout" svg:width="0.157cm" svg:height="0.17cm" svg:x="6.874cm" svg:y="1.207cm" svg:viewBox="0 0 158 171" svg:d="M128 171v-120c0-4 0-9 0-13s0-8 0-8c0-5-5-5-5-5h-4c-4 0-4 0-8 0 0 0 0 5-5 9 0 0-4 4-8 8 0 9-4 13-8 23v106h-27v-116c0-8 0-13 0-17s0-8-4-8c0-5 0-5 0-5-4 0-4 0-4 0-5 0-5 0-9 0l-4 5c-4 4-4 8-8 12-5 5-5 13-9 23v106h-25v-167h21v30c4-4 4-13 8-17 5-4 5-8 9-8 4-5 4-5 8-9 4 0 9 0 13 0 8 0 18 4 22 9 4 4 4 16 4 25 5-4 5-9 9-13s4-8 8-12c4-5 4-5 9-5 4-4 8-4 12-4 22 0 35 17 35 47v124z">
          <text:p/>
        </draw:path>
        <draw:path draw:style-name="gr9" draw:text-style-name="P9" draw:layer="layout" svg:width="0.144cm" svg:height="0.237cm" svg:x="7.069cm" svg:y="1.207cm" svg:viewBox="0 0 145 238" svg:d="M145 85c0 13 0 26-5 39-4 9-12 21-21 25-4 9-13 13-25 17-9 5-21 5-30 5-8 0-13 0-17 0s-8 0-17 0v67h-30v-234h26l4 26c9-9 17-17 26-21 8-5 21-9 29-9 13 0 21 0 26 4 8 5 12 13 21 17 4 9 8 17 8 30 5 8 5 21 5 34zM115 85c0-9 0-17 0-26-4-4-4-12-9-17 0-4-4-8-8-12-4-5-13-5-17-5s-8 0-13 0c0 5-4 5-8 9-4 0-9 4-13 8-4 5-12 13-17 17v82c5 4 13 4 17 4 9 4 13 4 17 4 17 0 30-4 38-16 9-9 13-26 13-48z">
          <text:p/>
        </draw:path>
        <draw:polygon draw:style-name="gr9" draw:text-style-name="P9" draw:layer="layout" svg:width="0.132cm" svg:height="0.233cm" svg:x="7.259cm" svg:y="1.144cm" svg:viewBox="0 0 133 234" draw:points="56,21 5,21 5,0 86,0 86,208 133,208 133,234 0,234 0,208 56,208">
          <text:p/>
        </draw:polygon>
        <draw:path draw:style-name="gr9" draw:text-style-name="P9" draw:layer="layout" svg:width="0.149cm" svg:height="0.174cm" svg:x="7.437cm" svg:y="1.207cm" svg:viewBox="0 0 150 175" svg:d="M150 76c0 4 0 9 0 13 0 0 0 5 0 9h-120c0 18 4 30 14 39 13 8 25 12 42 12 4 0 9 0 17 0 4 0 9 0 13 0 4-4 8-4 12-4 5 0 9 0 13-4v25c-8 0-17 5-29 5-9 4-17 4-30 4s-25-4-38-9c-10-4-18-8-27-17-4-4-8-12-12-25-5-13-5-21-5-39 0-9 0-21 5-30 4-13 8-21 17-30 4-8 12-12 22-16 8-5 21-9 34-9 8 0 21 0 29 4 9 5 17 9 21 17 9 9 13 13 17 26 0 8 5 17 5 29zM120 72c0-4 0-13-4-21 0-4-4-9-9-13-4-4-8-8-12-13-5 0-13-4-22-4-4 0-8 4-16 4-5 5-9 9-13 13s-4 9-10 13c0 8-4 17-4 21z">
          <text:p/>
        </draw:path>
        <draw:path draw:style-name="gr9" draw:text-style-name="P9" draw:layer="layout" svg:width="0.098cm" svg:height="0.076cm" svg:x="7.649cm" svg:y="1.144cm" svg:viewBox="0 0 99 77" svg:d="M34 0l-4 77h-25l-5-77zM99 0l-4 77h-26l-4-77z">
          <text:p/>
        </draw:path>
        <draw:path draw:style-name="gr7" draw:text-style-name="P7" draw:layer="layout" svg:width="0.081cm" svg:height="0.11cm" svg:x="7.831cm" svg:y="1.322cm" svg:viewBox="0 0 82 111" svg:d="M0 90c5 0 9 0 18 0 4-5 8-5 12-9 5 0 9-4 9-8 4-5 4-5 4-13 0-4 0-10 0-10-4-4-4-8-8-8 0-4-5-4-5-9 0-4 0-4 0-12v-4c0-5 0-5 5-9l4-4c4 0 8-4 13-4s9 4 9 4c4 0 8 4 13 8 0 0 4 5 4 13 4 4 4 8 4 17 0 8-4 18-4 26-4 9-9 17-17 22-9 8-18 12-26 16-9 5-22 5-35 5z">
          <text:p/>
        </draw:path>
        <draw:path draw:style-name="gr8" draw:text-style-name="P8" draw:layer="layout" svg:width="0.139cm" svg:height="0.17cm" svg:x="4.636cm" svg:y="1.711cm" svg:viewBox="0 0 140 171" svg:d="M111 171v-25c-9 12-17 16-26 21-8 4-21 4-29 4-9 0-17 0-26 0-8-4-14-9-18-13s-8-8-8-12c-4-9-4-13-4-22 0-17 8-29 22-38 8-8 29-12 55-12h34v-18c0-9-4-17-13-22-4-8-13-8-25-8-13 0-22 0-30 0-9 4-17 4-31 8v-25c4 0 10 0 14-4 4 0 8 0 17 0 4-5 8-5 13-5 8 0 13 0 17 0 12 0 21 0 29 5 9 0 13 4 17 8 9 5 13 9 17 17 0 9 4 13 4 26v115zM111 95h-38c-9 0-13 0-17 0-9 4-13 4-13 8-4 0-9 4-9 9 0 4-4 8-4 12 0 5 0 5 4 9 0 4 0 4 5 8 0 5 4 5 8 5 4 4 9 4 13 4s13-4 21-9c9-4 17-8 30-17z">
          <text:p/>
        </draw:path>
        <draw:polygon draw:style-name="gr8" draw:text-style-name="P8" draw:layer="layout" svg:width="0.136cm" svg:height="0.238cm" svg:x="4.83cm" svg:y="1.643cm" svg:viewBox="0 0 137 239" draw:points="56,26 9,26 9,0 85,0 85,213 137,213 137,239 0,239 0,213 56,213">
          <text:p/>
        </draw:polygon>
        <draw:path draw:style-name="gr8" draw:text-style-name="P8" draw:layer="layout" svg:width="0.149cm" svg:height="0.22cm" svg:x="5cm" svg:y="1.661cm" svg:viewBox="0 0 150 221" svg:d="M150 217c-5 4-13 4-22 4-4 0-13 0-21 0-22 0-35-4-48-14-8-8-12-25-12-42v-89h-47v-26h47v-42l25-8v50h78v26h-78v85c0 12 4 21 13 25 4 9 12 13 26 13 9 0 13-4 17-4 9 0 13 0 22-5z">
          <text:p/>
        </draw:path>
        <draw:path draw:style-name="gr8" draw:text-style-name="P8" draw:layer="layout" svg:width="0.149cm" svg:height="0.17cm" svg:x="5.195cm" svg:y="1.711cm" svg:viewBox="0 0 150 171" svg:d="M150 78c0 4 0 8 0 8 0 5 0 9 0 9h-120c0 17 4 29 12 42 13 9 27 13 44 13 4 0 8 0 12 0 9 0 13-4 17-4 5 0 9 0 13 0s9-5 13-5v26c-9 0-17 4-30 4-8 0-17 0-29 0-13 0-27 0-40-4-8-5-16-9-25-17-4-9-8-17-13-26-4-12-4-25-4-38 0-12 0-21 4-35 5-8 9-17 13-25 9-8 17-17 25-21 9-5 23-5 35-5 9 0 21 0 30 5 8 4 17 8 21 17 9 4 13 12 17 21 0 13 5 22 5 35zM120 74c0-9 0-14-5-23 0-4-4-8-8-12-4-9-9-9-13-13s-12-4-21-4c-4 0-13 0-18 4-4 4-8 4-13 8-4 9-8 13-8 17-4 9-4 14-4 23z">
          <text:p/>
        </draw:path>
        <draw:path draw:style-name="gr8" draw:text-style-name="P8" draw:layer="layout" svg:width="0.138cm" svg:height="0.17cm" svg:x="5.394cm" svg:y="1.711cm" svg:viewBox="0 0 139 171" svg:d="M0 0h27l4 34c8-12 17-21 25-25 13-9 22-9 30-9 17 0 30 5 42 18 9 8 13 25 9 47h-26c0-14-4-22-8-31-4-8-13-8-21-8-4 0-9 0-9 0-4 0-8 4-12 8-5 0-9 5-13 9-9 8-13 13-17 17v111h-31z">
          <text:p/>
        </draw:path>
        <draw:path draw:style-name="gr8" draw:text-style-name="P8" draw:layer="layout" svg:width="0.131cm" svg:height="0.17cm" svg:x="5.577cm" svg:y="1.711cm" svg:viewBox="0 0 132 171" svg:d="M0 0h25v30c4-8 9-12 13-17 4-4 8-4 12-8 5 0 13-5 17-5 5 0 9 0 13 0 17 0 30 5 38 13 10 13 14 26 14 47v111h-31v-106c0-14 0-26-4-31-4-8-13-8-21-8-4 0-9 0-13 0s-4 4-8 4c-5 4-9 9-13 13s-8 8-17 17v111h-25z">
          <text:p/>
        </draw:path>
        <draw:path draw:style-name="gr8" draw:text-style-name="P8" draw:layer="layout" svg:width="0.135cm" svg:height="0.17cm" svg:x="5.759cm" svg:y="1.711cm" svg:viewBox="0 0 136 171" svg:d="M110 171v-25c-8 12-17 16-30 21-8 4-17 4-29 4-9 0-17 0-21 0-9-4-13-9-17-13-5-4-9-8-13-12 0-9 0-13 0-22 0-17 4-29 17-38 13-8 30-12 55-12h34v-18c0-9-4-17-9-22-4-8-17-8-29-8-9 0-17 0-26 0-12 4-21 4-29 8v-25c4 0 8 0 12-4 5 0 9 0 13 0 4-5 13-5 17-5s8 0 17 0c8 0 17 0 25 5 9 0 18 4 22 8 5 5 9 9 13 17 4 9 4 13 4 26v115zM106 95h-34c-9 0-17 0-21 0-4 4-9 4-13 8-4 0-4 4-8 9 0 4 0 8 0 12 0 5 0 5 0 9s4 4 4 8c4 5 8 5 8 5 5 4 9 4 13 4 8 0 17-4 25-9 9-4 17-8 26-17z">
          <text:p/>
        </draw:path>
        <draw:path draw:style-name="gr8" draw:text-style-name="P8" draw:layer="layout" svg:width="0.148cm" svg:height="0.22cm" svg:x="5.933cm" svg:y="1.661cm" svg:viewBox="0 0 149 221" svg:d="M149 217c-4 4-13 4-17 4-8 0-17 0-21 0-21 0-38-4-47-14-13-8-18-25-18-42v-89h-46v-26h46v-42l31-8v50h72v26h-72v85c0 12 4 21 8 25 9 9 17 13 30 13 4 0 9-4 17-4 4 0 13 0 17-5z">
          <text:p/>
        </draw:path>
        <draw:path draw:style-name="gr8" draw:text-style-name="P8" draw:layer="layout" svg:width="0.136cm" svg:height="0.237cm" svg:x="6.136cm" svg:y="1.644cm" svg:viewBox="0 0 137 238" svg:d="M56 93h-47v-26h77v146h51v25h-137v-25h56zM69 0c0 0 4 0 8 0 0 4 5 4 9 8 0 0 0 4 4 4 0 5 0 9 0 9 0 4 0 8 0 8-4 4-4 9-4 9-4 4-9 4-9 4-4 4-8 4-8 4-4 0-8 0-8-4-5 0-9 0-9-4-4 0-4-5-4-9-4 0-4-4-4-8 0 0 0-4 4-9 0 0 0-4 4-4 0-4 4-4 9-8 0 0 4 0 8 0z">
          <text:p/>
        </draw:path>
        <draw:polygon draw:style-name="gr8" draw:text-style-name="P8" draw:layer="layout" svg:width="0.165cm" svg:height="0.17cm" svg:x="6.306cm" svg:y="1.711cm" svg:viewBox="0 0 166 171" draw:points="0,0 33,0 77,112 86,141 94,112 132,0 166,0 102,171 68,171">
          <text:p/>
        </draw:polygon>
        <draw:path draw:style-name="gr8" draw:text-style-name="P8" draw:layer="layout" svg:width="0.148cm" svg:height="0.17cm" svg:x="6.501cm" svg:y="1.711cm" svg:viewBox="0 0 149 171" svg:d="M149 78c0 4 0 8 0 8 0 5 0 9 0 9h-116c0 17 5 29 13 42 9 9 21 13 44 13 4 0 8 0 12 0 5 0 9-4 13-4s9 0 13 0 8-5 13-5v26c-9 0-17 4-26 4-8 0-21 0-31 0-17 0-29 0-38-4-8-5-17-9-25-17-9-9-13-17-13-26-4-12-8-25-8-38 0-12 4-21 8-35 0-8 9-17 13-25 8-8 12-17 25-21 9-5 17-5 30-5 14 0 22 0 35 5 8 4 13 8 21 17 4 4 9 12 13 21 4 13 4 22 4 35zM119 74c0-9 0-14 0-23-4-4-4-8-8-12-4-9-9-9-17-13-4-4-10-4-18-4-9 0-13 0-17 4s-9 4-13 8c-4 9-8 13-8 17-5 9-5 14-5 23z">
          <text:p/>
        </draw:path>
        <draw:path draw:style-name="gr8" draw:text-style-name="P8" draw:layer="layout" svg:width="0.145cm" svg:height="0.08cm" svg:x="6.691cm" svg:y="1.75cm" svg:viewBox="0 0 146 81" svg:d="M146 21h-146v-21h146zM146 81h-146v-25h146z">
          <text:p/>
        </draw:path>
        <draw:path draw:style-name="gr9" draw:text-style-name="P9" draw:layer="layout" svg:width="0.102cm" svg:height="0.08cm" svg:x="6.899cm" svg:y="1.644cm" svg:viewBox="0 0 103 81" svg:d="M39 0l-4 81h-31l-4-81zM103 0l-5 81h-25l-8-81z">
          <text:p/>
        </draw:path>
        <draw:path draw:style-name="gr9" draw:text-style-name="P9" draw:layer="layout" svg:width="0.148cm" svg:height="0.22cm" svg:x="7.056cm" svg:y="1.661cm" svg:viewBox="0 0 149 221" svg:d="M149 217c-4 4-13 4-21 4-4 0-14 0-22 0-22 0-34-4-47-14-9-8-13-25-13-42v-89h-46v-26h46v-42l26-8v50h77v26h-77v85c0 12 4 21 12 25 5 9 13 13 26 13 8 0 14-4 18-4 8 0 13 0 21-5z">
          <text:p/>
        </draw:path>
        <draw:polygon draw:style-name="gr9" draw:text-style-name="P9" draw:layer="layout" svg:width="0.174cm" svg:height="0.17cm" svg:x="7.238cm" svg:y="1.711cm" svg:viewBox="0 0 175 171" draw:points="175,0 149,171 116,171 89,99 85,82 81,103 55,171 21,171 0,0 26,0 43,116 43,141 51,120 76,43 98,43 124,120 132,141 132,116 145,0">
          <text:p/>
        </draw:polygon>
        <draw:path draw:style-name="gr9" draw:text-style-name="P9" draw:layer="layout" svg:width="0.157cm" svg:height="0.17cm" svg:x="7.433cm" svg:y="1.711cm" svg:viewBox="0 0 158 171" svg:d="M158 86c0 13-4 26-9 34 0 13-8 21-12 30-10 8-18 12-27 17-8 4-21 4-34 4-12 0-21 0-33-4-9-5-17-9-22-17-8-4-12-17-17-26-4-12-4-21-4-38 0-12 0-26 4-35 5-12 9-21 17-29 9-4 17-13 26-17 8-5 21-5 34-5 12 0 21 0 29 5 13 4 17 8 27 17 8 8 12 17 17 25 0 13 4 27 4 39zM127 86c0-8 0-17-4-26s-4-17-8-21c-5-5-9-9-17-13-5 0-13 0-22 0-8 0-12 0-21 4-4 4-12 9-12 13-5 4-9 13-9 22-4 4-4 13-4 21 0 13 0 21 4 26 0 8 4 17 9 21 4 4 8 8 17 13 4 0 12 4 16 4 9 0 17-4 26-4 4-5 8-9 13-17 4-5 8-13 8-17 4-9 4-17 4-26z">
          <text:p/>
        </draw:path>
        <draw:path draw:style-name="gr9" draw:text-style-name="P9" draw:layer="layout" svg:width="0.055cm" svg:height="0.055cm" svg:x="7.671cm" svg:y="1.826cm" svg:viewBox="0 0 56 56" svg:d="M26 0c4 0 8 4 13 4 0 0 4 4 8 4 0 5 4 10 4 10 0 4 5 8 5 13 0 4-5 8-5 12 0 0-4 4-4 9-4 0-8 4-8 4-5 0-9 0-13 0s-9 0-9 0c-4 0-8-4-8-4-4-5-9-9-9-9 0-4 0-8 0-12 0-5 0-9 0-13 0 0 5-5 9-10 0 0 4-4 8-4 0 0 5-4 9-4z">
          <text:p/>
        </draw:path>
        <draw:path draw:style-name="gr9" draw:text-style-name="P9" draw:layer="layout" svg:width="0.127cm" svg:height="0.17cm" svg:x="7.823cm" svg:y="1.711cm" svg:viewBox="0 0 128 171" svg:d="M128 124c0 5 0 13-4 17 0 5-4 9-8 13-6 4-6 4-14 8-4 0-9 5-13 5-4 4-8 4-17 4-4 0-8 0-13 0-12 0-25 0-33 0-9 0-18-4-26-4v-26c8 0 17 5 26 5 12 4 21 4 29 4 13 0 26-4 30-9 8-4 13-8 13-12 0-5 0-9-5-9 0-4 0-4-4-8-4 0-8-5-13-9-4 0-12-4-25-4-4-4-13-8-17-8-8-5-13-9-17-13-4 0-9-9-13-13-4-5-4-9-4-18 0-4 0-8 4-17 0-4 4-8 9-12 8-5 13-9 21-13 13-5 21-5 34-5 8 0 17 0 21 0 9 0 17 0 27 5v25c-10-4-18-4-27-4-8 0-13-4-21-4-4 0-13 4-17 4s-8 0-13 4c-4 0-4 4-4 4-4 5-4 9-4 9 0 4 0 8 0 8 4 5 4 5 8 9 5 5 9 5 13 9 4 0 13 5 21 5 13 4 21 8 26 12 8 0 12 5 18 9 4 4 8 8 8 12 4 5 4 13 4 17z">
          <text:p/>
        </draw:path>
        <draw:path draw:style-name="gr9" draw:text-style-name="P9" draw:layer="layout" svg:width="0.136cm" svg:height="0.237cm" svg:x="8.005cm" svg:y="1.644cm" svg:viewBox="0 0 137 238" svg:d="M57 93h-48v-26h77v146h51v25h-137v-25h57zM69 0c0 0 4 0 9 0 0 4 4 4 4 8 4 0 4 4 8 4 0 5 0 9 0 9 0 4 0 8 0 8-4 4-4 9-8 9 0 4-4 4-4 4-5 4-9 4-9 4-4 0-8 0-12-4 0 0-5 0-5-4-4 0-4-5-4-9-4 0-4-4-4-8 0 0 0-4 4-9 0 0 0-4 4-4 0-4 5-4 5-8 4 0 8 0 12 0z">
          <text:p/>
        </draw:path>
        <draw:path draw:style-name="gr9" draw:text-style-name="P9" draw:layer="layout" svg:width="0.14cm" svg:height="0.237cm" svg:x="8.183cm" svg:y="1.644cm" svg:viewBox="0 0 141 238" svg:d="M0 158c0-13 0-27 5-40 4-12 12-21 16-29 9-4 17-13 26-17 13-5 21-5 34-5 4 0 14 0 18 0s8 5 13 5v-72h29v238h-25v-34c-9 13-17 21-26 25-9 9-22 9-30 9-13 0-22 0-26-4-8-5-17-9-21-17-4-9-8-17-8-26-5-8-5-21-5-33zM30 153c0 21 4 38 8 47 5 8 13 17 26 17 8 0 13-4 21-13 10-4 18-17 27-30v-77c-5 0-9-4-13-4-9 0-14 0-18 0-17 0-30 4-38 13-9 12-13 25-13 47z">
          <text:p/>
        </draw:path>
        <draw:path draw:style-name="gr9" draw:text-style-name="P9" draw:layer="layout" svg:width="0.148cm" svg:height="0.17cm" svg:x="8.37cm" svg:y="1.711cm" svg:viewBox="0 0 149 171" svg:d="M149 78c0 4 0 8 0 8 0 5 0 9 0 9h-120c0 17 9 29 17 42 9 9 22 13 43 13 4 0 8 0 13 0 4 0 8-4 12-4 5 0 9 0 13 0s9-5 14-5v26c-10 0-18 4-27 4-12 0-21 0-29 0-17 0-30 0-39-4-12-5-21-9-25-17-8-9-13-17-17-26 0-12-4-25-4-38 0-12 4-21 8-35 0-8 5-17 13-25s13-17 25-21c9-5 17-5 30-5s21 0 30 5c13 4 17 8 25 17 5 4 10 12 14 21 4 13 4 22 4 35zM119 74c0-9 0-14 0-23-5-4-5-8-9-12-4-9-8-9-17-13-4-4-8-4-17-4-8 0-13 0-17 4s-8 4-13 8c-4 9-8 13-12 17 0 9 0 14-5 23z">
          <text:p/>
        </draw:path>
        <draw:path draw:style-name="gr9" draw:text-style-name="P9" draw:layer="layout" svg:width="0.14cm" svg:height="0.237cm" svg:x="8.556cm" svg:y="1.644cm" svg:viewBox="0 0 141 238" svg:d="M0 158c0-13 5-27 5-40 4-12 12-21 17-29 8-4 16-13 25-17 13-5 21-5 34-5 8 0 13 0 17 0s8 5 17 5v-72h26v238h-26v-34c-9 13-17 21-26 25-8 9-21 9-29 9-13 0-17 0-26-4-8-5-12-9-17-17-8-9-8-17-12-26-5-8-5-21-5-33zM30 153c0 21 4 38 8 47 9 8 17 17 26 17 8 0 17-4 25-13 5-4 13-17 26-30v-77c-9 0-13-4-17-4s-13 0-17 0c-17 0-30 4-38 13-9 12-13 25-13 47z">
          <text:p/>
        </draw:path>
        <draw:path draw:style-name="gr9" draw:text-style-name="P9" draw:layer="layout" svg:width="0.102cm" svg:height="0.08cm" svg:x="8.768cm" svg:y="1.644cm" svg:viewBox="0 0 103 81" svg:d="M38 0l-4 81h-29l-5-81zM103 0l-4 81h-31l-4-81z">
          <text:p/>
        </draw:path>
        <draw:path draw:style-name="gr7" draw:text-style-name="P7" draw:layer="layout" svg:width="0.093cm" svg:height="0.318cm" svg:x="8.955cm" svg:y="1.631cm" svg:viewBox="0 0 94 319" svg:d="M17 0c52 51 77 102 77 162 0 9 0 21 0 34-4 13-8 30-13 42-8 13-17 26-25 38-9 18-21 30-39 43l-17-17c22-21 39-43 52-68 8-21 12-47 12-72 0-52-21-99-64-141z">
          <text:p/>
        </draw:path>
        <draw:path draw:style-name="gr6" draw:text-style-name="P6" draw:layer="layout" svg:width="0.144cm" svg:height="0.238cm" svg:x="4.267cm" svg:y="12.041cm" svg:viewBox="0 0 145 239" svg:d="M145 85c0 13-4 26-9 38-4 13-8 22-18 30-8 4-16 14-25 14-8 4-21 8-34 8-4 0-8 0-12 0-9-4-13-4-17-4v68h-30v-234h25l5 29c4-12 17-21 25-25s17-9 30-9c8 0 17 5 25 9s13 8 18 17c4 4 8 13 13 25 0 9 4 21 4 34zM114 85c0-8 0-17-4-21 0-8-4-17-4-21-4-4-9-9-13-13-4 0-8-4-13-4-4 0-8 0-12 4-5 0-9 0-13 4-4 5-8 5-13 13-4 4-8 9-12 13v85c4 0 8 0 17 4 4 0 12 0 16 0 17 0 26-4 39-17 8-9 12-26 12-47z">
          <text:p/>
        </draw:path>
        <draw:path draw:style-name="gr6" draw:text-style-name="P6" draw:layer="layout" svg:width="0.156cm" svg:height="0.174cm" svg:x="4.441cm" svg:y="12.041cm" svg:viewBox="0 0 157 175" svg:d="M157 85c0 13 0 26-4 39-4 8-8 16-17 25-4 9-12 14-25 18-9 4-21 8-34 8-8 0-21 0-30-4-8-4-17-13-25-18-5-8-9-17-13-29-5-9-9-22-9-35 0-12 4-25 9-38 4-8 8-17 13-25 8-9 17-13 25-17 13-4 22-9 34-9 13 0 26 5 34 9 9 0 17 8 25 13 5 8 9 17 13 29 4 9 4 21 4 34zM128 89c0-12 0-21 0-29-4-9-9-13-13-17-4-9-8-9-13-13-8-4-12-4-21-4-8 0-17 0-21 4-9 4-13 9-17 13-4 8-9 13-9 21s-4 17-4 25c0 9 4 17 4 26 5 9 9 13 13 21 0 4 9 9 13 9 9 4 13 4 21 4 9 0 17 0 21-4 9-5 13-9 17-13 5-8 5-13 9-21 0-9 0-13 0-22z">
          <text:p/>
        </draw:path>
        <draw:polygon draw:style-name="gr6" draw:text-style-name="P6" draw:layer="layout" svg:width="0.178cm" svg:height="0.165cm" svg:x="4.619cm" svg:y="12.046cm" svg:viewBox="0 0 179 166" draw:points="179,0 153,166 119,166 93,98 89,80 85,98 59,166 25,166 0,0 29,0 42,115 46,141 55,115 76,42 97,42 124,115 132,136 136,115 149,0">
          <text:p/>
        </draw:polygon>
        <draw:path draw:style-name="gr6" draw:text-style-name="P6" draw:layer="layout" svg:width="0.144cm" svg:height="0.174cm" svg:x="4.822cm" svg:y="12.041cm" svg:viewBox="0 0 145 175" svg:d="M145 81c0 0 0 4 0 8 0 5 0 5 0 9h-114c0 17 4 29 12 38 9 9 26 13 43 13 4 0 8 0 13 0 4 0 12 0 17 0 4 0 8-4 12-4 5 0 9 0 9 0v22c-4 4-17 4-26 4-8 4-21 4-30 4-16 0-25 0-38-4-8-4-17-13-25-18-4-8-13-17-13-30-5-8-5-21-5-34 0-12 0-25 5-33 5-13 9-22 13-30 8-9 17-13 25-17 9-4 22-9 30-9 13 0 26 5 34 9 9 0 17 8 21 13 9 8 13 17 13 25 4 9 4 21 4 34zM116 77c0-9 0-17 0-21-5-9-5-13-9-17-4-5-8-9-13-9-8-4-13-4-21-4-4 0-13 0-17 4-4 0-8 4-13 9-4 4-8 8-8 17-4 4-4 12-4 21z">
          <text:p/>
        </draw:path>
        <draw:path draw:style-name="gr6" draw:text-style-name="P6" draw:layer="layout" svg:width="0.136cm" svg:height="0.17cm" svg:x="5.021cm" svg:y="12.041cm" svg:viewBox="0 0 137 171" svg:d="M0 5h26v29c12-12 22-21 30-25 13-4 21-9 30-9 17 0 30 9 38 17 9 13 13 31 13 52h-30c0-17 0-25-4-35-4-4-13-8-21-8-5 0-9 0-13 4-4 0-8 0-8 4-5 5-13 10-17 14-6 4-10 9-14 17v106h-30z">
          <text:p/>
        </draw:path>
        <draw:path draw:style-name="gr6" draw:text-style-name="P6" draw:layer="layout" svg:width="0.055cm" svg:height="0.055cm" svg:x="5.237cm" svg:y="12.16cm" svg:viewBox="0 0 56 56" svg:d="M31 0c4 0 9 0 9 0 4 4 8 4 12 8 0 0 4 5 4 9s0 10 0 10c0 4 0 8 0 12 0 5-4 5-4 9-4 4-8 4-12 4 0 4-5 4-9 4s-8 0-13-4c0 0-5 0-9-4 0-4-4-4-4-9 0-4-5-8-5-12 0 0 5-6 5-10s4-9 4-9c4-4 9-4 9-8 5 0 9 0 13 0z">
          <text:p/>
        </draw:path>
        <draw:path draw:style-name="gr6" draw:text-style-name="P6" draw:layer="layout" svg:width="0.148cm" svg:height="0.224cm" svg:x="5.373cm" svg:y="11.991cm" svg:viewBox="0 0 149 225" svg:d="M149 221c-4 0-12 0-21 4-4 0-13 0-21 0-17 0-34-4-47-18-8-8-12-21-12-42v-85h-48v-25h48v-47l29-8v55h72v25h-72v85c0 8 0 21 9 25 4 5 17 9 25 9 9 0 13 0 21 0 5 0 13-4 17-4z">
          <text:p/>
        </draw:path>
        <draw:path draw:style-name="gr6" draw:text-style-name="P6" draw:layer="layout" svg:width="0.055cm" svg:height="0.055cm" svg:x="5.615cm" svg:y="12.16cm" svg:viewBox="0 0 56 56" svg:d="M26 0c4 0 9 0 13 0 0 4 4 4 8 8 0 0 5 5 5 9s4 9 4 9c0 5-4 9-4 13s-5 4-5 9c-4 4-8 4-8 4-4 4-9 4-13 4-5 0-9 0-9-4-5 0-9 0-13-4 0-5-4-5-4-9s0-8 0-13c0 0 0-5 0-9s4-9 4-9c4-4 8-4 13-8 0 0 4 0 9 0z">
          <text:p/>
        </draw:path>
        <draw:path draw:style-name="gr6" draw:text-style-name="P6" draw:layer="layout" svg:width="0.148cm" svg:height="0.224cm" svg:x="5.746cm" svg:y="11.991cm" svg:viewBox="0 0 149 225" svg:d="M149 221c-4 0-12 0-17 4-8 0-16 0-21 0-22 0-39-4-47-18-13-8-17-21-17-42v-85h-47v-25h47v-47l29-8v55h73v25h-73v85c0 9 0 21 9 25 4 5 18 9 31 9 4 0 8 0 16 0 5 0 13-4 17-4z">
          <text:p/>
        </draw:path>
        <draw:path draw:style-name="gr6" draw:text-style-name="P6" draw:layer="layout" svg:width="0.148cm" svg:height="0.174cm" svg:x="5.941cm" svg:y="12.041cm" svg:viewBox="0 0 149 175" svg:d="M149 81c0 0 0 4 0 8 0 5 0 5 0 9h-119c0 17 4 29 17 38 9 9 22 13 39 13 4 0 13 0 17 0s8 0 13 0c4 0 8-4 12-4s9 0 13 0v22c-9 4-17 4-25 4-13 4-22 4-34 4-13 0-26 0-35-4-13-4-21-13-26-18-8-8-13-17-17-30-4-8-4-21-4-34 0-12 4-25 4-33 4-13 9-22 17-30 5-9 13-13 22-17 13-4 22-9 34-9 13 0 22 5 30 9 9 0 17 8 25 13 5 8 9 17 13 25 4 9 4 21 4 34zM120 77c0-9 0-17-4-21 0-9-5-13-9-17 0-5-4-9-13-9-4-4-12-4-17-4-8 0-12 0-16 4-10 0-14 4-18 9 0 4-5 8-9 17 0 4-4 12-4 21z">
          <text:p/>
        </draw:path>
        <draw:path draw:style-name="gr6" draw:text-style-name="P6" draw:layer="layout" svg:width="0.127cm" svg:height="0.174cm" svg:x="6.14cm" svg:y="12.041cm" svg:viewBox="0 0 128 175" svg:d="M128 128c0 4 0 8-4 12 0 5-4 9-8 13 0 5-4 10-9 10-4 4-12 4-17 8-4 0-8 0-17 4-4 0-8 0-12 0-13 0-21 0-34 0-10-4-18-4-27-8v-27c9 5 17 5 31 9 9 0 17 0 26 0 16 0 25 0 33-4 5-5 9-9 9-17 0-4 0-4 0-9-4 0-4-4-9-4 0-4-4-4-12-9-5-4-13-4-21-8-9 0-17-4-22-9-8 0-13-4-18-8-4-4-8-9-13-13 0-4-4-12-4-21 0-4 4-8 4-13 5-8 5-12 13-17 5-4 14-8 23-12 8 0 17-5 29-5 9 0 17 0 26 0 4 5 12 5 21 5v25c-9 0-17 0-26-4-8 0-12 0-21 0-4 0-12 0-17 0-4 4-8 4-12 4 0 4-5 4-5 9-4 4-4 4-4 8s0 4 4 9c0 0 0 4 5 8 4 0 8 4 12 4 9 4 13 4 21 9 13 4 22 4 26 8 8 4 13 9 17 13 4 0 8 4 8 13 4 4 4 8 4 17z">
          <text:p/>
        </draw:path>
        <draw:path draw:style-name="gr6" draw:text-style-name="P6" draw:layer="layout" svg:width="0.152cm" svg:height="0.224cm" svg:x="6.306cm" svg:y="11.991cm" svg:viewBox="0 0 153 225" svg:d="M153 221c-8 0-12 0-21 4-8 0-13 0-21 0-21 0-38-4-47-18-13-8-17-21-17-42v-85h-47v-25h47v-47l30-8v55h76v25h-76v85c0 8 4 21 9 25 8 5 16 9 29 9 4 0 13 0 17 0s13-4 21-4z">
          <text:p/>
        </draw:path>
        <draw:path draw:style-name="gr7" draw:text-style-name="P7" draw:layer="layout" svg:width="0.094cm" svg:height="0.318cm" svg:x="6.534cm" svg:y="11.965cm" svg:viewBox="0 0 95 319" svg:d="M78 319c-51-48-78-103-78-158 0-13 0-29 5-42 0-13 4-26 12-38 5-13 14-26 23-43 12-12 21-25 38-38l17 17c-43 43-64 89-64 140 0 25 4 51 13 76 13 22 30 48 51 69z">
          <text:p/>
        </draw:path>
        <draw:path draw:style-name="gr8" draw:text-style-name="P8" draw:layer="layout" svg:width="0.135cm" svg:height="0.169cm" svg:x="4.64cm" svg:y="12.546cm" svg:viewBox="0 0 136 170" svg:d="M0 4h26l4 25c5-4 9-8 13-12 4-5 9-9 13-13 4 0 9 0 13-4 4 0 8 0 17 0 17 0 29 4 38 17 8 8 12 25 12 43v110h-29v-105c0-13-4-23-9-31-4-5-12-9-21-9-4 0-8 0-8 0-4 0-9 4-13 9-4 0-9 4-13 8-4 6-8 10-13 18v110h-30z">
          <text:p/>
        </draw:path>
        <draw:path draw:style-name="gr8" draw:text-style-name="P8" draw:layer="layout" svg:width="0.144cm" svg:height="0.081cm" svg:x="4.822cm" svg:y="12.584cm" svg:viewBox="0 0 145 82" svg:d="M145 27h-145v-27h145zM145 82h-145v-22h145z">
          <text:p/>
        </draw:path>
        <draw:polygon draw:style-name="gr11" draw:text-style-name="P11" draw:layer="layout" svg:width="0.148cm" svg:height="0.216cm" svg:x="5.009cm" svg:y="12.499cm" svg:viewBox="0 0 149 217" draw:points="149,217 111,217 46,81 25,38 25,150 25,217 0,217 0,0 38,0 98,127 119,179 119,59 119,0 149,0">
          <text:p/>
        </draw:polygon>
        <draw:path draw:style-name="gr11" draw:text-style-name="P11" draw:layer="layout" svg:width="0.153cm" svg:height="0.221cm" svg:x="5.191cm" svg:y="12.499cm" svg:viewBox="0 0 154 222" svg:d="M154 140c0 14 0 27-5 35-4 9-8 17-17 25-4 5-13 13-21 13-13 4-21 9-34 9s-26-5-35-9c-8 0-17-8-25-13-4-8-9-12-13-25 0-8-4-17-4-31v-144h30v144c0 10 4 14 4 23 0 4 4 12 8 17 4 4 9 8 14 8 8 4 13 4 21 4 17 0 30-4 34-12 8-9 13-22 13-40v-144h30z">
          <text:p/>
        </draw:path>
        <draw:polygon draw:style-name="gr11" draw:text-style-name="P11" draw:layer="layout" svg:width="0.127cm" svg:height="0.216cm" svg:x="5.399cm" svg:y="12.499cm" svg:viewBox="0 0 128 217" draw:points="128,217 0,217 0,0 33,0 33,192 128,192">
          <text:p/>
        </draw:polygon>
        <draw:polygon draw:style-name="gr11" draw:text-style-name="P11" draw:layer="layout" svg:width="0.123cm" svg:height="0.216cm" svg:x="5.589cm" svg:y="12.499cm" svg:viewBox="0 0 124 217" draw:points="124,217 0,217 0,0 30,0 30,192 124,192">
          <text:p/>
        </draw:polygon>
        <draw:path draw:style-name="gr7" draw:text-style-name="P7" draw:layer="layout" svg:width="0.08cm" svg:height="0.11cm" svg:x="5.776cm" svg:y="12.66cm" svg:viewBox="0 0 81 111" svg:d="M0 90c4 0 8 0 17 0 4-4 9-4 14-8 4 0 8-4 8-9 4-4 4-4 4-12 0-5 0-9 0-9-4-4-4-9-8-9 0-5-4-5-4-9s-5-4-5-12l5-5c0-4 0-4 4-8l4-4c4 0 8-5 13-5 4 0 8 5 8 5 4 0 9 4 13 8 0 0 4 4 4 13 4 4 4 8 4 17s-4 18-4 26c-4 9-8 17-17 21-8 9-17 13-25 17-9 4-22 4-35 4z">
          <text:p/>
        </draw:path>
        <draw:path draw:style-name="gr8" draw:text-style-name="P8" draw:layer="layout" svg:width="0.144cm" svg:height="0.237cm" svg:x="4.631cm" svg:y="12.983cm" svg:viewBox="0 0 145 238" svg:d="M0 156c0-12 5-25 9-38 0-13 8-21 12-29 9-5 17-13 31-17 9-5 22-5 30-5s13 0 17 0 13 5 17 5v-72h29v238h-29v-34c-9 13-17 21-26 25-8 9-21 9-29 9-9 0-18 0-27-4-8-5-13-9-17-17-8-9-8-17-12-26 0-8-5-22-5-35zM30 152c0 22 4 39 8 48 9 8 18 17 27 17s17-4 25-13c9-4 17-17 26-30v-77c-4 0-13-4-17-4s-13 0-17 0c-17 0-30 4-39 12-9 13-13 26-13 47z">
          <text:p/>
        </draw:path>
        <draw:path draw:style-name="gr8" draw:text-style-name="P8" draw:layer="layout" svg:width="0.144cm" svg:height="0.17cm" svg:x="4.822cm" svg:y="13.05cm" svg:viewBox="0 0 145 171" svg:d="M145 78c0 4 0 8 0 8 0 4 0 8 0 8h-114c0 17 4 30 12 43 9 9 26 13 43 13 4 0 8 0 13 0 4 0 12-4 17-4 4 0 8 0 12 0 5 0 9-5 9-5v26c-4 0-17 4-26 4-8 0-21 0-30 0-16 0-25 0-38-4-8-5-17-9-25-17-4-9-13-17-13-26-5-13-5-25-5-38s0-21 5-34c5-9 9-18 13-26 8-9 17-17 25-21 9-5 22-5 30-5 13 0 26 0 34 5 9 4 17 8 21 17 9 4 13 12 13 21 4 13 4 22 4 35zM116 73c0-8 0-12 0-21-5-5-5-9-9-14-4-8-8-8-13-12-8-4-13-4-21-4-4 0-13 0-17 4s-8 4-13 8c-4 9-8 13-8 18-4 9-4 13-4 21z">
          <text:p/>
        </draw:path>
        <draw:polygon draw:style-name="gr8" draw:text-style-name="P8" draw:layer="layout" svg:width="0.136cm" svg:height="0.238cm" svg:x="5.017cm" svg:y="12.982cm" svg:viewBox="0 0 137 239" draw:points="56,26 8,26 8,0 86,0 86,213 137,213 137,239 0,239 0,213 56,213">
          <text:p/>
        </draw:polygon>
        <draw:path draw:style-name="gr8" draw:text-style-name="P8" draw:layer="layout" svg:width="0.148cm" svg:height="0.22cm" svg:x="5.187cm" svg:y="13cm" svg:viewBox="0 0 149 221" svg:d="M149 217c-4 4-13 4-21 4-5 0-13 0-22 0-21 0-33-4-47-13-9-8-13-25-13-42v-90h-46v-26h46v-42l27-8v50h76v26h-76v85c0 13 4 22 12 26 5 9 13 13 26 13 8 0 12-4 17-4 8 0 17 0 21-5z">
          <text:p/>
        </draw:path>
        <draw:path draw:style-name="gr8" draw:text-style-name="P8" draw:layer="layout" svg:width="0.139cm" svg:height="0.17cm" svg:x="5.382cm" svg:y="13.05cm" svg:viewBox="0 0 140 171" svg:d="M115 171v-25c-10 12-22 16-31 21-8 4-17 4-29 4-9 0-17 0-26 0-4-4-8-9-17-13-4-4-4-8-8-12 0-9-4-13-4-22 0-17 8-30 21-38s29-13 55-13h35v-17c0-9-6-18-10-22-8-8-17-8-29-8-9 0-17 0-30 0-8 4-17 4-25 8v-25c4 0 8 0 12-4 5 0 9 0 13 0 4-5 8-5 17-5 4 0 8 0 17 0 8 0 17 0 25 5 10 0 14 4 22 8 5 4 9 9 13 17s4 13 4 26v115zM111 94h-39c-5 0-13 0-17 0-5 5-9 5-13 9-4 0-4 4-8 8 0 5 0 9 0 13s0 4 0 9c0 4 4 4 4 8 4 5 4 5 8 5 4 4 9 4 13 4 8 0 17-4 25-9 9-4 17-8 27-17z">
          <text:p/>
        </draw:path>
        <draw:path draw:style-name="gr8" draw:text-style-name="P8" draw:layer="layout" svg:width="0.14cm" svg:height="0.081cm" svg:x="5.572cm" svg:y="13.088cm" svg:viewBox="0 0 141 82" svg:d="M141 22h-141v-22h141zM141 82h-141v-27h141z">
          <text:p/>
        </draw:path>
        <draw:path draw:style-name="gr13" draw:text-style-name="P12" draw:layer="layout" svg:width="0.174cm" svg:height="0.216cm" svg:x="5.742cm" svg:y="13.004cm" svg:viewBox="0 0 175 217" svg:d="M175 166h-39v51h-29v-51h-107v-26l94-140h42v140h39zM107 25l-77 115h77z">
          <text:p/>
        </draw:path>
        <draw:path draw:style-name="gr7" draw:text-style-name="P7" draw:layer="layout" svg:width="0.081cm" svg:height="0.11cm" svg:x="5.962cm" svg:y="13.165cm" svg:viewBox="0 0 82 111" svg:d="M0 89c5 0 13 0 17-4 5 0 9 0 13-5 4 0 9-4 9-8 4-4 4-9 4-13s0-8 0-8c-4-5-4-9-9-9 0-4 0-8-4-8 0-4 0-9 0-13 0 0 0-4 0-9 0 0 0-4 4-4 0-4 5-4 9-4 0-4 4-4 8-4s9 0 13 4c0 0 4 4 8 4 0 4 5 9 5 13 5 9 5 13 5 21 0 9-5 17-5 26-5 8-9 17-17 21-5 9-13 14-26 18-8 4-21 4-34 4z">
          <text:p/>
        </draw:path>
        <draw:path draw:style-name="gr8" draw:text-style-name="P8" draw:layer="layout" svg:width="0.127cm" svg:height="0.17cm" svg:x="4.644cm" svg:y="13.58cm" svg:viewBox="0 0 128 171" svg:d="M128 124c0 4 0 13 0 17-4 4-4 8-8 13-5 4-10 4-14 8-4 0-8 4-17 4-4 5-8 5-13 5-8 0-12 0-16 0-13 0-22 0-30 0-13 0-22-5-30-5v-25c8 0 21 4 30 4 8 4 17 4 30 4 12 0 21-4 29-8 9-4 9-8 9-13 0-4 0-8 0-8 0-4-5-4-5-9-4 0-8-4-12-8-9 0-17-4-26-4-8-5-13-9-21-9-4-4-13-8-17-13-4 0-9-8-9-12-4-4-4-9-4-17 0-4 0-9 0-17 4-4 9-10 13-14s13-8 21-13c9-4 22-4 34-4 4 0 13 0 21 0 9 0 17 0 27 4v27c-10-4-18-4-27-4-8 0-17-6-21-6-8 0-12 6-21 6-4 0-9 0-9 4-4 0-8 4-8 4 0 4 0 9 0 9 0 4 0 8 0 8 0 4 4 4 4 9 4 4 9 4 17 8 5 0 13 4 21 4 9 4 17 9 26 13 4 0 13 4 18 8 4 5 4 9 8 13 0 4 0 13 0 17z">
          <text:p/>
        </draw:path>
        <draw:path draw:style-name="gr8" draw:text-style-name="P8" draw:layer="layout" svg:width="0.144cm" svg:height="0.238cm" svg:x="4.818cm" svg:y="13.512cm" svg:viewBox="0 0 145 239" svg:d="M0 158c0-13 4-25 9-38 5-14 9-22 17-31 4-4 13-12 26-17 8-4 21-4 33-4 5 0 9 0 13 0 5 0 13 4 17 4v-72h30v239h-25l-5-34c-8 12-17 21-25 25-9 9-17 9-30 9-8 0-17 0-25-5-9-4-13-8-17-17-4-8-9-16-14-25 0-8-4-21-4-34zM30 154c0 21 5 38 9 47 8 8 17 16 25 16 9 0 17-4 26-12 8-4 17-17 25-30v-77c-4 0-12-4-17-4-4 0-13 0-17 0-17 0-29 4-38 12-8 14-13 27-13 48z">
          <text:p/>
        </draw:path>
        <draw:path draw:style-name="gr8" draw:text-style-name="P8" draw:layer="layout" svg:width="0.144cm" svg:height="0.081cm" svg:x="5.009cm" svg:y="13.618cm" svg:viewBox="0 0 145 82" svg:d="M145 23h-145v-23h145zM145 82h-145v-26h145z">
          <text:p/>
        </draw:path>
        <draw:path draw:style-name="gr13" draw:text-style-name="P12" draw:layer="layout" svg:width="0.148cm" svg:height="0.222cm" svg:x="5.191cm" svg:y="13.529cm" svg:viewBox="0 0 149 223" svg:d="M149 99c0 21 0 42-4 55-9 17-13 30-26 38-8 8-21 17-33 21-17 4-35 10-52 10h-21v-27h21c12 0 25-4 39-4 8-4 17-8 25-13 9-8 13-12 17-21 4-8 4-17 4-30v-4c-4 4-12 9-21 9-8 4-21 4-29 4-14 0-23 0-31-4-8-5-17-9-21-13-4-8-9-13-13-21 0-9-4-17-4-26 0-12 4-21 4-29 4-9 13-17 17-22 9-8 17-12 25-17 9-5 18-5 31-5 9 0 21 0 30 5 8 5 17 9 21 17 8 9 13 17 17 30s4 30 4 47zM77 22c-8 0-13 5-22 5-4 4-9 4-13 8s-4 9-8 17c0 4-4 13-4 17 0 9 4 13 4 21 0 5 4 9 8 13 0 4 4 4 13 9 4 0 9 4 18 4 4 0 8-4 13-4 4 0 8 0 12 0 4-5 9-5 13-9 4 0 8 0 8-4 0-13 0-26 0-34-4-13-8-17-8-26-4-4-13-8-17-12-4 0-13-5-17-5z">
          <text:p/>
        </draw:path>
        <draw:path draw:style-name="gr13" draw:text-style-name="P12" draw:layer="layout" svg:width="0.055cm" svg:height="0.055cm" svg:x="5.428cm" svg:y="13.695cm" svg:viewBox="0 0 56 56" svg:d="M26 0c4 0 8 4 12 4 0 0 5 4 10 4 0 4 4 9 4 9 0 4 4 8 4 13 0 4-4 9-4 13 0 0-4 4-4 8-5 0-10 5-10 5-4 0-8 0-12 0-5 0-9 0-9 0-4 0-8-5-13-5 0-4-4-8-4-8 0-4 0-9 0-13 0-5 0-9 0-13 0 0 4-5 4-9 5 0 9-4 13-4 0 0 4-4 9-4z">
          <text:p/>
        </draw:path>
        <draw:path draw:style-name="gr13" draw:text-style-name="P12" draw:layer="layout" svg:width="0.148cm" svg:height="0.222cm" svg:x="5.568cm" svg:y="13.529cm" svg:viewBox="0 0 149 223" svg:d="M149 167c0 8-4 17-4 25-4 4-13 13-18 17-8 4-17 8-25 14-9 0-17 0-30 0s-21 0-29 0c-9-6-17-10-26-14-4-4-8-13-13-17-4-8-4-13-4-21 0-13 4-26 13-34 4-13 17-21 34-25-17-9-26-17-30-26-8-8-13-21-13-30 0-8 5-17 5-21 4-8 8-13 12-17 9-4 13-8 22-13 8-5 21-5 33-5 9 0 22 0 30 5 8 0 13 5 21 9 5 4 10 8 14 17 0 4 4 13 4 21 0 13-4 21-13 30-5 13-18 17-30 25 8 5 12 9 17 9 8 4 13 8 18 17 4 4 8 8 8 12 4 9 4 13 4 22zM114 52c0-8-4-17-12-21-4-4-17-4-30-4-8 0-21 0-25 4-9 4-13 13-13 21 0 4 0 9 4 13 0 4 5 8 9 13 0 0 4 4 12 8 5 0 9 4 17 9 13-5 22-13 30-17 4-9 8-17 8-26zM119 167c0-5-5-5-5-9s-4-8-8-13c0-4-8-8-13-12-4-5-12-9-21-13-8 4-13 8-21 13-4 4-8 8-8 12-5 5-9 5-9 9s-4 8-4 13c0 8 4 12 4 12 4 5 4 9 9 13 4 0 8 4 12 4 9 0 13 4 17 4 9 0 13-4 17-4 9 0 13-4 17-4 0-4 4-4 8-8 0-5 5-9 5-17z">
          <text:p/>
        </draw:path>
        <draw:path draw:style-name="gr7" draw:text-style-name="P7" draw:layer="layout" svg:width="0.08cm" svg:height="0.11cm" svg:x="5.776cm" svg:y="13.695cm" svg:viewBox="0 0 81 111" svg:d="M0 88c4 0 13 0 17-4 4 0 9 0 14-4 4 0 8-4 8-8 4-5 4-9 4-13s0-9 0-9c-4-4-4-8-8-8 0-4 0-9-4-9 0-4 0-8 0-12 0 0 0-4 0-9 0 0 0-4 4-4 0-4 4-4 4-4 4-4 8-4 13-4 4 0 8 0 8 4 4 0 9 4 13 4 0 4 4 9 4 13 4 8 4 12 4 21 0 8-4 17-4 25-4 9-8 17-17 21-8 9-13 13-25 18-9 5-22 5-35 5z">
          <text:p/>
        </draw:path>
        <draw:path draw:style-name="gr8" draw:text-style-name="P8" draw:layer="layout" svg:width="0.127cm" svg:height="0.174cm" svg:x="4.644cm" svg:y="14.08cm" svg:viewBox="0 0 128 175" svg:d="M128 129c0 4 0 8 0 12-4 9-4 13-8 13-5 4-10 8-14 13-4 0-8 4-17 4-4 0-8 4-13 4-8 0-12 0-16 0-13 0-22 0-30 0-13 0-22-4-30-4v-30c8 5 21 9 30 9 8 0 17 0 30 0 12 0 21 0 29-4 9-5 9-9 9-17 0 0 0-5 0-9l-5-4c-4-5-8-5-12-9-9 0-17-4-26-8-8 0-13-5-21-5-4-4-13-8-17-12s-9-9-9-13c-4-4-4-13-4-17s0-13 0-17c4-4 9-8 13-18 4-4 13-8 21-8 9-4 22-9 34-9 4 0 13 5 21 5 9 0 17 0 27 4v26c-10-4-18-4-27-4-8-4-17-4-21-4-8 0-12 0-21 4-4 0-9 0-9 4-4 0-8 4-8 4 0 5 0 9 0 9 0 4 0 8 0 8 0 5 4 5 4 9 4 0 9 4 17 4 5 4 13 9 21 9 9 4 17 8 26 8 4 4 13 8 18 13 4 4 4 8 8 12 0 5 0 9 0 18z">
          <text:p/>
        </draw:path>
        <draw:path draw:style-name="gr8" draw:text-style-name="P8" draw:layer="layout" svg:width="0.131cm" svg:height="0.237cm" svg:x="4.831cm" svg:y="14.017cm" svg:viewBox="0 0 132 238" svg:d="M55 94h-51v-26h81v145h47v25h-132v-25h55zM63 0c4 0 8 0 8 0 5 0 5 4 9 4 0 4 5 4 5 9 0 4 0 4 0 8s0 4 0 8c0 5-5 5-5 9-4 0-4 4-9 4 0 0-4 0-8 0s-4 0-8 0c-5 0-5-4-9-4 0-4-4-4-4-9 0-4 0-4 0-8s0-4 0-8c0-5 4-5 4-9 4 0 4-4 9-4 4 0 4 0 8 0z">
          <text:p/>
        </draw:path>
        <draw:path draw:style-name="gr8" draw:text-style-name="P8" draw:layer="layout" svg:width="0.157cm" svg:height="0.242cm" svg:x="5.004cm" svg:y="14.08cm" svg:viewBox="0 0 158 243" svg:d="M133 31c0 4 4 8 4 13 4 4 4 8 4 17 0 8 0 17-4 21-4 8-8 17-13 21-8 4-13 8-21 13-9 0-17 4-25 4-9 0-18-4-23-4-4 0-12-5-12-5-5 0-5 5-9 9 0 0 0 4 0 9 0 4 0 8 4 8 5 4 9 4 17 9h44c8 0 17 0 25 4 5 0 13 4 17 8 5 0 9 4 13 13 4 4 4 8 4 17 0 8-4 13-4 21-4 4-8 13-17 17-4 4-13 8-26 13-8 4-21 4-33 4-18 0-27 0-40-4-8 0-16-5-21-9-8-4-12-8-12-12-5-5-5-13-5-17 0-9 0-17 5-22 4-8 8-12 17-17 0-4-5-4-9-8 0 0 0-4-4-4 0-4 0-4 0-9-4-4-4-4-4-8s4-13 8-17c0-9 4-13 9-17 0-5-5-9-5-9 0-4-4-4-4-8s0-4-4-9c0-4 0-8 0-12 0-9 4-17 4-22 4-8 9-16 13-22 8-4 12-8 21-12 8 0 17-5 31-5 4 0 4 5 8 5s8 0 13 0h59v26zM30 196c0 9 4 13 13 17 8 5 21 9 35 9 8 0 16-4 21-4 8 0 12-5 17-9 4 0 8-4 8-8 0-5 5-5 5-9 0-8-5-13-9-17-9-4-17-4-26-4l-47-4c-4 4-4 8-9 8 0 4-4 4-4 9l-4 4c0 4 0 8 0 8zM38 61c0 4 0 8 5 12 0 9 4 9 8 13 0 4 4 4 9 8 4 0 9 0 18 0 4 0 8 0 12 0 4-4 9-4 13-8s4-8 8-13c0-4 0-8 0-12 0-5 0-9-4-13 0-4-4-9-4-13-4-4-9-4-13-8-4 0-8 0-12 0-9 0-14 0-18 0-5 4-9 4-13 8 0 4-4 9-4 13-5 4-5 8-5 13z">
          <text:p/>
        </draw:path>
        <draw:path draw:style-name="gr8" draw:text-style-name="P8" draw:layer="layout" svg:width="0.055cm" svg:height="0.055cm" svg:x="5.237cm" svg:y="14.199cm" svg:viewBox="0 0 56 56" svg:d="M31 0c4 0 9 0 9 4 4 0 8 0 12 4 0 5 4 5 4 9 0 5 0 9 0 14 0 4 0 4 0 8s-4 8-4 8c-4 5-8 5-12 9 0 0-5 0-9 0s-8 0-13 0c0-4-5-4-9-9 0 0-4-4-4-8s-5-4-5-8c0-5 5-9 5-14 0-4 4-4 4-9 4-4 9-4 9-4 5-4 9-4 13-4z">
          <text:p/>
        </draw:path>
        <draw:polygon draw:style-name="gr8" draw:text-style-name="P8" draw:layer="layout" svg:width="0.136cm" svg:height="0.237cm" svg:x="5.39cm" svg:y="14.017cm" svg:viewBox="0 0 137 238" draw:points="55,25 8,25 8,0 86,0 86,213 137,213 137,238 0,238 0,213 55,213">
          <text:p/>
        </draw:polygon>
        <draw:path draw:style-name="gr8" draw:text-style-name="P8" draw:layer="layout" svg:width="0.148cm" svg:height="0.174cm" svg:x="5.568cm" svg:y="14.08cm" svg:viewBox="0 0 149 175" svg:d="M149 82c0 4 0 8 0 8 0 4 0 4 0 9h-119c0 17 4 30 13 38 12 9 25 17 42 17 4 0 8-4 17-4 4 0 8 0 12 0 5 0 9 0 13-4 5 0 10 0 14 0v21c-9 4-18 4-31 8-8 0-17 0-29 0-13 0-26 0-38-4-9-4-17-9-22-17-8-8-12-17-17-30-4-8-4-21-4-34 0-12 0-21 4-34 5-8 9-21 17-25 5-8 13-18 22-22 8-4 21-9 33-9 13 0 22 5 30 9s17 8 21 14c10 8 14 16 18 25 0 8 4 21 4 34zM119 78c0-9 0-17-5-22 0-4-4-12-8-17-4-4-8-8-13-8-4-4-12-4-17-4-8 0-12 0-21 4-4 0-8 4-12 8-5 5-5 13-9 17 0 5-4 13-4 22z">
          <text:p/>
        </draw:path>
        <draw:polygon draw:style-name="gr8" draw:text-style-name="P8" draw:layer="layout" svg:width="0.165cm" svg:height="0.169cm" svg:x="5.746cm" svg:y="14.085cm" svg:viewBox="0 0 166 170" draw:points="0,0 34,0 72,111 85,141 93,111 132,0 166,0 98,170 64,170">
          <text:p/>
        </draw:polygon>
        <draw:path draw:style-name="gr8" draw:text-style-name="P8" draw:layer="layout" svg:width="0.148cm" svg:height="0.174cm" svg:x="5.941cm" svg:y="14.08cm" svg:viewBox="0 0 149 175" svg:d="M149 82c0 4 0 8 0 8 0 4 0 4 0 9h-119c0 17 4 30 17 38 9 9 22 17 39 17 4 0 13-4 17-4s8 0 13 0c4 0 8 0 12-4 4 0 9 0 13 0v21c-9 4-17 4-25 8-13 0-22 0-34 0-13 0-26 0-35-4-13-4-21-9-26-17-8-8-13-17-17-30 0-8-4-21-4-34 0-12 4-21 4-34 4-8 9-21 17-25 5-8 13-18 22-22 13-4 22-9 34-9 13 0 22 5 30 9 9 4 17 8 25 14 5 8 9 16 13 25 4 8 4 21 4 34zM120 78c0-9 0-17-4-22 0-4-5-12-9-17 0-4-4-8-13-8-4-4-12-4-17-4-8 0-12 0-16 4-10 0-14 4-18 8 0 5-5 13-9 17 0 5-4 13-4 22z">
          <text:p/>
        </draw:path>
        <draw:polygon draw:style-name="gr8" draw:text-style-name="P8" draw:layer="layout" svg:width="0.136cm" svg:height="0.237cm" svg:x="6.136cm" svg:y="14.017cm" svg:viewBox="0 0 137 238" draw:points="56,25 9,25 9,0 86,0 86,213 137,213 137,238 0,238 0,213 56,213">
          <text:p/>
        </draw:polygon>
        <draw:path draw:style-name="gr8" draw:text-style-name="P8" draw:layer="layout" svg:width="0.144cm" svg:height="0.085cm" svg:x="6.318cm" svg:y="14.118cm" svg:viewBox="0 0 145 86" svg:d="M145 26h-145v-26h145zM145 86h-145v-25h145z">
          <text:p/>
        </draw:path>
        <draw:path draw:style-name="gr13" draw:text-style-name="P12" draw:layer="layout" svg:width="0.161cm" svg:height="0.22cm" svg:x="6.496cm" svg:y="14.034cm" svg:viewBox="0 0 162 221" svg:d="M162 110c0 17-4 29-8 47 0 13-8 26-13 35-8 8-17 16-25 21-13 8-21 8-34 8s-26 0-34-4c-9-4-17-13-26-21-5-9-13-21-13-34-4-18-9-35-9-52s5-34 5-47c4-12 8-25 17-34 9-8 17-17 26-21 8-8 21-8 34-8s25 0 34 4c8 4 17 13 25 21 5 9 9 21 13 34s8 30 8 51zM133 110c0-4 0-9 0-9-4-4-4-8-4-12l-90 68c0 5 5 13 5 18 4 4 4 8 8 12 4 5 9 5 13 9 4 0 13 0 17 0 8 0 13 0 21-4 4-5 9-9 13-17 4-5 8-18 13-27 0-13 4-25 4-38zM31 110c0 4 0 4 0 8 0 5 0 9 0 9l93-68c0-4-4-8-4-13-4-4-8-8-13-12 0-5-4-5-8-9-9 0-13-4-17-4-9 0-13 4-21 8-5 5-13 9-17 17-5 5-5 13-9 26-4 8-4 21-4 38z">
          <text:p/>
        </draw:path>
        <draw:path draw:style-name="gr13" draw:text-style-name="P12" draw:layer="layout" svg:width="0.055cm" svg:height="0.055cm" svg:x="6.734cm" svg:y="14.199cm" svg:viewBox="0 0 56 56" svg:d="M30 0c5 0 5 0 9 4 4 0 8 0 8 4 4 5 4 5 9 9 0 5 0 9 0 14 0 4 0 4 0 8-5 4-5 8-9 8 0 5-4 5-8 9-4 0-4 0-9 0-4 0-8 0-12 0-5-4-5-4-9-9-4 0-4-4-4-8-5-4-5-4-5-8 0-5 0-9 5-14 0-4 0-4 4-9 4-4 4-4 9-4 4-4 8-4 12-4z">
          <text:p/>
        </draw:path>
        <draw:path draw:style-name="gr13" draw:text-style-name="P12" draw:layer="layout" svg:width="0.162cm" svg:height="0.22cm" svg:x="6.869cm" svg:y="14.034cm" svg:viewBox="0 0 163 221" svg:d="M163 110c0 17-5 29-5 47-4 13-8 26-17 35-9 8-18 16-26 21-9 8-21 8-34 8s-26 0-34-4-17-13-25-21c-5-9-9-21-13-34-4-18-9-35-9-52s5-34 9-47c0-12 8-25 13-34 8-8 17-17 25-21 13-8 21-8 34-8s25 0 34 4c8 4 17 13 26 21 5 9 13 21 13 34 4 13 9 30 9 51zM132 110c0-4 0-9 0-9 0-4 0-8-5-12l-88 68c0 5 4 13 4 18 4 4 8 8 8 12 4 5 9 5 13 9 4 0 13 0 17 0 8 0 13 0 21-4 4-5 13-9 17-17 4-5 4-18 8-27 5-13 5-25 5-38zM30 110c0 4 0 4 0 8 0 5 0 9 4 9l89-68c0-4-4-8-4-13-4-4-9-8-9-12-4-5-8-5-12-9-4 0-13-4-17-4-9 0-13 4-21 8-5 5-9 9-13 17-4 5-8 13-13 26 0 8-4 21-4 38z">
          <text:p/>
        </draw:path>
        <draw:path draw:style-name="gr13" draw:text-style-name="P12" draw:layer="layout" svg:width="0.131cm" svg:height="0.22cm" svg:x="7.073cm" svg:y="14.034cm" svg:viewBox="0 0 132 221" svg:d="M132 148c0 14 0 22-4 31-4 8-13 17-21 21-9 8-17 13-30 17-8 4-22 4-35 4-4 0-8 0-12 0 0 0-5 0-9 0s-8 0-13 0c-4 0-4 0-8 0v-29c8 4 13 4 21 4 9 0 17 0 21 0 13 0 17 0 27 0 8-4 12-9 17-13 8-4 8-8 12-13 4-4 4-13 4-18 0-17-4-25-12-29-13-9-27-13-44-13h-42v-110h120v25h-94v64h21c8 0 22 0 30 0 9 4 17 8 26 12 8 5 17 9 21 17 4 9 4 17 4 30z">
          <text:p/>
        </draw:path>
        <draw:path draw:style-name="gr7" draw:text-style-name="P7" draw:layer="layout" svg:width="0.076cm" svg:height="0.11cm" svg:x="7.272cm" svg:y="14.199cm" svg:viewBox="0 0 77 111" svg:d="M0 90c4 0 9-4 13-4 8 0 13-4 17-4 4-5 4-5 8-9s4-8 4-13c0-4 0-8-4-12 0 0 0-6-4-10l-4-4c-4-4-4-8-4-13 0-4 0-4 4-8v-4c4-5 4-5 8-9 4 0 9 0 9 0 4 0 8 0 12 0 6 4 10 4 10 9 4 4 4 8 8 12 0 5 0 13 0 17 0 10 0 22-4 31-4 8-8 13-14 21-8 4-17 13-25 17-13 0-21 4-34 4z">
          <text:p/>
        </draw:path>
        <draw:path draw:style-name="gr8" draw:text-style-name="P8" draw:layer="layout" svg:width="0.144cm" svg:height="0.237cm" svg:x="4.64cm" svg:y="14.585cm" svg:viewBox="0 0 145 238" svg:d="M145 85c0 12-4 25-9 38-4 12-8 21-16 29-5 5-13 13-26 13-8 4-21 8-29 8-9 0-13 0-18 0-4-4-13-4-18-4v69h-29v-234h25l4 30c9-13 18-21 27-26 9-4 21-8 30-8 8 0 17 4 25 8 9 5 13 9 17 17 4 5 8 13 13 26 4 8 4 21 4 34zM115 85c0-9 0-17-4-22 0-8 0-17-4-21s-9-8-13-12c-4 0-8-5-13-5-4 0-8 0-12 5-4 0-9 0-13 4s-9 4-13 12c-5 5-9 9-14 13v85c5 0 14 0 18 4 5 0 13 0 18 0 16 0 29-4 38-17 8-8 12-25 12-46z">
          <text:p/>
        </draw:path>
        <draw:path draw:style-name="gr8" draw:text-style-name="P8" draw:layer="layout" svg:width="0.157cm" svg:height="0.173cm" svg:x="4.818cm" svg:y="14.585cm" svg:viewBox="0 0 158 174" svg:d="M158 86c0 12-5 25-9 38-4 8-8 17-12 25-9 9-17 13-26 17-13 4-22 8-35 8s-25 0-34-4c-8-4-17-12-25-17-4-8-9-17-13-29-4-9-4-21-4-34s0-26 4-38c4-9 9-17 17-27 4-8 13-13 25-17 9-4 22-8 30-8 13 0 27 4 35 8 9 0 17 9 26 13 4 9 8 18 12 31 4 8 9 21 9 34zM128 90c0-13-4-21-4-30-4-8-9-13-13-17-4-8-8-8-13-13-9-5-14-5-22-5s-17 0-21 5c-9 5-13 9-17 13-4 9-4 13-9 21 0 9 0 17 0 26 0 8 0 17 0 25 5 9 9 13 13 21 4 5 9 9 13 9 8 4 13 4 21 4s17 0 22-4c9-4 13-9 17-13 5-8 5-13 9-21 0-8 4-13 4-21z">
          <text:p/>
        </draw:path>
        <draw:polygon draw:style-name="gr8" draw:text-style-name="P8" draw:layer="layout" svg:width="0.174cm" svg:height="0.165cm" svg:x="4.996cm" svg:y="14.589cm" svg:viewBox="0 0 175 166" draw:points="175,0 149,166 115,166 89,99 85,82 81,99 55,166 21,166 0,0 26,0 42,115 42,141 51,115 76,43 98,43 124,115 128,137 132,115 145,0">
          <text:p/>
        </draw:polygon>
        <draw:path draw:style-name="gr8" draw:text-style-name="P8" draw:layer="layout" svg:width="0.149cm" svg:height="0.173cm" svg:x="5.195cm" svg:y="14.585cm" svg:viewBox="0 0 150 174" svg:d="M150 81c0 0 0 5 0 9s0 4 0 8h-120c0 17 4 30 12 38 13 9 27 13 44 13 4 0 8 0 12 0 9 0 13 0 17 0 5 0 9-4 13-4s9 0 13 0v21c-9 4-17 4-30 4-8 4-17 4-29 4-13 0-27 0-40-4-8-4-16-12-25-17-4-8-8-17-13-29-4-9-4-21-4-34s0-26 4-34c5-13 9-21 13-31 9-8 17-12 25-17 9-4 23-8 35-8 9 0 21 4 30 8 8 0 17 9 21 13 9 9 13 18 17 26 0 9 5 22 5 34zM120 77c0-8 0-17-5-21 0-9-4-13-8-17s-9-9-13-9c-4-5-12-5-21-5-4 0-13 0-18 5-4 0-8 5-13 9-4 4-8 8-8 17-4 4-4 13-4 21z">
          <text:p/>
        </draw:path>
        <draw:path draw:style-name="gr8" draw:text-style-name="P8" draw:layer="layout" svg:width="0.138cm" svg:height="0.169cm" svg:x="5.394cm" svg:y="14.585cm" svg:viewBox="0 0 139 170" svg:d="M0 4h27l4 31c8-14 17-22 25-27 13-4 22-8 30-8 17 0 30 8 42 17 9 13 13 30 9 52h-26c0-17-4-26-8-34-4-5-13-10-21-10-4 0-9 0-9 5-4 0-8 0-12 5-5 4-9 8-13 12-9 5-13 9-17 17v106h-31z">
          <text:p/>
        </draw:path>
        <draw:path draw:style-name="gr8" draw:text-style-name="P8" draw:layer="layout" svg:width="0.14cm" svg:height="0.085cm" svg:x="5.572cm" svg:y="14.623cm" svg:viewBox="0 0 141 86" svg:d="M141 25h-141v-25h141zM141 86h-141v-26h141z">
          <text:p/>
        </draw:path>
        <draw:path draw:style-name="gr13" draw:text-style-name="P12" draw:layer="layout" svg:width="0.157cm" svg:height="0.224cm" svg:x="5.75cm" svg:y="14.534cm" svg:viewBox="0 0 158 225" svg:d="M158 114c0 17 0 31-4 44-4 17-9 25-17 38-4 8-13 17-25 21-9 4-23 8-35 8-13 0-21-4-30-8-13-4-17-8-25-17-9-8-13-21-17-38-5-13-5-31-5-48s0-33 5-46c4-13 8-26 17-34 4-13 12-17 25-26 9-4 21-8 34-8s22 4 31 8c12 5 21 13 25 21 8 9 13 22 17 35 4 12 4 29 4 50zM128 114c0-4 0-8 0-12 0-5 0-5 0-9l-94 69c5 4 5 8 9 17 0 4 4 8 8 13 5 0 9 4 13 4 4 4 8 4 17 4 4 0 13 0 17-4 9-4 14-9 18-17 4-9 8-17 8-25 4-13 4-27 4-40zM30 110c0 4 0 9 0 13s0 4 0 8l94-67c-4-5-4-9-8-13 0-9-4-9-9-13-4-4-9-9-13-9-5-4-9-4-13-4-9 0-17 4-21 4-9 5-13 13-17 17-4 9-9 18-9 30-4 9-4 21-4 34z">
          <text:p/>
        </draw:path>
        <draw:path draw:style-name="gr13" draw:text-style-name="P12" draw:layer="layout" svg:width="0.055cm" svg:height="0.055cm" svg:x="5.988cm" svg:y="14.703cm" svg:viewBox="0 0 56 56" svg:d="M25 0c4 0 9 0 14 0 4 5 4 5 8 9 0 0 5 5 5 9 4 5 4 9 4 9 0 4 0 8-4 13 0 4-5 4-5 8-4 4-4 4-8 4-5 4-10 4-14 4s-4 0-8-4c-4 0-9 0-9-4-4-4-4-4-8-8 0-5 0-9 0-13 0 0 0-4 0-9 4-4 4-9 8-9 0-4 5-4 9-9 4 0 4 0 8 0z">
          <text:p/>
        </draw:path>
        <draw:path draw:style-name="gr13" draw:text-style-name="P12" draw:layer="layout" svg:width="0.148cm" svg:height="0.224cm" svg:x="6.128cm" svg:y="14.534cm" svg:viewBox="0 0 149 225" svg:d="M149 166c0 13 0 17-4 26-5 8-9 12-17 17-9 8-13 8-26 12-8 4-17 4-29 4-9 0-21 0-30-4s-17-4-21-12c-10-5-14-9-18-17 0-5-4-13-4-22 0-12 4-25 12-34 10-9 18-17 35-26-13-8-25-17-30-25-9-9-13-17-13-30 0-4 4-13 4-21 4-5 9-9 18-17 4-4 13-9 21-13 9 0 17-4 30-4s21 4 30 4c8 4 17 9 21 13s8 8 12 12c5 9 5 17 5 22 0 12-5 25-9 34-8 8-21 17-34 21 9 4 13 8 22 13 4 4 8 8 12 12 4 5 9 10 9 18 4 5 4 13 4 17zM115 55c0-9-4-17-8-21-9-5-17-9-30-9s-21 4-30 9c-8 4-13 12-13 21 0 4 5 8 5 13 0 0 4 4 8 8 5 5 9 9 13 9 4 4 13 8 17 8 13-4 21-8 30-17 4-4 8-13 8-21zM119 170c0-4 0-8-4-12 0-4-4-9-4-13-4 0-9-4-17-9-4-5-13-9-21-13-9 4-13 8-17 13-9 0-13 5-13 9-4 4-9 9-9 13s0 8 0 12c0 5 0 9 0 13 5 4 9 9 13 9 0 4 5 4 13 8 4 0 9 0 17 0 4 0 8 0 17 0 4-4 8-4 13-8 4 0 4-5 8-9 0-4 4-8 4-13z">
          <text:p/>
        </draw:path>
        <draw:path draw:style-name="gr7" draw:text-style-name="P7" draw:layer="layout" svg:width="0.081cm" svg:height="0.111cm" svg:x="6.335cm" svg:y="14.703cm" svg:viewBox="0 0 82 112" svg:d="M0 85c4 0 13 0 17 0s10-4 14-4c4-4 8-9 13-9 0-4 0-8 0-12 0-5 0-9 0-13s-5-4-5-8c-4 0-4-5-8-9 0 0 0-4 0-8 0-5 0-5 0-9s4-4 4-8c0 0 4-5 9-5 0 0 4 0 8 0 5 0 9 0 13 0 4 5 4 5 8 9 5 4 5 8 5 13 4 4 4 8 4 17 0 8 0 16-4 25-5 8-9 17-17 25-4 6-13 10-26 14-8 5-22 9-35 9z">
          <text:p/>
        </draw:path>
        <draw:path draw:style-name="gr8" draw:text-style-name="P8" draw:layer="layout" svg:width="0.152cm" svg:height="0.225cm" svg:x="4.623cm" svg:y="15.038cm" svg:viewBox="0 0 153 226" svg:d="M153 218c-8 4-12 4-21 4-8 0-12 4-21 4-21 0-38-8-47-17-8-8-17-21-17-42v-90h-47v-22h47v-46l30-9v55h76v22h-76v86c0 12 5 21 9 29 8 4 17 9 29 9 5 0 13 0 17-5 9 0 13 0 21 0z">
          <text:p/>
        </draw:path>
        <draw:path draw:style-name="gr8" draw:text-style-name="P8" draw:layer="layout" svg:width="0.166cm" svg:height="0.234cm" svg:x="4.809cm" svg:y="15.093cm" svg:viewBox="0 0 167 235" svg:d="M167 0l-55 149c-9 13-13 31-18 39-8 13-12 21-21 25-8 9-18 13-26 17-9 5-17 5-30 5-4 0-4 0-8 0 0 0-4 0-9 0v-26c5 0 9 0 9 0 4 0 8 0 8 0 9 0 13 0 17 0 4-4 9-4 13-8 4-5 8-9 14-13 4-8 4-13 8-22l-64-166h29l44 111 8 25 13-25 38-111z">
          <text:p/>
        </draw:path>
        <draw:path draw:style-name="gr8" draw:text-style-name="P8" draw:layer="layout" svg:width="0.144cm" svg:height="0.238cm" svg:x="5.013cm" svg:y="15.089cm" svg:viewBox="0 0 145 239" svg:d="M145 85c0 13-4 26-4 38-4 9-13 21-21 26-5 8-13 12-27 17-9 4-21 4-30 4-8 0-12 0-17 0-4 0-12 0-17 0v69h-29v-235h25l4 26c9-9 17-17 26-21 8-5 21-9 29-9 13 0 23 0 27 4 9 5 13 13 21 17 5 9 9 17 9 30 4 8 4 21 4 34zM115 85c0-9 0-17 0-26-4-4-4-12-8-16-5-5-5-9-10-13-4-4-13-4-17-4s-8 0-12 0c-5 4-5 4-9 8-4 0-8 4-13 9-4 4-12 12-17 16v81c5 4 13 4 17 4 9 5 13 5 17 5 17 0 30-5 39-17 9-9 13-26 13-47z">
          <text:p/>
        </draw:path>
        <draw:path draw:style-name="gr8" draw:text-style-name="P8" draw:layer="layout" svg:width="0.149cm" svg:height="0.174cm" svg:x="5.195cm" svg:y="15.089cm" svg:viewBox="0 0 150 175" svg:d="M150 77c0 5 0 9 0 13 0 0 0 4 0 9h-120c0 17 4 29 12 38 13 8 27 13 44 13 4 0 8 0 12 0 9 0 13 0 17 0 5-5 9-5 13-5s9 0 13-4v26c-9 0-17 4-30 4-8 4-17 4-29 4-13 0-27-4-40-8-8-5-16-9-25-17-4-5-8-13-13-26-4-12-4-21-4-38 0-9 0-21 4-30 5-13 9-22 13-30 9-9 17-13 25-17 9-5 23-9 35-9 9 0 21 0 30 4 8 5 17 9 21 17 9 9 13 13 17 26 0 9 5 18 5 30zM120 73c0-4 0-13-5-21 0-5-4-9-8-14-4-4-9-8-13-12-4 0-12-5-21-5-4 0-13 5-18 5-4 4-8 8-13 12-4 5-8 9-8 14-4 8-4 17-4 21z">
          <text:p/>
        </draw:path>
        <draw:path draw:style-name="gr8" draw:text-style-name="P8" draw:layer="layout" svg:width="0.145cm" svg:height="0.081cm" svg:x="5.381cm" svg:y="15.127cm" svg:viewBox="0 0 146 82" svg:d="M146 26h-146v-26h146zM146 82h-146v-21h146z">
          <text:p/>
        </draw:path>
        <draw:path draw:style-name="gr9" draw:text-style-name="P9" draw:layer="layout" svg:width="0.097cm" svg:height="0.076cm" svg:x="5.594cm" svg:y="15.026cm" svg:viewBox="0 0 98 77" svg:d="M33 0l-4 77h-25l-4-77zM98 0l-4 77h-27l-4-77z">
          <text:p/>
        </draw:path>
        <draw:path draw:style-name="gr9" draw:text-style-name="P9" draw:layer="layout" svg:width="0.148cm" svg:height="0.225cm" svg:x="5.746cm" svg:y="15.038cm" svg:viewBox="0 0 149 226" svg:d="M149 218c-4 4-12 4-17 4-8 0-16 4-21 4-22 0-39-8-47-17-13-8-17-21-17-42v-90h-47v-22h47v-46l29-9v55h73v22h-73v86c0 12 5 21 9 29 8 4 18 9 31 9 4 0 8 0 16-5 5 0 13 0 17 0z">
          <text:p/>
        </draw:path>
        <draw:polygon draw:style-name="gr9" draw:text-style-name="P9" draw:layer="layout" svg:width="0.174cm" svg:height="0.166cm" svg:x="5.928cm" svg:y="15.093cm" svg:viewBox="0 0 175 167" draw:points="175,0 154,167 116,167 95,99 90,82 82,99 61,167 26,167 0,0 30,0 44,112 48,137 52,116 78,40 99,40 124,116 133,137 137,116 150,0">
          <text:p/>
        </draw:polygon>
        <draw:path draw:style-name="gr9" draw:text-style-name="P9" draw:layer="layout" svg:width="0.157cm" svg:height="0.174cm" svg:x="6.123cm" svg:y="15.089cm" svg:viewBox="0 0 158 175" svg:d="M158 86c0 13 0 26-4 34-4 13-9 21-17 30-4 8-13 12-25 17-9 4-22 8-34 8-9 0-21-4-30-8-10 0-18-9-27-13-4-9-12-17-12-30-4-8-9-21-9-34s5-25 9-38c0-9 8-18 12-26 9-9 17-13 27-22 13-4 21-4 34-4s21 0 34 4c8 5 17 9 21 17 8 9 13 17 17 26 4 13 4 26 4 39zM129 86c0-9 0-17-5-26 0-8-4-13-8-22-4-4-9-8-13-8-8-4-13-4-21-4s-17 0-21 4c-9 4-13 8-17 13-6 4-10 13-10 22-4 8-4 12-4 21 0 13 4 21 4 30 4 8 4 12 10 17 4 8 13 8 17 12 4 5 13 5 21 5s17 0 21-5c4-4 13-8 17-12 0-9 4-13 9-21 0-9 0-18 0-26z">
          <text:p/>
        </draw:path>
        <draw:path draw:style-name="gr9" draw:text-style-name="P9" draw:layer="layout" svg:width="0.055cm" svg:height="0.055cm" svg:x="6.361cm" svg:y="15.208cm" svg:viewBox="0 0 56 56" svg:d="M30 0c0 0 4 0 8 0 4 4 8 4 8 8 6 0 6 4 10 9 0 0 0 4 0 8s0 9 0 13c-4 4-4 4-10 8 0 0-4 5-8 5-4 5-8 5-8 5-5 0-9 0-13-5-5 0-5-5-9-5-4-4-4-4-4-8-4-4-4-9-4-13s0-8 4-8c0-5 0-9 4-9 4-4 4-4 9-8 4 0 8 0 13 0z">
          <text:p/>
        </draw:path>
        <draw:path draw:style-name="gr9" draw:text-style-name="P9" draw:layer="layout" svg:width="0.128cm" svg:height="0.174cm" svg:x="6.513cm" svg:y="15.089cm" svg:viewBox="0 0 129 175" svg:d="M129 124c0 8 0 13 0 17-5 4-9 8-9 13-4 4-8 4-13 8-4 4-8 4-17 9-4 0-8 0-12 0-9 4-13 4-17 4-13 0-22 0-30-4-14 0-22 0-31-5v-25c9 4 21 4 31 4 8 4 17 4 30 4 12 0 21 0 29-4 5-4 9-13 9-17s0-8 0-8c0-4-4-4-4-9-5 0-9-4-17-4-5-4-13-4-22-9-8-4-17-4-21-8-9-4-14-4-18-9-4-4-8-8-12-17 0-4 0-8 0-17 0-5 0-9 0-13 4-9 8-13 12-17s14-9 22-13c9-4 22-4 34-4 5 0 13 0 22 0 8 0 17 4 25 4v26c-8 0-17-5-25-5-9 0-17 0-22 0-8 0-12 0-21 0-4 0-8 5-8 5-5 4-9 4-9 8 0 0-4 4-4 9 0 0 4 5 4 9l4 4c5 4 9 4 17 9 5 0 13 4 22 8 8 0 17 4 25 9 4 4 13 4 13 8 4 4 8 9 13 13 0 4 0 13 0 17z">
          <text:p/>
        </draw:path>
        <draw:path draw:style-name="gr9" draw:text-style-name="P9" draw:layer="layout" svg:width="0.14cm" svg:height="0.174cm" svg:x="6.691cm" svg:y="15.089cm" svg:viewBox="0 0 141 175" svg:d="M112 171v-21c-9 8-18 12-26 17-8 4-21 8-30 8s-18-4-26-4c-4-4-13-9-17-13s-8-8-8-13c-5-4-5-12-5-17 0-16 9-34 22-42 12-9 30-13 56-13h34v-17c0-9-5-18-9-22-9-8-17-8-30-8-12 0-21 0-30 4-9 0-17 4-30 8v-29c4 0 9 0 13 0 4-5 12-5 17-5 4 0 9-4 13-4 9 0 13 0 17 0 13 0 21 0 30 4 9 0 13 5 21 9 5 4 9 13 13 17 0 8 4 17 4 26v115zM112 94h-39c-8 0-12 0-17 5-9 0-13 0-13 4-5 4-9 4-9 9 0 4-4 8-4 12s4 9 4 9c0 4 0 8 4 8 0 4 5 4 9 9 5 0 9 0 14 0 8 0 12 0 21-5 8-4 17-12 30-21z">
          <text:p/>
        </draw:path>
        <draw:path draw:style-name="gr9" draw:text-style-name="P9" draw:layer="layout" svg:width="0.157cm" svg:height="0.17cm" svg:x="6.874cm" svg:y="15.089cm" svg:viewBox="0 0 158 171" svg:d="M128 171v-119c0-4 0-8 0-13s0-9 0-9c0-4-5-4-5-4h-4c-4 0-4 0-8 0 0 0 0 4-5 8 0 0-4 5-8 10 0 8-4 12-8 21v106h-27v-115c0-8 0-12 0-17s0-9-4-9c0-4 0-4 0-4-4 0-4 0-4 0-5 0-5 0-9 0l-4 4c-4 4-4 9-8 14-5 4-5 12-9 21v106h-25v-167h21v30c4-4 4-13 8-17 5-4 5-8 9-8 4-5 4-5 8-9 4 0 9 0 13 0 8 0 18 4 22 9 4 4 4 17 4 25 5-4 5-8 9-13 4-4 4-8 8-12 4-5 4-5 9-5 4-4 8-4 12-4 22 0 35 17 35 48v123z">
          <text:p/>
        </draw:path>
        <draw:path draw:style-name="gr9" draw:text-style-name="P9" draw:layer="layout" svg:width="0.144cm" svg:height="0.238cm" svg:x="7.069cm" svg:y="15.089cm" svg:viewBox="0 0 145 239" svg:d="M145 85c0 13 0 26-5 38-4 9-12 21-21 26-4 8-13 12-25 17-9 4-21 4-30 4-8 0-13 0-17 0s-8 0-17 0v69h-30v-235h26l4 26c9-9 17-17 26-21 8-5 21-9 29-9 13 0 21 0 26 4 8 5 12 13 21 17 4 9 8 17 8 30 5 8 5 21 5 34zM115 85c0-9 0-17 0-26-4-4-4-12-9-16 0-5-4-9-8-13s-13-4-17-4-8 0-13 0c0 4-4 4-8 8-4 0-9 4-13 9-4 4-12 12-17 16v81c5 4 13 4 17 4 9 5 13 5 17 5 17 0 30-5 38-17 9-9 13-26 13-47z">
          <text:p/>
        </draw:path>
        <draw:polygon draw:style-name="gr9" draw:text-style-name="P9" draw:layer="layout" svg:width="0.132cm" svg:height="0.233cm" svg:x="7.259cm" svg:y="15.026cm" svg:viewBox="0 0 133 234" draw:points="56,22 5,22 5,0 86,0 86,208 133,208 133,234 0,234 0,208 56,208">
          <text:p/>
        </draw:polygon>
        <draw:path draw:style-name="gr9" draw:text-style-name="P9" draw:layer="layout" svg:width="0.149cm" svg:height="0.174cm" svg:x="7.437cm" svg:y="15.089cm" svg:viewBox="0 0 150 175" svg:d="M150 77c0 5 0 9 0 13 0 0 0 4 0 9h-120c0 17 4 29 14 38 13 8 25 13 42 13 4 0 9 0 17 0 4 0 9 0 13 0 4-5 8-5 12-5 5 0 9 0 13-4v26c-8 0-17 4-29 4-9 4-17 4-30 4s-25-4-38-8c-10-5-18-9-27-17-4-5-8-13-12-26-5-12-5-21-5-38 0-9 0-21 5-30 4-13 8-22 17-30 4-9 12-13 22-17 8-5 21-9 34-9 8 0 21 0 29 4 9 5 17 9 21 17 9 9 13 13 17 26 0 9 5 18 5 30zM120 73c0-4 0-13-4-21 0-5-4-9-9-14-4-4-8-8-12-12-5 0-13-5-22-5-4 0-8 5-16 5-5 4-9 8-13 12-4 5-4 9-10 14 0 8-4 17-4 21z">
          <text:p/>
        </draw:path>
        <draw:path draw:style-name="gr9" draw:text-style-name="P9" draw:layer="layout" svg:width="0.098cm" svg:height="0.076cm" svg:x="7.649cm" svg:y="15.026cm" svg:viewBox="0 0 99 77" svg:d="M34 0l-4 77h-25l-5-77zM99 0l-4 77h-26l-4-77z">
          <text:p/>
        </draw:path>
        <draw:path draw:style-name="gr7" draw:text-style-name="P7" draw:layer="layout" svg:width="0.081cm" svg:height="0.11cm" svg:x="7.831cm" svg:y="15.204cm" svg:viewBox="0 0 82 111" svg:d="M0 90c5 0 9 0 18 0 4-5 8-5 12-9 5 0 9-4 9-8 4-4 4-4 4-13 0-4 0-8 0-8-4-5-4-9-8-9 0-4-5-4-5-8 0-6 0-6 0-14v-4c0-5 0-5 5-9l4-4c4 0 8-4 13-4s9 4 9 4c4 0 8 4 13 8 0 0 4 5 4 13 4 4 4 10 4 18 0 9-4 17-4 26-4 8-9 16-17 21-9 8-18 12-26 17-9 4-22 4-35 4z">
          <text:p/>
        </draw:path>
        <draw:path draw:style-name="gr8" draw:text-style-name="P8" draw:layer="layout" svg:width="0.139cm" svg:height="0.174cm" svg:x="4.636cm" svg:y="15.619cm" svg:viewBox="0 0 140 175" svg:d="M111 171v-22c-9 9-17 13-26 17-8 5-21 9-29 9-9 0-17-4-26-4-8-5-14-9-18-13-4-5-8-9-8-13-4-4-4-13-4-17 0-17 8-34 22-42 8-9 29-13 55-13h34v-17c0-9-4-17-13-22-4-9-13-9-25-9-13 0-22 0-30 5-9 0-17 4-31 9v-31c4 0 10 0 14 0 4-4 8-4 17-4 4 0 8-4 13-4 8 0 13 0 17 0 12 0 21 0 29 4 9 0 13 4 17 9 9 4 13 12 17 17 0 9 4 17 4 26v115zM111 94h-38c-9 0-13 0-17 4-9 0-13 0-13 5-4 4-9 4-9 8s-4 8-4 13c0 4 0 8 4 8 0 4 0 9 5 9 0 4 4 4 8 8 4 0 9 0 13 0s13 0 21-4c9-4 17-13 30-21z">
          <text:p/>
        </draw:path>
        <draw:polygon draw:style-name="gr8" draw:text-style-name="P8" draw:layer="layout" svg:width="0.136cm" svg:height="0.234cm" svg:x="4.83cm" svg:y="15.555cm" svg:viewBox="0 0 137 235" draw:points="56,22 9,22 9,0 85,0 85,209 137,209 137,235 0,235 0,209 56,209">
          <text:p/>
        </draw:polygon>
        <draw:path draw:style-name="gr8" draw:text-style-name="P8" draw:layer="layout" svg:width="0.149cm" svg:height="0.225cm" svg:x="5cm" svg:y="15.568cm" svg:viewBox="0 0 150 226" svg:d="M150 216c-5 5-13 5-22 5-4 0-12 5-21 5-22 0-35-10-47-18-9-9-13-21-13-43v-89h-47v-21h47v-46l25-9v55h78v21h-78v85c0 13 5 21 13 30 4 4 13 8 26 8 9 0 13 0 17-4 9 0 13 0 22 0z">
          <text:p/>
        </draw:path>
        <draw:path draw:style-name="gr8" draw:text-style-name="P8" draw:layer="layout" svg:width="0.149cm" svg:height="0.174cm" svg:x="5.195cm" svg:y="15.619cm" svg:viewBox="0 0 150 175" svg:d="M150 77c0 5 0 9 0 13 0 0 0 4 0 9h-120c0 17 4 29 12 38 13 8 27 13 44 13 4 0 8 0 12 0 9 0 13 0 17 0 5-5 9-5 13-5s9 0 13-4v26c-9 0-17 4-30 4-8 4-17 4-29 4-13 0-27-4-40-8-8-5-16-9-25-17-4-5-8-13-13-26-4-12-4-21-4-38 0-9 0-21 4-30 5-12 9-22 13-30 9-9 17-13 25-17 9-5 23-9 35-9 9 0 21 0 30 4 8 5 17 9 21 17 9 9 13 13 17 27 0 8 5 17 5 29zM120 73c0-4 0-13-5-21 0-4-4-8-8-13s-9-9-13-13c-4 0-12-5-21-5-4 0-13 5-18 5-4 4-8 8-13 13-4 5-8 9-8 13-4 8-4 17-4 21z">
          <text:p/>
        </draw:path>
        <draw:path draw:style-name="gr8" draw:text-style-name="P8" draw:layer="layout" svg:width="0.138cm" svg:height="0.17cm" svg:x="5.394cm" svg:y="15.619cm" svg:viewBox="0 0 139 171" svg:d="M0 4h27l4 31c8-13 17-22 25-27 13-4 22-8 30-8 17 0 30 4 42 18 9 13 13 25 9 51h-26c0-17-4-26-8-34-4-4-13-9-21-9-4 0-9 0-9 0-4 5-8 5-12 9-5 4-9 8-13 12-9 5-13 9-17 17v107h-31z">
          <text:p/>
        </draw:path>
        <draw:path draw:style-name="gr8" draw:text-style-name="P8" draw:layer="layout" svg:width="0.131cm" svg:height="0.17cm" svg:x="5.577cm" svg:y="15.619cm" svg:viewBox="0 0 132 171" svg:d="M0 4h25v27c4-5 9-9 13-13 4-5 8-10 12-14 5 0 13 0 17-4 5 0 9 0 13 0 17 0 30 4 38 18 10 8 14 25 14 42v111h-31v-107c0-12 0-21-4-29-4-4-13-9-21-9-4 0-9 0-13 0s-4 5-8 9c-5 0-9 4-13 8s-8 9-17 17v111h-25z">
          <text:p/>
        </draw:path>
        <draw:path draw:style-name="gr8" draw:text-style-name="P8" draw:layer="layout" svg:width="0.135cm" svg:height="0.174cm" svg:x="5.759cm" svg:y="15.619cm" svg:viewBox="0 0 136 175" svg:d="M110 171v-22c-8 9-17 13-30 17-8 5-17 9-29 9-9 0-17-4-21-4-9-5-13-9-17-13-5-4-9-9-13-13 0-4 0-13 0-17 0-17 4-34 17-42 13-9 30-13 55-13h34v-17c0-8-4-17-9-22-4-8-17-8-29-8-9 0-17 0-26 4-12 0-21 4-29 9v-31c4 0 8 0 12 0 5-4 9-4 13-4s13-4 17-4 8 0 17 0c8 0 17 0 25 4 9 0 18 4 22 9 5 4 9 13 13 17 4 9 4 18 4 26v115zM106 94h-34c-9 0-17 0-21 5-4 0-9 0-13 4s-4 4-8 8c0 4 0 9 0 13s0 8 0 8c0 5 4 9 4 9 4 4 8 4 8 8 5 0 9 0 13 0 8 0 17 0 25-4 9-4 17-13 26-21z">
          <text:p/>
        </draw:path>
        <draw:path draw:style-name="gr8" draw:text-style-name="P8" draw:layer="layout" svg:width="0.148cm" svg:height="0.225cm" svg:x="5.933cm" svg:y="15.568cm" svg:viewBox="0 0 149 226" svg:d="M149 216c-4 5-13 5-17 5-8 0-17 5-21 5-21 0-38-10-47-18-13-9-18-21-18-43v-89h-46v-21h46v-46l31-9v55h72v21h-72v85c0 13 4 21 8 30 9 4 17 8 30 8 4 0 9 0 17-4 4 0 13 0 17 0z">
          <text:p/>
        </draw:path>
        <draw:path draw:style-name="gr8" draw:text-style-name="P8" draw:layer="layout" svg:width="0.136cm" svg:height="0.238cm" svg:x="6.136cm" svg:y="15.551cm" svg:viewBox="0 0 137 239" svg:d="M56 94h-47v-22h77v141h51v26h-137v-26h56zM69 0c0 0 4 0 8 4 0 0 5 0 9 5 0 0 0 4 4 4 0 4 0 8 0 13 0 0 0 4 0 8-4 0-4 4-4 4-4 5-9 5-9 9-4 0-8 0-8 0-4 0-8 0-8 0-5-4-9-4-9-9-4 0-4-4-4-4-4-4-4-8-4-8 0-5 0-9 4-13 0 0 0-4 4-4 0-5 4-5 9-5 0-4 4-4 8-4z">
          <text:p/>
        </draw:path>
        <draw:polygon draw:style-name="gr8" draw:text-style-name="P8" draw:layer="layout" svg:width="0.165cm" svg:height="0.166cm" svg:x="6.306cm" svg:y="15.623cm" svg:viewBox="0 0 166 167" draw:points="0,0 33,0 77,110 86,137 94,110 132,0 166,0 102,167 68,167">
          <text:p/>
        </draw:polygon>
        <draw:path draw:style-name="gr8" draw:text-style-name="P8" draw:layer="layout" svg:width="0.148cm" svg:height="0.174cm" svg:x="6.501cm" svg:y="15.619cm" svg:viewBox="0 0 149 175" svg:d="M149 77c0 5 0 9 0 13 0 0 0 4 0 9h-116c0 16 5 29 13 38 9 8 21 12 43 12 5 0 9 0 13 0s9 0 13 0c4-4 8-4 13-4 4 0 8 0 12-4v25c-8 0-17 5-25 5-9 4-21 4-31 4-17 0-29-4-38-9-8-4-17-8-25-17-9-4-13-12-13-25-4-13-8-21-8-38 0-9 4-21 8-30 0-12 9-22 13-31 8-8 12-12 25-17 9-4 17-8 30-8s22 0 35 4c8 4 12 9 21 17 4 9 8 13 13 27 4 8 4 17 4 29zM119 73c0-4 0-13 0-21-4-4-4-8-8-13-5-5-9-9-17-14-5 0-10-4-18-4-9 0-13 4-17 4-4 5-9 9-13 14s-8 9-8 13c-5 8-5 17-5 21z">
          <text:p/>
        </draw:path>
        <draw:path draw:style-name="gr8" draw:text-style-name="P8" draw:layer="layout" svg:width="0.145cm" svg:height="0.081cm" svg:x="6.691cm" svg:y="15.657cm" svg:viewBox="0 0 146 82" svg:d="M146 26h-146v-26h146zM146 82h-146v-22h146z">
          <text:p/>
        </draw:path>
        <draw:path draw:style-name="gr9" draw:text-style-name="P9" draw:layer="layout" svg:width="0.102cm" svg:height="0.077cm" svg:x="6.899cm" svg:y="15.555cm" svg:viewBox="0 0 103 78" svg:d="M39 0l-4 78h-31l-4-78zM103 0l-5 78h-25l-8-78z">
          <text:p/>
        </draw:path>
        <draw:path draw:style-name="gr9" draw:text-style-name="P9" draw:layer="layout" svg:width="0.148cm" svg:height="0.225cm" svg:x="7.056cm" svg:y="15.568cm" svg:viewBox="0 0 149 226" svg:d="M149 216c-4 5-13 5-21 5-4 0-14 5-22 5-21 0-34-10-47-18-8-9-12-21-12-43v-89h-47v-21h47v-46l25-9v55h77v21h-77v85c0 13 4 21 13 30 4 4 12 8 25 8 8 0 14 0 18-4 8 0 13 0 21 0z">
          <text:p/>
        </draw:path>
        <draw:polygon draw:style-name="gr9" draw:text-style-name="P9" draw:layer="layout" svg:width="0.174cm" svg:height="0.166cm" svg:x="7.238cm" svg:y="15.623cm" svg:viewBox="0 0 175 167" draw:points="175,0 149,167 116,167 89,98 85,81 81,98 55,167 21,167 0,0 26,0 43,110 43,137 51,114 76,38 98,38 124,114 132,137 132,114 145,0">
          <text:p/>
        </draw:polygon>
        <draw:path draw:style-name="gr9" draw:text-style-name="P9" draw:layer="layout" svg:width="0.157cm" svg:height="0.174cm" svg:x="7.433cm" svg:y="15.619cm" svg:viewBox="0 0 158 175" svg:d="M158 86c0 13-4 25-9 34 0 12-8 21-12 29-10 9-18 13-27 18-8 4-21 8-34 8-12 0-21-4-33-8-9 0-17-9-22-13-8-9-12-17-17-30-4-9-4-21-4-34s0-25 4-38c5-8 9-18 17-26 9-9 17-13 26-22 8-4 21-4 34-4 12 0 21 0 29 4 13 5 17 9 27 17 8 9 12 18 17 27 0 12 4 25 4 38zM127 86c0-9 0-17-4-26-4-8-4-12-8-21-5-5-9-9-17-9-5-4-13-4-22-4-8 0-12 0-21 4-4 4-12 9-12 14-5 4-9 12-9 21-4 8-4 12-4 21 0 13 0 21 4 29 0 9 4 13 9 17 4 9 8 9 17 13 4 4 12 4 16 4 9 0 17 0 26-4 4-4 8-8 13-13 4-8 8-12 8-21 4-8 4-17 4-25z">
          <text:p/>
        </draw:path>
        <draw:path draw:style-name="gr9" draw:text-style-name="P9" draw:layer="layout" svg:width="0.055cm" svg:height="0.055cm" svg:x="7.671cm" svg:y="15.738cm" svg:viewBox="0 0 56 56" svg:d="M26 0c4 0 8 0 13 0 0 4 4 4 8 8 0 0 4 4 4 9 0 0 5 5 5 9s-5 9-5 13-4 4-4 9c-4 0-8 4-8 4-5 4-9 4-13 4s-9 0-9-4c-4 0-8-4-8-4-4-5-9-5-9-9s0-9 0-13 0-9 0-9c0-5 5-9 9-9 0-4 4-4 8-8 0 0 5 0 9 0z">
          <text:p/>
        </draw:path>
        <draw:path draw:style-name="gr9" draw:text-style-name="P9" draw:layer="layout" svg:width="0.127cm" svg:height="0.174cm" svg:x="7.823cm" svg:y="15.619cm" svg:viewBox="0 0 128 175" svg:d="M128 124c0 8 0 13-4 17 0 4-4 8-8 13-6 4-6 4-14 8-4 5-9 5-13 9-4 0-8 0-17 0-4 4-8 4-13 4-12 0-25 0-33-4-9 0-18 0-26-4v-26c8 4 17 4 26 4 12 4 21 4 29 4 13 0 26 0 30-4 8-4 13-13 13-17s0-8-5-8c0-5 0-5-4-9-4 0-8-4-13-4-4-4-12-4-25-8-4-5-13-5-17-9-8-4-13-4-17-8-4-5-9-9-13-17-4-5-4-9-4-17 0-4 0-9 4-14 0-8 4-13 9-17 8-4 13-8 21-13 13-4 21-4 34-4 8 0 17 0 21 0 9 0 17 4 27 4v26c-10 0-18-4-27-4-8 0-13 0-21 0-4 0-13 0-17 0s-8 4-13 4c-4 4-4 4-4 9-4 0-4 5-4 9 0 0 0 4 0 8 4 0 4 4 8 4 5 5 9 5 13 9 4 0 13 4 21 8 13 0 21 5 26 9 8 4 12 4 18 8 4 5 8 9 8 13 4 4 4 13 4 17z">
          <text:p/>
        </draw:path>
        <draw:path draw:style-name="gr9" draw:text-style-name="P9" draw:layer="layout" svg:width="0.136cm" svg:height="0.238cm" svg:x="8.005cm" svg:y="15.551cm" svg:viewBox="0 0 137 239" svg:d="M57 94h-48v-22h77v141h51v26h-137v-26h57zM69 0c0 0 4 0 9 4 0 0 4 0 4 5 4 0 4 4 8 4 0 4 0 8 0 13 0 0 0 4 0 8-4 0-4 4-8 4 0 5-4 5-4 9-5 0-9 0-9 0-4 0-8 0-12 0 0-4-5-4-5-9-4 0-4-4-4-4-4-4-4-8-4-8 0-5 0-9 4-13 0 0 0-4 4-4 0-5 5-5 5-5 4-4 8-4 12-4z">
          <text:p/>
        </draw:path>
        <draw:path draw:style-name="gr9" draw:text-style-name="P9" draw:layer="layout" svg:width="0.14cm" svg:height="0.238cm" svg:x="8.183cm" svg:y="15.555cm" svg:viewBox="0 0 141 239" svg:d="M0 153c0-13 0-25 5-38 4-8 12-21 16-25 9-9 17-13 26-17 13-5 21-9 34-9 4 0 14 0 18 0 4 4 8 4 13 4v-68h29v235h-25v-31c-9 9-17 18-26 27-9 4-22 8-30 8-13 0-22-4-26-8-8-5-17-9-21-18-4-4-8-13-8-26-5-9-5-21-5-34zM30 153c0 17 4 34 8 42 5 14 13 18 26 18 8 0 13-4 21-9 10-9 18-17 27-30v-80c-5 0-9 0-13-4-9 0-14 0-18 0-17 0-30 4-38 12-9 13-13 30-13 51z">
          <text:p/>
        </draw:path>
        <draw:path draw:style-name="gr9" draw:text-style-name="P9" draw:layer="layout" svg:width="0.148cm" svg:height="0.174cm" svg:x="8.37cm" svg:y="15.619cm" svg:viewBox="0 0 149 175" svg:d="M149 77c0 5 0 9 0 13 0 0 0 4 0 9h-120c0 16 9 29 17 38 9 8 22 12 43 12 4 0 8 0 13 0 4 0 8 0 12 0 5-4 9-4 13-4s9 0 14-4v26c-10 0-18 4-27 4-12 4-21 4-29 4-17 0-30-4-39-8-12-5-21-9-25-18-8-4-13-12-17-25 0-13-4-21-4-38 0-9 4-21 8-30 0-12 5-22 13-30 8-9 13-13 25-17 9-5 17-9 30-9s21 0 30 4c13 5 17 9 25 17 5 9 10 13 14 27 4 8 4 17 4 29zM119 73c0-4 0-13 0-21-5-4-5-8-9-13s-8-9-17-13c-4 0-8-5-17-5-8 0-13 5-17 5-4 4-8 8-13 13-4 5-8 9-12 13 0 8 0 17-5 21z">
          <text:p/>
        </draw:path>
        <draw:path draw:style-name="gr9" draw:text-style-name="P9" draw:layer="layout" svg:width="0.14cm" svg:height="0.238cm" svg:x="8.556cm" svg:y="15.555cm" svg:viewBox="0 0 141 239" svg:d="M0 153c0-13 5-25 5-38 4-8 12-21 17-25 8-9 16-13 25-17 13-5 21-9 34-9 8 0 13 0 17 0 4 4 8 4 17 4v-68h26v235h-26v-31c-9 9-17 18-26 27-8 4-21 8-29 8-13 0-17-4-26-8-8-5-12-9-17-18-8-4-8-13-12-26-5-9-5-21-5-34zM30 153c0 17 4 34 8 42 9 14 17 18 26 18 8 0 17-4 25-9 5-9 13-17 26-30v-80c-9 0-13 0-17-4-4 0-13 0-17 0-17 0-30 4-38 12-9 13-13 30-13 51z">
          <text:p/>
        </draw:path>
        <draw:path draw:style-name="gr9" draw:text-style-name="P9" draw:layer="layout" svg:width="0.102cm" svg:height="0.077cm" svg:x="8.768cm" svg:y="15.555cm" svg:viewBox="0 0 103 78" svg:d="M38 0l-4 78h-29l-5-78zM103 0l-4 78h-31l-4-78z">
          <text:p/>
        </draw:path>
        <draw:path draw:style-name="gr7" draw:text-style-name="P7" draw:layer="layout" svg:width="0.093cm" svg:height="0.314cm" svg:x="8.955cm" svg:y="15.543cm" svg:viewBox="0 0 94 315" svg:d="M17 0c52 47 77 97 77 157 0 12 0 25 0 38-4 12-8 25-13 38-8 13-17 25-25 43-9 13-21 26-39 39l-17-17c22-22 39-44 52-65 8-26 12-51 12-76 0-51-21-98-64-140z">
          <text:p/>
        </draw:path>
      </draw:page>
      <draw:page draw:name="page11" draw:style-name="dp1" draw:master-page-name="master-page29">
        <draw:polygon draw:style-name="gr1" draw:text-style-name="P1" draw:layer="layout" svg:width="20.028cm" svg:height="0.03cm" svg:x="3.996cm" svg:y="5.985cm" svg:viewBox="0 0 20029 31" draw:points="0,0 20029,0 20029,31 0,31">
          <text:p/>
        </draw:polygon>
        <draw:frame draw:style-name="gr2" draw:text-style-name="P2" draw:layer="layout" svg:width="20.044cm" svg:height="4.503cm" svg:x="3.996cm" svg:y="6.405cm">
          <draw:image xlink:href="Pictures/1000000000001279000004271E2ED461.jpg" xlink:type="simple" xlink:show="embed" xlink:actuate="onLoad" draw:mime-type="image/jpeg">
            <text:p/>
          </draw:image>
        </draw:frame>
        <draw:path draw:style-name="gr5" draw:text-style-name="P5" draw:layer="layout" svg:width="0.14cm" svg:height="0.237cm" svg:x="5.975cm" svg:y="1.207cm" svg:viewBox="0 0 141 238" svg:d="M141 84c0 14 0 27-4 40-5 8-13 21-17 25-9 8-17 13-26 17-12 4-21 4-35 4-4 0-8 0-17 0-4 0-8 0-16 0v68h-26v-234h26v25c8-8 16-17 25-21 13-4 22-8 35-8 8 0 17 0 25 4 4 4 13 12 17 17 4 8 9 17 9 30 4 8 4 21 4 33zM111 84c0-8 0-16 0-25 0-4-4-13-8-17 0-4-5-8-9-13-4-4-8-4-17-4-4 0-4 0-9 0-4 4-9 4-13 9-4 0-8 4-13 8-4 4-8 13-16 17v81c8 5 12 5 16 5 9 4 13 4 17 4 18 0 31-4 39-17 9-8 13-25 13-48z">
          <text:p/>
        </draw:path>
        <draw:path draw:style-name="gr5" draw:text-style-name="P5" draw:layer="layout" svg:width="0.157cm" svg:height="0.173cm" svg:x="6.149cm" svg:y="1.207cm" svg:viewBox="0 0 158 174" svg:d="M158 84c0 14 0 27-5 35-4 13-8 21-17 30-8 8-17 13-25 17s-21 8-34 8-21-4-29-8c-13 0-22-9-26-13-10-8-14-17-18-29-4-9-4-22-4-35s4-26 4-38c4-9 8-17 18-26 9-9 17-13 26-21 8-4 21-4 33-4 13 0 22 0 30 4 13 4 21 8 25 17 9 8 13 17 17 25 5 13 5 26 5 38zM128 84c0-8 0-16-4-25 0-8-5-13-9-21-4-4-8-9-17-9-4-4-12-4-17-4-12 0-17 0-25 4-4 5-8 9-13 13-4 4-8 13-8 21-4 9-4 13-4 21 0 14 0 23 4 31 0 9 4 13 8 17 5 8 9 8 17 13 4 4 13 4 21 4 9 0 13 0 22-4 4-5 8-9 12-13 4-8 9-13 9-21 4-9 4-17 4-27z">
          <text:p/>
        </draw:path>
        <draw:polygon draw:style-name="gr5" draw:text-style-name="P5" draw:layer="layout" svg:width="0.174cm" svg:height="0.165cm" svg:x="6.327cm" svg:y="1.211cm" svg:viewBox="0 0 175 166" draw:points="175,0 152,166 114,166 93,98 85,81 80,98 59,166 25,166 0,0 29,0 42,111 46,136 51,115 76,39 97,39 123,115 131,136 131,115 148,0">
          <text:p/>
        </draw:polygon>
        <draw:path draw:style-name="gr5" draw:text-style-name="P5" draw:layer="layout" svg:width="0.148cm" svg:height="0.173cm" svg:x="6.526cm" svg:y="1.207cm" svg:viewBox="0 0 149 174" svg:d="M149 76c0 4 0 8 0 13 0 0 0 5 0 9h-119c0 17 4 30 17 38 8 9 22 13 39 13 8 0 13 0 17 0s8 0 13 0c4-4 8-4 12-4s9 0 13-5v26c-9 0-17 4-25 4-13 4-22 4-34 4-13 0-27-4-35-8-13-4-22-9-26-17-8-4-13-13-17-25 0-13-4-22-4-40 0-8 4-21 4-29 4-13 9-21 17-30 4-9 13-13 26-17 8-4 18-8 30-8 13 0 22 0 30 4 9 4 17 8 25 17 5 8 9 13 13 25 4 9 4 17 4 30zM120 72c0-4 0-13 0-21-4-5-9-9-9-13-4-4-8-9-17-13-4 0-8-4-17-4-8 0-12 4-18 4-8 4-12 9-12 13-5 4-9 8-13 13 0 8 0 17-4 21z">
          <text:p/>
        </draw:path>
        <draw:path draw:style-name="gr5" draw:text-style-name="P5" draw:layer="layout" svg:width="0.136cm" svg:height="0.169cm" svg:x="6.729cm" svg:y="1.207cm" svg:viewBox="0 0 137 170" svg:d="M0 4h26v29c8-12 21-21 29-25 9-4 22-8 30-8 18 0 31 4 39 16 9 13 13 26 13 52h-30c0-18 0-26-4-35-4-4-13-8-22-8-4 0-9 0-13 0-4 4-8 4-13 8-4 5-8 9-12 13s-9 9-13 18v106h-30z">
          <text:p/>
        </draw:path>
        <draw:path draw:style-name="gr5" draw:text-style-name="P5" draw:layer="layout" svg:width="0.144cm" svg:height="0.08cm" svg:x="7.09cm" svg:y="1.245cm" svg:viewBox="0 0 145 81" svg:d="M145 25h-145v-25h145zM145 81h-145v-22h145z">
          <text:p/>
        </draw:path>
        <draw:path draw:style-name="gr5" draw:text-style-name="P5" draw:layer="layout" svg:width="0.156cm" svg:height="0.224cm" svg:x="7.459cm" svg:y="1.156cm" svg:viewBox="0 0 157 225" svg:d="M157 111c0 17-4 34-4 47-4 12-8 25-17 33-8 13-17 22-25 26-10 4-22 8-35 8s-21-4-34-8c-9-4-17-9-21-21-9-9-13-17-17-34-4-13-4-30-4-51 0-13 0-30 4-44 4-16 8-25 13-38 8-8 16-17 25-21 13-4 21-8 38-8 9 0 21 4 31 8 8 4 17 9 25 17 4 13 13 21 13 38 4 14 8 31 8 48zM128 115c0-4 0-8 0-12 0-5 0-9 0-13l-95 72c0 4 5 8 5 13 4 4 8 8 12 12 0 4 5 9 9 9 8 4 13 4 17 4 8 0 17-4 21-4 4-5 14-13 18-17 4-9 4-17 8-30 5-8 5-21 5-34zM25 111c0 4 0 9 0 13 0 0 4 4 4 8l90-69c0-4-4-12-4-17-4-4-10-8-10-12-4 0-8-5-12-5-4-4-13-4-17-4-9 0-13 0-21 4-5 5-9 9-13 17-4 9-9 17-13 26 0 14-4 26-4 39z">
          <text:p/>
        </draw:path>
        <draw:path draw:style-name="gr5" draw:text-style-name="P5" draw:layer="layout" svg:width="0.055cm" svg:height="0.055cm" svg:x="7.692cm" svg:y="1.325cm" svg:viewBox="0 0 56 56" svg:d="M29 0c5 0 10 0 10 0 4 5 8 5 13 9 0 0 4 4 4 8 0 0 0 4 0 10 0 4 0 8 0 12 0 5-4 5-4 9-5 0-9 4-13 4 0 4-5 4-10 4-4 0-8 0-12-4 0 0-5-4-9-4 0-4-4-4-4-9 0-4-4-8-4-12 0-6 4-10 4-10 0-4 4-8 4-8 4-4 9-4 9-9 4 0 8 0 12 0z">
          <text:p/>
        </draw:path>
        <draw:path draw:style-name="gr5" draw:text-style-name="P5" draw:layer="layout" svg:width="0.148cm" svg:height="0.224cm" svg:x="7.836cm" svg:y="1.156cm" svg:viewBox="0 0 149 225" svg:d="M149 166c0 9-4 17-8 25 0 9-9 13-13 17-9 5-17 9-25 13-9 0-17 4-31 4-13 0-21-4-30-4-8-4-17-8-25-13-4-4-9-8-13-17-4-4-4-12-4-21 0-12 4-25 13-34 4-8 17-16 33-25-16-8-25-17-33-26-5-8-9-18-9-30 0-9 0-13 4-21 5-5 9-13 13-17 4-5 13-9 21-13 9-4 21-4 34-4 10 0 22 0 27 4 8 4 16 4 25 8 4 5 8 13 13 17 0 9 4 13 4 22 0 12-4 26-13 34-8 9-17 18-29 22 8 4 12 8 16 13 9 4 13 8 17 12 5 4 5 9 9 17 0 4 4 9 4 17zM115 55c0-13-4-17-12-21-5-9-17-9-31-9-13 0-21 0-30 4-4 9-8 13-8 26 0 4 0 4 4 8 0 4 4 9 4 14 4 4 9 4 17 8 4 5 9 5 17 9 14-4 22-13 27-17 8-10 12-14 12-22zM115 170c0-4 0-8 0-12 0-5-4-9-8-13s-9-9-13-13c-4 0-14-4-22-8-9 4-17 4-21 8-5 4-9 9-13 13 0 4-4 8-4 13-4 4-4 8-4 12 0 5 4 9 4 13 4 4 4 4 8 8 4 5 9 5 13 5 8 4 13 4 17 4 8 0 14 0 18-4 4 0 13 0 13-5 4 0 8-4 12-8 0-4 0-8 0-13z">
          <text:p/>
        </draw:path>
        <draw:path draw:style-name="gr5" draw:text-style-name="P5" draw:layer="layout" svg:width="0.136cm" svg:height="0.17cm" svg:x="4.847cm" svg:y="1.711cm" svg:viewBox="0 0 137 171" svg:d="M112 171v-26c-9 13-17 17-26 21-13 5-22 5-31 5-8 0-16 0-25 0-8-5-13-9-17-13-4-5-8-9-8-13-5-8-5-13-5-21 0-17 9-30 17-38 13-9 34-13 56-13h39v-18c0-8-4-17-13-21-4-9-13-9-26-9s-22 0-30 0c-9 5-17 5-30 9v-25c4 0 9 0 13-5 4 0 8 0 17 0 4-4 8-4 12-4 9 0 13 0 18 0 9 0 22 0 30 4 5 0 13 5 17 9 9 4 13 8 13 17 4 8 4 12 4 25v116zM112 94h-39c-9 0-13 0-18 0-8 4-12 4-12 9-4 0-9 4-9 8-4 4-4 9-4 13s0 4 4 8c0 5 0 5 5 9 0 4 4 4 8 4 4 4 8 4 13 4 4 0 13-4 22-8s17-9 30-17z">
          <text:p/>
        </draw:path>
        <draw:polygon draw:style-name="gr5" draw:text-style-name="P5" draw:layer="layout" svg:width="0.136cm" svg:height="0.238cm" svg:x="5.042cm" svg:y="1.643cm" svg:viewBox="0 0 137 239" draw:points="56,26 9,26 9,0 86,0 86,213 137,213 137,239 0,239 0,213 56,213">
          <text:p/>
        </draw:polygon>
        <draw:path draw:style-name="gr5" draw:text-style-name="P5" draw:layer="layout" svg:width="0.152cm" svg:height="0.221cm" svg:x="5.208cm" svg:y="1.66cm" svg:viewBox="0 0 153 222" svg:d="M153 217c-8 5-12 5-21 5-4 0-13 0-21 0-21 0-34-5-47-14-8-9-17-26-17-43v-89h-47v-25h47v-42l30-9v51h76v25h-76v85c0 13 4 21 13 26 4 8 12 12 25 12 4 0 13-4 17-4 9 0 13 0 21-4z">
          <text:p/>
        </draw:path>
        <draw:path draw:style-name="gr5" draw:text-style-name="P5" draw:layer="layout" svg:width="0.148cm" svg:height="0.17cm" svg:x="5.407cm" svg:y="1.711cm" svg:viewBox="0 0 149 171" svg:d="M149 77c0 5 0 9 0 9 0 4-4 8-4 8h-115c0 17 4 30 12 43 9 8 26 12 43 12 4 0 8 0 12 0 5 0 13-4 17-4 5 0 9 0 13 0s9-4 9-4v25c-5 0-13 5-26 5-8 0-21 0-30 0-12 0-25 0-38-5-8-4-17-8-25-17-4-8-8-17-13-25-4-13-4-26-4-38 0-13 0-21 4-35 5-9 9-17 13-26 8-8 17-16 25-21 9-4 22-4 34-4 9 0 21 0 30 4 8 5 17 9 21 17 9 4 13 13 13 21 5 13 9 23 9 35zM114 73c5-8 0-14 0-22 0-4-4-9-8-13-4-8-9-8-13-13-8-4-13-4-21-4-4 0-13 0-17 4-4 5-8 5-13 9-4 8-8 13-8 17-4 8-4 14-4 22z">
          <text:p/>
        </draw:path>
        <draw:path draw:style-name="gr5" draw:text-style-name="P5" draw:layer="layout" svg:width="0.137cm" svg:height="0.17cm" svg:x="5.606cm" svg:y="1.711cm" svg:viewBox="0 0 138 171" svg:d="M0 0h26v34c12-13 21-21 29-25 13-9 21-9 31-9 17 0 30 4 38 17 13 8 17 25 13 48h-30c4-14 0-23-4-31-4-9-13-9-21-9-6 0-10 0-14 0 0 0-4 5-8 9-5 0-9 4-17 8-5 9-9 13-13 17v112h-30z">
          <text:p/>
        </draw:path>
        <draw:path draw:style-name="gr5" draw:text-style-name="P5" draw:layer="layout" svg:width="0.131cm" svg:height="0.17cm" svg:x="5.789cm" svg:y="1.711cm" svg:viewBox="0 0 132 171" svg:d="M0 0h25v30c4-9 8-13 13-17s9-4 13-9c5 0 9-4 17-4 5 0 9 0 13 0 17 0 30 4 38 13 9 12 13 25 13 46v112h-30v-106c0-14 0-27-4-31-9-9-13-9-25-9 0 0-5 0-9 0s-8 5-8 5c-5 4-9 8-13 12-5 5-10 9-18 17v112h-25z">
          <text:p/>
        </draw:path>
        <draw:path draw:style-name="gr5" draw:text-style-name="P5" draw:layer="layout" svg:width="0.135cm" svg:height="0.17cm" svg:x="5.971cm" svg:y="1.711cm" svg:viewBox="0 0 136 171" svg:d="M111 171v-26c-9 13-21 17-30 21-8 5-17 5-29 5-9 0-18 0-22 0-9-5-13-9-17-13-5-4-9-8-13-13 0-8 0-12 0-21 0-17 4-30 17-38 13-9 30-13 56-13h34v-18c0-8-5-17-9-21-8-9-17-9-29-9-9 0-17 0-26 0-13 5-22 5-30 9v-25c4 0 8 0 12-5 5 0 9 0 14 0 4-4 8-4 17-4 4 0 8 0 17 0 8 0 17 0 25 4 9 0 17 5 21 9 5 4 9 8 13 17 4 8 4 12 4 25v116zM107 94h-38c-5 0-13 0-17 0-5 4-9 4-13 9-5 0-5 4-9 8 0 5 0 9 0 13s0 4 0 9c0 4 4 4 4 8 5 4 5 4 9 4 4 5 9 5 13 5 8 0 17-5 25-9 9-4 17-8 26-17z">
          <text:p/>
        </draw:path>
        <draw:path draw:style-name="gr5" draw:text-style-name="P5" draw:layer="layout" svg:width="0.149cm" svg:height="0.221cm" svg:x="6.144cm" svg:y="1.66cm" svg:viewBox="0 0 150 222" svg:d="M150 217c-5 5-14 5-18 5-9 0-17 0-21 0-21 0-38-5-47-14-12-8-17-25-17-42v-90h-47v-25h47v-42l30-9v51h73v25h-73v85c0 13 0 22 8 26 5 8 17 13 30 13 4 0 8-5 17-5 4 0 13 0 18-4z">
          <text:p/>
        </draw:path>
        <draw:path draw:style-name="gr5" draw:text-style-name="P5" draw:layer="layout" svg:width="0.136cm" svg:height="0.237cm" svg:x="6.348cm" svg:y="1.643cm" svg:viewBox="0 0 137 238" svg:d="M55 93h-47v-25h78v145h51v25h-137v-25h55zM69 0c0 0 4 0 8 0 0 4 5 4 5 9 4 0 4 4 8 4 0 4 0 8 0 8 0 4 0 9 0 9-4 4-4 8-8 8 0 4-5 4-5 4-4 5-8 5-8 5-5 0-10 0-14-5 0 0-4 0-4-4-4 0-4-4-4-8-5 0-5-5-5-9 0 0 0-4 5-8 0 0 0-4 4-4 0-5 4-5 4-9 4 0 9 0 14 0z">
          <text:p/>
        </draw:path>
        <draw:polygon draw:style-name="gr5" draw:text-style-name="P5" draw:layer="layout" svg:width="0.165cm" svg:height="0.17cm" svg:x="6.518cm" svg:y="1.711cm" svg:viewBox="0 0 166 171" draw:points="0,0 33,0 76,111 84,141 93,111 131,0 166,0 97,171 68,171">
          <text:p/>
        </draw:polygon>
        <draw:path draw:style-name="gr5" draw:text-style-name="P5" draw:layer="layout" svg:width="0.148cm" svg:height="0.17cm" svg:x="6.713cm" svg:y="1.711cm" svg:viewBox="0 0 149 171" svg:d="M149 77c0 5 0 9 0 9 0 4 0 8 0 8h-119c0 17 9 30 17 43 9 8 21 12 43 12 4 0 8 0 12 0 5 0 9-4 13-4s9 0 13 0 8-4 12-4v25c-8 0-16 5-25 5-13 0-21 0-30 0-17 0-29 0-38-5-13-4-21-8-25-17-10-8-14-17-18-25 0-13-4-26-4-38 0-13 4-21 4-35 4-9 8-17 18-26 8-8 12-16 25-21 9-4 17-4 30-4s21 0 30 4c12 5 17 9 25 17 4 4 8 13 13 21 4 13 4 23 4 35zM119 73c0-8 0-14 0-22-4-4-4-9-8-13-4-8-9-8-17-13-4-4-9-4-17-4-9 0-13 0-17 4-4 5-13 5-13 9-4 8-8 13-13 17 0 8 0 14-4 22z">
          <text:p/>
        </draw:path>
        <draw:path draw:style-name="gr5" draw:text-style-name="P5" draw:layer="layout" svg:width="0.144cm" svg:height="0.081cm" svg:x="7.09cm" svg:y="1.749cm" svg:viewBox="0 0 145 82" svg:d="M145 21h-145v-21h145zM145 82h-145v-26h145z">
          <text:p/>
        </draw:path>
        <draw:path draw:style-name="gr5" draw:text-style-name="P5" draw:layer="layout" svg:width="0.149cm" svg:height="0.221cm" svg:x="7.454cm" svg:y="1.66cm" svg:viewBox="0 0 150 222" svg:d="M150 217c-9 5-13 5-22 5-4 0-12 0-21 0-21 0-34-5-46-14-9-9-13-26-13-43v-89h-48v-25h48v-42l25-9v51h77v25h-77v85c0 13 5 21 13 26 4 8 13 12 25 12 5 0 13-4 17-4 9 0 13 0 22-4z">
          <text:p/>
        </draw:path>
        <draw:polygon draw:style-name="gr5" draw:text-style-name="P5" draw:layer="layout" svg:width="0.174cm" svg:height="0.17cm" svg:x="7.636cm" svg:y="1.711cm" svg:viewBox="0 0 175 171" draw:points="175,0 150,171 116,171 90,98 86,82 82,103 55,171 22,171 0,0 26,0 43,115 43,141 51,120 78,42 99,42 124,120 129,141 133,115 146,0">
          <text:p/>
        </draw:polygon>
        <draw:path draw:style-name="gr5" draw:text-style-name="P5" draw:layer="layout" svg:width="0.157cm" svg:height="0.17cm" svg:x="7.831cm" svg:y="1.711cm" svg:viewBox="0 0 158 171" svg:d="M158 86c0 12-4 25-8 34 0 12-9 21-13 29-8 9-17 13-25 17-13 5-21 5-34 5s-21 0-35-5c-8-4-17-8-21-17-9-4-13-17-17-25-5-13-5-21-5-38 0-13 0-27 5-35 4-13 8-21 17-30 4-4 13-12 26-17 9-4 21-4 34-4 9 0 21 0 30 4 8 5 17 9 25 17 4 9 13 17 13 26 4 12 8 26 8 39zM129 86c0-9 0-17-5-27-4-8-4-17-8-21s-13-8-17-13c-4 0-13 0-21 0-9 0-13 0-21 5-5 4-14 8-18 12 0 5-4 13-9 23 0 4 0 12 0 21 0 12 0 21 5 25 0 9 4 17 8 21 4 5 9 9 18 13 4 0 13 4 17 4 8 0 17-4 25-4 5-4 9-8 13-17 4-4 8-13 8-17 5-8 5-17 5-25z">
          <text:p/>
        </draw:path>
        <draw:path draw:style-name="gr5" draw:text-style-name="P5" draw:layer="layout" svg:width="0.055cm" svg:height="0.055cm" svg:x="8.069cm" svg:y="1.826cm" svg:viewBox="0 0 56 56" svg:d="M25 0c5 0 9 4 13 4 0 0 4 4 10 4 0 4 4 10 4 10 0 4 4 8 4 12 0 5-4 9-4 13 0 0-4 4-4 8-6 0-10 5-10 5-4 0-8 0-13 0-4 0-8 0-8 0-4 0-9-5-13-5 0-4-4-8-4-8 0-4 0-8 0-13 0-4 0-8 0-12 0 0 4-6 4-10 4 0 9-4 13-4 0 0 4-4 8-4z">
          <text:p/>
        </draw:path>
        <draw:path draw:style-name="gr5" draw:text-style-name="P5" draw:layer="layout" svg:width="0.128cm" svg:height="0.17cm" svg:x="8.221cm" svg:y="1.711cm" svg:viewBox="0 0 129 171" svg:d="M129 124c0 4 0 13-5 17 0 4-4 9-8 13s-8 4-13 8c-4 0-9 5-13 5-5 4-13 4-17 4-5 0-9 0-17 0-9 0-22 0-30 0-9 0-17-4-26-4v-26c9 0 17 4 26 4 13 5 21 5 30 5 12 0 25-5 29-9 9-4 14-8 14-13 0-4 0-8-5-8 0-4 0-4-4-9-5 0-9-4-13-8-4 0-13-4-26-4-4-5-12-9-21-9-4-4-8-8-13-12-8 0-8-9-12-13-5-5-5-10-5-18 0-4 0-9 5-17 0-4 4-8 8-13 9-4 13-8 21-12 9-5 22-5 34-5 9 0 13 0 22 0s18 0 26 5v25c-8-4-17-4-26-4s-13-4-22-4c-8 0-12 4-17 4-4 0-8 0-12 4-5 0-5 4-9 4 0 4 0 9 0 9 0 4 0 8 0 8 4 4 4 4 9 9 4 5 8 5 12 9 5 0 13 4 22 4 12 5 21 9 26 13 9 0 13 4 17 8 4 5 8 9 8 13 5 4 5 13 5 17z">
          <text:p/>
        </draw:path>
        <draw:path draw:style-name="gr5" draw:text-style-name="P5" draw:layer="layout" svg:width="0.135cm" svg:height="0.238cm" svg:x="8.404cm" svg:y="1.643cm" svg:viewBox="0 0 136 239" svg:d="M56 93h-48v-25h78v145h50v26h-136v-26h56zM69 0c0 0 4 0 8 0 0 5 4 5 4 9 5 0 5 4 9 4 0 4 0 9 0 9 0 4 0 8 0 8-4 4-4 8-9 8 0 5-4 5-4 5-4 4-8 4-8 4-5 0-9 0-13-4 0 0-4 0-4-5-5 0-5-4-5-8-4 0-4-4-4-8 0 0 0-5 4-9 0 0 0-4 5-4 0-4 4-4 4-9 4 0 8 0 13 0z">
          <text:p/>
        </draw:path>
        <draw:path draw:style-name="gr5" draw:text-style-name="P5" draw:layer="layout" svg:width="0.14cm" svg:height="0.238cm" svg:x="8.582cm" svg:y="1.643cm" svg:viewBox="0 0 141 239" svg:d="M0 158c0-13 0-26 4-39s8-21 17-30c8-4 17-12 25-17 13-4 22-4 34-4 4 0 13 0 17 0 5 0 10 4 14 4v-72h30v239h-26v-34c-8 12-18 21-26 25-13 9-21 9-34 9-9 0-17 0-21-5-9-4-17-8-22-17-4-8-8-17-8-25-4-9-4-21-4-34zM29 154c0 21 5 38 9 46 4 9 13 17 25 17 9 0 13-4 21-12 9-5 18-17 27-30v-77c-4 0-9-5-14-5-8 0-13 0-17 0-17 0-29 5-38 13-8 13-13 26-13 48z">
          <text:p/>
        </draw:path>
        <draw:path draw:style-name="gr5" draw:text-style-name="P5" draw:layer="layout" svg:width="0.149cm" svg:height="0.17cm" svg:x="8.768cm" svg:y="1.711cm" svg:viewBox="0 0 150 171" svg:d="M150 77c0 5 0 9 0 9 0 4 0 8 0 8h-120c0 17 9 30 18 43 8 8 21 12 38 12 8 0 13 0 17 0s8-4 13-4c4 0 8 0 13 0 4 0 8-4 12-4v25c-8 0-17 5-25 5-13 0-22 0-34 0-13 0-26 0-34-5-14-4-22-8-27-17-8-8-12-17-16-25 0-13-5-26-5-38 0-13 5-21 5-35 4-9 8-17 16-26 5-8 13-16 27-21 8-4 17-4 30-4 12 0 21 0 29 4 13 5 17 9 26 17 4 4 8 13 13 21 4 13 4 23 4 35zM120 73c0-8 0-14 0-22-4-4-9-9-9-13-4-8-8-8-17-13-4-4-8-4-16-4-9 0-13 0-17 4-5 5-13 5-13 9-4 8-9 13-14 17 0 8 0 14-4 22z">
          <text:p/>
        </draw:path>
        <draw:path draw:style-name="gr5" draw:text-style-name="P5" draw:layer="layout" svg:width="0.14cm" svg:height="0.238cm" svg:x="8.955cm" svg:y="1.643cm" svg:viewBox="0 0 141 239" svg:d="M0 158c0-13 0-26 4-39s14-21 18-30c8-4 17-12 25-17 13-4 22-4 34-4 5 0 13 0 17 0 5 0 9 4 13 4v-72h30v239h-26v-34c-8 13-17 21-25 25-9 9-21 9-30 9-13 0-21 0-25-5-9-4-13-8-21-16-6-9-10-17-10-26-4-9-4-21-4-34zM30 154c0 21 5 38 9 47 4 8 13 17 25 17 9 0 17-5 22-13 8-4 17-17 25-30v-77c-4 0-8-5-13-5-8 0-12 0-17 0-17 0-29 5-38 13-8 13-13 26-13 48z">
          <text:p/>
        </draw:path>
        <draw:polygon draw:style-name="gr5" draw:text-style-name="P5" draw:layer="layout" svg:width="0.149cm" svg:height="0.22cm" svg:x="4.097cm" svg:y="2.695cm" svg:viewBox="0 0 150 221" draw:points="150,221 110,221 47,85 30,38 30,149 30,221 0,221 0,0 38,0 98,132 119,179 119,64 119,0 150,0">
          <text:p/>
        </draw:polygon>
        <draw:path draw:style-name="gr5" draw:text-style-name="P5" draw:layer="layout" svg:width="0.166cm" svg:height="0.22cm" svg:x="4.275cm" svg:y="2.695cm" svg:viewBox="0 0 167 221" svg:d="M167 111c0 17 0 34-5 46-4 17-12 30-21 39-4 8-17 16-25 21-9 4-22 4-35 4s-26 0-34-9c-13-4-21-8-25-21-9-8-13-21-18-34-4-12-4-29-4-46s0-34 4-51c5-14 13-27 22-35 8-9 17-17 25-21 13-4 21-4 34-4 14 0 26 0 39 4 9 8 17 12 26 25 4 9 12 22 12 35 5 13 5 30 5 47zM137 111c0-13 0-26 0-34-4-13-9-21-13-31-4-4-8-13-17-17-4-4-13-4-22-4-13 0-17 0-25 4-9 4-13 13-17 22-4 5-9 18-9 26-4 8-4 21-4 34s0 25 4 34c0 12 5 21 9 25 4 9 8 17 17 21 4 5 12 5 25 5 9 0 18 0 22-5 9-8 13-12 17-21 4-8 9-17 13-25 0-13 0-21 0-34z">
          <text:p/>
        </draw:path>
        <draw:polygon draw:style-name="gr5" draw:text-style-name="P5" draw:layer="layout" svg:width="0.157cm" svg:height="0.22cm" svg:x="4.466cm" svg:y="2.695cm" svg:viewBox="0 0 158 221" draw:points="158,25 93,25 93,221 64,221 64,25 0,25 0,0 158,0">
          <text:p/>
        </draw:polygon>
        <draw:polygon draw:style-name="gr5" draw:text-style-name="P5" draw:layer="layout" svg:width="0.123cm" svg:height="0.22cm" svg:x="4.674cm" svg:y="2.695cm" svg:viewBox="0 0 124 221" draw:points="124,221 0,221 0,0 124,0 124,25 30,25 30,94 119,94 119,119 30,119 30,196 124,196">
          <text:p/>
        </draw:polygon>
        <draw:path draw:style-name="gr5" draw:text-style-name="P5" draw:layer="layout" svg:width="0.051cm" svg:height="0.174cm" svg:x="4.894cm" svg:y="2.741cm" svg:viewBox="0 0 52 175" svg:d="M26 0c5 0 5 4 9 4s9 5 9 5c4 4 4 4 4 8 4 4 4 9 4 13 0 0 0 4-4 8 0 4 0 4-4 9 0 0-5 4-9 4s-4 4-9 4-9-4-9-4c-4 0-9-4-9-4-4-5-4-5-8-9 0-4 0-8 0-8 0-4 0-9 0-13 4-4 4-4 8-8 0 0 5-5 9-5 0 0 4-4 9-4zM26 124c5 0 5 0 9 4 4 0 9 0 9 4 4 5 4 5 4 9 4 4 4 4 4 8 0 5 0 9-4 13 0 0 0 4-4 4 0 4-5 4-9 9-4 0-4 0-9 0s-9 0-9 0c-4-5-9-5-9-9-4 0-4-4-8-4 0-4 0-8 0-13 0-4 0-4 0-8 4-4 4-4 8-9 0-4 5-4 9-4 0-4 4-4 9-4z">
          <text:p/>
        </draw:path>
        <draw:path draw:style-name="gr5" draw:text-style-name="P5" draw:layer="layout" svg:width="0.135cm" svg:height="0.174cm" svg:x="5.225cm" svg:y="2.741cm" svg:viewBox="0 0 136 175" svg:d="M0 4h25l4 30c5-8 9-13 13-17s9-4 13-8c4-5 9-5 13-5s8-4 17-4c17 0 30 9 39 17 8 9 12 25 12 47v111h-30v-111c0-13-4-22-9-26-4-8-12-12-21-12-4 0-8 0-8 4-4 0-9 0-13 4s-9 4-13 13c-4 4-8 8-13 12v116h-29z">
          <text:p/>
        </draw:path>
        <draw:path draw:style-name="gr5" draw:text-style-name="P5" draw:layer="layout" svg:width="0.131cm" svg:height="0.238cm" svg:x="5.602cm" svg:y="2.677cm" svg:viewBox="0 0 132 239" svg:d="M55 95h-51v-26h81v144h47v26h-132v-26h55zM64 0c4 0 8 0 8 0 4 5 8 5 8 9 5 0 5 4 5 4 0 4 4 9 4 9 0 4-4 8-4 8 0 4 0 8-5 8 0 5-4 5-8 5 0 4-4 4-8 4-5 0-5 0-9-4-4 0-4 0-8-5 0 0 0-4-5-8 0 0 0-4 0-8 0 0 0-5 0-9 5 0 5-4 5-4 4-4 4-4 8-9 4 0 4 0 9 0z">
          <text:p/>
        </draw:path>
        <draw:path draw:style-name="gr5" draw:text-style-name="P5" draw:layer="layout" svg:width="0.131cm" svg:height="0.174cm" svg:x="5.789cm" svg:y="2.741cm" svg:viewBox="0 0 132 175" svg:d="M132 128c0 5-4 9-4 13-5 9-5 13-9 13-4 4-8 8-13 12-4 0-8 5-12 5-5 0-13 4-17 4s-9 0-17 0c-9 0-22 0-31 0-8 0-17-4-29-4v-30c12 4 21 9 29 9 14 0 22 0 31 0 13 0 25 0 29-5 9-4 13-8 13-17 0 0-4-4-4-8 0 0 0-4-4-4-5-6-9-6-13-10-8 0-13-4-25-8-9 0-13-4-23-4-4-5-8-9-16-13-5-4-9-9-9-13-4-4-4-13-4-17s0-13 4-17c0-4 4-8 9-17 4-4 12-8 21-8 9-4 22-9 35-9 8 0 12 5 21 5 8 0 17 0 25 4v25c-8-4-17-4-25-4-9-4-17-4-21-4-9 0-13 0-17 4-5 0-9 0-13 4-5 0-5 4-10 4 0 5 0 9 0 9 0 4 0 8 0 8 5 5 5 5 10 9 4 0 8 4 13 4 4 4 12 9 21 9 8 4 17 8 25 8 9 4 13 9 17 13s9 8 9 12c0 6 4 10 4 18z">
          <text:p/>
        </draw:path>
        <draw:path draw:style-name="gr5" draw:text-style-name="P5" draw:layer="layout" svg:width="0.132cm" svg:height="0.174cm" svg:x="6.161cm" svg:y="2.741cm" svg:viewBox="0 0 133 175" svg:d="M0 4h26v30c4-8 9-13 13-17s8-4 17-8c4-5 9-5 13-5 5 0 9-4 13-4 17 0 30 9 38 17 9 9 13 26 13 47v111h-30v-111c0-13 0-21-4-26-4-8-13-12-21-12-4 0-9 0-13 4-5 0-5 0-9 4-5 4-9 4-13 13-4 4-8 8-13 13v115h-30z">
          <text:p/>
        </draw:path>
        <draw:path draw:style-name="gr5" draw:text-style-name="P5" draw:layer="layout" svg:width="0.131cm" svg:height="0.169cm" svg:x="6.348cm" svg:y="2.746cm" svg:viewBox="0 0 132 170" svg:d="M132 170h-25v-30c-4 9-8 13-13 17-4 0-8 4-12 9-5 0-13 4-17 4-5 0-9 0-13 0-17 0-30-4-38-13-10-12-14-25-14-46v-111h31v106c0 26 8 39 25 39 4 0 9 0 13 0s4-5 8-5c5-4 9-8 13-12 4-5 9-9 17-17v-111h25z">
          <text:p/>
        </draw:path>
        <draw:path draw:style-name="gr5" draw:text-style-name="P5" draw:layer="layout" svg:width="0.157cm" svg:height="0.174cm" svg:x="6.522cm" svg:y="2.741cm" svg:viewBox="0 0 158 175" svg:d="M132 175v-124c0-4 0-8 0-13 0-4 0-4-4-8v-4c-4 0-4 0-8 0 0 0-5 0-5 4 0 0-4 0-4 4-5 4-5 9-9 13-5 4-5 13-9 17v111h-25v-120c0-4-5-12-5-12 0-5 0-9 0-13l-4-4h-4c0 0-4 0-4 4-5 0-5 0-9 4 0 4-4 9-4 13-4 4-9 8-13 17v111h-25v-170h21l4 33c0-8 4-12 9-16 0-5 4-9 8-13 0 0 4-4 9-4 4 0 4-5 8-5 9 0 17 5 21 13 5 4 9 13 9 25 0-4 4-12 8-16 0-5 5-9 9-9 0-4 5-8 9-8 5 0 9-5 13-5 21 0 30 17 30 51v124z">
          <text:p/>
        </draw:path>
        <draw:path draw:style-name="gr5" draw:text-style-name="P5" draw:layer="layout" svg:width="0.144cm" svg:height="0.237cm" svg:x="6.721cm" svg:y="2.678cm" svg:viewBox="0 0 145 238" svg:d="M145 149c0 13-4 25-8 38-5 9-9 21-17 26-5 8-14 16-27 21-8 0-21 4-34 4-8 0-17 0-29-4-9 0-22-5-30-9v-225h30v64l-5 34c9-12 22-21 30-25s17-9 30-9c8 0 17 5 25 9 10 4 14 8 18 17 4 8 9 17 13 25 0 9 4 21 4 34zM115 149c0-8-5-17-5-21 0-9-4-13-4-21-4-5-8-9-13-13-4 0-8-4-12-4-5 0-9 4-13 4-5 0-9 4-13 4-4 4-8 9-13 13-4 4-8 8-12 17v80c4 0 8 5 17 5 4 0 12 0 16 0 5 0 13 0 18 0 8-5 12-9 17-13 4-4 8-9 12-17 0-9 5-21 5-34z">
          <text:p/>
        </draw:path>
        <draw:path draw:style-name="gr5" draw:text-style-name="P5" draw:layer="layout" svg:width="0.148cm" svg:height="0.174cm" svg:x="6.899cm" svg:y="2.741cm" svg:viewBox="0 0 149 175" svg:d="M149 81c0 4 0 8 0 8 0 5 0 5 0 9h-119c0 18 8 30 17 39 8 8 21 17 42 17 4 0 8-4 13-4 4 0 8 0 13 0 4 0 8 0 12-5 6 0 10 0 14 0v21c-8 5-18 5-26 9-9 0-22 0-30 0-17 0-30 0-38-4-13-5-22-9-26-17-8-9-12-17-17-30 0-8-4-22-4-35 0-12 4-21 9-34 0-8 8-21 12-25 9-8 13-17 26-21 8-4 17-9 29-9 13 0 21 5 34 9 9 4 13 8 23 13 4 8 8 16 12 25 4 8 4 21 4 34zM119 77c0-9 0-17 0-22-4-4-4-12-9-17-4-4-8-8-17-8-4-4-8-4-17-4-8 0-12 0-17 4-4 0-8 4-12 8-5 5-9 13-9 17-4 5-4 13-8 22z">
          <text:p/>
        </draw:path>
        <draw:path draw:style-name="gr5" draw:text-style-name="P5" draw:layer="layout" svg:width="0.135cm" svg:height="0.174cm" svg:x="7.103cm" svg:y="2.741cm" svg:viewBox="0 0 136 175" svg:d="M0 4h25v30c8-8 21-17 30-25 8-5 17-9 29-9 17 0 30 9 40 17 8 13 12 30 12 51h-30c0-13 0-26-5-30-8-8-12-12-21-12-4 0-8 4-12 4-5 0-9 4-13 4-5 4-9 8-13 13-4 4-9 12-13 17v111h-29z">
          <text:p/>
        </draw:path>
        <draw:path draw:style-name="gr5" draw:text-style-name="P5" draw:layer="layout" svg:width="0.132cm" svg:height="0.237cm" svg:x="7.471cm" svg:y="2.678cm" svg:viewBox="0 0 133 238" svg:d="M55 94h-50v-26h81v145h47v25h-133v-25h55zM65 0c4 0 8 0 8 0 5 0 5 4 9 4 0 4 4 4 4 8 0 5 0 5 0 9s0 4 0 8-4 4-4 9c-4 0-4 4-9 4 0 0-4 0-8 0-5 0-5 0-10 0-4 0-4-4-8-4 0-5-4-5-4-9s0-4 0-8 0-4 0-9c0-4 4-4 4-8 4 0 4-4 8-4 5 0 5 0 10 0z">
          <text:p/>
        </draw:path>
        <draw:path draw:style-name="gr5" draw:text-style-name="P5" draw:layer="layout" svg:width="0.135cm" svg:height="0.174cm" svg:x="7.654cm" svg:y="2.741cm" svg:viewBox="0 0 136 175" svg:d="M0 4h25l4 30c4-8 9-13 13-17s8-4 13-8c4-5 8-5 12-5 5 0 13-4 17-4 17 0 31 9 39 17 9 9 13 26 13 47v111h-31v-111c0-13 0-21-8-26-4-8-8-12-21-12 0 0-4 0-9 4-4 0-8 0-12 4 0 4-5 4-9 13-4 4-13 8-17 13v115h-29z">
          <text:p/>
        </draw:path>
        <draw:polygon draw:style-name="gr5" draw:text-style-name="P5" draw:layer="layout" svg:width="0.131cm" svg:height="0.14cm" svg:x="8.031cm" svg:y="2.678cm" svg:viewBox="0 0 132 141" draw:points="132,98 119,115 73,86 77,141 56,141 56,86 8,115 0,98 52,73 0,47 8,25 60,60 56,0 77,0 73,60 119,25 132,47 81,73">
          <text:p/>
        </draw:polygon>
        <draw:path draw:style-name="gr5" draw:text-style-name="P5" draw:layer="layout" svg:width="0.148cm" svg:height="0.174cm" svg:x="8.209cm" svg:y="2.741cm" svg:viewBox="0 0 149 175" svg:d="M149 81c0 4 0 8 0 8 0 5 0 5 0 9h-118c0 18 4 31 12 39 13 9 26 17 43 17 4 0 8-4 17-4 4 0 8 0 12 0 5 0 9 0 13-4 4 0 8 0 13 0v21c-9 4-17 4-30 8-8 0-17 0-30 0-12 0-25 0-38-4-8-4-17-8-21-17-8-8-13-17-18-30-4-8-4-22-4-35 0-12 0-21 4-34 5-8 10-21 18-25 4-8 13-17 21-21 9-4 21-9 34-9s21 5 30 9c8 4 17 8 21 13 8 8 13 16 17 25 0 8 4 21 4 34zM120 77c0-9 0-17-5-22 0-4-4-12-8-17-4-4-9-8-13-8-4-4-13-4-17-4-8 0-13 0-21 4-4 0-8 4-13 8-4 5-4 13-8 17 0 5-4 13-4 22z">
          <text:p/>
        </draw:path>
        <draw:path draw:style-name="gr5" draw:text-style-name="P5" draw:layer="layout" svg:width="0.136cm" svg:height="0.174cm" svg:x="8.399cm" svg:y="2.741cm" svg:viewBox="0 0 137 175" svg:d="M112 175v-25c-9 8-17 16-30 21-8 4-17 4-30 4-8 0-18 0-22-4-8 0-13-5-17-9s-8-8-13-17c0-4 0-8 0-17 0-18 5-30 17-39 13-8 31-17 57-17h34v-12c0-9 0-17-9-26-4-4-17-8-30-8-8 0-17 4-25 4-10 4-22 4-31 8v-25c4 0 9-4 13-4s8 0 14-4c4 0 12 0 17 0 4 0 8-5 17-5 8 0 17 5 25 5 9 4 17 8 21 12 5 5 9 9 13 17 4 4 4 13 4 21v120zM108 98h-34c-9 0-17 0-22 0-4 0-8 4-12 8-6 0-6 4-10 10 0 4 0 8 0 12 0 5 0 5 0 9s4 4 4 8c6 0 10 5 10 5 4 0 8 4 13 4 8 0 17-4 25-9 9-4 17-8 26-17z">
          <text:p/>
        </draw:path>
        <draw:path draw:style-name="gr5" draw:text-style-name="P5" draw:layer="layout" svg:width="0.128cm" svg:height="0.169cm" svg:x="8.59cm" svg:y="2.746cm" svg:viewBox="0 0 129 170" svg:d="M129 161c-5 5-13 5-23 9-8 0-17 0-25 0-26 0-47-9-60-21-17-13-21-34-21-64 0-12 0-25 4-34 5-13 13-22 17-30 9-9 17-13 30-17 9-4 21-4 34-4 9 0 17 0 21 0 10 0 18 4 23 4v29c-5-4-13-8-23-8-8 0-12-4-21-4s-17 4-21 4c-9 4-13 8-17 13-4 9-9 13-13 22-4 8-4 17-4 25 0 21 4 34 13 47 12 8 25 13 42 13 9 0 17 0 21 0 10-5 18-5 23-9z">
          <text:p/>
        </draw:path>
        <draw:path draw:style-name="gr5" draw:text-style-name="P5" draw:layer="layout" svg:width="0.136cm" svg:height="0.237cm" svg:x="8.777cm" svg:y="2.678cm" svg:viewBox="0 0 137 238" svg:d="M137 238h-30v-110c0-13-5-21-9-26-4-8-13-12-21-12-4 0-8 0-8 4-6 0-10 0-14 4s-9 4-13 13c-4 4-8 8-13 13v114h-29v-238h29v69 25c5-4 9-8 13-13 4-4 9-4 13-8s8-4 14-4c4 0 8-5 12-5 17 0 30 9 39 17 8 9 17 26 17 47z">
          <text:p/>
        </draw:path>
        <draw:polygon draw:style-name="gr5" draw:text-style-name="P5" draw:layer="layout" svg:width="0.132cm" svg:height="0.14cm" svg:x="8.963cm" svg:y="2.678cm" svg:viewBox="0 0 133 141" draw:points="133,98 124,115 78,86 82,141 56,141 61,86 14,115 0,98 52,73 0,47 14,25 61,60 56,0 82,0 78,60 124,25 133,47 82,73">
          <text:p/>
        </draw:polygon>
        <draw:path draw:style-name="gr5" draw:text-style-name="P5" draw:layer="layout" svg:width="0.157cm" svg:height="0.242cm" svg:x="9.328cm" svg:y="2.741cm" svg:viewBox="0 0 158 243" svg:d="M128 30c4 5 8 9 8 13 5 5 5 9 5 17 0 9-5 17-5 22-4 8-8 16-12 21-9 4-14 8-22 12-9 0-17 5-30 5-4 0-13-5-17-5-9 0-13-4-17-4 0 0-4 4-4 9 0 0 0 4 0 8s0 9 4 9c4 4 8 4 17 8h42c9 0 18 0 27 4 4 0 12 5 17 9 4 0 8 4 12 12 0 5 5 9 5 17 0 9-5 13-5 22-4 4-8 13-17 17-8 4-17 8-25 12-9 5-22 5-39 5-13 0-26 0-34-5-8 0-17-4-21-8-9-4-13-8-13-13-4-4-4-13-4-17 0-8 0-17 4-21 4-9 9-13 17-17-4-4-4-4-8-8l-5-5c0-4 0-4-4-8 0-4 0-4 0-9 0-4 4-12 4-17 5-8 9-12 13-17 0-4-4-8-4-8-4-4-4-4-4-8 0-5-5-5-5-9s0-8 0-13c0-8 0-17 5-21 4-9 8-18 12-22 9-4 13-8 21-13 9 0 17-4 26-4 4 0 8 4 13 4 4 0 8 0 12 0h61v26zM30 196c0 8 4 13 12 17 9 4 17 9 34 9 9 0 17-5 21-5 9 0 14-4 18-8 4 0 4-5 9-9 0-4 0-4 0-8 0-9 0-13-9-17-4-5-13-5-26-5l-43-4c-4 4-4 9-8 9-4 4-4 4-4 8-4 0-4 4-4 4 0 5 0 9 0 9zM38 60c0 5 0 9 4 13 0 9 4 9 4 13 5 4 9 4 13 8 4 0 9 0 13 0 8 0 13 0 17 0 4-4 8-4 13-8 0-4 4-9 4-13 5-4 5-8 5-13 0-4 0-8-5-12 0-5-4-9-4-13-5-5-9-5-13-9-4 0-9 0-17 0-4 0-9 0-13 0-4 4-8 4-13 9-4 4-4 8-8 13 0 4 0 8 0 12z">
          <text:p/>
        </draw:path>
        <draw:path draw:style-name="gr5" draw:text-style-name="P5" draw:layer="layout" svg:width="0.136cm" svg:height="0.174cm" svg:x="9.531cm" svg:y="2.741cm" svg:viewBox="0 0 137 175" svg:d="M0 4h26v30c12-8 21-17 29-25 9-5 22-9 30-9 17 0 30 9 39 17 9 13 13 30 13 51h-31c0-13 0-26-4-30-4-8-13-12-21-12-4 0-9 4-13 4s-8 4-13 4c-4 4-8 8-12 13-5 4-9 12-13 17v111h-30z">
          <text:p/>
        </draw:path>
        <draw:path draw:style-name="gr5" draw:text-style-name="P5" draw:layer="layout" svg:width="0.157cm" svg:height="0.174cm" svg:x="9.701cm" svg:y="2.741cm" svg:viewBox="0 0 158 175" svg:d="M158 89c0 13-5 21-9 35-4 9-8 21-13 26-8 8-16 16-25 21-13 4-21 4-34 4s-25 0-35-4c-8-5-17-9-25-17-5-9-9-17-13-26-4-12-4-26-4-39 0-12 0-25 4-34 4-12 8-21 17-29 4-9 13-13 26-17 9-4 22-9 34-9 9 0 22 5 30 9 9 4 17 8 25 17 5 4 13 12 13 25 4 9 9 21 9 38zM128 89c0-12-4-21-4-29-4-5-4-13-9-17-4-5-12-9-17-13-8 0-12-4-21-4-8 0-17 4-21 4-9 4-14 8-18 17-4 4-4 13-8 17 0 8 0 17 0 25 0 9 0 17 0 27 4 8 8 17 12 21 5 4 10 8 14 13 8 0 13 0 21 0 9 0 17 0 21-5 9-4 13-8 17-12 5-5 9-13 9-23 0-4 4-12 4-21z">
          <text:p/>
        </draw:path>
        <draw:path draw:style-name="gr5" draw:text-style-name="P5" draw:layer="layout" svg:width="0.135cm" svg:height="0.169cm" svg:x="9.896cm" svg:y="2.746cm" svg:viewBox="0 0 136 170" svg:d="M136 170h-25v-30c-4 9-13 13-17 17-4 0-8 4-13 9-4 0-8 4-12 4-5 0-9 0-13 0-17 0-31-4-39-13-13-12-17-25-17-46v-111h30v106c0 26 13 39 30 39 4 0 9 0 13 0 0 0 4-5 8-5 5-4 9-8 13-12 4-5 9-9 13-17v-111h29z">
          <text:p/>
        </draw:path>
        <draw:path draw:style-name="gr5" draw:text-style-name="P5" draw:layer="layout" svg:width="0.14cm" svg:height="0.242cm" svg:x="10.086cm" svg:y="2.741cm" svg:viewBox="0 0 141 243" svg:d="M141 86c0 17 0 30-4 38-4 13-13 21-18 30-8 8-17 12-25 17-13 4-21 4-34 4-4 0-13 0-17 0s-9-4-17-4v72h-26v-238h26v30c8-13 17-22 25-26 13-4 22-9 34-9 9 0 17 5 22 9 8 4 17 8 21 17 5 9 9 18 9 26 4 9 4 21 4 34zM111 86c0-8 0-17 0-21-4-9-4-13-9-21 0-5-4-9-8-14-4 0-9-4-17-4-4 0-9 4-9 4-4 0-8 5-12 5-5 4-9 9-13 13s-9 8-17 17v80c8 0 13 5 17 5 8 0 13 0 17 0 17 0 30-5 38-13 9-13 13-30 13-51z">
          <text:p/>
        </draw:path>
        <draw:path draw:style-name="gr3" draw:text-style-name="P3" draw:layer="layout" svg:width="0.352cm" svg:height="0.276cm" svg:x="3.987cm" svg:y="3.275cm" svg:viewBox="0 0 353 277" svg:d="M353 0l-77 277h-38l-55-200c-4-9-4-22-4-30 0 8-4 17-4 30l-59 200h-35l-81-277h34l60 213c0 9 5 17 5 26 0-9 4-17 4-26l63-213h30l55 213c4 9 4 17 4 26h5c0-9 0-17 4-26l55-213z">
          <text:p/>
        </draw:path>
        <draw:path draw:style-name="gr3" draw:text-style-name="P3" draw:layer="layout" svg:width="0.038cm" svg:height="0.284cm" svg:x="4.373cm" svg:y="3.267cm" svg:viewBox="0 0 39 285" svg:d="M18 38c-6 0-10 0-14-4-4-5-4-9-4-17 0-4 0-9 4-13s8-4 14-4c8 0 12 0 17 4 4 4 4 9 4 13 0 8 0 12-4 17-5 4-9 4-17 4zM35 285h-31v-196h31z">
          <text:p/>
        </draw:path>
        <draw:path draw:style-name="gr3" draw:text-style-name="P3" draw:layer="layout" svg:width="0.114cm" svg:height="0.254cm" svg:x="4.445cm" svg:y="3.297cm" svg:viewBox="0 0 115 255" svg:d="M115 251c-8 4-17 4-29 4-35 0-52-17-52-55v-116h-34v-25h34v-47l35-12v59h46v25h-46v112c0 12 0 21 4 25 4 9 13 9 21 9 9 0 17 0 21-5z">
          <text:p/>
        </draw:path>
        <draw:path draw:style-name="gr3" draw:text-style-name="P3" draw:layer="layout" svg:width="0.161cm" svg:height="0.288cm" svg:x="4.602cm" svg:y="3.263cm" svg:viewBox="0 0 162 289" svg:d="M162 289h-31v-114c0-39-17-60-46-60-17 0-30 4-39 17-12 13-16 26-16 47v110h-30v-289h30v124c16-22 38-34 63-34 47 0 69 25 69 76z">
          <text:p/>
        </draw:path>
        <draw:path draw:style-name="gr3" draw:text-style-name="P3" draw:layer="layout" svg:width="0.157cm" svg:height="0.203cm" svg:x="4.911cm" svg:y="3.352cm" svg:viewBox="0 0 158 204" svg:d="M158 199h-34v-34c-13 26-34 39-60 39-21 0-33-9-46-18-9-8-18-25-18-42 0-34 22-55 69-64l55-8c0-30-13-47-38-47-26 0-47 9-64 21v-29c17-13 42-17 64-17 46 0 72 21 72 72zM124 97l-47 9c-13 0-25 4-29 8-9 9-13 17-13 30 0 8 4 17 8 21 9 9 17 9 30 9s25-5 38-13c8-13 13-25 13-42z">
          <text:p/>
        </draw:path>
        <draw:path draw:style-name="gr3" draw:text-style-name="P3" draw:layer="layout" svg:width="0.127cm" svg:height="0.203cm" svg:x="5.221cm" svg:y="3.352cm" svg:viewBox="0 0 128 204" svg:d="M0 191v-35c16 13 33 17 56 17 25 0 42-8 42-25 0-4-4-9-4-13-5-4-5-8-9-8-4-4-8-9-17-9-4-4-8-4-17-8s-18-4-22-9c-8-4-13-8-17-12-4-5-8-9-8-17-4-4-4-9-4-17 0-9 0-17 4-26 4-8 12-12 17-17 8-4 17-8 25-12 10 0 18 0 26 0 17 0 34 0 47 8v30c-13-9-30-13-51-13-4 0-8 0-12 0-5 4-10 4-14 9-4 0-9 4-9 8 0 0-4 4-4 9 0 4 4 8 4 12 0 5 5 9 9 9 4 4 9 8 14 8 4 4 12 4 16 9 9 0 17 4 22 8 8 4 12 9 21 13 4 4 9 8 9 13 4 8 4 12 4 21 0 12 0 17-4 25-5 9-13 13-18 17-8 5-17 9-25 13-9 0-21 5-30 5-22 0-39-5-51-13z">
          <text:p/>
        </draw:path>
        <draw:path draw:style-name="gr3" draw:text-style-name="P3" draw:layer="layout" svg:width="0.152cm" svg:height="0.203cm" svg:x="5.382cm" svg:y="3.352cm" svg:viewBox="0 0 153 204" svg:d="M153 199h-30v-34c-12 26-33 39-59 39-21 0-38-9-46-18-14-8-18-25-18-42 0-34 22-55 64-64l59-8c0-30-12-47-42-47-21 0-42 9-63 21v-29c21-13 42-17 67-17 47 0 68 21 68 72zM123 97l-46 9c-17 0-26 4-34 8-8 9-8 17-8 30 0 8 0 17 8 21 8 8 17 8 25 8 17 0 30-4 38-12 13-13 17-26 17-43z">
          <text:p/>
        </draw:path>
        <draw:path draw:style-name="gr3" draw:text-style-name="P3" draw:layer="layout" svg:width="0.275cm" svg:height="0.199cm" svg:x="5.594cm" svg:y="3.352cm" svg:viewBox="0 0 276 200" svg:d="M276 200h-30v-116c0-21-4-38-12-46-5-9-17-13-30-13-17 0-25 4-34 17-13 13-17 26-17 42v116h-30v-120c0-38-17-55-46-55-13 0-21 4-30 17-14 13-18 26-18 42v116h-29v-196h29v30h4c14-26 35-34 61-34 12 0 25 0 34 8 8 9 17 17 21 30 13-26 34-38 64-38 42 0 63 25 63 76z">
          <text:p/>
        </draw:path>
        <draw:path draw:style-name="gr3" draw:text-style-name="P3" draw:layer="layout" svg:width="0.178cm" svg:height="0.288cm" svg:x="5.928cm" svg:y="3.352cm" svg:viewBox="0 0 179 289" svg:d="M30 169v120h-30v-285h30v34c18-26 39-38 69-38 25 0 46 8 59 25s21 38 21 68c0 34-8 59-21 80-17 18-38 30-68 30-25 0-42-12-60-34zM30 89v29c0 17 10 30 18 38 9 13 26 17 38 17 21 0 34-4 47-21 8-13 17-34 17-59 0-21-9-38-17-51-9-13-21-17-43-17-16 0-29 4-42 17-8 13-18 30-18 47z">
          <text:p/>
        </draw:path>
        <draw:polygon draw:style-name="gr3" draw:text-style-name="P3" draw:layer="layout" svg:width="0.034cm" svg:height="0.288cm" svg:x="6.155cm" svg:y="3.263cm" svg:viewBox="0 0 35 289" draw:points="0,0 35,0 35,289 0,289">
          <text:p/>
        </draw:polygon>
        <draw:path draw:style-name="gr3" draw:text-style-name="P3" draw:layer="layout" svg:width="0.169cm" svg:height="0.203cm" svg:x="6.238cm" svg:y="3.352cm" svg:viewBox="0 0 170 204" svg:d="M170 106h-141c5 25 9 38 22 51 8 12 25 17 42 17 26 0 43-5 65-22v30c-17 13-43 22-69 22-30 0-51-13-68-30-13-17-21-43-21-73 0-29 8-55 25-76 17-17 38-25 64-25s47 8 60 21c13 17 21 42 21 72zM136 80c0-17-4-29-12-42-9-9-22-13-35-13-17 0-30 4-38 17-9 9-17 21-17 38z">
          <text:p/>
        </draw:path>
        <draw:path draw:style-name="gr3" draw:text-style-name="P3" draw:layer="layout" svg:width="0.191cm" svg:height="0.203cm" svg:x="6.547cm" svg:y="3.352cm" svg:viewBox="0 0 192 204" svg:d="M95 204c-30 0-51-13-68-30s-27-43-27-73c0-33 10-59 27-76s42-25 72-25c29 0 51 8 68 25s25 43 25 72c0 34-8 60-25 77s-43 30-72 30zM99 25c-21 0-38 4-47 21-12 13-21 30-21 55 0 22 9 43 21 56 9 12 26 17 47 17 17 0 34-5 47-17 8-13 12-34 12-56 0-25-4-42-12-59-13-13-30-17-47-17z">
          <text:p/>
        </draw:path>
        <draw:path draw:style-name="gr3" draw:text-style-name="P3" draw:layer="layout" svg:width="0.114cm" svg:height="0.293cm" svg:x="6.768cm" svg:y="3.258cm" svg:viewBox="0 0 115 294" svg:d="M115 30c-4-4-13-4-21-4-21 0-30 12-30 42v30h43v26h-43v170h-34v-170h-30v-26h30v-34c0-21 9-34 22-47 8-12 25-17 42-17 8 0 17 0 21 0z">
          <text:p/>
        </draw:path>
        <draw:path draw:style-name="gr3" draw:text-style-name="P3" draw:layer="layout" svg:width="0.173cm" svg:height="0.284cm" svg:x="7.001cm" svg:y="3.271cm" svg:viewBox="0 0 174 285" svg:d="M174 127c0 22-4 47-8 64-4 21-13 38-21 51-9 12-21 21-34 30s-30 13-47 13-33-4-46-13v-30c13 8 29 12 46 12 13 0 26 0 34-4 9-8 17-13 26-25 4-9 8-21 12-34 5-13 9-30 9-51h-4c-9 25-30 38-60 38-12 0-21-4-34-8-8-5-16-9-21-17-8-9-12-17-17-26-5-12-9-21-9-34 0-12 4-25 9-38s9-21 17-30c9-8 17-12 30-16 8-5 21-9 34-9s25 4 34 9c12 8 21 12 29 25 5 8 13 21 17 38s4 34 4 55zM141 98c0-9 0-22-5-30-4-9-4-17-12-21-5-5-9-13-17-13-4-4-13-9-21-9-5 0-13 5-22 9-4 0-8 4-17 8-4 9-8 13-8 22-4 8-4 17-4 25 0 9 0 17 4 26 0 8 4 12 8 17 5 8 13 12 17 12 9 5 17 5 26 5 4 0 13 0 21-5 4 0 8-4 13-8 8-4 8-13 12-17 5-9 5-13 5-21z">
          <text:p/>
        </draw:path>
        <draw:path draw:style-name="gr3" draw:text-style-name="P3" draw:layer="layout" svg:width="0.173cm" svg:height="0.284cm" svg:x="7.213cm" svg:y="3.271cm" svg:viewBox="0 0 174 285" svg:d="M174 191c0 13 0 25-4 38-4 8-13 21-21 30-4 4-14 13-26 17-9 5-22 9-34 9-13 0-26-4-38-9-9-9-17-17-26-26-8-13-12-25-17-38-4-17-8-34-8-55s4-42 8-64c9-17 13-34 26-51 8-12 21-21 34-29 12-9 29-13 46-13s35 4 43 9v29c-12-8-30-13-43-13s-25 5-34 9c-8 8-17 17-25 25-9 9-13 22-17 34-4 17-4 30-4 47 12-21 34-34 63-34 13 0 21 4 30 9 14 4 22 8 26 17 9 8 13 17 17 25 4 13 4 21 4 34zM145 195c0-8-4-17-4-25-6-9-10-13-14-21-4-5-9-9-17-9-4-4-13-4-21-4-9 0-13 0-21 4-5 0-13 4-17 9-5 8-9 12-13 21 0 4-4 12-4 21 0 8 4 17 4 25 4 9 8 13 13 21 4 5 12 9 17 13 8 4 12 4 21 4 8 0 17 0 21-4 8 0 13-4 17-13 4-4 8-8 14-17 0-8 4-16 4-25z">
          <text:p/>
        </draw:path>
        <draw:path draw:style-name="gr3" draw:text-style-name="P3" draw:layer="layout" svg:width="0.182cm" svg:height="0.288cm" svg:x="7.539cm" svg:y="3.352cm" svg:viewBox="0 0 183 289" svg:d="M35 169v120h-35v-285h35v34c13-26 38-38 68-38 25 0 42 8 59 25 13 17 21 38 21 68 0 34-8 59-25 80-17 18-38 30-64 30-25 0-46-12-59-34zM35 89v29c0 17 4 30 13 38 12 13 25 17 42 17s34-4 43-21c12-13 16-34 16-59 0-21-4-38-16-51-9-13-22-17-39-17s-34 4-42 17c-13 13-17 30-17 47z">
          <text:p/>
        </draw:path>
        <draw:path draw:style-name="gr3" draw:text-style-name="P3" draw:layer="layout" svg:width="0.153cm" svg:height="0.203cm" svg:x="7.755cm" svg:y="3.352cm" svg:viewBox="0 0 154 204" svg:d="M154 199h-30v-34c-17 26-34 39-65 39-16 0-33-9-42-18-13-8-17-25-17-42 0-34 21-55 64-64l60-8c0-30-13-47-42-47-23 0-44 9-65 21v-29c21-13 42-17 69-17 47 0 68 21 68 72zM124 97l-47 9c-18 0-26 4-34 8-9 9-13 17-13 30 0 8 4 17 13 21 4 9 12 9 25 9 18 0 31-5 39-13 13-13 17-25 17-42z">
          <text:p/>
        </draw:path>
        <draw:path draw:style-name="gr3" draw:text-style-name="P3" draw:layer="layout" svg:width="0.114cm" svg:height="0.254cm" svg:x="7.942cm" svg:y="3.297cm" svg:viewBox="0 0 115 255" svg:d="M115 251c-8 4-17 4-30 4-34 0-51-17-51-55v-116h-34v-25h34v-47l34-12v59h47v25h-47v112c0 12 0 21 4 25 4 9 13 9 21 9 10 0 18 0 22-5z">
          <text:p/>
        </draw:path>
        <draw:path draw:style-name="gr3" draw:text-style-name="P3" draw:layer="layout" svg:width="0.039cm" svg:height="0.284cm" svg:x="8.094cm" svg:y="3.267cm" svg:viewBox="0 0 40 285" svg:d="M23 38c-10 0-14 0-18-4-5-5-5-9-5-17 0-4 0-9 5-13 4-4 8-4 18-4 4 0 8 0 12 4 5 4 5 9 5 13 0 8 0 12-5 17-4 4-8 4-12 4zM35 285h-30v-196h30z">
          <text:p/>
        </draw:path>
        <draw:path draw:style-name="gr3" draw:text-style-name="P3" draw:layer="layout" svg:width="0.17cm" svg:height="0.203cm" svg:x="8.179cm" svg:y="3.352cm" svg:viewBox="0 0 171 204" svg:d="M171 106h-136c0 25 4 38 17 50 8 13 25 17 47 17 21 0 38-4 59-21v30c-17 13-42 22-68 22-30 0-51-13-64-31-17-17-26-42-26-72 0-29 9-55 26-76 17-17 39-25 64-25 26 0 47 8 60 21 12 17 21 42 21 72zM137 80c0-17-4-29-13-42-8-9-17-13-34-13s-25 4-38 17c-9 9-17 21-17 38z">
          <text:p/>
        </draw:path>
        <draw:path draw:style-name="gr3" draw:text-style-name="P3" draw:layer="layout" svg:width="0.161cm" svg:height="0.199cm" svg:x="8.395cm" svg:y="3.352cm" svg:viewBox="0 0 162 200" svg:d="M162 200h-29v-116c0-38-17-59-47-59-17 0-31 4-39 17-9 13-17 26-17 42v116h-30v-196h30v30h4c13-22 35-34 65-34 21 0 34 4 46 17 13 17 17 34 17 59z">
          <text:p/>
        </draw:path>
        <draw:path draw:style-name="gr3" draw:text-style-name="P3" draw:layer="layout" svg:width="0.114cm" svg:height="0.254cm" svg:x="8.591cm" svg:y="3.297cm" svg:viewBox="0 0 115 255" svg:d="M115 251c-9 4-17 4-30 4-34 0-51-17-51-55v-116h-34v-25h34v-47l34-12v59h47v25h-47v112c0 12 0 21 4 25 5 9 13 9 22 9 8 0 17 0 21-5z">
          <text:p/>
        </draw:path>
        <draw:path draw:style-name="gr3" draw:text-style-name="P3" draw:layer="layout" svg:width="0.132cm" svg:height="0.203cm" svg:x="8.734cm" svg:y="3.352cm" svg:viewBox="0 0 133 204" svg:d="M0 191v-35c17 13 39 17 55 17 30 0 43-8 43-25 0-4 0-9-4-13 0-4-5-8-9-8-4-4-8-9-13-9-8-4-12-4-17-8-8-4-16-4-25-9-4-4-13-8-17-12-4-5-4-9-8-17-5-4-5-9-5-17 0-9 5-17 9-26 4-8 8-12 17-17 4-4 13-8 21-12 8 0 21 0 30 0 17 0 29 0 43 8v30c-14-9-31-13-48-13-8 0-12 0-17 0-4 4-8 4-12 9-4 0-4 4-9 8 0 0 0 4 0 9 0 4 0 8 0 12 5 5 5 9 9 9 4 4 8 8 12 8 9 4 13 4 17 9 9 0 17 4 26 8 4 4 14 9 18 13s8 8 12 13c0 8 5 12 5 21 0 12-5 17-9 25-4 9-8 13-18 17-8 5-17 9-25 13-9 0-17 5-30 5-17 0-34-5-51-13z">
          <text:p/>
        </draw:path>
        <draw:polygon draw:style-name="gr3" draw:text-style-name="P3" draw:layer="layout" svg:width="0.051cm" svg:height="0.094cm" svg:x="8.887cm" svg:y="3.504cm" svg:viewBox="0 0 52 95" draw:points="52,0 22,95 0,95 22,0">
          <text:p/>
        </draw:polygon>
        <draw:path draw:style-name="gr3" draw:text-style-name="P3" draw:layer="layout" svg:width="0.272cm" svg:height="0.195cm" svg:x="9.073cm" svg:y="3.356cm" svg:viewBox="0 0 273 196" svg:d="M273 0l-55 196h-34l-38-140c-5-8-5-13-5-22 0 9-4 14-4 22l-42 140h-34l-61-196h36l42 145c0 4 0 13 0 17h4c0-4 0-9 0-17l47-145h29l38 145c0 4 5 13 5 17 0-4 0-9 4-17l38-145z">
          <text:p/>
        </draw:path>
        <draw:path draw:style-name="gr3" draw:text-style-name="P3" draw:layer="layout" svg:width="0.17cm" svg:height="0.203cm" svg:x="9.37cm" svg:y="3.352cm" svg:viewBox="0 0 171 204" svg:d="M171 106h-140c4 25 8 38 21 51 9 12 25 17 42 17 26 0 43-5 64-22v30c-17 13-42 22-68 22-29 0-51-13-68-30-13-17-22-43-22-73 0-29 9-55 27-76 17-17 38-25 63-25 26 0 47 8 60 21 12 17 21 42 21 72zM137 80c0-17-5-29-13-42-8-9-21-13-34-13-17 0-29 4-38 17-8 9-17 21-17 38z">
          <text:p/>
        </draw:path>
        <draw:path draw:style-name="gr3" draw:text-style-name="P3" draw:layer="layout" svg:width="0.271cm" svg:height="0.195cm" svg:x="9.667cm" svg:y="3.356cm" svg:viewBox="0 0 272 196" svg:d="M272 0l-60 196h-34l-38-140c0-8-4-13-4-22 0 9 0 14-5 22l-42 140h-34l-55-196h29l43 145c0 4 0 13 0 17h4c0-4 0-9 5-17l42-145h30l38 145c4 4 4 13 4 17 0-4 4-9 4-17l39-145z">
          <text:p/>
        </draw:path>
        <draw:path draw:style-name="gr3" draw:text-style-name="P3" draw:layer="layout" svg:width="0.191cm" svg:height="0.203cm" svg:x="9.959cm" svg:y="3.352cm" svg:viewBox="0 0 192 204" svg:d="M95 204c-26 0-51-13-68-30-18-17-27-43-27-72 0-34 9-60 27-77 21-17 42-25 72-25 29 0 55 8 68 25 17 17 25 43 25 72 0 34-8 60-25 77s-43 30-72 30zM99 25c-21 0-38 4-47 21-12 13-17 30-17 56 0 21 5 42 17 55 13 12 26 17 47 17s34-5 46-17c9-13 17-34 17-55 0-26-8-43-17-60-12-13-25-17-46-17z">
          <text:p/>
        </draw:path>
        <draw:path draw:style-name="gr3" draw:text-style-name="P3" draw:layer="layout" svg:width="0.161cm" svg:height="0.199cm" svg:x="10.197cm" svg:y="3.356cm" svg:viewBox="0 0 162 200" svg:d="M162 196h-34v-34c-13 26-30 38-59 38-48 0-69-30-69-86v-114h30v110c0 43 17 60 47 60 17 0 30-4 38-17 9-8 13-25 13-43v-110h34z">
          <text:p/>
        </draw:path>
        <draw:polygon draw:style-name="gr3" draw:text-style-name="P3" draw:layer="layout" svg:width="0.034cm" svg:height="0.288cm" svg:x="10.418cm" svg:y="3.263cm" svg:viewBox="0 0 35 289" draw:points="0,0 35,0 35,289 0,289">
          <text:p/>
        </draw:polygon>
        <draw:path draw:style-name="gr3" draw:text-style-name="P3" draw:layer="layout" svg:width="0.178cm" svg:height="0.292cm" svg:x="10.502cm" svg:y="3.263cm" svg:viewBox="0 0 179 293" svg:d="M179 289h-30v-34c-17 26-38 38-68 38-26 0-47-8-60-30-13-17-21-38-21-67 0-34 8-60 25-81 13-17 34-26 64-26 26 0 48 9 60 30v-119h30zM149 200v-30c0-17-8-29-17-38-8-13-25-17-38-17-22 0-35 4-48 21-8 13-16 34-16 55 0 26 8 43 16 55 9 13 26 17 43 17 18 0 31-4 43-17 9-12 17-29 17-46z">
          <text:p/>
        </draw:path>
        <draw:path draw:style-name="gr3" draw:text-style-name="P3" draw:layer="layout" svg:width="0.161cm" svg:height="0.288cm" svg:x="10.85cm" svg:y="3.263cm" svg:viewBox="0 0 162 289" svg:d="M162 289h-30v-114c0-39-17-60-47-60-16 0-29 4-38 17-12 13-17 26-17 47v110h-30v-289h30v124c17-22 39-34 64-34 46 0 68 25 68 76z">
          <text:p/>
        </draw:path>
        <draw:path draw:style-name="gr3" draw:text-style-name="P3" draw:layer="layout" svg:width="0.157cm" svg:height="0.203cm" svg:x="11.053cm" svg:y="3.352cm" svg:viewBox="0 0 158 204" svg:d="M158 199h-34v-34c-13 26-35 39-61 39-21 0-33-9-46-18-9-8-17-25-17-42 0-34 21-55 68-64l56-8c0-30-13-47-39-47s-47 9-64 21v-29c17-13 42-17 64-17 47 0 73 21 73 72zM124 97l-48 9c-13 0-25 4-29 8-9 9-13 17-13 30 0 8 4 17 8 21 9 9 17 9 30 9s25-5 39-13c9-13 13-25 13-42z">
          <text:p/>
        </draw:path>
        <draw:path draw:style-name="gr3" draw:text-style-name="P3" draw:layer="layout" svg:width="0.178cm" svg:height="0.195cm" svg:x="11.24cm" svg:y="3.356cm" svg:viewBox="0 0 179 196" svg:d="M179 0l-77 196h-30l-72-196h33l48 141c4 8 8 21 8 25 0-8 5-17 9-25l51-141z">
          <text:p/>
        </draw:path>
        <draw:path draw:style-name="gr3" draw:text-style-name="P3" draw:layer="layout" svg:width="0.17cm" svg:height="0.203cm" svg:x="11.438cm" svg:y="3.352cm" svg:viewBox="0 0 171 204" svg:d="M171 106h-137c0 25 5 38 17 50 13 13 26 17 47 17s43-4 60-21v30c-17 13-39 22-68 22-26 0-51-14-64-31-17-17-26-42-26-72 0-29 9-55 26-76 17-17 38-25 64-25 25 0 46 8 60 21 13 17 21 42 21 72zM141 80c0-17-5-30-13-42-9-9-21-13-38-13-13 0-26 4-39 17-8 8-17 21-17 38z">
          <text:p/>
        </draw:path>
        <draw:path draw:style-name="gr3" draw:text-style-name="P3" draw:layer="layout" svg:width="0.178cm" svg:height="0.284cm" svg:x="11.748cm" svg:y="3.271cm" svg:viewBox="0 0 179 285" svg:d="M0 204c0-9 0-17 4-26 0-4 5-13 9-17 4-8 8-12 17-17 4-8 12-12 21-12-13-9-21-17-30-26-4-13-8-21-8-34s0-21 4-30c4-8 8-17 17-21 4-8 13-12 25-12 9-5 18-9 30-9 10 0 22 4 31 9 8 0 17 4 25 12 4 4 13 13 13 21 4 9 8 17 8 30s-4 21-12 34c-5 9-13 17-26 26 9 0 13 4 21 12 5 5 9 9 13 17 4 4 9 13 13 17 0 9 4 17 4 26 0 8-4 21-8 29-5 13-9 21-17 26-9 8-17 13-30 17-8 5-21 9-35 9-12 0-25-4-38-9-9-4-17-9-26-17-8-5-12-13-21-26-4-8-4-21-4-29zM34 199c0 9 0 17 4 21 0 9 4 13 9 22 8 4 12 4 17 8 8 4 17 4 25 4 10 0 14 0 22-4 9-4 13-4 17-13 5-4 9-8 13-17 0-4 4-12 4-21 0-8-4-12-4-21-4-8-8-13-13-17-4-4-8-8-17-12-4-5-12-5-22-5-8 0-17 0-21 5-9 4-13 4-17 12-9 4-9 9-13 17-4 4-4 13-4 21zM42 72c0 9 0 13 5 17 4 9 4 13 8 17s9 9 17 9c5 4 9 4 17 4 5 0 14 0 18-4 4 0 9-5 13-9s8-8 13-17c0-4 0-8 0-17 0-4 0-13 0-17-5-4-9-13-13-13-4-4-9-8-13-12-4 0-13-5-18-5-8 0-12 5-21 5-4 4-9 8-13 12-4 5-8 9-8 13-5 4-5 13-5 17z">
          <text:p/>
        </draw:path>
        <draw:path draw:style-name="gr3" draw:text-style-name="P3" draw:layer="layout" svg:width="0.178cm" svg:height="0.284cm" svg:x="11.956cm" svg:y="3.271cm" svg:viewBox="0 0 179 285" svg:d="M179 140c0 25-4 42-9 59 0 21-8 34-17 47-8 13-17 21-25 26-13 9-25 13-42 13-13 0-27-4-35-13-13-5-22-13-30-26-4-9-13-26-17-42 0-17-4-34-4-55 0-26 4-47 8-64s9-34 17-47c9-13 17-21 26-29 13-5 26-9 43-9 55 0 85 47 85 140zM145 144c0-76-17-119-55-119-39 0-56 43-56 119s17 110 56 110c38 0 55-34 55-110z">
          <text:p/>
        </draw:path>
        <draw:path draw:style-name="gr3" draw:text-style-name="P3" draw:layer="layout" svg:width="0.289cm" svg:height="0.28cm" svg:x="12.163cm" svg:y="3.271cm" svg:viewBox="0 0 290 281" svg:d="M64 144c-21 0-34-8-47-21-8-13-17-30-17-51s9-38 17-51c13-12 30-21 51-21 18 0 35 9 44 21 12 9 17 26 17 51 0 21-5 38-17 51-13 13-30 21-48 21zM64 21c-9 0-21 4-25 13-9 13-13 21-13 38s4 30 13 38c4 9 12 13 25 13 14 0 22-4 31-17 4-8 8-21 8-34 0-17-4-30-8-38-9-9-17-13-31-13zM247 4l-175 277h-29l175-277zM226 281c-17 0-34-4-46-17-9-13-17-30-17-52 0-21 8-38 21-51 8-12 25-21 46-21 17 0 34 9 43 21 13 9 17 26 17 51 0 22-4 39-17 52s-26 17-47 17zM230 161c-12 0-21 4-29 13-9 13-13 21-13 38 0 18 4 26 13 35 4 8 17 13 25 13 13 0 21-5 30-13 8-9 8-21 8-35 0-17 0-30-8-38-9-9-17-13-26-13z">
          <text:p/>
        </draw:path>
        <draw:path draw:style-name="gr3" draw:text-style-name="P3" draw:layer="layout" svg:width="0.178cm" svg:height="0.288cm" svg:x="12.604cm" svg:y="3.352cm" svg:viewBox="0 0 179 289" svg:d="M34 169v120h-34v-285h34v34c13-26 38-38 68-38 22 0 43 8 56 25 17 17 21 38 21 68 0 34-8 59-21 80-17 18-39 30-69 30-21 0-42-12-55-34zM34 89v29c0 17 4 30 13 38 13 13 25 17 42 17s35-4 44-21c12-13 17-34 17-59 0-21-5-38-17-51-9-13-22-17-39-17-22 0-34 4-47 17-9 13-13 30-13 47z">
          <text:p/>
        </draw:path>
        <draw:path draw:style-name="gr3" draw:text-style-name="P3" draw:layer="layout" svg:width="0.191cm" svg:height="0.203cm" svg:x="12.82cm" svg:y="3.352cm" svg:viewBox="0 0 192 204" svg:d="M95 204c-30 0-51-13-68-31-17-17-27-42-27-72 0-33 10-59 27-76s42-25 72-25 51 8 68 25 25 43 25 72c0 34-8 59-25 76-17 18-43 31-72 31zM99 25c-21 0-38 4-47 21-12 13-21 30-21 55 0 22 9 43 21 55 9 13 26 17 47 17s34-4 47-17c8-12 17-33 17-55 0-25-9-42-17-59-13-13-26-17-47-17z">
          <text:p/>
        </draw:path>
        <draw:path draw:style-name="gr3" draw:text-style-name="P3" draw:layer="layout" svg:width="0.272cm" svg:height="0.195cm" svg:x="13.032cm" svg:y="3.356cm" svg:viewBox="0 0 273 196" svg:d="M273 0l-55 196h-34l-38-140c-5-8-5-13-5-22 0 9-4 14-4 22l-43 140h-34l-60-196h34l43 145c0 4 0 13 0 17 4-4 4-9 4-17l48-145h29l38 145c0 4 5 13 5 17 0-4 0-9 4-17l38-145z">
          <text:p/>
        </draw:path>
        <draw:path draw:style-name="gr3" draw:text-style-name="P3" draw:layer="layout" svg:width="0.17cm" svg:height="0.203cm" svg:x="13.329cm" svg:y="3.352cm" svg:viewBox="0 0 171 204" svg:d="M171 106h-141c4 25 8 38 21 51 8 12 25 17 42 17 27 0 44-5 65-22v30c-17 13-42 22-69 22-30 0-51-13-68-30-12-17-21-43-21-73 0-29 9-55 26-76 17-17 38-25 63-25 27 0 48 8 61 21 12 17 21 42 21 72zM137 80c0-17-5-29-13-42-8-9-22-13-35-13-17 0-30 4-38 17-8 9-17 21-17 38z">
          <text:p/>
        </draw:path>
        <draw:path draw:style-name="gr3" draw:text-style-name="P3" draw:layer="layout" svg:width="0.102cm" svg:height="0.199cm" svg:x="13.545cm" svg:y="3.352cm" svg:viewBox="0 0 103 200" svg:d="M103 34c-4-5-13-5-25-5-13 0-26 5-34 17-10 13-14 30-14 51v103h-30v-196h30v38c4-13 14-21 22-30 9-8 21-12 30-12 8 0 17 0 21 4z">
          <text:p/>
        </draw:path>
        <draw:path draw:style-name="gr3" draw:text-style-name="P3" draw:layer="layout" svg:width="0.114cm" svg:height="0.293cm" svg:x="13.766cm" svg:y="3.258cm" svg:viewBox="0 0 115 294" svg:d="M115 30c-4-4-13-4-17-4-26 0-35 12-35 42v30h48v26h-48v170h-29v-170h-34v-26h34v-34c0-21 4-34 17-47 12-12 25-17 43-17 8 0 17 0 21 0z">
          <text:p/>
        </draw:path>
        <draw:path draw:style-name="gr3" draw:text-style-name="P3" draw:layer="layout" svg:width="0.191cm" svg:height="0.203cm" svg:x="13.893cm" svg:y="3.352cm" svg:viewBox="0 0 192 204" svg:d="M98 204c-30 0-56-13-73-31-17-17-25-42-25-72 0-33 8-59 30-76 17-17 43-25 73-25 29 0 50 8 67 25s22 43 22 72c0 34-9 59-26 76-17 18-38 31-68 31zM98 25c-17 0-34 4-47 21-13 13-17 30-17 55 0 22 4 43 17 55 13 13 30 17 47 17 22 0 39-4 47-17 13-12 17-33 17-55 0-25-4-42-17-59-8-13-25-17-47-17z">
          <text:p/>
        </draw:path>
        <draw:path draw:style-name="gr3" draw:text-style-name="P3" draw:layer="layout" svg:width="0.102cm" svg:height="0.199cm" svg:x="14.134cm" svg:y="3.352cm" svg:viewBox="0 0 103 200" svg:d="M103 34c-4-5-12-5-25-5s-22 5-31 17c-9 13-17 30-17 51v103h-30v-196h30v38h4c4-13 9-21 17-30 14-8 23-12 35-12 9 0 13 0 17 4z">
          <text:p/>
        </draw:path>
        <draw:path draw:style-name="gr3" draw:text-style-name="P3" draw:layer="layout" svg:width="0.179cm" svg:height="0.292cm" svg:x="14.363cm" svg:y="3.263cm" svg:viewBox="0 0 180 293" svg:d="M180 289h-30v-34c-18 26-39 38-69 38-26 0-42-8-59-30-13-17-22-38-22-67 0-34 9-60 26-81 17-17 38-26 63-26 26 0 47 9 61 30v-119h30zM150 200v-30c0-17-6-29-18-38-9-13-21-17-38-17-22 0-34 4-47 21-8 13-13 34-13 55 0 26 5 43 13 55 13 13 25 17 42 17s34-4 43-17c12-12 18-29 18-46z">
          <text:p/>
        </draw:path>
        <draw:path draw:style-name="gr3" draw:text-style-name="P3" draw:layer="layout" svg:width="0.17cm" svg:height="0.203cm" svg:x="14.592cm" svg:y="3.352cm" svg:viewBox="0 0 171 204" svg:d="M171 106h-136c0 25 4 38 17 50 9 13 26 17 47 17s38-4 59-21v30c-17 13-42 22-68 22-29 0-51-13-64-31-17-17-26-42-26-72 0-29 9-55 26-76 18-17 39-25 64-25 26 0 47 8 59 21 13 17 22 42 22 72zM137 80c0-17-4-29-13-42-8-9-17-13-34-13-12 0-25 4-38 17-8 9-17 21-17 38z">
          <text:p/>
        </draw:path>
        <draw:path draw:style-name="gr3" draw:text-style-name="P3" draw:layer="layout" svg:width="0.11cm" svg:height="0.255cm" svg:x="14.787cm" svg:y="3.296cm" svg:viewBox="0 0 111 256" svg:d="M111 252c-4 4-17 4-29 4-34 0-51-17-51-55v-116h-31v-25h31v-47l34-13v60h46v25h-46v111c0 13 0 22 4 26 4 8 13 8 21 8 9 0 17 0 21-4z">
          <text:p/>
        </draw:path>
        <draw:path draw:style-name="gr3" draw:text-style-name="P3" draw:layer="layout" svg:width="0.17cm" svg:height="0.203cm" svg:x="14.927cm" svg:y="3.352cm" svg:viewBox="0 0 171 204" svg:d="M171 106h-136c0 25 4 38 17 50 9 13 25 17 42 17 26 0 43-4 64-21v30c-17 13-42 22-68 22-29 0-51-13-69-31-13-17-21-42-21-72 0-29 8-55 25-76 19-17 40-25 65-25 26 0 47 8 59 21 13 17 22 42 22 72zM137 80c0-17-4-29-13-42-8-9-17-13-34-13s-25 4-38 17c-8 9-17 21-17 38z">
          <text:p/>
        </draw:path>
        <draw:path draw:style-name="gr3" draw:text-style-name="P3" draw:layer="layout" svg:width="0.145cm" svg:height="0.203cm" svg:x="15.13cm" svg:y="3.352cm" svg:viewBox="0 0 146 204" svg:d="M146 186c-13 13-30 18-51 18-30 0-52-13-69-31-17-17-26-42-26-67 0-34 9-60 26-81 21-17 43-25 77-25 17 0 30 0 43 8v30c-13-9-30-13-47-13s-34 4-47 21c-13 13-22 34-22 55 0 22 9 43 22 55 8 13 26 17 47 17 17 0 34-4 47-17z">
          <text:p/>
        </draw:path>
        <draw:path draw:style-name="gr3" draw:text-style-name="P3" draw:layer="layout" svg:width="0.115cm" svg:height="0.254cm" svg:x="15.3cm" svg:y="3.297cm" svg:viewBox="0 0 116 255" svg:d="M116 251c-9 4-17 4-30 4-34 0-51-17-51-55v-116h-35v-25h35v-47l30-12v59h51v25h-51v112c0 12 4 21 8 25 5 9 9 9 21 9 9 0 13 0 22-5z">
          <text:p/>
        </draw:path>
        <draw:path draw:style-name="gr3" draw:text-style-name="P3" draw:layer="layout" svg:width="0.042cm" svg:height="0.284cm" svg:x="15.449cm" svg:y="3.267cm" svg:viewBox="0 0 43 285" svg:d="M21 38c-5 0-9 0-13-4-4-5-8-9-8-17 0-4 4-9 8-13s8-4 13-4c4 0 13 0 18 4 0 4 4 9 4 13 0 8-4 12-4 17-5 4-14 4-18 4zM39 285h-35v-196h35z">
          <text:p/>
        </draw:path>
        <draw:path draw:style-name="gr3" draw:text-style-name="P3" draw:layer="layout" svg:width="0.161cm" svg:height="0.199cm" svg:x="15.55cm" svg:y="3.352cm" svg:viewBox="0 0 162 200" svg:d="M162 200h-35v-115c0-39-13-60-42-60-17 0-30 4-38 17-13 13-17 26-17 43v115h-30v-196h30v30c17-22 38-34 63-34 21 0 38 4 51 17 10 17 18 34 18 59z">
          <text:p/>
        </draw:path>
        <draw:path draw:style-name="gr3" draw:text-style-name="P3" draw:layer="layout" svg:width="0.182cm" svg:height="0.288cm" svg:x="15.754cm" svg:y="3.352cm" svg:viewBox="0 0 183 289" svg:d="M183 182c0 73-39 107-107 107-21 0-43-4-64-13v-30c26 9 47 18 64 18 51 0 72-27 72-78v-21c-13 26-38 38-68 38-21 0-42-8-59-30-13-17-21-38-21-67 0-34 8-60 25-77 17-21 38-29 64-29 25 0 46 8 59 29v-25h35zM148 110v-30c0-17-4-29-17-38-8-13-21-17-38-17s-34 4-42 21c-13 13-18 34-18 60 0 21 5 38 13 50 13 13 26 17 43 17s34-4 42-17c13-12 17-29 17-46z">
          <text:p/>
        </draw:path>
        <draw:path draw:style-name="gr3" draw:text-style-name="P3" draw:layer="layout" svg:width="0.152cm" svg:height="0.203cm" svg:x="16.089cm" svg:y="3.352cm" svg:viewBox="0 0 153 204" svg:d="M153 199h-30v-34c-12 26-35 39-60 39-21 0-34-9-47-18-12-8-16-25-16-42 0-34 21-55 63-64l60-8c0-30-12-47-43-47-21 0-42 9-59 21v-29c17-13 38-17 63-17 48 0 69 21 69 72zM123 97l-47 9c-17 0-26 4-34 8-9 9-9 17-9 30 0 8 0 17 9 21 8 8 17 8 25 8 17 0 30-4 39-12 13-13 17-26 17-43z">
          <text:p/>
        </draw:path>
        <draw:path draw:style-name="gr3" draw:text-style-name="P3" draw:layer="layout" svg:width="0.195cm" svg:height="0.276cm" svg:x="16.377cm" svg:y="3.275cm" svg:viewBox="0 0 196 277" svg:d="M162 0v184h34v25h-34v68h-30v-68h-132v-25c12-13 26-27 39-44s21-29 34-46 21-30 30-47c12-17 16-30 25-47zM39 184h93v-137c-13 17-21 34-29 47-9 12-17 25-26 34-4 12-13 21-21 29-4 10-13 18-17 27z">
          <text:p/>
        </draw:path>
        <draw:path draw:style-name="gr3" draw:text-style-name="P3" draw:layer="layout" svg:width="0.161cm" svg:height="0.199cm" svg:x="16.72cm" svg:y="3.356cm" svg:viewBox="0 0 162 200" svg:d="M162 196h-34v-34c-12 26-35 38-60 38-47 0-68-29-68-85v-115h30v110c0 44 17 61 46 61 17 0 31-5 40-17 8-9 12-26 12-44v-110h34z">
          <text:p/>
        </draw:path>
        <draw:path draw:style-name="gr3" draw:text-style-name="P3" draw:layer="layout" svg:width="0.161cm" svg:height="0.199cm" svg:x="16.945cm" svg:y="3.352cm" svg:viewBox="0 0 162 200" svg:d="M162 200h-34v-116c0-38-13-59-43-59-17 0-29 4-42 17-9 13-14 26-14 42v116h-29v-196h29v30c14-22 35-34 65-34 21 0 38 4 51 17 8 17 17 34 17 59z">
          <text:p/>
        </draw:path>
        <draw:path draw:style-name="gr3" draw:text-style-name="P3" draw:layer="layout" svg:width="0.042cm" svg:height="0.284cm" svg:x="17.157cm" svg:y="3.267cm" svg:viewBox="0 0 43 285" svg:d="M21 38c-4 0-9 0-13-4-4-5-8-9-8-17 0-4 4-9 8-13s9-4 13-4 13 0 17 4c0 4 5 9 5 13 0 8-5 12-5 17-4 4-13 4-17 4zM38 285h-34v-196h34z">
          <text:p/>
        </draw:path>
        <draw:path draw:style-name="gr3" draw:text-style-name="P3" draw:layer="layout" svg:width="0.114cm" svg:height="0.254cm" svg:x="17.233cm" svg:y="3.297cm" svg:viewBox="0 0 115 255" svg:d="M115 251c-8 4-16 4-29 4-34 0-52-17-52-55v-116h-34v-25h34v-47l31-12v59h50v25h-50v112c0 12 4 21 8 25 4 9 13 9 21 9 9 0 13 0 21-5z">
          <text:p/>
        </draw:path>
        <draw:path draw:style-name="gr3" draw:text-style-name="P3" draw:layer="layout" svg:width="0.178cm" svg:height="0.292cm" svg:x="17.483cm" svg:y="3.263cm" svg:viewBox="0 0 179 293" svg:d="M179 289h-34v-34c-13 26-35 38-64 38-26 0-47-8-60-30-17-17-21-38-21-67 0-34 4-60 21-81 17-17 38-26 68-26 25 0 43 9 56 30v-119h34zM145 200v-30c0-17-4-29-13-38-13-13-26-17-43-17s-30 4-42 21c-13 13-17 34-17 55 0 26 4 43 17 55 8 13 25 17 42 17s30-4 43-17c9-12 13-29 13-46z">
          <text:p/>
        </draw:path>
        <draw:path draw:style-name="gr3" draw:text-style-name="P3" draw:layer="layout" svg:width="0.039cm" svg:height="0.284cm" svg:x="17.72cm" svg:y="3.267cm" svg:viewBox="0 0 40 285" svg:d="M18 38c-4 0-8 0-13-4-5-5-5-9-5-17 0-4 0-9 5-13s9-4 13-4c9 0 13 0 17 4 5 4 5 9 5 13 0 8 0 12-5 17-4 4-8 4-17 4zM35 285h-30v-196h30z">
          <text:p/>
        </draw:path>
        <draw:path draw:style-name="gr3" draw:text-style-name="P3" draw:layer="layout" svg:width="0.114cm" svg:height="0.293cm" svg:x="17.797cm" svg:y="3.258cm" svg:viewBox="0 0 115 294" svg:d="M115 30c-4-4-12-4-17-4-25 0-34 12-34 42v30h47v26h-47v170h-30v-170h-34v-26h34v-34c0-21 4-34 18-47 12-12 25-17 42-17 9 0 17 0 21 0z">
          <text:p/>
        </draw:path>
        <draw:path draw:style-name="gr3" draw:text-style-name="P3" draw:layer="layout" svg:width="0.119cm" svg:height="0.293cm" svg:x="17.915cm" svg:y="3.258cm" svg:viewBox="0 0 120 294" svg:d="M120 30c-4-4-13-4-21-4-22 0-31 12-31 42v30h44v26h-44v170h-34v-170h-34v-26h34v-34c0-21 9-34 17-47 13-12 31-17 48-17 8 0 17 0 21 0z">
          <text:p/>
        </draw:path>
        <draw:path draw:style-name="gr3" draw:text-style-name="P3" draw:layer="layout" svg:width="0.169cm" svg:height="0.203cm" svg:x="18.047cm" svg:y="3.352cm" svg:viewBox="0 0 170 204" svg:d="M170 106h-136c0 25 4 38 17 50 8 13 25 17 46 17 22 0 44-4 61-21v30c-17 13-44 22-69 22-30 0-51-13-64-31-17-17-25-42-25-72 0-29 8-55 25-76 17-17 38-25 64-25 25 0 47 8 60 21 13 17 21 42 21 72zM141 80c-5-17-9-29-17-42-10-9-18-13-35-13-13 0-26 4-38 17-9 9-17 21-17 38z">
          <text:p/>
        </draw:path>
        <draw:path draw:style-name="gr3" draw:text-style-name="P3" draw:layer="layout" svg:width="0.102cm" svg:height="0.199cm" svg:x="18.263cm" svg:y="3.352cm" svg:viewBox="0 0 103 200" svg:d="M103 34c-4-5-13-5-26-5s-22 5-30 17c-9 13-17 30-17 51v103h-30v-196h30v38h4c4-13 8-25 17-30 13-8 22-12 35-12 8 0 13 0 17 4z">
          <text:p/>
        </draw:path>
        <draw:path draw:style-name="gr3" draw:text-style-name="P3" draw:layer="layout" svg:width="0.17cm" svg:height="0.203cm" svg:x="18.386cm" svg:y="3.352cm" svg:viewBox="0 0 171 204" svg:d="M171 106h-141c4 25 8 38 21 51 8 12 25 17 42 17 25 0 43-5 65-22v30c-17 13-44 22-69 22-30 0-51-13-68-30-13-17-21-43-21-73 0-29 8-55 25-76 17-17 38-25 64-25 25 0 47 8 60 21 13 17 22 42 22 72zM136 80c0-17-4-29-12-42-10-9-22-13-35-13-17 0-30 4-38 17-9 9-17 21-17 38z">
          <text:p/>
        </draw:path>
        <draw:path draw:style-name="gr3" draw:text-style-name="P3" draw:layer="layout" svg:width="0.161cm" svg:height="0.199cm" svg:x="18.602cm" svg:y="3.352cm" svg:viewBox="0 0 162 200" svg:d="M162 200h-30v-116c0-38-18-59-47-59-17 0-30 4-38 17-13 13-17 26-17 42v116h-30v-196h30v30c17-22 38-34 63-34 21 0 39 4 51 17 14 17 18 34 18 59z">
          <text:p/>
        </draw:path>
        <draw:path draw:style-name="gr3" draw:text-style-name="P3" draw:layer="layout" svg:width="0.144cm" svg:height="0.203cm" svg:x="18.81cm" svg:y="3.352cm" svg:viewBox="0 0 145 204" svg:d="M145 186c-17 13-35 18-56 18-26 0-47-13-64-31-17-17-25-42-25-67 0-34 8-60 25-81 17-17 43-25 72-25 17 0 35 0 48 8v30c-13-9-31-13-48-13-21 0-34 4-46 21-13 13-22 34-22 55 0 22 9 43 17 55 13 13 30 17 51 17 17 0 31-4 48-17z">
          <text:p/>
        </draw:path>
        <draw:path draw:style-name="gr3" draw:text-style-name="P3" draw:layer="layout" svg:width="0.169cm" svg:height="0.203cm" svg:x="18.988cm" svg:y="3.352cm" svg:viewBox="0 0 170 204" svg:d="M170 106h-135c0 25 4 38 17 51 8 12 25 17 42 17 26 0 43-5 64-22v30c-17 13-43 22-68 22-30 0-51-13-69-30-13-17-21-43-21-73 0-29 8-55 26-76 17-17 39-25 64-25s47 8 59 21c13 17 21 42 21 72zM137 80c0-17-5-29-13-42-9-9-21-13-34-13-17 0-25 4-38 17-9 9-17 21-17 38z">
          <text:p/>
        </draw:path>
        <draw:path draw:style-name="gr3" draw:text-style-name="P3" draw:layer="layout" svg:width="0.042cm" svg:height="0.284cm" svg:x="19.306cm" svg:y="3.267cm" svg:viewBox="0 0 43 285" svg:d="M21 38c-4 0-13 0-17-4 0-5-4-9-4-17 0-4 4-9 4-13 4-4 13-4 17-4s8 0 12 4c6 4 10 9 10 13 0 8-4 12-10 17-4 4-8 4-12 4zM33 285h-29v-196h29z">
          <text:p/>
        </draw:path>
        <draw:path draw:style-name="gr3" draw:text-style-name="P3" draw:layer="layout" svg:width="0.161cm" svg:height="0.199cm" svg:x="19.403cm" svg:y="3.352cm" svg:viewBox="0 0 162 200" svg:d="M162 200h-31v-116c0-38-16-59-46-59-13 0-25 4-38 17-9 13-13 26-13 42v116h-34v-196h34v30c13-22 34-34 64-34 21 0 38 4 46 17 13 17 18 34 18 59z">
          <text:p/>
        </draw:path>
        <draw:path draw:style-name="gr3" draw:text-style-name="P3" draw:layer="layout" svg:width="0.179cm" svg:height="0.288cm" svg:x="19.729cm" svg:y="3.352cm" svg:viewBox="0 0 180 289" svg:d="M34 169v120h-34v-285h34v34c13-26 39-38 68-38 23 0 44 8 56 25 17 17 22 38 22 68 0 34-5 59-22 80-17 18-38 30-68 30-22 0-43-12-56-34zM34 89v29c0 17 5 30 13 38 13 13 26 17 43 17s35-4 43-21c13-13 17-34 17-59 0-21-4-38-17-51-8-13-22-17-39-17-21 0-34 4-47 17-8 13-13 30-13 47z">
          <text:p/>
        </draw:path>
        <draw:path draw:style-name="gr3" draw:text-style-name="P3" draw:layer="layout" svg:width="0.19cm" svg:height="0.203cm" svg:x="19.946cm" svg:y="3.352cm" svg:viewBox="0 0 191 204" svg:d="M93 204c-30 0-51-13-68-31-17-17-25-42-25-72 0-33 8-59 25-76s43-25 72-25c31 0 52 8 69 25s25 43 25 72c0 34-8 59-25 76-17 18-42 31-73 31zM97 25c-21 0-38 4-46 21-13 13-22 30-22 55 0 22 9 43 22 55 8 13 25 17 46 17 22 0 35-4 48-17 8-12 17-33 17-55 0-25-9-42-17-59-13-13-26-17-48-17z">
          <text:p/>
        </draw:path>
        <draw:path draw:style-name="gr3" draw:text-style-name="P3" draw:layer="layout" svg:width="0.127cm" svg:height="0.203cm" svg:x="20.175cm" svg:y="3.352cm" svg:viewBox="0 0 128 204" svg:d="M0 191v-35c17 13 34 17 55 17 30 0 43-8 43-25 0-4 0-9-4-13s-4-8-9-8c-5-4-9-9-17-9-5-4-9-4-17-8-9-4-13-4-22-9-8-4-12-8-17-12-4-5-8-9-8-17-4-4-4-9-4-17 0-9 0-17 4-26 4-8 13-12 17-17 8-4 17-8 25-12 9 0 17 0 30 0 18 0 31 0 43 8v30c-12-9-29-13-47-13-9 0-13 0-17 0-4 4-9 4-13 9-4 0-4 4-8 8 0 0 0 4 0 9 0 4 0 8 0 12 4 5 4 9 8 9 4 4 9 8 13 8 4 4 13 4 17 9 8 0 18 4 26 8 4 4 13 9 17 13s9 8 9 13c4 8 4 12 4 21 0 12 0 17-4 25-5 9-13 13-17 17-9 5-17 9-27 13-8 0-17 5-29 5-22 0-39-5-51-13z">
          <text:p/>
        </draw:path>
        <draw:path draw:style-name="gr3" draw:text-style-name="P3" draw:layer="layout" svg:width="0.115cm" svg:height="0.254cm" svg:x="20.327cm" svg:y="3.297cm" svg:viewBox="0 0 116 255" svg:d="M116 251c-9 4-17 4-30 4-34 0-51-17-51-55v-116h-35v-25h35v-47l30-12v59h51v25h-51v112c0 12 4 21 8 25 5 9 13 9 22 9 8 0 17 0 21-5z">
          <text:p/>
        </draw:path>
        <draw:path draw:style-name="gr3" draw:text-style-name="P3" draw:layer="layout" svg:width="0.161cm" svg:height="0.199cm" svg:x="20.48cm" svg:y="3.356cm" svg:viewBox="0 0 162 200" svg:d="M162 196h-34v-34c-13 26-34 38-59 38-48 0-69-29-69-85v-115h29v110c0 44 17 61 48 61 17 0 30-5 38-17 9-9 13-26 13-44v-110h34z">
          <text:p/>
        </draw:path>
        <draw:path draw:style-name="gr3" draw:text-style-name="P3" draw:layer="layout" svg:width="0.098cm" svg:height="0.199cm" svg:x="20.704cm" svg:y="3.352cm" svg:viewBox="0 0 99 200" svg:d="M99 34c-4-5-13-5-21-5-13 0-26 5-34 17-9 13-13 30-13 51v103h-31v-196h31v38c4-13 13-25 21-30 9-8 17-12 30-12 8 0 13 0 17 4z">
          <text:p/>
        </draw:path>
        <draw:path draw:style-name="gr3" draw:text-style-name="P3" draw:layer="layout" svg:width="0.153cm" svg:height="0.203cm" svg:x="20.823cm" svg:y="3.352cm" svg:viewBox="0 0 154 204" svg:d="M154 199h-30v-34c-13 26-34 39-60 39-21 0-38-9-47-18-13-8-17-25-17-42 0-34 21-55 64-64l60-8c0-30-13-47-42-47-22 0-44 9-65 21v-29c21-13 43-17 69-17 46 0 68 21 68 72zM124 97l-48 9c-16 0-25 4-33 8-9 9-9 17-9 30 0 8 0 17 9 21 8 8 17 8 25 8 18 0 31-4 39-12 13-13 17-26 17-43z">
          <text:p/>
        </draw:path>
        <draw:polygon draw:style-name="gr3" draw:text-style-name="P3" draw:layer="layout" svg:width="0.034cm" svg:height="0.288cm" svg:x="21.035cm" svg:y="3.263cm" svg:viewBox="0 0 35 289" draw:points="0,0 35,0 35,289 0,289">
          <text:p/>
        </draw:polygon>
        <draw:path draw:style-name="gr3" draw:text-style-name="P3" draw:layer="layout" svg:width="0.127cm" svg:height="0.203cm" svg:x="21.226cm" svg:y="3.352cm" svg:viewBox="0 0 128 204" svg:d="M0 191v-35c17 13 34 17 56 17 25 0 38-8 38-25 0-4 0-9 0-13-4-4-8-8-13-8-4-4-8-9-12-9-5-4-13-4-17-8-10-4-18-4-22-9-9-4-13-8-17-12-5-5-9-9-13-17 0-4 0-9 0-17 0-9 0-17 4-26 4-8 9-12 17-17 9-4 17-8 27-12 8 0 16 0 25 0 17 0 34 0 46 8v30c-16-9-29-13-50-13-5 0-9 0-17 0-4 4-10 4-10 9-4 0-8 4-8 8-4 0-4 4-4 9 0 4 0 8 4 12 0 5 4 9 8 9 6 4 10 8 14 8 4 4 8 4 17 9 8 0 17 4 21 8 9 4 13 9 17 13 8 4 8 8 13 13 4 8 4 12 4 21 0 12-4 17-9 25-4 9-8 13-16 17-5 5-13 9-22 13-12 0-21 5-29 5-22 0-39-5-52-13z">
          <text:p/>
        </draw:path>
        <draw:path draw:style-name="gr3" draw:text-style-name="P3" draw:layer="layout" svg:width="0.271cm" svg:height="0.195cm" svg:x="21.374cm" svg:y="3.356cm" svg:viewBox="0 0 272 196" svg:d="M272 0l-59 196h-30l-43-140c0-8 0-13 0-22h-4c0 9 0 14-5 22l-42 140h-30l-59-196h34l38 145c0 4 4 13 4 17 0-4 0-8 5-17l42-145h30l43 145c0 4 0 13 0 17h4c0-4 0-8 0-17l43-145z">
          <text:p/>
        </draw:path>
        <draw:path draw:style-name="gr3" draw:text-style-name="P3" draw:layer="layout" svg:width="0.152cm" svg:height="0.203cm" svg:x="21.667cm" svg:y="3.352cm" svg:viewBox="0 0 153 204" svg:d="M153 199h-30v-34c-13 26-34 39-60 39-21 0-38-9-46-18-13-8-17-25-17-42 0-34 21-55 63-64l60-8c0-30-13-47-43-47-21 0-42 9-63 21v-29c21-13 42-17 67-17 47 0 69 21 69 72zM123 97l-47 9c-17 0-25 4-34 8-8 9-8 17-8 30 0 8 0 17 8 21 9 8 17 8 25 8 17 0 30-4 39-12 12-13 17-26 17-43z">
          <text:p/>
        </draw:path>
        <draw:path draw:style-name="gr3" draw:text-style-name="P3" draw:layer="layout" svg:width="0.182cm" svg:height="0.284cm" svg:x="21.849cm" svg:y="3.356cm" svg:viewBox="0 0 183 285" svg:d="M183 0l-89 226c-14 38-39 59-64 59-9 0-18 0-22-4v-26c4 0 13 5 17 5 17 0 30-9 34-30l17-38-76-192h34l56 148c0 0 0 9 4 13 0 0 0-4 4-13l55-148z">
          <text:p/>
        </draw:path>
        <draw:path draw:style-name="gr3" draw:text-style-name="P3" draw:layer="layout" svg:width="0.271cm" svg:height="0.195cm" svg:x="22.146cm" svg:y="3.356cm" svg:viewBox="0 0 272 196" svg:d="M272 0l-59 196h-31l-42-140c0-8 0-13 0-22h-5c0 9 0 14 0 22l-46 140h-30l-59-196h34l38 145c4 4 4 13 4 17 0-4 4-9 4-17l47-145h25l43 145c0 4 0 13 0 17h4c0-4 0-9 4-17l39-145z">
          <text:p/>
        </draw:path>
        <draw:path draw:style-name="gr3" draw:text-style-name="P3" draw:layer="layout" svg:width="0.038cm" svg:height="0.284cm" svg:x="22.451cm" svg:y="3.267cm" svg:viewBox="0 0 39 285" svg:d="M17 38c-5 0-9 0-13-4-4-5-4-9-4-17 0-4 0-9 4-13s8-4 13-4c8 0 13 0 18 4 4 4 4 9 4 13 0 8 0 12-4 17-5 4-10 4-18 4zM35 285h-31v-196h31z">
          <text:p/>
        </draw:path>
        <draw:path draw:style-name="gr3" draw:text-style-name="P3" draw:layer="layout" svg:width="0.114cm" svg:height="0.254cm" svg:x="22.523cm" svg:y="3.297cm" svg:viewBox="0 0 115 255" svg:d="M115 251c-8 4-18 4-30 4-34 0-51-17-51-55v-116h-34v-25h34v-47l34-12v59h47v25h-47v112c0 12 0 21 4 25 4 9 13 9 21 9 9 0 18 0 22-5z">
          <text:p/>
        </draw:path>
        <draw:path draw:style-name="gr3" draw:text-style-name="P3" draw:layer="layout" svg:width="0.161cm" svg:height="0.288cm" svg:x="22.68cm" svg:y="3.263cm" svg:viewBox="0 0 162 289" svg:d="M162 289h-30v-114c0-39-17-60-47-60-17 0-30 4-39 17-12 13-17 26-17 47v110h-29v-289h29v124c17-22 39-34 64-34 48 0 69 25 69 76z">
          <text:p/>
        </draw:path>
        <draw:path draw:style-name="gr3" draw:text-style-name="P3" draw:layer="layout" svg:width="0.157cm" svg:height="0.203cm" svg:x="22.989cm" svg:y="3.352cm" svg:viewBox="0 0 158 204" svg:d="M158 199h-34v-34c-13 26-34 39-59 39-22 0-34-9-48-18-8-8-17-25-17-42 0-34 22-55 69-64l55-8c0-30-13-47-38-47-26 0-47 9-64 21v-29c17-13 43-17 68-17 43 0 68 21 68 72zM124 97l-47 9c-12 0-25 4-29 8-9 9-13 17-13 30 0 8 4 17 8 21 9 8 17 8 30 8s26-4 38-12c9-13 13-26 13-43z">
          <text:p/>
        </draw:path>
        <draw:path draw:style-name="gr3" draw:text-style-name="P3" draw:layer="layout" svg:width="0.131cm" svg:height="0.203cm" svg:x="4cm" svg:y="3.933cm" svg:viewBox="0 0 132 204" svg:d="M0 191v-34c17 13 38 21 55 21 30 0 42-8 42-29 0-5 0-9-4-13 0-4-4-4-8-8-5-5-9-5-13-9-5 0-13-4-17-4-9-4-17-9-26-13-4-4-8-4-17-13-4-4-4-8-8-12 0-5-4-13-4-21 0-9 4-17 8-22 4-9 9-13 17-22 4-4 13-4 21-8 9-4 21-4 30-4 17 0 30 4 47 8v35c-17-13-34-18-51-18-5 0-13 0-17 5-4 0-9 0-13 4 0 5-4 5-4 9-4 4-4 8-4 13 0 4 0 8 4 12 0 4 4 4 4 9 4 4 9 4 13 8 8 0 12 4 21 4 9 5 13 9 21 13 9 0 13 4 17 9 5 4 9 12 14 17 0 4 4 12 4 21 0 8-4 17-9 25-4 4-9 13-17 17-9 5-13 9-26 9-8 4-17 4-25 4-21 0-38-4-55-13z">
          <text:p/>
        </draw:path>
        <draw:path draw:style-name="gr3" draw:text-style-name="P3" draw:layer="layout" svg:width="0.115cm" svg:height="0.254cm" svg:x="4.152cm" svg:y="3.882cm" svg:viewBox="0 0 116 255" svg:d="M116 251c-9 0-17 4-30 4-34 0-51-17-51-55v-119h-35v-25h35v-48l34-8v56h47v25h-47v110c0 13 0 26 4 30 5 4 13 9 22 9 8 0 16-5 21-9z">
          <text:p/>
        </draw:path>
        <draw:path draw:style-name="gr3" draw:text-style-name="P3" draw:layer="layout" svg:width="0.152cm" svg:height="0.203cm" svg:x="4.297cm" svg:y="3.933cm" svg:viewBox="0 0 153 204" svg:d="M153 200h-34v-30c-13 21-34 34-59 34-17 0-35-4-48-17-8-9-12-21-12-38 0-38 21-60 64-64l55-8c0-34-13-52-38-52s-42 9-64 26v-35c22-8 43-16 68-16 43 0 68 25 68 72zM119 102l-46 4c-13 5-26 9-30 13-10 4-14 13-14 25 0 13 4 17 10 26 8 4 17 8 29 8 13 0 30-4 38-17 9-8 13-25 13-42z">
          <text:p/>
        </draw:path>
        <draw:path draw:style-name="gr3" draw:text-style-name="P3" draw:layer="layout" svg:width="0.16cm" svg:height="0.199cm" svg:x="4.509cm" svg:y="3.933cm" svg:viewBox="0 0 161 200" svg:d="M161 200h-33v-112c0-42-13-63-43-63-17 0-29 8-39 17-13 13-17 29-17 46v112h-29v-196h29v34c17-26 39-38 65-38 21 0 38 8 50 21 9 12 17 34 17 59z">
          <text:p/>
        </draw:path>
        <draw:path draw:style-name="gr3" draw:text-style-name="P3" draw:layer="layout" svg:width="0.182cm" svg:height="0.293cm" svg:x="4.712cm" svg:y="3.843cm" svg:viewBox="0 0 183 294" svg:d="M183 290h-34v-34c-13 25-39 38-69 38-21 0-42-8-59-26-13-17-21-42-21-72 0-29 8-55 25-76 17-22 38-30 64-30 31 0 47 13 60 34v-124h34zM149 201v-26c0-17-4-29-13-42-12-9-26-17-43-17s-34 8-42 21c-13 13-17 34-17 59 0 22 4 38 17 51 8 13 21 21 38 21 21 0 35-8 43-21 13-8 17-25 17-46z">
          <text:p/>
        </draw:path>
        <draw:path draw:style-name="gr3" draw:text-style-name="P3" draw:layer="layout" svg:width="0.152cm" svg:height="0.203cm" svg:x="4.941cm" svg:y="3.933cm" svg:viewBox="0 0 153 204" svg:d="M153 200h-30v-30c-13 21-34 34-60 34-21 0-38-4-46-17-13-9-17-21-17-38 0-38 21-60 63-64l60-8c0-34-13-52-43-52-21 0-42 9-63 26v-35c21-8 42-16 68-16 46 0 68 25 68 72zM123 102l-47 4c-17 5-25 9-34 13-8 4-8 13-8 25 0 13 0 17 8 26 9 4 17 8 26 8 17 0 29-4 38-17 12-8 17-25 17-42z">
          <text:p/>
        </draw:path>
        <draw:path draw:style-name="gr3" draw:text-style-name="P3" draw:layer="layout" svg:width="0.101cm" svg:height="0.199cm" svg:x="5.153cm" svg:y="3.933cm" svg:viewBox="0 0 102 200" svg:d="M102 38c-4-5-12-9-25-9s-21 9-31 21c-12 13-17 30-17 51v99h-29v-196h29v42h5c4-17 8-25 18-34 8-8 21-12 33-12 5 0 13 4 17 4z">
          <text:p/>
        </draw:path>
        <draw:path draw:style-name="gr3" draw:text-style-name="P3" draw:layer="layout" svg:width="0.178cm" svg:height="0.293cm" svg:x="5.276cm" svg:y="3.843cm" svg:viewBox="0 0 179 294" svg:d="M179 290h-31v-34h-4c-13 25-34 38-64 38-25 0-47-8-59-26-17-17-21-42-21-72 0-29 8-55 21-76 17-22 38-30 68-30 25 0 46 13 55 34h4v-124h31zM148 201v-26c0-17-8-29-17-42-8-9-25-17-38-17-21 0-34 8-47 21-8 13-17 34-17 59 0 22 4 38 17 51 9 13 26 21 43 21s29-8 42-21c9-8 17-25 17-46z">
          <text:p/>
        </draw:path>
        <draw:path draw:style-name="gr3" draw:text-style-name="P3" draw:layer="layout" svg:width="0.178cm" svg:height="0.293cm" svg:x="5.611cm" svg:y="3.843cm" svg:viewBox="0 0 179 294" svg:d="M179 290h-31v-34c-17 25-38 38-68 38-25 0-47-8-59-26-13-17-21-42-21-72 0-29 8-55 25-76 13-22 34-30 63-30 26 0 47 13 60 34v-124h31zM148 201v-26c0-17-9-29-17-42-9-9-26-17-38-17-22 0-34 8-47 21-8 13-17 34-17 59 0 22 9 38 17 51 9 13 25 21 42 21s30-8 43-21c8-8 17-25 17-46z">
          <text:p/>
        </draw:path>
        <draw:path draw:style-name="gr3" draw:text-style-name="P3" draw:layer="layout" svg:width="0.17cm" svg:height="0.203cm" svg:x="5.839cm" svg:y="3.933cm" svg:viewBox="0 0 171 204" svg:d="M171 111h-141c0 21 8 38 17 50 13 13 30 17 47 17 21 0 42-8 63-21v30c-17 13-42 17-68 17-29 0-51-8-67-26-13-17-22-42-22-76 0-30 9-55 26-72 17-22 38-30 63-30 26 0 43 8 60 25 14 18 22 39 22 69zM136 85c0-21-4-34-13-42-8-13-21-18-34-18-17 0-29 9-38 18-8 8-17 25-21 42z">
          <text:p/>
        </draw:path>
        <draw:path draw:style-name="gr3" draw:text-style-name="P3" draw:layer="layout" svg:width="0.182cm" svg:height="0.195cm" svg:x="6.026cm" svg:y="3.937cm" svg:viewBox="0 0 183 196" svg:d="M183 0l-76 196h-34l-73-196h34l52 141c4 12 4 21 4 29 4-12 4-21 8-29l51-141z">
          <text:p/>
        </draw:path>
        <draw:path draw:style-name="gr3" draw:text-style-name="P3" draw:layer="layout" svg:width="0.038cm" svg:height="0.284cm" svg:x="6.238cm" svg:y="3.847cm" svg:viewBox="0 0 39 285" svg:d="M18 43c-4 0-10-4-14-9-4-4-4-8-4-12 0-9 0-13 4-17 4-5 10-5 14-5 8 0 12 0 17 5 4 4 4 8 4 17 0 4 0 8-4 12-5 5-9 9-17 9zM35 285h-31v-196h31z">
          <text:p/>
        </draw:path>
        <draw:path draw:style-name="gr3" draw:text-style-name="P3" draw:layer="layout" svg:width="0.157cm" svg:height="0.203cm" svg:x="6.318cm" svg:y="3.933cm" svg:viewBox="0 0 158 204" svg:d="M158 200h-35v-30c-12 21-34 34-59 34-21 0-34-4-47-17-8-9-17-21-17-38 0-38 26-60 68-64l55-8c0-34-12-52-38-52-25 0-47 9-64 26v-35c17-8 43-16 68-16 43 0 69 25 69 72zM123 102l-46 4c-13 5-26 9-30 13-9 4-13 13-13 25 0 13 4 17 9 26 8 4 17 8 30 8 12 0 25-4 38-17 8-8 12-25 12-42z">
          <text:p/>
        </draw:path>
        <draw:path draw:style-name="gr3" draw:text-style-name="P3" draw:layer="layout" svg:width="0.115cm" svg:height="0.254cm" svg:x="6.509cm" svg:y="3.882cm" svg:viewBox="0 0 116 255" svg:d="M116 251c-9 0-17 4-30 4-34 0-52-17-52-55v-119h-34v-25h34v-48l31-8v56h51v25h-51v110c0 13 4 26 8 30 5 4 13 9 21 9 9 0 13-5 22-9z">
          <text:p/>
        </draw:path>
        <draw:path draw:style-name="gr3" draw:text-style-name="P3" draw:layer="layout" svg:width="0.038cm" svg:height="0.284cm" svg:x="6.662cm" svg:y="3.847cm" svg:viewBox="0 0 39 285" svg:d="M18 43c-5 0-9-4-14-9-4-4-4-8-4-12 0-9 0-13 4-17 5-5 9-5 14-5 8 0 12 0 17 5 4 4 4 8 4 17 0 4 0 8-4 12-5 5-9 9-17 9zM35 285h-31v-196h31z">
          <text:p/>
        </draw:path>
        <draw:path draw:style-name="gr3" draw:text-style-name="P3" draw:layer="layout" svg:width="0.191cm" svg:height="0.203cm" svg:x="6.746cm" svg:y="3.933cm" svg:viewBox="0 0 192 204" svg:d="M94 204c-30 0-51-8-68-26-17-21-26-42-26-72 0-34 9-59 26-76 17-22 42-30 72-30s51 8 68 25c17 22 26 43 26 77 0 30-9 55-26 72-21 22-43 30-72 30zM94 25c-17 0-34 9-47 22-9 13-17 34-17 55 0 26 8 42 17 55 13 13 30 21 47 21 21 0 38-8 46-21 13-13 17-29 17-55 0-25-4-42-17-55-8-13-25-22-46-22z">
          <text:p/>
        </draw:path>
        <draw:path draw:style-name="gr3" draw:text-style-name="P3" draw:layer="layout" svg:width="0.161cm" svg:height="0.199cm" svg:x="6.984cm" svg:y="3.933cm" svg:viewBox="0 0 162 200" svg:d="M162 200h-30v-112c0-42-13-63-47-63-12 0-25 8-38 17-8 13-12 29-12 46v112h-35v-196h35v34c12-26 33-38 63-38 21 0 38 8 47 21 13 12 17 34 17 59z">
          <text:p/>
        </draw:path>
        <draw:path draw:style-name="gr3" draw:text-style-name="P3" draw:layer="layout" svg:width="0.19cm" svg:height="0.203cm" svg:x="7.298cm" svg:y="3.933cm" svg:viewBox="0 0 191 204" svg:d="M98 204c-30 0-55-8-72-26-18-21-26-42-26-72 0-34 8-59 30-76 17-22 38-30 72-30 26 0 51 8 68 25 13 22 21 43 21 77 0 30-8 55-25 72-17 22-43 30-68 30zM98 25c-21 0-34 9-47 22-12 13-17 34-17 55 0 26 5 42 17 55 13 13 26 21 47 21s34-8 47-21c12-13 17-29 17-55 0-25-5-42-17-55-13-13-26-22-47-22z">
          <text:p/>
        </draw:path>
        <draw:path draw:style-name="gr3" draw:text-style-name="P3" draw:layer="layout" svg:width="0.119cm" svg:height="0.293cm" svg:x="7.518cm" svg:y="3.839cm" svg:viewBox="0 0 120 294" svg:d="M120 34c-9-4-13-8-22-8-22 0-35 16-35 42v30h48v26h-48v170h-29v-170h-34v-26h34v-30c0-21 4-38 17-51 12-8 25-17 43-17 13 0 17 0 26 4z">
          <text:p/>
        </draw:path>
        <draw:path draw:style-name="gr3" draw:text-style-name="P3" draw:layer="layout" svg:width="0.17cm" svg:height="0.28cm" svg:x="7.755cm" svg:y="3.856cm" svg:viewBox="0 0 171 281" svg:d="M171 123c0 25 0 47-4 69-9 17-13 34-26 46-8 17-17 26-34 35-13 4-31 8-48 8-16 0-33-4-46-8v-30c17 8 30 12 46 12 13 0 26-4 35-8 13-4 18-13 26-21 8-9 13-21 17-39 0-13 4-30 4-47-13 21-34 34-65 34-8 0-21 0-29-4-9-5-17-13-26-17-8-9-12-17-17-30-4-8-4-21-4-34 0-12 0-25 4-34 5-13 13-21 17-30 9-8 17-16 30-21 8-4 21-4 34-4s27 0 39 9c9 4 17 12 26 21 8 12 12 25 17 42 4 13 4 30 4 51zM137 93c0-8 0-16-4-25 0-9-5-17-9-21-4-9-12-13-17-17-9-5-18-5-22-5-9 0-17 0-21 5-9 4-13 8-17 12-4 5-9 13-13 22-4 4-4 13-4 21s0 21 4 25c4 9 9 17 13 22 4 4 8 8 17 12 4 0 12 4 21 4s13-4 22-4c5-4 13-8 17-12 4-5 9-9 9-17 4-5 4-13 4-22z">
          <text:p/>
        </draw:path>
        <draw:path draw:style-name="gr3" draw:text-style-name="P3" draw:layer="layout" svg:width="0.042cm" svg:height="0.043cm" svg:x="7.967cm" svg:y="4.093cm" svg:viewBox="0 0 43 44" svg:d="M21 44c-8 0-12-4-17-4-4-4-4-13-4-17 0-5 0-13 4-17 5-6 9-6 17-6 5 0 9 0 13 6 5 4 9 12 9 17 0 4-4 13-9 17-4 0-8 4-13 4z">
          <text:p/>
        </draw:path>
        <draw:path draw:style-name="gr3" draw:text-style-name="P3" draw:layer="layout" svg:width="0.173cm" svg:height="0.28cm" svg:x="8.048cm" svg:y="3.856cm" svg:viewBox="0 0 174 281" svg:d="M0 200c0-8 0-13 0-22 4-8 8-13 13-21 4-4 8-13 16-17 5-4 13-8 22-13-13-4-22-12-30-25-8-9-13-21-13-34 0-9 5-17 9-26 4-8 8-17 17-25 4-4 12-8 21-13 13-4 21-4 30-4 12 0 21 0 33 4 9 5 17 9 22 13 8 8 12 17 16 25 5 9 9 17 9 26 0 13-4 25-13 34-8 13-17 21-25 25 4 5 13 9 17 13 8 4 12 13 17 17 4 8 8 13 8 21 5 9 5 14 5 22 0 13 0 21-5 34-4 9-13 17-17 26-8 4-21 13-29 17-13 4-22 4-38 4-13 0-22 0-34-4-9-4-22-13-26-17-8-9-17-17-21-26-4-13-4-21-4-34zM34 196c0 9 0 17 4 25 0 9 4 13 8 17 5 5 13 9 17 13 9 0 17 4 26 4 4 0 12-4 21-4 4-4 13-8 17-13 4-4 8-12 13-17 0-8 0-16 0-25 0-4 0-14 0-22-5-4-9-9-13-17-4-4-13-9-17-13-9 0-13-4-21-4-9 0-17 4-26 4-4 4-8 9-17 13-4 4-8 13-8 17-4 8-4 18-4 22zM42 72c0 5 0 13 4 17 0 4 5 9 9 13s8 8 13 13c8 0 12 0 21 0 4 0 8 0 17 0 4-5 8-9 12-13 5-4 9-9 9-13 4-4 4-12 4-17 0-8 0-13-4-21 0-4-4-9-9-13-4-4-8-8-12-8-9-5-13-5-17-5-9 0-13 0-21 5-5 0-9 4-13 8s-9 9-9 17c-4 4-4 9-4 17z">
          <text:p/>
        </draw:path>
        <draw:polygon draw:style-name="gr3" draw:text-style-name="P3" draw:layer="layout" svg:width="0.051cm" svg:height="0.094cm" svg:x="8.247cm" svg:y="4.089cm" svg:viewBox="0 0 52 95" draw:points="52,0 21,95 0,95 21,0">
          <text:p/>
        </draw:polygon>
        <draw:path draw:style-name="gr3" draw:text-style-name="P3" draw:layer="layout" svg:width="0.161cm" svg:height="0.199cm" svg:x="8.455cm" svg:y="3.937cm" svg:viewBox="0 0 162 200" svg:d="M162 196h-30v-30c-13 21-35 34-60 34-47 0-72-25-72-82v-118h34v110c0 43 12 65 46 65 13 0 27-5 39-17 9-13 13-27 13-44v-114h30z">
          <text:p/>
        </draw:path>
        <draw:path draw:style-name="gr3" draw:text-style-name="P3" draw:layer="layout" svg:width="0.127cm" svg:height="0.203cm" svg:x="8.671cm" svg:y="3.933cm" svg:viewBox="0 0 128 204" svg:d="M0 191v-34c17 13 35 21 56 21 25 0 38-8 38-29 0-5 0-9 0-13-4-4-8-4-13-8-4-5-8-5-12-9-5 0-13-4-17-4-9-4-17-9-21-13-10-4-14-4-18-13-5-4-9-8-13-12 0-5 0-13 0-21 0-9 0-17 4-22 4-9 9-13 17-22 10-4 18-4 27-8 8-4 16-4 25-4 17 0 34 4 46 8v35c-16-13-29-18-50-18-5 0-9 0-17 5-4 0-9 0-9 4-4 5-8 5-8 9-4 4-4 8-4 13 0 4 0 8 4 12 0 4 4 4 8 9 5 4 9 4 13 8 4 0 8 4 17 4 8 5 17 9 21 13 9 0 13 4 17 9 4 4 8 12 13 17 4 4 4 12 4 21 0 8-4 17-9 25-4 4-8 13-16 17-5 5-13 9-22 9-12 4-21 4-29 4-21 0-39-4-52-13z">
          <text:p/>
        </draw:path>
        <draw:path draw:style-name="gr3" draw:text-style-name="P3" draw:layer="layout" svg:width="0.044cm" svg:height="0.284cm" svg:x="8.84cm" svg:y="3.848cm" svg:viewBox="0 0 45 285" svg:d="M22 42c-4 0-8-4-12-9-4-4-10-8-10-12 0-9 6-13 10-17 0-4 8-4 12-4 5 0 9 0 13 4s10 8 10 17c0 4-6 8-10 12-4 5-8 9-13 9zM39 285h-33v-196h33z">
          <text:p/>
        </draw:path>
        <draw:path draw:style-name="gr3" draw:text-style-name="P3" draw:layer="layout" svg:width="0.161cm" svg:height="0.199cm" svg:x="8.938cm" svg:y="3.933cm" svg:viewBox="0 0 162 200" svg:d="M162 200h-31v-112c0-42-13-63-46-63-13 0-26 8-39 17-8 13-12 29-12 46v112h-34v-196h34v34c12-26 34-38 63-38 21 0 38 8 47 21 13 12 18 34 18 59z">
          <text:p/>
        </draw:path>
        <draw:path draw:style-name="gr3" draw:text-style-name="P3" draw:layer="layout" svg:width="0.178cm" svg:height="0.292cm" svg:x="9.146cm" svg:y="3.933cm" svg:viewBox="0 0 179 293" svg:d="M179 183c0 72-34 110-102 110-26 0-43-9-65-17v-30c22 13 44 17 65 17 46 0 72-25 72-76v-21c-17 25-38 38-68 38-25 0-42-8-59-26-14-17-22-42-22-67 0-34 8-60 26-81 13-22 38-30 64-30 25 0 46 13 59 34v-30h30zM149 111v-26c0-17-4-29-17-42-9-9-21-17-38-17s-34 8-47 21c-8 17-13 34-13 59 0 22 5 38 13 51 13 13 26 21 43 21 16 0 33-8 42-17 13-12 17-29 17-50z">
          <text:p/>
        </draw:path>
        <draw:path draw:style-name="gr3" draw:text-style-name="P3" draw:layer="layout" svg:width="0.152cm" svg:height="0.203cm" svg:x="9.481cm" svg:y="3.933cm" svg:viewBox="0 0 153 204" svg:d="M153 200h-30v-30c-17 21-34 34-63 34-17 0-34-4-43-17-13-8-17-21-17-38 0-38 22-60 64-64l59-8c0-34-12-52-42-52-21 0-42 9-64 26v-35c22-8 43-16 68-16 47 0 68 25 68 72zM123 102l-46 4c-17 5-26 9-34 13-9 4-13 13-13 26 0 12 4 17 13 25 4 4 13 9 25 9 17 0 30-5 38-17 13-9 17-26 17-43z">
          <text:p/>
        </draw:path>
        <draw:path draw:style-name="gr3" draw:text-style-name="P3" draw:layer="layout" svg:width="0.114cm" svg:height="0.255cm" svg:x="9.773cm" svg:y="3.881cm" svg:viewBox="0 0 115 256" svg:d="M115 252c-4 0-17 4-30 4-34 0-51-17-51-55v-119h-34v-25h34v-48l34-9v57h47v25h-47v110c0 13 0 26 4 30s13 8 22 8 17-4 21-8z">
          <text:p/>
        </draw:path>
        <draw:path draw:style-name="gr3" draw:text-style-name="P3" draw:layer="layout" svg:width="0.272cm" svg:height="0.195cm" svg:x="9.904cm" svg:y="3.937cm" svg:viewBox="0 0 273 196" svg:d="M273 0l-61 196h-34l-38-140c0-4-4-9-4-18 0 5 0 9-4 18l-43 140h-29l-60-196h30l42 149c0 4 0 8 0 17h5c0-9 0-13 4-17l42-149h30l38 149c4 4 4 8 4 17 0-4 4-13 4-17l39-149z">
          <text:p/>
        </draw:path>
        <draw:path draw:style-name="gr3" draw:text-style-name="P3" draw:layer="layout" svg:width="0.191cm" svg:height="0.203cm" svg:x="10.197cm" svg:y="3.933cm" svg:viewBox="0 0 192 204" svg:d="M93 204c-25 0-51-8-68-26-17-21-25-42-25-72 0-34 8-59 25-76 21-22 43-30 72-30 30 0 55 8 69 25 17 22 26 43 26 77 0 30-9 55-26 72-18 22-43 30-73 30zM97 25c-21 0-38 9-46 22-13 13-17 34-17 55 0 26 4 42 17 55 12 13 25 21 46 21s34-8 47-21c8-13 18-29 18-55 0-25-10-42-18-55-13-13-26-22-47-22z">
          <text:p/>
        </draw:path>
        <draw:polygon draw:style-name="gr3" draw:text-style-name="P3" draw:layer="layout" svg:width="0.105cm" svg:height="0.026cm" svg:x="10.435cm" svg:y="4.008cm" svg:viewBox="0 0 106 27" draw:points="0,0 106,0 106,27 0,27">
          <text:p/>
        </draw:polygon>
        <draw:path draw:style-name="gr3" draw:text-style-name="P3" draw:layer="layout" svg:width="0.127cm" svg:height="0.203cm" svg:x="10.583cm" svg:y="3.933cm" svg:viewBox="0 0 128 204" svg:d="M0 191v-34c17 13 34 22 56 22 25 0 42-9 42-30 0-4-4-9-4-13-5-4-5-4-9-8-4-5-8-5-17-9-4 0-8-4-17-4-8-4-17-9-21-13-9-4-13-4-18-13-4-4-8-8-8-12-4-5-4-13-4-21 0-9 0-17 4-22 4-9 13-13 17-22 9-4 18-4 26-8 9-4 17-4 26-4 16 0 33 4 46 8v35c-13-13-30-18-51-18-4 0-8 0-12 5-5 0-9 0-13 4-4 5-4 5-9 9 0 4-4 8-4 13 0 4 4 8 4 12s5 4 9 9c4 4 8 4 13 8 4 0 12 4 17 4 8 5 16 9 25 13 4 0 13 4 17 9 4 4 8 12 8 17 5 4 5 12 5 21 0 8 0 17-5 25-4 5-12 13-17 17-8 5-17 9-25 9-8 4-21 4-30 4-21 0-39-4-51-13z">
          <text:p/>
        </draw:path>
        <draw:path draw:style-name="gr3" draw:text-style-name="P3" draw:layer="layout" svg:width="0.043cm" svg:height="0.284cm" svg:x="10.752cm" svg:y="3.848cm" svg:viewBox="0 0 44 285" svg:d="M21 42c-4 0-8-4-13-9-4-4-8-8-8-12 0-9 4-13 8-17 5-4 9-4 13-4 10 0 14 0 18 4 5 4 5 8 5 17 0 4 0 8-5 12-4 5-8 9-18 9zM39 285h-35v-196h35z">
          <text:p/>
        </draw:path>
        <draw:path draw:style-name="gr3" draw:text-style-name="P3" draw:layer="layout" svg:width="0.178cm" svg:height="0.293cm" svg:x="10.841cm" svg:y="3.843cm" svg:viewBox="0 0 179 294" svg:d="M179 290h-34v-34c-13 25-34 38-69 38-21 0-42-8-55-26-17-17-21-42-21-72 0-29 4-55 21-76 17-22 38-30 64-30 30 0 47 13 60 34v-124h34zM145 201v-26c0-17-4-29-13-42-12-9-26-17-43-17s-34 8-42 21c-13 13-17 34-17 59 0 22 4 38 17 51 8 13 21 21 42 21 17 0 31-8 43-21 9-8 13-25 13-46z">
          <text:p/>
        </draw:path>
        <draw:path draw:style-name="gr3" draw:text-style-name="P3" draw:layer="layout" svg:width="0.169cm" svg:height="0.203cm" svg:x="11.066cm" svg:y="3.933cm" svg:viewBox="0 0 170 204" svg:d="M170 111h-135c0 21 8 38 17 51 12 12 25 17 46 17s43-9 60-22v30c-17 13-39 17-68 17-26 0-47-8-64-25s-26-43-26-77c0-30 9-55 31-72 17-22 38-30 63-30s42 8 55 25c17 18 21 39 21 69zM141 85c0-21-5-34-13-42-9-13-21-18-38-18-13 0-26 9-34 18-13 8-17 25-21 42z">
          <text:p/>
        </draw:path>
        <draw:path draw:style-name="gr3" draw:text-style-name="P3" draw:layer="layout" svg:width="0.182cm" svg:height="0.293cm" svg:x="11.269cm" svg:y="3.843cm" svg:viewBox="0 0 183 294" svg:d="M183 290h-33v-34c-13 25-39 38-69 38-22 0-43-8-55-26-17-17-26-42-26-72 0-29 9-55 26-76 16-22 38-30 63-30 31 0 48 13 61 34v-124h33zM150 201v-26c0-17-5-29-13-42-13-9-26-17-44-17-17 0-34 8-42 21-13 13-17 34-17 59 0 22 4 38 17 51 8 13 21 21 38 21 22 0 35-8 44-21 12-8 17-25 17-46z">
          <text:p/>
        </draw:path>
        <draw:path draw:style-name="gr3" draw:text-style-name="P3" draw:layer="layout" svg:width="0.114cm" svg:height="0.254cm" svg:x="11.596cm" svg:y="3.882cm" svg:viewBox="0 0 115 255" svg:d="M115 251c-9 0-17 4-31 4-34 0-50-17-50-55v-119h-34v-25h34v-48l29-8v56h52v25h-52v110c0 13 4 26 9 30 4 4 12 9 22 9 8 0 12-5 21-9z">
          <text:p/>
        </draw:path>
        <draw:path draw:style-name="gr3" draw:text-style-name="P3" draw:layer="layout" svg:width="0.17cm" svg:height="0.203cm" svg:x="11.735cm" svg:y="3.933cm" svg:viewBox="0 0 171 204" svg:d="M171 111h-136c0 21 9 38 17 50 13 13 26 17 47 17s42-8 59-21v30c-17 13-38 17-67 17-26 0-47-8-64-26-18-17-27-42-27-76 0-30 9-55 31-72 17-22 38-30 64-30 25 0 42 8 59 25 13 18 17 39 17 69zM141 85c0-21-4-34-12-42-9-13-22-18-38-18-13 0-26 9-35 18-12 8-17 25-21 42z">
          <text:p/>
        </draw:path>
        <draw:path draw:style-name="gr3" draw:text-style-name="P3" draw:layer="layout" svg:width="0.128cm" svg:height="0.203cm" svg:x="11.943cm" svg:y="3.933cm" svg:viewBox="0 0 129 204" svg:d="M0 191v-34c17 13 34 22 55 22 26 0 43-9 43-30 0-4-4-9-4-13-4-4-4-4-8-8-5-5-9-5-17-9-4 0-9-4-18-4-9-4-17-9-21-13-9-4-13-4-17-13-4-4-9-8-9-12-4-5-4-13-4-21 0-9 0-17 4-22 5-9 13-13 17-22 9-4 17-4 26-8 8-4 18-4 26-4 17 0 34 4 47 8v35c-13-13-30-18-51-18-4 0-9 0-14 5-4 0-8 0-13 4-4 5-8 5-8 9s-4 8-4 13c0 4 4 8 4 12s4 4 8 9c5 4 9 4 13 8 5 0 14 4 18 4 8 5 17 9 25 13 5 0 9 4 17 9 5 4 10 12 10 17 4 4 4 12 4 21 0 8 0 17-4 25-5 5-14 13-18 17-9 5-17 9-26 9-8 4-21 4-30 4-21 0-38-4-51-13z">
          <text:p/>
        </draw:path>
        <draw:path draw:style-name="gr3" draw:text-style-name="P3" draw:layer="layout" svg:width="0.114cm" svg:height="0.254cm" svg:x="12.096cm" svg:y="3.882cm" svg:viewBox="0 0 115 255" svg:d="M115 251c-8 0-17 4-30 4-33 0-51-17-51-55v-119h-34v-25h34v-48l30-8v56h51v25h-51v110c0 13 4 26 9 30 4 4 8 9 21 9 8 0 13-5 21-9z">
          <text:p/>
        </draw:path>
        <draw:path draw:style-name="gr3" draw:text-style-name="P3" draw:layer="layout" svg:width="0.152cm" svg:height="0.203cm" svg:x="12.342cm" svg:y="3.933cm" svg:viewBox="0 0 153 204" svg:d="M153 200h-29v-30c-13 21-34 34-60 34-22 0-35-4-48-17-12-8-16-21-16-38 0-38 21-60 64-64l60-8c0-34-13-52-39-52-25 0-47 9-64 26v-35c17-8 39-16 64-16 47 0 68 25 68 72zM124 102l-47 4c-17 5-25 9-35 13-8 4-8 13-8 26 0 12 0 17 8 25 10 4 18 9 27 9 16 0 29-5 38-17 12-9 17-26 17-43z">
          <text:p/>
        </draw:path>
        <draw:path draw:style-name="gr3" draw:text-style-name="P3" draw:layer="layout" svg:width="0.11cm" svg:height="0.254cm" svg:x="12.532cm" svg:y="3.882cm" svg:viewBox="0 0 111 255" svg:d="M111 251c-4 0-17 4-25 4-35 0-52-17-52-55v-119h-34v-25h34v-48l31-8v56h46v25h-46v110c0 13 0 26 4 30s13 9 25 9c5 0 13-5 17-9z">
          <text:p/>
        </draw:path>
        <draw:path draw:style-name="gr3" draw:text-style-name="P3" draw:layer="layout" svg:width="0.153cm" svg:height="0.203cm" svg:x="12.778cm" svg:y="3.933cm" svg:viewBox="0 0 154 204" svg:d="M154 200h-30v-30c-17 21-34 34-60 34-21 0-38-4-47-17-13-8-17-21-17-38 0-38 21-60 64-64l60-8c0-34-13-52-42-52-22 0-44 9-65 26v-35c21-8 43-16 69-16 47 0 68 25 68 72zM124 102l-46 4c-18 5-27 9-35 13-9 4-13 13-13 26 0 12 4 17 13 25 4 4 17 9 26 9 17 0 30-5 38-17 13-9 17-26 17-43z">
          <text:p/>
        </draw:path>
        <draw:path draw:style-name="gr3" draw:text-style-name="P3" draw:layer="layout" svg:width="0.161cm" svg:height="0.199cm" svg:x="12.99cm" svg:y="3.933cm" svg:viewBox="0 0 162 200" svg:d="M162 200h-29v-112c0-42-18-63-48-63-17 0-30 8-38 17-13 13-17 29-17 46v112h-30v-196h30v34c17-26 38-38 63-38 22 0 40 8 52 21 13 12 17 34 17 59z">
          <text:p/>
        </draw:path>
        <draw:path draw:style-name="gr3" draw:text-style-name="P3" draw:layer="layout" svg:width="0.156cm" svg:height="0.203cm" svg:x="13.3cm" svg:y="3.933cm" svg:viewBox="0 0 157 204" svg:d="M157 200h-34v-30c-12 21-34 34-59 34-17 0-35-4-47-17-9-9-17-21-17-38 0-38 25-60 68-64l55-8c0-34-12-52-38-52-25 0-46 9-64 26v-35c18-8 43-16 68-16 43 0 68 25 68 72zM123 102l-46 4c-13 5-26 9-30 13-8 4-14 13-14 25 0 13 6 17 10 26 8 4 17 8 30 8 12 0 25-4 38-17 8-8 12-25 12-42z">
          <text:p/>
        </draw:path>
        <draw:polygon draw:style-name="gr3" draw:text-style-name="P3" draw:layer="layout" svg:width="0.034cm" svg:height="0.288cm" svg:x="13.512cm" svg:y="3.843cm" svg:viewBox="0 0 35 289" draw:points="0,0 35,0 35,289 0,289">
          <text:p/>
        </draw:polygon>
        <draw:path draw:style-name="gr3" draw:text-style-name="P3" draw:layer="layout" svg:width="0.178cm" svg:height="0.288cm" svg:x="13.609cm" svg:y="3.932cm" svg:viewBox="0 0 179 289" svg:d="M30 170v119h-30v-284h30v33c16-25 38-38 67-38 27 0 48 9 61 26 12 17 21 42 21 72s-9 59-26 76c-12 21-38 30-64 30s-47-9-59-34zM30 93v26c0 17 4 30 16 42 9 13 22 17 39 17 21 0 34-8 47-21 9-17 13-34 13-59 0-22-4-38-13-51-13-13-26-21-43-21s-30 8-43 21c-12 13-16 25-16 46z">
          <text:p/>
        </draw:path>
        <draw:path draw:style-name="gr3" draw:text-style-name="P3" draw:layer="layout" svg:width="0.161cm" svg:height="0.289cm" svg:x="13.838cm" svg:y="3.843cm" svg:viewBox="0 0 162 290" svg:d="M162 290h-34v-111c0-42-13-63-43-63-18 0-30 8-39 17-12 13-17 29-17 46v111h-29v-290h29v129c17-26 38-38 65-38 42 0 68 25 68 80z">
          <text:p/>
        </draw:path>
        <draw:path draw:style-name="gr3" draw:text-style-name="P3" draw:layer="layout" svg:width="0.153cm" svg:height="0.203cm" svg:x="14.041cm" svg:y="3.933cm" svg:viewBox="0 0 154 204" svg:d="M154 200h-30v-30c-12 21-34 34-59 34-21 0-38-4-48-17-13-9-17-21-17-38 0-38 22-60 65-64l59-8c0-34-12-52-42-52-22 0-43 9-65 26v-35c22-8 43-16 69-16 47 0 68 25 68 72zM124 102l-47 4c-17 5-25 9-33 13-9 4-9 13-9 25 0 13 0 17 9 26 8 4 16 8 25 8 17 0 30-4 38-17 13-8 17-25 17-42z">
          <text:p/>
        </draw:path>
        <draw:polygon draw:style-name="gr3" draw:text-style-name="P3" draw:layer="layout" svg:width="0.034cm" svg:height="0.288cm" svg:x="14.359cm" svg:y="3.843cm" svg:viewBox="0 0 35 289" draw:points="0,0 35,0 35,289 0,289">
          <text:p/>
        </draw:polygon>
        <draw:path draw:style-name="gr3" draw:text-style-name="P3" draw:layer="layout" svg:width="0.169cm" svg:height="0.203cm" svg:x="14.44cm" svg:y="3.933cm" svg:viewBox="0 0 170 204" svg:d="M170 111h-135c0 21 4 38 16 50 13 13 26 17 47 17s43-8 60-21v30c-17 13-39 17-68 17-26 0-51-8-64-26-18-17-26-42-26-76 0-30 8-55 26-72 17-22 38-30 64-30 25 0 46 8 59 25 13 18 21 39 21 69zM141 85c0-21-5-34-13-42-9-13-21-18-38-18-13 0-26 9-39 18-8 8-16 25-16 42z">
          <text:p/>
        </draw:path>
        <draw:path draw:style-name="gr3" draw:text-style-name="P3" draw:layer="layout" svg:width="0.182cm" svg:height="0.195cm" svg:x="14.626cm" svg:y="3.937cm" svg:viewBox="0 0 183 196" svg:d="M183 0l-76 196h-30l-77-196h35l51 140c4 13 8 22 8 30 0-8 5-17 5-25l55-145z">
          <text:p/>
        </draw:path>
        <draw:path draw:style-name="gr3" draw:text-style-name="P3" draw:layer="layout" svg:width="0.169cm" svg:height="0.203cm" svg:x="14.83cm" svg:y="3.933cm" svg:viewBox="0 0 170 204" svg:d="M170 111h-136c0 21 4 38 16 51 9 12 26 17 47 17s39-9 61-22v30c-17 13-44 17-69 17-30 0-51-8-64-25-17-17-25-43-25-77 0-30 8-55 25-72 17-22 38-30 64-30 25 0 47 8 60 25 13 18 21 39 21 69zM136 85c0-21-4-34-13-42-9-13-17-18-34-18-13 0-26 9-39 18-8 8-16 25-16 42z">
          <text:p/>
        </draw:path>
        <draw:polygon draw:style-name="gr3" draw:text-style-name="P3" draw:layer="layout" svg:width="0.034cm" svg:height="0.288cm" svg:x="15.045cm" svg:y="3.843cm" svg:viewBox="0 0 35 289" draw:points="0,0 35,0 35,289 0,289">
          <text:p/>
        </draw:polygon>
        <draw:path draw:style-name="gr3" draw:text-style-name="P3" draw:layer="layout" svg:width="0.191cm" svg:height="0.203cm" svg:x="15.232cm" svg:y="3.933cm" svg:viewBox="0 0 192 204" svg:d="M94 204c-25 0-51-8-68-26-17-21-26-42-26-72 0-34 9-59 30-76 17-22 39-30 73-30 25 0 51 8 68 25 13 22 21 43 21 77 0 30-8 55-25 72-17 22-43 30-73 30zM99 25c-21 0-34 9-48 22-13 13-17 34-17 55 0 26 4 42 17 55 14 13 27 21 48 21s34-8 47-21c12-13 16-29 16-55 0-25-4-42-16-55-13-13-26-22-47-22z">
          <text:p/>
        </draw:path>
        <draw:path draw:style-name="gr3" draw:text-style-name="P3" draw:layer="layout" svg:width="0.119cm" svg:height="0.293cm" svg:x="15.452cm" svg:y="3.839cm" svg:viewBox="0 0 120 294" svg:d="M120 34c-8-4-13-8-21-8-21 0-35 16-35 42v30h48v26h-48v170h-30v-170h-34v-26h34v-30c0-21 5-38 17-51 13-8 27-17 44-17 12 0 17 0 25 4z">
          <text:p/>
        </draw:path>
        <draw:path draw:style-name="gr3" draw:text-style-name="P3" draw:layer="layout" svg:width="0.178cm" svg:height="0.28cm" svg:x="15.686cm" svg:y="3.856cm" svg:viewBox="0 0 179 281" svg:d="M179 140c0 21 0 42-4 60-5 17-13 34-21 43-5 12-17 21-26 30-13 4-26 8-42 8-13 0-27-4-35-8-13-5-22-13-30-26-4-13-13-26-13-42-4-18-8-40-8-61s4-42 8-63c5-17 9-34 17-43 9-13 17-25 30-29 8-5 22-9 39-9 55 0 85 47 85 140zM145 140c0-76-17-115-55-115-39 0-56 39-56 119 0 73 17 111 56 111 38 0 55-38 55-115z">
          <text:p/>
        </draw:path>
        <draw:path draw:style-name="gr3" draw:text-style-name="P3" draw:layer="layout" svg:width="0.042cm" svg:height="0.043cm" svg:x="15.902cm" svg:y="4.093cm" svg:viewBox="0 0 43 44" svg:d="M21 44c-8 0-13-4-17-4-4-4-4-13-4-17 0-5 0-13 4-17 4-6 9-6 17-6 4 0 9 0 13 6 5 4 9 12 9 17 0 4-4 13-9 17-4 0-9 4-13 4z">
          <text:p/>
        </draw:path>
        <draw:path draw:style-name="gr3" draw:text-style-name="P3" draw:layer="layout" svg:width="0.178cm" svg:height="0.28cm" svg:x="15.978cm" svg:y="3.856cm" svg:viewBox="0 0 179 281" svg:d="M179 140c0 21 0 42-4 60-4 17-13 34-17 43-8 12-17 21-31 30-12 4-25 8-38 8-12 0-25-4-38-8-8-5-21-13-25-26-9-13-13-26-17-42-5-18-9-40-9-61s4-42 9-63c4-17 8-34 17-43 8-13 17-25 30-29 8-5 25-9 38-9 60 0 85 47 85 140zM150 140c0-76-23-115-56-115-38 0-60 39-60 119 0 73 17 111 55 111s61-38 61-115z">
          <text:p/>
        </draw:path>
        <draw:path draw:style-name="gr3" draw:text-style-name="P3" draw:layer="layout" svg:width="0.153cm" svg:height="0.276cm" svg:x="16.203cm" svg:y="3.86cm" svg:viewBox="0 0 154 277" svg:d="M154 188c0 17 0 25-5 38-4 8-13 21-22 25-8 9-17 18-30 22-12 4-25 4-38 4-25 0-46-4-59-13v-30c21 9 38 17 59 17 9 0 17 0 26-4 8-4 12-8 21-13 4-4 8-12 13-17 0-8 4-16 4-25 0-17-9-34-17-42-13-9-30-17-55-17 0 0-4 0-9 4-4 0-8 0-12 0s-9 0-13 0-9 0-9 0l9-137h124v26h-99l-4 80c4 0 9 0 13 0s8 0 13 0c12 0 25 5 38 5 12 4 21 12 29 18 10 8 14 16 18 25 5 13 5 21 5 34z">
          <text:p/>
        </draw:path>
        <draw:path draw:style-name="gr3" draw:text-style-name="P3" draw:layer="layout" svg:width="0.043cm" svg:height="0.042cm" svg:x="16.402cm" svg:y="4.094cm" svg:viewBox="0 0 44 43" svg:d="M22 43c-5 0-9-4-13-4-4-4-9-13-9-17s5-13 9-17c4-5 8-5 13-5 8 0 12 0 16 5 6 4 6 13 6 17s0 13-6 17c-4 0-8 4-16 4z">
          <text:p/>
        </draw:path>
        <draw:path draw:style-name="gr3" draw:text-style-name="P3" draw:layer="layout" svg:width="0.28cm" svg:height="0.453cm" svg:x="4.017cm" svg:y="5.196cm" svg:viewBox="0 0 281 454" svg:d="M0 429v-77c4 9 12 13 21 17 9 9 22 13 30 13 13 4 22 9 35 9 8 4 17 4 25 4 34 0 55-4 68-17 17-9 25-26 25-43 0-12-4-21-8-29-5-5-13-13-21-21-9-5-22-13-30-17-13-5-26-13-42-17-13-9-26-17-39-26-13-8-25-17-34-25-13-13-18-21-26-34-4-13-4-26-4-43 0-21 4-38 12-55 9-17 23-29 35-38 17-8 34-18 56-22 16-4 38-8 59-8 42 0 76 4 97 18v72c-25-17-55-30-93-30-13 0-21 4-34 4-8 4-21 4-29 13-9 4-13 8-22 17-4 8-4 17-4 25 0 9 0 17 4 26 5 8 9 13 17 21 9 4 17 8 30 17 13 4 25 8 38 17 17 8 30 17 42 25 17 9 26 17 38 30 9 8 17 21 26 34 4 12 9 29 9 46 0 22-5 39-13 56-9 12-22 25-38 38-13 8-34 12-51 17-21 4-43 8-64 8-8 0-17 0-25 0-13-4-26-4-34-8-13 0-21-5-35-5-9-4-17-8-21-12z">
          <text:p/>
        </draw:path>
        <draw:path draw:style-name="gr3" draw:text-style-name="P3" draw:layer="layout" svg:width="0.246cm" svg:height="0.326cm" svg:x="4.347cm" svg:y="5.323cm" svg:viewBox="0 0 247 327" svg:d="M247 306c-25 13-55 21-90 21-47 0-85-13-114-42-26-30-43-68-43-115 0-51 17-93 47-124 30-34 72-46 123-46 31 0 56 4 77 12v69c-21-17-46-26-73-26-30 0-51 9-72 31-21 21-30 46-30 80s9 59 30 76c17 17 42 30 72 30 27 0 48-8 73-30z">
          <text:p/>
        </draw:path>
        <draw:path draw:style-name="gr3" draw:text-style-name="P3" draw:layer="layout" svg:width="0.284cm" svg:height="0.326cm" svg:x="4.644cm" svg:y="5.323cm" svg:viewBox="0 0 285 327" svg:d="M285 183h-216c4 30 13 51 30 68 17 13 38 21 67 21 34 0 64-8 93-29v59c-29 17-67 25-114 25-42 0-80-12-107-42-25-30-38-68-38-119s13-89 43-119c30-34 64-47 106-47 43 0 77 13 102 38 21 31 34 69 34 116zM217 132c0-25-8-46-21-59-8-13-25-22-47-22-21 0-38 9-50 22-17 17-26 34-30 59z">
          <text:p/>
        </draw:path>
        <draw:path draw:style-name="gr3" draw:text-style-name="P3" draw:layer="layout" svg:width="0.275cm" svg:height="0.318cm" svg:x="4.996cm" svg:y="5.323cm" svg:viewBox="0 0 276 319" svg:d="M276 319h-67v-175c0-59-22-89-64-89-21 0-38 8-56 25-13 17-17 34-17 60v179h-72v-315h72v55c22-42 56-59 103-59 34 0 59 8 76 34 17 21 25 51 25 93z">
          <text:p/>
        </draw:path>
        <draw:path draw:style-name="gr3" draw:text-style-name="P3" draw:layer="layout" svg:width="0.267cm" svg:height="0.326cm" svg:x="5.335cm" svg:y="5.323cm" svg:viewBox="0 0 268 327" svg:d="M268 319h-72v-47c-21 38-55 55-94 55-34 0-55-8-72-25-21-17-30-38-30-68 0-55 34-93 102-102l94-13c0-46-21-68-64-68-35 0-68 13-98 39v-60c30-22 68-30 115-30 77 0 119 38 119 115zM196 166l-64 8c-22 5-39 9-47 17-9 5-17 17-17 39 0 12 8 21 17 29 8 9 21 13 39 13 21 0 38-4 51-21 17-17 21-34 21-60z">
          <text:p/>
        </draw:path>
        <draw:path draw:style-name="gr3" draw:text-style-name="P3" draw:layer="layout" svg:width="0.182cm" svg:height="0.318cm" svg:x="5.687cm" svg:y="5.323cm" svg:viewBox="0 0 183 319" svg:d="M183 72c-8-4-21-9-38-9-21 0-38 9-55 30-13 17-21 42-21 76v150h-69v-315h69v68h4c4-26 17-42 30-51 17-13 29-21 50-21 13 0 22 4 30 8z">
          <text:p/>
        </draw:path>
        <draw:path draw:style-name="gr3" draw:text-style-name="P3" draw:layer="layout" svg:width="0.085cm" svg:height="0.458cm" svg:x="5.911cm" svg:y="5.183cm" svg:viewBox="0 0 86 459" svg:d="M44 82c-13 0-21-5-30-14-9-4-14-17-14-30 0-8 5-21 14-25 9-9 17-13 30-13s21 4 30 13c8 4 12 17 12 25 0 13-4 21-12 30-9 9-17 14-30 14zM78 459h-69v-314h69z">
          <text:p/>
        </draw:path>
        <draw:path draw:style-name="gr3" draw:text-style-name="P3" draw:layer="layout" svg:width="0.322cm" svg:height="0.326cm" svg:x="6.06cm" svg:y="5.323cm" svg:viewBox="0 0 323 327" svg:d="M161 327c-51 0-89-12-115-42-29-30-46-68-46-119s17-93 46-123c30-30 73-43 123-43 47 0 86 13 116 43 25 30 38 68 38 119s-13 89-43 119c-29 29-68 46-119 46zM165 55c-29 0-51 10-68 31-17 17-25 46-25 80 0 30 8 60 25 77s39 29 68 29c26 0 47-8 65-29 12-17 21-43 21-81 0-34-9-59-21-76-18-21-39-31-65-31z">
          <text:p/>
        </draw:path>
        <draw:path draw:style-name="gr3" draw:text-style-name="P3" draw:layer="layout" svg:width="0.292cm" svg:height="0.453cm" svg:x="6.607cm" svg:y="5.196cm" svg:viewBox="0 0 293 454" svg:d="M293 204c0 42-4 81-13 115-8 29-21 55-39 76-17 21-38 34-59 46-21 9-47 13-72 13-9 0-17 0-26 0-8-4-17-4-25-4-4-4-13-4-17-9-8 0-13 0-17-4v-63c4 4 9 4 17 8 4 4 13 4 21 9 4 0 13 4 21 4 9 0 17 0 26 0 17 0 29 0 46-9 13-8 26-17 34-29 13-13 17-30 26-51 4-17 8-42 8-68h-4c-4 8-8 13-13 21-8 5-12 9-21 13s-17 9-25 13c-9 0-22 4-30 4-21 0-38-4-51-13-17-4-30-12-42-25-13-13-21-26-26-43-8-17-12-38-12-59s4-42 12-59c9-21 17-34 30-47s30-25 47-31c17-8 38-12 59-12s38 4 55 12c17 10 34 18 47 35s26 39 35 64c8 25 8 55 8 93zM220 158c0-17 0-30-4-43-4-8-9-21-17-29-9-9-17-13-26-17-8-9-17-9-29-9-9 0-17 0-26 4-12 5-17 13-25 17-4 9-13 17-17 30-4 8-4 21-4 34s0 25 4 34c4 12 8 21 17 29 8 5 17 13 25 17 9 0 17 5 30 5s21-5 29-5c9-4 18-12 22-17 8-8 13-12 17-21 4-13 4-21 4-29z">
          <text:p/>
        </draw:path>
        <draw:polygon draw:style-name="gr3" draw:text-style-name="P3" draw:layer="layout" svg:width="0.102cm" svg:height="0.152cm" svg:x="6.941cm" svg:y="5.569cm" svg:viewBox="0 0 103 153" draw:points="103,0 55,153 0,153 34,0">
          <text:p/>
        </draw:polygon>
        <draw:path draw:style-name="gr3" draw:text-style-name="P3" draw:layer="layout" svg:width="0.305cm" svg:height="0.462cm" svg:x="7.298cm" svg:y="5.323cm" svg:viewBox="0 0 306 463" svg:d="M71 271v192h-71v-459h71v55c26-38 64-59 112-59 38 0 68 13 89 42 25 26 34 64 34 111 0 50-13 93-39 127-21 29-59 46-102 46-38 0-68-17-94-55zM71 148v38c0 26 9 43 22 60 17 17 34 25 55 25 25 0 47-13 64-34 13-17 22-46 22-84 0-30-5-56-22-73-12-17-33-25-56-25-25 0-46 8-63 25-13 22-22 43-22 68z">
          <text:p/>
        </draw:path>
        <draw:path draw:style-name="gr3" draw:text-style-name="P3" draw:layer="layout" svg:width="0.322cm" svg:height="0.326cm" svg:x="7.658cm" svg:y="5.323cm" svg:viewBox="0 0 323 327" svg:d="M156 327c-46 0-84-13-114-42-29-30-42-68-42-119s13-93 42-124c30-29 72-42 123-42 48 0 86 13 116 42 25 31 42 69 42 120s-17 89-47 119c-29 29-67 46-120 46zM161 55c-30 0-51 9-68 31-13 17-21 46-21 80 0 30 8 60 21 76 17 17 38 30 68 30 25 0 52-8 64-30 17-16 22-42 22-80 0-34-5-59-22-76-12-22-34-31-64-31z">
          <text:p/>
        </draw:path>
        <draw:path draw:style-name="gr3" draw:text-style-name="P3" draw:layer="layout" svg:width="0.463cm" svg:height="0.314cm" svg:x="8.009cm" svg:y="5.327cm" svg:viewBox="0 0 464 315" svg:d="M464 0l-94 315h-72l-59-213c0-9-4-17-4-26 0 5-5 13-5 26l-63 213h-72l-95-315h73l60 230c0 4 4 13 4 25 0-8 4-17 4-29l64-226h68l55 230c4 8 4 17 4 25h4c0-8 0-17 5-25l55-230z">
          <text:p/>
        </draw:path>
        <draw:path draw:style-name="gr3" draw:text-style-name="P3" draw:layer="layout" svg:width="0.284cm" svg:height="0.326cm" svg:x="8.501cm" svg:y="5.323cm" svg:viewBox="0 0 285 327" svg:d="M285 183h-213c0 30 9 51 26 68 17 13 39 21 73 21 30 0 63-8 89-30v60c-26 17-64 25-110 25-48 0-86-13-112-42-25-30-38-68-38-119s13-89 43-120c29-33 63-46 107-46 42 0 76 13 101 38 22 31 34 69 34 116zM218 132c0-25-9-46-17-59-13-13-30-22-51-22-23 0-40 9-52 22-13 17-26 34-26 59z">
          <text:p/>
        </draw:path>
        <draw:path draw:style-name="gr3" draw:text-style-name="P3" draw:layer="layout" svg:width="0.182cm" svg:height="0.318cm" svg:x="8.853cm" svg:y="5.323cm" svg:viewBox="0 0 183 319" svg:d="M183 72c-8-4-21-9-39-9-21 0-38 9-51 30-17 17-21 43-21 77v149h-72v-315h72v68c9-26 17-42 30-51 17-13 34-21 51-21 13 0 22 4 30 8z">
          <text:p/>
        </draw:path>
        <draw:path draw:style-name="gr3" draw:text-style-name="P3" draw:layer="layout" svg:width="0.289cm" svg:height="0.183cm" svg:x="9.111cm" svg:y="5.369cm" svg:viewBox="0 0 290 184" svg:d="M290 51h-290v-51h290zM290 184h-290v-52h290z">
          <text:p/>
        </draw:path>
        <draw:path draw:style-name="gr3" draw:text-style-name="P3" draw:layer="layout" svg:width="0.301cm" svg:height="0.453cm" svg:x="9.497cm" svg:y="5.196cm" svg:viewBox="0 0 302 454" svg:d="M144 454c-46 0-80-17-105-55-26-38-39-93-39-161 0-80 13-135 39-178 25-38 67-60 114-60 98 0 149 77 149 225 0 77-18 132-43 170s-64 59-115 59zM153 56c-55 0-81 59-81 178 0 110 26 165 77 165 50 0 76-55 76-169 0-115-21-174-72-174z">
          <text:p/>
        </draw:path>
        <draw:path draw:style-name="gr3" draw:text-style-name="P3" draw:layer="layout" svg:width="0.085cm" svg:height="0.085cm" svg:x="9.853cm" svg:y="5.564cm" svg:viewBox="0 0 86 86" svg:d="M44 86c-13 0-21-4-31-13-8-8-13-16-13-29 0-9 5-21 13-31 10-8 18-13 31-13 12 0 21 5 29 13 9 10 13 18 13 31s-4 21-13 29c-8 9-17 13-29 13z">
          <text:p/>
        </draw:path>
        <draw:path draw:style-name="gr3" draw:text-style-name="P3" draw:layer="layout" svg:width="0.292cm" svg:height="0.453cm" svg:x="9.998cm" svg:y="5.196cm" svg:viewBox="0 0 293 454" svg:d="M293 204c0 42-4 81-13 115-8 29-21 55-38 76s-38 34-59 46c-21 9-47 13-72 13-9 0-17 0-26 0-8-4-18-4-26-4-9-4-13-4-21-9-5 0-9 0-13-4v-63c4 4 8 4 13 8 8 4 17 4 21 9 8 0 18 4 26 4 9 0 13 0 21 0 17 0 34 0 47-9 17-8 30-17 38-29 9-13 17-30 22-51 8-17 8-42 8-68-4 8-8 13-13 21-8 5-12 9-21 13-8 4-17 9-25 13-13 0-22 4-34 4-17 0-34-4-52-13-13-4-30-12-38-25-13-13-21-26-30-43-4-17-8-38-8-59s4-42 12-59c5-21 17-34 30-47s30-25 47-31c17-8 39-12 60-12 17 0 38 4 55 12 17 10 34 18 47 35 12 17 25 39 29 64 9 25 13 55 13 93zM221 158c0-17-4-30-8-43 0-8-9-21-13-29-9-9-17-13-26-17-8-9-21-9-29-9-9 0-22 0-30 4-9 5-17 13-21 17-9 9-13 17-18 30-4 8-4 21-4 34s0 25 4 34c5 12 9 21 18 29 4 5 12 13 25 17 9 0 17 5 30 5 8 0 21-5 30-5 8-4 12-12 21-17 4-8 13-12 13-21 4-13 8-21 8-29z">
          <text:p/>
        </draw:path>
        <draw:path draw:style-name="gr3" draw:text-style-name="P3" draw:layer="layout" svg:width="0.259cm" svg:height="0.445cm" svg:x="10.366cm" svg:y="5.204cm" svg:viewBox="0 0 260 446" svg:d="M0 429v-68c30 17 60 30 90 30s55-8 72-25c17-14 26-35 26-61 0-25-9-42-26-59-21-13-46-21-81-21-13 0-34 4-72 4l17-229h217v60h-157l-9 110c13 0 26 0 39 0 46 0 80 12 106 34 25 25 38 55 38 97 0 43-13 82-42 107-30 25-68 38-119 38-44 0-77-4-99-17z">
          <text:p/>
        </draw:path>
        <draw:polygon draw:style-name="gr5" draw:text-style-name="P5" draw:layer="layout" svg:width="0.161cm" svg:height="0.217cm" svg:x="5.026cm" svg:y="11.995cm" svg:viewBox="0 0 162 218" draw:points="162,26 98,26 98,218 68,218 68,26 0,26 0,0 162,0">
          <text:p/>
        </draw:polygon>
        <draw:polygon draw:style-name="gr5" draw:text-style-name="P5" draw:layer="layout" svg:width="0.174cm" svg:height="0.166cm" svg:x="5.208cm" svg:y="12.046cm" svg:viewBox="0 0 175 167" draw:points="175,0 149,167 115,167 90,99 85,81 81,99 55,167 21,167 0,0 25,0 38,116 42,141 51,116 77,43 94,43 124,116 128,137 132,116 145,0">
          <text:p/>
        </draw:polygon>
        <draw:path draw:style-name="gr5" draw:text-style-name="P5" draw:layer="layout" svg:width="0.157cm" svg:height="0.174cm" svg:x="5.403cm" svg:y="12.042cm" svg:viewBox="0 0 158 175" svg:d="M158 85c0 12-5 25-9 38-4 8-8 17-13 25-9 10-18 14-26 18-13 4-21 9-34 9s-25 0-34-5c-8-4-17-12-21-18-8-8-13-17-17-29-4-9-4-21-4-34s0-25 4-38c4-9 9-17 17-26 4-8 13-13 25-17 9-4 22-8 34-8 9 0 21 4 30 8 8 0 17 9 26 13 5 8 13 17 13 30 4 8 9 21 9 34zM127 89c0-13-4-21-4-30-5-8-5-13-9-17-4-8-13-8-17-13-4-4-13-4-21-4s-17 0-21 4c-4 5-13 9-17 13-4 9-4 13-9 22 0 8 0 16 0 25 0 8 0 17 5 25 0 9 4 13 8 21 4 5 9 9 13 9 8 4 13 4 21 4s17 0 21-4c9-4 13-9 17-13 4-8 9-12 9-21 0-8 4-13 4-21z">
          <text:p/>
        </draw:path>
        <draw:polygon draw:style-name="gr5" draw:text-style-name="P5" draw:layer="layout" svg:width="0.101cm" svg:height="0.029cm" svg:x="5.613cm" svg:y="12.107cm" svg:viewBox="0 0 102 30" draw:points="0,0 102,0 102,30 0,30">
          <text:p/>
        </draw:polygon>
        <draw:path draw:style-name="gr5" draw:text-style-name="P5" draw:layer="layout" svg:width="0.131cm" svg:height="0.174cm" svg:x="5.789cm" svg:y="12.042cm" svg:viewBox="0 0 132 175" svg:d="M132 127c0 5-4 9-4 13s-5 8-9 13-8 9-13 9c-4 4-8 4-12 9-5 0-13 0-17 4-4 0-9 0-17 0-9 0-22 0-31 0-8-4-17-4-29-9v-26c12 4 21 4 29 8 14 0 22 0 31 0 13 0 25 0 29-4 9-4 13-8 13-17 0-4 0-4-4-8 0 0 0-4-4-4-5-5-9-5-13-9s-13-4-25-8c-5 0-13-5-23-9-4 0-8-4-16-8-5-5-5-9-9-13s-4-13-4-21c0-5 0-9 4-13 0-9 4-13 9-17 8-4 12-9 21-13 9 0 22-4 35-4 8 0 12 0 21 0 8 4 17 4 25 4v26c-8 0-17 0-25-5-9 0-17 0-21 0-9 0-13 0-17 0-5 5-9 5-13 5-5 4-5 4-10 8 0 4 0 4 0 9 0 4 0 4 0 8 5 0 5 5 10 9 4 0 8 4 13 4 4 4 12 4 21 8 12 5 17 5 25 9 9 4 13 8 17 13 4 0 9 4 9 12 4 5 4 9 4 17z">
          <text:p/>
        </draw:path>
        <draw:path draw:style-name="gr5" draw:text-style-name="P5" draw:layer="layout" svg:width="0.135cm" svg:height="0.174cm" svg:x="5.971cm" svg:y="12.042cm" svg:viewBox="0 0 136 175" svg:d="M111 171v-23c-9 10-21 18-30 23-8 0-17 4-29 4-9 0-18 0-22-4-9 0-13-5-17-9-5-4-9-9-13-18 0-4 0-12 0-17 0-17 4-29 17-42 13-9 30-13 56-13h34v-12c0-13-5-18-9-26-8-4-17-9-29-9-9 0-17 0-26 5-13 0-22 4-30 8v-25c4-5 8-5 12-5 5 0 9-4 14-4 4 0 13 0 17-4 4 0 8 0 17 0 8 0 17 0 25 4 9 4 17 4 21 9 5 4 9 12 13 17 4 8 4 17 4 25v116zM107 93h-34c-9 0-17 5-21 5-5 0-9 4-13 4-5 4-5 8-9 13 0 0 0 4 0 12 0 0 0 5 0 9 0 0 4 4 4 8 5 0 9 0 9 4 4 0 9 0 13 0 8 0 17 0 25-4 9-4 17-12 26-21z">
          <text:p/>
        </draw:path>
        <draw:path draw:style-name="gr5" draw:text-style-name="P5" draw:layer="layout" svg:width="0.157cm" svg:height="0.17cm" svg:x="6.149cm" svg:y="12.042cm" svg:viewBox="0 0 158 171" svg:d="M132 171v-119c0-4 0-9 0-14 0-4-4-4-4-8 0 0 0-5-4-5h-5-4c0 5-4 5-4 9-4 4-8 9-8 14-5 4-9 8-9 17v106h-30v-115c0-8 0-13 0-18 0-4 0-4 0-8l-4-5h-4c-4 0-4 0-4 0-4 5-4 5-9 9 0 0-4 4-4 9-4 9-8 13-13 22v106h-26v-167h22l4 30c0-4 5-9 9-13 0-4 4-8 8-13 0-4 5-4 9-4 0-4 4-4 8-4 9 0 17 4 21 8 5 9 9 17 9 30 0-8 4-13 8-17 0-4 5-8 5-13 4 0 8-4 12-4 4-4 9-4 13-4 21 0 30 17 30 52v119z">
          <text:p/>
        </draw:path>
        <draw:path draw:style-name="gr5" draw:text-style-name="P5" draw:layer="layout" svg:width="0.14cm" svg:height="0.237cm" svg:x="6.348cm" svg:y="12.042cm" svg:viewBox="0 0 141 238" svg:d="M141 85c0 12 0 25-4 38-5 12-9 21-17 29-10 5-18 14-27 14-12 4-21 9-34 9-4 0-8 0-16 0-5-5-9-5-13-5v68h-30v-234h25v30c9-13 18-22 30-26 9-4 17-8 30-8 8 0 17 4 25 8 4 4 14 9 18 17 4 4 9 13 13 26 0 8 0 21 0 34zM110 85c0-9 0-17 0-21 0-9-4-18-4-22-4-4-8-8-13-13-4 0-8-4-17-4 0 0-4 0-8 4-4 0-9 0-13 5-4 4-8 4-12 12-5 5-9 9-13 13v85c4 0 8 0 17 4 4 0 8 0 17 0 12 0 25-4 34-17 8-8 12-25 12-46z">
          <text:p/>
        </draw:path>
        <draw:polygon draw:style-name="gr5" draw:text-style-name="P5" draw:layer="layout" svg:width="0.136cm" svg:height="0.233cm" svg:x="6.534cm" svg:y="11.979cm" svg:viewBox="0 0 137 234" draw:points="57,26 9,26 9,0 86,0 86,212 137,212 137,234 0,234 0,212 57,212">
          <text:p/>
        </draw:polygon>
        <draw:path draw:style-name="gr5" draw:text-style-name="P5" draw:layer="layout" svg:width="0.148cm" svg:height="0.174cm" svg:x="6.713cm" svg:y="12.042cm" svg:viewBox="0 0 149 175" svg:d="M149 80c0 0 0 5 0 9s0 4 0 8h-119c0 17 9 30 17 38 9 9 21 13 43 13 4 0 8 0 12 0 5 0 9 0 13 0s9-4 13-4 8 0 12 0v22c-8 4-16 4-25 4-8 5-21 5-30 5-17 0-29 0-38-5-13-4-21-12-25-18-10-8-14-17-18-29 0-9-4-21-4-34s4-25 8-34c0-13 8-21 14-30 8-8 12-13 25-17 9-4 17-8 30-8s21 4 30 8c12 0 17 9 25 13 4 8 8 17 13 25 4 9 4 22 4 34zM119 76c0-8 0-17 0-21-4-9-4-13-8-17s-9-9-17-9c-4-4-9-4-17-4-9 0-13 0-17 4-4 0-9 5-13 9s-8 8-13 17c0 4 0 13-4 21z">
          <text:p/>
        </draw:path>
        <draw:path draw:style-name="gr5" draw:text-style-name="P5" draw:layer="layout" svg:width="0.153cm" svg:height="0.225cm" svg:x="7.077cm" svg:y="11.991cm" svg:viewBox="0 0 154 226" svg:d="M154 222c-9 0-14 0-23 4-8 0-12 0-21 0-21 0-38-4-46-18-9-9-17-21-17-42v-85h-47v-26h47v-46l29-9v55h78v26h-78v85c0 8 5 21 9 25 8 4 17 8 29 8 5 0 13 0 17 0 9 0 14-4 23-4z">
          <text:p/>
        </draw:path>
        <draw:path draw:style-name="gr5" draw:text-style-name="P5" draw:layer="layout" svg:width="0.149cm" svg:height="0.225cm" svg:x="7.454cm" svg:y="11.991cm" svg:viewBox="0 0 150 226" svg:d="M150 222c-5 0-13 0-22 4-4 0-13 0-21 0-21 0-34-4-47-18-8-9-12-21-12-42v-85h-48v-26h48v-46l25-9v55h77v26h-77v85c0 8 4 21 13 25 4 4 13 8 25 8 9 0 13 0 17 0 9 0 13-4 22-4z">
          <text:p/>
        </draw:path>
        <draw:path draw:style-name="gr5" draw:text-style-name="P5" draw:layer="layout" svg:width="0.149cm" svg:height="0.174cm" svg:x="7.649cm" svg:y="12.042cm" svg:viewBox="0 0 150 175" svg:d="M150 80c0 0 0 5 0 9s0 4 0 8h-120c0 17 4 30 12 38 13 9 26 13 43 13 4 0 8 0 13 0 8 0 12 0 16 0 5 0 10-4 14-4s9 0 13 0v22c-9 4-17 4-31 4-8 5-17 5-29 5-13 0-26 0-39-5-8-4-16-12-25-18-4-8-8-17-13-29-4-9-4-21-4-34s0-25 4-34c5-13 9-21 13-30 9-8 17-12 25-17 9-4 22-8 34-8 9 0 22 4 30 8 8 0 18 9 22 13 9 9 13 17 17 26 0 8 5 21 5 33zM119 76c0-8 0-17-5-21 0-8-4-13-8-17s-8-8-13-8c-4-5-12-5-21-5-4 0-13 0-17 5-4 0-8 4-13 8-4 4-8 9-8 17-4 4-4 13-4 21z">
          <text:p/>
        </draw:path>
        <draw:path draw:style-name="gr5" draw:text-style-name="P5" draw:layer="layout" svg:width="0.132cm" svg:height="0.174cm" svg:x="7.844cm" svg:y="12.042cm" svg:viewBox="0 0 133 175" svg:d="M133 127c0 5-5 9-5 13s-4 8-8 13-9 9-13 9c-4 4-8 4-12 9-5 0-14 0-18 4-5 0-9 0-17 0-9 0-22 0-30 0-8-4-17-4-30-9v-26c13 4 22 4 30 8 13 0 21 0 30 0 12 0 26 0 30-4 9-4 13-8 13-17 0-4 0-4-4-8 0 0 0-4-4-4-5-5-9-5-14-9-4-4-13-4-26-8-4 0-12-5-21-9-4 0-8-4-17-8-4-5-8-9-8-13-4-4-4-13-4-21 0-5 0-9 4-13 0-9 4-13 8-17 9-4 13-9 21-13 9 0 22-4 34-4 9 0 14 0 23 0 8 4 16 4 25 4v26c-9 0-17 0-25-5-9 0-18 0-23 0-8 0-12 0-17 0-4 5-8 5-12 5-5 4-5 4-9 8 0 4 0 4 0 9 0 4 0 4 0 8 4 0 4 5 9 9 4 0 8 4 12 4 5 4 13 4 22 8 9 5 18 5 26 9s13 8 17 13c4 0 8 4 8 12 0 5 5 9 5 17z">
          <text:p/>
        </draw:path>
        <draw:path draw:style-name="gr5" draw:text-style-name="P5" draw:layer="layout" svg:width="0.148cm" svg:height="0.225cm" svg:x="8.014cm" svg:y="11.991cm" svg:viewBox="0 0 149 226" svg:d="M149 222c-4 0-13 0-17 4-8 0-17 0-21 0-21 0-38-4-51-18-9-9-13-21-13-42v-85h-47v-26h47v-46l30-9v55h72v26h-72v85c0 8 0 21 9 25 4 4 17 8 29 8 5 0 9 0 17 0 4 0 13-4 17-4z">
          <text:p/>
        </draw:path>
        <draw:path draw:style-name="gr5" draw:text-style-name="P5" draw:layer="layout" svg:width="0.14cm" svg:height="0.237cm" svg:x="8.404cm" svg:y="12.042cm" svg:viewBox="0 0 141 238" svg:d="M141 85c0 12 0 25-5 38-4 12-8 21-16 29-9 5-17 14-26 14-13 4-21 9-34 9-4 0-8 0-17 0-4-5-8-5-12-5v68h-31v-234h26v30c9-13 17-22 30-26 8-4 17-8 30-8 8 0 17 4 25 8 4 4 13 9 17 17 4 4 8 13 13 26 0 8 0 21 0 34zM111 85c0-9 0-17 0-21 0-9-4-18-4-22-4-4-9-8-13-13-4 0-8-4-17-4 0 0-4 0-8 4-5 0-9 0-13 5-4 4-8 4-13 12-4 5-8 9-12 13v85c4 0 8 0 17 4 4 0 8 0 16 0 13 0 26-4 34-17 9-8 13-25 13-46z">
          <text:p/>
        </draw:path>
        <draw:path draw:style-name="gr5" draw:text-style-name="P5" draw:layer="layout" svg:width="0.156cm" svg:height="0.174cm" svg:x="8.578cm" svg:y="12.042cm" svg:viewBox="0 0 157 175" svg:d="M157 85c0 12 0 25-4 38-4 9-8 17-17 25-4 10-12 14-25 18-9 5-22 9-35 9s-21 0-30-4c-13-5-17-13-25-18-9-9-13-17-17-30 0-8-4-21-4-34s4-25 8-38c0-9 8-17 13-26 8-8 17-12 25-17 9-4 21-8 35-8 13 0 21 4 34 8 9 0 17 9 21 13 9 9 13 17 17 30 4 8 4 21 4 34zM128 89c0-13 0-21-4-30 0-8-5-12-9-17-4-8-8-8-17-12-4-5-13-5-17-5-9 0-18 0-26 5-5 4-9 8-13 12-4 9-9 13-9 22-4 8-4 16-4 25 0 8 0 17 4 26 5 8 5 12 9 21 4 4 13 8 17 8 4 4 13 4 22 4 8 0 13 0 21-4 5-4 13-8 13-12 4-9 9-13 13-22 0-8 0-13 0-21z">
          <text:p/>
        </draw:path>
        <draw:polygon draw:style-name="gr5" draw:text-style-name="P5" draw:layer="layout" svg:width="0.173cm" svg:height="0.166cm" svg:x="8.756cm" svg:y="12.046cm" svg:viewBox="0 0 174 167" draw:points="174,0 152,167 114,167 93,99 89,81 80,99 59,167 25,167 0,0 29,0 42,116 46,141 55,116 76,43 97,43 122,116 131,137 135,116 148,0">
          <text:p/>
        </draw:polygon>
        <draw:path draw:style-name="gr5" draw:text-style-name="P5" draw:layer="layout" svg:width="0.148cm" svg:height="0.174cm" svg:x="8.955cm" svg:y="12.042cm" svg:viewBox="0 0 149 175" svg:d="M149 80c0 0 0 5 0 9s0 4 0 9h-115c0 17 4 29 12 38 9 8 22 12 43 12 4 0 8 0 13 0 4 0 8 0 12 0 5 0 9-4 13-4s9 0 13 0v22c-9 5-17 5-26 5-8 4-21 4-29 4-17 0-30 0-39-4-8-5-17-13-25-18-8-9-13-17-13-30-4-8-8-21-8-34s4-25 8-34c0-13 9-21 13-30 8-8 13-12 25-17 9-4 17-8 30-8s21 4 34 8c9 0 13 9 21 13 5 9 9 17 13 26 5 8 5 21 5 33zM119 76c0-8 0-17 0-21-5-8-5-13-9-17s-8-8-17-8c-4-5-8-5-17-5-8 0-13 0-17 5-4 0-8 4-13 8-4 4-8 9-8 17-4 4-4 13-4 21z">
          <text:p/>
        </draw:path>
        <draw:path draw:style-name="gr5" draw:text-style-name="P5" draw:layer="layout" svg:width="0.136cm" svg:height="0.17cm" svg:x="9.158cm" svg:y="12.042cm" svg:viewBox="0 0 137 171" svg:d="M0 4h26v30c12-13 21-21 29-26 9-4 22-8 30-8 18 0 31 8 39 17 9 13 13 31 13 52h-30c0-17 0-26-4-35-4-4-14-9-22-9-4 0-9 0-13 5-4 0-8 0-13 4-4 4-8 9-12 14-5 4-9 8-13 17v106h-30z">
          <text:p/>
        </draw:path>
        <draw:path draw:style-name="gr5" draw:text-style-name="P5" draw:layer="layout" svg:width="0.131cm" svg:height="0.174cm" svg:x="9.523cm" svg:y="12.042cm" svg:viewBox="0 0 132 175" svg:d="M132 166c-8 0-17 5-25 5-5 4-14 4-22 4-30 0-47-9-64-22-13-17-21-38-21-64 0-13 4-25 8-34 5-13 9-21 17-30 9-8 17-12 26-17 8-4 21-8 34-8 8 0 17 4 26 4 8 0 13 4 21 4v30c-8-4-17-8-21-8-9-5-18-5-26-5-9 0-13 5-22 5-4 4-12 8-17 12-4 5-8 13-12 22 0 4-4 12-4 25 0 17 8 34 16 43 9 12 22 16 39 16 8 0 17 0 26-4 8 0 13-4 21-8z">
          <text:p/>
        </draw:path>
        <draw:path draw:style-name="gr5" draw:text-style-name="P5" draw:layer="layout" svg:width="0.14cm" svg:height="0.174cm" svg:x="9.705cm" svg:y="12.042cm" svg:viewBox="0 0 141 175" svg:d="M116 171v-23c-13 10-23 18-31 23-9 0-21 4-30 4-8 0-17 0-25-4-4 0-13-5-17-9-5-4-5-9-9-18 0-4-4-12-4-17 0-17 8-29 21-42 13-9 30-13 55-13h35v-12c0-13-4-18-8-26-10-4-18-9-31-9-8 0-21 0-29 5-9 0-17 4-26 8v-25c4-5 4-5 13-5 4 0 8-4 13-4 4 0 8 0 16-4 5 0 9 0 13 0 13 0 21 0 31 4 8 4 13 4 21 9 4 4 8 12 13 17 0 8 4 17 4 25v116zM111 93h-39c-4 0-13 5-17 5s-8 4-12 4c-5 4-5 8-9 13 0 0 0 4 0 12 0 0 0 5 0 9 0 0 4 4 4 8 5 0 5 0 9 4 4 0 8 0 12 0 9 0 17 0 26-4 8-4 18-12 26-21z">
          <text:p/>
        </draw:path>
        <draw:polygon draw:style-name="gr5" draw:text-style-name="P5" draw:layer="layout" svg:width="0.136cm" svg:height="0.233cm" svg:x="9.9cm" svg:y="11.979cm" svg:viewBox="0 0 137 234" draw:points="56,26 4,26 4,0 86,0 86,212 137,212 137,234 0,234 0,212 56,212">
          <text:p/>
        </draw:polygon>
        <draw:path draw:style-name="gr5" draw:text-style-name="P5" draw:layer="layout" svg:width="0.128cm" svg:height="0.174cm" svg:x="10.086cm" svg:y="12.042cm" svg:viewBox="0 0 129 175" svg:d="M129 166c-9 0-13 5-21 5-9 4-17 4-26 4-25 0-47-9-59-22-18-17-23-38-23-64 0-13 0-25 5-34 4-13 9-21 18-30 8-8 17-12 25-17 13-4 21-8 34-8 9 0 17 4 26 4 8 0 17 4 21 4v30c-9-4-13-8-21-8-9-5-17-5-26-5-4 0-13 5-17 5-8 4-13 8-21 12-4 5-9 13-9 22-4 4-4 12-4 25 0 17 4 34 13 43 8 12 25 16 42 16 9 0 13 0 22-4 8 0 17-4 21-8z">
          <text:p/>
        </draw:path>
        <draw:path draw:style-name="gr5" draw:text-style-name="P5" draw:layer="layout" svg:width="0.132cm" svg:height="0.17cm" svg:x="10.273cm" svg:y="12.046cm" svg:viewBox="0 0 133 171" svg:d="M133 167h-26v-26c-4 4-8 9-13 13-4 4-8 8-17 8-4 5-8 5-12 9-5 0-9 0-13 0-17 0-30-4-38-17-10-9-14-25-14-42v-112h31v107c0 26 8 38 25 38 4 0 9 0 13 0s4-4 8-8c5 0 9-4 13-8 4-5 9-9 13-17v-112h30z">
          <text:p/>
        </draw:path>
        <draw:polygon draw:style-name="gr5" draw:text-style-name="P5" draw:layer="layout" svg:width="0.135cm" svg:height="0.233cm" svg:x="10.46cm" svg:y="11.979cm" svg:viewBox="0 0 136 234" draw:points="56,26 9,26 9,0 85,0 85,212 136,212 136,234 0,234 0,212 56,212">
          <text:p/>
        </draw:polygon>
        <draw:path draw:style-name="gr5" draw:text-style-name="P5" draw:layer="layout" svg:width="0.136cm" svg:height="0.174cm" svg:x="10.642cm" svg:y="12.042cm" svg:viewBox="0 0 137 175" svg:d="M111 171v-23c-9 10-17 18-31 23-8 0-17 4-29 4-9 0-17 0-22-4-8 0-12-5-16-9-5-4-9-9-9-18-4-4-4-12-4-17 0-17 4-29 17-42 12-9 29-13 55-13h35v-12c0-13 0-18-9-26-4-4-18-9-30-9-9 0-17 0-26 5-8 0-21 4-29 8v-25c4-5 8-5 12-5s9-4 13-4c8 0 13 0 17-4 4 0 13 0 17 0 8 0 17 0 26 4s17 4 21 9c5 4 9 12 13 17 5 8 5 17 5 25v116zM107 93h-35c-9 0-13 5-21 5-5 0-9 4-13 4 0 4-4 8-4 13-5 0-5 4-5 12 0 0 0 5 0 9 5 0 5 4 9 8 0 0 4 0 8 4 0 0 5 0 13 0 4 0 13 0 21-4 9-4 18-12 27-21z">
          <text:p/>
        </draw:path>
        <draw:path draw:style-name="gr5" draw:text-style-name="P5" draw:layer="layout" svg:width="0.152cm" svg:height="0.225cm" svg:x="10.816cm" svg:y="11.991cm" svg:viewBox="0 0 153 226" svg:d="M153 222c-8 0-13 0-21 4-9 0-13 0-21 0-21 0-38-4-47-18-14-9-18-21-18-42v-85h-46v-26h46v-46l31-9v55h76v26h-76v85c0 8 4 21 8 25 9 4 17 8 30 8 4 0 8 0 17 0 4 0 13-4 21-4z">
          <text:p/>
        </draw:path>
        <draw:path draw:style-name="gr5" draw:text-style-name="P5" draw:layer="layout" svg:width="0.132cm" svg:height="0.238cm" svg:x="11.023cm" svg:y="11.974cm" svg:viewBox="0 0 133 239" svg:d="M52 98h-47v-26h77v144h51v23h-133v-23h52zM65 0c4 0 4 5 8 5 5 0 5 4 9 4 0 4 4 4 4 8 0 0 0 4 0 9 0 4 0 4 0 8s-4 4-4 9c-4 0-4 0-9 4-4 0-4 0-8 0s-9 0-9 0c-4-4-8-4-8-4 0-5-5-5-5-9s-5-4-5-8c0-5 5-9 5-9 0-4 5-4 5-8 0 0 4-4 8-4 0 0 5-5 9-5z">
          <text:p/>
        </draw:path>
        <draw:path draw:style-name="gr5" draw:text-style-name="P5" draw:layer="layout" svg:width="0.157cm" svg:height="0.174cm" svg:x="11.193cm" svg:y="12.042cm" svg:viewBox="0 0 158 175" svg:d="M158 85c0 12 0 25-5 38-4 8-8 17-17 25-4 10-12 14-26 18-8 4-21 9-30 9-12 0-25 0-33-5-9-4-17-12-26-18-4-8-8-17-13-29-4-9-8-21-8-34s4-25 8-38c5-9 9-17 13-26 9-8 17-13 26-17 12-4 21-8 33-8 13 0 26 4 34 8 10 0 18 9 27 13 4 8 8 17 12 30 5 8 5 21 5 34zM128 89c0-13 0-21 0-30-4-8-9-13-14-17-4-8-8-8-12-13-9-4-13-4-22-4-8 0-17 0-21 4-8 5-12 9-17 13-4 9-4 13-8 22 0 8-4 16-4 25 0 8 4 17 4 25 4 9 8 13 13 21 4 5 8 9 12 9 9 4 13 4 21 4 9 0 17 0 22-4 8-4 12-9 17-13 5-8 5-12 9-21 0-8 0-13 0-21z">
          <text:p/>
        </draw:path>
        <draw:path draw:style-name="gr5" draw:text-style-name="P5" draw:layer="layout" svg:width="0.136cm" svg:height="0.17cm" svg:x="11.392cm" svg:y="12.042cm" svg:viewBox="0 0 137 171" svg:d="M0 4h27l4 26c4-5 8-9 13-13 4-4 8-9 12-9 4-4 9-4 13-4 4-4 8-4 17-4 17 0 29 4 38 17 8 8 13 26 13 48v106h-30v-106c0-13-4-22-8-31-5-4-13-9-22-9-4 0-4 0-8 0-4 5-9 5-13 9-4 0-8 4-12 9-5 5-9 13-13 17v111h-31z">
          <text:p/>
        </draw:path>
        <draw:path draw:style-name="gr5" draw:text-style-name="P5" draw:layer="layout" svg:width="0.136cm" svg:height="0.169cm" svg:x="6.721cm" svg:y="13.051cm" svg:viewBox="0 0 137 170" svg:d="M0 0h25v29c9-8 13-12 17-16 5-5 9-5 13-9 4 0 8-4 13-4 4 0 8 0 13 0 18 0 30 4 43 13 8 12 13 25 13 47v110h-30v-106c0-12-4-26-8-30-6-9-14-9-23-9-4 0-8 0-8 0-5 0-9 4-13 4-4 5-8 9-13 13-4 4-8 10-12 18v110h-30z">
          <text:p/>
        </draw:path>
        <draw:path draw:style-name="gr5" draw:text-style-name="P5" draw:layer="layout" svg:width="0.144cm" svg:height="0.081cm" svg:x="7.09cm" svg:y="13.089cm" svg:viewBox="0 0 145 82" svg:d="M145 21h-145v-21h145zM145 82h-145v-27h145z">
          <text:p/>
        </draw:path>
        <draw:polygon draw:style-name="gr5" draw:text-style-name="P5" draw:layer="layout" svg:width="0.14cm" svg:height="0.22cm" svg:x="7.467cm" svg:y="13cm" svg:viewBox="0 0 141 221" draw:points="141,221 4,221 4,192 59,192 59,34 8,64 0,38 68,0 93,0 93,192 141,192">
          <text:p/>
        </draw:polygon>
        <draw:path draw:style-name="gr5" draw:text-style-name="P5" draw:layer="layout" svg:width="0.131cm" svg:height="0.216cm" svg:x="7.658cm" svg:y="13.004cm" svg:viewBox="0 0 132 217" svg:d="M132 145c0 13 0 22-4 30-4 9-13 17-21 26-9 4-17 8-30 12-8 4-21 4-34 4-4 0-8 0-8 0-5 0-9 0-13 0s-8 0-13 0c0 0-5 0-9 0v-25c9 0 14 0 22 0s17 4 25 4c9 0 13-4 22-4 8-4 12-4 17-8 8-5 8-9 12-17 4-5 4-13 4-17 0-13-4-26-12-30-13-8-26-8-43-8h-43v-112h120v26h-94v60h22c8 0 21 0 29 4 9 0 21 4 26 9 8 4 17 8 21 17 4 8 4 21 4 29z">
          <text:p/>
        </draw:path>
        <draw:path draw:style-name="gr5" draw:text-style-name="P5" draw:layer="layout" svg:width="0.148cm" svg:height="0.216cm" svg:x="7.836cm" svg:y="13.004cm" svg:viewBox="0 0 149 217" svg:d="M149 150c0 8 0 17-4 25-4 9-9 17-17 26-4 4-13 8-21 12-9 4-21 4-35 4-9 0-21 0-30-4-8-4-17-8-21-17-8-8-13-17-17-29-4-13-4-26-4-43 0-12 0-21 4-34 0-8 4-21 4-30 5-9 9-17 13-26 9-4 13-13 21-17 9-8 21-12 30-12 14-5 26-5 39-5h21v26h-21c-13 0-25 0-35 4-8 0-17 4-25 13-5 4-9 12-13 21-4 5-4 18-8 26v4c8-4 16-4 25-8 8 0 17-4 31-4 8 0 21 4 29 4 9 4 13 8 17 17 9 4 13 9 13 17 4 9 4 17 4 30zM119 150c0-9 0-13 0-17-4-9-4-13-8-13-4-4-8-8-13-13-4 0-12 0-22 0-4 0-8 0-13 0-4 0-8 0-12 5-5 0-9 0-9 4-4 0-8 4-12 4 0 17 0 25 4 38 0 9 4 17 8 21 4 5 9 9 13 13 8 4 13 4 21 4 10 0 14 0 18-4 4 0 9-4 13-8 4-5 8-9 8-13 4-9 4-13 4-21z">
          <text:p/>
        </draw:path>
        <draw:path draw:style-name="gr5" draw:text-style-name="P5" draw:layer="layout" svg:width="0.055cm" svg:height="0.055cm" svg:x="8.069cm" svg:y="13.165cm" svg:viewBox="0 0 56 56" svg:d="M25 0c5 0 9 5 13 5 0 0 4 5 10 5 0 4 4 8 4 8 0 5 4 9 4 13s-4 9-4 13c0 0-4 4-4 8-6 0-10 4-10 4-4 0-8 0-13 0-4 0-8 0-8 0-4 0-9-4-9-4-4-4-8-8-8-8 0-4 0-9 0-13s0-8 0-13c0 0 4-4 8-8 0 0 5-5 9-5 0 0 4-5 8-5z">
          <text:p/>
        </draw:path>
        <draw:path draw:style-name="gr5" draw:text-style-name="P5" draw:layer="layout" svg:width="0.153cm" svg:height="0.22cm" svg:x="8.204cm" svg:y="13cm" svg:viewBox="0 0 154 221" svg:d="M154 98c0 22-4 43-8 56-5 17-13 29-21 38-13 8-26 17-39 21-18 4-35 8-52 8h-17v-25h17c17 0 30-4 39-4 9-4 18-9 26-13 9-8 13-13 17-21 4-9 4-17 4-30l5-4c-9 4-17 9-26 9-8 4-22 4-31 4-12 0-21 0-29-4-9-5-13-9-22-13-4-9-8-13-12-22 0-9-5-17-5-26 0-13 5-21 9-30 4-8 8-17 13-21 8-8 17-12 25-17 9-4 17-4 30-4 14 0 22 0 31 4 8 5 17 9 25 17 4 9 8 17 13 30 4 13 8 30 8 47zM77 21c-9 0-13 4-17 4-9 5-13 5-17 9 0 4-4 8-9 17 0 4 0 13 0 17 0 8 0 13 0 21 0 5 5 9 9 14 4 4 8 4 13 8 4 0 12 5 17 5 4 0 9-5 13-5 5 0 9 0 13 0 4-4 9-4 13-8 4 0 8 0 13-5 0-13-5-26-5-34-4-13-4-17-8-26-4-4-9-8-17-13-4 0-13-4-18-4z">
          <text:p/>
        </draw:path>
        <draw:path draw:style-name="gr5" draw:text-style-name="P5" draw:layer="layout" svg:width="0.153cm" svg:height="0.216cm" svg:x="8.395cm" svg:y="13.004cm" svg:viewBox="0 0 154 217" svg:d="M154 150c0 8-4 17-9 25 0 9-8 17-12 26-9 4-17 8-26 12-8 4-21 4-29 4-13 0-26 0-34-4-10-4-18-8-23-17-8-8-12-17-17-29 0-13-4-26-4-43 0-13 4-21 4-34 0-8 5-21 9-30 0-9 4-17 13-26 4-4 12-13 22-17 8-8 17-12 25-12 13-5 26-5 43-5h21v26h-25c-13 0-26 0-34 4-9 0-17 4-22 13-8 4-12 12-18 21-4 5-4 18-4 26l-4 4c8-4 18-4 26-8 9 0 22-4 30-4 13 0 21 4 30 4 8 4 13 8 21 17 4 4 8 8 13 17 0 8 4 17 4 30zM124 150c0-9-4-13-4-17 0-9-4-13-8-13-5-4-9-9-13-13-4 0-13 0-17 0s-9 0-13 0-8 0-13 4c-4 0-8 0-12 5-6 0-10 4-14 4 0 17 4 25 4 38 4 9 4 17 10 21 4 5 8 9 17 13 4 4 12 4 17 4 8 0 12 0 17-4 8 0 12-4 17-8 4-5 4-9 8-13 0-9 4-13 4-21z">
          <text:p/>
        </draw:path>
        <draw:path draw:style-name="gr5" draw:text-style-name="P5" draw:layer="layout" svg:width="0.148cm" svg:height="0.22cm" svg:x="8.582cm" svg:y="13cm" svg:viewBox="0 0 149 221" svg:d="M149 166c0 9 0 17-4 26-4 4-8 13-17 17-8 4-13 8-25 12-9 0-18 0-31 0-9 0-21 0-30 0-8-4-17-8-21-12-9-4-13-13-17-17 0-9-4-13-4-21 0-13 4-26 12-34 9-13 17-21 34-26-12-8-25-17-29-26-9-9-13-21-13-30 0-8 4-17 4-21 4-9 9-13 13-17 8-4 17-8 25-13 9-4 17-4 31-4 13 0 21 0 30 4 8 0 17 5 21 9s9 8 13 17c4 4 4 12 4 21 0 13-4 21-13 29-4 14-17 18-29 27 8 4 12 9 21 9 4 4 8 8 13 17 4 4 8 8 8 12 4 9 4 13 4 21zM115 51c0-9-4-17-8-21-9-5-17-5-30-5-14 0-26 0-31 5-8 4-12 12-12 21 0 4 4 8 4 13 0 4 4 8 8 12 5 0 9 4 13 9 4 0 13 4 18 9 13-5 21-14 30-18 4-8 8-17 8-25zM120 166c0-4 0-4-5-8 0-4-4-9-4-13-4-4-8-8-17-12-4-5-13-9-22-13-9 4-13 8-17 13-9 4-13 8-13 12-4 4-8 4-8 9 0 4 0 8 0 12 0 9 0 13 0 13 4 4 8 9 12 13 0 0 5 4 13 4 4 0 9 4 18 4 4 0 8-4 17-4 4 0 9-4 13-4 4-4 4-4 8-9 0-4 5-8 5-17z">
          <text:p/>
        </draw:path>
        <draw:path draw:style-name="gr5" draw:text-style-name="P5" draw:layer="layout" svg:width="0.132cm" svg:height="0.216cm" svg:x="8.781cm" svg:y="13.004cm" svg:viewBox="0 0 133 217" svg:d="M133 145c0 13-5 22-9 30-4 9-8 17-17 26-9 4-17 8-30 12-12 4-22 4-39 4 0 0-4 0-8 0-5 0-9 0-13 0 0 0-4 0-9 0-4 0-8 0-8 0v-25c4 0 13 0 21 0 4 0 13 4 21 4 9 0 17-4 27-4 4-4 12-4 17-8 4-5 8-9 12-17 0-5 5-13 5-17 0-13-9-26-17-30-9-8-21-8-44-8h-38v-112h116v26h-90v60h17c12 0 22 0 34 4 9 0 17 4 26 9 9 4 13 8 17 17 4 8 9 21 9 29z">
          <text:p/>
        </draw:path>
        <draw:path draw:style-name="gr5" draw:text-style-name="P5" draw:layer="layout" svg:width="0.139cm" svg:height="0.237cm" svg:x="5.967cm" svg:y="13.513cm" svg:viewBox="0 0 140 238" svg:d="M0 158c0-13 0-26 4-38 4-14 8-23 17-31 8-5 17-13 25-17 9-4 21-4 35-4 4 0 9 0 17 0 4 0 8 4 13 4v-72h29v238h-25v-34c-9 13-17 21-30 26-9 8-18 8-30 8-9 0-17 0-26-4-4-4-12-9-17-17-4-8-8-17-8-25-4-9-4-22-4-34zM29 153c0 22 0 39 9 47 4 9 12 17 25 17 4 0 13-4 22-13 9-4 17-17 26-29v-78c-5 0-9-4-17-4-4 0-9 0-18 0-13 0-26 4-34 13-8 14-13 26-13 47z">
          <text:p/>
        </draw:path>
        <draw:path draw:style-name="gr5" draw:text-style-name="P5" draw:layer="layout" svg:width="0.148cm" svg:height="0.169cm" svg:x="6.153cm" svg:y="13.581cm" svg:viewBox="0 0 149 170" svg:d="M149 77c0 4 0 8 0 8 0 5 0 9 0 9h-119c0 17 4 30 17 42 8 9 21 13 38 13 4 0 13 0 17 0s8-4 12-4c5 0 9 0 13 0s9-4 14-4v25c-10 0-18 4-27 4-12 0-21 0-33 0-13 0-26 0-34-4-13-4-21-9-26-17-8-8-13-17-17-25-4-13-4-26-4-39 0-12 0-21 4-33 4-9 9-17 17-26 5-9 13-18 22-22 12-4 21-4 33-4 13 0 22 0 30 4s17 9 25 17c5 5 10 14 14 22 4 13 4 21 4 34zM119 73c0-9 0-13-5-21 0-5-4-9-8-13 0-9-8-9-13-13-4-5-12-5-17-5-8 0-12 0-17 5-8 4-12 4-16 9-5 8-5 12-9 17 0 8-4 12-4 21z">
          <text:p/>
        </draw:path>
        <draw:polygon draw:style-name="gr5" draw:text-style-name="P5" draw:layer="layout" svg:width="0.136cm" svg:height="0.237cm" svg:x="6.348cm" svg:y="13.513cm" svg:viewBox="0 0 137 238" draw:points="55,25 8,25 8,0 86,0 86,213 137,213 137,238 0,238 0,213 55,213">
          <text:p/>
        </draw:polygon>
        <draw:path draw:style-name="gr5" draw:text-style-name="P5" draw:layer="layout" svg:width="0.152cm" svg:height="0.22cm" svg:x="6.518cm" svg:y="13.53cm" svg:viewBox="0 0 153 221" svg:d="M153 216c-8 5-17 5-21 5-8 0-13 0-21 0-22 0-39-5-48-13-13-9-17-26-17-43v-89h-46v-25h46v-43l30-8v51h77v25h-77v85c0 13 4 21 8 26 9 8 18 12 31 12 4 0 9-4 17-4 4 0 13 0 21-4z">
          <text:p/>
        </draw:path>
        <draw:path draw:style-name="gr5" draw:text-style-name="P5" draw:layer="layout" svg:width="0.135cm" svg:height="0.169cm" svg:x="6.717cm" svg:y="13.581cm" svg:viewBox="0 0 136 170" svg:d="M111 170v-25c-8 13-18 17-26 21-13 4-22 4-30 4-13 0-21 0-26 0-8-4-12-8-17-12-4-5-8-9-8-13-4-8-4-13-4-21 0-17 4-30 17-38 12-9 34-13 55-13h39v-17c0-8-4-17-14-21-4-9-12-9-30-9-8 0-16 0-25 0-8 5-17 5-30 9v-27c5 0 9 0 13-4 4 0 9 0 13 0 8-4 13-4 17-4s12 0 17 0c8 0 21 0 25 4 10 0 18 4 23 9 8 4 12 8 12 18 4 8 4 12 4 25v114zM111 94h-39c-9 0-13 0-21 0-5 4-9 4-13 9 0 0-4 4-4 8-5 4-5 9-5 13s0 4 5 8c0 5 0 5 4 9 0 4 4 4 8 4 5 4 9 4 13 4s13-4 21-8c9-4 17-9 31-17z">
          <text:p/>
        </draw:path>
        <draw:path draw:style-name="gr5" draw:text-style-name="P5" draw:layer="layout" svg:width="0.144cm" svg:height="0.08cm" svg:x="7.09cm" svg:y="13.619cm" svg:viewBox="0 0 145 81" svg:d="M145 22h-145v-22h145zM145 81h-145v-25h145z">
          <text:p/>
        </draw:path>
        <draw:path draw:style-name="gr5" draw:text-style-name="P5" draw:layer="layout" svg:width="0.169cm" svg:height="0.216cm" svg:x="7.45cm" svg:y="13.534cm" svg:viewBox="0 0 170 217" svg:d="M170 166h-38v51h-29v-51h-103v-26l94-140h38v140h38zM103 26l-73 114h73z">
          <text:p/>
        </draw:path>
        <draw:path draw:style-name="gr5" draw:text-style-name="P5" draw:layer="layout" svg:width="0.127cm" svg:height="0.174cm" svg:x="6.539cm" svg:y="14.081cm" svg:viewBox="0 0 128 175" svg:d="M128 128c0 4 0 9-4 13 0 8-5 13-9 13 0 4-4 8-8 12-4 0-13 5-17 5s-9 4-17 4c-4 0-9 0-13 0-13 0-21 0-34 0-8 0-17-4-26-4v-30c9 4 18 8 30 8 9 0 17 0 26 0 17 0 25 0 34-4 4-4 8-8 8-17 0 0 0-4 0-8-4 0-4-5-8-5 0-4-4-4-13-8-4 0-13-4-21-8-9 0-17-5-21-5-9-4-13-8-17-12-5-5-9-9-13-13 0-4-5-13-5-17s5-13 5-17c4-4 4-8 13-18 4-4 12-8 21-8 8-5 17-9 30-9 8 0 17 4 25 4 4 0 13 0 21 5v26c-8-4-17-4-25-4-9-4-13-4-21-4-5 0-13 0-17 4-5 0-9 0-13 4l-4 4c-5 4-5 9-5 9 0 4 0 8 5 8 0 4 0 4 4 9 4 0 8 4 13 4 8 4 12 8 21 8 13 5 21 9 25 9 9 4 13 8 17 13 4 4 9 8 9 12 4 4 4 9 4 17z">
          <text:p/>
        </draw:path>
        <draw:path draw:style-name="gr5" draw:text-style-name="P5" draw:layer="layout" svg:width="0.139cm" svg:height="0.237cm" svg:x="6.713cm" svg:y="14.018cm" svg:viewBox="0 0 140 238" svg:d="M0 157c0-17 0-29 4-38 4-13 12-21 17-29 9-10 18-14 26-18 13-5 21-5 34-5 8 0 13 0 17 0s8 0 17 5v-72h25v238h-25v-34c-9 13-17 21-26 26-8 8-21 8-29 8-13 0-21 0-26-4-9-4-13-9-22-17-4-9-8-17-8-26-4-13-4-21-4-34zM30 153c0 21 4 38 9 47 4 8 12 13 25 13 8 0 17 0 21-9 9-4 17-17 30-30v-76c-9-4-13-4-17-4-9-4-13-4-17-4-17 0-30 8-38 16-9 9-13 26-13 47z">
          <text:p/>
        </draw:path>
        <draw:path draw:style-name="gr5" draw:text-style-name="P5" draw:layer="layout" svg:width="0.144cm" svg:height="0.085cm" svg:x="7.09cm" svg:y="14.119cm" svg:viewBox="0 0 145 86" svg:d="M145 26h-145v-26h145zM145 86h-145v-25h145z">
          <text:p/>
        </draw:path>
        <draw:path draw:style-name="gr5" draw:text-style-name="P5" draw:layer="layout" svg:width="0.148cm" svg:height="0.22cm" svg:x="7.459cm" svg:y="14.035cm" svg:viewBox="0 0 149 221" svg:d="M149 97c0 21 0 38-9 55-4 14-12 26-21 39-8 9-21 17-38 21-13 5-30 9-51 9h-18v-26h22c13 0 26-4 39-4 8-4 17-8 25-13 4-8 13-12 13-21 4-9 8-18 8-30v-5c-4 5-13 5-21 9-13 4-21 4-30 4-12 0-21-4-29-4-9-4-17-9-21-13-6-8-10-13-14-21-4-9-4-17-4-25 0-13 0-22 4-30 4-9 8-17 18-21 4-9 12-13 21-17 13-4 21-4 34-4 8 0 21 0 29 4 9 4 17 8 22 17 8 8 12 17 17 29 4 13 4 30 4 47zM73 21c-5 0-9 0-17 4-5 0-9 4-13 8-4 5-9 9-9 13-4 9-4 13-4 21 0 9 0 13 4 17 0 9 5 13 5 17 4 0 8 4 17 9 4 0 8 0 17 0 4 0 8 0 12 0 5 0 9 0 13-5 4 0 8 0 13-4 4 0 4-4 8-4 0-13 0-25-4-38 0-9-4-17-9-21-4-5-8-9-12-13-4 0-13-4-21-4z">
          <text:p/>
        </draw:path>
        <draw:path draw:style-name="gr5" draw:text-style-name="P5" draw:layer="layout" svg:width="0.055cm" svg:height="0.055cm" svg:x="7.692cm" svg:y="14.2cm" svg:viewBox="0 0 56 56" svg:d="M29 0c5 0 10 0 10 4 4 0 8 0 8 4 5 4 9 4 9 9s0 9 0 13c0 5 0 5 0 9s-4 8-9 8c0 4-4 4-8 9 0 0-5 0-10 0-4 0-8 0-12 0 0-5-5-5-9-9 0 0-4-4-4-8s-4-4-4-9c0-4 4-8 4-13s4-5 4-9c4-4 9-4 9-4 4-4 8-4 12-4z">
          <text:p/>
        </draw:path>
        <draw:path draw:style-name="gr5" draw:text-style-name="P5" draw:layer="layout" svg:width="0.148cm" svg:height="0.22cm" svg:x="7.836cm" svg:y="14.035cm" svg:viewBox="0 0 149 221" svg:d="M149 166c0 8-4 17-8 21-5 8-9 17-13 21-9 4-17 9-25 9-9 4-17 4-31 4-13 0-21 0-30-4-12 0-17-5-25-9-4-4-9-13-13-17-4-8-4-17-4-21 0-18 4-26 13-39 4-9 17-17 33-26-16-4-25-12-33-21-5-8-9-21-9-34 0-4 0-12 4-17 5-8 9-12 13-16 4-9 13-13 21-13 9-4 21-4 34-4 10 0 18 0 27 0 8 4 16 8 21 12 8 5 12 9 17 17 0 4 4 13 4 21 0 13-4 22-13 30-8 8-17 17-29 25 8 0 12 5 16 9 9 4 13 8 17 13 5 4 5 12 9 17 0 4 4 13 4 22zM115 50c0-8-4-17-12-21-5-4-17-8-31-8-13 0-21 4-30 8-4 4-8 13-8 21 0 5 0 9 4 13 0 4 4 9 4 9 4 4 9 8 13 12 8 0 13 4 21 9 14-9 22-13 27-21 8-5 12-13 12-22zM115 166c0-5 0-9 0-14 0-4-4-4-8-8-4-5-9-9-13-13s-14-9-22-13c-9 4-17 9-21 13-5 4-9 8-13 8 0 5-4 9-4 13-4 5-4 9-4 14 0 4 4 8 4 12 4 5 4 9 8 9 4 4 9 8 13 8s13 0 17 0c8 0 14 0 18 0s8-4 13-4c4-4 8-8 12-13 0-4 0-8 0-12z">
          <text:p/>
        </draw:path>
        <draw:path draw:style-name="gr5" draw:text-style-name="P5" draw:layer="layout" svg:width="0.127cm" svg:height="0.174cm" svg:x="5.229cm" svg:y="14.585cm" svg:viewBox="0 0 128 175" svg:d="M128 129c0 4 0 8 0 12-4 5-4 9-8 13s-9 9-13 9c-4 4-9 4-13 8-8 0-13 0-17 4-4 0-13 0-17 0-12 0-22 0-30 0-13-4-22-4-30-8v-26c8 5 21 5 30 9 8 0 22 0 30 0 13 0 21 0 30-4 8-5 8-9 8-17 0-5 0-5 0-9l-4-4c-4-4-8-4-13-8-8-5-17-5-25-9-8 0-13-4-22-9-4 0-13-4-17-8s-9-9-9-13c-4-4-4-13-4-21 0-4 0-8 0-13 4-9 9-13 13-18 4-4 13-8 21-12 10 0 22-5 35-5 4 0 13 0 21 0 9 5 17 5 26 5v25c-9 0-17 0-26-4-8 0-17 0-21 0-9 0-13 0-21 0-4 4-9 4-9 4-5 5-9 5-9 10 0 4 0 4 0 8s0 4 0 8c0 0 4 5 9 9 0 0 5 4 13 4 4 4 13 4 21 9 9 4 17 4 26 8 4 4 13 9 17 13 4 0 4 4 8 13 0 4 0 8 0 17z">
          <text:p/>
        </draw:path>
        <draw:path draw:style-name="gr5" draw:text-style-name="P5" draw:layer="layout" svg:width="0.131cm" svg:height="0.237cm" svg:x="5.416cm" svg:y="14.518cm" svg:viewBox="0 0 132 238" svg:d="M56 98h-52v-25h81v144h47v21h-132v-21h56zM64 0c4 0 8 4 8 4 5 0 5 4 9 4 0 4 4 4 4 9 0 0 4 4 4 8s-4 4-4 9c0 4-4 4-4 8 0 0-4 0-9 4 0 0-4 0-8 0s-4 0-8 0c-5-4-5-4-9-4 0-4-4-4-4-8 0-5 0-5 0-9s0-8 0-8c0-5 4-5 4-9 4 0 4-4 9-4 4 0 4-4 8-4z">
          <text:p/>
        </draw:path>
        <draw:path draw:style-name="gr5" draw:text-style-name="P5" draw:layer="layout" svg:width="0.157cm" svg:height="0.242cm" svg:x="5.589cm" svg:y="14.585cm" svg:viewBox="0 0 158 243" svg:d="M133 26c0 4 4 8 4 17 4 4 4 8 4 17 0 8 0 17-4 21-4 8-9 13-13 21-8 5-13 9-22 9-9 4-17 4-25 4-9 0-13 0-22 0-4-4-8-4-12-8-5 4-5 8-9 12 0 0 0 4 0 9 0 4 0 8 4 8 5 4 13 4 17 4l43 5c9 0 18 0 26 0 9 4 13 4 17 8s9 9 13 13c4 8 4 13 4 21 0 4 0 13-4 21-4 4-9 13-17 17-4 4-13 9-26 14-9 0-22 4-34 4-17 0-26-4-39-4-8-5-16-5-21-10-4-4-8-8-12-12-5-9-5-13-5-17 0-9 0-17 5-21 4-9 8-13 17-22 0 0-5 0-5-4-4 0-4-4-8-4 0-4 0-9 0-9-4-4-4-4-4-8 0-9 4-13 8-21 0-4 4-9 9-17 0 0 0-5-5-5 0-4-4-8-4-8 0-4 0-9 0-9-4-4-4-8-4-12 0-9 4-17 4-26 4-4 9-12 17-17 4-4 13-8 17-12 8 0 17-5 30-5 4 0 8 0 8 0 4 5 8 5 13 5h60v21zM30 195c0 9 4 13 13 17 8 5 21 5 34 5 8 0 16 0 25 0 5-5 9-5 14-9 4-4 8-4 8-8 0-5 4-9 4-13s-4-8-8-13c-9-4-18-4-27-4l-46-4c0 4-4 4-9 8 0 0-4 5-4 9l-4 4c0 4 0 4 0 8zM38 60c0 4 0 8 5 12 0 5 4 9 8 13 0 4 4 4 9 9 4 0 8 0 17 0 4 0 8 0 12 0 4-5 9-9 13-9 5-4 5-8 9-13 0-4 0-8 0-12 0-5 0-13 0-17-4-4-4-9-9-9-4-4-9-8-13-8s-8-4-12-4c-9 0-13 4-17 4-5 4-9 4-13 8 0 5-4 9-4 13-5 4-5 8-5 13z">
          <text:p/>
        </draw:path>
        <draw:path draw:style-name="gr5" draw:text-style-name="P5" draw:layer="layout" svg:width="0.055cm" svg:height="0.055cm" svg:x="5.827cm" svg:y="14.704cm" svg:viewBox="0 0 56 56" svg:d="M25 0c4 0 10 0 14 0 0 4 4 4 8 10 0 0 4 4 4 8s5 9 5 9c0 4-5 8-5 12 0 5-4 5-4 9-4 4-8 4-8 4-4 4-10 4-14 4s-8 0-13-4c0 0-4 0-8-4 0-4-4-4-4-9 0-4 0-8 0-12 0 0 0-5 0-9s4-8 4-8c4-6 8-6 8-10 5 0 9 0 13 0z">
          <text:p/>
        </draw:path>
        <draw:polygon draw:style-name="gr5" draw:text-style-name="P5" draw:layer="layout" svg:width="0.136cm" svg:height="0.233cm" svg:x="5.975cm" svg:y="14.522cm" svg:viewBox="0 0 137 234" draw:points="56,25 4,25 4,0 86,0 86,213 137,213 137,234 0,234 0,213 56,213">
          <text:p/>
        </draw:polygon>
        <draw:path draw:style-name="gr5" draw:text-style-name="P5" draw:layer="layout" svg:width="0.148cm" svg:height="0.174cm" svg:x="6.153cm" svg:y="14.586cm" svg:viewBox="0 0 149 175" svg:d="M149 81c0 0 0 4 0 9 0 4 0 4 0 8h-119c0 17 4 30 17 38 8 9 21 13 38 13 4 0 13 0 17 0s8 0 12 0c5 0 9-4 13-4s9 0 14 0v21c-10 4-18 4-27 4-12 5-21 5-33 5-13 0-26 0-34-5-13-4-21-12-26-17-8-8-13-17-17-29-4-9-4-21-4-34s0-26 4-34c4-13 9-21 17-31 5-8 13-13 22-17 12-4 21-8 33-8 13 0 22 4 30 8 8 0 17 9 25 13 5 8 10 18 14 26 4 9 4 21 4 34zM119 77c0-9 0-17-5-21 0-9-4-13-8-17 0-4-8-10-13-10-4-4-12-4-17-4-8 0-12 0-17 4-8 0-12 6-16 10-5 4-5 8-9 17 0 4-4 12-4 21z">
          <text:p/>
        </draw:path>
        <draw:polygon draw:style-name="gr5" draw:text-style-name="P5" draw:layer="layout" svg:width="0.165cm" svg:height="0.165cm" svg:x="6.331cm" svg:y="14.59cm" svg:viewBox="0 0 166 166" draw:points="0,0 35,0 77,111 86,136 94,111 132,0 166,0 99,166 69,166">
          <text:p/>
        </draw:polygon>
        <draw:path draw:style-name="gr5" draw:text-style-name="P5" draw:layer="layout" svg:width="0.148cm" svg:height="0.174cm" svg:x="6.526cm" svg:y="14.586cm" svg:viewBox="0 0 149 175" svg:d="M149 81c0 0 0 4 0 9 0 4 0 4 0 8h-119c0 17 4 30 17 38 8 9 22 13 39 13 8 0 13 0 17 0s8 0 13 0c4 0 8-4 12-4s9 0 13 0v21c-9 4-17 4-25 4-13 5-22 5-34 5-13 0-27 0-35-5-13-4-22-12-26-17-8-8-13-17-17-29 0-9-4-21-4-34s4-26 4-34c4-13 9-21 17-31 4-8 13-13 26-17 8-4 18-8 30-8 13 0 22 4 30 8 9 0 17 9 25 13 5 8 9 18 13 26 4 9 4 21 4 34zM120 77c0-9 0-17 0-21-4-9-9-13-9-17-4-4-8-10-17-10-4-4-12-4-17-4-8 0-12 0-18 4-8 0-12 6-12 10-5 4-9 8-13 17 0 4-4 12-4 21z">
          <text:p/>
        </draw:path>
        <draw:polygon draw:style-name="gr5" draw:text-style-name="P5" draw:layer="layout" svg:width="0.136cm" svg:height="0.233cm" svg:x="6.721cm" svg:y="14.522cm" svg:viewBox="0 0 137 234" draw:points="55,25 8,25 8,0 85,0 85,213 137,213 137,234 0,234 0,213 55,213">
          <text:p/>
        </draw:polygon>
        <draw:path draw:style-name="gr5" draw:text-style-name="P5" draw:layer="layout" svg:width="0.144cm" svg:height="0.084cm" svg:x="7.09cm" svg:y="14.624cm" svg:viewBox="0 0 145 85" svg:d="M145 25h-145v-25h145zM145 85h-145v-25h145z">
          <text:p/>
        </draw:path>
        <draw:path draw:style-name="gr5" draw:text-style-name="P5" draw:layer="layout" svg:width="0.156cm" svg:height="0.225cm" svg:x="7.459cm" svg:y="14.535cm" svg:viewBox="0 0 157 226" svg:d="M157 114c0 17-4 31-4 44-4 17-8 25-17 38-8 8-17 17-25 21-10 4-22 9-35 9s-21-5-34-9c-9-4-17-8-25-17-5-8-9-21-13-38-4-13-4-31-4-48s0-34 4-46c0-13 8-26 13-34 8-13 16-17 25-26 13-4 21-8 38-8 9 0 21 4 31 8 8 5 17 13 25 22 4 8 13 21 13 33 4 13 8 30 8 51zM128 114c0-4 0-8 0-12 0-5 0-5 0-9l-95 69c0 4 5 9 5 17 4 4 8 8 12 13 0 0 5 4 9 4 4 4 13 4 17 4 8 0 17 0 21-4s14-9 18-17 4-17 8-25c5-13 5-27 5-40zM25 110c0 4 0 8 0 13 0 4 0 4 4 8l90-68c0-4-4-8-4-12-4-9-10-9-10-13-4-4-8-8-12-8-4-5-13-5-17-5-9 0-13 5-21 5-5 4-9 12-13 16-4 9-9 17-13 30 0 9-4 21-4 34z">
          <text:p/>
        </draw:path>
        <draw:path draw:style-name="gr5" draw:text-style-name="P5" draw:layer="layout" svg:width="0.055cm" svg:height="0.055cm" svg:x="7.692cm" svg:y="14.704cm" svg:viewBox="0 0 56 56" svg:d="M29 0c5 0 10 0 10 0 4 4 8 4 8 10 5 0 9 4 9 8s0 9 0 9c0 4 0 8 0 12 0 5-4 5-9 9 0 4-4 4-8 4 0 4-5 4-10 4-4 0-8 0-12-4 0 0-5 0-9-4 0-4-4-4-4-9 0-4-4-8-4-12 0 0 4-5 4-9s4-8 4-8c4-6 9-6 9-10 4 0 8 0 12 0z">
          <text:p/>
        </draw:path>
        <draw:path draw:style-name="gr5" draw:text-style-name="P5" draw:layer="layout" svg:width="0.157cm" svg:height="0.225cm" svg:x="7.831cm" svg:y="14.535cm" svg:viewBox="0 0 158 226" svg:d="M158 114c0 17 0 31-4 44-4 17-8 25-17 38-4 8-13 17-25 21-9 4-21 9-34 9s-21-5-35-9c-8-4-17-8-21-17-9-8-13-21-17-38-5-13-5-31-5-48s0-34 5-46c4-13 8-26 13-34 8-13 17-17 25-26 14-4 26-8 39-8 9 0 21 4 30 8 8 5 17 13 25 22 9 8 13 21 17 33 0 13 4 30 4 51zM129 114c0-4 0-8 0-12 0-5 0-5 0-9l-94 69c0 4 4 9 8 17 0 4 5 8 9 13 5 0 5 4 13 4 4 4 9 4 13 4 8 0 17 0 21-4 9-4 13-9 17-17s8-17 8-25c5-13 5-27 5-40zM30 110c0 4 0 8 0 13 0 4 0 4 0 8l90-68c0-4 0-8-4-12-4-9-4-9-8-13-5-4-9-8-13-8-4-5-9-5-17-5-4 0-13 5-21 5-5 4-10 12-14 16-4 9-8 17-13 30 0 9 0 21 0 34z">
          <text:p/>
        </draw:path>
        <draw:path draw:style-name="gr5" draw:text-style-name="P5" draw:layer="layout" svg:width="0.135cm" svg:height="0.22cm" svg:x="8.031cm" svg:y="14.539cm" svg:viewBox="0 0 136 221" svg:d="M136 149c0 9-4 21-8 30-4 8-13 17-21 21-9 9-17 13-26 17-12 4-25 4-38 4-4 0-4 0-8 0s-9 0-13 0-9 0-9 0c-4-4-8-4-13-4v-25c9 0 13 4 22 4s17 0 25 0c9 0 17 0 22-4 8 0 12-5 21-9 4-4 8-8 8-13 5-8 5-12 5-21 0-12-5-21-13-29-13-5-26-9-43-9h-42v-111h119v25h-89v60h17c12 0 21 4 29 4 13 0 22 5 26 9 8 5 17 13 21 22 4 8 8 17 8 29z">
          <text:p/>
        </draw:path>
        <draw:path draw:style-name="gr5" draw:text-style-name="P5" draw:layer="layout" svg:width="0.14cm" svg:height="0.237cm" svg:x="5.975cm" svg:y="15.09cm" svg:viewBox="0 0 141 238" svg:d="M141 85c0 12 0 25-4 38-5 8-13 21-17 25-9 9-17 13-26 17-12 4-21 4-35 4-4 0-8 0-17 0-4 0-8 0-16 0v69h-26v-234h26v26c8-9 16-18 25-22 13-4 22-8 35-8 8 0 17 0 25 4 4 4 13 13 17 17 4 9 9 17 9 30 4 8 4 21 4 34zM111 85c0-9 0-17 0-26 0-4-4-12-8-17 0-4-5-8-9-12-4-5-8-5-17-5-4 0-4 0-9 0-4 5-9 5-13 9-4 0-8 4-13 8-4 5-8 13-16 17v81c8 4 12 4 16 4 9 4 13 4 17 4 18 0 31-4 39-17 9-8 13-25 13-46z">
          <text:p/>
        </draw:path>
        <draw:path draw:style-name="gr5" draw:text-style-name="P5" draw:layer="layout" svg:width="0.157cm" svg:height="0.174cm" svg:x="6.149cm" svg:y="15.09cm" svg:viewBox="0 0 158 175" svg:d="M158 86c0 12 0 25-5 34-4 12-8 21-17 29-8 9-17 13-25 17s-21 9-34 9-21-5-29-9c-13 0-22-8-26-13-10-8-14-17-18-29-4-9-4-21-4-34s4-25 4-38c4-10 8-18 18-27 9-8 17-13 26-21 8-4 21-4 33-4 13 0 22 0 30 4 13 4 21 8 25 17 9 9 13 17 17 26 5 13 5 26 5 39zM128 86c0-9 0-17-4-26 0-8-5-13-9-22-4-4-8-8-17-8-4-5-12-5-17-5-12 0-17 0-25 5-4 4-8 8-13 12-4 5-8 14-8 23-4 8-4 12-4 21 0 12 0 21 4 29 0 9 4 13 8 17 5 9 9 9 17 13 4 4 13 4 21 4 9 0 13 0 22-4 4-4 8-9 12-13 4-8 9-12 9-21 4-8 4-17 4-25z">
          <text:p/>
        </draw:path>
        <draw:polygon draw:style-name="gr5" draw:text-style-name="P5" draw:layer="layout" svg:width="0.174cm" svg:height="0.166cm" svg:x="6.327cm" svg:y="15.094cm" svg:viewBox="0 0 175 167" draw:points="175,0 152,167 114,167 93,99 85,82 80,99 59,167 25,167 0,0 29,0 42,112 46,137 51,116 76,40 97,40 123,116 131,137 131,116 148,0">
          <text:p/>
        </draw:polygon>
        <draw:path draw:style-name="gr5" draw:text-style-name="P5" draw:layer="layout" svg:width="0.148cm" svg:height="0.174cm" svg:x="6.526cm" svg:y="15.09cm" svg:viewBox="0 0 149 175" svg:d="M149 77c0 4 0 9 0 13 0 0 0 4 0 8h-119c0 17 4 30 17 38 8 9 22 13 39 13 8 0 13 0 17 0s8 0 13 0c4-4 8-4 12-4s9 0 13-4v25c-9 0-17 4-25 4-13 5-22 5-34 5-13 0-27-5-35-9-13-4-22-8-26-17-8-4-13-13-17-25 0-13-4-21-4-38 0-9 4-21 4-30 4-14 9-22 17-31 4-8 13-13 26-17 8-4 18-8 30-8 13 0 22 0 30 4 9 4 17 8 25 17 5 9 9 13 13 26 4 9 4 18 4 30zM120 73c0-4 0-13 0-21-4-5-9-10-9-14-4-4-8-8-17-13-4 0-8-4-17-4-8 0-12 4-18 4-8 5-12 9-12 13-5 4-9 9-13 14 0 8 0 17-4 21z">
          <text:p/>
        </draw:path>
        <draw:path draw:style-name="gr5" draw:text-style-name="P5" draw:layer="layout" svg:width="0.136cm" svg:height="0.17cm" svg:x="6.729cm" svg:y="15.09cm" svg:viewBox="0 0 137 171" svg:d="M0 4h26v30c8-13 21-21 29-26 9-4 22-8 30-8 18 0 31 4 39 17 9 13 13 26 13 52h-30c0-17 0-26-4-35-4-4-13-9-22-9-4 0-9 0-13 0-4 5-8 5-13 9-4 5-8 9-12 14-4 4-9 8-13 17v106h-30z">
          <text:p/>
        </draw:path>
        <draw:path draw:style-name="gr5" draw:text-style-name="P5" draw:layer="layout" svg:width="0.144cm" svg:height="0.081cm" svg:x="7.09cm" svg:y="15.128cm" svg:viewBox="0 0 145 82" svg:d="M145 26h-145v-26h145zM145 82h-145v-22h145z">
          <text:p/>
        </draw:path>
        <draw:path draw:style-name="gr5" draw:text-style-name="P5" draw:layer="layout" svg:width="0.156cm" svg:height="0.225cm" svg:x="7.459cm" svg:y="15.039cm" svg:viewBox="0 0 157 226" svg:d="M157 111c0 17-4 34-4 47-4 13-8 25-17 34-8 12-17 21-25 25-10 4-22 9-35 9s-21-5-34-9c-9-4-17-8-21-21-9-9-13-17-17-34-4-13-4-30-4-51 0-12 0-29 4-43 4-17 8-26 13-38 8-9 16-17 25-22 13-4 21-8 38-8 9 0 21 4 31 8 8 5 17 9 25 17 4 13 13 22 13 38 4 13 8 31 8 48zM128 116c0-5 0-9 0-13s0-9 0-13l-95 72c0 4 5 9 5 13 4 4 8 8 12 12 0 5 5 9 9 9 8 4 13 4 17 4 8 0 17-4 21-4 4-4 14-13 18-17 4-8 4-17 8-30 5-8 5-21 5-33zM25 111c0 5 0 9 0 13 0 0 4 4 4 8l90-69c0-4-4-12-4-16-4-5-10-9-10-13-4 0-8-4-12-4-4-5-13-5-17-5-9 0-13 0-21 5-5 4-9 8-13 17-4 8-9 16-13 25 0 14-4 27-4 39z">
          <text:p/>
        </draw:path>
        <draw:path draw:style-name="gr5" draw:text-style-name="P5" draw:layer="layout" svg:width="0.055cm" svg:height="0.055cm" svg:x="7.692cm" svg:y="15.209cm" svg:viewBox="0 0 56 56" svg:d="M29 0c5 0 10 0 10 0 4 4 8 4 13 8 0 0 4 4 4 8 0 0 0 5 0 9s0 8 0 13c0 4-4 4-4 8-5 0-9 4-13 4 0 6-5 6-10 6-4 0-8 0-12-6 0 0-5-4-9-4 0-4-4-4-4-8 0-5-4-9-4-13s4-9 4-9c0-4 4-8 4-8 4-4 9-4 9-8 4 0 8 0 12 0z">
          <text:p/>
        </draw:path>
        <draw:path draw:style-name="gr5" draw:text-style-name="P5" draw:layer="layout" svg:width="0.149cm" svg:height="0.221cm" svg:x="7.831cm" svg:y="15.039cm" svg:viewBox="0 0 150 222" svg:d="M150 103c0 21 0 38-4 51-9 17-13 30-26 38-9 13-21 17-35 21-17 4-34 9-51 9h-21v-26h21c13 0 26 0 38-4 9-4 18-8 27-13 8-4 12-12 17-21 4-9 4-17 4-26v-8c-4 4-13 8-21 8-9 5-22 5-31 5-13 0-21 0-29-5-9-4-17-8-22-12-4-4-8-13-12-21 0-9-5-17-5-26 0-8 5-17 5-29 4-9 12-14 17-23 8-4 17-12 25-17 8 0 17-4 30-4 8 0 22 4 30 4 9 5 17 13 21 17 9 9 13 23 18 35 4 13 4 26 4 47zM77 26c-9 0-13 0-22 0-4 4-8 9-12 13-4 0-4 9-9 13 0 4-4 13-4 21 0 4 4 13 4 17s5 9 9 13c0 4 4 8 12 8 5 5 9 5 17 5 5 0 9 0 13 0 5-5 10-5 14-5 4-4 8-4 12-4 5-4 9-4 9-8 0-13 0-26 0-34-4-9-9-17-9-26-4-4-12-9-16-9-5-4-14-4-18-4z">
          <text:p/>
        </draw:path>
        <draw:path draw:style-name="gr5" draw:text-style-name="P5" draw:layer="layout" svg:width="0.135cm" svg:height="0.221cm" svg:x="8.031cm" svg:y="15.043cm" svg:viewBox="0 0 136 222" svg:d="M136 150c0 8-4 17-8 30-4 8-13 12-21 21-9 4-17 12-26 12-12 5-25 9-38 9-4 0-4 0-8 0s-9 0-13-4c-4 0-9 0-9 0-4 0-8 0-13 0v-26c9 0 13 0 22 4 9 0 17 0 25 0 9 0 17 0 22-4 8 0 12-4 21-8 4-4 8-9 8-13 5-9 5-13 5-21 0-13-5-22-13-30-9-4-26-8-43-8h-42v-112h119v26h-89v60h17c12 0 21 0 29 4 13 0 22 5 26 9 8 4 17 13 21 21 4 4 8 17 8 30z">
          <text:p/>
        </draw:path>
        <draw:path draw:style-name="gr5" draw:text-style-name="P5" draw:layer="layout" svg:width="0.136cm" svg:height="0.174cm" svg:x="4.847cm" svg:y="15.62cm" svg:viewBox="0 0 137 175" svg:d="M112 171v-22c-9 9-17 13-26 17-13 5-22 9-31 9-8 0-16-4-25-4-8-5-13-9-17-13-4-5-8-9-8-13-5-4-5-13-5-17 0-17 9-34 17-42 13-9 34-13 56-13h39v-17c0-8-4-17-13-22-4-9-13-9-26-9s-22 0-30 5c-9 0-17 4-30 9v-31c4 0 9 0 13 0 4-4 8-4 17-4 4 0 8-4 12-4 9 0 13 0 18 0 9 0 22 0 30 4 5 0 13 4 17 9 9 4 13 12 13 17 4 9 4 18 4 26v115zM112 94h-39c-9 0-13 0-18 4-8 0-12 0-12 5-4 4-9 4-9 8-4 4-4 9-4 13s0 8 4 8c0 4 0 9 5 9 0 4 4 4 8 8 4 0 8 0 13 0 4 0 13 0 22-4s17-13 30-21z">
          <text:p/>
        </draw:path>
        <draw:polygon draw:style-name="gr5" draw:text-style-name="P5" draw:layer="layout" svg:width="0.136cm" svg:height="0.233cm" svg:x="5.042cm" svg:y="15.556cm" svg:viewBox="0 0 137 234" draw:points="56,21 9,21 9,0 86,0 86,209 137,209 137,234 0,234 0,209 56,209">
          <text:p/>
        </draw:polygon>
        <draw:path draw:style-name="gr5" draw:text-style-name="P5" draw:layer="layout" svg:width="0.152cm" svg:height="0.225cm" svg:x="5.208cm" svg:y="15.569cm" svg:viewBox="0 0 153 226" svg:d="M153 216c-8 5-12 5-21 5-4 0-13 5-21 5-21 0-34-10-47-18-8-9-17-22-17-43v-89h-47v-21h47v-47l30-8v55h76v21h-76v85c0 13 4 21 13 30 4 4 12 8 25 8 4 0 13 0 17-4 9 0 13 0 21 0z">
          <text:p/>
        </draw:path>
        <draw:path draw:style-name="gr5" draw:text-style-name="P5" draw:layer="layout" svg:width="0.148cm" svg:height="0.174cm" svg:x="5.407cm" svg:y="15.62cm" svg:viewBox="0 0 149 175" svg:d="M149 77c0 4 0 9 0 13 0 0-4 4-4 8h-115c0 17 4 30 12 38 9 9 26 13 43 13 4 0 8 0 12 0 5 0 13 0 17 0 5-4 9-4 13-4s9 0 9-4v25c-5 0-13 5-26 5-8 4-21 4-30 4-12 0-25-4-38-9-8-4-17-8-25-17-4-4-8-13-13-25-4-13-4-21-4-38 0-9 0-22 4-30 5-13 9-22 13-31 8-8 17-12 25-17 9-4 22-8 34-8 9 0 21 0 30 4 8 4 17 9 21 17 9 9 13 13 13 27 5 8 9 16 9 29zM114 73c5-4 0-13 0-21 0-4-4-9-8-13-4-5-9-9-13-14-8 0-13-4-21-4-4 0-13 4-17 4-4 5-8 9-13 14-4 4-8 9-8 13-4 8-4 17-4 21z">
          <text:p/>
        </draw:path>
        <draw:path draw:style-name="gr5" draw:text-style-name="P5" draw:layer="layout" svg:width="0.137cm" svg:height="0.17cm" svg:x="5.606cm" svg:y="15.62cm" svg:viewBox="0 0 138 171" svg:d="M0 4h26v31c12-13 21-21 29-27 13-4 21-8 31-8 17 0 30 4 38 18 13 13 17 25 13 51h-30c4-17 0-26-4-34-4-4-13-9-21-9-6 0-10 0-14 0 0 5-4 5-8 9-5 4-9 8-17 13-5 4-9 8-13 16v107h-30z">
          <text:p/>
        </draw:path>
        <draw:path draw:style-name="gr5" draw:text-style-name="P5" draw:layer="layout" svg:width="0.131cm" svg:height="0.17cm" svg:x="5.789cm" svg:y="15.62cm" svg:viewBox="0 0 132 171" svg:d="M0 4h25v27c4-5 8-9 13-13s9-10 13-14c5 0 9 0 17-4 5 0 9 0 13 0 17 0 30 4 38 18 9 8 13 25 13 42v111h-30v-107c0-12 0-21-4-29-9-4-13-9-25-9 0 0-5 0-9 0s-8 5-8 9c-5 0-9 4-13 8-5 5-10 9-18 17v111h-25z">
          <text:p/>
        </draw:path>
        <draw:path draw:style-name="gr5" draw:text-style-name="P5" draw:layer="layout" svg:width="0.135cm" svg:height="0.174cm" svg:x="5.971cm" svg:y="15.62cm" svg:viewBox="0 0 136 175" svg:d="M111 171v-22c-9 9-21 13-30 17-8 5-17 9-29 9-9 0-18-4-22-4-9-5-13-9-17-13-5-5-9-9-13-13 0-4 0-13 0-17 0-17 4-34 17-42 13-9 30-13 56-13h34v-17c0-8-5-17-9-22-8-9-17-9-29-9-9 0-17 0-26 5-13 0-22 4-30 9v-31c4 0 8 0 12 0 5-4 9-4 14-4 4 0 8-4 17-4 4 0 8 0 17 0 8 0 17 0 25 4 9 0 17 4 21 9 5 4 9 12 13 17 4 9 4 18 4 26v115zM107 94h-38c-5 0-13 0-17 4-5 0-9 0-13 5-5 4-5 4-9 8 0 4 0 9 0 13s0 8 0 8c0 4 4 9 4 9 5 4 5 4 9 8 4 0 9 0 13 0 8 0 17 0 25-4 9-4 17-13 26-21z">
          <text:p/>
        </draw:path>
        <draw:path draw:style-name="gr5" draw:text-style-name="P5" draw:layer="layout" svg:width="0.149cm" svg:height="0.225cm" svg:x="6.144cm" svg:y="15.569cm" svg:viewBox="0 0 150 226" svg:d="M150 216c-5 4-14 4-18 4-9 0-17 6-21 6-21 0-38-10-47-18-12-9-17-22-17-43v-89h-47v-21h47v-47l30-8v55h73v21h-73v85c0 13 0 21 8 30 5 4 17 8 30 8 4 0 8 0 17-4 4 0 13 0 18 0z">
          <text:p/>
        </draw:path>
        <draw:path draw:style-name="gr5" draw:text-style-name="P5" draw:layer="layout" svg:width="0.136cm" svg:height="0.238cm" svg:x="6.348cm" svg:y="15.552cm" svg:viewBox="0 0 137 239" svg:d="M55 93h-47v-21h78v141h51v26h-137v-26h55zM69 0c0 0 4 0 8 4 0 0 5 0 5 4 4 0 4 5 8 5 0 4 0 8 0 12 0 0 0 5 0 9-4 0-4 4-8 4 0 5-5 5-5 9-4 0-8 0-8 0-5 0-10 0-14 0 0-4-4-4-4-9-4 0-4-4-4-4-5-4-5-9-5-9 0-4 0-8 5-12 0 0 0-5 4-5 0-4 4-4 4-4 4-4 9-4 14-4z">
          <text:p/>
        </draw:path>
        <draw:polygon draw:style-name="gr5" draw:text-style-name="P5" draw:layer="layout" svg:width="0.165cm" svg:height="0.166cm" svg:x="6.518cm" svg:y="15.624cm" svg:viewBox="0 0 166 167" draw:points="0,0 33,0 76,111 84,137 93,111 131,0 166,0 97,167 67,167">
          <text:p/>
        </draw:polygon>
        <draw:path draw:style-name="gr5" draw:text-style-name="P5" draw:layer="layout" svg:width="0.148cm" svg:height="0.174cm" svg:x="6.713cm" svg:y="15.62cm" svg:viewBox="0 0 149 175" svg:d="M149 77c0 4 0 9 0 13 0 0 0 4 0 8h-119c0 17 9 30 17 38 9 9 21 13 43 13 4 0 8 0 12 0 5 0 9 0 13 0 4-4 9-4 13-4s8 0 12-4v25c-8 0-16 5-25 5-13 4-21 4-30 4-17 0-29-4-38-9-13-4-21-8-25-17-10-4-14-13-18-25 0-13-4-21-4-38 0-9 4-22 4-30 4-13 8-22 18-31 8-8 12-12 25-17 9-4 17-8 30-8s21 0 30 4c12 4 17 9 25 17 4 9 8 13 13 27 4 8 4 16 4 29zM119 73c0-4 0-13 0-21-4-4-4-9-8-13-4-5-9-9-17-14-4 0-9-4-17-4-9 0-13 4-17 4-4 5-13 9-13 14-4 4-8 9-13 13 0 8 0 17-4 21z">
          <text:p/>
        </draw:path>
        <draw:path draw:style-name="gr5" draw:text-style-name="P5" draw:layer="layout" svg:width="0.144cm" svg:height="0.081cm" svg:x="7.09cm" svg:y="15.658cm" svg:viewBox="0 0 145 82" svg:d="M145 25h-145v-25h145zM145 82h-145v-23h145z">
          <text:p/>
        </draw:path>
        <draw:path draw:style-name="gr5" draw:text-style-name="P5" draw:layer="layout" svg:width="0.149cm" svg:height="0.225cm" svg:x="7.454cm" svg:y="15.569cm" svg:viewBox="0 0 150 226" svg:d="M150 216c-9 5-13 5-22 5-4 0-12 5-21 5-21 0-34-10-46-18-9-9-13-22-13-43v-89h-48v-21h48v-47l25-8v55h77v21h-77v85c0 13 5 21 13 30 4 4 13 8 25 8 5 0 13 0 17-4 9 0 13 0 22 0z">
          <text:p/>
        </draw:path>
        <draw:polygon draw:style-name="gr5" draw:text-style-name="P5" draw:layer="layout" svg:width="0.173cm" svg:height="0.166cm" svg:x="7.637cm" svg:y="15.624cm" svg:viewBox="0 0 174 167" draw:points="174,0 149,167 115,167 90,98 85,81 81,98 55,167 21,167 0,0 25,0 42,110 42,137 50,115 77,38 98,38 123,115 128,137 132,115 145,0">
          <text:p/>
        </draw:polygon>
        <draw:path draw:style-name="gr5" draw:text-style-name="P5" draw:layer="layout" svg:width="0.157cm" svg:height="0.174cm" svg:x="7.831cm" svg:y="15.62cm" svg:viewBox="0 0 158 175" svg:d="M158 86c0 12-4 25-8 34 0 12-9 21-13 29-8 9-17 13-25 17-13 5-21 9-34 9s-21-4-35-9c-8 0-17-8-21-13-9-8-13-17-17-29-5-9-5-21-5-34s0-26 5-38c4-9 8-18 17-27 4-8 13-12 26-21 9-4 21-4 34-4 9 0 21 0 30 4 8 4 17 9 25 17 4 9 13 18 13 27 4 12 8 25 8 38zM129 86c0-9 0-17-5-26-4-8-4-12-8-21-4-5-13-9-17-9-4-5-13-5-21-5-9 0-13 0-21 5-5 4-14 9-18 13 0 5-4 13-9 21 0 9 0 13 0 22 0 12 0 21 5 29 0 9 4 13 8 17 4 9 9 9 18 13 4 4 13 4 17 4 8 0 17 0 25-4 5-4 9-9 13-13 4-8 8-12 8-21 5-8 5-17 5-25z">
          <text:p/>
        </draw:path>
        <draw:path draw:style-name="gr5" draw:text-style-name="P5" draw:layer="layout" svg:width="0.055cm" svg:height="0.055cm" svg:x="8.069cm" svg:y="15.739cm" svg:viewBox="0 0 56 56" svg:d="M25 0c5 0 9 0 13 0 0 4 4 4 10 8 0 0 4 4 4 8 0 0 4 6 4 10s-4 8-4 13c0 4-4 4-4 8-6 0-10 4-10 4-4 5-8 5-13 5-4 0-8 0-8-5-4 0-9-4-13-4 0-4-4-4-4-8 0-5 0-9 0-13s0-10 0-10c0-4 4-8 4-8 4-4 9-4 13-8 0 0 4 0 8 0z">
          <text:p/>
        </draw:path>
        <draw:path draw:style-name="gr5" draw:text-style-name="P5" draw:layer="layout" svg:width="0.128cm" svg:height="0.174cm" svg:x="8.221cm" svg:y="15.62cm" svg:viewBox="0 0 129 175" svg:d="M129 124c0 8 0 12-5 17 0 4-4 8-8 12-4 5-8 5-13 9-4 4-9 4-13 9-5 0-13 0-17 0-5 4-9 4-17 4-9 0-22 0-30-4-9 0-17 0-26-5v-25c9 4 17 4 26 4 13 4 21 4 30 4 12 0 25 0 29-4 9-4 14-13 14-17s0-8-5-8c0-5 0-5-4-9-5 0-9-4-13-4-4-4-13-4-26-9-4-4-12-4-21-8-4-4-8-4-13-9-8-4-8-8-12-17-5-4-5-8-5-16 0-5 0-9 5-14 0-9 4-13 8-17 9-4 13-9 21-13 9-4 22-4 34-4 9 0 13 0 22 0s18 4 26 4v26c-8 0-17-5-26-5s-13 0-22 0c-8 0-12 0-17 0-4 0-8 5-12 5-5 4-5 4-9 9 0 0 0 4 0 9 0 0 0 4 0 8 4 0 4 4 9 4 4 4 8 4 12 9 5 0 13 4 22 8 12 0 21 4 26 9 9 4 13 4 17 8s8 9 8 13c5 4 5 13 5 17z">
          <text:p/>
        </draw:path>
        <draw:path draw:style-name="gr5" draw:text-style-name="P5" draw:layer="layout" svg:width="0.136cm" svg:height="0.238cm" svg:x="8.403cm" svg:y="15.552cm" svg:viewBox="0 0 137 239" svg:d="M57 93h-48v-21h77v141h51v26h-137v-26h57zM69 0c0 0 5 0 9 4 0 0 4 0 4 4 4 0 4 5 9 5 0 4 0 8 0 12 0 0 0 5 0 9-5 0-5 4-9 4 0 5-4 5-4 9-4 0-9 0-9 0-4 0-8 0-12 0 0-4-4-4-4-9-5 0-5-4-5-4-4-4-4-9-4-9 0-4 0-8 4-12 0 0 0-5 5-5 0-4 4-4 4-4 4-4 8-4 12-4z">
          <text:p/>
        </draw:path>
        <draw:path draw:style-name="gr5" draw:text-style-name="P5" draw:layer="layout" svg:width="0.14cm" svg:height="0.238cm" svg:x="8.582cm" svg:y="15.556cm" svg:viewBox="0 0 141 239" svg:d="M0 153c0-13 0-26 4-38 4-9 8-21 17-26 8-8 17-12 25-17 13-4 22-8 34-8 4 0 13 0 17 0 5 4 10 4 14 4v-68h30v235h-26v-31c-8 9-18 18-26 26-13 5-21 9-34 9-9 0-17-4-21-9-9-4-17-8-22-17-4-4-8-14-8-26-4-9-4-21-4-34zM29 153c0 17 5 34 9 42 4 14 13 18 25 18 9 0 13-4 21-9 9-9 18-17 27-30v-80c-4 0-9 0-14-5-8 0-13 0-17 0-17 0-29 5-38 13-8 13-13 30-13 51z">
          <text:p/>
        </draw:path>
        <draw:path draw:style-name="gr5" draw:text-style-name="P5" draw:layer="layout" svg:width="0.149cm" svg:height="0.174cm" svg:x="8.768cm" svg:y="15.62cm" svg:viewBox="0 0 150 175" svg:d="M150 77c0 4 0 9 0 13 0 0 0 4 0 8h-120c0 17 9 30 18 38 8 9 21 13 38 13 8 0 13 0 17 0s8 0 13 0c4-4 8-4 13-4 4 0 8 0 12-4v25c-8 0-17 5-25 5-13 4-22 4-34 4-13 0-26-4-34-9-14-4-22-8-27-17-8-4-12-13-16-25 0-13-5-21-5-38 0-9 5-22 5-30 4-13 8-22 16-31 5-8 13-12 27-17 8-4 17-8 30-8 12 0 21 0 29 4 13 4 17 9 26 17 4 9 8 13 13 27 4 8 4 16 4 29zM120 73c0-4 0-13 0-21-4-4-9-9-9-13-4-5-8-9-17-14-4 0-8-4-16-4-9 0-13 4-17 4-5 5-13 9-13 14-4 4-9 9-14 13 0 8 0 17-4 21z">
          <text:p/>
        </draw:path>
        <draw:path draw:style-name="gr5" draw:text-style-name="P5" draw:layer="layout" svg:width="0.14cm" svg:height="0.238cm" svg:x="8.955cm" svg:y="15.556cm" svg:viewBox="0 0 141 239" svg:d="M0 153c0-13 0-26 4-38 4-9 14-22 18-26 8-8 17-13 25-17 13-4 22-8 34-8 5 0 13 0 17 0 5 4 9 4 13 4v-68h30v234h-26v-30c-8 9-17 18-25 26-9 4-21 9-30 9-13 0-21-5-25-9-9-4-13-8-21-17-6-4-10-14-10-26-4-9-4-21-4-34zM30 153c0 17 5 34 9 42 4 14 13 18 25 18 9 0 17-4 22-9 8-9 17-17 25-30v-81c-4 0-8 0-13-4-8 0-12 0-17 0-17 0-29 4-38 13-8 13-13 30-13 51z">
          <text:p/>
        </draw:path>
        <draw:polygon draw:style-name="gr5" draw:text-style-name="P5" draw:layer="layout" svg:width="0.149cm" svg:height="0.22cm" svg:x="4.097cm" svg:y="16.578cm" svg:viewBox="0 0 150 221" draw:points="150,221 110,221 47,86 30,39 30,149 30,221 0,221 0,0 38,0 98,133 119,179 119,65 119,0 150,0">
          <text:p/>
        </draw:polygon>
        <draw:path draw:style-name="gr5" draw:text-style-name="P5" draw:layer="layout" svg:width="0.166cm" svg:height="0.22cm" svg:x="4.275cm" svg:y="16.578cm" svg:viewBox="0 0 167 221" svg:d="M167 111c0 17 0 34-5 47-4 17-12 29-21 38-4 8-17 17-25 21-9 4-22 4-35 4s-26 0-34-8c-13-5-21-9-25-21-9-9-13-22-18-34-4-13-4-30-4-47s0-34 4-51c5-12 13-25 22-35 8-8 17-17 25-21 13-4 21-4 34-4 14 0 26 0 39 4 9 8 17 13 26 25 4 10 12 23 12 36 5 12 5 29 5 46zM137 111c0-13 0-25 0-34-4-12-9-21-13-29-4-5-8-13-17-19-4-4-13-4-22-4-13 0-17 0-25 4-9 6-13 14-17 23-4 4-9 17-9 25-4 9-4 21-4 34s0 25 4 34c0 13 5 21 9 25 4 9 8 17 17 22 4 4 12 4 25 4 9 0 18 0 22-4 9-9 13-13 17-22 4-8 9-17 13-25 0-13 0-21 0-34z">
          <text:p/>
        </draw:path>
        <draw:polygon draw:style-name="gr5" draw:text-style-name="P5" draw:layer="layout" svg:width="0.157cm" svg:height="0.22cm" svg:x="4.466cm" svg:y="16.578cm" svg:viewBox="0 0 158 221" draw:points="158,25 93,25 93,221 64,221 64,25 0,25 0,0 158,0">
          <text:p/>
        </draw:polygon>
        <draw:polygon draw:style-name="gr5" draw:text-style-name="P5" draw:layer="layout" svg:width="0.123cm" svg:height="0.22cm" svg:x="4.674cm" svg:y="16.578cm" svg:viewBox="0 0 124 221" draw:points="124,221 0,221 0,0 124,0 124,25 30,25 30,94 119,94 119,120 30,120 30,196 124,196">
          <text:p/>
        </draw:polygon>
        <draw:path draw:style-name="gr5" draw:text-style-name="P5" draw:layer="layout" svg:width="0.051cm" svg:height="0.173cm" svg:x="4.894cm" svg:y="16.625cm" svg:viewBox="0 0 52 174" svg:d="M26 0c5 0 5 4 9 4s9 4 9 4c4 4 4 4 4 9 4 4 4 8 4 12 0 0 0 4-4 9 0 4 0 4-4 8 0 0-5 4-9 4s-4 5-9 5-9-5-9-5c-4 0-9-4-9-4-4-4-4-4-8-8 0-5 0-9 0-9 0-4 0-8 0-12 4-5 4-5 8-9 0 0 5-4 9-4 0 0 4-4 9-4zM26 123c5 0 5 0 9 5 4 0 9 0 9 4 4 4 4 4 4 8 4 5 4 5 4 9s0 8-4 12c0 0 0 5-4 5 0 4-5 4-9 8-4 0-4 0-9 0s-9 0-9 0c-4-4-9-4-9-8-4 0-4-5-8-5 0-4 0-8 0-12s0-4 0-9c4-4 4-4 8-8 0-4 5-4 9-4 0-5 4-5 9-5z">
          <text:p/>
        </draw:path>
        <draw:path draw:style-name="gr5" draw:text-style-name="P5" draw:layer="layout" svg:width="0.135cm" svg:height="0.173cm" svg:x="5.225cm" svg:y="16.625cm" svg:viewBox="0 0 136 174" svg:d="M0 4h25l4 29c5-8 9-12 13-16 4-5 9-5 13-9s9-4 13-4 8-4 17-4c17 0 30 8 39 17 8 8 12 25 12 46v111h-30v-111c0-13-4-21-9-25-4-9-12-13-21-13-4 0-8 0-8 4-4 0-9 0-13 4-4 5-9 5-13 13-4 4-8 9-13 13v115h-29z">
          <text:p/>
        </draw:path>
        <draw:path draw:style-name="gr5" draw:text-style-name="P5" draw:layer="layout" svg:width="0.131cm" svg:height="0.237cm" svg:x="5.602cm" svg:y="16.561cm" svg:viewBox="0 0 132 238" svg:d="M55 93h-51v-25h81v145h47v25h-132v-25h55zM64 0c4 0 8 0 8 0 4 4 8 4 8 8 5 0 5 5 5 5 0 4 4 8 4 8 0 4-4 8-4 8 0 5 0 9-5 9 0 4-4 4-8 4 0 4-4 4-8 4-5 0-5 0-9-4-4 0-4 0-8-4 0 0 0-4-5-9 0 0 0-4 0-8 0 0 0-4 0-8 5 0 5-5 5-5 4-4 4-4 8-8 4 0 4 0 9 0z">
          <text:p/>
        </draw:path>
        <draw:path draw:style-name="gr5" draw:text-style-name="P5" draw:layer="layout" svg:width="0.131cm" svg:height="0.173cm" svg:x="5.789cm" svg:y="16.625cm" svg:viewBox="0 0 132 174" svg:d="M132 128c0 4-4 8-4 13-5 8-5 12-9 12-4 4-8 9-13 13-4 0-8 4-12 4-5 0-13 4-17 4s-9 0-17 0c-9 0-22 0-31 0-8 0-17-4-29-4v-29c12 4 21 8 29 8 14 0 22 0 31 0 13 0 25 0 29-4 9-4 13-9 13-17 0 0-4-4-4-9 0 0 0-4-4-4-5-4-9-4-13-8-8 0-13-5-25-9-9 0-13-4-23-4-4-4-8-8-16-13-5-4-9-8-9-13-4-5-4-13-4-17 0-5 0-13 4-17 0-5 4-9 9-17 4-4 12-9 21-9 9-4 22-8 35-8 8 0 12 4 21 4 8 0 17 0 25 4v26c-8-5-17-5-25-5-9-4-17-4-21-4-9 0-13 0-17 4-5 0-9 0-13 5-5 0-5 4-10 4 0 4 0 8 0 8 0 5 0 9 0 9 5 4 5 4 10 8 4 0 8 5 13 5 4 5 12 9 21 9 8 4 17 9 25 9 9 4 13 8 17 12s9 9 9 13 4 8 4 17z">
          <text:p/>
        </draw:path>
        <draw:path draw:style-name="gr5" draw:text-style-name="P5" draw:layer="layout" svg:width="0.132cm" svg:height="0.173cm" svg:x="6.161cm" svg:y="16.625cm" svg:viewBox="0 0 133 174" svg:d="M0 4h26v30c4-9 9-13 13-17 4-5 8-5 17-9 4-4 9-4 13-4 5 0 9-4 13-4 17 0 30 8 38 17 9 8 13 25 13 46v111h-30v-111c0-12 0-21-4-25-4-9-13-13-21-13-4 0-9 0-13 4-5 0-5 0-9 5-5 4-9 4-13 12-4 5-8 9-13 13v115h-30z">
          <text:p/>
        </draw:path>
        <draw:path draw:style-name="gr5" draw:text-style-name="P5" draw:layer="layout" svg:width="0.131cm" svg:height="0.169cm" svg:x="6.348cm" svg:y="16.629cm" svg:viewBox="0 0 132 170" svg:d="M132 170h-25v-29c-4 8-8 12-13 17-4 0-8 4-12 8-5 0-13 4-17 4-5 0-9 0-13 0-17 0-30-4-38-12-10-13-14-26-14-47v-111h31v107c0 25 8 38 25 38 4 0 9 0 13 0s4-4 8-4c5-4 9-9 13-13s9-8 17-17v-111h25z">
          <text:p/>
        </draw:path>
        <draw:path draw:style-name="gr5" draw:text-style-name="P5" draw:layer="layout" svg:width="0.157cm" svg:height="0.173cm" svg:x="6.522cm" svg:y="16.625cm" svg:viewBox="0 0 158 174" svg:d="M132 174v-123c0-5 0-9 0-13s0-4-4-9v-4c-4 0-4 0-8 0 0 0-5 0-5 4 0 0-4 0-4 5-5 4-5 8-9 12-5 5-5 13-9 17v111h-25v-119c0-4-5-13-5-13 0-4 0-8 0-13l-4-4h-4c0 0-4 0-4 4-5 0-5 0-9 5 0 4-4 8-4 12-4 5-9 9-13 17v111h-25v-170h21l4 34c0-9 4-13 9-17 0-4 4-8 8-13 0 0 4-4 9-4 4 0 4-4 8-4 9 0 17 4 21 13 5 4 9 12 9 25 0-4 4-13 8-17 0-4 5-8 9-8 0-5 5-9 9-9 5 0 9-4 13-4 21 0 30 17 30 51v123z">
          <text:p/>
        </draw:path>
        <draw:path draw:style-name="gr5" draw:text-style-name="P5" draw:layer="layout" svg:width="0.144cm" svg:height="0.237cm" svg:x="6.721cm" svg:y="16.561cm" svg:viewBox="0 0 145 238" svg:d="M145 149c0 13-4 26-8 38-5 9-9 22-17 26-5 8-14 17-27 21-8 0-21 4-34 4-8 0-17 0-29-4-9 0-22-4-30-9v-225h30v64l-5 33c9-12 22-21 30-25s17-8 30-8c8 0 17 4 25 8 10 4 14 9 18 17s9 17 13 25c0 9 4 22 4 35zM115 149c0-9-5-18-5-22 0-8-4-13-4-21-4-4-8-9-13-13-4 0-8-4-12-4-5 0-9 4-13 4-5 0-9 4-13 4-4 5-8 9-13 13-4 4-8 9-12 17v82c4 0 8 4 17 4 4 0 12 0 16 0 5 0 13 0 18 0 8-4 12-9 17-13 4-4 8-8 12-17 0-8 5-21 5-34z">
          <text:p/>
        </draw:path>
        <draw:path draw:style-name="gr5" draw:text-style-name="P5" draw:layer="layout" svg:width="0.148cm" svg:height="0.173cm" svg:x="6.899cm" svg:y="16.625cm" svg:viewBox="0 0 149 174" svg:d="M149 81c0 4 0 8 0 8 0 5 0 5 0 9h-119c0 17 8 30 17 38 8 9 21 17 42 17 4 0 8-4 13-4 4 0 8 0 13 0 4 0 8 0 12-4 6 0 10 0 14 0v21c-8 4-18 4-26 8-9 0-22 0-30 0-17 0-30 0-38-4-13-4-22-9-26-17-8-8-12-17-17-30 0-8-4-21-4-34 0-12 4-22 9-34 0-9 8-22 12-26 9-8 13-17 26-21 8-4 17-8 29-8 13 0 21 4 34 8 9 4 13 9 23 13 4 8 8 17 12 25 4 9 4 21 4 35zM119 77c0-10 0-18 0-22-4-5-4-13-9-17-4-5-8-9-17-9-4-4-8-4-17-4-8 0-12 0-17 4-4 0-8 4-12 9-5 4-9 12-9 17-4 4-4 12-8 22z">
          <text:p/>
        </draw:path>
        <draw:path draw:style-name="gr5" draw:text-style-name="P5" draw:layer="layout" svg:width="0.135cm" svg:height="0.173cm" svg:x="7.103cm" svg:y="16.625cm" svg:viewBox="0 0 136 174" svg:d="M0 4h25v29c8-8 21-16 30-25 8-4 17-8 29-8 17 0 30 8 40 17 8 12 12 29 12 50h-30c0-12 0-25-5-29-8-9-12-13-21-13-4 0-8 4-12 4-5 0-9 4-13 4-5 5-9 9-13 13s-9 13-13 17v111h-29z">
          <text:p/>
        </draw:path>
        <draw:path draw:style-name="gr5" draw:text-style-name="P5" draw:layer="layout" svg:width="0.132cm" svg:height="0.237cm" svg:x="7.471cm" svg:y="16.561cm" svg:viewBox="0 0 133 238" svg:d="M55 93h-50v-25h81v145h47v25h-133v-25h55zM65 0c4 0 8 0 8 0 5 0 5 4 9 4 0 5 4 5 4 9s0 4 0 8 0 4 0 9c0 4-4 4-4 8-4 0-4 4-9 4 0 0-4 0-8 0-5 0-5 0-10 0-4 0-4-4-8-4 0-4-4-4-4-8 0-5 0-5 0-9s0-4 0-8 4-4 4-9c4 0 4-4 8-4 5 0 5 0 10 0z">
          <text:p/>
        </draw:path>
        <draw:path draw:style-name="gr5" draw:text-style-name="P5" draw:layer="layout" svg:width="0.135cm" svg:height="0.173cm" svg:x="7.654cm" svg:y="16.625cm" svg:viewBox="0 0 136 174" svg:d="M0 4h25l4 30c4-9 9-13 13-17 4-5 8-5 13-9 4-4 8-4 12-4 5 0 13-4 17-4 17 0 31 8 39 17 9 8 13 25 13 46v111h-31v-111c0-12 0-21-8-25-4-9-8-13-21-13 0 0-4 0-9 4-4 0-8 0-12 5 0 4-5 4-9 12-4 5-13 9-17 13v115h-29z">
          <text:p/>
        </draw:path>
        <draw:polygon draw:style-name="gr5" draw:text-style-name="P5" draw:layer="layout" svg:width="0.131cm" svg:height="0.14cm" svg:x="8.031cm" svg:y="16.561cm" svg:viewBox="0 0 132 141" draw:points="132,98 119,115 73,86 77,141 56,141 56,86 8,115 0,98 52,73 0,46 8,25 60,60 56,0 77,0 73,60 119,25 132,46 81,73">
          <text:p/>
        </draw:polygon>
        <draw:path draw:style-name="gr5" draw:text-style-name="P5" draw:layer="layout" svg:width="0.148cm" svg:height="0.173cm" svg:x="8.209cm" svg:y="16.625cm" svg:viewBox="0 0 149 174" svg:d="M149 81c0 4 0 8 0 8 0 5 0 5 0 9h-118c0 17 4 30 12 38 13 9 26 17 43 17 4 0 8-4 17-4 4 0 8 0 12 0 5 0 9 0 13-4 4 0 8 0 13 0v21c-9 4-17 4-30 8-8 0-17 0-30 0-12 0-25 0-38-4-8-4-17-8-21-17-8-8-13-17-18-29-4-9-4-22-4-35 0-12 0-22 4-34 5-9 10-22 18-26 4-8 13-17 21-21 9-4 21-8 34-8s21 4 30 8c8 4 17 9 21 13 8 8 13 17 17 25 0 9 4 21 4 35zM120 77c0-10 0-18-5-22 0-5-4-13-8-17-4-5-9-9-13-9-4-4-13-4-17-4-8 0-13 0-21 4-4 0-8 4-13 9-4 4-4 12-8 17 0 4-4 12-4 22z">
          <text:p/>
        </draw:path>
        <draw:path draw:style-name="gr5" draw:text-style-name="P5" draw:layer="layout" svg:width="0.136cm" svg:height="0.173cm" svg:x="8.399cm" svg:y="16.625cm" svg:viewBox="0 0 137 174" svg:d="M112 174v-25c-9 8-17 17-30 21-8 4-17 4-30 4-8 0-18 0-22-4-8 0-13-4-17-8-4-5-8-9-13-17 0-4 0-9 0-17 0-17 5-30 17-38 13-9 31-17 57-17h34v-14c0-8 0-17-9-25-4-5-17-9-30-9-8 0-17 4-25 4-10 5-22 5-31 9v-25c4 0 9-5 13-5s8 0 14-4c4 0 12 0 17 0 4 0 8-4 17-4 8 0 17 4 25 4 9 4 17 9 21 13 5 4 9 8 13 17 4 4 4 12 4 21v119zM108 98h-34c-9 0-17 0-22 0-4 0-8 4-12 9-6 0-6 4-10 8 0 4 0 9 0 13s0 4 0 8c0 5 4 5 4 9 6 0 10 4 10 4 4 0 8 4 13 4 8 0 17-4 25-8 9-4 17-9 26-17z">
          <text:p/>
        </draw:path>
        <draw:path draw:style-name="gr5" draw:text-style-name="P5" draw:layer="layout" svg:width="0.128cm" svg:height="0.169cm" svg:x="8.59cm" svg:y="16.629cm" svg:viewBox="0 0 129 170" svg:d="M129 162c-5 4-13 4-23 8-8 0-17 0-25 0-26 0-47-8-60-21-17-12-21-34-21-63 0-13 0-26 4-34 5-13 13-21 17-30 9-9 17-13 30-18 9-4 21-4 34-4 9 0 17 0 21 0 10 0 18 4 23 4v31c-5-4-13-9-23-9-8 0-12-4-21-4s-17 4-21 4c-9 5-13 9-17 13-4 9-9 13-13 21-4 9-4 17-4 26 0 21 4 34 13 46 12 9 25 13 42 13 9 0 17 0 21 0 10-4 18-4 23-8z">
          <text:p/>
        </draw:path>
        <draw:path draw:style-name="gr5" draw:text-style-name="P5" draw:layer="layout" svg:width="0.136cm" svg:height="0.237cm" svg:x="8.777cm" svg:y="16.561cm" svg:viewBox="0 0 137 238" svg:d="M137 238h-30v-111c0-12-5-21-9-25-4-9-13-13-21-13-4 0-8 0-8 4-6 0-10 0-14 5-4 4-9 4-13 12-4 5-8 9-13 13v115h-29v-238h29v68 25c5-4 9-8 13-12s9-4 13-9c4-4 8-4 14-4 4 0 8-4 12-4 17 0 30 8 39 17 8 8 17 25 17 46z">
          <text:p/>
        </draw:path>
        <draw:polygon draw:style-name="gr5" draw:text-style-name="P5" draw:layer="layout" svg:width="0.132cm" svg:height="0.14cm" svg:x="8.963cm" svg:y="16.561cm" svg:viewBox="0 0 133 141" draw:points="133,98 124,115 78,86 82,141 56,141 61,86 14,115 0,98 52,73 0,46 14,25 61,60 56,0 82,0 78,60 124,25 133,46 82,73">
          <text:p/>
        </draw:polygon>
        <draw:path draw:style-name="gr5" draw:text-style-name="P5" draw:layer="layout" svg:width="0.157cm" svg:height="0.241cm" svg:x="9.328cm" svg:y="16.625cm" svg:viewBox="0 0 158 242" svg:d="M128 29c4 4 8 9 8 13 5 4 5 8 5 17 0 8-5 17-5 21-4 8-8 17-12 21-9 4-14 9-22 13-9 0-17 4-30 4-4 0-13-4-17-4-9 0-13-4-17-4 0 0-4 4-4 8 0 0 0 4 0 10 0 4 0 8 4 8 4 4 8 4 17 9h42c9 0 18 0 27 4 4 0 12 4 17 8 4 0 8 4 12 13 0 4 5 8 5 17 0 8-5 13-5 21-4 5-8 13-17 17-8 4-17 9-25 13-9 4-22 4-39 4-13 0-26 0-34-4-8 0-17-4-21-9-9-4-13-8-13-12-4-4-4-13-4-17 0-9 0-17 4-22 4-8 9-12 17-17-4-4-4-4-8-8l-5-4c0-4 0-4-4-9 0-4 0-4 0-8s4-14 4-18c5-9 9-13 13-17 0-4-4-9-4-9-4-4-4-4-4-8s-5-4-5-8c0-5 0-9 0-13 0-9 0-17 5-21 4-9 8-17 12-21 9-5 13-9 21-13 9 0 17-4 26-4 4 0 8 4 13 4 4 0 8 0 12 0h61v25zM30 195c0 9 4 13 12 18 9 4 17 8 34 8 9 0 17-4 21-4 9 0 14-4 18-9 4 0 4-4 9-8 0-5 0-5 0-9 0-8 0-13-9-17-4-4-13-4-26-4l-43-4c-4 4-4 8-8 8-4 4-4 4-4 9-4 0-4 4-4 4 0 4 0 8 0 8zM38 59c0 4 0 8 4 13 0 8 4 8 4 12 5 4 9 4 13 9 4 0 9 0 13 0 8 0 13 0 17 0 4-5 8-5 13-9 0-4 4-8 4-12 5-5 5-9 5-13s0-9-5-13c0-4-4-8-4-13-5-4-9-4-13-8-4 0-9 0-17 0-4 0-9 0-13 0-4 4-8 4-13 8-4 5-4 9-8 13 0 4 0 9 0 13z">
          <text:p/>
        </draw:path>
        <draw:path draw:style-name="gr5" draw:text-style-name="P5" draw:layer="layout" svg:width="0.136cm" svg:height="0.173cm" svg:x="9.531cm" svg:y="16.625cm" svg:viewBox="0 0 137 174" svg:d="M0 4h26v29c12-8 21-16 29-25 9-4 22-8 30-8 17 0 30 8 39 17 9 12 13 29 13 50h-31c0-12 0-25-4-29-4-9-13-13-21-13-4 0-9 4-13 4s-8 4-13 4c-4 5-8 9-12 13-5 4-9 13-13 17v111h-30z">
          <text:p/>
        </draw:path>
        <draw:path draw:style-name="gr5" draw:text-style-name="P5" draw:layer="layout" svg:width="0.157cm" svg:height="0.173cm" svg:x="9.701cm" svg:y="16.625cm" svg:viewBox="0 0 158 174" svg:d="M158 89c0 13-5 22-9 34-4 9-8 22-13 26-8 8-16 17-25 21-13 4-21 4-34 4s-25 0-35-4c-8-4-17-9-25-17-5-8-9-17-13-25-4-13-4-26-4-39 0-12 0-26 4-34 4-13 8-22 17-30 4-8 13-13 26-17 9-4 22-8 34-8 9 0 22 4 30 8 9 4 17 9 25 17 5 4 13 13 13 25 4 9 9 23 9 39zM128 89c0-12-4-22-4-30-4-4-4-13-9-17-4-4-12-9-17-13-8 0-12-4-21-4-8 0-17 4-21 4-9 4-14 9-18 17-4 4-4 13-8 17 0 10 0 18 0 26 0 9 0 17 0 26 4 8 8 17 12 21 5 4 10 9 14 13 8 0 13 0 21 0 9 0 17 0 21-4 9-5 13-9 17-13 5-4 9-13 9-21 0-5 4-13 4-22z">
          <text:p/>
        </draw:path>
        <draw:path draw:style-name="gr5" draw:text-style-name="P5" draw:layer="layout" svg:width="0.135cm" svg:height="0.169cm" svg:x="9.896cm" svg:y="16.629cm" svg:viewBox="0 0 136 170" svg:d="M136 170h-25v-29c-4 8-13 12-17 17-4 0-8 4-13 8-4 0-8 4-12 4-5 0-9 0-13 0-17 0-31-4-39-12-13-13-17-26-17-47v-111h30v107c0 25 13 38 30 38 4 0 9 0 13 0 0 0 4-4 8-4 5-4 9-9 13-13s9-8 13-17v-111h29z">
          <text:p/>
        </draw:path>
        <draw:path draw:style-name="gr5" draw:text-style-name="P5" draw:layer="layout" svg:width="0.14cm" svg:height="0.241cm" svg:x="10.086cm" svg:y="16.625cm" svg:viewBox="0 0 141 242" svg:d="M141 84c0 17 0 30-4 39-4 13-13 22-18 30-8 9-17 13-25 17-13 4-21 4-34 4-4 0-13 0-17 0s-9-4-17-4v72h-26v-238h26v29c8-12 17-21 25-25 13-4 22-8 34-8 9 0 17 4 22 8 8 4 17 9 21 17 5 8 9 17 9 25 4 9 4 22 4 34zM111 84c0-8 0-17 0-21-4-8-4-13-9-21 0-4-4-9-8-13-4 0-9-4-17-4-4 0-9 4-9 4-4 0-8 4-12 4-5 5-9 9-13 13s-9 9-17 17v82c8 0 13 4 17 4 8 0 13 0 17 0 17 0 30-4 38-13 9-13 13-31 13-52z">
          <text:p/>
        </draw:path>
        <draw:path draw:style-name="gr3" draw:text-style-name="P3" draw:layer="layout" svg:width="0.352cm" svg:height="0.271cm" svg:x="3.987cm" svg:y="17.557cm" svg:viewBox="0 0 353 272" svg:d="M353 0l-77 272h-38l-55-200c-4-8-4-17-4-25 0 8-4 17-4 25l-59 200h-35l-81-272h34l60 209c0 8 5 21 5 30 0-9 4-17 4-30l63-209h30l55 213c4 4 4 13 4 26h5c0-9 0-17 4-30l55-209z">
          <text:p/>
        </draw:path>
        <draw:path draw:style-name="gr3" draw:text-style-name="P3" draw:layer="layout" svg:width="0.038cm" svg:height="0.283cm" svg:x="4.373cm" svg:y="17.545cm" svg:viewBox="0 0 39 284" svg:d="M18 42c-6 0-10-4-14-9-4 0-4-8-4-12 0-5 0-9 4-13s8-8 14-8c8 0 12 4 17 8 4 4 4 8 4 13 0 4 0 8-4 12-5 5-9 9-17 9zM35 284h-31v-196h31z">
          <text:p/>
        </draw:path>
        <draw:path draw:style-name="gr3" draw:text-style-name="P3" draw:layer="layout" svg:width="0.114cm" svg:height="0.255cm" svg:x="4.445cm" svg:y="17.578cm" svg:viewBox="0 0 115 256" svg:d="M115 251c-8 5-17 5-29 5-35 0-52-17-52-55v-115h-34v-31h34v-46l35-9v55h46v31h-46v110c0 13 0 22 4 26s13 8 21 8c9 0 17 0 21-4z">
          <text:p/>
        </draw:path>
        <draw:path draw:style-name="gr3" draw:text-style-name="P3" draw:layer="layout" svg:width="0.161cm" svg:height="0.288cm" svg:x="4.602cm" svg:y="17.54cm" svg:viewBox="0 0 162 289" svg:d="M162 289h-31v-110c0-43-17-60-47-60-17 0-29 4-38 17-12 8-17 25-17 43v110h-29v-289h29v127c17-25 38-38 64-38 47 0 69 30 69 81z">
          <text:p/>
        </draw:path>
        <draw:path draw:style-name="gr3" draw:text-style-name="P3" draw:layer="layout" svg:width="0.157cm" svg:height="0.204cm" svg:x="4.911cm" svg:y="17.629cm" svg:viewBox="0 0 158 205" svg:d="M158 200h-34v-29c-13 25-34 34-59 34-21 0-34-5-47-13-8-13-18-25-18-42 0-35 22-56 69-65l55-8c0-34-13-47-38-47-26 0-47 4-64 21v-30c17-12 43-21 64-21 46 0 72 26 72 72zM124 102l-47 9c-12 0-25 4-29 8-9 4-13 13-13 31 0 8 4 17 9 21 8 4 16 8 29 8s26-4 38-17c9-8 13-21 13-39z">
          <text:p/>
        </draw:path>
        <draw:path draw:style-name="gr3" draw:text-style-name="P3" draw:layer="layout" svg:width="0.127cm" svg:height="0.204cm" svg:x="5.221cm" svg:y="17.629cm" svg:viewBox="0 0 128 205" svg:d="M0 196v-34c16 13 33 17 56 17 25 0 42-8 42-25 0-9-4-13-4-13-5-4-5-9-9-14-4 0-8-4-17-4-4-4-8-4-17-8s-18-9-22-9c-8-4-13-8-17-12-4-5-8-9-8-17-4-5-4-13-4-18 0-12 0-16 4-25 4-8 12-13 17-17 8-4 17-8 25-13 10 0 18-4 26-4 17 0 34 4 47 9v34c-13-9-30-13-51-13-4 0-8 0-12 0-5 0-10 4-14 4-4 4-9 9-9 9 0 4-4 8-4 12s4 9 4 13 5 4 9 9c4 4 9 4 14 8 4 0 12 4 16 4 9 5 17 9 22 13 8 4 12 9 21 13 4 4 9 8 9 12 4 10 4 14 4 23 0 8 0 17-4 25-5 9-13 13-18 17-8 4-17 8-25 13-9 0-21 0-30 0-22 0-39-5-51-9z">
          <text:p/>
        </draw:path>
        <draw:path draw:style-name="gr3" draw:text-style-name="P3" draw:layer="layout" svg:width="0.152cm" svg:height="0.204cm" svg:x="5.382cm" svg:y="17.629cm" svg:viewBox="0 0 153 205" svg:d="M153 200h-30v-29c-12 25-33 34-59 34-21 0-38-5-46-13-14-13-18-25-18-42 0-35 22-57 64-65l59-9c0-33-12-46-42-46-21 0-42 4-63 21v-30c21-12 42-21 67-21 47 0 68 26 68 72zM123 102l-46 8c-17 0-26 5-34 9s-8 13-8 31c0 8 0 17 8 21s17 8 25 8c17 0 30-4 38-17 13-8 17-21 17-39z">
          <text:p/>
        </draw:path>
        <draw:path draw:style-name="gr3" draw:text-style-name="P3" draw:layer="layout" svg:width="0.275cm" svg:height="0.199cm" svg:x="5.594cm" svg:y="17.629cm" svg:viewBox="0 0 276 200" svg:d="M276 200h-30v-111c0-21-4-38-12-46-5-9-17-13-30-13-17 0-25 4-34 17-13 12-17 25-17 42v111h-30v-115c0-38-17-55-46-55-13 0-21 4-30 17-14 8-18 25-18 42v111h-29v-196h29v34h4c14-25 35-38 61-38 12 0 25 4 34 13 8 8 17 17 21 30 13-26 34-43 64-43 42 0 63 30 63 81z">
          <text:p/>
        </draw:path>
        <draw:path draw:style-name="gr3" draw:text-style-name="P3" draw:layer="layout" svg:width="0.178cm" svg:height="0.289cm" svg:x="5.928cm" svg:y="17.629cm" svg:viewBox="0 0 179 290" svg:d="M30 175v115h-30v-286h30v34c18-25 39-38 69-38 25 0 46 9 59 30 13 17 21 38 21 69 0 34-8 59-21 76-17 21-38 30-68 30-25 0-42-9-60-30zM30 95v29c0 13 10 30 18 38 9 13 26 17 38 17 21 0 34-8 47-21 8-13 17-34 17-59 0-22-9-40-17-52-9-13-21-17-43-17-16 0-29 4-42 17-8 12-18 30-18 48z">
          <text:p/>
        </draw:path>
        <draw:polygon draw:style-name="gr3" draw:text-style-name="P3" draw:layer="layout" svg:width="0.034cm" svg:height="0.288cm" svg:x="6.155cm" svg:y="17.542cm" svg:viewBox="0 0 35 289" draw:points="0,0 35,0 35,289 0,289">
          <text:p/>
        </draw:polygon>
        <draw:path draw:style-name="gr3" draw:text-style-name="P3" draw:layer="layout" svg:width="0.169cm" svg:height="0.204cm" svg:x="6.238cm" svg:y="17.629cm" svg:viewBox="0 0 170 205" svg:d="M170 111h-141c5 21 9 39 22 52 8 12 25 17 42 17 26 0 43-9 65-22v30c-17 13-43 17-69 17-30 0-51-9-68-25-13-17-21-43-21-74 0-34 8-55 25-76 17-17 38-30 64-30s47 9 60 26 21 38 21 68zM136 85c0-17-4-34-12-42-9-9-22-13-35-13-17 0-30 4-38 13-9 13-17 25-17 42z">
          <text:p/>
        </draw:path>
        <draw:path draw:style-name="gr3" draw:text-style-name="P3" draw:layer="layout" svg:width="0.191cm" svg:height="0.204cm" svg:x="6.547cm" svg:y="17.629cm" svg:viewBox="0 0 192 205" svg:d="M95 205c-30 0-52-9-68-26-17-17-27-42-27-73 0-34 10-59 27-76 16-17 42-30 72-30 29 0 51 9 68 30 16 17 25 42 25 72s-9 56-25 77c-17 17-43 26-72 26zM99 30c-21 0-38 4-47 17-13 17-21 34-21 59 0 21 8 39 21 52 9 17 26 21 47 21 17 0 34-4 46-17 9-17 13-35 13-60 0-21-4-43-13-55-12-13-29-17-46-17z">
          <text:p/>
        </draw:path>
        <draw:path draw:style-name="gr3" draw:text-style-name="P3" draw:layer="layout" svg:width="0.114cm" svg:height="0.292cm" svg:x="6.768cm" svg:y="17.536cm" svg:viewBox="0 0 115 293" svg:d="M115 34c-4-4-13-4-21-4-21 0-30 12-30 38v29h43v30h-43v166h-34v-166h-30v-30h30v-29c0-21 9-38 22-47 8-12 25-21 42-21 8 0 17 4 21 4z">
          <text:p/>
        </draw:path>
        <draw:path draw:style-name="gr3" draw:text-style-name="P3" draw:layer="layout" svg:width="0.093cm" svg:height="0.275cm" svg:x="7.026cm" svg:y="17.553cm" svg:viewBox="0 0 94 276" svg:d="M94 276h-30v-234c0 0-4 5-9 9-4 0-12 4-17 8-4 5-12 5-17 9-8 4-12 4-21 4v-30c9 0 17-4 21-8 9-4 17-4 26-9 4-4 13-8 21-12 4-5 13-9 17-13h9z">
          <text:p/>
        </draw:path>
        <draw:path draw:style-name="gr3" draw:text-style-name="P3" draw:layer="layout" svg:width="0.152cm" svg:height="0.276cm" svg:x="7.226cm" svg:y="17.557cm" svg:viewBox="0 0 153 277" svg:d="M153 192c0 13-4 25-10 34-4 13-8 21-16 30-9 4-22 12-34 16-9 5-21 5-38 5-26 0-43-5-55-9v-34c16 13 38 17 55 17 8 0 21 0 25-4 8-4 17-8 21-13 9-4 13-8 13-17 4-8 4-17 4-25 0-18-4-31-17-43-13-9-29-13-51-13-4 0-8 0-12 0-5 0-9 0-13 0s-9 0-13 0c0 0-4 0-8 0l8-136h127v30h-97l-9 80c5 0 9-4 13-4s9 0 13 0c17 0 29 4 38 9 13 4 21 8 30 12 8 9 12 17 16 30 6 9 10 21 10 35z">
          <text:p/>
        </draw:path>
        <draw:path draw:style-name="gr3" draw:text-style-name="P3" draw:layer="layout" svg:width="0.174cm" svg:height="0.271cm" svg:x="7.42cm" svg:y="17.557cm" svg:viewBox="0 0 175 272" svg:d="M175 17c-4 9-8 17-17 30-4 8-8 21-17 34-4 12-12 29-21 42-4 17-13 34-18 51-8 17-13 35-17 52-4 13-8 30-8 46h-34c0-16 4-29 8-46 9-17 13-35 17-52 9-17 13-34 21-47 5-17 13-29 18-42 9-13 13-25 17-34 9-8 13-17 13-21h-137v-30h175z">
          <text:p/>
        </draw:path>
        <draw:path draw:style-name="gr3" draw:text-style-name="P3" draw:layer="layout" svg:width="0.178cm" svg:height="0.289cm" svg:x="7.751cm" svg:y="17.629cm" svg:viewBox="0 0 179 290" svg:d="M30 175v115h-30v-286h30v34c17-25 38-38 68-38 25 0 46 9 59 30 13 17 22 38 22 69 0 34-9 59-26 76-13 21-34 30-64 30-26 0-47-9-59-30zM30 95v29c0 13 4 30 17 38 8 13 21 17 38 17 21 0 34-8 46-21 9-13 13-34 13-59 0-22-4-40-13-52-8-13-25-17-42-17s-30 4-42 17c-13 12-17 30-17 48z">
          <text:p/>
        </draw:path>
        <draw:path draw:style-name="gr3" draw:text-style-name="P3" draw:layer="layout" svg:width="0.153cm" svg:height="0.204cm" svg:x="7.963cm" svg:y="17.629cm" svg:viewBox="0 0 154 205" svg:d="M154 200h-30v-29c-13 25-34 34-59 34-21 0-34-5-47-13-9-13-18-25-18-42 0-35 22-56 65-65l59-8c0-34-13-47-38-47-26 0-47 4-64 21v-30c17-12 38-21 64-21 46 0 68 26 68 72zM124 102l-47 9c-12 0-25 4-33 8-5 4-9 13-9 31 0 8 4 17 9 21 8 4 16 8 29 8s26-4 38-17c9-8 13-21 13-39z">
          <text:p/>
        </draw:path>
        <draw:path draw:style-name="gr3" draw:text-style-name="P3" draw:layer="layout" svg:width="0.11cm" svg:height="0.255cm" svg:x="8.154cm" svg:y="17.578cm" svg:viewBox="0 0 111 256" svg:d="M111 251c-4 5-17 5-25 5-34 0-52-17-52-55v-115h-34v-30h34v-47l30-9v56h47v30h-47v110c0 13 0 22 9 26 4 4 8 8 21 8 9 0 13 0 17-4z">
          <text:p/>
        </draw:path>
        <draw:path draw:style-name="gr3" draw:text-style-name="P3" draw:layer="layout" svg:width="0.042cm" svg:height="0.283cm" svg:x="8.302cm" svg:y="17.545cm" svg:viewBox="0 0 43 284" svg:d="M21 42c-4 0-8-4-12-9-5 0-9-8-9-12 0-5 4-9 9-13 4-4 8-8 12-8 5 0 13 4 13 8 5 4 9 8 9 13 0 4-4 8-9 12 0 5-8 9-13 9zM39 284h-35v-196h35z">
          <text:p/>
        </draw:path>
        <draw:path draw:style-name="gr3" draw:text-style-name="P3" draw:layer="layout" svg:width="0.169cm" svg:height="0.204cm" svg:x="8.387cm" svg:y="17.629cm" svg:viewBox="0 0 170 205" svg:d="M170 111h-136c0 21 4 39 17 51 12 13 25 17 46 17s43-8 61-21v30c-18 12-40 17-69 17-26 0-47-9-64-26s-25-42-25-73c0-34 8-55 25-76 17-17 38-30 64-30 25 0 47 9 60 26 17 17 21 38 21 68zM140 85c0-17-4-34-13-42-9-9-21-13-38-13-13 0-26 4-34 13-13 13-17 25-21 42z">
          <text:p/>
        </draw:path>
        <draw:path draw:style-name="gr3" draw:text-style-name="P3" draw:layer="layout" svg:width="0.161cm" svg:height="0.199cm" svg:x="8.603cm" svg:y="17.629cm" svg:viewBox="0 0 162 200" svg:d="M162 200h-30v-111c0-42-12-59-46-59-13 0-26 4-38 17-9 8-13 25-13 42v111h-35v-196h35v34c13-25 34-38 64-38 21 0 38 9 46 21 13 13 17 34 17 60z">
          <text:p/>
        </draw:path>
        <draw:path draw:style-name="gr3" draw:text-style-name="P3" draw:layer="layout" svg:width="0.115cm" svg:height="0.255cm" svg:x="8.802cm" svg:y="17.578cm" svg:viewBox="0 0 116 256" svg:d="M116 251c-9 5-21 5-30 5-34 0-51-17-51-55v-115h-35v-31h35v-46l30-9v55h51v31h-51v110c0 13 0 22 8 26 4 4 9 8 22 8 8 0 12 0 21-4z">
          <text:p/>
        </draw:path>
        <draw:path draw:style-name="gr3" draw:text-style-name="P3" draw:layer="layout" svg:width="0.128cm" svg:height="0.204cm" svg:x="8.946cm" svg:y="17.629cm" svg:viewBox="0 0 129 205" svg:d="M0 196v-34c19 13 36 17 57 17 25 0 38-8 38-25 0-9 0-13 0-13-4-4-9-9-13-14-4 0-8-4-13-4-4-4-12-4-17-8-8-4-16-9-21-9-8-4-12-8-17-12-4-5-9-9-14-17 0-5 0-13 0-17 0-13 0-17 5-26 5-8 9-13 18-17 8-4 17-8 25-13 9 0 17-4 26-4 17 0 33 4 46 9v34c-17-9-29-13-51-13-4 0-8 0-17 0-4 0-8 4-8 4-4 4-8 9-8 9-5 4-5 8-5 13 0 4 0 8 5 12 0 4 4 4 8 9 4 4 8 4 13 8 4 0 8 4 17 4 8 5 17 9 21 13 8 4 12 9 17 13 4 4 8 8 12 12 5 10 5 14 5 23 0 8-5 17-9 25-4 9-8 13-17 17-4 4-12 8-21 13-13 0-21 0-30 0-21 0-38-5-52-9z">
          <text:p/>
        </draw:path>
        <draw:polygon draw:style-name="gr3" draw:text-style-name="P3" draw:layer="layout" svg:width="0.055cm" svg:height="0.093cm" svg:x="9.095cm" svg:y="17.786cm" svg:viewBox="0 0 56 94" draw:points="56,0 26,94 0,94 26,0">
          <text:p/>
        </draw:polygon>
        <draw:path draw:style-name="gr3" draw:text-style-name="P3" draw:layer="layout" svg:width="0.272cm" svg:height="0.195cm" svg:x="9.285cm" svg:y="17.633cm" svg:viewBox="0 0 273 196" svg:d="M273 0l-60 196h-29l-43-141c0-4-4-8-4-16 0 4 0 12-4 16l-43 141h-30l-60-196h30l44 150c0 4 0 8 4 17 0-4 0-13 4-17l42-150h30l42 150c0 4 0 8 0 17h5c0-4 0-9 0-17l42-150z">
          <text:p/>
        </draw:path>
        <draw:path draw:style-name="gr3" draw:text-style-name="P3" draw:layer="layout" svg:width="0.17cm" svg:height="0.204cm" svg:x="9.578cm" svg:y="17.629cm" svg:viewBox="0 0 171 205" svg:d="M171 111h-137c0 21 4 39 17 51 12 13 25 17 46 17s44-8 61-21v30c-17 12-40 17-69 17-26 0-51-9-64-26-17-17-25-42-25-73 0-34 8-55 25-76 17-17 38-30 64-30 25 0 46 9 60 26 17 17 22 38 22 68zM141 85c0-17-6-34-14-42-9-9-21-13-38-13-13 0-26 4-38 13-9 12-17 25-17 42z">
          <text:p/>
        </draw:path>
        <draw:path draw:style-name="gr3" draw:text-style-name="P3" draw:layer="layout" svg:width="0.271cm" svg:height="0.195cm" svg:x="9.875cm" svg:y="17.633cm" svg:viewBox="0 0 272 196" svg:d="M272 0l-60 196h-29l-42-141c0-4 0-8 0-16h-5c0 4 0 12-4 16l-42 141h-30l-60-196h34l39 150c0 4 4 8 4 17 0-4 4-13 4-17l47-150h25l43 150c0 4 0 8 0 17h4c0-4 0-9 4-17l38-150z">
          <text:p/>
        </draw:path>
        <draw:path draw:style-name="gr3" draw:text-style-name="P3" draw:layer="layout" svg:width="0.195cm" svg:height="0.204cm" svg:x="10.167cm" svg:y="17.629cm" svg:viewBox="0 0 196 205" svg:d="M99 205c-30 0-51-9-68-26-22-17-31-42-31-73 0-34 13-59 31-76 17-17 42-30 72-30 29 0 51 9 68 30 17 17 25 42 25 72s-13 56-30 77c-17 17-38 26-67 26zM99 30c-17 0-34 4-47 17-13 17-17 34-17 59 0 21 4 39 17 52 13 17 30 21 47 21 21 0 38-4 46-17 13-17 17-35 17-60 0-21-4-43-17-55-8-13-25-17-46-17z">
          <text:p/>
        </draw:path>
        <draw:path draw:style-name="gr3" draw:text-style-name="P3" draw:layer="layout" svg:width="0.161cm" svg:height="0.2cm" svg:x="10.405cm" svg:y="17.633cm" svg:viewBox="0 0 162 201" svg:d="M162 196h-31v-30c-13 26-34 35-59 35-47 0-72-27-72-82v-119h29v115c0 38 17 59 51 59 13 0 26-4 34-17 13-8 17-25 17-42v-115h31z">
          <text:p/>
        </draw:path>
        <draw:polygon draw:style-name="gr3" draw:text-style-name="P3" draw:layer="layout" svg:width="0.034cm" svg:height="0.288cm" svg:x="10.629cm" svg:y="17.542cm" svg:viewBox="0 0 35 289" draw:points="0,0 35,0 35,289 0,289">
          <text:p/>
        </draw:polygon>
        <draw:path draw:style-name="gr3" draw:text-style-name="P3" draw:layer="layout" svg:width="0.178cm" svg:height="0.293cm" svg:x="10.71cm" svg:y="17.54cm" svg:viewBox="0 0 179 294" svg:d="M179 289h-30v-33c-17 25-38 38-68 38-26 0-43-9-60-26-13-17-21-42-21-72 0-29 8-55 25-77 17-17 39-30 65-30 25 0 46 13 59 34v-123h30zM149 205v-30c0-17-4-30-17-42-8-10-21-14-38-14s-35 4-44 18c-12 17-17 34-17 59 0 21 5 38 13 55 14 13 27 17 44 17s34-4 42-17c13-12 17-29 17-46z">
          <text:p/>
        </draw:path>
        <draw:path draw:style-name="gr3" draw:text-style-name="P3" draw:layer="layout" svg:width="0.161cm" svg:height="0.288cm" svg:x="11.057cm" svg:y="17.54cm" svg:viewBox="0 0 162 289" svg:d="M162 289h-31v-110c0-43-12-60-46-60-13 0-26 4-38 17-9 8-13 25-13 43v110h-34v-289h34v127c13-25 34-38 64-38 43 0 64 30 64 81z">
          <text:p/>
        </draw:path>
        <draw:path draw:style-name="gr3" draw:text-style-name="P3" draw:layer="layout" svg:width="0.153cm" svg:height="0.204cm" svg:x="11.265cm" svg:y="17.629cm" svg:viewBox="0 0 154 205" svg:d="M154 200h-30v-29h-4c-13 25-30 34-60 34-17 0-34-5-43-13-13-13-17-25-17-42 0-35 21-56 65-65l59-8c0-34-17-47-42-47-22 0-44 4-65 21v-30c21-12 43-21 69-21 46 0 68 26 68 72zM124 102l-47 9c-17 0-26 4-34 8-9 4-13 13-13 31 0 8 4 17 13 21 4 4 12 8 26 8 17 0 30-4 38-17 8-8 17-21 17-39z">
          <text:p/>
        </draw:path>
        <draw:path draw:style-name="gr3" draw:text-style-name="P3" draw:layer="layout" svg:width="0.183cm" svg:height="0.195cm" svg:x="11.447cm" svg:y="17.633cm" svg:viewBox="0 0 184 196" svg:d="M184 0l-78 196h-34l-72-196h34l51 146c4 8 4 17 4 25h4c0-8 0-17 5-25l51-146z">
          <text:p/>
        </draw:path>
        <draw:path draw:style-name="gr3" draw:text-style-name="P3" draw:layer="layout" svg:width="0.169cm" svg:height="0.204cm" svg:x="11.651cm" svg:y="17.629cm" svg:viewBox="0 0 170 205" svg:d="M170 111h-141c0 21 9 39 17 51 13 13 30 17 47 17 22 0 43-8 60-21v30c-17 12-38 17-69 17-25 0-46-9-63-26s-21-42-21-73c0-34 8-55 25-76 17-17 38-30 64-30s43 9 60 26c13 17 21 38 21 68zM136 85c0-17-4-34-12-42-9-9-21-13-35-13-17 0-30 4-39 13-12 13-16 25-21 42z">
          <text:p/>
        </draw:path>
        <draw:path draw:style-name="gr3" draw:text-style-name="P3" draw:layer="layout" svg:width="0.17cm" svg:height="0.28cm" svg:x="11.96cm" svg:y="17.553cm" svg:viewBox="0 0 171 281" svg:d="M171 123c0 25 0 48-9 69-4 21-8 34-21 51-9 12-22 21-35 29-13 9-30 9-47 9s-34 0-46-9v-29c17 8 29 12 46 12 13 0 26 0 34-8 9-4 17-13 26-21 4-9 13-22 18-34 0-17 4-31 4-52-13 26-35 35-65 35-8 0-21 0-29-4-13-5-22-10-26-18-8-9-13-18-17-26-4-13-4-25-4-38s0-25 4-34c4-13 13-21 17-30 9-8 17-12 30-17 8-4 21-8 34-8s25 4 38 8c9 5 18 13 26 26 9 8 13 21 17 38 5 13 5 34 5 51zM137 97c0-12 0-21-5-29 0-9-4-17-9-21-4-9-13-13-17-17-8 0-17-5-21-5-9 0-17 5-22 5-8 4-12 8-16 12-5 5-9 13-13 22-4 8-4 12-4 21 0 12 0 21 4 29 4 5 4 13 13 17 4 4 8 9 16 13 5 4 13 4 22 4 8 0 13 0 21-4 4-4 13-9 17-13 5-4 9-8 9-12 5-9 5-17 5-22z">
          <text:p/>
        </draw:path>
        <draw:path draw:style-name="gr3" draw:text-style-name="P3" draw:layer="layout" svg:width="0.153cm" svg:height="0.276cm" svg:x="12.18cm" svg:y="17.557cm" svg:viewBox="0 0 154 277" svg:d="M154 192c0 13 0 25-8 34-5 13-9 21-17 30-9 4-22 12-30 16-13 5-25 5-44 5-25 0-42-5-55-9v-34c17 13 38 17 55 17 14 0 23 0 31-4 9-4 13-8 17-13 9-4 13-8 13-17 4-8 8-17 8-25 0-18-8-31-21-43-8-9-29-13-52-13-4 0-8 0-13 0-4 0-8 0-8 0-4 0-8 0-13 0-4 0-8 0-12 0l8-136h128v30h-98l-9 80c4 0 9-4 17-4 4 0 10 0 10 0 17 0 30 4 42 9 9 4 17 8 26 12 8 9 17 17 21 30 4 9 4 21 4 35z">
          <text:p/>
        </draw:path>
        <draw:path draw:style-name="gr3" draw:text-style-name="P3" draw:layer="layout" svg:width="0.289cm" svg:height="0.279cm" svg:x="12.375cm" svg:y="17.553cm" svg:viewBox="0 0 290 280" svg:d="M60 140c-17 0-34-5-43-17-12-13-17-30-17-51s5-38 17-51c13-13 26-21 47-21s34 8 47 17c8 12 12 29 12 50 0 22-4 43-17 56-12 12-25 17-46 17zM64 21c-13 0-21 4-30 13-8 8-8 21-8 38 0 12 0 25 8 34 9 8 17 12 30 12 9 0 21-4 26-12 8-9 12-22 12-39 0-12-4-25-12-33-5-9-13-13-26-13zM243 4l-175 276h-25l175-276zM222 280c-17 0-34-4-43-17-12-12-16-29-16-50s4-38 16-52c13-13 30-21 47-21 21 0 34 4 47 17 8 13 17 30 17 51 0 22-9 43-22 55-8 13-25 17-46 17zM226 161c-13 0-21 5-30 14-4 8-8 21-8 38 0 12 4 25 8 34 9 8 17 12 30 12s21-4 25-12c9-9 13-22 13-39 0-12-4-25-13-33-4-9-12-14-25-14z">
          <text:p/>
        </draw:path>
        <draw:path draw:style-name="gr3" draw:text-style-name="P3" draw:layer="layout" svg:width="0.178cm" svg:height="0.289cm" svg:x="12.816cm" svg:y="17.629cm" svg:viewBox="0 0 179 290" svg:d="M30 175v115h-30v-286h30v34c17-25 38-38 69-38 25 0 42 9 59 30 13 17 21 38 21 69 0 34-8 59-25 76-17 21-38 30-65 30-25 0-46-9-59-30zM30 95v29c0 13 4 30 17 38 8 13 21 17 38 17 18 0 35-8 43-21 13-13 17-34 17-59 0-22-4-40-12-52-13-13-26-17-44-17-17 0-34 4-42 17-13 12-17 30-17 48z">
          <text:p/>
        </draw:path>
        <draw:path draw:style-name="gr3" draw:text-style-name="P3" draw:layer="layout" svg:width="0.191cm" svg:height="0.204cm" svg:x="13.028cm" svg:y="17.629cm" svg:viewBox="0 0 192 205" svg:d="M98 205c-30 0-56-9-72-26-17-17-26-42-26-73 0-34 9-59 30-76 17-17 42-30 72-30s51 9 68 30c18 17 22 42 22 72s-9 56-27 77c-16 17-38 26-67 26zM98 30c-21 0-34 4-47 17-13 17-17 34-17 59 0 21 4 39 17 52 13 17 26 21 47 21s38-4 46-17c13-17 17-35 17-60 0-21-4-43-17-55-8-13-25-17-46-17z">
          <text:p/>
        </draw:path>
        <draw:path draw:style-name="gr3" draw:text-style-name="P3" draw:layer="layout" svg:width="0.272cm" svg:height="0.195cm" svg:x="13.244cm" svg:y="17.633cm" svg:viewBox="0 0 273 196" svg:d="M273 0l-60 196h-34l-39-141c0-4-4-8-4-16 0 4 0 12-4 16l-43 141h-29l-60-196h30l43 150c0 4 0 8 4 17 0-4 0-13 4-17l42-150h30l39 150c4 4 4 8 4 17 5-4 5-9 5-17l42-150z">
          <text:p/>
        </draw:path>
        <draw:path draw:style-name="gr3" draw:text-style-name="P3" draw:layer="layout" svg:width="0.17cm" svg:height="0.204cm" svg:x="13.537cm" svg:y="17.629cm" svg:viewBox="0 0 171 205" svg:d="M171 111h-137c0 21 4 39 17 51 12 13 26 17 47 17s43-8 60-21v30c-17 12-39 17-68 17-27 0-52-9-65-26-17-17-25-42-25-73 0-34 8-55 25-76 17-17 38-30 65-30 25 0 46 9 59 26 17 17 22 38 22 68zM141 85c0-17-5-34-13-42-9-9-21-13-38-13-13 0-27 4-39 13-9 12-13 25-17 42z">
          <text:p/>
        </draw:path>
        <draw:path draw:style-name="gr3" draw:text-style-name="P3" draw:layer="layout" svg:width="0.102cm" svg:height="0.195cm" svg:x="13.753cm" svg:y="17.633cm" svg:viewBox="0 0 103 196" svg:d="M103 34c-5-4-13-8-21-8-17 0-26 8-34 21-9 13-13 30-13 51v98h-35v-196h35v43c4-13 8-26 21-34 9-5 17-9 30-9 8 0 12 0 17 0z">
          <text:p/>
        </draw:path>
        <draw:path draw:style-name="gr3" draw:text-style-name="P3" draw:layer="layout" svg:width="0.119cm" svg:height="0.292cm" svg:x="13.973cm" svg:y="17.536cm" svg:viewBox="0 0 120 293" svg:d="M120 34c-8-4-13-4-21-4-21 0-34 12-34 38v29h47v30h-47v166h-30v-166h-35v-30h35v-29c0-21 5-38 17-47 13-12 26-21 47-21 8 0 17 4 21 4z">
          <text:p/>
        </draw:path>
        <draw:path draw:style-name="gr3" draw:text-style-name="P3" draw:layer="layout" svg:width="0.19cm" svg:height="0.204cm" svg:x="14.105cm" svg:y="17.629cm" svg:viewBox="0 0 191 205" svg:d="M94 205c-30 0-52-9-69-26s-25-42-25-73c0-34 8-59 25-76s44-30 73-30c30 0 51 9 68 30 17 17 25 42 25 72s-8 56-25 77c-17 17-42 26-72 26zM98 30c-21 0-38 4-46 17-14 17-23 34-23 59 0 21 9 39 23 52 8 17 25 21 46 21 17 0 34-4 47-17 8-17 13-35 13-60 0-21-5-43-13-55-13-13-30-17-47-17z">
          <text:p/>
        </draw:path>
        <draw:path draw:style-name="gr3" draw:text-style-name="P3" draw:layer="layout" svg:width="0.097cm" svg:height="0.195cm" svg:x="14.347cm" svg:y="17.633cm" svg:viewBox="0 0 98 196" svg:d="M98 34c-4-4-13-8-21-8-13 0-27 8-35 21-9 13-13 30-13 51v98h-29v-196h29v43c4-13 13-26 21-34 10-4 18-9 31-9 8 0 13 0 17 0z">
          <text:p/>
        </draw:path>
        <draw:path draw:style-name="gr3" draw:text-style-name="P3" draw:layer="layout" svg:width="0.182cm" svg:height="0.293cm" svg:x="14.571cm" svg:y="17.54cm" svg:viewBox="0 0 183 294" svg:d="M183 289h-33v-33c-13 25-39 38-68 38-22 0-43-9-56-26-17-17-26-42-26-72 0-29 9-55 26-77 17-17 38-30 64-30 30 0 47 13 60 34v-123h33zM150 205v-30c0-17-5-29-13-42-13-10-26-14-42-14-18 0-35 4-44 18-12 17-17 34-17 59 0 21 5 38 17 55 9 13 21 17 39 17 21 0 34-4 43-17 12-12 17-29 17-46z">
          <text:p/>
        </draw:path>
        <draw:path draw:style-name="gr3" draw:text-style-name="P3" draw:layer="layout" svg:width="0.17cm" svg:height="0.204cm" svg:x="14.8cm" svg:y="17.629cm" svg:viewBox="0 0 171 205" svg:d="M171 111h-137c0 21 4 39 17 51 13 13 25 17 46 17 22 0 43-8 61-21v30c-18 12-39 17-69 17-25 0-47-9-64-26s-25-42-25-73c0-34 8-55 25-76 17-17 39-30 64-30s47 9 59 26c18 17 23 38 23 68zM140 85c0-17-4-34-13-42-8-9-21-13-38-13-13 0-25 4-34 13-13 13-17 25-21 42z">
          <text:p/>
        </draw:path>
        <draw:path draw:style-name="gr3" draw:text-style-name="P3" draw:layer="layout" svg:width="0.114cm" svg:height="0.255cm" svg:x="14.995cm" svg:y="17.578cm" svg:viewBox="0 0 115 256" svg:d="M115 251c-9 5-18 5-30 5-34 0-51-17-51-55v-115h-34v-31h34v-46l30-9v55h51v31h-51v110c0 13 4 22 8 26s8 8 21 8c9 0 13 0 22-4z">
          <text:p/>
        </draw:path>
        <draw:path draw:style-name="gr3" draw:text-style-name="P3" draw:layer="layout" svg:width="0.169cm" svg:height="0.204cm" svg:x="15.135cm" svg:y="17.629cm" svg:viewBox="0 0 170 205" svg:d="M170 111h-136c0 21 4 39 17 51 12 13 25 17 46 17s43-8 60-21v30c-17 12-39 17-68 17-26 0-47-9-64-26s-25-42-25-73c0-34 8-55 25-76 17-17 38-30 64-30 25 0 46 9 59 26 18 17 22 38 22 68zM140 85c0-17-5-34-13-42-9-9-21-13-38-13-13 0-26 4-34 13-13 13-17 25-21 42z">
          <text:p/>
        </draw:path>
        <draw:path draw:style-name="gr3" draw:text-style-name="P3" draw:layer="layout" svg:width="0.149cm" svg:height="0.204cm" svg:x="15.338cm" svg:y="17.629cm" svg:viewBox="0 0 150 205" svg:d="M150 192c-17 8-35 13-56 13-26 0-51-9-68-26s-26-42-26-73c0-29 9-55 30-76 17-17 42-30 72-30 17 0 35 5 48 13v30c-17-9-31-13-48-13-21 0-38 4-51 21-12 13-17 30-17 55 0 21 5 39 17 52 13 17 30 21 47 21s35-4 52-17z">
          <text:p/>
        </draw:path>
        <draw:path draw:style-name="gr3" draw:text-style-name="P3" draw:layer="layout" svg:width="0.114cm" svg:height="0.255cm" svg:x="15.508cm" svg:y="17.578cm" svg:viewBox="0 0 115 256" svg:d="M115 251c-8 5-17 5-29 5-35 0-52-17-52-55v-115h-34v-31h34v-46l30-9v55h51v31h-51v110c0 13 5 22 9 26s13 8 21 8c9 0 17 0 21-4z">
          <text:p/>
        </draw:path>
        <draw:path draw:style-name="gr3" draw:text-style-name="P3" draw:layer="layout" svg:width="0.039cm" svg:height="0.283cm" svg:x="15.66cm" svg:y="17.545cm" svg:viewBox="0 0 40 284" svg:d="M23 42c-10 0-14-4-18-9-5 0-5-8-5-12 0-5 0-9 5-13 4-4 8-8 18-8 4 0 8 4 12 8 5 4 5 8 5 13 0 4 0 8-5 12-4 5-8 9-12 9zM35 284h-30v-196h30z">
          <text:p/>
        </draw:path>
        <draw:path draw:style-name="gr3" draw:text-style-name="P3" draw:layer="layout" svg:width="0.161cm" svg:height="0.199cm" svg:x="15.758cm" svg:y="17.629cm" svg:viewBox="0 0 162 200" svg:d="M162 200h-30v-111c0-42-17-59-47-59-17 0-30 4-38 17-13 8-18 25-18 42v111h-29v-196h29v34c18-25 39-38 64-38 27 0 39 9 52 21 13 13 17 34 17 60z">
          <text:p/>
        </draw:path>
        <draw:path draw:style-name="gr3" draw:text-style-name="P3" draw:layer="layout" svg:width="0.178cm" svg:height="0.293cm" svg:x="15.966cm" svg:y="17.629cm" svg:viewBox="0 0 179 294" svg:d="M179 188c0 67-34 106-103 106-25 0-47-4-64-13v-34c21 13 43 21 64 21 47 0 73-25 73-76v-21h-4c-14 21-35 34-65 34-25 0-47-9-59-26-17-17-21-38-21-67 0-34 8-60 21-82 17-17 38-30 68-30 25 0 42 13 56 34h4v-30h30zM149 116v-30c0-17-10-30-18-42-13-10-25-14-38-14-21 0-34 4-47 18-13 17-17 34-17 59 0 21 4 38 17 55 9 13 26 17 43 17s29-4 42-17c8-12 18-29 18-46z">
          <text:p/>
        </draw:path>
        <draw:path draw:style-name="gr3" draw:text-style-name="P3" draw:layer="layout" svg:width="0.157cm" svg:height="0.204cm" svg:x="16.296cm" svg:y="17.629cm" svg:viewBox="0 0 158 205" svg:d="M158 200h-34v-29c-13 25-34 34-59 34-21 0-34-5-47-13-8-13-18-25-18-42 0-35 22-57 69-65l55-9c0-33-13-46-38-46s-47 4-64 21v-30c17-12 43-21 64-21 46 0 72 26 72 72zM124 102l-47 8c-12 0-25 5-29 9-9 4-13 13-13 31 0 8 4 17 9 21 8 4 17 8 29 8 13 0 26-4 38-17 9-8 13-21 13-39z">
          <text:p/>
        </draw:path>
        <draw:path draw:style-name="gr3" draw:text-style-name="P3" draw:layer="layout" svg:width="0.19cm" svg:height="0.271cm" svg:x="16.589cm" svg:y="17.557cm" svg:viewBox="0 0 191 272" svg:d="M158 0v178h33v31h-33v63h-30v-63h-128v-26c12-13 21-30 33-43 14-17 27-34 36-47 12-17 21-33 33-46 9-17 17-34 22-47zM33 178h95v-131c-9 17-17 29-26 46-8 13-16 22-25 34-8 9-17 22-21 30-9 9-13 17-23 21z">
          <text:p/>
        </draw:path>
        <draw:path draw:style-name="gr3" draw:text-style-name="P3" draw:layer="layout" svg:width="0.161cm" svg:height="0.2cm" svg:x="16.928cm" svg:y="17.633cm" svg:viewBox="0 0 162 201" svg:d="M162 196h-30v-30c-13 26-34 35-63 35-44 0-69-27-69-82v-119h29v115c0 38 17 59 48 59 17 0 30-4 38-17 13-8 17-25 17-42v-115h30z">
          <text:p/>
        </draw:path>
        <draw:path draw:style-name="gr3" draw:text-style-name="P3" draw:layer="layout" svg:width="0.162cm" svg:height="0.199cm" svg:x="17.152cm" svg:y="17.629cm" svg:viewBox="0 0 163 200" svg:d="M163 200h-31v-111c0-42-17-59-47-59-17 0-30 4-38 17-13 9-17 25-17 42v111h-30v-196h30v34c17-25 38-38 64-38 21 0 38 9 51 21 13 13 18 35 18 60z">
          <text:p/>
        </draw:path>
        <draw:path draw:style-name="gr3" draw:text-style-name="P3" draw:layer="layout" svg:width="0.038cm" svg:height="0.283cm" svg:x="17.369cm" svg:y="17.545cm" svg:viewBox="0 0 39 284" svg:d="M22 42c-10 0-14-4-18-9-4 0-4-8-4-12 0-5 0-9 4-13s8-8 18-8c4 0 8 4 12 8 5 4 5 8 5 13 0 4 0 8-5 12-4 5-8 9-12 9zM34 284h-30v-196h30z">
          <text:p/>
        </draw:path>
        <draw:path draw:style-name="gr3" draw:text-style-name="P3" draw:layer="layout" svg:width="0.114cm" svg:height="0.255cm" svg:x="17.441cm" svg:y="17.578cm" svg:viewBox="0 0 115 256" svg:d="M115 251c-8 5-17 5-29 5-35 0-53-17-53-55v-115h-33v-31h33v-46l36-9v55h46v31h-46v110c0 13 0 22 4 26s13 8 21 8 17 0 21-4z">
          <text:p/>
        </draw:path>
        <draw:path draw:style-name="gr3" draw:text-style-name="P3" draw:layer="layout" svg:width="0.178cm" svg:height="0.293cm" svg:x="17.691cm" svg:y="17.54cm" svg:viewBox="0 0 179 294" svg:d="M179 289h-30v-33c-17 25-38 38-69 38-25 0-42-9-59-26-13-17-21-42-21-72 0-29 8-55 25-77 13-17 38-30 64-30s47 13 60 34v-123h30zM149 205v-30c0-17-4-30-17-42-8-10-21-14-39-14-21 0-34 4-47 18-8 17-17 34-17 59 0 21 9 38 17 55 13 13 26 17 43 17 18 0 30-4 43-17 13-12 17-29 17-46z">
          <text:p/>
        </draw:path>
        <draw:path draw:style-name="gr3" draw:text-style-name="P3" draw:layer="layout" svg:width="0.043cm" svg:height="0.283cm" svg:x="17.928cm" svg:y="17.545cm" svg:viewBox="0 0 44 284" svg:d="M21 42c-4 0-12-4-17-9 0 0-4-8-4-12 0-5 4-9 4-13 5-4 9-8 17-8 5 0 10 4 14 8s9 8 9 13c0 4-5 8-9 12-4 5-9 9-14 9zM35 284h-31v-196h31z">
          <text:p/>
        </draw:path>
        <draw:path draw:style-name="gr3" draw:text-style-name="P3" draw:layer="layout" svg:width="0.118cm" svg:height="0.292cm" svg:x="18.005cm" svg:y="17.536cm" svg:viewBox="0 0 119 293" svg:d="M119 34c-8-4-14-4-22-4-21 0-34 12-34 38v29h48v30h-48v166h-29v-166h-34v-30h34v-29c0-21 4-38 16-47 13-12 26-21 47-21 8 0 18 4 22 4z">
          <text:p/>
        </draw:path>
        <draw:path draw:style-name="gr3" draw:text-style-name="P3" draw:layer="layout" svg:width="0.119cm" svg:height="0.292cm" svg:x="18.127cm" svg:y="17.536cm" svg:viewBox="0 0 120 293" svg:d="M120 34c-9-4-13-4-22-4-21 0-34 12-34 38v29h47v30h-47v166h-30v-166h-34v-30h34v-29c0-21 5-38 17-47 13-12 26-21 43-21 8 0 17 4 26 4z">
          <text:p/>
        </draw:path>
        <draw:path draw:style-name="gr3" draw:text-style-name="P3" draw:layer="layout" svg:width="0.17cm" svg:height="0.204cm" svg:x="18.254cm" svg:y="17.629cm" svg:viewBox="0 0 171 205" svg:d="M171 111h-137c0 21 9 39 17 51 13 13 26 17 48 17 21 0 42-8 59-21v30c-17 12-38 17-68 17-26 0-47-9-64-26s-26-42-26-73c0-34 9-55 30-76 17-17 38-30 65-30 25 0 42 9 55 26 17 17 21 38 21 68zM141 85c0-17-4-34-12-42-9-9-22-13-39-13-13 0-26 4-35 13-12 13-16 25-21 42z">
          <text:p/>
        </draw:path>
        <draw:path draw:style-name="gr3" draw:text-style-name="P3" draw:layer="layout" svg:width="0.097cm" svg:height="0.195cm" svg:x="18.475cm" svg:y="17.633cm" svg:viewBox="0 0 98 196" svg:d="M98 34c-4-4-12-8-21-8-12 0-25 8-34 21-8 13-12 30-12 51v98h-31v-196h31v43c4-13 12-26 21-34 8-4 17-9 30-9 8 0 12 0 16 0z">
          <text:p/>
        </draw:path>
        <draw:path draw:style-name="gr3" draw:text-style-name="P3" draw:layer="layout" svg:width="0.169cm" svg:height="0.204cm" svg:x="18.594cm" svg:y="17.629cm" svg:viewBox="0 0 170 205" svg:d="M170 111h-137c0 21 5 39 17 51 13 13 26 17 48 17 21 0 42-8 59-21v30c-17 12-38 17-67 17-27 0-52-9-65-26-17-17-25-42-25-73 0-34 8-55 25-76 17-17 38-30 65-30 25 0 46 9 59 26 17 17 21 38 21 68zM140 85c0-17-4-34-12-42-9-9-22-13-38-13-14 0-27 4-40 13-8 12-12 25-17 42z">
          <text:p/>
        </draw:path>
        <draw:path draw:style-name="gr3" draw:text-style-name="P3" draw:layer="layout" svg:width="0.161cm" svg:height="0.199cm" svg:x="18.81cm" svg:y="17.629cm" svg:viewBox="0 0 162 200" svg:d="M162 200h-30v-111c0-42-17-59-47-59-13 0-26 4-38 17-9 9-13 25-13 42v111h-34v-196h34v34c13-25 34-38 63-38 23 0 40 9 48 21 13 13 17 35 17 60z">
          <text:p/>
        </draw:path>
        <draw:path draw:style-name="gr3" draw:text-style-name="P3" draw:layer="layout" svg:width="0.145cm" svg:height="0.204cm" svg:x="19.017cm" svg:y="17.629cm" svg:viewBox="0 0 146 205" svg:d="M146 192c-13 8-30 13-51 13-30 0-52-9-69-26s-26-42-26-73c0-29 9-55 26-76 21-17 48-30 77-30 17 0 30 4 43 13v30c-13-9-30-13-43-13-21 0-38 4-52 21-12 13-17 30-17 55 0 21 5 39 17 52 14 17 27 21 48 21 17 0 34-4 47-17z">
          <text:p/>
        </draw:path>
        <draw:path draw:style-name="gr3" draw:text-style-name="P3" draw:layer="layout" svg:width="0.169cm" svg:height="0.204cm" svg:x="19.196cm" svg:y="17.629cm" svg:viewBox="0 0 170 205" svg:d="M170 111h-137c0 21 5 39 17 51 13 13 26 17 47 17s43-8 60-21v30c-17 12-39 17-69 17-25 0-46-9-63-26s-25-42-25-73c0-34 8-55 25-76 17-17 38-30 63-30 26 0 47 9 60 26 18 17 22 38 22 68zM140 85c0-17-5-34-13-42-9-9-22-13-39-13-12 0-25 4-38 13-8 13-12 25-17 42z">
          <text:p/>
        </draw:path>
        <draw:path draw:style-name="gr3" draw:text-style-name="P3" draw:layer="layout" svg:width="0.043cm" svg:height="0.284cm" svg:x="19.513cm" svg:y="17.544cm" svg:viewBox="0 0 44 285" svg:d="M21 43c-4 0-8-5-12-9-5 0-9-8-9-13 0-4 4-8 9-12 4-4 8-9 12-9 9 0 13 5 18 9s5 8 5 12c0 5 0 9-5 13s-9 9-18 9zM39 285h-35v-196h35z">
          <text:p/>
        </draw:path>
        <draw:path draw:style-name="gr3" draw:text-style-name="P3" draw:layer="layout" svg:width="0.161cm" svg:height="0.199cm" svg:x="19.615cm" svg:y="17.629cm" svg:viewBox="0 0 162 200" svg:d="M162 200h-34v-111c0-42-12-59-43-59-17 0-30 4-38 17-13 9-17 25-17 42v111h-30v-196h30v34c17-25 38-38 64-38 22 0 39 9 51 21 9 13 17 35 17 60z">
          <text:p/>
        </draw:path>
        <draw:path draw:style-name="gr3" draw:text-style-name="P3" draw:layer="layout" svg:width="0.178cm" svg:height="0.289cm" svg:x="19.941cm" svg:y="17.629cm" svg:viewBox="0 0 179 290" svg:d="M30 175v115h-30v-286h30v34c17-25 38-38 69-38 25 0 42 9 59 30 13 17 21 38 21 69 0 34-8 59-25 76-17 21-38 30-63 30-27 0-48-9-61-30zM30 95v29c0 13 4 30 17 38 9 13 21 17 39 17 17 0 34-8 43-21 12-13 17-34 17-59 0-22-5-40-13-52-13-13-25-17-42-17-18 0-35 4-44 17-13 12-17 30-17 48z">
          <text:p/>
        </draw:path>
        <draw:path draw:style-name="gr3" draw:text-style-name="P3" draw:layer="layout" svg:width="0.19cm" svg:height="0.204cm" svg:x="20.154cm" svg:y="17.629cm" svg:viewBox="0 0 191 205" svg:d="M98 205c-31 0-56-9-73-26s-25-42-25-73c0-34 8-59 29-76 17-17 43-30 73-30s51 9 68 30c17 17 21 42 21 72s-8 56-25 77c-17 17-38 26-68 26zM98 30c-22 0-35 4-48 17-12 17-17 34-17 59 0 21 5 39 17 52 13 17 30 21 48 21 21 0 38-4 47-17 12-17 16-35 16-60 0-21-4-42-16-55-9-13-26-17-47-17z">
          <text:p/>
        </draw:path>
        <draw:path draw:style-name="gr3" draw:text-style-name="P3" draw:layer="layout" svg:width="0.132cm" svg:height="0.204cm" svg:x="20.382cm" svg:y="17.629cm" svg:viewBox="0 0 133 205" svg:d="M0 196v-34c17 13 39 17 60 17 25 0 38-8 38-25 0-9 0-13-4-13 0-4-5-9-9-14-4 0-8-4-13-4-4-4-12-4-16-8-9-4-17-9-26-9-4-4-8-8-13-12-8-5-8-9-13-17 0-5-4-13-4-18 0-12 4-16 9-25 4-8 8-13 17-17 4-4 13-8 21-13 13 0 21-4 30-4 17 0 29 4 47 9v34c-18-9-35-13-52-13-4 0-12 0-16 0-5 0-9 4-13 4 0 4-4 9-4 9-5 4-5 8-5 12s0 9 5 13c0 4 4 4 4 9 4 4 8 4 17 8 4 0 8 4 17 4 8 5 12 9 21 13 8 4 13 9 17 13s9 8 13 12c0 10 5 14 5 23 0 8-5 17-9 25-5 9-9 13-18 17-4 4-12 8-25 13-9 0-17 0-25 0-22 0-39-5-56-9z">
          <text:p/>
        </draw:path>
        <draw:path draw:style-name="gr3" draw:text-style-name="P3" draw:layer="layout" svg:width="0.11cm" svg:height="0.255cm" svg:x="20.539cm" svg:y="17.578cm" svg:viewBox="0 0 111 256" svg:d="M111 251c-4 5-16 5-30 5-34 0-51-17-51-56v-114h-30v-31h30v-46l34-9v55h47v31h-47v110c0 13 0 22 4 26s13 8 27 8c4 0 12 0 16-4z">
          <text:p/>
        </draw:path>
        <draw:path draw:style-name="gr3" draw:text-style-name="P3" draw:layer="layout" svg:width="0.161cm" svg:height="0.2cm" svg:x="20.688cm" svg:y="17.633cm" svg:viewBox="0 0 162 201" svg:d="M162 196h-30v-30c-13 26-34 35-64 35-42 0-68-27-68-82v-119h30v115c0 38 17 59 47 59 17 0 29-4 38-17 13-8 17-25 17-42v-115h30z">
          <text:p/>
        </draw:path>
        <draw:path draw:style-name="gr3" draw:text-style-name="P3" draw:layer="layout" svg:width="0.102cm" svg:height="0.195cm" svg:x="20.912cm" svg:y="17.633cm" svg:viewBox="0 0 103 196" svg:d="M103 34c-4-4-13-8-26-8s-21 8-35 21c-8 13-12 30-12 51v98h-30v-196h30v43c4-13 12-26 22-34 8-5 21-9 29-9 9 0 18 0 22 0z">
          <text:p/>
        </draw:path>
        <draw:path draw:style-name="gr3" draw:text-style-name="P3" draw:layer="layout" svg:width="0.157cm" svg:height="0.204cm" svg:x="21.031cm" svg:y="17.629cm" svg:viewBox="0 0 158 205" svg:d="M158 200h-34v-29c-13 25-35 34-61 34-21 0-33-5-46-13-9-13-17-25-17-42 0-35 21-56 68-65l56-8c0-34-13-47-39-47s-47 4-64 21v-30c17-12 42-21 64-21 47 0 73 26 73 72zM124 102l-48 9c-13 0-25 4-29 8-9 4-13 13-13 31 0 8 4 17 8 21 9 4 17 8 30 8s25-4 39-17c8-8 13-21 13-39z">
          <text:p/>
        </draw:path>
        <draw:polygon draw:style-name="gr3" draw:text-style-name="P3" draw:layer="layout" svg:width="0.034cm" svg:height="0.288cm" svg:x="21.242cm" svg:y="17.542cm" svg:viewBox="0 0 35 289" draw:points="0,0 35,0 35,289 0,289">
          <text:p/>
        </draw:polygon>
        <draw:path draw:style-name="gr3" draw:text-style-name="P3" draw:layer="layout" svg:width="0.128cm" svg:height="0.204cm" svg:x="21.433cm" svg:y="17.629cm" svg:viewBox="0 0 129 205" svg:d="M0 196v-34c18 13 35 17 56 17 29 0 43-8 43-25 0-9 0-13-4-13-5-4-5-9-10-14-4 0-8-4-17-4-4-4-8-4-17-8-8-4-12-9-21-9-8-4-12-8-17-12-4-5-8-9-8-17-5-5-5-13-5-18 0-12 5-16 5-25 4-8 13-13 17-17 8-4 17-8 25-13 9 0 17-4 30-4 18 0 30 4 43 9v34c-13-9-30-13-47-13-9 0-13 0-17 0-5 0-9 4-13 4-4 4-4 9-8 9 0 4 0 8 0 12s0 9 0 13c4 4 4 4 8 9 4 4 8 4 13 8 4 0 12 4 17 4 8 5 17 9 26 13 4 4 13 9 17 13s8 8 8 12c5 10 5 14 5 23 0 8 0 17-5 25-4 9-12 13-17 17-8 4-17 8-26 13-8 0-17 0-30 0-21 0-38-5-51-9z">
          <text:p/>
        </draw:path>
        <draw:path draw:style-name="gr3" draw:text-style-name="P3" draw:layer="layout" svg:width="0.271cm" svg:height="0.195cm" svg:x="21.582cm" svg:y="17.633cm" svg:viewBox="0 0 272 196" svg:d="M272 0l-56 196h-34l-38-141c-4-4-4-8-4-16 0 4-5 12-5 16l-42 141h-34l-59-196h34l42 150c0 4 0 8 0 17h4c0-4 0-13 0-17l47-150h29l39 150c0 4 4 8 4 17 0-4 0-9 4-17l39-150z">
          <text:p/>
        </draw:path>
        <draw:path draw:style-name="gr3" draw:text-style-name="P3" draw:layer="layout" svg:width="0.157cm" svg:height="0.204cm" svg:x="21.874cm" svg:y="17.629cm" svg:viewBox="0 0 158 205" svg:d="M158 200h-34v-29c-12 25-34 34-59 34-22 0-35-5-48-13-8-13-17-25-17-42 0-35 22-56 69-65l55-8c0-34-12-47-38-47-25 0-47 4-64 21v-30c17-12 43-21 64-21 47 0 72 26 72 72zM124 102l-46 9c-13 0-26 4-30 8-9 4-14 13-14 31 0 8 5 17 9 21 9 4 18 8 30 8 13 0 26-4 39-17 8-8 12-21 12-39z">
          <text:p/>
        </draw:path>
        <draw:path draw:style-name="gr3" draw:text-style-name="P3" draw:layer="layout" svg:width="0.182cm" svg:height="0.289cm" svg:x="22.061cm" svg:y="17.633cm" svg:viewBox="0 0 183 290" svg:d="M183 0l-89 230c-17 38-38 60-69 60-8 0-17 0-21-4v-26c9 0 13 0 21 0 13 0 26-9 35-25l17-39-77-196h34l52 154c0 0 4 4 4 13 0-4 4-9 4-13l55-154z">
          <text:p/>
        </draw:path>
        <draw:path draw:style-name="gr3" draw:text-style-name="P3" draw:layer="layout" svg:width="0.276cm" svg:height="0.195cm" svg:x="22.353cm" svg:y="17.633cm" svg:viewBox="0 0 277 196" svg:d="M277 0l-59 196h-34l-38-141c-5-4-5-8-5-16 0 4-4 12-4 16l-43 141h-33l-61-196h34l44 150c0 4 0 8 0 17h4c0-4 0-13 0-17l46-150h30l38 150c5 4 5 8 5 17 0-4 4-9 4-17l38-150z">
          <text:p/>
        </draw:path>
        <draw:path draw:style-name="gr3" draw:text-style-name="P3" draw:layer="layout" svg:width="0.043cm" svg:height="0.283cm" svg:x="22.658cm" svg:y="17.545cm" svg:viewBox="0 0 44 284" svg:d="M23 42c-5 0-13-4-17-9 0 0-6-8-6-12 0-5 6-9 6-13 4-4 8-8 17-8 4 0 8 4 12 8 5 4 9 8 9 13 0 4-4 8-9 12-4 5-8 9-12 9zM35 284h-29v-196h29z">
          <text:p/>
        </draw:path>
        <draw:path draw:style-name="gr3" draw:text-style-name="P3" draw:layer="layout" svg:width="0.114cm" svg:height="0.255cm" svg:x="22.735cm" svg:y="17.578cm" svg:viewBox="0 0 115 256" svg:d="M115 251c-8 5-17 5-30 5-34 0-51-17-51-55v-115h-34v-31h34v-46l30-9v55h51v31h-51v110c0 13 4 22 9 26 4 4 8 8 21 8 8 0 13 0 21-4z">
          <text:p/>
        </draw:path>
        <draw:path draw:style-name="gr3" draw:text-style-name="P3" draw:layer="layout" svg:width="0.161cm" svg:height="0.288cm" svg:x="22.887cm" svg:y="17.54cm" svg:viewBox="0 0 162 289" svg:d="M162 289h-29v-110c0-43-17-60-47-60-12 0-25 4-39 17-8 8-13 25-13 43v110h-34v-289h34v127c13-25 35-38 65-38 42 0 63 30 63 81z">
          <text:p/>
        </draw:path>
        <draw:path draw:style-name="gr3" draw:text-style-name="P3" draw:layer="layout" svg:width="0.153cm" svg:height="0.204cm" svg:x="23.201cm" svg:y="17.629cm" svg:viewBox="0 0 154 205" svg:d="M154 200h-31v-29c-17 25-34 34-64 34-17 0-34-5-42-13-13-13-17-25-17-42 0-35 21-56 64-65l59-8c0-34-13-47-42-47-22 0-43 4-64 21v-29c21-13 42-22 68-22 48 0 69 26 69 72zM123 102l-47 9c-17 0-25 4-34 8-8 4-12 13-12 31 0 8 4 17 12 21 5 4 13 8 26 8 17 0 29-4 38-17 13-8 17-21 17-39z">
          <text:p/>
        </draw:path>
        <draw:path draw:style-name="gr3" draw:text-style-name="P3" draw:layer="layout" svg:width="0.131cm" svg:height="0.204cm" svg:x="4cm" svg:y="18.214cm" svg:viewBox="0 0 132 205" svg:d="M0 192v-35c17 14 38 22 55 22 30 0 42-8 42-30 0-5 0-9-4-13 0-4-4-4-8-9-5-4-9-4-13-8-5 0-13-4-17-9-9 0-17-4-26-8-4-4-8-9-17-13-4-4-4-8-8-13 0-8-4-12-4-21 0-8 4-17 8-25 4-4 9-13 17-17 4-4 13-9 21-9 9-4 21-4 30-4 17 0 30 4 47 9v29c-17-8-34-12-51-12-5 0-13 0-17 4-4 0-9 0-13 4 0 0-4 4-4 9-4 4-4 8-4 8 0 8 0 13 4 13 0 4 4 8 4 12 4 0 9 5 13 5 8 4 12 4 21 8s13 9 21 9c9 4 13 8 17 12 5 5 9 9 14 17 0 5 4 13 4 17 0 13-4 23-9 27-4 8-9 13-17 21-9 4-13 4-26 8-8 5-17 5-25 5-21 0-38-5-55-13z">
          <text:p/>
        </draw:path>
        <draw:path draw:style-name="gr3" draw:text-style-name="P3" draw:layer="layout" svg:width="0.115cm" svg:height="0.259cm" svg:x="4.152cm" svg:y="18.159cm" svg:viewBox="0 0 116 260" svg:d="M116 251c-9 4-17 9-30 9-34 0-51-21-51-60v-114h-35v-26h35v-47l34-13v60h47v26h-47v110c0 13 0 21 4 30 5 4 13 8 22 8 8 0 16-4 21-8z">
          <text:p/>
        </draw:path>
        <draw:path draw:style-name="gr3" draw:text-style-name="P3" draw:layer="layout" svg:width="0.152cm" svg:height="0.204cm" svg:x="4.297cm" svg:y="18.214cm" svg:viewBox="0 0 153 205" svg:d="M153 200h-34v-29c-13 21-34 34-59 34-17 0-35-5-48-17-8-9-12-21-12-39 0-39 21-60 64-64l55-9c0-33-13-50-38-50s-42 8-64 25v-34c22-13 43-17 68-17 43 0 68 26 68 72zM119 102l-46 4c-13 4-26 4-30 13-10 4-14 13-14 25 0 9 4 18 10 27 8 4 17 8 29 8 13 0 30-8 38-17 9-13 13-26 13-43z">
          <text:p/>
        </draw:path>
        <draw:path draw:style-name="gr3" draw:text-style-name="P3" draw:layer="layout" svg:width="0.161cm" svg:height="0.199cm" svg:x="4.508cm" svg:y="18.214cm" svg:viewBox="0 0 162 200" svg:d="M162 200h-33v-111c0-42-13-63-43-63-18 0-30 4-39 17-13 13-17 25-17 46v111h-30v-196h30v34c17-25 38-38 65-38 21 0 38 4 50 21 9 13 17 35 17 60z">
          <text:p/>
        </draw:path>
        <draw:path draw:style-name="gr3" draw:text-style-name="P3" draw:layer="layout" svg:width="0.178cm" svg:height="0.293cm" svg:x="4.716cm" svg:y="18.125cm" svg:viewBox="0 0 179 294" svg:d="M179 289h-30v-33c-17 25-38 38-68 38-25 0-42-9-59-26-13-17-22-42-22-72 0-34 9-59 26-77 17-21 38-30 64-30 25 0 46 9 59 30v-119h30zM149 201v-30c0-13-4-30-17-38-8-14-21-18-38-18-21 0-34 8-46 22-9 13-13 34-13 59 0 21 4 38 13 51 12 13 25 21 42 21s34-8 42-21c13-13 17-25 17-46z">
          <text:p/>
        </draw:path>
        <draw:path draw:style-name="gr3" draw:text-style-name="P3" draw:layer="layout" svg:width="0.152cm" svg:height="0.204cm" svg:x="4.941cm" svg:y="18.214cm" svg:viewBox="0 0 153 205" svg:d="M153 200h-30v-29c-13 21-35 34-60 34-21 0-34-5-46-17-13-9-17-22-17-40 0-38 21-59 63-63l60-9c0-33-13-50-39-50-25 0-46 8-63 25v-34c17-13 38-17 63-17 47 0 69 26 69 72zM123 102l-47 4c-13 4-26 4-34 13-4 4-9 12-9 25 0 9 0 18 9 27 8 4 17 8 25 8 17 0 30-8 39-17 12-14 17-26 17-43z">
          <text:p/>
        </draw:path>
        <draw:path draw:style-name="gr3" draw:text-style-name="P3" draw:layer="layout" svg:width="0.101cm" svg:height="0.199cm" svg:x="5.153cm" svg:y="18.214cm" svg:viewBox="0 0 102 200" svg:d="M102 34c-4-4-12-4-25-4s-21 4-31 17c-12 12-17 29-17 51v102h-29v-196h29v39h5c4-13 8-22 18-30 8-9 21-13 33-13 5 0 13 0 17 4z">
          <text:p/>
        </draw:path>
        <draw:path draw:style-name="gr3" draw:text-style-name="P3" draw:layer="layout" svg:width="0.178cm" svg:height="0.293cm" svg:x="5.276cm" svg:y="18.125cm" svg:viewBox="0 0 179 294" svg:d="M179 289h-31v-33h-4c-13 25-34 38-64 38-25 0-47-9-59-26-17-17-21-42-21-72 0-34 8-59 21-77 17-21 38-30 68-30 25 0 46 9 55 30h4v-119h31zM148 200v-29c0-13-8-30-17-38-8-14-25-18-38-18-21 0-34 8-47 22-8 12-17 34-17 59 0 21 4 38 17 51 9 13 26 21 43 21s29-8 42-21c9-13 17-25 17-47z">
          <text:p/>
        </draw:path>
        <draw:path draw:style-name="gr3" draw:text-style-name="P3" draw:layer="layout" svg:width="0.178cm" svg:height="0.293cm" svg:x="5.611cm" svg:y="18.125cm" svg:viewBox="0 0 179 294" svg:d="M179 289h-31v-33c-17 25-38 38-68 38-25 0-47-9-59-26-13-17-21-42-21-72 0-34 8-59 25-77 13-21 34-30 64-30 25 0 46 9 59 30v-119h31zM148 201v-30c0-13-9-30-17-38-8-14-25-18-38-18-21 0-34 8-47 22-8 13-17 34-17 59 0 21 9 38 17 51 9 13 26 21 43 21s29-8 42-21c8-13 17-25 17-46z">
          <text:p/>
        </draw:path>
        <draw:path draw:style-name="gr3" draw:text-style-name="P3" draw:layer="layout" svg:width="0.17cm" svg:height="0.204cm" svg:x="5.839cm" svg:y="18.214cm" svg:viewBox="0 0 171 205" svg:d="M171 111h-141c0 21 8 38 17 46 13 14 30 22 47 22 21 0 42-8 63-22v27c-17 12-42 21-68 21-29 0-51-9-67-26-13-22-22-43-22-77 0-30 9-55 26-72 17-21 38-30 63-30 26 0 43 9 60 26 14 17 22 38 22 68zM136 81c0-17-4-30-13-38-8-13-21-17-34-17-17 0-29 4-38 17-8 8-17 21-21 38z">
          <text:p/>
        </draw:path>
        <draw:path draw:style-name="gr3" draw:text-style-name="P3" draw:layer="layout" svg:width="0.182cm" svg:height="0.195cm" svg:x="6.026cm" svg:y="18.218cm" svg:viewBox="0 0 183 196" svg:d="M183 0l-76 196h-34l-73-196h34l52 141c4 13 4 22 4 30 4-13 4-21 8-30l51-141z">
          <text:p/>
        </draw:path>
        <draw:path draw:style-name="gr3" draw:text-style-name="P3" draw:layer="layout" svg:width="0.038cm" svg:height="0.283cm" svg:x="6.238cm" svg:y="18.13cm" svg:viewBox="0 0 39 284" svg:d="M18 38c-4 0-10 0-14-5-4-4-4-8-4-12 0-9 0-13 4-17s10-4 14-4c8 0 12 0 17 4 4 4 4 8 4 17 0 4 0 8-4 12-5 5-9 5-17 5zM35 284h-31v-196h31z">
          <text:p/>
        </draw:path>
        <draw:path draw:style-name="gr3" draw:text-style-name="P3" draw:layer="layout" svg:width="0.157cm" svg:height="0.204cm" svg:x="6.318cm" svg:y="18.214cm" svg:viewBox="0 0 158 205" svg:d="M158 200h-35v-29c-12 21-34 34-59 34-21 0-34-5-47-17-8-9-17-21-17-39 0-39 26-60 68-64l55-9c0-33-12-50-38-50-25 0-47 8-64 25v-34c17-13 43-17 68-17 43 0 69 26 69 72zM123 102l-46 4c-13 4-26 4-30 13-9 4-13 13-13 25 0 9 4 18 9 27 8 4 17 8 30 8 12 0 25-8 38-17 8-13 12-26 12-43z">
          <text:p/>
        </draw:path>
        <draw:path draw:style-name="gr3" draw:text-style-name="P3" draw:layer="layout" svg:width="0.115cm" svg:height="0.259cm" svg:x="6.509cm" svg:y="18.159cm" svg:viewBox="0 0 116 260" svg:d="M116 251c-9 4-17 9-30 9-34 0-52-21-52-60v-114h-34v-26h34v-47l31-13v60h51v26h-51v110c0 13 4 21 8 30 5 4 13 8 21 8 9 0 13-4 22-8z">
          <text:p/>
        </draw:path>
        <draw:path draw:style-name="gr3" draw:text-style-name="P3" draw:layer="layout" svg:width="0.038cm" svg:height="0.283cm" svg:x="6.662cm" svg:y="18.13cm" svg:viewBox="0 0 39 284" svg:d="M18 38c-5 0-9 0-14-5-4-4-4-8-4-12 0-9 0-13 4-17 5-4 9-4 14-4 8 0 12 0 17 4 4 4 4 8 4 17 0 4 0 8-4 12-5 5-9 5-17 5zM35 284h-31v-196h31z">
          <text:p/>
        </draw:path>
        <draw:path draw:style-name="gr3" draw:text-style-name="P3" draw:layer="layout" svg:width="0.19cm" svg:height="0.204cm" svg:x="6.747cm" svg:y="18.214cm" svg:viewBox="0 0 191 205" svg:d="M93 205c-30 0-51-9-68-30-17-18-25-43-25-73s8-55 25-76c17-17 42-26 72-26s51 9 68 26 26 42 26 76c0 30-9 55-26 73-21 21-43 30-72 30zM93 26c-17 0-34 8-47 21-8 13-17 30-17 55s9 42 17 55c13 14 30 22 47 22 21 0 38-8 47-22 12-13 17-30 17-55s-5-42-17-55c-9-13-26-21-47-21z">
          <text:p/>
        </draw:path>
        <draw:path draw:style-name="gr3" draw:text-style-name="P3" draw:layer="layout" svg:width="0.161cm" svg:height="0.199cm" svg:x="6.984cm" svg:y="18.214cm" svg:viewBox="0 0 162 200" svg:d="M162 200h-30v-111c0-42-17-63-46-63-13 0-26 4-38 17-9 13-13 25-13 46v111h-35v-196h35v34c13-25 34-38 63-38 22 0 38 4 47 21 13 13 17 35 17 60z">
          <text:p/>
        </draw:path>
        <draw:path draw:style-name="gr3" draw:text-style-name="P3" draw:layer="layout" svg:width="0.19cm" svg:height="0.204cm" svg:x="7.298cm" svg:y="18.214cm" svg:viewBox="0 0 191 205" svg:d="M98 205c-30 0-55-9-72-30-18-18-26-43-26-73s8-55 30-76c17-17 38-26 72-26 26 0 51 9 68 26 13 17 21 42 21 76 0 30-8 55-25 73-17 21-43 30-68 30zM98 26c-21 0-34 8-47 21-12 12-17 29-17 55 0 25 5 42 17 55 13 14 26 22 47 22s34-8 47-22c12-13 17-30 17-55 0-26-5-43-17-55-13-13-26-21-47-21z">
          <text:p/>
        </draw:path>
        <draw:path draw:style-name="gr3" draw:text-style-name="P3" draw:layer="layout" svg:width="0.119cm" svg:height="0.293cm" svg:x="7.518cm" svg:y="18.121cm" svg:viewBox="0 0 120 294" svg:d="M120 30c-9 0-13-5-21-5-23 0-35 13-35 43v30h47v25h-47v171h-30v-171h-34v-25h34v-30c0-21 4-38 17-51s25-17 43-17c13 0 17 0 26 4z">
          <text:p/>
        </draw:path>
        <draw:path draw:style-name="gr3" draw:text-style-name="P3" draw:layer="layout" svg:width="0.17cm" svg:height="0.28cm" svg:x="7.755cm" svg:y="18.138cm" svg:viewBox="0 0 171 281" svg:d="M171 123c0 26 0 47-4 69-9 17-13 34-26 46-8 13-17 26-34 30-13 8-31 13-48 13-16 0-33-5-46-9v-29c17 8 30 12 46 12 13 0 26-4 35-8 13-4 18-13 26-21 8-13 13-22 17-39 0-12 4-29 4-46-13 21-34 34-65 34-8 0-21-5-29-9-9 0-17-8-26-17-8-4-12-14-17-26-4-9-4-21-4-34s0-25 4-38c5-9 13-21 17-30 9-4 17-13 30-17 8-4 21-4 34-4s27 0 39 4c9 9 17 17 26 26 8 12 12 25 17 38 4 17 4 34 4 55zM137 93c0-8 0-17-4-29 0-9-5-13-9-22-4-4-12-8-17-12-9-5-18-5-22-5-9 0-17 0-21 5-9 0-13 4-17 12-4 5-9 13-13 17-4 9-4 17-4 26 0 8 0 17 4 25 4 9 9 13 13 21 4 4 8 10 17 10 4 4 12 4 21 4s13 0 22-4c5 0 13-6 17-10s9-12 9-17c4-4 4-12 4-21z">
          <text:p/>
        </draw:path>
        <draw:path draw:style-name="gr3" draw:text-style-name="P3" draw:layer="layout" svg:width="0.043cm" svg:height="0.043cm" svg:x="7.967cm" svg:y="18.375cm" svg:viewBox="0 0 44 44" svg:d="M21 44c-8 0-12-6-17-10-4-4-4-8-4-12 0-9 0-13 4-17 5-5 9-5 17-5 5 0 9 0 13 5 6 4 10 8 10 17 0 4-4 8-10 12-4 4-8 10-13 10z">
          <text:p/>
        </draw:path>
        <draw:path draw:style-name="gr3" draw:text-style-name="P3" draw:layer="layout" svg:width="0.173cm" svg:height="0.28cm" svg:x="8.048cm" svg:y="18.138cm" svg:viewBox="0 0 174 281" svg:d="M0 200c0-8 0-17 0-21 4-8 8-17 13-21 4-9 8-13 16-17 5-6 13-10 22-14-13-8-22-17-30-25-8-9-13-22-13-34 0-9 5-21 9-30 4-8 8-13 17-21 4-4 12-9 21-13 13-4 21-4 30-4 12 0 21 0 33 4 9 4 17 9 22 13 8 8 12 13 16 21 5 9 9 21 9 30 0 12-4 25-13 34-8 8-17 17-25 25 4 4 13 8 17 14 8 4 12 8 17 17 4 4 8 13 8 21 5 4 5 13 5 21 0 13 0 21-5 34-4 9-13 17-17 26-8 4-21 8-29 12-13 4-22 9-38 9-13 0-22-5-34-9-9-4-22-8-26-12-8-9-17-17-21-26-4-13-4-21-4-34zM34 196c0 8 0 17 4 25 0 5 4 13 8 17 5 5 13 9 17 9 9 4 17 4 26 4 4 0 12 0 21-4 4 0 13-4 17-9 4-4 8-12 13-17 0-8 0-17 0-25s0-13 0-21c-5-4-9-13-13-17s-13-9-17-13c-9 0-13-4-21-4-9 0-17 4-26 4-4 4-8 9-17 13-4 4-8 8-8 17-4 8-4 13-4 21zM42 68c0 8 0 12 4 21 0 4 5 8 9 13 4 4 8 8 13 8 8 4 12 4 21 4 4 0 8 0 17-4 4 0 8-4 12-8 5-5 9-9 9-13 4-9 4-13 4-21 0-4 0-9-4-17 0-4-4-9-9-13-4-4-8-8-12-8-9-5-13-5-17-5-9 0-13 0-21 5-5 0-9 4-13 8s-9 9-9 13c-4 8-4 13-4 17z">
          <text:p/>
        </draw:path>
        <draw:polygon draw:style-name="gr3" draw:text-style-name="P3" draw:layer="layout" svg:width="0.051cm" svg:height="0.093cm" svg:x="8.247cm" svg:y="18.371cm" svg:viewBox="0 0 52 94" draw:points="52,0 21,94 0,94 21,0">
          <text:p/>
        </draw:polygon>
        <draw:path draw:style-name="gr3" draw:text-style-name="P3" draw:layer="layout" svg:width="0.161cm" svg:height="0.2cm" svg:x="8.455cm" svg:y="18.218cm" svg:viewBox="0 0 162 201" svg:d="M162 196h-31v-30c-13 21-34 35-59 35-47 0-72-31-72-86v-115h34v111c0 42 12 63 46 63 13 0 26-8 38-17 9-12 13-25 13-46v-111h31z">
          <text:p/>
        </draw:path>
        <draw:path draw:style-name="gr3" draw:text-style-name="P3" draw:layer="layout" svg:width="0.127cm" svg:height="0.204cm" svg:x="8.671cm" svg:y="18.214cm" svg:viewBox="0 0 128 205" svg:d="M0 192v-35c17 14 35 22 56 22 25 0 38-8 38-30 0-5 0-9 0-13-4-4-8-4-13-9-4-4-8-4-12-8-5 0-13-4-17-8-9 0-17-5-21-9-10-4-14-8-18-13-5-4-9-8-13-12 0-9 0-13 0-22 0-8 0-17 4-25 4-4 9-13 17-17 10-4 18-9 27-9 8-4 16-4 25-4 17 0 34 4 46 9v29c-16-8-29-12-50-12-5 0-9 0-17 4-4 0-9 0-9 4-4 0-8 4-8 9-4 4-4 8-4 8 0 8 0 13 4 13 0 4 4 8 8 13 5 0 9 4 13 4 4 4 8 4 17 8 8 5 17 9 21 9 9 4 13 8 17 13 4 4 8 8 13 16 4 5 4 13 4 17 0 13-4 23-9 27-4 8-8 13-16 21-5 4-13 4-22 8-12 5-21 5-29 5-21 0-39-5-52-13z">
          <text:p/>
        </draw:path>
        <draw:path draw:style-name="gr3" draw:text-style-name="P3" draw:layer="layout" svg:width="0.044cm" svg:height="0.283cm" svg:x="8.84cm" svg:y="18.13cm" svg:viewBox="0 0 45 284" svg:d="M22 38c-4 0-8 0-12-5-4-4-10-8-10-12 0-9 6-13 10-17 0-4 8-4 12-4 5 0 9 0 13 4s10 8 10 17c0 4-6 8-10 12-4 5-8 5-13 5zM39 284h-33v-196h33z">
          <text:p/>
        </draw:path>
        <draw:path draw:style-name="gr3" draw:text-style-name="P3" draw:layer="layout" svg:width="0.161cm" svg:height="0.199cm" svg:x="8.938cm" svg:y="18.214cm" svg:viewBox="0 0 162 200" svg:d="M162 200h-31v-111c0-42-13-63-46-63-13 0-26 4-39 17-8 12-12 25-12 46v111h-34v-196h34v34c12-25 34-38 63-38 21 0 38 4 47 21 13 13 18 34 18 60z">
          <text:p/>
        </draw:path>
        <draw:path draw:style-name="gr3" draw:text-style-name="P3" draw:layer="layout" svg:width="0.178cm" svg:height="0.289cm" svg:x="9.146cm" svg:y="18.214cm" svg:viewBox="0 0 179 290" svg:d="M179 184c0 72-34 106-102 106-26 0-43-5-65-13v-30c22 13 44 17 65 17 46 0 72-25 72-76v-21c-17 25-38 38-68 38-25 0-42-9-59-26-14-17-22-42-22-72 0-29 8-60 26-77 13-21 38-30 64-30 25 0 46 9 59 30v-26h30zM149 112v-30c0-14-4-27-17-39-9-13-21-17-38-17s-34 8-47 21c-8 12-13 35-13 60 0 21 5 38 13 51 13 13 26 21 43 21 16 0 33-8 42-21 13-13 17-25 17-46z">
          <text:p/>
        </draw:path>
        <draw:path draw:style-name="gr3" draw:text-style-name="P3" draw:layer="layout" svg:width="0.153cm" svg:height="0.204cm" svg:x="9.48cm" svg:y="18.214cm" svg:viewBox="0 0 154 205" svg:d="M154 200h-30v-29c-17 21-34 34-59 34-21 0-38-5-48-17-12-9-17-21-17-39 0-39 22-60 65-64l59-9c0-33-12-50-42-50-21 0-43 8-65 25v-34c22-13 44-17 69-17 47 0 68 26 68 72zM124 102l-46 4c-17 4-26 4-34 13-9 4-13 13-13 25 0 9 4 18 13 27 4 4 17 8 25 8 17 0 30-8 38-17 13-13 17-26 17-43z">
          <text:p/>
        </draw:path>
        <draw:path draw:style-name="gr3" draw:text-style-name="P3" draw:layer="layout" svg:width="0.114cm" svg:height="0.259cm" svg:x="9.773cm" svg:y="18.159cm" svg:viewBox="0 0 115 260" svg:d="M115 251c-4 4-17 9-31 9-34 0-50-21-50-60v-114h-34v-26h34v-47l33-13v60h48v26h-48v110c0 13 0 21 5 30 4 4 12 8 22 8 9 0 17-4 21-8z">
          <text:p/>
        </draw:path>
        <draw:path draw:style-name="gr3" draw:text-style-name="P3" draw:layer="layout" svg:width="0.272cm" svg:height="0.195cm" svg:x="9.904cm" svg:y="18.218cm" svg:viewBox="0 0 273 196" svg:d="M273 0l-61 196h-34l-38-141c0-4-4-12-4-16 0 4 0 8-4 16l-43 141h-29l-60-196h30l42 146c0 4 0 12 0 21h5c0-9 0-13 4-21l42-146h30l38 146c4 8 4 12 4 21 0-9 4-13 4-21l39-146z">
          <text:p/>
        </draw:path>
        <draw:path draw:style-name="gr3" draw:text-style-name="P3" draw:layer="layout" svg:width="0.191cm" svg:height="0.204cm" svg:x="10.197cm" svg:y="18.214cm" svg:viewBox="0 0 192 205" svg:d="M93 205c-25 0-51-9-68-30-17-18-25-43-25-73s8-55 25-76c21-17 43-26 72-26 30 0 55 9 69 26 17 17 26 42 26 76 0 30-9 55-26 73-18 21-43 30-73 30zM97 26c-21 0-38 8-46 21-13 13-17 30-17 55s4 42 17 55c12 14 25 22 46 22s34-8 47-22c8-13 18-30 18-55s-10-42-18-55c-13-13-26-21-47-21z">
          <text:p/>
        </draw:path>
        <draw:polygon draw:style-name="gr3" draw:text-style-name="P3" draw:layer="layout" svg:width="0.105cm" svg:height="0.025cm" svg:x="10.435cm" svg:y="18.292cm" svg:viewBox="0 0 106 26" draw:points="0,0 106,0 106,26 0,26">
          <text:p/>
        </draw:polygon>
        <draw:path draw:style-name="gr3" draw:text-style-name="P3" draw:layer="layout" svg:width="0.128cm" svg:height="0.204cm" svg:x="10.583cm" svg:y="18.214cm" svg:viewBox="0 0 129 205" svg:d="M0 192v-35c17 14 34 22 56 22 25 0 43-8 43-30 0-5-5-9-5-13-5-4-5-4-9-9-4-4-8-4-17-8-4 0-8-4-17-9-8 0-17-4-22-8-8-4-12-9-17-13-4-4-8-8-8-13-4-8-4-12-4-21 0-8 0-17 4-25 4-4 13-13 17-17 8-4 18-9 26-9 9-4 17-4 26-4 16 0 34 4 47 9v29c-13-8-31-12-52-12-4 0-8 0-12 4-5 0-9 0-13 4-4 0-4 4-9 9 0 4-5 8-5 8 0 8 5 13 5 13 0 4 5 8 9 12 4 0 8 5 13 5 4 4 12 4 17 8 8 4 16 9 26 9 4 4 13 8 17 12 4 5 8 9 8 17 5 5 5 13 5 17 0 13 0 23-5 27-4 8-12 13-17 21-8 4-18 4-26 8-8 5-21 5-30 5-22 0-39-5-51-13z">
          <text:p/>
        </draw:path>
        <draw:path draw:style-name="gr3" draw:text-style-name="P3" draw:layer="layout" svg:width="0.043cm" svg:height="0.283cm" svg:x="10.752cm" svg:y="18.13cm" svg:viewBox="0 0 44 284" svg:d="M21 38c-4 0-8 0-12-5-5-4-9-8-9-12 0-9 4-13 9-17 4-4 8-4 12-4 10 0 14 0 18 4 5 4 5 8 5 17 0 4 0 8-5 12-4 5-8 5-18 5zM39 284h-35v-196h35z">
          <text:p/>
        </draw:path>
        <draw:path draw:style-name="gr3" draw:text-style-name="P3" draw:layer="layout" svg:width="0.178cm" svg:height="0.293cm" svg:x="10.841cm" svg:y="18.125cm" svg:viewBox="0 0 179 294" svg:d="M179 289h-34v-33c-13 25-34 38-69 38-21 0-42-9-55-26-17-17-21-42-21-72 0-34 4-59 21-77 17-21 38-30 64-30 30 0 47 9 60 30v-119h34zM145 200v-29c0-13-4-30-13-38-12-14-26-18-43-18s-34 8-42 22c-13 12-17 34-17 59 0 21 4 38 17 51 8 13 21 21 42 21 17 0 31-8 43-21 9-13 13-25 13-47z">
          <text:p/>
        </draw:path>
        <draw:path draw:style-name="gr3" draw:text-style-name="P3" draw:layer="layout" svg:width="0.169cm" svg:height="0.204cm" svg:x="11.066cm" svg:y="18.214cm" svg:viewBox="0 0 170 205" svg:d="M170 111h-135c0 21 8 38 17 46 12 14 25 22 46 22s43-8 60-22v27c-17 12-39 21-68 21-26 0-47-9-64-26-17-22-26-43-26-77 0-30 9-55 31-72 17-21 38-30 63-30s42 9 55 26c17 17 21 38 21 68zM141 81c0-17-5-30-13-38-9-13-21-17-38-17-13 0-26 4-34 17-13 8-17 21-21 38z">
          <text:p/>
        </draw:path>
        <draw:path draw:style-name="gr3" draw:text-style-name="P3" draw:layer="layout" svg:width="0.182cm" svg:height="0.293cm" svg:x="11.269cm" svg:y="18.125cm" svg:viewBox="0 0 183 294" svg:d="M183 289h-33v-33c-13 25-39 38-69 38-22 0-43-9-55-26-17-17-26-42-26-72 0-34 9-59 26-77 16-21 38-30 63-30 31 0 48 9 61 30v-119h33zM150 200v-29c0-13-5-30-13-38-13-14-26-18-44-18-17 0-34 8-42 22-13 12-17 34-17 59 0 21 4 38 17 51 8 13 21 21 38 21 22 0 35-8 44-21 12-13 17-25 17-47z">
          <text:p/>
        </draw:path>
        <draw:path draw:style-name="gr3" draw:text-style-name="P3" draw:layer="layout" svg:width="0.114cm" svg:height="0.259cm" svg:x="11.596cm" svg:y="18.159cm" svg:viewBox="0 0 115 260" svg:d="M115 251c-9 4-17 9-31 9-34 0-50-21-50-60v-114h-34v-26h34v-47l29-13v60h52v26h-52v110c0 13 4 21 9 30 4 4 12 8 22 8 8 0 12-4 21-8z">
          <text:p/>
        </draw:path>
        <draw:path draw:style-name="gr3" draw:text-style-name="P3" draw:layer="layout" svg:width="0.17cm" svg:height="0.204cm" svg:x="11.735cm" svg:y="18.214cm" svg:viewBox="0 0 171 205" svg:d="M171 111h-136c0 21 9 38 17 46 13 14 26 22 47 22s42-8 59-22v27c-17 12-38 21-67 21-26 0-47-9-64-26-18-22-27-43-27-77 0-30 9-55 31-72 17-21 38-30 64-30 25 0 42 9 59 26 13 17 17 38 17 68zM141 81c0-17-4-30-12-38-9-13-22-17-38-17-13 0-26 4-35 17-12 8-17 21-21 38z">
          <text:p/>
        </draw:path>
        <draw:path draw:style-name="gr3" draw:text-style-name="P3" draw:layer="layout" svg:width="0.128cm" svg:height="0.204cm" svg:x="11.943cm" svg:y="18.214cm" svg:viewBox="0 0 129 205" svg:d="M0 192v-35c17 14 34 22 55 22 26 0 43-8 43-30 0-5-4-9-4-13-4-4-4-4-8-9-5-4-9-4-17-8-4 0-9-4-18-8-9 0-17-5-21-9-9-4-13-8-17-13-4-4-9-8-9-12-4-9-4-13-4-21 0-9 0-17 4-26 5-4 13-13 17-17 9-4 17-9 26-9 8-4 18-4 26-4 17 0 34 4 47 9v30c-13-9-30-13-51-13-4 0-9 0-14 4-4 0-8 0-13 4-4 0-8 5-8 9s-4 8-4 8c0 9 4 13 4 13 0 4 4 8 8 13 5 0 9 4 13 4 5 4 14 4 18 8 8 5 17 9 25 9 5 4 9 8 17 13 5 4 10 8 10 16 4 5 4 13 4 17 0 13 0 23-4 27-5 8-14 13-18 21-9 4-17 4-26 8-8 5-21 5-30 5-21 0-38-5-51-13z">
          <text:p/>
        </draw:path>
        <draw:path draw:style-name="gr3" draw:text-style-name="P3" draw:layer="layout" svg:width="0.115cm" svg:height="0.259cm" svg:x="12.095cm" svg:y="18.159cm" svg:viewBox="0 0 116 260" svg:d="M116 251c-8 4-17 9-30 9-33 0-52-21-52-60v-114h-34v-26h34v-47l31-13v60h51v26h-51v110c0 13 4 21 9 30 4 4 8 8 21 8 8 0 13-4 21-8z">
          <text:p/>
        </draw:path>
        <draw:path draw:style-name="gr3" draw:text-style-name="P3" draw:layer="layout" svg:width="0.152cm" svg:height="0.204cm" svg:x="12.342cm" svg:y="18.214cm" svg:viewBox="0 0 153 205" svg:d="M153 200h-29v-29c-13 21-35 34-60 34-22 0-35-5-48-17-12-9-16-22-16-40 0-38 21-59 64-63l60-9c0-33-13-50-39-50-25 0-47 8-64 25v-34c17-13 39-17 64-17 47 0 68 26 68 72zM124 102l-47 4c-13 4-26 4-35 13-4 4-9 12-9 25 0 9 0 18 9 27 9 4 18 8 26 8 17 0 30-8 39-17 12-14 17-26 17-43z">
          <text:p/>
        </draw:path>
        <draw:path draw:style-name="gr3" draw:text-style-name="P3" draw:layer="layout" svg:width="0.11cm" svg:height="0.259cm" svg:x="12.532cm" svg:y="18.159cm" svg:viewBox="0 0 111 260" svg:d="M111 251c-4 4-17 9-25 9-35 0-52-21-52-60v-114h-34v-26h34v-47l31-13v60h46v26h-46v110c0 13 0 21 4 30 4 4 13 8 25 8 5 0 13-4 17-8z">
          <text:p/>
        </draw:path>
        <draw:path draw:style-name="gr3" draw:text-style-name="P3" draw:layer="layout" svg:width="0.153cm" svg:height="0.204cm" svg:x="12.778cm" svg:y="18.214cm" svg:viewBox="0 0 154 205" svg:d="M154 200h-30v-29c-17 21-34 34-60 34-22 0-39-5-47-17-13-9-17-21-17-39 0-39 21-60 64-64l60-9c0-33-13-50-42-50-23 0-44 8-65 25v-34c21-13 42-17 69-17 47 0 68 26 68 72zM124 102l-47 4c-18 4-26 4-35 13-8 4-12 13-12 25 0 9 4 18 12 27 5 4 17 8 27 8 17 0 30-8 38-17 13-13 17-26 17-43z">
          <text:p/>
        </draw:path>
        <draw:path draw:style-name="gr3" draw:text-style-name="P3" draw:layer="layout" svg:width="0.161cm" svg:height="0.199cm" svg:x="12.99cm" svg:y="18.214cm" svg:viewBox="0 0 162 200" svg:d="M162 200h-29v-111c0-42-18-63-48-63-17 0-30 4-38 17-13 12-17 25-17 46v111h-30v-196h30v34c17-25 38-38 63-38 22 0 40 4 52 21 13 13 17 34 17 60z">
          <text:p/>
        </draw:path>
        <draw:path draw:style-name="gr3" draw:text-style-name="P3" draw:layer="layout" svg:width="0.152cm" svg:height="0.204cm" svg:x="13.304cm" svg:y="18.214cm" svg:viewBox="0 0 153 205" svg:d="M153 200h-35v-29c-13 21-34 34-59 34-17 0-34-5-47-17-8-9-12-21-12-39 0-38 21-60 63-64l55-8c0-34-13-51-38-51s-47 8-64 25v-34c17-13 43-17 68-17 43 0 69 26 69 72zM118 102l-46 4c-13 5-26 5-30 13-9 4-13 13-13 25 0 9 4 18 9 27 8 4 17 8 29 8 13 0 26-8 38-17 9-13 13-26 13-43z">
          <text:p/>
        </draw:path>
        <draw:polygon draw:style-name="gr3" draw:text-style-name="P3" draw:layer="layout" svg:width="0.034cm" svg:height="0.288cm" svg:x="13.512cm" svg:y="18.127cm" svg:viewBox="0 0 35 289" draw:points="0,0 35,0 35,289 0,289">
          <text:p/>
        </draw:polygon>
        <draw:path draw:style-name="gr3" draw:text-style-name="P3" draw:layer="layout" svg:width="0.178cm" svg:height="0.289cm" svg:x="13.609cm" svg:y="18.214cm" svg:viewBox="0 0 179 290" svg:d="M31 171v119h-31v-286h31v34c16-25 38-38 67-38 26 0 47 9 60 26 12 17 21 42 21 73 0 29-9 55-25 76-13 21-39 30-64 30-26 0-47-13-59-34zM31 95v25c0 17 4 30 16 42 9 9 22 17 39 17 21 0 33-8 46-21 9-17 13-38 13-63 0-23-4-39-13-52-13-13-25-17-42-17s-30 8-43 17c-12 13-16 29-16 52z">
          <text:p/>
        </draw:path>
        <draw:path draw:style-name="gr3" draw:text-style-name="P3" draw:layer="layout" svg:width="0.161cm" svg:height="0.288cm" svg:x="13.838cm" svg:y="18.125cm" svg:viewBox="0 0 162 289" svg:d="M162 289h-34v-114c0-39-13-60-42-60-17 0-30 4-38 17-13 12-17 25-17 47v110h-31v-289h31v127c17-25 38-38 63-38 42 0 68 26 68 82z">
          <text:p/>
        </draw:path>
        <draw:path draw:style-name="gr3" draw:text-style-name="P3" draw:layer="layout" svg:width="0.153cm" svg:height="0.204cm" svg:x="14.041cm" svg:y="18.214cm" svg:viewBox="0 0 154 205" svg:d="M154 200h-30v-29c-12 21-34 34-59 34-21 0-38-5-48-17-13-9-17-21-17-39 0-39 22-60 65-64l59-9c0-33-12-50-42-50-22 0-43 8-65 25v-34c22-13 43-17 69-17 47 0 68 26 68 72zM124 102l-47 4c-17 4-25 4-33 13-9 4-9 13-9 25 0 9 0 18 9 27 8 4 16 8 25 8 17 0 30-8 38-17 13-13 17-26 17-43z">
          <text:p/>
        </draw:path>
        <draw:polygon draw:style-name="gr3" draw:text-style-name="P3" draw:layer="layout" svg:width="0.034cm" svg:height="0.288cm" svg:x="14.359cm" svg:y="18.127cm" svg:viewBox="0 0 35 289" draw:points="0,0 35,0 35,289 0,289">
          <text:p/>
        </draw:polygon>
        <draw:path draw:style-name="gr3" draw:text-style-name="P3" draw:layer="layout" svg:width="0.169cm" svg:height="0.204cm" svg:x="14.44cm" svg:y="18.214cm" svg:viewBox="0 0 170 205" svg:d="M170 111h-135c0 21 4 38 17 46 12 14 25 22 46 22s43-8 60-22v27c-17 12-39 21-68 21-26 0-51-9-64-26-18-22-26-43-26-77 0-30 8-55 26-72 17-21 38-30 64-30 25 0 46 9 59 26s21 38 21 68zM141 81c0-17-5-30-13-38-9-13-21-17-38-17-13 0-26 4-38 17-9 8-17 21-17 38z">
          <text:p/>
        </draw:path>
        <draw:path draw:style-name="gr3" draw:text-style-name="P3" draw:layer="layout" svg:width="0.182cm" svg:height="0.195cm" svg:x="14.626cm" svg:y="18.218cm" svg:viewBox="0 0 183 196" svg:d="M183 0l-76 196h-30l-77-196h35l51 141c4 13 8 22 8 30 0-13 5-21 5-30l55-141z">
          <text:p/>
        </draw:path>
        <draw:path draw:style-name="gr3" draw:text-style-name="P3" draw:layer="layout" svg:width="0.169cm" svg:height="0.204cm" svg:x="14.83cm" svg:y="18.214cm" svg:viewBox="0 0 170 205" svg:d="M170 111h-136c0 21 4 38 16 46 9 14 26 23 47 23s39-9 61-23v27c-17 12-44 21-69 21-30 0-51-9-64-25-17-23-25-44-25-78 0-30 8-55 25-72 17-21 38-30 64-30 25 0 47 9 60 26s21 38 21 68zM136 81c0-17-4-30-14-38-8-13-17-17-33-17-13 0-26 4-39 17-8 8-16 21-16 38z">
          <text:p/>
        </draw:path>
        <draw:polygon draw:style-name="gr3" draw:text-style-name="P3" draw:layer="layout" svg:width="0.034cm" svg:height="0.288cm" svg:x="15.045cm" svg:y="18.127cm" svg:viewBox="0 0 35 289" draw:points="0,0 35,0 35,289 0,289">
          <text:p/>
        </draw:polygon>
        <draw:path draw:style-name="gr3" draw:text-style-name="P3" draw:layer="layout" svg:width="0.191cm" svg:height="0.204cm" svg:x="15.232cm" svg:y="18.214cm" svg:viewBox="0 0 192 205" svg:d="M94 205c-25 0-51-9-68-30-17-18-26-43-26-73s9-55 30-76c17-17 39-26 73-26 26 0 51 9 68 26 13 17 21 42 21 76 0 30-8 55-25 73-17 21-43 30-73 30zM99 26c-21 0-34 8-48 21-13 13-17 30-17 55s4 42 17 55c14 14 27 22 48 22s34-8 47-22c12-13 16-30 16-55s-4-42-16-55c-13-13-26-21-47-21z">
          <text:p/>
        </draw:path>
        <draw:path draw:style-name="gr3" draw:text-style-name="P3" draw:layer="layout" svg:width="0.118cm" svg:height="0.292cm" svg:x="15.453cm" svg:y="18.121cm" svg:viewBox="0 0 119 293" svg:d="M119 30c-8 0-12-5-21-5-21 0-35 13-35 43v29h48v26h-48v170h-29v-170h-34v-26h34v-29c0-21 4-38 17-51 12-13 26-17 43-17 8 0 17 0 25 4z">
          <text:p/>
        </draw:path>
        <draw:path draw:style-name="gr3" draw:text-style-name="P3" draw:layer="layout" svg:width="0.178cm" svg:height="0.28cm" svg:x="15.686cm" svg:y="18.138cm" svg:viewBox="0 0 179 281" svg:d="M179 135c0 27 0 48-4 65-5 17-13 30-21 43-5 12-17 21-26 29-13 4-26 9-42 9-13 0-27-5-35-9-13-8-22-17-30-25-4-13-13-26-13-43-4-17-8-38-8-59 0-26 4-48 8-65 5-16 9-33 17-46 9-13 17-21 30-26 8-8 22-8 39-8 55 0 85 42 85 135zM145 141c0-77-17-116-55-116-39 0-56 39-56 120 0 72 17 110 56 110 38 0 55-38 55-114z">
          <text:p/>
        </draw:path>
        <draw:path draw:style-name="gr3" draw:text-style-name="P3" draw:layer="layout" svg:width="0.043cm" svg:height="0.043cm" svg:x="15.902cm" svg:y="18.375cm" svg:viewBox="0 0 44 44" svg:d="M21 44c-8 0-13-6-17-10s-4-8-4-12c0-9 0-13 4-17 4-5 9-5 17-5 4 0 9 0 13 5 5 4 10 8 10 17 0 4-5 8-10 12-4 4-9 10-13 10z">
          <text:p/>
        </draw:path>
        <draw:path draw:style-name="gr3" draw:text-style-name="P3" draw:layer="layout" svg:width="0.178cm" svg:height="0.279cm" svg:x="15.978cm" svg:y="18.138cm" svg:viewBox="0 0 179 280" svg:d="M179 135c0 27 0 48-4 65s-13 30-17 42c-8 13-17 21-31 30-12 4-25 8-38 8s-25-4-38-8c-8-9-17-17-25-25-9-13-13-26-17-43-5-17-9-38-9-59 0-27 4-48 9-65 4-17 8-34 17-46 8-13 17-22 29-26 9-8 26-8 38-8 61 0 86 42 86 135zM150 141c0-78-23-116-57-116-38 0-59 38-59 120 0 72 17 110 55 110s61-38 61-114z">
          <text:p/>
        </draw:path>
        <draw:path draw:style-name="gr3" draw:text-style-name="P3" draw:layer="layout" svg:width="0.153cm" svg:height="0.276cm" svg:x="16.203cm" svg:y="18.142cm" svg:viewBox="0 0 154 277" svg:d="M154 188c0 12 0 25-5 38-4 9-14 17-22 26-9 8-17 12-30 16-12 5-25 9-38 9-25 0-46-4-59-13v-34c21 13 38 22 59 22 9 0 17-5 26-5 8-4 16-8 21-12 4-5 8-13 12-22 5-4 5-13 5-21 0-21-5-34-17-42-13-14-30-18-55-18 0 0-5 0-9 0s-8 0-13 0c-4 0-8 0-12 4-4 0-9 0-9 0l9-136h124v26h-99l-4 80c4 0 8 0 13 0 4 0 8 0 12 0 13 0 26 0 38 5 13 4 22 8 30 17 10 8 14 16 18 26 5 8 5 21 5 34z">
          <text:p/>
        </draw:path>
        <draw:path draw:style-name="gr3" draw:text-style-name="P3" draw:layer="layout" svg:width="0.043cm" svg:height="0.043cm" svg:x="16.402cm" svg:y="18.375cm" svg:viewBox="0 0 44 44" svg:d="M22 44c-5 0-9-6-13-10-5-4-9-8-9-12 0-9 4-13 9-17 4-5 8-5 13-5 8 0 12 0 16 5 6 4 6 8 6 17 0 4 0 8-6 12-4 4-8 10-16 10z">
          <text:p/>
        </draw:path>
        <draw:path draw:style-name="gr6" draw:text-style-name="P6" draw:layer="layout" svg:width="0.144cm" svg:height="0.237cm" svg:x="4.267cm" svg:y="6.798cm" svg:viewBox="0 0 145 238" svg:d="M145 81c0 17-4 29-9 42-4 8-8 17-18 25-8 9-16 13-25 17-8 5-21 5-34 5-4 0-8 0-12 0-9 0-13 0-17-5v73h-30v-238h25l5 30c4-13 17-22 25-26s17-4 30-4c8 0 17 0 25 4s13 9 18 17c4 9 8 17 13 26 0 12 4 21 4 34zM114 85c0-9 0-17-4-26 0-8-4-12-4-17-4-8-9-12-13-12-4-5-8-5-13-5-4 0-8 0-12 0-5 0-9 5-13 5-4 4-8 8-13 12-4 5-8 9-12 17v81c4 4 8 4 17 4 4 4 12 4 16 4 17 0 26-8 39-17 8-12 12-25 12-46z">
          <text:p/>
        </draw:path>
        <draw:path draw:style-name="gr6" draw:text-style-name="P6" draw:layer="layout" svg:width="0.156cm" svg:height="0.17cm" svg:x="4.441cm" svg:y="6.798cm" svg:viewBox="0 0 157 171" svg:d="M157 86c0 13 0 25-4 34-4 12-8 21-17 29-4 9-12 13-25 17-9 5-21 5-34 5-8 0-21 0-30-5-8-4-17-8-25-17-5-4-9-17-13-25-5-13-9-21-9-38 0-13 4-26 9-34 4-14 8-22 13-31 8-4 17-13 25-17 13-4 22-4 34-4 13 0 26 0 34 4 9 4 17 9 25 17 5 9 9 17 13 27 4 12 4 25 4 38zM128 86c0-9 0-17 0-26-4-8-9-18-13-22s-8-8-13-13c-8 0-12 0-21 0-8 0-17 0-21 5-9 4-13 8-17 12-4 6-9 14-9 22 0 5-4 13-4 22 0 13 4 21 4 25 5 9 9 17 13 21 0 5 9 9 13 13 9 0 13 4 21 4 9 0 17-4 21-4 9-4 13-8 17-17 5-4 5-12 9-17 0-8 0-17 0-25z">
          <text:p/>
        </draw:path>
        <draw:polygon draw:style-name="gr6" draw:text-style-name="P6" draw:layer="layout" svg:width="0.178cm" svg:height="0.17cm" svg:x="4.619cm" svg:y="6.798cm" svg:viewBox="0 0 179 171" draw:points="179,0 153,171 119,171 93,99 89,82 85,103 59,171 25,171 0,0 29,0 42,116 46,141 55,120 76,43 97,43 124,120 132,141 136,116 149,0">
          <text:p/>
        </draw:polygon>
        <draw:path draw:style-name="gr6" draw:text-style-name="P6" draw:layer="layout" svg:width="0.144cm" svg:height="0.17cm" svg:x="4.822cm" svg:y="6.798cm" svg:viewBox="0 0 145 171" svg:d="M145 77c0 5 0 9 0 9 0 4 0 8 0 8h-114c0 17 4 30 12 43 9 8 26 13 43 13 4 0 8 0 13 0 4 0 12-5 17-5 4 0 8 0 12 0 5 0 9-4 9-4v26c-4 0-17 4-26 4-8 0-21 0-30 0-16 0-25 0-38-4-8-5-17-9-25-17-4-9-13-18-13-26-5-13-5-25-5-38s0-21 5-34c5-9 9-18 13-26 8-9 17-17 25-22 9-4 22-4 30-4 13 0 26 0 34 4 9 5 17 9 21 17 9 5 13 13 13 22 4 13 4 22 4 34zM116 73c0-8 0-13 0-21-5-4-5-9-9-14-4-8-8-8-13-12-8-5-13-5-21-5-4 0-13 0-17 5-4 4-8 4-13 8-4 9-8 14-8 18-4 8-4 13-4 21z">
          <text:p/>
        </draw:path>
        <draw:path draw:style-name="gr6" draw:text-style-name="P6" draw:layer="layout" svg:width="0.136cm" svg:height="0.17cm" svg:x="5.021cm" svg:y="6.798cm" svg:viewBox="0 0 137 171" svg:d="M0 0h26v34c12-13 22-21 30-25 13-9 21-9 30-9 17 0 30 4 38 17 9 9 13 26 13 48h-30c0-13 0-22-4-31-4-8-13-8-21-8-5 0-9 0-13 0s-8 4-8 8c-5 0-13 4-17 9-6 9-10 13-14 17v111h-30z">
          <text:p/>
        </draw:path>
        <draw:path draw:style-name="gr6" draw:text-style-name="P6" draw:layer="layout" svg:width="0.055cm" svg:height="0.055cm" svg:x="5.237cm" svg:y="6.913cm" svg:viewBox="0 0 56 56" svg:d="M31 0c4 0 9 4 9 4 4 0 8 4 12 4 0 4 4 8 4 8 0 5 0 9 0 13s0 9 0 13c0 0-4 5-4 9-4 0-8 5-12 5 0 0-5 0-9 0s-8 0-13 0c0 0-5-5-9-5 0-4-4-9-4-9 0-4-5-9-5-13s5-8 5-13c0 0 4-4 4-8 4 0 9-4 9-4 5 0 9-4 13-4z">
          <text:p/>
        </draw:path>
        <draw:path draw:style-name="gr6" draw:text-style-name="P6" draw:layer="layout" svg:width="0.148cm" svg:height="0.221cm" svg:x="5.373cm" svg:y="6.747cm" svg:viewBox="0 0 149 222" svg:d="M149 217c-4 5-12 5-21 5-4 0-13 0-21 0-17 0-34-5-47-13-8-9-12-27-12-43v-90h-48v-25h48v-42l29-9v51h72v25h-72v85c0 13 0 21 9 27 4 8 17 12 25 12 9 0 13-4 21-4 5 0 13 0 17-4z">
          <text:p/>
        </draw:path>
        <draw:path draw:style-name="gr6" draw:text-style-name="P6" draw:layer="layout" svg:width="0.055cm" svg:height="0.055cm" svg:x="5.615cm" svg:y="6.913cm" svg:viewBox="0 0 56 56" svg:d="M26 0c4 0 9 4 13 4 0 0 4 4 8 4 0 4 5 8 5 8 0 5 4 9 4 13s-4 9-4 13c0 0-5 5-5 9-4 0-8 5-8 5-4 0-9 0-13 0-5 0-9 0-9 0-5 0-9-5-13-5 0-4-4-9-4-9 0-4 0-9 0-13s0-8 0-13c0 0 4-4 4-8 4 0 8-4 13-4 0 0 4-4 9-4z">
          <text:p/>
        </draw:path>
        <draw:path draw:style-name="gr6" draw:text-style-name="P6" draw:layer="layout" svg:width="0.148cm" svg:height="0.221cm" svg:x="5.746cm" svg:y="6.747cm" svg:viewBox="0 0 149 222" svg:d="M149 217c-4 5-12 5-17 5-8 0-16 0-21 0-22 0-39-5-47-13-13-9-17-27-17-43v-90h-47v-25h47v-42l29-9v51h73v25h-73v85c0 13 0 21 9 27 4 8 18 12 31 12 4 0 8-4 16-4 5 0 13 0 17-4z">
          <text:p/>
        </draw:path>
        <draw:path draw:style-name="gr6" draw:text-style-name="P6" draw:layer="layout" svg:width="0.148cm" svg:height="0.17cm" svg:x="5.941cm" svg:y="6.798cm" svg:viewBox="0 0 149 171" svg:d="M149 77c0 5 0 9 0 9 0 4 0 8 0 8h-119c0 17 4 30 17 43 9 8 22 12 39 12 4 0 13 0 17 0s8-4 13-4c4 0 8 0 12 0s9-4 13-4v25c-9 0-17 5-25 5-13 0-22 0-34 0-13 0-26 0-35-5-13-4-21-8-26-17-8-8-13-17-17-25-4-13-4-25-4-38s4-22 4-34c4-10 9-18 17-27 5-8 13-17 22-21 13-4 22-4 34-4 13 0 22 0 30 4 9 4 17 9 25 17 5 4 9 13 13 21 4 14 4 22 4 35zM120 73c0-9 0-13-4-21 0-4-5-10-9-14 0-8-4-8-13-13-4-4-12-4-17-4-8 0-12 0-16 4-10 5-14 5-18 9 0 8-5 14-9 18 0 8-4 12-4 21z">
          <text:p/>
        </draw:path>
        <draw:path draw:style-name="gr6" draw:text-style-name="P6" draw:layer="layout" svg:width="0.127cm" svg:height="0.17cm" svg:x="6.14cm" svg:y="6.798cm" svg:viewBox="0 0 128 171" svg:d="M128 124c0 4 0 13-4 17 0 4-4 9-8 13 0 4-4 4-9 8-4 0-12 5-17 5-4 4-8 4-17 4-4 0-8 0-12 0-13 0-22 0-34 0-10 0-18-4-27-4v-26c9 0 17 4 31 4 8 5 17 5 26 5 16 0 25-5 33-9 5-4 9-8 9-13 0-4 0-8 0-8-4-4-4-4-9-9 0 0-4-4-12-8-5 0-13-4-21-4-9-5-18-9-22-9-8-4-13-8-18-13-4 0-8-8-13-12 0-4-4-9-4-17 0-5 4-10 4-18 5-4 5-9 13-13 5-4 14-8 22-13 9-4 18-4 30-4 9 0 17 0 26 0 4 0 12 0 21 4v26c-9-4-17-4-26-4-8 0-12-5-21-5-4 0-12 5-17 5-4 0-8 0-13 4l-4 4c-4 4-4 9-4 9 0 5 0 9 4 9 0 4 0 4 4 9 5 4 9 4 13 8 9 0 13 4 21 4 13 4 22 9 26 13 8 0 13 4 17 8 4 5 8 9 8 13 4 4 4 13 4 17z">
          <text:p/>
        </draw:path>
        <draw:path draw:style-name="gr6" draw:text-style-name="P6" draw:layer="layout" svg:width="0.152cm" svg:height="0.221cm" svg:x="6.306cm" svg:y="6.747cm" svg:viewBox="0 0 153 222" svg:d="M153 217c-8 5-12 5-21 5-8 0-13 0-21 0-21 0-38-5-47-13-13-9-17-27-17-43v-90h-47v-25h47v-42l30-9v51h76v25h-76v85c0 13 4 21 9 27 8 8 16 12 29 12 4 0 13-4 17-4s13 0 21-4z">
          <text:p/>
        </draw:path>
        <draw:path draw:style-name="gr7" draw:text-style-name="P7" draw:layer="layout" svg:width="0.094cm" svg:height="0.318cm" svg:x="6.534cm" svg:y="6.718cm" svg:viewBox="0 0 95 319" svg:d="M78 319c-51-47-78-98-78-157 0-13 0-26 5-38 0-13 4-31 12-44 5-12 14-25 23-38 12-13 21-25 38-42l17 17c-43 42-64 94-64 145 0 25 4 51 13 72 13 25 30 46 51 68z">
          <text:p/>
        </draw:path>
        <draw:path draw:style-name="gr8" draw:text-style-name="P8" draw:layer="layout" svg:width="0.135cm" svg:height="0.17cm" svg:x="4.64cm" svg:y="7.328cm" svg:viewBox="0 0 136 171" svg:d="M0 0h26l4 31c5-10 9-14 13-18s9-4 13-9c4 0 8-4 12-4 5 0 9 0 17 0 17 0 30 4 39 13 8 14 12 26 12 47v111h-29v-106c0-13-5-26-9-30-4-8-13-8-21-8-4 0-4 0-9 0-4 0-8 4-12 4-4 4-9 8-13 13-4 4-8 8-13 16v111h-30z">
          <text:p/>
        </draw:path>
        <draw:path draw:style-name="gr8" draw:text-style-name="P8" draw:layer="layout" svg:width="0.144cm" svg:height="0.081cm" svg:x="4.822cm" svg:y="7.366cm" svg:viewBox="0 0 145 82" svg:d="M145 21h-145v-21h145zM145 82h-145v-26h145z">
          <text:p/>
        </draw:path>
        <draw:polygon draw:style-name="gr11" draw:text-style-name="P11" draw:layer="layout" svg:width="0.148cm" svg:height="0.217cm" svg:x="5.009cm" svg:y="7.281cm" svg:viewBox="0 0 149 218" draw:points="149,218 111,218 46,81 25,39 25,145 25,218 0,218 0,0 38,0 98,128 119,179 119,60 119,0 149,0">
          <text:p/>
        </draw:polygon>
        <draw:path draw:style-name="gr11" draw:text-style-name="P11" draw:layer="layout" svg:width="0.153cm" svg:height="0.217cm" svg:x="5.191cm" svg:y="7.281cm" svg:viewBox="0 0 154 218" svg:d="M154 140c0 13 0 21-5 35-4 9-8 17-17 21-4 9-13 13-21 17-13 5-21 5-34 5s-26 0-35-5c-8-4-17-8-25-12-4-9-9-17-13-26 0-9-4-18-4-30v-145h30v140c0 9 4 17 4 26 0 4 4 13 8 18 4 4 9 4 14 8 8 0 13 4 21 4 17 0 30-4 34-17 8-9 13-22 13-39v-140h30z">
          <text:p/>
        </draw:path>
        <draw:polygon draw:style-name="gr11" draw:text-style-name="P11" draw:layer="layout" svg:width="0.127cm" svg:height="0.217cm" svg:x="5.399cm" svg:y="7.281cm" svg:viewBox="0 0 128 218" draw:points="128,218 0,218 0,0 33,0 33,192 128,192">
          <text:p/>
        </draw:polygon>
        <draw:polygon draw:style-name="gr11" draw:text-style-name="P11" draw:layer="layout" svg:width="0.123cm" svg:height="0.217cm" svg:x="5.589cm" svg:y="7.281cm" svg:viewBox="0 0 124 218" draw:points="124,218 0,218 0,0 30,0 30,192 124,192">
          <text:p/>
        </draw:polygon>
        <draw:path draw:style-name="gr7" draw:text-style-name="P7" draw:layer="layout" svg:width="0.08cm" svg:height="0.111cm" svg:x="5.776cm" svg:y="7.442cm" svg:viewBox="0 0 81 112" svg:d="M0 89c4 0 8 0 17-4 4 0 9 0 14-4 4 0 8-4 8-9 4-4 4-8 4-12 0-5 0-9 0-9-4-4-4-8-8-8 0-5-4-9-4-9 0-4-5-8-5-13 0 0 5-4 5-8 0 0 0-4 4-4 0-5 4-5 4-5 4-4 8-4 13-4 4 0 8 0 8 4 4 0 9 5 13 5 0 4 4 8 4 12 4 9 4 13 4 22 0 8-4 17-4 25-4 9-8 17-17 21-8 10-17 14-25 18-9 5-22 5-35 5z">
          <text:p/>
        </draw:path>
        <draw:path draw:style-name="gr8" draw:text-style-name="P8" draw:layer="layout" svg:width="0.144cm" svg:height="0.237cm" svg:x="4.631cm" svg:y="7.765cm" svg:viewBox="0 0 145 238" svg:d="M0 156c0-17 5-29 9-38 0-12 8-21 12-29 9-9 17-13 31-17 9-5 22-5 30-5s13 0 17 0 13 0 17 5v-72h29v238h-29v-34c-9 13-17 21-26 26-8 8-21 8-29 8-9 0-18 0-27-4-8-4-13-9-17-17-8-9-8-17-12-25 0-13-5-23-5-36zM30 152c0 22 4 40 8 48 9 8 18 13 27 13s17 0 25-9c9-4 17-17 26-30v-77c-4-4-13-4-17-4-4-4-13-4-17-4-17 0-30 8-39 17-9 8-13 25-13 46z">
          <text:p/>
        </draw:path>
        <draw:path draw:style-name="gr8" draw:text-style-name="P8" draw:layer="layout" svg:width="0.144cm" svg:height="0.174cm" svg:x="4.822cm" svg:y="7.828cm" svg:viewBox="0 0 145 175" svg:d="M145 82c0 4 0 8 0 8 0 4 0 4 0 9h-114c0 17 4 30 12 38 9 8 26 17 43 17 4 0 8-4 13-4 4 0 12 0 17 0 4 0 8 0 12-5 5 0 9 0 9 0v22c-4 4-17 4-26 8-8 0-21 0-30 0-16 0-25 0-38-4-8-4-17-9-25-17-4-9-13-17-13-30-5-8-5-21-5-34s0-21 5-34c5-8 9-22 13-26 8-9 17-17 25-21 9-5 22-9 30-9 13 0 26 4 34 9 9 4 17 8 21 12 9 9 13 17 13 27 4 8 4 21 4 34zM116 77c0-8 0-16 0-21-5-4-5-13-9-18-4-4-8-8-13-8-8-4-13-4-21-4-4 0-13 0-17 4-4 0-8 4-13 8-4 5-8 14-8 18-4 5-4 13-4 21z">
          <text:p/>
        </draw:path>
        <draw:polygon draw:style-name="gr8" draw:text-style-name="P8" draw:layer="layout" svg:width="0.136cm" svg:height="0.238cm" svg:x="5.017cm" svg:y="7.764cm" svg:viewBox="0 0 137 239" draw:points="56,26 8,26 8,0 86,0 86,213 137,213 137,239 0,239 0,213 56,213">
          <text:p/>
        </draw:polygon>
        <draw:path draw:style-name="gr8" draw:text-style-name="P8" draw:layer="layout" svg:width="0.148cm" svg:height="0.22cm" svg:x="5.187cm" svg:y="7.782cm" svg:viewBox="0 0 149 221" svg:d="M149 217c-4 0-13 4-21 4-5 0-13 0-22 0-21 0-33-4-47-13-9-12-13-25-13-46v-85h-46v-26h46v-47l27-4v51h76v26h-76v85c0 13 4 21 12 25 5 9 13 9 26 9 8 0 12 0 17 0 8 0 17 0 21-5z">
          <text:p/>
        </draw:path>
        <draw:path draw:style-name="gr8" draw:text-style-name="P8" draw:layer="layout" svg:width="0.139cm" svg:height="0.174cm" svg:x="5.382cm" svg:y="7.828cm" svg:viewBox="0 0 140 175" svg:d="M115 175v-25c-10 8-22 17-31 21-8 4-17 4-29 4-9 0-17 0-26-4-4 0-8-4-17-9-4-4-4-8-8-17 0-4-4-8-4-16 0-17 8-30 21-39 13-8 29-17 55-17h35v-12c0-9-6-18-10-27-8-4-17-8-29-8-9 0-17 4-30 4-8 4-17 4-25 8v-25c4 0 8-4 12-4 5 0 9 0 13-5 4 0 8 0 17 0 4 0 8-4 17-4 8 0 17 4 25 4 10 5 14 9 22 13 5 4 9 9 13 17 4 4 4 14 4 22v119zM111 99h-39c-5 0-13 0-17 0-5 0-9 4-13 8-4 0-4 5-8 9 0 4 0 8 0 13 0 4 0 4 0 8s4 4 4 8c4 0 4 5 8 5s9 4 13 4c8 0 17-4 25-9 9-4 17-8 27-16z">
          <text:p/>
        </draw:path>
        <draw:path draw:style-name="gr8" draw:text-style-name="P8" draw:layer="layout" svg:width="0.14cm" svg:height="0.085cm" svg:x="5.572cm" svg:y="7.866cm" svg:viewBox="0 0 141 86" svg:d="M141 26h-141v-26h141zM141 86h-141v-26h141z">
          <text:p/>
        </draw:path>
        <draw:path draw:style-name="gr13" draw:text-style-name="P12" draw:layer="layout" svg:width="0.174cm" svg:height="0.22cm" svg:x="5.742cm" svg:y="7.782cm" svg:viewBox="0 0 175 221" svg:d="M175 170h-39v51h-29v-51h-107v-25l94-145h42v145h39zM107 30l-78 115h78z">
          <text:p/>
        </draw:path>
        <draw:path draw:style-name="gr7" draw:text-style-name="P7" draw:layer="layout" svg:width="0.081cm" svg:height="0.11cm" svg:x="5.962cm" svg:y="7.947cm" svg:viewBox="0 0 82 111" svg:d="M0 90c5 0 13-4 17-4 5 0 9-5 13-5 4-4 9-4 9-8 4-4 4-8 4-13 0-4 0-8 0-12-4 0-4-5-9-9 0 0 0-4-4-4 0-4 0-10 0-14s0-4 0-8c0 0 0-4 4-4 0-5 5-5 9-9 0 0 4 0 8 0s9 0 13 0c0 4 4 4 8 9 0 4 5 8 5 12 5 4 5 14 5 18 0 9-5 21-5 30-5 8-9 12-17 21-5 4-13 13-26 17-8 0-21 4-34 4z">
          <text:p/>
        </draw:path>
        <draw:path draw:style-name="gr8" draw:text-style-name="P8" draw:layer="layout" svg:width="0.127cm" svg:height="0.173cm" svg:x="4.644cm" svg:y="8.333cm" svg:viewBox="0 0 128 174" svg:d="M128 128c0 4 0 8 0 13-4 4-4 8-8 12-5 4-10 9-14 9-4 4-8 4-17 8-4 0-8 0-13 4-8 0-12 0-16 0-13 0-22 0-30 0-13-4-22-4-30-8v-25c8 4 21 4 30 8 8 0 17 0 30 0 12 0 21 0 29-4 9-4 9-9 9-17 0-4 0-4 0-9l-5-4c-4-4-8-4-12-8-9-5-17-5-26-9-8 0-13-4-21-9-4 0-13-4-17-8s-9-8-9-13c-4-4-4-13-4-22 0-4 0-8 0-13 4-8 9-12 13-17 4-4 13-8 21-12 9 0 22-4 34-4 4 0 13 0 21 0 9 4 17 4 27 4v25c-10 0-18 0-27-4-8 0-17 0-21 0-8 0-12 0-21 0-4 4-9 4-9 4-4 4-8 4-8 9 0 4 0 4 0 8s0 4 0 9c0 0 4 5 4 9 4 0 9 4 17 4 5 5 13 5 21 9 9 4 17 4 26 8 4 4 13 9 18 13 4 0 4 4 8 13 0 4 0 8 0 17z">
          <text:p/>
        </draw:path>
        <draw:path draw:style-name="gr8" draw:text-style-name="P8" draw:layer="layout" svg:width="0.144cm" svg:height="0.238cm" svg:x="4.818cm" svg:y="8.269cm" svg:viewBox="0 0 145 239" svg:d="M0 154c0-14 4-27 9-35 5-13 9-21 17-30 4-8 13-12 26-17 8-4 21-8 33-8 5 0 9 4 13 4 5 0 13 0 17 0v-68h30v234h-25l-5-29c-8 12-17 21-25 25-9 4-17 9-30 9-8 0-17-5-25-5-9-4-13-12-17-17-4-8-9-16-14-29 0-9-4-22-4-34zM30 154c0 21 5 34 9 47 8 8 17 12 25 12 9 0 17-4 26-8 8-9 17-17 25-30v-77c-4-5-12-5-17-5-4-4-13-4-17-4-17 0-29 4-38 17-8 9-13 26-13 48z">
          <text:p/>
        </draw:path>
        <draw:path draw:style-name="gr8" draw:text-style-name="P8" draw:layer="layout" svg:width="0.144cm" svg:height="0.085cm" svg:x="5.009cm" svg:y="8.371cm" svg:viewBox="0 0 145 86" svg:d="M145 25h-145v-25h145zM145 86h-145v-27h145z">
          <text:p/>
        </draw:path>
        <draw:path draw:style-name="gr13" draw:text-style-name="P12" draw:layer="layout" svg:width="0.148cm" svg:height="0.22cm" svg:x="5.191cm" svg:y="8.282cm" svg:viewBox="0 0 149 221" svg:d="M149 102c0 21 0 38-4 55-9 13-13 25-26 35-8 12-21 21-33 25-17 4-35 4-52 4h-21v-25h21c12 0 25 0 39-4 8 0 17-5 25-14 9-4 13-13 17-21 4-5 4-17 4-26v-8c-4 4-12 8-21 12-8 0-21 5-29 5-14 0-23-5-31-9-8 0-17-4-21-12-4-5-9-13-13-22 0-4-4-12-4-25 0-8 4-17 4-25 4-9 13-17 17-26 9-4 17-8 25-13 9-4 18-8 31-8 9 0 21 4 30 8 8 0 17 9 21 17 8 9 13 17 17 30s4 30 4 47zM77 25c-8 0-13 0-22 5-4 0-9 4-13 8s-4 9-8 13c0 8-4 13-4 21 0 4 4 13 4 17s4 8 8 13c0 4 4 8 13 8 4 4 9 4 18 4 4 0 8 0 13 0 4 0 8-4 12-4s9-4 13-4 8-4 8-4c0-17 0-30 0-38-4-9-8-17-8-22-4-8-13-12-17-12-4-5-13-5-17-5z">
          <text:p/>
        </draw:path>
        <draw:path draw:style-name="gr13" draw:text-style-name="P12" draw:layer="layout" svg:width="0.055cm" svg:height="0.055cm" svg:x="5.428cm" svg:y="8.451cm" svg:viewBox="0 0 56 56" svg:d="M26 0c4 0 8 0 12 0 0 5 5 5 10 9 0 0 4 4 4 8 0 5 4 9 4 9 0 4-4 8-4 12 0 5-4 5-4 10-5 4-10 4-10 4-4 4-8 4-12 4-5 0-9 0-9-4-4 0-8 0-13-4 0-5-4-5-4-10 0-4 0-8 0-12 0 0 0-4 0-9 0-4 4-8 4-8 5-4 9-4 13-9 0 0 4 0 9 0z">
          <text:p/>
        </draw:path>
        <draw:path draw:style-name="gr13" draw:text-style-name="P12" draw:layer="layout" svg:width="0.148cm" svg:height="0.224cm" svg:x="5.568cm" svg:y="8.282cm" svg:viewBox="0 0 149 225" svg:d="M149 166c0 13-4 17-4 26-4 8-13 12-18 16-8 9-17 9-25 13-9 4-17 4-30 4s-21 0-29-4c-9-4-17-4-26-13-4-4-8-8-13-16-4-5-4-13-4-22 0-12 4-25 13-34 4-8 17-17 34-26-17-9-26-17-30-26-8-8-13-17-13-29 0-4 5-13 5-21 4-5 8-9 12-17 9-5 13-9 22-13 8 0 21-4 33-4 9 0 22 4 30 4 8 4 13 8 21 13 5 4 10 8 14 12 0 9 4 17 4 22 0 12-4 25-13 33-5 9-18 17-30 22 8 4 12 8 17 13 8 5 13 9 18 13 4 4 8 8 8 17 4 4 4 13 4 17zM114 55c0-9-4-17-12-21-4-5-17-9-30-9-8 0-21 4-25 9-9 4-13 12-13 21 0 4 0 8 4 12 0 0 5 5 9 9 0 4 4 8 12 8 5 5 9 9 17 9 13-4 22-9 30-17 4-4 8-13 8-21zM119 170c0-4-5-8-5-12 0-5-4-9-8-13 0 0-8-5-13-9-4-4-12-8-21-12-8 4-13 8-21 12-4 0-8 4-8 9-5 4-9 8-9 13 0 4-4 8-4 12 0 5 4 9 4 13 4 4 4 9 9 9 4 4 8 4 12 8 9 0 13 0 17 0 9 0 13 0 17 0 9-4 13-4 17-8 0 0 4-5 8-9 0-4 5-8 5-13z">
          <text:p/>
        </draw:path>
        <draw:path draw:style-name="gr7" draw:text-style-name="P7" draw:layer="layout" svg:width="0.08cm" svg:height="0.11cm" svg:x="5.776cm" svg:y="8.452cm" svg:viewBox="0 0 81 111" svg:d="M0 85c4 0 13 0 17 0s9-4 14-4c4-4 8-9 8-9 4-5 4-9 4-13s0-9 0-13c-4-4-4-4-8-8 0 0 0-5-4-9 0 0 0-4 0-8s0-4 0-9c0-4 0-4 4-8l4-4c4 0 8 0 13 0 4 0 8 0 8 0 4 4 9 4 13 8 0 4 4 9 4 13 4 4 4 8 4 17 0 8-4 17-4 25-4 9-8 18-17 27-8 4-13 8-25 12-9 4-22 9-35 9z">
          <text:p/>
        </draw:path>
        <draw:path draw:style-name="gr8" draw:text-style-name="P8" draw:layer="layout" svg:width="0.127cm" svg:height="0.174cm" svg:x="4.644cm" svg:y="8.837cm" svg:viewBox="0 0 128 175" svg:d="M128 124c0 9 0 13 0 17-4 4-4 9-8 13-5 4-10 4-14 8s-8 4-17 9c-4 0-8 0-13 0-8 4-12 4-16 4-13 0-22 0-30-4-13 0-22 0-30-5v-25c8 4 21 4 30 4 8 5 17 5 30 5 12 0 21 0 29-5 9-4 9-12 9-17 0-4 0-8 0-8 0-4-5-4-5-9-4 0-8-4-12-4-9-4-17-4-26-9-8-4-13-4-21-8-4-4-13-4-17-8-4-5-9-10-9-18-4-5-4-9-4-17 0-5 0-9 0-13 4-8 9-13 13-17s13-8 21-13c9-4 22-4 34-4 4 0 13 0 21 0 9 0 17 4 27 4v26c-10 0-18-4-27-4-8 0-17 0-21 0-8 0-12 0-21 0-4 0-9 4-9 4-4 4-8 4-8 8 0 0 0 4 0 9 0 0 0 4 0 8l4 4c4 5 9 5 17 9 5 0 13 4 21 9 9 0 17 5 26 9 4 4 13 4 18 8 4 4 4 9 8 13 0 4 0 13 0 17z">
          <text:p/>
        </draw:path>
        <draw:path draw:style-name="gr8" draw:text-style-name="P8" draw:layer="layout" svg:width="0.131cm" svg:height="0.238cm" svg:x="4.831cm" svg:y="8.769cm" svg:viewBox="0 0 132 239" svg:d="M55 94h-51v-22h81v141h47v26h-132v-26h55zM63 0c4 0 8 0 8 5 5 0 5 0 9 4l5 4c0 4 0 9 0 13 0 0 0 4 0 8l-5 4c-4 5-4 5-9 9 0 0-4 0-8 0s-4 0-8 0c-5-4-5-4-9-9l-4-4c0-4 0-8 0-8 0-4 0-9 0-13l4-4c4-4 4-4 9-4 4-5 4-5 8-5z">
          <text:p/>
        </draw:path>
        <draw:path draw:style-name="gr8" draw:text-style-name="P8" draw:layer="layout" svg:width="0.157cm" svg:height="0.237cm" svg:x="5.004cm" svg:y="8.837cm" svg:viewBox="0 0 158 238" svg:d="M133 26c0 4 4 8 4 12 4 9 4 14 4 18 0 9 0 17-4 26-4 8-8 13-13 17-8 4-13 8-21 12-9 5-17 5-25 5-9 0-18 0-23 0-4-5-12-5-12-9-5 4-5 9-9 9 0 4 0 8 0 12 0 0 0 5 4 9 5 4 9 4 17 4h44c8 0 17 4 25 4 5 5 13 5 17 9 5 4 9 8 13 12 4 5 4 13 4 17 0 9-4 17-4 22-4 8-8 12-17 21-4 4-13 8-26 8-8 4-21 4-33 4-18 0-27 0-40 0-8-4-16-8-21-8-8-4-12-8-12-17-5-4-5-8-5-17 0-8 0-13 5-21 4-4 8-13 17-17 0 0-5-4-9-4 0-4 0-4-4-9v-4c-4-4-4-8-4-8 0-9 4-13 8-22 0-4 4-12 9-16 0 0-5-5-5-9 0 0-4-4-4-8 0 0 0-5-4-9 0 0 0-4 0-9 0-8 4-18 4-26 4-8 9-13 13-17 8-4 12-8 21-13 8-4 17-4 31-4 4 0 4 0 8 0s8 0 13 4h59v22zM30 196c0 9 4 13 13 17 8 4 21 4 35 4 8 0 16 0 21-4 8 0 12 0 17-4 4-4 8-9 8-9 0-4 5-8 5-12 0-5-5-13-9-13-9-4-17-9-26-9h-47c-4 5-4 5-9 9l-4 4c0 4-4 4-4 9 0 4 0 4 0 8zM38 60c0 5 0 9 5 13 0 5 4 9 8 13 0 0 4 4 9 4 4 5 9 5 18 5 4 0 8 0 12-5 4 0 9-4 13-8 4 0 4-4 8-9 0-4 0-8 0-13 0-8 0-13-4-18 0-4-4-8-4-12-4 0-9-4-13-4-4-5-8-5-12-5-9 0-14 0-18 5-5 0-9 4-13 8 0 0-4 4-4 8-5 5-5 10-5 18z">
          <text:p/>
        </draw:path>
        <draw:path draw:style-name="gr8" draw:text-style-name="P8" draw:layer="layout" svg:width="0.055cm" svg:height="0.055cm" svg:x="5.237cm" svg:y="8.956cm" svg:viewBox="0 0 56 56" svg:d="M31 0c4 0 9 0 9 0 4 4 8 4 12 8 0 0 4 5 4 9 0 0 0 4 0 8 0 5 0 9 0 14 0 4-4 4-4 8-4 0-8 5-12 5 0 4-5 4-9 4s-8 0-13-4c0 0-5-5-9-5 0-4-4-4-4-8 0-5-5-9-5-14 0-4 5-8 5-8 0-4 4-9 4-9 4-4 9-4 9-8 5 0 9 0 13 0z">
          <text:p/>
        </draw:path>
        <draw:polygon draw:style-name="gr8" draw:text-style-name="P8" draw:layer="layout" svg:width="0.136cm" svg:height="0.233cm" svg:x="5.39cm" svg:y="8.774cm" svg:viewBox="0 0 137 234" draw:points="55,21 8,21 8,0 86,0 86,208 137,208 137,234 0,234 0,208 55,208">
          <text:p/>
        </draw:polygon>
        <draw:path draw:style-name="gr8" draw:text-style-name="P8" draw:layer="layout" svg:width="0.148cm" svg:height="0.174cm" svg:x="5.568cm" svg:y="8.837cm" svg:viewBox="0 0 149 175" svg:d="M149 78c0 4 0 8 0 12 0 0 0 5 0 9h-119c0 17 4 29 13 38 12 8 25 13 42 13 4 0 8 0 17 0 4 0 8 0 12 0 5-5 9-5 13-5 5 0 10 0 14-4v25c-9 0-18 5-31 5-8 4-17 4-29 4-13 0-26-4-38-9-9-4-17-8-22-16-8-5-12-13-17-26-4-13-4-21-4-38 0-8 0-22 4-31 5-13 9-21 17-29 5-9 13-13 22-17 8-5 21-9 33-9 13 0 22 0 30 4 8 5 17 9 21 17 10 9 14 13 18 26 0 8 4 17 4 31zM119 72c0-4 0-13-5-21 0-4-4-9-8-13s-8-8-13-12c-4 0-12-5-17-5-8 0-12 5-21 5-4 4-8 8-12 12-5 4-5 9-9 13 0 8-4 17-4 21z">
          <text:p/>
        </draw:path>
        <draw:polygon draw:style-name="gr8" draw:text-style-name="P8" draw:layer="layout" svg:width="0.165cm" svg:height="0.166cm" svg:x="5.746cm" svg:y="8.841cm" svg:viewBox="0 0 166 167" draw:points="0,0 34,0 72,111 85,136 93,111 132,0 166,0 98,167 64,167">
          <text:p/>
        </draw:polygon>
        <draw:path draw:style-name="gr8" draw:text-style-name="P8" draw:layer="layout" svg:width="0.148cm" svg:height="0.174cm" svg:x="5.941cm" svg:y="8.837cm" svg:viewBox="0 0 149 175" svg:d="M149 78c0 4 0 8 0 12 0 0 0 5 0 9h-119c0 17 4 29 17 38 9 8 22 13 39 13 4 0 13 0 17 0s8 0 13 0c4-5 8-5 12-5s9 0 13-4v25c-9 0-17 5-25 5-13 4-22 4-34 4-13 0-26-4-35-9-13-4-21-8-26-16-8-5-13-13-17-26 0-13-4-21-4-38 0-8 4-22 4-31 4-13 9-21 17-29 5-9 13-13 22-17 13-5 22-9 34-9 13 0 22 0 30 4 9 5 17 9 25 17 5 9 9 13 13 26 4 8 4 17 4 31zM120 72c0-4 0-13-4-21 0-4-5-9-9-13 0-4-4-8-13-12-4 0-12-5-17-5-8 0-12 5-16 5-10 4-14 8-18 12 0 4-5 9-9 13 0 8-4 17-4 21z">
          <text:p/>
        </draw:path>
        <draw:polygon draw:style-name="gr8" draw:text-style-name="P8" draw:layer="layout" svg:width="0.136cm" svg:height="0.233cm" svg:x="6.136cm" svg:y="8.774cm" svg:viewBox="0 0 137 234" draw:points="56,21 9,21 9,0 86,0 86,208 137,208 137,234 0,234 0,208 56,208">
          <text:p/>
        </draw:polygon>
        <draw:path draw:style-name="gr8" draw:text-style-name="P8" draw:layer="layout" svg:width="0.144cm" svg:height="0.081cm" svg:x="6.318cm" svg:y="8.875cm" svg:viewBox="0 0 145 82" svg:d="M145 26h-145v-26h145zM145 82h-145v-21h145z">
          <text:p/>
        </draw:path>
        <draw:path draw:style-name="gr13" draw:text-style-name="P12" draw:layer="layout" svg:width="0.161cm" svg:height="0.225cm" svg:x="6.496cm" svg:y="8.786cm" svg:viewBox="0 0 162 226" svg:d="M162 111c0 18-4 35-8 47 0 13-8 26-13 34-8 13-17 21-25 25-13 5-21 9-34 9s-26-4-34-9c-9-4-17-8-26-21-5-8-13-17-13-34-4-12-9-29-9-51 0-12 5-29 5-42 4-18 8-26 17-39 9-9 17-17 26-21 8-4 21-9 34-9s25 5 34 9c8 4 17 8 25 17 5 12 9 21 13 39 4 13 8 29 8 46zM133 116c0-5 0-9 0-13-4-4-4-9-4-13l-90 72c0 5 5 9 5 13 4 4 4 9 8 13s9 8 13 8c4 5 13 5 17 5 8 0 13-5 21-5 4-4 9-12 13-17 4-8 8-17 13-29 0-9 4-21 4-34zM31 111c0 5 0 9 0 13 0 0 0 5 0 9l93-68c0-5-4-14-4-18-4-4-8-9-13-13 0 0-4-4-8-4-9-4-13-4-17-4-9 0-13 0-21 4-5 4-13 8-17 17-5 8-5 18-9 26-4 13-4 26-4 38z">
          <text:p/>
        </draw:path>
        <draw:path draw:style-name="gr13" draw:text-style-name="P12" draw:layer="layout" svg:width="0.055cm" svg:height="0.055cm" svg:x="6.734cm" svg:y="8.956cm" svg:viewBox="0 0 56 56" svg:d="M30 0c5 0 5 0 9 0 4 4 8 4 8 8 4 0 4 5 9 9 0 0 0 4 0 8 0 5 0 9 0 14-5 4-5 4-9 8 0 0-4 5-8 5-4 4-4 4-9 4-4 0-8 0-12-4-5 0-5-5-9-5-4-4-4-4-4-8-5-5-5-9-5-14 0-4 0-8 5-8 0-4 0-9 4-9 4-4 4-4 9-8 4 0 8 0 12 0z">
          <text:p/>
        </draw:path>
        <draw:path draw:style-name="gr13" draw:text-style-name="P12" draw:layer="layout" svg:width="0.162cm" svg:height="0.225cm" svg:x="6.869cm" svg:y="8.786cm" svg:viewBox="0 0 163 226" svg:d="M163 111c0 18-5 35-5 47-4 13-8 26-17 34-9 13-18 21-26 25-9 5-21 9-34 9s-26-4-34-9c-8-4-17-8-25-21-5-8-9-17-13-34-4-12-9-29-9-51 0-12 5-29 9-42 0-18 8-26 13-39 8-9 17-17 25-21 13-4 21-9 34-9s25 5 34 9c8 4 17 8 26 17 5 12 13 21 13 39 4 13 9 29 9 46zM132 116c0-5 0-9 0-13s0-9-5-13l-88 72c0 5 4 9 4 13 4 4 8 9 8 13 4 4 9 8 13 8 4 5 13 5 17 5 8 0 13-5 21-5 4-4 13-12 17-17 4-8 4-17 8-29 5-9 5-21 5-34zM30 111c0 5 0 9 0 13 0 0 0 5 4 9l89-68c0-5-4-14-4-18-4-4-9-9-9-13-4 0-8-4-12-4-4-4-13-4-17-4-9 0-13 0-21 4-5 4-9 8-13 17-4 8-8 18-13 26 0 13-4 26-4 38z">
          <text:p/>
        </draw:path>
        <draw:path draw:style-name="gr13" draw:text-style-name="P12" draw:layer="layout" svg:width="0.131cm" svg:height="0.22cm" svg:x="7.073cm" svg:y="8.791cm" svg:viewBox="0 0 132 221" svg:d="M132 149c0 8 0 17-4 30-4 8-13 12-21 21-9 4-17 12-30 12-8 5-22 9-35 9-4 0-8 0-12 0 0 0-5 0-9-4-4 0-8 0-13 0-4 0-4 0-8 0v-26c8 0 13 0 21 5 9 0 17 0 21 0 13 0 17 0 27-5 8 0 12-4 17-8 8-4 8-9 12-13 4-8 4-13 4-21 0-13-4-21-12-31-13-4-27-8-44-8h-42v-110h120v25h-94v59h21c8 0 22 0 30 4 9 0 17 5 26 9 8 4 17 13 21 21 4 6 4 18 4 31z">
          <text:p/>
        </draw:path>
        <draw:path draw:style-name="gr7" draw:text-style-name="P7" draw:layer="layout" svg:width="0.076cm" svg:height="0.11cm" svg:x="7.272cm" svg:y="8.952cm" svg:viewBox="0 0 77 111" svg:d="M0 90c4 0 9 0 13 0 8-5 13-5 17-9 4 0 4-4 8-8 4-5 4-5 4-13 0-4 0-9-4-9 0-4 0-8-4-8 0-4-4-4-4-8-4-5-4-5-4-13 0 0 0-4 4-4 0-6 0-6 0-10 4 0 4-4 8-4s9-4 9-4c4 0 8 4 12 4 6 0 10 4 10 8 4 0 4 6 8 14 0 4 0 9 0 17s0 17-4 25c-4 9-8 17-14 22-8 8-17 12-25 17-13 4-21 4-34 4z">
          <text:p/>
        </draw:path>
        <draw:path draw:style-name="gr8" draw:text-style-name="P8" draw:layer="layout" svg:width="0.144cm" svg:height="0.237cm" svg:x="4.64cm" svg:y="9.367cm" svg:viewBox="0 0 145 238" svg:d="M145 85c0 12-4 25-9 38-4 9-8 21-16 26-5 8-13 12-26 16-8 5-21 5-29 5-9 0-13 0-18 0-4 0-13 0-18 0v68h-29v-234h25l4 26c9-9 18-17 27-21 9-5 21-9 30-9 8 0 17 0 25 4 9 5 13 13 17 17 4 9 8 17 13 30 4 8 4 21 4 34zM115 85c0-9 0-17-4-26 0-4 0-12-4-17-4-4-9-8-13-12-4-5-8-5-13-5-4 0-8 0-12 0-4 5-9 5-13 9-4 0-9 4-13 8-5 5-9 13-14 17v81c5 4 14 4 18 4 5 5 13 5 18 5 16 0 29-5 38-17 8-9 12-26 12-47z">
          <text:p/>
        </draw:path>
        <draw:path draw:style-name="gr8" draw:text-style-name="P8" draw:layer="layout" svg:width="0.157cm" svg:height="0.174cm" svg:x="4.818cm" svg:y="9.367cm" svg:viewBox="0 0 158 175" svg:d="M158 86c0 12-5 25-9 34-4 13-8 21-12 30-9 8-17 12-26 16-13 5-22 9-35 9s-25-4-34-9c-8 0-17-8-25-12-4-9-9-17-13-30-4-8-4-21-4-34s0-25 4-39c4-9 9-17 17-26 4-8 13-12 25-21 9-4 22-4 30-4 13 0 27 0 35 4 9 5 17 9 26 17 4 9 8 17 12 26 4 12 9 26 9 39zM128 86c0-9-4-17-4-27-4-8-9-12-13-21-4-4-8-8-13-8-9-5-14-5-22-5s-17 0-21 5c-9 4-13 8-17 12-4 5-4 13-9 23 0 8 0 12 0 21 0 12 0 21 0 30 5 8 9 12 13 17 4 8 9 8 13 12 8 5 13 5 21 5s17 0 22-5c9-4 13-8 17-12 5-9 5-13 9-22 0-8 4-17 4-25z">
          <text:p/>
        </draw:path>
        <draw:polygon draw:style-name="gr8" draw:text-style-name="P8" draw:layer="layout" svg:width="0.174cm" svg:height="0.166cm" svg:x="4.996cm" svg:y="9.371cm" svg:viewBox="0 0 175 167" draw:points="175,0 149,167 115,167 89,98 85,81 81,98 55,167 21,167 0,0 26,0 42,110 42,137 51,115 76,38 98,38 124,115 128,137 132,115 145,0">
          <text:p/>
        </draw:polygon>
        <draw:path draw:style-name="gr8" draw:text-style-name="P8" draw:layer="layout" svg:width="0.149cm" svg:height="0.174cm" svg:x="5.195cm" svg:y="9.367cm" svg:viewBox="0 0 150 175" svg:d="M150 77c0 5 0 9 0 13 0 0 0 4 0 8h-120c0 18 4 30 12 39 13 8 27 13 44 13 4 0 8 0 12 0 9 0 13 0 17 0 5-5 9-5 13-5s9 0 13-4v25c-9 0-17 5-30 5-8 4-17 4-29 4-13 0-27-4-40-9-8-4-16-8-25-16-4-5-8-13-13-26-4-13-4-21-4-38 0-9 0-21 4-31 5-13 9-21 13-30 9-8 17-12 25-16 9-5 23-9 35-9 9 0 21 0 30 4 8 5 17 9 21 17 9 9 13 13 17 26 0 8 5 18 5 30zM120 73c0-4 0-14-5-22 0-4-4-9-8-13s-9-8-13-13c-4 0-12-4-21-4-4 0-13 4-18 4-4 5-8 9-13 13-4 4-8 9-8 13-4 8-4 18-4 22z">
          <text:p/>
        </draw:path>
        <draw:path draw:style-name="gr8" draw:text-style-name="P8" draw:layer="layout" svg:width="0.138cm" svg:height="0.17cm" svg:x="5.394cm" svg:y="9.367cm" svg:viewBox="0 0 139 171" svg:d="M0 4h27l4 31c8-13 17-21 25-26 13-5 22-9 30-9 17 0 30 4 42 18 9 13 13 25 9 51h-26c0-17-4-26-8-34-4-4-13-9-21-9-4 0-9 0-9 0-4 5-8 5-12 9-5 4-9 8-13 13-9 4-13 8-17 17v106h-31z">
          <text:p/>
        </draw:path>
        <draw:path draw:style-name="gr8" draw:text-style-name="P8" draw:layer="layout" svg:width="0.14cm" svg:height="0.085cm" svg:x="5.572cm" svg:y="9.405cm" svg:viewBox="0 0 141 86" svg:d="M141 26h-141v-26h141zM141 86h-141v-26h141z">
          <text:p/>
        </draw:path>
        <draw:path draw:style-name="gr13" draw:text-style-name="P12" draw:layer="layout" svg:width="0.157cm" svg:height="0.225cm" svg:x="5.75cm" svg:y="9.316cm" svg:viewBox="0 0 158 226" svg:d="M158 110c0 17 0 34-4 47s-9 26-17 34c-4 14-13 22-25 26-9 5-23 9-35 9-13 0-21-4-30-9-13-4-17-8-25-22-9-8-13-17-17-34-5-13-5-29-5-51 0-12 0-29 5-42 4-17 8-25 17-38 4-9 12-17 25-21 9-4 21-9 34-9s22 5 31 9c12 4 21 8 25 17 8 12 13 21 17 38 4 12 4 29 4 46zM128 115c0-5 0-9 0-13s0-9 0-13l-94 72c5 5 5 9 9 13 0 4 4 9 8 13 5 4 9 8 13 8 4 5 8 5 17 5 4 0 13-5 17-5 9-4 14-12 18-17 4-8 8-17 8-30 4-8 4-21 4-33zM30 110c0 5 0 9 0 13 0 0 0 4 0 9l94-68c-4-4-4-13-8-17 0-4-4-9-9-13-4 0-9-4-13-4-5-4-9-4-13-4-9 0-17 0-21 4-9 4-13 8-17 17-4 8-9 17-9 25-4 13-4 26-4 38z">
          <text:p/>
        </draw:path>
        <draw:path draw:style-name="gr13" draw:text-style-name="P12" draw:layer="layout" svg:width="0.055cm" svg:height="0.055cm" svg:x="5.988cm" svg:y="9.486cm" svg:viewBox="0 0 56 56" svg:d="M25 0c4 0 9 0 14 0 4 5 4 5 8 9 0 0 5 5 5 9 4 0 4 4 4 8 0 5 0 9-4 13 0 4-5 4-5 8-4 0-4 5-8 5-5 4-10 4-14 4s-4 0-8-4c-4 0-9-5-9-5-4-4-4-4-8-8 0-4 0-8 0-13 0-4 0-8 0-8 4-4 4-9 8-9 0-4 5-4 9-9 4 0 4 0 8 0z">
          <text:p/>
        </draw:path>
        <draw:path draw:style-name="gr13" draw:text-style-name="P12" draw:layer="layout" svg:width="0.148cm" svg:height="0.221cm" svg:x="6.128cm" svg:y="9.316cm" svg:viewBox="0 0 149 222" svg:d="M149 103c0 21-4 38-9 51-4 17-12 30-21 38-12 13-25 17-38 21-12 4-29 9-51 9h-18v-26h18c17 0 30 0 39-4 12-4 21-8 25-13 8-4 13-12 17-21s4-17 8-25v-9c-8 4-17 9-25 9-9 4-17 4-30 4-8 0-21 0-30-4-8-5-12-9-22-13-4-4-8-13-8-21-4-9-4-17-4-26 0-8 0-17 4-29 4-9 8-14 13-23 9-4 17-12 26-16 9 0 21-5 30-5 12 0 21 5 29 5 9 4 17 12 26 16 4 9 12 23 17 35 0 13 4 26 4 47zM73 26c-9 0-13 0-17 0-4 4-9 9-13 13-4 0-9 9-9 13-4 4-4 13-4 21 0 4 0 13 0 17 4 4 4 9 9 13 4 4 8 8 13 8 4 5 12 5 21 5 4 0 8 0 12 0 5-5 9-5 13-5 4-4 9-4 9-4 4-4 8-4 12-8 0-13 0-26-4-34 0-9-4-17-8-26-5-4-9-9-17-9-5-4-9-4-17-4z">
          <text:p/>
        </draw:path>
        <draw:path draw:style-name="gr13" draw:text-style-name="P12" draw:layer="layout" svg:width="0.131cm" svg:height="0.22cm" svg:x="6.327cm" svg:y="9.321cm" svg:viewBox="0 0 132 221" svg:d="M132 149c0 8-4 17-8 30-4 8-9 12-17 21-9 4-17 12-30 12-12 5-21 9-34 9-4 0-8 0-13 0s-9 0-13-4c0 0-5 0-9 0s-8 0-8 0v-26c4 0 12 0 21 5 4 0 14 0 22 0 9 0 17 0 26-5 4 0 12-4 17-8 4-4 8-9 12-13 0-8 5-13 5-21 0-13-9-21-17-30-9-4-21-8-43-8h-39v-111h116v25h-90v60h22c8 0 17 0 29 4 9 0 17 5 26 9 8 4 13 13 17 21 4 4 8 17 8 30z">
          <text:p/>
        </draw:path>
        <draw:path draw:style-name="gr7" draw:text-style-name="P7" draw:layer="layout" svg:width="0.08cm" svg:height="0.11cm" svg:x="6.522cm" svg:y="9.482cm" svg:viewBox="0 0 81 111" svg:d="M0 90c8 0 12 0 17 0 4-5 8-5 12-9 5 0 9-4 13-8 0-5 4-5 4-13 0-4-4-9-4-9 0-4-4-8-4-8-4-4-4-4-9-8 0-6 0-6 0-14v-4c0-5 5-5 5-9 4 0 4-4 8-4 0 0 4-4 9-4 4 0 8 4 12 4 5 0 5 4 9 8 4 0 4 5 9 13 0 4 0 10 0 18s0 17-5 25c-4 9-8 17-17 22-4 8-13 12-25 16-9 5-22 5-34 5z">
          <text:p/>
        </draw:path>
        <draw:path draw:style-name="gr8" draw:text-style-name="P8" draw:layer="layout" svg:width="0.152cm" svg:height="0.22cm" svg:x="4.623cm" svg:y="9.821cm" svg:viewBox="0 0 153 221" svg:d="M153 217c-8 4-12 4-21 4-8 0-13 0-21 0-21 0-38-4-47-13-8-8-17-26-17-43v-89h-47v-26h47v-42l30-8v50h76v26h-76v85c0 12 4 21 8 25 9 10 17 14 30 14 4 0 13-4 17-4 9 0 13 0 21-5z">
          <text:p/>
        </draw:path>
        <draw:path draw:style-name="gr8" draw:text-style-name="P8" draw:layer="layout" svg:width="0.166cm" svg:height="0.237cm" svg:x="4.809cm" svg:y="9.872cm" svg:viewBox="0 0 167 238" svg:d="M167 0l-55 152c-9 13-13 26-18 38-8 9-12 23-21 27-8 8-18 12-26 17-9 4-17 4-30 4-4 0-4 0-8 0 0 0-4 0-9 0v-25c5 0 9 0 9 0 4 0 8 0 8 0 9 0 13 0 17-5 4 0 9 0 13-4 4-5 8-9 14-18 4-4 4-8 8-17l-64-169h29l44 110 8 30 13-30 38-110z">
          <text:p/>
        </draw:path>
        <draw:path draw:style-name="gr8" draw:text-style-name="P8" draw:layer="layout" svg:width="0.144cm" svg:height="0.238cm" svg:x="5.013cm" svg:y="9.871cm" svg:viewBox="0 0 145 239" svg:d="M145 81c0 17-4 30-4 42-4 9-13 17-21 26-5 8-13 13-27 17-9 4-21 4-30 4-8 0-12 0-17 0-4 0-12 0-17-4v73h-29v-239h25l4 30c9-13 17-21 26-25 8-5 21-5 29-5 13 0 23 0 27 5 9 4 13 8 21 17 5 8 9 16 9 25 4 13 4 21 4 34zM115 85c0-8 0-17 0-25-4-9-4-13-8-17-5-9-5-13-10-13-4-4-13-4-17-4s-8 0-12 0c-5 0-5 4-9 4-4 4-8 8-13 13-4 4-12 8-17 17v80c5 5 13 5 17 5 9 4 13 4 17 4 17 0 30-9 39-17 9-13 13-26 13-47z">
          <text:p/>
        </draw:path>
        <draw:path draw:style-name="gr8" draw:text-style-name="P8" draw:layer="layout" svg:width="0.149cm" svg:height="0.17cm" svg:x="5.195cm" svg:y="9.871cm" svg:viewBox="0 0 150 171" svg:d="M150 78c0 4 0 8 0 8 0 5 0 9 0 9h-120c0 17 4 29 12 42 13 9 27 13 44 13 4 0 8 0 12 0 9 0 13-4 17-4 5 0 9 0 13 0s9-5 13-5v26c-9 0-17 4-30 4-8 0-17 0-29 0-13 0-27 0-40-4-8-5-16-9-25-17-4-9-8-17-13-26-4-12-4-25-4-38 0-12 0-21 4-34 5-8 9-16 13-25 9-8 17-18 25-22 9-5 23-5 35-5 9 0 21 0 30 5 8 4 17 8 21 18 9 4 13 13 17 21 0 13 5 21 5 34zM120 74c0-9 0-13-5-22 0-4-4-8-8-12-4-9-9-9-13-13s-12-4-21-4c-4 0-13 0-18 4-4 4-8 4-13 9-4 8-8 12-8 16-4 9-4 13-4 22z">
          <text:p/>
        </draw:path>
        <draw:path draw:style-name="gr8" draw:text-style-name="P8" draw:layer="layout" svg:width="0.145cm" svg:height="0.08cm" svg:x="5.381cm" svg:y="9.91cm" svg:viewBox="0 0 146 81" svg:d="M146 21h-146v-21h146zM146 81h-146v-25h146z">
          <text:p/>
        </draw:path>
        <draw:path draw:style-name="gr9" draw:text-style-name="P9" draw:layer="layout" svg:width="0.097cm" svg:height="0.08cm" svg:x="5.594cm" svg:y="9.804cm" svg:viewBox="0 0 98 81" svg:d="M33 0l-4 81h-25l-4-81zM98 0l-4 81h-27l-4-81z">
          <text:p/>
        </draw:path>
        <draw:path draw:style-name="gr9" draw:text-style-name="P9" draw:layer="layout" svg:width="0.148cm" svg:height="0.22cm" svg:x="5.746cm" svg:y="9.821cm" svg:viewBox="0 0 149 221" svg:d="M149 217c-4 4-12 4-17 4-8 0-16 0-21 0-22 0-39-4-47-13-13-8-17-26-17-43v-89h-47v-26h47v-42l29-8v50h73v26h-73v85c0 12 5 21 9 25 8 10 18 14 31 14 4 0 8-4 16-4 5 0 13 0 17-5z">
          <text:p/>
        </draw:path>
        <draw:polygon draw:style-name="gr9" draw:text-style-name="P9" draw:layer="layout" svg:width="0.174cm" svg:height="0.169cm" svg:x="5.928cm" svg:y="9.872cm" svg:viewBox="0 0 175 170" draw:points="175,0 154,170 116,170 94,98 90,81 82,102 61,170 26,170 0,0 30,0 44,115 48,141 56,119 77,43 99,43 124,119 133,141 137,115 150,0">
          <text:p/>
        </draw:polygon>
        <draw:path draw:style-name="gr9" draw:text-style-name="P9" draw:layer="layout" svg:width="0.157cm" svg:height="0.17cm" svg:x="6.123cm" svg:y="9.871cm" svg:viewBox="0 0 158 171" svg:d="M158 86c0 13 0 26-4 34-4 13-9 21-17 30-4 8-13 13-25 17-9 4-22 4-34 4-9 0-21 0-30-4-10-4-18-9-27-17-4-4-12-17-12-26-4-12-9-21-9-38 0-12 5-25 9-34 0-13 8-21 12-29 9-5 17-14 27-18 13-5 21-5 34-5s21 0 34 5c8 4 17 8 21 18 8 8 13 16 17 25 4 13 4 26 4 38zM129 86c0-8 0-17-5-25 0-9-4-17-8-22-4-4-9-8-13-12-8 0-13 0-21 0s-17 0-21 4c-9 4-13 8-17 13-6 4-10 12-10 21-4 4-4 13-4 21 0 13 4 21 4 26 4 8 4 17 10 21 4 4 13 8 17 13 4 0 13 4 21 4s17-4 21-4c4-5 13-9 17-17 0-5 4-13 9-17 0-9 0-17 0-26z">
          <text:p/>
        </draw:path>
        <draw:path draw:style-name="gr9" draw:text-style-name="P9" draw:layer="layout" svg:width="0.055cm" svg:height="0.055cm" svg:x="6.361cm" svg:y="9.986cm" svg:viewBox="0 0 56 56" svg:d="M30 0c0 0 4 4 8 4s8 4 8 4c6 5 6 9 10 9 0 4 0 8 0 13 0 4 0 8 0 12-4 0-4 5-10 9 0 0-4 5-8 5s-8 0-8 0c-5 0-9 0-13 0-5 0-5-5-9-5-4-4-4-9-4-9-4-4-4-8-4-12 0-5 0-9 4-13 0 0 0-4 4-9 4 0 4-4 9-4 4 0 8-4 13-4z">
          <text:p/>
        </draw:path>
        <draw:path draw:style-name="gr9" draw:text-style-name="P9" draw:layer="layout" svg:width="0.128cm" svg:height="0.17cm" svg:x="6.513cm" svg:y="9.871cm" svg:viewBox="0 0 129 171" svg:d="M129 124c0 5 0 13 0 17-5 5-9 9-9 13-4 4-8 4-13 9-4 0-8 4-17 4-4 4-8 4-12 4-9 0-13 0-17 0-13 0-22 0-30 0-14 0-22-4-31-4v-26c9 0 21 5 31 5 8 4 17 4 30 4 12 0 21-4 29-9 5-4 9-8 9-12 0-5 0-9 0-9 0-4-4-4-4-8-5 0-9-5-17-9-5 0-13-4-22-4-8-4-17-8-21-8-9-5-14-9-18-13-4 0-8-9-12-13 0-4 0-9 0-17 0-4 0-9 0-17 4-4 8-8 12-13s14-9 22-13c9-5 22-5 34-5 5 0 13 0 22 0 8 0 17 0 25 5v26c-8-4-17-4-25-4-9 0-17-4-22-4-8 0-12 4-21 4-4 0-8 0-8 4-5 0-9 4-9 4 0 4-4 9-4 9 0 4 4 8 4 8 0 4 4 4 4 9 5 4 9 4 17 8 5 0 13 5 22 5 8 4 17 8 25 12 4 0 13 5 13 9 4 4 8 8 13 12 0 5 0 13 0 17z">
          <text:p/>
        </draw:path>
        <draw:path draw:style-name="gr9" draw:text-style-name="P9" draw:layer="layout" svg:width="0.14cm" svg:height="0.17cm" svg:x="6.691cm" svg:y="9.871cm" svg:viewBox="0 0 141 171" svg:d="M112 171v-25c-9 12-18 16-26 21-8 4-21 4-30 4s-18 0-26 0c-4-4-13-9-17-13s-8-8-8-12c-5-9-5-13-5-22 0-17 9-29 22-38 12-8 30-12 56-12h34v-18c0-8-5-17-9-21-9-8-17-8-30-8-12 0-21 0-30 0-9 4-17 4-30 8v-26c4 0 9 0 13-4 4 0 12 0 17 0 4-5 9-5 13-5 9 0 13 0 17 0 13 0 21 0 30 5 9 0 13 4 21 8 5 5 9 10 13 18 0 8 4 13 4 25v115zM112 95h-39c-8 0-12 0-17 0-9 4-13 4-13 8-5 0-9 4-9 9 0 4-4 8-4 12 0 5 4 5 4 9s0 4 4 8c0 5 5 5 9 5 5 4 9 4 14 4 8 0 12-4 21-9 8-4 17-8 30-17z">
          <text:p/>
        </draw:path>
        <draw:path draw:style-name="gr9" draw:text-style-name="P9" draw:layer="layout" svg:width="0.157cm" svg:height="0.169cm" svg:x="6.874cm" svg:y="9.872cm" svg:viewBox="0 0 158 170" svg:d="M128 170v-119c0-8 0-12 0-12 0-5 0-9 0-9 0-4-5-4-5-4l-4-4c-4 0-4 4-8 4 0 0 0 4-5 4 0 4-4 9-8 13 0 4-4 13-8 17v110h-27v-119c0-4 0-8 0-12 0-5 0-9-4-9 0-4 0-4 0-4-4 0-4-4-4-4-5 0-5 4-9 4l-4 4c-4 4-4 9-8 13-5 4-5 13-9 17v110h-25v-170h21v34c4-8 4-12 8-16 5-6 5-10 9-10 4-4 4-8 8-8s9 0 13 0c8 0 18 0 22 8 4 4 4 14 4 26 5-4 5-8 9-12s4-10 8-14 4-4 9-8c4 0 8 0 12 0 22 0 35 18 35 47v123z">
          <text:p/>
        </draw:path>
        <draw:path draw:style-name="gr9" draw:text-style-name="P9" draw:layer="layout" svg:width="0.144cm" svg:height="0.238cm" svg:x="7.069cm" svg:y="9.871cm" svg:viewBox="0 0 145 239" svg:d="M145 81c0 17 0 30-5 42-4 9-12 17-21 26-4 8-13 13-25 17-9 4-21 4-30 4-8 0-13 0-17 0s-8 0-17-4v73h-30v-239h26l4 30c9-13 17-21 26-25 8-5 21-5 29-5 13 0 21 0 26 5 8 4 12 8 21 17 4 8 8 16 8 25 5 13 5 21 5 34zM115 85c0-8 0-17 0-25-4-9-4-13-9-17 0-9-4-13-8-13-4-4-13-4-17-4s-8 0-13 0c0 0-4 4-8 4-4 4-9 8-13 13-4 4-12 8-17 17v80c5 5 13 5 17 5 9 4 13 4 17 4 17 0 30-9 38-17 9-13 13-26 13-47z">
          <text:p/>
        </draw:path>
        <draw:polygon draw:style-name="gr9" draw:text-style-name="P9" draw:layer="layout" svg:width="0.132cm" svg:height="0.237cm" svg:x="7.259cm" svg:y="9.804cm" svg:viewBox="0 0 133 238" draw:points="56,25 5,25 5,0 86,0 86,213 133,213 133,238 0,238 0,213 56,213">
          <text:p/>
        </draw:polygon>
        <draw:path draw:style-name="gr9" draw:text-style-name="P9" draw:layer="layout" svg:width="0.149cm" svg:height="0.17cm" svg:x="7.437cm" svg:y="9.871cm" svg:viewBox="0 0 150 171" svg:d="M150 78c0 4 0 8 0 8 0 5 0 9 0 9h-120c0 17 4 29 14 42 13 9 25 13 42 13 4 0 9 0 17 0 4 0 9-4 13-4s8 0 12 0c5 0 9-5 13-5v26c-8 0-17 4-29 4-9 0-17 0-30 0s-25 0-38-4c-10-5-18-9-27-17-4-9-8-17-12-26-5-12-5-25-5-38 0-12 0-21 5-34 4-8 8-17 17-25 4-9 12-18 22-22 8-5 21-5 34-5 8 0 21 0 29 5 9 4 17 8 21 18 9 4 13 12 17 21 0 12 5 21 5 34zM120 74c0-9 0-13-4-22 0-4-4-8-9-13-4-8-8-8-12-12-5-4-13-4-22-4-4 0-8 0-16 4-5 4-9 4-13 8-4 9-4 13-10 17 0 9-4 13-4 22z">
          <text:p/>
        </draw:path>
        <draw:path draw:style-name="gr9" draw:text-style-name="P9" draw:layer="layout" svg:width="0.098cm" svg:height="0.08cm" svg:x="7.649cm" svg:y="9.804cm" svg:viewBox="0 0 99 81" svg:d="M34 0l-4 81h-25l-5-81zM99 0l-4 81h-26l-4-81z">
          <text:p/>
        </draw:path>
        <draw:path draw:style-name="gr7" draw:text-style-name="P7" draw:layer="layout" svg:width="0.081cm" svg:height="0.11cm" svg:x="7.831cm" svg:y="9.986cm" svg:viewBox="0 0 82 111" svg:d="M0 90c5 0 9 0 18-4 4 0 8 0 12-4 5 0 9-6 9-10 4-4 4-8 4-13 0-4 0-8 0-8-4-4-4-8-8-8 0-5-5-9-5-9 0-4 0-8 0-13 0 0 0-4 0-8 0 0 0-4 5-4 0-5 4-5 4-5 4-4 8-4 13-4s9 0 9 4c4 0 8 5 13 5 0 4 4 8 4 12 4 9 4 13 4 22 0 8-4 16-4 25-4 8-9 18-17 22-9 9-18 13-26 17-9 4-22 4-35 4z">
          <text:p/>
        </draw:path>
        <draw:path draw:style-name="gr8" draw:text-style-name="P8" draw:layer="layout" svg:width="0.139cm" svg:height="0.174cm" svg:x="4.636cm" svg:y="10.372cm" svg:viewBox="0 0 140 175" svg:d="M111 175v-26c-9 9-17 17-26 21-8 5-21 5-29 5-9 0-17 0-26-5-8 0-14-4-18-8s-8-9-8-17c-4-4-4-9-4-17 0-17 8-30 22-39 8-9 29-17 55-17h34v-13c0-8-4-17-13-25-4-4-13-9-25-9-13 0-22 5-30 5-9 4-17 4-31 8v-25c4 0 10-5 14-5s8 0 17-4c4 0 8 0 13 0 8 0 13-4 17-4 12 0 21 4 29 4 9 4 13 9 17 13 9 4 13 8 17 17 0 4 4 13 4 21v120zM111 98h-38c-9 0-13 0-17 0-9 0-13 5-13 9-4 0-9 4-9 8s-4 9-4 13 0 4 4 8c0 5 0 5 5 9 0 0 4 4 8 4s9 4 13 4 13-4 21-8c9-4 17-9 30-17z">
          <text:p/>
        </draw:path>
        <draw:polygon draw:style-name="gr8" draw:text-style-name="P8" draw:layer="layout" svg:width="0.136cm" svg:height="0.238cm" svg:x="4.83cm" svg:y="10.308cm" svg:viewBox="0 0 137 239" draw:points="56,27 9,27 9,0 85,0 85,213 137,213 137,239 0,239 0,213 56,213">
          <text:p/>
        </draw:polygon>
        <draw:path draw:style-name="gr8" draw:text-style-name="P8" draw:layer="layout" svg:width="0.149cm" svg:height="0.221cm" svg:x="5cm" svg:y="10.325cm" svg:viewBox="0 0 150 222" svg:d="M150 217c-5 0-13 5-22 5-4 0-12 0-21 0-22 0-35-5-47-13-9-13-13-26-13-47v-86h-47v-25h47v-47l25-4v51h78v25h-78v86c0 13 5 21 13 25 4 9 13 9 26 9 9 0 13 0 17 0 9 0 13 0 22-4z">
          <text:p/>
        </draw:path>
        <draw:path draw:style-name="gr8" draw:text-style-name="P8" draw:layer="layout" svg:width="0.149cm" svg:height="0.174cm" svg:x="5.195cm" svg:y="10.372cm" svg:viewBox="0 0 150 175" svg:d="M150 80c0 5 0 9 0 9 0 4 0 4 0 9h-120c0 17 4 30 13 38 12 9 26 17 43 17 4 0 9-4 13-4 8 0 12 0 17 0 4 0 8 0 12-4 5 0 9 0 13 0v21c-8 5-17 5-30 9-8 0-16 0-29 0s-27 0-39-4c-9-5-17-9-26-18-4-8-8-17-12-29-5-9-5-21-5-35 0-13 0-21 5-34 4-8 8-21 12-25 9-9 17-17 26-22 8-4 22-8 35-8 8 0 21 4 29 8 9 5 17 9 21 13 9 9 13 17 17 26 0 8 5 21 5 33zM120 76c0-8 0-17-4-21 0-4-5-13-9-17s-8-8-12-8c-5-5-13-5-22-5-4 0-12 0-18 5-4 0-8 4-12 8-5 4-9 13-9 17-4 4-4 13-4 21z">
          <text:p/>
        </draw:path>
        <draw:path draw:style-name="gr8" draw:text-style-name="P8" draw:layer="layout" svg:width="0.138cm" svg:height="0.174cm" svg:x="5.394cm" svg:y="10.372cm" svg:viewBox="0 0 139 175" svg:d="M0 4h27l4 30c8-9 17-17 25-26 13-4 22-8 30-8 17 0 30 8 42 17 9 12 13 29 9 50h-26c0-12-4-25-8-29-4-9-13-13-21-13-4 0-9 4-9 4-4 0-8 5-12 5-5 4-9 8-13 12-9 4-13 13-17 17v112h-31z">
          <text:p/>
        </draw:path>
        <draw:path draw:style-name="gr8" draw:text-style-name="P8" draw:layer="layout" svg:width="0.131cm" svg:height="0.174cm" svg:x="5.577cm" svg:y="10.371cm" svg:viewBox="0 0 132 175" svg:d="M0 5h25v30c4-9 9-13 13-17 4-5 8-5 12-9 5-4 13-4 17-4 5 0 9-5 13-5 17 0 30 9 38 18 10 8 14 25 14 46v111h-31v-111c0-13 0-21-4-25-4-9-13-13-21-13-4 0-9 0-13 4-4 0-4 0-8 5-5 4-9 4-13 12-4 4-8 9-17 13v115h-25z">
          <text:p/>
        </draw:path>
        <draw:path draw:style-name="gr8" draw:text-style-name="P8" draw:layer="layout" svg:width="0.135cm" svg:height="0.174cm" svg:x="5.759cm" svg:y="10.372cm" svg:viewBox="0 0 136 175" svg:d="M110 175v-26c-8 9-17 17-30 21-8 5-17 5-29 5-9 0-17 0-21-5-9 0-13-4-17-8-5-4-9-9-13-17 0-4 0-9 0-17 0-17 4-30 17-39s30-17 55-17h34v-13c0-8-4-17-9-25-4-4-17-9-29-9-9 0-17 5-26 5-12 4-21 4-29 8v-25c4 0 8-5 12-5 5 0 9 0 13-4 4 0 13 0 17 0s8-4 17-4c8 0 17 4 25 4 9 4 18 9 22 13 5 4 9 8 13 17 4 4 4 13 4 21v120zM106 98h-34c-9 0-17 0-21 0s-9 5-13 9c-4 0-4 4-8 8 0 4 0 9 0 13s0 4 0 8c0 5 4 5 4 9 4 0 8 4 8 4 5 0 9 4 13 4 8 0 17-4 25-8 9-4 17-9 26-17z">
          <text:p/>
        </draw:path>
        <draw:path draw:style-name="gr8" draw:text-style-name="P8" draw:layer="layout" svg:width="0.148cm" svg:height="0.221cm" svg:x="5.933cm" svg:y="10.325cm" svg:viewBox="0 0 149 222" svg:d="M149 217c-4 0-13 5-17 5-8 0-17 0-21 0-21 0-38-5-47-13-13-13-18-26-18-47v-85h-46v-26h46v-47l31-4v51h72v26h-72v85c0 13 4 21 8 26 9 8 17 8 30 8 4 0 9 0 17 0 4 0 13 0 17-4z">
          <text:p/>
        </draw:path>
        <draw:path draw:style-name="gr8" draw:text-style-name="P8" draw:layer="layout" svg:width="0.136cm" svg:height="0.237cm" svg:x="6.136cm" svg:y="10.308cm" svg:viewBox="0 0 137 238" svg:d="M56 94h-47v-25h77v144h51v25h-137v-25h56zM69 0c0 0 4 0 8 0 0 5 5 5 9 9 0 0 0 5 4 5 0 4 0 8 0 8 0 4 0 9 0 9-4 4-4 8-4 8-4 4-9 4-9 4-4 4-8 4-8 4-4 0-8 0-8-4-5 0-9 0-9-4-4 0-4-4-4-8-4 0-4-5-4-9 0 0 0-4 4-8 0 0 0-5 4-5 0-4 4-4 9-9 0 0 4 0 8 0z">
          <text:p/>
        </draw:path>
        <draw:polygon draw:style-name="gr8" draw:text-style-name="P8" draw:layer="layout" svg:width="0.165cm" svg:height="0.17cm" svg:x="6.306cm" svg:y="10.376cm" svg:viewBox="0 0 166 171" draw:points="0,0 33,0 77,111 86,141 94,111 132,0 166,0 102,171 68,171">
          <text:p/>
        </draw:polygon>
        <draw:path draw:style-name="gr8" draw:text-style-name="P8" draw:layer="layout" svg:width="0.148cm" svg:height="0.174cm" svg:x="6.501cm" svg:y="10.372cm" svg:viewBox="0 0 149 175" svg:d="M149 80c0 5 0 9 0 9 0 4 0 4 0 9h-116c0 17 5 30 13 38 9 9 21 17 43 17 5 0 9-4 13-4s9 0 13 0 8 0 13-4c4 0 8 0 12 0v21c-8 5-17 5-25 9-9 0-21 0-31 0-17 0-29 0-38-4-8-5-17-9-25-18-9-8-13-17-13-29-4-9-8-21-8-35 0-13 4-21 8-34 0-8 9-21 13-25 8-9 12-17 25-22 9-4 17-8 30-8s22 4 35 8c8 5 12 9 21 13 4 9 8 17 13 26 4 8 4 21 4 33zM119 76c0-8 0-17 0-21-4-4-4-13-8-17-5-4-9-8-17-8-5-5-10-5-18-5-9 0-13 0-17 5-4 0-9 4-13 8s-8 13-8 17c-5 4-5 13-5 21z">
          <text:p/>
        </draw:path>
        <draw:path draw:style-name="gr8" draw:text-style-name="P8" draw:layer="layout" svg:width="0.145cm" svg:height="0.085cm" svg:x="6.691cm" svg:y="10.41cm" svg:viewBox="0 0 146 86" svg:d="M146 25h-146v-25h146zM146 86h-146v-26h146z">
          <text:p/>
        </draw:path>
        <draw:path draw:style-name="gr9" draw:text-style-name="P9" draw:layer="layout" svg:width="0.102cm" svg:height="0.081cm" svg:x="6.899cm" svg:y="10.308cm" svg:viewBox="0 0 103 82" svg:d="M39 0l-4 82h-31l-4-82zM103 0l-5 82h-25l-8-82z">
          <text:p/>
        </draw:path>
        <draw:path draw:style-name="gr9" draw:text-style-name="P9" draw:layer="layout" svg:width="0.148cm" svg:height="0.221cm" svg:x="7.056cm" svg:y="10.325cm" svg:viewBox="0 0 149 222" svg:d="M149 217c-4 0-13 5-21 5-4 0-14 0-22 0-21 0-34-5-47-13-8-13-12-26-12-47v-86h-47v-25h47v-47l25-4v51h77v25h-77v86c0 13 4 21 13 25 4 9 12 9 25 9 8 0 14 0 18 0 8 0 13 0 21-4z">
          <text:p/>
        </draw:path>
        <draw:polygon draw:style-name="gr9" draw:text-style-name="P9" draw:layer="layout" svg:width="0.174cm" svg:height="0.169cm" svg:x="7.238cm" svg:y="10.376cm" svg:viewBox="0 0 175 170" draw:points="175,0 149,170 116,170 89,98 85,81 81,98 55,170 21,170 0,0 26,0 43,115 43,141 51,119 76,43 98,43 124,115 132,141 132,115 145,0">
          <text:p/>
        </draw:polygon>
        <draw:path draw:style-name="gr9" draw:text-style-name="P9" draw:layer="layout" svg:width="0.157cm" svg:height="0.174cm" svg:x="7.433cm" svg:y="10.372cm" svg:viewBox="0 0 158 175" svg:d="M158 89c0 14-4 22-9 35 0 8-8 21-12 25-10 9-18 17-27 21-8 5-21 5-34 5-12 0-21 0-33-5-9-4-17-8-22-17-8-8-12-17-17-25-4-13-4-25-4-39 0-13 0-26 4-34 5-13 9-21 17-30 9-8 17-12 26-17 8-4 21-8 34-8 12 0 21 4 29 8 13 5 17 9 27 17 8 5 12 13 17 26 0 8 4 21 4 38zM127 89c0-13 0-21-4-30-4-4-4-12-8-17-5-4-9-8-17-12-5 0-13-5-22-5-8 0-12 5-21 5-4 4-12 8-12 17-5 4-9 12-9 16-4 9-4 17-4 26s0 18 4 26c0 9 4 17 9 21 4 5 8 9 17 13 4 0 12 0 16 0 9 0 17 0 26-4 4-4 8-9 13-13 4-4 8-13 8-21 4-4 4-13 4-22z">
          <text:p/>
        </draw:path>
        <draw:path draw:style-name="gr9" draw:text-style-name="P9" draw:layer="layout" svg:width="0.055cm" svg:height="0.056cm" svg:x="7.671cm" svg:y="10.49cm" svg:viewBox="0 0 56 57" svg:d="M26 0c4 0 8 0 13 5 0 0 4 0 8 4 0 4 4 4 4 8 0 5 5 9 5 13s-5 4-5 9-4 9-4 9c-4 4-8 4-8 9-5 0-9 0-13 0s-9 0-9 0c-4-5-8-5-8-9-4 0-9-4-9-9s0-5 0-9 0-8 0-13c0-4 5-4 9-8 0-4 4-4 8-4 0-5 5-5 9-5z">
          <text:p/>
        </draw:path>
        <draw:path draw:style-name="gr9" draw:text-style-name="P9" draw:layer="layout" svg:width="0.127cm" svg:height="0.174cm" svg:x="7.823cm" svg:y="10.372cm" svg:viewBox="0 0 128 175" svg:d="M128 128c0 4 0 8-4 13 0 8-4 12-8 12-6 5-6 9-14 13-4 0-9 4-13 4s-8 5-17 5c-4 0-8 0-13 0-12 0-25 0-33 0-9 0-18-5-26-5v-29c8 4 17 8 26 8 12 0 21 0 29 0 13 0 26 0 30-4 8-4 13-9 13-17 0 0 0-4-5-9 0 0 0-4-4-4-4-4-8-4-13-8-4 0-12-4-25-9-4 0-13-5-17-5-8-4-13-8-17-13-4-4-9-8-13-12-4-5-4-13-4-17s0-13 4-17c0-4 4-9 9-17 8-4 13-9 21-9 13-4 21-8 34-8 8 0 17 4 21 4 9 0 17 0 27 4v26c-10-4-18-4-27-4-8-5-13-5-21-5-4 0-13 0-17 5-4 0-8 0-13 4-4 0-4 4-4 4-4 4-4 9-4 9 0 4 0 8 0 8 4 4 4 4 8 8 5 0 9 5 13 5 4 4 13 8 21 8 13 4 21 9 26 9 8 4 12 8 18 13 4 5 8 9 8 13 4 4 4 8 4 17z">
          <text:p/>
        </draw:path>
        <draw:path draw:style-name="gr9" draw:text-style-name="P9" draw:layer="layout" svg:width="0.136cm" svg:height="0.237cm" svg:x="8.005cm" svg:y="10.308cm" svg:viewBox="0 0 137 238" svg:d="M57 94h-48v-25h77v144h51v25h-137v-25h57zM69 0c0 0 4 0 9 0l4 5c4 4 4 4 8 9 0 4 0 4 0 8s0 4 0 9c-4 4-4 4-8 8l-4 4c-5 0-9 0-9 0-4 0-8 0-12 0l-5-4c-4-4-4-4-4-8-4-5-4-5-4-9s0-4 4-8c0-5 0-5 4-9l5-5c4 0 8 0 12 0z">
          <text:p/>
        </draw:path>
        <draw:path draw:style-name="gr9" draw:text-style-name="P9" draw:layer="layout" svg:width="0.14cm" svg:height="0.238cm" svg:x="8.183cm" svg:y="10.308cm" svg:viewBox="0 0 141 239" svg:d="M0 158c0-17 0-30 5-38 4-13 12-21 16-30 9-8 17-12 26-17 13-4 21-4 34-4 4 0 14 0 18 0s8 0 13 4v-73h29v239h-25v-34c-9 12-17 21-26 25-9 9-22 9-30 9-13 0-22 0-26-5-8-4-17-8-21-17-4-8-8-17-8-25-5-13-5-21-5-34zM30 154c0 21 4 38 8 46 5 9 13 13 26 13 8 0 13 0 21-8 10-5 18-17 27-30v-76c-5-4-9-4-13-4-9-5-14-5-18-5-17 0-30 9-38 17-9 9-13 26-13 47z">
          <text:p/>
        </draw:path>
        <draw:path draw:style-name="gr9" draw:text-style-name="P9" draw:layer="layout" svg:width="0.148cm" svg:height="0.174cm" svg:x="8.37cm" svg:y="10.372cm" svg:viewBox="0 0 149 175" svg:d="M149 80c0 5 0 9 0 9 0 4 0 4 0 9h-120c0 17 9 30 17 38 9 9 22 17 43 17 4 0 8-4 13-4 4 0 8 0 12 0 5 0 9 0 13-4 4 0 9 0 14 0v21c-10 4-18 4-27 9-12 0-21 0-29 0-17 0-30 0-39-5-12-4-21-8-25-17-8-8-13-17-17-29 0-9-4-21-4-35 0-13 4-21 8-34 0-8 5-21 13-25 8-9 13-17 25-22 9-4 17-8 30-8s21 4 30 8c13 5 17 9 25 13 5 9 10 17 14 26 4 8 4 21 4 33zM119 76c0-8 0-17 0-21-5-4-5-13-9-17s-8-8-17-8c-4-5-8-5-17-5-8 0-13 0-17 5-4 0-8 4-13 8-4 4-8 13-12 17 0 4 0 13-5 21z">
          <text:p/>
        </draw:path>
        <draw:path draw:style-name="gr9" draw:text-style-name="P9" draw:layer="layout" svg:width="0.14cm" svg:height="0.238cm" svg:x="8.556cm" svg:y="10.308cm" svg:viewBox="0 0 141 239" svg:d="M0 158c0-17 5-30 5-38 4-13 12-21 17-30 8-8 16-12 25-17 13-4 21-4 34-4 8 0 13 0 17 0s8 0 17 4v-73h26v239h-26v-34c-9 12-17 21-26 25-8 9-21 9-29 9-13 0-17 0-26-5-8-4-12-8-17-17-8-8-8-17-12-25-5-13-5-21-5-34zM30 154c0 21 4 38 8 46 9 9 17 13 26 13 8 0 17 0 25-8 5-5 13-17 26-30v-76c-9-4-13-4-17-4-4-5-13-5-17-5-17 0-30 9-38 17-9 9-13 26-13 47z">
          <text:p/>
        </draw:path>
        <draw:path draw:style-name="gr9" draw:text-style-name="P9" draw:layer="layout" svg:width="0.102cm" svg:height="0.081cm" svg:x="8.768cm" svg:y="10.308cm" svg:viewBox="0 0 103 82" svg:d="M38 0l-4 82h-29l-5-82zM103 0l-4 82h-31l-4-82z">
          <text:p/>
        </draw:path>
        <draw:path draw:style-name="gr7" draw:text-style-name="P7" draw:layer="layout" svg:width="0.093cm" svg:height="0.319cm" svg:x="8.955cm" svg:y="10.295cm" svg:viewBox="0 0 94 320" svg:d="M17 0c52 48 77 103 77 158 0 13 0 26 0 38-4 13-8 26-13 39-8 17-17 29-25 42-9 13-21 30-39 43l-17-17c22-22 39-43 52-68 8-22 12-47 12-72 0-55-21-102-64-14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8cm" fo:margin-left="3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9T10:42:56.125000000</dc:date>
    <meta:editing-duration>PT4M4S</meta:editing-duration>
    <meta:editing-cycles>1</meta:editing-cycles>
    <meta:document-statistic meta:object-count="6459"/>
    <meta:generator>LibreOffice/24.8.0.3$Windows_X86_64 LibreOffice_project/0bdf1299c94fe897b119f97f3c613e9dca6be583</meta:generator>
  </office:meta>
</office:document-meta>
</file>